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18.0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0.68mm"/>
    </style:style>
    <style:style style:name="co6" style:family="table-column">
      <style:table-column-properties fo:break-before="auto" style:column-width="81.63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54.19mm"/>
    </style:style>
    <style:style style:name="co9" style:family="table-column">
      <style:table-column-properties fo:break-before="auto" style:column-width="40.64mm"/>
    </style:style>
    <style:style style:name="co10" style:family="table-column">
      <style:table-column-properties fo:break-before="auto" style:column-width="64.7mm"/>
    </style:style>
    <style:style style:name="co11" style:family="table-column">
      <style:table-column-properties fo:break-before="auto" style:column-width="26.09mm"/>
    </style:style>
    <style:style style:name="co12" style:family="table-column">
      <style:table-column-properties fo:break-before="auto" style:column-width="36mm"/>
    </style:style>
    <style:style style:name="co13" style:family="table-column">
      <style:table-column-properties fo:break-before="auto" style:column-width="26.79mm"/>
    </style:style>
    <style:style style:name="co14" style:family="table-column">
      <style:table-column-properties fo:break-before="auto" style:column-width="28.59mm"/>
    </style:style>
    <style:style style:name="co15" style:family="table-column">
      <style:table-column-properties fo:break-before="auto" style:column-width="29.12mm"/>
    </style:style>
    <style:style style:name="co16" style:family="table-column">
      <style:table-column-properties fo:break-before="auto" style:column-width="26.41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28.36mm"/>
    </style:style>
    <style:style style:name="co19" style:family="table-column">
      <style:table-column-properties fo:break-before="auto" style:column-width="109.24mm"/>
    </style:style>
    <style:style style:name="co20" style:family="table-column">
      <style:table-column-properties fo:break-before="auto" style:column-width="72.25mm"/>
    </style:style>
    <style:style style:name="co21" style:family="table-column">
      <style:table-column-properties fo:break-before="auto" style:column-width="49.67mm"/>
    </style:style>
    <style:style style:name="co22" style:family="table-column">
      <style:table-column-properties fo:break-before="auto" style:column-width="60.66mm"/>
    </style:style>
    <style:style style:name="co23" style:family="table-column">
      <style:table-column-properties fo:break-before="auto" style:column-width="37.69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Excel_20_Built-in_20_Comma" style:data-style-name="N121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Comma" style:data-style-name="N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0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30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30">
      <style:table-cell-properties fo:background-color="#fff200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0" style:family="table-cell" style:parent-style-name="Default" style:data-style-name="N30">
      <style:table-cell-properties fo:background-color="#e0efd4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30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5" style:family="table-cell" style:parent-style-name="Default" style:data-style-name="N30">
      <style:table-cell-properties fo:background-color="#72bf44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1" style:family="table-cell" style:parent-style-name="Excel_20_Built-in_20_Comma" style:data-style-name="N0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100">
      <style:table-cell-properties fo:background-color="#e0efd4"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8" style:family="table-cell" style:parent-style-name="Default" style:data-style-name="N100">
      <style:table-cell-properties fo:background-color="#72bf44"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52" style:family="table-cell" style:parent-style-name="Excel_20_Built-in_20_Comma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bfbfb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7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127">
      <style:table-cell-properties fo:background-color="transparent"/>
      <style:text-properties style:font-name="Liberation Sans" fo:font-size="10pt" style:font-size-asian="10pt" style:font-size-complex="10pt"/>
    </style:style>
    <style:style style:name="ce34" style:family="table-cell" style:parent-style-name="Default" style:data-style-name="N127">
      <style:table-cell-properties fo:background-color="#fff200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27">
      <style:table-cell-properties fo:background-color="#e0efd4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127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27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 style:data-style-name="N127">
      <style:table-cell-properties fo:background-color="#72bf44"/>
      <style:text-properties style:font-name="Liberation Sans" fo:font-size="10pt" style:font-size-asian="10pt" style:font-size-complex="10pt"/>
    </style:style>
    <style:style style:name="ce5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fo:background-color="#fff200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37">
      <style:table-cell-properties fo:background-color="#e0efd4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bfbfb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ext-properties style:font-name="Liberation Sans" fo:font-size="10pt" style:font-size-asian="10pt" style:font-size-complex="10pt"/>
    </style:style>
    <style:style style:name="ce4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bfbfbf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3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bfbfbf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200"/>
      <style:text-properties style:font-name="Liberation Sans" fo:font-size="10pt" style:font-size-asian="10pt" style:font-size-complex="10pt"/>
    </style:style>
    <style:style style:name="ce6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100">
      <style:table-cell-properties fo:background-color="transparent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94" style:family="table-cell" style:parent-style-name="Default">
      <style:table-cell-properties fo:background-color="#e0efd4"/>
      <style:text-properties style:font-name="Liberation Sans" fo:font-size="10pt" style:font-size-asian="10pt" style:font-size-complex="10pt"/>
    </style:style>
    <style:style style:name="ce80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88" style:family="table-cell" style:parent-style-name="Default">
      <style:table-cell-properties fo:background-color="#72bf44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fo:background-color="transparent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03" style:family="table-cell" style:parent-style-name="Excel_20_Built-in_20_Comma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6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20_Built-in_20_Comma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6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Comma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06pt solid #bfbfb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06pt solid #bfbfb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6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Comma" style:data-style-name="N127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6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Comma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6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Comma" style:data-style-name="N3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6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30">
      <style:text-properties style:font-name="Liberation Sans" fo:font-size="10pt" style:font-size-asian="10pt" style:font-size-complex="10pt"/>
    </style:style>
    <style:style style:name="ce9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fo:font-style="normal" style:font-style-asian="normal" style:font-style-complex="normal"/>
    </style:style>
    <style:style style:name="ce114" style:family="table-cell" style:parent-style-name="Pivot_20_Table_20_Corner">
      <style:table-cell-properties fo:border-bottom="0.99pt solid #000000" fo:border-left="2.01pt solid #000000" fo:border-right="none" fo:border-top="2.01pt solid #000000"/>
    </style:style>
    <style:style style:name="ce115" style:family="table-cell" style:parent-style-name="Pivot_20_Table_20_Value">
      <style:table-cell-properties fo:border-bottom="2.01pt solid #000000" fo:border-left="2.01pt solid #000000" fo:border-right="none" fo:border-top="0.99pt solid #000000"/>
    </style:style>
    <style:style style:name="ce121" style:family="table-cell" style:parent-style-name="Default">
      <style:table-cell-properties fo:border="0.99pt solid #000000"/>
    </style:style>
    <style:style style:name="ce1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3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ce292" style:family="table-cell" style:parent-style-name="Default">
      <style:table-cell-properties fo:background-color="transparent"/>
      <style:text-properties style:use-window-font-color="true" style:font-name="Liberation Sans" fo:font-weight="bold" style:font-weight-asian="bold" style:font-weight-complex="bold"/>
    </style:style>
    <style:style style:name="ce293" style:family="table-cell" style:parent-style-name="Default">
      <style:table-cell-properties fo:background-color="transparent"/>
      <style:text-properties style:use-window-font-color="true"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aixa&quot;;&quot;Inter&quot;;&quot;Rec. próprios (Bradesco)&quot;;&quot;Rec. próprios (Itaú)&quot;)" table:allow-empty-cell="true" table:display-list="unsorted" table:base-cell-address="'Base de Dados'.I2">
          <table:error-message table:message-type="stop" table:display="true"/>
        </table:content-validation>
        <table:content-validation table:name="val2" table:condition="of:cell-content-is-in-list(&quot;Caixa&quot;;&quot;Banco&quot;)" table:allow-empty-cell="true" table:display-list="unsorted" table:base-cell-address="'Base de Dados'.I2">
          <table:error-message table:message-type="stop" table:display="true"/>
        </table:content-validation>
        <table:content-validation table:name="val3" table:condition="of:cell-content-is-in-list(&quot;À vista (dinheiro)&quot;;&quot;Cartão de débito&quot;;&quot;Cheque&quot;;&quot;Transferência&quot;;&quot;Boleto&quot;;&quot;Nota Fiscal&quot;;&quot;Outros&quot;;&quot;Cartão de crédito (1x)&quot;;&quot;Cartão de crédito (2x)&quot;;&quot;Cartão de crédito (3x)&quot;;&quot;Cartão de crédito (4x)&quot;;&quot;Cartão de crédito (5x)&quot;;&quot;Cartão de crédito (6x)&quot;;&quot;Cartão de crédito (7x)&quot;;&quot;Cartão de crédito (8x)&quot;;&quot;Cartão de crédito (9x)&quot;;&quot;Cartão de crédito (10x)&quot;;&quot;Cartão de crédito (11x)&quot;;&quot;Cartão de crédito (12x)&quot;)" table:allow-empty-cell="true" table:display-list="unsorted" table:base-cell-address="'Base de Dados'.J2">
          <table:help-message table:display="true"/>
          <table:error-message table:message-type="stop" table:display="true"/>
        </table:content-validation>
        <table:content-validation table:name="val4" table:condition="of:cell-content-is-in-list([$Contas.$A$2:$Contas.$A$54])" table:allow-empty-cell="true" table:display-list="unsorted" table:base-cell-address="'Base de Dados'.K341">
          <table:help-message table:display="true"/>
          <table:error-message table:message-type="stop" table:display="true"/>
        </table:content-validation>
      </table:content-validations>
      <table:table table:name="Base de Dado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7"/>
        <table:table-column table:style-name="co3" table:default-cell-style-name="ce33"/>
        <table:table-column table:style-name="co4" table:default-cell-style-name="ce23"/>
        <table:table-column table:style-name="co5" table:default-cell-style-name="ce85"/>
        <table:table-column table:style-name="co6" table:default-cell-style-name="ce85"/>
        <table:table-column table:style-name="co7" table:default-cell-style-name="ce23"/>
        <table:table-column table:style-name="co4" table:default-cell-style-name="ce33"/>
        <table:table-column table:style-name="co8" table:default-cell-style-name="ce95"/>
        <table:table-column table:style-name="co9" table:default-cell-style-name="ce85"/>
        <table:table-column table:style-name="co10" table:default-cell-style-name="ce85"/>
        <table:table-column table:style-name="co11" table:default-cell-style-name="ce85"/>
        <table:table-column table:style-name="co12" table:default-cell-style-name="ce85"/>
        <table:table-column table:style-name="co13" table:default-cell-style-name="ce85"/>
        <table:table-column table:style-name="co4" table:default-cell-style-name="ce42"/>
        <table:table-column table:style-name="co4" table:default-cell-style-name="ce85"/>
        <table:table-column table:style-name="co14" table:default-cell-style-name="ce85"/>
        <table:table-column table:style-name="co15" table:default-cell-style-name="ce85"/>
        <table:table-column table:style-name="co4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default-cell-style-name="ce72"/>
        <table:table-column table:style-name="co4" table:number-columns-repeated="1001" table:default-cell-style-name="ce85"/>
        <table:table-column table:style-name="co4" table:default-cell-style-name="Default"/>
        <table:table-row table:style-name="ro1">
          <table:table-cell table:style-name="ce2" office:value-type="string" calcext:value-type="string">
            <text:p>Data de Emissão</text:p>
          </table:table-cell>
          <table:table-cell table:style-name="ce31" office:value-type="string" calcext:value-type="string">
            <text:p>Documento</text:p>
          </table:table-cell>
          <table:table-cell table:style-name="ce52" office:value-type="string" office:string-value="Valor" calcext:value-type="string">
            <text:p><text:s/>Valor </text:p>
          </table:table-cell>
          <table:table-cell table:style-name="ce2" office:value-type="string" calcext:value-type="string">
            <text:p>Vencimento</text:p>
          </table:table-cell>
          <table:table-cell table:style-name="ce52" office:value-type="string" office:string-value="Fornecedor" calcext:value-type="string">
            <text:p><text:s/>Fornecedor </text:p>
          </table:table-cell>
          <table:table-cell table:style-name="ce52" office:value-type="string" office:string-value="Histórico" calcext:value-type="string">
            <text:p><text:s/>Histórico </text:p>
          </table:table-cell>
          <table:table-cell table:style-name="ce2" office:value-type="string" calcext:value-type="string">
            <text:p>Data de Pagamento</text:p>
          </table:table-cell>
          <table:table-cell table:style-name="ce52" office:value-type="string" office:string-value="Valor Pago" calcext:value-type="string">
            <text:p><text:s/>Valor Pago </text:p>
          </table:table-cell>
          <table:table-cell table:style-name="ce52" table:content-validation-name="val1" office:value-type="string" office:string-value="Banco" calcext:value-type="string">
            <text:p><text:s/>Banco </text:p>
          </table:table-cell>
          <table:table-cell table:style-name="ce31" office:value-type="string" calcext:value-type="string">
            <text:p>Tipo</text:p>
          </table:table-cell>
          <table:table-cell table:style-name="ce52" office:value-type="string" office:string-value="Conta" calcext:value-type="string">
            <text:p><text:s/>Conta </text:p>
          </table:table-cell>
          <table:table-cell table:style-name="ce52" office:value-type="string" office:string-value="Grupo" calcext:value-type="string">
            <text:p><text:s/>Grupo </text:p>
          </table:table-cell>
          <table:table-cell table:style-name="ce52" office:value-type="string" office:string-value="Sub Grupo" calcext:value-type="string">
            <text:p><text:s/>Sub Grupo </text:p>
          </table:table-cell>
          <table:table-cell table:style-name="ce52" office:value-type="string" office:string-value="Status" calcext:value-type="string">
            <text:p><text:s/>Status </text:p>
          </table:table-cell>
          <table:table-cell table:style-name="ce52" office:value-type="string" office:string-value="Juros" calcext:value-type="string">
            <text:p><text:s/>Juros </text:p>
          </table:table-cell>
          <table:table-cell table:style-name="ce52" office:value-type="string" office:string-value="Ano Emissão" calcext:value-type="string">
            <text:p><text:s/>Ano Emissão </text:p>
          </table:table-cell>
          <table:table-cell table:style-name="ce52" office:value-type="string" office:string-value="Ano Vencimento" calcext:value-type="string">
            <text:p><text:s/>Ano Vencimento </text:p>
          </table:table-cell>
          <table:table-cell table:style-name="ce52" office:value-type="string" office:string-value="Ano Pagamento" calcext:value-type="string">
            <text:p><text:s/>Ano Pagamento </text:p>
          </table:table-cell>
          <table:table-cell table:style-name="ce52" office:value-type="string" office:string-value="Mês Emissão" calcext:value-type="string">
            <text:p><text:s/>Mês Emissão </text:p>
          </table:table-cell>
          <table:table-cell table:style-name="ce52" office:value-type="string" office:string-value="Mês Vencimento" calcext:value-type="string">
            <text:p><text:s/>Mês Vencimento </text:p>
          </table:table-cell>
          <table:table-cell table:style-name="ce52" office:value-type="string" office:string-value="Mês Pagamento" calcext:value-type="string">
            <text:p><text:s/>Mês Pagamento </text:p>
          </table:table-cell>
          <table:table-cell table:style-name="ce52" office:value-type="string" office:string-value="Mês/Ano Vencimento" calcext:value-type="string">
            <text:p><text:s/>Mês/Ano Vencimento </text:p>
          </table:table-cell>
          <table:table-cell table:style-name="ce96" table:number-columns-repeated="1001"/>
          <table:table-cell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]=&quot;&quot;;&quot;&quot;;VLOOKUP([.K2];[Contas.$A$1:.$C$54];2;0))">
            <text:p><text:s text:c="2"/></text:p>
          </table:table-cell>
          <table:table-cell table:style-name="ce15" table:formula="of:=IF([.K2]=&quot;&quot;;&quot;&quot;;VLOOKUP([.K2];[Contas.$A$1:.$C$54];3;0))">
            <text:p><text:s text:c="2"/></text:p>
          </table:table-cell>
          <table:table-cell table:style-name="ce16" table:formula="of:=IF([.G2]&lt;&gt;&quot;&quot;;&quot;Pago&quot;;IF(AND([.G2]=&quot;&quot;;[.E2]&lt;&gt;&quot;&quot;;[.F2]&lt;&gt;&quot;&quot;;TODAY()&gt;=[.D2]);&quot;Vencido&quot;;IF(AND([.E2]=&quot;&quot;;[.F2]=&quot;&quot;;[.G2]=&quot;&quot;;[.H2]=&quot;&quot;);&quot;&quot;;&quot;A Vencer&quot;)))">
            <text:p><text:s text:c="2"/></text:p>
          </table:table-cell>
          <table:table-cell table:style-name="ce41" table:formula="of:=IF([.H2]=&quot;&quot;;&quot;&quot;;[.H2]-[.C2])">
            <text:p/>
          </table:table-cell>
          <table:table-cell table:style-name="ce62" table:formula="of:=IF([.A2]=&quot;&quot;;&quot;&quot;;TEXT(DATE(YEAR([.A2]);MONTH([.A2]);DAY([.A2]));&quot;AAAA&quot;))">
            <text:p/>
          </table:table-cell>
          <table:table-cell table:style-name="ce62" table:formula="of:=IF([.D2]=&quot;&quot;;&quot;&quot;;TEXT(DATE(YEAR([.D2]);MONTH([.D2]);DAY([.D2]));&quot;AAAA&quot;))">
            <text:p/>
          </table:table-cell>
          <table:table-cell table:style-name="ce62" table:formula="of:=IF([.G2]=&quot;&quot;;&quot;&quot;;TEXT(DATE(YEAR([.G2]);MONTH([.G2]);DAY([.G2]));&quot;AAAA&quot;))">
            <text:p/>
          </table:table-cell>
          <table:table-cell table:style-name="ce62" table:formula="of:=IF([.A2]=&quot;&quot;;&quot;&quot;;TEXT(DATE(YEAR([.A2]);MONTH([.A2]);DAY([.A2]));&quot;MMM&quot;))">
            <text:p/>
          </table:table-cell>
          <table:table-cell table:style-name="ce62" table:formula="of:=IF([.D2]=&quot;&quot;;&quot;&quot;;TEXT(DATE(YEAR([.D2]);MONTH([.D2]);DAY([.D2]));&quot;MMM&quot;))">
            <text:p/>
          </table:table-cell>
          <table:table-cell table:style-name="ce62" table:formula="of:=IF([.G2]=&quot;&quot;;&quot;&quot;;TEXT(DATE(YEAR([.G2]);MONTH([.G2]);DAY([.G2]));&quot;MMM&quot;))">
            <text:p/>
          </table:table-cell>
          <table:table-cell table:style-name="ce70" table:formula="of:=IF([.D2]=&quot;&quot;;&quot;&quot;;TEXT(DATE(YEAR([.D2]);MONTH([.D2]);DAY([.D2]));&quot;MMM/AA&quot;))">
            <text:p/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]=&quot;&quot;;&quot;&quot;;VLOOKUP([.K3];[Contas.$A$1:.$C$54];2;0))">
            <text:p><text:s text:c="2"/></text:p>
          </table:table-cell>
          <table:table-cell table:style-name="ce15" table:formula="of:=IF([.K3]=&quot;&quot;;&quot;&quot;;VLOOKUP([.K3];[Contas.$A$1:.$C$54];3;0))">
            <text:p><text:s text:c="2"/></text:p>
          </table:table-cell>
          <table:table-cell table:style-name="ce16" table:formula="of:=IF([.G3]&lt;&gt;&quot;&quot;;&quot;Pago&quot;;IF(AND([.G3]=&quot;&quot;;[.E3]&lt;&gt;&quot;&quot;;[.F3]&lt;&gt;&quot;&quot;;TODAY()&gt;=[.D3]);&quot;Vencido&quot;;IF(AND([.E3]=&quot;&quot;;[.F3]=&quot;&quot;;[.G3]=&quot;&quot;;[.H3]=&quot;&quot;);&quot;&quot;;&quot;A Vencer&quot;)))">
            <text:p><text:s text:c="2"/></text:p>
          </table:table-cell>
          <table:table-cell table:style-name="ce41" table:formula="of:=IF([.H3]=&quot;&quot;;&quot;&quot;;[.H3]-[.C3])">
            <text:p/>
          </table:table-cell>
          <table:table-cell table:style-name="ce62" table:formula="of:=IF([.A3]=&quot;&quot;;&quot;&quot;;TEXT(DATE(YEAR([.A3]);MONTH([.A3]);DAY([.A3]));&quot;AAAA&quot;))">
            <text:p/>
          </table:table-cell>
          <table:table-cell table:style-name="ce62" table:formula="of:=IF([.D3]=&quot;&quot;;&quot;&quot;;TEXT(DATE(YEAR([.D3]);MONTH([.D3]);DAY([.D3]));&quot;AAAA&quot;))">
            <text:p/>
          </table:table-cell>
          <table:table-cell table:style-name="ce62" table:formula="of:=IF([.G3]=&quot;&quot;;&quot;&quot;;TEXT(DATE(YEAR([.G3]);MONTH([.G3]);DAY([.G3]));&quot;AAAA&quot;))">
            <text:p/>
          </table:table-cell>
          <table:table-cell table:style-name="ce62" table:formula="of:=IF([.A3]=&quot;&quot;;&quot;&quot;;TEXT(DATE(YEAR([.A3]);MONTH([.A3]);DAY([.A3]));&quot;MMM&quot;))">
            <text:p/>
          </table:table-cell>
          <table:table-cell table:style-name="ce62" table:formula="of:=IF([.D3]=&quot;&quot;;&quot;&quot;;TEXT(DATE(YEAR([.D3]);MONTH([.D3]);DAY([.D3]));&quot;MMM&quot;))">
            <text:p/>
          </table:table-cell>
          <table:table-cell table:style-name="ce62" table:formula="of:=IF([.G3]=&quot;&quot;;&quot;&quot;;TEXT(DATE(YEAR([.G3]);MONTH([.G3]);DAY([.G3]));&quot;MMM&quot;))">
            <text:p/>
          </table:table-cell>
          <table:table-cell table:style-name="ce70" table:formula="of:=IF([.D3]=&quot;&quot;;&quot;&quot;;TEXT(DATE(YEAR([.D3]);MONTH([.D3]);DAY([.D3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]=&quot;&quot;;&quot;&quot;;VLOOKUP([.K4];[Contas.$A$1:.$C$54];2;0))">
            <text:p><text:s text:c="2"/></text:p>
          </table:table-cell>
          <table:table-cell table:style-name="ce15" table:formula="of:=IF([.K4]=&quot;&quot;;&quot;&quot;;VLOOKUP([.K4];[Contas.$A$1:.$C$54];3;0))">
            <text:p><text:s text:c="2"/></text:p>
          </table:table-cell>
          <table:table-cell table:style-name="ce16" table:formula="of:=IF([.G4]&lt;&gt;&quot;&quot;;&quot;Pago&quot;;IF(AND([.G4]=&quot;&quot;;[.E4]&lt;&gt;&quot;&quot;;[.F4]&lt;&gt;&quot;&quot;;TODAY()&gt;=[.D4]);&quot;Vencido&quot;;IF(AND([.E4]=&quot;&quot;;[.F4]=&quot;&quot;;[.G4]=&quot;&quot;;[.H4]=&quot;&quot;);&quot;&quot;;&quot;A Vencer&quot;)))">
            <text:p><text:s text:c="2"/></text:p>
          </table:table-cell>
          <table:table-cell table:style-name="ce41" table:formula="of:=IF([.H4]=&quot;&quot;;&quot;&quot;;[.H4]-[.C4])">
            <text:p/>
          </table:table-cell>
          <table:table-cell table:style-name="ce62" table:formula="of:=IF([.A4]=&quot;&quot;;&quot;&quot;;TEXT(DATE(YEAR([.A4]);MONTH([.A4]);DAY([.A4]));&quot;AAAA&quot;))">
            <text:p/>
          </table:table-cell>
          <table:table-cell table:style-name="ce62" table:formula="of:=IF([.D4]=&quot;&quot;;&quot;&quot;;TEXT(DATE(YEAR([.D4]);MONTH([.D4]);DAY([.D4]));&quot;AAAA&quot;))">
            <text:p/>
          </table:table-cell>
          <table:table-cell table:style-name="ce62" table:formula="of:=IF([.G4]=&quot;&quot;;&quot;&quot;;TEXT(DATE(YEAR([.G4]);MONTH([.G4]);DAY([.G4]));&quot;AAAA&quot;))">
            <text:p/>
          </table:table-cell>
          <table:table-cell table:style-name="ce62" table:formula="of:=IF([.A4]=&quot;&quot;;&quot;&quot;;TEXT(DATE(YEAR([.A4]);MONTH([.A4]);DAY([.A4]));&quot;MMM&quot;))">
            <text:p/>
          </table:table-cell>
          <table:table-cell table:style-name="ce62" table:formula="of:=IF([.D4]=&quot;&quot;;&quot;&quot;;TEXT(DATE(YEAR([.D4]);MONTH([.D4]);DAY([.D4]));&quot;MMM&quot;))">
            <text:p/>
          </table:table-cell>
          <table:table-cell table:style-name="ce62" table:formula="of:=IF([.G4]=&quot;&quot;;&quot;&quot;;TEXT(DATE(YEAR([.G4]);MONTH([.G4]);DAY([.G4]));&quot;MMM&quot;))">
            <text:p/>
          </table:table-cell>
          <table:table-cell table:style-name="ce70" table:formula="of:=IF([.D4]=&quot;&quot;;&quot;&quot;;TEXT(DATE(YEAR([.D4]);MONTH([.D4]);DAY([.D4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]=&quot;&quot;;&quot;&quot;;VLOOKUP([.K5];[Contas.$A$1:.$C$54];2;0))">
            <text:p><text:s text:c="2"/></text:p>
          </table:table-cell>
          <table:table-cell table:style-name="ce15" table:formula="of:=IF([.K5]=&quot;&quot;;&quot;&quot;;VLOOKUP([.K5];[Contas.$A$1:.$C$54];3;0))">
            <text:p><text:s text:c="2"/></text:p>
          </table:table-cell>
          <table:table-cell table:style-name="ce16" table:formula="of:=IF([.G5]&lt;&gt;&quot;&quot;;&quot;Pago&quot;;IF(AND([.G5]=&quot;&quot;;[.E5]&lt;&gt;&quot;&quot;;[.F5]&lt;&gt;&quot;&quot;;TODAY()&gt;=[.D5]);&quot;Vencido&quot;;IF(AND([.E5]=&quot;&quot;;[.F5]=&quot;&quot;;[.G5]=&quot;&quot;;[.H5]=&quot;&quot;);&quot;&quot;;&quot;A Vencer&quot;)))">
            <text:p><text:s text:c="2"/></text:p>
          </table:table-cell>
          <table:table-cell table:style-name="ce41" table:formula="of:=IF([.H5]=&quot;&quot;;&quot;&quot;;[.H5]-[.C5])">
            <text:p/>
          </table:table-cell>
          <table:table-cell table:style-name="ce62" table:formula="of:=IF([.A5]=&quot;&quot;;&quot;&quot;;TEXT(DATE(YEAR([.A5]);MONTH([.A5]);DAY([.A5]));&quot;AAAA&quot;))">
            <text:p/>
          </table:table-cell>
          <table:table-cell table:style-name="ce62" table:formula="of:=IF([.D5]=&quot;&quot;;&quot;&quot;;TEXT(DATE(YEAR([.D5]);MONTH([.D5]);DAY([.D5]));&quot;AAAA&quot;))">
            <text:p/>
          </table:table-cell>
          <table:table-cell table:style-name="ce62" table:formula="of:=IF([.G5]=&quot;&quot;;&quot;&quot;;TEXT(DATE(YEAR([.G5]);MONTH([.G5]);DAY([.G5]));&quot;AAAA&quot;))">
            <text:p/>
          </table:table-cell>
          <table:table-cell table:style-name="ce62" table:formula="of:=IF([.A5]=&quot;&quot;;&quot;&quot;;TEXT(DATE(YEAR([.A5]);MONTH([.A5]);DAY([.A5]));&quot;MMM&quot;))">
            <text:p/>
          </table:table-cell>
          <table:table-cell table:style-name="ce62" table:formula="of:=IF([.D5]=&quot;&quot;;&quot;&quot;;TEXT(DATE(YEAR([.D5]);MONTH([.D5]);DAY([.D5]));&quot;MMM&quot;))">
            <text:p/>
          </table:table-cell>
          <table:table-cell table:style-name="ce62" table:formula="of:=IF([.G5]=&quot;&quot;;&quot;&quot;;TEXT(DATE(YEAR([.G5]);MONTH([.G5]);DAY([.G5]));&quot;MMM&quot;))">
            <text:p/>
          </table:table-cell>
          <table:table-cell table:style-name="ce70" table:formula="of:=IF([.D5]=&quot;&quot;;&quot;&quot;;TEXT(DATE(YEAR([.D5]);MONTH([.D5]);DAY([.D5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]=&quot;&quot;;&quot;&quot;;VLOOKUP([.K6];[Contas.$A$1:.$C$54];2;0))">
            <text:p><text:s text:c="2"/></text:p>
          </table:table-cell>
          <table:table-cell table:style-name="ce15" table:formula="of:=IF([.K6]=&quot;&quot;;&quot;&quot;;VLOOKUP([.K6];[Contas.$A$1:.$C$54];3;0))">
            <text:p><text:s text:c="2"/></text:p>
          </table:table-cell>
          <table:table-cell table:style-name="ce16" table:formula="of:=IF([.G6]&lt;&gt;&quot;&quot;;&quot;Pago&quot;;IF(AND([.G6]=&quot;&quot;;[.E6]&lt;&gt;&quot;&quot;;[.F6]&lt;&gt;&quot;&quot;;TODAY()&gt;=[.D6]);&quot;Vencido&quot;;IF(AND([.E6]=&quot;&quot;;[.F6]=&quot;&quot;;[.G6]=&quot;&quot;;[.H6]=&quot;&quot;);&quot;&quot;;&quot;A Vencer&quot;)))">
            <text:p><text:s text:c="2"/></text:p>
          </table:table-cell>
          <table:table-cell table:style-name="ce41" table:formula="of:=IF([.H6]=&quot;&quot;;&quot;&quot;;[.H6]-[.C6])">
            <text:p/>
          </table:table-cell>
          <table:table-cell table:style-name="ce62" table:formula="of:=IF([.A6]=&quot;&quot;;&quot;&quot;;TEXT(DATE(YEAR([.A6]);MONTH([.A6]);DAY([.A6]));&quot;AAAA&quot;))">
            <text:p/>
          </table:table-cell>
          <table:table-cell table:style-name="ce62" table:formula="of:=IF([.D6]=&quot;&quot;;&quot;&quot;;TEXT(DATE(YEAR([.D6]);MONTH([.D6]);DAY([.D6]));&quot;AAAA&quot;))">
            <text:p/>
          </table:table-cell>
          <table:table-cell table:style-name="ce62" table:formula="of:=IF([.G6]=&quot;&quot;;&quot;&quot;;TEXT(DATE(YEAR([.G6]);MONTH([.G6]);DAY([.G6]));&quot;AAAA&quot;))">
            <text:p/>
          </table:table-cell>
          <table:table-cell table:style-name="ce62" table:formula="of:=IF([.A6]=&quot;&quot;;&quot;&quot;;TEXT(DATE(YEAR([.A6]);MONTH([.A6]);DAY([.A6]));&quot;MMM&quot;))">
            <text:p/>
          </table:table-cell>
          <table:table-cell table:style-name="ce62" table:formula="of:=IF([.D6]=&quot;&quot;;&quot;&quot;;TEXT(DATE(YEAR([.D6]);MONTH([.D6]);DAY([.D6]));&quot;MMM&quot;))">
            <text:p/>
          </table:table-cell>
          <table:table-cell table:style-name="ce62" table:formula="of:=IF([.G6]=&quot;&quot;;&quot;&quot;;TEXT(DATE(YEAR([.G6]);MONTH([.G6]);DAY([.G6]));&quot;MMM&quot;))">
            <text:p/>
          </table:table-cell>
          <table:table-cell table:style-name="ce70" table:formula="of:=IF([.D6]=&quot;&quot;;&quot;&quot;;TEXT(DATE(YEAR([.D6]);MONTH([.D6]);DAY([.D6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]=&quot;&quot;;&quot;&quot;;VLOOKUP([.K7];[Contas.$A$1:.$C$54];2;0))">
            <text:p><text:s text:c="2"/></text:p>
          </table:table-cell>
          <table:table-cell table:style-name="ce15" table:formula="of:=IF([.K7]=&quot;&quot;;&quot;&quot;;VLOOKUP([.K7];[Contas.$A$1:.$C$54];3;0))">
            <text:p><text:s text:c="2"/></text:p>
          </table:table-cell>
          <table:table-cell table:style-name="ce16" table:formula="of:=IF([.G7]&lt;&gt;&quot;&quot;;&quot;Pago&quot;;IF(AND([.G7]=&quot;&quot;;[.E7]&lt;&gt;&quot;&quot;;[.F7]&lt;&gt;&quot;&quot;;TODAY()&gt;=[.D7]);&quot;Vencido&quot;;IF(AND([.E7]=&quot;&quot;;[.F7]=&quot;&quot;;[.G7]=&quot;&quot;;[.H7]=&quot;&quot;);&quot;&quot;;&quot;A Vencer&quot;)))">
            <text:p><text:s text:c="2"/></text:p>
          </table:table-cell>
          <table:table-cell table:style-name="ce41" table:formula="of:=IF([.H7]=&quot;&quot;;&quot;&quot;;[.H7]-[.C7])">
            <text:p/>
          </table:table-cell>
          <table:table-cell table:style-name="ce62" table:formula="of:=IF([.A7]=&quot;&quot;;&quot;&quot;;TEXT(DATE(YEAR([.A7]);MONTH([.A7]);DAY([.A7]));&quot;AAAA&quot;))">
            <text:p/>
          </table:table-cell>
          <table:table-cell table:style-name="ce62" table:formula="of:=IF([.D7]=&quot;&quot;;&quot;&quot;;TEXT(DATE(YEAR([.D7]);MONTH([.D7]);DAY([.D7]));&quot;AAAA&quot;))">
            <text:p/>
          </table:table-cell>
          <table:table-cell table:style-name="ce62" table:formula="of:=IF([.G7]=&quot;&quot;;&quot;&quot;;TEXT(DATE(YEAR([.G7]);MONTH([.G7]);DAY([.G7]));&quot;AAAA&quot;))">
            <text:p/>
          </table:table-cell>
          <table:table-cell table:style-name="ce62" table:formula="of:=IF([.A7]=&quot;&quot;;&quot;&quot;;TEXT(DATE(YEAR([.A7]);MONTH([.A7]);DAY([.A7]));&quot;MMM&quot;))">
            <text:p/>
          </table:table-cell>
          <table:table-cell table:style-name="ce62" table:formula="of:=IF([.D7]=&quot;&quot;;&quot;&quot;;TEXT(DATE(YEAR([.D7]);MONTH([.D7]);DAY([.D7]));&quot;MMM&quot;))">
            <text:p/>
          </table:table-cell>
          <table:table-cell table:style-name="ce62" table:formula="of:=IF([.G7]=&quot;&quot;;&quot;&quot;;TEXT(DATE(YEAR([.G7]);MONTH([.G7]);DAY([.G7]));&quot;MMM&quot;))">
            <text:p/>
          </table:table-cell>
          <table:table-cell table:style-name="ce70" table:formula="of:=IF([.D7]=&quot;&quot;;&quot;&quot;;TEXT(DATE(YEAR([.D7]);MONTH([.D7]);DAY([.D7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]=&quot;&quot;;&quot;&quot;;VLOOKUP([.K8];[Contas.$A$1:.$C$54];2;0))">
            <text:p><text:s text:c="2"/></text:p>
          </table:table-cell>
          <table:table-cell table:style-name="ce15" table:formula="of:=IF([.K8]=&quot;&quot;;&quot;&quot;;VLOOKUP([.K8];[Contas.$A$1:.$C$54];3;0))">
            <text:p><text:s text:c="2"/></text:p>
          </table:table-cell>
          <table:table-cell table:style-name="ce16" table:formula="of:=IF([.G8]&lt;&gt;&quot;&quot;;&quot;Pago&quot;;IF(AND([.G8]=&quot;&quot;;[.E8]&lt;&gt;&quot;&quot;;[.F8]&lt;&gt;&quot;&quot;;TODAY()&gt;=[.D8]);&quot;Vencido&quot;;IF(AND([.E8]=&quot;&quot;;[.F8]=&quot;&quot;;[.G8]=&quot;&quot;;[.H8]=&quot;&quot;);&quot;&quot;;&quot;A Vencer&quot;)))">
            <text:p><text:s text:c="2"/></text:p>
          </table:table-cell>
          <table:table-cell table:style-name="ce41" table:formula="of:=IF([.H8]=&quot;&quot;;&quot;&quot;;[.H8]-[.C8])">
            <text:p/>
          </table:table-cell>
          <table:table-cell table:style-name="ce62" table:formula="of:=IF([.A8]=&quot;&quot;;&quot;&quot;;TEXT(DATE(YEAR([.A8]);MONTH([.A8]);DAY([.A8]));&quot;AAAA&quot;))">
            <text:p/>
          </table:table-cell>
          <table:table-cell table:style-name="ce62" table:formula="of:=IF([.D8]=&quot;&quot;;&quot;&quot;;TEXT(DATE(YEAR([.D8]);MONTH([.D8]);DAY([.D8]));&quot;AAAA&quot;))">
            <text:p/>
          </table:table-cell>
          <table:table-cell table:style-name="ce62" table:formula="of:=IF([.G8]=&quot;&quot;;&quot;&quot;;TEXT(DATE(YEAR([.G8]);MONTH([.G8]);DAY([.G8]));&quot;AAAA&quot;))">
            <text:p/>
          </table:table-cell>
          <table:table-cell table:style-name="ce62" table:formula="of:=IF([.A8]=&quot;&quot;;&quot;&quot;;TEXT(DATE(YEAR([.A8]);MONTH([.A8]);DAY([.A8]));&quot;MMM&quot;))">
            <text:p/>
          </table:table-cell>
          <table:table-cell table:style-name="ce62" table:formula="of:=IF([.D8]=&quot;&quot;;&quot;&quot;;TEXT(DATE(YEAR([.D8]);MONTH([.D8]);DAY([.D8]));&quot;MMM&quot;))">
            <text:p/>
          </table:table-cell>
          <table:table-cell table:style-name="ce62" table:formula="of:=IF([.G8]=&quot;&quot;;&quot;&quot;;TEXT(DATE(YEAR([.G8]);MONTH([.G8]);DAY([.G8]));&quot;MMM&quot;))">
            <text:p/>
          </table:table-cell>
          <table:table-cell table:style-name="ce70" table:formula="of:=IF([.D8]=&quot;&quot;;&quot;&quot;;TEXT(DATE(YEAR([.D8]);MONTH([.D8]);DAY([.D8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]=&quot;&quot;;&quot;&quot;;VLOOKUP([.K9];[Contas.$A$1:.$C$54];2;0))">
            <text:p><text:s text:c="2"/></text:p>
          </table:table-cell>
          <table:table-cell table:style-name="ce15" table:formula="of:=IF([.K9]=&quot;&quot;;&quot;&quot;;VLOOKUP([.K9];[Contas.$A$1:.$C$54];3;0))">
            <text:p><text:s text:c="2"/></text:p>
          </table:table-cell>
          <table:table-cell table:style-name="ce16" table:formula="of:=IF([.G9]&lt;&gt;&quot;&quot;;&quot;Pago&quot;;IF(AND([.G9]=&quot;&quot;;[.E9]&lt;&gt;&quot;&quot;;[.F9]&lt;&gt;&quot;&quot;;TODAY()&gt;=[.D9]);&quot;Vencido&quot;;IF(AND([.E9]=&quot;&quot;;[.F9]=&quot;&quot;;[.G9]=&quot;&quot;;[.H9]=&quot;&quot;);&quot;&quot;;&quot;A Vencer&quot;)))">
            <text:p><text:s text:c="2"/></text:p>
          </table:table-cell>
          <table:table-cell table:style-name="ce41" table:formula="of:=IF([.H9]=&quot;&quot;;&quot;&quot;;[.H9]-[.C9])">
            <text:p/>
          </table:table-cell>
          <table:table-cell table:style-name="ce62" table:formula="of:=IF([.A9]=&quot;&quot;;&quot;&quot;;TEXT(DATE(YEAR([.A9]);MONTH([.A9]);DAY([.A9]));&quot;AAAA&quot;))">
            <text:p/>
          </table:table-cell>
          <table:table-cell table:style-name="ce62" table:formula="of:=IF([.D9]=&quot;&quot;;&quot;&quot;;TEXT(DATE(YEAR([.D9]);MONTH([.D9]);DAY([.D9]));&quot;AAAA&quot;))">
            <text:p/>
          </table:table-cell>
          <table:table-cell table:style-name="ce62" table:formula="of:=IF([.G9]=&quot;&quot;;&quot;&quot;;TEXT(DATE(YEAR([.G9]);MONTH([.G9]);DAY([.G9]));&quot;AAAA&quot;))">
            <text:p/>
          </table:table-cell>
          <table:table-cell table:style-name="ce62" table:formula="of:=IF([.A9]=&quot;&quot;;&quot;&quot;;TEXT(DATE(YEAR([.A9]);MONTH([.A9]);DAY([.A9]));&quot;MMM&quot;))">
            <text:p/>
          </table:table-cell>
          <table:table-cell table:style-name="ce62" table:formula="of:=IF([.D9]=&quot;&quot;;&quot;&quot;;TEXT(DATE(YEAR([.D9]);MONTH([.D9]);DAY([.D9]));&quot;MMM&quot;))">
            <text:p/>
          </table:table-cell>
          <table:table-cell table:style-name="ce62" table:formula="of:=IF([.G9]=&quot;&quot;;&quot;&quot;;TEXT(DATE(YEAR([.G9]);MONTH([.G9]);DAY([.G9]));&quot;MMM&quot;))">
            <text:p/>
          </table:table-cell>
          <table:table-cell table:style-name="ce70" table:formula="of:=IF([.D9]=&quot;&quot;;&quot;&quot;;TEXT(DATE(YEAR([.D9]);MONTH([.D9]);DAY([.D9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]=&quot;&quot;;&quot;&quot;;VLOOKUP([.K10];[Contas.$A$1:.$C$54];2;0))">
            <text:p><text:s text:c="2"/></text:p>
          </table:table-cell>
          <table:table-cell table:style-name="ce15" table:formula="of:=IF([.K10]=&quot;&quot;;&quot;&quot;;VLOOKUP([.K10];[Contas.$A$1:.$C$54];3;0))">
            <text:p><text:s text:c="2"/></text:p>
          </table:table-cell>
          <table:table-cell table:style-name="ce16" table:formula="of:=IF([.G10]&lt;&gt;&quot;&quot;;&quot;Pago&quot;;IF(AND([.G10]=&quot;&quot;;[.E10]&lt;&gt;&quot;&quot;;[.F10]&lt;&gt;&quot;&quot;;TODAY()&gt;=[.D10]);&quot;Vencido&quot;;IF(AND([.E10]=&quot;&quot;;[.F10]=&quot;&quot;;[.G10]=&quot;&quot;;[.H10]=&quot;&quot;);&quot;&quot;;&quot;A Vencer&quot;)))">
            <text:p><text:s text:c="2"/></text:p>
          </table:table-cell>
          <table:table-cell table:style-name="ce41" table:formula="of:=IF([.H10]=&quot;&quot;;&quot;&quot;;[.H10]-[.C10])">
            <text:p/>
          </table:table-cell>
          <table:table-cell table:style-name="ce62" table:formula="of:=IF([.A10]=&quot;&quot;;&quot;&quot;;TEXT(DATE(YEAR([.A10]);MONTH([.A10]);DAY([.A10]));&quot;AAAA&quot;))">
            <text:p/>
          </table:table-cell>
          <table:table-cell table:style-name="ce62" table:formula="of:=IF([.D10]=&quot;&quot;;&quot;&quot;;TEXT(DATE(YEAR([.D10]);MONTH([.D10]);DAY([.D10]));&quot;AAAA&quot;))">
            <text:p/>
          </table:table-cell>
          <table:table-cell table:style-name="ce62" table:formula="of:=IF([.G10]=&quot;&quot;;&quot;&quot;;TEXT(DATE(YEAR([.G10]);MONTH([.G10]);DAY([.G10]));&quot;AAAA&quot;))">
            <text:p/>
          </table:table-cell>
          <table:table-cell table:style-name="ce62" table:formula="of:=IF([.A10]=&quot;&quot;;&quot;&quot;;TEXT(DATE(YEAR([.A10]);MONTH([.A10]);DAY([.A10]));&quot;MMM&quot;))">
            <text:p/>
          </table:table-cell>
          <table:table-cell table:style-name="ce62" table:formula="of:=IF([.D10]=&quot;&quot;;&quot;&quot;;TEXT(DATE(YEAR([.D10]);MONTH([.D10]);DAY([.D10]));&quot;MMM&quot;))">
            <text:p/>
          </table:table-cell>
          <table:table-cell table:style-name="ce62" table:formula="of:=IF([.G10]=&quot;&quot;;&quot;&quot;;TEXT(DATE(YEAR([.G10]);MONTH([.G10]);DAY([.G10]));&quot;MMM&quot;))">
            <text:p/>
          </table:table-cell>
          <table:table-cell table:style-name="ce70" table:formula="of:=IF([.D10]=&quot;&quot;;&quot;&quot;;TEXT(DATE(YEAR([.D10]);MONTH([.D10]);DAY([.D10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]=&quot;&quot;;&quot;&quot;;VLOOKUP([.K11];[Contas.$A$1:.$C$54];2;0))">
            <text:p><text:s text:c="2"/></text:p>
          </table:table-cell>
          <table:table-cell table:style-name="ce15" table:formula="of:=IF([.K11]=&quot;&quot;;&quot;&quot;;VLOOKUP([.K11];[Contas.$A$1:.$C$54];3;0))">
            <text:p><text:s text:c="2"/></text:p>
          </table:table-cell>
          <table:table-cell table:style-name="ce16" table:formula="of:=IF([.G11]&lt;&gt;&quot;&quot;;&quot;Pago&quot;;IF(AND([.G11]=&quot;&quot;;[.E11]&lt;&gt;&quot;&quot;;[.F11]&lt;&gt;&quot;&quot;;TODAY()&gt;=[.D11]);&quot;Vencido&quot;;IF(AND([.E11]=&quot;&quot;;[.F11]=&quot;&quot;;[.G11]=&quot;&quot;;[.H11]=&quot;&quot;);&quot;&quot;;&quot;A Vencer&quot;)))">
            <text:p><text:s text:c="2"/></text:p>
          </table:table-cell>
          <table:table-cell table:style-name="ce41" table:formula="of:=IF([.H11]=&quot;&quot;;&quot;&quot;;[.H11]-[.C11])">
            <text:p/>
          </table:table-cell>
          <table:table-cell table:style-name="ce62" table:formula="of:=IF([.A11]=&quot;&quot;;&quot;&quot;;TEXT(DATE(YEAR([.A11]);MONTH([.A11]);DAY([.A11]));&quot;AAAA&quot;))">
            <text:p/>
          </table:table-cell>
          <table:table-cell table:style-name="ce62" table:formula="of:=IF([.D11]=&quot;&quot;;&quot;&quot;;TEXT(DATE(YEAR([.D11]);MONTH([.D11]);DAY([.D11]));&quot;AAAA&quot;))">
            <text:p/>
          </table:table-cell>
          <table:table-cell table:style-name="ce62" table:formula="of:=IF([.G11]=&quot;&quot;;&quot;&quot;;TEXT(DATE(YEAR([.G11]);MONTH([.G11]);DAY([.G11]));&quot;AAAA&quot;))">
            <text:p/>
          </table:table-cell>
          <table:table-cell table:style-name="ce62" table:formula="of:=IF([.A11]=&quot;&quot;;&quot;&quot;;TEXT(DATE(YEAR([.A11]);MONTH([.A11]);DAY([.A11]));&quot;MMM&quot;))">
            <text:p/>
          </table:table-cell>
          <table:table-cell table:style-name="ce62" table:formula="of:=IF([.D11]=&quot;&quot;;&quot;&quot;;TEXT(DATE(YEAR([.D11]);MONTH([.D11]);DAY([.D11]));&quot;MMM&quot;))">
            <text:p/>
          </table:table-cell>
          <table:table-cell table:style-name="ce62" table:formula="of:=IF([.G11]=&quot;&quot;;&quot;&quot;;TEXT(DATE(YEAR([.G11]);MONTH([.G11]);DAY([.G11]));&quot;MMM&quot;))">
            <text:p/>
          </table:table-cell>
          <table:table-cell table:style-name="ce70" table:formula="of:=IF([.D11]=&quot;&quot;;&quot;&quot;;TEXT(DATE(YEAR([.D11]);MONTH([.D11]);DAY([.D11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]=&quot;&quot;;&quot;&quot;;VLOOKUP([.K12];[Contas.$A$1:.$C$54];2;0))">
            <text:p><text:s text:c="2"/></text:p>
          </table:table-cell>
          <table:table-cell table:style-name="ce15" table:formula="of:=IF([.K12]=&quot;&quot;;&quot;&quot;;VLOOKUP([.K12];[Contas.$A$1:.$C$54];3;0))">
            <text:p><text:s text:c="2"/></text:p>
          </table:table-cell>
          <table:table-cell table:style-name="ce16" table:formula="of:=IF([.G12]&lt;&gt;&quot;&quot;;&quot;Pago&quot;;IF(AND([.G12]=&quot;&quot;;[.E12]&lt;&gt;&quot;&quot;;[.F12]&lt;&gt;&quot;&quot;;TODAY()&gt;=[.D12]);&quot;Vencido&quot;;IF(AND([.E12]=&quot;&quot;;[.F12]=&quot;&quot;;[.G12]=&quot;&quot;;[.H12]=&quot;&quot;);&quot;&quot;;&quot;A Vencer&quot;)))">
            <text:p><text:s text:c="2"/></text:p>
          </table:table-cell>
          <table:table-cell table:style-name="ce41" table:formula="of:=IF([.H12]=&quot;&quot;;&quot;&quot;;[.H12]-[.C12])">
            <text:p/>
          </table:table-cell>
          <table:table-cell table:style-name="ce62" table:formula="of:=IF([.A12]=&quot;&quot;;&quot;&quot;;TEXT(DATE(YEAR([.A12]);MONTH([.A12]);DAY([.A12]));&quot;AAAA&quot;))">
            <text:p/>
          </table:table-cell>
          <table:table-cell table:style-name="ce62" table:formula="of:=IF([.D12]=&quot;&quot;;&quot;&quot;;TEXT(DATE(YEAR([.D12]);MONTH([.D12]);DAY([.D12]));&quot;AAAA&quot;))">
            <text:p/>
          </table:table-cell>
          <table:table-cell table:style-name="ce62" table:formula="of:=IF([.G12]=&quot;&quot;;&quot;&quot;;TEXT(DATE(YEAR([.G12]);MONTH([.G12]);DAY([.G12]));&quot;AAAA&quot;))">
            <text:p/>
          </table:table-cell>
          <table:table-cell table:style-name="ce62" table:formula="of:=IF([.A12]=&quot;&quot;;&quot;&quot;;TEXT(DATE(YEAR([.A12]);MONTH([.A12]);DAY([.A12]));&quot;MMM&quot;))">
            <text:p/>
          </table:table-cell>
          <table:table-cell table:style-name="ce62" table:formula="of:=IF([.D12]=&quot;&quot;;&quot;&quot;;TEXT(DATE(YEAR([.D12]);MONTH([.D12]);DAY([.D12]));&quot;MMM&quot;))">
            <text:p/>
          </table:table-cell>
          <table:table-cell table:style-name="ce62" table:formula="of:=IF([.G12]=&quot;&quot;;&quot;&quot;;TEXT(DATE(YEAR([.G12]);MONTH([.G12]);DAY([.G12]));&quot;MMM&quot;))">
            <text:p/>
          </table:table-cell>
          <table:table-cell table:style-name="ce70" table:formula="of:=IF([.D12]=&quot;&quot;;&quot;&quot;;TEXT(DATE(YEAR([.D12]);MONTH([.D12]);DAY([.D12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]=&quot;&quot;;&quot;&quot;;VLOOKUP([.K13];[Contas.$A$1:.$C$54];2;0))">
            <text:p><text:s text:c="2"/></text:p>
          </table:table-cell>
          <table:table-cell table:style-name="ce15" table:formula="of:=IF([.K13]=&quot;&quot;;&quot;&quot;;VLOOKUP([.K13];[Contas.$A$1:.$C$54];3;0))">
            <text:p><text:s text:c="2"/></text:p>
          </table:table-cell>
          <table:table-cell table:style-name="ce16" table:formula="of:=IF([.G13]&lt;&gt;&quot;&quot;;&quot;Pago&quot;;IF(AND([.G13]=&quot;&quot;;[.E13]&lt;&gt;&quot;&quot;;[.F13]&lt;&gt;&quot;&quot;;TODAY()&gt;=[.D13]);&quot;Vencido&quot;;IF(AND([.E13]=&quot;&quot;;[.F13]=&quot;&quot;;[.G13]=&quot;&quot;;[.H13]=&quot;&quot;);&quot;&quot;;&quot;A Vencer&quot;)))">
            <text:p><text:s text:c="2"/></text:p>
          </table:table-cell>
          <table:table-cell table:style-name="ce41" table:formula="of:=IF([.H13]=&quot;&quot;;&quot;&quot;;[.H13]-[.C13])">
            <text:p/>
          </table:table-cell>
          <table:table-cell table:style-name="ce62" table:formula="of:=IF([.A13]=&quot;&quot;;&quot;&quot;;TEXT(DATE(YEAR([.A13]);MONTH([.A13]);DAY([.A13]));&quot;AAAA&quot;))">
            <text:p/>
          </table:table-cell>
          <table:table-cell table:style-name="ce62" table:formula="of:=IF([.D13]=&quot;&quot;;&quot;&quot;;TEXT(DATE(YEAR([.D13]);MONTH([.D13]);DAY([.D13]));&quot;AAAA&quot;))">
            <text:p/>
          </table:table-cell>
          <table:table-cell table:style-name="ce62" table:formula="of:=IF([.G13]=&quot;&quot;;&quot;&quot;;TEXT(DATE(YEAR([.G13]);MONTH([.G13]);DAY([.G13]));&quot;AAAA&quot;))">
            <text:p/>
          </table:table-cell>
          <table:table-cell table:style-name="ce62" table:formula="of:=IF([.A13]=&quot;&quot;;&quot;&quot;;TEXT(DATE(YEAR([.A13]);MONTH([.A13]);DAY([.A13]));&quot;MMM&quot;))">
            <text:p/>
          </table:table-cell>
          <table:table-cell table:style-name="ce62" table:formula="of:=IF([.D13]=&quot;&quot;;&quot;&quot;;TEXT(DATE(YEAR([.D13]);MONTH([.D13]);DAY([.D13]));&quot;MMM&quot;))">
            <text:p/>
          </table:table-cell>
          <table:table-cell table:style-name="ce62" table:formula="of:=IF([.G13]=&quot;&quot;;&quot;&quot;;TEXT(DATE(YEAR([.G13]);MONTH([.G13]);DAY([.G13]));&quot;MMM&quot;))">
            <text:p/>
          </table:table-cell>
          <table:table-cell table:style-name="ce70" table:formula="of:=IF([.D13]=&quot;&quot;;&quot;&quot;;TEXT(DATE(YEAR([.D13]);MONTH([.D13]);DAY([.D13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]=&quot;&quot;;&quot;&quot;;VLOOKUP([.K14];[Contas.$A$1:.$C$54];2;0))">
            <text:p><text:s text:c="2"/></text:p>
          </table:table-cell>
          <table:table-cell table:style-name="ce15" table:formula="of:=IF([.K14]=&quot;&quot;;&quot;&quot;;VLOOKUP([.K14];[Contas.$A$1:.$C$54];3;0))">
            <text:p><text:s text:c="2"/></text:p>
          </table:table-cell>
          <table:table-cell table:style-name="ce16" table:formula="of:=IF([.G14]&lt;&gt;&quot;&quot;;&quot;Pago&quot;;IF(AND([.G14]=&quot;&quot;;[.E14]&lt;&gt;&quot;&quot;;[.F14]&lt;&gt;&quot;&quot;;TODAY()&gt;=[.D14]);&quot;Vencido&quot;;IF(AND([.E14]=&quot;&quot;;[.F14]=&quot;&quot;;[.G14]=&quot;&quot;;[.H14]=&quot;&quot;);&quot;&quot;;&quot;A Vencer&quot;)))">
            <text:p><text:s text:c="2"/></text:p>
          </table:table-cell>
          <table:table-cell table:style-name="ce41" table:formula="of:=IF([.H14]=&quot;&quot;;&quot;&quot;;[.H14]-[.C14])">
            <text:p/>
          </table:table-cell>
          <table:table-cell table:style-name="ce62" table:formula="of:=IF([.A14]=&quot;&quot;;&quot;&quot;;TEXT(DATE(YEAR([.A14]);MONTH([.A14]);DAY([.A14]));&quot;AAAA&quot;))">
            <text:p/>
          </table:table-cell>
          <table:table-cell table:style-name="ce62" table:formula="of:=IF([.D14]=&quot;&quot;;&quot;&quot;;TEXT(DATE(YEAR([.D14]);MONTH([.D14]);DAY([.D14]));&quot;AAAA&quot;))">
            <text:p/>
          </table:table-cell>
          <table:table-cell table:style-name="ce62" table:formula="of:=IF([.G14]=&quot;&quot;;&quot;&quot;;TEXT(DATE(YEAR([.G14]);MONTH([.G14]);DAY([.G14]));&quot;AAAA&quot;))">
            <text:p/>
          </table:table-cell>
          <table:table-cell table:style-name="ce62" table:formula="of:=IF([.A14]=&quot;&quot;;&quot;&quot;;TEXT(DATE(YEAR([.A14]);MONTH([.A14]);DAY([.A14]));&quot;MMM&quot;))">
            <text:p/>
          </table:table-cell>
          <table:table-cell table:style-name="ce62" table:formula="of:=IF([.D14]=&quot;&quot;;&quot;&quot;;TEXT(DATE(YEAR([.D14]);MONTH([.D14]);DAY([.D14]));&quot;MMM&quot;))">
            <text:p/>
          </table:table-cell>
          <table:table-cell table:style-name="ce62" table:formula="of:=IF([.G14]=&quot;&quot;;&quot;&quot;;TEXT(DATE(YEAR([.G14]);MONTH([.G14]);DAY([.G14]));&quot;MMM&quot;))">
            <text:p/>
          </table:table-cell>
          <table:table-cell table:style-name="ce70" table:formula="of:=IF([.D14]=&quot;&quot;;&quot;&quot;;TEXT(DATE(YEAR([.D14]);MONTH([.D14]);DAY([.D1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]=&quot;&quot;;&quot;&quot;;VLOOKUP([.K15];[Contas.$A$1:.$C$54];2;0))">
            <text:p><text:s text:c="2"/></text:p>
          </table:table-cell>
          <table:table-cell table:style-name="ce15" table:formula="of:=IF([.K15]=&quot;&quot;;&quot;&quot;;VLOOKUP([.K15];[Contas.$A$1:.$C$54];3;0))">
            <text:p><text:s text:c="2"/></text:p>
          </table:table-cell>
          <table:table-cell table:style-name="ce16" table:formula="of:=IF([.G15]&lt;&gt;&quot;&quot;;&quot;Pago&quot;;IF(AND([.G15]=&quot;&quot;;[.E15]&lt;&gt;&quot;&quot;;[.F15]&lt;&gt;&quot;&quot;;TODAY()&gt;=[.D15]);&quot;Vencido&quot;;IF(AND([.E15]=&quot;&quot;;[.F15]=&quot;&quot;;[.G15]=&quot;&quot;;[.H15]=&quot;&quot;);&quot;&quot;;&quot;A Vencer&quot;)))">
            <text:p><text:s text:c="2"/></text:p>
          </table:table-cell>
          <table:table-cell table:style-name="ce41" table:formula="of:=IF([.H15]=&quot;&quot;;&quot;&quot;;[.H15]-[.C15])">
            <text:p/>
          </table:table-cell>
          <table:table-cell table:style-name="ce62" table:formula="of:=IF([.A15]=&quot;&quot;;&quot;&quot;;TEXT(DATE(YEAR([.A15]);MONTH([.A15]);DAY([.A15]));&quot;AAAA&quot;))">
            <text:p/>
          </table:table-cell>
          <table:table-cell table:style-name="ce62" table:formula="of:=IF([.D15]=&quot;&quot;;&quot;&quot;;TEXT(DATE(YEAR([.D15]);MONTH([.D15]);DAY([.D15]));&quot;AAAA&quot;))">
            <text:p/>
          </table:table-cell>
          <table:table-cell table:style-name="ce62" table:formula="of:=IF([.G15]=&quot;&quot;;&quot;&quot;;TEXT(DATE(YEAR([.G15]);MONTH([.G15]);DAY([.G15]));&quot;AAAA&quot;))">
            <text:p/>
          </table:table-cell>
          <table:table-cell table:style-name="ce62" table:formula="of:=IF([.A15]=&quot;&quot;;&quot;&quot;;TEXT(DATE(YEAR([.A15]);MONTH([.A15]);DAY([.A15]));&quot;MMM&quot;))">
            <text:p/>
          </table:table-cell>
          <table:table-cell table:style-name="ce62" table:formula="of:=IF([.D15]=&quot;&quot;;&quot;&quot;;TEXT(DATE(YEAR([.D15]);MONTH([.D15]);DAY([.D15]));&quot;MMM&quot;))">
            <text:p/>
          </table:table-cell>
          <table:table-cell table:style-name="ce62" table:formula="of:=IF([.G15]=&quot;&quot;;&quot;&quot;;TEXT(DATE(YEAR([.G15]);MONTH([.G15]);DAY([.G15]));&quot;MMM&quot;))">
            <text:p/>
          </table:table-cell>
          <table:table-cell table:style-name="ce70" table:formula="of:=IF([.D15]=&quot;&quot;;&quot;&quot;;TEXT(DATE(YEAR([.D15]);MONTH([.D15]);DAY([.D1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]=&quot;&quot;;&quot;&quot;;VLOOKUP([.K16];[Contas.$A$1:.$C$54];2;0))">
            <text:p><text:s text:c="2"/></text:p>
          </table:table-cell>
          <table:table-cell table:style-name="ce15" table:formula="of:=IF([.K16]=&quot;&quot;;&quot;&quot;;VLOOKUP([.K16];[Contas.$A$1:.$C$54];3;0))">
            <text:p><text:s text:c="2"/></text:p>
          </table:table-cell>
          <table:table-cell table:style-name="ce16" table:formula="of:=IF([.G16]&lt;&gt;&quot;&quot;;&quot;Pago&quot;;IF(AND([.G16]=&quot;&quot;;[.E16]&lt;&gt;&quot;&quot;;[.F16]&lt;&gt;&quot;&quot;;TODAY()&gt;=[.D16]);&quot;Vencido&quot;;IF(AND([.E16]=&quot;&quot;;[.F16]=&quot;&quot;;[.G16]=&quot;&quot;;[.H16]=&quot;&quot;);&quot;&quot;;&quot;A Vencer&quot;)))">
            <text:p><text:s text:c="2"/></text:p>
          </table:table-cell>
          <table:table-cell table:style-name="ce41" table:formula="of:=IF([.H16]=&quot;&quot;;&quot;&quot;;[.H16]-[.C16])">
            <text:p/>
          </table:table-cell>
          <table:table-cell table:style-name="ce62" table:formula="of:=IF([.A16]=&quot;&quot;;&quot;&quot;;TEXT(DATE(YEAR([.A16]);MONTH([.A16]);DAY([.A16]));&quot;AAAA&quot;))">
            <text:p/>
          </table:table-cell>
          <table:table-cell table:style-name="ce62" table:formula="of:=IF([.D16]=&quot;&quot;;&quot;&quot;;TEXT(DATE(YEAR([.D16]);MONTH([.D16]);DAY([.D16]));&quot;AAAA&quot;))">
            <text:p/>
          </table:table-cell>
          <table:table-cell table:style-name="ce62" table:formula="of:=IF([.G16]=&quot;&quot;;&quot;&quot;;TEXT(DATE(YEAR([.G16]);MONTH([.G16]);DAY([.G16]));&quot;AAAA&quot;))">
            <text:p/>
          </table:table-cell>
          <table:table-cell table:style-name="ce62" table:formula="of:=IF([.A16]=&quot;&quot;;&quot;&quot;;TEXT(DATE(YEAR([.A16]);MONTH([.A16]);DAY([.A16]));&quot;MMM&quot;))">
            <text:p/>
          </table:table-cell>
          <table:table-cell table:style-name="ce62" table:formula="of:=IF([.D16]=&quot;&quot;;&quot;&quot;;TEXT(DATE(YEAR([.D16]);MONTH([.D16]);DAY([.D16]));&quot;MMM&quot;))">
            <text:p/>
          </table:table-cell>
          <table:table-cell table:style-name="ce62" table:formula="of:=IF([.G16]=&quot;&quot;;&quot;&quot;;TEXT(DATE(YEAR([.G16]);MONTH([.G16]);DAY([.G16]));&quot;MMM&quot;))">
            <text:p/>
          </table:table-cell>
          <table:table-cell table:style-name="ce70" table:formula="of:=IF([.D16]=&quot;&quot;;&quot;&quot;;TEXT(DATE(YEAR([.D16]);MONTH([.D16]);DAY([.D1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]=&quot;&quot;;&quot;&quot;;VLOOKUP([.K17];[Contas.$A$1:.$C$54];2;0))">
            <text:p><text:s text:c="2"/></text:p>
          </table:table-cell>
          <table:table-cell table:style-name="ce15" table:formula="of:=IF([.K17]=&quot;&quot;;&quot;&quot;;VLOOKUP([.K17];[Contas.$A$1:.$C$54];3;0))">
            <text:p><text:s text:c="2"/></text:p>
          </table:table-cell>
          <table:table-cell table:style-name="ce16" table:formula="of:=IF([.G17]&lt;&gt;&quot;&quot;;&quot;Pago&quot;;IF(AND([.G17]=&quot;&quot;;[.E17]&lt;&gt;&quot;&quot;;[.F17]&lt;&gt;&quot;&quot;;TODAY()&gt;=[.D17]);&quot;Vencido&quot;;IF(AND([.E17]=&quot;&quot;;[.F17]=&quot;&quot;;[.G17]=&quot;&quot;;[.H17]=&quot;&quot;);&quot;&quot;;&quot;A Vencer&quot;)))">
            <text:p><text:s text:c="2"/></text:p>
          </table:table-cell>
          <table:table-cell table:style-name="ce41" table:formula="of:=IF([.H17]=&quot;&quot;;&quot;&quot;;[.H17]-[.C17])">
            <text:p/>
          </table:table-cell>
          <table:table-cell table:style-name="ce62" table:formula="of:=IF([.A17]=&quot;&quot;;&quot;&quot;;TEXT(DATE(YEAR([.A17]);MONTH([.A17]);DAY([.A17]));&quot;AAAA&quot;))">
            <text:p/>
          </table:table-cell>
          <table:table-cell table:style-name="ce62" table:formula="of:=IF([.D17]=&quot;&quot;;&quot;&quot;;TEXT(DATE(YEAR([.D17]);MONTH([.D17]);DAY([.D17]));&quot;AAAA&quot;))">
            <text:p/>
          </table:table-cell>
          <table:table-cell table:style-name="ce62" table:formula="of:=IF([.G17]=&quot;&quot;;&quot;&quot;;TEXT(DATE(YEAR([.G17]);MONTH([.G17]);DAY([.G17]));&quot;AAAA&quot;))">
            <text:p/>
          </table:table-cell>
          <table:table-cell table:style-name="ce62" table:formula="of:=IF([.A17]=&quot;&quot;;&quot;&quot;;TEXT(DATE(YEAR([.A17]);MONTH([.A17]);DAY([.A17]));&quot;MMM&quot;))">
            <text:p/>
          </table:table-cell>
          <table:table-cell table:style-name="ce62" table:formula="of:=IF([.D17]=&quot;&quot;;&quot;&quot;;TEXT(DATE(YEAR([.D17]);MONTH([.D17]);DAY([.D17]));&quot;MMM&quot;))">
            <text:p/>
          </table:table-cell>
          <table:table-cell table:style-name="ce62" table:formula="of:=IF([.G17]=&quot;&quot;;&quot;&quot;;TEXT(DATE(YEAR([.G17]);MONTH([.G17]);DAY([.G17]));&quot;MMM&quot;))">
            <text:p/>
          </table:table-cell>
          <table:table-cell table:style-name="ce70" table:formula="of:=IF([.D17]=&quot;&quot;;&quot;&quot;;TEXT(DATE(YEAR([.D17]);MONTH([.D17]);DAY([.D1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]=&quot;&quot;;&quot;&quot;;VLOOKUP([.K18];[Contas.$A$1:.$C$54];2;0))">
            <text:p><text:s text:c="2"/></text:p>
          </table:table-cell>
          <table:table-cell table:style-name="ce15" table:formula="of:=IF([.K18]=&quot;&quot;;&quot;&quot;;VLOOKUP([.K18];[Contas.$A$1:.$C$54];3;0))">
            <text:p><text:s text:c="2"/></text:p>
          </table:table-cell>
          <table:table-cell table:style-name="ce16" table:formula="of:=IF([.G18]&lt;&gt;&quot;&quot;;&quot;Pago&quot;;IF(AND([.G18]=&quot;&quot;;[.E18]&lt;&gt;&quot;&quot;;[.F18]&lt;&gt;&quot;&quot;;TODAY()&gt;=[.D18]);&quot;Vencido&quot;;IF(AND([.E18]=&quot;&quot;;[.F18]=&quot;&quot;;[.G18]=&quot;&quot;;[.H18]=&quot;&quot;);&quot;&quot;;&quot;A Vencer&quot;)))">
            <text:p><text:s text:c="2"/></text:p>
          </table:table-cell>
          <table:table-cell table:style-name="ce41" table:formula="of:=IF([.H18]=&quot;&quot;;&quot;&quot;;[.H18]-[.C18])">
            <text:p/>
          </table:table-cell>
          <table:table-cell table:style-name="ce62" table:formula="of:=IF([.A18]=&quot;&quot;;&quot;&quot;;TEXT(DATE(YEAR([.A18]);MONTH([.A18]);DAY([.A18]));&quot;AAAA&quot;))">
            <text:p/>
          </table:table-cell>
          <table:table-cell table:style-name="ce62" table:formula="of:=IF([.D18]=&quot;&quot;;&quot;&quot;;TEXT(DATE(YEAR([.D18]);MONTH([.D18]);DAY([.D18]));&quot;AAAA&quot;))">
            <text:p/>
          </table:table-cell>
          <table:table-cell table:style-name="ce62" table:formula="of:=IF([.G18]=&quot;&quot;;&quot;&quot;;TEXT(DATE(YEAR([.G18]);MONTH([.G18]);DAY([.G18]));&quot;AAAA&quot;))">
            <text:p/>
          </table:table-cell>
          <table:table-cell table:style-name="ce62" table:formula="of:=IF([.A18]=&quot;&quot;;&quot;&quot;;TEXT(DATE(YEAR([.A18]);MONTH([.A18]);DAY([.A18]));&quot;MMM&quot;))">
            <text:p/>
          </table:table-cell>
          <table:table-cell table:style-name="ce62" table:formula="of:=IF([.D18]=&quot;&quot;;&quot;&quot;;TEXT(DATE(YEAR([.D18]);MONTH([.D18]);DAY([.D18]));&quot;MMM&quot;))">
            <text:p/>
          </table:table-cell>
          <table:table-cell table:style-name="ce62" table:formula="of:=IF([.G18]=&quot;&quot;;&quot;&quot;;TEXT(DATE(YEAR([.G18]);MONTH([.G18]);DAY([.G18]));&quot;MMM&quot;))">
            <text:p/>
          </table:table-cell>
          <table:table-cell table:style-name="ce70" table:formula="of:=IF([.D18]=&quot;&quot;;&quot;&quot;;TEXT(DATE(YEAR([.D18]);MONTH([.D18]);DAY([.D18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40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]=&quot;&quot;;&quot;&quot;;VLOOKUP([.K19];[Contas.$A$1:.$C$54];2;0))">
            <text:p><text:s text:c="2"/></text:p>
          </table:table-cell>
          <table:table-cell table:style-name="ce15" table:formula="of:=IF([.K19]=&quot;&quot;;&quot;&quot;;VLOOKUP([.K19];[Contas.$A$1:.$C$54];3;0))">
            <text:p><text:s text:c="2"/></text:p>
          </table:table-cell>
          <table:table-cell table:style-name="ce16" table:formula="of:=IF([.G19]&lt;&gt;&quot;&quot;;&quot;Pago&quot;;IF(AND([.G19]=&quot;&quot;;[.E19]&lt;&gt;&quot;&quot;;[.F19]&lt;&gt;&quot;&quot;;TODAY()&gt;=[.D19]);&quot;Vencido&quot;;IF(AND([.E19]=&quot;&quot;;[.F19]=&quot;&quot;;[.G19]=&quot;&quot;;[.H19]=&quot;&quot;);&quot;&quot;;&quot;A Vencer&quot;)))">
            <text:p><text:s text:c="2"/></text:p>
          </table:table-cell>
          <table:table-cell table:style-name="ce41" table:formula="of:=IF([.H19]=&quot;&quot;;&quot;&quot;;[.H19]-[.C19])">
            <text:p/>
          </table:table-cell>
          <table:table-cell table:style-name="ce62" table:formula="of:=IF([.A19]=&quot;&quot;;&quot;&quot;;TEXT(DATE(YEAR([.A19]);MONTH([.A19]);DAY([.A19]));&quot;AAAA&quot;))">
            <text:p/>
          </table:table-cell>
          <table:table-cell table:style-name="ce62" table:formula="of:=IF([.D19]=&quot;&quot;;&quot;&quot;;TEXT(DATE(YEAR([.D19]);MONTH([.D19]);DAY([.D19]));&quot;AAAA&quot;))">
            <text:p/>
          </table:table-cell>
          <table:table-cell table:style-name="ce62" table:formula="of:=IF([.G19]=&quot;&quot;;&quot;&quot;;TEXT(DATE(YEAR([.G19]);MONTH([.G19]);DAY([.G19]));&quot;AAAA&quot;))">
            <text:p/>
          </table:table-cell>
          <table:table-cell table:style-name="ce62" table:formula="of:=IF([.A19]=&quot;&quot;;&quot;&quot;;TEXT(DATE(YEAR([.A19]);MONTH([.A19]);DAY([.A19]));&quot;MMM&quot;))">
            <text:p/>
          </table:table-cell>
          <table:table-cell table:style-name="ce62" table:formula="of:=IF([.D19]=&quot;&quot;;&quot;&quot;;TEXT(DATE(YEAR([.D19]);MONTH([.D19]);DAY([.D19]));&quot;MMM&quot;))">
            <text:p/>
          </table:table-cell>
          <table:table-cell table:style-name="ce62" table:formula="of:=IF([.G19]=&quot;&quot;;&quot;&quot;;TEXT(DATE(YEAR([.G19]);MONTH([.G19]);DAY([.G19]));&quot;MMM&quot;))">
            <text:p/>
          </table:table-cell>
          <table:table-cell table:style-name="ce70" table:formula="of:=IF([.D19]=&quot;&quot;;&quot;&quot;;TEXT(DATE(YEAR([.D19]);MONTH([.D19]);DAY([.D19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11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]=&quot;&quot;;&quot;&quot;;VLOOKUP([.K20];[Contas.$A$1:.$C$54];2;0))">
            <text:p><text:s text:c="2"/></text:p>
          </table:table-cell>
          <table:table-cell table:style-name="ce15" table:formula="of:=IF([.K20]=&quot;&quot;;&quot;&quot;;VLOOKUP([.K20];[Contas.$A$1:.$C$54];3;0))">
            <text:p><text:s text:c="2"/></text:p>
          </table:table-cell>
          <table:table-cell table:style-name="ce16" table:formula="of:=IF([.G20]&lt;&gt;&quot;&quot;;&quot;Pago&quot;;IF(AND([.G20]=&quot;&quot;;[.E20]&lt;&gt;&quot;&quot;;[.F20]&lt;&gt;&quot;&quot;;TODAY()&gt;=[.D20]);&quot;Vencido&quot;;IF(AND([.E20]=&quot;&quot;;[.F20]=&quot;&quot;;[.G20]=&quot;&quot;;[.H20]=&quot;&quot;);&quot;&quot;;&quot;A Vencer&quot;)))">
            <text:p><text:s text:c="2"/></text:p>
          </table:table-cell>
          <table:table-cell table:style-name="ce41" table:formula="of:=IF([.H20]=&quot;&quot;;&quot;&quot;;[.H20]-[.C20])">
            <text:p/>
          </table:table-cell>
          <table:table-cell table:style-name="ce62" table:formula="of:=IF([.A20]=&quot;&quot;;&quot;&quot;;TEXT(DATE(YEAR([.A20]);MONTH([.A20]);DAY([.A20]));&quot;AAAA&quot;))">
            <text:p/>
          </table:table-cell>
          <table:table-cell table:style-name="ce62" table:formula="of:=IF([.D20]=&quot;&quot;;&quot;&quot;;TEXT(DATE(YEAR([.D20]);MONTH([.D20]);DAY([.D20]));&quot;AAAA&quot;))">
            <text:p/>
          </table:table-cell>
          <table:table-cell table:style-name="ce62" table:formula="of:=IF([.G20]=&quot;&quot;;&quot;&quot;;TEXT(DATE(YEAR([.G20]);MONTH([.G20]);DAY([.G20]));&quot;AAAA&quot;))">
            <text:p/>
          </table:table-cell>
          <table:table-cell table:style-name="ce62" table:formula="of:=IF([.A20]=&quot;&quot;;&quot;&quot;;TEXT(DATE(YEAR([.A20]);MONTH([.A20]);DAY([.A20]));&quot;MMM&quot;))">
            <text:p/>
          </table:table-cell>
          <table:table-cell table:style-name="ce62" table:formula="of:=IF([.D20]=&quot;&quot;;&quot;&quot;;TEXT(DATE(YEAR([.D20]);MONTH([.D20]);DAY([.D20]));&quot;MMM&quot;))">
            <text:p/>
          </table:table-cell>
          <table:table-cell table:style-name="ce62" table:formula="of:=IF([.G20]=&quot;&quot;;&quot;&quot;;TEXT(DATE(YEAR([.G20]);MONTH([.G20]);DAY([.G20]));&quot;MMM&quot;))">
            <text:p/>
          </table:table-cell>
          <table:table-cell table:style-name="ce70" table:formula="of:=IF([.D20]=&quot;&quot;;&quot;&quot;;TEXT(DATE(YEAR([.D20]);MONTH([.D20]);DAY([.D2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]=&quot;&quot;;&quot;&quot;;VLOOKUP([.K21];[Contas.$A$1:.$C$54];2;0))">
            <text:p><text:s text:c="2"/></text:p>
          </table:table-cell>
          <table:table-cell table:style-name="ce15" table:formula="of:=IF([.K21]=&quot;&quot;;&quot;&quot;;VLOOKUP([.K21];[Contas.$A$1:.$C$54];3;0))">
            <text:p><text:s text:c="2"/></text:p>
          </table:table-cell>
          <table:table-cell table:style-name="ce16" table:formula="of:=IF([.G21]&lt;&gt;&quot;&quot;;&quot;Pago&quot;;IF(AND([.G21]=&quot;&quot;;[.E21]&lt;&gt;&quot;&quot;;[.F21]&lt;&gt;&quot;&quot;;TODAY()&gt;=[.D21]);&quot;Vencido&quot;;IF(AND([.E21]=&quot;&quot;;[.F21]=&quot;&quot;;[.G21]=&quot;&quot;;[.H21]=&quot;&quot;);&quot;&quot;;&quot;A Vencer&quot;)))">
            <text:p><text:s text:c="2"/></text:p>
          </table:table-cell>
          <table:table-cell table:style-name="ce41" table:formula="of:=IF([.H21]=&quot;&quot;;&quot;&quot;;[.H21]-[.C21])">
            <text:p/>
          </table:table-cell>
          <table:table-cell table:style-name="ce62" table:formula="of:=IF([.A21]=&quot;&quot;;&quot;&quot;;TEXT(DATE(YEAR([.A21]);MONTH([.A21]);DAY([.A21]));&quot;AAAA&quot;))">
            <text:p/>
          </table:table-cell>
          <table:table-cell table:style-name="ce62" table:formula="of:=IF([.D21]=&quot;&quot;;&quot;&quot;;TEXT(DATE(YEAR([.D21]);MONTH([.D21]);DAY([.D21]));&quot;AAAA&quot;))">
            <text:p/>
          </table:table-cell>
          <table:table-cell table:style-name="ce62" table:formula="of:=IF([.G21]=&quot;&quot;;&quot;&quot;;TEXT(DATE(YEAR([.G21]);MONTH([.G21]);DAY([.G21]));&quot;AAAA&quot;))">
            <text:p/>
          </table:table-cell>
          <table:table-cell table:style-name="ce62" table:formula="of:=IF([.A21]=&quot;&quot;;&quot;&quot;;TEXT(DATE(YEAR([.A21]);MONTH([.A21]);DAY([.A21]));&quot;MMM&quot;))">
            <text:p/>
          </table:table-cell>
          <table:table-cell table:style-name="ce62" table:formula="of:=IF([.D21]=&quot;&quot;;&quot;&quot;;TEXT(DATE(YEAR([.D21]);MONTH([.D21]);DAY([.D21]));&quot;MMM&quot;))">
            <text:p/>
          </table:table-cell>
          <table:table-cell table:style-name="ce62" table:formula="of:=IF([.G21]=&quot;&quot;;&quot;&quot;;TEXT(DATE(YEAR([.G21]);MONTH([.G21]);DAY([.G21]));&quot;MMM&quot;))">
            <text:p/>
          </table:table-cell>
          <table:table-cell table:style-name="ce70" table:formula="of:=IF([.D21]=&quot;&quot;;&quot;&quot;;TEXT(DATE(YEAR([.D21]);MONTH([.D21]);DAY([.D2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5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]=&quot;&quot;;&quot;&quot;;VLOOKUP([.K22];[Contas.$A$1:.$C$54];2;0))">
            <text:p><text:s text:c="2"/></text:p>
          </table:table-cell>
          <table:table-cell table:style-name="ce15" table:formula="of:=IF([.K22]=&quot;&quot;;&quot;&quot;;VLOOKUP([.K22];[Contas.$A$1:.$C$54];3;0))">
            <text:p><text:s text:c="2"/></text:p>
          </table:table-cell>
          <table:table-cell table:style-name="ce16" table:formula="of:=IF([.G22]&lt;&gt;&quot;&quot;;&quot;Pago&quot;;IF(AND([.G22]=&quot;&quot;;[.E22]&lt;&gt;&quot;&quot;;[.F22]&lt;&gt;&quot;&quot;;TODAY()&gt;=[.D22]);&quot;Vencido&quot;;IF(AND([.E22]=&quot;&quot;;[.F22]=&quot;&quot;;[.G22]=&quot;&quot;;[.H22]=&quot;&quot;);&quot;&quot;;&quot;A Vencer&quot;)))">
            <text:p><text:s text:c="2"/></text:p>
          </table:table-cell>
          <table:table-cell table:style-name="ce41" table:formula="of:=IF([.H22]=&quot;&quot;;&quot;&quot;;[.H22]-[.C22])">
            <text:p/>
          </table:table-cell>
          <table:table-cell table:style-name="ce62" table:formula="of:=IF([.A22]=&quot;&quot;;&quot;&quot;;TEXT(DATE(YEAR([.A22]);MONTH([.A22]);DAY([.A22]));&quot;AAAA&quot;))">
            <text:p/>
          </table:table-cell>
          <table:table-cell table:style-name="ce62" table:formula="of:=IF([.D22]=&quot;&quot;;&quot;&quot;;TEXT(DATE(YEAR([.D22]);MONTH([.D22]);DAY([.D22]));&quot;AAAA&quot;))">
            <text:p/>
          </table:table-cell>
          <table:table-cell table:style-name="ce62" table:formula="of:=IF([.G22]=&quot;&quot;;&quot;&quot;;TEXT(DATE(YEAR([.G22]);MONTH([.G22]);DAY([.G22]));&quot;AAAA&quot;))">
            <text:p/>
          </table:table-cell>
          <table:table-cell table:style-name="ce62" table:formula="of:=IF([.A22]=&quot;&quot;;&quot;&quot;;TEXT(DATE(YEAR([.A22]);MONTH([.A22]);DAY([.A22]));&quot;MMM&quot;))">
            <text:p/>
          </table:table-cell>
          <table:table-cell table:style-name="ce62" table:formula="of:=IF([.D22]=&quot;&quot;;&quot;&quot;;TEXT(DATE(YEAR([.D22]);MONTH([.D22]);DAY([.D22]));&quot;MMM&quot;))">
            <text:p/>
          </table:table-cell>
          <table:table-cell table:style-name="ce62" table:formula="of:=IF([.G22]=&quot;&quot;;&quot;&quot;;TEXT(DATE(YEAR([.G22]);MONTH([.G22]);DAY([.G22]));&quot;MMM&quot;))">
            <text:p/>
          </table:table-cell>
          <table:table-cell table:style-name="ce70" table:formula="of:=IF([.D22]=&quot;&quot;;&quot;&quot;;TEXT(DATE(YEAR([.D22]);MONTH([.D22]);DAY([.D2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5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]=&quot;&quot;;&quot;&quot;;VLOOKUP([.K23];[Contas.$A$1:.$C$54];2;0))">
            <text:p><text:s text:c="2"/></text:p>
          </table:table-cell>
          <table:table-cell table:style-name="ce15" table:formula="of:=IF([.K23]=&quot;&quot;;&quot;&quot;;VLOOKUP([.K23];[Contas.$A$1:.$C$54];3;0))">
            <text:p><text:s text:c="2"/></text:p>
          </table:table-cell>
          <table:table-cell table:style-name="ce16" table:formula="of:=IF([.G23]&lt;&gt;&quot;&quot;;&quot;Pago&quot;;IF(AND([.G23]=&quot;&quot;;[.E23]&lt;&gt;&quot;&quot;;[.F23]&lt;&gt;&quot;&quot;;TODAY()&gt;=[.D23]);&quot;Vencido&quot;;IF(AND([.E23]=&quot;&quot;;[.F23]=&quot;&quot;;[.G23]=&quot;&quot;;[.H23]=&quot;&quot;);&quot;&quot;;&quot;A Vencer&quot;)))">
            <text:p><text:s text:c="2"/></text:p>
          </table:table-cell>
          <table:table-cell table:style-name="ce41" table:formula="of:=IF([.H23]=&quot;&quot;;&quot;&quot;;[.H23]-[.C23])">
            <text:p/>
          </table:table-cell>
          <table:table-cell table:style-name="ce62" table:formula="of:=IF([.A23]=&quot;&quot;;&quot;&quot;;TEXT(DATE(YEAR([.A23]);MONTH([.A23]);DAY([.A23]));&quot;AAAA&quot;))">
            <text:p/>
          </table:table-cell>
          <table:table-cell table:style-name="ce62" table:formula="of:=IF([.D23]=&quot;&quot;;&quot;&quot;;TEXT(DATE(YEAR([.D23]);MONTH([.D23]);DAY([.D23]));&quot;AAAA&quot;))">
            <text:p/>
          </table:table-cell>
          <table:table-cell table:style-name="ce62" table:formula="of:=IF([.G23]=&quot;&quot;;&quot;&quot;;TEXT(DATE(YEAR([.G23]);MONTH([.G23]);DAY([.G23]));&quot;AAAA&quot;))">
            <text:p/>
          </table:table-cell>
          <table:table-cell table:style-name="ce62" table:formula="of:=IF([.A23]=&quot;&quot;;&quot;&quot;;TEXT(DATE(YEAR([.A23]);MONTH([.A23]);DAY([.A23]));&quot;MMM&quot;))">
            <text:p/>
          </table:table-cell>
          <table:table-cell table:style-name="ce62" table:formula="of:=IF([.D23]=&quot;&quot;;&quot;&quot;;TEXT(DATE(YEAR([.D23]);MONTH([.D23]);DAY([.D23]));&quot;MMM&quot;))">
            <text:p/>
          </table:table-cell>
          <table:table-cell table:style-name="ce62" table:formula="of:=IF([.G23]=&quot;&quot;;&quot;&quot;;TEXT(DATE(YEAR([.G23]);MONTH([.G23]);DAY([.G23]));&quot;MMM&quot;))">
            <text:p/>
          </table:table-cell>
          <table:table-cell table:style-name="ce70" table:formula="of:=IF([.D23]=&quot;&quot;;&quot;&quot;;TEXT(DATE(YEAR([.D23]);MONTH([.D23]);DAY([.D2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5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]=&quot;&quot;;&quot;&quot;;VLOOKUP([.K24];[Contas.$A$1:.$C$54];2;0))">
            <text:p><text:s text:c="2"/></text:p>
          </table:table-cell>
          <table:table-cell table:style-name="ce15" table:formula="of:=IF([.K24]=&quot;&quot;;&quot;&quot;;VLOOKUP([.K24];[Contas.$A$1:.$C$54];3;0))">
            <text:p><text:s text:c="2"/></text:p>
          </table:table-cell>
          <table:table-cell table:style-name="ce16" table:formula="of:=IF([.G24]&lt;&gt;&quot;&quot;;&quot;Pago&quot;;IF(AND([.G24]=&quot;&quot;;[.E24]&lt;&gt;&quot;&quot;;[.F24]&lt;&gt;&quot;&quot;;TODAY()&gt;=[.D24]);&quot;Vencido&quot;;IF(AND([.E24]=&quot;&quot;;[.F24]=&quot;&quot;;[.G24]=&quot;&quot;;[.H24]=&quot;&quot;);&quot;&quot;;&quot;A Vencer&quot;)))">
            <text:p><text:s text:c="2"/></text:p>
          </table:table-cell>
          <table:table-cell table:style-name="ce41" table:formula="of:=IF([.H24]=&quot;&quot;;&quot;&quot;;[.H24]-[.C24])">
            <text:p/>
          </table:table-cell>
          <table:table-cell table:style-name="ce62" table:formula="of:=IF([.A24]=&quot;&quot;;&quot;&quot;;TEXT(DATE(YEAR([.A24]);MONTH([.A24]);DAY([.A24]));&quot;AAAA&quot;))">
            <text:p/>
          </table:table-cell>
          <table:table-cell table:style-name="ce62" table:formula="of:=IF([.D24]=&quot;&quot;;&quot;&quot;;TEXT(DATE(YEAR([.D24]);MONTH([.D24]);DAY([.D24]));&quot;AAAA&quot;))">
            <text:p/>
          </table:table-cell>
          <table:table-cell table:style-name="ce62" table:formula="of:=IF([.G24]=&quot;&quot;;&quot;&quot;;TEXT(DATE(YEAR([.G24]);MONTH([.G24]);DAY([.G24]));&quot;AAAA&quot;))">
            <text:p/>
          </table:table-cell>
          <table:table-cell table:style-name="ce62" table:formula="of:=IF([.A24]=&quot;&quot;;&quot;&quot;;TEXT(DATE(YEAR([.A24]);MONTH([.A24]);DAY([.A24]));&quot;MMM&quot;))">
            <text:p/>
          </table:table-cell>
          <table:table-cell table:style-name="ce62" table:formula="of:=IF([.D24]=&quot;&quot;;&quot;&quot;;TEXT(DATE(YEAR([.D24]);MONTH([.D24]);DAY([.D24]));&quot;MMM&quot;))">
            <text:p/>
          </table:table-cell>
          <table:table-cell table:style-name="ce62" table:formula="of:=IF([.G24]=&quot;&quot;;&quot;&quot;;TEXT(DATE(YEAR([.G24]);MONTH([.G24]);DAY([.G24]));&quot;MMM&quot;))">
            <text:p/>
          </table:table-cell>
          <table:table-cell table:style-name="ce70" table:formula="of:=IF([.D24]=&quot;&quot;;&quot;&quot;;TEXT(DATE(YEAR([.D24]);MONTH([.D24]);DAY([.D2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5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]=&quot;&quot;;&quot;&quot;;VLOOKUP([.K25];[Contas.$A$1:.$C$54];2;0))">
            <text:p><text:s text:c="2"/></text:p>
          </table:table-cell>
          <table:table-cell table:style-name="ce15" table:formula="of:=IF([.K25]=&quot;&quot;;&quot;&quot;;VLOOKUP([.K25];[Contas.$A$1:.$C$54];3;0))">
            <text:p><text:s text:c="2"/></text:p>
          </table:table-cell>
          <table:table-cell table:style-name="ce16" table:formula="of:=IF([.G25]&lt;&gt;&quot;&quot;;&quot;Pago&quot;;IF(AND([.G25]=&quot;&quot;;[.E25]&lt;&gt;&quot;&quot;;[.F25]&lt;&gt;&quot;&quot;;TODAY()&gt;=[.D25]);&quot;Vencido&quot;;IF(AND([.E25]=&quot;&quot;;[.F25]=&quot;&quot;;[.G25]=&quot;&quot;;[.H25]=&quot;&quot;);&quot;&quot;;&quot;A Vencer&quot;)))">
            <text:p><text:s text:c="2"/></text:p>
          </table:table-cell>
          <table:table-cell table:style-name="ce41" table:formula="of:=IF([.H25]=&quot;&quot;;&quot;&quot;;[.H25]-[.C25])">
            <text:p/>
          </table:table-cell>
          <table:table-cell table:style-name="ce62" table:formula="of:=IF([.A25]=&quot;&quot;;&quot;&quot;;TEXT(DATE(YEAR([.A25]);MONTH([.A25]);DAY([.A25]));&quot;AAAA&quot;))">
            <text:p/>
          </table:table-cell>
          <table:table-cell table:style-name="ce62" table:formula="of:=IF([.D25]=&quot;&quot;;&quot;&quot;;TEXT(DATE(YEAR([.D25]);MONTH([.D25]);DAY([.D25]));&quot;AAAA&quot;))">
            <text:p/>
          </table:table-cell>
          <table:table-cell table:style-name="ce62" table:formula="of:=IF([.G25]=&quot;&quot;;&quot;&quot;;TEXT(DATE(YEAR([.G25]);MONTH([.G25]);DAY([.G25]));&quot;AAAA&quot;))">
            <text:p/>
          </table:table-cell>
          <table:table-cell table:style-name="ce62" table:formula="of:=IF([.A25]=&quot;&quot;;&quot;&quot;;TEXT(DATE(YEAR([.A25]);MONTH([.A25]);DAY([.A25]));&quot;MMM&quot;))">
            <text:p/>
          </table:table-cell>
          <table:table-cell table:style-name="ce62" table:formula="of:=IF([.D25]=&quot;&quot;;&quot;&quot;;TEXT(DATE(YEAR([.D25]);MONTH([.D25]);DAY([.D25]));&quot;MMM&quot;))">
            <text:p/>
          </table:table-cell>
          <table:table-cell table:style-name="ce62" table:formula="of:=IF([.G25]=&quot;&quot;;&quot;&quot;;TEXT(DATE(YEAR([.G25]);MONTH([.G25]);DAY([.G25]));&quot;MMM&quot;))">
            <text:p/>
          </table:table-cell>
          <table:table-cell table:style-name="ce70" table:formula="of:=IF([.D25]=&quot;&quot;;&quot;&quot;;TEXT(DATE(YEAR([.D25]);MONTH([.D25]);DAY([.D2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5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]=&quot;&quot;;&quot;&quot;;VLOOKUP([.K26];[Contas.$A$1:.$C$54];2;0))">
            <text:p><text:s text:c="2"/></text:p>
          </table:table-cell>
          <table:table-cell table:style-name="ce15" table:formula="of:=IF([.K26]=&quot;&quot;;&quot;&quot;;VLOOKUP([.K26];[Contas.$A$1:.$C$54];3;0))">
            <text:p><text:s text:c="2"/></text:p>
          </table:table-cell>
          <table:table-cell table:style-name="ce16" table:formula="of:=IF([.G26]&lt;&gt;&quot;&quot;;&quot;Pago&quot;;IF(AND([.G26]=&quot;&quot;;[.E26]&lt;&gt;&quot;&quot;;[.F26]&lt;&gt;&quot;&quot;;TODAY()&gt;=[.D26]);&quot;Vencido&quot;;IF(AND([.E26]=&quot;&quot;;[.F26]=&quot;&quot;;[.G26]=&quot;&quot;;[.H26]=&quot;&quot;);&quot;&quot;;&quot;A Vencer&quot;)))">
            <text:p><text:s text:c="2"/></text:p>
          </table:table-cell>
          <table:table-cell table:style-name="ce41" table:formula="of:=IF([.H26]=&quot;&quot;;&quot;&quot;;[.H26]-[.C26])">
            <text:p/>
          </table:table-cell>
          <table:table-cell table:style-name="ce62" table:formula="of:=IF([.A26]=&quot;&quot;;&quot;&quot;;TEXT(DATE(YEAR([.A26]);MONTH([.A26]);DAY([.A26]));&quot;AAAA&quot;))">
            <text:p/>
          </table:table-cell>
          <table:table-cell table:style-name="ce62" table:formula="of:=IF([.D26]=&quot;&quot;;&quot;&quot;;TEXT(DATE(YEAR([.D26]);MONTH([.D26]);DAY([.D26]));&quot;AAAA&quot;))">
            <text:p/>
          </table:table-cell>
          <table:table-cell table:style-name="ce62" table:formula="of:=IF([.G26]=&quot;&quot;;&quot;&quot;;TEXT(DATE(YEAR([.G26]);MONTH([.G26]);DAY([.G26]));&quot;AAAA&quot;))">
            <text:p/>
          </table:table-cell>
          <table:table-cell table:style-name="ce62" table:formula="of:=IF([.A26]=&quot;&quot;;&quot;&quot;;TEXT(DATE(YEAR([.A26]);MONTH([.A26]);DAY([.A26]));&quot;MMM&quot;))">
            <text:p/>
          </table:table-cell>
          <table:table-cell table:style-name="ce62" table:formula="of:=IF([.D26]=&quot;&quot;;&quot;&quot;;TEXT(DATE(YEAR([.D26]);MONTH([.D26]);DAY([.D26]));&quot;MMM&quot;))">
            <text:p/>
          </table:table-cell>
          <table:table-cell table:style-name="ce62" table:formula="of:=IF([.G26]=&quot;&quot;;&quot;&quot;;TEXT(DATE(YEAR([.G26]);MONTH([.G26]);DAY([.G26]));&quot;MMM&quot;))">
            <text:p/>
          </table:table-cell>
          <table:table-cell table:style-name="ce70" table:formula="of:=IF([.D26]=&quot;&quot;;&quot;&quot;;TEXT(DATE(YEAR([.D26]);MONTH([.D26]);DAY([.D2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5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]=&quot;&quot;;&quot;&quot;;VLOOKUP([.K27];[Contas.$A$1:.$C$54];2;0))">
            <text:p><text:s text:c="2"/></text:p>
          </table:table-cell>
          <table:table-cell table:style-name="ce15" table:formula="of:=IF([.K27]=&quot;&quot;;&quot;&quot;;VLOOKUP([.K27];[Contas.$A$1:.$C$54];3;0))">
            <text:p><text:s text:c="2"/></text:p>
          </table:table-cell>
          <table:table-cell table:style-name="ce16" table:formula="of:=IF([.G27]&lt;&gt;&quot;&quot;;&quot;Pago&quot;;IF(AND([.G27]=&quot;&quot;;[.E27]&lt;&gt;&quot;&quot;;[.F27]&lt;&gt;&quot;&quot;;TODAY()&gt;=[.D27]);&quot;Vencido&quot;;IF(AND([.E27]=&quot;&quot;;[.F27]=&quot;&quot;;[.G27]=&quot;&quot;;[.H27]=&quot;&quot;);&quot;&quot;;&quot;A Vencer&quot;)))">
            <text:p><text:s text:c="2"/></text:p>
          </table:table-cell>
          <table:table-cell table:style-name="ce41" table:formula="of:=IF([.H27]=&quot;&quot;;&quot;&quot;;[.H27]-[.C27])">
            <text:p/>
          </table:table-cell>
          <table:table-cell table:style-name="ce62" table:formula="of:=IF([.A27]=&quot;&quot;;&quot;&quot;;TEXT(DATE(YEAR([.A27]);MONTH([.A27]);DAY([.A27]));&quot;AAAA&quot;))">
            <text:p/>
          </table:table-cell>
          <table:table-cell table:style-name="ce62" table:formula="of:=IF([.D27]=&quot;&quot;;&quot;&quot;;TEXT(DATE(YEAR([.D27]);MONTH([.D27]);DAY([.D27]));&quot;AAAA&quot;))">
            <text:p/>
          </table:table-cell>
          <table:table-cell table:style-name="ce62" table:formula="of:=IF([.G27]=&quot;&quot;;&quot;&quot;;TEXT(DATE(YEAR([.G27]);MONTH([.G27]);DAY([.G27]));&quot;AAAA&quot;))">
            <text:p/>
          </table:table-cell>
          <table:table-cell table:style-name="ce62" table:formula="of:=IF([.A27]=&quot;&quot;;&quot;&quot;;TEXT(DATE(YEAR([.A27]);MONTH([.A27]);DAY([.A27]));&quot;MMM&quot;))">
            <text:p/>
          </table:table-cell>
          <table:table-cell table:style-name="ce62" table:formula="of:=IF([.D27]=&quot;&quot;;&quot;&quot;;TEXT(DATE(YEAR([.D27]);MONTH([.D27]);DAY([.D27]));&quot;MMM&quot;))">
            <text:p/>
          </table:table-cell>
          <table:table-cell table:style-name="ce62" table:formula="of:=IF([.G27]=&quot;&quot;;&quot;&quot;;TEXT(DATE(YEAR([.G27]);MONTH([.G27]);DAY([.G27]));&quot;MMM&quot;))">
            <text:p/>
          </table:table-cell>
          <table:table-cell table:style-name="ce70" table:formula="of:=IF([.D27]=&quot;&quot;;&quot;&quot;;TEXT(DATE(YEAR([.D27]);MONTH([.D27]);DAY([.D2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5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]=&quot;&quot;;&quot;&quot;;VLOOKUP([.K28];[Contas.$A$1:.$C$54];2;0))">
            <text:p><text:s text:c="2"/></text:p>
          </table:table-cell>
          <table:table-cell table:style-name="ce15" table:formula="of:=IF([.K28]=&quot;&quot;;&quot;&quot;;VLOOKUP([.K28];[Contas.$A$1:.$C$54];3;0))">
            <text:p><text:s text:c="2"/></text:p>
          </table:table-cell>
          <table:table-cell table:style-name="ce16" table:formula="of:=IF([.G28]&lt;&gt;&quot;&quot;;&quot;Pago&quot;;IF(AND([.G28]=&quot;&quot;;[.E28]&lt;&gt;&quot;&quot;;[.F28]&lt;&gt;&quot;&quot;;TODAY()&gt;=[.D28]);&quot;Vencido&quot;;IF(AND([.E28]=&quot;&quot;;[.F28]=&quot;&quot;;[.G28]=&quot;&quot;;[.H28]=&quot;&quot;);&quot;&quot;;&quot;A Vencer&quot;)))">
            <text:p><text:s text:c="2"/></text:p>
          </table:table-cell>
          <table:table-cell table:style-name="ce41" table:formula="of:=IF([.H28]=&quot;&quot;;&quot;&quot;;[.H28]-[.C28])">
            <text:p/>
          </table:table-cell>
          <table:table-cell table:style-name="ce62" table:formula="of:=IF([.A28]=&quot;&quot;;&quot;&quot;;TEXT(DATE(YEAR([.A28]);MONTH([.A28]);DAY([.A28]));&quot;AAAA&quot;))">
            <text:p/>
          </table:table-cell>
          <table:table-cell table:style-name="ce62" table:formula="of:=IF([.D28]=&quot;&quot;;&quot;&quot;;TEXT(DATE(YEAR([.D28]);MONTH([.D28]);DAY([.D28]));&quot;AAAA&quot;))">
            <text:p/>
          </table:table-cell>
          <table:table-cell table:style-name="ce62" table:formula="of:=IF([.G28]=&quot;&quot;;&quot;&quot;;TEXT(DATE(YEAR([.G28]);MONTH([.G28]);DAY([.G28]));&quot;AAAA&quot;))">
            <text:p/>
          </table:table-cell>
          <table:table-cell table:style-name="ce62" table:formula="of:=IF([.A28]=&quot;&quot;;&quot;&quot;;TEXT(DATE(YEAR([.A28]);MONTH([.A28]);DAY([.A28]));&quot;MMM&quot;))">
            <text:p/>
          </table:table-cell>
          <table:table-cell table:style-name="ce62" table:formula="of:=IF([.D28]=&quot;&quot;;&quot;&quot;;TEXT(DATE(YEAR([.D28]);MONTH([.D28]);DAY([.D28]));&quot;MMM&quot;))">
            <text:p/>
          </table:table-cell>
          <table:table-cell table:style-name="ce62" table:formula="of:=IF([.G28]=&quot;&quot;;&quot;&quot;;TEXT(DATE(YEAR([.G28]);MONTH([.G28]);DAY([.G28]));&quot;MMM&quot;))">
            <text:p/>
          </table:table-cell>
          <table:table-cell table:style-name="ce70" table:formula="of:=IF([.D28]=&quot;&quot;;&quot;&quot;;TEXT(DATE(YEAR([.D28]);MONTH([.D28]);DAY([.D2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5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]=&quot;&quot;;&quot;&quot;;VLOOKUP([.K29];[Contas.$A$1:.$C$54];2;0))">
            <text:p><text:s text:c="2"/></text:p>
          </table:table-cell>
          <table:table-cell table:style-name="ce15" table:formula="of:=IF([.K29]=&quot;&quot;;&quot;&quot;;VLOOKUP([.K29];[Contas.$A$1:.$C$54];3;0))">
            <text:p><text:s text:c="2"/></text:p>
          </table:table-cell>
          <table:table-cell table:style-name="ce16" table:formula="of:=IF([.G29]&lt;&gt;&quot;&quot;;&quot;Pago&quot;;IF(AND([.G29]=&quot;&quot;;[.E29]&lt;&gt;&quot;&quot;;[.F29]&lt;&gt;&quot;&quot;;TODAY()&gt;=[.D29]);&quot;Vencido&quot;;IF(AND([.E29]=&quot;&quot;;[.F29]=&quot;&quot;;[.G29]=&quot;&quot;;[.H29]=&quot;&quot;);&quot;&quot;;&quot;A Vencer&quot;)))">
            <text:p><text:s text:c="2"/></text:p>
          </table:table-cell>
          <table:table-cell table:style-name="ce41" table:formula="of:=IF([.H29]=&quot;&quot;;&quot;&quot;;[.H29]-[.C29])">
            <text:p/>
          </table:table-cell>
          <table:table-cell table:style-name="ce62" table:formula="of:=IF([.A29]=&quot;&quot;;&quot;&quot;;TEXT(DATE(YEAR([.A29]);MONTH([.A29]);DAY([.A29]));&quot;AAAA&quot;))">
            <text:p/>
          </table:table-cell>
          <table:table-cell table:style-name="ce62" table:formula="of:=IF([.D29]=&quot;&quot;;&quot;&quot;;TEXT(DATE(YEAR([.D29]);MONTH([.D29]);DAY([.D29]));&quot;AAAA&quot;))">
            <text:p/>
          </table:table-cell>
          <table:table-cell table:style-name="ce62" table:formula="of:=IF([.G29]=&quot;&quot;;&quot;&quot;;TEXT(DATE(YEAR([.G29]);MONTH([.G29]);DAY([.G29]));&quot;AAAA&quot;))">
            <text:p/>
          </table:table-cell>
          <table:table-cell table:style-name="ce62" table:formula="of:=IF([.A29]=&quot;&quot;;&quot;&quot;;TEXT(DATE(YEAR([.A29]);MONTH([.A29]);DAY([.A29]));&quot;MMM&quot;))">
            <text:p/>
          </table:table-cell>
          <table:table-cell table:style-name="ce62" table:formula="of:=IF([.D29]=&quot;&quot;;&quot;&quot;;TEXT(DATE(YEAR([.D29]);MONTH([.D29]);DAY([.D29]));&quot;MMM&quot;))">
            <text:p/>
          </table:table-cell>
          <table:table-cell table:style-name="ce62" table:formula="of:=IF([.G29]=&quot;&quot;;&quot;&quot;;TEXT(DATE(YEAR([.G29]);MONTH([.G29]);DAY([.G29]));&quot;MMM&quot;))">
            <text:p/>
          </table:table-cell>
          <table:table-cell table:style-name="ce70" table:formula="of:=IF([.D29]=&quot;&quot;;&quot;&quot;;TEXT(DATE(YEAR([.D29]);MONTH([.D29]);DAY([.D2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]=&quot;&quot;;&quot;&quot;;VLOOKUP([.K30];[Contas.$A$1:.$C$54];2;0))">
            <text:p><text:s text:c="2"/></text:p>
          </table:table-cell>
          <table:table-cell table:style-name="ce15" table:formula="of:=IF([.K30]=&quot;&quot;;&quot;&quot;;VLOOKUP([.K30];[Contas.$A$1:.$C$54];3;0))">
            <text:p><text:s text:c="2"/></text:p>
          </table:table-cell>
          <table:table-cell table:style-name="ce16" table:formula="of:=IF([.G30]&lt;&gt;&quot;&quot;;&quot;Pago&quot;;IF(AND([.G30]=&quot;&quot;;[.E30]&lt;&gt;&quot;&quot;;[.F30]&lt;&gt;&quot;&quot;;TODAY()&gt;=[.D30]);&quot;Vencido&quot;;IF(AND([.E30]=&quot;&quot;;[.F30]=&quot;&quot;;[.G30]=&quot;&quot;;[.H30]=&quot;&quot;);&quot;&quot;;&quot;A Vencer&quot;)))">
            <text:p><text:s text:c="2"/></text:p>
          </table:table-cell>
          <table:table-cell table:style-name="ce41" table:formula="of:=IF([.H30]=&quot;&quot;;&quot;&quot;;[.H30]-[.C30])">
            <text:p/>
          </table:table-cell>
          <table:table-cell table:style-name="ce62" table:formula="of:=IF([.A30]=&quot;&quot;;&quot;&quot;;TEXT(DATE(YEAR([.A30]);MONTH([.A30]);DAY([.A30]));&quot;AAAA&quot;))">
            <text:p/>
          </table:table-cell>
          <table:table-cell table:style-name="ce62" table:formula="of:=IF([.D30]=&quot;&quot;;&quot;&quot;;TEXT(DATE(YEAR([.D30]);MONTH([.D30]);DAY([.D30]));&quot;AAAA&quot;))">
            <text:p/>
          </table:table-cell>
          <table:table-cell table:style-name="ce62" table:formula="of:=IF([.G30]=&quot;&quot;;&quot;&quot;;TEXT(DATE(YEAR([.G30]);MONTH([.G30]);DAY([.G30]));&quot;AAAA&quot;))">
            <text:p/>
          </table:table-cell>
          <table:table-cell table:style-name="ce62" table:formula="of:=IF([.A30]=&quot;&quot;;&quot;&quot;;TEXT(DATE(YEAR([.A30]);MONTH([.A30]);DAY([.A30]));&quot;MMM&quot;))">
            <text:p/>
          </table:table-cell>
          <table:table-cell table:style-name="ce62" table:formula="of:=IF([.D30]=&quot;&quot;;&quot;&quot;;TEXT(DATE(YEAR([.D30]);MONTH([.D30]);DAY([.D30]));&quot;MMM&quot;))">
            <text:p/>
          </table:table-cell>
          <table:table-cell table:style-name="ce62" table:formula="of:=IF([.G30]=&quot;&quot;;&quot;&quot;;TEXT(DATE(YEAR([.G30]);MONTH([.G30]);DAY([.G30]));&quot;MMM&quot;))">
            <text:p/>
          </table:table-cell>
          <table:table-cell table:style-name="ce70" table:formula="of:=IF([.D30]=&quot;&quot;;&quot;&quot;;TEXT(DATE(YEAR([.D30]);MONTH([.D30]);DAY([.D3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5"/>
          <table:table-cell table:style-name="ce30" table:number-columns-repeated="2"/>
          <table:table-cell table:style-name="ce5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]=&quot;&quot;;&quot;&quot;;VLOOKUP([.K31];[Contas.$A$1:.$C$54];2;0))">
            <text:p><text:s text:c="2"/></text:p>
          </table:table-cell>
          <table:table-cell table:style-name="ce15" table:formula="of:=IF([.K31]=&quot;&quot;;&quot;&quot;;VLOOKUP([.K31];[Contas.$A$1:.$C$54];3;0))">
            <text:p><text:s text:c="2"/></text:p>
          </table:table-cell>
          <table:table-cell table:style-name="ce16" table:formula="of:=IF([.G31]&lt;&gt;&quot;&quot;;&quot;Pago&quot;;IF(AND([.G31]=&quot;&quot;;[.E31]&lt;&gt;&quot;&quot;;[.F31]&lt;&gt;&quot;&quot;;TODAY()&gt;=[.D31]);&quot;Vencido&quot;;IF(AND([.E31]=&quot;&quot;;[.F31]=&quot;&quot;;[.G31]=&quot;&quot;;[.H31]=&quot;&quot;);&quot;&quot;;&quot;A Vencer&quot;)))">
            <text:p><text:s text:c="2"/></text:p>
          </table:table-cell>
          <table:table-cell table:style-name="ce41" table:formula="of:=IF([.H31]=&quot;&quot;;&quot;&quot;;[.H31]-[.C31])">
            <text:p/>
          </table:table-cell>
          <table:table-cell table:style-name="ce62" table:formula="of:=IF([.A31]=&quot;&quot;;&quot;&quot;;TEXT(DATE(YEAR([.A31]);MONTH([.A31]);DAY([.A31]));&quot;AAAA&quot;))">
            <text:p/>
          </table:table-cell>
          <table:table-cell table:style-name="ce62" table:formula="of:=IF([.D31]=&quot;&quot;;&quot;&quot;;TEXT(DATE(YEAR([.D31]);MONTH([.D31]);DAY([.D31]));&quot;AAAA&quot;))">
            <text:p/>
          </table:table-cell>
          <table:table-cell table:style-name="ce62" table:formula="of:=IF([.G31]=&quot;&quot;;&quot;&quot;;TEXT(DATE(YEAR([.G31]);MONTH([.G31]);DAY([.G31]));&quot;AAAA&quot;))">
            <text:p/>
          </table:table-cell>
          <table:table-cell table:style-name="ce62" table:formula="of:=IF([.A31]=&quot;&quot;;&quot;&quot;;TEXT(DATE(YEAR([.A31]);MONTH([.A31]);DAY([.A31]));&quot;MMM&quot;))">
            <text:p/>
          </table:table-cell>
          <table:table-cell table:style-name="ce62" table:formula="of:=IF([.D31]=&quot;&quot;;&quot;&quot;;TEXT(DATE(YEAR([.D31]);MONTH([.D31]);DAY([.D31]));&quot;MMM&quot;))">
            <text:p/>
          </table:table-cell>
          <table:table-cell table:style-name="ce62" table:formula="of:=IF([.G31]=&quot;&quot;;&quot;&quot;;TEXT(DATE(YEAR([.G31]);MONTH([.G31]);DAY([.G31]));&quot;MMM&quot;))">
            <text:p/>
          </table:table-cell>
          <table:table-cell table:style-name="ce70" table:formula="of:=IF([.D31]=&quot;&quot;;&quot;&quot;;TEXT(DATE(YEAR([.D31]);MONTH([.D31]);DAY([.D3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]=&quot;&quot;;&quot;&quot;;VLOOKUP([.K32];[Contas.$A$1:.$C$54];2;0))">
            <text:p><text:s text:c="2"/></text:p>
          </table:table-cell>
          <table:table-cell table:style-name="ce15" table:formula="of:=IF([.K32]=&quot;&quot;;&quot;&quot;;VLOOKUP([.K32];[Contas.$A$1:.$C$54];3;0))">
            <text:p><text:s text:c="2"/></text:p>
          </table:table-cell>
          <table:table-cell table:style-name="ce16" table:formula="of:=IF([.G32]&lt;&gt;&quot;&quot;;&quot;Pago&quot;;IF(AND([.G32]=&quot;&quot;;[.E32]&lt;&gt;&quot;&quot;;[.F32]&lt;&gt;&quot;&quot;;TODAY()&gt;=[.D32]);&quot;Vencido&quot;;IF(AND([.E32]=&quot;&quot;;[.F32]=&quot;&quot;;[.G32]=&quot;&quot;;[.H32]=&quot;&quot;);&quot;&quot;;&quot;A Vencer&quot;)))">
            <text:p><text:s text:c="2"/></text:p>
          </table:table-cell>
          <table:table-cell table:style-name="ce41" table:formula="of:=IF([.H32]=&quot;&quot;;&quot;&quot;;[.H32]-[.C32])">
            <text:p/>
          </table:table-cell>
          <table:table-cell table:style-name="ce62" table:formula="of:=IF([.A32]=&quot;&quot;;&quot;&quot;;TEXT(DATE(YEAR([.A32]);MONTH([.A32]);DAY([.A32]));&quot;AAAA&quot;))">
            <text:p/>
          </table:table-cell>
          <table:table-cell table:style-name="ce62" table:formula="of:=IF([.D32]=&quot;&quot;;&quot;&quot;;TEXT(DATE(YEAR([.D32]);MONTH([.D32]);DAY([.D32]));&quot;AAAA&quot;))">
            <text:p/>
          </table:table-cell>
          <table:table-cell table:style-name="ce62" table:formula="of:=IF([.G32]=&quot;&quot;;&quot;&quot;;TEXT(DATE(YEAR([.G32]);MONTH([.G32]);DAY([.G32]));&quot;AAAA&quot;))">
            <text:p/>
          </table:table-cell>
          <table:table-cell table:style-name="ce62" table:formula="of:=IF([.A32]=&quot;&quot;;&quot;&quot;;TEXT(DATE(YEAR([.A32]);MONTH([.A32]);DAY([.A32]));&quot;MMM&quot;))">
            <text:p/>
          </table:table-cell>
          <table:table-cell table:style-name="ce62" table:formula="of:=IF([.D32]=&quot;&quot;;&quot;&quot;;TEXT(DATE(YEAR([.D32]);MONTH([.D32]);DAY([.D32]));&quot;MMM&quot;))">
            <text:p/>
          </table:table-cell>
          <table:table-cell table:style-name="ce62" table:formula="of:=IF([.G32]=&quot;&quot;;&quot;&quot;;TEXT(DATE(YEAR([.G32]);MONTH([.G32]);DAY([.G32]));&quot;MMM&quot;))">
            <text:p/>
          </table:table-cell>
          <table:table-cell table:style-name="ce70" table:formula="of:=IF([.D32]=&quot;&quot;;&quot;&quot;;TEXT(DATE(YEAR([.D32]);MONTH([.D32]);DAY([.D3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]=&quot;&quot;;&quot;&quot;;VLOOKUP([.K33];[Contas.$A$1:.$C$54];2;0))">
            <text:p><text:s text:c="2"/></text:p>
          </table:table-cell>
          <table:table-cell table:style-name="ce15" table:formula="of:=IF([.K33]=&quot;&quot;;&quot;&quot;;VLOOKUP([.K33];[Contas.$A$1:.$C$54];3;0))">
            <text:p><text:s text:c="2"/></text:p>
          </table:table-cell>
          <table:table-cell table:style-name="ce16" table:formula="of:=IF([.G33]&lt;&gt;&quot;&quot;;&quot;Pago&quot;;IF(AND([.G33]=&quot;&quot;;[.E33]&lt;&gt;&quot;&quot;;[.F33]&lt;&gt;&quot;&quot;;TODAY()&gt;=[.D33]);&quot;Vencido&quot;;IF(AND([.E33]=&quot;&quot;;[.F33]=&quot;&quot;;[.G33]=&quot;&quot;;[.H33]=&quot;&quot;);&quot;&quot;;&quot;A Vencer&quot;)))">
            <text:p><text:s text:c="2"/></text:p>
          </table:table-cell>
          <table:table-cell table:style-name="ce41" table:formula="of:=IF([.H33]=&quot;&quot;;&quot;&quot;;[.H33]-[.C33])">
            <text:p/>
          </table:table-cell>
          <table:table-cell table:style-name="ce62" table:formula="of:=IF([.A33]=&quot;&quot;;&quot;&quot;;TEXT(DATE(YEAR([.A33]);MONTH([.A33]);DAY([.A33]));&quot;AAAA&quot;))">
            <text:p/>
          </table:table-cell>
          <table:table-cell table:style-name="ce62" table:formula="of:=IF([.D33]=&quot;&quot;;&quot;&quot;;TEXT(DATE(YEAR([.D33]);MONTH([.D33]);DAY([.D33]));&quot;AAAA&quot;))">
            <text:p/>
          </table:table-cell>
          <table:table-cell table:style-name="ce62" table:formula="of:=IF([.G33]=&quot;&quot;;&quot;&quot;;TEXT(DATE(YEAR([.G33]);MONTH([.G33]);DAY([.G33]));&quot;AAAA&quot;))">
            <text:p/>
          </table:table-cell>
          <table:table-cell table:style-name="ce62" table:formula="of:=IF([.A33]=&quot;&quot;;&quot;&quot;;TEXT(DATE(YEAR([.A33]);MONTH([.A33]);DAY([.A33]));&quot;MMM&quot;))">
            <text:p/>
          </table:table-cell>
          <table:table-cell table:style-name="ce62" table:formula="of:=IF([.D33]=&quot;&quot;;&quot;&quot;;TEXT(DATE(YEAR([.D33]);MONTH([.D33]);DAY([.D33]));&quot;MMM&quot;))">
            <text:p/>
          </table:table-cell>
          <table:table-cell table:style-name="ce62" table:formula="of:=IF([.G33]=&quot;&quot;;&quot;&quot;;TEXT(DATE(YEAR([.G33]);MONTH([.G33]);DAY([.G33]));&quot;MMM&quot;))">
            <text:p/>
          </table:table-cell>
          <table:table-cell table:style-name="ce70" table:formula="of:=IF([.D33]=&quot;&quot;;&quot;&quot;;TEXT(DATE(YEAR([.D33]);MONTH([.D33]);DAY([.D3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Default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]=&quot;&quot;;&quot;&quot;;VLOOKUP([.K34];[Contas.$A$1:.$C$54];2;0))">
            <text:p><text:s text:c="2"/></text:p>
          </table:table-cell>
          <table:table-cell table:style-name="ce15" table:formula="of:=IF([.K34]=&quot;&quot;;&quot;&quot;;VLOOKUP([.K34];[Contas.$A$1:.$C$54];3;0))">
            <text:p><text:s text:c="2"/></text:p>
          </table:table-cell>
          <table:table-cell table:style-name="ce16" table:formula="of:=IF([.G34]&lt;&gt;&quot;&quot;;&quot;Pago&quot;;IF(AND([.G34]=&quot;&quot;;[.E34]&lt;&gt;&quot;&quot;;[.F34]&lt;&gt;&quot;&quot;;TODAY()&gt;=[.D34]);&quot;Vencido&quot;;IF(AND([.E34]=&quot;&quot;;[.F34]=&quot;&quot;;[.G34]=&quot;&quot;;[.H34]=&quot;&quot;);&quot;&quot;;&quot;A Vencer&quot;)))">
            <text:p><text:s text:c="2"/></text:p>
          </table:table-cell>
          <table:table-cell table:style-name="ce41" table:formula="of:=IF([.H34]=&quot;&quot;;&quot;&quot;;[.H34]-[.C34])">
            <text:p/>
          </table:table-cell>
          <table:table-cell table:style-name="ce62" table:formula="of:=IF([.A34]=&quot;&quot;;&quot;&quot;;TEXT(DATE(YEAR([.A34]);MONTH([.A34]);DAY([.A34]));&quot;AAAA&quot;))">
            <text:p/>
          </table:table-cell>
          <table:table-cell table:style-name="ce62" table:formula="of:=IF([.D34]=&quot;&quot;;&quot;&quot;;TEXT(DATE(YEAR([.D34]);MONTH([.D34]);DAY([.D34]));&quot;AAAA&quot;))">
            <text:p/>
          </table:table-cell>
          <table:table-cell table:style-name="ce62" table:formula="of:=IF([.G34]=&quot;&quot;;&quot;&quot;;TEXT(DATE(YEAR([.G34]);MONTH([.G34]);DAY([.G34]));&quot;AAAA&quot;))">
            <text:p/>
          </table:table-cell>
          <table:table-cell table:style-name="ce62" table:formula="of:=IF([.A34]=&quot;&quot;;&quot;&quot;;TEXT(DATE(YEAR([.A34]);MONTH([.A34]);DAY([.A34]));&quot;MMM&quot;))">
            <text:p/>
          </table:table-cell>
          <table:table-cell table:style-name="ce62" table:formula="of:=IF([.D34]=&quot;&quot;;&quot;&quot;;TEXT(DATE(YEAR([.D34]);MONTH([.D34]);DAY([.D34]));&quot;MMM&quot;))">
            <text:p/>
          </table:table-cell>
          <table:table-cell table:style-name="ce62" table:formula="of:=IF([.G34]=&quot;&quot;;&quot;&quot;;TEXT(DATE(YEAR([.G34]);MONTH([.G34]);DAY([.G34]));&quot;MMM&quot;))">
            <text:p/>
          </table:table-cell>
          <table:table-cell table:style-name="ce70" table:formula="of:=IF([.D34]=&quot;&quot;;&quot;&quot;;TEXT(DATE(YEAR([.D34]);MONTH([.D34]);DAY([.D3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Default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]=&quot;&quot;;&quot;&quot;;VLOOKUP([.K35];[Contas.$A$1:.$C$54];2;0))">
            <text:p><text:s text:c="2"/></text:p>
          </table:table-cell>
          <table:table-cell table:style-name="ce15" table:formula="of:=IF([.K35]=&quot;&quot;;&quot;&quot;;VLOOKUP([.K35];[Contas.$A$1:.$C$54];3;0))">
            <text:p><text:s text:c="2"/></text:p>
          </table:table-cell>
          <table:table-cell table:style-name="ce16" table:formula="of:=IF([.G35]&lt;&gt;&quot;&quot;;&quot;Pago&quot;;IF(AND([.G35]=&quot;&quot;;[.E35]&lt;&gt;&quot;&quot;;[.F35]&lt;&gt;&quot;&quot;;TODAY()&gt;=[.D35]);&quot;Vencido&quot;;IF(AND([.E35]=&quot;&quot;;[.F35]=&quot;&quot;;[.G35]=&quot;&quot;;[.H35]=&quot;&quot;);&quot;&quot;;&quot;A Vencer&quot;)))">
            <text:p><text:s text:c="2"/></text:p>
          </table:table-cell>
          <table:table-cell table:style-name="ce41" table:formula="of:=IF([.H35]=&quot;&quot;;&quot;&quot;;[.H35]-[.C35])">
            <text:p/>
          </table:table-cell>
          <table:table-cell table:style-name="ce62" table:formula="of:=IF([.A35]=&quot;&quot;;&quot;&quot;;TEXT(DATE(YEAR([.A35]);MONTH([.A35]);DAY([.A35]));&quot;AAAA&quot;))">
            <text:p/>
          </table:table-cell>
          <table:table-cell table:style-name="ce62" table:formula="of:=IF([.D35]=&quot;&quot;;&quot;&quot;;TEXT(DATE(YEAR([.D35]);MONTH([.D35]);DAY([.D35]));&quot;AAAA&quot;))">
            <text:p/>
          </table:table-cell>
          <table:table-cell table:style-name="ce62" table:formula="of:=IF([.G35]=&quot;&quot;;&quot;&quot;;TEXT(DATE(YEAR([.G35]);MONTH([.G35]);DAY([.G35]));&quot;AAAA&quot;))">
            <text:p/>
          </table:table-cell>
          <table:table-cell table:style-name="ce62" table:formula="of:=IF([.A35]=&quot;&quot;;&quot;&quot;;TEXT(DATE(YEAR([.A35]);MONTH([.A35]);DAY([.A35]));&quot;MMM&quot;))">
            <text:p/>
          </table:table-cell>
          <table:table-cell table:style-name="ce62" table:formula="of:=IF([.D35]=&quot;&quot;;&quot;&quot;;TEXT(DATE(YEAR([.D35]);MONTH([.D35]);DAY([.D35]));&quot;MMM&quot;))">
            <text:p/>
          </table:table-cell>
          <table:table-cell table:style-name="ce62" table:formula="of:=IF([.G35]=&quot;&quot;;&quot;&quot;;TEXT(DATE(YEAR([.G35]);MONTH([.G35]);DAY([.G35]));&quot;MMM&quot;))">
            <text:p/>
          </table:table-cell>
          <table:table-cell table:style-name="ce70" table:formula="of:=IF([.D35]=&quot;&quot;;&quot;&quot;;TEXT(DATE(YEAR([.D35]);MONTH([.D35]);DAY([.D3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5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]=&quot;&quot;;&quot;&quot;;VLOOKUP([.K36];[Contas.$A$1:.$C$54];2;0))">
            <text:p><text:s text:c="2"/></text:p>
          </table:table-cell>
          <table:table-cell table:style-name="ce15" table:formula="of:=IF([.K36]=&quot;&quot;;&quot;&quot;;VLOOKUP([.K36];[Contas.$A$1:.$C$54];3;0))">
            <text:p><text:s text:c="2"/></text:p>
          </table:table-cell>
          <table:table-cell table:style-name="ce16" table:formula="of:=IF([.G36]&lt;&gt;&quot;&quot;;&quot;Pago&quot;;IF(AND([.G36]=&quot;&quot;;[.E36]&lt;&gt;&quot;&quot;;[.F36]&lt;&gt;&quot;&quot;;TODAY()&gt;=[.D36]);&quot;Vencido&quot;;IF(AND([.E36]=&quot;&quot;;[.F36]=&quot;&quot;;[.G36]=&quot;&quot;;[.H36]=&quot;&quot;);&quot;&quot;;&quot;A Vencer&quot;)))">
            <text:p><text:s text:c="2"/></text:p>
          </table:table-cell>
          <table:table-cell table:style-name="ce41" table:formula="of:=IF([.H36]=&quot;&quot;;&quot;&quot;;[.H36]-[.C36])">
            <text:p/>
          </table:table-cell>
          <table:table-cell table:style-name="ce62" table:formula="of:=IF([.A36]=&quot;&quot;;&quot;&quot;;TEXT(DATE(YEAR([.A36]);MONTH([.A36]);DAY([.A36]));&quot;AAAA&quot;))">
            <text:p/>
          </table:table-cell>
          <table:table-cell table:style-name="ce62" table:formula="of:=IF([.D36]=&quot;&quot;;&quot;&quot;;TEXT(DATE(YEAR([.D36]);MONTH([.D36]);DAY([.D36]));&quot;AAAA&quot;))">
            <text:p/>
          </table:table-cell>
          <table:table-cell table:style-name="ce62" table:formula="of:=IF([.G36]=&quot;&quot;;&quot;&quot;;TEXT(DATE(YEAR([.G36]);MONTH([.G36]);DAY([.G36]));&quot;AAAA&quot;))">
            <text:p/>
          </table:table-cell>
          <table:table-cell table:style-name="ce62" table:formula="of:=IF([.A36]=&quot;&quot;;&quot;&quot;;TEXT(DATE(YEAR([.A36]);MONTH([.A36]);DAY([.A36]));&quot;MMM&quot;))">
            <text:p/>
          </table:table-cell>
          <table:table-cell table:style-name="ce62" table:formula="of:=IF([.D36]=&quot;&quot;;&quot;&quot;;TEXT(DATE(YEAR([.D36]);MONTH([.D36]);DAY([.D36]));&quot;MMM&quot;))">
            <text:p/>
          </table:table-cell>
          <table:table-cell table:style-name="ce62" table:formula="of:=IF([.G36]=&quot;&quot;;&quot;&quot;;TEXT(DATE(YEAR([.G36]);MONTH([.G36]);DAY([.G36]));&quot;MMM&quot;))">
            <text:p/>
          </table:table-cell>
          <table:table-cell table:style-name="ce70" table:formula="of:=IF([.D36]=&quot;&quot;;&quot;&quot;;TEXT(DATE(YEAR([.D36]);MONTH([.D36]);DAY([.D3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5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]=&quot;&quot;;&quot;&quot;;VLOOKUP([.K37];[Contas.$A$1:.$C$54];2;0))">
            <text:p><text:s text:c="2"/></text:p>
          </table:table-cell>
          <table:table-cell table:style-name="ce15" table:formula="of:=IF([.K37]=&quot;&quot;;&quot;&quot;;VLOOKUP([.K37];[Contas.$A$1:.$C$54];3;0))">
            <text:p><text:s text:c="2"/></text:p>
          </table:table-cell>
          <table:table-cell table:style-name="ce16" table:formula="of:=IF([.G37]&lt;&gt;&quot;&quot;;&quot;Pago&quot;;IF(AND([.G37]=&quot;&quot;;[.E37]&lt;&gt;&quot;&quot;;[.F37]&lt;&gt;&quot;&quot;;TODAY()&gt;=[.D37]);&quot;Vencido&quot;;IF(AND([.E37]=&quot;&quot;;[.F37]=&quot;&quot;;[.G37]=&quot;&quot;;[.H37]=&quot;&quot;);&quot;&quot;;&quot;A Vencer&quot;)))">
            <text:p><text:s text:c="2"/></text:p>
          </table:table-cell>
          <table:table-cell table:style-name="ce41" table:formula="of:=IF([.H37]=&quot;&quot;;&quot;&quot;;[.H37]-[.C37])">
            <text:p/>
          </table:table-cell>
          <table:table-cell table:style-name="ce62" table:formula="of:=IF([.A37]=&quot;&quot;;&quot;&quot;;TEXT(DATE(YEAR([.A37]);MONTH([.A37]);DAY([.A37]));&quot;AAAA&quot;))">
            <text:p/>
          </table:table-cell>
          <table:table-cell table:style-name="ce62" table:formula="of:=IF([.D37]=&quot;&quot;;&quot;&quot;;TEXT(DATE(YEAR([.D37]);MONTH([.D37]);DAY([.D37]));&quot;AAAA&quot;))">
            <text:p/>
          </table:table-cell>
          <table:table-cell table:style-name="ce62" table:formula="of:=IF([.G37]=&quot;&quot;;&quot;&quot;;TEXT(DATE(YEAR([.G37]);MONTH([.G37]);DAY([.G37]));&quot;AAAA&quot;))">
            <text:p/>
          </table:table-cell>
          <table:table-cell table:style-name="ce62" table:formula="of:=IF([.A37]=&quot;&quot;;&quot;&quot;;TEXT(DATE(YEAR([.A37]);MONTH([.A37]);DAY([.A37]));&quot;MMM&quot;))">
            <text:p/>
          </table:table-cell>
          <table:table-cell table:style-name="ce62" table:formula="of:=IF([.D37]=&quot;&quot;;&quot;&quot;;TEXT(DATE(YEAR([.D37]);MONTH([.D37]);DAY([.D37]));&quot;MMM&quot;))">
            <text:p/>
          </table:table-cell>
          <table:table-cell table:style-name="ce62" table:formula="of:=IF([.G37]=&quot;&quot;;&quot;&quot;;TEXT(DATE(YEAR([.G37]);MONTH([.G37]);DAY([.G37]));&quot;MMM&quot;))">
            <text:p/>
          </table:table-cell>
          <table:table-cell table:style-name="ce70" table:formula="of:=IF([.D37]=&quot;&quot;;&quot;&quot;;TEXT(DATE(YEAR([.D37]);MONTH([.D37]);DAY([.D3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5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]=&quot;&quot;;&quot;&quot;;VLOOKUP([.K38];[Contas.$A$1:.$C$54];2;0))">
            <text:p><text:s text:c="2"/></text:p>
          </table:table-cell>
          <table:table-cell table:style-name="ce15" table:formula="of:=IF([.K38]=&quot;&quot;;&quot;&quot;;VLOOKUP([.K38];[Contas.$A$1:.$C$54];3;0))">
            <text:p><text:s text:c="2"/></text:p>
          </table:table-cell>
          <table:table-cell table:style-name="ce16" table:formula="of:=IF([.G38]&lt;&gt;&quot;&quot;;&quot;Pago&quot;;IF(AND([.G38]=&quot;&quot;;[.E38]&lt;&gt;&quot;&quot;;[.F38]&lt;&gt;&quot;&quot;;TODAY()&gt;=[.D38]);&quot;Vencido&quot;;IF(AND([.E38]=&quot;&quot;;[.F38]=&quot;&quot;;[.G38]=&quot;&quot;;[.H38]=&quot;&quot;);&quot;&quot;;&quot;A Vencer&quot;)))">
            <text:p><text:s text:c="2"/></text:p>
          </table:table-cell>
          <table:table-cell table:style-name="ce41" table:formula="of:=IF([.H38]=&quot;&quot;;&quot;&quot;;[.H38]-[.C38])">
            <text:p/>
          </table:table-cell>
          <table:table-cell table:style-name="ce62" table:formula="of:=IF([.A38]=&quot;&quot;;&quot;&quot;;TEXT(DATE(YEAR([.A38]);MONTH([.A38]);DAY([.A38]));&quot;AAAA&quot;))">
            <text:p/>
          </table:table-cell>
          <table:table-cell table:style-name="ce62" table:formula="of:=IF([.D38]=&quot;&quot;;&quot;&quot;;TEXT(DATE(YEAR([.D38]);MONTH([.D38]);DAY([.D38]));&quot;AAAA&quot;))">
            <text:p/>
          </table:table-cell>
          <table:table-cell table:style-name="ce62" table:formula="of:=IF([.G38]=&quot;&quot;;&quot;&quot;;TEXT(DATE(YEAR([.G38]);MONTH([.G38]);DAY([.G38]));&quot;AAAA&quot;))">
            <text:p/>
          </table:table-cell>
          <table:table-cell table:style-name="ce62" table:formula="of:=IF([.A38]=&quot;&quot;;&quot;&quot;;TEXT(DATE(YEAR([.A38]);MONTH([.A38]);DAY([.A38]));&quot;MMM&quot;))">
            <text:p/>
          </table:table-cell>
          <table:table-cell table:style-name="ce62" table:formula="of:=IF([.D38]=&quot;&quot;;&quot;&quot;;TEXT(DATE(YEAR([.D38]);MONTH([.D38]);DAY([.D38]));&quot;MMM&quot;))">
            <text:p/>
          </table:table-cell>
          <table:table-cell table:style-name="ce62" table:formula="of:=IF([.G38]=&quot;&quot;;&quot;&quot;;TEXT(DATE(YEAR([.G38]);MONTH([.G38]);DAY([.G38]));&quot;MMM&quot;))">
            <text:p/>
          </table:table-cell>
          <table:table-cell table:style-name="ce70" table:formula="of:=IF([.D38]=&quot;&quot;;&quot;&quot;;TEXT(DATE(YEAR([.D38]);MONTH([.D38]);DAY([.D3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]=&quot;&quot;;&quot;&quot;;VLOOKUP([.K39];[Contas.$A$1:.$C$54];2;0))">
            <text:p><text:s text:c="2"/></text:p>
          </table:table-cell>
          <table:table-cell table:style-name="ce15" table:formula="of:=IF([.K39]=&quot;&quot;;&quot;&quot;;VLOOKUP([.K39];[Contas.$A$1:.$C$54];3;0))">
            <text:p><text:s text:c="2"/></text:p>
          </table:table-cell>
          <table:table-cell table:style-name="ce16" table:formula="of:=IF([.G39]&lt;&gt;&quot;&quot;;&quot;Pago&quot;;IF(AND([.G39]=&quot;&quot;;[.E39]&lt;&gt;&quot;&quot;;[.F39]&lt;&gt;&quot;&quot;;TODAY()&gt;=[.D39]);&quot;Vencido&quot;;IF(AND([.E39]=&quot;&quot;;[.F39]=&quot;&quot;;[.G39]=&quot;&quot;;[.H39]=&quot;&quot;);&quot;&quot;;&quot;A Vencer&quot;)))">
            <text:p><text:s text:c="2"/></text:p>
          </table:table-cell>
          <table:table-cell table:style-name="ce41" table:formula="of:=IF([.H39]=&quot;&quot;;&quot;&quot;;[.H39]-[.C39])">
            <text:p/>
          </table:table-cell>
          <table:table-cell table:style-name="ce62" table:formula="of:=IF([.A39]=&quot;&quot;;&quot;&quot;;TEXT(DATE(YEAR([.A39]);MONTH([.A39]);DAY([.A39]));&quot;AAAA&quot;))">
            <text:p/>
          </table:table-cell>
          <table:table-cell table:style-name="ce62" table:formula="of:=IF([.D39]=&quot;&quot;;&quot;&quot;;TEXT(DATE(YEAR([.D39]);MONTH([.D39]);DAY([.D39]));&quot;AAAA&quot;))">
            <text:p/>
          </table:table-cell>
          <table:table-cell table:style-name="ce62" table:formula="of:=IF([.G39]=&quot;&quot;;&quot;&quot;;TEXT(DATE(YEAR([.G39]);MONTH([.G39]);DAY([.G39]));&quot;AAAA&quot;))">
            <text:p/>
          </table:table-cell>
          <table:table-cell table:style-name="ce62" table:formula="of:=IF([.A39]=&quot;&quot;;&quot;&quot;;TEXT(DATE(YEAR([.A39]);MONTH([.A39]);DAY([.A39]));&quot;MMM&quot;))">
            <text:p/>
          </table:table-cell>
          <table:table-cell table:style-name="ce62" table:formula="of:=IF([.D39]=&quot;&quot;;&quot;&quot;;TEXT(DATE(YEAR([.D39]);MONTH([.D39]);DAY([.D39]));&quot;MMM&quot;))">
            <text:p/>
          </table:table-cell>
          <table:table-cell table:style-name="ce62" table:formula="of:=IF([.G39]=&quot;&quot;;&quot;&quot;;TEXT(DATE(YEAR([.G39]);MONTH([.G39]);DAY([.G39]));&quot;MMM&quot;))">
            <text:p/>
          </table:table-cell>
          <table:table-cell table:style-name="ce70" table:formula="of:=IF([.D39]=&quot;&quot;;&quot;&quot;;TEXT(DATE(YEAR([.D39]);MONTH([.D39]);DAY([.D3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]=&quot;&quot;;&quot;&quot;;VLOOKUP([.K40];[Contas.$A$1:.$C$54];2;0))">
            <text:p><text:s text:c="2"/></text:p>
          </table:table-cell>
          <table:table-cell table:style-name="ce15" table:formula="of:=IF([.K40]=&quot;&quot;;&quot;&quot;;VLOOKUP([.K40];[Contas.$A$1:.$C$54];3;0))">
            <text:p><text:s text:c="2"/></text:p>
          </table:table-cell>
          <table:table-cell table:style-name="ce16" table:formula="of:=IF([.G40]&lt;&gt;&quot;&quot;;&quot;Pago&quot;;IF(AND([.G40]=&quot;&quot;;[.E40]&lt;&gt;&quot;&quot;;[.F40]&lt;&gt;&quot;&quot;;TODAY()&gt;=[.D40]);&quot;Vencido&quot;;IF(AND([.E40]=&quot;&quot;;[.F40]=&quot;&quot;;[.G40]=&quot;&quot;;[.H40]=&quot;&quot;);&quot;&quot;;&quot;A Vencer&quot;)))">
            <text:p><text:s text:c="2"/></text:p>
          </table:table-cell>
          <table:table-cell table:style-name="ce41" table:formula="of:=IF([.H40]=&quot;&quot;;&quot;&quot;;[.H40]-[.C40])">
            <text:p/>
          </table:table-cell>
          <table:table-cell table:style-name="ce62" table:formula="of:=IF([.A40]=&quot;&quot;;&quot;&quot;;TEXT(DATE(YEAR([.A40]);MONTH([.A40]);DAY([.A40]));&quot;AAAA&quot;))">
            <text:p/>
          </table:table-cell>
          <table:table-cell table:style-name="ce62" table:formula="of:=IF([.D40]=&quot;&quot;;&quot;&quot;;TEXT(DATE(YEAR([.D40]);MONTH([.D40]);DAY([.D40]));&quot;AAAA&quot;))">
            <text:p/>
          </table:table-cell>
          <table:table-cell table:style-name="ce62" table:formula="of:=IF([.G40]=&quot;&quot;;&quot;&quot;;TEXT(DATE(YEAR([.G40]);MONTH([.G40]);DAY([.G40]));&quot;AAAA&quot;))">
            <text:p/>
          </table:table-cell>
          <table:table-cell table:style-name="ce62" table:formula="of:=IF([.A40]=&quot;&quot;;&quot;&quot;;TEXT(DATE(YEAR([.A40]);MONTH([.A40]);DAY([.A40]));&quot;MMM&quot;))">
            <text:p/>
          </table:table-cell>
          <table:table-cell table:style-name="ce62" table:formula="of:=IF([.D40]=&quot;&quot;;&quot;&quot;;TEXT(DATE(YEAR([.D40]);MONTH([.D40]);DAY([.D40]));&quot;MMM&quot;))">
            <text:p/>
          </table:table-cell>
          <table:table-cell table:style-name="ce62" table:formula="of:=IF([.G40]=&quot;&quot;;&quot;&quot;;TEXT(DATE(YEAR([.G40]);MONTH([.G40]);DAY([.G40]));&quot;MMM&quot;))">
            <text:p/>
          </table:table-cell>
          <table:table-cell table:style-name="ce70" table:formula="of:=IF([.D40]=&quot;&quot;;&quot;&quot;;TEXT(DATE(YEAR([.D40]);MONTH([.D40]);DAY([.D4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]=&quot;&quot;;&quot;&quot;;VLOOKUP([.K41];[Contas.$A$1:.$C$54];2;0))">
            <text:p><text:s text:c="2"/></text:p>
          </table:table-cell>
          <table:table-cell table:style-name="ce15" table:formula="of:=IF([.K41]=&quot;&quot;;&quot;&quot;;VLOOKUP([.K41];[Contas.$A$1:.$C$54];3;0))">
            <text:p><text:s text:c="2"/></text:p>
          </table:table-cell>
          <table:table-cell table:style-name="ce16" table:formula="of:=IF([.G41]&lt;&gt;&quot;&quot;;&quot;Pago&quot;;IF(AND([.G41]=&quot;&quot;;[.E41]&lt;&gt;&quot;&quot;;[.F41]&lt;&gt;&quot;&quot;;TODAY()&gt;=[.D41]);&quot;Vencido&quot;;IF(AND([.E41]=&quot;&quot;;[.F41]=&quot;&quot;;[.G41]=&quot;&quot;;[.H41]=&quot;&quot;);&quot;&quot;;&quot;A Vencer&quot;)))">
            <text:p><text:s text:c="2"/></text:p>
          </table:table-cell>
          <table:table-cell table:style-name="ce41" table:formula="of:=IF([.H41]=&quot;&quot;;&quot;&quot;;[.H41]-[.C41])">
            <text:p/>
          </table:table-cell>
          <table:table-cell table:style-name="ce62" table:formula="of:=IF([.A41]=&quot;&quot;;&quot;&quot;;TEXT(DATE(YEAR([.A41]);MONTH([.A41]);DAY([.A41]));&quot;AAAA&quot;))">
            <text:p/>
          </table:table-cell>
          <table:table-cell table:style-name="ce62" table:formula="of:=IF([.D41]=&quot;&quot;;&quot;&quot;;TEXT(DATE(YEAR([.D41]);MONTH([.D41]);DAY([.D41]));&quot;AAAA&quot;))">
            <text:p/>
          </table:table-cell>
          <table:table-cell table:style-name="ce62" table:formula="of:=IF([.G41]=&quot;&quot;;&quot;&quot;;TEXT(DATE(YEAR([.G41]);MONTH([.G41]);DAY([.G41]));&quot;AAAA&quot;))">
            <text:p/>
          </table:table-cell>
          <table:table-cell table:style-name="ce62" table:formula="of:=IF([.A41]=&quot;&quot;;&quot;&quot;;TEXT(DATE(YEAR([.A41]);MONTH([.A41]);DAY([.A41]));&quot;MMM&quot;))">
            <text:p/>
          </table:table-cell>
          <table:table-cell table:style-name="ce62" table:formula="of:=IF([.D41]=&quot;&quot;;&quot;&quot;;TEXT(DATE(YEAR([.D41]);MONTH([.D41]);DAY([.D41]));&quot;MMM&quot;))">
            <text:p/>
          </table:table-cell>
          <table:table-cell table:style-name="ce62" table:formula="of:=IF([.G41]=&quot;&quot;;&quot;&quot;;TEXT(DATE(YEAR([.G41]);MONTH([.G41]);DAY([.G41]));&quot;MMM&quot;))">
            <text:p/>
          </table:table-cell>
          <table:table-cell table:style-name="ce70" table:formula="of:=IF([.D41]=&quot;&quot;;&quot;&quot;;TEXT(DATE(YEAR([.D41]);MONTH([.D41]);DAY([.D4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]=&quot;&quot;;&quot;&quot;;VLOOKUP([.K42];[Contas.$A$1:.$C$54];2;0))">
            <text:p><text:s text:c="2"/></text:p>
          </table:table-cell>
          <table:table-cell table:style-name="ce15" table:formula="of:=IF([.K42]=&quot;&quot;;&quot;&quot;;VLOOKUP([.K42];[Contas.$A$1:.$C$54];3;0))">
            <text:p><text:s text:c="2"/></text:p>
          </table:table-cell>
          <table:table-cell table:style-name="ce16" table:formula="of:=IF([.G42]&lt;&gt;&quot;&quot;;&quot;Pago&quot;;IF(AND([.G42]=&quot;&quot;;[.E42]&lt;&gt;&quot;&quot;;[.F42]&lt;&gt;&quot;&quot;;TODAY()&gt;=[.D42]);&quot;Vencido&quot;;IF(AND([.E42]=&quot;&quot;;[.F42]=&quot;&quot;;[.G42]=&quot;&quot;;[.H42]=&quot;&quot;);&quot;&quot;;&quot;A Vencer&quot;)))">
            <text:p><text:s text:c="2"/></text:p>
          </table:table-cell>
          <table:table-cell table:style-name="ce41" table:formula="of:=IF([.H42]=&quot;&quot;;&quot;&quot;;[.H42]-[.C42])">
            <text:p/>
          </table:table-cell>
          <table:table-cell table:style-name="ce62" table:formula="of:=IF([.A42]=&quot;&quot;;&quot;&quot;;TEXT(DATE(YEAR([.A42]);MONTH([.A42]);DAY([.A42]));&quot;AAAA&quot;))">
            <text:p/>
          </table:table-cell>
          <table:table-cell table:style-name="ce62" table:formula="of:=IF([.D42]=&quot;&quot;;&quot;&quot;;TEXT(DATE(YEAR([.D42]);MONTH([.D42]);DAY([.D42]));&quot;AAAA&quot;))">
            <text:p/>
          </table:table-cell>
          <table:table-cell table:style-name="ce62" table:formula="of:=IF([.G42]=&quot;&quot;;&quot;&quot;;TEXT(DATE(YEAR([.G42]);MONTH([.G42]);DAY([.G42]));&quot;AAAA&quot;))">
            <text:p/>
          </table:table-cell>
          <table:table-cell table:style-name="ce62" table:formula="of:=IF([.A42]=&quot;&quot;;&quot;&quot;;TEXT(DATE(YEAR([.A42]);MONTH([.A42]);DAY([.A42]));&quot;MMM&quot;))">
            <text:p/>
          </table:table-cell>
          <table:table-cell table:style-name="ce62" table:formula="of:=IF([.D42]=&quot;&quot;;&quot;&quot;;TEXT(DATE(YEAR([.D42]);MONTH([.D42]);DAY([.D42]));&quot;MMM&quot;))">
            <text:p/>
          </table:table-cell>
          <table:table-cell table:style-name="ce62" table:formula="of:=IF([.G42]=&quot;&quot;;&quot;&quot;;TEXT(DATE(YEAR([.G42]);MONTH([.G42]);DAY([.G42]));&quot;MMM&quot;))">
            <text:p/>
          </table:table-cell>
          <table:table-cell table:style-name="ce70" table:formula="of:=IF([.D42]=&quot;&quot;;&quot;&quot;;TEXT(DATE(YEAR([.D42]);MONTH([.D42]);DAY([.D4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]=&quot;&quot;;&quot;&quot;;VLOOKUP([.K43];[Contas.$A$1:.$C$54];2;0))">
            <text:p><text:s text:c="2"/></text:p>
          </table:table-cell>
          <table:table-cell table:style-name="ce15" table:formula="of:=IF([.K43]=&quot;&quot;;&quot;&quot;;VLOOKUP([.K43];[Contas.$A$1:.$C$54];3;0))">
            <text:p><text:s text:c="2"/></text:p>
          </table:table-cell>
          <table:table-cell table:style-name="ce16" table:formula="of:=IF([.G43]&lt;&gt;&quot;&quot;;&quot;Pago&quot;;IF(AND([.G43]=&quot;&quot;;[.E43]&lt;&gt;&quot;&quot;;[.F43]&lt;&gt;&quot;&quot;;TODAY()&gt;=[.D43]);&quot;Vencido&quot;;IF(AND([.E43]=&quot;&quot;;[.F43]=&quot;&quot;;[.G43]=&quot;&quot;;[.H43]=&quot;&quot;);&quot;&quot;;&quot;A Vencer&quot;)))">
            <text:p><text:s text:c="2"/></text:p>
          </table:table-cell>
          <table:table-cell table:style-name="ce41" table:formula="of:=IF([.H43]=&quot;&quot;;&quot;&quot;;[.H43]-[.C43])">
            <text:p/>
          </table:table-cell>
          <table:table-cell table:style-name="ce62" table:formula="of:=IF([.A43]=&quot;&quot;;&quot;&quot;;TEXT(DATE(YEAR([.A43]);MONTH([.A43]);DAY([.A43]));&quot;AAAA&quot;))">
            <text:p/>
          </table:table-cell>
          <table:table-cell table:style-name="ce62" table:formula="of:=IF([.D43]=&quot;&quot;;&quot;&quot;;TEXT(DATE(YEAR([.D43]);MONTH([.D43]);DAY([.D43]));&quot;AAAA&quot;))">
            <text:p/>
          </table:table-cell>
          <table:table-cell table:style-name="ce62" table:formula="of:=IF([.G43]=&quot;&quot;;&quot;&quot;;TEXT(DATE(YEAR([.G43]);MONTH([.G43]);DAY([.G43]));&quot;AAAA&quot;))">
            <text:p/>
          </table:table-cell>
          <table:table-cell table:style-name="ce62" table:formula="of:=IF([.A43]=&quot;&quot;;&quot;&quot;;TEXT(DATE(YEAR([.A43]);MONTH([.A43]);DAY([.A43]));&quot;MMM&quot;))">
            <text:p/>
          </table:table-cell>
          <table:table-cell table:style-name="ce62" table:formula="of:=IF([.D43]=&quot;&quot;;&quot;&quot;;TEXT(DATE(YEAR([.D43]);MONTH([.D43]);DAY([.D43]));&quot;MMM&quot;))">
            <text:p/>
          </table:table-cell>
          <table:table-cell table:style-name="ce62" table:formula="of:=IF([.G43]=&quot;&quot;;&quot;&quot;;TEXT(DATE(YEAR([.G43]);MONTH([.G43]);DAY([.G43]));&quot;MMM&quot;))">
            <text:p/>
          </table:table-cell>
          <table:table-cell table:style-name="ce70" table:formula="of:=IF([.D43]=&quot;&quot;;&quot;&quot;;TEXT(DATE(YEAR([.D43]);MONTH([.D43]);DAY([.D4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5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]=&quot;&quot;;&quot;&quot;;VLOOKUP([.K44];[Contas.$A$1:.$C$54];2;0))">
            <text:p><text:s text:c="2"/></text:p>
          </table:table-cell>
          <table:table-cell table:style-name="ce15" table:formula="of:=IF([.K44]=&quot;&quot;;&quot;&quot;;VLOOKUP([.K44];[Contas.$A$1:.$C$54];3;0))">
            <text:p><text:s text:c="2"/></text:p>
          </table:table-cell>
          <table:table-cell table:style-name="ce16" table:formula="of:=IF([.G44]&lt;&gt;&quot;&quot;;&quot;Pago&quot;;IF(AND([.G44]=&quot;&quot;;[.E44]&lt;&gt;&quot;&quot;;[.F44]&lt;&gt;&quot;&quot;;TODAY()&gt;=[.D44]);&quot;Vencido&quot;;IF(AND([.E44]=&quot;&quot;;[.F44]=&quot;&quot;;[.G44]=&quot;&quot;;[.H44]=&quot;&quot;);&quot;&quot;;&quot;A Vencer&quot;)))">
            <text:p><text:s text:c="2"/></text:p>
          </table:table-cell>
          <table:table-cell table:style-name="ce41" table:formula="of:=IF([.H44]=&quot;&quot;;&quot;&quot;;[.H44]-[.C44])">
            <text:p/>
          </table:table-cell>
          <table:table-cell table:style-name="ce62" table:formula="of:=IF([.A44]=&quot;&quot;;&quot;&quot;;TEXT(DATE(YEAR([.A44]);MONTH([.A44]);DAY([.A44]));&quot;AAAA&quot;))">
            <text:p/>
          </table:table-cell>
          <table:table-cell table:style-name="ce62" table:formula="of:=IF([.D44]=&quot;&quot;;&quot;&quot;;TEXT(DATE(YEAR([.D44]);MONTH([.D44]);DAY([.D44]));&quot;AAAA&quot;))">
            <text:p/>
          </table:table-cell>
          <table:table-cell table:style-name="ce62" table:formula="of:=IF([.G44]=&quot;&quot;;&quot;&quot;;TEXT(DATE(YEAR([.G44]);MONTH([.G44]);DAY([.G44]));&quot;AAAA&quot;))">
            <text:p/>
          </table:table-cell>
          <table:table-cell table:style-name="ce62" table:formula="of:=IF([.A44]=&quot;&quot;;&quot;&quot;;TEXT(DATE(YEAR([.A44]);MONTH([.A44]);DAY([.A44]));&quot;MMM&quot;))">
            <text:p/>
          </table:table-cell>
          <table:table-cell table:style-name="ce62" table:formula="of:=IF([.D44]=&quot;&quot;;&quot;&quot;;TEXT(DATE(YEAR([.D44]);MONTH([.D44]);DAY([.D44]));&quot;MMM&quot;))">
            <text:p/>
          </table:table-cell>
          <table:table-cell table:style-name="ce62" table:formula="of:=IF([.G44]=&quot;&quot;;&quot;&quot;;TEXT(DATE(YEAR([.G44]);MONTH([.G44]);DAY([.G44]));&quot;MMM&quot;))">
            <text:p/>
          </table:table-cell>
          <table:table-cell table:style-name="ce70" table:formula="of:=IF([.D44]=&quot;&quot;;&quot;&quot;;TEXT(DATE(YEAR([.D44]);MONTH([.D44]);DAY([.D4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]=&quot;&quot;;&quot;&quot;;VLOOKUP([.K45];[Contas.$A$1:.$C$54];2;0))">
            <text:p><text:s text:c="2"/></text:p>
          </table:table-cell>
          <table:table-cell table:style-name="ce15" table:formula="of:=IF([.K45]=&quot;&quot;;&quot;&quot;;VLOOKUP([.K45];[Contas.$A$1:.$C$54];3;0))">
            <text:p><text:s text:c="2"/></text:p>
          </table:table-cell>
          <table:table-cell table:style-name="ce16" table:formula="of:=IF([.G45]&lt;&gt;&quot;&quot;;&quot;Pago&quot;;IF(AND([.G45]=&quot;&quot;;[.E45]&lt;&gt;&quot;&quot;;[.F45]&lt;&gt;&quot;&quot;;TODAY()&gt;=[.D45]);&quot;Vencido&quot;;IF(AND([.E45]=&quot;&quot;;[.F45]=&quot;&quot;;[.G45]=&quot;&quot;;[.H45]=&quot;&quot;);&quot;&quot;;&quot;A Vencer&quot;)))">
            <text:p><text:s text:c="2"/></text:p>
          </table:table-cell>
          <table:table-cell table:style-name="ce41" table:formula="of:=IF([.H45]=&quot;&quot;;&quot;&quot;;[.H45]-[.C45])">
            <text:p/>
          </table:table-cell>
          <table:table-cell table:style-name="ce62" table:formula="of:=IF([.A45]=&quot;&quot;;&quot;&quot;;TEXT(DATE(YEAR([.A45]);MONTH([.A45]);DAY([.A45]));&quot;AAAA&quot;))">
            <text:p/>
          </table:table-cell>
          <table:table-cell table:style-name="ce62" table:formula="of:=IF([.D45]=&quot;&quot;;&quot;&quot;;TEXT(DATE(YEAR([.D45]);MONTH([.D45]);DAY([.D45]));&quot;AAAA&quot;))">
            <text:p/>
          </table:table-cell>
          <table:table-cell table:style-name="ce62" table:formula="of:=IF([.G45]=&quot;&quot;;&quot;&quot;;TEXT(DATE(YEAR([.G45]);MONTH([.G45]);DAY([.G45]));&quot;AAAA&quot;))">
            <text:p/>
          </table:table-cell>
          <table:table-cell table:style-name="ce62" table:formula="of:=IF([.A45]=&quot;&quot;;&quot;&quot;;TEXT(DATE(YEAR([.A45]);MONTH([.A45]);DAY([.A45]));&quot;MMM&quot;))">
            <text:p/>
          </table:table-cell>
          <table:table-cell table:style-name="ce62" table:formula="of:=IF([.D45]=&quot;&quot;;&quot;&quot;;TEXT(DATE(YEAR([.D45]);MONTH([.D45]);DAY([.D45]));&quot;MMM&quot;))">
            <text:p/>
          </table:table-cell>
          <table:table-cell table:style-name="ce62" table:formula="of:=IF([.G45]=&quot;&quot;;&quot;&quot;;TEXT(DATE(YEAR([.G45]);MONTH([.G45]);DAY([.G45]));&quot;MMM&quot;))">
            <text:p/>
          </table:table-cell>
          <table:table-cell table:style-name="ce70" table:formula="of:=IF([.D45]=&quot;&quot;;&quot;&quot;;TEXT(DATE(YEAR([.D45]);MONTH([.D45]);DAY([.D4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]=&quot;&quot;;&quot;&quot;;VLOOKUP([.K46];[Contas.$A$1:.$C$54];2;0))">
            <text:p><text:s text:c="2"/></text:p>
          </table:table-cell>
          <table:table-cell table:style-name="ce15" table:formula="of:=IF([.K46]=&quot;&quot;;&quot;&quot;;VLOOKUP([.K46];[Contas.$A$1:.$C$54];3;0))">
            <text:p><text:s text:c="2"/></text:p>
          </table:table-cell>
          <table:table-cell table:style-name="ce16" table:formula="of:=IF([.G46]&lt;&gt;&quot;&quot;;&quot;Pago&quot;;IF(AND([.G46]=&quot;&quot;;[.E46]&lt;&gt;&quot;&quot;;[.F46]&lt;&gt;&quot;&quot;;TODAY()&gt;=[.D46]);&quot;Vencido&quot;;IF(AND([.E46]=&quot;&quot;;[.F46]=&quot;&quot;;[.G46]=&quot;&quot;;[.H46]=&quot;&quot;);&quot;&quot;;&quot;A Vencer&quot;)))">
            <text:p><text:s text:c="2"/></text:p>
          </table:table-cell>
          <table:table-cell table:style-name="ce41" table:formula="of:=IF([.H46]=&quot;&quot;;&quot;&quot;;[.H46]-[.C46])">
            <text:p/>
          </table:table-cell>
          <table:table-cell table:style-name="ce62" table:formula="of:=IF([.A46]=&quot;&quot;;&quot;&quot;;TEXT(DATE(YEAR([.A46]);MONTH([.A46]);DAY([.A46]));&quot;AAAA&quot;))">
            <text:p/>
          </table:table-cell>
          <table:table-cell table:style-name="ce62" table:formula="of:=IF([.D46]=&quot;&quot;;&quot;&quot;;TEXT(DATE(YEAR([.D46]);MONTH([.D46]);DAY([.D46]));&quot;AAAA&quot;))">
            <text:p/>
          </table:table-cell>
          <table:table-cell table:style-name="ce62" table:formula="of:=IF([.G46]=&quot;&quot;;&quot;&quot;;TEXT(DATE(YEAR([.G46]);MONTH([.G46]);DAY([.G46]));&quot;AAAA&quot;))">
            <text:p/>
          </table:table-cell>
          <table:table-cell table:style-name="ce62" table:formula="of:=IF([.A46]=&quot;&quot;;&quot;&quot;;TEXT(DATE(YEAR([.A46]);MONTH([.A46]);DAY([.A46]));&quot;MMM&quot;))">
            <text:p/>
          </table:table-cell>
          <table:table-cell table:style-name="ce62" table:formula="of:=IF([.D46]=&quot;&quot;;&quot;&quot;;TEXT(DATE(YEAR([.D46]);MONTH([.D46]);DAY([.D46]));&quot;MMM&quot;))">
            <text:p/>
          </table:table-cell>
          <table:table-cell table:style-name="ce62" table:formula="of:=IF([.G46]=&quot;&quot;;&quot;&quot;;TEXT(DATE(YEAR([.G46]);MONTH([.G46]);DAY([.G46]));&quot;MMM&quot;))">
            <text:p/>
          </table:table-cell>
          <table:table-cell table:style-name="ce70" table:formula="of:=IF([.D46]=&quot;&quot;;&quot;&quot;;TEXT(DATE(YEAR([.D46]);MONTH([.D46]);DAY([.D4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]=&quot;&quot;;&quot;&quot;;VLOOKUP([.K47];[Contas.$A$1:.$C$54];2;0))">
            <text:p><text:s text:c="2"/></text:p>
          </table:table-cell>
          <table:table-cell table:style-name="ce15" table:formula="of:=IF([.K47]=&quot;&quot;;&quot;&quot;;VLOOKUP([.K47];[Contas.$A$1:.$C$54];3;0))">
            <text:p><text:s text:c="2"/></text:p>
          </table:table-cell>
          <table:table-cell table:style-name="ce16" table:formula="of:=IF([.G47]&lt;&gt;&quot;&quot;;&quot;Pago&quot;;IF(AND([.G47]=&quot;&quot;;[.E47]&lt;&gt;&quot;&quot;;[.F47]&lt;&gt;&quot;&quot;;TODAY()&gt;=[.D47]);&quot;Vencido&quot;;IF(AND([.E47]=&quot;&quot;;[.F47]=&quot;&quot;;[.G47]=&quot;&quot;;[.H47]=&quot;&quot;);&quot;&quot;;&quot;A Vencer&quot;)))">
            <text:p><text:s text:c="2"/></text:p>
          </table:table-cell>
          <table:table-cell table:style-name="ce41" table:formula="of:=IF([.H47]=&quot;&quot;;&quot;&quot;;[.H47]-[.C47])">
            <text:p/>
          </table:table-cell>
          <table:table-cell table:style-name="ce62" table:formula="of:=IF([.A47]=&quot;&quot;;&quot;&quot;;TEXT(DATE(YEAR([.A47]);MONTH([.A47]);DAY([.A47]));&quot;AAAA&quot;))">
            <text:p/>
          </table:table-cell>
          <table:table-cell table:style-name="ce62" table:formula="of:=IF([.D47]=&quot;&quot;;&quot;&quot;;TEXT(DATE(YEAR([.D47]);MONTH([.D47]);DAY([.D47]));&quot;AAAA&quot;))">
            <text:p/>
          </table:table-cell>
          <table:table-cell table:style-name="ce62" table:formula="of:=IF([.G47]=&quot;&quot;;&quot;&quot;;TEXT(DATE(YEAR([.G47]);MONTH([.G47]);DAY([.G47]));&quot;AAAA&quot;))">
            <text:p/>
          </table:table-cell>
          <table:table-cell table:style-name="ce62" table:formula="of:=IF([.A47]=&quot;&quot;;&quot;&quot;;TEXT(DATE(YEAR([.A47]);MONTH([.A47]);DAY([.A47]));&quot;MMM&quot;))">
            <text:p/>
          </table:table-cell>
          <table:table-cell table:style-name="ce62" table:formula="of:=IF([.D47]=&quot;&quot;;&quot;&quot;;TEXT(DATE(YEAR([.D47]);MONTH([.D47]);DAY([.D47]));&quot;MMM&quot;))">
            <text:p/>
          </table:table-cell>
          <table:table-cell table:style-name="ce62" table:formula="of:=IF([.G47]=&quot;&quot;;&quot;&quot;;TEXT(DATE(YEAR([.G47]);MONTH([.G47]);DAY([.G47]));&quot;MMM&quot;))">
            <text:p/>
          </table:table-cell>
          <table:table-cell table:style-name="ce70" table:formula="of:=IF([.D47]=&quot;&quot;;&quot;&quot;;TEXT(DATE(YEAR([.D47]);MONTH([.D47]);DAY([.D4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]=&quot;&quot;;&quot;&quot;;VLOOKUP([.K48];[Contas.$A$1:.$C$54];2;0))">
            <text:p><text:s text:c="2"/></text:p>
          </table:table-cell>
          <table:table-cell table:style-name="ce15" table:formula="of:=IF([.K48]=&quot;&quot;;&quot;&quot;;VLOOKUP([.K48];[Contas.$A$1:.$C$54];3;0))">
            <text:p><text:s text:c="2"/></text:p>
          </table:table-cell>
          <table:table-cell table:style-name="ce16" table:formula="of:=IF([.G48]&lt;&gt;&quot;&quot;;&quot;Pago&quot;;IF(AND([.G48]=&quot;&quot;;[.E48]&lt;&gt;&quot;&quot;;[.F48]&lt;&gt;&quot;&quot;;TODAY()&gt;=[.D48]);&quot;Vencido&quot;;IF(AND([.E48]=&quot;&quot;;[.F48]=&quot;&quot;;[.G48]=&quot;&quot;;[.H48]=&quot;&quot;);&quot;&quot;;&quot;A Vencer&quot;)))">
            <text:p><text:s text:c="2"/></text:p>
          </table:table-cell>
          <table:table-cell table:style-name="ce41" table:formula="of:=IF([.H48]=&quot;&quot;;&quot;&quot;;[.H48]-[.C48])">
            <text:p/>
          </table:table-cell>
          <table:table-cell table:style-name="ce62" table:formula="of:=IF([.A48]=&quot;&quot;;&quot;&quot;;TEXT(DATE(YEAR([.A48]);MONTH([.A48]);DAY([.A48]));&quot;AAAA&quot;))">
            <text:p/>
          </table:table-cell>
          <table:table-cell table:style-name="ce62" table:formula="of:=IF([.D48]=&quot;&quot;;&quot;&quot;;TEXT(DATE(YEAR([.D48]);MONTH([.D48]);DAY([.D48]));&quot;AAAA&quot;))">
            <text:p/>
          </table:table-cell>
          <table:table-cell table:style-name="ce62" table:formula="of:=IF([.G48]=&quot;&quot;;&quot;&quot;;TEXT(DATE(YEAR([.G48]);MONTH([.G48]);DAY([.G48]));&quot;AAAA&quot;))">
            <text:p/>
          </table:table-cell>
          <table:table-cell table:style-name="ce62" table:formula="of:=IF([.A48]=&quot;&quot;;&quot;&quot;;TEXT(DATE(YEAR([.A48]);MONTH([.A48]);DAY([.A48]));&quot;MMM&quot;))">
            <text:p/>
          </table:table-cell>
          <table:table-cell table:style-name="ce62" table:formula="of:=IF([.D48]=&quot;&quot;;&quot;&quot;;TEXT(DATE(YEAR([.D48]);MONTH([.D48]);DAY([.D48]));&quot;MMM&quot;))">
            <text:p/>
          </table:table-cell>
          <table:table-cell table:style-name="ce62" table:formula="of:=IF([.G48]=&quot;&quot;;&quot;&quot;;TEXT(DATE(YEAR([.G48]);MONTH([.G48]);DAY([.G48]));&quot;MMM&quot;))">
            <text:p/>
          </table:table-cell>
          <table:table-cell table:style-name="ce70" table:formula="of:=IF([.D48]=&quot;&quot;;&quot;&quot;;TEXT(DATE(YEAR([.D48]);MONTH([.D48]);DAY([.D4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]=&quot;&quot;;&quot;&quot;;VLOOKUP([.K49];[Contas.$A$1:.$C$54];2;0))">
            <text:p><text:s text:c="2"/></text:p>
          </table:table-cell>
          <table:table-cell table:style-name="ce15" table:formula="of:=IF([.K49]=&quot;&quot;;&quot;&quot;;VLOOKUP([.K49];[Contas.$A$1:.$C$54];3;0))">
            <text:p><text:s text:c="2"/></text:p>
          </table:table-cell>
          <table:table-cell table:style-name="ce16" table:formula="of:=IF([.G49]&lt;&gt;&quot;&quot;;&quot;Pago&quot;;IF(AND([.G49]=&quot;&quot;;[.E49]&lt;&gt;&quot;&quot;;[.F49]&lt;&gt;&quot;&quot;;TODAY()&gt;=[.D49]);&quot;Vencido&quot;;IF(AND([.E49]=&quot;&quot;;[.F49]=&quot;&quot;;[.G49]=&quot;&quot;;[.H49]=&quot;&quot;);&quot;&quot;;&quot;A Vencer&quot;)))">
            <text:p><text:s text:c="2"/></text:p>
          </table:table-cell>
          <table:table-cell table:style-name="ce41" table:formula="of:=IF([.H49]=&quot;&quot;;&quot;&quot;;[.H49]-[.C49])">
            <text:p/>
          </table:table-cell>
          <table:table-cell table:style-name="ce62" table:formula="of:=IF([.A49]=&quot;&quot;;&quot;&quot;;TEXT(DATE(YEAR([.A49]);MONTH([.A49]);DAY([.A49]));&quot;AAAA&quot;))">
            <text:p/>
          </table:table-cell>
          <table:table-cell table:style-name="ce62" table:formula="of:=IF([.D49]=&quot;&quot;;&quot;&quot;;TEXT(DATE(YEAR([.D49]);MONTH([.D49]);DAY([.D49]));&quot;AAAA&quot;))">
            <text:p/>
          </table:table-cell>
          <table:table-cell table:style-name="ce62" table:formula="of:=IF([.G49]=&quot;&quot;;&quot;&quot;;TEXT(DATE(YEAR([.G49]);MONTH([.G49]);DAY([.G49]));&quot;AAAA&quot;))">
            <text:p/>
          </table:table-cell>
          <table:table-cell table:style-name="ce62" table:formula="of:=IF([.A49]=&quot;&quot;;&quot;&quot;;TEXT(DATE(YEAR([.A49]);MONTH([.A49]);DAY([.A49]));&quot;MMM&quot;))">
            <text:p/>
          </table:table-cell>
          <table:table-cell table:style-name="ce62" table:formula="of:=IF([.D49]=&quot;&quot;;&quot;&quot;;TEXT(DATE(YEAR([.D49]);MONTH([.D49]);DAY([.D49]));&quot;MMM&quot;))">
            <text:p/>
          </table:table-cell>
          <table:table-cell table:style-name="ce62" table:formula="of:=IF([.G49]=&quot;&quot;;&quot;&quot;;TEXT(DATE(YEAR([.G49]);MONTH([.G49]);DAY([.G49]));&quot;MMM&quot;))">
            <text:p/>
          </table:table-cell>
          <table:table-cell table:style-name="ce70" table:formula="of:=IF([.D49]=&quot;&quot;;&quot;&quot;;TEXT(DATE(YEAR([.D49]);MONTH([.D49]);DAY([.D4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]=&quot;&quot;;&quot;&quot;;VLOOKUP([.K50];[Contas.$A$1:.$C$54];2;0))">
            <text:p><text:s text:c="2"/></text:p>
          </table:table-cell>
          <table:table-cell table:style-name="ce15" table:formula="of:=IF([.K50]=&quot;&quot;;&quot;&quot;;VLOOKUP([.K50];[Contas.$A$1:.$C$54];3;0))">
            <text:p><text:s text:c="2"/></text:p>
          </table:table-cell>
          <table:table-cell table:style-name="ce16" table:formula="of:=IF([.G50]&lt;&gt;&quot;&quot;;&quot;Pago&quot;;IF(AND([.G50]=&quot;&quot;;[.E50]&lt;&gt;&quot;&quot;;[.F50]&lt;&gt;&quot;&quot;;TODAY()&gt;=[.D50]);&quot;Vencido&quot;;IF(AND([.E50]=&quot;&quot;;[.F50]=&quot;&quot;;[.G50]=&quot;&quot;;[.H50]=&quot;&quot;);&quot;&quot;;&quot;A Vencer&quot;)))">
            <text:p><text:s text:c="2"/></text:p>
          </table:table-cell>
          <table:table-cell table:style-name="ce41" table:formula="of:=IF([.H50]=&quot;&quot;;&quot;&quot;;[.H50]-[.C50])">
            <text:p/>
          </table:table-cell>
          <table:table-cell table:style-name="ce62" table:formula="of:=IF([.A50]=&quot;&quot;;&quot;&quot;;TEXT(DATE(YEAR([.A50]);MONTH([.A50]);DAY([.A50]));&quot;AAAA&quot;))">
            <text:p/>
          </table:table-cell>
          <table:table-cell table:style-name="ce62" table:formula="of:=IF([.D50]=&quot;&quot;;&quot;&quot;;TEXT(DATE(YEAR([.D50]);MONTH([.D50]);DAY([.D50]));&quot;AAAA&quot;))">
            <text:p/>
          </table:table-cell>
          <table:table-cell table:style-name="ce62" table:formula="of:=IF([.G50]=&quot;&quot;;&quot;&quot;;TEXT(DATE(YEAR([.G50]);MONTH([.G50]);DAY([.G50]));&quot;AAAA&quot;))">
            <text:p/>
          </table:table-cell>
          <table:table-cell table:style-name="ce62" table:formula="of:=IF([.A50]=&quot;&quot;;&quot;&quot;;TEXT(DATE(YEAR([.A50]);MONTH([.A50]);DAY([.A50]));&quot;MMM&quot;))">
            <text:p/>
          </table:table-cell>
          <table:table-cell table:style-name="ce62" table:formula="of:=IF([.D50]=&quot;&quot;;&quot;&quot;;TEXT(DATE(YEAR([.D50]);MONTH([.D50]);DAY([.D50]));&quot;MMM&quot;))">
            <text:p/>
          </table:table-cell>
          <table:table-cell table:style-name="ce62" table:formula="of:=IF([.G50]=&quot;&quot;;&quot;&quot;;TEXT(DATE(YEAR([.G50]);MONTH([.G50]);DAY([.G50]));&quot;MMM&quot;))">
            <text:p/>
          </table:table-cell>
          <table:table-cell table:style-name="ce70" table:formula="of:=IF([.D50]=&quot;&quot;;&quot;&quot;;TEXT(DATE(YEAR([.D50]);MONTH([.D50]);DAY([.D5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5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]=&quot;&quot;;&quot;&quot;;VLOOKUP([.K51];[Contas.$A$1:.$C$54];2;0))">
            <text:p><text:s text:c="2"/></text:p>
          </table:table-cell>
          <table:table-cell table:style-name="ce15" table:formula="of:=IF([.K51]=&quot;&quot;;&quot;&quot;;VLOOKUP([.K51];[Contas.$A$1:.$C$54];3;0))">
            <text:p><text:s text:c="2"/></text:p>
          </table:table-cell>
          <table:table-cell table:style-name="ce16" table:formula="of:=IF([.G51]&lt;&gt;&quot;&quot;;&quot;Pago&quot;;IF(AND([.G51]=&quot;&quot;;[.E51]&lt;&gt;&quot;&quot;;[.F51]&lt;&gt;&quot;&quot;;TODAY()&gt;=[.D51]);&quot;Vencido&quot;;IF(AND([.E51]=&quot;&quot;;[.F51]=&quot;&quot;;[.G51]=&quot;&quot;;[.H51]=&quot;&quot;);&quot;&quot;;&quot;A Vencer&quot;)))">
            <text:p><text:s text:c="2"/></text:p>
          </table:table-cell>
          <table:table-cell table:style-name="ce41" table:formula="of:=IF([.H51]=&quot;&quot;;&quot;&quot;;[.H51]-[.C51])">
            <text:p/>
          </table:table-cell>
          <table:table-cell table:style-name="ce62" table:formula="of:=IF([.A51]=&quot;&quot;;&quot;&quot;;TEXT(DATE(YEAR([.A51]);MONTH([.A51]);DAY([.A51]));&quot;AAAA&quot;))">
            <text:p/>
          </table:table-cell>
          <table:table-cell table:style-name="ce62" table:formula="of:=IF([.D51]=&quot;&quot;;&quot;&quot;;TEXT(DATE(YEAR([.D51]);MONTH([.D51]);DAY([.D51]));&quot;AAAA&quot;))">
            <text:p/>
          </table:table-cell>
          <table:table-cell table:style-name="ce62" table:formula="of:=IF([.G51]=&quot;&quot;;&quot;&quot;;TEXT(DATE(YEAR([.G51]);MONTH([.G51]);DAY([.G51]));&quot;AAAA&quot;))">
            <text:p/>
          </table:table-cell>
          <table:table-cell table:style-name="ce62" table:formula="of:=IF([.A51]=&quot;&quot;;&quot;&quot;;TEXT(DATE(YEAR([.A51]);MONTH([.A51]);DAY([.A51]));&quot;MMM&quot;))">
            <text:p/>
          </table:table-cell>
          <table:table-cell table:style-name="ce62" table:formula="of:=IF([.D51]=&quot;&quot;;&quot;&quot;;TEXT(DATE(YEAR([.D51]);MONTH([.D51]);DAY([.D51]));&quot;MMM&quot;))">
            <text:p/>
          </table:table-cell>
          <table:table-cell table:style-name="ce62" table:formula="of:=IF([.G51]=&quot;&quot;;&quot;&quot;;TEXT(DATE(YEAR([.G51]);MONTH([.G51]);DAY([.G51]));&quot;MMM&quot;))">
            <text:p/>
          </table:table-cell>
          <table:table-cell table:style-name="ce70" table:formula="of:=IF([.D51]=&quot;&quot;;&quot;&quot;;TEXT(DATE(YEAR([.D51]);MONTH([.D51]);DAY([.D5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]=&quot;&quot;;&quot;&quot;;VLOOKUP([.K52];[Contas.$A$1:.$C$54];2;0))">
            <text:p><text:s text:c="2"/></text:p>
          </table:table-cell>
          <table:table-cell table:style-name="ce15" table:formula="of:=IF([.K52]=&quot;&quot;;&quot;&quot;;VLOOKUP([.K52];[Contas.$A$1:.$C$54];3;0))">
            <text:p><text:s text:c="2"/></text:p>
          </table:table-cell>
          <table:table-cell table:style-name="ce16" table:formula="of:=IF([.G52]&lt;&gt;&quot;&quot;;&quot;Pago&quot;;IF(AND([.G52]=&quot;&quot;;[.E52]&lt;&gt;&quot;&quot;;[.F52]&lt;&gt;&quot;&quot;;TODAY()&gt;=[.D52]);&quot;Vencido&quot;;IF(AND([.E52]=&quot;&quot;;[.F52]=&quot;&quot;;[.G52]=&quot;&quot;;[.H52]=&quot;&quot;);&quot;&quot;;&quot;A Vencer&quot;)))">
            <text:p><text:s text:c="2"/></text:p>
          </table:table-cell>
          <table:table-cell table:style-name="ce41" table:formula="of:=IF([.H52]=&quot;&quot;;&quot;&quot;;[.H52]-[.C52])">
            <text:p/>
          </table:table-cell>
          <table:table-cell table:style-name="ce62" table:formula="of:=IF([.A52]=&quot;&quot;;&quot;&quot;;TEXT(DATE(YEAR([.A52]);MONTH([.A52]);DAY([.A52]));&quot;AAAA&quot;))">
            <text:p/>
          </table:table-cell>
          <table:table-cell table:style-name="ce62" table:formula="of:=IF([.D52]=&quot;&quot;;&quot;&quot;;TEXT(DATE(YEAR([.D52]);MONTH([.D52]);DAY([.D52]));&quot;AAAA&quot;))">
            <text:p/>
          </table:table-cell>
          <table:table-cell table:style-name="ce62" table:formula="of:=IF([.G52]=&quot;&quot;;&quot;&quot;;TEXT(DATE(YEAR([.G52]);MONTH([.G52]);DAY([.G52]));&quot;AAAA&quot;))">
            <text:p/>
          </table:table-cell>
          <table:table-cell table:style-name="ce62" table:formula="of:=IF([.A52]=&quot;&quot;;&quot;&quot;;TEXT(DATE(YEAR([.A52]);MONTH([.A52]);DAY([.A52]));&quot;MMM&quot;))">
            <text:p/>
          </table:table-cell>
          <table:table-cell table:style-name="ce62" table:formula="of:=IF([.D52]=&quot;&quot;;&quot;&quot;;TEXT(DATE(YEAR([.D52]);MONTH([.D52]);DAY([.D52]));&quot;MMM&quot;))">
            <text:p/>
          </table:table-cell>
          <table:table-cell table:style-name="ce62" table:formula="of:=IF([.G52]=&quot;&quot;;&quot;&quot;;TEXT(DATE(YEAR([.G52]);MONTH([.G52]);DAY([.G52]));&quot;MMM&quot;))">
            <text:p/>
          </table:table-cell>
          <table:table-cell table:style-name="ce70" table:formula="of:=IF([.D52]=&quot;&quot;;&quot;&quot;;TEXT(DATE(YEAR([.D52]);MONTH([.D52]);DAY([.D5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Default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]=&quot;&quot;;&quot;&quot;;VLOOKUP([.K53];[Contas.$A$1:.$C$54];2;0))">
            <text:p><text:s text:c="2"/></text:p>
          </table:table-cell>
          <table:table-cell table:style-name="ce15" table:formula="of:=IF([.K53]=&quot;&quot;;&quot;&quot;;VLOOKUP([.K53];[Contas.$A$1:.$C$54];3;0))">
            <text:p><text:s text:c="2"/></text:p>
          </table:table-cell>
          <table:table-cell table:style-name="ce16" table:formula="of:=IF([.G53]&lt;&gt;&quot;&quot;;&quot;Pago&quot;;IF(AND([.G53]=&quot;&quot;;[.E53]&lt;&gt;&quot;&quot;;[.F53]&lt;&gt;&quot;&quot;;TODAY()&gt;=[.D53]);&quot;Vencido&quot;;IF(AND([.E53]=&quot;&quot;;[.F53]=&quot;&quot;;[.G53]=&quot;&quot;;[.H53]=&quot;&quot;);&quot;&quot;;&quot;A Vencer&quot;)))">
            <text:p><text:s text:c="2"/></text:p>
          </table:table-cell>
          <table:table-cell table:style-name="ce41" table:formula="of:=IF([.H53]=&quot;&quot;;&quot;&quot;;[.H53]-[.C53])">
            <text:p/>
          </table:table-cell>
          <table:table-cell table:style-name="ce62" table:formula="of:=IF([.A53]=&quot;&quot;;&quot;&quot;;TEXT(DATE(YEAR([.A53]);MONTH([.A53]);DAY([.A53]));&quot;AAAA&quot;))">
            <text:p/>
          </table:table-cell>
          <table:table-cell table:style-name="ce62" table:formula="of:=IF([.D53]=&quot;&quot;;&quot;&quot;;TEXT(DATE(YEAR([.D53]);MONTH([.D53]);DAY([.D53]));&quot;AAAA&quot;))">
            <text:p/>
          </table:table-cell>
          <table:table-cell table:style-name="ce62" table:formula="of:=IF([.G53]=&quot;&quot;;&quot;&quot;;TEXT(DATE(YEAR([.G53]);MONTH([.G53]);DAY([.G53]));&quot;AAAA&quot;))">
            <text:p/>
          </table:table-cell>
          <table:table-cell table:style-name="ce62" table:formula="of:=IF([.A53]=&quot;&quot;;&quot;&quot;;TEXT(DATE(YEAR([.A53]);MONTH([.A53]);DAY([.A53]));&quot;MMM&quot;))">
            <text:p/>
          </table:table-cell>
          <table:table-cell table:style-name="ce62" table:formula="of:=IF([.D53]=&quot;&quot;;&quot;&quot;;TEXT(DATE(YEAR([.D53]);MONTH([.D53]);DAY([.D53]));&quot;MMM&quot;))">
            <text:p/>
          </table:table-cell>
          <table:table-cell table:style-name="ce62" table:formula="of:=IF([.G53]=&quot;&quot;;&quot;&quot;;TEXT(DATE(YEAR([.G53]);MONTH([.G53]);DAY([.G53]));&quot;MMM&quot;))">
            <text:p/>
          </table:table-cell>
          <table:table-cell table:style-name="ce70" table:formula="of:=IF([.D53]=&quot;&quot;;&quot;&quot;;TEXT(DATE(YEAR([.D53]);MONTH([.D53]);DAY([.D5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Default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]=&quot;&quot;;&quot;&quot;;VLOOKUP([.K54];[Contas.$A$1:.$C$54];2;0))">
            <text:p><text:s text:c="2"/></text:p>
          </table:table-cell>
          <table:table-cell table:style-name="ce15" table:formula="of:=IF([.K54]=&quot;&quot;;&quot;&quot;;VLOOKUP([.K54];[Contas.$A$1:.$C$54];3;0))">
            <text:p><text:s text:c="2"/></text:p>
          </table:table-cell>
          <table:table-cell table:style-name="ce16" table:formula="of:=IF([.G54]&lt;&gt;&quot;&quot;;&quot;Pago&quot;;IF(AND([.G54]=&quot;&quot;;[.E54]&lt;&gt;&quot;&quot;;[.F54]&lt;&gt;&quot;&quot;;TODAY()&gt;=[.D54]);&quot;Vencido&quot;;IF(AND([.E54]=&quot;&quot;;[.F54]=&quot;&quot;;[.G54]=&quot;&quot;;[.H54]=&quot;&quot;);&quot;&quot;;&quot;A Vencer&quot;)))">
            <text:p><text:s text:c="2"/></text:p>
          </table:table-cell>
          <table:table-cell table:style-name="ce41" table:formula="of:=IF([.H54]=&quot;&quot;;&quot;&quot;;[.H54]-[.C54])">
            <text:p/>
          </table:table-cell>
          <table:table-cell table:style-name="ce62" table:formula="of:=IF([.A54]=&quot;&quot;;&quot;&quot;;TEXT(DATE(YEAR([.A54]);MONTH([.A54]);DAY([.A54]));&quot;AAAA&quot;))">
            <text:p/>
          </table:table-cell>
          <table:table-cell table:style-name="ce62" table:formula="of:=IF([.D54]=&quot;&quot;;&quot;&quot;;TEXT(DATE(YEAR([.D54]);MONTH([.D54]);DAY([.D54]));&quot;AAAA&quot;))">
            <text:p/>
          </table:table-cell>
          <table:table-cell table:style-name="ce62" table:formula="of:=IF([.G54]=&quot;&quot;;&quot;&quot;;TEXT(DATE(YEAR([.G54]);MONTH([.G54]);DAY([.G54]));&quot;AAAA&quot;))">
            <text:p/>
          </table:table-cell>
          <table:table-cell table:style-name="ce62" table:formula="of:=IF([.A54]=&quot;&quot;;&quot;&quot;;TEXT(DATE(YEAR([.A54]);MONTH([.A54]);DAY([.A54]));&quot;MMM&quot;))">
            <text:p/>
          </table:table-cell>
          <table:table-cell table:style-name="ce62" table:formula="of:=IF([.D54]=&quot;&quot;;&quot;&quot;;TEXT(DATE(YEAR([.D54]);MONTH([.D54]);DAY([.D54]));&quot;MMM&quot;))">
            <text:p/>
          </table:table-cell>
          <table:table-cell table:style-name="ce62" table:formula="of:=IF([.G54]=&quot;&quot;;&quot;&quot;;TEXT(DATE(YEAR([.G54]);MONTH([.G54]);DAY([.G54]));&quot;MMM&quot;))">
            <text:p/>
          </table:table-cell>
          <table:table-cell table:style-name="ce70" table:formula="of:=IF([.D54]=&quot;&quot;;&quot;&quot;;TEXT(DATE(YEAR([.D54]);MONTH([.D54]);DAY([.D5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Default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]=&quot;&quot;;&quot;&quot;;VLOOKUP([.K55];[Contas.$A$1:.$C$54];2;0))">
            <text:p><text:s text:c="2"/></text:p>
          </table:table-cell>
          <table:table-cell table:style-name="ce15" table:formula="of:=IF([.K55]=&quot;&quot;;&quot;&quot;;VLOOKUP([.K55];[Contas.$A$1:.$C$54];3;0))">
            <text:p><text:s text:c="2"/></text:p>
          </table:table-cell>
          <table:table-cell table:style-name="ce16" table:formula="of:=IF([.G55]&lt;&gt;&quot;&quot;;&quot;Pago&quot;;IF(AND([.G55]=&quot;&quot;;[.E55]&lt;&gt;&quot;&quot;;[.F55]&lt;&gt;&quot;&quot;;TODAY()&gt;=[.D55]);&quot;Vencido&quot;;IF(AND([.E55]=&quot;&quot;;[.F55]=&quot;&quot;;[.G55]=&quot;&quot;;[.H55]=&quot;&quot;);&quot;&quot;;&quot;A Vencer&quot;)))">
            <text:p><text:s text:c="2"/></text:p>
          </table:table-cell>
          <table:table-cell table:style-name="ce41" table:formula="of:=IF([.H55]=&quot;&quot;;&quot;&quot;;[.H55]-[.C55])">
            <text:p/>
          </table:table-cell>
          <table:table-cell table:style-name="ce62" table:formula="of:=IF([.A55]=&quot;&quot;;&quot;&quot;;TEXT(DATE(YEAR([.A55]);MONTH([.A55]);DAY([.A55]));&quot;AAAA&quot;))">
            <text:p/>
          </table:table-cell>
          <table:table-cell table:style-name="ce62" table:formula="of:=IF([.D55]=&quot;&quot;;&quot;&quot;;TEXT(DATE(YEAR([.D55]);MONTH([.D55]);DAY([.D55]));&quot;AAAA&quot;))">
            <text:p/>
          </table:table-cell>
          <table:table-cell table:style-name="ce62" table:formula="of:=IF([.G55]=&quot;&quot;;&quot;&quot;;TEXT(DATE(YEAR([.G55]);MONTH([.G55]);DAY([.G55]));&quot;AAAA&quot;))">
            <text:p/>
          </table:table-cell>
          <table:table-cell table:style-name="ce62" table:formula="of:=IF([.A55]=&quot;&quot;;&quot;&quot;;TEXT(DATE(YEAR([.A55]);MONTH([.A55]);DAY([.A55]));&quot;MMM&quot;))">
            <text:p/>
          </table:table-cell>
          <table:table-cell table:style-name="ce62" table:formula="of:=IF([.D55]=&quot;&quot;;&quot;&quot;;TEXT(DATE(YEAR([.D55]);MONTH([.D55]);DAY([.D55]));&quot;MMM&quot;))">
            <text:p/>
          </table:table-cell>
          <table:table-cell table:style-name="ce62" table:formula="of:=IF([.G55]=&quot;&quot;;&quot;&quot;;TEXT(DATE(YEAR([.G55]);MONTH([.G55]);DAY([.G55]));&quot;MMM&quot;))">
            <text:p/>
          </table:table-cell>
          <table:table-cell table:style-name="ce70" table:formula="of:=IF([.D55]=&quot;&quot;;&quot;&quot;;TEXT(DATE(YEAR([.D55]);MONTH([.D55]);DAY([.D5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]=&quot;&quot;;&quot;&quot;;VLOOKUP([.K56];[Contas.$A$1:.$C$54];2;0))">
            <text:p><text:s text:c="2"/></text:p>
          </table:table-cell>
          <table:table-cell table:style-name="ce15" table:formula="of:=IF([.K56]=&quot;&quot;;&quot;&quot;;VLOOKUP([.K56];[Contas.$A$1:.$C$54];3;0))">
            <text:p><text:s text:c="2"/></text:p>
          </table:table-cell>
          <table:table-cell table:style-name="ce16" table:formula="of:=IF([.G56]&lt;&gt;&quot;&quot;;&quot;Pago&quot;;IF(AND([.G56]=&quot;&quot;;[.E56]&lt;&gt;&quot;&quot;;[.F56]&lt;&gt;&quot;&quot;;TODAY()&gt;=[.D56]);&quot;Vencido&quot;;IF(AND([.E56]=&quot;&quot;;[.F56]=&quot;&quot;;[.G56]=&quot;&quot;;[.H56]=&quot;&quot;);&quot;&quot;;&quot;A Vencer&quot;)))">
            <text:p><text:s text:c="2"/></text:p>
          </table:table-cell>
          <table:table-cell table:style-name="ce41" table:formula="of:=IF([.H56]=&quot;&quot;;&quot;&quot;;[.H56]-[.C56])">
            <text:p/>
          </table:table-cell>
          <table:table-cell table:style-name="ce62" table:formula="of:=IF([.A56]=&quot;&quot;;&quot;&quot;;TEXT(DATE(YEAR([.A56]);MONTH([.A56]);DAY([.A56]));&quot;AAAA&quot;))">
            <text:p/>
          </table:table-cell>
          <table:table-cell table:style-name="ce62" table:formula="of:=IF([.D56]=&quot;&quot;;&quot;&quot;;TEXT(DATE(YEAR([.D56]);MONTH([.D56]);DAY([.D56]));&quot;AAAA&quot;))">
            <text:p/>
          </table:table-cell>
          <table:table-cell table:style-name="ce62" table:formula="of:=IF([.G56]=&quot;&quot;;&quot;&quot;;TEXT(DATE(YEAR([.G56]);MONTH([.G56]);DAY([.G56]));&quot;AAAA&quot;))">
            <text:p/>
          </table:table-cell>
          <table:table-cell table:style-name="ce62" table:formula="of:=IF([.A56]=&quot;&quot;;&quot;&quot;;TEXT(DATE(YEAR([.A56]);MONTH([.A56]);DAY([.A56]));&quot;MMM&quot;))">
            <text:p/>
          </table:table-cell>
          <table:table-cell table:style-name="ce62" table:formula="of:=IF([.D56]=&quot;&quot;;&quot;&quot;;TEXT(DATE(YEAR([.D56]);MONTH([.D56]);DAY([.D56]));&quot;MMM&quot;))">
            <text:p/>
          </table:table-cell>
          <table:table-cell table:style-name="ce62" table:formula="of:=IF([.G56]=&quot;&quot;;&quot;&quot;;TEXT(DATE(YEAR([.G56]);MONTH([.G56]);DAY([.G56]));&quot;MMM&quot;))">
            <text:p/>
          </table:table-cell>
          <table:table-cell table:style-name="ce70" table:formula="of:=IF([.D56]=&quot;&quot;;&quot;&quot;;TEXT(DATE(YEAR([.D56]);MONTH([.D56]);DAY([.D5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]=&quot;&quot;;&quot;&quot;;VLOOKUP([.K57];[Contas.$A$1:.$C$54];2;0))">
            <text:p><text:s text:c="2"/></text:p>
          </table:table-cell>
          <table:table-cell table:style-name="ce15" table:formula="of:=IF([.K57]=&quot;&quot;;&quot;&quot;;VLOOKUP([.K57];[Contas.$A$1:.$C$54];3;0))">
            <text:p><text:s text:c="2"/></text:p>
          </table:table-cell>
          <table:table-cell table:style-name="ce16" table:formula="of:=IF([.G57]&lt;&gt;&quot;&quot;;&quot;Pago&quot;;IF(AND([.G57]=&quot;&quot;;[.E57]&lt;&gt;&quot;&quot;;[.F57]&lt;&gt;&quot;&quot;;TODAY()&gt;=[.D57]);&quot;Vencido&quot;;IF(AND([.E57]=&quot;&quot;;[.F57]=&quot;&quot;;[.G57]=&quot;&quot;;[.H57]=&quot;&quot;);&quot;&quot;;&quot;A Vencer&quot;)))">
            <text:p><text:s text:c="2"/></text:p>
          </table:table-cell>
          <table:table-cell table:style-name="ce41" table:formula="of:=IF([.H57]=&quot;&quot;;&quot;&quot;;[.H57]-[.C57])">
            <text:p/>
          </table:table-cell>
          <table:table-cell table:style-name="ce62" table:formula="of:=IF([.A57]=&quot;&quot;;&quot;&quot;;TEXT(DATE(YEAR([.A57]);MONTH([.A57]);DAY([.A57]));&quot;AAAA&quot;))">
            <text:p/>
          </table:table-cell>
          <table:table-cell table:style-name="ce62" table:formula="of:=IF([.D57]=&quot;&quot;;&quot;&quot;;TEXT(DATE(YEAR([.D57]);MONTH([.D57]);DAY([.D57]));&quot;AAAA&quot;))">
            <text:p/>
          </table:table-cell>
          <table:table-cell table:style-name="ce62" table:formula="of:=IF([.G57]=&quot;&quot;;&quot;&quot;;TEXT(DATE(YEAR([.G57]);MONTH([.G57]);DAY([.G57]));&quot;AAAA&quot;))">
            <text:p/>
          </table:table-cell>
          <table:table-cell table:style-name="ce62" table:formula="of:=IF([.A57]=&quot;&quot;;&quot;&quot;;TEXT(DATE(YEAR([.A57]);MONTH([.A57]);DAY([.A57]));&quot;MMM&quot;))">
            <text:p/>
          </table:table-cell>
          <table:table-cell table:style-name="ce62" table:formula="of:=IF([.D57]=&quot;&quot;;&quot;&quot;;TEXT(DATE(YEAR([.D57]);MONTH([.D57]);DAY([.D57]));&quot;MMM&quot;))">
            <text:p/>
          </table:table-cell>
          <table:table-cell table:style-name="ce62" table:formula="of:=IF([.G57]=&quot;&quot;;&quot;&quot;;TEXT(DATE(YEAR([.G57]);MONTH([.G57]);DAY([.G57]));&quot;MMM&quot;))">
            <text:p/>
          </table:table-cell>
          <table:table-cell table:style-name="ce70" table:formula="of:=IF([.D57]=&quot;&quot;;&quot;&quot;;TEXT(DATE(YEAR([.D57]);MONTH([.D57]);DAY([.D5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]=&quot;&quot;;&quot;&quot;;VLOOKUP([.K58];[Contas.$A$1:.$C$54];2;0))">
            <text:p><text:s text:c="2"/></text:p>
          </table:table-cell>
          <table:table-cell table:style-name="ce15" table:formula="of:=IF([.K58]=&quot;&quot;;&quot;&quot;;VLOOKUP([.K58];[Contas.$A$1:.$C$54];3;0))">
            <text:p><text:s text:c="2"/></text:p>
          </table:table-cell>
          <table:table-cell table:style-name="ce16" table:formula="of:=IF([.G58]&lt;&gt;&quot;&quot;;&quot;Pago&quot;;IF(AND([.G58]=&quot;&quot;;[.E58]&lt;&gt;&quot;&quot;;[.F58]&lt;&gt;&quot;&quot;;TODAY()&gt;=[.D58]);&quot;Vencido&quot;;IF(AND([.E58]=&quot;&quot;;[.F58]=&quot;&quot;;[.G58]=&quot;&quot;;[.H58]=&quot;&quot;);&quot;&quot;;&quot;A Vencer&quot;)))">
            <text:p><text:s text:c="2"/></text:p>
          </table:table-cell>
          <table:table-cell table:style-name="ce41" table:formula="of:=IF([.H58]=&quot;&quot;;&quot;&quot;;[.H58]-[.C58])">
            <text:p/>
          </table:table-cell>
          <table:table-cell table:style-name="ce62" table:formula="of:=IF([.A58]=&quot;&quot;;&quot;&quot;;TEXT(DATE(YEAR([.A58]);MONTH([.A58]);DAY([.A58]));&quot;AAAA&quot;))">
            <text:p/>
          </table:table-cell>
          <table:table-cell table:style-name="ce62" table:formula="of:=IF([.D58]=&quot;&quot;;&quot;&quot;;TEXT(DATE(YEAR([.D58]);MONTH([.D58]);DAY([.D58]));&quot;AAAA&quot;))">
            <text:p/>
          </table:table-cell>
          <table:table-cell table:style-name="ce62" table:formula="of:=IF([.G58]=&quot;&quot;;&quot;&quot;;TEXT(DATE(YEAR([.G58]);MONTH([.G58]);DAY([.G58]));&quot;AAAA&quot;))">
            <text:p/>
          </table:table-cell>
          <table:table-cell table:style-name="ce62" table:formula="of:=IF([.A58]=&quot;&quot;;&quot;&quot;;TEXT(DATE(YEAR([.A58]);MONTH([.A58]);DAY([.A58]));&quot;MMM&quot;))">
            <text:p/>
          </table:table-cell>
          <table:table-cell table:style-name="ce62" table:formula="of:=IF([.D58]=&quot;&quot;;&quot;&quot;;TEXT(DATE(YEAR([.D58]);MONTH([.D58]);DAY([.D58]));&quot;MMM&quot;))">
            <text:p/>
          </table:table-cell>
          <table:table-cell table:style-name="ce62" table:formula="of:=IF([.G58]=&quot;&quot;;&quot;&quot;;TEXT(DATE(YEAR([.G58]);MONTH([.G58]);DAY([.G58]));&quot;MMM&quot;))">
            <text:p/>
          </table:table-cell>
          <table:table-cell table:style-name="ce70" table:formula="of:=IF([.D58]=&quot;&quot;;&quot;&quot;;TEXT(DATE(YEAR([.D58]);MONTH([.D58]);DAY([.D5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]=&quot;&quot;;&quot;&quot;;VLOOKUP([.K59];[Contas.$A$1:.$C$54];2;0))">
            <text:p><text:s text:c="2"/></text:p>
          </table:table-cell>
          <table:table-cell table:style-name="ce15" table:formula="of:=IF([.K59]=&quot;&quot;;&quot;&quot;;VLOOKUP([.K59];[Contas.$A$1:.$C$54];3;0))">
            <text:p><text:s text:c="2"/></text:p>
          </table:table-cell>
          <table:table-cell table:style-name="ce16" table:formula="of:=IF([.G59]&lt;&gt;&quot;&quot;;&quot;Pago&quot;;IF(AND([.G59]=&quot;&quot;;[.E59]&lt;&gt;&quot;&quot;;[.F59]&lt;&gt;&quot;&quot;;TODAY()&gt;=[.D59]);&quot;Vencido&quot;;IF(AND([.E59]=&quot;&quot;;[.F59]=&quot;&quot;;[.G59]=&quot;&quot;;[.H59]=&quot;&quot;);&quot;&quot;;&quot;A Vencer&quot;)))">
            <text:p><text:s text:c="2"/></text:p>
          </table:table-cell>
          <table:table-cell table:style-name="ce41" table:formula="of:=IF([.H59]=&quot;&quot;;&quot;&quot;;[.H59]-[.C59])">
            <text:p/>
          </table:table-cell>
          <table:table-cell table:style-name="ce62" table:formula="of:=IF([.A59]=&quot;&quot;;&quot;&quot;;TEXT(DATE(YEAR([.A59]);MONTH([.A59]);DAY([.A59]));&quot;AAAA&quot;))">
            <text:p/>
          </table:table-cell>
          <table:table-cell table:style-name="ce62" table:formula="of:=IF([.D59]=&quot;&quot;;&quot;&quot;;TEXT(DATE(YEAR([.D59]);MONTH([.D59]);DAY([.D59]));&quot;AAAA&quot;))">
            <text:p/>
          </table:table-cell>
          <table:table-cell table:style-name="ce62" table:formula="of:=IF([.G59]=&quot;&quot;;&quot;&quot;;TEXT(DATE(YEAR([.G59]);MONTH([.G59]);DAY([.G59]));&quot;AAAA&quot;))">
            <text:p/>
          </table:table-cell>
          <table:table-cell table:style-name="ce62" table:formula="of:=IF([.A59]=&quot;&quot;;&quot;&quot;;TEXT(DATE(YEAR([.A59]);MONTH([.A59]);DAY([.A59]));&quot;MMM&quot;))">
            <text:p/>
          </table:table-cell>
          <table:table-cell table:style-name="ce62" table:formula="of:=IF([.D59]=&quot;&quot;;&quot;&quot;;TEXT(DATE(YEAR([.D59]);MONTH([.D59]);DAY([.D59]));&quot;MMM&quot;))">
            <text:p/>
          </table:table-cell>
          <table:table-cell table:style-name="ce62" table:formula="of:=IF([.G59]=&quot;&quot;;&quot;&quot;;TEXT(DATE(YEAR([.G59]);MONTH([.G59]);DAY([.G59]));&quot;MMM&quot;))">
            <text:p/>
          </table:table-cell>
          <table:table-cell table:style-name="ce70" table:formula="of:=IF([.D59]=&quot;&quot;;&quot;&quot;;TEXT(DATE(YEAR([.D59]);MONTH([.D59]);DAY([.D5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]=&quot;&quot;;&quot;&quot;;VLOOKUP([.K60];[Contas.$A$1:.$C$54];2;0))">
            <text:p><text:s text:c="2"/></text:p>
          </table:table-cell>
          <table:table-cell table:style-name="ce15" table:formula="of:=IF([.K60]=&quot;&quot;;&quot;&quot;;VLOOKUP([.K60];[Contas.$A$1:.$C$54];3;0))">
            <text:p><text:s text:c="2"/></text:p>
          </table:table-cell>
          <table:table-cell table:style-name="ce16" table:formula="of:=IF([.G60]&lt;&gt;&quot;&quot;;&quot;Pago&quot;;IF(AND([.G60]=&quot;&quot;;[.E60]&lt;&gt;&quot;&quot;;[.F60]&lt;&gt;&quot;&quot;;TODAY()&gt;=[.D60]);&quot;Vencido&quot;;IF(AND([.E60]=&quot;&quot;;[.F60]=&quot;&quot;;[.G60]=&quot;&quot;;[.H60]=&quot;&quot;);&quot;&quot;;&quot;A Vencer&quot;)))">
            <text:p><text:s text:c="2"/></text:p>
          </table:table-cell>
          <table:table-cell table:style-name="ce41" table:formula="of:=IF([.H60]=&quot;&quot;;&quot;&quot;;[.H60]-[.C60])">
            <text:p/>
          </table:table-cell>
          <table:table-cell table:style-name="ce62" table:formula="of:=IF([.A60]=&quot;&quot;;&quot;&quot;;TEXT(DATE(YEAR([.A60]);MONTH([.A60]);DAY([.A60]));&quot;AAAA&quot;))">
            <text:p/>
          </table:table-cell>
          <table:table-cell table:style-name="ce62" table:formula="of:=IF([.D60]=&quot;&quot;;&quot;&quot;;TEXT(DATE(YEAR([.D60]);MONTH([.D60]);DAY([.D60]));&quot;AAAA&quot;))">
            <text:p/>
          </table:table-cell>
          <table:table-cell table:style-name="ce62" table:formula="of:=IF([.G60]=&quot;&quot;;&quot;&quot;;TEXT(DATE(YEAR([.G60]);MONTH([.G60]);DAY([.G60]));&quot;AAAA&quot;))">
            <text:p/>
          </table:table-cell>
          <table:table-cell table:style-name="ce62" table:formula="of:=IF([.A60]=&quot;&quot;;&quot;&quot;;TEXT(DATE(YEAR([.A60]);MONTH([.A60]);DAY([.A60]));&quot;MMM&quot;))">
            <text:p/>
          </table:table-cell>
          <table:table-cell table:style-name="ce62" table:formula="of:=IF([.D60]=&quot;&quot;;&quot;&quot;;TEXT(DATE(YEAR([.D60]);MONTH([.D60]);DAY([.D60]));&quot;MMM&quot;))">
            <text:p/>
          </table:table-cell>
          <table:table-cell table:style-name="ce62" table:formula="of:=IF([.G60]=&quot;&quot;;&quot;&quot;;TEXT(DATE(YEAR([.G60]);MONTH([.G60]);DAY([.G60]));&quot;MMM&quot;))">
            <text:p/>
          </table:table-cell>
          <table:table-cell table:style-name="ce70" table:formula="of:=IF([.D60]=&quot;&quot;;&quot;&quot;;TEXT(DATE(YEAR([.D60]);MONTH([.D60]);DAY([.D6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]=&quot;&quot;;&quot;&quot;;VLOOKUP([.K61];[Contas.$A$1:.$C$54];2;0))">
            <text:p><text:s text:c="2"/></text:p>
          </table:table-cell>
          <table:table-cell table:style-name="ce15" table:formula="of:=IF([.K61]=&quot;&quot;;&quot;&quot;;VLOOKUP([.K61];[Contas.$A$1:.$C$54];3;0))">
            <text:p><text:s text:c="2"/></text:p>
          </table:table-cell>
          <table:table-cell table:style-name="ce16" table:formula="of:=IF([.G61]&lt;&gt;&quot;&quot;;&quot;Pago&quot;;IF(AND([.G61]=&quot;&quot;;[.E61]&lt;&gt;&quot;&quot;;[.F61]&lt;&gt;&quot;&quot;;TODAY()&gt;=[.D61]);&quot;Vencido&quot;;IF(AND([.E61]=&quot;&quot;;[.F61]=&quot;&quot;;[.G61]=&quot;&quot;;[.H61]=&quot;&quot;);&quot;&quot;;&quot;A Vencer&quot;)))">
            <text:p><text:s text:c="2"/></text:p>
          </table:table-cell>
          <table:table-cell table:style-name="ce41" table:formula="of:=IF([.H61]=&quot;&quot;;&quot;&quot;;[.H61]-[.C61])">
            <text:p/>
          </table:table-cell>
          <table:table-cell table:style-name="ce62" table:formula="of:=IF([.A61]=&quot;&quot;;&quot;&quot;;TEXT(DATE(YEAR([.A61]);MONTH([.A61]);DAY([.A61]));&quot;AAAA&quot;))">
            <text:p/>
          </table:table-cell>
          <table:table-cell table:style-name="ce62" table:formula="of:=IF([.D61]=&quot;&quot;;&quot;&quot;;TEXT(DATE(YEAR([.D61]);MONTH([.D61]);DAY([.D61]));&quot;AAAA&quot;))">
            <text:p/>
          </table:table-cell>
          <table:table-cell table:style-name="ce62" table:formula="of:=IF([.G61]=&quot;&quot;;&quot;&quot;;TEXT(DATE(YEAR([.G61]);MONTH([.G61]);DAY([.G61]));&quot;AAAA&quot;))">
            <text:p/>
          </table:table-cell>
          <table:table-cell table:style-name="ce62" table:formula="of:=IF([.A61]=&quot;&quot;;&quot;&quot;;TEXT(DATE(YEAR([.A61]);MONTH([.A61]);DAY([.A61]));&quot;MMM&quot;))">
            <text:p/>
          </table:table-cell>
          <table:table-cell table:style-name="ce62" table:formula="of:=IF([.D61]=&quot;&quot;;&quot;&quot;;TEXT(DATE(YEAR([.D61]);MONTH([.D61]);DAY([.D61]));&quot;MMM&quot;))">
            <text:p/>
          </table:table-cell>
          <table:table-cell table:style-name="ce62" table:formula="of:=IF([.G61]=&quot;&quot;;&quot;&quot;;TEXT(DATE(YEAR([.G61]);MONTH([.G61]);DAY([.G61]));&quot;MMM&quot;))">
            <text:p/>
          </table:table-cell>
          <table:table-cell table:style-name="ce70" table:formula="of:=IF([.D61]=&quot;&quot;;&quot;&quot;;TEXT(DATE(YEAR([.D61]);MONTH([.D61]);DAY([.D6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]=&quot;&quot;;&quot;&quot;;VLOOKUP([.K62];[Contas.$A$1:.$C$54];2;0))">
            <text:p><text:s text:c="2"/></text:p>
          </table:table-cell>
          <table:table-cell table:style-name="ce15" table:formula="of:=IF([.K62]=&quot;&quot;;&quot;&quot;;VLOOKUP([.K62];[Contas.$A$1:.$C$54];3;0))">
            <text:p><text:s text:c="2"/></text:p>
          </table:table-cell>
          <table:table-cell table:style-name="ce16" table:formula="of:=IF([.G62]&lt;&gt;&quot;&quot;;&quot;Pago&quot;;IF(AND([.G62]=&quot;&quot;;[.E62]&lt;&gt;&quot;&quot;;[.F62]&lt;&gt;&quot;&quot;;TODAY()&gt;=[.D62]);&quot;Vencido&quot;;IF(AND([.E62]=&quot;&quot;;[.F62]=&quot;&quot;;[.G62]=&quot;&quot;;[.H62]=&quot;&quot;);&quot;&quot;;&quot;A Vencer&quot;)))">
            <text:p><text:s text:c="2"/></text:p>
          </table:table-cell>
          <table:table-cell table:style-name="ce41" table:formula="of:=IF([.H62]=&quot;&quot;;&quot;&quot;;[.H62]-[.C62])">
            <text:p/>
          </table:table-cell>
          <table:table-cell table:style-name="ce62" table:formula="of:=IF([.A62]=&quot;&quot;;&quot;&quot;;TEXT(DATE(YEAR([.A62]);MONTH([.A62]);DAY([.A62]));&quot;AAAA&quot;))">
            <text:p/>
          </table:table-cell>
          <table:table-cell table:style-name="ce62" table:formula="of:=IF([.D62]=&quot;&quot;;&quot;&quot;;TEXT(DATE(YEAR([.D62]);MONTH([.D62]);DAY([.D62]));&quot;AAAA&quot;))">
            <text:p/>
          </table:table-cell>
          <table:table-cell table:style-name="ce62" table:formula="of:=IF([.G62]=&quot;&quot;;&quot;&quot;;TEXT(DATE(YEAR([.G62]);MONTH([.G62]);DAY([.G62]));&quot;AAAA&quot;))">
            <text:p/>
          </table:table-cell>
          <table:table-cell table:style-name="ce62" table:formula="of:=IF([.A62]=&quot;&quot;;&quot;&quot;;TEXT(DATE(YEAR([.A62]);MONTH([.A62]);DAY([.A62]));&quot;MMM&quot;))">
            <text:p/>
          </table:table-cell>
          <table:table-cell table:style-name="ce62" table:formula="of:=IF([.D62]=&quot;&quot;;&quot;&quot;;TEXT(DATE(YEAR([.D62]);MONTH([.D62]);DAY([.D62]));&quot;MMM&quot;))">
            <text:p/>
          </table:table-cell>
          <table:table-cell table:style-name="ce62" table:formula="of:=IF([.G62]=&quot;&quot;;&quot;&quot;;TEXT(DATE(YEAR([.G62]);MONTH([.G62]);DAY([.G62]));&quot;MMM&quot;))">
            <text:p/>
          </table:table-cell>
          <table:table-cell table:style-name="ce70" table:formula="of:=IF([.D62]=&quot;&quot;;&quot;&quot;;TEXT(DATE(YEAR([.D62]);MONTH([.D62]);DAY([.D6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]=&quot;&quot;;&quot;&quot;;VLOOKUP([.K63];[Contas.$A$1:.$C$54];2;0))">
            <text:p><text:s text:c="2"/></text:p>
          </table:table-cell>
          <table:table-cell table:style-name="ce15" table:formula="of:=IF([.K63]=&quot;&quot;;&quot;&quot;;VLOOKUP([.K63];[Contas.$A$1:.$C$54];3;0))">
            <text:p><text:s text:c="2"/></text:p>
          </table:table-cell>
          <table:table-cell table:style-name="ce16" table:formula="of:=IF([.G63]&lt;&gt;&quot;&quot;;&quot;Pago&quot;;IF(AND([.G63]=&quot;&quot;;[.E63]&lt;&gt;&quot;&quot;;[.F63]&lt;&gt;&quot;&quot;;TODAY()&gt;=[.D63]);&quot;Vencido&quot;;IF(AND([.E63]=&quot;&quot;;[.F63]=&quot;&quot;;[.G63]=&quot;&quot;;[.H63]=&quot;&quot;);&quot;&quot;;&quot;A Vencer&quot;)))">
            <text:p><text:s text:c="2"/></text:p>
          </table:table-cell>
          <table:table-cell table:style-name="ce41" table:formula="of:=IF([.H63]=&quot;&quot;;&quot;&quot;;[.H63]-[.C63])">
            <text:p/>
          </table:table-cell>
          <table:table-cell table:style-name="ce62" table:formula="of:=IF([.A63]=&quot;&quot;;&quot;&quot;;TEXT(DATE(YEAR([.A63]);MONTH([.A63]);DAY([.A63]));&quot;AAAA&quot;))">
            <text:p/>
          </table:table-cell>
          <table:table-cell table:style-name="ce62" table:formula="of:=IF([.D63]=&quot;&quot;;&quot;&quot;;TEXT(DATE(YEAR([.D63]);MONTH([.D63]);DAY([.D63]));&quot;AAAA&quot;))">
            <text:p/>
          </table:table-cell>
          <table:table-cell table:style-name="ce62" table:formula="of:=IF([.G63]=&quot;&quot;;&quot;&quot;;TEXT(DATE(YEAR([.G63]);MONTH([.G63]);DAY([.G63]));&quot;AAAA&quot;))">
            <text:p/>
          </table:table-cell>
          <table:table-cell table:style-name="ce62" table:formula="of:=IF([.A63]=&quot;&quot;;&quot;&quot;;TEXT(DATE(YEAR([.A63]);MONTH([.A63]);DAY([.A63]));&quot;MMM&quot;))">
            <text:p/>
          </table:table-cell>
          <table:table-cell table:style-name="ce62" table:formula="of:=IF([.D63]=&quot;&quot;;&quot;&quot;;TEXT(DATE(YEAR([.D63]);MONTH([.D63]);DAY([.D63]));&quot;MMM&quot;))">
            <text:p/>
          </table:table-cell>
          <table:table-cell table:style-name="ce62" table:formula="of:=IF([.G63]=&quot;&quot;;&quot;&quot;;TEXT(DATE(YEAR([.G63]);MONTH([.G63]);DAY([.G63]));&quot;MMM&quot;))">
            <text:p/>
          </table:table-cell>
          <table:table-cell table:style-name="ce70" table:formula="of:=IF([.D63]=&quot;&quot;;&quot;&quot;;TEXT(DATE(YEAR([.D63]);MONTH([.D63]);DAY([.D6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]=&quot;&quot;;&quot;&quot;;VLOOKUP([.K64];[Contas.$A$1:.$C$54];2;0))">
            <text:p><text:s text:c="2"/></text:p>
          </table:table-cell>
          <table:table-cell table:style-name="ce15" table:formula="of:=IF([.K64]=&quot;&quot;;&quot;&quot;;VLOOKUP([.K64];[Contas.$A$1:.$C$54];3;0))">
            <text:p><text:s text:c="2"/></text:p>
          </table:table-cell>
          <table:table-cell table:style-name="ce16" table:formula="of:=IF([.G64]&lt;&gt;&quot;&quot;;&quot;Pago&quot;;IF(AND([.G64]=&quot;&quot;;[.E64]&lt;&gt;&quot;&quot;;[.F64]&lt;&gt;&quot;&quot;;TODAY()&gt;=[.D64]);&quot;Vencido&quot;;IF(AND([.E64]=&quot;&quot;;[.F64]=&quot;&quot;;[.G64]=&quot;&quot;;[.H64]=&quot;&quot;);&quot;&quot;;&quot;A Vencer&quot;)))">
            <text:p><text:s text:c="2"/></text:p>
          </table:table-cell>
          <table:table-cell table:style-name="ce41" table:formula="of:=IF([.H64]=&quot;&quot;;&quot;&quot;;[.H64]-[.C64])">
            <text:p/>
          </table:table-cell>
          <table:table-cell table:style-name="ce62" table:formula="of:=IF([.A64]=&quot;&quot;;&quot;&quot;;TEXT(DATE(YEAR([.A64]);MONTH([.A64]);DAY([.A64]));&quot;AAAA&quot;))">
            <text:p/>
          </table:table-cell>
          <table:table-cell table:style-name="ce62" table:formula="of:=IF([.D64]=&quot;&quot;;&quot;&quot;;TEXT(DATE(YEAR([.D64]);MONTH([.D64]);DAY([.D64]));&quot;AAAA&quot;))">
            <text:p/>
          </table:table-cell>
          <table:table-cell table:style-name="ce62" table:formula="of:=IF([.G64]=&quot;&quot;;&quot;&quot;;TEXT(DATE(YEAR([.G64]);MONTH([.G64]);DAY([.G64]));&quot;AAAA&quot;))">
            <text:p/>
          </table:table-cell>
          <table:table-cell table:style-name="ce62" table:formula="of:=IF([.A64]=&quot;&quot;;&quot;&quot;;TEXT(DATE(YEAR([.A64]);MONTH([.A64]);DAY([.A64]));&quot;MMM&quot;))">
            <text:p/>
          </table:table-cell>
          <table:table-cell table:style-name="ce62" table:formula="of:=IF([.D64]=&quot;&quot;;&quot;&quot;;TEXT(DATE(YEAR([.D64]);MONTH([.D64]);DAY([.D64]));&quot;MMM&quot;))">
            <text:p/>
          </table:table-cell>
          <table:table-cell table:style-name="ce62" table:formula="of:=IF([.G64]=&quot;&quot;;&quot;&quot;;TEXT(DATE(YEAR([.G64]);MONTH([.G64]);DAY([.G64]));&quot;MMM&quot;))">
            <text:p/>
          </table:table-cell>
          <table:table-cell table:style-name="ce70" table:formula="of:=IF([.D64]=&quot;&quot;;&quot;&quot;;TEXT(DATE(YEAR([.D64]);MONTH([.D64]);DAY([.D6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]=&quot;&quot;;&quot;&quot;;VLOOKUP([.K65];[Contas.$A$1:.$C$54];2;0))">
            <text:p><text:s text:c="2"/></text:p>
          </table:table-cell>
          <table:table-cell table:style-name="ce15" table:formula="of:=IF([.K65]=&quot;&quot;;&quot;&quot;;VLOOKUP([.K65];[Contas.$A$1:.$C$54];3;0))">
            <text:p><text:s text:c="2"/></text:p>
          </table:table-cell>
          <table:table-cell table:style-name="ce16" table:formula="of:=IF([.G65]&lt;&gt;&quot;&quot;;&quot;Pago&quot;;IF(AND([.G65]=&quot;&quot;;[.E65]&lt;&gt;&quot;&quot;;[.F65]&lt;&gt;&quot;&quot;;TODAY()&gt;=[.D65]);&quot;Vencido&quot;;IF(AND([.E65]=&quot;&quot;;[.F65]=&quot;&quot;;[.G65]=&quot;&quot;;[.H65]=&quot;&quot;);&quot;&quot;;&quot;A Vencer&quot;)))">
            <text:p><text:s text:c="2"/></text:p>
          </table:table-cell>
          <table:table-cell table:style-name="ce41" table:formula="of:=IF([.H65]=&quot;&quot;;&quot;&quot;;[.H65]-[.C65])">
            <text:p/>
          </table:table-cell>
          <table:table-cell table:style-name="ce62" table:formula="of:=IF([.A65]=&quot;&quot;;&quot;&quot;;TEXT(DATE(YEAR([.A65]);MONTH([.A65]);DAY([.A65]));&quot;AAAA&quot;))">
            <text:p/>
          </table:table-cell>
          <table:table-cell table:style-name="ce62" table:formula="of:=IF([.D65]=&quot;&quot;;&quot;&quot;;TEXT(DATE(YEAR([.D65]);MONTH([.D65]);DAY([.D65]));&quot;AAAA&quot;))">
            <text:p/>
          </table:table-cell>
          <table:table-cell table:style-name="ce62" table:formula="of:=IF([.G65]=&quot;&quot;;&quot;&quot;;TEXT(DATE(YEAR([.G65]);MONTH([.G65]);DAY([.G65]));&quot;AAAA&quot;))">
            <text:p/>
          </table:table-cell>
          <table:table-cell table:style-name="ce62" table:formula="of:=IF([.A65]=&quot;&quot;;&quot;&quot;;TEXT(DATE(YEAR([.A65]);MONTH([.A65]);DAY([.A65]));&quot;MMM&quot;))">
            <text:p/>
          </table:table-cell>
          <table:table-cell table:style-name="ce62" table:formula="of:=IF([.D65]=&quot;&quot;;&quot;&quot;;TEXT(DATE(YEAR([.D65]);MONTH([.D65]);DAY([.D65]));&quot;MMM&quot;))">
            <text:p/>
          </table:table-cell>
          <table:table-cell table:style-name="ce62" table:formula="of:=IF([.G65]=&quot;&quot;;&quot;&quot;;TEXT(DATE(YEAR([.G65]);MONTH([.G65]);DAY([.G65]));&quot;MMM&quot;))">
            <text:p/>
          </table:table-cell>
          <table:table-cell table:style-name="ce70" table:formula="of:=IF([.D65]=&quot;&quot;;&quot;&quot;;TEXT(DATE(YEAR([.D65]);MONTH([.D65]);DAY([.D6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]=&quot;&quot;;&quot;&quot;;VLOOKUP([.K66];[Contas.$A$1:.$C$54];2;0))">
            <text:p><text:s text:c="2"/></text:p>
          </table:table-cell>
          <table:table-cell table:style-name="ce15" table:formula="of:=IF([.K66]=&quot;&quot;;&quot;&quot;;VLOOKUP([.K66];[Contas.$A$1:.$C$54];3;0))">
            <text:p><text:s text:c="2"/></text:p>
          </table:table-cell>
          <table:table-cell table:style-name="ce16" table:formula="of:=IF([.G66]&lt;&gt;&quot;&quot;;&quot;Pago&quot;;IF(AND([.G66]=&quot;&quot;;[.E66]&lt;&gt;&quot;&quot;;[.F66]&lt;&gt;&quot;&quot;;TODAY()&gt;=[.D66]);&quot;Vencido&quot;;IF(AND([.E66]=&quot;&quot;;[.F66]=&quot;&quot;;[.G66]=&quot;&quot;;[.H66]=&quot;&quot;);&quot;&quot;;&quot;A Vencer&quot;)))">
            <text:p><text:s text:c="2"/></text:p>
          </table:table-cell>
          <table:table-cell table:style-name="ce41" table:formula="of:=IF([.H66]=&quot;&quot;;&quot;&quot;;[.H66]-[.C66])">
            <text:p/>
          </table:table-cell>
          <table:table-cell table:style-name="ce62" table:formula="of:=IF([.A66]=&quot;&quot;;&quot;&quot;;TEXT(DATE(YEAR([.A66]);MONTH([.A66]);DAY([.A66]));&quot;AAAA&quot;))">
            <text:p/>
          </table:table-cell>
          <table:table-cell table:style-name="ce62" table:formula="of:=IF([.D66]=&quot;&quot;;&quot;&quot;;TEXT(DATE(YEAR([.D66]);MONTH([.D66]);DAY([.D66]));&quot;AAAA&quot;))">
            <text:p/>
          </table:table-cell>
          <table:table-cell table:style-name="ce62" table:formula="of:=IF([.G66]=&quot;&quot;;&quot;&quot;;TEXT(DATE(YEAR([.G66]);MONTH([.G66]);DAY([.G66]));&quot;AAAA&quot;))">
            <text:p/>
          </table:table-cell>
          <table:table-cell table:style-name="ce62" table:formula="of:=IF([.A66]=&quot;&quot;;&quot;&quot;;TEXT(DATE(YEAR([.A66]);MONTH([.A66]);DAY([.A66]));&quot;MMM&quot;))">
            <text:p/>
          </table:table-cell>
          <table:table-cell table:style-name="ce62" table:formula="of:=IF([.D66]=&quot;&quot;;&quot;&quot;;TEXT(DATE(YEAR([.D66]);MONTH([.D66]);DAY([.D66]));&quot;MMM&quot;))">
            <text:p/>
          </table:table-cell>
          <table:table-cell table:style-name="ce62" table:formula="of:=IF([.G66]=&quot;&quot;;&quot;&quot;;TEXT(DATE(YEAR([.G66]);MONTH([.G66]);DAY([.G66]));&quot;MMM&quot;))">
            <text:p/>
          </table:table-cell>
          <table:table-cell table:style-name="ce70" table:formula="of:=IF([.D66]=&quot;&quot;;&quot;&quot;;TEXT(DATE(YEAR([.D66]);MONTH([.D66]);DAY([.D6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]=&quot;&quot;;&quot;&quot;;VLOOKUP([.K67];[Contas.$A$1:.$C$54];2;0))">
            <text:p><text:s text:c="2"/></text:p>
          </table:table-cell>
          <table:table-cell table:style-name="ce15" table:formula="of:=IF([.K67]=&quot;&quot;;&quot;&quot;;VLOOKUP([.K67];[Contas.$A$1:.$C$54];3;0))">
            <text:p><text:s text:c="2"/></text:p>
          </table:table-cell>
          <table:table-cell table:style-name="ce16" table:formula="of:=IF([.G67]&lt;&gt;&quot;&quot;;&quot;Pago&quot;;IF(AND([.G67]=&quot;&quot;;[.E67]&lt;&gt;&quot;&quot;;[.F67]&lt;&gt;&quot;&quot;;TODAY()&gt;=[.D67]);&quot;Vencido&quot;;IF(AND([.E67]=&quot;&quot;;[.F67]=&quot;&quot;;[.G67]=&quot;&quot;;[.H67]=&quot;&quot;);&quot;&quot;;&quot;A Vencer&quot;)))">
            <text:p><text:s text:c="2"/></text:p>
          </table:table-cell>
          <table:table-cell table:style-name="ce41" table:formula="of:=IF([.H67]=&quot;&quot;;&quot;&quot;;[.H67]-[.C67])">
            <text:p/>
          </table:table-cell>
          <table:table-cell table:style-name="ce62" table:formula="of:=IF([.A67]=&quot;&quot;;&quot;&quot;;TEXT(DATE(YEAR([.A67]);MONTH([.A67]);DAY([.A67]));&quot;AAAA&quot;))">
            <text:p/>
          </table:table-cell>
          <table:table-cell table:style-name="ce62" table:formula="of:=IF([.D67]=&quot;&quot;;&quot;&quot;;TEXT(DATE(YEAR([.D67]);MONTH([.D67]);DAY([.D67]));&quot;AAAA&quot;))">
            <text:p/>
          </table:table-cell>
          <table:table-cell table:style-name="ce62" table:formula="of:=IF([.G67]=&quot;&quot;;&quot;&quot;;TEXT(DATE(YEAR([.G67]);MONTH([.G67]);DAY([.G67]));&quot;AAAA&quot;))">
            <text:p/>
          </table:table-cell>
          <table:table-cell table:style-name="ce62" table:formula="of:=IF([.A67]=&quot;&quot;;&quot;&quot;;TEXT(DATE(YEAR([.A67]);MONTH([.A67]);DAY([.A67]));&quot;MMM&quot;))">
            <text:p/>
          </table:table-cell>
          <table:table-cell table:style-name="ce62" table:formula="of:=IF([.D67]=&quot;&quot;;&quot;&quot;;TEXT(DATE(YEAR([.D67]);MONTH([.D67]);DAY([.D67]));&quot;MMM&quot;))">
            <text:p/>
          </table:table-cell>
          <table:table-cell table:style-name="ce62" table:formula="of:=IF([.G67]=&quot;&quot;;&quot;&quot;;TEXT(DATE(YEAR([.G67]);MONTH([.G67]);DAY([.G67]));&quot;MMM&quot;))">
            <text:p/>
          </table:table-cell>
          <table:table-cell table:style-name="ce70" table:formula="of:=IF([.D67]=&quot;&quot;;&quot;&quot;;TEXT(DATE(YEAR([.D67]);MONTH([.D67]);DAY([.D6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5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]=&quot;&quot;;&quot;&quot;;VLOOKUP([.K68];[Contas.$A$1:.$C$54];2;0))">
            <text:p><text:s text:c="2"/></text:p>
          </table:table-cell>
          <table:table-cell table:style-name="ce15" table:formula="of:=IF([.K68]=&quot;&quot;;&quot;&quot;;VLOOKUP([.K68];[Contas.$A$1:.$C$54];3;0))">
            <text:p><text:s text:c="2"/></text:p>
          </table:table-cell>
          <table:table-cell table:style-name="ce16" table:formula="of:=IF([.G68]&lt;&gt;&quot;&quot;;&quot;Pago&quot;;IF(AND([.G68]=&quot;&quot;;[.E68]&lt;&gt;&quot;&quot;;[.F68]&lt;&gt;&quot;&quot;;TODAY()&gt;=[.D68]);&quot;Vencido&quot;;IF(AND([.E68]=&quot;&quot;;[.F68]=&quot;&quot;;[.G68]=&quot;&quot;;[.H68]=&quot;&quot;);&quot;&quot;;&quot;A Vencer&quot;)))">
            <text:p><text:s text:c="2"/></text:p>
          </table:table-cell>
          <table:table-cell table:style-name="ce41" table:formula="of:=IF([.H68]=&quot;&quot;;&quot;&quot;;[.H68]-[.C68])">
            <text:p/>
          </table:table-cell>
          <table:table-cell table:style-name="ce62" table:formula="of:=IF([.A68]=&quot;&quot;;&quot;&quot;;TEXT(DATE(YEAR([.A68]);MONTH([.A68]);DAY([.A68]));&quot;AAAA&quot;))">
            <text:p/>
          </table:table-cell>
          <table:table-cell table:style-name="ce62" table:formula="of:=IF([.D68]=&quot;&quot;;&quot;&quot;;TEXT(DATE(YEAR([.D68]);MONTH([.D68]);DAY([.D68]));&quot;AAAA&quot;))">
            <text:p/>
          </table:table-cell>
          <table:table-cell table:style-name="ce62" table:formula="of:=IF([.G68]=&quot;&quot;;&quot;&quot;;TEXT(DATE(YEAR([.G68]);MONTH([.G68]);DAY([.G68]));&quot;AAAA&quot;))">
            <text:p/>
          </table:table-cell>
          <table:table-cell table:style-name="ce62" table:formula="of:=IF([.A68]=&quot;&quot;;&quot;&quot;;TEXT(DATE(YEAR([.A68]);MONTH([.A68]);DAY([.A68]));&quot;MMM&quot;))">
            <text:p/>
          </table:table-cell>
          <table:table-cell table:style-name="ce62" table:formula="of:=IF([.D68]=&quot;&quot;;&quot;&quot;;TEXT(DATE(YEAR([.D68]);MONTH([.D68]);DAY([.D68]));&quot;MMM&quot;))">
            <text:p/>
          </table:table-cell>
          <table:table-cell table:style-name="ce62" table:formula="of:=IF([.G68]=&quot;&quot;;&quot;&quot;;TEXT(DATE(YEAR([.G68]);MONTH([.G68]);DAY([.G68]));&quot;MMM&quot;))">
            <text:p/>
          </table:table-cell>
          <table:table-cell table:style-name="ce70" table:formula="of:=IF([.D68]=&quot;&quot;;&quot;&quot;;TEXT(DATE(YEAR([.D68]);MONTH([.D68]);DAY([.D6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]=&quot;&quot;;&quot;&quot;;VLOOKUP([.K69];[Contas.$A$1:.$C$54];2;0))">
            <text:p><text:s text:c="2"/></text:p>
          </table:table-cell>
          <table:table-cell table:style-name="ce15" table:formula="of:=IF([.K69]=&quot;&quot;;&quot;&quot;;VLOOKUP([.K69];[Contas.$A$1:.$C$54];3;0))">
            <text:p><text:s text:c="2"/></text:p>
          </table:table-cell>
          <table:table-cell table:style-name="ce16" table:formula="of:=IF([.G69]&lt;&gt;&quot;&quot;;&quot;Pago&quot;;IF(AND([.G69]=&quot;&quot;;[.E69]&lt;&gt;&quot;&quot;;[.F69]&lt;&gt;&quot;&quot;;TODAY()&gt;=[.D69]);&quot;Vencido&quot;;IF(AND([.E69]=&quot;&quot;;[.F69]=&quot;&quot;;[.G69]=&quot;&quot;;[.H69]=&quot;&quot;);&quot;&quot;;&quot;A Vencer&quot;)))">
            <text:p><text:s text:c="2"/></text:p>
          </table:table-cell>
          <table:table-cell table:style-name="ce41" table:formula="of:=IF([.H69]=&quot;&quot;;&quot;&quot;;[.H69]-[.C69])">
            <text:p/>
          </table:table-cell>
          <table:table-cell table:style-name="ce62" table:formula="of:=IF([.A69]=&quot;&quot;;&quot;&quot;;TEXT(DATE(YEAR([.A69]);MONTH([.A69]);DAY([.A69]));&quot;AAAA&quot;))">
            <text:p/>
          </table:table-cell>
          <table:table-cell table:style-name="ce62" table:formula="of:=IF([.D69]=&quot;&quot;;&quot;&quot;;TEXT(DATE(YEAR([.D69]);MONTH([.D69]);DAY([.D69]));&quot;AAAA&quot;))">
            <text:p/>
          </table:table-cell>
          <table:table-cell table:style-name="ce62" table:formula="of:=IF([.G69]=&quot;&quot;;&quot;&quot;;TEXT(DATE(YEAR([.G69]);MONTH([.G69]);DAY([.G69]));&quot;AAAA&quot;))">
            <text:p/>
          </table:table-cell>
          <table:table-cell table:style-name="ce62" table:formula="of:=IF([.A69]=&quot;&quot;;&quot;&quot;;TEXT(DATE(YEAR([.A69]);MONTH([.A69]);DAY([.A69]));&quot;MMM&quot;))">
            <text:p/>
          </table:table-cell>
          <table:table-cell table:style-name="ce62" table:formula="of:=IF([.D69]=&quot;&quot;;&quot;&quot;;TEXT(DATE(YEAR([.D69]);MONTH([.D69]);DAY([.D69]));&quot;MMM&quot;))">
            <text:p/>
          </table:table-cell>
          <table:table-cell table:style-name="ce62" table:formula="of:=IF([.G69]=&quot;&quot;;&quot;&quot;;TEXT(DATE(YEAR([.G69]);MONTH([.G69]);DAY([.G69]));&quot;MMM&quot;))">
            <text:p/>
          </table:table-cell>
          <table:table-cell table:style-name="ce70" table:formula="of:=IF([.D69]=&quot;&quot;;&quot;&quot;;TEXT(DATE(YEAR([.D69]);MONTH([.D69]);DAY([.D6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]=&quot;&quot;;&quot;&quot;;VLOOKUP([.K70];[Contas.$A$1:.$C$54];2;0))">
            <text:p><text:s text:c="2"/></text:p>
          </table:table-cell>
          <table:table-cell table:style-name="ce15" table:formula="of:=IF([.K70]=&quot;&quot;;&quot;&quot;;VLOOKUP([.K70];[Contas.$A$1:.$C$54];3;0))">
            <text:p><text:s text:c="2"/></text:p>
          </table:table-cell>
          <table:table-cell table:style-name="ce16" table:formula="of:=IF([.G70]&lt;&gt;&quot;&quot;;&quot;Pago&quot;;IF(AND([.G70]=&quot;&quot;;[.E70]&lt;&gt;&quot;&quot;;[.F70]&lt;&gt;&quot;&quot;;TODAY()&gt;=[.D70]);&quot;Vencido&quot;;IF(AND([.E70]=&quot;&quot;;[.F70]=&quot;&quot;;[.G70]=&quot;&quot;;[.H70]=&quot;&quot;);&quot;&quot;;&quot;A Vencer&quot;)))">
            <text:p><text:s text:c="2"/></text:p>
          </table:table-cell>
          <table:table-cell table:style-name="ce41" table:formula="of:=IF([.H70]=&quot;&quot;;&quot;&quot;;[.H70]-[.C70])">
            <text:p/>
          </table:table-cell>
          <table:table-cell table:style-name="ce62" table:formula="of:=IF([.A70]=&quot;&quot;;&quot;&quot;;TEXT(DATE(YEAR([.A70]);MONTH([.A70]);DAY([.A70]));&quot;AAAA&quot;))">
            <text:p/>
          </table:table-cell>
          <table:table-cell table:style-name="ce62" table:formula="of:=IF([.D70]=&quot;&quot;;&quot;&quot;;TEXT(DATE(YEAR([.D70]);MONTH([.D70]);DAY([.D70]));&quot;AAAA&quot;))">
            <text:p/>
          </table:table-cell>
          <table:table-cell table:style-name="ce62" table:formula="of:=IF([.G70]=&quot;&quot;;&quot;&quot;;TEXT(DATE(YEAR([.G70]);MONTH([.G70]);DAY([.G70]));&quot;AAAA&quot;))">
            <text:p/>
          </table:table-cell>
          <table:table-cell table:style-name="ce62" table:formula="of:=IF([.A70]=&quot;&quot;;&quot;&quot;;TEXT(DATE(YEAR([.A70]);MONTH([.A70]);DAY([.A70]));&quot;MMM&quot;))">
            <text:p/>
          </table:table-cell>
          <table:table-cell table:style-name="ce62" table:formula="of:=IF([.D70]=&quot;&quot;;&quot;&quot;;TEXT(DATE(YEAR([.D70]);MONTH([.D70]);DAY([.D70]));&quot;MMM&quot;))">
            <text:p/>
          </table:table-cell>
          <table:table-cell table:style-name="ce62" table:formula="of:=IF([.G70]=&quot;&quot;;&quot;&quot;;TEXT(DATE(YEAR([.G70]);MONTH([.G70]);DAY([.G70]));&quot;MMM&quot;))">
            <text:p/>
          </table:table-cell>
          <table:table-cell table:style-name="ce70" table:formula="of:=IF([.D70]=&quot;&quot;;&quot;&quot;;TEXT(DATE(YEAR([.D70]);MONTH([.D70]);DAY([.D7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]=&quot;&quot;;&quot;&quot;;VLOOKUP([.K71];[Contas.$A$1:.$C$54];2;0))">
            <text:p><text:s text:c="2"/></text:p>
          </table:table-cell>
          <table:table-cell table:style-name="ce15" table:formula="of:=IF([.K71]=&quot;&quot;;&quot;&quot;;VLOOKUP([.K71];[Contas.$A$1:.$C$54];3;0))">
            <text:p><text:s text:c="2"/></text:p>
          </table:table-cell>
          <table:table-cell table:style-name="ce16" table:formula="of:=IF([.G71]&lt;&gt;&quot;&quot;;&quot;Pago&quot;;IF(AND([.G71]=&quot;&quot;;[.E71]&lt;&gt;&quot;&quot;;[.F71]&lt;&gt;&quot;&quot;;TODAY()&gt;=[.D71]);&quot;Vencido&quot;;IF(AND([.E71]=&quot;&quot;;[.F71]=&quot;&quot;;[.G71]=&quot;&quot;;[.H71]=&quot;&quot;);&quot;&quot;;&quot;A Vencer&quot;)))">
            <text:p><text:s text:c="2"/></text:p>
          </table:table-cell>
          <table:table-cell table:style-name="ce41" table:formula="of:=IF([.H71]=&quot;&quot;;&quot;&quot;;[.H71]-[.C71])">
            <text:p/>
          </table:table-cell>
          <table:table-cell table:style-name="ce62" table:formula="of:=IF([.A71]=&quot;&quot;;&quot;&quot;;TEXT(DATE(YEAR([.A71]);MONTH([.A71]);DAY([.A71]));&quot;AAAA&quot;))">
            <text:p/>
          </table:table-cell>
          <table:table-cell table:style-name="ce62" table:formula="of:=IF([.D71]=&quot;&quot;;&quot;&quot;;TEXT(DATE(YEAR([.D71]);MONTH([.D71]);DAY([.D71]));&quot;AAAA&quot;))">
            <text:p/>
          </table:table-cell>
          <table:table-cell table:style-name="ce62" table:formula="of:=IF([.G71]=&quot;&quot;;&quot;&quot;;TEXT(DATE(YEAR([.G71]);MONTH([.G71]);DAY([.G71]));&quot;AAAA&quot;))">
            <text:p/>
          </table:table-cell>
          <table:table-cell table:style-name="ce62" table:formula="of:=IF([.A71]=&quot;&quot;;&quot;&quot;;TEXT(DATE(YEAR([.A71]);MONTH([.A71]);DAY([.A71]));&quot;MMM&quot;))">
            <text:p/>
          </table:table-cell>
          <table:table-cell table:style-name="ce62" table:formula="of:=IF([.D71]=&quot;&quot;;&quot;&quot;;TEXT(DATE(YEAR([.D71]);MONTH([.D71]);DAY([.D71]));&quot;MMM&quot;))">
            <text:p/>
          </table:table-cell>
          <table:table-cell table:style-name="ce62" table:formula="of:=IF([.G71]=&quot;&quot;;&quot;&quot;;TEXT(DATE(YEAR([.G71]);MONTH([.G71]);DAY([.G71]));&quot;MMM&quot;))">
            <text:p/>
          </table:table-cell>
          <table:table-cell table:style-name="ce70" table:formula="of:=IF([.D71]=&quot;&quot;;&quot;&quot;;TEXT(DATE(YEAR([.D71]);MONTH([.D71]);DAY([.D7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]=&quot;&quot;;&quot;&quot;;VLOOKUP([.K72];[Contas.$A$1:.$C$54];2;0))">
            <text:p><text:s text:c="2"/></text:p>
          </table:table-cell>
          <table:table-cell table:style-name="ce15" table:formula="of:=IF([.K72]=&quot;&quot;;&quot;&quot;;VLOOKUP([.K72];[Contas.$A$1:.$C$54];3;0))">
            <text:p><text:s text:c="2"/></text:p>
          </table:table-cell>
          <table:table-cell table:style-name="ce16" table:formula="of:=IF([.G72]&lt;&gt;&quot;&quot;;&quot;Pago&quot;;IF(AND([.G72]=&quot;&quot;;[.E72]&lt;&gt;&quot;&quot;;[.F72]&lt;&gt;&quot;&quot;;TODAY()&gt;=[.D72]);&quot;Vencido&quot;;IF(AND([.E72]=&quot;&quot;;[.F72]=&quot;&quot;;[.G72]=&quot;&quot;;[.H72]=&quot;&quot;);&quot;&quot;;&quot;A Vencer&quot;)))">
            <text:p><text:s text:c="2"/></text:p>
          </table:table-cell>
          <table:table-cell table:style-name="ce41" table:formula="of:=IF([.H72]=&quot;&quot;;&quot;&quot;;[.H72]-[.C72])">
            <text:p/>
          </table:table-cell>
          <table:table-cell table:style-name="ce62" table:formula="of:=IF([.A72]=&quot;&quot;;&quot;&quot;;TEXT(DATE(YEAR([.A72]);MONTH([.A72]);DAY([.A72]));&quot;AAAA&quot;))">
            <text:p/>
          </table:table-cell>
          <table:table-cell table:style-name="ce62" table:formula="of:=IF([.D72]=&quot;&quot;;&quot;&quot;;TEXT(DATE(YEAR([.D72]);MONTH([.D72]);DAY([.D72]));&quot;AAAA&quot;))">
            <text:p/>
          </table:table-cell>
          <table:table-cell table:style-name="ce62" table:formula="of:=IF([.G72]=&quot;&quot;;&quot;&quot;;TEXT(DATE(YEAR([.G72]);MONTH([.G72]);DAY([.G72]));&quot;AAAA&quot;))">
            <text:p/>
          </table:table-cell>
          <table:table-cell table:style-name="ce62" table:formula="of:=IF([.A72]=&quot;&quot;;&quot;&quot;;TEXT(DATE(YEAR([.A72]);MONTH([.A72]);DAY([.A72]));&quot;MMM&quot;))">
            <text:p/>
          </table:table-cell>
          <table:table-cell table:style-name="ce62" table:formula="of:=IF([.D72]=&quot;&quot;;&quot;&quot;;TEXT(DATE(YEAR([.D72]);MONTH([.D72]);DAY([.D72]));&quot;MMM&quot;))">
            <text:p/>
          </table:table-cell>
          <table:table-cell table:style-name="ce62" table:formula="of:=IF([.G72]=&quot;&quot;;&quot;&quot;;TEXT(DATE(YEAR([.G72]);MONTH([.G72]);DAY([.G72]));&quot;MMM&quot;))">
            <text:p/>
          </table:table-cell>
          <table:table-cell table:style-name="ce70" table:formula="of:=IF([.D72]=&quot;&quot;;&quot;&quot;;TEXT(DATE(YEAR([.D72]);MONTH([.D72]);DAY([.D7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]=&quot;&quot;;&quot;&quot;;VLOOKUP([.K73];[Contas.$A$1:.$C$54];2;0))">
            <text:p><text:s text:c="2"/></text:p>
          </table:table-cell>
          <table:table-cell table:style-name="ce15" table:formula="of:=IF([.K73]=&quot;&quot;;&quot;&quot;;VLOOKUP([.K73];[Contas.$A$1:.$C$54];3;0))">
            <text:p><text:s text:c="2"/></text:p>
          </table:table-cell>
          <table:table-cell table:style-name="ce16" table:formula="of:=IF([.G73]&lt;&gt;&quot;&quot;;&quot;Pago&quot;;IF(AND([.G73]=&quot;&quot;;[.E73]&lt;&gt;&quot;&quot;;[.F73]&lt;&gt;&quot;&quot;;TODAY()&gt;=[.D73]);&quot;Vencido&quot;;IF(AND([.E73]=&quot;&quot;;[.F73]=&quot;&quot;;[.G73]=&quot;&quot;;[.H73]=&quot;&quot;);&quot;&quot;;&quot;A Vencer&quot;)))">
            <text:p><text:s text:c="2"/></text:p>
          </table:table-cell>
          <table:table-cell table:style-name="ce41" table:formula="of:=IF([.H73]=&quot;&quot;;&quot;&quot;;[.H73]-[.C73])">
            <text:p/>
          </table:table-cell>
          <table:table-cell table:style-name="ce62" table:formula="of:=IF([.A73]=&quot;&quot;;&quot;&quot;;TEXT(DATE(YEAR([.A73]);MONTH([.A73]);DAY([.A73]));&quot;AAAA&quot;))">
            <text:p/>
          </table:table-cell>
          <table:table-cell table:style-name="ce62" table:formula="of:=IF([.D73]=&quot;&quot;;&quot;&quot;;TEXT(DATE(YEAR([.D73]);MONTH([.D73]);DAY([.D73]));&quot;AAAA&quot;))">
            <text:p/>
          </table:table-cell>
          <table:table-cell table:style-name="ce62" table:formula="of:=IF([.G73]=&quot;&quot;;&quot;&quot;;TEXT(DATE(YEAR([.G73]);MONTH([.G73]);DAY([.G73]));&quot;AAAA&quot;))">
            <text:p/>
          </table:table-cell>
          <table:table-cell table:style-name="ce62" table:formula="of:=IF([.A73]=&quot;&quot;;&quot;&quot;;TEXT(DATE(YEAR([.A73]);MONTH([.A73]);DAY([.A73]));&quot;MMM&quot;))">
            <text:p/>
          </table:table-cell>
          <table:table-cell table:style-name="ce62" table:formula="of:=IF([.D73]=&quot;&quot;;&quot;&quot;;TEXT(DATE(YEAR([.D73]);MONTH([.D73]);DAY([.D73]));&quot;MMM&quot;))">
            <text:p/>
          </table:table-cell>
          <table:table-cell table:style-name="ce62" table:formula="of:=IF([.G73]=&quot;&quot;;&quot;&quot;;TEXT(DATE(YEAR([.G73]);MONTH([.G73]);DAY([.G73]));&quot;MMM&quot;))">
            <text:p/>
          </table:table-cell>
          <table:table-cell table:style-name="ce70" table:formula="of:=IF([.D73]=&quot;&quot;;&quot;&quot;;TEXT(DATE(YEAR([.D73]);MONTH([.D73]);DAY([.D73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53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]=&quot;&quot;;&quot;&quot;;VLOOKUP([.K74];[Contas.$A$1:.$C$54];2;0))">
            <text:p><text:s text:c="2"/></text:p>
          </table:table-cell>
          <table:table-cell table:style-name="ce15" table:formula="of:=IF([.K74]=&quot;&quot;;&quot;&quot;;VLOOKUP([.K74];[Contas.$A$1:.$C$54];3;0))">
            <text:p><text:s text:c="2"/></text:p>
          </table:table-cell>
          <table:table-cell table:style-name="ce16" table:formula="of:=IF([.G74]&lt;&gt;&quot;&quot;;&quot;Pago&quot;;IF(AND([.G74]=&quot;&quot;;[.E74]&lt;&gt;&quot;&quot;;[.F74]&lt;&gt;&quot;&quot;;TODAY()&gt;=[.D74]);&quot;Vencido&quot;;IF(AND([.E74]=&quot;&quot;;[.F74]=&quot;&quot;;[.G74]=&quot;&quot;;[.H74]=&quot;&quot;);&quot;&quot;;&quot;A Vencer&quot;)))">
            <text:p><text:s text:c="2"/></text:p>
          </table:table-cell>
          <table:table-cell table:style-name="ce41" table:formula="of:=IF([.H74]=&quot;&quot;;&quot;&quot;;[.H74]-[.C74])">
            <text:p/>
          </table:table-cell>
          <table:table-cell table:style-name="ce62" table:formula="of:=IF([.A74]=&quot;&quot;;&quot;&quot;;TEXT(DATE(YEAR([.A74]);MONTH([.A74]);DAY([.A74]));&quot;AAAA&quot;))">
            <text:p/>
          </table:table-cell>
          <table:table-cell table:style-name="ce62" table:formula="of:=IF([.D74]=&quot;&quot;;&quot;&quot;;TEXT(DATE(YEAR([.D74]);MONTH([.D74]);DAY([.D74]));&quot;AAAA&quot;))">
            <text:p/>
          </table:table-cell>
          <table:table-cell table:style-name="ce62" table:formula="of:=IF([.G74]=&quot;&quot;;&quot;&quot;;TEXT(DATE(YEAR([.G74]);MONTH([.G74]);DAY([.G74]));&quot;AAAA&quot;))">
            <text:p/>
          </table:table-cell>
          <table:table-cell table:style-name="ce62" table:formula="of:=IF([.A74]=&quot;&quot;;&quot;&quot;;TEXT(DATE(YEAR([.A74]);MONTH([.A74]);DAY([.A74]));&quot;MMM&quot;))">
            <text:p/>
          </table:table-cell>
          <table:table-cell table:style-name="ce62" table:formula="of:=IF([.D74]=&quot;&quot;;&quot;&quot;;TEXT(DATE(YEAR([.D74]);MONTH([.D74]);DAY([.D74]));&quot;MMM&quot;))">
            <text:p/>
          </table:table-cell>
          <table:table-cell table:style-name="ce62" table:formula="of:=IF([.G74]=&quot;&quot;;&quot;&quot;;TEXT(DATE(YEAR([.G74]);MONTH([.G74]);DAY([.G74]));&quot;MMM&quot;))">
            <text:p/>
          </table:table-cell>
          <table:table-cell table:style-name="ce70" table:formula="of:=IF([.D74]=&quot;&quot;;&quot;&quot;;TEXT(DATE(YEAR([.D74]);MONTH([.D74]);DAY([.D7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]=&quot;&quot;;&quot;&quot;;VLOOKUP([.K75];[Contas.$A$1:.$C$54];2;0))">
            <text:p><text:s text:c="2"/></text:p>
          </table:table-cell>
          <table:table-cell table:style-name="ce15" table:formula="of:=IF([.K75]=&quot;&quot;;&quot;&quot;;VLOOKUP([.K75];[Contas.$A$1:.$C$54];3;0))">
            <text:p><text:s text:c="2"/></text:p>
          </table:table-cell>
          <table:table-cell table:style-name="ce16" table:formula="of:=IF([.G75]&lt;&gt;&quot;&quot;;&quot;Pago&quot;;IF(AND([.G75]=&quot;&quot;;[.E75]&lt;&gt;&quot;&quot;;[.F75]&lt;&gt;&quot;&quot;;TODAY()&gt;=[.D75]);&quot;Vencido&quot;;IF(AND([.E75]=&quot;&quot;;[.F75]=&quot;&quot;;[.G75]=&quot;&quot;;[.H75]=&quot;&quot;);&quot;&quot;;&quot;A Vencer&quot;)))">
            <text:p><text:s text:c="2"/></text:p>
          </table:table-cell>
          <table:table-cell table:style-name="ce41" table:formula="of:=IF([.H75]=&quot;&quot;;&quot;&quot;;[.H75]-[.C75])">
            <text:p/>
          </table:table-cell>
          <table:table-cell table:style-name="ce62" table:formula="of:=IF([.A75]=&quot;&quot;;&quot;&quot;;TEXT(DATE(YEAR([.A75]);MONTH([.A75]);DAY([.A75]));&quot;AAAA&quot;))">
            <text:p/>
          </table:table-cell>
          <table:table-cell table:style-name="ce62" table:formula="of:=IF([.D75]=&quot;&quot;;&quot;&quot;;TEXT(DATE(YEAR([.D75]);MONTH([.D75]);DAY([.D75]));&quot;AAAA&quot;))">
            <text:p/>
          </table:table-cell>
          <table:table-cell table:style-name="ce62" table:formula="of:=IF([.G75]=&quot;&quot;;&quot;&quot;;TEXT(DATE(YEAR([.G75]);MONTH([.G75]);DAY([.G75]));&quot;AAAA&quot;))">
            <text:p/>
          </table:table-cell>
          <table:table-cell table:style-name="ce62" table:formula="of:=IF([.A75]=&quot;&quot;;&quot;&quot;;TEXT(DATE(YEAR([.A75]);MONTH([.A75]);DAY([.A75]));&quot;MMM&quot;))">
            <text:p/>
          </table:table-cell>
          <table:table-cell table:style-name="ce62" table:formula="of:=IF([.D75]=&quot;&quot;;&quot;&quot;;TEXT(DATE(YEAR([.D75]);MONTH([.D75]);DAY([.D75]));&quot;MMM&quot;))">
            <text:p/>
          </table:table-cell>
          <table:table-cell table:style-name="ce62" table:formula="of:=IF([.G75]=&quot;&quot;;&quot;&quot;;TEXT(DATE(YEAR([.G75]);MONTH([.G75]);DAY([.G75]));&quot;MMM&quot;))">
            <text:p/>
          </table:table-cell>
          <table:table-cell table:style-name="ce70" table:formula="of:=IF([.D75]=&quot;&quot;;&quot;&quot;;TEXT(DATE(YEAR([.D75]);MONTH([.D75]);DAY([.D7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]=&quot;&quot;;&quot;&quot;;VLOOKUP([.K76];[Contas.$A$1:.$C$54];2;0))">
            <text:p><text:s text:c="2"/></text:p>
          </table:table-cell>
          <table:table-cell table:style-name="ce15" table:formula="of:=IF([.K76]=&quot;&quot;;&quot;&quot;;VLOOKUP([.K76];[Contas.$A$1:.$C$54];3;0))">
            <text:p><text:s text:c="2"/></text:p>
          </table:table-cell>
          <table:table-cell table:style-name="ce16" table:formula="of:=IF([.G76]&lt;&gt;&quot;&quot;;&quot;Pago&quot;;IF(AND([.G76]=&quot;&quot;;[.E76]&lt;&gt;&quot;&quot;;[.F76]&lt;&gt;&quot;&quot;;TODAY()&gt;=[.D76]);&quot;Vencido&quot;;IF(AND([.E76]=&quot;&quot;;[.F76]=&quot;&quot;;[.G76]=&quot;&quot;;[.H76]=&quot;&quot;);&quot;&quot;;&quot;A Vencer&quot;)))">
            <text:p><text:s text:c="2"/></text:p>
          </table:table-cell>
          <table:table-cell table:style-name="ce41" table:formula="of:=IF([.H76]=&quot;&quot;;&quot;&quot;;[.H76]-[.C76])">
            <text:p/>
          </table:table-cell>
          <table:table-cell table:style-name="ce62" table:formula="of:=IF([.A76]=&quot;&quot;;&quot;&quot;;TEXT(DATE(YEAR([.A76]);MONTH([.A76]);DAY([.A76]));&quot;AAAA&quot;))">
            <text:p/>
          </table:table-cell>
          <table:table-cell table:style-name="ce62" table:formula="of:=IF([.D76]=&quot;&quot;;&quot;&quot;;TEXT(DATE(YEAR([.D76]);MONTH([.D76]);DAY([.D76]));&quot;AAAA&quot;))">
            <text:p/>
          </table:table-cell>
          <table:table-cell table:style-name="ce62" table:formula="of:=IF([.G76]=&quot;&quot;;&quot;&quot;;TEXT(DATE(YEAR([.G76]);MONTH([.G76]);DAY([.G76]));&quot;AAAA&quot;))">
            <text:p/>
          </table:table-cell>
          <table:table-cell table:style-name="ce62" table:formula="of:=IF([.A76]=&quot;&quot;;&quot;&quot;;TEXT(DATE(YEAR([.A76]);MONTH([.A76]);DAY([.A76]));&quot;MMM&quot;))">
            <text:p/>
          </table:table-cell>
          <table:table-cell table:style-name="ce62" table:formula="of:=IF([.D76]=&quot;&quot;;&quot;&quot;;TEXT(DATE(YEAR([.D76]);MONTH([.D76]);DAY([.D76]));&quot;MMM&quot;))">
            <text:p/>
          </table:table-cell>
          <table:table-cell table:style-name="ce62" table:formula="of:=IF([.G76]=&quot;&quot;;&quot;&quot;;TEXT(DATE(YEAR([.G76]);MONTH([.G76]);DAY([.G76]));&quot;MMM&quot;))">
            <text:p/>
          </table:table-cell>
          <table:table-cell table:style-name="ce70" table:formula="of:=IF([.D76]=&quot;&quot;;&quot;&quot;;TEXT(DATE(YEAR([.D76]);MONTH([.D76]);DAY([.D7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Default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]=&quot;&quot;;&quot;&quot;;VLOOKUP([.K77];[Contas.$A$1:.$C$54];2;0))">
            <text:p><text:s text:c="2"/></text:p>
          </table:table-cell>
          <table:table-cell table:style-name="ce15" table:formula="of:=IF([.K77]=&quot;&quot;;&quot;&quot;;VLOOKUP([.K77];[Contas.$A$1:.$C$54];3;0))">
            <text:p><text:s text:c="2"/></text:p>
          </table:table-cell>
          <table:table-cell table:style-name="ce16" table:formula="of:=IF([.G77]&lt;&gt;&quot;&quot;;&quot;Pago&quot;;IF(AND([.G77]=&quot;&quot;;[.E77]&lt;&gt;&quot;&quot;;[.F77]&lt;&gt;&quot;&quot;;TODAY()&gt;=[.D77]);&quot;Vencido&quot;;IF(AND([.E77]=&quot;&quot;;[.F77]=&quot;&quot;;[.G77]=&quot;&quot;;[.H77]=&quot;&quot;);&quot;&quot;;&quot;A Vencer&quot;)))">
            <text:p><text:s text:c="2"/></text:p>
          </table:table-cell>
          <table:table-cell table:style-name="ce41" table:formula="of:=IF([.H77]=&quot;&quot;;&quot;&quot;;[.H77]-[.C77])">
            <text:p/>
          </table:table-cell>
          <table:table-cell table:style-name="ce62" table:formula="of:=IF([.A77]=&quot;&quot;;&quot;&quot;;TEXT(DATE(YEAR([.A77]);MONTH([.A77]);DAY([.A77]));&quot;AAAA&quot;))">
            <text:p/>
          </table:table-cell>
          <table:table-cell table:style-name="ce62" table:formula="of:=IF([.D77]=&quot;&quot;;&quot;&quot;;TEXT(DATE(YEAR([.D77]);MONTH([.D77]);DAY([.D77]));&quot;AAAA&quot;))">
            <text:p/>
          </table:table-cell>
          <table:table-cell table:style-name="ce62" table:formula="of:=IF([.G77]=&quot;&quot;;&quot;&quot;;TEXT(DATE(YEAR([.G77]);MONTH([.G77]);DAY([.G77]));&quot;AAAA&quot;))">
            <text:p/>
          </table:table-cell>
          <table:table-cell table:style-name="ce62" table:formula="of:=IF([.A77]=&quot;&quot;;&quot;&quot;;TEXT(DATE(YEAR([.A77]);MONTH([.A77]);DAY([.A77]));&quot;MMM&quot;))">
            <text:p/>
          </table:table-cell>
          <table:table-cell table:style-name="ce62" table:formula="of:=IF([.D77]=&quot;&quot;;&quot;&quot;;TEXT(DATE(YEAR([.D77]);MONTH([.D77]);DAY([.D77]));&quot;MMM&quot;))">
            <text:p/>
          </table:table-cell>
          <table:table-cell table:style-name="ce62" table:formula="of:=IF([.G77]=&quot;&quot;;&quot;&quot;;TEXT(DATE(YEAR([.G77]);MONTH([.G77]);DAY([.G77]));&quot;MMM&quot;))">
            <text:p/>
          </table:table-cell>
          <table:table-cell table:style-name="ce70" table:formula="of:=IF([.D77]=&quot;&quot;;&quot;&quot;;TEXT(DATE(YEAR([.D77]);MONTH([.D77]);DAY([.D7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Default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]=&quot;&quot;;&quot;&quot;;VLOOKUP([.K78];[Contas.$A$1:.$C$54];2;0))">
            <text:p><text:s text:c="2"/></text:p>
          </table:table-cell>
          <table:table-cell table:style-name="ce15" table:formula="of:=IF([.K78]=&quot;&quot;;&quot;&quot;;VLOOKUP([.K78];[Contas.$A$1:.$C$54];3;0))">
            <text:p><text:s text:c="2"/></text:p>
          </table:table-cell>
          <table:table-cell table:style-name="ce16" table:formula="of:=IF([.G78]&lt;&gt;&quot;&quot;;&quot;Pago&quot;;IF(AND([.G78]=&quot;&quot;;[.E78]&lt;&gt;&quot;&quot;;[.F78]&lt;&gt;&quot;&quot;;TODAY()&gt;=[.D78]);&quot;Vencido&quot;;IF(AND([.E78]=&quot;&quot;;[.F78]=&quot;&quot;;[.G78]=&quot;&quot;;[.H78]=&quot;&quot;);&quot;&quot;;&quot;A Vencer&quot;)))">
            <text:p><text:s text:c="2"/></text:p>
          </table:table-cell>
          <table:table-cell table:style-name="ce41" table:formula="of:=IF([.H78]=&quot;&quot;;&quot;&quot;;[.H78]-[.C78])">
            <text:p/>
          </table:table-cell>
          <table:table-cell table:style-name="ce62" table:formula="of:=IF([.A78]=&quot;&quot;;&quot;&quot;;TEXT(DATE(YEAR([.A78]);MONTH([.A78]);DAY([.A78]));&quot;AAAA&quot;))">
            <text:p/>
          </table:table-cell>
          <table:table-cell table:style-name="ce62" table:formula="of:=IF([.D78]=&quot;&quot;;&quot;&quot;;TEXT(DATE(YEAR([.D78]);MONTH([.D78]);DAY([.D78]));&quot;AAAA&quot;))">
            <text:p/>
          </table:table-cell>
          <table:table-cell table:style-name="ce62" table:formula="of:=IF([.G78]=&quot;&quot;;&quot;&quot;;TEXT(DATE(YEAR([.G78]);MONTH([.G78]);DAY([.G78]));&quot;AAAA&quot;))">
            <text:p/>
          </table:table-cell>
          <table:table-cell table:style-name="ce62" table:formula="of:=IF([.A78]=&quot;&quot;;&quot;&quot;;TEXT(DATE(YEAR([.A78]);MONTH([.A78]);DAY([.A78]));&quot;MMM&quot;))">
            <text:p/>
          </table:table-cell>
          <table:table-cell table:style-name="ce62" table:formula="of:=IF([.D78]=&quot;&quot;;&quot;&quot;;TEXT(DATE(YEAR([.D78]);MONTH([.D78]);DAY([.D78]));&quot;MMM&quot;))">
            <text:p/>
          </table:table-cell>
          <table:table-cell table:style-name="ce62" table:formula="of:=IF([.G78]=&quot;&quot;;&quot;&quot;;TEXT(DATE(YEAR([.G78]);MONTH([.G78]);DAY([.G78]));&quot;MMM&quot;))">
            <text:p/>
          </table:table-cell>
          <table:table-cell table:style-name="ce70" table:formula="of:=IF([.D78]=&quot;&quot;;&quot;&quot;;TEXT(DATE(YEAR([.D78]);MONTH([.D78]);DAY([.D7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]=&quot;&quot;;&quot;&quot;;VLOOKUP([.K79];[Contas.$A$1:.$C$54];2;0))">
            <text:p><text:s text:c="2"/></text:p>
          </table:table-cell>
          <table:table-cell table:style-name="ce15" table:formula="of:=IF([.K79]=&quot;&quot;;&quot;&quot;;VLOOKUP([.K79];[Contas.$A$1:.$C$54];3;0))">
            <text:p><text:s text:c="2"/></text:p>
          </table:table-cell>
          <table:table-cell table:style-name="ce16" table:formula="of:=IF([.G79]&lt;&gt;&quot;&quot;;&quot;Pago&quot;;IF(AND([.G79]=&quot;&quot;;[.E79]&lt;&gt;&quot;&quot;;[.F79]&lt;&gt;&quot;&quot;;TODAY()&gt;=[.D79]);&quot;Vencido&quot;;IF(AND([.E79]=&quot;&quot;;[.F79]=&quot;&quot;;[.G79]=&quot;&quot;;[.H79]=&quot;&quot;);&quot;&quot;;&quot;A Vencer&quot;)))">
            <text:p><text:s text:c="2"/></text:p>
          </table:table-cell>
          <table:table-cell table:style-name="ce41" table:formula="of:=IF([.H79]=&quot;&quot;;&quot;&quot;;[.H79]-[.C79])">
            <text:p/>
          </table:table-cell>
          <table:table-cell table:style-name="ce62" table:formula="of:=IF([.A79]=&quot;&quot;;&quot;&quot;;TEXT(DATE(YEAR([.A79]);MONTH([.A79]);DAY([.A79]));&quot;AAAA&quot;))">
            <text:p/>
          </table:table-cell>
          <table:table-cell table:style-name="ce62" table:formula="of:=IF([.D79]=&quot;&quot;;&quot;&quot;;TEXT(DATE(YEAR([.D79]);MONTH([.D79]);DAY([.D79]));&quot;AAAA&quot;))">
            <text:p/>
          </table:table-cell>
          <table:table-cell table:style-name="ce62" table:formula="of:=IF([.G79]=&quot;&quot;;&quot;&quot;;TEXT(DATE(YEAR([.G79]);MONTH([.G79]);DAY([.G79]));&quot;AAAA&quot;))">
            <text:p/>
          </table:table-cell>
          <table:table-cell table:style-name="ce62" table:formula="of:=IF([.A79]=&quot;&quot;;&quot;&quot;;TEXT(DATE(YEAR([.A79]);MONTH([.A79]);DAY([.A79]));&quot;MMM&quot;))">
            <text:p/>
          </table:table-cell>
          <table:table-cell table:style-name="ce62" table:formula="of:=IF([.D79]=&quot;&quot;;&quot;&quot;;TEXT(DATE(YEAR([.D79]);MONTH([.D79]);DAY([.D79]));&quot;MMM&quot;))">
            <text:p/>
          </table:table-cell>
          <table:table-cell table:style-name="ce62" table:formula="of:=IF([.G79]=&quot;&quot;;&quot;&quot;;TEXT(DATE(YEAR([.G79]);MONTH([.G79]);DAY([.G79]));&quot;MMM&quot;))">
            <text:p/>
          </table:table-cell>
          <table:table-cell table:style-name="ce70" table:formula="of:=IF([.D79]=&quot;&quot;;&quot;&quot;;TEXT(DATE(YEAR([.D79]);MONTH([.D79]);DAY([.D7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]=&quot;&quot;;&quot;&quot;;VLOOKUP([.K80];[Contas.$A$1:.$C$54];2;0))">
            <text:p><text:s text:c="2"/></text:p>
          </table:table-cell>
          <table:table-cell table:style-name="ce15" table:formula="of:=IF([.K80]=&quot;&quot;;&quot;&quot;;VLOOKUP([.K80];[Contas.$A$1:.$C$54];3;0))">
            <text:p><text:s text:c="2"/></text:p>
          </table:table-cell>
          <table:table-cell table:style-name="ce16" table:formula="of:=IF([.G80]&lt;&gt;&quot;&quot;;&quot;Pago&quot;;IF(AND([.G80]=&quot;&quot;;[.E80]&lt;&gt;&quot;&quot;;[.F80]&lt;&gt;&quot;&quot;;TODAY()&gt;=[.D80]);&quot;Vencido&quot;;IF(AND([.E80]=&quot;&quot;;[.F80]=&quot;&quot;;[.G80]=&quot;&quot;;[.H80]=&quot;&quot;);&quot;&quot;;&quot;A Vencer&quot;)))">
            <text:p><text:s text:c="2"/></text:p>
          </table:table-cell>
          <table:table-cell table:style-name="ce41" table:formula="of:=IF([.H80]=&quot;&quot;;&quot;&quot;;[.H80]-[.C80])">
            <text:p/>
          </table:table-cell>
          <table:table-cell table:style-name="ce62" table:formula="of:=IF([.A80]=&quot;&quot;;&quot;&quot;;TEXT(DATE(YEAR([.A80]);MONTH([.A80]);DAY([.A80]));&quot;AAAA&quot;))">
            <text:p/>
          </table:table-cell>
          <table:table-cell table:style-name="ce62" table:formula="of:=IF([.D80]=&quot;&quot;;&quot;&quot;;TEXT(DATE(YEAR([.D80]);MONTH([.D80]);DAY([.D80]));&quot;AAAA&quot;))">
            <text:p/>
          </table:table-cell>
          <table:table-cell table:style-name="ce62" table:formula="of:=IF([.G80]=&quot;&quot;;&quot;&quot;;TEXT(DATE(YEAR([.G80]);MONTH([.G80]);DAY([.G80]));&quot;AAAA&quot;))">
            <text:p/>
          </table:table-cell>
          <table:table-cell table:style-name="ce62" table:formula="of:=IF([.A80]=&quot;&quot;;&quot;&quot;;TEXT(DATE(YEAR([.A80]);MONTH([.A80]);DAY([.A80]));&quot;MMM&quot;))">
            <text:p/>
          </table:table-cell>
          <table:table-cell table:style-name="ce62" table:formula="of:=IF([.D80]=&quot;&quot;;&quot;&quot;;TEXT(DATE(YEAR([.D80]);MONTH([.D80]);DAY([.D80]));&quot;MMM&quot;))">
            <text:p/>
          </table:table-cell>
          <table:table-cell table:style-name="ce62" table:formula="of:=IF([.G80]=&quot;&quot;;&quot;&quot;;TEXT(DATE(YEAR([.G80]);MONTH([.G80]);DAY([.G80]));&quot;MMM&quot;))">
            <text:p/>
          </table:table-cell>
          <table:table-cell table:style-name="ce70" table:formula="of:=IF([.D80]=&quot;&quot;;&quot;&quot;;TEXT(DATE(YEAR([.D80]);MONTH([.D80]);DAY([.D8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]=&quot;&quot;;&quot;&quot;;VLOOKUP([.K81];[Contas.$A$1:.$C$54];2;0))">
            <text:p><text:s text:c="2"/></text:p>
          </table:table-cell>
          <table:table-cell table:style-name="ce15" table:formula="of:=IF([.K81]=&quot;&quot;;&quot;&quot;;VLOOKUP([.K81];[Contas.$A$1:.$C$54];3;0))">
            <text:p><text:s text:c="2"/></text:p>
          </table:table-cell>
          <table:table-cell table:style-name="ce16" table:formula="of:=IF([.G81]&lt;&gt;&quot;&quot;;&quot;Pago&quot;;IF(AND([.G81]=&quot;&quot;;[.E81]&lt;&gt;&quot;&quot;;[.F81]&lt;&gt;&quot;&quot;;TODAY()&gt;=[.D81]);&quot;Vencido&quot;;IF(AND([.E81]=&quot;&quot;;[.F81]=&quot;&quot;;[.G81]=&quot;&quot;;[.H81]=&quot;&quot;);&quot;&quot;;&quot;A Vencer&quot;)))">
            <text:p><text:s text:c="2"/></text:p>
          </table:table-cell>
          <table:table-cell table:style-name="ce41" table:formula="of:=IF([.H81]=&quot;&quot;;&quot;&quot;;[.H81]-[.C81])">
            <text:p/>
          </table:table-cell>
          <table:table-cell table:style-name="ce62" table:formula="of:=IF([.A81]=&quot;&quot;;&quot;&quot;;TEXT(DATE(YEAR([.A81]);MONTH([.A81]);DAY([.A81]));&quot;AAAA&quot;))">
            <text:p/>
          </table:table-cell>
          <table:table-cell table:style-name="ce62" table:formula="of:=IF([.D81]=&quot;&quot;;&quot;&quot;;TEXT(DATE(YEAR([.D81]);MONTH([.D81]);DAY([.D81]));&quot;AAAA&quot;))">
            <text:p/>
          </table:table-cell>
          <table:table-cell table:style-name="ce62" table:formula="of:=IF([.G81]=&quot;&quot;;&quot;&quot;;TEXT(DATE(YEAR([.G81]);MONTH([.G81]);DAY([.G81]));&quot;AAAA&quot;))">
            <text:p/>
          </table:table-cell>
          <table:table-cell table:style-name="ce62" table:formula="of:=IF([.A81]=&quot;&quot;;&quot;&quot;;TEXT(DATE(YEAR([.A81]);MONTH([.A81]);DAY([.A81]));&quot;MMM&quot;))">
            <text:p/>
          </table:table-cell>
          <table:table-cell table:style-name="ce62" table:formula="of:=IF([.D81]=&quot;&quot;;&quot;&quot;;TEXT(DATE(YEAR([.D81]);MONTH([.D81]);DAY([.D81]));&quot;MMM&quot;))">
            <text:p/>
          </table:table-cell>
          <table:table-cell table:style-name="ce62" table:formula="of:=IF([.G81]=&quot;&quot;;&quot;&quot;;TEXT(DATE(YEAR([.G81]);MONTH([.G81]);DAY([.G81]));&quot;MMM&quot;))">
            <text:p/>
          </table:table-cell>
          <table:table-cell table:style-name="ce70" table:formula="of:=IF([.D81]=&quot;&quot;;&quot;&quot;;TEXT(DATE(YEAR([.D81]);MONTH([.D81]);DAY([.D8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]=&quot;&quot;;&quot;&quot;;VLOOKUP([.K82];[Contas.$A$1:.$C$54];2;0))">
            <text:p><text:s text:c="2"/></text:p>
          </table:table-cell>
          <table:table-cell table:style-name="ce15" table:formula="of:=IF([.K82]=&quot;&quot;;&quot;&quot;;VLOOKUP([.K82];[Contas.$A$1:.$C$54];3;0))">
            <text:p><text:s text:c="2"/></text:p>
          </table:table-cell>
          <table:table-cell table:style-name="ce16" table:formula="of:=IF([.G82]&lt;&gt;&quot;&quot;;&quot;Pago&quot;;IF(AND([.G82]=&quot;&quot;;[.E82]&lt;&gt;&quot;&quot;;[.F82]&lt;&gt;&quot;&quot;;TODAY()&gt;=[.D82]);&quot;Vencido&quot;;IF(AND([.E82]=&quot;&quot;;[.F82]=&quot;&quot;;[.G82]=&quot;&quot;;[.H82]=&quot;&quot;);&quot;&quot;;&quot;A Vencer&quot;)))">
            <text:p><text:s text:c="2"/></text:p>
          </table:table-cell>
          <table:table-cell table:style-name="ce41" table:formula="of:=IF([.H82]=&quot;&quot;;&quot;&quot;;[.H82]-[.C82])">
            <text:p/>
          </table:table-cell>
          <table:table-cell table:style-name="ce62" table:formula="of:=IF([.A82]=&quot;&quot;;&quot;&quot;;TEXT(DATE(YEAR([.A82]);MONTH([.A82]);DAY([.A82]));&quot;AAAA&quot;))">
            <text:p/>
          </table:table-cell>
          <table:table-cell table:style-name="ce62" table:formula="of:=IF([.D82]=&quot;&quot;;&quot;&quot;;TEXT(DATE(YEAR([.D82]);MONTH([.D82]);DAY([.D82]));&quot;AAAA&quot;))">
            <text:p/>
          </table:table-cell>
          <table:table-cell table:style-name="ce62" table:formula="of:=IF([.G82]=&quot;&quot;;&quot;&quot;;TEXT(DATE(YEAR([.G82]);MONTH([.G82]);DAY([.G82]));&quot;AAAA&quot;))">
            <text:p/>
          </table:table-cell>
          <table:table-cell table:style-name="ce62" table:formula="of:=IF([.A82]=&quot;&quot;;&quot;&quot;;TEXT(DATE(YEAR([.A82]);MONTH([.A82]);DAY([.A82]));&quot;MMM&quot;))">
            <text:p/>
          </table:table-cell>
          <table:table-cell table:style-name="ce62" table:formula="of:=IF([.D82]=&quot;&quot;;&quot;&quot;;TEXT(DATE(YEAR([.D82]);MONTH([.D82]);DAY([.D82]));&quot;MMM&quot;))">
            <text:p/>
          </table:table-cell>
          <table:table-cell table:style-name="ce62" table:formula="of:=IF([.G82]=&quot;&quot;;&quot;&quot;;TEXT(DATE(YEAR([.G82]);MONTH([.G82]);DAY([.G82]));&quot;MMM&quot;))">
            <text:p/>
          </table:table-cell>
          <table:table-cell table:style-name="ce70" table:formula="of:=IF([.D82]=&quot;&quot;;&quot;&quot;;TEXT(DATE(YEAR([.D82]);MONTH([.D82]);DAY([.D8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]=&quot;&quot;;&quot;&quot;;VLOOKUP([.K83];[Contas.$A$1:.$C$54];2;0))">
            <text:p><text:s text:c="2"/></text:p>
          </table:table-cell>
          <table:table-cell table:style-name="ce15" table:formula="of:=IF([.K83]=&quot;&quot;;&quot;&quot;;VLOOKUP([.K83];[Contas.$A$1:.$C$54];3;0))">
            <text:p><text:s text:c="2"/></text:p>
          </table:table-cell>
          <table:table-cell table:style-name="ce16" table:formula="of:=IF([.G83]&lt;&gt;&quot;&quot;;&quot;Pago&quot;;IF(AND([.G83]=&quot;&quot;;[.E83]&lt;&gt;&quot;&quot;;[.F83]&lt;&gt;&quot;&quot;;TODAY()&gt;=[.D83]);&quot;Vencido&quot;;IF(AND([.E83]=&quot;&quot;;[.F83]=&quot;&quot;;[.G83]=&quot;&quot;;[.H83]=&quot;&quot;);&quot;&quot;;&quot;A Vencer&quot;)))">
            <text:p><text:s text:c="2"/></text:p>
          </table:table-cell>
          <table:table-cell table:style-name="ce41" table:formula="of:=IF([.H83]=&quot;&quot;;&quot;&quot;;[.H83]-[.C83])">
            <text:p/>
          </table:table-cell>
          <table:table-cell table:style-name="ce62" table:formula="of:=IF([.A83]=&quot;&quot;;&quot;&quot;;TEXT(DATE(YEAR([.A83]);MONTH([.A83]);DAY([.A83]));&quot;AAAA&quot;))">
            <text:p/>
          </table:table-cell>
          <table:table-cell table:style-name="ce62" table:formula="of:=IF([.D83]=&quot;&quot;;&quot;&quot;;TEXT(DATE(YEAR([.D83]);MONTH([.D83]);DAY([.D83]));&quot;AAAA&quot;))">
            <text:p/>
          </table:table-cell>
          <table:table-cell table:style-name="ce62" table:formula="of:=IF([.G83]=&quot;&quot;;&quot;&quot;;TEXT(DATE(YEAR([.G83]);MONTH([.G83]);DAY([.G83]));&quot;AAAA&quot;))">
            <text:p/>
          </table:table-cell>
          <table:table-cell table:style-name="ce62" table:formula="of:=IF([.A83]=&quot;&quot;;&quot;&quot;;TEXT(DATE(YEAR([.A83]);MONTH([.A83]);DAY([.A83]));&quot;MMM&quot;))">
            <text:p/>
          </table:table-cell>
          <table:table-cell table:style-name="ce62" table:formula="of:=IF([.D83]=&quot;&quot;;&quot;&quot;;TEXT(DATE(YEAR([.D83]);MONTH([.D83]);DAY([.D83]));&quot;MMM&quot;))">
            <text:p/>
          </table:table-cell>
          <table:table-cell table:style-name="ce62" table:formula="of:=IF([.G83]=&quot;&quot;;&quot;&quot;;TEXT(DATE(YEAR([.G83]);MONTH([.G83]);DAY([.G83]));&quot;MMM&quot;))">
            <text:p/>
          </table:table-cell>
          <table:table-cell table:style-name="ce70" table:formula="of:=IF([.D83]=&quot;&quot;;&quot;&quot;;TEXT(DATE(YEAR([.D83]);MONTH([.D83]);DAY([.D8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]=&quot;&quot;;&quot;&quot;;VLOOKUP([.K84];[Contas.$A$1:.$C$54];2;0))">
            <text:p><text:s text:c="2"/></text:p>
          </table:table-cell>
          <table:table-cell table:style-name="ce15" table:formula="of:=IF([.K84]=&quot;&quot;;&quot;&quot;;VLOOKUP([.K84];[Contas.$A$1:.$C$54];3;0))">
            <text:p><text:s text:c="2"/></text:p>
          </table:table-cell>
          <table:table-cell table:style-name="ce16" table:formula="of:=IF([.G84]&lt;&gt;&quot;&quot;;&quot;Pago&quot;;IF(AND([.G84]=&quot;&quot;;[.E84]&lt;&gt;&quot;&quot;;[.F84]&lt;&gt;&quot;&quot;;TODAY()&gt;=[.D84]);&quot;Vencido&quot;;IF(AND([.E84]=&quot;&quot;;[.F84]=&quot;&quot;;[.G84]=&quot;&quot;;[.H84]=&quot;&quot;);&quot;&quot;;&quot;A Vencer&quot;)))">
            <text:p><text:s text:c="2"/></text:p>
          </table:table-cell>
          <table:table-cell table:style-name="ce41" table:formula="of:=IF([.H84]=&quot;&quot;;&quot;&quot;;[.H84]-[.C84])">
            <text:p/>
          </table:table-cell>
          <table:table-cell table:style-name="ce62" table:formula="of:=IF([.A84]=&quot;&quot;;&quot;&quot;;TEXT(DATE(YEAR([.A84]);MONTH([.A84]);DAY([.A84]));&quot;AAAA&quot;))">
            <text:p/>
          </table:table-cell>
          <table:table-cell table:style-name="ce62" table:formula="of:=IF([.D84]=&quot;&quot;;&quot;&quot;;TEXT(DATE(YEAR([.D84]);MONTH([.D84]);DAY([.D84]));&quot;AAAA&quot;))">
            <text:p/>
          </table:table-cell>
          <table:table-cell table:style-name="ce62" table:formula="of:=IF([.G84]=&quot;&quot;;&quot;&quot;;TEXT(DATE(YEAR([.G84]);MONTH([.G84]);DAY([.G84]));&quot;AAAA&quot;))">
            <text:p/>
          </table:table-cell>
          <table:table-cell table:style-name="ce62" table:formula="of:=IF([.A84]=&quot;&quot;;&quot;&quot;;TEXT(DATE(YEAR([.A84]);MONTH([.A84]);DAY([.A84]));&quot;MMM&quot;))">
            <text:p/>
          </table:table-cell>
          <table:table-cell table:style-name="ce62" table:formula="of:=IF([.D84]=&quot;&quot;;&quot;&quot;;TEXT(DATE(YEAR([.D84]);MONTH([.D84]);DAY([.D84]));&quot;MMM&quot;))">
            <text:p/>
          </table:table-cell>
          <table:table-cell table:style-name="ce62" table:formula="of:=IF([.G84]=&quot;&quot;;&quot;&quot;;TEXT(DATE(YEAR([.G84]);MONTH([.G84]);DAY([.G84]));&quot;MMM&quot;))">
            <text:p/>
          </table:table-cell>
          <table:table-cell table:style-name="ce70" table:formula="of:=IF([.D84]=&quot;&quot;;&quot;&quot;;TEXT(DATE(YEAR([.D84]);MONTH([.D84]);DAY([.D8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]=&quot;&quot;;&quot;&quot;;VLOOKUP([.K85];[Contas.$A$1:.$C$54];2;0))">
            <text:p><text:s text:c="2"/></text:p>
          </table:table-cell>
          <table:table-cell table:style-name="ce15" table:formula="of:=IF([.K85]=&quot;&quot;;&quot;&quot;;VLOOKUP([.K85];[Contas.$A$1:.$C$54];3;0))">
            <text:p><text:s text:c="2"/></text:p>
          </table:table-cell>
          <table:table-cell table:style-name="ce16" table:formula="of:=IF([.G85]&lt;&gt;&quot;&quot;;&quot;Pago&quot;;IF(AND([.G85]=&quot;&quot;;[.E85]&lt;&gt;&quot;&quot;;[.F85]&lt;&gt;&quot;&quot;;TODAY()&gt;=[.D85]);&quot;Vencido&quot;;IF(AND([.E85]=&quot;&quot;;[.F85]=&quot;&quot;;[.G85]=&quot;&quot;;[.H85]=&quot;&quot;);&quot;&quot;;&quot;A Vencer&quot;)))">
            <text:p><text:s text:c="2"/></text:p>
          </table:table-cell>
          <table:table-cell table:style-name="ce41" table:formula="of:=IF([.H85]=&quot;&quot;;&quot;&quot;;[.H85]-[.C85])">
            <text:p/>
          </table:table-cell>
          <table:table-cell table:style-name="ce62" table:formula="of:=IF([.A85]=&quot;&quot;;&quot;&quot;;TEXT(DATE(YEAR([.A85]);MONTH([.A85]);DAY([.A85]));&quot;AAAA&quot;))">
            <text:p/>
          </table:table-cell>
          <table:table-cell table:style-name="ce62" table:formula="of:=IF([.D85]=&quot;&quot;;&quot;&quot;;TEXT(DATE(YEAR([.D85]);MONTH([.D85]);DAY([.D85]));&quot;AAAA&quot;))">
            <text:p/>
          </table:table-cell>
          <table:table-cell table:style-name="ce62" table:formula="of:=IF([.G85]=&quot;&quot;;&quot;&quot;;TEXT(DATE(YEAR([.G85]);MONTH([.G85]);DAY([.G85]));&quot;AAAA&quot;))">
            <text:p/>
          </table:table-cell>
          <table:table-cell table:style-name="ce62" table:formula="of:=IF([.A85]=&quot;&quot;;&quot;&quot;;TEXT(DATE(YEAR([.A85]);MONTH([.A85]);DAY([.A85]));&quot;MMM&quot;))">
            <text:p/>
          </table:table-cell>
          <table:table-cell table:style-name="ce62" table:formula="of:=IF([.D85]=&quot;&quot;;&quot;&quot;;TEXT(DATE(YEAR([.D85]);MONTH([.D85]);DAY([.D85]));&quot;MMM&quot;))">
            <text:p/>
          </table:table-cell>
          <table:table-cell table:style-name="ce62" table:formula="of:=IF([.G85]=&quot;&quot;;&quot;&quot;;TEXT(DATE(YEAR([.G85]);MONTH([.G85]);DAY([.G85]));&quot;MMM&quot;))">
            <text:p/>
          </table:table-cell>
          <table:table-cell table:style-name="ce70" table:formula="of:=IF([.D85]=&quot;&quot;;&quot;&quot;;TEXT(DATE(YEAR([.D85]);MONTH([.D85]);DAY([.D8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]=&quot;&quot;;&quot;&quot;;VLOOKUP([.K86];[Contas.$A$1:.$C$54];2;0))">
            <text:p><text:s text:c="2"/></text:p>
          </table:table-cell>
          <table:table-cell table:style-name="ce15" table:formula="of:=IF([.K86]=&quot;&quot;;&quot;&quot;;VLOOKUP([.K86];[Contas.$A$1:.$C$54];3;0))">
            <text:p><text:s text:c="2"/></text:p>
          </table:table-cell>
          <table:table-cell table:style-name="ce16" table:formula="of:=IF([.G86]&lt;&gt;&quot;&quot;;&quot;Pago&quot;;IF(AND([.G86]=&quot;&quot;;[.E86]&lt;&gt;&quot;&quot;;[.F86]&lt;&gt;&quot;&quot;;TODAY()&gt;=[.D86]);&quot;Vencido&quot;;IF(AND([.E86]=&quot;&quot;;[.F86]=&quot;&quot;;[.G86]=&quot;&quot;;[.H86]=&quot;&quot;);&quot;&quot;;&quot;A Vencer&quot;)))">
            <text:p><text:s text:c="2"/></text:p>
          </table:table-cell>
          <table:table-cell table:style-name="ce41" table:formula="of:=IF([.H86]=&quot;&quot;;&quot;&quot;;[.H86]-[.C86])">
            <text:p/>
          </table:table-cell>
          <table:table-cell table:style-name="ce62" table:formula="of:=IF([.A86]=&quot;&quot;;&quot;&quot;;TEXT(DATE(YEAR([.A86]);MONTH([.A86]);DAY([.A86]));&quot;AAAA&quot;))">
            <text:p/>
          </table:table-cell>
          <table:table-cell table:style-name="ce62" table:formula="of:=IF([.D86]=&quot;&quot;;&quot;&quot;;TEXT(DATE(YEAR([.D86]);MONTH([.D86]);DAY([.D86]));&quot;AAAA&quot;))">
            <text:p/>
          </table:table-cell>
          <table:table-cell table:style-name="ce62" table:formula="of:=IF([.G86]=&quot;&quot;;&quot;&quot;;TEXT(DATE(YEAR([.G86]);MONTH([.G86]);DAY([.G86]));&quot;AAAA&quot;))">
            <text:p/>
          </table:table-cell>
          <table:table-cell table:style-name="ce62" table:formula="of:=IF([.A86]=&quot;&quot;;&quot;&quot;;TEXT(DATE(YEAR([.A86]);MONTH([.A86]);DAY([.A86]));&quot;MMM&quot;))">
            <text:p/>
          </table:table-cell>
          <table:table-cell table:style-name="ce62" table:formula="of:=IF([.D86]=&quot;&quot;;&quot;&quot;;TEXT(DATE(YEAR([.D86]);MONTH([.D86]);DAY([.D86]));&quot;MMM&quot;))">
            <text:p/>
          </table:table-cell>
          <table:table-cell table:style-name="ce62" table:formula="of:=IF([.G86]=&quot;&quot;;&quot;&quot;;TEXT(DATE(YEAR([.G86]);MONTH([.G86]);DAY([.G86]));&quot;MMM&quot;))">
            <text:p/>
          </table:table-cell>
          <table:table-cell table:style-name="ce70" table:formula="of:=IF([.D86]=&quot;&quot;;&quot;&quot;;TEXT(DATE(YEAR([.D86]);MONTH([.D86]);DAY([.D8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]=&quot;&quot;;&quot;&quot;;VLOOKUP([.K87];[Contas.$A$1:.$C$54];2;0))">
            <text:p><text:s text:c="2"/></text:p>
          </table:table-cell>
          <table:table-cell table:style-name="ce15" table:formula="of:=IF([.K87]=&quot;&quot;;&quot;&quot;;VLOOKUP([.K87];[Contas.$A$1:.$C$54];3;0))">
            <text:p><text:s text:c="2"/></text:p>
          </table:table-cell>
          <table:table-cell table:style-name="ce16" table:formula="of:=IF([.G87]&lt;&gt;&quot;&quot;;&quot;Pago&quot;;IF(AND([.G87]=&quot;&quot;;[.E87]&lt;&gt;&quot;&quot;;[.F87]&lt;&gt;&quot;&quot;;TODAY()&gt;=[.D87]);&quot;Vencido&quot;;IF(AND([.E87]=&quot;&quot;;[.F87]=&quot;&quot;;[.G87]=&quot;&quot;;[.H87]=&quot;&quot;);&quot;&quot;;&quot;A Vencer&quot;)))">
            <text:p><text:s text:c="2"/></text:p>
          </table:table-cell>
          <table:table-cell table:style-name="ce41" table:formula="of:=IF([.H87]=&quot;&quot;;&quot;&quot;;[.H87]-[.C87])">
            <text:p/>
          </table:table-cell>
          <table:table-cell table:style-name="ce62" table:formula="of:=IF([.A87]=&quot;&quot;;&quot;&quot;;TEXT(DATE(YEAR([.A87]);MONTH([.A87]);DAY([.A87]));&quot;AAAA&quot;))">
            <text:p/>
          </table:table-cell>
          <table:table-cell table:style-name="ce62" table:formula="of:=IF([.D87]=&quot;&quot;;&quot;&quot;;TEXT(DATE(YEAR([.D87]);MONTH([.D87]);DAY([.D87]));&quot;AAAA&quot;))">
            <text:p/>
          </table:table-cell>
          <table:table-cell table:style-name="ce62" table:formula="of:=IF([.G87]=&quot;&quot;;&quot;&quot;;TEXT(DATE(YEAR([.G87]);MONTH([.G87]);DAY([.G87]));&quot;AAAA&quot;))">
            <text:p/>
          </table:table-cell>
          <table:table-cell table:style-name="ce62" table:formula="of:=IF([.A87]=&quot;&quot;;&quot;&quot;;TEXT(DATE(YEAR([.A87]);MONTH([.A87]);DAY([.A87]));&quot;MMM&quot;))">
            <text:p/>
          </table:table-cell>
          <table:table-cell table:style-name="ce62" table:formula="of:=IF([.D87]=&quot;&quot;;&quot;&quot;;TEXT(DATE(YEAR([.D87]);MONTH([.D87]);DAY([.D87]));&quot;MMM&quot;))">
            <text:p/>
          </table:table-cell>
          <table:table-cell table:style-name="ce62" table:formula="of:=IF([.G87]=&quot;&quot;;&quot;&quot;;TEXT(DATE(YEAR([.G87]);MONTH([.G87]);DAY([.G87]));&quot;MMM&quot;))">
            <text:p/>
          </table:table-cell>
          <table:table-cell table:style-name="ce70" table:formula="of:=IF([.D87]=&quot;&quot;;&quot;&quot;;TEXT(DATE(YEAR([.D87]);MONTH([.D87]);DAY([.D8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]=&quot;&quot;;&quot;&quot;;VLOOKUP([.K88];[Contas.$A$1:.$C$54];2;0))">
            <text:p><text:s text:c="2"/></text:p>
          </table:table-cell>
          <table:table-cell table:style-name="ce15" table:formula="of:=IF([.K88]=&quot;&quot;;&quot;&quot;;VLOOKUP([.K88];[Contas.$A$1:.$C$54];3;0))">
            <text:p><text:s text:c="2"/></text:p>
          </table:table-cell>
          <table:table-cell table:style-name="ce16" table:formula="of:=IF([.G88]&lt;&gt;&quot;&quot;;&quot;Pago&quot;;IF(AND([.G88]=&quot;&quot;;[.E88]&lt;&gt;&quot;&quot;;[.F88]&lt;&gt;&quot;&quot;;TODAY()&gt;=[.D88]);&quot;Vencido&quot;;IF(AND([.E88]=&quot;&quot;;[.F88]=&quot;&quot;;[.G88]=&quot;&quot;;[.H88]=&quot;&quot;);&quot;&quot;;&quot;A Vencer&quot;)))">
            <text:p><text:s text:c="2"/></text:p>
          </table:table-cell>
          <table:table-cell table:style-name="ce41" table:formula="of:=IF([.H88]=&quot;&quot;;&quot;&quot;;[.H88]-[.C88])">
            <text:p/>
          </table:table-cell>
          <table:table-cell table:style-name="ce62" table:formula="of:=IF([.A88]=&quot;&quot;;&quot;&quot;;TEXT(DATE(YEAR([.A88]);MONTH([.A88]);DAY([.A88]));&quot;AAAA&quot;))">
            <text:p/>
          </table:table-cell>
          <table:table-cell table:style-name="ce62" table:formula="of:=IF([.D88]=&quot;&quot;;&quot;&quot;;TEXT(DATE(YEAR([.D88]);MONTH([.D88]);DAY([.D88]));&quot;AAAA&quot;))">
            <text:p/>
          </table:table-cell>
          <table:table-cell table:style-name="ce62" table:formula="of:=IF([.G88]=&quot;&quot;;&quot;&quot;;TEXT(DATE(YEAR([.G88]);MONTH([.G88]);DAY([.G88]));&quot;AAAA&quot;))">
            <text:p/>
          </table:table-cell>
          <table:table-cell table:style-name="ce62" table:formula="of:=IF([.A88]=&quot;&quot;;&quot;&quot;;TEXT(DATE(YEAR([.A88]);MONTH([.A88]);DAY([.A88]));&quot;MMM&quot;))">
            <text:p/>
          </table:table-cell>
          <table:table-cell table:style-name="ce62" table:formula="of:=IF([.D88]=&quot;&quot;;&quot;&quot;;TEXT(DATE(YEAR([.D88]);MONTH([.D88]);DAY([.D88]));&quot;MMM&quot;))">
            <text:p/>
          </table:table-cell>
          <table:table-cell table:style-name="ce62" table:formula="of:=IF([.G88]=&quot;&quot;;&quot;&quot;;TEXT(DATE(YEAR([.G88]);MONTH([.G88]);DAY([.G88]));&quot;MMM&quot;))">
            <text:p/>
          </table:table-cell>
          <table:table-cell table:style-name="ce70" table:formula="of:=IF([.D88]=&quot;&quot;;&quot;&quot;;TEXT(DATE(YEAR([.D88]);MONTH([.D88]);DAY([.D8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]=&quot;&quot;;&quot;&quot;;VLOOKUP([.K89];[Contas.$A$1:.$C$54];2;0))">
            <text:p><text:s text:c="2"/></text:p>
          </table:table-cell>
          <table:table-cell table:style-name="ce15" table:formula="of:=IF([.K89]=&quot;&quot;;&quot;&quot;;VLOOKUP([.K89];[Contas.$A$1:.$C$54];3;0))">
            <text:p><text:s text:c="2"/></text:p>
          </table:table-cell>
          <table:table-cell table:style-name="ce16" table:formula="of:=IF([.G89]&lt;&gt;&quot;&quot;;&quot;Pago&quot;;IF(AND([.G89]=&quot;&quot;;[.E89]&lt;&gt;&quot;&quot;;[.F89]&lt;&gt;&quot;&quot;;TODAY()&gt;=[.D89]);&quot;Vencido&quot;;IF(AND([.E89]=&quot;&quot;;[.F89]=&quot;&quot;;[.G89]=&quot;&quot;;[.H89]=&quot;&quot;);&quot;&quot;;&quot;A Vencer&quot;)))">
            <text:p><text:s text:c="2"/></text:p>
          </table:table-cell>
          <table:table-cell table:style-name="ce41" table:formula="of:=IF([.H89]=&quot;&quot;;&quot;&quot;;[.H89]-[.C89])">
            <text:p/>
          </table:table-cell>
          <table:table-cell table:style-name="ce62" table:formula="of:=IF([.A89]=&quot;&quot;;&quot;&quot;;TEXT(DATE(YEAR([.A89]);MONTH([.A89]);DAY([.A89]));&quot;AAAA&quot;))">
            <text:p/>
          </table:table-cell>
          <table:table-cell table:style-name="ce62" table:formula="of:=IF([.D89]=&quot;&quot;;&quot;&quot;;TEXT(DATE(YEAR([.D89]);MONTH([.D89]);DAY([.D89]));&quot;AAAA&quot;))">
            <text:p/>
          </table:table-cell>
          <table:table-cell table:style-name="ce62" table:formula="of:=IF([.G89]=&quot;&quot;;&quot;&quot;;TEXT(DATE(YEAR([.G89]);MONTH([.G89]);DAY([.G89]));&quot;AAAA&quot;))">
            <text:p/>
          </table:table-cell>
          <table:table-cell table:style-name="ce62" table:formula="of:=IF([.A89]=&quot;&quot;;&quot;&quot;;TEXT(DATE(YEAR([.A89]);MONTH([.A89]);DAY([.A89]));&quot;MMM&quot;))">
            <text:p/>
          </table:table-cell>
          <table:table-cell table:style-name="ce62" table:formula="of:=IF([.D89]=&quot;&quot;;&quot;&quot;;TEXT(DATE(YEAR([.D89]);MONTH([.D89]);DAY([.D89]));&quot;MMM&quot;))">
            <text:p/>
          </table:table-cell>
          <table:table-cell table:style-name="ce62" table:formula="of:=IF([.G89]=&quot;&quot;;&quot;&quot;;TEXT(DATE(YEAR([.G89]);MONTH([.G89]);DAY([.G89]));&quot;MMM&quot;))">
            <text:p/>
          </table:table-cell>
          <table:table-cell table:style-name="ce70" table:formula="of:=IF([.D89]=&quot;&quot;;&quot;&quot;;TEXT(DATE(YEAR([.D89]);MONTH([.D89]);DAY([.D8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]=&quot;&quot;;&quot;&quot;;VLOOKUP([.K90];[Contas.$A$1:.$C$54];2;0))">
            <text:p><text:s text:c="2"/></text:p>
          </table:table-cell>
          <table:table-cell table:style-name="ce15" table:formula="of:=IF([.K90]=&quot;&quot;;&quot;&quot;;VLOOKUP([.K90];[Contas.$A$1:.$C$54];3;0))">
            <text:p><text:s text:c="2"/></text:p>
          </table:table-cell>
          <table:table-cell table:style-name="ce16" table:formula="of:=IF([.G90]&lt;&gt;&quot;&quot;;&quot;Pago&quot;;IF(AND([.G90]=&quot;&quot;;[.E90]&lt;&gt;&quot;&quot;;[.F90]&lt;&gt;&quot;&quot;;TODAY()&gt;=[.D90]);&quot;Vencido&quot;;IF(AND([.E90]=&quot;&quot;;[.F90]=&quot;&quot;;[.G90]=&quot;&quot;;[.H90]=&quot;&quot;);&quot;&quot;;&quot;A Vencer&quot;)))">
            <text:p><text:s text:c="2"/></text:p>
          </table:table-cell>
          <table:table-cell table:style-name="ce41" table:formula="of:=IF([.H90]=&quot;&quot;;&quot;&quot;;[.H90]-[.C90])">
            <text:p/>
          </table:table-cell>
          <table:table-cell table:style-name="ce62" table:formula="of:=IF([.A90]=&quot;&quot;;&quot;&quot;;TEXT(DATE(YEAR([.A90]);MONTH([.A90]);DAY([.A90]));&quot;AAAA&quot;))">
            <text:p/>
          </table:table-cell>
          <table:table-cell table:style-name="ce62" table:formula="of:=IF([.D90]=&quot;&quot;;&quot;&quot;;TEXT(DATE(YEAR([.D90]);MONTH([.D90]);DAY([.D90]));&quot;AAAA&quot;))">
            <text:p/>
          </table:table-cell>
          <table:table-cell table:style-name="ce62" table:formula="of:=IF([.G90]=&quot;&quot;;&quot;&quot;;TEXT(DATE(YEAR([.G90]);MONTH([.G90]);DAY([.G90]));&quot;AAAA&quot;))">
            <text:p/>
          </table:table-cell>
          <table:table-cell table:style-name="ce62" table:formula="of:=IF([.A90]=&quot;&quot;;&quot;&quot;;TEXT(DATE(YEAR([.A90]);MONTH([.A90]);DAY([.A90]));&quot;MMM&quot;))">
            <text:p/>
          </table:table-cell>
          <table:table-cell table:style-name="ce62" table:formula="of:=IF([.D90]=&quot;&quot;;&quot;&quot;;TEXT(DATE(YEAR([.D90]);MONTH([.D90]);DAY([.D90]));&quot;MMM&quot;))">
            <text:p/>
          </table:table-cell>
          <table:table-cell table:style-name="ce62" table:formula="of:=IF([.G90]=&quot;&quot;;&quot;&quot;;TEXT(DATE(YEAR([.G90]);MONTH([.G90]);DAY([.G90]));&quot;MMM&quot;))">
            <text:p/>
          </table:table-cell>
          <table:table-cell table:style-name="ce70" table:formula="of:=IF([.D90]=&quot;&quot;;&quot;&quot;;TEXT(DATE(YEAR([.D90]);MONTH([.D90]);DAY([.D9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]=&quot;&quot;;&quot;&quot;;VLOOKUP([.K91];[Contas.$A$1:.$C$54];2;0))">
            <text:p><text:s text:c="2"/></text:p>
          </table:table-cell>
          <table:table-cell table:style-name="ce15" table:formula="of:=IF([.K91]=&quot;&quot;;&quot;&quot;;VLOOKUP([.K91];[Contas.$A$1:.$C$54];3;0))">
            <text:p><text:s text:c="2"/></text:p>
          </table:table-cell>
          <table:table-cell table:style-name="ce16" table:formula="of:=IF([.G91]&lt;&gt;&quot;&quot;;&quot;Pago&quot;;IF(AND([.G91]=&quot;&quot;;[.E91]&lt;&gt;&quot;&quot;;[.F91]&lt;&gt;&quot;&quot;;TODAY()&gt;=[.D91]);&quot;Vencido&quot;;IF(AND([.E91]=&quot;&quot;;[.F91]=&quot;&quot;;[.G91]=&quot;&quot;;[.H91]=&quot;&quot;);&quot;&quot;;&quot;A Vencer&quot;)))">
            <text:p><text:s text:c="2"/></text:p>
          </table:table-cell>
          <table:table-cell table:style-name="ce41" table:formula="of:=IF([.H91]=&quot;&quot;;&quot;&quot;;[.H91]-[.C91])">
            <text:p/>
          </table:table-cell>
          <table:table-cell table:style-name="ce62" table:formula="of:=IF([.A91]=&quot;&quot;;&quot;&quot;;TEXT(DATE(YEAR([.A91]);MONTH([.A91]);DAY([.A91]));&quot;AAAA&quot;))">
            <text:p/>
          </table:table-cell>
          <table:table-cell table:style-name="ce62" table:formula="of:=IF([.D91]=&quot;&quot;;&quot;&quot;;TEXT(DATE(YEAR([.D91]);MONTH([.D91]);DAY([.D91]));&quot;AAAA&quot;))">
            <text:p/>
          </table:table-cell>
          <table:table-cell table:style-name="ce62" table:formula="of:=IF([.G91]=&quot;&quot;;&quot;&quot;;TEXT(DATE(YEAR([.G91]);MONTH([.G91]);DAY([.G91]));&quot;AAAA&quot;))">
            <text:p/>
          </table:table-cell>
          <table:table-cell table:style-name="ce62" table:formula="of:=IF([.A91]=&quot;&quot;;&quot;&quot;;TEXT(DATE(YEAR([.A91]);MONTH([.A91]);DAY([.A91]));&quot;MMM&quot;))">
            <text:p/>
          </table:table-cell>
          <table:table-cell table:style-name="ce62" table:formula="of:=IF([.D91]=&quot;&quot;;&quot;&quot;;TEXT(DATE(YEAR([.D91]);MONTH([.D91]);DAY([.D91]));&quot;MMM&quot;))">
            <text:p/>
          </table:table-cell>
          <table:table-cell table:style-name="ce62" table:formula="of:=IF([.G91]=&quot;&quot;;&quot;&quot;;TEXT(DATE(YEAR([.G91]);MONTH([.G91]);DAY([.G91]));&quot;MMM&quot;))">
            <text:p/>
          </table:table-cell>
          <table:table-cell table:style-name="ce70" table:formula="of:=IF([.D91]=&quot;&quot;;&quot;&quot;;TEXT(DATE(YEAR([.D91]);MONTH([.D91]);DAY([.D91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40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]=&quot;&quot;;&quot;&quot;;VLOOKUP([.K92];[Contas.$A$1:.$C$54];2;0))">
            <text:p><text:s text:c="2"/></text:p>
          </table:table-cell>
          <table:table-cell table:style-name="ce15" table:formula="of:=IF([.K92]=&quot;&quot;;&quot;&quot;;VLOOKUP([.K92];[Contas.$A$1:.$C$54];3;0))">
            <text:p><text:s text:c="2"/></text:p>
          </table:table-cell>
          <table:table-cell table:style-name="ce16" table:formula="of:=IF([.G92]&lt;&gt;&quot;&quot;;&quot;Pago&quot;;IF(AND([.G92]=&quot;&quot;;[.E92]&lt;&gt;&quot;&quot;;[.F92]&lt;&gt;&quot;&quot;;TODAY()&gt;=[.D92]);&quot;Vencido&quot;;IF(AND([.E92]=&quot;&quot;;[.F92]=&quot;&quot;;[.G92]=&quot;&quot;;[.H92]=&quot;&quot;);&quot;&quot;;&quot;A Vencer&quot;)))">
            <text:p><text:s text:c="2"/></text:p>
          </table:table-cell>
          <table:table-cell table:style-name="ce41" table:formula="of:=IF([.H92]=&quot;&quot;;&quot;&quot;;[.H92]-[.C92])">
            <text:p/>
          </table:table-cell>
          <table:table-cell table:style-name="ce62" table:formula="of:=IF([.A92]=&quot;&quot;;&quot;&quot;;TEXT(DATE(YEAR([.A92]);MONTH([.A92]);DAY([.A92]));&quot;AAAA&quot;))">
            <text:p/>
          </table:table-cell>
          <table:table-cell table:style-name="ce62" table:formula="of:=IF([.D92]=&quot;&quot;;&quot;&quot;;TEXT(DATE(YEAR([.D92]);MONTH([.D92]);DAY([.D92]));&quot;AAAA&quot;))">
            <text:p/>
          </table:table-cell>
          <table:table-cell table:style-name="ce62" table:formula="of:=IF([.G92]=&quot;&quot;;&quot;&quot;;TEXT(DATE(YEAR([.G92]);MONTH([.G92]);DAY([.G92]));&quot;AAAA&quot;))">
            <text:p/>
          </table:table-cell>
          <table:table-cell table:style-name="ce62" table:formula="of:=IF([.A92]=&quot;&quot;;&quot;&quot;;TEXT(DATE(YEAR([.A92]);MONTH([.A92]);DAY([.A92]));&quot;MMM&quot;))">
            <text:p/>
          </table:table-cell>
          <table:table-cell table:style-name="ce62" table:formula="of:=IF([.D92]=&quot;&quot;;&quot;&quot;;TEXT(DATE(YEAR([.D92]);MONTH([.D92]);DAY([.D92]));&quot;MMM&quot;))">
            <text:p/>
          </table:table-cell>
          <table:table-cell table:style-name="ce62" table:formula="of:=IF([.G92]=&quot;&quot;;&quot;&quot;;TEXT(DATE(YEAR([.G92]);MONTH([.G92]);DAY([.G92]));&quot;MMM&quot;))">
            <text:p/>
          </table:table-cell>
          <table:table-cell table:style-name="ce70" table:formula="of:=IF([.D92]=&quot;&quot;;&quot;&quot;;TEXT(DATE(YEAR([.D92]);MONTH([.D92]);DAY([.D9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]=&quot;&quot;;&quot;&quot;;VLOOKUP([.K93];[Contas.$A$1:.$C$54];2;0))">
            <text:p><text:s text:c="2"/></text:p>
          </table:table-cell>
          <table:table-cell table:style-name="ce15" table:formula="of:=IF([.K93]=&quot;&quot;;&quot;&quot;;VLOOKUP([.K93];[Contas.$A$1:.$C$54];3;0))">
            <text:p><text:s text:c="2"/></text:p>
          </table:table-cell>
          <table:table-cell table:style-name="ce16" table:formula="of:=IF([.G93]&lt;&gt;&quot;&quot;;&quot;Pago&quot;;IF(AND([.G93]=&quot;&quot;;[.E93]&lt;&gt;&quot;&quot;;[.F93]&lt;&gt;&quot;&quot;;TODAY()&gt;=[.D93]);&quot;Vencido&quot;;IF(AND([.E93]=&quot;&quot;;[.F93]=&quot;&quot;;[.G93]=&quot;&quot;;[.H93]=&quot;&quot;);&quot;&quot;;&quot;A Vencer&quot;)))">
            <text:p><text:s text:c="2"/></text:p>
          </table:table-cell>
          <table:table-cell table:style-name="ce41" table:formula="of:=IF([.H93]=&quot;&quot;;&quot;&quot;;[.H93]-[.C93])">
            <text:p/>
          </table:table-cell>
          <table:table-cell table:style-name="ce62" table:formula="of:=IF([.A93]=&quot;&quot;;&quot;&quot;;TEXT(DATE(YEAR([.A93]);MONTH([.A93]);DAY([.A93]));&quot;AAAA&quot;))">
            <text:p/>
          </table:table-cell>
          <table:table-cell table:style-name="ce62" table:formula="of:=IF([.D93]=&quot;&quot;;&quot;&quot;;TEXT(DATE(YEAR([.D93]);MONTH([.D93]);DAY([.D93]));&quot;AAAA&quot;))">
            <text:p/>
          </table:table-cell>
          <table:table-cell table:style-name="ce62" table:formula="of:=IF([.G93]=&quot;&quot;;&quot;&quot;;TEXT(DATE(YEAR([.G93]);MONTH([.G93]);DAY([.G93]));&quot;AAAA&quot;))">
            <text:p/>
          </table:table-cell>
          <table:table-cell table:style-name="ce62" table:formula="of:=IF([.A93]=&quot;&quot;;&quot;&quot;;TEXT(DATE(YEAR([.A93]);MONTH([.A93]);DAY([.A93]));&quot;MMM&quot;))">
            <text:p/>
          </table:table-cell>
          <table:table-cell table:style-name="ce62" table:formula="of:=IF([.D93]=&quot;&quot;;&quot;&quot;;TEXT(DATE(YEAR([.D93]);MONTH([.D93]);DAY([.D93]));&quot;MMM&quot;))">
            <text:p/>
          </table:table-cell>
          <table:table-cell table:style-name="ce62" table:formula="of:=IF([.G93]=&quot;&quot;;&quot;&quot;;TEXT(DATE(YEAR([.G93]);MONTH([.G93]);DAY([.G93]));&quot;MMM&quot;))">
            <text:p/>
          </table:table-cell>
          <table:table-cell table:style-name="ce70" table:formula="of:=IF([.D93]=&quot;&quot;;&quot;&quot;;TEXT(DATE(YEAR([.D93]);MONTH([.D93]);DAY([.D9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]=&quot;&quot;;&quot;&quot;;VLOOKUP([.K94];[Contas.$A$1:.$C$54];2;0))">
            <text:p><text:s text:c="2"/></text:p>
          </table:table-cell>
          <table:table-cell table:style-name="ce15" table:formula="of:=IF([.K94]=&quot;&quot;;&quot;&quot;;VLOOKUP([.K94];[Contas.$A$1:.$C$54];3;0))">
            <text:p><text:s text:c="2"/></text:p>
          </table:table-cell>
          <table:table-cell table:style-name="ce16" table:formula="of:=IF([.G94]&lt;&gt;&quot;&quot;;&quot;Pago&quot;;IF(AND([.G94]=&quot;&quot;;[.E94]&lt;&gt;&quot;&quot;;[.F94]&lt;&gt;&quot;&quot;;TODAY()&gt;=[.D94]);&quot;Vencido&quot;;IF(AND([.E94]=&quot;&quot;;[.F94]=&quot;&quot;;[.G94]=&quot;&quot;;[.H94]=&quot;&quot;);&quot;&quot;;&quot;A Vencer&quot;)))">
            <text:p><text:s text:c="2"/></text:p>
          </table:table-cell>
          <table:table-cell table:style-name="ce41" table:formula="of:=IF([.H94]=&quot;&quot;;&quot;&quot;;[.H94]-[.C94])">
            <text:p/>
          </table:table-cell>
          <table:table-cell table:style-name="ce62" table:formula="of:=IF([.A94]=&quot;&quot;;&quot;&quot;;TEXT(DATE(YEAR([.A94]);MONTH([.A94]);DAY([.A94]));&quot;AAAA&quot;))">
            <text:p/>
          </table:table-cell>
          <table:table-cell table:style-name="ce62" table:formula="of:=IF([.D94]=&quot;&quot;;&quot;&quot;;TEXT(DATE(YEAR([.D94]);MONTH([.D94]);DAY([.D94]));&quot;AAAA&quot;))">
            <text:p/>
          </table:table-cell>
          <table:table-cell table:style-name="ce62" table:formula="of:=IF([.G94]=&quot;&quot;;&quot;&quot;;TEXT(DATE(YEAR([.G94]);MONTH([.G94]);DAY([.G94]));&quot;AAAA&quot;))">
            <text:p/>
          </table:table-cell>
          <table:table-cell table:style-name="ce62" table:formula="of:=IF([.A94]=&quot;&quot;;&quot;&quot;;TEXT(DATE(YEAR([.A94]);MONTH([.A94]);DAY([.A94]));&quot;MMM&quot;))">
            <text:p/>
          </table:table-cell>
          <table:table-cell table:style-name="ce62" table:formula="of:=IF([.D94]=&quot;&quot;;&quot;&quot;;TEXT(DATE(YEAR([.D94]);MONTH([.D94]);DAY([.D94]));&quot;MMM&quot;))">
            <text:p/>
          </table:table-cell>
          <table:table-cell table:style-name="ce62" table:formula="of:=IF([.G94]=&quot;&quot;;&quot;&quot;;TEXT(DATE(YEAR([.G94]);MONTH([.G94]);DAY([.G94]));&quot;MMM&quot;))">
            <text:p/>
          </table:table-cell>
          <table:table-cell table:style-name="ce70" table:formula="of:=IF([.D94]=&quot;&quot;;&quot;&quot;;TEXT(DATE(YEAR([.D94]);MONTH([.D94]);DAY([.D9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]=&quot;&quot;;&quot;&quot;;VLOOKUP([.K95];[Contas.$A$1:.$C$54];2;0))">
            <text:p><text:s text:c="2"/></text:p>
          </table:table-cell>
          <table:table-cell table:style-name="ce15" table:formula="of:=IF([.K95]=&quot;&quot;;&quot;&quot;;VLOOKUP([.K95];[Contas.$A$1:.$C$54];3;0))">
            <text:p><text:s text:c="2"/></text:p>
          </table:table-cell>
          <table:table-cell table:style-name="ce16" table:formula="of:=IF([.G95]&lt;&gt;&quot;&quot;;&quot;Pago&quot;;IF(AND([.G95]=&quot;&quot;;[.E95]&lt;&gt;&quot;&quot;;[.F95]&lt;&gt;&quot;&quot;;TODAY()&gt;=[.D95]);&quot;Vencido&quot;;IF(AND([.E95]=&quot;&quot;;[.F95]=&quot;&quot;;[.G95]=&quot;&quot;;[.H95]=&quot;&quot;);&quot;&quot;;&quot;A Vencer&quot;)))">
            <text:p><text:s text:c="2"/></text:p>
          </table:table-cell>
          <table:table-cell table:style-name="ce41" table:formula="of:=IF([.H95]=&quot;&quot;;&quot;&quot;;[.H95]-[.C95])">
            <text:p/>
          </table:table-cell>
          <table:table-cell table:style-name="ce62" table:formula="of:=IF([.A95]=&quot;&quot;;&quot;&quot;;TEXT(DATE(YEAR([.A95]);MONTH([.A95]);DAY([.A95]));&quot;AAAA&quot;))">
            <text:p/>
          </table:table-cell>
          <table:table-cell table:style-name="ce62" table:formula="of:=IF([.D95]=&quot;&quot;;&quot;&quot;;TEXT(DATE(YEAR([.D95]);MONTH([.D95]);DAY([.D95]));&quot;AAAA&quot;))">
            <text:p/>
          </table:table-cell>
          <table:table-cell table:style-name="ce62" table:formula="of:=IF([.G95]=&quot;&quot;;&quot;&quot;;TEXT(DATE(YEAR([.G95]);MONTH([.G95]);DAY([.G95]));&quot;AAAA&quot;))">
            <text:p/>
          </table:table-cell>
          <table:table-cell table:style-name="ce62" table:formula="of:=IF([.A95]=&quot;&quot;;&quot;&quot;;TEXT(DATE(YEAR([.A95]);MONTH([.A95]);DAY([.A95]));&quot;MMM&quot;))">
            <text:p/>
          </table:table-cell>
          <table:table-cell table:style-name="ce62" table:formula="of:=IF([.D95]=&quot;&quot;;&quot;&quot;;TEXT(DATE(YEAR([.D95]);MONTH([.D95]);DAY([.D95]));&quot;MMM&quot;))">
            <text:p/>
          </table:table-cell>
          <table:table-cell table:style-name="ce62" table:formula="of:=IF([.G95]=&quot;&quot;;&quot;&quot;;TEXT(DATE(YEAR([.G95]);MONTH([.G95]);DAY([.G95]));&quot;MMM&quot;))">
            <text:p/>
          </table:table-cell>
          <table:table-cell table:style-name="ce70" table:formula="of:=IF([.D95]=&quot;&quot;;&quot;&quot;;TEXT(DATE(YEAR([.D95]);MONTH([.D95]);DAY([.D9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]=&quot;&quot;;&quot;&quot;;VLOOKUP([.K96];[Contas.$A$1:.$C$54];2;0))">
            <text:p><text:s text:c="2"/></text:p>
          </table:table-cell>
          <table:table-cell table:style-name="ce15" table:formula="of:=IF([.K96]=&quot;&quot;;&quot;&quot;;VLOOKUP([.K96];[Contas.$A$1:.$C$54];3;0))">
            <text:p><text:s text:c="2"/></text:p>
          </table:table-cell>
          <table:table-cell table:style-name="ce16" table:formula="of:=IF([.G96]&lt;&gt;&quot;&quot;;&quot;Pago&quot;;IF(AND([.G96]=&quot;&quot;;[.E96]&lt;&gt;&quot;&quot;;[.F96]&lt;&gt;&quot;&quot;;TODAY()&gt;=[.D96]);&quot;Vencido&quot;;IF(AND([.E96]=&quot;&quot;;[.F96]=&quot;&quot;;[.G96]=&quot;&quot;;[.H96]=&quot;&quot;);&quot;&quot;;&quot;A Vencer&quot;)))">
            <text:p><text:s text:c="2"/></text:p>
          </table:table-cell>
          <table:table-cell table:style-name="ce41" table:formula="of:=IF([.H96]=&quot;&quot;;&quot;&quot;;[.H96]-[.C96])">
            <text:p/>
          </table:table-cell>
          <table:table-cell table:style-name="ce62" table:formula="of:=IF([.A96]=&quot;&quot;;&quot;&quot;;TEXT(DATE(YEAR([.A96]);MONTH([.A96]);DAY([.A96]));&quot;AAAA&quot;))">
            <text:p/>
          </table:table-cell>
          <table:table-cell table:style-name="ce62" table:formula="of:=IF([.D96]=&quot;&quot;;&quot;&quot;;TEXT(DATE(YEAR([.D96]);MONTH([.D96]);DAY([.D96]));&quot;AAAA&quot;))">
            <text:p/>
          </table:table-cell>
          <table:table-cell table:style-name="ce62" table:formula="of:=IF([.G96]=&quot;&quot;;&quot;&quot;;TEXT(DATE(YEAR([.G96]);MONTH([.G96]);DAY([.G96]));&quot;AAAA&quot;))">
            <text:p/>
          </table:table-cell>
          <table:table-cell table:style-name="ce62" table:formula="of:=IF([.A96]=&quot;&quot;;&quot;&quot;;TEXT(DATE(YEAR([.A96]);MONTH([.A96]);DAY([.A96]));&quot;MMM&quot;))">
            <text:p/>
          </table:table-cell>
          <table:table-cell table:style-name="ce62" table:formula="of:=IF([.D96]=&quot;&quot;;&quot;&quot;;TEXT(DATE(YEAR([.D96]);MONTH([.D96]);DAY([.D96]));&quot;MMM&quot;))">
            <text:p/>
          </table:table-cell>
          <table:table-cell table:style-name="ce62" table:formula="of:=IF([.G96]=&quot;&quot;;&quot;&quot;;TEXT(DATE(YEAR([.G96]);MONTH([.G96]);DAY([.G96]));&quot;MMM&quot;))">
            <text:p/>
          </table:table-cell>
          <table:table-cell table:style-name="ce70" table:formula="of:=IF([.D96]=&quot;&quot;;&quot;&quot;;TEXT(DATE(YEAR([.D96]);MONTH([.D96]);DAY([.D9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]=&quot;&quot;;&quot;&quot;;VLOOKUP([.K97];[Contas.$A$1:.$C$54];2;0))">
            <text:p><text:s text:c="2"/></text:p>
          </table:table-cell>
          <table:table-cell table:style-name="ce15" table:formula="of:=IF([.K97]=&quot;&quot;;&quot;&quot;;VLOOKUP([.K97];[Contas.$A$1:.$C$54];3;0))">
            <text:p><text:s text:c="2"/></text:p>
          </table:table-cell>
          <table:table-cell table:style-name="ce16" table:formula="of:=IF([.G97]&lt;&gt;&quot;&quot;;&quot;Pago&quot;;IF(AND([.G97]=&quot;&quot;;[.E97]&lt;&gt;&quot;&quot;;[.F97]&lt;&gt;&quot;&quot;;TODAY()&gt;=[.D97]);&quot;Vencido&quot;;IF(AND([.E97]=&quot;&quot;;[.F97]=&quot;&quot;;[.G97]=&quot;&quot;;[.H97]=&quot;&quot;);&quot;&quot;;&quot;A Vencer&quot;)))">
            <text:p><text:s text:c="2"/></text:p>
          </table:table-cell>
          <table:table-cell table:style-name="ce41" table:formula="of:=IF([.H97]=&quot;&quot;;&quot;&quot;;[.H97]-[.C97])">
            <text:p/>
          </table:table-cell>
          <table:table-cell table:style-name="ce62" table:formula="of:=IF([.A97]=&quot;&quot;;&quot;&quot;;TEXT(DATE(YEAR([.A97]);MONTH([.A97]);DAY([.A97]));&quot;AAAA&quot;))">
            <text:p/>
          </table:table-cell>
          <table:table-cell table:style-name="ce62" table:formula="of:=IF([.D97]=&quot;&quot;;&quot;&quot;;TEXT(DATE(YEAR([.D97]);MONTH([.D97]);DAY([.D97]));&quot;AAAA&quot;))">
            <text:p/>
          </table:table-cell>
          <table:table-cell table:style-name="ce62" table:formula="of:=IF([.G97]=&quot;&quot;;&quot;&quot;;TEXT(DATE(YEAR([.G97]);MONTH([.G97]);DAY([.G97]));&quot;AAAA&quot;))">
            <text:p/>
          </table:table-cell>
          <table:table-cell table:style-name="ce62" table:formula="of:=IF([.A97]=&quot;&quot;;&quot;&quot;;TEXT(DATE(YEAR([.A97]);MONTH([.A97]);DAY([.A97]));&quot;MMM&quot;))">
            <text:p/>
          </table:table-cell>
          <table:table-cell table:style-name="ce62" table:formula="of:=IF([.D97]=&quot;&quot;;&quot;&quot;;TEXT(DATE(YEAR([.D97]);MONTH([.D97]);DAY([.D97]));&quot;MMM&quot;))">
            <text:p/>
          </table:table-cell>
          <table:table-cell table:style-name="ce62" table:formula="of:=IF([.G97]=&quot;&quot;;&quot;&quot;;TEXT(DATE(YEAR([.G97]);MONTH([.G97]);DAY([.G97]));&quot;MMM&quot;))">
            <text:p/>
          </table:table-cell>
          <table:table-cell table:style-name="ce70" table:formula="of:=IF([.D97]=&quot;&quot;;&quot;&quot;;TEXT(DATE(YEAR([.D97]);MONTH([.D97]);DAY([.D9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]=&quot;&quot;;&quot;&quot;;VLOOKUP([.K98];[Contas.$A$1:.$C$54];2;0))">
            <text:p><text:s text:c="2"/></text:p>
          </table:table-cell>
          <table:table-cell table:style-name="ce15" table:formula="of:=IF([.K98]=&quot;&quot;;&quot;&quot;;VLOOKUP([.K98];[Contas.$A$1:.$C$54];3;0))">
            <text:p><text:s text:c="2"/></text:p>
          </table:table-cell>
          <table:table-cell table:style-name="ce16" table:formula="of:=IF([.G98]&lt;&gt;&quot;&quot;;&quot;Pago&quot;;IF(AND([.G98]=&quot;&quot;;[.E98]&lt;&gt;&quot;&quot;;[.F98]&lt;&gt;&quot;&quot;;TODAY()&gt;=[.D98]);&quot;Vencido&quot;;IF(AND([.E98]=&quot;&quot;;[.F98]=&quot;&quot;;[.G98]=&quot;&quot;;[.H98]=&quot;&quot;);&quot;&quot;;&quot;A Vencer&quot;)))">
            <text:p><text:s text:c="2"/></text:p>
          </table:table-cell>
          <table:table-cell table:style-name="ce41" table:formula="of:=IF([.H98]=&quot;&quot;;&quot;&quot;;[.H98]-[.C98])">
            <text:p/>
          </table:table-cell>
          <table:table-cell table:style-name="ce62" table:formula="of:=IF([.A98]=&quot;&quot;;&quot;&quot;;TEXT(DATE(YEAR([.A98]);MONTH([.A98]);DAY([.A98]));&quot;AAAA&quot;))">
            <text:p/>
          </table:table-cell>
          <table:table-cell table:style-name="ce62" table:formula="of:=IF([.D98]=&quot;&quot;;&quot;&quot;;TEXT(DATE(YEAR([.D98]);MONTH([.D98]);DAY([.D98]));&quot;AAAA&quot;))">
            <text:p/>
          </table:table-cell>
          <table:table-cell table:style-name="ce62" table:formula="of:=IF([.G98]=&quot;&quot;;&quot;&quot;;TEXT(DATE(YEAR([.G98]);MONTH([.G98]);DAY([.G98]));&quot;AAAA&quot;))">
            <text:p/>
          </table:table-cell>
          <table:table-cell table:style-name="ce62" table:formula="of:=IF([.A98]=&quot;&quot;;&quot;&quot;;TEXT(DATE(YEAR([.A98]);MONTH([.A98]);DAY([.A98]));&quot;MMM&quot;))">
            <text:p/>
          </table:table-cell>
          <table:table-cell table:style-name="ce62" table:formula="of:=IF([.D98]=&quot;&quot;;&quot;&quot;;TEXT(DATE(YEAR([.D98]);MONTH([.D98]);DAY([.D98]));&quot;MMM&quot;))">
            <text:p/>
          </table:table-cell>
          <table:table-cell table:style-name="ce62" table:formula="of:=IF([.G98]=&quot;&quot;;&quot;&quot;;TEXT(DATE(YEAR([.G98]);MONTH([.G98]);DAY([.G98]));&quot;MMM&quot;))">
            <text:p/>
          </table:table-cell>
          <table:table-cell table:style-name="ce70" table:formula="of:=IF([.D98]=&quot;&quot;;&quot;&quot;;TEXT(DATE(YEAR([.D98]);MONTH([.D98]);DAY([.D9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9]=&quot;&quot;;&quot;&quot;;VLOOKUP([.K99];[Contas.$A$1:.$C$54];2;0))">
            <text:p><text:s text:c="2"/></text:p>
          </table:table-cell>
          <table:table-cell table:style-name="ce15" table:formula="of:=IF([.K99]=&quot;&quot;;&quot;&quot;;VLOOKUP([.K99];[Contas.$A$1:.$C$54];3;0))">
            <text:p><text:s text:c="2"/></text:p>
          </table:table-cell>
          <table:table-cell table:style-name="ce16" table:formula="of:=IF([.G99]&lt;&gt;&quot;&quot;;&quot;Pago&quot;;IF(AND([.G99]=&quot;&quot;;[.E99]&lt;&gt;&quot;&quot;;[.F99]&lt;&gt;&quot;&quot;;TODAY()&gt;=[.D99]);&quot;Vencido&quot;;IF(AND([.E99]=&quot;&quot;;[.F99]=&quot;&quot;;[.G99]=&quot;&quot;;[.H99]=&quot;&quot;);&quot;&quot;;&quot;A Vencer&quot;)))">
            <text:p><text:s text:c="2"/></text:p>
          </table:table-cell>
          <table:table-cell table:style-name="ce41" table:formula="of:=IF([.H99]=&quot;&quot;;&quot;&quot;;[.H99]-[.C99])">
            <text:p/>
          </table:table-cell>
          <table:table-cell table:style-name="ce62" table:formula="of:=IF([.A99]=&quot;&quot;;&quot;&quot;;TEXT(DATE(YEAR([.A99]);MONTH([.A99]);DAY([.A99]));&quot;AAAA&quot;))">
            <text:p/>
          </table:table-cell>
          <table:table-cell table:style-name="ce62" table:formula="of:=IF([.D99]=&quot;&quot;;&quot;&quot;;TEXT(DATE(YEAR([.D99]);MONTH([.D99]);DAY([.D99]));&quot;AAAA&quot;))">
            <text:p/>
          </table:table-cell>
          <table:table-cell table:style-name="ce62" table:formula="of:=IF([.G99]=&quot;&quot;;&quot;&quot;;TEXT(DATE(YEAR([.G99]);MONTH([.G99]);DAY([.G99]));&quot;AAAA&quot;))">
            <text:p/>
          </table:table-cell>
          <table:table-cell table:style-name="ce62" table:formula="of:=IF([.A99]=&quot;&quot;;&quot;&quot;;TEXT(DATE(YEAR([.A99]);MONTH([.A99]);DAY([.A99]));&quot;MMM&quot;))">
            <text:p/>
          </table:table-cell>
          <table:table-cell table:style-name="ce62" table:formula="of:=IF([.D99]=&quot;&quot;;&quot;&quot;;TEXT(DATE(YEAR([.D99]);MONTH([.D99]);DAY([.D99]));&quot;MMM&quot;))">
            <text:p/>
          </table:table-cell>
          <table:table-cell table:style-name="ce62" table:formula="of:=IF([.G99]=&quot;&quot;;&quot;&quot;;TEXT(DATE(YEAR([.G99]);MONTH([.G99]);DAY([.G99]));&quot;MMM&quot;))">
            <text:p/>
          </table:table-cell>
          <table:table-cell table:style-name="ce70" table:formula="of:=IF([.D99]=&quot;&quot;;&quot;&quot;;TEXT(DATE(YEAR([.D99]);MONTH([.D99]);DAY([.D9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0]=&quot;&quot;;&quot;&quot;;VLOOKUP([.K100];[Contas.$A$1:.$C$54];2;0))">
            <text:p><text:s text:c="2"/></text:p>
          </table:table-cell>
          <table:table-cell table:style-name="ce15" table:formula="of:=IF([.K100]=&quot;&quot;;&quot;&quot;;VLOOKUP([.K100];[Contas.$A$1:.$C$54];3;0))">
            <text:p><text:s text:c="2"/></text:p>
          </table:table-cell>
          <table:table-cell table:style-name="ce16" table:formula="of:=IF([.G100]&lt;&gt;&quot;&quot;;&quot;Pago&quot;;IF(AND([.G100]=&quot;&quot;;[.E100]&lt;&gt;&quot;&quot;;[.F100]&lt;&gt;&quot;&quot;;TODAY()&gt;=[.D100]);&quot;Vencido&quot;;IF(AND([.E100]=&quot;&quot;;[.F100]=&quot;&quot;;[.G100]=&quot;&quot;;[.H100]=&quot;&quot;);&quot;&quot;;&quot;A Vencer&quot;)))">
            <text:p><text:s text:c="2"/></text:p>
          </table:table-cell>
          <table:table-cell table:style-name="ce41" table:formula="of:=IF([.H100]=&quot;&quot;;&quot;&quot;;[.H100]-[.C100])">
            <text:p/>
          </table:table-cell>
          <table:table-cell table:style-name="ce62" table:formula="of:=IF([.A100]=&quot;&quot;;&quot;&quot;;TEXT(DATE(YEAR([.A100]);MONTH([.A100]);DAY([.A100]));&quot;AAAA&quot;))">
            <text:p/>
          </table:table-cell>
          <table:table-cell table:style-name="ce62" table:formula="of:=IF([.D100]=&quot;&quot;;&quot;&quot;;TEXT(DATE(YEAR([.D100]);MONTH([.D100]);DAY([.D100]));&quot;AAAA&quot;))">
            <text:p/>
          </table:table-cell>
          <table:table-cell table:style-name="ce62" table:formula="of:=IF([.G100]=&quot;&quot;;&quot;&quot;;TEXT(DATE(YEAR([.G100]);MONTH([.G100]);DAY([.G100]));&quot;AAAA&quot;))">
            <text:p/>
          </table:table-cell>
          <table:table-cell table:style-name="ce62" table:formula="of:=IF([.A100]=&quot;&quot;;&quot;&quot;;TEXT(DATE(YEAR([.A100]);MONTH([.A100]);DAY([.A100]));&quot;MMM&quot;))">
            <text:p/>
          </table:table-cell>
          <table:table-cell table:style-name="ce62" table:formula="of:=IF([.D100]=&quot;&quot;;&quot;&quot;;TEXT(DATE(YEAR([.D100]);MONTH([.D100]);DAY([.D100]));&quot;MMM&quot;))">
            <text:p/>
          </table:table-cell>
          <table:table-cell table:style-name="ce62" table:formula="of:=IF([.G100]=&quot;&quot;;&quot;&quot;;TEXT(DATE(YEAR([.G100]);MONTH([.G100]);DAY([.G100]));&quot;MMM&quot;))">
            <text:p/>
          </table:table-cell>
          <table:table-cell table:style-name="ce70" table:formula="of:=IF([.D100]=&quot;&quot;;&quot;&quot;;TEXT(DATE(YEAR([.D100]);MONTH([.D100]);DAY([.D10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1]=&quot;&quot;;&quot;&quot;;VLOOKUP([.K101];[Contas.$A$1:.$C$54];2;0))">
            <text:p><text:s text:c="2"/></text:p>
          </table:table-cell>
          <table:table-cell table:style-name="ce15" table:formula="of:=IF([.K101]=&quot;&quot;;&quot;&quot;;VLOOKUP([.K101];[Contas.$A$1:.$C$54];3;0))">
            <text:p><text:s text:c="2"/></text:p>
          </table:table-cell>
          <table:table-cell table:style-name="ce16" table:formula="of:=IF([.G101]&lt;&gt;&quot;&quot;;&quot;Pago&quot;;IF(AND([.G101]=&quot;&quot;;[.E101]&lt;&gt;&quot;&quot;;[.F101]&lt;&gt;&quot;&quot;;TODAY()&gt;=[.D101]);&quot;Vencido&quot;;IF(AND([.E101]=&quot;&quot;;[.F101]=&quot;&quot;;[.G101]=&quot;&quot;;[.H101]=&quot;&quot;);&quot;&quot;;&quot;A Vencer&quot;)))">
            <text:p><text:s text:c="2"/></text:p>
          </table:table-cell>
          <table:table-cell table:style-name="ce41" table:formula="of:=IF([.H101]=&quot;&quot;;&quot;&quot;;[.H101]-[.C101])">
            <text:p/>
          </table:table-cell>
          <table:table-cell table:style-name="ce62" table:formula="of:=IF([.A101]=&quot;&quot;;&quot;&quot;;TEXT(DATE(YEAR([.A101]);MONTH([.A101]);DAY([.A101]));&quot;AAAA&quot;))">
            <text:p/>
          </table:table-cell>
          <table:table-cell table:style-name="ce62" table:formula="of:=IF([.D101]=&quot;&quot;;&quot;&quot;;TEXT(DATE(YEAR([.D101]);MONTH([.D101]);DAY([.D101]));&quot;AAAA&quot;))">
            <text:p/>
          </table:table-cell>
          <table:table-cell table:style-name="ce62" table:formula="of:=IF([.G101]=&quot;&quot;;&quot;&quot;;TEXT(DATE(YEAR([.G101]);MONTH([.G101]);DAY([.G101]));&quot;AAAA&quot;))">
            <text:p/>
          </table:table-cell>
          <table:table-cell table:style-name="ce62" table:formula="of:=IF([.A101]=&quot;&quot;;&quot;&quot;;TEXT(DATE(YEAR([.A101]);MONTH([.A101]);DAY([.A101]));&quot;MMM&quot;))">
            <text:p/>
          </table:table-cell>
          <table:table-cell table:style-name="ce62" table:formula="of:=IF([.D101]=&quot;&quot;;&quot;&quot;;TEXT(DATE(YEAR([.D101]);MONTH([.D101]);DAY([.D101]));&quot;MMM&quot;))">
            <text:p/>
          </table:table-cell>
          <table:table-cell table:style-name="ce62" table:formula="of:=IF([.G101]=&quot;&quot;;&quot;&quot;;TEXT(DATE(YEAR([.G101]);MONTH([.G101]);DAY([.G101]));&quot;MMM&quot;))">
            <text:p/>
          </table:table-cell>
          <table:table-cell table:style-name="ce70" table:formula="of:=IF([.D101]=&quot;&quot;;&quot;&quot;;TEXT(DATE(YEAR([.D101]);MONTH([.D101]);DAY([.D10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2]=&quot;&quot;;&quot;&quot;;VLOOKUP([.K102];[Contas.$A$1:.$C$54];2;0))">
            <text:p><text:s text:c="2"/></text:p>
          </table:table-cell>
          <table:table-cell table:style-name="ce15" table:formula="of:=IF([.K102]=&quot;&quot;;&quot;&quot;;VLOOKUP([.K102];[Contas.$A$1:.$C$54];3;0))">
            <text:p><text:s text:c="2"/></text:p>
          </table:table-cell>
          <table:table-cell table:style-name="ce16" table:formula="of:=IF([.G102]&lt;&gt;&quot;&quot;;&quot;Pago&quot;;IF(AND([.G102]=&quot;&quot;;[.E102]&lt;&gt;&quot;&quot;;[.F102]&lt;&gt;&quot;&quot;;TODAY()&gt;=[.D102]);&quot;Vencido&quot;;IF(AND([.E102]=&quot;&quot;;[.F102]=&quot;&quot;;[.G102]=&quot;&quot;;[.H102]=&quot;&quot;);&quot;&quot;;&quot;A Vencer&quot;)))">
            <text:p><text:s text:c="2"/></text:p>
          </table:table-cell>
          <table:table-cell table:style-name="ce41" table:formula="of:=IF([.H102]=&quot;&quot;;&quot;&quot;;[.H102]-[.C102])">
            <text:p/>
          </table:table-cell>
          <table:table-cell table:style-name="ce62" table:formula="of:=IF([.A102]=&quot;&quot;;&quot;&quot;;TEXT(DATE(YEAR([.A102]);MONTH([.A102]);DAY([.A102]));&quot;AAAA&quot;))">
            <text:p/>
          </table:table-cell>
          <table:table-cell table:style-name="ce62" table:formula="of:=IF([.D102]=&quot;&quot;;&quot;&quot;;TEXT(DATE(YEAR([.D102]);MONTH([.D102]);DAY([.D102]));&quot;AAAA&quot;))">
            <text:p/>
          </table:table-cell>
          <table:table-cell table:style-name="ce62" table:formula="of:=IF([.G102]=&quot;&quot;;&quot;&quot;;TEXT(DATE(YEAR([.G102]);MONTH([.G102]);DAY([.G102]));&quot;AAAA&quot;))">
            <text:p/>
          </table:table-cell>
          <table:table-cell table:style-name="ce62" table:formula="of:=IF([.A102]=&quot;&quot;;&quot;&quot;;TEXT(DATE(YEAR([.A102]);MONTH([.A102]);DAY([.A102]));&quot;MMM&quot;))">
            <text:p/>
          </table:table-cell>
          <table:table-cell table:style-name="ce62" table:formula="of:=IF([.D102]=&quot;&quot;;&quot;&quot;;TEXT(DATE(YEAR([.D102]);MONTH([.D102]);DAY([.D102]));&quot;MMM&quot;))">
            <text:p/>
          </table:table-cell>
          <table:table-cell table:style-name="ce62" table:formula="of:=IF([.G102]=&quot;&quot;;&quot;&quot;;TEXT(DATE(YEAR([.G102]);MONTH([.G102]);DAY([.G102]));&quot;MMM&quot;))">
            <text:p/>
          </table:table-cell>
          <table:table-cell table:style-name="ce70" table:formula="of:=IF([.D102]=&quot;&quot;;&quot;&quot;;TEXT(DATE(YEAR([.D102]);MONTH([.D102]);DAY([.D10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3]=&quot;&quot;;&quot;&quot;;VLOOKUP([.K103];[Contas.$A$1:.$C$54];2;0))">
            <text:p><text:s text:c="2"/></text:p>
          </table:table-cell>
          <table:table-cell table:style-name="ce15" table:formula="of:=IF([.K103]=&quot;&quot;;&quot;&quot;;VLOOKUP([.K103];[Contas.$A$1:.$C$54];3;0))">
            <text:p><text:s text:c="2"/></text:p>
          </table:table-cell>
          <table:table-cell table:style-name="ce16" table:formula="of:=IF([.G103]&lt;&gt;&quot;&quot;;&quot;Pago&quot;;IF(AND([.G103]=&quot;&quot;;[.E103]&lt;&gt;&quot;&quot;;[.F103]&lt;&gt;&quot;&quot;;TODAY()&gt;=[.D103]);&quot;Vencido&quot;;IF(AND([.E103]=&quot;&quot;;[.F103]=&quot;&quot;;[.G103]=&quot;&quot;;[.H103]=&quot;&quot;);&quot;&quot;;&quot;A Vencer&quot;)))">
            <text:p><text:s text:c="2"/></text:p>
          </table:table-cell>
          <table:table-cell table:style-name="ce41" table:formula="of:=IF([.H103]=&quot;&quot;;&quot;&quot;;[.H103]-[.C103])">
            <text:p/>
          </table:table-cell>
          <table:table-cell table:style-name="ce62" table:formula="of:=IF([.A103]=&quot;&quot;;&quot;&quot;;TEXT(DATE(YEAR([.A103]);MONTH([.A103]);DAY([.A103]));&quot;AAAA&quot;))">
            <text:p/>
          </table:table-cell>
          <table:table-cell table:style-name="ce62" table:formula="of:=IF([.D103]=&quot;&quot;;&quot;&quot;;TEXT(DATE(YEAR([.D103]);MONTH([.D103]);DAY([.D103]));&quot;AAAA&quot;))">
            <text:p/>
          </table:table-cell>
          <table:table-cell table:style-name="ce62" table:formula="of:=IF([.G103]=&quot;&quot;;&quot;&quot;;TEXT(DATE(YEAR([.G103]);MONTH([.G103]);DAY([.G103]));&quot;AAAA&quot;))">
            <text:p/>
          </table:table-cell>
          <table:table-cell table:style-name="ce62" table:formula="of:=IF([.A103]=&quot;&quot;;&quot;&quot;;TEXT(DATE(YEAR([.A103]);MONTH([.A103]);DAY([.A103]));&quot;MMM&quot;))">
            <text:p/>
          </table:table-cell>
          <table:table-cell table:style-name="ce62" table:formula="of:=IF([.D103]=&quot;&quot;;&quot;&quot;;TEXT(DATE(YEAR([.D103]);MONTH([.D103]);DAY([.D103]));&quot;MMM&quot;))">
            <text:p/>
          </table:table-cell>
          <table:table-cell table:style-name="ce62" table:formula="of:=IF([.G103]=&quot;&quot;;&quot;&quot;;TEXT(DATE(YEAR([.G103]);MONTH([.G103]);DAY([.G103]));&quot;MMM&quot;))">
            <text:p/>
          </table:table-cell>
          <table:table-cell table:style-name="ce70" table:formula="of:=IF([.D103]=&quot;&quot;;&quot;&quot;;TEXT(DATE(YEAR([.D103]);MONTH([.D103]);DAY([.D10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4]=&quot;&quot;;&quot;&quot;;VLOOKUP([.K104];[Contas.$A$1:.$C$54];2;0))">
            <text:p><text:s text:c="2"/></text:p>
          </table:table-cell>
          <table:table-cell table:style-name="ce15" table:formula="of:=IF([.K104]=&quot;&quot;;&quot;&quot;;VLOOKUP([.K104];[Contas.$A$1:.$C$54];3;0))">
            <text:p><text:s text:c="2"/></text:p>
          </table:table-cell>
          <table:table-cell table:style-name="ce16" table:formula="of:=IF([.G104]&lt;&gt;&quot;&quot;;&quot;Pago&quot;;IF(AND([.G104]=&quot;&quot;;[.E104]&lt;&gt;&quot;&quot;;[.F104]&lt;&gt;&quot;&quot;;TODAY()&gt;=[.D104]);&quot;Vencido&quot;;IF(AND([.E104]=&quot;&quot;;[.F104]=&quot;&quot;;[.G104]=&quot;&quot;;[.H104]=&quot;&quot;);&quot;&quot;;&quot;A Vencer&quot;)))">
            <text:p><text:s text:c="2"/></text:p>
          </table:table-cell>
          <table:table-cell table:style-name="ce41" table:formula="of:=IF([.H104]=&quot;&quot;;&quot;&quot;;[.H104]-[.C104])">
            <text:p/>
          </table:table-cell>
          <table:table-cell table:style-name="ce62" table:formula="of:=IF([.A104]=&quot;&quot;;&quot;&quot;;TEXT(DATE(YEAR([.A104]);MONTH([.A104]);DAY([.A104]));&quot;AAAA&quot;))">
            <text:p/>
          </table:table-cell>
          <table:table-cell table:style-name="ce62" table:formula="of:=IF([.D104]=&quot;&quot;;&quot;&quot;;TEXT(DATE(YEAR([.D104]);MONTH([.D104]);DAY([.D104]));&quot;AAAA&quot;))">
            <text:p/>
          </table:table-cell>
          <table:table-cell table:style-name="ce62" table:formula="of:=IF([.G104]=&quot;&quot;;&quot;&quot;;TEXT(DATE(YEAR([.G104]);MONTH([.G104]);DAY([.G104]));&quot;AAAA&quot;))">
            <text:p/>
          </table:table-cell>
          <table:table-cell table:style-name="ce62" table:formula="of:=IF([.A104]=&quot;&quot;;&quot;&quot;;TEXT(DATE(YEAR([.A104]);MONTH([.A104]);DAY([.A104]));&quot;MMM&quot;))">
            <text:p/>
          </table:table-cell>
          <table:table-cell table:style-name="ce62" table:formula="of:=IF([.D104]=&quot;&quot;;&quot;&quot;;TEXT(DATE(YEAR([.D104]);MONTH([.D104]);DAY([.D104]));&quot;MMM&quot;))">
            <text:p/>
          </table:table-cell>
          <table:table-cell table:style-name="ce62" table:formula="of:=IF([.G104]=&quot;&quot;;&quot;&quot;;TEXT(DATE(YEAR([.G104]);MONTH([.G104]);DAY([.G104]));&quot;MMM&quot;))">
            <text:p/>
          </table:table-cell>
          <table:table-cell table:style-name="ce70" table:formula="of:=IF([.D104]=&quot;&quot;;&quot;&quot;;TEXT(DATE(YEAR([.D104]);MONTH([.D104]);DAY([.D10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5]=&quot;&quot;;&quot;&quot;;VLOOKUP([.K105];[Contas.$A$1:.$C$54];2;0))">
            <text:p><text:s text:c="2"/></text:p>
          </table:table-cell>
          <table:table-cell table:style-name="ce15" table:formula="of:=IF([.K105]=&quot;&quot;;&quot;&quot;;VLOOKUP([.K105];[Contas.$A$1:.$C$54];3;0))">
            <text:p><text:s text:c="2"/></text:p>
          </table:table-cell>
          <table:table-cell table:style-name="ce16" table:formula="of:=IF([.G105]&lt;&gt;&quot;&quot;;&quot;Pago&quot;;IF(AND([.G105]=&quot;&quot;;[.E105]&lt;&gt;&quot;&quot;;[.F105]&lt;&gt;&quot;&quot;;TODAY()&gt;=[.D105]);&quot;Vencido&quot;;IF(AND([.E105]=&quot;&quot;;[.F105]=&quot;&quot;;[.G105]=&quot;&quot;;[.H105]=&quot;&quot;);&quot;&quot;;&quot;A Vencer&quot;)))">
            <text:p><text:s text:c="2"/></text:p>
          </table:table-cell>
          <table:table-cell table:style-name="ce41" table:formula="of:=IF([.H105]=&quot;&quot;;&quot;&quot;;[.H105]-[.C105])">
            <text:p/>
          </table:table-cell>
          <table:table-cell table:style-name="ce62" table:formula="of:=IF([.A105]=&quot;&quot;;&quot;&quot;;TEXT(DATE(YEAR([.A105]);MONTH([.A105]);DAY([.A105]));&quot;AAAA&quot;))">
            <text:p/>
          </table:table-cell>
          <table:table-cell table:style-name="ce62" table:formula="of:=IF([.D105]=&quot;&quot;;&quot;&quot;;TEXT(DATE(YEAR([.D105]);MONTH([.D105]);DAY([.D105]));&quot;AAAA&quot;))">
            <text:p/>
          </table:table-cell>
          <table:table-cell table:style-name="ce62" table:formula="of:=IF([.G105]=&quot;&quot;;&quot;&quot;;TEXT(DATE(YEAR([.G105]);MONTH([.G105]);DAY([.G105]));&quot;AAAA&quot;))">
            <text:p/>
          </table:table-cell>
          <table:table-cell table:style-name="ce62" table:formula="of:=IF([.A105]=&quot;&quot;;&quot;&quot;;TEXT(DATE(YEAR([.A105]);MONTH([.A105]);DAY([.A105]));&quot;MMM&quot;))">
            <text:p/>
          </table:table-cell>
          <table:table-cell table:style-name="ce62" table:formula="of:=IF([.D105]=&quot;&quot;;&quot;&quot;;TEXT(DATE(YEAR([.D105]);MONTH([.D105]);DAY([.D105]));&quot;MMM&quot;))">
            <text:p/>
          </table:table-cell>
          <table:table-cell table:style-name="ce62" table:formula="of:=IF([.G105]=&quot;&quot;;&quot;&quot;;TEXT(DATE(YEAR([.G105]);MONTH([.G105]);DAY([.G105]));&quot;MMM&quot;))">
            <text:p/>
          </table:table-cell>
          <table:table-cell table:style-name="ce70" table:formula="of:=IF([.D105]=&quot;&quot;;&quot;&quot;;TEXT(DATE(YEAR([.D105]);MONTH([.D105]);DAY([.D10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6]=&quot;&quot;;&quot;&quot;;VLOOKUP([.K106];[Contas.$A$1:.$C$54];2;0))">
            <text:p><text:s text:c="2"/></text:p>
          </table:table-cell>
          <table:table-cell table:style-name="ce15" table:formula="of:=IF([.K106]=&quot;&quot;;&quot;&quot;;VLOOKUP([.K106];[Contas.$A$1:.$C$54];3;0))">
            <text:p><text:s text:c="2"/></text:p>
          </table:table-cell>
          <table:table-cell table:style-name="ce16" table:formula="of:=IF([.G106]&lt;&gt;&quot;&quot;;&quot;Pago&quot;;IF(AND([.G106]=&quot;&quot;;[.E106]&lt;&gt;&quot;&quot;;[.F106]&lt;&gt;&quot;&quot;;TODAY()&gt;=[.D106]);&quot;Vencido&quot;;IF(AND([.E106]=&quot;&quot;;[.F106]=&quot;&quot;;[.G106]=&quot;&quot;;[.H106]=&quot;&quot;);&quot;&quot;;&quot;A Vencer&quot;)))">
            <text:p><text:s text:c="2"/></text:p>
          </table:table-cell>
          <table:table-cell table:style-name="ce41" table:formula="of:=IF([.H106]=&quot;&quot;;&quot;&quot;;[.H106]-[.C106])">
            <text:p/>
          </table:table-cell>
          <table:table-cell table:style-name="ce62" table:formula="of:=IF([.A106]=&quot;&quot;;&quot;&quot;;TEXT(DATE(YEAR([.A106]);MONTH([.A106]);DAY([.A106]));&quot;AAAA&quot;))">
            <text:p/>
          </table:table-cell>
          <table:table-cell table:style-name="ce62" table:formula="of:=IF([.D106]=&quot;&quot;;&quot;&quot;;TEXT(DATE(YEAR([.D106]);MONTH([.D106]);DAY([.D106]));&quot;AAAA&quot;))">
            <text:p/>
          </table:table-cell>
          <table:table-cell table:style-name="ce62" table:formula="of:=IF([.G106]=&quot;&quot;;&quot;&quot;;TEXT(DATE(YEAR([.G106]);MONTH([.G106]);DAY([.G106]));&quot;AAAA&quot;))">
            <text:p/>
          </table:table-cell>
          <table:table-cell table:style-name="ce62" table:formula="of:=IF([.A106]=&quot;&quot;;&quot;&quot;;TEXT(DATE(YEAR([.A106]);MONTH([.A106]);DAY([.A106]));&quot;MMM&quot;))">
            <text:p/>
          </table:table-cell>
          <table:table-cell table:style-name="ce62" table:formula="of:=IF([.D106]=&quot;&quot;;&quot;&quot;;TEXT(DATE(YEAR([.D106]);MONTH([.D106]);DAY([.D106]));&quot;MMM&quot;))">
            <text:p/>
          </table:table-cell>
          <table:table-cell table:style-name="ce62" table:formula="of:=IF([.G106]=&quot;&quot;;&quot;&quot;;TEXT(DATE(YEAR([.G106]);MONTH([.G106]);DAY([.G106]));&quot;MMM&quot;))">
            <text:p/>
          </table:table-cell>
          <table:table-cell table:style-name="ce70" table:formula="of:=IF([.D106]=&quot;&quot;;&quot;&quot;;TEXT(DATE(YEAR([.D106]);MONTH([.D106]);DAY([.D10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7]=&quot;&quot;;&quot;&quot;;VLOOKUP([.K107];[Contas.$A$1:.$C$54];2;0))">
            <text:p><text:s text:c="2"/></text:p>
          </table:table-cell>
          <table:table-cell table:style-name="ce15" table:formula="of:=IF([.K107]=&quot;&quot;;&quot;&quot;;VLOOKUP([.K107];[Contas.$A$1:.$C$54];3;0))">
            <text:p><text:s text:c="2"/></text:p>
          </table:table-cell>
          <table:table-cell table:style-name="ce16" table:formula="of:=IF([.G107]&lt;&gt;&quot;&quot;;&quot;Pago&quot;;IF(AND([.G107]=&quot;&quot;;[.E107]&lt;&gt;&quot;&quot;;[.F107]&lt;&gt;&quot;&quot;;TODAY()&gt;=[.D107]);&quot;Vencido&quot;;IF(AND([.E107]=&quot;&quot;;[.F107]=&quot;&quot;;[.G107]=&quot;&quot;;[.H107]=&quot;&quot;);&quot;&quot;;&quot;A Vencer&quot;)))">
            <text:p><text:s text:c="2"/></text:p>
          </table:table-cell>
          <table:table-cell table:style-name="ce41" table:formula="of:=IF([.H107]=&quot;&quot;;&quot;&quot;;[.H107]-[.C107])">
            <text:p/>
          </table:table-cell>
          <table:table-cell table:style-name="ce62" table:formula="of:=IF([.A107]=&quot;&quot;;&quot;&quot;;TEXT(DATE(YEAR([.A107]);MONTH([.A107]);DAY([.A107]));&quot;AAAA&quot;))">
            <text:p/>
          </table:table-cell>
          <table:table-cell table:style-name="ce62" table:formula="of:=IF([.D107]=&quot;&quot;;&quot;&quot;;TEXT(DATE(YEAR([.D107]);MONTH([.D107]);DAY([.D107]));&quot;AAAA&quot;))">
            <text:p/>
          </table:table-cell>
          <table:table-cell table:style-name="ce62" table:formula="of:=IF([.G107]=&quot;&quot;;&quot;&quot;;TEXT(DATE(YEAR([.G107]);MONTH([.G107]);DAY([.G107]));&quot;AAAA&quot;))">
            <text:p/>
          </table:table-cell>
          <table:table-cell table:style-name="ce62" table:formula="of:=IF([.A107]=&quot;&quot;;&quot;&quot;;TEXT(DATE(YEAR([.A107]);MONTH([.A107]);DAY([.A107]));&quot;MMM&quot;))">
            <text:p/>
          </table:table-cell>
          <table:table-cell table:style-name="ce62" table:formula="of:=IF([.D107]=&quot;&quot;;&quot;&quot;;TEXT(DATE(YEAR([.D107]);MONTH([.D107]);DAY([.D107]));&quot;MMM&quot;))">
            <text:p/>
          </table:table-cell>
          <table:table-cell table:style-name="ce62" table:formula="of:=IF([.G107]=&quot;&quot;;&quot;&quot;;TEXT(DATE(YEAR([.G107]);MONTH([.G107]);DAY([.G107]));&quot;MMM&quot;))">
            <text:p/>
          </table:table-cell>
          <table:table-cell table:style-name="ce70" table:formula="of:=IF([.D107]=&quot;&quot;;&quot;&quot;;TEXT(DATE(YEAR([.D107]);MONTH([.D107]);DAY([.D10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8]=&quot;&quot;;&quot;&quot;;VLOOKUP([.K108];[Contas.$A$1:.$C$54];2;0))">
            <text:p><text:s text:c="2"/></text:p>
          </table:table-cell>
          <table:table-cell table:style-name="ce15" table:formula="of:=IF([.K108]=&quot;&quot;;&quot;&quot;;VLOOKUP([.K108];[Contas.$A$1:.$C$54];3;0))">
            <text:p><text:s text:c="2"/></text:p>
          </table:table-cell>
          <table:table-cell table:style-name="ce16" table:formula="of:=IF([.G108]&lt;&gt;&quot;&quot;;&quot;Pago&quot;;IF(AND([.G108]=&quot;&quot;;[.E108]&lt;&gt;&quot;&quot;;[.F108]&lt;&gt;&quot;&quot;;TODAY()&gt;=[.D108]);&quot;Vencido&quot;;IF(AND([.E108]=&quot;&quot;;[.F108]=&quot;&quot;;[.G108]=&quot;&quot;;[.H108]=&quot;&quot;);&quot;&quot;;&quot;A Vencer&quot;)))">
            <text:p><text:s text:c="2"/></text:p>
          </table:table-cell>
          <table:table-cell table:style-name="ce41" table:formula="of:=IF([.H108]=&quot;&quot;;&quot;&quot;;[.H108]-[.C108])">
            <text:p/>
          </table:table-cell>
          <table:table-cell table:style-name="ce62" table:formula="of:=IF([.A108]=&quot;&quot;;&quot;&quot;;TEXT(DATE(YEAR([.A108]);MONTH([.A108]);DAY([.A108]));&quot;AAAA&quot;))">
            <text:p/>
          </table:table-cell>
          <table:table-cell table:style-name="ce62" table:formula="of:=IF([.D108]=&quot;&quot;;&quot;&quot;;TEXT(DATE(YEAR([.D108]);MONTH([.D108]);DAY([.D108]));&quot;AAAA&quot;))">
            <text:p/>
          </table:table-cell>
          <table:table-cell table:style-name="ce62" table:formula="of:=IF([.G108]=&quot;&quot;;&quot;&quot;;TEXT(DATE(YEAR([.G108]);MONTH([.G108]);DAY([.G108]));&quot;AAAA&quot;))">
            <text:p/>
          </table:table-cell>
          <table:table-cell table:style-name="ce62" table:formula="of:=IF([.A108]=&quot;&quot;;&quot;&quot;;TEXT(DATE(YEAR([.A108]);MONTH([.A108]);DAY([.A108]));&quot;MMM&quot;))">
            <text:p/>
          </table:table-cell>
          <table:table-cell table:style-name="ce62" table:formula="of:=IF([.D108]=&quot;&quot;;&quot;&quot;;TEXT(DATE(YEAR([.D108]);MONTH([.D108]);DAY([.D108]));&quot;MMM&quot;))">
            <text:p/>
          </table:table-cell>
          <table:table-cell table:style-name="ce62" table:formula="of:=IF([.G108]=&quot;&quot;;&quot;&quot;;TEXT(DATE(YEAR([.G108]);MONTH([.G108]);DAY([.G108]));&quot;MMM&quot;))">
            <text:p/>
          </table:table-cell>
          <table:table-cell table:style-name="ce70" table:formula="of:=IF([.D108]=&quot;&quot;;&quot;&quot;;TEXT(DATE(YEAR([.D108]);MONTH([.D108]);DAY([.D10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09]=&quot;&quot;;&quot;&quot;;VLOOKUP([.K109];[Contas.$A$1:.$C$54];2;0))">
            <text:p><text:s text:c="2"/></text:p>
          </table:table-cell>
          <table:table-cell table:style-name="ce15" table:formula="of:=IF([.K109]=&quot;&quot;;&quot;&quot;;VLOOKUP([.K109];[Contas.$A$1:.$C$54];3;0))">
            <text:p><text:s text:c="2"/></text:p>
          </table:table-cell>
          <table:table-cell table:style-name="ce16" table:formula="of:=IF([.G109]&lt;&gt;&quot;&quot;;&quot;Pago&quot;;IF(AND([.G109]=&quot;&quot;;[.E109]&lt;&gt;&quot;&quot;;[.F109]&lt;&gt;&quot;&quot;;TODAY()&gt;=[.D109]);&quot;Vencido&quot;;IF(AND([.E109]=&quot;&quot;;[.F109]=&quot;&quot;;[.G109]=&quot;&quot;;[.H109]=&quot;&quot;);&quot;&quot;;&quot;A Vencer&quot;)))">
            <text:p><text:s text:c="2"/></text:p>
          </table:table-cell>
          <table:table-cell table:style-name="ce41" table:formula="of:=IF([.H109]=&quot;&quot;;&quot;&quot;;[.H109]-[.C109])">
            <text:p/>
          </table:table-cell>
          <table:table-cell table:style-name="ce62" table:formula="of:=IF([.A109]=&quot;&quot;;&quot;&quot;;TEXT(DATE(YEAR([.A109]);MONTH([.A109]);DAY([.A109]));&quot;AAAA&quot;))">
            <text:p/>
          </table:table-cell>
          <table:table-cell table:style-name="ce62" table:formula="of:=IF([.D109]=&quot;&quot;;&quot;&quot;;TEXT(DATE(YEAR([.D109]);MONTH([.D109]);DAY([.D109]));&quot;AAAA&quot;))">
            <text:p/>
          </table:table-cell>
          <table:table-cell table:style-name="ce62" table:formula="of:=IF([.G109]=&quot;&quot;;&quot;&quot;;TEXT(DATE(YEAR([.G109]);MONTH([.G109]);DAY([.G109]));&quot;AAAA&quot;))">
            <text:p/>
          </table:table-cell>
          <table:table-cell table:style-name="ce62" table:formula="of:=IF([.A109]=&quot;&quot;;&quot;&quot;;TEXT(DATE(YEAR([.A109]);MONTH([.A109]);DAY([.A109]));&quot;MMM&quot;))">
            <text:p/>
          </table:table-cell>
          <table:table-cell table:style-name="ce62" table:formula="of:=IF([.D109]=&quot;&quot;;&quot;&quot;;TEXT(DATE(YEAR([.D109]);MONTH([.D109]);DAY([.D109]));&quot;MMM&quot;))">
            <text:p/>
          </table:table-cell>
          <table:table-cell table:style-name="ce62" table:formula="of:=IF([.G109]=&quot;&quot;;&quot;&quot;;TEXT(DATE(YEAR([.G109]);MONTH([.G109]);DAY([.G109]));&quot;MMM&quot;))">
            <text:p/>
          </table:table-cell>
          <table:table-cell table:style-name="ce70" table:formula="of:=IF([.D109]=&quot;&quot;;&quot;&quot;;TEXT(DATE(YEAR([.D109]);MONTH([.D109]);DAY([.D10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0]=&quot;&quot;;&quot;&quot;;VLOOKUP([.K110];[Contas.$A$1:.$C$54];2;0))">
            <text:p><text:s text:c="2"/></text:p>
          </table:table-cell>
          <table:table-cell table:style-name="ce15" table:formula="of:=IF([.K110]=&quot;&quot;;&quot;&quot;;VLOOKUP([.K110];[Contas.$A$1:.$C$54];3;0))">
            <text:p><text:s text:c="2"/></text:p>
          </table:table-cell>
          <table:table-cell table:style-name="ce16" table:formula="of:=IF([.G110]&lt;&gt;&quot;&quot;;&quot;Pago&quot;;IF(AND([.G110]=&quot;&quot;;[.E110]&lt;&gt;&quot;&quot;;[.F110]&lt;&gt;&quot;&quot;;TODAY()&gt;=[.D110]);&quot;Vencido&quot;;IF(AND([.E110]=&quot;&quot;;[.F110]=&quot;&quot;;[.G110]=&quot;&quot;;[.H110]=&quot;&quot;);&quot;&quot;;&quot;A Vencer&quot;)))">
            <text:p><text:s text:c="2"/></text:p>
          </table:table-cell>
          <table:table-cell table:style-name="ce41" table:formula="of:=IF([.H110]=&quot;&quot;;&quot;&quot;;[.H110]-[.C110])">
            <text:p/>
          </table:table-cell>
          <table:table-cell table:style-name="ce62" table:formula="of:=IF([.A110]=&quot;&quot;;&quot;&quot;;TEXT(DATE(YEAR([.A110]);MONTH([.A110]);DAY([.A110]));&quot;AAAA&quot;))">
            <text:p/>
          </table:table-cell>
          <table:table-cell table:style-name="ce62" table:formula="of:=IF([.D110]=&quot;&quot;;&quot;&quot;;TEXT(DATE(YEAR([.D110]);MONTH([.D110]);DAY([.D110]));&quot;AAAA&quot;))">
            <text:p/>
          </table:table-cell>
          <table:table-cell table:style-name="ce62" table:formula="of:=IF([.G110]=&quot;&quot;;&quot;&quot;;TEXT(DATE(YEAR([.G110]);MONTH([.G110]);DAY([.G110]));&quot;AAAA&quot;))">
            <text:p/>
          </table:table-cell>
          <table:table-cell table:style-name="ce62" table:formula="of:=IF([.A110]=&quot;&quot;;&quot;&quot;;TEXT(DATE(YEAR([.A110]);MONTH([.A110]);DAY([.A110]));&quot;MMM&quot;))">
            <text:p/>
          </table:table-cell>
          <table:table-cell table:style-name="ce62" table:formula="of:=IF([.D110]=&quot;&quot;;&quot;&quot;;TEXT(DATE(YEAR([.D110]);MONTH([.D110]);DAY([.D110]));&quot;MMM&quot;))">
            <text:p/>
          </table:table-cell>
          <table:table-cell table:style-name="ce62" table:formula="of:=IF([.G110]=&quot;&quot;;&quot;&quot;;TEXT(DATE(YEAR([.G110]);MONTH([.G110]);DAY([.G110]));&quot;MMM&quot;))">
            <text:p/>
          </table:table-cell>
          <table:table-cell table:style-name="ce70" table:formula="of:=IF([.D110]=&quot;&quot;;&quot;&quot;;TEXT(DATE(YEAR([.D110]);MONTH([.D110]);DAY([.D11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1]=&quot;&quot;;&quot;&quot;;VLOOKUP([.K111];[Contas.$A$1:.$C$54];2;0))">
            <text:p><text:s text:c="2"/></text:p>
          </table:table-cell>
          <table:table-cell table:style-name="ce15" table:formula="of:=IF([.K111]=&quot;&quot;;&quot;&quot;;VLOOKUP([.K111];[Contas.$A$1:.$C$54];3;0))">
            <text:p><text:s text:c="2"/></text:p>
          </table:table-cell>
          <table:table-cell table:style-name="ce16" table:formula="of:=IF([.G111]&lt;&gt;&quot;&quot;;&quot;Pago&quot;;IF(AND([.G111]=&quot;&quot;;[.E111]&lt;&gt;&quot;&quot;;[.F111]&lt;&gt;&quot;&quot;;TODAY()&gt;=[.D111]);&quot;Vencido&quot;;IF(AND([.E111]=&quot;&quot;;[.F111]=&quot;&quot;;[.G111]=&quot;&quot;;[.H111]=&quot;&quot;);&quot;&quot;;&quot;A Vencer&quot;)))">
            <text:p><text:s text:c="2"/></text:p>
          </table:table-cell>
          <table:table-cell table:style-name="ce41" table:formula="of:=IF([.H111]=&quot;&quot;;&quot;&quot;;[.H111]-[.C111])">
            <text:p/>
          </table:table-cell>
          <table:table-cell table:style-name="ce62" table:formula="of:=IF([.A111]=&quot;&quot;;&quot;&quot;;TEXT(DATE(YEAR([.A111]);MONTH([.A111]);DAY([.A111]));&quot;AAAA&quot;))">
            <text:p/>
          </table:table-cell>
          <table:table-cell table:style-name="ce62" table:formula="of:=IF([.D111]=&quot;&quot;;&quot;&quot;;TEXT(DATE(YEAR([.D111]);MONTH([.D111]);DAY([.D111]));&quot;AAAA&quot;))">
            <text:p/>
          </table:table-cell>
          <table:table-cell table:style-name="ce62" table:formula="of:=IF([.G111]=&quot;&quot;;&quot;&quot;;TEXT(DATE(YEAR([.G111]);MONTH([.G111]);DAY([.G111]));&quot;AAAA&quot;))">
            <text:p/>
          </table:table-cell>
          <table:table-cell table:style-name="ce62" table:formula="of:=IF([.A111]=&quot;&quot;;&quot;&quot;;TEXT(DATE(YEAR([.A111]);MONTH([.A111]);DAY([.A111]));&quot;MMM&quot;))">
            <text:p/>
          </table:table-cell>
          <table:table-cell table:style-name="ce62" table:formula="of:=IF([.D111]=&quot;&quot;;&quot;&quot;;TEXT(DATE(YEAR([.D111]);MONTH([.D111]);DAY([.D111]));&quot;MMM&quot;))">
            <text:p/>
          </table:table-cell>
          <table:table-cell table:style-name="ce62" table:formula="of:=IF([.G111]=&quot;&quot;;&quot;&quot;;TEXT(DATE(YEAR([.G111]);MONTH([.G111]);DAY([.G111]));&quot;MMM&quot;))">
            <text:p/>
          </table:table-cell>
          <table:table-cell table:style-name="ce70" table:formula="of:=IF([.D111]=&quot;&quot;;&quot;&quot;;TEXT(DATE(YEAR([.D111]);MONTH([.D111]);DAY([.D11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2]=&quot;&quot;;&quot;&quot;;VLOOKUP([.K112];[Contas.$A$1:.$C$54];2;0))">
            <text:p><text:s text:c="2"/></text:p>
          </table:table-cell>
          <table:table-cell table:style-name="ce15" table:formula="of:=IF([.K112]=&quot;&quot;;&quot;&quot;;VLOOKUP([.K112];[Contas.$A$1:.$C$54];3;0))">
            <text:p><text:s text:c="2"/></text:p>
          </table:table-cell>
          <table:table-cell table:style-name="ce16" table:formula="of:=IF([.G112]&lt;&gt;&quot;&quot;;&quot;Pago&quot;;IF(AND([.G112]=&quot;&quot;;[.E112]&lt;&gt;&quot;&quot;;[.F112]&lt;&gt;&quot;&quot;;TODAY()&gt;=[.D112]);&quot;Vencido&quot;;IF(AND([.E112]=&quot;&quot;;[.F112]=&quot;&quot;;[.G112]=&quot;&quot;;[.H112]=&quot;&quot;);&quot;&quot;;&quot;A Vencer&quot;)))">
            <text:p><text:s text:c="2"/></text:p>
          </table:table-cell>
          <table:table-cell table:style-name="ce41" table:formula="of:=IF([.H112]=&quot;&quot;;&quot;&quot;;[.H112]-[.C112])">
            <text:p/>
          </table:table-cell>
          <table:table-cell table:style-name="ce62" table:formula="of:=IF([.A112]=&quot;&quot;;&quot;&quot;;TEXT(DATE(YEAR([.A112]);MONTH([.A112]);DAY([.A112]));&quot;AAAA&quot;))">
            <text:p/>
          </table:table-cell>
          <table:table-cell table:style-name="ce62" table:formula="of:=IF([.D112]=&quot;&quot;;&quot;&quot;;TEXT(DATE(YEAR([.D112]);MONTH([.D112]);DAY([.D112]));&quot;AAAA&quot;))">
            <text:p/>
          </table:table-cell>
          <table:table-cell table:style-name="ce62" table:formula="of:=IF([.G112]=&quot;&quot;;&quot;&quot;;TEXT(DATE(YEAR([.G112]);MONTH([.G112]);DAY([.G112]));&quot;AAAA&quot;))">
            <text:p/>
          </table:table-cell>
          <table:table-cell table:style-name="ce62" table:formula="of:=IF([.A112]=&quot;&quot;;&quot;&quot;;TEXT(DATE(YEAR([.A112]);MONTH([.A112]);DAY([.A112]));&quot;MMM&quot;))">
            <text:p/>
          </table:table-cell>
          <table:table-cell table:style-name="ce62" table:formula="of:=IF([.D112]=&quot;&quot;;&quot;&quot;;TEXT(DATE(YEAR([.D112]);MONTH([.D112]);DAY([.D112]));&quot;MMM&quot;))">
            <text:p/>
          </table:table-cell>
          <table:table-cell table:style-name="ce62" table:formula="of:=IF([.G112]=&quot;&quot;;&quot;&quot;;TEXT(DATE(YEAR([.G112]);MONTH([.G112]);DAY([.G112]));&quot;MMM&quot;))">
            <text:p/>
          </table:table-cell>
          <table:table-cell table:style-name="ce70" table:formula="of:=IF([.D112]=&quot;&quot;;&quot;&quot;;TEXT(DATE(YEAR([.D112]);MONTH([.D112]);DAY([.D112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40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3]=&quot;&quot;;&quot;&quot;;VLOOKUP([.K113];[Contas.$A$1:.$C$54];2;0))">
            <text:p><text:s text:c="2"/></text:p>
          </table:table-cell>
          <table:table-cell table:style-name="ce15" table:formula="of:=IF([.K113]=&quot;&quot;;&quot;&quot;;VLOOKUP([.K113];[Contas.$A$1:.$C$54];3;0))">
            <text:p><text:s text:c="2"/></text:p>
          </table:table-cell>
          <table:table-cell table:style-name="ce16" table:formula="of:=IF([.G113]&lt;&gt;&quot;&quot;;&quot;Pago&quot;;IF(AND([.G113]=&quot;&quot;;[.E113]&lt;&gt;&quot;&quot;;[.F113]&lt;&gt;&quot;&quot;;TODAY()&gt;=[.D113]);&quot;Vencido&quot;;IF(AND([.E113]=&quot;&quot;;[.F113]=&quot;&quot;;[.G113]=&quot;&quot;;[.H113]=&quot;&quot;);&quot;&quot;;&quot;A Vencer&quot;)))">
            <text:p><text:s text:c="2"/></text:p>
          </table:table-cell>
          <table:table-cell table:style-name="ce41" table:formula="of:=IF([.H113]=&quot;&quot;;&quot;&quot;;[.H113]-[.C113])">
            <text:p/>
          </table:table-cell>
          <table:table-cell table:style-name="ce62" table:formula="of:=IF([.A113]=&quot;&quot;;&quot;&quot;;TEXT(DATE(YEAR([.A113]);MONTH([.A113]);DAY([.A113]));&quot;AAAA&quot;))">
            <text:p/>
          </table:table-cell>
          <table:table-cell table:style-name="ce62" table:formula="of:=IF([.D113]=&quot;&quot;;&quot;&quot;;TEXT(DATE(YEAR([.D113]);MONTH([.D113]);DAY([.D113]));&quot;AAAA&quot;))">
            <text:p/>
          </table:table-cell>
          <table:table-cell table:style-name="ce62" table:formula="of:=IF([.G113]=&quot;&quot;;&quot;&quot;;TEXT(DATE(YEAR([.G113]);MONTH([.G113]);DAY([.G113]));&quot;AAAA&quot;))">
            <text:p/>
          </table:table-cell>
          <table:table-cell table:style-name="ce62" table:formula="of:=IF([.A113]=&quot;&quot;;&quot;&quot;;TEXT(DATE(YEAR([.A113]);MONTH([.A113]);DAY([.A113]));&quot;MMM&quot;))">
            <text:p/>
          </table:table-cell>
          <table:table-cell table:style-name="ce62" table:formula="of:=IF([.D113]=&quot;&quot;;&quot;&quot;;TEXT(DATE(YEAR([.D113]);MONTH([.D113]);DAY([.D113]));&quot;MMM&quot;))">
            <text:p/>
          </table:table-cell>
          <table:table-cell table:style-name="ce62" table:formula="of:=IF([.G113]=&quot;&quot;;&quot;&quot;;TEXT(DATE(YEAR([.G113]);MONTH([.G113]);DAY([.G113]));&quot;MMM&quot;))">
            <text:p/>
          </table:table-cell>
          <table:table-cell table:style-name="ce70" table:formula="of:=IF([.D113]=&quot;&quot;;&quot;&quot;;TEXT(DATE(YEAR([.D113]);MONTH([.D113]);DAY([.D11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4]=&quot;&quot;;&quot;&quot;;VLOOKUP([.K114];[Contas.$A$1:.$C$54];2;0))">
            <text:p><text:s text:c="2"/></text:p>
          </table:table-cell>
          <table:table-cell table:style-name="ce15" table:formula="of:=IF([.K114]=&quot;&quot;;&quot;&quot;;VLOOKUP([.K114];[Contas.$A$1:.$C$54];3;0))">
            <text:p><text:s text:c="2"/></text:p>
          </table:table-cell>
          <table:table-cell table:style-name="ce16" table:formula="of:=IF([.G114]&lt;&gt;&quot;&quot;;&quot;Pago&quot;;IF(AND([.G114]=&quot;&quot;;[.E114]&lt;&gt;&quot;&quot;;[.F114]&lt;&gt;&quot;&quot;;TODAY()&gt;=[.D114]);&quot;Vencido&quot;;IF(AND([.E114]=&quot;&quot;;[.F114]=&quot;&quot;;[.G114]=&quot;&quot;;[.H114]=&quot;&quot;);&quot;&quot;;&quot;A Vencer&quot;)))">
            <text:p><text:s text:c="2"/></text:p>
          </table:table-cell>
          <table:table-cell table:style-name="ce41" table:formula="of:=IF([.H114]=&quot;&quot;;&quot;&quot;;[.H114]-[.C114])">
            <text:p/>
          </table:table-cell>
          <table:table-cell table:style-name="ce62" table:formula="of:=IF([.A114]=&quot;&quot;;&quot;&quot;;TEXT(DATE(YEAR([.A114]);MONTH([.A114]);DAY([.A114]));&quot;AAAA&quot;))">
            <text:p/>
          </table:table-cell>
          <table:table-cell table:style-name="ce62" table:formula="of:=IF([.D114]=&quot;&quot;;&quot;&quot;;TEXT(DATE(YEAR([.D114]);MONTH([.D114]);DAY([.D114]));&quot;AAAA&quot;))">
            <text:p/>
          </table:table-cell>
          <table:table-cell table:style-name="ce62" table:formula="of:=IF([.G114]=&quot;&quot;;&quot;&quot;;TEXT(DATE(YEAR([.G114]);MONTH([.G114]);DAY([.G114]));&quot;AAAA&quot;))">
            <text:p/>
          </table:table-cell>
          <table:table-cell table:style-name="ce62" table:formula="of:=IF([.A114]=&quot;&quot;;&quot;&quot;;TEXT(DATE(YEAR([.A114]);MONTH([.A114]);DAY([.A114]));&quot;MMM&quot;))">
            <text:p/>
          </table:table-cell>
          <table:table-cell table:style-name="ce62" table:formula="of:=IF([.D114]=&quot;&quot;;&quot;&quot;;TEXT(DATE(YEAR([.D114]);MONTH([.D114]);DAY([.D114]));&quot;MMM&quot;))">
            <text:p/>
          </table:table-cell>
          <table:table-cell table:style-name="ce62" table:formula="of:=IF([.G114]=&quot;&quot;;&quot;&quot;;TEXT(DATE(YEAR([.G114]);MONTH([.G114]);DAY([.G114]));&quot;MMM&quot;))">
            <text:p/>
          </table:table-cell>
          <table:table-cell table:style-name="ce70" table:formula="of:=IF([.D114]=&quot;&quot;;&quot;&quot;;TEXT(DATE(YEAR([.D114]);MONTH([.D114]);DAY([.D11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/>
          <table:table-cell table:style-name="Default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5]=&quot;&quot;;&quot;&quot;;VLOOKUP([.K115];[Contas.$A$1:.$C$54];2;0))">
            <text:p><text:s text:c="2"/></text:p>
          </table:table-cell>
          <table:table-cell table:style-name="ce15" table:formula="of:=IF([.K115]=&quot;&quot;;&quot;&quot;;VLOOKUP([.K115];[Contas.$A$1:.$C$54];3;0))">
            <text:p><text:s text:c="2"/></text:p>
          </table:table-cell>
          <table:table-cell table:style-name="ce16" table:formula="of:=IF([.G115]&lt;&gt;&quot;&quot;;&quot;Pago&quot;;IF(AND([.G115]=&quot;&quot;;[.E115]&lt;&gt;&quot;&quot;;[.F115]&lt;&gt;&quot;&quot;;TODAY()&gt;=[.D115]);&quot;Vencido&quot;;IF(AND([.E115]=&quot;&quot;;[.F115]=&quot;&quot;;[.G115]=&quot;&quot;;[.H115]=&quot;&quot;);&quot;&quot;;&quot;A Vencer&quot;)))">
            <text:p><text:s text:c="2"/></text:p>
          </table:table-cell>
          <table:table-cell table:style-name="ce41" table:formula="of:=IF([.H115]=&quot;&quot;;&quot;&quot;;[.H115]-[.C115])">
            <text:p/>
          </table:table-cell>
          <table:table-cell table:style-name="ce62" table:formula="of:=IF([.A115]=&quot;&quot;;&quot;&quot;;TEXT(DATE(YEAR([.A115]);MONTH([.A115]);DAY([.A115]));&quot;AAAA&quot;))">
            <text:p/>
          </table:table-cell>
          <table:table-cell table:style-name="ce62" table:formula="of:=IF([.D115]=&quot;&quot;;&quot;&quot;;TEXT(DATE(YEAR([.D115]);MONTH([.D115]);DAY([.D115]));&quot;AAAA&quot;))">
            <text:p/>
          </table:table-cell>
          <table:table-cell table:style-name="ce62" table:formula="of:=IF([.G115]=&quot;&quot;;&quot;&quot;;TEXT(DATE(YEAR([.G115]);MONTH([.G115]);DAY([.G115]));&quot;AAAA&quot;))">
            <text:p/>
          </table:table-cell>
          <table:table-cell table:style-name="ce62" table:formula="of:=IF([.A115]=&quot;&quot;;&quot;&quot;;TEXT(DATE(YEAR([.A115]);MONTH([.A115]);DAY([.A115]));&quot;MMM&quot;))">
            <text:p/>
          </table:table-cell>
          <table:table-cell table:style-name="ce62" table:formula="of:=IF([.D115]=&quot;&quot;;&quot;&quot;;TEXT(DATE(YEAR([.D115]);MONTH([.D115]);DAY([.D115]));&quot;MMM&quot;))">
            <text:p/>
          </table:table-cell>
          <table:table-cell table:style-name="ce62" table:formula="of:=IF([.G115]=&quot;&quot;;&quot;&quot;;TEXT(DATE(YEAR([.G115]);MONTH([.G115]);DAY([.G115]));&quot;MMM&quot;))">
            <text:p/>
          </table:table-cell>
          <table:table-cell table:style-name="ce70" table:formula="of:=IF([.D115]=&quot;&quot;;&quot;&quot;;TEXT(DATE(YEAR([.D115]);MONTH([.D115]);DAY([.D11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6]=&quot;&quot;;&quot;&quot;;VLOOKUP([.K116];[Contas.$A$1:.$C$54];2;0))">
            <text:p><text:s text:c="2"/></text:p>
          </table:table-cell>
          <table:table-cell table:style-name="ce15" table:formula="of:=IF([.K116]=&quot;&quot;;&quot;&quot;;VLOOKUP([.K116];[Contas.$A$1:.$C$54];3;0))">
            <text:p><text:s text:c="2"/></text:p>
          </table:table-cell>
          <table:table-cell table:style-name="ce16" table:formula="of:=IF([.G116]&lt;&gt;&quot;&quot;;&quot;Pago&quot;;IF(AND([.G116]=&quot;&quot;;[.E116]&lt;&gt;&quot;&quot;;[.F116]&lt;&gt;&quot;&quot;;TODAY()&gt;=[.D116]);&quot;Vencido&quot;;IF(AND([.E116]=&quot;&quot;;[.F116]=&quot;&quot;;[.G116]=&quot;&quot;;[.H116]=&quot;&quot;);&quot;&quot;;&quot;A Vencer&quot;)))">
            <text:p><text:s text:c="2"/></text:p>
          </table:table-cell>
          <table:table-cell table:style-name="ce41" table:formula="of:=IF([.H116]=&quot;&quot;;&quot;&quot;;[.H116]-[.C116])">
            <text:p/>
          </table:table-cell>
          <table:table-cell table:style-name="ce62" table:formula="of:=IF([.A116]=&quot;&quot;;&quot;&quot;;TEXT(DATE(YEAR([.A116]);MONTH([.A116]);DAY([.A116]));&quot;AAAA&quot;))">
            <text:p/>
          </table:table-cell>
          <table:table-cell table:style-name="ce62" table:formula="of:=IF([.D116]=&quot;&quot;;&quot;&quot;;TEXT(DATE(YEAR([.D116]);MONTH([.D116]);DAY([.D116]));&quot;AAAA&quot;))">
            <text:p/>
          </table:table-cell>
          <table:table-cell table:style-name="ce62" table:formula="of:=IF([.G116]=&quot;&quot;;&quot;&quot;;TEXT(DATE(YEAR([.G116]);MONTH([.G116]);DAY([.G116]));&quot;AAAA&quot;))">
            <text:p/>
          </table:table-cell>
          <table:table-cell table:style-name="ce62" table:formula="of:=IF([.A116]=&quot;&quot;;&quot;&quot;;TEXT(DATE(YEAR([.A116]);MONTH([.A116]);DAY([.A116]));&quot;MMM&quot;))">
            <text:p/>
          </table:table-cell>
          <table:table-cell table:style-name="ce62" table:formula="of:=IF([.D116]=&quot;&quot;;&quot;&quot;;TEXT(DATE(YEAR([.D116]);MONTH([.D116]);DAY([.D116]));&quot;MMM&quot;))">
            <text:p/>
          </table:table-cell>
          <table:table-cell table:style-name="ce62" table:formula="of:=IF([.G116]=&quot;&quot;;&quot;&quot;;TEXT(DATE(YEAR([.G116]);MONTH([.G116]);DAY([.G116]));&quot;MMM&quot;))">
            <text:p/>
          </table:table-cell>
          <table:table-cell table:style-name="ce70" table:formula="of:=IF([.D116]=&quot;&quot;;&quot;&quot;;TEXT(DATE(YEAR([.D116]);MONTH([.D116]);DAY([.D11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7]=&quot;&quot;;&quot;&quot;;VLOOKUP([.K117];[Contas.$A$1:.$C$54];2;0))">
            <text:p><text:s text:c="2"/></text:p>
          </table:table-cell>
          <table:table-cell table:style-name="ce15" table:formula="of:=IF([.K117]=&quot;&quot;;&quot;&quot;;VLOOKUP([.K117];[Contas.$A$1:.$C$54];3;0))">
            <text:p><text:s text:c="2"/></text:p>
          </table:table-cell>
          <table:table-cell table:style-name="ce16" table:formula="of:=IF([.G117]&lt;&gt;&quot;&quot;;&quot;Pago&quot;;IF(AND([.G117]=&quot;&quot;;[.E117]&lt;&gt;&quot;&quot;;[.F117]&lt;&gt;&quot;&quot;;TODAY()&gt;=[.D117]);&quot;Vencido&quot;;IF(AND([.E117]=&quot;&quot;;[.F117]=&quot;&quot;;[.G117]=&quot;&quot;;[.H117]=&quot;&quot;);&quot;&quot;;&quot;A Vencer&quot;)))">
            <text:p><text:s text:c="2"/></text:p>
          </table:table-cell>
          <table:table-cell table:style-name="ce41" table:formula="of:=IF([.H117]=&quot;&quot;;&quot;&quot;;[.H117]-[.C117])">
            <text:p/>
          </table:table-cell>
          <table:table-cell table:style-name="ce62" table:formula="of:=IF([.A117]=&quot;&quot;;&quot;&quot;;TEXT(DATE(YEAR([.A117]);MONTH([.A117]);DAY([.A117]));&quot;AAAA&quot;))">
            <text:p/>
          </table:table-cell>
          <table:table-cell table:style-name="ce62" table:formula="of:=IF([.D117]=&quot;&quot;;&quot;&quot;;TEXT(DATE(YEAR([.D117]);MONTH([.D117]);DAY([.D117]));&quot;AAAA&quot;))">
            <text:p/>
          </table:table-cell>
          <table:table-cell table:style-name="ce62" table:formula="of:=IF([.G117]=&quot;&quot;;&quot;&quot;;TEXT(DATE(YEAR([.G117]);MONTH([.G117]);DAY([.G117]));&quot;AAAA&quot;))">
            <text:p/>
          </table:table-cell>
          <table:table-cell table:style-name="ce62" table:formula="of:=IF([.A117]=&quot;&quot;;&quot;&quot;;TEXT(DATE(YEAR([.A117]);MONTH([.A117]);DAY([.A117]));&quot;MMM&quot;))">
            <text:p/>
          </table:table-cell>
          <table:table-cell table:style-name="ce62" table:formula="of:=IF([.D117]=&quot;&quot;;&quot;&quot;;TEXT(DATE(YEAR([.D117]);MONTH([.D117]);DAY([.D117]));&quot;MMM&quot;))">
            <text:p/>
          </table:table-cell>
          <table:table-cell table:style-name="ce62" table:formula="of:=IF([.G117]=&quot;&quot;;&quot;&quot;;TEXT(DATE(YEAR([.G117]);MONTH([.G117]);DAY([.G117]));&quot;MMM&quot;))">
            <text:p/>
          </table:table-cell>
          <table:table-cell table:style-name="ce70" table:formula="of:=IF([.D117]=&quot;&quot;;&quot;&quot;;TEXT(DATE(YEAR([.D117]);MONTH([.D117]);DAY([.D11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8]=&quot;&quot;;&quot;&quot;;VLOOKUP([.K118];[Contas.$A$1:.$C$54];2;0))">
            <text:p><text:s text:c="2"/></text:p>
          </table:table-cell>
          <table:table-cell table:style-name="ce15" table:formula="of:=IF([.K118]=&quot;&quot;;&quot;&quot;;VLOOKUP([.K118];[Contas.$A$1:.$C$54];3;0))">
            <text:p><text:s text:c="2"/></text:p>
          </table:table-cell>
          <table:table-cell table:style-name="ce16" table:formula="of:=IF([.G118]&lt;&gt;&quot;&quot;;&quot;Pago&quot;;IF(AND([.G118]=&quot;&quot;;[.E118]&lt;&gt;&quot;&quot;;[.F118]&lt;&gt;&quot;&quot;;TODAY()&gt;=[.D118]);&quot;Vencido&quot;;IF(AND([.E118]=&quot;&quot;;[.F118]=&quot;&quot;;[.G118]=&quot;&quot;;[.H118]=&quot;&quot;);&quot;&quot;;&quot;A Vencer&quot;)))">
            <text:p><text:s text:c="2"/></text:p>
          </table:table-cell>
          <table:table-cell table:style-name="ce41" table:formula="of:=IF([.H118]=&quot;&quot;;&quot;&quot;;[.H118]-[.C118])">
            <text:p/>
          </table:table-cell>
          <table:table-cell table:style-name="ce62" table:formula="of:=IF([.A118]=&quot;&quot;;&quot;&quot;;TEXT(DATE(YEAR([.A118]);MONTH([.A118]);DAY([.A118]));&quot;AAAA&quot;))">
            <text:p/>
          </table:table-cell>
          <table:table-cell table:style-name="ce62" table:formula="of:=IF([.D118]=&quot;&quot;;&quot;&quot;;TEXT(DATE(YEAR([.D118]);MONTH([.D118]);DAY([.D118]));&quot;AAAA&quot;))">
            <text:p/>
          </table:table-cell>
          <table:table-cell table:style-name="ce62" table:formula="of:=IF([.G118]=&quot;&quot;;&quot;&quot;;TEXT(DATE(YEAR([.G118]);MONTH([.G118]);DAY([.G118]));&quot;AAAA&quot;))">
            <text:p/>
          </table:table-cell>
          <table:table-cell table:style-name="ce62" table:formula="of:=IF([.A118]=&quot;&quot;;&quot;&quot;;TEXT(DATE(YEAR([.A118]);MONTH([.A118]);DAY([.A118]));&quot;MMM&quot;))">
            <text:p/>
          </table:table-cell>
          <table:table-cell table:style-name="ce62" table:formula="of:=IF([.D118]=&quot;&quot;;&quot;&quot;;TEXT(DATE(YEAR([.D118]);MONTH([.D118]);DAY([.D118]));&quot;MMM&quot;))">
            <text:p/>
          </table:table-cell>
          <table:table-cell table:style-name="ce62" table:formula="of:=IF([.G118]=&quot;&quot;;&quot;&quot;;TEXT(DATE(YEAR([.G118]);MONTH([.G118]);DAY([.G118]));&quot;MMM&quot;))">
            <text:p/>
          </table:table-cell>
          <table:table-cell table:style-name="ce70" table:formula="of:=IF([.D118]=&quot;&quot;;&quot;&quot;;TEXT(DATE(YEAR([.D118]);MONTH([.D118]);DAY([.D118]));&quot;MMM/AA&quot;))">
            <text:p/>
          </table:table-cell>
          <table:table-cell table:number-columns-repeated="1002"/>
        </table:table-row>
        <table:table-row table:style-name="ro2">
          <table:table-cell table:style-name="ce8"/>
          <table:table-cell table:style-name="ce26"/>
          <table:table-cell table:style-name="ce34"/>
          <table:table-cell table:style-name="ce9"/>
          <table:table-cell table:style-name="ce46" table:number-columns-repeated="2"/>
          <table:table-cell table:style-name="ce9"/>
          <table:table-cell table:style-name="ce3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19]=&quot;&quot;;&quot;&quot;;VLOOKUP([.K119];[Contas.$A$1:.$C$54];2;0))">
            <text:p><text:s text:c="2"/></text:p>
          </table:table-cell>
          <table:table-cell table:style-name="ce15" table:formula="of:=IF([.K119]=&quot;&quot;;&quot;&quot;;VLOOKUP([.K119];[Contas.$A$1:.$C$54];3;0))">
            <text:p><text:s text:c="2"/></text:p>
          </table:table-cell>
          <table:table-cell table:style-name="ce16" table:formula="of:=IF([.G119]&lt;&gt;&quot;&quot;;&quot;Pago&quot;;IF(AND([.G119]=&quot;&quot;;[.E119]&lt;&gt;&quot;&quot;;[.F119]&lt;&gt;&quot;&quot;;TODAY()&gt;=[.D119]);&quot;Vencido&quot;;IF(AND([.E119]=&quot;&quot;;[.F119]=&quot;&quot;;[.G119]=&quot;&quot;;[.H119]=&quot;&quot;);&quot;&quot;;&quot;A Vencer&quot;)))">
            <text:p><text:s text:c="2"/></text:p>
          </table:table-cell>
          <table:table-cell table:style-name="ce41" table:formula="of:=IF([.H119]=&quot;&quot;;&quot;&quot;;[.H119]-[.C119])">
            <text:p/>
          </table:table-cell>
          <table:table-cell table:style-name="ce62" table:formula="of:=IF([.A119]=&quot;&quot;;&quot;&quot;;TEXT(DATE(YEAR([.A119]);MONTH([.A119]);DAY([.A119]));&quot;AAAA&quot;))">
            <text:p/>
          </table:table-cell>
          <table:table-cell table:style-name="ce62" table:formula="of:=IF([.D119]=&quot;&quot;;&quot;&quot;;TEXT(DATE(YEAR([.D119]);MONTH([.D119]);DAY([.D119]));&quot;AAAA&quot;))">
            <text:p/>
          </table:table-cell>
          <table:table-cell table:style-name="ce62" table:formula="of:=IF([.G119]=&quot;&quot;;&quot;&quot;;TEXT(DATE(YEAR([.G119]);MONTH([.G119]);DAY([.G119]));&quot;AAAA&quot;))">
            <text:p/>
          </table:table-cell>
          <table:table-cell table:style-name="ce62" table:formula="of:=IF([.A119]=&quot;&quot;;&quot;&quot;;TEXT(DATE(YEAR([.A119]);MONTH([.A119]);DAY([.A119]));&quot;MMM&quot;))">
            <text:p/>
          </table:table-cell>
          <table:table-cell table:style-name="ce62" table:formula="of:=IF([.D119]=&quot;&quot;;&quot;&quot;;TEXT(DATE(YEAR([.D119]);MONTH([.D119]);DAY([.D119]));&quot;MMM&quot;))">
            <text:p/>
          </table:table-cell>
          <table:table-cell table:style-name="ce62" table:formula="of:=IF([.G119]=&quot;&quot;;&quot;&quot;;TEXT(DATE(YEAR([.G119]);MONTH([.G119]);DAY([.G119]));&quot;MMM&quot;))">
            <text:p/>
          </table:table-cell>
          <table:table-cell table:style-name="ce70" table:formula="of:=IF([.D119]=&quot;&quot;;&quot;&quot;;TEXT(DATE(YEAR([.D119]);MONTH([.D119]);DAY([.D11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0]=&quot;&quot;;&quot;&quot;;VLOOKUP([.K120];[Contas.$A$1:.$C$54];2;0))">
            <text:p><text:s text:c="2"/></text:p>
          </table:table-cell>
          <table:table-cell table:style-name="ce15" table:formula="of:=IF([.K120]=&quot;&quot;;&quot;&quot;;VLOOKUP([.K120];[Contas.$A$1:.$C$54];3;0))">
            <text:p><text:s text:c="2"/></text:p>
          </table:table-cell>
          <table:table-cell table:style-name="ce16" table:formula="of:=IF([.G120]&lt;&gt;&quot;&quot;;&quot;Pago&quot;;IF(AND([.G120]=&quot;&quot;;[.E120]&lt;&gt;&quot;&quot;;[.F120]&lt;&gt;&quot;&quot;;TODAY()&gt;=[.D120]);&quot;Vencido&quot;;IF(AND([.E120]=&quot;&quot;;[.F120]=&quot;&quot;;[.G120]=&quot;&quot;;[.H120]=&quot;&quot;);&quot;&quot;;&quot;A Vencer&quot;)))">
            <text:p><text:s text:c="2"/></text:p>
          </table:table-cell>
          <table:table-cell table:style-name="ce41" table:formula="of:=IF([.H120]=&quot;&quot;;&quot;&quot;;[.H120]-[.C120])">
            <text:p/>
          </table:table-cell>
          <table:table-cell table:style-name="ce62" table:formula="of:=IF([.A120]=&quot;&quot;;&quot;&quot;;TEXT(DATE(YEAR([.A120]);MONTH([.A120]);DAY([.A120]));&quot;AAAA&quot;))">
            <text:p/>
          </table:table-cell>
          <table:table-cell table:style-name="ce62" table:formula="of:=IF([.D120]=&quot;&quot;;&quot;&quot;;TEXT(DATE(YEAR([.D120]);MONTH([.D120]);DAY([.D120]));&quot;AAAA&quot;))">
            <text:p/>
          </table:table-cell>
          <table:table-cell table:style-name="ce62" table:formula="of:=IF([.G120]=&quot;&quot;;&quot;&quot;;TEXT(DATE(YEAR([.G120]);MONTH([.G120]);DAY([.G120]));&quot;AAAA&quot;))">
            <text:p/>
          </table:table-cell>
          <table:table-cell table:style-name="ce62" table:formula="of:=IF([.A120]=&quot;&quot;;&quot;&quot;;TEXT(DATE(YEAR([.A120]);MONTH([.A120]);DAY([.A120]));&quot;MMM&quot;))">
            <text:p/>
          </table:table-cell>
          <table:table-cell table:style-name="ce62" table:formula="of:=IF([.D120]=&quot;&quot;;&quot;&quot;;TEXT(DATE(YEAR([.D120]);MONTH([.D120]);DAY([.D120]));&quot;MMM&quot;))">
            <text:p/>
          </table:table-cell>
          <table:table-cell table:style-name="ce62" table:formula="of:=IF([.G120]=&quot;&quot;;&quot;&quot;;TEXT(DATE(YEAR([.G120]);MONTH([.G120]);DAY([.G120]));&quot;MMM&quot;))">
            <text:p/>
          </table:table-cell>
          <table:table-cell table:style-name="ce70" table:formula="of:=IF([.D120]=&quot;&quot;;&quot;&quot;;TEXT(DATE(YEAR([.D120]);MONTH([.D120]);DAY([.D12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1]=&quot;&quot;;&quot;&quot;;VLOOKUP([.K121];[Contas.$A$1:.$C$54];2;0))">
            <text:p><text:s text:c="2"/></text:p>
          </table:table-cell>
          <table:table-cell table:style-name="ce15" table:formula="of:=IF([.K121]=&quot;&quot;;&quot;&quot;;VLOOKUP([.K121];[Contas.$A$1:.$C$54];3;0))">
            <text:p><text:s text:c="2"/></text:p>
          </table:table-cell>
          <table:table-cell table:style-name="ce16" table:formula="of:=IF([.G121]&lt;&gt;&quot;&quot;;&quot;Pago&quot;;IF(AND([.G121]=&quot;&quot;;[.E121]&lt;&gt;&quot;&quot;;[.F121]&lt;&gt;&quot;&quot;;TODAY()&gt;=[.D121]);&quot;Vencido&quot;;IF(AND([.E121]=&quot;&quot;;[.F121]=&quot;&quot;;[.G121]=&quot;&quot;;[.H121]=&quot;&quot;);&quot;&quot;;&quot;A Vencer&quot;)))">
            <text:p><text:s text:c="2"/></text:p>
          </table:table-cell>
          <table:table-cell table:style-name="ce41" table:formula="of:=IF([.H121]=&quot;&quot;;&quot;&quot;;[.H121]-[.C121])">
            <text:p/>
          </table:table-cell>
          <table:table-cell table:style-name="ce62" table:formula="of:=IF([.A121]=&quot;&quot;;&quot;&quot;;TEXT(DATE(YEAR([.A121]);MONTH([.A121]);DAY([.A121]));&quot;AAAA&quot;))">
            <text:p/>
          </table:table-cell>
          <table:table-cell table:style-name="ce62" table:formula="of:=IF([.D121]=&quot;&quot;;&quot;&quot;;TEXT(DATE(YEAR([.D121]);MONTH([.D121]);DAY([.D121]));&quot;AAAA&quot;))">
            <text:p/>
          </table:table-cell>
          <table:table-cell table:style-name="ce62" table:formula="of:=IF([.G121]=&quot;&quot;;&quot;&quot;;TEXT(DATE(YEAR([.G121]);MONTH([.G121]);DAY([.G121]));&quot;AAAA&quot;))">
            <text:p/>
          </table:table-cell>
          <table:table-cell table:style-name="ce62" table:formula="of:=IF([.A121]=&quot;&quot;;&quot;&quot;;TEXT(DATE(YEAR([.A121]);MONTH([.A121]);DAY([.A121]));&quot;MMM&quot;))">
            <text:p/>
          </table:table-cell>
          <table:table-cell table:style-name="ce62" table:formula="of:=IF([.D121]=&quot;&quot;;&quot;&quot;;TEXT(DATE(YEAR([.D121]);MONTH([.D121]);DAY([.D121]));&quot;MMM&quot;))">
            <text:p/>
          </table:table-cell>
          <table:table-cell table:style-name="ce62" table:formula="of:=IF([.G121]=&quot;&quot;;&quot;&quot;;TEXT(DATE(YEAR([.G121]);MONTH([.G121]);DAY([.G121]));&quot;MMM&quot;))">
            <text:p/>
          </table:table-cell>
          <table:table-cell table:style-name="ce70" table:formula="of:=IF([.D121]=&quot;&quot;;&quot;&quot;;TEXT(DATE(YEAR([.D121]);MONTH([.D121]);DAY([.D12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2]=&quot;&quot;;&quot;&quot;;VLOOKUP([.K122];[Contas.$A$1:.$C$54];2;0))">
            <text:p><text:s text:c="2"/></text:p>
          </table:table-cell>
          <table:table-cell table:style-name="ce15" table:formula="of:=IF([.K122]=&quot;&quot;;&quot;&quot;;VLOOKUP([.K122];[Contas.$A$1:.$C$54];3;0))">
            <text:p><text:s text:c="2"/></text:p>
          </table:table-cell>
          <table:table-cell table:style-name="ce16" table:formula="of:=IF([.G122]&lt;&gt;&quot;&quot;;&quot;Pago&quot;;IF(AND([.G122]=&quot;&quot;;[.E122]&lt;&gt;&quot;&quot;;[.F122]&lt;&gt;&quot;&quot;;TODAY()&gt;=[.D122]);&quot;Vencido&quot;;IF(AND([.E122]=&quot;&quot;;[.F122]=&quot;&quot;;[.G122]=&quot;&quot;;[.H122]=&quot;&quot;);&quot;&quot;;&quot;A Vencer&quot;)))">
            <text:p><text:s text:c="2"/></text:p>
          </table:table-cell>
          <table:table-cell table:style-name="ce41" table:formula="of:=IF([.H122]=&quot;&quot;;&quot;&quot;;[.H122]-[.C122])">
            <text:p/>
          </table:table-cell>
          <table:table-cell table:style-name="ce62" table:formula="of:=IF([.A122]=&quot;&quot;;&quot;&quot;;TEXT(DATE(YEAR([.A122]);MONTH([.A122]);DAY([.A122]));&quot;AAAA&quot;))">
            <text:p/>
          </table:table-cell>
          <table:table-cell table:style-name="ce62" table:formula="of:=IF([.D122]=&quot;&quot;;&quot;&quot;;TEXT(DATE(YEAR([.D122]);MONTH([.D122]);DAY([.D122]));&quot;AAAA&quot;))">
            <text:p/>
          </table:table-cell>
          <table:table-cell table:style-name="ce62" table:formula="of:=IF([.G122]=&quot;&quot;;&quot;&quot;;TEXT(DATE(YEAR([.G122]);MONTH([.G122]);DAY([.G122]));&quot;AAAA&quot;))">
            <text:p/>
          </table:table-cell>
          <table:table-cell table:style-name="ce62" table:formula="of:=IF([.A122]=&quot;&quot;;&quot;&quot;;TEXT(DATE(YEAR([.A122]);MONTH([.A122]);DAY([.A122]));&quot;MMM&quot;))">
            <text:p/>
          </table:table-cell>
          <table:table-cell table:style-name="ce62" table:formula="of:=IF([.D122]=&quot;&quot;;&quot;&quot;;TEXT(DATE(YEAR([.D122]);MONTH([.D122]);DAY([.D122]));&quot;MMM&quot;))">
            <text:p/>
          </table:table-cell>
          <table:table-cell table:style-name="ce62" table:formula="of:=IF([.G122]=&quot;&quot;;&quot;&quot;;TEXT(DATE(YEAR([.G122]);MONTH([.G122]);DAY([.G122]));&quot;MMM&quot;))">
            <text:p/>
          </table:table-cell>
          <table:table-cell table:style-name="ce70" table:formula="of:=IF([.D122]=&quot;&quot;;&quot;&quot;;TEXT(DATE(YEAR([.D122]);MONTH([.D122]);DAY([.D12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3]=&quot;&quot;;&quot;&quot;;VLOOKUP([.K123];[Contas.$A$1:.$C$54];2;0))">
            <text:p><text:s text:c="2"/></text:p>
          </table:table-cell>
          <table:table-cell table:style-name="ce15" table:formula="of:=IF([.K123]=&quot;&quot;;&quot;&quot;;VLOOKUP([.K123];[Contas.$A$1:.$C$54];3;0))">
            <text:p><text:s text:c="2"/></text:p>
          </table:table-cell>
          <table:table-cell table:style-name="ce16" table:formula="of:=IF([.G123]&lt;&gt;&quot;&quot;;&quot;Pago&quot;;IF(AND([.G123]=&quot;&quot;;[.E123]&lt;&gt;&quot;&quot;;[.F123]&lt;&gt;&quot;&quot;;TODAY()&gt;=[.D123]);&quot;Vencido&quot;;IF(AND([.E123]=&quot;&quot;;[.F123]=&quot;&quot;;[.G123]=&quot;&quot;;[.H123]=&quot;&quot;);&quot;&quot;;&quot;A Vencer&quot;)))">
            <text:p><text:s text:c="2"/></text:p>
          </table:table-cell>
          <table:table-cell table:style-name="ce41" table:formula="of:=IF([.H123]=&quot;&quot;;&quot;&quot;;[.H123]-[.C123])">
            <text:p/>
          </table:table-cell>
          <table:table-cell table:style-name="ce62" table:formula="of:=IF([.A123]=&quot;&quot;;&quot;&quot;;TEXT(DATE(YEAR([.A123]);MONTH([.A123]);DAY([.A123]));&quot;AAAA&quot;))">
            <text:p/>
          </table:table-cell>
          <table:table-cell table:style-name="ce62" table:formula="of:=IF([.D123]=&quot;&quot;;&quot;&quot;;TEXT(DATE(YEAR([.D123]);MONTH([.D123]);DAY([.D123]));&quot;AAAA&quot;))">
            <text:p/>
          </table:table-cell>
          <table:table-cell table:style-name="ce62" table:formula="of:=IF([.G123]=&quot;&quot;;&quot;&quot;;TEXT(DATE(YEAR([.G123]);MONTH([.G123]);DAY([.G123]));&quot;AAAA&quot;))">
            <text:p/>
          </table:table-cell>
          <table:table-cell table:style-name="ce62" table:formula="of:=IF([.A123]=&quot;&quot;;&quot;&quot;;TEXT(DATE(YEAR([.A123]);MONTH([.A123]);DAY([.A123]));&quot;MMM&quot;))">
            <text:p/>
          </table:table-cell>
          <table:table-cell table:style-name="ce62" table:formula="of:=IF([.D123]=&quot;&quot;;&quot;&quot;;TEXT(DATE(YEAR([.D123]);MONTH([.D123]);DAY([.D123]));&quot;MMM&quot;))">
            <text:p/>
          </table:table-cell>
          <table:table-cell table:style-name="ce62" table:formula="of:=IF([.G123]=&quot;&quot;;&quot;&quot;;TEXT(DATE(YEAR([.G123]);MONTH([.G123]);DAY([.G123]));&quot;MMM&quot;))">
            <text:p/>
          </table:table-cell>
          <table:table-cell table:style-name="ce70" table:formula="of:=IF([.D123]=&quot;&quot;;&quot;&quot;;TEXT(DATE(YEAR([.D123]);MONTH([.D123]);DAY([.D12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4]=&quot;&quot;;&quot;&quot;;VLOOKUP([.K124];[Contas.$A$1:.$C$54];2;0))">
            <text:p><text:s text:c="2"/></text:p>
          </table:table-cell>
          <table:table-cell table:style-name="ce15" table:formula="of:=IF([.K124]=&quot;&quot;;&quot;&quot;;VLOOKUP([.K124];[Contas.$A$1:.$C$54];3;0))">
            <text:p><text:s text:c="2"/></text:p>
          </table:table-cell>
          <table:table-cell table:style-name="ce16" table:formula="of:=IF([.G124]&lt;&gt;&quot;&quot;;&quot;Pago&quot;;IF(AND([.G124]=&quot;&quot;;[.E124]&lt;&gt;&quot;&quot;;[.F124]&lt;&gt;&quot;&quot;;TODAY()&gt;=[.D124]);&quot;Vencido&quot;;IF(AND([.E124]=&quot;&quot;;[.F124]=&quot;&quot;;[.G124]=&quot;&quot;;[.H124]=&quot;&quot;);&quot;&quot;;&quot;A Vencer&quot;)))">
            <text:p><text:s text:c="2"/></text:p>
          </table:table-cell>
          <table:table-cell table:style-name="ce41" table:formula="of:=IF([.H124]=&quot;&quot;;&quot;&quot;;[.H124]-[.C124])">
            <text:p/>
          </table:table-cell>
          <table:table-cell table:style-name="ce62" table:formula="of:=IF([.A124]=&quot;&quot;;&quot;&quot;;TEXT(DATE(YEAR([.A124]);MONTH([.A124]);DAY([.A124]));&quot;AAAA&quot;))">
            <text:p/>
          </table:table-cell>
          <table:table-cell table:style-name="ce62" table:formula="of:=IF([.D124]=&quot;&quot;;&quot;&quot;;TEXT(DATE(YEAR([.D124]);MONTH([.D124]);DAY([.D124]));&quot;AAAA&quot;))">
            <text:p/>
          </table:table-cell>
          <table:table-cell table:style-name="ce62" table:formula="of:=IF([.G124]=&quot;&quot;;&quot;&quot;;TEXT(DATE(YEAR([.G124]);MONTH([.G124]);DAY([.G124]));&quot;AAAA&quot;))">
            <text:p/>
          </table:table-cell>
          <table:table-cell table:style-name="ce62" table:formula="of:=IF([.A124]=&quot;&quot;;&quot;&quot;;TEXT(DATE(YEAR([.A124]);MONTH([.A124]);DAY([.A124]));&quot;MMM&quot;))">
            <text:p/>
          </table:table-cell>
          <table:table-cell table:style-name="ce62" table:formula="of:=IF([.D124]=&quot;&quot;;&quot;&quot;;TEXT(DATE(YEAR([.D124]);MONTH([.D124]);DAY([.D124]));&quot;MMM&quot;))">
            <text:p/>
          </table:table-cell>
          <table:table-cell table:style-name="ce62" table:formula="of:=IF([.G124]=&quot;&quot;;&quot;&quot;;TEXT(DATE(YEAR([.G124]);MONTH([.G124]);DAY([.G124]));&quot;MMM&quot;))">
            <text:p/>
          </table:table-cell>
          <table:table-cell table:style-name="ce70" table:formula="of:=IF([.D124]=&quot;&quot;;&quot;&quot;;TEXT(DATE(YEAR([.D124]);MONTH([.D124]);DAY([.D12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5]=&quot;&quot;;&quot;&quot;;VLOOKUP([.K125];[Contas.$A$1:.$C$54];2;0))">
            <text:p><text:s text:c="2"/></text:p>
          </table:table-cell>
          <table:table-cell table:style-name="ce15" table:formula="of:=IF([.K125]=&quot;&quot;;&quot;&quot;;VLOOKUP([.K125];[Contas.$A$1:.$C$54];3;0))">
            <text:p><text:s text:c="2"/></text:p>
          </table:table-cell>
          <table:table-cell table:style-name="ce16" table:formula="of:=IF([.G125]&lt;&gt;&quot;&quot;;&quot;Pago&quot;;IF(AND([.G125]=&quot;&quot;;[.E125]&lt;&gt;&quot;&quot;;[.F125]&lt;&gt;&quot;&quot;;TODAY()&gt;=[.D125]);&quot;Vencido&quot;;IF(AND([.E125]=&quot;&quot;;[.F125]=&quot;&quot;;[.G125]=&quot;&quot;;[.H125]=&quot;&quot;);&quot;&quot;;&quot;A Vencer&quot;)))">
            <text:p><text:s text:c="2"/></text:p>
          </table:table-cell>
          <table:table-cell table:style-name="ce41" table:formula="of:=IF([.H125]=&quot;&quot;;&quot;&quot;;[.H125]-[.C125])">
            <text:p/>
          </table:table-cell>
          <table:table-cell table:style-name="ce62" table:formula="of:=IF([.A125]=&quot;&quot;;&quot;&quot;;TEXT(DATE(YEAR([.A125]);MONTH([.A125]);DAY([.A125]));&quot;AAAA&quot;))">
            <text:p/>
          </table:table-cell>
          <table:table-cell table:style-name="ce62" table:formula="of:=IF([.D125]=&quot;&quot;;&quot;&quot;;TEXT(DATE(YEAR([.D125]);MONTH([.D125]);DAY([.D125]));&quot;AAAA&quot;))">
            <text:p/>
          </table:table-cell>
          <table:table-cell table:style-name="ce62" table:formula="of:=IF([.G125]=&quot;&quot;;&quot;&quot;;TEXT(DATE(YEAR([.G125]);MONTH([.G125]);DAY([.G125]));&quot;AAAA&quot;))">
            <text:p/>
          </table:table-cell>
          <table:table-cell table:style-name="ce62" table:formula="of:=IF([.A125]=&quot;&quot;;&quot;&quot;;TEXT(DATE(YEAR([.A125]);MONTH([.A125]);DAY([.A125]));&quot;MMM&quot;))">
            <text:p/>
          </table:table-cell>
          <table:table-cell table:style-name="ce62" table:formula="of:=IF([.D125]=&quot;&quot;;&quot;&quot;;TEXT(DATE(YEAR([.D125]);MONTH([.D125]);DAY([.D125]));&quot;MMM&quot;))">
            <text:p/>
          </table:table-cell>
          <table:table-cell table:style-name="ce62" table:formula="of:=IF([.G125]=&quot;&quot;;&quot;&quot;;TEXT(DATE(YEAR([.G125]);MONTH([.G125]);DAY([.G125]));&quot;MMM&quot;))">
            <text:p/>
          </table:table-cell>
          <table:table-cell table:style-name="ce70" table:formula="of:=IF([.D125]=&quot;&quot;;&quot;&quot;;TEXT(DATE(YEAR([.D125]);MONTH([.D125]);DAY([.D12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6]=&quot;&quot;;&quot;&quot;;VLOOKUP([.K126];[Contas.$A$1:.$C$54];2;0))">
            <text:p><text:s text:c="2"/></text:p>
          </table:table-cell>
          <table:table-cell table:style-name="ce15" table:formula="of:=IF([.K126]=&quot;&quot;;&quot;&quot;;VLOOKUP([.K126];[Contas.$A$1:.$C$54];3;0))">
            <text:p><text:s text:c="2"/></text:p>
          </table:table-cell>
          <table:table-cell table:style-name="ce16" table:formula="of:=IF([.G126]&lt;&gt;&quot;&quot;;&quot;Pago&quot;;IF(AND([.G126]=&quot;&quot;;[.E126]&lt;&gt;&quot;&quot;;[.F126]&lt;&gt;&quot;&quot;;TODAY()&gt;=[.D126]);&quot;Vencido&quot;;IF(AND([.E126]=&quot;&quot;;[.F126]=&quot;&quot;;[.G126]=&quot;&quot;;[.H126]=&quot;&quot;);&quot;&quot;;&quot;A Vencer&quot;)))">
            <text:p><text:s text:c="2"/></text:p>
          </table:table-cell>
          <table:table-cell table:style-name="ce41" table:formula="of:=IF([.H126]=&quot;&quot;;&quot;&quot;;[.H126]-[.C126])">
            <text:p/>
          </table:table-cell>
          <table:table-cell table:style-name="ce62" table:formula="of:=IF([.A126]=&quot;&quot;;&quot;&quot;;TEXT(DATE(YEAR([.A126]);MONTH([.A126]);DAY([.A126]));&quot;AAAA&quot;))">
            <text:p/>
          </table:table-cell>
          <table:table-cell table:style-name="ce62" table:formula="of:=IF([.D126]=&quot;&quot;;&quot;&quot;;TEXT(DATE(YEAR([.D126]);MONTH([.D126]);DAY([.D126]));&quot;AAAA&quot;))">
            <text:p/>
          </table:table-cell>
          <table:table-cell table:style-name="ce62" table:formula="of:=IF([.G126]=&quot;&quot;;&quot;&quot;;TEXT(DATE(YEAR([.G126]);MONTH([.G126]);DAY([.G126]));&quot;AAAA&quot;))">
            <text:p/>
          </table:table-cell>
          <table:table-cell table:style-name="ce62" table:formula="of:=IF([.A126]=&quot;&quot;;&quot;&quot;;TEXT(DATE(YEAR([.A126]);MONTH([.A126]);DAY([.A126]));&quot;MMM&quot;))">
            <text:p/>
          </table:table-cell>
          <table:table-cell table:style-name="ce62" table:formula="of:=IF([.D126]=&quot;&quot;;&quot;&quot;;TEXT(DATE(YEAR([.D126]);MONTH([.D126]);DAY([.D126]));&quot;MMM&quot;))">
            <text:p/>
          </table:table-cell>
          <table:table-cell table:style-name="ce62" table:formula="of:=IF([.G126]=&quot;&quot;;&quot;&quot;;TEXT(DATE(YEAR([.G126]);MONTH([.G126]);DAY([.G126]));&quot;MMM&quot;))">
            <text:p/>
          </table:table-cell>
          <table:table-cell table:style-name="ce70" table:formula="of:=IF([.D126]=&quot;&quot;;&quot;&quot;;TEXT(DATE(YEAR([.D126]);MONTH([.D126]);DAY([.D12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7]=&quot;&quot;;&quot;&quot;;VLOOKUP([.K127];[Contas.$A$1:.$C$54];2;0))">
            <text:p><text:s text:c="2"/></text:p>
          </table:table-cell>
          <table:table-cell table:style-name="ce15" table:formula="of:=IF([.K127]=&quot;&quot;;&quot;&quot;;VLOOKUP([.K127];[Contas.$A$1:.$C$54];3;0))">
            <text:p><text:s text:c="2"/></text:p>
          </table:table-cell>
          <table:table-cell table:style-name="ce16" table:formula="of:=IF([.G127]&lt;&gt;&quot;&quot;;&quot;Pago&quot;;IF(AND([.G127]=&quot;&quot;;[.E127]&lt;&gt;&quot;&quot;;[.F127]&lt;&gt;&quot;&quot;;TODAY()&gt;=[.D127]);&quot;Vencido&quot;;IF(AND([.E127]=&quot;&quot;;[.F127]=&quot;&quot;;[.G127]=&quot;&quot;;[.H127]=&quot;&quot;);&quot;&quot;;&quot;A Vencer&quot;)))">
            <text:p><text:s text:c="2"/></text:p>
          </table:table-cell>
          <table:table-cell table:style-name="ce41" table:formula="of:=IF([.H127]=&quot;&quot;;&quot;&quot;;[.H127]-[.C127])">
            <text:p/>
          </table:table-cell>
          <table:table-cell table:style-name="ce62" table:formula="of:=IF([.A127]=&quot;&quot;;&quot;&quot;;TEXT(DATE(YEAR([.A127]);MONTH([.A127]);DAY([.A127]));&quot;AAAA&quot;))">
            <text:p/>
          </table:table-cell>
          <table:table-cell table:style-name="ce62" table:formula="of:=IF([.D127]=&quot;&quot;;&quot;&quot;;TEXT(DATE(YEAR([.D127]);MONTH([.D127]);DAY([.D127]));&quot;AAAA&quot;))">
            <text:p/>
          </table:table-cell>
          <table:table-cell table:style-name="ce62" table:formula="of:=IF([.G127]=&quot;&quot;;&quot;&quot;;TEXT(DATE(YEAR([.G127]);MONTH([.G127]);DAY([.G127]));&quot;AAAA&quot;))">
            <text:p/>
          </table:table-cell>
          <table:table-cell table:style-name="ce62" table:formula="of:=IF([.A127]=&quot;&quot;;&quot;&quot;;TEXT(DATE(YEAR([.A127]);MONTH([.A127]);DAY([.A127]));&quot;MMM&quot;))">
            <text:p/>
          </table:table-cell>
          <table:table-cell table:style-name="ce62" table:formula="of:=IF([.D127]=&quot;&quot;;&quot;&quot;;TEXT(DATE(YEAR([.D127]);MONTH([.D127]);DAY([.D127]));&quot;MMM&quot;))">
            <text:p/>
          </table:table-cell>
          <table:table-cell table:style-name="ce62" table:formula="of:=IF([.G127]=&quot;&quot;;&quot;&quot;;TEXT(DATE(YEAR([.G127]);MONTH([.G127]);DAY([.G127]));&quot;MMM&quot;))">
            <text:p/>
          </table:table-cell>
          <table:table-cell table:style-name="ce70" table:formula="of:=IF([.D127]=&quot;&quot;;&quot;&quot;;TEXT(DATE(YEAR([.D127]);MONTH([.D127]);DAY([.D12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5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8]=&quot;&quot;;&quot;&quot;;VLOOKUP([.K128];[Contas.$A$1:.$C$54];2;0))">
            <text:p><text:s text:c="2"/></text:p>
          </table:table-cell>
          <table:table-cell table:style-name="ce15" table:formula="of:=IF([.K128]=&quot;&quot;;&quot;&quot;;VLOOKUP([.K128];[Contas.$A$1:.$C$54];3;0))">
            <text:p><text:s text:c="2"/></text:p>
          </table:table-cell>
          <table:table-cell table:style-name="ce16" table:formula="of:=IF([.G128]&lt;&gt;&quot;&quot;;&quot;Pago&quot;;IF(AND([.G128]=&quot;&quot;;[.E128]&lt;&gt;&quot;&quot;;[.F128]&lt;&gt;&quot;&quot;;TODAY()&gt;=[.D128]);&quot;Vencido&quot;;IF(AND([.E128]=&quot;&quot;;[.F128]=&quot;&quot;;[.G128]=&quot;&quot;;[.H128]=&quot;&quot;);&quot;&quot;;&quot;A Vencer&quot;)))">
            <text:p><text:s text:c="2"/></text:p>
          </table:table-cell>
          <table:table-cell table:style-name="ce41" table:formula="of:=IF([.H128]=&quot;&quot;;&quot;&quot;;[.H128]-[.C128])">
            <text:p/>
          </table:table-cell>
          <table:table-cell table:style-name="ce62" table:formula="of:=IF([.A128]=&quot;&quot;;&quot;&quot;;TEXT(DATE(YEAR([.A128]);MONTH([.A128]);DAY([.A128]));&quot;AAAA&quot;))">
            <text:p/>
          </table:table-cell>
          <table:table-cell table:style-name="ce62" table:formula="of:=IF([.D128]=&quot;&quot;;&quot;&quot;;TEXT(DATE(YEAR([.D128]);MONTH([.D128]);DAY([.D128]));&quot;AAAA&quot;))">
            <text:p/>
          </table:table-cell>
          <table:table-cell table:style-name="ce62" table:formula="of:=IF([.G128]=&quot;&quot;;&quot;&quot;;TEXT(DATE(YEAR([.G128]);MONTH([.G128]);DAY([.G128]));&quot;AAAA&quot;))">
            <text:p/>
          </table:table-cell>
          <table:table-cell table:style-name="ce62" table:formula="of:=IF([.A128]=&quot;&quot;;&quot;&quot;;TEXT(DATE(YEAR([.A128]);MONTH([.A128]);DAY([.A128]));&quot;MMM&quot;))">
            <text:p/>
          </table:table-cell>
          <table:table-cell table:style-name="ce62" table:formula="of:=IF([.D128]=&quot;&quot;;&quot;&quot;;TEXT(DATE(YEAR([.D128]);MONTH([.D128]);DAY([.D128]));&quot;MMM&quot;))">
            <text:p/>
          </table:table-cell>
          <table:table-cell table:style-name="ce62" table:formula="of:=IF([.G128]=&quot;&quot;;&quot;&quot;;TEXT(DATE(YEAR([.G128]);MONTH([.G128]);DAY([.G128]));&quot;MMM&quot;))">
            <text:p/>
          </table:table-cell>
          <table:table-cell table:style-name="ce70" table:formula="of:=IF([.D128]=&quot;&quot;;&quot;&quot;;TEXT(DATE(YEAR([.D128]);MONTH([.D128]);DAY([.D12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29]=&quot;&quot;;&quot;&quot;;VLOOKUP([.K129];[Contas.$A$1:.$C$54];2;0))">
            <text:p><text:s text:c="2"/></text:p>
          </table:table-cell>
          <table:table-cell table:style-name="ce15" table:formula="of:=IF([.K129]=&quot;&quot;;&quot;&quot;;VLOOKUP([.K129];[Contas.$A$1:.$C$54];3;0))">
            <text:p><text:s text:c="2"/></text:p>
          </table:table-cell>
          <table:table-cell table:style-name="ce16" table:formula="of:=IF([.G129]&lt;&gt;&quot;&quot;;&quot;Pago&quot;;IF(AND([.G129]=&quot;&quot;;[.E129]&lt;&gt;&quot;&quot;;[.F129]&lt;&gt;&quot;&quot;;TODAY()&gt;=[.D129]);&quot;Vencido&quot;;IF(AND([.E129]=&quot;&quot;;[.F129]=&quot;&quot;;[.G129]=&quot;&quot;;[.H129]=&quot;&quot;);&quot;&quot;;&quot;A Vencer&quot;)))">
            <text:p><text:s text:c="2"/></text:p>
          </table:table-cell>
          <table:table-cell table:style-name="ce41" table:formula="of:=IF([.H129]=&quot;&quot;;&quot;&quot;;[.H129]-[.C129])">
            <text:p/>
          </table:table-cell>
          <table:table-cell table:style-name="ce62" table:formula="of:=IF([.A129]=&quot;&quot;;&quot;&quot;;TEXT(DATE(YEAR([.A129]);MONTH([.A129]);DAY([.A129]));&quot;AAAA&quot;))">
            <text:p/>
          </table:table-cell>
          <table:table-cell table:style-name="ce62" table:formula="of:=IF([.D129]=&quot;&quot;;&quot;&quot;;TEXT(DATE(YEAR([.D129]);MONTH([.D129]);DAY([.D129]));&quot;AAAA&quot;))">
            <text:p/>
          </table:table-cell>
          <table:table-cell table:style-name="ce62" table:formula="of:=IF([.G129]=&quot;&quot;;&quot;&quot;;TEXT(DATE(YEAR([.G129]);MONTH([.G129]);DAY([.G129]));&quot;AAAA&quot;))">
            <text:p/>
          </table:table-cell>
          <table:table-cell table:style-name="ce62" table:formula="of:=IF([.A129]=&quot;&quot;;&quot;&quot;;TEXT(DATE(YEAR([.A129]);MONTH([.A129]);DAY([.A129]));&quot;MMM&quot;))">
            <text:p/>
          </table:table-cell>
          <table:table-cell table:style-name="ce62" table:formula="of:=IF([.D129]=&quot;&quot;;&quot;&quot;;TEXT(DATE(YEAR([.D129]);MONTH([.D129]);DAY([.D129]));&quot;MMM&quot;))">
            <text:p/>
          </table:table-cell>
          <table:table-cell table:style-name="ce62" table:formula="of:=IF([.G129]=&quot;&quot;;&quot;&quot;;TEXT(DATE(YEAR([.G129]);MONTH([.G129]);DAY([.G129]));&quot;MMM&quot;))">
            <text:p/>
          </table:table-cell>
          <table:table-cell table:style-name="ce70" table:formula="of:=IF([.D129]=&quot;&quot;;&quot;&quot;;TEXT(DATE(YEAR([.D129]);MONTH([.D129]);DAY([.D12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45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0]=&quot;&quot;;&quot;&quot;;VLOOKUP([.K130];[Contas.$A$1:.$C$54];2;0))">
            <text:p><text:s text:c="2"/></text:p>
          </table:table-cell>
          <table:table-cell table:style-name="ce15" table:formula="of:=IF([.K130]=&quot;&quot;;&quot;&quot;;VLOOKUP([.K130];[Contas.$A$1:.$C$54];3;0))">
            <text:p><text:s text:c="2"/></text:p>
          </table:table-cell>
          <table:table-cell table:style-name="ce16" table:formula="of:=IF([.G130]&lt;&gt;&quot;&quot;;&quot;Pago&quot;;IF(AND([.G130]=&quot;&quot;;[.E130]&lt;&gt;&quot;&quot;;[.F130]&lt;&gt;&quot;&quot;;TODAY()&gt;=[.D130]);&quot;Vencido&quot;;IF(AND([.E130]=&quot;&quot;;[.F130]=&quot;&quot;;[.G130]=&quot;&quot;;[.H130]=&quot;&quot;);&quot;&quot;;&quot;A Vencer&quot;)))">
            <text:p><text:s text:c="2"/></text:p>
          </table:table-cell>
          <table:table-cell table:style-name="ce41" table:formula="of:=IF([.H130]=&quot;&quot;;&quot;&quot;;[.H130]-[.C130])">
            <text:p/>
          </table:table-cell>
          <table:table-cell table:style-name="ce62" table:formula="of:=IF([.A130]=&quot;&quot;;&quot;&quot;;TEXT(DATE(YEAR([.A130]);MONTH([.A130]);DAY([.A130]));&quot;AAAA&quot;))">
            <text:p/>
          </table:table-cell>
          <table:table-cell table:style-name="ce62" table:formula="of:=IF([.D130]=&quot;&quot;;&quot;&quot;;TEXT(DATE(YEAR([.D130]);MONTH([.D130]);DAY([.D130]));&quot;AAAA&quot;))">
            <text:p/>
          </table:table-cell>
          <table:table-cell table:style-name="ce62" table:formula="of:=IF([.G130]=&quot;&quot;;&quot;&quot;;TEXT(DATE(YEAR([.G130]);MONTH([.G130]);DAY([.G130]));&quot;AAAA&quot;))">
            <text:p/>
          </table:table-cell>
          <table:table-cell table:style-name="ce62" table:formula="of:=IF([.A130]=&quot;&quot;;&quot;&quot;;TEXT(DATE(YEAR([.A130]);MONTH([.A130]);DAY([.A130]));&quot;MMM&quot;))">
            <text:p/>
          </table:table-cell>
          <table:table-cell table:style-name="ce62" table:formula="of:=IF([.D130]=&quot;&quot;;&quot;&quot;;TEXT(DATE(YEAR([.D130]);MONTH([.D130]);DAY([.D130]));&quot;MMM&quot;))">
            <text:p/>
          </table:table-cell>
          <table:table-cell table:style-name="ce62" table:formula="of:=IF([.G130]=&quot;&quot;;&quot;&quot;;TEXT(DATE(YEAR([.G130]);MONTH([.G130]);DAY([.G130]));&quot;MMM&quot;))">
            <text:p/>
          </table:table-cell>
          <table:table-cell table:style-name="ce70" table:formula="of:=IF([.D130]=&quot;&quot;;&quot;&quot;;TEXT(DATE(YEAR([.D130]);MONTH([.D130]);DAY([.D13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1]=&quot;&quot;;&quot;&quot;;VLOOKUP([.K131];[Contas.$A$1:.$C$54];2;0))">
            <text:p><text:s text:c="2"/></text:p>
          </table:table-cell>
          <table:table-cell table:style-name="ce15" table:formula="of:=IF([.K131]=&quot;&quot;;&quot;&quot;;VLOOKUP([.K131];[Contas.$A$1:.$C$54];3;0))">
            <text:p><text:s text:c="2"/></text:p>
          </table:table-cell>
          <table:table-cell table:style-name="ce16" table:formula="of:=IF([.G131]&lt;&gt;&quot;&quot;;&quot;Pago&quot;;IF(AND([.G131]=&quot;&quot;;[.E131]&lt;&gt;&quot;&quot;;[.F131]&lt;&gt;&quot;&quot;;TODAY()&gt;=[.D131]);&quot;Vencido&quot;;IF(AND([.E131]=&quot;&quot;;[.F131]=&quot;&quot;;[.G131]=&quot;&quot;;[.H131]=&quot;&quot;);&quot;&quot;;&quot;A Vencer&quot;)))">
            <text:p><text:s text:c="2"/></text:p>
          </table:table-cell>
          <table:table-cell table:style-name="ce41" table:formula="of:=IF([.H131]=&quot;&quot;;&quot;&quot;;[.H131]-[.C131])">
            <text:p/>
          </table:table-cell>
          <table:table-cell table:style-name="ce62" table:formula="of:=IF([.A131]=&quot;&quot;;&quot;&quot;;TEXT(DATE(YEAR([.A131]);MONTH([.A131]);DAY([.A131]));&quot;AAAA&quot;))">
            <text:p/>
          </table:table-cell>
          <table:table-cell table:style-name="ce62" table:formula="of:=IF([.D131]=&quot;&quot;;&quot;&quot;;TEXT(DATE(YEAR([.D131]);MONTH([.D131]);DAY([.D131]));&quot;AAAA&quot;))">
            <text:p/>
          </table:table-cell>
          <table:table-cell table:style-name="ce62" table:formula="of:=IF([.G131]=&quot;&quot;;&quot;&quot;;TEXT(DATE(YEAR([.G131]);MONTH([.G131]);DAY([.G131]));&quot;AAAA&quot;))">
            <text:p/>
          </table:table-cell>
          <table:table-cell table:style-name="ce62" table:formula="of:=IF([.A131]=&quot;&quot;;&quot;&quot;;TEXT(DATE(YEAR([.A131]);MONTH([.A131]);DAY([.A131]));&quot;MMM&quot;))">
            <text:p/>
          </table:table-cell>
          <table:table-cell table:style-name="ce62" table:formula="of:=IF([.D131]=&quot;&quot;;&quot;&quot;;TEXT(DATE(YEAR([.D131]);MONTH([.D131]);DAY([.D131]));&quot;MMM&quot;))">
            <text:p/>
          </table:table-cell>
          <table:table-cell table:style-name="ce62" table:formula="of:=IF([.G131]=&quot;&quot;;&quot;&quot;;TEXT(DATE(YEAR([.G131]);MONTH([.G131]);DAY([.G131]));&quot;MMM&quot;))">
            <text:p/>
          </table:table-cell>
          <table:table-cell table:style-name="ce70" table:formula="of:=IF([.D131]=&quot;&quot;;&quot;&quot;;TEXT(DATE(YEAR([.D131]);MONTH([.D131]);DAY([.D13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2]=&quot;&quot;;&quot;&quot;;VLOOKUP([.K132];[Contas.$A$1:.$C$54];2;0))">
            <text:p><text:s text:c="2"/></text:p>
          </table:table-cell>
          <table:table-cell table:style-name="ce15" table:formula="of:=IF([.K132]=&quot;&quot;;&quot;&quot;;VLOOKUP([.K132];[Contas.$A$1:.$C$54];3;0))">
            <text:p><text:s text:c="2"/></text:p>
          </table:table-cell>
          <table:table-cell table:style-name="ce16" table:formula="of:=IF([.G132]&lt;&gt;&quot;&quot;;&quot;Pago&quot;;IF(AND([.G132]=&quot;&quot;;[.E132]&lt;&gt;&quot;&quot;;[.F132]&lt;&gt;&quot;&quot;;TODAY()&gt;=[.D132]);&quot;Vencido&quot;;IF(AND([.E132]=&quot;&quot;;[.F132]=&quot;&quot;;[.G132]=&quot;&quot;;[.H132]=&quot;&quot;);&quot;&quot;;&quot;A Vencer&quot;)))">
            <text:p><text:s text:c="2"/></text:p>
          </table:table-cell>
          <table:table-cell table:style-name="ce41" table:formula="of:=IF([.H132]=&quot;&quot;;&quot;&quot;;[.H132]-[.C132])">
            <text:p/>
          </table:table-cell>
          <table:table-cell table:style-name="ce62" table:formula="of:=IF([.A132]=&quot;&quot;;&quot;&quot;;TEXT(DATE(YEAR([.A132]);MONTH([.A132]);DAY([.A132]));&quot;AAAA&quot;))">
            <text:p/>
          </table:table-cell>
          <table:table-cell table:style-name="ce62" table:formula="of:=IF([.D132]=&quot;&quot;;&quot;&quot;;TEXT(DATE(YEAR([.D132]);MONTH([.D132]);DAY([.D132]));&quot;AAAA&quot;))">
            <text:p/>
          </table:table-cell>
          <table:table-cell table:style-name="ce62" table:formula="of:=IF([.G132]=&quot;&quot;;&quot;&quot;;TEXT(DATE(YEAR([.G132]);MONTH([.G132]);DAY([.G132]));&quot;AAAA&quot;))">
            <text:p/>
          </table:table-cell>
          <table:table-cell table:style-name="ce62" table:formula="of:=IF([.A132]=&quot;&quot;;&quot;&quot;;TEXT(DATE(YEAR([.A132]);MONTH([.A132]);DAY([.A132]));&quot;MMM&quot;))">
            <text:p/>
          </table:table-cell>
          <table:table-cell table:style-name="ce62" table:formula="of:=IF([.D132]=&quot;&quot;;&quot;&quot;;TEXT(DATE(YEAR([.D132]);MONTH([.D132]);DAY([.D132]));&quot;MMM&quot;))">
            <text:p/>
          </table:table-cell>
          <table:table-cell table:style-name="ce62" table:formula="of:=IF([.G132]=&quot;&quot;;&quot;&quot;;TEXT(DATE(YEAR([.G132]);MONTH([.G132]);DAY([.G132]));&quot;MMM&quot;))">
            <text:p/>
          </table:table-cell>
          <table:table-cell table:style-name="ce70" table:formula="of:=IF([.D132]=&quot;&quot;;&quot;&quot;;TEXT(DATE(YEAR([.D132]);MONTH([.D132]);DAY([.D13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3]=&quot;&quot;;&quot;&quot;;VLOOKUP([.K133];[Contas.$A$1:.$C$54];2;0))">
            <text:p><text:s text:c="2"/></text:p>
          </table:table-cell>
          <table:table-cell table:style-name="ce15" table:formula="of:=IF([.K133]=&quot;&quot;;&quot;&quot;;VLOOKUP([.K133];[Contas.$A$1:.$C$54];3;0))">
            <text:p><text:s text:c="2"/></text:p>
          </table:table-cell>
          <table:table-cell table:style-name="ce16" table:formula="of:=IF([.G133]&lt;&gt;&quot;&quot;;&quot;Pago&quot;;IF(AND([.G133]=&quot;&quot;;[.E133]&lt;&gt;&quot;&quot;;[.F133]&lt;&gt;&quot;&quot;;TODAY()&gt;=[.D133]);&quot;Vencido&quot;;IF(AND([.E133]=&quot;&quot;;[.F133]=&quot;&quot;;[.G133]=&quot;&quot;;[.H133]=&quot;&quot;);&quot;&quot;;&quot;A Vencer&quot;)))">
            <text:p><text:s text:c="2"/></text:p>
          </table:table-cell>
          <table:table-cell table:style-name="ce41" table:formula="of:=IF([.H133]=&quot;&quot;;&quot;&quot;;[.H133]-[.C133])">
            <text:p/>
          </table:table-cell>
          <table:table-cell table:style-name="ce62" table:formula="of:=IF([.A133]=&quot;&quot;;&quot;&quot;;TEXT(DATE(YEAR([.A133]);MONTH([.A133]);DAY([.A133]));&quot;AAAA&quot;))">
            <text:p/>
          </table:table-cell>
          <table:table-cell table:style-name="ce62" table:formula="of:=IF([.D133]=&quot;&quot;;&quot;&quot;;TEXT(DATE(YEAR([.D133]);MONTH([.D133]);DAY([.D133]));&quot;AAAA&quot;))">
            <text:p/>
          </table:table-cell>
          <table:table-cell table:style-name="ce62" table:formula="of:=IF([.G133]=&quot;&quot;;&quot;&quot;;TEXT(DATE(YEAR([.G133]);MONTH([.G133]);DAY([.G133]));&quot;AAAA&quot;))">
            <text:p/>
          </table:table-cell>
          <table:table-cell table:style-name="ce62" table:formula="of:=IF([.A133]=&quot;&quot;;&quot;&quot;;TEXT(DATE(YEAR([.A133]);MONTH([.A133]);DAY([.A133]));&quot;MMM&quot;))">
            <text:p/>
          </table:table-cell>
          <table:table-cell table:style-name="ce62" table:formula="of:=IF([.D133]=&quot;&quot;;&quot;&quot;;TEXT(DATE(YEAR([.D133]);MONTH([.D133]);DAY([.D133]));&quot;MMM&quot;))">
            <text:p/>
          </table:table-cell>
          <table:table-cell table:style-name="ce62" table:formula="of:=IF([.G133]=&quot;&quot;;&quot;&quot;;TEXT(DATE(YEAR([.G133]);MONTH([.G133]);DAY([.G133]));&quot;MMM&quot;))">
            <text:p/>
          </table:table-cell>
          <table:table-cell table:style-name="ce70" table:formula="of:=IF([.D133]=&quot;&quot;;&quot;&quot;;TEXT(DATE(YEAR([.D133]);MONTH([.D133]);DAY([.D13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4]=&quot;&quot;;&quot;&quot;;VLOOKUP([.K134];[Contas.$A$1:.$C$54];2;0))">
            <text:p><text:s text:c="2"/></text:p>
          </table:table-cell>
          <table:table-cell table:style-name="ce15" table:formula="of:=IF([.K134]=&quot;&quot;;&quot;&quot;;VLOOKUP([.K134];[Contas.$A$1:.$C$54];3;0))">
            <text:p><text:s text:c="2"/></text:p>
          </table:table-cell>
          <table:table-cell table:style-name="ce16" table:formula="of:=IF([.G134]&lt;&gt;&quot;&quot;;&quot;Pago&quot;;IF(AND([.G134]=&quot;&quot;;[.E134]&lt;&gt;&quot;&quot;;[.F134]&lt;&gt;&quot;&quot;;TODAY()&gt;=[.D134]);&quot;Vencido&quot;;IF(AND([.E134]=&quot;&quot;;[.F134]=&quot;&quot;;[.G134]=&quot;&quot;;[.H134]=&quot;&quot;);&quot;&quot;;&quot;A Vencer&quot;)))">
            <text:p><text:s text:c="2"/></text:p>
          </table:table-cell>
          <table:table-cell table:style-name="ce41" table:formula="of:=IF([.H134]=&quot;&quot;;&quot;&quot;;[.H134]-[.C134])">
            <text:p/>
          </table:table-cell>
          <table:table-cell table:style-name="ce62" table:formula="of:=IF([.A134]=&quot;&quot;;&quot;&quot;;TEXT(DATE(YEAR([.A134]);MONTH([.A134]);DAY([.A134]));&quot;AAAA&quot;))">
            <text:p/>
          </table:table-cell>
          <table:table-cell table:style-name="ce62" table:formula="of:=IF([.D134]=&quot;&quot;;&quot;&quot;;TEXT(DATE(YEAR([.D134]);MONTH([.D134]);DAY([.D134]));&quot;AAAA&quot;))">
            <text:p/>
          </table:table-cell>
          <table:table-cell table:style-name="ce62" table:formula="of:=IF([.G134]=&quot;&quot;;&quot;&quot;;TEXT(DATE(YEAR([.G134]);MONTH([.G134]);DAY([.G134]));&quot;AAAA&quot;))">
            <text:p/>
          </table:table-cell>
          <table:table-cell table:style-name="ce62" table:formula="of:=IF([.A134]=&quot;&quot;;&quot;&quot;;TEXT(DATE(YEAR([.A134]);MONTH([.A134]);DAY([.A134]));&quot;MMM&quot;))">
            <text:p/>
          </table:table-cell>
          <table:table-cell table:style-name="ce62" table:formula="of:=IF([.D134]=&quot;&quot;;&quot;&quot;;TEXT(DATE(YEAR([.D134]);MONTH([.D134]);DAY([.D134]));&quot;MMM&quot;))">
            <text:p/>
          </table:table-cell>
          <table:table-cell table:style-name="ce62" table:formula="of:=IF([.G134]=&quot;&quot;;&quot;&quot;;TEXT(DATE(YEAR([.G134]);MONTH([.G134]);DAY([.G134]));&quot;MMM&quot;))">
            <text:p/>
          </table:table-cell>
          <table:table-cell table:style-name="ce70" table:formula="of:=IF([.D134]=&quot;&quot;;&quot;&quot;;TEXT(DATE(YEAR([.D134]);MONTH([.D134]);DAY([.D13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5]=&quot;&quot;;&quot;&quot;;VLOOKUP([.K135];[Contas.$A$1:.$C$54];2;0))">
            <text:p><text:s text:c="2"/></text:p>
          </table:table-cell>
          <table:table-cell table:style-name="ce15" table:formula="of:=IF([.K135]=&quot;&quot;;&quot;&quot;;VLOOKUP([.K135];[Contas.$A$1:.$C$54];3;0))">
            <text:p><text:s text:c="2"/></text:p>
          </table:table-cell>
          <table:table-cell table:style-name="ce16" table:formula="of:=IF([.G135]&lt;&gt;&quot;&quot;;&quot;Pago&quot;;IF(AND([.G135]=&quot;&quot;;[.E135]&lt;&gt;&quot;&quot;;[.F135]&lt;&gt;&quot;&quot;;TODAY()&gt;=[.D135]);&quot;Vencido&quot;;IF(AND([.E135]=&quot;&quot;;[.F135]=&quot;&quot;;[.G135]=&quot;&quot;;[.H135]=&quot;&quot;);&quot;&quot;;&quot;A Vencer&quot;)))">
            <text:p><text:s text:c="2"/></text:p>
          </table:table-cell>
          <table:table-cell table:style-name="ce41" table:formula="of:=IF([.H135]=&quot;&quot;;&quot;&quot;;[.H135]-[.C135])">
            <text:p/>
          </table:table-cell>
          <table:table-cell table:style-name="ce62" table:formula="of:=IF([.A135]=&quot;&quot;;&quot;&quot;;TEXT(DATE(YEAR([.A135]);MONTH([.A135]);DAY([.A135]));&quot;AAAA&quot;))">
            <text:p/>
          </table:table-cell>
          <table:table-cell table:style-name="ce62" table:formula="of:=IF([.D135]=&quot;&quot;;&quot;&quot;;TEXT(DATE(YEAR([.D135]);MONTH([.D135]);DAY([.D135]));&quot;AAAA&quot;))">
            <text:p/>
          </table:table-cell>
          <table:table-cell table:style-name="ce62" table:formula="of:=IF([.G135]=&quot;&quot;;&quot;&quot;;TEXT(DATE(YEAR([.G135]);MONTH([.G135]);DAY([.G135]));&quot;AAAA&quot;))">
            <text:p/>
          </table:table-cell>
          <table:table-cell table:style-name="ce62" table:formula="of:=IF([.A135]=&quot;&quot;;&quot;&quot;;TEXT(DATE(YEAR([.A135]);MONTH([.A135]);DAY([.A135]));&quot;MMM&quot;))">
            <text:p/>
          </table:table-cell>
          <table:table-cell table:style-name="ce62" table:formula="of:=IF([.D135]=&quot;&quot;;&quot;&quot;;TEXT(DATE(YEAR([.D135]);MONTH([.D135]);DAY([.D135]));&quot;MMM&quot;))">
            <text:p/>
          </table:table-cell>
          <table:table-cell table:style-name="ce62" table:formula="of:=IF([.G135]=&quot;&quot;;&quot;&quot;;TEXT(DATE(YEAR([.G135]);MONTH([.G135]);DAY([.G135]));&quot;MMM&quot;))">
            <text:p/>
          </table:table-cell>
          <table:table-cell table:style-name="ce70" table:formula="of:=IF([.D135]=&quot;&quot;;&quot;&quot;;TEXT(DATE(YEAR([.D135]);MONTH([.D135]);DAY([.D13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6]=&quot;&quot;;&quot;&quot;;VLOOKUP([.K136];[Contas.$A$1:.$C$54];2;0))">
            <text:p><text:s text:c="2"/></text:p>
          </table:table-cell>
          <table:table-cell table:style-name="ce15" table:formula="of:=IF([.K136]=&quot;&quot;;&quot;&quot;;VLOOKUP([.K136];[Contas.$A$1:.$C$54];3;0))">
            <text:p><text:s text:c="2"/></text:p>
          </table:table-cell>
          <table:table-cell table:style-name="ce16" table:formula="of:=IF([.G136]&lt;&gt;&quot;&quot;;&quot;Pago&quot;;IF(AND([.G136]=&quot;&quot;;[.E136]&lt;&gt;&quot;&quot;;[.F136]&lt;&gt;&quot;&quot;;TODAY()&gt;=[.D136]);&quot;Vencido&quot;;IF(AND([.E136]=&quot;&quot;;[.F136]=&quot;&quot;;[.G136]=&quot;&quot;;[.H136]=&quot;&quot;);&quot;&quot;;&quot;A Vencer&quot;)))">
            <text:p><text:s text:c="2"/></text:p>
          </table:table-cell>
          <table:table-cell table:style-name="ce41" table:formula="of:=IF([.H136]=&quot;&quot;;&quot;&quot;;[.H136]-[.C136])">
            <text:p/>
          </table:table-cell>
          <table:table-cell table:style-name="ce62" table:formula="of:=IF([.A136]=&quot;&quot;;&quot;&quot;;TEXT(DATE(YEAR([.A136]);MONTH([.A136]);DAY([.A136]));&quot;AAAA&quot;))">
            <text:p/>
          </table:table-cell>
          <table:table-cell table:style-name="ce62" table:formula="of:=IF([.D136]=&quot;&quot;;&quot;&quot;;TEXT(DATE(YEAR([.D136]);MONTH([.D136]);DAY([.D136]));&quot;AAAA&quot;))">
            <text:p/>
          </table:table-cell>
          <table:table-cell table:style-name="ce62" table:formula="of:=IF([.G136]=&quot;&quot;;&quot;&quot;;TEXT(DATE(YEAR([.G136]);MONTH([.G136]);DAY([.G136]));&quot;AAAA&quot;))">
            <text:p/>
          </table:table-cell>
          <table:table-cell table:style-name="ce62" table:formula="of:=IF([.A136]=&quot;&quot;;&quot;&quot;;TEXT(DATE(YEAR([.A136]);MONTH([.A136]);DAY([.A136]));&quot;MMM&quot;))">
            <text:p/>
          </table:table-cell>
          <table:table-cell table:style-name="ce62" table:formula="of:=IF([.D136]=&quot;&quot;;&quot;&quot;;TEXT(DATE(YEAR([.D136]);MONTH([.D136]);DAY([.D136]));&quot;MMM&quot;))">
            <text:p/>
          </table:table-cell>
          <table:table-cell table:style-name="ce62" table:formula="of:=IF([.G136]=&quot;&quot;;&quot;&quot;;TEXT(DATE(YEAR([.G136]);MONTH([.G136]);DAY([.G136]));&quot;MMM&quot;))">
            <text:p/>
          </table:table-cell>
          <table:table-cell table:style-name="ce70" table:formula="of:=IF([.D136]=&quot;&quot;;&quot;&quot;;TEXT(DATE(YEAR([.D136]);MONTH([.D136]);DAY([.D13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7]=&quot;&quot;;&quot;&quot;;VLOOKUP([.K137];[Contas.$A$1:.$C$54];2;0))">
            <text:p><text:s text:c="2"/></text:p>
          </table:table-cell>
          <table:table-cell table:style-name="ce15" table:formula="of:=IF([.K137]=&quot;&quot;;&quot;&quot;;VLOOKUP([.K137];[Contas.$A$1:.$C$54];3;0))">
            <text:p><text:s text:c="2"/></text:p>
          </table:table-cell>
          <table:table-cell table:style-name="ce16" table:formula="of:=IF([.G137]&lt;&gt;&quot;&quot;;&quot;Pago&quot;;IF(AND([.G137]=&quot;&quot;;[.E137]&lt;&gt;&quot;&quot;;[.F137]&lt;&gt;&quot;&quot;;TODAY()&gt;=[.D137]);&quot;Vencido&quot;;IF(AND([.E137]=&quot;&quot;;[.F137]=&quot;&quot;;[.G137]=&quot;&quot;;[.H137]=&quot;&quot;);&quot;&quot;;&quot;A Vencer&quot;)))">
            <text:p><text:s text:c="2"/></text:p>
          </table:table-cell>
          <table:table-cell table:style-name="ce41" table:formula="of:=IF([.H137]=&quot;&quot;;&quot;&quot;;[.H137]-[.C137])">
            <text:p/>
          </table:table-cell>
          <table:table-cell table:style-name="ce62" table:formula="of:=IF([.A137]=&quot;&quot;;&quot;&quot;;TEXT(DATE(YEAR([.A137]);MONTH([.A137]);DAY([.A137]));&quot;AAAA&quot;))">
            <text:p/>
          </table:table-cell>
          <table:table-cell table:style-name="ce62" table:formula="of:=IF([.D137]=&quot;&quot;;&quot;&quot;;TEXT(DATE(YEAR([.D137]);MONTH([.D137]);DAY([.D137]));&quot;AAAA&quot;))">
            <text:p/>
          </table:table-cell>
          <table:table-cell table:style-name="ce62" table:formula="of:=IF([.G137]=&quot;&quot;;&quot;&quot;;TEXT(DATE(YEAR([.G137]);MONTH([.G137]);DAY([.G137]));&quot;AAAA&quot;))">
            <text:p/>
          </table:table-cell>
          <table:table-cell table:style-name="ce62" table:formula="of:=IF([.A137]=&quot;&quot;;&quot;&quot;;TEXT(DATE(YEAR([.A137]);MONTH([.A137]);DAY([.A137]));&quot;MMM&quot;))">
            <text:p/>
          </table:table-cell>
          <table:table-cell table:style-name="ce62" table:formula="of:=IF([.D137]=&quot;&quot;;&quot;&quot;;TEXT(DATE(YEAR([.D137]);MONTH([.D137]);DAY([.D137]));&quot;MMM&quot;))">
            <text:p/>
          </table:table-cell>
          <table:table-cell table:style-name="ce62" table:formula="of:=IF([.G137]=&quot;&quot;;&quot;&quot;;TEXT(DATE(YEAR([.G137]);MONTH([.G137]);DAY([.G137]));&quot;MMM&quot;))">
            <text:p/>
          </table:table-cell>
          <table:table-cell table:style-name="ce70" table:formula="of:=IF([.D137]=&quot;&quot;;&quot;&quot;;TEXT(DATE(YEAR([.D137]);MONTH([.D137]);DAY([.D137]));&quot;MMM/AA&quot;))">
            <text:p/>
          </table:table-cell>
          <table:table-cell table:number-columns-repeated="1002"/>
        </table:table-row>
        <table:table-row table:style-name="ro2">
          <table:table-cell table:style-name="ce8"/>
          <table:table-cell table:style-name="ce26"/>
          <table:table-cell table:style-name="ce34"/>
          <table:table-cell table:style-name="ce8"/>
          <table:table-cell table:style-name="ce46" table:number-columns-repeated="2"/>
          <table:table-cell table:style-name="ce8"/>
          <table:table-cell table:style-name="ce3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8]=&quot;&quot;;&quot;&quot;;VLOOKUP([.K138];[Contas.$A$1:.$C$54];2;0))">
            <text:p><text:s text:c="2"/></text:p>
          </table:table-cell>
          <table:table-cell table:style-name="ce15" table:formula="of:=IF([.K138]=&quot;&quot;;&quot;&quot;;VLOOKUP([.K138];[Contas.$A$1:.$C$54];3;0))">
            <text:p><text:s text:c="2"/></text:p>
          </table:table-cell>
          <table:table-cell table:style-name="ce16" table:formula="of:=IF([.G138]&lt;&gt;&quot;&quot;;&quot;Pago&quot;;IF(AND([.G138]=&quot;&quot;;[.E138]&lt;&gt;&quot;&quot;;[.F138]&lt;&gt;&quot;&quot;;TODAY()&gt;=[.D138]);&quot;Vencido&quot;;IF(AND([.E138]=&quot;&quot;;[.F138]=&quot;&quot;;[.G138]=&quot;&quot;;[.H138]=&quot;&quot;);&quot;&quot;;&quot;A Vencer&quot;)))">
            <text:p><text:s text:c="2"/></text:p>
          </table:table-cell>
          <table:table-cell table:style-name="ce41" table:formula="of:=IF([.H138]=&quot;&quot;;&quot;&quot;;[.H138]-[.C138])">
            <text:p/>
          </table:table-cell>
          <table:table-cell table:style-name="ce62" table:formula="of:=IF([.A138]=&quot;&quot;;&quot;&quot;;TEXT(DATE(YEAR([.A138]);MONTH([.A138]);DAY([.A138]));&quot;AAAA&quot;))">
            <text:p/>
          </table:table-cell>
          <table:table-cell table:style-name="ce62" table:formula="of:=IF([.D138]=&quot;&quot;;&quot;&quot;;TEXT(DATE(YEAR([.D138]);MONTH([.D138]);DAY([.D138]));&quot;AAAA&quot;))">
            <text:p/>
          </table:table-cell>
          <table:table-cell table:style-name="ce62" table:formula="of:=IF([.G138]=&quot;&quot;;&quot;&quot;;TEXT(DATE(YEAR([.G138]);MONTH([.G138]);DAY([.G138]));&quot;AAAA&quot;))">
            <text:p/>
          </table:table-cell>
          <table:table-cell table:style-name="ce62" table:formula="of:=IF([.A138]=&quot;&quot;;&quot;&quot;;TEXT(DATE(YEAR([.A138]);MONTH([.A138]);DAY([.A138]));&quot;MMM&quot;))">
            <text:p/>
          </table:table-cell>
          <table:table-cell table:style-name="ce62" table:formula="of:=IF([.D138]=&quot;&quot;;&quot;&quot;;TEXT(DATE(YEAR([.D138]);MONTH([.D138]);DAY([.D138]));&quot;MMM&quot;))">
            <text:p/>
          </table:table-cell>
          <table:table-cell table:style-name="ce62" table:formula="of:=IF([.G138]=&quot;&quot;;&quot;&quot;;TEXT(DATE(YEAR([.G138]);MONTH([.G138]);DAY([.G138]));&quot;MMM&quot;))">
            <text:p/>
          </table:table-cell>
          <table:table-cell table:style-name="ce70" table:formula="of:=IF([.D138]=&quot;&quot;;&quot;&quot;;TEXT(DATE(YEAR([.D138]);MONTH([.D138]);DAY([.D13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39]=&quot;&quot;;&quot;&quot;;VLOOKUP([.K139];[Contas.$A$1:.$C$54];2;0))">
            <text:p><text:s text:c="2"/></text:p>
          </table:table-cell>
          <table:table-cell table:style-name="ce15" table:formula="of:=IF([.K139]=&quot;&quot;;&quot;&quot;;VLOOKUP([.K139];[Contas.$A$1:.$C$54];3;0))">
            <text:p><text:s text:c="2"/></text:p>
          </table:table-cell>
          <table:table-cell table:style-name="ce16" table:formula="of:=IF([.G139]&lt;&gt;&quot;&quot;;&quot;Pago&quot;;IF(AND([.G139]=&quot;&quot;;[.E139]&lt;&gt;&quot;&quot;;[.F139]&lt;&gt;&quot;&quot;;TODAY()&gt;=[.D139]);&quot;Vencido&quot;;IF(AND([.E139]=&quot;&quot;;[.F139]=&quot;&quot;;[.G139]=&quot;&quot;;[.H139]=&quot;&quot;);&quot;&quot;;&quot;A Vencer&quot;)))">
            <text:p><text:s text:c="2"/></text:p>
          </table:table-cell>
          <table:table-cell table:style-name="ce41" table:formula="of:=IF([.H139]=&quot;&quot;;&quot;&quot;;[.H139]-[.C139])">
            <text:p/>
          </table:table-cell>
          <table:table-cell table:style-name="ce62" table:formula="of:=IF([.A139]=&quot;&quot;;&quot;&quot;;TEXT(DATE(YEAR([.A139]);MONTH([.A139]);DAY([.A139]));&quot;AAAA&quot;))">
            <text:p/>
          </table:table-cell>
          <table:table-cell table:style-name="ce62" table:formula="of:=IF([.D139]=&quot;&quot;;&quot;&quot;;TEXT(DATE(YEAR([.D139]);MONTH([.D139]);DAY([.D139]));&quot;AAAA&quot;))">
            <text:p/>
          </table:table-cell>
          <table:table-cell table:style-name="ce62" table:formula="of:=IF([.G139]=&quot;&quot;;&quot;&quot;;TEXT(DATE(YEAR([.G139]);MONTH([.G139]);DAY([.G139]));&quot;AAAA&quot;))">
            <text:p/>
          </table:table-cell>
          <table:table-cell table:style-name="ce62" table:formula="of:=IF([.A139]=&quot;&quot;;&quot;&quot;;TEXT(DATE(YEAR([.A139]);MONTH([.A139]);DAY([.A139]));&quot;MMM&quot;))">
            <text:p/>
          </table:table-cell>
          <table:table-cell table:style-name="ce62" table:formula="of:=IF([.D139]=&quot;&quot;;&quot;&quot;;TEXT(DATE(YEAR([.D139]);MONTH([.D139]);DAY([.D139]));&quot;MMM&quot;))">
            <text:p/>
          </table:table-cell>
          <table:table-cell table:style-name="ce62" table:formula="of:=IF([.G139]=&quot;&quot;;&quot;&quot;;TEXT(DATE(YEAR([.G139]);MONTH([.G139]);DAY([.G139]));&quot;MMM&quot;))">
            <text:p/>
          </table:table-cell>
          <table:table-cell table:style-name="ce70" table:formula="of:=IF([.D139]=&quot;&quot;;&quot;&quot;;TEXT(DATE(YEAR([.D139]);MONTH([.D139]);DAY([.D13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0]=&quot;&quot;;&quot;&quot;;VLOOKUP([.K140];[Contas.$A$1:.$C$54];2;0))">
            <text:p><text:s text:c="2"/></text:p>
          </table:table-cell>
          <table:table-cell table:style-name="ce15" table:formula="of:=IF([.K140]=&quot;&quot;;&quot;&quot;;VLOOKUP([.K140];[Contas.$A$1:.$C$54];3;0))">
            <text:p><text:s text:c="2"/></text:p>
          </table:table-cell>
          <table:table-cell table:style-name="ce16" table:formula="of:=IF([.G140]&lt;&gt;&quot;&quot;;&quot;Pago&quot;;IF(AND([.G140]=&quot;&quot;;[.E140]&lt;&gt;&quot;&quot;;[.F140]&lt;&gt;&quot;&quot;;TODAY()&gt;=[.D140]);&quot;Vencido&quot;;IF(AND([.E140]=&quot;&quot;;[.F140]=&quot;&quot;;[.G140]=&quot;&quot;;[.H140]=&quot;&quot;);&quot;&quot;;&quot;A Vencer&quot;)))">
            <text:p><text:s text:c="2"/></text:p>
          </table:table-cell>
          <table:table-cell table:style-name="ce41" table:formula="of:=IF([.H140]=&quot;&quot;;&quot;&quot;;[.H140]-[.C140])">
            <text:p/>
          </table:table-cell>
          <table:table-cell table:style-name="ce62" table:formula="of:=IF([.A140]=&quot;&quot;;&quot;&quot;;TEXT(DATE(YEAR([.A140]);MONTH([.A140]);DAY([.A140]));&quot;AAAA&quot;))">
            <text:p/>
          </table:table-cell>
          <table:table-cell table:style-name="ce62" table:formula="of:=IF([.D140]=&quot;&quot;;&quot;&quot;;TEXT(DATE(YEAR([.D140]);MONTH([.D140]);DAY([.D140]));&quot;AAAA&quot;))">
            <text:p/>
          </table:table-cell>
          <table:table-cell table:style-name="ce62" table:formula="of:=IF([.G140]=&quot;&quot;;&quot;&quot;;TEXT(DATE(YEAR([.G140]);MONTH([.G140]);DAY([.G140]));&quot;AAAA&quot;))">
            <text:p/>
          </table:table-cell>
          <table:table-cell table:style-name="ce62" table:formula="of:=IF([.A140]=&quot;&quot;;&quot;&quot;;TEXT(DATE(YEAR([.A140]);MONTH([.A140]);DAY([.A140]));&quot;MMM&quot;))">
            <text:p/>
          </table:table-cell>
          <table:table-cell table:style-name="ce62" table:formula="of:=IF([.D140]=&quot;&quot;;&quot;&quot;;TEXT(DATE(YEAR([.D140]);MONTH([.D140]);DAY([.D140]));&quot;MMM&quot;))">
            <text:p/>
          </table:table-cell>
          <table:table-cell table:style-name="ce62" table:formula="of:=IF([.G140]=&quot;&quot;;&quot;&quot;;TEXT(DATE(YEAR([.G140]);MONTH([.G140]);DAY([.G140]));&quot;MMM&quot;))">
            <text:p/>
          </table:table-cell>
          <table:table-cell table:style-name="ce70" table:formula="of:=IF([.D140]=&quot;&quot;;&quot;&quot;;TEXT(DATE(YEAR([.D140]);MONTH([.D140]);DAY([.D14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1]=&quot;&quot;;&quot;&quot;;VLOOKUP([.K141];[Contas.$A$1:.$C$54];2;0))">
            <text:p><text:s text:c="2"/></text:p>
          </table:table-cell>
          <table:table-cell table:style-name="ce15" table:formula="of:=IF([.K141]=&quot;&quot;;&quot;&quot;;VLOOKUP([.K141];[Contas.$A$1:.$C$54];3;0))">
            <text:p><text:s text:c="2"/></text:p>
          </table:table-cell>
          <table:table-cell table:style-name="ce16" table:formula="of:=IF([.G141]&lt;&gt;&quot;&quot;;&quot;Pago&quot;;IF(AND([.G141]=&quot;&quot;;[.E141]&lt;&gt;&quot;&quot;;[.F141]&lt;&gt;&quot;&quot;;TODAY()&gt;=[.D141]);&quot;Vencido&quot;;IF(AND([.E141]=&quot;&quot;;[.F141]=&quot;&quot;;[.G141]=&quot;&quot;;[.H141]=&quot;&quot;);&quot;&quot;;&quot;A Vencer&quot;)))">
            <text:p><text:s text:c="2"/></text:p>
          </table:table-cell>
          <table:table-cell table:style-name="ce41" table:formula="of:=IF([.H141]=&quot;&quot;;&quot;&quot;;[.H141]-[.C141])">
            <text:p/>
          </table:table-cell>
          <table:table-cell table:style-name="ce62" table:formula="of:=IF([.A141]=&quot;&quot;;&quot;&quot;;TEXT(DATE(YEAR([.A141]);MONTH([.A141]);DAY([.A141]));&quot;AAAA&quot;))">
            <text:p/>
          </table:table-cell>
          <table:table-cell table:style-name="ce62" table:formula="of:=IF([.D141]=&quot;&quot;;&quot;&quot;;TEXT(DATE(YEAR([.D141]);MONTH([.D141]);DAY([.D141]));&quot;AAAA&quot;))">
            <text:p/>
          </table:table-cell>
          <table:table-cell table:style-name="ce62" table:formula="of:=IF([.G141]=&quot;&quot;;&quot;&quot;;TEXT(DATE(YEAR([.G141]);MONTH([.G141]);DAY([.G141]));&quot;AAAA&quot;))">
            <text:p/>
          </table:table-cell>
          <table:table-cell table:style-name="ce62" table:formula="of:=IF([.A141]=&quot;&quot;;&quot;&quot;;TEXT(DATE(YEAR([.A141]);MONTH([.A141]);DAY([.A141]));&quot;MMM&quot;))">
            <text:p/>
          </table:table-cell>
          <table:table-cell table:style-name="ce62" table:formula="of:=IF([.D141]=&quot;&quot;;&quot;&quot;;TEXT(DATE(YEAR([.D141]);MONTH([.D141]);DAY([.D141]));&quot;MMM&quot;))">
            <text:p/>
          </table:table-cell>
          <table:table-cell table:style-name="ce62" table:formula="of:=IF([.G141]=&quot;&quot;;&quot;&quot;;TEXT(DATE(YEAR([.G141]);MONTH([.G141]);DAY([.G141]));&quot;MMM&quot;))">
            <text:p/>
          </table:table-cell>
          <table:table-cell table:style-name="ce70" table:formula="of:=IF([.D141]=&quot;&quot;;&quot;&quot;;TEXT(DATE(YEAR([.D141]);MONTH([.D141]);DAY([.D14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2]=&quot;&quot;;&quot;&quot;;VLOOKUP([.K142];[Contas.$A$1:.$C$54];2;0))">
            <text:p><text:s text:c="2"/></text:p>
          </table:table-cell>
          <table:table-cell table:style-name="ce15" table:formula="of:=IF([.K142]=&quot;&quot;;&quot;&quot;;VLOOKUP([.K142];[Contas.$A$1:.$C$54];3;0))">
            <text:p><text:s text:c="2"/></text:p>
          </table:table-cell>
          <table:table-cell table:style-name="ce16" table:formula="of:=IF([.G142]&lt;&gt;&quot;&quot;;&quot;Pago&quot;;IF(AND([.G142]=&quot;&quot;;[.E142]&lt;&gt;&quot;&quot;;[.F142]&lt;&gt;&quot;&quot;;TODAY()&gt;=[.D142]);&quot;Vencido&quot;;IF(AND([.E142]=&quot;&quot;;[.F142]=&quot;&quot;;[.G142]=&quot;&quot;;[.H142]=&quot;&quot;);&quot;&quot;;&quot;A Vencer&quot;)))">
            <text:p><text:s text:c="2"/></text:p>
          </table:table-cell>
          <table:table-cell table:style-name="ce41" table:formula="of:=IF([.H142]=&quot;&quot;;&quot;&quot;;[.H142]-[.C142])">
            <text:p/>
          </table:table-cell>
          <table:table-cell table:style-name="ce62" table:formula="of:=IF([.A142]=&quot;&quot;;&quot;&quot;;TEXT(DATE(YEAR([.A142]);MONTH([.A142]);DAY([.A142]));&quot;AAAA&quot;))">
            <text:p/>
          </table:table-cell>
          <table:table-cell table:style-name="ce62" table:formula="of:=IF([.D142]=&quot;&quot;;&quot;&quot;;TEXT(DATE(YEAR([.D142]);MONTH([.D142]);DAY([.D142]));&quot;AAAA&quot;))">
            <text:p/>
          </table:table-cell>
          <table:table-cell table:style-name="ce62" table:formula="of:=IF([.G142]=&quot;&quot;;&quot;&quot;;TEXT(DATE(YEAR([.G142]);MONTH([.G142]);DAY([.G142]));&quot;AAAA&quot;))">
            <text:p/>
          </table:table-cell>
          <table:table-cell table:style-name="ce62" table:formula="of:=IF([.A142]=&quot;&quot;;&quot;&quot;;TEXT(DATE(YEAR([.A142]);MONTH([.A142]);DAY([.A142]));&quot;MMM&quot;))">
            <text:p/>
          </table:table-cell>
          <table:table-cell table:style-name="ce62" table:formula="of:=IF([.D142]=&quot;&quot;;&quot;&quot;;TEXT(DATE(YEAR([.D142]);MONTH([.D142]);DAY([.D142]));&quot;MMM&quot;))">
            <text:p/>
          </table:table-cell>
          <table:table-cell table:style-name="ce62" table:formula="of:=IF([.G142]=&quot;&quot;;&quot;&quot;;TEXT(DATE(YEAR([.G142]);MONTH([.G142]);DAY([.G142]));&quot;MMM&quot;))">
            <text:p/>
          </table:table-cell>
          <table:table-cell table:style-name="ce70" table:formula="of:=IF([.D142]=&quot;&quot;;&quot;&quot;;TEXT(DATE(YEAR([.D142]);MONTH([.D142]);DAY([.D14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3]=&quot;&quot;;&quot;&quot;;VLOOKUP([.K143];[Contas.$A$1:.$C$54];2;0))">
            <text:p><text:s text:c="2"/></text:p>
          </table:table-cell>
          <table:table-cell table:style-name="ce15" table:formula="of:=IF([.K143]=&quot;&quot;;&quot;&quot;;VLOOKUP([.K143];[Contas.$A$1:.$C$54];3;0))">
            <text:p><text:s text:c="2"/></text:p>
          </table:table-cell>
          <table:table-cell table:style-name="ce16" table:formula="of:=IF([.G143]&lt;&gt;&quot;&quot;;&quot;Pago&quot;;IF(AND([.G143]=&quot;&quot;;[.E143]&lt;&gt;&quot;&quot;;[.F143]&lt;&gt;&quot;&quot;;TODAY()&gt;=[.D143]);&quot;Vencido&quot;;IF(AND([.E143]=&quot;&quot;;[.F143]=&quot;&quot;;[.G143]=&quot;&quot;;[.H143]=&quot;&quot;);&quot;&quot;;&quot;A Vencer&quot;)))">
            <text:p><text:s text:c="2"/></text:p>
          </table:table-cell>
          <table:table-cell table:style-name="ce41" table:formula="of:=IF([.H143]=&quot;&quot;;&quot;&quot;;[.H143]-[.C143])">
            <text:p/>
          </table:table-cell>
          <table:table-cell table:style-name="ce62" table:formula="of:=IF([.A143]=&quot;&quot;;&quot;&quot;;TEXT(DATE(YEAR([.A143]);MONTH([.A143]);DAY([.A143]));&quot;AAAA&quot;))">
            <text:p/>
          </table:table-cell>
          <table:table-cell table:style-name="ce62" table:formula="of:=IF([.D143]=&quot;&quot;;&quot;&quot;;TEXT(DATE(YEAR([.D143]);MONTH([.D143]);DAY([.D143]));&quot;AAAA&quot;))">
            <text:p/>
          </table:table-cell>
          <table:table-cell table:style-name="ce62" table:formula="of:=IF([.G143]=&quot;&quot;;&quot;&quot;;TEXT(DATE(YEAR([.G143]);MONTH([.G143]);DAY([.G143]));&quot;AAAA&quot;))">
            <text:p/>
          </table:table-cell>
          <table:table-cell table:style-name="ce62" table:formula="of:=IF([.A143]=&quot;&quot;;&quot;&quot;;TEXT(DATE(YEAR([.A143]);MONTH([.A143]);DAY([.A143]));&quot;MMM&quot;))">
            <text:p/>
          </table:table-cell>
          <table:table-cell table:style-name="ce62" table:formula="of:=IF([.D143]=&quot;&quot;;&quot;&quot;;TEXT(DATE(YEAR([.D143]);MONTH([.D143]);DAY([.D143]));&quot;MMM&quot;))">
            <text:p/>
          </table:table-cell>
          <table:table-cell table:style-name="ce62" table:formula="of:=IF([.G143]=&quot;&quot;;&quot;&quot;;TEXT(DATE(YEAR([.G143]);MONTH([.G143]);DAY([.G143]));&quot;MMM&quot;))">
            <text:p/>
          </table:table-cell>
          <table:table-cell table:style-name="ce70" table:formula="of:=IF([.D143]=&quot;&quot;;&quot;&quot;;TEXT(DATE(YEAR([.D143]);MONTH([.D143]);DAY([.D14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4]=&quot;&quot;;&quot;&quot;;VLOOKUP([.K144];[Contas.$A$1:.$C$54];2;0))">
            <text:p><text:s text:c="2"/></text:p>
          </table:table-cell>
          <table:table-cell table:style-name="ce15" table:formula="of:=IF([.K144]=&quot;&quot;;&quot;&quot;;VLOOKUP([.K144];[Contas.$A$1:.$C$54];3;0))">
            <text:p><text:s text:c="2"/></text:p>
          </table:table-cell>
          <table:table-cell table:style-name="ce16" table:formula="of:=IF([.G144]&lt;&gt;&quot;&quot;;&quot;Pago&quot;;IF(AND([.G144]=&quot;&quot;;[.E144]&lt;&gt;&quot;&quot;;[.F144]&lt;&gt;&quot;&quot;;TODAY()&gt;=[.D144]);&quot;Vencido&quot;;IF(AND([.E144]=&quot;&quot;;[.F144]=&quot;&quot;;[.G144]=&quot;&quot;;[.H144]=&quot;&quot;);&quot;&quot;;&quot;A Vencer&quot;)))">
            <text:p><text:s text:c="2"/></text:p>
          </table:table-cell>
          <table:table-cell table:style-name="ce41" table:formula="of:=IF([.H144]=&quot;&quot;;&quot;&quot;;[.H144]-[.C144])">
            <text:p/>
          </table:table-cell>
          <table:table-cell table:style-name="ce62" table:formula="of:=IF([.A144]=&quot;&quot;;&quot;&quot;;TEXT(DATE(YEAR([.A144]);MONTH([.A144]);DAY([.A144]));&quot;AAAA&quot;))">
            <text:p/>
          </table:table-cell>
          <table:table-cell table:style-name="ce62" table:formula="of:=IF([.D144]=&quot;&quot;;&quot;&quot;;TEXT(DATE(YEAR([.D144]);MONTH([.D144]);DAY([.D144]));&quot;AAAA&quot;))">
            <text:p/>
          </table:table-cell>
          <table:table-cell table:style-name="ce62" table:formula="of:=IF([.G144]=&quot;&quot;;&quot;&quot;;TEXT(DATE(YEAR([.G144]);MONTH([.G144]);DAY([.G144]));&quot;AAAA&quot;))">
            <text:p/>
          </table:table-cell>
          <table:table-cell table:style-name="ce62" table:formula="of:=IF([.A144]=&quot;&quot;;&quot;&quot;;TEXT(DATE(YEAR([.A144]);MONTH([.A144]);DAY([.A144]));&quot;MMM&quot;))">
            <text:p/>
          </table:table-cell>
          <table:table-cell table:style-name="ce62" table:formula="of:=IF([.D144]=&quot;&quot;;&quot;&quot;;TEXT(DATE(YEAR([.D144]);MONTH([.D144]);DAY([.D144]));&quot;MMM&quot;))">
            <text:p/>
          </table:table-cell>
          <table:table-cell table:style-name="ce62" table:formula="of:=IF([.G144]=&quot;&quot;;&quot;&quot;;TEXT(DATE(YEAR([.G144]);MONTH([.G144]);DAY([.G144]));&quot;MMM&quot;))">
            <text:p/>
          </table:table-cell>
          <table:table-cell table:style-name="ce70" table:formula="of:=IF([.D144]=&quot;&quot;;&quot;&quot;;TEXT(DATE(YEAR([.D144]);MONTH([.D144]);DAY([.D14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5]=&quot;&quot;;&quot;&quot;;VLOOKUP([.K145];[Contas.$A$1:.$C$54];2;0))">
            <text:p><text:s text:c="2"/></text:p>
          </table:table-cell>
          <table:table-cell table:style-name="ce15" table:formula="of:=IF([.K145]=&quot;&quot;;&quot;&quot;;VLOOKUP([.K145];[Contas.$A$1:.$C$54];3;0))">
            <text:p><text:s text:c="2"/></text:p>
          </table:table-cell>
          <table:table-cell table:style-name="ce16" table:formula="of:=IF([.G145]&lt;&gt;&quot;&quot;;&quot;Pago&quot;;IF(AND([.G145]=&quot;&quot;;[.E145]&lt;&gt;&quot;&quot;;[.F145]&lt;&gt;&quot;&quot;;TODAY()&gt;=[.D145]);&quot;Vencido&quot;;IF(AND([.E145]=&quot;&quot;;[.F145]=&quot;&quot;;[.G145]=&quot;&quot;;[.H145]=&quot;&quot;);&quot;&quot;;&quot;A Vencer&quot;)))">
            <text:p><text:s text:c="2"/></text:p>
          </table:table-cell>
          <table:table-cell table:style-name="ce41" table:formula="of:=IF([.H145]=&quot;&quot;;&quot;&quot;;[.H145]-[.C145])">
            <text:p/>
          </table:table-cell>
          <table:table-cell table:style-name="ce62" table:formula="of:=IF([.A145]=&quot;&quot;;&quot;&quot;;TEXT(DATE(YEAR([.A145]);MONTH([.A145]);DAY([.A145]));&quot;AAAA&quot;))">
            <text:p/>
          </table:table-cell>
          <table:table-cell table:style-name="ce62" table:formula="of:=IF([.D145]=&quot;&quot;;&quot;&quot;;TEXT(DATE(YEAR([.D145]);MONTH([.D145]);DAY([.D145]));&quot;AAAA&quot;))">
            <text:p/>
          </table:table-cell>
          <table:table-cell table:style-name="ce62" table:formula="of:=IF([.G145]=&quot;&quot;;&quot;&quot;;TEXT(DATE(YEAR([.G145]);MONTH([.G145]);DAY([.G145]));&quot;AAAA&quot;))">
            <text:p/>
          </table:table-cell>
          <table:table-cell table:style-name="ce62" table:formula="of:=IF([.A145]=&quot;&quot;;&quot;&quot;;TEXT(DATE(YEAR([.A145]);MONTH([.A145]);DAY([.A145]));&quot;MMM&quot;))">
            <text:p/>
          </table:table-cell>
          <table:table-cell table:style-name="ce62" table:formula="of:=IF([.D145]=&quot;&quot;;&quot;&quot;;TEXT(DATE(YEAR([.D145]);MONTH([.D145]);DAY([.D145]));&quot;MMM&quot;))">
            <text:p/>
          </table:table-cell>
          <table:table-cell table:style-name="ce62" table:formula="of:=IF([.G145]=&quot;&quot;;&quot;&quot;;TEXT(DATE(YEAR([.G145]);MONTH([.G145]);DAY([.G145]));&quot;MMM&quot;))">
            <text:p/>
          </table:table-cell>
          <table:table-cell table:style-name="ce70" table:formula="of:=IF([.D145]=&quot;&quot;;&quot;&quot;;TEXT(DATE(YEAR([.D145]);MONTH([.D145]);DAY([.D14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6]=&quot;&quot;;&quot;&quot;;VLOOKUP([.K146];[Contas.$A$1:.$C$54];2;0))">
            <text:p><text:s text:c="2"/></text:p>
          </table:table-cell>
          <table:table-cell table:style-name="ce15" table:formula="of:=IF([.K146]=&quot;&quot;;&quot;&quot;;VLOOKUP([.K146];[Contas.$A$1:.$C$54];3;0))">
            <text:p><text:s text:c="2"/></text:p>
          </table:table-cell>
          <table:table-cell table:style-name="ce16" table:formula="of:=IF([.G146]&lt;&gt;&quot;&quot;;&quot;Pago&quot;;IF(AND([.G146]=&quot;&quot;;[.E146]&lt;&gt;&quot;&quot;;[.F146]&lt;&gt;&quot;&quot;;TODAY()&gt;=[.D146]);&quot;Vencido&quot;;IF(AND([.E146]=&quot;&quot;;[.F146]=&quot;&quot;;[.G146]=&quot;&quot;;[.H146]=&quot;&quot;);&quot;&quot;;&quot;A Vencer&quot;)))">
            <text:p><text:s text:c="2"/></text:p>
          </table:table-cell>
          <table:table-cell table:style-name="ce41" table:formula="of:=IF([.H146]=&quot;&quot;;&quot;&quot;;[.H146]-[.C146])">
            <text:p/>
          </table:table-cell>
          <table:table-cell table:style-name="ce62" table:formula="of:=IF([.A146]=&quot;&quot;;&quot;&quot;;TEXT(DATE(YEAR([.A146]);MONTH([.A146]);DAY([.A146]));&quot;AAAA&quot;))">
            <text:p/>
          </table:table-cell>
          <table:table-cell table:style-name="ce62" table:formula="of:=IF([.D146]=&quot;&quot;;&quot;&quot;;TEXT(DATE(YEAR([.D146]);MONTH([.D146]);DAY([.D146]));&quot;AAAA&quot;))">
            <text:p/>
          </table:table-cell>
          <table:table-cell table:style-name="ce62" table:formula="of:=IF([.G146]=&quot;&quot;;&quot;&quot;;TEXT(DATE(YEAR([.G146]);MONTH([.G146]);DAY([.G146]));&quot;AAAA&quot;))">
            <text:p/>
          </table:table-cell>
          <table:table-cell table:style-name="ce62" table:formula="of:=IF([.A146]=&quot;&quot;;&quot;&quot;;TEXT(DATE(YEAR([.A146]);MONTH([.A146]);DAY([.A146]));&quot;MMM&quot;))">
            <text:p/>
          </table:table-cell>
          <table:table-cell table:style-name="ce62" table:formula="of:=IF([.D146]=&quot;&quot;;&quot;&quot;;TEXT(DATE(YEAR([.D146]);MONTH([.D146]);DAY([.D146]));&quot;MMM&quot;))">
            <text:p/>
          </table:table-cell>
          <table:table-cell table:style-name="ce62" table:formula="of:=IF([.G146]=&quot;&quot;;&quot;&quot;;TEXT(DATE(YEAR([.G146]);MONTH([.G146]);DAY([.G146]));&quot;MMM&quot;))">
            <text:p/>
          </table:table-cell>
          <table:table-cell table:style-name="ce70" table:formula="of:=IF([.D146]=&quot;&quot;;&quot;&quot;;TEXT(DATE(YEAR([.D146]);MONTH([.D146]);DAY([.D14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7]=&quot;&quot;;&quot;&quot;;VLOOKUP([.K147];[Contas.$A$1:.$C$54];2;0))">
            <text:p><text:s text:c="2"/></text:p>
          </table:table-cell>
          <table:table-cell table:style-name="ce15" table:formula="of:=IF([.K147]=&quot;&quot;;&quot;&quot;;VLOOKUP([.K147];[Contas.$A$1:.$C$54];3;0))">
            <text:p><text:s text:c="2"/></text:p>
          </table:table-cell>
          <table:table-cell table:style-name="ce16" table:formula="of:=IF([.G147]&lt;&gt;&quot;&quot;;&quot;Pago&quot;;IF(AND([.G147]=&quot;&quot;;[.E147]&lt;&gt;&quot;&quot;;[.F147]&lt;&gt;&quot;&quot;;TODAY()&gt;=[.D147]);&quot;Vencido&quot;;IF(AND([.E147]=&quot;&quot;;[.F147]=&quot;&quot;;[.G147]=&quot;&quot;;[.H147]=&quot;&quot;);&quot;&quot;;&quot;A Vencer&quot;)))">
            <text:p><text:s text:c="2"/></text:p>
          </table:table-cell>
          <table:table-cell table:style-name="ce41" table:formula="of:=IF([.H147]=&quot;&quot;;&quot;&quot;;[.H147]-[.C147])">
            <text:p/>
          </table:table-cell>
          <table:table-cell table:style-name="ce62" table:formula="of:=IF([.A147]=&quot;&quot;;&quot;&quot;;TEXT(DATE(YEAR([.A147]);MONTH([.A147]);DAY([.A147]));&quot;AAAA&quot;))">
            <text:p/>
          </table:table-cell>
          <table:table-cell table:style-name="ce62" table:formula="of:=IF([.D147]=&quot;&quot;;&quot;&quot;;TEXT(DATE(YEAR([.D147]);MONTH([.D147]);DAY([.D147]));&quot;AAAA&quot;))">
            <text:p/>
          </table:table-cell>
          <table:table-cell table:style-name="ce62" table:formula="of:=IF([.G147]=&quot;&quot;;&quot;&quot;;TEXT(DATE(YEAR([.G147]);MONTH([.G147]);DAY([.G147]));&quot;AAAA&quot;))">
            <text:p/>
          </table:table-cell>
          <table:table-cell table:style-name="ce62" table:formula="of:=IF([.A147]=&quot;&quot;;&quot;&quot;;TEXT(DATE(YEAR([.A147]);MONTH([.A147]);DAY([.A147]));&quot;MMM&quot;))">
            <text:p/>
          </table:table-cell>
          <table:table-cell table:style-name="ce62" table:formula="of:=IF([.D147]=&quot;&quot;;&quot;&quot;;TEXT(DATE(YEAR([.D147]);MONTH([.D147]);DAY([.D147]));&quot;MMM&quot;))">
            <text:p/>
          </table:table-cell>
          <table:table-cell table:style-name="ce62" table:formula="of:=IF([.G147]=&quot;&quot;;&quot;&quot;;TEXT(DATE(YEAR([.G147]);MONTH([.G147]);DAY([.G147]));&quot;MMM&quot;))">
            <text:p/>
          </table:table-cell>
          <table:table-cell table:style-name="ce70" table:formula="of:=IF([.D147]=&quot;&quot;;&quot;&quot;;TEXT(DATE(YEAR([.D147]);MONTH([.D147]);DAY([.D14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8]=&quot;&quot;;&quot;&quot;;VLOOKUP([.K148];[Contas.$A$1:.$C$54];2;0))">
            <text:p><text:s text:c="2"/></text:p>
          </table:table-cell>
          <table:table-cell table:style-name="ce15" table:formula="of:=IF([.K148]=&quot;&quot;;&quot;&quot;;VLOOKUP([.K148];[Contas.$A$1:.$C$54];3;0))">
            <text:p><text:s text:c="2"/></text:p>
          </table:table-cell>
          <table:table-cell table:style-name="ce16" table:formula="of:=IF([.G148]&lt;&gt;&quot;&quot;;&quot;Pago&quot;;IF(AND([.G148]=&quot;&quot;;[.E148]&lt;&gt;&quot;&quot;;[.F148]&lt;&gt;&quot;&quot;;TODAY()&gt;=[.D148]);&quot;Vencido&quot;;IF(AND([.E148]=&quot;&quot;;[.F148]=&quot;&quot;;[.G148]=&quot;&quot;;[.H148]=&quot;&quot;);&quot;&quot;;&quot;A Vencer&quot;)))">
            <text:p><text:s text:c="2"/></text:p>
          </table:table-cell>
          <table:table-cell table:style-name="ce41" table:formula="of:=IF([.H148]=&quot;&quot;;&quot;&quot;;[.H148]-[.C148])">
            <text:p/>
          </table:table-cell>
          <table:table-cell table:style-name="ce62" table:formula="of:=IF([.A148]=&quot;&quot;;&quot;&quot;;TEXT(DATE(YEAR([.A148]);MONTH([.A148]);DAY([.A148]));&quot;AAAA&quot;))">
            <text:p/>
          </table:table-cell>
          <table:table-cell table:style-name="ce62" table:formula="of:=IF([.D148]=&quot;&quot;;&quot;&quot;;TEXT(DATE(YEAR([.D148]);MONTH([.D148]);DAY([.D148]));&quot;AAAA&quot;))">
            <text:p/>
          </table:table-cell>
          <table:table-cell table:style-name="ce62" table:formula="of:=IF([.G148]=&quot;&quot;;&quot;&quot;;TEXT(DATE(YEAR([.G148]);MONTH([.G148]);DAY([.G148]));&quot;AAAA&quot;))">
            <text:p/>
          </table:table-cell>
          <table:table-cell table:style-name="ce62" table:formula="of:=IF([.A148]=&quot;&quot;;&quot;&quot;;TEXT(DATE(YEAR([.A148]);MONTH([.A148]);DAY([.A148]));&quot;MMM&quot;))">
            <text:p/>
          </table:table-cell>
          <table:table-cell table:style-name="ce62" table:formula="of:=IF([.D148]=&quot;&quot;;&quot;&quot;;TEXT(DATE(YEAR([.D148]);MONTH([.D148]);DAY([.D148]));&quot;MMM&quot;))">
            <text:p/>
          </table:table-cell>
          <table:table-cell table:style-name="ce62" table:formula="of:=IF([.G148]=&quot;&quot;;&quot;&quot;;TEXT(DATE(YEAR([.G148]);MONTH([.G148]);DAY([.G148]));&quot;MMM&quot;))">
            <text:p/>
          </table:table-cell>
          <table:table-cell table:style-name="ce70" table:formula="of:=IF([.D148]=&quot;&quot;;&quot;&quot;;TEXT(DATE(YEAR([.D148]);MONTH([.D148]);DAY([.D14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49]=&quot;&quot;;&quot;&quot;;VLOOKUP([.K149];[Contas.$A$1:.$C$54];2;0))">
            <text:p><text:s text:c="2"/></text:p>
          </table:table-cell>
          <table:table-cell table:style-name="ce15" table:formula="of:=IF([.K149]=&quot;&quot;;&quot;&quot;;VLOOKUP([.K149];[Contas.$A$1:.$C$54];3;0))">
            <text:p><text:s text:c="2"/></text:p>
          </table:table-cell>
          <table:table-cell table:style-name="ce16" table:formula="of:=IF([.G149]&lt;&gt;&quot;&quot;;&quot;Pago&quot;;IF(AND([.G149]=&quot;&quot;;[.E149]&lt;&gt;&quot;&quot;;[.F149]&lt;&gt;&quot;&quot;;TODAY()&gt;=[.D149]);&quot;Vencido&quot;;IF(AND([.E149]=&quot;&quot;;[.F149]=&quot;&quot;;[.G149]=&quot;&quot;;[.H149]=&quot;&quot;);&quot;&quot;;&quot;A Vencer&quot;)))">
            <text:p><text:s text:c="2"/></text:p>
          </table:table-cell>
          <table:table-cell table:style-name="ce41" table:formula="of:=IF([.H149]=&quot;&quot;;&quot;&quot;;[.H149]-[.C149])">
            <text:p/>
          </table:table-cell>
          <table:table-cell table:style-name="ce62" table:formula="of:=IF([.A149]=&quot;&quot;;&quot;&quot;;TEXT(DATE(YEAR([.A149]);MONTH([.A149]);DAY([.A149]));&quot;AAAA&quot;))">
            <text:p/>
          </table:table-cell>
          <table:table-cell table:style-name="ce62" table:formula="of:=IF([.D149]=&quot;&quot;;&quot;&quot;;TEXT(DATE(YEAR([.D149]);MONTH([.D149]);DAY([.D149]));&quot;AAAA&quot;))">
            <text:p/>
          </table:table-cell>
          <table:table-cell table:style-name="ce62" table:formula="of:=IF([.G149]=&quot;&quot;;&quot;&quot;;TEXT(DATE(YEAR([.G149]);MONTH([.G149]);DAY([.G149]));&quot;AAAA&quot;))">
            <text:p/>
          </table:table-cell>
          <table:table-cell table:style-name="ce62" table:formula="of:=IF([.A149]=&quot;&quot;;&quot;&quot;;TEXT(DATE(YEAR([.A149]);MONTH([.A149]);DAY([.A149]));&quot;MMM&quot;))">
            <text:p/>
          </table:table-cell>
          <table:table-cell table:style-name="ce62" table:formula="of:=IF([.D149]=&quot;&quot;;&quot;&quot;;TEXT(DATE(YEAR([.D149]);MONTH([.D149]);DAY([.D149]));&quot;MMM&quot;))">
            <text:p/>
          </table:table-cell>
          <table:table-cell table:style-name="ce62" table:formula="of:=IF([.G149]=&quot;&quot;;&quot;&quot;;TEXT(DATE(YEAR([.G149]);MONTH([.G149]);DAY([.G149]));&quot;MMM&quot;))">
            <text:p/>
          </table:table-cell>
          <table:table-cell table:style-name="ce70" table:formula="of:=IF([.D149]=&quot;&quot;;&quot;&quot;;TEXT(DATE(YEAR([.D149]);MONTH([.D149]);DAY([.D149]));&quot;MMM/AA&quot;))">
            <text:p/>
          </table:table-cell>
          <table:table-cell table:number-columns-repeated="1002"/>
        </table:table-row>
        <table:table-row table:style-name="ro2">
          <table:table-cell table:style-name="ce8"/>
          <table:table-cell table:style-name="ce26"/>
          <table:table-cell table:style-name="ce34"/>
          <table:table-cell table:style-name="ce8"/>
          <table:table-cell table:style-name="ce46" table:number-columns-repeated="2"/>
          <table:table-cell table:style-name="ce8"/>
          <table:table-cell table:style-name="ce3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0]=&quot;&quot;;&quot;&quot;;VLOOKUP([.K150];[Contas.$A$1:.$C$54];2;0))">
            <text:p><text:s text:c="2"/></text:p>
          </table:table-cell>
          <table:table-cell table:style-name="ce15" table:formula="of:=IF([.K150]=&quot;&quot;;&quot;&quot;;VLOOKUP([.K150];[Contas.$A$1:.$C$54];3;0))">
            <text:p><text:s text:c="2"/></text:p>
          </table:table-cell>
          <table:table-cell table:style-name="ce16" table:formula="of:=IF([.G150]&lt;&gt;&quot;&quot;;&quot;Pago&quot;;IF(AND([.G150]=&quot;&quot;;[.E150]&lt;&gt;&quot;&quot;;[.F150]&lt;&gt;&quot;&quot;;TODAY()&gt;=[.D150]);&quot;Vencido&quot;;IF(AND([.E150]=&quot;&quot;;[.F150]=&quot;&quot;;[.G150]=&quot;&quot;;[.H150]=&quot;&quot;);&quot;&quot;;&quot;A Vencer&quot;)))">
            <text:p><text:s text:c="2"/></text:p>
          </table:table-cell>
          <table:table-cell table:style-name="ce41" table:formula="of:=IF([.H150]=&quot;&quot;;&quot;&quot;;[.H150]-[.C150])">
            <text:p/>
          </table:table-cell>
          <table:table-cell table:style-name="ce62" table:formula="of:=IF([.A150]=&quot;&quot;;&quot;&quot;;TEXT(DATE(YEAR([.A150]);MONTH([.A150]);DAY([.A150]));&quot;AAAA&quot;))">
            <text:p/>
          </table:table-cell>
          <table:table-cell table:style-name="ce62" table:formula="of:=IF([.D150]=&quot;&quot;;&quot;&quot;;TEXT(DATE(YEAR([.D150]);MONTH([.D150]);DAY([.D150]));&quot;AAAA&quot;))">
            <text:p/>
          </table:table-cell>
          <table:table-cell table:style-name="ce62" table:formula="of:=IF([.G150]=&quot;&quot;;&quot;&quot;;TEXT(DATE(YEAR([.G150]);MONTH([.G150]);DAY([.G150]));&quot;AAAA&quot;))">
            <text:p/>
          </table:table-cell>
          <table:table-cell table:style-name="ce62" table:formula="of:=IF([.A150]=&quot;&quot;;&quot;&quot;;TEXT(DATE(YEAR([.A150]);MONTH([.A150]);DAY([.A150]));&quot;MMM&quot;))">
            <text:p/>
          </table:table-cell>
          <table:table-cell table:style-name="ce62" table:formula="of:=IF([.D150]=&quot;&quot;;&quot;&quot;;TEXT(DATE(YEAR([.D150]);MONTH([.D150]);DAY([.D150]));&quot;MMM&quot;))">
            <text:p/>
          </table:table-cell>
          <table:table-cell table:style-name="ce62" table:formula="of:=IF([.G150]=&quot;&quot;;&quot;&quot;;TEXT(DATE(YEAR([.G150]);MONTH([.G150]);DAY([.G150]));&quot;MMM&quot;))">
            <text:p/>
          </table:table-cell>
          <table:table-cell table:style-name="ce70" table:formula="of:=IF([.D150]=&quot;&quot;;&quot;&quot;;TEXT(DATE(YEAR([.D150]);MONTH([.D150]);DAY([.D15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1]=&quot;&quot;;&quot;&quot;;VLOOKUP([.K151];[Contas.$A$1:.$C$54];2;0))">
            <text:p><text:s text:c="2"/></text:p>
          </table:table-cell>
          <table:table-cell table:style-name="ce15" table:formula="of:=IF([.K151]=&quot;&quot;;&quot;&quot;;VLOOKUP([.K151];[Contas.$A$1:.$C$54];3;0))">
            <text:p><text:s text:c="2"/></text:p>
          </table:table-cell>
          <table:table-cell table:style-name="ce16" table:formula="of:=IF([.G151]&lt;&gt;&quot;&quot;;&quot;Pago&quot;;IF(AND([.G151]=&quot;&quot;;[.E151]&lt;&gt;&quot;&quot;;[.F151]&lt;&gt;&quot;&quot;;TODAY()&gt;=[.D151]);&quot;Vencido&quot;;IF(AND([.E151]=&quot;&quot;;[.F151]=&quot;&quot;;[.G151]=&quot;&quot;;[.H151]=&quot;&quot;);&quot;&quot;;&quot;A Vencer&quot;)))">
            <text:p><text:s text:c="2"/></text:p>
          </table:table-cell>
          <table:table-cell table:style-name="ce41" table:formula="of:=IF([.H151]=&quot;&quot;;&quot;&quot;;[.H151]-[.C151])">
            <text:p/>
          </table:table-cell>
          <table:table-cell table:style-name="ce62" table:formula="of:=IF([.A151]=&quot;&quot;;&quot;&quot;;TEXT(DATE(YEAR([.A151]);MONTH([.A151]);DAY([.A151]));&quot;AAAA&quot;))">
            <text:p/>
          </table:table-cell>
          <table:table-cell table:style-name="ce62" table:formula="of:=IF([.D151]=&quot;&quot;;&quot;&quot;;TEXT(DATE(YEAR([.D151]);MONTH([.D151]);DAY([.D151]));&quot;AAAA&quot;))">
            <text:p/>
          </table:table-cell>
          <table:table-cell table:style-name="ce62" table:formula="of:=IF([.G151]=&quot;&quot;;&quot;&quot;;TEXT(DATE(YEAR([.G151]);MONTH([.G151]);DAY([.G151]));&quot;AAAA&quot;))">
            <text:p/>
          </table:table-cell>
          <table:table-cell table:style-name="ce62" table:formula="of:=IF([.A151]=&quot;&quot;;&quot;&quot;;TEXT(DATE(YEAR([.A151]);MONTH([.A151]);DAY([.A151]));&quot;MMM&quot;))">
            <text:p/>
          </table:table-cell>
          <table:table-cell table:style-name="ce62" table:formula="of:=IF([.D151]=&quot;&quot;;&quot;&quot;;TEXT(DATE(YEAR([.D151]);MONTH([.D151]);DAY([.D151]));&quot;MMM&quot;))">
            <text:p/>
          </table:table-cell>
          <table:table-cell table:style-name="ce62" table:formula="of:=IF([.G151]=&quot;&quot;;&quot;&quot;;TEXT(DATE(YEAR([.G151]);MONTH([.G151]);DAY([.G151]));&quot;MMM&quot;))">
            <text:p/>
          </table:table-cell>
          <table:table-cell table:style-name="ce70" table:formula="of:=IF([.D151]=&quot;&quot;;&quot;&quot;;TEXT(DATE(YEAR([.D151]);MONTH([.D151]);DAY([.D15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2]=&quot;&quot;;&quot;&quot;;VLOOKUP([.K152];[Contas.$A$1:.$C$54];2;0))">
            <text:p><text:s text:c="2"/></text:p>
          </table:table-cell>
          <table:table-cell table:style-name="ce15" table:formula="of:=IF([.K152]=&quot;&quot;;&quot;&quot;;VLOOKUP([.K152];[Contas.$A$1:.$C$54];3;0))">
            <text:p><text:s text:c="2"/></text:p>
          </table:table-cell>
          <table:table-cell table:style-name="ce16" table:formula="of:=IF([.G152]&lt;&gt;&quot;&quot;;&quot;Pago&quot;;IF(AND([.G152]=&quot;&quot;;[.E152]&lt;&gt;&quot;&quot;;[.F152]&lt;&gt;&quot;&quot;;TODAY()&gt;=[.D152]);&quot;Vencido&quot;;IF(AND([.E152]=&quot;&quot;;[.F152]=&quot;&quot;;[.G152]=&quot;&quot;;[.H152]=&quot;&quot;);&quot;&quot;;&quot;A Vencer&quot;)))">
            <text:p><text:s text:c="2"/></text:p>
          </table:table-cell>
          <table:table-cell table:style-name="ce41" table:formula="of:=IF([.H152]=&quot;&quot;;&quot;&quot;;[.H152]-[.C152])">
            <text:p/>
          </table:table-cell>
          <table:table-cell table:style-name="ce62" table:formula="of:=IF([.A152]=&quot;&quot;;&quot;&quot;;TEXT(DATE(YEAR([.A152]);MONTH([.A152]);DAY([.A152]));&quot;AAAA&quot;))">
            <text:p/>
          </table:table-cell>
          <table:table-cell table:style-name="ce62" table:formula="of:=IF([.D152]=&quot;&quot;;&quot;&quot;;TEXT(DATE(YEAR([.D152]);MONTH([.D152]);DAY([.D152]));&quot;AAAA&quot;))">
            <text:p/>
          </table:table-cell>
          <table:table-cell table:style-name="ce62" table:formula="of:=IF([.G152]=&quot;&quot;;&quot;&quot;;TEXT(DATE(YEAR([.G152]);MONTH([.G152]);DAY([.G152]));&quot;AAAA&quot;))">
            <text:p/>
          </table:table-cell>
          <table:table-cell table:style-name="ce62" table:formula="of:=IF([.A152]=&quot;&quot;;&quot;&quot;;TEXT(DATE(YEAR([.A152]);MONTH([.A152]);DAY([.A152]));&quot;MMM&quot;))">
            <text:p/>
          </table:table-cell>
          <table:table-cell table:style-name="ce62" table:formula="of:=IF([.D152]=&quot;&quot;;&quot;&quot;;TEXT(DATE(YEAR([.D152]);MONTH([.D152]);DAY([.D152]));&quot;MMM&quot;))">
            <text:p/>
          </table:table-cell>
          <table:table-cell table:style-name="ce62" table:formula="of:=IF([.G152]=&quot;&quot;;&quot;&quot;;TEXT(DATE(YEAR([.G152]);MONTH([.G152]);DAY([.G152]));&quot;MMM&quot;))">
            <text:p/>
          </table:table-cell>
          <table:table-cell table:style-name="ce70" table:formula="of:=IF([.D152]=&quot;&quot;;&quot;&quot;;TEXT(DATE(YEAR([.D152]);MONTH([.D152]);DAY([.D15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3]=&quot;&quot;;&quot;&quot;;VLOOKUP([.K153];[Contas.$A$1:.$C$54];2;0))">
            <text:p><text:s text:c="2"/></text:p>
          </table:table-cell>
          <table:table-cell table:style-name="ce15" table:formula="of:=IF([.K153]=&quot;&quot;;&quot;&quot;;VLOOKUP([.K153];[Contas.$A$1:.$C$54];3;0))">
            <text:p><text:s text:c="2"/></text:p>
          </table:table-cell>
          <table:table-cell table:style-name="ce16" table:formula="of:=IF([.G153]&lt;&gt;&quot;&quot;;&quot;Pago&quot;;IF(AND([.G153]=&quot;&quot;;[.E153]&lt;&gt;&quot;&quot;;[.F153]&lt;&gt;&quot;&quot;;TODAY()&gt;=[.D153]);&quot;Vencido&quot;;IF(AND([.E153]=&quot;&quot;;[.F153]=&quot;&quot;;[.G153]=&quot;&quot;;[.H153]=&quot;&quot;);&quot;&quot;;&quot;A Vencer&quot;)))">
            <text:p><text:s text:c="2"/></text:p>
          </table:table-cell>
          <table:table-cell table:style-name="ce41" table:formula="of:=IF([.H153]=&quot;&quot;;&quot;&quot;;[.H153]-[.C153])">
            <text:p/>
          </table:table-cell>
          <table:table-cell table:style-name="ce62" table:formula="of:=IF([.A153]=&quot;&quot;;&quot;&quot;;TEXT(DATE(YEAR([.A153]);MONTH([.A153]);DAY([.A153]));&quot;AAAA&quot;))">
            <text:p/>
          </table:table-cell>
          <table:table-cell table:style-name="ce62" table:formula="of:=IF([.D153]=&quot;&quot;;&quot;&quot;;TEXT(DATE(YEAR([.D153]);MONTH([.D153]);DAY([.D153]));&quot;AAAA&quot;))">
            <text:p/>
          </table:table-cell>
          <table:table-cell table:style-name="ce62" table:formula="of:=IF([.G153]=&quot;&quot;;&quot;&quot;;TEXT(DATE(YEAR([.G153]);MONTH([.G153]);DAY([.G153]));&quot;AAAA&quot;))">
            <text:p/>
          </table:table-cell>
          <table:table-cell table:style-name="ce62" table:formula="of:=IF([.A153]=&quot;&quot;;&quot;&quot;;TEXT(DATE(YEAR([.A153]);MONTH([.A153]);DAY([.A153]));&quot;MMM&quot;))">
            <text:p/>
          </table:table-cell>
          <table:table-cell table:style-name="ce62" table:formula="of:=IF([.D153]=&quot;&quot;;&quot;&quot;;TEXT(DATE(YEAR([.D153]);MONTH([.D153]);DAY([.D153]));&quot;MMM&quot;))">
            <text:p/>
          </table:table-cell>
          <table:table-cell table:style-name="ce62" table:formula="of:=IF([.G153]=&quot;&quot;;&quot;&quot;;TEXT(DATE(YEAR([.G153]);MONTH([.G153]);DAY([.G153]));&quot;MMM&quot;))">
            <text:p/>
          </table:table-cell>
          <table:table-cell table:style-name="ce70" table:formula="of:=IF([.D153]=&quot;&quot;;&quot;&quot;;TEXT(DATE(YEAR([.D153]);MONTH([.D153]);DAY([.D15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4]=&quot;&quot;;&quot;&quot;;VLOOKUP([.K154];[Contas.$A$1:.$C$54];2;0))">
            <text:p><text:s text:c="2"/></text:p>
          </table:table-cell>
          <table:table-cell table:style-name="ce15" table:formula="of:=IF([.K154]=&quot;&quot;;&quot;&quot;;VLOOKUP([.K154];[Contas.$A$1:.$C$54];3;0))">
            <text:p><text:s text:c="2"/></text:p>
          </table:table-cell>
          <table:table-cell table:style-name="ce16" table:formula="of:=IF([.G154]&lt;&gt;&quot;&quot;;&quot;Pago&quot;;IF(AND([.G154]=&quot;&quot;;[.E154]&lt;&gt;&quot;&quot;;[.F154]&lt;&gt;&quot;&quot;;TODAY()&gt;=[.D154]);&quot;Vencido&quot;;IF(AND([.E154]=&quot;&quot;;[.F154]=&quot;&quot;;[.G154]=&quot;&quot;;[.H154]=&quot;&quot;);&quot;&quot;;&quot;A Vencer&quot;)))">
            <text:p><text:s text:c="2"/></text:p>
          </table:table-cell>
          <table:table-cell table:style-name="ce41" table:formula="of:=IF([.H154]=&quot;&quot;;&quot;&quot;;[.H154]-[.C154])">
            <text:p/>
          </table:table-cell>
          <table:table-cell table:style-name="ce62" table:formula="of:=IF([.A154]=&quot;&quot;;&quot;&quot;;TEXT(DATE(YEAR([.A154]);MONTH([.A154]);DAY([.A154]));&quot;AAAA&quot;))">
            <text:p/>
          </table:table-cell>
          <table:table-cell table:style-name="ce62" table:formula="of:=IF([.D154]=&quot;&quot;;&quot;&quot;;TEXT(DATE(YEAR([.D154]);MONTH([.D154]);DAY([.D154]));&quot;AAAA&quot;))">
            <text:p/>
          </table:table-cell>
          <table:table-cell table:style-name="ce62" table:formula="of:=IF([.G154]=&quot;&quot;;&quot;&quot;;TEXT(DATE(YEAR([.G154]);MONTH([.G154]);DAY([.G154]));&quot;AAAA&quot;))">
            <text:p/>
          </table:table-cell>
          <table:table-cell table:style-name="ce62" table:formula="of:=IF([.A154]=&quot;&quot;;&quot;&quot;;TEXT(DATE(YEAR([.A154]);MONTH([.A154]);DAY([.A154]));&quot;MMM&quot;))">
            <text:p/>
          </table:table-cell>
          <table:table-cell table:style-name="ce62" table:formula="of:=IF([.D154]=&quot;&quot;;&quot;&quot;;TEXT(DATE(YEAR([.D154]);MONTH([.D154]);DAY([.D154]));&quot;MMM&quot;))">
            <text:p/>
          </table:table-cell>
          <table:table-cell table:style-name="ce62" table:formula="of:=IF([.G154]=&quot;&quot;;&quot;&quot;;TEXT(DATE(YEAR([.G154]);MONTH([.G154]);DAY([.G154]));&quot;MMM&quot;))">
            <text:p/>
          </table:table-cell>
          <table:table-cell table:style-name="ce70" table:formula="of:=IF([.D154]=&quot;&quot;;&quot;&quot;;TEXT(DATE(YEAR([.D154]);MONTH([.D154]);DAY([.D15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5]=&quot;&quot;;&quot;&quot;;VLOOKUP([.K155];[Contas.$A$1:.$C$54];2;0))">
            <text:p><text:s text:c="2"/></text:p>
          </table:table-cell>
          <table:table-cell table:style-name="ce15" table:formula="of:=IF([.K155]=&quot;&quot;;&quot;&quot;;VLOOKUP([.K155];[Contas.$A$1:.$C$54];3;0))">
            <text:p><text:s text:c="2"/></text:p>
          </table:table-cell>
          <table:table-cell table:style-name="ce16" table:formula="of:=IF([.G155]&lt;&gt;&quot;&quot;;&quot;Pago&quot;;IF(AND([.G155]=&quot;&quot;;[.E155]&lt;&gt;&quot;&quot;;[.F155]&lt;&gt;&quot;&quot;;TODAY()&gt;=[.D155]);&quot;Vencido&quot;;IF(AND([.E155]=&quot;&quot;;[.F155]=&quot;&quot;;[.G155]=&quot;&quot;;[.H155]=&quot;&quot;);&quot;&quot;;&quot;A Vencer&quot;)))">
            <text:p><text:s text:c="2"/></text:p>
          </table:table-cell>
          <table:table-cell table:style-name="ce41" table:formula="of:=IF([.H155]=&quot;&quot;;&quot;&quot;;[.H155]-[.C155])">
            <text:p/>
          </table:table-cell>
          <table:table-cell table:style-name="ce62" table:formula="of:=IF([.A155]=&quot;&quot;;&quot;&quot;;TEXT(DATE(YEAR([.A155]);MONTH([.A155]);DAY([.A155]));&quot;AAAA&quot;))">
            <text:p/>
          </table:table-cell>
          <table:table-cell table:style-name="ce62" table:formula="of:=IF([.D155]=&quot;&quot;;&quot;&quot;;TEXT(DATE(YEAR([.D155]);MONTH([.D155]);DAY([.D155]));&quot;AAAA&quot;))">
            <text:p/>
          </table:table-cell>
          <table:table-cell table:style-name="ce62" table:formula="of:=IF([.G155]=&quot;&quot;;&quot;&quot;;TEXT(DATE(YEAR([.G155]);MONTH([.G155]);DAY([.G155]));&quot;AAAA&quot;))">
            <text:p/>
          </table:table-cell>
          <table:table-cell table:style-name="ce62" table:formula="of:=IF([.A155]=&quot;&quot;;&quot;&quot;;TEXT(DATE(YEAR([.A155]);MONTH([.A155]);DAY([.A155]));&quot;MMM&quot;))">
            <text:p/>
          </table:table-cell>
          <table:table-cell table:style-name="ce62" table:formula="of:=IF([.D155]=&quot;&quot;;&quot;&quot;;TEXT(DATE(YEAR([.D155]);MONTH([.D155]);DAY([.D155]));&quot;MMM&quot;))">
            <text:p/>
          </table:table-cell>
          <table:table-cell table:style-name="ce62" table:formula="of:=IF([.G155]=&quot;&quot;;&quot;&quot;;TEXT(DATE(YEAR([.G155]);MONTH([.G155]);DAY([.G155]));&quot;MMM&quot;))">
            <text:p/>
          </table:table-cell>
          <table:table-cell table:style-name="ce70" table:formula="of:=IF([.D155]=&quot;&quot;;&quot;&quot;;TEXT(DATE(YEAR([.D155]);MONTH([.D155]);DAY([.D15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6]=&quot;&quot;;&quot;&quot;;VLOOKUP([.K156];[Contas.$A$1:.$C$54];2;0))">
            <text:p><text:s text:c="2"/></text:p>
          </table:table-cell>
          <table:table-cell table:style-name="ce15" table:formula="of:=IF([.K156]=&quot;&quot;;&quot;&quot;;VLOOKUP([.K156];[Contas.$A$1:.$C$54];3;0))">
            <text:p><text:s text:c="2"/></text:p>
          </table:table-cell>
          <table:table-cell table:style-name="ce16" table:formula="of:=IF([.G156]&lt;&gt;&quot;&quot;;&quot;Pago&quot;;IF(AND([.G156]=&quot;&quot;;[.E156]&lt;&gt;&quot;&quot;;[.F156]&lt;&gt;&quot;&quot;;TODAY()&gt;=[.D156]);&quot;Vencido&quot;;IF(AND([.E156]=&quot;&quot;;[.F156]=&quot;&quot;;[.G156]=&quot;&quot;;[.H156]=&quot;&quot;);&quot;&quot;;&quot;A Vencer&quot;)))">
            <text:p><text:s text:c="2"/></text:p>
          </table:table-cell>
          <table:table-cell table:style-name="ce41" table:formula="of:=IF([.H156]=&quot;&quot;;&quot;&quot;;[.H156]-[.C156])">
            <text:p/>
          </table:table-cell>
          <table:table-cell table:style-name="ce62" table:formula="of:=IF([.A156]=&quot;&quot;;&quot;&quot;;TEXT(DATE(YEAR([.A156]);MONTH([.A156]);DAY([.A156]));&quot;AAAA&quot;))">
            <text:p/>
          </table:table-cell>
          <table:table-cell table:style-name="ce62" table:formula="of:=IF([.D156]=&quot;&quot;;&quot;&quot;;TEXT(DATE(YEAR([.D156]);MONTH([.D156]);DAY([.D156]));&quot;AAAA&quot;))">
            <text:p/>
          </table:table-cell>
          <table:table-cell table:style-name="ce62" table:formula="of:=IF([.G156]=&quot;&quot;;&quot;&quot;;TEXT(DATE(YEAR([.G156]);MONTH([.G156]);DAY([.G156]));&quot;AAAA&quot;))">
            <text:p/>
          </table:table-cell>
          <table:table-cell table:style-name="ce62" table:formula="of:=IF([.A156]=&quot;&quot;;&quot;&quot;;TEXT(DATE(YEAR([.A156]);MONTH([.A156]);DAY([.A156]));&quot;MMM&quot;))">
            <text:p/>
          </table:table-cell>
          <table:table-cell table:style-name="ce62" table:formula="of:=IF([.D156]=&quot;&quot;;&quot;&quot;;TEXT(DATE(YEAR([.D156]);MONTH([.D156]);DAY([.D156]));&quot;MMM&quot;))">
            <text:p/>
          </table:table-cell>
          <table:table-cell table:style-name="ce62" table:formula="of:=IF([.G156]=&quot;&quot;;&quot;&quot;;TEXT(DATE(YEAR([.G156]);MONTH([.G156]);DAY([.G156]));&quot;MMM&quot;))">
            <text:p/>
          </table:table-cell>
          <table:table-cell table:style-name="ce70" table:formula="of:=IF([.D156]=&quot;&quot;;&quot;&quot;;TEXT(DATE(YEAR([.D156]);MONTH([.D156]);DAY([.D15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7]=&quot;&quot;;&quot;&quot;;VLOOKUP([.K157];[Contas.$A$1:.$C$54];2;0))">
            <text:p><text:s text:c="2"/></text:p>
          </table:table-cell>
          <table:table-cell table:style-name="ce15" table:formula="of:=IF([.K157]=&quot;&quot;;&quot;&quot;;VLOOKUP([.K157];[Contas.$A$1:.$C$54];3;0))">
            <text:p><text:s text:c="2"/></text:p>
          </table:table-cell>
          <table:table-cell table:style-name="ce16" table:formula="of:=IF([.G157]&lt;&gt;&quot;&quot;;&quot;Pago&quot;;IF(AND([.G157]=&quot;&quot;;[.E157]&lt;&gt;&quot;&quot;;[.F157]&lt;&gt;&quot;&quot;;TODAY()&gt;=[.D157]);&quot;Vencido&quot;;IF(AND([.E157]=&quot;&quot;;[.F157]=&quot;&quot;;[.G157]=&quot;&quot;;[.H157]=&quot;&quot;);&quot;&quot;;&quot;A Vencer&quot;)))">
            <text:p><text:s text:c="2"/></text:p>
          </table:table-cell>
          <table:table-cell table:style-name="ce41" table:formula="of:=IF([.H157]=&quot;&quot;;&quot;&quot;;[.H157]-[.C157])">
            <text:p/>
          </table:table-cell>
          <table:table-cell table:style-name="ce62" table:formula="of:=IF([.A157]=&quot;&quot;;&quot;&quot;;TEXT(DATE(YEAR([.A157]);MONTH([.A157]);DAY([.A157]));&quot;AAAA&quot;))">
            <text:p/>
          </table:table-cell>
          <table:table-cell table:style-name="ce62" table:formula="of:=IF([.D157]=&quot;&quot;;&quot;&quot;;TEXT(DATE(YEAR([.D157]);MONTH([.D157]);DAY([.D157]));&quot;AAAA&quot;))">
            <text:p/>
          </table:table-cell>
          <table:table-cell table:style-name="ce62" table:formula="of:=IF([.G157]=&quot;&quot;;&quot;&quot;;TEXT(DATE(YEAR([.G157]);MONTH([.G157]);DAY([.G157]));&quot;AAAA&quot;))">
            <text:p/>
          </table:table-cell>
          <table:table-cell table:style-name="ce62" table:formula="of:=IF([.A157]=&quot;&quot;;&quot;&quot;;TEXT(DATE(YEAR([.A157]);MONTH([.A157]);DAY([.A157]));&quot;MMM&quot;))">
            <text:p/>
          </table:table-cell>
          <table:table-cell table:style-name="ce62" table:formula="of:=IF([.D157]=&quot;&quot;;&quot;&quot;;TEXT(DATE(YEAR([.D157]);MONTH([.D157]);DAY([.D157]));&quot;MMM&quot;))">
            <text:p/>
          </table:table-cell>
          <table:table-cell table:style-name="ce62" table:formula="of:=IF([.G157]=&quot;&quot;;&quot;&quot;;TEXT(DATE(YEAR([.G157]);MONTH([.G157]);DAY([.G157]));&quot;MMM&quot;))">
            <text:p/>
          </table:table-cell>
          <table:table-cell table:style-name="ce70" table:formula="of:=IF([.D157]=&quot;&quot;;&quot;&quot;;TEXT(DATE(YEAR([.D157]);MONTH([.D157]);DAY([.D15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8]=&quot;&quot;;&quot;&quot;;VLOOKUP([.K158];[Contas.$A$1:.$C$54];2;0))">
            <text:p><text:s text:c="2"/></text:p>
          </table:table-cell>
          <table:table-cell table:style-name="ce15" table:formula="of:=IF([.K158]=&quot;&quot;;&quot;&quot;;VLOOKUP([.K158];[Contas.$A$1:.$C$54];3;0))">
            <text:p><text:s text:c="2"/></text:p>
          </table:table-cell>
          <table:table-cell table:style-name="ce16" table:formula="of:=IF([.G158]&lt;&gt;&quot;&quot;;&quot;Pago&quot;;IF(AND([.G158]=&quot;&quot;;[.E158]&lt;&gt;&quot;&quot;;[.F158]&lt;&gt;&quot;&quot;;TODAY()&gt;=[.D158]);&quot;Vencido&quot;;IF(AND([.E158]=&quot;&quot;;[.F158]=&quot;&quot;;[.G158]=&quot;&quot;;[.H158]=&quot;&quot;);&quot;&quot;;&quot;A Vencer&quot;)))">
            <text:p><text:s text:c="2"/></text:p>
          </table:table-cell>
          <table:table-cell table:style-name="ce41" table:formula="of:=IF([.H158]=&quot;&quot;;&quot;&quot;;[.H158]-[.C158])">
            <text:p/>
          </table:table-cell>
          <table:table-cell table:style-name="ce62" table:formula="of:=IF([.A158]=&quot;&quot;;&quot;&quot;;TEXT(DATE(YEAR([.A158]);MONTH([.A158]);DAY([.A158]));&quot;AAAA&quot;))">
            <text:p/>
          </table:table-cell>
          <table:table-cell table:style-name="ce62" table:formula="of:=IF([.D158]=&quot;&quot;;&quot;&quot;;TEXT(DATE(YEAR([.D158]);MONTH([.D158]);DAY([.D158]));&quot;AAAA&quot;))">
            <text:p/>
          </table:table-cell>
          <table:table-cell table:style-name="ce62" table:formula="of:=IF([.G158]=&quot;&quot;;&quot;&quot;;TEXT(DATE(YEAR([.G158]);MONTH([.G158]);DAY([.G158]));&quot;AAAA&quot;))">
            <text:p/>
          </table:table-cell>
          <table:table-cell table:style-name="ce62" table:formula="of:=IF([.A158]=&quot;&quot;;&quot;&quot;;TEXT(DATE(YEAR([.A158]);MONTH([.A158]);DAY([.A158]));&quot;MMM&quot;))">
            <text:p/>
          </table:table-cell>
          <table:table-cell table:style-name="ce62" table:formula="of:=IF([.D158]=&quot;&quot;;&quot;&quot;;TEXT(DATE(YEAR([.D158]);MONTH([.D158]);DAY([.D158]));&quot;MMM&quot;))">
            <text:p/>
          </table:table-cell>
          <table:table-cell table:style-name="ce62" table:formula="of:=IF([.G158]=&quot;&quot;;&quot;&quot;;TEXT(DATE(YEAR([.G158]);MONTH([.G158]);DAY([.G158]));&quot;MMM&quot;))">
            <text:p/>
          </table:table-cell>
          <table:table-cell table:style-name="ce70" table:formula="of:=IF([.D158]=&quot;&quot;;&quot;&quot;;TEXT(DATE(YEAR([.D158]);MONTH([.D158]);DAY([.D15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59]=&quot;&quot;;&quot;&quot;;VLOOKUP([.K159];[Contas.$A$1:.$C$54];2;0))">
            <text:p><text:s text:c="2"/></text:p>
          </table:table-cell>
          <table:table-cell table:style-name="ce15" table:formula="of:=IF([.K159]=&quot;&quot;;&quot;&quot;;VLOOKUP([.K159];[Contas.$A$1:.$C$54];3;0))">
            <text:p><text:s text:c="2"/></text:p>
          </table:table-cell>
          <table:table-cell table:style-name="ce16" table:formula="of:=IF([.G159]&lt;&gt;&quot;&quot;;&quot;Pago&quot;;IF(AND([.G159]=&quot;&quot;;[.E159]&lt;&gt;&quot;&quot;;[.F159]&lt;&gt;&quot;&quot;;TODAY()&gt;=[.D159]);&quot;Vencido&quot;;IF(AND([.E159]=&quot;&quot;;[.F159]=&quot;&quot;;[.G159]=&quot;&quot;;[.H159]=&quot;&quot;);&quot;&quot;;&quot;A Vencer&quot;)))">
            <text:p><text:s text:c="2"/></text:p>
          </table:table-cell>
          <table:table-cell table:style-name="ce41" table:formula="of:=IF([.H159]=&quot;&quot;;&quot;&quot;;[.H159]-[.C159])">
            <text:p/>
          </table:table-cell>
          <table:table-cell table:style-name="ce62" table:formula="of:=IF([.A159]=&quot;&quot;;&quot;&quot;;TEXT(DATE(YEAR([.A159]);MONTH([.A159]);DAY([.A159]));&quot;AAAA&quot;))">
            <text:p/>
          </table:table-cell>
          <table:table-cell table:style-name="ce62" table:formula="of:=IF([.D159]=&quot;&quot;;&quot;&quot;;TEXT(DATE(YEAR([.D159]);MONTH([.D159]);DAY([.D159]));&quot;AAAA&quot;))">
            <text:p/>
          </table:table-cell>
          <table:table-cell table:style-name="ce62" table:formula="of:=IF([.G159]=&quot;&quot;;&quot;&quot;;TEXT(DATE(YEAR([.G159]);MONTH([.G159]);DAY([.G159]));&quot;AAAA&quot;))">
            <text:p/>
          </table:table-cell>
          <table:table-cell table:style-name="ce62" table:formula="of:=IF([.A159]=&quot;&quot;;&quot;&quot;;TEXT(DATE(YEAR([.A159]);MONTH([.A159]);DAY([.A159]));&quot;MMM&quot;))">
            <text:p/>
          </table:table-cell>
          <table:table-cell table:style-name="ce62" table:formula="of:=IF([.D159]=&quot;&quot;;&quot;&quot;;TEXT(DATE(YEAR([.D159]);MONTH([.D159]);DAY([.D159]));&quot;MMM&quot;))">
            <text:p/>
          </table:table-cell>
          <table:table-cell table:style-name="ce62" table:formula="of:=IF([.G159]=&quot;&quot;;&quot;&quot;;TEXT(DATE(YEAR([.G159]);MONTH([.G159]);DAY([.G159]));&quot;MMM&quot;))">
            <text:p/>
          </table:table-cell>
          <table:table-cell table:style-name="ce70" table:formula="of:=IF([.D159]=&quot;&quot;;&quot;&quot;;TEXT(DATE(YEAR([.D159]);MONTH([.D159]);DAY([.D15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0]=&quot;&quot;;&quot;&quot;;VLOOKUP([.K160];[Contas.$A$1:.$C$54];2;0))">
            <text:p><text:s text:c="2"/></text:p>
          </table:table-cell>
          <table:table-cell table:style-name="ce15" table:formula="of:=IF([.K160]=&quot;&quot;;&quot;&quot;;VLOOKUP([.K160];[Contas.$A$1:.$C$54];3;0))">
            <text:p><text:s text:c="2"/></text:p>
          </table:table-cell>
          <table:table-cell table:style-name="ce16" table:formula="of:=IF([.G160]&lt;&gt;&quot;&quot;;&quot;Pago&quot;;IF(AND([.G160]=&quot;&quot;;[.E160]&lt;&gt;&quot;&quot;;[.F160]&lt;&gt;&quot;&quot;;TODAY()&gt;=[.D160]);&quot;Vencido&quot;;IF(AND([.E160]=&quot;&quot;;[.F160]=&quot;&quot;;[.G160]=&quot;&quot;;[.H160]=&quot;&quot;);&quot;&quot;;&quot;A Vencer&quot;)))">
            <text:p><text:s text:c="2"/></text:p>
          </table:table-cell>
          <table:table-cell table:style-name="ce41" table:formula="of:=IF([.H160]=&quot;&quot;;&quot;&quot;;[.H160]-[.C160])">
            <text:p/>
          </table:table-cell>
          <table:table-cell table:style-name="ce62" table:formula="of:=IF([.A160]=&quot;&quot;;&quot;&quot;;TEXT(DATE(YEAR([.A160]);MONTH([.A160]);DAY([.A160]));&quot;AAAA&quot;))">
            <text:p/>
          </table:table-cell>
          <table:table-cell table:style-name="ce62" table:formula="of:=IF([.D160]=&quot;&quot;;&quot;&quot;;TEXT(DATE(YEAR([.D160]);MONTH([.D160]);DAY([.D160]));&quot;AAAA&quot;))">
            <text:p/>
          </table:table-cell>
          <table:table-cell table:style-name="ce62" table:formula="of:=IF([.G160]=&quot;&quot;;&quot;&quot;;TEXT(DATE(YEAR([.G160]);MONTH([.G160]);DAY([.G160]));&quot;AAAA&quot;))">
            <text:p/>
          </table:table-cell>
          <table:table-cell table:style-name="ce62" table:formula="of:=IF([.A160]=&quot;&quot;;&quot;&quot;;TEXT(DATE(YEAR([.A160]);MONTH([.A160]);DAY([.A160]));&quot;MMM&quot;))">
            <text:p/>
          </table:table-cell>
          <table:table-cell table:style-name="ce62" table:formula="of:=IF([.D160]=&quot;&quot;;&quot;&quot;;TEXT(DATE(YEAR([.D160]);MONTH([.D160]);DAY([.D160]));&quot;MMM&quot;))">
            <text:p/>
          </table:table-cell>
          <table:table-cell table:style-name="ce62" table:formula="of:=IF([.G160]=&quot;&quot;;&quot;&quot;;TEXT(DATE(YEAR([.G160]);MONTH([.G160]);DAY([.G160]));&quot;MMM&quot;))">
            <text:p/>
          </table:table-cell>
          <table:table-cell table:style-name="ce70" table:formula="of:=IF([.D160]=&quot;&quot;;&quot;&quot;;TEXT(DATE(YEAR([.D160]);MONTH([.D160]);DAY([.D16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1]=&quot;&quot;;&quot;&quot;;VLOOKUP([.K161];[Contas.$A$1:.$C$54];2;0))">
            <text:p><text:s text:c="2"/></text:p>
          </table:table-cell>
          <table:table-cell table:style-name="ce15" table:formula="of:=IF([.K161]=&quot;&quot;;&quot;&quot;;VLOOKUP([.K161];[Contas.$A$1:.$C$54];3;0))">
            <text:p><text:s text:c="2"/></text:p>
          </table:table-cell>
          <table:table-cell table:style-name="ce16" table:formula="of:=IF([.G161]&lt;&gt;&quot;&quot;;&quot;Pago&quot;;IF(AND([.G161]=&quot;&quot;;[.E161]&lt;&gt;&quot;&quot;;[.F161]&lt;&gt;&quot;&quot;;TODAY()&gt;=[.D161]);&quot;Vencido&quot;;IF(AND([.E161]=&quot;&quot;;[.F161]=&quot;&quot;;[.G161]=&quot;&quot;;[.H161]=&quot;&quot;);&quot;&quot;;&quot;A Vencer&quot;)))">
            <text:p><text:s text:c="2"/></text:p>
          </table:table-cell>
          <table:table-cell table:style-name="ce41" table:formula="of:=IF([.H161]=&quot;&quot;;&quot;&quot;;[.H161]-[.C161])">
            <text:p/>
          </table:table-cell>
          <table:table-cell table:style-name="ce62" table:formula="of:=IF([.A161]=&quot;&quot;;&quot;&quot;;TEXT(DATE(YEAR([.A161]);MONTH([.A161]);DAY([.A161]));&quot;AAAA&quot;))">
            <text:p/>
          </table:table-cell>
          <table:table-cell table:style-name="ce62" table:formula="of:=IF([.D161]=&quot;&quot;;&quot;&quot;;TEXT(DATE(YEAR([.D161]);MONTH([.D161]);DAY([.D161]));&quot;AAAA&quot;))">
            <text:p/>
          </table:table-cell>
          <table:table-cell table:style-name="ce62" table:formula="of:=IF([.G161]=&quot;&quot;;&quot;&quot;;TEXT(DATE(YEAR([.G161]);MONTH([.G161]);DAY([.G161]));&quot;AAAA&quot;))">
            <text:p/>
          </table:table-cell>
          <table:table-cell table:style-name="ce62" table:formula="of:=IF([.A161]=&quot;&quot;;&quot;&quot;;TEXT(DATE(YEAR([.A161]);MONTH([.A161]);DAY([.A161]));&quot;MMM&quot;))">
            <text:p/>
          </table:table-cell>
          <table:table-cell table:style-name="ce62" table:formula="of:=IF([.D161]=&quot;&quot;;&quot;&quot;;TEXT(DATE(YEAR([.D161]);MONTH([.D161]);DAY([.D161]));&quot;MMM&quot;))">
            <text:p/>
          </table:table-cell>
          <table:table-cell table:style-name="ce62" table:formula="of:=IF([.G161]=&quot;&quot;;&quot;&quot;;TEXT(DATE(YEAR([.G161]);MONTH([.G161]);DAY([.G161]));&quot;MMM&quot;))">
            <text:p/>
          </table:table-cell>
          <table:table-cell table:style-name="ce70" table:formula="of:=IF([.D161]=&quot;&quot;;&quot;&quot;;TEXT(DATE(YEAR([.D161]);MONTH([.D161]);DAY([.D16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2]=&quot;&quot;;&quot;&quot;;VLOOKUP([.K162];[Contas.$A$1:.$C$54];2;0))">
            <text:p><text:s text:c="2"/></text:p>
          </table:table-cell>
          <table:table-cell table:style-name="ce15" table:formula="of:=IF([.K162]=&quot;&quot;;&quot;&quot;;VLOOKUP([.K162];[Contas.$A$1:.$C$54];3;0))">
            <text:p><text:s text:c="2"/></text:p>
          </table:table-cell>
          <table:table-cell table:style-name="ce16" table:formula="of:=IF([.G162]&lt;&gt;&quot;&quot;;&quot;Pago&quot;;IF(AND([.G162]=&quot;&quot;;[.E162]&lt;&gt;&quot;&quot;;[.F162]&lt;&gt;&quot;&quot;;TODAY()&gt;=[.D162]);&quot;Vencido&quot;;IF(AND([.E162]=&quot;&quot;;[.F162]=&quot;&quot;;[.G162]=&quot;&quot;;[.H162]=&quot;&quot;);&quot;&quot;;&quot;A Vencer&quot;)))">
            <text:p><text:s text:c="2"/></text:p>
          </table:table-cell>
          <table:table-cell table:style-name="ce41" table:formula="of:=IF([.H162]=&quot;&quot;;&quot;&quot;;[.H162]-[.C162])">
            <text:p/>
          </table:table-cell>
          <table:table-cell table:style-name="ce62" table:formula="of:=IF([.A162]=&quot;&quot;;&quot;&quot;;TEXT(DATE(YEAR([.A162]);MONTH([.A162]);DAY([.A162]));&quot;AAAA&quot;))">
            <text:p/>
          </table:table-cell>
          <table:table-cell table:style-name="ce62" table:formula="of:=IF([.D162]=&quot;&quot;;&quot;&quot;;TEXT(DATE(YEAR([.D162]);MONTH([.D162]);DAY([.D162]));&quot;AAAA&quot;))">
            <text:p/>
          </table:table-cell>
          <table:table-cell table:style-name="ce62" table:formula="of:=IF([.G162]=&quot;&quot;;&quot;&quot;;TEXT(DATE(YEAR([.G162]);MONTH([.G162]);DAY([.G162]));&quot;AAAA&quot;))">
            <text:p/>
          </table:table-cell>
          <table:table-cell table:style-name="ce62" table:formula="of:=IF([.A162]=&quot;&quot;;&quot;&quot;;TEXT(DATE(YEAR([.A162]);MONTH([.A162]);DAY([.A162]));&quot;MMM&quot;))">
            <text:p/>
          </table:table-cell>
          <table:table-cell table:style-name="ce62" table:formula="of:=IF([.D162]=&quot;&quot;;&quot;&quot;;TEXT(DATE(YEAR([.D162]);MONTH([.D162]);DAY([.D162]));&quot;MMM&quot;))">
            <text:p/>
          </table:table-cell>
          <table:table-cell table:style-name="ce62" table:formula="of:=IF([.G162]=&quot;&quot;;&quot;&quot;;TEXT(DATE(YEAR([.G162]);MONTH([.G162]);DAY([.G162]));&quot;MMM&quot;))">
            <text:p/>
          </table:table-cell>
          <table:table-cell table:style-name="ce70" table:formula="of:=IF([.D162]=&quot;&quot;;&quot;&quot;;TEXT(DATE(YEAR([.D162]);MONTH([.D162]);DAY([.D16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3]=&quot;&quot;;&quot;&quot;;VLOOKUP([.K163];[Contas.$A$1:.$C$54];2;0))">
            <text:p><text:s text:c="2"/></text:p>
          </table:table-cell>
          <table:table-cell table:style-name="ce15" table:formula="of:=IF([.K163]=&quot;&quot;;&quot;&quot;;VLOOKUP([.K163];[Contas.$A$1:.$C$54];3;0))">
            <text:p><text:s text:c="2"/></text:p>
          </table:table-cell>
          <table:table-cell table:style-name="ce16" table:formula="of:=IF([.G163]&lt;&gt;&quot;&quot;;&quot;Pago&quot;;IF(AND([.G163]=&quot;&quot;;[.E163]&lt;&gt;&quot;&quot;;[.F163]&lt;&gt;&quot;&quot;;TODAY()&gt;=[.D163]);&quot;Vencido&quot;;IF(AND([.E163]=&quot;&quot;;[.F163]=&quot;&quot;;[.G163]=&quot;&quot;;[.H163]=&quot;&quot;);&quot;&quot;;&quot;A Vencer&quot;)))">
            <text:p><text:s text:c="2"/></text:p>
          </table:table-cell>
          <table:table-cell table:style-name="ce41" table:formula="of:=IF([.H163]=&quot;&quot;;&quot;&quot;;[.H163]-[.C163])">
            <text:p/>
          </table:table-cell>
          <table:table-cell table:style-name="ce62" table:formula="of:=IF([.A163]=&quot;&quot;;&quot;&quot;;TEXT(DATE(YEAR([.A163]);MONTH([.A163]);DAY([.A163]));&quot;AAAA&quot;))">
            <text:p/>
          </table:table-cell>
          <table:table-cell table:style-name="ce62" table:formula="of:=IF([.D163]=&quot;&quot;;&quot;&quot;;TEXT(DATE(YEAR([.D163]);MONTH([.D163]);DAY([.D163]));&quot;AAAA&quot;))">
            <text:p/>
          </table:table-cell>
          <table:table-cell table:style-name="ce62" table:formula="of:=IF([.G163]=&quot;&quot;;&quot;&quot;;TEXT(DATE(YEAR([.G163]);MONTH([.G163]);DAY([.G163]));&quot;AAAA&quot;))">
            <text:p/>
          </table:table-cell>
          <table:table-cell table:style-name="ce62" table:formula="of:=IF([.A163]=&quot;&quot;;&quot;&quot;;TEXT(DATE(YEAR([.A163]);MONTH([.A163]);DAY([.A163]));&quot;MMM&quot;))">
            <text:p/>
          </table:table-cell>
          <table:table-cell table:style-name="ce62" table:formula="of:=IF([.D163]=&quot;&quot;;&quot;&quot;;TEXT(DATE(YEAR([.D163]);MONTH([.D163]);DAY([.D163]));&quot;MMM&quot;))">
            <text:p/>
          </table:table-cell>
          <table:table-cell table:style-name="ce62" table:formula="of:=IF([.G163]=&quot;&quot;;&quot;&quot;;TEXT(DATE(YEAR([.G163]);MONTH([.G163]);DAY([.G163]));&quot;MMM&quot;))">
            <text:p/>
          </table:table-cell>
          <table:table-cell table:style-name="ce70" table:formula="of:=IF([.D163]=&quot;&quot;;&quot;&quot;;TEXT(DATE(YEAR([.D163]);MONTH([.D163]);DAY([.D16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4]=&quot;&quot;;&quot;&quot;;VLOOKUP([.K164];[Contas.$A$1:.$C$54];2;0))">
            <text:p><text:s text:c="2"/></text:p>
          </table:table-cell>
          <table:table-cell table:style-name="ce15" table:formula="of:=IF([.K164]=&quot;&quot;;&quot;&quot;;VLOOKUP([.K164];[Contas.$A$1:.$C$54];3;0))">
            <text:p><text:s text:c="2"/></text:p>
          </table:table-cell>
          <table:table-cell table:style-name="ce16" table:formula="of:=IF([.G164]&lt;&gt;&quot;&quot;;&quot;Pago&quot;;IF(AND([.G164]=&quot;&quot;;[.E164]&lt;&gt;&quot;&quot;;[.F164]&lt;&gt;&quot;&quot;;TODAY()&gt;=[.D164]);&quot;Vencido&quot;;IF(AND([.E164]=&quot;&quot;;[.F164]=&quot;&quot;;[.G164]=&quot;&quot;;[.H164]=&quot;&quot;);&quot;&quot;;&quot;A Vencer&quot;)))">
            <text:p><text:s text:c="2"/></text:p>
          </table:table-cell>
          <table:table-cell table:style-name="ce41" table:formula="of:=IF([.H164]=&quot;&quot;;&quot;&quot;;[.H164]-[.C164])">
            <text:p/>
          </table:table-cell>
          <table:table-cell table:style-name="ce62" table:formula="of:=IF([.A164]=&quot;&quot;;&quot;&quot;;TEXT(DATE(YEAR([.A164]);MONTH([.A164]);DAY([.A164]));&quot;AAAA&quot;))">
            <text:p/>
          </table:table-cell>
          <table:table-cell table:style-name="ce62" table:formula="of:=IF([.D164]=&quot;&quot;;&quot;&quot;;TEXT(DATE(YEAR([.D164]);MONTH([.D164]);DAY([.D164]));&quot;AAAA&quot;))">
            <text:p/>
          </table:table-cell>
          <table:table-cell table:style-name="ce62" table:formula="of:=IF([.G164]=&quot;&quot;;&quot;&quot;;TEXT(DATE(YEAR([.G164]);MONTH([.G164]);DAY([.G164]));&quot;AAAA&quot;))">
            <text:p/>
          </table:table-cell>
          <table:table-cell table:style-name="ce62" table:formula="of:=IF([.A164]=&quot;&quot;;&quot;&quot;;TEXT(DATE(YEAR([.A164]);MONTH([.A164]);DAY([.A164]));&quot;MMM&quot;))">
            <text:p/>
          </table:table-cell>
          <table:table-cell table:style-name="ce62" table:formula="of:=IF([.D164]=&quot;&quot;;&quot;&quot;;TEXT(DATE(YEAR([.D164]);MONTH([.D164]);DAY([.D164]));&quot;MMM&quot;))">
            <text:p/>
          </table:table-cell>
          <table:table-cell table:style-name="ce62" table:formula="of:=IF([.G164]=&quot;&quot;;&quot;&quot;;TEXT(DATE(YEAR([.G164]);MONTH([.G164]);DAY([.G164]));&quot;MMM&quot;))">
            <text:p/>
          </table:table-cell>
          <table:table-cell table:style-name="ce70" table:formula="of:=IF([.D164]=&quot;&quot;;&quot;&quot;;TEXT(DATE(YEAR([.D164]);MONTH([.D164]);DAY([.D16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5]=&quot;&quot;;&quot;&quot;;VLOOKUP([.K165];[Contas.$A$1:.$C$54];2;0))">
            <text:p><text:s text:c="2"/></text:p>
          </table:table-cell>
          <table:table-cell table:style-name="ce15" table:formula="of:=IF([.K165]=&quot;&quot;;&quot;&quot;;VLOOKUP([.K165];[Contas.$A$1:.$C$54];3;0))">
            <text:p><text:s text:c="2"/></text:p>
          </table:table-cell>
          <table:table-cell table:style-name="ce16" table:formula="of:=IF([.G165]&lt;&gt;&quot;&quot;;&quot;Pago&quot;;IF(AND([.G165]=&quot;&quot;;[.E165]&lt;&gt;&quot;&quot;;[.F165]&lt;&gt;&quot;&quot;;TODAY()&gt;=[.D165]);&quot;Vencido&quot;;IF(AND([.E165]=&quot;&quot;;[.F165]=&quot;&quot;;[.G165]=&quot;&quot;;[.H165]=&quot;&quot;);&quot;&quot;;&quot;A Vencer&quot;)))">
            <text:p><text:s text:c="2"/></text:p>
          </table:table-cell>
          <table:table-cell table:style-name="ce41" table:formula="of:=IF([.H165]=&quot;&quot;;&quot;&quot;;[.H165]-[.C165])">
            <text:p/>
          </table:table-cell>
          <table:table-cell table:style-name="ce62" table:formula="of:=IF([.A165]=&quot;&quot;;&quot;&quot;;TEXT(DATE(YEAR([.A165]);MONTH([.A165]);DAY([.A165]));&quot;AAAA&quot;))">
            <text:p/>
          </table:table-cell>
          <table:table-cell table:style-name="ce62" table:formula="of:=IF([.D165]=&quot;&quot;;&quot;&quot;;TEXT(DATE(YEAR([.D165]);MONTH([.D165]);DAY([.D165]));&quot;AAAA&quot;))">
            <text:p/>
          </table:table-cell>
          <table:table-cell table:style-name="ce62" table:formula="of:=IF([.G165]=&quot;&quot;;&quot;&quot;;TEXT(DATE(YEAR([.G165]);MONTH([.G165]);DAY([.G165]));&quot;AAAA&quot;))">
            <text:p/>
          </table:table-cell>
          <table:table-cell table:style-name="ce62" table:formula="of:=IF([.A165]=&quot;&quot;;&quot;&quot;;TEXT(DATE(YEAR([.A165]);MONTH([.A165]);DAY([.A165]));&quot;MMM&quot;))">
            <text:p/>
          </table:table-cell>
          <table:table-cell table:style-name="ce62" table:formula="of:=IF([.D165]=&quot;&quot;;&quot;&quot;;TEXT(DATE(YEAR([.D165]);MONTH([.D165]);DAY([.D165]));&quot;MMM&quot;))">
            <text:p/>
          </table:table-cell>
          <table:table-cell table:style-name="ce62" table:formula="of:=IF([.G165]=&quot;&quot;;&quot;&quot;;TEXT(DATE(YEAR([.G165]);MONTH([.G165]);DAY([.G165]));&quot;MMM&quot;))">
            <text:p/>
          </table:table-cell>
          <table:table-cell table:style-name="ce70" table:formula="of:=IF([.D165]=&quot;&quot;;&quot;&quot;;TEXT(DATE(YEAR([.D165]);MONTH([.D165]);DAY([.D16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6]=&quot;&quot;;&quot;&quot;;VLOOKUP([.K166];[Contas.$A$1:.$C$54];2;0))">
            <text:p><text:s text:c="2"/></text:p>
          </table:table-cell>
          <table:table-cell table:style-name="ce15" table:formula="of:=IF([.K166]=&quot;&quot;;&quot;&quot;;VLOOKUP([.K166];[Contas.$A$1:.$C$54];3;0))">
            <text:p><text:s text:c="2"/></text:p>
          </table:table-cell>
          <table:table-cell table:style-name="ce16" table:formula="of:=IF([.G166]&lt;&gt;&quot;&quot;;&quot;Pago&quot;;IF(AND([.G166]=&quot;&quot;;[.E166]&lt;&gt;&quot;&quot;;[.F166]&lt;&gt;&quot;&quot;;TODAY()&gt;=[.D166]);&quot;Vencido&quot;;IF(AND([.E166]=&quot;&quot;;[.F166]=&quot;&quot;;[.G166]=&quot;&quot;;[.H166]=&quot;&quot;);&quot;&quot;;&quot;A Vencer&quot;)))">
            <text:p><text:s text:c="2"/></text:p>
          </table:table-cell>
          <table:table-cell table:style-name="ce41" table:formula="of:=IF([.H166]=&quot;&quot;;&quot;&quot;;[.H166]-[.C166])">
            <text:p/>
          </table:table-cell>
          <table:table-cell table:style-name="ce62" table:formula="of:=IF([.A166]=&quot;&quot;;&quot;&quot;;TEXT(DATE(YEAR([.A166]);MONTH([.A166]);DAY([.A166]));&quot;AAAA&quot;))">
            <text:p/>
          </table:table-cell>
          <table:table-cell table:style-name="ce62" table:formula="of:=IF([.D166]=&quot;&quot;;&quot;&quot;;TEXT(DATE(YEAR([.D166]);MONTH([.D166]);DAY([.D166]));&quot;AAAA&quot;))">
            <text:p/>
          </table:table-cell>
          <table:table-cell table:style-name="ce62" table:formula="of:=IF([.G166]=&quot;&quot;;&quot;&quot;;TEXT(DATE(YEAR([.G166]);MONTH([.G166]);DAY([.G166]));&quot;AAAA&quot;))">
            <text:p/>
          </table:table-cell>
          <table:table-cell table:style-name="ce62" table:formula="of:=IF([.A166]=&quot;&quot;;&quot;&quot;;TEXT(DATE(YEAR([.A166]);MONTH([.A166]);DAY([.A166]));&quot;MMM&quot;))">
            <text:p/>
          </table:table-cell>
          <table:table-cell table:style-name="ce62" table:formula="of:=IF([.D166]=&quot;&quot;;&quot;&quot;;TEXT(DATE(YEAR([.D166]);MONTH([.D166]);DAY([.D166]));&quot;MMM&quot;))">
            <text:p/>
          </table:table-cell>
          <table:table-cell table:style-name="ce62" table:formula="of:=IF([.G166]=&quot;&quot;;&quot;&quot;;TEXT(DATE(YEAR([.G166]);MONTH([.G166]);DAY([.G166]));&quot;MMM&quot;))">
            <text:p/>
          </table:table-cell>
          <table:table-cell table:style-name="ce70" table:formula="of:=IF([.D166]=&quot;&quot;;&quot;&quot;;TEXT(DATE(YEAR([.D166]);MONTH([.D166]);DAY([.D16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7]=&quot;&quot;;&quot;&quot;;VLOOKUP([.K167];[Contas.$A$1:.$C$54];2;0))">
            <text:p><text:s text:c="2"/></text:p>
          </table:table-cell>
          <table:table-cell table:style-name="ce15" table:formula="of:=IF([.K167]=&quot;&quot;;&quot;&quot;;VLOOKUP([.K167];[Contas.$A$1:.$C$54];3;0))">
            <text:p><text:s text:c="2"/></text:p>
          </table:table-cell>
          <table:table-cell table:style-name="ce16" table:formula="of:=IF([.G167]&lt;&gt;&quot;&quot;;&quot;Pago&quot;;IF(AND([.G167]=&quot;&quot;;[.E167]&lt;&gt;&quot;&quot;;[.F167]&lt;&gt;&quot;&quot;;TODAY()&gt;=[.D167]);&quot;Vencido&quot;;IF(AND([.E167]=&quot;&quot;;[.F167]=&quot;&quot;;[.G167]=&quot;&quot;;[.H167]=&quot;&quot;);&quot;&quot;;&quot;A Vencer&quot;)))">
            <text:p><text:s text:c="2"/></text:p>
          </table:table-cell>
          <table:table-cell table:style-name="ce41" table:formula="of:=IF([.H167]=&quot;&quot;;&quot;&quot;;[.H167]-[.C167])">
            <text:p/>
          </table:table-cell>
          <table:table-cell table:style-name="ce62" table:formula="of:=IF([.A167]=&quot;&quot;;&quot;&quot;;TEXT(DATE(YEAR([.A167]);MONTH([.A167]);DAY([.A167]));&quot;AAAA&quot;))">
            <text:p/>
          </table:table-cell>
          <table:table-cell table:style-name="ce62" table:formula="of:=IF([.D167]=&quot;&quot;;&quot;&quot;;TEXT(DATE(YEAR([.D167]);MONTH([.D167]);DAY([.D167]));&quot;AAAA&quot;))">
            <text:p/>
          </table:table-cell>
          <table:table-cell table:style-name="ce62" table:formula="of:=IF([.G167]=&quot;&quot;;&quot;&quot;;TEXT(DATE(YEAR([.G167]);MONTH([.G167]);DAY([.G167]));&quot;AAAA&quot;))">
            <text:p/>
          </table:table-cell>
          <table:table-cell table:style-name="ce62" table:formula="of:=IF([.A167]=&quot;&quot;;&quot;&quot;;TEXT(DATE(YEAR([.A167]);MONTH([.A167]);DAY([.A167]));&quot;MMM&quot;))">
            <text:p/>
          </table:table-cell>
          <table:table-cell table:style-name="ce62" table:formula="of:=IF([.D167]=&quot;&quot;;&quot;&quot;;TEXT(DATE(YEAR([.D167]);MONTH([.D167]);DAY([.D167]));&quot;MMM&quot;))">
            <text:p/>
          </table:table-cell>
          <table:table-cell table:style-name="ce62" table:formula="of:=IF([.G167]=&quot;&quot;;&quot;&quot;;TEXT(DATE(YEAR([.G167]);MONTH([.G167]);DAY([.G167]));&quot;MMM&quot;))">
            <text:p/>
          </table:table-cell>
          <table:table-cell table:style-name="ce70" table:formula="of:=IF([.D167]=&quot;&quot;;&quot;&quot;;TEXT(DATE(YEAR([.D167]);MONTH([.D167]);DAY([.D16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8]=&quot;&quot;;&quot;&quot;;VLOOKUP([.K168];[Contas.$A$1:.$C$54];2;0))">
            <text:p><text:s text:c="2"/></text:p>
          </table:table-cell>
          <table:table-cell table:style-name="ce15" table:formula="of:=IF([.K168]=&quot;&quot;;&quot;&quot;;VLOOKUP([.K168];[Contas.$A$1:.$C$54];3;0))">
            <text:p><text:s text:c="2"/></text:p>
          </table:table-cell>
          <table:table-cell table:style-name="ce16" table:formula="of:=IF([.G168]&lt;&gt;&quot;&quot;;&quot;Pago&quot;;IF(AND([.G168]=&quot;&quot;;[.E168]&lt;&gt;&quot;&quot;;[.F168]&lt;&gt;&quot;&quot;;TODAY()&gt;=[.D168]);&quot;Vencido&quot;;IF(AND([.E168]=&quot;&quot;;[.F168]=&quot;&quot;;[.G168]=&quot;&quot;;[.H168]=&quot;&quot;);&quot;&quot;;&quot;A Vencer&quot;)))">
            <text:p><text:s text:c="2"/></text:p>
          </table:table-cell>
          <table:table-cell table:style-name="ce41" table:formula="of:=IF([.H168]=&quot;&quot;;&quot;&quot;;[.H168]-[.C168])">
            <text:p/>
          </table:table-cell>
          <table:table-cell table:style-name="ce62" table:formula="of:=IF([.A168]=&quot;&quot;;&quot;&quot;;TEXT(DATE(YEAR([.A168]);MONTH([.A168]);DAY([.A168]));&quot;AAAA&quot;))">
            <text:p/>
          </table:table-cell>
          <table:table-cell table:style-name="ce62" table:formula="of:=IF([.D168]=&quot;&quot;;&quot;&quot;;TEXT(DATE(YEAR([.D168]);MONTH([.D168]);DAY([.D168]));&quot;AAAA&quot;))">
            <text:p/>
          </table:table-cell>
          <table:table-cell table:style-name="ce62" table:formula="of:=IF([.G168]=&quot;&quot;;&quot;&quot;;TEXT(DATE(YEAR([.G168]);MONTH([.G168]);DAY([.G168]));&quot;AAAA&quot;))">
            <text:p/>
          </table:table-cell>
          <table:table-cell table:style-name="ce62" table:formula="of:=IF([.A168]=&quot;&quot;;&quot;&quot;;TEXT(DATE(YEAR([.A168]);MONTH([.A168]);DAY([.A168]));&quot;MMM&quot;))">
            <text:p/>
          </table:table-cell>
          <table:table-cell table:style-name="ce62" table:formula="of:=IF([.D168]=&quot;&quot;;&quot;&quot;;TEXT(DATE(YEAR([.D168]);MONTH([.D168]);DAY([.D168]));&quot;MMM&quot;))">
            <text:p/>
          </table:table-cell>
          <table:table-cell table:style-name="ce62" table:formula="of:=IF([.G168]=&quot;&quot;;&quot;&quot;;TEXT(DATE(YEAR([.G168]);MONTH([.G168]);DAY([.G168]));&quot;MMM&quot;))">
            <text:p/>
          </table:table-cell>
          <table:table-cell table:style-name="ce70" table:formula="of:=IF([.D168]=&quot;&quot;;&quot;&quot;;TEXT(DATE(YEAR([.D168]);MONTH([.D168]);DAY([.D16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69]=&quot;&quot;;&quot;&quot;;VLOOKUP([.K169];[Contas.$A$1:.$C$54];2;0))">
            <text:p><text:s text:c="2"/></text:p>
          </table:table-cell>
          <table:table-cell table:style-name="ce15" table:formula="of:=IF([.K169]=&quot;&quot;;&quot;&quot;;VLOOKUP([.K169];[Contas.$A$1:.$C$54];3;0))">
            <text:p><text:s text:c="2"/></text:p>
          </table:table-cell>
          <table:table-cell table:style-name="ce16" table:formula="of:=IF([.G169]&lt;&gt;&quot;&quot;;&quot;Pago&quot;;IF(AND([.G169]=&quot;&quot;;[.E169]&lt;&gt;&quot;&quot;;[.F169]&lt;&gt;&quot;&quot;;TODAY()&gt;=[.D169]);&quot;Vencido&quot;;IF(AND([.E169]=&quot;&quot;;[.F169]=&quot;&quot;;[.G169]=&quot;&quot;;[.H169]=&quot;&quot;);&quot;&quot;;&quot;A Vencer&quot;)))">
            <text:p><text:s text:c="2"/></text:p>
          </table:table-cell>
          <table:table-cell table:style-name="ce41" table:formula="of:=IF([.H169]=&quot;&quot;;&quot;&quot;;[.H169]-[.C169])">
            <text:p/>
          </table:table-cell>
          <table:table-cell table:style-name="ce62" table:formula="of:=IF([.A169]=&quot;&quot;;&quot;&quot;;TEXT(DATE(YEAR([.A169]);MONTH([.A169]);DAY([.A169]));&quot;AAAA&quot;))">
            <text:p/>
          </table:table-cell>
          <table:table-cell table:style-name="ce62" table:formula="of:=IF([.D169]=&quot;&quot;;&quot;&quot;;TEXT(DATE(YEAR([.D169]);MONTH([.D169]);DAY([.D169]));&quot;AAAA&quot;))">
            <text:p/>
          </table:table-cell>
          <table:table-cell table:style-name="ce62" table:formula="of:=IF([.G169]=&quot;&quot;;&quot;&quot;;TEXT(DATE(YEAR([.G169]);MONTH([.G169]);DAY([.G169]));&quot;AAAA&quot;))">
            <text:p/>
          </table:table-cell>
          <table:table-cell table:style-name="ce62" table:formula="of:=IF([.A169]=&quot;&quot;;&quot;&quot;;TEXT(DATE(YEAR([.A169]);MONTH([.A169]);DAY([.A169]));&quot;MMM&quot;))">
            <text:p/>
          </table:table-cell>
          <table:table-cell table:style-name="ce62" table:formula="of:=IF([.D169]=&quot;&quot;;&quot;&quot;;TEXT(DATE(YEAR([.D169]);MONTH([.D169]);DAY([.D169]));&quot;MMM&quot;))">
            <text:p/>
          </table:table-cell>
          <table:table-cell table:style-name="ce62" table:formula="of:=IF([.G169]=&quot;&quot;;&quot;&quot;;TEXT(DATE(YEAR([.G169]);MONTH([.G169]);DAY([.G169]));&quot;MMM&quot;))">
            <text:p/>
          </table:table-cell>
          <table:table-cell table:style-name="ce70" table:formula="of:=IF([.D169]=&quot;&quot;;&quot;&quot;;TEXT(DATE(YEAR([.D169]);MONTH([.D169]);DAY([.D16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0]=&quot;&quot;;&quot;&quot;;VLOOKUP([.K170];[Contas.$A$1:.$C$54];2;0))">
            <text:p><text:s text:c="2"/></text:p>
          </table:table-cell>
          <table:table-cell table:style-name="ce15" table:formula="of:=IF([.K170]=&quot;&quot;;&quot;&quot;;VLOOKUP([.K170];[Contas.$A$1:.$C$54];3;0))">
            <text:p><text:s text:c="2"/></text:p>
          </table:table-cell>
          <table:table-cell table:style-name="ce16" table:formula="of:=IF([.G170]&lt;&gt;&quot;&quot;;&quot;Pago&quot;;IF(AND([.G170]=&quot;&quot;;[.E170]&lt;&gt;&quot;&quot;;[.F170]&lt;&gt;&quot;&quot;;TODAY()&gt;=[.D170]);&quot;Vencido&quot;;IF(AND([.E170]=&quot;&quot;;[.F170]=&quot;&quot;;[.G170]=&quot;&quot;;[.H170]=&quot;&quot;);&quot;&quot;;&quot;A Vencer&quot;)))">
            <text:p><text:s text:c="2"/></text:p>
          </table:table-cell>
          <table:table-cell table:style-name="ce41" table:formula="of:=IF([.H170]=&quot;&quot;;&quot;&quot;;[.H170]-[.C170])">
            <text:p/>
          </table:table-cell>
          <table:table-cell table:style-name="ce62" table:formula="of:=IF([.A170]=&quot;&quot;;&quot;&quot;;TEXT(DATE(YEAR([.A170]);MONTH([.A170]);DAY([.A170]));&quot;AAAA&quot;))">
            <text:p/>
          </table:table-cell>
          <table:table-cell table:style-name="ce62" table:formula="of:=IF([.D170]=&quot;&quot;;&quot;&quot;;TEXT(DATE(YEAR([.D170]);MONTH([.D170]);DAY([.D170]));&quot;AAAA&quot;))">
            <text:p/>
          </table:table-cell>
          <table:table-cell table:style-name="ce62" table:formula="of:=IF([.G170]=&quot;&quot;;&quot;&quot;;TEXT(DATE(YEAR([.G170]);MONTH([.G170]);DAY([.G170]));&quot;AAAA&quot;))">
            <text:p/>
          </table:table-cell>
          <table:table-cell table:style-name="ce62" table:formula="of:=IF([.A170]=&quot;&quot;;&quot;&quot;;TEXT(DATE(YEAR([.A170]);MONTH([.A170]);DAY([.A170]));&quot;MMM&quot;))">
            <text:p/>
          </table:table-cell>
          <table:table-cell table:style-name="ce62" table:formula="of:=IF([.D170]=&quot;&quot;;&quot;&quot;;TEXT(DATE(YEAR([.D170]);MONTH([.D170]);DAY([.D170]));&quot;MMM&quot;))">
            <text:p/>
          </table:table-cell>
          <table:table-cell table:style-name="ce62" table:formula="of:=IF([.G170]=&quot;&quot;;&quot;&quot;;TEXT(DATE(YEAR([.G170]);MONTH([.G170]);DAY([.G170]));&quot;MMM&quot;))">
            <text:p/>
          </table:table-cell>
          <table:table-cell table:style-name="ce70" table:formula="of:=IF([.D170]=&quot;&quot;;&quot;&quot;;TEXT(DATE(YEAR([.D170]);MONTH([.D170]);DAY([.D17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1]=&quot;&quot;;&quot;&quot;;VLOOKUP([.K171];[Contas.$A$1:.$C$54];2;0))">
            <text:p><text:s text:c="2"/></text:p>
          </table:table-cell>
          <table:table-cell table:style-name="ce15" table:formula="of:=IF([.K171]=&quot;&quot;;&quot;&quot;;VLOOKUP([.K171];[Contas.$A$1:.$C$54];3;0))">
            <text:p><text:s text:c="2"/></text:p>
          </table:table-cell>
          <table:table-cell table:style-name="ce16" table:formula="of:=IF([.G171]&lt;&gt;&quot;&quot;;&quot;Pago&quot;;IF(AND([.G171]=&quot;&quot;;[.E171]&lt;&gt;&quot;&quot;;[.F171]&lt;&gt;&quot;&quot;;TODAY()&gt;=[.D171]);&quot;Vencido&quot;;IF(AND([.E171]=&quot;&quot;;[.F171]=&quot;&quot;;[.G171]=&quot;&quot;;[.H171]=&quot;&quot;);&quot;&quot;;&quot;A Vencer&quot;)))">
            <text:p><text:s text:c="2"/></text:p>
          </table:table-cell>
          <table:table-cell table:style-name="ce41" table:formula="of:=IF([.H171]=&quot;&quot;;&quot;&quot;;[.H171]-[.C171])">
            <text:p/>
          </table:table-cell>
          <table:table-cell table:style-name="ce62" table:formula="of:=IF([.A171]=&quot;&quot;;&quot;&quot;;TEXT(DATE(YEAR([.A171]);MONTH([.A171]);DAY([.A171]));&quot;AAAA&quot;))">
            <text:p/>
          </table:table-cell>
          <table:table-cell table:style-name="ce62" table:formula="of:=IF([.D171]=&quot;&quot;;&quot;&quot;;TEXT(DATE(YEAR([.D171]);MONTH([.D171]);DAY([.D171]));&quot;AAAA&quot;))">
            <text:p/>
          </table:table-cell>
          <table:table-cell table:style-name="ce62" table:formula="of:=IF([.G171]=&quot;&quot;;&quot;&quot;;TEXT(DATE(YEAR([.G171]);MONTH([.G171]);DAY([.G171]));&quot;AAAA&quot;))">
            <text:p/>
          </table:table-cell>
          <table:table-cell table:style-name="ce62" table:formula="of:=IF([.A171]=&quot;&quot;;&quot;&quot;;TEXT(DATE(YEAR([.A171]);MONTH([.A171]);DAY([.A171]));&quot;MMM&quot;))">
            <text:p/>
          </table:table-cell>
          <table:table-cell table:style-name="ce62" table:formula="of:=IF([.D171]=&quot;&quot;;&quot;&quot;;TEXT(DATE(YEAR([.D171]);MONTH([.D171]);DAY([.D171]));&quot;MMM&quot;))">
            <text:p/>
          </table:table-cell>
          <table:table-cell table:style-name="ce62" table:formula="of:=IF([.G171]=&quot;&quot;;&quot;&quot;;TEXT(DATE(YEAR([.G171]);MONTH([.G171]);DAY([.G171]));&quot;MMM&quot;))">
            <text:p/>
          </table:table-cell>
          <table:table-cell table:style-name="ce70" table:formula="of:=IF([.D171]=&quot;&quot;;&quot;&quot;;TEXT(DATE(YEAR([.D171]);MONTH([.D171]);DAY([.D17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2]=&quot;&quot;;&quot;&quot;;VLOOKUP([.K172];[Contas.$A$1:.$C$54];2;0))">
            <text:p><text:s text:c="2"/></text:p>
          </table:table-cell>
          <table:table-cell table:style-name="ce15" table:formula="of:=IF([.K172]=&quot;&quot;;&quot;&quot;;VLOOKUP([.K172];[Contas.$A$1:.$C$54];3;0))">
            <text:p><text:s text:c="2"/></text:p>
          </table:table-cell>
          <table:table-cell table:style-name="ce16" table:formula="of:=IF([.G172]&lt;&gt;&quot;&quot;;&quot;Pago&quot;;IF(AND([.G172]=&quot;&quot;;[.E172]&lt;&gt;&quot;&quot;;[.F172]&lt;&gt;&quot;&quot;;TODAY()&gt;=[.D172]);&quot;Vencido&quot;;IF(AND([.E172]=&quot;&quot;;[.F172]=&quot;&quot;;[.G172]=&quot;&quot;;[.H172]=&quot;&quot;);&quot;&quot;;&quot;A Vencer&quot;)))">
            <text:p><text:s text:c="2"/></text:p>
          </table:table-cell>
          <table:table-cell table:style-name="ce41" table:formula="of:=IF([.H172]=&quot;&quot;;&quot;&quot;;[.H172]-[.C172])">
            <text:p/>
          </table:table-cell>
          <table:table-cell table:style-name="ce62" table:formula="of:=IF([.A172]=&quot;&quot;;&quot;&quot;;TEXT(DATE(YEAR([.A172]);MONTH([.A172]);DAY([.A172]));&quot;AAAA&quot;))">
            <text:p/>
          </table:table-cell>
          <table:table-cell table:style-name="ce62" table:formula="of:=IF([.D172]=&quot;&quot;;&quot;&quot;;TEXT(DATE(YEAR([.D172]);MONTH([.D172]);DAY([.D172]));&quot;AAAA&quot;))">
            <text:p/>
          </table:table-cell>
          <table:table-cell table:style-name="ce62" table:formula="of:=IF([.G172]=&quot;&quot;;&quot;&quot;;TEXT(DATE(YEAR([.G172]);MONTH([.G172]);DAY([.G172]));&quot;AAAA&quot;))">
            <text:p/>
          </table:table-cell>
          <table:table-cell table:style-name="ce62" table:formula="of:=IF([.A172]=&quot;&quot;;&quot;&quot;;TEXT(DATE(YEAR([.A172]);MONTH([.A172]);DAY([.A172]));&quot;MMM&quot;))">
            <text:p/>
          </table:table-cell>
          <table:table-cell table:style-name="ce62" table:formula="of:=IF([.D172]=&quot;&quot;;&quot;&quot;;TEXT(DATE(YEAR([.D172]);MONTH([.D172]);DAY([.D172]));&quot;MMM&quot;))">
            <text:p/>
          </table:table-cell>
          <table:table-cell table:style-name="ce62" table:formula="of:=IF([.G172]=&quot;&quot;;&quot;&quot;;TEXT(DATE(YEAR([.G172]);MONTH([.G172]);DAY([.G172]));&quot;MMM&quot;))">
            <text:p/>
          </table:table-cell>
          <table:table-cell table:style-name="ce70" table:formula="of:=IF([.D172]=&quot;&quot;;&quot;&quot;;TEXT(DATE(YEAR([.D172]);MONTH([.D172]);DAY([.D17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3]=&quot;&quot;;&quot;&quot;;VLOOKUP([.K173];[Contas.$A$1:.$C$54];2;0))">
            <text:p><text:s text:c="2"/></text:p>
          </table:table-cell>
          <table:table-cell table:style-name="ce15" table:formula="of:=IF([.K173]=&quot;&quot;;&quot;&quot;;VLOOKUP([.K173];[Contas.$A$1:.$C$54];3;0))">
            <text:p><text:s text:c="2"/></text:p>
          </table:table-cell>
          <table:table-cell table:style-name="ce16" table:formula="of:=IF([.G173]&lt;&gt;&quot;&quot;;&quot;Pago&quot;;IF(AND([.G173]=&quot;&quot;;[.E173]&lt;&gt;&quot;&quot;;[.F173]&lt;&gt;&quot;&quot;;TODAY()&gt;=[.D173]);&quot;Vencido&quot;;IF(AND([.E173]=&quot;&quot;;[.F173]=&quot;&quot;;[.G173]=&quot;&quot;;[.H173]=&quot;&quot;);&quot;&quot;;&quot;A Vencer&quot;)))">
            <text:p><text:s text:c="2"/></text:p>
          </table:table-cell>
          <table:table-cell table:style-name="ce41" table:formula="of:=IF([.H173]=&quot;&quot;;&quot;&quot;;[.H173]-[.C173])">
            <text:p/>
          </table:table-cell>
          <table:table-cell table:style-name="ce62" table:formula="of:=IF([.A173]=&quot;&quot;;&quot;&quot;;TEXT(DATE(YEAR([.A173]);MONTH([.A173]);DAY([.A173]));&quot;AAAA&quot;))">
            <text:p/>
          </table:table-cell>
          <table:table-cell table:style-name="ce62" table:formula="of:=IF([.D173]=&quot;&quot;;&quot;&quot;;TEXT(DATE(YEAR([.D173]);MONTH([.D173]);DAY([.D173]));&quot;AAAA&quot;))">
            <text:p/>
          </table:table-cell>
          <table:table-cell table:style-name="ce62" table:formula="of:=IF([.G173]=&quot;&quot;;&quot;&quot;;TEXT(DATE(YEAR([.G173]);MONTH([.G173]);DAY([.G173]));&quot;AAAA&quot;))">
            <text:p/>
          </table:table-cell>
          <table:table-cell table:style-name="ce62" table:formula="of:=IF([.A173]=&quot;&quot;;&quot;&quot;;TEXT(DATE(YEAR([.A173]);MONTH([.A173]);DAY([.A173]));&quot;MMM&quot;))">
            <text:p/>
          </table:table-cell>
          <table:table-cell table:style-name="ce62" table:formula="of:=IF([.D173]=&quot;&quot;;&quot;&quot;;TEXT(DATE(YEAR([.D173]);MONTH([.D173]);DAY([.D173]));&quot;MMM&quot;))">
            <text:p/>
          </table:table-cell>
          <table:table-cell table:style-name="ce62" table:formula="of:=IF([.G173]=&quot;&quot;;&quot;&quot;;TEXT(DATE(YEAR([.G173]);MONTH([.G173]);DAY([.G173]));&quot;MMM&quot;))">
            <text:p/>
          </table:table-cell>
          <table:table-cell table:style-name="ce70" table:formula="of:=IF([.D173]=&quot;&quot;;&quot;&quot;;TEXT(DATE(YEAR([.D173]);MONTH([.D173]);DAY([.D17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4]=&quot;&quot;;&quot;&quot;;VLOOKUP([.K174];[Contas.$A$1:.$C$54];2;0))">
            <text:p><text:s text:c="2"/></text:p>
          </table:table-cell>
          <table:table-cell table:style-name="ce15" table:formula="of:=IF([.K174]=&quot;&quot;;&quot;&quot;;VLOOKUP([.K174];[Contas.$A$1:.$C$54];3;0))">
            <text:p><text:s text:c="2"/></text:p>
          </table:table-cell>
          <table:table-cell table:style-name="ce16" table:formula="of:=IF([.G174]&lt;&gt;&quot;&quot;;&quot;Pago&quot;;IF(AND([.G174]=&quot;&quot;;[.E174]&lt;&gt;&quot;&quot;;[.F174]&lt;&gt;&quot;&quot;;TODAY()&gt;=[.D174]);&quot;Vencido&quot;;IF(AND([.E174]=&quot;&quot;;[.F174]=&quot;&quot;;[.G174]=&quot;&quot;;[.H174]=&quot;&quot;);&quot;&quot;;&quot;A Vencer&quot;)))">
            <text:p><text:s text:c="2"/></text:p>
          </table:table-cell>
          <table:table-cell table:style-name="ce41" table:formula="of:=IF([.H174]=&quot;&quot;;&quot;&quot;;[.H174]-[.C174])">
            <text:p/>
          </table:table-cell>
          <table:table-cell table:style-name="ce62" table:formula="of:=IF([.A174]=&quot;&quot;;&quot;&quot;;TEXT(DATE(YEAR([.A174]);MONTH([.A174]);DAY([.A174]));&quot;AAAA&quot;))">
            <text:p/>
          </table:table-cell>
          <table:table-cell table:style-name="ce62" table:formula="of:=IF([.D174]=&quot;&quot;;&quot;&quot;;TEXT(DATE(YEAR([.D174]);MONTH([.D174]);DAY([.D174]));&quot;AAAA&quot;))">
            <text:p/>
          </table:table-cell>
          <table:table-cell table:style-name="ce62" table:formula="of:=IF([.G174]=&quot;&quot;;&quot;&quot;;TEXT(DATE(YEAR([.G174]);MONTH([.G174]);DAY([.G174]));&quot;AAAA&quot;))">
            <text:p/>
          </table:table-cell>
          <table:table-cell table:style-name="ce62" table:formula="of:=IF([.A174]=&quot;&quot;;&quot;&quot;;TEXT(DATE(YEAR([.A174]);MONTH([.A174]);DAY([.A174]));&quot;MMM&quot;))">
            <text:p/>
          </table:table-cell>
          <table:table-cell table:style-name="ce62" table:formula="of:=IF([.D174]=&quot;&quot;;&quot;&quot;;TEXT(DATE(YEAR([.D174]);MONTH([.D174]);DAY([.D174]));&quot;MMM&quot;))">
            <text:p/>
          </table:table-cell>
          <table:table-cell table:style-name="ce62" table:formula="of:=IF([.G174]=&quot;&quot;;&quot;&quot;;TEXT(DATE(YEAR([.G174]);MONTH([.G174]);DAY([.G174]));&quot;MMM&quot;))">
            <text:p/>
          </table:table-cell>
          <table:table-cell table:style-name="ce70" table:formula="of:=IF([.D174]=&quot;&quot;;&quot;&quot;;TEXT(DATE(YEAR([.D174]);MONTH([.D174]);DAY([.D17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5]=&quot;&quot;;&quot;&quot;;VLOOKUP([.K175];[Contas.$A$1:.$C$54];2;0))">
            <text:p><text:s text:c="2"/></text:p>
          </table:table-cell>
          <table:table-cell table:style-name="ce15" table:formula="of:=IF([.K175]=&quot;&quot;;&quot;&quot;;VLOOKUP([.K175];[Contas.$A$1:.$C$54];3;0))">
            <text:p><text:s text:c="2"/></text:p>
          </table:table-cell>
          <table:table-cell table:style-name="ce16" table:formula="of:=IF([.G175]&lt;&gt;&quot;&quot;;&quot;Pago&quot;;IF(AND([.G175]=&quot;&quot;;[.E175]&lt;&gt;&quot;&quot;;[.F175]&lt;&gt;&quot;&quot;;TODAY()&gt;=[.D175]);&quot;Vencido&quot;;IF(AND([.E175]=&quot;&quot;;[.F175]=&quot;&quot;;[.G175]=&quot;&quot;;[.H175]=&quot;&quot;);&quot;&quot;;&quot;A Vencer&quot;)))">
            <text:p><text:s text:c="2"/></text:p>
          </table:table-cell>
          <table:table-cell table:style-name="ce41" table:formula="of:=IF([.H175]=&quot;&quot;;&quot;&quot;;[.H175]-[.C175])">
            <text:p/>
          </table:table-cell>
          <table:table-cell table:style-name="ce62" table:formula="of:=IF([.A175]=&quot;&quot;;&quot;&quot;;TEXT(DATE(YEAR([.A175]);MONTH([.A175]);DAY([.A175]));&quot;AAAA&quot;))">
            <text:p/>
          </table:table-cell>
          <table:table-cell table:style-name="ce62" table:formula="of:=IF([.D175]=&quot;&quot;;&quot;&quot;;TEXT(DATE(YEAR([.D175]);MONTH([.D175]);DAY([.D175]));&quot;AAAA&quot;))">
            <text:p/>
          </table:table-cell>
          <table:table-cell table:style-name="ce62" table:formula="of:=IF([.G175]=&quot;&quot;;&quot;&quot;;TEXT(DATE(YEAR([.G175]);MONTH([.G175]);DAY([.G175]));&quot;AAAA&quot;))">
            <text:p/>
          </table:table-cell>
          <table:table-cell table:style-name="ce62" table:formula="of:=IF([.A175]=&quot;&quot;;&quot;&quot;;TEXT(DATE(YEAR([.A175]);MONTH([.A175]);DAY([.A175]));&quot;MMM&quot;))">
            <text:p/>
          </table:table-cell>
          <table:table-cell table:style-name="ce62" table:formula="of:=IF([.D175]=&quot;&quot;;&quot;&quot;;TEXT(DATE(YEAR([.D175]);MONTH([.D175]);DAY([.D175]));&quot;MMM&quot;))">
            <text:p/>
          </table:table-cell>
          <table:table-cell table:style-name="ce62" table:formula="of:=IF([.G175]=&quot;&quot;;&quot;&quot;;TEXT(DATE(YEAR([.G175]);MONTH([.G175]);DAY([.G175]));&quot;MMM&quot;))">
            <text:p/>
          </table:table-cell>
          <table:table-cell table:style-name="ce70" table:formula="of:=IF([.D175]=&quot;&quot;;&quot;&quot;;TEXT(DATE(YEAR([.D175]);MONTH([.D175]);DAY([.D175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4"/>
          <table:table-cell table:style-name="ce40"/>
          <table:table-cell table:style-name="ce30"/>
          <table:table-cell table:style-name="ce4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6]=&quot;&quot;;&quot;&quot;;VLOOKUP([.K176];[Contas.$A$1:.$C$54];2;0))">
            <text:p><text:s text:c="2"/></text:p>
          </table:table-cell>
          <table:table-cell table:style-name="ce15" table:formula="of:=IF([.K176]=&quot;&quot;;&quot;&quot;;VLOOKUP([.K176];[Contas.$A$1:.$C$54];3;0))">
            <text:p><text:s text:c="2"/></text:p>
          </table:table-cell>
          <table:table-cell table:style-name="ce16" table:formula="of:=IF([.G176]&lt;&gt;&quot;&quot;;&quot;Pago&quot;;IF(AND([.G176]=&quot;&quot;;[.E176]&lt;&gt;&quot;&quot;;[.F176]&lt;&gt;&quot;&quot;;TODAY()&gt;=[.D176]);&quot;Vencido&quot;;IF(AND([.E176]=&quot;&quot;;[.F176]=&quot;&quot;;[.G176]=&quot;&quot;;[.H176]=&quot;&quot;);&quot;&quot;;&quot;A Vencer&quot;)))">
            <text:p><text:s text:c="2"/></text:p>
          </table:table-cell>
          <table:table-cell table:style-name="ce41" table:formula="of:=IF([.H176]=&quot;&quot;;&quot;&quot;;[.H176]-[.C176])">
            <text:p/>
          </table:table-cell>
          <table:table-cell table:style-name="ce62" table:formula="of:=IF([.A176]=&quot;&quot;;&quot;&quot;;TEXT(DATE(YEAR([.A176]);MONTH([.A176]);DAY([.A176]));&quot;AAAA&quot;))">
            <text:p/>
          </table:table-cell>
          <table:table-cell table:style-name="ce62" table:formula="of:=IF([.D176]=&quot;&quot;;&quot;&quot;;TEXT(DATE(YEAR([.D176]);MONTH([.D176]);DAY([.D176]));&quot;AAAA&quot;))">
            <text:p/>
          </table:table-cell>
          <table:table-cell table:style-name="ce62" table:formula="of:=IF([.G176]=&quot;&quot;;&quot;&quot;;TEXT(DATE(YEAR([.G176]);MONTH([.G176]);DAY([.G176]));&quot;AAAA&quot;))">
            <text:p/>
          </table:table-cell>
          <table:table-cell table:style-name="ce62" table:formula="of:=IF([.A176]=&quot;&quot;;&quot;&quot;;TEXT(DATE(YEAR([.A176]);MONTH([.A176]);DAY([.A176]));&quot;MMM&quot;))">
            <text:p/>
          </table:table-cell>
          <table:table-cell table:style-name="ce62" table:formula="of:=IF([.D176]=&quot;&quot;;&quot;&quot;;TEXT(DATE(YEAR([.D176]);MONTH([.D176]);DAY([.D176]));&quot;MMM&quot;))">
            <text:p/>
          </table:table-cell>
          <table:table-cell table:style-name="ce62" table:formula="of:=IF([.G176]=&quot;&quot;;&quot;&quot;;TEXT(DATE(YEAR([.G176]);MONTH([.G176]);DAY([.G176]));&quot;MMM&quot;))">
            <text:p/>
          </table:table-cell>
          <table:table-cell table:style-name="ce70" table:formula="of:=IF([.D176]=&quot;&quot;;&quot;&quot;;TEXT(DATE(YEAR([.D176]);MONTH([.D176]);DAY([.D17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7]=&quot;&quot;;&quot;&quot;;VLOOKUP([.K177];[Contas.$A$1:.$C$54];2;0))">
            <text:p><text:s text:c="2"/></text:p>
          </table:table-cell>
          <table:table-cell table:style-name="ce15" table:formula="of:=IF([.K177]=&quot;&quot;;&quot;&quot;;VLOOKUP([.K177];[Contas.$A$1:.$C$54];3;0))">
            <text:p><text:s text:c="2"/></text:p>
          </table:table-cell>
          <table:table-cell table:style-name="ce16" table:formula="of:=IF([.G177]&lt;&gt;&quot;&quot;;&quot;Pago&quot;;IF(AND([.G177]=&quot;&quot;;[.E177]&lt;&gt;&quot;&quot;;[.F177]&lt;&gt;&quot;&quot;;TODAY()&gt;=[.D177]);&quot;Vencido&quot;;IF(AND([.E177]=&quot;&quot;;[.F177]=&quot;&quot;;[.G177]=&quot;&quot;;[.H177]=&quot;&quot;);&quot;&quot;;&quot;A Vencer&quot;)))">
            <text:p><text:s text:c="2"/></text:p>
          </table:table-cell>
          <table:table-cell table:style-name="ce41" table:formula="of:=IF([.H177]=&quot;&quot;;&quot;&quot;;[.H177]-[.C177])">
            <text:p/>
          </table:table-cell>
          <table:table-cell table:style-name="ce62" table:formula="of:=IF([.A177]=&quot;&quot;;&quot;&quot;;TEXT(DATE(YEAR([.A177]);MONTH([.A177]);DAY([.A177]));&quot;AAAA&quot;))">
            <text:p/>
          </table:table-cell>
          <table:table-cell table:style-name="ce62" table:formula="of:=IF([.D177]=&quot;&quot;;&quot;&quot;;TEXT(DATE(YEAR([.D177]);MONTH([.D177]);DAY([.D177]));&quot;AAAA&quot;))">
            <text:p/>
          </table:table-cell>
          <table:table-cell table:style-name="ce62" table:formula="of:=IF([.G177]=&quot;&quot;;&quot;&quot;;TEXT(DATE(YEAR([.G177]);MONTH([.G177]);DAY([.G177]));&quot;AAAA&quot;))">
            <text:p/>
          </table:table-cell>
          <table:table-cell table:style-name="ce62" table:formula="of:=IF([.A177]=&quot;&quot;;&quot;&quot;;TEXT(DATE(YEAR([.A177]);MONTH([.A177]);DAY([.A177]));&quot;MMM&quot;))">
            <text:p/>
          </table:table-cell>
          <table:table-cell table:style-name="ce62" table:formula="of:=IF([.D177]=&quot;&quot;;&quot;&quot;;TEXT(DATE(YEAR([.D177]);MONTH([.D177]);DAY([.D177]));&quot;MMM&quot;))">
            <text:p/>
          </table:table-cell>
          <table:table-cell table:style-name="ce62" table:formula="of:=IF([.G177]=&quot;&quot;;&quot;&quot;;TEXT(DATE(YEAR([.G177]);MONTH([.G177]);DAY([.G177]));&quot;MMM&quot;))">
            <text:p/>
          </table:table-cell>
          <table:table-cell table:style-name="ce70" table:formula="of:=IF([.D177]=&quot;&quot;;&quot;&quot;;TEXT(DATE(YEAR([.D177]);MONTH([.D177]);DAY([.D17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8]=&quot;&quot;;&quot;&quot;;VLOOKUP([.K178];[Contas.$A$1:.$C$54];2;0))">
            <text:p><text:s text:c="2"/></text:p>
          </table:table-cell>
          <table:table-cell table:style-name="ce15" table:formula="of:=IF([.K178]=&quot;&quot;;&quot;&quot;;VLOOKUP([.K178];[Contas.$A$1:.$C$54];3;0))">
            <text:p><text:s text:c="2"/></text:p>
          </table:table-cell>
          <table:table-cell table:style-name="ce16" table:formula="of:=IF([.G178]&lt;&gt;&quot;&quot;;&quot;Pago&quot;;IF(AND([.G178]=&quot;&quot;;[.E178]&lt;&gt;&quot;&quot;;[.F178]&lt;&gt;&quot;&quot;;TODAY()&gt;=[.D178]);&quot;Vencido&quot;;IF(AND([.E178]=&quot;&quot;;[.F178]=&quot;&quot;;[.G178]=&quot;&quot;;[.H178]=&quot;&quot;);&quot;&quot;;&quot;A Vencer&quot;)))">
            <text:p><text:s text:c="2"/></text:p>
          </table:table-cell>
          <table:table-cell table:style-name="ce41" table:formula="of:=IF([.H178]=&quot;&quot;;&quot;&quot;;[.H178]-[.C178])">
            <text:p/>
          </table:table-cell>
          <table:table-cell table:style-name="ce62" table:formula="of:=IF([.A178]=&quot;&quot;;&quot;&quot;;TEXT(DATE(YEAR([.A178]);MONTH([.A178]);DAY([.A178]));&quot;AAAA&quot;))">
            <text:p/>
          </table:table-cell>
          <table:table-cell table:style-name="ce62" table:formula="of:=IF([.D178]=&quot;&quot;;&quot;&quot;;TEXT(DATE(YEAR([.D178]);MONTH([.D178]);DAY([.D178]));&quot;AAAA&quot;))">
            <text:p/>
          </table:table-cell>
          <table:table-cell table:style-name="ce62" table:formula="of:=IF([.G178]=&quot;&quot;;&quot;&quot;;TEXT(DATE(YEAR([.G178]);MONTH([.G178]);DAY([.G178]));&quot;AAAA&quot;))">
            <text:p/>
          </table:table-cell>
          <table:table-cell table:style-name="ce62" table:formula="of:=IF([.A178]=&quot;&quot;;&quot;&quot;;TEXT(DATE(YEAR([.A178]);MONTH([.A178]);DAY([.A178]));&quot;MMM&quot;))">
            <text:p/>
          </table:table-cell>
          <table:table-cell table:style-name="ce62" table:formula="of:=IF([.D178]=&quot;&quot;;&quot;&quot;;TEXT(DATE(YEAR([.D178]);MONTH([.D178]);DAY([.D178]));&quot;MMM&quot;))">
            <text:p/>
          </table:table-cell>
          <table:table-cell table:style-name="ce62" table:formula="of:=IF([.G178]=&quot;&quot;;&quot;&quot;;TEXT(DATE(YEAR([.G178]);MONTH([.G178]);DAY([.G178]));&quot;MMM&quot;))">
            <text:p/>
          </table:table-cell>
          <table:table-cell table:style-name="ce70" table:formula="of:=IF([.D178]=&quot;&quot;;&quot;&quot;;TEXT(DATE(YEAR([.D178]);MONTH([.D178]);DAY([.D17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79]=&quot;&quot;;&quot;&quot;;VLOOKUP([.K179];[Contas.$A$1:.$C$54];2;0))">
            <text:p><text:s text:c="2"/></text:p>
          </table:table-cell>
          <table:table-cell table:style-name="ce15" table:formula="of:=IF([.K179]=&quot;&quot;;&quot;&quot;;VLOOKUP([.K179];[Contas.$A$1:.$C$54];3;0))">
            <text:p><text:s text:c="2"/></text:p>
          </table:table-cell>
          <table:table-cell table:style-name="ce16" table:formula="of:=IF([.G179]&lt;&gt;&quot;&quot;;&quot;Pago&quot;;IF(AND([.G179]=&quot;&quot;;[.E179]&lt;&gt;&quot;&quot;;[.F179]&lt;&gt;&quot;&quot;;TODAY()&gt;=[.D179]);&quot;Vencido&quot;;IF(AND([.E179]=&quot;&quot;;[.F179]=&quot;&quot;;[.G179]=&quot;&quot;;[.H179]=&quot;&quot;);&quot;&quot;;&quot;A Vencer&quot;)))">
            <text:p><text:s text:c="2"/></text:p>
          </table:table-cell>
          <table:table-cell table:style-name="ce41" table:formula="of:=IF([.H179]=&quot;&quot;;&quot;&quot;;[.H179]-[.C179])">
            <text:p/>
          </table:table-cell>
          <table:table-cell table:style-name="ce62" table:formula="of:=IF([.A179]=&quot;&quot;;&quot;&quot;;TEXT(DATE(YEAR([.A179]);MONTH([.A179]);DAY([.A179]));&quot;AAAA&quot;))">
            <text:p/>
          </table:table-cell>
          <table:table-cell table:style-name="ce62" table:formula="of:=IF([.D179]=&quot;&quot;;&quot;&quot;;TEXT(DATE(YEAR([.D179]);MONTH([.D179]);DAY([.D179]));&quot;AAAA&quot;))">
            <text:p/>
          </table:table-cell>
          <table:table-cell table:style-name="ce62" table:formula="of:=IF([.G179]=&quot;&quot;;&quot;&quot;;TEXT(DATE(YEAR([.G179]);MONTH([.G179]);DAY([.G179]));&quot;AAAA&quot;))">
            <text:p/>
          </table:table-cell>
          <table:table-cell table:style-name="ce62" table:formula="of:=IF([.A179]=&quot;&quot;;&quot;&quot;;TEXT(DATE(YEAR([.A179]);MONTH([.A179]);DAY([.A179]));&quot;MMM&quot;))">
            <text:p/>
          </table:table-cell>
          <table:table-cell table:style-name="ce62" table:formula="of:=IF([.D179]=&quot;&quot;;&quot;&quot;;TEXT(DATE(YEAR([.D179]);MONTH([.D179]);DAY([.D179]));&quot;MMM&quot;))">
            <text:p/>
          </table:table-cell>
          <table:table-cell table:style-name="ce62" table:formula="of:=IF([.G179]=&quot;&quot;;&quot;&quot;;TEXT(DATE(YEAR([.G179]);MONTH([.G179]);DAY([.G179]));&quot;MMM&quot;))">
            <text:p/>
          </table:table-cell>
          <table:table-cell table:style-name="ce70" table:formula="of:=IF([.D179]=&quot;&quot;;&quot;&quot;;TEXT(DATE(YEAR([.D179]);MONTH([.D179]);DAY([.D17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0]=&quot;&quot;;&quot;&quot;;VLOOKUP([.K180];[Contas.$A$1:.$C$54];2;0))">
            <text:p><text:s text:c="2"/></text:p>
          </table:table-cell>
          <table:table-cell table:style-name="ce15" table:formula="of:=IF([.K180]=&quot;&quot;;&quot;&quot;;VLOOKUP([.K180];[Contas.$A$1:.$C$54];3;0))">
            <text:p><text:s text:c="2"/></text:p>
          </table:table-cell>
          <table:table-cell table:style-name="ce16" table:formula="of:=IF([.G180]&lt;&gt;&quot;&quot;;&quot;Pago&quot;;IF(AND([.G180]=&quot;&quot;;[.E180]&lt;&gt;&quot;&quot;;[.F180]&lt;&gt;&quot;&quot;;TODAY()&gt;=[.D180]);&quot;Vencido&quot;;IF(AND([.E180]=&quot;&quot;;[.F180]=&quot;&quot;;[.G180]=&quot;&quot;;[.H180]=&quot;&quot;);&quot;&quot;;&quot;A Vencer&quot;)))">
            <text:p><text:s text:c="2"/></text:p>
          </table:table-cell>
          <table:table-cell table:style-name="ce41" table:formula="of:=IF([.H180]=&quot;&quot;;&quot;&quot;;[.H180]-[.C180])">
            <text:p/>
          </table:table-cell>
          <table:table-cell table:style-name="ce62" table:formula="of:=IF([.A180]=&quot;&quot;;&quot;&quot;;TEXT(DATE(YEAR([.A180]);MONTH([.A180]);DAY([.A180]));&quot;AAAA&quot;))">
            <text:p/>
          </table:table-cell>
          <table:table-cell table:style-name="ce62" table:formula="of:=IF([.D180]=&quot;&quot;;&quot;&quot;;TEXT(DATE(YEAR([.D180]);MONTH([.D180]);DAY([.D180]));&quot;AAAA&quot;))">
            <text:p/>
          </table:table-cell>
          <table:table-cell table:style-name="ce62" table:formula="of:=IF([.G180]=&quot;&quot;;&quot;&quot;;TEXT(DATE(YEAR([.G180]);MONTH([.G180]);DAY([.G180]));&quot;AAAA&quot;))">
            <text:p/>
          </table:table-cell>
          <table:table-cell table:style-name="ce62" table:formula="of:=IF([.A180]=&quot;&quot;;&quot;&quot;;TEXT(DATE(YEAR([.A180]);MONTH([.A180]);DAY([.A180]));&quot;MMM&quot;))">
            <text:p/>
          </table:table-cell>
          <table:table-cell table:style-name="ce62" table:formula="of:=IF([.D180]=&quot;&quot;;&quot;&quot;;TEXT(DATE(YEAR([.D180]);MONTH([.D180]);DAY([.D180]));&quot;MMM&quot;))">
            <text:p/>
          </table:table-cell>
          <table:table-cell table:style-name="ce62" table:formula="of:=IF([.G180]=&quot;&quot;;&quot;&quot;;TEXT(DATE(YEAR([.G180]);MONTH([.G180]);DAY([.G180]));&quot;MMM&quot;))">
            <text:p/>
          </table:table-cell>
          <table:table-cell table:style-name="ce70" table:formula="of:=IF([.D180]=&quot;&quot;;&quot;&quot;;TEXT(DATE(YEAR([.D180]);MONTH([.D180]);DAY([.D18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1]=&quot;&quot;;&quot;&quot;;VLOOKUP([.K181];[Contas.$A$1:.$C$54];2;0))">
            <text:p><text:s text:c="2"/></text:p>
          </table:table-cell>
          <table:table-cell table:style-name="ce15" table:formula="of:=IF([.K181]=&quot;&quot;;&quot;&quot;;VLOOKUP([.K181];[Contas.$A$1:.$C$54];3;0))">
            <text:p><text:s text:c="2"/></text:p>
          </table:table-cell>
          <table:table-cell table:style-name="ce16" table:formula="of:=IF([.G181]&lt;&gt;&quot;&quot;;&quot;Pago&quot;;IF(AND([.G181]=&quot;&quot;;[.E181]&lt;&gt;&quot;&quot;;[.F181]&lt;&gt;&quot;&quot;;TODAY()&gt;=[.D181]);&quot;Vencido&quot;;IF(AND([.E181]=&quot;&quot;;[.F181]=&quot;&quot;;[.G181]=&quot;&quot;;[.H181]=&quot;&quot;);&quot;&quot;;&quot;A Vencer&quot;)))">
            <text:p><text:s text:c="2"/></text:p>
          </table:table-cell>
          <table:table-cell table:style-name="ce41" table:formula="of:=IF([.H181]=&quot;&quot;;&quot;&quot;;[.H181]-[.C181])">
            <text:p/>
          </table:table-cell>
          <table:table-cell table:style-name="ce62" table:formula="of:=IF([.A181]=&quot;&quot;;&quot;&quot;;TEXT(DATE(YEAR([.A181]);MONTH([.A181]);DAY([.A181]));&quot;AAAA&quot;))">
            <text:p/>
          </table:table-cell>
          <table:table-cell table:style-name="ce62" table:formula="of:=IF([.D181]=&quot;&quot;;&quot;&quot;;TEXT(DATE(YEAR([.D181]);MONTH([.D181]);DAY([.D181]));&quot;AAAA&quot;))">
            <text:p/>
          </table:table-cell>
          <table:table-cell table:style-name="ce62" table:formula="of:=IF([.G181]=&quot;&quot;;&quot;&quot;;TEXT(DATE(YEAR([.G181]);MONTH([.G181]);DAY([.G181]));&quot;AAAA&quot;))">
            <text:p/>
          </table:table-cell>
          <table:table-cell table:style-name="ce62" table:formula="of:=IF([.A181]=&quot;&quot;;&quot;&quot;;TEXT(DATE(YEAR([.A181]);MONTH([.A181]);DAY([.A181]));&quot;MMM&quot;))">
            <text:p/>
          </table:table-cell>
          <table:table-cell table:style-name="ce62" table:formula="of:=IF([.D181]=&quot;&quot;;&quot;&quot;;TEXT(DATE(YEAR([.D181]);MONTH([.D181]);DAY([.D181]));&quot;MMM&quot;))">
            <text:p/>
          </table:table-cell>
          <table:table-cell table:style-name="ce62" table:formula="of:=IF([.G181]=&quot;&quot;;&quot;&quot;;TEXT(DATE(YEAR([.G181]);MONTH([.G181]);DAY([.G181]));&quot;MMM&quot;))">
            <text:p/>
          </table:table-cell>
          <table:table-cell table:style-name="ce70" table:formula="of:=IF([.D181]=&quot;&quot;;&quot;&quot;;TEXT(DATE(YEAR([.D181]);MONTH([.D181]);DAY([.D18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2]=&quot;&quot;;&quot;&quot;;VLOOKUP([.K182];[Contas.$A$1:.$C$54];2;0))">
            <text:p><text:s text:c="2"/></text:p>
          </table:table-cell>
          <table:table-cell table:style-name="ce15" table:formula="of:=IF([.K182]=&quot;&quot;;&quot;&quot;;VLOOKUP([.K182];[Contas.$A$1:.$C$54];3;0))">
            <text:p><text:s text:c="2"/></text:p>
          </table:table-cell>
          <table:table-cell table:style-name="ce16" table:formula="of:=IF([.G182]&lt;&gt;&quot;&quot;;&quot;Pago&quot;;IF(AND([.G182]=&quot;&quot;;[.E182]&lt;&gt;&quot;&quot;;[.F182]&lt;&gt;&quot;&quot;;TODAY()&gt;=[.D182]);&quot;Vencido&quot;;IF(AND([.E182]=&quot;&quot;;[.F182]=&quot;&quot;;[.G182]=&quot;&quot;;[.H182]=&quot;&quot;);&quot;&quot;;&quot;A Vencer&quot;)))">
            <text:p><text:s text:c="2"/></text:p>
          </table:table-cell>
          <table:table-cell table:style-name="ce41" table:formula="of:=IF([.H182]=&quot;&quot;;&quot;&quot;;[.H182]-[.C182])">
            <text:p/>
          </table:table-cell>
          <table:table-cell table:style-name="ce62" table:formula="of:=IF([.A182]=&quot;&quot;;&quot;&quot;;TEXT(DATE(YEAR([.A182]);MONTH([.A182]);DAY([.A182]));&quot;AAAA&quot;))">
            <text:p/>
          </table:table-cell>
          <table:table-cell table:style-name="ce62" table:formula="of:=IF([.D182]=&quot;&quot;;&quot;&quot;;TEXT(DATE(YEAR([.D182]);MONTH([.D182]);DAY([.D182]));&quot;AAAA&quot;))">
            <text:p/>
          </table:table-cell>
          <table:table-cell table:style-name="ce62" table:formula="of:=IF([.G182]=&quot;&quot;;&quot;&quot;;TEXT(DATE(YEAR([.G182]);MONTH([.G182]);DAY([.G182]));&quot;AAAA&quot;))">
            <text:p/>
          </table:table-cell>
          <table:table-cell table:style-name="ce62" table:formula="of:=IF([.A182]=&quot;&quot;;&quot;&quot;;TEXT(DATE(YEAR([.A182]);MONTH([.A182]);DAY([.A182]));&quot;MMM&quot;))">
            <text:p/>
          </table:table-cell>
          <table:table-cell table:style-name="ce62" table:formula="of:=IF([.D182]=&quot;&quot;;&quot;&quot;;TEXT(DATE(YEAR([.D182]);MONTH([.D182]);DAY([.D182]));&quot;MMM&quot;))">
            <text:p/>
          </table:table-cell>
          <table:table-cell table:style-name="ce62" table:formula="of:=IF([.G182]=&quot;&quot;;&quot;&quot;;TEXT(DATE(YEAR([.G182]);MONTH([.G182]);DAY([.G182]));&quot;MMM&quot;))">
            <text:p/>
          </table:table-cell>
          <table:table-cell table:style-name="ce70" table:formula="of:=IF([.D182]=&quot;&quot;;&quot;&quot;;TEXT(DATE(YEAR([.D182]);MONTH([.D182]);DAY([.D18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3]=&quot;&quot;;&quot;&quot;;VLOOKUP([.K183];[Contas.$A$1:.$C$54];2;0))">
            <text:p><text:s text:c="2"/></text:p>
          </table:table-cell>
          <table:table-cell table:style-name="ce15" table:formula="of:=IF([.K183]=&quot;&quot;;&quot;&quot;;VLOOKUP([.K183];[Contas.$A$1:.$C$54];3;0))">
            <text:p><text:s text:c="2"/></text:p>
          </table:table-cell>
          <table:table-cell table:style-name="ce16" table:formula="of:=IF([.G183]&lt;&gt;&quot;&quot;;&quot;Pago&quot;;IF(AND([.G183]=&quot;&quot;;[.E183]&lt;&gt;&quot;&quot;;[.F183]&lt;&gt;&quot;&quot;;TODAY()&gt;=[.D183]);&quot;Vencido&quot;;IF(AND([.E183]=&quot;&quot;;[.F183]=&quot;&quot;;[.G183]=&quot;&quot;;[.H183]=&quot;&quot;);&quot;&quot;;&quot;A Vencer&quot;)))">
            <text:p><text:s text:c="2"/></text:p>
          </table:table-cell>
          <table:table-cell table:style-name="ce41" table:formula="of:=IF([.H183]=&quot;&quot;;&quot;&quot;;[.H183]-[.C183])">
            <text:p/>
          </table:table-cell>
          <table:table-cell table:style-name="ce62" table:formula="of:=IF([.A183]=&quot;&quot;;&quot;&quot;;TEXT(DATE(YEAR([.A183]);MONTH([.A183]);DAY([.A183]));&quot;AAAA&quot;))">
            <text:p/>
          </table:table-cell>
          <table:table-cell table:style-name="ce62" table:formula="of:=IF([.D183]=&quot;&quot;;&quot;&quot;;TEXT(DATE(YEAR([.D183]);MONTH([.D183]);DAY([.D183]));&quot;AAAA&quot;))">
            <text:p/>
          </table:table-cell>
          <table:table-cell table:style-name="ce62" table:formula="of:=IF([.G183]=&quot;&quot;;&quot;&quot;;TEXT(DATE(YEAR([.G183]);MONTH([.G183]);DAY([.G183]));&quot;AAAA&quot;))">
            <text:p/>
          </table:table-cell>
          <table:table-cell table:style-name="ce62" table:formula="of:=IF([.A183]=&quot;&quot;;&quot;&quot;;TEXT(DATE(YEAR([.A183]);MONTH([.A183]);DAY([.A183]));&quot;MMM&quot;))">
            <text:p/>
          </table:table-cell>
          <table:table-cell table:style-name="ce62" table:formula="of:=IF([.D183]=&quot;&quot;;&quot;&quot;;TEXT(DATE(YEAR([.D183]);MONTH([.D183]);DAY([.D183]));&quot;MMM&quot;))">
            <text:p/>
          </table:table-cell>
          <table:table-cell table:style-name="ce62" table:formula="of:=IF([.G183]=&quot;&quot;;&quot;&quot;;TEXT(DATE(YEAR([.G183]);MONTH([.G183]);DAY([.G183]));&quot;MMM&quot;))">
            <text:p/>
          </table:table-cell>
          <table:table-cell table:style-name="ce70" table:formula="of:=IF([.D183]=&quot;&quot;;&quot;&quot;;TEXT(DATE(YEAR([.D183]);MONTH([.D183]);DAY([.D18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4]=&quot;&quot;;&quot;&quot;;VLOOKUP([.K184];[Contas.$A$1:.$C$54];2;0))">
            <text:p><text:s text:c="2"/></text:p>
          </table:table-cell>
          <table:table-cell table:style-name="ce15" table:formula="of:=IF([.K184]=&quot;&quot;;&quot;&quot;;VLOOKUP([.K184];[Contas.$A$1:.$C$54];3;0))">
            <text:p><text:s text:c="2"/></text:p>
          </table:table-cell>
          <table:table-cell table:style-name="ce16" table:formula="of:=IF([.G184]&lt;&gt;&quot;&quot;;&quot;Pago&quot;;IF(AND([.G184]=&quot;&quot;;[.E184]&lt;&gt;&quot;&quot;;[.F184]&lt;&gt;&quot;&quot;;TODAY()&gt;=[.D184]);&quot;Vencido&quot;;IF(AND([.E184]=&quot;&quot;;[.F184]=&quot;&quot;;[.G184]=&quot;&quot;;[.H184]=&quot;&quot;);&quot;&quot;;&quot;A Vencer&quot;)))">
            <text:p><text:s text:c="2"/></text:p>
          </table:table-cell>
          <table:table-cell table:style-name="ce41" table:formula="of:=IF([.H184]=&quot;&quot;;&quot;&quot;;[.H184]-[.C184])">
            <text:p/>
          </table:table-cell>
          <table:table-cell table:style-name="ce62" table:formula="of:=IF([.A184]=&quot;&quot;;&quot;&quot;;TEXT(DATE(YEAR([.A184]);MONTH([.A184]);DAY([.A184]));&quot;AAAA&quot;))">
            <text:p/>
          </table:table-cell>
          <table:table-cell table:style-name="ce62" table:formula="of:=IF([.D184]=&quot;&quot;;&quot;&quot;;TEXT(DATE(YEAR([.D184]);MONTH([.D184]);DAY([.D184]));&quot;AAAA&quot;))">
            <text:p/>
          </table:table-cell>
          <table:table-cell table:style-name="ce62" table:formula="of:=IF([.G184]=&quot;&quot;;&quot;&quot;;TEXT(DATE(YEAR([.G184]);MONTH([.G184]);DAY([.G184]));&quot;AAAA&quot;))">
            <text:p/>
          </table:table-cell>
          <table:table-cell table:style-name="ce62" table:formula="of:=IF([.A184]=&quot;&quot;;&quot;&quot;;TEXT(DATE(YEAR([.A184]);MONTH([.A184]);DAY([.A184]));&quot;MMM&quot;))">
            <text:p/>
          </table:table-cell>
          <table:table-cell table:style-name="ce62" table:formula="of:=IF([.D184]=&quot;&quot;;&quot;&quot;;TEXT(DATE(YEAR([.D184]);MONTH([.D184]);DAY([.D184]));&quot;MMM&quot;))">
            <text:p/>
          </table:table-cell>
          <table:table-cell table:style-name="ce62" table:formula="of:=IF([.G184]=&quot;&quot;;&quot;&quot;;TEXT(DATE(YEAR([.G184]);MONTH([.G184]);DAY([.G184]));&quot;MMM&quot;))">
            <text:p/>
          </table:table-cell>
          <table:table-cell table:style-name="ce70" table:formula="of:=IF([.D184]=&quot;&quot;;&quot;&quot;;TEXT(DATE(YEAR([.D184]);MONTH([.D184]);DAY([.D18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5]=&quot;&quot;;&quot;&quot;;VLOOKUP([.K185];[Contas.$A$1:.$C$54];2;0))">
            <text:p><text:s text:c="2"/></text:p>
          </table:table-cell>
          <table:table-cell table:style-name="ce15" table:formula="of:=IF([.K185]=&quot;&quot;;&quot;&quot;;VLOOKUP([.K185];[Contas.$A$1:.$C$54];3;0))">
            <text:p><text:s text:c="2"/></text:p>
          </table:table-cell>
          <table:table-cell table:style-name="ce16" table:formula="of:=IF([.G185]&lt;&gt;&quot;&quot;;&quot;Pago&quot;;IF(AND([.G185]=&quot;&quot;;[.E185]&lt;&gt;&quot;&quot;;[.F185]&lt;&gt;&quot;&quot;;TODAY()&gt;=[.D185]);&quot;Vencido&quot;;IF(AND([.E185]=&quot;&quot;;[.F185]=&quot;&quot;;[.G185]=&quot;&quot;;[.H185]=&quot;&quot;);&quot;&quot;;&quot;A Vencer&quot;)))">
            <text:p><text:s text:c="2"/></text:p>
          </table:table-cell>
          <table:table-cell table:style-name="ce41" table:formula="of:=IF([.H185]=&quot;&quot;;&quot;&quot;;[.H185]-[.C185])">
            <text:p/>
          </table:table-cell>
          <table:table-cell table:style-name="ce62" table:formula="of:=IF([.A185]=&quot;&quot;;&quot;&quot;;TEXT(DATE(YEAR([.A185]);MONTH([.A185]);DAY([.A185]));&quot;AAAA&quot;))">
            <text:p/>
          </table:table-cell>
          <table:table-cell table:style-name="ce62" table:formula="of:=IF([.D185]=&quot;&quot;;&quot;&quot;;TEXT(DATE(YEAR([.D185]);MONTH([.D185]);DAY([.D185]));&quot;AAAA&quot;))">
            <text:p/>
          </table:table-cell>
          <table:table-cell table:style-name="ce62" table:formula="of:=IF([.G185]=&quot;&quot;;&quot;&quot;;TEXT(DATE(YEAR([.G185]);MONTH([.G185]);DAY([.G185]));&quot;AAAA&quot;))">
            <text:p/>
          </table:table-cell>
          <table:table-cell table:style-name="ce62" table:formula="of:=IF([.A185]=&quot;&quot;;&quot;&quot;;TEXT(DATE(YEAR([.A185]);MONTH([.A185]);DAY([.A185]));&quot;MMM&quot;))">
            <text:p/>
          </table:table-cell>
          <table:table-cell table:style-name="ce62" table:formula="of:=IF([.D185]=&quot;&quot;;&quot;&quot;;TEXT(DATE(YEAR([.D185]);MONTH([.D185]);DAY([.D185]));&quot;MMM&quot;))">
            <text:p/>
          </table:table-cell>
          <table:table-cell table:style-name="ce62" table:formula="of:=IF([.G185]=&quot;&quot;;&quot;&quot;;TEXT(DATE(YEAR([.G185]);MONTH([.G185]);DAY([.G185]));&quot;MMM&quot;))">
            <text:p/>
          </table:table-cell>
          <table:table-cell table:style-name="ce70" table:formula="of:=IF([.D185]=&quot;&quot;;&quot;&quot;;TEXT(DATE(YEAR([.D185]);MONTH([.D185]);DAY([.D18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67"/>
          <table:table-cell table:style-name="ce30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6]=&quot;&quot;;&quot;&quot;;VLOOKUP([.K186];[Contas.$A$1:.$C$54];2;0))">
            <text:p><text:s text:c="2"/></text:p>
          </table:table-cell>
          <table:table-cell table:style-name="ce15" table:formula="of:=IF([.K186]=&quot;&quot;;&quot;&quot;;VLOOKUP([.K186];[Contas.$A$1:.$C$54];3;0))">
            <text:p><text:s text:c="2"/></text:p>
          </table:table-cell>
          <table:table-cell table:style-name="ce16" table:formula="of:=IF([.G186]&lt;&gt;&quot;&quot;;&quot;Pago&quot;;IF(AND([.G186]=&quot;&quot;;[.E186]&lt;&gt;&quot;&quot;;[.F186]&lt;&gt;&quot;&quot;;TODAY()&gt;=[.D186]);&quot;Vencido&quot;;IF(AND([.E186]=&quot;&quot;;[.F186]=&quot;&quot;;[.G186]=&quot;&quot;;[.H186]=&quot;&quot;);&quot;&quot;;&quot;A Vencer&quot;)))">
            <text:p><text:s text:c="2"/></text:p>
          </table:table-cell>
          <table:table-cell table:style-name="ce41" table:formula="of:=IF([.H186]=&quot;&quot;;&quot;&quot;;[.H186]-[.C186])">
            <text:p/>
          </table:table-cell>
          <table:table-cell table:style-name="ce62" table:formula="of:=IF([.A186]=&quot;&quot;;&quot;&quot;;TEXT(DATE(YEAR([.A186]);MONTH([.A186]);DAY([.A186]));&quot;AAAA&quot;))">
            <text:p/>
          </table:table-cell>
          <table:table-cell table:style-name="ce62" table:formula="of:=IF([.D186]=&quot;&quot;;&quot;&quot;;TEXT(DATE(YEAR([.D186]);MONTH([.D186]);DAY([.D186]));&quot;AAAA&quot;))">
            <text:p/>
          </table:table-cell>
          <table:table-cell table:style-name="ce62" table:formula="of:=IF([.G186]=&quot;&quot;;&quot;&quot;;TEXT(DATE(YEAR([.G186]);MONTH([.G186]);DAY([.G186]));&quot;AAAA&quot;))">
            <text:p/>
          </table:table-cell>
          <table:table-cell table:style-name="ce62" table:formula="of:=IF([.A186]=&quot;&quot;;&quot;&quot;;TEXT(DATE(YEAR([.A186]);MONTH([.A186]);DAY([.A186]));&quot;MMM&quot;))">
            <text:p/>
          </table:table-cell>
          <table:table-cell table:style-name="ce62" table:formula="of:=IF([.D186]=&quot;&quot;;&quot;&quot;;TEXT(DATE(YEAR([.D186]);MONTH([.D186]);DAY([.D186]));&quot;MMM&quot;))">
            <text:p/>
          </table:table-cell>
          <table:table-cell table:style-name="ce62" table:formula="of:=IF([.G186]=&quot;&quot;;&quot;&quot;;TEXT(DATE(YEAR([.G186]);MONTH([.G186]);DAY([.G186]));&quot;MMM&quot;))">
            <text:p/>
          </table:table-cell>
          <table:table-cell table:style-name="ce70" table:formula="of:=IF([.D186]=&quot;&quot;;&quot;&quot;;TEXT(DATE(YEAR([.D186]);MONTH([.D186]);DAY([.D18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67"/>
          <table:table-cell table:style-name="ce30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7]=&quot;&quot;;&quot;&quot;;VLOOKUP([.K187];[Contas.$A$1:.$C$54];2;0))">
            <text:p><text:s text:c="2"/></text:p>
          </table:table-cell>
          <table:table-cell table:style-name="ce15" table:formula="of:=IF([.K187]=&quot;&quot;;&quot;&quot;;VLOOKUP([.K187];[Contas.$A$1:.$C$54];3;0))">
            <text:p><text:s text:c="2"/></text:p>
          </table:table-cell>
          <table:table-cell table:style-name="ce16" table:formula="of:=IF([.G187]&lt;&gt;&quot;&quot;;&quot;Pago&quot;;IF(AND([.G187]=&quot;&quot;;[.E187]&lt;&gt;&quot;&quot;;[.F187]&lt;&gt;&quot;&quot;;TODAY()&gt;=[.D187]);&quot;Vencido&quot;;IF(AND([.E187]=&quot;&quot;;[.F187]=&quot;&quot;;[.G187]=&quot;&quot;;[.H187]=&quot;&quot;);&quot;&quot;;&quot;A Vencer&quot;)))">
            <text:p><text:s text:c="2"/></text:p>
          </table:table-cell>
          <table:table-cell table:style-name="ce41" table:formula="of:=IF([.H187]=&quot;&quot;;&quot;&quot;;[.H187]-[.C187])">
            <text:p/>
          </table:table-cell>
          <table:table-cell table:style-name="ce62" table:formula="of:=IF([.A187]=&quot;&quot;;&quot;&quot;;TEXT(DATE(YEAR([.A187]);MONTH([.A187]);DAY([.A187]));&quot;AAAA&quot;))">
            <text:p/>
          </table:table-cell>
          <table:table-cell table:style-name="ce62" table:formula="of:=IF([.D187]=&quot;&quot;;&quot;&quot;;TEXT(DATE(YEAR([.D187]);MONTH([.D187]);DAY([.D187]));&quot;AAAA&quot;))">
            <text:p/>
          </table:table-cell>
          <table:table-cell table:style-name="ce62" table:formula="of:=IF([.G187]=&quot;&quot;;&quot;&quot;;TEXT(DATE(YEAR([.G187]);MONTH([.G187]);DAY([.G187]));&quot;AAAA&quot;))">
            <text:p/>
          </table:table-cell>
          <table:table-cell table:style-name="ce62" table:formula="of:=IF([.A187]=&quot;&quot;;&quot;&quot;;TEXT(DATE(YEAR([.A187]);MONTH([.A187]);DAY([.A187]));&quot;MMM&quot;))">
            <text:p/>
          </table:table-cell>
          <table:table-cell table:style-name="ce62" table:formula="of:=IF([.D187]=&quot;&quot;;&quot;&quot;;TEXT(DATE(YEAR([.D187]);MONTH([.D187]);DAY([.D187]));&quot;MMM&quot;))">
            <text:p/>
          </table:table-cell>
          <table:table-cell table:style-name="ce62" table:formula="of:=IF([.G187]=&quot;&quot;;&quot;&quot;;TEXT(DATE(YEAR([.G187]);MONTH([.G187]);DAY([.G187]));&quot;MMM&quot;))">
            <text:p/>
          </table:table-cell>
          <table:table-cell table:style-name="ce70" table:formula="of:=IF([.D187]=&quot;&quot;;&quot;&quot;;TEXT(DATE(YEAR([.D187]);MONTH([.D187]);DAY([.D18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8]=&quot;&quot;;&quot;&quot;;VLOOKUP([.K188];[Contas.$A$1:.$C$54];2;0))">
            <text:p><text:s text:c="2"/></text:p>
          </table:table-cell>
          <table:table-cell table:style-name="ce15" table:formula="of:=IF([.K188]=&quot;&quot;;&quot;&quot;;VLOOKUP([.K188];[Contas.$A$1:.$C$54];3;0))">
            <text:p><text:s text:c="2"/></text:p>
          </table:table-cell>
          <table:table-cell table:style-name="ce16" table:formula="of:=IF([.G188]&lt;&gt;&quot;&quot;;&quot;Pago&quot;;IF(AND([.G188]=&quot;&quot;;[.E188]&lt;&gt;&quot;&quot;;[.F188]&lt;&gt;&quot;&quot;;TODAY()&gt;=[.D188]);&quot;Vencido&quot;;IF(AND([.E188]=&quot;&quot;;[.F188]=&quot;&quot;;[.G188]=&quot;&quot;;[.H188]=&quot;&quot;);&quot;&quot;;&quot;A Vencer&quot;)))">
            <text:p><text:s text:c="2"/></text:p>
          </table:table-cell>
          <table:table-cell table:style-name="ce41" table:formula="of:=IF([.H188]=&quot;&quot;;&quot;&quot;;[.H188]-[.C188])">
            <text:p/>
          </table:table-cell>
          <table:table-cell table:style-name="ce62" table:formula="of:=IF([.A188]=&quot;&quot;;&quot;&quot;;TEXT(DATE(YEAR([.A188]);MONTH([.A188]);DAY([.A188]));&quot;AAAA&quot;))">
            <text:p/>
          </table:table-cell>
          <table:table-cell table:style-name="ce62" table:formula="of:=IF([.D188]=&quot;&quot;;&quot;&quot;;TEXT(DATE(YEAR([.D188]);MONTH([.D188]);DAY([.D188]));&quot;AAAA&quot;))">
            <text:p/>
          </table:table-cell>
          <table:table-cell table:style-name="ce62" table:formula="of:=IF([.G188]=&quot;&quot;;&quot;&quot;;TEXT(DATE(YEAR([.G188]);MONTH([.G188]);DAY([.G188]));&quot;AAAA&quot;))">
            <text:p/>
          </table:table-cell>
          <table:table-cell table:style-name="ce62" table:formula="of:=IF([.A188]=&quot;&quot;;&quot;&quot;;TEXT(DATE(YEAR([.A188]);MONTH([.A188]);DAY([.A188]));&quot;MMM&quot;))">
            <text:p/>
          </table:table-cell>
          <table:table-cell table:style-name="ce62" table:formula="of:=IF([.D188]=&quot;&quot;;&quot;&quot;;TEXT(DATE(YEAR([.D188]);MONTH([.D188]);DAY([.D188]));&quot;MMM&quot;))">
            <text:p/>
          </table:table-cell>
          <table:table-cell table:style-name="ce62" table:formula="of:=IF([.G188]=&quot;&quot;;&quot;&quot;;TEXT(DATE(YEAR([.G188]);MONTH([.G188]);DAY([.G188]));&quot;MMM&quot;))">
            <text:p/>
          </table:table-cell>
          <table:table-cell table:style-name="ce70" table:formula="of:=IF([.D188]=&quot;&quot;;&quot;&quot;;TEXT(DATE(YEAR([.D188]);MONTH([.D188]);DAY([.D18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89]=&quot;&quot;;&quot;&quot;;VLOOKUP([.K189];[Contas.$A$1:.$C$54];2;0))">
            <text:p><text:s text:c="2"/></text:p>
          </table:table-cell>
          <table:table-cell table:style-name="ce15" table:formula="of:=IF([.K189]=&quot;&quot;;&quot;&quot;;VLOOKUP([.K189];[Contas.$A$1:.$C$54];3;0))">
            <text:p><text:s text:c="2"/></text:p>
          </table:table-cell>
          <table:table-cell table:style-name="ce16" table:formula="of:=IF([.G189]&lt;&gt;&quot;&quot;;&quot;Pago&quot;;IF(AND([.G189]=&quot;&quot;;[.E189]&lt;&gt;&quot;&quot;;[.F189]&lt;&gt;&quot;&quot;;TODAY()&gt;=[.D189]);&quot;Vencido&quot;;IF(AND([.E189]=&quot;&quot;;[.F189]=&quot;&quot;;[.G189]=&quot;&quot;;[.H189]=&quot;&quot;);&quot;&quot;;&quot;A Vencer&quot;)))">
            <text:p><text:s text:c="2"/></text:p>
          </table:table-cell>
          <table:table-cell table:style-name="ce41" table:formula="of:=IF([.H189]=&quot;&quot;;&quot;&quot;;[.H189]-[.C189])">
            <text:p/>
          </table:table-cell>
          <table:table-cell table:style-name="ce62" table:formula="of:=IF([.A189]=&quot;&quot;;&quot;&quot;;TEXT(DATE(YEAR([.A189]);MONTH([.A189]);DAY([.A189]));&quot;AAAA&quot;))">
            <text:p/>
          </table:table-cell>
          <table:table-cell table:style-name="ce62" table:formula="of:=IF([.D189]=&quot;&quot;;&quot;&quot;;TEXT(DATE(YEAR([.D189]);MONTH([.D189]);DAY([.D189]));&quot;AAAA&quot;))">
            <text:p/>
          </table:table-cell>
          <table:table-cell table:style-name="ce62" table:formula="of:=IF([.G189]=&quot;&quot;;&quot;&quot;;TEXT(DATE(YEAR([.G189]);MONTH([.G189]);DAY([.G189]));&quot;AAAA&quot;))">
            <text:p/>
          </table:table-cell>
          <table:table-cell table:style-name="ce62" table:formula="of:=IF([.A189]=&quot;&quot;;&quot;&quot;;TEXT(DATE(YEAR([.A189]);MONTH([.A189]);DAY([.A189]));&quot;MMM&quot;))">
            <text:p/>
          </table:table-cell>
          <table:table-cell table:style-name="ce62" table:formula="of:=IF([.D189]=&quot;&quot;;&quot;&quot;;TEXT(DATE(YEAR([.D189]);MONTH([.D189]);DAY([.D189]));&quot;MMM&quot;))">
            <text:p/>
          </table:table-cell>
          <table:table-cell table:style-name="ce62" table:formula="of:=IF([.G189]=&quot;&quot;;&quot;&quot;;TEXT(DATE(YEAR([.G189]);MONTH([.G189]);DAY([.G189]));&quot;MMM&quot;))">
            <text:p/>
          </table:table-cell>
          <table:table-cell table:style-name="ce70" table:formula="of:=IF([.D189]=&quot;&quot;;&quot;&quot;;TEXT(DATE(YEAR([.D189]);MONTH([.D189]);DAY([.D18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0]=&quot;&quot;;&quot;&quot;;VLOOKUP([.K190];[Contas.$A$1:.$C$54];2;0))">
            <text:p><text:s text:c="2"/></text:p>
          </table:table-cell>
          <table:table-cell table:style-name="ce15" table:formula="of:=IF([.K190]=&quot;&quot;;&quot;&quot;;VLOOKUP([.K190];[Contas.$A$1:.$C$54];3;0))">
            <text:p><text:s text:c="2"/></text:p>
          </table:table-cell>
          <table:table-cell table:style-name="ce16" table:formula="of:=IF([.G190]&lt;&gt;&quot;&quot;;&quot;Pago&quot;;IF(AND([.G190]=&quot;&quot;;[.E190]&lt;&gt;&quot;&quot;;[.F190]&lt;&gt;&quot;&quot;;TODAY()&gt;=[.D190]);&quot;Vencido&quot;;IF(AND([.E190]=&quot;&quot;;[.F190]=&quot;&quot;;[.G190]=&quot;&quot;;[.H190]=&quot;&quot;);&quot;&quot;;&quot;A Vencer&quot;)))">
            <text:p><text:s text:c="2"/></text:p>
          </table:table-cell>
          <table:table-cell table:style-name="ce41" table:formula="of:=IF([.H190]=&quot;&quot;;&quot;&quot;;[.H190]-[.C190])">
            <text:p/>
          </table:table-cell>
          <table:table-cell table:style-name="ce62" table:formula="of:=IF([.A190]=&quot;&quot;;&quot;&quot;;TEXT(DATE(YEAR([.A190]);MONTH([.A190]);DAY([.A190]));&quot;AAAA&quot;))">
            <text:p/>
          </table:table-cell>
          <table:table-cell table:style-name="ce62" table:formula="of:=IF([.D190]=&quot;&quot;;&quot;&quot;;TEXT(DATE(YEAR([.D190]);MONTH([.D190]);DAY([.D190]));&quot;AAAA&quot;))">
            <text:p/>
          </table:table-cell>
          <table:table-cell table:style-name="ce62" table:formula="of:=IF([.G190]=&quot;&quot;;&quot;&quot;;TEXT(DATE(YEAR([.G190]);MONTH([.G190]);DAY([.G190]));&quot;AAAA&quot;))">
            <text:p/>
          </table:table-cell>
          <table:table-cell table:style-name="ce62" table:formula="of:=IF([.A190]=&quot;&quot;;&quot;&quot;;TEXT(DATE(YEAR([.A190]);MONTH([.A190]);DAY([.A190]));&quot;MMM&quot;))">
            <text:p/>
          </table:table-cell>
          <table:table-cell table:style-name="ce62" table:formula="of:=IF([.D190]=&quot;&quot;;&quot;&quot;;TEXT(DATE(YEAR([.D190]);MONTH([.D190]);DAY([.D190]));&quot;MMM&quot;))">
            <text:p/>
          </table:table-cell>
          <table:table-cell table:style-name="ce62" table:formula="of:=IF([.G190]=&quot;&quot;;&quot;&quot;;TEXT(DATE(YEAR([.G190]);MONTH([.G190]);DAY([.G190]));&quot;MMM&quot;))">
            <text:p/>
          </table:table-cell>
          <table:table-cell table:style-name="ce70" table:formula="of:=IF([.D190]=&quot;&quot;;&quot;&quot;;TEXT(DATE(YEAR([.D190]);MONTH([.D190]);DAY([.D19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1]=&quot;&quot;;&quot;&quot;;VLOOKUP([.K191];[Contas.$A$1:.$C$54];2;0))">
            <text:p><text:s text:c="2"/></text:p>
          </table:table-cell>
          <table:table-cell table:style-name="ce15" table:formula="of:=IF([.K191]=&quot;&quot;;&quot;&quot;;VLOOKUP([.K191];[Contas.$A$1:.$C$54];3;0))">
            <text:p><text:s text:c="2"/></text:p>
          </table:table-cell>
          <table:table-cell table:style-name="ce16" table:formula="of:=IF([.G191]&lt;&gt;&quot;&quot;;&quot;Pago&quot;;IF(AND([.G191]=&quot;&quot;;[.E191]&lt;&gt;&quot;&quot;;[.F191]&lt;&gt;&quot;&quot;;TODAY()&gt;=[.D191]);&quot;Vencido&quot;;IF(AND([.E191]=&quot;&quot;;[.F191]=&quot;&quot;;[.G191]=&quot;&quot;;[.H191]=&quot;&quot;);&quot;&quot;;&quot;A Vencer&quot;)))">
            <text:p><text:s text:c="2"/></text:p>
          </table:table-cell>
          <table:table-cell table:style-name="ce41" table:formula="of:=IF([.H191]=&quot;&quot;;&quot;&quot;;[.H191]-[.C191])">
            <text:p/>
          </table:table-cell>
          <table:table-cell table:style-name="ce62" table:formula="of:=IF([.A191]=&quot;&quot;;&quot;&quot;;TEXT(DATE(YEAR([.A191]);MONTH([.A191]);DAY([.A191]));&quot;AAAA&quot;))">
            <text:p/>
          </table:table-cell>
          <table:table-cell table:style-name="ce62" table:formula="of:=IF([.D191]=&quot;&quot;;&quot;&quot;;TEXT(DATE(YEAR([.D191]);MONTH([.D191]);DAY([.D191]));&quot;AAAA&quot;))">
            <text:p/>
          </table:table-cell>
          <table:table-cell table:style-name="ce62" table:formula="of:=IF([.G191]=&quot;&quot;;&quot;&quot;;TEXT(DATE(YEAR([.G191]);MONTH([.G191]);DAY([.G191]));&quot;AAAA&quot;))">
            <text:p/>
          </table:table-cell>
          <table:table-cell table:style-name="ce62" table:formula="of:=IF([.A191]=&quot;&quot;;&quot;&quot;;TEXT(DATE(YEAR([.A191]);MONTH([.A191]);DAY([.A191]));&quot;MMM&quot;))">
            <text:p/>
          </table:table-cell>
          <table:table-cell table:style-name="ce62" table:formula="of:=IF([.D191]=&quot;&quot;;&quot;&quot;;TEXT(DATE(YEAR([.D191]);MONTH([.D191]);DAY([.D191]));&quot;MMM&quot;))">
            <text:p/>
          </table:table-cell>
          <table:table-cell table:style-name="ce62" table:formula="of:=IF([.G191]=&quot;&quot;;&quot;&quot;;TEXT(DATE(YEAR([.G191]);MONTH([.G191]);DAY([.G191]));&quot;MMM&quot;))">
            <text:p/>
          </table:table-cell>
          <table:table-cell table:style-name="ce70" table:formula="of:=IF([.D191]=&quot;&quot;;&quot;&quot;;TEXT(DATE(YEAR([.D191]);MONTH([.D191]);DAY([.D19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95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2]=&quot;&quot;;&quot;&quot;;VLOOKUP([.K192];[Contas.$A$1:.$C$54];2;0))">
            <text:p><text:s text:c="2"/></text:p>
          </table:table-cell>
          <table:table-cell table:style-name="ce15" table:formula="of:=IF([.K192]=&quot;&quot;;&quot;&quot;;VLOOKUP([.K192];[Contas.$A$1:.$C$54];3;0))">
            <text:p><text:s text:c="2"/></text:p>
          </table:table-cell>
          <table:table-cell table:style-name="ce16" table:formula="of:=IF([.G192]&lt;&gt;&quot;&quot;;&quot;Pago&quot;;IF(AND([.G192]=&quot;&quot;;[.E192]&lt;&gt;&quot;&quot;;[.F192]&lt;&gt;&quot;&quot;;TODAY()&gt;=[.D192]);&quot;Vencido&quot;;IF(AND([.E192]=&quot;&quot;;[.F192]=&quot;&quot;;[.G192]=&quot;&quot;;[.H192]=&quot;&quot;);&quot;&quot;;&quot;A Vencer&quot;)))">
            <text:p><text:s text:c="2"/></text:p>
          </table:table-cell>
          <table:table-cell table:style-name="ce41" table:formula="of:=IF([.H192]=&quot;&quot;;&quot;&quot;;[.H192]-[.C192])">
            <text:p/>
          </table:table-cell>
          <table:table-cell table:style-name="ce62" table:formula="of:=IF([.A192]=&quot;&quot;;&quot;&quot;;TEXT(DATE(YEAR([.A192]);MONTH([.A192]);DAY([.A192]));&quot;AAAA&quot;))">
            <text:p/>
          </table:table-cell>
          <table:table-cell table:style-name="ce62" table:formula="of:=IF([.D192]=&quot;&quot;;&quot;&quot;;TEXT(DATE(YEAR([.D192]);MONTH([.D192]);DAY([.D192]));&quot;AAAA&quot;))">
            <text:p/>
          </table:table-cell>
          <table:table-cell table:style-name="ce62" table:formula="of:=IF([.G192]=&quot;&quot;;&quot;&quot;;TEXT(DATE(YEAR([.G192]);MONTH([.G192]);DAY([.G192]));&quot;AAAA&quot;))">
            <text:p/>
          </table:table-cell>
          <table:table-cell table:style-name="ce62" table:formula="of:=IF([.A192]=&quot;&quot;;&quot;&quot;;TEXT(DATE(YEAR([.A192]);MONTH([.A192]);DAY([.A192]));&quot;MMM&quot;))">
            <text:p/>
          </table:table-cell>
          <table:table-cell table:style-name="ce62" table:formula="of:=IF([.D192]=&quot;&quot;;&quot;&quot;;TEXT(DATE(YEAR([.D192]);MONTH([.D192]);DAY([.D192]));&quot;MMM&quot;))">
            <text:p/>
          </table:table-cell>
          <table:table-cell table:style-name="ce62" table:formula="of:=IF([.G192]=&quot;&quot;;&quot;&quot;;TEXT(DATE(YEAR([.G192]);MONTH([.G192]);DAY([.G192]));&quot;MMM&quot;))">
            <text:p/>
          </table:table-cell>
          <table:table-cell table:style-name="ce70" table:formula="of:=IF([.D192]=&quot;&quot;;&quot;&quot;;TEXT(DATE(YEAR([.D192]);MONTH([.D192]);DAY([.D19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3]=&quot;&quot;;&quot;&quot;;VLOOKUP([.K193];[Contas.$A$1:.$C$54];2;0))">
            <text:p><text:s text:c="2"/></text:p>
          </table:table-cell>
          <table:table-cell table:style-name="ce15" table:formula="of:=IF([.K193]=&quot;&quot;;&quot;&quot;;VLOOKUP([.K193];[Contas.$A$1:.$C$54];3;0))">
            <text:p><text:s text:c="2"/></text:p>
          </table:table-cell>
          <table:table-cell table:style-name="ce16" table:formula="of:=IF([.G193]&lt;&gt;&quot;&quot;;&quot;Pago&quot;;IF(AND([.G193]=&quot;&quot;;[.E193]&lt;&gt;&quot;&quot;;[.F193]&lt;&gt;&quot;&quot;;TODAY()&gt;=[.D193]);&quot;Vencido&quot;;IF(AND([.E193]=&quot;&quot;;[.F193]=&quot;&quot;;[.G193]=&quot;&quot;;[.H193]=&quot;&quot;);&quot;&quot;;&quot;A Vencer&quot;)))">
            <text:p><text:s text:c="2"/></text:p>
          </table:table-cell>
          <table:table-cell table:style-name="ce41" table:formula="of:=IF([.H193]=&quot;&quot;;&quot;&quot;;[.H193]-[.C193])">
            <text:p/>
          </table:table-cell>
          <table:table-cell table:style-name="ce62" table:formula="of:=IF([.A193]=&quot;&quot;;&quot;&quot;;TEXT(DATE(YEAR([.A193]);MONTH([.A193]);DAY([.A193]));&quot;AAAA&quot;))">
            <text:p/>
          </table:table-cell>
          <table:table-cell table:style-name="ce62" table:formula="of:=IF([.D193]=&quot;&quot;;&quot;&quot;;TEXT(DATE(YEAR([.D193]);MONTH([.D193]);DAY([.D193]));&quot;AAAA&quot;))">
            <text:p/>
          </table:table-cell>
          <table:table-cell table:style-name="ce62" table:formula="of:=IF([.G193]=&quot;&quot;;&quot;&quot;;TEXT(DATE(YEAR([.G193]);MONTH([.G193]);DAY([.G193]));&quot;AAAA&quot;))">
            <text:p/>
          </table:table-cell>
          <table:table-cell table:style-name="ce62" table:formula="of:=IF([.A193]=&quot;&quot;;&quot;&quot;;TEXT(DATE(YEAR([.A193]);MONTH([.A193]);DAY([.A193]));&quot;MMM&quot;))">
            <text:p/>
          </table:table-cell>
          <table:table-cell table:style-name="ce62" table:formula="of:=IF([.D193]=&quot;&quot;;&quot;&quot;;TEXT(DATE(YEAR([.D193]);MONTH([.D193]);DAY([.D193]));&quot;MMM&quot;))">
            <text:p/>
          </table:table-cell>
          <table:table-cell table:style-name="ce62" table:formula="of:=IF([.G193]=&quot;&quot;;&quot;&quot;;TEXT(DATE(YEAR([.G193]);MONTH([.G193]);DAY([.G193]));&quot;MMM&quot;))">
            <text:p/>
          </table:table-cell>
          <table:table-cell table:style-name="ce70" table:formula="of:=IF([.D193]=&quot;&quot;;&quot;&quot;;TEXT(DATE(YEAR([.D193]);MONTH([.D193]);DAY([.D19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4]=&quot;&quot;;&quot;&quot;;VLOOKUP([.K194];[Contas.$A$1:.$C$54];2;0))">
            <text:p><text:s text:c="2"/></text:p>
          </table:table-cell>
          <table:table-cell table:style-name="ce15" table:formula="of:=IF([.K194]=&quot;&quot;;&quot;&quot;;VLOOKUP([.K194];[Contas.$A$1:.$C$54];3;0))">
            <text:p><text:s text:c="2"/></text:p>
          </table:table-cell>
          <table:table-cell table:style-name="ce16" table:formula="of:=IF([.G194]&lt;&gt;&quot;&quot;;&quot;Pago&quot;;IF(AND([.G194]=&quot;&quot;;[.E194]&lt;&gt;&quot;&quot;;[.F194]&lt;&gt;&quot;&quot;;TODAY()&gt;=[.D194]);&quot;Vencido&quot;;IF(AND([.E194]=&quot;&quot;;[.F194]=&quot;&quot;;[.G194]=&quot;&quot;;[.H194]=&quot;&quot;);&quot;&quot;;&quot;A Vencer&quot;)))">
            <text:p><text:s text:c="2"/></text:p>
          </table:table-cell>
          <table:table-cell table:style-name="ce41" table:formula="of:=IF([.H194]=&quot;&quot;;&quot;&quot;;[.H194]-[.C194])">
            <text:p/>
          </table:table-cell>
          <table:table-cell table:style-name="ce62" table:formula="of:=IF([.A194]=&quot;&quot;;&quot;&quot;;TEXT(DATE(YEAR([.A194]);MONTH([.A194]);DAY([.A194]));&quot;AAAA&quot;))">
            <text:p/>
          </table:table-cell>
          <table:table-cell table:style-name="ce62" table:formula="of:=IF([.D194]=&quot;&quot;;&quot;&quot;;TEXT(DATE(YEAR([.D194]);MONTH([.D194]);DAY([.D194]));&quot;AAAA&quot;))">
            <text:p/>
          </table:table-cell>
          <table:table-cell table:style-name="ce62" table:formula="of:=IF([.G194]=&quot;&quot;;&quot;&quot;;TEXT(DATE(YEAR([.G194]);MONTH([.G194]);DAY([.G194]));&quot;AAAA&quot;))">
            <text:p/>
          </table:table-cell>
          <table:table-cell table:style-name="ce62" table:formula="of:=IF([.A194]=&quot;&quot;;&quot;&quot;;TEXT(DATE(YEAR([.A194]);MONTH([.A194]);DAY([.A194]));&quot;MMM&quot;))">
            <text:p/>
          </table:table-cell>
          <table:table-cell table:style-name="ce62" table:formula="of:=IF([.D194]=&quot;&quot;;&quot;&quot;;TEXT(DATE(YEAR([.D194]);MONTH([.D194]);DAY([.D194]));&quot;MMM&quot;))">
            <text:p/>
          </table:table-cell>
          <table:table-cell table:style-name="ce62" table:formula="of:=IF([.G194]=&quot;&quot;;&quot;&quot;;TEXT(DATE(YEAR([.G194]);MONTH([.G194]);DAY([.G194]));&quot;MMM&quot;))">
            <text:p/>
          </table:table-cell>
          <table:table-cell table:style-name="ce70" table:formula="of:=IF([.D194]=&quot;&quot;;&quot;&quot;;TEXT(DATE(YEAR([.D194]);MONTH([.D194]);DAY([.D19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Default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5]=&quot;&quot;;&quot;&quot;;VLOOKUP([.K195];[Contas.$A$1:.$C$54];2;0))">
            <text:p><text:s text:c="2"/></text:p>
          </table:table-cell>
          <table:table-cell table:style-name="ce15" table:formula="of:=IF([.K195]=&quot;&quot;;&quot;&quot;;VLOOKUP([.K195];[Contas.$A$1:.$C$54];3;0))">
            <text:p><text:s text:c="2"/></text:p>
          </table:table-cell>
          <table:table-cell table:style-name="ce16" table:formula="of:=IF([.G195]&lt;&gt;&quot;&quot;;&quot;Pago&quot;;IF(AND([.G195]=&quot;&quot;;[.E195]&lt;&gt;&quot;&quot;;[.F195]&lt;&gt;&quot;&quot;;TODAY()&gt;=[.D195]);&quot;Vencido&quot;;IF(AND([.E195]=&quot;&quot;;[.F195]=&quot;&quot;;[.G195]=&quot;&quot;;[.H195]=&quot;&quot;);&quot;&quot;;&quot;A Vencer&quot;)))">
            <text:p><text:s text:c="2"/></text:p>
          </table:table-cell>
          <table:table-cell table:style-name="ce41" table:formula="of:=IF([.H195]=&quot;&quot;;&quot;&quot;;[.H195]-[.C195])">
            <text:p/>
          </table:table-cell>
          <table:table-cell table:style-name="ce62" table:formula="of:=IF([.A195]=&quot;&quot;;&quot;&quot;;TEXT(DATE(YEAR([.A195]);MONTH([.A195]);DAY([.A195]));&quot;AAAA&quot;))">
            <text:p/>
          </table:table-cell>
          <table:table-cell table:style-name="ce62" table:formula="of:=IF([.D195]=&quot;&quot;;&quot;&quot;;TEXT(DATE(YEAR([.D195]);MONTH([.D195]);DAY([.D195]));&quot;AAAA&quot;))">
            <text:p/>
          </table:table-cell>
          <table:table-cell table:style-name="ce62" table:formula="of:=IF([.G195]=&quot;&quot;;&quot;&quot;;TEXT(DATE(YEAR([.G195]);MONTH([.G195]);DAY([.G195]));&quot;AAAA&quot;))">
            <text:p/>
          </table:table-cell>
          <table:table-cell table:style-name="ce62" table:formula="of:=IF([.A195]=&quot;&quot;;&quot;&quot;;TEXT(DATE(YEAR([.A195]);MONTH([.A195]);DAY([.A195]));&quot;MMM&quot;))">
            <text:p/>
          </table:table-cell>
          <table:table-cell table:style-name="ce62" table:formula="of:=IF([.D195]=&quot;&quot;;&quot;&quot;;TEXT(DATE(YEAR([.D195]);MONTH([.D195]);DAY([.D195]));&quot;MMM&quot;))">
            <text:p/>
          </table:table-cell>
          <table:table-cell table:style-name="ce62" table:formula="of:=IF([.G195]=&quot;&quot;;&quot;&quot;;TEXT(DATE(YEAR([.G195]);MONTH([.G195]);DAY([.G195]));&quot;MMM&quot;))">
            <text:p/>
          </table:table-cell>
          <table:table-cell table:style-name="ce70" table:formula="of:=IF([.D195]=&quot;&quot;;&quot;&quot;;TEXT(DATE(YEAR([.D195]);MONTH([.D195]);DAY([.D195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6]=&quot;&quot;;&quot;&quot;;VLOOKUP([.K196];[Contas.$A$1:.$C$54];2;0))">
            <text:p><text:s text:c="2"/></text:p>
          </table:table-cell>
          <table:table-cell table:style-name="ce15" table:formula="of:=IF([.K196]=&quot;&quot;;&quot;&quot;;VLOOKUP([.K196];[Contas.$A$1:.$C$54];3;0))">
            <text:p><text:s text:c="2"/></text:p>
          </table:table-cell>
          <table:table-cell table:style-name="ce16" table:formula="of:=IF([.G196]&lt;&gt;&quot;&quot;;&quot;Pago&quot;;IF(AND([.G196]=&quot;&quot;;[.E196]&lt;&gt;&quot;&quot;;[.F196]&lt;&gt;&quot;&quot;;TODAY()&gt;=[.D196]);&quot;Vencido&quot;;IF(AND([.E196]=&quot;&quot;;[.F196]=&quot;&quot;;[.G196]=&quot;&quot;;[.H196]=&quot;&quot;);&quot;&quot;;&quot;A Vencer&quot;)))">
            <text:p><text:s text:c="2"/></text:p>
          </table:table-cell>
          <table:table-cell table:style-name="ce41" table:formula="of:=IF([.H196]=&quot;&quot;;&quot;&quot;;[.H196]-[.C196])">
            <text:p/>
          </table:table-cell>
          <table:table-cell table:style-name="ce62" table:formula="of:=IF([.A196]=&quot;&quot;;&quot;&quot;;TEXT(DATE(YEAR([.A196]);MONTH([.A196]);DAY([.A196]));&quot;AAAA&quot;))">
            <text:p/>
          </table:table-cell>
          <table:table-cell table:style-name="ce62" table:formula="of:=IF([.D196]=&quot;&quot;;&quot;&quot;;TEXT(DATE(YEAR([.D196]);MONTH([.D196]);DAY([.D196]));&quot;AAAA&quot;))">
            <text:p/>
          </table:table-cell>
          <table:table-cell table:style-name="ce62" table:formula="of:=IF([.G196]=&quot;&quot;;&quot;&quot;;TEXT(DATE(YEAR([.G196]);MONTH([.G196]);DAY([.G196]));&quot;AAAA&quot;))">
            <text:p/>
          </table:table-cell>
          <table:table-cell table:style-name="ce62" table:formula="of:=IF([.A196]=&quot;&quot;;&quot;&quot;;TEXT(DATE(YEAR([.A196]);MONTH([.A196]);DAY([.A196]));&quot;MMM&quot;))">
            <text:p/>
          </table:table-cell>
          <table:table-cell table:style-name="ce62" table:formula="of:=IF([.D196]=&quot;&quot;;&quot;&quot;;TEXT(DATE(YEAR([.D196]);MONTH([.D196]);DAY([.D196]));&quot;MMM&quot;))">
            <text:p/>
          </table:table-cell>
          <table:table-cell table:style-name="ce62" table:formula="of:=IF([.G196]=&quot;&quot;;&quot;&quot;;TEXT(DATE(YEAR([.G196]);MONTH([.G196]);DAY([.G196]));&quot;MMM&quot;))">
            <text:p/>
          </table:table-cell>
          <table:table-cell table:style-name="ce70" table:formula="of:=IF([.D196]=&quot;&quot;;&quot;&quot;;TEXT(DATE(YEAR([.D196]);MONTH([.D196]);DAY([.D19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/>
          <table:table-cell table:style-name="ce30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7]=&quot;&quot;;&quot;&quot;;VLOOKUP([.K197];[Contas.$A$1:.$C$54];2;0))">
            <text:p><text:s text:c="2"/></text:p>
          </table:table-cell>
          <table:table-cell table:style-name="ce15" table:formula="of:=IF([.K197]=&quot;&quot;;&quot;&quot;;VLOOKUP([.K197];[Contas.$A$1:.$C$54];3;0))">
            <text:p><text:s text:c="2"/></text:p>
          </table:table-cell>
          <table:table-cell table:style-name="ce16" table:formula="of:=IF([.G197]&lt;&gt;&quot;&quot;;&quot;Pago&quot;;IF(AND([.G197]=&quot;&quot;;[.E197]&lt;&gt;&quot;&quot;;[.F197]&lt;&gt;&quot;&quot;;TODAY()&gt;=[.D197]);&quot;Vencido&quot;;IF(AND([.E197]=&quot;&quot;;[.F197]=&quot;&quot;;[.G197]=&quot;&quot;;[.H197]=&quot;&quot;);&quot;&quot;;&quot;A Vencer&quot;)))">
            <text:p><text:s text:c="2"/></text:p>
          </table:table-cell>
          <table:table-cell table:style-name="ce41" table:formula="of:=IF([.H197]=&quot;&quot;;&quot;&quot;;[.H197]-[.C197])">
            <text:p/>
          </table:table-cell>
          <table:table-cell table:style-name="ce62" table:formula="of:=IF([.A197]=&quot;&quot;;&quot;&quot;;TEXT(DATE(YEAR([.A197]);MONTH([.A197]);DAY([.A197]));&quot;AAAA&quot;))">
            <text:p/>
          </table:table-cell>
          <table:table-cell table:style-name="ce62" table:formula="of:=IF([.D197]=&quot;&quot;;&quot;&quot;;TEXT(DATE(YEAR([.D197]);MONTH([.D197]);DAY([.D197]));&quot;AAAA&quot;))">
            <text:p/>
          </table:table-cell>
          <table:table-cell table:style-name="ce62" table:formula="of:=IF([.G197]=&quot;&quot;;&quot;&quot;;TEXT(DATE(YEAR([.G197]);MONTH([.G197]);DAY([.G197]));&quot;AAAA&quot;))">
            <text:p/>
          </table:table-cell>
          <table:table-cell table:style-name="ce62" table:formula="of:=IF([.A197]=&quot;&quot;;&quot;&quot;;TEXT(DATE(YEAR([.A197]);MONTH([.A197]);DAY([.A197]));&quot;MMM&quot;))">
            <text:p/>
          </table:table-cell>
          <table:table-cell table:style-name="ce62" table:formula="of:=IF([.D197]=&quot;&quot;;&quot;&quot;;TEXT(DATE(YEAR([.D197]);MONTH([.D197]);DAY([.D197]));&quot;MMM&quot;))">
            <text:p/>
          </table:table-cell>
          <table:table-cell table:style-name="ce62" table:formula="of:=IF([.G197]=&quot;&quot;;&quot;&quot;;TEXT(DATE(YEAR([.G197]);MONTH([.G197]);DAY([.G197]));&quot;MMM&quot;))">
            <text:p/>
          </table:table-cell>
          <table:table-cell table:style-name="ce70" table:formula="of:=IF([.D197]=&quot;&quot;;&quot;&quot;;TEXT(DATE(YEAR([.D197]);MONTH([.D197]);DAY([.D19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8]=&quot;&quot;;&quot;&quot;;VLOOKUP([.K198];[Contas.$A$1:.$C$54];2;0))">
            <text:p><text:s text:c="2"/></text:p>
          </table:table-cell>
          <table:table-cell table:style-name="ce15" table:formula="of:=IF([.K198]=&quot;&quot;;&quot;&quot;;VLOOKUP([.K198];[Contas.$A$1:.$C$54];3;0))">
            <text:p><text:s text:c="2"/></text:p>
          </table:table-cell>
          <table:table-cell table:style-name="ce16" table:formula="of:=IF([.G198]&lt;&gt;&quot;&quot;;&quot;Pago&quot;;IF(AND([.G198]=&quot;&quot;;[.E198]&lt;&gt;&quot;&quot;;[.F198]&lt;&gt;&quot;&quot;;TODAY()&gt;=[.D198]);&quot;Vencido&quot;;IF(AND([.E198]=&quot;&quot;;[.F198]=&quot;&quot;;[.G198]=&quot;&quot;;[.H198]=&quot;&quot;);&quot;&quot;;&quot;A Vencer&quot;)))">
            <text:p><text:s text:c="2"/></text:p>
          </table:table-cell>
          <table:table-cell table:style-name="ce41" table:formula="of:=IF([.H198]=&quot;&quot;;&quot;&quot;;[.H198]-[.C198])">
            <text:p/>
          </table:table-cell>
          <table:table-cell table:style-name="ce62" table:formula="of:=IF([.A198]=&quot;&quot;;&quot;&quot;;TEXT(DATE(YEAR([.A198]);MONTH([.A198]);DAY([.A198]));&quot;AAAA&quot;))">
            <text:p/>
          </table:table-cell>
          <table:table-cell table:style-name="ce62" table:formula="of:=IF([.D198]=&quot;&quot;;&quot;&quot;;TEXT(DATE(YEAR([.D198]);MONTH([.D198]);DAY([.D198]));&quot;AAAA&quot;))">
            <text:p/>
          </table:table-cell>
          <table:table-cell table:style-name="ce62" table:formula="of:=IF([.G198]=&quot;&quot;;&quot;&quot;;TEXT(DATE(YEAR([.G198]);MONTH([.G198]);DAY([.G198]));&quot;AAAA&quot;))">
            <text:p/>
          </table:table-cell>
          <table:table-cell table:style-name="ce62" table:formula="of:=IF([.A198]=&quot;&quot;;&quot;&quot;;TEXT(DATE(YEAR([.A198]);MONTH([.A198]);DAY([.A198]));&quot;MMM&quot;))">
            <text:p/>
          </table:table-cell>
          <table:table-cell table:style-name="ce62" table:formula="of:=IF([.D198]=&quot;&quot;;&quot;&quot;;TEXT(DATE(YEAR([.D198]);MONTH([.D198]);DAY([.D198]));&quot;MMM&quot;))">
            <text:p/>
          </table:table-cell>
          <table:table-cell table:style-name="ce62" table:formula="of:=IF([.G198]=&quot;&quot;;&quot;&quot;;TEXT(DATE(YEAR([.G198]);MONTH([.G198]);DAY([.G198]));&quot;MMM&quot;))">
            <text:p/>
          </table:table-cell>
          <table:table-cell table:style-name="ce70" table:formula="of:=IF([.D198]=&quot;&quot;;&quot;&quot;;TEXT(DATE(YEAR([.D198]);MONTH([.D198]);DAY([.D19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6"/>
          <table:table-cell table:style-name="ce95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199]=&quot;&quot;;&quot;&quot;;VLOOKUP([.K199];[Contas.$A$1:.$C$54];2;0))">
            <text:p><text:s text:c="2"/></text:p>
          </table:table-cell>
          <table:table-cell table:style-name="ce15" table:formula="of:=IF([.K199]=&quot;&quot;;&quot;&quot;;VLOOKUP([.K199];[Contas.$A$1:.$C$54];3;0))">
            <text:p><text:s text:c="2"/></text:p>
          </table:table-cell>
          <table:table-cell table:style-name="ce16" table:formula="of:=IF([.G199]&lt;&gt;&quot;&quot;;&quot;Pago&quot;;IF(AND([.G199]=&quot;&quot;;[.E199]&lt;&gt;&quot;&quot;;[.F199]&lt;&gt;&quot;&quot;;TODAY()&gt;=[.D199]);&quot;Vencido&quot;;IF(AND([.E199]=&quot;&quot;;[.F199]=&quot;&quot;;[.G199]=&quot;&quot;;[.H199]=&quot;&quot;);&quot;&quot;;&quot;A Vencer&quot;)))">
            <text:p><text:s text:c="2"/></text:p>
          </table:table-cell>
          <table:table-cell table:style-name="ce41" table:formula="of:=IF([.H199]=&quot;&quot;;&quot;&quot;;[.H199]-[.C199])">
            <text:p/>
          </table:table-cell>
          <table:table-cell table:style-name="ce62" table:formula="of:=IF([.A199]=&quot;&quot;;&quot;&quot;;TEXT(DATE(YEAR([.A199]);MONTH([.A199]);DAY([.A199]));&quot;AAAA&quot;))">
            <text:p/>
          </table:table-cell>
          <table:table-cell table:style-name="ce62" table:formula="of:=IF([.D199]=&quot;&quot;;&quot;&quot;;TEXT(DATE(YEAR([.D199]);MONTH([.D199]);DAY([.D199]));&quot;AAAA&quot;))">
            <text:p/>
          </table:table-cell>
          <table:table-cell table:style-name="ce62" table:formula="of:=IF([.G199]=&quot;&quot;;&quot;&quot;;TEXT(DATE(YEAR([.G199]);MONTH([.G199]);DAY([.G199]));&quot;AAAA&quot;))">
            <text:p/>
          </table:table-cell>
          <table:table-cell table:style-name="ce62" table:formula="of:=IF([.A199]=&quot;&quot;;&quot;&quot;;TEXT(DATE(YEAR([.A199]);MONTH([.A199]);DAY([.A199]));&quot;MMM&quot;))">
            <text:p/>
          </table:table-cell>
          <table:table-cell table:style-name="ce62" table:formula="of:=IF([.D199]=&quot;&quot;;&quot;&quot;;TEXT(DATE(YEAR([.D199]);MONTH([.D199]);DAY([.D199]));&quot;MMM&quot;))">
            <text:p/>
          </table:table-cell>
          <table:table-cell table:style-name="ce62" table:formula="of:=IF([.G199]=&quot;&quot;;&quot;&quot;;TEXT(DATE(YEAR([.G199]);MONTH([.G199]);DAY([.G199]));&quot;MMM&quot;))">
            <text:p/>
          </table:table-cell>
          <table:table-cell table:style-name="ce70" table:formula="of:=IF([.D199]=&quot;&quot;;&quot;&quot;;TEXT(DATE(YEAR([.D199]);MONTH([.D199]);DAY([.D19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0]=&quot;&quot;;&quot;&quot;;VLOOKUP([.K200];[Contas.$A$1:.$C$54];2;0))">
            <text:p><text:s text:c="2"/></text:p>
          </table:table-cell>
          <table:table-cell table:style-name="ce15" table:formula="of:=IF([.K200]=&quot;&quot;;&quot;&quot;;VLOOKUP([.K200];[Contas.$A$1:.$C$54];3;0))">
            <text:p><text:s text:c="2"/></text:p>
          </table:table-cell>
          <table:table-cell table:style-name="ce16" table:formula="of:=IF([.G200]&lt;&gt;&quot;&quot;;&quot;Pago&quot;;IF(AND([.G200]=&quot;&quot;;[.E200]&lt;&gt;&quot;&quot;;[.F200]&lt;&gt;&quot;&quot;;TODAY()&gt;=[.D200]);&quot;Vencido&quot;;IF(AND([.E200]=&quot;&quot;;[.F200]=&quot;&quot;;[.G200]=&quot;&quot;;[.H200]=&quot;&quot;);&quot;&quot;;&quot;A Vencer&quot;)))">
            <text:p><text:s text:c="2"/></text:p>
          </table:table-cell>
          <table:table-cell table:style-name="ce41" table:formula="of:=IF([.H200]=&quot;&quot;;&quot;&quot;;[.H200]-[.C200])">
            <text:p/>
          </table:table-cell>
          <table:table-cell table:style-name="ce62" table:formula="of:=IF([.A200]=&quot;&quot;;&quot;&quot;;TEXT(DATE(YEAR([.A200]);MONTH([.A200]);DAY([.A200]));&quot;AAAA&quot;))">
            <text:p/>
          </table:table-cell>
          <table:table-cell table:style-name="ce62" table:formula="of:=IF([.D200]=&quot;&quot;;&quot;&quot;;TEXT(DATE(YEAR([.D200]);MONTH([.D200]);DAY([.D200]));&quot;AAAA&quot;))">
            <text:p/>
          </table:table-cell>
          <table:table-cell table:style-name="ce62" table:formula="of:=IF([.G200]=&quot;&quot;;&quot;&quot;;TEXT(DATE(YEAR([.G200]);MONTH([.G200]);DAY([.G200]));&quot;AAAA&quot;))">
            <text:p/>
          </table:table-cell>
          <table:table-cell table:style-name="ce62" table:formula="of:=IF([.A200]=&quot;&quot;;&quot;&quot;;TEXT(DATE(YEAR([.A200]);MONTH([.A200]);DAY([.A200]));&quot;MMM&quot;))">
            <text:p/>
          </table:table-cell>
          <table:table-cell table:style-name="ce62" table:formula="of:=IF([.D200]=&quot;&quot;;&quot;&quot;;TEXT(DATE(YEAR([.D200]);MONTH([.D200]);DAY([.D200]));&quot;MMM&quot;))">
            <text:p/>
          </table:table-cell>
          <table:table-cell table:style-name="ce62" table:formula="of:=IF([.G200]=&quot;&quot;;&quot;&quot;;TEXT(DATE(YEAR([.G200]);MONTH([.G200]);DAY([.G200]));&quot;MMM&quot;))">
            <text:p/>
          </table:table-cell>
          <table:table-cell table:style-name="ce70" table:formula="of:=IF([.D200]=&quot;&quot;;&quot;&quot;;TEXT(DATE(YEAR([.D200]);MONTH([.D200]);DAY([.D20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1]=&quot;&quot;;&quot;&quot;;VLOOKUP([.K201];[Contas.$A$1:.$C$54];2;0))">
            <text:p><text:s text:c="2"/></text:p>
          </table:table-cell>
          <table:table-cell table:style-name="ce15" table:formula="of:=IF([.K201]=&quot;&quot;;&quot;&quot;;VLOOKUP([.K201];[Contas.$A$1:.$C$54];3;0))">
            <text:p><text:s text:c="2"/></text:p>
          </table:table-cell>
          <table:table-cell table:style-name="ce16" table:formula="of:=IF([.G201]&lt;&gt;&quot;&quot;;&quot;Pago&quot;;IF(AND([.G201]=&quot;&quot;;[.E201]&lt;&gt;&quot;&quot;;[.F201]&lt;&gt;&quot;&quot;;TODAY()&gt;=[.D201]);&quot;Vencido&quot;;IF(AND([.E201]=&quot;&quot;;[.F201]=&quot;&quot;;[.G201]=&quot;&quot;;[.H201]=&quot;&quot;);&quot;&quot;;&quot;A Vencer&quot;)))">
            <text:p><text:s text:c="2"/></text:p>
          </table:table-cell>
          <table:table-cell table:style-name="ce41" table:formula="of:=IF([.H201]=&quot;&quot;;&quot;&quot;;[.H201]-[.C201])">
            <text:p/>
          </table:table-cell>
          <table:table-cell table:style-name="ce62" table:formula="of:=IF([.A201]=&quot;&quot;;&quot;&quot;;TEXT(DATE(YEAR([.A201]);MONTH([.A201]);DAY([.A201]));&quot;AAAA&quot;))">
            <text:p/>
          </table:table-cell>
          <table:table-cell table:style-name="ce62" table:formula="of:=IF([.D201]=&quot;&quot;;&quot;&quot;;TEXT(DATE(YEAR([.D201]);MONTH([.D201]);DAY([.D201]));&quot;AAAA&quot;))">
            <text:p/>
          </table:table-cell>
          <table:table-cell table:style-name="ce62" table:formula="of:=IF([.G201]=&quot;&quot;;&quot;&quot;;TEXT(DATE(YEAR([.G201]);MONTH([.G201]);DAY([.G201]));&quot;AAAA&quot;))">
            <text:p/>
          </table:table-cell>
          <table:table-cell table:style-name="ce62" table:formula="of:=IF([.A201]=&quot;&quot;;&quot;&quot;;TEXT(DATE(YEAR([.A201]);MONTH([.A201]);DAY([.A201]));&quot;MMM&quot;))">
            <text:p/>
          </table:table-cell>
          <table:table-cell table:style-name="ce62" table:formula="of:=IF([.D201]=&quot;&quot;;&quot;&quot;;TEXT(DATE(YEAR([.D201]);MONTH([.D201]);DAY([.D201]));&quot;MMM&quot;))">
            <text:p/>
          </table:table-cell>
          <table:table-cell table:style-name="ce62" table:formula="of:=IF([.G201]=&quot;&quot;;&quot;&quot;;TEXT(DATE(YEAR([.G201]);MONTH([.G201]);DAY([.G201]));&quot;MMM&quot;))">
            <text:p/>
          </table:table-cell>
          <table:table-cell table:style-name="ce70" table:formula="of:=IF([.D201]=&quot;&quot;;&quot;&quot;;TEXT(DATE(YEAR([.D201]);MONTH([.D201]);DAY([.D20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2]=&quot;&quot;;&quot;&quot;;VLOOKUP([.K202];[Contas.$A$1:.$C$54];2;0))">
            <text:p><text:s text:c="2"/></text:p>
          </table:table-cell>
          <table:table-cell table:style-name="ce15" table:formula="of:=IF([.K202]=&quot;&quot;;&quot;&quot;;VLOOKUP([.K202];[Contas.$A$1:.$C$54];3;0))">
            <text:p><text:s text:c="2"/></text:p>
          </table:table-cell>
          <table:table-cell table:style-name="ce16" table:formula="of:=IF([.G202]&lt;&gt;&quot;&quot;;&quot;Pago&quot;;IF(AND([.G202]=&quot;&quot;;[.E202]&lt;&gt;&quot;&quot;;[.F202]&lt;&gt;&quot;&quot;;TODAY()&gt;=[.D202]);&quot;Vencido&quot;;IF(AND([.E202]=&quot;&quot;;[.F202]=&quot;&quot;;[.G202]=&quot;&quot;;[.H202]=&quot;&quot;);&quot;&quot;;&quot;A Vencer&quot;)))">
            <text:p><text:s text:c="2"/></text:p>
          </table:table-cell>
          <table:table-cell table:style-name="ce41" table:formula="of:=IF([.H202]=&quot;&quot;;&quot;&quot;;[.H202]-[.C202])">
            <text:p/>
          </table:table-cell>
          <table:table-cell table:style-name="ce62" table:formula="of:=IF([.A202]=&quot;&quot;;&quot;&quot;;TEXT(DATE(YEAR([.A202]);MONTH([.A202]);DAY([.A202]));&quot;AAAA&quot;))">
            <text:p/>
          </table:table-cell>
          <table:table-cell table:style-name="ce62" table:formula="of:=IF([.D202]=&quot;&quot;;&quot;&quot;;TEXT(DATE(YEAR([.D202]);MONTH([.D202]);DAY([.D202]));&quot;AAAA&quot;))">
            <text:p/>
          </table:table-cell>
          <table:table-cell table:style-name="ce62" table:formula="of:=IF([.G202]=&quot;&quot;;&quot;&quot;;TEXT(DATE(YEAR([.G202]);MONTH([.G202]);DAY([.G202]));&quot;AAAA&quot;))">
            <text:p/>
          </table:table-cell>
          <table:table-cell table:style-name="ce62" table:formula="of:=IF([.A202]=&quot;&quot;;&quot;&quot;;TEXT(DATE(YEAR([.A202]);MONTH([.A202]);DAY([.A202]));&quot;MMM&quot;))">
            <text:p/>
          </table:table-cell>
          <table:table-cell table:style-name="ce62" table:formula="of:=IF([.D202]=&quot;&quot;;&quot;&quot;;TEXT(DATE(YEAR([.D202]);MONTH([.D202]);DAY([.D202]));&quot;MMM&quot;))">
            <text:p/>
          </table:table-cell>
          <table:table-cell table:style-name="ce62" table:formula="of:=IF([.G202]=&quot;&quot;;&quot;&quot;;TEXT(DATE(YEAR([.G202]);MONTH([.G202]);DAY([.G202]));&quot;MMM&quot;))">
            <text:p/>
          </table:table-cell>
          <table:table-cell table:style-name="ce70" table:formula="of:=IF([.D202]=&quot;&quot;;&quot;&quot;;TEXT(DATE(YEAR([.D202]);MONTH([.D202]);DAY([.D20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3]=&quot;&quot;;&quot;&quot;;VLOOKUP([.K203];[Contas.$A$1:.$C$54];2;0))">
            <text:p><text:s text:c="2"/></text:p>
          </table:table-cell>
          <table:table-cell table:style-name="ce15" table:formula="of:=IF([.K203]=&quot;&quot;;&quot;&quot;;VLOOKUP([.K203];[Contas.$A$1:.$C$54];3;0))">
            <text:p><text:s text:c="2"/></text:p>
          </table:table-cell>
          <table:table-cell table:style-name="ce16" table:formula="of:=IF([.G203]&lt;&gt;&quot;&quot;;&quot;Pago&quot;;IF(AND([.G203]=&quot;&quot;;[.E203]&lt;&gt;&quot;&quot;;[.F203]&lt;&gt;&quot;&quot;;TODAY()&gt;=[.D203]);&quot;Vencido&quot;;IF(AND([.E203]=&quot;&quot;;[.F203]=&quot;&quot;;[.G203]=&quot;&quot;;[.H203]=&quot;&quot;);&quot;&quot;;&quot;A Vencer&quot;)))">
            <text:p><text:s text:c="2"/></text:p>
          </table:table-cell>
          <table:table-cell table:style-name="ce41" table:formula="of:=IF([.H203]=&quot;&quot;;&quot;&quot;;[.H203]-[.C203])">
            <text:p/>
          </table:table-cell>
          <table:table-cell table:style-name="ce62" table:formula="of:=IF([.A203]=&quot;&quot;;&quot;&quot;;TEXT(DATE(YEAR([.A203]);MONTH([.A203]);DAY([.A203]));&quot;AAAA&quot;))">
            <text:p/>
          </table:table-cell>
          <table:table-cell table:style-name="ce62" table:formula="of:=IF([.D203]=&quot;&quot;;&quot;&quot;;TEXT(DATE(YEAR([.D203]);MONTH([.D203]);DAY([.D203]));&quot;AAAA&quot;))">
            <text:p/>
          </table:table-cell>
          <table:table-cell table:style-name="ce62" table:formula="of:=IF([.G203]=&quot;&quot;;&quot;&quot;;TEXT(DATE(YEAR([.G203]);MONTH([.G203]);DAY([.G203]));&quot;AAAA&quot;))">
            <text:p/>
          </table:table-cell>
          <table:table-cell table:style-name="ce62" table:formula="of:=IF([.A203]=&quot;&quot;;&quot;&quot;;TEXT(DATE(YEAR([.A203]);MONTH([.A203]);DAY([.A203]));&quot;MMM&quot;))">
            <text:p/>
          </table:table-cell>
          <table:table-cell table:style-name="ce62" table:formula="of:=IF([.D203]=&quot;&quot;;&quot;&quot;;TEXT(DATE(YEAR([.D203]);MONTH([.D203]);DAY([.D203]));&quot;MMM&quot;))">
            <text:p/>
          </table:table-cell>
          <table:table-cell table:style-name="ce62" table:formula="of:=IF([.G203]=&quot;&quot;;&quot;&quot;;TEXT(DATE(YEAR([.G203]);MONTH([.G203]);DAY([.G203]));&quot;MMM&quot;))">
            <text:p/>
          </table:table-cell>
          <table:table-cell table:style-name="ce70" table:formula="of:=IF([.D203]=&quot;&quot;;&quot;&quot;;TEXT(DATE(YEAR([.D203]);MONTH([.D203]);DAY([.D20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4]=&quot;&quot;;&quot;&quot;;VLOOKUP([.K204];[Contas.$A$1:.$C$54];2;0))">
            <text:p><text:s text:c="2"/></text:p>
          </table:table-cell>
          <table:table-cell table:style-name="ce15" table:formula="of:=IF([.K204]=&quot;&quot;;&quot;&quot;;VLOOKUP([.K204];[Contas.$A$1:.$C$54];3;0))">
            <text:p><text:s text:c="2"/></text:p>
          </table:table-cell>
          <table:table-cell table:style-name="ce16" table:formula="of:=IF([.G204]&lt;&gt;&quot;&quot;;&quot;Pago&quot;;IF(AND([.G204]=&quot;&quot;;[.E204]&lt;&gt;&quot;&quot;;[.F204]&lt;&gt;&quot;&quot;;TODAY()&gt;=[.D204]);&quot;Vencido&quot;;IF(AND([.E204]=&quot;&quot;;[.F204]=&quot;&quot;;[.G204]=&quot;&quot;;[.H204]=&quot;&quot;);&quot;&quot;;&quot;A Vencer&quot;)))">
            <text:p><text:s text:c="2"/></text:p>
          </table:table-cell>
          <table:table-cell table:style-name="ce41" table:formula="of:=IF([.H204]=&quot;&quot;;&quot;&quot;;[.H204]-[.C204])">
            <text:p/>
          </table:table-cell>
          <table:table-cell table:style-name="ce62" table:formula="of:=IF([.A204]=&quot;&quot;;&quot;&quot;;TEXT(DATE(YEAR([.A204]);MONTH([.A204]);DAY([.A204]));&quot;AAAA&quot;))">
            <text:p/>
          </table:table-cell>
          <table:table-cell table:style-name="ce62" table:formula="of:=IF([.D204]=&quot;&quot;;&quot;&quot;;TEXT(DATE(YEAR([.D204]);MONTH([.D204]);DAY([.D204]));&quot;AAAA&quot;))">
            <text:p/>
          </table:table-cell>
          <table:table-cell table:style-name="ce62" table:formula="of:=IF([.G204]=&quot;&quot;;&quot;&quot;;TEXT(DATE(YEAR([.G204]);MONTH([.G204]);DAY([.G204]));&quot;AAAA&quot;))">
            <text:p/>
          </table:table-cell>
          <table:table-cell table:style-name="ce62" table:formula="of:=IF([.A204]=&quot;&quot;;&quot;&quot;;TEXT(DATE(YEAR([.A204]);MONTH([.A204]);DAY([.A204]));&quot;MMM&quot;))">
            <text:p/>
          </table:table-cell>
          <table:table-cell table:style-name="ce62" table:formula="of:=IF([.D204]=&quot;&quot;;&quot;&quot;;TEXT(DATE(YEAR([.D204]);MONTH([.D204]);DAY([.D204]));&quot;MMM&quot;))">
            <text:p/>
          </table:table-cell>
          <table:table-cell table:style-name="ce62" table:formula="of:=IF([.G204]=&quot;&quot;;&quot;&quot;;TEXT(DATE(YEAR([.G204]);MONTH([.G204]);DAY([.G204]));&quot;MMM&quot;))">
            <text:p/>
          </table:table-cell>
          <table:table-cell table:style-name="ce70" table:formula="of:=IF([.D204]=&quot;&quot;;&quot;&quot;;TEXT(DATE(YEAR([.D204]);MONTH([.D204]);DAY([.D20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5]=&quot;&quot;;&quot;&quot;;VLOOKUP([.K205];[Contas.$A$1:.$C$54];2;0))">
            <text:p><text:s text:c="2"/></text:p>
          </table:table-cell>
          <table:table-cell table:style-name="ce15" table:formula="of:=IF([.K205]=&quot;&quot;;&quot;&quot;;VLOOKUP([.K205];[Contas.$A$1:.$C$54];3;0))">
            <text:p><text:s text:c="2"/></text:p>
          </table:table-cell>
          <table:table-cell table:style-name="ce16" table:formula="of:=IF([.G205]&lt;&gt;&quot;&quot;;&quot;Pago&quot;;IF(AND([.G205]=&quot;&quot;;[.E205]&lt;&gt;&quot;&quot;;[.F205]&lt;&gt;&quot;&quot;;TODAY()&gt;=[.D205]);&quot;Vencido&quot;;IF(AND([.E205]=&quot;&quot;;[.F205]=&quot;&quot;;[.G205]=&quot;&quot;;[.H205]=&quot;&quot;);&quot;&quot;;&quot;A Vencer&quot;)))">
            <text:p><text:s text:c="2"/></text:p>
          </table:table-cell>
          <table:table-cell table:style-name="ce41" table:formula="of:=IF([.H205]=&quot;&quot;;&quot;&quot;;[.H205]-[.C205])">
            <text:p/>
          </table:table-cell>
          <table:table-cell table:style-name="ce62" table:formula="of:=IF([.A205]=&quot;&quot;;&quot;&quot;;TEXT(DATE(YEAR([.A205]);MONTH([.A205]);DAY([.A205]));&quot;AAAA&quot;))">
            <text:p/>
          </table:table-cell>
          <table:table-cell table:style-name="ce62" table:formula="of:=IF([.D205]=&quot;&quot;;&quot;&quot;;TEXT(DATE(YEAR([.D205]);MONTH([.D205]);DAY([.D205]));&quot;AAAA&quot;))">
            <text:p/>
          </table:table-cell>
          <table:table-cell table:style-name="ce62" table:formula="of:=IF([.G205]=&quot;&quot;;&quot;&quot;;TEXT(DATE(YEAR([.G205]);MONTH([.G205]);DAY([.G205]));&quot;AAAA&quot;))">
            <text:p/>
          </table:table-cell>
          <table:table-cell table:style-name="ce62" table:formula="of:=IF([.A205]=&quot;&quot;;&quot;&quot;;TEXT(DATE(YEAR([.A205]);MONTH([.A205]);DAY([.A205]));&quot;MMM&quot;))">
            <text:p/>
          </table:table-cell>
          <table:table-cell table:style-name="ce62" table:formula="of:=IF([.D205]=&quot;&quot;;&quot;&quot;;TEXT(DATE(YEAR([.D205]);MONTH([.D205]);DAY([.D205]));&quot;MMM&quot;))">
            <text:p/>
          </table:table-cell>
          <table:table-cell table:style-name="ce62" table:formula="of:=IF([.G205]=&quot;&quot;;&quot;&quot;;TEXT(DATE(YEAR([.G205]);MONTH([.G205]);DAY([.G205]));&quot;MMM&quot;))">
            <text:p/>
          </table:table-cell>
          <table:table-cell table:style-name="ce70" table:formula="of:=IF([.D205]=&quot;&quot;;&quot;&quot;;TEXT(DATE(YEAR([.D205]);MONTH([.D205]);DAY([.D20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6]=&quot;&quot;;&quot;&quot;;VLOOKUP([.K206];[Contas.$A$1:.$C$54];2;0))">
            <text:p><text:s text:c="2"/></text:p>
          </table:table-cell>
          <table:table-cell table:style-name="ce15" table:formula="of:=IF([.K206]=&quot;&quot;;&quot;&quot;;VLOOKUP([.K206];[Contas.$A$1:.$C$54];3;0))">
            <text:p><text:s text:c="2"/></text:p>
          </table:table-cell>
          <table:table-cell table:style-name="ce16" table:formula="of:=IF([.G206]&lt;&gt;&quot;&quot;;&quot;Pago&quot;;IF(AND([.G206]=&quot;&quot;;[.E206]&lt;&gt;&quot;&quot;;[.F206]&lt;&gt;&quot;&quot;;TODAY()&gt;=[.D206]);&quot;Vencido&quot;;IF(AND([.E206]=&quot;&quot;;[.F206]=&quot;&quot;;[.G206]=&quot;&quot;;[.H206]=&quot;&quot;);&quot;&quot;;&quot;A Vencer&quot;)))">
            <text:p><text:s text:c="2"/></text:p>
          </table:table-cell>
          <table:table-cell table:style-name="ce41" table:formula="of:=IF([.H206]=&quot;&quot;;&quot;&quot;;[.H206]-[.C206])">
            <text:p/>
          </table:table-cell>
          <table:table-cell table:style-name="ce62" table:formula="of:=IF([.A206]=&quot;&quot;;&quot;&quot;;TEXT(DATE(YEAR([.A206]);MONTH([.A206]);DAY([.A206]));&quot;AAAA&quot;))">
            <text:p/>
          </table:table-cell>
          <table:table-cell table:style-name="ce62" table:formula="of:=IF([.D206]=&quot;&quot;;&quot;&quot;;TEXT(DATE(YEAR([.D206]);MONTH([.D206]);DAY([.D206]));&quot;AAAA&quot;))">
            <text:p/>
          </table:table-cell>
          <table:table-cell table:style-name="ce62" table:formula="of:=IF([.G206]=&quot;&quot;;&quot;&quot;;TEXT(DATE(YEAR([.G206]);MONTH([.G206]);DAY([.G206]));&quot;AAAA&quot;))">
            <text:p/>
          </table:table-cell>
          <table:table-cell table:style-name="ce62" table:formula="of:=IF([.A206]=&quot;&quot;;&quot;&quot;;TEXT(DATE(YEAR([.A206]);MONTH([.A206]);DAY([.A206]));&quot;MMM&quot;))">
            <text:p/>
          </table:table-cell>
          <table:table-cell table:style-name="ce62" table:formula="of:=IF([.D206]=&quot;&quot;;&quot;&quot;;TEXT(DATE(YEAR([.D206]);MONTH([.D206]);DAY([.D206]));&quot;MMM&quot;))">
            <text:p/>
          </table:table-cell>
          <table:table-cell table:style-name="ce62" table:formula="of:=IF([.G206]=&quot;&quot;;&quot;&quot;;TEXT(DATE(YEAR([.G206]);MONTH([.G206]);DAY([.G206]));&quot;MMM&quot;))">
            <text:p/>
          </table:table-cell>
          <table:table-cell table:style-name="ce70" table:formula="of:=IF([.D206]=&quot;&quot;;&quot;&quot;;TEXT(DATE(YEAR([.D206]);MONTH([.D206]);DAY([.D20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7]=&quot;&quot;;&quot;&quot;;VLOOKUP([.K207];[Contas.$A$1:.$C$54];2;0))">
            <text:p><text:s text:c="2"/></text:p>
          </table:table-cell>
          <table:table-cell table:style-name="ce15" table:formula="of:=IF([.K207]=&quot;&quot;;&quot;&quot;;VLOOKUP([.K207];[Contas.$A$1:.$C$54];3;0))">
            <text:p><text:s text:c="2"/></text:p>
          </table:table-cell>
          <table:table-cell table:style-name="ce16" table:formula="of:=IF([.G207]&lt;&gt;&quot;&quot;;&quot;Pago&quot;;IF(AND([.G207]=&quot;&quot;;[.E207]&lt;&gt;&quot;&quot;;[.F207]&lt;&gt;&quot;&quot;;TODAY()&gt;=[.D207]);&quot;Vencido&quot;;IF(AND([.E207]=&quot;&quot;;[.F207]=&quot;&quot;;[.G207]=&quot;&quot;;[.H207]=&quot;&quot;);&quot;&quot;;&quot;A Vencer&quot;)))">
            <text:p><text:s text:c="2"/></text:p>
          </table:table-cell>
          <table:table-cell table:style-name="ce41" table:formula="of:=IF([.H207]=&quot;&quot;;&quot;&quot;;[.H207]-[.C207])">
            <text:p/>
          </table:table-cell>
          <table:table-cell table:style-name="ce62" table:formula="of:=IF([.A207]=&quot;&quot;;&quot;&quot;;TEXT(DATE(YEAR([.A207]);MONTH([.A207]);DAY([.A207]));&quot;AAAA&quot;))">
            <text:p/>
          </table:table-cell>
          <table:table-cell table:style-name="ce62" table:formula="of:=IF([.D207]=&quot;&quot;;&quot;&quot;;TEXT(DATE(YEAR([.D207]);MONTH([.D207]);DAY([.D207]));&quot;AAAA&quot;))">
            <text:p/>
          </table:table-cell>
          <table:table-cell table:style-name="ce62" table:formula="of:=IF([.G207]=&quot;&quot;;&quot;&quot;;TEXT(DATE(YEAR([.G207]);MONTH([.G207]);DAY([.G207]));&quot;AAAA&quot;))">
            <text:p/>
          </table:table-cell>
          <table:table-cell table:style-name="ce62" table:formula="of:=IF([.A207]=&quot;&quot;;&quot;&quot;;TEXT(DATE(YEAR([.A207]);MONTH([.A207]);DAY([.A207]));&quot;MMM&quot;))">
            <text:p/>
          </table:table-cell>
          <table:table-cell table:style-name="ce62" table:formula="of:=IF([.D207]=&quot;&quot;;&quot;&quot;;TEXT(DATE(YEAR([.D207]);MONTH([.D207]);DAY([.D207]));&quot;MMM&quot;))">
            <text:p/>
          </table:table-cell>
          <table:table-cell table:style-name="ce62" table:formula="of:=IF([.G207]=&quot;&quot;;&quot;&quot;;TEXT(DATE(YEAR([.G207]);MONTH([.G207]);DAY([.G207]));&quot;MMM&quot;))">
            <text:p/>
          </table:table-cell>
          <table:table-cell table:style-name="ce70" table:formula="of:=IF([.D207]=&quot;&quot;;&quot;&quot;;TEXT(DATE(YEAR([.D207]);MONTH([.D207]);DAY([.D20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8]=&quot;&quot;;&quot;&quot;;VLOOKUP([.K208];[Contas.$A$1:.$C$54];2;0))">
            <text:p><text:s text:c="2"/></text:p>
          </table:table-cell>
          <table:table-cell table:style-name="ce15" table:formula="of:=IF([.K208]=&quot;&quot;;&quot;&quot;;VLOOKUP([.K208];[Contas.$A$1:.$C$54];3;0))">
            <text:p><text:s text:c="2"/></text:p>
          </table:table-cell>
          <table:table-cell table:style-name="ce16" table:formula="of:=IF([.G208]&lt;&gt;&quot;&quot;;&quot;Pago&quot;;IF(AND([.G208]=&quot;&quot;;[.E208]&lt;&gt;&quot;&quot;;[.F208]&lt;&gt;&quot;&quot;;TODAY()&gt;=[.D208]);&quot;Vencido&quot;;IF(AND([.E208]=&quot;&quot;;[.F208]=&quot;&quot;;[.G208]=&quot;&quot;;[.H208]=&quot;&quot;);&quot;&quot;;&quot;A Vencer&quot;)))">
            <text:p><text:s text:c="2"/></text:p>
          </table:table-cell>
          <table:table-cell table:style-name="ce41" table:formula="of:=IF([.H208]=&quot;&quot;;&quot;&quot;;[.H208]-[.C208])">
            <text:p/>
          </table:table-cell>
          <table:table-cell table:style-name="ce62" table:formula="of:=IF([.A208]=&quot;&quot;;&quot;&quot;;TEXT(DATE(YEAR([.A208]);MONTH([.A208]);DAY([.A208]));&quot;AAAA&quot;))">
            <text:p/>
          </table:table-cell>
          <table:table-cell table:style-name="ce62" table:formula="of:=IF([.D208]=&quot;&quot;;&quot;&quot;;TEXT(DATE(YEAR([.D208]);MONTH([.D208]);DAY([.D208]));&quot;AAAA&quot;))">
            <text:p/>
          </table:table-cell>
          <table:table-cell table:style-name="ce62" table:formula="of:=IF([.G208]=&quot;&quot;;&quot;&quot;;TEXT(DATE(YEAR([.G208]);MONTH([.G208]);DAY([.G208]));&quot;AAAA&quot;))">
            <text:p/>
          </table:table-cell>
          <table:table-cell table:style-name="ce62" table:formula="of:=IF([.A208]=&quot;&quot;;&quot;&quot;;TEXT(DATE(YEAR([.A208]);MONTH([.A208]);DAY([.A208]));&quot;MMM&quot;))">
            <text:p/>
          </table:table-cell>
          <table:table-cell table:style-name="ce62" table:formula="of:=IF([.D208]=&quot;&quot;;&quot;&quot;;TEXT(DATE(YEAR([.D208]);MONTH([.D208]);DAY([.D208]));&quot;MMM&quot;))">
            <text:p/>
          </table:table-cell>
          <table:table-cell table:style-name="ce62" table:formula="of:=IF([.G208]=&quot;&quot;;&quot;&quot;;TEXT(DATE(YEAR([.G208]);MONTH([.G208]);DAY([.G208]));&quot;MMM&quot;))">
            <text:p/>
          </table:table-cell>
          <table:table-cell table:style-name="ce70" table:formula="of:=IF([.D208]=&quot;&quot;;&quot;&quot;;TEXT(DATE(YEAR([.D208]);MONTH([.D208]);DAY([.D20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09]=&quot;&quot;;&quot;&quot;;VLOOKUP([.K209];[Contas.$A$1:.$C$54];2;0))">
            <text:p><text:s text:c="2"/></text:p>
          </table:table-cell>
          <table:table-cell table:style-name="ce15" table:formula="of:=IF([.K209]=&quot;&quot;;&quot;&quot;;VLOOKUP([.K209];[Contas.$A$1:.$C$54];3;0))">
            <text:p><text:s text:c="2"/></text:p>
          </table:table-cell>
          <table:table-cell table:style-name="ce16" table:formula="of:=IF([.G209]&lt;&gt;&quot;&quot;;&quot;Pago&quot;;IF(AND([.G209]=&quot;&quot;;[.E209]&lt;&gt;&quot;&quot;;[.F209]&lt;&gt;&quot;&quot;;TODAY()&gt;=[.D209]);&quot;Vencido&quot;;IF(AND([.E209]=&quot;&quot;;[.F209]=&quot;&quot;;[.G209]=&quot;&quot;;[.H209]=&quot;&quot;);&quot;&quot;;&quot;A Vencer&quot;)))">
            <text:p><text:s text:c="2"/></text:p>
          </table:table-cell>
          <table:table-cell table:style-name="ce41" table:formula="of:=IF([.H209]=&quot;&quot;;&quot;&quot;;[.H209]-[.C209])">
            <text:p/>
          </table:table-cell>
          <table:table-cell table:style-name="ce62" table:formula="of:=IF([.A209]=&quot;&quot;;&quot;&quot;;TEXT(DATE(YEAR([.A209]);MONTH([.A209]);DAY([.A209]));&quot;AAAA&quot;))">
            <text:p/>
          </table:table-cell>
          <table:table-cell table:style-name="ce62" table:formula="of:=IF([.D209]=&quot;&quot;;&quot;&quot;;TEXT(DATE(YEAR([.D209]);MONTH([.D209]);DAY([.D209]));&quot;AAAA&quot;))">
            <text:p/>
          </table:table-cell>
          <table:table-cell table:style-name="ce62" table:formula="of:=IF([.G209]=&quot;&quot;;&quot;&quot;;TEXT(DATE(YEAR([.G209]);MONTH([.G209]);DAY([.G209]));&quot;AAAA&quot;))">
            <text:p/>
          </table:table-cell>
          <table:table-cell table:style-name="ce62" table:formula="of:=IF([.A209]=&quot;&quot;;&quot;&quot;;TEXT(DATE(YEAR([.A209]);MONTH([.A209]);DAY([.A209]));&quot;MMM&quot;))">
            <text:p/>
          </table:table-cell>
          <table:table-cell table:style-name="ce62" table:formula="of:=IF([.D209]=&quot;&quot;;&quot;&quot;;TEXT(DATE(YEAR([.D209]);MONTH([.D209]);DAY([.D209]));&quot;MMM&quot;))">
            <text:p/>
          </table:table-cell>
          <table:table-cell table:style-name="ce62" table:formula="of:=IF([.G209]=&quot;&quot;;&quot;&quot;;TEXT(DATE(YEAR([.G209]);MONTH([.G209]);DAY([.G209]));&quot;MMM&quot;))">
            <text:p/>
          </table:table-cell>
          <table:table-cell table:style-name="ce70" table:formula="of:=IF([.D209]=&quot;&quot;;&quot;&quot;;TEXT(DATE(YEAR([.D209]);MONTH([.D209]);DAY([.D20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0]=&quot;&quot;;&quot;&quot;;VLOOKUP([.K210];[Contas.$A$1:.$C$54];2;0))">
            <text:p><text:s text:c="2"/></text:p>
          </table:table-cell>
          <table:table-cell table:style-name="ce15" table:formula="of:=IF([.K210]=&quot;&quot;;&quot;&quot;;VLOOKUP([.K210];[Contas.$A$1:.$C$54];3;0))">
            <text:p><text:s text:c="2"/></text:p>
          </table:table-cell>
          <table:table-cell table:style-name="ce16" table:formula="of:=IF([.G210]&lt;&gt;&quot;&quot;;&quot;Pago&quot;;IF(AND([.G210]=&quot;&quot;;[.E210]&lt;&gt;&quot;&quot;;[.F210]&lt;&gt;&quot;&quot;;TODAY()&gt;=[.D210]);&quot;Vencido&quot;;IF(AND([.E210]=&quot;&quot;;[.F210]=&quot;&quot;;[.G210]=&quot;&quot;;[.H210]=&quot;&quot;);&quot;&quot;;&quot;A Vencer&quot;)))">
            <text:p><text:s text:c="2"/></text:p>
          </table:table-cell>
          <table:table-cell table:style-name="ce41" table:formula="of:=IF([.H210]=&quot;&quot;;&quot;&quot;;[.H210]-[.C210])">
            <text:p/>
          </table:table-cell>
          <table:table-cell table:style-name="ce62" table:formula="of:=IF([.A210]=&quot;&quot;;&quot;&quot;;TEXT(DATE(YEAR([.A210]);MONTH([.A210]);DAY([.A210]));&quot;AAAA&quot;))">
            <text:p/>
          </table:table-cell>
          <table:table-cell table:style-name="ce62" table:formula="of:=IF([.D210]=&quot;&quot;;&quot;&quot;;TEXT(DATE(YEAR([.D210]);MONTH([.D210]);DAY([.D210]));&quot;AAAA&quot;))">
            <text:p/>
          </table:table-cell>
          <table:table-cell table:style-name="ce62" table:formula="of:=IF([.G210]=&quot;&quot;;&quot;&quot;;TEXT(DATE(YEAR([.G210]);MONTH([.G210]);DAY([.G210]));&quot;AAAA&quot;))">
            <text:p/>
          </table:table-cell>
          <table:table-cell table:style-name="ce62" table:formula="of:=IF([.A210]=&quot;&quot;;&quot;&quot;;TEXT(DATE(YEAR([.A210]);MONTH([.A210]);DAY([.A210]));&quot;MMM&quot;))">
            <text:p/>
          </table:table-cell>
          <table:table-cell table:style-name="ce62" table:formula="of:=IF([.D210]=&quot;&quot;;&quot;&quot;;TEXT(DATE(YEAR([.D210]);MONTH([.D210]);DAY([.D210]));&quot;MMM&quot;))">
            <text:p/>
          </table:table-cell>
          <table:table-cell table:style-name="ce62" table:formula="of:=IF([.G210]=&quot;&quot;;&quot;&quot;;TEXT(DATE(YEAR([.G210]);MONTH([.G210]);DAY([.G210]));&quot;MMM&quot;))">
            <text:p/>
          </table:table-cell>
          <table:table-cell table:style-name="ce70" table:formula="of:=IF([.D210]=&quot;&quot;;&quot;&quot;;TEXT(DATE(YEAR([.D210]);MONTH([.D210]);DAY([.D21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1]=&quot;&quot;;&quot;&quot;;VLOOKUP([.K211];[Contas.$A$1:.$C$54];2;0))">
            <text:p><text:s text:c="2"/></text:p>
          </table:table-cell>
          <table:table-cell table:style-name="ce15" table:formula="of:=IF([.K211]=&quot;&quot;;&quot;&quot;;VLOOKUP([.K211];[Contas.$A$1:.$C$54];3;0))">
            <text:p><text:s text:c="2"/></text:p>
          </table:table-cell>
          <table:table-cell table:style-name="ce16" table:formula="of:=IF([.G211]&lt;&gt;&quot;&quot;;&quot;Pago&quot;;IF(AND([.G211]=&quot;&quot;;[.E211]&lt;&gt;&quot;&quot;;[.F211]&lt;&gt;&quot;&quot;;TODAY()&gt;=[.D211]);&quot;Vencido&quot;;IF(AND([.E211]=&quot;&quot;;[.F211]=&quot;&quot;;[.G211]=&quot;&quot;;[.H211]=&quot;&quot;);&quot;&quot;;&quot;A Vencer&quot;)))">
            <text:p><text:s text:c="2"/></text:p>
          </table:table-cell>
          <table:table-cell table:style-name="ce41" table:formula="of:=IF([.H211]=&quot;&quot;;&quot;&quot;;[.H211]-[.C211])">
            <text:p/>
          </table:table-cell>
          <table:table-cell table:style-name="ce62" table:formula="of:=IF([.A211]=&quot;&quot;;&quot;&quot;;TEXT(DATE(YEAR([.A211]);MONTH([.A211]);DAY([.A211]));&quot;AAAA&quot;))">
            <text:p/>
          </table:table-cell>
          <table:table-cell table:style-name="ce62" table:formula="of:=IF([.D211]=&quot;&quot;;&quot;&quot;;TEXT(DATE(YEAR([.D211]);MONTH([.D211]);DAY([.D211]));&quot;AAAA&quot;))">
            <text:p/>
          </table:table-cell>
          <table:table-cell table:style-name="ce62" table:formula="of:=IF([.G211]=&quot;&quot;;&quot;&quot;;TEXT(DATE(YEAR([.G211]);MONTH([.G211]);DAY([.G211]));&quot;AAAA&quot;))">
            <text:p/>
          </table:table-cell>
          <table:table-cell table:style-name="ce62" table:formula="of:=IF([.A211]=&quot;&quot;;&quot;&quot;;TEXT(DATE(YEAR([.A211]);MONTH([.A211]);DAY([.A211]));&quot;MMM&quot;))">
            <text:p/>
          </table:table-cell>
          <table:table-cell table:style-name="ce62" table:formula="of:=IF([.D211]=&quot;&quot;;&quot;&quot;;TEXT(DATE(YEAR([.D211]);MONTH([.D211]);DAY([.D211]));&quot;MMM&quot;))">
            <text:p/>
          </table:table-cell>
          <table:table-cell table:style-name="ce62" table:formula="of:=IF([.G211]=&quot;&quot;;&quot;&quot;;TEXT(DATE(YEAR([.G211]);MONTH([.G211]);DAY([.G211]));&quot;MMM&quot;))">
            <text:p/>
          </table:table-cell>
          <table:table-cell table:style-name="ce70" table:formula="of:=IF([.D211]=&quot;&quot;;&quot;&quot;;TEXT(DATE(YEAR([.D211]);MONTH([.D211]);DAY([.D21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2]=&quot;&quot;;&quot;&quot;;VLOOKUP([.K212];[Contas.$A$1:.$C$54];2;0))">
            <text:p><text:s text:c="2"/></text:p>
          </table:table-cell>
          <table:table-cell table:style-name="ce15" table:formula="of:=IF([.K212]=&quot;&quot;;&quot;&quot;;VLOOKUP([.K212];[Contas.$A$1:.$C$54];3;0))">
            <text:p><text:s text:c="2"/></text:p>
          </table:table-cell>
          <table:table-cell table:style-name="ce16" table:formula="of:=IF([.G212]&lt;&gt;&quot;&quot;;&quot;Pago&quot;;IF(AND([.G212]=&quot;&quot;;[.E212]&lt;&gt;&quot;&quot;;[.F212]&lt;&gt;&quot;&quot;;TODAY()&gt;=[.D212]);&quot;Vencido&quot;;IF(AND([.E212]=&quot;&quot;;[.F212]=&quot;&quot;;[.G212]=&quot;&quot;;[.H212]=&quot;&quot;);&quot;&quot;;&quot;A Vencer&quot;)))">
            <text:p><text:s text:c="2"/></text:p>
          </table:table-cell>
          <table:table-cell table:style-name="ce41" table:formula="of:=IF([.H212]=&quot;&quot;;&quot;&quot;;[.H212]-[.C212])">
            <text:p/>
          </table:table-cell>
          <table:table-cell table:style-name="ce62" table:formula="of:=IF([.A212]=&quot;&quot;;&quot;&quot;;TEXT(DATE(YEAR([.A212]);MONTH([.A212]);DAY([.A212]));&quot;AAAA&quot;))">
            <text:p/>
          </table:table-cell>
          <table:table-cell table:style-name="ce62" table:formula="of:=IF([.D212]=&quot;&quot;;&quot;&quot;;TEXT(DATE(YEAR([.D212]);MONTH([.D212]);DAY([.D212]));&quot;AAAA&quot;))">
            <text:p/>
          </table:table-cell>
          <table:table-cell table:style-name="ce62" table:formula="of:=IF([.G212]=&quot;&quot;;&quot;&quot;;TEXT(DATE(YEAR([.G212]);MONTH([.G212]);DAY([.G212]));&quot;AAAA&quot;))">
            <text:p/>
          </table:table-cell>
          <table:table-cell table:style-name="ce62" table:formula="of:=IF([.A212]=&quot;&quot;;&quot;&quot;;TEXT(DATE(YEAR([.A212]);MONTH([.A212]);DAY([.A212]));&quot;MMM&quot;))">
            <text:p/>
          </table:table-cell>
          <table:table-cell table:style-name="ce62" table:formula="of:=IF([.D212]=&quot;&quot;;&quot;&quot;;TEXT(DATE(YEAR([.D212]);MONTH([.D212]);DAY([.D212]));&quot;MMM&quot;))">
            <text:p/>
          </table:table-cell>
          <table:table-cell table:style-name="ce62" table:formula="of:=IF([.G212]=&quot;&quot;;&quot;&quot;;TEXT(DATE(YEAR([.G212]);MONTH([.G212]);DAY([.G212]));&quot;MMM&quot;))">
            <text:p/>
          </table:table-cell>
          <table:table-cell table:style-name="ce70" table:formula="of:=IF([.D212]=&quot;&quot;;&quot;&quot;;TEXT(DATE(YEAR([.D212]);MONTH([.D212]);DAY([.D21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3]=&quot;&quot;;&quot;&quot;;VLOOKUP([.K213];[Contas.$A$1:.$C$54];2;0))">
            <text:p><text:s text:c="2"/></text:p>
          </table:table-cell>
          <table:table-cell table:style-name="ce15" table:formula="of:=IF([.K213]=&quot;&quot;;&quot;&quot;;VLOOKUP([.K213];[Contas.$A$1:.$C$54];3;0))">
            <text:p><text:s text:c="2"/></text:p>
          </table:table-cell>
          <table:table-cell table:style-name="ce16" table:formula="of:=IF([.G213]&lt;&gt;&quot;&quot;;&quot;Pago&quot;;IF(AND([.G213]=&quot;&quot;;[.E213]&lt;&gt;&quot;&quot;;[.F213]&lt;&gt;&quot;&quot;;TODAY()&gt;=[.D213]);&quot;Vencido&quot;;IF(AND([.E213]=&quot;&quot;;[.F213]=&quot;&quot;;[.G213]=&quot;&quot;;[.H213]=&quot;&quot;);&quot;&quot;;&quot;A Vencer&quot;)))">
            <text:p><text:s text:c="2"/></text:p>
          </table:table-cell>
          <table:table-cell table:style-name="ce41" table:formula="of:=IF([.H213]=&quot;&quot;;&quot;&quot;;[.H213]-[.C213])">
            <text:p/>
          </table:table-cell>
          <table:table-cell table:style-name="ce62" table:formula="of:=IF([.A213]=&quot;&quot;;&quot;&quot;;TEXT(DATE(YEAR([.A213]);MONTH([.A213]);DAY([.A213]));&quot;AAAA&quot;))">
            <text:p/>
          </table:table-cell>
          <table:table-cell table:style-name="ce62" table:formula="of:=IF([.D213]=&quot;&quot;;&quot;&quot;;TEXT(DATE(YEAR([.D213]);MONTH([.D213]);DAY([.D213]));&quot;AAAA&quot;))">
            <text:p/>
          </table:table-cell>
          <table:table-cell table:style-name="ce62" table:formula="of:=IF([.G213]=&quot;&quot;;&quot;&quot;;TEXT(DATE(YEAR([.G213]);MONTH([.G213]);DAY([.G213]));&quot;AAAA&quot;))">
            <text:p/>
          </table:table-cell>
          <table:table-cell table:style-name="ce62" table:formula="of:=IF([.A213]=&quot;&quot;;&quot;&quot;;TEXT(DATE(YEAR([.A213]);MONTH([.A213]);DAY([.A213]));&quot;MMM&quot;))">
            <text:p/>
          </table:table-cell>
          <table:table-cell table:style-name="ce62" table:formula="of:=IF([.D213]=&quot;&quot;;&quot;&quot;;TEXT(DATE(YEAR([.D213]);MONTH([.D213]);DAY([.D213]));&quot;MMM&quot;))">
            <text:p/>
          </table:table-cell>
          <table:table-cell table:style-name="ce62" table:formula="of:=IF([.G213]=&quot;&quot;;&quot;&quot;;TEXT(DATE(YEAR([.G213]);MONTH([.G213]);DAY([.G213]));&quot;MMM&quot;))">
            <text:p/>
          </table:table-cell>
          <table:table-cell table:style-name="ce70" table:formula="of:=IF([.D213]=&quot;&quot;;&quot;&quot;;TEXT(DATE(YEAR([.D213]);MONTH([.D213]);DAY([.D21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4]=&quot;&quot;;&quot;&quot;;VLOOKUP([.K214];[Contas.$A$1:.$C$54];2;0))">
            <text:p><text:s text:c="2"/></text:p>
          </table:table-cell>
          <table:table-cell table:style-name="ce15" table:formula="of:=IF([.K214]=&quot;&quot;;&quot;&quot;;VLOOKUP([.K214];[Contas.$A$1:.$C$54];3;0))">
            <text:p><text:s text:c="2"/></text:p>
          </table:table-cell>
          <table:table-cell table:style-name="ce16" table:formula="of:=IF([.G214]&lt;&gt;&quot;&quot;;&quot;Pago&quot;;IF(AND([.G214]=&quot;&quot;;[.E214]&lt;&gt;&quot;&quot;;[.F214]&lt;&gt;&quot;&quot;;TODAY()&gt;=[.D214]);&quot;Vencido&quot;;IF(AND([.E214]=&quot;&quot;;[.F214]=&quot;&quot;;[.G214]=&quot;&quot;;[.H214]=&quot;&quot;);&quot;&quot;;&quot;A Vencer&quot;)))">
            <text:p><text:s text:c="2"/></text:p>
          </table:table-cell>
          <table:table-cell table:style-name="ce41" table:formula="of:=IF([.H214]=&quot;&quot;;&quot;&quot;;[.H214]-[.C214])">
            <text:p/>
          </table:table-cell>
          <table:table-cell table:style-name="ce62" table:formula="of:=IF([.A214]=&quot;&quot;;&quot;&quot;;TEXT(DATE(YEAR([.A214]);MONTH([.A214]);DAY([.A214]));&quot;AAAA&quot;))">
            <text:p/>
          </table:table-cell>
          <table:table-cell table:style-name="ce62" table:formula="of:=IF([.D214]=&quot;&quot;;&quot;&quot;;TEXT(DATE(YEAR([.D214]);MONTH([.D214]);DAY([.D214]));&quot;AAAA&quot;))">
            <text:p/>
          </table:table-cell>
          <table:table-cell table:style-name="ce62" table:formula="of:=IF([.G214]=&quot;&quot;;&quot;&quot;;TEXT(DATE(YEAR([.G214]);MONTH([.G214]);DAY([.G214]));&quot;AAAA&quot;))">
            <text:p/>
          </table:table-cell>
          <table:table-cell table:style-name="ce62" table:formula="of:=IF([.A214]=&quot;&quot;;&quot;&quot;;TEXT(DATE(YEAR([.A214]);MONTH([.A214]);DAY([.A214]));&quot;MMM&quot;))">
            <text:p/>
          </table:table-cell>
          <table:table-cell table:style-name="ce62" table:formula="of:=IF([.D214]=&quot;&quot;;&quot;&quot;;TEXT(DATE(YEAR([.D214]);MONTH([.D214]);DAY([.D214]));&quot;MMM&quot;))">
            <text:p/>
          </table:table-cell>
          <table:table-cell table:style-name="ce62" table:formula="of:=IF([.G214]=&quot;&quot;;&quot;&quot;;TEXT(DATE(YEAR([.G214]);MONTH([.G214]);DAY([.G214]));&quot;MMM&quot;))">
            <text:p/>
          </table:table-cell>
          <table:table-cell table:style-name="ce70" table:formula="of:=IF([.D214]=&quot;&quot;;&quot;&quot;;TEXT(DATE(YEAR([.D214]);MONTH([.D214]);DAY([.D21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5]=&quot;&quot;;&quot;&quot;;VLOOKUP([.K215];[Contas.$A$1:.$C$54];2;0))">
            <text:p><text:s text:c="2"/></text:p>
          </table:table-cell>
          <table:table-cell table:style-name="ce15" table:formula="of:=IF([.K215]=&quot;&quot;;&quot;&quot;;VLOOKUP([.K215];[Contas.$A$1:.$C$54];3;0))">
            <text:p><text:s text:c="2"/></text:p>
          </table:table-cell>
          <table:table-cell table:style-name="ce16" table:formula="of:=IF([.G215]&lt;&gt;&quot;&quot;;&quot;Pago&quot;;IF(AND([.G215]=&quot;&quot;;[.E215]&lt;&gt;&quot;&quot;;[.F215]&lt;&gt;&quot;&quot;;TODAY()&gt;=[.D215]);&quot;Vencido&quot;;IF(AND([.E215]=&quot;&quot;;[.F215]=&quot;&quot;;[.G215]=&quot;&quot;;[.H215]=&quot;&quot;);&quot;&quot;;&quot;A Vencer&quot;)))">
            <text:p><text:s text:c="2"/></text:p>
          </table:table-cell>
          <table:table-cell table:style-name="ce41" table:formula="of:=IF([.H215]=&quot;&quot;;&quot;&quot;;[.H215]-[.C215])">
            <text:p/>
          </table:table-cell>
          <table:table-cell table:style-name="ce62" table:formula="of:=IF([.A215]=&quot;&quot;;&quot;&quot;;TEXT(DATE(YEAR([.A215]);MONTH([.A215]);DAY([.A215]));&quot;AAAA&quot;))">
            <text:p/>
          </table:table-cell>
          <table:table-cell table:style-name="ce62" table:formula="of:=IF([.D215]=&quot;&quot;;&quot;&quot;;TEXT(DATE(YEAR([.D215]);MONTH([.D215]);DAY([.D215]));&quot;AAAA&quot;))">
            <text:p/>
          </table:table-cell>
          <table:table-cell table:style-name="ce62" table:formula="of:=IF([.G215]=&quot;&quot;;&quot;&quot;;TEXT(DATE(YEAR([.G215]);MONTH([.G215]);DAY([.G215]));&quot;AAAA&quot;))">
            <text:p/>
          </table:table-cell>
          <table:table-cell table:style-name="ce62" table:formula="of:=IF([.A215]=&quot;&quot;;&quot;&quot;;TEXT(DATE(YEAR([.A215]);MONTH([.A215]);DAY([.A215]));&quot;MMM&quot;))">
            <text:p/>
          </table:table-cell>
          <table:table-cell table:style-name="ce62" table:formula="of:=IF([.D215]=&quot;&quot;;&quot;&quot;;TEXT(DATE(YEAR([.D215]);MONTH([.D215]);DAY([.D215]));&quot;MMM&quot;))">
            <text:p/>
          </table:table-cell>
          <table:table-cell table:style-name="ce62" table:formula="of:=IF([.G215]=&quot;&quot;;&quot;&quot;;TEXT(DATE(YEAR([.G215]);MONTH([.G215]);DAY([.G215]));&quot;MMM&quot;))">
            <text:p/>
          </table:table-cell>
          <table:table-cell table:style-name="ce70" table:formula="of:=IF([.D215]=&quot;&quot;;&quot;&quot;;TEXT(DATE(YEAR([.D215]);MONTH([.D215]);DAY([.D21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6]=&quot;&quot;;&quot;&quot;;VLOOKUP([.K216];[Contas.$A$1:.$C$54];2;0))">
            <text:p><text:s text:c="2"/></text:p>
          </table:table-cell>
          <table:table-cell table:style-name="ce15" table:formula="of:=IF([.K216]=&quot;&quot;;&quot;&quot;;VLOOKUP([.K216];[Contas.$A$1:.$C$54];3;0))">
            <text:p><text:s text:c="2"/></text:p>
          </table:table-cell>
          <table:table-cell table:style-name="ce16" table:formula="of:=IF([.G216]&lt;&gt;&quot;&quot;;&quot;Pago&quot;;IF(AND([.G216]=&quot;&quot;;[.E216]&lt;&gt;&quot;&quot;;[.F216]&lt;&gt;&quot;&quot;;TODAY()&gt;=[.D216]);&quot;Vencido&quot;;IF(AND([.E216]=&quot;&quot;;[.F216]=&quot;&quot;;[.G216]=&quot;&quot;;[.H216]=&quot;&quot;);&quot;&quot;;&quot;A Vencer&quot;)))">
            <text:p><text:s text:c="2"/></text:p>
          </table:table-cell>
          <table:table-cell table:style-name="ce41" table:formula="of:=IF([.H216]=&quot;&quot;;&quot;&quot;;[.H216]-[.C216])">
            <text:p/>
          </table:table-cell>
          <table:table-cell table:style-name="ce62" table:formula="of:=IF([.A216]=&quot;&quot;;&quot;&quot;;TEXT(DATE(YEAR([.A216]);MONTH([.A216]);DAY([.A216]));&quot;AAAA&quot;))">
            <text:p/>
          </table:table-cell>
          <table:table-cell table:style-name="ce62" table:formula="of:=IF([.D216]=&quot;&quot;;&quot;&quot;;TEXT(DATE(YEAR([.D216]);MONTH([.D216]);DAY([.D216]));&quot;AAAA&quot;))">
            <text:p/>
          </table:table-cell>
          <table:table-cell table:style-name="ce62" table:formula="of:=IF([.G216]=&quot;&quot;;&quot;&quot;;TEXT(DATE(YEAR([.G216]);MONTH([.G216]);DAY([.G216]));&quot;AAAA&quot;))">
            <text:p/>
          </table:table-cell>
          <table:table-cell table:style-name="ce62" table:formula="of:=IF([.A216]=&quot;&quot;;&quot;&quot;;TEXT(DATE(YEAR([.A216]);MONTH([.A216]);DAY([.A216]));&quot;MMM&quot;))">
            <text:p/>
          </table:table-cell>
          <table:table-cell table:style-name="ce62" table:formula="of:=IF([.D216]=&quot;&quot;;&quot;&quot;;TEXT(DATE(YEAR([.D216]);MONTH([.D216]);DAY([.D216]));&quot;MMM&quot;))">
            <text:p/>
          </table:table-cell>
          <table:table-cell table:style-name="ce62" table:formula="of:=IF([.G216]=&quot;&quot;;&quot;&quot;;TEXT(DATE(YEAR([.G216]);MONTH([.G216]);DAY([.G216]));&quot;MMM&quot;))">
            <text:p/>
          </table:table-cell>
          <table:table-cell table:style-name="ce70" table:formula="of:=IF([.D216]=&quot;&quot;;&quot;&quot;;TEXT(DATE(YEAR([.D216]);MONTH([.D216]);DAY([.D21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7]=&quot;&quot;;&quot;&quot;;VLOOKUP([.K217];[Contas.$A$1:.$C$54];2;0))">
            <text:p><text:s text:c="2"/></text:p>
          </table:table-cell>
          <table:table-cell table:style-name="ce15" table:formula="of:=IF([.K217]=&quot;&quot;;&quot;&quot;;VLOOKUP([.K217];[Contas.$A$1:.$C$54];3;0))">
            <text:p><text:s text:c="2"/></text:p>
          </table:table-cell>
          <table:table-cell table:style-name="ce16" table:formula="of:=IF([.G217]&lt;&gt;&quot;&quot;;&quot;Pago&quot;;IF(AND([.G217]=&quot;&quot;;[.E217]&lt;&gt;&quot;&quot;;[.F217]&lt;&gt;&quot;&quot;;TODAY()&gt;=[.D217]);&quot;Vencido&quot;;IF(AND([.E217]=&quot;&quot;;[.F217]=&quot;&quot;;[.G217]=&quot;&quot;;[.H217]=&quot;&quot;);&quot;&quot;;&quot;A Vencer&quot;)))">
            <text:p><text:s text:c="2"/></text:p>
          </table:table-cell>
          <table:table-cell table:style-name="ce41" table:formula="of:=IF([.H217]=&quot;&quot;;&quot;&quot;;[.H217]-[.C217])">
            <text:p/>
          </table:table-cell>
          <table:table-cell table:style-name="ce62" table:formula="of:=IF([.A217]=&quot;&quot;;&quot;&quot;;TEXT(DATE(YEAR([.A217]);MONTH([.A217]);DAY([.A217]));&quot;AAAA&quot;))">
            <text:p/>
          </table:table-cell>
          <table:table-cell table:style-name="ce62" table:formula="of:=IF([.D217]=&quot;&quot;;&quot;&quot;;TEXT(DATE(YEAR([.D217]);MONTH([.D217]);DAY([.D217]));&quot;AAAA&quot;))">
            <text:p/>
          </table:table-cell>
          <table:table-cell table:style-name="ce62" table:formula="of:=IF([.G217]=&quot;&quot;;&quot;&quot;;TEXT(DATE(YEAR([.G217]);MONTH([.G217]);DAY([.G217]));&quot;AAAA&quot;))">
            <text:p/>
          </table:table-cell>
          <table:table-cell table:style-name="ce62" table:formula="of:=IF([.A217]=&quot;&quot;;&quot;&quot;;TEXT(DATE(YEAR([.A217]);MONTH([.A217]);DAY([.A217]));&quot;MMM&quot;))">
            <text:p/>
          </table:table-cell>
          <table:table-cell table:style-name="ce62" table:formula="of:=IF([.D217]=&quot;&quot;;&quot;&quot;;TEXT(DATE(YEAR([.D217]);MONTH([.D217]);DAY([.D217]));&quot;MMM&quot;))">
            <text:p/>
          </table:table-cell>
          <table:table-cell table:style-name="ce62" table:formula="of:=IF([.G217]=&quot;&quot;;&quot;&quot;;TEXT(DATE(YEAR([.G217]);MONTH([.G217]);DAY([.G217]));&quot;MMM&quot;))">
            <text:p/>
          </table:table-cell>
          <table:table-cell table:style-name="ce70" table:formula="of:=IF([.D217]=&quot;&quot;;&quot;&quot;;TEXT(DATE(YEAR([.D217]);MONTH([.D217]);DAY([.D21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8]=&quot;&quot;;&quot;&quot;;VLOOKUP([.K218];[Contas.$A$1:.$C$54];2;0))">
            <text:p><text:s text:c="2"/></text:p>
          </table:table-cell>
          <table:table-cell table:style-name="ce15" table:formula="of:=IF([.K218]=&quot;&quot;;&quot;&quot;;VLOOKUP([.K218];[Contas.$A$1:.$C$54];3;0))">
            <text:p><text:s text:c="2"/></text:p>
          </table:table-cell>
          <table:table-cell table:style-name="ce16" table:formula="of:=IF([.G218]&lt;&gt;&quot;&quot;;&quot;Pago&quot;;IF(AND([.G218]=&quot;&quot;;[.E218]&lt;&gt;&quot;&quot;;[.F218]&lt;&gt;&quot;&quot;;TODAY()&gt;=[.D218]);&quot;Vencido&quot;;IF(AND([.E218]=&quot;&quot;;[.F218]=&quot;&quot;;[.G218]=&quot;&quot;;[.H218]=&quot;&quot;);&quot;&quot;;&quot;A Vencer&quot;)))">
            <text:p><text:s text:c="2"/></text:p>
          </table:table-cell>
          <table:table-cell table:style-name="ce41" table:formula="of:=IF([.H218]=&quot;&quot;;&quot;&quot;;[.H218]-[.C218])">
            <text:p/>
          </table:table-cell>
          <table:table-cell table:style-name="ce62" table:formula="of:=IF([.A218]=&quot;&quot;;&quot;&quot;;TEXT(DATE(YEAR([.A218]);MONTH([.A218]);DAY([.A218]));&quot;AAAA&quot;))">
            <text:p/>
          </table:table-cell>
          <table:table-cell table:style-name="ce62" table:formula="of:=IF([.D218]=&quot;&quot;;&quot;&quot;;TEXT(DATE(YEAR([.D218]);MONTH([.D218]);DAY([.D218]));&quot;AAAA&quot;))">
            <text:p/>
          </table:table-cell>
          <table:table-cell table:style-name="ce62" table:formula="of:=IF([.G218]=&quot;&quot;;&quot;&quot;;TEXT(DATE(YEAR([.G218]);MONTH([.G218]);DAY([.G218]));&quot;AAAA&quot;))">
            <text:p/>
          </table:table-cell>
          <table:table-cell table:style-name="ce62" table:formula="of:=IF([.A218]=&quot;&quot;;&quot;&quot;;TEXT(DATE(YEAR([.A218]);MONTH([.A218]);DAY([.A218]));&quot;MMM&quot;))">
            <text:p/>
          </table:table-cell>
          <table:table-cell table:style-name="ce62" table:formula="of:=IF([.D218]=&quot;&quot;;&quot;&quot;;TEXT(DATE(YEAR([.D218]);MONTH([.D218]);DAY([.D218]));&quot;MMM&quot;))">
            <text:p/>
          </table:table-cell>
          <table:table-cell table:style-name="ce62" table:formula="of:=IF([.G218]=&quot;&quot;;&quot;&quot;;TEXT(DATE(YEAR([.G218]);MONTH([.G218]);DAY([.G218]));&quot;MMM&quot;))">
            <text:p/>
          </table:table-cell>
          <table:table-cell table:style-name="ce70" table:formula="of:=IF([.D218]=&quot;&quot;;&quot;&quot;;TEXT(DATE(YEAR([.D218]);MONTH([.D218]);DAY([.D21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19]=&quot;&quot;;&quot;&quot;;VLOOKUP([.K219];[Contas.$A$1:.$C$54];2;0))">
            <text:p><text:s text:c="2"/></text:p>
          </table:table-cell>
          <table:table-cell table:style-name="ce15" table:formula="of:=IF([.K219]=&quot;&quot;;&quot;&quot;;VLOOKUP([.K219];[Contas.$A$1:.$C$54];3;0))">
            <text:p><text:s text:c="2"/></text:p>
          </table:table-cell>
          <table:table-cell table:style-name="ce16" table:formula="of:=IF([.G219]&lt;&gt;&quot;&quot;;&quot;Pago&quot;;IF(AND([.G219]=&quot;&quot;;[.E219]&lt;&gt;&quot;&quot;;[.F219]&lt;&gt;&quot;&quot;;TODAY()&gt;=[.D219]);&quot;Vencido&quot;;IF(AND([.E219]=&quot;&quot;;[.F219]=&quot;&quot;;[.G219]=&quot;&quot;;[.H219]=&quot;&quot;);&quot;&quot;;&quot;A Vencer&quot;)))">
            <text:p><text:s text:c="2"/></text:p>
          </table:table-cell>
          <table:table-cell table:style-name="ce41" table:formula="of:=IF([.H219]=&quot;&quot;;&quot;&quot;;[.H219]-[.C219])">
            <text:p/>
          </table:table-cell>
          <table:table-cell table:style-name="ce62" table:formula="of:=IF([.A219]=&quot;&quot;;&quot;&quot;;TEXT(DATE(YEAR([.A219]);MONTH([.A219]);DAY([.A219]));&quot;AAAA&quot;))">
            <text:p/>
          </table:table-cell>
          <table:table-cell table:style-name="ce62" table:formula="of:=IF([.D219]=&quot;&quot;;&quot;&quot;;TEXT(DATE(YEAR([.D219]);MONTH([.D219]);DAY([.D219]));&quot;AAAA&quot;))">
            <text:p/>
          </table:table-cell>
          <table:table-cell table:style-name="ce62" table:formula="of:=IF([.G219]=&quot;&quot;;&quot;&quot;;TEXT(DATE(YEAR([.G219]);MONTH([.G219]);DAY([.G219]));&quot;AAAA&quot;))">
            <text:p/>
          </table:table-cell>
          <table:table-cell table:style-name="ce62" table:formula="of:=IF([.A219]=&quot;&quot;;&quot;&quot;;TEXT(DATE(YEAR([.A219]);MONTH([.A219]);DAY([.A219]));&quot;MMM&quot;))">
            <text:p/>
          </table:table-cell>
          <table:table-cell table:style-name="ce62" table:formula="of:=IF([.D219]=&quot;&quot;;&quot;&quot;;TEXT(DATE(YEAR([.D219]);MONTH([.D219]);DAY([.D219]));&quot;MMM&quot;))">
            <text:p/>
          </table:table-cell>
          <table:table-cell table:style-name="ce62" table:formula="of:=IF([.G219]=&quot;&quot;;&quot;&quot;;TEXT(DATE(YEAR([.G219]);MONTH([.G219]);DAY([.G219]));&quot;MMM&quot;))">
            <text:p/>
          </table:table-cell>
          <table:table-cell table:style-name="ce70" table:formula="of:=IF([.D219]=&quot;&quot;;&quot;&quot;;TEXT(DATE(YEAR([.D219]);MONTH([.D219]);DAY([.D21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0]=&quot;&quot;;&quot;&quot;;VLOOKUP([.K220];[Contas.$A$1:.$C$54];2;0))">
            <text:p><text:s text:c="2"/></text:p>
          </table:table-cell>
          <table:table-cell table:style-name="ce15" table:formula="of:=IF([.K220]=&quot;&quot;;&quot;&quot;;VLOOKUP([.K220];[Contas.$A$1:.$C$54];3;0))">
            <text:p><text:s text:c="2"/></text:p>
          </table:table-cell>
          <table:table-cell table:style-name="ce16" table:formula="of:=IF([.G220]&lt;&gt;&quot;&quot;;&quot;Pago&quot;;IF(AND([.G220]=&quot;&quot;;[.E220]&lt;&gt;&quot;&quot;;[.F220]&lt;&gt;&quot;&quot;;TODAY()&gt;=[.D220]);&quot;Vencido&quot;;IF(AND([.E220]=&quot;&quot;;[.F220]=&quot;&quot;;[.G220]=&quot;&quot;;[.H220]=&quot;&quot;);&quot;&quot;;&quot;A Vencer&quot;)))">
            <text:p><text:s text:c="2"/></text:p>
          </table:table-cell>
          <table:table-cell table:style-name="ce41" table:formula="of:=IF([.H220]=&quot;&quot;;&quot;&quot;;[.H220]-[.C220])">
            <text:p/>
          </table:table-cell>
          <table:table-cell table:style-name="ce62" table:formula="of:=IF([.A220]=&quot;&quot;;&quot;&quot;;TEXT(DATE(YEAR([.A220]);MONTH([.A220]);DAY([.A220]));&quot;AAAA&quot;))">
            <text:p/>
          </table:table-cell>
          <table:table-cell table:style-name="ce62" table:formula="of:=IF([.D220]=&quot;&quot;;&quot;&quot;;TEXT(DATE(YEAR([.D220]);MONTH([.D220]);DAY([.D220]));&quot;AAAA&quot;))">
            <text:p/>
          </table:table-cell>
          <table:table-cell table:style-name="ce62" table:formula="of:=IF([.G220]=&quot;&quot;;&quot;&quot;;TEXT(DATE(YEAR([.G220]);MONTH([.G220]);DAY([.G220]));&quot;AAAA&quot;))">
            <text:p/>
          </table:table-cell>
          <table:table-cell table:style-name="ce62" table:formula="of:=IF([.A220]=&quot;&quot;;&quot;&quot;;TEXT(DATE(YEAR([.A220]);MONTH([.A220]);DAY([.A220]));&quot;MMM&quot;))">
            <text:p/>
          </table:table-cell>
          <table:table-cell table:style-name="ce62" table:formula="of:=IF([.D220]=&quot;&quot;;&quot;&quot;;TEXT(DATE(YEAR([.D220]);MONTH([.D220]);DAY([.D220]));&quot;MMM&quot;))">
            <text:p/>
          </table:table-cell>
          <table:table-cell table:style-name="ce62" table:formula="of:=IF([.G220]=&quot;&quot;;&quot;&quot;;TEXT(DATE(YEAR([.G220]);MONTH([.G220]);DAY([.G220]));&quot;MMM&quot;))">
            <text:p/>
          </table:table-cell>
          <table:table-cell table:style-name="ce70" table:formula="of:=IF([.D220]=&quot;&quot;;&quot;&quot;;TEXT(DATE(YEAR([.D220]);MONTH([.D220]);DAY([.D22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1]=&quot;&quot;;&quot;&quot;;VLOOKUP([.K221];[Contas.$A$1:.$C$54];2;0))">
            <text:p><text:s text:c="2"/></text:p>
          </table:table-cell>
          <table:table-cell table:style-name="ce15" table:formula="of:=IF([.K221]=&quot;&quot;;&quot;&quot;;VLOOKUP([.K221];[Contas.$A$1:.$C$54];3;0))">
            <text:p><text:s text:c="2"/></text:p>
          </table:table-cell>
          <table:table-cell table:style-name="ce16" table:formula="of:=IF([.G221]&lt;&gt;&quot;&quot;;&quot;Pago&quot;;IF(AND([.G221]=&quot;&quot;;[.E221]&lt;&gt;&quot;&quot;;[.F221]&lt;&gt;&quot;&quot;;TODAY()&gt;=[.D221]);&quot;Vencido&quot;;IF(AND([.E221]=&quot;&quot;;[.F221]=&quot;&quot;;[.G221]=&quot;&quot;;[.H221]=&quot;&quot;);&quot;&quot;;&quot;A Vencer&quot;)))">
            <text:p><text:s text:c="2"/></text:p>
          </table:table-cell>
          <table:table-cell table:style-name="ce41" table:formula="of:=IF([.H221]=&quot;&quot;;&quot;&quot;;[.H221]-[.C221])">
            <text:p/>
          </table:table-cell>
          <table:table-cell table:style-name="ce62" table:formula="of:=IF([.A221]=&quot;&quot;;&quot;&quot;;TEXT(DATE(YEAR([.A221]);MONTH([.A221]);DAY([.A221]));&quot;AAAA&quot;))">
            <text:p/>
          </table:table-cell>
          <table:table-cell table:style-name="ce62" table:formula="of:=IF([.D221]=&quot;&quot;;&quot;&quot;;TEXT(DATE(YEAR([.D221]);MONTH([.D221]);DAY([.D221]));&quot;AAAA&quot;))">
            <text:p/>
          </table:table-cell>
          <table:table-cell table:style-name="ce62" table:formula="of:=IF([.G221]=&quot;&quot;;&quot;&quot;;TEXT(DATE(YEAR([.G221]);MONTH([.G221]);DAY([.G221]));&quot;AAAA&quot;))">
            <text:p/>
          </table:table-cell>
          <table:table-cell table:style-name="ce62" table:formula="of:=IF([.A221]=&quot;&quot;;&quot;&quot;;TEXT(DATE(YEAR([.A221]);MONTH([.A221]);DAY([.A221]));&quot;MMM&quot;))">
            <text:p/>
          </table:table-cell>
          <table:table-cell table:style-name="ce62" table:formula="of:=IF([.D221]=&quot;&quot;;&quot;&quot;;TEXT(DATE(YEAR([.D221]);MONTH([.D221]);DAY([.D221]));&quot;MMM&quot;))">
            <text:p/>
          </table:table-cell>
          <table:table-cell table:style-name="ce62" table:formula="of:=IF([.G221]=&quot;&quot;;&quot;&quot;;TEXT(DATE(YEAR([.G221]);MONTH([.G221]);DAY([.G221]));&quot;MMM&quot;))">
            <text:p/>
          </table:table-cell>
          <table:table-cell table:style-name="ce70" table:formula="of:=IF([.D221]=&quot;&quot;;&quot;&quot;;TEXT(DATE(YEAR([.D221]);MONTH([.D221]);DAY([.D22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2]=&quot;&quot;;&quot;&quot;;VLOOKUP([.K222];[Contas.$A$1:.$C$54];2;0))">
            <text:p><text:s text:c="2"/></text:p>
          </table:table-cell>
          <table:table-cell table:style-name="ce15" table:formula="of:=IF([.K222]=&quot;&quot;;&quot;&quot;;VLOOKUP([.K222];[Contas.$A$1:.$C$54];3;0))">
            <text:p><text:s text:c="2"/></text:p>
          </table:table-cell>
          <table:table-cell table:style-name="ce16" table:formula="of:=IF([.G222]&lt;&gt;&quot;&quot;;&quot;Pago&quot;;IF(AND([.G222]=&quot;&quot;;[.E222]&lt;&gt;&quot;&quot;;[.F222]&lt;&gt;&quot;&quot;;TODAY()&gt;=[.D222]);&quot;Vencido&quot;;IF(AND([.E222]=&quot;&quot;;[.F222]=&quot;&quot;;[.G222]=&quot;&quot;;[.H222]=&quot;&quot;);&quot;&quot;;&quot;A Vencer&quot;)))">
            <text:p><text:s text:c="2"/></text:p>
          </table:table-cell>
          <table:table-cell table:style-name="ce41" table:formula="of:=IF([.H222]=&quot;&quot;;&quot;&quot;;[.H222]-[.C222])">
            <text:p/>
          </table:table-cell>
          <table:table-cell table:style-name="ce62" table:formula="of:=IF([.A222]=&quot;&quot;;&quot;&quot;;TEXT(DATE(YEAR([.A222]);MONTH([.A222]);DAY([.A222]));&quot;AAAA&quot;))">
            <text:p/>
          </table:table-cell>
          <table:table-cell table:style-name="ce62" table:formula="of:=IF([.D222]=&quot;&quot;;&quot;&quot;;TEXT(DATE(YEAR([.D222]);MONTH([.D222]);DAY([.D222]));&quot;AAAA&quot;))">
            <text:p/>
          </table:table-cell>
          <table:table-cell table:style-name="ce62" table:formula="of:=IF([.G222]=&quot;&quot;;&quot;&quot;;TEXT(DATE(YEAR([.G222]);MONTH([.G222]);DAY([.G222]));&quot;AAAA&quot;))">
            <text:p/>
          </table:table-cell>
          <table:table-cell table:style-name="ce62" table:formula="of:=IF([.A222]=&quot;&quot;;&quot;&quot;;TEXT(DATE(YEAR([.A222]);MONTH([.A222]);DAY([.A222]));&quot;MMM&quot;))">
            <text:p/>
          </table:table-cell>
          <table:table-cell table:style-name="ce62" table:formula="of:=IF([.D222]=&quot;&quot;;&quot;&quot;;TEXT(DATE(YEAR([.D222]);MONTH([.D222]);DAY([.D222]));&quot;MMM&quot;))">
            <text:p/>
          </table:table-cell>
          <table:table-cell table:style-name="ce62" table:formula="of:=IF([.G222]=&quot;&quot;;&quot;&quot;;TEXT(DATE(YEAR([.G222]);MONTH([.G222]);DAY([.G222]));&quot;MMM&quot;))">
            <text:p/>
          </table:table-cell>
          <table:table-cell table:style-name="ce70" table:formula="of:=IF([.D222]=&quot;&quot;;&quot;&quot;;TEXT(DATE(YEAR([.D222]);MONTH([.D222]);DAY([.D22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3]=&quot;&quot;;&quot;&quot;;VLOOKUP([.K223];[Contas.$A$1:.$C$54];2;0))">
            <text:p><text:s text:c="2"/></text:p>
          </table:table-cell>
          <table:table-cell table:style-name="ce15" table:formula="of:=IF([.K223]=&quot;&quot;;&quot;&quot;;VLOOKUP([.K223];[Contas.$A$1:.$C$54];3;0))">
            <text:p><text:s text:c="2"/></text:p>
          </table:table-cell>
          <table:table-cell table:style-name="ce16" table:formula="of:=IF([.G223]&lt;&gt;&quot;&quot;;&quot;Pago&quot;;IF(AND([.G223]=&quot;&quot;;[.E223]&lt;&gt;&quot;&quot;;[.F223]&lt;&gt;&quot;&quot;;TODAY()&gt;=[.D223]);&quot;Vencido&quot;;IF(AND([.E223]=&quot;&quot;;[.F223]=&quot;&quot;;[.G223]=&quot;&quot;;[.H223]=&quot;&quot;);&quot;&quot;;&quot;A Vencer&quot;)))">
            <text:p><text:s text:c="2"/></text:p>
          </table:table-cell>
          <table:table-cell table:style-name="ce41" table:formula="of:=IF([.H223]=&quot;&quot;;&quot;&quot;;[.H223]-[.C223])">
            <text:p/>
          </table:table-cell>
          <table:table-cell table:style-name="ce62" table:formula="of:=IF([.A223]=&quot;&quot;;&quot;&quot;;TEXT(DATE(YEAR([.A223]);MONTH([.A223]);DAY([.A223]));&quot;AAAA&quot;))">
            <text:p/>
          </table:table-cell>
          <table:table-cell table:style-name="ce62" table:formula="of:=IF([.D223]=&quot;&quot;;&quot;&quot;;TEXT(DATE(YEAR([.D223]);MONTH([.D223]);DAY([.D223]));&quot;AAAA&quot;))">
            <text:p/>
          </table:table-cell>
          <table:table-cell table:style-name="ce62" table:formula="of:=IF([.G223]=&quot;&quot;;&quot;&quot;;TEXT(DATE(YEAR([.G223]);MONTH([.G223]);DAY([.G223]));&quot;AAAA&quot;))">
            <text:p/>
          </table:table-cell>
          <table:table-cell table:style-name="ce62" table:formula="of:=IF([.A223]=&quot;&quot;;&quot;&quot;;TEXT(DATE(YEAR([.A223]);MONTH([.A223]);DAY([.A223]));&quot;MMM&quot;))">
            <text:p/>
          </table:table-cell>
          <table:table-cell table:style-name="ce62" table:formula="of:=IF([.D223]=&quot;&quot;;&quot;&quot;;TEXT(DATE(YEAR([.D223]);MONTH([.D223]);DAY([.D223]));&quot;MMM&quot;))">
            <text:p/>
          </table:table-cell>
          <table:table-cell table:style-name="ce62" table:formula="of:=IF([.G223]=&quot;&quot;;&quot;&quot;;TEXT(DATE(YEAR([.G223]);MONTH([.G223]);DAY([.G223]));&quot;MMM&quot;))">
            <text:p/>
          </table:table-cell>
          <table:table-cell table:style-name="ce70" table:formula="of:=IF([.D223]=&quot;&quot;;&quot;&quot;;TEXT(DATE(YEAR([.D223]);MONTH([.D223]);DAY([.D22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4]=&quot;&quot;;&quot;&quot;;VLOOKUP([.K224];[Contas.$A$1:.$C$54];2;0))">
            <text:p><text:s text:c="2"/></text:p>
          </table:table-cell>
          <table:table-cell table:style-name="ce15" table:formula="of:=IF([.K224]=&quot;&quot;;&quot;&quot;;VLOOKUP([.K224];[Contas.$A$1:.$C$54];3;0))">
            <text:p><text:s text:c="2"/></text:p>
          </table:table-cell>
          <table:table-cell table:style-name="ce16" table:formula="of:=IF([.G224]&lt;&gt;&quot;&quot;;&quot;Pago&quot;;IF(AND([.G224]=&quot;&quot;;[.E224]&lt;&gt;&quot;&quot;;[.F224]&lt;&gt;&quot;&quot;;TODAY()&gt;=[.D224]);&quot;Vencido&quot;;IF(AND([.E224]=&quot;&quot;;[.F224]=&quot;&quot;;[.G224]=&quot;&quot;;[.H224]=&quot;&quot;);&quot;&quot;;&quot;A Vencer&quot;)))">
            <text:p><text:s text:c="2"/></text:p>
          </table:table-cell>
          <table:table-cell table:style-name="ce41" table:formula="of:=IF([.H224]=&quot;&quot;;&quot;&quot;;[.H224]-[.C224])">
            <text:p/>
          </table:table-cell>
          <table:table-cell table:style-name="ce62" table:formula="of:=IF([.A224]=&quot;&quot;;&quot;&quot;;TEXT(DATE(YEAR([.A224]);MONTH([.A224]);DAY([.A224]));&quot;AAAA&quot;))">
            <text:p/>
          </table:table-cell>
          <table:table-cell table:style-name="ce62" table:formula="of:=IF([.D224]=&quot;&quot;;&quot;&quot;;TEXT(DATE(YEAR([.D224]);MONTH([.D224]);DAY([.D224]));&quot;AAAA&quot;))">
            <text:p/>
          </table:table-cell>
          <table:table-cell table:style-name="ce62" table:formula="of:=IF([.G224]=&quot;&quot;;&quot;&quot;;TEXT(DATE(YEAR([.G224]);MONTH([.G224]);DAY([.G224]));&quot;AAAA&quot;))">
            <text:p/>
          </table:table-cell>
          <table:table-cell table:style-name="ce62" table:formula="of:=IF([.A224]=&quot;&quot;;&quot;&quot;;TEXT(DATE(YEAR([.A224]);MONTH([.A224]);DAY([.A224]));&quot;MMM&quot;))">
            <text:p/>
          </table:table-cell>
          <table:table-cell table:style-name="ce62" table:formula="of:=IF([.D224]=&quot;&quot;;&quot;&quot;;TEXT(DATE(YEAR([.D224]);MONTH([.D224]);DAY([.D224]));&quot;MMM&quot;))">
            <text:p/>
          </table:table-cell>
          <table:table-cell table:style-name="ce62" table:formula="of:=IF([.G224]=&quot;&quot;;&quot;&quot;;TEXT(DATE(YEAR([.G224]);MONTH([.G224]);DAY([.G224]));&quot;MMM&quot;))">
            <text:p/>
          </table:table-cell>
          <table:table-cell table:style-name="ce70" table:formula="of:=IF([.D224]=&quot;&quot;;&quot;&quot;;TEXT(DATE(YEAR([.D224]);MONTH([.D224]);DAY([.D22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5]=&quot;&quot;;&quot;&quot;;VLOOKUP([.K225];[Contas.$A$1:.$C$54];2;0))">
            <text:p><text:s text:c="2"/></text:p>
          </table:table-cell>
          <table:table-cell table:style-name="ce15" table:formula="of:=IF([.K225]=&quot;&quot;;&quot;&quot;;VLOOKUP([.K225];[Contas.$A$1:.$C$54];3;0))">
            <text:p><text:s text:c="2"/></text:p>
          </table:table-cell>
          <table:table-cell table:style-name="ce16" table:formula="of:=IF([.G225]&lt;&gt;&quot;&quot;;&quot;Pago&quot;;IF(AND([.G225]=&quot;&quot;;[.E225]&lt;&gt;&quot;&quot;;[.F225]&lt;&gt;&quot;&quot;;TODAY()&gt;=[.D225]);&quot;Vencido&quot;;IF(AND([.E225]=&quot;&quot;;[.F225]=&quot;&quot;;[.G225]=&quot;&quot;;[.H225]=&quot;&quot;);&quot;&quot;;&quot;A Vencer&quot;)))">
            <text:p><text:s text:c="2"/></text:p>
          </table:table-cell>
          <table:table-cell table:style-name="ce41" table:formula="of:=IF([.H225]=&quot;&quot;;&quot;&quot;;[.H225]-[.C225])">
            <text:p/>
          </table:table-cell>
          <table:table-cell table:style-name="ce62" table:formula="of:=IF([.A225]=&quot;&quot;;&quot;&quot;;TEXT(DATE(YEAR([.A225]);MONTH([.A225]);DAY([.A225]));&quot;AAAA&quot;))">
            <text:p/>
          </table:table-cell>
          <table:table-cell table:style-name="ce62" table:formula="of:=IF([.D225]=&quot;&quot;;&quot;&quot;;TEXT(DATE(YEAR([.D225]);MONTH([.D225]);DAY([.D225]));&quot;AAAA&quot;))">
            <text:p/>
          </table:table-cell>
          <table:table-cell table:style-name="ce62" table:formula="of:=IF([.G225]=&quot;&quot;;&quot;&quot;;TEXT(DATE(YEAR([.G225]);MONTH([.G225]);DAY([.G225]));&quot;AAAA&quot;))">
            <text:p/>
          </table:table-cell>
          <table:table-cell table:style-name="ce62" table:formula="of:=IF([.A225]=&quot;&quot;;&quot;&quot;;TEXT(DATE(YEAR([.A225]);MONTH([.A225]);DAY([.A225]));&quot;MMM&quot;))">
            <text:p/>
          </table:table-cell>
          <table:table-cell table:style-name="ce62" table:formula="of:=IF([.D225]=&quot;&quot;;&quot;&quot;;TEXT(DATE(YEAR([.D225]);MONTH([.D225]);DAY([.D225]));&quot;MMM&quot;))">
            <text:p/>
          </table:table-cell>
          <table:table-cell table:style-name="ce62" table:formula="of:=IF([.G225]=&quot;&quot;;&quot;&quot;;TEXT(DATE(YEAR([.G225]);MONTH([.G225]);DAY([.G225]));&quot;MMM&quot;))">
            <text:p/>
          </table:table-cell>
          <table:table-cell table:style-name="ce70" table:formula="of:=IF([.D225]=&quot;&quot;;&quot;&quot;;TEXT(DATE(YEAR([.D225]);MONTH([.D225]);DAY([.D22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6]=&quot;&quot;;&quot;&quot;;VLOOKUP([.K226];[Contas.$A$1:.$C$54];2;0))">
            <text:p><text:s text:c="2"/></text:p>
          </table:table-cell>
          <table:table-cell table:style-name="ce15" table:formula="of:=IF([.K226]=&quot;&quot;;&quot;&quot;;VLOOKUP([.K226];[Contas.$A$1:.$C$54];3;0))">
            <text:p><text:s text:c="2"/></text:p>
          </table:table-cell>
          <table:table-cell table:style-name="ce16" table:formula="of:=IF([.G226]&lt;&gt;&quot;&quot;;&quot;Pago&quot;;IF(AND([.G226]=&quot;&quot;;[.E226]&lt;&gt;&quot;&quot;;[.F226]&lt;&gt;&quot;&quot;;TODAY()&gt;=[.D226]);&quot;Vencido&quot;;IF(AND([.E226]=&quot;&quot;;[.F226]=&quot;&quot;;[.G226]=&quot;&quot;;[.H226]=&quot;&quot;);&quot;&quot;;&quot;A Vencer&quot;)))">
            <text:p><text:s text:c="2"/></text:p>
          </table:table-cell>
          <table:table-cell table:style-name="ce41" table:formula="of:=IF([.H226]=&quot;&quot;;&quot;&quot;;[.H226]-[.C226])">
            <text:p/>
          </table:table-cell>
          <table:table-cell table:style-name="ce62" table:formula="of:=IF([.A226]=&quot;&quot;;&quot;&quot;;TEXT(DATE(YEAR([.A226]);MONTH([.A226]);DAY([.A226]));&quot;AAAA&quot;))">
            <text:p/>
          </table:table-cell>
          <table:table-cell table:style-name="ce62" table:formula="of:=IF([.D226]=&quot;&quot;;&quot;&quot;;TEXT(DATE(YEAR([.D226]);MONTH([.D226]);DAY([.D226]));&quot;AAAA&quot;))">
            <text:p/>
          </table:table-cell>
          <table:table-cell table:style-name="ce62" table:formula="of:=IF([.G226]=&quot;&quot;;&quot;&quot;;TEXT(DATE(YEAR([.G226]);MONTH([.G226]);DAY([.G226]));&quot;AAAA&quot;))">
            <text:p/>
          </table:table-cell>
          <table:table-cell table:style-name="ce62" table:formula="of:=IF([.A226]=&quot;&quot;;&quot;&quot;;TEXT(DATE(YEAR([.A226]);MONTH([.A226]);DAY([.A226]));&quot;MMM&quot;))">
            <text:p/>
          </table:table-cell>
          <table:table-cell table:style-name="ce62" table:formula="of:=IF([.D226]=&quot;&quot;;&quot;&quot;;TEXT(DATE(YEAR([.D226]);MONTH([.D226]);DAY([.D226]));&quot;MMM&quot;))">
            <text:p/>
          </table:table-cell>
          <table:table-cell table:style-name="ce62" table:formula="of:=IF([.G226]=&quot;&quot;;&quot;&quot;;TEXT(DATE(YEAR([.G226]);MONTH([.G226]);DAY([.G226]));&quot;MMM&quot;))">
            <text:p/>
          </table:table-cell>
          <table:table-cell table:style-name="ce70" table:formula="of:=IF([.D226]=&quot;&quot;;&quot;&quot;;TEXT(DATE(YEAR([.D226]);MONTH([.D226]);DAY([.D22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7]=&quot;&quot;;&quot;&quot;;VLOOKUP([.K227];[Contas.$A$1:.$C$54];2;0))">
            <text:p><text:s text:c="2"/></text:p>
          </table:table-cell>
          <table:table-cell table:style-name="ce15" table:formula="of:=IF([.K227]=&quot;&quot;;&quot;&quot;;VLOOKUP([.K227];[Contas.$A$1:.$C$54];3;0))">
            <text:p><text:s text:c="2"/></text:p>
          </table:table-cell>
          <table:table-cell table:style-name="ce16" table:formula="of:=IF([.G227]&lt;&gt;&quot;&quot;;&quot;Pago&quot;;IF(AND([.G227]=&quot;&quot;;[.E227]&lt;&gt;&quot;&quot;;[.F227]&lt;&gt;&quot;&quot;;TODAY()&gt;=[.D227]);&quot;Vencido&quot;;IF(AND([.E227]=&quot;&quot;;[.F227]=&quot;&quot;;[.G227]=&quot;&quot;;[.H227]=&quot;&quot;);&quot;&quot;;&quot;A Vencer&quot;)))">
            <text:p><text:s text:c="2"/></text:p>
          </table:table-cell>
          <table:table-cell table:style-name="ce41" table:formula="of:=IF([.H227]=&quot;&quot;;&quot;&quot;;[.H227]-[.C227])">
            <text:p/>
          </table:table-cell>
          <table:table-cell table:style-name="ce62" table:formula="of:=IF([.A227]=&quot;&quot;;&quot;&quot;;TEXT(DATE(YEAR([.A227]);MONTH([.A227]);DAY([.A227]));&quot;AAAA&quot;))">
            <text:p/>
          </table:table-cell>
          <table:table-cell table:style-name="ce62" table:formula="of:=IF([.D227]=&quot;&quot;;&quot;&quot;;TEXT(DATE(YEAR([.D227]);MONTH([.D227]);DAY([.D227]));&quot;AAAA&quot;))">
            <text:p/>
          </table:table-cell>
          <table:table-cell table:style-name="ce62" table:formula="of:=IF([.G227]=&quot;&quot;;&quot;&quot;;TEXT(DATE(YEAR([.G227]);MONTH([.G227]);DAY([.G227]));&quot;AAAA&quot;))">
            <text:p/>
          </table:table-cell>
          <table:table-cell table:style-name="ce62" table:formula="of:=IF([.A227]=&quot;&quot;;&quot;&quot;;TEXT(DATE(YEAR([.A227]);MONTH([.A227]);DAY([.A227]));&quot;MMM&quot;))">
            <text:p/>
          </table:table-cell>
          <table:table-cell table:style-name="ce62" table:formula="of:=IF([.D227]=&quot;&quot;;&quot;&quot;;TEXT(DATE(YEAR([.D227]);MONTH([.D227]);DAY([.D227]));&quot;MMM&quot;))">
            <text:p/>
          </table:table-cell>
          <table:table-cell table:style-name="ce62" table:formula="of:=IF([.G227]=&quot;&quot;;&quot;&quot;;TEXT(DATE(YEAR([.G227]);MONTH([.G227]);DAY([.G227]));&quot;MMM&quot;))">
            <text:p/>
          </table:table-cell>
          <table:table-cell table:style-name="ce70" table:formula="of:=IF([.D227]=&quot;&quot;;&quot;&quot;;TEXT(DATE(YEAR([.D227]);MONTH([.D227]);DAY([.D22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8]=&quot;&quot;;&quot;&quot;;VLOOKUP([.K228];[Contas.$A$1:.$C$54];2;0))">
            <text:p><text:s text:c="2"/></text:p>
          </table:table-cell>
          <table:table-cell table:style-name="ce15" table:formula="of:=IF([.K228]=&quot;&quot;;&quot;&quot;;VLOOKUP([.K228];[Contas.$A$1:.$C$54];3;0))">
            <text:p><text:s text:c="2"/></text:p>
          </table:table-cell>
          <table:table-cell table:style-name="ce16" table:formula="of:=IF([.G228]&lt;&gt;&quot;&quot;;&quot;Pago&quot;;IF(AND([.G228]=&quot;&quot;;[.E228]&lt;&gt;&quot;&quot;;[.F228]&lt;&gt;&quot;&quot;;TODAY()&gt;=[.D228]);&quot;Vencido&quot;;IF(AND([.E228]=&quot;&quot;;[.F228]=&quot;&quot;;[.G228]=&quot;&quot;;[.H228]=&quot;&quot;);&quot;&quot;;&quot;A Vencer&quot;)))">
            <text:p><text:s text:c="2"/></text:p>
          </table:table-cell>
          <table:table-cell table:style-name="ce41" table:formula="of:=IF([.H228]=&quot;&quot;;&quot;&quot;;[.H228]-[.C228])">
            <text:p/>
          </table:table-cell>
          <table:table-cell table:style-name="ce62" table:formula="of:=IF([.A228]=&quot;&quot;;&quot;&quot;;TEXT(DATE(YEAR([.A228]);MONTH([.A228]);DAY([.A228]));&quot;AAAA&quot;))">
            <text:p/>
          </table:table-cell>
          <table:table-cell table:style-name="ce62" table:formula="of:=IF([.D228]=&quot;&quot;;&quot;&quot;;TEXT(DATE(YEAR([.D228]);MONTH([.D228]);DAY([.D228]));&quot;AAAA&quot;))">
            <text:p/>
          </table:table-cell>
          <table:table-cell table:style-name="ce62" table:formula="of:=IF([.G228]=&quot;&quot;;&quot;&quot;;TEXT(DATE(YEAR([.G228]);MONTH([.G228]);DAY([.G228]));&quot;AAAA&quot;))">
            <text:p/>
          </table:table-cell>
          <table:table-cell table:style-name="ce62" table:formula="of:=IF([.A228]=&quot;&quot;;&quot;&quot;;TEXT(DATE(YEAR([.A228]);MONTH([.A228]);DAY([.A228]));&quot;MMM&quot;))">
            <text:p/>
          </table:table-cell>
          <table:table-cell table:style-name="ce62" table:formula="of:=IF([.D228]=&quot;&quot;;&quot;&quot;;TEXT(DATE(YEAR([.D228]);MONTH([.D228]);DAY([.D228]));&quot;MMM&quot;))">
            <text:p/>
          </table:table-cell>
          <table:table-cell table:style-name="ce62" table:formula="of:=IF([.G228]=&quot;&quot;;&quot;&quot;;TEXT(DATE(YEAR([.G228]);MONTH([.G228]);DAY([.G228]));&quot;MMM&quot;))">
            <text:p/>
          </table:table-cell>
          <table:table-cell table:style-name="ce70" table:formula="of:=IF([.D228]=&quot;&quot;;&quot;&quot;;TEXT(DATE(YEAR([.D228]);MONTH([.D228]);DAY([.D22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29]=&quot;&quot;;&quot;&quot;;VLOOKUP([.K229];[Contas.$A$1:.$C$54];2;0))">
            <text:p><text:s text:c="2"/></text:p>
          </table:table-cell>
          <table:table-cell table:style-name="ce15" table:formula="of:=IF([.K229]=&quot;&quot;;&quot;&quot;;VLOOKUP([.K229];[Contas.$A$1:.$C$54];3;0))">
            <text:p><text:s text:c="2"/></text:p>
          </table:table-cell>
          <table:table-cell table:style-name="ce16" table:formula="of:=IF([.G229]&lt;&gt;&quot;&quot;;&quot;Pago&quot;;IF(AND([.G229]=&quot;&quot;;[.E229]&lt;&gt;&quot;&quot;;[.F229]&lt;&gt;&quot;&quot;;TODAY()&gt;=[.D229]);&quot;Vencido&quot;;IF(AND([.E229]=&quot;&quot;;[.F229]=&quot;&quot;;[.G229]=&quot;&quot;;[.H229]=&quot;&quot;);&quot;&quot;;&quot;A Vencer&quot;)))">
            <text:p><text:s text:c="2"/></text:p>
          </table:table-cell>
          <table:table-cell table:style-name="ce41" table:formula="of:=IF([.H229]=&quot;&quot;;&quot;&quot;;[.H229]-[.C229])">
            <text:p/>
          </table:table-cell>
          <table:table-cell table:style-name="ce62" table:formula="of:=IF([.A229]=&quot;&quot;;&quot;&quot;;TEXT(DATE(YEAR([.A229]);MONTH([.A229]);DAY([.A229]));&quot;AAAA&quot;))">
            <text:p/>
          </table:table-cell>
          <table:table-cell table:style-name="ce62" table:formula="of:=IF([.D229]=&quot;&quot;;&quot;&quot;;TEXT(DATE(YEAR([.D229]);MONTH([.D229]);DAY([.D229]));&quot;AAAA&quot;))">
            <text:p/>
          </table:table-cell>
          <table:table-cell table:style-name="ce62" table:formula="of:=IF([.G229]=&quot;&quot;;&quot;&quot;;TEXT(DATE(YEAR([.G229]);MONTH([.G229]);DAY([.G229]));&quot;AAAA&quot;))">
            <text:p/>
          </table:table-cell>
          <table:table-cell table:style-name="ce62" table:formula="of:=IF([.A229]=&quot;&quot;;&quot;&quot;;TEXT(DATE(YEAR([.A229]);MONTH([.A229]);DAY([.A229]));&quot;MMM&quot;))">
            <text:p/>
          </table:table-cell>
          <table:table-cell table:style-name="ce62" table:formula="of:=IF([.D229]=&quot;&quot;;&quot;&quot;;TEXT(DATE(YEAR([.D229]);MONTH([.D229]);DAY([.D229]));&quot;MMM&quot;))">
            <text:p/>
          </table:table-cell>
          <table:table-cell table:style-name="ce62" table:formula="of:=IF([.G229]=&quot;&quot;;&quot;&quot;;TEXT(DATE(YEAR([.G229]);MONTH([.G229]);DAY([.G229]));&quot;MMM&quot;))">
            <text:p/>
          </table:table-cell>
          <table:table-cell table:style-name="ce70" table:formula="of:=IF([.D229]=&quot;&quot;;&quot;&quot;;TEXT(DATE(YEAR([.D229]);MONTH([.D229]);DAY([.D22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0]=&quot;&quot;;&quot;&quot;;VLOOKUP([.K230];[Contas.$A$1:.$C$54];2;0))">
            <text:p><text:s text:c="2"/></text:p>
          </table:table-cell>
          <table:table-cell table:style-name="ce15" table:formula="of:=IF([.K230]=&quot;&quot;;&quot;&quot;;VLOOKUP([.K230];[Contas.$A$1:.$C$54];3;0))">
            <text:p><text:s text:c="2"/></text:p>
          </table:table-cell>
          <table:table-cell table:style-name="ce16" table:formula="of:=IF([.G230]&lt;&gt;&quot;&quot;;&quot;Pago&quot;;IF(AND([.G230]=&quot;&quot;;[.E230]&lt;&gt;&quot;&quot;;[.F230]&lt;&gt;&quot;&quot;;TODAY()&gt;=[.D230]);&quot;Vencido&quot;;IF(AND([.E230]=&quot;&quot;;[.F230]=&quot;&quot;;[.G230]=&quot;&quot;;[.H230]=&quot;&quot;);&quot;&quot;;&quot;A Vencer&quot;)))">
            <text:p><text:s text:c="2"/></text:p>
          </table:table-cell>
          <table:table-cell table:style-name="ce41" table:formula="of:=IF([.H230]=&quot;&quot;;&quot;&quot;;[.H230]-[.C230])">
            <text:p/>
          </table:table-cell>
          <table:table-cell table:style-name="ce62" table:formula="of:=IF([.A230]=&quot;&quot;;&quot;&quot;;TEXT(DATE(YEAR([.A230]);MONTH([.A230]);DAY([.A230]));&quot;AAAA&quot;))">
            <text:p/>
          </table:table-cell>
          <table:table-cell table:style-name="ce62" table:formula="of:=IF([.D230]=&quot;&quot;;&quot;&quot;;TEXT(DATE(YEAR([.D230]);MONTH([.D230]);DAY([.D230]));&quot;AAAA&quot;))">
            <text:p/>
          </table:table-cell>
          <table:table-cell table:style-name="ce62" table:formula="of:=IF([.G230]=&quot;&quot;;&quot;&quot;;TEXT(DATE(YEAR([.G230]);MONTH([.G230]);DAY([.G230]));&quot;AAAA&quot;))">
            <text:p/>
          </table:table-cell>
          <table:table-cell table:style-name="ce62" table:formula="of:=IF([.A230]=&quot;&quot;;&quot;&quot;;TEXT(DATE(YEAR([.A230]);MONTH([.A230]);DAY([.A230]));&quot;MMM&quot;))">
            <text:p/>
          </table:table-cell>
          <table:table-cell table:style-name="ce62" table:formula="of:=IF([.D230]=&quot;&quot;;&quot;&quot;;TEXT(DATE(YEAR([.D230]);MONTH([.D230]);DAY([.D230]));&quot;MMM&quot;))">
            <text:p/>
          </table:table-cell>
          <table:table-cell table:style-name="ce62" table:formula="of:=IF([.G230]=&quot;&quot;;&quot;&quot;;TEXT(DATE(YEAR([.G230]);MONTH([.G230]);DAY([.G230]));&quot;MMM&quot;))">
            <text:p/>
          </table:table-cell>
          <table:table-cell table:style-name="ce70" table:formula="of:=IF([.D230]=&quot;&quot;;&quot;&quot;;TEXT(DATE(YEAR([.D230]);MONTH([.D230]);DAY([.D23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66"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1]=&quot;&quot;;&quot;&quot;;VLOOKUP([.K231];[Contas.$A$1:.$C$54];2;0))">
            <text:p><text:s text:c="2"/></text:p>
          </table:table-cell>
          <table:table-cell table:style-name="ce15" table:formula="of:=IF([.K231]=&quot;&quot;;&quot;&quot;;VLOOKUP([.K231];[Contas.$A$1:.$C$54];3;0))">
            <text:p><text:s text:c="2"/></text:p>
          </table:table-cell>
          <table:table-cell table:style-name="ce16" table:formula="of:=IF([.G231]&lt;&gt;&quot;&quot;;&quot;Pago&quot;;IF(AND([.G231]=&quot;&quot;;[.E231]&lt;&gt;&quot;&quot;;[.F231]&lt;&gt;&quot;&quot;;TODAY()&gt;=[.D231]);&quot;Vencido&quot;;IF(AND([.E231]=&quot;&quot;;[.F231]=&quot;&quot;;[.G231]=&quot;&quot;;[.H231]=&quot;&quot;);&quot;&quot;;&quot;A Vencer&quot;)))">
            <text:p><text:s text:c="2"/></text:p>
          </table:table-cell>
          <table:table-cell table:style-name="ce41" table:formula="of:=IF([.H231]=&quot;&quot;;&quot;&quot;;[.H231]-[.C231])">
            <text:p/>
          </table:table-cell>
          <table:table-cell table:style-name="ce62" table:formula="of:=IF([.A231]=&quot;&quot;;&quot;&quot;;TEXT(DATE(YEAR([.A231]);MONTH([.A231]);DAY([.A231]));&quot;AAAA&quot;))">
            <text:p/>
          </table:table-cell>
          <table:table-cell table:style-name="ce62" table:formula="of:=IF([.D231]=&quot;&quot;;&quot;&quot;;TEXT(DATE(YEAR([.D231]);MONTH([.D231]);DAY([.D231]));&quot;AAAA&quot;))">
            <text:p/>
          </table:table-cell>
          <table:table-cell table:style-name="ce62" table:formula="of:=IF([.G231]=&quot;&quot;;&quot;&quot;;TEXT(DATE(YEAR([.G231]);MONTH([.G231]);DAY([.G231]));&quot;AAAA&quot;))">
            <text:p/>
          </table:table-cell>
          <table:table-cell table:style-name="ce62" table:formula="of:=IF([.A231]=&quot;&quot;;&quot;&quot;;TEXT(DATE(YEAR([.A231]);MONTH([.A231]);DAY([.A231]));&quot;MMM&quot;))">
            <text:p/>
          </table:table-cell>
          <table:table-cell table:style-name="ce62" table:formula="of:=IF([.D231]=&quot;&quot;;&quot;&quot;;TEXT(DATE(YEAR([.D231]);MONTH([.D231]);DAY([.D231]));&quot;MMM&quot;))">
            <text:p/>
          </table:table-cell>
          <table:table-cell table:style-name="ce62" table:formula="of:=IF([.G231]=&quot;&quot;;&quot;&quot;;TEXT(DATE(YEAR([.G231]);MONTH([.G231]);DAY([.G231]));&quot;MMM&quot;))">
            <text:p/>
          </table:table-cell>
          <table:table-cell table:style-name="ce70" table:formula="of:=IF([.D231]=&quot;&quot;;&quot;&quot;;TEXT(DATE(YEAR([.D231]);MONTH([.D231]);DAY([.D23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2]=&quot;&quot;;&quot;&quot;;VLOOKUP([.K232];[Contas.$A$1:.$C$54];2;0))">
            <text:p><text:s text:c="2"/></text:p>
          </table:table-cell>
          <table:table-cell table:style-name="ce15" table:formula="of:=IF([.K232]=&quot;&quot;;&quot;&quot;;VLOOKUP([.K232];[Contas.$A$1:.$C$54];3;0))">
            <text:p><text:s text:c="2"/></text:p>
          </table:table-cell>
          <table:table-cell table:style-name="ce16" table:formula="of:=IF([.G232]&lt;&gt;&quot;&quot;;&quot;Pago&quot;;IF(AND([.G232]=&quot;&quot;;[.E232]&lt;&gt;&quot;&quot;;[.F232]&lt;&gt;&quot;&quot;;TODAY()&gt;=[.D232]);&quot;Vencido&quot;;IF(AND([.E232]=&quot;&quot;;[.F232]=&quot;&quot;;[.G232]=&quot;&quot;;[.H232]=&quot;&quot;);&quot;&quot;;&quot;A Vencer&quot;)))">
            <text:p><text:s text:c="2"/></text:p>
          </table:table-cell>
          <table:table-cell table:style-name="ce41" table:formula="of:=IF([.H232]=&quot;&quot;;&quot;&quot;;[.H232]-[.C232])">
            <text:p/>
          </table:table-cell>
          <table:table-cell table:style-name="ce62" table:formula="of:=IF([.A232]=&quot;&quot;;&quot;&quot;;TEXT(DATE(YEAR([.A232]);MONTH([.A232]);DAY([.A232]));&quot;AAAA&quot;))">
            <text:p/>
          </table:table-cell>
          <table:table-cell table:style-name="ce62" table:formula="of:=IF([.D232]=&quot;&quot;;&quot;&quot;;TEXT(DATE(YEAR([.D232]);MONTH([.D232]);DAY([.D232]));&quot;AAAA&quot;))">
            <text:p/>
          </table:table-cell>
          <table:table-cell table:style-name="ce62" table:formula="of:=IF([.G232]=&quot;&quot;;&quot;&quot;;TEXT(DATE(YEAR([.G232]);MONTH([.G232]);DAY([.G232]));&quot;AAAA&quot;))">
            <text:p/>
          </table:table-cell>
          <table:table-cell table:style-name="ce62" table:formula="of:=IF([.A232]=&quot;&quot;;&quot;&quot;;TEXT(DATE(YEAR([.A232]);MONTH([.A232]);DAY([.A232]));&quot;MMM&quot;))">
            <text:p/>
          </table:table-cell>
          <table:table-cell table:style-name="ce62" table:formula="of:=IF([.D232]=&quot;&quot;;&quot;&quot;;TEXT(DATE(YEAR([.D232]);MONTH([.D232]);DAY([.D232]));&quot;MMM&quot;))">
            <text:p/>
          </table:table-cell>
          <table:table-cell table:style-name="ce62" table:formula="of:=IF([.G232]=&quot;&quot;;&quot;&quot;;TEXT(DATE(YEAR([.G232]);MONTH([.G232]);DAY([.G232]));&quot;MMM&quot;))">
            <text:p/>
          </table:table-cell>
          <table:table-cell table:style-name="ce70" table:formula="of:=IF([.D232]=&quot;&quot;;&quot;&quot;;TEXT(DATE(YEAR([.D232]);MONTH([.D232]);DAY([.D23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3]=&quot;&quot;;&quot;&quot;;VLOOKUP([.K233];[Contas.$A$1:.$C$54];2;0))">
            <text:p><text:s text:c="2"/></text:p>
          </table:table-cell>
          <table:table-cell table:style-name="ce15" table:formula="of:=IF([.K233]=&quot;&quot;;&quot;&quot;;VLOOKUP([.K233];[Contas.$A$1:.$C$54];3;0))">
            <text:p><text:s text:c="2"/></text:p>
          </table:table-cell>
          <table:table-cell table:style-name="ce16" table:formula="of:=IF([.G233]&lt;&gt;&quot;&quot;;&quot;Pago&quot;;IF(AND([.G233]=&quot;&quot;;[.E233]&lt;&gt;&quot;&quot;;[.F233]&lt;&gt;&quot;&quot;;TODAY()&gt;=[.D233]);&quot;Vencido&quot;;IF(AND([.E233]=&quot;&quot;;[.F233]=&quot;&quot;;[.G233]=&quot;&quot;;[.H233]=&quot;&quot;);&quot;&quot;;&quot;A Vencer&quot;)))">
            <text:p><text:s text:c="2"/></text:p>
          </table:table-cell>
          <table:table-cell table:style-name="ce41" table:formula="of:=IF([.H233]=&quot;&quot;;&quot;&quot;;[.H233]-[.C233])">
            <text:p/>
          </table:table-cell>
          <table:table-cell table:style-name="ce62" table:formula="of:=IF([.A233]=&quot;&quot;;&quot;&quot;;TEXT(DATE(YEAR([.A233]);MONTH([.A233]);DAY([.A233]));&quot;AAAA&quot;))">
            <text:p/>
          </table:table-cell>
          <table:table-cell table:style-name="ce62" table:formula="of:=IF([.D233]=&quot;&quot;;&quot;&quot;;TEXT(DATE(YEAR([.D233]);MONTH([.D233]);DAY([.D233]));&quot;AAAA&quot;))">
            <text:p/>
          </table:table-cell>
          <table:table-cell table:style-name="ce62" table:formula="of:=IF([.G233]=&quot;&quot;;&quot;&quot;;TEXT(DATE(YEAR([.G233]);MONTH([.G233]);DAY([.G233]));&quot;AAAA&quot;))">
            <text:p/>
          </table:table-cell>
          <table:table-cell table:style-name="ce62" table:formula="of:=IF([.A233]=&quot;&quot;;&quot;&quot;;TEXT(DATE(YEAR([.A233]);MONTH([.A233]);DAY([.A233]));&quot;MMM&quot;))">
            <text:p/>
          </table:table-cell>
          <table:table-cell table:style-name="ce62" table:formula="of:=IF([.D233]=&quot;&quot;;&quot;&quot;;TEXT(DATE(YEAR([.D233]);MONTH([.D233]);DAY([.D233]));&quot;MMM&quot;))">
            <text:p/>
          </table:table-cell>
          <table:table-cell table:style-name="ce62" table:formula="of:=IF([.G233]=&quot;&quot;;&quot;&quot;;TEXT(DATE(YEAR([.G233]);MONTH([.G233]);DAY([.G233]));&quot;MMM&quot;))">
            <text:p/>
          </table:table-cell>
          <table:table-cell table:style-name="ce70" table:formula="of:=IF([.D233]=&quot;&quot;;&quot;&quot;;TEXT(DATE(YEAR([.D233]);MONTH([.D233]);DAY([.D23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4]=&quot;&quot;;&quot;&quot;;VLOOKUP([.K234];[Contas.$A$1:.$C$54];2;0))">
            <text:p><text:s text:c="2"/></text:p>
          </table:table-cell>
          <table:table-cell table:style-name="ce15" table:formula="of:=IF([.K234]=&quot;&quot;;&quot;&quot;;VLOOKUP([.K234];[Contas.$A$1:.$C$54];3;0))">
            <text:p><text:s text:c="2"/></text:p>
          </table:table-cell>
          <table:table-cell table:style-name="ce16" table:formula="of:=IF([.G234]&lt;&gt;&quot;&quot;;&quot;Pago&quot;;IF(AND([.G234]=&quot;&quot;;[.E234]&lt;&gt;&quot;&quot;;[.F234]&lt;&gt;&quot;&quot;;TODAY()&gt;=[.D234]);&quot;Vencido&quot;;IF(AND([.E234]=&quot;&quot;;[.F234]=&quot;&quot;;[.G234]=&quot;&quot;;[.H234]=&quot;&quot;);&quot;&quot;;&quot;A Vencer&quot;)))">
            <text:p><text:s text:c="2"/></text:p>
          </table:table-cell>
          <table:table-cell table:style-name="ce41" table:formula="of:=IF([.H234]=&quot;&quot;;&quot;&quot;;[.H234]-[.C234])">
            <text:p/>
          </table:table-cell>
          <table:table-cell table:style-name="ce62" table:formula="of:=IF([.A234]=&quot;&quot;;&quot;&quot;;TEXT(DATE(YEAR([.A234]);MONTH([.A234]);DAY([.A234]));&quot;AAAA&quot;))">
            <text:p/>
          </table:table-cell>
          <table:table-cell table:style-name="ce62" table:formula="of:=IF([.D234]=&quot;&quot;;&quot;&quot;;TEXT(DATE(YEAR([.D234]);MONTH([.D234]);DAY([.D234]));&quot;AAAA&quot;))">
            <text:p/>
          </table:table-cell>
          <table:table-cell table:style-name="ce62" table:formula="of:=IF([.G234]=&quot;&quot;;&quot;&quot;;TEXT(DATE(YEAR([.G234]);MONTH([.G234]);DAY([.G234]));&quot;AAAA&quot;))">
            <text:p/>
          </table:table-cell>
          <table:table-cell table:style-name="ce62" table:formula="of:=IF([.A234]=&quot;&quot;;&quot;&quot;;TEXT(DATE(YEAR([.A234]);MONTH([.A234]);DAY([.A234]));&quot;MMM&quot;))">
            <text:p/>
          </table:table-cell>
          <table:table-cell table:style-name="ce62" table:formula="of:=IF([.D234]=&quot;&quot;;&quot;&quot;;TEXT(DATE(YEAR([.D234]);MONTH([.D234]);DAY([.D234]));&quot;MMM&quot;))">
            <text:p/>
          </table:table-cell>
          <table:table-cell table:style-name="ce62" table:formula="of:=IF([.G234]=&quot;&quot;;&quot;&quot;;TEXT(DATE(YEAR([.G234]);MONTH([.G234]);DAY([.G234]));&quot;MMM&quot;))">
            <text:p/>
          </table:table-cell>
          <table:table-cell table:style-name="ce70" table:formula="of:=IF([.D234]=&quot;&quot;;&quot;&quot;;TEXT(DATE(YEAR([.D234]);MONTH([.D234]);DAY([.D23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5]=&quot;&quot;;&quot;&quot;;VLOOKUP([.K235];[Contas.$A$1:.$C$54];2;0))">
            <text:p><text:s text:c="2"/></text:p>
          </table:table-cell>
          <table:table-cell table:style-name="ce15" table:formula="of:=IF([.K235]=&quot;&quot;;&quot;&quot;;VLOOKUP([.K235];[Contas.$A$1:.$C$54];3;0))">
            <text:p><text:s text:c="2"/></text:p>
          </table:table-cell>
          <table:table-cell table:style-name="ce16" table:formula="of:=IF([.G235]&lt;&gt;&quot;&quot;;&quot;Pago&quot;;IF(AND([.G235]=&quot;&quot;;[.E235]&lt;&gt;&quot;&quot;;[.F235]&lt;&gt;&quot;&quot;;TODAY()&gt;=[.D235]);&quot;Vencido&quot;;IF(AND([.E235]=&quot;&quot;;[.F235]=&quot;&quot;;[.G235]=&quot;&quot;;[.H235]=&quot;&quot;);&quot;&quot;;&quot;A Vencer&quot;)))">
            <text:p><text:s text:c="2"/></text:p>
          </table:table-cell>
          <table:table-cell table:style-name="ce41" table:formula="of:=IF([.H235]=&quot;&quot;;&quot;&quot;;[.H235]-[.C235])">
            <text:p/>
          </table:table-cell>
          <table:table-cell table:style-name="ce62" table:formula="of:=IF([.A235]=&quot;&quot;;&quot;&quot;;TEXT(DATE(YEAR([.A235]);MONTH([.A235]);DAY([.A235]));&quot;AAAA&quot;))">
            <text:p/>
          </table:table-cell>
          <table:table-cell table:style-name="ce62" table:formula="of:=IF([.D235]=&quot;&quot;;&quot;&quot;;TEXT(DATE(YEAR([.D235]);MONTH([.D235]);DAY([.D235]));&quot;AAAA&quot;))">
            <text:p/>
          </table:table-cell>
          <table:table-cell table:style-name="ce62" table:formula="of:=IF([.G235]=&quot;&quot;;&quot;&quot;;TEXT(DATE(YEAR([.G235]);MONTH([.G235]);DAY([.G235]));&quot;AAAA&quot;))">
            <text:p/>
          </table:table-cell>
          <table:table-cell table:style-name="ce62" table:formula="of:=IF([.A235]=&quot;&quot;;&quot;&quot;;TEXT(DATE(YEAR([.A235]);MONTH([.A235]);DAY([.A235]));&quot;MMM&quot;))">
            <text:p/>
          </table:table-cell>
          <table:table-cell table:style-name="ce62" table:formula="of:=IF([.D235]=&quot;&quot;;&quot;&quot;;TEXT(DATE(YEAR([.D235]);MONTH([.D235]);DAY([.D235]));&quot;MMM&quot;))">
            <text:p/>
          </table:table-cell>
          <table:table-cell table:style-name="ce62" table:formula="of:=IF([.G235]=&quot;&quot;;&quot;&quot;;TEXT(DATE(YEAR([.G235]);MONTH([.G235]);DAY([.G235]));&quot;MMM&quot;))">
            <text:p/>
          </table:table-cell>
          <table:table-cell table:style-name="ce70" table:formula="of:=IF([.D235]=&quot;&quot;;&quot;&quot;;TEXT(DATE(YEAR([.D235]);MONTH([.D235]);DAY([.D23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6]=&quot;&quot;;&quot;&quot;;VLOOKUP([.K236];[Contas.$A$1:.$C$54];2;0))">
            <text:p><text:s text:c="2"/></text:p>
          </table:table-cell>
          <table:table-cell table:style-name="ce15" table:formula="of:=IF([.K236]=&quot;&quot;;&quot;&quot;;VLOOKUP([.K236];[Contas.$A$1:.$C$54];3;0))">
            <text:p><text:s text:c="2"/></text:p>
          </table:table-cell>
          <table:table-cell table:style-name="ce16" table:formula="of:=IF([.G236]&lt;&gt;&quot;&quot;;&quot;Pago&quot;;IF(AND([.G236]=&quot;&quot;;[.E236]&lt;&gt;&quot;&quot;;[.F236]&lt;&gt;&quot;&quot;;TODAY()&gt;=[.D236]);&quot;Vencido&quot;;IF(AND([.E236]=&quot;&quot;;[.F236]=&quot;&quot;;[.G236]=&quot;&quot;;[.H236]=&quot;&quot;);&quot;&quot;;&quot;A Vencer&quot;)))">
            <text:p><text:s text:c="2"/></text:p>
          </table:table-cell>
          <table:table-cell table:style-name="ce41" table:formula="of:=IF([.H236]=&quot;&quot;;&quot;&quot;;[.H236]-[.C236])">
            <text:p/>
          </table:table-cell>
          <table:table-cell table:style-name="ce62" table:formula="of:=IF([.A236]=&quot;&quot;;&quot;&quot;;TEXT(DATE(YEAR([.A236]);MONTH([.A236]);DAY([.A236]));&quot;AAAA&quot;))">
            <text:p/>
          </table:table-cell>
          <table:table-cell table:style-name="ce62" table:formula="of:=IF([.D236]=&quot;&quot;;&quot;&quot;;TEXT(DATE(YEAR([.D236]);MONTH([.D236]);DAY([.D236]));&quot;AAAA&quot;))">
            <text:p/>
          </table:table-cell>
          <table:table-cell table:style-name="ce62" table:formula="of:=IF([.G236]=&quot;&quot;;&quot;&quot;;TEXT(DATE(YEAR([.G236]);MONTH([.G236]);DAY([.G236]));&quot;AAAA&quot;))">
            <text:p/>
          </table:table-cell>
          <table:table-cell table:style-name="ce62" table:formula="of:=IF([.A236]=&quot;&quot;;&quot;&quot;;TEXT(DATE(YEAR([.A236]);MONTH([.A236]);DAY([.A236]));&quot;MMM&quot;))">
            <text:p/>
          </table:table-cell>
          <table:table-cell table:style-name="ce62" table:formula="of:=IF([.D236]=&quot;&quot;;&quot;&quot;;TEXT(DATE(YEAR([.D236]);MONTH([.D236]);DAY([.D236]));&quot;MMM&quot;))">
            <text:p/>
          </table:table-cell>
          <table:table-cell table:style-name="ce62" table:formula="of:=IF([.G236]=&quot;&quot;;&quot;&quot;;TEXT(DATE(YEAR([.G236]);MONTH([.G236]);DAY([.G236]));&quot;MMM&quot;))">
            <text:p/>
          </table:table-cell>
          <table:table-cell table:style-name="ce70" table:formula="of:=IF([.D236]=&quot;&quot;;&quot;&quot;;TEXT(DATE(YEAR([.D236]);MONTH([.D236]);DAY([.D23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7]=&quot;&quot;;&quot;&quot;;VLOOKUP([.K237];[Contas.$A$1:.$C$54];2;0))">
            <text:p><text:s text:c="2"/></text:p>
          </table:table-cell>
          <table:table-cell table:style-name="ce15" table:formula="of:=IF([.K237]=&quot;&quot;;&quot;&quot;;VLOOKUP([.K237];[Contas.$A$1:.$C$54];3;0))">
            <text:p><text:s text:c="2"/></text:p>
          </table:table-cell>
          <table:table-cell table:style-name="ce16" table:formula="of:=IF([.G237]&lt;&gt;&quot;&quot;;&quot;Pago&quot;;IF(AND([.G237]=&quot;&quot;;[.E237]&lt;&gt;&quot;&quot;;[.F237]&lt;&gt;&quot;&quot;;TODAY()&gt;=[.D237]);&quot;Vencido&quot;;IF(AND([.E237]=&quot;&quot;;[.F237]=&quot;&quot;;[.G237]=&quot;&quot;;[.H237]=&quot;&quot;);&quot;&quot;;&quot;A Vencer&quot;)))">
            <text:p><text:s text:c="2"/></text:p>
          </table:table-cell>
          <table:table-cell table:style-name="ce41" table:formula="of:=IF([.H237]=&quot;&quot;;&quot;&quot;;[.H237]-[.C237])">
            <text:p/>
          </table:table-cell>
          <table:table-cell table:style-name="ce62" table:formula="of:=IF([.A237]=&quot;&quot;;&quot;&quot;;TEXT(DATE(YEAR([.A237]);MONTH([.A237]);DAY([.A237]));&quot;AAAA&quot;))">
            <text:p/>
          </table:table-cell>
          <table:table-cell table:style-name="ce62" table:formula="of:=IF([.D237]=&quot;&quot;;&quot;&quot;;TEXT(DATE(YEAR([.D237]);MONTH([.D237]);DAY([.D237]));&quot;AAAA&quot;))">
            <text:p/>
          </table:table-cell>
          <table:table-cell table:style-name="ce62" table:formula="of:=IF([.G237]=&quot;&quot;;&quot;&quot;;TEXT(DATE(YEAR([.G237]);MONTH([.G237]);DAY([.G237]));&quot;AAAA&quot;))">
            <text:p/>
          </table:table-cell>
          <table:table-cell table:style-name="ce62" table:formula="of:=IF([.A237]=&quot;&quot;;&quot;&quot;;TEXT(DATE(YEAR([.A237]);MONTH([.A237]);DAY([.A237]));&quot;MMM&quot;))">
            <text:p/>
          </table:table-cell>
          <table:table-cell table:style-name="ce62" table:formula="of:=IF([.D237]=&quot;&quot;;&quot;&quot;;TEXT(DATE(YEAR([.D237]);MONTH([.D237]);DAY([.D237]));&quot;MMM&quot;))">
            <text:p/>
          </table:table-cell>
          <table:table-cell table:style-name="ce62" table:formula="of:=IF([.G237]=&quot;&quot;;&quot;&quot;;TEXT(DATE(YEAR([.G237]);MONTH([.G237]);DAY([.G237]));&quot;MMM&quot;))">
            <text:p/>
          </table:table-cell>
          <table:table-cell table:style-name="ce70" table:formula="of:=IF([.D237]=&quot;&quot;;&quot;&quot;;TEXT(DATE(YEAR([.D237]);MONTH([.D237]);DAY([.D23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8]=&quot;&quot;;&quot;&quot;;VLOOKUP([.K238];[Contas.$A$1:.$C$54];2;0))">
            <text:p><text:s text:c="2"/></text:p>
          </table:table-cell>
          <table:table-cell table:style-name="ce15" table:formula="of:=IF([.K238]=&quot;&quot;;&quot;&quot;;VLOOKUP([.K238];[Contas.$A$1:.$C$54];3;0))">
            <text:p><text:s text:c="2"/></text:p>
          </table:table-cell>
          <table:table-cell table:style-name="ce16" table:formula="of:=IF([.G238]&lt;&gt;&quot;&quot;;&quot;Pago&quot;;IF(AND([.G238]=&quot;&quot;;[.E238]&lt;&gt;&quot;&quot;;[.F238]&lt;&gt;&quot;&quot;;TODAY()&gt;=[.D238]);&quot;Vencido&quot;;IF(AND([.E238]=&quot;&quot;;[.F238]=&quot;&quot;;[.G238]=&quot;&quot;;[.H238]=&quot;&quot;);&quot;&quot;;&quot;A Vencer&quot;)))">
            <text:p><text:s text:c="2"/></text:p>
          </table:table-cell>
          <table:table-cell table:style-name="ce41" table:formula="of:=IF([.H238]=&quot;&quot;;&quot;&quot;;[.H238]-[.C238])">
            <text:p/>
          </table:table-cell>
          <table:table-cell table:style-name="ce62" table:formula="of:=IF([.A238]=&quot;&quot;;&quot;&quot;;TEXT(DATE(YEAR([.A238]);MONTH([.A238]);DAY([.A238]));&quot;AAAA&quot;))">
            <text:p/>
          </table:table-cell>
          <table:table-cell table:style-name="ce62" table:formula="of:=IF([.D238]=&quot;&quot;;&quot;&quot;;TEXT(DATE(YEAR([.D238]);MONTH([.D238]);DAY([.D238]));&quot;AAAA&quot;))">
            <text:p/>
          </table:table-cell>
          <table:table-cell table:style-name="ce62" table:formula="of:=IF([.G238]=&quot;&quot;;&quot;&quot;;TEXT(DATE(YEAR([.G238]);MONTH([.G238]);DAY([.G238]));&quot;AAAA&quot;))">
            <text:p/>
          </table:table-cell>
          <table:table-cell table:style-name="ce62" table:formula="of:=IF([.A238]=&quot;&quot;;&quot;&quot;;TEXT(DATE(YEAR([.A238]);MONTH([.A238]);DAY([.A238]));&quot;MMM&quot;))">
            <text:p/>
          </table:table-cell>
          <table:table-cell table:style-name="ce62" table:formula="of:=IF([.D238]=&quot;&quot;;&quot;&quot;;TEXT(DATE(YEAR([.D238]);MONTH([.D238]);DAY([.D238]));&quot;MMM&quot;))">
            <text:p/>
          </table:table-cell>
          <table:table-cell table:style-name="ce62" table:formula="of:=IF([.G238]=&quot;&quot;;&quot;&quot;;TEXT(DATE(YEAR([.G238]);MONTH([.G238]);DAY([.G238]));&quot;MMM&quot;))">
            <text:p/>
          </table:table-cell>
          <table:table-cell table:style-name="ce70" table:formula="of:=IF([.D238]=&quot;&quot;;&quot;&quot;;TEXT(DATE(YEAR([.D238]);MONTH([.D238]);DAY([.D23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39]=&quot;&quot;;&quot;&quot;;VLOOKUP([.K239];[Contas.$A$1:.$C$54];2;0))">
            <text:p><text:s text:c="2"/></text:p>
          </table:table-cell>
          <table:table-cell table:style-name="ce15" table:formula="of:=IF([.K239]=&quot;&quot;;&quot;&quot;;VLOOKUP([.K239];[Contas.$A$1:.$C$54];3;0))">
            <text:p><text:s text:c="2"/></text:p>
          </table:table-cell>
          <table:table-cell table:style-name="ce16" table:formula="of:=IF([.G239]&lt;&gt;&quot;&quot;;&quot;Pago&quot;;IF(AND([.G239]=&quot;&quot;;[.E239]&lt;&gt;&quot;&quot;;[.F239]&lt;&gt;&quot;&quot;;TODAY()&gt;=[.D239]);&quot;Vencido&quot;;IF(AND([.E239]=&quot;&quot;;[.F239]=&quot;&quot;;[.G239]=&quot;&quot;;[.H239]=&quot;&quot;);&quot;&quot;;&quot;A Vencer&quot;)))">
            <text:p><text:s text:c="2"/></text:p>
          </table:table-cell>
          <table:table-cell table:style-name="ce41" table:formula="of:=IF([.H239]=&quot;&quot;;&quot;&quot;;[.H239]-[.C239])">
            <text:p/>
          </table:table-cell>
          <table:table-cell table:style-name="ce62" table:formula="of:=IF([.A239]=&quot;&quot;;&quot;&quot;;TEXT(DATE(YEAR([.A239]);MONTH([.A239]);DAY([.A239]));&quot;AAAA&quot;))">
            <text:p/>
          </table:table-cell>
          <table:table-cell table:style-name="ce62" table:formula="of:=IF([.D239]=&quot;&quot;;&quot;&quot;;TEXT(DATE(YEAR([.D239]);MONTH([.D239]);DAY([.D239]));&quot;AAAA&quot;))">
            <text:p/>
          </table:table-cell>
          <table:table-cell table:style-name="ce62" table:formula="of:=IF([.G239]=&quot;&quot;;&quot;&quot;;TEXT(DATE(YEAR([.G239]);MONTH([.G239]);DAY([.G239]));&quot;AAAA&quot;))">
            <text:p/>
          </table:table-cell>
          <table:table-cell table:style-name="ce62" table:formula="of:=IF([.A239]=&quot;&quot;;&quot;&quot;;TEXT(DATE(YEAR([.A239]);MONTH([.A239]);DAY([.A239]));&quot;MMM&quot;))">
            <text:p/>
          </table:table-cell>
          <table:table-cell table:style-name="ce62" table:formula="of:=IF([.D239]=&quot;&quot;;&quot;&quot;;TEXT(DATE(YEAR([.D239]);MONTH([.D239]);DAY([.D239]));&quot;MMM&quot;))">
            <text:p/>
          </table:table-cell>
          <table:table-cell table:style-name="ce62" table:formula="of:=IF([.G239]=&quot;&quot;;&quot;&quot;;TEXT(DATE(YEAR([.G239]);MONTH([.G239]);DAY([.G239]));&quot;MMM&quot;))">
            <text:p/>
          </table:table-cell>
          <table:table-cell table:style-name="ce70" table:formula="of:=IF([.D239]=&quot;&quot;;&quot;&quot;;TEXT(DATE(YEAR([.D239]);MONTH([.D239]);DAY([.D23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0]=&quot;&quot;;&quot;&quot;;VLOOKUP([.K240];[Contas.$A$1:.$C$54];2;0))">
            <text:p><text:s text:c="2"/></text:p>
          </table:table-cell>
          <table:table-cell table:style-name="ce15" table:formula="of:=IF([.K240]=&quot;&quot;;&quot;&quot;;VLOOKUP([.K240];[Contas.$A$1:.$C$54];3;0))">
            <text:p><text:s text:c="2"/></text:p>
          </table:table-cell>
          <table:table-cell table:style-name="ce16" table:formula="of:=IF([.G240]&lt;&gt;&quot;&quot;;&quot;Pago&quot;;IF(AND([.G240]=&quot;&quot;;[.E240]&lt;&gt;&quot;&quot;;[.F240]&lt;&gt;&quot;&quot;;TODAY()&gt;=[.D240]);&quot;Vencido&quot;;IF(AND([.E240]=&quot;&quot;;[.F240]=&quot;&quot;;[.G240]=&quot;&quot;;[.H240]=&quot;&quot;);&quot;&quot;;&quot;A Vencer&quot;)))">
            <text:p><text:s text:c="2"/></text:p>
          </table:table-cell>
          <table:table-cell table:style-name="ce41" table:formula="of:=IF([.H240]=&quot;&quot;;&quot;&quot;;[.H240]-[.C240])">
            <text:p/>
          </table:table-cell>
          <table:table-cell table:style-name="ce62" table:formula="of:=IF([.A240]=&quot;&quot;;&quot;&quot;;TEXT(DATE(YEAR([.A240]);MONTH([.A240]);DAY([.A240]));&quot;AAAA&quot;))">
            <text:p/>
          </table:table-cell>
          <table:table-cell table:style-name="ce62" table:formula="of:=IF([.D240]=&quot;&quot;;&quot;&quot;;TEXT(DATE(YEAR([.D240]);MONTH([.D240]);DAY([.D240]));&quot;AAAA&quot;))">
            <text:p/>
          </table:table-cell>
          <table:table-cell table:style-name="ce62" table:formula="of:=IF([.G240]=&quot;&quot;;&quot;&quot;;TEXT(DATE(YEAR([.G240]);MONTH([.G240]);DAY([.G240]));&quot;AAAA&quot;))">
            <text:p/>
          </table:table-cell>
          <table:table-cell table:style-name="ce62" table:formula="of:=IF([.A240]=&quot;&quot;;&quot;&quot;;TEXT(DATE(YEAR([.A240]);MONTH([.A240]);DAY([.A240]));&quot;MMM&quot;))">
            <text:p/>
          </table:table-cell>
          <table:table-cell table:style-name="ce62" table:formula="of:=IF([.D240]=&quot;&quot;;&quot;&quot;;TEXT(DATE(YEAR([.D240]);MONTH([.D240]);DAY([.D240]));&quot;MMM&quot;))">
            <text:p/>
          </table:table-cell>
          <table:table-cell table:style-name="ce62" table:formula="of:=IF([.G240]=&quot;&quot;;&quot;&quot;;TEXT(DATE(YEAR([.G240]);MONTH([.G240]);DAY([.G240]));&quot;MMM&quot;))">
            <text:p/>
          </table:table-cell>
          <table:table-cell table:style-name="ce70" table:formula="of:=IF([.D240]=&quot;&quot;;&quot;&quot;;TEXT(DATE(YEAR([.D240]);MONTH([.D240]);DAY([.D24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1]=&quot;&quot;;&quot;&quot;;VLOOKUP([.K241];[Contas.$A$1:.$C$54];2;0))">
            <text:p><text:s text:c="2"/></text:p>
          </table:table-cell>
          <table:table-cell table:style-name="ce15" table:formula="of:=IF([.K241]=&quot;&quot;;&quot;&quot;;VLOOKUP([.K241];[Contas.$A$1:.$C$54];3;0))">
            <text:p><text:s text:c="2"/></text:p>
          </table:table-cell>
          <table:table-cell table:style-name="ce16" table:formula="of:=IF([.G241]&lt;&gt;&quot;&quot;;&quot;Pago&quot;;IF(AND([.G241]=&quot;&quot;;[.E241]&lt;&gt;&quot;&quot;;[.F241]&lt;&gt;&quot;&quot;;TODAY()&gt;=[.D241]);&quot;Vencido&quot;;IF(AND([.E241]=&quot;&quot;;[.F241]=&quot;&quot;;[.G241]=&quot;&quot;;[.H241]=&quot;&quot;);&quot;&quot;;&quot;A Vencer&quot;)))">
            <text:p><text:s text:c="2"/></text:p>
          </table:table-cell>
          <table:table-cell table:style-name="ce41" table:formula="of:=IF([.H241]=&quot;&quot;;&quot;&quot;;[.H241]-[.C241])">
            <text:p/>
          </table:table-cell>
          <table:table-cell table:style-name="ce62" table:formula="of:=IF([.A241]=&quot;&quot;;&quot;&quot;;TEXT(DATE(YEAR([.A241]);MONTH([.A241]);DAY([.A241]));&quot;AAAA&quot;))">
            <text:p/>
          </table:table-cell>
          <table:table-cell table:style-name="ce62" table:formula="of:=IF([.D241]=&quot;&quot;;&quot;&quot;;TEXT(DATE(YEAR([.D241]);MONTH([.D241]);DAY([.D241]));&quot;AAAA&quot;))">
            <text:p/>
          </table:table-cell>
          <table:table-cell table:style-name="ce62" table:formula="of:=IF([.G241]=&quot;&quot;;&quot;&quot;;TEXT(DATE(YEAR([.G241]);MONTH([.G241]);DAY([.G241]));&quot;AAAA&quot;))">
            <text:p/>
          </table:table-cell>
          <table:table-cell table:style-name="ce62" table:formula="of:=IF([.A241]=&quot;&quot;;&quot;&quot;;TEXT(DATE(YEAR([.A241]);MONTH([.A241]);DAY([.A241]));&quot;MMM&quot;))">
            <text:p/>
          </table:table-cell>
          <table:table-cell table:style-name="ce62" table:formula="of:=IF([.D241]=&quot;&quot;;&quot;&quot;;TEXT(DATE(YEAR([.D241]);MONTH([.D241]);DAY([.D241]));&quot;MMM&quot;))">
            <text:p/>
          </table:table-cell>
          <table:table-cell table:style-name="ce62" table:formula="of:=IF([.G241]=&quot;&quot;;&quot;&quot;;TEXT(DATE(YEAR([.G241]);MONTH([.G241]);DAY([.G241]));&quot;MMM&quot;))">
            <text:p/>
          </table:table-cell>
          <table:table-cell table:style-name="ce70" table:formula="of:=IF([.D241]=&quot;&quot;;&quot;&quot;;TEXT(DATE(YEAR([.D241]);MONTH([.D241]);DAY([.D24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95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2]=&quot;&quot;;&quot;&quot;;VLOOKUP([.K242];[Contas.$A$1:.$C$54];2;0))">
            <text:p><text:s text:c="2"/></text:p>
          </table:table-cell>
          <table:table-cell table:style-name="ce15" table:formula="of:=IF([.K242]=&quot;&quot;;&quot;&quot;;VLOOKUP([.K242];[Contas.$A$1:.$C$54];3;0))">
            <text:p><text:s text:c="2"/></text:p>
          </table:table-cell>
          <table:table-cell table:style-name="ce16" table:formula="of:=IF([.G242]&lt;&gt;&quot;&quot;;&quot;Pago&quot;;IF(AND([.G242]=&quot;&quot;;[.E242]&lt;&gt;&quot;&quot;;[.F242]&lt;&gt;&quot;&quot;;TODAY()&gt;=[.D242]);&quot;Vencido&quot;;IF(AND([.E242]=&quot;&quot;;[.F242]=&quot;&quot;;[.G242]=&quot;&quot;;[.H242]=&quot;&quot;);&quot;&quot;;&quot;A Vencer&quot;)))">
            <text:p><text:s text:c="2"/></text:p>
          </table:table-cell>
          <table:table-cell table:style-name="ce41" table:formula="of:=IF([.H242]=&quot;&quot;;&quot;&quot;;[.H242]-[.C242])">
            <text:p/>
          </table:table-cell>
          <table:table-cell table:style-name="ce62" table:formula="of:=IF([.A242]=&quot;&quot;;&quot;&quot;;TEXT(DATE(YEAR([.A242]);MONTH([.A242]);DAY([.A242]));&quot;AAAA&quot;))">
            <text:p/>
          </table:table-cell>
          <table:table-cell table:style-name="ce62" table:formula="of:=IF([.D242]=&quot;&quot;;&quot;&quot;;TEXT(DATE(YEAR([.D242]);MONTH([.D242]);DAY([.D242]));&quot;AAAA&quot;))">
            <text:p/>
          </table:table-cell>
          <table:table-cell table:style-name="ce62" table:formula="of:=IF([.G242]=&quot;&quot;;&quot;&quot;;TEXT(DATE(YEAR([.G242]);MONTH([.G242]);DAY([.G242]));&quot;AAAA&quot;))">
            <text:p/>
          </table:table-cell>
          <table:table-cell table:style-name="ce62" table:formula="of:=IF([.A242]=&quot;&quot;;&quot;&quot;;TEXT(DATE(YEAR([.A242]);MONTH([.A242]);DAY([.A242]));&quot;MMM&quot;))">
            <text:p/>
          </table:table-cell>
          <table:table-cell table:style-name="ce62" table:formula="of:=IF([.D242]=&quot;&quot;;&quot;&quot;;TEXT(DATE(YEAR([.D242]);MONTH([.D242]);DAY([.D242]));&quot;MMM&quot;))">
            <text:p/>
          </table:table-cell>
          <table:table-cell table:style-name="ce62" table:formula="of:=IF([.G242]=&quot;&quot;;&quot;&quot;;TEXT(DATE(YEAR([.G242]);MONTH([.G242]);DAY([.G242]));&quot;MMM&quot;))">
            <text:p/>
          </table:table-cell>
          <table:table-cell table:style-name="ce70" table:formula="of:=IF([.D242]=&quot;&quot;;&quot;&quot;;TEXT(DATE(YEAR([.D242]);MONTH([.D242]);DAY([.D242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3]=&quot;&quot;;&quot;&quot;;VLOOKUP([.K243];[Contas.$A$1:.$C$54];2;0))">
            <text:p><text:s text:c="2"/></text:p>
          </table:table-cell>
          <table:table-cell table:style-name="ce15" table:formula="of:=IF([.K243]=&quot;&quot;;&quot;&quot;;VLOOKUP([.K243];[Contas.$A$1:.$C$54];3;0))">
            <text:p><text:s text:c="2"/></text:p>
          </table:table-cell>
          <table:table-cell table:style-name="ce16" table:formula="of:=IF([.G243]&lt;&gt;&quot;&quot;;&quot;Pago&quot;;IF(AND([.G243]=&quot;&quot;;[.E243]&lt;&gt;&quot;&quot;;[.F243]&lt;&gt;&quot;&quot;;TODAY()&gt;=[.D243]);&quot;Vencido&quot;;IF(AND([.E243]=&quot;&quot;;[.F243]=&quot;&quot;;[.G243]=&quot;&quot;;[.H243]=&quot;&quot;);&quot;&quot;;&quot;A Vencer&quot;)))">
            <text:p><text:s text:c="2"/></text:p>
          </table:table-cell>
          <table:table-cell table:style-name="ce41" table:formula="of:=IF([.H243]=&quot;&quot;;&quot;&quot;;[.H243]-[.C243])">
            <text:p/>
          </table:table-cell>
          <table:table-cell table:style-name="ce62" table:formula="of:=IF([.A243]=&quot;&quot;;&quot;&quot;;TEXT(DATE(YEAR([.A243]);MONTH([.A243]);DAY([.A243]));&quot;AAAA&quot;))">
            <text:p/>
          </table:table-cell>
          <table:table-cell table:style-name="ce62" table:formula="of:=IF([.D243]=&quot;&quot;;&quot;&quot;;TEXT(DATE(YEAR([.D243]);MONTH([.D243]);DAY([.D243]));&quot;AAAA&quot;))">
            <text:p/>
          </table:table-cell>
          <table:table-cell table:style-name="ce62" table:formula="of:=IF([.G243]=&quot;&quot;;&quot;&quot;;TEXT(DATE(YEAR([.G243]);MONTH([.G243]);DAY([.G243]));&quot;AAAA&quot;))">
            <text:p/>
          </table:table-cell>
          <table:table-cell table:style-name="ce62" table:formula="of:=IF([.A243]=&quot;&quot;;&quot;&quot;;TEXT(DATE(YEAR([.A243]);MONTH([.A243]);DAY([.A243]));&quot;MMM&quot;))">
            <text:p/>
          </table:table-cell>
          <table:table-cell table:style-name="ce62" table:formula="of:=IF([.D243]=&quot;&quot;;&quot;&quot;;TEXT(DATE(YEAR([.D243]);MONTH([.D243]);DAY([.D243]));&quot;MMM&quot;))">
            <text:p/>
          </table:table-cell>
          <table:table-cell table:style-name="ce62" table:formula="of:=IF([.G243]=&quot;&quot;;&quot;&quot;;TEXT(DATE(YEAR([.G243]);MONTH([.G243]);DAY([.G243]));&quot;MMM&quot;))">
            <text:p/>
          </table:table-cell>
          <table:table-cell table:style-name="ce70" table:formula="of:=IF([.D243]=&quot;&quot;;&quot;&quot;;TEXT(DATE(YEAR([.D243]);MONTH([.D243]);DAY([.D24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95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4]=&quot;&quot;;&quot;&quot;;VLOOKUP([.K244];[Contas.$A$1:.$C$54];2;0))">
            <text:p><text:s text:c="2"/></text:p>
          </table:table-cell>
          <table:table-cell table:style-name="ce15" table:formula="of:=IF([.K244]=&quot;&quot;;&quot;&quot;;VLOOKUP([.K244];[Contas.$A$1:.$C$54];3;0))">
            <text:p><text:s text:c="2"/></text:p>
          </table:table-cell>
          <table:table-cell table:style-name="ce16" table:formula="of:=IF([.G244]&lt;&gt;&quot;&quot;;&quot;Pago&quot;;IF(AND([.G244]=&quot;&quot;;[.E244]&lt;&gt;&quot;&quot;;[.F244]&lt;&gt;&quot;&quot;;TODAY()&gt;=[.D244]);&quot;Vencido&quot;;IF(AND([.E244]=&quot;&quot;;[.F244]=&quot;&quot;;[.G244]=&quot;&quot;;[.H244]=&quot;&quot;);&quot;&quot;;&quot;A Vencer&quot;)))">
            <text:p><text:s text:c="2"/></text:p>
          </table:table-cell>
          <table:table-cell table:style-name="ce41" table:formula="of:=IF([.H244]=&quot;&quot;;&quot;&quot;;[.H244]-[.C244])">
            <text:p/>
          </table:table-cell>
          <table:table-cell table:style-name="ce62" table:formula="of:=IF([.A244]=&quot;&quot;;&quot;&quot;;TEXT(DATE(YEAR([.A244]);MONTH([.A244]);DAY([.A244]));&quot;AAAA&quot;))">
            <text:p/>
          </table:table-cell>
          <table:table-cell table:style-name="ce62" table:formula="of:=IF([.D244]=&quot;&quot;;&quot;&quot;;TEXT(DATE(YEAR([.D244]);MONTH([.D244]);DAY([.D244]));&quot;AAAA&quot;))">
            <text:p/>
          </table:table-cell>
          <table:table-cell table:style-name="ce62" table:formula="of:=IF([.G244]=&quot;&quot;;&quot;&quot;;TEXT(DATE(YEAR([.G244]);MONTH([.G244]);DAY([.G244]));&quot;AAAA&quot;))">
            <text:p/>
          </table:table-cell>
          <table:table-cell table:style-name="ce62" table:formula="of:=IF([.A244]=&quot;&quot;;&quot;&quot;;TEXT(DATE(YEAR([.A244]);MONTH([.A244]);DAY([.A244]));&quot;MMM&quot;))">
            <text:p/>
          </table:table-cell>
          <table:table-cell table:style-name="ce62" table:formula="of:=IF([.D244]=&quot;&quot;;&quot;&quot;;TEXT(DATE(YEAR([.D244]);MONTH([.D244]);DAY([.D244]));&quot;MMM&quot;))">
            <text:p/>
          </table:table-cell>
          <table:table-cell table:style-name="ce62" table:formula="of:=IF([.G244]=&quot;&quot;;&quot;&quot;;TEXT(DATE(YEAR([.G244]);MONTH([.G244]);DAY([.G244]));&quot;MMM&quot;))">
            <text:p/>
          </table:table-cell>
          <table:table-cell table:style-name="ce70" table:formula="of:=IF([.D244]=&quot;&quot;;&quot;&quot;;TEXT(DATE(YEAR([.D244]);MONTH([.D244]);DAY([.D24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5]=&quot;&quot;;&quot;&quot;;VLOOKUP([.K245];[Contas.$A$1:.$C$54];2;0))">
            <text:p><text:s text:c="2"/></text:p>
          </table:table-cell>
          <table:table-cell table:style-name="ce15" table:formula="of:=IF([.K245]=&quot;&quot;;&quot;&quot;;VLOOKUP([.K245];[Contas.$A$1:.$C$54];3;0))">
            <text:p><text:s text:c="2"/></text:p>
          </table:table-cell>
          <table:table-cell table:style-name="ce16" table:formula="of:=IF([.G245]&lt;&gt;&quot;&quot;;&quot;Pago&quot;;IF(AND([.G245]=&quot;&quot;;[.E245]&lt;&gt;&quot;&quot;;[.F245]&lt;&gt;&quot;&quot;;TODAY()&gt;=[.D245]);&quot;Vencido&quot;;IF(AND([.E245]=&quot;&quot;;[.F245]=&quot;&quot;;[.G245]=&quot;&quot;;[.H245]=&quot;&quot;);&quot;&quot;;&quot;A Vencer&quot;)))">
            <text:p><text:s text:c="2"/></text:p>
          </table:table-cell>
          <table:table-cell table:style-name="ce41" table:formula="of:=IF([.H245]=&quot;&quot;;&quot;&quot;;[.H245]-[.C245])">
            <text:p/>
          </table:table-cell>
          <table:table-cell table:style-name="ce62" table:formula="of:=IF([.A245]=&quot;&quot;;&quot;&quot;;TEXT(DATE(YEAR([.A245]);MONTH([.A245]);DAY([.A245]));&quot;AAAA&quot;))">
            <text:p/>
          </table:table-cell>
          <table:table-cell table:style-name="ce62" table:formula="of:=IF([.D245]=&quot;&quot;;&quot;&quot;;TEXT(DATE(YEAR([.D245]);MONTH([.D245]);DAY([.D245]));&quot;AAAA&quot;))">
            <text:p/>
          </table:table-cell>
          <table:table-cell table:style-name="ce62" table:formula="of:=IF([.G245]=&quot;&quot;;&quot;&quot;;TEXT(DATE(YEAR([.G245]);MONTH([.G245]);DAY([.G245]));&quot;AAAA&quot;))">
            <text:p/>
          </table:table-cell>
          <table:table-cell table:style-name="ce62" table:formula="of:=IF([.A245]=&quot;&quot;;&quot;&quot;;TEXT(DATE(YEAR([.A245]);MONTH([.A245]);DAY([.A245]));&quot;MMM&quot;))">
            <text:p/>
          </table:table-cell>
          <table:table-cell table:style-name="ce62" table:formula="of:=IF([.D245]=&quot;&quot;;&quot;&quot;;TEXT(DATE(YEAR([.D245]);MONTH([.D245]);DAY([.D245]));&quot;MMM&quot;))">
            <text:p/>
          </table:table-cell>
          <table:table-cell table:style-name="ce62" table:formula="of:=IF([.G245]=&quot;&quot;;&quot;&quot;;TEXT(DATE(YEAR([.G245]);MONTH([.G245]);DAY([.G245]));&quot;MMM&quot;))">
            <text:p/>
          </table:table-cell>
          <table:table-cell table:style-name="ce70" table:formula="of:=IF([.D245]=&quot;&quot;;&quot;&quot;;TEXT(DATE(YEAR([.D245]);MONTH([.D245]);DAY([.D24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6]=&quot;&quot;;&quot;&quot;;VLOOKUP([.K246];[Contas.$A$1:.$C$54];2;0))">
            <text:p><text:s text:c="2"/></text:p>
          </table:table-cell>
          <table:table-cell table:style-name="ce15" table:formula="of:=IF([.K246]=&quot;&quot;;&quot;&quot;;VLOOKUP([.K246];[Contas.$A$1:.$C$54];3;0))">
            <text:p><text:s text:c="2"/></text:p>
          </table:table-cell>
          <table:table-cell table:style-name="ce16" table:formula="of:=IF([.G246]&lt;&gt;&quot;&quot;;&quot;Pago&quot;;IF(AND([.G246]=&quot;&quot;;[.E246]&lt;&gt;&quot;&quot;;[.F246]&lt;&gt;&quot;&quot;;TODAY()&gt;=[.D246]);&quot;Vencido&quot;;IF(AND([.E246]=&quot;&quot;;[.F246]=&quot;&quot;;[.G246]=&quot;&quot;;[.H246]=&quot;&quot;);&quot;&quot;;&quot;A Vencer&quot;)))">
            <text:p><text:s text:c="2"/></text:p>
          </table:table-cell>
          <table:table-cell table:style-name="ce41" table:formula="of:=IF([.H246]=&quot;&quot;;&quot;&quot;;[.H246]-[.C246])">
            <text:p/>
          </table:table-cell>
          <table:table-cell table:style-name="ce62" table:formula="of:=IF([.A246]=&quot;&quot;;&quot;&quot;;TEXT(DATE(YEAR([.A246]);MONTH([.A246]);DAY([.A246]));&quot;AAAA&quot;))">
            <text:p/>
          </table:table-cell>
          <table:table-cell table:style-name="ce62" table:formula="of:=IF([.D246]=&quot;&quot;;&quot;&quot;;TEXT(DATE(YEAR([.D246]);MONTH([.D246]);DAY([.D246]));&quot;AAAA&quot;))">
            <text:p/>
          </table:table-cell>
          <table:table-cell table:style-name="ce62" table:formula="of:=IF([.G246]=&quot;&quot;;&quot;&quot;;TEXT(DATE(YEAR([.G246]);MONTH([.G246]);DAY([.G246]));&quot;AAAA&quot;))">
            <text:p/>
          </table:table-cell>
          <table:table-cell table:style-name="ce62" table:formula="of:=IF([.A246]=&quot;&quot;;&quot;&quot;;TEXT(DATE(YEAR([.A246]);MONTH([.A246]);DAY([.A246]));&quot;MMM&quot;))">
            <text:p/>
          </table:table-cell>
          <table:table-cell table:style-name="ce62" table:formula="of:=IF([.D246]=&quot;&quot;;&quot;&quot;;TEXT(DATE(YEAR([.D246]);MONTH([.D246]);DAY([.D246]));&quot;MMM&quot;))">
            <text:p/>
          </table:table-cell>
          <table:table-cell table:style-name="ce62" table:formula="of:=IF([.G246]=&quot;&quot;;&quot;&quot;;TEXT(DATE(YEAR([.G246]);MONTH([.G246]);DAY([.G246]));&quot;MMM&quot;))">
            <text:p/>
          </table:table-cell>
          <table:table-cell table:style-name="ce70" table:formula="of:=IF([.D246]=&quot;&quot;;&quot;&quot;;TEXT(DATE(YEAR([.D246]);MONTH([.D246]);DAY([.D24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7]=&quot;&quot;;&quot;&quot;;VLOOKUP([.K247];[Contas.$A$1:.$C$54];2;0))">
            <text:p><text:s text:c="2"/></text:p>
          </table:table-cell>
          <table:table-cell table:style-name="ce15" table:formula="of:=IF([.K247]=&quot;&quot;;&quot;&quot;;VLOOKUP([.K247];[Contas.$A$1:.$C$54];3;0))">
            <text:p><text:s text:c="2"/></text:p>
          </table:table-cell>
          <table:table-cell table:style-name="ce16" table:formula="of:=IF([.G247]&lt;&gt;&quot;&quot;;&quot;Pago&quot;;IF(AND([.G247]=&quot;&quot;;[.E247]&lt;&gt;&quot;&quot;;[.F247]&lt;&gt;&quot;&quot;;TODAY()&gt;=[.D247]);&quot;Vencido&quot;;IF(AND([.E247]=&quot;&quot;;[.F247]=&quot;&quot;;[.G247]=&quot;&quot;;[.H247]=&quot;&quot;);&quot;&quot;;&quot;A Vencer&quot;)))">
            <text:p><text:s text:c="2"/></text:p>
          </table:table-cell>
          <table:table-cell table:style-name="ce41" table:formula="of:=IF([.H247]=&quot;&quot;;&quot;&quot;;[.H247]-[.C247])">
            <text:p/>
          </table:table-cell>
          <table:table-cell table:style-name="ce62" table:formula="of:=IF([.A247]=&quot;&quot;;&quot;&quot;;TEXT(DATE(YEAR([.A247]);MONTH([.A247]);DAY([.A247]));&quot;AAAA&quot;))">
            <text:p/>
          </table:table-cell>
          <table:table-cell table:style-name="ce62" table:formula="of:=IF([.D247]=&quot;&quot;;&quot;&quot;;TEXT(DATE(YEAR([.D247]);MONTH([.D247]);DAY([.D247]));&quot;AAAA&quot;))">
            <text:p/>
          </table:table-cell>
          <table:table-cell table:style-name="ce62" table:formula="of:=IF([.G247]=&quot;&quot;;&quot;&quot;;TEXT(DATE(YEAR([.G247]);MONTH([.G247]);DAY([.G247]));&quot;AAAA&quot;))">
            <text:p/>
          </table:table-cell>
          <table:table-cell table:style-name="ce62" table:formula="of:=IF([.A247]=&quot;&quot;;&quot;&quot;;TEXT(DATE(YEAR([.A247]);MONTH([.A247]);DAY([.A247]));&quot;MMM&quot;))">
            <text:p/>
          </table:table-cell>
          <table:table-cell table:style-name="ce62" table:formula="of:=IF([.D247]=&quot;&quot;;&quot;&quot;;TEXT(DATE(YEAR([.D247]);MONTH([.D247]);DAY([.D247]));&quot;MMM&quot;))">
            <text:p/>
          </table:table-cell>
          <table:table-cell table:style-name="ce62" table:formula="of:=IF([.G247]=&quot;&quot;;&quot;&quot;;TEXT(DATE(YEAR([.G247]);MONTH([.G247]);DAY([.G247]));&quot;MMM&quot;))">
            <text:p/>
          </table:table-cell>
          <table:table-cell table:style-name="ce70" table:formula="of:=IF([.D247]=&quot;&quot;;&quot;&quot;;TEXT(DATE(YEAR([.D247]);MONTH([.D247]);DAY([.D24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8]=&quot;&quot;;&quot;&quot;;VLOOKUP([.K248];[Contas.$A$1:.$C$54];2;0))">
            <text:p><text:s text:c="2"/></text:p>
          </table:table-cell>
          <table:table-cell table:style-name="ce15" table:formula="of:=IF([.K248]=&quot;&quot;;&quot;&quot;;VLOOKUP([.K248];[Contas.$A$1:.$C$54];3;0))">
            <text:p><text:s text:c="2"/></text:p>
          </table:table-cell>
          <table:table-cell table:style-name="ce16" table:formula="of:=IF([.G248]&lt;&gt;&quot;&quot;;&quot;Pago&quot;;IF(AND([.G248]=&quot;&quot;;[.E248]&lt;&gt;&quot;&quot;;[.F248]&lt;&gt;&quot;&quot;;TODAY()&gt;=[.D248]);&quot;Vencido&quot;;IF(AND([.E248]=&quot;&quot;;[.F248]=&quot;&quot;;[.G248]=&quot;&quot;;[.H248]=&quot;&quot;);&quot;&quot;;&quot;A Vencer&quot;)))">
            <text:p><text:s text:c="2"/></text:p>
          </table:table-cell>
          <table:table-cell table:style-name="ce41" table:formula="of:=IF([.H248]=&quot;&quot;;&quot;&quot;;[.H248]-[.C248])">
            <text:p/>
          </table:table-cell>
          <table:table-cell table:style-name="ce62" table:formula="of:=IF([.A248]=&quot;&quot;;&quot;&quot;;TEXT(DATE(YEAR([.A248]);MONTH([.A248]);DAY([.A248]));&quot;AAAA&quot;))">
            <text:p/>
          </table:table-cell>
          <table:table-cell table:style-name="ce62" table:formula="of:=IF([.D248]=&quot;&quot;;&quot;&quot;;TEXT(DATE(YEAR([.D248]);MONTH([.D248]);DAY([.D248]));&quot;AAAA&quot;))">
            <text:p/>
          </table:table-cell>
          <table:table-cell table:style-name="ce62" table:formula="of:=IF([.G248]=&quot;&quot;;&quot;&quot;;TEXT(DATE(YEAR([.G248]);MONTH([.G248]);DAY([.G248]));&quot;AAAA&quot;))">
            <text:p/>
          </table:table-cell>
          <table:table-cell table:style-name="ce62" table:formula="of:=IF([.A248]=&quot;&quot;;&quot;&quot;;TEXT(DATE(YEAR([.A248]);MONTH([.A248]);DAY([.A248]));&quot;MMM&quot;))">
            <text:p/>
          </table:table-cell>
          <table:table-cell table:style-name="ce62" table:formula="of:=IF([.D248]=&quot;&quot;;&quot;&quot;;TEXT(DATE(YEAR([.D248]);MONTH([.D248]);DAY([.D248]));&quot;MMM&quot;))">
            <text:p/>
          </table:table-cell>
          <table:table-cell table:style-name="ce62" table:formula="of:=IF([.G248]=&quot;&quot;;&quot;&quot;;TEXT(DATE(YEAR([.G248]);MONTH([.G248]);DAY([.G248]));&quot;MMM&quot;))">
            <text:p/>
          </table:table-cell>
          <table:table-cell table:style-name="ce70" table:formula="of:=IF([.D248]=&quot;&quot;;&quot;&quot;;TEXT(DATE(YEAR([.D248]);MONTH([.D248]);DAY([.D24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49]=&quot;&quot;;&quot;&quot;;VLOOKUP([.K249];[Contas.$A$1:.$C$54];2;0))">
            <text:p><text:s text:c="2"/></text:p>
          </table:table-cell>
          <table:table-cell table:style-name="ce15" table:formula="of:=IF([.K249]=&quot;&quot;;&quot;&quot;;VLOOKUP([.K249];[Contas.$A$1:.$C$54];3;0))">
            <text:p><text:s text:c="2"/></text:p>
          </table:table-cell>
          <table:table-cell table:style-name="ce16" table:formula="of:=IF([.G249]&lt;&gt;&quot;&quot;;&quot;Pago&quot;;IF(AND([.G249]=&quot;&quot;;[.E249]&lt;&gt;&quot;&quot;;[.F249]&lt;&gt;&quot;&quot;;TODAY()&gt;=[.D249]);&quot;Vencido&quot;;IF(AND([.E249]=&quot;&quot;;[.F249]=&quot;&quot;;[.G249]=&quot;&quot;;[.H249]=&quot;&quot;);&quot;&quot;;&quot;A Vencer&quot;)))">
            <text:p><text:s text:c="2"/></text:p>
          </table:table-cell>
          <table:table-cell table:style-name="ce41" table:formula="of:=IF([.H249]=&quot;&quot;;&quot;&quot;;[.H249]-[.C249])">
            <text:p/>
          </table:table-cell>
          <table:table-cell table:style-name="ce62" table:formula="of:=IF([.A249]=&quot;&quot;;&quot;&quot;;TEXT(DATE(YEAR([.A249]);MONTH([.A249]);DAY([.A249]));&quot;AAAA&quot;))">
            <text:p/>
          </table:table-cell>
          <table:table-cell table:style-name="ce62" table:formula="of:=IF([.D249]=&quot;&quot;;&quot;&quot;;TEXT(DATE(YEAR([.D249]);MONTH([.D249]);DAY([.D249]));&quot;AAAA&quot;))">
            <text:p/>
          </table:table-cell>
          <table:table-cell table:style-name="ce62" table:formula="of:=IF([.G249]=&quot;&quot;;&quot;&quot;;TEXT(DATE(YEAR([.G249]);MONTH([.G249]);DAY([.G249]));&quot;AAAA&quot;))">
            <text:p/>
          </table:table-cell>
          <table:table-cell table:style-name="ce62" table:formula="of:=IF([.A249]=&quot;&quot;;&quot;&quot;;TEXT(DATE(YEAR([.A249]);MONTH([.A249]);DAY([.A249]));&quot;MMM&quot;))">
            <text:p/>
          </table:table-cell>
          <table:table-cell table:style-name="ce62" table:formula="of:=IF([.D249]=&quot;&quot;;&quot;&quot;;TEXT(DATE(YEAR([.D249]);MONTH([.D249]);DAY([.D249]));&quot;MMM&quot;))">
            <text:p/>
          </table:table-cell>
          <table:table-cell table:style-name="ce62" table:formula="of:=IF([.G249]=&quot;&quot;;&quot;&quot;;TEXT(DATE(YEAR([.G249]);MONTH([.G249]);DAY([.G249]));&quot;MMM&quot;))">
            <text:p/>
          </table:table-cell>
          <table:table-cell table:style-name="ce70" table:formula="of:=IF([.D249]=&quot;&quot;;&quot;&quot;;TEXT(DATE(YEAR([.D249]);MONTH([.D249]);DAY([.D24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0]=&quot;&quot;;&quot;&quot;;VLOOKUP([.K250];[Contas.$A$1:.$C$54];2;0))">
            <text:p><text:s text:c="2"/></text:p>
          </table:table-cell>
          <table:table-cell table:style-name="ce15" table:formula="of:=IF([.K250]=&quot;&quot;;&quot;&quot;;VLOOKUP([.K250];[Contas.$A$1:.$C$54];3;0))">
            <text:p><text:s text:c="2"/></text:p>
          </table:table-cell>
          <table:table-cell table:style-name="ce16" table:formula="of:=IF([.G250]&lt;&gt;&quot;&quot;;&quot;Pago&quot;;IF(AND([.G250]=&quot;&quot;;[.E250]&lt;&gt;&quot;&quot;;[.F250]&lt;&gt;&quot;&quot;;TODAY()&gt;=[.D250]);&quot;Vencido&quot;;IF(AND([.E250]=&quot;&quot;;[.F250]=&quot;&quot;;[.G250]=&quot;&quot;;[.H250]=&quot;&quot;);&quot;&quot;;&quot;A Vencer&quot;)))">
            <text:p><text:s text:c="2"/></text:p>
          </table:table-cell>
          <table:table-cell table:style-name="ce41" table:formula="of:=IF([.H250]=&quot;&quot;;&quot;&quot;;[.H250]-[.C250])">
            <text:p/>
          </table:table-cell>
          <table:table-cell table:style-name="ce62" table:formula="of:=IF([.A250]=&quot;&quot;;&quot;&quot;;TEXT(DATE(YEAR([.A250]);MONTH([.A250]);DAY([.A250]));&quot;AAAA&quot;))">
            <text:p/>
          </table:table-cell>
          <table:table-cell table:style-name="ce62" table:formula="of:=IF([.D250]=&quot;&quot;;&quot;&quot;;TEXT(DATE(YEAR([.D250]);MONTH([.D250]);DAY([.D250]));&quot;AAAA&quot;))">
            <text:p/>
          </table:table-cell>
          <table:table-cell table:style-name="ce62" table:formula="of:=IF([.G250]=&quot;&quot;;&quot;&quot;;TEXT(DATE(YEAR([.G250]);MONTH([.G250]);DAY([.G250]));&quot;AAAA&quot;))">
            <text:p/>
          </table:table-cell>
          <table:table-cell table:style-name="ce62" table:formula="of:=IF([.A250]=&quot;&quot;;&quot;&quot;;TEXT(DATE(YEAR([.A250]);MONTH([.A250]);DAY([.A250]));&quot;MMM&quot;))">
            <text:p/>
          </table:table-cell>
          <table:table-cell table:style-name="ce62" table:formula="of:=IF([.D250]=&quot;&quot;;&quot;&quot;;TEXT(DATE(YEAR([.D250]);MONTH([.D250]);DAY([.D250]));&quot;MMM&quot;))">
            <text:p/>
          </table:table-cell>
          <table:table-cell table:style-name="ce62" table:formula="of:=IF([.G250]=&quot;&quot;;&quot;&quot;;TEXT(DATE(YEAR([.G250]);MONTH([.G250]);DAY([.G250]));&quot;MMM&quot;))">
            <text:p/>
          </table:table-cell>
          <table:table-cell table:style-name="ce70" table:formula="of:=IF([.D250]=&quot;&quot;;&quot;&quot;;TEXT(DATE(YEAR([.D250]);MONTH([.D250]);DAY([.D25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1]=&quot;&quot;;&quot;&quot;;VLOOKUP([.K251];[Contas.$A$1:.$C$54];2;0))">
            <text:p><text:s text:c="2"/></text:p>
          </table:table-cell>
          <table:table-cell table:style-name="ce15" table:formula="of:=IF([.K251]=&quot;&quot;;&quot;&quot;;VLOOKUP([.K251];[Contas.$A$1:.$C$54];3;0))">
            <text:p><text:s text:c="2"/></text:p>
          </table:table-cell>
          <table:table-cell table:style-name="ce16" table:formula="of:=IF([.G251]&lt;&gt;&quot;&quot;;&quot;Pago&quot;;IF(AND([.G251]=&quot;&quot;;[.E251]&lt;&gt;&quot;&quot;;[.F251]&lt;&gt;&quot;&quot;;TODAY()&gt;=[.D251]);&quot;Vencido&quot;;IF(AND([.E251]=&quot;&quot;;[.F251]=&quot;&quot;;[.G251]=&quot;&quot;;[.H251]=&quot;&quot;);&quot;&quot;;&quot;A Vencer&quot;)))">
            <text:p><text:s text:c="2"/></text:p>
          </table:table-cell>
          <table:table-cell table:style-name="ce41" table:formula="of:=IF([.H251]=&quot;&quot;;&quot;&quot;;[.H251]-[.C251])">
            <text:p/>
          </table:table-cell>
          <table:table-cell table:style-name="ce62" table:formula="of:=IF([.A251]=&quot;&quot;;&quot;&quot;;TEXT(DATE(YEAR([.A251]);MONTH([.A251]);DAY([.A251]));&quot;AAAA&quot;))">
            <text:p/>
          </table:table-cell>
          <table:table-cell table:style-name="ce62" table:formula="of:=IF([.D251]=&quot;&quot;;&quot;&quot;;TEXT(DATE(YEAR([.D251]);MONTH([.D251]);DAY([.D251]));&quot;AAAA&quot;))">
            <text:p/>
          </table:table-cell>
          <table:table-cell table:style-name="ce62" table:formula="of:=IF([.G251]=&quot;&quot;;&quot;&quot;;TEXT(DATE(YEAR([.G251]);MONTH([.G251]);DAY([.G251]));&quot;AAAA&quot;))">
            <text:p/>
          </table:table-cell>
          <table:table-cell table:style-name="ce62" table:formula="of:=IF([.A251]=&quot;&quot;;&quot;&quot;;TEXT(DATE(YEAR([.A251]);MONTH([.A251]);DAY([.A251]));&quot;MMM&quot;))">
            <text:p/>
          </table:table-cell>
          <table:table-cell table:style-name="ce62" table:formula="of:=IF([.D251]=&quot;&quot;;&quot;&quot;;TEXT(DATE(YEAR([.D251]);MONTH([.D251]);DAY([.D251]));&quot;MMM&quot;))">
            <text:p/>
          </table:table-cell>
          <table:table-cell table:style-name="ce62" table:formula="of:=IF([.G251]=&quot;&quot;;&quot;&quot;;TEXT(DATE(YEAR([.G251]);MONTH([.G251]);DAY([.G251]));&quot;MMM&quot;))">
            <text:p/>
          </table:table-cell>
          <table:table-cell table:style-name="ce70" table:formula="of:=IF([.D251]=&quot;&quot;;&quot;&quot;;TEXT(DATE(YEAR([.D251]);MONTH([.D251]);DAY([.D25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2]=&quot;&quot;;&quot;&quot;;VLOOKUP([.K252];[Contas.$A$1:.$C$54];2;0))">
            <text:p><text:s text:c="2"/></text:p>
          </table:table-cell>
          <table:table-cell table:style-name="ce15" table:formula="of:=IF([.K252]=&quot;&quot;;&quot;&quot;;VLOOKUP([.K252];[Contas.$A$1:.$C$54];3;0))">
            <text:p><text:s text:c="2"/></text:p>
          </table:table-cell>
          <table:table-cell table:style-name="ce16" table:formula="of:=IF([.G252]&lt;&gt;&quot;&quot;;&quot;Pago&quot;;IF(AND([.G252]=&quot;&quot;;[.E252]&lt;&gt;&quot;&quot;;[.F252]&lt;&gt;&quot;&quot;;TODAY()&gt;=[.D252]);&quot;Vencido&quot;;IF(AND([.E252]=&quot;&quot;;[.F252]=&quot;&quot;;[.G252]=&quot;&quot;;[.H252]=&quot;&quot;);&quot;&quot;;&quot;A Vencer&quot;)))">
            <text:p><text:s text:c="2"/></text:p>
          </table:table-cell>
          <table:table-cell table:style-name="ce41" table:formula="of:=IF([.H252]=&quot;&quot;;&quot;&quot;;[.H252]-[.C252])">
            <text:p/>
          </table:table-cell>
          <table:table-cell table:style-name="ce62" table:formula="of:=IF([.A252]=&quot;&quot;;&quot;&quot;;TEXT(DATE(YEAR([.A252]);MONTH([.A252]);DAY([.A252]));&quot;AAAA&quot;))">
            <text:p/>
          </table:table-cell>
          <table:table-cell table:style-name="ce62" table:formula="of:=IF([.D252]=&quot;&quot;;&quot;&quot;;TEXT(DATE(YEAR([.D252]);MONTH([.D252]);DAY([.D252]));&quot;AAAA&quot;))">
            <text:p/>
          </table:table-cell>
          <table:table-cell table:style-name="ce62" table:formula="of:=IF([.G252]=&quot;&quot;;&quot;&quot;;TEXT(DATE(YEAR([.G252]);MONTH([.G252]);DAY([.G252]));&quot;AAAA&quot;))">
            <text:p/>
          </table:table-cell>
          <table:table-cell table:style-name="ce62" table:formula="of:=IF([.A252]=&quot;&quot;;&quot;&quot;;TEXT(DATE(YEAR([.A252]);MONTH([.A252]);DAY([.A252]));&quot;MMM&quot;))">
            <text:p/>
          </table:table-cell>
          <table:table-cell table:style-name="ce62" table:formula="of:=IF([.D252]=&quot;&quot;;&quot;&quot;;TEXT(DATE(YEAR([.D252]);MONTH([.D252]);DAY([.D252]));&quot;MMM&quot;))">
            <text:p/>
          </table:table-cell>
          <table:table-cell table:style-name="ce62" table:formula="of:=IF([.G252]=&quot;&quot;;&quot;&quot;;TEXT(DATE(YEAR([.G252]);MONTH([.G252]);DAY([.G252]));&quot;MMM&quot;))">
            <text:p/>
          </table:table-cell>
          <table:table-cell table:style-name="ce70" table:formula="of:=IF([.D252]=&quot;&quot;;&quot;&quot;;TEXT(DATE(YEAR([.D252]);MONTH([.D252]);DAY([.D25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3]=&quot;&quot;;&quot;&quot;;VLOOKUP([.K253];[Contas.$A$1:.$C$54];2;0))">
            <text:p><text:s text:c="2"/></text:p>
          </table:table-cell>
          <table:table-cell table:style-name="ce15" table:formula="of:=IF([.K253]=&quot;&quot;;&quot;&quot;;VLOOKUP([.K253];[Contas.$A$1:.$C$54];3;0))">
            <text:p><text:s text:c="2"/></text:p>
          </table:table-cell>
          <table:table-cell table:style-name="ce16" table:formula="of:=IF([.G253]&lt;&gt;&quot;&quot;;&quot;Pago&quot;;IF(AND([.G253]=&quot;&quot;;[.E253]&lt;&gt;&quot;&quot;;[.F253]&lt;&gt;&quot;&quot;;TODAY()&gt;=[.D253]);&quot;Vencido&quot;;IF(AND([.E253]=&quot;&quot;;[.F253]=&quot;&quot;;[.G253]=&quot;&quot;;[.H253]=&quot;&quot;);&quot;&quot;;&quot;A Vencer&quot;)))">
            <text:p><text:s text:c="2"/></text:p>
          </table:table-cell>
          <table:table-cell table:style-name="ce41" table:formula="of:=IF([.H253]=&quot;&quot;;&quot;&quot;;[.H253]-[.C253])">
            <text:p/>
          </table:table-cell>
          <table:table-cell table:style-name="ce62" table:formula="of:=IF([.A253]=&quot;&quot;;&quot;&quot;;TEXT(DATE(YEAR([.A253]);MONTH([.A253]);DAY([.A253]));&quot;AAAA&quot;))">
            <text:p/>
          </table:table-cell>
          <table:table-cell table:style-name="ce62" table:formula="of:=IF([.D253]=&quot;&quot;;&quot;&quot;;TEXT(DATE(YEAR([.D253]);MONTH([.D253]);DAY([.D253]));&quot;AAAA&quot;))">
            <text:p/>
          </table:table-cell>
          <table:table-cell table:style-name="ce62" table:formula="of:=IF([.G253]=&quot;&quot;;&quot;&quot;;TEXT(DATE(YEAR([.G253]);MONTH([.G253]);DAY([.G253]));&quot;AAAA&quot;))">
            <text:p/>
          </table:table-cell>
          <table:table-cell table:style-name="ce62" table:formula="of:=IF([.A253]=&quot;&quot;;&quot;&quot;;TEXT(DATE(YEAR([.A253]);MONTH([.A253]);DAY([.A253]));&quot;MMM&quot;))">
            <text:p/>
          </table:table-cell>
          <table:table-cell table:style-name="ce62" table:formula="of:=IF([.D253]=&quot;&quot;;&quot;&quot;;TEXT(DATE(YEAR([.D253]);MONTH([.D253]);DAY([.D253]));&quot;MMM&quot;))">
            <text:p/>
          </table:table-cell>
          <table:table-cell table:style-name="ce62" table:formula="of:=IF([.G253]=&quot;&quot;;&quot;&quot;;TEXT(DATE(YEAR([.G253]);MONTH([.G253]);DAY([.G253]));&quot;MMM&quot;))">
            <text:p/>
          </table:table-cell>
          <table:table-cell table:style-name="ce70" table:formula="of:=IF([.D253]=&quot;&quot;;&quot;&quot;;TEXT(DATE(YEAR([.D253]);MONTH([.D253]);DAY([.D25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4]=&quot;&quot;;&quot;&quot;;VLOOKUP([.K254];[Contas.$A$1:.$C$54];2;0))">
            <text:p><text:s text:c="2"/></text:p>
          </table:table-cell>
          <table:table-cell table:style-name="ce15" table:formula="of:=IF([.K254]=&quot;&quot;;&quot;&quot;;VLOOKUP([.K254];[Contas.$A$1:.$C$54];3;0))">
            <text:p><text:s text:c="2"/></text:p>
          </table:table-cell>
          <table:table-cell table:style-name="ce16" table:formula="of:=IF([.G254]&lt;&gt;&quot;&quot;;&quot;Pago&quot;;IF(AND([.G254]=&quot;&quot;;[.E254]&lt;&gt;&quot;&quot;;[.F254]&lt;&gt;&quot;&quot;;TODAY()&gt;=[.D254]);&quot;Vencido&quot;;IF(AND([.E254]=&quot;&quot;;[.F254]=&quot;&quot;;[.G254]=&quot;&quot;;[.H254]=&quot;&quot;);&quot;&quot;;&quot;A Vencer&quot;)))">
            <text:p><text:s text:c="2"/></text:p>
          </table:table-cell>
          <table:table-cell table:style-name="ce41" table:formula="of:=IF([.H254]=&quot;&quot;;&quot;&quot;;[.H254]-[.C254])">
            <text:p/>
          </table:table-cell>
          <table:table-cell table:style-name="ce62" table:formula="of:=IF([.A254]=&quot;&quot;;&quot;&quot;;TEXT(DATE(YEAR([.A254]);MONTH([.A254]);DAY([.A254]));&quot;AAAA&quot;))">
            <text:p/>
          </table:table-cell>
          <table:table-cell table:style-name="ce62" table:formula="of:=IF([.D254]=&quot;&quot;;&quot;&quot;;TEXT(DATE(YEAR([.D254]);MONTH([.D254]);DAY([.D254]));&quot;AAAA&quot;))">
            <text:p/>
          </table:table-cell>
          <table:table-cell table:style-name="ce62" table:formula="of:=IF([.G254]=&quot;&quot;;&quot;&quot;;TEXT(DATE(YEAR([.G254]);MONTH([.G254]);DAY([.G254]));&quot;AAAA&quot;))">
            <text:p/>
          </table:table-cell>
          <table:table-cell table:style-name="ce62" table:formula="of:=IF([.A254]=&quot;&quot;;&quot;&quot;;TEXT(DATE(YEAR([.A254]);MONTH([.A254]);DAY([.A254]));&quot;MMM&quot;))">
            <text:p/>
          </table:table-cell>
          <table:table-cell table:style-name="ce62" table:formula="of:=IF([.D254]=&quot;&quot;;&quot;&quot;;TEXT(DATE(YEAR([.D254]);MONTH([.D254]);DAY([.D254]));&quot;MMM&quot;))">
            <text:p/>
          </table:table-cell>
          <table:table-cell table:style-name="ce62" table:formula="of:=IF([.G254]=&quot;&quot;;&quot;&quot;;TEXT(DATE(YEAR([.G254]);MONTH([.G254]);DAY([.G254]));&quot;MMM&quot;))">
            <text:p/>
          </table:table-cell>
          <table:table-cell table:style-name="ce70" table:formula="of:=IF([.D254]=&quot;&quot;;&quot;&quot;;TEXT(DATE(YEAR([.D254]);MONTH([.D254]);DAY([.D25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5]=&quot;&quot;;&quot;&quot;;VLOOKUP([.K255];[Contas.$A$1:.$C$54];2;0))">
            <text:p><text:s text:c="2"/></text:p>
          </table:table-cell>
          <table:table-cell table:style-name="ce15" table:formula="of:=IF([.K255]=&quot;&quot;;&quot;&quot;;VLOOKUP([.K255];[Contas.$A$1:.$C$54];3;0))">
            <text:p><text:s text:c="2"/></text:p>
          </table:table-cell>
          <table:table-cell table:style-name="ce16" table:formula="of:=IF([.G255]&lt;&gt;&quot;&quot;;&quot;Pago&quot;;IF(AND([.G255]=&quot;&quot;;[.E255]&lt;&gt;&quot;&quot;;[.F255]&lt;&gt;&quot;&quot;;TODAY()&gt;=[.D255]);&quot;Vencido&quot;;IF(AND([.E255]=&quot;&quot;;[.F255]=&quot;&quot;;[.G255]=&quot;&quot;;[.H255]=&quot;&quot;);&quot;&quot;;&quot;A Vencer&quot;)))">
            <text:p><text:s text:c="2"/></text:p>
          </table:table-cell>
          <table:table-cell table:style-name="ce41" table:formula="of:=IF([.H255]=&quot;&quot;;&quot;&quot;;[.H255]-[.C255])">
            <text:p/>
          </table:table-cell>
          <table:table-cell table:style-name="ce62" table:formula="of:=IF([.A255]=&quot;&quot;;&quot;&quot;;TEXT(DATE(YEAR([.A255]);MONTH([.A255]);DAY([.A255]));&quot;AAAA&quot;))">
            <text:p/>
          </table:table-cell>
          <table:table-cell table:style-name="ce62" table:formula="of:=IF([.D255]=&quot;&quot;;&quot;&quot;;TEXT(DATE(YEAR([.D255]);MONTH([.D255]);DAY([.D255]));&quot;AAAA&quot;))">
            <text:p/>
          </table:table-cell>
          <table:table-cell table:style-name="ce62" table:formula="of:=IF([.G255]=&quot;&quot;;&quot;&quot;;TEXT(DATE(YEAR([.G255]);MONTH([.G255]);DAY([.G255]));&quot;AAAA&quot;))">
            <text:p/>
          </table:table-cell>
          <table:table-cell table:style-name="ce62" table:formula="of:=IF([.A255]=&quot;&quot;;&quot;&quot;;TEXT(DATE(YEAR([.A255]);MONTH([.A255]);DAY([.A255]));&quot;MMM&quot;))">
            <text:p/>
          </table:table-cell>
          <table:table-cell table:style-name="ce62" table:formula="of:=IF([.D255]=&quot;&quot;;&quot;&quot;;TEXT(DATE(YEAR([.D255]);MONTH([.D255]);DAY([.D255]));&quot;MMM&quot;))">
            <text:p/>
          </table:table-cell>
          <table:table-cell table:style-name="ce62" table:formula="of:=IF([.G255]=&quot;&quot;;&quot;&quot;;TEXT(DATE(YEAR([.G255]);MONTH([.G255]);DAY([.G255]));&quot;MMM&quot;))">
            <text:p/>
          </table:table-cell>
          <table:table-cell table:style-name="ce70" table:formula="of:=IF([.D255]=&quot;&quot;;&quot;&quot;;TEXT(DATE(YEAR([.D255]);MONTH([.D255]);DAY([.D25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6]=&quot;&quot;;&quot;&quot;;VLOOKUP([.K256];[Contas.$A$1:.$C$54];2;0))">
            <text:p><text:s text:c="2"/></text:p>
          </table:table-cell>
          <table:table-cell table:style-name="ce15" table:formula="of:=IF([.K256]=&quot;&quot;;&quot;&quot;;VLOOKUP([.K256];[Contas.$A$1:.$C$54];3;0))">
            <text:p><text:s text:c="2"/></text:p>
          </table:table-cell>
          <table:table-cell table:style-name="ce16" table:formula="of:=IF([.G256]&lt;&gt;&quot;&quot;;&quot;Pago&quot;;IF(AND([.G256]=&quot;&quot;;[.E256]&lt;&gt;&quot;&quot;;[.F256]&lt;&gt;&quot;&quot;;TODAY()&gt;=[.D256]);&quot;Vencido&quot;;IF(AND([.E256]=&quot;&quot;;[.F256]=&quot;&quot;;[.G256]=&quot;&quot;;[.H256]=&quot;&quot;);&quot;&quot;;&quot;A Vencer&quot;)))">
            <text:p><text:s text:c="2"/></text:p>
          </table:table-cell>
          <table:table-cell table:style-name="ce41" table:formula="of:=IF([.H256]=&quot;&quot;;&quot;&quot;;[.H256]-[.C256])">
            <text:p/>
          </table:table-cell>
          <table:table-cell table:style-name="ce62" table:formula="of:=IF([.A256]=&quot;&quot;;&quot;&quot;;TEXT(DATE(YEAR([.A256]);MONTH([.A256]);DAY([.A256]));&quot;AAAA&quot;))">
            <text:p/>
          </table:table-cell>
          <table:table-cell table:style-name="ce62" table:formula="of:=IF([.D256]=&quot;&quot;;&quot;&quot;;TEXT(DATE(YEAR([.D256]);MONTH([.D256]);DAY([.D256]));&quot;AAAA&quot;))">
            <text:p/>
          </table:table-cell>
          <table:table-cell table:style-name="ce62" table:formula="of:=IF([.G256]=&quot;&quot;;&quot;&quot;;TEXT(DATE(YEAR([.G256]);MONTH([.G256]);DAY([.G256]));&quot;AAAA&quot;))">
            <text:p/>
          </table:table-cell>
          <table:table-cell table:style-name="ce62" table:formula="of:=IF([.A256]=&quot;&quot;;&quot;&quot;;TEXT(DATE(YEAR([.A256]);MONTH([.A256]);DAY([.A256]));&quot;MMM&quot;))">
            <text:p/>
          </table:table-cell>
          <table:table-cell table:style-name="ce62" table:formula="of:=IF([.D256]=&quot;&quot;;&quot;&quot;;TEXT(DATE(YEAR([.D256]);MONTH([.D256]);DAY([.D256]));&quot;MMM&quot;))">
            <text:p/>
          </table:table-cell>
          <table:table-cell table:style-name="ce62" table:formula="of:=IF([.G256]=&quot;&quot;;&quot;&quot;;TEXT(DATE(YEAR([.G256]);MONTH([.G256]);DAY([.G256]));&quot;MMM&quot;))">
            <text:p/>
          </table:table-cell>
          <table:table-cell table:style-name="ce70" table:formula="of:=IF([.D256]=&quot;&quot;;&quot;&quot;;TEXT(DATE(YEAR([.D256]);MONTH([.D256]);DAY([.D25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7]=&quot;&quot;;&quot;&quot;;VLOOKUP([.K257];[Contas.$A$1:.$C$54];2;0))">
            <text:p><text:s text:c="2"/></text:p>
          </table:table-cell>
          <table:table-cell table:style-name="ce15" table:formula="of:=IF([.K257]=&quot;&quot;;&quot;&quot;;VLOOKUP([.K257];[Contas.$A$1:.$C$54];3;0))">
            <text:p><text:s text:c="2"/></text:p>
          </table:table-cell>
          <table:table-cell table:style-name="ce16" table:formula="of:=IF([.G257]&lt;&gt;&quot;&quot;;&quot;Pago&quot;;IF(AND([.G257]=&quot;&quot;;[.E257]&lt;&gt;&quot;&quot;;[.F257]&lt;&gt;&quot;&quot;;TODAY()&gt;=[.D257]);&quot;Vencido&quot;;IF(AND([.E257]=&quot;&quot;;[.F257]=&quot;&quot;;[.G257]=&quot;&quot;;[.H257]=&quot;&quot;);&quot;&quot;;&quot;A Vencer&quot;)))">
            <text:p><text:s text:c="2"/></text:p>
          </table:table-cell>
          <table:table-cell table:style-name="ce41" table:formula="of:=IF([.H257]=&quot;&quot;;&quot;&quot;;[.H257]-[.C257])">
            <text:p/>
          </table:table-cell>
          <table:table-cell table:style-name="ce62" table:formula="of:=IF([.A257]=&quot;&quot;;&quot;&quot;;TEXT(DATE(YEAR([.A257]);MONTH([.A257]);DAY([.A257]));&quot;AAAA&quot;))">
            <text:p/>
          </table:table-cell>
          <table:table-cell table:style-name="ce62" table:formula="of:=IF([.D257]=&quot;&quot;;&quot;&quot;;TEXT(DATE(YEAR([.D257]);MONTH([.D257]);DAY([.D257]));&quot;AAAA&quot;))">
            <text:p/>
          </table:table-cell>
          <table:table-cell table:style-name="ce62" table:formula="of:=IF([.G257]=&quot;&quot;;&quot;&quot;;TEXT(DATE(YEAR([.G257]);MONTH([.G257]);DAY([.G257]));&quot;AAAA&quot;))">
            <text:p/>
          </table:table-cell>
          <table:table-cell table:style-name="ce62" table:formula="of:=IF([.A257]=&quot;&quot;;&quot;&quot;;TEXT(DATE(YEAR([.A257]);MONTH([.A257]);DAY([.A257]));&quot;MMM&quot;))">
            <text:p/>
          </table:table-cell>
          <table:table-cell table:style-name="ce62" table:formula="of:=IF([.D257]=&quot;&quot;;&quot;&quot;;TEXT(DATE(YEAR([.D257]);MONTH([.D257]);DAY([.D257]));&quot;MMM&quot;))">
            <text:p/>
          </table:table-cell>
          <table:table-cell table:style-name="ce62" table:formula="of:=IF([.G257]=&quot;&quot;;&quot;&quot;;TEXT(DATE(YEAR([.G257]);MONTH([.G257]);DAY([.G257]));&quot;MMM&quot;))">
            <text:p/>
          </table:table-cell>
          <table:table-cell table:style-name="ce70" table:formula="of:=IF([.D257]=&quot;&quot;;&quot;&quot;;TEXT(DATE(YEAR([.D257]);MONTH([.D257]);DAY([.D25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8]=&quot;&quot;;&quot;&quot;;VLOOKUP([.K258];[Contas.$A$1:.$C$54];2;0))">
            <text:p><text:s text:c="2"/></text:p>
          </table:table-cell>
          <table:table-cell table:style-name="ce15" table:formula="of:=IF([.K258]=&quot;&quot;;&quot;&quot;;VLOOKUP([.K258];[Contas.$A$1:.$C$54];3;0))">
            <text:p><text:s text:c="2"/></text:p>
          </table:table-cell>
          <table:table-cell table:style-name="ce16" table:formula="of:=IF([.G258]&lt;&gt;&quot;&quot;;&quot;Pago&quot;;IF(AND([.G258]=&quot;&quot;;[.E258]&lt;&gt;&quot;&quot;;[.F258]&lt;&gt;&quot;&quot;;TODAY()&gt;=[.D258]);&quot;Vencido&quot;;IF(AND([.E258]=&quot;&quot;;[.F258]=&quot;&quot;;[.G258]=&quot;&quot;;[.H258]=&quot;&quot;);&quot;&quot;;&quot;A Vencer&quot;)))">
            <text:p><text:s text:c="2"/></text:p>
          </table:table-cell>
          <table:table-cell table:style-name="ce41" table:formula="of:=IF([.H258]=&quot;&quot;;&quot;&quot;;[.H258]-[.C258])">
            <text:p/>
          </table:table-cell>
          <table:table-cell table:style-name="ce62" table:formula="of:=IF([.A258]=&quot;&quot;;&quot;&quot;;TEXT(DATE(YEAR([.A258]);MONTH([.A258]);DAY([.A258]));&quot;AAAA&quot;))">
            <text:p/>
          </table:table-cell>
          <table:table-cell table:style-name="ce62" table:formula="of:=IF([.D258]=&quot;&quot;;&quot;&quot;;TEXT(DATE(YEAR([.D258]);MONTH([.D258]);DAY([.D258]));&quot;AAAA&quot;))">
            <text:p/>
          </table:table-cell>
          <table:table-cell table:style-name="ce62" table:formula="of:=IF([.G258]=&quot;&quot;;&quot;&quot;;TEXT(DATE(YEAR([.G258]);MONTH([.G258]);DAY([.G258]));&quot;AAAA&quot;))">
            <text:p/>
          </table:table-cell>
          <table:table-cell table:style-name="ce62" table:formula="of:=IF([.A258]=&quot;&quot;;&quot;&quot;;TEXT(DATE(YEAR([.A258]);MONTH([.A258]);DAY([.A258]));&quot;MMM&quot;))">
            <text:p/>
          </table:table-cell>
          <table:table-cell table:style-name="ce62" table:formula="of:=IF([.D258]=&quot;&quot;;&quot;&quot;;TEXT(DATE(YEAR([.D258]);MONTH([.D258]);DAY([.D258]));&quot;MMM&quot;))">
            <text:p/>
          </table:table-cell>
          <table:table-cell table:style-name="ce62" table:formula="of:=IF([.G258]=&quot;&quot;;&quot;&quot;;TEXT(DATE(YEAR([.G258]);MONTH([.G258]);DAY([.G258]));&quot;MMM&quot;))">
            <text:p/>
          </table:table-cell>
          <table:table-cell table:style-name="ce70" table:formula="of:=IF([.D258]=&quot;&quot;;&quot;&quot;;TEXT(DATE(YEAR([.D258]);MONTH([.D258]);DAY([.D25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59]=&quot;&quot;;&quot;&quot;;VLOOKUP([.K259];[Contas.$A$1:.$C$54];2;0))">
            <text:p><text:s text:c="2"/></text:p>
          </table:table-cell>
          <table:table-cell table:style-name="ce15" table:formula="of:=IF([.K259]=&quot;&quot;;&quot;&quot;;VLOOKUP([.K259];[Contas.$A$1:.$C$54];3;0))">
            <text:p><text:s text:c="2"/></text:p>
          </table:table-cell>
          <table:table-cell table:style-name="ce16" table:formula="of:=IF([.G259]&lt;&gt;&quot;&quot;;&quot;Pago&quot;;IF(AND([.G259]=&quot;&quot;;[.E259]&lt;&gt;&quot;&quot;;[.F259]&lt;&gt;&quot;&quot;;TODAY()&gt;=[.D259]);&quot;Vencido&quot;;IF(AND([.E259]=&quot;&quot;;[.F259]=&quot;&quot;;[.G259]=&quot;&quot;;[.H259]=&quot;&quot;);&quot;&quot;;&quot;A Vencer&quot;)))">
            <text:p><text:s text:c="2"/></text:p>
          </table:table-cell>
          <table:table-cell table:style-name="ce41" table:formula="of:=IF([.H259]=&quot;&quot;;&quot;&quot;;[.H259]-[.C259])">
            <text:p/>
          </table:table-cell>
          <table:table-cell table:style-name="ce62" table:formula="of:=IF([.A259]=&quot;&quot;;&quot;&quot;;TEXT(DATE(YEAR([.A259]);MONTH([.A259]);DAY([.A259]));&quot;AAAA&quot;))">
            <text:p/>
          </table:table-cell>
          <table:table-cell table:style-name="ce62" table:formula="of:=IF([.D259]=&quot;&quot;;&quot;&quot;;TEXT(DATE(YEAR([.D259]);MONTH([.D259]);DAY([.D259]));&quot;AAAA&quot;))">
            <text:p/>
          </table:table-cell>
          <table:table-cell table:style-name="ce62" table:formula="of:=IF([.G259]=&quot;&quot;;&quot;&quot;;TEXT(DATE(YEAR([.G259]);MONTH([.G259]);DAY([.G259]));&quot;AAAA&quot;))">
            <text:p/>
          </table:table-cell>
          <table:table-cell table:style-name="ce62" table:formula="of:=IF([.A259]=&quot;&quot;;&quot;&quot;;TEXT(DATE(YEAR([.A259]);MONTH([.A259]);DAY([.A259]));&quot;MMM&quot;))">
            <text:p/>
          </table:table-cell>
          <table:table-cell table:style-name="ce62" table:formula="of:=IF([.D259]=&quot;&quot;;&quot;&quot;;TEXT(DATE(YEAR([.D259]);MONTH([.D259]);DAY([.D259]));&quot;MMM&quot;))">
            <text:p/>
          </table:table-cell>
          <table:table-cell table:style-name="ce62" table:formula="of:=IF([.G259]=&quot;&quot;;&quot;&quot;;TEXT(DATE(YEAR([.G259]);MONTH([.G259]);DAY([.G259]));&quot;MMM&quot;))">
            <text:p/>
          </table:table-cell>
          <table:table-cell table:style-name="ce70" table:formula="of:=IF([.D259]=&quot;&quot;;&quot;&quot;;TEXT(DATE(YEAR([.D259]);MONTH([.D259]);DAY([.D25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0]=&quot;&quot;;&quot;&quot;;VLOOKUP([.K260];[Contas.$A$1:.$C$54];2;0))">
            <text:p><text:s text:c="2"/></text:p>
          </table:table-cell>
          <table:table-cell table:style-name="ce15" table:formula="of:=IF([.K260]=&quot;&quot;;&quot;&quot;;VLOOKUP([.K260];[Contas.$A$1:.$C$54];3;0))">
            <text:p><text:s text:c="2"/></text:p>
          </table:table-cell>
          <table:table-cell table:style-name="ce16" table:formula="of:=IF([.G260]&lt;&gt;&quot;&quot;;&quot;Pago&quot;;IF(AND([.G260]=&quot;&quot;;[.E260]&lt;&gt;&quot;&quot;;[.F260]&lt;&gt;&quot;&quot;;TODAY()&gt;=[.D260]);&quot;Vencido&quot;;IF(AND([.E260]=&quot;&quot;;[.F260]=&quot;&quot;;[.G260]=&quot;&quot;;[.H260]=&quot;&quot;);&quot;&quot;;&quot;A Vencer&quot;)))">
            <text:p><text:s text:c="2"/></text:p>
          </table:table-cell>
          <table:table-cell table:style-name="ce41" table:formula="of:=IF([.H260]=&quot;&quot;;&quot;&quot;;[.H260]-[.C260])">
            <text:p/>
          </table:table-cell>
          <table:table-cell table:style-name="ce62" table:formula="of:=IF([.A260]=&quot;&quot;;&quot;&quot;;TEXT(DATE(YEAR([.A260]);MONTH([.A260]);DAY([.A260]));&quot;AAAA&quot;))">
            <text:p/>
          </table:table-cell>
          <table:table-cell table:style-name="ce62" table:formula="of:=IF([.D260]=&quot;&quot;;&quot;&quot;;TEXT(DATE(YEAR([.D260]);MONTH([.D260]);DAY([.D260]));&quot;AAAA&quot;))">
            <text:p/>
          </table:table-cell>
          <table:table-cell table:style-name="ce62" table:formula="of:=IF([.G260]=&quot;&quot;;&quot;&quot;;TEXT(DATE(YEAR([.G260]);MONTH([.G260]);DAY([.G260]));&quot;AAAA&quot;))">
            <text:p/>
          </table:table-cell>
          <table:table-cell table:style-name="ce62" table:formula="of:=IF([.A260]=&quot;&quot;;&quot;&quot;;TEXT(DATE(YEAR([.A260]);MONTH([.A260]);DAY([.A260]));&quot;MMM&quot;))">
            <text:p/>
          </table:table-cell>
          <table:table-cell table:style-name="ce62" table:formula="of:=IF([.D260]=&quot;&quot;;&quot;&quot;;TEXT(DATE(YEAR([.D260]);MONTH([.D260]);DAY([.D260]));&quot;MMM&quot;))">
            <text:p/>
          </table:table-cell>
          <table:table-cell table:style-name="ce62" table:formula="of:=IF([.G260]=&quot;&quot;;&quot;&quot;;TEXT(DATE(YEAR([.G260]);MONTH([.G260]);DAY([.G260]));&quot;MMM&quot;))">
            <text:p/>
          </table:table-cell>
          <table:table-cell table:style-name="ce70" table:formula="of:=IF([.D260]=&quot;&quot;;&quot;&quot;;TEXT(DATE(YEAR([.D260]);MONTH([.D260]);DAY([.D26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1]=&quot;&quot;;&quot;&quot;;VLOOKUP([.K261];[Contas.$A$1:.$C$54];2;0))">
            <text:p><text:s text:c="2"/></text:p>
          </table:table-cell>
          <table:table-cell table:style-name="ce15" table:formula="of:=IF([.K261]=&quot;&quot;;&quot;&quot;;VLOOKUP([.K261];[Contas.$A$1:.$C$54];3;0))">
            <text:p><text:s text:c="2"/></text:p>
          </table:table-cell>
          <table:table-cell table:style-name="ce16" table:formula="of:=IF([.G261]&lt;&gt;&quot;&quot;;&quot;Pago&quot;;IF(AND([.G261]=&quot;&quot;;[.E261]&lt;&gt;&quot;&quot;;[.F261]&lt;&gt;&quot;&quot;;TODAY()&gt;=[.D261]);&quot;Vencido&quot;;IF(AND([.E261]=&quot;&quot;;[.F261]=&quot;&quot;;[.G261]=&quot;&quot;;[.H261]=&quot;&quot;);&quot;&quot;;&quot;A Vencer&quot;)))">
            <text:p><text:s text:c="2"/></text:p>
          </table:table-cell>
          <table:table-cell table:style-name="ce41" table:formula="of:=IF([.H261]=&quot;&quot;;&quot;&quot;;[.H261]-[.C261])">
            <text:p/>
          </table:table-cell>
          <table:table-cell table:style-name="ce62" table:formula="of:=IF([.A261]=&quot;&quot;;&quot;&quot;;TEXT(DATE(YEAR([.A261]);MONTH([.A261]);DAY([.A261]));&quot;AAAA&quot;))">
            <text:p/>
          </table:table-cell>
          <table:table-cell table:style-name="ce62" table:formula="of:=IF([.D261]=&quot;&quot;;&quot;&quot;;TEXT(DATE(YEAR([.D261]);MONTH([.D261]);DAY([.D261]));&quot;AAAA&quot;))">
            <text:p/>
          </table:table-cell>
          <table:table-cell table:style-name="ce62" table:formula="of:=IF([.G261]=&quot;&quot;;&quot;&quot;;TEXT(DATE(YEAR([.G261]);MONTH([.G261]);DAY([.G261]));&quot;AAAA&quot;))">
            <text:p/>
          </table:table-cell>
          <table:table-cell table:style-name="ce62" table:formula="of:=IF([.A261]=&quot;&quot;;&quot;&quot;;TEXT(DATE(YEAR([.A261]);MONTH([.A261]);DAY([.A261]));&quot;MMM&quot;))">
            <text:p/>
          </table:table-cell>
          <table:table-cell table:style-name="ce62" table:formula="of:=IF([.D261]=&quot;&quot;;&quot;&quot;;TEXT(DATE(YEAR([.D261]);MONTH([.D261]);DAY([.D261]));&quot;MMM&quot;))">
            <text:p/>
          </table:table-cell>
          <table:table-cell table:style-name="ce62" table:formula="of:=IF([.G261]=&quot;&quot;;&quot;&quot;;TEXT(DATE(YEAR([.G261]);MONTH([.G261]);DAY([.G261]));&quot;MMM&quot;))">
            <text:p/>
          </table:table-cell>
          <table:table-cell table:style-name="ce70" table:formula="of:=IF([.D261]=&quot;&quot;;&quot;&quot;;TEXT(DATE(YEAR([.D261]);MONTH([.D261]);DAY([.D26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2]=&quot;&quot;;&quot;&quot;;VLOOKUP([.K262];[Contas.$A$1:.$C$54];2;0))">
            <text:p><text:s text:c="2"/></text:p>
          </table:table-cell>
          <table:table-cell table:style-name="ce15" table:formula="of:=IF([.K262]=&quot;&quot;;&quot;&quot;;VLOOKUP([.K262];[Contas.$A$1:.$C$54];3;0))">
            <text:p><text:s text:c="2"/></text:p>
          </table:table-cell>
          <table:table-cell table:style-name="ce16" table:formula="of:=IF([.G262]&lt;&gt;&quot;&quot;;&quot;Pago&quot;;IF(AND([.G262]=&quot;&quot;;[.E262]&lt;&gt;&quot;&quot;;[.F262]&lt;&gt;&quot;&quot;;TODAY()&gt;=[.D262]);&quot;Vencido&quot;;IF(AND([.E262]=&quot;&quot;;[.F262]=&quot;&quot;;[.G262]=&quot;&quot;;[.H262]=&quot;&quot;);&quot;&quot;;&quot;A Vencer&quot;)))">
            <text:p><text:s text:c="2"/></text:p>
          </table:table-cell>
          <table:table-cell table:style-name="ce41" table:formula="of:=IF([.H262]=&quot;&quot;;&quot;&quot;;[.H262]-[.C262])">
            <text:p/>
          </table:table-cell>
          <table:table-cell table:style-name="ce62" table:formula="of:=IF([.A262]=&quot;&quot;;&quot;&quot;;TEXT(DATE(YEAR([.A262]);MONTH([.A262]);DAY([.A262]));&quot;AAAA&quot;))">
            <text:p/>
          </table:table-cell>
          <table:table-cell table:style-name="ce62" table:formula="of:=IF([.D262]=&quot;&quot;;&quot;&quot;;TEXT(DATE(YEAR([.D262]);MONTH([.D262]);DAY([.D262]));&quot;AAAA&quot;))">
            <text:p/>
          </table:table-cell>
          <table:table-cell table:style-name="ce62" table:formula="of:=IF([.G262]=&quot;&quot;;&quot;&quot;;TEXT(DATE(YEAR([.G262]);MONTH([.G262]);DAY([.G262]));&quot;AAAA&quot;))">
            <text:p/>
          </table:table-cell>
          <table:table-cell table:style-name="ce62" table:formula="of:=IF([.A262]=&quot;&quot;;&quot;&quot;;TEXT(DATE(YEAR([.A262]);MONTH([.A262]);DAY([.A262]));&quot;MMM&quot;))">
            <text:p/>
          </table:table-cell>
          <table:table-cell table:style-name="ce62" table:formula="of:=IF([.D262]=&quot;&quot;;&quot;&quot;;TEXT(DATE(YEAR([.D262]);MONTH([.D262]);DAY([.D262]));&quot;MMM&quot;))">
            <text:p/>
          </table:table-cell>
          <table:table-cell table:style-name="ce62" table:formula="of:=IF([.G262]=&quot;&quot;;&quot;&quot;;TEXT(DATE(YEAR([.G262]);MONTH([.G262]);DAY([.G262]));&quot;MMM&quot;))">
            <text:p/>
          </table:table-cell>
          <table:table-cell table:style-name="ce70" table:formula="of:=IF([.D262]=&quot;&quot;;&quot;&quot;;TEXT(DATE(YEAR([.D262]);MONTH([.D262]);DAY([.D26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3]=&quot;&quot;;&quot;&quot;;VLOOKUP([.K263];[Contas.$A$1:.$C$54];2;0))">
            <text:p><text:s text:c="2"/></text:p>
          </table:table-cell>
          <table:table-cell table:style-name="ce15" table:formula="of:=IF([.K263]=&quot;&quot;;&quot;&quot;;VLOOKUP([.K263];[Contas.$A$1:.$C$54];3;0))">
            <text:p><text:s text:c="2"/></text:p>
          </table:table-cell>
          <table:table-cell table:style-name="ce16" table:formula="of:=IF([.G263]&lt;&gt;&quot;&quot;;&quot;Pago&quot;;IF(AND([.G263]=&quot;&quot;;[.E263]&lt;&gt;&quot;&quot;;[.F263]&lt;&gt;&quot;&quot;;TODAY()&gt;=[.D263]);&quot;Vencido&quot;;IF(AND([.E263]=&quot;&quot;;[.F263]=&quot;&quot;;[.G263]=&quot;&quot;;[.H263]=&quot;&quot;);&quot;&quot;;&quot;A Vencer&quot;)))">
            <text:p><text:s text:c="2"/></text:p>
          </table:table-cell>
          <table:table-cell table:style-name="ce41" table:formula="of:=IF([.H263]=&quot;&quot;;&quot;&quot;;[.H263]-[.C263])">
            <text:p/>
          </table:table-cell>
          <table:table-cell table:style-name="ce62" table:formula="of:=IF([.A263]=&quot;&quot;;&quot;&quot;;TEXT(DATE(YEAR([.A263]);MONTH([.A263]);DAY([.A263]));&quot;AAAA&quot;))">
            <text:p/>
          </table:table-cell>
          <table:table-cell table:style-name="ce62" table:formula="of:=IF([.D263]=&quot;&quot;;&quot;&quot;;TEXT(DATE(YEAR([.D263]);MONTH([.D263]);DAY([.D263]));&quot;AAAA&quot;))">
            <text:p/>
          </table:table-cell>
          <table:table-cell table:style-name="ce62" table:formula="of:=IF([.G263]=&quot;&quot;;&quot;&quot;;TEXT(DATE(YEAR([.G263]);MONTH([.G263]);DAY([.G263]));&quot;AAAA&quot;))">
            <text:p/>
          </table:table-cell>
          <table:table-cell table:style-name="ce62" table:formula="of:=IF([.A263]=&quot;&quot;;&quot;&quot;;TEXT(DATE(YEAR([.A263]);MONTH([.A263]);DAY([.A263]));&quot;MMM&quot;))">
            <text:p/>
          </table:table-cell>
          <table:table-cell table:style-name="ce62" table:formula="of:=IF([.D263]=&quot;&quot;;&quot;&quot;;TEXT(DATE(YEAR([.D263]);MONTH([.D263]);DAY([.D263]));&quot;MMM&quot;))">
            <text:p/>
          </table:table-cell>
          <table:table-cell table:style-name="ce62" table:formula="of:=IF([.G263]=&quot;&quot;;&quot;&quot;;TEXT(DATE(YEAR([.G263]);MONTH([.G263]);DAY([.G263]));&quot;MMM&quot;))">
            <text:p/>
          </table:table-cell>
          <table:table-cell table:style-name="ce70" table:formula="of:=IF([.D263]=&quot;&quot;;&quot;&quot;;TEXT(DATE(YEAR([.D263]);MONTH([.D263]);DAY([.D26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95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4]=&quot;&quot;;&quot;&quot;;VLOOKUP([.K264];[Contas.$A$1:.$C$54];2;0))">
            <text:p><text:s text:c="2"/></text:p>
          </table:table-cell>
          <table:table-cell table:style-name="ce15" table:formula="of:=IF([.K264]=&quot;&quot;;&quot;&quot;;VLOOKUP([.K264];[Contas.$A$1:.$C$54];3;0))">
            <text:p><text:s text:c="2"/></text:p>
          </table:table-cell>
          <table:table-cell table:style-name="ce16" table:formula="of:=IF([.G264]&lt;&gt;&quot;&quot;;&quot;Pago&quot;;IF(AND([.G264]=&quot;&quot;;[.E264]&lt;&gt;&quot;&quot;;[.F264]&lt;&gt;&quot;&quot;;TODAY()&gt;=[.D264]);&quot;Vencido&quot;;IF(AND([.E264]=&quot;&quot;;[.F264]=&quot;&quot;;[.G264]=&quot;&quot;;[.H264]=&quot;&quot;);&quot;&quot;;&quot;A Vencer&quot;)))">
            <text:p><text:s text:c="2"/></text:p>
          </table:table-cell>
          <table:table-cell table:style-name="ce41" table:formula="of:=IF([.H264]=&quot;&quot;;&quot;&quot;;[.H264]-[.C264])">
            <text:p/>
          </table:table-cell>
          <table:table-cell table:style-name="ce62" table:formula="of:=IF([.A264]=&quot;&quot;;&quot;&quot;;TEXT(DATE(YEAR([.A264]);MONTH([.A264]);DAY([.A264]));&quot;AAAA&quot;))">
            <text:p/>
          </table:table-cell>
          <table:table-cell table:style-name="ce62" table:formula="of:=IF([.D264]=&quot;&quot;;&quot;&quot;;TEXT(DATE(YEAR([.D264]);MONTH([.D264]);DAY([.D264]));&quot;AAAA&quot;))">
            <text:p/>
          </table:table-cell>
          <table:table-cell table:style-name="ce62" table:formula="of:=IF([.G264]=&quot;&quot;;&quot;&quot;;TEXT(DATE(YEAR([.G264]);MONTH([.G264]);DAY([.G264]));&quot;AAAA&quot;))">
            <text:p/>
          </table:table-cell>
          <table:table-cell table:style-name="ce62" table:formula="of:=IF([.A264]=&quot;&quot;;&quot;&quot;;TEXT(DATE(YEAR([.A264]);MONTH([.A264]);DAY([.A264]));&quot;MMM&quot;))">
            <text:p/>
          </table:table-cell>
          <table:table-cell table:style-name="ce62" table:formula="of:=IF([.D264]=&quot;&quot;;&quot;&quot;;TEXT(DATE(YEAR([.D264]);MONTH([.D264]);DAY([.D264]));&quot;MMM&quot;))">
            <text:p/>
          </table:table-cell>
          <table:table-cell table:style-name="ce62" table:formula="of:=IF([.G264]=&quot;&quot;;&quot;&quot;;TEXT(DATE(YEAR([.G264]);MONTH([.G264]);DAY([.G264]));&quot;MMM&quot;))">
            <text:p/>
          </table:table-cell>
          <table:table-cell table:style-name="ce70" table:formula="of:=IF([.D264]=&quot;&quot;;&quot;&quot;;TEXT(DATE(YEAR([.D264]);MONTH([.D264]);DAY([.D26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5]=&quot;&quot;;&quot;&quot;;VLOOKUP([.K265];[Contas.$A$1:.$C$54];2;0))">
            <text:p><text:s text:c="2"/></text:p>
          </table:table-cell>
          <table:table-cell table:style-name="ce15" table:formula="of:=IF([.K265]=&quot;&quot;;&quot;&quot;;VLOOKUP([.K265];[Contas.$A$1:.$C$54];3;0))">
            <text:p><text:s text:c="2"/></text:p>
          </table:table-cell>
          <table:table-cell table:style-name="ce16" table:formula="of:=IF([.G265]&lt;&gt;&quot;&quot;;&quot;Pago&quot;;IF(AND([.G265]=&quot;&quot;;[.E265]&lt;&gt;&quot;&quot;;[.F265]&lt;&gt;&quot;&quot;;TODAY()&gt;=[.D265]);&quot;Vencido&quot;;IF(AND([.E265]=&quot;&quot;;[.F265]=&quot;&quot;;[.G265]=&quot;&quot;;[.H265]=&quot;&quot;);&quot;&quot;;&quot;A Vencer&quot;)))">
            <text:p><text:s text:c="2"/></text:p>
          </table:table-cell>
          <table:table-cell table:style-name="ce41" table:formula="of:=IF([.H265]=&quot;&quot;;&quot;&quot;;[.H265]-[.C265])">
            <text:p/>
          </table:table-cell>
          <table:table-cell table:style-name="ce62" table:formula="of:=IF([.A265]=&quot;&quot;;&quot;&quot;;TEXT(DATE(YEAR([.A265]);MONTH([.A265]);DAY([.A265]));&quot;AAAA&quot;))">
            <text:p/>
          </table:table-cell>
          <table:table-cell table:style-name="ce62" table:formula="of:=IF([.D265]=&quot;&quot;;&quot;&quot;;TEXT(DATE(YEAR([.D265]);MONTH([.D265]);DAY([.D265]));&quot;AAAA&quot;))">
            <text:p/>
          </table:table-cell>
          <table:table-cell table:style-name="ce62" table:formula="of:=IF([.G265]=&quot;&quot;;&quot;&quot;;TEXT(DATE(YEAR([.G265]);MONTH([.G265]);DAY([.G265]));&quot;AAAA&quot;))">
            <text:p/>
          </table:table-cell>
          <table:table-cell table:style-name="ce62" table:formula="of:=IF([.A265]=&quot;&quot;;&quot;&quot;;TEXT(DATE(YEAR([.A265]);MONTH([.A265]);DAY([.A265]));&quot;MMM&quot;))">
            <text:p/>
          </table:table-cell>
          <table:table-cell table:style-name="ce62" table:formula="of:=IF([.D265]=&quot;&quot;;&quot;&quot;;TEXT(DATE(YEAR([.D265]);MONTH([.D265]);DAY([.D265]));&quot;MMM&quot;))">
            <text:p/>
          </table:table-cell>
          <table:table-cell table:style-name="ce62" table:formula="of:=IF([.G265]=&quot;&quot;;&quot;&quot;;TEXT(DATE(YEAR([.G265]);MONTH([.G265]);DAY([.G265]));&quot;MMM&quot;))">
            <text:p/>
          </table:table-cell>
          <table:table-cell table:style-name="ce70" table:formula="of:=IF([.D265]=&quot;&quot;;&quot;&quot;;TEXT(DATE(YEAR([.D265]);MONTH([.D265]);DAY([.D26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6]=&quot;&quot;;&quot;&quot;;VLOOKUP([.K266];[Contas.$A$1:.$C$54];2;0))">
            <text:p><text:s text:c="2"/></text:p>
          </table:table-cell>
          <table:table-cell table:style-name="ce15" table:formula="of:=IF([.K266]=&quot;&quot;;&quot;&quot;;VLOOKUP([.K266];[Contas.$A$1:.$C$54];3;0))">
            <text:p><text:s text:c="2"/></text:p>
          </table:table-cell>
          <table:table-cell table:style-name="ce16" table:formula="of:=IF([.G266]&lt;&gt;&quot;&quot;;&quot;Pago&quot;;IF(AND([.G266]=&quot;&quot;;[.E266]&lt;&gt;&quot;&quot;;[.F266]&lt;&gt;&quot;&quot;;TODAY()&gt;=[.D266]);&quot;Vencido&quot;;IF(AND([.E266]=&quot;&quot;;[.F266]=&quot;&quot;;[.G266]=&quot;&quot;;[.H266]=&quot;&quot;);&quot;&quot;;&quot;A Vencer&quot;)))">
            <text:p><text:s text:c="2"/></text:p>
          </table:table-cell>
          <table:table-cell table:style-name="ce41" table:formula="of:=IF([.H266]=&quot;&quot;;&quot;&quot;;[.H266]-[.C266])">
            <text:p/>
          </table:table-cell>
          <table:table-cell table:style-name="ce62" table:formula="of:=IF([.A266]=&quot;&quot;;&quot;&quot;;TEXT(DATE(YEAR([.A266]);MONTH([.A266]);DAY([.A266]));&quot;AAAA&quot;))">
            <text:p/>
          </table:table-cell>
          <table:table-cell table:style-name="ce62" table:formula="of:=IF([.D266]=&quot;&quot;;&quot;&quot;;TEXT(DATE(YEAR([.D266]);MONTH([.D266]);DAY([.D266]));&quot;AAAA&quot;))">
            <text:p/>
          </table:table-cell>
          <table:table-cell table:style-name="ce62" table:formula="of:=IF([.G266]=&quot;&quot;;&quot;&quot;;TEXT(DATE(YEAR([.G266]);MONTH([.G266]);DAY([.G266]));&quot;AAAA&quot;))">
            <text:p/>
          </table:table-cell>
          <table:table-cell table:style-name="ce62" table:formula="of:=IF([.A266]=&quot;&quot;;&quot;&quot;;TEXT(DATE(YEAR([.A266]);MONTH([.A266]);DAY([.A266]));&quot;MMM&quot;))">
            <text:p/>
          </table:table-cell>
          <table:table-cell table:style-name="ce62" table:formula="of:=IF([.D266]=&quot;&quot;;&quot;&quot;;TEXT(DATE(YEAR([.D266]);MONTH([.D266]);DAY([.D266]));&quot;MMM&quot;))">
            <text:p/>
          </table:table-cell>
          <table:table-cell table:style-name="ce62" table:formula="of:=IF([.G266]=&quot;&quot;;&quot;&quot;;TEXT(DATE(YEAR([.G266]);MONTH([.G266]);DAY([.G266]));&quot;MMM&quot;))">
            <text:p/>
          </table:table-cell>
          <table:table-cell table:style-name="ce70" table:formula="of:=IF([.D266]=&quot;&quot;;&quot;&quot;;TEXT(DATE(YEAR([.D266]);MONTH([.D266]);DAY([.D26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7]=&quot;&quot;;&quot;&quot;;VLOOKUP([.K267];[Contas.$A$1:.$C$54];2;0))">
            <text:p><text:s text:c="2"/></text:p>
          </table:table-cell>
          <table:table-cell table:style-name="ce15" table:formula="of:=IF([.K267]=&quot;&quot;;&quot;&quot;;VLOOKUP([.K267];[Contas.$A$1:.$C$54];3;0))">
            <text:p><text:s text:c="2"/></text:p>
          </table:table-cell>
          <table:table-cell table:style-name="ce16" table:formula="of:=IF([.G267]&lt;&gt;&quot;&quot;;&quot;Pago&quot;;IF(AND([.G267]=&quot;&quot;;[.E267]&lt;&gt;&quot;&quot;;[.F267]&lt;&gt;&quot;&quot;;TODAY()&gt;=[.D267]);&quot;Vencido&quot;;IF(AND([.E267]=&quot;&quot;;[.F267]=&quot;&quot;;[.G267]=&quot;&quot;;[.H267]=&quot;&quot;);&quot;&quot;;&quot;A Vencer&quot;)))">
            <text:p><text:s text:c="2"/></text:p>
          </table:table-cell>
          <table:table-cell table:style-name="ce41" table:formula="of:=IF([.H267]=&quot;&quot;;&quot;&quot;;[.H267]-[.C267])">
            <text:p/>
          </table:table-cell>
          <table:table-cell table:style-name="ce62" table:formula="of:=IF([.A267]=&quot;&quot;;&quot;&quot;;TEXT(DATE(YEAR([.A267]);MONTH([.A267]);DAY([.A267]));&quot;AAAA&quot;))">
            <text:p/>
          </table:table-cell>
          <table:table-cell table:style-name="ce62" table:formula="of:=IF([.D267]=&quot;&quot;;&quot;&quot;;TEXT(DATE(YEAR([.D267]);MONTH([.D267]);DAY([.D267]));&quot;AAAA&quot;))">
            <text:p/>
          </table:table-cell>
          <table:table-cell table:style-name="ce62" table:formula="of:=IF([.G267]=&quot;&quot;;&quot;&quot;;TEXT(DATE(YEAR([.G267]);MONTH([.G267]);DAY([.G267]));&quot;AAAA&quot;))">
            <text:p/>
          </table:table-cell>
          <table:table-cell table:style-name="ce62" table:formula="of:=IF([.A267]=&quot;&quot;;&quot;&quot;;TEXT(DATE(YEAR([.A267]);MONTH([.A267]);DAY([.A267]));&quot;MMM&quot;))">
            <text:p/>
          </table:table-cell>
          <table:table-cell table:style-name="ce62" table:formula="of:=IF([.D267]=&quot;&quot;;&quot;&quot;;TEXT(DATE(YEAR([.D267]);MONTH([.D267]);DAY([.D267]));&quot;MMM&quot;))">
            <text:p/>
          </table:table-cell>
          <table:table-cell table:style-name="ce62" table:formula="of:=IF([.G267]=&quot;&quot;;&quot;&quot;;TEXT(DATE(YEAR([.G267]);MONTH([.G267]);DAY([.G267]));&quot;MMM&quot;))">
            <text:p/>
          </table:table-cell>
          <table:table-cell table:style-name="ce70" table:formula="of:=IF([.D267]=&quot;&quot;;&quot;&quot;;TEXT(DATE(YEAR([.D267]);MONTH([.D267]);DAY([.D26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8]=&quot;&quot;;&quot;&quot;;VLOOKUP([.K268];[Contas.$A$1:.$C$54];2;0))">
            <text:p><text:s text:c="2"/></text:p>
          </table:table-cell>
          <table:table-cell table:style-name="ce15" table:formula="of:=IF([.K268]=&quot;&quot;;&quot;&quot;;VLOOKUP([.K268];[Contas.$A$1:.$C$54];3;0))">
            <text:p><text:s text:c="2"/></text:p>
          </table:table-cell>
          <table:table-cell table:style-name="ce16" table:formula="of:=IF([.G268]&lt;&gt;&quot;&quot;;&quot;Pago&quot;;IF(AND([.G268]=&quot;&quot;;[.E268]&lt;&gt;&quot;&quot;;[.F268]&lt;&gt;&quot;&quot;;TODAY()&gt;=[.D268]);&quot;Vencido&quot;;IF(AND([.E268]=&quot;&quot;;[.F268]=&quot;&quot;;[.G268]=&quot;&quot;;[.H268]=&quot;&quot;);&quot;&quot;;&quot;A Vencer&quot;)))">
            <text:p><text:s text:c="2"/></text:p>
          </table:table-cell>
          <table:table-cell table:style-name="ce41" table:formula="of:=IF([.H268]=&quot;&quot;;&quot;&quot;;[.H268]-[.C268])">
            <text:p/>
          </table:table-cell>
          <table:table-cell table:style-name="ce62" table:formula="of:=IF([.A268]=&quot;&quot;;&quot;&quot;;TEXT(DATE(YEAR([.A268]);MONTH([.A268]);DAY([.A268]));&quot;AAAA&quot;))">
            <text:p/>
          </table:table-cell>
          <table:table-cell table:style-name="ce62" table:formula="of:=IF([.D268]=&quot;&quot;;&quot;&quot;;TEXT(DATE(YEAR([.D268]);MONTH([.D268]);DAY([.D268]));&quot;AAAA&quot;))">
            <text:p/>
          </table:table-cell>
          <table:table-cell table:style-name="ce62" table:formula="of:=IF([.G268]=&quot;&quot;;&quot;&quot;;TEXT(DATE(YEAR([.G268]);MONTH([.G268]);DAY([.G268]));&quot;AAAA&quot;))">
            <text:p/>
          </table:table-cell>
          <table:table-cell table:style-name="ce62" table:formula="of:=IF([.A268]=&quot;&quot;;&quot;&quot;;TEXT(DATE(YEAR([.A268]);MONTH([.A268]);DAY([.A268]));&quot;MMM&quot;))">
            <text:p/>
          </table:table-cell>
          <table:table-cell table:style-name="ce62" table:formula="of:=IF([.D268]=&quot;&quot;;&quot;&quot;;TEXT(DATE(YEAR([.D268]);MONTH([.D268]);DAY([.D268]));&quot;MMM&quot;))">
            <text:p/>
          </table:table-cell>
          <table:table-cell table:style-name="ce62" table:formula="of:=IF([.G268]=&quot;&quot;;&quot;&quot;;TEXT(DATE(YEAR([.G268]);MONTH([.G268]);DAY([.G268]));&quot;MMM&quot;))">
            <text:p/>
          </table:table-cell>
          <table:table-cell table:style-name="ce70" table:formula="of:=IF([.D268]=&quot;&quot;;&quot;&quot;;TEXT(DATE(YEAR([.D268]);MONTH([.D268]);DAY([.D26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style-name="ce30"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69]=&quot;&quot;;&quot;&quot;;VLOOKUP([.K269];[Contas.$A$1:.$C$54];2;0))">
            <text:p><text:s text:c="2"/></text:p>
          </table:table-cell>
          <table:table-cell table:style-name="ce15" table:formula="of:=IF([.K269]=&quot;&quot;;&quot;&quot;;VLOOKUP([.K269];[Contas.$A$1:.$C$54];3;0))">
            <text:p><text:s text:c="2"/></text:p>
          </table:table-cell>
          <table:table-cell table:style-name="ce16" table:formula="of:=IF([.G269]&lt;&gt;&quot;&quot;;&quot;Pago&quot;;IF(AND([.G269]=&quot;&quot;;[.E269]&lt;&gt;&quot;&quot;;[.F269]&lt;&gt;&quot;&quot;;TODAY()&gt;=[.D269]);&quot;Vencido&quot;;IF(AND([.E269]=&quot;&quot;;[.F269]=&quot;&quot;;[.G269]=&quot;&quot;;[.H269]=&quot;&quot;);&quot;&quot;;&quot;A Vencer&quot;)))">
            <text:p><text:s text:c="2"/></text:p>
          </table:table-cell>
          <table:table-cell table:style-name="ce41" table:formula="of:=IF([.H269]=&quot;&quot;;&quot;&quot;;[.H269]-[.C269])">
            <text:p/>
          </table:table-cell>
          <table:table-cell table:style-name="ce62" table:formula="of:=IF([.A269]=&quot;&quot;;&quot;&quot;;TEXT(DATE(YEAR([.A269]);MONTH([.A269]);DAY([.A269]));&quot;AAAA&quot;))">
            <text:p/>
          </table:table-cell>
          <table:table-cell table:style-name="ce62" table:formula="of:=IF([.D269]=&quot;&quot;;&quot;&quot;;TEXT(DATE(YEAR([.D269]);MONTH([.D269]);DAY([.D269]));&quot;AAAA&quot;))">
            <text:p/>
          </table:table-cell>
          <table:table-cell table:style-name="ce62" table:formula="of:=IF([.G269]=&quot;&quot;;&quot;&quot;;TEXT(DATE(YEAR([.G269]);MONTH([.G269]);DAY([.G269]));&quot;AAAA&quot;))">
            <text:p/>
          </table:table-cell>
          <table:table-cell table:style-name="ce62" table:formula="of:=IF([.A269]=&quot;&quot;;&quot;&quot;;TEXT(DATE(YEAR([.A269]);MONTH([.A269]);DAY([.A269]));&quot;MMM&quot;))">
            <text:p/>
          </table:table-cell>
          <table:table-cell table:style-name="ce62" table:formula="of:=IF([.D269]=&quot;&quot;;&quot;&quot;;TEXT(DATE(YEAR([.D269]);MONTH([.D269]);DAY([.D269]));&quot;MMM&quot;))">
            <text:p/>
          </table:table-cell>
          <table:table-cell table:style-name="ce62" table:formula="of:=IF([.G269]=&quot;&quot;;&quot;&quot;;TEXT(DATE(YEAR([.G269]);MONTH([.G269]);DAY([.G269]));&quot;MMM&quot;))">
            <text:p/>
          </table:table-cell>
          <table:table-cell table:style-name="ce70" table:formula="of:=IF([.D269]=&quot;&quot;;&quot;&quot;;TEXT(DATE(YEAR([.D269]);MONTH([.D269]);DAY([.D26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0]=&quot;&quot;;&quot;&quot;;VLOOKUP([.K270];[Contas.$A$1:.$C$54];2;0))">
            <text:p><text:s text:c="2"/></text:p>
          </table:table-cell>
          <table:table-cell table:style-name="ce15" table:formula="of:=IF([.K270]=&quot;&quot;;&quot;&quot;;VLOOKUP([.K270];[Contas.$A$1:.$C$54];3;0))">
            <text:p><text:s text:c="2"/></text:p>
          </table:table-cell>
          <table:table-cell table:style-name="ce16" table:formula="of:=IF([.G270]&lt;&gt;&quot;&quot;;&quot;Pago&quot;;IF(AND([.G270]=&quot;&quot;;[.E270]&lt;&gt;&quot;&quot;;[.F270]&lt;&gt;&quot;&quot;;TODAY()&gt;=[.D270]);&quot;Vencido&quot;;IF(AND([.E270]=&quot;&quot;;[.F270]=&quot;&quot;;[.G270]=&quot;&quot;;[.H270]=&quot;&quot;);&quot;&quot;;&quot;A Vencer&quot;)))">
            <text:p><text:s text:c="2"/></text:p>
          </table:table-cell>
          <table:table-cell table:style-name="ce41" table:formula="of:=IF([.H270]=&quot;&quot;;&quot;&quot;;[.H270]-[.C270])">
            <text:p/>
          </table:table-cell>
          <table:table-cell table:style-name="ce62" table:formula="of:=IF([.A270]=&quot;&quot;;&quot;&quot;;TEXT(DATE(YEAR([.A270]);MONTH([.A270]);DAY([.A270]));&quot;AAAA&quot;))">
            <text:p/>
          </table:table-cell>
          <table:table-cell table:style-name="ce62" table:formula="of:=IF([.D270]=&quot;&quot;;&quot;&quot;;TEXT(DATE(YEAR([.D270]);MONTH([.D270]);DAY([.D270]));&quot;AAAA&quot;))">
            <text:p/>
          </table:table-cell>
          <table:table-cell table:style-name="ce62" table:formula="of:=IF([.G270]=&quot;&quot;;&quot;&quot;;TEXT(DATE(YEAR([.G270]);MONTH([.G270]);DAY([.G270]));&quot;AAAA&quot;))">
            <text:p/>
          </table:table-cell>
          <table:table-cell table:style-name="ce62" table:formula="of:=IF([.A270]=&quot;&quot;;&quot;&quot;;TEXT(DATE(YEAR([.A270]);MONTH([.A270]);DAY([.A270]));&quot;MMM&quot;))">
            <text:p/>
          </table:table-cell>
          <table:table-cell table:style-name="ce62" table:formula="of:=IF([.D270]=&quot;&quot;;&quot;&quot;;TEXT(DATE(YEAR([.D270]);MONTH([.D270]);DAY([.D270]));&quot;MMM&quot;))">
            <text:p/>
          </table:table-cell>
          <table:table-cell table:style-name="ce62" table:formula="of:=IF([.G270]=&quot;&quot;;&quot;&quot;;TEXT(DATE(YEAR([.G270]);MONTH([.G270]);DAY([.G270]));&quot;MMM&quot;))">
            <text:p/>
          </table:table-cell>
          <table:table-cell table:style-name="ce70" table:formula="of:=IF([.D270]=&quot;&quot;;&quot;&quot;;TEXT(DATE(YEAR([.D270]);MONTH([.D270]);DAY([.D27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1]=&quot;&quot;;&quot;&quot;;VLOOKUP([.K271];[Contas.$A$1:.$C$54];2;0))">
            <text:p><text:s text:c="2"/></text:p>
          </table:table-cell>
          <table:table-cell table:style-name="ce15" table:formula="of:=IF([.K271]=&quot;&quot;;&quot;&quot;;VLOOKUP([.K271];[Contas.$A$1:.$C$54];3;0))">
            <text:p><text:s text:c="2"/></text:p>
          </table:table-cell>
          <table:table-cell table:style-name="ce16" table:formula="of:=IF([.G271]&lt;&gt;&quot;&quot;;&quot;Pago&quot;;IF(AND([.G271]=&quot;&quot;;[.E271]&lt;&gt;&quot;&quot;;[.F271]&lt;&gt;&quot;&quot;;TODAY()&gt;=[.D271]);&quot;Vencido&quot;;IF(AND([.E271]=&quot;&quot;;[.F271]=&quot;&quot;;[.G271]=&quot;&quot;;[.H271]=&quot;&quot;);&quot;&quot;;&quot;A Vencer&quot;)))">
            <text:p><text:s text:c="2"/></text:p>
          </table:table-cell>
          <table:table-cell table:style-name="ce41" table:formula="of:=IF([.H271]=&quot;&quot;;&quot;&quot;;[.H271]-[.C271])">
            <text:p/>
          </table:table-cell>
          <table:table-cell table:style-name="ce62" table:formula="of:=IF([.A271]=&quot;&quot;;&quot;&quot;;TEXT(DATE(YEAR([.A271]);MONTH([.A271]);DAY([.A271]));&quot;AAAA&quot;))">
            <text:p/>
          </table:table-cell>
          <table:table-cell table:style-name="ce62" table:formula="of:=IF([.D271]=&quot;&quot;;&quot;&quot;;TEXT(DATE(YEAR([.D271]);MONTH([.D271]);DAY([.D271]));&quot;AAAA&quot;))">
            <text:p/>
          </table:table-cell>
          <table:table-cell table:style-name="ce62" table:formula="of:=IF([.G271]=&quot;&quot;;&quot;&quot;;TEXT(DATE(YEAR([.G271]);MONTH([.G271]);DAY([.G271]));&quot;AAAA&quot;))">
            <text:p/>
          </table:table-cell>
          <table:table-cell table:style-name="ce62" table:formula="of:=IF([.A271]=&quot;&quot;;&quot;&quot;;TEXT(DATE(YEAR([.A271]);MONTH([.A271]);DAY([.A271]));&quot;MMM&quot;))">
            <text:p/>
          </table:table-cell>
          <table:table-cell table:style-name="ce62" table:formula="of:=IF([.D271]=&quot;&quot;;&quot;&quot;;TEXT(DATE(YEAR([.D271]);MONTH([.D271]);DAY([.D271]));&quot;MMM&quot;))">
            <text:p/>
          </table:table-cell>
          <table:table-cell table:style-name="ce62" table:formula="of:=IF([.G271]=&quot;&quot;;&quot;&quot;;TEXT(DATE(YEAR([.G271]);MONTH([.G271]);DAY([.G271]));&quot;MMM&quot;))">
            <text:p/>
          </table:table-cell>
          <table:table-cell table:style-name="ce70" table:formula="of:=IF([.D271]=&quot;&quot;;&quot;&quot;;TEXT(DATE(YEAR([.D271]);MONTH([.D271]);DAY([.D27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ce95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2]=&quot;&quot;;&quot;&quot;;VLOOKUP([.K272];[Contas.$A$1:.$C$54];2;0))">
            <text:p><text:s text:c="2"/></text:p>
          </table:table-cell>
          <table:table-cell table:style-name="ce15" table:formula="of:=IF([.K272]=&quot;&quot;;&quot;&quot;;VLOOKUP([.K272];[Contas.$A$1:.$C$54];3;0))">
            <text:p><text:s text:c="2"/></text:p>
          </table:table-cell>
          <table:table-cell table:style-name="ce16" table:formula="of:=IF([.G272]&lt;&gt;&quot;&quot;;&quot;Pago&quot;;IF(AND([.G272]=&quot;&quot;;[.E272]&lt;&gt;&quot;&quot;;[.F272]&lt;&gt;&quot;&quot;;TODAY()&gt;=[.D272]);&quot;Vencido&quot;;IF(AND([.E272]=&quot;&quot;;[.F272]=&quot;&quot;;[.G272]=&quot;&quot;;[.H272]=&quot;&quot;);&quot;&quot;;&quot;A Vencer&quot;)))">
            <text:p><text:s text:c="2"/></text:p>
          </table:table-cell>
          <table:table-cell table:style-name="ce41" table:formula="of:=IF([.H272]=&quot;&quot;;&quot;&quot;;[.H272]-[.C272])">
            <text:p/>
          </table:table-cell>
          <table:table-cell table:style-name="ce62" table:formula="of:=IF([.A272]=&quot;&quot;;&quot;&quot;;TEXT(DATE(YEAR([.A272]);MONTH([.A272]);DAY([.A272]));&quot;AAAA&quot;))">
            <text:p/>
          </table:table-cell>
          <table:table-cell table:style-name="ce62" table:formula="of:=IF([.D272]=&quot;&quot;;&quot;&quot;;TEXT(DATE(YEAR([.D272]);MONTH([.D272]);DAY([.D272]));&quot;AAAA&quot;))">
            <text:p/>
          </table:table-cell>
          <table:table-cell table:style-name="ce62" table:formula="of:=IF([.G272]=&quot;&quot;;&quot;&quot;;TEXT(DATE(YEAR([.G272]);MONTH([.G272]);DAY([.G272]));&quot;AAAA&quot;))">
            <text:p/>
          </table:table-cell>
          <table:table-cell table:style-name="ce62" table:formula="of:=IF([.A272]=&quot;&quot;;&quot;&quot;;TEXT(DATE(YEAR([.A272]);MONTH([.A272]);DAY([.A272]));&quot;MMM&quot;))">
            <text:p/>
          </table:table-cell>
          <table:table-cell table:style-name="ce62" table:formula="of:=IF([.D272]=&quot;&quot;;&quot;&quot;;TEXT(DATE(YEAR([.D272]);MONTH([.D272]);DAY([.D272]));&quot;MMM&quot;))">
            <text:p/>
          </table:table-cell>
          <table:table-cell table:style-name="ce62" table:formula="of:=IF([.G272]=&quot;&quot;;&quot;&quot;;TEXT(DATE(YEAR([.G272]);MONTH([.G272]);DAY([.G272]));&quot;MMM&quot;))">
            <text:p/>
          </table:table-cell>
          <table:table-cell table:style-name="ce70" table:formula="of:=IF([.D272]=&quot;&quot;;&quot;&quot;;TEXT(DATE(YEAR([.D272]);MONTH([.D272]);DAY([.D27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ce95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3]=&quot;&quot;;&quot;&quot;;VLOOKUP([.K273];[Contas.$A$1:.$C$54];2;0))">
            <text:p><text:s text:c="2"/></text:p>
          </table:table-cell>
          <table:table-cell table:style-name="ce15" table:formula="of:=IF([.K273]=&quot;&quot;;&quot;&quot;;VLOOKUP([.K273];[Contas.$A$1:.$C$54];3;0))">
            <text:p><text:s text:c="2"/></text:p>
          </table:table-cell>
          <table:table-cell table:style-name="ce16" table:formula="of:=IF([.G273]&lt;&gt;&quot;&quot;;&quot;Pago&quot;;IF(AND([.G273]=&quot;&quot;;[.E273]&lt;&gt;&quot;&quot;;[.F273]&lt;&gt;&quot;&quot;;TODAY()&gt;=[.D273]);&quot;Vencido&quot;;IF(AND([.E273]=&quot;&quot;;[.F273]=&quot;&quot;;[.G273]=&quot;&quot;;[.H273]=&quot;&quot;);&quot;&quot;;&quot;A Vencer&quot;)))">
            <text:p><text:s text:c="2"/></text:p>
          </table:table-cell>
          <table:table-cell table:style-name="ce41" table:formula="of:=IF([.H273]=&quot;&quot;;&quot;&quot;;[.H273]-[.C273])">
            <text:p/>
          </table:table-cell>
          <table:table-cell table:style-name="ce62" table:formula="of:=IF([.A273]=&quot;&quot;;&quot;&quot;;TEXT(DATE(YEAR([.A273]);MONTH([.A273]);DAY([.A273]));&quot;AAAA&quot;))">
            <text:p/>
          </table:table-cell>
          <table:table-cell table:style-name="ce62" table:formula="of:=IF([.D273]=&quot;&quot;;&quot;&quot;;TEXT(DATE(YEAR([.D273]);MONTH([.D273]);DAY([.D273]));&quot;AAAA&quot;))">
            <text:p/>
          </table:table-cell>
          <table:table-cell table:style-name="ce62" table:formula="of:=IF([.G273]=&quot;&quot;;&quot;&quot;;TEXT(DATE(YEAR([.G273]);MONTH([.G273]);DAY([.G273]));&quot;AAAA&quot;))">
            <text:p/>
          </table:table-cell>
          <table:table-cell table:style-name="ce62" table:formula="of:=IF([.A273]=&quot;&quot;;&quot;&quot;;TEXT(DATE(YEAR([.A273]);MONTH([.A273]);DAY([.A273]));&quot;MMM&quot;))">
            <text:p/>
          </table:table-cell>
          <table:table-cell table:style-name="ce62" table:formula="of:=IF([.D273]=&quot;&quot;;&quot;&quot;;TEXT(DATE(YEAR([.D273]);MONTH([.D273]);DAY([.D273]));&quot;MMM&quot;))">
            <text:p/>
          </table:table-cell>
          <table:table-cell table:style-name="ce62" table:formula="of:=IF([.G273]=&quot;&quot;;&quot;&quot;;TEXT(DATE(YEAR([.G273]);MONTH([.G273]);DAY([.G273]));&quot;MMM&quot;))">
            <text:p/>
          </table:table-cell>
          <table:table-cell table:style-name="ce70" table:formula="of:=IF([.D273]=&quot;&quot;;&quot;&quot;;TEXT(DATE(YEAR([.D273]);MONTH([.D273]);DAY([.D27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ce95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4]=&quot;&quot;;&quot;&quot;;VLOOKUP([.K274];[Contas.$A$1:.$C$54];2;0))">
            <text:p><text:s text:c="2"/></text:p>
          </table:table-cell>
          <table:table-cell table:style-name="ce15" table:formula="of:=IF([.K274]=&quot;&quot;;&quot;&quot;;VLOOKUP([.K274];[Contas.$A$1:.$C$54];3;0))">
            <text:p><text:s text:c="2"/></text:p>
          </table:table-cell>
          <table:table-cell table:style-name="ce16" table:formula="of:=IF([.G274]&lt;&gt;&quot;&quot;;&quot;Pago&quot;;IF(AND([.G274]=&quot;&quot;;[.E274]&lt;&gt;&quot;&quot;;[.F274]&lt;&gt;&quot;&quot;;TODAY()&gt;=[.D274]);&quot;Vencido&quot;;IF(AND([.E274]=&quot;&quot;;[.F274]=&quot;&quot;;[.G274]=&quot;&quot;;[.H274]=&quot;&quot;);&quot;&quot;;&quot;A Vencer&quot;)))">
            <text:p><text:s text:c="2"/></text:p>
          </table:table-cell>
          <table:table-cell table:style-name="ce41" table:formula="of:=IF([.H274]=&quot;&quot;;&quot;&quot;;[.H274]-[.C274])">
            <text:p/>
          </table:table-cell>
          <table:table-cell table:style-name="ce62" table:formula="of:=IF([.A274]=&quot;&quot;;&quot;&quot;;TEXT(DATE(YEAR([.A274]);MONTH([.A274]);DAY([.A274]));&quot;AAAA&quot;))">
            <text:p/>
          </table:table-cell>
          <table:table-cell table:style-name="ce62" table:formula="of:=IF([.D274]=&quot;&quot;;&quot;&quot;;TEXT(DATE(YEAR([.D274]);MONTH([.D274]);DAY([.D274]));&quot;AAAA&quot;))">
            <text:p/>
          </table:table-cell>
          <table:table-cell table:style-name="ce62" table:formula="of:=IF([.G274]=&quot;&quot;;&quot;&quot;;TEXT(DATE(YEAR([.G274]);MONTH([.G274]);DAY([.G274]));&quot;AAAA&quot;))">
            <text:p/>
          </table:table-cell>
          <table:table-cell table:style-name="ce62" table:formula="of:=IF([.A274]=&quot;&quot;;&quot;&quot;;TEXT(DATE(YEAR([.A274]);MONTH([.A274]);DAY([.A274]));&quot;MMM&quot;))">
            <text:p/>
          </table:table-cell>
          <table:table-cell table:style-name="ce62" table:formula="of:=IF([.D274]=&quot;&quot;;&quot;&quot;;TEXT(DATE(YEAR([.D274]);MONTH([.D274]);DAY([.D274]));&quot;MMM&quot;))">
            <text:p/>
          </table:table-cell>
          <table:table-cell table:style-name="ce62" table:formula="of:=IF([.G274]=&quot;&quot;;&quot;&quot;;TEXT(DATE(YEAR([.G274]);MONTH([.G274]);DAY([.G274]));&quot;MMM&quot;))">
            <text:p/>
          </table:table-cell>
          <table:table-cell table:style-name="ce70" table:formula="of:=IF([.D274]=&quot;&quot;;&quot;&quot;;TEXT(DATE(YEAR([.D274]);MONTH([.D274]);DAY([.D27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style-name="ce95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5]=&quot;&quot;;&quot;&quot;;VLOOKUP([.K275];[Contas.$A$1:.$C$54];2;0))">
            <text:p><text:s text:c="2"/></text:p>
          </table:table-cell>
          <table:table-cell table:style-name="ce15" table:formula="of:=IF([.K275]=&quot;&quot;;&quot;&quot;;VLOOKUP([.K275];[Contas.$A$1:.$C$54];3;0))">
            <text:p><text:s text:c="2"/></text:p>
          </table:table-cell>
          <table:table-cell table:style-name="ce16" table:formula="of:=IF([.G275]&lt;&gt;&quot;&quot;;&quot;Pago&quot;;IF(AND([.G275]=&quot;&quot;;[.E275]&lt;&gt;&quot;&quot;;[.F275]&lt;&gt;&quot;&quot;;TODAY()&gt;=[.D275]);&quot;Vencido&quot;;IF(AND([.E275]=&quot;&quot;;[.F275]=&quot;&quot;;[.G275]=&quot;&quot;;[.H275]=&quot;&quot;);&quot;&quot;;&quot;A Vencer&quot;)))">
            <text:p><text:s text:c="2"/></text:p>
          </table:table-cell>
          <table:table-cell table:style-name="ce41" table:formula="of:=IF([.H275]=&quot;&quot;;&quot;&quot;;[.H275]-[.C275])">
            <text:p/>
          </table:table-cell>
          <table:table-cell table:style-name="ce62" table:formula="of:=IF([.A275]=&quot;&quot;;&quot;&quot;;TEXT(DATE(YEAR([.A275]);MONTH([.A275]);DAY([.A275]));&quot;AAAA&quot;))">
            <text:p/>
          </table:table-cell>
          <table:table-cell table:style-name="ce62" table:formula="of:=IF([.D275]=&quot;&quot;;&quot;&quot;;TEXT(DATE(YEAR([.D275]);MONTH([.D275]);DAY([.D275]));&quot;AAAA&quot;))">
            <text:p/>
          </table:table-cell>
          <table:table-cell table:style-name="ce62" table:formula="of:=IF([.G275]=&quot;&quot;;&quot;&quot;;TEXT(DATE(YEAR([.G275]);MONTH([.G275]);DAY([.G275]));&quot;AAAA&quot;))">
            <text:p/>
          </table:table-cell>
          <table:table-cell table:style-name="ce62" table:formula="of:=IF([.A275]=&quot;&quot;;&quot;&quot;;TEXT(DATE(YEAR([.A275]);MONTH([.A275]);DAY([.A275]));&quot;MMM&quot;))">
            <text:p/>
          </table:table-cell>
          <table:table-cell table:style-name="ce62" table:formula="of:=IF([.D275]=&quot;&quot;;&quot;&quot;;TEXT(DATE(YEAR([.D275]);MONTH([.D275]);DAY([.D275]));&quot;MMM&quot;))">
            <text:p/>
          </table:table-cell>
          <table:table-cell table:style-name="ce62" table:formula="of:=IF([.G275]=&quot;&quot;;&quot;&quot;;TEXT(DATE(YEAR([.G275]);MONTH([.G275]);DAY([.G275]));&quot;MMM&quot;))">
            <text:p/>
          </table:table-cell>
          <table:table-cell table:style-name="ce70" table:formula="of:=IF([.D275]=&quot;&quot;;&quot;&quot;;TEXT(DATE(YEAR([.D275]);MONTH([.D275]);DAY([.D27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6]=&quot;&quot;;&quot;&quot;;VLOOKUP([.K276];[Contas.$A$1:.$C$54];2;0))">
            <text:p><text:s text:c="2"/></text:p>
          </table:table-cell>
          <table:table-cell table:style-name="ce15" table:formula="of:=IF([.K276]=&quot;&quot;;&quot;&quot;;VLOOKUP([.K276];[Contas.$A$1:.$C$54];3;0))">
            <text:p><text:s text:c="2"/></text:p>
          </table:table-cell>
          <table:table-cell table:style-name="ce16" table:formula="of:=IF([.G276]&lt;&gt;&quot;&quot;;&quot;Pago&quot;;IF(AND([.G276]=&quot;&quot;;[.E276]&lt;&gt;&quot;&quot;;[.F276]&lt;&gt;&quot;&quot;;TODAY()&gt;=[.D276]);&quot;Vencido&quot;;IF(AND([.E276]=&quot;&quot;;[.F276]=&quot;&quot;;[.G276]=&quot;&quot;;[.H276]=&quot;&quot;);&quot;&quot;;&quot;A Vencer&quot;)))">
            <text:p><text:s text:c="2"/></text:p>
          </table:table-cell>
          <table:table-cell table:style-name="ce41" table:formula="of:=IF([.H276]=&quot;&quot;;&quot;&quot;;[.H276]-[.C276])">
            <text:p/>
          </table:table-cell>
          <table:table-cell table:style-name="ce62" table:formula="of:=IF([.A276]=&quot;&quot;;&quot;&quot;;TEXT(DATE(YEAR([.A276]);MONTH([.A276]);DAY([.A276]));&quot;AAAA&quot;))">
            <text:p/>
          </table:table-cell>
          <table:table-cell table:style-name="ce62" table:formula="of:=IF([.D276]=&quot;&quot;;&quot;&quot;;TEXT(DATE(YEAR([.D276]);MONTH([.D276]);DAY([.D276]));&quot;AAAA&quot;))">
            <text:p/>
          </table:table-cell>
          <table:table-cell table:style-name="ce62" table:formula="of:=IF([.G276]=&quot;&quot;;&quot;&quot;;TEXT(DATE(YEAR([.G276]);MONTH([.G276]);DAY([.G276]));&quot;AAAA&quot;))">
            <text:p/>
          </table:table-cell>
          <table:table-cell table:style-name="ce62" table:formula="of:=IF([.A276]=&quot;&quot;;&quot;&quot;;TEXT(DATE(YEAR([.A276]);MONTH([.A276]);DAY([.A276]));&quot;MMM&quot;))">
            <text:p/>
          </table:table-cell>
          <table:table-cell table:style-name="ce62" table:formula="of:=IF([.D276]=&quot;&quot;;&quot;&quot;;TEXT(DATE(YEAR([.D276]);MONTH([.D276]);DAY([.D276]));&quot;MMM&quot;))">
            <text:p/>
          </table:table-cell>
          <table:table-cell table:style-name="ce62" table:formula="of:=IF([.G276]=&quot;&quot;;&quot;&quot;;TEXT(DATE(YEAR([.G276]);MONTH([.G276]);DAY([.G276]));&quot;MMM&quot;))">
            <text:p/>
          </table:table-cell>
          <table:table-cell table:style-name="ce70" table:formula="of:=IF([.D276]=&quot;&quot;;&quot;&quot;;TEXT(DATE(YEAR([.D276]);MONTH([.D276]);DAY([.D27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7]=&quot;&quot;;&quot;&quot;;VLOOKUP([.K277];[Contas.$A$1:.$C$54];2;0))">
            <text:p><text:s text:c="2"/></text:p>
          </table:table-cell>
          <table:table-cell table:style-name="ce15" table:formula="of:=IF([.K277]=&quot;&quot;;&quot;&quot;;VLOOKUP([.K277];[Contas.$A$1:.$C$54];3;0))">
            <text:p><text:s text:c="2"/></text:p>
          </table:table-cell>
          <table:table-cell table:style-name="ce16" table:formula="of:=IF([.G277]&lt;&gt;&quot;&quot;;&quot;Pago&quot;;IF(AND([.G277]=&quot;&quot;;[.E277]&lt;&gt;&quot;&quot;;[.F277]&lt;&gt;&quot;&quot;;TODAY()&gt;=[.D277]);&quot;Vencido&quot;;IF(AND([.E277]=&quot;&quot;;[.F277]=&quot;&quot;;[.G277]=&quot;&quot;;[.H277]=&quot;&quot;);&quot;&quot;;&quot;A Vencer&quot;)))">
            <text:p><text:s text:c="2"/></text:p>
          </table:table-cell>
          <table:table-cell table:style-name="ce41" table:formula="of:=IF([.H277]=&quot;&quot;;&quot;&quot;;[.H277]-[.C277])">
            <text:p/>
          </table:table-cell>
          <table:table-cell table:style-name="ce62" table:formula="of:=IF([.A277]=&quot;&quot;;&quot;&quot;;TEXT(DATE(YEAR([.A277]);MONTH([.A277]);DAY([.A277]));&quot;AAAA&quot;))">
            <text:p/>
          </table:table-cell>
          <table:table-cell table:style-name="ce62" table:formula="of:=IF([.D277]=&quot;&quot;;&quot;&quot;;TEXT(DATE(YEAR([.D277]);MONTH([.D277]);DAY([.D277]));&quot;AAAA&quot;))">
            <text:p/>
          </table:table-cell>
          <table:table-cell table:style-name="ce62" table:formula="of:=IF([.G277]=&quot;&quot;;&quot;&quot;;TEXT(DATE(YEAR([.G277]);MONTH([.G277]);DAY([.G277]));&quot;AAAA&quot;))">
            <text:p/>
          </table:table-cell>
          <table:table-cell table:style-name="ce62" table:formula="of:=IF([.A277]=&quot;&quot;;&quot;&quot;;TEXT(DATE(YEAR([.A277]);MONTH([.A277]);DAY([.A277]));&quot;MMM&quot;))">
            <text:p/>
          </table:table-cell>
          <table:table-cell table:style-name="ce62" table:formula="of:=IF([.D277]=&quot;&quot;;&quot;&quot;;TEXT(DATE(YEAR([.D277]);MONTH([.D277]);DAY([.D277]));&quot;MMM&quot;))">
            <text:p/>
          </table:table-cell>
          <table:table-cell table:style-name="ce62" table:formula="of:=IF([.G277]=&quot;&quot;;&quot;&quot;;TEXT(DATE(YEAR([.G277]);MONTH([.G277]);DAY([.G277]));&quot;MMM&quot;))">
            <text:p/>
          </table:table-cell>
          <table:table-cell table:style-name="ce70" table:formula="of:=IF([.D277]=&quot;&quot;;&quot;&quot;;TEXT(DATE(YEAR([.D277]);MONTH([.D277]);DAY([.D277]));&quot;MMM/AA&quot;))">
            <text:p/>
          </table:table-cell>
          <table:table-cell table:number-columns-repeated="1002"/>
        </table:table-row>
        <table:table-row table:style-name="ro2">
          <table:table-cell table:style-name="ce8"/>
          <table:table-cell table:style-name="ce26"/>
          <table:table-cell table:style-name="ce34"/>
          <table:table-cell table:style-name="ce9"/>
          <table:table-cell table:style-name="ce46" table:number-columns-repeated="2"/>
          <table:table-cell table:style-name="ce8"/>
          <table:table-cell table:style-name="ce3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8]=&quot;&quot;;&quot;&quot;;VLOOKUP([.K278];[Contas.$A$1:.$C$54];2;0))">
            <text:p><text:s text:c="2"/></text:p>
          </table:table-cell>
          <table:table-cell table:style-name="ce15" table:formula="of:=IF([.K278]=&quot;&quot;;&quot;&quot;;VLOOKUP([.K278];[Contas.$A$1:.$C$54];3;0))">
            <text:p><text:s text:c="2"/></text:p>
          </table:table-cell>
          <table:table-cell table:style-name="ce16" table:formula="of:=IF([.G278]&lt;&gt;&quot;&quot;;&quot;Pago&quot;;IF(AND([.G278]=&quot;&quot;;[.E278]&lt;&gt;&quot;&quot;;[.F278]&lt;&gt;&quot;&quot;;TODAY()&gt;=[.D278]);&quot;Vencido&quot;;IF(AND([.E278]=&quot;&quot;;[.F278]=&quot;&quot;;[.G278]=&quot;&quot;;[.H278]=&quot;&quot;);&quot;&quot;;&quot;A Vencer&quot;)))">
            <text:p><text:s text:c="2"/></text:p>
          </table:table-cell>
          <table:table-cell table:style-name="ce41" table:formula="of:=IF([.H278]=&quot;&quot;;&quot;&quot;;[.H278]-[.C278])">
            <text:p/>
          </table:table-cell>
          <table:table-cell table:style-name="ce62" table:formula="of:=IF([.A278]=&quot;&quot;;&quot;&quot;;TEXT(DATE(YEAR([.A278]);MONTH([.A278]);DAY([.A278]));&quot;AAAA&quot;))">
            <text:p/>
          </table:table-cell>
          <table:table-cell table:style-name="ce62" table:formula="of:=IF([.D278]=&quot;&quot;;&quot;&quot;;TEXT(DATE(YEAR([.D278]);MONTH([.D278]);DAY([.D278]));&quot;AAAA&quot;))">
            <text:p/>
          </table:table-cell>
          <table:table-cell table:style-name="ce62" table:formula="of:=IF([.G278]=&quot;&quot;;&quot;&quot;;TEXT(DATE(YEAR([.G278]);MONTH([.G278]);DAY([.G278]));&quot;AAAA&quot;))">
            <text:p/>
          </table:table-cell>
          <table:table-cell table:style-name="ce62" table:formula="of:=IF([.A278]=&quot;&quot;;&quot;&quot;;TEXT(DATE(YEAR([.A278]);MONTH([.A278]);DAY([.A278]));&quot;MMM&quot;))">
            <text:p/>
          </table:table-cell>
          <table:table-cell table:style-name="ce62" table:formula="of:=IF([.D278]=&quot;&quot;;&quot;&quot;;TEXT(DATE(YEAR([.D278]);MONTH([.D278]);DAY([.D278]));&quot;MMM&quot;))">
            <text:p/>
          </table:table-cell>
          <table:table-cell table:style-name="ce62" table:formula="of:=IF([.G278]=&quot;&quot;;&quot;&quot;;TEXT(DATE(YEAR([.G278]);MONTH([.G278]);DAY([.G278]));&quot;MMM&quot;))">
            <text:p/>
          </table:table-cell>
          <table:table-cell table:style-name="ce70" table:formula="of:=IF([.D278]=&quot;&quot;;&quot;&quot;;TEXT(DATE(YEAR([.D278]);MONTH([.D278]);DAY([.D27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79]=&quot;&quot;;&quot;&quot;;VLOOKUP([.K279];[Contas.$A$1:.$C$54];2;0))">
            <text:p><text:s text:c="2"/></text:p>
          </table:table-cell>
          <table:table-cell table:style-name="ce15" table:formula="of:=IF([.K279]=&quot;&quot;;&quot;&quot;;VLOOKUP([.K279];[Contas.$A$1:.$C$54];3;0))">
            <text:p><text:s text:c="2"/></text:p>
          </table:table-cell>
          <table:table-cell table:style-name="ce16" table:formula="of:=IF([.G279]&lt;&gt;&quot;&quot;;&quot;Pago&quot;;IF(AND([.G279]=&quot;&quot;;[.E279]&lt;&gt;&quot;&quot;;[.F279]&lt;&gt;&quot;&quot;;TODAY()&gt;=[.D279]);&quot;Vencido&quot;;IF(AND([.E279]=&quot;&quot;;[.F279]=&quot;&quot;;[.G279]=&quot;&quot;;[.H279]=&quot;&quot;);&quot;&quot;;&quot;A Vencer&quot;)))">
            <text:p><text:s text:c="2"/></text:p>
          </table:table-cell>
          <table:table-cell table:style-name="ce41" table:formula="of:=IF([.H279]=&quot;&quot;;&quot;&quot;;[.H279]-[.C279])">
            <text:p/>
          </table:table-cell>
          <table:table-cell table:style-name="ce62" table:formula="of:=IF([.A279]=&quot;&quot;;&quot;&quot;;TEXT(DATE(YEAR([.A279]);MONTH([.A279]);DAY([.A279]));&quot;AAAA&quot;))">
            <text:p/>
          </table:table-cell>
          <table:table-cell table:style-name="ce62" table:formula="of:=IF([.D279]=&quot;&quot;;&quot;&quot;;TEXT(DATE(YEAR([.D279]);MONTH([.D279]);DAY([.D279]));&quot;AAAA&quot;))">
            <text:p/>
          </table:table-cell>
          <table:table-cell table:style-name="ce62" table:formula="of:=IF([.G279]=&quot;&quot;;&quot;&quot;;TEXT(DATE(YEAR([.G279]);MONTH([.G279]);DAY([.G279]));&quot;AAAA&quot;))">
            <text:p/>
          </table:table-cell>
          <table:table-cell table:style-name="ce62" table:formula="of:=IF([.A279]=&quot;&quot;;&quot;&quot;;TEXT(DATE(YEAR([.A279]);MONTH([.A279]);DAY([.A279]));&quot;MMM&quot;))">
            <text:p/>
          </table:table-cell>
          <table:table-cell table:style-name="ce62" table:formula="of:=IF([.D279]=&quot;&quot;;&quot;&quot;;TEXT(DATE(YEAR([.D279]);MONTH([.D279]);DAY([.D279]));&quot;MMM&quot;))">
            <text:p/>
          </table:table-cell>
          <table:table-cell table:style-name="ce62" table:formula="of:=IF([.G279]=&quot;&quot;;&quot;&quot;;TEXT(DATE(YEAR([.G279]);MONTH([.G279]);DAY([.G279]));&quot;MMM&quot;))">
            <text:p/>
          </table:table-cell>
          <table:table-cell table:style-name="ce70" table:formula="of:=IF([.D279]=&quot;&quot;;&quot;&quot;;TEXT(DATE(YEAR([.D279]);MONTH([.D279]);DAY([.D27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0]=&quot;&quot;;&quot;&quot;;VLOOKUP([.K280];[Contas.$A$1:.$C$54];2;0))">
            <text:p><text:s text:c="2"/></text:p>
          </table:table-cell>
          <table:table-cell table:style-name="ce15" table:formula="of:=IF([.K280]=&quot;&quot;;&quot;&quot;;VLOOKUP([.K280];[Contas.$A$1:.$C$54];3;0))">
            <text:p><text:s text:c="2"/></text:p>
          </table:table-cell>
          <table:table-cell table:style-name="ce16" table:formula="of:=IF([.G280]&lt;&gt;&quot;&quot;;&quot;Pago&quot;;IF(AND([.G280]=&quot;&quot;;[.E280]&lt;&gt;&quot;&quot;;[.F280]&lt;&gt;&quot;&quot;;TODAY()&gt;=[.D280]);&quot;Vencido&quot;;IF(AND([.E280]=&quot;&quot;;[.F280]=&quot;&quot;;[.G280]=&quot;&quot;;[.H280]=&quot;&quot;);&quot;&quot;;&quot;A Vencer&quot;)))">
            <text:p><text:s text:c="2"/></text:p>
          </table:table-cell>
          <table:table-cell table:style-name="ce41" table:formula="of:=IF([.H280]=&quot;&quot;;&quot;&quot;;[.H280]-[.C280])">
            <text:p/>
          </table:table-cell>
          <table:table-cell table:style-name="ce62" table:formula="of:=IF([.A280]=&quot;&quot;;&quot;&quot;;TEXT(DATE(YEAR([.A280]);MONTH([.A280]);DAY([.A280]));&quot;AAAA&quot;))">
            <text:p/>
          </table:table-cell>
          <table:table-cell table:style-name="ce62" table:formula="of:=IF([.D280]=&quot;&quot;;&quot;&quot;;TEXT(DATE(YEAR([.D280]);MONTH([.D280]);DAY([.D280]));&quot;AAAA&quot;))">
            <text:p/>
          </table:table-cell>
          <table:table-cell table:style-name="ce62" table:formula="of:=IF([.G280]=&quot;&quot;;&quot;&quot;;TEXT(DATE(YEAR([.G280]);MONTH([.G280]);DAY([.G280]));&quot;AAAA&quot;))">
            <text:p/>
          </table:table-cell>
          <table:table-cell table:style-name="ce62" table:formula="of:=IF([.A280]=&quot;&quot;;&quot;&quot;;TEXT(DATE(YEAR([.A280]);MONTH([.A280]);DAY([.A280]));&quot;MMM&quot;))">
            <text:p/>
          </table:table-cell>
          <table:table-cell table:style-name="ce62" table:formula="of:=IF([.D280]=&quot;&quot;;&quot;&quot;;TEXT(DATE(YEAR([.D280]);MONTH([.D280]);DAY([.D280]));&quot;MMM&quot;))">
            <text:p/>
          </table:table-cell>
          <table:table-cell table:style-name="ce62" table:formula="of:=IF([.G280]=&quot;&quot;;&quot;&quot;;TEXT(DATE(YEAR([.G280]);MONTH([.G280]);DAY([.G280]));&quot;MMM&quot;))">
            <text:p/>
          </table:table-cell>
          <table:table-cell table:style-name="ce70" table:formula="of:=IF([.D280]=&quot;&quot;;&quot;&quot;;TEXT(DATE(YEAR([.D280]);MONTH([.D280]);DAY([.D28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1]=&quot;&quot;;&quot;&quot;;VLOOKUP([.K281];[Contas.$A$1:.$C$54];2;0))">
            <text:p><text:s text:c="2"/></text:p>
          </table:table-cell>
          <table:table-cell table:style-name="ce15" table:formula="of:=IF([.K281]=&quot;&quot;;&quot;&quot;;VLOOKUP([.K281];[Contas.$A$1:.$C$54];3;0))">
            <text:p><text:s text:c="2"/></text:p>
          </table:table-cell>
          <table:table-cell table:style-name="ce16" table:formula="of:=IF([.G281]&lt;&gt;&quot;&quot;;&quot;Pago&quot;;IF(AND([.G281]=&quot;&quot;;[.E281]&lt;&gt;&quot;&quot;;[.F281]&lt;&gt;&quot;&quot;;TODAY()&gt;=[.D281]);&quot;Vencido&quot;;IF(AND([.E281]=&quot;&quot;;[.F281]=&quot;&quot;;[.G281]=&quot;&quot;;[.H281]=&quot;&quot;);&quot;&quot;;&quot;A Vencer&quot;)))">
            <text:p><text:s text:c="2"/></text:p>
          </table:table-cell>
          <table:table-cell table:style-name="ce41" table:formula="of:=IF([.H281]=&quot;&quot;;&quot;&quot;;[.H281]-[.C281])">
            <text:p/>
          </table:table-cell>
          <table:table-cell table:style-name="ce62" table:formula="of:=IF([.A281]=&quot;&quot;;&quot;&quot;;TEXT(DATE(YEAR([.A281]);MONTH([.A281]);DAY([.A281]));&quot;AAAA&quot;))">
            <text:p/>
          </table:table-cell>
          <table:table-cell table:style-name="ce62" table:formula="of:=IF([.D281]=&quot;&quot;;&quot;&quot;;TEXT(DATE(YEAR([.D281]);MONTH([.D281]);DAY([.D281]));&quot;AAAA&quot;))">
            <text:p/>
          </table:table-cell>
          <table:table-cell table:style-name="ce62" table:formula="of:=IF([.G281]=&quot;&quot;;&quot;&quot;;TEXT(DATE(YEAR([.G281]);MONTH([.G281]);DAY([.G281]));&quot;AAAA&quot;))">
            <text:p/>
          </table:table-cell>
          <table:table-cell table:style-name="ce62" table:formula="of:=IF([.A281]=&quot;&quot;;&quot;&quot;;TEXT(DATE(YEAR([.A281]);MONTH([.A281]);DAY([.A281]));&quot;MMM&quot;))">
            <text:p/>
          </table:table-cell>
          <table:table-cell table:style-name="ce62" table:formula="of:=IF([.D281]=&quot;&quot;;&quot;&quot;;TEXT(DATE(YEAR([.D281]);MONTH([.D281]);DAY([.D281]));&quot;MMM&quot;))">
            <text:p/>
          </table:table-cell>
          <table:table-cell table:style-name="ce62" table:formula="of:=IF([.G281]=&quot;&quot;;&quot;&quot;;TEXT(DATE(YEAR([.G281]);MONTH([.G281]);DAY([.G281]));&quot;MMM&quot;))">
            <text:p/>
          </table:table-cell>
          <table:table-cell table:style-name="ce70" table:formula="of:=IF([.D281]=&quot;&quot;;&quot;&quot;;TEXT(DATE(YEAR([.D281]);MONTH([.D281]);DAY([.D28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95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2]=&quot;&quot;;&quot;&quot;;VLOOKUP([.K282];[Contas.$A$1:.$C$54];2;0))">
            <text:p><text:s text:c="2"/></text:p>
          </table:table-cell>
          <table:table-cell table:style-name="ce15" table:formula="of:=IF([.K282]=&quot;&quot;;&quot;&quot;;VLOOKUP([.K282];[Contas.$A$1:.$C$54];3;0))">
            <text:p><text:s text:c="2"/></text:p>
          </table:table-cell>
          <table:table-cell table:style-name="ce16" table:formula="of:=IF([.G282]&lt;&gt;&quot;&quot;;&quot;Pago&quot;;IF(AND([.G282]=&quot;&quot;;[.E282]&lt;&gt;&quot;&quot;;[.F282]&lt;&gt;&quot;&quot;;TODAY()&gt;=[.D282]);&quot;Vencido&quot;;IF(AND([.E282]=&quot;&quot;;[.F282]=&quot;&quot;;[.G282]=&quot;&quot;;[.H282]=&quot;&quot;);&quot;&quot;;&quot;A Vencer&quot;)))">
            <text:p><text:s text:c="2"/></text:p>
          </table:table-cell>
          <table:table-cell table:style-name="ce41" table:formula="of:=IF([.H282]=&quot;&quot;;&quot;&quot;;[.H282]-[.C282])">
            <text:p/>
          </table:table-cell>
          <table:table-cell table:style-name="ce62" table:formula="of:=IF([.A282]=&quot;&quot;;&quot;&quot;;TEXT(DATE(YEAR([.A282]);MONTH([.A282]);DAY([.A282]));&quot;AAAA&quot;))">
            <text:p/>
          </table:table-cell>
          <table:table-cell table:style-name="ce62" table:formula="of:=IF([.D282]=&quot;&quot;;&quot;&quot;;TEXT(DATE(YEAR([.D282]);MONTH([.D282]);DAY([.D282]));&quot;AAAA&quot;))">
            <text:p/>
          </table:table-cell>
          <table:table-cell table:style-name="ce62" table:formula="of:=IF([.G282]=&quot;&quot;;&quot;&quot;;TEXT(DATE(YEAR([.G282]);MONTH([.G282]);DAY([.G282]));&quot;AAAA&quot;))">
            <text:p/>
          </table:table-cell>
          <table:table-cell table:style-name="ce62" table:formula="of:=IF([.A282]=&quot;&quot;;&quot;&quot;;TEXT(DATE(YEAR([.A282]);MONTH([.A282]);DAY([.A282]));&quot;MMM&quot;))">
            <text:p/>
          </table:table-cell>
          <table:table-cell table:style-name="ce62" table:formula="of:=IF([.D282]=&quot;&quot;;&quot;&quot;;TEXT(DATE(YEAR([.D282]);MONTH([.D282]);DAY([.D282]));&quot;MMM&quot;))">
            <text:p/>
          </table:table-cell>
          <table:table-cell table:style-name="ce62" table:formula="of:=IF([.G282]=&quot;&quot;;&quot;&quot;;TEXT(DATE(YEAR([.G282]);MONTH([.G282]);DAY([.G282]));&quot;MMM&quot;))">
            <text:p/>
          </table:table-cell>
          <table:table-cell table:style-name="ce70" table:formula="of:=IF([.D282]=&quot;&quot;;&quot;&quot;;TEXT(DATE(YEAR([.D282]);MONTH([.D282]);DAY([.D282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3]=&quot;&quot;;&quot;&quot;;VLOOKUP([.K283];[Contas.$A$1:.$C$54];2;0))">
            <text:p><text:s text:c="2"/></text:p>
          </table:table-cell>
          <table:table-cell table:style-name="ce15" table:formula="of:=IF([.K283]=&quot;&quot;;&quot;&quot;;VLOOKUP([.K283];[Contas.$A$1:.$C$54];3;0))">
            <text:p><text:s text:c="2"/></text:p>
          </table:table-cell>
          <table:table-cell table:style-name="ce16" table:formula="of:=IF([.G283]&lt;&gt;&quot;&quot;;&quot;Pago&quot;;IF(AND([.G283]=&quot;&quot;;[.E283]&lt;&gt;&quot;&quot;;[.F283]&lt;&gt;&quot;&quot;;TODAY()&gt;=[.D283]);&quot;Vencido&quot;;IF(AND([.E283]=&quot;&quot;;[.F283]=&quot;&quot;;[.G283]=&quot;&quot;;[.H283]=&quot;&quot;);&quot;&quot;;&quot;A Vencer&quot;)))">
            <text:p><text:s text:c="2"/></text:p>
          </table:table-cell>
          <table:table-cell table:style-name="ce41" table:formula="of:=IF([.H283]=&quot;&quot;;&quot;&quot;;[.H283]-[.C283])">
            <text:p/>
          </table:table-cell>
          <table:table-cell table:style-name="ce62" table:formula="of:=IF([.A283]=&quot;&quot;;&quot;&quot;;TEXT(DATE(YEAR([.A283]);MONTH([.A283]);DAY([.A283]));&quot;AAAA&quot;))">
            <text:p/>
          </table:table-cell>
          <table:table-cell table:style-name="ce62" table:formula="of:=IF([.D283]=&quot;&quot;;&quot;&quot;;TEXT(DATE(YEAR([.D283]);MONTH([.D283]);DAY([.D283]));&quot;AAAA&quot;))">
            <text:p/>
          </table:table-cell>
          <table:table-cell table:style-name="ce62" table:formula="of:=IF([.G283]=&quot;&quot;;&quot;&quot;;TEXT(DATE(YEAR([.G283]);MONTH([.G283]);DAY([.G283]));&quot;AAAA&quot;))">
            <text:p/>
          </table:table-cell>
          <table:table-cell table:style-name="ce62" table:formula="of:=IF([.A283]=&quot;&quot;;&quot;&quot;;TEXT(DATE(YEAR([.A283]);MONTH([.A283]);DAY([.A283]));&quot;MMM&quot;))">
            <text:p/>
          </table:table-cell>
          <table:table-cell table:style-name="ce62" table:formula="of:=IF([.D283]=&quot;&quot;;&quot;&quot;;TEXT(DATE(YEAR([.D283]);MONTH([.D283]);DAY([.D283]));&quot;MMM&quot;))">
            <text:p/>
          </table:table-cell>
          <table:table-cell table:style-name="ce62" table:formula="of:=IF([.G283]=&quot;&quot;;&quot;&quot;;TEXT(DATE(YEAR([.G283]);MONTH([.G283]);DAY([.G283]));&quot;MMM&quot;))">
            <text:p/>
          </table:table-cell>
          <table:table-cell table:style-name="ce70" table:formula="of:=IF([.D283]=&quot;&quot;;&quot;&quot;;TEXT(DATE(YEAR([.D283]);MONTH([.D283]);DAY([.D283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4]=&quot;&quot;;&quot;&quot;;VLOOKUP([.K284];[Contas.$A$1:.$C$54];2;0))">
            <text:p><text:s text:c="2"/></text:p>
          </table:table-cell>
          <table:table-cell table:style-name="ce15" table:formula="of:=IF([.K284]=&quot;&quot;;&quot;&quot;;VLOOKUP([.K284];[Contas.$A$1:.$C$54];3;0))">
            <text:p><text:s text:c="2"/></text:p>
          </table:table-cell>
          <table:table-cell table:style-name="ce16" table:formula="of:=IF([.G284]&lt;&gt;&quot;&quot;;&quot;Pago&quot;;IF(AND([.G284]=&quot;&quot;;[.E284]&lt;&gt;&quot;&quot;;[.F284]&lt;&gt;&quot;&quot;;TODAY()&gt;=[.D284]);&quot;Vencido&quot;;IF(AND([.E284]=&quot;&quot;;[.F284]=&quot;&quot;;[.G284]=&quot;&quot;;[.H284]=&quot;&quot;);&quot;&quot;;&quot;A Vencer&quot;)))">
            <text:p><text:s text:c="2"/></text:p>
          </table:table-cell>
          <table:table-cell table:style-name="ce41" table:formula="of:=IF([.H284]=&quot;&quot;;&quot;&quot;;[.H284]-[.C284])">
            <text:p/>
          </table:table-cell>
          <table:table-cell table:style-name="ce62" table:formula="of:=IF([.A284]=&quot;&quot;;&quot;&quot;;TEXT(DATE(YEAR([.A284]);MONTH([.A284]);DAY([.A284]));&quot;AAAA&quot;))">
            <text:p/>
          </table:table-cell>
          <table:table-cell table:style-name="ce62" table:formula="of:=IF([.D284]=&quot;&quot;;&quot;&quot;;TEXT(DATE(YEAR([.D284]);MONTH([.D284]);DAY([.D284]));&quot;AAAA&quot;))">
            <text:p/>
          </table:table-cell>
          <table:table-cell table:style-name="ce62" table:formula="of:=IF([.G284]=&quot;&quot;;&quot;&quot;;TEXT(DATE(YEAR([.G284]);MONTH([.G284]);DAY([.G284]));&quot;AAAA&quot;))">
            <text:p/>
          </table:table-cell>
          <table:table-cell table:style-name="ce62" table:formula="of:=IF([.A284]=&quot;&quot;;&quot;&quot;;TEXT(DATE(YEAR([.A284]);MONTH([.A284]);DAY([.A284]));&quot;MMM&quot;))">
            <text:p/>
          </table:table-cell>
          <table:table-cell table:style-name="ce62" table:formula="of:=IF([.D284]=&quot;&quot;;&quot;&quot;;TEXT(DATE(YEAR([.D284]);MONTH([.D284]);DAY([.D284]));&quot;MMM&quot;))">
            <text:p/>
          </table:table-cell>
          <table:table-cell table:style-name="ce62" table:formula="of:=IF([.G284]=&quot;&quot;;&quot;&quot;;TEXT(DATE(YEAR([.G284]);MONTH([.G284]);DAY([.G284]));&quot;MMM&quot;))">
            <text:p/>
          </table:table-cell>
          <table:table-cell table:style-name="ce70" table:formula="of:=IF([.D284]=&quot;&quot;;&quot;&quot;;TEXT(DATE(YEAR([.D284]);MONTH([.D284]);DAY([.D28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6"/>
          <table:table-cell table:style-name="ce71"/>
          <table:table-cell table:style-name="ce30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5]=&quot;&quot;;&quot;&quot;;VLOOKUP([.K285];[Contas.$A$1:.$C$54];2;0))">
            <text:p><text:s text:c="2"/></text:p>
          </table:table-cell>
          <table:table-cell table:style-name="ce15" table:formula="of:=IF([.K285]=&quot;&quot;;&quot;&quot;;VLOOKUP([.K285];[Contas.$A$1:.$C$54];3;0))">
            <text:p><text:s text:c="2"/></text:p>
          </table:table-cell>
          <table:table-cell table:style-name="ce16" table:formula="of:=IF([.G285]&lt;&gt;&quot;&quot;;&quot;Pago&quot;;IF(AND([.G285]=&quot;&quot;;[.E285]&lt;&gt;&quot;&quot;;[.F285]&lt;&gt;&quot;&quot;;TODAY()&gt;=[.D285]);&quot;Vencido&quot;;IF(AND([.E285]=&quot;&quot;;[.F285]=&quot;&quot;;[.G285]=&quot;&quot;;[.H285]=&quot;&quot;);&quot;&quot;;&quot;A Vencer&quot;)))">
            <text:p><text:s text:c="2"/></text:p>
          </table:table-cell>
          <table:table-cell table:style-name="ce41" table:formula="of:=IF([.H285]=&quot;&quot;;&quot;&quot;;[.H285]-[.C285])">
            <text:p/>
          </table:table-cell>
          <table:table-cell table:style-name="ce62" table:formula="of:=IF([.A285]=&quot;&quot;;&quot;&quot;;TEXT(DATE(YEAR([.A285]);MONTH([.A285]);DAY([.A285]));&quot;AAAA&quot;))">
            <text:p/>
          </table:table-cell>
          <table:table-cell table:style-name="ce62" table:formula="of:=IF([.D285]=&quot;&quot;;&quot;&quot;;TEXT(DATE(YEAR([.D285]);MONTH([.D285]);DAY([.D285]));&quot;AAAA&quot;))">
            <text:p/>
          </table:table-cell>
          <table:table-cell table:style-name="ce62" table:formula="of:=IF([.G285]=&quot;&quot;;&quot;&quot;;TEXT(DATE(YEAR([.G285]);MONTH([.G285]);DAY([.G285]));&quot;AAAA&quot;))">
            <text:p/>
          </table:table-cell>
          <table:table-cell table:style-name="ce62" table:formula="of:=IF([.A285]=&quot;&quot;;&quot;&quot;;TEXT(DATE(YEAR([.A285]);MONTH([.A285]);DAY([.A285]));&quot;MMM&quot;))">
            <text:p/>
          </table:table-cell>
          <table:table-cell table:style-name="ce62" table:formula="of:=IF([.D285]=&quot;&quot;;&quot;&quot;;TEXT(DATE(YEAR([.D285]);MONTH([.D285]);DAY([.D285]));&quot;MMM&quot;))">
            <text:p/>
          </table:table-cell>
          <table:table-cell table:style-name="ce62" table:formula="of:=IF([.G285]=&quot;&quot;;&quot;&quot;;TEXT(DATE(YEAR([.G285]);MONTH([.G285]);DAY([.G285]));&quot;MMM&quot;))">
            <text:p/>
          </table:table-cell>
          <table:table-cell table:style-name="ce70" table:formula="of:=IF([.D285]=&quot;&quot;;&quot;&quot;;TEXT(DATE(YEAR([.D285]);MONTH([.D285]);DAY([.D28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6"/>
          <table:table-cell table:style-name="ce71"/>
          <table:table-cell table:style-name="ce30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6]=&quot;&quot;;&quot;&quot;;VLOOKUP([.K286];[Contas.$A$1:.$C$54];2;0))">
            <text:p><text:s text:c="2"/></text:p>
          </table:table-cell>
          <table:table-cell table:style-name="ce15" table:formula="of:=IF([.K286]=&quot;&quot;;&quot;&quot;;VLOOKUP([.K286];[Contas.$A$1:.$C$54];3;0))">
            <text:p><text:s text:c="2"/></text:p>
          </table:table-cell>
          <table:table-cell table:style-name="ce16" table:formula="of:=IF([.G286]&lt;&gt;&quot;&quot;;&quot;Pago&quot;;IF(AND([.G286]=&quot;&quot;;[.E286]&lt;&gt;&quot;&quot;;[.F286]&lt;&gt;&quot;&quot;;TODAY()&gt;=[.D286]);&quot;Vencido&quot;;IF(AND([.E286]=&quot;&quot;;[.F286]=&quot;&quot;;[.G286]=&quot;&quot;;[.H286]=&quot;&quot;);&quot;&quot;;&quot;A Vencer&quot;)))">
            <text:p><text:s text:c="2"/></text:p>
          </table:table-cell>
          <table:table-cell table:style-name="ce41" table:formula="of:=IF([.H286]=&quot;&quot;;&quot;&quot;;[.H286]-[.C286])">
            <text:p/>
          </table:table-cell>
          <table:table-cell table:style-name="ce62" table:formula="of:=IF([.A286]=&quot;&quot;;&quot;&quot;;TEXT(DATE(YEAR([.A286]);MONTH([.A286]);DAY([.A286]));&quot;AAAA&quot;))">
            <text:p/>
          </table:table-cell>
          <table:table-cell table:style-name="ce62" table:formula="of:=IF([.D286]=&quot;&quot;;&quot;&quot;;TEXT(DATE(YEAR([.D286]);MONTH([.D286]);DAY([.D286]));&quot;AAAA&quot;))">
            <text:p/>
          </table:table-cell>
          <table:table-cell table:style-name="ce62" table:formula="of:=IF([.G286]=&quot;&quot;;&quot;&quot;;TEXT(DATE(YEAR([.G286]);MONTH([.G286]);DAY([.G286]));&quot;AAAA&quot;))">
            <text:p/>
          </table:table-cell>
          <table:table-cell table:style-name="ce62" table:formula="of:=IF([.A286]=&quot;&quot;;&quot;&quot;;TEXT(DATE(YEAR([.A286]);MONTH([.A286]);DAY([.A286]));&quot;MMM&quot;))">
            <text:p/>
          </table:table-cell>
          <table:table-cell table:style-name="ce62" table:formula="of:=IF([.D286]=&quot;&quot;;&quot;&quot;;TEXT(DATE(YEAR([.D286]);MONTH([.D286]);DAY([.D286]));&quot;MMM&quot;))">
            <text:p/>
          </table:table-cell>
          <table:table-cell table:style-name="ce62" table:formula="of:=IF([.G286]=&quot;&quot;;&quot;&quot;;TEXT(DATE(YEAR([.G286]);MONTH([.G286]);DAY([.G286]));&quot;MMM&quot;))">
            <text:p/>
          </table:table-cell>
          <table:table-cell table:style-name="ce70" table:formula="of:=IF([.D286]=&quot;&quot;;&quot;&quot;;TEXT(DATE(YEAR([.D286]);MONTH([.D286]);DAY([.D28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22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7]=&quot;&quot;;&quot;&quot;;VLOOKUP([.K287];[Contas.$A$1:.$C$54];2;0))">
            <text:p><text:s text:c="2"/></text:p>
          </table:table-cell>
          <table:table-cell table:style-name="ce15" table:formula="of:=IF([.K287]=&quot;&quot;;&quot;&quot;;VLOOKUP([.K287];[Contas.$A$1:.$C$54];3;0))">
            <text:p><text:s text:c="2"/></text:p>
          </table:table-cell>
          <table:table-cell table:style-name="ce16" table:formula="of:=IF([.G287]&lt;&gt;&quot;&quot;;&quot;Pago&quot;;IF(AND([.G287]=&quot;&quot;;[.E287]&lt;&gt;&quot;&quot;;[.F287]&lt;&gt;&quot;&quot;;TODAY()&gt;=[.D287]);&quot;Vencido&quot;;IF(AND([.E287]=&quot;&quot;;[.F287]=&quot;&quot;;[.G287]=&quot;&quot;;[.H287]=&quot;&quot;);&quot;&quot;;&quot;A Vencer&quot;)))">
            <text:p><text:s text:c="2"/></text:p>
          </table:table-cell>
          <table:table-cell table:style-name="ce41" table:formula="of:=IF([.H287]=&quot;&quot;;&quot;&quot;;[.H287]-[.C287])">
            <text:p/>
          </table:table-cell>
          <table:table-cell table:style-name="ce62" table:formula="of:=IF([.A287]=&quot;&quot;;&quot;&quot;;TEXT(DATE(YEAR([.A287]);MONTH([.A287]);DAY([.A287]));&quot;AAAA&quot;))">
            <text:p/>
          </table:table-cell>
          <table:table-cell table:style-name="ce62" table:formula="of:=IF([.D287]=&quot;&quot;;&quot;&quot;;TEXT(DATE(YEAR([.D287]);MONTH([.D287]);DAY([.D287]));&quot;AAAA&quot;))">
            <text:p/>
          </table:table-cell>
          <table:table-cell table:style-name="ce62" table:formula="of:=IF([.G287]=&quot;&quot;;&quot;&quot;;TEXT(DATE(YEAR([.G287]);MONTH([.G287]);DAY([.G287]));&quot;AAAA&quot;))">
            <text:p/>
          </table:table-cell>
          <table:table-cell table:style-name="ce62" table:formula="of:=IF([.A287]=&quot;&quot;;&quot;&quot;;TEXT(DATE(YEAR([.A287]);MONTH([.A287]);DAY([.A287]));&quot;MMM&quot;))">
            <text:p/>
          </table:table-cell>
          <table:table-cell table:style-name="ce62" table:formula="of:=IF([.D287]=&quot;&quot;;&quot;&quot;;TEXT(DATE(YEAR([.D287]);MONTH([.D287]);DAY([.D287]));&quot;MMM&quot;))">
            <text:p/>
          </table:table-cell>
          <table:table-cell table:style-name="ce62" table:formula="of:=IF([.G287]=&quot;&quot;;&quot;&quot;;TEXT(DATE(YEAR([.G287]);MONTH([.G287]);DAY([.G287]));&quot;MMM&quot;))">
            <text:p/>
          </table:table-cell>
          <table:table-cell table:style-name="ce70" table:formula="of:=IF([.D287]=&quot;&quot;;&quot;&quot;;TEXT(DATE(YEAR([.D287]);MONTH([.D287]);DAY([.D28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8]=&quot;&quot;;&quot;&quot;;VLOOKUP([.K288];[Contas.$A$1:.$C$54];2;0))">
            <text:p><text:s text:c="2"/></text:p>
          </table:table-cell>
          <table:table-cell table:style-name="ce15" table:formula="of:=IF([.K288]=&quot;&quot;;&quot;&quot;;VLOOKUP([.K288];[Contas.$A$1:.$C$54];3;0))">
            <text:p><text:s text:c="2"/></text:p>
          </table:table-cell>
          <table:table-cell table:style-name="ce16" table:formula="of:=IF([.G288]&lt;&gt;&quot;&quot;;&quot;Pago&quot;;IF(AND([.G288]=&quot;&quot;;[.E288]&lt;&gt;&quot;&quot;;[.F288]&lt;&gt;&quot;&quot;;TODAY()&gt;=[.D288]);&quot;Vencido&quot;;IF(AND([.E288]=&quot;&quot;;[.F288]=&quot;&quot;;[.G288]=&quot;&quot;;[.H288]=&quot;&quot;);&quot;&quot;;&quot;A Vencer&quot;)))">
            <text:p><text:s text:c="2"/></text:p>
          </table:table-cell>
          <table:table-cell table:style-name="ce41" table:formula="of:=IF([.H288]=&quot;&quot;;&quot;&quot;;[.H288]-[.C288])">
            <text:p/>
          </table:table-cell>
          <table:table-cell table:style-name="ce62" table:formula="of:=IF([.A288]=&quot;&quot;;&quot;&quot;;TEXT(DATE(YEAR([.A288]);MONTH([.A288]);DAY([.A288]));&quot;AAAA&quot;))">
            <text:p/>
          </table:table-cell>
          <table:table-cell table:style-name="ce62" table:formula="of:=IF([.D288]=&quot;&quot;;&quot;&quot;;TEXT(DATE(YEAR([.D288]);MONTH([.D288]);DAY([.D288]));&quot;AAAA&quot;))">
            <text:p/>
          </table:table-cell>
          <table:table-cell table:style-name="ce62" table:formula="of:=IF([.G288]=&quot;&quot;;&quot;&quot;;TEXT(DATE(YEAR([.G288]);MONTH([.G288]);DAY([.G288]));&quot;AAAA&quot;))">
            <text:p/>
          </table:table-cell>
          <table:table-cell table:style-name="ce62" table:formula="of:=IF([.A288]=&quot;&quot;;&quot;&quot;;TEXT(DATE(YEAR([.A288]);MONTH([.A288]);DAY([.A288]));&quot;MMM&quot;))">
            <text:p/>
          </table:table-cell>
          <table:table-cell table:style-name="ce62" table:formula="of:=IF([.D288]=&quot;&quot;;&quot;&quot;;TEXT(DATE(YEAR([.D288]);MONTH([.D288]);DAY([.D288]));&quot;MMM&quot;))">
            <text:p/>
          </table:table-cell>
          <table:table-cell table:style-name="ce62" table:formula="of:=IF([.G288]=&quot;&quot;;&quot;&quot;;TEXT(DATE(YEAR([.G288]);MONTH([.G288]);DAY([.G288]));&quot;MMM&quot;))">
            <text:p/>
          </table:table-cell>
          <table:table-cell table:style-name="ce70" table:formula="of:=IF([.D288]=&quot;&quot;;&quot;&quot;;TEXT(DATE(YEAR([.D288]);MONTH([.D288]);DAY([.D28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89]=&quot;&quot;;&quot;&quot;;VLOOKUP([.K289];[Contas.$A$1:.$C$54];2;0))">
            <text:p><text:s text:c="2"/></text:p>
          </table:table-cell>
          <table:table-cell table:style-name="ce15" table:formula="of:=IF([.K289]=&quot;&quot;;&quot;&quot;;VLOOKUP([.K289];[Contas.$A$1:.$C$54];3;0))">
            <text:p><text:s text:c="2"/></text:p>
          </table:table-cell>
          <table:table-cell table:style-name="ce16" table:formula="of:=IF([.G289]&lt;&gt;&quot;&quot;;&quot;Pago&quot;;IF(AND([.G289]=&quot;&quot;;[.E289]&lt;&gt;&quot;&quot;;[.F289]&lt;&gt;&quot;&quot;;TODAY()&gt;=[.D289]);&quot;Vencido&quot;;IF(AND([.E289]=&quot;&quot;;[.F289]=&quot;&quot;;[.G289]=&quot;&quot;;[.H289]=&quot;&quot;);&quot;&quot;;&quot;A Vencer&quot;)))">
            <text:p><text:s text:c="2"/></text:p>
          </table:table-cell>
          <table:table-cell table:style-name="ce41" table:formula="of:=IF([.H289]=&quot;&quot;;&quot;&quot;;[.H289]-[.C289])">
            <text:p/>
          </table:table-cell>
          <table:table-cell table:style-name="ce62" table:formula="of:=IF([.A289]=&quot;&quot;;&quot;&quot;;TEXT(DATE(YEAR([.A289]);MONTH([.A289]);DAY([.A289]));&quot;AAAA&quot;))">
            <text:p/>
          </table:table-cell>
          <table:table-cell table:style-name="ce62" table:formula="of:=IF([.D289]=&quot;&quot;;&quot;&quot;;TEXT(DATE(YEAR([.D289]);MONTH([.D289]);DAY([.D289]));&quot;AAAA&quot;))">
            <text:p/>
          </table:table-cell>
          <table:table-cell table:style-name="ce62" table:formula="of:=IF([.G289]=&quot;&quot;;&quot;&quot;;TEXT(DATE(YEAR([.G289]);MONTH([.G289]);DAY([.G289]));&quot;AAAA&quot;))">
            <text:p/>
          </table:table-cell>
          <table:table-cell table:style-name="ce62" table:formula="of:=IF([.A289]=&quot;&quot;;&quot;&quot;;TEXT(DATE(YEAR([.A289]);MONTH([.A289]);DAY([.A289]));&quot;MMM&quot;))">
            <text:p/>
          </table:table-cell>
          <table:table-cell table:style-name="ce62" table:formula="of:=IF([.D289]=&quot;&quot;;&quot;&quot;;TEXT(DATE(YEAR([.D289]);MONTH([.D289]);DAY([.D289]));&quot;MMM&quot;))">
            <text:p/>
          </table:table-cell>
          <table:table-cell table:style-name="ce62" table:formula="of:=IF([.G289]=&quot;&quot;;&quot;&quot;;TEXT(DATE(YEAR([.G289]);MONTH([.G289]);DAY([.G289]));&quot;MMM&quot;))">
            <text:p/>
          </table:table-cell>
          <table:table-cell table:style-name="ce70" table:formula="of:=IF([.D289]=&quot;&quot;;&quot;&quot;;TEXT(DATE(YEAR([.D289]);MONTH([.D289]);DAY([.D28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22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0]=&quot;&quot;;&quot;&quot;;VLOOKUP([.K290];[Contas.$A$1:.$C$54];2;0))">
            <text:p><text:s text:c="2"/></text:p>
          </table:table-cell>
          <table:table-cell table:style-name="ce15" table:formula="of:=IF([.K290]=&quot;&quot;;&quot;&quot;;VLOOKUP([.K290];[Contas.$A$1:.$C$54];3;0))">
            <text:p><text:s text:c="2"/></text:p>
          </table:table-cell>
          <table:table-cell table:style-name="ce16" table:formula="of:=IF([.G290]&lt;&gt;&quot;&quot;;&quot;Pago&quot;;IF(AND([.G290]=&quot;&quot;;[.E290]&lt;&gt;&quot;&quot;;[.F290]&lt;&gt;&quot;&quot;;TODAY()&gt;=[.D290]);&quot;Vencido&quot;;IF(AND([.E290]=&quot;&quot;;[.F290]=&quot;&quot;;[.G290]=&quot;&quot;;[.H290]=&quot;&quot;);&quot;&quot;;&quot;A Vencer&quot;)))">
            <text:p><text:s text:c="2"/></text:p>
          </table:table-cell>
          <table:table-cell table:style-name="ce41" table:formula="of:=IF([.H290]=&quot;&quot;;&quot;&quot;;[.H290]-[.C290])">
            <text:p/>
          </table:table-cell>
          <table:table-cell table:style-name="ce62" table:formula="of:=IF([.A290]=&quot;&quot;;&quot;&quot;;TEXT(DATE(YEAR([.A290]);MONTH([.A290]);DAY([.A290]));&quot;AAAA&quot;))">
            <text:p/>
          </table:table-cell>
          <table:table-cell table:style-name="ce62" table:formula="of:=IF([.D290]=&quot;&quot;;&quot;&quot;;TEXT(DATE(YEAR([.D290]);MONTH([.D290]);DAY([.D290]));&quot;AAAA&quot;))">
            <text:p/>
          </table:table-cell>
          <table:table-cell table:style-name="ce62" table:formula="of:=IF([.G290]=&quot;&quot;;&quot;&quot;;TEXT(DATE(YEAR([.G290]);MONTH([.G290]);DAY([.G290]));&quot;AAAA&quot;))">
            <text:p/>
          </table:table-cell>
          <table:table-cell table:style-name="ce62" table:formula="of:=IF([.A290]=&quot;&quot;;&quot;&quot;;TEXT(DATE(YEAR([.A290]);MONTH([.A290]);DAY([.A290]));&quot;MMM&quot;))">
            <text:p/>
          </table:table-cell>
          <table:table-cell table:style-name="ce62" table:formula="of:=IF([.D290]=&quot;&quot;;&quot;&quot;;TEXT(DATE(YEAR([.D290]);MONTH([.D290]);DAY([.D290]));&quot;MMM&quot;))">
            <text:p/>
          </table:table-cell>
          <table:table-cell table:style-name="ce62" table:formula="of:=IF([.G290]=&quot;&quot;;&quot;&quot;;TEXT(DATE(YEAR([.G290]);MONTH([.G290]);DAY([.G290]));&quot;MMM&quot;))">
            <text:p/>
          </table:table-cell>
          <table:table-cell table:style-name="ce70" table:formula="of:=IF([.D290]=&quot;&quot;;&quot;&quot;;TEXT(DATE(YEAR([.D290]);MONTH([.D290]);DAY([.D29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22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1]=&quot;&quot;;&quot;&quot;;VLOOKUP([.K291];[Contas.$A$1:.$C$54];2;0))">
            <text:p><text:s text:c="2"/></text:p>
          </table:table-cell>
          <table:table-cell table:style-name="ce15" table:formula="of:=IF([.K291]=&quot;&quot;;&quot;&quot;;VLOOKUP([.K291];[Contas.$A$1:.$C$54];3;0))">
            <text:p><text:s text:c="2"/></text:p>
          </table:table-cell>
          <table:table-cell table:style-name="ce16" table:formula="of:=IF([.G291]&lt;&gt;&quot;&quot;;&quot;Pago&quot;;IF(AND([.G291]=&quot;&quot;;[.E291]&lt;&gt;&quot;&quot;;[.F291]&lt;&gt;&quot;&quot;;TODAY()&gt;=[.D291]);&quot;Vencido&quot;;IF(AND([.E291]=&quot;&quot;;[.F291]=&quot;&quot;;[.G291]=&quot;&quot;;[.H291]=&quot;&quot;);&quot;&quot;;&quot;A Vencer&quot;)))">
            <text:p><text:s text:c="2"/></text:p>
          </table:table-cell>
          <table:table-cell table:style-name="ce41" table:formula="of:=IF([.H291]=&quot;&quot;;&quot;&quot;;[.H291]-[.C291])">
            <text:p/>
          </table:table-cell>
          <table:table-cell table:style-name="ce62" table:formula="of:=IF([.A291]=&quot;&quot;;&quot;&quot;;TEXT(DATE(YEAR([.A291]);MONTH([.A291]);DAY([.A291]));&quot;AAAA&quot;))">
            <text:p/>
          </table:table-cell>
          <table:table-cell table:style-name="ce62" table:formula="of:=IF([.D291]=&quot;&quot;;&quot;&quot;;TEXT(DATE(YEAR([.D291]);MONTH([.D291]);DAY([.D291]));&quot;AAAA&quot;))">
            <text:p/>
          </table:table-cell>
          <table:table-cell table:style-name="ce62" table:formula="of:=IF([.G291]=&quot;&quot;;&quot;&quot;;TEXT(DATE(YEAR([.G291]);MONTH([.G291]);DAY([.G291]));&quot;AAAA&quot;))">
            <text:p/>
          </table:table-cell>
          <table:table-cell table:style-name="ce62" table:formula="of:=IF([.A291]=&quot;&quot;;&quot;&quot;;TEXT(DATE(YEAR([.A291]);MONTH([.A291]);DAY([.A291]));&quot;MMM&quot;))">
            <text:p/>
          </table:table-cell>
          <table:table-cell table:style-name="ce62" table:formula="of:=IF([.D291]=&quot;&quot;;&quot;&quot;;TEXT(DATE(YEAR([.D291]);MONTH([.D291]);DAY([.D291]));&quot;MMM&quot;))">
            <text:p/>
          </table:table-cell>
          <table:table-cell table:style-name="ce62" table:formula="of:=IF([.G291]=&quot;&quot;;&quot;&quot;;TEXT(DATE(YEAR([.G291]);MONTH([.G291]);DAY([.G291]));&quot;MMM&quot;))">
            <text:p/>
          </table:table-cell>
          <table:table-cell table:style-name="ce70" table:formula="of:=IF([.D291]=&quot;&quot;;&quot;&quot;;TEXT(DATE(YEAR([.D291]);MONTH([.D291]);DAY([.D29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22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2]=&quot;&quot;;&quot;&quot;;VLOOKUP([.K292];[Contas.$A$1:.$C$54];2;0))">
            <text:p><text:s text:c="2"/></text:p>
          </table:table-cell>
          <table:table-cell table:style-name="ce15" table:formula="of:=IF([.K292]=&quot;&quot;;&quot;&quot;;VLOOKUP([.K292];[Contas.$A$1:.$C$54];3;0))">
            <text:p><text:s text:c="2"/></text:p>
          </table:table-cell>
          <table:table-cell table:style-name="ce16" table:formula="of:=IF([.G292]&lt;&gt;&quot;&quot;;&quot;Pago&quot;;IF(AND([.G292]=&quot;&quot;;[.E292]&lt;&gt;&quot;&quot;;[.F292]&lt;&gt;&quot;&quot;;TODAY()&gt;=[.D292]);&quot;Vencido&quot;;IF(AND([.E292]=&quot;&quot;;[.F292]=&quot;&quot;;[.G292]=&quot;&quot;;[.H292]=&quot;&quot;);&quot;&quot;;&quot;A Vencer&quot;)))">
            <text:p><text:s text:c="2"/></text:p>
          </table:table-cell>
          <table:table-cell table:style-name="ce41" table:formula="of:=IF([.H292]=&quot;&quot;;&quot;&quot;;[.H292]-[.C292])">
            <text:p/>
          </table:table-cell>
          <table:table-cell table:style-name="ce62" table:formula="of:=IF([.A292]=&quot;&quot;;&quot;&quot;;TEXT(DATE(YEAR([.A292]);MONTH([.A292]);DAY([.A292]));&quot;AAAA&quot;))">
            <text:p/>
          </table:table-cell>
          <table:table-cell table:style-name="ce62" table:formula="of:=IF([.D292]=&quot;&quot;;&quot;&quot;;TEXT(DATE(YEAR([.D292]);MONTH([.D292]);DAY([.D292]));&quot;AAAA&quot;))">
            <text:p/>
          </table:table-cell>
          <table:table-cell table:style-name="ce62" table:formula="of:=IF([.G292]=&quot;&quot;;&quot;&quot;;TEXT(DATE(YEAR([.G292]);MONTH([.G292]);DAY([.G292]));&quot;AAAA&quot;))">
            <text:p/>
          </table:table-cell>
          <table:table-cell table:style-name="ce62" table:formula="of:=IF([.A292]=&quot;&quot;;&quot;&quot;;TEXT(DATE(YEAR([.A292]);MONTH([.A292]);DAY([.A292]));&quot;MMM&quot;))">
            <text:p/>
          </table:table-cell>
          <table:table-cell table:style-name="ce62" table:formula="of:=IF([.D292]=&quot;&quot;;&quot;&quot;;TEXT(DATE(YEAR([.D292]);MONTH([.D292]);DAY([.D292]));&quot;MMM&quot;))">
            <text:p/>
          </table:table-cell>
          <table:table-cell table:style-name="ce62" table:formula="of:=IF([.G292]=&quot;&quot;;&quot;&quot;;TEXT(DATE(YEAR([.G292]);MONTH([.G292]);DAY([.G292]));&quot;MMM&quot;))">
            <text:p/>
          </table:table-cell>
          <table:table-cell table:style-name="ce70" table:formula="of:=IF([.D292]=&quot;&quot;;&quot;&quot;;TEXT(DATE(YEAR([.D292]);MONTH([.D292]);DAY([.D29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22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3]=&quot;&quot;;&quot;&quot;;VLOOKUP([.K293];[Contas.$A$1:.$C$54];2;0))">
            <text:p><text:s text:c="2"/></text:p>
          </table:table-cell>
          <table:table-cell table:style-name="ce15" table:formula="of:=IF([.K293]=&quot;&quot;;&quot;&quot;;VLOOKUP([.K293];[Contas.$A$1:.$C$54];3;0))">
            <text:p><text:s text:c="2"/></text:p>
          </table:table-cell>
          <table:table-cell table:style-name="ce16" table:formula="of:=IF([.G293]&lt;&gt;&quot;&quot;;&quot;Pago&quot;;IF(AND([.G293]=&quot;&quot;;[.E293]&lt;&gt;&quot;&quot;;[.F293]&lt;&gt;&quot;&quot;;TODAY()&gt;=[.D293]);&quot;Vencido&quot;;IF(AND([.E293]=&quot;&quot;;[.F293]=&quot;&quot;;[.G293]=&quot;&quot;;[.H293]=&quot;&quot;);&quot;&quot;;&quot;A Vencer&quot;)))">
            <text:p><text:s text:c="2"/></text:p>
          </table:table-cell>
          <table:table-cell table:style-name="ce41" table:formula="of:=IF([.H293]=&quot;&quot;;&quot;&quot;;[.H293]-[.C293])">
            <text:p/>
          </table:table-cell>
          <table:table-cell table:style-name="ce62" table:formula="of:=IF([.A293]=&quot;&quot;;&quot;&quot;;TEXT(DATE(YEAR([.A293]);MONTH([.A293]);DAY([.A293]));&quot;AAAA&quot;))">
            <text:p/>
          </table:table-cell>
          <table:table-cell table:style-name="ce62" table:formula="of:=IF([.D293]=&quot;&quot;;&quot;&quot;;TEXT(DATE(YEAR([.D293]);MONTH([.D293]);DAY([.D293]));&quot;AAAA&quot;))">
            <text:p/>
          </table:table-cell>
          <table:table-cell table:style-name="ce62" table:formula="of:=IF([.G293]=&quot;&quot;;&quot;&quot;;TEXT(DATE(YEAR([.G293]);MONTH([.G293]);DAY([.G293]));&quot;AAAA&quot;))">
            <text:p/>
          </table:table-cell>
          <table:table-cell table:style-name="ce62" table:formula="of:=IF([.A293]=&quot;&quot;;&quot;&quot;;TEXT(DATE(YEAR([.A293]);MONTH([.A293]);DAY([.A293]));&quot;MMM&quot;))">
            <text:p/>
          </table:table-cell>
          <table:table-cell table:style-name="ce62" table:formula="of:=IF([.D293]=&quot;&quot;;&quot;&quot;;TEXT(DATE(YEAR([.D293]);MONTH([.D293]);DAY([.D293]));&quot;MMM&quot;))">
            <text:p/>
          </table:table-cell>
          <table:table-cell table:style-name="ce62" table:formula="of:=IF([.G293]=&quot;&quot;;&quot;&quot;;TEXT(DATE(YEAR([.G293]);MONTH([.G293]);DAY([.G293]));&quot;MMM&quot;))">
            <text:p/>
          </table:table-cell>
          <table:table-cell table:style-name="ce70" table:formula="of:=IF([.D293]=&quot;&quot;;&quot;&quot;;TEXT(DATE(YEAR([.D293]);MONTH([.D293]);DAY([.D29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6"/>
          <table:table-cell table:style-name="ce71"/>
          <table:table-cell table:style-name="ce30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4]=&quot;&quot;;&quot;&quot;;VLOOKUP([.K294];[Contas.$A$1:.$C$54];2;0))">
            <text:p><text:s text:c="2"/></text:p>
          </table:table-cell>
          <table:table-cell table:style-name="ce15" table:formula="of:=IF([.K294]=&quot;&quot;;&quot;&quot;;VLOOKUP([.K294];[Contas.$A$1:.$C$54];3;0))">
            <text:p><text:s text:c="2"/></text:p>
          </table:table-cell>
          <table:table-cell table:style-name="ce16" table:formula="of:=IF([.G294]&lt;&gt;&quot;&quot;;&quot;Pago&quot;;IF(AND([.G294]=&quot;&quot;;[.E294]&lt;&gt;&quot;&quot;;[.F294]&lt;&gt;&quot;&quot;;TODAY()&gt;=[.D294]);&quot;Vencido&quot;;IF(AND([.E294]=&quot;&quot;;[.F294]=&quot;&quot;;[.G294]=&quot;&quot;;[.H294]=&quot;&quot;);&quot;&quot;;&quot;A Vencer&quot;)))">
            <text:p><text:s text:c="2"/></text:p>
          </table:table-cell>
          <table:table-cell table:style-name="ce41" table:formula="of:=IF([.H294]=&quot;&quot;;&quot;&quot;;[.H294]-[.C294])">
            <text:p/>
          </table:table-cell>
          <table:table-cell table:style-name="ce62" table:formula="of:=IF([.A294]=&quot;&quot;;&quot;&quot;;TEXT(DATE(YEAR([.A294]);MONTH([.A294]);DAY([.A294]));&quot;AAAA&quot;))">
            <text:p/>
          </table:table-cell>
          <table:table-cell table:style-name="ce62" table:formula="of:=IF([.D294]=&quot;&quot;;&quot;&quot;;TEXT(DATE(YEAR([.D294]);MONTH([.D294]);DAY([.D294]));&quot;AAAA&quot;))">
            <text:p/>
          </table:table-cell>
          <table:table-cell table:style-name="ce62" table:formula="of:=IF([.G294]=&quot;&quot;;&quot;&quot;;TEXT(DATE(YEAR([.G294]);MONTH([.G294]);DAY([.G294]));&quot;AAAA&quot;))">
            <text:p/>
          </table:table-cell>
          <table:table-cell table:style-name="ce62" table:formula="of:=IF([.A294]=&quot;&quot;;&quot;&quot;;TEXT(DATE(YEAR([.A294]);MONTH([.A294]);DAY([.A294]));&quot;MMM&quot;))">
            <text:p/>
          </table:table-cell>
          <table:table-cell table:style-name="ce62" table:formula="of:=IF([.D294]=&quot;&quot;;&quot;&quot;;TEXT(DATE(YEAR([.D294]);MONTH([.D294]);DAY([.D294]));&quot;MMM&quot;))">
            <text:p/>
          </table:table-cell>
          <table:table-cell table:style-name="ce62" table:formula="of:=IF([.G294]=&quot;&quot;;&quot;&quot;;TEXT(DATE(YEAR([.G294]);MONTH([.G294]);DAY([.G294]));&quot;MMM&quot;))">
            <text:p/>
          </table:table-cell>
          <table:table-cell table:style-name="ce70" table:formula="of:=IF([.D294]=&quot;&quot;;&quot;&quot;;TEXT(DATE(YEAR([.D294]);MONTH([.D294]);DAY([.D29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22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5]=&quot;&quot;;&quot;&quot;;VLOOKUP([.K295];[Contas.$A$1:.$C$54];2;0))">
            <text:p><text:s text:c="2"/></text:p>
          </table:table-cell>
          <table:table-cell table:style-name="ce15" table:formula="of:=IF([.K295]=&quot;&quot;;&quot;&quot;;VLOOKUP([.K295];[Contas.$A$1:.$C$54];3;0))">
            <text:p><text:s text:c="2"/></text:p>
          </table:table-cell>
          <table:table-cell table:style-name="ce16" table:formula="of:=IF([.G295]&lt;&gt;&quot;&quot;;&quot;Pago&quot;;IF(AND([.G295]=&quot;&quot;;[.E295]&lt;&gt;&quot;&quot;;[.F295]&lt;&gt;&quot;&quot;;TODAY()&gt;=[.D295]);&quot;Vencido&quot;;IF(AND([.E295]=&quot;&quot;;[.F295]=&quot;&quot;;[.G295]=&quot;&quot;;[.H295]=&quot;&quot;);&quot;&quot;;&quot;A Vencer&quot;)))">
            <text:p><text:s text:c="2"/></text:p>
          </table:table-cell>
          <table:table-cell table:style-name="ce41" table:formula="of:=IF([.H295]=&quot;&quot;;&quot;&quot;;[.H295]-[.C295])">
            <text:p/>
          </table:table-cell>
          <table:table-cell table:style-name="ce62" table:formula="of:=IF([.A295]=&quot;&quot;;&quot;&quot;;TEXT(DATE(YEAR([.A295]);MONTH([.A295]);DAY([.A295]));&quot;AAAA&quot;))">
            <text:p/>
          </table:table-cell>
          <table:table-cell table:style-name="ce62" table:formula="of:=IF([.D295]=&quot;&quot;;&quot;&quot;;TEXT(DATE(YEAR([.D295]);MONTH([.D295]);DAY([.D295]));&quot;AAAA&quot;))">
            <text:p/>
          </table:table-cell>
          <table:table-cell table:style-name="ce62" table:formula="of:=IF([.G295]=&quot;&quot;;&quot;&quot;;TEXT(DATE(YEAR([.G295]);MONTH([.G295]);DAY([.G295]));&quot;AAAA&quot;))">
            <text:p/>
          </table:table-cell>
          <table:table-cell table:style-name="ce62" table:formula="of:=IF([.A295]=&quot;&quot;;&quot;&quot;;TEXT(DATE(YEAR([.A295]);MONTH([.A295]);DAY([.A295]));&quot;MMM&quot;))">
            <text:p/>
          </table:table-cell>
          <table:table-cell table:style-name="ce62" table:formula="of:=IF([.D295]=&quot;&quot;;&quot;&quot;;TEXT(DATE(YEAR([.D295]);MONTH([.D295]);DAY([.D295]));&quot;MMM&quot;))">
            <text:p/>
          </table:table-cell>
          <table:table-cell table:style-name="ce62" table:formula="of:=IF([.G295]=&quot;&quot;;&quot;&quot;;TEXT(DATE(YEAR([.G295]);MONTH([.G295]);DAY([.G295]));&quot;MMM&quot;))">
            <text:p/>
          </table:table-cell>
          <table:table-cell table:style-name="ce70" table:formula="of:=IF([.D295]=&quot;&quot;;&quot;&quot;;TEXT(DATE(YEAR([.D295]);MONTH([.D295]);DAY([.D29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6]=&quot;&quot;;&quot;&quot;;VLOOKUP([.K296];[Contas.$A$1:.$C$54];2;0))">
            <text:p><text:s text:c="2"/></text:p>
          </table:table-cell>
          <table:table-cell table:style-name="ce15" table:formula="of:=IF([.K296]=&quot;&quot;;&quot;&quot;;VLOOKUP([.K296];[Contas.$A$1:.$C$54];3;0))">
            <text:p><text:s text:c="2"/></text:p>
          </table:table-cell>
          <table:table-cell table:style-name="ce16" table:formula="of:=IF([.G296]&lt;&gt;&quot;&quot;;&quot;Pago&quot;;IF(AND([.G296]=&quot;&quot;;[.E296]&lt;&gt;&quot;&quot;;[.F296]&lt;&gt;&quot;&quot;;TODAY()&gt;=[.D296]);&quot;Vencido&quot;;IF(AND([.E296]=&quot;&quot;;[.F296]=&quot;&quot;;[.G296]=&quot;&quot;;[.H296]=&quot;&quot;);&quot;&quot;;&quot;A Vencer&quot;)))">
            <text:p><text:s text:c="2"/></text:p>
          </table:table-cell>
          <table:table-cell table:style-name="ce41" table:formula="of:=IF([.H296]=&quot;&quot;;&quot;&quot;;[.H296]-[.C296])">
            <text:p/>
          </table:table-cell>
          <table:table-cell table:style-name="ce62" table:formula="of:=IF([.A296]=&quot;&quot;;&quot;&quot;;TEXT(DATE(YEAR([.A296]);MONTH([.A296]);DAY([.A296]));&quot;AAAA&quot;))">
            <text:p/>
          </table:table-cell>
          <table:table-cell table:style-name="ce62" table:formula="of:=IF([.D296]=&quot;&quot;;&quot;&quot;;TEXT(DATE(YEAR([.D296]);MONTH([.D296]);DAY([.D296]));&quot;AAAA&quot;))">
            <text:p/>
          </table:table-cell>
          <table:table-cell table:style-name="ce62" table:formula="of:=IF([.G296]=&quot;&quot;;&quot;&quot;;TEXT(DATE(YEAR([.G296]);MONTH([.G296]);DAY([.G296]));&quot;AAAA&quot;))">
            <text:p/>
          </table:table-cell>
          <table:table-cell table:style-name="ce62" table:formula="of:=IF([.A296]=&quot;&quot;;&quot;&quot;;TEXT(DATE(YEAR([.A296]);MONTH([.A296]);DAY([.A296]));&quot;MMM&quot;))">
            <text:p/>
          </table:table-cell>
          <table:table-cell table:style-name="ce62" table:formula="of:=IF([.D296]=&quot;&quot;;&quot;&quot;;TEXT(DATE(YEAR([.D296]);MONTH([.D296]);DAY([.D296]));&quot;MMM&quot;))">
            <text:p/>
          </table:table-cell>
          <table:table-cell table:style-name="ce62" table:formula="of:=IF([.G296]=&quot;&quot;;&quot;&quot;;TEXT(DATE(YEAR([.G296]);MONTH([.G296]);DAY([.G296]));&quot;MMM&quot;))">
            <text:p/>
          </table:table-cell>
          <table:table-cell table:style-name="ce70" table:formula="of:=IF([.D296]=&quot;&quot;;&quot;&quot;;TEXT(DATE(YEAR([.D296]);MONTH([.D296]);DAY([.D29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7]=&quot;&quot;;&quot;&quot;;VLOOKUP([.K297];[Contas.$A$1:.$C$54];2;0))">
            <text:p><text:s text:c="2"/></text:p>
          </table:table-cell>
          <table:table-cell table:style-name="ce15" table:formula="of:=IF([.K297]=&quot;&quot;;&quot;&quot;;VLOOKUP([.K297];[Contas.$A$1:.$C$54];3;0))">
            <text:p><text:s text:c="2"/></text:p>
          </table:table-cell>
          <table:table-cell table:style-name="ce16" table:formula="of:=IF([.G297]&lt;&gt;&quot;&quot;;&quot;Pago&quot;;IF(AND([.G297]=&quot;&quot;;[.E297]&lt;&gt;&quot;&quot;;[.F297]&lt;&gt;&quot;&quot;;TODAY()&gt;=[.D297]);&quot;Vencido&quot;;IF(AND([.E297]=&quot;&quot;;[.F297]=&quot;&quot;;[.G297]=&quot;&quot;;[.H297]=&quot;&quot;);&quot;&quot;;&quot;A Vencer&quot;)))">
            <text:p><text:s text:c="2"/></text:p>
          </table:table-cell>
          <table:table-cell table:style-name="ce41" table:formula="of:=IF([.H297]=&quot;&quot;;&quot;&quot;;[.H297]-[.C297])">
            <text:p/>
          </table:table-cell>
          <table:table-cell table:style-name="ce62" table:formula="of:=IF([.A297]=&quot;&quot;;&quot;&quot;;TEXT(DATE(YEAR([.A297]);MONTH([.A297]);DAY([.A297]));&quot;AAAA&quot;))">
            <text:p/>
          </table:table-cell>
          <table:table-cell table:style-name="ce62" table:formula="of:=IF([.D297]=&quot;&quot;;&quot;&quot;;TEXT(DATE(YEAR([.D297]);MONTH([.D297]);DAY([.D297]));&quot;AAAA&quot;))">
            <text:p/>
          </table:table-cell>
          <table:table-cell table:style-name="ce62" table:formula="of:=IF([.G297]=&quot;&quot;;&quot;&quot;;TEXT(DATE(YEAR([.G297]);MONTH([.G297]);DAY([.G297]));&quot;AAAA&quot;))">
            <text:p/>
          </table:table-cell>
          <table:table-cell table:style-name="ce62" table:formula="of:=IF([.A297]=&quot;&quot;;&quot;&quot;;TEXT(DATE(YEAR([.A297]);MONTH([.A297]);DAY([.A297]));&quot;MMM&quot;))">
            <text:p/>
          </table:table-cell>
          <table:table-cell table:style-name="ce62" table:formula="of:=IF([.D297]=&quot;&quot;;&quot;&quot;;TEXT(DATE(YEAR([.D297]);MONTH([.D297]);DAY([.D297]));&quot;MMM&quot;))">
            <text:p/>
          </table:table-cell>
          <table:table-cell table:style-name="ce62" table:formula="of:=IF([.G297]=&quot;&quot;;&quot;&quot;;TEXT(DATE(YEAR([.G297]);MONTH([.G297]);DAY([.G297]));&quot;MMM&quot;))">
            <text:p/>
          </table:table-cell>
          <table:table-cell table:style-name="ce70" table:formula="of:=IF([.D297]=&quot;&quot;;&quot;&quot;;TEXT(DATE(YEAR([.D297]);MONTH([.D297]);DAY([.D29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8]=&quot;&quot;;&quot;&quot;;VLOOKUP([.K298];[Contas.$A$1:.$C$54];2;0))">
            <text:p><text:s text:c="2"/></text:p>
          </table:table-cell>
          <table:table-cell table:style-name="ce15" table:formula="of:=IF([.K298]=&quot;&quot;;&quot;&quot;;VLOOKUP([.K298];[Contas.$A$1:.$C$54];3;0))">
            <text:p><text:s text:c="2"/></text:p>
          </table:table-cell>
          <table:table-cell table:style-name="ce16" table:formula="of:=IF([.G298]&lt;&gt;&quot;&quot;;&quot;Pago&quot;;IF(AND([.G298]=&quot;&quot;;[.E298]&lt;&gt;&quot;&quot;;[.F298]&lt;&gt;&quot;&quot;;TODAY()&gt;=[.D298]);&quot;Vencido&quot;;IF(AND([.E298]=&quot;&quot;;[.F298]=&quot;&quot;;[.G298]=&quot;&quot;;[.H298]=&quot;&quot;);&quot;&quot;;&quot;A Vencer&quot;)))">
            <text:p><text:s text:c="2"/></text:p>
          </table:table-cell>
          <table:table-cell table:style-name="ce41" table:formula="of:=IF([.H298]=&quot;&quot;;&quot;&quot;;[.H298]-[.C298])">
            <text:p/>
          </table:table-cell>
          <table:table-cell table:style-name="ce62" table:formula="of:=IF([.A298]=&quot;&quot;;&quot;&quot;;TEXT(DATE(YEAR([.A298]);MONTH([.A298]);DAY([.A298]));&quot;AAAA&quot;))">
            <text:p/>
          </table:table-cell>
          <table:table-cell table:style-name="ce62" table:formula="of:=IF([.D298]=&quot;&quot;;&quot;&quot;;TEXT(DATE(YEAR([.D298]);MONTH([.D298]);DAY([.D298]));&quot;AAAA&quot;))">
            <text:p/>
          </table:table-cell>
          <table:table-cell table:style-name="ce62" table:formula="of:=IF([.G298]=&quot;&quot;;&quot;&quot;;TEXT(DATE(YEAR([.G298]);MONTH([.G298]);DAY([.G298]));&quot;AAAA&quot;))">
            <text:p/>
          </table:table-cell>
          <table:table-cell table:style-name="ce62" table:formula="of:=IF([.A298]=&quot;&quot;;&quot;&quot;;TEXT(DATE(YEAR([.A298]);MONTH([.A298]);DAY([.A298]));&quot;MMM&quot;))">
            <text:p/>
          </table:table-cell>
          <table:table-cell table:style-name="ce62" table:formula="of:=IF([.D298]=&quot;&quot;;&quot;&quot;;TEXT(DATE(YEAR([.D298]);MONTH([.D298]);DAY([.D298]));&quot;MMM&quot;))">
            <text:p/>
          </table:table-cell>
          <table:table-cell table:style-name="ce62" table:formula="of:=IF([.G298]=&quot;&quot;;&quot;&quot;;TEXT(DATE(YEAR([.G298]);MONTH([.G298]);DAY([.G298]));&quot;MMM&quot;))">
            <text:p/>
          </table:table-cell>
          <table:table-cell table:style-name="ce70" table:formula="of:=IF([.D298]=&quot;&quot;;&quot;&quot;;TEXT(DATE(YEAR([.D298]);MONTH([.D298]);DAY([.D29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6"/>
          <table:table-cell table:style-name="ce71"/>
          <table:table-cell table:style-name="ce30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299]=&quot;&quot;;&quot;&quot;;VLOOKUP([.K299];[Contas.$A$1:.$C$54];2;0))">
            <text:p><text:s text:c="2"/></text:p>
          </table:table-cell>
          <table:table-cell table:style-name="ce15" table:formula="of:=IF([.K299]=&quot;&quot;;&quot;&quot;;VLOOKUP([.K299];[Contas.$A$1:.$C$54];3;0))">
            <text:p><text:s text:c="2"/></text:p>
          </table:table-cell>
          <table:table-cell table:style-name="ce16" table:formula="of:=IF([.G299]&lt;&gt;&quot;&quot;;&quot;Pago&quot;;IF(AND([.G299]=&quot;&quot;;[.E299]&lt;&gt;&quot;&quot;;[.F299]&lt;&gt;&quot;&quot;;TODAY()&gt;=[.D299]);&quot;Vencido&quot;;IF(AND([.E299]=&quot;&quot;;[.F299]=&quot;&quot;;[.G299]=&quot;&quot;;[.H299]=&quot;&quot;);&quot;&quot;;&quot;A Vencer&quot;)))">
            <text:p><text:s text:c="2"/></text:p>
          </table:table-cell>
          <table:table-cell table:style-name="ce41" table:formula="of:=IF([.H299]=&quot;&quot;;&quot;&quot;;[.H299]-[.C299])">
            <text:p/>
          </table:table-cell>
          <table:table-cell table:style-name="ce62" table:formula="of:=IF([.A299]=&quot;&quot;;&quot;&quot;;TEXT(DATE(YEAR([.A299]);MONTH([.A299]);DAY([.A299]));&quot;AAAA&quot;))">
            <text:p/>
          </table:table-cell>
          <table:table-cell table:style-name="ce62" table:formula="of:=IF([.D299]=&quot;&quot;;&quot;&quot;;TEXT(DATE(YEAR([.D299]);MONTH([.D299]);DAY([.D299]));&quot;AAAA&quot;))">
            <text:p/>
          </table:table-cell>
          <table:table-cell table:style-name="ce62" table:formula="of:=IF([.G299]=&quot;&quot;;&quot;&quot;;TEXT(DATE(YEAR([.G299]);MONTH([.G299]);DAY([.G299]));&quot;AAAA&quot;))">
            <text:p/>
          </table:table-cell>
          <table:table-cell table:style-name="ce62" table:formula="of:=IF([.A299]=&quot;&quot;;&quot;&quot;;TEXT(DATE(YEAR([.A299]);MONTH([.A299]);DAY([.A299]));&quot;MMM&quot;))">
            <text:p/>
          </table:table-cell>
          <table:table-cell table:style-name="ce62" table:formula="of:=IF([.D299]=&quot;&quot;;&quot;&quot;;TEXT(DATE(YEAR([.D299]);MONTH([.D299]);DAY([.D299]));&quot;MMM&quot;))">
            <text:p/>
          </table:table-cell>
          <table:table-cell table:style-name="ce62" table:formula="of:=IF([.G299]=&quot;&quot;;&quot;&quot;;TEXT(DATE(YEAR([.G299]);MONTH([.G299]);DAY([.G299]));&quot;MMM&quot;))">
            <text:p/>
          </table:table-cell>
          <table:table-cell table:style-name="ce70" table:formula="of:=IF([.D299]=&quot;&quot;;&quot;&quot;;TEXT(DATE(YEAR([.D299]);MONTH([.D299]);DAY([.D29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6"/>
          <table:table-cell table:style-name="ce71"/>
          <table:table-cell table:style-name="ce30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0]=&quot;&quot;;&quot;&quot;;VLOOKUP([.K300];[Contas.$A$1:.$C$54];2;0))">
            <text:p><text:s text:c="2"/></text:p>
          </table:table-cell>
          <table:table-cell table:style-name="ce15" table:formula="of:=IF([.K300]=&quot;&quot;;&quot;&quot;;VLOOKUP([.K300];[Contas.$A$1:.$C$54];3;0))">
            <text:p><text:s text:c="2"/></text:p>
          </table:table-cell>
          <table:table-cell table:style-name="ce16" table:formula="of:=IF([.G300]&lt;&gt;&quot;&quot;;&quot;Pago&quot;;IF(AND([.G300]=&quot;&quot;;[.E300]&lt;&gt;&quot;&quot;;[.F300]&lt;&gt;&quot;&quot;;TODAY()&gt;=[.D300]);&quot;Vencido&quot;;IF(AND([.E300]=&quot;&quot;;[.F300]=&quot;&quot;;[.G300]=&quot;&quot;;[.H300]=&quot;&quot;);&quot;&quot;;&quot;A Vencer&quot;)))">
            <text:p><text:s text:c="2"/></text:p>
          </table:table-cell>
          <table:table-cell table:style-name="ce41" table:formula="of:=IF([.H300]=&quot;&quot;;&quot;&quot;;[.H300]-[.C300])">
            <text:p/>
          </table:table-cell>
          <table:table-cell table:style-name="ce62" table:formula="of:=IF([.A300]=&quot;&quot;;&quot;&quot;;TEXT(DATE(YEAR([.A300]);MONTH([.A300]);DAY([.A300]));&quot;AAAA&quot;))">
            <text:p/>
          </table:table-cell>
          <table:table-cell table:style-name="ce62" table:formula="of:=IF([.D300]=&quot;&quot;;&quot;&quot;;TEXT(DATE(YEAR([.D300]);MONTH([.D300]);DAY([.D300]));&quot;AAAA&quot;))">
            <text:p/>
          </table:table-cell>
          <table:table-cell table:style-name="ce62" table:formula="of:=IF([.G300]=&quot;&quot;;&quot;&quot;;TEXT(DATE(YEAR([.G300]);MONTH([.G300]);DAY([.G300]));&quot;AAAA&quot;))">
            <text:p/>
          </table:table-cell>
          <table:table-cell table:style-name="ce62" table:formula="of:=IF([.A300]=&quot;&quot;;&quot;&quot;;TEXT(DATE(YEAR([.A300]);MONTH([.A300]);DAY([.A300]));&quot;MMM&quot;))">
            <text:p/>
          </table:table-cell>
          <table:table-cell table:style-name="ce62" table:formula="of:=IF([.D300]=&quot;&quot;;&quot;&quot;;TEXT(DATE(YEAR([.D300]);MONTH([.D300]);DAY([.D300]));&quot;MMM&quot;))">
            <text:p/>
          </table:table-cell>
          <table:table-cell table:style-name="ce62" table:formula="of:=IF([.G300]=&quot;&quot;;&quot;&quot;;TEXT(DATE(YEAR([.G300]);MONTH([.G300]);DAY([.G300]));&quot;MMM&quot;))">
            <text:p/>
          </table:table-cell>
          <table:table-cell table:style-name="ce70" table:formula="of:=IF([.D300]=&quot;&quot;;&quot;&quot;;TEXT(DATE(YEAR([.D300]);MONTH([.D300]);DAY([.D30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22"/>
          <table:table-cell table:style-name="ce30" table:number-columns-repeated="2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1]=&quot;&quot;;&quot;&quot;;VLOOKUP([.K301];[Contas.$A$1:.$C$54];2;0))">
            <text:p><text:s text:c="2"/></text:p>
          </table:table-cell>
          <table:table-cell table:style-name="ce15" table:formula="of:=IF([.K301]=&quot;&quot;;&quot;&quot;;VLOOKUP([.K301];[Contas.$A$1:.$C$54];3;0))">
            <text:p><text:s text:c="2"/></text:p>
          </table:table-cell>
          <table:table-cell table:style-name="ce16" table:formula="of:=IF([.G301]&lt;&gt;&quot;&quot;;&quot;Pago&quot;;IF(AND([.G301]=&quot;&quot;;[.E301]&lt;&gt;&quot;&quot;;[.F301]&lt;&gt;&quot;&quot;;TODAY()&gt;=[.D301]);&quot;Vencido&quot;;IF(AND([.E301]=&quot;&quot;;[.F301]=&quot;&quot;;[.G301]=&quot;&quot;;[.H301]=&quot;&quot;);&quot;&quot;;&quot;A Vencer&quot;)))">
            <text:p><text:s text:c="2"/></text:p>
          </table:table-cell>
          <table:table-cell table:style-name="ce41" table:formula="of:=IF([.H301]=&quot;&quot;;&quot;&quot;;[.H301]-[.C301])">
            <text:p/>
          </table:table-cell>
          <table:table-cell table:style-name="ce62" table:formula="of:=IF([.A301]=&quot;&quot;;&quot;&quot;;TEXT(DATE(YEAR([.A301]);MONTH([.A301]);DAY([.A301]));&quot;AAAA&quot;))">
            <text:p/>
          </table:table-cell>
          <table:table-cell table:style-name="ce62" table:formula="of:=IF([.D301]=&quot;&quot;;&quot;&quot;;TEXT(DATE(YEAR([.D301]);MONTH([.D301]);DAY([.D301]));&quot;AAAA&quot;))">
            <text:p/>
          </table:table-cell>
          <table:table-cell table:style-name="ce62" table:formula="of:=IF([.G301]=&quot;&quot;;&quot;&quot;;TEXT(DATE(YEAR([.G301]);MONTH([.G301]);DAY([.G301]));&quot;AAAA&quot;))">
            <text:p/>
          </table:table-cell>
          <table:table-cell table:style-name="ce62" table:formula="of:=IF([.A301]=&quot;&quot;;&quot;&quot;;TEXT(DATE(YEAR([.A301]);MONTH([.A301]);DAY([.A301]));&quot;MMM&quot;))">
            <text:p/>
          </table:table-cell>
          <table:table-cell table:style-name="ce62" table:formula="of:=IF([.D301]=&quot;&quot;;&quot;&quot;;TEXT(DATE(YEAR([.D301]);MONTH([.D301]);DAY([.D301]));&quot;MMM&quot;))">
            <text:p/>
          </table:table-cell>
          <table:table-cell table:style-name="ce62" table:formula="of:=IF([.G301]=&quot;&quot;;&quot;&quot;;TEXT(DATE(YEAR([.G301]);MONTH([.G301]);DAY([.G301]));&quot;MMM&quot;))">
            <text:p/>
          </table:table-cell>
          <table:table-cell table:style-name="ce70" table:formula="of:=IF([.D301]=&quot;&quot;;&quot;&quot;;TEXT(DATE(YEAR([.D301]);MONTH([.D301]);DAY([.D30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22"/>
          <table:table-cell table:style-name="ce30" table:number-columns-repeated="2"/>
          <table:table-cell table:style-name="ce22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2]=&quot;&quot;;&quot;&quot;;VLOOKUP([.K302];[Contas.$A$1:.$C$54];2;0))">
            <text:p><text:s text:c="2"/></text:p>
          </table:table-cell>
          <table:table-cell table:style-name="ce15" table:formula="of:=IF([.K302]=&quot;&quot;;&quot;&quot;;VLOOKUP([.K302];[Contas.$A$1:.$C$54];3;0))">
            <text:p><text:s text:c="2"/></text:p>
          </table:table-cell>
          <table:table-cell table:style-name="ce16" table:formula="of:=IF([.G302]&lt;&gt;&quot;&quot;;&quot;Pago&quot;;IF(AND([.G302]=&quot;&quot;;[.E302]&lt;&gt;&quot;&quot;;[.F302]&lt;&gt;&quot;&quot;;TODAY()&gt;=[.D302]);&quot;Vencido&quot;;IF(AND([.E302]=&quot;&quot;;[.F302]=&quot;&quot;;[.G302]=&quot;&quot;;[.H302]=&quot;&quot;);&quot;&quot;;&quot;A Vencer&quot;)))">
            <text:p><text:s text:c="2"/></text:p>
          </table:table-cell>
          <table:table-cell table:style-name="ce41" table:formula="of:=IF([.H302]=&quot;&quot;;&quot;&quot;;[.H302]-[.C302])">
            <text:p/>
          </table:table-cell>
          <table:table-cell table:style-name="ce62" table:formula="of:=IF([.A302]=&quot;&quot;;&quot;&quot;;TEXT(DATE(YEAR([.A302]);MONTH([.A302]);DAY([.A302]));&quot;AAAA&quot;))">
            <text:p/>
          </table:table-cell>
          <table:table-cell table:style-name="ce62" table:formula="of:=IF([.D302]=&quot;&quot;;&quot;&quot;;TEXT(DATE(YEAR([.D302]);MONTH([.D302]);DAY([.D302]));&quot;AAAA&quot;))">
            <text:p/>
          </table:table-cell>
          <table:table-cell table:style-name="ce62" table:formula="of:=IF([.G302]=&quot;&quot;;&quot;&quot;;TEXT(DATE(YEAR([.G302]);MONTH([.G302]);DAY([.G302]));&quot;AAAA&quot;))">
            <text:p/>
          </table:table-cell>
          <table:table-cell table:style-name="ce62" table:formula="of:=IF([.A302]=&quot;&quot;;&quot;&quot;;TEXT(DATE(YEAR([.A302]);MONTH([.A302]);DAY([.A302]));&quot;MMM&quot;))">
            <text:p/>
          </table:table-cell>
          <table:table-cell table:style-name="ce62" table:formula="of:=IF([.D302]=&quot;&quot;;&quot;&quot;;TEXT(DATE(YEAR([.D302]);MONTH([.D302]);DAY([.D302]));&quot;MMM&quot;))">
            <text:p/>
          </table:table-cell>
          <table:table-cell table:style-name="ce62" table:formula="of:=IF([.G302]=&quot;&quot;;&quot;&quot;;TEXT(DATE(YEAR([.G302]);MONTH([.G302]);DAY([.G302]));&quot;MMM&quot;))">
            <text:p/>
          </table:table-cell>
          <table:table-cell table:style-name="ce70" table:formula="of:=IF([.D302]=&quot;&quot;;&quot;&quot;;TEXT(DATE(YEAR([.D302]);MONTH([.D302]);DAY([.D30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3]=&quot;&quot;;&quot;&quot;;VLOOKUP([.K303];[Contas.$A$1:.$C$54];2;0))">
            <text:p><text:s text:c="2"/></text:p>
          </table:table-cell>
          <table:table-cell table:style-name="ce15" table:formula="of:=IF([.K303]=&quot;&quot;;&quot;&quot;;VLOOKUP([.K303];[Contas.$A$1:.$C$54];3;0))">
            <text:p><text:s text:c="2"/></text:p>
          </table:table-cell>
          <table:table-cell table:style-name="ce16" table:formula="of:=IF([.G303]&lt;&gt;&quot;&quot;;&quot;Pago&quot;;IF(AND([.G303]=&quot;&quot;;[.E303]&lt;&gt;&quot;&quot;;[.F303]&lt;&gt;&quot;&quot;;TODAY()&gt;=[.D303]);&quot;Vencido&quot;;IF(AND([.E303]=&quot;&quot;;[.F303]=&quot;&quot;;[.G303]=&quot;&quot;;[.H303]=&quot;&quot;);&quot;&quot;;&quot;A Vencer&quot;)))">
            <text:p><text:s text:c="2"/></text:p>
          </table:table-cell>
          <table:table-cell table:style-name="ce41" table:formula="of:=IF([.H303]=&quot;&quot;;&quot;&quot;;[.H303]-[.C303])">
            <text:p/>
          </table:table-cell>
          <table:table-cell table:style-name="ce62" table:formula="of:=IF([.A303]=&quot;&quot;;&quot;&quot;;TEXT(DATE(YEAR([.A303]);MONTH([.A303]);DAY([.A303]));&quot;AAAA&quot;))">
            <text:p/>
          </table:table-cell>
          <table:table-cell table:style-name="ce62" table:formula="of:=IF([.D303]=&quot;&quot;;&quot;&quot;;TEXT(DATE(YEAR([.D303]);MONTH([.D303]);DAY([.D303]));&quot;AAAA&quot;))">
            <text:p/>
          </table:table-cell>
          <table:table-cell table:style-name="ce62" table:formula="of:=IF([.G303]=&quot;&quot;;&quot;&quot;;TEXT(DATE(YEAR([.G303]);MONTH([.G303]);DAY([.G303]));&quot;AAAA&quot;))">
            <text:p/>
          </table:table-cell>
          <table:table-cell table:style-name="ce62" table:formula="of:=IF([.A303]=&quot;&quot;;&quot;&quot;;TEXT(DATE(YEAR([.A303]);MONTH([.A303]);DAY([.A303]));&quot;MMM&quot;))">
            <text:p/>
          </table:table-cell>
          <table:table-cell table:style-name="ce62" table:formula="of:=IF([.D303]=&quot;&quot;;&quot;&quot;;TEXT(DATE(YEAR([.D303]);MONTH([.D303]);DAY([.D303]));&quot;MMM&quot;))">
            <text:p/>
          </table:table-cell>
          <table:table-cell table:style-name="ce62" table:formula="of:=IF([.G303]=&quot;&quot;;&quot;&quot;;TEXT(DATE(YEAR([.G303]);MONTH([.G303]);DAY([.G303]));&quot;MMM&quot;))">
            <text:p/>
          </table:table-cell>
          <table:table-cell table:style-name="ce70" table:formula="of:=IF([.D303]=&quot;&quot;;&quot;&quot;;TEXT(DATE(YEAR([.D303]);MONTH([.D303]);DAY([.D30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4]=&quot;&quot;;&quot;&quot;;VLOOKUP([.K304];[Contas.$A$1:.$C$54];2;0))">
            <text:p><text:s text:c="2"/></text:p>
          </table:table-cell>
          <table:table-cell table:style-name="ce15" table:formula="of:=IF([.K304]=&quot;&quot;;&quot;&quot;;VLOOKUP([.K304];[Contas.$A$1:.$C$54];3;0))">
            <text:p><text:s text:c="2"/></text:p>
          </table:table-cell>
          <table:table-cell table:style-name="ce16" table:formula="of:=IF([.G304]&lt;&gt;&quot;&quot;;&quot;Pago&quot;;IF(AND([.G304]=&quot;&quot;;[.E304]&lt;&gt;&quot;&quot;;[.F304]&lt;&gt;&quot;&quot;;TODAY()&gt;=[.D304]);&quot;Vencido&quot;;IF(AND([.E304]=&quot;&quot;;[.F304]=&quot;&quot;;[.G304]=&quot;&quot;;[.H304]=&quot;&quot;);&quot;&quot;;&quot;A Vencer&quot;)))">
            <text:p><text:s text:c="2"/></text:p>
          </table:table-cell>
          <table:table-cell table:style-name="ce41" table:formula="of:=IF([.H304]=&quot;&quot;;&quot;&quot;;[.H304]-[.C304])">
            <text:p/>
          </table:table-cell>
          <table:table-cell table:style-name="ce62" table:formula="of:=IF([.A304]=&quot;&quot;;&quot;&quot;;TEXT(DATE(YEAR([.A304]);MONTH([.A304]);DAY([.A304]));&quot;AAAA&quot;))">
            <text:p/>
          </table:table-cell>
          <table:table-cell table:style-name="ce62" table:formula="of:=IF([.D304]=&quot;&quot;;&quot;&quot;;TEXT(DATE(YEAR([.D304]);MONTH([.D304]);DAY([.D304]));&quot;AAAA&quot;))">
            <text:p/>
          </table:table-cell>
          <table:table-cell table:style-name="ce62" table:formula="of:=IF([.G304]=&quot;&quot;;&quot;&quot;;TEXT(DATE(YEAR([.G304]);MONTH([.G304]);DAY([.G304]));&quot;AAAA&quot;))">
            <text:p/>
          </table:table-cell>
          <table:table-cell table:style-name="ce62" table:formula="of:=IF([.A304]=&quot;&quot;;&quot;&quot;;TEXT(DATE(YEAR([.A304]);MONTH([.A304]);DAY([.A304]));&quot;MMM&quot;))">
            <text:p/>
          </table:table-cell>
          <table:table-cell table:style-name="ce62" table:formula="of:=IF([.D304]=&quot;&quot;;&quot;&quot;;TEXT(DATE(YEAR([.D304]);MONTH([.D304]);DAY([.D304]));&quot;MMM&quot;))">
            <text:p/>
          </table:table-cell>
          <table:table-cell table:style-name="ce62" table:formula="of:=IF([.G304]=&quot;&quot;;&quot;&quot;;TEXT(DATE(YEAR([.G304]);MONTH([.G304]);DAY([.G304]));&quot;MMM&quot;))">
            <text:p/>
          </table:table-cell>
          <table:table-cell table:style-name="ce70" table:formula="of:=IF([.D304]=&quot;&quot;;&quot;&quot;;TEXT(DATE(YEAR([.D304]);MONTH([.D304]);DAY([.D30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5]=&quot;&quot;;&quot;&quot;;VLOOKUP([.K305];[Contas.$A$1:.$C$54];2;0))">
            <text:p><text:s text:c="2"/></text:p>
          </table:table-cell>
          <table:table-cell table:style-name="ce15" table:formula="of:=IF([.K305]=&quot;&quot;;&quot;&quot;;VLOOKUP([.K305];[Contas.$A$1:.$C$54];3;0))">
            <text:p><text:s text:c="2"/></text:p>
          </table:table-cell>
          <table:table-cell table:style-name="ce16" table:formula="of:=IF([.G305]&lt;&gt;&quot;&quot;;&quot;Pago&quot;;IF(AND([.G305]=&quot;&quot;;[.E305]&lt;&gt;&quot;&quot;;[.F305]&lt;&gt;&quot;&quot;;TODAY()&gt;=[.D305]);&quot;Vencido&quot;;IF(AND([.E305]=&quot;&quot;;[.F305]=&quot;&quot;;[.G305]=&quot;&quot;;[.H305]=&quot;&quot;);&quot;&quot;;&quot;A Vencer&quot;)))">
            <text:p><text:s text:c="2"/></text:p>
          </table:table-cell>
          <table:table-cell table:style-name="ce41" table:formula="of:=IF([.H305]=&quot;&quot;;&quot;&quot;;[.H305]-[.C305])">
            <text:p/>
          </table:table-cell>
          <table:table-cell table:style-name="ce62" table:formula="of:=IF([.A305]=&quot;&quot;;&quot;&quot;;TEXT(DATE(YEAR([.A305]);MONTH([.A305]);DAY([.A305]));&quot;AAAA&quot;))">
            <text:p/>
          </table:table-cell>
          <table:table-cell table:style-name="ce62" table:formula="of:=IF([.D305]=&quot;&quot;;&quot;&quot;;TEXT(DATE(YEAR([.D305]);MONTH([.D305]);DAY([.D305]));&quot;AAAA&quot;))">
            <text:p/>
          </table:table-cell>
          <table:table-cell table:style-name="ce62" table:formula="of:=IF([.G305]=&quot;&quot;;&quot;&quot;;TEXT(DATE(YEAR([.G305]);MONTH([.G305]);DAY([.G305]));&quot;AAAA&quot;))">
            <text:p/>
          </table:table-cell>
          <table:table-cell table:style-name="ce62" table:formula="of:=IF([.A305]=&quot;&quot;;&quot;&quot;;TEXT(DATE(YEAR([.A305]);MONTH([.A305]);DAY([.A305]));&quot;MMM&quot;))">
            <text:p/>
          </table:table-cell>
          <table:table-cell table:style-name="ce62" table:formula="of:=IF([.D305]=&quot;&quot;;&quot;&quot;;TEXT(DATE(YEAR([.D305]);MONTH([.D305]);DAY([.D305]));&quot;MMM&quot;))">
            <text:p/>
          </table:table-cell>
          <table:table-cell table:style-name="ce62" table:formula="of:=IF([.G305]=&quot;&quot;;&quot;&quot;;TEXT(DATE(YEAR([.G305]);MONTH([.G305]);DAY([.G305]));&quot;MMM&quot;))">
            <text:p/>
          </table:table-cell>
          <table:table-cell table:style-name="ce70" table:formula="of:=IF([.D305]=&quot;&quot;;&quot;&quot;;TEXT(DATE(YEAR([.D305]);MONTH([.D305]);DAY([.D30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6]=&quot;&quot;;&quot;&quot;;VLOOKUP([.K306];[Contas.$A$1:.$C$54];2;0))">
            <text:p><text:s text:c="2"/></text:p>
          </table:table-cell>
          <table:table-cell table:style-name="ce15" table:formula="of:=IF([.K306]=&quot;&quot;;&quot;&quot;;VLOOKUP([.K306];[Contas.$A$1:.$C$54];3;0))">
            <text:p><text:s text:c="2"/></text:p>
          </table:table-cell>
          <table:table-cell table:style-name="ce16" table:formula="of:=IF([.G306]&lt;&gt;&quot;&quot;;&quot;Pago&quot;;IF(AND([.G306]=&quot;&quot;;[.E306]&lt;&gt;&quot;&quot;;[.F306]&lt;&gt;&quot;&quot;;TODAY()&gt;=[.D306]);&quot;Vencido&quot;;IF(AND([.E306]=&quot;&quot;;[.F306]=&quot;&quot;;[.G306]=&quot;&quot;;[.H306]=&quot;&quot;);&quot;&quot;;&quot;A Vencer&quot;)))">
            <text:p><text:s text:c="2"/></text:p>
          </table:table-cell>
          <table:table-cell table:style-name="ce41" table:formula="of:=IF([.H306]=&quot;&quot;;&quot;&quot;;[.H306]-[.C306])">
            <text:p/>
          </table:table-cell>
          <table:table-cell table:style-name="ce62" table:formula="of:=IF([.A306]=&quot;&quot;;&quot;&quot;;TEXT(DATE(YEAR([.A306]);MONTH([.A306]);DAY([.A306]));&quot;AAAA&quot;))">
            <text:p/>
          </table:table-cell>
          <table:table-cell table:style-name="ce62" table:formula="of:=IF([.D306]=&quot;&quot;;&quot;&quot;;TEXT(DATE(YEAR([.D306]);MONTH([.D306]);DAY([.D306]));&quot;AAAA&quot;))">
            <text:p/>
          </table:table-cell>
          <table:table-cell table:style-name="ce62" table:formula="of:=IF([.G306]=&quot;&quot;;&quot;&quot;;TEXT(DATE(YEAR([.G306]);MONTH([.G306]);DAY([.G306]));&quot;AAAA&quot;))">
            <text:p/>
          </table:table-cell>
          <table:table-cell table:style-name="ce62" table:formula="of:=IF([.A306]=&quot;&quot;;&quot;&quot;;TEXT(DATE(YEAR([.A306]);MONTH([.A306]);DAY([.A306]));&quot;MMM&quot;))">
            <text:p/>
          </table:table-cell>
          <table:table-cell table:style-name="ce62" table:formula="of:=IF([.D306]=&quot;&quot;;&quot;&quot;;TEXT(DATE(YEAR([.D306]);MONTH([.D306]);DAY([.D306]));&quot;MMM&quot;))">
            <text:p/>
          </table:table-cell>
          <table:table-cell table:style-name="ce62" table:formula="of:=IF([.G306]=&quot;&quot;;&quot;&quot;;TEXT(DATE(YEAR([.G306]);MONTH([.G306]);DAY([.G306]));&quot;MMM&quot;))">
            <text:p/>
          </table:table-cell>
          <table:table-cell table:style-name="ce70" table:formula="of:=IF([.D306]=&quot;&quot;;&quot;&quot;;TEXT(DATE(YEAR([.D306]);MONTH([.D306]);DAY([.D30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7]=&quot;&quot;;&quot;&quot;;VLOOKUP([.K307];[Contas.$A$1:.$C$54];2;0))">
            <text:p><text:s text:c="2"/></text:p>
          </table:table-cell>
          <table:table-cell table:style-name="ce15" table:formula="of:=IF([.K307]=&quot;&quot;;&quot;&quot;;VLOOKUP([.K307];[Contas.$A$1:.$C$54];3;0))">
            <text:p><text:s text:c="2"/></text:p>
          </table:table-cell>
          <table:table-cell table:style-name="ce16" table:formula="of:=IF([.G307]&lt;&gt;&quot;&quot;;&quot;Pago&quot;;IF(AND([.G307]=&quot;&quot;;[.E307]&lt;&gt;&quot;&quot;;[.F307]&lt;&gt;&quot;&quot;;TODAY()&gt;=[.D307]);&quot;Vencido&quot;;IF(AND([.E307]=&quot;&quot;;[.F307]=&quot;&quot;;[.G307]=&quot;&quot;;[.H307]=&quot;&quot;);&quot;&quot;;&quot;A Vencer&quot;)))">
            <text:p><text:s text:c="2"/></text:p>
          </table:table-cell>
          <table:table-cell table:style-name="ce41" table:formula="of:=IF([.H307]=&quot;&quot;;&quot;&quot;;[.H307]-[.C307])">
            <text:p/>
          </table:table-cell>
          <table:table-cell table:style-name="ce62" table:formula="of:=IF([.A307]=&quot;&quot;;&quot;&quot;;TEXT(DATE(YEAR([.A307]);MONTH([.A307]);DAY([.A307]));&quot;AAAA&quot;))">
            <text:p/>
          </table:table-cell>
          <table:table-cell table:style-name="ce62" table:formula="of:=IF([.D307]=&quot;&quot;;&quot;&quot;;TEXT(DATE(YEAR([.D307]);MONTH([.D307]);DAY([.D307]));&quot;AAAA&quot;))">
            <text:p/>
          </table:table-cell>
          <table:table-cell table:style-name="ce62" table:formula="of:=IF([.G307]=&quot;&quot;;&quot;&quot;;TEXT(DATE(YEAR([.G307]);MONTH([.G307]);DAY([.G307]));&quot;AAAA&quot;))">
            <text:p/>
          </table:table-cell>
          <table:table-cell table:style-name="ce62" table:formula="of:=IF([.A307]=&quot;&quot;;&quot;&quot;;TEXT(DATE(YEAR([.A307]);MONTH([.A307]);DAY([.A307]));&quot;MMM&quot;))">
            <text:p/>
          </table:table-cell>
          <table:table-cell table:style-name="ce62" table:formula="of:=IF([.D307]=&quot;&quot;;&quot;&quot;;TEXT(DATE(YEAR([.D307]);MONTH([.D307]);DAY([.D307]));&quot;MMM&quot;))">
            <text:p/>
          </table:table-cell>
          <table:table-cell table:style-name="ce62" table:formula="of:=IF([.G307]=&quot;&quot;;&quot;&quot;;TEXT(DATE(YEAR([.G307]);MONTH([.G307]);DAY([.G307]));&quot;MMM&quot;))">
            <text:p/>
          </table:table-cell>
          <table:table-cell table:style-name="ce70" table:formula="of:=IF([.D307]=&quot;&quot;;&quot;&quot;;TEXT(DATE(YEAR([.D307]);MONTH([.D307]);DAY([.D30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8]=&quot;&quot;;&quot;&quot;;VLOOKUP([.K308];[Contas.$A$1:.$C$54];2;0))">
            <text:p><text:s text:c="2"/></text:p>
          </table:table-cell>
          <table:table-cell table:style-name="ce15" table:formula="of:=IF([.K308]=&quot;&quot;;&quot;&quot;;VLOOKUP([.K308];[Contas.$A$1:.$C$54];3;0))">
            <text:p><text:s text:c="2"/></text:p>
          </table:table-cell>
          <table:table-cell table:style-name="ce16" table:formula="of:=IF([.G308]&lt;&gt;&quot;&quot;;&quot;Pago&quot;;IF(AND([.G308]=&quot;&quot;;[.E308]&lt;&gt;&quot;&quot;;[.F308]&lt;&gt;&quot;&quot;;TODAY()&gt;=[.D308]);&quot;Vencido&quot;;IF(AND([.E308]=&quot;&quot;;[.F308]=&quot;&quot;;[.G308]=&quot;&quot;;[.H308]=&quot;&quot;);&quot;&quot;;&quot;A Vencer&quot;)))">
            <text:p><text:s text:c="2"/></text:p>
          </table:table-cell>
          <table:table-cell table:style-name="ce41" table:formula="of:=IF([.H308]=&quot;&quot;;&quot;&quot;;[.H308]-[.C308])">
            <text:p/>
          </table:table-cell>
          <table:table-cell table:style-name="ce62" table:formula="of:=IF([.A308]=&quot;&quot;;&quot;&quot;;TEXT(DATE(YEAR([.A308]);MONTH([.A308]);DAY([.A308]));&quot;AAAA&quot;))">
            <text:p/>
          </table:table-cell>
          <table:table-cell table:style-name="ce62" table:formula="of:=IF([.D308]=&quot;&quot;;&quot;&quot;;TEXT(DATE(YEAR([.D308]);MONTH([.D308]);DAY([.D308]));&quot;AAAA&quot;))">
            <text:p/>
          </table:table-cell>
          <table:table-cell table:style-name="ce62" table:formula="of:=IF([.G308]=&quot;&quot;;&quot;&quot;;TEXT(DATE(YEAR([.G308]);MONTH([.G308]);DAY([.G308]));&quot;AAAA&quot;))">
            <text:p/>
          </table:table-cell>
          <table:table-cell table:style-name="ce62" table:formula="of:=IF([.A308]=&quot;&quot;;&quot;&quot;;TEXT(DATE(YEAR([.A308]);MONTH([.A308]);DAY([.A308]));&quot;MMM&quot;))">
            <text:p/>
          </table:table-cell>
          <table:table-cell table:style-name="ce62" table:formula="of:=IF([.D308]=&quot;&quot;;&quot;&quot;;TEXT(DATE(YEAR([.D308]);MONTH([.D308]);DAY([.D308]));&quot;MMM&quot;))">
            <text:p/>
          </table:table-cell>
          <table:table-cell table:style-name="ce62" table:formula="of:=IF([.G308]=&quot;&quot;;&quot;&quot;;TEXT(DATE(YEAR([.G308]);MONTH([.G308]);DAY([.G308]));&quot;MMM&quot;))">
            <text:p/>
          </table:table-cell>
          <table:table-cell table:style-name="ce70" table:formula="of:=IF([.D308]=&quot;&quot;;&quot;&quot;;TEXT(DATE(YEAR([.D308]);MONTH([.D308]);DAY([.D30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09]=&quot;&quot;;&quot;&quot;;VLOOKUP([.K309];[Contas.$A$1:.$C$54];2;0))">
            <text:p><text:s text:c="2"/></text:p>
          </table:table-cell>
          <table:table-cell table:style-name="ce15" table:formula="of:=IF([.K309]=&quot;&quot;;&quot;&quot;;VLOOKUP([.K309];[Contas.$A$1:.$C$54];3;0))">
            <text:p><text:s text:c="2"/></text:p>
          </table:table-cell>
          <table:table-cell table:style-name="ce16" table:formula="of:=IF([.G309]&lt;&gt;&quot;&quot;;&quot;Pago&quot;;IF(AND([.G309]=&quot;&quot;;[.E309]&lt;&gt;&quot;&quot;;[.F309]&lt;&gt;&quot;&quot;;TODAY()&gt;=[.D309]);&quot;Vencido&quot;;IF(AND([.E309]=&quot;&quot;;[.F309]=&quot;&quot;;[.G309]=&quot;&quot;;[.H309]=&quot;&quot;);&quot;&quot;;&quot;A Vencer&quot;)))">
            <text:p><text:s text:c="2"/></text:p>
          </table:table-cell>
          <table:table-cell table:style-name="ce41" table:formula="of:=IF([.H309]=&quot;&quot;;&quot;&quot;;[.H309]-[.C309])">
            <text:p/>
          </table:table-cell>
          <table:table-cell table:style-name="ce62" table:formula="of:=IF([.A309]=&quot;&quot;;&quot;&quot;;TEXT(DATE(YEAR([.A309]);MONTH([.A309]);DAY([.A309]));&quot;AAAA&quot;))">
            <text:p/>
          </table:table-cell>
          <table:table-cell table:style-name="ce62" table:formula="of:=IF([.D309]=&quot;&quot;;&quot;&quot;;TEXT(DATE(YEAR([.D309]);MONTH([.D309]);DAY([.D309]));&quot;AAAA&quot;))">
            <text:p/>
          </table:table-cell>
          <table:table-cell table:style-name="ce62" table:formula="of:=IF([.G309]=&quot;&quot;;&quot;&quot;;TEXT(DATE(YEAR([.G309]);MONTH([.G309]);DAY([.G309]));&quot;AAAA&quot;))">
            <text:p/>
          </table:table-cell>
          <table:table-cell table:style-name="ce62" table:formula="of:=IF([.A309]=&quot;&quot;;&quot;&quot;;TEXT(DATE(YEAR([.A309]);MONTH([.A309]);DAY([.A309]));&quot;MMM&quot;))">
            <text:p/>
          </table:table-cell>
          <table:table-cell table:style-name="ce62" table:formula="of:=IF([.D309]=&quot;&quot;;&quot;&quot;;TEXT(DATE(YEAR([.D309]);MONTH([.D309]);DAY([.D309]));&quot;MMM&quot;))">
            <text:p/>
          </table:table-cell>
          <table:table-cell table:style-name="ce62" table:formula="of:=IF([.G309]=&quot;&quot;;&quot;&quot;;TEXT(DATE(YEAR([.G309]);MONTH([.G309]);DAY([.G309]));&quot;MMM&quot;))">
            <text:p/>
          </table:table-cell>
          <table:table-cell table:style-name="ce70" table:formula="of:=IF([.D309]=&quot;&quot;;&quot;&quot;;TEXT(DATE(YEAR([.D309]);MONTH([.D309]);DAY([.D30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0]=&quot;&quot;;&quot;&quot;;VLOOKUP([.K310];[Contas.$A$1:.$C$54];2;0))">
            <text:p><text:s text:c="2"/></text:p>
          </table:table-cell>
          <table:table-cell table:style-name="ce15" table:formula="of:=IF([.K310]=&quot;&quot;;&quot;&quot;;VLOOKUP([.K310];[Contas.$A$1:.$C$54];3;0))">
            <text:p><text:s text:c="2"/></text:p>
          </table:table-cell>
          <table:table-cell table:style-name="ce16" table:formula="of:=IF([.G310]&lt;&gt;&quot;&quot;;&quot;Pago&quot;;IF(AND([.G310]=&quot;&quot;;[.E310]&lt;&gt;&quot;&quot;;[.F310]&lt;&gt;&quot;&quot;;TODAY()&gt;=[.D310]);&quot;Vencido&quot;;IF(AND([.E310]=&quot;&quot;;[.F310]=&quot;&quot;;[.G310]=&quot;&quot;;[.H310]=&quot;&quot;);&quot;&quot;;&quot;A Vencer&quot;)))">
            <text:p><text:s text:c="2"/></text:p>
          </table:table-cell>
          <table:table-cell table:style-name="ce41" table:formula="of:=IF([.H310]=&quot;&quot;;&quot;&quot;;[.H310]-[.C310])">
            <text:p/>
          </table:table-cell>
          <table:table-cell table:style-name="ce62" table:formula="of:=IF([.A310]=&quot;&quot;;&quot;&quot;;TEXT(DATE(YEAR([.A310]);MONTH([.A310]);DAY([.A310]));&quot;AAAA&quot;))">
            <text:p/>
          </table:table-cell>
          <table:table-cell table:style-name="ce62" table:formula="of:=IF([.D310]=&quot;&quot;;&quot;&quot;;TEXT(DATE(YEAR([.D310]);MONTH([.D310]);DAY([.D310]));&quot;AAAA&quot;))">
            <text:p/>
          </table:table-cell>
          <table:table-cell table:style-name="ce62" table:formula="of:=IF([.G310]=&quot;&quot;;&quot;&quot;;TEXT(DATE(YEAR([.G310]);MONTH([.G310]);DAY([.G310]));&quot;AAAA&quot;))">
            <text:p/>
          </table:table-cell>
          <table:table-cell table:style-name="ce62" table:formula="of:=IF([.A310]=&quot;&quot;;&quot;&quot;;TEXT(DATE(YEAR([.A310]);MONTH([.A310]);DAY([.A310]));&quot;MMM&quot;))">
            <text:p/>
          </table:table-cell>
          <table:table-cell table:style-name="ce62" table:formula="of:=IF([.D310]=&quot;&quot;;&quot;&quot;;TEXT(DATE(YEAR([.D310]);MONTH([.D310]);DAY([.D310]));&quot;MMM&quot;))">
            <text:p/>
          </table:table-cell>
          <table:table-cell table:style-name="ce62" table:formula="of:=IF([.G310]=&quot;&quot;;&quot;&quot;;TEXT(DATE(YEAR([.G310]);MONTH([.G310]);DAY([.G310]));&quot;MMM&quot;))">
            <text:p/>
          </table:table-cell>
          <table:table-cell table:style-name="ce70" table:formula="of:=IF([.D310]=&quot;&quot;;&quot;&quot;;TEXT(DATE(YEAR([.D310]);MONTH([.D310]);DAY([.D31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1]=&quot;&quot;;&quot;&quot;;VLOOKUP([.K311];[Contas.$A$1:.$C$54];2;0))">
            <text:p><text:s text:c="2"/></text:p>
          </table:table-cell>
          <table:table-cell table:style-name="ce15" table:formula="of:=IF([.K311]=&quot;&quot;;&quot;&quot;;VLOOKUP([.K311];[Contas.$A$1:.$C$54];3;0))">
            <text:p><text:s text:c="2"/></text:p>
          </table:table-cell>
          <table:table-cell table:style-name="ce16" table:formula="of:=IF([.G311]&lt;&gt;&quot;&quot;;&quot;Pago&quot;;IF(AND([.G311]=&quot;&quot;;[.E311]&lt;&gt;&quot;&quot;;[.F311]&lt;&gt;&quot;&quot;;TODAY()&gt;=[.D311]);&quot;Vencido&quot;;IF(AND([.E311]=&quot;&quot;;[.F311]=&quot;&quot;;[.G311]=&quot;&quot;;[.H311]=&quot;&quot;);&quot;&quot;;&quot;A Vencer&quot;)))">
            <text:p><text:s text:c="2"/></text:p>
          </table:table-cell>
          <table:table-cell table:style-name="ce41" table:formula="of:=IF([.H311]=&quot;&quot;;&quot;&quot;;[.H311]-[.C311])">
            <text:p/>
          </table:table-cell>
          <table:table-cell table:style-name="ce62" table:formula="of:=IF([.A311]=&quot;&quot;;&quot;&quot;;TEXT(DATE(YEAR([.A311]);MONTH([.A311]);DAY([.A311]));&quot;AAAA&quot;))">
            <text:p/>
          </table:table-cell>
          <table:table-cell table:style-name="ce62" table:formula="of:=IF([.D311]=&quot;&quot;;&quot;&quot;;TEXT(DATE(YEAR([.D311]);MONTH([.D311]);DAY([.D311]));&quot;AAAA&quot;))">
            <text:p/>
          </table:table-cell>
          <table:table-cell table:style-name="ce62" table:formula="of:=IF([.G311]=&quot;&quot;;&quot;&quot;;TEXT(DATE(YEAR([.G311]);MONTH([.G311]);DAY([.G311]));&quot;AAAA&quot;))">
            <text:p/>
          </table:table-cell>
          <table:table-cell table:style-name="ce62" table:formula="of:=IF([.A311]=&quot;&quot;;&quot;&quot;;TEXT(DATE(YEAR([.A311]);MONTH([.A311]);DAY([.A311]));&quot;MMM&quot;))">
            <text:p/>
          </table:table-cell>
          <table:table-cell table:style-name="ce62" table:formula="of:=IF([.D311]=&quot;&quot;;&quot;&quot;;TEXT(DATE(YEAR([.D311]);MONTH([.D311]);DAY([.D311]));&quot;MMM&quot;))">
            <text:p/>
          </table:table-cell>
          <table:table-cell table:style-name="ce62" table:formula="of:=IF([.G311]=&quot;&quot;;&quot;&quot;;TEXT(DATE(YEAR([.G311]);MONTH([.G311]);DAY([.G311]));&quot;MMM&quot;))">
            <text:p/>
          </table:table-cell>
          <table:table-cell table:style-name="ce70" table:formula="of:=IF([.D311]=&quot;&quot;;&quot;&quot;;TEXT(DATE(YEAR([.D311]);MONTH([.D311]);DAY([.D311]));&quot;MMM/AA&quot;))">
            <text:p/>
          </table:table-cell>
          <table:table-cell table:number-columns-repeated="1002"/>
        </table:table-row>
        <table:table-row table:style-name="ro2">
          <table:table-cell table:style-name="ce20"/>
          <table:table-cell table:style-name="ce43"/>
          <table:table-cell table:style-name="ce59"/>
          <table:table-cell table:style-name="ce76"/>
          <table:table-cell table:style-name="ce94" table:number-columns-repeated="2"/>
          <table:table-cell table:style-name="ce76"/>
          <table:table-cell table:style-name="ce59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2]=&quot;&quot;;&quot;&quot;;VLOOKUP([.K312];[Contas.$A$1:.$C$54];2;0))">
            <text:p><text:s text:c="2"/></text:p>
          </table:table-cell>
          <table:table-cell table:style-name="ce15" table:formula="of:=IF([.K312]=&quot;&quot;;&quot;&quot;;VLOOKUP([.K312];[Contas.$A$1:.$C$54];3;0))">
            <text:p><text:s text:c="2"/></text:p>
          </table:table-cell>
          <table:table-cell table:style-name="ce16" table:formula="of:=IF([.G312]&lt;&gt;&quot;&quot;;&quot;Pago&quot;;IF(AND([.G312]=&quot;&quot;;[.E312]&lt;&gt;&quot;&quot;;[.F312]&lt;&gt;&quot;&quot;;TODAY()&gt;=[.D312]);&quot;Vencido&quot;;IF(AND([.E312]=&quot;&quot;;[.F312]=&quot;&quot;;[.G312]=&quot;&quot;;[.H312]=&quot;&quot;);&quot;&quot;;&quot;A Vencer&quot;)))">
            <text:p><text:s text:c="2"/></text:p>
          </table:table-cell>
          <table:table-cell table:style-name="ce41" table:formula="of:=IF([.H312]=&quot;&quot;;&quot;&quot;;[.H312]-[.C312])">
            <text:p/>
          </table:table-cell>
          <table:table-cell table:style-name="ce62" table:formula="of:=IF([.A312]=&quot;&quot;;&quot;&quot;;TEXT(DATE(YEAR([.A312]);MONTH([.A312]);DAY([.A312]));&quot;AAAA&quot;))">
            <text:p/>
          </table:table-cell>
          <table:table-cell table:style-name="ce62" table:formula="of:=IF([.D312]=&quot;&quot;;&quot;&quot;;TEXT(DATE(YEAR([.D312]);MONTH([.D312]);DAY([.D312]));&quot;AAAA&quot;))">
            <text:p/>
          </table:table-cell>
          <table:table-cell table:style-name="ce62" table:formula="of:=IF([.G312]=&quot;&quot;;&quot;&quot;;TEXT(DATE(YEAR([.G312]);MONTH([.G312]);DAY([.G312]));&quot;AAAA&quot;))">
            <text:p/>
          </table:table-cell>
          <table:table-cell table:style-name="ce62" table:formula="of:=IF([.A312]=&quot;&quot;;&quot;&quot;;TEXT(DATE(YEAR([.A312]);MONTH([.A312]);DAY([.A312]));&quot;MMM&quot;))">
            <text:p/>
          </table:table-cell>
          <table:table-cell table:style-name="ce62" table:formula="of:=IF([.D312]=&quot;&quot;;&quot;&quot;;TEXT(DATE(YEAR([.D312]);MONTH([.D312]);DAY([.D312]));&quot;MMM&quot;))">
            <text:p/>
          </table:table-cell>
          <table:table-cell table:style-name="ce62" table:formula="of:=IF([.G312]=&quot;&quot;;&quot;&quot;;TEXT(DATE(YEAR([.G312]);MONTH([.G312]);DAY([.G312]));&quot;MMM&quot;))">
            <text:p/>
          </table:table-cell>
          <table:table-cell table:style-name="ce70" table:formula="of:=IF([.D312]=&quot;&quot;;&quot;&quot;;TEXT(DATE(YEAR([.D312]);MONTH([.D312]);DAY([.D31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3]=&quot;&quot;;&quot;&quot;;VLOOKUP([.K313];[Contas.$A$1:.$C$54];2;0))">
            <text:p><text:s text:c="2"/></text:p>
          </table:table-cell>
          <table:table-cell table:style-name="ce15" table:formula="of:=IF([.K313]=&quot;&quot;;&quot;&quot;;VLOOKUP([.K313];[Contas.$A$1:.$C$54];3;0))">
            <text:p><text:s text:c="2"/></text:p>
          </table:table-cell>
          <table:table-cell table:style-name="ce16" table:formula="of:=IF([.G313]&lt;&gt;&quot;&quot;;&quot;Pago&quot;;IF(AND([.G313]=&quot;&quot;;[.E313]&lt;&gt;&quot;&quot;;[.F313]&lt;&gt;&quot;&quot;;TODAY()&gt;=[.D313]);&quot;Vencido&quot;;IF(AND([.E313]=&quot;&quot;;[.F313]=&quot;&quot;;[.G313]=&quot;&quot;;[.H313]=&quot;&quot;);&quot;&quot;;&quot;A Vencer&quot;)))">
            <text:p><text:s text:c="2"/></text:p>
          </table:table-cell>
          <table:table-cell table:style-name="ce41" table:formula="of:=IF([.H313]=&quot;&quot;;&quot;&quot;;[.H313]-[.C313])">
            <text:p/>
          </table:table-cell>
          <table:table-cell table:style-name="ce62" table:formula="of:=IF([.A313]=&quot;&quot;;&quot;&quot;;TEXT(DATE(YEAR([.A313]);MONTH([.A313]);DAY([.A313]));&quot;AAAA&quot;))">
            <text:p/>
          </table:table-cell>
          <table:table-cell table:style-name="ce62" table:formula="of:=IF([.D313]=&quot;&quot;;&quot;&quot;;TEXT(DATE(YEAR([.D313]);MONTH([.D313]);DAY([.D313]));&quot;AAAA&quot;))">
            <text:p/>
          </table:table-cell>
          <table:table-cell table:style-name="ce62" table:formula="of:=IF([.G313]=&quot;&quot;;&quot;&quot;;TEXT(DATE(YEAR([.G313]);MONTH([.G313]);DAY([.G313]));&quot;AAAA&quot;))">
            <text:p/>
          </table:table-cell>
          <table:table-cell table:style-name="ce62" table:formula="of:=IF([.A313]=&quot;&quot;;&quot;&quot;;TEXT(DATE(YEAR([.A313]);MONTH([.A313]);DAY([.A313]));&quot;MMM&quot;))">
            <text:p/>
          </table:table-cell>
          <table:table-cell table:style-name="ce62" table:formula="of:=IF([.D313]=&quot;&quot;;&quot;&quot;;TEXT(DATE(YEAR([.D313]);MONTH([.D313]);DAY([.D313]));&quot;MMM&quot;))">
            <text:p/>
          </table:table-cell>
          <table:table-cell table:style-name="ce62" table:formula="of:=IF([.G313]=&quot;&quot;;&quot;&quot;;TEXT(DATE(YEAR([.G313]);MONTH([.G313]);DAY([.G313]));&quot;MMM&quot;))">
            <text:p/>
          </table:table-cell>
          <table:table-cell table:style-name="ce70" table:formula="of:=IF([.D313]=&quot;&quot;;&quot;&quot;;TEXT(DATE(YEAR([.D313]);MONTH([.D313]);DAY([.D31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4]=&quot;&quot;;&quot;&quot;;VLOOKUP([.K314];[Contas.$A$1:.$C$54];2;0))">
            <text:p><text:s text:c="2"/></text:p>
          </table:table-cell>
          <table:table-cell table:style-name="ce15" table:formula="of:=IF([.K314]=&quot;&quot;;&quot;&quot;;VLOOKUP([.K314];[Contas.$A$1:.$C$54];3;0))">
            <text:p><text:s text:c="2"/></text:p>
          </table:table-cell>
          <table:table-cell table:style-name="ce16" table:formula="of:=IF([.G314]&lt;&gt;&quot;&quot;;&quot;Pago&quot;;IF(AND([.G314]=&quot;&quot;;[.E314]&lt;&gt;&quot;&quot;;[.F314]&lt;&gt;&quot;&quot;;TODAY()&gt;=[.D314]);&quot;Vencido&quot;;IF(AND([.E314]=&quot;&quot;;[.F314]=&quot;&quot;;[.G314]=&quot;&quot;;[.H314]=&quot;&quot;);&quot;&quot;;&quot;A Vencer&quot;)))">
            <text:p><text:s text:c="2"/></text:p>
          </table:table-cell>
          <table:table-cell table:style-name="ce41" table:formula="of:=IF([.H314]=&quot;&quot;;&quot;&quot;;[.H314]-[.C314])">
            <text:p/>
          </table:table-cell>
          <table:table-cell table:style-name="ce62" table:formula="of:=IF([.A314]=&quot;&quot;;&quot;&quot;;TEXT(DATE(YEAR([.A314]);MONTH([.A314]);DAY([.A314]));&quot;AAAA&quot;))">
            <text:p/>
          </table:table-cell>
          <table:table-cell table:style-name="ce62" table:formula="of:=IF([.D314]=&quot;&quot;;&quot;&quot;;TEXT(DATE(YEAR([.D314]);MONTH([.D314]);DAY([.D314]));&quot;AAAA&quot;))">
            <text:p/>
          </table:table-cell>
          <table:table-cell table:style-name="ce62" table:formula="of:=IF([.G314]=&quot;&quot;;&quot;&quot;;TEXT(DATE(YEAR([.G314]);MONTH([.G314]);DAY([.G314]));&quot;AAAA&quot;))">
            <text:p/>
          </table:table-cell>
          <table:table-cell table:style-name="ce62" table:formula="of:=IF([.A314]=&quot;&quot;;&quot;&quot;;TEXT(DATE(YEAR([.A314]);MONTH([.A314]);DAY([.A314]));&quot;MMM&quot;))">
            <text:p/>
          </table:table-cell>
          <table:table-cell table:style-name="ce62" table:formula="of:=IF([.D314]=&quot;&quot;;&quot;&quot;;TEXT(DATE(YEAR([.D314]);MONTH([.D314]);DAY([.D314]));&quot;MMM&quot;))">
            <text:p/>
          </table:table-cell>
          <table:table-cell table:style-name="ce62" table:formula="of:=IF([.G314]=&quot;&quot;;&quot;&quot;;TEXT(DATE(YEAR([.G314]);MONTH([.G314]);DAY([.G314]));&quot;MMM&quot;))">
            <text:p/>
          </table:table-cell>
          <table:table-cell table:style-name="ce70" table:formula="of:=IF([.D314]=&quot;&quot;;&quot;&quot;;TEXT(DATE(YEAR([.D314]);MONTH([.D314]);DAY([.D31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5]=&quot;&quot;;&quot;&quot;;VLOOKUP([.K315];[Contas.$A$1:.$C$54];2;0))">
            <text:p><text:s text:c="2"/></text:p>
          </table:table-cell>
          <table:table-cell table:style-name="ce15" table:formula="of:=IF([.K315]=&quot;&quot;;&quot;&quot;;VLOOKUP([.K315];[Contas.$A$1:.$C$54];3;0))">
            <text:p><text:s text:c="2"/></text:p>
          </table:table-cell>
          <table:table-cell table:style-name="ce16" table:formula="of:=IF([.G315]&lt;&gt;&quot;&quot;;&quot;Pago&quot;;IF(AND([.G315]=&quot;&quot;;[.E315]&lt;&gt;&quot;&quot;;[.F315]&lt;&gt;&quot;&quot;;TODAY()&gt;=[.D315]);&quot;Vencido&quot;;IF(AND([.E315]=&quot;&quot;;[.F315]=&quot;&quot;;[.G315]=&quot;&quot;;[.H315]=&quot;&quot;);&quot;&quot;;&quot;A Vencer&quot;)))">
            <text:p><text:s text:c="2"/></text:p>
          </table:table-cell>
          <table:table-cell table:style-name="ce41" table:formula="of:=IF([.H315]=&quot;&quot;;&quot;&quot;;[.H315]-[.C315])">
            <text:p/>
          </table:table-cell>
          <table:table-cell table:style-name="ce62" table:formula="of:=IF([.A315]=&quot;&quot;;&quot;&quot;;TEXT(DATE(YEAR([.A315]);MONTH([.A315]);DAY([.A315]));&quot;AAAA&quot;))">
            <text:p/>
          </table:table-cell>
          <table:table-cell table:style-name="ce62" table:formula="of:=IF([.D315]=&quot;&quot;;&quot;&quot;;TEXT(DATE(YEAR([.D315]);MONTH([.D315]);DAY([.D315]));&quot;AAAA&quot;))">
            <text:p/>
          </table:table-cell>
          <table:table-cell table:style-name="ce62" table:formula="of:=IF([.G315]=&quot;&quot;;&quot;&quot;;TEXT(DATE(YEAR([.G315]);MONTH([.G315]);DAY([.G315]));&quot;AAAA&quot;))">
            <text:p/>
          </table:table-cell>
          <table:table-cell table:style-name="ce62" table:formula="of:=IF([.A315]=&quot;&quot;;&quot;&quot;;TEXT(DATE(YEAR([.A315]);MONTH([.A315]);DAY([.A315]));&quot;MMM&quot;))">
            <text:p/>
          </table:table-cell>
          <table:table-cell table:style-name="ce62" table:formula="of:=IF([.D315]=&quot;&quot;;&quot;&quot;;TEXT(DATE(YEAR([.D315]);MONTH([.D315]);DAY([.D315]));&quot;MMM&quot;))">
            <text:p/>
          </table:table-cell>
          <table:table-cell table:style-name="ce62" table:formula="of:=IF([.G315]=&quot;&quot;;&quot;&quot;;TEXT(DATE(YEAR([.G315]);MONTH([.G315]);DAY([.G315]));&quot;MMM&quot;))">
            <text:p/>
          </table:table-cell>
          <table:table-cell table:style-name="ce70" table:formula="of:=IF([.D315]=&quot;&quot;;&quot;&quot;;TEXT(DATE(YEAR([.D315]);MONTH([.D315]);DAY([.D31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6]=&quot;&quot;;&quot;&quot;;VLOOKUP([.K316];[Contas.$A$1:.$C$54];2;0))">
            <text:p><text:s text:c="2"/></text:p>
          </table:table-cell>
          <table:table-cell table:style-name="ce15" table:formula="of:=IF([.K316]=&quot;&quot;;&quot;&quot;;VLOOKUP([.K316];[Contas.$A$1:.$C$54];3;0))">
            <text:p><text:s text:c="2"/></text:p>
          </table:table-cell>
          <table:table-cell table:style-name="ce16" table:formula="of:=IF([.G316]&lt;&gt;&quot;&quot;;&quot;Pago&quot;;IF(AND([.G316]=&quot;&quot;;[.E316]&lt;&gt;&quot;&quot;;[.F316]&lt;&gt;&quot;&quot;;TODAY()&gt;=[.D316]);&quot;Vencido&quot;;IF(AND([.E316]=&quot;&quot;;[.F316]=&quot;&quot;;[.G316]=&quot;&quot;;[.H316]=&quot;&quot;);&quot;&quot;;&quot;A Vencer&quot;)))">
            <text:p><text:s text:c="2"/></text:p>
          </table:table-cell>
          <table:table-cell table:style-name="ce41" table:formula="of:=IF([.H316]=&quot;&quot;;&quot;&quot;;[.H316]-[.C316])">
            <text:p/>
          </table:table-cell>
          <table:table-cell table:style-name="ce62" table:formula="of:=IF([.A316]=&quot;&quot;;&quot;&quot;;TEXT(DATE(YEAR([.A316]);MONTH([.A316]);DAY([.A316]));&quot;AAAA&quot;))">
            <text:p/>
          </table:table-cell>
          <table:table-cell table:style-name="ce62" table:formula="of:=IF([.D316]=&quot;&quot;;&quot;&quot;;TEXT(DATE(YEAR([.D316]);MONTH([.D316]);DAY([.D316]));&quot;AAAA&quot;))">
            <text:p/>
          </table:table-cell>
          <table:table-cell table:style-name="ce62" table:formula="of:=IF([.G316]=&quot;&quot;;&quot;&quot;;TEXT(DATE(YEAR([.G316]);MONTH([.G316]);DAY([.G316]));&quot;AAAA&quot;))">
            <text:p/>
          </table:table-cell>
          <table:table-cell table:style-name="ce62" table:formula="of:=IF([.A316]=&quot;&quot;;&quot;&quot;;TEXT(DATE(YEAR([.A316]);MONTH([.A316]);DAY([.A316]));&quot;MMM&quot;))">
            <text:p/>
          </table:table-cell>
          <table:table-cell table:style-name="ce62" table:formula="of:=IF([.D316]=&quot;&quot;;&quot;&quot;;TEXT(DATE(YEAR([.D316]);MONTH([.D316]);DAY([.D316]));&quot;MMM&quot;))">
            <text:p/>
          </table:table-cell>
          <table:table-cell table:style-name="ce62" table:formula="of:=IF([.G316]=&quot;&quot;;&quot;&quot;;TEXT(DATE(YEAR([.G316]);MONTH([.G316]);DAY([.G316]));&quot;MMM&quot;))">
            <text:p/>
          </table:table-cell>
          <table:table-cell table:style-name="ce70" table:formula="of:=IF([.D316]=&quot;&quot;;&quot;&quot;;TEXT(DATE(YEAR([.D316]);MONTH([.D316]);DAY([.D31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7]=&quot;&quot;;&quot;&quot;;VLOOKUP([.K317];[Contas.$A$1:.$C$54];2;0))">
            <text:p><text:s text:c="2"/></text:p>
          </table:table-cell>
          <table:table-cell table:style-name="ce15" table:formula="of:=IF([.K317]=&quot;&quot;;&quot;&quot;;VLOOKUP([.K317];[Contas.$A$1:.$C$54];3;0))">
            <text:p><text:s text:c="2"/></text:p>
          </table:table-cell>
          <table:table-cell table:style-name="ce16" table:formula="of:=IF([.G317]&lt;&gt;&quot;&quot;;&quot;Pago&quot;;IF(AND([.G317]=&quot;&quot;;[.E317]&lt;&gt;&quot;&quot;;[.F317]&lt;&gt;&quot;&quot;;TODAY()&gt;=[.D317]);&quot;Vencido&quot;;IF(AND([.E317]=&quot;&quot;;[.F317]=&quot;&quot;;[.G317]=&quot;&quot;;[.H317]=&quot;&quot;);&quot;&quot;;&quot;A Vencer&quot;)))">
            <text:p><text:s text:c="2"/></text:p>
          </table:table-cell>
          <table:table-cell table:style-name="ce41" table:formula="of:=IF([.H317]=&quot;&quot;;&quot;&quot;;[.H317]-[.C317])">
            <text:p/>
          </table:table-cell>
          <table:table-cell table:style-name="ce62" table:formula="of:=IF([.A317]=&quot;&quot;;&quot;&quot;;TEXT(DATE(YEAR([.A317]);MONTH([.A317]);DAY([.A317]));&quot;AAAA&quot;))">
            <text:p/>
          </table:table-cell>
          <table:table-cell table:style-name="ce62" table:formula="of:=IF([.D317]=&quot;&quot;;&quot;&quot;;TEXT(DATE(YEAR([.D317]);MONTH([.D317]);DAY([.D317]));&quot;AAAA&quot;))">
            <text:p/>
          </table:table-cell>
          <table:table-cell table:style-name="ce62" table:formula="of:=IF([.G317]=&quot;&quot;;&quot;&quot;;TEXT(DATE(YEAR([.G317]);MONTH([.G317]);DAY([.G317]));&quot;AAAA&quot;))">
            <text:p/>
          </table:table-cell>
          <table:table-cell table:style-name="ce62" table:formula="of:=IF([.A317]=&quot;&quot;;&quot;&quot;;TEXT(DATE(YEAR([.A317]);MONTH([.A317]);DAY([.A317]));&quot;MMM&quot;))">
            <text:p/>
          </table:table-cell>
          <table:table-cell table:style-name="ce62" table:formula="of:=IF([.D317]=&quot;&quot;;&quot;&quot;;TEXT(DATE(YEAR([.D317]);MONTH([.D317]);DAY([.D317]));&quot;MMM&quot;))">
            <text:p/>
          </table:table-cell>
          <table:table-cell table:style-name="ce62" table:formula="of:=IF([.G317]=&quot;&quot;;&quot;&quot;;TEXT(DATE(YEAR([.G317]);MONTH([.G317]);DAY([.G317]));&quot;MMM&quot;))">
            <text:p/>
          </table:table-cell>
          <table:table-cell table:style-name="ce70" table:formula="of:=IF([.D317]=&quot;&quot;;&quot;&quot;;TEXT(DATE(YEAR([.D317]);MONTH([.D317]);DAY([.D31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8]=&quot;&quot;;&quot;&quot;;VLOOKUP([.K318];[Contas.$A$1:.$C$54];2;0))">
            <text:p><text:s text:c="2"/></text:p>
          </table:table-cell>
          <table:table-cell table:style-name="ce15" table:formula="of:=IF([.K318]=&quot;&quot;;&quot;&quot;;VLOOKUP([.K318];[Contas.$A$1:.$C$54];3;0))">
            <text:p><text:s text:c="2"/></text:p>
          </table:table-cell>
          <table:table-cell table:style-name="ce16" table:formula="of:=IF([.G318]&lt;&gt;&quot;&quot;;&quot;Pago&quot;;IF(AND([.G318]=&quot;&quot;;[.E318]&lt;&gt;&quot;&quot;;[.F318]&lt;&gt;&quot;&quot;;TODAY()&gt;=[.D318]);&quot;Vencido&quot;;IF(AND([.E318]=&quot;&quot;;[.F318]=&quot;&quot;;[.G318]=&quot;&quot;;[.H318]=&quot;&quot;);&quot;&quot;;&quot;A Vencer&quot;)))">
            <text:p><text:s text:c="2"/></text:p>
          </table:table-cell>
          <table:table-cell table:style-name="ce41" table:formula="of:=IF([.H318]=&quot;&quot;;&quot;&quot;;[.H318]-[.C318])">
            <text:p/>
          </table:table-cell>
          <table:table-cell table:style-name="ce62" table:formula="of:=IF([.A318]=&quot;&quot;;&quot;&quot;;TEXT(DATE(YEAR([.A318]);MONTH([.A318]);DAY([.A318]));&quot;AAAA&quot;))">
            <text:p/>
          </table:table-cell>
          <table:table-cell table:style-name="ce62" table:formula="of:=IF([.D318]=&quot;&quot;;&quot;&quot;;TEXT(DATE(YEAR([.D318]);MONTH([.D318]);DAY([.D318]));&quot;AAAA&quot;))">
            <text:p/>
          </table:table-cell>
          <table:table-cell table:style-name="ce62" table:formula="of:=IF([.G318]=&quot;&quot;;&quot;&quot;;TEXT(DATE(YEAR([.G318]);MONTH([.G318]);DAY([.G318]));&quot;AAAA&quot;))">
            <text:p/>
          </table:table-cell>
          <table:table-cell table:style-name="ce62" table:formula="of:=IF([.A318]=&quot;&quot;;&quot;&quot;;TEXT(DATE(YEAR([.A318]);MONTH([.A318]);DAY([.A318]));&quot;MMM&quot;))">
            <text:p/>
          </table:table-cell>
          <table:table-cell table:style-name="ce62" table:formula="of:=IF([.D318]=&quot;&quot;;&quot;&quot;;TEXT(DATE(YEAR([.D318]);MONTH([.D318]);DAY([.D318]));&quot;MMM&quot;))">
            <text:p/>
          </table:table-cell>
          <table:table-cell table:style-name="ce62" table:formula="of:=IF([.G318]=&quot;&quot;;&quot;&quot;;TEXT(DATE(YEAR([.G318]);MONTH([.G318]);DAY([.G318]));&quot;MMM&quot;))">
            <text:p/>
          </table:table-cell>
          <table:table-cell table:style-name="ce70" table:formula="of:=IF([.D318]=&quot;&quot;;&quot;&quot;;TEXT(DATE(YEAR([.D318]);MONTH([.D318]);DAY([.D31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19]=&quot;&quot;;&quot;&quot;;VLOOKUP([.K319];[Contas.$A$1:.$C$54];2;0))">
            <text:p><text:s text:c="2"/></text:p>
          </table:table-cell>
          <table:table-cell table:style-name="ce15" table:formula="of:=IF([.K319]=&quot;&quot;;&quot;&quot;;VLOOKUP([.K319];[Contas.$A$1:.$C$54];3;0))">
            <text:p><text:s text:c="2"/></text:p>
          </table:table-cell>
          <table:table-cell table:style-name="ce16" table:formula="of:=IF([.G319]&lt;&gt;&quot;&quot;;&quot;Pago&quot;;IF(AND([.G319]=&quot;&quot;;[.E319]&lt;&gt;&quot;&quot;;[.F319]&lt;&gt;&quot;&quot;;TODAY()&gt;=[.D319]);&quot;Vencido&quot;;IF(AND([.E319]=&quot;&quot;;[.F319]=&quot;&quot;;[.G319]=&quot;&quot;;[.H319]=&quot;&quot;);&quot;&quot;;&quot;A Vencer&quot;)))">
            <text:p><text:s text:c="2"/></text:p>
          </table:table-cell>
          <table:table-cell table:style-name="ce41" table:formula="of:=IF([.H319]=&quot;&quot;;&quot;&quot;;[.H319]-[.C319])">
            <text:p/>
          </table:table-cell>
          <table:table-cell table:style-name="ce62" table:formula="of:=IF([.A319]=&quot;&quot;;&quot;&quot;;TEXT(DATE(YEAR([.A319]);MONTH([.A319]);DAY([.A319]));&quot;AAAA&quot;))">
            <text:p/>
          </table:table-cell>
          <table:table-cell table:style-name="ce62" table:formula="of:=IF([.D319]=&quot;&quot;;&quot;&quot;;TEXT(DATE(YEAR([.D319]);MONTH([.D319]);DAY([.D319]));&quot;AAAA&quot;))">
            <text:p/>
          </table:table-cell>
          <table:table-cell table:style-name="ce62" table:formula="of:=IF([.G319]=&quot;&quot;;&quot;&quot;;TEXT(DATE(YEAR([.G319]);MONTH([.G319]);DAY([.G319]));&quot;AAAA&quot;))">
            <text:p/>
          </table:table-cell>
          <table:table-cell table:style-name="ce62" table:formula="of:=IF([.A319]=&quot;&quot;;&quot;&quot;;TEXT(DATE(YEAR([.A319]);MONTH([.A319]);DAY([.A319]));&quot;MMM&quot;))">
            <text:p/>
          </table:table-cell>
          <table:table-cell table:style-name="ce62" table:formula="of:=IF([.D319]=&quot;&quot;;&quot;&quot;;TEXT(DATE(YEAR([.D319]);MONTH([.D319]);DAY([.D319]));&quot;MMM&quot;))">
            <text:p/>
          </table:table-cell>
          <table:table-cell table:style-name="ce62" table:formula="of:=IF([.G319]=&quot;&quot;;&quot;&quot;;TEXT(DATE(YEAR([.G319]);MONTH([.G319]);DAY([.G319]));&quot;MMM&quot;))">
            <text:p/>
          </table:table-cell>
          <table:table-cell table:style-name="ce70" table:formula="of:=IF([.D319]=&quot;&quot;;&quot;&quot;;TEXT(DATE(YEAR([.D319]);MONTH([.D319]);DAY([.D319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0]=&quot;&quot;;&quot;&quot;;VLOOKUP([.K320];[Contas.$A$1:.$C$54];2;0))">
            <text:p><text:s text:c="2"/></text:p>
          </table:table-cell>
          <table:table-cell table:style-name="ce15" table:formula="of:=IF([.K320]=&quot;&quot;;&quot;&quot;;VLOOKUP([.K320];[Contas.$A$1:.$C$54];3;0))">
            <text:p><text:s text:c="2"/></text:p>
          </table:table-cell>
          <table:table-cell table:style-name="ce16" table:formula="of:=IF([.G320]&lt;&gt;&quot;&quot;;&quot;Pago&quot;;IF(AND([.G320]=&quot;&quot;;[.E320]&lt;&gt;&quot;&quot;;[.F320]&lt;&gt;&quot;&quot;;TODAY()&gt;=[.D320]);&quot;Vencido&quot;;IF(AND([.E320]=&quot;&quot;;[.F320]=&quot;&quot;;[.G320]=&quot;&quot;;[.H320]=&quot;&quot;);&quot;&quot;;&quot;A Vencer&quot;)))">
            <text:p><text:s text:c="2"/></text:p>
          </table:table-cell>
          <table:table-cell table:style-name="ce41" table:formula="of:=IF([.H320]=&quot;&quot;;&quot;&quot;;[.H320]-[.C320])">
            <text:p/>
          </table:table-cell>
          <table:table-cell table:style-name="ce62" table:formula="of:=IF([.A320]=&quot;&quot;;&quot;&quot;;TEXT(DATE(YEAR([.A320]);MONTH([.A320]);DAY([.A320]));&quot;AAAA&quot;))">
            <text:p/>
          </table:table-cell>
          <table:table-cell table:style-name="ce62" table:formula="of:=IF([.D320]=&quot;&quot;;&quot;&quot;;TEXT(DATE(YEAR([.D320]);MONTH([.D320]);DAY([.D320]));&quot;AAAA&quot;))">
            <text:p/>
          </table:table-cell>
          <table:table-cell table:style-name="ce62" table:formula="of:=IF([.G320]=&quot;&quot;;&quot;&quot;;TEXT(DATE(YEAR([.G320]);MONTH([.G320]);DAY([.G320]));&quot;AAAA&quot;))">
            <text:p/>
          </table:table-cell>
          <table:table-cell table:style-name="ce62" table:formula="of:=IF([.A320]=&quot;&quot;;&quot;&quot;;TEXT(DATE(YEAR([.A320]);MONTH([.A320]);DAY([.A320]));&quot;MMM&quot;))">
            <text:p/>
          </table:table-cell>
          <table:table-cell table:style-name="ce62" table:formula="of:=IF([.D320]=&quot;&quot;;&quot;&quot;;TEXT(DATE(YEAR([.D320]);MONTH([.D320]);DAY([.D320]));&quot;MMM&quot;))">
            <text:p/>
          </table:table-cell>
          <table:table-cell table:style-name="ce62" table:formula="of:=IF([.G320]=&quot;&quot;;&quot;&quot;;TEXT(DATE(YEAR([.G320]);MONTH([.G320]);DAY([.G320]));&quot;MMM&quot;))">
            <text:p/>
          </table:table-cell>
          <table:table-cell table:style-name="ce70" table:formula="of:=IF([.D320]=&quot;&quot;;&quot;&quot;;TEXT(DATE(YEAR([.D320]);MONTH([.D320]);DAY([.D32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1]=&quot;&quot;;&quot;&quot;;VLOOKUP([.K321];[Contas.$A$1:.$C$54];2;0))">
            <text:p><text:s text:c="2"/></text:p>
          </table:table-cell>
          <table:table-cell table:style-name="ce15" table:formula="of:=IF([.K321]=&quot;&quot;;&quot;&quot;;VLOOKUP([.K321];[Contas.$A$1:.$C$54];3;0))">
            <text:p><text:s text:c="2"/></text:p>
          </table:table-cell>
          <table:table-cell table:style-name="ce16" table:formula="of:=IF([.G321]&lt;&gt;&quot;&quot;;&quot;Pago&quot;;IF(AND([.G321]=&quot;&quot;;[.E321]&lt;&gt;&quot;&quot;;[.F321]&lt;&gt;&quot;&quot;;TODAY()&gt;=[.D321]);&quot;Vencido&quot;;IF(AND([.E321]=&quot;&quot;;[.F321]=&quot;&quot;;[.G321]=&quot;&quot;;[.H321]=&quot;&quot;);&quot;&quot;;&quot;A Vencer&quot;)))">
            <text:p><text:s text:c="2"/></text:p>
          </table:table-cell>
          <table:table-cell table:style-name="ce41" table:formula="of:=IF([.H321]=&quot;&quot;;&quot;&quot;;[.H321]-[.C321])">
            <text:p/>
          </table:table-cell>
          <table:table-cell table:style-name="ce62" table:formula="of:=IF([.A321]=&quot;&quot;;&quot;&quot;;TEXT(DATE(YEAR([.A321]);MONTH([.A321]);DAY([.A321]));&quot;AAAA&quot;))">
            <text:p/>
          </table:table-cell>
          <table:table-cell table:style-name="ce62" table:formula="of:=IF([.D321]=&quot;&quot;;&quot;&quot;;TEXT(DATE(YEAR([.D321]);MONTH([.D321]);DAY([.D321]));&quot;AAAA&quot;))">
            <text:p/>
          </table:table-cell>
          <table:table-cell table:style-name="ce62" table:formula="of:=IF([.G321]=&quot;&quot;;&quot;&quot;;TEXT(DATE(YEAR([.G321]);MONTH([.G321]);DAY([.G321]));&quot;AAAA&quot;))">
            <text:p/>
          </table:table-cell>
          <table:table-cell table:style-name="ce62" table:formula="of:=IF([.A321]=&quot;&quot;;&quot;&quot;;TEXT(DATE(YEAR([.A321]);MONTH([.A321]);DAY([.A321]));&quot;MMM&quot;))">
            <text:p/>
          </table:table-cell>
          <table:table-cell table:style-name="ce62" table:formula="of:=IF([.D321]=&quot;&quot;;&quot;&quot;;TEXT(DATE(YEAR([.D321]);MONTH([.D321]);DAY([.D321]));&quot;MMM&quot;))">
            <text:p/>
          </table:table-cell>
          <table:table-cell table:style-name="ce62" table:formula="of:=IF([.G321]=&quot;&quot;;&quot;&quot;;TEXT(DATE(YEAR([.G321]);MONTH([.G321]);DAY([.G321]));&quot;MMM&quot;))">
            <text:p/>
          </table:table-cell>
          <table:table-cell table:style-name="ce70" table:formula="of:=IF([.D321]=&quot;&quot;;&quot;&quot;;TEXT(DATE(YEAR([.D321]);MONTH([.D321]);DAY([.D32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2]=&quot;&quot;;&quot;&quot;;VLOOKUP([.K322];[Contas.$A$1:.$C$54];2;0))">
            <text:p><text:s text:c="2"/></text:p>
          </table:table-cell>
          <table:table-cell table:style-name="ce15" table:formula="of:=IF([.K322]=&quot;&quot;;&quot;&quot;;VLOOKUP([.K322];[Contas.$A$1:.$C$54];3;0))">
            <text:p><text:s text:c="2"/></text:p>
          </table:table-cell>
          <table:table-cell table:style-name="ce16" table:formula="of:=IF([.G322]&lt;&gt;&quot;&quot;;&quot;Pago&quot;;IF(AND([.G322]=&quot;&quot;;[.E322]&lt;&gt;&quot;&quot;;[.F322]&lt;&gt;&quot;&quot;;TODAY()&gt;=[.D322]);&quot;Vencido&quot;;IF(AND([.E322]=&quot;&quot;;[.F322]=&quot;&quot;;[.G322]=&quot;&quot;;[.H322]=&quot;&quot;);&quot;&quot;;&quot;A Vencer&quot;)))">
            <text:p><text:s text:c="2"/></text:p>
          </table:table-cell>
          <table:table-cell table:style-name="ce41" table:formula="of:=IF([.H322]=&quot;&quot;;&quot;&quot;;[.H322]-[.C322])">
            <text:p/>
          </table:table-cell>
          <table:table-cell table:style-name="ce62" table:formula="of:=IF([.A322]=&quot;&quot;;&quot;&quot;;TEXT(DATE(YEAR([.A322]);MONTH([.A322]);DAY([.A322]));&quot;AAAA&quot;))">
            <text:p/>
          </table:table-cell>
          <table:table-cell table:style-name="ce62" table:formula="of:=IF([.D322]=&quot;&quot;;&quot;&quot;;TEXT(DATE(YEAR([.D322]);MONTH([.D322]);DAY([.D322]));&quot;AAAA&quot;))">
            <text:p/>
          </table:table-cell>
          <table:table-cell table:style-name="ce62" table:formula="of:=IF([.G322]=&quot;&quot;;&quot;&quot;;TEXT(DATE(YEAR([.G322]);MONTH([.G322]);DAY([.G322]));&quot;AAAA&quot;))">
            <text:p/>
          </table:table-cell>
          <table:table-cell table:style-name="ce62" table:formula="of:=IF([.A322]=&quot;&quot;;&quot;&quot;;TEXT(DATE(YEAR([.A322]);MONTH([.A322]);DAY([.A322]));&quot;MMM&quot;))">
            <text:p/>
          </table:table-cell>
          <table:table-cell table:style-name="ce62" table:formula="of:=IF([.D322]=&quot;&quot;;&quot;&quot;;TEXT(DATE(YEAR([.D322]);MONTH([.D322]);DAY([.D322]));&quot;MMM&quot;))">
            <text:p/>
          </table:table-cell>
          <table:table-cell table:style-name="ce62" table:formula="of:=IF([.G322]=&quot;&quot;;&quot;&quot;;TEXT(DATE(YEAR([.G322]);MONTH([.G322]);DAY([.G322]));&quot;MMM&quot;))">
            <text:p/>
          </table:table-cell>
          <table:table-cell table:style-name="ce70" table:formula="of:=IF([.D322]=&quot;&quot;;&quot;&quot;;TEXT(DATE(YEAR([.D322]);MONTH([.D322]);DAY([.D32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3]=&quot;&quot;;&quot;&quot;;VLOOKUP([.K323];[Contas.$A$1:.$C$54];2;0))">
            <text:p><text:s text:c="2"/></text:p>
          </table:table-cell>
          <table:table-cell table:style-name="ce15" table:formula="of:=IF([.K323]=&quot;&quot;;&quot;&quot;;VLOOKUP([.K323];[Contas.$A$1:.$C$54];3;0))">
            <text:p><text:s text:c="2"/></text:p>
          </table:table-cell>
          <table:table-cell table:style-name="ce16" table:formula="of:=IF([.G323]&lt;&gt;&quot;&quot;;&quot;Pago&quot;;IF(AND([.G323]=&quot;&quot;;[.E323]&lt;&gt;&quot;&quot;;[.F323]&lt;&gt;&quot;&quot;;TODAY()&gt;=[.D323]);&quot;Vencido&quot;;IF(AND([.E323]=&quot;&quot;;[.F323]=&quot;&quot;;[.G323]=&quot;&quot;;[.H323]=&quot;&quot;);&quot;&quot;;&quot;A Vencer&quot;)))">
            <text:p><text:s text:c="2"/></text:p>
          </table:table-cell>
          <table:table-cell table:style-name="ce41" table:formula="of:=IF([.H323]=&quot;&quot;;&quot;&quot;;[.H323]-[.C323])">
            <text:p/>
          </table:table-cell>
          <table:table-cell table:style-name="ce62" table:formula="of:=IF([.A323]=&quot;&quot;;&quot;&quot;;TEXT(DATE(YEAR([.A323]);MONTH([.A323]);DAY([.A323]));&quot;AAAA&quot;))">
            <text:p/>
          </table:table-cell>
          <table:table-cell table:style-name="ce62" table:formula="of:=IF([.D323]=&quot;&quot;;&quot;&quot;;TEXT(DATE(YEAR([.D323]);MONTH([.D323]);DAY([.D323]));&quot;AAAA&quot;))">
            <text:p/>
          </table:table-cell>
          <table:table-cell table:style-name="ce62" table:formula="of:=IF([.G323]=&quot;&quot;;&quot;&quot;;TEXT(DATE(YEAR([.G323]);MONTH([.G323]);DAY([.G323]));&quot;AAAA&quot;))">
            <text:p/>
          </table:table-cell>
          <table:table-cell table:style-name="ce62" table:formula="of:=IF([.A323]=&quot;&quot;;&quot;&quot;;TEXT(DATE(YEAR([.A323]);MONTH([.A323]);DAY([.A323]));&quot;MMM&quot;))">
            <text:p/>
          </table:table-cell>
          <table:table-cell table:style-name="ce62" table:formula="of:=IF([.D323]=&quot;&quot;;&quot;&quot;;TEXT(DATE(YEAR([.D323]);MONTH([.D323]);DAY([.D323]));&quot;MMM&quot;))">
            <text:p/>
          </table:table-cell>
          <table:table-cell table:style-name="ce62" table:formula="of:=IF([.G323]=&quot;&quot;;&quot;&quot;;TEXT(DATE(YEAR([.G323]);MONTH([.G323]);DAY([.G323]));&quot;MMM&quot;))">
            <text:p/>
          </table:table-cell>
          <table:table-cell table:style-name="ce70" table:formula="of:=IF([.D323]=&quot;&quot;;&quot;&quot;;TEXT(DATE(YEAR([.D323]);MONTH([.D323]);DAY([.D32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4]=&quot;&quot;;&quot;&quot;;VLOOKUP([.K324];[Contas.$A$1:.$C$54];2;0))">
            <text:p><text:s text:c="2"/></text:p>
          </table:table-cell>
          <table:table-cell table:style-name="ce15" table:formula="of:=IF([.K324]=&quot;&quot;;&quot;&quot;;VLOOKUP([.K324];[Contas.$A$1:.$C$54];3;0))">
            <text:p><text:s text:c="2"/></text:p>
          </table:table-cell>
          <table:table-cell table:style-name="ce16" table:formula="of:=IF([.G324]&lt;&gt;&quot;&quot;;&quot;Pago&quot;;IF(AND([.G324]=&quot;&quot;;[.E324]&lt;&gt;&quot;&quot;;[.F324]&lt;&gt;&quot;&quot;;TODAY()&gt;=[.D324]);&quot;Vencido&quot;;IF(AND([.E324]=&quot;&quot;;[.F324]=&quot;&quot;;[.G324]=&quot;&quot;;[.H324]=&quot;&quot;);&quot;&quot;;&quot;A Vencer&quot;)))">
            <text:p><text:s text:c="2"/></text:p>
          </table:table-cell>
          <table:table-cell table:style-name="ce41" table:formula="of:=IF([.H324]=&quot;&quot;;&quot;&quot;;[.H324]-[.C324])">
            <text:p/>
          </table:table-cell>
          <table:table-cell table:style-name="ce62" table:formula="of:=IF([.A324]=&quot;&quot;;&quot;&quot;;TEXT(DATE(YEAR([.A324]);MONTH([.A324]);DAY([.A324]));&quot;AAAA&quot;))">
            <text:p/>
          </table:table-cell>
          <table:table-cell table:style-name="ce62" table:formula="of:=IF([.D324]=&quot;&quot;;&quot;&quot;;TEXT(DATE(YEAR([.D324]);MONTH([.D324]);DAY([.D324]));&quot;AAAA&quot;))">
            <text:p/>
          </table:table-cell>
          <table:table-cell table:style-name="ce62" table:formula="of:=IF([.G324]=&quot;&quot;;&quot;&quot;;TEXT(DATE(YEAR([.G324]);MONTH([.G324]);DAY([.G324]));&quot;AAAA&quot;))">
            <text:p/>
          </table:table-cell>
          <table:table-cell table:style-name="ce62" table:formula="of:=IF([.A324]=&quot;&quot;;&quot;&quot;;TEXT(DATE(YEAR([.A324]);MONTH([.A324]);DAY([.A324]));&quot;MMM&quot;))">
            <text:p/>
          </table:table-cell>
          <table:table-cell table:style-name="ce62" table:formula="of:=IF([.D324]=&quot;&quot;;&quot;&quot;;TEXT(DATE(YEAR([.D324]);MONTH([.D324]);DAY([.D324]));&quot;MMM&quot;))">
            <text:p/>
          </table:table-cell>
          <table:table-cell table:style-name="ce62" table:formula="of:=IF([.G324]=&quot;&quot;;&quot;&quot;;TEXT(DATE(YEAR([.G324]);MONTH([.G324]);DAY([.G324]));&quot;MMM&quot;))">
            <text:p/>
          </table:table-cell>
          <table:table-cell table:style-name="ce70" table:formula="of:=IF([.D324]=&quot;&quot;;&quot;&quot;;TEXT(DATE(YEAR([.D324]);MONTH([.D324]);DAY([.D32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5]=&quot;&quot;;&quot;&quot;;VLOOKUP([.K325];[Contas.$A$1:.$C$54];2;0))">
            <text:p><text:s text:c="2"/></text:p>
          </table:table-cell>
          <table:table-cell table:style-name="ce15" table:formula="of:=IF([.K325]=&quot;&quot;;&quot;&quot;;VLOOKUP([.K325];[Contas.$A$1:.$C$54];3;0))">
            <text:p><text:s text:c="2"/></text:p>
          </table:table-cell>
          <table:table-cell table:style-name="ce16" table:formula="of:=IF([.G325]&lt;&gt;&quot;&quot;;&quot;Pago&quot;;IF(AND([.G325]=&quot;&quot;;[.E325]&lt;&gt;&quot;&quot;;[.F325]&lt;&gt;&quot;&quot;;TODAY()&gt;=[.D325]);&quot;Vencido&quot;;IF(AND([.E325]=&quot;&quot;;[.F325]=&quot;&quot;;[.G325]=&quot;&quot;;[.H325]=&quot;&quot;);&quot;&quot;;&quot;A Vencer&quot;)))">
            <text:p><text:s text:c="2"/></text:p>
          </table:table-cell>
          <table:table-cell table:style-name="ce41" table:formula="of:=IF([.H325]=&quot;&quot;;&quot;&quot;;[.H325]-[.C325])">
            <text:p/>
          </table:table-cell>
          <table:table-cell table:style-name="ce62" table:formula="of:=IF([.A325]=&quot;&quot;;&quot;&quot;;TEXT(DATE(YEAR([.A325]);MONTH([.A325]);DAY([.A325]));&quot;AAAA&quot;))">
            <text:p/>
          </table:table-cell>
          <table:table-cell table:style-name="ce62" table:formula="of:=IF([.D325]=&quot;&quot;;&quot;&quot;;TEXT(DATE(YEAR([.D325]);MONTH([.D325]);DAY([.D325]));&quot;AAAA&quot;))">
            <text:p/>
          </table:table-cell>
          <table:table-cell table:style-name="ce62" table:formula="of:=IF([.G325]=&quot;&quot;;&quot;&quot;;TEXT(DATE(YEAR([.G325]);MONTH([.G325]);DAY([.G325]));&quot;AAAA&quot;))">
            <text:p/>
          </table:table-cell>
          <table:table-cell table:style-name="ce62" table:formula="of:=IF([.A325]=&quot;&quot;;&quot;&quot;;TEXT(DATE(YEAR([.A325]);MONTH([.A325]);DAY([.A325]));&quot;MMM&quot;))">
            <text:p/>
          </table:table-cell>
          <table:table-cell table:style-name="ce62" table:formula="of:=IF([.D325]=&quot;&quot;;&quot;&quot;;TEXT(DATE(YEAR([.D325]);MONTH([.D325]);DAY([.D325]));&quot;MMM&quot;))">
            <text:p/>
          </table:table-cell>
          <table:table-cell table:style-name="ce62" table:formula="of:=IF([.G325]=&quot;&quot;;&quot;&quot;;TEXT(DATE(YEAR([.G325]);MONTH([.G325]);DAY([.G325]));&quot;MMM&quot;))">
            <text:p/>
          </table:table-cell>
          <table:table-cell table:style-name="ce70" table:formula="of:=IF([.D325]=&quot;&quot;;&quot;&quot;;TEXT(DATE(YEAR([.D325]);MONTH([.D325]);DAY([.D32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6]=&quot;&quot;;&quot;&quot;;VLOOKUP([.K326];[Contas.$A$1:.$C$54];2;0))">
            <text:p><text:s text:c="2"/></text:p>
          </table:table-cell>
          <table:table-cell table:style-name="ce15" table:formula="of:=IF([.K326]=&quot;&quot;;&quot;&quot;;VLOOKUP([.K326];[Contas.$A$1:.$C$54];3;0))">
            <text:p><text:s text:c="2"/></text:p>
          </table:table-cell>
          <table:table-cell table:style-name="ce16" table:formula="of:=IF([.G326]&lt;&gt;&quot;&quot;;&quot;Pago&quot;;IF(AND([.G326]=&quot;&quot;;[.E326]&lt;&gt;&quot;&quot;;[.F326]&lt;&gt;&quot;&quot;;TODAY()&gt;=[.D326]);&quot;Vencido&quot;;IF(AND([.E326]=&quot;&quot;;[.F326]=&quot;&quot;;[.G326]=&quot;&quot;;[.H326]=&quot;&quot;);&quot;&quot;;&quot;A Vencer&quot;)))">
            <text:p><text:s text:c="2"/></text:p>
          </table:table-cell>
          <table:table-cell table:style-name="ce41" table:formula="of:=IF([.H326]=&quot;&quot;;&quot;&quot;;[.H326]-[.C326])">
            <text:p/>
          </table:table-cell>
          <table:table-cell table:style-name="ce62" table:formula="of:=IF([.A326]=&quot;&quot;;&quot;&quot;;TEXT(DATE(YEAR([.A326]);MONTH([.A326]);DAY([.A326]));&quot;AAAA&quot;))">
            <text:p/>
          </table:table-cell>
          <table:table-cell table:style-name="ce62" table:formula="of:=IF([.D326]=&quot;&quot;;&quot;&quot;;TEXT(DATE(YEAR([.D326]);MONTH([.D326]);DAY([.D326]));&quot;AAAA&quot;))">
            <text:p/>
          </table:table-cell>
          <table:table-cell table:style-name="ce62" table:formula="of:=IF([.G326]=&quot;&quot;;&quot;&quot;;TEXT(DATE(YEAR([.G326]);MONTH([.G326]);DAY([.G326]));&quot;AAAA&quot;))">
            <text:p/>
          </table:table-cell>
          <table:table-cell table:style-name="ce62" table:formula="of:=IF([.A326]=&quot;&quot;;&quot;&quot;;TEXT(DATE(YEAR([.A326]);MONTH([.A326]);DAY([.A326]));&quot;MMM&quot;))">
            <text:p/>
          </table:table-cell>
          <table:table-cell table:style-name="ce62" table:formula="of:=IF([.D326]=&quot;&quot;;&quot;&quot;;TEXT(DATE(YEAR([.D326]);MONTH([.D326]);DAY([.D326]));&quot;MMM&quot;))">
            <text:p/>
          </table:table-cell>
          <table:table-cell table:style-name="ce62" table:formula="of:=IF([.G326]=&quot;&quot;;&quot;&quot;;TEXT(DATE(YEAR([.G326]);MONTH([.G326]);DAY([.G326]));&quot;MMM&quot;))">
            <text:p/>
          </table:table-cell>
          <table:table-cell table:style-name="ce70" table:formula="of:=IF([.D326]=&quot;&quot;;&quot;&quot;;TEXT(DATE(YEAR([.D326]);MONTH([.D326]);DAY([.D326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4"/>
          <table:table-cell table:style-name="ce53"/>
          <table:table-cell/>
          <table:table-cell table:style-name="ce4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7]=&quot;&quot;;&quot;&quot;;VLOOKUP([.K327];[Contas.$A$1:.$C$54];2;0))">
            <text:p><text:s text:c="2"/></text:p>
          </table:table-cell>
          <table:table-cell table:style-name="ce15" table:formula="of:=IF([.K327]=&quot;&quot;;&quot;&quot;;VLOOKUP([.K327];[Contas.$A$1:.$C$54];3;0))">
            <text:p><text:s text:c="2"/></text:p>
          </table:table-cell>
          <table:table-cell table:style-name="ce16" table:formula="of:=IF([.G327]&lt;&gt;&quot;&quot;;&quot;Pago&quot;;IF(AND([.G327]=&quot;&quot;;[.E327]&lt;&gt;&quot;&quot;;[.F327]&lt;&gt;&quot;&quot;;TODAY()&gt;=[.D327]);&quot;Vencido&quot;;IF(AND([.E327]=&quot;&quot;;[.F327]=&quot;&quot;;[.G327]=&quot;&quot;;[.H327]=&quot;&quot;);&quot;&quot;;&quot;A Vencer&quot;)))">
            <text:p><text:s text:c="2"/></text:p>
          </table:table-cell>
          <table:table-cell table:style-name="ce41" table:formula="of:=IF([.H327]=&quot;&quot;;&quot;&quot;;[.H327]-[.C327])">
            <text:p/>
          </table:table-cell>
          <table:table-cell table:style-name="ce62" table:formula="of:=IF([.A327]=&quot;&quot;;&quot;&quot;;TEXT(DATE(YEAR([.A327]);MONTH([.A327]);DAY([.A327]));&quot;AAAA&quot;))">
            <text:p/>
          </table:table-cell>
          <table:table-cell table:style-name="ce62" table:formula="of:=IF([.D327]=&quot;&quot;;&quot;&quot;;TEXT(DATE(YEAR([.D327]);MONTH([.D327]);DAY([.D327]));&quot;AAAA&quot;))">
            <text:p/>
          </table:table-cell>
          <table:table-cell table:style-name="ce62" table:formula="of:=IF([.G327]=&quot;&quot;;&quot;&quot;;TEXT(DATE(YEAR([.G327]);MONTH([.G327]);DAY([.G327]));&quot;AAAA&quot;))">
            <text:p/>
          </table:table-cell>
          <table:table-cell table:style-name="ce62" table:formula="of:=IF([.A327]=&quot;&quot;;&quot;&quot;;TEXT(DATE(YEAR([.A327]);MONTH([.A327]);DAY([.A327]));&quot;MMM&quot;))">
            <text:p/>
          </table:table-cell>
          <table:table-cell table:style-name="ce62" table:formula="of:=IF([.D327]=&quot;&quot;;&quot;&quot;;TEXT(DATE(YEAR([.D327]);MONTH([.D327]);DAY([.D327]));&quot;MMM&quot;))">
            <text:p/>
          </table:table-cell>
          <table:table-cell table:style-name="ce62" table:formula="of:=IF([.G327]=&quot;&quot;;&quot;&quot;;TEXT(DATE(YEAR([.G327]);MONTH([.G327]);DAY([.G327]));&quot;MMM&quot;))">
            <text:p/>
          </table:table-cell>
          <table:table-cell table:style-name="ce70" table:formula="of:=IF([.D327]=&quot;&quot;;&quot;&quot;;TEXT(DATE(YEAR([.D327]);MONTH([.D327]);DAY([.D32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Default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8]=&quot;&quot;;&quot;&quot;;VLOOKUP([.K328];[Contas.$A$1:.$C$54];2;0))">
            <text:p><text:s text:c="2"/></text:p>
          </table:table-cell>
          <table:table-cell table:style-name="ce15" table:formula="of:=IF([.K328]=&quot;&quot;;&quot;&quot;;VLOOKUP([.K328];[Contas.$A$1:.$C$54];3;0))">
            <text:p><text:s text:c="2"/></text:p>
          </table:table-cell>
          <table:table-cell table:style-name="ce16" table:formula="of:=IF([.G328]&lt;&gt;&quot;&quot;;&quot;Pago&quot;;IF(AND([.G328]=&quot;&quot;;[.E328]&lt;&gt;&quot;&quot;;[.F328]&lt;&gt;&quot;&quot;;TODAY()&gt;=[.D328]);&quot;Vencido&quot;;IF(AND([.E328]=&quot;&quot;;[.F328]=&quot;&quot;;[.G328]=&quot;&quot;;[.H328]=&quot;&quot;);&quot;&quot;;&quot;A Vencer&quot;)))">
            <text:p><text:s text:c="2"/></text:p>
          </table:table-cell>
          <table:table-cell table:style-name="ce41" table:formula="of:=IF([.H328]=&quot;&quot;;&quot;&quot;;[.H328]-[.C328])">
            <text:p/>
          </table:table-cell>
          <table:table-cell table:style-name="ce62" table:formula="of:=IF([.A328]=&quot;&quot;;&quot;&quot;;TEXT(DATE(YEAR([.A328]);MONTH([.A328]);DAY([.A328]));&quot;AAAA&quot;))">
            <text:p/>
          </table:table-cell>
          <table:table-cell table:style-name="ce62" table:formula="of:=IF([.D328]=&quot;&quot;;&quot;&quot;;TEXT(DATE(YEAR([.D328]);MONTH([.D328]);DAY([.D328]));&quot;AAAA&quot;))">
            <text:p/>
          </table:table-cell>
          <table:table-cell table:style-name="ce62" table:formula="of:=IF([.G328]=&quot;&quot;;&quot;&quot;;TEXT(DATE(YEAR([.G328]);MONTH([.G328]);DAY([.G328]));&quot;AAAA&quot;))">
            <text:p/>
          </table:table-cell>
          <table:table-cell table:style-name="ce62" table:formula="of:=IF([.A328]=&quot;&quot;;&quot;&quot;;TEXT(DATE(YEAR([.A328]);MONTH([.A328]);DAY([.A328]));&quot;MMM&quot;))">
            <text:p/>
          </table:table-cell>
          <table:table-cell table:style-name="ce62" table:formula="of:=IF([.D328]=&quot;&quot;;&quot;&quot;;TEXT(DATE(YEAR([.D328]);MONTH([.D328]);DAY([.D328]));&quot;MMM&quot;))">
            <text:p/>
          </table:table-cell>
          <table:table-cell table:style-name="ce62" table:formula="of:=IF([.G328]=&quot;&quot;;&quot;&quot;;TEXT(DATE(YEAR([.G328]);MONTH([.G328]);DAY([.G328]));&quot;MMM&quot;))">
            <text:p/>
          </table:table-cell>
          <table:table-cell table:style-name="ce70" table:formula="of:=IF([.D328]=&quot;&quot;;&quot;&quot;;TEXT(DATE(YEAR([.D328]);MONTH([.D328]);DAY([.D32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29]=&quot;&quot;;&quot;&quot;;VLOOKUP([.K329];[Contas.$A$1:.$C$54];2;0))">
            <text:p><text:s text:c="2"/></text:p>
          </table:table-cell>
          <table:table-cell table:style-name="ce15" table:formula="of:=IF([.K329]=&quot;&quot;;&quot;&quot;;VLOOKUP([.K329];[Contas.$A$1:.$C$54];3;0))">
            <text:p><text:s text:c="2"/></text:p>
          </table:table-cell>
          <table:table-cell table:style-name="ce16" table:formula="of:=IF([.G329]&lt;&gt;&quot;&quot;;&quot;Pago&quot;;IF(AND([.G329]=&quot;&quot;;[.E329]&lt;&gt;&quot;&quot;;[.F329]&lt;&gt;&quot;&quot;;TODAY()&gt;=[.D329]);&quot;Vencido&quot;;IF(AND([.E329]=&quot;&quot;;[.F329]=&quot;&quot;;[.G329]=&quot;&quot;;[.H329]=&quot;&quot;);&quot;&quot;;&quot;A Vencer&quot;)))">
            <text:p><text:s text:c="2"/></text:p>
          </table:table-cell>
          <table:table-cell table:style-name="ce41" table:formula="of:=IF([.H329]=&quot;&quot;;&quot;&quot;;[.H329]-[.C329])">
            <text:p/>
          </table:table-cell>
          <table:table-cell table:style-name="ce62" table:formula="of:=IF([.A329]=&quot;&quot;;&quot;&quot;;TEXT(DATE(YEAR([.A329]);MONTH([.A329]);DAY([.A329]));&quot;AAAA&quot;))">
            <text:p/>
          </table:table-cell>
          <table:table-cell table:style-name="ce62" table:formula="of:=IF([.D329]=&quot;&quot;;&quot;&quot;;TEXT(DATE(YEAR([.D329]);MONTH([.D329]);DAY([.D329]));&quot;AAAA&quot;))">
            <text:p/>
          </table:table-cell>
          <table:table-cell table:style-name="ce62" table:formula="of:=IF([.G329]=&quot;&quot;;&quot;&quot;;TEXT(DATE(YEAR([.G329]);MONTH([.G329]);DAY([.G329]));&quot;AAAA&quot;))">
            <text:p/>
          </table:table-cell>
          <table:table-cell table:style-name="ce62" table:formula="of:=IF([.A329]=&quot;&quot;;&quot;&quot;;TEXT(DATE(YEAR([.A329]);MONTH([.A329]);DAY([.A329]));&quot;MMM&quot;))">
            <text:p/>
          </table:table-cell>
          <table:table-cell table:style-name="ce62" table:formula="of:=IF([.D329]=&quot;&quot;;&quot;&quot;;TEXT(DATE(YEAR([.D329]);MONTH([.D329]);DAY([.D329]));&quot;MMM&quot;))">
            <text:p/>
          </table:table-cell>
          <table:table-cell table:style-name="ce62" table:formula="of:=IF([.G329]=&quot;&quot;;&quot;&quot;;TEXT(DATE(YEAR([.G329]);MONTH([.G329]);DAY([.G329]));&quot;MMM&quot;))">
            <text:p/>
          </table:table-cell>
          <table:table-cell table:style-name="ce70" table:formula="of:=IF([.D329]=&quot;&quot;;&quot;&quot;;TEXT(DATE(YEAR([.D329]);MONTH([.D329]);DAY([.D32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0]=&quot;&quot;;&quot;&quot;;VLOOKUP([.K330];[Contas.$A$1:.$C$54];2;0))">
            <text:p><text:s text:c="2"/></text:p>
          </table:table-cell>
          <table:table-cell table:style-name="ce15" table:formula="of:=IF([.K330]=&quot;&quot;;&quot;&quot;;VLOOKUP([.K330];[Contas.$A$1:.$C$54];3;0))">
            <text:p><text:s text:c="2"/></text:p>
          </table:table-cell>
          <table:table-cell table:style-name="ce16" table:formula="of:=IF([.G330]&lt;&gt;&quot;&quot;;&quot;Pago&quot;;IF(AND([.G330]=&quot;&quot;;[.E330]&lt;&gt;&quot;&quot;;[.F330]&lt;&gt;&quot;&quot;;TODAY()&gt;=[.D330]);&quot;Vencido&quot;;IF(AND([.E330]=&quot;&quot;;[.F330]=&quot;&quot;;[.G330]=&quot;&quot;;[.H330]=&quot;&quot;);&quot;&quot;;&quot;A Vencer&quot;)))">
            <text:p><text:s text:c="2"/></text:p>
          </table:table-cell>
          <table:table-cell table:style-name="ce41" table:formula="of:=IF([.H330]=&quot;&quot;;&quot;&quot;;[.H330]-[.C330])">
            <text:p/>
          </table:table-cell>
          <table:table-cell table:style-name="ce62" table:formula="of:=IF([.A330]=&quot;&quot;;&quot;&quot;;TEXT(DATE(YEAR([.A330]);MONTH([.A330]);DAY([.A330]));&quot;AAAA&quot;))">
            <text:p/>
          </table:table-cell>
          <table:table-cell table:style-name="ce62" table:formula="of:=IF([.D330]=&quot;&quot;;&quot;&quot;;TEXT(DATE(YEAR([.D330]);MONTH([.D330]);DAY([.D330]));&quot;AAAA&quot;))">
            <text:p/>
          </table:table-cell>
          <table:table-cell table:style-name="ce62" table:formula="of:=IF([.G330]=&quot;&quot;;&quot;&quot;;TEXT(DATE(YEAR([.G330]);MONTH([.G330]);DAY([.G330]));&quot;AAAA&quot;))">
            <text:p/>
          </table:table-cell>
          <table:table-cell table:style-name="ce62" table:formula="of:=IF([.A330]=&quot;&quot;;&quot;&quot;;TEXT(DATE(YEAR([.A330]);MONTH([.A330]);DAY([.A330]));&quot;MMM&quot;))">
            <text:p/>
          </table:table-cell>
          <table:table-cell table:style-name="ce62" table:formula="of:=IF([.D330]=&quot;&quot;;&quot;&quot;;TEXT(DATE(YEAR([.D330]);MONTH([.D330]);DAY([.D330]));&quot;MMM&quot;))">
            <text:p/>
          </table:table-cell>
          <table:table-cell table:style-name="ce62" table:formula="of:=IF([.G330]=&quot;&quot;;&quot;&quot;;TEXT(DATE(YEAR([.G330]);MONTH([.G330]);DAY([.G330]));&quot;MMM&quot;))">
            <text:p/>
          </table:table-cell>
          <table:table-cell table:style-name="ce70" table:formula="of:=IF([.D330]=&quot;&quot;;&quot;&quot;;TEXT(DATE(YEAR([.D330]);MONTH([.D330]);DAY([.D33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95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1]=&quot;&quot;;&quot;&quot;;VLOOKUP([.K331];[Contas.$A$1:.$C$54];2;0))">
            <text:p><text:s text:c="2"/></text:p>
          </table:table-cell>
          <table:table-cell table:style-name="ce15" table:formula="of:=IF([.K331]=&quot;&quot;;&quot;&quot;;VLOOKUP([.K331];[Contas.$A$1:.$C$54];3;0))">
            <text:p><text:s text:c="2"/></text:p>
          </table:table-cell>
          <table:table-cell table:style-name="ce16" table:formula="of:=IF([.G331]&lt;&gt;&quot;&quot;;&quot;Pago&quot;;IF(AND([.G331]=&quot;&quot;;[.E331]&lt;&gt;&quot;&quot;;[.F331]&lt;&gt;&quot;&quot;;TODAY()&gt;=[.D331]);&quot;Vencido&quot;;IF(AND([.E331]=&quot;&quot;;[.F331]=&quot;&quot;;[.G331]=&quot;&quot;;[.H331]=&quot;&quot;);&quot;&quot;;&quot;A Vencer&quot;)))">
            <text:p><text:s text:c="2"/></text:p>
          </table:table-cell>
          <table:table-cell table:style-name="ce41" table:formula="of:=IF([.H331]=&quot;&quot;;&quot;&quot;;[.H331]-[.C331])">
            <text:p/>
          </table:table-cell>
          <table:table-cell table:style-name="ce62" table:formula="of:=IF([.A331]=&quot;&quot;;&quot;&quot;;TEXT(DATE(YEAR([.A331]);MONTH([.A331]);DAY([.A331]));&quot;AAAA&quot;))">
            <text:p/>
          </table:table-cell>
          <table:table-cell table:style-name="ce62" table:formula="of:=IF([.D331]=&quot;&quot;;&quot;&quot;;TEXT(DATE(YEAR([.D331]);MONTH([.D331]);DAY([.D331]));&quot;AAAA&quot;))">
            <text:p/>
          </table:table-cell>
          <table:table-cell table:style-name="ce62" table:formula="of:=IF([.G331]=&quot;&quot;;&quot;&quot;;TEXT(DATE(YEAR([.G331]);MONTH([.G331]);DAY([.G331]));&quot;AAAA&quot;))">
            <text:p/>
          </table:table-cell>
          <table:table-cell table:style-name="ce62" table:formula="of:=IF([.A331]=&quot;&quot;;&quot;&quot;;TEXT(DATE(YEAR([.A331]);MONTH([.A331]);DAY([.A331]));&quot;MMM&quot;))">
            <text:p/>
          </table:table-cell>
          <table:table-cell table:style-name="ce62" table:formula="of:=IF([.D331]=&quot;&quot;;&quot;&quot;;TEXT(DATE(YEAR([.D331]);MONTH([.D331]);DAY([.D331]));&quot;MMM&quot;))">
            <text:p/>
          </table:table-cell>
          <table:table-cell table:style-name="ce62" table:formula="of:=IF([.G331]=&quot;&quot;;&quot;&quot;;TEXT(DATE(YEAR([.G331]);MONTH([.G331]);DAY([.G331]));&quot;MMM&quot;))">
            <text:p/>
          </table:table-cell>
          <table:table-cell table:style-name="ce70" table:formula="of:=IF([.D331]=&quot;&quot;;&quot;&quot;;TEXT(DATE(YEAR([.D331]);MONTH([.D331]);DAY([.D33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95"/>
          <table:table-cell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2]=&quot;&quot;;&quot;&quot;;VLOOKUP([.K332];[Contas.$A$1:.$C$54];2;0))">
            <text:p><text:s text:c="2"/></text:p>
          </table:table-cell>
          <table:table-cell table:style-name="ce15" table:formula="of:=IF([.K332]=&quot;&quot;;&quot;&quot;;VLOOKUP([.K332];[Contas.$A$1:.$C$54];3;0))">
            <text:p><text:s text:c="2"/></text:p>
          </table:table-cell>
          <table:table-cell table:style-name="ce16" table:formula="of:=IF([.G332]&lt;&gt;&quot;&quot;;&quot;Pago&quot;;IF(AND([.G332]=&quot;&quot;;[.E332]&lt;&gt;&quot;&quot;;[.F332]&lt;&gt;&quot;&quot;;TODAY()&gt;=[.D332]);&quot;Vencido&quot;;IF(AND([.E332]=&quot;&quot;;[.F332]=&quot;&quot;;[.G332]=&quot;&quot;;[.H332]=&quot;&quot;);&quot;&quot;;&quot;A Vencer&quot;)))">
            <text:p><text:s text:c="2"/></text:p>
          </table:table-cell>
          <table:table-cell table:style-name="ce41" table:formula="of:=IF([.H332]=&quot;&quot;;&quot;&quot;;[.H332]-[.C332])">
            <text:p/>
          </table:table-cell>
          <table:table-cell table:style-name="ce62" table:formula="of:=IF([.A332]=&quot;&quot;;&quot;&quot;;TEXT(DATE(YEAR([.A332]);MONTH([.A332]);DAY([.A332]));&quot;AAAA&quot;))">
            <text:p/>
          </table:table-cell>
          <table:table-cell table:style-name="ce62" table:formula="of:=IF([.D332]=&quot;&quot;;&quot;&quot;;TEXT(DATE(YEAR([.D332]);MONTH([.D332]);DAY([.D332]));&quot;AAAA&quot;))">
            <text:p/>
          </table:table-cell>
          <table:table-cell table:style-name="ce62" table:formula="of:=IF([.G332]=&quot;&quot;;&quot;&quot;;TEXT(DATE(YEAR([.G332]);MONTH([.G332]);DAY([.G332]));&quot;AAAA&quot;))">
            <text:p/>
          </table:table-cell>
          <table:table-cell table:style-name="ce62" table:formula="of:=IF([.A332]=&quot;&quot;;&quot;&quot;;TEXT(DATE(YEAR([.A332]);MONTH([.A332]);DAY([.A332]));&quot;MMM&quot;))">
            <text:p/>
          </table:table-cell>
          <table:table-cell table:style-name="ce62" table:formula="of:=IF([.D332]=&quot;&quot;;&quot;&quot;;TEXT(DATE(YEAR([.D332]);MONTH([.D332]);DAY([.D332]));&quot;MMM&quot;))">
            <text:p/>
          </table:table-cell>
          <table:table-cell table:style-name="ce62" table:formula="of:=IF([.G332]=&quot;&quot;;&quot;&quot;;TEXT(DATE(YEAR([.G332]);MONTH([.G332]);DAY([.G332]));&quot;MMM&quot;))">
            <text:p/>
          </table:table-cell>
          <table:table-cell table:style-name="ce70" table:formula="of:=IF([.D332]=&quot;&quot;;&quot;&quot;;TEXT(DATE(YEAR([.D332]);MONTH([.D332]);DAY([.D33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3]=&quot;&quot;;&quot;&quot;;VLOOKUP([.K333];[Contas.$A$1:.$C$54];2;0))">
            <text:p><text:s text:c="2"/></text:p>
          </table:table-cell>
          <table:table-cell table:style-name="ce15" table:formula="of:=IF([.K333]=&quot;&quot;;&quot;&quot;;VLOOKUP([.K333];[Contas.$A$1:.$C$54];3;0))">
            <text:p><text:s text:c="2"/></text:p>
          </table:table-cell>
          <table:table-cell table:style-name="ce16" table:formula="of:=IF([.G333]&lt;&gt;&quot;&quot;;&quot;Pago&quot;;IF(AND([.G333]=&quot;&quot;;[.E333]&lt;&gt;&quot;&quot;;[.F333]&lt;&gt;&quot;&quot;;TODAY()&gt;=[.D333]);&quot;Vencido&quot;;IF(AND([.E333]=&quot;&quot;;[.F333]=&quot;&quot;;[.G333]=&quot;&quot;;[.H333]=&quot;&quot;);&quot;&quot;;&quot;A Vencer&quot;)))">
            <text:p><text:s text:c="2"/></text:p>
          </table:table-cell>
          <table:table-cell table:style-name="ce41" table:formula="of:=IF([.H333]=&quot;&quot;;&quot;&quot;;[.H333]-[.C333])">
            <text:p/>
          </table:table-cell>
          <table:table-cell table:style-name="ce62" table:formula="of:=IF([.A333]=&quot;&quot;;&quot;&quot;;TEXT(DATE(YEAR([.A333]);MONTH([.A333]);DAY([.A333]));&quot;AAAA&quot;))">
            <text:p/>
          </table:table-cell>
          <table:table-cell table:style-name="ce62" table:formula="of:=IF([.D333]=&quot;&quot;;&quot;&quot;;TEXT(DATE(YEAR([.D333]);MONTH([.D333]);DAY([.D333]));&quot;AAAA&quot;))">
            <text:p/>
          </table:table-cell>
          <table:table-cell table:style-name="ce62" table:formula="of:=IF([.G333]=&quot;&quot;;&quot;&quot;;TEXT(DATE(YEAR([.G333]);MONTH([.G333]);DAY([.G333]));&quot;AAAA&quot;))">
            <text:p/>
          </table:table-cell>
          <table:table-cell table:style-name="ce62" table:formula="of:=IF([.A333]=&quot;&quot;;&quot;&quot;;TEXT(DATE(YEAR([.A333]);MONTH([.A333]);DAY([.A333]));&quot;MMM&quot;))">
            <text:p/>
          </table:table-cell>
          <table:table-cell table:style-name="ce62" table:formula="of:=IF([.D333]=&quot;&quot;;&quot;&quot;;TEXT(DATE(YEAR([.D333]);MONTH([.D333]);DAY([.D333]));&quot;MMM&quot;))">
            <text:p/>
          </table:table-cell>
          <table:table-cell table:style-name="ce62" table:formula="of:=IF([.G333]=&quot;&quot;;&quot;&quot;;TEXT(DATE(YEAR([.G333]);MONTH([.G333]);DAY([.G333]));&quot;MMM&quot;))">
            <text:p/>
          </table:table-cell>
          <table:table-cell table:style-name="ce70" table:formula="of:=IF([.D333]=&quot;&quot;;&quot;&quot;;TEXT(DATE(YEAR([.D333]);MONTH([.D333]);DAY([.D33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4]=&quot;&quot;;&quot;&quot;;VLOOKUP([.K334];[Contas.$A$1:.$C$54];2;0))">
            <text:p><text:s text:c="2"/></text:p>
          </table:table-cell>
          <table:table-cell table:style-name="ce15" table:formula="of:=IF([.K334]=&quot;&quot;;&quot;&quot;;VLOOKUP([.K334];[Contas.$A$1:.$C$54];3;0))">
            <text:p><text:s text:c="2"/></text:p>
          </table:table-cell>
          <table:table-cell table:style-name="ce16" table:formula="of:=IF([.G334]&lt;&gt;&quot;&quot;;&quot;Pago&quot;;IF(AND([.G334]=&quot;&quot;;[.E334]&lt;&gt;&quot;&quot;;[.F334]&lt;&gt;&quot;&quot;;TODAY()&gt;=[.D334]);&quot;Vencido&quot;;IF(AND([.E334]=&quot;&quot;;[.F334]=&quot;&quot;;[.G334]=&quot;&quot;;[.H334]=&quot;&quot;);&quot;&quot;;&quot;A Vencer&quot;)))">
            <text:p><text:s text:c="2"/></text:p>
          </table:table-cell>
          <table:table-cell table:style-name="ce41" table:formula="of:=IF([.H334]=&quot;&quot;;&quot;&quot;;[.H334]-[.C334])">
            <text:p/>
          </table:table-cell>
          <table:table-cell table:style-name="ce62" table:formula="of:=IF([.A334]=&quot;&quot;;&quot;&quot;;TEXT(DATE(YEAR([.A334]);MONTH([.A334]);DAY([.A334]));&quot;AAAA&quot;))">
            <text:p/>
          </table:table-cell>
          <table:table-cell table:style-name="ce62" table:formula="of:=IF([.D334]=&quot;&quot;;&quot;&quot;;TEXT(DATE(YEAR([.D334]);MONTH([.D334]);DAY([.D334]));&quot;AAAA&quot;))">
            <text:p/>
          </table:table-cell>
          <table:table-cell table:style-name="ce62" table:formula="of:=IF([.G334]=&quot;&quot;;&quot;&quot;;TEXT(DATE(YEAR([.G334]);MONTH([.G334]);DAY([.G334]));&quot;AAAA&quot;))">
            <text:p/>
          </table:table-cell>
          <table:table-cell table:style-name="ce62" table:formula="of:=IF([.A334]=&quot;&quot;;&quot;&quot;;TEXT(DATE(YEAR([.A334]);MONTH([.A334]);DAY([.A334]));&quot;MMM&quot;))">
            <text:p/>
          </table:table-cell>
          <table:table-cell table:style-name="ce62" table:formula="of:=IF([.D334]=&quot;&quot;;&quot;&quot;;TEXT(DATE(YEAR([.D334]);MONTH([.D334]);DAY([.D334]));&quot;MMM&quot;))">
            <text:p/>
          </table:table-cell>
          <table:table-cell table:style-name="ce62" table:formula="of:=IF([.G334]=&quot;&quot;;&quot;&quot;;TEXT(DATE(YEAR([.G334]);MONTH([.G334]);DAY([.G334]));&quot;MMM&quot;))">
            <text:p/>
          </table:table-cell>
          <table:table-cell table:style-name="ce70" table:formula="of:=IF([.D334]=&quot;&quot;;&quot;&quot;;TEXT(DATE(YEAR([.D334]);MONTH([.D334]);DAY([.D33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5]=&quot;&quot;;&quot;&quot;;VLOOKUP([.K335];[Contas.$A$1:.$C$54];2;0))">
            <text:p><text:s text:c="2"/></text:p>
          </table:table-cell>
          <table:table-cell table:style-name="ce15" table:formula="of:=IF([.K335]=&quot;&quot;;&quot;&quot;;VLOOKUP([.K335];[Contas.$A$1:.$C$54];3;0))">
            <text:p><text:s text:c="2"/></text:p>
          </table:table-cell>
          <table:table-cell table:style-name="ce16" table:formula="of:=IF([.G335]&lt;&gt;&quot;&quot;;&quot;Pago&quot;;IF(AND([.G335]=&quot;&quot;;[.E335]&lt;&gt;&quot;&quot;;[.F335]&lt;&gt;&quot;&quot;;TODAY()&gt;=[.D335]);&quot;Vencido&quot;;IF(AND([.E335]=&quot;&quot;;[.F335]=&quot;&quot;;[.G335]=&quot;&quot;;[.H335]=&quot;&quot;);&quot;&quot;;&quot;A Vencer&quot;)))">
            <text:p><text:s text:c="2"/></text:p>
          </table:table-cell>
          <table:table-cell table:style-name="ce41" table:formula="of:=IF([.H335]=&quot;&quot;;&quot;&quot;;[.H335]-[.C335])">
            <text:p/>
          </table:table-cell>
          <table:table-cell table:style-name="ce62" table:formula="of:=IF([.A335]=&quot;&quot;;&quot;&quot;;TEXT(DATE(YEAR([.A335]);MONTH([.A335]);DAY([.A335]));&quot;AAAA&quot;))">
            <text:p/>
          </table:table-cell>
          <table:table-cell table:style-name="ce62" table:formula="of:=IF([.D335]=&quot;&quot;;&quot;&quot;;TEXT(DATE(YEAR([.D335]);MONTH([.D335]);DAY([.D335]));&quot;AAAA&quot;))">
            <text:p/>
          </table:table-cell>
          <table:table-cell table:style-name="ce62" table:formula="of:=IF([.G335]=&quot;&quot;;&quot;&quot;;TEXT(DATE(YEAR([.G335]);MONTH([.G335]);DAY([.G335]));&quot;AAAA&quot;))">
            <text:p/>
          </table:table-cell>
          <table:table-cell table:style-name="ce62" table:formula="of:=IF([.A335]=&quot;&quot;;&quot;&quot;;TEXT(DATE(YEAR([.A335]);MONTH([.A335]);DAY([.A335]));&quot;MMM&quot;))">
            <text:p/>
          </table:table-cell>
          <table:table-cell table:style-name="ce62" table:formula="of:=IF([.D335]=&quot;&quot;;&quot;&quot;;TEXT(DATE(YEAR([.D335]);MONTH([.D335]);DAY([.D335]));&quot;MMM&quot;))">
            <text:p/>
          </table:table-cell>
          <table:table-cell table:style-name="ce62" table:formula="of:=IF([.G335]=&quot;&quot;;&quot;&quot;;TEXT(DATE(YEAR([.G335]);MONTH([.G335]);DAY([.G335]));&quot;MMM&quot;))">
            <text:p/>
          </table:table-cell>
          <table:table-cell table:style-name="ce70" table:formula="of:=IF([.D335]=&quot;&quot;;&quot;&quot;;TEXT(DATE(YEAR([.D335]);MONTH([.D335]);DAY([.D33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6]=&quot;&quot;;&quot;&quot;;VLOOKUP([.K336];[Contas.$A$1:.$C$54];2;0))">
            <text:p><text:s text:c="2"/></text:p>
          </table:table-cell>
          <table:table-cell table:style-name="ce15" table:formula="of:=IF([.K336]=&quot;&quot;;&quot;&quot;;VLOOKUP([.K336];[Contas.$A$1:.$C$54];3;0))">
            <text:p><text:s text:c="2"/></text:p>
          </table:table-cell>
          <table:table-cell table:style-name="ce16" table:formula="of:=IF([.G336]&lt;&gt;&quot;&quot;;&quot;Pago&quot;;IF(AND([.G336]=&quot;&quot;;[.E336]&lt;&gt;&quot;&quot;;[.F336]&lt;&gt;&quot;&quot;;TODAY()&gt;=[.D336]);&quot;Vencido&quot;;IF(AND([.E336]=&quot;&quot;;[.F336]=&quot;&quot;;[.G336]=&quot;&quot;;[.H336]=&quot;&quot;);&quot;&quot;;&quot;A Vencer&quot;)))">
            <text:p><text:s text:c="2"/></text:p>
          </table:table-cell>
          <table:table-cell table:style-name="ce41" table:formula="of:=IF([.H336]=&quot;&quot;;&quot;&quot;;[.H336]-[.C336])">
            <text:p/>
          </table:table-cell>
          <table:table-cell table:style-name="ce62" table:formula="of:=IF([.A336]=&quot;&quot;;&quot;&quot;;TEXT(DATE(YEAR([.A336]);MONTH([.A336]);DAY([.A336]));&quot;AAAA&quot;))">
            <text:p/>
          </table:table-cell>
          <table:table-cell table:style-name="ce62" table:formula="of:=IF([.D336]=&quot;&quot;;&quot;&quot;;TEXT(DATE(YEAR([.D336]);MONTH([.D336]);DAY([.D336]));&quot;AAAA&quot;))">
            <text:p/>
          </table:table-cell>
          <table:table-cell table:style-name="ce62" table:formula="of:=IF([.G336]=&quot;&quot;;&quot;&quot;;TEXT(DATE(YEAR([.G336]);MONTH([.G336]);DAY([.G336]));&quot;AAAA&quot;))">
            <text:p/>
          </table:table-cell>
          <table:table-cell table:style-name="ce62" table:formula="of:=IF([.A336]=&quot;&quot;;&quot;&quot;;TEXT(DATE(YEAR([.A336]);MONTH([.A336]);DAY([.A336]));&quot;MMM&quot;))">
            <text:p/>
          </table:table-cell>
          <table:table-cell table:style-name="ce62" table:formula="of:=IF([.D336]=&quot;&quot;;&quot;&quot;;TEXT(DATE(YEAR([.D336]);MONTH([.D336]);DAY([.D336]));&quot;MMM&quot;))">
            <text:p/>
          </table:table-cell>
          <table:table-cell table:style-name="ce62" table:formula="of:=IF([.G336]=&quot;&quot;;&quot;&quot;;TEXT(DATE(YEAR([.G336]);MONTH([.G336]);DAY([.G336]));&quot;MMM&quot;))">
            <text:p/>
          </table:table-cell>
          <table:table-cell table:style-name="ce70" table:formula="of:=IF([.D336]=&quot;&quot;;&quot;&quot;;TEXT(DATE(YEAR([.D336]);MONTH([.D336]);DAY([.D33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7]=&quot;&quot;;&quot;&quot;;VLOOKUP([.K337];[Contas.$A$1:.$C$54];2;0))">
            <text:p><text:s text:c="2"/></text:p>
          </table:table-cell>
          <table:table-cell table:style-name="ce15" table:formula="of:=IF([.K337]=&quot;&quot;;&quot;&quot;;VLOOKUP([.K337];[Contas.$A$1:.$C$54];3;0))">
            <text:p><text:s text:c="2"/></text:p>
          </table:table-cell>
          <table:table-cell table:style-name="ce16" table:formula="of:=IF([.G337]&lt;&gt;&quot;&quot;;&quot;Pago&quot;;IF(AND([.G337]=&quot;&quot;;[.E337]&lt;&gt;&quot;&quot;;[.F337]&lt;&gt;&quot;&quot;;TODAY()&gt;=[.D337]);&quot;Vencido&quot;;IF(AND([.E337]=&quot;&quot;;[.F337]=&quot;&quot;;[.G337]=&quot;&quot;;[.H337]=&quot;&quot;);&quot;&quot;;&quot;A Vencer&quot;)))">
            <text:p><text:s text:c="2"/></text:p>
          </table:table-cell>
          <table:table-cell table:style-name="ce41" table:formula="of:=IF([.H337]=&quot;&quot;;&quot;&quot;;[.H337]-[.C337])">
            <text:p/>
          </table:table-cell>
          <table:table-cell table:style-name="ce62" table:formula="of:=IF([.A337]=&quot;&quot;;&quot;&quot;;TEXT(DATE(YEAR([.A337]);MONTH([.A337]);DAY([.A337]));&quot;AAAA&quot;))">
            <text:p/>
          </table:table-cell>
          <table:table-cell table:style-name="ce62" table:formula="of:=IF([.D337]=&quot;&quot;;&quot;&quot;;TEXT(DATE(YEAR([.D337]);MONTH([.D337]);DAY([.D337]));&quot;AAAA&quot;))">
            <text:p/>
          </table:table-cell>
          <table:table-cell table:style-name="ce62" table:formula="of:=IF([.G337]=&quot;&quot;;&quot;&quot;;TEXT(DATE(YEAR([.G337]);MONTH([.G337]);DAY([.G337]));&quot;AAAA&quot;))">
            <text:p/>
          </table:table-cell>
          <table:table-cell table:style-name="ce62" table:formula="of:=IF([.A337]=&quot;&quot;;&quot;&quot;;TEXT(DATE(YEAR([.A337]);MONTH([.A337]);DAY([.A337]));&quot;MMM&quot;))">
            <text:p/>
          </table:table-cell>
          <table:table-cell table:style-name="ce62" table:formula="of:=IF([.D337]=&quot;&quot;;&quot;&quot;;TEXT(DATE(YEAR([.D337]);MONTH([.D337]);DAY([.D337]));&quot;MMM&quot;))">
            <text:p/>
          </table:table-cell>
          <table:table-cell table:style-name="ce62" table:formula="of:=IF([.G337]=&quot;&quot;;&quot;&quot;;TEXT(DATE(YEAR([.G337]);MONTH([.G337]);DAY([.G337]));&quot;MMM&quot;))">
            <text:p/>
          </table:table-cell>
          <table:table-cell table:style-name="ce70" table:formula="of:=IF([.D337]=&quot;&quot;;&quot;&quot;;TEXT(DATE(YEAR([.D337]);MONTH([.D337]);DAY([.D33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8]=&quot;&quot;;&quot;&quot;;VLOOKUP([.K338];[Contas.$A$1:.$C$54];2;0))">
            <text:p><text:s text:c="2"/></text:p>
          </table:table-cell>
          <table:table-cell table:style-name="ce15" table:formula="of:=IF([.K338]=&quot;&quot;;&quot;&quot;;VLOOKUP([.K338];[Contas.$A$1:.$C$54];3;0))">
            <text:p><text:s text:c="2"/></text:p>
          </table:table-cell>
          <table:table-cell table:style-name="ce16" table:formula="of:=IF([.G338]&lt;&gt;&quot;&quot;;&quot;Pago&quot;;IF(AND([.G338]=&quot;&quot;;[.E338]&lt;&gt;&quot;&quot;;[.F338]&lt;&gt;&quot;&quot;;TODAY()&gt;=[.D338]);&quot;Vencido&quot;;IF(AND([.E338]=&quot;&quot;;[.F338]=&quot;&quot;;[.G338]=&quot;&quot;;[.H338]=&quot;&quot;);&quot;&quot;;&quot;A Vencer&quot;)))">
            <text:p><text:s text:c="2"/></text:p>
          </table:table-cell>
          <table:table-cell table:style-name="ce41" table:formula="of:=IF([.H338]=&quot;&quot;;&quot;&quot;;[.H338]-[.C338])">
            <text:p/>
          </table:table-cell>
          <table:table-cell table:style-name="ce62" table:formula="of:=IF([.A338]=&quot;&quot;;&quot;&quot;;TEXT(DATE(YEAR([.A338]);MONTH([.A338]);DAY([.A338]));&quot;AAAA&quot;))">
            <text:p/>
          </table:table-cell>
          <table:table-cell table:style-name="ce62" table:formula="of:=IF([.D338]=&quot;&quot;;&quot;&quot;;TEXT(DATE(YEAR([.D338]);MONTH([.D338]);DAY([.D338]));&quot;AAAA&quot;))">
            <text:p/>
          </table:table-cell>
          <table:table-cell table:style-name="ce62" table:formula="of:=IF([.G338]=&quot;&quot;;&quot;&quot;;TEXT(DATE(YEAR([.G338]);MONTH([.G338]);DAY([.G338]));&quot;AAAA&quot;))">
            <text:p/>
          </table:table-cell>
          <table:table-cell table:style-name="ce62" table:formula="of:=IF([.A338]=&quot;&quot;;&quot;&quot;;TEXT(DATE(YEAR([.A338]);MONTH([.A338]);DAY([.A338]));&quot;MMM&quot;))">
            <text:p/>
          </table:table-cell>
          <table:table-cell table:style-name="ce62" table:formula="of:=IF([.D338]=&quot;&quot;;&quot;&quot;;TEXT(DATE(YEAR([.D338]);MONTH([.D338]);DAY([.D338]));&quot;MMM&quot;))">
            <text:p/>
          </table:table-cell>
          <table:table-cell table:style-name="ce62" table:formula="of:=IF([.G338]=&quot;&quot;;&quot;&quot;;TEXT(DATE(YEAR([.G338]);MONTH([.G338]);DAY([.G338]));&quot;MMM&quot;))">
            <text:p/>
          </table:table-cell>
          <table:table-cell table:style-name="ce70" table:formula="of:=IF([.D338]=&quot;&quot;;&quot;&quot;;TEXT(DATE(YEAR([.D338]);MONTH([.D338]);DAY([.D33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39]=&quot;&quot;;&quot;&quot;;VLOOKUP([.K339];[Contas.$A$1:.$C$54];2;0))">
            <text:p><text:s text:c="2"/></text:p>
          </table:table-cell>
          <table:table-cell table:style-name="ce15" table:formula="of:=IF([.K339]=&quot;&quot;;&quot;&quot;;VLOOKUP([.K339];[Contas.$A$1:.$C$54];3;0))">
            <text:p><text:s text:c="2"/></text:p>
          </table:table-cell>
          <table:table-cell table:style-name="ce16" table:formula="of:=IF([.G339]&lt;&gt;&quot;&quot;;&quot;Pago&quot;;IF(AND([.G339]=&quot;&quot;;[.E339]&lt;&gt;&quot;&quot;;[.F339]&lt;&gt;&quot;&quot;;TODAY()&gt;=[.D339]);&quot;Vencido&quot;;IF(AND([.E339]=&quot;&quot;;[.F339]=&quot;&quot;;[.G339]=&quot;&quot;;[.H339]=&quot;&quot;);&quot;&quot;;&quot;A Vencer&quot;)))">
            <text:p><text:s text:c="2"/></text:p>
          </table:table-cell>
          <table:table-cell table:style-name="ce41" table:formula="of:=IF([.H339]=&quot;&quot;;&quot;&quot;;[.H339]-[.C339])">
            <text:p/>
          </table:table-cell>
          <table:table-cell table:style-name="ce62" table:formula="of:=IF([.A339]=&quot;&quot;;&quot;&quot;;TEXT(DATE(YEAR([.A339]);MONTH([.A339]);DAY([.A339]));&quot;AAAA&quot;))">
            <text:p/>
          </table:table-cell>
          <table:table-cell table:style-name="ce62" table:formula="of:=IF([.D339]=&quot;&quot;;&quot;&quot;;TEXT(DATE(YEAR([.D339]);MONTH([.D339]);DAY([.D339]));&quot;AAAA&quot;))">
            <text:p/>
          </table:table-cell>
          <table:table-cell table:style-name="ce62" table:formula="of:=IF([.G339]=&quot;&quot;;&quot;&quot;;TEXT(DATE(YEAR([.G339]);MONTH([.G339]);DAY([.G339]));&quot;AAAA&quot;))">
            <text:p/>
          </table:table-cell>
          <table:table-cell table:style-name="ce62" table:formula="of:=IF([.A339]=&quot;&quot;;&quot;&quot;;TEXT(DATE(YEAR([.A339]);MONTH([.A339]);DAY([.A339]));&quot;MMM&quot;))">
            <text:p/>
          </table:table-cell>
          <table:table-cell table:style-name="ce62" table:formula="of:=IF([.D339]=&quot;&quot;;&quot;&quot;;TEXT(DATE(YEAR([.D339]);MONTH([.D339]);DAY([.D339]));&quot;MMM&quot;))">
            <text:p/>
          </table:table-cell>
          <table:table-cell table:style-name="ce62" table:formula="of:=IF([.G339]=&quot;&quot;;&quot;&quot;;TEXT(DATE(YEAR([.G339]);MONTH([.G339]);DAY([.G339]));&quot;MMM&quot;))">
            <text:p/>
          </table:table-cell>
          <table:table-cell table:style-name="ce70" table:formula="of:=IF([.D339]=&quot;&quot;;&quot;&quot;;TEXT(DATE(YEAR([.D339]);MONTH([.D339]);DAY([.D33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2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0]=&quot;&quot;;&quot;&quot;;VLOOKUP([.K340];[Contas.$A$1:.$C$54];2;0))">
            <text:p><text:s text:c="2"/></text:p>
          </table:table-cell>
          <table:table-cell table:style-name="ce15" table:formula="of:=IF([.K340]=&quot;&quot;;&quot;&quot;;VLOOKUP([.K340];[Contas.$A$1:.$C$54];3;0))">
            <text:p><text:s text:c="2"/></text:p>
          </table:table-cell>
          <table:table-cell table:style-name="ce16" table:formula="of:=IF([.G340]&lt;&gt;&quot;&quot;;&quot;Pago&quot;;IF(AND([.G340]=&quot;&quot;;[.E340]&lt;&gt;&quot;&quot;;[.F340]&lt;&gt;&quot;&quot;;TODAY()&gt;=[.D340]);&quot;Vencido&quot;;IF(AND([.E340]=&quot;&quot;;[.F340]=&quot;&quot;;[.G340]=&quot;&quot;;[.H340]=&quot;&quot;);&quot;&quot;;&quot;A Vencer&quot;)))">
            <text:p><text:s text:c="2"/></text:p>
          </table:table-cell>
          <table:table-cell table:style-name="ce41" table:formula="of:=IF([.H340]=&quot;&quot;;&quot;&quot;;[.H340]-[.C340])">
            <text:p/>
          </table:table-cell>
          <table:table-cell table:style-name="ce62" table:formula="of:=IF([.A340]=&quot;&quot;;&quot;&quot;;TEXT(DATE(YEAR([.A340]);MONTH([.A340]);DAY([.A340]));&quot;AAAA&quot;))">
            <text:p/>
          </table:table-cell>
          <table:table-cell table:style-name="ce62" table:formula="of:=IF([.D340]=&quot;&quot;;&quot;&quot;;TEXT(DATE(YEAR([.D340]);MONTH([.D340]);DAY([.D340]));&quot;AAAA&quot;))">
            <text:p/>
          </table:table-cell>
          <table:table-cell table:style-name="ce62" table:formula="of:=IF([.G340]=&quot;&quot;;&quot;&quot;;TEXT(DATE(YEAR([.G340]);MONTH([.G340]);DAY([.G340]));&quot;AAAA&quot;))">
            <text:p/>
          </table:table-cell>
          <table:table-cell table:style-name="ce62" table:formula="of:=IF([.A340]=&quot;&quot;;&quot;&quot;;TEXT(DATE(YEAR([.A340]);MONTH([.A340]);DAY([.A340]));&quot;MMM&quot;))">
            <text:p/>
          </table:table-cell>
          <table:table-cell table:style-name="ce62" table:formula="of:=IF([.D340]=&quot;&quot;;&quot;&quot;;TEXT(DATE(YEAR([.D340]);MONTH([.D340]);DAY([.D340]));&quot;MMM&quot;))">
            <text:p/>
          </table:table-cell>
          <table:table-cell table:style-name="ce62" table:formula="of:=IF([.G340]=&quot;&quot;;&quot;&quot;;TEXT(DATE(YEAR([.G340]);MONTH([.G340]);DAY([.G340]));&quot;MMM&quot;))">
            <text:p/>
          </table:table-cell>
          <table:table-cell table:style-name="ce70" table:formula="of:=IF([.D340]=&quot;&quot;;&quot;&quot;;TEXT(DATE(YEAR([.D340]);MONTH([.D340]);DAY([.D34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2"/>
          <table:table-cell table:style-name="ce22"/>
          <table:table-cell table:number-columns-repeated="2"/>
          <table:table-cell table:style-name="ce22"/>
          <table:table-cell table:style-name="ce4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1]=&quot;&quot;;&quot;&quot;;VLOOKUP([.K341];[Contas.$A$1:.$C$54];2;0))">
            <text:p><text:s text:c="2"/></text:p>
          </table:table-cell>
          <table:table-cell table:style-name="ce15" table:formula="of:=IF([.K341]=&quot;&quot;;&quot;&quot;;VLOOKUP([.K341];[Contas.$A$1:.$C$54];3;0))">
            <text:p><text:s text:c="2"/></text:p>
          </table:table-cell>
          <table:table-cell table:style-name="ce16" table:formula="of:=IF([.G341]&lt;&gt;&quot;&quot;;&quot;Pago&quot;;IF(AND([.G341]=&quot;&quot;;[.E341]&lt;&gt;&quot;&quot;;[.F341]&lt;&gt;&quot;&quot;;TODAY()&gt;=[.D341]);&quot;Vencido&quot;;IF(AND([.E341]=&quot;&quot;;[.F341]=&quot;&quot;;[.G341]=&quot;&quot;;[.H341]=&quot;&quot;);&quot;&quot;;&quot;A Vencer&quot;)))">
            <text:p><text:s text:c="2"/></text:p>
          </table:table-cell>
          <table:table-cell table:style-name="ce41" table:formula="of:=IF([.H341]=&quot;&quot;;&quot;&quot;;[.H341]-[.C341])">
            <text:p/>
          </table:table-cell>
          <table:table-cell table:style-name="ce62" table:formula="of:=IF([.A341]=&quot;&quot;;&quot;&quot;;TEXT(DATE(YEAR([.A341]);MONTH([.A341]);DAY([.A341]));&quot;AAAA&quot;))">
            <text:p/>
          </table:table-cell>
          <table:table-cell table:style-name="ce62" table:formula="of:=IF([.D341]=&quot;&quot;;&quot;&quot;;TEXT(DATE(YEAR([.D341]);MONTH([.D341]);DAY([.D341]));&quot;AAAA&quot;))">
            <text:p/>
          </table:table-cell>
          <table:table-cell table:style-name="ce62" table:formula="of:=IF([.G341]=&quot;&quot;;&quot;&quot;;TEXT(DATE(YEAR([.G341]);MONTH([.G341]);DAY([.G341]));&quot;AAAA&quot;))">
            <text:p/>
          </table:table-cell>
          <table:table-cell table:style-name="ce62" table:formula="of:=IF([.A341]=&quot;&quot;;&quot;&quot;;TEXT(DATE(YEAR([.A341]);MONTH([.A341]);DAY([.A341]));&quot;MMM&quot;))">
            <text:p/>
          </table:table-cell>
          <table:table-cell table:style-name="ce62" table:formula="of:=IF([.D341]=&quot;&quot;;&quot;&quot;;TEXT(DATE(YEAR([.D341]);MONTH([.D341]);DAY([.D341]));&quot;MMM&quot;))">
            <text:p/>
          </table:table-cell>
          <table:table-cell table:style-name="ce62" table:formula="of:=IF([.G341]=&quot;&quot;;&quot;&quot;;TEXT(DATE(YEAR([.G341]);MONTH([.G341]);DAY([.G341]));&quot;MMM&quot;))">
            <text:p/>
          </table:table-cell>
          <table:table-cell table:style-name="ce70" table:formula="of:=IF([.D341]=&quot;&quot;;&quot;&quot;;TEXT(DATE(YEAR([.D341]);MONTH([.D341]);DAY([.D34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2]=&quot;&quot;;&quot;&quot;;VLOOKUP([.K342];[Contas.$A$1:.$C$54];2;0))">
            <text:p><text:s text:c="2"/></text:p>
          </table:table-cell>
          <table:table-cell table:style-name="ce15" table:formula="of:=IF([.K342]=&quot;&quot;;&quot;&quot;;VLOOKUP([.K342];[Contas.$A$1:.$C$54];3;0))">
            <text:p><text:s text:c="2"/></text:p>
          </table:table-cell>
          <table:table-cell table:style-name="ce16" table:formula="of:=IF([.G342]&lt;&gt;&quot;&quot;;&quot;Pago&quot;;IF(AND([.G342]=&quot;&quot;;[.E342]&lt;&gt;&quot;&quot;;[.F342]&lt;&gt;&quot;&quot;;TODAY()&gt;=[.D342]);&quot;Vencido&quot;;IF(AND([.E342]=&quot;&quot;;[.F342]=&quot;&quot;;[.G342]=&quot;&quot;;[.H342]=&quot;&quot;);&quot;&quot;;&quot;A Vencer&quot;)))">
            <text:p><text:s text:c="2"/></text:p>
          </table:table-cell>
          <table:table-cell table:style-name="ce41" table:formula="of:=IF([.H342]=&quot;&quot;;&quot;&quot;;[.H342]-[.C342])">
            <text:p/>
          </table:table-cell>
          <table:table-cell table:style-name="ce62" table:formula="of:=IF([.A342]=&quot;&quot;;&quot;&quot;;TEXT(DATE(YEAR([.A342]);MONTH([.A342]);DAY([.A342]));&quot;AAAA&quot;))">
            <text:p/>
          </table:table-cell>
          <table:table-cell table:style-name="ce62" table:formula="of:=IF([.D342]=&quot;&quot;;&quot;&quot;;TEXT(DATE(YEAR([.D342]);MONTH([.D342]);DAY([.D342]));&quot;AAAA&quot;))">
            <text:p/>
          </table:table-cell>
          <table:table-cell table:style-name="ce62" table:formula="of:=IF([.G342]=&quot;&quot;;&quot;&quot;;TEXT(DATE(YEAR([.G342]);MONTH([.G342]);DAY([.G342]));&quot;AAAA&quot;))">
            <text:p/>
          </table:table-cell>
          <table:table-cell table:style-name="ce62" table:formula="of:=IF([.A342]=&quot;&quot;;&quot;&quot;;TEXT(DATE(YEAR([.A342]);MONTH([.A342]);DAY([.A342]));&quot;MMM&quot;))">
            <text:p/>
          </table:table-cell>
          <table:table-cell table:style-name="ce62" table:formula="of:=IF([.D342]=&quot;&quot;;&quot;&quot;;TEXT(DATE(YEAR([.D342]);MONTH([.D342]);DAY([.D342]));&quot;MMM&quot;))">
            <text:p/>
          </table:table-cell>
          <table:table-cell table:style-name="ce62" table:formula="of:=IF([.G342]=&quot;&quot;;&quot;&quot;;TEXT(DATE(YEAR([.G342]);MONTH([.G342]);DAY([.G342]));&quot;MMM&quot;))">
            <text:p/>
          </table:table-cell>
          <table:table-cell table:style-name="ce70" table:formula="of:=IF([.D342]=&quot;&quot;;&quot;&quot;;TEXT(DATE(YEAR([.D342]);MONTH([.D342]);DAY([.D34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3]=&quot;&quot;;&quot;&quot;;VLOOKUP([.K343];[Contas.$A$1:.$C$54];2;0))">
            <text:p><text:s text:c="2"/></text:p>
          </table:table-cell>
          <table:table-cell table:style-name="ce15" table:formula="of:=IF([.K343]=&quot;&quot;;&quot;&quot;;VLOOKUP([.K343];[Contas.$A$1:.$C$54];3;0))">
            <text:p><text:s text:c="2"/></text:p>
          </table:table-cell>
          <table:table-cell table:style-name="ce16" table:formula="of:=IF([.G343]&lt;&gt;&quot;&quot;;&quot;Pago&quot;;IF(AND([.G343]=&quot;&quot;;[.E343]&lt;&gt;&quot;&quot;;[.F343]&lt;&gt;&quot;&quot;;TODAY()&gt;=[.D343]);&quot;Vencido&quot;;IF(AND([.E343]=&quot;&quot;;[.F343]=&quot;&quot;;[.G343]=&quot;&quot;;[.H343]=&quot;&quot;);&quot;&quot;;&quot;A Vencer&quot;)))">
            <text:p><text:s text:c="2"/></text:p>
          </table:table-cell>
          <table:table-cell table:style-name="ce41" table:formula="of:=IF([.H343]=&quot;&quot;;&quot;&quot;;[.H343]-[.C343])">
            <text:p/>
          </table:table-cell>
          <table:table-cell table:style-name="ce62" table:formula="of:=IF([.A343]=&quot;&quot;;&quot;&quot;;TEXT(DATE(YEAR([.A343]);MONTH([.A343]);DAY([.A343]));&quot;AAAA&quot;))">
            <text:p/>
          </table:table-cell>
          <table:table-cell table:style-name="ce62" table:formula="of:=IF([.D343]=&quot;&quot;;&quot;&quot;;TEXT(DATE(YEAR([.D343]);MONTH([.D343]);DAY([.D343]));&quot;AAAA&quot;))">
            <text:p/>
          </table:table-cell>
          <table:table-cell table:style-name="ce62" table:formula="of:=IF([.G343]=&quot;&quot;;&quot;&quot;;TEXT(DATE(YEAR([.G343]);MONTH([.G343]);DAY([.G343]));&quot;AAAA&quot;))">
            <text:p/>
          </table:table-cell>
          <table:table-cell table:style-name="ce62" table:formula="of:=IF([.A343]=&quot;&quot;;&quot;&quot;;TEXT(DATE(YEAR([.A343]);MONTH([.A343]);DAY([.A343]));&quot;MMM&quot;))">
            <text:p/>
          </table:table-cell>
          <table:table-cell table:style-name="ce62" table:formula="of:=IF([.D343]=&quot;&quot;;&quot;&quot;;TEXT(DATE(YEAR([.D343]);MONTH([.D343]);DAY([.D343]));&quot;MMM&quot;))">
            <text:p/>
          </table:table-cell>
          <table:table-cell table:style-name="ce62" table:formula="of:=IF([.G343]=&quot;&quot;;&quot;&quot;;TEXT(DATE(YEAR([.G343]);MONTH([.G343]);DAY([.G343]));&quot;MMM&quot;))">
            <text:p/>
          </table:table-cell>
          <table:table-cell table:style-name="ce70" table:formula="of:=IF([.D343]=&quot;&quot;;&quot;&quot;;TEXT(DATE(YEAR([.D343]);MONTH([.D343]);DAY([.D34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4]=&quot;&quot;;&quot;&quot;;VLOOKUP([.K344];[Contas.$A$1:.$C$54];2;0))">
            <text:p><text:s text:c="2"/></text:p>
          </table:table-cell>
          <table:table-cell table:style-name="ce15" table:formula="of:=IF([.K344]=&quot;&quot;;&quot;&quot;;VLOOKUP([.K344];[Contas.$A$1:.$C$54];3;0))">
            <text:p><text:s text:c="2"/></text:p>
          </table:table-cell>
          <table:table-cell table:style-name="ce16" table:formula="of:=IF([.G344]&lt;&gt;&quot;&quot;;&quot;Pago&quot;;IF(AND([.G344]=&quot;&quot;;[.E344]&lt;&gt;&quot;&quot;;[.F344]&lt;&gt;&quot;&quot;;TODAY()&gt;=[.D344]);&quot;Vencido&quot;;IF(AND([.E344]=&quot;&quot;;[.F344]=&quot;&quot;;[.G344]=&quot;&quot;;[.H344]=&quot;&quot;);&quot;&quot;;&quot;A Vencer&quot;)))">
            <text:p><text:s text:c="2"/></text:p>
          </table:table-cell>
          <table:table-cell table:style-name="ce41" table:formula="of:=IF([.H344]=&quot;&quot;;&quot;&quot;;[.H344]-[.C344])">
            <text:p/>
          </table:table-cell>
          <table:table-cell table:style-name="ce62" table:formula="of:=IF([.A344]=&quot;&quot;;&quot;&quot;;TEXT(DATE(YEAR([.A344]);MONTH([.A344]);DAY([.A344]));&quot;AAAA&quot;))">
            <text:p/>
          </table:table-cell>
          <table:table-cell table:style-name="ce62" table:formula="of:=IF([.D344]=&quot;&quot;;&quot;&quot;;TEXT(DATE(YEAR([.D344]);MONTH([.D344]);DAY([.D344]));&quot;AAAA&quot;))">
            <text:p/>
          </table:table-cell>
          <table:table-cell table:style-name="ce62" table:formula="of:=IF([.G344]=&quot;&quot;;&quot;&quot;;TEXT(DATE(YEAR([.G344]);MONTH([.G344]);DAY([.G344]));&quot;AAAA&quot;))">
            <text:p/>
          </table:table-cell>
          <table:table-cell table:style-name="ce62" table:formula="of:=IF([.A344]=&quot;&quot;;&quot;&quot;;TEXT(DATE(YEAR([.A344]);MONTH([.A344]);DAY([.A344]));&quot;MMM&quot;))">
            <text:p/>
          </table:table-cell>
          <table:table-cell table:style-name="ce62" table:formula="of:=IF([.D344]=&quot;&quot;;&quot;&quot;;TEXT(DATE(YEAR([.D344]);MONTH([.D344]);DAY([.D344]));&quot;MMM&quot;))">
            <text:p/>
          </table:table-cell>
          <table:table-cell table:style-name="ce62" table:formula="of:=IF([.G344]=&quot;&quot;;&quot;&quot;;TEXT(DATE(YEAR([.G344]);MONTH([.G344]);DAY([.G344]));&quot;MMM&quot;))">
            <text:p/>
          </table:table-cell>
          <table:table-cell table:style-name="ce70" table:formula="of:=IF([.D344]=&quot;&quot;;&quot;&quot;;TEXT(DATE(YEAR([.D344]);MONTH([.D344]);DAY([.D34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5]=&quot;&quot;;&quot;&quot;;VLOOKUP([.K345];[Contas.$A$1:.$C$54];2;0))">
            <text:p><text:s text:c="2"/></text:p>
          </table:table-cell>
          <table:table-cell table:style-name="ce15" table:formula="of:=IF([.K345]=&quot;&quot;;&quot;&quot;;VLOOKUP([.K345];[Contas.$A$1:.$C$54];3;0))">
            <text:p><text:s text:c="2"/></text:p>
          </table:table-cell>
          <table:table-cell table:style-name="ce16" table:formula="of:=IF([.G345]&lt;&gt;&quot;&quot;;&quot;Pago&quot;;IF(AND([.G345]=&quot;&quot;;[.E345]&lt;&gt;&quot;&quot;;[.F345]&lt;&gt;&quot;&quot;;TODAY()&gt;=[.D345]);&quot;Vencido&quot;;IF(AND([.E345]=&quot;&quot;;[.F345]=&quot;&quot;;[.G345]=&quot;&quot;;[.H345]=&quot;&quot;);&quot;&quot;;&quot;A Vencer&quot;)))">
            <text:p><text:s text:c="2"/></text:p>
          </table:table-cell>
          <table:table-cell table:style-name="ce41" table:formula="of:=IF([.H345]=&quot;&quot;;&quot;&quot;;[.H345]-[.C345])">
            <text:p/>
          </table:table-cell>
          <table:table-cell table:style-name="ce62" table:formula="of:=IF([.A345]=&quot;&quot;;&quot;&quot;;TEXT(DATE(YEAR([.A345]);MONTH([.A345]);DAY([.A345]));&quot;AAAA&quot;))">
            <text:p/>
          </table:table-cell>
          <table:table-cell table:style-name="ce62" table:formula="of:=IF([.D345]=&quot;&quot;;&quot;&quot;;TEXT(DATE(YEAR([.D345]);MONTH([.D345]);DAY([.D345]));&quot;AAAA&quot;))">
            <text:p/>
          </table:table-cell>
          <table:table-cell table:style-name="ce62" table:formula="of:=IF([.G345]=&quot;&quot;;&quot;&quot;;TEXT(DATE(YEAR([.G345]);MONTH([.G345]);DAY([.G345]));&quot;AAAA&quot;))">
            <text:p/>
          </table:table-cell>
          <table:table-cell table:style-name="ce62" table:formula="of:=IF([.A345]=&quot;&quot;;&quot;&quot;;TEXT(DATE(YEAR([.A345]);MONTH([.A345]);DAY([.A345]));&quot;MMM&quot;))">
            <text:p/>
          </table:table-cell>
          <table:table-cell table:style-name="ce62" table:formula="of:=IF([.D345]=&quot;&quot;;&quot;&quot;;TEXT(DATE(YEAR([.D345]);MONTH([.D345]);DAY([.D345]));&quot;MMM&quot;))">
            <text:p/>
          </table:table-cell>
          <table:table-cell table:style-name="ce62" table:formula="of:=IF([.G345]=&quot;&quot;;&quot;&quot;;TEXT(DATE(YEAR([.G345]);MONTH([.G345]);DAY([.G345]));&quot;MMM&quot;))">
            <text:p/>
          </table:table-cell>
          <table:table-cell table:style-name="ce70" table:formula="of:=IF([.D345]=&quot;&quot;;&quot;&quot;;TEXT(DATE(YEAR([.D345]);MONTH([.D345]);DAY([.D345]));&quot;MMM/AA&quot;))">
            <text:p/>
          </table:table-cell>
          <table:table-cell table:number-columns-repeated="1002"/>
        </table:table-row>
        <table:table-row table:style-name="ro2">
          <table:table-cell table:style-name="ce24"/>
          <table:table-cell table:style-name="ce35"/>
          <table:table-cell table:style-name="ce47"/>
          <table:table-cell table:style-name="ce24"/>
          <table:table-cell table:style-name="ce80"/>
          <table:table-cell table:style-name="ce82"/>
          <table:table-cell table:style-name="ce24"/>
          <table:table-cell table:style-name="ce47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6]=&quot;&quot;;&quot;&quot;;VLOOKUP([.K346];[Contas.$A$1:.$C$54];2;0))">
            <text:p><text:s text:c="2"/></text:p>
          </table:table-cell>
          <table:table-cell table:style-name="ce15" table:formula="of:=IF([.K346]=&quot;&quot;;&quot;&quot;;VLOOKUP([.K346];[Contas.$A$1:.$C$54];3;0))">
            <text:p><text:s text:c="2"/></text:p>
          </table:table-cell>
          <table:table-cell table:style-name="ce16" table:formula="of:=IF([.G346]&lt;&gt;&quot;&quot;;&quot;Pago&quot;;IF(AND([.G346]=&quot;&quot;;[.E346]&lt;&gt;&quot;&quot;;[.F346]&lt;&gt;&quot;&quot;;TODAY()&gt;=[.D346]);&quot;Vencido&quot;;IF(AND([.E346]=&quot;&quot;;[.F346]=&quot;&quot;;[.G346]=&quot;&quot;;[.H346]=&quot;&quot;);&quot;&quot;;&quot;A Vencer&quot;)))">
            <text:p><text:s text:c="2"/></text:p>
          </table:table-cell>
          <table:table-cell table:style-name="ce41" table:formula="of:=IF([.H346]=&quot;&quot;;&quot;&quot;;[.H346]-[.C346])">
            <text:p/>
          </table:table-cell>
          <table:table-cell table:style-name="ce62" table:formula="of:=IF([.A346]=&quot;&quot;;&quot;&quot;;TEXT(DATE(YEAR([.A346]);MONTH([.A346]);DAY([.A346]));&quot;AAAA&quot;))">
            <text:p/>
          </table:table-cell>
          <table:table-cell table:style-name="ce62" table:formula="of:=IF([.D346]=&quot;&quot;;&quot;&quot;;TEXT(DATE(YEAR([.D346]);MONTH([.D346]);DAY([.D346]));&quot;AAAA&quot;))">
            <text:p/>
          </table:table-cell>
          <table:table-cell table:style-name="ce62" table:formula="of:=IF([.G346]=&quot;&quot;;&quot;&quot;;TEXT(DATE(YEAR([.G346]);MONTH([.G346]);DAY([.G346]));&quot;AAAA&quot;))">
            <text:p/>
          </table:table-cell>
          <table:table-cell table:style-name="ce62" table:formula="of:=IF([.A346]=&quot;&quot;;&quot;&quot;;TEXT(DATE(YEAR([.A346]);MONTH([.A346]);DAY([.A346]));&quot;MMM&quot;))">
            <text:p/>
          </table:table-cell>
          <table:table-cell table:style-name="ce62" table:formula="of:=IF([.D346]=&quot;&quot;;&quot;&quot;;TEXT(DATE(YEAR([.D346]);MONTH([.D346]);DAY([.D346]));&quot;MMM&quot;))">
            <text:p/>
          </table:table-cell>
          <table:table-cell table:style-name="ce62" table:formula="of:=IF([.G346]=&quot;&quot;;&quot;&quot;;TEXT(DATE(YEAR([.G346]);MONTH([.G346]);DAY([.G346]));&quot;MMM&quot;))">
            <text:p/>
          </table:table-cell>
          <table:table-cell table:style-name="ce70" table:formula="of:=IF([.D346]=&quot;&quot;;&quot;&quot;;TEXT(DATE(YEAR([.D346]);MONTH([.D346]);DAY([.D346]));&quot;MMM/AA&quot;))">
            <text:p/>
          </table:table-cell>
          <table:table-cell table:style-name="ce80" table:number-columns-repeated="1001"/>
          <table:table-cell table:style-name="ce132"/>
        </table:table-row>
        <table:table-row table:style-name="ro2">
          <table:table-cell table:style-name="ce7"/>
          <table:table-cell table:number-columns-repeated="2"/>
          <table:table-cell table:style-name="ce24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7]=&quot;&quot;;&quot;&quot;;VLOOKUP([.K347];[Contas.$A$1:.$C$54];2;0))">
            <text:p><text:s text:c="2"/></text:p>
          </table:table-cell>
          <table:table-cell table:style-name="ce15" table:formula="of:=IF([.K347]=&quot;&quot;;&quot;&quot;;VLOOKUP([.K347];[Contas.$A$1:.$C$54];3;0))">
            <text:p><text:s text:c="2"/></text:p>
          </table:table-cell>
          <table:table-cell table:style-name="ce16" table:formula="of:=IF([.G347]&lt;&gt;&quot;&quot;;&quot;Pago&quot;;IF(AND([.G347]=&quot;&quot;;[.E347]&lt;&gt;&quot;&quot;;[.F347]&lt;&gt;&quot;&quot;;TODAY()&gt;=[.D347]);&quot;Vencido&quot;;IF(AND([.E347]=&quot;&quot;;[.F347]=&quot;&quot;;[.G347]=&quot;&quot;;[.H347]=&quot;&quot;);&quot;&quot;;&quot;A Vencer&quot;)))">
            <text:p><text:s text:c="2"/></text:p>
          </table:table-cell>
          <table:table-cell table:style-name="ce41" table:formula="of:=IF([.H347]=&quot;&quot;;&quot;&quot;;[.H347]-[.C347])">
            <text:p/>
          </table:table-cell>
          <table:table-cell table:style-name="ce62" table:formula="of:=IF([.A347]=&quot;&quot;;&quot;&quot;;TEXT(DATE(YEAR([.A347]);MONTH([.A347]);DAY([.A347]));&quot;AAAA&quot;))">
            <text:p/>
          </table:table-cell>
          <table:table-cell table:style-name="ce62" table:formula="of:=IF([.D347]=&quot;&quot;;&quot;&quot;;TEXT(DATE(YEAR([.D347]);MONTH([.D347]);DAY([.D347]));&quot;AAAA&quot;))">
            <text:p/>
          </table:table-cell>
          <table:table-cell table:style-name="ce62" table:formula="of:=IF([.G347]=&quot;&quot;;&quot;&quot;;TEXT(DATE(YEAR([.G347]);MONTH([.G347]);DAY([.G347]));&quot;AAAA&quot;))">
            <text:p/>
          </table:table-cell>
          <table:table-cell table:style-name="ce62" table:formula="of:=IF([.A347]=&quot;&quot;;&quot;&quot;;TEXT(DATE(YEAR([.A347]);MONTH([.A347]);DAY([.A347]));&quot;MMM&quot;))">
            <text:p/>
          </table:table-cell>
          <table:table-cell table:style-name="ce62" table:formula="of:=IF([.D347]=&quot;&quot;;&quot;&quot;;TEXT(DATE(YEAR([.D347]);MONTH([.D347]);DAY([.D347]));&quot;MMM&quot;))">
            <text:p/>
          </table:table-cell>
          <table:table-cell table:style-name="ce62" table:formula="of:=IF([.G347]=&quot;&quot;;&quot;&quot;;TEXT(DATE(YEAR([.G347]);MONTH([.G347]);DAY([.G347]));&quot;MMM&quot;))">
            <text:p/>
          </table:table-cell>
          <table:table-cell table:style-name="ce70" table:formula="of:=IF([.D347]=&quot;&quot;;&quot;&quot;;TEXT(DATE(YEAR([.D347]);MONTH([.D347]);DAY([.D34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24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8]=&quot;&quot;;&quot;&quot;;VLOOKUP([.K348];[Contas.$A$1:.$C$54];2;0))">
            <text:p><text:s text:c="2"/></text:p>
          </table:table-cell>
          <table:table-cell table:style-name="ce15" table:formula="of:=IF([.K348]=&quot;&quot;;&quot;&quot;;VLOOKUP([.K348];[Contas.$A$1:.$C$54];3;0))">
            <text:p><text:s text:c="2"/></text:p>
          </table:table-cell>
          <table:table-cell table:style-name="ce16" table:formula="of:=IF([.G348]&lt;&gt;&quot;&quot;;&quot;Pago&quot;;IF(AND([.G348]=&quot;&quot;;[.E348]&lt;&gt;&quot;&quot;;[.F348]&lt;&gt;&quot;&quot;;TODAY()&gt;=[.D348]);&quot;Vencido&quot;;IF(AND([.E348]=&quot;&quot;;[.F348]=&quot;&quot;;[.G348]=&quot;&quot;;[.H348]=&quot;&quot;);&quot;&quot;;&quot;A Vencer&quot;)))">
            <text:p><text:s text:c="2"/></text:p>
          </table:table-cell>
          <table:table-cell table:style-name="ce41" table:formula="of:=IF([.H348]=&quot;&quot;;&quot;&quot;;[.H348]-[.C348])">
            <text:p/>
          </table:table-cell>
          <table:table-cell table:style-name="ce62" table:formula="of:=IF([.A348]=&quot;&quot;;&quot;&quot;;TEXT(DATE(YEAR([.A348]);MONTH([.A348]);DAY([.A348]));&quot;AAAA&quot;))">
            <text:p/>
          </table:table-cell>
          <table:table-cell table:style-name="ce62" table:formula="of:=IF([.D348]=&quot;&quot;;&quot;&quot;;TEXT(DATE(YEAR([.D348]);MONTH([.D348]);DAY([.D348]));&quot;AAAA&quot;))">
            <text:p/>
          </table:table-cell>
          <table:table-cell table:style-name="ce62" table:formula="of:=IF([.G348]=&quot;&quot;;&quot;&quot;;TEXT(DATE(YEAR([.G348]);MONTH([.G348]);DAY([.G348]));&quot;AAAA&quot;))">
            <text:p/>
          </table:table-cell>
          <table:table-cell table:style-name="ce62" table:formula="of:=IF([.A348]=&quot;&quot;;&quot;&quot;;TEXT(DATE(YEAR([.A348]);MONTH([.A348]);DAY([.A348]));&quot;MMM&quot;))">
            <text:p/>
          </table:table-cell>
          <table:table-cell table:style-name="ce62" table:formula="of:=IF([.D348]=&quot;&quot;;&quot;&quot;;TEXT(DATE(YEAR([.D348]);MONTH([.D348]);DAY([.D348]));&quot;MMM&quot;))">
            <text:p/>
          </table:table-cell>
          <table:table-cell table:style-name="ce62" table:formula="of:=IF([.G348]=&quot;&quot;;&quot;&quot;;TEXT(DATE(YEAR([.G348]);MONTH([.G348]);DAY([.G348]));&quot;MMM&quot;))">
            <text:p/>
          </table:table-cell>
          <table:table-cell table:style-name="ce70" table:formula="of:=IF([.D348]=&quot;&quot;;&quot;&quot;;TEXT(DATE(YEAR([.D348]);MONTH([.D348]);DAY([.D34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24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49]=&quot;&quot;;&quot;&quot;;VLOOKUP([.K349];[Contas.$A$1:.$C$54];2;0))">
            <text:p><text:s text:c="2"/></text:p>
          </table:table-cell>
          <table:table-cell table:style-name="ce15" table:formula="of:=IF([.K349]=&quot;&quot;;&quot;&quot;;VLOOKUP([.K349];[Contas.$A$1:.$C$54];3;0))">
            <text:p><text:s text:c="2"/></text:p>
          </table:table-cell>
          <table:table-cell table:style-name="ce16" table:formula="of:=IF([.G349]&lt;&gt;&quot;&quot;;&quot;Pago&quot;;IF(AND([.G349]=&quot;&quot;;[.E349]&lt;&gt;&quot;&quot;;[.F349]&lt;&gt;&quot;&quot;;TODAY()&gt;=[.D349]);&quot;Vencido&quot;;IF(AND([.E349]=&quot;&quot;;[.F349]=&quot;&quot;;[.G349]=&quot;&quot;;[.H349]=&quot;&quot;);&quot;&quot;;&quot;A Vencer&quot;)))">
            <text:p><text:s text:c="2"/></text:p>
          </table:table-cell>
          <table:table-cell table:style-name="ce41" table:formula="of:=IF([.H349]=&quot;&quot;;&quot;&quot;;[.H349]-[.C349])">
            <text:p/>
          </table:table-cell>
          <table:table-cell table:style-name="ce62" table:formula="of:=IF([.A349]=&quot;&quot;;&quot;&quot;;TEXT(DATE(YEAR([.A349]);MONTH([.A349]);DAY([.A349]));&quot;AAAA&quot;))">
            <text:p/>
          </table:table-cell>
          <table:table-cell table:style-name="ce62" table:formula="of:=IF([.D349]=&quot;&quot;;&quot;&quot;;TEXT(DATE(YEAR([.D349]);MONTH([.D349]);DAY([.D349]));&quot;AAAA&quot;))">
            <text:p/>
          </table:table-cell>
          <table:table-cell table:style-name="ce62" table:formula="of:=IF([.G349]=&quot;&quot;;&quot;&quot;;TEXT(DATE(YEAR([.G349]);MONTH([.G349]);DAY([.G349]));&quot;AAAA&quot;))">
            <text:p/>
          </table:table-cell>
          <table:table-cell table:style-name="ce62" table:formula="of:=IF([.A349]=&quot;&quot;;&quot;&quot;;TEXT(DATE(YEAR([.A349]);MONTH([.A349]);DAY([.A349]));&quot;MMM&quot;))">
            <text:p/>
          </table:table-cell>
          <table:table-cell table:style-name="ce62" table:formula="of:=IF([.D349]=&quot;&quot;;&quot;&quot;;TEXT(DATE(YEAR([.D349]);MONTH([.D349]);DAY([.D349]));&quot;MMM&quot;))">
            <text:p/>
          </table:table-cell>
          <table:table-cell table:style-name="ce62" table:formula="of:=IF([.G349]=&quot;&quot;;&quot;&quot;;TEXT(DATE(YEAR([.G349]);MONTH([.G349]);DAY([.G349]));&quot;MMM&quot;))">
            <text:p/>
          </table:table-cell>
          <table:table-cell table:style-name="ce70" table:formula="of:=IF([.D349]=&quot;&quot;;&quot;&quot;;TEXT(DATE(YEAR([.D349]);MONTH([.D349]);DAY([.D34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24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0]=&quot;&quot;;&quot;&quot;;VLOOKUP([.K350];[Contas.$A$1:.$C$54];2;0))">
            <text:p><text:s text:c="2"/></text:p>
          </table:table-cell>
          <table:table-cell table:style-name="ce15" table:formula="of:=IF([.K350]=&quot;&quot;;&quot;&quot;;VLOOKUP([.K350];[Contas.$A$1:.$C$54];3;0))">
            <text:p><text:s text:c="2"/></text:p>
          </table:table-cell>
          <table:table-cell table:style-name="ce16" table:formula="of:=IF([.G350]&lt;&gt;&quot;&quot;;&quot;Pago&quot;;IF(AND([.G350]=&quot;&quot;;[.E350]&lt;&gt;&quot;&quot;;[.F350]&lt;&gt;&quot;&quot;;TODAY()&gt;=[.D350]);&quot;Vencido&quot;;IF(AND([.E350]=&quot;&quot;;[.F350]=&quot;&quot;;[.G350]=&quot;&quot;;[.H350]=&quot;&quot;);&quot;&quot;;&quot;A Vencer&quot;)))">
            <text:p><text:s text:c="2"/></text:p>
          </table:table-cell>
          <table:table-cell table:style-name="ce41" table:formula="of:=IF([.H350]=&quot;&quot;;&quot;&quot;;[.H350]-[.C350])">
            <text:p/>
          </table:table-cell>
          <table:table-cell table:style-name="ce62" table:formula="of:=IF([.A350]=&quot;&quot;;&quot;&quot;;TEXT(DATE(YEAR([.A350]);MONTH([.A350]);DAY([.A350]));&quot;AAAA&quot;))">
            <text:p/>
          </table:table-cell>
          <table:table-cell table:style-name="ce62" table:formula="of:=IF([.D350]=&quot;&quot;;&quot;&quot;;TEXT(DATE(YEAR([.D350]);MONTH([.D350]);DAY([.D350]));&quot;AAAA&quot;))">
            <text:p/>
          </table:table-cell>
          <table:table-cell table:style-name="ce62" table:formula="of:=IF([.G350]=&quot;&quot;;&quot;&quot;;TEXT(DATE(YEAR([.G350]);MONTH([.G350]);DAY([.G350]));&quot;AAAA&quot;))">
            <text:p/>
          </table:table-cell>
          <table:table-cell table:style-name="ce62" table:formula="of:=IF([.A350]=&quot;&quot;;&quot;&quot;;TEXT(DATE(YEAR([.A350]);MONTH([.A350]);DAY([.A350]));&quot;MMM&quot;))">
            <text:p/>
          </table:table-cell>
          <table:table-cell table:style-name="ce62" table:formula="of:=IF([.D350]=&quot;&quot;;&quot;&quot;;TEXT(DATE(YEAR([.D350]);MONTH([.D350]);DAY([.D350]));&quot;MMM&quot;))">
            <text:p/>
          </table:table-cell>
          <table:table-cell table:style-name="ce62" table:formula="of:=IF([.G350]=&quot;&quot;;&quot;&quot;;TEXT(DATE(YEAR([.G350]);MONTH([.G350]);DAY([.G350]));&quot;MMM&quot;))">
            <text:p/>
          </table:table-cell>
          <table:table-cell table:style-name="ce70" table:formula="of:=IF([.D350]=&quot;&quot;;&quot;&quot;;TEXT(DATE(YEAR([.D350]);MONTH([.D350]);DAY([.D35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24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1]=&quot;&quot;;&quot;&quot;;VLOOKUP([.K351];[Contas.$A$1:.$C$54];2;0))">
            <text:p><text:s text:c="2"/></text:p>
          </table:table-cell>
          <table:table-cell table:style-name="ce15" table:formula="of:=IF([.K351]=&quot;&quot;;&quot;&quot;;VLOOKUP([.K351];[Contas.$A$1:.$C$54];3;0))">
            <text:p><text:s text:c="2"/></text:p>
          </table:table-cell>
          <table:table-cell table:style-name="ce16" table:formula="of:=IF([.G351]&lt;&gt;&quot;&quot;;&quot;Pago&quot;;IF(AND([.G351]=&quot;&quot;;[.E351]&lt;&gt;&quot;&quot;;[.F351]&lt;&gt;&quot;&quot;;TODAY()&gt;=[.D351]);&quot;Vencido&quot;;IF(AND([.E351]=&quot;&quot;;[.F351]=&quot;&quot;;[.G351]=&quot;&quot;;[.H351]=&quot;&quot;);&quot;&quot;;&quot;A Vencer&quot;)))">
            <text:p><text:s text:c="2"/></text:p>
          </table:table-cell>
          <table:table-cell table:style-name="ce41" table:formula="of:=IF([.H351]=&quot;&quot;;&quot;&quot;;[.H351]-[.C351])">
            <text:p/>
          </table:table-cell>
          <table:table-cell table:style-name="ce62" table:formula="of:=IF([.A351]=&quot;&quot;;&quot;&quot;;TEXT(DATE(YEAR([.A351]);MONTH([.A351]);DAY([.A351]));&quot;AAAA&quot;))">
            <text:p/>
          </table:table-cell>
          <table:table-cell table:style-name="ce62" table:formula="of:=IF([.D351]=&quot;&quot;;&quot;&quot;;TEXT(DATE(YEAR([.D351]);MONTH([.D351]);DAY([.D351]));&quot;AAAA&quot;))">
            <text:p/>
          </table:table-cell>
          <table:table-cell table:style-name="ce62" table:formula="of:=IF([.G351]=&quot;&quot;;&quot;&quot;;TEXT(DATE(YEAR([.G351]);MONTH([.G351]);DAY([.G351]));&quot;AAAA&quot;))">
            <text:p/>
          </table:table-cell>
          <table:table-cell table:style-name="ce62" table:formula="of:=IF([.A351]=&quot;&quot;;&quot;&quot;;TEXT(DATE(YEAR([.A351]);MONTH([.A351]);DAY([.A351]));&quot;MMM&quot;))">
            <text:p/>
          </table:table-cell>
          <table:table-cell table:style-name="ce62" table:formula="of:=IF([.D351]=&quot;&quot;;&quot;&quot;;TEXT(DATE(YEAR([.D351]);MONTH([.D351]);DAY([.D351]));&quot;MMM&quot;))">
            <text:p/>
          </table:table-cell>
          <table:table-cell table:style-name="ce62" table:formula="of:=IF([.G351]=&quot;&quot;;&quot;&quot;;TEXT(DATE(YEAR([.G351]);MONTH([.G351]);DAY([.G351]));&quot;MMM&quot;))">
            <text:p/>
          </table:table-cell>
          <table:table-cell table:style-name="ce70" table:formula="of:=IF([.D351]=&quot;&quot;;&quot;&quot;;TEXT(DATE(YEAR([.D351]);MONTH([.D351]);DAY([.D35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24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2]=&quot;&quot;;&quot;&quot;;VLOOKUP([.K352];[Contas.$A$1:.$C$54];2;0))">
            <text:p><text:s text:c="2"/></text:p>
          </table:table-cell>
          <table:table-cell table:style-name="ce15" table:formula="of:=IF([.K352]=&quot;&quot;;&quot;&quot;;VLOOKUP([.K352];[Contas.$A$1:.$C$54];3;0))">
            <text:p><text:s text:c="2"/></text:p>
          </table:table-cell>
          <table:table-cell table:style-name="ce16" table:formula="of:=IF([.G352]&lt;&gt;&quot;&quot;;&quot;Pago&quot;;IF(AND([.G352]=&quot;&quot;;[.E352]&lt;&gt;&quot;&quot;;[.F352]&lt;&gt;&quot;&quot;;TODAY()&gt;=[.D352]);&quot;Vencido&quot;;IF(AND([.E352]=&quot;&quot;;[.F352]=&quot;&quot;;[.G352]=&quot;&quot;;[.H352]=&quot;&quot;);&quot;&quot;;&quot;A Vencer&quot;)))">
            <text:p><text:s text:c="2"/></text:p>
          </table:table-cell>
          <table:table-cell table:style-name="ce41" table:formula="of:=IF([.H352]=&quot;&quot;;&quot;&quot;;[.H352]-[.C352])">
            <text:p/>
          </table:table-cell>
          <table:table-cell table:style-name="ce62" table:formula="of:=IF([.A352]=&quot;&quot;;&quot;&quot;;TEXT(DATE(YEAR([.A352]);MONTH([.A352]);DAY([.A352]));&quot;AAAA&quot;))">
            <text:p/>
          </table:table-cell>
          <table:table-cell table:style-name="ce62" table:formula="of:=IF([.D352]=&quot;&quot;;&quot;&quot;;TEXT(DATE(YEAR([.D352]);MONTH([.D352]);DAY([.D352]));&quot;AAAA&quot;))">
            <text:p/>
          </table:table-cell>
          <table:table-cell table:style-name="ce62" table:formula="of:=IF([.G352]=&quot;&quot;;&quot;&quot;;TEXT(DATE(YEAR([.G352]);MONTH([.G352]);DAY([.G352]));&quot;AAAA&quot;))">
            <text:p/>
          </table:table-cell>
          <table:table-cell table:style-name="ce62" table:formula="of:=IF([.A352]=&quot;&quot;;&quot;&quot;;TEXT(DATE(YEAR([.A352]);MONTH([.A352]);DAY([.A352]));&quot;MMM&quot;))">
            <text:p/>
          </table:table-cell>
          <table:table-cell table:style-name="ce62" table:formula="of:=IF([.D352]=&quot;&quot;;&quot;&quot;;TEXT(DATE(YEAR([.D352]);MONTH([.D352]);DAY([.D352]));&quot;MMM&quot;))">
            <text:p/>
          </table:table-cell>
          <table:table-cell table:style-name="ce62" table:formula="of:=IF([.G352]=&quot;&quot;;&quot;&quot;;TEXT(DATE(YEAR([.G352]);MONTH([.G352]);DAY([.G352]));&quot;MMM&quot;))">
            <text:p/>
          </table:table-cell>
          <table:table-cell table:style-name="ce70" table:formula="of:=IF([.D352]=&quot;&quot;;&quot;&quot;;TEXT(DATE(YEAR([.D352]);MONTH([.D352]);DAY([.D35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24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3]=&quot;&quot;;&quot;&quot;;VLOOKUP([.K353];[Contas.$A$1:.$C$54];2;0))">
            <text:p><text:s text:c="2"/></text:p>
          </table:table-cell>
          <table:table-cell table:style-name="ce15" table:formula="of:=IF([.K353]=&quot;&quot;;&quot;&quot;;VLOOKUP([.K353];[Contas.$A$1:.$C$54];3;0))">
            <text:p><text:s text:c="2"/></text:p>
          </table:table-cell>
          <table:table-cell table:style-name="ce16" table:formula="of:=IF([.G353]&lt;&gt;&quot;&quot;;&quot;Pago&quot;;IF(AND([.G353]=&quot;&quot;;[.E353]&lt;&gt;&quot;&quot;;[.F353]&lt;&gt;&quot;&quot;;TODAY()&gt;=[.D353]);&quot;Vencido&quot;;IF(AND([.E353]=&quot;&quot;;[.F353]=&quot;&quot;;[.G353]=&quot;&quot;;[.H353]=&quot;&quot;);&quot;&quot;;&quot;A Vencer&quot;)))">
            <text:p><text:s text:c="2"/></text:p>
          </table:table-cell>
          <table:table-cell table:style-name="ce41" table:formula="of:=IF([.H353]=&quot;&quot;;&quot;&quot;;[.H353]-[.C353])">
            <text:p/>
          </table:table-cell>
          <table:table-cell table:style-name="ce62" table:formula="of:=IF([.A353]=&quot;&quot;;&quot;&quot;;TEXT(DATE(YEAR([.A353]);MONTH([.A353]);DAY([.A353]));&quot;AAAA&quot;))">
            <text:p/>
          </table:table-cell>
          <table:table-cell table:style-name="ce62" table:formula="of:=IF([.D353]=&quot;&quot;;&quot;&quot;;TEXT(DATE(YEAR([.D353]);MONTH([.D353]);DAY([.D353]));&quot;AAAA&quot;))">
            <text:p/>
          </table:table-cell>
          <table:table-cell table:style-name="ce62" table:formula="of:=IF([.G353]=&quot;&quot;;&quot;&quot;;TEXT(DATE(YEAR([.G353]);MONTH([.G353]);DAY([.G353]));&quot;AAAA&quot;))">
            <text:p/>
          </table:table-cell>
          <table:table-cell table:style-name="ce62" table:formula="of:=IF([.A353]=&quot;&quot;;&quot;&quot;;TEXT(DATE(YEAR([.A353]);MONTH([.A353]);DAY([.A353]));&quot;MMM&quot;))">
            <text:p/>
          </table:table-cell>
          <table:table-cell table:style-name="ce62" table:formula="of:=IF([.D353]=&quot;&quot;;&quot;&quot;;TEXT(DATE(YEAR([.D353]);MONTH([.D353]);DAY([.D353]));&quot;MMM&quot;))">
            <text:p/>
          </table:table-cell>
          <table:table-cell table:style-name="ce62" table:formula="of:=IF([.G353]=&quot;&quot;;&quot;&quot;;TEXT(DATE(YEAR([.G353]);MONTH([.G353]);DAY([.G353]));&quot;MMM&quot;))">
            <text:p/>
          </table:table-cell>
          <table:table-cell table:style-name="ce70" table:formula="of:=IF([.D353]=&quot;&quot;;&quot;&quot;;TEXT(DATE(YEAR([.D353]);MONTH([.D353]);DAY([.D35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6"/>
          <table:table-cell table:style-name="ce71"/>
          <table:table-cell table:style-name="ce30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4]=&quot;&quot;;&quot;&quot;;VLOOKUP([.K354];[Contas.$A$1:.$C$54];2;0))">
            <text:p><text:s text:c="2"/></text:p>
          </table:table-cell>
          <table:table-cell table:style-name="ce15" table:formula="of:=IF([.K354]=&quot;&quot;;&quot;&quot;;VLOOKUP([.K354];[Contas.$A$1:.$C$54];3;0))">
            <text:p><text:s text:c="2"/></text:p>
          </table:table-cell>
          <table:table-cell table:style-name="ce16" table:formula="of:=IF([.G354]&lt;&gt;&quot;&quot;;&quot;Pago&quot;;IF(AND([.G354]=&quot;&quot;;[.E354]&lt;&gt;&quot;&quot;;[.F354]&lt;&gt;&quot;&quot;;TODAY()&gt;=[.D354]);&quot;Vencido&quot;;IF(AND([.E354]=&quot;&quot;;[.F354]=&quot;&quot;;[.G354]=&quot;&quot;;[.H354]=&quot;&quot;);&quot;&quot;;&quot;A Vencer&quot;)))">
            <text:p><text:s text:c="2"/></text:p>
          </table:table-cell>
          <table:table-cell table:style-name="ce41" table:formula="of:=IF([.H354]=&quot;&quot;;&quot;&quot;;[.H354]-[.C354])">
            <text:p/>
          </table:table-cell>
          <table:table-cell table:style-name="ce62" table:formula="of:=IF([.A354]=&quot;&quot;;&quot;&quot;;TEXT(DATE(YEAR([.A354]);MONTH([.A354]);DAY([.A354]));&quot;AAAA&quot;))">
            <text:p/>
          </table:table-cell>
          <table:table-cell table:style-name="ce62" table:formula="of:=IF([.D354]=&quot;&quot;;&quot;&quot;;TEXT(DATE(YEAR([.D354]);MONTH([.D354]);DAY([.D354]));&quot;AAAA&quot;))">
            <text:p/>
          </table:table-cell>
          <table:table-cell table:style-name="ce62" table:formula="of:=IF([.G354]=&quot;&quot;;&quot;&quot;;TEXT(DATE(YEAR([.G354]);MONTH([.G354]);DAY([.G354]));&quot;AAAA&quot;))">
            <text:p/>
          </table:table-cell>
          <table:table-cell table:style-name="ce62" table:formula="of:=IF([.A354]=&quot;&quot;;&quot;&quot;;TEXT(DATE(YEAR([.A354]);MONTH([.A354]);DAY([.A354]));&quot;MMM&quot;))">
            <text:p/>
          </table:table-cell>
          <table:table-cell table:style-name="ce62" table:formula="of:=IF([.D354]=&quot;&quot;;&quot;&quot;;TEXT(DATE(YEAR([.D354]);MONTH([.D354]);DAY([.D354]));&quot;MMM&quot;))">
            <text:p/>
          </table:table-cell>
          <table:table-cell table:style-name="ce62" table:formula="of:=IF([.G354]=&quot;&quot;;&quot;&quot;;TEXT(DATE(YEAR([.G354]);MONTH([.G354]);DAY([.G354]));&quot;MMM&quot;))">
            <text:p/>
          </table:table-cell>
          <table:table-cell table:style-name="ce70" table:formula="of:=IF([.D354]=&quot;&quot;;&quot;&quot;;TEXT(DATE(YEAR([.D354]);MONTH([.D354]);DAY([.D35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5]=&quot;&quot;;&quot;&quot;;VLOOKUP([.K355];[Contas.$A$1:.$C$54];2;0))">
            <text:p><text:s text:c="2"/></text:p>
          </table:table-cell>
          <table:table-cell table:style-name="ce15" table:formula="of:=IF([.K355]=&quot;&quot;;&quot;&quot;;VLOOKUP([.K355];[Contas.$A$1:.$C$54];3;0))">
            <text:p><text:s text:c="2"/></text:p>
          </table:table-cell>
          <table:table-cell table:style-name="ce16" table:formula="of:=IF([.G355]&lt;&gt;&quot;&quot;;&quot;Pago&quot;;IF(AND([.G355]=&quot;&quot;;[.E355]&lt;&gt;&quot;&quot;;[.F355]&lt;&gt;&quot;&quot;;TODAY()&gt;=[.D355]);&quot;Vencido&quot;;IF(AND([.E355]=&quot;&quot;;[.F355]=&quot;&quot;;[.G355]=&quot;&quot;;[.H355]=&quot;&quot;);&quot;&quot;;&quot;A Vencer&quot;)))">
            <text:p><text:s text:c="2"/></text:p>
          </table:table-cell>
          <table:table-cell table:style-name="ce41" table:formula="of:=IF([.H355]=&quot;&quot;;&quot;&quot;;[.H355]-[.C355])">
            <text:p/>
          </table:table-cell>
          <table:table-cell table:style-name="ce62" table:formula="of:=IF([.A355]=&quot;&quot;;&quot;&quot;;TEXT(DATE(YEAR([.A355]);MONTH([.A355]);DAY([.A355]));&quot;AAAA&quot;))">
            <text:p/>
          </table:table-cell>
          <table:table-cell table:style-name="ce62" table:formula="of:=IF([.D355]=&quot;&quot;;&quot;&quot;;TEXT(DATE(YEAR([.D355]);MONTH([.D355]);DAY([.D355]));&quot;AAAA&quot;))">
            <text:p/>
          </table:table-cell>
          <table:table-cell table:style-name="ce62" table:formula="of:=IF([.G355]=&quot;&quot;;&quot;&quot;;TEXT(DATE(YEAR([.G355]);MONTH([.G355]);DAY([.G355]));&quot;AAAA&quot;))">
            <text:p/>
          </table:table-cell>
          <table:table-cell table:style-name="ce62" table:formula="of:=IF([.A355]=&quot;&quot;;&quot;&quot;;TEXT(DATE(YEAR([.A355]);MONTH([.A355]);DAY([.A355]));&quot;MMM&quot;))">
            <text:p/>
          </table:table-cell>
          <table:table-cell table:style-name="ce62" table:formula="of:=IF([.D355]=&quot;&quot;;&quot;&quot;;TEXT(DATE(YEAR([.D355]);MONTH([.D355]);DAY([.D355]));&quot;MMM&quot;))">
            <text:p/>
          </table:table-cell>
          <table:table-cell table:style-name="ce62" table:formula="of:=IF([.G355]=&quot;&quot;;&quot;&quot;;TEXT(DATE(YEAR([.G355]);MONTH([.G355]);DAY([.G355]));&quot;MMM&quot;))">
            <text:p/>
          </table:table-cell>
          <table:table-cell table:style-name="ce70" table:formula="of:=IF([.D355]=&quot;&quot;;&quot;&quot;;TEXT(DATE(YEAR([.D355]);MONTH([.D355]);DAY([.D35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6]=&quot;&quot;;&quot;&quot;;VLOOKUP([.K356];[Contas.$A$1:.$C$54];2;0))">
            <text:p><text:s text:c="2"/></text:p>
          </table:table-cell>
          <table:table-cell table:style-name="ce15" table:formula="of:=IF([.K356]=&quot;&quot;;&quot;&quot;;VLOOKUP([.K356];[Contas.$A$1:.$C$54];3;0))">
            <text:p><text:s text:c="2"/></text:p>
          </table:table-cell>
          <table:table-cell table:style-name="ce16" table:formula="of:=IF([.G356]&lt;&gt;&quot;&quot;;&quot;Pago&quot;;IF(AND([.G356]=&quot;&quot;;[.E356]&lt;&gt;&quot;&quot;;[.F356]&lt;&gt;&quot;&quot;;TODAY()&gt;=[.D356]);&quot;Vencido&quot;;IF(AND([.E356]=&quot;&quot;;[.F356]=&quot;&quot;;[.G356]=&quot;&quot;;[.H356]=&quot;&quot;);&quot;&quot;;&quot;A Vencer&quot;)))">
            <text:p><text:s text:c="2"/></text:p>
          </table:table-cell>
          <table:table-cell table:style-name="ce41" table:formula="of:=IF([.H356]=&quot;&quot;;&quot;&quot;;[.H356]-[.C356])">
            <text:p/>
          </table:table-cell>
          <table:table-cell table:style-name="ce62" table:formula="of:=IF([.A356]=&quot;&quot;;&quot;&quot;;TEXT(DATE(YEAR([.A356]);MONTH([.A356]);DAY([.A356]));&quot;AAAA&quot;))">
            <text:p/>
          </table:table-cell>
          <table:table-cell table:style-name="ce62" table:formula="of:=IF([.D356]=&quot;&quot;;&quot;&quot;;TEXT(DATE(YEAR([.D356]);MONTH([.D356]);DAY([.D356]));&quot;AAAA&quot;))">
            <text:p/>
          </table:table-cell>
          <table:table-cell table:style-name="ce62" table:formula="of:=IF([.G356]=&quot;&quot;;&quot;&quot;;TEXT(DATE(YEAR([.G356]);MONTH([.G356]);DAY([.G356]));&quot;AAAA&quot;))">
            <text:p/>
          </table:table-cell>
          <table:table-cell table:style-name="ce62" table:formula="of:=IF([.A356]=&quot;&quot;;&quot;&quot;;TEXT(DATE(YEAR([.A356]);MONTH([.A356]);DAY([.A356]));&quot;MMM&quot;))">
            <text:p/>
          </table:table-cell>
          <table:table-cell table:style-name="ce62" table:formula="of:=IF([.D356]=&quot;&quot;;&quot;&quot;;TEXT(DATE(YEAR([.D356]);MONTH([.D356]);DAY([.D356]));&quot;MMM&quot;))">
            <text:p/>
          </table:table-cell>
          <table:table-cell table:style-name="ce62" table:formula="of:=IF([.G356]=&quot;&quot;;&quot;&quot;;TEXT(DATE(YEAR([.G356]);MONTH([.G356]);DAY([.G356]));&quot;MMM&quot;))">
            <text:p/>
          </table:table-cell>
          <table:table-cell table:style-name="ce70" table:formula="of:=IF([.D356]=&quot;&quot;;&quot;&quot;;TEXT(DATE(YEAR([.D356]);MONTH([.D356]);DAY([.D35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7]=&quot;&quot;;&quot;&quot;;VLOOKUP([.K357];[Contas.$A$1:.$C$54];2;0))">
            <text:p><text:s text:c="2"/></text:p>
          </table:table-cell>
          <table:table-cell table:style-name="ce15" table:formula="of:=IF([.K357]=&quot;&quot;;&quot;&quot;;VLOOKUP([.K357];[Contas.$A$1:.$C$54];3;0))">
            <text:p><text:s text:c="2"/></text:p>
          </table:table-cell>
          <table:table-cell table:style-name="ce16" table:formula="of:=IF([.G357]&lt;&gt;&quot;&quot;;&quot;Pago&quot;;IF(AND([.G357]=&quot;&quot;;[.E357]&lt;&gt;&quot;&quot;;[.F357]&lt;&gt;&quot;&quot;;TODAY()&gt;=[.D357]);&quot;Vencido&quot;;IF(AND([.E357]=&quot;&quot;;[.F357]=&quot;&quot;;[.G357]=&quot;&quot;;[.H357]=&quot;&quot;);&quot;&quot;;&quot;A Vencer&quot;)))">
            <text:p><text:s text:c="2"/></text:p>
          </table:table-cell>
          <table:table-cell table:style-name="ce41" table:formula="of:=IF([.H357]=&quot;&quot;;&quot;&quot;;[.H357]-[.C357])">
            <text:p/>
          </table:table-cell>
          <table:table-cell table:style-name="ce62" table:formula="of:=IF([.A357]=&quot;&quot;;&quot;&quot;;TEXT(DATE(YEAR([.A357]);MONTH([.A357]);DAY([.A357]));&quot;AAAA&quot;))">
            <text:p/>
          </table:table-cell>
          <table:table-cell table:style-name="ce62" table:formula="of:=IF([.D357]=&quot;&quot;;&quot;&quot;;TEXT(DATE(YEAR([.D357]);MONTH([.D357]);DAY([.D357]));&quot;AAAA&quot;))">
            <text:p/>
          </table:table-cell>
          <table:table-cell table:style-name="ce62" table:formula="of:=IF([.G357]=&quot;&quot;;&quot;&quot;;TEXT(DATE(YEAR([.G357]);MONTH([.G357]);DAY([.G357]));&quot;AAAA&quot;))">
            <text:p/>
          </table:table-cell>
          <table:table-cell table:style-name="ce62" table:formula="of:=IF([.A357]=&quot;&quot;;&quot;&quot;;TEXT(DATE(YEAR([.A357]);MONTH([.A357]);DAY([.A357]));&quot;MMM&quot;))">
            <text:p/>
          </table:table-cell>
          <table:table-cell table:style-name="ce62" table:formula="of:=IF([.D357]=&quot;&quot;;&quot;&quot;;TEXT(DATE(YEAR([.D357]);MONTH([.D357]);DAY([.D357]));&quot;MMM&quot;))">
            <text:p/>
          </table:table-cell>
          <table:table-cell table:style-name="ce62" table:formula="of:=IF([.G357]=&quot;&quot;;&quot;&quot;;TEXT(DATE(YEAR([.G357]);MONTH([.G357]);DAY([.G357]));&quot;MMM&quot;))">
            <text:p/>
          </table:table-cell>
          <table:table-cell table:style-name="ce70" table:formula="of:=IF([.D357]=&quot;&quot;;&quot;&quot;;TEXT(DATE(YEAR([.D357]);MONTH([.D357]);DAY([.D357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8]=&quot;&quot;;&quot;&quot;;VLOOKUP([.K358];[Contas.$A$1:.$C$54];2;0))">
            <text:p><text:s text:c="2"/></text:p>
          </table:table-cell>
          <table:table-cell table:style-name="ce15" table:formula="of:=IF([.K358]=&quot;&quot;;&quot;&quot;;VLOOKUP([.K358];[Contas.$A$1:.$C$54];3;0))">
            <text:p><text:s text:c="2"/></text:p>
          </table:table-cell>
          <table:table-cell table:style-name="ce16" table:formula="of:=IF([.G358]&lt;&gt;&quot;&quot;;&quot;Pago&quot;;IF(AND([.G358]=&quot;&quot;;[.E358]&lt;&gt;&quot;&quot;;[.F358]&lt;&gt;&quot;&quot;;TODAY()&gt;=[.D358]);&quot;Vencido&quot;;IF(AND([.E358]=&quot;&quot;;[.F358]=&quot;&quot;;[.G358]=&quot;&quot;;[.H358]=&quot;&quot;);&quot;&quot;;&quot;A Vencer&quot;)))">
            <text:p><text:s text:c="2"/></text:p>
          </table:table-cell>
          <table:table-cell table:style-name="ce41" table:formula="of:=IF([.H358]=&quot;&quot;;&quot;&quot;;[.H358]-[.C358])">
            <text:p/>
          </table:table-cell>
          <table:table-cell table:style-name="ce62" table:formula="of:=IF([.A358]=&quot;&quot;;&quot;&quot;;TEXT(DATE(YEAR([.A358]);MONTH([.A358]);DAY([.A358]));&quot;AAAA&quot;))">
            <text:p/>
          </table:table-cell>
          <table:table-cell table:style-name="ce62" table:formula="of:=IF([.D358]=&quot;&quot;;&quot;&quot;;TEXT(DATE(YEAR([.D358]);MONTH([.D358]);DAY([.D358]));&quot;AAAA&quot;))">
            <text:p/>
          </table:table-cell>
          <table:table-cell table:style-name="ce62" table:formula="of:=IF([.G358]=&quot;&quot;;&quot;&quot;;TEXT(DATE(YEAR([.G358]);MONTH([.G358]);DAY([.G358]));&quot;AAAA&quot;))">
            <text:p/>
          </table:table-cell>
          <table:table-cell table:style-name="ce62" table:formula="of:=IF([.A358]=&quot;&quot;;&quot;&quot;;TEXT(DATE(YEAR([.A358]);MONTH([.A358]);DAY([.A358]));&quot;MMM&quot;))">
            <text:p/>
          </table:table-cell>
          <table:table-cell table:style-name="ce62" table:formula="of:=IF([.D358]=&quot;&quot;;&quot;&quot;;TEXT(DATE(YEAR([.D358]);MONTH([.D358]);DAY([.D358]));&quot;MMM&quot;))">
            <text:p/>
          </table:table-cell>
          <table:table-cell table:style-name="ce62" table:formula="of:=IF([.G358]=&quot;&quot;;&quot;&quot;;TEXT(DATE(YEAR([.G358]);MONTH([.G358]);DAY([.G358]));&quot;MMM&quot;))">
            <text:p/>
          </table:table-cell>
          <table:table-cell table:style-name="ce70" table:formula="of:=IF([.D358]=&quot;&quot;;&quot;&quot;;TEXT(DATE(YEAR([.D358]);MONTH([.D358]);DAY([.D35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59]=&quot;&quot;;&quot;&quot;;VLOOKUP([.K359];[Contas.$A$1:.$C$54];2;0))">
            <text:p><text:s text:c="2"/></text:p>
          </table:table-cell>
          <table:table-cell table:style-name="ce15" table:formula="of:=IF([.K359]=&quot;&quot;;&quot;&quot;;VLOOKUP([.K359];[Contas.$A$1:.$C$54];3;0))">
            <text:p><text:s text:c="2"/></text:p>
          </table:table-cell>
          <table:table-cell table:style-name="ce16" table:formula="of:=IF([.G359]&lt;&gt;&quot;&quot;;&quot;Pago&quot;;IF(AND([.G359]=&quot;&quot;;[.E359]&lt;&gt;&quot;&quot;;[.F359]&lt;&gt;&quot;&quot;;TODAY()&gt;=[.D359]);&quot;Vencido&quot;;IF(AND([.E359]=&quot;&quot;;[.F359]=&quot;&quot;;[.G359]=&quot;&quot;;[.H359]=&quot;&quot;);&quot;&quot;;&quot;A Vencer&quot;)))">
            <text:p><text:s text:c="2"/></text:p>
          </table:table-cell>
          <table:table-cell table:style-name="ce41" table:formula="of:=IF([.H359]=&quot;&quot;;&quot;&quot;;[.H359]-[.C359])">
            <text:p/>
          </table:table-cell>
          <table:table-cell table:style-name="ce62" table:formula="of:=IF([.A359]=&quot;&quot;;&quot;&quot;;TEXT(DATE(YEAR([.A359]);MONTH([.A359]);DAY([.A359]));&quot;AAAA&quot;))">
            <text:p/>
          </table:table-cell>
          <table:table-cell table:style-name="ce62" table:formula="of:=IF([.D359]=&quot;&quot;;&quot;&quot;;TEXT(DATE(YEAR([.D359]);MONTH([.D359]);DAY([.D359]));&quot;AAAA&quot;))">
            <text:p/>
          </table:table-cell>
          <table:table-cell table:style-name="ce62" table:formula="of:=IF([.G359]=&quot;&quot;;&quot;&quot;;TEXT(DATE(YEAR([.G359]);MONTH([.G359]);DAY([.G359]));&quot;AAAA&quot;))">
            <text:p/>
          </table:table-cell>
          <table:table-cell table:style-name="ce62" table:formula="of:=IF([.A359]=&quot;&quot;;&quot;&quot;;TEXT(DATE(YEAR([.A359]);MONTH([.A359]);DAY([.A359]));&quot;MMM&quot;))">
            <text:p/>
          </table:table-cell>
          <table:table-cell table:style-name="ce62" table:formula="of:=IF([.D359]=&quot;&quot;;&quot;&quot;;TEXT(DATE(YEAR([.D359]);MONTH([.D359]);DAY([.D359]));&quot;MMM&quot;))">
            <text:p/>
          </table:table-cell>
          <table:table-cell table:style-name="ce62" table:formula="of:=IF([.G359]=&quot;&quot;;&quot;&quot;;TEXT(DATE(YEAR([.G359]);MONTH([.G359]);DAY([.G359]));&quot;MMM&quot;))">
            <text:p/>
          </table:table-cell>
          <table:table-cell table:style-name="ce70" table:formula="of:=IF([.D359]=&quot;&quot;;&quot;&quot;;TEXT(DATE(YEAR([.D359]);MONTH([.D359]);DAY([.D35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0]=&quot;&quot;;&quot;&quot;;VLOOKUP([.K360];[Contas.$A$1:.$C$54];2;0))">
            <text:p><text:s text:c="2"/></text:p>
          </table:table-cell>
          <table:table-cell table:style-name="ce15" table:formula="of:=IF([.K360]=&quot;&quot;;&quot;&quot;;VLOOKUP([.K360];[Contas.$A$1:.$C$54];3;0))">
            <text:p><text:s text:c="2"/></text:p>
          </table:table-cell>
          <table:table-cell table:style-name="ce16" table:formula="of:=IF([.G360]&lt;&gt;&quot;&quot;;&quot;Pago&quot;;IF(AND([.G360]=&quot;&quot;;[.E360]&lt;&gt;&quot;&quot;;[.F360]&lt;&gt;&quot;&quot;;TODAY()&gt;=[.D360]);&quot;Vencido&quot;;IF(AND([.E360]=&quot;&quot;;[.F360]=&quot;&quot;;[.G360]=&quot;&quot;;[.H360]=&quot;&quot;);&quot;&quot;;&quot;A Vencer&quot;)))">
            <text:p><text:s text:c="2"/></text:p>
          </table:table-cell>
          <table:table-cell table:style-name="ce41" table:formula="of:=IF([.H360]=&quot;&quot;;&quot;&quot;;[.H360]-[.C360])">
            <text:p/>
          </table:table-cell>
          <table:table-cell table:style-name="ce62" table:formula="of:=IF([.A360]=&quot;&quot;;&quot;&quot;;TEXT(DATE(YEAR([.A360]);MONTH([.A360]);DAY([.A360]));&quot;AAAA&quot;))">
            <text:p/>
          </table:table-cell>
          <table:table-cell table:style-name="ce62" table:formula="of:=IF([.D360]=&quot;&quot;;&quot;&quot;;TEXT(DATE(YEAR([.D360]);MONTH([.D360]);DAY([.D360]));&quot;AAAA&quot;))">
            <text:p/>
          </table:table-cell>
          <table:table-cell table:style-name="ce62" table:formula="of:=IF([.G360]=&quot;&quot;;&quot;&quot;;TEXT(DATE(YEAR([.G360]);MONTH([.G360]);DAY([.G360]));&quot;AAAA&quot;))">
            <text:p/>
          </table:table-cell>
          <table:table-cell table:style-name="ce62" table:formula="of:=IF([.A360]=&quot;&quot;;&quot;&quot;;TEXT(DATE(YEAR([.A360]);MONTH([.A360]);DAY([.A360]));&quot;MMM&quot;))">
            <text:p/>
          </table:table-cell>
          <table:table-cell table:style-name="ce62" table:formula="of:=IF([.D360]=&quot;&quot;;&quot;&quot;;TEXT(DATE(YEAR([.D360]);MONTH([.D360]);DAY([.D360]));&quot;MMM&quot;))">
            <text:p/>
          </table:table-cell>
          <table:table-cell table:style-name="ce62" table:formula="of:=IF([.G360]=&quot;&quot;;&quot;&quot;;TEXT(DATE(YEAR([.G360]);MONTH([.G360]);DAY([.G360]));&quot;MMM&quot;))">
            <text:p/>
          </table:table-cell>
          <table:table-cell table:style-name="ce70" table:formula="of:=IF([.D360]=&quot;&quot;;&quot;&quot;;TEXT(DATE(YEAR([.D360]);MONTH([.D360]);DAY([.D36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1]=&quot;&quot;;&quot;&quot;;VLOOKUP([.K361];[Contas.$A$1:.$C$54];2;0))">
            <text:p><text:s text:c="2"/></text:p>
          </table:table-cell>
          <table:table-cell table:style-name="ce15" table:formula="of:=IF([.K361]=&quot;&quot;;&quot;&quot;;VLOOKUP([.K361];[Contas.$A$1:.$C$54];3;0))">
            <text:p><text:s text:c="2"/></text:p>
          </table:table-cell>
          <table:table-cell table:style-name="ce16" table:formula="of:=IF([.G361]&lt;&gt;&quot;&quot;;&quot;Pago&quot;;IF(AND([.G361]=&quot;&quot;;[.E361]&lt;&gt;&quot;&quot;;[.F361]&lt;&gt;&quot;&quot;;TODAY()&gt;=[.D361]);&quot;Vencido&quot;;IF(AND([.E361]=&quot;&quot;;[.F361]=&quot;&quot;;[.G361]=&quot;&quot;;[.H361]=&quot;&quot;);&quot;&quot;;&quot;A Vencer&quot;)))">
            <text:p><text:s text:c="2"/></text:p>
          </table:table-cell>
          <table:table-cell table:style-name="ce41" table:formula="of:=IF([.H361]=&quot;&quot;;&quot;&quot;;[.H361]-[.C361])">
            <text:p/>
          </table:table-cell>
          <table:table-cell table:style-name="ce62" table:formula="of:=IF([.A361]=&quot;&quot;;&quot;&quot;;TEXT(DATE(YEAR([.A361]);MONTH([.A361]);DAY([.A361]));&quot;AAAA&quot;))">
            <text:p/>
          </table:table-cell>
          <table:table-cell table:style-name="ce62" table:formula="of:=IF([.D361]=&quot;&quot;;&quot;&quot;;TEXT(DATE(YEAR([.D361]);MONTH([.D361]);DAY([.D361]));&quot;AAAA&quot;))">
            <text:p/>
          </table:table-cell>
          <table:table-cell table:style-name="ce62" table:formula="of:=IF([.G361]=&quot;&quot;;&quot;&quot;;TEXT(DATE(YEAR([.G361]);MONTH([.G361]);DAY([.G361]));&quot;AAAA&quot;))">
            <text:p/>
          </table:table-cell>
          <table:table-cell table:style-name="ce62" table:formula="of:=IF([.A361]=&quot;&quot;;&quot;&quot;;TEXT(DATE(YEAR([.A361]);MONTH([.A361]);DAY([.A361]));&quot;MMM&quot;))">
            <text:p/>
          </table:table-cell>
          <table:table-cell table:style-name="ce62" table:formula="of:=IF([.D361]=&quot;&quot;;&quot;&quot;;TEXT(DATE(YEAR([.D361]);MONTH([.D361]);DAY([.D361]));&quot;MMM&quot;))">
            <text:p/>
          </table:table-cell>
          <table:table-cell table:style-name="ce62" table:formula="of:=IF([.G361]=&quot;&quot;;&quot;&quot;;TEXT(DATE(YEAR([.G361]);MONTH([.G361]);DAY([.G361]));&quot;MMM&quot;))">
            <text:p/>
          </table:table-cell>
          <table:table-cell table:style-name="ce70" table:formula="of:=IF([.D361]=&quot;&quot;;&quot;&quot;;TEXT(DATE(YEAR([.D361]);MONTH([.D361]);DAY([.D36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2]=&quot;&quot;;&quot;&quot;;VLOOKUP([.K362];[Contas.$A$1:.$C$54];2;0))">
            <text:p><text:s text:c="2"/></text:p>
          </table:table-cell>
          <table:table-cell table:style-name="ce15" table:formula="of:=IF([.K362]=&quot;&quot;;&quot;&quot;;VLOOKUP([.K362];[Contas.$A$1:.$C$54];3;0))">
            <text:p><text:s text:c="2"/></text:p>
          </table:table-cell>
          <table:table-cell table:style-name="ce16" table:formula="of:=IF([.G362]&lt;&gt;&quot;&quot;;&quot;Pago&quot;;IF(AND([.G362]=&quot;&quot;;[.E362]&lt;&gt;&quot;&quot;;[.F362]&lt;&gt;&quot;&quot;;TODAY()&gt;=[.D362]);&quot;Vencido&quot;;IF(AND([.E362]=&quot;&quot;;[.F362]=&quot;&quot;;[.G362]=&quot;&quot;;[.H362]=&quot;&quot;);&quot;&quot;;&quot;A Vencer&quot;)))">
            <text:p><text:s text:c="2"/></text:p>
          </table:table-cell>
          <table:table-cell table:style-name="ce41" table:formula="of:=IF([.H362]=&quot;&quot;;&quot;&quot;;[.H362]-[.C362])">
            <text:p/>
          </table:table-cell>
          <table:table-cell table:style-name="ce62" table:formula="of:=IF([.A362]=&quot;&quot;;&quot;&quot;;TEXT(DATE(YEAR([.A362]);MONTH([.A362]);DAY([.A362]));&quot;AAAA&quot;))">
            <text:p/>
          </table:table-cell>
          <table:table-cell table:style-name="ce62" table:formula="of:=IF([.D362]=&quot;&quot;;&quot;&quot;;TEXT(DATE(YEAR([.D362]);MONTH([.D362]);DAY([.D362]));&quot;AAAA&quot;))">
            <text:p/>
          </table:table-cell>
          <table:table-cell table:style-name="ce62" table:formula="of:=IF([.G362]=&quot;&quot;;&quot;&quot;;TEXT(DATE(YEAR([.G362]);MONTH([.G362]);DAY([.G362]));&quot;AAAA&quot;))">
            <text:p/>
          </table:table-cell>
          <table:table-cell table:style-name="ce62" table:formula="of:=IF([.A362]=&quot;&quot;;&quot;&quot;;TEXT(DATE(YEAR([.A362]);MONTH([.A362]);DAY([.A362]));&quot;MMM&quot;))">
            <text:p/>
          </table:table-cell>
          <table:table-cell table:style-name="ce62" table:formula="of:=IF([.D362]=&quot;&quot;;&quot;&quot;;TEXT(DATE(YEAR([.D362]);MONTH([.D362]);DAY([.D362]));&quot;MMM&quot;))">
            <text:p/>
          </table:table-cell>
          <table:table-cell table:style-name="ce62" table:formula="of:=IF([.G362]=&quot;&quot;;&quot;&quot;;TEXT(DATE(YEAR([.G362]);MONTH([.G362]);DAY([.G362]));&quot;MMM&quot;))">
            <text:p/>
          </table:table-cell>
          <table:table-cell table:style-name="ce70" table:formula="of:=IF([.D362]=&quot;&quot;;&quot;&quot;;TEXT(DATE(YEAR([.D362]);MONTH([.D362]);DAY([.D362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3]=&quot;&quot;;&quot;&quot;;VLOOKUP([.K363];[Contas.$A$1:.$C$54];2;0))">
            <text:p><text:s text:c="2"/></text:p>
          </table:table-cell>
          <table:table-cell table:style-name="ce15" table:formula="of:=IF([.K363]=&quot;&quot;;&quot;&quot;;VLOOKUP([.K363];[Contas.$A$1:.$C$54];3;0))">
            <text:p><text:s text:c="2"/></text:p>
          </table:table-cell>
          <table:table-cell table:style-name="ce16" table:formula="of:=IF([.G363]&lt;&gt;&quot;&quot;;&quot;Pago&quot;;IF(AND([.G363]=&quot;&quot;;[.E363]&lt;&gt;&quot;&quot;;[.F363]&lt;&gt;&quot;&quot;;TODAY()&gt;=[.D363]);&quot;Vencido&quot;;IF(AND([.E363]=&quot;&quot;;[.F363]=&quot;&quot;;[.G363]=&quot;&quot;;[.H363]=&quot;&quot;);&quot;&quot;;&quot;A Vencer&quot;)))">
            <text:p><text:s text:c="2"/></text:p>
          </table:table-cell>
          <table:table-cell table:style-name="ce41" table:formula="of:=IF([.H363]=&quot;&quot;;&quot;&quot;;[.H363]-[.C363])">
            <text:p/>
          </table:table-cell>
          <table:table-cell table:style-name="ce62" table:formula="of:=IF([.A363]=&quot;&quot;;&quot;&quot;;TEXT(DATE(YEAR([.A363]);MONTH([.A363]);DAY([.A363]));&quot;AAAA&quot;))">
            <text:p/>
          </table:table-cell>
          <table:table-cell table:style-name="ce62" table:formula="of:=IF([.D363]=&quot;&quot;;&quot;&quot;;TEXT(DATE(YEAR([.D363]);MONTH([.D363]);DAY([.D363]));&quot;AAAA&quot;))">
            <text:p/>
          </table:table-cell>
          <table:table-cell table:style-name="ce62" table:formula="of:=IF([.G363]=&quot;&quot;;&quot;&quot;;TEXT(DATE(YEAR([.G363]);MONTH([.G363]);DAY([.G363]));&quot;AAAA&quot;))">
            <text:p/>
          </table:table-cell>
          <table:table-cell table:style-name="ce62" table:formula="of:=IF([.A363]=&quot;&quot;;&quot;&quot;;TEXT(DATE(YEAR([.A363]);MONTH([.A363]);DAY([.A363]));&quot;MMM&quot;))">
            <text:p/>
          </table:table-cell>
          <table:table-cell table:style-name="ce62" table:formula="of:=IF([.D363]=&quot;&quot;;&quot;&quot;;TEXT(DATE(YEAR([.D363]);MONTH([.D363]);DAY([.D363]));&quot;MMM&quot;))">
            <text:p/>
          </table:table-cell>
          <table:table-cell table:style-name="ce62" table:formula="of:=IF([.G363]=&quot;&quot;;&quot;&quot;;TEXT(DATE(YEAR([.G363]);MONTH([.G363]);DAY([.G363]));&quot;MMM&quot;))">
            <text:p/>
          </table:table-cell>
          <table:table-cell table:style-name="ce70" table:formula="of:=IF([.D363]=&quot;&quot;;&quot;&quot;;TEXT(DATE(YEAR([.D363]);MONTH([.D363]);DAY([.D36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4]=&quot;&quot;;&quot;&quot;;VLOOKUP([.K364];[Contas.$A$1:.$C$54];2;0))">
            <text:p><text:s text:c="2"/></text:p>
          </table:table-cell>
          <table:table-cell table:style-name="ce15" table:formula="of:=IF([.K364]=&quot;&quot;;&quot;&quot;;VLOOKUP([.K364];[Contas.$A$1:.$C$54];3;0))">
            <text:p><text:s text:c="2"/></text:p>
          </table:table-cell>
          <table:table-cell table:style-name="ce16" table:formula="of:=IF([.G364]&lt;&gt;&quot;&quot;;&quot;Pago&quot;;IF(AND([.G364]=&quot;&quot;;[.E364]&lt;&gt;&quot;&quot;;[.F364]&lt;&gt;&quot;&quot;;TODAY()&gt;=[.D364]);&quot;Vencido&quot;;IF(AND([.E364]=&quot;&quot;;[.F364]=&quot;&quot;;[.G364]=&quot;&quot;;[.H364]=&quot;&quot;);&quot;&quot;;&quot;A Vencer&quot;)))">
            <text:p><text:s text:c="2"/></text:p>
          </table:table-cell>
          <table:table-cell table:style-name="ce41" table:formula="of:=IF([.H364]=&quot;&quot;;&quot;&quot;;[.H364]-[.C364])">
            <text:p/>
          </table:table-cell>
          <table:table-cell table:style-name="ce62" table:formula="of:=IF([.A364]=&quot;&quot;;&quot;&quot;;TEXT(DATE(YEAR([.A364]);MONTH([.A364]);DAY([.A364]));&quot;AAAA&quot;))">
            <text:p/>
          </table:table-cell>
          <table:table-cell table:style-name="ce62" table:formula="of:=IF([.D364]=&quot;&quot;;&quot;&quot;;TEXT(DATE(YEAR([.D364]);MONTH([.D364]);DAY([.D364]));&quot;AAAA&quot;))">
            <text:p/>
          </table:table-cell>
          <table:table-cell table:style-name="ce62" table:formula="of:=IF([.G364]=&quot;&quot;;&quot;&quot;;TEXT(DATE(YEAR([.G364]);MONTH([.G364]);DAY([.G364]));&quot;AAAA&quot;))">
            <text:p/>
          </table:table-cell>
          <table:table-cell table:style-name="ce62" table:formula="of:=IF([.A364]=&quot;&quot;;&quot;&quot;;TEXT(DATE(YEAR([.A364]);MONTH([.A364]);DAY([.A364]));&quot;MMM&quot;))">
            <text:p/>
          </table:table-cell>
          <table:table-cell table:style-name="ce62" table:formula="of:=IF([.D364]=&quot;&quot;;&quot;&quot;;TEXT(DATE(YEAR([.D364]);MONTH([.D364]);DAY([.D364]));&quot;MMM&quot;))">
            <text:p/>
          </table:table-cell>
          <table:table-cell table:style-name="ce62" table:formula="of:=IF([.G364]=&quot;&quot;;&quot;&quot;;TEXT(DATE(YEAR([.G364]);MONTH([.G364]);DAY([.G364]));&quot;MMM&quot;))">
            <text:p/>
          </table:table-cell>
          <table:table-cell table:style-name="ce70" table:formula="of:=IF([.D364]=&quot;&quot;;&quot;&quot;;TEXT(DATE(YEAR([.D364]);MONTH([.D364]);DAY([.D364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5]=&quot;&quot;;&quot;&quot;;VLOOKUP([.K365];[Contas.$A$1:.$C$54];2;0))">
            <text:p><text:s text:c="2"/></text:p>
          </table:table-cell>
          <table:table-cell table:style-name="ce15" table:formula="of:=IF([.K365]=&quot;&quot;;&quot;&quot;;VLOOKUP([.K365];[Contas.$A$1:.$C$54];3;0))">
            <text:p><text:s text:c="2"/></text:p>
          </table:table-cell>
          <table:table-cell table:style-name="ce16" table:formula="of:=IF([.G365]&lt;&gt;&quot;&quot;;&quot;Pago&quot;;IF(AND([.G365]=&quot;&quot;;[.E365]&lt;&gt;&quot;&quot;;[.F365]&lt;&gt;&quot;&quot;;TODAY()&gt;=[.D365]);&quot;Vencido&quot;;IF(AND([.E365]=&quot;&quot;;[.F365]=&quot;&quot;;[.G365]=&quot;&quot;;[.H365]=&quot;&quot;);&quot;&quot;;&quot;A Vencer&quot;)))">
            <text:p><text:s text:c="2"/></text:p>
          </table:table-cell>
          <table:table-cell table:style-name="ce41" table:formula="of:=IF([.H365]=&quot;&quot;;&quot;&quot;;[.H365]-[.C365])">
            <text:p/>
          </table:table-cell>
          <table:table-cell table:style-name="ce62" table:formula="of:=IF([.A365]=&quot;&quot;;&quot;&quot;;TEXT(DATE(YEAR([.A365]);MONTH([.A365]);DAY([.A365]));&quot;AAAA&quot;))">
            <text:p/>
          </table:table-cell>
          <table:table-cell table:style-name="ce62" table:formula="of:=IF([.D365]=&quot;&quot;;&quot;&quot;;TEXT(DATE(YEAR([.D365]);MONTH([.D365]);DAY([.D365]));&quot;AAAA&quot;))">
            <text:p/>
          </table:table-cell>
          <table:table-cell table:style-name="ce62" table:formula="of:=IF([.G365]=&quot;&quot;;&quot;&quot;;TEXT(DATE(YEAR([.G365]);MONTH([.G365]);DAY([.G365]));&quot;AAAA&quot;))">
            <text:p/>
          </table:table-cell>
          <table:table-cell table:style-name="ce62" table:formula="of:=IF([.A365]=&quot;&quot;;&quot;&quot;;TEXT(DATE(YEAR([.A365]);MONTH([.A365]);DAY([.A365]));&quot;MMM&quot;))">
            <text:p/>
          </table:table-cell>
          <table:table-cell table:style-name="ce62" table:formula="of:=IF([.D365]=&quot;&quot;;&quot;&quot;;TEXT(DATE(YEAR([.D365]);MONTH([.D365]);DAY([.D365]));&quot;MMM&quot;))">
            <text:p/>
          </table:table-cell>
          <table:table-cell table:style-name="ce62" table:formula="of:=IF([.G365]=&quot;&quot;;&quot;&quot;;TEXT(DATE(YEAR([.G365]);MONTH([.G365]);DAY([.G365]));&quot;MMM&quot;))">
            <text:p/>
          </table:table-cell>
          <table:table-cell table:style-name="ce70" table:formula="of:=IF([.D365]=&quot;&quot;;&quot;&quot;;TEXT(DATE(YEAR([.D365]);MONTH([.D365]);DAY([.D36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6]=&quot;&quot;;&quot;&quot;;VLOOKUP([.K366];[Contas.$A$1:.$C$54];2;0))">
            <text:p><text:s text:c="2"/></text:p>
          </table:table-cell>
          <table:table-cell table:style-name="ce15" table:formula="of:=IF([.K366]=&quot;&quot;;&quot;&quot;;VLOOKUP([.K366];[Contas.$A$1:.$C$54];3;0))">
            <text:p><text:s text:c="2"/></text:p>
          </table:table-cell>
          <table:table-cell table:style-name="ce16" table:formula="of:=IF([.G366]&lt;&gt;&quot;&quot;;&quot;Pago&quot;;IF(AND([.G366]=&quot;&quot;;[.E366]&lt;&gt;&quot;&quot;;[.F366]&lt;&gt;&quot;&quot;;TODAY()&gt;=[.D366]);&quot;Vencido&quot;;IF(AND([.E366]=&quot;&quot;;[.F366]=&quot;&quot;;[.G366]=&quot;&quot;;[.H366]=&quot;&quot;);&quot;&quot;;&quot;A Vencer&quot;)))">
            <text:p><text:s text:c="2"/></text:p>
          </table:table-cell>
          <table:table-cell table:style-name="ce41" table:formula="of:=IF([.H366]=&quot;&quot;;&quot;&quot;;[.H366]-[.C366])">
            <text:p/>
          </table:table-cell>
          <table:table-cell table:style-name="ce62" table:formula="of:=IF([.A366]=&quot;&quot;;&quot;&quot;;TEXT(DATE(YEAR([.A366]);MONTH([.A366]);DAY([.A366]));&quot;AAAA&quot;))">
            <text:p/>
          </table:table-cell>
          <table:table-cell table:style-name="ce62" table:formula="of:=IF([.D366]=&quot;&quot;;&quot;&quot;;TEXT(DATE(YEAR([.D366]);MONTH([.D366]);DAY([.D366]));&quot;AAAA&quot;))">
            <text:p/>
          </table:table-cell>
          <table:table-cell table:style-name="ce62" table:formula="of:=IF([.G366]=&quot;&quot;;&quot;&quot;;TEXT(DATE(YEAR([.G366]);MONTH([.G366]);DAY([.G366]));&quot;AAAA&quot;))">
            <text:p/>
          </table:table-cell>
          <table:table-cell table:style-name="ce62" table:formula="of:=IF([.A366]=&quot;&quot;;&quot;&quot;;TEXT(DATE(YEAR([.A366]);MONTH([.A366]);DAY([.A366]));&quot;MMM&quot;))">
            <text:p/>
          </table:table-cell>
          <table:table-cell table:style-name="ce62" table:formula="of:=IF([.D366]=&quot;&quot;;&quot;&quot;;TEXT(DATE(YEAR([.D366]);MONTH([.D366]);DAY([.D366]));&quot;MMM&quot;))">
            <text:p/>
          </table:table-cell>
          <table:table-cell table:style-name="ce62" table:formula="of:=IF([.G366]=&quot;&quot;;&quot;&quot;;TEXT(DATE(YEAR([.G366]);MONTH([.G366]);DAY([.G366]));&quot;MMM&quot;))">
            <text:p/>
          </table:table-cell>
          <table:table-cell table:style-name="ce70" table:formula="of:=IF([.D366]=&quot;&quot;;&quot;&quot;;TEXT(DATE(YEAR([.D366]);MONTH([.D366]);DAY([.D36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7]=&quot;&quot;;&quot;&quot;;VLOOKUP([.K367];[Contas.$A$1:.$C$54];2;0))">
            <text:p><text:s text:c="2"/></text:p>
          </table:table-cell>
          <table:table-cell table:style-name="ce15" table:formula="of:=IF([.K367]=&quot;&quot;;&quot;&quot;;VLOOKUP([.K367];[Contas.$A$1:.$C$54];3;0))">
            <text:p><text:s text:c="2"/></text:p>
          </table:table-cell>
          <table:table-cell table:style-name="ce16" table:formula="of:=IF([.G367]&lt;&gt;&quot;&quot;;&quot;Pago&quot;;IF(AND([.G367]=&quot;&quot;;[.E367]&lt;&gt;&quot;&quot;;[.F367]&lt;&gt;&quot;&quot;;TODAY()&gt;=[.D367]);&quot;Vencido&quot;;IF(AND([.E367]=&quot;&quot;;[.F367]=&quot;&quot;;[.G367]=&quot;&quot;;[.H367]=&quot;&quot;);&quot;&quot;;&quot;A Vencer&quot;)))">
            <text:p><text:s text:c="2"/></text:p>
          </table:table-cell>
          <table:table-cell table:style-name="ce41" table:formula="of:=IF([.H367]=&quot;&quot;;&quot;&quot;;[.H367]-[.C367])">
            <text:p/>
          </table:table-cell>
          <table:table-cell table:style-name="ce62" table:formula="of:=IF([.A367]=&quot;&quot;;&quot;&quot;;TEXT(DATE(YEAR([.A367]);MONTH([.A367]);DAY([.A367]));&quot;AAAA&quot;))">
            <text:p/>
          </table:table-cell>
          <table:table-cell table:style-name="ce62" table:formula="of:=IF([.D367]=&quot;&quot;;&quot;&quot;;TEXT(DATE(YEAR([.D367]);MONTH([.D367]);DAY([.D367]));&quot;AAAA&quot;))">
            <text:p/>
          </table:table-cell>
          <table:table-cell table:style-name="ce62" table:formula="of:=IF([.G367]=&quot;&quot;;&quot;&quot;;TEXT(DATE(YEAR([.G367]);MONTH([.G367]);DAY([.G367]));&quot;AAAA&quot;))">
            <text:p/>
          </table:table-cell>
          <table:table-cell table:style-name="ce62" table:formula="of:=IF([.A367]=&quot;&quot;;&quot;&quot;;TEXT(DATE(YEAR([.A367]);MONTH([.A367]);DAY([.A367]));&quot;MMM&quot;))">
            <text:p/>
          </table:table-cell>
          <table:table-cell table:style-name="ce62" table:formula="of:=IF([.D367]=&quot;&quot;;&quot;&quot;;TEXT(DATE(YEAR([.D367]);MONTH([.D367]);DAY([.D367]));&quot;MMM&quot;))">
            <text:p/>
          </table:table-cell>
          <table:table-cell table:style-name="ce62" table:formula="of:=IF([.G367]=&quot;&quot;;&quot;&quot;;TEXT(DATE(YEAR([.G367]);MONTH([.G367]);DAY([.G367]));&quot;MMM&quot;))">
            <text:p/>
          </table:table-cell>
          <table:table-cell table:style-name="ce70" table:formula="of:=IF([.D367]=&quot;&quot;;&quot;&quot;;TEXT(DATE(YEAR([.D367]);MONTH([.D367]);DAY([.D36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8]=&quot;&quot;;&quot;&quot;;VLOOKUP([.K368];[Contas.$A$1:.$C$54];2;0))">
            <text:p><text:s text:c="2"/></text:p>
          </table:table-cell>
          <table:table-cell table:style-name="ce15" table:formula="of:=IF([.K368]=&quot;&quot;;&quot;&quot;;VLOOKUP([.K368];[Contas.$A$1:.$C$54];3;0))">
            <text:p><text:s text:c="2"/></text:p>
          </table:table-cell>
          <table:table-cell table:style-name="ce16" table:formula="of:=IF([.G368]&lt;&gt;&quot;&quot;;&quot;Pago&quot;;IF(AND([.G368]=&quot;&quot;;[.E368]&lt;&gt;&quot;&quot;;[.F368]&lt;&gt;&quot;&quot;;TODAY()&gt;=[.D368]);&quot;Vencido&quot;;IF(AND([.E368]=&quot;&quot;;[.F368]=&quot;&quot;;[.G368]=&quot;&quot;;[.H368]=&quot;&quot;);&quot;&quot;;&quot;A Vencer&quot;)))">
            <text:p><text:s text:c="2"/></text:p>
          </table:table-cell>
          <table:table-cell table:style-name="ce41" table:formula="of:=IF([.H368]=&quot;&quot;;&quot;&quot;;[.H368]-[.C368])">
            <text:p/>
          </table:table-cell>
          <table:table-cell table:style-name="ce62" table:formula="of:=IF([.A368]=&quot;&quot;;&quot;&quot;;TEXT(DATE(YEAR([.A368]);MONTH([.A368]);DAY([.A368]));&quot;AAAA&quot;))">
            <text:p/>
          </table:table-cell>
          <table:table-cell table:style-name="ce62" table:formula="of:=IF([.D368]=&quot;&quot;;&quot;&quot;;TEXT(DATE(YEAR([.D368]);MONTH([.D368]);DAY([.D368]));&quot;AAAA&quot;))">
            <text:p/>
          </table:table-cell>
          <table:table-cell table:style-name="ce62" table:formula="of:=IF([.G368]=&quot;&quot;;&quot;&quot;;TEXT(DATE(YEAR([.G368]);MONTH([.G368]);DAY([.G368]));&quot;AAAA&quot;))">
            <text:p/>
          </table:table-cell>
          <table:table-cell table:style-name="ce62" table:formula="of:=IF([.A368]=&quot;&quot;;&quot;&quot;;TEXT(DATE(YEAR([.A368]);MONTH([.A368]);DAY([.A368]));&quot;MMM&quot;))">
            <text:p/>
          </table:table-cell>
          <table:table-cell table:style-name="ce62" table:formula="of:=IF([.D368]=&quot;&quot;;&quot;&quot;;TEXT(DATE(YEAR([.D368]);MONTH([.D368]);DAY([.D368]));&quot;MMM&quot;))">
            <text:p/>
          </table:table-cell>
          <table:table-cell table:style-name="ce62" table:formula="of:=IF([.G368]=&quot;&quot;;&quot;&quot;;TEXT(DATE(YEAR([.G368]);MONTH([.G368]);DAY([.G368]));&quot;MMM&quot;))">
            <text:p/>
          </table:table-cell>
          <table:table-cell table:style-name="ce70" table:formula="of:=IF([.D368]=&quot;&quot;;&quot;&quot;;TEXT(DATE(YEAR([.D368]);MONTH([.D368]);DAY([.D36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69]=&quot;&quot;;&quot;&quot;;VLOOKUP([.K369];[Contas.$A$1:.$C$54];2;0))">
            <text:p><text:s text:c="2"/></text:p>
          </table:table-cell>
          <table:table-cell table:style-name="ce15" table:formula="of:=IF([.K369]=&quot;&quot;;&quot;&quot;;VLOOKUP([.K369];[Contas.$A$1:.$C$54];3;0))">
            <text:p><text:s text:c="2"/></text:p>
          </table:table-cell>
          <table:table-cell table:style-name="ce16" table:formula="of:=IF([.G369]&lt;&gt;&quot;&quot;;&quot;Pago&quot;;IF(AND([.G369]=&quot;&quot;;[.E369]&lt;&gt;&quot;&quot;;[.F369]&lt;&gt;&quot;&quot;;TODAY()&gt;=[.D369]);&quot;Vencido&quot;;IF(AND([.E369]=&quot;&quot;;[.F369]=&quot;&quot;;[.G369]=&quot;&quot;;[.H369]=&quot;&quot;);&quot;&quot;;&quot;A Vencer&quot;)))">
            <text:p><text:s text:c="2"/></text:p>
          </table:table-cell>
          <table:table-cell table:style-name="ce41" table:formula="of:=IF([.H369]=&quot;&quot;;&quot;&quot;;[.H369]-[.C369])">
            <text:p/>
          </table:table-cell>
          <table:table-cell table:style-name="ce62" table:formula="of:=IF([.A369]=&quot;&quot;;&quot;&quot;;TEXT(DATE(YEAR([.A369]);MONTH([.A369]);DAY([.A369]));&quot;AAAA&quot;))">
            <text:p/>
          </table:table-cell>
          <table:table-cell table:style-name="ce62" table:formula="of:=IF([.D369]=&quot;&quot;;&quot;&quot;;TEXT(DATE(YEAR([.D369]);MONTH([.D369]);DAY([.D369]));&quot;AAAA&quot;))">
            <text:p/>
          </table:table-cell>
          <table:table-cell table:style-name="ce62" table:formula="of:=IF([.G369]=&quot;&quot;;&quot;&quot;;TEXT(DATE(YEAR([.G369]);MONTH([.G369]);DAY([.G369]));&quot;AAAA&quot;))">
            <text:p/>
          </table:table-cell>
          <table:table-cell table:style-name="ce62" table:formula="of:=IF([.A369]=&quot;&quot;;&quot;&quot;;TEXT(DATE(YEAR([.A369]);MONTH([.A369]);DAY([.A369]));&quot;MMM&quot;))">
            <text:p/>
          </table:table-cell>
          <table:table-cell table:style-name="ce62" table:formula="of:=IF([.D369]=&quot;&quot;;&quot;&quot;;TEXT(DATE(YEAR([.D369]);MONTH([.D369]);DAY([.D369]));&quot;MMM&quot;))">
            <text:p/>
          </table:table-cell>
          <table:table-cell table:style-name="ce62" table:formula="of:=IF([.G369]=&quot;&quot;;&quot;&quot;;TEXT(DATE(YEAR([.G369]);MONTH([.G369]);DAY([.G369]));&quot;MMM&quot;))">
            <text:p/>
          </table:table-cell>
          <table:table-cell table:style-name="ce70" table:formula="of:=IF([.D369]=&quot;&quot;;&quot;&quot;;TEXT(DATE(YEAR([.D369]);MONTH([.D369]);DAY([.D36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0]=&quot;&quot;;&quot;&quot;;VLOOKUP([.K370];[Contas.$A$1:.$C$54];2;0))">
            <text:p><text:s text:c="2"/></text:p>
          </table:table-cell>
          <table:table-cell table:style-name="ce15" table:formula="of:=IF([.K370]=&quot;&quot;;&quot;&quot;;VLOOKUP([.K370];[Contas.$A$1:.$C$54];3;0))">
            <text:p><text:s text:c="2"/></text:p>
          </table:table-cell>
          <table:table-cell table:style-name="ce16" table:formula="of:=IF([.G370]&lt;&gt;&quot;&quot;;&quot;Pago&quot;;IF(AND([.G370]=&quot;&quot;;[.E370]&lt;&gt;&quot;&quot;;[.F370]&lt;&gt;&quot;&quot;;TODAY()&gt;=[.D370]);&quot;Vencido&quot;;IF(AND([.E370]=&quot;&quot;;[.F370]=&quot;&quot;;[.G370]=&quot;&quot;;[.H370]=&quot;&quot;);&quot;&quot;;&quot;A Vencer&quot;)))">
            <text:p><text:s text:c="2"/></text:p>
          </table:table-cell>
          <table:table-cell table:style-name="ce41" table:formula="of:=IF([.H370]=&quot;&quot;;&quot;&quot;;[.H370]-[.C370])">
            <text:p/>
          </table:table-cell>
          <table:table-cell table:style-name="ce62" table:formula="of:=IF([.A370]=&quot;&quot;;&quot;&quot;;TEXT(DATE(YEAR([.A370]);MONTH([.A370]);DAY([.A370]));&quot;AAAA&quot;))">
            <text:p/>
          </table:table-cell>
          <table:table-cell table:style-name="ce62" table:formula="of:=IF([.D370]=&quot;&quot;;&quot;&quot;;TEXT(DATE(YEAR([.D370]);MONTH([.D370]);DAY([.D370]));&quot;AAAA&quot;))">
            <text:p/>
          </table:table-cell>
          <table:table-cell table:style-name="ce62" table:formula="of:=IF([.G370]=&quot;&quot;;&quot;&quot;;TEXT(DATE(YEAR([.G370]);MONTH([.G370]);DAY([.G370]));&quot;AAAA&quot;))">
            <text:p/>
          </table:table-cell>
          <table:table-cell table:style-name="ce62" table:formula="of:=IF([.A370]=&quot;&quot;;&quot;&quot;;TEXT(DATE(YEAR([.A370]);MONTH([.A370]);DAY([.A370]));&quot;MMM&quot;))">
            <text:p/>
          </table:table-cell>
          <table:table-cell table:style-name="ce62" table:formula="of:=IF([.D370]=&quot;&quot;;&quot;&quot;;TEXT(DATE(YEAR([.D370]);MONTH([.D370]);DAY([.D370]));&quot;MMM&quot;))">
            <text:p/>
          </table:table-cell>
          <table:table-cell table:style-name="ce62" table:formula="of:=IF([.G370]=&quot;&quot;;&quot;&quot;;TEXT(DATE(YEAR([.G370]);MONTH([.G370]);DAY([.G370]));&quot;MMM&quot;))">
            <text:p/>
          </table:table-cell>
          <table:table-cell table:style-name="ce70" table:formula="of:=IF([.D370]=&quot;&quot;;&quot;&quot;;TEXT(DATE(YEAR([.D370]);MONTH([.D370]);DAY([.D37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1]=&quot;&quot;;&quot;&quot;;VLOOKUP([.K371];[Contas.$A$1:.$C$54];2;0))">
            <text:p><text:s text:c="2"/></text:p>
          </table:table-cell>
          <table:table-cell table:style-name="ce15" table:formula="of:=IF([.K371]=&quot;&quot;;&quot;&quot;;VLOOKUP([.K371];[Contas.$A$1:.$C$54];3;0))">
            <text:p><text:s text:c="2"/></text:p>
          </table:table-cell>
          <table:table-cell table:style-name="ce16" table:formula="of:=IF([.G371]&lt;&gt;&quot;&quot;;&quot;Pago&quot;;IF(AND([.G371]=&quot;&quot;;[.E371]&lt;&gt;&quot;&quot;;[.F371]&lt;&gt;&quot;&quot;;TODAY()&gt;=[.D371]);&quot;Vencido&quot;;IF(AND([.E371]=&quot;&quot;;[.F371]=&quot;&quot;;[.G371]=&quot;&quot;;[.H371]=&quot;&quot;);&quot;&quot;;&quot;A Vencer&quot;)))">
            <text:p><text:s text:c="2"/></text:p>
          </table:table-cell>
          <table:table-cell table:style-name="ce41" table:formula="of:=IF([.H371]=&quot;&quot;;&quot;&quot;;[.H371]-[.C371])">
            <text:p/>
          </table:table-cell>
          <table:table-cell table:style-name="ce62" table:formula="of:=IF([.A371]=&quot;&quot;;&quot;&quot;;TEXT(DATE(YEAR([.A371]);MONTH([.A371]);DAY([.A371]));&quot;AAAA&quot;))">
            <text:p/>
          </table:table-cell>
          <table:table-cell table:style-name="ce62" table:formula="of:=IF([.D371]=&quot;&quot;;&quot;&quot;;TEXT(DATE(YEAR([.D371]);MONTH([.D371]);DAY([.D371]));&quot;AAAA&quot;))">
            <text:p/>
          </table:table-cell>
          <table:table-cell table:style-name="ce62" table:formula="of:=IF([.G371]=&quot;&quot;;&quot;&quot;;TEXT(DATE(YEAR([.G371]);MONTH([.G371]);DAY([.G371]));&quot;AAAA&quot;))">
            <text:p/>
          </table:table-cell>
          <table:table-cell table:style-name="ce62" table:formula="of:=IF([.A371]=&quot;&quot;;&quot;&quot;;TEXT(DATE(YEAR([.A371]);MONTH([.A371]);DAY([.A371]));&quot;MMM&quot;))">
            <text:p/>
          </table:table-cell>
          <table:table-cell table:style-name="ce62" table:formula="of:=IF([.D371]=&quot;&quot;;&quot;&quot;;TEXT(DATE(YEAR([.D371]);MONTH([.D371]);DAY([.D371]));&quot;MMM&quot;))">
            <text:p/>
          </table:table-cell>
          <table:table-cell table:style-name="ce62" table:formula="of:=IF([.G371]=&quot;&quot;;&quot;&quot;;TEXT(DATE(YEAR([.G371]);MONTH([.G371]);DAY([.G371]));&quot;MMM&quot;))">
            <text:p/>
          </table:table-cell>
          <table:table-cell table:style-name="ce70" table:formula="of:=IF([.D371]=&quot;&quot;;&quot;&quot;;TEXT(DATE(YEAR([.D371]);MONTH([.D371]);DAY([.D37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22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2]=&quot;&quot;;&quot;&quot;;VLOOKUP([.K372];[Contas.$A$1:.$C$54];2;0))">
            <text:p><text:s text:c="2"/></text:p>
          </table:table-cell>
          <table:table-cell table:style-name="ce15" table:formula="of:=IF([.K372]=&quot;&quot;;&quot;&quot;;VLOOKUP([.K372];[Contas.$A$1:.$C$54];3;0))">
            <text:p><text:s text:c="2"/></text:p>
          </table:table-cell>
          <table:table-cell table:style-name="ce16" table:formula="of:=IF([.G372]&lt;&gt;&quot;&quot;;&quot;Pago&quot;;IF(AND([.G372]=&quot;&quot;;[.E372]&lt;&gt;&quot;&quot;;[.F372]&lt;&gt;&quot;&quot;;TODAY()&gt;=[.D372]);&quot;Vencido&quot;;IF(AND([.E372]=&quot;&quot;;[.F372]=&quot;&quot;;[.G372]=&quot;&quot;;[.H372]=&quot;&quot;);&quot;&quot;;&quot;A Vencer&quot;)))">
            <text:p><text:s text:c="2"/></text:p>
          </table:table-cell>
          <table:table-cell table:style-name="ce41" table:formula="of:=IF([.H372]=&quot;&quot;;&quot;&quot;;[.H372]-[.C372])">
            <text:p/>
          </table:table-cell>
          <table:table-cell table:style-name="ce62" table:formula="of:=IF([.A372]=&quot;&quot;;&quot;&quot;;TEXT(DATE(YEAR([.A372]);MONTH([.A372]);DAY([.A372]));&quot;AAAA&quot;))">
            <text:p/>
          </table:table-cell>
          <table:table-cell table:style-name="ce62" table:formula="of:=IF([.D372]=&quot;&quot;;&quot;&quot;;TEXT(DATE(YEAR([.D372]);MONTH([.D372]);DAY([.D372]));&quot;AAAA&quot;))">
            <text:p/>
          </table:table-cell>
          <table:table-cell table:style-name="ce62" table:formula="of:=IF([.G372]=&quot;&quot;;&quot;&quot;;TEXT(DATE(YEAR([.G372]);MONTH([.G372]);DAY([.G372]));&quot;AAAA&quot;))">
            <text:p/>
          </table:table-cell>
          <table:table-cell table:style-name="ce62" table:formula="of:=IF([.A372]=&quot;&quot;;&quot;&quot;;TEXT(DATE(YEAR([.A372]);MONTH([.A372]);DAY([.A372]));&quot;MMM&quot;))">
            <text:p/>
          </table:table-cell>
          <table:table-cell table:style-name="ce62" table:formula="of:=IF([.D372]=&quot;&quot;;&quot;&quot;;TEXT(DATE(YEAR([.D372]);MONTH([.D372]);DAY([.D372]));&quot;MMM&quot;))">
            <text:p/>
          </table:table-cell>
          <table:table-cell table:style-name="ce62" table:formula="of:=IF([.G372]=&quot;&quot;;&quot;&quot;;TEXT(DATE(YEAR([.G372]);MONTH([.G372]);DAY([.G372]));&quot;MMM&quot;))">
            <text:p/>
          </table:table-cell>
          <table:table-cell table:style-name="ce70" table:formula="of:=IF([.D372]=&quot;&quot;;&quot;&quot;;TEXT(DATE(YEAR([.D372]);MONTH([.D372]);DAY([.D37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3]=&quot;&quot;;&quot;&quot;;VLOOKUP([.K373];[Contas.$A$1:.$C$54];2;0))">
            <text:p><text:s text:c="2"/></text:p>
          </table:table-cell>
          <table:table-cell table:style-name="ce15" table:formula="of:=IF([.K373]=&quot;&quot;;&quot;&quot;;VLOOKUP([.K373];[Contas.$A$1:.$C$54];3;0))">
            <text:p><text:s text:c="2"/></text:p>
          </table:table-cell>
          <table:table-cell table:style-name="ce16" table:formula="of:=IF([.G373]&lt;&gt;&quot;&quot;;&quot;Pago&quot;;IF(AND([.G373]=&quot;&quot;;[.E373]&lt;&gt;&quot;&quot;;[.F373]&lt;&gt;&quot;&quot;;TODAY()&gt;=[.D373]);&quot;Vencido&quot;;IF(AND([.E373]=&quot;&quot;;[.F373]=&quot;&quot;;[.G373]=&quot;&quot;;[.H373]=&quot;&quot;);&quot;&quot;;&quot;A Vencer&quot;)))">
            <text:p><text:s text:c="2"/></text:p>
          </table:table-cell>
          <table:table-cell table:style-name="ce41" table:formula="of:=IF([.H373]=&quot;&quot;;&quot;&quot;;[.H373]-[.C373])">
            <text:p/>
          </table:table-cell>
          <table:table-cell table:style-name="ce62" table:formula="of:=IF([.A373]=&quot;&quot;;&quot;&quot;;TEXT(DATE(YEAR([.A373]);MONTH([.A373]);DAY([.A373]));&quot;AAAA&quot;))">
            <text:p/>
          </table:table-cell>
          <table:table-cell table:style-name="ce62" table:formula="of:=IF([.D373]=&quot;&quot;;&quot;&quot;;TEXT(DATE(YEAR([.D373]);MONTH([.D373]);DAY([.D373]));&quot;AAAA&quot;))">
            <text:p/>
          </table:table-cell>
          <table:table-cell table:style-name="ce62" table:formula="of:=IF([.G373]=&quot;&quot;;&quot;&quot;;TEXT(DATE(YEAR([.G373]);MONTH([.G373]);DAY([.G373]));&quot;AAAA&quot;))">
            <text:p/>
          </table:table-cell>
          <table:table-cell table:style-name="ce62" table:formula="of:=IF([.A373]=&quot;&quot;;&quot;&quot;;TEXT(DATE(YEAR([.A373]);MONTH([.A373]);DAY([.A373]));&quot;MMM&quot;))">
            <text:p/>
          </table:table-cell>
          <table:table-cell table:style-name="ce62" table:formula="of:=IF([.D373]=&quot;&quot;;&quot;&quot;;TEXT(DATE(YEAR([.D373]);MONTH([.D373]);DAY([.D373]));&quot;MMM&quot;))">
            <text:p/>
          </table:table-cell>
          <table:table-cell table:style-name="ce62" table:formula="of:=IF([.G373]=&quot;&quot;;&quot;&quot;;TEXT(DATE(YEAR([.G373]);MONTH([.G373]);DAY([.G373]));&quot;MMM&quot;))">
            <text:p/>
          </table:table-cell>
          <table:table-cell table:style-name="ce70" table:formula="of:=IF([.D373]=&quot;&quot;;&quot;&quot;;TEXT(DATE(YEAR([.D373]);MONTH([.D373]);DAY([.D37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4]=&quot;&quot;;&quot;&quot;;VLOOKUP([.K374];[Contas.$A$1:.$C$54];2;0))">
            <text:p><text:s text:c="2"/></text:p>
          </table:table-cell>
          <table:table-cell table:style-name="ce15" table:formula="of:=IF([.K374]=&quot;&quot;;&quot;&quot;;VLOOKUP([.K374];[Contas.$A$1:.$C$54];3;0))">
            <text:p><text:s text:c="2"/></text:p>
          </table:table-cell>
          <table:table-cell table:style-name="ce16" table:formula="of:=IF([.G374]&lt;&gt;&quot;&quot;;&quot;Pago&quot;;IF(AND([.G374]=&quot;&quot;;[.E374]&lt;&gt;&quot;&quot;;[.F374]&lt;&gt;&quot;&quot;;TODAY()&gt;=[.D374]);&quot;Vencido&quot;;IF(AND([.E374]=&quot;&quot;;[.F374]=&quot;&quot;;[.G374]=&quot;&quot;;[.H374]=&quot;&quot;);&quot;&quot;;&quot;A Vencer&quot;)))">
            <text:p><text:s text:c="2"/></text:p>
          </table:table-cell>
          <table:table-cell table:style-name="ce41" table:formula="of:=IF([.H374]=&quot;&quot;;&quot;&quot;;[.H374]-[.C374])">
            <text:p/>
          </table:table-cell>
          <table:table-cell table:style-name="ce62" table:formula="of:=IF([.A374]=&quot;&quot;;&quot;&quot;;TEXT(DATE(YEAR([.A374]);MONTH([.A374]);DAY([.A374]));&quot;AAAA&quot;))">
            <text:p/>
          </table:table-cell>
          <table:table-cell table:style-name="ce62" table:formula="of:=IF([.D374]=&quot;&quot;;&quot;&quot;;TEXT(DATE(YEAR([.D374]);MONTH([.D374]);DAY([.D374]));&quot;AAAA&quot;))">
            <text:p/>
          </table:table-cell>
          <table:table-cell table:style-name="ce62" table:formula="of:=IF([.G374]=&quot;&quot;;&quot;&quot;;TEXT(DATE(YEAR([.G374]);MONTH([.G374]);DAY([.G374]));&quot;AAAA&quot;))">
            <text:p/>
          </table:table-cell>
          <table:table-cell table:style-name="ce62" table:formula="of:=IF([.A374]=&quot;&quot;;&quot;&quot;;TEXT(DATE(YEAR([.A374]);MONTH([.A374]);DAY([.A374]));&quot;MMM&quot;))">
            <text:p/>
          </table:table-cell>
          <table:table-cell table:style-name="ce62" table:formula="of:=IF([.D374]=&quot;&quot;;&quot;&quot;;TEXT(DATE(YEAR([.D374]);MONTH([.D374]);DAY([.D374]));&quot;MMM&quot;))">
            <text:p/>
          </table:table-cell>
          <table:table-cell table:style-name="ce62" table:formula="of:=IF([.G374]=&quot;&quot;;&quot;&quot;;TEXT(DATE(YEAR([.G374]);MONTH([.G374]);DAY([.G374]));&quot;MMM&quot;))">
            <text:p/>
          </table:table-cell>
          <table:table-cell table:style-name="ce70" table:formula="of:=IF([.D374]=&quot;&quot;;&quot;&quot;;TEXT(DATE(YEAR([.D374]);MONTH([.D374]);DAY([.D37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5]=&quot;&quot;;&quot;&quot;;VLOOKUP([.K375];[Contas.$A$1:.$C$54];2;0))">
            <text:p><text:s text:c="2"/></text:p>
          </table:table-cell>
          <table:table-cell table:style-name="ce15" table:formula="of:=IF([.K375]=&quot;&quot;;&quot;&quot;;VLOOKUP([.K375];[Contas.$A$1:.$C$54];3;0))">
            <text:p><text:s text:c="2"/></text:p>
          </table:table-cell>
          <table:table-cell table:style-name="ce16" table:formula="of:=IF([.G375]&lt;&gt;&quot;&quot;;&quot;Pago&quot;;IF(AND([.G375]=&quot;&quot;;[.E375]&lt;&gt;&quot;&quot;;[.F375]&lt;&gt;&quot;&quot;;TODAY()&gt;=[.D375]);&quot;Vencido&quot;;IF(AND([.E375]=&quot;&quot;;[.F375]=&quot;&quot;;[.G375]=&quot;&quot;;[.H375]=&quot;&quot;);&quot;&quot;;&quot;A Vencer&quot;)))">
            <text:p><text:s text:c="2"/></text:p>
          </table:table-cell>
          <table:table-cell table:style-name="ce41" table:formula="of:=IF([.H375]=&quot;&quot;;&quot;&quot;;[.H375]-[.C375])">
            <text:p/>
          </table:table-cell>
          <table:table-cell table:style-name="ce62" table:formula="of:=IF([.A375]=&quot;&quot;;&quot;&quot;;TEXT(DATE(YEAR([.A375]);MONTH([.A375]);DAY([.A375]));&quot;AAAA&quot;))">
            <text:p/>
          </table:table-cell>
          <table:table-cell table:style-name="ce62" table:formula="of:=IF([.D375]=&quot;&quot;;&quot;&quot;;TEXT(DATE(YEAR([.D375]);MONTH([.D375]);DAY([.D375]));&quot;AAAA&quot;))">
            <text:p/>
          </table:table-cell>
          <table:table-cell table:style-name="ce62" table:formula="of:=IF([.G375]=&quot;&quot;;&quot;&quot;;TEXT(DATE(YEAR([.G375]);MONTH([.G375]);DAY([.G375]));&quot;AAAA&quot;))">
            <text:p/>
          </table:table-cell>
          <table:table-cell table:style-name="ce62" table:formula="of:=IF([.A375]=&quot;&quot;;&quot;&quot;;TEXT(DATE(YEAR([.A375]);MONTH([.A375]);DAY([.A375]));&quot;MMM&quot;))">
            <text:p/>
          </table:table-cell>
          <table:table-cell table:style-name="ce62" table:formula="of:=IF([.D375]=&quot;&quot;;&quot;&quot;;TEXT(DATE(YEAR([.D375]);MONTH([.D375]);DAY([.D375]));&quot;MMM&quot;))">
            <text:p/>
          </table:table-cell>
          <table:table-cell table:style-name="ce62" table:formula="of:=IF([.G375]=&quot;&quot;;&quot;&quot;;TEXT(DATE(YEAR([.G375]);MONTH([.G375]);DAY([.G375]));&quot;MMM&quot;))">
            <text:p/>
          </table:table-cell>
          <table:table-cell table:style-name="ce70" table:formula="of:=IF([.D375]=&quot;&quot;;&quot;&quot;;TEXT(DATE(YEAR([.D375]);MONTH([.D375]);DAY([.D37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6]=&quot;&quot;;&quot;&quot;;VLOOKUP([.K376];[Contas.$A$1:.$C$54];2;0))">
            <text:p><text:s text:c="2"/></text:p>
          </table:table-cell>
          <table:table-cell table:style-name="ce15" table:formula="of:=IF([.K376]=&quot;&quot;;&quot;&quot;;VLOOKUP([.K376];[Contas.$A$1:.$C$54];3;0))">
            <text:p><text:s text:c="2"/></text:p>
          </table:table-cell>
          <table:table-cell table:style-name="ce16" table:formula="of:=IF([.G376]&lt;&gt;&quot;&quot;;&quot;Pago&quot;;IF(AND([.G376]=&quot;&quot;;[.E376]&lt;&gt;&quot;&quot;;[.F376]&lt;&gt;&quot;&quot;;TODAY()&gt;=[.D376]);&quot;Vencido&quot;;IF(AND([.E376]=&quot;&quot;;[.F376]=&quot;&quot;;[.G376]=&quot;&quot;;[.H376]=&quot;&quot;);&quot;&quot;;&quot;A Vencer&quot;)))">
            <text:p><text:s text:c="2"/></text:p>
          </table:table-cell>
          <table:table-cell table:style-name="ce41" table:formula="of:=IF([.H376]=&quot;&quot;;&quot;&quot;;[.H376]-[.C376])">
            <text:p/>
          </table:table-cell>
          <table:table-cell table:style-name="ce62" table:formula="of:=IF([.A376]=&quot;&quot;;&quot;&quot;;TEXT(DATE(YEAR([.A376]);MONTH([.A376]);DAY([.A376]));&quot;AAAA&quot;))">
            <text:p/>
          </table:table-cell>
          <table:table-cell table:style-name="ce62" table:formula="of:=IF([.D376]=&quot;&quot;;&quot;&quot;;TEXT(DATE(YEAR([.D376]);MONTH([.D376]);DAY([.D376]));&quot;AAAA&quot;))">
            <text:p/>
          </table:table-cell>
          <table:table-cell table:style-name="ce62" table:formula="of:=IF([.G376]=&quot;&quot;;&quot;&quot;;TEXT(DATE(YEAR([.G376]);MONTH([.G376]);DAY([.G376]));&quot;AAAA&quot;))">
            <text:p/>
          </table:table-cell>
          <table:table-cell table:style-name="ce62" table:formula="of:=IF([.A376]=&quot;&quot;;&quot;&quot;;TEXT(DATE(YEAR([.A376]);MONTH([.A376]);DAY([.A376]));&quot;MMM&quot;))">
            <text:p/>
          </table:table-cell>
          <table:table-cell table:style-name="ce62" table:formula="of:=IF([.D376]=&quot;&quot;;&quot;&quot;;TEXT(DATE(YEAR([.D376]);MONTH([.D376]);DAY([.D376]));&quot;MMM&quot;))">
            <text:p/>
          </table:table-cell>
          <table:table-cell table:style-name="ce62" table:formula="of:=IF([.G376]=&quot;&quot;;&quot;&quot;;TEXT(DATE(YEAR([.G376]);MONTH([.G376]);DAY([.G376]));&quot;MMM&quot;))">
            <text:p/>
          </table:table-cell>
          <table:table-cell table:style-name="ce70" table:formula="of:=IF([.D376]=&quot;&quot;;&quot;&quot;;TEXT(DATE(YEAR([.D376]);MONTH([.D376]);DAY([.D37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7]=&quot;&quot;;&quot;&quot;;VLOOKUP([.K377];[Contas.$A$1:.$C$54];2;0))">
            <text:p><text:s text:c="2"/></text:p>
          </table:table-cell>
          <table:table-cell table:style-name="ce15" table:formula="of:=IF([.K377]=&quot;&quot;;&quot;&quot;;VLOOKUP([.K377];[Contas.$A$1:.$C$54];3;0))">
            <text:p><text:s text:c="2"/></text:p>
          </table:table-cell>
          <table:table-cell table:style-name="ce16" table:formula="of:=IF([.G377]&lt;&gt;&quot;&quot;;&quot;Pago&quot;;IF(AND([.G377]=&quot;&quot;;[.E377]&lt;&gt;&quot;&quot;;[.F377]&lt;&gt;&quot;&quot;;TODAY()&gt;=[.D377]);&quot;Vencido&quot;;IF(AND([.E377]=&quot;&quot;;[.F377]=&quot;&quot;;[.G377]=&quot;&quot;;[.H377]=&quot;&quot;);&quot;&quot;;&quot;A Vencer&quot;)))">
            <text:p><text:s text:c="2"/></text:p>
          </table:table-cell>
          <table:table-cell table:style-name="ce41" table:formula="of:=IF([.H377]=&quot;&quot;;&quot;&quot;;[.H377]-[.C377])">
            <text:p/>
          </table:table-cell>
          <table:table-cell table:style-name="ce62" table:formula="of:=IF([.A377]=&quot;&quot;;&quot;&quot;;TEXT(DATE(YEAR([.A377]);MONTH([.A377]);DAY([.A377]));&quot;AAAA&quot;))">
            <text:p/>
          </table:table-cell>
          <table:table-cell table:style-name="ce62" table:formula="of:=IF([.D377]=&quot;&quot;;&quot;&quot;;TEXT(DATE(YEAR([.D377]);MONTH([.D377]);DAY([.D377]));&quot;AAAA&quot;))">
            <text:p/>
          </table:table-cell>
          <table:table-cell table:style-name="ce62" table:formula="of:=IF([.G377]=&quot;&quot;;&quot;&quot;;TEXT(DATE(YEAR([.G377]);MONTH([.G377]);DAY([.G377]));&quot;AAAA&quot;))">
            <text:p/>
          </table:table-cell>
          <table:table-cell table:style-name="ce62" table:formula="of:=IF([.A377]=&quot;&quot;;&quot;&quot;;TEXT(DATE(YEAR([.A377]);MONTH([.A377]);DAY([.A377]));&quot;MMM&quot;))">
            <text:p/>
          </table:table-cell>
          <table:table-cell table:style-name="ce62" table:formula="of:=IF([.D377]=&quot;&quot;;&quot;&quot;;TEXT(DATE(YEAR([.D377]);MONTH([.D377]);DAY([.D377]));&quot;MMM&quot;))">
            <text:p/>
          </table:table-cell>
          <table:table-cell table:style-name="ce62" table:formula="of:=IF([.G377]=&quot;&quot;;&quot;&quot;;TEXT(DATE(YEAR([.G377]);MONTH([.G377]);DAY([.G377]));&quot;MMM&quot;))">
            <text:p/>
          </table:table-cell>
          <table:table-cell table:style-name="ce70" table:formula="of:=IF([.D377]=&quot;&quot;;&quot;&quot;;TEXT(DATE(YEAR([.D377]);MONTH([.D377]);DAY([.D37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8]=&quot;&quot;;&quot;&quot;;VLOOKUP([.K378];[Contas.$A$1:.$C$54];2;0))">
            <text:p><text:s text:c="2"/></text:p>
          </table:table-cell>
          <table:table-cell table:style-name="ce15" table:formula="of:=IF([.K378]=&quot;&quot;;&quot;&quot;;VLOOKUP([.K378];[Contas.$A$1:.$C$54];3;0))">
            <text:p><text:s text:c="2"/></text:p>
          </table:table-cell>
          <table:table-cell table:style-name="ce16" table:formula="of:=IF([.G378]&lt;&gt;&quot;&quot;;&quot;Pago&quot;;IF(AND([.G378]=&quot;&quot;;[.E378]&lt;&gt;&quot;&quot;;[.F378]&lt;&gt;&quot;&quot;;TODAY()&gt;=[.D378]);&quot;Vencido&quot;;IF(AND([.E378]=&quot;&quot;;[.F378]=&quot;&quot;;[.G378]=&quot;&quot;;[.H378]=&quot;&quot;);&quot;&quot;;&quot;A Vencer&quot;)))">
            <text:p><text:s text:c="2"/></text:p>
          </table:table-cell>
          <table:table-cell table:style-name="ce41" table:formula="of:=IF([.H378]=&quot;&quot;;&quot;&quot;;[.H378]-[.C378])">
            <text:p/>
          </table:table-cell>
          <table:table-cell table:style-name="ce62" table:formula="of:=IF([.A378]=&quot;&quot;;&quot;&quot;;TEXT(DATE(YEAR([.A378]);MONTH([.A378]);DAY([.A378]));&quot;AAAA&quot;))">
            <text:p/>
          </table:table-cell>
          <table:table-cell table:style-name="ce62" table:formula="of:=IF([.D378]=&quot;&quot;;&quot;&quot;;TEXT(DATE(YEAR([.D378]);MONTH([.D378]);DAY([.D378]));&quot;AAAA&quot;))">
            <text:p/>
          </table:table-cell>
          <table:table-cell table:style-name="ce62" table:formula="of:=IF([.G378]=&quot;&quot;;&quot;&quot;;TEXT(DATE(YEAR([.G378]);MONTH([.G378]);DAY([.G378]));&quot;AAAA&quot;))">
            <text:p/>
          </table:table-cell>
          <table:table-cell table:style-name="ce62" table:formula="of:=IF([.A378]=&quot;&quot;;&quot;&quot;;TEXT(DATE(YEAR([.A378]);MONTH([.A378]);DAY([.A378]));&quot;MMM&quot;))">
            <text:p/>
          </table:table-cell>
          <table:table-cell table:style-name="ce62" table:formula="of:=IF([.D378]=&quot;&quot;;&quot;&quot;;TEXT(DATE(YEAR([.D378]);MONTH([.D378]);DAY([.D378]));&quot;MMM&quot;))">
            <text:p/>
          </table:table-cell>
          <table:table-cell table:style-name="ce62" table:formula="of:=IF([.G378]=&quot;&quot;;&quot;&quot;;TEXT(DATE(YEAR([.G378]);MONTH([.G378]);DAY([.G378]));&quot;MMM&quot;))">
            <text:p/>
          </table:table-cell>
          <table:table-cell table:style-name="ce70" table:formula="of:=IF([.D378]=&quot;&quot;;&quot;&quot;;TEXT(DATE(YEAR([.D378]);MONTH([.D378]);DAY([.D37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79]=&quot;&quot;;&quot;&quot;;VLOOKUP([.K379];[Contas.$A$1:.$C$54];2;0))">
            <text:p><text:s text:c="2"/></text:p>
          </table:table-cell>
          <table:table-cell table:style-name="ce15" table:formula="of:=IF([.K379]=&quot;&quot;;&quot;&quot;;VLOOKUP([.K379];[Contas.$A$1:.$C$54];3;0))">
            <text:p><text:s text:c="2"/></text:p>
          </table:table-cell>
          <table:table-cell table:style-name="ce16" table:formula="of:=IF([.G379]&lt;&gt;&quot;&quot;;&quot;Pago&quot;;IF(AND([.G379]=&quot;&quot;;[.E379]&lt;&gt;&quot;&quot;;[.F379]&lt;&gt;&quot;&quot;;TODAY()&gt;=[.D379]);&quot;Vencido&quot;;IF(AND([.E379]=&quot;&quot;;[.F379]=&quot;&quot;;[.G379]=&quot;&quot;;[.H379]=&quot;&quot;);&quot;&quot;;&quot;A Vencer&quot;)))">
            <text:p><text:s text:c="2"/></text:p>
          </table:table-cell>
          <table:table-cell table:style-name="ce41" table:formula="of:=IF([.H379]=&quot;&quot;;&quot;&quot;;[.H379]-[.C379])">
            <text:p/>
          </table:table-cell>
          <table:table-cell table:style-name="ce62" table:formula="of:=IF([.A379]=&quot;&quot;;&quot;&quot;;TEXT(DATE(YEAR([.A379]);MONTH([.A379]);DAY([.A379]));&quot;AAAA&quot;))">
            <text:p/>
          </table:table-cell>
          <table:table-cell table:style-name="ce62" table:formula="of:=IF([.D379]=&quot;&quot;;&quot;&quot;;TEXT(DATE(YEAR([.D379]);MONTH([.D379]);DAY([.D379]));&quot;AAAA&quot;))">
            <text:p/>
          </table:table-cell>
          <table:table-cell table:style-name="ce62" table:formula="of:=IF([.G379]=&quot;&quot;;&quot;&quot;;TEXT(DATE(YEAR([.G379]);MONTH([.G379]);DAY([.G379]));&quot;AAAA&quot;))">
            <text:p/>
          </table:table-cell>
          <table:table-cell table:style-name="ce62" table:formula="of:=IF([.A379]=&quot;&quot;;&quot;&quot;;TEXT(DATE(YEAR([.A379]);MONTH([.A379]);DAY([.A379]));&quot;MMM&quot;))">
            <text:p/>
          </table:table-cell>
          <table:table-cell table:style-name="ce62" table:formula="of:=IF([.D379]=&quot;&quot;;&quot;&quot;;TEXT(DATE(YEAR([.D379]);MONTH([.D379]);DAY([.D379]));&quot;MMM&quot;))">
            <text:p/>
          </table:table-cell>
          <table:table-cell table:style-name="ce62" table:formula="of:=IF([.G379]=&quot;&quot;;&quot;&quot;;TEXT(DATE(YEAR([.G379]);MONTH([.G379]);DAY([.G379]));&quot;MMM&quot;))">
            <text:p/>
          </table:table-cell>
          <table:table-cell table:style-name="ce70" table:formula="of:=IF([.D379]=&quot;&quot;;&quot;&quot;;TEXT(DATE(YEAR([.D379]);MONTH([.D379]);DAY([.D37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0]=&quot;&quot;;&quot;&quot;;VLOOKUP([.K380];[Contas.$A$1:.$C$54];2;0))">
            <text:p><text:s text:c="2"/></text:p>
          </table:table-cell>
          <table:table-cell table:style-name="ce15" table:formula="of:=IF([.K380]=&quot;&quot;;&quot;&quot;;VLOOKUP([.K380];[Contas.$A$1:.$C$54];3;0))">
            <text:p><text:s text:c="2"/></text:p>
          </table:table-cell>
          <table:table-cell table:style-name="ce16" table:formula="of:=IF([.G380]&lt;&gt;&quot;&quot;;&quot;Pago&quot;;IF(AND([.G380]=&quot;&quot;;[.E380]&lt;&gt;&quot;&quot;;[.F380]&lt;&gt;&quot;&quot;;TODAY()&gt;=[.D380]);&quot;Vencido&quot;;IF(AND([.E380]=&quot;&quot;;[.F380]=&quot;&quot;;[.G380]=&quot;&quot;;[.H380]=&quot;&quot;);&quot;&quot;;&quot;A Vencer&quot;)))">
            <text:p><text:s text:c="2"/></text:p>
          </table:table-cell>
          <table:table-cell table:style-name="ce41" table:formula="of:=IF([.H380]=&quot;&quot;;&quot;&quot;;[.H380]-[.C380])">
            <text:p/>
          </table:table-cell>
          <table:table-cell table:style-name="ce62" table:formula="of:=IF([.A380]=&quot;&quot;;&quot;&quot;;TEXT(DATE(YEAR([.A380]);MONTH([.A380]);DAY([.A380]));&quot;AAAA&quot;))">
            <text:p/>
          </table:table-cell>
          <table:table-cell table:style-name="ce62" table:formula="of:=IF([.D380]=&quot;&quot;;&quot;&quot;;TEXT(DATE(YEAR([.D380]);MONTH([.D380]);DAY([.D380]));&quot;AAAA&quot;))">
            <text:p/>
          </table:table-cell>
          <table:table-cell table:style-name="ce62" table:formula="of:=IF([.G380]=&quot;&quot;;&quot;&quot;;TEXT(DATE(YEAR([.G380]);MONTH([.G380]);DAY([.G380]));&quot;AAAA&quot;))">
            <text:p/>
          </table:table-cell>
          <table:table-cell table:style-name="ce62" table:formula="of:=IF([.A380]=&quot;&quot;;&quot;&quot;;TEXT(DATE(YEAR([.A380]);MONTH([.A380]);DAY([.A380]));&quot;MMM&quot;))">
            <text:p/>
          </table:table-cell>
          <table:table-cell table:style-name="ce62" table:formula="of:=IF([.D380]=&quot;&quot;;&quot;&quot;;TEXT(DATE(YEAR([.D380]);MONTH([.D380]);DAY([.D380]));&quot;MMM&quot;))">
            <text:p/>
          </table:table-cell>
          <table:table-cell table:style-name="ce62" table:formula="of:=IF([.G380]=&quot;&quot;;&quot;&quot;;TEXT(DATE(YEAR([.G380]);MONTH([.G380]);DAY([.G380]));&quot;MMM&quot;))">
            <text:p/>
          </table:table-cell>
          <table:table-cell table:style-name="ce70" table:formula="of:=IF([.D380]=&quot;&quot;;&quot;&quot;;TEXT(DATE(YEAR([.D380]);MONTH([.D380]);DAY([.D38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1]=&quot;&quot;;&quot;&quot;;VLOOKUP([.K381];[Contas.$A$1:.$C$54];2;0))">
            <text:p><text:s text:c="2"/></text:p>
          </table:table-cell>
          <table:table-cell table:style-name="ce15" table:formula="of:=IF([.K381]=&quot;&quot;;&quot;&quot;;VLOOKUP([.K381];[Contas.$A$1:.$C$54];3;0))">
            <text:p><text:s text:c="2"/></text:p>
          </table:table-cell>
          <table:table-cell table:style-name="ce16" table:formula="of:=IF([.G381]&lt;&gt;&quot;&quot;;&quot;Pago&quot;;IF(AND([.G381]=&quot;&quot;;[.E381]&lt;&gt;&quot;&quot;;[.F381]&lt;&gt;&quot;&quot;;TODAY()&gt;=[.D381]);&quot;Vencido&quot;;IF(AND([.E381]=&quot;&quot;;[.F381]=&quot;&quot;;[.G381]=&quot;&quot;;[.H381]=&quot;&quot;);&quot;&quot;;&quot;A Vencer&quot;)))">
            <text:p><text:s text:c="2"/></text:p>
          </table:table-cell>
          <table:table-cell table:style-name="ce41" table:formula="of:=IF([.H381]=&quot;&quot;;&quot;&quot;;[.H381]-[.C381])">
            <text:p/>
          </table:table-cell>
          <table:table-cell table:style-name="ce62" table:formula="of:=IF([.A381]=&quot;&quot;;&quot;&quot;;TEXT(DATE(YEAR([.A381]);MONTH([.A381]);DAY([.A381]));&quot;AAAA&quot;))">
            <text:p/>
          </table:table-cell>
          <table:table-cell table:style-name="ce62" table:formula="of:=IF([.D381]=&quot;&quot;;&quot;&quot;;TEXT(DATE(YEAR([.D381]);MONTH([.D381]);DAY([.D381]));&quot;AAAA&quot;))">
            <text:p/>
          </table:table-cell>
          <table:table-cell table:style-name="ce62" table:formula="of:=IF([.G381]=&quot;&quot;;&quot;&quot;;TEXT(DATE(YEAR([.G381]);MONTH([.G381]);DAY([.G381]));&quot;AAAA&quot;))">
            <text:p/>
          </table:table-cell>
          <table:table-cell table:style-name="ce62" table:formula="of:=IF([.A381]=&quot;&quot;;&quot;&quot;;TEXT(DATE(YEAR([.A381]);MONTH([.A381]);DAY([.A381]));&quot;MMM&quot;))">
            <text:p/>
          </table:table-cell>
          <table:table-cell table:style-name="ce62" table:formula="of:=IF([.D381]=&quot;&quot;;&quot;&quot;;TEXT(DATE(YEAR([.D381]);MONTH([.D381]);DAY([.D381]));&quot;MMM&quot;))">
            <text:p/>
          </table:table-cell>
          <table:table-cell table:style-name="ce62" table:formula="of:=IF([.G381]=&quot;&quot;;&quot;&quot;;TEXT(DATE(YEAR([.G381]);MONTH([.G381]);DAY([.G381]));&quot;MMM&quot;))">
            <text:p/>
          </table:table-cell>
          <table:table-cell table:style-name="ce70" table:formula="of:=IF([.D381]=&quot;&quot;;&quot;&quot;;TEXT(DATE(YEAR([.D381]);MONTH([.D381]);DAY([.D38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2]=&quot;&quot;;&quot;&quot;;VLOOKUP([.K382];[Contas.$A$1:.$C$54];2;0))">
            <text:p><text:s text:c="2"/></text:p>
          </table:table-cell>
          <table:table-cell table:style-name="ce15" table:formula="of:=IF([.K382]=&quot;&quot;;&quot;&quot;;VLOOKUP([.K382];[Contas.$A$1:.$C$54];3;0))">
            <text:p><text:s text:c="2"/></text:p>
          </table:table-cell>
          <table:table-cell table:style-name="ce16" table:formula="of:=IF([.G382]&lt;&gt;&quot;&quot;;&quot;Pago&quot;;IF(AND([.G382]=&quot;&quot;;[.E382]&lt;&gt;&quot;&quot;;[.F382]&lt;&gt;&quot;&quot;;TODAY()&gt;=[.D382]);&quot;Vencido&quot;;IF(AND([.E382]=&quot;&quot;;[.F382]=&quot;&quot;;[.G382]=&quot;&quot;;[.H382]=&quot;&quot;);&quot;&quot;;&quot;A Vencer&quot;)))">
            <text:p><text:s text:c="2"/></text:p>
          </table:table-cell>
          <table:table-cell table:style-name="ce41" table:formula="of:=IF([.H382]=&quot;&quot;;&quot;&quot;;[.H382]-[.C382])">
            <text:p/>
          </table:table-cell>
          <table:table-cell table:style-name="ce62" table:formula="of:=IF([.A382]=&quot;&quot;;&quot;&quot;;TEXT(DATE(YEAR([.A382]);MONTH([.A382]);DAY([.A382]));&quot;AAAA&quot;))">
            <text:p/>
          </table:table-cell>
          <table:table-cell table:style-name="ce62" table:formula="of:=IF([.D382]=&quot;&quot;;&quot;&quot;;TEXT(DATE(YEAR([.D382]);MONTH([.D382]);DAY([.D382]));&quot;AAAA&quot;))">
            <text:p/>
          </table:table-cell>
          <table:table-cell table:style-name="ce62" table:formula="of:=IF([.G382]=&quot;&quot;;&quot;&quot;;TEXT(DATE(YEAR([.G382]);MONTH([.G382]);DAY([.G382]));&quot;AAAA&quot;))">
            <text:p/>
          </table:table-cell>
          <table:table-cell table:style-name="ce62" table:formula="of:=IF([.A382]=&quot;&quot;;&quot;&quot;;TEXT(DATE(YEAR([.A382]);MONTH([.A382]);DAY([.A382]));&quot;MMM&quot;))">
            <text:p/>
          </table:table-cell>
          <table:table-cell table:style-name="ce62" table:formula="of:=IF([.D382]=&quot;&quot;;&quot;&quot;;TEXT(DATE(YEAR([.D382]);MONTH([.D382]);DAY([.D382]));&quot;MMM&quot;))">
            <text:p/>
          </table:table-cell>
          <table:table-cell table:style-name="ce62" table:formula="of:=IF([.G382]=&quot;&quot;;&quot;&quot;;TEXT(DATE(YEAR([.G382]);MONTH([.G382]);DAY([.G382]));&quot;MMM&quot;))">
            <text:p/>
          </table:table-cell>
          <table:table-cell table:style-name="ce70" table:formula="of:=IF([.D382]=&quot;&quot;;&quot;&quot;;TEXT(DATE(YEAR([.D382]);MONTH([.D382]);DAY([.D38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3]=&quot;&quot;;&quot;&quot;;VLOOKUP([.K383];[Contas.$A$1:.$C$54];2;0))">
            <text:p><text:s text:c="2"/></text:p>
          </table:table-cell>
          <table:table-cell table:style-name="ce15" table:formula="of:=IF([.K383]=&quot;&quot;;&quot;&quot;;VLOOKUP([.K383];[Contas.$A$1:.$C$54];3;0))">
            <text:p><text:s text:c="2"/></text:p>
          </table:table-cell>
          <table:table-cell table:style-name="ce16" table:formula="of:=IF([.G383]&lt;&gt;&quot;&quot;;&quot;Pago&quot;;IF(AND([.G383]=&quot;&quot;;[.E383]&lt;&gt;&quot;&quot;;[.F383]&lt;&gt;&quot;&quot;;TODAY()&gt;=[.D383]);&quot;Vencido&quot;;IF(AND([.E383]=&quot;&quot;;[.F383]=&quot;&quot;;[.G383]=&quot;&quot;;[.H383]=&quot;&quot;);&quot;&quot;;&quot;A Vencer&quot;)))">
            <text:p><text:s text:c="2"/></text:p>
          </table:table-cell>
          <table:table-cell table:style-name="ce41" table:formula="of:=IF([.H383]=&quot;&quot;;&quot;&quot;;[.H383]-[.C383])">
            <text:p/>
          </table:table-cell>
          <table:table-cell table:style-name="ce62" table:formula="of:=IF([.A383]=&quot;&quot;;&quot;&quot;;TEXT(DATE(YEAR([.A383]);MONTH([.A383]);DAY([.A383]));&quot;AAAA&quot;))">
            <text:p/>
          </table:table-cell>
          <table:table-cell table:style-name="ce62" table:formula="of:=IF([.D383]=&quot;&quot;;&quot;&quot;;TEXT(DATE(YEAR([.D383]);MONTH([.D383]);DAY([.D383]));&quot;AAAA&quot;))">
            <text:p/>
          </table:table-cell>
          <table:table-cell table:style-name="ce62" table:formula="of:=IF([.G383]=&quot;&quot;;&quot;&quot;;TEXT(DATE(YEAR([.G383]);MONTH([.G383]);DAY([.G383]));&quot;AAAA&quot;))">
            <text:p/>
          </table:table-cell>
          <table:table-cell table:style-name="ce62" table:formula="of:=IF([.A383]=&quot;&quot;;&quot;&quot;;TEXT(DATE(YEAR([.A383]);MONTH([.A383]);DAY([.A383]));&quot;MMM&quot;))">
            <text:p/>
          </table:table-cell>
          <table:table-cell table:style-name="ce62" table:formula="of:=IF([.D383]=&quot;&quot;;&quot;&quot;;TEXT(DATE(YEAR([.D383]);MONTH([.D383]);DAY([.D383]));&quot;MMM&quot;))">
            <text:p/>
          </table:table-cell>
          <table:table-cell table:style-name="ce62" table:formula="of:=IF([.G383]=&quot;&quot;;&quot;&quot;;TEXT(DATE(YEAR([.G383]);MONTH([.G383]);DAY([.G383]));&quot;MMM&quot;))">
            <text:p/>
          </table:table-cell>
          <table:table-cell table:style-name="ce70" table:formula="of:=IF([.D383]=&quot;&quot;;&quot;&quot;;TEXT(DATE(YEAR([.D383]);MONTH([.D383]);DAY([.D38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4]=&quot;&quot;;&quot;&quot;;VLOOKUP([.K384];[Contas.$A$1:.$C$54];2;0))">
            <text:p><text:s text:c="2"/></text:p>
          </table:table-cell>
          <table:table-cell table:style-name="ce15" table:formula="of:=IF([.K384]=&quot;&quot;;&quot;&quot;;VLOOKUP([.K384];[Contas.$A$1:.$C$54];3;0))">
            <text:p><text:s text:c="2"/></text:p>
          </table:table-cell>
          <table:table-cell table:style-name="ce16" table:formula="of:=IF([.G384]&lt;&gt;&quot;&quot;;&quot;Pago&quot;;IF(AND([.G384]=&quot;&quot;;[.E384]&lt;&gt;&quot;&quot;;[.F384]&lt;&gt;&quot;&quot;;TODAY()&gt;=[.D384]);&quot;Vencido&quot;;IF(AND([.E384]=&quot;&quot;;[.F384]=&quot;&quot;;[.G384]=&quot;&quot;;[.H384]=&quot;&quot;);&quot;&quot;;&quot;A Vencer&quot;)))">
            <text:p><text:s text:c="2"/></text:p>
          </table:table-cell>
          <table:table-cell table:style-name="ce41" table:formula="of:=IF([.H384]=&quot;&quot;;&quot;&quot;;[.H384]-[.C384])">
            <text:p/>
          </table:table-cell>
          <table:table-cell table:style-name="ce62" table:formula="of:=IF([.A384]=&quot;&quot;;&quot;&quot;;TEXT(DATE(YEAR([.A384]);MONTH([.A384]);DAY([.A384]));&quot;AAAA&quot;))">
            <text:p/>
          </table:table-cell>
          <table:table-cell table:style-name="ce62" table:formula="of:=IF([.D384]=&quot;&quot;;&quot;&quot;;TEXT(DATE(YEAR([.D384]);MONTH([.D384]);DAY([.D384]));&quot;AAAA&quot;))">
            <text:p/>
          </table:table-cell>
          <table:table-cell table:style-name="ce62" table:formula="of:=IF([.G384]=&quot;&quot;;&quot;&quot;;TEXT(DATE(YEAR([.G384]);MONTH([.G384]);DAY([.G384]));&quot;AAAA&quot;))">
            <text:p/>
          </table:table-cell>
          <table:table-cell table:style-name="ce62" table:formula="of:=IF([.A384]=&quot;&quot;;&quot;&quot;;TEXT(DATE(YEAR([.A384]);MONTH([.A384]);DAY([.A384]));&quot;MMM&quot;))">
            <text:p/>
          </table:table-cell>
          <table:table-cell table:style-name="ce62" table:formula="of:=IF([.D384]=&quot;&quot;;&quot;&quot;;TEXT(DATE(YEAR([.D384]);MONTH([.D384]);DAY([.D384]));&quot;MMM&quot;))">
            <text:p/>
          </table:table-cell>
          <table:table-cell table:style-name="ce62" table:formula="of:=IF([.G384]=&quot;&quot;;&quot;&quot;;TEXT(DATE(YEAR([.G384]);MONTH([.G384]);DAY([.G384]));&quot;MMM&quot;))">
            <text:p/>
          </table:table-cell>
          <table:table-cell table:style-name="ce70" table:formula="of:=IF([.D384]=&quot;&quot;;&quot;&quot;;TEXT(DATE(YEAR([.D384]);MONTH([.D384]);DAY([.D38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5]=&quot;&quot;;&quot;&quot;;VLOOKUP([.K385];[Contas.$A$1:.$C$54];2;0))">
            <text:p><text:s text:c="2"/></text:p>
          </table:table-cell>
          <table:table-cell table:style-name="ce15" table:formula="of:=IF([.K385]=&quot;&quot;;&quot;&quot;;VLOOKUP([.K385];[Contas.$A$1:.$C$54];3;0))">
            <text:p><text:s text:c="2"/></text:p>
          </table:table-cell>
          <table:table-cell table:style-name="ce16" table:formula="of:=IF([.G385]&lt;&gt;&quot;&quot;;&quot;Pago&quot;;IF(AND([.G385]=&quot;&quot;;[.E385]&lt;&gt;&quot;&quot;;[.F385]&lt;&gt;&quot;&quot;;TODAY()&gt;=[.D385]);&quot;Vencido&quot;;IF(AND([.E385]=&quot;&quot;;[.F385]=&quot;&quot;;[.G385]=&quot;&quot;;[.H385]=&quot;&quot;);&quot;&quot;;&quot;A Vencer&quot;)))">
            <text:p><text:s text:c="2"/></text:p>
          </table:table-cell>
          <table:table-cell table:style-name="ce41" table:formula="of:=IF([.H385]=&quot;&quot;;&quot;&quot;;[.H385]-[.C385])">
            <text:p/>
          </table:table-cell>
          <table:table-cell table:style-name="ce62" table:formula="of:=IF([.A385]=&quot;&quot;;&quot;&quot;;TEXT(DATE(YEAR([.A385]);MONTH([.A385]);DAY([.A385]));&quot;AAAA&quot;))">
            <text:p/>
          </table:table-cell>
          <table:table-cell table:style-name="ce62" table:formula="of:=IF([.D385]=&quot;&quot;;&quot;&quot;;TEXT(DATE(YEAR([.D385]);MONTH([.D385]);DAY([.D385]));&quot;AAAA&quot;))">
            <text:p/>
          </table:table-cell>
          <table:table-cell table:style-name="ce62" table:formula="of:=IF([.G385]=&quot;&quot;;&quot;&quot;;TEXT(DATE(YEAR([.G385]);MONTH([.G385]);DAY([.G385]));&quot;AAAA&quot;))">
            <text:p/>
          </table:table-cell>
          <table:table-cell table:style-name="ce62" table:formula="of:=IF([.A385]=&quot;&quot;;&quot;&quot;;TEXT(DATE(YEAR([.A385]);MONTH([.A385]);DAY([.A385]));&quot;MMM&quot;))">
            <text:p/>
          </table:table-cell>
          <table:table-cell table:style-name="ce62" table:formula="of:=IF([.D385]=&quot;&quot;;&quot;&quot;;TEXT(DATE(YEAR([.D385]);MONTH([.D385]);DAY([.D385]));&quot;MMM&quot;))">
            <text:p/>
          </table:table-cell>
          <table:table-cell table:style-name="ce62" table:formula="of:=IF([.G385]=&quot;&quot;;&quot;&quot;;TEXT(DATE(YEAR([.G385]);MONTH([.G385]);DAY([.G385]));&quot;MMM&quot;))">
            <text:p/>
          </table:table-cell>
          <table:table-cell table:style-name="ce70" table:formula="of:=IF([.D385]=&quot;&quot;;&quot;&quot;;TEXT(DATE(YEAR([.D385]);MONTH([.D385]);DAY([.D38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6]=&quot;&quot;;&quot;&quot;;VLOOKUP([.K386];[Contas.$A$1:.$C$54];2;0))">
            <text:p><text:s text:c="2"/></text:p>
          </table:table-cell>
          <table:table-cell table:style-name="ce15" table:formula="of:=IF([.K386]=&quot;&quot;;&quot;&quot;;VLOOKUP([.K386];[Contas.$A$1:.$C$54];3;0))">
            <text:p><text:s text:c="2"/></text:p>
          </table:table-cell>
          <table:table-cell table:style-name="ce16" table:formula="of:=IF([.G386]&lt;&gt;&quot;&quot;;&quot;Pago&quot;;IF(AND([.G386]=&quot;&quot;;[.E386]&lt;&gt;&quot;&quot;;[.F386]&lt;&gt;&quot;&quot;;TODAY()&gt;=[.D386]);&quot;Vencido&quot;;IF(AND([.E386]=&quot;&quot;;[.F386]=&quot;&quot;;[.G386]=&quot;&quot;;[.H386]=&quot;&quot;);&quot;&quot;;&quot;A Vencer&quot;)))">
            <text:p><text:s text:c="2"/></text:p>
          </table:table-cell>
          <table:table-cell table:style-name="ce41" table:formula="of:=IF([.H386]=&quot;&quot;;&quot;&quot;;[.H386]-[.C386])">
            <text:p/>
          </table:table-cell>
          <table:table-cell table:style-name="ce62" table:formula="of:=IF([.A386]=&quot;&quot;;&quot;&quot;;TEXT(DATE(YEAR([.A386]);MONTH([.A386]);DAY([.A386]));&quot;AAAA&quot;))">
            <text:p/>
          </table:table-cell>
          <table:table-cell table:style-name="ce62" table:formula="of:=IF([.D386]=&quot;&quot;;&quot;&quot;;TEXT(DATE(YEAR([.D386]);MONTH([.D386]);DAY([.D386]));&quot;AAAA&quot;))">
            <text:p/>
          </table:table-cell>
          <table:table-cell table:style-name="ce62" table:formula="of:=IF([.G386]=&quot;&quot;;&quot;&quot;;TEXT(DATE(YEAR([.G386]);MONTH([.G386]);DAY([.G386]));&quot;AAAA&quot;))">
            <text:p/>
          </table:table-cell>
          <table:table-cell table:style-name="ce62" table:formula="of:=IF([.A386]=&quot;&quot;;&quot;&quot;;TEXT(DATE(YEAR([.A386]);MONTH([.A386]);DAY([.A386]));&quot;MMM&quot;))">
            <text:p/>
          </table:table-cell>
          <table:table-cell table:style-name="ce62" table:formula="of:=IF([.D386]=&quot;&quot;;&quot;&quot;;TEXT(DATE(YEAR([.D386]);MONTH([.D386]);DAY([.D386]));&quot;MMM&quot;))">
            <text:p/>
          </table:table-cell>
          <table:table-cell table:style-name="ce62" table:formula="of:=IF([.G386]=&quot;&quot;;&quot;&quot;;TEXT(DATE(YEAR([.G386]);MONTH([.G386]);DAY([.G386]));&quot;MMM&quot;))">
            <text:p/>
          </table:table-cell>
          <table:table-cell table:style-name="ce70" table:formula="of:=IF([.D386]=&quot;&quot;;&quot;&quot;;TEXT(DATE(YEAR([.D386]);MONTH([.D386]);DAY([.D38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7]=&quot;&quot;;&quot;&quot;;VLOOKUP([.K387];[Contas.$A$1:.$C$54];2;0))">
            <text:p><text:s text:c="2"/></text:p>
          </table:table-cell>
          <table:table-cell table:style-name="ce15" table:formula="of:=IF([.K387]=&quot;&quot;;&quot;&quot;;VLOOKUP([.K387];[Contas.$A$1:.$C$54];3;0))">
            <text:p><text:s text:c="2"/></text:p>
          </table:table-cell>
          <table:table-cell table:style-name="ce16" table:formula="of:=IF([.G387]&lt;&gt;&quot;&quot;;&quot;Pago&quot;;IF(AND([.G387]=&quot;&quot;;[.E387]&lt;&gt;&quot;&quot;;[.F387]&lt;&gt;&quot;&quot;;TODAY()&gt;=[.D387]);&quot;Vencido&quot;;IF(AND([.E387]=&quot;&quot;;[.F387]=&quot;&quot;;[.G387]=&quot;&quot;;[.H387]=&quot;&quot;);&quot;&quot;;&quot;A Vencer&quot;)))">
            <text:p><text:s text:c="2"/></text:p>
          </table:table-cell>
          <table:table-cell table:style-name="ce41" table:formula="of:=IF([.H387]=&quot;&quot;;&quot;&quot;;[.H387]-[.C387])">
            <text:p/>
          </table:table-cell>
          <table:table-cell table:style-name="ce62" table:formula="of:=IF([.A387]=&quot;&quot;;&quot;&quot;;TEXT(DATE(YEAR([.A387]);MONTH([.A387]);DAY([.A387]));&quot;AAAA&quot;))">
            <text:p/>
          </table:table-cell>
          <table:table-cell table:style-name="ce62" table:formula="of:=IF([.D387]=&quot;&quot;;&quot;&quot;;TEXT(DATE(YEAR([.D387]);MONTH([.D387]);DAY([.D387]));&quot;AAAA&quot;))">
            <text:p/>
          </table:table-cell>
          <table:table-cell table:style-name="ce62" table:formula="of:=IF([.G387]=&quot;&quot;;&quot;&quot;;TEXT(DATE(YEAR([.G387]);MONTH([.G387]);DAY([.G387]));&quot;AAAA&quot;))">
            <text:p/>
          </table:table-cell>
          <table:table-cell table:style-name="ce62" table:formula="of:=IF([.A387]=&quot;&quot;;&quot;&quot;;TEXT(DATE(YEAR([.A387]);MONTH([.A387]);DAY([.A387]));&quot;MMM&quot;))">
            <text:p/>
          </table:table-cell>
          <table:table-cell table:style-name="ce62" table:formula="of:=IF([.D387]=&quot;&quot;;&quot;&quot;;TEXT(DATE(YEAR([.D387]);MONTH([.D387]);DAY([.D387]));&quot;MMM&quot;))">
            <text:p/>
          </table:table-cell>
          <table:table-cell table:style-name="ce62" table:formula="of:=IF([.G387]=&quot;&quot;;&quot;&quot;;TEXT(DATE(YEAR([.G387]);MONTH([.G387]);DAY([.G387]));&quot;MMM&quot;))">
            <text:p/>
          </table:table-cell>
          <table:table-cell table:style-name="ce70" table:formula="of:=IF([.D387]=&quot;&quot;;&quot;&quot;;TEXT(DATE(YEAR([.D387]);MONTH([.D387]);DAY([.D38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8]=&quot;&quot;;&quot;&quot;;VLOOKUP([.K388];[Contas.$A$1:.$C$54];2;0))">
            <text:p><text:s text:c="2"/></text:p>
          </table:table-cell>
          <table:table-cell table:style-name="ce15" table:formula="of:=IF([.K388]=&quot;&quot;;&quot;&quot;;VLOOKUP([.K388];[Contas.$A$1:.$C$54];3;0))">
            <text:p><text:s text:c="2"/></text:p>
          </table:table-cell>
          <table:table-cell table:style-name="ce16" table:formula="of:=IF([.G388]&lt;&gt;&quot;&quot;;&quot;Pago&quot;;IF(AND([.G388]=&quot;&quot;;[.E388]&lt;&gt;&quot;&quot;;[.F388]&lt;&gt;&quot;&quot;;TODAY()&gt;=[.D388]);&quot;Vencido&quot;;IF(AND([.E388]=&quot;&quot;;[.F388]=&quot;&quot;;[.G388]=&quot;&quot;;[.H388]=&quot;&quot;);&quot;&quot;;&quot;A Vencer&quot;)))">
            <text:p><text:s text:c="2"/></text:p>
          </table:table-cell>
          <table:table-cell table:style-name="ce41" table:formula="of:=IF([.H388]=&quot;&quot;;&quot;&quot;;[.H388]-[.C388])">
            <text:p/>
          </table:table-cell>
          <table:table-cell table:style-name="ce62" table:formula="of:=IF([.A388]=&quot;&quot;;&quot;&quot;;TEXT(DATE(YEAR([.A388]);MONTH([.A388]);DAY([.A388]));&quot;AAAA&quot;))">
            <text:p/>
          </table:table-cell>
          <table:table-cell table:style-name="ce62" table:formula="of:=IF([.D388]=&quot;&quot;;&quot;&quot;;TEXT(DATE(YEAR([.D388]);MONTH([.D388]);DAY([.D388]));&quot;AAAA&quot;))">
            <text:p/>
          </table:table-cell>
          <table:table-cell table:style-name="ce62" table:formula="of:=IF([.G388]=&quot;&quot;;&quot;&quot;;TEXT(DATE(YEAR([.G388]);MONTH([.G388]);DAY([.G388]));&quot;AAAA&quot;))">
            <text:p/>
          </table:table-cell>
          <table:table-cell table:style-name="ce62" table:formula="of:=IF([.A388]=&quot;&quot;;&quot;&quot;;TEXT(DATE(YEAR([.A388]);MONTH([.A388]);DAY([.A388]));&quot;MMM&quot;))">
            <text:p/>
          </table:table-cell>
          <table:table-cell table:style-name="ce62" table:formula="of:=IF([.D388]=&quot;&quot;;&quot;&quot;;TEXT(DATE(YEAR([.D388]);MONTH([.D388]);DAY([.D388]));&quot;MMM&quot;))">
            <text:p/>
          </table:table-cell>
          <table:table-cell table:style-name="ce62" table:formula="of:=IF([.G388]=&quot;&quot;;&quot;&quot;;TEXT(DATE(YEAR([.G388]);MONTH([.G388]);DAY([.G388]));&quot;MMM&quot;))">
            <text:p/>
          </table:table-cell>
          <table:table-cell table:style-name="ce70" table:formula="of:=IF([.D388]=&quot;&quot;;&quot;&quot;;TEXT(DATE(YEAR([.D388]);MONTH([.D388]);DAY([.D38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89]=&quot;&quot;;&quot;&quot;;VLOOKUP([.K389];[Contas.$A$1:.$C$54];2;0))">
            <text:p><text:s text:c="2"/></text:p>
          </table:table-cell>
          <table:table-cell table:style-name="ce15" table:formula="of:=IF([.K389]=&quot;&quot;;&quot;&quot;;VLOOKUP([.K389];[Contas.$A$1:.$C$54];3;0))">
            <text:p><text:s text:c="2"/></text:p>
          </table:table-cell>
          <table:table-cell table:style-name="ce16" table:formula="of:=IF([.G389]&lt;&gt;&quot;&quot;;&quot;Pago&quot;;IF(AND([.G389]=&quot;&quot;;[.E389]&lt;&gt;&quot;&quot;;[.F389]&lt;&gt;&quot;&quot;;TODAY()&gt;=[.D389]);&quot;Vencido&quot;;IF(AND([.E389]=&quot;&quot;;[.F389]=&quot;&quot;;[.G389]=&quot;&quot;;[.H389]=&quot;&quot;);&quot;&quot;;&quot;A Vencer&quot;)))">
            <text:p><text:s text:c="2"/></text:p>
          </table:table-cell>
          <table:table-cell table:style-name="ce41" table:formula="of:=IF([.H389]=&quot;&quot;;&quot;&quot;;[.H389]-[.C389])">
            <text:p/>
          </table:table-cell>
          <table:table-cell table:style-name="ce62" table:formula="of:=IF([.A389]=&quot;&quot;;&quot;&quot;;TEXT(DATE(YEAR([.A389]);MONTH([.A389]);DAY([.A389]));&quot;AAAA&quot;))">
            <text:p/>
          </table:table-cell>
          <table:table-cell table:style-name="ce62" table:formula="of:=IF([.D389]=&quot;&quot;;&quot;&quot;;TEXT(DATE(YEAR([.D389]);MONTH([.D389]);DAY([.D389]));&quot;AAAA&quot;))">
            <text:p/>
          </table:table-cell>
          <table:table-cell table:style-name="ce62" table:formula="of:=IF([.G389]=&quot;&quot;;&quot;&quot;;TEXT(DATE(YEAR([.G389]);MONTH([.G389]);DAY([.G389]));&quot;AAAA&quot;))">
            <text:p/>
          </table:table-cell>
          <table:table-cell table:style-name="ce62" table:formula="of:=IF([.A389]=&quot;&quot;;&quot;&quot;;TEXT(DATE(YEAR([.A389]);MONTH([.A389]);DAY([.A389]));&quot;MMM&quot;))">
            <text:p/>
          </table:table-cell>
          <table:table-cell table:style-name="ce62" table:formula="of:=IF([.D389]=&quot;&quot;;&quot;&quot;;TEXT(DATE(YEAR([.D389]);MONTH([.D389]);DAY([.D389]));&quot;MMM&quot;))">
            <text:p/>
          </table:table-cell>
          <table:table-cell table:style-name="ce62" table:formula="of:=IF([.G389]=&quot;&quot;;&quot;&quot;;TEXT(DATE(YEAR([.G389]);MONTH([.G389]);DAY([.G389]));&quot;MMM&quot;))">
            <text:p/>
          </table:table-cell>
          <table:table-cell table:style-name="ce70" table:formula="of:=IF([.D389]=&quot;&quot;;&quot;&quot;;TEXT(DATE(YEAR([.D389]);MONTH([.D389]);DAY([.D38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0]=&quot;&quot;;&quot;&quot;;VLOOKUP([.K390];[Contas.$A$1:.$C$54];2;0))">
            <text:p><text:s text:c="2"/></text:p>
          </table:table-cell>
          <table:table-cell table:style-name="ce15" table:formula="of:=IF([.K390]=&quot;&quot;;&quot;&quot;;VLOOKUP([.K390];[Contas.$A$1:.$C$54];3;0))">
            <text:p><text:s text:c="2"/></text:p>
          </table:table-cell>
          <table:table-cell table:style-name="ce16" table:formula="of:=IF([.G390]&lt;&gt;&quot;&quot;;&quot;Pago&quot;;IF(AND([.G390]=&quot;&quot;;[.E390]&lt;&gt;&quot;&quot;;[.F390]&lt;&gt;&quot;&quot;;TODAY()&gt;=[.D390]);&quot;Vencido&quot;;IF(AND([.E390]=&quot;&quot;;[.F390]=&quot;&quot;;[.G390]=&quot;&quot;;[.H390]=&quot;&quot;);&quot;&quot;;&quot;A Vencer&quot;)))">
            <text:p><text:s text:c="2"/></text:p>
          </table:table-cell>
          <table:table-cell table:style-name="ce41" table:formula="of:=IF([.H390]=&quot;&quot;;&quot;&quot;;[.H390]-[.C390])">
            <text:p/>
          </table:table-cell>
          <table:table-cell table:style-name="ce62" table:formula="of:=IF([.A390]=&quot;&quot;;&quot;&quot;;TEXT(DATE(YEAR([.A390]);MONTH([.A390]);DAY([.A390]));&quot;AAAA&quot;))">
            <text:p/>
          </table:table-cell>
          <table:table-cell table:style-name="ce62" table:formula="of:=IF([.D390]=&quot;&quot;;&quot;&quot;;TEXT(DATE(YEAR([.D390]);MONTH([.D390]);DAY([.D390]));&quot;AAAA&quot;))">
            <text:p/>
          </table:table-cell>
          <table:table-cell table:style-name="ce62" table:formula="of:=IF([.G390]=&quot;&quot;;&quot;&quot;;TEXT(DATE(YEAR([.G390]);MONTH([.G390]);DAY([.G390]));&quot;AAAA&quot;))">
            <text:p/>
          </table:table-cell>
          <table:table-cell table:style-name="ce62" table:formula="of:=IF([.A390]=&quot;&quot;;&quot;&quot;;TEXT(DATE(YEAR([.A390]);MONTH([.A390]);DAY([.A390]));&quot;MMM&quot;))">
            <text:p/>
          </table:table-cell>
          <table:table-cell table:style-name="ce62" table:formula="of:=IF([.D390]=&quot;&quot;;&quot;&quot;;TEXT(DATE(YEAR([.D390]);MONTH([.D390]);DAY([.D390]));&quot;MMM&quot;))">
            <text:p/>
          </table:table-cell>
          <table:table-cell table:style-name="ce62" table:formula="of:=IF([.G390]=&quot;&quot;;&quot;&quot;;TEXT(DATE(YEAR([.G390]);MONTH([.G390]);DAY([.G390]));&quot;MMM&quot;))">
            <text:p/>
          </table:table-cell>
          <table:table-cell table:style-name="ce70" table:formula="of:=IF([.D390]=&quot;&quot;;&quot;&quot;;TEXT(DATE(YEAR([.D390]);MONTH([.D390]);DAY([.D39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1]=&quot;&quot;;&quot;&quot;;VLOOKUP([.K391];[Contas.$A$1:.$C$54];2;0))">
            <text:p><text:s text:c="2"/></text:p>
          </table:table-cell>
          <table:table-cell table:style-name="ce15" table:formula="of:=IF([.K391]=&quot;&quot;;&quot;&quot;;VLOOKUP([.K391];[Contas.$A$1:.$C$54];3;0))">
            <text:p><text:s text:c="2"/></text:p>
          </table:table-cell>
          <table:table-cell table:style-name="ce16" table:formula="of:=IF([.G391]&lt;&gt;&quot;&quot;;&quot;Pago&quot;;IF(AND([.G391]=&quot;&quot;;[.E391]&lt;&gt;&quot;&quot;;[.F391]&lt;&gt;&quot;&quot;;TODAY()&gt;=[.D391]);&quot;Vencido&quot;;IF(AND([.E391]=&quot;&quot;;[.F391]=&quot;&quot;;[.G391]=&quot;&quot;;[.H391]=&quot;&quot;);&quot;&quot;;&quot;A Vencer&quot;)))">
            <text:p><text:s text:c="2"/></text:p>
          </table:table-cell>
          <table:table-cell table:style-name="ce41" table:formula="of:=IF([.H391]=&quot;&quot;;&quot;&quot;;[.H391]-[.C391])">
            <text:p/>
          </table:table-cell>
          <table:table-cell table:style-name="ce62" table:formula="of:=IF([.A391]=&quot;&quot;;&quot;&quot;;TEXT(DATE(YEAR([.A391]);MONTH([.A391]);DAY([.A391]));&quot;AAAA&quot;))">
            <text:p/>
          </table:table-cell>
          <table:table-cell table:style-name="ce62" table:formula="of:=IF([.D391]=&quot;&quot;;&quot;&quot;;TEXT(DATE(YEAR([.D391]);MONTH([.D391]);DAY([.D391]));&quot;AAAA&quot;))">
            <text:p/>
          </table:table-cell>
          <table:table-cell table:style-name="ce62" table:formula="of:=IF([.G391]=&quot;&quot;;&quot;&quot;;TEXT(DATE(YEAR([.G391]);MONTH([.G391]);DAY([.G391]));&quot;AAAA&quot;))">
            <text:p/>
          </table:table-cell>
          <table:table-cell table:style-name="ce62" table:formula="of:=IF([.A391]=&quot;&quot;;&quot;&quot;;TEXT(DATE(YEAR([.A391]);MONTH([.A391]);DAY([.A391]));&quot;MMM&quot;))">
            <text:p/>
          </table:table-cell>
          <table:table-cell table:style-name="ce62" table:formula="of:=IF([.D391]=&quot;&quot;;&quot;&quot;;TEXT(DATE(YEAR([.D391]);MONTH([.D391]);DAY([.D391]));&quot;MMM&quot;))">
            <text:p/>
          </table:table-cell>
          <table:table-cell table:style-name="ce62" table:formula="of:=IF([.G391]=&quot;&quot;;&quot;&quot;;TEXT(DATE(YEAR([.G391]);MONTH([.G391]);DAY([.G391]));&quot;MMM&quot;))">
            <text:p/>
          </table:table-cell>
          <table:table-cell table:style-name="ce70" table:formula="of:=IF([.D391]=&quot;&quot;;&quot;&quot;;TEXT(DATE(YEAR([.D391]);MONTH([.D391]);DAY([.D391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2]=&quot;&quot;;&quot;&quot;;VLOOKUP([.K392];[Contas.$A$1:.$C$54];2;0))">
            <text:p><text:s text:c="2"/></text:p>
          </table:table-cell>
          <table:table-cell table:style-name="ce15" table:formula="of:=IF([.K392]=&quot;&quot;;&quot;&quot;;VLOOKUP([.K392];[Contas.$A$1:.$C$54];3;0))">
            <text:p><text:s text:c="2"/></text:p>
          </table:table-cell>
          <table:table-cell table:style-name="ce16" table:formula="of:=IF([.G392]&lt;&gt;&quot;&quot;;&quot;Pago&quot;;IF(AND([.G392]=&quot;&quot;;[.E392]&lt;&gt;&quot;&quot;;[.F392]&lt;&gt;&quot;&quot;;TODAY()&gt;=[.D392]);&quot;Vencido&quot;;IF(AND([.E392]=&quot;&quot;;[.F392]=&quot;&quot;;[.G392]=&quot;&quot;;[.H392]=&quot;&quot;);&quot;&quot;;&quot;A Vencer&quot;)))">
            <text:p><text:s text:c="2"/></text:p>
          </table:table-cell>
          <table:table-cell table:style-name="ce41" table:formula="of:=IF([.H392]=&quot;&quot;;&quot;&quot;;[.H392]-[.C392])">
            <text:p/>
          </table:table-cell>
          <table:table-cell table:style-name="ce62" table:formula="of:=IF([.A392]=&quot;&quot;;&quot;&quot;;TEXT(DATE(YEAR([.A392]);MONTH([.A392]);DAY([.A392]));&quot;AAAA&quot;))">
            <text:p/>
          </table:table-cell>
          <table:table-cell table:style-name="ce62" table:formula="of:=IF([.D392]=&quot;&quot;;&quot;&quot;;TEXT(DATE(YEAR([.D392]);MONTH([.D392]);DAY([.D392]));&quot;AAAA&quot;))">
            <text:p/>
          </table:table-cell>
          <table:table-cell table:style-name="ce62" table:formula="of:=IF([.G392]=&quot;&quot;;&quot;&quot;;TEXT(DATE(YEAR([.G392]);MONTH([.G392]);DAY([.G392]));&quot;AAAA&quot;))">
            <text:p/>
          </table:table-cell>
          <table:table-cell table:style-name="ce62" table:formula="of:=IF([.A392]=&quot;&quot;;&quot;&quot;;TEXT(DATE(YEAR([.A392]);MONTH([.A392]);DAY([.A392]));&quot;MMM&quot;))">
            <text:p/>
          </table:table-cell>
          <table:table-cell table:style-name="ce62" table:formula="of:=IF([.D392]=&quot;&quot;;&quot;&quot;;TEXT(DATE(YEAR([.D392]);MONTH([.D392]);DAY([.D392]));&quot;MMM&quot;))">
            <text:p/>
          </table:table-cell>
          <table:table-cell table:style-name="ce62" table:formula="of:=IF([.G392]=&quot;&quot;;&quot;&quot;;TEXT(DATE(YEAR([.G392]);MONTH([.G392]);DAY([.G392]));&quot;MMM&quot;))">
            <text:p/>
          </table:table-cell>
          <table:table-cell table:style-name="ce70" table:formula="of:=IF([.D392]=&quot;&quot;;&quot;&quot;;TEXT(DATE(YEAR([.D392]);MONTH([.D392]);DAY([.D39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3]=&quot;&quot;;&quot;&quot;;VLOOKUP([.K393];[Contas.$A$1:.$C$54];2;0))">
            <text:p><text:s text:c="2"/></text:p>
          </table:table-cell>
          <table:table-cell table:style-name="ce15" table:formula="of:=IF([.K393]=&quot;&quot;;&quot;&quot;;VLOOKUP([.K393];[Contas.$A$1:.$C$54];3;0))">
            <text:p><text:s text:c="2"/></text:p>
          </table:table-cell>
          <table:table-cell table:style-name="ce16" table:formula="of:=IF([.G393]&lt;&gt;&quot;&quot;;&quot;Pago&quot;;IF(AND([.G393]=&quot;&quot;;[.E393]&lt;&gt;&quot;&quot;;[.F393]&lt;&gt;&quot;&quot;;TODAY()&gt;=[.D393]);&quot;Vencido&quot;;IF(AND([.E393]=&quot;&quot;;[.F393]=&quot;&quot;;[.G393]=&quot;&quot;;[.H393]=&quot;&quot;);&quot;&quot;;&quot;A Vencer&quot;)))">
            <text:p><text:s text:c="2"/></text:p>
          </table:table-cell>
          <table:table-cell table:style-name="ce41" table:formula="of:=IF([.H393]=&quot;&quot;;&quot;&quot;;[.H393]-[.C393])">
            <text:p/>
          </table:table-cell>
          <table:table-cell table:style-name="ce62" table:formula="of:=IF([.A393]=&quot;&quot;;&quot;&quot;;TEXT(DATE(YEAR([.A393]);MONTH([.A393]);DAY([.A393]));&quot;AAAA&quot;))">
            <text:p/>
          </table:table-cell>
          <table:table-cell table:style-name="ce62" table:formula="of:=IF([.D393]=&quot;&quot;;&quot;&quot;;TEXT(DATE(YEAR([.D393]);MONTH([.D393]);DAY([.D393]));&quot;AAAA&quot;))">
            <text:p/>
          </table:table-cell>
          <table:table-cell table:style-name="ce62" table:formula="of:=IF([.G393]=&quot;&quot;;&quot;&quot;;TEXT(DATE(YEAR([.G393]);MONTH([.G393]);DAY([.G393]));&quot;AAAA&quot;))">
            <text:p/>
          </table:table-cell>
          <table:table-cell table:style-name="ce62" table:formula="of:=IF([.A393]=&quot;&quot;;&quot;&quot;;TEXT(DATE(YEAR([.A393]);MONTH([.A393]);DAY([.A393]));&quot;MMM&quot;))">
            <text:p/>
          </table:table-cell>
          <table:table-cell table:style-name="ce62" table:formula="of:=IF([.D393]=&quot;&quot;;&quot;&quot;;TEXT(DATE(YEAR([.D393]);MONTH([.D393]);DAY([.D393]));&quot;MMM&quot;))">
            <text:p/>
          </table:table-cell>
          <table:table-cell table:style-name="ce62" table:formula="of:=IF([.G393]=&quot;&quot;;&quot;&quot;;TEXT(DATE(YEAR([.G393]);MONTH([.G393]);DAY([.G393]));&quot;MMM&quot;))">
            <text:p/>
          </table:table-cell>
          <table:table-cell table:style-name="ce70" table:formula="of:=IF([.D393]=&quot;&quot;;&quot;&quot;;TEXT(DATE(YEAR([.D393]);MONTH([.D393]);DAY([.D39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4]=&quot;&quot;;&quot;&quot;;VLOOKUP([.K394];[Contas.$A$1:.$C$54];2;0))">
            <text:p><text:s text:c="2"/></text:p>
          </table:table-cell>
          <table:table-cell table:style-name="ce15" table:formula="of:=IF([.K394]=&quot;&quot;;&quot;&quot;;VLOOKUP([.K394];[Contas.$A$1:.$C$54];3;0))">
            <text:p><text:s text:c="2"/></text:p>
          </table:table-cell>
          <table:table-cell table:style-name="ce16" table:formula="of:=IF([.G394]&lt;&gt;&quot;&quot;;&quot;Pago&quot;;IF(AND([.G394]=&quot;&quot;;[.E394]&lt;&gt;&quot;&quot;;[.F394]&lt;&gt;&quot;&quot;;TODAY()&gt;=[.D394]);&quot;Vencido&quot;;IF(AND([.E394]=&quot;&quot;;[.F394]=&quot;&quot;;[.G394]=&quot;&quot;;[.H394]=&quot;&quot;);&quot;&quot;;&quot;A Vencer&quot;)))">
            <text:p><text:s text:c="2"/></text:p>
          </table:table-cell>
          <table:table-cell table:style-name="ce41" table:formula="of:=IF([.H394]=&quot;&quot;;&quot;&quot;;[.H394]-[.C394])">
            <text:p/>
          </table:table-cell>
          <table:table-cell table:style-name="ce62" table:formula="of:=IF([.A394]=&quot;&quot;;&quot;&quot;;TEXT(DATE(YEAR([.A394]);MONTH([.A394]);DAY([.A394]));&quot;AAAA&quot;))">
            <text:p/>
          </table:table-cell>
          <table:table-cell table:style-name="ce62" table:formula="of:=IF([.D394]=&quot;&quot;;&quot;&quot;;TEXT(DATE(YEAR([.D394]);MONTH([.D394]);DAY([.D394]));&quot;AAAA&quot;))">
            <text:p/>
          </table:table-cell>
          <table:table-cell table:style-name="ce62" table:formula="of:=IF([.G394]=&quot;&quot;;&quot;&quot;;TEXT(DATE(YEAR([.G394]);MONTH([.G394]);DAY([.G394]));&quot;AAAA&quot;))">
            <text:p/>
          </table:table-cell>
          <table:table-cell table:style-name="ce62" table:formula="of:=IF([.A394]=&quot;&quot;;&quot;&quot;;TEXT(DATE(YEAR([.A394]);MONTH([.A394]);DAY([.A394]));&quot;MMM&quot;))">
            <text:p/>
          </table:table-cell>
          <table:table-cell table:style-name="ce62" table:formula="of:=IF([.D394]=&quot;&quot;;&quot;&quot;;TEXT(DATE(YEAR([.D394]);MONTH([.D394]);DAY([.D394]));&quot;MMM&quot;))">
            <text:p/>
          </table:table-cell>
          <table:table-cell table:style-name="ce62" table:formula="of:=IF([.G394]=&quot;&quot;;&quot;&quot;;TEXT(DATE(YEAR([.G394]);MONTH([.G394]);DAY([.G394]));&quot;MMM&quot;))">
            <text:p/>
          </table:table-cell>
          <table:table-cell table:style-name="ce70" table:formula="of:=IF([.D394]=&quot;&quot;;&quot;&quot;;TEXT(DATE(YEAR([.D394]);MONTH([.D394]);DAY([.D39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5]=&quot;&quot;;&quot;&quot;;VLOOKUP([.K395];[Contas.$A$1:.$C$54];2;0))">
            <text:p><text:s text:c="2"/></text:p>
          </table:table-cell>
          <table:table-cell table:style-name="ce15" table:formula="of:=IF([.K395]=&quot;&quot;;&quot;&quot;;VLOOKUP([.K395];[Contas.$A$1:.$C$54];3;0))">
            <text:p><text:s text:c="2"/></text:p>
          </table:table-cell>
          <table:table-cell table:style-name="ce16" table:formula="of:=IF([.G395]&lt;&gt;&quot;&quot;;&quot;Pago&quot;;IF(AND([.G395]=&quot;&quot;;[.E395]&lt;&gt;&quot;&quot;;[.F395]&lt;&gt;&quot;&quot;;TODAY()&gt;=[.D395]);&quot;Vencido&quot;;IF(AND([.E395]=&quot;&quot;;[.F395]=&quot;&quot;;[.G395]=&quot;&quot;;[.H395]=&quot;&quot;);&quot;&quot;;&quot;A Vencer&quot;)))">
            <text:p><text:s text:c="2"/></text:p>
          </table:table-cell>
          <table:table-cell table:style-name="ce41" table:formula="of:=IF([.H395]=&quot;&quot;;&quot;&quot;;[.H395]-[.C395])">
            <text:p/>
          </table:table-cell>
          <table:table-cell table:style-name="ce62" table:formula="of:=IF([.A395]=&quot;&quot;;&quot;&quot;;TEXT(DATE(YEAR([.A395]);MONTH([.A395]);DAY([.A395]));&quot;AAAA&quot;))">
            <text:p/>
          </table:table-cell>
          <table:table-cell table:style-name="ce62" table:formula="of:=IF([.D395]=&quot;&quot;;&quot;&quot;;TEXT(DATE(YEAR([.D395]);MONTH([.D395]);DAY([.D395]));&quot;AAAA&quot;))">
            <text:p/>
          </table:table-cell>
          <table:table-cell table:style-name="ce62" table:formula="of:=IF([.G395]=&quot;&quot;;&quot;&quot;;TEXT(DATE(YEAR([.G395]);MONTH([.G395]);DAY([.G395]));&quot;AAAA&quot;))">
            <text:p/>
          </table:table-cell>
          <table:table-cell table:style-name="ce62" table:formula="of:=IF([.A395]=&quot;&quot;;&quot;&quot;;TEXT(DATE(YEAR([.A395]);MONTH([.A395]);DAY([.A395]));&quot;MMM&quot;))">
            <text:p/>
          </table:table-cell>
          <table:table-cell table:style-name="ce62" table:formula="of:=IF([.D395]=&quot;&quot;;&quot;&quot;;TEXT(DATE(YEAR([.D395]);MONTH([.D395]);DAY([.D395]));&quot;MMM&quot;))">
            <text:p/>
          </table:table-cell>
          <table:table-cell table:style-name="ce62" table:formula="of:=IF([.G395]=&quot;&quot;;&quot;&quot;;TEXT(DATE(YEAR([.G395]);MONTH([.G395]);DAY([.G395]));&quot;MMM&quot;))">
            <text:p/>
          </table:table-cell>
          <table:table-cell table:style-name="ce70" table:formula="of:=IF([.D395]=&quot;&quot;;&quot;&quot;;TEXT(DATE(YEAR([.D395]);MONTH([.D395]);DAY([.D395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6]=&quot;&quot;;&quot;&quot;;VLOOKUP([.K396];[Contas.$A$1:.$C$54];2;0))">
            <text:p><text:s text:c="2"/></text:p>
          </table:table-cell>
          <table:table-cell table:style-name="ce15" table:formula="of:=IF([.K396]=&quot;&quot;;&quot;&quot;;VLOOKUP([.K396];[Contas.$A$1:.$C$54];3;0))">
            <text:p><text:s text:c="2"/></text:p>
          </table:table-cell>
          <table:table-cell table:style-name="ce16" table:formula="of:=IF([.G396]&lt;&gt;&quot;&quot;;&quot;Pago&quot;;IF(AND([.G396]=&quot;&quot;;[.E396]&lt;&gt;&quot;&quot;;[.F396]&lt;&gt;&quot;&quot;;TODAY()&gt;=[.D396]);&quot;Vencido&quot;;IF(AND([.E396]=&quot;&quot;;[.F396]=&quot;&quot;;[.G396]=&quot;&quot;;[.H396]=&quot;&quot;);&quot;&quot;;&quot;A Vencer&quot;)))">
            <text:p><text:s text:c="2"/></text:p>
          </table:table-cell>
          <table:table-cell table:style-name="ce41" table:formula="of:=IF([.H396]=&quot;&quot;;&quot;&quot;;[.H396]-[.C396])">
            <text:p/>
          </table:table-cell>
          <table:table-cell table:style-name="ce62" table:formula="of:=IF([.A396]=&quot;&quot;;&quot;&quot;;TEXT(DATE(YEAR([.A396]);MONTH([.A396]);DAY([.A396]));&quot;AAAA&quot;))">
            <text:p/>
          </table:table-cell>
          <table:table-cell table:style-name="ce62" table:formula="of:=IF([.D396]=&quot;&quot;;&quot;&quot;;TEXT(DATE(YEAR([.D396]);MONTH([.D396]);DAY([.D396]));&quot;AAAA&quot;))">
            <text:p/>
          </table:table-cell>
          <table:table-cell table:style-name="ce62" table:formula="of:=IF([.G396]=&quot;&quot;;&quot;&quot;;TEXT(DATE(YEAR([.G396]);MONTH([.G396]);DAY([.G396]));&quot;AAAA&quot;))">
            <text:p/>
          </table:table-cell>
          <table:table-cell table:style-name="ce62" table:formula="of:=IF([.A396]=&quot;&quot;;&quot;&quot;;TEXT(DATE(YEAR([.A396]);MONTH([.A396]);DAY([.A396]));&quot;MMM&quot;))">
            <text:p/>
          </table:table-cell>
          <table:table-cell table:style-name="ce62" table:formula="of:=IF([.D396]=&quot;&quot;;&quot;&quot;;TEXT(DATE(YEAR([.D396]);MONTH([.D396]);DAY([.D396]));&quot;MMM&quot;))">
            <text:p/>
          </table:table-cell>
          <table:table-cell table:style-name="ce62" table:formula="of:=IF([.G396]=&quot;&quot;;&quot;&quot;;TEXT(DATE(YEAR([.G396]);MONTH([.G396]);DAY([.G396]));&quot;MMM&quot;))">
            <text:p/>
          </table:table-cell>
          <table:table-cell table:style-name="ce70" table:formula="of:=IF([.D396]=&quot;&quot;;&quot;&quot;;TEXT(DATE(YEAR([.D396]);MONTH([.D396]);DAY([.D396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/>
          <table:table-cell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7]=&quot;&quot;;&quot;&quot;;VLOOKUP([.K397];[Contas.$A$1:.$C$54];2;0))">
            <text:p><text:s text:c="2"/></text:p>
          </table:table-cell>
          <table:table-cell table:style-name="ce15" table:formula="of:=IF([.K397]=&quot;&quot;;&quot;&quot;;VLOOKUP([.K397];[Contas.$A$1:.$C$54];3;0))">
            <text:p><text:s text:c="2"/></text:p>
          </table:table-cell>
          <table:table-cell table:style-name="ce16" table:formula="of:=IF([.G397]&lt;&gt;&quot;&quot;;&quot;Pago&quot;;IF(AND([.G397]=&quot;&quot;;[.E397]&lt;&gt;&quot;&quot;;[.F397]&lt;&gt;&quot;&quot;;TODAY()&gt;=[.D397]);&quot;Vencido&quot;;IF(AND([.E397]=&quot;&quot;;[.F397]=&quot;&quot;;[.G397]=&quot;&quot;;[.H397]=&quot;&quot;);&quot;&quot;;&quot;A Vencer&quot;)))">
            <text:p><text:s text:c="2"/></text:p>
          </table:table-cell>
          <table:table-cell table:style-name="ce41" table:formula="of:=IF([.H397]=&quot;&quot;;&quot;&quot;;[.H397]-[.C397])">
            <text:p/>
          </table:table-cell>
          <table:table-cell table:style-name="ce62" table:formula="of:=IF([.A397]=&quot;&quot;;&quot;&quot;;TEXT(DATE(YEAR([.A397]);MONTH([.A397]);DAY([.A397]));&quot;AAAA&quot;))">
            <text:p/>
          </table:table-cell>
          <table:table-cell table:style-name="ce62" table:formula="of:=IF([.D397]=&quot;&quot;;&quot;&quot;;TEXT(DATE(YEAR([.D397]);MONTH([.D397]);DAY([.D397]));&quot;AAAA&quot;))">
            <text:p/>
          </table:table-cell>
          <table:table-cell table:style-name="ce62" table:formula="of:=IF([.G397]=&quot;&quot;;&quot;&quot;;TEXT(DATE(YEAR([.G397]);MONTH([.G397]);DAY([.G397]));&quot;AAAA&quot;))">
            <text:p/>
          </table:table-cell>
          <table:table-cell table:style-name="ce62" table:formula="of:=IF([.A397]=&quot;&quot;;&quot;&quot;;TEXT(DATE(YEAR([.A397]);MONTH([.A397]);DAY([.A397]));&quot;MMM&quot;))">
            <text:p/>
          </table:table-cell>
          <table:table-cell table:style-name="ce62" table:formula="of:=IF([.D397]=&quot;&quot;;&quot;&quot;;TEXT(DATE(YEAR([.D397]);MONTH([.D397]);DAY([.D397]));&quot;MMM&quot;))">
            <text:p/>
          </table:table-cell>
          <table:table-cell table:style-name="ce62" table:formula="of:=IF([.G397]=&quot;&quot;;&quot;&quot;;TEXT(DATE(YEAR([.G397]);MONTH([.G397]);DAY([.G397]));&quot;MMM&quot;))">
            <text:p/>
          </table:table-cell>
          <table:table-cell table:style-name="ce70" table:formula="of:=IF([.D397]=&quot;&quot;;&quot;&quot;;TEXT(DATE(YEAR([.D397]);MONTH([.D397]);DAY([.D39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8]=&quot;&quot;;&quot;&quot;;VLOOKUP([.K398];[Contas.$A$1:.$C$54];2;0))">
            <text:p><text:s text:c="2"/></text:p>
          </table:table-cell>
          <table:table-cell table:style-name="ce15" table:formula="of:=IF([.K398]=&quot;&quot;;&quot;&quot;;VLOOKUP([.K398];[Contas.$A$1:.$C$54];3;0))">
            <text:p><text:s text:c="2"/></text:p>
          </table:table-cell>
          <table:table-cell table:style-name="ce16" table:formula="of:=IF([.G398]&lt;&gt;&quot;&quot;;&quot;Pago&quot;;IF(AND([.G398]=&quot;&quot;;[.E398]&lt;&gt;&quot;&quot;;[.F398]&lt;&gt;&quot;&quot;;TODAY()&gt;=[.D398]);&quot;Vencido&quot;;IF(AND([.E398]=&quot;&quot;;[.F398]=&quot;&quot;;[.G398]=&quot;&quot;;[.H398]=&quot;&quot;);&quot;&quot;;&quot;A Vencer&quot;)))">
            <text:p><text:s text:c="2"/></text:p>
          </table:table-cell>
          <table:table-cell table:style-name="ce41" table:formula="of:=IF([.H398]=&quot;&quot;;&quot;&quot;;[.H398]-[.C398])">
            <text:p/>
          </table:table-cell>
          <table:table-cell table:style-name="ce62" table:formula="of:=IF([.A398]=&quot;&quot;;&quot;&quot;;TEXT(DATE(YEAR([.A398]);MONTH([.A398]);DAY([.A398]));&quot;AAAA&quot;))">
            <text:p/>
          </table:table-cell>
          <table:table-cell table:style-name="ce62" table:formula="of:=IF([.D398]=&quot;&quot;;&quot;&quot;;TEXT(DATE(YEAR([.D398]);MONTH([.D398]);DAY([.D398]));&quot;AAAA&quot;))">
            <text:p/>
          </table:table-cell>
          <table:table-cell table:style-name="ce62" table:formula="of:=IF([.G398]=&quot;&quot;;&quot;&quot;;TEXT(DATE(YEAR([.G398]);MONTH([.G398]);DAY([.G398]));&quot;AAAA&quot;))">
            <text:p/>
          </table:table-cell>
          <table:table-cell table:style-name="ce62" table:formula="of:=IF([.A398]=&quot;&quot;;&quot;&quot;;TEXT(DATE(YEAR([.A398]);MONTH([.A398]);DAY([.A398]));&quot;MMM&quot;))">
            <text:p/>
          </table:table-cell>
          <table:table-cell table:style-name="ce62" table:formula="of:=IF([.D398]=&quot;&quot;;&quot;&quot;;TEXT(DATE(YEAR([.D398]);MONTH([.D398]);DAY([.D398]));&quot;MMM&quot;))">
            <text:p/>
          </table:table-cell>
          <table:table-cell table:style-name="ce62" table:formula="of:=IF([.G398]=&quot;&quot;;&quot;&quot;;TEXT(DATE(YEAR([.G398]);MONTH([.G398]);DAY([.G398]));&quot;MMM&quot;))">
            <text:p/>
          </table:table-cell>
          <table:table-cell table:style-name="ce70" table:formula="of:=IF([.D398]=&quot;&quot;;&quot;&quot;;TEXT(DATE(YEAR([.D398]);MONTH([.D398]);DAY([.D39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399]=&quot;&quot;;&quot;&quot;;VLOOKUP([.K399];[Contas.$A$1:.$C$54];2;0))">
            <text:p><text:s text:c="2"/></text:p>
          </table:table-cell>
          <table:table-cell table:style-name="ce15" table:formula="of:=IF([.K399]=&quot;&quot;;&quot;&quot;;VLOOKUP([.K399];[Contas.$A$1:.$C$54];3;0))">
            <text:p><text:s text:c="2"/></text:p>
          </table:table-cell>
          <table:table-cell table:style-name="ce16" table:formula="of:=IF([.G399]&lt;&gt;&quot;&quot;;&quot;Pago&quot;;IF(AND([.G399]=&quot;&quot;;[.E399]&lt;&gt;&quot;&quot;;[.F399]&lt;&gt;&quot;&quot;;TODAY()&gt;=[.D399]);&quot;Vencido&quot;;IF(AND([.E399]=&quot;&quot;;[.F399]=&quot;&quot;;[.G399]=&quot;&quot;;[.H399]=&quot;&quot;);&quot;&quot;;&quot;A Vencer&quot;)))">
            <text:p><text:s text:c="2"/></text:p>
          </table:table-cell>
          <table:table-cell table:style-name="ce41" table:formula="of:=IF([.H399]=&quot;&quot;;&quot;&quot;;[.H399]-[.C399])">
            <text:p/>
          </table:table-cell>
          <table:table-cell table:style-name="ce62" table:formula="of:=IF([.A399]=&quot;&quot;;&quot;&quot;;TEXT(DATE(YEAR([.A399]);MONTH([.A399]);DAY([.A399]));&quot;AAAA&quot;))">
            <text:p/>
          </table:table-cell>
          <table:table-cell table:style-name="ce62" table:formula="of:=IF([.D399]=&quot;&quot;;&quot;&quot;;TEXT(DATE(YEAR([.D399]);MONTH([.D399]);DAY([.D399]));&quot;AAAA&quot;))">
            <text:p/>
          </table:table-cell>
          <table:table-cell table:style-name="ce62" table:formula="of:=IF([.G399]=&quot;&quot;;&quot;&quot;;TEXT(DATE(YEAR([.G399]);MONTH([.G399]);DAY([.G399]));&quot;AAAA&quot;))">
            <text:p/>
          </table:table-cell>
          <table:table-cell table:style-name="ce62" table:formula="of:=IF([.A399]=&quot;&quot;;&quot;&quot;;TEXT(DATE(YEAR([.A399]);MONTH([.A399]);DAY([.A399]));&quot;MMM&quot;))">
            <text:p/>
          </table:table-cell>
          <table:table-cell table:style-name="ce62" table:formula="of:=IF([.D399]=&quot;&quot;;&quot;&quot;;TEXT(DATE(YEAR([.D399]);MONTH([.D399]);DAY([.D399]));&quot;MMM&quot;))">
            <text:p/>
          </table:table-cell>
          <table:table-cell table:style-name="ce62" table:formula="of:=IF([.G399]=&quot;&quot;;&quot;&quot;;TEXT(DATE(YEAR([.G399]);MONTH([.G399]);DAY([.G399]));&quot;MMM&quot;))">
            <text:p/>
          </table:table-cell>
          <table:table-cell table:style-name="ce70" table:formula="of:=IF([.D399]=&quot;&quot;;&quot;&quot;;TEXT(DATE(YEAR([.D399]);MONTH([.D399]);DAY([.D39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0]=&quot;&quot;;&quot;&quot;;VLOOKUP([.K400];[Contas.$A$1:.$C$54];2;0))">
            <text:p><text:s text:c="2"/></text:p>
          </table:table-cell>
          <table:table-cell table:style-name="ce15" table:formula="of:=IF([.K400]=&quot;&quot;;&quot;&quot;;VLOOKUP([.K400];[Contas.$A$1:.$C$54];3;0))">
            <text:p><text:s text:c="2"/></text:p>
          </table:table-cell>
          <table:table-cell table:style-name="ce16" table:formula="of:=IF([.G400]&lt;&gt;&quot;&quot;;&quot;Pago&quot;;IF(AND([.G400]=&quot;&quot;;[.E400]&lt;&gt;&quot;&quot;;[.F400]&lt;&gt;&quot;&quot;;TODAY()&gt;=[.D400]);&quot;Vencido&quot;;IF(AND([.E400]=&quot;&quot;;[.F400]=&quot;&quot;;[.G400]=&quot;&quot;;[.H400]=&quot;&quot;);&quot;&quot;;&quot;A Vencer&quot;)))">
            <text:p><text:s text:c="2"/></text:p>
          </table:table-cell>
          <table:table-cell table:style-name="ce41" table:formula="of:=IF([.H400]=&quot;&quot;;&quot;&quot;;[.H400]-[.C400])">
            <text:p/>
          </table:table-cell>
          <table:table-cell table:style-name="ce62" table:formula="of:=IF([.A400]=&quot;&quot;;&quot;&quot;;TEXT(DATE(YEAR([.A400]);MONTH([.A400]);DAY([.A400]));&quot;AAAA&quot;))">
            <text:p/>
          </table:table-cell>
          <table:table-cell table:style-name="ce62" table:formula="of:=IF([.D400]=&quot;&quot;;&quot;&quot;;TEXT(DATE(YEAR([.D400]);MONTH([.D400]);DAY([.D400]));&quot;AAAA&quot;))">
            <text:p/>
          </table:table-cell>
          <table:table-cell table:style-name="ce62" table:formula="of:=IF([.G400]=&quot;&quot;;&quot;&quot;;TEXT(DATE(YEAR([.G400]);MONTH([.G400]);DAY([.G400]));&quot;AAAA&quot;))">
            <text:p/>
          </table:table-cell>
          <table:table-cell table:style-name="ce62" table:formula="of:=IF([.A400]=&quot;&quot;;&quot;&quot;;TEXT(DATE(YEAR([.A400]);MONTH([.A400]);DAY([.A400]));&quot;MMM&quot;))">
            <text:p/>
          </table:table-cell>
          <table:table-cell table:style-name="ce62" table:formula="of:=IF([.D400]=&quot;&quot;;&quot;&quot;;TEXT(DATE(YEAR([.D400]);MONTH([.D400]);DAY([.D400]));&quot;MMM&quot;))">
            <text:p/>
          </table:table-cell>
          <table:table-cell table:style-name="ce62" table:formula="of:=IF([.G400]=&quot;&quot;;&quot;&quot;;TEXT(DATE(YEAR([.G400]);MONTH([.G400]);DAY([.G400]));&quot;MMM&quot;))">
            <text:p/>
          </table:table-cell>
          <table:table-cell table:style-name="ce70" table:formula="of:=IF([.D400]=&quot;&quot;;&quot;&quot;;TEXT(DATE(YEAR([.D400]);MONTH([.D400]);DAY([.D400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4"/>
          <table:table-cell table:style-name="ce53"/>
          <table:table-cell/>
          <table:table-cell table:style-name="ce4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1]=&quot;&quot;;&quot;&quot;;VLOOKUP([.K401];[Contas.$A$1:.$C$54];2;0))">
            <text:p><text:s text:c="2"/></text:p>
          </table:table-cell>
          <table:table-cell table:style-name="ce15" table:formula="of:=IF([.K401]=&quot;&quot;;&quot;&quot;;VLOOKUP([.K401];[Contas.$A$1:.$C$54];3;0))">
            <text:p><text:s text:c="2"/></text:p>
          </table:table-cell>
          <table:table-cell table:style-name="ce16" table:formula="of:=IF([.G401]&lt;&gt;&quot;&quot;;&quot;Pago&quot;;IF(AND([.G401]=&quot;&quot;;[.E401]&lt;&gt;&quot;&quot;;[.F401]&lt;&gt;&quot;&quot;;TODAY()&gt;=[.D401]);&quot;Vencido&quot;;IF(AND([.E401]=&quot;&quot;;[.F401]=&quot;&quot;;[.G401]=&quot;&quot;;[.H401]=&quot;&quot;);&quot;&quot;;&quot;A Vencer&quot;)))">
            <text:p><text:s text:c="2"/></text:p>
          </table:table-cell>
          <table:table-cell table:style-name="ce41" table:formula="of:=IF([.H401]=&quot;&quot;;&quot;&quot;;[.H401]-[.C401])">
            <text:p/>
          </table:table-cell>
          <table:table-cell table:style-name="ce62" table:formula="of:=IF([.A401]=&quot;&quot;;&quot;&quot;;TEXT(DATE(YEAR([.A401]);MONTH([.A401]);DAY([.A401]));&quot;AAAA&quot;))">
            <text:p/>
          </table:table-cell>
          <table:table-cell table:style-name="ce62" table:formula="of:=IF([.D401]=&quot;&quot;;&quot;&quot;;TEXT(DATE(YEAR([.D401]);MONTH([.D401]);DAY([.D401]));&quot;AAAA&quot;))">
            <text:p/>
          </table:table-cell>
          <table:table-cell table:style-name="ce62" table:formula="of:=IF([.G401]=&quot;&quot;;&quot;&quot;;TEXT(DATE(YEAR([.G401]);MONTH([.G401]);DAY([.G401]));&quot;AAAA&quot;))">
            <text:p/>
          </table:table-cell>
          <table:table-cell table:style-name="ce62" table:formula="of:=IF([.A401]=&quot;&quot;;&quot;&quot;;TEXT(DATE(YEAR([.A401]);MONTH([.A401]);DAY([.A401]));&quot;MMM&quot;))">
            <text:p/>
          </table:table-cell>
          <table:table-cell table:style-name="ce62" table:formula="of:=IF([.D401]=&quot;&quot;;&quot;&quot;;TEXT(DATE(YEAR([.D401]);MONTH([.D401]);DAY([.D401]));&quot;MMM&quot;))">
            <text:p/>
          </table:table-cell>
          <table:table-cell table:style-name="ce62" table:formula="of:=IF([.G401]=&quot;&quot;;&quot;&quot;;TEXT(DATE(YEAR([.G401]);MONTH([.G401]);DAY([.G401]));&quot;MMM&quot;))">
            <text:p/>
          </table:table-cell>
          <table:table-cell table:style-name="ce70" table:formula="of:=IF([.D401]=&quot;&quot;;&quot;&quot;;TEXT(DATE(YEAR([.D401]);MONTH([.D401]);DAY([.D401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2]=&quot;&quot;;&quot;&quot;;VLOOKUP([.K402];[Contas.$A$1:.$C$54];2;0))">
            <text:p><text:s text:c="2"/></text:p>
          </table:table-cell>
          <table:table-cell table:style-name="ce15" table:formula="of:=IF([.K402]=&quot;&quot;;&quot;&quot;;VLOOKUP([.K402];[Contas.$A$1:.$C$54];3;0))">
            <text:p><text:s text:c="2"/></text:p>
          </table:table-cell>
          <table:table-cell table:style-name="ce16" table:formula="of:=IF([.G402]&lt;&gt;&quot;&quot;;&quot;Pago&quot;;IF(AND([.G402]=&quot;&quot;;[.E402]&lt;&gt;&quot;&quot;;[.F402]&lt;&gt;&quot;&quot;;TODAY()&gt;=[.D402]);&quot;Vencido&quot;;IF(AND([.E402]=&quot;&quot;;[.F402]=&quot;&quot;;[.G402]=&quot;&quot;;[.H402]=&quot;&quot;);&quot;&quot;;&quot;A Vencer&quot;)))">
            <text:p><text:s text:c="2"/></text:p>
          </table:table-cell>
          <table:table-cell table:style-name="ce41" table:formula="of:=IF([.H402]=&quot;&quot;;&quot;&quot;;[.H402]-[.C402])">
            <text:p/>
          </table:table-cell>
          <table:table-cell table:style-name="ce62" table:formula="of:=IF([.A402]=&quot;&quot;;&quot;&quot;;TEXT(DATE(YEAR([.A402]);MONTH([.A402]);DAY([.A402]));&quot;AAAA&quot;))">
            <text:p/>
          </table:table-cell>
          <table:table-cell table:style-name="ce62" table:formula="of:=IF([.D402]=&quot;&quot;;&quot;&quot;;TEXT(DATE(YEAR([.D402]);MONTH([.D402]);DAY([.D402]));&quot;AAAA&quot;))">
            <text:p/>
          </table:table-cell>
          <table:table-cell table:style-name="ce62" table:formula="of:=IF([.G402]=&quot;&quot;;&quot;&quot;;TEXT(DATE(YEAR([.G402]);MONTH([.G402]);DAY([.G402]));&quot;AAAA&quot;))">
            <text:p/>
          </table:table-cell>
          <table:table-cell table:style-name="ce62" table:formula="of:=IF([.A402]=&quot;&quot;;&quot;&quot;;TEXT(DATE(YEAR([.A402]);MONTH([.A402]);DAY([.A402]));&quot;MMM&quot;))">
            <text:p/>
          </table:table-cell>
          <table:table-cell table:style-name="ce62" table:formula="of:=IF([.D402]=&quot;&quot;;&quot;&quot;;TEXT(DATE(YEAR([.D402]);MONTH([.D402]);DAY([.D402]));&quot;MMM&quot;))">
            <text:p/>
          </table:table-cell>
          <table:table-cell table:style-name="ce62" table:formula="of:=IF([.G402]=&quot;&quot;;&quot;&quot;;TEXT(DATE(YEAR([.G402]);MONTH([.G402]);DAY([.G402]));&quot;MMM&quot;))">
            <text:p/>
          </table:table-cell>
          <table:table-cell table:style-name="ce70" table:formula="of:=IF([.D402]=&quot;&quot;;&quot;&quot;;TEXT(DATE(YEAR([.D402]);MONTH([.D402]);DAY([.D40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3]=&quot;&quot;;&quot;&quot;;VLOOKUP([.K403];[Contas.$A$1:.$C$54];2;0))">
            <text:p><text:s text:c="2"/></text:p>
          </table:table-cell>
          <table:table-cell table:style-name="ce15" table:formula="of:=IF([.K403]=&quot;&quot;;&quot;&quot;;VLOOKUP([.K403];[Contas.$A$1:.$C$54];3;0))">
            <text:p><text:s text:c="2"/></text:p>
          </table:table-cell>
          <table:table-cell table:style-name="ce16" table:formula="of:=IF([.G403]&lt;&gt;&quot;&quot;;&quot;Pago&quot;;IF(AND([.G403]=&quot;&quot;;[.E403]&lt;&gt;&quot;&quot;;[.F403]&lt;&gt;&quot;&quot;;TODAY()&gt;=[.D403]);&quot;Vencido&quot;;IF(AND([.E403]=&quot;&quot;;[.F403]=&quot;&quot;;[.G403]=&quot;&quot;;[.H403]=&quot;&quot;);&quot;&quot;;&quot;A Vencer&quot;)))">
            <text:p><text:s text:c="2"/></text:p>
          </table:table-cell>
          <table:table-cell table:style-name="ce41" table:formula="of:=IF([.H403]=&quot;&quot;;&quot;&quot;;[.H403]-[.C403])">
            <text:p/>
          </table:table-cell>
          <table:table-cell table:style-name="ce62" table:formula="of:=IF([.A403]=&quot;&quot;;&quot;&quot;;TEXT(DATE(YEAR([.A403]);MONTH([.A403]);DAY([.A403]));&quot;AAAA&quot;))">
            <text:p/>
          </table:table-cell>
          <table:table-cell table:style-name="ce62" table:formula="of:=IF([.D403]=&quot;&quot;;&quot;&quot;;TEXT(DATE(YEAR([.D403]);MONTH([.D403]);DAY([.D403]));&quot;AAAA&quot;))">
            <text:p/>
          </table:table-cell>
          <table:table-cell table:style-name="ce62" table:formula="of:=IF([.G403]=&quot;&quot;;&quot;&quot;;TEXT(DATE(YEAR([.G403]);MONTH([.G403]);DAY([.G403]));&quot;AAAA&quot;))">
            <text:p/>
          </table:table-cell>
          <table:table-cell table:style-name="ce62" table:formula="of:=IF([.A403]=&quot;&quot;;&quot;&quot;;TEXT(DATE(YEAR([.A403]);MONTH([.A403]);DAY([.A403]));&quot;MMM&quot;))">
            <text:p/>
          </table:table-cell>
          <table:table-cell table:style-name="ce62" table:formula="of:=IF([.D403]=&quot;&quot;;&quot;&quot;;TEXT(DATE(YEAR([.D403]);MONTH([.D403]);DAY([.D403]));&quot;MMM&quot;))">
            <text:p/>
          </table:table-cell>
          <table:table-cell table:style-name="ce62" table:formula="of:=IF([.G403]=&quot;&quot;;&quot;&quot;;TEXT(DATE(YEAR([.G403]);MONTH([.G403]);DAY([.G403]));&quot;MMM&quot;))">
            <text:p/>
          </table:table-cell>
          <table:table-cell table:style-name="ce70" table:formula="of:=IF([.D403]=&quot;&quot;;&quot;&quot;;TEXT(DATE(YEAR([.D403]);MONTH([.D403]);DAY([.D40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103" table:content-validation-name="val4"/>
          <table:table-cell table:style-name="ce15" office:value-type="string" office:string-value="Receita" calcext:value-type="string">
            <text:p><text:s/>Receita </text:p>
          </table:table-cell>
          <table:table-cell table:style-name="ce15" office:value-type="string" office:string-value=" Receitas " calcext:value-type="string">
            <text:p><text:s text:c="2"/>Receitas <text:s/></text:p>
          </table:table-cell>
          <table:table-cell table:style-name="ce16" office:value-type="string" office:string-value=" Pago " calcext:value-type="string">
            <text:p><text:s text:c="2"/>Pago <text:s/></text:p>
          </table:table-cell>
          <table:table-cell table:style-name="ce41" office:value-type="float" office:value="0" calcext:value-type="float">
            <text:p>0,00 </text:p>
          </table:table-cell>
          <table:table-cell table:style-name="ce62" office:value-type="float" office:value="2019" calcext:value-type="float">
            <text:p>2019</text:p>
          </table:table-cell>
          <table:table-cell table:style-name="ce62" office:value-type="float" office:value="2020" calcext:value-type="float">
            <text:p>2020</text:p>
          </table:table-cell>
          <table:table-cell table:style-name="ce62" office:value-type="float" office:value="2019" calcext:value-type="float">
            <text:p>2019</text:p>
          </table:table-cell>
          <table:table-cell table:style-name="ce62" office:value-type="string" calcext:value-type="string">
            <text:p>dez</text:p>
          </table:table-cell>
          <table:table-cell table:style-name="ce62" office:value-type="string" calcext:value-type="string">
            <text:p>jan</text:p>
          </table:table-cell>
          <table:table-cell table:style-name="ce62" office:value-type="string" calcext:value-type="string">
            <text:p>fev</text:p>
          </table:table-cell>
          <table:table-cell table:style-name="ce70" office:value-type="date" office:date-value="2020-01-01" calcext:value-type="date">
            <text:p>01/01/20</text:p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18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5]=&quot;&quot;;&quot;&quot;;VLOOKUP([.K405];[Contas.$A$1:.$C$54];2;0))">
            <text:p><text:s text:c="2"/></text:p>
          </table:table-cell>
          <table:table-cell table:style-name="ce15" table:formula="of:=IF([.K405]=&quot;&quot;;&quot;&quot;;VLOOKUP([.K405];[Contas.$A$1:.$C$54];3;0))">
            <text:p><text:s text:c="2"/></text:p>
          </table:table-cell>
          <table:table-cell table:style-name="ce16" table:formula="of:=IF([.G405]&lt;&gt;&quot;&quot;;&quot;Pago&quot;;IF(AND([.G405]=&quot;&quot;;[.E405]&lt;&gt;&quot;&quot;;[.F405]&lt;&gt;&quot;&quot;;TODAY()&gt;=[.D405]);&quot;Vencido&quot;;IF(AND([.E405]=&quot;&quot;;[.F405]=&quot;&quot;;[.G405]=&quot;&quot;;[.H405]=&quot;&quot;);&quot;&quot;;&quot;A Vencer&quot;)))">
            <text:p><text:s text:c="2"/></text:p>
          </table:table-cell>
          <table:table-cell table:style-name="ce41" table:formula="of:=IF([.H405]=&quot;&quot;;&quot;&quot;;[.H405]-[.C405])">
            <text:p/>
          </table:table-cell>
          <table:table-cell table:style-name="ce62" table:formula="of:=IF([.A405]=&quot;&quot;;&quot;&quot;;TEXT(DATE(YEAR([.A405]);MONTH([.A405]);DAY([.A405]));&quot;AAAA&quot;))">
            <text:p/>
          </table:table-cell>
          <table:table-cell table:style-name="ce62" table:formula="of:=IF([.D405]=&quot;&quot;;&quot;&quot;;TEXT(DATE(YEAR([.D405]);MONTH([.D405]);DAY([.D405]));&quot;AAAA&quot;))">
            <text:p/>
          </table:table-cell>
          <table:table-cell table:style-name="ce62" table:formula="of:=IF([.G405]=&quot;&quot;;&quot;&quot;;TEXT(DATE(YEAR([.G405]);MONTH([.G405]);DAY([.G405]));&quot;AAAA&quot;))">
            <text:p/>
          </table:table-cell>
          <table:table-cell table:style-name="ce62" table:formula="of:=IF([.A405]=&quot;&quot;;&quot;&quot;;TEXT(DATE(YEAR([.A405]);MONTH([.A405]);DAY([.A405]));&quot;MMM&quot;))">
            <text:p/>
          </table:table-cell>
          <table:table-cell table:style-name="ce62" table:formula="of:=IF([.D405]=&quot;&quot;;&quot;&quot;;TEXT(DATE(YEAR([.D405]);MONTH([.D405]);DAY([.D405]));&quot;MMM&quot;))">
            <text:p/>
          </table:table-cell>
          <table:table-cell table:style-name="ce62" table:formula="of:=IF([.G405]=&quot;&quot;;&quot;&quot;;TEXT(DATE(YEAR([.G405]);MONTH([.G405]);DAY([.G405]));&quot;MMM&quot;))">
            <text:p/>
          </table:table-cell>
          <table:table-cell table:style-name="ce70" table:formula="of:=IF([.D405]=&quot;&quot;;&quot;&quot;;TEXT(DATE(YEAR([.D405]);MONTH([.D405]);DAY([.D40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6]=&quot;&quot;;&quot;&quot;;VLOOKUP([.K406];[Contas.$A$1:.$C$54];2;0))">
            <text:p><text:s text:c="2"/></text:p>
          </table:table-cell>
          <table:table-cell table:style-name="ce15" table:formula="of:=IF([.K406]=&quot;&quot;;&quot;&quot;;VLOOKUP([.K406];[Contas.$A$1:.$C$54];3;0))">
            <text:p><text:s text:c="2"/></text:p>
          </table:table-cell>
          <table:table-cell table:style-name="ce16" table:formula="of:=IF([.G406]&lt;&gt;&quot;&quot;;&quot;Pago&quot;;IF(AND([.G406]=&quot;&quot;;[.E406]&lt;&gt;&quot;&quot;;[.F406]&lt;&gt;&quot;&quot;;TODAY()&gt;=[.D406]);&quot;Vencido&quot;;IF(AND([.E406]=&quot;&quot;;[.F406]=&quot;&quot;;[.G406]=&quot;&quot;;[.H406]=&quot;&quot;);&quot;&quot;;&quot;A Vencer&quot;)))">
            <text:p><text:s text:c="2"/></text:p>
          </table:table-cell>
          <table:table-cell table:style-name="ce41" table:formula="of:=IF([.H406]=&quot;&quot;;&quot;&quot;;[.H406]-[.C406])">
            <text:p/>
          </table:table-cell>
          <table:table-cell table:style-name="ce62" table:formula="of:=IF([.A406]=&quot;&quot;;&quot;&quot;;TEXT(DATE(YEAR([.A406]);MONTH([.A406]);DAY([.A406]));&quot;AAAA&quot;))">
            <text:p/>
          </table:table-cell>
          <table:table-cell table:style-name="ce62" table:formula="of:=IF([.D406]=&quot;&quot;;&quot;&quot;;TEXT(DATE(YEAR([.D406]);MONTH([.D406]);DAY([.D406]));&quot;AAAA&quot;))">
            <text:p/>
          </table:table-cell>
          <table:table-cell table:style-name="ce62" table:formula="of:=IF([.G406]=&quot;&quot;;&quot;&quot;;TEXT(DATE(YEAR([.G406]);MONTH([.G406]);DAY([.G406]));&quot;AAAA&quot;))">
            <text:p/>
          </table:table-cell>
          <table:table-cell table:style-name="ce62" table:formula="of:=IF([.A406]=&quot;&quot;;&quot;&quot;;TEXT(DATE(YEAR([.A406]);MONTH([.A406]);DAY([.A406]));&quot;MMM&quot;))">
            <text:p/>
          </table:table-cell>
          <table:table-cell table:style-name="ce62" table:formula="of:=IF([.D406]=&quot;&quot;;&quot;&quot;;TEXT(DATE(YEAR([.D406]);MONTH([.D406]);DAY([.D406]));&quot;MMM&quot;))">
            <text:p/>
          </table:table-cell>
          <table:table-cell table:style-name="ce62" table:formula="of:=IF([.G406]=&quot;&quot;;&quot;&quot;;TEXT(DATE(YEAR([.G406]);MONTH([.G406]);DAY([.G406]));&quot;MMM&quot;))">
            <text:p/>
          </table:table-cell>
          <table:table-cell table:style-name="ce70" table:formula="of:=IF([.D406]=&quot;&quot;;&quot;&quot;;TEXT(DATE(YEAR([.D406]);MONTH([.D406]);DAY([.D406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7]=&quot;&quot;;&quot;&quot;;VLOOKUP([.K407];[Contas.$A$1:.$C$54];2;0))">
            <text:p><text:s text:c="2"/></text:p>
          </table:table-cell>
          <table:table-cell table:style-name="ce15" table:formula="of:=IF([.K407]=&quot;&quot;;&quot;&quot;;VLOOKUP([.K407];[Contas.$A$1:.$C$54];3;0))">
            <text:p><text:s text:c="2"/></text:p>
          </table:table-cell>
          <table:table-cell table:style-name="ce16" table:formula="of:=IF([.G407]&lt;&gt;&quot;&quot;;&quot;Pago&quot;;IF(AND([.G407]=&quot;&quot;;[.E407]&lt;&gt;&quot;&quot;;[.F407]&lt;&gt;&quot;&quot;;TODAY()&gt;=[.D407]);&quot;Vencido&quot;;IF(AND([.E407]=&quot;&quot;;[.F407]=&quot;&quot;;[.G407]=&quot;&quot;;[.H407]=&quot;&quot;);&quot;&quot;;&quot;A Vencer&quot;)))">
            <text:p><text:s text:c="2"/></text:p>
          </table:table-cell>
          <table:table-cell table:style-name="ce41" table:formula="of:=IF([.H407]=&quot;&quot;;&quot;&quot;;[.H407]-[.C407])">
            <text:p/>
          </table:table-cell>
          <table:table-cell table:style-name="ce62" table:formula="of:=IF([.A407]=&quot;&quot;;&quot;&quot;;TEXT(DATE(YEAR([.A407]);MONTH([.A407]);DAY([.A407]));&quot;AAAA&quot;))">
            <text:p/>
          </table:table-cell>
          <table:table-cell table:style-name="ce62" table:formula="of:=IF([.D407]=&quot;&quot;;&quot;&quot;;TEXT(DATE(YEAR([.D407]);MONTH([.D407]);DAY([.D407]));&quot;AAAA&quot;))">
            <text:p/>
          </table:table-cell>
          <table:table-cell table:style-name="ce62" table:formula="of:=IF([.G407]=&quot;&quot;;&quot;&quot;;TEXT(DATE(YEAR([.G407]);MONTH([.G407]);DAY([.G407]));&quot;AAAA&quot;))">
            <text:p/>
          </table:table-cell>
          <table:table-cell table:style-name="ce62" table:formula="of:=IF([.A407]=&quot;&quot;;&quot;&quot;;TEXT(DATE(YEAR([.A407]);MONTH([.A407]);DAY([.A407]));&quot;MMM&quot;))">
            <text:p/>
          </table:table-cell>
          <table:table-cell table:style-name="ce62" table:formula="of:=IF([.D407]=&quot;&quot;;&quot;&quot;;TEXT(DATE(YEAR([.D407]);MONTH([.D407]);DAY([.D407]));&quot;MMM&quot;))">
            <text:p/>
          </table:table-cell>
          <table:table-cell table:style-name="ce62" table:formula="of:=IF([.G407]=&quot;&quot;;&quot;&quot;;TEXT(DATE(YEAR([.G407]);MONTH([.G407]);DAY([.G407]));&quot;MMM&quot;))">
            <text:p/>
          </table:table-cell>
          <table:table-cell table:style-name="ce70" table:formula="of:=IF([.D407]=&quot;&quot;;&quot;&quot;;TEXT(DATE(YEAR([.D407]);MONTH([.D407]);DAY([.D40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8]=&quot;&quot;;&quot;&quot;;VLOOKUP([.K408];[Contas.$A$1:.$C$54];2;0))">
            <text:p><text:s text:c="2"/></text:p>
          </table:table-cell>
          <table:table-cell table:style-name="ce15" table:formula="of:=IF([.K408]=&quot;&quot;;&quot;&quot;;VLOOKUP([.K408];[Contas.$A$1:.$C$54];3;0))">
            <text:p><text:s text:c="2"/></text:p>
          </table:table-cell>
          <table:table-cell table:style-name="ce16" table:formula="of:=IF([.G408]&lt;&gt;&quot;&quot;;&quot;Pago&quot;;IF(AND([.G408]=&quot;&quot;;[.E408]&lt;&gt;&quot;&quot;;[.F408]&lt;&gt;&quot;&quot;;TODAY()&gt;=[.D408]);&quot;Vencido&quot;;IF(AND([.E408]=&quot;&quot;;[.F408]=&quot;&quot;;[.G408]=&quot;&quot;;[.H408]=&quot;&quot;);&quot;&quot;;&quot;A Vencer&quot;)))">
            <text:p><text:s text:c="2"/></text:p>
          </table:table-cell>
          <table:table-cell table:style-name="ce41" table:formula="of:=IF([.H408]=&quot;&quot;;&quot;&quot;;[.H408]-[.C408])">
            <text:p/>
          </table:table-cell>
          <table:table-cell table:style-name="ce62" table:formula="of:=IF([.A408]=&quot;&quot;;&quot;&quot;;TEXT(DATE(YEAR([.A408]);MONTH([.A408]);DAY([.A408]));&quot;AAAA&quot;))">
            <text:p/>
          </table:table-cell>
          <table:table-cell table:style-name="ce62" table:formula="of:=IF([.D408]=&quot;&quot;;&quot;&quot;;TEXT(DATE(YEAR([.D408]);MONTH([.D408]);DAY([.D408]));&quot;AAAA&quot;))">
            <text:p/>
          </table:table-cell>
          <table:table-cell table:style-name="ce62" table:formula="of:=IF([.G408]=&quot;&quot;;&quot;&quot;;TEXT(DATE(YEAR([.G408]);MONTH([.G408]);DAY([.G408]));&quot;AAAA&quot;))">
            <text:p/>
          </table:table-cell>
          <table:table-cell table:style-name="ce62" table:formula="of:=IF([.A408]=&quot;&quot;;&quot;&quot;;TEXT(DATE(YEAR([.A408]);MONTH([.A408]);DAY([.A408]));&quot;MMM&quot;))">
            <text:p/>
          </table:table-cell>
          <table:table-cell table:style-name="ce62" table:formula="of:=IF([.D408]=&quot;&quot;;&quot;&quot;;TEXT(DATE(YEAR([.D408]);MONTH([.D408]);DAY([.D408]));&quot;MMM&quot;))">
            <text:p/>
          </table:table-cell>
          <table:table-cell table:style-name="ce62" table:formula="of:=IF([.G408]=&quot;&quot;;&quot;&quot;;TEXT(DATE(YEAR([.G408]);MONTH([.G408]);DAY([.G408]));&quot;MMM&quot;))">
            <text:p/>
          </table:table-cell>
          <table:table-cell table:style-name="ce70" table:formula="of:=IF([.D408]=&quot;&quot;;&quot;&quot;;TEXT(DATE(YEAR([.D408]);MONTH([.D408]);DAY([.D40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09]=&quot;&quot;;&quot;&quot;;VLOOKUP([.K409];[Contas.$A$1:.$C$54];2;0))">
            <text:p><text:s text:c="2"/></text:p>
          </table:table-cell>
          <table:table-cell table:style-name="ce15" table:formula="of:=IF([.K409]=&quot;&quot;;&quot;&quot;;VLOOKUP([.K409];[Contas.$A$1:.$C$54];3;0))">
            <text:p><text:s text:c="2"/></text:p>
          </table:table-cell>
          <table:table-cell table:style-name="ce16" table:formula="of:=IF([.G409]&lt;&gt;&quot;&quot;;&quot;Pago&quot;;IF(AND([.G409]=&quot;&quot;;[.E409]&lt;&gt;&quot;&quot;;[.F409]&lt;&gt;&quot;&quot;;TODAY()&gt;=[.D409]);&quot;Vencido&quot;;IF(AND([.E409]=&quot;&quot;;[.F409]=&quot;&quot;;[.G409]=&quot;&quot;;[.H409]=&quot;&quot;);&quot;&quot;;&quot;A Vencer&quot;)))">
            <text:p><text:s text:c="2"/></text:p>
          </table:table-cell>
          <table:table-cell table:style-name="ce41" table:formula="of:=IF([.H409]=&quot;&quot;;&quot;&quot;;[.H409]-[.C409])">
            <text:p/>
          </table:table-cell>
          <table:table-cell table:style-name="ce62" table:formula="of:=IF([.A409]=&quot;&quot;;&quot;&quot;;TEXT(DATE(YEAR([.A409]);MONTH([.A409]);DAY([.A409]));&quot;AAAA&quot;))">
            <text:p/>
          </table:table-cell>
          <table:table-cell table:style-name="ce62" table:formula="of:=IF([.D409]=&quot;&quot;;&quot;&quot;;TEXT(DATE(YEAR([.D409]);MONTH([.D409]);DAY([.D409]));&quot;AAAA&quot;))">
            <text:p/>
          </table:table-cell>
          <table:table-cell table:style-name="ce62" table:formula="of:=IF([.G409]=&quot;&quot;;&quot;&quot;;TEXT(DATE(YEAR([.G409]);MONTH([.G409]);DAY([.G409]));&quot;AAAA&quot;))">
            <text:p/>
          </table:table-cell>
          <table:table-cell table:style-name="ce62" table:formula="of:=IF([.A409]=&quot;&quot;;&quot;&quot;;TEXT(DATE(YEAR([.A409]);MONTH([.A409]);DAY([.A409]));&quot;MMM&quot;))">
            <text:p/>
          </table:table-cell>
          <table:table-cell table:style-name="ce62" table:formula="of:=IF([.D409]=&quot;&quot;;&quot;&quot;;TEXT(DATE(YEAR([.D409]);MONTH([.D409]);DAY([.D409]));&quot;MMM&quot;))">
            <text:p/>
          </table:table-cell>
          <table:table-cell table:style-name="ce62" table:formula="of:=IF([.G409]=&quot;&quot;;&quot;&quot;;TEXT(DATE(YEAR([.G409]);MONTH([.G409]);DAY([.G409]));&quot;MMM&quot;))">
            <text:p/>
          </table:table-cell>
          <table:table-cell table:style-name="ce70" table:formula="of:=IF([.D409]=&quot;&quot;;&quot;&quot;;TEXT(DATE(YEAR([.D409]);MONTH([.D409]);DAY([.D40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0]=&quot;&quot;;&quot;&quot;;VLOOKUP([.K410];[Contas.$A$1:.$C$54];2;0))">
            <text:p><text:s text:c="2"/></text:p>
          </table:table-cell>
          <table:table-cell table:style-name="ce15" table:formula="of:=IF([.K410]=&quot;&quot;;&quot;&quot;;VLOOKUP([.K410];[Contas.$A$1:.$C$54];3;0))">
            <text:p><text:s text:c="2"/></text:p>
          </table:table-cell>
          <table:table-cell table:style-name="ce16" table:formula="of:=IF([.G410]&lt;&gt;&quot;&quot;;&quot;Pago&quot;;IF(AND([.G410]=&quot;&quot;;[.E410]&lt;&gt;&quot;&quot;;[.F410]&lt;&gt;&quot;&quot;;TODAY()&gt;=[.D410]);&quot;Vencido&quot;;IF(AND([.E410]=&quot;&quot;;[.F410]=&quot;&quot;;[.G410]=&quot;&quot;;[.H410]=&quot;&quot;);&quot;&quot;;&quot;A Vencer&quot;)))">
            <text:p><text:s text:c="2"/></text:p>
          </table:table-cell>
          <table:table-cell table:style-name="ce41" table:formula="of:=IF([.H410]=&quot;&quot;;&quot;&quot;;[.H410]-[.C410])">
            <text:p/>
          </table:table-cell>
          <table:table-cell table:style-name="ce62" table:formula="of:=IF([.A410]=&quot;&quot;;&quot;&quot;;TEXT(DATE(YEAR([.A410]);MONTH([.A410]);DAY([.A410]));&quot;AAAA&quot;))">
            <text:p/>
          </table:table-cell>
          <table:table-cell table:style-name="ce62" table:formula="of:=IF([.D410]=&quot;&quot;;&quot;&quot;;TEXT(DATE(YEAR([.D410]);MONTH([.D410]);DAY([.D410]));&quot;AAAA&quot;))">
            <text:p/>
          </table:table-cell>
          <table:table-cell table:style-name="ce62" table:formula="of:=IF([.G410]=&quot;&quot;;&quot;&quot;;TEXT(DATE(YEAR([.G410]);MONTH([.G410]);DAY([.G410]));&quot;AAAA&quot;))">
            <text:p/>
          </table:table-cell>
          <table:table-cell table:style-name="ce62" table:formula="of:=IF([.A410]=&quot;&quot;;&quot;&quot;;TEXT(DATE(YEAR([.A410]);MONTH([.A410]);DAY([.A410]));&quot;MMM&quot;))">
            <text:p/>
          </table:table-cell>
          <table:table-cell table:style-name="ce62" table:formula="of:=IF([.D410]=&quot;&quot;;&quot;&quot;;TEXT(DATE(YEAR([.D410]);MONTH([.D410]);DAY([.D410]));&quot;MMM&quot;))">
            <text:p/>
          </table:table-cell>
          <table:table-cell table:style-name="ce62" table:formula="of:=IF([.G410]=&quot;&quot;;&quot;&quot;;TEXT(DATE(YEAR([.G410]);MONTH([.G410]);DAY([.G410]));&quot;MMM&quot;))">
            <text:p/>
          </table:table-cell>
          <table:table-cell table:style-name="ce70" table:formula="of:=IF([.D410]=&quot;&quot;;&quot;&quot;;TEXT(DATE(YEAR([.D410]);MONTH([.D410]);DAY([.D41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1]=&quot;&quot;;&quot;&quot;;VLOOKUP([.K411];[Contas.$A$1:.$C$54];2;0))">
            <text:p><text:s text:c="2"/></text:p>
          </table:table-cell>
          <table:table-cell table:style-name="ce15" table:formula="of:=IF([.K411]=&quot;&quot;;&quot;&quot;;VLOOKUP([.K411];[Contas.$A$1:.$C$54];3;0))">
            <text:p><text:s text:c="2"/></text:p>
          </table:table-cell>
          <table:table-cell table:style-name="ce16" table:formula="of:=IF([.G411]&lt;&gt;&quot;&quot;;&quot;Pago&quot;;IF(AND([.G411]=&quot;&quot;;[.E411]&lt;&gt;&quot;&quot;;[.F411]&lt;&gt;&quot;&quot;;TODAY()&gt;=[.D411]);&quot;Vencido&quot;;IF(AND([.E411]=&quot;&quot;;[.F411]=&quot;&quot;;[.G411]=&quot;&quot;;[.H411]=&quot;&quot;);&quot;&quot;;&quot;A Vencer&quot;)))">
            <text:p><text:s text:c="2"/></text:p>
          </table:table-cell>
          <table:table-cell table:style-name="ce41" table:formula="of:=IF([.H411]=&quot;&quot;;&quot;&quot;;[.H411]-[.C411])">
            <text:p/>
          </table:table-cell>
          <table:table-cell table:style-name="ce62" table:formula="of:=IF([.A411]=&quot;&quot;;&quot;&quot;;TEXT(DATE(YEAR([.A411]);MONTH([.A411]);DAY([.A411]));&quot;AAAA&quot;))">
            <text:p/>
          </table:table-cell>
          <table:table-cell table:style-name="ce62" table:formula="of:=IF([.D411]=&quot;&quot;;&quot;&quot;;TEXT(DATE(YEAR([.D411]);MONTH([.D411]);DAY([.D411]));&quot;AAAA&quot;))">
            <text:p/>
          </table:table-cell>
          <table:table-cell table:style-name="ce62" table:formula="of:=IF([.G411]=&quot;&quot;;&quot;&quot;;TEXT(DATE(YEAR([.G411]);MONTH([.G411]);DAY([.G411]));&quot;AAAA&quot;))">
            <text:p/>
          </table:table-cell>
          <table:table-cell table:style-name="ce62" table:formula="of:=IF([.A411]=&quot;&quot;;&quot;&quot;;TEXT(DATE(YEAR([.A411]);MONTH([.A411]);DAY([.A411]));&quot;MMM&quot;))">
            <text:p/>
          </table:table-cell>
          <table:table-cell table:style-name="ce62" table:formula="of:=IF([.D411]=&quot;&quot;;&quot;&quot;;TEXT(DATE(YEAR([.D411]);MONTH([.D411]);DAY([.D411]));&quot;MMM&quot;))">
            <text:p/>
          </table:table-cell>
          <table:table-cell table:style-name="ce62" table:formula="of:=IF([.G411]=&quot;&quot;;&quot;&quot;;TEXT(DATE(YEAR([.G411]);MONTH([.G411]);DAY([.G411]));&quot;MMM&quot;))">
            <text:p/>
          </table:table-cell>
          <table:table-cell table:style-name="ce70" table:formula="of:=IF([.D411]=&quot;&quot;;&quot;&quot;;TEXT(DATE(YEAR([.D411]);MONTH([.D411]);DAY([.D41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2]=&quot;&quot;;&quot;&quot;;VLOOKUP([.K412];[Contas.$A$1:.$C$54];2;0))">
            <text:p><text:s text:c="2"/></text:p>
          </table:table-cell>
          <table:table-cell table:style-name="ce15" table:formula="of:=IF([.K412]=&quot;&quot;;&quot;&quot;;VLOOKUP([.K412];[Contas.$A$1:.$C$54];3;0))">
            <text:p><text:s text:c="2"/></text:p>
          </table:table-cell>
          <table:table-cell table:style-name="ce16" table:formula="of:=IF([.G412]&lt;&gt;&quot;&quot;;&quot;Pago&quot;;IF(AND([.G412]=&quot;&quot;;[.E412]&lt;&gt;&quot;&quot;;[.F412]&lt;&gt;&quot;&quot;;TODAY()&gt;=[.D412]);&quot;Vencido&quot;;IF(AND([.E412]=&quot;&quot;;[.F412]=&quot;&quot;;[.G412]=&quot;&quot;;[.H412]=&quot;&quot;);&quot;&quot;;&quot;A Vencer&quot;)))">
            <text:p><text:s text:c="2"/></text:p>
          </table:table-cell>
          <table:table-cell table:style-name="ce41" table:formula="of:=IF([.H412]=&quot;&quot;;&quot;&quot;;[.H412]-[.C412])">
            <text:p/>
          </table:table-cell>
          <table:table-cell table:style-name="ce62" table:formula="of:=IF([.A412]=&quot;&quot;;&quot;&quot;;TEXT(DATE(YEAR([.A412]);MONTH([.A412]);DAY([.A412]));&quot;AAAA&quot;))">
            <text:p/>
          </table:table-cell>
          <table:table-cell table:style-name="ce62" table:formula="of:=IF([.D412]=&quot;&quot;;&quot;&quot;;TEXT(DATE(YEAR([.D412]);MONTH([.D412]);DAY([.D412]));&quot;AAAA&quot;))">
            <text:p/>
          </table:table-cell>
          <table:table-cell table:style-name="ce62" table:formula="of:=IF([.G412]=&quot;&quot;;&quot;&quot;;TEXT(DATE(YEAR([.G412]);MONTH([.G412]);DAY([.G412]));&quot;AAAA&quot;))">
            <text:p/>
          </table:table-cell>
          <table:table-cell table:style-name="ce62" table:formula="of:=IF([.A412]=&quot;&quot;;&quot;&quot;;TEXT(DATE(YEAR([.A412]);MONTH([.A412]);DAY([.A412]));&quot;MMM&quot;))">
            <text:p/>
          </table:table-cell>
          <table:table-cell table:style-name="ce62" table:formula="of:=IF([.D412]=&quot;&quot;;&quot;&quot;;TEXT(DATE(YEAR([.D412]);MONTH([.D412]);DAY([.D412]));&quot;MMM&quot;))">
            <text:p/>
          </table:table-cell>
          <table:table-cell table:style-name="ce62" table:formula="of:=IF([.G412]=&quot;&quot;;&quot;&quot;;TEXT(DATE(YEAR([.G412]);MONTH([.G412]);DAY([.G412]));&quot;MMM&quot;))">
            <text:p/>
          </table:table-cell>
          <table:table-cell table:style-name="ce70" table:formula="of:=IF([.D412]=&quot;&quot;;&quot;&quot;;TEXT(DATE(YEAR([.D412]);MONTH([.D412]);DAY([.D41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3]=&quot;&quot;;&quot;&quot;;VLOOKUP([.K413];[Contas.$A$1:.$C$54];2;0))">
            <text:p><text:s text:c="2"/></text:p>
          </table:table-cell>
          <table:table-cell table:style-name="ce15" table:formula="of:=IF([.K413]=&quot;&quot;;&quot;&quot;;VLOOKUP([.K413];[Contas.$A$1:.$C$54];3;0))">
            <text:p><text:s text:c="2"/></text:p>
          </table:table-cell>
          <table:table-cell table:style-name="ce16" table:formula="of:=IF([.G413]&lt;&gt;&quot;&quot;;&quot;Pago&quot;;IF(AND([.G413]=&quot;&quot;;[.E413]&lt;&gt;&quot;&quot;;[.F413]&lt;&gt;&quot;&quot;;TODAY()&gt;=[.D413]);&quot;Vencido&quot;;IF(AND([.E413]=&quot;&quot;;[.F413]=&quot;&quot;;[.G413]=&quot;&quot;;[.H413]=&quot;&quot;);&quot;&quot;;&quot;A Vencer&quot;)))">
            <text:p><text:s text:c="2"/></text:p>
          </table:table-cell>
          <table:table-cell table:style-name="ce41" table:formula="of:=IF([.H413]=&quot;&quot;;&quot;&quot;;[.H413]-[.C413])">
            <text:p/>
          </table:table-cell>
          <table:table-cell table:style-name="ce62" table:formula="of:=IF([.A413]=&quot;&quot;;&quot;&quot;;TEXT(DATE(YEAR([.A413]);MONTH([.A413]);DAY([.A413]));&quot;AAAA&quot;))">
            <text:p/>
          </table:table-cell>
          <table:table-cell table:style-name="ce62" table:formula="of:=IF([.D413]=&quot;&quot;;&quot;&quot;;TEXT(DATE(YEAR([.D413]);MONTH([.D413]);DAY([.D413]));&quot;AAAA&quot;))">
            <text:p/>
          </table:table-cell>
          <table:table-cell table:style-name="ce62" table:formula="of:=IF([.G413]=&quot;&quot;;&quot;&quot;;TEXT(DATE(YEAR([.G413]);MONTH([.G413]);DAY([.G413]));&quot;AAAA&quot;))">
            <text:p/>
          </table:table-cell>
          <table:table-cell table:style-name="ce62" table:formula="of:=IF([.A413]=&quot;&quot;;&quot;&quot;;TEXT(DATE(YEAR([.A413]);MONTH([.A413]);DAY([.A413]));&quot;MMM&quot;))">
            <text:p/>
          </table:table-cell>
          <table:table-cell table:style-name="ce62" table:formula="of:=IF([.D413]=&quot;&quot;;&quot;&quot;;TEXT(DATE(YEAR([.D413]);MONTH([.D413]);DAY([.D413]));&quot;MMM&quot;))">
            <text:p/>
          </table:table-cell>
          <table:table-cell table:style-name="ce62" table:formula="of:=IF([.G413]=&quot;&quot;;&quot;&quot;;TEXT(DATE(YEAR([.G413]);MONTH([.G413]);DAY([.G413]));&quot;MMM&quot;))">
            <text:p/>
          </table:table-cell>
          <table:table-cell table:style-name="ce70" table:formula="of:=IF([.D413]=&quot;&quot;;&quot;&quot;;TEXT(DATE(YEAR([.D413]);MONTH([.D413]);DAY([.D413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/>
          <table:table-cell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4]=&quot;&quot;;&quot;&quot;;VLOOKUP([.K414];[Contas.$A$1:.$C$54];2;0))">
            <text:p><text:s text:c="2"/></text:p>
          </table:table-cell>
          <table:table-cell table:style-name="ce15" table:formula="of:=IF([.K414]=&quot;&quot;;&quot;&quot;;VLOOKUP([.K414];[Contas.$A$1:.$C$54];3;0))">
            <text:p><text:s text:c="2"/></text:p>
          </table:table-cell>
          <table:table-cell table:style-name="ce16" table:formula="of:=IF([.G414]&lt;&gt;&quot;&quot;;&quot;Pago&quot;;IF(AND([.G414]=&quot;&quot;;[.E414]&lt;&gt;&quot;&quot;;[.F414]&lt;&gt;&quot;&quot;;TODAY()&gt;=[.D414]);&quot;Vencido&quot;;IF(AND([.E414]=&quot;&quot;;[.F414]=&quot;&quot;;[.G414]=&quot;&quot;;[.H414]=&quot;&quot;);&quot;&quot;;&quot;A Vencer&quot;)))">
            <text:p><text:s text:c="2"/></text:p>
          </table:table-cell>
          <table:table-cell table:style-name="ce41" table:formula="of:=IF([.H414]=&quot;&quot;;&quot;&quot;;[.H414]-[.C414])">
            <text:p/>
          </table:table-cell>
          <table:table-cell table:style-name="ce62" table:formula="of:=IF([.A414]=&quot;&quot;;&quot;&quot;;TEXT(DATE(YEAR([.A414]);MONTH([.A414]);DAY([.A414]));&quot;AAAA&quot;))">
            <text:p/>
          </table:table-cell>
          <table:table-cell table:style-name="ce62" table:formula="of:=IF([.D414]=&quot;&quot;;&quot;&quot;;TEXT(DATE(YEAR([.D414]);MONTH([.D414]);DAY([.D414]));&quot;AAAA&quot;))">
            <text:p/>
          </table:table-cell>
          <table:table-cell table:style-name="ce62" table:formula="of:=IF([.G414]=&quot;&quot;;&quot;&quot;;TEXT(DATE(YEAR([.G414]);MONTH([.G414]);DAY([.G414]));&quot;AAAA&quot;))">
            <text:p/>
          </table:table-cell>
          <table:table-cell table:style-name="ce62" table:formula="of:=IF([.A414]=&quot;&quot;;&quot;&quot;;TEXT(DATE(YEAR([.A414]);MONTH([.A414]);DAY([.A414]));&quot;MMM&quot;))">
            <text:p/>
          </table:table-cell>
          <table:table-cell table:style-name="ce62" table:formula="of:=IF([.D414]=&quot;&quot;;&quot;&quot;;TEXT(DATE(YEAR([.D414]);MONTH([.D414]);DAY([.D414]));&quot;MMM&quot;))">
            <text:p/>
          </table:table-cell>
          <table:table-cell table:style-name="ce62" table:formula="of:=IF([.G414]=&quot;&quot;;&quot;&quot;;TEXT(DATE(YEAR([.G414]);MONTH([.G414]);DAY([.G414]));&quot;MMM&quot;))">
            <text:p/>
          </table:table-cell>
          <table:table-cell table:style-name="ce70" table:formula="of:=IF([.D414]=&quot;&quot;;&quot;&quot;;TEXT(DATE(YEAR([.D414]);MONTH([.D414]);DAY([.D414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/>
          <table:table-cell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5]=&quot;&quot;;&quot;&quot;;VLOOKUP([.K415];[Contas.$A$1:.$C$54];2;0))">
            <text:p><text:s text:c="2"/></text:p>
          </table:table-cell>
          <table:table-cell table:style-name="ce15" table:formula="of:=IF([.K415]=&quot;&quot;;&quot;&quot;;VLOOKUP([.K415];[Contas.$A$1:.$C$54];3;0))">
            <text:p><text:s text:c="2"/></text:p>
          </table:table-cell>
          <table:table-cell table:style-name="ce16" table:formula="of:=IF([.G415]&lt;&gt;&quot;&quot;;&quot;Pago&quot;;IF(AND([.G415]=&quot;&quot;;[.E415]&lt;&gt;&quot;&quot;;[.F415]&lt;&gt;&quot;&quot;;TODAY()&gt;=[.D415]);&quot;Vencido&quot;;IF(AND([.E415]=&quot;&quot;;[.F415]=&quot;&quot;;[.G415]=&quot;&quot;;[.H415]=&quot;&quot;);&quot;&quot;;&quot;A Vencer&quot;)))">
            <text:p><text:s text:c="2"/></text:p>
          </table:table-cell>
          <table:table-cell table:style-name="ce41" table:formula="of:=IF([.H415]=&quot;&quot;;&quot;&quot;;[.H415]-[.C415])">
            <text:p/>
          </table:table-cell>
          <table:table-cell table:style-name="ce62" table:formula="of:=IF([.A415]=&quot;&quot;;&quot;&quot;;TEXT(DATE(YEAR([.A415]);MONTH([.A415]);DAY([.A415]));&quot;AAAA&quot;))">
            <text:p/>
          </table:table-cell>
          <table:table-cell table:style-name="ce62" table:formula="of:=IF([.D415]=&quot;&quot;;&quot;&quot;;TEXT(DATE(YEAR([.D415]);MONTH([.D415]);DAY([.D415]));&quot;AAAA&quot;))">
            <text:p/>
          </table:table-cell>
          <table:table-cell table:style-name="ce62" table:formula="of:=IF([.G415]=&quot;&quot;;&quot;&quot;;TEXT(DATE(YEAR([.G415]);MONTH([.G415]);DAY([.G415]));&quot;AAAA&quot;))">
            <text:p/>
          </table:table-cell>
          <table:table-cell table:style-name="ce62" table:formula="of:=IF([.A415]=&quot;&quot;;&quot;&quot;;TEXT(DATE(YEAR([.A415]);MONTH([.A415]);DAY([.A415]));&quot;MMM&quot;))">
            <text:p/>
          </table:table-cell>
          <table:table-cell table:style-name="ce62" table:formula="of:=IF([.D415]=&quot;&quot;;&quot;&quot;;TEXT(DATE(YEAR([.D415]);MONTH([.D415]);DAY([.D415]));&quot;MMM&quot;))">
            <text:p/>
          </table:table-cell>
          <table:table-cell table:style-name="ce62" table:formula="of:=IF([.G415]=&quot;&quot;;&quot;&quot;;TEXT(DATE(YEAR([.G415]);MONTH([.G415]);DAY([.G415]));&quot;MMM&quot;))">
            <text:p/>
          </table:table-cell>
          <table:table-cell table:style-name="ce70" table:formula="of:=IF([.D415]=&quot;&quot;;&quot;&quot;;TEXT(DATE(YEAR([.D415]);MONTH([.D415]);DAY([.D415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6]=&quot;&quot;;&quot;&quot;;VLOOKUP([.K416];[Contas.$A$1:.$C$54];2;0))">
            <text:p><text:s text:c="2"/></text:p>
          </table:table-cell>
          <table:table-cell table:style-name="ce15" table:formula="of:=IF([.K416]=&quot;&quot;;&quot;&quot;;VLOOKUP([.K416];[Contas.$A$1:.$C$54];3;0))">
            <text:p><text:s text:c="2"/></text:p>
          </table:table-cell>
          <table:table-cell table:style-name="ce16" table:formula="of:=IF([.G416]&lt;&gt;&quot;&quot;;&quot;Pago&quot;;IF(AND([.G416]=&quot;&quot;;[.E416]&lt;&gt;&quot;&quot;;[.F416]&lt;&gt;&quot;&quot;;TODAY()&gt;=[.D416]);&quot;Vencido&quot;;IF(AND([.E416]=&quot;&quot;;[.F416]=&quot;&quot;;[.G416]=&quot;&quot;;[.H416]=&quot;&quot;);&quot;&quot;;&quot;A Vencer&quot;)))">
            <text:p><text:s text:c="2"/></text:p>
          </table:table-cell>
          <table:table-cell table:style-name="ce41" table:formula="of:=IF([.H416]=&quot;&quot;;&quot;&quot;;[.H416]-[.C416])">
            <text:p/>
          </table:table-cell>
          <table:table-cell table:style-name="ce62" table:formula="of:=IF([.A416]=&quot;&quot;;&quot;&quot;;TEXT(DATE(YEAR([.A416]);MONTH([.A416]);DAY([.A416]));&quot;AAAA&quot;))">
            <text:p/>
          </table:table-cell>
          <table:table-cell table:style-name="ce62" table:formula="of:=IF([.D416]=&quot;&quot;;&quot;&quot;;TEXT(DATE(YEAR([.D416]);MONTH([.D416]);DAY([.D416]));&quot;AAAA&quot;))">
            <text:p/>
          </table:table-cell>
          <table:table-cell table:style-name="ce62" table:formula="of:=IF([.G416]=&quot;&quot;;&quot;&quot;;TEXT(DATE(YEAR([.G416]);MONTH([.G416]);DAY([.G416]));&quot;AAAA&quot;))">
            <text:p/>
          </table:table-cell>
          <table:table-cell table:style-name="ce62" table:formula="of:=IF([.A416]=&quot;&quot;;&quot;&quot;;TEXT(DATE(YEAR([.A416]);MONTH([.A416]);DAY([.A416]));&quot;MMM&quot;))">
            <text:p/>
          </table:table-cell>
          <table:table-cell table:style-name="ce62" table:formula="of:=IF([.D416]=&quot;&quot;;&quot;&quot;;TEXT(DATE(YEAR([.D416]);MONTH([.D416]);DAY([.D416]));&quot;MMM&quot;))">
            <text:p/>
          </table:table-cell>
          <table:table-cell table:style-name="ce62" table:formula="of:=IF([.G416]=&quot;&quot;;&quot;&quot;;TEXT(DATE(YEAR([.G416]);MONTH([.G416]);DAY([.G416]));&quot;MMM&quot;))">
            <text:p/>
          </table:table-cell>
          <table:table-cell table:style-name="ce70" table:formula="of:=IF([.D416]=&quot;&quot;;&quot;&quot;;TEXT(DATE(YEAR([.D416]);MONTH([.D416]);DAY([.D416]));&quot;MMM/AA&quot;))">
            <text:p/>
          </table:table-cell>
          <table:table-cell table:style-name="Default" table:number-columns-repeated="1001"/>
          <table:table-cell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7]=&quot;&quot;;&quot;&quot;;VLOOKUP([.K417];[Contas.$A$1:.$C$54];2;0))">
            <text:p><text:s text:c="2"/></text:p>
          </table:table-cell>
          <table:table-cell table:style-name="ce15" table:formula="of:=IF([.K417]=&quot;&quot;;&quot;&quot;;VLOOKUP([.K417];[Contas.$A$1:.$C$54];3;0))">
            <text:p><text:s text:c="2"/></text:p>
          </table:table-cell>
          <table:table-cell table:style-name="ce16" table:formula="of:=IF([.G417]&lt;&gt;&quot;&quot;;&quot;Pago&quot;;IF(AND([.G417]=&quot;&quot;;[.E417]&lt;&gt;&quot;&quot;;[.F417]&lt;&gt;&quot;&quot;;TODAY()&gt;=[.D417]);&quot;Vencido&quot;;IF(AND([.E417]=&quot;&quot;;[.F417]=&quot;&quot;;[.G417]=&quot;&quot;;[.H417]=&quot;&quot;);&quot;&quot;;&quot;A Vencer&quot;)))">
            <text:p><text:s text:c="2"/></text:p>
          </table:table-cell>
          <table:table-cell table:style-name="ce41" table:formula="of:=IF([.H417]=&quot;&quot;;&quot;&quot;;[.H417]-[.C417])">
            <text:p/>
          </table:table-cell>
          <table:table-cell table:style-name="ce62" table:formula="of:=IF([.A417]=&quot;&quot;;&quot;&quot;;TEXT(DATE(YEAR([.A417]);MONTH([.A417]);DAY([.A417]));&quot;AAAA&quot;))">
            <text:p/>
          </table:table-cell>
          <table:table-cell table:style-name="ce62" table:formula="of:=IF([.D417]=&quot;&quot;;&quot;&quot;;TEXT(DATE(YEAR([.D417]);MONTH([.D417]);DAY([.D417]));&quot;AAAA&quot;))">
            <text:p/>
          </table:table-cell>
          <table:table-cell table:style-name="ce62" table:formula="of:=IF([.G417]=&quot;&quot;;&quot;&quot;;TEXT(DATE(YEAR([.G417]);MONTH([.G417]);DAY([.G417]));&quot;AAAA&quot;))">
            <text:p/>
          </table:table-cell>
          <table:table-cell table:style-name="ce62" table:formula="of:=IF([.A417]=&quot;&quot;;&quot;&quot;;TEXT(DATE(YEAR([.A417]);MONTH([.A417]);DAY([.A417]));&quot;MMM&quot;))">
            <text:p/>
          </table:table-cell>
          <table:table-cell table:style-name="ce62" table:formula="of:=IF([.D417]=&quot;&quot;;&quot;&quot;;TEXT(DATE(YEAR([.D417]);MONTH([.D417]);DAY([.D417]));&quot;MMM&quot;))">
            <text:p/>
          </table:table-cell>
          <table:table-cell table:style-name="ce62" table:formula="of:=IF([.G417]=&quot;&quot;;&quot;&quot;;TEXT(DATE(YEAR([.G417]);MONTH([.G417]);DAY([.G417]));&quot;MMM&quot;))">
            <text:p/>
          </table:table-cell>
          <table:table-cell table:style-name="ce70" table:formula="of:=IF([.D417]=&quot;&quot;;&quot;&quot;;TEXT(DATE(YEAR([.D417]);MONTH([.D417]);DAY([.D41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8]=&quot;&quot;;&quot;&quot;;VLOOKUP([.K418];[Contas.$A$1:.$C$54];2;0))">
            <text:p><text:s text:c="2"/></text:p>
          </table:table-cell>
          <table:table-cell table:style-name="ce15" table:formula="of:=IF([.K418]=&quot;&quot;;&quot;&quot;;VLOOKUP([.K418];[Contas.$A$1:.$C$54];3;0))">
            <text:p><text:s text:c="2"/></text:p>
          </table:table-cell>
          <table:table-cell table:style-name="ce16" table:formula="of:=IF([.G418]&lt;&gt;&quot;&quot;;&quot;Pago&quot;;IF(AND([.G418]=&quot;&quot;;[.E418]&lt;&gt;&quot;&quot;;[.F418]&lt;&gt;&quot;&quot;;TODAY()&gt;=[.D418]);&quot;Vencido&quot;;IF(AND([.E418]=&quot;&quot;;[.F418]=&quot;&quot;;[.G418]=&quot;&quot;;[.H418]=&quot;&quot;);&quot;&quot;;&quot;A Vencer&quot;)))">
            <text:p><text:s text:c="2"/></text:p>
          </table:table-cell>
          <table:table-cell table:style-name="ce41" table:formula="of:=IF([.H418]=&quot;&quot;;&quot;&quot;;[.H418]-[.C418])">
            <text:p/>
          </table:table-cell>
          <table:table-cell table:style-name="ce62" table:formula="of:=IF([.A418]=&quot;&quot;;&quot;&quot;;TEXT(DATE(YEAR([.A418]);MONTH([.A418]);DAY([.A418]));&quot;AAAA&quot;))">
            <text:p/>
          </table:table-cell>
          <table:table-cell table:style-name="ce62" table:formula="of:=IF([.D418]=&quot;&quot;;&quot;&quot;;TEXT(DATE(YEAR([.D418]);MONTH([.D418]);DAY([.D418]));&quot;AAAA&quot;))">
            <text:p/>
          </table:table-cell>
          <table:table-cell table:style-name="ce62" table:formula="of:=IF([.G418]=&quot;&quot;;&quot;&quot;;TEXT(DATE(YEAR([.G418]);MONTH([.G418]);DAY([.G418]));&quot;AAAA&quot;))">
            <text:p/>
          </table:table-cell>
          <table:table-cell table:style-name="ce62" table:formula="of:=IF([.A418]=&quot;&quot;;&quot;&quot;;TEXT(DATE(YEAR([.A418]);MONTH([.A418]);DAY([.A418]));&quot;MMM&quot;))">
            <text:p/>
          </table:table-cell>
          <table:table-cell table:style-name="ce62" table:formula="of:=IF([.D418]=&quot;&quot;;&quot;&quot;;TEXT(DATE(YEAR([.D418]);MONTH([.D418]);DAY([.D418]));&quot;MMM&quot;))">
            <text:p/>
          </table:table-cell>
          <table:table-cell table:style-name="ce62" table:formula="of:=IF([.G418]=&quot;&quot;;&quot;&quot;;TEXT(DATE(YEAR([.G418]);MONTH([.G418]);DAY([.G418]));&quot;MMM&quot;))">
            <text:p/>
          </table:table-cell>
          <table:table-cell table:style-name="ce70" table:formula="of:=IF([.D418]=&quot;&quot;;&quot;&quot;;TEXT(DATE(YEAR([.D418]);MONTH([.D418]);DAY([.D41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19]=&quot;&quot;;&quot;&quot;;VLOOKUP([.K419];[Contas.$A$1:.$C$54];2;0))">
            <text:p><text:s text:c="2"/></text:p>
          </table:table-cell>
          <table:table-cell table:style-name="ce15" table:formula="of:=IF([.K419]=&quot;&quot;;&quot;&quot;;VLOOKUP([.K419];[Contas.$A$1:.$C$54];3;0))">
            <text:p><text:s text:c="2"/></text:p>
          </table:table-cell>
          <table:table-cell table:style-name="ce16" table:formula="of:=IF([.G419]&lt;&gt;&quot;&quot;;&quot;Pago&quot;;IF(AND([.G419]=&quot;&quot;;[.E419]&lt;&gt;&quot;&quot;;[.F419]&lt;&gt;&quot;&quot;;TODAY()&gt;=[.D419]);&quot;Vencido&quot;;IF(AND([.E419]=&quot;&quot;;[.F419]=&quot;&quot;;[.G419]=&quot;&quot;;[.H419]=&quot;&quot;);&quot;&quot;;&quot;A Vencer&quot;)))">
            <text:p><text:s text:c="2"/></text:p>
          </table:table-cell>
          <table:table-cell table:style-name="ce41" table:formula="of:=IF([.H419]=&quot;&quot;;&quot;&quot;;[.H419]-[.C419])">
            <text:p/>
          </table:table-cell>
          <table:table-cell table:style-name="ce62" table:formula="of:=IF([.A419]=&quot;&quot;;&quot;&quot;;TEXT(DATE(YEAR([.A419]);MONTH([.A419]);DAY([.A419]));&quot;AAAA&quot;))">
            <text:p/>
          </table:table-cell>
          <table:table-cell table:style-name="ce62" table:formula="of:=IF([.D419]=&quot;&quot;;&quot;&quot;;TEXT(DATE(YEAR([.D419]);MONTH([.D419]);DAY([.D419]));&quot;AAAA&quot;))">
            <text:p/>
          </table:table-cell>
          <table:table-cell table:style-name="ce62" table:formula="of:=IF([.G419]=&quot;&quot;;&quot;&quot;;TEXT(DATE(YEAR([.G419]);MONTH([.G419]);DAY([.G419]));&quot;AAAA&quot;))">
            <text:p/>
          </table:table-cell>
          <table:table-cell table:style-name="ce62" table:formula="of:=IF([.A419]=&quot;&quot;;&quot;&quot;;TEXT(DATE(YEAR([.A419]);MONTH([.A419]);DAY([.A419]));&quot;MMM&quot;))">
            <text:p/>
          </table:table-cell>
          <table:table-cell table:style-name="ce62" table:formula="of:=IF([.D419]=&quot;&quot;;&quot;&quot;;TEXT(DATE(YEAR([.D419]);MONTH([.D419]);DAY([.D419]));&quot;MMM&quot;))">
            <text:p/>
          </table:table-cell>
          <table:table-cell table:style-name="ce62" table:formula="of:=IF([.G419]=&quot;&quot;;&quot;&quot;;TEXT(DATE(YEAR([.G419]);MONTH([.G419]);DAY([.G419]));&quot;MMM&quot;))">
            <text:p/>
          </table:table-cell>
          <table:table-cell table:style-name="ce70" table:formula="of:=IF([.D419]=&quot;&quot;;&quot;&quot;;TEXT(DATE(YEAR([.D419]);MONTH([.D419]);DAY([.D419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0]=&quot;&quot;;&quot;&quot;;VLOOKUP([.K420];[Contas.$A$1:.$C$54];2;0))">
            <text:p><text:s text:c="2"/></text:p>
          </table:table-cell>
          <table:table-cell table:style-name="ce15" table:formula="of:=IF([.K420]=&quot;&quot;;&quot;&quot;;VLOOKUP([.K420];[Contas.$A$1:.$C$54];3;0))">
            <text:p><text:s text:c="2"/></text:p>
          </table:table-cell>
          <table:table-cell table:style-name="ce16" table:formula="of:=IF([.G420]&lt;&gt;&quot;&quot;;&quot;Pago&quot;;IF(AND([.G420]=&quot;&quot;;[.E420]&lt;&gt;&quot;&quot;;[.F420]&lt;&gt;&quot;&quot;;TODAY()&gt;=[.D420]);&quot;Vencido&quot;;IF(AND([.E420]=&quot;&quot;;[.F420]=&quot;&quot;;[.G420]=&quot;&quot;;[.H420]=&quot;&quot;);&quot;&quot;;&quot;A Vencer&quot;)))">
            <text:p><text:s text:c="2"/></text:p>
          </table:table-cell>
          <table:table-cell table:style-name="ce41" table:formula="of:=IF([.H420]=&quot;&quot;;&quot;&quot;;[.H420]-[.C420])">
            <text:p/>
          </table:table-cell>
          <table:table-cell table:style-name="ce62" table:formula="of:=IF([.A420]=&quot;&quot;;&quot;&quot;;TEXT(DATE(YEAR([.A420]);MONTH([.A420]);DAY([.A420]));&quot;AAAA&quot;))">
            <text:p/>
          </table:table-cell>
          <table:table-cell table:style-name="ce62" table:formula="of:=IF([.D420]=&quot;&quot;;&quot;&quot;;TEXT(DATE(YEAR([.D420]);MONTH([.D420]);DAY([.D420]));&quot;AAAA&quot;))">
            <text:p/>
          </table:table-cell>
          <table:table-cell table:style-name="ce62" table:formula="of:=IF([.G420]=&quot;&quot;;&quot;&quot;;TEXT(DATE(YEAR([.G420]);MONTH([.G420]);DAY([.G420]));&quot;AAAA&quot;))">
            <text:p/>
          </table:table-cell>
          <table:table-cell table:style-name="ce62" table:formula="of:=IF([.A420]=&quot;&quot;;&quot;&quot;;TEXT(DATE(YEAR([.A420]);MONTH([.A420]);DAY([.A420]));&quot;MMM&quot;))">
            <text:p/>
          </table:table-cell>
          <table:table-cell table:style-name="ce62" table:formula="of:=IF([.D420]=&quot;&quot;;&quot;&quot;;TEXT(DATE(YEAR([.D420]);MONTH([.D420]);DAY([.D420]));&quot;MMM&quot;))">
            <text:p/>
          </table:table-cell>
          <table:table-cell table:style-name="ce62" table:formula="of:=IF([.G420]=&quot;&quot;;&quot;&quot;;TEXT(DATE(YEAR([.G420]);MONTH([.G420]);DAY([.G420]));&quot;MMM&quot;))">
            <text:p/>
          </table:table-cell>
          <table:table-cell table:style-name="ce70" table:formula="of:=IF([.D420]=&quot;&quot;;&quot;&quot;;TEXT(DATE(YEAR([.D420]);MONTH([.D420]);DAY([.D420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6"/>
          <table:table-cell table:style-name="ce30" table:number-columns-repeated="2"/>
          <table:table-cell table:style-name="ce6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1]=&quot;&quot;;&quot;&quot;;VLOOKUP([.K421];[Contas.$A$1:.$C$54];2;0))">
            <text:p><text:s text:c="2"/></text:p>
          </table:table-cell>
          <table:table-cell table:style-name="ce15" table:formula="of:=IF([.K421]=&quot;&quot;;&quot;&quot;;VLOOKUP([.K421];[Contas.$A$1:.$C$54];3;0))">
            <text:p><text:s text:c="2"/></text:p>
          </table:table-cell>
          <table:table-cell table:style-name="ce16" table:formula="of:=IF([.G421]&lt;&gt;&quot;&quot;;&quot;Pago&quot;;IF(AND([.G421]=&quot;&quot;;[.E421]&lt;&gt;&quot;&quot;;[.F421]&lt;&gt;&quot;&quot;;TODAY()&gt;=[.D421]);&quot;Vencido&quot;;IF(AND([.E421]=&quot;&quot;;[.F421]=&quot;&quot;;[.G421]=&quot;&quot;;[.H421]=&quot;&quot;);&quot;&quot;;&quot;A Vencer&quot;)))">
            <text:p><text:s text:c="2"/></text:p>
          </table:table-cell>
          <table:table-cell table:style-name="ce41" table:formula="of:=IF([.H421]=&quot;&quot;;&quot;&quot;;[.H421]-[.C421])">
            <text:p/>
          </table:table-cell>
          <table:table-cell table:style-name="ce62" table:formula="of:=IF([.A421]=&quot;&quot;;&quot;&quot;;TEXT(DATE(YEAR([.A421]);MONTH([.A421]);DAY([.A421]));&quot;AAAA&quot;))">
            <text:p/>
          </table:table-cell>
          <table:table-cell table:style-name="ce62" table:formula="of:=IF([.D421]=&quot;&quot;;&quot;&quot;;TEXT(DATE(YEAR([.D421]);MONTH([.D421]);DAY([.D421]));&quot;AAAA&quot;))">
            <text:p/>
          </table:table-cell>
          <table:table-cell table:style-name="ce62" table:formula="of:=IF([.G421]=&quot;&quot;;&quot;&quot;;TEXT(DATE(YEAR([.G421]);MONTH([.G421]);DAY([.G421]));&quot;AAAA&quot;))">
            <text:p/>
          </table:table-cell>
          <table:table-cell table:style-name="ce62" table:formula="of:=IF([.A421]=&quot;&quot;;&quot;&quot;;TEXT(DATE(YEAR([.A421]);MONTH([.A421]);DAY([.A421]));&quot;MMM&quot;))">
            <text:p/>
          </table:table-cell>
          <table:table-cell table:style-name="ce62" table:formula="of:=IF([.D421]=&quot;&quot;;&quot;&quot;;TEXT(DATE(YEAR([.D421]);MONTH([.D421]);DAY([.D421]));&quot;MMM&quot;))">
            <text:p/>
          </table:table-cell>
          <table:table-cell table:style-name="ce62" table:formula="of:=IF([.G421]=&quot;&quot;;&quot;&quot;;TEXT(DATE(YEAR([.G421]);MONTH([.G421]);DAY([.G421]));&quot;MMM&quot;))">
            <text:p/>
          </table:table-cell>
          <table:table-cell table:style-name="ce70" table:formula="of:=IF([.D421]=&quot;&quot;;&quot;&quot;;TEXT(DATE(YEAR([.D421]);MONTH([.D421]);DAY([.D42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2]=&quot;&quot;;&quot;&quot;;VLOOKUP([.K422];[Contas.$A$1:.$C$54];2;0))">
            <text:p><text:s text:c="2"/></text:p>
          </table:table-cell>
          <table:table-cell table:style-name="ce15" table:formula="of:=IF([.K422]=&quot;&quot;;&quot;&quot;;VLOOKUP([.K422];[Contas.$A$1:.$C$54];3;0))">
            <text:p><text:s text:c="2"/></text:p>
          </table:table-cell>
          <table:table-cell table:style-name="ce16" table:formula="of:=IF([.G422]&lt;&gt;&quot;&quot;;&quot;Pago&quot;;IF(AND([.G422]=&quot;&quot;;[.E422]&lt;&gt;&quot;&quot;;[.F422]&lt;&gt;&quot;&quot;;TODAY()&gt;=[.D422]);&quot;Vencido&quot;;IF(AND([.E422]=&quot;&quot;;[.F422]=&quot;&quot;;[.G422]=&quot;&quot;;[.H422]=&quot;&quot;);&quot;&quot;;&quot;A Vencer&quot;)))">
            <text:p><text:s text:c="2"/></text:p>
          </table:table-cell>
          <table:table-cell table:style-name="ce41" table:formula="of:=IF([.H422]=&quot;&quot;;&quot;&quot;;[.H422]-[.C422])">
            <text:p/>
          </table:table-cell>
          <table:table-cell table:style-name="ce62" table:formula="of:=IF([.A422]=&quot;&quot;;&quot;&quot;;TEXT(DATE(YEAR([.A422]);MONTH([.A422]);DAY([.A422]));&quot;AAAA&quot;))">
            <text:p/>
          </table:table-cell>
          <table:table-cell table:style-name="ce62" table:formula="of:=IF([.D422]=&quot;&quot;;&quot;&quot;;TEXT(DATE(YEAR([.D422]);MONTH([.D422]);DAY([.D422]));&quot;AAAA&quot;))">
            <text:p/>
          </table:table-cell>
          <table:table-cell table:style-name="ce62" table:formula="of:=IF([.G422]=&quot;&quot;;&quot;&quot;;TEXT(DATE(YEAR([.G422]);MONTH([.G422]);DAY([.G422]));&quot;AAAA&quot;))">
            <text:p/>
          </table:table-cell>
          <table:table-cell table:style-name="ce62" table:formula="of:=IF([.A422]=&quot;&quot;;&quot;&quot;;TEXT(DATE(YEAR([.A422]);MONTH([.A422]);DAY([.A422]));&quot;MMM&quot;))">
            <text:p/>
          </table:table-cell>
          <table:table-cell table:style-name="ce62" table:formula="of:=IF([.D422]=&quot;&quot;;&quot;&quot;;TEXT(DATE(YEAR([.D422]);MONTH([.D422]);DAY([.D422]));&quot;MMM&quot;))">
            <text:p/>
          </table:table-cell>
          <table:table-cell table:style-name="ce62" table:formula="of:=IF([.G422]=&quot;&quot;;&quot;&quot;;TEXT(DATE(YEAR([.G422]);MONTH([.G422]);DAY([.G422]));&quot;MMM&quot;))">
            <text:p/>
          </table:table-cell>
          <table:table-cell table:style-name="ce70" table:formula="of:=IF([.D422]=&quot;&quot;;&quot;&quot;;TEXT(DATE(YEAR([.D422]);MONTH([.D422]);DAY([.D42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3]=&quot;&quot;;&quot;&quot;;VLOOKUP([.K423];[Contas.$A$1:.$C$54];2;0))">
            <text:p><text:s text:c="2"/></text:p>
          </table:table-cell>
          <table:table-cell table:style-name="ce15" table:formula="of:=IF([.K423]=&quot;&quot;;&quot;&quot;;VLOOKUP([.K423];[Contas.$A$1:.$C$54];3;0))">
            <text:p><text:s text:c="2"/></text:p>
          </table:table-cell>
          <table:table-cell table:style-name="ce16" table:formula="of:=IF([.G423]&lt;&gt;&quot;&quot;;&quot;Pago&quot;;IF(AND([.G423]=&quot;&quot;;[.E423]&lt;&gt;&quot;&quot;;[.F423]&lt;&gt;&quot;&quot;;TODAY()&gt;=[.D423]);&quot;Vencido&quot;;IF(AND([.E423]=&quot;&quot;;[.F423]=&quot;&quot;;[.G423]=&quot;&quot;;[.H423]=&quot;&quot;);&quot;&quot;;&quot;A Vencer&quot;)))">
            <text:p><text:s text:c="2"/></text:p>
          </table:table-cell>
          <table:table-cell table:style-name="ce41" table:formula="of:=IF([.H423]=&quot;&quot;;&quot;&quot;;[.H423]-[.C423])">
            <text:p/>
          </table:table-cell>
          <table:table-cell table:style-name="ce62" table:formula="of:=IF([.A423]=&quot;&quot;;&quot;&quot;;TEXT(DATE(YEAR([.A423]);MONTH([.A423]);DAY([.A423]));&quot;AAAA&quot;))">
            <text:p/>
          </table:table-cell>
          <table:table-cell table:style-name="ce62" table:formula="of:=IF([.D423]=&quot;&quot;;&quot;&quot;;TEXT(DATE(YEAR([.D423]);MONTH([.D423]);DAY([.D423]));&quot;AAAA&quot;))">
            <text:p/>
          </table:table-cell>
          <table:table-cell table:style-name="ce62" table:formula="of:=IF([.G423]=&quot;&quot;;&quot;&quot;;TEXT(DATE(YEAR([.G423]);MONTH([.G423]);DAY([.G423]));&quot;AAAA&quot;))">
            <text:p/>
          </table:table-cell>
          <table:table-cell table:style-name="ce62" table:formula="of:=IF([.A423]=&quot;&quot;;&quot;&quot;;TEXT(DATE(YEAR([.A423]);MONTH([.A423]);DAY([.A423]));&quot;MMM&quot;))">
            <text:p/>
          </table:table-cell>
          <table:table-cell table:style-name="ce62" table:formula="of:=IF([.D423]=&quot;&quot;;&quot;&quot;;TEXT(DATE(YEAR([.D423]);MONTH([.D423]);DAY([.D423]));&quot;MMM&quot;))">
            <text:p/>
          </table:table-cell>
          <table:table-cell table:style-name="ce62" table:formula="of:=IF([.G423]=&quot;&quot;;&quot;&quot;;TEXT(DATE(YEAR([.G423]);MONTH([.G423]);DAY([.G423]));&quot;MMM&quot;))">
            <text:p/>
          </table:table-cell>
          <table:table-cell table:style-name="ce70" table:formula="of:=IF([.D423]=&quot;&quot;;&quot;&quot;;TEXT(DATE(YEAR([.D423]);MONTH([.D423]);DAY([.D42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4]=&quot;&quot;;&quot;&quot;;VLOOKUP([.K424];[Contas.$A$1:.$C$54];2;0))">
            <text:p><text:s text:c="2"/></text:p>
          </table:table-cell>
          <table:table-cell table:style-name="ce15" table:formula="of:=IF([.K424]=&quot;&quot;;&quot;&quot;;VLOOKUP([.K424];[Contas.$A$1:.$C$54];3;0))">
            <text:p><text:s text:c="2"/></text:p>
          </table:table-cell>
          <table:table-cell table:style-name="ce16" table:formula="of:=IF([.G424]&lt;&gt;&quot;&quot;;&quot;Pago&quot;;IF(AND([.G424]=&quot;&quot;;[.E424]&lt;&gt;&quot;&quot;;[.F424]&lt;&gt;&quot;&quot;;TODAY()&gt;=[.D424]);&quot;Vencido&quot;;IF(AND([.E424]=&quot;&quot;;[.F424]=&quot;&quot;;[.G424]=&quot;&quot;;[.H424]=&quot;&quot;);&quot;&quot;;&quot;A Vencer&quot;)))">
            <text:p><text:s text:c="2"/></text:p>
          </table:table-cell>
          <table:table-cell table:style-name="ce41" table:formula="of:=IF([.H424]=&quot;&quot;;&quot;&quot;;[.H424]-[.C424])">
            <text:p/>
          </table:table-cell>
          <table:table-cell table:style-name="ce62" table:formula="of:=IF([.A424]=&quot;&quot;;&quot;&quot;;TEXT(DATE(YEAR([.A424]);MONTH([.A424]);DAY([.A424]));&quot;AAAA&quot;))">
            <text:p/>
          </table:table-cell>
          <table:table-cell table:style-name="ce62" table:formula="of:=IF([.D424]=&quot;&quot;;&quot;&quot;;TEXT(DATE(YEAR([.D424]);MONTH([.D424]);DAY([.D424]));&quot;AAAA&quot;))">
            <text:p/>
          </table:table-cell>
          <table:table-cell table:style-name="ce62" table:formula="of:=IF([.G424]=&quot;&quot;;&quot;&quot;;TEXT(DATE(YEAR([.G424]);MONTH([.G424]);DAY([.G424]));&quot;AAAA&quot;))">
            <text:p/>
          </table:table-cell>
          <table:table-cell table:style-name="ce62" table:formula="of:=IF([.A424]=&quot;&quot;;&quot;&quot;;TEXT(DATE(YEAR([.A424]);MONTH([.A424]);DAY([.A424]));&quot;MMM&quot;))">
            <text:p/>
          </table:table-cell>
          <table:table-cell table:style-name="ce62" table:formula="of:=IF([.D424]=&quot;&quot;;&quot;&quot;;TEXT(DATE(YEAR([.D424]);MONTH([.D424]);DAY([.D424]));&quot;MMM&quot;))">
            <text:p/>
          </table:table-cell>
          <table:table-cell table:style-name="ce62" table:formula="of:=IF([.G424]=&quot;&quot;;&quot;&quot;;TEXT(DATE(YEAR([.G424]);MONTH([.G424]);DAY([.G424]));&quot;MMM&quot;))">
            <text:p/>
          </table:table-cell>
          <table:table-cell table:style-name="ce70" table:formula="of:=IF([.D424]=&quot;&quot;;&quot;&quot;;TEXT(DATE(YEAR([.D424]);MONTH([.D424]);DAY([.D42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5]=&quot;&quot;;&quot;&quot;;VLOOKUP([.K425];[Contas.$A$1:.$C$54];2;0))">
            <text:p><text:s text:c="2"/></text:p>
          </table:table-cell>
          <table:table-cell table:style-name="ce15" table:formula="of:=IF([.K425]=&quot;&quot;;&quot;&quot;;VLOOKUP([.K425];[Contas.$A$1:.$C$54];3;0))">
            <text:p><text:s text:c="2"/></text:p>
          </table:table-cell>
          <table:table-cell table:style-name="ce16" table:formula="of:=IF([.G425]&lt;&gt;&quot;&quot;;&quot;Pago&quot;;IF(AND([.G425]=&quot;&quot;;[.E425]&lt;&gt;&quot;&quot;;[.F425]&lt;&gt;&quot;&quot;;TODAY()&gt;=[.D425]);&quot;Vencido&quot;;IF(AND([.E425]=&quot;&quot;;[.F425]=&quot;&quot;;[.G425]=&quot;&quot;;[.H425]=&quot;&quot;);&quot;&quot;;&quot;A Vencer&quot;)))">
            <text:p><text:s text:c="2"/></text:p>
          </table:table-cell>
          <table:table-cell table:style-name="ce41" table:formula="of:=IF([.H425]=&quot;&quot;;&quot;&quot;;[.H425]-[.C425])">
            <text:p/>
          </table:table-cell>
          <table:table-cell table:style-name="ce62" table:formula="of:=IF([.A425]=&quot;&quot;;&quot;&quot;;TEXT(DATE(YEAR([.A425]);MONTH([.A425]);DAY([.A425]));&quot;AAAA&quot;))">
            <text:p/>
          </table:table-cell>
          <table:table-cell table:style-name="ce62" table:formula="of:=IF([.D425]=&quot;&quot;;&quot;&quot;;TEXT(DATE(YEAR([.D425]);MONTH([.D425]);DAY([.D425]));&quot;AAAA&quot;))">
            <text:p/>
          </table:table-cell>
          <table:table-cell table:style-name="ce62" table:formula="of:=IF([.G425]=&quot;&quot;;&quot;&quot;;TEXT(DATE(YEAR([.G425]);MONTH([.G425]);DAY([.G425]));&quot;AAAA&quot;))">
            <text:p/>
          </table:table-cell>
          <table:table-cell table:style-name="ce62" table:formula="of:=IF([.A425]=&quot;&quot;;&quot;&quot;;TEXT(DATE(YEAR([.A425]);MONTH([.A425]);DAY([.A425]));&quot;MMM&quot;))">
            <text:p/>
          </table:table-cell>
          <table:table-cell table:style-name="ce62" table:formula="of:=IF([.D425]=&quot;&quot;;&quot;&quot;;TEXT(DATE(YEAR([.D425]);MONTH([.D425]);DAY([.D425]));&quot;MMM&quot;))">
            <text:p/>
          </table:table-cell>
          <table:table-cell table:style-name="ce62" table:formula="of:=IF([.G425]=&quot;&quot;;&quot;&quot;;TEXT(DATE(YEAR([.G425]);MONTH([.G425]);DAY([.G425]));&quot;MMM&quot;))">
            <text:p/>
          </table:table-cell>
          <table:table-cell table:style-name="ce70" table:formula="of:=IF([.D425]=&quot;&quot;;&quot;&quot;;TEXT(DATE(YEAR([.D425]);MONTH([.D425]);DAY([.D42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6]=&quot;&quot;;&quot;&quot;;VLOOKUP([.K426];[Contas.$A$1:.$C$54];2;0))">
            <text:p><text:s text:c="2"/></text:p>
          </table:table-cell>
          <table:table-cell table:style-name="ce15" table:formula="of:=IF([.K426]=&quot;&quot;;&quot;&quot;;VLOOKUP([.K426];[Contas.$A$1:.$C$54];3;0))">
            <text:p><text:s text:c="2"/></text:p>
          </table:table-cell>
          <table:table-cell table:style-name="ce16" table:formula="of:=IF([.G426]&lt;&gt;&quot;&quot;;&quot;Pago&quot;;IF(AND([.G426]=&quot;&quot;;[.E426]&lt;&gt;&quot;&quot;;[.F426]&lt;&gt;&quot;&quot;;TODAY()&gt;=[.D426]);&quot;Vencido&quot;;IF(AND([.E426]=&quot;&quot;;[.F426]=&quot;&quot;;[.G426]=&quot;&quot;;[.H426]=&quot;&quot;);&quot;&quot;;&quot;A Vencer&quot;)))">
            <text:p><text:s text:c="2"/></text:p>
          </table:table-cell>
          <table:table-cell table:style-name="ce41" table:formula="of:=IF([.H426]=&quot;&quot;;&quot;&quot;;[.H426]-[.C426])">
            <text:p/>
          </table:table-cell>
          <table:table-cell table:style-name="ce62" table:formula="of:=IF([.A426]=&quot;&quot;;&quot;&quot;;TEXT(DATE(YEAR([.A426]);MONTH([.A426]);DAY([.A426]));&quot;AAAA&quot;))">
            <text:p/>
          </table:table-cell>
          <table:table-cell table:style-name="ce62" table:formula="of:=IF([.D426]=&quot;&quot;;&quot;&quot;;TEXT(DATE(YEAR([.D426]);MONTH([.D426]);DAY([.D426]));&quot;AAAA&quot;))">
            <text:p/>
          </table:table-cell>
          <table:table-cell table:style-name="ce62" table:formula="of:=IF([.G426]=&quot;&quot;;&quot;&quot;;TEXT(DATE(YEAR([.G426]);MONTH([.G426]);DAY([.G426]));&quot;AAAA&quot;))">
            <text:p/>
          </table:table-cell>
          <table:table-cell table:style-name="ce62" table:formula="of:=IF([.A426]=&quot;&quot;;&quot;&quot;;TEXT(DATE(YEAR([.A426]);MONTH([.A426]);DAY([.A426]));&quot;MMM&quot;))">
            <text:p/>
          </table:table-cell>
          <table:table-cell table:style-name="ce62" table:formula="of:=IF([.D426]=&quot;&quot;;&quot;&quot;;TEXT(DATE(YEAR([.D426]);MONTH([.D426]);DAY([.D426]));&quot;MMM&quot;))">
            <text:p/>
          </table:table-cell>
          <table:table-cell table:style-name="ce62" table:formula="of:=IF([.G426]=&quot;&quot;;&quot;&quot;;TEXT(DATE(YEAR([.G426]);MONTH([.G426]);DAY([.G426]));&quot;MMM&quot;))">
            <text:p/>
          </table:table-cell>
          <table:table-cell table:style-name="ce70" table:formula="of:=IF([.D426]=&quot;&quot;;&quot;&quot;;TEXT(DATE(YEAR([.D426]);MONTH([.D426]);DAY([.D42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7]=&quot;&quot;;&quot;&quot;;VLOOKUP([.K427];[Contas.$A$1:.$C$54];2;0))">
            <text:p><text:s text:c="2"/></text:p>
          </table:table-cell>
          <table:table-cell table:style-name="ce15" table:formula="of:=IF([.K427]=&quot;&quot;;&quot;&quot;;VLOOKUP([.K427];[Contas.$A$1:.$C$54];3;0))">
            <text:p><text:s text:c="2"/></text:p>
          </table:table-cell>
          <table:table-cell table:style-name="ce16" table:formula="of:=IF([.G427]&lt;&gt;&quot;&quot;;&quot;Pago&quot;;IF(AND([.G427]=&quot;&quot;;[.E427]&lt;&gt;&quot;&quot;;[.F427]&lt;&gt;&quot;&quot;;TODAY()&gt;=[.D427]);&quot;Vencido&quot;;IF(AND([.E427]=&quot;&quot;;[.F427]=&quot;&quot;;[.G427]=&quot;&quot;;[.H427]=&quot;&quot;);&quot;&quot;;&quot;A Vencer&quot;)))">
            <text:p><text:s text:c="2"/></text:p>
          </table:table-cell>
          <table:table-cell table:style-name="ce41" table:formula="of:=IF([.H427]=&quot;&quot;;&quot;&quot;;[.H427]-[.C427])">
            <text:p/>
          </table:table-cell>
          <table:table-cell table:style-name="ce62" table:formula="of:=IF([.A427]=&quot;&quot;;&quot;&quot;;TEXT(DATE(YEAR([.A427]);MONTH([.A427]);DAY([.A427]));&quot;AAAA&quot;))">
            <text:p/>
          </table:table-cell>
          <table:table-cell table:style-name="ce62" table:formula="of:=IF([.D427]=&quot;&quot;;&quot;&quot;;TEXT(DATE(YEAR([.D427]);MONTH([.D427]);DAY([.D427]));&quot;AAAA&quot;))">
            <text:p/>
          </table:table-cell>
          <table:table-cell table:style-name="ce62" table:formula="of:=IF([.G427]=&quot;&quot;;&quot;&quot;;TEXT(DATE(YEAR([.G427]);MONTH([.G427]);DAY([.G427]));&quot;AAAA&quot;))">
            <text:p/>
          </table:table-cell>
          <table:table-cell table:style-name="ce62" table:formula="of:=IF([.A427]=&quot;&quot;;&quot;&quot;;TEXT(DATE(YEAR([.A427]);MONTH([.A427]);DAY([.A427]));&quot;MMM&quot;))">
            <text:p/>
          </table:table-cell>
          <table:table-cell table:style-name="ce62" table:formula="of:=IF([.D427]=&quot;&quot;;&quot;&quot;;TEXT(DATE(YEAR([.D427]);MONTH([.D427]);DAY([.D427]));&quot;MMM&quot;))">
            <text:p/>
          </table:table-cell>
          <table:table-cell table:style-name="ce62" table:formula="of:=IF([.G427]=&quot;&quot;;&quot;&quot;;TEXT(DATE(YEAR([.G427]);MONTH([.G427]);DAY([.G427]));&quot;MMM&quot;))">
            <text:p/>
          </table:table-cell>
          <table:table-cell table:style-name="ce70" table:formula="of:=IF([.D427]=&quot;&quot;;&quot;&quot;;TEXT(DATE(YEAR([.D427]);MONTH([.D427]);DAY([.D42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8]=&quot;&quot;;&quot;&quot;;VLOOKUP([.K428];[Contas.$A$1:.$C$54];2;0))">
            <text:p><text:s text:c="2"/></text:p>
          </table:table-cell>
          <table:table-cell table:style-name="ce15" table:formula="of:=IF([.K428]=&quot;&quot;;&quot;&quot;;VLOOKUP([.K428];[Contas.$A$1:.$C$54];3;0))">
            <text:p><text:s text:c="2"/></text:p>
          </table:table-cell>
          <table:table-cell table:style-name="ce16" table:formula="of:=IF([.G428]&lt;&gt;&quot;&quot;;&quot;Pago&quot;;IF(AND([.G428]=&quot;&quot;;[.E428]&lt;&gt;&quot;&quot;;[.F428]&lt;&gt;&quot;&quot;;TODAY()&gt;=[.D428]);&quot;Vencido&quot;;IF(AND([.E428]=&quot;&quot;;[.F428]=&quot;&quot;;[.G428]=&quot;&quot;;[.H428]=&quot;&quot;);&quot;&quot;;&quot;A Vencer&quot;)))">
            <text:p><text:s text:c="2"/></text:p>
          </table:table-cell>
          <table:table-cell table:style-name="ce41" table:formula="of:=IF([.H428]=&quot;&quot;;&quot;&quot;;[.H428]-[.C428])">
            <text:p/>
          </table:table-cell>
          <table:table-cell table:style-name="ce62" table:formula="of:=IF([.A428]=&quot;&quot;;&quot;&quot;;TEXT(DATE(YEAR([.A428]);MONTH([.A428]);DAY([.A428]));&quot;AAAA&quot;))">
            <text:p/>
          </table:table-cell>
          <table:table-cell table:style-name="ce62" table:formula="of:=IF([.D428]=&quot;&quot;;&quot;&quot;;TEXT(DATE(YEAR([.D428]);MONTH([.D428]);DAY([.D428]));&quot;AAAA&quot;))">
            <text:p/>
          </table:table-cell>
          <table:table-cell table:style-name="ce62" table:formula="of:=IF([.G428]=&quot;&quot;;&quot;&quot;;TEXT(DATE(YEAR([.G428]);MONTH([.G428]);DAY([.G428]));&quot;AAAA&quot;))">
            <text:p/>
          </table:table-cell>
          <table:table-cell table:style-name="ce62" table:formula="of:=IF([.A428]=&quot;&quot;;&quot;&quot;;TEXT(DATE(YEAR([.A428]);MONTH([.A428]);DAY([.A428]));&quot;MMM&quot;))">
            <text:p/>
          </table:table-cell>
          <table:table-cell table:style-name="ce62" table:formula="of:=IF([.D428]=&quot;&quot;;&quot;&quot;;TEXT(DATE(YEAR([.D428]);MONTH([.D428]);DAY([.D428]));&quot;MMM&quot;))">
            <text:p/>
          </table:table-cell>
          <table:table-cell table:style-name="ce62" table:formula="of:=IF([.G428]=&quot;&quot;;&quot;&quot;;TEXT(DATE(YEAR([.G428]);MONTH([.G428]);DAY([.G428]));&quot;MMM&quot;))">
            <text:p/>
          </table:table-cell>
          <table:table-cell table:style-name="ce70" table:formula="of:=IF([.D428]=&quot;&quot;;&quot;&quot;;TEXT(DATE(YEAR([.D428]);MONTH([.D428]);DAY([.D428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29]=&quot;&quot;;&quot;&quot;;VLOOKUP([.K429];[Contas.$A$1:.$C$54];2;0))">
            <text:p><text:s text:c="2"/></text:p>
          </table:table-cell>
          <table:table-cell table:style-name="ce15" table:formula="of:=IF([.K429]=&quot;&quot;;&quot;&quot;;VLOOKUP([.K429];[Contas.$A$1:.$C$54];3;0))">
            <text:p><text:s text:c="2"/></text:p>
          </table:table-cell>
          <table:table-cell table:style-name="ce16" table:formula="of:=IF([.G429]&lt;&gt;&quot;&quot;;&quot;Pago&quot;;IF(AND([.G429]=&quot;&quot;;[.E429]&lt;&gt;&quot;&quot;;[.F429]&lt;&gt;&quot;&quot;;TODAY()&gt;=[.D429]);&quot;Vencido&quot;;IF(AND([.E429]=&quot;&quot;;[.F429]=&quot;&quot;;[.G429]=&quot;&quot;;[.H429]=&quot;&quot;);&quot;&quot;;&quot;A Vencer&quot;)))">
            <text:p><text:s text:c="2"/></text:p>
          </table:table-cell>
          <table:table-cell table:style-name="ce41" table:formula="of:=IF([.H429]=&quot;&quot;;&quot;&quot;;[.H429]-[.C429])">
            <text:p/>
          </table:table-cell>
          <table:table-cell table:style-name="ce62" table:formula="of:=IF([.A429]=&quot;&quot;;&quot;&quot;;TEXT(DATE(YEAR([.A429]);MONTH([.A429]);DAY([.A429]));&quot;AAAA&quot;))">
            <text:p/>
          </table:table-cell>
          <table:table-cell table:style-name="ce62" table:formula="of:=IF([.D429]=&quot;&quot;;&quot;&quot;;TEXT(DATE(YEAR([.D429]);MONTH([.D429]);DAY([.D429]));&quot;AAAA&quot;))">
            <text:p/>
          </table:table-cell>
          <table:table-cell table:style-name="ce62" table:formula="of:=IF([.G429]=&quot;&quot;;&quot;&quot;;TEXT(DATE(YEAR([.G429]);MONTH([.G429]);DAY([.G429]));&quot;AAAA&quot;))">
            <text:p/>
          </table:table-cell>
          <table:table-cell table:style-name="ce62" table:formula="of:=IF([.A429]=&quot;&quot;;&quot;&quot;;TEXT(DATE(YEAR([.A429]);MONTH([.A429]);DAY([.A429]));&quot;MMM&quot;))">
            <text:p/>
          </table:table-cell>
          <table:table-cell table:style-name="ce62" table:formula="of:=IF([.D429]=&quot;&quot;;&quot;&quot;;TEXT(DATE(YEAR([.D429]);MONTH([.D429]);DAY([.D429]));&quot;MMM&quot;))">
            <text:p/>
          </table:table-cell>
          <table:table-cell table:style-name="ce62" table:formula="of:=IF([.G429]=&quot;&quot;;&quot;&quot;;TEXT(DATE(YEAR([.G429]);MONTH([.G429]);DAY([.G429]));&quot;MMM&quot;))">
            <text:p/>
          </table:table-cell>
          <table:table-cell table:style-name="ce70" table:formula="of:=IF([.D429]=&quot;&quot;;&quot;&quot;;TEXT(DATE(YEAR([.D429]);MONTH([.D429]);DAY([.D42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0]=&quot;&quot;;&quot;&quot;;VLOOKUP([.K430];[Contas.$A$1:.$C$54];2;0))">
            <text:p><text:s text:c="2"/></text:p>
          </table:table-cell>
          <table:table-cell table:style-name="ce15" table:formula="of:=IF([.K430]=&quot;&quot;;&quot;&quot;;VLOOKUP([.K430];[Contas.$A$1:.$C$54];3;0))">
            <text:p><text:s text:c="2"/></text:p>
          </table:table-cell>
          <table:table-cell table:style-name="ce16" table:formula="of:=IF([.G430]&lt;&gt;&quot;&quot;;&quot;Pago&quot;;IF(AND([.G430]=&quot;&quot;;[.E430]&lt;&gt;&quot;&quot;;[.F430]&lt;&gt;&quot;&quot;;TODAY()&gt;=[.D430]);&quot;Vencido&quot;;IF(AND([.E430]=&quot;&quot;;[.F430]=&quot;&quot;;[.G430]=&quot;&quot;;[.H430]=&quot;&quot;);&quot;&quot;;&quot;A Vencer&quot;)))">
            <text:p><text:s text:c="2"/></text:p>
          </table:table-cell>
          <table:table-cell table:style-name="ce41" table:formula="of:=IF([.H430]=&quot;&quot;;&quot;&quot;;[.H430]-[.C430])">
            <text:p/>
          </table:table-cell>
          <table:table-cell table:style-name="ce62" table:formula="of:=IF([.A430]=&quot;&quot;;&quot;&quot;;TEXT(DATE(YEAR([.A430]);MONTH([.A430]);DAY([.A430]));&quot;AAAA&quot;))">
            <text:p/>
          </table:table-cell>
          <table:table-cell table:style-name="ce62" table:formula="of:=IF([.D430]=&quot;&quot;;&quot;&quot;;TEXT(DATE(YEAR([.D430]);MONTH([.D430]);DAY([.D430]));&quot;AAAA&quot;))">
            <text:p/>
          </table:table-cell>
          <table:table-cell table:style-name="ce62" table:formula="of:=IF([.G430]=&quot;&quot;;&quot;&quot;;TEXT(DATE(YEAR([.G430]);MONTH([.G430]);DAY([.G430]));&quot;AAAA&quot;))">
            <text:p/>
          </table:table-cell>
          <table:table-cell table:style-name="ce62" table:formula="of:=IF([.A430]=&quot;&quot;;&quot;&quot;;TEXT(DATE(YEAR([.A430]);MONTH([.A430]);DAY([.A430]));&quot;MMM&quot;))">
            <text:p/>
          </table:table-cell>
          <table:table-cell table:style-name="ce62" table:formula="of:=IF([.D430]=&quot;&quot;;&quot;&quot;;TEXT(DATE(YEAR([.D430]);MONTH([.D430]);DAY([.D430]));&quot;MMM&quot;))">
            <text:p/>
          </table:table-cell>
          <table:table-cell table:style-name="ce62" table:formula="of:=IF([.G430]=&quot;&quot;;&quot;&quot;;TEXT(DATE(YEAR([.G430]);MONTH([.G430]);DAY([.G430]));&quot;MMM&quot;))">
            <text:p/>
          </table:table-cell>
          <table:table-cell table:style-name="ce70" table:formula="of:=IF([.D430]=&quot;&quot;;&quot;&quot;;TEXT(DATE(YEAR([.D430]);MONTH([.D430]);DAY([.D43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1]=&quot;&quot;;&quot;&quot;;VLOOKUP([.K431];[Contas.$A$1:.$C$54];2;0))">
            <text:p><text:s text:c="2"/></text:p>
          </table:table-cell>
          <table:table-cell table:style-name="ce15" table:formula="of:=IF([.K431]=&quot;&quot;;&quot;&quot;;VLOOKUP([.K431];[Contas.$A$1:.$C$54];3;0))">
            <text:p><text:s text:c="2"/></text:p>
          </table:table-cell>
          <table:table-cell table:style-name="ce16" table:formula="of:=IF([.G431]&lt;&gt;&quot;&quot;;&quot;Pago&quot;;IF(AND([.G431]=&quot;&quot;;[.E431]&lt;&gt;&quot;&quot;;[.F431]&lt;&gt;&quot;&quot;;TODAY()&gt;=[.D431]);&quot;Vencido&quot;;IF(AND([.E431]=&quot;&quot;;[.F431]=&quot;&quot;;[.G431]=&quot;&quot;;[.H431]=&quot;&quot;);&quot;&quot;;&quot;A Vencer&quot;)))">
            <text:p><text:s text:c="2"/></text:p>
          </table:table-cell>
          <table:table-cell table:style-name="ce41" table:formula="of:=IF([.H431]=&quot;&quot;;&quot;&quot;;[.H431]-[.C431])">
            <text:p/>
          </table:table-cell>
          <table:table-cell table:style-name="ce62" table:formula="of:=IF([.A431]=&quot;&quot;;&quot;&quot;;TEXT(DATE(YEAR([.A431]);MONTH([.A431]);DAY([.A431]));&quot;AAAA&quot;))">
            <text:p/>
          </table:table-cell>
          <table:table-cell table:style-name="ce62" table:formula="of:=IF([.D431]=&quot;&quot;;&quot;&quot;;TEXT(DATE(YEAR([.D431]);MONTH([.D431]);DAY([.D431]));&quot;AAAA&quot;))">
            <text:p/>
          </table:table-cell>
          <table:table-cell table:style-name="ce62" table:formula="of:=IF([.G431]=&quot;&quot;;&quot;&quot;;TEXT(DATE(YEAR([.G431]);MONTH([.G431]);DAY([.G431]));&quot;AAAA&quot;))">
            <text:p/>
          </table:table-cell>
          <table:table-cell table:style-name="ce62" table:formula="of:=IF([.A431]=&quot;&quot;;&quot;&quot;;TEXT(DATE(YEAR([.A431]);MONTH([.A431]);DAY([.A431]));&quot;MMM&quot;))">
            <text:p/>
          </table:table-cell>
          <table:table-cell table:style-name="ce62" table:formula="of:=IF([.D431]=&quot;&quot;;&quot;&quot;;TEXT(DATE(YEAR([.D431]);MONTH([.D431]);DAY([.D431]));&quot;MMM&quot;))">
            <text:p/>
          </table:table-cell>
          <table:table-cell table:style-name="ce62" table:formula="of:=IF([.G431]=&quot;&quot;;&quot;&quot;;TEXT(DATE(YEAR([.G431]);MONTH([.G431]);DAY([.G431]));&quot;MMM&quot;))">
            <text:p/>
          </table:table-cell>
          <table:table-cell table:style-name="ce70" table:formula="of:=IF([.D431]=&quot;&quot;;&quot;&quot;;TEXT(DATE(YEAR([.D431]);MONTH([.D431]);DAY([.D431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4"/>
          <table:table-cell table:style-name="ce53"/>
          <table:table-cell/>
          <table:table-cell table:style-name="ce4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2]=&quot;&quot;;&quot;&quot;;VLOOKUP([.K432];[Contas.$A$1:.$C$54];2;0))">
            <text:p><text:s text:c="2"/></text:p>
          </table:table-cell>
          <table:table-cell table:style-name="ce15" table:formula="of:=IF([.K432]=&quot;&quot;;&quot;&quot;;VLOOKUP([.K432];[Contas.$A$1:.$C$54];3;0))">
            <text:p><text:s text:c="2"/></text:p>
          </table:table-cell>
          <table:table-cell table:style-name="ce16" table:formula="of:=IF([.G432]&lt;&gt;&quot;&quot;;&quot;Pago&quot;;IF(AND([.G432]=&quot;&quot;;[.E432]&lt;&gt;&quot;&quot;;[.F432]&lt;&gt;&quot;&quot;;TODAY()&gt;=[.D432]);&quot;Vencido&quot;;IF(AND([.E432]=&quot;&quot;;[.F432]=&quot;&quot;;[.G432]=&quot;&quot;;[.H432]=&quot;&quot;);&quot;&quot;;&quot;A Vencer&quot;)))">
            <text:p><text:s text:c="2"/></text:p>
          </table:table-cell>
          <table:table-cell table:style-name="ce41" table:formula="of:=IF([.H432]=&quot;&quot;;&quot;&quot;;[.H432]-[.C432])">
            <text:p/>
          </table:table-cell>
          <table:table-cell table:style-name="ce62" table:formula="of:=IF([.A432]=&quot;&quot;;&quot;&quot;;TEXT(DATE(YEAR([.A432]);MONTH([.A432]);DAY([.A432]));&quot;AAAA&quot;))">
            <text:p/>
          </table:table-cell>
          <table:table-cell table:style-name="ce62" table:formula="of:=IF([.D432]=&quot;&quot;;&quot;&quot;;TEXT(DATE(YEAR([.D432]);MONTH([.D432]);DAY([.D432]));&quot;AAAA&quot;))">
            <text:p/>
          </table:table-cell>
          <table:table-cell table:style-name="ce62" table:formula="of:=IF([.G432]=&quot;&quot;;&quot;&quot;;TEXT(DATE(YEAR([.G432]);MONTH([.G432]);DAY([.G432]));&quot;AAAA&quot;))">
            <text:p/>
          </table:table-cell>
          <table:table-cell table:style-name="ce62" table:formula="of:=IF([.A432]=&quot;&quot;;&quot;&quot;;TEXT(DATE(YEAR([.A432]);MONTH([.A432]);DAY([.A432]));&quot;MMM&quot;))">
            <text:p/>
          </table:table-cell>
          <table:table-cell table:style-name="ce62" table:formula="of:=IF([.D432]=&quot;&quot;;&quot;&quot;;TEXT(DATE(YEAR([.D432]);MONTH([.D432]);DAY([.D432]));&quot;MMM&quot;))">
            <text:p/>
          </table:table-cell>
          <table:table-cell table:style-name="ce62" table:formula="of:=IF([.G432]=&quot;&quot;;&quot;&quot;;TEXT(DATE(YEAR([.G432]);MONTH([.G432]);DAY([.G432]));&quot;MMM&quot;))">
            <text:p/>
          </table:table-cell>
          <table:table-cell table:style-name="ce70" table:formula="of:=IF([.D432]=&quot;&quot;;&quot;&quot;;TEXT(DATE(YEAR([.D432]);MONTH([.D432]);DAY([.D432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4"/>
          <table:table-cell table:style-name="ce53"/>
          <table:table-cell/>
          <table:table-cell table:style-name="ce4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3]=&quot;&quot;;&quot;&quot;;VLOOKUP([.K433];[Contas.$A$1:.$C$54];2;0))">
            <text:p><text:s text:c="2"/></text:p>
          </table:table-cell>
          <table:table-cell table:style-name="ce15" table:formula="of:=IF([.K433]=&quot;&quot;;&quot;&quot;;VLOOKUP([.K433];[Contas.$A$1:.$C$54];3;0))">
            <text:p><text:s text:c="2"/></text:p>
          </table:table-cell>
          <table:table-cell table:style-name="ce16" table:formula="of:=IF([.G433]&lt;&gt;&quot;&quot;;&quot;Pago&quot;;IF(AND([.G433]=&quot;&quot;;[.E433]&lt;&gt;&quot;&quot;;[.F433]&lt;&gt;&quot;&quot;;TODAY()&gt;=[.D433]);&quot;Vencido&quot;;IF(AND([.E433]=&quot;&quot;;[.F433]=&quot;&quot;;[.G433]=&quot;&quot;;[.H433]=&quot;&quot;);&quot;&quot;;&quot;A Vencer&quot;)))">
            <text:p><text:s text:c="2"/></text:p>
          </table:table-cell>
          <table:table-cell table:style-name="ce41" table:formula="of:=IF([.H433]=&quot;&quot;;&quot;&quot;;[.H433]-[.C433])">
            <text:p/>
          </table:table-cell>
          <table:table-cell table:style-name="ce62" table:formula="of:=IF([.A433]=&quot;&quot;;&quot;&quot;;TEXT(DATE(YEAR([.A433]);MONTH([.A433]);DAY([.A433]));&quot;AAAA&quot;))">
            <text:p/>
          </table:table-cell>
          <table:table-cell table:style-name="ce62" table:formula="of:=IF([.D433]=&quot;&quot;;&quot;&quot;;TEXT(DATE(YEAR([.D433]);MONTH([.D433]);DAY([.D433]));&quot;AAAA&quot;))">
            <text:p/>
          </table:table-cell>
          <table:table-cell table:style-name="ce62" table:formula="of:=IF([.G433]=&quot;&quot;;&quot;&quot;;TEXT(DATE(YEAR([.G433]);MONTH([.G433]);DAY([.G433]));&quot;AAAA&quot;))">
            <text:p/>
          </table:table-cell>
          <table:table-cell table:style-name="ce62" table:formula="of:=IF([.A433]=&quot;&quot;;&quot;&quot;;TEXT(DATE(YEAR([.A433]);MONTH([.A433]);DAY([.A433]));&quot;MMM&quot;))">
            <text:p/>
          </table:table-cell>
          <table:table-cell table:style-name="ce62" table:formula="of:=IF([.D433]=&quot;&quot;;&quot;&quot;;TEXT(DATE(YEAR([.D433]);MONTH([.D433]);DAY([.D433]));&quot;MMM&quot;))">
            <text:p/>
          </table:table-cell>
          <table:table-cell table:style-name="ce62" table:formula="of:=IF([.G433]=&quot;&quot;;&quot;&quot;;TEXT(DATE(YEAR([.G433]);MONTH([.G433]);DAY([.G433]));&quot;MMM&quot;))">
            <text:p/>
          </table:table-cell>
          <table:table-cell table:style-name="ce70" table:formula="of:=IF([.D433]=&quot;&quot;;&quot;&quot;;TEXT(DATE(YEAR([.D433]);MONTH([.D433]);DAY([.D43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4]=&quot;&quot;;&quot;&quot;;VLOOKUP([.K434];[Contas.$A$1:.$C$54];2;0))">
            <text:p><text:s text:c="2"/></text:p>
          </table:table-cell>
          <table:table-cell table:style-name="ce15" table:formula="of:=IF([.K434]=&quot;&quot;;&quot;&quot;;VLOOKUP([.K434];[Contas.$A$1:.$C$54];3;0))">
            <text:p><text:s text:c="2"/></text:p>
          </table:table-cell>
          <table:table-cell table:style-name="ce16" table:formula="of:=IF([.G434]&lt;&gt;&quot;&quot;;&quot;Pago&quot;;IF(AND([.G434]=&quot;&quot;;[.E434]&lt;&gt;&quot;&quot;;[.F434]&lt;&gt;&quot;&quot;;TODAY()&gt;=[.D434]);&quot;Vencido&quot;;IF(AND([.E434]=&quot;&quot;;[.F434]=&quot;&quot;;[.G434]=&quot;&quot;;[.H434]=&quot;&quot;);&quot;&quot;;&quot;A Vencer&quot;)))">
            <text:p><text:s text:c="2"/></text:p>
          </table:table-cell>
          <table:table-cell table:style-name="ce41" table:formula="of:=IF([.H434]=&quot;&quot;;&quot;&quot;;[.H434]-[.C434])">
            <text:p/>
          </table:table-cell>
          <table:table-cell table:style-name="ce62" table:formula="of:=IF([.A434]=&quot;&quot;;&quot;&quot;;TEXT(DATE(YEAR([.A434]);MONTH([.A434]);DAY([.A434]));&quot;AAAA&quot;))">
            <text:p/>
          </table:table-cell>
          <table:table-cell table:style-name="ce62" table:formula="of:=IF([.D434]=&quot;&quot;;&quot;&quot;;TEXT(DATE(YEAR([.D434]);MONTH([.D434]);DAY([.D434]));&quot;AAAA&quot;))">
            <text:p/>
          </table:table-cell>
          <table:table-cell table:style-name="ce62" table:formula="of:=IF([.G434]=&quot;&quot;;&quot;&quot;;TEXT(DATE(YEAR([.G434]);MONTH([.G434]);DAY([.G434]));&quot;AAAA&quot;))">
            <text:p/>
          </table:table-cell>
          <table:table-cell table:style-name="ce62" table:formula="of:=IF([.A434]=&quot;&quot;;&quot;&quot;;TEXT(DATE(YEAR([.A434]);MONTH([.A434]);DAY([.A434]));&quot;MMM&quot;))">
            <text:p/>
          </table:table-cell>
          <table:table-cell table:style-name="ce62" table:formula="of:=IF([.D434]=&quot;&quot;;&quot;&quot;;TEXT(DATE(YEAR([.D434]);MONTH([.D434]);DAY([.D434]));&quot;MMM&quot;))">
            <text:p/>
          </table:table-cell>
          <table:table-cell table:style-name="ce62" table:formula="of:=IF([.G434]=&quot;&quot;;&quot;&quot;;TEXT(DATE(YEAR([.G434]);MONTH([.G434]);DAY([.G434]));&quot;MMM&quot;))">
            <text:p/>
          </table:table-cell>
          <table:table-cell table:style-name="ce70" table:formula="of:=IF([.D434]=&quot;&quot;;&quot;&quot;;TEXT(DATE(YEAR([.D434]);MONTH([.D434]);DAY([.D43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5]=&quot;&quot;;&quot;&quot;;VLOOKUP([.K435];[Contas.$A$1:.$C$54];2;0))">
            <text:p><text:s text:c="2"/></text:p>
          </table:table-cell>
          <table:table-cell table:style-name="ce15" table:formula="of:=IF([.K435]=&quot;&quot;;&quot;&quot;;VLOOKUP([.K435];[Contas.$A$1:.$C$54];3;0))">
            <text:p><text:s text:c="2"/></text:p>
          </table:table-cell>
          <table:table-cell table:style-name="ce16" table:formula="of:=IF([.G435]&lt;&gt;&quot;&quot;;&quot;Pago&quot;;IF(AND([.G435]=&quot;&quot;;[.E435]&lt;&gt;&quot;&quot;;[.F435]&lt;&gt;&quot;&quot;;TODAY()&gt;=[.D435]);&quot;Vencido&quot;;IF(AND([.E435]=&quot;&quot;;[.F435]=&quot;&quot;;[.G435]=&quot;&quot;;[.H435]=&quot;&quot;);&quot;&quot;;&quot;A Vencer&quot;)))">
            <text:p><text:s text:c="2"/></text:p>
          </table:table-cell>
          <table:table-cell table:style-name="ce41" table:formula="of:=IF([.H435]=&quot;&quot;;&quot;&quot;;[.H435]-[.C435])">
            <text:p/>
          </table:table-cell>
          <table:table-cell table:style-name="ce62" table:formula="of:=IF([.A435]=&quot;&quot;;&quot;&quot;;TEXT(DATE(YEAR([.A435]);MONTH([.A435]);DAY([.A435]));&quot;AAAA&quot;))">
            <text:p/>
          </table:table-cell>
          <table:table-cell table:style-name="ce62" table:formula="of:=IF([.D435]=&quot;&quot;;&quot;&quot;;TEXT(DATE(YEAR([.D435]);MONTH([.D435]);DAY([.D435]));&quot;AAAA&quot;))">
            <text:p/>
          </table:table-cell>
          <table:table-cell table:style-name="ce62" table:formula="of:=IF([.G435]=&quot;&quot;;&quot;&quot;;TEXT(DATE(YEAR([.G435]);MONTH([.G435]);DAY([.G435]));&quot;AAAA&quot;))">
            <text:p/>
          </table:table-cell>
          <table:table-cell table:style-name="ce62" table:formula="of:=IF([.A435]=&quot;&quot;;&quot;&quot;;TEXT(DATE(YEAR([.A435]);MONTH([.A435]);DAY([.A435]));&quot;MMM&quot;))">
            <text:p/>
          </table:table-cell>
          <table:table-cell table:style-name="ce62" table:formula="of:=IF([.D435]=&quot;&quot;;&quot;&quot;;TEXT(DATE(YEAR([.D435]);MONTH([.D435]);DAY([.D435]));&quot;MMM&quot;))">
            <text:p/>
          </table:table-cell>
          <table:table-cell table:style-name="ce62" table:formula="of:=IF([.G435]=&quot;&quot;;&quot;&quot;;TEXT(DATE(YEAR([.G435]);MONTH([.G435]);DAY([.G435]));&quot;MMM&quot;))">
            <text:p/>
          </table:table-cell>
          <table:table-cell table:style-name="ce70" table:formula="of:=IF([.D435]=&quot;&quot;;&quot;&quot;;TEXT(DATE(YEAR([.D435]);MONTH([.D435]);DAY([.D43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6]=&quot;&quot;;&quot;&quot;;VLOOKUP([.K436];[Contas.$A$1:.$C$54];2;0))">
            <text:p><text:s text:c="2"/></text:p>
          </table:table-cell>
          <table:table-cell table:style-name="ce15" table:formula="of:=IF([.K436]=&quot;&quot;;&quot;&quot;;VLOOKUP([.K436];[Contas.$A$1:.$C$54];3;0))">
            <text:p><text:s text:c="2"/></text:p>
          </table:table-cell>
          <table:table-cell table:style-name="ce16" table:formula="of:=IF([.G436]&lt;&gt;&quot;&quot;;&quot;Pago&quot;;IF(AND([.G436]=&quot;&quot;;[.E436]&lt;&gt;&quot;&quot;;[.F436]&lt;&gt;&quot;&quot;;TODAY()&gt;=[.D436]);&quot;Vencido&quot;;IF(AND([.E436]=&quot;&quot;;[.F436]=&quot;&quot;;[.G436]=&quot;&quot;;[.H436]=&quot;&quot;);&quot;&quot;;&quot;A Vencer&quot;)))">
            <text:p><text:s text:c="2"/></text:p>
          </table:table-cell>
          <table:table-cell table:style-name="ce41" table:formula="of:=IF([.H436]=&quot;&quot;;&quot;&quot;;[.H436]-[.C436])">
            <text:p/>
          </table:table-cell>
          <table:table-cell table:style-name="ce62" table:formula="of:=IF([.A436]=&quot;&quot;;&quot;&quot;;TEXT(DATE(YEAR([.A436]);MONTH([.A436]);DAY([.A436]));&quot;AAAA&quot;))">
            <text:p/>
          </table:table-cell>
          <table:table-cell table:style-name="ce62" table:formula="of:=IF([.D436]=&quot;&quot;;&quot;&quot;;TEXT(DATE(YEAR([.D436]);MONTH([.D436]);DAY([.D436]));&quot;AAAA&quot;))">
            <text:p/>
          </table:table-cell>
          <table:table-cell table:style-name="ce62" table:formula="of:=IF([.G436]=&quot;&quot;;&quot;&quot;;TEXT(DATE(YEAR([.G436]);MONTH([.G436]);DAY([.G436]));&quot;AAAA&quot;))">
            <text:p/>
          </table:table-cell>
          <table:table-cell table:style-name="ce62" table:formula="of:=IF([.A436]=&quot;&quot;;&quot;&quot;;TEXT(DATE(YEAR([.A436]);MONTH([.A436]);DAY([.A436]));&quot;MMM&quot;))">
            <text:p/>
          </table:table-cell>
          <table:table-cell table:style-name="ce62" table:formula="of:=IF([.D436]=&quot;&quot;;&quot;&quot;;TEXT(DATE(YEAR([.D436]);MONTH([.D436]);DAY([.D436]));&quot;MMM&quot;))">
            <text:p/>
          </table:table-cell>
          <table:table-cell table:style-name="ce62" table:formula="of:=IF([.G436]=&quot;&quot;;&quot;&quot;;TEXT(DATE(YEAR([.G436]);MONTH([.G436]);DAY([.G436]));&quot;MMM&quot;))">
            <text:p/>
          </table:table-cell>
          <table:table-cell table:style-name="ce70" table:formula="of:=IF([.D436]=&quot;&quot;;&quot;&quot;;TEXT(DATE(YEAR([.D436]);MONTH([.D436]);DAY([.D43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6"/>
          <table:table-cell table:style-name="ce71"/>
          <table:table-cell table:style-name="ce30"/>
          <table:table-cell table:style-name="ce18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7]=&quot;&quot;;&quot;&quot;;VLOOKUP([.K437];[Contas.$A$1:.$C$54];2;0))">
            <text:p><text:s text:c="2"/></text:p>
          </table:table-cell>
          <table:table-cell table:style-name="ce15" table:formula="of:=IF([.K437]=&quot;&quot;;&quot;&quot;;VLOOKUP([.K437];[Contas.$A$1:.$C$54];3;0))">
            <text:p><text:s text:c="2"/></text:p>
          </table:table-cell>
          <table:table-cell table:style-name="ce16" table:formula="of:=IF([.G437]&lt;&gt;&quot;&quot;;&quot;Pago&quot;;IF(AND([.G437]=&quot;&quot;;[.E437]&lt;&gt;&quot;&quot;;[.F437]&lt;&gt;&quot;&quot;;TODAY()&gt;=[.D437]);&quot;Vencido&quot;;IF(AND([.E437]=&quot;&quot;;[.F437]=&quot;&quot;;[.G437]=&quot;&quot;;[.H437]=&quot;&quot;);&quot;&quot;;&quot;A Vencer&quot;)))">
            <text:p><text:s text:c="2"/></text:p>
          </table:table-cell>
          <table:table-cell table:style-name="ce41" table:formula="of:=IF([.H437]=&quot;&quot;;&quot;&quot;;[.H437]-[.C437])">
            <text:p/>
          </table:table-cell>
          <table:table-cell table:style-name="ce62" table:formula="of:=IF([.A437]=&quot;&quot;;&quot;&quot;;TEXT(DATE(YEAR([.A437]);MONTH([.A437]);DAY([.A437]));&quot;AAAA&quot;))">
            <text:p/>
          </table:table-cell>
          <table:table-cell table:style-name="ce62" table:formula="of:=IF([.D437]=&quot;&quot;;&quot;&quot;;TEXT(DATE(YEAR([.D437]);MONTH([.D437]);DAY([.D437]));&quot;AAAA&quot;))">
            <text:p/>
          </table:table-cell>
          <table:table-cell table:style-name="ce62" table:formula="of:=IF([.G437]=&quot;&quot;;&quot;&quot;;TEXT(DATE(YEAR([.G437]);MONTH([.G437]);DAY([.G437]));&quot;AAAA&quot;))">
            <text:p/>
          </table:table-cell>
          <table:table-cell table:style-name="ce62" table:formula="of:=IF([.A437]=&quot;&quot;;&quot;&quot;;TEXT(DATE(YEAR([.A437]);MONTH([.A437]);DAY([.A437]));&quot;MMM&quot;))">
            <text:p/>
          </table:table-cell>
          <table:table-cell table:style-name="ce62" table:formula="of:=IF([.D437]=&quot;&quot;;&quot;&quot;;TEXT(DATE(YEAR([.D437]);MONTH([.D437]);DAY([.D437]));&quot;MMM&quot;))">
            <text:p/>
          </table:table-cell>
          <table:table-cell table:style-name="ce62" table:formula="of:=IF([.G437]=&quot;&quot;;&quot;&quot;;TEXT(DATE(YEAR([.G437]);MONTH([.G437]);DAY([.G437]));&quot;MMM&quot;))">
            <text:p/>
          </table:table-cell>
          <table:table-cell table:style-name="ce70" table:formula="of:=IF([.D437]=&quot;&quot;;&quot;&quot;;TEXT(DATE(YEAR([.D437]);MONTH([.D437]);DAY([.D43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8]=&quot;&quot;;&quot;&quot;;VLOOKUP([.K438];[Contas.$A$1:.$C$54];2;0))">
            <text:p><text:s text:c="2"/></text:p>
          </table:table-cell>
          <table:table-cell table:style-name="ce15" table:formula="of:=IF([.K438]=&quot;&quot;;&quot;&quot;;VLOOKUP([.K438];[Contas.$A$1:.$C$54];3;0))">
            <text:p><text:s text:c="2"/></text:p>
          </table:table-cell>
          <table:table-cell table:style-name="ce16" table:formula="of:=IF([.G438]&lt;&gt;&quot;&quot;;&quot;Pago&quot;;IF(AND([.G438]=&quot;&quot;;[.E438]&lt;&gt;&quot;&quot;;[.F438]&lt;&gt;&quot;&quot;;TODAY()&gt;=[.D438]);&quot;Vencido&quot;;IF(AND([.E438]=&quot;&quot;;[.F438]=&quot;&quot;;[.G438]=&quot;&quot;;[.H438]=&quot;&quot;);&quot;&quot;;&quot;A Vencer&quot;)))">
            <text:p><text:s text:c="2"/></text:p>
          </table:table-cell>
          <table:table-cell table:style-name="ce41" table:formula="of:=IF([.H438]=&quot;&quot;;&quot;&quot;;[.H438]-[.C438])">
            <text:p/>
          </table:table-cell>
          <table:table-cell table:style-name="ce62" table:formula="of:=IF([.A438]=&quot;&quot;;&quot;&quot;;TEXT(DATE(YEAR([.A438]);MONTH([.A438]);DAY([.A438]));&quot;AAAA&quot;))">
            <text:p/>
          </table:table-cell>
          <table:table-cell table:style-name="ce62" table:formula="of:=IF([.D438]=&quot;&quot;;&quot;&quot;;TEXT(DATE(YEAR([.D438]);MONTH([.D438]);DAY([.D438]));&quot;AAAA&quot;))">
            <text:p/>
          </table:table-cell>
          <table:table-cell table:style-name="ce62" table:formula="of:=IF([.G438]=&quot;&quot;;&quot;&quot;;TEXT(DATE(YEAR([.G438]);MONTH([.G438]);DAY([.G438]));&quot;AAAA&quot;))">
            <text:p/>
          </table:table-cell>
          <table:table-cell table:style-name="ce62" table:formula="of:=IF([.A438]=&quot;&quot;;&quot;&quot;;TEXT(DATE(YEAR([.A438]);MONTH([.A438]);DAY([.A438]));&quot;MMM&quot;))">
            <text:p/>
          </table:table-cell>
          <table:table-cell table:style-name="ce62" table:formula="of:=IF([.D438]=&quot;&quot;;&quot;&quot;;TEXT(DATE(YEAR([.D438]);MONTH([.D438]);DAY([.D438]));&quot;MMM&quot;))">
            <text:p/>
          </table:table-cell>
          <table:table-cell table:style-name="ce62" table:formula="of:=IF([.G438]=&quot;&quot;;&quot;&quot;;TEXT(DATE(YEAR([.G438]);MONTH([.G438]);DAY([.G438]));&quot;MMM&quot;))">
            <text:p/>
          </table:table-cell>
          <table:table-cell table:style-name="ce70" table:formula="of:=IF([.D438]=&quot;&quot;;&quot;&quot;;TEXT(DATE(YEAR([.D438]);MONTH([.D438]);DAY([.D43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39]=&quot;&quot;;&quot;&quot;;VLOOKUP([.K439];[Contas.$A$1:.$C$54];2;0))">
            <text:p><text:s text:c="2"/></text:p>
          </table:table-cell>
          <table:table-cell table:style-name="ce15" table:formula="of:=IF([.K439]=&quot;&quot;;&quot;&quot;;VLOOKUP([.K439];[Contas.$A$1:.$C$54];3;0))">
            <text:p><text:s text:c="2"/></text:p>
          </table:table-cell>
          <table:table-cell table:style-name="ce16" table:formula="of:=IF([.G439]&lt;&gt;&quot;&quot;;&quot;Pago&quot;;IF(AND([.G439]=&quot;&quot;;[.E439]&lt;&gt;&quot;&quot;;[.F439]&lt;&gt;&quot;&quot;;TODAY()&gt;=[.D439]);&quot;Vencido&quot;;IF(AND([.E439]=&quot;&quot;;[.F439]=&quot;&quot;;[.G439]=&quot;&quot;;[.H439]=&quot;&quot;);&quot;&quot;;&quot;A Vencer&quot;)))">
            <text:p><text:s text:c="2"/></text:p>
          </table:table-cell>
          <table:table-cell table:style-name="ce41" table:formula="of:=IF([.H439]=&quot;&quot;;&quot;&quot;;[.H439]-[.C439])">
            <text:p/>
          </table:table-cell>
          <table:table-cell table:style-name="ce62" table:formula="of:=IF([.A439]=&quot;&quot;;&quot;&quot;;TEXT(DATE(YEAR([.A439]);MONTH([.A439]);DAY([.A439]));&quot;AAAA&quot;))">
            <text:p/>
          </table:table-cell>
          <table:table-cell table:style-name="ce62" table:formula="of:=IF([.D439]=&quot;&quot;;&quot;&quot;;TEXT(DATE(YEAR([.D439]);MONTH([.D439]);DAY([.D439]));&quot;AAAA&quot;))">
            <text:p/>
          </table:table-cell>
          <table:table-cell table:style-name="ce62" table:formula="of:=IF([.G439]=&quot;&quot;;&quot;&quot;;TEXT(DATE(YEAR([.G439]);MONTH([.G439]);DAY([.G439]));&quot;AAAA&quot;))">
            <text:p/>
          </table:table-cell>
          <table:table-cell table:style-name="ce62" table:formula="of:=IF([.A439]=&quot;&quot;;&quot;&quot;;TEXT(DATE(YEAR([.A439]);MONTH([.A439]);DAY([.A439]));&quot;MMM&quot;))">
            <text:p/>
          </table:table-cell>
          <table:table-cell table:style-name="ce62" table:formula="of:=IF([.D439]=&quot;&quot;;&quot;&quot;;TEXT(DATE(YEAR([.D439]);MONTH([.D439]);DAY([.D439]));&quot;MMM&quot;))">
            <text:p/>
          </table:table-cell>
          <table:table-cell table:style-name="ce62" table:formula="of:=IF([.G439]=&quot;&quot;;&quot;&quot;;TEXT(DATE(YEAR([.G439]);MONTH([.G439]);DAY([.G439]));&quot;MMM&quot;))">
            <text:p/>
          </table:table-cell>
          <table:table-cell table:style-name="ce70" table:formula="of:=IF([.D439]=&quot;&quot;;&quot;&quot;;TEXT(DATE(YEAR([.D439]);MONTH([.D439]);DAY([.D43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0]=&quot;&quot;;&quot;&quot;;VLOOKUP([.K440];[Contas.$A$1:.$C$54];2;0))">
            <text:p><text:s text:c="2"/></text:p>
          </table:table-cell>
          <table:table-cell table:style-name="ce15" table:formula="of:=IF([.K440]=&quot;&quot;;&quot;&quot;;VLOOKUP([.K440];[Contas.$A$1:.$C$54];3;0))">
            <text:p><text:s text:c="2"/></text:p>
          </table:table-cell>
          <table:table-cell table:style-name="ce16" table:formula="of:=IF([.G440]&lt;&gt;&quot;&quot;;&quot;Pago&quot;;IF(AND([.G440]=&quot;&quot;;[.E440]&lt;&gt;&quot;&quot;;[.F440]&lt;&gt;&quot;&quot;;TODAY()&gt;=[.D440]);&quot;Vencido&quot;;IF(AND([.E440]=&quot;&quot;;[.F440]=&quot;&quot;;[.G440]=&quot;&quot;;[.H440]=&quot;&quot;);&quot;&quot;;&quot;A Vencer&quot;)))">
            <text:p><text:s text:c="2"/></text:p>
          </table:table-cell>
          <table:table-cell table:style-name="ce41" table:formula="of:=IF([.H440]=&quot;&quot;;&quot;&quot;;[.H440]-[.C440])">
            <text:p/>
          </table:table-cell>
          <table:table-cell table:style-name="ce62" table:formula="of:=IF([.A440]=&quot;&quot;;&quot;&quot;;TEXT(DATE(YEAR([.A440]);MONTH([.A440]);DAY([.A440]));&quot;AAAA&quot;))">
            <text:p/>
          </table:table-cell>
          <table:table-cell table:style-name="ce62" table:formula="of:=IF([.D440]=&quot;&quot;;&quot;&quot;;TEXT(DATE(YEAR([.D440]);MONTH([.D440]);DAY([.D440]));&quot;AAAA&quot;))">
            <text:p/>
          </table:table-cell>
          <table:table-cell table:style-name="ce62" table:formula="of:=IF([.G440]=&quot;&quot;;&quot;&quot;;TEXT(DATE(YEAR([.G440]);MONTH([.G440]);DAY([.G440]));&quot;AAAA&quot;))">
            <text:p/>
          </table:table-cell>
          <table:table-cell table:style-name="ce62" table:formula="of:=IF([.A440]=&quot;&quot;;&quot;&quot;;TEXT(DATE(YEAR([.A440]);MONTH([.A440]);DAY([.A440]));&quot;MMM&quot;))">
            <text:p/>
          </table:table-cell>
          <table:table-cell table:style-name="ce62" table:formula="of:=IF([.D440]=&quot;&quot;;&quot;&quot;;TEXT(DATE(YEAR([.D440]);MONTH([.D440]);DAY([.D440]));&quot;MMM&quot;))">
            <text:p/>
          </table:table-cell>
          <table:table-cell table:style-name="ce62" table:formula="of:=IF([.G440]=&quot;&quot;;&quot;&quot;;TEXT(DATE(YEAR([.G440]);MONTH([.G440]);DAY([.G440]));&quot;MMM&quot;))">
            <text:p/>
          </table:table-cell>
          <table:table-cell table:style-name="ce70" table:formula="of:=IF([.D440]=&quot;&quot;;&quot;&quot;;TEXT(DATE(YEAR([.D440]);MONTH([.D440]);DAY([.D44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1]=&quot;&quot;;&quot;&quot;;VLOOKUP([.K441];[Contas.$A$1:.$C$54];2;0))">
            <text:p><text:s text:c="2"/></text:p>
          </table:table-cell>
          <table:table-cell table:style-name="ce15" table:formula="of:=IF([.K441]=&quot;&quot;;&quot;&quot;;VLOOKUP([.K441];[Contas.$A$1:.$C$54];3;0))">
            <text:p><text:s text:c="2"/></text:p>
          </table:table-cell>
          <table:table-cell table:style-name="ce16" table:formula="of:=IF([.G441]&lt;&gt;&quot;&quot;;&quot;Pago&quot;;IF(AND([.G441]=&quot;&quot;;[.E441]&lt;&gt;&quot;&quot;;[.F441]&lt;&gt;&quot;&quot;;TODAY()&gt;=[.D441]);&quot;Vencido&quot;;IF(AND([.E441]=&quot;&quot;;[.F441]=&quot;&quot;;[.G441]=&quot;&quot;;[.H441]=&quot;&quot;);&quot;&quot;;&quot;A Vencer&quot;)))">
            <text:p><text:s text:c="2"/></text:p>
          </table:table-cell>
          <table:table-cell table:style-name="ce41" table:formula="of:=IF([.H441]=&quot;&quot;;&quot;&quot;;[.H441]-[.C441])">
            <text:p/>
          </table:table-cell>
          <table:table-cell table:style-name="ce62" table:formula="of:=IF([.A441]=&quot;&quot;;&quot;&quot;;TEXT(DATE(YEAR([.A441]);MONTH([.A441]);DAY([.A441]));&quot;AAAA&quot;))">
            <text:p/>
          </table:table-cell>
          <table:table-cell table:style-name="ce62" table:formula="of:=IF([.D441]=&quot;&quot;;&quot;&quot;;TEXT(DATE(YEAR([.D441]);MONTH([.D441]);DAY([.D441]));&quot;AAAA&quot;))">
            <text:p/>
          </table:table-cell>
          <table:table-cell table:style-name="ce62" table:formula="of:=IF([.G441]=&quot;&quot;;&quot;&quot;;TEXT(DATE(YEAR([.G441]);MONTH([.G441]);DAY([.G441]));&quot;AAAA&quot;))">
            <text:p/>
          </table:table-cell>
          <table:table-cell table:style-name="ce62" table:formula="of:=IF([.A441]=&quot;&quot;;&quot;&quot;;TEXT(DATE(YEAR([.A441]);MONTH([.A441]);DAY([.A441]));&quot;MMM&quot;))">
            <text:p/>
          </table:table-cell>
          <table:table-cell table:style-name="ce62" table:formula="of:=IF([.D441]=&quot;&quot;;&quot;&quot;;TEXT(DATE(YEAR([.D441]);MONTH([.D441]);DAY([.D441]));&quot;MMM&quot;))">
            <text:p/>
          </table:table-cell>
          <table:table-cell table:style-name="ce62" table:formula="of:=IF([.G441]=&quot;&quot;;&quot;&quot;;TEXT(DATE(YEAR([.G441]);MONTH([.G441]);DAY([.G441]));&quot;MMM&quot;))">
            <text:p/>
          </table:table-cell>
          <table:table-cell table:style-name="ce70" table:formula="of:=IF([.D441]=&quot;&quot;;&quot;&quot;;TEXT(DATE(YEAR([.D441]);MONTH([.D441]);DAY([.D44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2]=&quot;&quot;;&quot;&quot;;VLOOKUP([.K442];[Contas.$A$1:.$C$54];2;0))">
            <text:p><text:s text:c="2"/></text:p>
          </table:table-cell>
          <table:table-cell table:style-name="ce15" table:formula="of:=IF([.K442]=&quot;&quot;;&quot;&quot;;VLOOKUP([.K442];[Contas.$A$1:.$C$54];3;0))">
            <text:p><text:s text:c="2"/></text:p>
          </table:table-cell>
          <table:table-cell table:style-name="ce16" table:formula="of:=IF([.G442]&lt;&gt;&quot;&quot;;&quot;Pago&quot;;IF(AND([.G442]=&quot;&quot;;[.E442]&lt;&gt;&quot;&quot;;[.F442]&lt;&gt;&quot;&quot;;TODAY()&gt;=[.D442]);&quot;Vencido&quot;;IF(AND([.E442]=&quot;&quot;;[.F442]=&quot;&quot;;[.G442]=&quot;&quot;;[.H442]=&quot;&quot;);&quot;&quot;;&quot;A Vencer&quot;)))">
            <text:p><text:s text:c="2"/></text:p>
          </table:table-cell>
          <table:table-cell table:style-name="ce41" table:formula="of:=IF([.H442]=&quot;&quot;;&quot;&quot;;[.H442]-[.C442])">
            <text:p/>
          </table:table-cell>
          <table:table-cell table:style-name="ce62" table:formula="of:=IF([.A442]=&quot;&quot;;&quot;&quot;;TEXT(DATE(YEAR([.A442]);MONTH([.A442]);DAY([.A442]));&quot;AAAA&quot;))">
            <text:p/>
          </table:table-cell>
          <table:table-cell table:style-name="ce62" table:formula="of:=IF([.D442]=&quot;&quot;;&quot;&quot;;TEXT(DATE(YEAR([.D442]);MONTH([.D442]);DAY([.D442]));&quot;AAAA&quot;))">
            <text:p/>
          </table:table-cell>
          <table:table-cell table:style-name="ce62" table:formula="of:=IF([.G442]=&quot;&quot;;&quot;&quot;;TEXT(DATE(YEAR([.G442]);MONTH([.G442]);DAY([.G442]));&quot;AAAA&quot;))">
            <text:p/>
          </table:table-cell>
          <table:table-cell table:style-name="ce62" table:formula="of:=IF([.A442]=&quot;&quot;;&quot;&quot;;TEXT(DATE(YEAR([.A442]);MONTH([.A442]);DAY([.A442]));&quot;MMM&quot;))">
            <text:p/>
          </table:table-cell>
          <table:table-cell table:style-name="ce62" table:formula="of:=IF([.D442]=&quot;&quot;;&quot;&quot;;TEXT(DATE(YEAR([.D442]);MONTH([.D442]);DAY([.D442]));&quot;MMM&quot;))">
            <text:p/>
          </table:table-cell>
          <table:table-cell table:style-name="ce62" table:formula="of:=IF([.G442]=&quot;&quot;;&quot;&quot;;TEXT(DATE(YEAR([.G442]);MONTH([.G442]);DAY([.G442]));&quot;MMM&quot;))">
            <text:p/>
          </table:table-cell>
          <table:table-cell table:style-name="ce70" table:formula="of:=IF([.D442]=&quot;&quot;;&quot;&quot;;TEXT(DATE(YEAR([.D442]);MONTH([.D442]);DAY([.D44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3]=&quot;&quot;;&quot;&quot;;VLOOKUP([.K443];[Contas.$A$1:.$C$54];2;0))">
            <text:p><text:s text:c="2"/></text:p>
          </table:table-cell>
          <table:table-cell table:style-name="ce15" table:formula="of:=IF([.K443]=&quot;&quot;;&quot;&quot;;VLOOKUP([.K443];[Contas.$A$1:.$C$54];3;0))">
            <text:p><text:s text:c="2"/></text:p>
          </table:table-cell>
          <table:table-cell table:style-name="ce16" table:formula="of:=IF([.G443]&lt;&gt;&quot;&quot;;&quot;Pago&quot;;IF(AND([.G443]=&quot;&quot;;[.E443]&lt;&gt;&quot;&quot;;[.F443]&lt;&gt;&quot;&quot;;TODAY()&gt;=[.D443]);&quot;Vencido&quot;;IF(AND([.E443]=&quot;&quot;;[.F443]=&quot;&quot;;[.G443]=&quot;&quot;;[.H443]=&quot;&quot;);&quot;&quot;;&quot;A Vencer&quot;)))">
            <text:p><text:s text:c="2"/></text:p>
          </table:table-cell>
          <table:table-cell table:style-name="ce41" table:formula="of:=IF([.H443]=&quot;&quot;;&quot;&quot;;[.H443]-[.C443])">
            <text:p/>
          </table:table-cell>
          <table:table-cell table:style-name="ce62" table:formula="of:=IF([.A443]=&quot;&quot;;&quot;&quot;;TEXT(DATE(YEAR([.A443]);MONTH([.A443]);DAY([.A443]));&quot;AAAA&quot;))">
            <text:p/>
          </table:table-cell>
          <table:table-cell table:style-name="ce62" table:formula="of:=IF([.D443]=&quot;&quot;;&quot;&quot;;TEXT(DATE(YEAR([.D443]);MONTH([.D443]);DAY([.D443]));&quot;AAAA&quot;))">
            <text:p/>
          </table:table-cell>
          <table:table-cell table:style-name="ce62" table:formula="of:=IF([.G443]=&quot;&quot;;&quot;&quot;;TEXT(DATE(YEAR([.G443]);MONTH([.G443]);DAY([.G443]));&quot;AAAA&quot;))">
            <text:p/>
          </table:table-cell>
          <table:table-cell table:style-name="ce62" table:formula="of:=IF([.A443]=&quot;&quot;;&quot;&quot;;TEXT(DATE(YEAR([.A443]);MONTH([.A443]);DAY([.A443]));&quot;MMM&quot;))">
            <text:p/>
          </table:table-cell>
          <table:table-cell table:style-name="ce62" table:formula="of:=IF([.D443]=&quot;&quot;;&quot;&quot;;TEXT(DATE(YEAR([.D443]);MONTH([.D443]);DAY([.D443]));&quot;MMM&quot;))">
            <text:p/>
          </table:table-cell>
          <table:table-cell table:style-name="ce62" table:formula="of:=IF([.G443]=&quot;&quot;;&quot;&quot;;TEXT(DATE(YEAR([.G443]);MONTH([.G443]);DAY([.G443]));&quot;MMM&quot;))">
            <text:p/>
          </table:table-cell>
          <table:table-cell table:style-name="ce70" table:formula="of:=IF([.D443]=&quot;&quot;;&quot;&quot;;TEXT(DATE(YEAR([.D443]);MONTH([.D443]);DAY([.D44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/>
          <table:table-cell table:style-name="ce48"/>
          <table:table-cell table:style-name="ce7"/>
          <table:table-cell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4]=&quot;&quot;;&quot;&quot;;VLOOKUP([.K444];[Contas.$A$1:.$C$54];2;0))">
            <text:p><text:s text:c="2"/></text:p>
          </table:table-cell>
          <table:table-cell table:style-name="ce15" table:formula="of:=IF([.K444]=&quot;&quot;;&quot;&quot;;VLOOKUP([.K444];[Contas.$A$1:.$C$54];3;0))">
            <text:p><text:s text:c="2"/></text:p>
          </table:table-cell>
          <table:table-cell table:style-name="ce16" table:formula="of:=IF([.G444]&lt;&gt;&quot;&quot;;&quot;Pago&quot;;IF(AND([.G444]=&quot;&quot;;[.E444]&lt;&gt;&quot;&quot;;[.F444]&lt;&gt;&quot;&quot;;TODAY()&gt;=[.D444]);&quot;Vencido&quot;;IF(AND([.E444]=&quot;&quot;;[.F444]=&quot;&quot;;[.G444]=&quot;&quot;;[.H444]=&quot;&quot;);&quot;&quot;;&quot;A Vencer&quot;)))">
            <text:p><text:s text:c="2"/></text:p>
          </table:table-cell>
          <table:table-cell table:style-name="ce41" table:formula="of:=IF([.H444]=&quot;&quot;;&quot;&quot;;[.H444]-[.C444])">
            <text:p/>
          </table:table-cell>
          <table:table-cell table:style-name="ce62" table:formula="of:=IF([.A444]=&quot;&quot;;&quot;&quot;;TEXT(DATE(YEAR([.A444]);MONTH([.A444]);DAY([.A444]));&quot;AAAA&quot;))">
            <text:p/>
          </table:table-cell>
          <table:table-cell table:style-name="ce62" table:formula="of:=IF([.D444]=&quot;&quot;;&quot;&quot;;TEXT(DATE(YEAR([.D444]);MONTH([.D444]);DAY([.D444]));&quot;AAAA&quot;))">
            <text:p/>
          </table:table-cell>
          <table:table-cell table:style-name="ce62" table:formula="of:=IF([.G444]=&quot;&quot;;&quot;&quot;;TEXT(DATE(YEAR([.G444]);MONTH([.G444]);DAY([.G444]));&quot;AAAA&quot;))">
            <text:p/>
          </table:table-cell>
          <table:table-cell table:style-name="ce62" table:formula="of:=IF([.A444]=&quot;&quot;;&quot;&quot;;TEXT(DATE(YEAR([.A444]);MONTH([.A444]);DAY([.A444]));&quot;MMM&quot;))">
            <text:p/>
          </table:table-cell>
          <table:table-cell table:style-name="ce62" table:formula="of:=IF([.D444]=&quot;&quot;;&quot;&quot;;TEXT(DATE(YEAR([.D444]);MONTH([.D444]);DAY([.D444]));&quot;MMM&quot;))">
            <text:p/>
          </table:table-cell>
          <table:table-cell table:style-name="ce62" table:formula="of:=IF([.G444]=&quot;&quot;;&quot;&quot;;TEXT(DATE(YEAR([.G444]);MONTH([.G444]);DAY([.G444]));&quot;MMM&quot;))">
            <text:p/>
          </table:table-cell>
          <table:table-cell table:style-name="ce70" table:formula="of:=IF([.D444]=&quot;&quot;;&quot;&quot;;TEXT(DATE(YEAR([.D444]);MONTH([.D444]);DAY([.D44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/>
          <table:table-cell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5]=&quot;&quot;;&quot;&quot;;VLOOKUP([.K445];[Contas.$A$1:.$C$54];2;0))">
            <text:p><text:s text:c="2"/></text:p>
          </table:table-cell>
          <table:table-cell table:style-name="ce15" table:formula="of:=IF([.K445]=&quot;&quot;;&quot;&quot;;VLOOKUP([.K445];[Contas.$A$1:.$C$54];3;0))">
            <text:p><text:s text:c="2"/></text:p>
          </table:table-cell>
          <table:table-cell table:style-name="ce16" table:formula="of:=IF([.G445]&lt;&gt;&quot;&quot;;&quot;Pago&quot;;IF(AND([.G445]=&quot;&quot;;[.E445]&lt;&gt;&quot;&quot;;[.F445]&lt;&gt;&quot;&quot;;TODAY()&gt;=[.D445]);&quot;Vencido&quot;;IF(AND([.E445]=&quot;&quot;;[.F445]=&quot;&quot;;[.G445]=&quot;&quot;;[.H445]=&quot;&quot;);&quot;&quot;;&quot;A Vencer&quot;)))">
            <text:p><text:s text:c="2"/></text:p>
          </table:table-cell>
          <table:table-cell table:style-name="ce41" table:formula="of:=IF([.H445]=&quot;&quot;;&quot;&quot;;[.H445]-[.C445])">
            <text:p/>
          </table:table-cell>
          <table:table-cell table:style-name="ce62" table:formula="of:=IF([.A445]=&quot;&quot;;&quot;&quot;;TEXT(DATE(YEAR([.A445]);MONTH([.A445]);DAY([.A445]));&quot;AAAA&quot;))">
            <text:p/>
          </table:table-cell>
          <table:table-cell table:style-name="ce62" table:formula="of:=IF([.D445]=&quot;&quot;;&quot;&quot;;TEXT(DATE(YEAR([.D445]);MONTH([.D445]);DAY([.D445]));&quot;AAAA&quot;))">
            <text:p/>
          </table:table-cell>
          <table:table-cell table:style-name="ce62" table:formula="of:=IF([.G445]=&quot;&quot;;&quot;&quot;;TEXT(DATE(YEAR([.G445]);MONTH([.G445]);DAY([.G445]));&quot;AAAA&quot;))">
            <text:p/>
          </table:table-cell>
          <table:table-cell table:style-name="ce62" table:formula="of:=IF([.A445]=&quot;&quot;;&quot;&quot;;TEXT(DATE(YEAR([.A445]);MONTH([.A445]);DAY([.A445]));&quot;MMM&quot;))">
            <text:p/>
          </table:table-cell>
          <table:table-cell table:style-name="ce62" table:formula="of:=IF([.D445]=&quot;&quot;;&quot;&quot;;TEXT(DATE(YEAR([.D445]);MONTH([.D445]);DAY([.D445]));&quot;MMM&quot;))">
            <text:p/>
          </table:table-cell>
          <table:table-cell table:style-name="ce62" table:formula="of:=IF([.G445]=&quot;&quot;;&quot;&quot;;TEXT(DATE(YEAR([.G445]);MONTH([.G445]);DAY([.G445]));&quot;MMM&quot;))">
            <text:p/>
          </table:table-cell>
          <table:table-cell table:style-name="ce70" table:formula="of:=IF([.D445]=&quot;&quot;;&quot;&quot;;TEXT(DATE(YEAR([.D445]);MONTH([.D445]);DAY([.D44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/>
          <table:table-cell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6]=&quot;&quot;;&quot;&quot;;VLOOKUP([.K446];[Contas.$A$1:.$C$54];2;0))">
            <text:p><text:s text:c="2"/></text:p>
          </table:table-cell>
          <table:table-cell table:style-name="ce15" table:formula="of:=IF([.K446]=&quot;&quot;;&quot;&quot;;VLOOKUP([.K446];[Contas.$A$1:.$C$54];3;0))">
            <text:p><text:s text:c="2"/></text:p>
          </table:table-cell>
          <table:table-cell table:style-name="ce16" table:formula="of:=IF([.G446]&lt;&gt;&quot;&quot;;&quot;Pago&quot;;IF(AND([.G446]=&quot;&quot;;[.E446]&lt;&gt;&quot;&quot;;[.F446]&lt;&gt;&quot;&quot;;TODAY()&gt;=[.D446]);&quot;Vencido&quot;;IF(AND([.E446]=&quot;&quot;;[.F446]=&quot;&quot;;[.G446]=&quot;&quot;;[.H446]=&quot;&quot;);&quot;&quot;;&quot;A Vencer&quot;)))">
            <text:p><text:s text:c="2"/></text:p>
          </table:table-cell>
          <table:table-cell table:style-name="ce41" table:formula="of:=IF([.H446]=&quot;&quot;;&quot;&quot;;[.H446]-[.C446])">
            <text:p/>
          </table:table-cell>
          <table:table-cell table:style-name="ce62" table:formula="of:=IF([.A446]=&quot;&quot;;&quot;&quot;;TEXT(DATE(YEAR([.A446]);MONTH([.A446]);DAY([.A446]));&quot;AAAA&quot;))">
            <text:p/>
          </table:table-cell>
          <table:table-cell table:style-name="ce62" table:formula="of:=IF([.D446]=&quot;&quot;;&quot;&quot;;TEXT(DATE(YEAR([.D446]);MONTH([.D446]);DAY([.D446]));&quot;AAAA&quot;))">
            <text:p/>
          </table:table-cell>
          <table:table-cell table:style-name="ce62" table:formula="of:=IF([.G446]=&quot;&quot;;&quot;&quot;;TEXT(DATE(YEAR([.G446]);MONTH([.G446]);DAY([.G446]));&quot;AAAA&quot;))">
            <text:p/>
          </table:table-cell>
          <table:table-cell table:style-name="ce62" table:formula="of:=IF([.A446]=&quot;&quot;;&quot;&quot;;TEXT(DATE(YEAR([.A446]);MONTH([.A446]);DAY([.A446]));&quot;MMM&quot;))">
            <text:p/>
          </table:table-cell>
          <table:table-cell table:style-name="ce62" table:formula="of:=IF([.D446]=&quot;&quot;;&quot;&quot;;TEXT(DATE(YEAR([.D446]);MONTH([.D446]);DAY([.D446]));&quot;MMM&quot;))">
            <text:p/>
          </table:table-cell>
          <table:table-cell table:style-name="ce62" table:formula="of:=IF([.G446]=&quot;&quot;;&quot;&quot;;TEXT(DATE(YEAR([.G446]);MONTH([.G446]);DAY([.G446]));&quot;MMM&quot;))">
            <text:p/>
          </table:table-cell>
          <table:table-cell table:style-name="ce70" table:formula="of:=IF([.D446]=&quot;&quot;;&quot;&quot;;TEXT(DATE(YEAR([.D446]);MONTH([.D446]);DAY([.D44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8"/>
          <table:table-cell table:style-name="ce7"/>
          <table:table-cell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7]=&quot;&quot;;&quot;&quot;;VLOOKUP([.K447];[Contas.$A$1:.$C$54];2;0))">
            <text:p><text:s text:c="2"/></text:p>
          </table:table-cell>
          <table:table-cell table:style-name="ce15" table:formula="of:=IF([.K447]=&quot;&quot;;&quot;&quot;;VLOOKUP([.K447];[Contas.$A$1:.$C$54];3;0))">
            <text:p><text:s text:c="2"/></text:p>
          </table:table-cell>
          <table:table-cell table:style-name="ce16" table:formula="of:=IF([.G447]&lt;&gt;&quot;&quot;;&quot;Pago&quot;;IF(AND([.G447]=&quot;&quot;;[.E447]&lt;&gt;&quot;&quot;;[.F447]&lt;&gt;&quot;&quot;;TODAY()&gt;=[.D447]);&quot;Vencido&quot;;IF(AND([.E447]=&quot;&quot;;[.F447]=&quot;&quot;;[.G447]=&quot;&quot;;[.H447]=&quot;&quot;);&quot;&quot;;&quot;A Vencer&quot;)))">
            <text:p><text:s text:c="2"/></text:p>
          </table:table-cell>
          <table:table-cell table:style-name="ce41" table:formula="of:=IF([.H447]=&quot;&quot;;&quot;&quot;;[.H447]-[.C447])">
            <text:p/>
          </table:table-cell>
          <table:table-cell table:style-name="ce62" table:formula="of:=IF([.A447]=&quot;&quot;;&quot;&quot;;TEXT(DATE(YEAR([.A447]);MONTH([.A447]);DAY([.A447]));&quot;AAAA&quot;))">
            <text:p/>
          </table:table-cell>
          <table:table-cell table:style-name="ce62" table:formula="of:=IF([.D447]=&quot;&quot;;&quot;&quot;;TEXT(DATE(YEAR([.D447]);MONTH([.D447]);DAY([.D447]));&quot;AAAA&quot;))">
            <text:p/>
          </table:table-cell>
          <table:table-cell table:style-name="ce62" table:formula="of:=IF([.G447]=&quot;&quot;;&quot;&quot;;TEXT(DATE(YEAR([.G447]);MONTH([.G447]);DAY([.G447]));&quot;AAAA&quot;))">
            <text:p/>
          </table:table-cell>
          <table:table-cell table:style-name="ce62" table:formula="of:=IF([.A447]=&quot;&quot;;&quot;&quot;;TEXT(DATE(YEAR([.A447]);MONTH([.A447]);DAY([.A447]));&quot;MMM&quot;))">
            <text:p/>
          </table:table-cell>
          <table:table-cell table:style-name="ce62" table:formula="of:=IF([.D447]=&quot;&quot;;&quot;&quot;;TEXT(DATE(YEAR([.D447]);MONTH([.D447]);DAY([.D447]));&quot;MMM&quot;))">
            <text:p/>
          </table:table-cell>
          <table:table-cell table:style-name="ce62" table:formula="of:=IF([.G447]=&quot;&quot;;&quot;&quot;;TEXT(DATE(YEAR([.G447]);MONTH([.G447]);DAY([.G447]));&quot;MMM&quot;))">
            <text:p/>
          </table:table-cell>
          <table:table-cell table:style-name="ce70" table:formula="of:=IF([.D447]=&quot;&quot;;&quot;&quot;;TEXT(DATE(YEAR([.D447]);MONTH([.D447]);DAY([.D447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7"/>
          <table:table-cell table:style-name="ce30"/>
          <table:table-cell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8]=&quot;&quot;;&quot;&quot;;VLOOKUP([.K448];[Contas.$A$1:.$C$54];2;0))">
            <text:p><text:s text:c="2"/></text:p>
          </table:table-cell>
          <table:table-cell table:style-name="ce15" table:formula="of:=IF([.K448]=&quot;&quot;;&quot;&quot;;VLOOKUP([.K448];[Contas.$A$1:.$C$54];3;0))">
            <text:p><text:s text:c="2"/></text:p>
          </table:table-cell>
          <table:table-cell table:style-name="ce16" table:formula="of:=IF([.G448]&lt;&gt;&quot;&quot;;&quot;Pago&quot;;IF(AND([.G448]=&quot;&quot;;[.E448]&lt;&gt;&quot;&quot;;[.F448]&lt;&gt;&quot;&quot;;TODAY()&gt;=[.D448]);&quot;Vencido&quot;;IF(AND([.E448]=&quot;&quot;;[.F448]=&quot;&quot;;[.G448]=&quot;&quot;;[.H448]=&quot;&quot;);&quot;&quot;;&quot;A Vencer&quot;)))">
            <text:p><text:s text:c="2"/></text:p>
          </table:table-cell>
          <table:table-cell table:style-name="ce41" table:formula="of:=IF([.H448]=&quot;&quot;;&quot;&quot;;[.H448]-[.C448])">
            <text:p/>
          </table:table-cell>
          <table:table-cell table:style-name="ce62" table:formula="of:=IF([.A448]=&quot;&quot;;&quot;&quot;;TEXT(DATE(YEAR([.A448]);MONTH([.A448]);DAY([.A448]));&quot;AAAA&quot;))">
            <text:p/>
          </table:table-cell>
          <table:table-cell table:style-name="ce62" table:formula="of:=IF([.D448]=&quot;&quot;;&quot;&quot;;TEXT(DATE(YEAR([.D448]);MONTH([.D448]);DAY([.D448]));&quot;AAAA&quot;))">
            <text:p/>
          </table:table-cell>
          <table:table-cell table:style-name="ce62" table:formula="of:=IF([.G448]=&quot;&quot;;&quot;&quot;;TEXT(DATE(YEAR([.G448]);MONTH([.G448]);DAY([.G448]));&quot;AAAA&quot;))">
            <text:p/>
          </table:table-cell>
          <table:table-cell table:style-name="ce62" table:formula="of:=IF([.A448]=&quot;&quot;;&quot;&quot;;TEXT(DATE(YEAR([.A448]);MONTH([.A448]);DAY([.A448]));&quot;MMM&quot;))">
            <text:p/>
          </table:table-cell>
          <table:table-cell table:style-name="ce62" table:formula="of:=IF([.D448]=&quot;&quot;;&quot;&quot;;TEXT(DATE(YEAR([.D448]);MONTH([.D448]);DAY([.D448]));&quot;MMM&quot;))">
            <text:p/>
          </table:table-cell>
          <table:table-cell table:style-name="ce62" table:formula="of:=IF([.G448]=&quot;&quot;;&quot;&quot;;TEXT(DATE(YEAR([.G448]);MONTH([.G448]);DAY([.G448]));&quot;MMM&quot;))">
            <text:p/>
          </table:table-cell>
          <table:table-cell table:style-name="ce70" table:formula="of:=IF([.D448]=&quot;&quot;;&quot;&quot;;TEXT(DATE(YEAR([.D448]);MONTH([.D448]);DAY([.D448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7"/>
          <table:table-cell table:style-name="ce30"/>
          <table:table-cell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49]=&quot;&quot;;&quot;&quot;;VLOOKUP([.K449];[Contas.$A$1:.$C$54];2;0))">
            <text:p><text:s text:c="2"/></text:p>
          </table:table-cell>
          <table:table-cell table:style-name="ce15" table:formula="of:=IF([.K449]=&quot;&quot;;&quot;&quot;;VLOOKUP([.K449];[Contas.$A$1:.$C$54];3;0))">
            <text:p><text:s text:c="2"/></text:p>
          </table:table-cell>
          <table:table-cell table:style-name="ce16" table:formula="of:=IF([.G449]&lt;&gt;&quot;&quot;;&quot;Pago&quot;;IF(AND([.G449]=&quot;&quot;;[.E449]&lt;&gt;&quot;&quot;;[.F449]&lt;&gt;&quot;&quot;;TODAY()&gt;=[.D449]);&quot;Vencido&quot;;IF(AND([.E449]=&quot;&quot;;[.F449]=&quot;&quot;;[.G449]=&quot;&quot;;[.H449]=&quot;&quot;);&quot;&quot;;&quot;A Vencer&quot;)))">
            <text:p><text:s text:c="2"/></text:p>
          </table:table-cell>
          <table:table-cell table:style-name="ce41" table:formula="of:=IF([.H449]=&quot;&quot;;&quot;&quot;;[.H449]-[.C449])">
            <text:p/>
          </table:table-cell>
          <table:table-cell table:style-name="ce62" table:formula="of:=IF([.A449]=&quot;&quot;;&quot;&quot;;TEXT(DATE(YEAR([.A449]);MONTH([.A449]);DAY([.A449]));&quot;AAAA&quot;))">
            <text:p/>
          </table:table-cell>
          <table:table-cell table:style-name="ce62" table:formula="of:=IF([.D449]=&quot;&quot;;&quot;&quot;;TEXT(DATE(YEAR([.D449]);MONTH([.D449]);DAY([.D449]));&quot;AAAA&quot;))">
            <text:p/>
          </table:table-cell>
          <table:table-cell table:style-name="ce62" table:formula="of:=IF([.G449]=&quot;&quot;;&quot;&quot;;TEXT(DATE(YEAR([.G449]);MONTH([.G449]);DAY([.G449]));&quot;AAAA&quot;))">
            <text:p/>
          </table:table-cell>
          <table:table-cell table:style-name="ce62" table:formula="of:=IF([.A449]=&quot;&quot;;&quot;&quot;;TEXT(DATE(YEAR([.A449]);MONTH([.A449]);DAY([.A449]));&quot;MMM&quot;))">
            <text:p/>
          </table:table-cell>
          <table:table-cell table:style-name="ce62" table:formula="of:=IF([.D449]=&quot;&quot;;&quot;&quot;;TEXT(DATE(YEAR([.D449]);MONTH([.D449]);DAY([.D449]));&quot;MMM&quot;))">
            <text:p/>
          </table:table-cell>
          <table:table-cell table:style-name="ce62" table:formula="of:=IF([.G449]=&quot;&quot;;&quot;&quot;;TEXT(DATE(YEAR([.G449]);MONTH([.G449]);DAY([.G449]));&quot;MMM&quot;))">
            <text:p/>
          </table:table-cell>
          <table:table-cell table:style-name="ce70" table:formula="of:=IF([.D449]=&quot;&quot;;&quot;&quot;;TEXT(DATE(YEAR([.D449]);MONTH([.D449]);DAY([.D449]));&quot;MMM/AA&quot;))">
            <text:p/>
          </table:table-cell>
          <table:table-cell table:number-columns-repeated="1002"/>
        </table:table-row>
        <table:table-row table:style-name="ro2">
          <table:table-cell/>
          <table:table-cell table:style-name="ce19"/>
          <table:table-cell table:style-name="ce48"/>
          <table:table-cell table:style-name="ce7"/>
          <table:table-cell table:style-name="ce30"/>
          <table:table-cell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0]=&quot;&quot;;&quot;&quot;;VLOOKUP([.K450];[Contas.$A$1:.$C$54];2;0))">
            <text:p><text:s text:c="2"/></text:p>
          </table:table-cell>
          <table:table-cell table:style-name="ce15" table:formula="of:=IF([.K450]=&quot;&quot;;&quot;&quot;;VLOOKUP([.K450];[Contas.$A$1:.$C$54];3;0))">
            <text:p><text:s text:c="2"/></text:p>
          </table:table-cell>
          <table:table-cell table:style-name="ce16" table:formula="of:=IF([.G450]&lt;&gt;&quot;&quot;;&quot;Pago&quot;;IF(AND([.G450]=&quot;&quot;;[.E450]&lt;&gt;&quot;&quot;;[.F450]&lt;&gt;&quot;&quot;;TODAY()&gt;=[.D450]);&quot;Vencido&quot;;IF(AND([.E450]=&quot;&quot;;[.F450]=&quot;&quot;;[.G450]=&quot;&quot;;[.H450]=&quot;&quot;);&quot;&quot;;&quot;A Vencer&quot;)))">
            <text:p><text:s text:c="2"/></text:p>
          </table:table-cell>
          <table:table-cell table:style-name="ce41" table:formula="of:=IF([.H450]=&quot;&quot;;&quot;&quot;;[.H450]-[.C450])">
            <text:p/>
          </table:table-cell>
          <table:table-cell table:style-name="ce62" table:formula="of:=IF([.A450]=&quot;&quot;;&quot;&quot;;TEXT(DATE(YEAR([.A450]);MONTH([.A450]);DAY([.A450]));&quot;AAAA&quot;))">
            <text:p/>
          </table:table-cell>
          <table:table-cell table:style-name="ce62" table:formula="of:=IF([.D450]=&quot;&quot;;&quot;&quot;;TEXT(DATE(YEAR([.D450]);MONTH([.D450]);DAY([.D450]));&quot;AAAA&quot;))">
            <text:p/>
          </table:table-cell>
          <table:table-cell table:style-name="ce62" table:formula="of:=IF([.G450]=&quot;&quot;;&quot;&quot;;TEXT(DATE(YEAR([.G450]);MONTH([.G450]);DAY([.G450]));&quot;AAAA&quot;))">
            <text:p/>
          </table:table-cell>
          <table:table-cell table:style-name="ce62" table:formula="of:=IF([.A450]=&quot;&quot;;&quot;&quot;;TEXT(DATE(YEAR([.A450]);MONTH([.A450]);DAY([.A450]));&quot;MMM&quot;))">
            <text:p/>
          </table:table-cell>
          <table:table-cell table:style-name="ce62" table:formula="of:=IF([.D450]=&quot;&quot;;&quot;&quot;;TEXT(DATE(YEAR([.D450]);MONTH([.D450]);DAY([.D450]));&quot;MMM&quot;))">
            <text:p/>
          </table:table-cell>
          <table:table-cell table:style-name="ce62" table:formula="of:=IF([.G450]=&quot;&quot;;&quot;&quot;;TEXT(DATE(YEAR([.G450]);MONTH([.G450]);DAY([.G450]));&quot;MMM&quot;))">
            <text:p/>
          </table:table-cell>
          <table:table-cell table:style-name="ce70" table:formula="of:=IF([.D450]=&quot;&quot;;&quot;&quot;;TEXT(DATE(YEAR([.D450]);MONTH([.D450]);DAY([.D450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style-name="ce95"/>
          <table:table-cell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1]=&quot;&quot;;&quot;&quot;;VLOOKUP([.K451];[Contas.$A$1:.$C$54];2;0))">
            <text:p><text:s text:c="2"/></text:p>
          </table:table-cell>
          <table:table-cell table:style-name="ce15" table:formula="of:=IF([.K451]=&quot;&quot;;&quot;&quot;;VLOOKUP([.K451];[Contas.$A$1:.$C$54];3;0))">
            <text:p><text:s text:c="2"/></text:p>
          </table:table-cell>
          <table:table-cell table:style-name="ce16" table:formula="of:=IF([.G451]&lt;&gt;&quot;&quot;;&quot;Pago&quot;;IF(AND([.G451]=&quot;&quot;;[.E451]&lt;&gt;&quot;&quot;;[.F451]&lt;&gt;&quot;&quot;;TODAY()&gt;=[.D451]);&quot;Vencido&quot;;IF(AND([.E451]=&quot;&quot;;[.F451]=&quot;&quot;;[.G451]=&quot;&quot;;[.H451]=&quot;&quot;);&quot;&quot;;&quot;A Vencer&quot;)))">
            <text:p><text:s text:c="2"/></text:p>
          </table:table-cell>
          <table:table-cell table:style-name="ce41" table:formula="of:=IF([.H451]=&quot;&quot;;&quot;&quot;;[.H451]-[.C451])">
            <text:p/>
          </table:table-cell>
          <table:table-cell table:style-name="ce62" table:formula="of:=IF([.A451]=&quot;&quot;;&quot;&quot;;TEXT(DATE(YEAR([.A451]);MONTH([.A451]);DAY([.A451]));&quot;AAAA&quot;))">
            <text:p/>
          </table:table-cell>
          <table:table-cell table:style-name="ce62" table:formula="of:=IF([.D451]=&quot;&quot;;&quot;&quot;;TEXT(DATE(YEAR([.D451]);MONTH([.D451]);DAY([.D451]));&quot;AAAA&quot;))">
            <text:p/>
          </table:table-cell>
          <table:table-cell table:style-name="ce62" table:formula="of:=IF([.G451]=&quot;&quot;;&quot;&quot;;TEXT(DATE(YEAR([.G451]);MONTH([.G451]);DAY([.G451]));&quot;AAAA&quot;))">
            <text:p/>
          </table:table-cell>
          <table:table-cell table:style-name="ce62" table:formula="of:=IF([.A451]=&quot;&quot;;&quot;&quot;;TEXT(DATE(YEAR([.A451]);MONTH([.A451]);DAY([.A451]));&quot;MMM&quot;))">
            <text:p/>
          </table:table-cell>
          <table:table-cell table:style-name="ce62" table:formula="of:=IF([.D451]=&quot;&quot;;&quot;&quot;;TEXT(DATE(YEAR([.D451]);MONTH([.D451]);DAY([.D451]));&quot;MMM&quot;))">
            <text:p/>
          </table:table-cell>
          <table:table-cell table:style-name="ce62" table:formula="of:=IF([.G451]=&quot;&quot;;&quot;&quot;;TEXT(DATE(YEAR([.G451]);MONTH([.G451]);DAY([.G451]));&quot;MMM&quot;))">
            <text:p/>
          </table:table-cell>
          <table:table-cell table:style-name="ce70" table:formula="of:=IF([.D451]=&quot;&quot;;&quot;&quot;;TEXT(DATE(YEAR([.D451]);MONTH([.D451]);DAY([.D45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2]=&quot;&quot;;&quot;&quot;;VLOOKUP([.K452];[Contas.$A$1:.$C$54];2;0))">
            <text:p><text:s text:c="2"/></text:p>
          </table:table-cell>
          <table:table-cell table:style-name="ce15" table:formula="of:=IF([.K452]=&quot;&quot;;&quot;&quot;;VLOOKUP([.K452];[Contas.$A$1:.$C$54];3;0))">
            <text:p><text:s text:c="2"/></text:p>
          </table:table-cell>
          <table:table-cell table:style-name="ce16" table:formula="of:=IF([.G452]&lt;&gt;&quot;&quot;;&quot;Pago&quot;;IF(AND([.G452]=&quot;&quot;;[.E452]&lt;&gt;&quot;&quot;;[.F452]&lt;&gt;&quot;&quot;;TODAY()&gt;=[.D452]);&quot;Vencido&quot;;IF(AND([.E452]=&quot;&quot;;[.F452]=&quot;&quot;;[.G452]=&quot;&quot;;[.H452]=&quot;&quot;);&quot;&quot;;&quot;A Vencer&quot;)))">
            <text:p><text:s text:c="2"/></text:p>
          </table:table-cell>
          <table:table-cell table:style-name="ce41" table:formula="of:=IF([.H452]=&quot;&quot;;&quot;&quot;;[.H452]-[.C452])">
            <text:p/>
          </table:table-cell>
          <table:table-cell table:style-name="ce62" table:formula="of:=IF([.A452]=&quot;&quot;;&quot;&quot;;TEXT(DATE(YEAR([.A452]);MONTH([.A452]);DAY([.A452]));&quot;AAAA&quot;))">
            <text:p/>
          </table:table-cell>
          <table:table-cell table:style-name="ce62" table:formula="of:=IF([.D452]=&quot;&quot;;&quot;&quot;;TEXT(DATE(YEAR([.D452]);MONTH([.D452]);DAY([.D452]));&quot;AAAA&quot;))">
            <text:p/>
          </table:table-cell>
          <table:table-cell table:style-name="ce62" table:formula="of:=IF([.G452]=&quot;&quot;;&quot;&quot;;TEXT(DATE(YEAR([.G452]);MONTH([.G452]);DAY([.G452]));&quot;AAAA&quot;))">
            <text:p/>
          </table:table-cell>
          <table:table-cell table:style-name="ce62" table:formula="of:=IF([.A452]=&quot;&quot;;&quot;&quot;;TEXT(DATE(YEAR([.A452]);MONTH([.A452]);DAY([.A452]));&quot;MMM&quot;))">
            <text:p/>
          </table:table-cell>
          <table:table-cell table:style-name="ce62" table:formula="of:=IF([.D452]=&quot;&quot;;&quot;&quot;;TEXT(DATE(YEAR([.D452]);MONTH([.D452]);DAY([.D452]));&quot;MMM&quot;))">
            <text:p/>
          </table:table-cell>
          <table:table-cell table:style-name="ce62" table:formula="of:=IF([.G452]=&quot;&quot;;&quot;&quot;;TEXT(DATE(YEAR([.G452]);MONTH([.G452]);DAY([.G452]));&quot;MMM&quot;))">
            <text:p/>
          </table:table-cell>
          <table:table-cell table:style-name="ce70" table:formula="of:=IF([.D452]=&quot;&quot;;&quot;&quot;;TEXT(DATE(YEAR([.D452]);MONTH([.D452]);DAY([.D45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3]=&quot;&quot;;&quot;&quot;;VLOOKUP([.K453];[Contas.$A$1:.$C$54];2;0))">
            <text:p><text:s text:c="2"/></text:p>
          </table:table-cell>
          <table:table-cell table:style-name="ce15" table:formula="of:=IF([.K453]=&quot;&quot;;&quot;&quot;;VLOOKUP([.K453];[Contas.$A$1:.$C$54];3;0))">
            <text:p><text:s text:c="2"/></text:p>
          </table:table-cell>
          <table:table-cell table:style-name="ce16" table:formula="of:=IF([.G453]&lt;&gt;&quot;&quot;;&quot;Pago&quot;;IF(AND([.G453]=&quot;&quot;;[.E453]&lt;&gt;&quot;&quot;;[.F453]&lt;&gt;&quot;&quot;;TODAY()&gt;=[.D453]);&quot;Vencido&quot;;IF(AND([.E453]=&quot;&quot;;[.F453]=&quot;&quot;;[.G453]=&quot;&quot;;[.H453]=&quot;&quot;);&quot;&quot;;&quot;A Vencer&quot;)))">
            <text:p><text:s text:c="2"/></text:p>
          </table:table-cell>
          <table:table-cell table:style-name="ce41" table:formula="of:=IF([.H453]=&quot;&quot;;&quot;&quot;;[.H453]-[.C453])">
            <text:p/>
          </table:table-cell>
          <table:table-cell table:style-name="ce62" table:formula="of:=IF([.A453]=&quot;&quot;;&quot;&quot;;TEXT(DATE(YEAR([.A453]);MONTH([.A453]);DAY([.A453]));&quot;AAAA&quot;))">
            <text:p/>
          </table:table-cell>
          <table:table-cell table:style-name="ce62" table:formula="of:=IF([.D453]=&quot;&quot;;&quot;&quot;;TEXT(DATE(YEAR([.D453]);MONTH([.D453]);DAY([.D453]));&quot;AAAA&quot;))">
            <text:p/>
          </table:table-cell>
          <table:table-cell table:style-name="ce62" table:formula="of:=IF([.G453]=&quot;&quot;;&quot;&quot;;TEXT(DATE(YEAR([.G453]);MONTH([.G453]);DAY([.G453]));&quot;AAAA&quot;))">
            <text:p/>
          </table:table-cell>
          <table:table-cell table:style-name="ce62" table:formula="of:=IF([.A453]=&quot;&quot;;&quot;&quot;;TEXT(DATE(YEAR([.A453]);MONTH([.A453]);DAY([.A453]));&quot;MMM&quot;))">
            <text:p/>
          </table:table-cell>
          <table:table-cell table:style-name="ce62" table:formula="of:=IF([.D453]=&quot;&quot;;&quot;&quot;;TEXT(DATE(YEAR([.D453]);MONTH([.D453]);DAY([.D453]));&quot;MMM&quot;))">
            <text:p/>
          </table:table-cell>
          <table:table-cell table:style-name="ce62" table:formula="of:=IF([.G453]=&quot;&quot;;&quot;&quot;;TEXT(DATE(YEAR([.G453]);MONTH([.G453]);DAY([.G453]));&quot;MMM&quot;))">
            <text:p/>
          </table:table-cell>
          <table:table-cell table:style-name="ce70" table:formula="of:=IF([.D453]=&quot;&quot;;&quot;&quot;;TEXT(DATE(YEAR([.D453]);MONTH([.D453]);DAY([.D45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30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4]=&quot;&quot;;&quot;&quot;;VLOOKUP([.K454];[Contas.$A$1:.$C$54];2;0))">
            <text:p><text:s text:c="2"/></text:p>
          </table:table-cell>
          <table:table-cell table:style-name="ce15" table:formula="of:=IF([.K454]=&quot;&quot;;&quot;&quot;;VLOOKUP([.K454];[Contas.$A$1:.$C$54];3;0))">
            <text:p><text:s text:c="2"/></text:p>
          </table:table-cell>
          <table:table-cell table:style-name="ce16" table:formula="of:=IF([.G454]&lt;&gt;&quot;&quot;;&quot;Pago&quot;;IF(AND([.G454]=&quot;&quot;;[.E454]&lt;&gt;&quot;&quot;;[.F454]&lt;&gt;&quot;&quot;;TODAY()&gt;=[.D454]);&quot;Vencido&quot;;IF(AND([.E454]=&quot;&quot;;[.F454]=&quot;&quot;;[.G454]=&quot;&quot;;[.H454]=&quot;&quot;);&quot;&quot;;&quot;A Vencer&quot;)))">
            <text:p><text:s text:c="2"/></text:p>
          </table:table-cell>
          <table:table-cell table:style-name="ce41" table:formula="of:=IF([.H454]=&quot;&quot;;&quot;&quot;;[.H454]-[.C454])">
            <text:p/>
          </table:table-cell>
          <table:table-cell table:style-name="ce62" table:formula="of:=IF([.A454]=&quot;&quot;;&quot;&quot;;TEXT(DATE(YEAR([.A454]);MONTH([.A454]);DAY([.A454]));&quot;AAAA&quot;))">
            <text:p/>
          </table:table-cell>
          <table:table-cell table:style-name="ce62" table:formula="of:=IF([.D454]=&quot;&quot;;&quot;&quot;;TEXT(DATE(YEAR([.D454]);MONTH([.D454]);DAY([.D454]));&quot;AAAA&quot;))">
            <text:p/>
          </table:table-cell>
          <table:table-cell table:style-name="ce62" table:formula="of:=IF([.G454]=&quot;&quot;;&quot;&quot;;TEXT(DATE(YEAR([.G454]);MONTH([.G454]);DAY([.G454]));&quot;AAAA&quot;))">
            <text:p/>
          </table:table-cell>
          <table:table-cell table:style-name="ce62" table:formula="of:=IF([.A454]=&quot;&quot;;&quot;&quot;;TEXT(DATE(YEAR([.A454]);MONTH([.A454]);DAY([.A454]));&quot;MMM&quot;))">
            <text:p/>
          </table:table-cell>
          <table:table-cell table:style-name="ce62" table:formula="of:=IF([.D454]=&quot;&quot;;&quot;&quot;;TEXT(DATE(YEAR([.D454]);MONTH([.D454]);DAY([.D454]));&quot;MMM&quot;))">
            <text:p/>
          </table:table-cell>
          <table:table-cell table:style-name="ce62" table:formula="of:=IF([.G454]=&quot;&quot;;&quot;&quot;;TEXT(DATE(YEAR([.G454]);MONTH([.G454]);DAY([.G454]));&quot;MMM&quot;))">
            <text:p/>
          </table:table-cell>
          <table:table-cell table:style-name="ce70" table:formula="of:=IF([.D454]=&quot;&quot;;&quot;&quot;;TEXT(DATE(YEAR([.D454]);MONTH([.D454]);DAY([.D45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5]=&quot;&quot;;&quot;&quot;;VLOOKUP([.K455];[Contas.$A$1:.$C$54];2;0))">
            <text:p><text:s text:c="2"/></text:p>
          </table:table-cell>
          <table:table-cell table:style-name="ce15" table:formula="of:=IF([.K455]=&quot;&quot;;&quot;&quot;;VLOOKUP([.K455];[Contas.$A$1:.$C$54];3;0))">
            <text:p><text:s text:c="2"/></text:p>
          </table:table-cell>
          <table:table-cell table:style-name="ce16" table:formula="of:=IF([.G455]&lt;&gt;&quot;&quot;;&quot;Pago&quot;;IF(AND([.G455]=&quot;&quot;;[.E455]&lt;&gt;&quot;&quot;;[.F455]&lt;&gt;&quot;&quot;;TODAY()&gt;=[.D455]);&quot;Vencido&quot;;IF(AND([.E455]=&quot;&quot;;[.F455]=&quot;&quot;;[.G455]=&quot;&quot;;[.H455]=&quot;&quot;);&quot;&quot;;&quot;A Vencer&quot;)))">
            <text:p><text:s text:c="2"/></text:p>
          </table:table-cell>
          <table:table-cell table:style-name="ce41" table:formula="of:=IF([.H455]=&quot;&quot;;&quot;&quot;;[.H455]-[.C455])">
            <text:p/>
          </table:table-cell>
          <table:table-cell table:style-name="ce62" table:formula="of:=IF([.A455]=&quot;&quot;;&quot;&quot;;TEXT(DATE(YEAR([.A455]);MONTH([.A455]);DAY([.A455]));&quot;AAAA&quot;))">
            <text:p/>
          </table:table-cell>
          <table:table-cell table:style-name="ce62" table:formula="of:=IF([.D455]=&quot;&quot;;&quot;&quot;;TEXT(DATE(YEAR([.D455]);MONTH([.D455]);DAY([.D455]));&quot;AAAA&quot;))">
            <text:p/>
          </table:table-cell>
          <table:table-cell table:style-name="ce62" table:formula="of:=IF([.G455]=&quot;&quot;;&quot;&quot;;TEXT(DATE(YEAR([.G455]);MONTH([.G455]);DAY([.G455]));&quot;AAAA&quot;))">
            <text:p/>
          </table:table-cell>
          <table:table-cell table:style-name="ce62" table:formula="of:=IF([.A455]=&quot;&quot;;&quot;&quot;;TEXT(DATE(YEAR([.A455]);MONTH([.A455]);DAY([.A455]));&quot;MMM&quot;))">
            <text:p/>
          </table:table-cell>
          <table:table-cell table:style-name="ce62" table:formula="of:=IF([.D455]=&quot;&quot;;&quot;&quot;;TEXT(DATE(YEAR([.D455]);MONTH([.D455]);DAY([.D455]));&quot;MMM&quot;))">
            <text:p/>
          </table:table-cell>
          <table:table-cell table:style-name="ce62" table:formula="of:=IF([.G455]=&quot;&quot;;&quot;&quot;;TEXT(DATE(YEAR([.G455]);MONTH([.G455]);DAY([.G455]));&quot;MMM&quot;))">
            <text:p/>
          </table:table-cell>
          <table:table-cell table:style-name="ce70" table:formula="of:=IF([.D455]=&quot;&quot;;&quot;&quot;;TEXT(DATE(YEAR([.D455]);MONTH([.D455]);DAY([.D455]));&quot;MMM/AA&quot;))">
            <text:p/>
          </table:table-cell>
          <table:table-cell table:number-columns-repeated="1002"/>
        </table:table-row>
        <table:table-row table:style-name="ro2">
          <table:table-cell table:style-name="ce8"/>
          <table:table-cell table:style-name="ce26"/>
          <table:table-cell table:style-name="ce34"/>
          <table:table-cell table:style-name="ce8"/>
          <table:table-cell table:style-name="ce46" table:number-columns-repeated="2"/>
          <table:table-cell table:style-name="ce8"/>
          <table:table-cell table:style-name="ce3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6]=&quot;&quot;;&quot;&quot;;VLOOKUP([.K456];[Contas.$A$1:.$C$54];2;0))">
            <text:p><text:s text:c="2"/></text:p>
          </table:table-cell>
          <table:table-cell table:style-name="ce15" table:formula="of:=IF([.K456]=&quot;&quot;;&quot;&quot;;VLOOKUP([.K456];[Contas.$A$1:.$C$54];3;0))">
            <text:p><text:s text:c="2"/></text:p>
          </table:table-cell>
          <table:table-cell table:style-name="ce16" table:formula="of:=IF([.G456]&lt;&gt;&quot;&quot;;&quot;Pago&quot;;IF(AND([.G456]=&quot;&quot;;[.E456]&lt;&gt;&quot;&quot;;[.F456]&lt;&gt;&quot;&quot;;TODAY()&gt;=[.D456]);&quot;Vencido&quot;;IF(AND([.E456]=&quot;&quot;;[.F456]=&quot;&quot;;[.G456]=&quot;&quot;;[.H456]=&quot;&quot;);&quot;&quot;;&quot;A Vencer&quot;)))">
            <text:p><text:s text:c="2"/></text:p>
          </table:table-cell>
          <table:table-cell table:style-name="ce41" table:formula="of:=IF([.H456]=&quot;&quot;;&quot;&quot;;[.H456]-[.C456])">
            <text:p/>
          </table:table-cell>
          <table:table-cell table:style-name="ce62" table:formula="of:=IF([.A456]=&quot;&quot;;&quot;&quot;;TEXT(DATE(YEAR([.A456]);MONTH([.A456]);DAY([.A456]));&quot;AAAA&quot;))">
            <text:p/>
          </table:table-cell>
          <table:table-cell table:style-name="ce62" table:formula="of:=IF([.D456]=&quot;&quot;;&quot;&quot;;TEXT(DATE(YEAR([.D456]);MONTH([.D456]);DAY([.D456]));&quot;AAAA&quot;))">
            <text:p/>
          </table:table-cell>
          <table:table-cell table:style-name="ce62" table:formula="of:=IF([.G456]=&quot;&quot;;&quot;&quot;;TEXT(DATE(YEAR([.G456]);MONTH([.G456]);DAY([.G456]));&quot;AAAA&quot;))">
            <text:p/>
          </table:table-cell>
          <table:table-cell table:style-name="ce62" table:formula="of:=IF([.A456]=&quot;&quot;;&quot;&quot;;TEXT(DATE(YEAR([.A456]);MONTH([.A456]);DAY([.A456]));&quot;MMM&quot;))">
            <text:p/>
          </table:table-cell>
          <table:table-cell table:style-name="ce62" table:formula="of:=IF([.D456]=&quot;&quot;;&quot;&quot;;TEXT(DATE(YEAR([.D456]);MONTH([.D456]);DAY([.D456]));&quot;MMM&quot;))">
            <text:p/>
          </table:table-cell>
          <table:table-cell table:style-name="ce62" table:formula="of:=IF([.G456]=&quot;&quot;;&quot;&quot;;TEXT(DATE(YEAR([.G456]);MONTH([.G456]);DAY([.G456]));&quot;MMM&quot;))">
            <text:p/>
          </table:table-cell>
          <table:table-cell table:style-name="ce70" table:formula="of:=IF([.D456]=&quot;&quot;;&quot;&quot;;TEXT(DATE(YEAR([.D456]);MONTH([.D456]);DAY([.D456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7]=&quot;&quot;;&quot;&quot;;VLOOKUP([.K457];[Contas.$A$1:.$C$54];2;0))">
            <text:p><text:s text:c="2"/></text:p>
          </table:table-cell>
          <table:table-cell table:style-name="ce15" table:formula="of:=IF([.K457]=&quot;&quot;;&quot;&quot;;VLOOKUP([.K457];[Contas.$A$1:.$C$54];3;0))">
            <text:p><text:s text:c="2"/></text:p>
          </table:table-cell>
          <table:table-cell table:style-name="ce16" table:formula="of:=IF([.G457]&lt;&gt;&quot;&quot;;&quot;Pago&quot;;IF(AND([.G457]=&quot;&quot;;[.E457]&lt;&gt;&quot;&quot;;[.F457]&lt;&gt;&quot;&quot;;TODAY()&gt;=[.D457]);&quot;Vencido&quot;;IF(AND([.E457]=&quot;&quot;;[.F457]=&quot;&quot;;[.G457]=&quot;&quot;;[.H457]=&quot;&quot;);&quot;&quot;;&quot;A Vencer&quot;)))">
            <text:p><text:s text:c="2"/></text:p>
          </table:table-cell>
          <table:table-cell table:style-name="ce41" table:formula="of:=IF([.H457]=&quot;&quot;;&quot;&quot;;[.H457]-[.C457])">
            <text:p/>
          </table:table-cell>
          <table:table-cell table:style-name="ce62" table:formula="of:=IF([.A457]=&quot;&quot;;&quot;&quot;;TEXT(DATE(YEAR([.A457]);MONTH([.A457]);DAY([.A457]));&quot;AAAA&quot;))">
            <text:p/>
          </table:table-cell>
          <table:table-cell table:style-name="ce62" table:formula="of:=IF([.D457]=&quot;&quot;;&quot;&quot;;TEXT(DATE(YEAR([.D457]);MONTH([.D457]);DAY([.D457]));&quot;AAAA&quot;))">
            <text:p/>
          </table:table-cell>
          <table:table-cell table:style-name="ce62" table:formula="of:=IF([.G457]=&quot;&quot;;&quot;&quot;;TEXT(DATE(YEAR([.G457]);MONTH([.G457]);DAY([.G457]));&quot;AAAA&quot;))">
            <text:p/>
          </table:table-cell>
          <table:table-cell table:style-name="ce62" table:formula="of:=IF([.A457]=&quot;&quot;;&quot;&quot;;TEXT(DATE(YEAR([.A457]);MONTH([.A457]);DAY([.A457]));&quot;MMM&quot;))">
            <text:p/>
          </table:table-cell>
          <table:table-cell table:style-name="ce62" table:formula="of:=IF([.D457]=&quot;&quot;;&quot;&quot;;TEXT(DATE(YEAR([.D457]);MONTH([.D457]);DAY([.D457]));&quot;MMM&quot;))">
            <text:p/>
          </table:table-cell>
          <table:table-cell table:style-name="ce62" table:formula="of:=IF([.G457]=&quot;&quot;;&quot;&quot;;TEXT(DATE(YEAR([.G457]);MONTH([.G457]);DAY([.G457]));&quot;MMM&quot;))">
            <text:p/>
          </table:table-cell>
          <table:table-cell table:style-name="ce70" table:formula="of:=IF([.D457]=&quot;&quot;;&quot;&quot;;TEXT(DATE(YEAR([.D457]);MONTH([.D457]);DAY([.D457]));&quot;MMM/AA&quot;))">
            <text:p/>
          </table:table-cell>
          <table:table-cell table:style-name="Default" table:number-columns-repeated="1001"/>
          <table:table-cell/>
        </table:table-row>
        <table:table-row table:style-name="ro2">
          <table:table-cell table:style-name="ce8"/>
          <table:table-cell table:style-name="ce26"/>
          <table:table-cell table:style-name="ce34"/>
          <table:table-cell table:style-name="ce8"/>
          <table:table-cell table:style-name="ce46" table:number-columns-repeated="2"/>
          <table:table-cell table:style-name="ce8"/>
          <table:table-cell table:style-name="ce34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8]=&quot;&quot;;&quot;&quot;;VLOOKUP([.K458];[Contas.$A$1:.$C$54];2;0))">
            <text:p><text:s text:c="2"/></text:p>
          </table:table-cell>
          <table:table-cell table:style-name="ce15" table:formula="of:=IF([.K458]=&quot;&quot;;&quot;&quot;;VLOOKUP([.K458];[Contas.$A$1:.$C$54];3;0))">
            <text:p><text:s text:c="2"/></text:p>
          </table:table-cell>
          <table:table-cell table:style-name="ce16" table:formula="of:=IF([.G458]&lt;&gt;&quot;&quot;;&quot;Pago&quot;;IF(AND([.G458]=&quot;&quot;;[.E458]&lt;&gt;&quot;&quot;;[.F458]&lt;&gt;&quot;&quot;;TODAY()&gt;=[.D458]);&quot;Vencido&quot;;IF(AND([.E458]=&quot;&quot;;[.F458]=&quot;&quot;;[.G458]=&quot;&quot;;[.H458]=&quot;&quot;);&quot;&quot;;&quot;A Vencer&quot;)))">
            <text:p><text:s text:c="2"/></text:p>
          </table:table-cell>
          <table:table-cell table:style-name="ce41" table:formula="of:=IF([.H458]=&quot;&quot;;&quot;&quot;;[.H458]-[.C458])">
            <text:p/>
          </table:table-cell>
          <table:table-cell table:style-name="ce62" table:formula="of:=IF([.A458]=&quot;&quot;;&quot;&quot;;TEXT(DATE(YEAR([.A458]);MONTH([.A458]);DAY([.A458]));&quot;AAAA&quot;))">
            <text:p/>
          </table:table-cell>
          <table:table-cell table:style-name="ce62" table:formula="of:=IF([.D458]=&quot;&quot;;&quot;&quot;;TEXT(DATE(YEAR([.D458]);MONTH([.D458]);DAY([.D458]));&quot;AAAA&quot;))">
            <text:p/>
          </table:table-cell>
          <table:table-cell table:style-name="ce62" table:formula="of:=IF([.G458]=&quot;&quot;;&quot;&quot;;TEXT(DATE(YEAR([.G458]);MONTH([.G458]);DAY([.G458]));&quot;AAAA&quot;))">
            <text:p/>
          </table:table-cell>
          <table:table-cell table:style-name="ce62" table:formula="of:=IF([.A458]=&quot;&quot;;&quot;&quot;;TEXT(DATE(YEAR([.A458]);MONTH([.A458]);DAY([.A458]));&quot;MMM&quot;))">
            <text:p/>
          </table:table-cell>
          <table:table-cell table:style-name="ce62" table:formula="of:=IF([.D458]=&quot;&quot;;&quot;&quot;;TEXT(DATE(YEAR([.D458]);MONTH([.D458]);DAY([.D458]));&quot;MMM&quot;))">
            <text:p/>
          </table:table-cell>
          <table:table-cell table:style-name="ce62" table:formula="of:=IF([.G458]=&quot;&quot;;&quot;&quot;;TEXT(DATE(YEAR([.G458]);MONTH([.G458]);DAY([.G458]));&quot;MMM&quot;))">
            <text:p/>
          </table:table-cell>
          <table:table-cell table:style-name="ce70" table:formula="of:=IF([.D458]=&quot;&quot;;&quot;&quot;;TEXT(DATE(YEAR([.D458]);MONTH([.D458]);DAY([.D45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59]=&quot;&quot;;&quot;&quot;;VLOOKUP([.K459];[Contas.$A$1:.$C$54];2;0))">
            <text:p><text:s text:c="2"/></text:p>
          </table:table-cell>
          <table:table-cell table:style-name="ce15" table:formula="of:=IF([.K459]=&quot;&quot;;&quot;&quot;;VLOOKUP([.K459];[Contas.$A$1:.$C$54];3;0))">
            <text:p><text:s text:c="2"/></text:p>
          </table:table-cell>
          <table:table-cell table:style-name="ce16" table:formula="of:=IF([.G459]&lt;&gt;&quot;&quot;;&quot;Pago&quot;;IF(AND([.G459]=&quot;&quot;;[.E459]&lt;&gt;&quot;&quot;;[.F459]&lt;&gt;&quot;&quot;;TODAY()&gt;=[.D459]);&quot;Vencido&quot;;IF(AND([.E459]=&quot;&quot;;[.F459]=&quot;&quot;;[.G459]=&quot;&quot;;[.H459]=&quot;&quot;);&quot;&quot;;&quot;A Vencer&quot;)))">
            <text:p><text:s text:c="2"/></text:p>
          </table:table-cell>
          <table:table-cell table:style-name="ce41" table:formula="of:=IF([.H459]=&quot;&quot;;&quot;&quot;;[.H459]-[.C459])">
            <text:p/>
          </table:table-cell>
          <table:table-cell table:style-name="ce62" table:formula="of:=IF([.A459]=&quot;&quot;;&quot;&quot;;TEXT(DATE(YEAR([.A459]);MONTH([.A459]);DAY([.A459]));&quot;AAAA&quot;))">
            <text:p/>
          </table:table-cell>
          <table:table-cell table:style-name="ce62" table:formula="of:=IF([.D459]=&quot;&quot;;&quot;&quot;;TEXT(DATE(YEAR([.D459]);MONTH([.D459]);DAY([.D459]));&quot;AAAA&quot;))">
            <text:p/>
          </table:table-cell>
          <table:table-cell table:style-name="ce62" table:formula="of:=IF([.G459]=&quot;&quot;;&quot;&quot;;TEXT(DATE(YEAR([.G459]);MONTH([.G459]);DAY([.G459]));&quot;AAAA&quot;))">
            <text:p/>
          </table:table-cell>
          <table:table-cell table:style-name="ce62" table:formula="of:=IF([.A459]=&quot;&quot;;&quot;&quot;;TEXT(DATE(YEAR([.A459]);MONTH([.A459]);DAY([.A459]));&quot;MMM&quot;))">
            <text:p/>
          </table:table-cell>
          <table:table-cell table:style-name="ce62" table:formula="of:=IF([.D459]=&quot;&quot;;&quot;&quot;;TEXT(DATE(YEAR([.D459]);MONTH([.D459]);DAY([.D459]));&quot;MMM&quot;))">
            <text:p/>
          </table:table-cell>
          <table:table-cell table:style-name="ce62" table:formula="of:=IF([.G459]=&quot;&quot;;&quot;&quot;;TEXT(DATE(YEAR([.G459]);MONTH([.G459]);DAY([.G459]));&quot;MMM&quot;))">
            <text:p/>
          </table:table-cell>
          <table:table-cell table:style-name="ce70" table:formula="of:=IF([.D459]=&quot;&quot;;&quot;&quot;;TEXT(DATE(YEAR([.D459]);MONTH([.D459]);DAY([.D45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0]=&quot;&quot;;&quot;&quot;;VLOOKUP([.K460];[Contas.$A$1:.$C$54];2;0))">
            <text:p><text:s text:c="2"/></text:p>
          </table:table-cell>
          <table:table-cell table:style-name="ce15" table:formula="of:=IF([.K460]=&quot;&quot;;&quot;&quot;;VLOOKUP([.K460];[Contas.$A$1:.$C$54];3;0))">
            <text:p><text:s text:c="2"/></text:p>
          </table:table-cell>
          <table:table-cell table:style-name="ce16" table:formula="of:=IF([.G460]&lt;&gt;&quot;&quot;;&quot;Pago&quot;;IF(AND([.G460]=&quot;&quot;;[.E460]&lt;&gt;&quot;&quot;;[.F460]&lt;&gt;&quot;&quot;;TODAY()&gt;=[.D460]);&quot;Vencido&quot;;IF(AND([.E460]=&quot;&quot;;[.F460]=&quot;&quot;;[.G460]=&quot;&quot;;[.H460]=&quot;&quot;);&quot;&quot;;&quot;A Vencer&quot;)))">
            <text:p><text:s text:c="2"/></text:p>
          </table:table-cell>
          <table:table-cell table:style-name="ce41" table:formula="of:=IF([.H460]=&quot;&quot;;&quot;&quot;;[.H460]-[.C460])">
            <text:p/>
          </table:table-cell>
          <table:table-cell table:style-name="ce62" table:formula="of:=IF([.A460]=&quot;&quot;;&quot;&quot;;TEXT(DATE(YEAR([.A460]);MONTH([.A460]);DAY([.A460]));&quot;AAAA&quot;))">
            <text:p/>
          </table:table-cell>
          <table:table-cell table:style-name="ce62" table:formula="of:=IF([.D460]=&quot;&quot;;&quot;&quot;;TEXT(DATE(YEAR([.D460]);MONTH([.D460]);DAY([.D460]));&quot;AAAA&quot;))">
            <text:p/>
          </table:table-cell>
          <table:table-cell table:style-name="ce62" table:formula="of:=IF([.G460]=&quot;&quot;;&quot;&quot;;TEXT(DATE(YEAR([.G460]);MONTH([.G460]);DAY([.G460]));&quot;AAAA&quot;))">
            <text:p/>
          </table:table-cell>
          <table:table-cell table:style-name="ce62" table:formula="of:=IF([.A460]=&quot;&quot;;&quot;&quot;;TEXT(DATE(YEAR([.A460]);MONTH([.A460]);DAY([.A460]));&quot;MMM&quot;))">
            <text:p/>
          </table:table-cell>
          <table:table-cell table:style-name="ce62" table:formula="of:=IF([.D460]=&quot;&quot;;&quot;&quot;;TEXT(DATE(YEAR([.D460]);MONTH([.D460]);DAY([.D460]));&quot;MMM&quot;))">
            <text:p/>
          </table:table-cell>
          <table:table-cell table:style-name="ce62" table:formula="of:=IF([.G460]=&quot;&quot;;&quot;&quot;;TEXT(DATE(YEAR([.G460]);MONTH([.G460]);DAY([.G460]));&quot;MMM&quot;))">
            <text:p/>
          </table:table-cell>
          <table:table-cell table:style-name="ce70" table:formula="of:=IF([.D460]=&quot;&quot;;&quot;&quot;;TEXT(DATE(YEAR([.D460]);MONTH([.D460]);DAY([.D46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1]=&quot;&quot;;&quot;&quot;;VLOOKUP([.K461];[Contas.$A$1:.$C$54];2;0))">
            <text:p><text:s text:c="2"/></text:p>
          </table:table-cell>
          <table:table-cell table:style-name="ce15" table:formula="of:=IF([.K461]=&quot;&quot;;&quot;&quot;;VLOOKUP([.K461];[Contas.$A$1:.$C$54];3;0))">
            <text:p><text:s text:c="2"/></text:p>
          </table:table-cell>
          <table:table-cell table:style-name="ce16" table:formula="of:=IF([.G461]&lt;&gt;&quot;&quot;;&quot;Pago&quot;;IF(AND([.G461]=&quot;&quot;;[.E461]&lt;&gt;&quot;&quot;;[.F461]&lt;&gt;&quot;&quot;;TODAY()&gt;=[.D461]);&quot;Vencido&quot;;IF(AND([.E461]=&quot;&quot;;[.F461]=&quot;&quot;;[.G461]=&quot;&quot;;[.H461]=&quot;&quot;);&quot;&quot;;&quot;A Vencer&quot;)))">
            <text:p><text:s text:c="2"/></text:p>
          </table:table-cell>
          <table:table-cell table:style-name="ce41" table:formula="of:=IF([.H461]=&quot;&quot;;&quot;&quot;;[.H461]-[.C461])">
            <text:p/>
          </table:table-cell>
          <table:table-cell table:style-name="ce62" table:formula="of:=IF([.A461]=&quot;&quot;;&quot;&quot;;TEXT(DATE(YEAR([.A461]);MONTH([.A461]);DAY([.A461]));&quot;AAAA&quot;))">
            <text:p/>
          </table:table-cell>
          <table:table-cell table:style-name="ce62" table:formula="of:=IF([.D461]=&quot;&quot;;&quot;&quot;;TEXT(DATE(YEAR([.D461]);MONTH([.D461]);DAY([.D461]));&quot;AAAA&quot;))">
            <text:p/>
          </table:table-cell>
          <table:table-cell table:style-name="ce62" table:formula="of:=IF([.G461]=&quot;&quot;;&quot;&quot;;TEXT(DATE(YEAR([.G461]);MONTH([.G461]);DAY([.G461]));&quot;AAAA&quot;))">
            <text:p/>
          </table:table-cell>
          <table:table-cell table:style-name="ce62" table:formula="of:=IF([.A461]=&quot;&quot;;&quot;&quot;;TEXT(DATE(YEAR([.A461]);MONTH([.A461]);DAY([.A461]));&quot;MMM&quot;))">
            <text:p/>
          </table:table-cell>
          <table:table-cell table:style-name="ce62" table:formula="of:=IF([.D461]=&quot;&quot;;&quot;&quot;;TEXT(DATE(YEAR([.D461]);MONTH([.D461]);DAY([.D461]));&quot;MMM&quot;))">
            <text:p/>
          </table:table-cell>
          <table:table-cell table:style-name="ce62" table:formula="of:=IF([.G461]=&quot;&quot;;&quot;&quot;;TEXT(DATE(YEAR([.G461]);MONTH([.G461]);DAY([.G461]));&quot;MMM&quot;))">
            <text:p/>
          </table:table-cell>
          <table:table-cell table:style-name="ce70" table:formula="of:=IF([.D461]=&quot;&quot;;&quot;&quot;;TEXT(DATE(YEAR([.D461]);MONTH([.D461]);DAY([.D461]));&quot;MMM/AA&quot;))">
            <text:p/>
          </table:table-cell>
          <table:table-cell table:number-columns-repeated="1002"/>
        </table:table-row>
        <table:table-row table:style-name="ro2">
          <table:table-cell table:style-name="ce25"/>
          <table:table-cell table:style-name="ce38"/>
          <table:table-cell table:style-name="ce55"/>
          <table:table-cell table:style-name="ce25"/>
          <table:table-cell table:style-name="ce88" table:number-columns-repeated="2"/>
          <table:table-cell table:style-name="ce25"/>
          <table:table-cell table:style-name="ce55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2]=&quot;&quot;;&quot;&quot;;VLOOKUP([.K462];[Contas.$A$1:.$C$54];2;0))">
            <text:p><text:s text:c="2"/></text:p>
          </table:table-cell>
          <table:table-cell table:style-name="ce15" table:formula="of:=IF([.K462]=&quot;&quot;;&quot;&quot;;VLOOKUP([.K462];[Contas.$A$1:.$C$54];3;0))">
            <text:p><text:s text:c="2"/></text:p>
          </table:table-cell>
          <table:table-cell table:style-name="ce16" table:formula="of:=IF([.G462]&lt;&gt;&quot;&quot;;&quot;Pago&quot;;IF(AND([.G462]=&quot;&quot;;[.E462]&lt;&gt;&quot;&quot;;[.F462]&lt;&gt;&quot;&quot;;TODAY()&gt;=[.D462]);&quot;Vencido&quot;;IF(AND([.E462]=&quot;&quot;;[.F462]=&quot;&quot;;[.G462]=&quot;&quot;;[.H462]=&quot;&quot;);&quot;&quot;;&quot;A Vencer&quot;)))">
            <text:p><text:s text:c="2"/></text:p>
          </table:table-cell>
          <table:table-cell table:style-name="ce41" table:formula="of:=IF([.H462]=&quot;&quot;;&quot;&quot;;[.H462]-[.C462])">
            <text:p/>
          </table:table-cell>
          <table:table-cell table:style-name="ce62" table:formula="of:=IF([.A462]=&quot;&quot;;&quot;&quot;;TEXT(DATE(YEAR([.A462]);MONTH([.A462]);DAY([.A462]));&quot;AAAA&quot;))">
            <text:p/>
          </table:table-cell>
          <table:table-cell table:style-name="ce62" table:formula="of:=IF([.D462]=&quot;&quot;;&quot;&quot;;TEXT(DATE(YEAR([.D462]);MONTH([.D462]);DAY([.D462]));&quot;AAAA&quot;))">
            <text:p/>
          </table:table-cell>
          <table:table-cell table:style-name="ce62" table:formula="of:=IF([.G462]=&quot;&quot;;&quot;&quot;;TEXT(DATE(YEAR([.G462]);MONTH([.G462]);DAY([.G462]));&quot;AAAA&quot;))">
            <text:p/>
          </table:table-cell>
          <table:table-cell table:style-name="ce62" table:formula="of:=IF([.A462]=&quot;&quot;;&quot;&quot;;TEXT(DATE(YEAR([.A462]);MONTH([.A462]);DAY([.A462]));&quot;MMM&quot;))">
            <text:p/>
          </table:table-cell>
          <table:table-cell table:style-name="ce62" table:formula="of:=IF([.D462]=&quot;&quot;;&quot;&quot;;TEXT(DATE(YEAR([.D462]);MONTH([.D462]);DAY([.D462]));&quot;MMM&quot;))">
            <text:p/>
          </table:table-cell>
          <table:table-cell table:style-name="ce62" table:formula="of:=IF([.G462]=&quot;&quot;;&quot;&quot;;TEXT(DATE(YEAR([.G462]);MONTH([.G462]);DAY([.G462]));&quot;MMM&quot;))">
            <text:p/>
          </table:table-cell>
          <table:table-cell table:style-name="ce70" table:formula="of:=IF([.D462]=&quot;&quot;;&quot;&quot;;TEXT(DATE(YEAR([.D462]);MONTH([.D462]);DAY([.D462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3]=&quot;&quot;;&quot;&quot;;VLOOKUP([.K463];[Contas.$A$1:.$C$54];2;0))">
            <text:p><text:s text:c="2"/></text:p>
          </table:table-cell>
          <table:table-cell table:style-name="ce15" table:formula="of:=IF([.K463]=&quot;&quot;;&quot;&quot;;VLOOKUP([.K463];[Contas.$A$1:.$C$54];3;0))">
            <text:p><text:s text:c="2"/></text:p>
          </table:table-cell>
          <table:table-cell table:style-name="ce16" table:formula="of:=IF([.G463]&lt;&gt;&quot;&quot;;&quot;Pago&quot;;IF(AND([.G463]=&quot;&quot;;[.E463]&lt;&gt;&quot;&quot;;[.F463]&lt;&gt;&quot;&quot;;TODAY()&gt;=[.D463]);&quot;Vencido&quot;;IF(AND([.E463]=&quot;&quot;;[.F463]=&quot;&quot;;[.G463]=&quot;&quot;;[.H463]=&quot;&quot;);&quot;&quot;;&quot;A Vencer&quot;)))">
            <text:p><text:s text:c="2"/></text:p>
          </table:table-cell>
          <table:table-cell table:style-name="ce41" table:formula="of:=IF([.H463]=&quot;&quot;;&quot;&quot;;[.H463]-[.C463])">
            <text:p/>
          </table:table-cell>
          <table:table-cell table:style-name="ce62" table:formula="of:=IF([.A463]=&quot;&quot;;&quot;&quot;;TEXT(DATE(YEAR([.A463]);MONTH([.A463]);DAY([.A463]));&quot;AAAA&quot;))">
            <text:p/>
          </table:table-cell>
          <table:table-cell table:style-name="ce62" table:formula="of:=IF([.D463]=&quot;&quot;;&quot;&quot;;TEXT(DATE(YEAR([.D463]);MONTH([.D463]);DAY([.D463]));&quot;AAAA&quot;))">
            <text:p/>
          </table:table-cell>
          <table:table-cell table:style-name="ce62" table:formula="of:=IF([.G463]=&quot;&quot;;&quot;&quot;;TEXT(DATE(YEAR([.G463]);MONTH([.G463]);DAY([.G463]));&quot;AAAA&quot;))">
            <text:p/>
          </table:table-cell>
          <table:table-cell table:style-name="ce62" table:formula="of:=IF([.A463]=&quot;&quot;;&quot;&quot;;TEXT(DATE(YEAR([.A463]);MONTH([.A463]);DAY([.A463]));&quot;MMM&quot;))">
            <text:p/>
          </table:table-cell>
          <table:table-cell table:style-name="ce62" table:formula="of:=IF([.D463]=&quot;&quot;;&quot;&quot;;TEXT(DATE(YEAR([.D463]);MONTH([.D463]);DAY([.D463]));&quot;MMM&quot;))">
            <text:p/>
          </table:table-cell>
          <table:table-cell table:style-name="ce62" table:formula="of:=IF([.G463]=&quot;&quot;;&quot;&quot;;TEXT(DATE(YEAR([.G463]);MONTH([.G463]);DAY([.G463]));&quot;MMM&quot;))">
            <text:p/>
          </table:table-cell>
          <table:table-cell table:style-name="ce70" table:formula="of:=IF([.D463]=&quot;&quot;;&quot;&quot;;TEXT(DATE(YEAR([.D463]);MONTH([.D463]);DAY([.D463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53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4]=&quot;&quot;;&quot;&quot;;VLOOKUP([.K464];[Contas.$A$1:.$C$54];2;0))">
            <text:p><text:s text:c="2"/></text:p>
          </table:table-cell>
          <table:table-cell table:style-name="ce15" table:formula="of:=IF([.K464]=&quot;&quot;;&quot;&quot;;VLOOKUP([.K464];[Contas.$A$1:.$C$54];3;0))">
            <text:p><text:s text:c="2"/></text:p>
          </table:table-cell>
          <table:table-cell table:style-name="ce16" table:formula="of:=IF([.G464]&lt;&gt;&quot;&quot;;&quot;Pago&quot;;IF(AND([.G464]=&quot;&quot;;[.E464]&lt;&gt;&quot;&quot;;[.F464]&lt;&gt;&quot;&quot;;TODAY()&gt;=[.D464]);&quot;Vencido&quot;;IF(AND([.E464]=&quot;&quot;;[.F464]=&quot;&quot;;[.G464]=&quot;&quot;;[.H464]=&quot;&quot;);&quot;&quot;;&quot;A Vencer&quot;)))">
            <text:p><text:s text:c="2"/></text:p>
          </table:table-cell>
          <table:table-cell table:style-name="ce41" table:formula="of:=IF([.H464]=&quot;&quot;;&quot;&quot;;[.H464]-[.C464])">
            <text:p/>
          </table:table-cell>
          <table:table-cell table:style-name="ce62" table:formula="of:=IF([.A464]=&quot;&quot;;&quot;&quot;;TEXT(DATE(YEAR([.A464]);MONTH([.A464]);DAY([.A464]));&quot;AAAA&quot;))">
            <text:p/>
          </table:table-cell>
          <table:table-cell table:style-name="ce62" table:formula="of:=IF([.D464]=&quot;&quot;;&quot;&quot;;TEXT(DATE(YEAR([.D464]);MONTH([.D464]);DAY([.D464]));&quot;AAAA&quot;))">
            <text:p/>
          </table:table-cell>
          <table:table-cell table:style-name="ce62" table:formula="of:=IF([.G464]=&quot;&quot;;&quot;&quot;;TEXT(DATE(YEAR([.G464]);MONTH([.G464]);DAY([.G464]));&quot;AAAA&quot;))">
            <text:p/>
          </table:table-cell>
          <table:table-cell table:style-name="ce62" table:formula="of:=IF([.A464]=&quot;&quot;;&quot;&quot;;TEXT(DATE(YEAR([.A464]);MONTH([.A464]);DAY([.A464]));&quot;MMM&quot;))">
            <text:p/>
          </table:table-cell>
          <table:table-cell table:style-name="ce62" table:formula="of:=IF([.D464]=&quot;&quot;;&quot;&quot;;TEXT(DATE(YEAR([.D464]);MONTH([.D464]);DAY([.D464]));&quot;MMM&quot;))">
            <text:p/>
          </table:table-cell>
          <table:table-cell table:style-name="ce62" table:formula="of:=IF([.G464]=&quot;&quot;;&quot;&quot;;TEXT(DATE(YEAR([.G464]);MONTH([.G464]);DAY([.G464]));&quot;MMM&quot;))">
            <text:p/>
          </table:table-cell>
          <table:table-cell table:style-name="ce70" table:formula="of:=IF([.D464]=&quot;&quot;;&quot;&quot;;TEXT(DATE(YEAR([.D464]);MONTH([.D464]);DAY([.D464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53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5]=&quot;&quot;;&quot;&quot;;VLOOKUP([.K465];[Contas.$A$1:.$C$54];2;0))">
            <text:p><text:s text:c="2"/></text:p>
          </table:table-cell>
          <table:table-cell table:style-name="ce15" table:formula="of:=IF([.K465]=&quot;&quot;;&quot;&quot;;VLOOKUP([.K465];[Contas.$A$1:.$C$54];3;0))">
            <text:p><text:s text:c="2"/></text:p>
          </table:table-cell>
          <table:table-cell table:style-name="ce16" table:formula="of:=IF([.G465]&lt;&gt;&quot;&quot;;&quot;Pago&quot;;IF(AND([.G465]=&quot;&quot;;[.E465]&lt;&gt;&quot;&quot;;[.F465]&lt;&gt;&quot;&quot;;TODAY()&gt;=[.D465]);&quot;Vencido&quot;;IF(AND([.E465]=&quot;&quot;;[.F465]=&quot;&quot;;[.G465]=&quot;&quot;;[.H465]=&quot;&quot;);&quot;&quot;;&quot;A Vencer&quot;)))">
            <text:p><text:s text:c="2"/></text:p>
          </table:table-cell>
          <table:table-cell table:style-name="ce41" table:formula="of:=IF([.H465]=&quot;&quot;;&quot;&quot;;[.H465]-[.C465])">
            <text:p/>
          </table:table-cell>
          <table:table-cell table:style-name="ce62" table:formula="of:=IF([.A465]=&quot;&quot;;&quot;&quot;;TEXT(DATE(YEAR([.A465]);MONTH([.A465]);DAY([.A465]));&quot;AAAA&quot;))">
            <text:p/>
          </table:table-cell>
          <table:table-cell table:style-name="ce62" table:formula="of:=IF([.D465]=&quot;&quot;;&quot;&quot;;TEXT(DATE(YEAR([.D465]);MONTH([.D465]);DAY([.D465]));&quot;AAAA&quot;))">
            <text:p/>
          </table:table-cell>
          <table:table-cell table:style-name="ce62" table:formula="of:=IF([.G465]=&quot;&quot;;&quot;&quot;;TEXT(DATE(YEAR([.G465]);MONTH([.G465]);DAY([.G465]));&quot;AAAA&quot;))">
            <text:p/>
          </table:table-cell>
          <table:table-cell table:style-name="ce62" table:formula="of:=IF([.A465]=&quot;&quot;;&quot;&quot;;TEXT(DATE(YEAR([.A465]);MONTH([.A465]);DAY([.A465]));&quot;MMM&quot;))">
            <text:p/>
          </table:table-cell>
          <table:table-cell table:style-name="ce62" table:formula="of:=IF([.D465]=&quot;&quot;;&quot;&quot;;TEXT(DATE(YEAR([.D465]);MONTH([.D465]);DAY([.D465]));&quot;MMM&quot;))">
            <text:p/>
          </table:table-cell>
          <table:table-cell table:style-name="ce62" table:formula="of:=IF([.G465]=&quot;&quot;;&quot;&quot;;TEXT(DATE(YEAR([.G465]);MONTH([.G465]);DAY([.G465]));&quot;MMM&quot;))">
            <text:p/>
          </table:table-cell>
          <table:table-cell table:style-name="ce70" table:formula="of:=IF([.D465]=&quot;&quot;;&quot;&quot;;TEXT(DATE(YEAR([.D465]);MONTH([.D465]);DAY([.D465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53" table:number-columns-repeated="2"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6]=&quot;&quot;;&quot;&quot;;VLOOKUP([.K466];[Contas.$A$1:.$C$54];2;0))">
            <text:p><text:s text:c="2"/></text:p>
          </table:table-cell>
          <table:table-cell table:style-name="ce15" table:formula="of:=IF([.K466]=&quot;&quot;;&quot;&quot;;VLOOKUP([.K466];[Contas.$A$1:.$C$54];3;0))">
            <text:p><text:s text:c="2"/></text:p>
          </table:table-cell>
          <table:table-cell table:style-name="ce16" table:formula="of:=IF([.G466]&lt;&gt;&quot;&quot;;&quot;Pago&quot;;IF(AND([.G466]=&quot;&quot;;[.E466]&lt;&gt;&quot;&quot;;[.F466]&lt;&gt;&quot;&quot;;TODAY()&gt;=[.D466]);&quot;Vencido&quot;;IF(AND([.E466]=&quot;&quot;;[.F466]=&quot;&quot;;[.G466]=&quot;&quot;;[.H466]=&quot;&quot;);&quot;&quot;;&quot;A Vencer&quot;)))">
            <text:p><text:s text:c="2"/></text:p>
          </table:table-cell>
          <table:table-cell table:style-name="ce41" table:formula="of:=IF([.H466]=&quot;&quot;;&quot;&quot;;[.H466]-[.C466])">
            <text:p/>
          </table:table-cell>
          <table:table-cell table:style-name="ce62" table:formula="of:=IF([.A466]=&quot;&quot;;&quot;&quot;;TEXT(DATE(YEAR([.A466]);MONTH([.A466]);DAY([.A466]));&quot;AAAA&quot;))">
            <text:p/>
          </table:table-cell>
          <table:table-cell table:style-name="ce62" table:formula="of:=IF([.D466]=&quot;&quot;;&quot;&quot;;TEXT(DATE(YEAR([.D466]);MONTH([.D466]);DAY([.D466]));&quot;AAAA&quot;))">
            <text:p/>
          </table:table-cell>
          <table:table-cell table:style-name="ce62" table:formula="of:=IF([.G466]=&quot;&quot;;&quot;&quot;;TEXT(DATE(YEAR([.G466]);MONTH([.G466]);DAY([.G466]));&quot;AAAA&quot;))">
            <text:p/>
          </table:table-cell>
          <table:table-cell table:style-name="ce62" table:formula="of:=IF([.A466]=&quot;&quot;;&quot;&quot;;TEXT(DATE(YEAR([.A466]);MONTH([.A466]);DAY([.A466]));&quot;MMM&quot;))">
            <text:p/>
          </table:table-cell>
          <table:table-cell table:style-name="ce62" table:formula="of:=IF([.D466]=&quot;&quot;;&quot;&quot;;TEXT(DATE(YEAR([.D466]);MONTH([.D466]);DAY([.D466]));&quot;MMM&quot;))">
            <text:p/>
          </table:table-cell>
          <table:table-cell table:style-name="ce62" table:formula="of:=IF([.G466]=&quot;&quot;;&quot;&quot;;TEXT(DATE(YEAR([.G466]);MONTH([.G466]);DAY([.G466]));&quot;MMM&quot;))">
            <text:p/>
          </table:table-cell>
          <table:table-cell table:style-name="ce70" table:formula="of:=IF([.D466]=&quot;&quot;;&quot;&quot;;TEXT(DATE(YEAR([.D466]);MONTH([.D466]);DAY([.D466]));&quot;MMM/AA&quot;))">
            <text:p/>
          </table:table-cell>
          <table:table-cell table:number-columns-repeated="1002"/>
        </table:table-row>
        <table:table-row table:style-name="ro2">
          <table:table-cell table:style-name="ce4"/>
          <table:table-cell table:style-name="ce14"/>
          <table:table-cell table:style-name="ce32"/>
          <table:table-cell table:style-name="ce5"/>
          <table:table-cell table:style-name="ce53"/>
          <table:table-cell/>
          <table:table-cell table:style-name="ce5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7]=&quot;&quot;;&quot;&quot;;VLOOKUP([.K467];[Contas.$A$1:.$C$54];2;0))">
            <text:p><text:s text:c="2"/></text:p>
          </table:table-cell>
          <table:table-cell table:style-name="ce15" table:formula="of:=IF([.K467]=&quot;&quot;;&quot;&quot;;VLOOKUP([.K467];[Contas.$A$1:.$C$54];3;0))">
            <text:p><text:s text:c="2"/></text:p>
          </table:table-cell>
          <table:table-cell table:style-name="ce16" table:formula="of:=IF([.G467]&lt;&gt;&quot;&quot;;&quot;Pago&quot;;IF(AND([.G467]=&quot;&quot;;[.E467]&lt;&gt;&quot;&quot;;[.F467]&lt;&gt;&quot;&quot;;TODAY()&gt;=[.D467]);&quot;Vencido&quot;;IF(AND([.E467]=&quot;&quot;;[.F467]=&quot;&quot;;[.G467]=&quot;&quot;;[.H467]=&quot;&quot;);&quot;&quot;;&quot;A Vencer&quot;)))">
            <text:p><text:s text:c="2"/></text:p>
          </table:table-cell>
          <table:table-cell table:style-name="ce41" table:formula="of:=IF([.H467]=&quot;&quot;;&quot;&quot;;[.H467]-[.C467])">
            <text:p/>
          </table:table-cell>
          <table:table-cell table:style-name="ce62" table:formula="of:=IF([.A467]=&quot;&quot;;&quot;&quot;;TEXT(DATE(YEAR([.A467]);MONTH([.A467]);DAY([.A467]));&quot;AAAA&quot;))">
            <text:p/>
          </table:table-cell>
          <table:table-cell table:style-name="ce62" table:formula="of:=IF([.D467]=&quot;&quot;;&quot;&quot;;TEXT(DATE(YEAR([.D467]);MONTH([.D467]);DAY([.D467]));&quot;AAAA&quot;))">
            <text:p/>
          </table:table-cell>
          <table:table-cell table:style-name="ce62" table:formula="of:=IF([.G467]=&quot;&quot;;&quot;&quot;;TEXT(DATE(YEAR([.G467]);MONTH([.G467]);DAY([.G467]));&quot;AAAA&quot;))">
            <text:p/>
          </table:table-cell>
          <table:table-cell table:style-name="ce62" table:formula="of:=IF([.A467]=&quot;&quot;;&quot;&quot;;TEXT(DATE(YEAR([.A467]);MONTH([.A467]);DAY([.A467]));&quot;MMM&quot;))">
            <text:p/>
          </table:table-cell>
          <table:table-cell table:style-name="ce62" table:formula="of:=IF([.D467]=&quot;&quot;;&quot;&quot;;TEXT(DATE(YEAR([.D467]);MONTH([.D467]);DAY([.D467]));&quot;MMM&quot;))">
            <text:p/>
          </table:table-cell>
          <table:table-cell table:style-name="ce62" table:formula="of:=IF([.G467]=&quot;&quot;;&quot;&quot;;TEXT(DATE(YEAR([.G467]);MONTH([.G467]);DAY([.G467]));&quot;MMM&quot;))">
            <text:p/>
          </table:table-cell>
          <table:table-cell table:style-name="ce70" table:formula="of:=IF([.D467]=&quot;&quot;;&quot;&quot;;TEXT(DATE(YEAR([.D467]);MONTH([.D467]);DAY([.D46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/>
          <table:table-cell table:style-name="ce32"/>
          <table:table-cell table:style-name="ce7"/>
          <table:table-cell/>
          <table:table-cell table:style-name="ce30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8]=&quot;&quot;;&quot;&quot;;VLOOKUP([.K468];[Contas.$A$1:.$C$54];2;0))">
            <text:p><text:s text:c="2"/></text:p>
          </table:table-cell>
          <table:table-cell table:style-name="ce15" table:formula="of:=IF([.K468]=&quot;&quot;;&quot;&quot;;VLOOKUP([.K468];[Contas.$A$1:.$C$54];3;0))">
            <text:p><text:s text:c="2"/></text:p>
          </table:table-cell>
          <table:table-cell table:style-name="ce16" table:formula="of:=IF([.G468]&lt;&gt;&quot;&quot;;&quot;Pago&quot;;IF(AND([.G468]=&quot;&quot;;[.E468]&lt;&gt;&quot;&quot;;[.F468]&lt;&gt;&quot;&quot;;TODAY()&gt;=[.D468]);&quot;Vencido&quot;;IF(AND([.E468]=&quot;&quot;;[.F468]=&quot;&quot;;[.G468]=&quot;&quot;;[.H468]=&quot;&quot;);&quot;&quot;;&quot;A Vencer&quot;)))">
            <text:p><text:s text:c="2"/></text:p>
          </table:table-cell>
          <table:table-cell table:style-name="ce41" table:formula="of:=IF([.H468]=&quot;&quot;;&quot;&quot;;[.H468]-[.C468])">
            <text:p/>
          </table:table-cell>
          <table:table-cell table:style-name="ce62" table:formula="of:=IF([.A468]=&quot;&quot;;&quot;&quot;;TEXT(DATE(YEAR([.A468]);MONTH([.A468]);DAY([.A468]));&quot;AAAA&quot;))">
            <text:p/>
          </table:table-cell>
          <table:table-cell table:style-name="ce62" table:formula="of:=IF([.D468]=&quot;&quot;;&quot;&quot;;TEXT(DATE(YEAR([.D468]);MONTH([.D468]);DAY([.D468]));&quot;AAAA&quot;))">
            <text:p/>
          </table:table-cell>
          <table:table-cell table:style-name="ce62" table:formula="of:=IF([.G468]=&quot;&quot;;&quot;&quot;;TEXT(DATE(YEAR([.G468]);MONTH([.G468]);DAY([.G468]));&quot;AAAA&quot;))">
            <text:p/>
          </table:table-cell>
          <table:table-cell table:style-name="ce62" table:formula="of:=IF([.A468]=&quot;&quot;;&quot;&quot;;TEXT(DATE(YEAR([.A468]);MONTH([.A468]);DAY([.A468]));&quot;MMM&quot;))">
            <text:p/>
          </table:table-cell>
          <table:table-cell table:style-name="ce62" table:formula="of:=IF([.D468]=&quot;&quot;;&quot;&quot;;TEXT(DATE(YEAR([.D468]);MONTH([.D468]);DAY([.D468]));&quot;MMM&quot;))">
            <text:p/>
          </table:table-cell>
          <table:table-cell table:style-name="ce62" table:formula="of:=IF([.G468]=&quot;&quot;;&quot;&quot;;TEXT(DATE(YEAR([.G468]);MONTH([.G468]);DAY([.G468]));&quot;MMM&quot;))">
            <text:p/>
          </table:table-cell>
          <table:table-cell table:style-name="ce70" table:formula="of:=IF([.D468]=&quot;&quot;;&quot;&quot;;TEXT(DATE(YEAR([.D468]);MONTH([.D468]);DAY([.D46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/>
          <table:table-cell table:style-name="ce32"/>
          <table:table-cell table:style-name="ce7"/>
          <table:table-cell/>
          <table:table-cell table:style-name="ce30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69]=&quot;&quot;;&quot;&quot;;VLOOKUP([.K469];[Contas.$A$1:.$C$54];2;0))">
            <text:p><text:s text:c="2"/></text:p>
          </table:table-cell>
          <table:table-cell table:style-name="ce15" table:formula="of:=IF([.K469]=&quot;&quot;;&quot;&quot;;VLOOKUP([.K469];[Contas.$A$1:.$C$54];3;0))">
            <text:p><text:s text:c="2"/></text:p>
          </table:table-cell>
          <table:table-cell table:style-name="ce16" table:formula="of:=IF([.G469]&lt;&gt;&quot;&quot;;&quot;Pago&quot;;IF(AND([.G469]=&quot;&quot;;[.E469]&lt;&gt;&quot;&quot;;[.F469]&lt;&gt;&quot;&quot;;TODAY()&gt;=[.D469]);&quot;Vencido&quot;;IF(AND([.E469]=&quot;&quot;;[.F469]=&quot;&quot;;[.G469]=&quot;&quot;;[.H469]=&quot;&quot;);&quot;&quot;;&quot;A Vencer&quot;)))">
            <text:p><text:s text:c="2"/></text:p>
          </table:table-cell>
          <table:table-cell table:style-name="ce41" table:formula="of:=IF([.H469]=&quot;&quot;;&quot;&quot;;[.H469]-[.C469])">
            <text:p/>
          </table:table-cell>
          <table:table-cell table:style-name="ce62" table:formula="of:=IF([.A469]=&quot;&quot;;&quot;&quot;;TEXT(DATE(YEAR([.A469]);MONTH([.A469]);DAY([.A469]));&quot;AAAA&quot;))">
            <text:p/>
          </table:table-cell>
          <table:table-cell table:style-name="ce62" table:formula="of:=IF([.D469]=&quot;&quot;;&quot;&quot;;TEXT(DATE(YEAR([.D469]);MONTH([.D469]);DAY([.D469]));&quot;AAAA&quot;))">
            <text:p/>
          </table:table-cell>
          <table:table-cell table:style-name="ce62" table:formula="of:=IF([.G469]=&quot;&quot;;&quot;&quot;;TEXT(DATE(YEAR([.G469]);MONTH([.G469]);DAY([.G469]));&quot;AAAA&quot;))">
            <text:p/>
          </table:table-cell>
          <table:table-cell table:style-name="ce62" table:formula="of:=IF([.A469]=&quot;&quot;;&quot;&quot;;TEXT(DATE(YEAR([.A469]);MONTH([.A469]);DAY([.A469]));&quot;MMM&quot;))">
            <text:p/>
          </table:table-cell>
          <table:table-cell table:style-name="ce62" table:formula="of:=IF([.D469]=&quot;&quot;;&quot;&quot;;TEXT(DATE(YEAR([.D469]);MONTH([.D469]);DAY([.D469]));&quot;MMM&quot;))">
            <text:p/>
          </table:table-cell>
          <table:table-cell table:style-name="ce62" table:formula="of:=IF([.G469]=&quot;&quot;;&quot;&quot;;TEXT(DATE(YEAR([.G469]);MONTH([.G469]);DAY([.G469]));&quot;MMM&quot;))">
            <text:p/>
          </table:table-cell>
          <table:table-cell table:style-name="ce70" table:formula="of:=IF([.D469]=&quot;&quot;;&quot;&quot;;TEXT(DATE(YEAR([.D469]);MONTH([.D469]);DAY([.D46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/>
          <table:table-cell table:style-name="ce32"/>
          <table:table-cell table:style-name="ce7"/>
          <table:table-cell/>
          <table:table-cell table:style-name="ce30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0]=&quot;&quot;;&quot;&quot;;VLOOKUP([.K470];[Contas.$A$1:.$C$54];2;0))">
            <text:p><text:s text:c="2"/></text:p>
          </table:table-cell>
          <table:table-cell table:style-name="ce15" table:formula="of:=IF([.K470]=&quot;&quot;;&quot;&quot;;VLOOKUP([.K470];[Contas.$A$1:.$C$54];3;0))">
            <text:p><text:s text:c="2"/></text:p>
          </table:table-cell>
          <table:table-cell table:style-name="ce16" table:formula="of:=IF([.G470]&lt;&gt;&quot;&quot;;&quot;Pago&quot;;IF(AND([.G470]=&quot;&quot;;[.E470]&lt;&gt;&quot;&quot;;[.F470]&lt;&gt;&quot;&quot;;TODAY()&gt;=[.D470]);&quot;Vencido&quot;;IF(AND([.E470]=&quot;&quot;;[.F470]=&quot;&quot;;[.G470]=&quot;&quot;;[.H470]=&quot;&quot;);&quot;&quot;;&quot;A Vencer&quot;)))">
            <text:p><text:s text:c="2"/></text:p>
          </table:table-cell>
          <table:table-cell table:style-name="ce41" table:formula="of:=IF([.H470]=&quot;&quot;;&quot;&quot;;[.H470]-[.C470])">
            <text:p/>
          </table:table-cell>
          <table:table-cell table:style-name="ce62" table:formula="of:=IF([.A470]=&quot;&quot;;&quot;&quot;;TEXT(DATE(YEAR([.A470]);MONTH([.A470]);DAY([.A470]));&quot;AAAA&quot;))">
            <text:p/>
          </table:table-cell>
          <table:table-cell table:style-name="ce62" table:formula="of:=IF([.D470]=&quot;&quot;;&quot;&quot;;TEXT(DATE(YEAR([.D470]);MONTH([.D470]);DAY([.D470]));&quot;AAAA&quot;))">
            <text:p/>
          </table:table-cell>
          <table:table-cell table:style-name="ce62" table:formula="of:=IF([.G470]=&quot;&quot;;&quot;&quot;;TEXT(DATE(YEAR([.G470]);MONTH([.G470]);DAY([.G470]));&quot;AAAA&quot;))">
            <text:p/>
          </table:table-cell>
          <table:table-cell table:style-name="ce62" table:formula="of:=IF([.A470]=&quot;&quot;;&quot;&quot;;TEXT(DATE(YEAR([.A470]);MONTH([.A470]);DAY([.A470]));&quot;MMM&quot;))">
            <text:p/>
          </table:table-cell>
          <table:table-cell table:style-name="ce62" table:formula="of:=IF([.D470]=&quot;&quot;;&quot;&quot;;TEXT(DATE(YEAR([.D470]);MONTH([.D470]);DAY([.D470]));&quot;MMM&quot;))">
            <text:p/>
          </table:table-cell>
          <table:table-cell table:style-name="ce62" table:formula="of:=IF([.G470]=&quot;&quot;;&quot;&quot;;TEXT(DATE(YEAR([.G470]);MONTH([.G470]);DAY([.G470]));&quot;MMM&quot;))">
            <text:p/>
          </table:table-cell>
          <table:table-cell table:style-name="ce70" table:formula="of:=IF([.D470]=&quot;&quot;;&quot;&quot;;TEXT(DATE(YEAR([.D470]);MONTH([.D470]);DAY([.D47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/>
          <table:table-cell table:style-name="ce32"/>
          <table:table-cell table:style-name="ce7"/>
          <table:table-cell/>
          <table:table-cell table:style-name="ce30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1]=&quot;&quot;;&quot;&quot;;VLOOKUP([.K471];[Contas.$A$1:.$C$54];2;0))">
            <text:p><text:s text:c="2"/></text:p>
          </table:table-cell>
          <table:table-cell table:style-name="ce15" table:formula="of:=IF([.K471]=&quot;&quot;;&quot;&quot;;VLOOKUP([.K471];[Contas.$A$1:.$C$54];3;0))">
            <text:p><text:s text:c="2"/></text:p>
          </table:table-cell>
          <table:table-cell table:style-name="ce16" table:formula="of:=IF([.G471]&lt;&gt;&quot;&quot;;&quot;Pago&quot;;IF(AND([.G471]=&quot;&quot;;[.E471]&lt;&gt;&quot;&quot;;[.F471]&lt;&gt;&quot;&quot;;TODAY()&gt;=[.D471]);&quot;Vencido&quot;;IF(AND([.E471]=&quot;&quot;;[.F471]=&quot;&quot;;[.G471]=&quot;&quot;;[.H471]=&quot;&quot;);&quot;&quot;;&quot;A Vencer&quot;)))">
            <text:p><text:s text:c="2"/></text:p>
          </table:table-cell>
          <table:table-cell table:style-name="ce41" table:formula="of:=IF([.H471]=&quot;&quot;;&quot;&quot;;[.H471]-[.C471])">
            <text:p/>
          </table:table-cell>
          <table:table-cell table:style-name="ce62" table:formula="of:=IF([.A471]=&quot;&quot;;&quot;&quot;;TEXT(DATE(YEAR([.A471]);MONTH([.A471]);DAY([.A471]));&quot;AAAA&quot;))">
            <text:p/>
          </table:table-cell>
          <table:table-cell table:style-name="ce62" table:formula="of:=IF([.D471]=&quot;&quot;;&quot;&quot;;TEXT(DATE(YEAR([.D471]);MONTH([.D471]);DAY([.D471]));&quot;AAAA&quot;))">
            <text:p/>
          </table:table-cell>
          <table:table-cell table:style-name="ce62" table:formula="of:=IF([.G471]=&quot;&quot;;&quot;&quot;;TEXT(DATE(YEAR([.G471]);MONTH([.G471]);DAY([.G471]));&quot;AAAA&quot;))">
            <text:p/>
          </table:table-cell>
          <table:table-cell table:style-name="ce62" table:formula="of:=IF([.A471]=&quot;&quot;;&quot;&quot;;TEXT(DATE(YEAR([.A471]);MONTH([.A471]);DAY([.A471]));&quot;MMM&quot;))">
            <text:p/>
          </table:table-cell>
          <table:table-cell table:style-name="ce62" table:formula="of:=IF([.D471]=&quot;&quot;;&quot;&quot;;TEXT(DATE(YEAR([.D471]);MONTH([.D471]);DAY([.D471]));&quot;MMM&quot;))">
            <text:p/>
          </table:table-cell>
          <table:table-cell table:style-name="ce62" table:formula="of:=IF([.G471]=&quot;&quot;;&quot;&quot;;TEXT(DATE(YEAR([.G471]);MONTH([.G471]);DAY([.G471]));&quot;MMM&quot;))">
            <text:p/>
          </table:table-cell>
          <table:table-cell table:style-name="ce70" table:formula="of:=IF([.D471]=&quot;&quot;;&quot;&quot;;TEXT(DATE(YEAR([.D471]);MONTH([.D471]);DAY([.D47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/>
          <table:table-cell table:style-name="ce32"/>
          <table:table-cell table:style-name="ce7"/>
          <table:table-cell/>
          <table:table-cell table:style-name="ce30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2]=&quot;&quot;;&quot;&quot;;VLOOKUP([.K472];[Contas.$A$1:.$C$54];2;0))">
            <text:p><text:s text:c="2"/></text:p>
          </table:table-cell>
          <table:table-cell table:style-name="ce15" table:formula="of:=IF([.K472]=&quot;&quot;;&quot;&quot;;VLOOKUP([.K472];[Contas.$A$1:.$C$54];3;0))">
            <text:p><text:s text:c="2"/></text:p>
          </table:table-cell>
          <table:table-cell table:style-name="ce16" table:formula="of:=IF([.G472]&lt;&gt;&quot;&quot;;&quot;Pago&quot;;IF(AND([.G472]=&quot;&quot;;[.E472]&lt;&gt;&quot;&quot;;[.F472]&lt;&gt;&quot;&quot;;TODAY()&gt;=[.D472]);&quot;Vencido&quot;;IF(AND([.E472]=&quot;&quot;;[.F472]=&quot;&quot;;[.G472]=&quot;&quot;;[.H472]=&quot;&quot;);&quot;&quot;;&quot;A Vencer&quot;)))">
            <text:p><text:s text:c="2"/></text:p>
          </table:table-cell>
          <table:table-cell table:style-name="ce41" table:formula="of:=IF([.H472]=&quot;&quot;;&quot;&quot;;[.H472]-[.C472])">
            <text:p/>
          </table:table-cell>
          <table:table-cell table:style-name="ce62" table:formula="of:=IF([.A472]=&quot;&quot;;&quot;&quot;;TEXT(DATE(YEAR([.A472]);MONTH([.A472]);DAY([.A472]));&quot;AAAA&quot;))">
            <text:p/>
          </table:table-cell>
          <table:table-cell table:style-name="ce62" table:formula="of:=IF([.D472]=&quot;&quot;;&quot;&quot;;TEXT(DATE(YEAR([.D472]);MONTH([.D472]);DAY([.D472]));&quot;AAAA&quot;))">
            <text:p/>
          </table:table-cell>
          <table:table-cell table:style-name="ce62" table:formula="of:=IF([.G472]=&quot;&quot;;&quot;&quot;;TEXT(DATE(YEAR([.G472]);MONTH([.G472]);DAY([.G472]));&quot;AAAA&quot;))">
            <text:p/>
          </table:table-cell>
          <table:table-cell table:style-name="ce62" table:formula="of:=IF([.A472]=&quot;&quot;;&quot;&quot;;TEXT(DATE(YEAR([.A472]);MONTH([.A472]);DAY([.A472]));&quot;MMM&quot;))">
            <text:p/>
          </table:table-cell>
          <table:table-cell table:style-name="ce62" table:formula="of:=IF([.D472]=&quot;&quot;;&quot;&quot;;TEXT(DATE(YEAR([.D472]);MONTH([.D472]);DAY([.D472]));&quot;MMM&quot;))">
            <text:p/>
          </table:table-cell>
          <table:table-cell table:style-name="ce62" table:formula="of:=IF([.G472]=&quot;&quot;;&quot;&quot;;TEXT(DATE(YEAR([.G472]);MONTH([.G472]);DAY([.G472]));&quot;MMM&quot;))">
            <text:p/>
          </table:table-cell>
          <table:table-cell table:style-name="ce70" table:formula="of:=IF([.D472]=&quot;&quot;;&quot;&quot;;TEXT(DATE(YEAR([.D472]);MONTH([.D472]);DAY([.D47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/>
          <table:table-cell table:style-name="ce32"/>
          <table:table-cell table:style-name="ce7"/>
          <table:table-cell/>
          <table:table-cell table:style-name="ce30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3]=&quot;&quot;;&quot;&quot;;VLOOKUP([.K473];[Contas.$A$1:.$C$54];2;0))">
            <text:p><text:s text:c="2"/></text:p>
          </table:table-cell>
          <table:table-cell table:style-name="ce15" table:formula="of:=IF([.K473]=&quot;&quot;;&quot;&quot;;VLOOKUP([.K473];[Contas.$A$1:.$C$54];3;0))">
            <text:p><text:s text:c="2"/></text:p>
          </table:table-cell>
          <table:table-cell table:style-name="ce16" table:formula="of:=IF([.G473]&lt;&gt;&quot;&quot;;&quot;Pago&quot;;IF(AND([.G473]=&quot;&quot;;[.E473]&lt;&gt;&quot;&quot;;[.F473]&lt;&gt;&quot;&quot;;TODAY()&gt;=[.D473]);&quot;Vencido&quot;;IF(AND([.E473]=&quot;&quot;;[.F473]=&quot;&quot;;[.G473]=&quot;&quot;;[.H473]=&quot;&quot;);&quot;&quot;;&quot;A Vencer&quot;)))">
            <text:p><text:s text:c="2"/></text:p>
          </table:table-cell>
          <table:table-cell table:style-name="ce41" table:formula="of:=IF([.H473]=&quot;&quot;;&quot;&quot;;[.H473]-[.C473])">
            <text:p/>
          </table:table-cell>
          <table:table-cell table:style-name="ce62" table:formula="of:=IF([.A473]=&quot;&quot;;&quot;&quot;;TEXT(DATE(YEAR([.A473]);MONTH([.A473]);DAY([.A473]));&quot;AAAA&quot;))">
            <text:p/>
          </table:table-cell>
          <table:table-cell table:style-name="ce62" table:formula="of:=IF([.D473]=&quot;&quot;;&quot;&quot;;TEXT(DATE(YEAR([.D473]);MONTH([.D473]);DAY([.D473]));&quot;AAAA&quot;))">
            <text:p/>
          </table:table-cell>
          <table:table-cell table:style-name="ce62" table:formula="of:=IF([.G473]=&quot;&quot;;&quot;&quot;;TEXT(DATE(YEAR([.G473]);MONTH([.G473]);DAY([.G473]));&quot;AAAA&quot;))">
            <text:p/>
          </table:table-cell>
          <table:table-cell table:style-name="ce62" table:formula="of:=IF([.A473]=&quot;&quot;;&quot;&quot;;TEXT(DATE(YEAR([.A473]);MONTH([.A473]);DAY([.A473]));&quot;MMM&quot;))">
            <text:p/>
          </table:table-cell>
          <table:table-cell table:style-name="ce62" table:formula="of:=IF([.D473]=&quot;&quot;;&quot;&quot;;TEXT(DATE(YEAR([.D473]);MONTH([.D473]);DAY([.D473]));&quot;MMM&quot;))">
            <text:p/>
          </table:table-cell>
          <table:table-cell table:style-name="ce62" table:formula="of:=IF([.G473]=&quot;&quot;;&quot;&quot;;TEXT(DATE(YEAR([.G473]);MONTH([.G473]);DAY([.G473]));&quot;MMM&quot;))">
            <text:p/>
          </table:table-cell>
          <table:table-cell table:style-name="ce70" table:formula="of:=IF([.D473]=&quot;&quot;;&quot;&quot;;TEXT(DATE(YEAR([.D473]);MONTH([.D473]);DAY([.D47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/>
          <table:table-cell table:style-name="ce32"/>
          <table:table-cell table:style-name="ce7"/>
          <table:table-cell/>
          <table:table-cell table:style-name="ce30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4]=&quot;&quot;;&quot;&quot;;VLOOKUP([.K474];[Contas.$A$1:.$C$54];2;0))">
            <text:p><text:s text:c="2"/></text:p>
          </table:table-cell>
          <table:table-cell table:style-name="ce15" table:formula="of:=IF([.K474]=&quot;&quot;;&quot;&quot;;VLOOKUP([.K474];[Contas.$A$1:.$C$54];3;0))">
            <text:p><text:s text:c="2"/></text:p>
          </table:table-cell>
          <table:table-cell table:style-name="ce16" table:formula="of:=IF([.G474]&lt;&gt;&quot;&quot;;&quot;Pago&quot;;IF(AND([.G474]=&quot;&quot;;[.E474]&lt;&gt;&quot;&quot;;[.F474]&lt;&gt;&quot;&quot;;TODAY()&gt;=[.D474]);&quot;Vencido&quot;;IF(AND([.E474]=&quot;&quot;;[.F474]=&quot;&quot;;[.G474]=&quot;&quot;;[.H474]=&quot;&quot;);&quot;&quot;;&quot;A Vencer&quot;)))">
            <text:p><text:s text:c="2"/></text:p>
          </table:table-cell>
          <table:table-cell table:style-name="ce41" table:formula="of:=IF([.H474]=&quot;&quot;;&quot;&quot;;[.H474]-[.C474])">
            <text:p/>
          </table:table-cell>
          <table:table-cell table:style-name="ce62" table:formula="of:=IF([.A474]=&quot;&quot;;&quot;&quot;;TEXT(DATE(YEAR([.A474]);MONTH([.A474]);DAY([.A474]));&quot;AAAA&quot;))">
            <text:p/>
          </table:table-cell>
          <table:table-cell table:style-name="ce62" table:formula="of:=IF([.D474]=&quot;&quot;;&quot;&quot;;TEXT(DATE(YEAR([.D474]);MONTH([.D474]);DAY([.D474]));&quot;AAAA&quot;))">
            <text:p/>
          </table:table-cell>
          <table:table-cell table:style-name="ce62" table:formula="of:=IF([.G474]=&quot;&quot;;&quot;&quot;;TEXT(DATE(YEAR([.G474]);MONTH([.G474]);DAY([.G474]));&quot;AAAA&quot;))">
            <text:p/>
          </table:table-cell>
          <table:table-cell table:style-name="ce62" table:formula="of:=IF([.A474]=&quot;&quot;;&quot;&quot;;TEXT(DATE(YEAR([.A474]);MONTH([.A474]);DAY([.A474]));&quot;MMM&quot;))">
            <text:p/>
          </table:table-cell>
          <table:table-cell table:style-name="ce62" table:formula="of:=IF([.D474]=&quot;&quot;;&quot;&quot;;TEXT(DATE(YEAR([.D474]);MONTH([.D474]);DAY([.D474]));&quot;MMM&quot;))">
            <text:p/>
          </table:table-cell>
          <table:table-cell table:style-name="ce62" table:formula="of:=IF([.G474]=&quot;&quot;;&quot;&quot;;TEXT(DATE(YEAR([.G474]);MONTH([.G474]);DAY([.G474]));&quot;MMM&quot;))">
            <text:p/>
          </table:table-cell>
          <table:table-cell table:style-name="ce70" table:formula="of:=IF([.D474]=&quot;&quot;;&quot;&quot;;TEXT(DATE(YEAR([.D474]);MONTH([.D474]);DAY([.D474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5]=&quot;&quot;;&quot;&quot;;VLOOKUP([.K475];[Contas.$A$1:.$C$54];2;0))">
            <text:p><text:s text:c="2"/></text:p>
          </table:table-cell>
          <table:table-cell table:style-name="ce15" table:formula="of:=IF([.K475]=&quot;&quot;;&quot;&quot;;VLOOKUP([.K475];[Contas.$A$1:.$C$54];3;0))">
            <text:p><text:s text:c="2"/></text:p>
          </table:table-cell>
          <table:table-cell table:style-name="ce16" table:formula="of:=IF([.G475]&lt;&gt;&quot;&quot;;&quot;Pago&quot;;IF(AND([.G475]=&quot;&quot;;[.E475]&lt;&gt;&quot;&quot;;[.F475]&lt;&gt;&quot;&quot;;TODAY()&gt;=[.D475]);&quot;Vencido&quot;;IF(AND([.E475]=&quot;&quot;;[.F475]=&quot;&quot;;[.G475]=&quot;&quot;;[.H475]=&quot;&quot;);&quot;&quot;;&quot;A Vencer&quot;)))">
            <text:p><text:s text:c="2"/></text:p>
          </table:table-cell>
          <table:table-cell table:style-name="ce41" table:formula="of:=IF([.H475]=&quot;&quot;;&quot;&quot;;[.H475]-[.C475])">
            <text:p/>
          </table:table-cell>
          <table:table-cell table:style-name="ce62" table:formula="of:=IF([.A475]=&quot;&quot;;&quot;&quot;;TEXT(DATE(YEAR([.A475]);MONTH([.A475]);DAY([.A475]));&quot;AAAA&quot;))">
            <text:p/>
          </table:table-cell>
          <table:table-cell table:style-name="ce62" table:formula="of:=IF([.D475]=&quot;&quot;;&quot;&quot;;TEXT(DATE(YEAR([.D475]);MONTH([.D475]);DAY([.D475]));&quot;AAAA&quot;))">
            <text:p/>
          </table:table-cell>
          <table:table-cell table:style-name="ce62" table:formula="of:=IF([.G475]=&quot;&quot;;&quot;&quot;;TEXT(DATE(YEAR([.G475]);MONTH([.G475]);DAY([.G475]));&quot;AAAA&quot;))">
            <text:p/>
          </table:table-cell>
          <table:table-cell table:style-name="ce62" table:formula="of:=IF([.A475]=&quot;&quot;;&quot;&quot;;TEXT(DATE(YEAR([.A475]);MONTH([.A475]);DAY([.A475]));&quot;MMM&quot;))">
            <text:p/>
          </table:table-cell>
          <table:table-cell table:style-name="ce62" table:formula="of:=IF([.D475]=&quot;&quot;;&quot;&quot;;TEXT(DATE(YEAR([.D475]);MONTH([.D475]);DAY([.D475]));&quot;MMM&quot;))">
            <text:p/>
          </table:table-cell>
          <table:table-cell table:style-name="ce62" table:formula="of:=IF([.G475]=&quot;&quot;;&quot;&quot;;TEXT(DATE(YEAR([.G475]);MONTH([.G475]);DAY([.G475]));&quot;MMM&quot;))">
            <text:p/>
          </table:table-cell>
          <table:table-cell table:style-name="ce70" table:formula="of:=IF([.D475]=&quot;&quot;;&quot;&quot;;TEXT(DATE(YEAR([.D475]);MONTH([.D475]);DAY([.D47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6]=&quot;&quot;;&quot;&quot;;VLOOKUP([.K476];[Contas.$A$1:.$C$54];2;0))">
            <text:p><text:s text:c="2"/></text:p>
          </table:table-cell>
          <table:table-cell table:style-name="ce15" table:formula="of:=IF([.K476]=&quot;&quot;;&quot;&quot;;VLOOKUP([.K476];[Contas.$A$1:.$C$54];3;0))">
            <text:p><text:s text:c="2"/></text:p>
          </table:table-cell>
          <table:table-cell table:style-name="ce16" table:formula="of:=IF([.G476]&lt;&gt;&quot;&quot;;&quot;Pago&quot;;IF(AND([.G476]=&quot;&quot;;[.E476]&lt;&gt;&quot;&quot;;[.F476]&lt;&gt;&quot;&quot;;TODAY()&gt;=[.D476]);&quot;Vencido&quot;;IF(AND([.E476]=&quot;&quot;;[.F476]=&quot;&quot;;[.G476]=&quot;&quot;;[.H476]=&quot;&quot;);&quot;&quot;;&quot;A Vencer&quot;)))">
            <text:p><text:s text:c="2"/></text:p>
          </table:table-cell>
          <table:table-cell table:style-name="ce41" table:formula="of:=IF([.H476]=&quot;&quot;;&quot;&quot;;[.H476]-[.C476])">
            <text:p/>
          </table:table-cell>
          <table:table-cell table:style-name="ce62" table:formula="of:=IF([.A476]=&quot;&quot;;&quot;&quot;;TEXT(DATE(YEAR([.A476]);MONTH([.A476]);DAY([.A476]));&quot;AAAA&quot;))">
            <text:p/>
          </table:table-cell>
          <table:table-cell table:style-name="ce62" table:formula="of:=IF([.D476]=&quot;&quot;;&quot;&quot;;TEXT(DATE(YEAR([.D476]);MONTH([.D476]);DAY([.D476]));&quot;AAAA&quot;))">
            <text:p/>
          </table:table-cell>
          <table:table-cell table:style-name="ce62" table:formula="of:=IF([.G476]=&quot;&quot;;&quot;&quot;;TEXT(DATE(YEAR([.G476]);MONTH([.G476]);DAY([.G476]));&quot;AAAA&quot;))">
            <text:p/>
          </table:table-cell>
          <table:table-cell table:style-name="ce62" table:formula="of:=IF([.A476]=&quot;&quot;;&quot;&quot;;TEXT(DATE(YEAR([.A476]);MONTH([.A476]);DAY([.A476]));&quot;MMM&quot;))">
            <text:p/>
          </table:table-cell>
          <table:table-cell table:style-name="ce62" table:formula="of:=IF([.D476]=&quot;&quot;;&quot;&quot;;TEXT(DATE(YEAR([.D476]);MONTH([.D476]);DAY([.D476]));&quot;MMM&quot;))">
            <text:p/>
          </table:table-cell>
          <table:table-cell table:style-name="ce62" table:formula="of:=IF([.G476]=&quot;&quot;;&quot;&quot;;TEXT(DATE(YEAR([.G476]);MONTH([.G476]);DAY([.G476]));&quot;MMM&quot;))">
            <text:p/>
          </table:table-cell>
          <table:table-cell table:style-name="ce70" table:formula="of:=IF([.D476]=&quot;&quot;;&quot;&quot;;TEXT(DATE(YEAR([.D476]);MONTH([.D476]);DAY([.D47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7]=&quot;&quot;;&quot;&quot;;VLOOKUP([.K477];[Contas.$A$1:.$C$54];2;0))">
            <text:p><text:s text:c="2"/></text:p>
          </table:table-cell>
          <table:table-cell table:style-name="ce15" table:formula="of:=IF([.K477]=&quot;&quot;;&quot;&quot;;VLOOKUP([.K477];[Contas.$A$1:.$C$54];3;0))">
            <text:p><text:s text:c="2"/></text:p>
          </table:table-cell>
          <table:table-cell table:style-name="ce16" table:formula="of:=IF([.G477]&lt;&gt;&quot;&quot;;&quot;Pago&quot;;IF(AND([.G477]=&quot;&quot;;[.E477]&lt;&gt;&quot;&quot;;[.F477]&lt;&gt;&quot;&quot;;TODAY()&gt;=[.D477]);&quot;Vencido&quot;;IF(AND([.E477]=&quot;&quot;;[.F477]=&quot;&quot;;[.G477]=&quot;&quot;;[.H477]=&quot;&quot;);&quot;&quot;;&quot;A Vencer&quot;)))">
            <text:p><text:s text:c="2"/></text:p>
          </table:table-cell>
          <table:table-cell table:style-name="ce41" table:formula="of:=IF([.H477]=&quot;&quot;;&quot;&quot;;[.H477]-[.C477])">
            <text:p/>
          </table:table-cell>
          <table:table-cell table:style-name="ce62" table:formula="of:=IF([.A477]=&quot;&quot;;&quot;&quot;;TEXT(DATE(YEAR([.A477]);MONTH([.A477]);DAY([.A477]));&quot;AAAA&quot;))">
            <text:p/>
          </table:table-cell>
          <table:table-cell table:style-name="ce62" table:formula="of:=IF([.D477]=&quot;&quot;;&quot;&quot;;TEXT(DATE(YEAR([.D477]);MONTH([.D477]);DAY([.D477]));&quot;AAAA&quot;))">
            <text:p/>
          </table:table-cell>
          <table:table-cell table:style-name="ce62" table:formula="of:=IF([.G477]=&quot;&quot;;&quot;&quot;;TEXT(DATE(YEAR([.G477]);MONTH([.G477]);DAY([.G477]));&quot;AAAA&quot;))">
            <text:p/>
          </table:table-cell>
          <table:table-cell table:style-name="ce62" table:formula="of:=IF([.A477]=&quot;&quot;;&quot;&quot;;TEXT(DATE(YEAR([.A477]);MONTH([.A477]);DAY([.A477]));&quot;MMM&quot;))">
            <text:p/>
          </table:table-cell>
          <table:table-cell table:style-name="ce62" table:formula="of:=IF([.D477]=&quot;&quot;;&quot;&quot;;TEXT(DATE(YEAR([.D477]);MONTH([.D477]);DAY([.D477]));&quot;MMM&quot;))">
            <text:p/>
          </table:table-cell>
          <table:table-cell table:style-name="ce62" table:formula="of:=IF([.G477]=&quot;&quot;;&quot;&quot;;TEXT(DATE(YEAR([.G477]);MONTH([.G477]);DAY([.G477]));&quot;MMM&quot;))">
            <text:p/>
          </table:table-cell>
          <table:table-cell table:style-name="ce70" table:formula="of:=IF([.D477]=&quot;&quot;;&quot;&quot;;TEXT(DATE(YEAR([.D477]);MONTH([.D477]);DAY([.D47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8]=&quot;&quot;;&quot;&quot;;VLOOKUP([.K478];[Contas.$A$1:.$C$54];2;0))">
            <text:p><text:s text:c="2"/></text:p>
          </table:table-cell>
          <table:table-cell table:style-name="ce15" table:formula="of:=IF([.K478]=&quot;&quot;;&quot;&quot;;VLOOKUP([.K478];[Contas.$A$1:.$C$54];3;0))">
            <text:p><text:s text:c="2"/></text:p>
          </table:table-cell>
          <table:table-cell table:style-name="ce16" table:formula="of:=IF([.G478]&lt;&gt;&quot;&quot;;&quot;Pago&quot;;IF(AND([.G478]=&quot;&quot;;[.E478]&lt;&gt;&quot;&quot;;[.F478]&lt;&gt;&quot;&quot;;TODAY()&gt;=[.D478]);&quot;Vencido&quot;;IF(AND([.E478]=&quot;&quot;;[.F478]=&quot;&quot;;[.G478]=&quot;&quot;;[.H478]=&quot;&quot;);&quot;&quot;;&quot;A Vencer&quot;)))">
            <text:p><text:s text:c="2"/></text:p>
          </table:table-cell>
          <table:table-cell table:style-name="ce41" table:formula="of:=IF([.H478]=&quot;&quot;;&quot;&quot;;[.H478]-[.C478])">
            <text:p/>
          </table:table-cell>
          <table:table-cell table:style-name="ce62" table:formula="of:=IF([.A478]=&quot;&quot;;&quot;&quot;;TEXT(DATE(YEAR([.A478]);MONTH([.A478]);DAY([.A478]));&quot;AAAA&quot;))">
            <text:p/>
          </table:table-cell>
          <table:table-cell table:style-name="ce62" table:formula="of:=IF([.D478]=&quot;&quot;;&quot;&quot;;TEXT(DATE(YEAR([.D478]);MONTH([.D478]);DAY([.D478]));&quot;AAAA&quot;))">
            <text:p/>
          </table:table-cell>
          <table:table-cell table:style-name="ce62" table:formula="of:=IF([.G478]=&quot;&quot;;&quot;&quot;;TEXT(DATE(YEAR([.G478]);MONTH([.G478]);DAY([.G478]));&quot;AAAA&quot;))">
            <text:p/>
          </table:table-cell>
          <table:table-cell table:style-name="ce62" table:formula="of:=IF([.A478]=&quot;&quot;;&quot;&quot;;TEXT(DATE(YEAR([.A478]);MONTH([.A478]);DAY([.A478]));&quot;MMM&quot;))">
            <text:p/>
          </table:table-cell>
          <table:table-cell table:style-name="ce62" table:formula="of:=IF([.D478]=&quot;&quot;;&quot;&quot;;TEXT(DATE(YEAR([.D478]);MONTH([.D478]);DAY([.D478]));&quot;MMM&quot;))">
            <text:p/>
          </table:table-cell>
          <table:table-cell table:style-name="ce62" table:formula="of:=IF([.G478]=&quot;&quot;;&quot;&quot;;TEXT(DATE(YEAR([.G478]);MONTH([.G478]);DAY([.G478]));&quot;MMM&quot;))">
            <text:p/>
          </table:table-cell>
          <table:table-cell table:style-name="ce70" table:formula="of:=IF([.D478]=&quot;&quot;;&quot;&quot;;TEXT(DATE(YEAR([.D478]);MONTH([.D478]);DAY([.D47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79]=&quot;&quot;;&quot;&quot;;VLOOKUP([.K479];[Contas.$A$1:.$C$54];2;0))">
            <text:p><text:s text:c="2"/></text:p>
          </table:table-cell>
          <table:table-cell table:style-name="ce15" table:formula="of:=IF([.K479]=&quot;&quot;;&quot;&quot;;VLOOKUP([.K479];[Contas.$A$1:.$C$54];3;0))">
            <text:p><text:s text:c="2"/></text:p>
          </table:table-cell>
          <table:table-cell table:style-name="ce16" table:formula="of:=IF([.G479]&lt;&gt;&quot;&quot;;&quot;Pago&quot;;IF(AND([.G479]=&quot;&quot;;[.E479]&lt;&gt;&quot;&quot;;[.F479]&lt;&gt;&quot;&quot;;TODAY()&gt;=[.D479]);&quot;Vencido&quot;;IF(AND([.E479]=&quot;&quot;;[.F479]=&quot;&quot;;[.G479]=&quot;&quot;;[.H479]=&quot;&quot;);&quot;&quot;;&quot;A Vencer&quot;)))">
            <text:p><text:s text:c="2"/></text:p>
          </table:table-cell>
          <table:table-cell table:style-name="ce41" table:formula="of:=IF([.H479]=&quot;&quot;;&quot;&quot;;[.H479]-[.C479])">
            <text:p/>
          </table:table-cell>
          <table:table-cell table:style-name="ce62" table:formula="of:=IF([.A479]=&quot;&quot;;&quot;&quot;;TEXT(DATE(YEAR([.A479]);MONTH([.A479]);DAY([.A479]));&quot;AAAA&quot;))">
            <text:p/>
          </table:table-cell>
          <table:table-cell table:style-name="ce62" table:formula="of:=IF([.D479]=&quot;&quot;;&quot;&quot;;TEXT(DATE(YEAR([.D479]);MONTH([.D479]);DAY([.D479]));&quot;AAAA&quot;))">
            <text:p/>
          </table:table-cell>
          <table:table-cell table:style-name="ce62" table:formula="of:=IF([.G479]=&quot;&quot;;&quot;&quot;;TEXT(DATE(YEAR([.G479]);MONTH([.G479]);DAY([.G479]));&quot;AAAA&quot;))">
            <text:p/>
          </table:table-cell>
          <table:table-cell table:style-name="ce62" table:formula="of:=IF([.A479]=&quot;&quot;;&quot;&quot;;TEXT(DATE(YEAR([.A479]);MONTH([.A479]);DAY([.A479]));&quot;MMM&quot;))">
            <text:p/>
          </table:table-cell>
          <table:table-cell table:style-name="ce62" table:formula="of:=IF([.D479]=&quot;&quot;;&quot;&quot;;TEXT(DATE(YEAR([.D479]);MONTH([.D479]);DAY([.D479]));&quot;MMM&quot;))">
            <text:p/>
          </table:table-cell>
          <table:table-cell table:style-name="ce62" table:formula="of:=IF([.G479]=&quot;&quot;;&quot;&quot;;TEXT(DATE(YEAR([.G479]);MONTH([.G479]);DAY([.G479]));&quot;MMM&quot;))">
            <text:p/>
          </table:table-cell>
          <table:table-cell table:style-name="ce70" table:formula="of:=IF([.D479]=&quot;&quot;;&quot;&quot;;TEXT(DATE(YEAR([.D479]);MONTH([.D479]);DAY([.D47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0]=&quot;&quot;;&quot;&quot;;VLOOKUP([.K480];[Contas.$A$1:.$C$54];2;0))">
            <text:p><text:s text:c="2"/></text:p>
          </table:table-cell>
          <table:table-cell table:style-name="ce15" table:formula="of:=IF([.K480]=&quot;&quot;;&quot;&quot;;VLOOKUP([.K480];[Contas.$A$1:.$C$54];3;0))">
            <text:p><text:s text:c="2"/></text:p>
          </table:table-cell>
          <table:table-cell table:style-name="ce16" table:formula="of:=IF([.G480]&lt;&gt;&quot;&quot;;&quot;Pago&quot;;IF(AND([.G480]=&quot;&quot;;[.E480]&lt;&gt;&quot;&quot;;[.F480]&lt;&gt;&quot;&quot;;TODAY()&gt;=[.D480]);&quot;Vencido&quot;;IF(AND([.E480]=&quot;&quot;;[.F480]=&quot;&quot;;[.G480]=&quot;&quot;;[.H480]=&quot;&quot;);&quot;&quot;;&quot;A Vencer&quot;)))">
            <text:p><text:s text:c="2"/></text:p>
          </table:table-cell>
          <table:table-cell table:style-name="ce41" table:formula="of:=IF([.H480]=&quot;&quot;;&quot;&quot;;[.H480]-[.C480])">
            <text:p/>
          </table:table-cell>
          <table:table-cell table:style-name="ce62" table:formula="of:=IF([.A480]=&quot;&quot;;&quot;&quot;;TEXT(DATE(YEAR([.A480]);MONTH([.A480]);DAY([.A480]));&quot;AAAA&quot;))">
            <text:p/>
          </table:table-cell>
          <table:table-cell table:style-name="ce62" table:formula="of:=IF([.D480]=&quot;&quot;;&quot;&quot;;TEXT(DATE(YEAR([.D480]);MONTH([.D480]);DAY([.D480]));&quot;AAAA&quot;))">
            <text:p/>
          </table:table-cell>
          <table:table-cell table:style-name="ce62" table:formula="of:=IF([.G480]=&quot;&quot;;&quot;&quot;;TEXT(DATE(YEAR([.G480]);MONTH([.G480]);DAY([.G480]));&quot;AAAA&quot;))">
            <text:p/>
          </table:table-cell>
          <table:table-cell table:style-name="ce62" table:formula="of:=IF([.A480]=&quot;&quot;;&quot;&quot;;TEXT(DATE(YEAR([.A480]);MONTH([.A480]);DAY([.A480]));&quot;MMM&quot;))">
            <text:p/>
          </table:table-cell>
          <table:table-cell table:style-name="ce62" table:formula="of:=IF([.D480]=&quot;&quot;;&quot;&quot;;TEXT(DATE(YEAR([.D480]);MONTH([.D480]);DAY([.D480]));&quot;MMM&quot;))">
            <text:p/>
          </table:table-cell>
          <table:table-cell table:style-name="ce62" table:formula="of:=IF([.G480]=&quot;&quot;;&quot;&quot;;TEXT(DATE(YEAR([.G480]);MONTH([.G480]);DAY([.G480]));&quot;MMM&quot;))">
            <text:p/>
          </table:table-cell>
          <table:table-cell table:style-name="ce70" table:formula="of:=IF([.D480]=&quot;&quot;;&quot;&quot;;TEXT(DATE(YEAR([.D480]);MONTH([.D480]);DAY([.D48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1]=&quot;&quot;;&quot;&quot;;VLOOKUP([.K481];[Contas.$A$1:.$C$54];2;0))">
            <text:p><text:s text:c="2"/></text:p>
          </table:table-cell>
          <table:table-cell table:style-name="ce15" table:formula="of:=IF([.K481]=&quot;&quot;;&quot;&quot;;VLOOKUP([.K481];[Contas.$A$1:.$C$54];3;0))">
            <text:p><text:s text:c="2"/></text:p>
          </table:table-cell>
          <table:table-cell table:style-name="ce16" table:formula="of:=IF([.G481]&lt;&gt;&quot;&quot;;&quot;Pago&quot;;IF(AND([.G481]=&quot;&quot;;[.E481]&lt;&gt;&quot;&quot;;[.F481]&lt;&gt;&quot;&quot;;TODAY()&gt;=[.D481]);&quot;Vencido&quot;;IF(AND([.E481]=&quot;&quot;;[.F481]=&quot;&quot;;[.G481]=&quot;&quot;;[.H481]=&quot;&quot;);&quot;&quot;;&quot;A Vencer&quot;)))">
            <text:p><text:s text:c="2"/></text:p>
          </table:table-cell>
          <table:table-cell table:style-name="ce41" table:formula="of:=IF([.H481]=&quot;&quot;;&quot;&quot;;[.H481]-[.C481])">
            <text:p/>
          </table:table-cell>
          <table:table-cell table:style-name="ce62" table:formula="of:=IF([.A481]=&quot;&quot;;&quot;&quot;;TEXT(DATE(YEAR([.A481]);MONTH([.A481]);DAY([.A481]));&quot;AAAA&quot;))">
            <text:p/>
          </table:table-cell>
          <table:table-cell table:style-name="ce62" table:formula="of:=IF([.D481]=&quot;&quot;;&quot;&quot;;TEXT(DATE(YEAR([.D481]);MONTH([.D481]);DAY([.D481]));&quot;AAAA&quot;))">
            <text:p/>
          </table:table-cell>
          <table:table-cell table:style-name="ce62" table:formula="of:=IF([.G481]=&quot;&quot;;&quot;&quot;;TEXT(DATE(YEAR([.G481]);MONTH([.G481]);DAY([.G481]));&quot;AAAA&quot;))">
            <text:p/>
          </table:table-cell>
          <table:table-cell table:style-name="ce62" table:formula="of:=IF([.A481]=&quot;&quot;;&quot;&quot;;TEXT(DATE(YEAR([.A481]);MONTH([.A481]);DAY([.A481]));&quot;MMM&quot;))">
            <text:p/>
          </table:table-cell>
          <table:table-cell table:style-name="ce62" table:formula="of:=IF([.D481]=&quot;&quot;;&quot;&quot;;TEXT(DATE(YEAR([.D481]);MONTH([.D481]);DAY([.D481]));&quot;MMM&quot;))">
            <text:p/>
          </table:table-cell>
          <table:table-cell table:style-name="ce62" table:formula="of:=IF([.G481]=&quot;&quot;;&quot;&quot;;TEXT(DATE(YEAR([.G481]);MONTH([.G481]);DAY([.G481]));&quot;MMM&quot;))">
            <text:p/>
          </table:table-cell>
          <table:table-cell table:style-name="ce70" table:formula="of:=IF([.D481]=&quot;&quot;;&quot;&quot;;TEXT(DATE(YEAR([.D481]);MONTH([.D481]);DAY([.D481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2]=&quot;&quot;;&quot;&quot;;VLOOKUP([.K482];[Contas.$A$1:.$C$54];2;0))">
            <text:p><text:s text:c="2"/></text:p>
          </table:table-cell>
          <table:table-cell table:style-name="ce15" table:formula="of:=IF([.K482]=&quot;&quot;;&quot;&quot;;VLOOKUP([.K482];[Contas.$A$1:.$C$54];3;0))">
            <text:p><text:s text:c="2"/></text:p>
          </table:table-cell>
          <table:table-cell table:style-name="ce16" table:formula="of:=IF([.G482]&lt;&gt;&quot;&quot;;&quot;Pago&quot;;IF(AND([.G482]=&quot;&quot;;[.E482]&lt;&gt;&quot;&quot;;[.F482]&lt;&gt;&quot;&quot;;TODAY()&gt;=[.D482]);&quot;Vencido&quot;;IF(AND([.E482]=&quot;&quot;;[.F482]=&quot;&quot;;[.G482]=&quot;&quot;;[.H482]=&quot;&quot;);&quot;&quot;;&quot;A Vencer&quot;)))">
            <text:p><text:s text:c="2"/></text:p>
          </table:table-cell>
          <table:table-cell table:style-name="ce41" table:formula="of:=IF([.H482]=&quot;&quot;;&quot;&quot;;[.H482]-[.C482])">
            <text:p/>
          </table:table-cell>
          <table:table-cell table:style-name="ce62" table:formula="of:=IF([.A482]=&quot;&quot;;&quot;&quot;;TEXT(DATE(YEAR([.A482]);MONTH([.A482]);DAY([.A482]));&quot;AAAA&quot;))">
            <text:p/>
          </table:table-cell>
          <table:table-cell table:style-name="ce62" table:formula="of:=IF([.D482]=&quot;&quot;;&quot;&quot;;TEXT(DATE(YEAR([.D482]);MONTH([.D482]);DAY([.D482]));&quot;AAAA&quot;))">
            <text:p/>
          </table:table-cell>
          <table:table-cell table:style-name="ce62" table:formula="of:=IF([.G482]=&quot;&quot;;&quot;&quot;;TEXT(DATE(YEAR([.G482]);MONTH([.G482]);DAY([.G482]));&quot;AAAA&quot;))">
            <text:p/>
          </table:table-cell>
          <table:table-cell table:style-name="ce62" table:formula="of:=IF([.A482]=&quot;&quot;;&quot;&quot;;TEXT(DATE(YEAR([.A482]);MONTH([.A482]);DAY([.A482]));&quot;MMM&quot;))">
            <text:p/>
          </table:table-cell>
          <table:table-cell table:style-name="ce62" table:formula="of:=IF([.D482]=&quot;&quot;;&quot;&quot;;TEXT(DATE(YEAR([.D482]);MONTH([.D482]);DAY([.D482]));&quot;MMM&quot;))">
            <text:p/>
          </table:table-cell>
          <table:table-cell table:style-name="ce62" table:formula="of:=IF([.G482]=&quot;&quot;;&quot;&quot;;TEXT(DATE(YEAR([.G482]);MONTH([.G482]);DAY([.G482]));&quot;MMM&quot;))">
            <text:p/>
          </table:table-cell>
          <table:table-cell table:style-name="ce70" table:formula="of:=IF([.D482]=&quot;&quot;;&quot;&quot;;TEXT(DATE(YEAR([.D482]);MONTH([.D482]);DAY([.D482]));&quot;MMM/AA&quot;))">
            <text:p/>
          </table:table-cell>
          <table:table-cell table:style-name="Default" table:number-columns-repeated="1001"/>
          <table:table-cell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3]=&quot;&quot;;&quot;&quot;;VLOOKUP([.K483];[Contas.$A$1:.$C$54];2;0))">
            <text:p><text:s text:c="2"/></text:p>
          </table:table-cell>
          <table:table-cell table:style-name="ce15" table:formula="of:=IF([.K483]=&quot;&quot;;&quot;&quot;;VLOOKUP([.K483];[Contas.$A$1:.$C$54];3;0))">
            <text:p><text:s text:c="2"/></text:p>
          </table:table-cell>
          <table:table-cell table:style-name="ce16" table:formula="of:=IF([.G483]&lt;&gt;&quot;&quot;;&quot;Pago&quot;;IF(AND([.G483]=&quot;&quot;;[.E483]&lt;&gt;&quot;&quot;;[.F483]&lt;&gt;&quot;&quot;;TODAY()&gt;=[.D483]);&quot;Vencido&quot;;IF(AND([.E483]=&quot;&quot;;[.F483]=&quot;&quot;;[.G483]=&quot;&quot;;[.H483]=&quot;&quot;);&quot;&quot;;&quot;A Vencer&quot;)))">
            <text:p><text:s text:c="2"/></text:p>
          </table:table-cell>
          <table:table-cell table:style-name="ce41" table:formula="of:=IF([.H483]=&quot;&quot;;&quot;&quot;;[.H483]-[.C483])">
            <text:p/>
          </table:table-cell>
          <table:table-cell table:style-name="ce62" table:formula="of:=IF([.A483]=&quot;&quot;;&quot;&quot;;TEXT(DATE(YEAR([.A483]);MONTH([.A483]);DAY([.A483]));&quot;AAAA&quot;))">
            <text:p/>
          </table:table-cell>
          <table:table-cell table:style-name="ce62" table:formula="of:=IF([.D483]=&quot;&quot;;&quot;&quot;;TEXT(DATE(YEAR([.D483]);MONTH([.D483]);DAY([.D483]));&quot;AAAA&quot;))">
            <text:p/>
          </table:table-cell>
          <table:table-cell table:style-name="ce62" table:formula="of:=IF([.G483]=&quot;&quot;;&quot;&quot;;TEXT(DATE(YEAR([.G483]);MONTH([.G483]);DAY([.G483]));&quot;AAAA&quot;))">
            <text:p/>
          </table:table-cell>
          <table:table-cell table:style-name="ce62" table:formula="of:=IF([.A483]=&quot;&quot;;&quot;&quot;;TEXT(DATE(YEAR([.A483]);MONTH([.A483]);DAY([.A483]));&quot;MMM&quot;))">
            <text:p/>
          </table:table-cell>
          <table:table-cell table:style-name="ce62" table:formula="of:=IF([.D483]=&quot;&quot;;&quot;&quot;;TEXT(DATE(YEAR([.D483]);MONTH([.D483]);DAY([.D483]));&quot;MMM&quot;))">
            <text:p/>
          </table:table-cell>
          <table:table-cell table:style-name="ce62" table:formula="of:=IF([.G483]=&quot;&quot;;&quot;&quot;;TEXT(DATE(YEAR([.G483]);MONTH([.G483]);DAY([.G483]));&quot;MMM&quot;))">
            <text:p/>
          </table:table-cell>
          <table:table-cell table:style-name="ce70" table:formula="of:=IF([.D483]=&quot;&quot;;&quot;&quot;;TEXT(DATE(YEAR([.D483]);MONTH([.D483]);DAY([.D483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4]=&quot;&quot;;&quot;&quot;;VLOOKUP([.K484];[Contas.$A$1:.$C$54];2;0))">
            <text:p><text:s text:c="2"/></text:p>
          </table:table-cell>
          <table:table-cell table:style-name="ce15" table:formula="of:=IF([.K484]=&quot;&quot;;&quot;&quot;;VLOOKUP([.K484];[Contas.$A$1:.$C$54];3;0))">
            <text:p><text:s text:c="2"/></text:p>
          </table:table-cell>
          <table:table-cell table:style-name="ce16" table:formula="of:=IF([.G484]&lt;&gt;&quot;&quot;;&quot;Pago&quot;;IF(AND([.G484]=&quot;&quot;;[.E484]&lt;&gt;&quot;&quot;;[.F484]&lt;&gt;&quot;&quot;;TODAY()&gt;=[.D484]);&quot;Vencido&quot;;IF(AND([.E484]=&quot;&quot;;[.F484]=&quot;&quot;;[.G484]=&quot;&quot;;[.H484]=&quot;&quot;);&quot;&quot;;&quot;A Vencer&quot;)))">
            <text:p><text:s text:c="2"/></text:p>
          </table:table-cell>
          <table:table-cell table:style-name="ce41" table:formula="of:=IF([.H484]=&quot;&quot;;&quot;&quot;;[.H484]-[.C484])">
            <text:p/>
          </table:table-cell>
          <table:table-cell table:style-name="ce62" table:formula="of:=IF([.A484]=&quot;&quot;;&quot;&quot;;TEXT(DATE(YEAR([.A484]);MONTH([.A484]);DAY([.A484]));&quot;AAAA&quot;))">
            <text:p/>
          </table:table-cell>
          <table:table-cell table:style-name="ce62" table:formula="of:=IF([.D484]=&quot;&quot;;&quot;&quot;;TEXT(DATE(YEAR([.D484]);MONTH([.D484]);DAY([.D484]));&quot;AAAA&quot;))">
            <text:p/>
          </table:table-cell>
          <table:table-cell table:style-name="ce62" table:formula="of:=IF([.G484]=&quot;&quot;;&quot;&quot;;TEXT(DATE(YEAR([.G484]);MONTH([.G484]);DAY([.G484]));&quot;AAAA&quot;))">
            <text:p/>
          </table:table-cell>
          <table:table-cell table:style-name="ce62" table:formula="of:=IF([.A484]=&quot;&quot;;&quot;&quot;;TEXT(DATE(YEAR([.A484]);MONTH([.A484]);DAY([.A484]));&quot;MMM&quot;))">
            <text:p/>
          </table:table-cell>
          <table:table-cell table:style-name="ce62" table:formula="of:=IF([.D484]=&quot;&quot;;&quot;&quot;;TEXT(DATE(YEAR([.D484]);MONTH([.D484]);DAY([.D484]));&quot;MMM&quot;))">
            <text:p/>
          </table:table-cell>
          <table:table-cell table:style-name="ce62" table:formula="of:=IF([.G484]=&quot;&quot;;&quot;&quot;;TEXT(DATE(YEAR([.G484]);MONTH([.G484]);DAY([.G484]));&quot;MMM&quot;))">
            <text:p/>
          </table:table-cell>
          <table:table-cell table:style-name="ce70" table:formula="of:=IF([.D484]=&quot;&quot;;&quot;&quot;;TEXT(DATE(YEAR([.D484]);MONTH([.D484]);DAY([.D48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5]=&quot;&quot;;&quot;&quot;;VLOOKUP([.K485];[Contas.$A$1:.$C$54];2;0))">
            <text:p><text:s text:c="2"/></text:p>
          </table:table-cell>
          <table:table-cell table:style-name="ce15" table:formula="of:=IF([.K485]=&quot;&quot;;&quot;&quot;;VLOOKUP([.K485];[Contas.$A$1:.$C$54];3;0))">
            <text:p><text:s text:c="2"/></text:p>
          </table:table-cell>
          <table:table-cell table:style-name="ce16" table:formula="of:=IF([.G485]&lt;&gt;&quot;&quot;;&quot;Pago&quot;;IF(AND([.G485]=&quot;&quot;;[.E485]&lt;&gt;&quot;&quot;;[.F485]&lt;&gt;&quot;&quot;;TODAY()&gt;=[.D485]);&quot;Vencido&quot;;IF(AND([.E485]=&quot;&quot;;[.F485]=&quot;&quot;;[.G485]=&quot;&quot;;[.H485]=&quot;&quot;);&quot;&quot;;&quot;A Vencer&quot;)))">
            <text:p><text:s text:c="2"/></text:p>
          </table:table-cell>
          <table:table-cell table:style-name="ce41" table:formula="of:=IF([.H485]=&quot;&quot;;&quot;&quot;;[.H485]-[.C485])">
            <text:p/>
          </table:table-cell>
          <table:table-cell table:style-name="ce62" table:formula="of:=IF([.A485]=&quot;&quot;;&quot;&quot;;TEXT(DATE(YEAR([.A485]);MONTH([.A485]);DAY([.A485]));&quot;AAAA&quot;))">
            <text:p/>
          </table:table-cell>
          <table:table-cell table:style-name="ce62" table:formula="of:=IF([.D485]=&quot;&quot;;&quot;&quot;;TEXT(DATE(YEAR([.D485]);MONTH([.D485]);DAY([.D485]));&quot;AAAA&quot;))">
            <text:p/>
          </table:table-cell>
          <table:table-cell table:style-name="ce62" table:formula="of:=IF([.G485]=&quot;&quot;;&quot;&quot;;TEXT(DATE(YEAR([.G485]);MONTH([.G485]);DAY([.G485]));&quot;AAAA&quot;))">
            <text:p/>
          </table:table-cell>
          <table:table-cell table:style-name="ce62" table:formula="of:=IF([.A485]=&quot;&quot;;&quot;&quot;;TEXT(DATE(YEAR([.A485]);MONTH([.A485]);DAY([.A485]));&quot;MMM&quot;))">
            <text:p/>
          </table:table-cell>
          <table:table-cell table:style-name="ce62" table:formula="of:=IF([.D485]=&quot;&quot;;&quot;&quot;;TEXT(DATE(YEAR([.D485]);MONTH([.D485]);DAY([.D485]));&quot;MMM&quot;))">
            <text:p/>
          </table:table-cell>
          <table:table-cell table:style-name="ce62" table:formula="of:=IF([.G485]=&quot;&quot;;&quot;&quot;;TEXT(DATE(YEAR([.G485]);MONTH([.G485]);DAY([.G485]));&quot;MMM&quot;))">
            <text:p/>
          </table:table-cell>
          <table:table-cell table:style-name="ce70" table:formula="of:=IF([.D485]=&quot;&quot;;&quot;&quot;;TEXT(DATE(YEAR([.D485]);MONTH([.D485]);DAY([.D48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6]=&quot;&quot;;&quot;&quot;;VLOOKUP([.K486];[Contas.$A$1:.$C$54];2;0))">
            <text:p><text:s text:c="2"/></text:p>
          </table:table-cell>
          <table:table-cell table:style-name="ce15" table:formula="of:=IF([.K486]=&quot;&quot;;&quot;&quot;;VLOOKUP([.K486];[Contas.$A$1:.$C$54];3;0))">
            <text:p><text:s text:c="2"/></text:p>
          </table:table-cell>
          <table:table-cell table:style-name="ce16" table:formula="of:=IF([.G486]&lt;&gt;&quot;&quot;;&quot;Pago&quot;;IF(AND([.G486]=&quot;&quot;;[.E486]&lt;&gt;&quot;&quot;;[.F486]&lt;&gt;&quot;&quot;;TODAY()&gt;=[.D486]);&quot;Vencido&quot;;IF(AND([.E486]=&quot;&quot;;[.F486]=&quot;&quot;;[.G486]=&quot;&quot;;[.H486]=&quot;&quot;);&quot;&quot;;&quot;A Vencer&quot;)))">
            <text:p><text:s text:c="2"/></text:p>
          </table:table-cell>
          <table:table-cell table:style-name="ce41" table:formula="of:=IF([.H486]=&quot;&quot;;&quot;&quot;;[.H486]-[.C486])">
            <text:p/>
          </table:table-cell>
          <table:table-cell table:style-name="ce62" table:formula="of:=IF([.A486]=&quot;&quot;;&quot;&quot;;TEXT(DATE(YEAR([.A486]);MONTH([.A486]);DAY([.A486]));&quot;AAAA&quot;))">
            <text:p/>
          </table:table-cell>
          <table:table-cell table:style-name="ce62" table:formula="of:=IF([.D486]=&quot;&quot;;&quot;&quot;;TEXT(DATE(YEAR([.D486]);MONTH([.D486]);DAY([.D486]));&quot;AAAA&quot;))">
            <text:p/>
          </table:table-cell>
          <table:table-cell table:style-name="ce62" table:formula="of:=IF([.G486]=&quot;&quot;;&quot;&quot;;TEXT(DATE(YEAR([.G486]);MONTH([.G486]);DAY([.G486]));&quot;AAAA&quot;))">
            <text:p/>
          </table:table-cell>
          <table:table-cell table:style-name="ce62" table:formula="of:=IF([.A486]=&quot;&quot;;&quot;&quot;;TEXT(DATE(YEAR([.A486]);MONTH([.A486]);DAY([.A486]));&quot;MMM&quot;))">
            <text:p/>
          </table:table-cell>
          <table:table-cell table:style-name="ce62" table:formula="of:=IF([.D486]=&quot;&quot;;&quot;&quot;;TEXT(DATE(YEAR([.D486]);MONTH([.D486]);DAY([.D486]));&quot;MMM&quot;))">
            <text:p/>
          </table:table-cell>
          <table:table-cell table:style-name="ce62" table:formula="of:=IF([.G486]=&quot;&quot;;&quot;&quot;;TEXT(DATE(YEAR([.G486]);MONTH([.G486]);DAY([.G486]));&quot;MMM&quot;))">
            <text:p/>
          </table:table-cell>
          <table:table-cell table:style-name="ce70" table:formula="of:=IF([.D486]=&quot;&quot;;&quot;&quot;;TEXT(DATE(YEAR([.D486]);MONTH([.D486]);DAY([.D48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9"/>
          <table:table-cell table:style-name="ce48"/>
          <table:table-cell table:style-name="ce7"/>
          <table:table-cell table:style-name="ce75" table:number-columns-repeated="2"/>
          <table:table-cell table:style-name="ce7"/>
          <table:table-cell table:style-name="ce48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7]=&quot;&quot;;&quot;&quot;;VLOOKUP([.K487];[Contas.$A$1:.$C$54];2;0))">
            <text:p><text:s text:c="2"/></text:p>
          </table:table-cell>
          <table:table-cell table:style-name="ce15" table:formula="of:=IF([.K487]=&quot;&quot;;&quot;&quot;;VLOOKUP([.K487];[Contas.$A$1:.$C$54];3;0))">
            <text:p><text:s text:c="2"/></text:p>
          </table:table-cell>
          <table:table-cell table:style-name="ce16" table:formula="of:=IF([.G487]&lt;&gt;&quot;&quot;;&quot;Pago&quot;;IF(AND([.G487]=&quot;&quot;;[.E487]&lt;&gt;&quot;&quot;;[.F487]&lt;&gt;&quot;&quot;;TODAY()&gt;=[.D487]);&quot;Vencido&quot;;IF(AND([.E487]=&quot;&quot;;[.F487]=&quot;&quot;;[.G487]=&quot;&quot;;[.H487]=&quot;&quot;);&quot;&quot;;&quot;A Vencer&quot;)))">
            <text:p><text:s text:c="2"/></text:p>
          </table:table-cell>
          <table:table-cell table:style-name="ce41" table:formula="of:=IF([.H487]=&quot;&quot;;&quot;&quot;;[.H487]-[.C487])">
            <text:p/>
          </table:table-cell>
          <table:table-cell table:style-name="ce62" table:formula="of:=IF([.A487]=&quot;&quot;;&quot;&quot;;TEXT(DATE(YEAR([.A487]);MONTH([.A487]);DAY([.A487]));&quot;AAAA&quot;))">
            <text:p/>
          </table:table-cell>
          <table:table-cell table:style-name="ce62" table:formula="of:=IF([.D487]=&quot;&quot;;&quot;&quot;;TEXT(DATE(YEAR([.D487]);MONTH([.D487]);DAY([.D487]));&quot;AAAA&quot;))">
            <text:p/>
          </table:table-cell>
          <table:table-cell table:style-name="ce62" table:formula="of:=IF([.G487]=&quot;&quot;;&quot;&quot;;TEXT(DATE(YEAR([.G487]);MONTH([.G487]);DAY([.G487]));&quot;AAAA&quot;))">
            <text:p/>
          </table:table-cell>
          <table:table-cell table:style-name="ce62" table:formula="of:=IF([.A487]=&quot;&quot;;&quot;&quot;;TEXT(DATE(YEAR([.A487]);MONTH([.A487]);DAY([.A487]));&quot;MMM&quot;))">
            <text:p/>
          </table:table-cell>
          <table:table-cell table:style-name="ce62" table:formula="of:=IF([.D487]=&quot;&quot;;&quot;&quot;;TEXT(DATE(YEAR([.D487]);MONTH([.D487]);DAY([.D487]));&quot;MMM&quot;))">
            <text:p/>
          </table:table-cell>
          <table:table-cell table:style-name="ce62" table:formula="of:=IF([.G487]=&quot;&quot;;&quot;&quot;;TEXT(DATE(YEAR([.G487]);MONTH([.G487]);DAY([.G487]));&quot;MMM&quot;))">
            <text:p/>
          </table:table-cell>
          <table:table-cell table:style-name="ce70" table:formula="of:=IF([.D487]=&quot;&quot;;&quot;&quot;;TEXT(DATE(YEAR([.D487]);MONTH([.D487]);DAY([.D48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8]=&quot;&quot;;&quot;&quot;;VLOOKUP([.K488];[Contas.$A$1:.$C$54];2;0))">
            <text:p><text:s text:c="2"/></text:p>
          </table:table-cell>
          <table:table-cell table:style-name="ce15" table:formula="of:=IF([.K488]=&quot;&quot;;&quot;&quot;;VLOOKUP([.K488];[Contas.$A$1:.$C$54];3;0))">
            <text:p><text:s text:c="2"/></text:p>
          </table:table-cell>
          <table:table-cell table:style-name="ce16" table:formula="of:=IF([.G488]&lt;&gt;&quot;&quot;;&quot;Pago&quot;;IF(AND([.G488]=&quot;&quot;;[.E488]&lt;&gt;&quot;&quot;;[.F488]&lt;&gt;&quot;&quot;;TODAY()&gt;=[.D488]);&quot;Vencido&quot;;IF(AND([.E488]=&quot;&quot;;[.F488]=&quot;&quot;;[.G488]=&quot;&quot;;[.H488]=&quot;&quot;);&quot;&quot;;&quot;A Vencer&quot;)))">
            <text:p><text:s text:c="2"/></text:p>
          </table:table-cell>
          <table:table-cell table:style-name="ce41" table:formula="of:=IF([.H488]=&quot;&quot;;&quot;&quot;;[.H488]-[.C488])">
            <text:p/>
          </table:table-cell>
          <table:table-cell table:style-name="ce62" table:formula="of:=IF([.A488]=&quot;&quot;;&quot;&quot;;TEXT(DATE(YEAR([.A488]);MONTH([.A488]);DAY([.A488]));&quot;AAAA&quot;))">
            <text:p/>
          </table:table-cell>
          <table:table-cell table:style-name="ce62" table:formula="of:=IF([.D488]=&quot;&quot;;&quot;&quot;;TEXT(DATE(YEAR([.D488]);MONTH([.D488]);DAY([.D488]));&quot;AAAA&quot;))">
            <text:p/>
          </table:table-cell>
          <table:table-cell table:style-name="ce62" table:formula="of:=IF([.G488]=&quot;&quot;;&quot;&quot;;TEXT(DATE(YEAR([.G488]);MONTH([.G488]);DAY([.G488]));&quot;AAAA&quot;))">
            <text:p/>
          </table:table-cell>
          <table:table-cell table:style-name="ce62" table:formula="of:=IF([.A488]=&quot;&quot;;&quot;&quot;;TEXT(DATE(YEAR([.A488]);MONTH([.A488]);DAY([.A488]));&quot;MMM&quot;))">
            <text:p/>
          </table:table-cell>
          <table:table-cell table:style-name="ce62" table:formula="of:=IF([.D488]=&quot;&quot;;&quot;&quot;;TEXT(DATE(YEAR([.D488]);MONTH([.D488]);DAY([.D488]));&quot;MMM&quot;))">
            <text:p/>
          </table:table-cell>
          <table:table-cell table:style-name="ce62" table:formula="of:=IF([.G488]=&quot;&quot;;&quot;&quot;;TEXT(DATE(YEAR([.G488]);MONTH([.G488]);DAY([.G488]));&quot;MMM&quot;))">
            <text:p/>
          </table:table-cell>
          <table:table-cell table:style-name="ce70" table:formula="of:=IF([.D488]=&quot;&quot;;&quot;&quot;;TEXT(DATE(YEAR([.D488]);MONTH([.D488]);DAY([.D48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89]=&quot;&quot;;&quot;&quot;;VLOOKUP([.K489];[Contas.$A$1:.$C$54];2;0))">
            <text:p><text:s text:c="2"/></text:p>
          </table:table-cell>
          <table:table-cell table:style-name="ce15" table:formula="of:=IF([.K489]=&quot;&quot;;&quot;&quot;;VLOOKUP([.K489];[Contas.$A$1:.$C$54];3;0))">
            <text:p><text:s text:c="2"/></text:p>
          </table:table-cell>
          <table:table-cell table:style-name="ce16" table:formula="of:=IF([.G489]&lt;&gt;&quot;&quot;;&quot;Pago&quot;;IF(AND([.G489]=&quot;&quot;;[.E489]&lt;&gt;&quot;&quot;;[.F489]&lt;&gt;&quot;&quot;;TODAY()&gt;=[.D489]);&quot;Vencido&quot;;IF(AND([.E489]=&quot;&quot;;[.F489]=&quot;&quot;;[.G489]=&quot;&quot;;[.H489]=&quot;&quot;);&quot;&quot;;&quot;A Vencer&quot;)))">
            <text:p><text:s text:c="2"/></text:p>
          </table:table-cell>
          <table:table-cell table:style-name="ce41" table:formula="of:=IF([.H489]=&quot;&quot;;&quot;&quot;;[.H489]-[.C489])">
            <text:p/>
          </table:table-cell>
          <table:table-cell table:style-name="ce62" table:formula="of:=IF([.A489]=&quot;&quot;;&quot;&quot;;TEXT(DATE(YEAR([.A489]);MONTH([.A489]);DAY([.A489]));&quot;AAAA&quot;))">
            <text:p/>
          </table:table-cell>
          <table:table-cell table:style-name="ce62" table:formula="of:=IF([.D489]=&quot;&quot;;&quot;&quot;;TEXT(DATE(YEAR([.D489]);MONTH([.D489]);DAY([.D489]));&quot;AAAA&quot;))">
            <text:p/>
          </table:table-cell>
          <table:table-cell table:style-name="ce62" table:formula="of:=IF([.G489]=&quot;&quot;;&quot;&quot;;TEXT(DATE(YEAR([.G489]);MONTH([.G489]);DAY([.G489]));&quot;AAAA&quot;))">
            <text:p/>
          </table:table-cell>
          <table:table-cell table:style-name="ce62" table:formula="of:=IF([.A489]=&quot;&quot;;&quot;&quot;;TEXT(DATE(YEAR([.A489]);MONTH([.A489]);DAY([.A489]));&quot;MMM&quot;))">
            <text:p/>
          </table:table-cell>
          <table:table-cell table:style-name="ce62" table:formula="of:=IF([.D489]=&quot;&quot;;&quot;&quot;;TEXT(DATE(YEAR([.D489]);MONTH([.D489]);DAY([.D489]));&quot;MMM&quot;))">
            <text:p/>
          </table:table-cell>
          <table:table-cell table:style-name="ce62" table:formula="of:=IF([.G489]=&quot;&quot;;&quot;&quot;;TEXT(DATE(YEAR([.G489]);MONTH([.G489]);DAY([.G489]));&quot;MMM&quot;))">
            <text:p/>
          </table:table-cell>
          <table:table-cell table:style-name="ce70" table:formula="of:=IF([.D489]=&quot;&quot;;&quot;&quot;;TEXT(DATE(YEAR([.D489]);MONTH([.D489]);DAY([.D489]));&quot;MMM/AA&quot;))">
            <text:p/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22"/>
          <table:table-cell table:number-columns-repeated="2"/>
          <table:table-cell table:style-name="ce22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0]=&quot;&quot;;&quot;&quot;;VLOOKUP([.K490];[Contas.$A$1:.$C$54];2;0))">
            <text:p><text:s text:c="2"/></text:p>
          </table:table-cell>
          <table:table-cell table:style-name="ce15" table:formula="of:=IF([.K490]=&quot;&quot;;&quot;&quot;;VLOOKUP([.K490];[Contas.$A$1:.$C$54];3;0))">
            <text:p><text:s text:c="2"/></text:p>
          </table:table-cell>
          <table:table-cell table:style-name="ce16" table:formula="of:=IF([.G490]&lt;&gt;&quot;&quot;;&quot;Pago&quot;;IF(AND([.G490]=&quot;&quot;;[.E490]&lt;&gt;&quot;&quot;;[.F490]&lt;&gt;&quot;&quot;;TODAY()&gt;=[.D490]);&quot;Vencido&quot;;IF(AND([.E490]=&quot;&quot;;[.F490]=&quot;&quot;;[.G490]=&quot;&quot;;[.H490]=&quot;&quot;);&quot;&quot;;&quot;A Vencer&quot;)))">
            <text:p><text:s text:c="2"/></text:p>
          </table:table-cell>
          <table:table-cell table:style-name="ce41" table:formula="of:=IF([.H490]=&quot;&quot;;&quot;&quot;;[.H490]-[.C490])">
            <text:p/>
          </table:table-cell>
          <table:table-cell table:style-name="ce62" table:formula="of:=IF([.A490]=&quot;&quot;;&quot;&quot;;TEXT(DATE(YEAR([.A490]);MONTH([.A490]);DAY([.A490]));&quot;AAAA&quot;))">
            <text:p/>
          </table:table-cell>
          <table:table-cell table:style-name="ce62" table:formula="of:=IF([.D490]=&quot;&quot;;&quot;&quot;;TEXT(DATE(YEAR([.D490]);MONTH([.D490]);DAY([.D490]));&quot;AAAA&quot;))">
            <text:p/>
          </table:table-cell>
          <table:table-cell table:style-name="ce62" table:formula="of:=IF([.G490]=&quot;&quot;;&quot;&quot;;TEXT(DATE(YEAR([.G490]);MONTH([.G490]);DAY([.G490]));&quot;AAAA&quot;))">
            <text:p/>
          </table:table-cell>
          <table:table-cell table:style-name="ce62" table:formula="of:=IF([.A490]=&quot;&quot;;&quot;&quot;;TEXT(DATE(YEAR([.A490]);MONTH([.A490]);DAY([.A490]));&quot;MMM&quot;))">
            <text:p/>
          </table:table-cell>
          <table:table-cell table:style-name="ce62" table:formula="of:=IF([.D490]=&quot;&quot;;&quot;&quot;;TEXT(DATE(YEAR([.D490]);MONTH([.D490]);DAY([.D490]));&quot;MMM&quot;))">
            <text:p/>
          </table:table-cell>
          <table:table-cell table:style-name="ce62" table:formula="of:=IF([.G490]=&quot;&quot;;&quot;&quot;;TEXT(DATE(YEAR([.G490]);MONTH([.G490]);DAY([.G490]));&quot;MMM&quot;))">
            <text:p/>
          </table:table-cell>
          <table:table-cell table:style-name="ce70" table:formula="of:=IF([.D490]=&quot;&quot;;&quot;&quot;;TEXT(DATE(YEAR([.D490]);MONTH([.D490]);DAY([.D49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1]=&quot;&quot;;&quot;&quot;;VLOOKUP([.K491];[Contas.$A$1:.$C$54];2;0))">
            <text:p><text:s text:c="2"/></text:p>
          </table:table-cell>
          <table:table-cell table:style-name="ce15" table:formula="of:=IF([.K491]=&quot;&quot;;&quot;&quot;;VLOOKUP([.K491];[Contas.$A$1:.$C$54];3;0))">
            <text:p><text:s text:c="2"/></text:p>
          </table:table-cell>
          <table:table-cell table:style-name="ce16" table:formula="of:=IF([.G491]&lt;&gt;&quot;&quot;;&quot;Pago&quot;;IF(AND([.G491]=&quot;&quot;;[.E491]&lt;&gt;&quot;&quot;;[.F491]&lt;&gt;&quot;&quot;;TODAY()&gt;=[.D491]);&quot;Vencido&quot;;IF(AND([.E491]=&quot;&quot;;[.F491]=&quot;&quot;;[.G491]=&quot;&quot;;[.H491]=&quot;&quot;);&quot;&quot;;&quot;A Vencer&quot;)))">
            <text:p><text:s text:c="2"/></text:p>
          </table:table-cell>
          <table:table-cell table:style-name="ce41" table:formula="of:=IF([.H491]=&quot;&quot;;&quot;&quot;;[.H491]-[.C491])">
            <text:p/>
          </table:table-cell>
          <table:table-cell table:style-name="ce62" table:formula="of:=IF([.A491]=&quot;&quot;;&quot;&quot;;TEXT(DATE(YEAR([.A491]);MONTH([.A491]);DAY([.A491]));&quot;AAAA&quot;))">
            <text:p/>
          </table:table-cell>
          <table:table-cell table:style-name="ce62" table:formula="of:=IF([.D491]=&quot;&quot;;&quot;&quot;;TEXT(DATE(YEAR([.D491]);MONTH([.D491]);DAY([.D491]));&quot;AAAA&quot;))">
            <text:p/>
          </table:table-cell>
          <table:table-cell table:style-name="ce62" table:formula="of:=IF([.G491]=&quot;&quot;;&quot;&quot;;TEXT(DATE(YEAR([.G491]);MONTH([.G491]);DAY([.G491]));&quot;AAAA&quot;))">
            <text:p/>
          </table:table-cell>
          <table:table-cell table:style-name="ce62" table:formula="of:=IF([.A491]=&quot;&quot;;&quot;&quot;;TEXT(DATE(YEAR([.A491]);MONTH([.A491]);DAY([.A491]));&quot;MMM&quot;))">
            <text:p/>
          </table:table-cell>
          <table:table-cell table:style-name="ce62" table:formula="of:=IF([.D491]=&quot;&quot;;&quot;&quot;;TEXT(DATE(YEAR([.D491]);MONTH([.D491]);DAY([.D491]));&quot;MMM&quot;))">
            <text:p/>
          </table:table-cell>
          <table:table-cell table:style-name="ce62" table:formula="of:=IF([.G491]=&quot;&quot;;&quot;&quot;;TEXT(DATE(YEAR([.G491]);MONTH([.G491]);DAY([.G491]));&quot;MMM&quot;))">
            <text:p/>
          </table:table-cell>
          <table:table-cell table:style-name="ce70" table:formula="of:=IF([.D491]=&quot;&quot;;&quot;&quot;;TEXT(DATE(YEAR([.D491]);MONTH([.D491]);DAY([.D49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2]=&quot;&quot;;&quot;&quot;;VLOOKUP([.K492];[Contas.$A$1:.$C$54];2;0))">
            <text:p><text:s text:c="2"/></text:p>
          </table:table-cell>
          <table:table-cell table:style-name="ce15" table:formula="of:=IF([.K492]=&quot;&quot;;&quot;&quot;;VLOOKUP([.K492];[Contas.$A$1:.$C$54];3;0))">
            <text:p><text:s text:c="2"/></text:p>
          </table:table-cell>
          <table:table-cell table:style-name="ce16" table:formula="of:=IF([.G492]&lt;&gt;&quot;&quot;;&quot;Pago&quot;;IF(AND([.G492]=&quot;&quot;;[.E492]&lt;&gt;&quot;&quot;;[.F492]&lt;&gt;&quot;&quot;;TODAY()&gt;=[.D492]);&quot;Vencido&quot;;IF(AND([.E492]=&quot;&quot;;[.F492]=&quot;&quot;;[.G492]=&quot;&quot;;[.H492]=&quot;&quot;);&quot;&quot;;&quot;A Vencer&quot;)))">
            <text:p><text:s text:c="2"/></text:p>
          </table:table-cell>
          <table:table-cell table:style-name="ce41" table:formula="of:=IF([.H492]=&quot;&quot;;&quot;&quot;;[.H492]-[.C492])">
            <text:p/>
          </table:table-cell>
          <table:table-cell table:style-name="ce62" table:formula="of:=IF([.A492]=&quot;&quot;;&quot;&quot;;TEXT(DATE(YEAR([.A492]);MONTH([.A492]);DAY([.A492]));&quot;AAAA&quot;))">
            <text:p/>
          </table:table-cell>
          <table:table-cell table:style-name="ce62" table:formula="of:=IF([.D492]=&quot;&quot;;&quot;&quot;;TEXT(DATE(YEAR([.D492]);MONTH([.D492]);DAY([.D492]));&quot;AAAA&quot;))">
            <text:p/>
          </table:table-cell>
          <table:table-cell table:style-name="ce62" table:formula="of:=IF([.G492]=&quot;&quot;;&quot;&quot;;TEXT(DATE(YEAR([.G492]);MONTH([.G492]);DAY([.G492]));&quot;AAAA&quot;))">
            <text:p/>
          </table:table-cell>
          <table:table-cell table:style-name="ce62" table:formula="of:=IF([.A492]=&quot;&quot;;&quot;&quot;;TEXT(DATE(YEAR([.A492]);MONTH([.A492]);DAY([.A492]));&quot;MMM&quot;))">
            <text:p/>
          </table:table-cell>
          <table:table-cell table:style-name="ce62" table:formula="of:=IF([.D492]=&quot;&quot;;&quot;&quot;;TEXT(DATE(YEAR([.D492]);MONTH([.D492]);DAY([.D492]));&quot;MMM&quot;))">
            <text:p/>
          </table:table-cell>
          <table:table-cell table:style-name="ce62" table:formula="of:=IF([.G492]=&quot;&quot;;&quot;&quot;;TEXT(DATE(YEAR([.G492]);MONTH([.G492]);DAY([.G492]));&quot;MMM&quot;))">
            <text:p/>
          </table:table-cell>
          <table:table-cell table:style-name="ce70" table:formula="of:=IF([.D492]=&quot;&quot;;&quot;&quot;;TEXT(DATE(YEAR([.D492]);MONTH([.D492]);DAY([.D49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3]=&quot;&quot;;&quot;&quot;;VLOOKUP([.K493];[Contas.$A$1:.$C$54];2;0))">
            <text:p><text:s text:c="2"/></text:p>
          </table:table-cell>
          <table:table-cell table:style-name="ce15" table:formula="of:=IF([.K493]=&quot;&quot;;&quot;&quot;;VLOOKUP([.K493];[Contas.$A$1:.$C$54];3;0))">
            <text:p><text:s text:c="2"/></text:p>
          </table:table-cell>
          <table:table-cell table:style-name="ce16" table:formula="of:=IF([.G493]&lt;&gt;&quot;&quot;;&quot;Pago&quot;;IF(AND([.G493]=&quot;&quot;;[.E493]&lt;&gt;&quot;&quot;;[.F493]&lt;&gt;&quot;&quot;;TODAY()&gt;=[.D493]);&quot;Vencido&quot;;IF(AND([.E493]=&quot;&quot;;[.F493]=&quot;&quot;;[.G493]=&quot;&quot;;[.H493]=&quot;&quot;);&quot;&quot;;&quot;A Vencer&quot;)))">
            <text:p><text:s text:c="2"/></text:p>
          </table:table-cell>
          <table:table-cell table:style-name="ce41" table:formula="of:=IF([.H493]=&quot;&quot;;&quot;&quot;;[.H493]-[.C493])">
            <text:p/>
          </table:table-cell>
          <table:table-cell table:style-name="ce62" table:formula="of:=IF([.A493]=&quot;&quot;;&quot;&quot;;TEXT(DATE(YEAR([.A493]);MONTH([.A493]);DAY([.A493]));&quot;AAAA&quot;))">
            <text:p/>
          </table:table-cell>
          <table:table-cell table:style-name="ce62" table:formula="of:=IF([.D493]=&quot;&quot;;&quot;&quot;;TEXT(DATE(YEAR([.D493]);MONTH([.D493]);DAY([.D493]));&quot;AAAA&quot;))">
            <text:p/>
          </table:table-cell>
          <table:table-cell table:style-name="ce62" table:formula="of:=IF([.G493]=&quot;&quot;;&quot;&quot;;TEXT(DATE(YEAR([.G493]);MONTH([.G493]);DAY([.G493]));&quot;AAAA&quot;))">
            <text:p/>
          </table:table-cell>
          <table:table-cell table:style-name="ce62" table:formula="of:=IF([.A493]=&quot;&quot;;&quot;&quot;;TEXT(DATE(YEAR([.A493]);MONTH([.A493]);DAY([.A493]));&quot;MMM&quot;))">
            <text:p/>
          </table:table-cell>
          <table:table-cell table:style-name="ce62" table:formula="of:=IF([.D493]=&quot;&quot;;&quot;&quot;;TEXT(DATE(YEAR([.D493]);MONTH([.D493]);DAY([.D493]));&quot;MMM&quot;))">
            <text:p/>
          </table:table-cell>
          <table:table-cell table:style-name="ce62" table:formula="of:=IF([.G493]=&quot;&quot;;&quot;&quot;;TEXT(DATE(YEAR([.G493]);MONTH([.G493]);DAY([.G493]));&quot;MMM&quot;))">
            <text:p/>
          </table:table-cell>
          <table:table-cell table:style-name="ce70" table:formula="of:=IF([.D493]=&quot;&quot;;&quot;&quot;;TEXT(DATE(YEAR([.D493]);MONTH([.D493]);DAY([.D49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4]=&quot;&quot;;&quot;&quot;;VLOOKUP([.K494];[Contas.$A$1:.$C$54];2;0))">
            <text:p><text:s text:c="2"/></text:p>
          </table:table-cell>
          <table:table-cell table:style-name="ce15" table:formula="of:=IF([.K494]=&quot;&quot;;&quot;&quot;;VLOOKUP([.K494];[Contas.$A$1:.$C$54];3;0))">
            <text:p><text:s text:c="2"/></text:p>
          </table:table-cell>
          <table:table-cell table:style-name="ce16" table:formula="of:=IF([.G494]&lt;&gt;&quot;&quot;;&quot;Pago&quot;;IF(AND([.G494]=&quot;&quot;;[.E494]&lt;&gt;&quot;&quot;;[.F494]&lt;&gt;&quot;&quot;;TODAY()&gt;=[.D494]);&quot;Vencido&quot;;IF(AND([.E494]=&quot;&quot;;[.F494]=&quot;&quot;;[.G494]=&quot;&quot;;[.H494]=&quot;&quot;);&quot;&quot;;&quot;A Vencer&quot;)))">
            <text:p><text:s text:c="2"/></text:p>
          </table:table-cell>
          <table:table-cell table:style-name="ce41" table:formula="of:=IF([.H494]=&quot;&quot;;&quot;&quot;;[.H494]-[.C494])">
            <text:p/>
          </table:table-cell>
          <table:table-cell table:style-name="ce62" table:formula="of:=IF([.A494]=&quot;&quot;;&quot;&quot;;TEXT(DATE(YEAR([.A494]);MONTH([.A494]);DAY([.A494]));&quot;AAAA&quot;))">
            <text:p/>
          </table:table-cell>
          <table:table-cell table:style-name="ce62" table:formula="of:=IF([.D494]=&quot;&quot;;&quot;&quot;;TEXT(DATE(YEAR([.D494]);MONTH([.D494]);DAY([.D494]));&quot;AAAA&quot;))">
            <text:p/>
          </table:table-cell>
          <table:table-cell table:style-name="ce62" table:formula="of:=IF([.G494]=&quot;&quot;;&quot;&quot;;TEXT(DATE(YEAR([.G494]);MONTH([.G494]);DAY([.G494]));&quot;AAAA&quot;))">
            <text:p/>
          </table:table-cell>
          <table:table-cell table:style-name="ce62" table:formula="of:=IF([.A494]=&quot;&quot;;&quot;&quot;;TEXT(DATE(YEAR([.A494]);MONTH([.A494]);DAY([.A494]));&quot;MMM&quot;))">
            <text:p/>
          </table:table-cell>
          <table:table-cell table:style-name="ce62" table:formula="of:=IF([.D494]=&quot;&quot;;&quot;&quot;;TEXT(DATE(YEAR([.D494]);MONTH([.D494]);DAY([.D494]));&quot;MMM&quot;))">
            <text:p/>
          </table:table-cell>
          <table:table-cell table:style-name="ce62" table:formula="of:=IF([.G494]=&quot;&quot;;&quot;&quot;;TEXT(DATE(YEAR([.G494]);MONTH([.G494]);DAY([.G494]));&quot;MMM&quot;))">
            <text:p/>
          </table:table-cell>
          <table:table-cell table:style-name="ce70" table:formula="of:=IF([.D494]=&quot;&quot;;&quot;&quot;;TEXT(DATE(YEAR([.D494]);MONTH([.D494]);DAY([.D49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4"/>
          <table:table-cell table:style-name="ce32"/>
          <table:table-cell table:style-name="ce7"/>
          <table:table-cell table:style-name="ce53" table:number-columns-repeated="2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5]=&quot;&quot;;&quot;&quot;;VLOOKUP([.K495];[Contas.$A$1:.$C$54];2;0))">
            <text:p><text:s text:c="2"/></text:p>
          </table:table-cell>
          <table:table-cell table:style-name="ce15" table:formula="of:=IF([.K495]=&quot;&quot;;&quot;&quot;;VLOOKUP([.K495];[Contas.$A$1:.$C$54];3;0))">
            <text:p><text:s text:c="2"/></text:p>
          </table:table-cell>
          <table:table-cell table:style-name="ce16" table:formula="of:=IF([.G495]&lt;&gt;&quot;&quot;;&quot;Pago&quot;;IF(AND([.G495]=&quot;&quot;;[.E495]&lt;&gt;&quot;&quot;;[.F495]&lt;&gt;&quot;&quot;;TODAY()&gt;=[.D495]);&quot;Vencido&quot;;IF(AND([.E495]=&quot;&quot;;[.F495]=&quot;&quot;;[.G495]=&quot;&quot;;[.H495]=&quot;&quot;);&quot;&quot;;&quot;A Vencer&quot;)))">
            <text:p><text:s text:c="2"/></text:p>
          </table:table-cell>
          <table:table-cell table:style-name="ce41" table:formula="of:=IF([.H495]=&quot;&quot;;&quot;&quot;;[.H495]-[.C495])">
            <text:p/>
          </table:table-cell>
          <table:table-cell table:style-name="ce62" table:formula="of:=IF([.A495]=&quot;&quot;;&quot;&quot;;TEXT(DATE(YEAR([.A495]);MONTH([.A495]);DAY([.A495]));&quot;AAAA&quot;))">
            <text:p/>
          </table:table-cell>
          <table:table-cell table:style-name="ce62" table:formula="of:=IF([.D495]=&quot;&quot;;&quot;&quot;;TEXT(DATE(YEAR([.D495]);MONTH([.D495]);DAY([.D495]));&quot;AAAA&quot;))">
            <text:p/>
          </table:table-cell>
          <table:table-cell table:style-name="ce62" table:formula="of:=IF([.G495]=&quot;&quot;;&quot;&quot;;TEXT(DATE(YEAR([.G495]);MONTH([.G495]);DAY([.G495]));&quot;AAAA&quot;))">
            <text:p/>
          </table:table-cell>
          <table:table-cell table:style-name="ce62" table:formula="of:=IF([.A495]=&quot;&quot;;&quot;&quot;;TEXT(DATE(YEAR([.A495]);MONTH([.A495]);DAY([.A495]));&quot;MMM&quot;))">
            <text:p/>
          </table:table-cell>
          <table:table-cell table:style-name="ce62" table:formula="of:=IF([.D495]=&quot;&quot;;&quot;&quot;;TEXT(DATE(YEAR([.D495]);MONTH([.D495]);DAY([.D495]));&quot;MMM&quot;))">
            <text:p/>
          </table:table-cell>
          <table:table-cell table:style-name="ce62" table:formula="of:=IF([.G495]=&quot;&quot;;&quot;&quot;;TEXT(DATE(YEAR([.G495]);MONTH([.G495]);DAY([.G495]));&quot;MMM&quot;))">
            <text:p/>
          </table:table-cell>
          <table:table-cell table:style-name="ce70" table:formula="of:=IF([.D495]=&quot;&quot;;&quot;&quot;;TEXT(DATE(YEAR([.D495]);MONTH([.D495]);DAY([.D49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/>
          <table:table-cell table:style-name="ce32"/>
          <table:table-cell table:style-name="ce7"/>
          <table:table-cell table:number-columns-repeated="2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6]=&quot;&quot;;&quot;&quot;;VLOOKUP([.K496];[Contas.$A$1:.$C$54];2;0))">
            <text:p><text:s text:c="2"/></text:p>
          </table:table-cell>
          <table:table-cell table:style-name="ce15" table:formula="of:=IF([.K496]=&quot;&quot;;&quot;&quot;;VLOOKUP([.K496];[Contas.$A$1:.$C$54];3;0))">
            <text:p><text:s text:c="2"/></text:p>
          </table:table-cell>
          <table:table-cell table:style-name="ce16" table:formula="of:=IF([.G496]&lt;&gt;&quot;&quot;;&quot;Pago&quot;;IF(AND([.G496]=&quot;&quot;;[.E496]&lt;&gt;&quot;&quot;;[.F496]&lt;&gt;&quot;&quot;;TODAY()&gt;=[.D496]);&quot;Vencido&quot;;IF(AND([.E496]=&quot;&quot;;[.F496]=&quot;&quot;;[.G496]=&quot;&quot;;[.H496]=&quot;&quot;);&quot;&quot;;&quot;A Vencer&quot;)))">
            <text:p><text:s text:c="2"/></text:p>
          </table:table-cell>
          <table:table-cell table:style-name="ce41" table:formula="of:=IF([.H496]=&quot;&quot;;&quot;&quot;;[.H496]-[.C496])">
            <text:p/>
          </table:table-cell>
          <table:table-cell table:style-name="ce62" table:formula="of:=IF([.A496]=&quot;&quot;;&quot;&quot;;TEXT(DATE(YEAR([.A496]);MONTH([.A496]);DAY([.A496]));&quot;AAAA&quot;))">
            <text:p/>
          </table:table-cell>
          <table:table-cell table:style-name="ce62" table:formula="of:=IF([.D496]=&quot;&quot;;&quot;&quot;;TEXT(DATE(YEAR([.D496]);MONTH([.D496]);DAY([.D496]));&quot;AAAA&quot;))">
            <text:p/>
          </table:table-cell>
          <table:table-cell table:style-name="ce62" table:formula="of:=IF([.G496]=&quot;&quot;;&quot;&quot;;TEXT(DATE(YEAR([.G496]);MONTH([.G496]);DAY([.G496]));&quot;AAAA&quot;))">
            <text:p/>
          </table:table-cell>
          <table:table-cell table:style-name="ce62" table:formula="of:=IF([.A496]=&quot;&quot;;&quot;&quot;;TEXT(DATE(YEAR([.A496]);MONTH([.A496]);DAY([.A496]));&quot;MMM&quot;))">
            <text:p/>
          </table:table-cell>
          <table:table-cell table:style-name="ce62" table:formula="of:=IF([.D496]=&quot;&quot;;&quot;&quot;;TEXT(DATE(YEAR([.D496]);MONTH([.D496]);DAY([.D496]));&quot;MMM&quot;))">
            <text:p/>
          </table:table-cell>
          <table:table-cell table:style-name="ce62" table:formula="of:=IF([.G496]=&quot;&quot;;&quot;&quot;;TEXT(DATE(YEAR([.G496]);MONTH([.G496]);DAY([.G496]));&quot;MMM&quot;))">
            <text:p/>
          </table:table-cell>
          <table:table-cell table:style-name="ce70" table:formula="of:=IF([.D496]=&quot;&quot;;&quot;&quot;;TEXT(DATE(YEAR([.D496]);MONTH([.D496]);DAY([.D49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4"/>
          <table:table-cell table:style-name="ce32"/>
          <table:table-cell table:style-name="ce7"/>
          <table:table-cell table:style-name="ce53" table:number-columns-repeated="2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7]=&quot;&quot;;&quot;&quot;;VLOOKUP([.K497];[Contas.$A$1:.$C$54];2;0))">
            <text:p><text:s text:c="2"/></text:p>
          </table:table-cell>
          <table:table-cell table:style-name="ce15" table:formula="of:=IF([.K497]=&quot;&quot;;&quot;&quot;;VLOOKUP([.K497];[Contas.$A$1:.$C$54];3;0))">
            <text:p><text:s text:c="2"/></text:p>
          </table:table-cell>
          <table:table-cell table:style-name="ce16" table:formula="of:=IF([.G497]&lt;&gt;&quot;&quot;;&quot;Pago&quot;;IF(AND([.G497]=&quot;&quot;;[.E497]&lt;&gt;&quot;&quot;;[.F497]&lt;&gt;&quot;&quot;;TODAY()&gt;=[.D497]);&quot;Vencido&quot;;IF(AND([.E497]=&quot;&quot;;[.F497]=&quot;&quot;;[.G497]=&quot;&quot;;[.H497]=&quot;&quot;);&quot;&quot;;&quot;A Vencer&quot;)))">
            <text:p><text:s text:c="2"/></text:p>
          </table:table-cell>
          <table:table-cell table:style-name="ce41" table:formula="of:=IF([.H497]=&quot;&quot;;&quot;&quot;;[.H497]-[.C497])">
            <text:p/>
          </table:table-cell>
          <table:table-cell table:style-name="ce62" table:formula="of:=IF([.A497]=&quot;&quot;;&quot;&quot;;TEXT(DATE(YEAR([.A497]);MONTH([.A497]);DAY([.A497]));&quot;AAAA&quot;))">
            <text:p/>
          </table:table-cell>
          <table:table-cell table:style-name="ce62" table:formula="of:=IF([.D497]=&quot;&quot;;&quot;&quot;;TEXT(DATE(YEAR([.D497]);MONTH([.D497]);DAY([.D497]));&quot;AAAA&quot;))">
            <text:p/>
          </table:table-cell>
          <table:table-cell table:style-name="ce62" table:formula="of:=IF([.G497]=&quot;&quot;;&quot;&quot;;TEXT(DATE(YEAR([.G497]);MONTH([.G497]);DAY([.G497]));&quot;AAAA&quot;))">
            <text:p/>
          </table:table-cell>
          <table:table-cell table:style-name="ce62" table:formula="of:=IF([.A497]=&quot;&quot;;&quot;&quot;;TEXT(DATE(YEAR([.A497]);MONTH([.A497]);DAY([.A497]));&quot;MMM&quot;))">
            <text:p/>
          </table:table-cell>
          <table:table-cell table:style-name="ce62" table:formula="of:=IF([.D497]=&quot;&quot;;&quot;&quot;;TEXT(DATE(YEAR([.D497]);MONTH([.D497]);DAY([.D497]));&quot;MMM&quot;))">
            <text:p/>
          </table:table-cell>
          <table:table-cell table:style-name="ce62" table:formula="of:=IF([.G497]=&quot;&quot;;&quot;&quot;;TEXT(DATE(YEAR([.G497]);MONTH([.G497]);DAY([.G497]));&quot;MMM&quot;))">
            <text:p/>
          </table:table-cell>
          <table:table-cell table:style-name="ce70" table:formula="of:=IF([.D497]=&quot;&quot;;&quot;&quot;;TEXT(DATE(YEAR([.D497]);MONTH([.D497]);DAY([.D49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4"/>
          <table:table-cell table:style-name="ce32"/>
          <table:table-cell table:style-name="ce7"/>
          <table:table-cell table:style-name="ce53" table:number-columns-repeated="2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8]=&quot;&quot;;&quot;&quot;;VLOOKUP([.K498];[Contas.$A$1:.$C$54];2;0))">
            <text:p><text:s text:c="2"/></text:p>
          </table:table-cell>
          <table:table-cell table:style-name="ce15" table:formula="of:=IF([.K498]=&quot;&quot;;&quot;&quot;;VLOOKUP([.K498];[Contas.$A$1:.$C$54];3;0))">
            <text:p><text:s text:c="2"/></text:p>
          </table:table-cell>
          <table:table-cell table:style-name="ce16" table:formula="of:=IF([.G498]&lt;&gt;&quot;&quot;;&quot;Pago&quot;;IF(AND([.G498]=&quot;&quot;;[.E498]&lt;&gt;&quot;&quot;;[.F498]&lt;&gt;&quot;&quot;;TODAY()&gt;=[.D498]);&quot;Vencido&quot;;IF(AND([.E498]=&quot;&quot;;[.F498]=&quot;&quot;;[.G498]=&quot;&quot;;[.H498]=&quot;&quot;);&quot;&quot;;&quot;A Vencer&quot;)))">
            <text:p><text:s text:c="2"/></text:p>
          </table:table-cell>
          <table:table-cell table:style-name="ce41" table:formula="of:=IF([.H498]=&quot;&quot;;&quot;&quot;;[.H498]-[.C498])">
            <text:p/>
          </table:table-cell>
          <table:table-cell table:style-name="ce62" table:formula="of:=IF([.A498]=&quot;&quot;;&quot;&quot;;TEXT(DATE(YEAR([.A498]);MONTH([.A498]);DAY([.A498]));&quot;AAAA&quot;))">
            <text:p/>
          </table:table-cell>
          <table:table-cell table:style-name="ce62" table:formula="of:=IF([.D498]=&quot;&quot;;&quot;&quot;;TEXT(DATE(YEAR([.D498]);MONTH([.D498]);DAY([.D498]));&quot;AAAA&quot;))">
            <text:p/>
          </table:table-cell>
          <table:table-cell table:style-name="ce62" table:formula="of:=IF([.G498]=&quot;&quot;;&quot;&quot;;TEXT(DATE(YEAR([.G498]);MONTH([.G498]);DAY([.G498]));&quot;AAAA&quot;))">
            <text:p/>
          </table:table-cell>
          <table:table-cell table:style-name="ce62" table:formula="of:=IF([.A498]=&quot;&quot;;&quot;&quot;;TEXT(DATE(YEAR([.A498]);MONTH([.A498]);DAY([.A498]));&quot;MMM&quot;))">
            <text:p/>
          </table:table-cell>
          <table:table-cell table:style-name="ce62" table:formula="of:=IF([.D498]=&quot;&quot;;&quot;&quot;;TEXT(DATE(YEAR([.D498]);MONTH([.D498]);DAY([.D498]));&quot;MMM&quot;))">
            <text:p/>
          </table:table-cell>
          <table:table-cell table:style-name="ce62" table:formula="of:=IF([.G498]=&quot;&quot;;&quot;&quot;;TEXT(DATE(YEAR([.G498]);MONTH([.G498]);DAY([.G498]));&quot;MMM&quot;))">
            <text:p/>
          </table:table-cell>
          <table:table-cell table:style-name="ce70" table:formula="of:=IF([.D498]=&quot;&quot;;&quot;&quot;;TEXT(DATE(YEAR([.D498]);MONTH([.D498]);DAY([.D49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style-name="ce14"/>
          <table:table-cell table:style-name="ce32"/>
          <table:table-cell table:style-name="ce7"/>
          <table:table-cell table:style-name="ce53" table:number-columns-repeated="2"/>
          <table:table-cell table:style-name="ce7"/>
          <table:table-cell table:style-name="ce32"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499]=&quot;&quot;;&quot;&quot;;VLOOKUP([.K499];[Contas.$A$1:.$C$54];2;0))">
            <text:p><text:s text:c="2"/></text:p>
          </table:table-cell>
          <table:table-cell table:style-name="ce15" table:formula="of:=IF([.K499]=&quot;&quot;;&quot;&quot;;VLOOKUP([.K499];[Contas.$A$1:.$C$54];3;0))">
            <text:p><text:s text:c="2"/></text:p>
          </table:table-cell>
          <table:table-cell table:style-name="ce16" table:formula="of:=IF([.G499]&lt;&gt;&quot;&quot;;&quot;Pago&quot;;IF(AND([.G499]=&quot;&quot;;[.E499]&lt;&gt;&quot;&quot;;[.F499]&lt;&gt;&quot;&quot;;TODAY()&gt;=[.D499]);&quot;Vencido&quot;;IF(AND([.E499]=&quot;&quot;;[.F499]=&quot;&quot;;[.G499]=&quot;&quot;;[.H499]=&quot;&quot;);&quot;&quot;;&quot;A Vencer&quot;)))">
            <text:p><text:s text:c="2"/></text:p>
          </table:table-cell>
          <table:table-cell table:style-name="ce41" table:formula="of:=IF([.H499]=&quot;&quot;;&quot;&quot;;[.H499]-[.C499])">
            <text:p/>
          </table:table-cell>
          <table:table-cell table:style-name="ce62" table:formula="of:=IF([.A499]=&quot;&quot;;&quot;&quot;;TEXT(DATE(YEAR([.A499]);MONTH([.A499]);DAY([.A499]));&quot;AAAA&quot;))">
            <text:p/>
          </table:table-cell>
          <table:table-cell table:style-name="ce62" table:formula="of:=IF([.D499]=&quot;&quot;;&quot;&quot;;TEXT(DATE(YEAR([.D499]);MONTH([.D499]);DAY([.D499]));&quot;AAAA&quot;))">
            <text:p/>
          </table:table-cell>
          <table:table-cell table:style-name="ce62" table:formula="of:=IF([.G499]=&quot;&quot;;&quot;&quot;;TEXT(DATE(YEAR([.G499]);MONTH([.G499]);DAY([.G499]));&quot;AAAA&quot;))">
            <text:p/>
          </table:table-cell>
          <table:table-cell table:style-name="ce62" table:formula="of:=IF([.A499]=&quot;&quot;;&quot;&quot;;TEXT(DATE(YEAR([.A499]);MONTH([.A499]);DAY([.A499]));&quot;MMM&quot;))">
            <text:p/>
          </table:table-cell>
          <table:table-cell table:style-name="ce62" table:formula="of:=IF([.D499]=&quot;&quot;;&quot;&quot;;TEXT(DATE(YEAR([.D499]);MONTH([.D499]);DAY([.D499]));&quot;MMM&quot;))">
            <text:p/>
          </table:table-cell>
          <table:table-cell table:style-name="ce62" table:formula="of:=IF([.G499]=&quot;&quot;;&quot;&quot;;TEXT(DATE(YEAR([.G499]);MONTH([.G499]);DAY([.G499]));&quot;MMM&quot;))">
            <text:p/>
          </table:table-cell>
          <table:table-cell table:style-name="ce70" table:formula="of:=IF([.D499]=&quot;&quot;;&quot;&quot;;TEXT(DATE(YEAR([.D499]);MONTH([.D499]);DAY([.D49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style-name="ce30"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0]=&quot;&quot;;&quot;&quot;;VLOOKUP([.K500];[Contas.$A$1:.$C$54];2;0))">
            <text:p><text:s text:c="2"/></text:p>
          </table:table-cell>
          <table:table-cell table:style-name="ce15" table:formula="of:=IF([.K500]=&quot;&quot;;&quot;&quot;;VLOOKUP([.K500];[Contas.$A$1:.$C$54];3;0))">
            <text:p><text:s text:c="2"/></text:p>
          </table:table-cell>
          <table:table-cell table:style-name="ce16" table:formula="of:=IF([.G500]&lt;&gt;&quot;&quot;;&quot;Pago&quot;;IF(AND([.G500]=&quot;&quot;;[.E500]&lt;&gt;&quot;&quot;;[.F500]&lt;&gt;&quot;&quot;;TODAY()&gt;=[.D500]);&quot;Vencido&quot;;IF(AND([.E500]=&quot;&quot;;[.F500]=&quot;&quot;;[.G500]=&quot;&quot;;[.H500]=&quot;&quot;);&quot;&quot;;&quot;A Vencer&quot;)))">
            <text:p><text:s text:c="2"/></text:p>
          </table:table-cell>
          <table:table-cell table:style-name="ce41" table:formula="of:=IF([.H500]=&quot;&quot;;&quot;&quot;;[.H500]-[.C500])">
            <text:p/>
          </table:table-cell>
          <table:table-cell table:style-name="ce62" table:formula="of:=IF([.A500]=&quot;&quot;;&quot;&quot;;TEXT(DATE(YEAR([.A500]);MONTH([.A500]);DAY([.A500]));&quot;AAAA&quot;))">
            <text:p/>
          </table:table-cell>
          <table:table-cell table:style-name="ce62" table:formula="of:=IF([.D500]=&quot;&quot;;&quot;&quot;;TEXT(DATE(YEAR([.D500]);MONTH([.D500]);DAY([.D500]));&quot;AAAA&quot;))">
            <text:p/>
          </table:table-cell>
          <table:table-cell table:style-name="ce62" table:formula="of:=IF([.G500]=&quot;&quot;;&quot;&quot;;TEXT(DATE(YEAR([.G500]);MONTH([.G500]);DAY([.G500]));&quot;AAAA&quot;))">
            <text:p/>
          </table:table-cell>
          <table:table-cell table:style-name="ce62" table:formula="of:=IF([.A500]=&quot;&quot;;&quot;&quot;;TEXT(DATE(YEAR([.A500]);MONTH([.A500]);DAY([.A500]));&quot;MMM&quot;))">
            <text:p/>
          </table:table-cell>
          <table:table-cell table:style-name="ce62" table:formula="of:=IF([.D500]=&quot;&quot;;&quot;&quot;;TEXT(DATE(YEAR([.D500]);MONTH([.D500]);DAY([.D500]));&quot;MMM&quot;))">
            <text:p/>
          </table:table-cell>
          <table:table-cell table:style-name="ce62" table:formula="of:=IF([.G500]=&quot;&quot;;&quot;&quot;;TEXT(DATE(YEAR([.G500]);MONTH([.G500]);DAY([.G500]));&quot;MMM&quot;))">
            <text:p/>
          </table:table-cell>
          <table:table-cell table:style-name="ce70" table:formula="of:=IF([.D500]=&quot;&quot;;&quot;&quot;;TEXT(DATE(YEAR([.D500]);MONTH([.D500]);DAY([.D50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style-name="ce30" table:number-columns-repeated="2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1]=&quot;&quot;;&quot;&quot;;VLOOKUP([.K501];[Contas.$A$1:.$C$54];2;0))">
            <text:p><text:s text:c="2"/></text:p>
          </table:table-cell>
          <table:table-cell table:style-name="ce15" table:formula="of:=IF([.K501]=&quot;&quot;;&quot;&quot;;VLOOKUP([.K501];[Contas.$A$1:.$C$54];3;0))">
            <text:p><text:s text:c="2"/></text:p>
          </table:table-cell>
          <table:table-cell table:style-name="ce16" table:formula="of:=IF([.G501]&lt;&gt;&quot;&quot;;&quot;Pago&quot;;IF(AND([.G501]=&quot;&quot;;[.E501]&lt;&gt;&quot;&quot;;[.F501]&lt;&gt;&quot;&quot;;TODAY()&gt;=[.D501]);&quot;Vencido&quot;;IF(AND([.E501]=&quot;&quot;;[.F501]=&quot;&quot;;[.G501]=&quot;&quot;;[.H501]=&quot;&quot;);&quot;&quot;;&quot;A Vencer&quot;)))">
            <text:p><text:s text:c="2"/></text:p>
          </table:table-cell>
          <table:table-cell table:style-name="ce41" table:formula="of:=IF([.H501]=&quot;&quot;;&quot;&quot;;[.H501]-[.C501])">
            <text:p/>
          </table:table-cell>
          <table:table-cell table:style-name="ce62" table:formula="of:=IF([.A501]=&quot;&quot;;&quot;&quot;;TEXT(DATE(YEAR([.A501]);MONTH([.A501]);DAY([.A501]));&quot;AAAA&quot;))">
            <text:p/>
          </table:table-cell>
          <table:table-cell table:style-name="ce62" table:formula="of:=IF([.D501]=&quot;&quot;;&quot;&quot;;TEXT(DATE(YEAR([.D501]);MONTH([.D501]);DAY([.D501]));&quot;AAAA&quot;))">
            <text:p/>
          </table:table-cell>
          <table:table-cell table:style-name="ce62" table:formula="of:=IF([.G501]=&quot;&quot;;&quot;&quot;;TEXT(DATE(YEAR([.G501]);MONTH([.G501]);DAY([.G501]));&quot;AAAA&quot;))">
            <text:p/>
          </table:table-cell>
          <table:table-cell table:style-name="ce62" table:formula="of:=IF([.A501]=&quot;&quot;;&quot;&quot;;TEXT(DATE(YEAR([.A501]);MONTH([.A501]);DAY([.A501]));&quot;MMM&quot;))">
            <text:p/>
          </table:table-cell>
          <table:table-cell table:style-name="ce62" table:formula="of:=IF([.D501]=&quot;&quot;;&quot;&quot;;TEXT(DATE(YEAR([.D501]);MONTH([.D501]);DAY([.D501]));&quot;MMM&quot;))">
            <text:p/>
          </table:table-cell>
          <table:table-cell table:style-name="ce62" table:formula="of:=IF([.G501]=&quot;&quot;;&quot;&quot;;TEXT(DATE(YEAR([.G501]);MONTH([.G501]);DAY([.G501]));&quot;MMM&quot;))">
            <text:p/>
          </table:table-cell>
          <table:table-cell table:style-name="ce70" table:formula="of:=IF([.D501]=&quot;&quot;;&quot;&quot;;TEXT(DATE(YEAR([.D501]);MONTH([.D501]);DAY([.D50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style-name="ce53"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2]=&quot;&quot;;&quot;&quot;;VLOOKUP([.K502];[Contas.$A$1:.$C$54];2;0))">
            <text:p><text:s text:c="2"/></text:p>
          </table:table-cell>
          <table:table-cell table:style-name="ce15" table:formula="of:=IF([.K502]=&quot;&quot;;&quot;&quot;;VLOOKUP([.K502];[Contas.$A$1:.$C$54];3;0))">
            <text:p><text:s text:c="2"/></text:p>
          </table:table-cell>
          <table:table-cell table:style-name="ce16" table:formula="of:=IF([.G502]&lt;&gt;&quot;&quot;;&quot;Pago&quot;;IF(AND([.G502]=&quot;&quot;;[.E502]&lt;&gt;&quot;&quot;;[.F502]&lt;&gt;&quot;&quot;;TODAY()&gt;=[.D502]);&quot;Vencido&quot;;IF(AND([.E502]=&quot;&quot;;[.F502]=&quot;&quot;;[.G502]=&quot;&quot;;[.H502]=&quot;&quot;);&quot;&quot;;&quot;A Vencer&quot;)))">
            <text:p><text:s text:c="2"/></text:p>
          </table:table-cell>
          <table:table-cell table:style-name="ce41" table:formula="of:=IF([.H502]=&quot;&quot;;&quot;&quot;;[.H502]-[.C502])">
            <text:p/>
          </table:table-cell>
          <table:table-cell table:style-name="ce62" table:formula="of:=IF([.A502]=&quot;&quot;;&quot;&quot;;TEXT(DATE(YEAR([.A502]);MONTH([.A502]);DAY([.A502]));&quot;AAAA&quot;))">
            <text:p/>
          </table:table-cell>
          <table:table-cell table:style-name="ce62" table:formula="of:=IF([.D502]=&quot;&quot;;&quot;&quot;;TEXT(DATE(YEAR([.D502]);MONTH([.D502]);DAY([.D502]));&quot;AAAA&quot;))">
            <text:p/>
          </table:table-cell>
          <table:table-cell table:style-name="ce62" table:formula="of:=IF([.G502]=&quot;&quot;;&quot;&quot;;TEXT(DATE(YEAR([.G502]);MONTH([.G502]);DAY([.G502]));&quot;AAAA&quot;))">
            <text:p/>
          </table:table-cell>
          <table:table-cell table:style-name="ce62" table:formula="of:=IF([.A502]=&quot;&quot;;&quot;&quot;;TEXT(DATE(YEAR([.A502]);MONTH([.A502]);DAY([.A502]));&quot;MMM&quot;))">
            <text:p/>
          </table:table-cell>
          <table:table-cell table:style-name="ce62" table:formula="of:=IF([.D502]=&quot;&quot;;&quot;&quot;;TEXT(DATE(YEAR([.D502]);MONTH([.D502]);DAY([.D502]));&quot;MMM&quot;))">
            <text:p/>
          </table:table-cell>
          <table:table-cell table:style-name="ce62" table:formula="of:=IF([.G502]=&quot;&quot;;&quot;&quot;;TEXT(DATE(YEAR([.G502]);MONTH([.G502]);DAY([.G502]));&quot;MMM&quot;))">
            <text:p/>
          </table:table-cell>
          <table:table-cell table:style-name="ce70" table:formula="of:=IF([.D502]=&quot;&quot;;&quot;&quot;;TEXT(DATE(YEAR([.D502]);MONTH([.D502]);DAY([.D50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 table:style-name="ce53"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3]=&quot;&quot;;&quot;&quot;;VLOOKUP([.K503];[Contas.$A$1:.$C$54];2;0))">
            <text:p><text:s text:c="2"/></text:p>
          </table:table-cell>
          <table:table-cell table:style-name="ce15" table:formula="of:=IF([.K503]=&quot;&quot;;&quot;&quot;;VLOOKUP([.K503];[Contas.$A$1:.$C$54];3;0))">
            <text:p><text:s text:c="2"/></text:p>
          </table:table-cell>
          <table:table-cell table:style-name="ce16" table:formula="of:=IF([.G503]&lt;&gt;&quot;&quot;;&quot;Pago&quot;;IF(AND([.G503]=&quot;&quot;;[.E503]&lt;&gt;&quot;&quot;;[.F503]&lt;&gt;&quot;&quot;;TODAY()&gt;=[.D503]);&quot;Vencido&quot;;IF(AND([.E503]=&quot;&quot;;[.F503]=&quot;&quot;;[.G503]=&quot;&quot;;[.H503]=&quot;&quot;);&quot;&quot;;&quot;A Vencer&quot;)))">
            <text:p><text:s text:c="2"/></text:p>
          </table:table-cell>
          <table:table-cell table:style-name="ce41" table:formula="of:=IF([.H503]=&quot;&quot;;&quot;&quot;;[.H503]-[.C503])">
            <text:p/>
          </table:table-cell>
          <table:table-cell table:style-name="ce62" table:formula="of:=IF([.A503]=&quot;&quot;;&quot;&quot;;TEXT(DATE(YEAR([.A503]);MONTH([.A503]);DAY([.A503]));&quot;AAAA&quot;))">
            <text:p/>
          </table:table-cell>
          <table:table-cell table:style-name="ce62" table:formula="of:=IF([.D503]=&quot;&quot;;&quot;&quot;;TEXT(DATE(YEAR([.D503]);MONTH([.D503]);DAY([.D503]));&quot;AAAA&quot;))">
            <text:p/>
          </table:table-cell>
          <table:table-cell table:style-name="ce62" table:formula="of:=IF([.G503]=&quot;&quot;;&quot;&quot;;TEXT(DATE(YEAR([.G503]);MONTH([.G503]);DAY([.G503]));&quot;AAAA&quot;))">
            <text:p/>
          </table:table-cell>
          <table:table-cell table:style-name="ce62" table:formula="of:=IF([.A503]=&quot;&quot;;&quot;&quot;;TEXT(DATE(YEAR([.A503]);MONTH([.A503]);DAY([.A503]));&quot;MMM&quot;))">
            <text:p/>
          </table:table-cell>
          <table:table-cell table:style-name="ce62" table:formula="of:=IF([.D503]=&quot;&quot;;&quot;&quot;;TEXT(DATE(YEAR([.D503]);MONTH([.D503]);DAY([.D503]));&quot;MMM&quot;))">
            <text:p/>
          </table:table-cell>
          <table:table-cell table:style-name="ce62" table:formula="of:=IF([.G503]=&quot;&quot;;&quot;&quot;;TEXT(DATE(YEAR([.G503]);MONTH([.G503]);DAY([.G503]));&quot;MMM&quot;))">
            <text:p/>
          </table:table-cell>
          <table:table-cell table:style-name="ce70" table:formula="of:=IF([.D503]=&quot;&quot;;&quot;&quot;;TEXT(DATE(YEAR([.D503]);MONTH([.D503]);DAY([.D50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4]=&quot;&quot;;&quot;&quot;;VLOOKUP([.K504];[Contas.$A$1:.$C$54];2;0))">
            <text:p><text:s text:c="2"/></text:p>
          </table:table-cell>
          <table:table-cell table:style-name="ce15" table:formula="of:=IF([.K504]=&quot;&quot;;&quot;&quot;;VLOOKUP([.K504];[Contas.$A$1:.$C$54];3;0))">
            <text:p><text:s text:c="2"/></text:p>
          </table:table-cell>
          <table:table-cell table:style-name="ce16" table:formula="of:=IF([.G504]&lt;&gt;&quot;&quot;;&quot;Pago&quot;;IF(AND([.G504]=&quot;&quot;;[.E504]&lt;&gt;&quot;&quot;;[.F504]&lt;&gt;&quot;&quot;;TODAY()&gt;=[.D504]);&quot;Vencido&quot;;IF(AND([.E504]=&quot;&quot;;[.F504]=&quot;&quot;;[.G504]=&quot;&quot;;[.H504]=&quot;&quot;);&quot;&quot;;&quot;A Vencer&quot;)))">
            <text:p><text:s text:c="2"/></text:p>
          </table:table-cell>
          <table:table-cell table:style-name="ce41" table:formula="of:=IF([.H504]=&quot;&quot;;&quot;&quot;;[.H504]-[.C504])">
            <text:p/>
          </table:table-cell>
          <table:table-cell table:style-name="ce62" table:formula="of:=IF([.A504]=&quot;&quot;;&quot;&quot;;TEXT(DATE(YEAR([.A504]);MONTH([.A504]);DAY([.A504]));&quot;AAAA&quot;))">
            <text:p/>
          </table:table-cell>
          <table:table-cell table:style-name="ce62" table:formula="of:=IF([.D504]=&quot;&quot;;&quot;&quot;;TEXT(DATE(YEAR([.D504]);MONTH([.D504]);DAY([.D504]));&quot;AAAA&quot;))">
            <text:p/>
          </table:table-cell>
          <table:table-cell table:style-name="ce62" table:formula="of:=IF([.G504]=&quot;&quot;;&quot;&quot;;TEXT(DATE(YEAR([.G504]);MONTH([.G504]);DAY([.G504]));&quot;AAAA&quot;))">
            <text:p/>
          </table:table-cell>
          <table:table-cell table:style-name="ce62" table:formula="of:=IF([.A504]=&quot;&quot;;&quot;&quot;;TEXT(DATE(YEAR([.A504]);MONTH([.A504]);DAY([.A504]));&quot;MMM&quot;))">
            <text:p/>
          </table:table-cell>
          <table:table-cell table:style-name="ce62" table:formula="of:=IF([.D504]=&quot;&quot;;&quot;&quot;;TEXT(DATE(YEAR([.D504]);MONTH([.D504]);DAY([.D504]));&quot;MMM&quot;))">
            <text:p/>
          </table:table-cell>
          <table:table-cell table:style-name="ce62" table:formula="of:=IF([.G504]=&quot;&quot;;&quot;&quot;;TEXT(DATE(YEAR([.G504]);MONTH([.G504]);DAY([.G504]));&quot;MMM&quot;))">
            <text:p/>
          </table:table-cell>
          <table:table-cell table:style-name="ce70" table:formula="of:=IF([.D504]=&quot;&quot;;&quot;&quot;;TEXT(DATE(YEAR([.D504]);MONTH([.D504]);DAY([.D50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5]=&quot;&quot;;&quot;&quot;;VLOOKUP([.K505];[Contas.$A$1:.$C$54];2;0))">
            <text:p><text:s text:c="2"/></text:p>
          </table:table-cell>
          <table:table-cell table:style-name="ce15" table:formula="of:=IF([.K505]=&quot;&quot;;&quot;&quot;;VLOOKUP([.K505];[Contas.$A$1:.$C$54];3;0))">
            <text:p><text:s text:c="2"/></text:p>
          </table:table-cell>
          <table:table-cell table:style-name="ce16" table:formula="of:=IF([.G505]&lt;&gt;&quot;&quot;;&quot;Pago&quot;;IF(AND([.G505]=&quot;&quot;;[.E505]&lt;&gt;&quot;&quot;;[.F505]&lt;&gt;&quot;&quot;;TODAY()&gt;=[.D505]);&quot;Vencido&quot;;IF(AND([.E505]=&quot;&quot;;[.F505]=&quot;&quot;;[.G505]=&quot;&quot;;[.H505]=&quot;&quot;);&quot;&quot;;&quot;A Vencer&quot;)))">
            <text:p><text:s text:c="2"/></text:p>
          </table:table-cell>
          <table:table-cell table:style-name="ce41" table:formula="of:=IF([.H505]=&quot;&quot;;&quot;&quot;;[.H505]-[.C505])">
            <text:p/>
          </table:table-cell>
          <table:table-cell table:style-name="ce62" table:formula="of:=IF([.A505]=&quot;&quot;;&quot;&quot;;TEXT(DATE(YEAR([.A505]);MONTH([.A505]);DAY([.A505]));&quot;AAAA&quot;))">
            <text:p/>
          </table:table-cell>
          <table:table-cell table:style-name="ce62" table:formula="of:=IF([.D505]=&quot;&quot;;&quot;&quot;;TEXT(DATE(YEAR([.D505]);MONTH([.D505]);DAY([.D505]));&quot;AAAA&quot;))">
            <text:p/>
          </table:table-cell>
          <table:table-cell table:style-name="ce62" table:formula="of:=IF([.G505]=&quot;&quot;;&quot;&quot;;TEXT(DATE(YEAR([.G505]);MONTH([.G505]);DAY([.G505]));&quot;AAAA&quot;))">
            <text:p/>
          </table:table-cell>
          <table:table-cell table:style-name="ce62" table:formula="of:=IF([.A505]=&quot;&quot;;&quot;&quot;;TEXT(DATE(YEAR([.A505]);MONTH([.A505]);DAY([.A505]));&quot;MMM&quot;))">
            <text:p/>
          </table:table-cell>
          <table:table-cell table:style-name="ce62" table:formula="of:=IF([.D505]=&quot;&quot;;&quot;&quot;;TEXT(DATE(YEAR([.D505]);MONTH([.D505]);DAY([.D505]));&quot;MMM&quot;))">
            <text:p/>
          </table:table-cell>
          <table:table-cell table:style-name="ce62" table:formula="of:=IF([.G505]=&quot;&quot;;&quot;&quot;;TEXT(DATE(YEAR([.G505]);MONTH([.G505]);DAY([.G505]));&quot;MMM&quot;))">
            <text:p/>
          </table:table-cell>
          <table:table-cell table:style-name="ce70" table:formula="of:=IF([.D505]=&quot;&quot;;&quot;&quot;;TEXT(DATE(YEAR([.D505]);MONTH([.D505]);DAY([.D50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6]=&quot;&quot;;&quot;&quot;;VLOOKUP([.K506];[Contas.$A$1:.$C$54];2;0))">
            <text:p><text:s text:c="2"/></text:p>
          </table:table-cell>
          <table:table-cell table:style-name="ce15" table:formula="of:=IF([.K506]=&quot;&quot;;&quot;&quot;;VLOOKUP([.K506];[Contas.$A$1:.$C$54];3;0))">
            <text:p><text:s text:c="2"/></text:p>
          </table:table-cell>
          <table:table-cell table:style-name="ce16" table:formula="of:=IF([.G506]&lt;&gt;&quot;&quot;;&quot;Pago&quot;;IF(AND([.G506]=&quot;&quot;;[.E506]&lt;&gt;&quot;&quot;;[.F506]&lt;&gt;&quot;&quot;;TODAY()&gt;=[.D506]);&quot;Vencido&quot;;IF(AND([.E506]=&quot;&quot;;[.F506]=&quot;&quot;;[.G506]=&quot;&quot;;[.H506]=&quot;&quot;);&quot;&quot;;&quot;A Vencer&quot;)))">
            <text:p><text:s text:c="2"/></text:p>
          </table:table-cell>
          <table:table-cell table:style-name="ce41" table:formula="of:=IF([.H506]=&quot;&quot;;&quot;&quot;;[.H506]-[.C506])">
            <text:p/>
          </table:table-cell>
          <table:table-cell table:style-name="ce62" table:formula="of:=IF([.A506]=&quot;&quot;;&quot;&quot;;TEXT(DATE(YEAR([.A506]);MONTH([.A506]);DAY([.A506]));&quot;AAAA&quot;))">
            <text:p/>
          </table:table-cell>
          <table:table-cell table:style-name="ce62" table:formula="of:=IF([.D506]=&quot;&quot;;&quot;&quot;;TEXT(DATE(YEAR([.D506]);MONTH([.D506]);DAY([.D506]));&quot;AAAA&quot;))">
            <text:p/>
          </table:table-cell>
          <table:table-cell table:style-name="ce62" table:formula="of:=IF([.G506]=&quot;&quot;;&quot;&quot;;TEXT(DATE(YEAR([.G506]);MONTH([.G506]);DAY([.G506]));&quot;AAAA&quot;))">
            <text:p/>
          </table:table-cell>
          <table:table-cell table:style-name="ce62" table:formula="of:=IF([.A506]=&quot;&quot;;&quot;&quot;;TEXT(DATE(YEAR([.A506]);MONTH([.A506]);DAY([.A506]));&quot;MMM&quot;))">
            <text:p/>
          </table:table-cell>
          <table:table-cell table:style-name="ce62" table:formula="of:=IF([.D506]=&quot;&quot;;&quot;&quot;;TEXT(DATE(YEAR([.D506]);MONTH([.D506]);DAY([.D506]));&quot;MMM&quot;))">
            <text:p/>
          </table:table-cell>
          <table:table-cell table:style-name="ce62" table:formula="of:=IF([.G506]=&quot;&quot;;&quot;&quot;;TEXT(DATE(YEAR([.G506]);MONTH([.G506]);DAY([.G506]));&quot;MMM&quot;))">
            <text:p/>
          </table:table-cell>
          <table:table-cell table:style-name="ce70" table:formula="of:=IF([.D506]=&quot;&quot;;&quot;&quot;;TEXT(DATE(YEAR([.D506]);MONTH([.D506]);DAY([.D50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7]=&quot;&quot;;&quot;&quot;;VLOOKUP([.K507];[Contas.$A$1:.$C$54];2;0))">
            <text:p><text:s text:c="2"/></text:p>
          </table:table-cell>
          <table:table-cell table:style-name="ce15" table:formula="of:=IF([.K507]=&quot;&quot;;&quot;&quot;;VLOOKUP([.K507];[Contas.$A$1:.$C$54];3;0))">
            <text:p><text:s text:c="2"/></text:p>
          </table:table-cell>
          <table:table-cell table:style-name="ce16" table:formula="of:=IF([.G507]&lt;&gt;&quot;&quot;;&quot;Pago&quot;;IF(AND([.G507]=&quot;&quot;;[.E507]&lt;&gt;&quot;&quot;;[.F507]&lt;&gt;&quot;&quot;;TODAY()&gt;=[.D507]);&quot;Vencido&quot;;IF(AND([.E507]=&quot;&quot;;[.F507]=&quot;&quot;;[.G507]=&quot;&quot;;[.H507]=&quot;&quot;);&quot;&quot;;&quot;A Vencer&quot;)))">
            <text:p><text:s text:c="2"/></text:p>
          </table:table-cell>
          <table:table-cell table:style-name="ce41" table:formula="of:=IF([.H507]=&quot;&quot;;&quot;&quot;;[.H507]-[.C507])">
            <text:p/>
          </table:table-cell>
          <table:table-cell table:style-name="ce62" table:formula="of:=IF([.A507]=&quot;&quot;;&quot;&quot;;TEXT(DATE(YEAR([.A507]);MONTH([.A507]);DAY([.A507]));&quot;AAAA&quot;))">
            <text:p/>
          </table:table-cell>
          <table:table-cell table:style-name="ce62" table:formula="of:=IF([.D507]=&quot;&quot;;&quot;&quot;;TEXT(DATE(YEAR([.D507]);MONTH([.D507]);DAY([.D507]));&quot;AAAA&quot;))">
            <text:p/>
          </table:table-cell>
          <table:table-cell table:style-name="ce62" table:formula="of:=IF([.G507]=&quot;&quot;;&quot;&quot;;TEXT(DATE(YEAR([.G507]);MONTH([.G507]);DAY([.G507]));&quot;AAAA&quot;))">
            <text:p/>
          </table:table-cell>
          <table:table-cell table:style-name="ce62" table:formula="of:=IF([.A507]=&quot;&quot;;&quot;&quot;;TEXT(DATE(YEAR([.A507]);MONTH([.A507]);DAY([.A507]));&quot;MMM&quot;))">
            <text:p/>
          </table:table-cell>
          <table:table-cell table:style-name="ce62" table:formula="of:=IF([.D507]=&quot;&quot;;&quot;&quot;;TEXT(DATE(YEAR([.D507]);MONTH([.D507]);DAY([.D507]));&quot;MMM&quot;))">
            <text:p/>
          </table:table-cell>
          <table:table-cell table:style-name="ce62" table:formula="of:=IF([.G507]=&quot;&quot;;&quot;&quot;;TEXT(DATE(YEAR([.G507]);MONTH([.G507]);DAY([.G507]));&quot;MMM&quot;))">
            <text:p/>
          </table:table-cell>
          <table:table-cell table:style-name="ce70" table:formula="of:=IF([.D507]=&quot;&quot;;&quot;&quot;;TEXT(DATE(YEAR([.D507]);MONTH([.D507]);DAY([.D50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8]=&quot;&quot;;&quot;&quot;;VLOOKUP([.K508];[Contas.$A$1:.$C$54];2;0))">
            <text:p><text:s text:c="2"/></text:p>
          </table:table-cell>
          <table:table-cell table:style-name="ce15" table:formula="of:=IF([.K508]=&quot;&quot;;&quot;&quot;;VLOOKUP([.K508];[Contas.$A$1:.$C$54];3;0))">
            <text:p><text:s text:c="2"/></text:p>
          </table:table-cell>
          <table:table-cell table:style-name="ce16" table:formula="of:=IF([.G508]&lt;&gt;&quot;&quot;;&quot;Pago&quot;;IF(AND([.G508]=&quot;&quot;;[.E508]&lt;&gt;&quot;&quot;;[.F508]&lt;&gt;&quot;&quot;;TODAY()&gt;=[.D508]);&quot;Vencido&quot;;IF(AND([.E508]=&quot;&quot;;[.F508]=&quot;&quot;;[.G508]=&quot;&quot;;[.H508]=&quot;&quot;);&quot;&quot;;&quot;A Vencer&quot;)))">
            <text:p><text:s text:c="2"/></text:p>
          </table:table-cell>
          <table:table-cell table:style-name="ce41" table:formula="of:=IF([.H508]=&quot;&quot;;&quot;&quot;;[.H508]-[.C508])">
            <text:p/>
          </table:table-cell>
          <table:table-cell table:style-name="ce62" table:formula="of:=IF([.A508]=&quot;&quot;;&quot;&quot;;TEXT(DATE(YEAR([.A508]);MONTH([.A508]);DAY([.A508]));&quot;AAAA&quot;))">
            <text:p/>
          </table:table-cell>
          <table:table-cell table:style-name="ce62" table:formula="of:=IF([.D508]=&quot;&quot;;&quot;&quot;;TEXT(DATE(YEAR([.D508]);MONTH([.D508]);DAY([.D508]));&quot;AAAA&quot;))">
            <text:p/>
          </table:table-cell>
          <table:table-cell table:style-name="ce62" table:formula="of:=IF([.G508]=&quot;&quot;;&quot;&quot;;TEXT(DATE(YEAR([.G508]);MONTH([.G508]);DAY([.G508]));&quot;AAAA&quot;))">
            <text:p/>
          </table:table-cell>
          <table:table-cell table:style-name="ce62" table:formula="of:=IF([.A508]=&quot;&quot;;&quot;&quot;;TEXT(DATE(YEAR([.A508]);MONTH([.A508]);DAY([.A508]));&quot;MMM&quot;))">
            <text:p/>
          </table:table-cell>
          <table:table-cell table:style-name="ce62" table:formula="of:=IF([.D508]=&quot;&quot;;&quot;&quot;;TEXT(DATE(YEAR([.D508]);MONTH([.D508]);DAY([.D508]));&quot;MMM&quot;))">
            <text:p/>
          </table:table-cell>
          <table:table-cell table:style-name="ce62" table:formula="of:=IF([.G508]=&quot;&quot;;&quot;&quot;;TEXT(DATE(YEAR([.G508]);MONTH([.G508]);DAY([.G508]));&quot;MMM&quot;))">
            <text:p/>
          </table:table-cell>
          <table:table-cell table:style-name="ce70" table:formula="of:=IF([.D508]=&quot;&quot;;&quot;&quot;;TEXT(DATE(YEAR([.D508]);MONTH([.D508]);DAY([.D50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09]=&quot;&quot;;&quot;&quot;;VLOOKUP([.K509];[Contas.$A$1:.$C$54];2;0))">
            <text:p><text:s text:c="2"/></text:p>
          </table:table-cell>
          <table:table-cell table:style-name="ce15" table:formula="of:=IF([.K509]=&quot;&quot;;&quot;&quot;;VLOOKUP([.K509];[Contas.$A$1:.$C$54];3;0))">
            <text:p><text:s text:c="2"/></text:p>
          </table:table-cell>
          <table:table-cell table:style-name="ce16" table:formula="of:=IF([.G509]&lt;&gt;&quot;&quot;;&quot;Pago&quot;;IF(AND([.G509]=&quot;&quot;;[.E509]&lt;&gt;&quot;&quot;;[.F509]&lt;&gt;&quot;&quot;;TODAY()&gt;=[.D509]);&quot;Vencido&quot;;IF(AND([.E509]=&quot;&quot;;[.F509]=&quot;&quot;;[.G509]=&quot;&quot;;[.H509]=&quot;&quot;);&quot;&quot;;&quot;A Vencer&quot;)))">
            <text:p><text:s text:c="2"/></text:p>
          </table:table-cell>
          <table:table-cell table:style-name="ce41" table:formula="of:=IF([.H509]=&quot;&quot;;&quot;&quot;;[.H509]-[.C509])">
            <text:p/>
          </table:table-cell>
          <table:table-cell table:style-name="ce62" table:formula="of:=IF([.A509]=&quot;&quot;;&quot;&quot;;TEXT(DATE(YEAR([.A509]);MONTH([.A509]);DAY([.A509]));&quot;AAAA&quot;))">
            <text:p/>
          </table:table-cell>
          <table:table-cell table:style-name="ce62" table:formula="of:=IF([.D509]=&quot;&quot;;&quot;&quot;;TEXT(DATE(YEAR([.D509]);MONTH([.D509]);DAY([.D509]));&quot;AAAA&quot;))">
            <text:p/>
          </table:table-cell>
          <table:table-cell table:style-name="ce62" table:formula="of:=IF([.G509]=&quot;&quot;;&quot;&quot;;TEXT(DATE(YEAR([.G509]);MONTH([.G509]);DAY([.G509]));&quot;AAAA&quot;))">
            <text:p/>
          </table:table-cell>
          <table:table-cell table:style-name="ce62" table:formula="of:=IF([.A509]=&quot;&quot;;&quot;&quot;;TEXT(DATE(YEAR([.A509]);MONTH([.A509]);DAY([.A509]));&quot;MMM&quot;))">
            <text:p/>
          </table:table-cell>
          <table:table-cell table:style-name="ce62" table:formula="of:=IF([.D509]=&quot;&quot;;&quot;&quot;;TEXT(DATE(YEAR([.D509]);MONTH([.D509]);DAY([.D509]));&quot;MMM&quot;))">
            <text:p/>
          </table:table-cell>
          <table:table-cell table:style-name="ce62" table:formula="of:=IF([.G509]=&quot;&quot;;&quot;&quot;;TEXT(DATE(YEAR([.G509]);MONTH([.G509]);DAY([.G509]));&quot;MMM&quot;))">
            <text:p/>
          </table:table-cell>
          <table:table-cell table:style-name="ce70" table:formula="of:=IF([.D509]=&quot;&quot;;&quot;&quot;;TEXT(DATE(YEAR([.D509]);MONTH([.D509]);DAY([.D50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0]=&quot;&quot;;&quot;&quot;;VLOOKUP([.K510];[Contas.$A$1:.$C$54];2;0))">
            <text:p><text:s text:c="2"/></text:p>
          </table:table-cell>
          <table:table-cell table:style-name="ce15" table:formula="of:=IF([.K510]=&quot;&quot;;&quot;&quot;;VLOOKUP([.K510];[Contas.$A$1:.$C$54];3;0))">
            <text:p><text:s text:c="2"/></text:p>
          </table:table-cell>
          <table:table-cell table:style-name="ce16" table:formula="of:=IF([.G510]&lt;&gt;&quot;&quot;;&quot;Pago&quot;;IF(AND([.G510]=&quot;&quot;;[.E510]&lt;&gt;&quot;&quot;;[.F510]&lt;&gt;&quot;&quot;;TODAY()&gt;=[.D510]);&quot;Vencido&quot;;IF(AND([.E510]=&quot;&quot;;[.F510]=&quot;&quot;;[.G510]=&quot;&quot;;[.H510]=&quot;&quot;);&quot;&quot;;&quot;A Vencer&quot;)))">
            <text:p><text:s text:c="2"/></text:p>
          </table:table-cell>
          <table:table-cell table:style-name="ce41" table:formula="of:=IF([.H510]=&quot;&quot;;&quot;&quot;;[.H510]-[.C510])">
            <text:p/>
          </table:table-cell>
          <table:table-cell table:style-name="ce62" table:formula="of:=IF([.A510]=&quot;&quot;;&quot;&quot;;TEXT(DATE(YEAR([.A510]);MONTH([.A510]);DAY([.A510]));&quot;AAAA&quot;))">
            <text:p/>
          </table:table-cell>
          <table:table-cell table:style-name="ce62" table:formula="of:=IF([.D510]=&quot;&quot;;&quot;&quot;;TEXT(DATE(YEAR([.D510]);MONTH([.D510]);DAY([.D510]));&quot;AAAA&quot;))">
            <text:p/>
          </table:table-cell>
          <table:table-cell table:style-name="ce62" table:formula="of:=IF([.G510]=&quot;&quot;;&quot;&quot;;TEXT(DATE(YEAR([.G510]);MONTH([.G510]);DAY([.G510]));&quot;AAAA&quot;))">
            <text:p/>
          </table:table-cell>
          <table:table-cell table:style-name="ce62" table:formula="of:=IF([.A510]=&quot;&quot;;&quot;&quot;;TEXT(DATE(YEAR([.A510]);MONTH([.A510]);DAY([.A510]));&quot;MMM&quot;))">
            <text:p/>
          </table:table-cell>
          <table:table-cell table:style-name="ce62" table:formula="of:=IF([.D510]=&quot;&quot;;&quot;&quot;;TEXT(DATE(YEAR([.D510]);MONTH([.D510]);DAY([.D510]));&quot;MMM&quot;))">
            <text:p/>
          </table:table-cell>
          <table:table-cell table:style-name="ce62" table:formula="of:=IF([.G510]=&quot;&quot;;&quot;&quot;;TEXT(DATE(YEAR([.G510]);MONTH([.G510]);DAY([.G510]));&quot;MMM&quot;))">
            <text:p/>
          </table:table-cell>
          <table:table-cell table:style-name="ce70" table:formula="of:=IF([.D510]=&quot;&quot;;&quot;&quot;;TEXT(DATE(YEAR([.D510]);MONTH([.D510]);DAY([.D51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1]=&quot;&quot;;&quot;&quot;;VLOOKUP([.K511];[Contas.$A$1:.$C$54];2;0))">
            <text:p><text:s text:c="2"/></text:p>
          </table:table-cell>
          <table:table-cell table:style-name="ce15" table:formula="of:=IF([.K511]=&quot;&quot;;&quot;&quot;;VLOOKUP([.K511];[Contas.$A$1:.$C$54];3;0))">
            <text:p><text:s text:c="2"/></text:p>
          </table:table-cell>
          <table:table-cell table:style-name="ce16" table:formula="of:=IF([.G511]&lt;&gt;&quot;&quot;;&quot;Pago&quot;;IF(AND([.G511]=&quot;&quot;;[.E511]&lt;&gt;&quot;&quot;;[.F511]&lt;&gt;&quot;&quot;;TODAY()&gt;=[.D511]);&quot;Vencido&quot;;IF(AND([.E511]=&quot;&quot;;[.F511]=&quot;&quot;;[.G511]=&quot;&quot;;[.H511]=&quot;&quot;);&quot;&quot;;&quot;A Vencer&quot;)))">
            <text:p><text:s text:c="2"/></text:p>
          </table:table-cell>
          <table:table-cell table:style-name="ce41" table:formula="of:=IF([.H511]=&quot;&quot;;&quot;&quot;;[.H511]-[.C511])">
            <text:p/>
          </table:table-cell>
          <table:table-cell table:style-name="ce62" table:formula="of:=IF([.A511]=&quot;&quot;;&quot;&quot;;TEXT(DATE(YEAR([.A511]);MONTH([.A511]);DAY([.A511]));&quot;AAAA&quot;))">
            <text:p/>
          </table:table-cell>
          <table:table-cell table:style-name="ce62" table:formula="of:=IF([.D511]=&quot;&quot;;&quot;&quot;;TEXT(DATE(YEAR([.D511]);MONTH([.D511]);DAY([.D511]));&quot;AAAA&quot;))">
            <text:p/>
          </table:table-cell>
          <table:table-cell table:style-name="ce62" table:formula="of:=IF([.G511]=&quot;&quot;;&quot;&quot;;TEXT(DATE(YEAR([.G511]);MONTH([.G511]);DAY([.G511]));&quot;AAAA&quot;))">
            <text:p/>
          </table:table-cell>
          <table:table-cell table:style-name="ce62" table:formula="of:=IF([.A511]=&quot;&quot;;&quot;&quot;;TEXT(DATE(YEAR([.A511]);MONTH([.A511]);DAY([.A511]));&quot;MMM&quot;))">
            <text:p/>
          </table:table-cell>
          <table:table-cell table:style-name="ce62" table:formula="of:=IF([.D511]=&quot;&quot;;&quot;&quot;;TEXT(DATE(YEAR([.D511]);MONTH([.D511]);DAY([.D511]));&quot;MMM&quot;))">
            <text:p/>
          </table:table-cell>
          <table:table-cell table:style-name="ce62" table:formula="of:=IF([.G511]=&quot;&quot;;&quot;&quot;;TEXT(DATE(YEAR([.G511]);MONTH([.G511]);DAY([.G511]));&quot;MMM&quot;))">
            <text:p/>
          </table:table-cell>
          <table:table-cell table:style-name="ce70" table:formula="of:=IF([.D511]=&quot;&quot;;&quot;&quot;;TEXT(DATE(YEAR([.D511]);MONTH([.D511]);DAY([.D51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2]=&quot;&quot;;&quot;&quot;;VLOOKUP([.K512];[Contas.$A$1:.$C$54];2;0))">
            <text:p><text:s text:c="2"/></text:p>
          </table:table-cell>
          <table:table-cell table:style-name="ce15" table:formula="of:=IF([.K512]=&quot;&quot;;&quot;&quot;;VLOOKUP([.K512];[Contas.$A$1:.$C$54];3;0))">
            <text:p><text:s text:c="2"/></text:p>
          </table:table-cell>
          <table:table-cell table:style-name="ce16" table:formula="of:=IF([.G512]&lt;&gt;&quot;&quot;;&quot;Pago&quot;;IF(AND([.G512]=&quot;&quot;;[.E512]&lt;&gt;&quot;&quot;;[.F512]&lt;&gt;&quot;&quot;;TODAY()&gt;=[.D512]);&quot;Vencido&quot;;IF(AND([.E512]=&quot;&quot;;[.F512]=&quot;&quot;;[.G512]=&quot;&quot;;[.H512]=&quot;&quot;);&quot;&quot;;&quot;A Vencer&quot;)))">
            <text:p><text:s text:c="2"/></text:p>
          </table:table-cell>
          <table:table-cell table:style-name="ce41" table:formula="of:=IF([.H512]=&quot;&quot;;&quot;&quot;;[.H512]-[.C512])">
            <text:p/>
          </table:table-cell>
          <table:table-cell table:style-name="ce62" table:formula="of:=IF([.A512]=&quot;&quot;;&quot;&quot;;TEXT(DATE(YEAR([.A512]);MONTH([.A512]);DAY([.A512]));&quot;AAAA&quot;))">
            <text:p/>
          </table:table-cell>
          <table:table-cell table:style-name="ce62" table:formula="of:=IF([.D512]=&quot;&quot;;&quot;&quot;;TEXT(DATE(YEAR([.D512]);MONTH([.D512]);DAY([.D512]));&quot;AAAA&quot;))">
            <text:p/>
          </table:table-cell>
          <table:table-cell table:style-name="ce62" table:formula="of:=IF([.G512]=&quot;&quot;;&quot;&quot;;TEXT(DATE(YEAR([.G512]);MONTH([.G512]);DAY([.G512]));&quot;AAAA&quot;))">
            <text:p/>
          </table:table-cell>
          <table:table-cell table:style-name="ce62" table:formula="of:=IF([.A512]=&quot;&quot;;&quot;&quot;;TEXT(DATE(YEAR([.A512]);MONTH([.A512]);DAY([.A512]));&quot;MMM&quot;))">
            <text:p/>
          </table:table-cell>
          <table:table-cell table:style-name="ce62" table:formula="of:=IF([.D512]=&quot;&quot;;&quot;&quot;;TEXT(DATE(YEAR([.D512]);MONTH([.D512]);DAY([.D512]));&quot;MMM&quot;))">
            <text:p/>
          </table:table-cell>
          <table:table-cell table:style-name="ce62" table:formula="of:=IF([.G512]=&quot;&quot;;&quot;&quot;;TEXT(DATE(YEAR([.G512]);MONTH([.G512]);DAY([.G512]));&quot;MMM&quot;))">
            <text:p/>
          </table:table-cell>
          <table:table-cell table:style-name="ce70" table:formula="of:=IF([.D512]=&quot;&quot;;&quot;&quot;;TEXT(DATE(YEAR([.D512]);MONTH([.D512]);DAY([.D51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3]=&quot;&quot;;&quot;&quot;;VLOOKUP([.K513];[Contas.$A$1:.$C$54];2;0))">
            <text:p><text:s text:c="2"/></text:p>
          </table:table-cell>
          <table:table-cell table:style-name="ce15" table:formula="of:=IF([.K513]=&quot;&quot;;&quot;&quot;;VLOOKUP([.K513];[Contas.$A$1:.$C$54];3;0))">
            <text:p><text:s text:c="2"/></text:p>
          </table:table-cell>
          <table:table-cell table:style-name="ce16" table:formula="of:=IF([.G513]&lt;&gt;&quot;&quot;;&quot;Pago&quot;;IF(AND([.G513]=&quot;&quot;;[.E513]&lt;&gt;&quot;&quot;;[.F513]&lt;&gt;&quot;&quot;;TODAY()&gt;=[.D513]);&quot;Vencido&quot;;IF(AND([.E513]=&quot;&quot;;[.F513]=&quot;&quot;;[.G513]=&quot;&quot;;[.H513]=&quot;&quot;);&quot;&quot;;&quot;A Vencer&quot;)))">
            <text:p><text:s text:c="2"/></text:p>
          </table:table-cell>
          <table:table-cell table:style-name="ce41" table:formula="of:=IF([.H513]=&quot;&quot;;&quot;&quot;;[.H513]-[.C513])">
            <text:p/>
          </table:table-cell>
          <table:table-cell table:style-name="ce62" table:formula="of:=IF([.A513]=&quot;&quot;;&quot;&quot;;TEXT(DATE(YEAR([.A513]);MONTH([.A513]);DAY([.A513]));&quot;AAAA&quot;))">
            <text:p/>
          </table:table-cell>
          <table:table-cell table:style-name="ce62" table:formula="of:=IF([.D513]=&quot;&quot;;&quot;&quot;;TEXT(DATE(YEAR([.D513]);MONTH([.D513]);DAY([.D513]));&quot;AAAA&quot;))">
            <text:p/>
          </table:table-cell>
          <table:table-cell table:style-name="ce62" table:formula="of:=IF([.G513]=&quot;&quot;;&quot;&quot;;TEXT(DATE(YEAR([.G513]);MONTH([.G513]);DAY([.G513]));&quot;AAAA&quot;))">
            <text:p/>
          </table:table-cell>
          <table:table-cell table:style-name="ce62" table:formula="of:=IF([.A513]=&quot;&quot;;&quot;&quot;;TEXT(DATE(YEAR([.A513]);MONTH([.A513]);DAY([.A513]));&quot;MMM&quot;))">
            <text:p/>
          </table:table-cell>
          <table:table-cell table:style-name="ce62" table:formula="of:=IF([.D513]=&quot;&quot;;&quot;&quot;;TEXT(DATE(YEAR([.D513]);MONTH([.D513]);DAY([.D513]));&quot;MMM&quot;))">
            <text:p/>
          </table:table-cell>
          <table:table-cell table:style-name="ce62" table:formula="of:=IF([.G513]=&quot;&quot;;&quot;&quot;;TEXT(DATE(YEAR([.G513]);MONTH([.G513]);DAY([.G513]));&quot;MMM&quot;))">
            <text:p/>
          </table:table-cell>
          <table:table-cell table:style-name="ce70" table:formula="of:=IF([.D513]=&quot;&quot;;&quot;&quot;;TEXT(DATE(YEAR([.D513]);MONTH([.D513]);DAY([.D51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4]=&quot;&quot;;&quot;&quot;;VLOOKUP([.K514];[Contas.$A$1:.$C$54];2;0))">
            <text:p><text:s text:c="2"/></text:p>
          </table:table-cell>
          <table:table-cell table:style-name="ce15" table:formula="of:=IF([.K514]=&quot;&quot;;&quot;&quot;;VLOOKUP([.K514];[Contas.$A$1:.$C$54];3;0))">
            <text:p><text:s text:c="2"/></text:p>
          </table:table-cell>
          <table:table-cell table:style-name="ce16" table:formula="of:=IF([.G514]&lt;&gt;&quot;&quot;;&quot;Pago&quot;;IF(AND([.G514]=&quot;&quot;;[.E514]&lt;&gt;&quot;&quot;;[.F514]&lt;&gt;&quot;&quot;;TODAY()&gt;=[.D514]);&quot;Vencido&quot;;IF(AND([.E514]=&quot;&quot;;[.F514]=&quot;&quot;;[.G514]=&quot;&quot;;[.H514]=&quot;&quot;);&quot;&quot;;&quot;A Vencer&quot;)))">
            <text:p><text:s text:c="2"/></text:p>
          </table:table-cell>
          <table:table-cell table:style-name="ce41" table:formula="of:=IF([.H514]=&quot;&quot;;&quot;&quot;;[.H514]-[.C514])">
            <text:p/>
          </table:table-cell>
          <table:table-cell table:style-name="ce62" table:formula="of:=IF([.A514]=&quot;&quot;;&quot;&quot;;TEXT(DATE(YEAR([.A514]);MONTH([.A514]);DAY([.A514]));&quot;AAAA&quot;))">
            <text:p/>
          </table:table-cell>
          <table:table-cell table:style-name="ce62" table:formula="of:=IF([.D514]=&quot;&quot;;&quot;&quot;;TEXT(DATE(YEAR([.D514]);MONTH([.D514]);DAY([.D514]));&quot;AAAA&quot;))">
            <text:p/>
          </table:table-cell>
          <table:table-cell table:style-name="ce62" table:formula="of:=IF([.G514]=&quot;&quot;;&quot;&quot;;TEXT(DATE(YEAR([.G514]);MONTH([.G514]);DAY([.G514]));&quot;AAAA&quot;))">
            <text:p/>
          </table:table-cell>
          <table:table-cell table:style-name="ce62" table:formula="of:=IF([.A514]=&quot;&quot;;&quot;&quot;;TEXT(DATE(YEAR([.A514]);MONTH([.A514]);DAY([.A514]));&quot;MMM&quot;))">
            <text:p/>
          </table:table-cell>
          <table:table-cell table:style-name="ce62" table:formula="of:=IF([.D514]=&quot;&quot;;&quot;&quot;;TEXT(DATE(YEAR([.D514]);MONTH([.D514]);DAY([.D514]));&quot;MMM&quot;))">
            <text:p/>
          </table:table-cell>
          <table:table-cell table:style-name="ce62" table:formula="of:=IF([.G514]=&quot;&quot;;&quot;&quot;;TEXT(DATE(YEAR([.G514]);MONTH([.G514]);DAY([.G514]));&quot;MMM&quot;))">
            <text:p/>
          </table:table-cell>
          <table:table-cell table:style-name="ce70" table:formula="of:=IF([.D514]=&quot;&quot;;&quot;&quot;;TEXT(DATE(YEAR([.D514]);MONTH([.D514]);DAY([.D51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5]=&quot;&quot;;&quot;&quot;;VLOOKUP([.K515];[Contas.$A$1:.$C$54];2;0))">
            <text:p><text:s text:c="2"/></text:p>
          </table:table-cell>
          <table:table-cell table:style-name="ce15" table:formula="of:=IF([.K515]=&quot;&quot;;&quot;&quot;;VLOOKUP([.K515];[Contas.$A$1:.$C$54];3;0))">
            <text:p><text:s text:c="2"/></text:p>
          </table:table-cell>
          <table:table-cell table:style-name="ce16" table:formula="of:=IF([.G515]&lt;&gt;&quot;&quot;;&quot;Pago&quot;;IF(AND([.G515]=&quot;&quot;;[.E515]&lt;&gt;&quot;&quot;;[.F515]&lt;&gt;&quot;&quot;;TODAY()&gt;=[.D515]);&quot;Vencido&quot;;IF(AND([.E515]=&quot;&quot;;[.F515]=&quot;&quot;;[.G515]=&quot;&quot;;[.H515]=&quot;&quot;);&quot;&quot;;&quot;A Vencer&quot;)))">
            <text:p><text:s text:c="2"/></text:p>
          </table:table-cell>
          <table:table-cell table:style-name="ce41" table:formula="of:=IF([.H515]=&quot;&quot;;&quot;&quot;;[.H515]-[.C515])">
            <text:p/>
          </table:table-cell>
          <table:table-cell table:style-name="ce62" table:formula="of:=IF([.A515]=&quot;&quot;;&quot;&quot;;TEXT(DATE(YEAR([.A515]);MONTH([.A515]);DAY([.A515]));&quot;AAAA&quot;))">
            <text:p/>
          </table:table-cell>
          <table:table-cell table:style-name="ce62" table:formula="of:=IF([.D515]=&quot;&quot;;&quot;&quot;;TEXT(DATE(YEAR([.D515]);MONTH([.D515]);DAY([.D515]));&quot;AAAA&quot;))">
            <text:p/>
          </table:table-cell>
          <table:table-cell table:style-name="ce62" table:formula="of:=IF([.G515]=&quot;&quot;;&quot;&quot;;TEXT(DATE(YEAR([.G515]);MONTH([.G515]);DAY([.G515]));&quot;AAAA&quot;))">
            <text:p/>
          </table:table-cell>
          <table:table-cell table:style-name="ce62" table:formula="of:=IF([.A515]=&quot;&quot;;&quot;&quot;;TEXT(DATE(YEAR([.A515]);MONTH([.A515]);DAY([.A515]));&quot;MMM&quot;))">
            <text:p/>
          </table:table-cell>
          <table:table-cell table:style-name="ce62" table:formula="of:=IF([.D515]=&quot;&quot;;&quot;&quot;;TEXT(DATE(YEAR([.D515]);MONTH([.D515]);DAY([.D515]));&quot;MMM&quot;))">
            <text:p/>
          </table:table-cell>
          <table:table-cell table:style-name="ce62" table:formula="of:=IF([.G515]=&quot;&quot;;&quot;&quot;;TEXT(DATE(YEAR([.G515]);MONTH([.G515]);DAY([.G515]));&quot;MMM&quot;))">
            <text:p/>
          </table:table-cell>
          <table:table-cell table:style-name="ce70" table:formula="of:=IF([.D515]=&quot;&quot;;&quot;&quot;;TEXT(DATE(YEAR([.D515]);MONTH([.D515]);DAY([.D51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6]=&quot;&quot;;&quot;&quot;;VLOOKUP([.K516];[Contas.$A$1:.$C$54];2;0))">
            <text:p><text:s text:c="2"/></text:p>
          </table:table-cell>
          <table:table-cell table:style-name="ce15" table:formula="of:=IF([.K516]=&quot;&quot;;&quot;&quot;;VLOOKUP([.K516];[Contas.$A$1:.$C$54];3;0))">
            <text:p><text:s text:c="2"/></text:p>
          </table:table-cell>
          <table:table-cell table:style-name="ce16" table:formula="of:=IF([.G516]&lt;&gt;&quot;&quot;;&quot;Pago&quot;;IF(AND([.G516]=&quot;&quot;;[.E516]&lt;&gt;&quot;&quot;;[.F516]&lt;&gt;&quot;&quot;;TODAY()&gt;=[.D516]);&quot;Vencido&quot;;IF(AND([.E516]=&quot;&quot;;[.F516]=&quot;&quot;;[.G516]=&quot;&quot;;[.H516]=&quot;&quot;);&quot;&quot;;&quot;A Vencer&quot;)))">
            <text:p><text:s text:c="2"/></text:p>
          </table:table-cell>
          <table:table-cell table:style-name="ce41" table:formula="of:=IF([.H516]=&quot;&quot;;&quot;&quot;;[.H516]-[.C516])">
            <text:p/>
          </table:table-cell>
          <table:table-cell table:style-name="ce62" table:formula="of:=IF([.A516]=&quot;&quot;;&quot;&quot;;TEXT(DATE(YEAR([.A516]);MONTH([.A516]);DAY([.A516]));&quot;AAAA&quot;))">
            <text:p/>
          </table:table-cell>
          <table:table-cell table:style-name="ce62" table:formula="of:=IF([.D516]=&quot;&quot;;&quot;&quot;;TEXT(DATE(YEAR([.D516]);MONTH([.D516]);DAY([.D516]));&quot;AAAA&quot;))">
            <text:p/>
          </table:table-cell>
          <table:table-cell table:style-name="ce62" table:formula="of:=IF([.G516]=&quot;&quot;;&quot;&quot;;TEXT(DATE(YEAR([.G516]);MONTH([.G516]);DAY([.G516]));&quot;AAAA&quot;))">
            <text:p/>
          </table:table-cell>
          <table:table-cell table:style-name="ce62" table:formula="of:=IF([.A516]=&quot;&quot;;&quot;&quot;;TEXT(DATE(YEAR([.A516]);MONTH([.A516]);DAY([.A516]));&quot;MMM&quot;))">
            <text:p/>
          </table:table-cell>
          <table:table-cell table:style-name="ce62" table:formula="of:=IF([.D516]=&quot;&quot;;&quot;&quot;;TEXT(DATE(YEAR([.D516]);MONTH([.D516]);DAY([.D516]));&quot;MMM&quot;))">
            <text:p/>
          </table:table-cell>
          <table:table-cell table:style-name="ce62" table:formula="of:=IF([.G516]=&quot;&quot;;&quot;&quot;;TEXT(DATE(YEAR([.G516]);MONTH([.G516]);DAY([.G516]));&quot;MMM&quot;))">
            <text:p/>
          </table:table-cell>
          <table:table-cell table:style-name="ce70" table:formula="of:=IF([.D516]=&quot;&quot;;&quot;&quot;;TEXT(DATE(YEAR([.D516]);MONTH([.D516]);DAY([.D51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7]=&quot;&quot;;&quot;&quot;;VLOOKUP([.K517];[Contas.$A$1:.$C$54];2;0))">
            <text:p><text:s text:c="2"/></text:p>
          </table:table-cell>
          <table:table-cell table:style-name="ce15" table:formula="of:=IF([.K517]=&quot;&quot;;&quot;&quot;;VLOOKUP([.K517];[Contas.$A$1:.$C$54];3;0))">
            <text:p><text:s text:c="2"/></text:p>
          </table:table-cell>
          <table:table-cell table:style-name="ce16" table:formula="of:=IF([.G517]&lt;&gt;&quot;&quot;;&quot;Pago&quot;;IF(AND([.G517]=&quot;&quot;;[.E517]&lt;&gt;&quot;&quot;;[.F517]&lt;&gt;&quot;&quot;;TODAY()&gt;=[.D517]);&quot;Vencido&quot;;IF(AND([.E517]=&quot;&quot;;[.F517]=&quot;&quot;;[.G517]=&quot;&quot;;[.H517]=&quot;&quot;);&quot;&quot;;&quot;A Vencer&quot;)))">
            <text:p><text:s text:c="2"/></text:p>
          </table:table-cell>
          <table:table-cell table:style-name="ce41" table:formula="of:=IF([.H517]=&quot;&quot;;&quot;&quot;;[.H517]-[.C517])">
            <text:p/>
          </table:table-cell>
          <table:table-cell table:style-name="ce62" table:formula="of:=IF([.A517]=&quot;&quot;;&quot;&quot;;TEXT(DATE(YEAR([.A517]);MONTH([.A517]);DAY([.A517]));&quot;AAAA&quot;))">
            <text:p/>
          </table:table-cell>
          <table:table-cell table:style-name="ce62" table:formula="of:=IF([.D517]=&quot;&quot;;&quot;&quot;;TEXT(DATE(YEAR([.D517]);MONTH([.D517]);DAY([.D517]));&quot;AAAA&quot;))">
            <text:p/>
          </table:table-cell>
          <table:table-cell table:style-name="ce62" table:formula="of:=IF([.G517]=&quot;&quot;;&quot;&quot;;TEXT(DATE(YEAR([.G517]);MONTH([.G517]);DAY([.G517]));&quot;AAAA&quot;))">
            <text:p/>
          </table:table-cell>
          <table:table-cell table:style-name="ce62" table:formula="of:=IF([.A517]=&quot;&quot;;&quot;&quot;;TEXT(DATE(YEAR([.A517]);MONTH([.A517]);DAY([.A517]));&quot;MMM&quot;))">
            <text:p/>
          </table:table-cell>
          <table:table-cell table:style-name="ce62" table:formula="of:=IF([.D517]=&quot;&quot;;&quot;&quot;;TEXT(DATE(YEAR([.D517]);MONTH([.D517]);DAY([.D517]));&quot;MMM&quot;))">
            <text:p/>
          </table:table-cell>
          <table:table-cell table:style-name="ce62" table:formula="of:=IF([.G517]=&quot;&quot;;&quot;&quot;;TEXT(DATE(YEAR([.G517]);MONTH([.G517]);DAY([.G517]));&quot;MMM&quot;))">
            <text:p/>
          </table:table-cell>
          <table:table-cell table:style-name="ce70" table:formula="of:=IF([.D517]=&quot;&quot;;&quot;&quot;;TEXT(DATE(YEAR([.D517]);MONTH([.D517]);DAY([.D51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8]=&quot;&quot;;&quot;&quot;;VLOOKUP([.K518];[Contas.$A$1:.$C$54];2;0))">
            <text:p><text:s text:c="2"/></text:p>
          </table:table-cell>
          <table:table-cell table:style-name="ce15" table:formula="of:=IF([.K518]=&quot;&quot;;&quot;&quot;;VLOOKUP([.K518];[Contas.$A$1:.$C$54];3;0))">
            <text:p><text:s text:c="2"/></text:p>
          </table:table-cell>
          <table:table-cell table:style-name="ce16" table:formula="of:=IF([.G518]&lt;&gt;&quot;&quot;;&quot;Pago&quot;;IF(AND([.G518]=&quot;&quot;;[.E518]&lt;&gt;&quot;&quot;;[.F518]&lt;&gt;&quot;&quot;;TODAY()&gt;=[.D518]);&quot;Vencido&quot;;IF(AND([.E518]=&quot;&quot;;[.F518]=&quot;&quot;;[.G518]=&quot;&quot;;[.H518]=&quot;&quot;);&quot;&quot;;&quot;A Vencer&quot;)))">
            <text:p><text:s text:c="2"/></text:p>
          </table:table-cell>
          <table:table-cell table:style-name="ce41" table:formula="of:=IF([.H518]=&quot;&quot;;&quot;&quot;;[.H518]-[.C518])">
            <text:p/>
          </table:table-cell>
          <table:table-cell table:style-name="ce62" table:formula="of:=IF([.A518]=&quot;&quot;;&quot;&quot;;TEXT(DATE(YEAR([.A518]);MONTH([.A518]);DAY([.A518]));&quot;AAAA&quot;))">
            <text:p/>
          </table:table-cell>
          <table:table-cell table:style-name="ce62" table:formula="of:=IF([.D518]=&quot;&quot;;&quot;&quot;;TEXT(DATE(YEAR([.D518]);MONTH([.D518]);DAY([.D518]));&quot;AAAA&quot;))">
            <text:p/>
          </table:table-cell>
          <table:table-cell table:style-name="ce62" table:formula="of:=IF([.G518]=&quot;&quot;;&quot;&quot;;TEXT(DATE(YEAR([.G518]);MONTH([.G518]);DAY([.G518]));&quot;AAAA&quot;))">
            <text:p/>
          </table:table-cell>
          <table:table-cell table:style-name="ce62" table:formula="of:=IF([.A518]=&quot;&quot;;&quot;&quot;;TEXT(DATE(YEAR([.A518]);MONTH([.A518]);DAY([.A518]));&quot;MMM&quot;))">
            <text:p/>
          </table:table-cell>
          <table:table-cell table:style-name="ce62" table:formula="of:=IF([.D518]=&quot;&quot;;&quot;&quot;;TEXT(DATE(YEAR([.D518]);MONTH([.D518]);DAY([.D518]));&quot;MMM&quot;))">
            <text:p/>
          </table:table-cell>
          <table:table-cell table:style-name="ce62" table:formula="of:=IF([.G518]=&quot;&quot;;&quot;&quot;;TEXT(DATE(YEAR([.G518]);MONTH([.G518]);DAY([.G518]));&quot;MMM&quot;))">
            <text:p/>
          </table:table-cell>
          <table:table-cell table:style-name="ce70" table:formula="of:=IF([.D518]=&quot;&quot;;&quot;&quot;;TEXT(DATE(YEAR([.D518]);MONTH([.D518]);DAY([.D51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19]=&quot;&quot;;&quot;&quot;;VLOOKUP([.K519];[Contas.$A$1:.$C$54];2;0))">
            <text:p><text:s text:c="2"/></text:p>
          </table:table-cell>
          <table:table-cell table:style-name="ce15" table:formula="of:=IF([.K519]=&quot;&quot;;&quot;&quot;;VLOOKUP([.K519];[Contas.$A$1:.$C$54];3;0))">
            <text:p><text:s text:c="2"/></text:p>
          </table:table-cell>
          <table:table-cell table:style-name="ce16" table:formula="of:=IF([.G519]&lt;&gt;&quot;&quot;;&quot;Pago&quot;;IF(AND([.G519]=&quot;&quot;;[.E519]&lt;&gt;&quot;&quot;;[.F519]&lt;&gt;&quot;&quot;;TODAY()&gt;=[.D519]);&quot;Vencido&quot;;IF(AND([.E519]=&quot;&quot;;[.F519]=&quot;&quot;;[.G519]=&quot;&quot;;[.H519]=&quot;&quot;);&quot;&quot;;&quot;A Vencer&quot;)))">
            <text:p><text:s text:c="2"/></text:p>
          </table:table-cell>
          <table:table-cell table:style-name="ce41" table:formula="of:=IF([.H519]=&quot;&quot;;&quot;&quot;;[.H519]-[.C519])">
            <text:p/>
          </table:table-cell>
          <table:table-cell table:style-name="ce62" table:formula="of:=IF([.A519]=&quot;&quot;;&quot;&quot;;TEXT(DATE(YEAR([.A519]);MONTH([.A519]);DAY([.A519]));&quot;AAAA&quot;))">
            <text:p/>
          </table:table-cell>
          <table:table-cell table:style-name="ce62" table:formula="of:=IF([.D519]=&quot;&quot;;&quot;&quot;;TEXT(DATE(YEAR([.D519]);MONTH([.D519]);DAY([.D519]));&quot;AAAA&quot;))">
            <text:p/>
          </table:table-cell>
          <table:table-cell table:style-name="ce62" table:formula="of:=IF([.G519]=&quot;&quot;;&quot;&quot;;TEXT(DATE(YEAR([.G519]);MONTH([.G519]);DAY([.G519]));&quot;AAAA&quot;))">
            <text:p/>
          </table:table-cell>
          <table:table-cell table:style-name="ce62" table:formula="of:=IF([.A519]=&quot;&quot;;&quot;&quot;;TEXT(DATE(YEAR([.A519]);MONTH([.A519]);DAY([.A519]));&quot;MMM&quot;))">
            <text:p/>
          </table:table-cell>
          <table:table-cell table:style-name="ce62" table:formula="of:=IF([.D519]=&quot;&quot;;&quot;&quot;;TEXT(DATE(YEAR([.D519]);MONTH([.D519]);DAY([.D519]));&quot;MMM&quot;))">
            <text:p/>
          </table:table-cell>
          <table:table-cell table:style-name="ce62" table:formula="of:=IF([.G519]=&quot;&quot;;&quot;&quot;;TEXT(DATE(YEAR([.G519]);MONTH([.G519]);DAY([.G519]));&quot;MMM&quot;))">
            <text:p/>
          </table:table-cell>
          <table:table-cell table:style-name="ce70" table:formula="of:=IF([.D519]=&quot;&quot;;&quot;&quot;;TEXT(DATE(YEAR([.D519]);MONTH([.D519]);DAY([.D51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0]=&quot;&quot;;&quot;&quot;;VLOOKUP([.K520];[Contas.$A$1:.$C$54];2;0))">
            <text:p><text:s text:c="2"/></text:p>
          </table:table-cell>
          <table:table-cell table:style-name="ce15" table:formula="of:=IF([.K520]=&quot;&quot;;&quot;&quot;;VLOOKUP([.K520];[Contas.$A$1:.$C$54];3;0))">
            <text:p><text:s text:c="2"/></text:p>
          </table:table-cell>
          <table:table-cell table:style-name="ce16" table:formula="of:=IF([.G520]&lt;&gt;&quot;&quot;;&quot;Pago&quot;;IF(AND([.G520]=&quot;&quot;;[.E520]&lt;&gt;&quot;&quot;;[.F520]&lt;&gt;&quot;&quot;;TODAY()&gt;=[.D520]);&quot;Vencido&quot;;IF(AND([.E520]=&quot;&quot;;[.F520]=&quot;&quot;;[.G520]=&quot;&quot;;[.H520]=&quot;&quot;);&quot;&quot;;&quot;A Vencer&quot;)))">
            <text:p><text:s text:c="2"/></text:p>
          </table:table-cell>
          <table:table-cell table:style-name="ce41" table:formula="of:=IF([.H520]=&quot;&quot;;&quot;&quot;;[.H520]-[.C520])">
            <text:p/>
          </table:table-cell>
          <table:table-cell table:style-name="ce62" table:formula="of:=IF([.A520]=&quot;&quot;;&quot;&quot;;TEXT(DATE(YEAR([.A520]);MONTH([.A520]);DAY([.A520]));&quot;AAAA&quot;))">
            <text:p/>
          </table:table-cell>
          <table:table-cell table:style-name="ce62" table:formula="of:=IF([.D520]=&quot;&quot;;&quot;&quot;;TEXT(DATE(YEAR([.D520]);MONTH([.D520]);DAY([.D520]));&quot;AAAA&quot;))">
            <text:p/>
          </table:table-cell>
          <table:table-cell table:style-name="ce62" table:formula="of:=IF([.G520]=&quot;&quot;;&quot;&quot;;TEXT(DATE(YEAR([.G520]);MONTH([.G520]);DAY([.G520]));&quot;AAAA&quot;))">
            <text:p/>
          </table:table-cell>
          <table:table-cell table:style-name="ce62" table:formula="of:=IF([.A520]=&quot;&quot;;&quot;&quot;;TEXT(DATE(YEAR([.A520]);MONTH([.A520]);DAY([.A520]));&quot;MMM&quot;))">
            <text:p/>
          </table:table-cell>
          <table:table-cell table:style-name="ce62" table:formula="of:=IF([.D520]=&quot;&quot;;&quot;&quot;;TEXT(DATE(YEAR([.D520]);MONTH([.D520]);DAY([.D520]));&quot;MMM&quot;))">
            <text:p/>
          </table:table-cell>
          <table:table-cell table:style-name="ce62" table:formula="of:=IF([.G520]=&quot;&quot;;&quot;&quot;;TEXT(DATE(YEAR([.G520]);MONTH([.G520]);DAY([.G520]));&quot;MMM&quot;))">
            <text:p/>
          </table:table-cell>
          <table:table-cell table:style-name="ce70" table:formula="of:=IF([.D520]=&quot;&quot;;&quot;&quot;;TEXT(DATE(YEAR([.D520]);MONTH([.D520]);DAY([.D52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1]=&quot;&quot;;&quot;&quot;;VLOOKUP([.K521];[Contas.$A$1:.$C$54];2;0))">
            <text:p><text:s text:c="2"/></text:p>
          </table:table-cell>
          <table:table-cell table:style-name="ce15" table:formula="of:=IF([.K521]=&quot;&quot;;&quot;&quot;;VLOOKUP([.K521];[Contas.$A$1:.$C$54];3;0))">
            <text:p><text:s text:c="2"/></text:p>
          </table:table-cell>
          <table:table-cell table:style-name="ce16" table:formula="of:=IF([.G521]&lt;&gt;&quot;&quot;;&quot;Pago&quot;;IF(AND([.G521]=&quot;&quot;;[.E521]&lt;&gt;&quot;&quot;;[.F521]&lt;&gt;&quot;&quot;;TODAY()&gt;=[.D521]);&quot;Vencido&quot;;IF(AND([.E521]=&quot;&quot;;[.F521]=&quot;&quot;;[.G521]=&quot;&quot;;[.H521]=&quot;&quot;);&quot;&quot;;&quot;A Vencer&quot;)))">
            <text:p><text:s text:c="2"/></text:p>
          </table:table-cell>
          <table:table-cell table:style-name="ce41" table:formula="of:=IF([.H521]=&quot;&quot;;&quot;&quot;;[.H521]-[.C521])">
            <text:p/>
          </table:table-cell>
          <table:table-cell table:style-name="ce62" table:formula="of:=IF([.A521]=&quot;&quot;;&quot;&quot;;TEXT(DATE(YEAR([.A521]);MONTH([.A521]);DAY([.A521]));&quot;AAAA&quot;))">
            <text:p/>
          </table:table-cell>
          <table:table-cell table:style-name="ce62" table:formula="of:=IF([.D521]=&quot;&quot;;&quot;&quot;;TEXT(DATE(YEAR([.D521]);MONTH([.D521]);DAY([.D521]));&quot;AAAA&quot;))">
            <text:p/>
          </table:table-cell>
          <table:table-cell table:style-name="ce62" table:formula="of:=IF([.G521]=&quot;&quot;;&quot;&quot;;TEXT(DATE(YEAR([.G521]);MONTH([.G521]);DAY([.G521]));&quot;AAAA&quot;))">
            <text:p/>
          </table:table-cell>
          <table:table-cell table:style-name="ce62" table:formula="of:=IF([.A521]=&quot;&quot;;&quot;&quot;;TEXT(DATE(YEAR([.A521]);MONTH([.A521]);DAY([.A521]));&quot;MMM&quot;))">
            <text:p/>
          </table:table-cell>
          <table:table-cell table:style-name="ce62" table:formula="of:=IF([.D521]=&quot;&quot;;&quot;&quot;;TEXT(DATE(YEAR([.D521]);MONTH([.D521]);DAY([.D521]));&quot;MMM&quot;))">
            <text:p/>
          </table:table-cell>
          <table:table-cell table:style-name="ce62" table:formula="of:=IF([.G521]=&quot;&quot;;&quot;&quot;;TEXT(DATE(YEAR([.G521]);MONTH([.G521]);DAY([.G521]));&quot;MMM&quot;))">
            <text:p/>
          </table:table-cell>
          <table:table-cell table:style-name="ce70" table:formula="of:=IF([.D521]=&quot;&quot;;&quot;&quot;;TEXT(DATE(YEAR([.D521]);MONTH([.D521]);DAY([.D52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2]=&quot;&quot;;&quot;&quot;;VLOOKUP([.K522];[Contas.$A$1:.$C$54];2;0))">
            <text:p><text:s text:c="2"/></text:p>
          </table:table-cell>
          <table:table-cell table:style-name="ce15" table:formula="of:=IF([.K522]=&quot;&quot;;&quot;&quot;;VLOOKUP([.K522];[Contas.$A$1:.$C$54];3;0))">
            <text:p><text:s text:c="2"/></text:p>
          </table:table-cell>
          <table:table-cell table:style-name="ce16" table:formula="of:=IF([.G522]&lt;&gt;&quot;&quot;;&quot;Pago&quot;;IF(AND([.G522]=&quot;&quot;;[.E522]&lt;&gt;&quot;&quot;;[.F522]&lt;&gt;&quot;&quot;;TODAY()&gt;=[.D522]);&quot;Vencido&quot;;IF(AND([.E522]=&quot;&quot;;[.F522]=&quot;&quot;;[.G522]=&quot;&quot;;[.H522]=&quot;&quot;);&quot;&quot;;&quot;A Vencer&quot;)))">
            <text:p><text:s text:c="2"/></text:p>
          </table:table-cell>
          <table:table-cell table:style-name="ce41" table:formula="of:=IF([.H522]=&quot;&quot;;&quot;&quot;;[.H522]-[.C522])">
            <text:p/>
          </table:table-cell>
          <table:table-cell table:style-name="ce62" table:formula="of:=IF([.A522]=&quot;&quot;;&quot;&quot;;TEXT(DATE(YEAR([.A522]);MONTH([.A522]);DAY([.A522]));&quot;AAAA&quot;))">
            <text:p/>
          </table:table-cell>
          <table:table-cell table:style-name="ce62" table:formula="of:=IF([.D522]=&quot;&quot;;&quot;&quot;;TEXT(DATE(YEAR([.D522]);MONTH([.D522]);DAY([.D522]));&quot;AAAA&quot;))">
            <text:p/>
          </table:table-cell>
          <table:table-cell table:style-name="ce62" table:formula="of:=IF([.G522]=&quot;&quot;;&quot;&quot;;TEXT(DATE(YEAR([.G522]);MONTH([.G522]);DAY([.G522]));&quot;AAAA&quot;))">
            <text:p/>
          </table:table-cell>
          <table:table-cell table:style-name="ce62" table:formula="of:=IF([.A522]=&quot;&quot;;&quot;&quot;;TEXT(DATE(YEAR([.A522]);MONTH([.A522]);DAY([.A522]));&quot;MMM&quot;))">
            <text:p/>
          </table:table-cell>
          <table:table-cell table:style-name="ce62" table:formula="of:=IF([.D522]=&quot;&quot;;&quot;&quot;;TEXT(DATE(YEAR([.D522]);MONTH([.D522]);DAY([.D522]));&quot;MMM&quot;))">
            <text:p/>
          </table:table-cell>
          <table:table-cell table:style-name="ce62" table:formula="of:=IF([.G522]=&quot;&quot;;&quot;&quot;;TEXT(DATE(YEAR([.G522]);MONTH([.G522]);DAY([.G522]));&quot;MMM&quot;))">
            <text:p/>
          </table:table-cell>
          <table:table-cell table:style-name="ce70" table:formula="of:=IF([.D522]=&quot;&quot;;&quot;&quot;;TEXT(DATE(YEAR([.D522]);MONTH([.D522]);DAY([.D52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3]=&quot;&quot;;&quot;&quot;;VLOOKUP([.K523];[Contas.$A$1:.$C$54];2;0))">
            <text:p><text:s text:c="2"/></text:p>
          </table:table-cell>
          <table:table-cell table:style-name="ce15" table:formula="of:=IF([.K523]=&quot;&quot;;&quot;&quot;;VLOOKUP([.K523];[Contas.$A$1:.$C$54];3;0))">
            <text:p><text:s text:c="2"/></text:p>
          </table:table-cell>
          <table:table-cell table:style-name="ce16" table:formula="of:=IF([.G523]&lt;&gt;&quot;&quot;;&quot;Pago&quot;;IF(AND([.G523]=&quot;&quot;;[.E523]&lt;&gt;&quot;&quot;;[.F523]&lt;&gt;&quot;&quot;;TODAY()&gt;=[.D523]);&quot;Vencido&quot;;IF(AND([.E523]=&quot;&quot;;[.F523]=&quot;&quot;;[.G523]=&quot;&quot;;[.H523]=&quot;&quot;);&quot;&quot;;&quot;A Vencer&quot;)))">
            <text:p><text:s text:c="2"/></text:p>
          </table:table-cell>
          <table:table-cell table:style-name="ce41" table:formula="of:=IF([.H523]=&quot;&quot;;&quot;&quot;;[.H523]-[.C523])">
            <text:p/>
          </table:table-cell>
          <table:table-cell table:style-name="ce62" table:formula="of:=IF([.A523]=&quot;&quot;;&quot;&quot;;TEXT(DATE(YEAR([.A523]);MONTH([.A523]);DAY([.A523]));&quot;AAAA&quot;))">
            <text:p/>
          </table:table-cell>
          <table:table-cell table:style-name="ce62" table:formula="of:=IF([.D523]=&quot;&quot;;&quot;&quot;;TEXT(DATE(YEAR([.D523]);MONTH([.D523]);DAY([.D523]));&quot;AAAA&quot;))">
            <text:p/>
          </table:table-cell>
          <table:table-cell table:style-name="ce62" table:formula="of:=IF([.G523]=&quot;&quot;;&quot;&quot;;TEXT(DATE(YEAR([.G523]);MONTH([.G523]);DAY([.G523]));&quot;AAAA&quot;))">
            <text:p/>
          </table:table-cell>
          <table:table-cell table:style-name="ce62" table:formula="of:=IF([.A523]=&quot;&quot;;&quot;&quot;;TEXT(DATE(YEAR([.A523]);MONTH([.A523]);DAY([.A523]));&quot;MMM&quot;))">
            <text:p/>
          </table:table-cell>
          <table:table-cell table:style-name="ce62" table:formula="of:=IF([.D523]=&quot;&quot;;&quot;&quot;;TEXT(DATE(YEAR([.D523]);MONTH([.D523]);DAY([.D523]));&quot;MMM&quot;))">
            <text:p/>
          </table:table-cell>
          <table:table-cell table:style-name="ce62" table:formula="of:=IF([.G523]=&quot;&quot;;&quot;&quot;;TEXT(DATE(YEAR([.G523]);MONTH([.G523]);DAY([.G523]));&quot;MMM&quot;))">
            <text:p/>
          </table:table-cell>
          <table:table-cell table:style-name="ce70" table:formula="of:=IF([.D523]=&quot;&quot;;&quot;&quot;;TEXT(DATE(YEAR([.D523]);MONTH([.D523]);DAY([.D52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4]=&quot;&quot;;&quot;&quot;;VLOOKUP([.K524];[Contas.$A$1:.$C$54];2;0))">
            <text:p><text:s text:c="2"/></text:p>
          </table:table-cell>
          <table:table-cell table:style-name="ce15" table:formula="of:=IF([.K524]=&quot;&quot;;&quot;&quot;;VLOOKUP([.K524];[Contas.$A$1:.$C$54];3;0))">
            <text:p><text:s text:c="2"/></text:p>
          </table:table-cell>
          <table:table-cell table:style-name="ce16" table:formula="of:=IF([.G524]&lt;&gt;&quot;&quot;;&quot;Pago&quot;;IF(AND([.G524]=&quot;&quot;;[.E524]&lt;&gt;&quot;&quot;;[.F524]&lt;&gt;&quot;&quot;;TODAY()&gt;=[.D524]);&quot;Vencido&quot;;IF(AND([.E524]=&quot;&quot;;[.F524]=&quot;&quot;;[.G524]=&quot;&quot;;[.H524]=&quot;&quot;);&quot;&quot;;&quot;A Vencer&quot;)))">
            <text:p><text:s text:c="2"/></text:p>
          </table:table-cell>
          <table:table-cell table:style-name="ce41" table:formula="of:=IF([.H524]=&quot;&quot;;&quot;&quot;;[.H524]-[.C524])">
            <text:p/>
          </table:table-cell>
          <table:table-cell table:style-name="ce62" table:formula="of:=IF([.A524]=&quot;&quot;;&quot;&quot;;TEXT(DATE(YEAR([.A524]);MONTH([.A524]);DAY([.A524]));&quot;AAAA&quot;))">
            <text:p/>
          </table:table-cell>
          <table:table-cell table:style-name="ce62" table:formula="of:=IF([.D524]=&quot;&quot;;&quot;&quot;;TEXT(DATE(YEAR([.D524]);MONTH([.D524]);DAY([.D524]));&quot;AAAA&quot;))">
            <text:p/>
          </table:table-cell>
          <table:table-cell table:style-name="ce62" table:formula="of:=IF([.G524]=&quot;&quot;;&quot;&quot;;TEXT(DATE(YEAR([.G524]);MONTH([.G524]);DAY([.G524]));&quot;AAAA&quot;))">
            <text:p/>
          </table:table-cell>
          <table:table-cell table:style-name="ce62" table:formula="of:=IF([.A524]=&quot;&quot;;&quot;&quot;;TEXT(DATE(YEAR([.A524]);MONTH([.A524]);DAY([.A524]));&quot;MMM&quot;))">
            <text:p/>
          </table:table-cell>
          <table:table-cell table:style-name="ce62" table:formula="of:=IF([.D524]=&quot;&quot;;&quot;&quot;;TEXT(DATE(YEAR([.D524]);MONTH([.D524]);DAY([.D524]));&quot;MMM&quot;))">
            <text:p/>
          </table:table-cell>
          <table:table-cell table:style-name="ce62" table:formula="of:=IF([.G524]=&quot;&quot;;&quot;&quot;;TEXT(DATE(YEAR([.G524]);MONTH([.G524]);DAY([.G524]));&quot;MMM&quot;))">
            <text:p/>
          </table:table-cell>
          <table:table-cell table:style-name="ce70" table:formula="of:=IF([.D524]=&quot;&quot;;&quot;&quot;;TEXT(DATE(YEAR([.D524]);MONTH([.D524]);DAY([.D52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5]=&quot;&quot;;&quot;&quot;;VLOOKUP([.K525];[Contas.$A$1:.$C$54];2;0))">
            <text:p><text:s text:c="2"/></text:p>
          </table:table-cell>
          <table:table-cell table:style-name="ce15" table:formula="of:=IF([.K525]=&quot;&quot;;&quot;&quot;;VLOOKUP([.K525];[Contas.$A$1:.$C$54];3;0))">
            <text:p><text:s text:c="2"/></text:p>
          </table:table-cell>
          <table:table-cell table:style-name="ce16" table:formula="of:=IF([.G525]&lt;&gt;&quot;&quot;;&quot;Pago&quot;;IF(AND([.G525]=&quot;&quot;;[.E525]&lt;&gt;&quot;&quot;;[.F525]&lt;&gt;&quot;&quot;;TODAY()&gt;=[.D525]);&quot;Vencido&quot;;IF(AND([.E525]=&quot;&quot;;[.F525]=&quot;&quot;;[.G525]=&quot;&quot;;[.H525]=&quot;&quot;);&quot;&quot;;&quot;A Vencer&quot;)))">
            <text:p><text:s text:c="2"/></text:p>
          </table:table-cell>
          <table:table-cell table:style-name="ce41" table:formula="of:=IF([.H525]=&quot;&quot;;&quot;&quot;;[.H525]-[.C525])">
            <text:p/>
          </table:table-cell>
          <table:table-cell table:style-name="ce62" table:formula="of:=IF([.A525]=&quot;&quot;;&quot;&quot;;TEXT(DATE(YEAR([.A525]);MONTH([.A525]);DAY([.A525]));&quot;AAAA&quot;))">
            <text:p/>
          </table:table-cell>
          <table:table-cell table:style-name="ce62" table:formula="of:=IF([.D525]=&quot;&quot;;&quot;&quot;;TEXT(DATE(YEAR([.D525]);MONTH([.D525]);DAY([.D525]));&quot;AAAA&quot;))">
            <text:p/>
          </table:table-cell>
          <table:table-cell table:style-name="ce62" table:formula="of:=IF([.G525]=&quot;&quot;;&quot;&quot;;TEXT(DATE(YEAR([.G525]);MONTH([.G525]);DAY([.G525]));&quot;AAAA&quot;))">
            <text:p/>
          </table:table-cell>
          <table:table-cell table:style-name="ce62" table:formula="of:=IF([.A525]=&quot;&quot;;&quot;&quot;;TEXT(DATE(YEAR([.A525]);MONTH([.A525]);DAY([.A525]));&quot;MMM&quot;))">
            <text:p/>
          </table:table-cell>
          <table:table-cell table:style-name="ce62" table:formula="of:=IF([.D525]=&quot;&quot;;&quot;&quot;;TEXT(DATE(YEAR([.D525]);MONTH([.D525]);DAY([.D525]));&quot;MMM&quot;))">
            <text:p/>
          </table:table-cell>
          <table:table-cell table:style-name="ce62" table:formula="of:=IF([.G525]=&quot;&quot;;&quot;&quot;;TEXT(DATE(YEAR([.G525]);MONTH([.G525]);DAY([.G525]));&quot;MMM&quot;))">
            <text:p/>
          </table:table-cell>
          <table:table-cell table:style-name="ce70" table:formula="of:=IF([.D525]=&quot;&quot;;&quot;&quot;;TEXT(DATE(YEAR([.D525]);MONTH([.D525]);DAY([.D52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6]=&quot;&quot;;&quot;&quot;;VLOOKUP([.K526];[Contas.$A$1:.$C$54];2;0))">
            <text:p><text:s text:c="2"/></text:p>
          </table:table-cell>
          <table:table-cell table:style-name="ce15" table:formula="of:=IF([.K526]=&quot;&quot;;&quot;&quot;;VLOOKUP([.K526];[Contas.$A$1:.$C$54];3;0))">
            <text:p><text:s text:c="2"/></text:p>
          </table:table-cell>
          <table:table-cell table:style-name="ce16" table:formula="of:=IF([.G526]&lt;&gt;&quot;&quot;;&quot;Pago&quot;;IF(AND([.G526]=&quot;&quot;;[.E526]&lt;&gt;&quot;&quot;;[.F526]&lt;&gt;&quot;&quot;;TODAY()&gt;=[.D526]);&quot;Vencido&quot;;IF(AND([.E526]=&quot;&quot;;[.F526]=&quot;&quot;;[.G526]=&quot;&quot;;[.H526]=&quot;&quot;);&quot;&quot;;&quot;A Vencer&quot;)))">
            <text:p><text:s text:c="2"/></text:p>
          </table:table-cell>
          <table:table-cell table:style-name="ce41" table:formula="of:=IF([.H526]=&quot;&quot;;&quot;&quot;;[.H526]-[.C526])">
            <text:p/>
          </table:table-cell>
          <table:table-cell table:style-name="ce62" table:formula="of:=IF([.A526]=&quot;&quot;;&quot;&quot;;TEXT(DATE(YEAR([.A526]);MONTH([.A526]);DAY([.A526]));&quot;AAAA&quot;))">
            <text:p/>
          </table:table-cell>
          <table:table-cell table:style-name="ce62" table:formula="of:=IF([.D526]=&quot;&quot;;&quot;&quot;;TEXT(DATE(YEAR([.D526]);MONTH([.D526]);DAY([.D526]));&quot;AAAA&quot;))">
            <text:p/>
          </table:table-cell>
          <table:table-cell table:style-name="ce62" table:formula="of:=IF([.G526]=&quot;&quot;;&quot;&quot;;TEXT(DATE(YEAR([.G526]);MONTH([.G526]);DAY([.G526]));&quot;AAAA&quot;))">
            <text:p/>
          </table:table-cell>
          <table:table-cell table:style-name="ce62" table:formula="of:=IF([.A526]=&quot;&quot;;&quot;&quot;;TEXT(DATE(YEAR([.A526]);MONTH([.A526]);DAY([.A526]));&quot;MMM&quot;))">
            <text:p/>
          </table:table-cell>
          <table:table-cell table:style-name="ce62" table:formula="of:=IF([.D526]=&quot;&quot;;&quot;&quot;;TEXT(DATE(YEAR([.D526]);MONTH([.D526]);DAY([.D526]));&quot;MMM&quot;))">
            <text:p/>
          </table:table-cell>
          <table:table-cell table:style-name="ce62" table:formula="of:=IF([.G526]=&quot;&quot;;&quot;&quot;;TEXT(DATE(YEAR([.G526]);MONTH([.G526]);DAY([.G526]));&quot;MMM&quot;))">
            <text:p/>
          </table:table-cell>
          <table:table-cell table:style-name="ce70" table:formula="of:=IF([.D526]=&quot;&quot;;&quot;&quot;;TEXT(DATE(YEAR([.D526]);MONTH([.D526]);DAY([.D52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7]=&quot;&quot;;&quot;&quot;;VLOOKUP([.K527];[Contas.$A$1:.$C$54];2;0))">
            <text:p><text:s text:c="2"/></text:p>
          </table:table-cell>
          <table:table-cell table:style-name="ce15" table:formula="of:=IF([.K527]=&quot;&quot;;&quot;&quot;;VLOOKUP([.K527];[Contas.$A$1:.$C$54];3;0))">
            <text:p><text:s text:c="2"/></text:p>
          </table:table-cell>
          <table:table-cell table:style-name="ce16" table:formula="of:=IF([.G527]&lt;&gt;&quot;&quot;;&quot;Pago&quot;;IF(AND([.G527]=&quot;&quot;;[.E527]&lt;&gt;&quot;&quot;;[.F527]&lt;&gt;&quot;&quot;;TODAY()&gt;=[.D527]);&quot;Vencido&quot;;IF(AND([.E527]=&quot;&quot;;[.F527]=&quot;&quot;;[.G527]=&quot;&quot;;[.H527]=&quot;&quot;);&quot;&quot;;&quot;A Vencer&quot;)))">
            <text:p><text:s text:c="2"/></text:p>
          </table:table-cell>
          <table:table-cell table:style-name="ce41" table:formula="of:=IF([.H527]=&quot;&quot;;&quot;&quot;;[.H527]-[.C527])">
            <text:p/>
          </table:table-cell>
          <table:table-cell table:style-name="ce62" table:formula="of:=IF([.A527]=&quot;&quot;;&quot;&quot;;TEXT(DATE(YEAR([.A527]);MONTH([.A527]);DAY([.A527]));&quot;AAAA&quot;))">
            <text:p/>
          </table:table-cell>
          <table:table-cell table:style-name="ce62" table:formula="of:=IF([.D527]=&quot;&quot;;&quot;&quot;;TEXT(DATE(YEAR([.D527]);MONTH([.D527]);DAY([.D527]));&quot;AAAA&quot;))">
            <text:p/>
          </table:table-cell>
          <table:table-cell table:style-name="ce62" table:formula="of:=IF([.G527]=&quot;&quot;;&quot;&quot;;TEXT(DATE(YEAR([.G527]);MONTH([.G527]);DAY([.G527]));&quot;AAAA&quot;))">
            <text:p/>
          </table:table-cell>
          <table:table-cell table:style-name="ce62" table:formula="of:=IF([.A527]=&quot;&quot;;&quot;&quot;;TEXT(DATE(YEAR([.A527]);MONTH([.A527]);DAY([.A527]));&quot;MMM&quot;))">
            <text:p/>
          </table:table-cell>
          <table:table-cell table:style-name="ce62" table:formula="of:=IF([.D527]=&quot;&quot;;&quot;&quot;;TEXT(DATE(YEAR([.D527]);MONTH([.D527]);DAY([.D527]));&quot;MMM&quot;))">
            <text:p/>
          </table:table-cell>
          <table:table-cell table:style-name="ce62" table:formula="of:=IF([.G527]=&quot;&quot;;&quot;&quot;;TEXT(DATE(YEAR([.G527]);MONTH([.G527]);DAY([.G527]));&quot;MMM&quot;))">
            <text:p/>
          </table:table-cell>
          <table:table-cell table:style-name="ce70" table:formula="of:=IF([.D527]=&quot;&quot;;&quot;&quot;;TEXT(DATE(YEAR([.D527]);MONTH([.D527]);DAY([.D52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8]=&quot;&quot;;&quot;&quot;;VLOOKUP([.K528];[Contas.$A$1:.$C$54];2;0))">
            <text:p><text:s text:c="2"/></text:p>
          </table:table-cell>
          <table:table-cell table:style-name="ce15" table:formula="of:=IF([.K528]=&quot;&quot;;&quot;&quot;;VLOOKUP([.K528];[Contas.$A$1:.$C$54];3;0))">
            <text:p><text:s text:c="2"/></text:p>
          </table:table-cell>
          <table:table-cell table:style-name="ce16" table:formula="of:=IF([.G528]&lt;&gt;&quot;&quot;;&quot;Pago&quot;;IF(AND([.G528]=&quot;&quot;;[.E528]&lt;&gt;&quot;&quot;;[.F528]&lt;&gt;&quot;&quot;;TODAY()&gt;=[.D528]);&quot;Vencido&quot;;IF(AND([.E528]=&quot;&quot;;[.F528]=&quot;&quot;;[.G528]=&quot;&quot;;[.H528]=&quot;&quot;);&quot;&quot;;&quot;A Vencer&quot;)))">
            <text:p><text:s text:c="2"/></text:p>
          </table:table-cell>
          <table:table-cell table:style-name="ce41" table:formula="of:=IF([.H528]=&quot;&quot;;&quot;&quot;;[.H528]-[.C528])">
            <text:p/>
          </table:table-cell>
          <table:table-cell table:style-name="ce62" table:formula="of:=IF([.A528]=&quot;&quot;;&quot;&quot;;TEXT(DATE(YEAR([.A528]);MONTH([.A528]);DAY([.A528]));&quot;AAAA&quot;))">
            <text:p/>
          </table:table-cell>
          <table:table-cell table:style-name="ce62" table:formula="of:=IF([.D528]=&quot;&quot;;&quot;&quot;;TEXT(DATE(YEAR([.D528]);MONTH([.D528]);DAY([.D528]));&quot;AAAA&quot;))">
            <text:p/>
          </table:table-cell>
          <table:table-cell table:style-name="ce62" table:formula="of:=IF([.G528]=&quot;&quot;;&quot;&quot;;TEXT(DATE(YEAR([.G528]);MONTH([.G528]);DAY([.G528]));&quot;AAAA&quot;))">
            <text:p/>
          </table:table-cell>
          <table:table-cell table:style-name="ce62" table:formula="of:=IF([.A528]=&quot;&quot;;&quot;&quot;;TEXT(DATE(YEAR([.A528]);MONTH([.A528]);DAY([.A528]));&quot;MMM&quot;))">
            <text:p/>
          </table:table-cell>
          <table:table-cell table:style-name="ce62" table:formula="of:=IF([.D528]=&quot;&quot;;&quot;&quot;;TEXT(DATE(YEAR([.D528]);MONTH([.D528]);DAY([.D528]));&quot;MMM&quot;))">
            <text:p/>
          </table:table-cell>
          <table:table-cell table:style-name="ce62" table:formula="of:=IF([.G528]=&quot;&quot;;&quot;&quot;;TEXT(DATE(YEAR([.G528]);MONTH([.G528]);DAY([.G528]));&quot;MMM&quot;))">
            <text:p/>
          </table:table-cell>
          <table:table-cell table:style-name="ce70" table:formula="of:=IF([.D528]=&quot;&quot;;&quot;&quot;;TEXT(DATE(YEAR([.D528]);MONTH([.D528]);DAY([.D52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29]=&quot;&quot;;&quot;&quot;;VLOOKUP([.K529];[Contas.$A$1:.$C$54];2;0))">
            <text:p><text:s text:c="2"/></text:p>
          </table:table-cell>
          <table:table-cell table:style-name="ce15" table:formula="of:=IF([.K529]=&quot;&quot;;&quot;&quot;;VLOOKUP([.K529];[Contas.$A$1:.$C$54];3;0))">
            <text:p><text:s text:c="2"/></text:p>
          </table:table-cell>
          <table:table-cell table:style-name="ce16" table:formula="of:=IF([.G529]&lt;&gt;&quot;&quot;;&quot;Pago&quot;;IF(AND([.G529]=&quot;&quot;;[.E529]&lt;&gt;&quot;&quot;;[.F529]&lt;&gt;&quot;&quot;;TODAY()&gt;=[.D529]);&quot;Vencido&quot;;IF(AND([.E529]=&quot;&quot;;[.F529]=&quot;&quot;;[.G529]=&quot;&quot;;[.H529]=&quot;&quot;);&quot;&quot;;&quot;A Vencer&quot;)))">
            <text:p><text:s text:c="2"/></text:p>
          </table:table-cell>
          <table:table-cell table:style-name="ce41" table:formula="of:=IF([.H529]=&quot;&quot;;&quot;&quot;;[.H529]-[.C529])">
            <text:p/>
          </table:table-cell>
          <table:table-cell table:style-name="ce62" table:formula="of:=IF([.A529]=&quot;&quot;;&quot;&quot;;TEXT(DATE(YEAR([.A529]);MONTH([.A529]);DAY([.A529]));&quot;AAAA&quot;))">
            <text:p/>
          </table:table-cell>
          <table:table-cell table:style-name="ce62" table:formula="of:=IF([.D529]=&quot;&quot;;&quot;&quot;;TEXT(DATE(YEAR([.D529]);MONTH([.D529]);DAY([.D529]));&quot;AAAA&quot;))">
            <text:p/>
          </table:table-cell>
          <table:table-cell table:style-name="ce62" table:formula="of:=IF([.G529]=&quot;&quot;;&quot;&quot;;TEXT(DATE(YEAR([.G529]);MONTH([.G529]);DAY([.G529]));&quot;AAAA&quot;))">
            <text:p/>
          </table:table-cell>
          <table:table-cell table:style-name="ce62" table:formula="of:=IF([.A529]=&quot;&quot;;&quot;&quot;;TEXT(DATE(YEAR([.A529]);MONTH([.A529]);DAY([.A529]));&quot;MMM&quot;))">
            <text:p/>
          </table:table-cell>
          <table:table-cell table:style-name="ce62" table:formula="of:=IF([.D529]=&quot;&quot;;&quot;&quot;;TEXT(DATE(YEAR([.D529]);MONTH([.D529]);DAY([.D529]));&quot;MMM&quot;))">
            <text:p/>
          </table:table-cell>
          <table:table-cell table:style-name="ce62" table:formula="of:=IF([.G529]=&quot;&quot;;&quot;&quot;;TEXT(DATE(YEAR([.G529]);MONTH([.G529]);DAY([.G529]));&quot;MMM&quot;))">
            <text:p/>
          </table:table-cell>
          <table:table-cell table:style-name="ce70" table:formula="of:=IF([.D529]=&quot;&quot;;&quot;&quot;;TEXT(DATE(YEAR([.D529]);MONTH([.D529]);DAY([.D52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0]=&quot;&quot;;&quot;&quot;;VLOOKUP([.K530];[Contas.$A$1:.$C$54];2;0))">
            <text:p><text:s text:c="2"/></text:p>
          </table:table-cell>
          <table:table-cell table:style-name="ce15" table:formula="of:=IF([.K530]=&quot;&quot;;&quot;&quot;;VLOOKUP([.K530];[Contas.$A$1:.$C$54];3;0))">
            <text:p><text:s text:c="2"/></text:p>
          </table:table-cell>
          <table:table-cell table:style-name="ce16" table:formula="of:=IF([.G530]&lt;&gt;&quot;&quot;;&quot;Pago&quot;;IF(AND([.G530]=&quot;&quot;;[.E530]&lt;&gt;&quot;&quot;;[.F530]&lt;&gt;&quot;&quot;;TODAY()&gt;=[.D530]);&quot;Vencido&quot;;IF(AND([.E530]=&quot;&quot;;[.F530]=&quot;&quot;;[.G530]=&quot;&quot;;[.H530]=&quot;&quot;);&quot;&quot;;&quot;A Vencer&quot;)))">
            <text:p><text:s text:c="2"/></text:p>
          </table:table-cell>
          <table:table-cell table:style-name="ce41" table:formula="of:=IF([.H530]=&quot;&quot;;&quot;&quot;;[.H530]-[.C530])">
            <text:p/>
          </table:table-cell>
          <table:table-cell table:style-name="ce62" table:formula="of:=IF([.A530]=&quot;&quot;;&quot;&quot;;TEXT(DATE(YEAR([.A530]);MONTH([.A530]);DAY([.A530]));&quot;AAAA&quot;))">
            <text:p/>
          </table:table-cell>
          <table:table-cell table:style-name="ce62" table:formula="of:=IF([.D530]=&quot;&quot;;&quot;&quot;;TEXT(DATE(YEAR([.D530]);MONTH([.D530]);DAY([.D530]));&quot;AAAA&quot;))">
            <text:p/>
          </table:table-cell>
          <table:table-cell table:style-name="ce62" table:formula="of:=IF([.G530]=&quot;&quot;;&quot;&quot;;TEXT(DATE(YEAR([.G530]);MONTH([.G530]);DAY([.G530]));&quot;AAAA&quot;))">
            <text:p/>
          </table:table-cell>
          <table:table-cell table:style-name="ce62" table:formula="of:=IF([.A530]=&quot;&quot;;&quot;&quot;;TEXT(DATE(YEAR([.A530]);MONTH([.A530]);DAY([.A530]));&quot;MMM&quot;))">
            <text:p/>
          </table:table-cell>
          <table:table-cell table:style-name="ce62" table:formula="of:=IF([.D530]=&quot;&quot;;&quot;&quot;;TEXT(DATE(YEAR([.D530]);MONTH([.D530]);DAY([.D530]));&quot;MMM&quot;))">
            <text:p/>
          </table:table-cell>
          <table:table-cell table:style-name="ce62" table:formula="of:=IF([.G530]=&quot;&quot;;&quot;&quot;;TEXT(DATE(YEAR([.G530]);MONTH([.G530]);DAY([.G530]));&quot;MMM&quot;))">
            <text:p/>
          </table:table-cell>
          <table:table-cell table:style-name="ce70" table:formula="of:=IF([.D530]=&quot;&quot;;&quot;&quot;;TEXT(DATE(YEAR([.D530]);MONTH([.D530]);DAY([.D53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1]=&quot;&quot;;&quot;&quot;;VLOOKUP([.K531];[Contas.$A$1:.$C$54];2;0))">
            <text:p><text:s text:c="2"/></text:p>
          </table:table-cell>
          <table:table-cell table:style-name="ce15" table:formula="of:=IF([.K531]=&quot;&quot;;&quot;&quot;;VLOOKUP([.K531];[Contas.$A$1:.$C$54];3;0))">
            <text:p><text:s text:c="2"/></text:p>
          </table:table-cell>
          <table:table-cell table:style-name="ce16" table:formula="of:=IF([.G531]&lt;&gt;&quot;&quot;;&quot;Pago&quot;;IF(AND([.G531]=&quot;&quot;;[.E531]&lt;&gt;&quot;&quot;;[.F531]&lt;&gt;&quot;&quot;;TODAY()&gt;=[.D531]);&quot;Vencido&quot;;IF(AND([.E531]=&quot;&quot;;[.F531]=&quot;&quot;;[.G531]=&quot;&quot;;[.H531]=&quot;&quot;);&quot;&quot;;&quot;A Vencer&quot;)))">
            <text:p><text:s text:c="2"/></text:p>
          </table:table-cell>
          <table:table-cell table:style-name="ce41" table:formula="of:=IF([.H531]=&quot;&quot;;&quot;&quot;;[.H531]-[.C531])">
            <text:p/>
          </table:table-cell>
          <table:table-cell table:style-name="ce62" table:formula="of:=IF([.A531]=&quot;&quot;;&quot;&quot;;TEXT(DATE(YEAR([.A531]);MONTH([.A531]);DAY([.A531]));&quot;AAAA&quot;))">
            <text:p/>
          </table:table-cell>
          <table:table-cell table:style-name="ce62" table:formula="of:=IF([.D531]=&quot;&quot;;&quot;&quot;;TEXT(DATE(YEAR([.D531]);MONTH([.D531]);DAY([.D531]));&quot;AAAA&quot;))">
            <text:p/>
          </table:table-cell>
          <table:table-cell table:style-name="ce62" table:formula="of:=IF([.G531]=&quot;&quot;;&quot;&quot;;TEXT(DATE(YEAR([.G531]);MONTH([.G531]);DAY([.G531]));&quot;AAAA&quot;))">
            <text:p/>
          </table:table-cell>
          <table:table-cell table:style-name="ce62" table:formula="of:=IF([.A531]=&quot;&quot;;&quot;&quot;;TEXT(DATE(YEAR([.A531]);MONTH([.A531]);DAY([.A531]));&quot;MMM&quot;))">
            <text:p/>
          </table:table-cell>
          <table:table-cell table:style-name="ce62" table:formula="of:=IF([.D531]=&quot;&quot;;&quot;&quot;;TEXT(DATE(YEAR([.D531]);MONTH([.D531]);DAY([.D531]));&quot;MMM&quot;))">
            <text:p/>
          </table:table-cell>
          <table:table-cell table:style-name="ce62" table:formula="of:=IF([.G531]=&quot;&quot;;&quot;&quot;;TEXT(DATE(YEAR([.G531]);MONTH([.G531]);DAY([.G531]));&quot;MMM&quot;))">
            <text:p/>
          </table:table-cell>
          <table:table-cell table:style-name="ce70" table:formula="of:=IF([.D531]=&quot;&quot;;&quot;&quot;;TEXT(DATE(YEAR([.D531]);MONTH([.D531]);DAY([.D53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2]=&quot;&quot;;&quot;&quot;;VLOOKUP([.K532];[Contas.$A$1:.$C$54];2;0))">
            <text:p><text:s text:c="2"/></text:p>
          </table:table-cell>
          <table:table-cell table:style-name="ce15" table:formula="of:=IF([.K532]=&quot;&quot;;&quot;&quot;;VLOOKUP([.K532];[Contas.$A$1:.$C$54];3;0))">
            <text:p><text:s text:c="2"/></text:p>
          </table:table-cell>
          <table:table-cell table:style-name="ce16" table:formula="of:=IF([.G532]&lt;&gt;&quot;&quot;;&quot;Pago&quot;;IF(AND([.G532]=&quot;&quot;;[.E532]&lt;&gt;&quot;&quot;;[.F532]&lt;&gt;&quot;&quot;;TODAY()&gt;=[.D532]);&quot;Vencido&quot;;IF(AND([.E532]=&quot;&quot;;[.F532]=&quot;&quot;;[.G532]=&quot;&quot;;[.H532]=&quot;&quot;);&quot;&quot;;&quot;A Vencer&quot;)))">
            <text:p><text:s text:c="2"/></text:p>
          </table:table-cell>
          <table:table-cell table:style-name="ce41" table:formula="of:=IF([.H532]=&quot;&quot;;&quot;&quot;;[.H532]-[.C532])">
            <text:p/>
          </table:table-cell>
          <table:table-cell table:style-name="ce62" table:formula="of:=IF([.A532]=&quot;&quot;;&quot;&quot;;TEXT(DATE(YEAR([.A532]);MONTH([.A532]);DAY([.A532]));&quot;AAAA&quot;))">
            <text:p/>
          </table:table-cell>
          <table:table-cell table:style-name="ce62" table:formula="of:=IF([.D532]=&quot;&quot;;&quot;&quot;;TEXT(DATE(YEAR([.D532]);MONTH([.D532]);DAY([.D532]));&quot;AAAA&quot;))">
            <text:p/>
          </table:table-cell>
          <table:table-cell table:style-name="ce62" table:formula="of:=IF([.G532]=&quot;&quot;;&quot;&quot;;TEXT(DATE(YEAR([.G532]);MONTH([.G532]);DAY([.G532]));&quot;AAAA&quot;))">
            <text:p/>
          </table:table-cell>
          <table:table-cell table:style-name="ce62" table:formula="of:=IF([.A532]=&quot;&quot;;&quot;&quot;;TEXT(DATE(YEAR([.A532]);MONTH([.A532]);DAY([.A532]));&quot;MMM&quot;))">
            <text:p/>
          </table:table-cell>
          <table:table-cell table:style-name="ce62" table:formula="of:=IF([.D532]=&quot;&quot;;&quot;&quot;;TEXT(DATE(YEAR([.D532]);MONTH([.D532]);DAY([.D532]));&quot;MMM&quot;))">
            <text:p/>
          </table:table-cell>
          <table:table-cell table:style-name="ce62" table:formula="of:=IF([.G532]=&quot;&quot;;&quot;&quot;;TEXT(DATE(YEAR([.G532]);MONTH([.G532]);DAY([.G532]));&quot;MMM&quot;))">
            <text:p/>
          </table:table-cell>
          <table:table-cell table:style-name="ce70" table:formula="of:=IF([.D532]=&quot;&quot;;&quot;&quot;;TEXT(DATE(YEAR([.D532]);MONTH([.D532]);DAY([.D53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3]=&quot;&quot;;&quot;&quot;;VLOOKUP([.K533];[Contas.$A$1:.$C$54];2;0))">
            <text:p><text:s text:c="2"/></text:p>
          </table:table-cell>
          <table:table-cell table:style-name="ce15" table:formula="of:=IF([.K533]=&quot;&quot;;&quot;&quot;;VLOOKUP([.K533];[Contas.$A$1:.$C$54];3;0))">
            <text:p><text:s text:c="2"/></text:p>
          </table:table-cell>
          <table:table-cell table:style-name="ce16" table:formula="of:=IF([.G533]&lt;&gt;&quot;&quot;;&quot;Pago&quot;;IF(AND([.G533]=&quot;&quot;;[.E533]&lt;&gt;&quot;&quot;;[.F533]&lt;&gt;&quot;&quot;;TODAY()&gt;=[.D533]);&quot;Vencido&quot;;IF(AND([.E533]=&quot;&quot;;[.F533]=&quot;&quot;;[.G533]=&quot;&quot;;[.H533]=&quot;&quot;);&quot;&quot;;&quot;A Vencer&quot;)))">
            <text:p><text:s text:c="2"/></text:p>
          </table:table-cell>
          <table:table-cell table:style-name="ce41" table:formula="of:=IF([.H533]=&quot;&quot;;&quot;&quot;;[.H533]-[.C533])">
            <text:p/>
          </table:table-cell>
          <table:table-cell table:style-name="ce62" table:formula="of:=IF([.A533]=&quot;&quot;;&quot;&quot;;TEXT(DATE(YEAR([.A533]);MONTH([.A533]);DAY([.A533]));&quot;AAAA&quot;))">
            <text:p/>
          </table:table-cell>
          <table:table-cell table:style-name="ce62" table:formula="of:=IF([.D533]=&quot;&quot;;&quot;&quot;;TEXT(DATE(YEAR([.D533]);MONTH([.D533]);DAY([.D533]));&quot;AAAA&quot;))">
            <text:p/>
          </table:table-cell>
          <table:table-cell table:style-name="ce62" table:formula="of:=IF([.G533]=&quot;&quot;;&quot;&quot;;TEXT(DATE(YEAR([.G533]);MONTH([.G533]);DAY([.G533]));&quot;AAAA&quot;))">
            <text:p/>
          </table:table-cell>
          <table:table-cell table:style-name="ce62" table:formula="of:=IF([.A533]=&quot;&quot;;&quot;&quot;;TEXT(DATE(YEAR([.A533]);MONTH([.A533]);DAY([.A533]));&quot;MMM&quot;))">
            <text:p/>
          </table:table-cell>
          <table:table-cell table:style-name="ce62" table:formula="of:=IF([.D533]=&quot;&quot;;&quot;&quot;;TEXT(DATE(YEAR([.D533]);MONTH([.D533]);DAY([.D533]));&quot;MMM&quot;))">
            <text:p/>
          </table:table-cell>
          <table:table-cell table:style-name="ce62" table:formula="of:=IF([.G533]=&quot;&quot;;&quot;&quot;;TEXT(DATE(YEAR([.G533]);MONTH([.G533]);DAY([.G533]));&quot;MMM&quot;))">
            <text:p/>
          </table:table-cell>
          <table:table-cell table:style-name="ce70" table:formula="of:=IF([.D533]=&quot;&quot;;&quot;&quot;;TEXT(DATE(YEAR([.D533]);MONTH([.D533]);DAY([.D53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4]=&quot;&quot;;&quot;&quot;;VLOOKUP([.K534];[Contas.$A$1:.$C$54];2;0))">
            <text:p><text:s text:c="2"/></text:p>
          </table:table-cell>
          <table:table-cell table:style-name="ce15" table:formula="of:=IF([.K534]=&quot;&quot;;&quot;&quot;;VLOOKUP([.K534];[Contas.$A$1:.$C$54];3;0))">
            <text:p><text:s text:c="2"/></text:p>
          </table:table-cell>
          <table:table-cell table:style-name="ce16" table:formula="of:=IF([.G534]&lt;&gt;&quot;&quot;;&quot;Pago&quot;;IF(AND([.G534]=&quot;&quot;;[.E534]&lt;&gt;&quot;&quot;;[.F534]&lt;&gt;&quot;&quot;;TODAY()&gt;=[.D534]);&quot;Vencido&quot;;IF(AND([.E534]=&quot;&quot;;[.F534]=&quot;&quot;;[.G534]=&quot;&quot;;[.H534]=&quot;&quot;);&quot;&quot;;&quot;A Vencer&quot;)))">
            <text:p><text:s text:c="2"/></text:p>
          </table:table-cell>
          <table:table-cell table:style-name="ce41" table:formula="of:=IF([.H534]=&quot;&quot;;&quot;&quot;;[.H534]-[.C534])">
            <text:p/>
          </table:table-cell>
          <table:table-cell table:style-name="ce62" table:formula="of:=IF([.A534]=&quot;&quot;;&quot;&quot;;TEXT(DATE(YEAR([.A534]);MONTH([.A534]);DAY([.A534]));&quot;AAAA&quot;))">
            <text:p/>
          </table:table-cell>
          <table:table-cell table:style-name="ce62" table:formula="of:=IF([.D534]=&quot;&quot;;&quot;&quot;;TEXT(DATE(YEAR([.D534]);MONTH([.D534]);DAY([.D534]));&quot;AAAA&quot;))">
            <text:p/>
          </table:table-cell>
          <table:table-cell table:style-name="ce62" table:formula="of:=IF([.G534]=&quot;&quot;;&quot;&quot;;TEXT(DATE(YEAR([.G534]);MONTH([.G534]);DAY([.G534]));&quot;AAAA&quot;))">
            <text:p/>
          </table:table-cell>
          <table:table-cell table:style-name="ce62" table:formula="of:=IF([.A534]=&quot;&quot;;&quot;&quot;;TEXT(DATE(YEAR([.A534]);MONTH([.A534]);DAY([.A534]));&quot;MMM&quot;))">
            <text:p/>
          </table:table-cell>
          <table:table-cell table:style-name="ce62" table:formula="of:=IF([.D534]=&quot;&quot;;&quot;&quot;;TEXT(DATE(YEAR([.D534]);MONTH([.D534]);DAY([.D534]));&quot;MMM&quot;))">
            <text:p/>
          </table:table-cell>
          <table:table-cell table:style-name="ce62" table:formula="of:=IF([.G534]=&quot;&quot;;&quot;&quot;;TEXT(DATE(YEAR([.G534]);MONTH([.G534]);DAY([.G534]));&quot;MMM&quot;))">
            <text:p/>
          </table:table-cell>
          <table:table-cell table:style-name="ce70" table:formula="of:=IF([.D534]=&quot;&quot;;&quot;&quot;;TEXT(DATE(YEAR([.D534]);MONTH([.D534]);DAY([.D53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5]=&quot;&quot;;&quot;&quot;;VLOOKUP([.K535];[Contas.$A$1:.$C$54];2;0))">
            <text:p><text:s text:c="2"/></text:p>
          </table:table-cell>
          <table:table-cell table:style-name="ce15" table:formula="of:=IF([.K535]=&quot;&quot;;&quot;&quot;;VLOOKUP([.K535];[Contas.$A$1:.$C$54];3;0))">
            <text:p><text:s text:c="2"/></text:p>
          </table:table-cell>
          <table:table-cell table:style-name="ce16" table:formula="of:=IF([.G535]&lt;&gt;&quot;&quot;;&quot;Pago&quot;;IF(AND([.G535]=&quot;&quot;;[.E535]&lt;&gt;&quot;&quot;;[.F535]&lt;&gt;&quot;&quot;;TODAY()&gt;=[.D535]);&quot;Vencido&quot;;IF(AND([.E535]=&quot;&quot;;[.F535]=&quot;&quot;;[.G535]=&quot;&quot;;[.H535]=&quot;&quot;);&quot;&quot;;&quot;A Vencer&quot;)))">
            <text:p><text:s text:c="2"/></text:p>
          </table:table-cell>
          <table:table-cell table:style-name="ce41" table:formula="of:=IF([.H535]=&quot;&quot;;&quot;&quot;;[.H535]-[.C535])">
            <text:p/>
          </table:table-cell>
          <table:table-cell table:style-name="ce62" table:formula="of:=IF([.A535]=&quot;&quot;;&quot;&quot;;TEXT(DATE(YEAR([.A535]);MONTH([.A535]);DAY([.A535]));&quot;AAAA&quot;))">
            <text:p/>
          </table:table-cell>
          <table:table-cell table:style-name="ce62" table:formula="of:=IF([.D535]=&quot;&quot;;&quot;&quot;;TEXT(DATE(YEAR([.D535]);MONTH([.D535]);DAY([.D535]));&quot;AAAA&quot;))">
            <text:p/>
          </table:table-cell>
          <table:table-cell table:style-name="ce62" table:formula="of:=IF([.G535]=&quot;&quot;;&quot;&quot;;TEXT(DATE(YEAR([.G535]);MONTH([.G535]);DAY([.G535]));&quot;AAAA&quot;))">
            <text:p/>
          </table:table-cell>
          <table:table-cell table:style-name="ce62" table:formula="of:=IF([.A535]=&quot;&quot;;&quot;&quot;;TEXT(DATE(YEAR([.A535]);MONTH([.A535]);DAY([.A535]));&quot;MMM&quot;))">
            <text:p/>
          </table:table-cell>
          <table:table-cell table:style-name="ce62" table:formula="of:=IF([.D535]=&quot;&quot;;&quot;&quot;;TEXT(DATE(YEAR([.D535]);MONTH([.D535]);DAY([.D535]));&quot;MMM&quot;))">
            <text:p/>
          </table:table-cell>
          <table:table-cell table:style-name="ce62" table:formula="of:=IF([.G535]=&quot;&quot;;&quot;&quot;;TEXT(DATE(YEAR([.G535]);MONTH([.G535]);DAY([.G535]));&quot;MMM&quot;))">
            <text:p/>
          </table:table-cell>
          <table:table-cell table:style-name="ce70" table:formula="of:=IF([.D535]=&quot;&quot;;&quot;&quot;;TEXT(DATE(YEAR([.D535]);MONTH([.D535]);DAY([.D53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6]=&quot;&quot;;&quot;&quot;;VLOOKUP([.K536];[Contas.$A$1:.$C$54];2;0))">
            <text:p><text:s text:c="2"/></text:p>
          </table:table-cell>
          <table:table-cell table:style-name="ce15" table:formula="of:=IF([.K536]=&quot;&quot;;&quot;&quot;;VLOOKUP([.K536];[Contas.$A$1:.$C$54];3;0))">
            <text:p><text:s text:c="2"/></text:p>
          </table:table-cell>
          <table:table-cell table:style-name="ce16" table:formula="of:=IF([.G536]&lt;&gt;&quot;&quot;;&quot;Pago&quot;;IF(AND([.G536]=&quot;&quot;;[.E536]&lt;&gt;&quot;&quot;;[.F536]&lt;&gt;&quot;&quot;;TODAY()&gt;=[.D536]);&quot;Vencido&quot;;IF(AND([.E536]=&quot;&quot;;[.F536]=&quot;&quot;;[.G536]=&quot;&quot;;[.H536]=&quot;&quot;);&quot;&quot;;&quot;A Vencer&quot;)))">
            <text:p><text:s text:c="2"/></text:p>
          </table:table-cell>
          <table:table-cell table:style-name="ce41" table:formula="of:=IF([.H536]=&quot;&quot;;&quot;&quot;;[.H536]-[.C536])">
            <text:p/>
          </table:table-cell>
          <table:table-cell table:style-name="ce62" table:formula="of:=IF([.A536]=&quot;&quot;;&quot;&quot;;TEXT(DATE(YEAR([.A536]);MONTH([.A536]);DAY([.A536]));&quot;AAAA&quot;))">
            <text:p/>
          </table:table-cell>
          <table:table-cell table:style-name="ce62" table:formula="of:=IF([.D536]=&quot;&quot;;&quot;&quot;;TEXT(DATE(YEAR([.D536]);MONTH([.D536]);DAY([.D536]));&quot;AAAA&quot;))">
            <text:p/>
          </table:table-cell>
          <table:table-cell table:style-name="ce62" table:formula="of:=IF([.G536]=&quot;&quot;;&quot;&quot;;TEXT(DATE(YEAR([.G536]);MONTH([.G536]);DAY([.G536]));&quot;AAAA&quot;))">
            <text:p/>
          </table:table-cell>
          <table:table-cell table:style-name="ce62" table:formula="of:=IF([.A536]=&quot;&quot;;&quot;&quot;;TEXT(DATE(YEAR([.A536]);MONTH([.A536]);DAY([.A536]));&quot;MMM&quot;))">
            <text:p/>
          </table:table-cell>
          <table:table-cell table:style-name="ce62" table:formula="of:=IF([.D536]=&quot;&quot;;&quot;&quot;;TEXT(DATE(YEAR([.D536]);MONTH([.D536]);DAY([.D536]));&quot;MMM&quot;))">
            <text:p/>
          </table:table-cell>
          <table:table-cell table:style-name="ce62" table:formula="of:=IF([.G536]=&quot;&quot;;&quot;&quot;;TEXT(DATE(YEAR([.G536]);MONTH([.G536]);DAY([.G536]));&quot;MMM&quot;))">
            <text:p/>
          </table:table-cell>
          <table:table-cell table:style-name="ce70" table:formula="of:=IF([.D536]=&quot;&quot;;&quot;&quot;;TEXT(DATE(YEAR([.D536]);MONTH([.D536]);DAY([.D53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7]=&quot;&quot;;&quot;&quot;;VLOOKUP([.K537];[Contas.$A$1:.$C$54];2;0))">
            <text:p><text:s text:c="2"/></text:p>
          </table:table-cell>
          <table:table-cell table:style-name="ce15" table:formula="of:=IF([.K537]=&quot;&quot;;&quot;&quot;;VLOOKUP([.K537];[Contas.$A$1:.$C$54];3;0))">
            <text:p><text:s text:c="2"/></text:p>
          </table:table-cell>
          <table:table-cell table:style-name="ce16" table:formula="of:=IF([.G537]&lt;&gt;&quot;&quot;;&quot;Pago&quot;;IF(AND([.G537]=&quot;&quot;;[.E537]&lt;&gt;&quot;&quot;;[.F537]&lt;&gt;&quot;&quot;;TODAY()&gt;=[.D537]);&quot;Vencido&quot;;IF(AND([.E537]=&quot;&quot;;[.F537]=&quot;&quot;;[.G537]=&quot;&quot;;[.H537]=&quot;&quot;);&quot;&quot;;&quot;A Vencer&quot;)))">
            <text:p><text:s text:c="2"/></text:p>
          </table:table-cell>
          <table:table-cell table:style-name="ce41" table:formula="of:=IF([.H537]=&quot;&quot;;&quot;&quot;;[.H537]-[.C537])">
            <text:p/>
          </table:table-cell>
          <table:table-cell table:style-name="ce62" table:formula="of:=IF([.A537]=&quot;&quot;;&quot;&quot;;TEXT(DATE(YEAR([.A537]);MONTH([.A537]);DAY([.A537]));&quot;AAAA&quot;))">
            <text:p/>
          </table:table-cell>
          <table:table-cell table:style-name="ce62" table:formula="of:=IF([.D537]=&quot;&quot;;&quot;&quot;;TEXT(DATE(YEAR([.D537]);MONTH([.D537]);DAY([.D537]));&quot;AAAA&quot;))">
            <text:p/>
          </table:table-cell>
          <table:table-cell table:style-name="ce62" table:formula="of:=IF([.G537]=&quot;&quot;;&quot;&quot;;TEXT(DATE(YEAR([.G537]);MONTH([.G537]);DAY([.G537]));&quot;AAAA&quot;))">
            <text:p/>
          </table:table-cell>
          <table:table-cell table:style-name="ce62" table:formula="of:=IF([.A537]=&quot;&quot;;&quot;&quot;;TEXT(DATE(YEAR([.A537]);MONTH([.A537]);DAY([.A537]));&quot;MMM&quot;))">
            <text:p/>
          </table:table-cell>
          <table:table-cell table:style-name="ce62" table:formula="of:=IF([.D537]=&quot;&quot;;&quot;&quot;;TEXT(DATE(YEAR([.D537]);MONTH([.D537]);DAY([.D537]));&quot;MMM&quot;))">
            <text:p/>
          </table:table-cell>
          <table:table-cell table:style-name="ce62" table:formula="of:=IF([.G537]=&quot;&quot;;&quot;&quot;;TEXT(DATE(YEAR([.G537]);MONTH([.G537]);DAY([.G537]));&quot;MMM&quot;))">
            <text:p/>
          </table:table-cell>
          <table:table-cell table:style-name="ce70" table:formula="of:=IF([.D537]=&quot;&quot;;&quot;&quot;;TEXT(DATE(YEAR([.D537]);MONTH([.D537]);DAY([.D53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8]=&quot;&quot;;&quot;&quot;;VLOOKUP([.K538];[Contas.$A$1:.$C$54];2;0))">
            <text:p><text:s text:c="2"/></text:p>
          </table:table-cell>
          <table:table-cell table:style-name="ce15" table:formula="of:=IF([.K538]=&quot;&quot;;&quot;&quot;;VLOOKUP([.K538];[Contas.$A$1:.$C$54];3;0))">
            <text:p><text:s text:c="2"/></text:p>
          </table:table-cell>
          <table:table-cell table:style-name="ce16" table:formula="of:=IF([.G538]&lt;&gt;&quot;&quot;;&quot;Pago&quot;;IF(AND([.G538]=&quot;&quot;;[.E538]&lt;&gt;&quot;&quot;;[.F538]&lt;&gt;&quot;&quot;;TODAY()&gt;=[.D538]);&quot;Vencido&quot;;IF(AND([.E538]=&quot;&quot;;[.F538]=&quot;&quot;;[.G538]=&quot;&quot;;[.H538]=&quot;&quot;);&quot;&quot;;&quot;A Vencer&quot;)))">
            <text:p><text:s text:c="2"/></text:p>
          </table:table-cell>
          <table:table-cell table:style-name="ce41" table:formula="of:=IF([.H538]=&quot;&quot;;&quot;&quot;;[.H538]-[.C538])">
            <text:p/>
          </table:table-cell>
          <table:table-cell table:style-name="ce62" table:formula="of:=IF([.A538]=&quot;&quot;;&quot;&quot;;TEXT(DATE(YEAR([.A538]);MONTH([.A538]);DAY([.A538]));&quot;AAAA&quot;))">
            <text:p/>
          </table:table-cell>
          <table:table-cell table:style-name="ce62" table:formula="of:=IF([.D538]=&quot;&quot;;&quot;&quot;;TEXT(DATE(YEAR([.D538]);MONTH([.D538]);DAY([.D538]));&quot;AAAA&quot;))">
            <text:p/>
          </table:table-cell>
          <table:table-cell table:style-name="ce62" table:formula="of:=IF([.G538]=&quot;&quot;;&quot;&quot;;TEXT(DATE(YEAR([.G538]);MONTH([.G538]);DAY([.G538]));&quot;AAAA&quot;))">
            <text:p/>
          </table:table-cell>
          <table:table-cell table:style-name="ce62" table:formula="of:=IF([.A538]=&quot;&quot;;&quot;&quot;;TEXT(DATE(YEAR([.A538]);MONTH([.A538]);DAY([.A538]));&quot;MMM&quot;))">
            <text:p/>
          </table:table-cell>
          <table:table-cell table:style-name="ce62" table:formula="of:=IF([.D538]=&quot;&quot;;&quot;&quot;;TEXT(DATE(YEAR([.D538]);MONTH([.D538]);DAY([.D538]));&quot;MMM&quot;))">
            <text:p/>
          </table:table-cell>
          <table:table-cell table:style-name="ce62" table:formula="of:=IF([.G538]=&quot;&quot;;&quot;&quot;;TEXT(DATE(YEAR([.G538]);MONTH([.G538]);DAY([.G538]));&quot;MMM&quot;))">
            <text:p/>
          </table:table-cell>
          <table:table-cell table:style-name="ce70" table:formula="of:=IF([.D538]=&quot;&quot;;&quot;&quot;;TEXT(DATE(YEAR([.D538]);MONTH([.D538]);DAY([.D53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39]=&quot;&quot;;&quot;&quot;;VLOOKUP([.K539];[Contas.$A$1:.$C$54];2;0))">
            <text:p><text:s text:c="2"/></text:p>
          </table:table-cell>
          <table:table-cell table:style-name="ce15" table:formula="of:=IF([.K539]=&quot;&quot;;&quot;&quot;;VLOOKUP([.K539];[Contas.$A$1:.$C$54];3;0))">
            <text:p><text:s text:c="2"/></text:p>
          </table:table-cell>
          <table:table-cell table:style-name="ce16" table:formula="of:=IF([.G539]&lt;&gt;&quot;&quot;;&quot;Pago&quot;;IF(AND([.G539]=&quot;&quot;;[.E539]&lt;&gt;&quot;&quot;;[.F539]&lt;&gt;&quot;&quot;;TODAY()&gt;=[.D539]);&quot;Vencido&quot;;IF(AND([.E539]=&quot;&quot;;[.F539]=&quot;&quot;;[.G539]=&quot;&quot;;[.H539]=&quot;&quot;);&quot;&quot;;&quot;A Vencer&quot;)))">
            <text:p><text:s text:c="2"/></text:p>
          </table:table-cell>
          <table:table-cell table:style-name="ce41" table:formula="of:=IF([.H539]=&quot;&quot;;&quot;&quot;;[.H539]-[.C539])">
            <text:p/>
          </table:table-cell>
          <table:table-cell table:style-name="ce62" table:formula="of:=IF([.A539]=&quot;&quot;;&quot;&quot;;TEXT(DATE(YEAR([.A539]);MONTH([.A539]);DAY([.A539]));&quot;AAAA&quot;))">
            <text:p/>
          </table:table-cell>
          <table:table-cell table:style-name="ce62" table:formula="of:=IF([.D539]=&quot;&quot;;&quot;&quot;;TEXT(DATE(YEAR([.D539]);MONTH([.D539]);DAY([.D539]));&quot;AAAA&quot;))">
            <text:p/>
          </table:table-cell>
          <table:table-cell table:style-name="ce62" table:formula="of:=IF([.G539]=&quot;&quot;;&quot;&quot;;TEXT(DATE(YEAR([.G539]);MONTH([.G539]);DAY([.G539]));&quot;AAAA&quot;))">
            <text:p/>
          </table:table-cell>
          <table:table-cell table:style-name="ce62" table:formula="of:=IF([.A539]=&quot;&quot;;&quot;&quot;;TEXT(DATE(YEAR([.A539]);MONTH([.A539]);DAY([.A539]));&quot;MMM&quot;))">
            <text:p/>
          </table:table-cell>
          <table:table-cell table:style-name="ce62" table:formula="of:=IF([.D539]=&quot;&quot;;&quot;&quot;;TEXT(DATE(YEAR([.D539]);MONTH([.D539]);DAY([.D539]));&quot;MMM&quot;))">
            <text:p/>
          </table:table-cell>
          <table:table-cell table:style-name="ce62" table:formula="of:=IF([.G539]=&quot;&quot;;&quot;&quot;;TEXT(DATE(YEAR([.G539]);MONTH([.G539]);DAY([.G539]));&quot;MMM&quot;))">
            <text:p/>
          </table:table-cell>
          <table:table-cell table:style-name="ce70" table:formula="of:=IF([.D539]=&quot;&quot;;&quot;&quot;;TEXT(DATE(YEAR([.D539]);MONTH([.D539]);DAY([.D53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0]=&quot;&quot;;&quot;&quot;;VLOOKUP([.K540];[Contas.$A$1:.$C$54];2;0))">
            <text:p><text:s text:c="2"/></text:p>
          </table:table-cell>
          <table:table-cell table:style-name="ce15" table:formula="of:=IF([.K540]=&quot;&quot;;&quot;&quot;;VLOOKUP([.K540];[Contas.$A$1:.$C$54];3;0))">
            <text:p><text:s text:c="2"/></text:p>
          </table:table-cell>
          <table:table-cell table:style-name="ce16" table:formula="of:=IF([.G540]&lt;&gt;&quot;&quot;;&quot;Pago&quot;;IF(AND([.G540]=&quot;&quot;;[.E540]&lt;&gt;&quot;&quot;;[.F540]&lt;&gt;&quot;&quot;;TODAY()&gt;=[.D540]);&quot;Vencido&quot;;IF(AND([.E540]=&quot;&quot;;[.F540]=&quot;&quot;;[.G540]=&quot;&quot;;[.H540]=&quot;&quot;);&quot;&quot;;&quot;A Vencer&quot;)))">
            <text:p><text:s text:c="2"/></text:p>
          </table:table-cell>
          <table:table-cell table:style-name="ce41" table:formula="of:=IF([.H540]=&quot;&quot;;&quot;&quot;;[.H540]-[.C540])">
            <text:p/>
          </table:table-cell>
          <table:table-cell table:style-name="ce62" table:formula="of:=IF([.A540]=&quot;&quot;;&quot;&quot;;TEXT(DATE(YEAR([.A540]);MONTH([.A540]);DAY([.A540]));&quot;AAAA&quot;))">
            <text:p/>
          </table:table-cell>
          <table:table-cell table:style-name="ce62" table:formula="of:=IF([.D540]=&quot;&quot;;&quot;&quot;;TEXT(DATE(YEAR([.D540]);MONTH([.D540]);DAY([.D540]));&quot;AAAA&quot;))">
            <text:p/>
          </table:table-cell>
          <table:table-cell table:style-name="ce62" table:formula="of:=IF([.G540]=&quot;&quot;;&quot;&quot;;TEXT(DATE(YEAR([.G540]);MONTH([.G540]);DAY([.G540]));&quot;AAAA&quot;))">
            <text:p/>
          </table:table-cell>
          <table:table-cell table:style-name="ce62" table:formula="of:=IF([.A540]=&quot;&quot;;&quot;&quot;;TEXT(DATE(YEAR([.A540]);MONTH([.A540]);DAY([.A540]));&quot;MMM&quot;))">
            <text:p/>
          </table:table-cell>
          <table:table-cell table:style-name="ce62" table:formula="of:=IF([.D540]=&quot;&quot;;&quot;&quot;;TEXT(DATE(YEAR([.D540]);MONTH([.D540]);DAY([.D540]));&quot;MMM&quot;))">
            <text:p/>
          </table:table-cell>
          <table:table-cell table:style-name="ce62" table:formula="of:=IF([.G540]=&quot;&quot;;&quot;&quot;;TEXT(DATE(YEAR([.G540]);MONTH([.G540]);DAY([.G540]));&quot;MMM&quot;))">
            <text:p/>
          </table:table-cell>
          <table:table-cell table:style-name="ce70" table:formula="of:=IF([.D540]=&quot;&quot;;&quot;&quot;;TEXT(DATE(YEAR([.D540]);MONTH([.D540]);DAY([.D54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1]=&quot;&quot;;&quot;&quot;;VLOOKUP([.K541];[Contas.$A$1:.$C$54];2;0))">
            <text:p><text:s text:c="2"/></text:p>
          </table:table-cell>
          <table:table-cell table:style-name="ce15" table:formula="of:=IF([.K541]=&quot;&quot;;&quot;&quot;;VLOOKUP([.K541];[Contas.$A$1:.$C$54];3;0))">
            <text:p><text:s text:c="2"/></text:p>
          </table:table-cell>
          <table:table-cell table:style-name="ce16" table:formula="of:=IF([.G541]&lt;&gt;&quot;&quot;;&quot;Pago&quot;;IF(AND([.G541]=&quot;&quot;;[.E541]&lt;&gt;&quot;&quot;;[.F541]&lt;&gt;&quot;&quot;;TODAY()&gt;=[.D541]);&quot;Vencido&quot;;IF(AND([.E541]=&quot;&quot;;[.F541]=&quot;&quot;;[.G541]=&quot;&quot;;[.H541]=&quot;&quot;);&quot;&quot;;&quot;A Vencer&quot;)))">
            <text:p><text:s text:c="2"/></text:p>
          </table:table-cell>
          <table:table-cell table:style-name="ce41" table:formula="of:=IF([.H541]=&quot;&quot;;&quot;&quot;;[.H541]-[.C541])">
            <text:p/>
          </table:table-cell>
          <table:table-cell table:style-name="ce62" table:formula="of:=IF([.A541]=&quot;&quot;;&quot;&quot;;TEXT(DATE(YEAR([.A541]);MONTH([.A541]);DAY([.A541]));&quot;AAAA&quot;))">
            <text:p/>
          </table:table-cell>
          <table:table-cell table:style-name="ce62" table:formula="of:=IF([.D541]=&quot;&quot;;&quot;&quot;;TEXT(DATE(YEAR([.D541]);MONTH([.D541]);DAY([.D541]));&quot;AAAA&quot;))">
            <text:p/>
          </table:table-cell>
          <table:table-cell table:style-name="ce62" table:formula="of:=IF([.G541]=&quot;&quot;;&quot;&quot;;TEXT(DATE(YEAR([.G541]);MONTH([.G541]);DAY([.G541]));&quot;AAAA&quot;))">
            <text:p/>
          </table:table-cell>
          <table:table-cell table:style-name="ce62" table:formula="of:=IF([.A541]=&quot;&quot;;&quot;&quot;;TEXT(DATE(YEAR([.A541]);MONTH([.A541]);DAY([.A541]));&quot;MMM&quot;))">
            <text:p/>
          </table:table-cell>
          <table:table-cell table:style-name="ce62" table:formula="of:=IF([.D541]=&quot;&quot;;&quot;&quot;;TEXT(DATE(YEAR([.D541]);MONTH([.D541]);DAY([.D541]));&quot;MMM&quot;))">
            <text:p/>
          </table:table-cell>
          <table:table-cell table:style-name="ce62" table:formula="of:=IF([.G541]=&quot;&quot;;&quot;&quot;;TEXT(DATE(YEAR([.G541]);MONTH([.G541]);DAY([.G541]));&quot;MMM&quot;))">
            <text:p/>
          </table:table-cell>
          <table:table-cell table:style-name="ce70" table:formula="of:=IF([.D541]=&quot;&quot;;&quot;&quot;;TEXT(DATE(YEAR([.D541]);MONTH([.D541]);DAY([.D54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2]=&quot;&quot;;&quot;&quot;;VLOOKUP([.K542];[Contas.$A$1:.$C$54];2;0))">
            <text:p><text:s text:c="2"/></text:p>
          </table:table-cell>
          <table:table-cell table:style-name="ce15" table:formula="of:=IF([.K542]=&quot;&quot;;&quot;&quot;;VLOOKUP([.K542];[Contas.$A$1:.$C$54];3;0))">
            <text:p><text:s text:c="2"/></text:p>
          </table:table-cell>
          <table:table-cell table:style-name="ce16" table:formula="of:=IF([.G542]&lt;&gt;&quot;&quot;;&quot;Pago&quot;;IF(AND([.G542]=&quot;&quot;;[.E542]&lt;&gt;&quot;&quot;;[.F542]&lt;&gt;&quot;&quot;;TODAY()&gt;=[.D542]);&quot;Vencido&quot;;IF(AND([.E542]=&quot;&quot;;[.F542]=&quot;&quot;;[.G542]=&quot;&quot;;[.H542]=&quot;&quot;);&quot;&quot;;&quot;A Vencer&quot;)))">
            <text:p><text:s text:c="2"/></text:p>
          </table:table-cell>
          <table:table-cell table:style-name="ce41" table:formula="of:=IF([.H542]=&quot;&quot;;&quot;&quot;;[.H542]-[.C542])">
            <text:p/>
          </table:table-cell>
          <table:table-cell table:style-name="ce62" table:formula="of:=IF([.A542]=&quot;&quot;;&quot;&quot;;TEXT(DATE(YEAR([.A542]);MONTH([.A542]);DAY([.A542]));&quot;AAAA&quot;))">
            <text:p/>
          </table:table-cell>
          <table:table-cell table:style-name="ce62" table:formula="of:=IF([.D542]=&quot;&quot;;&quot;&quot;;TEXT(DATE(YEAR([.D542]);MONTH([.D542]);DAY([.D542]));&quot;AAAA&quot;))">
            <text:p/>
          </table:table-cell>
          <table:table-cell table:style-name="ce62" table:formula="of:=IF([.G542]=&quot;&quot;;&quot;&quot;;TEXT(DATE(YEAR([.G542]);MONTH([.G542]);DAY([.G542]));&quot;AAAA&quot;))">
            <text:p/>
          </table:table-cell>
          <table:table-cell table:style-name="ce62" table:formula="of:=IF([.A542]=&quot;&quot;;&quot;&quot;;TEXT(DATE(YEAR([.A542]);MONTH([.A542]);DAY([.A542]));&quot;MMM&quot;))">
            <text:p/>
          </table:table-cell>
          <table:table-cell table:style-name="ce62" table:formula="of:=IF([.D542]=&quot;&quot;;&quot;&quot;;TEXT(DATE(YEAR([.D542]);MONTH([.D542]);DAY([.D542]));&quot;MMM&quot;))">
            <text:p/>
          </table:table-cell>
          <table:table-cell table:style-name="ce62" table:formula="of:=IF([.G542]=&quot;&quot;;&quot;&quot;;TEXT(DATE(YEAR([.G542]);MONTH([.G542]);DAY([.G542]));&quot;MMM&quot;))">
            <text:p/>
          </table:table-cell>
          <table:table-cell table:style-name="ce70" table:formula="of:=IF([.D542]=&quot;&quot;;&quot;&quot;;TEXT(DATE(YEAR([.D542]);MONTH([.D542]);DAY([.D54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3]=&quot;&quot;;&quot;&quot;;VLOOKUP([.K543];[Contas.$A$1:.$C$54];2;0))">
            <text:p><text:s text:c="2"/></text:p>
          </table:table-cell>
          <table:table-cell table:style-name="ce15" table:formula="of:=IF([.K543]=&quot;&quot;;&quot;&quot;;VLOOKUP([.K543];[Contas.$A$1:.$C$54];3;0))">
            <text:p><text:s text:c="2"/></text:p>
          </table:table-cell>
          <table:table-cell table:style-name="ce16" table:formula="of:=IF([.G543]&lt;&gt;&quot;&quot;;&quot;Pago&quot;;IF(AND([.G543]=&quot;&quot;;[.E543]&lt;&gt;&quot;&quot;;[.F543]&lt;&gt;&quot;&quot;;TODAY()&gt;=[.D543]);&quot;Vencido&quot;;IF(AND([.E543]=&quot;&quot;;[.F543]=&quot;&quot;;[.G543]=&quot;&quot;;[.H543]=&quot;&quot;);&quot;&quot;;&quot;A Vencer&quot;)))">
            <text:p><text:s text:c="2"/></text:p>
          </table:table-cell>
          <table:table-cell table:style-name="ce41" table:formula="of:=IF([.H543]=&quot;&quot;;&quot;&quot;;[.H543]-[.C543])">
            <text:p/>
          </table:table-cell>
          <table:table-cell table:style-name="ce62" table:formula="of:=IF([.A543]=&quot;&quot;;&quot;&quot;;TEXT(DATE(YEAR([.A543]);MONTH([.A543]);DAY([.A543]));&quot;AAAA&quot;))">
            <text:p/>
          </table:table-cell>
          <table:table-cell table:style-name="ce62" table:formula="of:=IF([.D543]=&quot;&quot;;&quot;&quot;;TEXT(DATE(YEAR([.D543]);MONTH([.D543]);DAY([.D543]));&quot;AAAA&quot;))">
            <text:p/>
          </table:table-cell>
          <table:table-cell table:style-name="ce62" table:formula="of:=IF([.G543]=&quot;&quot;;&quot;&quot;;TEXT(DATE(YEAR([.G543]);MONTH([.G543]);DAY([.G543]));&quot;AAAA&quot;))">
            <text:p/>
          </table:table-cell>
          <table:table-cell table:style-name="ce62" table:formula="of:=IF([.A543]=&quot;&quot;;&quot;&quot;;TEXT(DATE(YEAR([.A543]);MONTH([.A543]);DAY([.A543]));&quot;MMM&quot;))">
            <text:p/>
          </table:table-cell>
          <table:table-cell table:style-name="ce62" table:formula="of:=IF([.D543]=&quot;&quot;;&quot;&quot;;TEXT(DATE(YEAR([.D543]);MONTH([.D543]);DAY([.D543]));&quot;MMM&quot;))">
            <text:p/>
          </table:table-cell>
          <table:table-cell table:style-name="ce62" table:formula="of:=IF([.G543]=&quot;&quot;;&quot;&quot;;TEXT(DATE(YEAR([.G543]);MONTH([.G543]);DAY([.G543]));&quot;MMM&quot;))">
            <text:p/>
          </table:table-cell>
          <table:table-cell table:style-name="ce70" table:formula="of:=IF([.D543]=&quot;&quot;;&quot;&quot;;TEXT(DATE(YEAR([.D543]);MONTH([.D543]);DAY([.D54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4]=&quot;&quot;;&quot;&quot;;VLOOKUP([.K544];[Contas.$A$1:.$C$54];2;0))">
            <text:p><text:s text:c="2"/></text:p>
          </table:table-cell>
          <table:table-cell table:style-name="ce15" table:formula="of:=IF([.K544]=&quot;&quot;;&quot;&quot;;VLOOKUP([.K544];[Contas.$A$1:.$C$54];3;0))">
            <text:p><text:s text:c="2"/></text:p>
          </table:table-cell>
          <table:table-cell table:style-name="ce16" table:formula="of:=IF([.G544]&lt;&gt;&quot;&quot;;&quot;Pago&quot;;IF(AND([.G544]=&quot;&quot;;[.E544]&lt;&gt;&quot;&quot;;[.F544]&lt;&gt;&quot;&quot;;TODAY()&gt;=[.D544]);&quot;Vencido&quot;;IF(AND([.E544]=&quot;&quot;;[.F544]=&quot;&quot;;[.G544]=&quot;&quot;;[.H544]=&quot;&quot;);&quot;&quot;;&quot;A Vencer&quot;)))">
            <text:p><text:s text:c="2"/></text:p>
          </table:table-cell>
          <table:table-cell table:style-name="ce41" table:formula="of:=IF([.H544]=&quot;&quot;;&quot;&quot;;[.H544]-[.C544])">
            <text:p/>
          </table:table-cell>
          <table:table-cell table:style-name="ce62" table:formula="of:=IF([.A544]=&quot;&quot;;&quot;&quot;;TEXT(DATE(YEAR([.A544]);MONTH([.A544]);DAY([.A544]));&quot;AAAA&quot;))">
            <text:p/>
          </table:table-cell>
          <table:table-cell table:style-name="ce62" table:formula="of:=IF([.D544]=&quot;&quot;;&quot;&quot;;TEXT(DATE(YEAR([.D544]);MONTH([.D544]);DAY([.D544]));&quot;AAAA&quot;))">
            <text:p/>
          </table:table-cell>
          <table:table-cell table:style-name="ce62" table:formula="of:=IF([.G544]=&quot;&quot;;&quot;&quot;;TEXT(DATE(YEAR([.G544]);MONTH([.G544]);DAY([.G544]));&quot;AAAA&quot;))">
            <text:p/>
          </table:table-cell>
          <table:table-cell table:style-name="ce62" table:formula="of:=IF([.A544]=&quot;&quot;;&quot;&quot;;TEXT(DATE(YEAR([.A544]);MONTH([.A544]);DAY([.A544]));&quot;MMM&quot;))">
            <text:p/>
          </table:table-cell>
          <table:table-cell table:style-name="ce62" table:formula="of:=IF([.D544]=&quot;&quot;;&quot;&quot;;TEXT(DATE(YEAR([.D544]);MONTH([.D544]);DAY([.D544]));&quot;MMM&quot;))">
            <text:p/>
          </table:table-cell>
          <table:table-cell table:style-name="ce62" table:formula="of:=IF([.G544]=&quot;&quot;;&quot;&quot;;TEXT(DATE(YEAR([.G544]);MONTH([.G544]);DAY([.G544]));&quot;MMM&quot;))">
            <text:p/>
          </table:table-cell>
          <table:table-cell table:style-name="ce70" table:formula="of:=IF([.D544]=&quot;&quot;;&quot;&quot;;TEXT(DATE(YEAR([.D544]);MONTH([.D544]);DAY([.D54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5]=&quot;&quot;;&quot;&quot;;VLOOKUP([.K545];[Contas.$A$1:.$C$54];2;0))">
            <text:p><text:s text:c="2"/></text:p>
          </table:table-cell>
          <table:table-cell table:style-name="ce15" table:formula="of:=IF([.K545]=&quot;&quot;;&quot;&quot;;VLOOKUP([.K545];[Contas.$A$1:.$C$54];3;0))">
            <text:p><text:s text:c="2"/></text:p>
          </table:table-cell>
          <table:table-cell table:style-name="ce16" table:formula="of:=IF([.G545]&lt;&gt;&quot;&quot;;&quot;Pago&quot;;IF(AND([.G545]=&quot;&quot;;[.E545]&lt;&gt;&quot;&quot;;[.F545]&lt;&gt;&quot;&quot;;TODAY()&gt;=[.D545]);&quot;Vencido&quot;;IF(AND([.E545]=&quot;&quot;;[.F545]=&quot;&quot;;[.G545]=&quot;&quot;;[.H545]=&quot;&quot;);&quot;&quot;;&quot;A Vencer&quot;)))">
            <text:p><text:s text:c="2"/></text:p>
          </table:table-cell>
          <table:table-cell table:style-name="ce41" table:formula="of:=IF([.H545]=&quot;&quot;;&quot;&quot;;[.H545]-[.C545])">
            <text:p/>
          </table:table-cell>
          <table:table-cell table:style-name="ce62" table:formula="of:=IF([.A545]=&quot;&quot;;&quot;&quot;;TEXT(DATE(YEAR([.A545]);MONTH([.A545]);DAY([.A545]));&quot;AAAA&quot;))">
            <text:p/>
          </table:table-cell>
          <table:table-cell table:style-name="ce62" table:formula="of:=IF([.D545]=&quot;&quot;;&quot;&quot;;TEXT(DATE(YEAR([.D545]);MONTH([.D545]);DAY([.D545]));&quot;AAAA&quot;))">
            <text:p/>
          </table:table-cell>
          <table:table-cell table:style-name="ce62" table:formula="of:=IF([.G545]=&quot;&quot;;&quot;&quot;;TEXT(DATE(YEAR([.G545]);MONTH([.G545]);DAY([.G545]));&quot;AAAA&quot;))">
            <text:p/>
          </table:table-cell>
          <table:table-cell table:style-name="ce62" table:formula="of:=IF([.A545]=&quot;&quot;;&quot;&quot;;TEXT(DATE(YEAR([.A545]);MONTH([.A545]);DAY([.A545]));&quot;MMM&quot;))">
            <text:p/>
          </table:table-cell>
          <table:table-cell table:style-name="ce62" table:formula="of:=IF([.D545]=&quot;&quot;;&quot;&quot;;TEXT(DATE(YEAR([.D545]);MONTH([.D545]);DAY([.D545]));&quot;MMM&quot;))">
            <text:p/>
          </table:table-cell>
          <table:table-cell table:style-name="ce62" table:formula="of:=IF([.G545]=&quot;&quot;;&quot;&quot;;TEXT(DATE(YEAR([.G545]);MONTH([.G545]);DAY([.G545]));&quot;MMM&quot;))">
            <text:p/>
          </table:table-cell>
          <table:table-cell table:style-name="ce70" table:formula="of:=IF([.D545]=&quot;&quot;;&quot;&quot;;TEXT(DATE(YEAR([.D545]);MONTH([.D545]);DAY([.D54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6]=&quot;&quot;;&quot;&quot;;VLOOKUP([.K546];[Contas.$A$1:.$C$54];2;0))">
            <text:p><text:s text:c="2"/></text:p>
          </table:table-cell>
          <table:table-cell table:style-name="ce15" table:formula="of:=IF([.K546]=&quot;&quot;;&quot;&quot;;VLOOKUP([.K546];[Contas.$A$1:.$C$54];3;0))">
            <text:p><text:s text:c="2"/></text:p>
          </table:table-cell>
          <table:table-cell table:style-name="ce16" table:formula="of:=IF([.G546]&lt;&gt;&quot;&quot;;&quot;Pago&quot;;IF(AND([.G546]=&quot;&quot;;[.E546]&lt;&gt;&quot;&quot;;[.F546]&lt;&gt;&quot;&quot;;TODAY()&gt;=[.D546]);&quot;Vencido&quot;;IF(AND([.E546]=&quot;&quot;;[.F546]=&quot;&quot;;[.G546]=&quot;&quot;;[.H546]=&quot;&quot;);&quot;&quot;;&quot;A Vencer&quot;)))">
            <text:p><text:s text:c="2"/></text:p>
          </table:table-cell>
          <table:table-cell table:style-name="ce41" table:formula="of:=IF([.H546]=&quot;&quot;;&quot;&quot;;[.H546]-[.C546])">
            <text:p/>
          </table:table-cell>
          <table:table-cell table:style-name="ce62" table:formula="of:=IF([.A546]=&quot;&quot;;&quot;&quot;;TEXT(DATE(YEAR([.A546]);MONTH([.A546]);DAY([.A546]));&quot;AAAA&quot;))">
            <text:p/>
          </table:table-cell>
          <table:table-cell table:style-name="ce62" table:formula="of:=IF([.D546]=&quot;&quot;;&quot;&quot;;TEXT(DATE(YEAR([.D546]);MONTH([.D546]);DAY([.D546]));&quot;AAAA&quot;))">
            <text:p/>
          </table:table-cell>
          <table:table-cell table:style-name="ce62" table:formula="of:=IF([.G546]=&quot;&quot;;&quot;&quot;;TEXT(DATE(YEAR([.G546]);MONTH([.G546]);DAY([.G546]));&quot;AAAA&quot;))">
            <text:p/>
          </table:table-cell>
          <table:table-cell table:style-name="ce62" table:formula="of:=IF([.A546]=&quot;&quot;;&quot;&quot;;TEXT(DATE(YEAR([.A546]);MONTH([.A546]);DAY([.A546]));&quot;MMM&quot;))">
            <text:p/>
          </table:table-cell>
          <table:table-cell table:style-name="ce62" table:formula="of:=IF([.D546]=&quot;&quot;;&quot;&quot;;TEXT(DATE(YEAR([.D546]);MONTH([.D546]);DAY([.D546]));&quot;MMM&quot;))">
            <text:p/>
          </table:table-cell>
          <table:table-cell table:style-name="ce62" table:formula="of:=IF([.G546]=&quot;&quot;;&quot;&quot;;TEXT(DATE(YEAR([.G546]);MONTH([.G546]);DAY([.G546]));&quot;MMM&quot;))">
            <text:p/>
          </table:table-cell>
          <table:table-cell table:style-name="ce70" table:formula="of:=IF([.D546]=&quot;&quot;;&quot;&quot;;TEXT(DATE(YEAR([.D546]);MONTH([.D546]);DAY([.D54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7]=&quot;&quot;;&quot;&quot;;VLOOKUP([.K547];[Contas.$A$1:.$C$54];2;0))">
            <text:p><text:s text:c="2"/></text:p>
          </table:table-cell>
          <table:table-cell table:style-name="ce15" table:formula="of:=IF([.K547]=&quot;&quot;;&quot;&quot;;VLOOKUP([.K547];[Contas.$A$1:.$C$54];3;0))">
            <text:p><text:s text:c="2"/></text:p>
          </table:table-cell>
          <table:table-cell table:style-name="ce16" table:formula="of:=IF([.G547]&lt;&gt;&quot;&quot;;&quot;Pago&quot;;IF(AND([.G547]=&quot;&quot;;[.E547]&lt;&gt;&quot;&quot;;[.F547]&lt;&gt;&quot;&quot;;TODAY()&gt;=[.D547]);&quot;Vencido&quot;;IF(AND([.E547]=&quot;&quot;;[.F547]=&quot;&quot;;[.G547]=&quot;&quot;;[.H547]=&quot;&quot;);&quot;&quot;;&quot;A Vencer&quot;)))">
            <text:p><text:s text:c="2"/></text:p>
          </table:table-cell>
          <table:table-cell table:style-name="ce41" table:formula="of:=IF([.H547]=&quot;&quot;;&quot;&quot;;[.H547]-[.C547])">
            <text:p/>
          </table:table-cell>
          <table:table-cell table:style-name="ce62" table:formula="of:=IF([.A547]=&quot;&quot;;&quot;&quot;;TEXT(DATE(YEAR([.A547]);MONTH([.A547]);DAY([.A547]));&quot;AAAA&quot;))">
            <text:p/>
          </table:table-cell>
          <table:table-cell table:style-name="ce62" table:formula="of:=IF([.D547]=&quot;&quot;;&quot;&quot;;TEXT(DATE(YEAR([.D547]);MONTH([.D547]);DAY([.D547]));&quot;AAAA&quot;))">
            <text:p/>
          </table:table-cell>
          <table:table-cell table:style-name="ce62" table:formula="of:=IF([.G547]=&quot;&quot;;&quot;&quot;;TEXT(DATE(YEAR([.G547]);MONTH([.G547]);DAY([.G547]));&quot;AAAA&quot;))">
            <text:p/>
          </table:table-cell>
          <table:table-cell table:style-name="ce62" table:formula="of:=IF([.A547]=&quot;&quot;;&quot;&quot;;TEXT(DATE(YEAR([.A547]);MONTH([.A547]);DAY([.A547]));&quot;MMM&quot;))">
            <text:p/>
          </table:table-cell>
          <table:table-cell table:style-name="ce62" table:formula="of:=IF([.D547]=&quot;&quot;;&quot;&quot;;TEXT(DATE(YEAR([.D547]);MONTH([.D547]);DAY([.D547]));&quot;MMM&quot;))">
            <text:p/>
          </table:table-cell>
          <table:table-cell table:style-name="ce62" table:formula="of:=IF([.G547]=&quot;&quot;;&quot;&quot;;TEXT(DATE(YEAR([.G547]);MONTH([.G547]);DAY([.G547]));&quot;MMM&quot;))">
            <text:p/>
          </table:table-cell>
          <table:table-cell table:style-name="ce70" table:formula="of:=IF([.D547]=&quot;&quot;;&quot;&quot;;TEXT(DATE(YEAR([.D547]);MONTH([.D547]);DAY([.D54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8]=&quot;&quot;;&quot;&quot;;VLOOKUP([.K548];[Contas.$A$1:.$C$54];2;0))">
            <text:p><text:s text:c="2"/></text:p>
          </table:table-cell>
          <table:table-cell table:style-name="ce15" table:formula="of:=IF([.K548]=&quot;&quot;;&quot;&quot;;VLOOKUP([.K548];[Contas.$A$1:.$C$54];3;0))">
            <text:p><text:s text:c="2"/></text:p>
          </table:table-cell>
          <table:table-cell table:style-name="ce16" table:formula="of:=IF([.G548]&lt;&gt;&quot;&quot;;&quot;Pago&quot;;IF(AND([.G548]=&quot;&quot;;[.E548]&lt;&gt;&quot;&quot;;[.F548]&lt;&gt;&quot;&quot;;TODAY()&gt;=[.D548]);&quot;Vencido&quot;;IF(AND([.E548]=&quot;&quot;;[.F548]=&quot;&quot;;[.G548]=&quot;&quot;;[.H548]=&quot;&quot;);&quot;&quot;;&quot;A Vencer&quot;)))">
            <text:p><text:s text:c="2"/></text:p>
          </table:table-cell>
          <table:table-cell table:style-name="ce41" table:formula="of:=IF([.H548]=&quot;&quot;;&quot;&quot;;[.H548]-[.C548])">
            <text:p/>
          </table:table-cell>
          <table:table-cell table:style-name="ce62" table:formula="of:=IF([.A548]=&quot;&quot;;&quot;&quot;;TEXT(DATE(YEAR([.A548]);MONTH([.A548]);DAY([.A548]));&quot;AAAA&quot;))">
            <text:p/>
          </table:table-cell>
          <table:table-cell table:style-name="ce62" table:formula="of:=IF([.D548]=&quot;&quot;;&quot;&quot;;TEXT(DATE(YEAR([.D548]);MONTH([.D548]);DAY([.D548]));&quot;AAAA&quot;))">
            <text:p/>
          </table:table-cell>
          <table:table-cell table:style-name="ce62" table:formula="of:=IF([.G548]=&quot;&quot;;&quot;&quot;;TEXT(DATE(YEAR([.G548]);MONTH([.G548]);DAY([.G548]));&quot;AAAA&quot;))">
            <text:p/>
          </table:table-cell>
          <table:table-cell table:style-name="ce62" table:formula="of:=IF([.A548]=&quot;&quot;;&quot;&quot;;TEXT(DATE(YEAR([.A548]);MONTH([.A548]);DAY([.A548]));&quot;MMM&quot;))">
            <text:p/>
          </table:table-cell>
          <table:table-cell table:style-name="ce62" table:formula="of:=IF([.D548]=&quot;&quot;;&quot;&quot;;TEXT(DATE(YEAR([.D548]);MONTH([.D548]);DAY([.D548]));&quot;MMM&quot;))">
            <text:p/>
          </table:table-cell>
          <table:table-cell table:style-name="ce62" table:formula="of:=IF([.G548]=&quot;&quot;;&quot;&quot;;TEXT(DATE(YEAR([.G548]);MONTH([.G548]);DAY([.G548]));&quot;MMM&quot;))">
            <text:p/>
          </table:table-cell>
          <table:table-cell table:style-name="ce70" table:formula="of:=IF([.D548]=&quot;&quot;;&quot;&quot;;TEXT(DATE(YEAR([.D548]);MONTH([.D548]);DAY([.D54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49]=&quot;&quot;;&quot;&quot;;VLOOKUP([.K549];[Contas.$A$1:.$C$54];2;0))">
            <text:p><text:s text:c="2"/></text:p>
          </table:table-cell>
          <table:table-cell table:style-name="ce15" table:formula="of:=IF([.K549]=&quot;&quot;;&quot;&quot;;VLOOKUP([.K549];[Contas.$A$1:.$C$54];3;0))">
            <text:p><text:s text:c="2"/></text:p>
          </table:table-cell>
          <table:table-cell table:style-name="ce16" table:formula="of:=IF([.G549]&lt;&gt;&quot;&quot;;&quot;Pago&quot;;IF(AND([.G549]=&quot;&quot;;[.E549]&lt;&gt;&quot;&quot;;[.F549]&lt;&gt;&quot;&quot;;TODAY()&gt;=[.D549]);&quot;Vencido&quot;;IF(AND([.E549]=&quot;&quot;;[.F549]=&quot;&quot;;[.G549]=&quot;&quot;;[.H549]=&quot;&quot;);&quot;&quot;;&quot;A Vencer&quot;)))">
            <text:p><text:s text:c="2"/></text:p>
          </table:table-cell>
          <table:table-cell table:style-name="ce41" table:formula="of:=IF([.H549]=&quot;&quot;;&quot;&quot;;[.H549]-[.C549])">
            <text:p/>
          </table:table-cell>
          <table:table-cell table:style-name="ce62" table:formula="of:=IF([.A549]=&quot;&quot;;&quot;&quot;;TEXT(DATE(YEAR([.A549]);MONTH([.A549]);DAY([.A549]));&quot;AAAA&quot;))">
            <text:p/>
          </table:table-cell>
          <table:table-cell table:style-name="ce62" table:formula="of:=IF([.D549]=&quot;&quot;;&quot;&quot;;TEXT(DATE(YEAR([.D549]);MONTH([.D549]);DAY([.D549]));&quot;AAAA&quot;))">
            <text:p/>
          </table:table-cell>
          <table:table-cell table:style-name="ce62" table:formula="of:=IF([.G549]=&quot;&quot;;&quot;&quot;;TEXT(DATE(YEAR([.G549]);MONTH([.G549]);DAY([.G549]));&quot;AAAA&quot;))">
            <text:p/>
          </table:table-cell>
          <table:table-cell table:style-name="ce62" table:formula="of:=IF([.A549]=&quot;&quot;;&quot;&quot;;TEXT(DATE(YEAR([.A549]);MONTH([.A549]);DAY([.A549]));&quot;MMM&quot;))">
            <text:p/>
          </table:table-cell>
          <table:table-cell table:style-name="ce62" table:formula="of:=IF([.D549]=&quot;&quot;;&quot;&quot;;TEXT(DATE(YEAR([.D549]);MONTH([.D549]);DAY([.D549]));&quot;MMM&quot;))">
            <text:p/>
          </table:table-cell>
          <table:table-cell table:style-name="ce62" table:formula="of:=IF([.G549]=&quot;&quot;;&quot;&quot;;TEXT(DATE(YEAR([.G549]);MONTH([.G549]);DAY([.G549]));&quot;MMM&quot;))">
            <text:p/>
          </table:table-cell>
          <table:table-cell table:style-name="ce70" table:formula="of:=IF([.D549]=&quot;&quot;;&quot;&quot;;TEXT(DATE(YEAR([.D549]);MONTH([.D549]);DAY([.D54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0]=&quot;&quot;;&quot;&quot;;VLOOKUP([.K550];[Contas.$A$1:.$C$54];2;0))">
            <text:p><text:s text:c="2"/></text:p>
          </table:table-cell>
          <table:table-cell table:style-name="ce15" table:formula="of:=IF([.K550]=&quot;&quot;;&quot;&quot;;VLOOKUP([.K550];[Contas.$A$1:.$C$54];3;0))">
            <text:p><text:s text:c="2"/></text:p>
          </table:table-cell>
          <table:table-cell table:style-name="ce16" table:formula="of:=IF([.G550]&lt;&gt;&quot;&quot;;&quot;Pago&quot;;IF(AND([.G550]=&quot;&quot;;[.E550]&lt;&gt;&quot;&quot;;[.F550]&lt;&gt;&quot;&quot;;TODAY()&gt;=[.D550]);&quot;Vencido&quot;;IF(AND([.E550]=&quot;&quot;;[.F550]=&quot;&quot;;[.G550]=&quot;&quot;;[.H550]=&quot;&quot;);&quot;&quot;;&quot;A Vencer&quot;)))">
            <text:p><text:s text:c="2"/></text:p>
          </table:table-cell>
          <table:table-cell table:style-name="ce41" table:formula="of:=IF([.H550]=&quot;&quot;;&quot;&quot;;[.H550]-[.C550])">
            <text:p/>
          </table:table-cell>
          <table:table-cell table:style-name="ce62" table:formula="of:=IF([.A550]=&quot;&quot;;&quot;&quot;;TEXT(DATE(YEAR([.A550]);MONTH([.A550]);DAY([.A550]));&quot;AAAA&quot;))">
            <text:p/>
          </table:table-cell>
          <table:table-cell table:style-name="ce62" table:formula="of:=IF([.D550]=&quot;&quot;;&quot;&quot;;TEXT(DATE(YEAR([.D550]);MONTH([.D550]);DAY([.D550]));&quot;AAAA&quot;))">
            <text:p/>
          </table:table-cell>
          <table:table-cell table:style-name="ce62" table:formula="of:=IF([.G550]=&quot;&quot;;&quot;&quot;;TEXT(DATE(YEAR([.G550]);MONTH([.G550]);DAY([.G550]));&quot;AAAA&quot;))">
            <text:p/>
          </table:table-cell>
          <table:table-cell table:style-name="ce62" table:formula="of:=IF([.A550]=&quot;&quot;;&quot;&quot;;TEXT(DATE(YEAR([.A550]);MONTH([.A550]);DAY([.A550]));&quot;MMM&quot;))">
            <text:p/>
          </table:table-cell>
          <table:table-cell table:style-name="ce62" table:formula="of:=IF([.D550]=&quot;&quot;;&quot;&quot;;TEXT(DATE(YEAR([.D550]);MONTH([.D550]);DAY([.D550]));&quot;MMM&quot;))">
            <text:p/>
          </table:table-cell>
          <table:table-cell table:style-name="ce62" table:formula="of:=IF([.G550]=&quot;&quot;;&quot;&quot;;TEXT(DATE(YEAR([.G550]);MONTH([.G550]);DAY([.G550]));&quot;MMM&quot;))">
            <text:p/>
          </table:table-cell>
          <table:table-cell table:style-name="ce70" table:formula="of:=IF([.D550]=&quot;&quot;;&quot;&quot;;TEXT(DATE(YEAR([.D550]);MONTH([.D550]);DAY([.D55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1]=&quot;&quot;;&quot;&quot;;VLOOKUP([.K551];[Contas.$A$1:.$C$54];2;0))">
            <text:p><text:s text:c="2"/></text:p>
          </table:table-cell>
          <table:table-cell table:style-name="ce15" table:formula="of:=IF([.K551]=&quot;&quot;;&quot;&quot;;VLOOKUP([.K551];[Contas.$A$1:.$C$54];3;0))">
            <text:p><text:s text:c="2"/></text:p>
          </table:table-cell>
          <table:table-cell table:style-name="ce16" table:formula="of:=IF([.G551]&lt;&gt;&quot;&quot;;&quot;Pago&quot;;IF(AND([.G551]=&quot;&quot;;[.E551]&lt;&gt;&quot;&quot;;[.F551]&lt;&gt;&quot;&quot;;TODAY()&gt;=[.D551]);&quot;Vencido&quot;;IF(AND([.E551]=&quot;&quot;;[.F551]=&quot;&quot;;[.G551]=&quot;&quot;;[.H551]=&quot;&quot;);&quot;&quot;;&quot;A Vencer&quot;)))">
            <text:p><text:s text:c="2"/></text:p>
          </table:table-cell>
          <table:table-cell table:style-name="ce41" table:formula="of:=IF([.H551]=&quot;&quot;;&quot;&quot;;[.H551]-[.C551])">
            <text:p/>
          </table:table-cell>
          <table:table-cell table:style-name="ce62" table:formula="of:=IF([.A551]=&quot;&quot;;&quot;&quot;;TEXT(DATE(YEAR([.A551]);MONTH([.A551]);DAY([.A551]));&quot;AAAA&quot;))">
            <text:p/>
          </table:table-cell>
          <table:table-cell table:style-name="ce62" table:formula="of:=IF([.D551]=&quot;&quot;;&quot;&quot;;TEXT(DATE(YEAR([.D551]);MONTH([.D551]);DAY([.D551]));&quot;AAAA&quot;))">
            <text:p/>
          </table:table-cell>
          <table:table-cell table:style-name="ce62" table:formula="of:=IF([.G551]=&quot;&quot;;&quot;&quot;;TEXT(DATE(YEAR([.G551]);MONTH([.G551]);DAY([.G551]));&quot;AAAA&quot;))">
            <text:p/>
          </table:table-cell>
          <table:table-cell table:style-name="ce62" table:formula="of:=IF([.A551]=&quot;&quot;;&quot;&quot;;TEXT(DATE(YEAR([.A551]);MONTH([.A551]);DAY([.A551]));&quot;MMM&quot;))">
            <text:p/>
          </table:table-cell>
          <table:table-cell table:style-name="ce62" table:formula="of:=IF([.D551]=&quot;&quot;;&quot;&quot;;TEXT(DATE(YEAR([.D551]);MONTH([.D551]);DAY([.D551]));&quot;MMM&quot;))">
            <text:p/>
          </table:table-cell>
          <table:table-cell table:style-name="ce62" table:formula="of:=IF([.G551]=&quot;&quot;;&quot;&quot;;TEXT(DATE(YEAR([.G551]);MONTH([.G551]);DAY([.G551]));&quot;MMM&quot;))">
            <text:p/>
          </table:table-cell>
          <table:table-cell table:style-name="ce70" table:formula="of:=IF([.D551]=&quot;&quot;;&quot;&quot;;TEXT(DATE(YEAR([.D551]);MONTH([.D551]);DAY([.D55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2]=&quot;&quot;;&quot;&quot;;VLOOKUP([.K552];[Contas.$A$1:.$C$54];2;0))">
            <text:p><text:s text:c="2"/></text:p>
          </table:table-cell>
          <table:table-cell table:style-name="ce15" table:formula="of:=IF([.K552]=&quot;&quot;;&quot;&quot;;VLOOKUP([.K552];[Contas.$A$1:.$C$54];3;0))">
            <text:p><text:s text:c="2"/></text:p>
          </table:table-cell>
          <table:table-cell table:style-name="ce16" table:formula="of:=IF([.G552]&lt;&gt;&quot;&quot;;&quot;Pago&quot;;IF(AND([.G552]=&quot;&quot;;[.E552]&lt;&gt;&quot;&quot;;[.F552]&lt;&gt;&quot;&quot;;TODAY()&gt;=[.D552]);&quot;Vencido&quot;;IF(AND([.E552]=&quot;&quot;;[.F552]=&quot;&quot;;[.G552]=&quot;&quot;;[.H552]=&quot;&quot;);&quot;&quot;;&quot;A Vencer&quot;)))">
            <text:p><text:s text:c="2"/></text:p>
          </table:table-cell>
          <table:table-cell table:style-name="ce41" table:formula="of:=IF([.H552]=&quot;&quot;;&quot;&quot;;[.H552]-[.C552])">
            <text:p/>
          </table:table-cell>
          <table:table-cell table:style-name="ce62" table:formula="of:=IF([.A552]=&quot;&quot;;&quot;&quot;;TEXT(DATE(YEAR([.A552]);MONTH([.A552]);DAY([.A552]));&quot;AAAA&quot;))">
            <text:p/>
          </table:table-cell>
          <table:table-cell table:style-name="ce62" table:formula="of:=IF([.D552]=&quot;&quot;;&quot;&quot;;TEXT(DATE(YEAR([.D552]);MONTH([.D552]);DAY([.D552]));&quot;AAAA&quot;))">
            <text:p/>
          </table:table-cell>
          <table:table-cell table:style-name="ce62" table:formula="of:=IF([.G552]=&quot;&quot;;&quot;&quot;;TEXT(DATE(YEAR([.G552]);MONTH([.G552]);DAY([.G552]));&quot;AAAA&quot;))">
            <text:p/>
          </table:table-cell>
          <table:table-cell table:style-name="ce62" table:formula="of:=IF([.A552]=&quot;&quot;;&quot;&quot;;TEXT(DATE(YEAR([.A552]);MONTH([.A552]);DAY([.A552]));&quot;MMM&quot;))">
            <text:p/>
          </table:table-cell>
          <table:table-cell table:style-name="ce62" table:formula="of:=IF([.D552]=&quot;&quot;;&quot;&quot;;TEXT(DATE(YEAR([.D552]);MONTH([.D552]);DAY([.D552]));&quot;MMM&quot;))">
            <text:p/>
          </table:table-cell>
          <table:table-cell table:style-name="ce62" table:formula="of:=IF([.G552]=&quot;&quot;;&quot;&quot;;TEXT(DATE(YEAR([.G552]);MONTH([.G552]);DAY([.G552]));&quot;MMM&quot;))">
            <text:p/>
          </table:table-cell>
          <table:table-cell table:style-name="ce70" table:formula="of:=IF([.D552]=&quot;&quot;;&quot;&quot;;TEXT(DATE(YEAR([.D552]);MONTH([.D552]);DAY([.D55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3]=&quot;&quot;;&quot;&quot;;VLOOKUP([.K553];[Contas.$A$1:.$C$54];2;0))">
            <text:p><text:s text:c="2"/></text:p>
          </table:table-cell>
          <table:table-cell table:style-name="ce15" table:formula="of:=IF([.K553]=&quot;&quot;;&quot;&quot;;VLOOKUP([.K553];[Contas.$A$1:.$C$54];3;0))">
            <text:p><text:s text:c="2"/></text:p>
          </table:table-cell>
          <table:table-cell table:style-name="ce16" table:formula="of:=IF([.G553]&lt;&gt;&quot;&quot;;&quot;Pago&quot;;IF(AND([.G553]=&quot;&quot;;[.E553]&lt;&gt;&quot;&quot;;[.F553]&lt;&gt;&quot;&quot;;TODAY()&gt;=[.D553]);&quot;Vencido&quot;;IF(AND([.E553]=&quot;&quot;;[.F553]=&quot;&quot;;[.G553]=&quot;&quot;;[.H553]=&quot;&quot;);&quot;&quot;;&quot;A Vencer&quot;)))">
            <text:p><text:s text:c="2"/></text:p>
          </table:table-cell>
          <table:table-cell table:style-name="ce41" table:formula="of:=IF([.H553]=&quot;&quot;;&quot;&quot;;[.H553]-[.C553])">
            <text:p/>
          </table:table-cell>
          <table:table-cell table:style-name="ce62" table:formula="of:=IF([.A553]=&quot;&quot;;&quot;&quot;;TEXT(DATE(YEAR([.A553]);MONTH([.A553]);DAY([.A553]));&quot;AAAA&quot;))">
            <text:p/>
          </table:table-cell>
          <table:table-cell table:style-name="ce62" table:formula="of:=IF([.D553]=&quot;&quot;;&quot;&quot;;TEXT(DATE(YEAR([.D553]);MONTH([.D553]);DAY([.D553]));&quot;AAAA&quot;))">
            <text:p/>
          </table:table-cell>
          <table:table-cell table:style-name="ce62" table:formula="of:=IF([.G553]=&quot;&quot;;&quot;&quot;;TEXT(DATE(YEAR([.G553]);MONTH([.G553]);DAY([.G553]));&quot;AAAA&quot;))">
            <text:p/>
          </table:table-cell>
          <table:table-cell table:style-name="ce62" table:formula="of:=IF([.A553]=&quot;&quot;;&quot;&quot;;TEXT(DATE(YEAR([.A553]);MONTH([.A553]);DAY([.A553]));&quot;MMM&quot;))">
            <text:p/>
          </table:table-cell>
          <table:table-cell table:style-name="ce62" table:formula="of:=IF([.D553]=&quot;&quot;;&quot;&quot;;TEXT(DATE(YEAR([.D553]);MONTH([.D553]);DAY([.D553]));&quot;MMM&quot;))">
            <text:p/>
          </table:table-cell>
          <table:table-cell table:style-name="ce62" table:formula="of:=IF([.G553]=&quot;&quot;;&quot;&quot;;TEXT(DATE(YEAR([.G553]);MONTH([.G553]);DAY([.G553]));&quot;MMM&quot;))">
            <text:p/>
          </table:table-cell>
          <table:table-cell table:style-name="ce70" table:formula="of:=IF([.D553]=&quot;&quot;;&quot;&quot;;TEXT(DATE(YEAR([.D553]);MONTH([.D553]);DAY([.D55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4]=&quot;&quot;;&quot;&quot;;VLOOKUP([.K554];[Contas.$A$1:.$C$54];2;0))">
            <text:p><text:s text:c="2"/></text:p>
          </table:table-cell>
          <table:table-cell table:style-name="ce15" table:formula="of:=IF([.K554]=&quot;&quot;;&quot;&quot;;VLOOKUP([.K554];[Contas.$A$1:.$C$54];3;0))">
            <text:p><text:s text:c="2"/></text:p>
          </table:table-cell>
          <table:table-cell table:style-name="ce16" table:formula="of:=IF([.G554]&lt;&gt;&quot;&quot;;&quot;Pago&quot;;IF(AND([.G554]=&quot;&quot;;[.E554]&lt;&gt;&quot;&quot;;[.F554]&lt;&gt;&quot;&quot;;TODAY()&gt;=[.D554]);&quot;Vencido&quot;;IF(AND([.E554]=&quot;&quot;;[.F554]=&quot;&quot;;[.G554]=&quot;&quot;;[.H554]=&quot;&quot;);&quot;&quot;;&quot;A Vencer&quot;)))">
            <text:p><text:s text:c="2"/></text:p>
          </table:table-cell>
          <table:table-cell table:style-name="ce41" table:formula="of:=IF([.H554]=&quot;&quot;;&quot;&quot;;[.H554]-[.C554])">
            <text:p/>
          </table:table-cell>
          <table:table-cell table:style-name="ce62" table:formula="of:=IF([.A554]=&quot;&quot;;&quot;&quot;;TEXT(DATE(YEAR([.A554]);MONTH([.A554]);DAY([.A554]));&quot;AAAA&quot;))">
            <text:p/>
          </table:table-cell>
          <table:table-cell table:style-name="ce62" table:formula="of:=IF([.D554]=&quot;&quot;;&quot;&quot;;TEXT(DATE(YEAR([.D554]);MONTH([.D554]);DAY([.D554]));&quot;AAAA&quot;))">
            <text:p/>
          </table:table-cell>
          <table:table-cell table:style-name="ce62" table:formula="of:=IF([.G554]=&quot;&quot;;&quot;&quot;;TEXT(DATE(YEAR([.G554]);MONTH([.G554]);DAY([.G554]));&quot;AAAA&quot;))">
            <text:p/>
          </table:table-cell>
          <table:table-cell table:style-name="ce62" table:formula="of:=IF([.A554]=&quot;&quot;;&quot;&quot;;TEXT(DATE(YEAR([.A554]);MONTH([.A554]);DAY([.A554]));&quot;MMM&quot;))">
            <text:p/>
          </table:table-cell>
          <table:table-cell table:style-name="ce62" table:formula="of:=IF([.D554]=&quot;&quot;;&quot;&quot;;TEXT(DATE(YEAR([.D554]);MONTH([.D554]);DAY([.D554]));&quot;MMM&quot;))">
            <text:p/>
          </table:table-cell>
          <table:table-cell table:style-name="ce62" table:formula="of:=IF([.G554]=&quot;&quot;;&quot;&quot;;TEXT(DATE(YEAR([.G554]);MONTH([.G554]);DAY([.G554]));&quot;MMM&quot;))">
            <text:p/>
          </table:table-cell>
          <table:table-cell table:style-name="ce70" table:formula="of:=IF([.D554]=&quot;&quot;;&quot;&quot;;TEXT(DATE(YEAR([.D554]);MONTH([.D554]);DAY([.D55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5]=&quot;&quot;;&quot;&quot;;VLOOKUP([.K555];[Contas.$A$1:.$C$54];2;0))">
            <text:p><text:s text:c="2"/></text:p>
          </table:table-cell>
          <table:table-cell table:style-name="ce15" table:formula="of:=IF([.K555]=&quot;&quot;;&quot;&quot;;VLOOKUP([.K555];[Contas.$A$1:.$C$54];3;0))">
            <text:p><text:s text:c="2"/></text:p>
          </table:table-cell>
          <table:table-cell table:style-name="ce16" table:formula="of:=IF([.G555]&lt;&gt;&quot;&quot;;&quot;Pago&quot;;IF(AND([.G555]=&quot;&quot;;[.E555]&lt;&gt;&quot;&quot;;[.F555]&lt;&gt;&quot;&quot;;TODAY()&gt;=[.D555]);&quot;Vencido&quot;;IF(AND([.E555]=&quot;&quot;;[.F555]=&quot;&quot;;[.G555]=&quot;&quot;;[.H555]=&quot;&quot;);&quot;&quot;;&quot;A Vencer&quot;)))">
            <text:p><text:s text:c="2"/></text:p>
          </table:table-cell>
          <table:table-cell table:style-name="ce41" table:formula="of:=IF([.H555]=&quot;&quot;;&quot;&quot;;[.H555]-[.C555])">
            <text:p/>
          </table:table-cell>
          <table:table-cell table:style-name="ce62" table:formula="of:=IF([.A555]=&quot;&quot;;&quot;&quot;;TEXT(DATE(YEAR([.A555]);MONTH([.A555]);DAY([.A555]));&quot;AAAA&quot;))">
            <text:p/>
          </table:table-cell>
          <table:table-cell table:style-name="ce62" table:formula="of:=IF([.D555]=&quot;&quot;;&quot;&quot;;TEXT(DATE(YEAR([.D555]);MONTH([.D555]);DAY([.D555]));&quot;AAAA&quot;))">
            <text:p/>
          </table:table-cell>
          <table:table-cell table:style-name="ce62" table:formula="of:=IF([.G555]=&quot;&quot;;&quot;&quot;;TEXT(DATE(YEAR([.G555]);MONTH([.G555]);DAY([.G555]));&quot;AAAA&quot;))">
            <text:p/>
          </table:table-cell>
          <table:table-cell table:style-name="ce62" table:formula="of:=IF([.A555]=&quot;&quot;;&quot;&quot;;TEXT(DATE(YEAR([.A555]);MONTH([.A555]);DAY([.A555]));&quot;MMM&quot;))">
            <text:p/>
          </table:table-cell>
          <table:table-cell table:style-name="ce62" table:formula="of:=IF([.D555]=&quot;&quot;;&quot;&quot;;TEXT(DATE(YEAR([.D555]);MONTH([.D555]);DAY([.D555]));&quot;MMM&quot;))">
            <text:p/>
          </table:table-cell>
          <table:table-cell table:style-name="ce62" table:formula="of:=IF([.G555]=&quot;&quot;;&quot;&quot;;TEXT(DATE(YEAR([.G555]);MONTH([.G555]);DAY([.G555]));&quot;MMM&quot;))">
            <text:p/>
          </table:table-cell>
          <table:table-cell table:style-name="ce70" table:formula="of:=IF([.D555]=&quot;&quot;;&quot;&quot;;TEXT(DATE(YEAR([.D555]);MONTH([.D555]);DAY([.D55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6]=&quot;&quot;;&quot;&quot;;VLOOKUP([.K556];[Contas.$A$1:.$C$54];2;0))">
            <text:p><text:s text:c="2"/></text:p>
          </table:table-cell>
          <table:table-cell table:style-name="ce15" table:formula="of:=IF([.K556]=&quot;&quot;;&quot;&quot;;VLOOKUP([.K556];[Contas.$A$1:.$C$54];3;0))">
            <text:p><text:s text:c="2"/></text:p>
          </table:table-cell>
          <table:table-cell table:style-name="ce16" table:formula="of:=IF([.G556]&lt;&gt;&quot;&quot;;&quot;Pago&quot;;IF(AND([.G556]=&quot;&quot;;[.E556]&lt;&gt;&quot;&quot;;[.F556]&lt;&gt;&quot;&quot;;TODAY()&gt;=[.D556]);&quot;Vencido&quot;;IF(AND([.E556]=&quot;&quot;;[.F556]=&quot;&quot;;[.G556]=&quot;&quot;;[.H556]=&quot;&quot;);&quot;&quot;;&quot;A Vencer&quot;)))">
            <text:p><text:s text:c="2"/></text:p>
          </table:table-cell>
          <table:table-cell table:style-name="ce41" table:formula="of:=IF([.H556]=&quot;&quot;;&quot;&quot;;[.H556]-[.C556])">
            <text:p/>
          </table:table-cell>
          <table:table-cell table:style-name="ce62" table:formula="of:=IF([.A556]=&quot;&quot;;&quot;&quot;;TEXT(DATE(YEAR([.A556]);MONTH([.A556]);DAY([.A556]));&quot;AAAA&quot;))">
            <text:p/>
          </table:table-cell>
          <table:table-cell table:style-name="ce62" table:formula="of:=IF([.D556]=&quot;&quot;;&quot;&quot;;TEXT(DATE(YEAR([.D556]);MONTH([.D556]);DAY([.D556]));&quot;AAAA&quot;))">
            <text:p/>
          </table:table-cell>
          <table:table-cell table:style-name="ce62" table:formula="of:=IF([.G556]=&quot;&quot;;&quot;&quot;;TEXT(DATE(YEAR([.G556]);MONTH([.G556]);DAY([.G556]));&quot;AAAA&quot;))">
            <text:p/>
          </table:table-cell>
          <table:table-cell table:style-name="ce62" table:formula="of:=IF([.A556]=&quot;&quot;;&quot;&quot;;TEXT(DATE(YEAR([.A556]);MONTH([.A556]);DAY([.A556]));&quot;MMM&quot;))">
            <text:p/>
          </table:table-cell>
          <table:table-cell table:style-name="ce62" table:formula="of:=IF([.D556]=&quot;&quot;;&quot;&quot;;TEXT(DATE(YEAR([.D556]);MONTH([.D556]);DAY([.D556]));&quot;MMM&quot;))">
            <text:p/>
          </table:table-cell>
          <table:table-cell table:style-name="ce62" table:formula="of:=IF([.G556]=&quot;&quot;;&quot;&quot;;TEXT(DATE(YEAR([.G556]);MONTH([.G556]);DAY([.G556]));&quot;MMM&quot;))">
            <text:p/>
          </table:table-cell>
          <table:table-cell table:style-name="ce70" table:formula="of:=IF([.D556]=&quot;&quot;;&quot;&quot;;TEXT(DATE(YEAR([.D556]);MONTH([.D556]);DAY([.D55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7]=&quot;&quot;;&quot;&quot;;VLOOKUP([.K557];[Contas.$A$1:.$C$54];2;0))">
            <text:p><text:s text:c="2"/></text:p>
          </table:table-cell>
          <table:table-cell table:style-name="ce15" table:formula="of:=IF([.K557]=&quot;&quot;;&quot;&quot;;VLOOKUP([.K557];[Contas.$A$1:.$C$54];3;0))">
            <text:p><text:s text:c="2"/></text:p>
          </table:table-cell>
          <table:table-cell table:style-name="ce16" table:formula="of:=IF([.G557]&lt;&gt;&quot;&quot;;&quot;Pago&quot;;IF(AND([.G557]=&quot;&quot;;[.E557]&lt;&gt;&quot;&quot;;[.F557]&lt;&gt;&quot;&quot;;TODAY()&gt;=[.D557]);&quot;Vencido&quot;;IF(AND([.E557]=&quot;&quot;;[.F557]=&quot;&quot;;[.G557]=&quot;&quot;;[.H557]=&quot;&quot;);&quot;&quot;;&quot;A Vencer&quot;)))">
            <text:p><text:s text:c="2"/></text:p>
          </table:table-cell>
          <table:table-cell table:style-name="ce41" table:formula="of:=IF([.H557]=&quot;&quot;;&quot;&quot;;[.H557]-[.C557])">
            <text:p/>
          </table:table-cell>
          <table:table-cell table:style-name="ce62" table:formula="of:=IF([.A557]=&quot;&quot;;&quot;&quot;;TEXT(DATE(YEAR([.A557]);MONTH([.A557]);DAY([.A557]));&quot;AAAA&quot;))">
            <text:p/>
          </table:table-cell>
          <table:table-cell table:style-name="ce62" table:formula="of:=IF([.D557]=&quot;&quot;;&quot;&quot;;TEXT(DATE(YEAR([.D557]);MONTH([.D557]);DAY([.D557]));&quot;AAAA&quot;))">
            <text:p/>
          </table:table-cell>
          <table:table-cell table:style-name="ce62" table:formula="of:=IF([.G557]=&quot;&quot;;&quot;&quot;;TEXT(DATE(YEAR([.G557]);MONTH([.G557]);DAY([.G557]));&quot;AAAA&quot;))">
            <text:p/>
          </table:table-cell>
          <table:table-cell table:style-name="ce62" table:formula="of:=IF([.A557]=&quot;&quot;;&quot;&quot;;TEXT(DATE(YEAR([.A557]);MONTH([.A557]);DAY([.A557]));&quot;MMM&quot;))">
            <text:p/>
          </table:table-cell>
          <table:table-cell table:style-name="ce62" table:formula="of:=IF([.D557]=&quot;&quot;;&quot;&quot;;TEXT(DATE(YEAR([.D557]);MONTH([.D557]);DAY([.D557]));&quot;MMM&quot;))">
            <text:p/>
          </table:table-cell>
          <table:table-cell table:style-name="ce62" table:formula="of:=IF([.G557]=&quot;&quot;;&quot;&quot;;TEXT(DATE(YEAR([.G557]);MONTH([.G557]);DAY([.G557]));&quot;MMM&quot;))">
            <text:p/>
          </table:table-cell>
          <table:table-cell table:style-name="ce70" table:formula="of:=IF([.D557]=&quot;&quot;;&quot;&quot;;TEXT(DATE(YEAR([.D557]);MONTH([.D557]);DAY([.D55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8]=&quot;&quot;;&quot;&quot;;VLOOKUP([.K558];[Contas.$A$1:.$C$54];2;0))">
            <text:p><text:s text:c="2"/></text:p>
          </table:table-cell>
          <table:table-cell table:style-name="ce15" table:formula="of:=IF([.K558]=&quot;&quot;;&quot;&quot;;VLOOKUP([.K558];[Contas.$A$1:.$C$54];3;0))">
            <text:p><text:s text:c="2"/></text:p>
          </table:table-cell>
          <table:table-cell table:style-name="ce16" table:formula="of:=IF([.G558]&lt;&gt;&quot;&quot;;&quot;Pago&quot;;IF(AND([.G558]=&quot;&quot;;[.E558]&lt;&gt;&quot;&quot;;[.F558]&lt;&gt;&quot;&quot;;TODAY()&gt;=[.D558]);&quot;Vencido&quot;;IF(AND([.E558]=&quot;&quot;;[.F558]=&quot;&quot;;[.G558]=&quot;&quot;;[.H558]=&quot;&quot;);&quot;&quot;;&quot;A Vencer&quot;)))">
            <text:p><text:s text:c="2"/></text:p>
          </table:table-cell>
          <table:table-cell table:style-name="ce41" table:formula="of:=IF([.H558]=&quot;&quot;;&quot;&quot;;[.H558]-[.C558])">
            <text:p/>
          </table:table-cell>
          <table:table-cell table:style-name="ce62" table:formula="of:=IF([.A558]=&quot;&quot;;&quot;&quot;;TEXT(DATE(YEAR([.A558]);MONTH([.A558]);DAY([.A558]));&quot;AAAA&quot;))">
            <text:p/>
          </table:table-cell>
          <table:table-cell table:style-name="ce62" table:formula="of:=IF([.D558]=&quot;&quot;;&quot;&quot;;TEXT(DATE(YEAR([.D558]);MONTH([.D558]);DAY([.D558]));&quot;AAAA&quot;))">
            <text:p/>
          </table:table-cell>
          <table:table-cell table:style-name="ce62" table:formula="of:=IF([.G558]=&quot;&quot;;&quot;&quot;;TEXT(DATE(YEAR([.G558]);MONTH([.G558]);DAY([.G558]));&quot;AAAA&quot;))">
            <text:p/>
          </table:table-cell>
          <table:table-cell table:style-name="ce62" table:formula="of:=IF([.A558]=&quot;&quot;;&quot;&quot;;TEXT(DATE(YEAR([.A558]);MONTH([.A558]);DAY([.A558]));&quot;MMM&quot;))">
            <text:p/>
          </table:table-cell>
          <table:table-cell table:style-name="ce62" table:formula="of:=IF([.D558]=&quot;&quot;;&quot;&quot;;TEXT(DATE(YEAR([.D558]);MONTH([.D558]);DAY([.D558]));&quot;MMM&quot;))">
            <text:p/>
          </table:table-cell>
          <table:table-cell table:style-name="ce62" table:formula="of:=IF([.G558]=&quot;&quot;;&quot;&quot;;TEXT(DATE(YEAR([.G558]);MONTH([.G558]);DAY([.G558]));&quot;MMM&quot;))">
            <text:p/>
          </table:table-cell>
          <table:table-cell table:style-name="ce70" table:formula="of:=IF([.D558]=&quot;&quot;;&quot;&quot;;TEXT(DATE(YEAR([.D558]);MONTH([.D558]);DAY([.D55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59]=&quot;&quot;;&quot;&quot;;VLOOKUP([.K559];[Contas.$A$1:.$C$54];2;0))">
            <text:p><text:s text:c="2"/></text:p>
          </table:table-cell>
          <table:table-cell table:style-name="ce15" table:formula="of:=IF([.K559]=&quot;&quot;;&quot;&quot;;VLOOKUP([.K559];[Contas.$A$1:.$C$54];3;0))">
            <text:p><text:s text:c="2"/></text:p>
          </table:table-cell>
          <table:table-cell table:style-name="ce16" table:formula="of:=IF([.G559]&lt;&gt;&quot;&quot;;&quot;Pago&quot;;IF(AND([.G559]=&quot;&quot;;[.E559]&lt;&gt;&quot;&quot;;[.F559]&lt;&gt;&quot;&quot;;TODAY()&gt;=[.D559]);&quot;Vencido&quot;;IF(AND([.E559]=&quot;&quot;;[.F559]=&quot;&quot;;[.G559]=&quot;&quot;;[.H559]=&quot;&quot;);&quot;&quot;;&quot;A Vencer&quot;)))">
            <text:p><text:s text:c="2"/></text:p>
          </table:table-cell>
          <table:table-cell table:style-name="ce41" table:formula="of:=IF([.H559]=&quot;&quot;;&quot;&quot;;[.H559]-[.C559])">
            <text:p/>
          </table:table-cell>
          <table:table-cell table:style-name="ce62" table:formula="of:=IF([.A559]=&quot;&quot;;&quot;&quot;;TEXT(DATE(YEAR([.A559]);MONTH([.A559]);DAY([.A559]));&quot;AAAA&quot;))">
            <text:p/>
          </table:table-cell>
          <table:table-cell table:style-name="ce62" table:formula="of:=IF([.D559]=&quot;&quot;;&quot;&quot;;TEXT(DATE(YEAR([.D559]);MONTH([.D559]);DAY([.D559]));&quot;AAAA&quot;))">
            <text:p/>
          </table:table-cell>
          <table:table-cell table:style-name="ce62" table:formula="of:=IF([.G559]=&quot;&quot;;&quot;&quot;;TEXT(DATE(YEAR([.G559]);MONTH([.G559]);DAY([.G559]));&quot;AAAA&quot;))">
            <text:p/>
          </table:table-cell>
          <table:table-cell table:style-name="ce62" table:formula="of:=IF([.A559]=&quot;&quot;;&quot;&quot;;TEXT(DATE(YEAR([.A559]);MONTH([.A559]);DAY([.A559]));&quot;MMM&quot;))">
            <text:p/>
          </table:table-cell>
          <table:table-cell table:style-name="ce62" table:formula="of:=IF([.D559]=&quot;&quot;;&quot;&quot;;TEXT(DATE(YEAR([.D559]);MONTH([.D559]);DAY([.D559]));&quot;MMM&quot;))">
            <text:p/>
          </table:table-cell>
          <table:table-cell table:style-name="ce62" table:formula="of:=IF([.G559]=&quot;&quot;;&quot;&quot;;TEXT(DATE(YEAR([.G559]);MONTH([.G559]);DAY([.G559]));&quot;MMM&quot;))">
            <text:p/>
          </table:table-cell>
          <table:table-cell table:style-name="ce70" table:formula="of:=IF([.D559]=&quot;&quot;;&quot;&quot;;TEXT(DATE(YEAR([.D559]);MONTH([.D559]);DAY([.D55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0]=&quot;&quot;;&quot;&quot;;VLOOKUP([.K560];[Contas.$A$1:.$C$54];2;0))">
            <text:p><text:s text:c="2"/></text:p>
          </table:table-cell>
          <table:table-cell table:style-name="ce15" table:formula="of:=IF([.K560]=&quot;&quot;;&quot;&quot;;VLOOKUP([.K560];[Contas.$A$1:.$C$54];3;0))">
            <text:p><text:s text:c="2"/></text:p>
          </table:table-cell>
          <table:table-cell table:style-name="ce16" table:formula="of:=IF([.G560]&lt;&gt;&quot;&quot;;&quot;Pago&quot;;IF(AND([.G560]=&quot;&quot;;[.E560]&lt;&gt;&quot;&quot;;[.F560]&lt;&gt;&quot;&quot;;TODAY()&gt;=[.D560]);&quot;Vencido&quot;;IF(AND([.E560]=&quot;&quot;;[.F560]=&quot;&quot;;[.G560]=&quot;&quot;;[.H560]=&quot;&quot;);&quot;&quot;;&quot;A Vencer&quot;)))">
            <text:p><text:s text:c="2"/></text:p>
          </table:table-cell>
          <table:table-cell table:style-name="ce41" table:formula="of:=IF([.H560]=&quot;&quot;;&quot;&quot;;[.H560]-[.C560])">
            <text:p/>
          </table:table-cell>
          <table:table-cell table:style-name="ce62" table:formula="of:=IF([.A560]=&quot;&quot;;&quot;&quot;;TEXT(DATE(YEAR([.A560]);MONTH([.A560]);DAY([.A560]));&quot;AAAA&quot;))">
            <text:p/>
          </table:table-cell>
          <table:table-cell table:style-name="ce62" table:formula="of:=IF([.D560]=&quot;&quot;;&quot;&quot;;TEXT(DATE(YEAR([.D560]);MONTH([.D560]);DAY([.D560]));&quot;AAAA&quot;))">
            <text:p/>
          </table:table-cell>
          <table:table-cell table:style-name="ce62" table:formula="of:=IF([.G560]=&quot;&quot;;&quot;&quot;;TEXT(DATE(YEAR([.G560]);MONTH([.G560]);DAY([.G560]));&quot;AAAA&quot;))">
            <text:p/>
          </table:table-cell>
          <table:table-cell table:style-name="ce62" table:formula="of:=IF([.A560]=&quot;&quot;;&quot;&quot;;TEXT(DATE(YEAR([.A560]);MONTH([.A560]);DAY([.A560]));&quot;MMM&quot;))">
            <text:p/>
          </table:table-cell>
          <table:table-cell table:style-name="ce62" table:formula="of:=IF([.D560]=&quot;&quot;;&quot;&quot;;TEXT(DATE(YEAR([.D560]);MONTH([.D560]);DAY([.D560]));&quot;MMM&quot;))">
            <text:p/>
          </table:table-cell>
          <table:table-cell table:style-name="ce62" table:formula="of:=IF([.G560]=&quot;&quot;;&quot;&quot;;TEXT(DATE(YEAR([.G560]);MONTH([.G560]);DAY([.G560]));&quot;MMM&quot;))">
            <text:p/>
          </table:table-cell>
          <table:table-cell table:style-name="ce70" table:formula="of:=IF([.D560]=&quot;&quot;;&quot;&quot;;TEXT(DATE(YEAR([.D560]);MONTH([.D560]);DAY([.D56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1]=&quot;&quot;;&quot;&quot;;VLOOKUP([.K561];[Contas.$A$1:.$C$54];2;0))">
            <text:p><text:s text:c="2"/></text:p>
          </table:table-cell>
          <table:table-cell table:style-name="ce15" table:formula="of:=IF([.K561]=&quot;&quot;;&quot;&quot;;VLOOKUP([.K561];[Contas.$A$1:.$C$54];3;0))">
            <text:p><text:s text:c="2"/></text:p>
          </table:table-cell>
          <table:table-cell table:style-name="ce16" table:formula="of:=IF([.G561]&lt;&gt;&quot;&quot;;&quot;Pago&quot;;IF(AND([.G561]=&quot;&quot;;[.E561]&lt;&gt;&quot;&quot;;[.F561]&lt;&gt;&quot;&quot;;TODAY()&gt;=[.D561]);&quot;Vencido&quot;;IF(AND([.E561]=&quot;&quot;;[.F561]=&quot;&quot;;[.G561]=&quot;&quot;;[.H561]=&quot;&quot;);&quot;&quot;;&quot;A Vencer&quot;)))">
            <text:p><text:s text:c="2"/></text:p>
          </table:table-cell>
          <table:table-cell table:style-name="ce41" table:formula="of:=IF([.H561]=&quot;&quot;;&quot;&quot;;[.H561]-[.C561])">
            <text:p/>
          </table:table-cell>
          <table:table-cell table:style-name="ce62" table:formula="of:=IF([.A561]=&quot;&quot;;&quot;&quot;;TEXT(DATE(YEAR([.A561]);MONTH([.A561]);DAY([.A561]));&quot;AAAA&quot;))">
            <text:p/>
          </table:table-cell>
          <table:table-cell table:style-name="ce62" table:formula="of:=IF([.D561]=&quot;&quot;;&quot;&quot;;TEXT(DATE(YEAR([.D561]);MONTH([.D561]);DAY([.D561]));&quot;AAAA&quot;))">
            <text:p/>
          </table:table-cell>
          <table:table-cell table:style-name="ce62" table:formula="of:=IF([.G561]=&quot;&quot;;&quot;&quot;;TEXT(DATE(YEAR([.G561]);MONTH([.G561]);DAY([.G561]));&quot;AAAA&quot;))">
            <text:p/>
          </table:table-cell>
          <table:table-cell table:style-name="ce62" table:formula="of:=IF([.A561]=&quot;&quot;;&quot;&quot;;TEXT(DATE(YEAR([.A561]);MONTH([.A561]);DAY([.A561]));&quot;MMM&quot;))">
            <text:p/>
          </table:table-cell>
          <table:table-cell table:style-name="ce62" table:formula="of:=IF([.D561]=&quot;&quot;;&quot;&quot;;TEXT(DATE(YEAR([.D561]);MONTH([.D561]);DAY([.D561]));&quot;MMM&quot;))">
            <text:p/>
          </table:table-cell>
          <table:table-cell table:style-name="ce62" table:formula="of:=IF([.G561]=&quot;&quot;;&quot;&quot;;TEXT(DATE(YEAR([.G561]);MONTH([.G561]);DAY([.G561]));&quot;MMM&quot;))">
            <text:p/>
          </table:table-cell>
          <table:table-cell table:style-name="ce70" table:formula="of:=IF([.D561]=&quot;&quot;;&quot;&quot;;TEXT(DATE(YEAR([.D561]);MONTH([.D561]);DAY([.D56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2]=&quot;&quot;;&quot;&quot;;VLOOKUP([.K562];[Contas.$A$1:.$C$54];2;0))">
            <text:p><text:s text:c="2"/></text:p>
          </table:table-cell>
          <table:table-cell table:style-name="ce15" table:formula="of:=IF([.K562]=&quot;&quot;;&quot;&quot;;VLOOKUP([.K562];[Contas.$A$1:.$C$54];3;0))">
            <text:p><text:s text:c="2"/></text:p>
          </table:table-cell>
          <table:table-cell table:style-name="ce16" table:formula="of:=IF([.G562]&lt;&gt;&quot;&quot;;&quot;Pago&quot;;IF(AND([.G562]=&quot;&quot;;[.E562]&lt;&gt;&quot;&quot;;[.F562]&lt;&gt;&quot;&quot;;TODAY()&gt;=[.D562]);&quot;Vencido&quot;;IF(AND([.E562]=&quot;&quot;;[.F562]=&quot;&quot;;[.G562]=&quot;&quot;;[.H562]=&quot;&quot;);&quot;&quot;;&quot;A Vencer&quot;)))">
            <text:p><text:s text:c="2"/></text:p>
          </table:table-cell>
          <table:table-cell table:style-name="ce41" table:formula="of:=IF([.H562]=&quot;&quot;;&quot;&quot;;[.H562]-[.C562])">
            <text:p/>
          </table:table-cell>
          <table:table-cell table:style-name="ce62" table:formula="of:=IF([.A562]=&quot;&quot;;&quot;&quot;;TEXT(DATE(YEAR([.A562]);MONTH([.A562]);DAY([.A562]));&quot;AAAA&quot;))">
            <text:p/>
          </table:table-cell>
          <table:table-cell table:style-name="ce62" table:formula="of:=IF([.D562]=&quot;&quot;;&quot;&quot;;TEXT(DATE(YEAR([.D562]);MONTH([.D562]);DAY([.D562]));&quot;AAAA&quot;))">
            <text:p/>
          </table:table-cell>
          <table:table-cell table:style-name="ce62" table:formula="of:=IF([.G562]=&quot;&quot;;&quot;&quot;;TEXT(DATE(YEAR([.G562]);MONTH([.G562]);DAY([.G562]));&quot;AAAA&quot;))">
            <text:p/>
          </table:table-cell>
          <table:table-cell table:style-name="ce62" table:formula="of:=IF([.A562]=&quot;&quot;;&quot;&quot;;TEXT(DATE(YEAR([.A562]);MONTH([.A562]);DAY([.A562]));&quot;MMM&quot;))">
            <text:p/>
          </table:table-cell>
          <table:table-cell table:style-name="ce62" table:formula="of:=IF([.D562]=&quot;&quot;;&quot;&quot;;TEXT(DATE(YEAR([.D562]);MONTH([.D562]);DAY([.D562]));&quot;MMM&quot;))">
            <text:p/>
          </table:table-cell>
          <table:table-cell table:style-name="ce62" table:formula="of:=IF([.G562]=&quot;&quot;;&quot;&quot;;TEXT(DATE(YEAR([.G562]);MONTH([.G562]);DAY([.G562]));&quot;MMM&quot;))">
            <text:p/>
          </table:table-cell>
          <table:table-cell table:style-name="ce70" table:formula="of:=IF([.D562]=&quot;&quot;;&quot;&quot;;TEXT(DATE(YEAR([.D562]);MONTH([.D562]);DAY([.D56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3]=&quot;&quot;;&quot;&quot;;VLOOKUP([.K563];[Contas.$A$1:.$C$54];2;0))">
            <text:p><text:s text:c="2"/></text:p>
          </table:table-cell>
          <table:table-cell table:style-name="ce15" table:formula="of:=IF([.K563]=&quot;&quot;;&quot;&quot;;VLOOKUP([.K563];[Contas.$A$1:.$C$54];3;0))">
            <text:p><text:s text:c="2"/></text:p>
          </table:table-cell>
          <table:table-cell table:style-name="ce16" table:formula="of:=IF([.G563]&lt;&gt;&quot;&quot;;&quot;Pago&quot;;IF(AND([.G563]=&quot;&quot;;[.E563]&lt;&gt;&quot;&quot;;[.F563]&lt;&gt;&quot;&quot;;TODAY()&gt;=[.D563]);&quot;Vencido&quot;;IF(AND([.E563]=&quot;&quot;;[.F563]=&quot;&quot;;[.G563]=&quot;&quot;;[.H563]=&quot;&quot;);&quot;&quot;;&quot;A Vencer&quot;)))">
            <text:p><text:s text:c="2"/></text:p>
          </table:table-cell>
          <table:table-cell table:style-name="ce41" table:formula="of:=IF([.H563]=&quot;&quot;;&quot;&quot;;[.H563]-[.C563])">
            <text:p/>
          </table:table-cell>
          <table:table-cell table:style-name="ce62" table:formula="of:=IF([.A563]=&quot;&quot;;&quot;&quot;;TEXT(DATE(YEAR([.A563]);MONTH([.A563]);DAY([.A563]));&quot;AAAA&quot;))">
            <text:p/>
          </table:table-cell>
          <table:table-cell table:style-name="ce62" table:formula="of:=IF([.D563]=&quot;&quot;;&quot;&quot;;TEXT(DATE(YEAR([.D563]);MONTH([.D563]);DAY([.D563]));&quot;AAAA&quot;))">
            <text:p/>
          </table:table-cell>
          <table:table-cell table:style-name="ce62" table:formula="of:=IF([.G563]=&quot;&quot;;&quot;&quot;;TEXT(DATE(YEAR([.G563]);MONTH([.G563]);DAY([.G563]));&quot;AAAA&quot;))">
            <text:p/>
          </table:table-cell>
          <table:table-cell table:style-name="ce62" table:formula="of:=IF([.A563]=&quot;&quot;;&quot;&quot;;TEXT(DATE(YEAR([.A563]);MONTH([.A563]);DAY([.A563]));&quot;MMM&quot;))">
            <text:p/>
          </table:table-cell>
          <table:table-cell table:style-name="ce62" table:formula="of:=IF([.D563]=&quot;&quot;;&quot;&quot;;TEXT(DATE(YEAR([.D563]);MONTH([.D563]);DAY([.D563]));&quot;MMM&quot;))">
            <text:p/>
          </table:table-cell>
          <table:table-cell table:style-name="ce62" table:formula="of:=IF([.G563]=&quot;&quot;;&quot;&quot;;TEXT(DATE(YEAR([.G563]);MONTH([.G563]);DAY([.G563]));&quot;MMM&quot;))">
            <text:p/>
          </table:table-cell>
          <table:table-cell table:style-name="ce70" table:formula="of:=IF([.D563]=&quot;&quot;;&quot;&quot;;TEXT(DATE(YEAR([.D563]);MONTH([.D563]);DAY([.D56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4]=&quot;&quot;;&quot;&quot;;VLOOKUP([.K564];[Contas.$A$1:.$C$54];2;0))">
            <text:p><text:s text:c="2"/></text:p>
          </table:table-cell>
          <table:table-cell table:style-name="ce15" table:formula="of:=IF([.K564]=&quot;&quot;;&quot;&quot;;VLOOKUP([.K564];[Contas.$A$1:.$C$54];3;0))">
            <text:p><text:s text:c="2"/></text:p>
          </table:table-cell>
          <table:table-cell table:style-name="ce16" table:formula="of:=IF([.G564]&lt;&gt;&quot;&quot;;&quot;Pago&quot;;IF(AND([.G564]=&quot;&quot;;[.E564]&lt;&gt;&quot;&quot;;[.F564]&lt;&gt;&quot;&quot;;TODAY()&gt;=[.D564]);&quot;Vencido&quot;;IF(AND([.E564]=&quot;&quot;;[.F564]=&quot;&quot;;[.G564]=&quot;&quot;;[.H564]=&quot;&quot;);&quot;&quot;;&quot;A Vencer&quot;)))">
            <text:p><text:s text:c="2"/></text:p>
          </table:table-cell>
          <table:table-cell table:style-name="ce41" table:formula="of:=IF([.H564]=&quot;&quot;;&quot;&quot;;[.H564]-[.C564])">
            <text:p/>
          </table:table-cell>
          <table:table-cell table:style-name="ce62" table:formula="of:=IF([.A564]=&quot;&quot;;&quot;&quot;;TEXT(DATE(YEAR([.A564]);MONTH([.A564]);DAY([.A564]));&quot;AAAA&quot;))">
            <text:p/>
          </table:table-cell>
          <table:table-cell table:style-name="ce62" table:formula="of:=IF([.D564]=&quot;&quot;;&quot;&quot;;TEXT(DATE(YEAR([.D564]);MONTH([.D564]);DAY([.D564]));&quot;AAAA&quot;))">
            <text:p/>
          </table:table-cell>
          <table:table-cell table:style-name="ce62" table:formula="of:=IF([.G564]=&quot;&quot;;&quot;&quot;;TEXT(DATE(YEAR([.G564]);MONTH([.G564]);DAY([.G564]));&quot;AAAA&quot;))">
            <text:p/>
          </table:table-cell>
          <table:table-cell table:style-name="ce62" table:formula="of:=IF([.A564]=&quot;&quot;;&quot;&quot;;TEXT(DATE(YEAR([.A564]);MONTH([.A564]);DAY([.A564]));&quot;MMM&quot;))">
            <text:p/>
          </table:table-cell>
          <table:table-cell table:style-name="ce62" table:formula="of:=IF([.D564]=&quot;&quot;;&quot;&quot;;TEXT(DATE(YEAR([.D564]);MONTH([.D564]);DAY([.D564]));&quot;MMM&quot;))">
            <text:p/>
          </table:table-cell>
          <table:table-cell table:style-name="ce62" table:formula="of:=IF([.G564]=&quot;&quot;;&quot;&quot;;TEXT(DATE(YEAR([.G564]);MONTH([.G564]);DAY([.G564]));&quot;MMM&quot;))">
            <text:p/>
          </table:table-cell>
          <table:table-cell table:style-name="ce70" table:formula="of:=IF([.D564]=&quot;&quot;;&quot;&quot;;TEXT(DATE(YEAR([.D564]);MONTH([.D564]);DAY([.D56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5]=&quot;&quot;;&quot;&quot;;VLOOKUP([.K565];[Contas.$A$1:.$C$54];2;0))">
            <text:p><text:s text:c="2"/></text:p>
          </table:table-cell>
          <table:table-cell table:style-name="ce15" table:formula="of:=IF([.K565]=&quot;&quot;;&quot;&quot;;VLOOKUP([.K565];[Contas.$A$1:.$C$54];3;0))">
            <text:p><text:s text:c="2"/></text:p>
          </table:table-cell>
          <table:table-cell table:style-name="ce16" table:formula="of:=IF([.G565]&lt;&gt;&quot;&quot;;&quot;Pago&quot;;IF(AND([.G565]=&quot;&quot;;[.E565]&lt;&gt;&quot;&quot;;[.F565]&lt;&gt;&quot;&quot;;TODAY()&gt;=[.D565]);&quot;Vencido&quot;;IF(AND([.E565]=&quot;&quot;;[.F565]=&quot;&quot;;[.G565]=&quot;&quot;;[.H565]=&quot;&quot;);&quot;&quot;;&quot;A Vencer&quot;)))">
            <text:p><text:s text:c="2"/></text:p>
          </table:table-cell>
          <table:table-cell table:style-name="ce41" table:formula="of:=IF([.H565]=&quot;&quot;;&quot;&quot;;[.H565]-[.C565])">
            <text:p/>
          </table:table-cell>
          <table:table-cell table:style-name="ce62" table:formula="of:=IF([.A565]=&quot;&quot;;&quot;&quot;;TEXT(DATE(YEAR([.A565]);MONTH([.A565]);DAY([.A565]));&quot;AAAA&quot;))">
            <text:p/>
          </table:table-cell>
          <table:table-cell table:style-name="ce62" table:formula="of:=IF([.D565]=&quot;&quot;;&quot;&quot;;TEXT(DATE(YEAR([.D565]);MONTH([.D565]);DAY([.D565]));&quot;AAAA&quot;))">
            <text:p/>
          </table:table-cell>
          <table:table-cell table:style-name="ce62" table:formula="of:=IF([.G565]=&quot;&quot;;&quot;&quot;;TEXT(DATE(YEAR([.G565]);MONTH([.G565]);DAY([.G565]));&quot;AAAA&quot;))">
            <text:p/>
          </table:table-cell>
          <table:table-cell table:style-name="ce62" table:formula="of:=IF([.A565]=&quot;&quot;;&quot;&quot;;TEXT(DATE(YEAR([.A565]);MONTH([.A565]);DAY([.A565]));&quot;MMM&quot;))">
            <text:p/>
          </table:table-cell>
          <table:table-cell table:style-name="ce62" table:formula="of:=IF([.D565]=&quot;&quot;;&quot;&quot;;TEXT(DATE(YEAR([.D565]);MONTH([.D565]);DAY([.D565]));&quot;MMM&quot;))">
            <text:p/>
          </table:table-cell>
          <table:table-cell table:style-name="ce62" table:formula="of:=IF([.G565]=&quot;&quot;;&quot;&quot;;TEXT(DATE(YEAR([.G565]);MONTH([.G565]);DAY([.G565]));&quot;MMM&quot;))">
            <text:p/>
          </table:table-cell>
          <table:table-cell table:style-name="ce70" table:formula="of:=IF([.D565]=&quot;&quot;;&quot;&quot;;TEXT(DATE(YEAR([.D565]);MONTH([.D565]);DAY([.D56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6]=&quot;&quot;;&quot;&quot;;VLOOKUP([.K566];[Contas.$A$1:.$C$54];2;0))">
            <text:p><text:s text:c="2"/></text:p>
          </table:table-cell>
          <table:table-cell table:style-name="ce15" table:formula="of:=IF([.K566]=&quot;&quot;;&quot;&quot;;VLOOKUP([.K566];[Contas.$A$1:.$C$54];3;0))">
            <text:p><text:s text:c="2"/></text:p>
          </table:table-cell>
          <table:table-cell table:style-name="ce16" table:formula="of:=IF([.G566]&lt;&gt;&quot;&quot;;&quot;Pago&quot;;IF(AND([.G566]=&quot;&quot;;[.E566]&lt;&gt;&quot;&quot;;[.F566]&lt;&gt;&quot;&quot;;TODAY()&gt;=[.D566]);&quot;Vencido&quot;;IF(AND([.E566]=&quot;&quot;;[.F566]=&quot;&quot;;[.G566]=&quot;&quot;;[.H566]=&quot;&quot;);&quot;&quot;;&quot;A Vencer&quot;)))">
            <text:p><text:s text:c="2"/></text:p>
          </table:table-cell>
          <table:table-cell table:style-name="ce41" table:formula="of:=IF([.H566]=&quot;&quot;;&quot;&quot;;[.H566]-[.C566])">
            <text:p/>
          </table:table-cell>
          <table:table-cell table:style-name="ce62" table:formula="of:=IF([.A566]=&quot;&quot;;&quot;&quot;;TEXT(DATE(YEAR([.A566]);MONTH([.A566]);DAY([.A566]));&quot;AAAA&quot;))">
            <text:p/>
          </table:table-cell>
          <table:table-cell table:style-name="ce62" table:formula="of:=IF([.D566]=&quot;&quot;;&quot;&quot;;TEXT(DATE(YEAR([.D566]);MONTH([.D566]);DAY([.D566]));&quot;AAAA&quot;))">
            <text:p/>
          </table:table-cell>
          <table:table-cell table:style-name="ce62" table:formula="of:=IF([.G566]=&quot;&quot;;&quot;&quot;;TEXT(DATE(YEAR([.G566]);MONTH([.G566]);DAY([.G566]));&quot;AAAA&quot;))">
            <text:p/>
          </table:table-cell>
          <table:table-cell table:style-name="ce62" table:formula="of:=IF([.A566]=&quot;&quot;;&quot;&quot;;TEXT(DATE(YEAR([.A566]);MONTH([.A566]);DAY([.A566]));&quot;MMM&quot;))">
            <text:p/>
          </table:table-cell>
          <table:table-cell table:style-name="ce62" table:formula="of:=IF([.D566]=&quot;&quot;;&quot;&quot;;TEXT(DATE(YEAR([.D566]);MONTH([.D566]);DAY([.D566]));&quot;MMM&quot;))">
            <text:p/>
          </table:table-cell>
          <table:table-cell table:style-name="ce62" table:formula="of:=IF([.G566]=&quot;&quot;;&quot;&quot;;TEXT(DATE(YEAR([.G566]);MONTH([.G566]);DAY([.G566]));&quot;MMM&quot;))">
            <text:p/>
          </table:table-cell>
          <table:table-cell table:style-name="ce70" table:formula="of:=IF([.D566]=&quot;&quot;;&quot;&quot;;TEXT(DATE(YEAR([.D566]);MONTH([.D566]);DAY([.D56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7]=&quot;&quot;;&quot;&quot;;VLOOKUP([.K567];[Contas.$A$1:.$C$54];2;0))">
            <text:p><text:s text:c="2"/></text:p>
          </table:table-cell>
          <table:table-cell table:style-name="ce15" table:formula="of:=IF([.K567]=&quot;&quot;;&quot;&quot;;VLOOKUP([.K567];[Contas.$A$1:.$C$54];3;0))">
            <text:p><text:s text:c="2"/></text:p>
          </table:table-cell>
          <table:table-cell table:style-name="ce16" table:formula="of:=IF([.G567]&lt;&gt;&quot;&quot;;&quot;Pago&quot;;IF(AND([.G567]=&quot;&quot;;[.E567]&lt;&gt;&quot;&quot;;[.F567]&lt;&gt;&quot;&quot;;TODAY()&gt;=[.D567]);&quot;Vencido&quot;;IF(AND([.E567]=&quot;&quot;;[.F567]=&quot;&quot;;[.G567]=&quot;&quot;;[.H567]=&quot;&quot;);&quot;&quot;;&quot;A Vencer&quot;)))">
            <text:p><text:s text:c="2"/></text:p>
          </table:table-cell>
          <table:table-cell table:style-name="ce41" table:formula="of:=IF([.H567]=&quot;&quot;;&quot;&quot;;[.H567]-[.C567])">
            <text:p/>
          </table:table-cell>
          <table:table-cell table:style-name="ce62" table:formula="of:=IF([.A567]=&quot;&quot;;&quot;&quot;;TEXT(DATE(YEAR([.A567]);MONTH([.A567]);DAY([.A567]));&quot;AAAA&quot;))">
            <text:p/>
          </table:table-cell>
          <table:table-cell table:style-name="ce62" table:formula="of:=IF([.D567]=&quot;&quot;;&quot;&quot;;TEXT(DATE(YEAR([.D567]);MONTH([.D567]);DAY([.D567]));&quot;AAAA&quot;))">
            <text:p/>
          </table:table-cell>
          <table:table-cell table:style-name="ce62" table:formula="of:=IF([.G567]=&quot;&quot;;&quot;&quot;;TEXT(DATE(YEAR([.G567]);MONTH([.G567]);DAY([.G567]));&quot;AAAA&quot;))">
            <text:p/>
          </table:table-cell>
          <table:table-cell table:style-name="ce62" table:formula="of:=IF([.A567]=&quot;&quot;;&quot;&quot;;TEXT(DATE(YEAR([.A567]);MONTH([.A567]);DAY([.A567]));&quot;MMM&quot;))">
            <text:p/>
          </table:table-cell>
          <table:table-cell table:style-name="ce62" table:formula="of:=IF([.D567]=&quot;&quot;;&quot;&quot;;TEXT(DATE(YEAR([.D567]);MONTH([.D567]);DAY([.D567]));&quot;MMM&quot;))">
            <text:p/>
          </table:table-cell>
          <table:table-cell table:style-name="ce62" table:formula="of:=IF([.G567]=&quot;&quot;;&quot;&quot;;TEXT(DATE(YEAR([.G567]);MONTH([.G567]);DAY([.G567]));&quot;MMM&quot;))">
            <text:p/>
          </table:table-cell>
          <table:table-cell table:style-name="ce70" table:formula="of:=IF([.D567]=&quot;&quot;;&quot;&quot;;TEXT(DATE(YEAR([.D567]);MONTH([.D567]);DAY([.D56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8]=&quot;&quot;;&quot;&quot;;VLOOKUP([.K568];[Contas.$A$1:.$C$54];2;0))">
            <text:p><text:s text:c="2"/></text:p>
          </table:table-cell>
          <table:table-cell table:style-name="ce15" table:formula="of:=IF([.K568]=&quot;&quot;;&quot;&quot;;VLOOKUP([.K568];[Contas.$A$1:.$C$54];3;0))">
            <text:p><text:s text:c="2"/></text:p>
          </table:table-cell>
          <table:table-cell table:style-name="ce16" table:formula="of:=IF([.G568]&lt;&gt;&quot;&quot;;&quot;Pago&quot;;IF(AND([.G568]=&quot;&quot;;[.E568]&lt;&gt;&quot;&quot;;[.F568]&lt;&gt;&quot;&quot;;TODAY()&gt;=[.D568]);&quot;Vencido&quot;;IF(AND([.E568]=&quot;&quot;;[.F568]=&quot;&quot;;[.G568]=&quot;&quot;;[.H568]=&quot;&quot;);&quot;&quot;;&quot;A Vencer&quot;)))">
            <text:p><text:s text:c="2"/></text:p>
          </table:table-cell>
          <table:table-cell table:style-name="ce41" table:formula="of:=IF([.H568]=&quot;&quot;;&quot;&quot;;[.H568]-[.C568])">
            <text:p/>
          </table:table-cell>
          <table:table-cell table:style-name="ce62" table:formula="of:=IF([.A568]=&quot;&quot;;&quot;&quot;;TEXT(DATE(YEAR([.A568]);MONTH([.A568]);DAY([.A568]));&quot;AAAA&quot;))">
            <text:p/>
          </table:table-cell>
          <table:table-cell table:style-name="ce62" table:formula="of:=IF([.D568]=&quot;&quot;;&quot;&quot;;TEXT(DATE(YEAR([.D568]);MONTH([.D568]);DAY([.D568]));&quot;AAAA&quot;))">
            <text:p/>
          </table:table-cell>
          <table:table-cell table:style-name="ce62" table:formula="of:=IF([.G568]=&quot;&quot;;&quot;&quot;;TEXT(DATE(YEAR([.G568]);MONTH([.G568]);DAY([.G568]));&quot;AAAA&quot;))">
            <text:p/>
          </table:table-cell>
          <table:table-cell table:style-name="ce62" table:formula="of:=IF([.A568]=&quot;&quot;;&quot;&quot;;TEXT(DATE(YEAR([.A568]);MONTH([.A568]);DAY([.A568]));&quot;MMM&quot;))">
            <text:p/>
          </table:table-cell>
          <table:table-cell table:style-name="ce62" table:formula="of:=IF([.D568]=&quot;&quot;;&quot;&quot;;TEXT(DATE(YEAR([.D568]);MONTH([.D568]);DAY([.D568]));&quot;MMM&quot;))">
            <text:p/>
          </table:table-cell>
          <table:table-cell table:style-name="ce62" table:formula="of:=IF([.G568]=&quot;&quot;;&quot;&quot;;TEXT(DATE(YEAR([.G568]);MONTH([.G568]);DAY([.G568]));&quot;MMM&quot;))">
            <text:p/>
          </table:table-cell>
          <table:table-cell table:style-name="ce70" table:formula="of:=IF([.D568]=&quot;&quot;;&quot;&quot;;TEXT(DATE(YEAR([.D568]);MONTH([.D568]);DAY([.D56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69]=&quot;&quot;;&quot;&quot;;VLOOKUP([.K569];[Contas.$A$1:.$C$54];2;0))">
            <text:p><text:s text:c="2"/></text:p>
          </table:table-cell>
          <table:table-cell table:style-name="ce15" table:formula="of:=IF([.K569]=&quot;&quot;;&quot;&quot;;VLOOKUP([.K569];[Contas.$A$1:.$C$54];3;0))">
            <text:p><text:s text:c="2"/></text:p>
          </table:table-cell>
          <table:table-cell table:style-name="ce16" table:formula="of:=IF([.G569]&lt;&gt;&quot;&quot;;&quot;Pago&quot;;IF(AND([.G569]=&quot;&quot;;[.E569]&lt;&gt;&quot;&quot;;[.F569]&lt;&gt;&quot;&quot;;TODAY()&gt;=[.D569]);&quot;Vencido&quot;;IF(AND([.E569]=&quot;&quot;;[.F569]=&quot;&quot;;[.G569]=&quot;&quot;;[.H569]=&quot;&quot;);&quot;&quot;;&quot;A Vencer&quot;)))">
            <text:p><text:s text:c="2"/></text:p>
          </table:table-cell>
          <table:table-cell table:style-name="ce41" table:formula="of:=IF([.H569]=&quot;&quot;;&quot;&quot;;[.H569]-[.C569])">
            <text:p/>
          </table:table-cell>
          <table:table-cell table:style-name="ce62" table:formula="of:=IF([.A569]=&quot;&quot;;&quot;&quot;;TEXT(DATE(YEAR([.A569]);MONTH([.A569]);DAY([.A569]));&quot;AAAA&quot;))">
            <text:p/>
          </table:table-cell>
          <table:table-cell table:style-name="ce62" table:formula="of:=IF([.D569]=&quot;&quot;;&quot;&quot;;TEXT(DATE(YEAR([.D569]);MONTH([.D569]);DAY([.D569]));&quot;AAAA&quot;))">
            <text:p/>
          </table:table-cell>
          <table:table-cell table:style-name="ce62" table:formula="of:=IF([.G569]=&quot;&quot;;&quot;&quot;;TEXT(DATE(YEAR([.G569]);MONTH([.G569]);DAY([.G569]));&quot;AAAA&quot;))">
            <text:p/>
          </table:table-cell>
          <table:table-cell table:style-name="ce62" table:formula="of:=IF([.A569]=&quot;&quot;;&quot;&quot;;TEXT(DATE(YEAR([.A569]);MONTH([.A569]);DAY([.A569]));&quot;MMM&quot;))">
            <text:p/>
          </table:table-cell>
          <table:table-cell table:style-name="ce62" table:formula="of:=IF([.D569]=&quot;&quot;;&quot;&quot;;TEXT(DATE(YEAR([.D569]);MONTH([.D569]);DAY([.D569]));&quot;MMM&quot;))">
            <text:p/>
          </table:table-cell>
          <table:table-cell table:style-name="ce62" table:formula="of:=IF([.G569]=&quot;&quot;;&quot;&quot;;TEXT(DATE(YEAR([.G569]);MONTH([.G569]);DAY([.G569]));&quot;MMM&quot;))">
            <text:p/>
          </table:table-cell>
          <table:table-cell table:style-name="ce70" table:formula="of:=IF([.D569]=&quot;&quot;;&quot;&quot;;TEXT(DATE(YEAR([.D569]);MONTH([.D569]);DAY([.D56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0]=&quot;&quot;;&quot;&quot;;VLOOKUP([.K570];[Contas.$A$1:.$C$54];2;0))">
            <text:p><text:s text:c="2"/></text:p>
          </table:table-cell>
          <table:table-cell table:style-name="ce15" table:formula="of:=IF([.K570]=&quot;&quot;;&quot;&quot;;VLOOKUP([.K570];[Contas.$A$1:.$C$54];3;0))">
            <text:p><text:s text:c="2"/></text:p>
          </table:table-cell>
          <table:table-cell table:style-name="ce16" table:formula="of:=IF([.G570]&lt;&gt;&quot;&quot;;&quot;Pago&quot;;IF(AND([.G570]=&quot;&quot;;[.E570]&lt;&gt;&quot;&quot;;[.F570]&lt;&gt;&quot;&quot;;TODAY()&gt;=[.D570]);&quot;Vencido&quot;;IF(AND([.E570]=&quot;&quot;;[.F570]=&quot;&quot;;[.G570]=&quot;&quot;;[.H570]=&quot;&quot;);&quot;&quot;;&quot;A Vencer&quot;)))">
            <text:p><text:s text:c="2"/></text:p>
          </table:table-cell>
          <table:table-cell table:style-name="ce41" table:formula="of:=IF([.H570]=&quot;&quot;;&quot;&quot;;[.H570]-[.C570])">
            <text:p/>
          </table:table-cell>
          <table:table-cell table:style-name="ce62" table:formula="of:=IF([.A570]=&quot;&quot;;&quot;&quot;;TEXT(DATE(YEAR([.A570]);MONTH([.A570]);DAY([.A570]));&quot;AAAA&quot;))">
            <text:p/>
          </table:table-cell>
          <table:table-cell table:style-name="ce62" table:formula="of:=IF([.D570]=&quot;&quot;;&quot;&quot;;TEXT(DATE(YEAR([.D570]);MONTH([.D570]);DAY([.D570]));&quot;AAAA&quot;))">
            <text:p/>
          </table:table-cell>
          <table:table-cell table:style-name="ce62" table:formula="of:=IF([.G570]=&quot;&quot;;&quot;&quot;;TEXT(DATE(YEAR([.G570]);MONTH([.G570]);DAY([.G570]));&quot;AAAA&quot;))">
            <text:p/>
          </table:table-cell>
          <table:table-cell table:style-name="ce62" table:formula="of:=IF([.A570]=&quot;&quot;;&quot;&quot;;TEXT(DATE(YEAR([.A570]);MONTH([.A570]);DAY([.A570]));&quot;MMM&quot;))">
            <text:p/>
          </table:table-cell>
          <table:table-cell table:style-name="ce62" table:formula="of:=IF([.D570]=&quot;&quot;;&quot;&quot;;TEXT(DATE(YEAR([.D570]);MONTH([.D570]);DAY([.D570]));&quot;MMM&quot;))">
            <text:p/>
          </table:table-cell>
          <table:table-cell table:style-name="ce62" table:formula="of:=IF([.G570]=&quot;&quot;;&quot;&quot;;TEXT(DATE(YEAR([.G570]);MONTH([.G570]);DAY([.G570]));&quot;MMM&quot;))">
            <text:p/>
          </table:table-cell>
          <table:table-cell table:style-name="ce70" table:formula="of:=IF([.D570]=&quot;&quot;;&quot;&quot;;TEXT(DATE(YEAR([.D570]);MONTH([.D570]);DAY([.D57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1]=&quot;&quot;;&quot;&quot;;VLOOKUP([.K571];[Contas.$A$1:.$C$54];2;0))">
            <text:p><text:s text:c="2"/></text:p>
          </table:table-cell>
          <table:table-cell table:style-name="ce15" table:formula="of:=IF([.K571]=&quot;&quot;;&quot;&quot;;VLOOKUP([.K571];[Contas.$A$1:.$C$54];3;0))">
            <text:p><text:s text:c="2"/></text:p>
          </table:table-cell>
          <table:table-cell table:style-name="ce16" table:formula="of:=IF([.G571]&lt;&gt;&quot;&quot;;&quot;Pago&quot;;IF(AND([.G571]=&quot;&quot;;[.E571]&lt;&gt;&quot;&quot;;[.F571]&lt;&gt;&quot;&quot;;TODAY()&gt;=[.D571]);&quot;Vencido&quot;;IF(AND([.E571]=&quot;&quot;;[.F571]=&quot;&quot;;[.G571]=&quot;&quot;;[.H571]=&quot;&quot;);&quot;&quot;;&quot;A Vencer&quot;)))">
            <text:p><text:s text:c="2"/></text:p>
          </table:table-cell>
          <table:table-cell table:style-name="ce41" table:formula="of:=IF([.H571]=&quot;&quot;;&quot;&quot;;[.H571]-[.C571])">
            <text:p/>
          </table:table-cell>
          <table:table-cell table:style-name="ce62" table:formula="of:=IF([.A571]=&quot;&quot;;&quot;&quot;;TEXT(DATE(YEAR([.A571]);MONTH([.A571]);DAY([.A571]));&quot;AAAA&quot;))">
            <text:p/>
          </table:table-cell>
          <table:table-cell table:style-name="ce62" table:formula="of:=IF([.D571]=&quot;&quot;;&quot;&quot;;TEXT(DATE(YEAR([.D571]);MONTH([.D571]);DAY([.D571]));&quot;AAAA&quot;))">
            <text:p/>
          </table:table-cell>
          <table:table-cell table:style-name="ce62" table:formula="of:=IF([.G571]=&quot;&quot;;&quot;&quot;;TEXT(DATE(YEAR([.G571]);MONTH([.G571]);DAY([.G571]));&quot;AAAA&quot;))">
            <text:p/>
          </table:table-cell>
          <table:table-cell table:style-name="ce62" table:formula="of:=IF([.A571]=&quot;&quot;;&quot;&quot;;TEXT(DATE(YEAR([.A571]);MONTH([.A571]);DAY([.A571]));&quot;MMM&quot;))">
            <text:p/>
          </table:table-cell>
          <table:table-cell table:style-name="ce62" table:formula="of:=IF([.D571]=&quot;&quot;;&quot;&quot;;TEXT(DATE(YEAR([.D571]);MONTH([.D571]);DAY([.D571]));&quot;MMM&quot;))">
            <text:p/>
          </table:table-cell>
          <table:table-cell table:style-name="ce62" table:formula="of:=IF([.G571]=&quot;&quot;;&quot;&quot;;TEXT(DATE(YEAR([.G571]);MONTH([.G571]);DAY([.G571]));&quot;MMM&quot;))">
            <text:p/>
          </table:table-cell>
          <table:table-cell table:style-name="ce70" table:formula="of:=IF([.D571]=&quot;&quot;;&quot;&quot;;TEXT(DATE(YEAR([.D571]);MONTH([.D571]);DAY([.D57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2]=&quot;&quot;;&quot;&quot;;VLOOKUP([.K572];[Contas.$A$1:.$C$54];2;0))">
            <text:p><text:s text:c="2"/></text:p>
          </table:table-cell>
          <table:table-cell table:style-name="ce15" table:formula="of:=IF([.K572]=&quot;&quot;;&quot;&quot;;VLOOKUP([.K572];[Contas.$A$1:.$C$54];3;0))">
            <text:p><text:s text:c="2"/></text:p>
          </table:table-cell>
          <table:table-cell table:style-name="ce16" table:formula="of:=IF([.G572]&lt;&gt;&quot;&quot;;&quot;Pago&quot;;IF(AND([.G572]=&quot;&quot;;[.E572]&lt;&gt;&quot;&quot;;[.F572]&lt;&gt;&quot;&quot;;TODAY()&gt;=[.D572]);&quot;Vencido&quot;;IF(AND([.E572]=&quot;&quot;;[.F572]=&quot;&quot;;[.G572]=&quot;&quot;;[.H572]=&quot;&quot;);&quot;&quot;;&quot;A Vencer&quot;)))">
            <text:p><text:s text:c="2"/></text:p>
          </table:table-cell>
          <table:table-cell table:style-name="ce41" table:formula="of:=IF([.H572]=&quot;&quot;;&quot;&quot;;[.H572]-[.C572])">
            <text:p/>
          </table:table-cell>
          <table:table-cell table:style-name="ce62" table:formula="of:=IF([.A572]=&quot;&quot;;&quot;&quot;;TEXT(DATE(YEAR([.A572]);MONTH([.A572]);DAY([.A572]));&quot;AAAA&quot;))">
            <text:p/>
          </table:table-cell>
          <table:table-cell table:style-name="ce62" table:formula="of:=IF([.D572]=&quot;&quot;;&quot;&quot;;TEXT(DATE(YEAR([.D572]);MONTH([.D572]);DAY([.D572]));&quot;AAAA&quot;))">
            <text:p/>
          </table:table-cell>
          <table:table-cell table:style-name="ce62" table:formula="of:=IF([.G572]=&quot;&quot;;&quot;&quot;;TEXT(DATE(YEAR([.G572]);MONTH([.G572]);DAY([.G572]));&quot;AAAA&quot;))">
            <text:p/>
          </table:table-cell>
          <table:table-cell table:style-name="ce62" table:formula="of:=IF([.A572]=&quot;&quot;;&quot;&quot;;TEXT(DATE(YEAR([.A572]);MONTH([.A572]);DAY([.A572]));&quot;MMM&quot;))">
            <text:p/>
          </table:table-cell>
          <table:table-cell table:style-name="ce62" table:formula="of:=IF([.D572]=&quot;&quot;;&quot;&quot;;TEXT(DATE(YEAR([.D572]);MONTH([.D572]);DAY([.D572]));&quot;MMM&quot;))">
            <text:p/>
          </table:table-cell>
          <table:table-cell table:style-name="ce62" table:formula="of:=IF([.G572]=&quot;&quot;;&quot;&quot;;TEXT(DATE(YEAR([.G572]);MONTH([.G572]);DAY([.G572]));&quot;MMM&quot;))">
            <text:p/>
          </table:table-cell>
          <table:table-cell table:style-name="ce70" table:formula="of:=IF([.D572]=&quot;&quot;;&quot;&quot;;TEXT(DATE(YEAR([.D572]);MONTH([.D572]);DAY([.D57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3]=&quot;&quot;;&quot;&quot;;VLOOKUP([.K573];[Contas.$A$1:.$C$54];2;0))">
            <text:p><text:s text:c="2"/></text:p>
          </table:table-cell>
          <table:table-cell table:style-name="ce15" table:formula="of:=IF([.K573]=&quot;&quot;;&quot;&quot;;VLOOKUP([.K573];[Contas.$A$1:.$C$54];3;0))">
            <text:p><text:s text:c="2"/></text:p>
          </table:table-cell>
          <table:table-cell table:style-name="ce16" table:formula="of:=IF([.G573]&lt;&gt;&quot;&quot;;&quot;Pago&quot;;IF(AND([.G573]=&quot;&quot;;[.E573]&lt;&gt;&quot;&quot;;[.F573]&lt;&gt;&quot;&quot;;TODAY()&gt;=[.D573]);&quot;Vencido&quot;;IF(AND([.E573]=&quot;&quot;;[.F573]=&quot;&quot;;[.G573]=&quot;&quot;;[.H573]=&quot;&quot;);&quot;&quot;;&quot;A Vencer&quot;)))">
            <text:p><text:s text:c="2"/></text:p>
          </table:table-cell>
          <table:table-cell table:style-name="ce41" table:formula="of:=IF([.H573]=&quot;&quot;;&quot;&quot;;[.H573]-[.C573])">
            <text:p/>
          </table:table-cell>
          <table:table-cell table:style-name="ce62" table:formula="of:=IF([.A573]=&quot;&quot;;&quot;&quot;;TEXT(DATE(YEAR([.A573]);MONTH([.A573]);DAY([.A573]));&quot;AAAA&quot;))">
            <text:p/>
          </table:table-cell>
          <table:table-cell table:style-name="ce62" table:formula="of:=IF([.D573]=&quot;&quot;;&quot;&quot;;TEXT(DATE(YEAR([.D573]);MONTH([.D573]);DAY([.D573]));&quot;AAAA&quot;))">
            <text:p/>
          </table:table-cell>
          <table:table-cell table:style-name="ce62" table:formula="of:=IF([.G573]=&quot;&quot;;&quot;&quot;;TEXT(DATE(YEAR([.G573]);MONTH([.G573]);DAY([.G573]));&quot;AAAA&quot;))">
            <text:p/>
          </table:table-cell>
          <table:table-cell table:style-name="ce62" table:formula="of:=IF([.A573]=&quot;&quot;;&quot;&quot;;TEXT(DATE(YEAR([.A573]);MONTH([.A573]);DAY([.A573]));&quot;MMM&quot;))">
            <text:p/>
          </table:table-cell>
          <table:table-cell table:style-name="ce62" table:formula="of:=IF([.D573]=&quot;&quot;;&quot;&quot;;TEXT(DATE(YEAR([.D573]);MONTH([.D573]);DAY([.D573]));&quot;MMM&quot;))">
            <text:p/>
          </table:table-cell>
          <table:table-cell table:style-name="ce62" table:formula="of:=IF([.G573]=&quot;&quot;;&quot;&quot;;TEXT(DATE(YEAR([.G573]);MONTH([.G573]);DAY([.G573]));&quot;MMM&quot;))">
            <text:p/>
          </table:table-cell>
          <table:table-cell table:style-name="ce70" table:formula="of:=IF([.D573]=&quot;&quot;;&quot;&quot;;TEXT(DATE(YEAR([.D573]);MONTH([.D573]);DAY([.D57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4]=&quot;&quot;;&quot;&quot;;VLOOKUP([.K574];[Contas.$A$1:.$C$54];2;0))">
            <text:p><text:s text:c="2"/></text:p>
          </table:table-cell>
          <table:table-cell table:style-name="ce15" table:formula="of:=IF([.K574]=&quot;&quot;;&quot;&quot;;VLOOKUP([.K574];[Contas.$A$1:.$C$54];3;0))">
            <text:p><text:s text:c="2"/></text:p>
          </table:table-cell>
          <table:table-cell table:style-name="ce16" table:formula="of:=IF([.G574]&lt;&gt;&quot;&quot;;&quot;Pago&quot;;IF(AND([.G574]=&quot;&quot;;[.E574]&lt;&gt;&quot;&quot;;[.F574]&lt;&gt;&quot;&quot;;TODAY()&gt;=[.D574]);&quot;Vencido&quot;;IF(AND([.E574]=&quot;&quot;;[.F574]=&quot;&quot;;[.G574]=&quot;&quot;;[.H574]=&quot;&quot;);&quot;&quot;;&quot;A Vencer&quot;)))">
            <text:p><text:s text:c="2"/></text:p>
          </table:table-cell>
          <table:table-cell table:style-name="ce41" table:formula="of:=IF([.H574]=&quot;&quot;;&quot;&quot;;[.H574]-[.C574])">
            <text:p/>
          </table:table-cell>
          <table:table-cell table:style-name="ce62" table:formula="of:=IF([.A574]=&quot;&quot;;&quot;&quot;;TEXT(DATE(YEAR([.A574]);MONTH([.A574]);DAY([.A574]));&quot;AAAA&quot;))">
            <text:p/>
          </table:table-cell>
          <table:table-cell table:style-name="ce62" table:formula="of:=IF([.D574]=&quot;&quot;;&quot;&quot;;TEXT(DATE(YEAR([.D574]);MONTH([.D574]);DAY([.D574]));&quot;AAAA&quot;))">
            <text:p/>
          </table:table-cell>
          <table:table-cell table:style-name="ce62" table:formula="of:=IF([.G574]=&quot;&quot;;&quot;&quot;;TEXT(DATE(YEAR([.G574]);MONTH([.G574]);DAY([.G574]));&quot;AAAA&quot;))">
            <text:p/>
          </table:table-cell>
          <table:table-cell table:style-name="ce62" table:formula="of:=IF([.A574]=&quot;&quot;;&quot;&quot;;TEXT(DATE(YEAR([.A574]);MONTH([.A574]);DAY([.A574]));&quot;MMM&quot;))">
            <text:p/>
          </table:table-cell>
          <table:table-cell table:style-name="ce62" table:formula="of:=IF([.D574]=&quot;&quot;;&quot;&quot;;TEXT(DATE(YEAR([.D574]);MONTH([.D574]);DAY([.D574]));&quot;MMM&quot;))">
            <text:p/>
          </table:table-cell>
          <table:table-cell table:style-name="ce62" table:formula="of:=IF([.G574]=&quot;&quot;;&quot;&quot;;TEXT(DATE(YEAR([.G574]);MONTH([.G574]);DAY([.G574]));&quot;MMM&quot;))">
            <text:p/>
          </table:table-cell>
          <table:table-cell table:style-name="ce70" table:formula="of:=IF([.D574]=&quot;&quot;;&quot;&quot;;TEXT(DATE(YEAR([.D574]);MONTH([.D574]);DAY([.D57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5]=&quot;&quot;;&quot;&quot;;VLOOKUP([.K575];[Contas.$A$1:.$C$54];2;0))">
            <text:p><text:s text:c="2"/></text:p>
          </table:table-cell>
          <table:table-cell table:style-name="ce15" table:formula="of:=IF([.K575]=&quot;&quot;;&quot;&quot;;VLOOKUP([.K575];[Contas.$A$1:.$C$54];3;0))">
            <text:p><text:s text:c="2"/></text:p>
          </table:table-cell>
          <table:table-cell table:style-name="ce16" table:formula="of:=IF([.G575]&lt;&gt;&quot;&quot;;&quot;Pago&quot;;IF(AND([.G575]=&quot;&quot;;[.E575]&lt;&gt;&quot;&quot;;[.F575]&lt;&gt;&quot;&quot;;TODAY()&gt;=[.D575]);&quot;Vencido&quot;;IF(AND([.E575]=&quot;&quot;;[.F575]=&quot;&quot;;[.G575]=&quot;&quot;;[.H575]=&quot;&quot;);&quot;&quot;;&quot;A Vencer&quot;)))">
            <text:p><text:s text:c="2"/></text:p>
          </table:table-cell>
          <table:table-cell table:style-name="ce41" table:formula="of:=IF([.H575]=&quot;&quot;;&quot;&quot;;[.H575]-[.C575])">
            <text:p/>
          </table:table-cell>
          <table:table-cell table:style-name="ce62" table:formula="of:=IF([.A575]=&quot;&quot;;&quot;&quot;;TEXT(DATE(YEAR([.A575]);MONTH([.A575]);DAY([.A575]));&quot;AAAA&quot;))">
            <text:p/>
          </table:table-cell>
          <table:table-cell table:style-name="ce62" table:formula="of:=IF([.D575]=&quot;&quot;;&quot;&quot;;TEXT(DATE(YEAR([.D575]);MONTH([.D575]);DAY([.D575]));&quot;AAAA&quot;))">
            <text:p/>
          </table:table-cell>
          <table:table-cell table:style-name="ce62" table:formula="of:=IF([.G575]=&quot;&quot;;&quot;&quot;;TEXT(DATE(YEAR([.G575]);MONTH([.G575]);DAY([.G575]));&quot;AAAA&quot;))">
            <text:p/>
          </table:table-cell>
          <table:table-cell table:style-name="ce62" table:formula="of:=IF([.A575]=&quot;&quot;;&quot;&quot;;TEXT(DATE(YEAR([.A575]);MONTH([.A575]);DAY([.A575]));&quot;MMM&quot;))">
            <text:p/>
          </table:table-cell>
          <table:table-cell table:style-name="ce62" table:formula="of:=IF([.D575]=&quot;&quot;;&quot;&quot;;TEXT(DATE(YEAR([.D575]);MONTH([.D575]);DAY([.D575]));&quot;MMM&quot;))">
            <text:p/>
          </table:table-cell>
          <table:table-cell table:style-name="ce62" table:formula="of:=IF([.G575]=&quot;&quot;;&quot;&quot;;TEXT(DATE(YEAR([.G575]);MONTH([.G575]);DAY([.G575]));&quot;MMM&quot;))">
            <text:p/>
          </table:table-cell>
          <table:table-cell table:style-name="ce70" table:formula="of:=IF([.D575]=&quot;&quot;;&quot;&quot;;TEXT(DATE(YEAR([.D575]);MONTH([.D575]);DAY([.D57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6]=&quot;&quot;;&quot;&quot;;VLOOKUP([.K576];[Contas.$A$1:.$C$54];2;0))">
            <text:p><text:s text:c="2"/></text:p>
          </table:table-cell>
          <table:table-cell table:style-name="ce15" table:formula="of:=IF([.K576]=&quot;&quot;;&quot;&quot;;VLOOKUP([.K576];[Contas.$A$1:.$C$54];3;0))">
            <text:p><text:s text:c="2"/></text:p>
          </table:table-cell>
          <table:table-cell table:style-name="ce16" table:formula="of:=IF([.G576]&lt;&gt;&quot;&quot;;&quot;Pago&quot;;IF(AND([.G576]=&quot;&quot;;[.E576]&lt;&gt;&quot;&quot;;[.F576]&lt;&gt;&quot;&quot;;TODAY()&gt;=[.D576]);&quot;Vencido&quot;;IF(AND([.E576]=&quot;&quot;;[.F576]=&quot;&quot;;[.G576]=&quot;&quot;;[.H576]=&quot;&quot;);&quot;&quot;;&quot;A Vencer&quot;)))">
            <text:p><text:s text:c="2"/></text:p>
          </table:table-cell>
          <table:table-cell table:style-name="ce41" table:formula="of:=IF([.H576]=&quot;&quot;;&quot;&quot;;[.H576]-[.C576])">
            <text:p/>
          </table:table-cell>
          <table:table-cell table:style-name="ce62" table:formula="of:=IF([.A576]=&quot;&quot;;&quot;&quot;;TEXT(DATE(YEAR([.A576]);MONTH([.A576]);DAY([.A576]));&quot;AAAA&quot;))">
            <text:p/>
          </table:table-cell>
          <table:table-cell table:style-name="ce62" table:formula="of:=IF([.D576]=&quot;&quot;;&quot;&quot;;TEXT(DATE(YEAR([.D576]);MONTH([.D576]);DAY([.D576]));&quot;AAAA&quot;))">
            <text:p/>
          </table:table-cell>
          <table:table-cell table:style-name="ce62" table:formula="of:=IF([.G576]=&quot;&quot;;&quot;&quot;;TEXT(DATE(YEAR([.G576]);MONTH([.G576]);DAY([.G576]));&quot;AAAA&quot;))">
            <text:p/>
          </table:table-cell>
          <table:table-cell table:style-name="ce62" table:formula="of:=IF([.A576]=&quot;&quot;;&quot;&quot;;TEXT(DATE(YEAR([.A576]);MONTH([.A576]);DAY([.A576]));&quot;MMM&quot;))">
            <text:p/>
          </table:table-cell>
          <table:table-cell table:style-name="ce62" table:formula="of:=IF([.D576]=&quot;&quot;;&quot;&quot;;TEXT(DATE(YEAR([.D576]);MONTH([.D576]);DAY([.D576]));&quot;MMM&quot;))">
            <text:p/>
          </table:table-cell>
          <table:table-cell table:style-name="ce62" table:formula="of:=IF([.G576]=&quot;&quot;;&quot;&quot;;TEXT(DATE(YEAR([.G576]);MONTH([.G576]);DAY([.G576]));&quot;MMM&quot;))">
            <text:p/>
          </table:table-cell>
          <table:table-cell table:style-name="ce70" table:formula="of:=IF([.D576]=&quot;&quot;;&quot;&quot;;TEXT(DATE(YEAR([.D576]);MONTH([.D576]);DAY([.D57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7]=&quot;&quot;;&quot;&quot;;VLOOKUP([.K577];[Contas.$A$1:.$C$54];2;0))">
            <text:p><text:s text:c="2"/></text:p>
          </table:table-cell>
          <table:table-cell table:style-name="ce15" table:formula="of:=IF([.K577]=&quot;&quot;;&quot;&quot;;VLOOKUP([.K577];[Contas.$A$1:.$C$54];3;0))">
            <text:p><text:s text:c="2"/></text:p>
          </table:table-cell>
          <table:table-cell table:style-name="ce16" table:formula="of:=IF([.G577]&lt;&gt;&quot;&quot;;&quot;Pago&quot;;IF(AND([.G577]=&quot;&quot;;[.E577]&lt;&gt;&quot;&quot;;[.F577]&lt;&gt;&quot;&quot;;TODAY()&gt;=[.D577]);&quot;Vencido&quot;;IF(AND([.E577]=&quot;&quot;;[.F577]=&quot;&quot;;[.G577]=&quot;&quot;;[.H577]=&quot;&quot;);&quot;&quot;;&quot;A Vencer&quot;)))">
            <text:p><text:s text:c="2"/></text:p>
          </table:table-cell>
          <table:table-cell table:style-name="ce41" table:formula="of:=IF([.H577]=&quot;&quot;;&quot;&quot;;[.H577]-[.C577])">
            <text:p/>
          </table:table-cell>
          <table:table-cell table:style-name="ce62" table:formula="of:=IF([.A577]=&quot;&quot;;&quot;&quot;;TEXT(DATE(YEAR([.A577]);MONTH([.A577]);DAY([.A577]));&quot;AAAA&quot;))">
            <text:p/>
          </table:table-cell>
          <table:table-cell table:style-name="ce62" table:formula="of:=IF([.D577]=&quot;&quot;;&quot;&quot;;TEXT(DATE(YEAR([.D577]);MONTH([.D577]);DAY([.D577]));&quot;AAAA&quot;))">
            <text:p/>
          </table:table-cell>
          <table:table-cell table:style-name="ce62" table:formula="of:=IF([.G577]=&quot;&quot;;&quot;&quot;;TEXT(DATE(YEAR([.G577]);MONTH([.G577]);DAY([.G577]));&quot;AAAA&quot;))">
            <text:p/>
          </table:table-cell>
          <table:table-cell table:style-name="ce62" table:formula="of:=IF([.A577]=&quot;&quot;;&quot;&quot;;TEXT(DATE(YEAR([.A577]);MONTH([.A577]);DAY([.A577]));&quot;MMM&quot;))">
            <text:p/>
          </table:table-cell>
          <table:table-cell table:style-name="ce62" table:formula="of:=IF([.D577]=&quot;&quot;;&quot;&quot;;TEXT(DATE(YEAR([.D577]);MONTH([.D577]);DAY([.D577]));&quot;MMM&quot;))">
            <text:p/>
          </table:table-cell>
          <table:table-cell table:style-name="ce62" table:formula="of:=IF([.G577]=&quot;&quot;;&quot;&quot;;TEXT(DATE(YEAR([.G577]);MONTH([.G577]);DAY([.G577]));&quot;MMM&quot;))">
            <text:p/>
          </table:table-cell>
          <table:table-cell table:style-name="ce70" table:formula="of:=IF([.D577]=&quot;&quot;;&quot;&quot;;TEXT(DATE(YEAR([.D577]);MONTH([.D577]);DAY([.D57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8]=&quot;&quot;;&quot;&quot;;VLOOKUP([.K578];[Contas.$A$1:.$C$54];2;0))">
            <text:p><text:s text:c="2"/></text:p>
          </table:table-cell>
          <table:table-cell table:style-name="ce15" table:formula="of:=IF([.K578]=&quot;&quot;;&quot;&quot;;VLOOKUP([.K578];[Contas.$A$1:.$C$54];3;0))">
            <text:p><text:s text:c="2"/></text:p>
          </table:table-cell>
          <table:table-cell table:style-name="ce16" table:formula="of:=IF([.G578]&lt;&gt;&quot;&quot;;&quot;Pago&quot;;IF(AND([.G578]=&quot;&quot;;[.E578]&lt;&gt;&quot;&quot;;[.F578]&lt;&gt;&quot;&quot;;TODAY()&gt;=[.D578]);&quot;Vencido&quot;;IF(AND([.E578]=&quot;&quot;;[.F578]=&quot;&quot;;[.G578]=&quot;&quot;;[.H578]=&quot;&quot;);&quot;&quot;;&quot;A Vencer&quot;)))">
            <text:p><text:s text:c="2"/></text:p>
          </table:table-cell>
          <table:table-cell table:style-name="ce41" table:formula="of:=IF([.H578]=&quot;&quot;;&quot;&quot;;[.H578]-[.C578])">
            <text:p/>
          </table:table-cell>
          <table:table-cell table:style-name="ce62" table:formula="of:=IF([.A578]=&quot;&quot;;&quot;&quot;;TEXT(DATE(YEAR([.A578]);MONTH([.A578]);DAY([.A578]));&quot;AAAA&quot;))">
            <text:p/>
          </table:table-cell>
          <table:table-cell table:style-name="ce62" table:formula="of:=IF([.D578]=&quot;&quot;;&quot;&quot;;TEXT(DATE(YEAR([.D578]);MONTH([.D578]);DAY([.D578]));&quot;AAAA&quot;))">
            <text:p/>
          </table:table-cell>
          <table:table-cell table:style-name="ce62" table:formula="of:=IF([.G578]=&quot;&quot;;&quot;&quot;;TEXT(DATE(YEAR([.G578]);MONTH([.G578]);DAY([.G578]));&quot;AAAA&quot;))">
            <text:p/>
          </table:table-cell>
          <table:table-cell table:style-name="ce62" table:formula="of:=IF([.A578]=&quot;&quot;;&quot;&quot;;TEXT(DATE(YEAR([.A578]);MONTH([.A578]);DAY([.A578]));&quot;MMM&quot;))">
            <text:p/>
          </table:table-cell>
          <table:table-cell table:style-name="ce62" table:formula="of:=IF([.D578]=&quot;&quot;;&quot;&quot;;TEXT(DATE(YEAR([.D578]);MONTH([.D578]);DAY([.D578]));&quot;MMM&quot;))">
            <text:p/>
          </table:table-cell>
          <table:table-cell table:style-name="ce62" table:formula="of:=IF([.G578]=&quot;&quot;;&quot;&quot;;TEXT(DATE(YEAR([.G578]);MONTH([.G578]);DAY([.G578]));&quot;MMM&quot;))">
            <text:p/>
          </table:table-cell>
          <table:table-cell table:style-name="ce70" table:formula="of:=IF([.D578]=&quot;&quot;;&quot;&quot;;TEXT(DATE(YEAR([.D578]);MONTH([.D578]);DAY([.D57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79]=&quot;&quot;;&quot;&quot;;VLOOKUP([.K579];[Contas.$A$1:.$C$54];2;0))">
            <text:p><text:s text:c="2"/></text:p>
          </table:table-cell>
          <table:table-cell table:style-name="ce15" table:formula="of:=IF([.K579]=&quot;&quot;;&quot;&quot;;VLOOKUP([.K579];[Contas.$A$1:.$C$54];3;0))">
            <text:p><text:s text:c="2"/></text:p>
          </table:table-cell>
          <table:table-cell table:style-name="ce16" table:formula="of:=IF([.G579]&lt;&gt;&quot;&quot;;&quot;Pago&quot;;IF(AND([.G579]=&quot;&quot;;[.E579]&lt;&gt;&quot;&quot;;[.F579]&lt;&gt;&quot;&quot;;TODAY()&gt;=[.D579]);&quot;Vencido&quot;;IF(AND([.E579]=&quot;&quot;;[.F579]=&quot;&quot;;[.G579]=&quot;&quot;;[.H579]=&quot;&quot;);&quot;&quot;;&quot;A Vencer&quot;)))">
            <text:p><text:s text:c="2"/></text:p>
          </table:table-cell>
          <table:table-cell table:style-name="ce41" table:formula="of:=IF([.H579]=&quot;&quot;;&quot;&quot;;[.H579]-[.C579])">
            <text:p/>
          </table:table-cell>
          <table:table-cell table:style-name="ce62" table:formula="of:=IF([.A579]=&quot;&quot;;&quot;&quot;;TEXT(DATE(YEAR([.A579]);MONTH([.A579]);DAY([.A579]));&quot;AAAA&quot;))">
            <text:p/>
          </table:table-cell>
          <table:table-cell table:style-name="ce62" table:formula="of:=IF([.D579]=&quot;&quot;;&quot;&quot;;TEXT(DATE(YEAR([.D579]);MONTH([.D579]);DAY([.D579]));&quot;AAAA&quot;))">
            <text:p/>
          </table:table-cell>
          <table:table-cell table:style-name="ce62" table:formula="of:=IF([.G579]=&quot;&quot;;&quot;&quot;;TEXT(DATE(YEAR([.G579]);MONTH([.G579]);DAY([.G579]));&quot;AAAA&quot;))">
            <text:p/>
          </table:table-cell>
          <table:table-cell table:style-name="ce62" table:formula="of:=IF([.A579]=&quot;&quot;;&quot;&quot;;TEXT(DATE(YEAR([.A579]);MONTH([.A579]);DAY([.A579]));&quot;MMM&quot;))">
            <text:p/>
          </table:table-cell>
          <table:table-cell table:style-name="ce62" table:formula="of:=IF([.D579]=&quot;&quot;;&quot;&quot;;TEXT(DATE(YEAR([.D579]);MONTH([.D579]);DAY([.D579]));&quot;MMM&quot;))">
            <text:p/>
          </table:table-cell>
          <table:table-cell table:style-name="ce62" table:formula="of:=IF([.G579]=&quot;&quot;;&quot;&quot;;TEXT(DATE(YEAR([.G579]);MONTH([.G579]);DAY([.G579]));&quot;MMM&quot;))">
            <text:p/>
          </table:table-cell>
          <table:table-cell table:style-name="ce70" table:formula="of:=IF([.D579]=&quot;&quot;;&quot;&quot;;TEXT(DATE(YEAR([.D579]);MONTH([.D579]);DAY([.D57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0]=&quot;&quot;;&quot;&quot;;VLOOKUP([.K580];[Contas.$A$1:.$C$54];2;0))">
            <text:p><text:s text:c="2"/></text:p>
          </table:table-cell>
          <table:table-cell table:style-name="ce15" table:formula="of:=IF([.K580]=&quot;&quot;;&quot;&quot;;VLOOKUP([.K580];[Contas.$A$1:.$C$54];3;0))">
            <text:p><text:s text:c="2"/></text:p>
          </table:table-cell>
          <table:table-cell table:style-name="ce16" table:formula="of:=IF([.G580]&lt;&gt;&quot;&quot;;&quot;Pago&quot;;IF(AND([.G580]=&quot;&quot;;[.E580]&lt;&gt;&quot;&quot;;[.F580]&lt;&gt;&quot;&quot;;TODAY()&gt;=[.D580]);&quot;Vencido&quot;;IF(AND([.E580]=&quot;&quot;;[.F580]=&quot;&quot;;[.G580]=&quot;&quot;;[.H580]=&quot;&quot;);&quot;&quot;;&quot;A Vencer&quot;)))">
            <text:p><text:s text:c="2"/></text:p>
          </table:table-cell>
          <table:table-cell table:style-name="ce41" table:formula="of:=IF([.H580]=&quot;&quot;;&quot;&quot;;[.H580]-[.C580])">
            <text:p/>
          </table:table-cell>
          <table:table-cell table:style-name="ce62" table:formula="of:=IF([.A580]=&quot;&quot;;&quot;&quot;;TEXT(DATE(YEAR([.A580]);MONTH([.A580]);DAY([.A580]));&quot;AAAA&quot;))">
            <text:p/>
          </table:table-cell>
          <table:table-cell table:style-name="ce62" table:formula="of:=IF([.D580]=&quot;&quot;;&quot;&quot;;TEXT(DATE(YEAR([.D580]);MONTH([.D580]);DAY([.D580]));&quot;AAAA&quot;))">
            <text:p/>
          </table:table-cell>
          <table:table-cell table:style-name="ce62" table:formula="of:=IF([.G580]=&quot;&quot;;&quot;&quot;;TEXT(DATE(YEAR([.G580]);MONTH([.G580]);DAY([.G580]));&quot;AAAA&quot;))">
            <text:p/>
          </table:table-cell>
          <table:table-cell table:style-name="ce62" table:formula="of:=IF([.A580]=&quot;&quot;;&quot;&quot;;TEXT(DATE(YEAR([.A580]);MONTH([.A580]);DAY([.A580]));&quot;MMM&quot;))">
            <text:p/>
          </table:table-cell>
          <table:table-cell table:style-name="ce62" table:formula="of:=IF([.D580]=&quot;&quot;;&quot;&quot;;TEXT(DATE(YEAR([.D580]);MONTH([.D580]);DAY([.D580]));&quot;MMM&quot;))">
            <text:p/>
          </table:table-cell>
          <table:table-cell table:style-name="ce62" table:formula="of:=IF([.G580]=&quot;&quot;;&quot;&quot;;TEXT(DATE(YEAR([.G580]);MONTH([.G580]);DAY([.G580]));&quot;MMM&quot;))">
            <text:p/>
          </table:table-cell>
          <table:table-cell table:style-name="ce70" table:formula="of:=IF([.D580]=&quot;&quot;;&quot;&quot;;TEXT(DATE(YEAR([.D580]);MONTH([.D580]);DAY([.D58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1]=&quot;&quot;;&quot;&quot;;VLOOKUP([.K581];[Contas.$A$1:.$C$54];2;0))">
            <text:p><text:s text:c="2"/></text:p>
          </table:table-cell>
          <table:table-cell table:style-name="ce15" table:formula="of:=IF([.K581]=&quot;&quot;;&quot;&quot;;VLOOKUP([.K581];[Contas.$A$1:.$C$54];3;0))">
            <text:p><text:s text:c="2"/></text:p>
          </table:table-cell>
          <table:table-cell table:style-name="ce16" table:formula="of:=IF([.G581]&lt;&gt;&quot;&quot;;&quot;Pago&quot;;IF(AND([.G581]=&quot;&quot;;[.E581]&lt;&gt;&quot;&quot;;[.F581]&lt;&gt;&quot;&quot;;TODAY()&gt;=[.D581]);&quot;Vencido&quot;;IF(AND([.E581]=&quot;&quot;;[.F581]=&quot;&quot;;[.G581]=&quot;&quot;;[.H581]=&quot;&quot;);&quot;&quot;;&quot;A Vencer&quot;)))">
            <text:p><text:s text:c="2"/></text:p>
          </table:table-cell>
          <table:table-cell table:style-name="ce41" table:formula="of:=IF([.H581]=&quot;&quot;;&quot;&quot;;[.H581]-[.C581])">
            <text:p/>
          </table:table-cell>
          <table:table-cell table:style-name="ce62" table:formula="of:=IF([.A581]=&quot;&quot;;&quot;&quot;;TEXT(DATE(YEAR([.A581]);MONTH([.A581]);DAY([.A581]));&quot;AAAA&quot;))">
            <text:p/>
          </table:table-cell>
          <table:table-cell table:style-name="ce62" table:formula="of:=IF([.D581]=&quot;&quot;;&quot;&quot;;TEXT(DATE(YEAR([.D581]);MONTH([.D581]);DAY([.D581]));&quot;AAAA&quot;))">
            <text:p/>
          </table:table-cell>
          <table:table-cell table:style-name="ce62" table:formula="of:=IF([.G581]=&quot;&quot;;&quot;&quot;;TEXT(DATE(YEAR([.G581]);MONTH([.G581]);DAY([.G581]));&quot;AAAA&quot;))">
            <text:p/>
          </table:table-cell>
          <table:table-cell table:style-name="ce62" table:formula="of:=IF([.A581]=&quot;&quot;;&quot;&quot;;TEXT(DATE(YEAR([.A581]);MONTH([.A581]);DAY([.A581]));&quot;MMM&quot;))">
            <text:p/>
          </table:table-cell>
          <table:table-cell table:style-name="ce62" table:formula="of:=IF([.D581]=&quot;&quot;;&quot;&quot;;TEXT(DATE(YEAR([.D581]);MONTH([.D581]);DAY([.D581]));&quot;MMM&quot;))">
            <text:p/>
          </table:table-cell>
          <table:table-cell table:style-name="ce62" table:formula="of:=IF([.G581]=&quot;&quot;;&quot;&quot;;TEXT(DATE(YEAR([.G581]);MONTH([.G581]);DAY([.G581]));&quot;MMM&quot;))">
            <text:p/>
          </table:table-cell>
          <table:table-cell table:style-name="ce70" table:formula="of:=IF([.D581]=&quot;&quot;;&quot;&quot;;TEXT(DATE(YEAR([.D581]);MONTH([.D581]);DAY([.D58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2]=&quot;&quot;;&quot;&quot;;VLOOKUP([.K582];[Contas.$A$1:.$C$54];2;0))">
            <text:p><text:s text:c="2"/></text:p>
          </table:table-cell>
          <table:table-cell table:style-name="ce15" table:formula="of:=IF([.K582]=&quot;&quot;;&quot;&quot;;VLOOKUP([.K582];[Contas.$A$1:.$C$54];3;0))">
            <text:p><text:s text:c="2"/></text:p>
          </table:table-cell>
          <table:table-cell table:style-name="ce16" table:formula="of:=IF([.G582]&lt;&gt;&quot;&quot;;&quot;Pago&quot;;IF(AND([.G582]=&quot;&quot;;[.E582]&lt;&gt;&quot;&quot;;[.F582]&lt;&gt;&quot;&quot;;TODAY()&gt;=[.D582]);&quot;Vencido&quot;;IF(AND([.E582]=&quot;&quot;;[.F582]=&quot;&quot;;[.G582]=&quot;&quot;;[.H582]=&quot;&quot;);&quot;&quot;;&quot;A Vencer&quot;)))">
            <text:p><text:s text:c="2"/></text:p>
          </table:table-cell>
          <table:table-cell table:style-name="ce41" table:formula="of:=IF([.H582]=&quot;&quot;;&quot;&quot;;[.H582]-[.C582])">
            <text:p/>
          </table:table-cell>
          <table:table-cell table:style-name="ce62" table:formula="of:=IF([.A582]=&quot;&quot;;&quot;&quot;;TEXT(DATE(YEAR([.A582]);MONTH([.A582]);DAY([.A582]));&quot;AAAA&quot;))">
            <text:p/>
          </table:table-cell>
          <table:table-cell table:style-name="ce62" table:formula="of:=IF([.D582]=&quot;&quot;;&quot;&quot;;TEXT(DATE(YEAR([.D582]);MONTH([.D582]);DAY([.D582]));&quot;AAAA&quot;))">
            <text:p/>
          </table:table-cell>
          <table:table-cell table:style-name="ce62" table:formula="of:=IF([.G582]=&quot;&quot;;&quot;&quot;;TEXT(DATE(YEAR([.G582]);MONTH([.G582]);DAY([.G582]));&quot;AAAA&quot;))">
            <text:p/>
          </table:table-cell>
          <table:table-cell table:style-name="ce62" table:formula="of:=IF([.A582]=&quot;&quot;;&quot;&quot;;TEXT(DATE(YEAR([.A582]);MONTH([.A582]);DAY([.A582]));&quot;MMM&quot;))">
            <text:p/>
          </table:table-cell>
          <table:table-cell table:style-name="ce62" table:formula="of:=IF([.D582]=&quot;&quot;;&quot;&quot;;TEXT(DATE(YEAR([.D582]);MONTH([.D582]);DAY([.D582]));&quot;MMM&quot;))">
            <text:p/>
          </table:table-cell>
          <table:table-cell table:style-name="ce62" table:formula="of:=IF([.G582]=&quot;&quot;;&quot;&quot;;TEXT(DATE(YEAR([.G582]);MONTH([.G582]);DAY([.G582]));&quot;MMM&quot;))">
            <text:p/>
          </table:table-cell>
          <table:table-cell table:style-name="ce70" table:formula="of:=IF([.D582]=&quot;&quot;;&quot;&quot;;TEXT(DATE(YEAR([.D582]);MONTH([.D582]);DAY([.D58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3]=&quot;&quot;;&quot;&quot;;VLOOKUP([.K583];[Contas.$A$1:.$C$54];2;0))">
            <text:p><text:s text:c="2"/></text:p>
          </table:table-cell>
          <table:table-cell table:style-name="ce15" table:formula="of:=IF([.K583]=&quot;&quot;;&quot;&quot;;VLOOKUP([.K583];[Contas.$A$1:.$C$54];3;0))">
            <text:p><text:s text:c="2"/></text:p>
          </table:table-cell>
          <table:table-cell table:style-name="ce16" table:formula="of:=IF([.G583]&lt;&gt;&quot;&quot;;&quot;Pago&quot;;IF(AND([.G583]=&quot;&quot;;[.E583]&lt;&gt;&quot;&quot;;[.F583]&lt;&gt;&quot;&quot;;TODAY()&gt;=[.D583]);&quot;Vencido&quot;;IF(AND([.E583]=&quot;&quot;;[.F583]=&quot;&quot;;[.G583]=&quot;&quot;;[.H583]=&quot;&quot;);&quot;&quot;;&quot;A Vencer&quot;)))">
            <text:p><text:s text:c="2"/></text:p>
          </table:table-cell>
          <table:table-cell table:style-name="ce41" table:formula="of:=IF([.H583]=&quot;&quot;;&quot;&quot;;[.H583]-[.C583])">
            <text:p/>
          </table:table-cell>
          <table:table-cell table:style-name="ce62" table:formula="of:=IF([.A583]=&quot;&quot;;&quot;&quot;;TEXT(DATE(YEAR([.A583]);MONTH([.A583]);DAY([.A583]));&quot;AAAA&quot;))">
            <text:p/>
          </table:table-cell>
          <table:table-cell table:style-name="ce62" table:formula="of:=IF([.D583]=&quot;&quot;;&quot;&quot;;TEXT(DATE(YEAR([.D583]);MONTH([.D583]);DAY([.D583]));&quot;AAAA&quot;))">
            <text:p/>
          </table:table-cell>
          <table:table-cell table:style-name="ce62" table:formula="of:=IF([.G583]=&quot;&quot;;&quot;&quot;;TEXT(DATE(YEAR([.G583]);MONTH([.G583]);DAY([.G583]));&quot;AAAA&quot;))">
            <text:p/>
          </table:table-cell>
          <table:table-cell table:style-name="ce62" table:formula="of:=IF([.A583]=&quot;&quot;;&quot;&quot;;TEXT(DATE(YEAR([.A583]);MONTH([.A583]);DAY([.A583]));&quot;MMM&quot;))">
            <text:p/>
          </table:table-cell>
          <table:table-cell table:style-name="ce62" table:formula="of:=IF([.D583]=&quot;&quot;;&quot;&quot;;TEXT(DATE(YEAR([.D583]);MONTH([.D583]);DAY([.D583]));&quot;MMM&quot;))">
            <text:p/>
          </table:table-cell>
          <table:table-cell table:style-name="ce62" table:formula="of:=IF([.G583]=&quot;&quot;;&quot;&quot;;TEXT(DATE(YEAR([.G583]);MONTH([.G583]);DAY([.G583]));&quot;MMM&quot;))">
            <text:p/>
          </table:table-cell>
          <table:table-cell table:style-name="ce70" table:formula="of:=IF([.D583]=&quot;&quot;;&quot;&quot;;TEXT(DATE(YEAR([.D583]);MONTH([.D583]);DAY([.D58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4]=&quot;&quot;;&quot;&quot;;VLOOKUP([.K584];[Contas.$A$1:.$C$54];2;0))">
            <text:p><text:s text:c="2"/></text:p>
          </table:table-cell>
          <table:table-cell table:style-name="ce15" table:formula="of:=IF([.K584]=&quot;&quot;;&quot;&quot;;VLOOKUP([.K584];[Contas.$A$1:.$C$54];3;0))">
            <text:p><text:s text:c="2"/></text:p>
          </table:table-cell>
          <table:table-cell table:style-name="ce16" table:formula="of:=IF([.G584]&lt;&gt;&quot;&quot;;&quot;Pago&quot;;IF(AND([.G584]=&quot;&quot;;[.E584]&lt;&gt;&quot;&quot;;[.F584]&lt;&gt;&quot;&quot;;TODAY()&gt;=[.D584]);&quot;Vencido&quot;;IF(AND([.E584]=&quot;&quot;;[.F584]=&quot;&quot;;[.G584]=&quot;&quot;;[.H584]=&quot;&quot;);&quot;&quot;;&quot;A Vencer&quot;)))">
            <text:p><text:s text:c="2"/></text:p>
          </table:table-cell>
          <table:table-cell table:style-name="ce41" table:formula="of:=IF([.H584]=&quot;&quot;;&quot;&quot;;[.H584]-[.C584])">
            <text:p/>
          </table:table-cell>
          <table:table-cell table:style-name="ce62" table:formula="of:=IF([.A584]=&quot;&quot;;&quot;&quot;;TEXT(DATE(YEAR([.A584]);MONTH([.A584]);DAY([.A584]));&quot;AAAA&quot;))">
            <text:p/>
          </table:table-cell>
          <table:table-cell table:style-name="ce62" table:formula="of:=IF([.D584]=&quot;&quot;;&quot;&quot;;TEXT(DATE(YEAR([.D584]);MONTH([.D584]);DAY([.D584]));&quot;AAAA&quot;))">
            <text:p/>
          </table:table-cell>
          <table:table-cell table:style-name="ce62" table:formula="of:=IF([.G584]=&quot;&quot;;&quot;&quot;;TEXT(DATE(YEAR([.G584]);MONTH([.G584]);DAY([.G584]));&quot;AAAA&quot;))">
            <text:p/>
          </table:table-cell>
          <table:table-cell table:style-name="ce62" table:formula="of:=IF([.A584]=&quot;&quot;;&quot;&quot;;TEXT(DATE(YEAR([.A584]);MONTH([.A584]);DAY([.A584]));&quot;MMM&quot;))">
            <text:p/>
          </table:table-cell>
          <table:table-cell table:style-name="ce62" table:formula="of:=IF([.D584]=&quot;&quot;;&quot;&quot;;TEXT(DATE(YEAR([.D584]);MONTH([.D584]);DAY([.D584]));&quot;MMM&quot;))">
            <text:p/>
          </table:table-cell>
          <table:table-cell table:style-name="ce62" table:formula="of:=IF([.G584]=&quot;&quot;;&quot;&quot;;TEXT(DATE(YEAR([.G584]);MONTH([.G584]);DAY([.G584]));&quot;MMM&quot;))">
            <text:p/>
          </table:table-cell>
          <table:table-cell table:style-name="ce70" table:formula="of:=IF([.D584]=&quot;&quot;;&quot;&quot;;TEXT(DATE(YEAR([.D584]);MONTH([.D584]);DAY([.D58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5]=&quot;&quot;;&quot;&quot;;VLOOKUP([.K585];[Contas.$A$1:.$C$54];2;0))">
            <text:p><text:s text:c="2"/></text:p>
          </table:table-cell>
          <table:table-cell table:style-name="ce15" table:formula="of:=IF([.K585]=&quot;&quot;;&quot;&quot;;VLOOKUP([.K585];[Contas.$A$1:.$C$54];3;0))">
            <text:p><text:s text:c="2"/></text:p>
          </table:table-cell>
          <table:table-cell table:style-name="ce16" table:formula="of:=IF([.G585]&lt;&gt;&quot;&quot;;&quot;Pago&quot;;IF(AND([.G585]=&quot;&quot;;[.E585]&lt;&gt;&quot;&quot;;[.F585]&lt;&gt;&quot;&quot;;TODAY()&gt;=[.D585]);&quot;Vencido&quot;;IF(AND([.E585]=&quot;&quot;;[.F585]=&quot;&quot;;[.G585]=&quot;&quot;;[.H585]=&quot;&quot;);&quot;&quot;;&quot;A Vencer&quot;)))">
            <text:p><text:s text:c="2"/></text:p>
          </table:table-cell>
          <table:table-cell table:style-name="ce41" table:formula="of:=IF([.H585]=&quot;&quot;;&quot;&quot;;[.H585]-[.C585])">
            <text:p/>
          </table:table-cell>
          <table:table-cell table:style-name="ce62" table:formula="of:=IF([.A585]=&quot;&quot;;&quot;&quot;;TEXT(DATE(YEAR([.A585]);MONTH([.A585]);DAY([.A585]));&quot;AAAA&quot;))">
            <text:p/>
          </table:table-cell>
          <table:table-cell table:style-name="ce62" table:formula="of:=IF([.D585]=&quot;&quot;;&quot;&quot;;TEXT(DATE(YEAR([.D585]);MONTH([.D585]);DAY([.D585]));&quot;AAAA&quot;))">
            <text:p/>
          </table:table-cell>
          <table:table-cell table:style-name="ce62" table:formula="of:=IF([.G585]=&quot;&quot;;&quot;&quot;;TEXT(DATE(YEAR([.G585]);MONTH([.G585]);DAY([.G585]));&quot;AAAA&quot;))">
            <text:p/>
          </table:table-cell>
          <table:table-cell table:style-name="ce62" table:formula="of:=IF([.A585]=&quot;&quot;;&quot;&quot;;TEXT(DATE(YEAR([.A585]);MONTH([.A585]);DAY([.A585]));&quot;MMM&quot;))">
            <text:p/>
          </table:table-cell>
          <table:table-cell table:style-name="ce62" table:formula="of:=IF([.D585]=&quot;&quot;;&quot;&quot;;TEXT(DATE(YEAR([.D585]);MONTH([.D585]);DAY([.D585]));&quot;MMM&quot;))">
            <text:p/>
          </table:table-cell>
          <table:table-cell table:style-name="ce62" table:formula="of:=IF([.G585]=&quot;&quot;;&quot;&quot;;TEXT(DATE(YEAR([.G585]);MONTH([.G585]);DAY([.G585]));&quot;MMM&quot;))">
            <text:p/>
          </table:table-cell>
          <table:table-cell table:style-name="ce70" table:formula="of:=IF([.D585]=&quot;&quot;;&quot;&quot;;TEXT(DATE(YEAR([.D585]);MONTH([.D585]);DAY([.D58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6]=&quot;&quot;;&quot;&quot;;VLOOKUP([.K586];[Contas.$A$1:.$C$54];2;0))">
            <text:p><text:s text:c="2"/></text:p>
          </table:table-cell>
          <table:table-cell table:style-name="ce15" table:formula="of:=IF([.K586]=&quot;&quot;;&quot;&quot;;VLOOKUP([.K586];[Contas.$A$1:.$C$54];3;0))">
            <text:p><text:s text:c="2"/></text:p>
          </table:table-cell>
          <table:table-cell table:style-name="ce16" table:formula="of:=IF([.G586]&lt;&gt;&quot;&quot;;&quot;Pago&quot;;IF(AND([.G586]=&quot;&quot;;[.E586]&lt;&gt;&quot;&quot;;[.F586]&lt;&gt;&quot;&quot;;TODAY()&gt;=[.D586]);&quot;Vencido&quot;;IF(AND([.E586]=&quot;&quot;;[.F586]=&quot;&quot;;[.G586]=&quot;&quot;;[.H586]=&quot;&quot;);&quot;&quot;;&quot;A Vencer&quot;)))">
            <text:p><text:s text:c="2"/></text:p>
          </table:table-cell>
          <table:table-cell table:style-name="ce41" table:formula="of:=IF([.H586]=&quot;&quot;;&quot;&quot;;[.H586]-[.C586])">
            <text:p/>
          </table:table-cell>
          <table:table-cell table:style-name="ce62" table:formula="of:=IF([.A586]=&quot;&quot;;&quot;&quot;;TEXT(DATE(YEAR([.A586]);MONTH([.A586]);DAY([.A586]));&quot;AAAA&quot;))">
            <text:p/>
          </table:table-cell>
          <table:table-cell table:style-name="ce62" table:formula="of:=IF([.D586]=&quot;&quot;;&quot;&quot;;TEXT(DATE(YEAR([.D586]);MONTH([.D586]);DAY([.D586]));&quot;AAAA&quot;))">
            <text:p/>
          </table:table-cell>
          <table:table-cell table:style-name="ce62" table:formula="of:=IF([.G586]=&quot;&quot;;&quot;&quot;;TEXT(DATE(YEAR([.G586]);MONTH([.G586]);DAY([.G586]));&quot;AAAA&quot;))">
            <text:p/>
          </table:table-cell>
          <table:table-cell table:style-name="ce62" table:formula="of:=IF([.A586]=&quot;&quot;;&quot;&quot;;TEXT(DATE(YEAR([.A586]);MONTH([.A586]);DAY([.A586]));&quot;MMM&quot;))">
            <text:p/>
          </table:table-cell>
          <table:table-cell table:style-name="ce62" table:formula="of:=IF([.D586]=&quot;&quot;;&quot;&quot;;TEXT(DATE(YEAR([.D586]);MONTH([.D586]);DAY([.D586]));&quot;MMM&quot;))">
            <text:p/>
          </table:table-cell>
          <table:table-cell table:style-name="ce62" table:formula="of:=IF([.G586]=&quot;&quot;;&quot;&quot;;TEXT(DATE(YEAR([.G586]);MONTH([.G586]);DAY([.G586]));&quot;MMM&quot;))">
            <text:p/>
          </table:table-cell>
          <table:table-cell table:style-name="ce70" table:formula="of:=IF([.D586]=&quot;&quot;;&quot;&quot;;TEXT(DATE(YEAR([.D586]);MONTH([.D586]);DAY([.D58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7]=&quot;&quot;;&quot;&quot;;VLOOKUP([.K587];[Contas.$A$1:.$C$54];2;0))">
            <text:p><text:s text:c="2"/></text:p>
          </table:table-cell>
          <table:table-cell table:style-name="ce15" table:formula="of:=IF([.K587]=&quot;&quot;;&quot;&quot;;VLOOKUP([.K587];[Contas.$A$1:.$C$54];3;0))">
            <text:p><text:s text:c="2"/></text:p>
          </table:table-cell>
          <table:table-cell table:style-name="ce16" table:formula="of:=IF([.G587]&lt;&gt;&quot;&quot;;&quot;Pago&quot;;IF(AND([.G587]=&quot;&quot;;[.E587]&lt;&gt;&quot;&quot;;[.F587]&lt;&gt;&quot;&quot;;TODAY()&gt;=[.D587]);&quot;Vencido&quot;;IF(AND([.E587]=&quot;&quot;;[.F587]=&quot;&quot;;[.G587]=&quot;&quot;;[.H587]=&quot;&quot;);&quot;&quot;;&quot;A Vencer&quot;)))">
            <text:p><text:s text:c="2"/></text:p>
          </table:table-cell>
          <table:table-cell table:style-name="ce41" table:formula="of:=IF([.H587]=&quot;&quot;;&quot;&quot;;[.H587]-[.C587])">
            <text:p/>
          </table:table-cell>
          <table:table-cell table:style-name="ce62" table:formula="of:=IF([.A587]=&quot;&quot;;&quot;&quot;;TEXT(DATE(YEAR([.A587]);MONTH([.A587]);DAY([.A587]));&quot;AAAA&quot;))">
            <text:p/>
          </table:table-cell>
          <table:table-cell table:style-name="ce62" table:formula="of:=IF([.D587]=&quot;&quot;;&quot;&quot;;TEXT(DATE(YEAR([.D587]);MONTH([.D587]);DAY([.D587]));&quot;AAAA&quot;))">
            <text:p/>
          </table:table-cell>
          <table:table-cell table:style-name="ce62" table:formula="of:=IF([.G587]=&quot;&quot;;&quot;&quot;;TEXT(DATE(YEAR([.G587]);MONTH([.G587]);DAY([.G587]));&quot;AAAA&quot;))">
            <text:p/>
          </table:table-cell>
          <table:table-cell table:style-name="ce62" table:formula="of:=IF([.A587]=&quot;&quot;;&quot;&quot;;TEXT(DATE(YEAR([.A587]);MONTH([.A587]);DAY([.A587]));&quot;MMM&quot;))">
            <text:p/>
          </table:table-cell>
          <table:table-cell table:style-name="ce62" table:formula="of:=IF([.D587]=&quot;&quot;;&quot;&quot;;TEXT(DATE(YEAR([.D587]);MONTH([.D587]);DAY([.D587]));&quot;MMM&quot;))">
            <text:p/>
          </table:table-cell>
          <table:table-cell table:style-name="ce62" table:formula="of:=IF([.G587]=&quot;&quot;;&quot;&quot;;TEXT(DATE(YEAR([.G587]);MONTH([.G587]);DAY([.G587]));&quot;MMM&quot;))">
            <text:p/>
          </table:table-cell>
          <table:table-cell table:style-name="ce70" table:formula="of:=IF([.D587]=&quot;&quot;;&quot;&quot;;TEXT(DATE(YEAR([.D587]);MONTH([.D587]);DAY([.D58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8]=&quot;&quot;;&quot;&quot;;VLOOKUP([.K588];[Contas.$A$1:.$C$54];2;0))">
            <text:p><text:s text:c="2"/></text:p>
          </table:table-cell>
          <table:table-cell table:style-name="ce15" table:formula="of:=IF([.K588]=&quot;&quot;;&quot;&quot;;VLOOKUP([.K588];[Contas.$A$1:.$C$54];3;0))">
            <text:p><text:s text:c="2"/></text:p>
          </table:table-cell>
          <table:table-cell table:style-name="ce16" table:formula="of:=IF([.G588]&lt;&gt;&quot;&quot;;&quot;Pago&quot;;IF(AND([.G588]=&quot;&quot;;[.E588]&lt;&gt;&quot;&quot;;[.F588]&lt;&gt;&quot;&quot;;TODAY()&gt;=[.D588]);&quot;Vencido&quot;;IF(AND([.E588]=&quot;&quot;;[.F588]=&quot;&quot;;[.G588]=&quot;&quot;;[.H588]=&quot;&quot;);&quot;&quot;;&quot;A Vencer&quot;)))">
            <text:p><text:s text:c="2"/></text:p>
          </table:table-cell>
          <table:table-cell table:style-name="ce41" table:formula="of:=IF([.H588]=&quot;&quot;;&quot;&quot;;[.H588]-[.C588])">
            <text:p/>
          </table:table-cell>
          <table:table-cell table:style-name="ce62" table:formula="of:=IF([.A588]=&quot;&quot;;&quot;&quot;;TEXT(DATE(YEAR([.A588]);MONTH([.A588]);DAY([.A588]));&quot;AAAA&quot;))">
            <text:p/>
          </table:table-cell>
          <table:table-cell table:style-name="ce62" table:formula="of:=IF([.D588]=&quot;&quot;;&quot;&quot;;TEXT(DATE(YEAR([.D588]);MONTH([.D588]);DAY([.D588]));&quot;AAAA&quot;))">
            <text:p/>
          </table:table-cell>
          <table:table-cell table:style-name="ce62" table:formula="of:=IF([.G588]=&quot;&quot;;&quot;&quot;;TEXT(DATE(YEAR([.G588]);MONTH([.G588]);DAY([.G588]));&quot;AAAA&quot;))">
            <text:p/>
          </table:table-cell>
          <table:table-cell table:style-name="ce62" table:formula="of:=IF([.A588]=&quot;&quot;;&quot;&quot;;TEXT(DATE(YEAR([.A588]);MONTH([.A588]);DAY([.A588]));&quot;MMM&quot;))">
            <text:p/>
          </table:table-cell>
          <table:table-cell table:style-name="ce62" table:formula="of:=IF([.D588]=&quot;&quot;;&quot;&quot;;TEXT(DATE(YEAR([.D588]);MONTH([.D588]);DAY([.D588]));&quot;MMM&quot;))">
            <text:p/>
          </table:table-cell>
          <table:table-cell table:style-name="ce62" table:formula="of:=IF([.G588]=&quot;&quot;;&quot;&quot;;TEXT(DATE(YEAR([.G588]);MONTH([.G588]);DAY([.G588]));&quot;MMM&quot;))">
            <text:p/>
          </table:table-cell>
          <table:table-cell table:style-name="ce70" table:formula="of:=IF([.D588]=&quot;&quot;;&quot;&quot;;TEXT(DATE(YEAR([.D588]);MONTH([.D588]);DAY([.D58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89]=&quot;&quot;;&quot;&quot;;VLOOKUP([.K589];[Contas.$A$1:.$C$54];2;0))">
            <text:p><text:s text:c="2"/></text:p>
          </table:table-cell>
          <table:table-cell table:style-name="ce15" table:formula="of:=IF([.K589]=&quot;&quot;;&quot;&quot;;VLOOKUP([.K589];[Contas.$A$1:.$C$54];3;0))">
            <text:p><text:s text:c="2"/></text:p>
          </table:table-cell>
          <table:table-cell table:style-name="ce16" table:formula="of:=IF([.G589]&lt;&gt;&quot;&quot;;&quot;Pago&quot;;IF(AND([.G589]=&quot;&quot;;[.E589]&lt;&gt;&quot;&quot;;[.F589]&lt;&gt;&quot;&quot;;TODAY()&gt;=[.D589]);&quot;Vencido&quot;;IF(AND([.E589]=&quot;&quot;;[.F589]=&quot;&quot;;[.G589]=&quot;&quot;;[.H589]=&quot;&quot;);&quot;&quot;;&quot;A Vencer&quot;)))">
            <text:p><text:s text:c="2"/></text:p>
          </table:table-cell>
          <table:table-cell table:style-name="ce41" table:formula="of:=IF([.H589]=&quot;&quot;;&quot;&quot;;[.H589]-[.C589])">
            <text:p/>
          </table:table-cell>
          <table:table-cell table:style-name="ce62" table:formula="of:=IF([.A589]=&quot;&quot;;&quot;&quot;;TEXT(DATE(YEAR([.A589]);MONTH([.A589]);DAY([.A589]));&quot;AAAA&quot;))">
            <text:p/>
          </table:table-cell>
          <table:table-cell table:style-name="ce62" table:formula="of:=IF([.D589]=&quot;&quot;;&quot;&quot;;TEXT(DATE(YEAR([.D589]);MONTH([.D589]);DAY([.D589]));&quot;AAAA&quot;))">
            <text:p/>
          </table:table-cell>
          <table:table-cell table:style-name="ce62" table:formula="of:=IF([.G589]=&quot;&quot;;&quot;&quot;;TEXT(DATE(YEAR([.G589]);MONTH([.G589]);DAY([.G589]));&quot;AAAA&quot;))">
            <text:p/>
          </table:table-cell>
          <table:table-cell table:style-name="ce62" table:formula="of:=IF([.A589]=&quot;&quot;;&quot;&quot;;TEXT(DATE(YEAR([.A589]);MONTH([.A589]);DAY([.A589]));&quot;MMM&quot;))">
            <text:p/>
          </table:table-cell>
          <table:table-cell table:style-name="ce62" table:formula="of:=IF([.D589]=&quot;&quot;;&quot;&quot;;TEXT(DATE(YEAR([.D589]);MONTH([.D589]);DAY([.D589]));&quot;MMM&quot;))">
            <text:p/>
          </table:table-cell>
          <table:table-cell table:style-name="ce62" table:formula="of:=IF([.G589]=&quot;&quot;;&quot;&quot;;TEXT(DATE(YEAR([.G589]);MONTH([.G589]);DAY([.G589]));&quot;MMM&quot;))">
            <text:p/>
          </table:table-cell>
          <table:table-cell table:style-name="ce70" table:formula="of:=IF([.D589]=&quot;&quot;;&quot;&quot;;TEXT(DATE(YEAR([.D589]);MONTH([.D589]);DAY([.D58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0]=&quot;&quot;;&quot;&quot;;VLOOKUP([.K590];[Contas.$A$1:.$C$54];2;0))">
            <text:p><text:s text:c="2"/></text:p>
          </table:table-cell>
          <table:table-cell table:style-name="ce15" table:formula="of:=IF([.K590]=&quot;&quot;;&quot;&quot;;VLOOKUP([.K590];[Contas.$A$1:.$C$54];3;0))">
            <text:p><text:s text:c="2"/></text:p>
          </table:table-cell>
          <table:table-cell table:style-name="ce16" table:formula="of:=IF([.G590]&lt;&gt;&quot;&quot;;&quot;Pago&quot;;IF(AND([.G590]=&quot;&quot;;[.E590]&lt;&gt;&quot;&quot;;[.F590]&lt;&gt;&quot;&quot;;TODAY()&gt;=[.D590]);&quot;Vencido&quot;;IF(AND([.E590]=&quot;&quot;;[.F590]=&quot;&quot;;[.G590]=&quot;&quot;;[.H590]=&quot;&quot;);&quot;&quot;;&quot;A Vencer&quot;)))">
            <text:p><text:s text:c="2"/></text:p>
          </table:table-cell>
          <table:table-cell table:style-name="ce41" table:formula="of:=IF([.H590]=&quot;&quot;;&quot;&quot;;[.H590]-[.C590])">
            <text:p/>
          </table:table-cell>
          <table:table-cell table:style-name="ce62" table:formula="of:=IF([.A590]=&quot;&quot;;&quot;&quot;;TEXT(DATE(YEAR([.A590]);MONTH([.A590]);DAY([.A590]));&quot;AAAA&quot;))">
            <text:p/>
          </table:table-cell>
          <table:table-cell table:style-name="ce62" table:formula="of:=IF([.D590]=&quot;&quot;;&quot;&quot;;TEXT(DATE(YEAR([.D590]);MONTH([.D590]);DAY([.D590]));&quot;AAAA&quot;))">
            <text:p/>
          </table:table-cell>
          <table:table-cell table:style-name="ce62" table:formula="of:=IF([.G590]=&quot;&quot;;&quot;&quot;;TEXT(DATE(YEAR([.G590]);MONTH([.G590]);DAY([.G590]));&quot;AAAA&quot;))">
            <text:p/>
          </table:table-cell>
          <table:table-cell table:style-name="ce62" table:formula="of:=IF([.A590]=&quot;&quot;;&quot;&quot;;TEXT(DATE(YEAR([.A590]);MONTH([.A590]);DAY([.A590]));&quot;MMM&quot;))">
            <text:p/>
          </table:table-cell>
          <table:table-cell table:style-name="ce62" table:formula="of:=IF([.D590]=&quot;&quot;;&quot;&quot;;TEXT(DATE(YEAR([.D590]);MONTH([.D590]);DAY([.D590]));&quot;MMM&quot;))">
            <text:p/>
          </table:table-cell>
          <table:table-cell table:style-name="ce62" table:formula="of:=IF([.G590]=&quot;&quot;;&quot;&quot;;TEXT(DATE(YEAR([.G590]);MONTH([.G590]);DAY([.G590]));&quot;MMM&quot;))">
            <text:p/>
          </table:table-cell>
          <table:table-cell table:style-name="ce70" table:formula="of:=IF([.D590]=&quot;&quot;;&quot;&quot;;TEXT(DATE(YEAR([.D590]);MONTH([.D590]);DAY([.D59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1]=&quot;&quot;;&quot;&quot;;VLOOKUP([.K591];[Contas.$A$1:.$C$54];2;0))">
            <text:p><text:s text:c="2"/></text:p>
          </table:table-cell>
          <table:table-cell table:style-name="ce15" table:formula="of:=IF([.K591]=&quot;&quot;;&quot;&quot;;VLOOKUP([.K591];[Contas.$A$1:.$C$54];3;0))">
            <text:p><text:s text:c="2"/></text:p>
          </table:table-cell>
          <table:table-cell table:style-name="ce16" table:formula="of:=IF([.G591]&lt;&gt;&quot;&quot;;&quot;Pago&quot;;IF(AND([.G591]=&quot;&quot;;[.E591]&lt;&gt;&quot;&quot;;[.F591]&lt;&gt;&quot;&quot;;TODAY()&gt;=[.D591]);&quot;Vencido&quot;;IF(AND([.E591]=&quot;&quot;;[.F591]=&quot;&quot;;[.G591]=&quot;&quot;;[.H591]=&quot;&quot;);&quot;&quot;;&quot;A Vencer&quot;)))">
            <text:p><text:s text:c="2"/></text:p>
          </table:table-cell>
          <table:table-cell table:style-name="ce41" table:formula="of:=IF([.H591]=&quot;&quot;;&quot;&quot;;[.H591]-[.C591])">
            <text:p/>
          </table:table-cell>
          <table:table-cell table:style-name="ce62" table:formula="of:=IF([.A591]=&quot;&quot;;&quot;&quot;;TEXT(DATE(YEAR([.A591]);MONTH([.A591]);DAY([.A591]));&quot;AAAA&quot;))">
            <text:p/>
          </table:table-cell>
          <table:table-cell table:style-name="ce62" table:formula="of:=IF([.D591]=&quot;&quot;;&quot;&quot;;TEXT(DATE(YEAR([.D591]);MONTH([.D591]);DAY([.D591]));&quot;AAAA&quot;))">
            <text:p/>
          </table:table-cell>
          <table:table-cell table:style-name="ce62" table:formula="of:=IF([.G591]=&quot;&quot;;&quot;&quot;;TEXT(DATE(YEAR([.G591]);MONTH([.G591]);DAY([.G591]));&quot;AAAA&quot;))">
            <text:p/>
          </table:table-cell>
          <table:table-cell table:style-name="ce62" table:formula="of:=IF([.A591]=&quot;&quot;;&quot;&quot;;TEXT(DATE(YEAR([.A591]);MONTH([.A591]);DAY([.A591]));&quot;MMM&quot;))">
            <text:p/>
          </table:table-cell>
          <table:table-cell table:style-name="ce62" table:formula="of:=IF([.D591]=&quot;&quot;;&quot;&quot;;TEXT(DATE(YEAR([.D591]);MONTH([.D591]);DAY([.D591]));&quot;MMM&quot;))">
            <text:p/>
          </table:table-cell>
          <table:table-cell table:style-name="ce62" table:formula="of:=IF([.G591]=&quot;&quot;;&quot;&quot;;TEXT(DATE(YEAR([.G591]);MONTH([.G591]);DAY([.G591]));&quot;MMM&quot;))">
            <text:p/>
          </table:table-cell>
          <table:table-cell table:style-name="ce70" table:formula="of:=IF([.D591]=&quot;&quot;;&quot;&quot;;TEXT(DATE(YEAR([.D591]);MONTH([.D591]);DAY([.D59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2]=&quot;&quot;;&quot;&quot;;VLOOKUP([.K592];[Contas.$A$1:.$C$54];2;0))">
            <text:p><text:s text:c="2"/></text:p>
          </table:table-cell>
          <table:table-cell table:style-name="ce15" table:formula="of:=IF([.K592]=&quot;&quot;;&quot;&quot;;VLOOKUP([.K592];[Contas.$A$1:.$C$54];3;0))">
            <text:p><text:s text:c="2"/></text:p>
          </table:table-cell>
          <table:table-cell table:style-name="ce16" table:formula="of:=IF([.G592]&lt;&gt;&quot;&quot;;&quot;Pago&quot;;IF(AND([.G592]=&quot;&quot;;[.E592]&lt;&gt;&quot;&quot;;[.F592]&lt;&gt;&quot;&quot;;TODAY()&gt;=[.D592]);&quot;Vencido&quot;;IF(AND([.E592]=&quot;&quot;;[.F592]=&quot;&quot;;[.G592]=&quot;&quot;;[.H592]=&quot;&quot;);&quot;&quot;;&quot;A Vencer&quot;)))">
            <text:p><text:s text:c="2"/></text:p>
          </table:table-cell>
          <table:table-cell table:style-name="ce41" table:formula="of:=IF([.H592]=&quot;&quot;;&quot;&quot;;[.H592]-[.C592])">
            <text:p/>
          </table:table-cell>
          <table:table-cell table:style-name="ce62" table:formula="of:=IF([.A592]=&quot;&quot;;&quot;&quot;;TEXT(DATE(YEAR([.A592]);MONTH([.A592]);DAY([.A592]));&quot;AAAA&quot;))">
            <text:p/>
          </table:table-cell>
          <table:table-cell table:style-name="ce62" table:formula="of:=IF([.D592]=&quot;&quot;;&quot;&quot;;TEXT(DATE(YEAR([.D592]);MONTH([.D592]);DAY([.D592]));&quot;AAAA&quot;))">
            <text:p/>
          </table:table-cell>
          <table:table-cell table:style-name="ce62" table:formula="of:=IF([.G592]=&quot;&quot;;&quot;&quot;;TEXT(DATE(YEAR([.G592]);MONTH([.G592]);DAY([.G592]));&quot;AAAA&quot;))">
            <text:p/>
          </table:table-cell>
          <table:table-cell table:style-name="ce62" table:formula="of:=IF([.A592]=&quot;&quot;;&quot;&quot;;TEXT(DATE(YEAR([.A592]);MONTH([.A592]);DAY([.A592]));&quot;MMM&quot;))">
            <text:p/>
          </table:table-cell>
          <table:table-cell table:style-name="ce62" table:formula="of:=IF([.D592]=&quot;&quot;;&quot;&quot;;TEXT(DATE(YEAR([.D592]);MONTH([.D592]);DAY([.D592]));&quot;MMM&quot;))">
            <text:p/>
          </table:table-cell>
          <table:table-cell table:style-name="ce62" table:formula="of:=IF([.G592]=&quot;&quot;;&quot;&quot;;TEXT(DATE(YEAR([.G592]);MONTH([.G592]);DAY([.G592]));&quot;MMM&quot;))">
            <text:p/>
          </table:table-cell>
          <table:table-cell table:style-name="ce70" table:formula="of:=IF([.D592]=&quot;&quot;;&quot;&quot;;TEXT(DATE(YEAR([.D592]);MONTH([.D592]);DAY([.D59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3]=&quot;&quot;;&quot;&quot;;VLOOKUP([.K593];[Contas.$A$1:.$C$54];2;0))">
            <text:p><text:s text:c="2"/></text:p>
          </table:table-cell>
          <table:table-cell table:style-name="ce15" table:formula="of:=IF([.K593]=&quot;&quot;;&quot;&quot;;VLOOKUP([.K593];[Contas.$A$1:.$C$54];3;0))">
            <text:p><text:s text:c="2"/></text:p>
          </table:table-cell>
          <table:table-cell table:style-name="ce16" table:formula="of:=IF([.G593]&lt;&gt;&quot;&quot;;&quot;Pago&quot;;IF(AND([.G593]=&quot;&quot;;[.E593]&lt;&gt;&quot;&quot;;[.F593]&lt;&gt;&quot;&quot;;TODAY()&gt;=[.D593]);&quot;Vencido&quot;;IF(AND([.E593]=&quot;&quot;;[.F593]=&quot;&quot;;[.G593]=&quot;&quot;;[.H593]=&quot;&quot;);&quot;&quot;;&quot;A Vencer&quot;)))">
            <text:p><text:s text:c="2"/></text:p>
          </table:table-cell>
          <table:table-cell table:style-name="ce41" table:formula="of:=IF([.H593]=&quot;&quot;;&quot;&quot;;[.H593]-[.C593])">
            <text:p/>
          </table:table-cell>
          <table:table-cell table:style-name="ce62" table:formula="of:=IF([.A593]=&quot;&quot;;&quot;&quot;;TEXT(DATE(YEAR([.A593]);MONTH([.A593]);DAY([.A593]));&quot;AAAA&quot;))">
            <text:p/>
          </table:table-cell>
          <table:table-cell table:style-name="ce62" table:formula="of:=IF([.D593]=&quot;&quot;;&quot;&quot;;TEXT(DATE(YEAR([.D593]);MONTH([.D593]);DAY([.D593]));&quot;AAAA&quot;))">
            <text:p/>
          </table:table-cell>
          <table:table-cell table:style-name="ce62" table:formula="of:=IF([.G593]=&quot;&quot;;&quot;&quot;;TEXT(DATE(YEAR([.G593]);MONTH([.G593]);DAY([.G593]));&quot;AAAA&quot;))">
            <text:p/>
          </table:table-cell>
          <table:table-cell table:style-name="ce62" table:formula="of:=IF([.A593]=&quot;&quot;;&quot;&quot;;TEXT(DATE(YEAR([.A593]);MONTH([.A593]);DAY([.A593]));&quot;MMM&quot;))">
            <text:p/>
          </table:table-cell>
          <table:table-cell table:style-name="ce62" table:formula="of:=IF([.D593]=&quot;&quot;;&quot;&quot;;TEXT(DATE(YEAR([.D593]);MONTH([.D593]);DAY([.D593]));&quot;MMM&quot;))">
            <text:p/>
          </table:table-cell>
          <table:table-cell table:style-name="ce62" table:formula="of:=IF([.G593]=&quot;&quot;;&quot;&quot;;TEXT(DATE(YEAR([.G593]);MONTH([.G593]);DAY([.G593]));&quot;MMM&quot;))">
            <text:p/>
          </table:table-cell>
          <table:table-cell table:style-name="ce70" table:formula="of:=IF([.D593]=&quot;&quot;;&quot;&quot;;TEXT(DATE(YEAR([.D593]);MONTH([.D593]);DAY([.D59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4]=&quot;&quot;;&quot;&quot;;VLOOKUP([.K594];[Contas.$A$1:.$C$54];2;0))">
            <text:p><text:s text:c="2"/></text:p>
          </table:table-cell>
          <table:table-cell table:style-name="ce15" table:formula="of:=IF([.K594]=&quot;&quot;;&quot;&quot;;VLOOKUP([.K594];[Contas.$A$1:.$C$54];3;0))">
            <text:p><text:s text:c="2"/></text:p>
          </table:table-cell>
          <table:table-cell table:style-name="ce16" table:formula="of:=IF([.G594]&lt;&gt;&quot;&quot;;&quot;Pago&quot;;IF(AND([.G594]=&quot;&quot;;[.E594]&lt;&gt;&quot;&quot;;[.F594]&lt;&gt;&quot;&quot;;TODAY()&gt;=[.D594]);&quot;Vencido&quot;;IF(AND([.E594]=&quot;&quot;;[.F594]=&quot;&quot;;[.G594]=&quot;&quot;;[.H594]=&quot;&quot;);&quot;&quot;;&quot;A Vencer&quot;)))">
            <text:p><text:s text:c="2"/></text:p>
          </table:table-cell>
          <table:table-cell table:style-name="ce41" table:formula="of:=IF([.H594]=&quot;&quot;;&quot;&quot;;[.H594]-[.C594])">
            <text:p/>
          </table:table-cell>
          <table:table-cell table:style-name="ce62" table:formula="of:=IF([.A594]=&quot;&quot;;&quot;&quot;;TEXT(DATE(YEAR([.A594]);MONTH([.A594]);DAY([.A594]));&quot;AAAA&quot;))">
            <text:p/>
          </table:table-cell>
          <table:table-cell table:style-name="ce62" table:formula="of:=IF([.D594]=&quot;&quot;;&quot;&quot;;TEXT(DATE(YEAR([.D594]);MONTH([.D594]);DAY([.D594]));&quot;AAAA&quot;))">
            <text:p/>
          </table:table-cell>
          <table:table-cell table:style-name="ce62" table:formula="of:=IF([.G594]=&quot;&quot;;&quot;&quot;;TEXT(DATE(YEAR([.G594]);MONTH([.G594]);DAY([.G594]));&quot;AAAA&quot;))">
            <text:p/>
          </table:table-cell>
          <table:table-cell table:style-name="ce62" table:formula="of:=IF([.A594]=&quot;&quot;;&quot;&quot;;TEXT(DATE(YEAR([.A594]);MONTH([.A594]);DAY([.A594]));&quot;MMM&quot;))">
            <text:p/>
          </table:table-cell>
          <table:table-cell table:style-name="ce62" table:formula="of:=IF([.D594]=&quot;&quot;;&quot;&quot;;TEXT(DATE(YEAR([.D594]);MONTH([.D594]);DAY([.D594]));&quot;MMM&quot;))">
            <text:p/>
          </table:table-cell>
          <table:table-cell table:style-name="ce62" table:formula="of:=IF([.G594]=&quot;&quot;;&quot;&quot;;TEXT(DATE(YEAR([.G594]);MONTH([.G594]);DAY([.G594]));&quot;MMM&quot;))">
            <text:p/>
          </table:table-cell>
          <table:table-cell table:style-name="ce70" table:formula="of:=IF([.D594]=&quot;&quot;;&quot;&quot;;TEXT(DATE(YEAR([.D594]);MONTH([.D594]);DAY([.D59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5]=&quot;&quot;;&quot;&quot;;VLOOKUP([.K595];[Contas.$A$1:.$C$54];2;0))">
            <text:p><text:s text:c="2"/></text:p>
          </table:table-cell>
          <table:table-cell table:style-name="ce15" table:formula="of:=IF([.K595]=&quot;&quot;;&quot;&quot;;VLOOKUP([.K595];[Contas.$A$1:.$C$54];3;0))">
            <text:p><text:s text:c="2"/></text:p>
          </table:table-cell>
          <table:table-cell table:style-name="ce16" table:formula="of:=IF([.G595]&lt;&gt;&quot;&quot;;&quot;Pago&quot;;IF(AND([.G595]=&quot;&quot;;[.E595]&lt;&gt;&quot;&quot;;[.F595]&lt;&gt;&quot;&quot;;TODAY()&gt;=[.D595]);&quot;Vencido&quot;;IF(AND([.E595]=&quot;&quot;;[.F595]=&quot;&quot;;[.G595]=&quot;&quot;;[.H595]=&quot;&quot;);&quot;&quot;;&quot;A Vencer&quot;)))">
            <text:p><text:s text:c="2"/></text:p>
          </table:table-cell>
          <table:table-cell table:style-name="ce41" table:formula="of:=IF([.H595]=&quot;&quot;;&quot;&quot;;[.H595]-[.C595])">
            <text:p/>
          </table:table-cell>
          <table:table-cell table:style-name="ce62" table:formula="of:=IF([.A595]=&quot;&quot;;&quot;&quot;;TEXT(DATE(YEAR([.A595]);MONTH([.A595]);DAY([.A595]));&quot;AAAA&quot;))">
            <text:p/>
          </table:table-cell>
          <table:table-cell table:style-name="ce62" table:formula="of:=IF([.D595]=&quot;&quot;;&quot;&quot;;TEXT(DATE(YEAR([.D595]);MONTH([.D595]);DAY([.D595]));&quot;AAAA&quot;))">
            <text:p/>
          </table:table-cell>
          <table:table-cell table:style-name="ce62" table:formula="of:=IF([.G595]=&quot;&quot;;&quot;&quot;;TEXT(DATE(YEAR([.G595]);MONTH([.G595]);DAY([.G595]));&quot;AAAA&quot;))">
            <text:p/>
          </table:table-cell>
          <table:table-cell table:style-name="ce62" table:formula="of:=IF([.A595]=&quot;&quot;;&quot;&quot;;TEXT(DATE(YEAR([.A595]);MONTH([.A595]);DAY([.A595]));&quot;MMM&quot;))">
            <text:p/>
          </table:table-cell>
          <table:table-cell table:style-name="ce62" table:formula="of:=IF([.D595]=&quot;&quot;;&quot;&quot;;TEXT(DATE(YEAR([.D595]);MONTH([.D595]);DAY([.D595]));&quot;MMM&quot;))">
            <text:p/>
          </table:table-cell>
          <table:table-cell table:style-name="ce62" table:formula="of:=IF([.G595]=&quot;&quot;;&quot;&quot;;TEXT(DATE(YEAR([.G595]);MONTH([.G595]);DAY([.G595]));&quot;MMM&quot;))">
            <text:p/>
          </table:table-cell>
          <table:table-cell table:style-name="ce70" table:formula="of:=IF([.D595]=&quot;&quot;;&quot;&quot;;TEXT(DATE(YEAR([.D595]);MONTH([.D595]);DAY([.D59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6]=&quot;&quot;;&quot;&quot;;VLOOKUP([.K596];[Contas.$A$1:.$C$54];2;0))">
            <text:p><text:s text:c="2"/></text:p>
          </table:table-cell>
          <table:table-cell table:style-name="ce15" table:formula="of:=IF([.K596]=&quot;&quot;;&quot;&quot;;VLOOKUP([.K596];[Contas.$A$1:.$C$54];3;0))">
            <text:p><text:s text:c="2"/></text:p>
          </table:table-cell>
          <table:table-cell table:style-name="ce16" table:formula="of:=IF([.G596]&lt;&gt;&quot;&quot;;&quot;Pago&quot;;IF(AND([.G596]=&quot;&quot;;[.E596]&lt;&gt;&quot;&quot;;[.F596]&lt;&gt;&quot;&quot;;TODAY()&gt;=[.D596]);&quot;Vencido&quot;;IF(AND([.E596]=&quot;&quot;;[.F596]=&quot;&quot;;[.G596]=&quot;&quot;;[.H596]=&quot;&quot;);&quot;&quot;;&quot;A Vencer&quot;)))">
            <text:p><text:s text:c="2"/></text:p>
          </table:table-cell>
          <table:table-cell table:style-name="ce41" table:formula="of:=IF([.H596]=&quot;&quot;;&quot;&quot;;[.H596]-[.C596])">
            <text:p/>
          </table:table-cell>
          <table:table-cell table:style-name="ce62" table:formula="of:=IF([.A596]=&quot;&quot;;&quot;&quot;;TEXT(DATE(YEAR([.A596]);MONTH([.A596]);DAY([.A596]));&quot;AAAA&quot;))">
            <text:p/>
          </table:table-cell>
          <table:table-cell table:style-name="ce62" table:formula="of:=IF([.D596]=&quot;&quot;;&quot;&quot;;TEXT(DATE(YEAR([.D596]);MONTH([.D596]);DAY([.D596]));&quot;AAAA&quot;))">
            <text:p/>
          </table:table-cell>
          <table:table-cell table:style-name="ce62" table:formula="of:=IF([.G596]=&quot;&quot;;&quot;&quot;;TEXT(DATE(YEAR([.G596]);MONTH([.G596]);DAY([.G596]));&quot;AAAA&quot;))">
            <text:p/>
          </table:table-cell>
          <table:table-cell table:style-name="ce62" table:formula="of:=IF([.A596]=&quot;&quot;;&quot;&quot;;TEXT(DATE(YEAR([.A596]);MONTH([.A596]);DAY([.A596]));&quot;MMM&quot;))">
            <text:p/>
          </table:table-cell>
          <table:table-cell table:style-name="ce62" table:formula="of:=IF([.D596]=&quot;&quot;;&quot;&quot;;TEXT(DATE(YEAR([.D596]);MONTH([.D596]);DAY([.D596]));&quot;MMM&quot;))">
            <text:p/>
          </table:table-cell>
          <table:table-cell table:style-name="ce62" table:formula="of:=IF([.G596]=&quot;&quot;;&quot;&quot;;TEXT(DATE(YEAR([.G596]);MONTH([.G596]);DAY([.G596]));&quot;MMM&quot;))">
            <text:p/>
          </table:table-cell>
          <table:table-cell table:style-name="ce70" table:formula="of:=IF([.D596]=&quot;&quot;;&quot;&quot;;TEXT(DATE(YEAR([.D596]);MONTH([.D596]);DAY([.D59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7]=&quot;&quot;;&quot;&quot;;VLOOKUP([.K597];[Contas.$A$1:.$C$54];2;0))">
            <text:p><text:s text:c="2"/></text:p>
          </table:table-cell>
          <table:table-cell table:style-name="ce15" table:formula="of:=IF([.K597]=&quot;&quot;;&quot;&quot;;VLOOKUP([.K597];[Contas.$A$1:.$C$54];3;0))">
            <text:p><text:s text:c="2"/></text:p>
          </table:table-cell>
          <table:table-cell table:style-name="ce16" table:formula="of:=IF([.G597]&lt;&gt;&quot;&quot;;&quot;Pago&quot;;IF(AND([.G597]=&quot;&quot;;[.E597]&lt;&gt;&quot;&quot;;[.F597]&lt;&gt;&quot;&quot;;TODAY()&gt;=[.D597]);&quot;Vencido&quot;;IF(AND([.E597]=&quot;&quot;;[.F597]=&quot;&quot;;[.G597]=&quot;&quot;;[.H597]=&quot;&quot;);&quot;&quot;;&quot;A Vencer&quot;)))">
            <text:p><text:s text:c="2"/></text:p>
          </table:table-cell>
          <table:table-cell table:style-name="ce41" table:formula="of:=IF([.H597]=&quot;&quot;;&quot;&quot;;[.H597]-[.C597])">
            <text:p/>
          </table:table-cell>
          <table:table-cell table:style-name="ce62" table:formula="of:=IF([.A597]=&quot;&quot;;&quot;&quot;;TEXT(DATE(YEAR([.A597]);MONTH([.A597]);DAY([.A597]));&quot;AAAA&quot;))">
            <text:p/>
          </table:table-cell>
          <table:table-cell table:style-name="ce62" table:formula="of:=IF([.D597]=&quot;&quot;;&quot;&quot;;TEXT(DATE(YEAR([.D597]);MONTH([.D597]);DAY([.D597]));&quot;AAAA&quot;))">
            <text:p/>
          </table:table-cell>
          <table:table-cell table:style-name="ce62" table:formula="of:=IF([.G597]=&quot;&quot;;&quot;&quot;;TEXT(DATE(YEAR([.G597]);MONTH([.G597]);DAY([.G597]));&quot;AAAA&quot;))">
            <text:p/>
          </table:table-cell>
          <table:table-cell table:style-name="ce62" table:formula="of:=IF([.A597]=&quot;&quot;;&quot;&quot;;TEXT(DATE(YEAR([.A597]);MONTH([.A597]);DAY([.A597]));&quot;MMM&quot;))">
            <text:p/>
          </table:table-cell>
          <table:table-cell table:style-name="ce62" table:formula="of:=IF([.D597]=&quot;&quot;;&quot;&quot;;TEXT(DATE(YEAR([.D597]);MONTH([.D597]);DAY([.D597]));&quot;MMM&quot;))">
            <text:p/>
          </table:table-cell>
          <table:table-cell table:style-name="ce62" table:formula="of:=IF([.G597]=&quot;&quot;;&quot;&quot;;TEXT(DATE(YEAR([.G597]);MONTH([.G597]);DAY([.G597]));&quot;MMM&quot;))">
            <text:p/>
          </table:table-cell>
          <table:table-cell table:style-name="ce70" table:formula="of:=IF([.D597]=&quot;&quot;;&quot;&quot;;TEXT(DATE(YEAR([.D597]);MONTH([.D597]);DAY([.D59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8]=&quot;&quot;;&quot;&quot;;VLOOKUP([.K598];[Contas.$A$1:.$C$54];2;0))">
            <text:p><text:s text:c="2"/></text:p>
          </table:table-cell>
          <table:table-cell table:style-name="ce15" table:formula="of:=IF([.K598]=&quot;&quot;;&quot;&quot;;VLOOKUP([.K598];[Contas.$A$1:.$C$54];3;0))">
            <text:p><text:s text:c="2"/></text:p>
          </table:table-cell>
          <table:table-cell table:style-name="ce16" table:formula="of:=IF([.G598]&lt;&gt;&quot;&quot;;&quot;Pago&quot;;IF(AND([.G598]=&quot;&quot;;[.E598]&lt;&gt;&quot;&quot;;[.F598]&lt;&gt;&quot;&quot;;TODAY()&gt;=[.D598]);&quot;Vencido&quot;;IF(AND([.E598]=&quot;&quot;;[.F598]=&quot;&quot;;[.G598]=&quot;&quot;;[.H598]=&quot;&quot;);&quot;&quot;;&quot;A Vencer&quot;)))">
            <text:p><text:s text:c="2"/></text:p>
          </table:table-cell>
          <table:table-cell table:style-name="ce41" table:formula="of:=IF([.H598]=&quot;&quot;;&quot;&quot;;[.H598]-[.C598])">
            <text:p/>
          </table:table-cell>
          <table:table-cell table:style-name="ce62" table:formula="of:=IF([.A598]=&quot;&quot;;&quot;&quot;;TEXT(DATE(YEAR([.A598]);MONTH([.A598]);DAY([.A598]));&quot;AAAA&quot;))">
            <text:p/>
          </table:table-cell>
          <table:table-cell table:style-name="ce62" table:formula="of:=IF([.D598]=&quot;&quot;;&quot;&quot;;TEXT(DATE(YEAR([.D598]);MONTH([.D598]);DAY([.D598]));&quot;AAAA&quot;))">
            <text:p/>
          </table:table-cell>
          <table:table-cell table:style-name="ce62" table:formula="of:=IF([.G598]=&quot;&quot;;&quot;&quot;;TEXT(DATE(YEAR([.G598]);MONTH([.G598]);DAY([.G598]));&quot;AAAA&quot;))">
            <text:p/>
          </table:table-cell>
          <table:table-cell table:style-name="ce62" table:formula="of:=IF([.A598]=&quot;&quot;;&quot;&quot;;TEXT(DATE(YEAR([.A598]);MONTH([.A598]);DAY([.A598]));&quot;MMM&quot;))">
            <text:p/>
          </table:table-cell>
          <table:table-cell table:style-name="ce62" table:formula="of:=IF([.D598]=&quot;&quot;;&quot;&quot;;TEXT(DATE(YEAR([.D598]);MONTH([.D598]);DAY([.D598]));&quot;MMM&quot;))">
            <text:p/>
          </table:table-cell>
          <table:table-cell table:style-name="ce62" table:formula="of:=IF([.G598]=&quot;&quot;;&quot;&quot;;TEXT(DATE(YEAR([.G598]);MONTH([.G598]);DAY([.G598]));&quot;MMM&quot;))">
            <text:p/>
          </table:table-cell>
          <table:table-cell table:style-name="ce70" table:formula="of:=IF([.D598]=&quot;&quot;;&quot;&quot;;TEXT(DATE(YEAR([.D598]);MONTH([.D598]);DAY([.D59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599]=&quot;&quot;;&quot;&quot;;VLOOKUP([.K599];[Contas.$A$1:.$C$54];2;0))">
            <text:p><text:s text:c="2"/></text:p>
          </table:table-cell>
          <table:table-cell table:style-name="ce15" table:formula="of:=IF([.K599]=&quot;&quot;;&quot;&quot;;VLOOKUP([.K599];[Contas.$A$1:.$C$54];3;0))">
            <text:p><text:s text:c="2"/></text:p>
          </table:table-cell>
          <table:table-cell table:style-name="ce16" table:formula="of:=IF([.G599]&lt;&gt;&quot;&quot;;&quot;Pago&quot;;IF(AND([.G599]=&quot;&quot;;[.E599]&lt;&gt;&quot;&quot;;[.F599]&lt;&gt;&quot;&quot;;TODAY()&gt;=[.D599]);&quot;Vencido&quot;;IF(AND([.E599]=&quot;&quot;;[.F599]=&quot;&quot;;[.G599]=&quot;&quot;;[.H599]=&quot;&quot;);&quot;&quot;;&quot;A Vencer&quot;)))">
            <text:p><text:s text:c="2"/></text:p>
          </table:table-cell>
          <table:table-cell table:style-name="ce41" table:formula="of:=IF([.H599]=&quot;&quot;;&quot;&quot;;[.H599]-[.C599])">
            <text:p/>
          </table:table-cell>
          <table:table-cell table:style-name="ce62" table:formula="of:=IF([.A599]=&quot;&quot;;&quot;&quot;;TEXT(DATE(YEAR([.A599]);MONTH([.A599]);DAY([.A599]));&quot;AAAA&quot;))">
            <text:p/>
          </table:table-cell>
          <table:table-cell table:style-name="ce62" table:formula="of:=IF([.D599]=&quot;&quot;;&quot;&quot;;TEXT(DATE(YEAR([.D599]);MONTH([.D599]);DAY([.D599]));&quot;AAAA&quot;))">
            <text:p/>
          </table:table-cell>
          <table:table-cell table:style-name="ce62" table:formula="of:=IF([.G599]=&quot;&quot;;&quot;&quot;;TEXT(DATE(YEAR([.G599]);MONTH([.G599]);DAY([.G599]));&quot;AAAA&quot;))">
            <text:p/>
          </table:table-cell>
          <table:table-cell table:style-name="ce62" table:formula="of:=IF([.A599]=&quot;&quot;;&quot;&quot;;TEXT(DATE(YEAR([.A599]);MONTH([.A599]);DAY([.A599]));&quot;MMM&quot;))">
            <text:p/>
          </table:table-cell>
          <table:table-cell table:style-name="ce62" table:formula="of:=IF([.D599]=&quot;&quot;;&quot;&quot;;TEXT(DATE(YEAR([.D599]);MONTH([.D599]);DAY([.D599]));&quot;MMM&quot;))">
            <text:p/>
          </table:table-cell>
          <table:table-cell table:style-name="ce62" table:formula="of:=IF([.G599]=&quot;&quot;;&quot;&quot;;TEXT(DATE(YEAR([.G599]);MONTH([.G599]);DAY([.G599]));&quot;MMM&quot;))">
            <text:p/>
          </table:table-cell>
          <table:table-cell table:style-name="ce70" table:formula="of:=IF([.D599]=&quot;&quot;;&quot;&quot;;TEXT(DATE(YEAR([.D599]);MONTH([.D599]);DAY([.D59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0]=&quot;&quot;;&quot;&quot;;VLOOKUP([.K600];[Contas.$A$1:.$C$54];2;0))">
            <text:p><text:s text:c="2"/></text:p>
          </table:table-cell>
          <table:table-cell table:style-name="ce15" table:formula="of:=IF([.K600]=&quot;&quot;;&quot;&quot;;VLOOKUP([.K600];[Contas.$A$1:.$C$54];3;0))">
            <text:p><text:s text:c="2"/></text:p>
          </table:table-cell>
          <table:table-cell table:style-name="ce16" table:formula="of:=IF([.G600]&lt;&gt;&quot;&quot;;&quot;Pago&quot;;IF(AND([.G600]=&quot;&quot;;[.E600]&lt;&gt;&quot;&quot;;[.F600]&lt;&gt;&quot;&quot;;TODAY()&gt;=[.D600]);&quot;Vencido&quot;;IF(AND([.E600]=&quot;&quot;;[.F600]=&quot;&quot;;[.G600]=&quot;&quot;;[.H600]=&quot;&quot;);&quot;&quot;;&quot;A Vencer&quot;)))">
            <text:p><text:s text:c="2"/></text:p>
          </table:table-cell>
          <table:table-cell table:style-name="ce41" table:formula="of:=IF([.H600]=&quot;&quot;;&quot;&quot;;[.H600]-[.C600])">
            <text:p/>
          </table:table-cell>
          <table:table-cell table:style-name="ce62" table:formula="of:=IF([.A600]=&quot;&quot;;&quot;&quot;;TEXT(DATE(YEAR([.A600]);MONTH([.A600]);DAY([.A600]));&quot;AAAA&quot;))">
            <text:p/>
          </table:table-cell>
          <table:table-cell table:style-name="ce62" table:formula="of:=IF([.D600]=&quot;&quot;;&quot;&quot;;TEXT(DATE(YEAR([.D600]);MONTH([.D600]);DAY([.D600]));&quot;AAAA&quot;))">
            <text:p/>
          </table:table-cell>
          <table:table-cell table:style-name="ce62" table:formula="of:=IF([.G600]=&quot;&quot;;&quot;&quot;;TEXT(DATE(YEAR([.G600]);MONTH([.G600]);DAY([.G600]));&quot;AAAA&quot;))">
            <text:p/>
          </table:table-cell>
          <table:table-cell table:style-name="ce62" table:formula="of:=IF([.A600]=&quot;&quot;;&quot;&quot;;TEXT(DATE(YEAR([.A600]);MONTH([.A600]);DAY([.A600]));&quot;MMM&quot;))">
            <text:p/>
          </table:table-cell>
          <table:table-cell table:style-name="ce62" table:formula="of:=IF([.D600]=&quot;&quot;;&quot;&quot;;TEXT(DATE(YEAR([.D600]);MONTH([.D600]);DAY([.D600]));&quot;MMM&quot;))">
            <text:p/>
          </table:table-cell>
          <table:table-cell table:style-name="ce62" table:formula="of:=IF([.G600]=&quot;&quot;;&quot;&quot;;TEXT(DATE(YEAR([.G600]);MONTH([.G600]);DAY([.G600]));&quot;MMM&quot;))">
            <text:p/>
          </table:table-cell>
          <table:table-cell table:style-name="ce70" table:formula="of:=IF([.D600]=&quot;&quot;;&quot;&quot;;TEXT(DATE(YEAR([.D600]);MONTH([.D600]);DAY([.D60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1]=&quot;&quot;;&quot;&quot;;VLOOKUP([.K601];[Contas.$A$1:.$C$54];2;0))">
            <text:p><text:s text:c="2"/></text:p>
          </table:table-cell>
          <table:table-cell table:style-name="ce15" table:formula="of:=IF([.K601]=&quot;&quot;;&quot;&quot;;VLOOKUP([.K601];[Contas.$A$1:.$C$54];3;0))">
            <text:p><text:s text:c="2"/></text:p>
          </table:table-cell>
          <table:table-cell table:style-name="ce16" table:formula="of:=IF([.G601]&lt;&gt;&quot;&quot;;&quot;Pago&quot;;IF(AND([.G601]=&quot;&quot;;[.E601]&lt;&gt;&quot;&quot;;[.F601]&lt;&gt;&quot;&quot;;TODAY()&gt;=[.D601]);&quot;Vencido&quot;;IF(AND([.E601]=&quot;&quot;;[.F601]=&quot;&quot;;[.G601]=&quot;&quot;;[.H601]=&quot;&quot;);&quot;&quot;;&quot;A Vencer&quot;)))">
            <text:p><text:s text:c="2"/></text:p>
          </table:table-cell>
          <table:table-cell table:style-name="ce41" table:formula="of:=IF([.H601]=&quot;&quot;;&quot;&quot;;[.H601]-[.C601])">
            <text:p/>
          </table:table-cell>
          <table:table-cell table:style-name="ce62" table:formula="of:=IF([.A601]=&quot;&quot;;&quot;&quot;;TEXT(DATE(YEAR([.A601]);MONTH([.A601]);DAY([.A601]));&quot;AAAA&quot;))">
            <text:p/>
          </table:table-cell>
          <table:table-cell table:style-name="ce62" table:formula="of:=IF([.D601]=&quot;&quot;;&quot;&quot;;TEXT(DATE(YEAR([.D601]);MONTH([.D601]);DAY([.D601]));&quot;AAAA&quot;))">
            <text:p/>
          </table:table-cell>
          <table:table-cell table:style-name="ce62" table:formula="of:=IF([.G601]=&quot;&quot;;&quot;&quot;;TEXT(DATE(YEAR([.G601]);MONTH([.G601]);DAY([.G601]));&quot;AAAA&quot;))">
            <text:p/>
          </table:table-cell>
          <table:table-cell table:style-name="ce62" table:formula="of:=IF([.A601]=&quot;&quot;;&quot;&quot;;TEXT(DATE(YEAR([.A601]);MONTH([.A601]);DAY([.A601]));&quot;MMM&quot;))">
            <text:p/>
          </table:table-cell>
          <table:table-cell table:style-name="ce62" table:formula="of:=IF([.D601]=&quot;&quot;;&quot;&quot;;TEXT(DATE(YEAR([.D601]);MONTH([.D601]);DAY([.D601]));&quot;MMM&quot;))">
            <text:p/>
          </table:table-cell>
          <table:table-cell table:style-name="ce62" table:formula="of:=IF([.G601]=&quot;&quot;;&quot;&quot;;TEXT(DATE(YEAR([.G601]);MONTH([.G601]);DAY([.G601]));&quot;MMM&quot;))">
            <text:p/>
          </table:table-cell>
          <table:table-cell table:style-name="ce70" table:formula="of:=IF([.D601]=&quot;&quot;;&quot;&quot;;TEXT(DATE(YEAR([.D601]);MONTH([.D601]);DAY([.D60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2]=&quot;&quot;;&quot;&quot;;VLOOKUP([.K602];[Contas.$A$1:.$C$54];2;0))">
            <text:p><text:s text:c="2"/></text:p>
          </table:table-cell>
          <table:table-cell table:style-name="ce15" table:formula="of:=IF([.K602]=&quot;&quot;;&quot;&quot;;VLOOKUP([.K602];[Contas.$A$1:.$C$54];3;0))">
            <text:p><text:s text:c="2"/></text:p>
          </table:table-cell>
          <table:table-cell table:style-name="ce16" table:formula="of:=IF([.G602]&lt;&gt;&quot;&quot;;&quot;Pago&quot;;IF(AND([.G602]=&quot;&quot;;[.E602]&lt;&gt;&quot;&quot;;[.F602]&lt;&gt;&quot;&quot;;TODAY()&gt;=[.D602]);&quot;Vencido&quot;;IF(AND([.E602]=&quot;&quot;;[.F602]=&quot;&quot;;[.G602]=&quot;&quot;;[.H602]=&quot;&quot;);&quot;&quot;;&quot;A Vencer&quot;)))">
            <text:p><text:s text:c="2"/></text:p>
          </table:table-cell>
          <table:table-cell table:style-name="ce41" table:formula="of:=IF([.H602]=&quot;&quot;;&quot;&quot;;[.H602]-[.C602])">
            <text:p/>
          </table:table-cell>
          <table:table-cell table:style-name="ce62" table:formula="of:=IF([.A602]=&quot;&quot;;&quot;&quot;;TEXT(DATE(YEAR([.A602]);MONTH([.A602]);DAY([.A602]));&quot;AAAA&quot;))">
            <text:p/>
          </table:table-cell>
          <table:table-cell table:style-name="ce62" table:formula="of:=IF([.D602]=&quot;&quot;;&quot;&quot;;TEXT(DATE(YEAR([.D602]);MONTH([.D602]);DAY([.D602]));&quot;AAAA&quot;))">
            <text:p/>
          </table:table-cell>
          <table:table-cell table:style-name="ce62" table:formula="of:=IF([.G602]=&quot;&quot;;&quot;&quot;;TEXT(DATE(YEAR([.G602]);MONTH([.G602]);DAY([.G602]));&quot;AAAA&quot;))">
            <text:p/>
          </table:table-cell>
          <table:table-cell table:style-name="ce62" table:formula="of:=IF([.A602]=&quot;&quot;;&quot;&quot;;TEXT(DATE(YEAR([.A602]);MONTH([.A602]);DAY([.A602]));&quot;MMM&quot;))">
            <text:p/>
          </table:table-cell>
          <table:table-cell table:style-name="ce62" table:formula="of:=IF([.D602]=&quot;&quot;;&quot;&quot;;TEXT(DATE(YEAR([.D602]);MONTH([.D602]);DAY([.D602]));&quot;MMM&quot;))">
            <text:p/>
          </table:table-cell>
          <table:table-cell table:style-name="ce62" table:formula="of:=IF([.G602]=&quot;&quot;;&quot;&quot;;TEXT(DATE(YEAR([.G602]);MONTH([.G602]);DAY([.G602]));&quot;MMM&quot;))">
            <text:p/>
          </table:table-cell>
          <table:table-cell table:style-name="ce70" table:formula="of:=IF([.D602]=&quot;&quot;;&quot;&quot;;TEXT(DATE(YEAR([.D602]);MONTH([.D602]);DAY([.D60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3]=&quot;&quot;;&quot;&quot;;VLOOKUP([.K603];[Contas.$A$1:.$C$54];2;0))">
            <text:p><text:s text:c="2"/></text:p>
          </table:table-cell>
          <table:table-cell table:style-name="ce15" table:formula="of:=IF([.K603]=&quot;&quot;;&quot;&quot;;VLOOKUP([.K603];[Contas.$A$1:.$C$54];3;0))">
            <text:p><text:s text:c="2"/></text:p>
          </table:table-cell>
          <table:table-cell table:style-name="ce16" table:formula="of:=IF([.G603]&lt;&gt;&quot;&quot;;&quot;Pago&quot;;IF(AND([.G603]=&quot;&quot;;[.E603]&lt;&gt;&quot;&quot;;[.F603]&lt;&gt;&quot;&quot;;TODAY()&gt;=[.D603]);&quot;Vencido&quot;;IF(AND([.E603]=&quot;&quot;;[.F603]=&quot;&quot;;[.G603]=&quot;&quot;;[.H603]=&quot;&quot;);&quot;&quot;;&quot;A Vencer&quot;)))">
            <text:p><text:s text:c="2"/></text:p>
          </table:table-cell>
          <table:table-cell table:style-name="ce41" table:formula="of:=IF([.H603]=&quot;&quot;;&quot;&quot;;[.H603]-[.C603])">
            <text:p/>
          </table:table-cell>
          <table:table-cell table:style-name="ce62" table:formula="of:=IF([.A603]=&quot;&quot;;&quot;&quot;;TEXT(DATE(YEAR([.A603]);MONTH([.A603]);DAY([.A603]));&quot;AAAA&quot;))">
            <text:p/>
          </table:table-cell>
          <table:table-cell table:style-name="ce62" table:formula="of:=IF([.D603]=&quot;&quot;;&quot;&quot;;TEXT(DATE(YEAR([.D603]);MONTH([.D603]);DAY([.D603]));&quot;AAAA&quot;))">
            <text:p/>
          </table:table-cell>
          <table:table-cell table:style-name="ce62" table:formula="of:=IF([.G603]=&quot;&quot;;&quot;&quot;;TEXT(DATE(YEAR([.G603]);MONTH([.G603]);DAY([.G603]));&quot;AAAA&quot;))">
            <text:p/>
          </table:table-cell>
          <table:table-cell table:style-name="ce62" table:formula="of:=IF([.A603]=&quot;&quot;;&quot;&quot;;TEXT(DATE(YEAR([.A603]);MONTH([.A603]);DAY([.A603]));&quot;MMM&quot;))">
            <text:p/>
          </table:table-cell>
          <table:table-cell table:style-name="ce62" table:formula="of:=IF([.D603]=&quot;&quot;;&quot;&quot;;TEXT(DATE(YEAR([.D603]);MONTH([.D603]);DAY([.D603]));&quot;MMM&quot;))">
            <text:p/>
          </table:table-cell>
          <table:table-cell table:style-name="ce62" table:formula="of:=IF([.G603]=&quot;&quot;;&quot;&quot;;TEXT(DATE(YEAR([.G603]);MONTH([.G603]);DAY([.G603]));&quot;MMM&quot;))">
            <text:p/>
          </table:table-cell>
          <table:table-cell table:style-name="ce70" table:formula="of:=IF([.D603]=&quot;&quot;;&quot;&quot;;TEXT(DATE(YEAR([.D603]);MONTH([.D603]);DAY([.D60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4]=&quot;&quot;;&quot;&quot;;VLOOKUP([.K604];[Contas.$A$1:.$C$54];2;0))">
            <text:p><text:s text:c="2"/></text:p>
          </table:table-cell>
          <table:table-cell table:style-name="ce15" table:formula="of:=IF([.K604]=&quot;&quot;;&quot;&quot;;VLOOKUP([.K604];[Contas.$A$1:.$C$54];3;0))">
            <text:p><text:s text:c="2"/></text:p>
          </table:table-cell>
          <table:table-cell table:style-name="ce16" table:formula="of:=IF([.G604]&lt;&gt;&quot;&quot;;&quot;Pago&quot;;IF(AND([.G604]=&quot;&quot;;[.E604]&lt;&gt;&quot;&quot;;[.F604]&lt;&gt;&quot;&quot;;TODAY()&gt;=[.D604]);&quot;Vencido&quot;;IF(AND([.E604]=&quot;&quot;;[.F604]=&quot;&quot;;[.G604]=&quot;&quot;;[.H604]=&quot;&quot;);&quot;&quot;;&quot;A Vencer&quot;)))">
            <text:p><text:s text:c="2"/></text:p>
          </table:table-cell>
          <table:table-cell table:style-name="ce41" table:formula="of:=IF([.H604]=&quot;&quot;;&quot;&quot;;[.H604]-[.C604])">
            <text:p/>
          </table:table-cell>
          <table:table-cell table:style-name="ce62" table:formula="of:=IF([.A604]=&quot;&quot;;&quot;&quot;;TEXT(DATE(YEAR([.A604]);MONTH([.A604]);DAY([.A604]));&quot;AAAA&quot;))">
            <text:p/>
          </table:table-cell>
          <table:table-cell table:style-name="ce62" table:formula="of:=IF([.D604]=&quot;&quot;;&quot;&quot;;TEXT(DATE(YEAR([.D604]);MONTH([.D604]);DAY([.D604]));&quot;AAAA&quot;))">
            <text:p/>
          </table:table-cell>
          <table:table-cell table:style-name="ce62" table:formula="of:=IF([.G604]=&quot;&quot;;&quot;&quot;;TEXT(DATE(YEAR([.G604]);MONTH([.G604]);DAY([.G604]));&quot;AAAA&quot;))">
            <text:p/>
          </table:table-cell>
          <table:table-cell table:style-name="ce62" table:formula="of:=IF([.A604]=&quot;&quot;;&quot;&quot;;TEXT(DATE(YEAR([.A604]);MONTH([.A604]);DAY([.A604]));&quot;MMM&quot;))">
            <text:p/>
          </table:table-cell>
          <table:table-cell table:style-name="ce62" table:formula="of:=IF([.D604]=&quot;&quot;;&quot;&quot;;TEXT(DATE(YEAR([.D604]);MONTH([.D604]);DAY([.D604]));&quot;MMM&quot;))">
            <text:p/>
          </table:table-cell>
          <table:table-cell table:style-name="ce62" table:formula="of:=IF([.G604]=&quot;&quot;;&quot;&quot;;TEXT(DATE(YEAR([.G604]);MONTH([.G604]);DAY([.G604]));&quot;MMM&quot;))">
            <text:p/>
          </table:table-cell>
          <table:table-cell table:style-name="ce70" table:formula="of:=IF([.D604]=&quot;&quot;;&quot;&quot;;TEXT(DATE(YEAR([.D604]);MONTH([.D604]);DAY([.D60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5]=&quot;&quot;;&quot;&quot;;VLOOKUP([.K605];[Contas.$A$1:.$C$54];2;0))">
            <text:p><text:s text:c="2"/></text:p>
          </table:table-cell>
          <table:table-cell table:style-name="ce15" table:formula="of:=IF([.K605]=&quot;&quot;;&quot;&quot;;VLOOKUP([.K605];[Contas.$A$1:.$C$54];3;0))">
            <text:p><text:s text:c="2"/></text:p>
          </table:table-cell>
          <table:table-cell table:style-name="ce16" table:formula="of:=IF([.G605]&lt;&gt;&quot;&quot;;&quot;Pago&quot;;IF(AND([.G605]=&quot;&quot;;[.E605]&lt;&gt;&quot;&quot;;[.F605]&lt;&gt;&quot;&quot;;TODAY()&gt;=[.D605]);&quot;Vencido&quot;;IF(AND([.E605]=&quot;&quot;;[.F605]=&quot;&quot;;[.G605]=&quot;&quot;;[.H605]=&quot;&quot;);&quot;&quot;;&quot;A Vencer&quot;)))">
            <text:p><text:s text:c="2"/></text:p>
          </table:table-cell>
          <table:table-cell table:style-name="ce41" table:formula="of:=IF([.H605]=&quot;&quot;;&quot;&quot;;[.H605]-[.C605])">
            <text:p/>
          </table:table-cell>
          <table:table-cell table:style-name="ce62" table:formula="of:=IF([.A605]=&quot;&quot;;&quot;&quot;;TEXT(DATE(YEAR([.A605]);MONTH([.A605]);DAY([.A605]));&quot;AAAA&quot;))">
            <text:p/>
          </table:table-cell>
          <table:table-cell table:style-name="ce62" table:formula="of:=IF([.D605]=&quot;&quot;;&quot;&quot;;TEXT(DATE(YEAR([.D605]);MONTH([.D605]);DAY([.D605]));&quot;AAAA&quot;))">
            <text:p/>
          </table:table-cell>
          <table:table-cell table:style-name="ce62" table:formula="of:=IF([.G605]=&quot;&quot;;&quot;&quot;;TEXT(DATE(YEAR([.G605]);MONTH([.G605]);DAY([.G605]));&quot;AAAA&quot;))">
            <text:p/>
          </table:table-cell>
          <table:table-cell table:style-name="ce62" table:formula="of:=IF([.A605]=&quot;&quot;;&quot;&quot;;TEXT(DATE(YEAR([.A605]);MONTH([.A605]);DAY([.A605]));&quot;MMM&quot;))">
            <text:p/>
          </table:table-cell>
          <table:table-cell table:style-name="ce62" table:formula="of:=IF([.D605]=&quot;&quot;;&quot;&quot;;TEXT(DATE(YEAR([.D605]);MONTH([.D605]);DAY([.D605]));&quot;MMM&quot;))">
            <text:p/>
          </table:table-cell>
          <table:table-cell table:style-name="ce62" table:formula="of:=IF([.G605]=&quot;&quot;;&quot;&quot;;TEXT(DATE(YEAR([.G605]);MONTH([.G605]);DAY([.G605]));&quot;MMM&quot;))">
            <text:p/>
          </table:table-cell>
          <table:table-cell table:style-name="ce70" table:formula="of:=IF([.D605]=&quot;&quot;;&quot;&quot;;TEXT(DATE(YEAR([.D605]);MONTH([.D605]);DAY([.D60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6]=&quot;&quot;;&quot;&quot;;VLOOKUP([.K606];[Contas.$A$1:.$C$54];2;0))">
            <text:p><text:s text:c="2"/></text:p>
          </table:table-cell>
          <table:table-cell table:style-name="ce15" table:formula="of:=IF([.K606]=&quot;&quot;;&quot;&quot;;VLOOKUP([.K606];[Contas.$A$1:.$C$54];3;0))">
            <text:p><text:s text:c="2"/></text:p>
          </table:table-cell>
          <table:table-cell table:style-name="ce16" table:formula="of:=IF([.G606]&lt;&gt;&quot;&quot;;&quot;Pago&quot;;IF(AND([.G606]=&quot;&quot;;[.E606]&lt;&gt;&quot;&quot;;[.F606]&lt;&gt;&quot;&quot;;TODAY()&gt;=[.D606]);&quot;Vencido&quot;;IF(AND([.E606]=&quot;&quot;;[.F606]=&quot;&quot;;[.G606]=&quot;&quot;;[.H606]=&quot;&quot;);&quot;&quot;;&quot;A Vencer&quot;)))">
            <text:p><text:s text:c="2"/></text:p>
          </table:table-cell>
          <table:table-cell table:style-name="ce41" table:formula="of:=IF([.H606]=&quot;&quot;;&quot;&quot;;[.H606]-[.C606])">
            <text:p/>
          </table:table-cell>
          <table:table-cell table:style-name="ce62" table:formula="of:=IF([.A606]=&quot;&quot;;&quot;&quot;;TEXT(DATE(YEAR([.A606]);MONTH([.A606]);DAY([.A606]));&quot;AAAA&quot;))">
            <text:p/>
          </table:table-cell>
          <table:table-cell table:style-name="ce62" table:formula="of:=IF([.D606]=&quot;&quot;;&quot;&quot;;TEXT(DATE(YEAR([.D606]);MONTH([.D606]);DAY([.D606]));&quot;AAAA&quot;))">
            <text:p/>
          </table:table-cell>
          <table:table-cell table:style-name="ce62" table:formula="of:=IF([.G606]=&quot;&quot;;&quot;&quot;;TEXT(DATE(YEAR([.G606]);MONTH([.G606]);DAY([.G606]));&quot;AAAA&quot;))">
            <text:p/>
          </table:table-cell>
          <table:table-cell table:style-name="ce62" table:formula="of:=IF([.A606]=&quot;&quot;;&quot;&quot;;TEXT(DATE(YEAR([.A606]);MONTH([.A606]);DAY([.A606]));&quot;MMM&quot;))">
            <text:p/>
          </table:table-cell>
          <table:table-cell table:style-name="ce62" table:formula="of:=IF([.D606]=&quot;&quot;;&quot;&quot;;TEXT(DATE(YEAR([.D606]);MONTH([.D606]);DAY([.D606]));&quot;MMM&quot;))">
            <text:p/>
          </table:table-cell>
          <table:table-cell table:style-name="ce62" table:formula="of:=IF([.G606]=&quot;&quot;;&quot;&quot;;TEXT(DATE(YEAR([.G606]);MONTH([.G606]);DAY([.G606]));&quot;MMM&quot;))">
            <text:p/>
          </table:table-cell>
          <table:table-cell table:style-name="ce70" table:formula="of:=IF([.D606]=&quot;&quot;;&quot;&quot;;TEXT(DATE(YEAR([.D606]);MONTH([.D606]);DAY([.D60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7]=&quot;&quot;;&quot;&quot;;VLOOKUP([.K607];[Contas.$A$1:.$C$54];2;0))">
            <text:p><text:s text:c="2"/></text:p>
          </table:table-cell>
          <table:table-cell table:style-name="ce15" table:formula="of:=IF([.K607]=&quot;&quot;;&quot;&quot;;VLOOKUP([.K607];[Contas.$A$1:.$C$54];3;0))">
            <text:p><text:s text:c="2"/></text:p>
          </table:table-cell>
          <table:table-cell table:style-name="ce16" table:formula="of:=IF([.G607]&lt;&gt;&quot;&quot;;&quot;Pago&quot;;IF(AND([.G607]=&quot;&quot;;[.E607]&lt;&gt;&quot;&quot;;[.F607]&lt;&gt;&quot;&quot;;TODAY()&gt;=[.D607]);&quot;Vencido&quot;;IF(AND([.E607]=&quot;&quot;;[.F607]=&quot;&quot;;[.G607]=&quot;&quot;;[.H607]=&quot;&quot;);&quot;&quot;;&quot;A Vencer&quot;)))">
            <text:p><text:s text:c="2"/></text:p>
          </table:table-cell>
          <table:table-cell table:style-name="ce41" table:formula="of:=IF([.H607]=&quot;&quot;;&quot;&quot;;[.H607]-[.C607])">
            <text:p/>
          </table:table-cell>
          <table:table-cell table:style-name="ce62" table:formula="of:=IF([.A607]=&quot;&quot;;&quot;&quot;;TEXT(DATE(YEAR([.A607]);MONTH([.A607]);DAY([.A607]));&quot;AAAA&quot;))">
            <text:p/>
          </table:table-cell>
          <table:table-cell table:style-name="ce62" table:formula="of:=IF([.D607]=&quot;&quot;;&quot;&quot;;TEXT(DATE(YEAR([.D607]);MONTH([.D607]);DAY([.D607]));&quot;AAAA&quot;))">
            <text:p/>
          </table:table-cell>
          <table:table-cell table:style-name="ce62" table:formula="of:=IF([.G607]=&quot;&quot;;&quot;&quot;;TEXT(DATE(YEAR([.G607]);MONTH([.G607]);DAY([.G607]));&quot;AAAA&quot;))">
            <text:p/>
          </table:table-cell>
          <table:table-cell table:style-name="ce62" table:formula="of:=IF([.A607]=&quot;&quot;;&quot;&quot;;TEXT(DATE(YEAR([.A607]);MONTH([.A607]);DAY([.A607]));&quot;MMM&quot;))">
            <text:p/>
          </table:table-cell>
          <table:table-cell table:style-name="ce62" table:formula="of:=IF([.D607]=&quot;&quot;;&quot;&quot;;TEXT(DATE(YEAR([.D607]);MONTH([.D607]);DAY([.D607]));&quot;MMM&quot;))">
            <text:p/>
          </table:table-cell>
          <table:table-cell table:style-name="ce62" table:formula="of:=IF([.G607]=&quot;&quot;;&quot;&quot;;TEXT(DATE(YEAR([.G607]);MONTH([.G607]);DAY([.G607]));&quot;MMM&quot;))">
            <text:p/>
          </table:table-cell>
          <table:table-cell table:style-name="ce70" table:formula="of:=IF([.D607]=&quot;&quot;;&quot;&quot;;TEXT(DATE(YEAR([.D607]);MONTH([.D607]);DAY([.D60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8]=&quot;&quot;;&quot;&quot;;VLOOKUP([.K608];[Contas.$A$1:.$C$54];2;0))">
            <text:p><text:s text:c="2"/></text:p>
          </table:table-cell>
          <table:table-cell table:style-name="ce15" table:formula="of:=IF([.K608]=&quot;&quot;;&quot;&quot;;VLOOKUP([.K608];[Contas.$A$1:.$C$54];3;0))">
            <text:p><text:s text:c="2"/></text:p>
          </table:table-cell>
          <table:table-cell table:style-name="ce16" table:formula="of:=IF([.G608]&lt;&gt;&quot;&quot;;&quot;Pago&quot;;IF(AND([.G608]=&quot;&quot;;[.E608]&lt;&gt;&quot;&quot;;[.F608]&lt;&gt;&quot;&quot;;TODAY()&gt;=[.D608]);&quot;Vencido&quot;;IF(AND([.E608]=&quot;&quot;;[.F608]=&quot;&quot;;[.G608]=&quot;&quot;;[.H608]=&quot;&quot;);&quot;&quot;;&quot;A Vencer&quot;)))">
            <text:p><text:s text:c="2"/></text:p>
          </table:table-cell>
          <table:table-cell table:style-name="ce41" table:formula="of:=IF([.H608]=&quot;&quot;;&quot;&quot;;[.H608]-[.C608])">
            <text:p/>
          </table:table-cell>
          <table:table-cell table:style-name="ce62" table:formula="of:=IF([.A608]=&quot;&quot;;&quot;&quot;;TEXT(DATE(YEAR([.A608]);MONTH([.A608]);DAY([.A608]));&quot;AAAA&quot;))">
            <text:p/>
          </table:table-cell>
          <table:table-cell table:style-name="ce62" table:formula="of:=IF([.D608]=&quot;&quot;;&quot;&quot;;TEXT(DATE(YEAR([.D608]);MONTH([.D608]);DAY([.D608]));&quot;AAAA&quot;))">
            <text:p/>
          </table:table-cell>
          <table:table-cell table:style-name="ce62" table:formula="of:=IF([.G608]=&quot;&quot;;&quot;&quot;;TEXT(DATE(YEAR([.G608]);MONTH([.G608]);DAY([.G608]));&quot;AAAA&quot;))">
            <text:p/>
          </table:table-cell>
          <table:table-cell table:style-name="ce62" table:formula="of:=IF([.A608]=&quot;&quot;;&quot;&quot;;TEXT(DATE(YEAR([.A608]);MONTH([.A608]);DAY([.A608]));&quot;MMM&quot;))">
            <text:p/>
          </table:table-cell>
          <table:table-cell table:style-name="ce62" table:formula="of:=IF([.D608]=&quot;&quot;;&quot;&quot;;TEXT(DATE(YEAR([.D608]);MONTH([.D608]);DAY([.D608]));&quot;MMM&quot;))">
            <text:p/>
          </table:table-cell>
          <table:table-cell table:style-name="ce62" table:formula="of:=IF([.G608]=&quot;&quot;;&quot;&quot;;TEXT(DATE(YEAR([.G608]);MONTH([.G608]);DAY([.G608]));&quot;MMM&quot;))">
            <text:p/>
          </table:table-cell>
          <table:table-cell table:style-name="ce70" table:formula="of:=IF([.D608]=&quot;&quot;;&quot;&quot;;TEXT(DATE(YEAR([.D608]);MONTH([.D608]);DAY([.D60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09]=&quot;&quot;;&quot;&quot;;VLOOKUP([.K609];[Contas.$A$1:.$C$54];2;0))">
            <text:p><text:s text:c="2"/></text:p>
          </table:table-cell>
          <table:table-cell table:style-name="ce15" table:formula="of:=IF([.K609]=&quot;&quot;;&quot;&quot;;VLOOKUP([.K609];[Contas.$A$1:.$C$54];3;0))">
            <text:p><text:s text:c="2"/></text:p>
          </table:table-cell>
          <table:table-cell table:style-name="ce16" table:formula="of:=IF([.G609]&lt;&gt;&quot;&quot;;&quot;Pago&quot;;IF(AND([.G609]=&quot;&quot;;[.E609]&lt;&gt;&quot;&quot;;[.F609]&lt;&gt;&quot;&quot;;TODAY()&gt;=[.D609]);&quot;Vencido&quot;;IF(AND([.E609]=&quot;&quot;;[.F609]=&quot;&quot;;[.G609]=&quot;&quot;;[.H609]=&quot;&quot;);&quot;&quot;;&quot;A Vencer&quot;)))">
            <text:p><text:s text:c="2"/></text:p>
          </table:table-cell>
          <table:table-cell table:style-name="ce41" table:formula="of:=IF([.H609]=&quot;&quot;;&quot;&quot;;[.H609]-[.C609])">
            <text:p/>
          </table:table-cell>
          <table:table-cell table:style-name="ce62" table:formula="of:=IF([.A609]=&quot;&quot;;&quot;&quot;;TEXT(DATE(YEAR([.A609]);MONTH([.A609]);DAY([.A609]));&quot;AAAA&quot;))">
            <text:p/>
          </table:table-cell>
          <table:table-cell table:style-name="ce62" table:formula="of:=IF([.D609]=&quot;&quot;;&quot;&quot;;TEXT(DATE(YEAR([.D609]);MONTH([.D609]);DAY([.D609]));&quot;AAAA&quot;))">
            <text:p/>
          </table:table-cell>
          <table:table-cell table:style-name="ce62" table:formula="of:=IF([.G609]=&quot;&quot;;&quot;&quot;;TEXT(DATE(YEAR([.G609]);MONTH([.G609]);DAY([.G609]));&quot;AAAA&quot;))">
            <text:p/>
          </table:table-cell>
          <table:table-cell table:style-name="ce62" table:formula="of:=IF([.A609]=&quot;&quot;;&quot;&quot;;TEXT(DATE(YEAR([.A609]);MONTH([.A609]);DAY([.A609]));&quot;MMM&quot;))">
            <text:p/>
          </table:table-cell>
          <table:table-cell table:style-name="ce62" table:formula="of:=IF([.D609]=&quot;&quot;;&quot;&quot;;TEXT(DATE(YEAR([.D609]);MONTH([.D609]);DAY([.D609]));&quot;MMM&quot;))">
            <text:p/>
          </table:table-cell>
          <table:table-cell table:style-name="ce62" table:formula="of:=IF([.G609]=&quot;&quot;;&quot;&quot;;TEXT(DATE(YEAR([.G609]);MONTH([.G609]);DAY([.G609]));&quot;MMM&quot;))">
            <text:p/>
          </table:table-cell>
          <table:table-cell table:style-name="ce70" table:formula="of:=IF([.D609]=&quot;&quot;;&quot;&quot;;TEXT(DATE(YEAR([.D609]);MONTH([.D609]);DAY([.D60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0]=&quot;&quot;;&quot;&quot;;VLOOKUP([.K610];[Contas.$A$1:.$C$54];2;0))">
            <text:p><text:s text:c="2"/></text:p>
          </table:table-cell>
          <table:table-cell table:style-name="ce15" table:formula="of:=IF([.K610]=&quot;&quot;;&quot;&quot;;VLOOKUP([.K610];[Contas.$A$1:.$C$54];3;0))">
            <text:p><text:s text:c="2"/></text:p>
          </table:table-cell>
          <table:table-cell table:style-name="ce16" table:formula="of:=IF([.G610]&lt;&gt;&quot;&quot;;&quot;Pago&quot;;IF(AND([.G610]=&quot;&quot;;[.E610]&lt;&gt;&quot;&quot;;[.F610]&lt;&gt;&quot;&quot;;TODAY()&gt;=[.D610]);&quot;Vencido&quot;;IF(AND([.E610]=&quot;&quot;;[.F610]=&quot;&quot;;[.G610]=&quot;&quot;;[.H610]=&quot;&quot;);&quot;&quot;;&quot;A Vencer&quot;)))">
            <text:p><text:s text:c="2"/></text:p>
          </table:table-cell>
          <table:table-cell table:style-name="ce41" table:formula="of:=IF([.H610]=&quot;&quot;;&quot;&quot;;[.H610]-[.C610])">
            <text:p/>
          </table:table-cell>
          <table:table-cell table:style-name="ce62" table:formula="of:=IF([.A610]=&quot;&quot;;&quot;&quot;;TEXT(DATE(YEAR([.A610]);MONTH([.A610]);DAY([.A610]));&quot;AAAA&quot;))">
            <text:p/>
          </table:table-cell>
          <table:table-cell table:style-name="ce62" table:formula="of:=IF([.D610]=&quot;&quot;;&quot;&quot;;TEXT(DATE(YEAR([.D610]);MONTH([.D610]);DAY([.D610]));&quot;AAAA&quot;))">
            <text:p/>
          </table:table-cell>
          <table:table-cell table:style-name="ce62" table:formula="of:=IF([.G610]=&quot;&quot;;&quot;&quot;;TEXT(DATE(YEAR([.G610]);MONTH([.G610]);DAY([.G610]));&quot;AAAA&quot;))">
            <text:p/>
          </table:table-cell>
          <table:table-cell table:style-name="ce62" table:formula="of:=IF([.A610]=&quot;&quot;;&quot;&quot;;TEXT(DATE(YEAR([.A610]);MONTH([.A610]);DAY([.A610]));&quot;MMM&quot;))">
            <text:p/>
          </table:table-cell>
          <table:table-cell table:style-name="ce62" table:formula="of:=IF([.D610]=&quot;&quot;;&quot;&quot;;TEXT(DATE(YEAR([.D610]);MONTH([.D610]);DAY([.D610]));&quot;MMM&quot;))">
            <text:p/>
          </table:table-cell>
          <table:table-cell table:style-name="ce62" table:formula="of:=IF([.G610]=&quot;&quot;;&quot;&quot;;TEXT(DATE(YEAR([.G610]);MONTH([.G610]);DAY([.G610]));&quot;MMM&quot;))">
            <text:p/>
          </table:table-cell>
          <table:table-cell table:style-name="ce70" table:formula="of:=IF([.D610]=&quot;&quot;;&quot;&quot;;TEXT(DATE(YEAR([.D610]);MONTH([.D610]);DAY([.D61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1]=&quot;&quot;;&quot;&quot;;VLOOKUP([.K611];[Contas.$A$1:.$C$54];2;0))">
            <text:p><text:s text:c="2"/></text:p>
          </table:table-cell>
          <table:table-cell table:style-name="ce15" table:formula="of:=IF([.K611]=&quot;&quot;;&quot;&quot;;VLOOKUP([.K611];[Contas.$A$1:.$C$54];3;0))">
            <text:p><text:s text:c="2"/></text:p>
          </table:table-cell>
          <table:table-cell table:style-name="ce16" table:formula="of:=IF([.G611]&lt;&gt;&quot;&quot;;&quot;Pago&quot;;IF(AND([.G611]=&quot;&quot;;[.E611]&lt;&gt;&quot;&quot;;[.F611]&lt;&gt;&quot;&quot;;TODAY()&gt;=[.D611]);&quot;Vencido&quot;;IF(AND([.E611]=&quot;&quot;;[.F611]=&quot;&quot;;[.G611]=&quot;&quot;;[.H611]=&quot;&quot;);&quot;&quot;;&quot;A Vencer&quot;)))">
            <text:p><text:s text:c="2"/></text:p>
          </table:table-cell>
          <table:table-cell table:style-name="ce41" table:formula="of:=IF([.H611]=&quot;&quot;;&quot;&quot;;[.H611]-[.C611])">
            <text:p/>
          </table:table-cell>
          <table:table-cell table:style-name="ce62" table:formula="of:=IF([.A611]=&quot;&quot;;&quot;&quot;;TEXT(DATE(YEAR([.A611]);MONTH([.A611]);DAY([.A611]));&quot;AAAA&quot;))">
            <text:p/>
          </table:table-cell>
          <table:table-cell table:style-name="ce62" table:formula="of:=IF([.D611]=&quot;&quot;;&quot;&quot;;TEXT(DATE(YEAR([.D611]);MONTH([.D611]);DAY([.D611]));&quot;AAAA&quot;))">
            <text:p/>
          </table:table-cell>
          <table:table-cell table:style-name="ce62" table:formula="of:=IF([.G611]=&quot;&quot;;&quot;&quot;;TEXT(DATE(YEAR([.G611]);MONTH([.G611]);DAY([.G611]));&quot;AAAA&quot;))">
            <text:p/>
          </table:table-cell>
          <table:table-cell table:style-name="ce62" table:formula="of:=IF([.A611]=&quot;&quot;;&quot;&quot;;TEXT(DATE(YEAR([.A611]);MONTH([.A611]);DAY([.A611]));&quot;MMM&quot;))">
            <text:p/>
          </table:table-cell>
          <table:table-cell table:style-name="ce62" table:formula="of:=IF([.D611]=&quot;&quot;;&quot;&quot;;TEXT(DATE(YEAR([.D611]);MONTH([.D611]);DAY([.D611]));&quot;MMM&quot;))">
            <text:p/>
          </table:table-cell>
          <table:table-cell table:style-name="ce62" table:formula="of:=IF([.G611]=&quot;&quot;;&quot;&quot;;TEXT(DATE(YEAR([.G611]);MONTH([.G611]);DAY([.G611]));&quot;MMM&quot;))">
            <text:p/>
          </table:table-cell>
          <table:table-cell table:style-name="ce70" table:formula="of:=IF([.D611]=&quot;&quot;;&quot;&quot;;TEXT(DATE(YEAR([.D611]);MONTH([.D611]);DAY([.D61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2]=&quot;&quot;;&quot;&quot;;VLOOKUP([.K612];[Contas.$A$1:.$C$54];2;0))">
            <text:p><text:s text:c="2"/></text:p>
          </table:table-cell>
          <table:table-cell table:style-name="ce15" table:formula="of:=IF([.K612]=&quot;&quot;;&quot;&quot;;VLOOKUP([.K612];[Contas.$A$1:.$C$54];3;0))">
            <text:p><text:s text:c="2"/></text:p>
          </table:table-cell>
          <table:table-cell table:style-name="ce16" table:formula="of:=IF([.G612]&lt;&gt;&quot;&quot;;&quot;Pago&quot;;IF(AND([.G612]=&quot;&quot;;[.E612]&lt;&gt;&quot;&quot;;[.F612]&lt;&gt;&quot;&quot;;TODAY()&gt;=[.D612]);&quot;Vencido&quot;;IF(AND([.E612]=&quot;&quot;;[.F612]=&quot;&quot;;[.G612]=&quot;&quot;;[.H612]=&quot;&quot;);&quot;&quot;;&quot;A Vencer&quot;)))">
            <text:p><text:s text:c="2"/></text:p>
          </table:table-cell>
          <table:table-cell table:style-name="ce41" table:formula="of:=IF([.H612]=&quot;&quot;;&quot;&quot;;[.H612]-[.C612])">
            <text:p/>
          </table:table-cell>
          <table:table-cell table:style-name="ce62" table:formula="of:=IF([.A612]=&quot;&quot;;&quot;&quot;;TEXT(DATE(YEAR([.A612]);MONTH([.A612]);DAY([.A612]));&quot;AAAA&quot;))">
            <text:p/>
          </table:table-cell>
          <table:table-cell table:style-name="ce62" table:formula="of:=IF([.D612]=&quot;&quot;;&quot;&quot;;TEXT(DATE(YEAR([.D612]);MONTH([.D612]);DAY([.D612]));&quot;AAAA&quot;))">
            <text:p/>
          </table:table-cell>
          <table:table-cell table:style-name="ce62" table:formula="of:=IF([.G612]=&quot;&quot;;&quot;&quot;;TEXT(DATE(YEAR([.G612]);MONTH([.G612]);DAY([.G612]));&quot;AAAA&quot;))">
            <text:p/>
          </table:table-cell>
          <table:table-cell table:style-name="ce62" table:formula="of:=IF([.A612]=&quot;&quot;;&quot;&quot;;TEXT(DATE(YEAR([.A612]);MONTH([.A612]);DAY([.A612]));&quot;MMM&quot;))">
            <text:p/>
          </table:table-cell>
          <table:table-cell table:style-name="ce62" table:formula="of:=IF([.D612]=&quot;&quot;;&quot;&quot;;TEXT(DATE(YEAR([.D612]);MONTH([.D612]);DAY([.D612]));&quot;MMM&quot;))">
            <text:p/>
          </table:table-cell>
          <table:table-cell table:style-name="ce62" table:formula="of:=IF([.G612]=&quot;&quot;;&quot;&quot;;TEXT(DATE(YEAR([.G612]);MONTH([.G612]);DAY([.G612]));&quot;MMM&quot;))">
            <text:p/>
          </table:table-cell>
          <table:table-cell table:style-name="ce70" table:formula="of:=IF([.D612]=&quot;&quot;;&quot;&quot;;TEXT(DATE(YEAR([.D612]);MONTH([.D612]);DAY([.D61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3]=&quot;&quot;;&quot;&quot;;VLOOKUP([.K613];[Contas.$A$1:.$C$54];2;0))">
            <text:p><text:s text:c="2"/></text:p>
          </table:table-cell>
          <table:table-cell table:style-name="ce15" table:formula="of:=IF([.K613]=&quot;&quot;;&quot;&quot;;VLOOKUP([.K613];[Contas.$A$1:.$C$54];3;0))">
            <text:p><text:s text:c="2"/></text:p>
          </table:table-cell>
          <table:table-cell table:style-name="ce16" table:formula="of:=IF([.G613]&lt;&gt;&quot;&quot;;&quot;Pago&quot;;IF(AND([.G613]=&quot;&quot;;[.E613]&lt;&gt;&quot;&quot;;[.F613]&lt;&gt;&quot;&quot;;TODAY()&gt;=[.D613]);&quot;Vencido&quot;;IF(AND([.E613]=&quot;&quot;;[.F613]=&quot;&quot;;[.G613]=&quot;&quot;;[.H613]=&quot;&quot;);&quot;&quot;;&quot;A Vencer&quot;)))">
            <text:p><text:s text:c="2"/></text:p>
          </table:table-cell>
          <table:table-cell table:style-name="ce41" table:formula="of:=IF([.H613]=&quot;&quot;;&quot;&quot;;[.H613]-[.C613])">
            <text:p/>
          </table:table-cell>
          <table:table-cell table:style-name="ce62" table:formula="of:=IF([.A613]=&quot;&quot;;&quot;&quot;;TEXT(DATE(YEAR([.A613]);MONTH([.A613]);DAY([.A613]));&quot;AAAA&quot;))">
            <text:p/>
          </table:table-cell>
          <table:table-cell table:style-name="ce62" table:formula="of:=IF([.D613]=&quot;&quot;;&quot;&quot;;TEXT(DATE(YEAR([.D613]);MONTH([.D613]);DAY([.D613]));&quot;AAAA&quot;))">
            <text:p/>
          </table:table-cell>
          <table:table-cell table:style-name="ce62" table:formula="of:=IF([.G613]=&quot;&quot;;&quot;&quot;;TEXT(DATE(YEAR([.G613]);MONTH([.G613]);DAY([.G613]));&quot;AAAA&quot;))">
            <text:p/>
          </table:table-cell>
          <table:table-cell table:style-name="ce62" table:formula="of:=IF([.A613]=&quot;&quot;;&quot;&quot;;TEXT(DATE(YEAR([.A613]);MONTH([.A613]);DAY([.A613]));&quot;MMM&quot;))">
            <text:p/>
          </table:table-cell>
          <table:table-cell table:style-name="ce62" table:formula="of:=IF([.D613]=&quot;&quot;;&quot;&quot;;TEXT(DATE(YEAR([.D613]);MONTH([.D613]);DAY([.D613]));&quot;MMM&quot;))">
            <text:p/>
          </table:table-cell>
          <table:table-cell table:style-name="ce62" table:formula="of:=IF([.G613]=&quot;&quot;;&quot;&quot;;TEXT(DATE(YEAR([.G613]);MONTH([.G613]);DAY([.G613]));&quot;MMM&quot;))">
            <text:p/>
          </table:table-cell>
          <table:table-cell table:style-name="ce70" table:formula="of:=IF([.D613]=&quot;&quot;;&quot;&quot;;TEXT(DATE(YEAR([.D613]);MONTH([.D613]);DAY([.D61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4]=&quot;&quot;;&quot;&quot;;VLOOKUP([.K614];[Contas.$A$1:.$C$54];2;0))">
            <text:p><text:s text:c="2"/></text:p>
          </table:table-cell>
          <table:table-cell table:style-name="ce15" table:formula="of:=IF([.K614]=&quot;&quot;;&quot;&quot;;VLOOKUP([.K614];[Contas.$A$1:.$C$54];3;0))">
            <text:p><text:s text:c="2"/></text:p>
          </table:table-cell>
          <table:table-cell table:style-name="ce16" table:formula="of:=IF([.G614]&lt;&gt;&quot;&quot;;&quot;Pago&quot;;IF(AND([.G614]=&quot;&quot;;[.E614]&lt;&gt;&quot;&quot;;[.F614]&lt;&gt;&quot;&quot;;TODAY()&gt;=[.D614]);&quot;Vencido&quot;;IF(AND([.E614]=&quot;&quot;;[.F614]=&quot;&quot;;[.G614]=&quot;&quot;;[.H614]=&quot;&quot;);&quot;&quot;;&quot;A Vencer&quot;)))">
            <text:p><text:s text:c="2"/></text:p>
          </table:table-cell>
          <table:table-cell table:style-name="ce41" table:formula="of:=IF([.H614]=&quot;&quot;;&quot;&quot;;[.H614]-[.C614])">
            <text:p/>
          </table:table-cell>
          <table:table-cell table:style-name="ce62" table:formula="of:=IF([.A614]=&quot;&quot;;&quot;&quot;;TEXT(DATE(YEAR([.A614]);MONTH([.A614]);DAY([.A614]));&quot;AAAA&quot;))">
            <text:p/>
          </table:table-cell>
          <table:table-cell table:style-name="ce62" table:formula="of:=IF([.D614]=&quot;&quot;;&quot;&quot;;TEXT(DATE(YEAR([.D614]);MONTH([.D614]);DAY([.D614]));&quot;AAAA&quot;))">
            <text:p/>
          </table:table-cell>
          <table:table-cell table:style-name="ce62" table:formula="of:=IF([.G614]=&quot;&quot;;&quot;&quot;;TEXT(DATE(YEAR([.G614]);MONTH([.G614]);DAY([.G614]));&quot;AAAA&quot;))">
            <text:p/>
          </table:table-cell>
          <table:table-cell table:style-name="ce62" table:formula="of:=IF([.A614]=&quot;&quot;;&quot;&quot;;TEXT(DATE(YEAR([.A614]);MONTH([.A614]);DAY([.A614]));&quot;MMM&quot;))">
            <text:p/>
          </table:table-cell>
          <table:table-cell table:style-name="ce62" table:formula="of:=IF([.D614]=&quot;&quot;;&quot;&quot;;TEXT(DATE(YEAR([.D614]);MONTH([.D614]);DAY([.D614]));&quot;MMM&quot;))">
            <text:p/>
          </table:table-cell>
          <table:table-cell table:style-name="ce62" table:formula="of:=IF([.G614]=&quot;&quot;;&quot;&quot;;TEXT(DATE(YEAR([.G614]);MONTH([.G614]);DAY([.G614]));&quot;MMM&quot;))">
            <text:p/>
          </table:table-cell>
          <table:table-cell table:style-name="ce70" table:formula="of:=IF([.D614]=&quot;&quot;;&quot;&quot;;TEXT(DATE(YEAR([.D614]);MONTH([.D614]);DAY([.D61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5]=&quot;&quot;;&quot;&quot;;VLOOKUP([.K615];[Contas.$A$1:.$C$54];2;0))">
            <text:p><text:s text:c="2"/></text:p>
          </table:table-cell>
          <table:table-cell table:style-name="ce15" table:formula="of:=IF([.K615]=&quot;&quot;;&quot;&quot;;VLOOKUP([.K615];[Contas.$A$1:.$C$54];3;0))">
            <text:p><text:s text:c="2"/></text:p>
          </table:table-cell>
          <table:table-cell table:style-name="ce16" table:formula="of:=IF([.G615]&lt;&gt;&quot;&quot;;&quot;Pago&quot;;IF(AND([.G615]=&quot;&quot;;[.E615]&lt;&gt;&quot;&quot;;[.F615]&lt;&gt;&quot;&quot;;TODAY()&gt;=[.D615]);&quot;Vencido&quot;;IF(AND([.E615]=&quot;&quot;;[.F615]=&quot;&quot;;[.G615]=&quot;&quot;;[.H615]=&quot;&quot;);&quot;&quot;;&quot;A Vencer&quot;)))">
            <text:p><text:s text:c="2"/></text:p>
          </table:table-cell>
          <table:table-cell table:style-name="ce41" table:formula="of:=IF([.H615]=&quot;&quot;;&quot;&quot;;[.H615]-[.C615])">
            <text:p/>
          </table:table-cell>
          <table:table-cell table:style-name="ce62" table:formula="of:=IF([.A615]=&quot;&quot;;&quot;&quot;;TEXT(DATE(YEAR([.A615]);MONTH([.A615]);DAY([.A615]));&quot;AAAA&quot;))">
            <text:p/>
          </table:table-cell>
          <table:table-cell table:style-name="ce62" table:formula="of:=IF([.D615]=&quot;&quot;;&quot;&quot;;TEXT(DATE(YEAR([.D615]);MONTH([.D615]);DAY([.D615]));&quot;AAAA&quot;))">
            <text:p/>
          </table:table-cell>
          <table:table-cell table:style-name="ce62" table:formula="of:=IF([.G615]=&quot;&quot;;&quot;&quot;;TEXT(DATE(YEAR([.G615]);MONTH([.G615]);DAY([.G615]));&quot;AAAA&quot;))">
            <text:p/>
          </table:table-cell>
          <table:table-cell table:style-name="ce62" table:formula="of:=IF([.A615]=&quot;&quot;;&quot;&quot;;TEXT(DATE(YEAR([.A615]);MONTH([.A615]);DAY([.A615]));&quot;MMM&quot;))">
            <text:p/>
          </table:table-cell>
          <table:table-cell table:style-name="ce62" table:formula="of:=IF([.D615]=&quot;&quot;;&quot;&quot;;TEXT(DATE(YEAR([.D615]);MONTH([.D615]);DAY([.D615]));&quot;MMM&quot;))">
            <text:p/>
          </table:table-cell>
          <table:table-cell table:style-name="ce62" table:formula="of:=IF([.G615]=&quot;&quot;;&quot;&quot;;TEXT(DATE(YEAR([.G615]);MONTH([.G615]);DAY([.G615]));&quot;MMM&quot;))">
            <text:p/>
          </table:table-cell>
          <table:table-cell table:style-name="ce70" table:formula="of:=IF([.D615]=&quot;&quot;;&quot;&quot;;TEXT(DATE(YEAR([.D615]);MONTH([.D615]);DAY([.D61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6]=&quot;&quot;;&quot;&quot;;VLOOKUP([.K616];[Contas.$A$1:.$C$54];2;0))">
            <text:p><text:s text:c="2"/></text:p>
          </table:table-cell>
          <table:table-cell table:style-name="ce15" table:formula="of:=IF([.K616]=&quot;&quot;;&quot;&quot;;VLOOKUP([.K616];[Contas.$A$1:.$C$54];3;0))">
            <text:p><text:s text:c="2"/></text:p>
          </table:table-cell>
          <table:table-cell table:style-name="ce16" table:formula="of:=IF([.G616]&lt;&gt;&quot;&quot;;&quot;Pago&quot;;IF(AND([.G616]=&quot;&quot;;[.E616]&lt;&gt;&quot;&quot;;[.F616]&lt;&gt;&quot;&quot;;TODAY()&gt;=[.D616]);&quot;Vencido&quot;;IF(AND([.E616]=&quot;&quot;;[.F616]=&quot;&quot;;[.G616]=&quot;&quot;;[.H616]=&quot;&quot;);&quot;&quot;;&quot;A Vencer&quot;)))">
            <text:p><text:s text:c="2"/></text:p>
          </table:table-cell>
          <table:table-cell table:style-name="ce41" table:formula="of:=IF([.H616]=&quot;&quot;;&quot;&quot;;[.H616]-[.C616])">
            <text:p/>
          </table:table-cell>
          <table:table-cell table:style-name="ce62" table:formula="of:=IF([.A616]=&quot;&quot;;&quot;&quot;;TEXT(DATE(YEAR([.A616]);MONTH([.A616]);DAY([.A616]));&quot;AAAA&quot;))">
            <text:p/>
          </table:table-cell>
          <table:table-cell table:style-name="ce62" table:formula="of:=IF([.D616]=&quot;&quot;;&quot;&quot;;TEXT(DATE(YEAR([.D616]);MONTH([.D616]);DAY([.D616]));&quot;AAAA&quot;))">
            <text:p/>
          </table:table-cell>
          <table:table-cell table:style-name="ce62" table:formula="of:=IF([.G616]=&quot;&quot;;&quot;&quot;;TEXT(DATE(YEAR([.G616]);MONTH([.G616]);DAY([.G616]));&quot;AAAA&quot;))">
            <text:p/>
          </table:table-cell>
          <table:table-cell table:style-name="ce62" table:formula="of:=IF([.A616]=&quot;&quot;;&quot;&quot;;TEXT(DATE(YEAR([.A616]);MONTH([.A616]);DAY([.A616]));&quot;MMM&quot;))">
            <text:p/>
          </table:table-cell>
          <table:table-cell table:style-name="ce62" table:formula="of:=IF([.D616]=&quot;&quot;;&quot;&quot;;TEXT(DATE(YEAR([.D616]);MONTH([.D616]);DAY([.D616]));&quot;MMM&quot;))">
            <text:p/>
          </table:table-cell>
          <table:table-cell table:style-name="ce62" table:formula="of:=IF([.G616]=&quot;&quot;;&quot;&quot;;TEXT(DATE(YEAR([.G616]);MONTH([.G616]);DAY([.G616]));&quot;MMM&quot;))">
            <text:p/>
          </table:table-cell>
          <table:table-cell table:style-name="ce70" table:formula="of:=IF([.D616]=&quot;&quot;;&quot;&quot;;TEXT(DATE(YEAR([.D616]);MONTH([.D616]);DAY([.D61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7]=&quot;&quot;;&quot;&quot;;VLOOKUP([.K617];[Contas.$A$1:.$C$54];2;0))">
            <text:p><text:s text:c="2"/></text:p>
          </table:table-cell>
          <table:table-cell table:style-name="ce15" table:formula="of:=IF([.K617]=&quot;&quot;;&quot;&quot;;VLOOKUP([.K617];[Contas.$A$1:.$C$54];3;0))">
            <text:p><text:s text:c="2"/></text:p>
          </table:table-cell>
          <table:table-cell table:style-name="ce16" table:formula="of:=IF([.G617]&lt;&gt;&quot;&quot;;&quot;Pago&quot;;IF(AND([.G617]=&quot;&quot;;[.E617]&lt;&gt;&quot;&quot;;[.F617]&lt;&gt;&quot;&quot;;TODAY()&gt;=[.D617]);&quot;Vencido&quot;;IF(AND([.E617]=&quot;&quot;;[.F617]=&quot;&quot;;[.G617]=&quot;&quot;;[.H617]=&quot;&quot;);&quot;&quot;;&quot;A Vencer&quot;)))">
            <text:p><text:s text:c="2"/></text:p>
          </table:table-cell>
          <table:table-cell table:style-name="ce41" table:formula="of:=IF([.H617]=&quot;&quot;;&quot;&quot;;[.H617]-[.C617])">
            <text:p/>
          </table:table-cell>
          <table:table-cell table:style-name="ce62" table:formula="of:=IF([.A617]=&quot;&quot;;&quot;&quot;;TEXT(DATE(YEAR([.A617]);MONTH([.A617]);DAY([.A617]));&quot;AAAA&quot;))">
            <text:p/>
          </table:table-cell>
          <table:table-cell table:style-name="ce62" table:formula="of:=IF([.D617]=&quot;&quot;;&quot;&quot;;TEXT(DATE(YEAR([.D617]);MONTH([.D617]);DAY([.D617]));&quot;AAAA&quot;))">
            <text:p/>
          </table:table-cell>
          <table:table-cell table:style-name="ce62" table:formula="of:=IF([.G617]=&quot;&quot;;&quot;&quot;;TEXT(DATE(YEAR([.G617]);MONTH([.G617]);DAY([.G617]));&quot;AAAA&quot;))">
            <text:p/>
          </table:table-cell>
          <table:table-cell table:style-name="ce62" table:formula="of:=IF([.A617]=&quot;&quot;;&quot;&quot;;TEXT(DATE(YEAR([.A617]);MONTH([.A617]);DAY([.A617]));&quot;MMM&quot;))">
            <text:p/>
          </table:table-cell>
          <table:table-cell table:style-name="ce62" table:formula="of:=IF([.D617]=&quot;&quot;;&quot;&quot;;TEXT(DATE(YEAR([.D617]);MONTH([.D617]);DAY([.D617]));&quot;MMM&quot;))">
            <text:p/>
          </table:table-cell>
          <table:table-cell table:style-name="ce62" table:formula="of:=IF([.G617]=&quot;&quot;;&quot;&quot;;TEXT(DATE(YEAR([.G617]);MONTH([.G617]);DAY([.G617]));&quot;MMM&quot;))">
            <text:p/>
          </table:table-cell>
          <table:table-cell table:style-name="ce70" table:formula="of:=IF([.D617]=&quot;&quot;;&quot;&quot;;TEXT(DATE(YEAR([.D617]);MONTH([.D617]);DAY([.D61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8]=&quot;&quot;;&quot;&quot;;VLOOKUP([.K618];[Contas.$A$1:.$C$54];2;0))">
            <text:p><text:s text:c="2"/></text:p>
          </table:table-cell>
          <table:table-cell table:style-name="ce15" table:formula="of:=IF([.K618]=&quot;&quot;;&quot;&quot;;VLOOKUP([.K618];[Contas.$A$1:.$C$54];3;0))">
            <text:p><text:s text:c="2"/></text:p>
          </table:table-cell>
          <table:table-cell table:style-name="ce16" table:formula="of:=IF([.G618]&lt;&gt;&quot;&quot;;&quot;Pago&quot;;IF(AND([.G618]=&quot;&quot;;[.E618]&lt;&gt;&quot;&quot;;[.F618]&lt;&gt;&quot;&quot;;TODAY()&gt;=[.D618]);&quot;Vencido&quot;;IF(AND([.E618]=&quot;&quot;;[.F618]=&quot;&quot;;[.G618]=&quot;&quot;;[.H618]=&quot;&quot;);&quot;&quot;;&quot;A Vencer&quot;)))">
            <text:p><text:s text:c="2"/></text:p>
          </table:table-cell>
          <table:table-cell table:style-name="ce41" table:formula="of:=IF([.H618]=&quot;&quot;;&quot;&quot;;[.H618]-[.C618])">
            <text:p/>
          </table:table-cell>
          <table:table-cell table:style-name="ce62" table:formula="of:=IF([.A618]=&quot;&quot;;&quot;&quot;;TEXT(DATE(YEAR([.A618]);MONTH([.A618]);DAY([.A618]));&quot;AAAA&quot;))">
            <text:p/>
          </table:table-cell>
          <table:table-cell table:style-name="ce62" table:formula="of:=IF([.D618]=&quot;&quot;;&quot;&quot;;TEXT(DATE(YEAR([.D618]);MONTH([.D618]);DAY([.D618]));&quot;AAAA&quot;))">
            <text:p/>
          </table:table-cell>
          <table:table-cell table:style-name="ce62" table:formula="of:=IF([.G618]=&quot;&quot;;&quot;&quot;;TEXT(DATE(YEAR([.G618]);MONTH([.G618]);DAY([.G618]));&quot;AAAA&quot;))">
            <text:p/>
          </table:table-cell>
          <table:table-cell table:style-name="ce62" table:formula="of:=IF([.A618]=&quot;&quot;;&quot;&quot;;TEXT(DATE(YEAR([.A618]);MONTH([.A618]);DAY([.A618]));&quot;MMM&quot;))">
            <text:p/>
          </table:table-cell>
          <table:table-cell table:style-name="ce62" table:formula="of:=IF([.D618]=&quot;&quot;;&quot;&quot;;TEXT(DATE(YEAR([.D618]);MONTH([.D618]);DAY([.D618]));&quot;MMM&quot;))">
            <text:p/>
          </table:table-cell>
          <table:table-cell table:style-name="ce62" table:formula="of:=IF([.G618]=&quot;&quot;;&quot;&quot;;TEXT(DATE(YEAR([.G618]);MONTH([.G618]);DAY([.G618]));&quot;MMM&quot;))">
            <text:p/>
          </table:table-cell>
          <table:table-cell table:style-name="ce70" table:formula="of:=IF([.D618]=&quot;&quot;;&quot;&quot;;TEXT(DATE(YEAR([.D618]);MONTH([.D618]);DAY([.D61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19]=&quot;&quot;;&quot;&quot;;VLOOKUP([.K619];[Contas.$A$1:.$C$54];2;0))">
            <text:p><text:s text:c="2"/></text:p>
          </table:table-cell>
          <table:table-cell table:style-name="ce15" table:formula="of:=IF([.K619]=&quot;&quot;;&quot;&quot;;VLOOKUP([.K619];[Contas.$A$1:.$C$54];3;0))">
            <text:p><text:s text:c="2"/></text:p>
          </table:table-cell>
          <table:table-cell table:style-name="ce16" table:formula="of:=IF([.G619]&lt;&gt;&quot;&quot;;&quot;Pago&quot;;IF(AND([.G619]=&quot;&quot;;[.E619]&lt;&gt;&quot;&quot;;[.F619]&lt;&gt;&quot;&quot;;TODAY()&gt;=[.D619]);&quot;Vencido&quot;;IF(AND([.E619]=&quot;&quot;;[.F619]=&quot;&quot;;[.G619]=&quot;&quot;;[.H619]=&quot;&quot;);&quot;&quot;;&quot;A Vencer&quot;)))">
            <text:p><text:s text:c="2"/></text:p>
          </table:table-cell>
          <table:table-cell table:style-name="ce41" table:formula="of:=IF([.H619]=&quot;&quot;;&quot;&quot;;[.H619]-[.C619])">
            <text:p/>
          </table:table-cell>
          <table:table-cell table:style-name="ce62" table:formula="of:=IF([.A619]=&quot;&quot;;&quot;&quot;;TEXT(DATE(YEAR([.A619]);MONTH([.A619]);DAY([.A619]));&quot;AAAA&quot;))">
            <text:p/>
          </table:table-cell>
          <table:table-cell table:style-name="ce62" table:formula="of:=IF([.D619]=&quot;&quot;;&quot;&quot;;TEXT(DATE(YEAR([.D619]);MONTH([.D619]);DAY([.D619]));&quot;AAAA&quot;))">
            <text:p/>
          </table:table-cell>
          <table:table-cell table:style-name="ce62" table:formula="of:=IF([.G619]=&quot;&quot;;&quot;&quot;;TEXT(DATE(YEAR([.G619]);MONTH([.G619]);DAY([.G619]));&quot;AAAA&quot;))">
            <text:p/>
          </table:table-cell>
          <table:table-cell table:style-name="ce62" table:formula="of:=IF([.A619]=&quot;&quot;;&quot;&quot;;TEXT(DATE(YEAR([.A619]);MONTH([.A619]);DAY([.A619]));&quot;MMM&quot;))">
            <text:p/>
          </table:table-cell>
          <table:table-cell table:style-name="ce62" table:formula="of:=IF([.D619]=&quot;&quot;;&quot;&quot;;TEXT(DATE(YEAR([.D619]);MONTH([.D619]);DAY([.D619]));&quot;MMM&quot;))">
            <text:p/>
          </table:table-cell>
          <table:table-cell table:style-name="ce62" table:formula="of:=IF([.G619]=&quot;&quot;;&quot;&quot;;TEXT(DATE(YEAR([.G619]);MONTH([.G619]);DAY([.G619]));&quot;MMM&quot;))">
            <text:p/>
          </table:table-cell>
          <table:table-cell table:style-name="ce70" table:formula="of:=IF([.D619]=&quot;&quot;;&quot;&quot;;TEXT(DATE(YEAR([.D619]);MONTH([.D619]);DAY([.D61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0]=&quot;&quot;;&quot;&quot;;VLOOKUP([.K620];[Contas.$A$1:.$C$54];2;0))">
            <text:p><text:s text:c="2"/></text:p>
          </table:table-cell>
          <table:table-cell table:style-name="ce15" table:formula="of:=IF([.K620]=&quot;&quot;;&quot;&quot;;VLOOKUP([.K620];[Contas.$A$1:.$C$54];3;0))">
            <text:p><text:s text:c="2"/></text:p>
          </table:table-cell>
          <table:table-cell table:style-name="ce16" table:formula="of:=IF([.G620]&lt;&gt;&quot;&quot;;&quot;Pago&quot;;IF(AND([.G620]=&quot;&quot;;[.E620]&lt;&gt;&quot;&quot;;[.F620]&lt;&gt;&quot;&quot;;TODAY()&gt;=[.D620]);&quot;Vencido&quot;;IF(AND([.E620]=&quot;&quot;;[.F620]=&quot;&quot;;[.G620]=&quot;&quot;;[.H620]=&quot;&quot;);&quot;&quot;;&quot;A Vencer&quot;)))">
            <text:p><text:s text:c="2"/></text:p>
          </table:table-cell>
          <table:table-cell table:style-name="ce41" table:formula="of:=IF([.H620]=&quot;&quot;;&quot;&quot;;[.H620]-[.C620])">
            <text:p/>
          </table:table-cell>
          <table:table-cell table:style-name="ce62" table:formula="of:=IF([.A620]=&quot;&quot;;&quot;&quot;;TEXT(DATE(YEAR([.A620]);MONTH([.A620]);DAY([.A620]));&quot;AAAA&quot;))">
            <text:p/>
          </table:table-cell>
          <table:table-cell table:style-name="ce62" table:formula="of:=IF([.D620]=&quot;&quot;;&quot;&quot;;TEXT(DATE(YEAR([.D620]);MONTH([.D620]);DAY([.D620]));&quot;AAAA&quot;))">
            <text:p/>
          </table:table-cell>
          <table:table-cell table:style-name="ce62" table:formula="of:=IF([.G620]=&quot;&quot;;&quot;&quot;;TEXT(DATE(YEAR([.G620]);MONTH([.G620]);DAY([.G620]));&quot;AAAA&quot;))">
            <text:p/>
          </table:table-cell>
          <table:table-cell table:style-name="ce62" table:formula="of:=IF([.A620]=&quot;&quot;;&quot;&quot;;TEXT(DATE(YEAR([.A620]);MONTH([.A620]);DAY([.A620]));&quot;MMM&quot;))">
            <text:p/>
          </table:table-cell>
          <table:table-cell table:style-name="ce62" table:formula="of:=IF([.D620]=&quot;&quot;;&quot;&quot;;TEXT(DATE(YEAR([.D620]);MONTH([.D620]);DAY([.D620]));&quot;MMM&quot;))">
            <text:p/>
          </table:table-cell>
          <table:table-cell table:style-name="ce62" table:formula="of:=IF([.G620]=&quot;&quot;;&quot;&quot;;TEXT(DATE(YEAR([.G620]);MONTH([.G620]);DAY([.G620]));&quot;MMM&quot;))">
            <text:p/>
          </table:table-cell>
          <table:table-cell table:style-name="ce70" table:formula="of:=IF([.D620]=&quot;&quot;;&quot;&quot;;TEXT(DATE(YEAR([.D620]);MONTH([.D620]);DAY([.D62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1]=&quot;&quot;;&quot;&quot;;VLOOKUP([.K621];[Contas.$A$1:.$C$54];2;0))">
            <text:p><text:s text:c="2"/></text:p>
          </table:table-cell>
          <table:table-cell table:style-name="ce15" table:formula="of:=IF([.K621]=&quot;&quot;;&quot;&quot;;VLOOKUP([.K621];[Contas.$A$1:.$C$54];3;0))">
            <text:p><text:s text:c="2"/></text:p>
          </table:table-cell>
          <table:table-cell table:style-name="ce16" table:formula="of:=IF([.G621]&lt;&gt;&quot;&quot;;&quot;Pago&quot;;IF(AND([.G621]=&quot;&quot;;[.E621]&lt;&gt;&quot;&quot;;[.F621]&lt;&gt;&quot;&quot;;TODAY()&gt;=[.D621]);&quot;Vencido&quot;;IF(AND([.E621]=&quot;&quot;;[.F621]=&quot;&quot;;[.G621]=&quot;&quot;;[.H621]=&quot;&quot;);&quot;&quot;;&quot;A Vencer&quot;)))">
            <text:p><text:s text:c="2"/></text:p>
          </table:table-cell>
          <table:table-cell table:style-name="ce41" table:formula="of:=IF([.H621]=&quot;&quot;;&quot;&quot;;[.H621]-[.C621])">
            <text:p/>
          </table:table-cell>
          <table:table-cell table:style-name="ce62" table:formula="of:=IF([.A621]=&quot;&quot;;&quot;&quot;;TEXT(DATE(YEAR([.A621]);MONTH([.A621]);DAY([.A621]));&quot;AAAA&quot;))">
            <text:p/>
          </table:table-cell>
          <table:table-cell table:style-name="ce62" table:formula="of:=IF([.D621]=&quot;&quot;;&quot;&quot;;TEXT(DATE(YEAR([.D621]);MONTH([.D621]);DAY([.D621]));&quot;AAAA&quot;))">
            <text:p/>
          </table:table-cell>
          <table:table-cell table:style-name="ce62" table:formula="of:=IF([.G621]=&quot;&quot;;&quot;&quot;;TEXT(DATE(YEAR([.G621]);MONTH([.G621]);DAY([.G621]));&quot;AAAA&quot;))">
            <text:p/>
          </table:table-cell>
          <table:table-cell table:style-name="ce62" table:formula="of:=IF([.A621]=&quot;&quot;;&quot;&quot;;TEXT(DATE(YEAR([.A621]);MONTH([.A621]);DAY([.A621]));&quot;MMM&quot;))">
            <text:p/>
          </table:table-cell>
          <table:table-cell table:style-name="ce62" table:formula="of:=IF([.D621]=&quot;&quot;;&quot;&quot;;TEXT(DATE(YEAR([.D621]);MONTH([.D621]);DAY([.D621]));&quot;MMM&quot;))">
            <text:p/>
          </table:table-cell>
          <table:table-cell table:style-name="ce62" table:formula="of:=IF([.G621]=&quot;&quot;;&quot;&quot;;TEXT(DATE(YEAR([.G621]);MONTH([.G621]);DAY([.G621]));&quot;MMM&quot;))">
            <text:p/>
          </table:table-cell>
          <table:table-cell table:style-name="ce70" table:formula="of:=IF([.D621]=&quot;&quot;;&quot;&quot;;TEXT(DATE(YEAR([.D621]);MONTH([.D621]);DAY([.D62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2]=&quot;&quot;;&quot;&quot;;VLOOKUP([.K622];[Contas.$A$1:.$C$54];2;0))">
            <text:p><text:s text:c="2"/></text:p>
          </table:table-cell>
          <table:table-cell table:style-name="ce15" table:formula="of:=IF([.K622]=&quot;&quot;;&quot;&quot;;VLOOKUP([.K622];[Contas.$A$1:.$C$54];3;0))">
            <text:p><text:s text:c="2"/></text:p>
          </table:table-cell>
          <table:table-cell table:style-name="ce16" table:formula="of:=IF([.G622]&lt;&gt;&quot;&quot;;&quot;Pago&quot;;IF(AND([.G622]=&quot;&quot;;[.E622]&lt;&gt;&quot;&quot;;[.F622]&lt;&gt;&quot;&quot;;TODAY()&gt;=[.D622]);&quot;Vencido&quot;;IF(AND([.E622]=&quot;&quot;;[.F622]=&quot;&quot;;[.G622]=&quot;&quot;;[.H622]=&quot;&quot;);&quot;&quot;;&quot;A Vencer&quot;)))">
            <text:p><text:s text:c="2"/></text:p>
          </table:table-cell>
          <table:table-cell table:style-name="ce41" table:formula="of:=IF([.H622]=&quot;&quot;;&quot;&quot;;[.H622]-[.C622])">
            <text:p/>
          </table:table-cell>
          <table:table-cell table:style-name="ce62" table:formula="of:=IF([.A622]=&quot;&quot;;&quot;&quot;;TEXT(DATE(YEAR([.A622]);MONTH([.A622]);DAY([.A622]));&quot;AAAA&quot;))">
            <text:p/>
          </table:table-cell>
          <table:table-cell table:style-name="ce62" table:formula="of:=IF([.D622]=&quot;&quot;;&quot;&quot;;TEXT(DATE(YEAR([.D622]);MONTH([.D622]);DAY([.D622]));&quot;AAAA&quot;))">
            <text:p/>
          </table:table-cell>
          <table:table-cell table:style-name="ce62" table:formula="of:=IF([.G622]=&quot;&quot;;&quot;&quot;;TEXT(DATE(YEAR([.G622]);MONTH([.G622]);DAY([.G622]));&quot;AAAA&quot;))">
            <text:p/>
          </table:table-cell>
          <table:table-cell table:style-name="ce62" table:formula="of:=IF([.A622]=&quot;&quot;;&quot;&quot;;TEXT(DATE(YEAR([.A622]);MONTH([.A622]);DAY([.A622]));&quot;MMM&quot;))">
            <text:p/>
          </table:table-cell>
          <table:table-cell table:style-name="ce62" table:formula="of:=IF([.D622]=&quot;&quot;;&quot;&quot;;TEXT(DATE(YEAR([.D622]);MONTH([.D622]);DAY([.D622]));&quot;MMM&quot;))">
            <text:p/>
          </table:table-cell>
          <table:table-cell table:style-name="ce62" table:formula="of:=IF([.G622]=&quot;&quot;;&quot;&quot;;TEXT(DATE(YEAR([.G622]);MONTH([.G622]);DAY([.G622]));&quot;MMM&quot;))">
            <text:p/>
          </table:table-cell>
          <table:table-cell table:style-name="ce70" table:formula="of:=IF([.D622]=&quot;&quot;;&quot;&quot;;TEXT(DATE(YEAR([.D622]);MONTH([.D622]);DAY([.D62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3]=&quot;&quot;;&quot;&quot;;VLOOKUP([.K623];[Contas.$A$1:.$C$54];2;0))">
            <text:p><text:s text:c="2"/></text:p>
          </table:table-cell>
          <table:table-cell table:style-name="ce15" table:formula="of:=IF([.K623]=&quot;&quot;;&quot;&quot;;VLOOKUP([.K623];[Contas.$A$1:.$C$54];3;0))">
            <text:p><text:s text:c="2"/></text:p>
          </table:table-cell>
          <table:table-cell table:style-name="ce16" table:formula="of:=IF([.G623]&lt;&gt;&quot;&quot;;&quot;Pago&quot;;IF(AND([.G623]=&quot;&quot;;[.E623]&lt;&gt;&quot;&quot;;[.F623]&lt;&gt;&quot;&quot;;TODAY()&gt;=[.D623]);&quot;Vencido&quot;;IF(AND([.E623]=&quot;&quot;;[.F623]=&quot;&quot;;[.G623]=&quot;&quot;;[.H623]=&quot;&quot;);&quot;&quot;;&quot;A Vencer&quot;)))">
            <text:p><text:s text:c="2"/></text:p>
          </table:table-cell>
          <table:table-cell table:style-name="ce41" table:formula="of:=IF([.H623]=&quot;&quot;;&quot;&quot;;[.H623]-[.C623])">
            <text:p/>
          </table:table-cell>
          <table:table-cell table:style-name="ce62" table:formula="of:=IF([.A623]=&quot;&quot;;&quot;&quot;;TEXT(DATE(YEAR([.A623]);MONTH([.A623]);DAY([.A623]));&quot;AAAA&quot;))">
            <text:p/>
          </table:table-cell>
          <table:table-cell table:style-name="ce62" table:formula="of:=IF([.D623]=&quot;&quot;;&quot;&quot;;TEXT(DATE(YEAR([.D623]);MONTH([.D623]);DAY([.D623]));&quot;AAAA&quot;))">
            <text:p/>
          </table:table-cell>
          <table:table-cell table:style-name="ce62" table:formula="of:=IF([.G623]=&quot;&quot;;&quot;&quot;;TEXT(DATE(YEAR([.G623]);MONTH([.G623]);DAY([.G623]));&quot;AAAA&quot;))">
            <text:p/>
          </table:table-cell>
          <table:table-cell table:style-name="ce62" table:formula="of:=IF([.A623]=&quot;&quot;;&quot;&quot;;TEXT(DATE(YEAR([.A623]);MONTH([.A623]);DAY([.A623]));&quot;MMM&quot;))">
            <text:p/>
          </table:table-cell>
          <table:table-cell table:style-name="ce62" table:formula="of:=IF([.D623]=&quot;&quot;;&quot;&quot;;TEXT(DATE(YEAR([.D623]);MONTH([.D623]);DAY([.D623]));&quot;MMM&quot;))">
            <text:p/>
          </table:table-cell>
          <table:table-cell table:style-name="ce62" table:formula="of:=IF([.G623]=&quot;&quot;;&quot;&quot;;TEXT(DATE(YEAR([.G623]);MONTH([.G623]);DAY([.G623]));&quot;MMM&quot;))">
            <text:p/>
          </table:table-cell>
          <table:table-cell table:style-name="ce70" table:formula="of:=IF([.D623]=&quot;&quot;;&quot;&quot;;TEXT(DATE(YEAR([.D623]);MONTH([.D623]);DAY([.D62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4]=&quot;&quot;;&quot;&quot;;VLOOKUP([.K624];[Contas.$A$1:.$C$54];2;0))">
            <text:p><text:s text:c="2"/></text:p>
          </table:table-cell>
          <table:table-cell table:style-name="ce15" table:formula="of:=IF([.K624]=&quot;&quot;;&quot;&quot;;VLOOKUP([.K624];[Contas.$A$1:.$C$54];3;0))">
            <text:p><text:s text:c="2"/></text:p>
          </table:table-cell>
          <table:table-cell table:style-name="ce16" table:formula="of:=IF([.G624]&lt;&gt;&quot;&quot;;&quot;Pago&quot;;IF(AND([.G624]=&quot;&quot;;[.E624]&lt;&gt;&quot;&quot;;[.F624]&lt;&gt;&quot;&quot;;TODAY()&gt;=[.D624]);&quot;Vencido&quot;;IF(AND([.E624]=&quot;&quot;;[.F624]=&quot;&quot;;[.G624]=&quot;&quot;;[.H624]=&quot;&quot;);&quot;&quot;;&quot;A Vencer&quot;)))">
            <text:p><text:s text:c="2"/></text:p>
          </table:table-cell>
          <table:table-cell table:style-name="ce41" table:formula="of:=IF([.H624]=&quot;&quot;;&quot;&quot;;[.H624]-[.C624])">
            <text:p/>
          </table:table-cell>
          <table:table-cell table:style-name="ce62" table:formula="of:=IF([.A624]=&quot;&quot;;&quot;&quot;;TEXT(DATE(YEAR([.A624]);MONTH([.A624]);DAY([.A624]));&quot;AAAA&quot;))">
            <text:p/>
          </table:table-cell>
          <table:table-cell table:style-name="ce62" table:formula="of:=IF([.D624]=&quot;&quot;;&quot;&quot;;TEXT(DATE(YEAR([.D624]);MONTH([.D624]);DAY([.D624]));&quot;AAAA&quot;))">
            <text:p/>
          </table:table-cell>
          <table:table-cell table:style-name="ce62" table:formula="of:=IF([.G624]=&quot;&quot;;&quot;&quot;;TEXT(DATE(YEAR([.G624]);MONTH([.G624]);DAY([.G624]));&quot;AAAA&quot;))">
            <text:p/>
          </table:table-cell>
          <table:table-cell table:style-name="ce62" table:formula="of:=IF([.A624]=&quot;&quot;;&quot;&quot;;TEXT(DATE(YEAR([.A624]);MONTH([.A624]);DAY([.A624]));&quot;MMM&quot;))">
            <text:p/>
          </table:table-cell>
          <table:table-cell table:style-name="ce62" table:formula="of:=IF([.D624]=&quot;&quot;;&quot;&quot;;TEXT(DATE(YEAR([.D624]);MONTH([.D624]);DAY([.D624]));&quot;MMM&quot;))">
            <text:p/>
          </table:table-cell>
          <table:table-cell table:style-name="ce62" table:formula="of:=IF([.G624]=&quot;&quot;;&quot;&quot;;TEXT(DATE(YEAR([.G624]);MONTH([.G624]);DAY([.G624]));&quot;MMM&quot;))">
            <text:p/>
          </table:table-cell>
          <table:table-cell table:style-name="ce70" table:formula="of:=IF([.D624]=&quot;&quot;;&quot;&quot;;TEXT(DATE(YEAR([.D624]);MONTH([.D624]);DAY([.D62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5]=&quot;&quot;;&quot;&quot;;VLOOKUP([.K625];[Contas.$A$1:.$C$54];2;0))">
            <text:p><text:s text:c="2"/></text:p>
          </table:table-cell>
          <table:table-cell table:style-name="ce15" table:formula="of:=IF([.K625]=&quot;&quot;;&quot;&quot;;VLOOKUP([.K625];[Contas.$A$1:.$C$54];3;0))">
            <text:p><text:s text:c="2"/></text:p>
          </table:table-cell>
          <table:table-cell table:style-name="ce16" table:formula="of:=IF([.G625]&lt;&gt;&quot;&quot;;&quot;Pago&quot;;IF(AND([.G625]=&quot;&quot;;[.E625]&lt;&gt;&quot;&quot;;[.F625]&lt;&gt;&quot;&quot;;TODAY()&gt;=[.D625]);&quot;Vencido&quot;;IF(AND([.E625]=&quot;&quot;;[.F625]=&quot;&quot;;[.G625]=&quot;&quot;;[.H625]=&quot;&quot;);&quot;&quot;;&quot;A Vencer&quot;)))">
            <text:p><text:s text:c="2"/></text:p>
          </table:table-cell>
          <table:table-cell table:style-name="ce41" table:formula="of:=IF([.H625]=&quot;&quot;;&quot;&quot;;[.H625]-[.C625])">
            <text:p/>
          </table:table-cell>
          <table:table-cell table:style-name="ce62" table:formula="of:=IF([.A625]=&quot;&quot;;&quot;&quot;;TEXT(DATE(YEAR([.A625]);MONTH([.A625]);DAY([.A625]));&quot;AAAA&quot;))">
            <text:p/>
          </table:table-cell>
          <table:table-cell table:style-name="ce62" table:formula="of:=IF([.D625]=&quot;&quot;;&quot;&quot;;TEXT(DATE(YEAR([.D625]);MONTH([.D625]);DAY([.D625]));&quot;AAAA&quot;))">
            <text:p/>
          </table:table-cell>
          <table:table-cell table:style-name="ce62" table:formula="of:=IF([.G625]=&quot;&quot;;&quot;&quot;;TEXT(DATE(YEAR([.G625]);MONTH([.G625]);DAY([.G625]));&quot;AAAA&quot;))">
            <text:p/>
          </table:table-cell>
          <table:table-cell table:style-name="ce62" table:formula="of:=IF([.A625]=&quot;&quot;;&quot;&quot;;TEXT(DATE(YEAR([.A625]);MONTH([.A625]);DAY([.A625]));&quot;MMM&quot;))">
            <text:p/>
          </table:table-cell>
          <table:table-cell table:style-name="ce62" table:formula="of:=IF([.D625]=&quot;&quot;;&quot;&quot;;TEXT(DATE(YEAR([.D625]);MONTH([.D625]);DAY([.D625]));&quot;MMM&quot;))">
            <text:p/>
          </table:table-cell>
          <table:table-cell table:style-name="ce62" table:formula="of:=IF([.G625]=&quot;&quot;;&quot;&quot;;TEXT(DATE(YEAR([.G625]);MONTH([.G625]);DAY([.G625]));&quot;MMM&quot;))">
            <text:p/>
          </table:table-cell>
          <table:table-cell table:style-name="ce70" table:formula="of:=IF([.D625]=&quot;&quot;;&quot;&quot;;TEXT(DATE(YEAR([.D625]);MONTH([.D625]);DAY([.D62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6]=&quot;&quot;;&quot;&quot;;VLOOKUP([.K626];[Contas.$A$1:.$C$54];2;0))">
            <text:p><text:s text:c="2"/></text:p>
          </table:table-cell>
          <table:table-cell table:style-name="ce15" table:formula="of:=IF([.K626]=&quot;&quot;;&quot;&quot;;VLOOKUP([.K626];[Contas.$A$1:.$C$54];3;0))">
            <text:p><text:s text:c="2"/></text:p>
          </table:table-cell>
          <table:table-cell table:style-name="ce16" table:formula="of:=IF([.G626]&lt;&gt;&quot;&quot;;&quot;Pago&quot;;IF(AND([.G626]=&quot;&quot;;[.E626]&lt;&gt;&quot;&quot;;[.F626]&lt;&gt;&quot;&quot;;TODAY()&gt;=[.D626]);&quot;Vencido&quot;;IF(AND([.E626]=&quot;&quot;;[.F626]=&quot;&quot;;[.G626]=&quot;&quot;;[.H626]=&quot;&quot;);&quot;&quot;;&quot;A Vencer&quot;)))">
            <text:p><text:s text:c="2"/></text:p>
          </table:table-cell>
          <table:table-cell table:style-name="ce41" table:formula="of:=IF([.H626]=&quot;&quot;;&quot;&quot;;[.H626]-[.C626])">
            <text:p/>
          </table:table-cell>
          <table:table-cell table:style-name="ce62" table:formula="of:=IF([.A626]=&quot;&quot;;&quot;&quot;;TEXT(DATE(YEAR([.A626]);MONTH([.A626]);DAY([.A626]));&quot;AAAA&quot;))">
            <text:p/>
          </table:table-cell>
          <table:table-cell table:style-name="ce62" table:formula="of:=IF([.D626]=&quot;&quot;;&quot;&quot;;TEXT(DATE(YEAR([.D626]);MONTH([.D626]);DAY([.D626]));&quot;AAAA&quot;))">
            <text:p/>
          </table:table-cell>
          <table:table-cell table:style-name="ce62" table:formula="of:=IF([.G626]=&quot;&quot;;&quot;&quot;;TEXT(DATE(YEAR([.G626]);MONTH([.G626]);DAY([.G626]));&quot;AAAA&quot;))">
            <text:p/>
          </table:table-cell>
          <table:table-cell table:style-name="ce62" table:formula="of:=IF([.A626]=&quot;&quot;;&quot;&quot;;TEXT(DATE(YEAR([.A626]);MONTH([.A626]);DAY([.A626]));&quot;MMM&quot;))">
            <text:p/>
          </table:table-cell>
          <table:table-cell table:style-name="ce62" table:formula="of:=IF([.D626]=&quot;&quot;;&quot;&quot;;TEXT(DATE(YEAR([.D626]);MONTH([.D626]);DAY([.D626]));&quot;MMM&quot;))">
            <text:p/>
          </table:table-cell>
          <table:table-cell table:style-name="ce62" table:formula="of:=IF([.G626]=&quot;&quot;;&quot;&quot;;TEXT(DATE(YEAR([.G626]);MONTH([.G626]);DAY([.G626]));&quot;MMM&quot;))">
            <text:p/>
          </table:table-cell>
          <table:table-cell table:style-name="ce70" table:formula="of:=IF([.D626]=&quot;&quot;;&quot;&quot;;TEXT(DATE(YEAR([.D626]);MONTH([.D626]);DAY([.D62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7]=&quot;&quot;;&quot;&quot;;VLOOKUP([.K627];[Contas.$A$1:.$C$54];2;0))">
            <text:p><text:s text:c="2"/></text:p>
          </table:table-cell>
          <table:table-cell table:style-name="ce15" table:formula="of:=IF([.K627]=&quot;&quot;;&quot;&quot;;VLOOKUP([.K627];[Contas.$A$1:.$C$54];3;0))">
            <text:p><text:s text:c="2"/></text:p>
          </table:table-cell>
          <table:table-cell table:style-name="ce16" table:formula="of:=IF([.G627]&lt;&gt;&quot;&quot;;&quot;Pago&quot;;IF(AND([.G627]=&quot;&quot;;[.E627]&lt;&gt;&quot;&quot;;[.F627]&lt;&gt;&quot;&quot;;TODAY()&gt;=[.D627]);&quot;Vencido&quot;;IF(AND([.E627]=&quot;&quot;;[.F627]=&quot;&quot;;[.G627]=&quot;&quot;;[.H627]=&quot;&quot;);&quot;&quot;;&quot;A Vencer&quot;)))">
            <text:p><text:s text:c="2"/></text:p>
          </table:table-cell>
          <table:table-cell table:style-name="ce41" table:formula="of:=IF([.H627]=&quot;&quot;;&quot;&quot;;[.H627]-[.C627])">
            <text:p/>
          </table:table-cell>
          <table:table-cell table:style-name="ce62" table:formula="of:=IF([.A627]=&quot;&quot;;&quot;&quot;;TEXT(DATE(YEAR([.A627]);MONTH([.A627]);DAY([.A627]));&quot;AAAA&quot;))">
            <text:p/>
          </table:table-cell>
          <table:table-cell table:style-name="ce62" table:formula="of:=IF([.D627]=&quot;&quot;;&quot;&quot;;TEXT(DATE(YEAR([.D627]);MONTH([.D627]);DAY([.D627]));&quot;AAAA&quot;))">
            <text:p/>
          </table:table-cell>
          <table:table-cell table:style-name="ce62" table:formula="of:=IF([.G627]=&quot;&quot;;&quot;&quot;;TEXT(DATE(YEAR([.G627]);MONTH([.G627]);DAY([.G627]));&quot;AAAA&quot;))">
            <text:p/>
          </table:table-cell>
          <table:table-cell table:style-name="ce62" table:formula="of:=IF([.A627]=&quot;&quot;;&quot;&quot;;TEXT(DATE(YEAR([.A627]);MONTH([.A627]);DAY([.A627]));&quot;MMM&quot;))">
            <text:p/>
          </table:table-cell>
          <table:table-cell table:style-name="ce62" table:formula="of:=IF([.D627]=&quot;&quot;;&quot;&quot;;TEXT(DATE(YEAR([.D627]);MONTH([.D627]);DAY([.D627]));&quot;MMM&quot;))">
            <text:p/>
          </table:table-cell>
          <table:table-cell table:style-name="ce62" table:formula="of:=IF([.G627]=&quot;&quot;;&quot;&quot;;TEXT(DATE(YEAR([.G627]);MONTH([.G627]);DAY([.G627]));&quot;MMM&quot;))">
            <text:p/>
          </table:table-cell>
          <table:table-cell table:style-name="ce70" table:formula="of:=IF([.D627]=&quot;&quot;;&quot;&quot;;TEXT(DATE(YEAR([.D627]);MONTH([.D627]);DAY([.D62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8]=&quot;&quot;;&quot;&quot;;VLOOKUP([.K628];[Contas.$A$1:.$C$54];2;0))">
            <text:p><text:s text:c="2"/></text:p>
          </table:table-cell>
          <table:table-cell table:style-name="ce15" table:formula="of:=IF([.K628]=&quot;&quot;;&quot;&quot;;VLOOKUP([.K628];[Contas.$A$1:.$C$54];3;0))">
            <text:p><text:s text:c="2"/></text:p>
          </table:table-cell>
          <table:table-cell table:style-name="ce16" table:formula="of:=IF([.G628]&lt;&gt;&quot;&quot;;&quot;Pago&quot;;IF(AND([.G628]=&quot;&quot;;[.E628]&lt;&gt;&quot;&quot;;[.F628]&lt;&gt;&quot;&quot;;TODAY()&gt;=[.D628]);&quot;Vencido&quot;;IF(AND([.E628]=&quot;&quot;;[.F628]=&quot;&quot;;[.G628]=&quot;&quot;;[.H628]=&quot;&quot;);&quot;&quot;;&quot;A Vencer&quot;)))">
            <text:p><text:s text:c="2"/></text:p>
          </table:table-cell>
          <table:table-cell table:style-name="ce41" table:formula="of:=IF([.H628]=&quot;&quot;;&quot;&quot;;[.H628]-[.C628])">
            <text:p/>
          </table:table-cell>
          <table:table-cell table:style-name="ce62" table:formula="of:=IF([.A628]=&quot;&quot;;&quot;&quot;;TEXT(DATE(YEAR([.A628]);MONTH([.A628]);DAY([.A628]));&quot;AAAA&quot;))">
            <text:p/>
          </table:table-cell>
          <table:table-cell table:style-name="ce62" table:formula="of:=IF([.D628]=&quot;&quot;;&quot;&quot;;TEXT(DATE(YEAR([.D628]);MONTH([.D628]);DAY([.D628]));&quot;AAAA&quot;))">
            <text:p/>
          </table:table-cell>
          <table:table-cell table:style-name="ce62" table:formula="of:=IF([.G628]=&quot;&quot;;&quot;&quot;;TEXT(DATE(YEAR([.G628]);MONTH([.G628]);DAY([.G628]));&quot;AAAA&quot;))">
            <text:p/>
          </table:table-cell>
          <table:table-cell table:style-name="ce62" table:formula="of:=IF([.A628]=&quot;&quot;;&quot;&quot;;TEXT(DATE(YEAR([.A628]);MONTH([.A628]);DAY([.A628]));&quot;MMM&quot;))">
            <text:p/>
          </table:table-cell>
          <table:table-cell table:style-name="ce62" table:formula="of:=IF([.D628]=&quot;&quot;;&quot;&quot;;TEXT(DATE(YEAR([.D628]);MONTH([.D628]);DAY([.D628]));&quot;MMM&quot;))">
            <text:p/>
          </table:table-cell>
          <table:table-cell table:style-name="ce62" table:formula="of:=IF([.G628]=&quot;&quot;;&quot;&quot;;TEXT(DATE(YEAR([.G628]);MONTH([.G628]);DAY([.G628]));&quot;MMM&quot;))">
            <text:p/>
          </table:table-cell>
          <table:table-cell table:style-name="ce70" table:formula="of:=IF([.D628]=&quot;&quot;;&quot;&quot;;TEXT(DATE(YEAR([.D628]);MONTH([.D628]);DAY([.D62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29]=&quot;&quot;;&quot;&quot;;VLOOKUP([.K629];[Contas.$A$1:.$C$54];2;0))">
            <text:p><text:s text:c="2"/></text:p>
          </table:table-cell>
          <table:table-cell table:style-name="ce15" table:formula="of:=IF([.K629]=&quot;&quot;;&quot;&quot;;VLOOKUP([.K629];[Contas.$A$1:.$C$54];3;0))">
            <text:p><text:s text:c="2"/></text:p>
          </table:table-cell>
          <table:table-cell table:style-name="ce16" table:formula="of:=IF([.G629]&lt;&gt;&quot;&quot;;&quot;Pago&quot;;IF(AND([.G629]=&quot;&quot;;[.E629]&lt;&gt;&quot;&quot;;[.F629]&lt;&gt;&quot;&quot;;TODAY()&gt;=[.D629]);&quot;Vencido&quot;;IF(AND([.E629]=&quot;&quot;;[.F629]=&quot;&quot;;[.G629]=&quot;&quot;;[.H629]=&quot;&quot;);&quot;&quot;;&quot;A Vencer&quot;)))">
            <text:p><text:s text:c="2"/></text:p>
          </table:table-cell>
          <table:table-cell table:style-name="ce41" table:formula="of:=IF([.H629]=&quot;&quot;;&quot;&quot;;[.H629]-[.C629])">
            <text:p/>
          </table:table-cell>
          <table:table-cell table:style-name="ce62" table:formula="of:=IF([.A629]=&quot;&quot;;&quot;&quot;;TEXT(DATE(YEAR([.A629]);MONTH([.A629]);DAY([.A629]));&quot;AAAA&quot;))">
            <text:p/>
          </table:table-cell>
          <table:table-cell table:style-name="ce62" table:formula="of:=IF([.D629]=&quot;&quot;;&quot;&quot;;TEXT(DATE(YEAR([.D629]);MONTH([.D629]);DAY([.D629]));&quot;AAAA&quot;))">
            <text:p/>
          </table:table-cell>
          <table:table-cell table:style-name="ce62" table:formula="of:=IF([.G629]=&quot;&quot;;&quot;&quot;;TEXT(DATE(YEAR([.G629]);MONTH([.G629]);DAY([.G629]));&quot;AAAA&quot;))">
            <text:p/>
          </table:table-cell>
          <table:table-cell table:style-name="ce62" table:formula="of:=IF([.A629]=&quot;&quot;;&quot;&quot;;TEXT(DATE(YEAR([.A629]);MONTH([.A629]);DAY([.A629]));&quot;MMM&quot;))">
            <text:p/>
          </table:table-cell>
          <table:table-cell table:style-name="ce62" table:formula="of:=IF([.D629]=&quot;&quot;;&quot;&quot;;TEXT(DATE(YEAR([.D629]);MONTH([.D629]);DAY([.D629]));&quot;MMM&quot;))">
            <text:p/>
          </table:table-cell>
          <table:table-cell table:style-name="ce62" table:formula="of:=IF([.G629]=&quot;&quot;;&quot;&quot;;TEXT(DATE(YEAR([.G629]);MONTH([.G629]);DAY([.G629]));&quot;MMM&quot;))">
            <text:p/>
          </table:table-cell>
          <table:table-cell table:style-name="ce70" table:formula="of:=IF([.D629]=&quot;&quot;;&quot;&quot;;TEXT(DATE(YEAR([.D629]);MONTH([.D629]);DAY([.D62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0]=&quot;&quot;;&quot;&quot;;VLOOKUP([.K630];[Contas.$A$1:.$C$54];2;0))">
            <text:p><text:s text:c="2"/></text:p>
          </table:table-cell>
          <table:table-cell table:style-name="ce15" table:formula="of:=IF([.K630]=&quot;&quot;;&quot;&quot;;VLOOKUP([.K630];[Contas.$A$1:.$C$54];3;0))">
            <text:p><text:s text:c="2"/></text:p>
          </table:table-cell>
          <table:table-cell table:style-name="ce16" table:formula="of:=IF([.G630]&lt;&gt;&quot;&quot;;&quot;Pago&quot;;IF(AND([.G630]=&quot;&quot;;[.E630]&lt;&gt;&quot;&quot;;[.F630]&lt;&gt;&quot;&quot;;TODAY()&gt;=[.D630]);&quot;Vencido&quot;;IF(AND([.E630]=&quot;&quot;;[.F630]=&quot;&quot;;[.G630]=&quot;&quot;;[.H630]=&quot;&quot;);&quot;&quot;;&quot;A Vencer&quot;)))">
            <text:p><text:s text:c="2"/></text:p>
          </table:table-cell>
          <table:table-cell table:style-name="ce41" table:formula="of:=IF([.H630]=&quot;&quot;;&quot;&quot;;[.H630]-[.C630])">
            <text:p/>
          </table:table-cell>
          <table:table-cell table:style-name="ce62" table:formula="of:=IF([.A630]=&quot;&quot;;&quot;&quot;;TEXT(DATE(YEAR([.A630]);MONTH([.A630]);DAY([.A630]));&quot;AAAA&quot;))">
            <text:p/>
          </table:table-cell>
          <table:table-cell table:style-name="ce62" table:formula="of:=IF([.D630]=&quot;&quot;;&quot;&quot;;TEXT(DATE(YEAR([.D630]);MONTH([.D630]);DAY([.D630]));&quot;AAAA&quot;))">
            <text:p/>
          </table:table-cell>
          <table:table-cell table:style-name="ce62" table:formula="of:=IF([.G630]=&quot;&quot;;&quot;&quot;;TEXT(DATE(YEAR([.G630]);MONTH([.G630]);DAY([.G630]));&quot;AAAA&quot;))">
            <text:p/>
          </table:table-cell>
          <table:table-cell table:style-name="ce62" table:formula="of:=IF([.A630]=&quot;&quot;;&quot;&quot;;TEXT(DATE(YEAR([.A630]);MONTH([.A630]);DAY([.A630]));&quot;MMM&quot;))">
            <text:p/>
          </table:table-cell>
          <table:table-cell table:style-name="ce62" table:formula="of:=IF([.D630]=&quot;&quot;;&quot;&quot;;TEXT(DATE(YEAR([.D630]);MONTH([.D630]);DAY([.D630]));&quot;MMM&quot;))">
            <text:p/>
          </table:table-cell>
          <table:table-cell table:style-name="ce62" table:formula="of:=IF([.G630]=&quot;&quot;;&quot;&quot;;TEXT(DATE(YEAR([.G630]);MONTH([.G630]);DAY([.G630]));&quot;MMM&quot;))">
            <text:p/>
          </table:table-cell>
          <table:table-cell table:style-name="ce70" table:formula="of:=IF([.D630]=&quot;&quot;;&quot;&quot;;TEXT(DATE(YEAR([.D630]);MONTH([.D630]);DAY([.D63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1]=&quot;&quot;;&quot;&quot;;VLOOKUP([.K631];[Contas.$A$1:.$C$54];2;0))">
            <text:p><text:s text:c="2"/></text:p>
          </table:table-cell>
          <table:table-cell table:style-name="ce15" table:formula="of:=IF([.K631]=&quot;&quot;;&quot;&quot;;VLOOKUP([.K631];[Contas.$A$1:.$C$54];3;0))">
            <text:p><text:s text:c="2"/></text:p>
          </table:table-cell>
          <table:table-cell table:style-name="ce16" table:formula="of:=IF([.G631]&lt;&gt;&quot;&quot;;&quot;Pago&quot;;IF(AND([.G631]=&quot;&quot;;[.E631]&lt;&gt;&quot;&quot;;[.F631]&lt;&gt;&quot;&quot;;TODAY()&gt;=[.D631]);&quot;Vencido&quot;;IF(AND([.E631]=&quot;&quot;;[.F631]=&quot;&quot;;[.G631]=&quot;&quot;;[.H631]=&quot;&quot;);&quot;&quot;;&quot;A Vencer&quot;)))">
            <text:p><text:s text:c="2"/></text:p>
          </table:table-cell>
          <table:table-cell table:style-name="ce41" table:formula="of:=IF([.H631]=&quot;&quot;;&quot;&quot;;[.H631]-[.C631])">
            <text:p/>
          </table:table-cell>
          <table:table-cell table:style-name="ce62" table:formula="of:=IF([.A631]=&quot;&quot;;&quot;&quot;;TEXT(DATE(YEAR([.A631]);MONTH([.A631]);DAY([.A631]));&quot;AAAA&quot;))">
            <text:p/>
          </table:table-cell>
          <table:table-cell table:style-name="ce62" table:formula="of:=IF([.D631]=&quot;&quot;;&quot;&quot;;TEXT(DATE(YEAR([.D631]);MONTH([.D631]);DAY([.D631]));&quot;AAAA&quot;))">
            <text:p/>
          </table:table-cell>
          <table:table-cell table:style-name="ce62" table:formula="of:=IF([.G631]=&quot;&quot;;&quot;&quot;;TEXT(DATE(YEAR([.G631]);MONTH([.G631]);DAY([.G631]));&quot;AAAA&quot;))">
            <text:p/>
          </table:table-cell>
          <table:table-cell table:style-name="ce62" table:formula="of:=IF([.A631]=&quot;&quot;;&quot;&quot;;TEXT(DATE(YEAR([.A631]);MONTH([.A631]);DAY([.A631]));&quot;MMM&quot;))">
            <text:p/>
          </table:table-cell>
          <table:table-cell table:style-name="ce62" table:formula="of:=IF([.D631]=&quot;&quot;;&quot;&quot;;TEXT(DATE(YEAR([.D631]);MONTH([.D631]);DAY([.D631]));&quot;MMM&quot;))">
            <text:p/>
          </table:table-cell>
          <table:table-cell table:style-name="ce62" table:formula="of:=IF([.G631]=&quot;&quot;;&quot;&quot;;TEXT(DATE(YEAR([.G631]);MONTH([.G631]);DAY([.G631]));&quot;MMM&quot;))">
            <text:p/>
          </table:table-cell>
          <table:table-cell table:style-name="ce70" table:formula="of:=IF([.D631]=&quot;&quot;;&quot;&quot;;TEXT(DATE(YEAR([.D631]);MONTH([.D631]);DAY([.D63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2]=&quot;&quot;;&quot;&quot;;VLOOKUP([.K632];[Contas.$A$1:.$C$54];2;0))">
            <text:p><text:s text:c="2"/></text:p>
          </table:table-cell>
          <table:table-cell table:style-name="ce15" table:formula="of:=IF([.K632]=&quot;&quot;;&quot;&quot;;VLOOKUP([.K632];[Contas.$A$1:.$C$54];3;0))">
            <text:p><text:s text:c="2"/></text:p>
          </table:table-cell>
          <table:table-cell table:style-name="ce16" table:formula="of:=IF([.G632]&lt;&gt;&quot;&quot;;&quot;Pago&quot;;IF(AND([.G632]=&quot;&quot;;[.E632]&lt;&gt;&quot;&quot;;[.F632]&lt;&gt;&quot;&quot;;TODAY()&gt;=[.D632]);&quot;Vencido&quot;;IF(AND([.E632]=&quot;&quot;;[.F632]=&quot;&quot;;[.G632]=&quot;&quot;;[.H632]=&quot;&quot;);&quot;&quot;;&quot;A Vencer&quot;)))">
            <text:p><text:s text:c="2"/></text:p>
          </table:table-cell>
          <table:table-cell table:style-name="ce41" table:formula="of:=IF([.H632]=&quot;&quot;;&quot;&quot;;[.H632]-[.C632])">
            <text:p/>
          </table:table-cell>
          <table:table-cell table:style-name="ce62" table:formula="of:=IF([.A632]=&quot;&quot;;&quot;&quot;;TEXT(DATE(YEAR([.A632]);MONTH([.A632]);DAY([.A632]));&quot;AAAA&quot;))">
            <text:p/>
          </table:table-cell>
          <table:table-cell table:style-name="ce62" table:formula="of:=IF([.D632]=&quot;&quot;;&quot;&quot;;TEXT(DATE(YEAR([.D632]);MONTH([.D632]);DAY([.D632]));&quot;AAAA&quot;))">
            <text:p/>
          </table:table-cell>
          <table:table-cell table:style-name="ce62" table:formula="of:=IF([.G632]=&quot;&quot;;&quot;&quot;;TEXT(DATE(YEAR([.G632]);MONTH([.G632]);DAY([.G632]));&quot;AAAA&quot;))">
            <text:p/>
          </table:table-cell>
          <table:table-cell table:style-name="ce62" table:formula="of:=IF([.A632]=&quot;&quot;;&quot;&quot;;TEXT(DATE(YEAR([.A632]);MONTH([.A632]);DAY([.A632]));&quot;MMM&quot;))">
            <text:p/>
          </table:table-cell>
          <table:table-cell table:style-name="ce62" table:formula="of:=IF([.D632]=&quot;&quot;;&quot;&quot;;TEXT(DATE(YEAR([.D632]);MONTH([.D632]);DAY([.D632]));&quot;MMM&quot;))">
            <text:p/>
          </table:table-cell>
          <table:table-cell table:style-name="ce62" table:formula="of:=IF([.G632]=&quot;&quot;;&quot;&quot;;TEXT(DATE(YEAR([.G632]);MONTH([.G632]);DAY([.G632]));&quot;MMM&quot;))">
            <text:p/>
          </table:table-cell>
          <table:table-cell table:style-name="ce70" table:formula="of:=IF([.D632]=&quot;&quot;;&quot;&quot;;TEXT(DATE(YEAR([.D632]);MONTH([.D632]);DAY([.D63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3]=&quot;&quot;;&quot;&quot;;VLOOKUP([.K633];[Contas.$A$1:.$C$54];2;0))">
            <text:p><text:s text:c="2"/></text:p>
          </table:table-cell>
          <table:table-cell table:style-name="ce15" table:formula="of:=IF([.K633]=&quot;&quot;;&quot;&quot;;VLOOKUP([.K633];[Contas.$A$1:.$C$54];3;0))">
            <text:p><text:s text:c="2"/></text:p>
          </table:table-cell>
          <table:table-cell table:style-name="ce16" table:formula="of:=IF([.G633]&lt;&gt;&quot;&quot;;&quot;Pago&quot;;IF(AND([.G633]=&quot;&quot;;[.E633]&lt;&gt;&quot;&quot;;[.F633]&lt;&gt;&quot;&quot;;TODAY()&gt;=[.D633]);&quot;Vencido&quot;;IF(AND([.E633]=&quot;&quot;;[.F633]=&quot;&quot;;[.G633]=&quot;&quot;;[.H633]=&quot;&quot;);&quot;&quot;;&quot;A Vencer&quot;)))">
            <text:p><text:s text:c="2"/></text:p>
          </table:table-cell>
          <table:table-cell table:style-name="ce41" table:formula="of:=IF([.H633]=&quot;&quot;;&quot;&quot;;[.H633]-[.C633])">
            <text:p/>
          </table:table-cell>
          <table:table-cell table:style-name="ce62" table:formula="of:=IF([.A633]=&quot;&quot;;&quot;&quot;;TEXT(DATE(YEAR([.A633]);MONTH([.A633]);DAY([.A633]));&quot;AAAA&quot;))">
            <text:p/>
          </table:table-cell>
          <table:table-cell table:style-name="ce62" table:formula="of:=IF([.D633]=&quot;&quot;;&quot;&quot;;TEXT(DATE(YEAR([.D633]);MONTH([.D633]);DAY([.D633]));&quot;AAAA&quot;))">
            <text:p/>
          </table:table-cell>
          <table:table-cell table:style-name="ce62" table:formula="of:=IF([.G633]=&quot;&quot;;&quot;&quot;;TEXT(DATE(YEAR([.G633]);MONTH([.G633]);DAY([.G633]));&quot;AAAA&quot;))">
            <text:p/>
          </table:table-cell>
          <table:table-cell table:style-name="ce62" table:formula="of:=IF([.A633]=&quot;&quot;;&quot;&quot;;TEXT(DATE(YEAR([.A633]);MONTH([.A633]);DAY([.A633]));&quot;MMM&quot;))">
            <text:p/>
          </table:table-cell>
          <table:table-cell table:style-name="ce62" table:formula="of:=IF([.D633]=&quot;&quot;;&quot;&quot;;TEXT(DATE(YEAR([.D633]);MONTH([.D633]);DAY([.D633]));&quot;MMM&quot;))">
            <text:p/>
          </table:table-cell>
          <table:table-cell table:style-name="ce62" table:formula="of:=IF([.G633]=&quot;&quot;;&quot;&quot;;TEXT(DATE(YEAR([.G633]);MONTH([.G633]);DAY([.G633]));&quot;MMM&quot;))">
            <text:p/>
          </table:table-cell>
          <table:table-cell table:style-name="ce70" table:formula="of:=IF([.D633]=&quot;&quot;;&quot;&quot;;TEXT(DATE(YEAR([.D633]);MONTH([.D633]);DAY([.D63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4]=&quot;&quot;;&quot;&quot;;VLOOKUP([.K634];[Contas.$A$1:.$C$54];2;0))">
            <text:p><text:s text:c="2"/></text:p>
          </table:table-cell>
          <table:table-cell table:style-name="ce15" table:formula="of:=IF([.K634]=&quot;&quot;;&quot;&quot;;VLOOKUP([.K634];[Contas.$A$1:.$C$54];3;0))">
            <text:p><text:s text:c="2"/></text:p>
          </table:table-cell>
          <table:table-cell table:style-name="ce16" table:formula="of:=IF([.G634]&lt;&gt;&quot;&quot;;&quot;Pago&quot;;IF(AND([.G634]=&quot;&quot;;[.E634]&lt;&gt;&quot;&quot;;[.F634]&lt;&gt;&quot;&quot;;TODAY()&gt;=[.D634]);&quot;Vencido&quot;;IF(AND([.E634]=&quot;&quot;;[.F634]=&quot;&quot;;[.G634]=&quot;&quot;;[.H634]=&quot;&quot;);&quot;&quot;;&quot;A Vencer&quot;)))">
            <text:p><text:s text:c="2"/></text:p>
          </table:table-cell>
          <table:table-cell table:style-name="ce41" table:formula="of:=IF([.H634]=&quot;&quot;;&quot;&quot;;[.H634]-[.C634])">
            <text:p/>
          </table:table-cell>
          <table:table-cell table:style-name="ce62" table:formula="of:=IF([.A634]=&quot;&quot;;&quot;&quot;;TEXT(DATE(YEAR([.A634]);MONTH([.A634]);DAY([.A634]));&quot;AAAA&quot;))">
            <text:p/>
          </table:table-cell>
          <table:table-cell table:style-name="ce62" table:formula="of:=IF([.D634]=&quot;&quot;;&quot;&quot;;TEXT(DATE(YEAR([.D634]);MONTH([.D634]);DAY([.D634]));&quot;AAAA&quot;))">
            <text:p/>
          </table:table-cell>
          <table:table-cell table:style-name="ce62" table:formula="of:=IF([.G634]=&quot;&quot;;&quot;&quot;;TEXT(DATE(YEAR([.G634]);MONTH([.G634]);DAY([.G634]));&quot;AAAA&quot;))">
            <text:p/>
          </table:table-cell>
          <table:table-cell table:style-name="ce62" table:formula="of:=IF([.A634]=&quot;&quot;;&quot;&quot;;TEXT(DATE(YEAR([.A634]);MONTH([.A634]);DAY([.A634]));&quot;MMM&quot;))">
            <text:p/>
          </table:table-cell>
          <table:table-cell table:style-name="ce62" table:formula="of:=IF([.D634]=&quot;&quot;;&quot;&quot;;TEXT(DATE(YEAR([.D634]);MONTH([.D634]);DAY([.D634]));&quot;MMM&quot;))">
            <text:p/>
          </table:table-cell>
          <table:table-cell table:style-name="ce62" table:formula="of:=IF([.G634]=&quot;&quot;;&quot;&quot;;TEXT(DATE(YEAR([.G634]);MONTH([.G634]);DAY([.G634]));&quot;MMM&quot;))">
            <text:p/>
          </table:table-cell>
          <table:table-cell table:style-name="ce70" table:formula="of:=IF([.D634]=&quot;&quot;;&quot;&quot;;TEXT(DATE(YEAR([.D634]);MONTH([.D634]);DAY([.D63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5]=&quot;&quot;;&quot;&quot;;VLOOKUP([.K635];[Contas.$A$1:.$C$54];2;0))">
            <text:p><text:s text:c="2"/></text:p>
          </table:table-cell>
          <table:table-cell table:style-name="ce15" table:formula="of:=IF([.K635]=&quot;&quot;;&quot;&quot;;VLOOKUP([.K635];[Contas.$A$1:.$C$54];3;0))">
            <text:p><text:s text:c="2"/></text:p>
          </table:table-cell>
          <table:table-cell table:style-name="ce16" table:formula="of:=IF([.G635]&lt;&gt;&quot;&quot;;&quot;Pago&quot;;IF(AND([.G635]=&quot;&quot;;[.E635]&lt;&gt;&quot;&quot;;[.F635]&lt;&gt;&quot;&quot;;TODAY()&gt;=[.D635]);&quot;Vencido&quot;;IF(AND([.E635]=&quot;&quot;;[.F635]=&quot;&quot;;[.G635]=&quot;&quot;;[.H635]=&quot;&quot;);&quot;&quot;;&quot;A Vencer&quot;)))">
            <text:p><text:s text:c="2"/></text:p>
          </table:table-cell>
          <table:table-cell table:style-name="ce41" table:formula="of:=IF([.H635]=&quot;&quot;;&quot;&quot;;[.H635]-[.C635])">
            <text:p/>
          </table:table-cell>
          <table:table-cell table:style-name="ce62" table:formula="of:=IF([.A635]=&quot;&quot;;&quot;&quot;;TEXT(DATE(YEAR([.A635]);MONTH([.A635]);DAY([.A635]));&quot;AAAA&quot;))">
            <text:p/>
          </table:table-cell>
          <table:table-cell table:style-name="ce62" table:formula="of:=IF([.D635]=&quot;&quot;;&quot;&quot;;TEXT(DATE(YEAR([.D635]);MONTH([.D635]);DAY([.D635]));&quot;AAAA&quot;))">
            <text:p/>
          </table:table-cell>
          <table:table-cell table:style-name="ce62" table:formula="of:=IF([.G635]=&quot;&quot;;&quot;&quot;;TEXT(DATE(YEAR([.G635]);MONTH([.G635]);DAY([.G635]));&quot;AAAA&quot;))">
            <text:p/>
          </table:table-cell>
          <table:table-cell table:style-name="ce62" table:formula="of:=IF([.A635]=&quot;&quot;;&quot;&quot;;TEXT(DATE(YEAR([.A635]);MONTH([.A635]);DAY([.A635]));&quot;MMM&quot;))">
            <text:p/>
          </table:table-cell>
          <table:table-cell table:style-name="ce62" table:formula="of:=IF([.D635]=&quot;&quot;;&quot;&quot;;TEXT(DATE(YEAR([.D635]);MONTH([.D635]);DAY([.D635]));&quot;MMM&quot;))">
            <text:p/>
          </table:table-cell>
          <table:table-cell table:style-name="ce62" table:formula="of:=IF([.G635]=&quot;&quot;;&quot;&quot;;TEXT(DATE(YEAR([.G635]);MONTH([.G635]);DAY([.G635]));&quot;MMM&quot;))">
            <text:p/>
          </table:table-cell>
          <table:table-cell table:style-name="ce70" table:formula="of:=IF([.D635]=&quot;&quot;;&quot;&quot;;TEXT(DATE(YEAR([.D635]);MONTH([.D635]);DAY([.D63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6]=&quot;&quot;;&quot;&quot;;VLOOKUP([.K636];[Contas.$A$1:.$C$54];2;0))">
            <text:p><text:s text:c="2"/></text:p>
          </table:table-cell>
          <table:table-cell table:style-name="ce15" table:formula="of:=IF([.K636]=&quot;&quot;;&quot;&quot;;VLOOKUP([.K636];[Contas.$A$1:.$C$54];3;0))">
            <text:p><text:s text:c="2"/></text:p>
          </table:table-cell>
          <table:table-cell table:style-name="ce16" table:formula="of:=IF([.G636]&lt;&gt;&quot;&quot;;&quot;Pago&quot;;IF(AND([.G636]=&quot;&quot;;[.E636]&lt;&gt;&quot;&quot;;[.F636]&lt;&gt;&quot;&quot;;TODAY()&gt;=[.D636]);&quot;Vencido&quot;;IF(AND([.E636]=&quot;&quot;;[.F636]=&quot;&quot;;[.G636]=&quot;&quot;;[.H636]=&quot;&quot;);&quot;&quot;;&quot;A Vencer&quot;)))">
            <text:p><text:s text:c="2"/></text:p>
          </table:table-cell>
          <table:table-cell table:style-name="ce41" table:formula="of:=IF([.H636]=&quot;&quot;;&quot;&quot;;[.H636]-[.C636])">
            <text:p/>
          </table:table-cell>
          <table:table-cell table:style-name="ce62" table:formula="of:=IF([.A636]=&quot;&quot;;&quot;&quot;;TEXT(DATE(YEAR([.A636]);MONTH([.A636]);DAY([.A636]));&quot;AAAA&quot;))">
            <text:p/>
          </table:table-cell>
          <table:table-cell table:style-name="ce62" table:formula="of:=IF([.D636]=&quot;&quot;;&quot;&quot;;TEXT(DATE(YEAR([.D636]);MONTH([.D636]);DAY([.D636]));&quot;AAAA&quot;))">
            <text:p/>
          </table:table-cell>
          <table:table-cell table:style-name="ce62" table:formula="of:=IF([.G636]=&quot;&quot;;&quot;&quot;;TEXT(DATE(YEAR([.G636]);MONTH([.G636]);DAY([.G636]));&quot;AAAA&quot;))">
            <text:p/>
          </table:table-cell>
          <table:table-cell table:style-name="ce62" table:formula="of:=IF([.A636]=&quot;&quot;;&quot;&quot;;TEXT(DATE(YEAR([.A636]);MONTH([.A636]);DAY([.A636]));&quot;MMM&quot;))">
            <text:p/>
          </table:table-cell>
          <table:table-cell table:style-name="ce62" table:formula="of:=IF([.D636]=&quot;&quot;;&quot;&quot;;TEXT(DATE(YEAR([.D636]);MONTH([.D636]);DAY([.D636]));&quot;MMM&quot;))">
            <text:p/>
          </table:table-cell>
          <table:table-cell table:style-name="ce62" table:formula="of:=IF([.G636]=&quot;&quot;;&quot;&quot;;TEXT(DATE(YEAR([.G636]);MONTH([.G636]);DAY([.G636]));&quot;MMM&quot;))">
            <text:p/>
          </table:table-cell>
          <table:table-cell table:style-name="ce70" table:formula="of:=IF([.D636]=&quot;&quot;;&quot;&quot;;TEXT(DATE(YEAR([.D636]);MONTH([.D636]);DAY([.D63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7]=&quot;&quot;;&quot;&quot;;VLOOKUP([.K637];[Contas.$A$1:.$C$54];2;0))">
            <text:p><text:s text:c="2"/></text:p>
          </table:table-cell>
          <table:table-cell table:style-name="ce15" table:formula="of:=IF([.K637]=&quot;&quot;;&quot;&quot;;VLOOKUP([.K637];[Contas.$A$1:.$C$54];3;0))">
            <text:p><text:s text:c="2"/></text:p>
          </table:table-cell>
          <table:table-cell table:style-name="ce16" table:formula="of:=IF([.G637]&lt;&gt;&quot;&quot;;&quot;Pago&quot;;IF(AND([.G637]=&quot;&quot;;[.E637]&lt;&gt;&quot;&quot;;[.F637]&lt;&gt;&quot;&quot;;TODAY()&gt;=[.D637]);&quot;Vencido&quot;;IF(AND([.E637]=&quot;&quot;;[.F637]=&quot;&quot;;[.G637]=&quot;&quot;;[.H637]=&quot;&quot;);&quot;&quot;;&quot;A Vencer&quot;)))">
            <text:p><text:s text:c="2"/></text:p>
          </table:table-cell>
          <table:table-cell table:style-name="ce41" table:formula="of:=IF([.H637]=&quot;&quot;;&quot;&quot;;[.H637]-[.C637])">
            <text:p/>
          </table:table-cell>
          <table:table-cell table:style-name="ce62" table:formula="of:=IF([.A637]=&quot;&quot;;&quot;&quot;;TEXT(DATE(YEAR([.A637]);MONTH([.A637]);DAY([.A637]));&quot;AAAA&quot;))">
            <text:p/>
          </table:table-cell>
          <table:table-cell table:style-name="ce62" table:formula="of:=IF([.D637]=&quot;&quot;;&quot;&quot;;TEXT(DATE(YEAR([.D637]);MONTH([.D637]);DAY([.D637]));&quot;AAAA&quot;))">
            <text:p/>
          </table:table-cell>
          <table:table-cell table:style-name="ce62" table:formula="of:=IF([.G637]=&quot;&quot;;&quot;&quot;;TEXT(DATE(YEAR([.G637]);MONTH([.G637]);DAY([.G637]));&quot;AAAA&quot;))">
            <text:p/>
          </table:table-cell>
          <table:table-cell table:style-name="ce62" table:formula="of:=IF([.A637]=&quot;&quot;;&quot;&quot;;TEXT(DATE(YEAR([.A637]);MONTH([.A637]);DAY([.A637]));&quot;MMM&quot;))">
            <text:p/>
          </table:table-cell>
          <table:table-cell table:style-name="ce62" table:formula="of:=IF([.D637]=&quot;&quot;;&quot;&quot;;TEXT(DATE(YEAR([.D637]);MONTH([.D637]);DAY([.D637]));&quot;MMM&quot;))">
            <text:p/>
          </table:table-cell>
          <table:table-cell table:style-name="ce62" table:formula="of:=IF([.G637]=&quot;&quot;;&quot;&quot;;TEXT(DATE(YEAR([.G637]);MONTH([.G637]);DAY([.G637]));&quot;MMM&quot;))">
            <text:p/>
          </table:table-cell>
          <table:table-cell table:style-name="ce70" table:formula="of:=IF([.D637]=&quot;&quot;;&quot;&quot;;TEXT(DATE(YEAR([.D637]);MONTH([.D637]);DAY([.D63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8]=&quot;&quot;;&quot;&quot;;VLOOKUP([.K638];[Contas.$A$1:.$C$54];2;0))">
            <text:p><text:s text:c="2"/></text:p>
          </table:table-cell>
          <table:table-cell table:style-name="ce15" table:formula="of:=IF([.K638]=&quot;&quot;;&quot;&quot;;VLOOKUP([.K638];[Contas.$A$1:.$C$54];3;0))">
            <text:p><text:s text:c="2"/></text:p>
          </table:table-cell>
          <table:table-cell table:style-name="ce16" table:formula="of:=IF([.G638]&lt;&gt;&quot;&quot;;&quot;Pago&quot;;IF(AND([.G638]=&quot;&quot;;[.E638]&lt;&gt;&quot;&quot;;[.F638]&lt;&gt;&quot;&quot;;TODAY()&gt;=[.D638]);&quot;Vencido&quot;;IF(AND([.E638]=&quot;&quot;;[.F638]=&quot;&quot;;[.G638]=&quot;&quot;;[.H638]=&quot;&quot;);&quot;&quot;;&quot;A Vencer&quot;)))">
            <text:p><text:s text:c="2"/></text:p>
          </table:table-cell>
          <table:table-cell table:style-name="ce41" table:formula="of:=IF([.H638]=&quot;&quot;;&quot;&quot;;[.H638]-[.C638])">
            <text:p/>
          </table:table-cell>
          <table:table-cell table:style-name="ce62" table:formula="of:=IF([.A638]=&quot;&quot;;&quot;&quot;;TEXT(DATE(YEAR([.A638]);MONTH([.A638]);DAY([.A638]));&quot;AAAA&quot;))">
            <text:p/>
          </table:table-cell>
          <table:table-cell table:style-name="ce62" table:formula="of:=IF([.D638]=&quot;&quot;;&quot;&quot;;TEXT(DATE(YEAR([.D638]);MONTH([.D638]);DAY([.D638]));&quot;AAAA&quot;))">
            <text:p/>
          </table:table-cell>
          <table:table-cell table:style-name="ce62" table:formula="of:=IF([.G638]=&quot;&quot;;&quot;&quot;;TEXT(DATE(YEAR([.G638]);MONTH([.G638]);DAY([.G638]));&quot;AAAA&quot;))">
            <text:p/>
          </table:table-cell>
          <table:table-cell table:style-name="ce62" table:formula="of:=IF([.A638]=&quot;&quot;;&quot;&quot;;TEXT(DATE(YEAR([.A638]);MONTH([.A638]);DAY([.A638]));&quot;MMM&quot;))">
            <text:p/>
          </table:table-cell>
          <table:table-cell table:style-name="ce62" table:formula="of:=IF([.D638]=&quot;&quot;;&quot;&quot;;TEXT(DATE(YEAR([.D638]);MONTH([.D638]);DAY([.D638]));&quot;MMM&quot;))">
            <text:p/>
          </table:table-cell>
          <table:table-cell table:style-name="ce62" table:formula="of:=IF([.G638]=&quot;&quot;;&quot;&quot;;TEXT(DATE(YEAR([.G638]);MONTH([.G638]);DAY([.G638]));&quot;MMM&quot;))">
            <text:p/>
          </table:table-cell>
          <table:table-cell table:style-name="ce70" table:formula="of:=IF([.D638]=&quot;&quot;;&quot;&quot;;TEXT(DATE(YEAR([.D638]);MONTH([.D638]);DAY([.D63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39]=&quot;&quot;;&quot;&quot;;VLOOKUP([.K639];[Contas.$A$1:.$C$54];2;0))">
            <text:p><text:s text:c="2"/></text:p>
          </table:table-cell>
          <table:table-cell table:style-name="ce15" table:formula="of:=IF([.K639]=&quot;&quot;;&quot;&quot;;VLOOKUP([.K639];[Contas.$A$1:.$C$54];3;0))">
            <text:p><text:s text:c="2"/></text:p>
          </table:table-cell>
          <table:table-cell table:style-name="ce16" table:formula="of:=IF([.G639]&lt;&gt;&quot;&quot;;&quot;Pago&quot;;IF(AND([.G639]=&quot;&quot;;[.E639]&lt;&gt;&quot;&quot;;[.F639]&lt;&gt;&quot;&quot;;TODAY()&gt;=[.D639]);&quot;Vencido&quot;;IF(AND([.E639]=&quot;&quot;;[.F639]=&quot;&quot;;[.G639]=&quot;&quot;;[.H639]=&quot;&quot;);&quot;&quot;;&quot;A Vencer&quot;)))">
            <text:p><text:s text:c="2"/></text:p>
          </table:table-cell>
          <table:table-cell table:style-name="ce41" table:formula="of:=IF([.H639]=&quot;&quot;;&quot;&quot;;[.H639]-[.C639])">
            <text:p/>
          </table:table-cell>
          <table:table-cell table:style-name="ce62" table:formula="of:=IF([.A639]=&quot;&quot;;&quot;&quot;;TEXT(DATE(YEAR([.A639]);MONTH([.A639]);DAY([.A639]));&quot;AAAA&quot;))">
            <text:p/>
          </table:table-cell>
          <table:table-cell table:style-name="ce62" table:formula="of:=IF([.D639]=&quot;&quot;;&quot;&quot;;TEXT(DATE(YEAR([.D639]);MONTH([.D639]);DAY([.D639]));&quot;AAAA&quot;))">
            <text:p/>
          </table:table-cell>
          <table:table-cell table:style-name="ce62" table:formula="of:=IF([.G639]=&quot;&quot;;&quot;&quot;;TEXT(DATE(YEAR([.G639]);MONTH([.G639]);DAY([.G639]));&quot;AAAA&quot;))">
            <text:p/>
          </table:table-cell>
          <table:table-cell table:style-name="ce62" table:formula="of:=IF([.A639]=&quot;&quot;;&quot;&quot;;TEXT(DATE(YEAR([.A639]);MONTH([.A639]);DAY([.A639]));&quot;MMM&quot;))">
            <text:p/>
          </table:table-cell>
          <table:table-cell table:style-name="ce62" table:formula="of:=IF([.D639]=&quot;&quot;;&quot;&quot;;TEXT(DATE(YEAR([.D639]);MONTH([.D639]);DAY([.D639]));&quot;MMM&quot;))">
            <text:p/>
          </table:table-cell>
          <table:table-cell table:style-name="ce62" table:formula="of:=IF([.G639]=&quot;&quot;;&quot;&quot;;TEXT(DATE(YEAR([.G639]);MONTH([.G639]);DAY([.G639]));&quot;MMM&quot;))">
            <text:p/>
          </table:table-cell>
          <table:table-cell table:style-name="ce70" table:formula="of:=IF([.D639]=&quot;&quot;;&quot;&quot;;TEXT(DATE(YEAR([.D639]);MONTH([.D639]);DAY([.D63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0]=&quot;&quot;;&quot;&quot;;VLOOKUP([.K640];[Contas.$A$1:.$C$54];2;0))">
            <text:p><text:s text:c="2"/></text:p>
          </table:table-cell>
          <table:table-cell table:style-name="ce15" table:formula="of:=IF([.K640]=&quot;&quot;;&quot;&quot;;VLOOKUP([.K640];[Contas.$A$1:.$C$54];3;0))">
            <text:p><text:s text:c="2"/></text:p>
          </table:table-cell>
          <table:table-cell table:style-name="ce16" table:formula="of:=IF([.G640]&lt;&gt;&quot;&quot;;&quot;Pago&quot;;IF(AND([.G640]=&quot;&quot;;[.E640]&lt;&gt;&quot;&quot;;[.F640]&lt;&gt;&quot;&quot;;TODAY()&gt;=[.D640]);&quot;Vencido&quot;;IF(AND([.E640]=&quot;&quot;;[.F640]=&quot;&quot;;[.G640]=&quot;&quot;;[.H640]=&quot;&quot;);&quot;&quot;;&quot;A Vencer&quot;)))">
            <text:p><text:s text:c="2"/></text:p>
          </table:table-cell>
          <table:table-cell table:style-name="ce41" table:formula="of:=IF([.H640]=&quot;&quot;;&quot;&quot;;[.H640]-[.C640])">
            <text:p/>
          </table:table-cell>
          <table:table-cell table:style-name="ce62" table:formula="of:=IF([.A640]=&quot;&quot;;&quot;&quot;;TEXT(DATE(YEAR([.A640]);MONTH([.A640]);DAY([.A640]));&quot;AAAA&quot;))">
            <text:p/>
          </table:table-cell>
          <table:table-cell table:style-name="ce62" table:formula="of:=IF([.D640]=&quot;&quot;;&quot;&quot;;TEXT(DATE(YEAR([.D640]);MONTH([.D640]);DAY([.D640]));&quot;AAAA&quot;))">
            <text:p/>
          </table:table-cell>
          <table:table-cell table:style-name="ce62" table:formula="of:=IF([.G640]=&quot;&quot;;&quot;&quot;;TEXT(DATE(YEAR([.G640]);MONTH([.G640]);DAY([.G640]));&quot;AAAA&quot;))">
            <text:p/>
          </table:table-cell>
          <table:table-cell table:style-name="ce62" table:formula="of:=IF([.A640]=&quot;&quot;;&quot;&quot;;TEXT(DATE(YEAR([.A640]);MONTH([.A640]);DAY([.A640]));&quot;MMM&quot;))">
            <text:p/>
          </table:table-cell>
          <table:table-cell table:style-name="ce62" table:formula="of:=IF([.D640]=&quot;&quot;;&quot;&quot;;TEXT(DATE(YEAR([.D640]);MONTH([.D640]);DAY([.D640]));&quot;MMM&quot;))">
            <text:p/>
          </table:table-cell>
          <table:table-cell table:style-name="ce62" table:formula="of:=IF([.G640]=&quot;&quot;;&quot;&quot;;TEXT(DATE(YEAR([.G640]);MONTH([.G640]);DAY([.G640]));&quot;MMM&quot;))">
            <text:p/>
          </table:table-cell>
          <table:table-cell table:style-name="ce70" table:formula="of:=IF([.D640]=&quot;&quot;;&quot;&quot;;TEXT(DATE(YEAR([.D640]);MONTH([.D640]);DAY([.D64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1]=&quot;&quot;;&quot;&quot;;VLOOKUP([.K641];[Contas.$A$1:.$C$54];2;0))">
            <text:p><text:s text:c="2"/></text:p>
          </table:table-cell>
          <table:table-cell table:style-name="ce15" table:formula="of:=IF([.K641]=&quot;&quot;;&quot;&quot;;VLOOKUP([.K641];[Contas.$A$1:.$C$54];3;0))">
            <text:p><text:s text:c="2"/></text:p>
          </table:table-cell>
          <table:table-cell table:style-name="ce16" table:formula="of:=IF([.G641]&lt;&gt;&quot;&quot;;&quot;Pago&quot;;IF(AND([.G641]=&quot;&quot;;[.E641]&lt;&gt;&quot;&quot;;[.F641]&lt;&gt;&quot;&quot;;TODAY()&gt;=[.D641]);&quot;Vencido&quot;;IF(AND([.E641]=&quot;&quot;;[.F641]=&quot;&quot;;[.G641]=&quot;&quot;;[.H641]=&quot;&quot;);&quot;&quot;;&quot;A Vencer&quot;)))">
            <text:p><text:s text:c="2"/></text:p>
          </table:table-cell>
          <table:table-cell table:style-name="ce41" table:formula="of:=IF([.H641]=&quot;&quot;;&quot;&quot;;[.H641]-[.C641])">
            <text:p/>
          </table:table-cell>
          <table:table-cell table:style-name="ce62" table:formula="of:=IF([.A641]=&quot;&quot;;&quot;&quot;;TEXT(DATE(YEAR([.A641]);MONTH([.A641]);DAY([.A641]));&quot;AAAA&quot;))">
            <text:p/>
          </table:table-cell>
          <table:table-cell table:style-name="ce62" table:formula="of:=IF([.D641]=&quot;&quot;;&quot;&quot;;TEXT(DATE(YEAR([.D641]);MONTH([.D641]);DAY([.D641]));&quot;AAAA&quot;))">
            <text:p/>
          </table:table-cell>
          <table:table-cell table:style-name="ce62" table:formula="of:=IF([.G641]=&quot;&quot;;&quot;&quot;;TEXT(DATE(YEAR([.G641]);MONTH([.G641]);DAY([.G641]));&quot;AAAA&quot;))">
            <text:p/>
          </table:table-cell>
          <table:table-cell table:style-name="ce62" table:formula="of:=IF([.A641]=&quot;&quot;;&quot;&quot;;TEXT(DATE(YEAR([.A641]);MONTH([.A641]);DAY([.A641]));&quot;MMM&quot;))">
            <text:p/>
          </table:table-cell>
          <table:table-cell table:style-name="ce62" table:formula="of:=IF([.D641]=&quot;&quot;;&quot;&quot;;TEXT(DATE(YEAR([.D641]);MONTH([.D641]);DAY([.D641]));&quot;MMM&quot;))">
            <text:p/>
          </table:table-cell>
          <table:table-cell table:style-name="ce62" table:formula="of:=IF([.G641]=&quot;&quot;;&quot;&quot;;TEXT(DATE(YEAR([.G641]);MONTH([.G641]);DAY([.G641]));&quot;MMM&quot;))">
            <text:p/>
          </table:table-cell>
          <table:table-cell table:style-name="ce70" table:formula="of:=IF([.D641]=&quot;&quot;;&quot;&quot;;TEXT(DATE(YEAR([.D641]);MONTH([.D641]);DAY([.D64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2]=&quot;&quot;;&quot;&quot;;VLOOKUP([.K642];[Contas.$A$1:.$C$54];2;0))">
            <text:p><text:s text:c="2"/></text:p>
          </table:table-cell>
          <table:table-cell table:style-name="ce15" table:formula="of:=IF([.K642]=&quot;&quot;;&quot;&quot;;VLOOKUP([.K642];[Contas.$A$1:.$C$54];3;0))">
            <text:p><text:s text:c="2"/></text:p>
          </table:table-cell>
          <table:table-cell table:style-name="ce16" table:formula="of:=IF([.G642]&lt;&gt;&quot;&quot;;&quot;Pago&quot;;IF(AND([.G642]=&quot;&quot;;[.E642]&lt;&gt;&quot;&quot;;[.F642]&lt;&gt;&quot;&quot;;TODAY()&gt;=[.D642]);&quot;Vencido&quot;;IF(AND([.E642]=&quot;&quot;;[.F642]=&quot;&quot;;[.G642]=&quot;&quot;;[.H642]=&quot;&quot;);&quot;&quot;;&quot;A Vencer&quot;)))">
            <text:p><text:s text:c="2"/></text:p>
          </table:table-cell>
          <table:table-cell table:style-name="ce41" table:formula="of:=IF([.H642]=&quot;&quot;;&quot;&quot;;[.H642]-[.C642])">
            <text:p/>
          </table:table-cell>
          <table:table-cell table:style-name="ce62" table:formula="of:=IF([.A642]=&quot;&quot;;&quot;&quot;;TEXT(DATE(YEAR([.A642]);MONTH([.A642]);DAY([.A642]));&quot;AAAA&quot;))">
            <text:p/>
          </table:table-cell>
          <table:table-cell table:style-name="ce62" table:formula="of:=IF([.D642]=&quot;&quot;;&quot;&quot;;TEXT(DATE(YEAR([.D642]);MONTH([.D642]);DAY([.D642]));&quot;AAAA&quot;))">
            <text:p/>
          </table:table-cell>
          <table:table-cell table:style-name="ce62" table:formula="of:=IF([.G642]=&quot;&quot;;&quot;&quot;;TEXT(DATE(YEAR([.G642]);MONTH([.G642]);DAY([.G642]));&quot;AAAA&quot;))">
            <text:p/>
          </table:table-cell>
          <table:table-cell table:style-name="ce62" table:formula="of:=IF([.A642]=&quot;&quot;;&quot;&quot;;TEXT(DATE(YEAR([.A642]);MONTH([.A642]);DAY([.A642]));&quot;MMM&quot;))">
            <text:p/>
          </table:table-cell>
          <table:table-cell table:style-name="ce62" table:formula="of:=IF([.D642]=&quot;&quot;;&quot;&quot;;TEXT(DATE(YEAR([.D642]);MONTH([.D642]);DAY([.D642]));&quot;MMM&quot;))">
            <text:p/>
          </table:table-cell>
          <table:table-cell table:style-name="ce62" table:formula="of:=IF([.G642]=&quot;&quot;;&quot;&quot;;TEXT(DATE(YEAR([.G642]);MONTH([.G642]);DAY([.G642]));&quot;MMM&quot;))">
            <text:p/>
          </table:table-cell>
          <table:table-cell table:style-name="ce70" table:formula="of:=IF([.D642]=&quot;&quot;;&quot;&quot;;TEXT(DATE(YEAR([.D642]);MONTH([.D642]);DAY([.D64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3]=&quot;&quot;;&quot;&quot;;VLOOKUP([.K643];[Contas.$A$1:.$C$54];2;0))">
            <text:p><text:s text:c="2"/></text:p>
          </table:table-cell>
          <table:table-cell table:style-name="ce15" table:formula="of:=IF([.K643]=&quot;&quot;;&quot;&quot;;VLOOKUP([.K643];[Contas.$A$1:.$C$54];3;0))">
            <text:p><text:s text:c="2"/></text:p>
          </table:table-cell>
          <table:table-cell table:style-name="ce16" table:formula="of:=IF([.G643]&lt;&gt;&quot;&quot;;&quot;Pago&quot;;IF(AND([.G643]=&quot;&quot;;[.E643]&lt;&gt;&quot;&quot;;[.F643]&lt;&gt;&quot;&quot;;TODAY()&gt;=[.D643]);&quot;Vencido&quot;;IF(AND([.E643]=&quot;&quot;;[.F643]=&quot;&quot;;[.G643]=&quot;&quot;;[.H643]=&quot;&quot;);&quot;&quot;;&quot;A Vencer&quot;)))">
            <text:p><text:s text:c="2"/></text:p>
          </table:table-cell>
          <table:table-cell table:style-name="ce41" table:formula="of:=IF([.H643]=&quot;&quot;;&quot;&quot;;[.H643]-[.C643])">
            <text:p/>
          </table:table-cell>
          <table:table-cell table:style-name="ce62" table:formula="of:=IF([.A643]=&quot;&quot;;&quot;&quot;;TEXT(DATE(YEAR([.A643]);MONTH([.A643]);DAY([.A643]));&quot;AAAA&quot;))">
            <text:p/>
          </table:table-cell>
          <table:table-cell table:style-name="ce62" table:formula="of:=IF([.D643]=&quot;&quot;;&quot;&quot;;TEXT(DATE(YEAR([.D643]);MONTH([.D643]);DAY([.D643]));&quot;AAAA&quot;))">
            <text:p/>
          </table:table-cell>
          <table:table-cell table:style-name="ce62" table:formula="of:=IF([.G643]=&quot;&quot;;&quot;&quot;;TEXT(DATE(YEAR([.G643]);MONTH([.G643]);DAY([.G643]));&quot;AAAA&quot;))">
            <text:p/>
          </table:table-cell>
          <table:table-cell table:style-name="ce62" table:formula="of:=IF([.A643]=&quot;&quot;;&quot;&quot;;TEXT(DATE(YEAR([.A643]);MONTH([.A643]);DAY([.A643]));&quot;MMM&quot;))">
            <text:p/>
          </table:table-cell>
          <table:table-cell table:style-name="ce62" table:formula="of:=IF([.D643]=&quot;&quot;;&quot;&quot;;TEXT(DATE(YEAR([.D643]);MONTH([.D643]);DAY([.D643]));&quot;MMM&quot;))">
            <text:p/>
          </table:table-cell>
          <table:table-cell table:style-name="ce62" table:formula="of:=IF([.G643]=&quot;&quot;;&quot;&quot;;TEXT(DATE(YEAR([.G643]);MONTH([.G643]);DAY([.G643]));&quot;MMM&quot;))">
            <text:p/>
          </table:table-cell>
          <table:table-cell table:style-name="ce70" table:formula="of:=IF([.D643]=&quot;&quot;;&quot;&quot;;TEXT(DATE(YEAR([.D643]);MONTH([.D643]);DAY([.D64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4]=&quot;&quot;;&quot;&quot;;VLOOKUP([.K644];[Contas.$A$1:.$C$54];2;0))">
            <text:p><text:s text:c="2"/></text:p>
          </table:table-cell>
          <table:table-cell table:style-name="ce15" table:formula="of:=IF([.K644]=&quot;&quot;;&quot;&quot;;VLOOKUP([.K644];[Contas.$A$1:.$C$54];3;0))">
            <text:p><text:s text:c="2"/></text:p>
          </table:table-cell>
          <table:table-cell table:style-name="ce16" table:formula="of:=IF([.G644]&lt;&gt;&quot;&quot;;&quot;Pago&quot;;IF(AND([.G644]=&quot;&quot;;[.E644]&lt;&gt;&quot;&quot;;[.F644]&lt;&gt;&quot;&quot;;TODAY()&gt;=[.D644]);&quot;Vencido&quot;;IF(AND([.E644]=&quot;&quot;;[.F644]=&quot;&quot;;[.G644]=&quot;&quot;;[.H644]=&quot;&quot;);&quot;&quot;;&quot;A Vencer&quot;)))">
            <text:p><text:s text:c="2"/></text:p>
          </table:table-cell>
          <table:table-cell table:style-name="ce41" table:formula="of:=IF([.H644]=&quot;&quot;;&quot;&quot;;[.H644]-[.C644])">
            <text:p/>
          </table:table-cell>
          <table:table-cell table:style-name="ce62" table:formula="of:=IF([.A644]=&quot;&quot;;&quot;&quot;;TEXT(DATE(YEAR([.A644]);MONTH([.A644]);DAY([.A644]));&quot;AAAA&quot;))">
            <text:p/>
          </table:table-cell>
          <table:table-cell table:style-name="ce62" table:formula="of:=IF([.D644]=&quot;&quot;;&quot;&quot;;TEXT(DATE(YEAR([.D644]);MONTH([.D644]);DAY([.D644]));&quot;AAAA&quot;))">
            <text:p/>
          </table:table-cell>
          <table:table-cell table:style-name="ce62" table:formula="of:=IF([.G644]=&quot;&quot;;&quot;&quot;;TEXT(DATE(YEAR([.G644]);MONTH([.G644]);DAY([.G644]));&quot;AAAA&quot;))">
            <text:p/>
          </table:table-cell>
          <table:table-cell table:style-name="ce62" table:formula="of:=IF([.A644]=&quot;&quot;;&quot;&quot;;TEXT(DATE(YEAR([.A644]);MONTH([.A644]);DAY([.A644]));&quot;MMM&quot;))">
            <text:p/>
          </table:table-cell>
          <table:table-cell table:style-name="ce62" table:formula="of:=IF([.D644]=&quot;&quot;;&quot;&quot;;TEXT(DATE(YEAR([.D644]);MONTH([.D644]);DAY([.D644]));&quot;MMM&quot;))">
            <text:p/>
          </table:table-cell>
          <table:table-cell table:style-name="ce62" table:formula="of:=IF([.G644]=&quot;&quot;;&quot;&quot;;TEXT(DATE(YEAR([.G644]);MONTH([.G644]);DAY([.G644]));&quot;MMM&quot;))">
            <text:p/>
          </table:table-cell>
          <table:table-cell table:style-name="ce70" table:formula="of:=IF([.D644]=&quot;&quot;;&quot;&quot;;TEXT(DATE(YEAR([.D644]);MONTH([.D644]);DAY([.D64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5]=&quot;&quot;;&quot;&quot;;VLOOKUP([.K645];[Contas.$A$1:.$C$54];2;0))">
            <text:p><text:s text:c="2"/></text:p>
          </table:table-cell>
          <table:table-cell table:style-name="ce15" table:formula="of:=IF([.K645]=&quot;&quot;;&quot;&quot;;VLOOKUP([.K645];[Contas.$A$1:.$C$54];3;0))">
            <text:p><text:s text:c="2"/></text:p>
          </table:table-cell>
          <table:table-cell table:style-name="ce16" table:formula="of:=IF([.G645]&lt;&gt;&quot;&quot;;&quot;Pago&quot;;IF(AND([.G645]=&quot;&quot;;[.E645]&lt;&gt;&quot;&quot;;[.F645]&lt;&gt;&quot;&quot;;TODAY()&gt;=[.D645]);&quot;Vencido&quot;;IF(AND([.E645]=&quot;&quot;;[.F645]=&quot;&quot;;[.G645]=&quot;&quot;;[.H645]=&quot;&quot;);&quot;&quot;;&quot;A Vencer&quot;)))">
            <text:p><text:s text:c="2"/></text:p>
          </table:table-cell>
          <table:table-cell table:style-name="ce41" table:formula="of:=IF([.H645]=&quot;&quot;;&quot;&quot;;[.H645]-[.C645])">
            <text:p/>
          </table:table-cell>
          <table:table-cell table:style-name="ce62" table:formula="of:=IF([.A645]=&quot;&quot;;&quot;&quot;;TEXT(DATE(YEAR([.A645]);MONTH([.A645]);DAY([.A645]));&quot;AAAA&quot;))">
            <text:p/>
          </table:table-cell>
          <table:table-cell table:style-name="ce62" table:formula="of:=IF([.D645]=&quot;&quot;;&quot;&quot;;TEXT(DATE(YEAR([.D645]);MONTH([.D645]);DAY([.D645]));&quot;AAAA&quot;))">
            <text:p/>
          </table:table-cell>
          <table:table-cell table:style-name="ce62" table:formula="of:=IF([.G645]=&quot;&quot;;&quot;&quot;;TEXT(DATE(YEAR([.G645]);MONTH([.G645]);DAY([.G645]));&quot;AAAA&quot;))">
            <text:p/>
          </table:table-cell>
          <table:table-cell table:style-name="ce62" table:formula="of:=IF([.A645]=&quot;&quot;;&quot;&quot;;TEXT(DATE(YEAR([.A645]);MONTH([.A645]);DAY([.A645]));&quot;MMM&quot;))">
            <text:p/>
          </table:table-cell>
          <table:table-cell table:style-name="ce62" table:formula="of:=IF([.D645]=&quot;&quot;;&quot;&quot;;TEXT(DATE(YEAR([.D645]);MONTH([.D645]);DAY([.D645]));&quot;MMM&quot;))">
            <text:p/>
          </table:table-cell>
          <table:table-cell table:style-name="ce62" table:formula="of:=IF([.G645]=&quot;&quot;;&quot;&quot;;TEXT(DATE(YEAR([.G645]);MONTH([.G645]);DAY([.G645]));&quot;MMM&quot;))">
            <text:p/>
          </table:table-cell>
          <table:table-cell table:style-name="ce70" table:formula="of:=IF([.D645]=&quot;&quot;;&quot;&quot;;TEXT(DATE(YEAR([.D645]);MONTH([.D645]);DAY([.D64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6]=&quot;&quot;;&quot;&quot;;VLOOKUP([.K646];[Contas.$A$1:.$C$54];2;0))">
            <text:p><text:s text:c="2"/></text:p>
          </table:table-cell>
          <table:table-cell table:style-name="ce15" table:formula="of:=IF([.K646]=&quot;&quot;;&quot;&quot;;VLOOKUP([.K646];[Contas.$A$1:.$C$54];3;0))">
            <text:p><text:s text:c="2"/></text:p>
          </table:table-cell>
          <table:table-cell table:style-name="ce16" table:formula="of:=IF([.G646]&lt;&gt;&quot;&quot;;&quot;Pago&quot;;IF(AND([.G646]=&quot;&quot;;[.E646]&lt;&gt;&quot;&quot;;[.F646]&lt;&gt;&quot;&quot;;TODAY()&gt;=[.D646]);&quot;Vencido&quot;;IF(AND([.E646]=&quot;&quot;;[.F646]=&quot;&quot;;[.G646]=&quot;&quot;;[.H646]=&quot;&quot;);&quot;&quot;;&quot;A Vencer&quot;)))">
            <text:p><text:s text:c="2"/></text:p>
          </table:table-cell>
          <table:table-cell table:style-name="ce41" table:formula="of:=IF([.H646]=&quot;&quot;;&quot;&quot;;[.H646]-[.C646])">
            <text:p/>
          </table:table-cell>
          <table:table-cell table:style-name="ce62" table:formula="of:=IF([.A646]=&quot;&quot;;&quot;&quot;;TEXT(DATE(YEAR([.A646]);MONTH([.A646]);DAY([.A646]));&quot;AAAA&quot;))">
            <text:p/>
          </table:table-cell>
          <table:table-cell table:style-name="ce62" table:formula="of:=IF([.D646]=&quot;&quot;;&quot;&quot;;TEXT(DATE(YEAR([.D646]);MONTH([.D646]);DAY([.D646]));&quot;AAAA&quot;))">
            <text:p/>
          </table:table-cell>
          <table:table-cell table:style-name="ce62" table:formula="of:=IF([.G646]=&quot;&quot;;&quot;&quot;;TEXT(DATE(YEAR([.G646]);MONTH([.G646]);DAY([.G646]));&quot;AAAA&quot;))">
            <text:p/>
          </table:table-cell>
          <table:table-cell table:style-name="ce62" table:formula="of:=IF([.A646]=&quot;&quot;;&quot;&quot;;TEXT(DATE(YEAR([.A646]);MONTH([.A646]);DAY([.A646]));&quot;MMM&quot;))">
            <text:p/>
          </table:table-cell>
          <table:table-cell table:style-name="ce62" table:formula="of:=IF([.D646]=&quot;&quot;;&quot;&quot;;TEXT(DATE(YEAR([.D646]);MONTH([.D646]);DAY([.D646]));&quot;MMM&quot;))">
            <text:p/>
          </table:table-cell>
          <table:table-cell table:style-name="ce62" table:formula="of:=IF([.G646]=&quot;&quot;;&quot;&quot;;TEXT(DATE(YEAR([.G646]);MONTH([.G646]);DAY([.G646]));&quot;MMM&quot;))">
            <text:p/>
          </table:table-cell>
          <table:table-cell table:style-name="ce70" table:formula="of:=IF([.D646]=&quot;&quot;;&quot;&quot;;TEXT(DATE(YEAR([.D646]);MONTH([.D646]);DAY([.D64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7]=&quot;&quot;;&quot;&quot;;VLOOKUP([.K647];[Contas.$A$1:.$C$54];2;0))">
            <text:p><text:s text:c="2"/></text:p>
          </table:table-cell>
          <table:table-cell table:style-name="ce15" table:formula="of:=IF([.K647]=&quot;&quot;;&quot;&quot;;VLOOKUP([.K647];[Contas.$A$1:.$C$54];3;0))">
            <text:p><text:s text:c="2"/></text:p>
          </table:table-cell>
          <table:table-cell table:style-name="ce16" table:formula="of:=IF([.G647]&lt;&gt;&quot;&quot;;&quot;Pago&quot;;IF(AND([.G647]=&quot;&quot;;[.E647]&lt;&gt;&quot;&quot;;[.F647]&lt;&gt;&quot;&quot;;TODAY()&gt;=[.D647]);&quot;Vencido&quot;;IF(AND([.E647]=&quot;&quot;;[.F647]=&quot;&quot;;[.G647]=&quot;&quot;;[.H647]=&quot;&quot;);&quot;&quot;;&quot;A Vencer&quot;)))">
            <text:p><text:s text:c="2"/></text:p>
          </table:table-cell>
          <table:table-cell table:style-name="ce41" table:formula="of:=IF([.H647]=&quot;&quot;;&quot;&quot;;[.H647]-[.C647])">
            <text:p/>
          </table:table-cell>
          <table:table-cell table:style-name="ce62" table:formula="of:=IF([.A647]=&quot;&quot;;&quot;&quot;;TEXT(DATE(YEAR([.A647]);MONTH([.A647]);DAY([.A647]));&quot;AAAA&quot;))">
            <text:p/>
          </table:table-cell>
          <table:table-cell table:style-name="ce62" table:formula="of:=IF([.D647]=&quot;&quot;;&quot;&quot;;TEXT(DATE(YEAR([.D647]);MONTH([.D647]);DAY([.D647]));&quot;AAAA&quot;))">
            <text:p/>
          </table:table-cell>
          <table:table-cell table:style-name="ce62" table:formula="of:=IF([.G647]=&quot;&quot;;&quot;&quot;;TEXT(DATE(YEAR([.G647]);MONTH([.G647]);DAY([.G647]));&quot;AAAA&quot;))">
            <text:p/>
          </table:table-cell>
          <table:table-cell table:style-name="ce62" table:formula="of:=IF([.A647]=&quot;&quot;;&quot;&quot;;TEXT(DATE(YEAR([.A647]);MONTH([.A647]);DAY([.A647]));&quot;MMM&quot;))">
            <text:p/>
          </table:table-cell>
          <table:table-cell table:style-name="ce62" table:formula="of:=IF([.D647]=&quot;&quot;;&quot;&quot;;TEXT(DATE(YEAR([.D647]);MONTH([.D647]);DAY([.D647]));&quot;MMM&quot;))">
            <text:p/>
          </table:table-cell>
          <table:table-cell table:style-name="ce62" table:formula="of:=IF([.G647]=&quot;&quot;;&quot;&quot;;TEXT(DATE(YEAR([.G647]);MONTH([.G647]);DAY([.G647]));&quot;MMM&quot;))">
            <text:p/>
          </table:table-cell>
          <table:table-cell table:style-name="ce70" table:formula="of:=IF([.D647]=&quot;&quot;;&quot;&quot;;TEXT(DATE(YEAR([.D647]);MONTH([.D647]);DAY([.D64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8]=&quot;&quot;;&quot;&quot;;VLOOKUP([.K648];[Contas.$A$1:.$C$54];2;0))">
            <text:p><text:s text:c="2"/></text:p>
          </table:table-cell>
          <table:table-cell table:style-name="ce15" table:formula="of:=IF([.K648]=&quot;&quot;;&quot;&quot;;VLOOKUP([.K648];[Contas.$A$1:.$C$54];3;0))">
            <text:p><text:s text:c="2"/></text:p>
          </table:table-cell>
          <table:table-cell table:style-name="ce16" table:formula="of:=IF([.G648]&lt;&gt;&quot;&quot;;&quot;Pago&quot;;IF(AND([.G648]=&quot;&quot;;[.E648]&lt;&gt;&quot;&quot;;[.F648]&lt;&gt;&quot;&quot;;TODAY()&gt;=[.D648]);&quot;Vencido&quot;;IF(AND([.E648]=&quot;&quot;;[.F648]=&quot;&quot;;[.G648]=&quot;&quot;;[.H648]=&quot;&quot;);&quot;&quot;;&quot;A Vencer&quot;)))">
            <text:p><text:s text:c="2"/></text:p>
          </table:table-cell>
          <table:table-cell table:style-name="ce41" table:formula="of:=IF([.H648]=&quot;&quot;;&quot;&quot;;[.H648]-[.C648])">
            <text:p/>
          </table:table-cell>
          <table:table-cell table:style-name="ce62" table:formula="of:=IF([.A648]=&quot;&quot;;&quot;&quot;;TEXT(DATE(YEAR([.A648]);MONTH([.A648]);DAY([.A648]));&quot;AAAA&quot;))">
            <text:p/>
          </table:table-cell>
          <table:table-cell table:style-name="ce62" table:formula="of:=IF([.D648]=&quot;&quot;;&quot;&quot;;TEXT(DATE(YEAR([.D648]);MONTH([.D648]);DAY([.D648]));&quot;AAAA&quot;))">
            <text:p/>
          </table:table-cell>
          <table:table-cell table:style-name="ce62" table:formula="of:=IF([.G648]=&quot;&quot;;&quot;&quot;;TEXT(DATE(YEAR([.G648]);MONTH([.G648]);DAY([.G648]));&quot;AAAA&quot;))">
            <text:p/>
          </table:table-cell>
          <table:table-cell table:style-name="ce62" table:formula="of:=IF([.A648]=&quot;&quot;;&quot;&quot;;TEXT(DATE(YEAR([.A648]);MONTH([.A648]);DAY([.A648]));&quot;MMM&quot;))">
            <text:p/>
          </table:table-cell>
          <table:table-cell table:style-name="ce62" table:formula="of:=IF([.D648]=&quot;&quot;;&quot;&quot;;TEXT(DATE(YEAR([.D648]);MONTH([.D648]);DAY([.D648]));&quot;MMM&quot;))">
            <text:p/>
          </table:table-cell>
          <table:table-cell table:style-name="ce62" table:formula="of:=IF([.G648]=&quot;&quot;;&quot;&quot;;TEXT(DATE(YEAR([.G648]);MONTH([.G648]);DAY([.G648]));&quot;MMM&quot;))">
            <text:p/>
          </table:table-cell>
          <table:table-cell table:style-name="ce70" table:formula="of:=IF([.D648]=&quot;&quot;;&quot;&quot;;TEXT(DATE(YEAR([.D648]);MONTH([.D648]);DAY([.D64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49]=&quot;&quot;;&quot;&quot;;VLOOKUP([.K649];[Contas.$A$1:.$C$54];2;0))">
            <text:p><text:s text:c="2"/></text:p>
          </table:table-cell>
          <table:table-cell table:style-name="ce15" table:formula="of:=IF([.K649]=&quot;&quot;;&quot;&quot;;VLOOKUP([.K649];[Contas.$A$1:.$C$54];3;0))">
            <text:p><text:s text:c="2"/></text:p>
          </table:table-cell>
          <table:table-cell table:style-name="ce16" table:formula="of:=IF([.G649]&lt;&gt;&quot;&quot;;&quot;Pago&quot;;IF(AND([.G649]=&quot;&quot;;[.E649]&lt;&gt;&quot;&quot;;[.F649]&lt;&gt;&quot;&quot;;TODAY()&gt;=[.D649]);&quot;Vencido&quot;;IF(AND([.E649]=&quot;&quot;;[.F649]=&quot;&quot;;[.G649]=&quot;&quot;;[.H649]=&quot;&quot;);&quot;&quot;;&quot;A Vencer&quot;)))">
            <text:p><text:s text:c="2"/></text:p>
          </table:table-cell>
          <table:table-cell table:style-name="ce41" table:formula="of:=IF([.H649]=&quot;&quot;;&quot;&quot;;[.H649]-[.C649])">
            <text:p/>
          </table:table-cell>
          <table:table-cell table:style-name="ce62" table:formula="of:=IF([.A649]=&quot;&quot;;&quot;&quot;;TEXT(DATE(YEAR([.A649]);MONTH([.A649]);DAY([.A649]));&quot;AAAA&quot;))">
            <text:p/>
          </table:table-cell>
          <table:table-cell table:style-name="ce62" table:formula="of:=IF([.D649]=&quot;&quot;;&quot;&quot;;TEXT(DATE(YEAR([.D649]);MONTH([.D649]);DAY([.D649]));&quot;AAAA&quot;))">
            <text:p/>
          </table:table-cell>
          <table:table-cell table:style-name="ce62" table:formula="of:=IF([.G649]=&quot;&quot;;&quot;&quot;;TEXT(DATE(YEAR([.G649]);MONTH([.G649]);DAY([.G649]));&quot;AAAA&quot;))">
            <text:p/>
          </table:table-cell>
          <table:table-cell table:style-name="ce62" table:formula="of:=IF([.A649]=&quot;&quot;;&quot;&quot;;TEXT(DATE(YEAR([.A649]);MONTH([.A649]);DAY([.A649]));&quot;MMM&quot;))">
            <text:p/>
          </table:table-cell>
          <table:table-cell table:style-name="ce62" table:formula="of:=IF([.D649]=&quot;&quot;;&quot;&quot;;TEXT(DATE(YEAR([.D649]);MONTH([.D649]);DAY([.D649]));&quot;MMM&quot;))">
            <text:p/>
          </table:table-cell>
          <table:table-cell table:style-name="ce62" table:formula="of:=IF([.G649]=&quot;&quot;;&quot;&quot;;TEXT(DATE(YEAR([.G649]);MONTH([.G649]);DAY([.G649]));&quot;MMM&quot;))">
            <text:p/>
          </table:table-cell>
          <table:table-cell table:style-name="ce70" table:formula="of:=IF([.D649]=&quot;&quot;;&quot;&quot;;TEXT(DATE(YEAR([.D649]);MONTH([.D649]);DAY([.D64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0]=&quot;&quot;;&quot;&quot;;VLOOKUP([.K650];[Contas.$A$1:.$C$54];2;0))">
            <text:p><text:s text:c="2"/></text:p>
          </table:table-cell>
          <table:table-cell table:style-name="ce15" table:formula="of:=IF([.K650]=&quot;&quot;;&quot;&quot;;VLOOKUP([.K650];[Contas.$A$1:.$C$54];3;0))">
            <text:p><text:s text:c="2"/></text:p>
          </table:table-cell>
          <table:table-cell table:style-name="ce16" table:formula="of:=IF([.G650]&lt;&gt;&quot;&quot;;&quot;Pago&quot;;IF(AND([.G650]=&quot;&quot;;[.E650]&lt;&gt;&quot;&quot;;[.F650]&lt;&gt;&quot;&quot;;TODAY()&gt;=[.D650]);&quot;Vencido&quot;;IF(AND([.E650]=&quot;&quot;;[.F650]=&quot;&quot;;[.G650]=&quot;&quot;;[.H650]=&quot;&quot;);&quot;&quot;;&quot;A Vencer&quot;)))">
            <text:p><text:s text:c="2"/></text:p>
          </table:table-cell>
          <table:table-cell table:style-name="ce41" table:formula="of:=IF([.H650]=&quot;&quot;;&quot;&quot;;[.H650]-[.C650])">
            <text:p/>
          </table:table-cell>
          <table:table-cell table:style-name="ce62" table:formula="of:=IF([.A650]=&quot;&quot;;&quot;&quot;;TEXT(DATE(YEAR([.A650]);MONTH([.A650]);DAY([.A650]));&quot;AAAA&quot;))">
            <text:p/>
          </table:table-cell>
          <table:table-cell table:style-name="ce62" table:formula="of:=IF([.D650]=&quot;&quot;;&quot;&quot;;TEXT(DATE(YEAR([.D650]);MONTH([.D650]);DAY([.D650]));&quot;AAAA&quot;))">
            <text:p/>
          </table:table-cell>
          <table:table-cell table:style-name="ce62" table:formula="of:=IF([.G650]=&quot;&quot;;&quot;&quot;;TEXT(DATE(YEAR([.G650]);MONTH([.G650]);DAY([.G650]));&quot;AAAA&quot;))">
            <text:p/>
          </table:table-cell>
          <table:table-cell table:style-name="ce62" table:formula="of:=IF([.A650]=&quot;&quot;;&quot;&quot;;TEXT(DATE(YEAR([.A650]);MONTH([.A650]);DAY([.A650]));&quot;MMM&quot;))">
            <text:p/>
          </table:table-cell>
          <table:table-cell table:style-name="ce62" table:formula="of:=IF([.D650]=&quot;&quot;;&quot;&quot;;TEXT(DATE(YEAR([.D650]);MONTH([.D650]);DAY([.D650]));&quot;MMM&quot;))">
            <text:p/>
          </table:table-cell>
          <table:table-cell table:style-name="ce62" table:formula="of:=IF([.G650]=&quot;&quot;;&quot;&quot;;TEXT(DATE(YEAR([.G650]);MONTH([.G650]);DAY([.G650]));&quot;MMM&quot;))">
            <text:p/>
          </table:table-cell>
          <table:table-cell table:style-name="ce70" table:formula="of:=IF([.D650]=&quot;&quot;;&quot;&quot;;TEXT(DATE(YEAR([.D650]);MONTH([.D650]);DAY([.D65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1]=&quot;&quot;;&quot;&quot;;VLOOKUP([.K651];[Contas.$A$1:.$C$54];2;0))">
            <text:p><text:s text:c="2"/></text:p>
          </table:table-cell>
          <table:table-cell table:style-name="ce15" table:formula="of:=IF([.K651]=&quot;&quot;;&quot;&quot;;VLOOKUP([.K651];[Contas.$A$1:.$C$54];3;0))">
            <text:p><text:s text:c="2"/></text:p>
          </table:table-cell>
          <table:table-cell table:style-name="ce16" table:formula="of:=IF([.G651]&lt;&gt;&quot;&quot;;&quot;Pago&quot;;IF(AND([.G651]=&quot;&quot;;[.E651]&lt;&gt;&quot;&quot;;[.F651]&lt;&gt;&quot;&quot;;TODAY()&gt;=[.D651]);&quot;Vencido&quot;;IF(AND([.E651]=&quot;&quot;;[.F651]=&quot;&quot;;[.G651]=&quot;&quot;;[.H651]=&quot;&quot;);&quot;&quot;;&quot;A Vencer&quot;)))">
            <text:p><text:s text:c="2"/></text:p>
          </table:table-cell>
          <table:table-cell table:style-name="ce41" table:formula="of:=IF([.H651]=&quot;&quot;;&quot;&quot;;[.H651]-[.C651])">
            <text:p/>
          </table:table-cell>
          <table:table-cell table:style-name="ce62" table:formula="of:=IF([.A651]=&quot;&quot;;&quot;&quot;;TEXT(DATE(YEAR([.A651]);MONTH([.A651]);DAY([.A651]));&quot;AAAA&quot;))">
            <text:p/>
          </table:table-cell>
          <table:table-cell table:style-name="ce62" table:formula="of:=IF([.D651]=&quot;&quot;;&quot;&quot;;TEXT(DATE(YEAR([.D651]);MONTH([.D651]);DAY([.D651]));&quot;AAAA&quot;))">
            <text:p/>
          </table:table-cell>
          <table:table-cell table:style-name="ce62" table:formula="of:=IF([.G651]=&quot;&quot;;&quot;&quot;;TEXT(DATE(YEAR([.G651]);MONTH([.G651]);DAY([.G651]));&quot;AAAA&quot;))">
            <text:p/>
          </table:table-cell>
          <table:table-cell table:style-name="ce62" table:formula="of:=IF([.A651]=&quot;&quot;;&quot;&quot;;TEXT(DATE(YEAR([.A651]);MONTH([.A651]);DAY([.A651]));&quot;MMM&quot;))">
            <text:p/>
          </table:table-cell>
          <table:table-cell table:style-name="ce62" table:formula="of:=IF([.D651]=&quot;&quot;;&quot;&quot;;TEXT(DATE(YEAR([.D651]);MONTH([.D651]);DAY([.D651]));&quot;MMM&quot;))">
            <text:p/>
          </table:table-cell>
          <table:table-cell table:style-name="ce62" table:formula="of:=IF([.G651]=&quot;&quot;;&quot;&quot;;TEXT(DATE(YEAR([.G651]);MONTH([.G651]);DAY([.G651]));&quot;MMM&quot;))">
            <text:p/>
          </table:table-cell>
          <table:table-cell table:style-name="ce70" table:formula="of:=IF([.D651]=&quot;&quot;;&quot;&quot;;TEXT(DATE(YEAR([.D651]);MONTH([.D651]);DAY([.D65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2]=&quot;&quot;;&quot;&quot;;VLOOKUP([.K652];[Contas.$A$1:.$C$54];2;0))">
            <text:p><text:s text:c="2"/></text:p>
          </table:table-cell>
          <table:table-cell table:style-name="ce15" table:formula="of:=IF([.K652]=&quot;&quot;;&quot;&quot;;VLOOKUP([.K652];[Contas.$A$1:.$C$54];3;0))">
            <text:p><text:s text:c="2"/></text:p>
          </table:table-cell>
          <table:table-cell table:style-name="ce16" table:formula="of:=IF([.G652]&lt;&gt;&quot;&quot;;&quot;Pago&quot;;IF(AND([.G652]=&quot;&quot;;[.E652]&lt;&gt;&quot;&quot;;[.F652]&lt;&gt;&quot;&quot;;TODAY()&gt;=[.D652]);&quot;Vencido&quot;;IF(AND([.E652]=&quot;&quot;;[.F652]=&quot;&quot;;[.G652]=&quot;&quot;;[.H652]=&quot;&quot;);&quot;&quot;;&quot;A Vencer&quot;)))">
            <text:p><text:s text:c="2"/></text:p>
          </table:table-cell>
          <table:table-cell table:style-name="ce41" table:formula="of:=IF([.H652]=&quot;&quot;;&quot;&quot;;[.H652]-[.C652])">
            <text:p/>
          </table:table-cell>
          <table:table-cell table:style-name="ce62" table:formula="of:=IF([.A652]=&quot;&quot;;&quot;&quot;;TEXT(DATE(YEAR([.A652]);MONTH([.A652]);DAY([.A652]));&quot;AAAA&quot;))">
            <text:p/>
          </table:table-cell>
          <table:table-cell table:style-name="ce62" table:formula="of:=IF([.D652]=&quot;&quot;;&quot;&quot;;TEXT(DATE(YEAR([.D652]);MONTH([.D652]);DAY([.D652]));&quot;AAAA&quot;))">
            <text:p/>
          </table:table-cell>
          <table:table-cell table:style-name="ce62" table:formula="of:=IF([.G652]=&quot;&quot;;&quot;&quot;;TEXT(DATE(YEAR([.G652]);MONTH([.G652]);DAY([.G652]));&quot;AAAA&quot;))">
            <text:p/>
          </table:table-cell>
          <table:table-cell table:style-name="ce62" table:formula="of:=IF([.A652]=&quot;&quot;;&quot;&quot;;TEXT(DATE(YEAR([.A652]);MONTH([.A652]);DAY([.A652]));&quot;MMM&quot;))">
            <text:p/>
          </table:table-cell>
          <table:table-cell table:style-name="ce62" table:formula="of:=IF([.D652]=&quot;&quot;;&quot;&quot;;TEXT(DATE(YEAR([.D652]);MONTH([.D652]);DAY([.D652]));&quot;MMM&quot;))">
            <text:p/>
          </table:table-cell>
          <table:table-cell table:style-name="ce62" table:formula="of:=IF([.G652]=&quot;&quot;;&quot;&quot;;TEXT(DATE(YEAR([.G652]);MONTH([.G652]);DAY([.G652]));&quot;MMM&quot;))">
            <text:p/>
          </table:table-cell>
          <table:table-cell table:style-name="ce70" table:formula="of:=IF([.D652]=&quot;&quot;;&quot;&quot;;TEXT(DATE(YEAR([.D652]);MONTH([.D652]);DAY([.D65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3]=&quot;&quot;;&quot;&quot;;VLOOKUP([.K653];[Contas.$A$1:.$C$54];2;0))">
            <text:p><text:s text:c="2"/></text:p>
          </table:table-cell>
          <table:table-cell table:style-name="ce15" table:formula="of:=IF([.K653]=&quot;&quot;;&quot;&quot;;VLOOKUP([.K653];[Contas.$A$1:.$C$54];3;0))">
            <text:p><text:s text:c="2"/></text:p>
          </table:table-cell>
          <table:table-cell table:style-name="ce16" table:formula="of:=IF([.G653]&lt;&gt;&quot;&quot;;&quot;Pago&quot;;IF(AND([.G653]=&quot;&quot;;[.E653]&lt;&gt;&quot;&quot;;[.F653]&lt;&gt;&quot;&quot;;TODAY()&gt;=[.D653]);&quot;Vencido&quot;;IF(AND([.E653]=&quot;&quot;;[.F653]=&quot;&quot;;[.G653]=&quot;&quot;;[.H653]=&quot;&quot;);&quot;&quot;;&quot;A Vencer&quot;)))">
            <text:p><text:s text:c="2"/></text:p>
          </table:table-cell>
          <table:table-cell table:style-name="ce41" table:formula="of:=IF([.H653]=&quot;&quot;;&quot;&quot;;[.H653]-[.C653])">
            <text:p/>
          </table:table-cell>
          <table:table-cell table:style-name="ce62" table:formula="of:=IF([.A653]=&quot;&quot;;&quot;&quot;;TEXT(DATE(YEAR([.A653]);MONTH([.A653]);DAY([.A653]));&quot;AAAA&quot;))">
            <text:p/>
          </table:table-cell>
          <table:table-cell table:style-name="ce62" table:formula="of:=IF([.D653]=&quot;&quot;;&quot;&quot;;TEXT(DATE(YEAR([.D653]);MONTH([.D653]);DAY([.D653]));&quot;AAAA&quot;))">
            <text:p/>
          </table:table-cell>
          <table:table-cell table:style-name="ce62" table:formula="of:=IF([.G653]=&quot;&quot;;&quot;&quot;;TEXT(DATE(YEAR([.G653]);MONTH([.G653]);DAY([.G653]));&quot;AAAA&quot;))">
            <text:p/>
          </table:table-cell>
          <table:table-cell table:style-name="ce62" table:formula="of:=IF([.A653]=&quot;&quot;;&quot;&quot;;TEXT(DATE(YEAR([.A653]);MONTH([.A653]);DAY([.A653]));&quot;MMM&quot;))">
            <text:p/>
          </table:table-cell>
          <table:table-cell table:style-name="ce62" table:formula="of:=IF([.D653]=&quot;&quot;;&quot;&quot;;TEXT(DATE(YEAR([.D653]);MONTH([.D653]);DAY([.D653]));&quot;MMM&quot;))">
            <text:p/>
          </table:table-cell>
          <table:table-cell table:style-name="ce62" table:formula="of:=IF([.G653]=&quot;&quot;;&quot;&quot;;TEXT(DATE(YEAR([.G653]);MONTH([.G653]);DAY([.G653]));&quot;MMM&quot;))">
            <text:p/>
          </table:table-cell>
          <table:table-cell table:style-name="ce70" table:formula="of:=IF([.D653]=&quot;&quot;;&quot;&quot;;TEXT(DATE(YEAR([.D653]);MONTH([.D653]);DAY([.D65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4]=&quot;&quot;;&quot;&quot;;VLOOKUP([.K654];[Contas.$A$1:.$C$54];2;0))">
            <text:p><text:s text:c="2"/></text:p>
          </table:table-cell>
          <table:table-cell table:style-name="ce15" table:formula="of:=IF([.K654]=&quot;&quot;;&quot;&quot;;VLOOKUP([.K654];[Contas.$A$1:.$C$54];3;0))">
            <text:p><text:s text:c="2"/></text:p>
          </table:table-cell>
          <table:table-cell table:style-name="ce16" table:formula="of:=IF([.G654]&lt;&gt;&quot;&quot;;&quot;Pago&quot;;IF(AND([.G654]=&quot;&quot;;[.E654]&lt;&gt;&quot;&quot;;[.F654]&lt;&gt;&quot;&quot;;TODAY()&gt;=[.D654]);&quot;Vencido&quot;;IF(AND([.E654]=&quot;&quot;;[.F654]=&quot;&quot;;[.G654]=&quot;&quot;;[.H654]=&quot;&quot;);&quot;&quot;;&quot;A Vencer&quot;)))">
            <text:p><text:s text:c="2"/></text:p>
          </table:table-cell>
          <table:table-cell table:style-name="ce41" table:formula="of:=IF([.H654]=&quot;&quot;;&quot;&quot;;[.H654]-[.C654])">
            <text:p/>
          </table:table-cell>
          <table:table-cell table:style-name="ce62" table:formula="of:=IF([.A654]=&quot;&quot;;&quot;&quot;;TEXT(DATE(YEAR([.A654]);MONTH([.A654]);DAY([.A654]));&quot;AAAA&quot;))">
            <text:p/>
          </table:table-cell>
          <table:table-cell table:style-name="ce62" table:formula="of:=IF([.D654]=&quot;&quot;;&quot;&quot;;TEXT(DATE(YEAR([.D654]);MONTH([.D654]);DAY([.D654]));&quot;AAAA&quot;))">
            <text:p/>
          </table:table-cell>
          <table:table-cell table:style-name="ce62" table:formula="of:=IF([.G654]=&quot;&quot;;&quot;&quot;;TEXT(DATE(YEAR([.G654]);MONTH([.G654]);DAY([.G654]));&quot;AAAA&quot;))">
            <text:p/>
          </table:table-cell>
          <table:table-cell table:style-name="ce62" table:formula="of:=IF([.A654]=&quot;&quot;;&quot;&quot;;TEXT(DATE(YEAR([.A654]);MONTH([.A654]);DAY([.A654]));&quot;MMM&quot;))">
            <text:p/>
          </table:table-cell>
          <table:table-cell table:style-name="ce62" table:formula="of:=IF([.D654]=&quot;&quot;;&quot;&quot;;TEXT(DATE(YEAR([.D654]);MONTH([.D654]);DAY([.D654]));&quot;MMM&quot;))">
            <text:p/>
          </table:table-cell>
          <table:table-cell table:style-name="ce62" table:formula="of:=IF([.G654]=&quot;&quot;;&quot;&quot;;TEXT(DATE(YEAR([.G654]);MONTH([.G654]);DAY([.G654]));&quot;MMM&quot;))">
            <text:p/>
          </table:table-cell>
          <table:table-cell table:style-name="ce70" table:formula="of:=IF([.D654]=&quot;&quot;;&quot;&quot;;TEXT(DATE(YEAR([.D654]);MONTH([.D654]);DAY([.D65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5]=&quot;&quot;;&quot;&quot;;VLOOKUP([.K655];[Contas.$A$1:.$C$54];2;0))">
            <text:p><text:s text:c="2"/></text:p>
          </table:table-cell>
          <table:table-cell table:style-name="ce15" table:formula="of:=IF([.K655]=&quot;&quot;;&quot;&quot;;VLOOKUP([.K655];[Contas.$A$1:.$C$54];3;0))">
            <text:p><text:s text:c="2"/></text:p>
          </table:table-cell>
          <table:table-cell table:style-name="ce16" table:formula="of:=IF([.G655]&lt;&gt;&quot;&quot;;&quot;Pago&quot;;IF(AND([.G655]=&quot;&quot;;[.E655]&lt;&gt;&quot;&quot;;[.F655]&lt;&gt;&quot;&quot;;TODAY()&gt;=[.D655]);&quot;Vencido&quot;;IF(AND([.E655]=&quot;&quot;;[.F655]=&quot;&quot;;[.G655]=&quot;&quot;;[.H655]=&quot;&quot;);&quot;&quot;;&quot;A Vencer&quot;)))">
            <text:p><text:s text:c="2"/></text:p>
          </table:table-cell>
          <table:table-cell table:style-name="ce41" table:formula="of:=IF([.H655]=&quot;&quot;;&quot;&quot;;[.H655]-[.C655])">
            <text:p/>
          </table:table-cell>
          <table:table-cell table:style-name="ce62" table:formula="of:=IF([.A655]=&quot;&quot;;&quot;&quot;;TEXT(DATE(YEAR([.A655]);MONTH([.A655]);DAY([.A655]));&quot;AAAA&quot;))">
            <text:p/>
          </table:table-cell>
          <table:table-cell table:style-name="ce62" table:formula="of:=IF([.D655]=&quot;&quot;;&quot;&quot;;TEXT(DATE(YEAR([.D655]);MONTH([.D655]);DAY([.D655]));&quot;AAAA&quot;))">
            <text:p/>
          </table:table-cell>
          <table:table-cell table:style-name="ce62" table:formula="of:=IF([.G655]=&quot;&quot;;&quot;&quot;;TEXT(DATE(YEAR([.G655]);MONTH([.G655]);DAY([.G655]));&quot;AAAA&quot;))">
            <text:p/>
          </table:table-cell>
          <table:table-cell table:style-name="ce62" table:formula="of:=IF([.A655]=&quot;&quot;;&quot;&quot;;TEXT(DATE(YEAR([.A655]);MONTH([.A655]);DAY([.A655]));&quot;MMM&quot;))">
            <text:p/>
          </table:table-cell>
          <table:table-cell table:style-name="ce62" table:formula="of:=IF([.D655]=&quot;&quot;;&quot;&quot;;TEXT(DATE(YEAR([.D655]);MONTH([.D655]);DAY([.D655]));&quot;MMM&quot;))">
            <text:p/>
          </table:table-cell>
          <table:table-cell table:style-name="ce62" table:formula="of:=IF([.G655]=&quot;&quot;;&quot;&quot;;TEXT(DATE(YEAR([.G655]);MONTH([.G655]);DAY([.G655]));&quot;MMM&quot;))">
            <text:p/>
          </table:table-cell>
          <table:table-cell table:style-name="ce70" table:formula="of:=IF([.D655]=&quot;&quot;;&quot;&quot;;TEXT(DATE(YEAR([.D655]);MONTH([.D655]);DAY([.D65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6]=&quot;&quot;;&quot;&quot;;VLOOKUP([.K656];[Contas.$A$1:.$C$54];2;0))">
            <text:p><text:s text:c="2"/></text:p>
          </table:table-cell>
          <table:table-cell table:style-name="ce15" table:formula="of:=IF([.K656]=&quot;&quot;;&quot;&quot;;VLOOKUP([.K656];[Contas.$A$1:.$C$54];3;0))">
            <text:p><text:s text:c="2"/></text:p>
          </table:table-cell>
          <table:table-cell table:style-name="ce16" table:formula="of:=IF([.G656]&lt;&gt;&quot;&quot;;&quot;Pago&quot;;IF(AND([.G656]=&quot;&quot;;[.E656]&lt;&gt;&quot;&quot;;[.F656]&lt;&gt;&quot;&quot;;TODAY()&gt;=[.D656]);&quot;Vencido&quot;;IF(AND([.E656]=&quot;&quot;;[.F656]=&quot;&quot;;[.G656]=&quot;&quot;;[.H656]=&quot;&quot;);&quot;&quot;;&quot;A Vencer&quot;)))">
            <text:p><text:s text:c="2"/></text:p>
          </table:table-cell>
          <table:table-cell table:style-name="ce41" table:formula="of:=IF([.H656]=&quot;&quot;;&quot;&quot;;[.H656]-[.C656])">
            <text:p/>
          </table:table-cell>
          <table:table-cell table:style-name="ce62" table:formula="of:=IF([.A656]=&quot;&quot;;&quot;&quot;;TEXT(DATE(YEAR([.A656]);MONTH([.A656]);DAY([.A656]));&quot;AAAA&quot;))">
            <text:p/>
          </table:table-cell>
          <table:table-cell table:style-name="ce62" table:formula="of:=IF([.D656]=&quot;&quot;;&quot;&quot;;TEXT(DATE(YEAR([.D656]);MONTH([.D656]);DAY([.D656]));&quot;AAAA&quot;))">
            <text:p/>
          </table:table-cell>
          <table:table-cell table:style-name="ce62" table:formula="of:=IF([.G656]=&quot;&quot;;&quot;&quot;;TEXT(DATE(YEAR([.G656]);MONTH([.G656]);DAY([.G656]));&quot;AAAA&quot;))">
            <text:p/>
          </table:table-cell>
          <table:table-cell table:style-name="ce62" table:formula="of:=IF([.A656]=&quot;&quot;;&quot;&quot;;TEXT(DATE(YEAR([.A656]);MONTH([.A656]);DAY([.A656]));&quot;MMM&quot;))">
            <text:p/>
          </table:table-cell>
          <table:table-cell table:style-name="ce62" table:formula="of:=IF([.D656]=&quot;&quot;;&quot;&quot;;TEXT(DATE(YEAR([.D656]);MONTH([.D656]);DAY([.D656]));&quot;MMM&quot;))">
            <text:p/>
          </table:table-cell>
          <table:table-cell table:style-name="ce62" table:formula="of:=IF([.G656]=&quot;&quot;;&quot;&quot;;TEXT(DATE(YEAR([.G656]);MONTH([.G656]);DAY([.G656]));&quot;MMM&quot;))">
            <text:p/>
          </table:table-cell>
          <table:table-cell table:style-name="ce70" table:formula="of:=IF([.D656]=&quot;&quot;;&quot;&quot;;TEXT(DATE(YEAR([.D656]);MONTH([.D656]);DAY([.D65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7]=&quot;&quot;;&quot;&quot;;VLOOKUP([.K657];[Contas.$A$1:.$C$54];2;0))">
            <text:p><text:s text:c="2"/></text:p>
          </table:table-cell>
          <table:table-cell table:style-name="ce15" table:formula="of:=IF([.K657]=&quot;&quot;;&quot;&quot;;VLOOKUP([.K657];[Contas.$A$1:.$C$54];3;0))">
            <text:p><text:s text:c="2"/></text:p>
          </table:table-cell>
          <table:table-cell table:style-name="ce16" table:formula="of:=IF([.G657]&lt;&gt;&quot;&quot;;&quot;Pago&quot;;IF(AND([.G657]=&quot;&quot;;[.E657]&lt;&gt;&quot;&quot;;[.F657]&lt;&gt;&quot;&quot;;TODAY()&gt;=[.D657]);&quot;Vencido&quot;;IF(AND([.E657]=&quot;&quot;;[.F657]=&quot;&quot;;[.G657]=&quot;&quot;;[.H657]=&quot;&quot;);&quot;&quot;;&quot;A Vencer&quot;)))">
            <text:p><text:s text:c="2"/></text:p>
          </table:table-cell>
          <table:table-cell table:style-name="ce41" table:formula="of:=IF([.H657]=&quot;&quot;;&quot;&quot;;[.H657]-[.C657])">
            <text:p/>
          </table:table-cell>
          <table:table-cell table:style-name="ce62" table:formula="of:=IF([.A657]=&quot;&quot;;&quot;&quot;;TEXT(DATE(YEAR([.A657]);MONTH([.A657]);DAY([.A657]));&quot;AAAA&quot;))">
            <text:p/>
          </table:table-cell>
          <table:table-cell table:style-name="ce62" table:formula="of:=IF([.D657]=&quot;&quot;;&quot;&quot;;TEXT(DATE(YEAR([.D657]);MONTH([.D657]);DAY([.D657]));&quot;AAAA&quot;))">
            <text:p/>
          </table:table-cell>
          <table:table-cell table:style-name="ce62" table:formula="of:=IF([.G657]=&quot;&quot;;&quot;&quot;;TEXT(DATE(YEAR([.G657]);MONTH([.G657]);DAY([.G657]));&quot;AAAA&quot;))">
            <text:p/>
          </table:table-cell>
          <table:table-cell table:style-name="ce62" table:formula="of:=IF([.A657]=&quot;&quot;;&quot;&quot;;TEXT(DATE(YEAR([.A657]);MONTH([.A657]);DAY([.A657]));&quot;MMM&quot;))">
            <text:p/>
          </table:table-cell>
          <table:table-cell table:style-name="ce62" table:formula="of:=IF([.D657]=&quot;&quot;;&quot;&quot;;TEXT(DATE(YEAR([.D657]);MONTH([.D657]);DAY([.D657]));&quot;MMM&quot;))">
            <text:p/>
          </table:table-cell>
          <table:table-cell table:style-name="ce62" table:formula="of:=IF([.G657]=&quot;&quot;;&quot;&quot;;TEXT(DATE(YEAR([.G657]);MONTH([.G657]);DAY([.G657]));&quot;MMM&quot;))">
            <text:p/>
          </table:table-cell>
          <table:table-cell table:style-name="ce70" table:formula="of:=IF([.D657]=&quot;&quot;;&quot;&quot;;TEXT(DATE(YEAR([.D657]);MONTH([.D657]);DAY([.D65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8]=&quot;&quot;;&quot;&quot;;VLOOKUP([.K658];[Contas.$A$1:.$C$54];2;0))">
            <text:p><text:s text:c="2"/></text:p>
          </table:table-cell>
          <table:table-cell table:style-name="ce15" table:formula="of:=IF([.K658]=&quot;&quot;;&quot;&quot;;VLOOKUP([.K658];[Contas.$A$1:.$C$54];3;0))">
            <text:p><text:s text:c="2"/></text:p>
          </table:table-cell>
          <table:table-cell table:style-name="ce16" table:formula="of:=IF([.G658]&lt;&gt;&quot;&quot;;&quot;Pago&quot;;IF(AND([.G658]=&quot;&quot;;[.E658]&lt;&gt;&quot;&quot;;[.F658]&lt;&gt;&quot;&quot;;TODAY()&gt;=[.D658]);&quot;Vencido&quot;;IF(AND([.E658]=&quot;&quot;;[.F658]=&quot;&quot;;[.G658]=&quot;&quot;;[.H658]=&quot;&quot;);&quot;&quot;;&quot;A Vencer&quot;)))">
            <text:p><text:s text:c="2"/></text:p>
          </table:table-cell>
          <table:table-cell table:style-name="ce41" table:formula="of:=IF([.H658]=&quot;&quot;;&quot;&quot;;[.H658]-[.C658])">
            <text:p/>
          </table:table-cell>
          <table:table-cell table:style-name="ce62" table:formula="of:=IF([.A658]=&quot;&quot;;&quot;&quot;;TEXT(DATE(YEAR([.A658]);MONTH([.A658]);DAY([.A658]));&quot;AAAA&quot;))">
            <text:p/>
          </table:table-cell>
          <table:table-cell table:style-name="ce62" table:formula="of:=IF([.D658]=&quot;&quot;;&quot;&quot;;TEXT(DATE(YEAR([.D658]);MONTH([.D658]);DAY([.D658]));&quot;AAAA&quot;))">
            <text:p/>
          </table:table-cell>
          <table:table-cell table:style-name="ce62" table:formula="of:=IF([.G658]=&quot;&quot;;&quot;&quot;;TEXT(DATE(YEAR([.G658]);MONTH([.G658]);DAY([.G658]));&quot;AAAA&quot;))">
            <text:p/>
          </table:table-cell>
          <table:table-cell table:style-name="ce62" table:formula="of:=IF([.A658]=&quot;&quot;;&quot;&quot;;TEXT(DATE(YEAR([.A658]);MONTH([.A658]);DAY([.A658]));&quot;MMM&quot;))">
            <text:p/>
          </table:table-cell>
          <table:table-cell table:style-name="ce62" table:formula="of:=IF([.D658]=&quot;&quot;;&quot;&quot;;TEXT(DATE(YEAR([.D658]);MONTH([.D658]);DAY([.D658]));&quot;MMM&quot;))">
            <text:p/>
          </table:table-cell>
          <table:table-cell table:style-name="ce62" table:formula="of:=IF([.G658]=&quot;&quot;;&quot;&quot;;TEXT(DATE(YEAR([.G658]);MONTH([.G658]);DAY([.G658]));&quot;MMM&quot;))">
            <text:p/>
          </table:table-cell>
          <table:table-cell table:style-name="ce70" table:formula="of:=IF([.D658]=&quot;&quot;;&quot;&quot;;TEXT(DATE(YEAR([.D658]);MONTH([.D658]);DAY([.D65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59]=&quot;&quot;;&quot;&quot;;VLOOKUP([.K659];[Contas.$A$1:.$C$54];2;0))">
            <text:p><text:s text:c="2"/></text:p>
          </table:table-cell>
          <table:table-cell table:style-name="ce15" table:formula="of:=IF([.K659]=&quot;&quot;;&quot;&quot;;VLOOKUP([.K659];[Contas.$A$1:.$C$54];3;0))">
            <text:p><text:s text:c="2"/></text:p>
          </table:table-cell>
          <table:table-cell table:style-name="ce16" table:formula="of:=IF([.G659]&lt;&gt;&quot;&quot;;&quot;Pago&quot;;IF(AND([.G659]=&quot;&quot;;[.E659]&lt;&gt;&quot;&quot;;[.F659]&lt;&gt;&quot;&quot;;TODAY()&gt;=[.D659]);&quot;Vencido&quot;;IF(AND([.E659]=&quot;&quot;;[.F659]=&quot;&quot;;[.G659]=&quot;&quot;;[.H659]=&quot;&quot;);&quot;&quot;;&quot;A Vencer&quot;)))">
            <text:p><text:s text:c="2"/></text:p>
          </table:table-cell>
          <table:table-cell table:style-name="ce41" table:formula="of:=IF([.H659]=&quot;&quot;;&quot;&quot;;[.H659]-[.C659])">
            <text:p/>
          </table:table-cell>
          <table:table-cell table:style-name="ce62" table:formula="of:=IF([.A659]=&quot;&quot;;&quot;&quot;;TEXT(DATE(YEAR([.A659]);MONTH([.A659]);DAY([.A659]));&quot;AAAA&quot;))">
            <text:p/>
          </table:table-cell>
          <table:table-cell table:style-name="ce62" table:formula="of:=IF([.D659]=&quot;&quot;;&quot;&quot;;TEXT(DATE(YEAR([.D659]);MONTH([.D659]);DAY([.D659]));&quot;AAAA&quot;))">
            <text:p/>
          </table:table-cell>
          <table:table-cell table:style-name="ce62" table:formula="of:=IF([.G659]=&quot;&quot;;&quot;&quot;;TEXT(DATE(YEAR([.G659]);MONTH([.G659]);DAY([.G659]));&quot;AAAA&quot;))">
            <text:p/>
          </table:table-cell>
          <table:table-cell table:style-name="ce62" table:formula="of:=IF([.A659]=&quot;&quot;;&quot;&quot;;TEXT(DATE(YEAR([.A659]);MONTH([.A659]);DAY([.A659]));&quot;MMM&quot;))">
            <text:p/>
          </table:table-cell>
          <table:table-cell table:style-name="ce62" table:formula="of:=IF([.D659]=&quot;&quot;;&quot;&quot;;TEXT(DATE(YEAR([.D659]);MONTH([.D659]);DAY([.D659]));&quot;MMM&quot;))">
            <text:p/>
          </table:table-cell>
          <table:table-cell table:style-name="ce62" table:formula="of:=IF([.G659]=&quot;&quot;;&quot;&quot;;TEXT(DATE(YEAR([.G659]);MONTH([.G659]);DAY([.G659]));&quot;MMM&quot;))">
            <text:p/>
          </table:table-cell>
          <table:table-cell table:style-name="ce70" table:formula="of:=IF([.D659]=&quot;&quot;;&quot;&quot;;TEXT(DATE(YEAR([.D659]);MONTH([.D659]);DAY([.D65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0]=&quot;&quot;;&quot;&quot;;VLOOKUP([.K660];[Contas.$A$1:.$C$54];2;0))">
            <text:p><text:s text:c="2"/></text:p>
          </table:table-cell>
          <table:table-cell table:style-name="ce15" table:formula="of:=IF([.K660]=&quot;&quot;;&quot;&quot;;VLOOKUP([.K660];[Contas.$A$1:.$C$54];3;0))">
            <text:p><text:s text:c="2"/></text:p>
          </table:table-cell>
          <table:table-cell table:style-name="ce16" table:formula="of:=IF([.G660]&lt;&gt;&quot;&quot;;&quot;Pago&quot;;IF(AND([.G660]=&quot;&quot;;[.E660]&lt;&gt;&quot;&quot;;[.F660]&lt;&gt;&quot;&quot;;TODAY()&gt;=[.D660]);&quot;Vencido&quot;;IF(AND([.E660]=&quot;&quot;;[.F660]=&quot;&quot;;[.G660]=&quot;&quot;;[.H660]=&quot;&quot;);&quot;&quot;;&quot;A Vencer&quot;)))">
            <text:p><text:s text:c="2"/></text:p>
          </table:table-cell>
          <table:table-cell table:style-name="ce41" table:formula="of:=IF([.H660]=&quot;&quot;;&quot;&quot;;[.H660]-[.C660])">
            <text:p/>
          </table:table-cell>
          <table:table-cell table:style-name="ce62" table:formula="of:=IF([.A660]=&quot;&quot;;&quot;&quot;;TEXT(DATE(YEAR([.A660]);MONTH([.A660]);DAY([.A660]));&quot;AAAA&quot;))">
            <text:p/>
          </table:table-cell>
          <table:table-cell table:style-name="ce62" table:formula="of:=IF([.D660]=&quot;&quot;;&quot;&quot;;TEXT(DATE(YEAR([.D660]);MONTH([.D660]);DAY([.D660]));&quot;AAAA&quot;))">
            <text:p/>
          </table:table-cell>
          <table:table-cell table:style-name="ce62" table:formula="of:=IF([.G660]=&quot;&quot;;&quot;&quot;;TEXT(DATE(YEAR([.G660]);MONTH([.G660]);DAY([.G660]));&quot;AAAA&quot;))">
            <text:p/>
          </table:table-cell>
          <table:table-cell table:style-name="ce62" table:formula="of:=IF([.A660]=&quot;&quot;;&quot;&quot;;TEXT(DATE(YEAR([.A660]);MONTH([.A660]);DAY([.A660]));&quot;MMM&quot;))">
            <text:p/>
          </table:table-cell>
          <table:table-cell table:style-name="ce62" table:formula="of:=IF([.D660]=&quot;&quot;;&quot;&quot;;TEXT(DATE(YEAR([.D660]);MONTH([.D660]);DAY([.D660]));&quot;MMM&quot;))">
            <text:p/>
          </table:table-cell>
          <table:table-cell table:style-name="ce62" table:formula="of:=IF([.G660]=&quot;&quot;;&quot;&quot;;TEXT(DATE(YEAR([.G660]);MONTH([.G660]);DAY([.G660]));&quot;MMM&quot;))">
            <text:p/>
          </table:table-cell>
          <table:table-cell table:style-name="ce70" table:formula="of:=IF([.D660]=&quot;&quot;;&quot;&quot;;TEXT(DATE(YEAR([.D660]);MONTH([.D660]);DAY([.D66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1]=&quot;&quot;;&quot;&quot;;VLOOKUP([.K661];[Contas.$A$1:.$C$54];2;0))">
            <text:p><text:s text:c="2"/></text:p>
          </table:table-cell>
          <table:table-cell table:style-name="ce15" table:formula="of:=IF([.K661]=&quot;&quot;;&quot;&quot;;VLOOKUP([.K661];[Contas.$A$1:.$C$54];3;0))">
            <text:p><text:s text:c="2"/></text:p>
          </table:table-cell>
          <table:table-cell table:style-name="ce16" table:formula="of:=IF([.G661]&lt;&gt;&quot;&quot;;&quot;Pago&quot;;IF(AND([.G661]=&quot;&quot;;[.E661]&lt;&gt;&quot;&quot;;[.F661]&lt;&gt;&quot;&quot;;TODAY()&gt;=[.D661]);&quot;Vencido&quot;;IF(AND([.E661]=&quot;&quot;;[.F661]=&quot;&quot;;[.G661]=&quot;&quot;;[.H661]=&quot;&quot;);&quot;&quot;;&quot;A Vencer&quot;)))">
            <text:p><text:s text:c="2"/></text:p>
          </table:table-cell>
          <table:table-cell table:style-name="ce41" table:formula="of:=IF([.H661]=&quot;&quot;;&quot;&quot;;[.H661]-[.C661])">
            <text:p/>
          </table:table-cell>
          <table:table-cell table:style-name="ce62" table:formula="of:=IF([.A661]=&quot;&quot;;&quot;&quot;;TEXT(DATE(YEAR([.A661]);MONTH([.A661]);DAY([.A661]));&quot;AAAA&quot;))">
            <text:p/>
          </table:table-cell>
          <table:table-cell table:style-name="ce62" table:formula="of:=IF([.D661]=&quot;&quot;;&quot;&quot;;TEXT(DATE(YEAR([.D661]);MONTH([.D661]);DAY([.D661]));&quot;AAAA&quot;))">
            <text:p/>
          </table:table-cell>
          <table:table-cell table:style-name="ce62" table:formula="of:=IF([.G661]=&quot;&quot;;&quot;&quot;;TEXT(DATE(YEAR([.G661]);MONTH([.G661]);DAY([.G661]));&quot;AAAA&quot;))">
            <text:p/>
          </table:table-cell>
          <table:table-cell table:style-name="ce62" table:formula="of:=IF([.A661]=&quot;&quot;;&quot;&quot;;TEXT(DATE(YEAR([.A661]);MONTH([.A661]);DAY([.A661]));&quot;MMM&quot;))">
            <text:p/>
          </table:table-cell>
          <table:table-cell table:style-name="ce62" table:formula="of:=IF([.D661]=&quot;&quot;;&quot;&quot;;TEXT(DATE(YEAR([.D661]);MONTH([.D661]);DAY([.D661]));&quot;MMM&quot;))">
            <text:p/>
          </table:table-cell>
          <table:table-cell table:style-name="ce62" table:formula="of:=IF([.G661]=&quot;&quot;;&quot;&quot;;TEXT(DATE(YEAR([.G661]);MONTH([.G661]);DAY([.G661]));&quot;MMM&quot;))">
            <text:p/>
          </table:table-cell>
          <table:table-cell table:style-name="ce70" table:formula="of:=IF([.D661]=&quot;&quot;;&quot;&quot;;TEXT(DATE(YEAR([.D661]);MONTH([.D661]);DAY([.D66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2]=&quot;&quot;;&quot;&quot;;VLOOKUP([.K662];[Contas.$A$1:.$C$54];2;0))">
            <text:p><text:s text:c="2"/></text:p>
          </table:table-cell>
          <table:table-cell table:style-name="ce15" table:formula="of:=IF([.K662]=&quot;&quot;;&quot;&quot;;VLOOKUP([.K662];[Contas.$A$1:.$C$54];3;0))">
            <text:p><text:s text:c="2"/></text:p>
          </table:table-cell>
          <table:table-cell table:style-name="ce16" table:formula="of:=IF([.G662]&lt;&gt;&quot;&quot;;&quot;Pago&quot;;IF(AND([.G662]=&quot;&quot;;[.E662]&lt;&gt;&quot;&quot;;[.F662]&lt;&gt;&quot;&quot;;TODAY()&gt;=[.D662]);&quot;Vencido&quot;;IF(AND([.E662]=&quot;&quot;;[.F662]=&quot;&quot;;[.G662]=&quot;&quot;;[.H662]=&quot;&quot;);&quot;&quot;;&quot;A Vencer&quot;)))">
            <text:p><text:s text:c="2"/></text:p>
          </table:table-cell>
          <table:table-cell table:style-name="ce41" table:formula="of:=IF([.H662]=&quot;&quot;;&quot;&quot;;[.H662]-[.C662])">
            <text:p/>
          </table:table-cell>
          <table:table-cell table:style-name="ce62" table:formula="of:=IF([.A662]=&quot;&quot;;&quot;&quot;;TEXT(DATE(YEAR([.A662]);MONTH([.A662]);DAY([.A662]));&quot;AAAA&quot;))">
            <text:p/>
          </table:table-cell>
          <table:table-cell table:style-name="ce62" table:formula="of:=IF([.D662]=&quot;&quot;;&quot;&quot;;TEXT(DATE(YEAR([.D662]);MONTH([.D662]);DAY([.D662]));&quot;AAAA&quot;))">
            <text:p/>
          </table:table-cell>
          <table:table-cell table:style-name="ce62" table:formula="of:=IF([.G662]=&quot;&quot;;&quot;&quot;;TEXT(DATE(YEAR([.G662]);MONTH([.G662]);DAY([.G662]));&quot;AAAA&quot;))">
            <text:p/>
          </table:table-cell>
          <table:table-cell table:style-name="ce62" table:formula="of:=IF([.A662]=&quot;&quot;;&quot;&quot;;TEXT(DATE(YEAR([.A662]);MONTH([.A662]);DAY([.A662]));&quot;MMM&quot;))">
            <text:p/>
          </table:table-cell>
          <table:table-cell table:style-name="ce62" table:formula="of:=IF([.D662]=&quot;&quot;;&quot;&quot;;TEXT(DATE(YEAR([.D662]);MONTH([.D662]);DAY([.D662]));&quot;MMM&quot;))">
            <text:p/>
          </table:table-cell>
          <table:table-cell table:style-name="ce62" table:formula="of:=IF([.G662]=&quot;&quot;;&quot;&quot;;TEXT(DATE(YEAR([.G662]);MONTH([.G662]);DAY([.G662]));&quot;MMM&quot;))">
            <text:p/>
          </table:table-cell>
          <table:table-cell table:style-name="ce70" table:formula="of:=IF([.D662]=&quot;&quot;;&quot;&quot;;TEXT(DATE(YEAR([.D662]);MONTH([.D662]);DAY([.D66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3]=&quot;&quot;;&quot;&quot;;VLOOKUP([.K663];[Contas.$A$1:.$C$54];2;0))">
            <text:p><text:s text:c="2"/></text:p>
          </table:table-cell>
          <table:table-cell table:style-name="ce15" table:formula="of:=IF([.K663]=&quot;&quot;;&quot;&quot;;VLOOKUP([.K663];[Contas.$A$1:.$C$54];3;0))">
            <text:p><text:s text:c="2"/></text:p>
          </table:table-cell>
          <table:table-cell table:style-name="ce16" table:formula="of:=IF([.G663]&lt;&gt;&quot;&quot;;&quot;Pago&quot;;IF(AND([.G663]=&quot;&quot;;[.E663]&lt;&gt;&quot;&quot;;[.F663]&lt;&gt;&quot;&quot;;TODAY()&gt;=[.D663]);&quot;Vencido&quot;;IF(AND([.E663]=&quot;&quot;;[.F663]=&quot;&quot;;[.G663]=&quot;&quot;;[.H663]=&quot;&quot;);&quot;&quot;;&quot;A Vencer&quot;)))">
            <text:p><text:s text:c="2"/></text:p>
          </table:table-cell>
          <table:table-cell table:style-name="ce41" table:formula="of:=IF([.H663]=&quot;&quot;;&quot;&quot;;[.H663]-[.C663])">
            <text:p/>
          </table:table-cell>
          <table:table-cell table:style-name="ce62" table:formula="of:=IF([.A663]=&quot;&quot;;&quot;&quot;;TEXT(DATE(YEAR([.A663]);MONTH([.A663]);DAY([.A663]));&quot;AAAA&quot;))">
            <text:p/>
          </table:table-cell>
          <table:table-cell table:style-name="ce62" table:formula="of:=IF([.D663]=&quot;&quot;;&quot;&quot;;TEXT(DATE(YEAR([.D663]);MONTH([.D663]);DAY([.D663]));&quot;AAAA&quot;))">
            <text:p/>
          </table:table-cell>
          <table:table-cell table:style-name="ce62" table:formula="of:=IF([.G663]=&quot;&quot;;&quot;&quot;;TEXT(DATE(YEAR([.G663]);MONTH([.G663]);DAY([.G663]));&quot;AAAA&quot;))">
            <text:p/>
          </table:table-cell>
          <table:table-cell table:style-name="ce62" table:formula="of:=IF([.A663]=&quot;&quot;;&quot;&quot;;TEXT(DATE(YEAR([.A663]);MONTH([.A663]);DAY([.A663]));&quot;MMM&quot;))">
            <text:p/>
          </table:table-cell>
          <table:table-cell table:style-name="ce62" table:formula="of:=IF([.D663]=&quot;&quot;;&quot;&quot;;TEXT(DATE(YEAR([.D663]);MONTH([.D663]);DAY([.D663]));&quot;MMM&quot;))">
            <text:p/>
          </table:table-cell>
          <table:table-cell table:style-name="ce62" table:formula="of:=IF([.G663]=&quot;&quot;;&quot;&quot;;TEXT(DATE(YEAR([.G663]);MONTH([.G663]);DAY([.G663]));&quot;MMM&quot;))">
            <text:p/>
          </table:table-cell>
          <table:table-cell table:style-name="ce70" table:formula="of:=IF([.D663]=&quot;&quot;;&quot;&quot;;TEXT(DATE(YEAR([.D663]);MONTH([.D663]);DAY([.D66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4]=&quot;&quot;;&quot;&quot;;VLOOKUP([.K664];[Contas.$A$1:.$C$54];2;0))">
            <text:p><text:s text:c="2"/></text:p>
          </table:table-cell>
          <table:table-cell table:style-name="ce15" table:formula="of:=IF([.K664]=&quot;&quot;;&quot;&quot;;VLOOKUP([.K664];[Contas.$A$1:.$C$54];3;0))">
            <text:p><text:s text:c="2"/></text:p>
          </table:table-cell>
          <table:table-cell table:style-name="ce16" table:formula="of:=IF([.G664]&lt;&gt;&quot;&quot;;&quot;Pago&quot;;IF(AND([.G664]=&quot;&quot;;[.E664]&lt;&gt;&quot;&quot;;[.F664]&lt;&gt;&quot;&quot;;TODAY()&gt;=[.D664]);&quot;Vencido&quot;;IF(AND([.E664]=&quot;&quot;;[.F664]=&quot;&quot;;[.G664]=&quot;&quot;;[.H664]=&quot;&quot;);&quot;&quot;;&quot;A Vencer&quot;)))">
            <text:p><text:s text:c="2"/></text:p>
          </table:table-cell>
          <table:table-cell table:style-name="ce41" table:formula="of:=IF([.H664]=&quot;&quot;;&quot;&quot;;[.H664]-[.C664])">
            <text:p/>
          </table:table-cell>
          <table:table-cell table:style-name="ce62" table:formula="of:=IF([.A664]=&quot;&quot;;&quot;&quot;;TEXT(DATE(YEAR([.A664]);MONTH([.A664]);DAY([.A664]));&quot;AAAA&quot;))">
            <text:p/>
          </table:table-cell>
          <table:table-cell table:style-name="ce62" table:formula="of:=IF([.D664]=&quot;&quot;;&quot;&quot;;TEXT(DATE(YEAR([.D664]);MONTH([.D664]);DAY([.D664]));&quot;AAAA&quot;))">
            <text:p/>
          </table:table-cell>
          <table:table-cell table:style-name="ce62" table:formula="of:=IF([.G664]=&quot;&quot;;&quot;&quot;;TEXT(DATE(YEAR([.G664]);MONTH([.G664]);DAY([.G664]));&quot;AAAA&quot;))">
            <text:p/>
          </table:table-cell>
          <table:table-cell table:style-name="ce62" table:formula="of:=IF([.A664]=&quot;&quot;;&quot;&quot;;TEXT(DATE(YEAR([.A664]);MONTH([.A664]);DAY([.A664]));&quot;MMM&quot;))">
            <text:p/>
          </table:table-cell>
          <table:table-cell table:style-name="ce62" table:formula="of:=IF([.D664]=&quot;&quot;;&quot;&quot;;TEXT(DATE(YEAR([.D664]);MONTH([.D664]);DAY([.D664]));&quot;MMM&quot;))">
            <text:p/>
          </table:table-cell>
          <table:table-cell table:style-name="ce62" table:formula="of:=IF([.G664]=&quot;&quot;;&quot;&quot;;TEXT(DATE(YEAR([.G664]);MONTH([.G664]);DAY([.G664]));&quot;MMM&quot;))">
            <text:p/>
          </table:table-cell>
          <table:table-cell table:style-name="ce70" table:formula="of:=IF([.D664]=&quot;&quot;;&quot;&quot;;TEXT(DATE(YEAR([.D664]);MONTH([.D664]);DAY([.D66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5]=&quot;&quot;;&quot;&quot;;VLOOKUP([.K665];[Contas.$A$1:.$C$54];2;0))">
            <text:p><text:s text:c="2"/></text:p>
          </table:table-cell>
          <table:table-cell table:style-name="ce15" table:formula="of:=IF([.K665]=&quot;&quot;;&quot;&quot;;VLOOKUP([.K665];[Contas.$A$1:.$C$54];3;0))">
            <text:p><text:s text:c="2"/></text:p>
          </table:table-cell>
          <table:table-cell table:style-name="ce16" table:formula="of:=IF([.G665]&lt;&gt;&quot;&quot;;&quot;Pago&quot;;IF(AND([.G665]=&quot;&quot;;[.E665]&lt;&gt;&quot;&quot;;[.F665]&lt;&gt;&quot;&quot;;TODAY()&gt;=[.D665]);&quot;Vencido&quot;;IF(AND([.E665]=&quot;&quot;;[.F665]=&quot;&quot;;[.G665]=&quot;&quot;;[.H665]=&quot;&quot;);&quot;&quot;;&quot;A Vencer&quot;)))">
            <text:p><text:s text:c="2"/></text:p>
          </table:table-cell>
          <table:table-cell table:style-name="ce41" table:formula="of:=IF([.H665]=&quot;&quot;;&quot;&quot;;[.H665]-[.C665])">
            <text:p/>
          </table:table-cell>
          <table:table-cell table:style-name="ce62" table:formula="of:=IF([.A665]=&quot;&quot;;&quot;&quot;;TEXT(DATE(YEAR([.A665]);MONTH([.A665]);DAY([.A665]));&quot;AAAA&quot;))">
            <text:p/>
          </table:table-cell>
          <table:table-cell table:style-name="ce62" table:formula="of:=IF([.D665]=&quot;&quot;;&quot;&quot;;TEXT(DATE(YEAR([.D665]);MONTH([.D665]);DAY([.D665]));&quot;AAAA&quot;))">
            <text:p/>
          </table:table-cell>
          <table:table-cell table:style-name="ce62" table:formula="of:=IF([.G665]=&quot;&quot;;&quot;&quot;;TEXT(DATE(YEAR([.G665]);MONTH([.G665]);DAY([.G665]));&quot;AAAA&quot;))">
            <text:p/>
          </table:table-cell>
          <table:table-cell table:style-name="ce62" table:formula="of:=IF([.A665]=&quot;&quot;;&quot;&quot;;TEXT(DATE(YEAR([.A665]);MONTH([.A665]);DAY([.A665]));&quot;MMM&quot;))">
            <text:p/>
          </table:table-cell>
          <table:table-cell table:style-name="ce62" table:formula="of:=IF([.D665]=&quot;&quot;;&quot;&quot;;TEXT(DATE(YEAR([.D665]);MONTH([.D665]);DAY([.D665]));&quot;MMM&quot;))">
            <text:p/>
          </table:table-cell>
          <table:table-cell table:style-name="ce62" table:formula="of:=IF([.G665]=&quot;&quot;;&quot;&quot;;TEXT(DATE(YEAR([.G665]);MONTH([.G665]);DAY([.G665]));&quot;MMM&quot;))">
            <text:p/>
          </table:table-cell>
          <table:table-cell table:style-name="ce70" table:formula="of:=IF([.D665]=&quot;&quot;;&quot;&quot;;TEXT(DATE(YEAR([.D665]);MONTH([.D665]);DAY([.D66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6]=&quot;&quot;;&quot;&quot;;VLOOKUP([.K666];[Contas.$A$1:.$C$54];2;0))">
            <text:p><text:s text:c="2"/></text:p>
          </table:table-cell>
          <table:table-cell table:style-name="ce15" table:formula="of:=IF([.K666]=&quot;&quot;;&quot;&quot;;VLOOKUP([.K666];[Contas.$A$1:.$C$54];3;0))">
            <text:p><text:s text:c="2"/></text:p>
          </table:table-cell>
          <table:table-cell table:style-name="ce16" table:formula="of:=IF([.G666]&lt;&gt;&quot;&quot;;&quot;Pago&quot;;IF(AND([.G666]=&quot;&quot;;[.E666]&lt;&gt;&quot;&quot;;[.F666]&lt;&gt;&quot;&quot;;TODAY()&gt;=[.D666]);&quot;Vencido&quot;;IF(AND([.E666]=&quot;&quot;;[.F666]=&quot;&quot;;[.G666]=&quot;&quot;;[.H666]=&quot;&quot;);&quot;&quot;;&quot;A Vencer&quot;)))">
            <text:p><text:s text:c="2"/></text:p>
          </table:table-cell>
          <table:table-cell table:style-name="ce41" table:formula="of:=IF([.H666]=&quot;&quot;;&quot;&quot;;[.H666]-[.C666])">
            <text:p/>
          </table:table-cell>
          <table:table-cell table:style-name="ce62" table:formula="of:=IF([.A666]=&quot;&quot;;&quot;&quot;;TEXT(DATE(YEAR([.A666]);MONTH([.A666]);DAY([.A666]));&quot;AAAA&quot;))">
            <text:p/>
          </table:table-cell>
          <table:table-cell table:style-name="ce62" table:formula="of:=IF([.D666]=&quot;&quot;;&quot;&quot;;TEXT(DATE(YEAR([.D666]);MONTH([.D666]);DAY([.D666]));&quot;AAAA&quot;))">
            <text:p/>
          </table:table-cell>
          <table:table-cell table:style-name="ce62" table:formula="of:=IF([.G666]=&quot;&quot;;&quot;&quot;;TEXT(DATE(YEAR([.G666]);MONTH([.G666]);DAY([.G666]));&quot;AAAA&quot;))">
            <text:p/>
          </table:table-cell>
          <table:table-cell table:style-name="ce62" table:formula="of:=IF([.A666]=&quot;&quot;;&quot;&quot;;TEXT(DATE(YEAR([.A666]);MONTH([.A666]);DAY([.A666]));&quot;MMM&quot;))">
            <text:p/>
          </table:table-cell>
          <table:table-cell table:style-name="ce62" table:formula="of:=IF([.D666]=&quot;&quot;;&quot;&quot;;TEXT(DATE(YEAR([.D666]);MONTH([.D666]);DAY([.D666]));&quot;MMM&quot;))">
            <text:p/>
          </table:table-cell>
          <table:table-cell table:style-name="ce62" table:formula="of:=IF([.G666]=&quot;&quot;;&quot;&quot;;TEXT(DATE(YEAR([.G666]);MONTH([.G666]);DAY([.G666]));&quot;MMM&quot;))">
            <text:p/>
          </table:table-cell>
          <table:table-cell table:style-name="ce70" table:formula="of:=IF([.D666]=&quot;&quot;;&quot;&quot;;TEXT(DATE(YEAR([.D666]);MONTH([.D666]);DAY([.D66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7]=&quot;&quot;;&quot;&quot;;VLOOKUP([.K667];[Contas.$A$1:.$C$54];2;0))">
            <text:p><text:s text:c="2"/></text:p>
          </table:table-cell>
          <table:table-cell table:style-name="ce15" table:formula="of:=IF([.K667]=&quot;&quot;;&quot;&quot;;VLOOKUP([.K667];[Contas.$A$1:.$C$54];3;0))">
            <text:p><text:s text:c="2"/></text:p>
          </table:table-cell>
          <table:table-cell table:style-name="ce16" table:formula="of:=IF([.G667]&lt;&gt;&quot;&quot;;&quot;Pago&quot;;IF(AND([.G667]=&quot;&quot;;[.E667]&lt;&gt;&quot;&quot;;[.F667]&lt;&gt;&quot;&quot;;TODAY()&gt;=[.D667]);&quot;Vencido&quot;;IF(AND([.E667]=&quot;&quot;;[.F667]=&quot;&quot;;[.G667]=&quot;&quot;;[.H667]=&quot;&quot;);&quot;&quot;;&quot;A Vencer&quot;)))">
            <text:p><text:s text:c="2"/></text:p>
          </table:table-cell>
          <table:table-cell table:style-name="ce41" table:formula="of:=IF([.H667]=&quot;&quot;;&quot;&quot;;[.H667]-[.C667])">
            <text:p/>
          </table:table-cell>
          <table:table-cell table:style-name="ce62" table:formula="of:=IF([.A667]=&quot;&quot;;&quot;&quot;;TEXT(DATE(YEAR([.A667]);MONTH([.A667]);DAY([.A667]));&quot;AAAA&quot;))">
            <text:p/>
          </table:table-cell>
          <table:table-cell table:style-name="ce62" table:formula="of:=IF([.D667]=&quot;&quot;;&quot;&quot;;TEXT(DATE(YEAR([.D667]);MONTH([.D667]);DAY([.D667]));&quot;AAAA&quot;))">
            <text:p/>
          </table:table-cell>
          <table:table-cell table:style-name="ce62" table:formula="of:=IF([.G667]=&quot;&quot;;&quot;&quot;;TEXT(DATE(YEAR([.G667]);MONTH([.G667]);DAY([.G667]));&quot;AAAA&quot;))">
            <text:p/>
          </table:table-cell>
          <table:table-cell table:style-name="ce62" table:formula="of:=IF([.A667]=&quot;&quot;;&quot;&quot;;TEXT(DATE(YEAR([.A667]);MONTH([.A667]);DAY([.A667]));&quot;MMM&quot;))">
            <text:p/>
          </table:table-cell>
          <table:table-cell table:style-name="ce62" table:formula="of:=IF([.D667]=&quot;&quot;;&quot;&quot;;TEXT(DATE(YEAR([.D667]);MONTH([.D667]);DAY([.D667]));&quot;MMM&quot;))">
            <text:p/>
          </table:table-cell>
          <table:table-cell table:style-name="ce62" table:formula="of:=IF([.G667]=&quot;&quot;;&quot;&quot;;TEXT(DATE(YEAR([.G667]);MONTH([.G667]);DAY([.G667]));&quot;MMM&quot;))">
            <text:p/>
          </table:table-cell>
          <table:table-cell table:style-name="ce70" table:formula="of:=IF([.D667]=&quot;&quot;;&quot;&quot;;TEXT(DATE(YEAR([.D667]);MONTH([.D667]);DAY([.D66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8]=&quot;&quot;;&quot;&quot;;VLOOKUP([.K668];[Contas.$A$1:.$C$54];2;0))">
            <text:p><text:s text:c="2"/></text:p>
          </table:table-cell>
          <table:table-cell table:style-name="ce15" table:formula="of:=IF([.K668]=&quot;&quot;;&quot;&quot;;VLOOKUP([.K668];[Contas.$A$1:.$C$54];3;0))">
            <text:p><text:s text:c="2"/></text:p>
          </table:table-cell>
          <table:table-cell table:style-name="ce16" table:formula="of:=IF([.G668]&lt;&gt;&quot;&quot;;&quot;Pago&quot;;IF(AND([.G668]=&quot;&quot;;[.E668]&lt;&gt;&quot;&quot;;[.F668]&lt;&gt;&quot;&quot;;TODAY()&gt;=[.D668]);&quot;Vencido&quot;;IF(AND([.E668]=&quot;&quot;;[.F668]=&quot;&quot;;[.G668]=&quot;&quot;;[.H668]=&quot;&quot;);&quot;&quot;;&quot;A Vencer&quot;)))">
            <text:p><text:s text:c="2"/></text:p>
          </table:table-cell>
          <table:table-cell table:style-name="ce41" table:formula="of:=IF([.H668]=&quot;&quot;;&quot;&quot;;[.H668]-[.C668])">
            <text:p/>
          </table:table-cell>
          <table:table-cell table:style-name="ce62" table:formula="of:=IF([.A668]=&quot;&quot;;&quot;&quot;;TEXT(DATE(YEAR([.A668]);MONTH([.A668]);DAY([.A668]));&quot;AAAA&quot;))">
            <text:p/>
          </table:table-cell>
          <table:table-cell table:style-name="ce62" table:formula="of:=IF([.D668]=&quot;&quot;;&quot;&quot;;TEXT(DATE(YEAR([.D668]);MONTH([.D668]);DAY([.D668]));&quot;AAAA&quot;))">
            <text:p/>
          </table:table-cell>
          <table:table-cell table:style-name="ce62" table:formula="of:=IF([.G668]=&quot;&quot;;&quot;&quot;;TEXT(DATE(YEAR([.G668]);MONTH([.G668]);DAY([.G668]));&quot;AAAA&quot;))">
            <text:p/>
          </table:table-cell>
          <table:table-cell table:style-name="ce62" table:formula="of:=IF([.A668]=&quot;&quot;;&quot;&quot;;TEXT(DATE(YEAR([.A668]);MONTH([.A668]);DAY([.A668]));&quot;MMM&quot;))">
            <text:p/>
          </table:table-cell>
          <table:table-cell table:style-name="ce62" table:formula="of:=IF([.D668]=&quot;&quot;;&quot;&quot;;TEXT(DATE(YEAR([.D668]);MONTH([.D668]);DAY([.D668]));&quot;MMM&quot;))">
            <text:p/>
          </table:table-cell>
          <table:table-cell table:style-name="ce62" table:formula="of:=IF([.G668]=&quot;&quot;;&quot;&quot;;TEXT(DATE(YEAR([.G668]);MONTH([.G668]);DAY([.G668]));&quot;MMM&quot;))">
            <text:p/>
          </table:table-cell>
          <table:table-cell table:style-name="ce70" table:formula="of:=IF([.D668]=&quot;&quot;;&quot;&quot;;TEXT(DATE(YEAR([.D668]);MONTH([.D668]);DAY([.D66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69]=&quot;&quot;;&quot;&quot;;VLOOKUP([.K669];[Contas.$A$1:.$C$54];2;0))">
            <text:p><text:s text:c="2"/></text:p>
          </table:table-cell>
          <table:table-cell table:style-name="ce15" table:formula="of:=IF([.K669]=&quot;&quot;;&quot;&quot;;VLOOKUP([.K669];[Contas.$A$1:.$C$54];3;0))">
            <text:p><text:s text:c="2"/></text:p>
          </table:table-cell>
          <table:table-cell table:style-name="ce16" table:formula="of:=IF([.G669]&lt;&gt;&quot;&quot;;&quot;Pago&quot;;IF(AND([.G669]=&quot;&quot;;[.E669]&lt;&gt;&quot;&quot;;[.F669]&lt;&gt;&quot;&quot;;TODAY()&gt;=[.D669]);&quot;Vencido&quot;;IF(AND([.E669]=&quot;&quot;;[.F669]=&quot;&quot;;[.G669]=&quot;&quot;;[.H669]=&quot;&quot;);&quot;&quot;;&quot;A Vencer&quot;)))">
            <text:p><text:s text:c="2"/></text:p>
          </table:table-cell>
          <table:table-cell table:style-name="ce41" table:formula="of:=IF([.H669]=&quot;&quot;;&quot;&quot;;[.H669]-[.C669])">
            <text:p/>
          </table:table-cell>
          <table:table-cell table:style-name="ce62" table:formula="of:=IF([.A669]=&quot;&quot;;&quot;&quot;;TEXT(DATE(YEAR([.A669]);MONTH([.A669]);DAY([.A669]));&quot;AAAA&quot;))">
            <text:p/>
          </table:table-cell>
          <table:table-cell table:style-name="ce62" table:formula="of:=IF([.D669]=&quot;&quot;;&quot;&quot;;TEXT(DATE(YEAR([.D669]);MONTH([.D669]);DAY([.D669]));&quot;AAAA&quot;))">
            <text:p/>
          </table:table-cell>
          <table:table-cell table:style-name="ce62" table:formula="of:=IF([.G669]=&quot;&quot;;&quot;&quot;;TEXT(DATE(YEAR([.G669]);MONTH([.G669]);DAY([.G669]));&quot;AAAA&quot;))">
            <text:p/>
          </table:table-cell>
          <table:table-cell table:style-name="ce62" table:formula="of:=IF([.A669]=&quot;&quot;;&quot;&quot;;TEXT(DATE(YEAR([.A669]);MONTH([.A669]);DAY([.A669]));&quot;MMM&quot;))">
            <text:p/>
          </table:table-cell>
          <table:table-cell table:style-name="ce62" table:formula="of:=IF([.D669]=&quot;&quot;;&quot;&quot;;TEXT(DATE(YEAR([.D669]);MONTH([.D669]);DAY([.D669]));&quot;MMM&quot;))">
            <text:p/>
          </table:table-cell>
          <table:table-cell table:style-name="ce62" table:formula="of:=IF([.G669]=&quot;&quot;;&quot;&quot;;TEXT(DATE(YEAR([.G669]);MONTH([.G669]);DAY([.G669]));&quot;MMM&quot;))">
            <text:p/>
          </table:table-cell>
          <table:table-cell table:style-name="ce70" table:formula="of:=IF([.D669]=&quot;&quot;;&quot;&quot;;TEXT(DATE(YEAR([.D669]);MONTH([.D669]);DAY([.D66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0]=&quot;&quot;;&quot;&quot;;VLOOKUP([.K670];[Contas.$A$1:.$C$54];2;0))">
            <text:p><text:s text:c="2"/></text:p>
          </table:table-cell>
          <table:table-cell table:style-name="ce15" table:formula="of:=IF([.K670]=&quot;&quot;;&quot;&quot;;VLOOKUP([.K670];[Contas.$A$1:.$C$54];3;0))">
            <text:p><text:s text:c="2"/></text:p>
          </table:table-cell>
          <table:table-cell table:style-name="ce16" table:formula="of:=IF([.G670]&lt;&gt;&quot;&quot;;&quot;Pago&quot;;IF(AND([.G670]=&quot;&quot;;[.E670]&lt;&gt;&quot;&quot;;[.F670]&lt;&gt;&quot;&quot;;TODAY()&gt;=[.D670]);&quot;Vencido&quot;;IF(AND([.E670]=&quot;&quot;;[.F670]=&quot;&quot;;[.G670]=&quot;&quot;;[.H670]=&quot;&quot;);&quot;&quot;;&quot;A Vencer&quot;)))">
            <text:p><text:s text:c="2"/></text:p>
          </table:table-cell>
          <table:table-cell table:style-name="ce41" table:formula="of:=IF([.H670]=&quot;&quot;;&quot;&quot;;[.H670]-[.C670])">
            <text:p/>
          </table:table-cell>
          <table:table-cell table:style-name="ce62" table:formula="of:=IF([.A670]=&quot;&quot;;&quot;&quot;;TEXT(DATE(YEAR([.A670]);MONTH([.A670]);DAY([.A670]));&quot;AAAA&quot;))">
            <text:p/>
          </table:table-cell>
          <table:table-cell table:style-name="ce62" table:formula="of:=IF([.D670]=&quot;&quot;;&quot;&quot;;TEXT(DATE(YEAR([.D670]);MONTH([.D670]);DAY([.D670]));&quot;AAAA&quot;))">
            <text:p/>
          </table:table-cell>
          <table:table-cell table:style-name="ce62" table:formula="of:=IF([.G670]=&quot;&quot;;&quot;&quot;;TEXT(DATE(YEAR([.G670]);MONTH([.G670]);DAY([.G670]));&quot;AAAA&quot;))">
            <text:p/>
          </table:table-cell>
          <table:table-cell table:style-name="ce62" table:formula="of:=IF([.A670]=&quot;&quot;;&quot;&quot;;TEXT(DATE(YEAR([.A670]);MONTH([.A670]);DAY([.A670]));&quot;MMM&quot;))">
            <text:p/>
          </table:table-cell>
          <table:table-cell table:style-name="ce62" table:formula="of:=IF([.D670]=&quot;&quot;;&quot;&quot;;TEXT(DATE(YEAR([.D670]);MONTH([.D670]);DAY([.D670]));&quot;MMM&quot;))">
            <text:p/>
          </table:table-cell>
          <table:table-cell table:style-name="ce62" table:formula="of:=IF([.G670]=&quot;&quot;;&quot;&quot;;TEXT(DATE(YEAR([.G670]);MONTH([.G670]);DAY([.G670]));&quot;MMM&quot;))">
            <text:p/>
          </table:table-cell>
          <table:table-cell table:style-name="ce70" table:formula="of:=IF([.D670]=&quot;&quot;;&quot;&quot;;TEXT(DATE(YEAR([.D670]);MONTH([.D670]);DAY([.D67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1]=&quot;&quot;;&quot;&quot;;VLOOKUP([.K671];[Contas.$A$1:.$C$54];2;0))">
            <text:p><text:s text:c="2"/></text:p>
          </table:table-cell>
          <table:table-cell table:style-name="ce15" table:formula="of:=IF([.K671]=&quot;&quot;;&quot;&quot;;VLOOKUP([.K671];[Contas.$A$1:.$C$54];3;0))">
            <text:p><text:s text:c="2"/></text:p>
          </table:table-cell>
          <table:table-cell table:style-name="ce16" table:formula="of:=IF([.G671]&lt;&gt;&quot;&quot;;&quot;Pago&quot;;IF(AND([.G671]=&quot;&quot;;[.E671]&lt;&gt;&quot;&quot;;[.F671]&lt;&gt;&quot;&quot;;TODAY()&gt;=[.D671]);&quot;Vencido&quot;;IF(AND([.E671]=&quot;&quot;;[.F671]=&quot;&quot;;[.G671]=&quot;&quot;;[.H671]=&quot;&quot;);&quot;&quot;;&quot;A Vencer&quot;)))">
            <text:p><text:s text:c="2"/></text:p>
          </table:table-cell>
          <table:table-cell table:style-name="ce41" table:formula="of:=IF([.H671]=&quot;&quot;;&quot;&quot;;[.H671]-[.C671])">
            <text:p/>
          </table:table-cell>
          <table:table-cell table:style-name="ce62" table:formula="of:=IF([.A671]=&quot;&quot;;&quot;&quot;;TEXT(DATE(YEAR([.A671]);MONTH([.A671]);DAY([.A671]));&quot;AAAA&quot;))">
            <text:p/>
          </table:table-cell>
          <table:table-cell table:style-name="ce62" table:formula="of:=IF([.D671]=&quot;&quot;;&quot;&quot;;TEXT(DATE(YEAR([.D671]);MONTH([.D671]);DAY([.D671]));&quot;AAAA&quot;))">
            <text:p/>
          </table:table-cell>
          <table:table-cell table:style-name="ce62" table:formula="of:=IF([.G671]=&quot;&quot;;&quot;&quot;;TEXT(DATE(YEAR([.G671]);MONTH([.G671]);DAY([.G671]));&quot;AAAA&quot;))">
            <text:p/>
          </table:table-cell>
          <table:table-cell table:style-name="ce62" table:formula="of:=IF([.A671]=&quot;&quot;;&quot;&quot;;TEXT(DATE(YEAR([.A671]);MONTH([.A671]);DAY([.A671]));&quot;MMM&quot;))">
            <text:p/>
          </table:table-cell>
          <table:table-cell table:style-name="ce62" table:formula="of:=IF([.D671]=&quot;&quot;;&quot;&quot;;TEXT(DATE(YEAR([.D671]);MONTH([.D671]);DAY([.D671]));&quot;MMM&quot;))">
            <text:p/>
          </table:table-cell>
          <table:table-cell table:style-name="ce62" table:formula="of:=IF([.G671]=&quot;&quot;;&quot;&quot;;TEXT(DATE(YEAR([.G671]);MONTH([.G671]);DAY([.G671]));&quot;MMM&quot;))">
            <text:p/>
          </table:table-cell>
          <table:table-cell table:style-name="ce70" table:formula="of:=IF([.D671]=&quot;&quot;;&quot;&quot;;TEXT(DATE(YEAR([.D671]);MONTH([.D671]);DAY([.D67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2]=&quot;&quot;;&quot;&quot;;VLOOKUP([.K672];[Contas.$A$1:.$C$54];2;0))">
            <text:p><text:s text:c="2"/></text:p>
          </table:table-cell>
          <table:table-cell table:style-name="ce15" table:formula="of:=IF([.K672]=&quot;&quot;;&quot;&quot;;VLOOKUP([.K672];[Contas.$A$1:.$C$54];3;0))">
            <text:p><text:s text:c="2"/></text:p>
          </table:table-cell>
          <table:table-cell table:style-name="ce16" table:formula="of:=IF([.G672]&lt;&gt;&quot;&quot;;&quot;Pago&quot;;IF(AND([.G672]=&quot;&quot;;[.E672]&lt;&gt;&quot;&quot;;[.F672]&lt;&gt;&quot;&quot;;TODAY()&gt;=[.D672]);&quot;Vencido&quot;;IF(AND([.E672]=&quot;&quot;;[.F672]=&quot;&quot;;[.G672]=&quot;&quot;;[.H672]=&quot;&quot;);&quot;&quot;;&quot;A Vencer&quot;)))">
            <text:p><text:s text:c="2"/></text:p>
          </table:table-cell>
          <table:table-cell table:style-name="ce41" table:formula="of:=IF([.H672]=&quot;&quot;;&quot;&quot;;[.H672]-[.C672])">
            <text:p/>
          </table:table-cell>
          <table:table-cell table:style-name="ce62" table:formula="of:=IF([.A672]=&quot;&quot;;&quot;&quot;;TEXT(DATE(YEAR([.A672]);MONTH([.A672]);DAY([.A672]));&quot;AAAA&quot;))">
            <text:p/>
          </table:table-cell>
          <table:table-cell table:style-name="ce62" table:formula="of:=IF([.D672]=&quot;&quot;;&quot;&quot;;TEXT(DATE(YEAR([.D672]);MONTH([.D672]);DAY([.D672]));&quot;AAAA&quot;))">
            <text:p/>
          </table:table-cell>
          <table:table-cell table:style-name="ce62" table:formula="of:=IF([.G672]=&quot;&quot;;&quot;&quot;;TEXT(DATE(YEAR([.G672]);MONTH([.G672]);DAY([.G672]));&quot;AAAA&quot;))">
            <text:p/>
          </table:table-cell>
          <table:table-cell table:style-name="ce62" table:formula="of:=IF([.A672]=&quot;&quot;;&quot;&quot;;TEXT(DATE(YEAR([.A672]);MONTH([.A672]);DAY([.A672]));&quot;MMM&quot;))">
            <text:p/>
          </table:table-cell>
          <table:table-cell table:style-name="ce62" table:formula="of:=IF([.D672]=&quot;&quot;;&quot;&quot;;TEXT(DATE(YEAR([.D672]);MONTH([.D672]);DAY([.D672]));&quot;MMM&quot;))">
            <text:p/>
          </table:table-cell>
          <table:table-cell table:style-name="ce62" table:formula="of:=IF([.G672]=&quot;&quot;;&quot;&quot;;TEXT(DATE(YEAR([.G672]);MONTH([.G672]);DAY([.G672]));&quot;MMM&quot;))">
            <text:p/>
          </table:table-cell>
          <table:table-cell table:style-name="ce70" table:formula="of:=IF([.D672]=&quot;&quot;;&quot;&quot;;TEXT(DATE(YEAR([.D672]);MONTH([.D672]);DAY([.D67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3]=&quot;&quot;;&quot;&quot;;VLOOKUP([.K673];[Contas.$A$1:.$C$54];2;0))">
            <text:p><text:s text:c="2"/></text:p>
          </table:table-cell>
          <table:table-cell table:style-name="ce15" table:formula="of:=IF([.K673]=&quot;&quot;;&quot;&quot;;VLOOKUP([.K673];[Contas.$A$1:.$C$54];3;0))">
            <text:p><text:s text:c="2"/></text:p>
          </table:table-cell>
          <table:table-cell table:style-name="ce16" table:formula="of:=IF([.G673]&lt;&gt;&quot;&quot;;&quot;Pago&quot;;IF(AND([.G673]=&quot;&quot;;[.E673]&lt;&gt;&quot;&quot;;[.F673]&lt;&gt;&quot;&quot;;TODAY()&gt;=[.D673]);&quot;Vencido&quot;;IF(AND([.E673]=&quot;&quot;;[.F673]=&quot;&quot;;[.G673]=&quot;&quot;;[.H673]=&quot;&quot;);&quot;&quot;;&quot;A Vencer&quot;)))">
            <text:p><text:s text:c="2"/></text:p>
          </table:table-cell>
          <table:table-cell table:style-name="ce41" table:formula="of:=IF([.H673]=&quot;&quot;;&quot;&quot;;[.H673]-[.C673])">
            <text:p/>
          </table:table-cell>
          <table:table-cell table:style-name="ce62" table:formula="of:=IF([.A673]=&quot;&quot;;&quot;&quot;;TEXT(DATE(YEAR([.A673]);MONTH([.A673]);DAY([.A673]));&quot;AAAA&quot;))">
            <text:p/>
          </table:table-cell>
          <table:table-cell table:style-name="ce62" table:formula="of:=IF([.D673]=&quot;&quot;;&quot;&quot;;TEXT(DATE(YEAR([.D673]);MONTH([.D673]);DAY([.D673]));&quot;AAAA&quot;))">
            <text:p/>
          </table:table-cell>
          <table:table-cell table:style-name="ce62" table:formula="of:=IF([.G673]=&quot;&quot;;&quot;&quot;;TEXT(DATE(YEAR([.G673]);MONTH([.G673]);DAY([.G673]));&quot;AAAA&quot;))">
            <text:p/>
          </table:table-cell>
          <table:table-cell table:style-name="ce62" table:formula="of:=IF([.A673]=&quot;&quot;;&quot;&quot;;TEXT(DATE(YEAR([.A673]);MONTH([.A673]);DAY([.A673]));&quot;MMM&quot;))">
            <text:p/>
          </table:table-cell>
          <table:table-cell table:style-name="ce62" table:formula="of:=IF([.D673]=&quot;&quot;;&quot;&quot;;TEXT(DATE(YEAR([.D673]);MONTH([.D673]);DAY([.D673]));&quot;MMM&quot;))">
            <text:p/>
          </table:table-cell>
          <table:table-cell table:style-name="ce62" table:formula="of:=IF([.G673]=&quot;&quot;;&quot;&quot;;TEXT(DATE(YEAR([.G673]);MONTH([.G673]);DAY([.G673]));&quot;MMM&quot;))">
            <text:p/>
          </table:table-cell>
          <table:table-cell table:style-name="ce70" table:formula="of:=IF([.D673]=&quot;&quot;;&quot;&quot;;TEXT(DATE(YEAR([.D673]);MONTH([.D673]);DAY([.D67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4]=&quot;&quot;;&quot;&quot;;VLOOKUP([.K674];[Contas.$A$1:.$C$54];2;0))">
            <text:p><text:s text:c="2"/></text:p>
          </table:table-cell>
          <table:table-cell table:style-name="ce15" table:formula="of:=IF([.K674]=&quot;&quot;;&quot;&quot;;VLOOKUP([.K674];[Contas.$A$1:.$C$54];3;0))">
            <text:p><text:s text:c="2"/></text:p>
          </table:table-cell>
          <table:table-cell table:style-name="ce16" table:formula="of:=IF([.G674]&lt;&gt;&quot;&quot;;&quot;Pago&quot;;IF(AND([.G674]=&quot;&quot;;[.E674]&lt;&gt;&quot;&quot;;[.F674]&lt;&gt;&quot;&quot;;TODAY()&gt;=[.D674]);&quot;Vencido&quot;;IF(AND([.E674]=&quot;&quot;;[.F674]=&quot;&quot;;[.G674]=&quot;&quot;;[.H674]=&quot;&quot;);&quot;&quot;;&quot;A Vencer&quot;)))">
            <text:p><text:s text:c="2"/></text:p>
          </table:table-cell>
          <table:table-cell table:style-name="ce41" table:formula="of:=IF([.H674]=&quot;&quot;;&quot;&quot;;[.H674]-[.C674])">
            <text:p/>
          </table:table-cell>
          <table:table-cell table:style-name="ce62" table:formula="of:=IF([.A674]=&quot;&quot;;&quot;&quot;;TEXT(DATE(YEAR([.A674]);MONTH([.A674]);DAY([.A674]));&quot;AAAA&quot;))">
            <text:p/>
          </table:table-cell>
          <table:table-cell table:style-name="ce62" table:formula="of:=IF([.D674]=&quot;&quot;;&quot;&quot;;TEXT(DATE(YEAR([.D674]);MONTH([.D674]);DAY([.D674]));&quot;AAAA&quot;))">
            <text:p/>
          </table:table-cell>
          <table:table-cell table:style-name="ce62" table:formula="of:=IF([.G674]=&quot;&quot;;&quot;&quot;;TEXT(DATE(YEAR([.G674]);MONTH([.G674]);DAY([.G674]));&quot;AAAA&quot;))">
            <text:p/>
          </table:table-cell>
          <table:table-cell table:style-name="ce62" table:formula="of:=IF([.A674]=&quot;&quot;;&quot;&quot;;TEXT(DATE(YEAR([.A674]);MONTH([.A674]);DAY([.A674]));&quot;MMM&quot;))">
            <text:p/>
          </table:table-cell>
          <table:table-cell table:style-name="ce62" table:formula="of:=IF([.D674]=&quot;&quot;;&quot;&quot;;TEXT(DATE(YEAR([.D674]);MONTH([.D674]);DAY([.D674]));&quot;MMM&quot;))">
            <text:p/>
          </table:table-cell>
          <table:table-cell table:style-name="ce62" table:formula="of:=IF([.G674]=&quot;&quot;;&quot;&quot;;TEXT(DATE(YEAR([.G674]);MONTH([.G674]);DAY([.G674]));&quot;MMM&quot;))">
            <text:p/>
          </table:table-cell>
          <table:table-cell table:style-name="ce70" table:formula="of:=IF([.D674]=&quot;&quot;;&quot;&quot;;TEXT(DATE(YEAR([.D674]);MONTH([.D674]);DAY([.D67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5]=&quot;&quot;;&quot;&quot;;VLOOKUP([.K675];[Contas.$A$1:.$C$54];2;0))">
            <text:p><text:s text:c="2"/></text:p>
          </table:table-cell>
          <table:table-cell table:style-name="ce15" table:formula="of:=IF([.K675]=&quot;&quot;;&quot;&quot;;VLOOKUP([.K675];[Contas.$A$1:.$C$54];3;0))">
            <text:p><text:s text:c="2"/></text:p>
          </table:table-cell>
          <table:table-cell table:style-name="ce16" table:formula="of:=IF([.G675]&lt;&gt;&quot;&quot;;&quot;Pago&quot;;IF(AND([.G675]=&quot;&quot;;[.E675]&lt;&gt;&quot;&quot;;[.F675]&lt;&gt;&quot;&quot;;TODAY()&gt;=[.D675]);&quot;Vencido&quot;;IF(AND([.E675]=&quot;&quot;;[.F675]=&quot;&quot;;[.G675]=&quot;&quot;;[.H675]=&quot;&quot;);&quot;&quot;;&quot;A Vencer&quot;)))">
            <text:p><text:s text:c="2"/></text:p>
          </table:table-cell>
          <table:table-cell table:style-name="ce41" table:formula="of:=IF([.H675]=&quot;&quot;;&quot;&quot;;[.H675]-[.C675])">
            <text:p/>
          </table:table-cell>
          <table:table-cell table:style-name="ce62" table:formula="of:=IF([.A675]=&quot;&quot;;&quot;&quot;;TEXT(DATE(YEAR([.A675]);MONTH([.A675]);DAY([.A675]));&quot;AAAA&quot;))">
            <text:p/>
          </table:table-cell>
          <table:table-cell table:style-name="ce62" table:formula="of:=IF([.D675]=&quot;&quot;;&quot;&quot;;TEXT(DATE(YEAR([.D675]);MONTH([.D675]);DAY([.D675]));&quot;AAAA&quot;))">
            <text:p/>
          </table:table-cell>
          <table:table-cell table:style-name="ce62" table:formula="of:=IF([.G675]=&quot;&quot;;&quot;&quot;;TEXT(DATE(YEAR([.G675]);MONTH([.G675]);DAY([.G675]));&quot;AAAA&quot;))">
            <text:p/>
          </table:table-cell>
          <table:table-cell table:style-name="ce62" table:formula="of:=IF([.A675]=&quot;&quot;;&quot;&quot;;TEXT(DATE(YEAR([.A675]);MONTH([.A675]);DAY([.A675]));&quot;MMM&quot;))">
            <text:p/>
          </table:table-cell>
          <table:table-cell table:style-name="ce62" table:formula="of:=IF([.D675]=&quot;&quot;;&quot;&quot;;TEXT(DATE(YEAR([.D675]);MONTH([.D675]);DAY([.D675]));&quot;MMM&quot;))">
            <text:p/>
          </table:table-cell>
          <table:table-cell table:style-name="ce62" table:formula="of:=IF([.G675]=&quot;&quot;;&quot;&quot;;TEXT(DATE(YEAR([.G675]);MONTH([.G675]);DAY([.G675]));&quot;MMM&quot;))">
            <text:p/>
          </table:table-cell>
          <table:table-cell table:style-name="ce70" table:formula="of:=IF([.D675]=&quot;&quot;;&quot;&quot;;TEXT(DATE(YEAR([.D675]);MONTH([.D675]);DAY([.D67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6]=&quot;&quot;;&quot;&quot;;VLOOKUP([.K676];[Contas.$A$1:.$C$54];2;0))">
            <text:p><text:s text:c="2"/></text:p>
          </table:table-cell>
          <table:table-cell table:style-name="ce15" table:formula="of:=IF([.K676]=&quot;&quot;;&quot;&quot;;VLOOKUP([.K676];[Contas.$A$1:.$C$54];3;0))">
            <text:p><text:s text:c="2"/></text:p>
          </table:table-cell>
          <table:table-cell table:style-name="ce16" table:formula="of:=IF([.G676]&lt;&gt;&quot;&quot;;&quot;Pago&quot;;IF(AND([.G676]=&quot;&quot;;[.E676]&lt;&gt;&quot;&quot;;[.F676]&lt;&gt;&quot;&quot;;TODAY()&gt;=[.D676]);&quot;Vencido&quot;;IF(AND([.E676]=&quot;&quot;;[.F676]=&quot;&quot;;[.G676]=&quot;&quot;;[.H676]=&quot;&quot;);&quot;&quot;;&quot;A Vencer&quot;)))">
            <text:p><text:s text:c="2"/></text:p>
          </table:table-cell>
          <table:table-cell table:style-name="ce41" table:formula="of:=IF([.H676]=&quot;&quot;;&quot;&quot;;[.H676]-[.C676])">
            <text:p/>
          </table:table-cell>
          <table:table-cell table:style-name="ce62" table:formula="of:=IF([.A676]=&quot;&quot;;&quot;&quot;;TEXT(DATE(YEAR([.A676]);MONTH([.A676]);DAY([.A676]));&quot;AAAA&quot;))">
            <text:p/>
          </table:table-cell>
          <table:table-cell table:style-name="ce62" table:formula="of:=IF([.D676]=&quot;&quot;;&quot;&quot;;TEXT(DATE(YEAR([.D676]);MONTH([.D676]);DAY([.D676]));&quot;AAAA&quot;))">
            <text:p/>
          </table:table-cell>
          <table:table-cell table:style-name="ce62" table:formula="of:=IF([.G676]=&quot;&quot;;&quot;&quot;;TEXT(DATE(YEAR([.G676]);MONTH([.G676]);DAY([.G676]));&quot;AAAA&quot;))">
            <text:p/>
          </table:table-cell>
          <table:table-cell table:style-name="ce62" table:formula="of:=IF([.A676]=&quot;&quot;;&quot;&quot;;TEXT(DATE(YEAR([.A676]);MONTH([.A676]);DAY([.A676]));&quot;MMM&quot;))">
            <text:p/>
          </table:table-cell>
          <table:table-cell table:style-name="ce62" table:formula="of:=IF([.D676]=&quot;&quot;;&quot;&quot;;TEXT(DATE(YEAR([.D676]);MONTH([.D676]);DAY([.D676]));&quot;MMM&quot;))">
            <text:p/>
          </table:table-cell>
          <table:table-cell table:style-name="ce62" table:formula="of:=IF([.G676]=&quot;&quot;;&quot;&quot;;TEXT(DATE(YEAR([.G676]);MONTH([.G676]);DAY([.G676]));&quot;MMM&quot;))">
            <text:p/>
          </table:table-cell>
          <table:table-cell table:style-name="ce70" table:formula="of:=IF([.D676]=&quot;&quot;;&quot;&quot;;TEXT(DATE(YEAR([.D676]);MONTH([.D676]);DAY([.D67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7]=&quot;&quot;;&quot;&quot;;VLOOKUP([.K677];[Contas.$A$1:.$C$54];2;0))">
            <text:p><text:s text:c="2"/></text:p>
          </table:table-cell>
          <table:table-cell table:style-name="ce15" table:formula="of:=IF([.K677]=&quot;&quot;;&quot;&quot;;VLOOKUP([.K677];[Contas.$A$1:.$C$54];3;0))">
            <text:p><text:s text:c="2"/></text:p>
          </table:table-cell>
          <table:table-cell table:style-name="ce16" table:formula="of:=IF([.G677]&lt;&gt;&quot;&quot;;&quot;Pago&quot;;IF(AND([.G677]=&quot;&quot;;[.E677]&lt;&gt;&quot;&quot;;[.F677]&lt;&gt;&quot;&quot;;TODAY()&gt;=[.D677]);&quot;Vencido&quot;;IF(AND([.E677]=&quot;&quot;;[.F677]=&quot;&quot;;[.G677]=&quot;&quot;;[.H677]=&quot;&quot;);&quot;&quot;;&quot;A Vencer&quot;)))">
            <text:p><text:s text:c="2"/></text:p>
          </table:table-cell>
          <table:table-cell table:style-name="ce41" table:formula="of:=IF([.H677]=&quot;&quot;;&quot;&quot;;[.H677]-[.C677])">
            <text:p/>
          </table:table-cell>
          <table:table-cell table:style-name="ce62" table:formula="of:=IF([.A677]=&quot;&quot;;&quot;&quot;;TEXT(DATE(YEAR([.A677]);MONTH([.A677]);DAY([.A677]));&quot;AAAA&quot;))">
            <text:p/>
          </table:table-cell>
          <table:table-cell table:style-name="ce62" table:formula="of:=IF([.D677]=&quot;&quot;;&quot;&quot;;TEXT(DATE(YEAR([.D677]);MONTH([.D677]);DAY([.D677]));&quot;AAAA&quot;))">
            <text:p/>
          </table:table-cell>
          <table:table-cell table:style-name="ce62" table:formula="of:=IF([.G677]=&quot;&quot;;&quot;&quot;;TEXT(DATE(YEAR([.G677]);MONTH([.G677]);DAY([.G677]));&quot;AAAA&quot;))">
            <text:p/>
          </table:table-cell>
          <table:table-cell table:style-name="ce62" table:formula="of:=IF([.A677]=&quot;&quot;;&quot;&quot;;TEXT(DATE(YEAR([.A677]);MONTH([.A677]);DAY([.A677]));&quot;MMM&quot;))">
            <text:p/>
          </table:table-cell>
          <table:table-cell table:style-name="ce62" table:formula="of:=IF([.D677]=&quot;&quot;;&quot;&quot;;TEXT(DATE(YEAR([.D677]);MONTH([.D677]);DAY([.D677]));&quot;MMM&quot;))">
            <text:p/>
          </table:table-cell>
          <table:table-cell table:style-name="ce62" table:formula="of:=IF([.G677]=&quot;&quot;;&quot;&quot;;TEXT(DATE(YEAR([.G677]);MONTH([.G677]);DAY([.G677]));&quot;MMM&quot;))">
            <text:p/>
          </table:table-cell>
          <table:table-cell table:style-name="ce70" table:formula="of:=IF([.D677]=&quot;&quot;;&quot;&quot;;TEXT(DATE(YEAR([.D677]);MONTH([.D677]);DAY([.D67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8]=&quot;&quot;;&quot;&quot;;VLOOKUP([.K678];[Contas.$A$1:.$C$54];2;0))">
            <text:p><text:s text:c="2"/></text:p>
          </table:table-cell>
          <table:table-cell table:style-name="ce15" table:formula="of:=IF([.K678]=&quot;&quot;;&quot;&quot;;VLOOKUP([.K678];[Contas.$A$1:.$C$54];3;0))">
            <text:p><text:s text:c="2"/></text:p>
          </table:table-cell>
          <table:table-cell table:style-name="ce16" table:formula="of:=IF([.G678]&lt;&gt;&quot;&quot;;&quot;Pago&quot;;IF(AND([.G678]=&quot;&quot;;[.E678]&lt;&gt;&quot;&quot;;[.F678]&lt;&gt;&quot;&quot;;TODAY()&gt;=[.D678]);&quot;Vencido&quot;;IF(AND([.E678]=&quot;&quot;;[.F678]=&quot;&quot;;[.G678]=&quot;&quot;;[.H678]=&quot;&quot;);&quot;&quot;;&quot;A Vencer&quot;)))">
            <text:p><text:s text:c="2"/></text:p>
          </table:table-cell>
          <table:table-cell table:style-name="ce41" table:formula="of:=IF([.H678]=&quot;&quot;;&quot;&quot;;[.H678]-[.C678])">
            <text:p/>
          </table:table-cell>
          <table:table-cell table:style-name="ce62" table:formula="of:=IF([.A678]=&quot;&quot;;&quot;&quot;;TEXT(DATE(YEAR([.A678]);MONTH([.A678]);DAY([.A678]));&quot;AAAA&quot;))">
            <text:p/>
          </table:table-cell>
          <table:table-cell table:style-name="ce62" table:formula="of:=IF([.D678]=&quot;&quot;;&quot;&quot;;TEXT(DATE(YEAR([.D678]);MONTH([.D678]);DAY([.D678]));&quot;AAAA&quot;))">
            <text:p/>
          </table:table-cell>
          <table:table-cell table:style-name="ce62" table:formula="of:=IF([.G678]=&quot;&quot;;&quot;&quot;;TEXT(DATE(YEAR([.G678]);MONTH([.G678]);DAY([.G678]));&quot;AAAA&quot;))">
            <text:p/>
          </table:table-cell>
          <table:table-cell table:style-name="ce62" table:formula="of:=IF([.A678]=&quot;&quot;;&quot;&quot;;TEXT(DATE(YEAR([.A678]);MONTH([.A678]);DAY([.A678]));&quot;MMM&quot;))">
            <text:p/>
          </table:table-cell>
          <table:table-cell table:style-name="ce62" table:formula="of:=IF([.D678]=&quot;&quot;;&quot;&quot;;TEXT(DATE(YEAR([.D678]);MONTH([.D678]);DAY([.D678]));&quot;MMM&quot;))">
            <text:p/>
          </table:table-cell>
          <table:table-cell table:style-name="ce62" table:formula="of:=IF([.G678]=&quot;&quot;;&quot;&quot;;TEXT(DATE(YEAR([.G678]);MONTH([.G678]);DAY([.G678]));&quot;MMM&quot;))">
            <text:p/>
          </table:table-cell>
          <table:table-cell table:style-name="ce70" table:formula="of:=IF([.D678]=&quot;&quot;;&quot;&quot;;TEXT(DATE(YEAR([.D678]);MONTH([.D678]);DAY([.D67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79]=&quot;&quot;;&quot;&quot;;VLOOKUP([.K679];[Contas.$A$1:.$C$54];2;0))">
            <text:p><text:s text:c="2"/></text:p>
          </table:table-cell>
          <table:table-cell table:style-name="ce15" table:formula="of:=IF([.K679]=&quot;&quot;;&quot;&quot;;VLOOKUP([.K679];[Contas.$A$1:.$C$54];3;0))">
            <text:p><text:s text:c="2"/></text:p>
          </table:table-cell>
          <table:table-cell table:style-name="ce16" table:formula="of:=IF([.G679]&lt;&gt;&quot;&quot;;&quot;Pago&quot;;IF(AND([.G679]=&quot;&quot;;[.E679]&lt;&gt;&quot;&quot;;[.F679]&lt;&gt;&quot;&quot;;TODAY()&gt;=[.D679]);&quot;Vencido&quot;;IF(AND([.E679]=&quot;&quot;;[.F679]=&quot;&quot;;[.G679]=&quot;&quot;;[.H679]=&quot;&quot;);&quot;&quot;;&quot;A Vencer&quot;)))">
            <text:p><text:s text:c="2"/></text:p>
          </table:table-cell>
          <table:table-cell table:style-name="ce41" table:formula="of:=IF([.H679]=&quot;&quot;;&quot;&quot;;[.H679]-[.C679])">
            <text:p/>
          </table:table-cell>
          <table:table-cell table:style-name="ce62" table:formula="of:=IF([.A679]=&quot;&quot;;&quot;&quot;;TEXT(DATE(YEAR([.A679]);MONTH([.A679]);DAY([.A679]));&quot;AAAA&quot;))">
            <text:p/>
          </table:table-cell>
          <table:table-cell table:style-name="ce62" table:formula="of:=IF([.D679]=&quot;&quot;;&quot;&quot;;TEXT(DATE(YEAR([.D679]);MONTH([.D679]);DAY([.D679]));&quot;AAAA&quot;))">
            <text:p/>
          </table:table-cell>
          <table:table-cell table:style-name="ce62" table:formula="of:=IF([.G679]=&quot;&quot;;&quot;&quot;;TEXT(DATE(YEAR([.G679]);MONTH([.G679]);DAY([.G679]));&quot;AAAA&quot;))">
            <text:p/>
          </table:table-cell>
          <table:table-cell table:style-name="ce62" table:formula="of:=IF([.A679]=&quot;&quot;;&quot;&quot;;TEXT(DATE(YEAR([.A679]);MONTH([.A679]);DAY([.A679]));&quot;MMM&quot;))">
            <text:p/>
          </table:table-cell>
          <table:table-cell table:style-name="ce62" table:formula="of:=IF([.D679]=&quot;&quot;;&quot;&quot;;TEXT(DATE(YEAR([.D679]);MONTH([.D679]);DAY([.D679]));&quot;MMM&quot;))">
            <text:p/>
          </table:table-cell>
          <table:table-cell table:style-name="ce62" table:formula="of:=IF([.G679]=&quot;&quot;;&quot;&quot;;TEXT(DATE(YEAR([.G679]);MONTH([.G679]);DAY([.G679]));&quot;MMM&quot;))">
            <text:p/>
          </table:table-cell>
          <table:table-cell table:style-name="ce70" table:formula="of:=IF([.D679]=&quot;&quot;;&quot;&quot;;TEXT(DATE(YEAR([.D679]);MONTH([.D679]);DAY([.D67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0]=&quot;&quot;;&quot;&quot;;VLOOKUP([.K680];[Contas.$A$1:.$C$54];2;0))">
            <text:p><text:s text:c="2"/></text:p>
          </table:table-cell>
          <table:table-cell table:style-name="ce15" table:formula="of:=IF([.K680]=&quot;&quot;;&quot;&quot;;VLOOKUP([.K680];[Contas.$A$1:.$C$54];3;0))">
            <text:p><text:s text:c="2"/></text:p>
          </table:table-cell>
          <table:table-cell table:style-name="ce16" table:formula="of:=IF([.G680]&lt;&gt;&quot;&quot;;&quot;Pago&quot;;IF(AND([.G680]=&quot;&quot;;[.E680]&lt;&gt;&quot;&quot;;[.F680]&lt;&gt;&quot;&quot;;TODAY()&gt;=[.D680]);&quot;Vencido&quot;;IF(AND([.E680]=&quot;&quot;;[.F680]=&quot;&quot;;[.G680]=&quot;&quot;;[.H680]=&quot;&quot;);&quot;&quot;;&quot;A Vencer&quot;)))">
            <text:p><text:s text:c="2"/></text:p>
          </table:table-cell>
          <table:table-cell table:style-name="ce41" table:formula="of:=IF([.H680]=&quot;&quot;;&quot;&quot;;[.H680]-[.C680])">
            <text:p/>
          </table:table-cell>
          <table:table-cell table:style-name="ce62" table:formula="of:=IF([.A680]=&quot;&quot;;&quot;&quot;;TEXT(DATE(YEAR([.A680]);MONTH([.A680]);DAY([.A680]));&quot;AAAA&quot;))">
            <text:p/>
          </table:table-cell>
          <table:table-cell table:style-name="ce62" table:formula="of:=IF([.D680]=&quot;&quot;;&quot;&quot;;TEXT(DATE(YEAR([.D680]);MONTH([.D680]);DAY([.D680]));&quot;AAAA&quot;))">
            <text:p/>
          </table:table-cell>
          <table:table-cell table:style-name="ce62" table:formula="of:=IF([.G680]=&quot;&quot;;&quot;&quot;;TEXT(DATE(YEAR([.G680]);MONTH([.G680]);DAY([.G680]));&quot;AAAA&quot;))">
            <text:p/>
          </table:table-cell>
          <table:table-cell table:style-name="ce62" table:formula="of:=IF([.A680]=&quot;&quot;;&quot;&quot;;TEXT(DATE(YEAR([.A680]);MONTH([.A680]);DAY([.A680]));&quot;MMM&quot;))">
            <text:p/>
          </table:table-cell>
          <table:table-cell table:style-name="ce62" table:formula="of:=IF([.D680]=&quot;&quot;;&quot;&quot;;TEXT(DATE(YEAR([.D680]);MONTH([.D680]);DAY([.D680]));&quot;MMM&quot;))">
            <text:p/>
          </table:table-cell>
          <table:table-cell table:style-name="ce62" table:formula="of:=IF([.G680]=&quot;&quot;;&quot;&quot;;TEXT(DATE(YEAR([.G680]);MONTH([.G680]);DAY([.G680]));&quot;MMM&quot;))">
            <text:p/>
          </table:table-cell>
          <table:table-cell table:style-name="ce70" table:formula="of:=IF([.D680]=&quot;&quot;;&quot;&quot;;TEXT(DATE(YEAR([.D680]);MONTH([.D680]);DAY([.D68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1]=&quot;&quot;;&quot;&quot;;VLOOKUP([.K681];[Contas.$A$1:.$C$54];2;0))">
            <text:p><text:s text:c="2"/></text:p>
          </table:table-cell>
          <table:table-cell table:style-name="ce15" table:formula="of:=IF([.K681]=&quot;&quot;;&quot;&quot;;VLOOKUP([.K681];[Contas.$A$1:.$C$54];3;0))">
            <text:p><text:s text:c="2"/></text:p>
          </table:table-cell>
          <table:table-cell table:style-name="ce16" table:formula="of:=IF([.G681]&lt;&gt;&quot;&quot;;&quot;Pago&quot;;IF(AND([.G681]=&quot;&quot;;[.E681]&lt;&gt;&quot;&quot;;[.F681]&lt;&gt;&quot;&quot;;TODAY()&gt;=[.D681]);&quot;Vencido&quot;;IF(AND([.E681]=&quot;&quot;;[.F681]=&quot;&quot;;[.G681]=&quot;&quot;;[.H681]=&quot;&quot;);&quot;&quot;;&quot;A Vencer&quot;)))">
            <text:p><text:s text:c="2"/></text:p>
          </table:table-cell>
          <table:table-cell table:style-name="ce41" table:formula="of:=IF([.H681]=&quot;&quot;;&quot;&quot;;[.H681]-[.C681])">
            <text:p/>
          </table:table-cell>
          <table:table-cell table:style-name="ce62" table:formula="of:=IF([.A681]=&quot;&quot;;&quot;&quot;;TEXT(DATE(YEAR([.A681]);MONTH([.A681]);DAY([.A681]));&quot;AAAA&quot;))">
            <text:p/>
          </table:table-cell>
          <table:table-cell table:style-name="ce62" table:formula="of:=IF([.D681]=&quot;&quot;;&quot;&quot;;TEXT(DATE(YEAR([.D681]);MONTH([.D681]);DAY([.D681]));&quot;AAAA&quot;))">
            <text:p/>
          </table:table-cell>
          <table:table-cell table:style-name="ce62" table:formula="of:=IF([.G681]=&quot;&quot;;&quot;&quot;;TEXT(DATE(YEAR([.G681]);MONTH([.G681]);DAY([.G681]));&quot;AAAA&quot;))">
            <text:p/>
          </table:table-cell>
          <table:table-cell table:style-name="ce62" table:formula="of:=IF([.A681]=&quot;&quot;;&quot;&quot;;TEXT(DATE(YEAR([.A681]);MONTH([.A681]);DAY([.A681]));&quot;MMM&quot;))">
            <text:p/>
          </table:table-cell>
          <table:table-cell table:style-name="ce62" table:formula="of:=IF([.D681]=&quot;&quot;;&quot;&quot;;TEXT(DATE(YEAR([.D681]);MONTH([.D681]);DAY([.D681]));&quot;MMM&quot;))">
            <text:p/>
          </table:table-cell>
          <table:table-cell table:style-name="ce62" table:formula="of:=IF([.G681]=&quot;&quot;;&quot;&quot;;TEXT(DATE(YEAR([.G681]);MONTH([.G681]);DAY([.G681]));&quot;MMM&quot;))">
            <text:p/>
          </table:table-cell>
          <table:table-cell table:style-name="ce70" table:formula="of:=IF([.D681]=&quot;&quot;;&quot;&quot;;TEXT(DATE(YEAR([.D681]);MONTH([.D681]);DAY([.D68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2]=&quot;&quot;;&quot;&quot;;VLOOKUP([.K682];[Contas.$A$1:.$C$54];2;0))">
            <text:p><text:s text:c="2"/></text:p>
          </table:table-cell>
          <table:table-cell table:style-name="ce15" table:formula="of:=IF([.K682]=&quot;&quot;;&quot;&quot;;VLOOKUP([.K682];[Contas.$A$1:.$C$54];3;0))">
            <text:p><text:s text:c="2"/></text:p>
          </table:table-cell>
          <table:table-cell table:style-name="ce16" table:formula="of:=IF([.G682]&lt;&gt;&quot;&quot;;&quot;Pago&quot;;IF(AND([.G682]=&quot;&quot;;[.E682]&lt;&gt;&quot;&quot;;[.F682]&lt;&gt;&quot;&quot;;TODAY()&gt;=[.D682]);&quot;Vencido&quot;;IF(AND([.E682]=&quot;&quot;;[.F682]=&quot;&quot;;[.G682]=&quot;&quot;;[.H682]=&quot;&quot;);&quot;&quot;;&quot;A Vencer&quot;)))">
            <text:p><text:s text:c="2"/></text:p>
          </table:table-cell>
          <table:table-cell table:style-name="ce41" table:formula="of:=IF([.H682]=&quot;&quot;;&quot;&quot;;[.H682]-[.C682])">
            <text:p/>
          </table:table-cell>
          <table:table-cell table:style-name="ce62" table:formula="of:=IF([.A682]=&quot;&quot;;&quot;&quot;;TEXT(DATE(YEAR([.A682]);MONTH([.A682]);DAY([.A682]));&quot;AAAA&quot;))">
            <text:p/>
          </table:table-cell>
          <table:table-cell table:style-name="ce62" table:formula="of:=IF([.D682]=&quot;&quot;;&quot;&quot;;TEXT(DATE(YEAR([.D682]);MONTH([.D682]);DAY([.D682]));&quot;AAAA&quot;))">
            <text:p/>
          </table:table-cell>
          <table:table-cell table:style-name="ce62" table:formula="of:=IF([.G682]=&quot;&quot;;&quot;&quot;;TEXT(DATE(YEAR([.G682]);MONTH([.G682]);DAY([.G682]));&quot;AAAA&quot;))">
            <text:p/>
          </table:table-cell>
          <table:table-cell table:style-name="ce62" table:formula="of:=IF([.A682]=&quot;&quot;;&quot;&quot;;TEXT(DATE(YEAR([.A682]);MONTH([.A682]);DAY([.A682]));&quot;MMM&quot;))">
            <text:p/>
          </table:table-cell>
          <table:table-cell table:style-name="ce62" table:formula="of:=IF([.D682]=&quot;&quot;;&quot;&quot;;TEXT(DATE(YEAR([.D682]);MONTH([.D682]);DAY([.D682]));&quot;MMM&quot;))">
            <text:p/>
          </table:table-cell>
          <table:table-cell table:style-name="ce62" table:formula="of:=IF([.G682]=&quot;&quot;;&quot;&quot;;TEXT(DATE(YEAR([.G682]);MONTH([.G682]);DAY([.G682]));&quot;MMM&quot;))">
            <text:p/>
          </table:table-cell>
          <table:table-cell table:style-name="ce70" table:formula="of:=IF([.D682]=&quot;&quot;;&quot;&quot;;TEXT(DATE(YEAR([.D682]);MONTH([.D682]);DAY([.D68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3]=&quot;&quot;;&quot;&quot;;VLOOKUP([.K683];[Contas.$A$1:.$C$54];2;0))">
            <text:p><text:s text:c="2"/></text:p>
          </table:table-cell>
          <table:table-cell table:style-name="ce15" table:formula="of:=IF([.K683]=&quot;&quot;;&quot;&quot;;VLOOKUP([.K683];[Contas.$A$1:.$C$54];3;0))">
            <text:p><text:s text:c="2"/></text:p>
          </table:table-cell>
          <table:table-cell table:style-name="ce16" table:formula="of:=IF([.G683]&lt;&gt;&quot;&quot;;&quot;Pago&quot;;IF(AND([.G683]=&quot;&quot;;[.E683]&lt;&gt;&quot;&quot;;[.F683]&lt;&gt;&quot;&quot;;TODAY()&gt;=[.D683]);&quot;Vencido&quot;;IF(AND([.E683]=&quot;&quot;;[.F683]=&quot;&quot;;[.G683]=&quot;&quot;;[.H683]=&quot;&quot;);&quot;&quot;;&quot;A Vencer&quot;)))">
            <text:p><text:s text:c="2"/></text:p>
          </table:table-cell>
          <table:table-cell table:style-name="ce41" table:formula="of:=IF([.H683]=&quot;&quot;;&quot;&quot;;[.H683]-[.C683])">
            <text:p/>
          </table:table-cell>
          <table:table-cell table:style-name="ce62" table:formula="of:=IF([.A683]=&quot;&quot;;&quot;&quot;;TEXT(DATE(YEAR([.A683]);MONTH([.A683]);DAY([.A683]));&quot;AAAA&quot;))">
            <text:p/>
          </table:table-cell>
          <table:table-cell table:style-name="ce62" table:formula="of:=IF([.D683]=&quot;&quot;;&quot;&quot;;TEXT(DATE(YEAR([.D683]);MONTH([.D683]);DAY([.D683]));&quot;AAAA&quot;))">
            <text:p/>
          </table:table-cell>
          <table:table-cell table:style-name="ce62" table:formula="of:=IF([.G683]=&quot;&quot;;&quot;&quot;;TEXT(DATE(YEAR([.G683]);MONTH([.G683]);DAY([.G683]));&quot;AAAA&quot;))">
            <text:p/>
          </table:table-cell>
          <table:table-cell table:style-name="ce62" table:formula="of:=IF([.A683]=&quot;&quot;;&quot;&quot;;TEXT(DATE(YEAR([.A683]);MONTH([.A683]);DAY([.A683]));&quot;MMM&quot;))">
            <text:p/>
          </table:table-cell>
          <table:table-cell table:style-name="ce62" table:formula="of:=IF([.D683]=&quot;&quot;;&quot;&quot;;TEXT(DATE(YEAR([.D683]);MONTH([.D683]);DAY([.D683]));&quot;MMM&quot;))">
            <text:p/>
          </table:table-cell>
          <table:table-cell table:style-name="ce62" table:formula="of:=IF([.G683]=&quot;&quot;;&quot;&quot;;TEXT(DATE(YEAR([.G683]);MONTH([.G683]);DAY([.G683]));&quot;MMM&quot;))">
            <text:p/>
          </table:table-cell>
          <table:table-cell table:style-name="ce70" table:formula="of:=IF([.D683]=&quot;&quot;;&quot;&quot;;TEXT(DATE(YEAR([.D683]);MONTH([.D683]);DAY([.D68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4]=&quot;&quot;;&quot;&quot;;VLOOKUP([.K684];[Contas.$A$1:.$C$54];2;0))">
            <text:p><text:s text:c="2"/></text:p>
          </table:table-cell>
          <table:table-cell table:style-name="ce15" table:formula="of:=IF([.K684]=&quot;&quot;;&quot;&quot;;VLOOKUP([.K684];[Contas.$A$1:.$C$54];3;0))">
            <text:p><text:s text:c="2"/></text:p>
          </table:table-cell>
          <table:table-cell table:style-name="ce16" table:formula="of:=IF([.G684]&lt;&gt;&quot;&quot;;&quot;Pago&quot;;IF(AND([.G684]=&quot;&quot;;[.E684]&lt;&gt;&quot;&quot;;[.F684]&lt;&gt;&quot;&quot;;TODAY()&gt;=[.D684]);&quot;Vencido&quot;;IF(AND([.E684]=&quot;&quot;;[.F684]=&quot;&quot;;[.G684]=&quot;&quot;;[.H684]=&quot;&quot;);&quot;&quot;;&quot;A Vencer&quot;)))">
            <text:p><text:s text:c="2"/></text:p>
          </table:table-cell>
          <table:table-cell table:style-name="ce41" table:formula="of:=IF([.H684]=&quot;&quot;;&quot;&quot;;[.H684]-[.C684])">
            <text:p/>
          </table:table-cell>
          <table:table-cell table:style-name="ce62" table:formula="of:=IF([.A684]=&quot;&quot;;&quot;&quot;;TEXT(DATE(YEAR([.A684]);MONTH([.A684]);DAY([.A684]));&quot;AAAA&quot;))">
            <text:p/>
          </table:table-cell>
          <table:table-cell table:style-name="ce62" table:formula="of:=IF([.D684]=&quot;&quot;;&quot;&quot;;TEXT(DATE(YEAR([.D684]);MONTH([.D684]);DAY([.D684]));&quot;AAAA&quot;))">
            <text:p/>
          </table:table-cell>
          <table:table-cell table:style-name="ce62" table:formula="of:=IF([.G684]=&quot;&quot;;&quot;&quot;;TEXT(DATE(YEAR([.G684]);MONTH([.G684]);DAY([.G684]));&quot;AAAA&quot;))">
            <text:p/>
          </table:table-cell>
          <table:table-cell table:style-name="ce62" table:formula="of:=IF([.A684]=&quot;&quot;;&quot;&quot;;TEXT(DATE(YEAR([.A684]);MONTH([.A684]);DAY([.A684]));&quot;MMM&quot;))">
            <text:p/>
          </table:table-cell>
          <table:table-cell table:style-name="ce62" table:formula="of:=IF([.D684]=&quot;&quot;;&quot;&quot;;TEXT(DATE(YEAR([.D684]);MONTH([.D684]);DAY([.D684]));&quot;MMM&quot;))">
            <text:p/>
          </table:table-cell>
          <table:table-cell table:style-name="ce62" table:formula="of:=IF([.G684]=&quot;&quot;;&quot;&quot;;TEXT(DATE(YEAR([.G684]);MONTH([.G684]);DAY([.G684]));&quot;MMM&quot;))">
            <text:p/>
          </table:table-cell>
          <table:table-cell table:style-name="ce70" table:formula="of:=IF([.D684]=&quot;&quot;;&quot;&quot;;TEXT(DATE(YEAR([.D684]);MONTH([.D684]);DAY([.D68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5]=&quot;&quot;;&quot;&quot;;VLOOKUP([.K685];[Contas.$A$1:.$C$54];2;0))">
            <text:p><text:s text:c="2"/></text:p>
          </table:table-cell>
          <table:table-cell table:style-name="ce15" table:formula="of:=IF([.K685]=&quot;&quot;;&quot;&quot;;VLOOKUP([.K685];[Contas.$A$1:.$C$54];3;0))">
            <text:p><text:s text:c="2"/></text:p>
          </table:table-cell>
          <table:table-cell table:style-name="ce16" table:formula="of:=IF([.G685]&lt;&gt;&quot;&quot;;&quot;Pago&quot;;IF(AND([.G685]=&quot;&quot;;[.E685]&lt;&gt;&quot;&quot;;[.F685]&lt;&gt;&quot;&quot;;TODAY()&gt;=[.D685]);&quot;Vencido&quot;;IF(AND([.E685]=&quot;&quot;;[.F685]=&quot;&quot;;[.G685]=&quot;&quot;;[.H685]=&quot;&quot;);&quot;&quot;;&quot;A Vencer&quot;)))">
            <text:p><text:s text:c="2"/></text:p>
          </table:table-cell>
          <table:table-cell table:style-name="ce41" table:formula="of:=IF([.H685]=&quot;&quot;;&quot;&quot;;[.H685]-[.C685])">
            <text:p/>
          </table:table-cell>
          <table:table-cell table:style-name="ce62" table:formula="of:=IF([.A685]=&quot;&quot;;&quot;&quot;;TEXT(DATE(YEAR([.A685]);MONTH([.A685]);DAY([.A685]));&quot;AAAA&quot;))">
            <text:p/>
          </table:table-cell>
          <table:table-cell table:style-name="ce62" table:formula="of:=IF([.D685]=&quot;&quot;;&quot;&quot;;TEXT(DATE(YEAR([.D685]);MONTH([.D685]);DAY([.D685]));&quot;AAAA&quot;))">
            <text:p/>
          </table:table-cell>
          <table:table-cell table:style-name="ce62" table:formula="of:=IF([.G685]=&quot;&quot;;&quot;&quot;;TEXT(DATE(YEAR([.G685]);MONTH([.G685]);DAY([.G685]));&quot;AAAA&quot;))">
            <text:p/>
          </table:table-cell>
          <table:table-cell table:style-name="ce62" table:formula="of:=IF([.A685]=&quot;&quot;;&quot;&quot;;TEXT(DATE(YEAR([.A685]);MONTH([.A685]);DAY([.A685]));&quot;MMM&quot;))">
            <text:p/>
          </table:table-cell>
          <table:table-cell table:style-name="ce62" table:formula="of:=IF([.D685]=&quot;&quot;;&quot;&quot;;TEXT(DATE(YEAR([.D685]);MONTH([.D685]);DAY([.D685]));&quot;MMM&quot;))">
            <text:p/>
          </table:table-cell>
          <table:table-cell table:style-name="ce62" table:formula="of:=IF([.G685]=&quot;&quot;;&quot;&quot;;TEXT(DATE(YEAR([.G685]);MONTH([.G685]);DAY([.G685]));&quot;MMM&quot;))">
            <text:p/>
          </table:table-cell>
          <table:table-cell table:style-name="ce70" table:formula="of:=IF([.D685]=&quot;&quot;;&quot;&quot;;TEXT(DATE(YEAR([.D685]);MONTH([.D685]);DAY([.D68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6]=&quot;&quot;;&quot;&quot;;VLOOKUP([.K686];[Contas.$A$1:.$C$54];2;0))">
            <text:p><text:s text:c="2"/></text:p>
          </table:table-cell>
          <table:table-cell table:style-name="ce15" table:formula="of:=IF([.K686]=&quot;&quot;;&quot;&quot;;VLOOKUP([.K686];[Contas.$A$1:.$C$54];3;0))">
            <text:p><text:s text:c="2"/></text:p>
          </table:table-cell>
          <table:table-cell table:style-name="ce16" table:formula="of:=IF([.G686]&lt;&gt;&quot;&quot;;&quot;Pago&quot;;IF(AND([.G686]=&quot;&quot;;[.E686]&lt;&gt;&quot;&quot;;[.F686]&lt;&gt;&quot;&quot;;TODAY()&gt;=[.D686]);&quot;Vencido&quot;;IF(AND([.E686]=&quot;&quot;;[.F686]=&quot;&quot;;[.G686]=&quot;&quot;;[.H686]=&quot;&quot;);&quot;&quot;;&quot;A Vencer&quot;)))">
            <text:p><text:s text:c="2"/></text:p>
          </table:table-cell>
          <table:table-cell table:style-name="ce41" table:formula="of:=IF([.H686]=&quot;&quot;;&quot;&quot;;[.H686]-[.C686])">
            <text:p/>
          </table:table-cell>
          <table:table-cell table:style-name="ce62" table:formula="of:=IF([.A686]=&quot;&quot;;&quot;&quot;;TEXT(DATE(YEAR([.A686]);MONTH([.A686]);DAY([.A686]));&quot;AAAA&quot;))">
            <text:p/>
          </table:table-cell>
          <table:table-cell table:style-name="ce62" table:formula="of:=IF([.D686]=&quot;&quot;;&quot;&quot;;TEXT(DATE(YEAR([.D686]);MONTH([.D686]);DAY([.D686]));&quot;AAAA&quot;))">
            <text:p/>
          </table:table-cell>
          <table:table-cell table:style-name="ce62" table:formula="of:=IF([.G686]=&quot;&quot;;&quot;&quot;;TEXT(DATE(YEAR([.G686]);MONTH([.G686]);DAY([.G686]));&quot;AAAA&quot;))">
            <text:p/>
          </table:table-cell>
          <table:table-cell table:style-name="ce62" table:formula="of:=IF([.A686]=&quot;&quot;;&quot;&quot;;TEXT(DATE(YEAR([.A686]);MONTH([.A686]);DAY([.A686]));&quot;MMM&quot;))">
            <text:p/>
          </table:table-cell>
          <table:table-cell table:style-name="ce62" table:formula="of:=IF([.D686]=&quot;&quot;;&quot;&quot;;TEXT(DATE(YEAR([.D686]);MONTH([.D686]);DAY([.D686]));&quot;MMM&quot;))">
            <text:p/>
          </table:table-cell>
          <table:table-cell table:style-name="ce62" table:formula="of:=IF([.G686]=&quot;&quot;;&quot;&quot;;TEXT(DATE(YEAR([.G686]);MONTH([.G686]);DAY([.G686]));&quot;MMM&quot;))">
            <text:p/>
          </table:table-cell>
          <table:table-cell table:style-name="ce70" table:formula="of:=IF([.D686]=&quot;&quot;;&quot;&quot;;TEXT(DATE(YEAR([.D686]);MONTH([.D686]);DAY([.D68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7]=&quot;&quot;;&quot;&quot;;VLOOKUP([.K687];[Contas.$A$1:.$C$54];2;0))">
            <text:p><text:s text:c="2"/></text:p>
          </table:table-cell>
          <table:table-cell table:style-name="ce15" table:formula="of:=IF([.K687]=&quot;&quot;;&quot;&quot;;VLOOKUP([.K687];[Contas.$A$1:.$C$54];3;0))">
            <text:p><text:s text:c="2"/></text:p>
          </table:table-cell>
          <table:table-cell table:style-name="ce16" table:formula="of:=IF([.G687]&lt;&gt;&quot;&quot;;&quot;Pago&quot;;IF(AND([.G687]=&quot;&quot;;[.E687]&lt;&gt;&quot;&quot;;[.F687]&lt;&gt;&quot;&quot;;TODAY()&gt;=[.D687]);&quot;Vencido&quot;;IF(AND([.E687]=&quot;&quot;;[.F687]=&quot;&quot;;[.G687]=&quot;&quot;;[.H687]=&quot;&quot;);&quot;&quot;;&quot;A Vencer&quot;)))">
            <text:p><text:s text:c="2"/></text:p>
          </table:table-cell>
          <table:table-cell table:style-name="ce41" table:formula="of:=IF([.H687]=&quot;&quot;;&quot;&quot;;[.H687]-[.C687])">
            <text:p/>
          </table:table-cell>
          <table:table-cell table:style-name="ce62" table:formula="of:=IF([.A687]=&quot;&quot;;&quot;&quot;;TEXT(DATE(YEAR([.A687]);MONTH([.A687]);DAY([.A687]));&quot;AAAA&quot;))">
            <text:p/>
          </table:table-cell>
          <table:table-cell table:style-name="ce62" table:formula="of:=IF([.D687]=&quot;&quot;;&quot;&quot;;TEXT(DATE(YEAR([.D687]);MONTH([.D687]);DAY([.D687]));&quot;AAAA&quot;))">
            <text:p/>
          </table:table-cell>
          <table:table-cell table:style-name="ce62" table:formula="of:=IF([.G687]=&quot;&quot;;&quot;&quot;;TEXT(DATE(YEAR([.G687]);MONTH([.G687]);DAY([.G687]));&quot;AAAA&quot;))">
            <text:p/>
          </table:table-cell>
          <table:table-cell table:style-name="ce62" table:formula="of:=IF([.A687]=&quot;&quot;;&quot;&quot;;TEXT(DATE(YEAR([.A687]);MONTH([.A687]);DAY([.A687]));&quot;MMM&quot;))">
            <text:p/>
          </table:table-cell>
          <table:table-cell table:style-name="ce62" table:formula="of:=IF([.D687]=&quot;&quot;;&quot;&quot;;TEXT(DATE(YEAR([.D687]);MONTH([.D687]);DAY([.D687]));&quot;MMM&quot;))">
            <text:p/>
          </table:table-cell>
          <table:table-cell table:style-name="ce62" table:formula="of:=IF([.G687]=&quot;&quot;;&quot;&quot;;TEXT(DATE(YEAR([.G687]);MONTH([.G687]);DAY([.G687]));&quot;MMM&quot;))">
            <text:p/>
          </table:table-cell>
          <table:table-cell table:style-name="ce70" table:formula="of:=IF([.D687]=&quot;&quot;;&quot;&quot;;TEXT(DATE(YEAR([.D687]);MONTH([.D687]);DAY([.D68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8]=&quot;&quot;;&quot;&quot;;VLOOKUP([.K688];[Contas.$A$1:.$C$54];2;0))">
            <text:p><text:s text:c="2"/></text:p>
          </table:table-cell>
          <table:table-cell table:style-name="ce15" table:formula="of:=IF([.K688]=&quot;&quot;;&quot;&quot;;VLOOKUP([.K688];[Contas.$A$1:.$C$54];3;0))">
            <text:p><text:s text:c="2"/></text:p>
          </table:table-cell>
          <table:table-cell table:style-name="ce16" table:formula="of:=IF([.G688]&lt;&gt;&quot;&quot;;&quot;Pago&quot;;IF(AND([.G688]=&quot;&quot;;[.E688]&lt;&gt;&quot;&quot;;[.F688]&lt;&gt;&quot;&quot;;TODAY()&gt;=[.D688]);&quot;Vencido&quot;;IF(AND([.E688]=&quot;&quot;;[.F688]=&quot;&quot;;[.G688]=&quot;&quot;;[.H688]=&quot;&quot;);&quot;&quot;;&quot;A Vencer&quot;)))">
            <text:p><text:s text:c="2"/></text:p>
          </table:table-cell>
          <table:table-cell table:style-name="ce41" table:formula="of:=IF([.H688]=&quot;&quot;;&quot;&quot;;[.H688]-[.C688])">
            <text:p/>
          </table:table-cell>
          <table:table-cell table:style-name="ce62" table:formula="of:=IF([.A688]=&quot;&quot;;&quot;&quot;;TEXT(DATE(YEAR([.A688]);MONTH([.A688]);DAY([.A688]));&quot;AAAA&quot;))">
            <text:p/>
          </table:table-cell>
          <table:table-cell table:style-name="ce62" table:formula="of:=IF([.D688]=&quot;&quot;;&quot;&quot;;TEXT(DATE(YEAR([.D688]);MONTH([.D688]);DAY([.D688]));&quot;AAAA&quot;))">
            <text:p/>
          </table:table-cell>
          <table:table-cell table:style-name="ce62" table:formula="of:=IF([.G688]=&quot;&quot;;&quot;&quot;;TEXT(DATE(YEAR([.G688]);MONTH([.G688]);DAY([.G688]));&quot;AAAA&quot;))">
            <text:p/>
          </table:table-cell>
          <table:table-cell table:style-name="ce62" table:formula="of:=IF([.A688]=&quot;&quot;;&quot;&quot;;TEXT(DATE(YEAR([.A688]);MONTH([.A688]);DAY([.A688]));&quot;MMM&quot;))">
            <text:p/>
          </table:table-cell>
          <table:table-cell table:style-name="ce62" table:formula="of:=IF([.D688]=&quot;&quot;;&quot;&quot;;TEXT(DATE(YEAR([.D688]);MONTH([.D688]);DAY([.D688]));&quot;MMM&quot;))">
            <text:p/>
          </table:table-cell>
          <table:table-cell table:style-name="ce62" table:formula="of:=IF([.G688]=&quot;&quot;;&quot;&quot;;TEXT(DATE(YEAR([.G688]);MONTH([.G688]);DAY([.G688]));&quot;MMM&quot;))">
            <text:p/>
          </table:table-cell>
          <table:table-cell table:style-name="ce70" table:formula="of:=IF([.D688]=&quot;&quot;;&quot;&quot;;TEXT(DATE(YEAR([.D688]);MONTH([.D688]);DAY([.D68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89]=&quot;&quot;;&quot;&quot;;VLOOKUP([.K689];[Contas.$A$1:.$C$54];2;0))">
            <text:p><text:s text:c="2"/></text:p>
          </table:table-cell>
          <table:table-cell table:style-name="ce15" table:formula="of:=IF([.K689]=&quot;&quot;;&quot;&quot;;VLOOKUP([.K689];[Contas.$A$1:.$C$54];3;0))">
            <text:p><text:s text:c="2"/></text:p>
          </table:table-cell>
          <table:table-cell table:style-name="ce16" table:formula="of:=IF([.G689]&lt;&gt;&quot;&quot;;&quot;Pago&quot;;IF(AND([.G689]=&quot;&quot;;[.E689]&lt;&gt;&quot;&quot;;[.F689]&lt;&gt;&quot;&quot;;TODAY()&gt;=[.D689]);&quot;Vencido&quot;;IF(AND([.E689]=&quot;&quot;;[.F689]=&quot;&quot;;[.G689]=&quot;&quot;;[.H689]=&quot;&quot;);&quot;&quot;;&quot;A Vencer&quot;)))">
            <text:p><text:s text:c="2"/></text:p>
          </table:table-cell>
          <table:table-cell table:style-name="ce41" table:formula="of:=IF([.H689]=&quot;&quot;;&quot;&quot;;[.H689]-[.C689])">
            <text:p/>
          </table:table-cell>
          <table:table-cell table:style-name="ce62" table:formula="of:=IF([.A689]=&quot;&quot;;&quot;&quot;;TEXT(DATE(YEAR([.A689]);MONTH([.A689]);DAY([.A689]));&quot;AAAA&quot;))">
            <text:p/>
          </table:table-cell>
          <table:table-cell table:style-name="ce62" table:formula="of:=IF([.D689]=&quot;&quot;;&quot;&quot;;TEXT(DATE(YEAR([.D689]);MONTH([.D689]);DAY([.D689]));&quot;AAAA&quot;))">
            <text:p/>
          </table:table-cell>
          <table:table-cell table:style-name="ce62" table:formula="of:=IF([.G689]=&quot;&quot;;&quot;&quot;;TEXT(DATE(YEAR([.G689]);MONTH([.G689]);DAY([.G689]));&quot;AAAA&quot;))">
            <text:p/>
          </table:table-cell>
          <table:table-cell table:style-name="ce62" table:formula="of:=IF([.A689]=&quot;&quot;;&quot;&quot;;TEXT(DATE(YEAR([.A689]);MONTH([.A689]);DAY([.A689]));&quot;MMM&quot;))">
            <text:p/>
          </table:table-cell>
          <table:table-cell table:style-name="ce62" table:formula="of:=IF([.D689]=&quot;&quot;;&quot;&quot;;TEXT(DATE(YEAR([.D689]);MONTH([.D689]);DAY([.D689]));&quot;MMM&quot;))">
            <text:p/>
          </table:table-cell>
          <table:table-cell table:style-name="ce62" table:formula="of:=IF([.G689]=&quot;&quot;;&quot;&quot;;TEXT(DATE(YEAR([.G689]);MONTH([.G689]);DAY([.G689]));&quot;MMM&quot;))">
            <text:p/>
          </table:table-cell>
          <table:table-cell table:style-name="ce70" table:formula="of:=IF([.D689]=&quot;&quot;;&quot;&quot;;TEXT(DATE(YEAR([.D689]);MONTH([.D689]);DAY([.D68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0]=&quot;&quot;;&quot;&quot;;VLOOKUP([.K690];[Contas.$A$1:.$C$54];2;0))">
            <text:p><text:s text:c="2"/></text:p>
          </table:table-cell>
          <table:table-cell table:style-name="ce15" table:formula="of:=IF([.K690]=&quot;&quot;;&quot;&quot;;VLOOKUP([.K690];[Contas.$A$1:.$C$54];3;0))">
            <text:p><text:s text:c="2"/></text:p>
          </table:table-cell>
          <table:table-cell table:style-name="ce16" table:formula="of:=IF([.G690]&lt;&gt;&quot;&quot;;&quot;Pago&quot;;IF(AND([.G690]=&quot;&quot;;[.E690]&lt;&gt;&quot;&quot;;[.F690]&lt;&gt;&quot;&quot;;TODAY()&gt;=[.D690]);&quot;Vencido&quot;;IF(AND([.E690]=&quot;&quot;;[.F690]=&quot;&quot;;[.G690]=&quot;&quot;;[.H690]=&quot;&quot;);&quot;&quot;;&quot;A Vencer&quot;)))">
            <text:p><text:s text:c="2"/></text:p>
          </table:table-cell>
          <table:table-cell table:style-name="ce41" table:formula="of:=IF([.H690]=&quot;&quot;;&quot;&quot;;[.H690]-[.C690])">
            <text:p/>
          </table:table-cell>
          <table:table-cell table:style-name="ce62" table:formula="of:=IF([.A690]=&quot;&quot;;&quot;&quot;;TEXT(DATE(YEAR([.A690]);MONTH([.A690]);DAY([.A690]));&quot;AAAA&quot;))">
            <text:p/>
          </table:table-cell>
          <table:table-cell table:style-name="ce62" table:formula="of:=IF([.D690]=&quot;&quot;;&quot;&quot;;TEXT(DATE(YEAR([.D690]);MONTH([.D690]);DAY([.D690]));&quot;AAAA&quot;))">
            <text:p/>
          </table:table-cell>
          <table:table-cell table:style-name="ce62" table:formula="of:=IF([.G690]=&quot;&quot;;&quot;&quot;;TEXT(DATE(YEAR([.G690]);MONTH([.G690]);DAY([.G690]));&quot;AAAA&quot;))">
            <text:p/>
          </table:table-cell>
          <table:table-cell table:style-name="ce62" table:formula="of:=IF([.A690]=&quot;&quot;;&quot;&quot;;TEXT(DATE(YEAR([.A690]);MONTH([.A690]);DAY([.A690]));&quot;MMM&quot;))">
            <text:p/>
          </table:table-cell>
          <table:table-cell table:style-name="ce62" table:formula="of:=IF([.D690]=&quot;&quot;;&quot;&quot;;TEXT(DATE(YEAR([.D690]);MONTH([.D690]);DAY([.D690]));&quot;MMM&quot;))">
            <text:p/>
          </table:table-cell>
          <table:table-cell table:style-name="ce62" table:formula="of:=IF([.G690]=&quot;&quot;;&quot;&quot;;TEXT(DATE(YEAR([.G690]);MONTH([.G690]);DAY([.G690]));&quot;MMM&quot;))">
            <text:p/>
          </table:table-cell>
          <table:table-cell table:style-name="ce70" table:formula="of:=IF([.D690]=&quot;&quot;;&quot;&quot;;TEXT(DATE(YEAR([.D690]);MONTH([.D690]);DAY([.D69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1]=&quot;&quot;;&quot;&quot;;VLOOKUP([.K691];[Contas.$A$1:.$C$54];2;0))">
            <text:p><text:s text:c="2"/></text:p>
          </table:table-cell>
          <table:table-cell table:style-name="ce15" table:formula="of:=IF([.K691]=&quot;&quot;;&quot;&quot;;VLOOKUP([.K691];[Contas.$A$1:.$C$54];3;0))">
            <text:p><text:s text:c="2"/></text:p>
          </table:table-cell>
          <table:table-cell table:style-name="ce16" table:formula="of:=IF([.G691]&lt;&gt;&quot;&quot;;&quot;Pago&quot;;IF(AND([.G691]=&quot;&quot;;[.E691]&lt;&gt;&quot;&quot;;[.F691]&lt;&gt;&quot;&quot;;TODAY()&gt;=[.D691]);&quot;Vencido&quot;;IF(AND([.E691]=&quot;&quot;;[.F691]=&quot;&quot;;[.G691]=&quot;&quot;;[.H691]=&quot;&quot;);&quot;&quot;;&quot;A Vencer&quot;)))">
            <text:p><text:s text:c="2"/></text:p>
          </table:table-cell>
          <table:table-cell table:style-name="ce41" table:formula="of:=IF([.H691]=&quot;&quot;;&quot;&quot;;[.H691]-[.C691])">
            <text:p/>
          </table:table-cell>
          <table:table-cell table:style-name="ce62" table:formula="of:=IF([.A691]=&quot;&quot;;&quot;&quot;;TEXT(DATE(YEAR([.A691]);MONTH([.A691]);DAY([.A691]));&quot;AAAA&quot;))">
            <text:p/>
          </table:table-cell>
          <table:table-cell table:style-name="ce62" table:formula="of:=IF([.D691]=&quot;&quot;;&quot;&quot;;TEXT(DATE(YEAR([.D691]);MONTH([.D691]);DAY([.D691]));&quot;AAAA&quot;))">
            <text:p/>
          </table:table-cell>
          <table:table-cell table:style-name="ce62" table:formula="of:=IF([.G691]=&quot;&quot;;&quot;&quot;;TEXT(DATE(YEAR([.G691]);MONTH([.G691]);DAY([.G691]));&quot;AAAA&quot;))">
            <text:p/>
          </table:table-cell>
          <table:table-cell table:style-name="ce62" table:formula="of:=IF([.A691]=&quot;&quot;;&quot;&quot;;TEXT(DATE(YEAR([.A691]);MONTH([.A691]);DAY([.A691]));&quot;MMM&quot;))">
            <text:p/>
          </table:table-cell>
          <table:table-cell table:style-name="ce62" table:formula="of:=IF([.D691]=&quot;&quot;;&quot;&quot;;TEXT(DATE(YEAR([.D691]);MONTH([.D691]);DAY([.D691]));&quot;MMM&quot;))">
            <text:p/>
          </table:table-cell>
          <table:table-cell table:style-name="ce62" table:formula="of:=IF([.G691]=&quot;&quot;;&quot;&quot;;TEXT(DATE(YEAR([.G691]);MONTH([.G691]);DAY([.G691]));&quot;MMM&quot;))">
            <text:p/>
          </table:table-cell>
          <table:table-cell table:style-name="ce70" table:formula="of:=IF([.D691]=&quot;&quot;;&quot;&quot;;TEXT(DATE(YEAR([.D691]);MONTH([.D691]);DAY([.D69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2]=&quot;&quot;;&quot;&quot;;VLOOKUP([.K692];[Contas.$A$1:.$C$54];2;0))">
            <text:p><text:s text:c="2"/></text:p>
          </table:table-cell>
          <table:table-cell table:style-name="ce15" table:formula="of:=IF([.K692]=&quot;&quot;;&quot;&quot;;VLOOKUP([.K692];[Contas.$A$1:.$C$54];3;0))">
            <text:p><text:s text:c="2"/></text:p>
          </table:table-cell>
          <table:table-cell table:style-name="ce16" table:formula="of:=IF([.G692]&lt;&gt;&quot;&quot;;&quot;Pago&quot;;IF(AND([.G692]=&quot;&quot;;[.E692]&lt;&gt;&quot;&quot;;[.F692]&lt;&gt;&quot;&quot;;TODAY()&gt;=[.D692]);&quot;Vencido&quot;;IF(AND([.E692]=&quot;&quot;;[.F692]=&quot;&quot;;[.G692]=&quot;&quot;;[.H692]=&quot;&quot;);&quot;&quot;;&quot;A Vencer&quot;)))">
            <text:p><text:s text:c="2"/></text:p>
          </table:table-cell>
          <table:table-cell table:style-name="ce41" table:formula="of:=IF([.H692]=&quot;&quot;;&quot;&quot;;[.H692]-[.C692])">
            <text:p/>
          </table:table-cell>
          <table:table-cell table:style-name="ce62" table:formula="of:=IF([.A692]=&quot;&quot;;&quot;&quot;;TEXT(DATE(YEAR([.A692]);MONTH([.A692]);DAY([.A692]));&quot;AAAA&quot;))">
            <text:p/>
          </table:table-cell>
          <table:table-cell table:style-name="ce62" table:formula="of:=IF([.D692]=&quot;&quot;;&quot;&quot;;TEXT(DATE(YEAR([.D692]);MONTH([.D692]);DAY([.D692]));&quot;AAAA&quot;))">
            <text:p/>
          </table:table-cell>
          <table:table-cell table:style-name="ce62" table:formula="of:=IF([.G692]=&quot;&quot;;&quot;&quot;;TEXT(DATE(YEAR([.G692]);MONTH([.G692]);DAY([.G692]));&quot;AAAA&quot;))">
            <text:p/>
          </table:table-cell>
          <table:table-cell table:style-name="ce62" table:formula="of:=IF([.A692]=&quot;&quot;;&quot;&quot;;TEXT(DATE(YEAR([.A692]);MONTH([.A692]);DAY([.A692]));&quot;MMM&quot;))">
            <text:p/>
          </table:table-cell>
          <table:table-cell table:style-name="ce62" table:formula="of:=IF([.D692]=&quot;&quot;;&quot;&quot;;TEXT(DATE(YEAR([.D692]);MONTH([.D692]);DAY([.D692]));&quot;MMM&quot;))">
            <text:p/>
          </table:table-cell>
          <table:table-cell table:style-name="ce62" table:formula="of:=IF([.G692]=&quot;&quot;;&quot;&quot;;TEXT(DATE(YEAR([.G692]);MONTH([.G692]);DAY([.G692]));&quot;MMM&quot;))">
            <text:p/>
          </table:table-cell>
          <table:table-cell table:style-name="ce70" table:formula="of:=IF([.D692]=&quot;&quot;;&quot;&quot;;TEXT(DATE(YEAR([.D692]);MONTH([.D692]);DAY([.D69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3]=&quot;&quot;;&quot;&quot;;VLOOKUP([.K693];[Contas.$A$1:.$C$54];2;0))">
            <text:p><text:s text:c="2"/></text:p>
          </table:table-cell>
          <table:table-cell table:style-name="ce15" table:formula="of:=IF([.K693]=&quot;&quot;;&quot;&quot;;VLOOKUP([.K693];[Contas.$A$1:.$C$54];3;0))">
            <text:p><text:s text:c="2"/></text:p>
          </table:table-cell>
          <table:table-cell table:style-name="ce16" table:formula="of:=IF([.G693]&lt;&gt;&quot;&quot;;&quot;Pago&quot;;IF(AND([.G693]=&quot;&quot;;[.E693]&lt;&gt;&quot;&quot;;[.F693]&lt;&gt;&quot;&quot;;TODAY()&gt;=[.D693]);&quot;Vencido&quot;;IF(AND([.E693]=&quot;&quot;;[.F693]=&quot;&quot;;[.G693]=&quot;&quot;;[.H693]=&quot;&quot;);&quot;&quot;;&quot;A Vencer&quot;)))">
            <text:p><text:s text:c="2"/></text:p>
          </table:table-cell>
          <table:table-cell table:style-name="ce41" table:formula="of:=IF([.H693]=&quot;&quot;;&quot;&quot;;[.H693]-[.C693])">
            <text:p/>
          </table:table-cell>
          <table:table-cell table:style-name="ce62" table:formula="of:=IF([.A693]=&quot;&quot;;&quot;&quot;;TEXT(DATE(YEAR([.A693]);MONTH([.A693]);DAY([.A693]));&quot;AAAA&quot;))">
            <text:p/>
          </table:table-cell>
          <table:table-cell table:style-name="ce62" table:formula="of:=IF([.D693]=&quot;&quot;;&quot;&quot;;TEXT(DATE(YEAR([.D693]);MONTH([.D693]);DAY([.D693]));&quot;AAAA&quot;))">
            <text:p/>
          </table:table-cell>
          <table:table-cell table:style-name="ce62" table:formula="of:=IF([.G693]=&quot;&quot;;&quot;&quot;;TEXT(DATE(YEAR([.G693]);MONTH([.G693]);DAY([.G693]));&quot;AAAA&quot;))">
            <text:p/>
          </table:table-cell>
          <table:table-cell table:style-name="ce62" table:formula="of:=IF([.A693]=&quot;&quot;;&quot;&quot;;TEXT(DATE(YEAR([.A693]);MONTH([.A693]);DAY([.A693]));&quot;MMM&quot;))">
            <text:p/>
          </table:table-cell>
          <table:table-cell table:style-name="ce62" table:formula="of:=IF([.D693]=&quot;&quot;;&quot;&quot;;TEXT(DATE(YEAR([.D693]);MONTH([.D693]);DAY([.D693]));&quot;MMM&quot;))">
            <text:p/>
          </table:table-cell>
          <table:table-cell table:style-name="ce62" table:formula="of:=IF([.G693]=&quot;&quot;;&quot;&quot;;TEXT(DATE(YEAR([.G693]);MONTH([.G693]);DAY([.G693]));&quot;MMM&quot;))">
            <text:p/>
          </table:table-cell>
          <table:table-cell table:style-name="ce70" table:formula="of:=IF([.D693]=&quot;&quot;;&quot;&quot;;TEXT(DATE(YEAR([.D693]);MONTH([.D693]);DAY([.D69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4]=&quot;&quot;;&quot;&quot;;VLOOKUP([.K694];[Contas.$A$1:.$C$54];2;0))">
            <text:p><text:s text:c="2"/></text:p>
          </table:table-cell>
          <table:table-cell table:style-name="ce15" table:formula="of:=IF([.K694]=&quot;&quot;;&quot;&quot;;VLOOKUP([.K694];[Contas.$A$1:.$C$54];3;0))">
            <text:p><text:s text:c="2"/></text:p>
          </table:table-cell>
          <table:table-cell table:style-name="ce16" table:formula="of:=IF([.G694]&lt;&gt;&quot;&quot;;&quot;Pago&quot;;IF(AND([.G694]=&quot;&quot;;[.E694]&lt;&gt;&quot;&quot;;[.F694]&lt;&gt;&quot;&quot;;TODAY()&gt;=[.D694]);&quot;Vencido&quot;;IF(AND([.E694]=&quot;&quot;;[.F694]=&quot;&quot;;[.G694]=&quot;&quot;;[.H694]=&quot;&quot;);&quot;&quot;;&quot;A Vencer&quot;)))">
            <text:p><text:s text:c="2"/></text:p>
          </table:table-cell>
          <table:table-cell table:style-name="ce41" table:formula="of:=IF([.H694]=&quot;&quot;;&quot;&quot;;[.H694]-[.C694])">
            <text:p/>
          </table:table-cell>
          <table:table-cell table:style-name="ce62" table:formula="of:=IF([.A694]=&quot;&quot;;&quot;&quot;;TEXT(DATE(YEAR([.A694]);MONTH([.A694]);DAY([.A694]));&quot;AAAA&quot;))">
            <text:p/>
          </table:table-cell>
          <table:table-cell table:style-name="ce62" table:formula="of:=IF([.D694]=&quot;&quot;;&quot;&quot;;TEXT(DATE(YEAR([.D694]);MONTH([.D694]);DAY([.D694]));&quot;AAAA&quot;))">
            <text:p/>
          </table:table-cell>
          <table:table-cell table:style-name="ce62" table:formula="of:=IF([.G694]=&quot;&quot;;&quot;&quot;;TEXT(DATE(YEAR([.G694]);MONTH([.G694]);DAY([.G694]));&quot;AAAA&quot;))">
            <text:p/>
          </table:table-cell>
          <table:table-cell table:style-name="ce62" table:formula="of:=IF([.A694]=&quot;&quot;;&quot;&quot;;TEXT(DATE(YEAR([.A694]);MONTH([.A694]);DAY([.A694]));&quot;MMM&quot;))">
            <text:p/>
          </table:table-cell>
          <table:table-cell table:style-name="ce62" table:formula="of:=IF([.D694]=&quot;&quot;;&quot;&quot;;TEXT(DATE(YEAR([.D694]);MONTH([.D694]);DAY([.D694]));&quot;MMM&quot;))">
            <text:p/>
          </table:table-cell>
          <table:table-cell table:style-name="ce62" table:formula="of:=IF([.G694]=&quot;&quot;;&quot;&quot;;TEXT(DATE(YEAR([.G694]);MONTH([.G694]);DAY([.G694]));&quot;MMM&quot;))">
            <text:p/>
          </table:table-cell>
          <table:table-cell table:style-name="ce70" table:formula="of:=IF([.D694]=&quot;&quot;;&quot;&quot;;TEXT(DATE(YEAR([.D694]);MONTH([.D694]);DAY([.D69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5]=&quot;&quot;;&quot;&quot;;VLOOKUP([.K695];[Contas.$A$1:.$C$54];2;0))">
            <text:p><text:s text:c="2"/></text:p>
          </table:table-cell>
          <table:table-cell table:style-name="ce15" table:formula="of:=IF([.K695]=&quot;&quot;;&quot;&quot;;VLOOKUP([.K695];[Contas.$A$1:.$C$54];3;0))">
            <text:p><text:s text:c="2"/></text:p>
          </table:table-cell>
          <table:table-cell table:style-name="ce16" table:formula="of:=IF([.G695]&lt;&gt;&quot;&quot;;&quot;Pago&quot;;IF(AND([.G695]=&quot;&quot;;[.E695]&lt;&gt;&quot;&quot;;[.F695]&lt;&gt;&quot;&quot;;TODAY()&gt;=[.D695]);&quot;Vencido&quot;;IF(AND([.E695]=&quot;&quot;;[.F695]=&quot;&quot;;[.G695]=&quot;&quot;;[.H695]=&quot;&quot;);&quot;&quot;;&quot;A Vencer&quot;)))">
            <text:p><text:s text:c="2"/></text:p>
          </table:table-cell>
          <table:table-cell table:style-name="ce41" table:formula="of:=IF([.H695]=&quot;&quot;;&quot;&quot;;[.H695]-[.C695])">
            <text:p/>
          </table:table-cell>
          <table:table-cell table:style-name="ce62" table:formula="of:=IF([.A695]=&quot;&quot;;&quot;&quot;;TEXT(DATE(YEAR([.A695]);MONTH([.A695]);DAY([.A695]));&quot;AAAA&quot;))">
            <text:p/>
          </table:table-cell>
          <table:table-cell table:style-name="ce62" table:formula="of:=IF([.D695]=&quot;&quot;;&quot;&quot;;TEXT(DATE(YEAR([.D695]);MONTH([.D695]);DAY([.D695]));&quot;AAAA&quot;))">
            <text:p/>
          </table:table-cell>
          <table:table-cell table:style-name="ce62" table:formula="of:=IF([.G695]=&quot;&quot;;&quot;&quot;;TEXT(DATE(YEAR([.G695]);MONTH([.G695]);DAY([.G695]));&quot;AAAA&quot;))">
            <text:p/>
          </table:table-cell>
          <table:table-cell table:style-name="ce62" table:formula="of:=IF([.A695]=&quot;&quot;;&quot;&quot;;TEXT(DATE(YEAR([.A695]);MONTH([.A695]);DAY([.A695]));&quot;MMM&quot;))">
            <text:p/>
          </table:table-cell>
          <table:table-cell table:style-name="ce62" table:formula="of:=IF([.D695]=&quot;&quot;;&quot;&quot;;TEXT(DATE(YEAR([.D695]);MONTH([.D695]);DAY([.D695]));&quot;MMM&quot;))">
            <text:p/>
          </table:table-cell>
          <table:table-cell table:style-name="ce62" table:formula="of:=IF([.G695]=&quot;&quot;;&quot;&quot;;TEXT(DATE(YEAR([.G695]);MONTH([.G695]);DAY([.G695]));&quot;MMM&quot;))">
            <text:p/>
          </table:table-cell>
          <table:table-cell table:style-name="ce70" table:formula="of:=IF([.D695]=&quot;&quot;;&quot;&quot;;TEXT(DATE(YEAR([.D695]);MONTH([.D695]);DAY([.D69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6]=&quot;&quot;;&quot;&quot;;VLOOKUP([.K696];[Contas.$A$1:.$C$54];2;0))">
            <text:p><text:s text:c="2"/></text:p>
          </table:table-cell>
          <table:table-cell table:style-name="ce15" table:formula="of:=IF([.K696]=&quot;&quot;;&quot;&quot;;VLOOKUP([.K696];[Contas.$A$1:.$C$54];3;0))">
            <text:p><text:s text:c="2"/></text:p>
          </table:table-cell>
          <table:table-cell table:style-name="ce16" table:formula="of:=IF([.G696]&lt;&gt;&quot;&quot;;&quot;Pago&quot;;IF(AND([.G696]=&quot;&quot;;[.E696]&lt;&gt;&quot;&quot;;[.F696]&lt;&gt;&quot;&quot;;TODAY()&gt;=[.D696]);&quot;Vencido&quot;;IF(AND([.E696]=&quot;&quot;;[.F696]=&quot;&quot;;[.G696]=&quot;&quot;;[.H696]=&quot;&quot;);&quot;&quot;;&quot;A Vencer&quot;)))">
            <text:p><text:s text:c="2"/></text:p>
          </table:table-cell>
          <table:table-cell table:style-name="ce41" table:formula="of:=IF([.H696]=&quot;&quot;;&quot;&quot;;[.H696]-[.C696])">
            <text:p/>
          </table:table-cell>
          <table:table-cell table:style-name="ce62" table:formula="of:=IF([.A696]=&quot;&quot;;&quot;&quot;;TEXT(DATE(YEAR([.A696]);MONTH([.A696]);DAY([.A696]));&quot;AAAA&quot;))">
            <text:p/>
          </table:table-cell>
          <table:table-cell table:style-name="ce62" table:formula="of:=IF([.D696]=&quot;&quot;;&quot;&quot;;TEXT(DATE(YEAR([.D696]);MONTH([.D696]);DAY([.D696]));&quot;AAAA&quot;))">
            <text:p/>
          </table:table-cell>
          <table:table-cell table:style-name="ce62" table:formula="of:=IF([.G696]=&quot;&quot;;&quot;&quot;;TEXT(DATE(YEAR([.G696]);MONTH([.G696]);DAY([.G696]));&quot;AAAA&quot;))">
            <text:p/>
          </table:table-cell>
          <table:table-cell table:style-name="ce62" table:formula="of:=IF([.A696]=&quot;&quot;;&quot;&quot;;TEXT(DATE(YEAR([.A696]);MONTH([.A696]);DAY([.A696]));&quot;MMM&quot;))">
            <text:p/>
          </table:table-cell>
          <table:table-cell table:style-name="ce62" table:formula="of:=IF([.D696]=&quot;&quot;;&quot;&quot;;TEXT(DATE(YEAR([.D696]);MONTH([.D696]);DAY([.D696]));&quot;MMM&quot;))">
            <text:p/>
          </table:table-cell>
          <table:table-cell table:style-name="ce62" table:formula="of:=IF([.G696]=&quot;&quot;;&quot;&quot;;TEXT(DATE(YEAR([.G696]);MONTH([.G696]);DAY([.G696]));&quot;MMM&quot;))">
            <text:p/>
          </table:table-cell>
          <table:table-cell table:style-name="ce70" table:formula="of:=IF([.D696]=&quot;&quot;;&quot;&quot;;TEXT(DATE(YEAR([.D696]);MONTH([.D696]);DAY([.D69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7]=&quot;&quot;;&quot;&quot;;VLOOKUP([.K697];[Contas.$A$1:.$C$54];2;0))">
            <text:p><text:s text:c="2"/></text:p>
          </table:table-cell>
          <table:table-cell table:style-name="ce15" table:formula="of:=IF([.K697]=&quot;&quot;;&quot;&quot;;VLOOKUP([.K697];[Contas.$A$1:.$C$54];3;0))">
            <text:p><text:s text:c="2"/></text:p>
          </table:table-cell>
          <table:table-cell table:style-name="ce16" table:formula="of:=IF([.G697]&lt;&gt;&quot;&quot;;&quot;Pago&quot;;IF(AND([.G697]=&quot;&quot;;[.E697]&lt;&gt;&quot;&quot;;[.F697]&lt;&gt;&quot;&quot;;TODAY()&gt;=[.D697]);&quot;Vencido&quot;;IF(AND([.E697]=&quot;&quot;;[.F697]=&quot;&quot;;[.G697]=&quot;&quot;;[.H697]=&quot;&quot;);&quot;&quot;;&quot;A Vencer&quot;)))">
            <text:p><text:s text:c="2"/></text:p>
          </table:table-cell>
          <table:table-cell table:style-name="ce41" table:formula="of:=IF([.H697]=&quot;&quot;;&quot;&quot;;[.H697]-[.C697])">
            <text:p/>
          </table:table-cell>
          <table:table-cell table:style-name="ce62" table:formula="of:=IF([.A697]=&quot;&quot;;&quot;&quot;;TEXT(DATE(YEAR([.A697]);MONTH([.A697]);DAY([.A697]));&quot;AAAA&quot;))">
            <text:p/>
          </table:table-cell>
          <table:table-cell table:style-name="ce62" table:formula="of:=IF([.D697]=&quot;&quot;;&quot;&quot;;TEXT(DATE(YEAR([.D697]);MONTH([.D697]);DAY([.D697]));&quot;AAAA&quot;))">
            <text:p/>
          </table:table-cell>
          <table:table-cell table:style-name="ce62" table:formula="of:=IF([.G697]=&quot;&quot;;&quot;&quot;;TEXT(DATE(YEAR([.G697]);MONTH([.G697]);DAY([.G697]));&quot;AAAA&quot;))">
            <text:p/>
          </table:table-cell>
          <table:table-cell table:style-name="ce62" table:formula="of:=IF([.A697]=&quot;&quot;;&quot;&quot;;TEXT(DATE(YEAR([.A697]);MONTH([.A697]);DAY([.A697]));&quot;MMM&quot;))">
            <text:p/>
          </table:table-cell>
          <table:table-cell table:style-name="ce62" table:formula="of:=IF([.D697]=&quot;&quot;;&quot;&quot;;TEXT(DATE(YEAR([.D697]);MONTH([.D697]);DAY([.D697]));&quot;MMM&quot;))">
            <text:p/>
          </table:table-cell>
          <table:table-cell table:style-name="ce62" table:formula="of:=IF([.G697]=&quot;&quot;;&quot;&quot;;TEXT(DATE(YEAR([.G697]);MONTH([.G697]);DAY([.G697]));&quot;MMM&quot;))">
            <text:p/>
          </table:table-cell>
          <table:table-cell table:style-name="ce70" table:formula="of:=IF([.D697]=&quot;&quot;;&quot;&quot;;TEXT(DATE(YEAR([.D697]);MONTH([.D697]);DAY([.D69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8]=&quot;&quot;;&quot;&quot;;VLOOKUP([.K698];[Contas.$A$1:.$C$54];2;0))">
            <text:p><text:s text:c="2"/></text:p>
          </table:table-cell>
          <table:table-cell table:style-name="ce15" table:formula="of:=IF([.K698]=&quot;&quot;;&quot;&quot;;VLOOKUP([.K698];[Contas.$A$1:.$C$54];3;0))">
            <text:p><text:s text:c="2"/></text:p>
          </table:table-cell>
          <table:table-cell table:style-name="ce16" table:formula="of:=IF([.G698]&lt;&gt;&quot;&quot;;&quot;Pago&quot;;IF(AND([.G698]=&quot;&quot;;[.E698]&lt;&gt;&quot;&quot;;[.F698]&lt;&gt;&quot;&quot;;TODAY()&gt;=[.D698]);&quot;Vencido&quot;;IF(AND([.E698]=&quot;&quot;;[.F698]=&quot;&quot;;[.G698]=&quot;&quot;;[.H698]=&quot;&quot;);&quot;&quot;;&quot;A Vencer&quot;)))">
            <text:p><text:s text:c="2"/></text:p>
          </table:table-cell>
          <table:table-cell table:style-name="ce41" table:formula="of:=IF([.H698]=&quot;&quot;;&quot;&quot;;[.H698]-[.C698])">
            <text:p/>
          </table:table-cell>
          <table:table-cell table:style-name="ce62" table:formula="of:=IF([.A698]=&quot;&quot;;&quot;&quot;;TEXT(DATE(YEAR([.A698]);MONTH([.A698]);DAY([.A698]));&quot;AAAA&quot;))">
            <text:p/>
          </table:table-cell>
          <table:table-cell table:style-name="ce62" table:formula="of:=IF([.D698]=&quot;&quot;;&quot;&quot;;TEXT(DATE(YEAR([.D698]);MONTH([.D698]);DAY([.D698]));&quot;AAAA&quot;))">
            <text:p/>
          </table:table-cell>
          <table:table-cell table:style-name="ce62" table:formula="of:=IF([.G698]=&quot;&quot;;&quot;&quot;;TEXT(DATE(YEAR([.G698]);MONTH([.G698]);DAY([.G698]));&quot;AAAA&quot;))">
            <text:p/>
          </table:table-cell>
          <table:table-cell table:style-name="ce62" table:formula="of:=IF([.A698]=&quot;&quot;;&quot;&quot;;TEXT(DATE(YEAR([.A698]);MONTH([.A698]);DAY([.A698]));&quot;MMM&quot;))">
            <text:p/>
          </table:table-cell>
          <table:table-cell table:style-name="ce62" table:formula="of:=IF([.D698]=&quot;&quot;;&quot;&quot;;TEXT(DATE(YEAR([.D698]);MONTH([.D698]);DAY([.D698]));&quot;MMM&quot;))">
            <text:p/>
          </table:table-cell>
          <table:table-cell table:style-name="ce62" table:formula="of:=IF([.G698]=&quot;&quot;;&quot;&quot;;TEXT(DATE(YEAR([.G698]);MONTH([.G698]);DAY([.G698]));&quot;MMM&quot;))">
            <text:p/>
          </table:table-cell>
          <table:table-cell table:style-name="ce70" table:formula="of:=IF([.D698]=&quot;&quot;;&quot;&quot;;TEXT(DATE(YEAR([.D698]);MONTH([.D698]);DAY([.D69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699]=&quot;&quot;;&quot;&quot;;VLOOKUP([.K699];[Contas.$A$1:.$C$54];2;0))">
            <text:p><text:s text:c="2"/></text:p>
          </table:table-cell>
          <table:table-cell table:style-name="ce15" table:formula="of:=IF([.K699]=&quot;&quot;;&quot;&quot;;VLOOKUP([.K699];[Contas.$A$1:.$C$54];3;0))">
            <text:p><text:s text:c="2"/></text:p>
          </table:table-cell>
          <table:table-cell table:style-name="ce16" table:formula="of:=IF([.G699]&lt;&gt;&quot;&quot;;&quot;Pago&quot;;IF(AND([.G699]=&quot;&quot;;[.E699]&lt;&gt;&quot;&quot;;[.F699]&lt;&gt;&quot;&quot;;TODAY()&gt;=[.D699]);&quot;Vencido&quot;;IF(AND([.E699]=&quot;&quot;;[.F699]=&quot;&quot;;[.G699]=&quot;&quot;;[.H699]=&quot;&quot;);&quot;&quot;;&quot;A Vencer&quot;)))">
            <text:p><text:s text:c="2"/></text:p>
          </table:table-cell>
          <table:table-cell table:style-name="ce41" table:formula="of:=IF([.H699]=&quot;&quot;;&quot;&quot;;[.H699]-[.C699])">
            <text:p/>
          </table:table-cell>
          <table:table-cell table:style-name="ce62" table:formula="of:=IF([.A699]=&quot;&quot;;&quot;&quot;;TEXT(DATE(YEAR([.A699]);MONTH([.A699]);DAY([.A699]));&quot;AAAA&quot;))">
            <text:p/>
          </table:table-cell>
          <table:table-cell table:style-name="ce62" table:formula="of:=IF([.D699]=&quot;&quot;;&quot;&quot;;TEXT(DATE(YEAR([.D699]);MONTH([.D699]);DAY([.D699]));&quot;AAAA&quot;))">
            <text:p/>
          </table:table-cell>
          <table:table-cell table:style-name="ce62" table:formula="of:=IF([.G699]=&quot;&quot;;&quot;&quot;;TEXT(DATE(YEAR([.G699]);MONTH([.G699]);DAY([.G699]));&quot;AAAA&quot;))">
            <text:p/>
          </table:table-cell>
          <table:table-cell table:style-name="ce62" table:formula="of:=IF([.A699]=&quot;&quot;;&quot;&quot;;TEXT(DATE(YEAR([.A699]);MONTH([.A699]);DAY([.A699]));&quot;MMM&quot;))">
            <text:p/>
          </table:table-cell>
          <table:table-cell table:style-name="ce62" table:formula="of:=IF([.D699]=&quot;&quot;;&quot;&quot;;TEXT(DATE(YEAR([.D699]);MONTH([.D699]);DAY([.D699]));&quot;MMM&quot;))">
            <text:p/>
          </table:table-cell>
          <table:table-cell table:style-name="ce62" table:formula="of:=IF([.G699]=&quot;&quot;;&quot;&quot;;TEXT(DATE(YEAR([.G699]);MONTH([.G699]);DAY([.G699]));&quot;MMM&quot;))">
            <text:p/>
          </table:table-cell>
          <table:table-cell table:style-name="ce70" table:formula="of:=IF([.D699]=&quot;&quot;;&quot;&quot;;TEXT(DATE(YEAR([.D699]);MONTH([.D699]);DAY([.D69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0]=&quot;&quot;;&quot;&quot;;VLOOKUP([.K700];[Contas.$A$1:.$C$54];2;0))">
            <text:p><text:s text:c="2"/></text:p>
          </table:table-cell>
          <table:table-cell table:style-name="ce15" table:formula="of:=IF([.K700]=&quot;&quot;;&quot;&quot;;VLOOKUP([.K700];[Contas.$A$1:.$C$54];3;0))">
            <text:p><text:s text:c="2"/></text:p>
          </table:table-cell>
          <table:table-cell table:style-name="ce16" table:formula="of:=IF([.G700]&lt;&gt;&quot;&quot;;&quot;Pago&quot;;IF(AND([.G700]=&quot;&quot;;[.E700]&lt;&gt;&quot;&quot;;[.F700]&lt;&gt;&quot;&quot;;TODAY()&gt;=[.D700]);&quot;Vencido&quot;;IF(AND([.E700]=&quot;&quot;;[.F700]=&quot;&quot;;[.G700]=&quot;&quot;;[.H700]=&quot;&quot;);&quot;&quot;;&quot;A Vencer&quot;)))">
            <text:p><text:s text:c="2"/></text:p>
          </table:table-cell>
          <table:table-cell table:style-name="ce41" table:formula="of:=IF([.H700]=&quot;&quot;;&quot;&quot;;[.H700]-[.C700])">
            <text:p/>
          </table:table-cell>
          <table:table-cell table:style-name="ce62" table:formula="of:=IF([.A700]=&quot;&quot;;&quot;&quot;;TEXT(DATE(YEAR([.A700]);MONTH([.A700]);DAY([.A700]));&quot;AAAA&quot;))">
            <text:p/>
          </table:table-cell>
          <table:table-cell table:style-name="ce62" table:formula="of:=IF([.D700]=&quot;&quot;;&quot;&quot;;TEXT(DATE(YEAR([.D700]);MONTH([.D700]);DAY([.D700]));&quot;AAAA&quot;))">
            <text:p/>
          </table:table-cell>
          <table:table-cell table:style-name="ce62" table:formula="of:=IF([.G700]=&quot;&quot;;&quot;&quot;;TEXT(DATE(YEAR([.G700]);MONTH([.G700]);DAY([.G700]));&quot;AAAA&quot;))">
            <text:p/>
          </table:table-cell>
          <table:table-cell table:style-name="ce62" table:formula="of:=IF([.A700]=&quot;&quot;;&quot;&quot;;TEXT(DATE(YEAR([.A700]);MONTH([.A700]);DAY([.A700]));&quot;MMM&quot;))">
            <text:p/>
          </table:table-cell>
          <table:table-cell table:style-name="ce62" table:formula="of:=IF([.D700]=&quot;&quot;;&quot;&quot;;TEXT(DATE(YEAR([.D700]);MONTH([.D700]);DAY([.D700]));&quot;MMM&quot;))">
            <text:p/>
          </table:table-cell>
          <table:table-cell table:style-name="ce62" table:formula="of:=IF([.G700]=&quot;&quot;;&quot;&quot;;TEXT(DATE(YEAR([.G700]);MONTH([.G700]);DAY([.G700]));&quot;MMM&quot;))">
            <text:p/>
          </table:table-cell>
          <table:table-cell table:style-name="ce70" table:formula="of:=IF([.D700]=&quot;&quot;;&quot;&quot;;TEXT(DATE(YEAR([.D700]);MONTH([.D700]);DAY([.D70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1]=&quot;&quot;;&quot;&quot;;VLOOKUP([.K701];[Contas.$A$1:.$C$54];2;0))">
            <text:p><text:s text:c="2"/></text:p>
          </table:table-cell>
          <table:table-cell table:style-name="ce15" table:formula="of:=IF([.K701]=&quot;&quot;;&quot;&quot;;VLOOKUP([.K701];[Contas.$A$1:.$C$54];3;0))">
            <text:p><text:s text:c="2"/></text:p>
          </table:table-cell>
          <table:table-cell table:style-name="ce16" table:formula="of:=IF([.G701]&lt;&gt;&quot;&quot;;&quot;Pago&quot;;IF(AND([.G701]=&quot;&quot;;[.E701]&lt;&gt;&quot;&quot;;[.F701]&lt;&gt;&quot;&quot;;TODAY()&gt;=[.D701]);&quot;Vencido&quot;;IF(AND([.E701]=&quot;&quot;;[.F701]=&quot;&quot;;[.G701]=&quot;&quot;;[.H701]=&quot;&quot;);&quot;&quot;;&quot;A Vencer&quot;)))">
            <text:p><text:s text:c="2"/></text:p>
          </table:table-cell>
          <table:table-cell table:style-name="ce41" table:formula="of:=IF([.H701]=&quot;&quot;;&quot;&quot;;[.H701]-[.C701])">
            <text:p/>
          </table:table-cell>
          <table:table-cell table:style-name="ce62" table:formula="of:=IF([.A701]=&quot;&quot;;&quot;&quot;;TEXT(DATE(YEAR([.A701]);MONTH([.A701]);DAY([.A701]));&quot;AAAA&quot;))">
            <text:p/>
          </table:table-cell>
          <table:table-cell table:style-name="ce62" table:formula="of:=IF([.D701]=&quot;&quot;;&quot;&quot;;TEXT(DATE(YEAR([.D701]);MONTH([.D701]);DAY([.D701]));&quot;AAAA&quot;))">
            <text:p/>
          </table:table-cell>
          <table:table-cell table:style-name="ce62" table:formula="of:=IF([.G701]=&quot;&quot;;&quot;&quot;;TEXT(DATE(YEAR([.G701]);MONTH([.G701]);DAY([.G701]));&quot;AAAA&quot;))">
            <text:p/>
          </table:table-cell>
          <table:table-cell table:style-name="ce62" table:formula="of:=IF([.A701]=&quot;&quot;;&quot;&quot;;TEXT(DATE(YEAR([.A701]);MONTH([.A701]);DAY([.A701]));&quot;MMM&quot;))">
            <text:p/>
          </table:table-cell>
          <table:table-cell table:style-name="ce62" table:formula="of:=IF([.D701]=&quot;&quot;;&quot;&quot;;TEXT(DATE(YEAR([.D701]);MONTH([.D701]);DAY([.D701]));&quot;MMM&quot;))">
            <text:p/>
          </table:table-cell>
          <table:table-cell table:style-name="ce62" table:formula="of:=IF([.G701]=&quot;&quot;;&quot;&quot;;TEXT(DATE(YEAR([.G701]);MONTH([.G701]);DAY([.G701]));&quot;MMM&quot;))">
            <text:p/>
          </table:table-cell>
          <table:table-cell table:style-name="ce70" table:formula="of:=IF([.D701]=&quot;&quot;;&quot;&quot;;TEXT(DATE(YEAR([.D701]);MONTH([.D701]);DAY([.D70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2]=&quot;&quot;;&quot;&quot;;VLOOKUP([.K702];[Contas.$A$1:.$C$54];2;0))">
            <text:p><text:s text:c="2"/></text:p>
          </table:table-cell>
          <table:table-cell table:style-name="ce15" table:formula="of:=IF([.K702]=&quot;&quot;;&quot;&quot;;VLOOKUP([.K702];[Contas.$A$1:.$C$54];3;0))">
            <text:p><text:s text:c="2"/></text:p>
          </table:table-cell>
          <table:table-cell table:style-name="ce16" table:formula="of:=IF([.G702]&lt;&gt;&quot;&quot;;&quot;Pago&quot;;IF(AND([.G702]=&quot;&quot;;[.E702]&lt;&gt;&quot;&quot;;[.F702]&lt;&gt;&quot;&quot;;TODAY()&gt;=[.D702]);&quot;Vencido&quot;;IF(AND([.E702]=&quot;&quot;;[.F702]=&quot;&quot;;[.G702]=&quot;&quot;;[.H702]=&quot;&quot;);&quot;&quot;;&quot;A Vencer&quot;)))">
            <text:p><text:s text:c="2"/></text:p>
          </table:table-cell>
          <table:table-cell table:style-name="ce41" table:formula="of:=IF([.H702]=&quot;&quot;;&quot;&quot;;[.H702]-[.C702])">
            <text:p/>
          </table:table-cell>
          <table:table-cell table:style-name="ce62" table:formula="of:=IF([.A702]=&quot;&quot;;&quot;&quot;;TEXT(DATE(YEAR([.A702]);MONTH([.A702]);DAY([.A702]));&quot;AAAA&quot;))">
            <text:p/>
          </table:table-cell>
          <table:table-cell table:style-name="ce62" table:formula="of:=IF([.D702]=&quot;&quot;;&quot;&quot;;TEXT(DATE(YEAR([.D702]);MONTH([.D702]);DAY([.D702]));&quot;AAAA&quot;))">
            <text:p/>
          </table:table-cell>
          <table:table-cell table:style-name="ce62" table:formula="of:=IF([.G702]=&quot;&quot;;&quot;&quot;;TEXT(DATE(YEAR([.G702]);MONTH([.G702]);DAY([.G702]));&quot;AAAA&quot;))">
            <text:p/>
          </table:table-cell>
          <table:table-cell table:style-name="ce62" table:formula="of:=IF([.A702]=&quot;&quot;;&quot;&quot;;TEXT(DATE(YEAR([.A702]);MONTH([.A702]);DAY([.A702]));&quot;MMM&quot;))">
            <text:p/>
          </table:table-cell>
          <table:table-cell table:style-name="ce62" table:formula="of:=IF([.D702]=&quot;&quot;;&quot;&quot;;TEXT(DATE(YEAR([.D702]);MONTH([.D702]);DAY([.D702]));&quot;MMM&quot;))">
            <text:p/>
          </table:table-cell>
          <table:table-cell table:style-name="ce62" table:formula="of:=IF([.G702]=&quot;&quot;;&quot;&quot;;TEXT(DATE(YEAR([.G702]);MONTH([.G702]);DAY([.G702]));&quot;MMM&quot;))">
            <text:p/>
          </table:table-cell>
          <table:table-cell table:style-name="ce70" table:formula="of:=IF([.D702]=&quot;&quot;;&quot;&quot;;TEXT(DATE(YEAR([.D702]);MONTH([.D702]);DAY([.D70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3]=&quot;&quot;;&quot;&quot;;VLOOKUP([.K703];[Contas.$A$1:.$C$54];2;0))">
            <text:p><text:s text:c="2"/></text:p>
          </table:table-cell>
          <table:table-cell table:style-name="ce15" table:formula="of:=IF([.K703]=&quot;&quot;;&quot;&quot;;VLOOKUP([.K703];[Contas.$A$1:.$C$54];3;0))">
            <text:p><text:s text:c="2"/></text:p>
          </table:table-cell>
          <table:table-cell table:style-name="ce16" table:formula="of:=IF([.G703]&lt;&gt;&quot;&quot;;&quot;Pago&quot;;IF(AND([.G703]=&quot;&quot;;[.E703]&lt;&gt;&quot;&quot;;[.F703]&lt;&gt;&quot;&quot;;TODAY()&gt;=[.D703]);&quot;Vencido&quot;;IF(AND([.E703]=&quot;&quot;;[.F703]=&quot;&quot;;[.G703]=&quot;&quot;;[.H703]=&quot;&quot;);&quot;&quot;;&quot;A Vencer&quot;)))">
            <text:p><text:s text:c="2"/></text:p>
          </table:table-cell>
          <table:table-cell table:style-name="ce41" table:formula="of:=IF([.H703]=&quot;&quot;;&quot;&quot;;[.H703]-[.C703])">
            <text:p/>
          </table:table-cell>
          <table:table-cell table:style-name="ce62" table:formula="of:=IF([.A703]=&quot;&quot;;&quot;&quot;;TEXT(DATE(YEAR([.A703]);MONTH([.A703]);DAY([.A703]));&quot;AAAA&quot;))">
            <text:p/>
          </table:table-cell>
          <table:table-cell table:style-name="ce62" table:formula="of:=IF([.D703]=&quot;&quot;;&quot;&quot;;TEXT(DATE(YEAR([.D703]);MONTH([.D703]);DAY([.D703]));&quot;AAAA&quot;))">
            <text:p/>
          </table:table-cell>
          <table:table-cell table:style-name="ce62" table:formula="of:=IF([.G703]=&quot;&quot;;&quot;&quot;;TEXT(DATE(YEAR([.G703]);MONTH([.G703]);DAY([.G703]));&quot;AAAA&quot;))">
            <text:p/>
          </table:table-cell>
          <table:table-cell table:style-name="ce62" table:formula="of:=IF([.A703]=&quot;&quot;;&quot;&quot;;TEXT(DATE(YEAR([.A703]);MONTH([.A703]);DAY([.A703]));&quot;MMM&quot;))">
            <text:p/>
          </table:table-cell>
          <table:table-cell table:style-name="ce62" table:formula="of:=IF([.D703]=&quot;&quot;;&quot;&quot;;TEXT(DATE(YEAR([.D703]);MONTH([.D703]);DAY([.D703]));&quot;MMM&quot;))">
            <text:p/>
          </table:table-cell>
          <table:table-cell table:style-name="ce62" table:formula="of:=IF([.G703]=&quot;&quot;;&quot;&quot;;TEXT(DATE(YEAR([.G703]);MONTH([.G703]);DAY([.G703]));&quot;MMM&quot;))">
            <text:p/>
          </table:table-cell>
          <table:table-cell table:style-name="ce70" table:formula="of:=IF([.D703]=&quot;&quot;;&quot;&quot;;TEXT(DATE(YEAR([.D703]);MONTH([.D703]);DAY([.D70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4]=&quot;&quot;;&quot;&quot;;VLOOKUP([.K704];[Contas.$A$1:.$C$54];2;0))">
            <text:p><text:s text:c="2"/></text:p>
          </table:table-cell>
          <table:table-cell table:style-name="ce15" table:formula="of:=IF([.K704]=&quot;&quot;;&quot;&quot;;VLOOKUP([.K704];[Contas.$A$1:.$C$54];3;0))">
            <text:p><text:s text:c="2"/></text:p>
          </table:table-cell>
          <table:table-cell table:style-name="ce16" table:formula="of:=IF([.G704]&lt;&gt;&quot;&quot;;&quot;Pago&quot;;IF(AND([.G704]=&quot;&quot;;[.E704]&lt;&gt;&quot;&quot;;[.F704]&lt;&gt;&quot;&quot;;TODAY()&gt;=[.D704]);&quot;Vencido&quot;;IF(AND([.E704]=&quot;&quot;;[.F704]=&quot;&quot;;[.G704]=&quot;&quot;;[.H704]=&quot;&quot;);&quot;&quot;;&quot;A Vencer&quot;)))">
            <text:p><text:s text:c="2"/></text:p>
          </table:table-cell>
          <table:table-cell table:style-name="ce41" table:formula="of:=IF([.H704]=&quot;&quot;;&quot;&quot;;[.H704]-[.C704])">
            <text:p/>
          </table:table-cell>
          <table:table-cell table:style-name="ce62" table:formula="of:=IF([.A704]=&quot;&quot;;&quot;&quot;;TEXT(DATE(YEAR([.A704]);MONTH([.A704]);DAY([.A704]));&quot;AAAA&quot;))">
            <text:p/>
          </table:table-cell>
          <table:table-cell table:style-name="ce62" table:formula="of:=IF([.D704]=&quot;&quot;;&quot;&quot;;TEXT(DATE(YEAR([.D704]);MONTH([.D704]);DAY([.D704]));&quot;AAAA&quot;))">
            <text:p/>
          </table:table-cell>
          <table:table-cell table:style-name="ce62" table:formula="of:=IF([.G704]=&quot;&quot;;&quot;&quot;;TEXT(DATE(YEAR([.G704]);MONTH([.G704]);DAY([.G704]));&quot;AAAA&quot;))">
            <text:p/>
          </table:table-cell>
          <table:table-cell table:style-name="ce62" table:formula="of:=IF([.A704]=&quot;&quot;;&quot;&quot;;TEXT(DATE(YEAR([.A704]);MONTH([.A704]);DAY([.A704]));&quot;MMM&quot;))">
            <text:p/>
          </table:table-cell>
          <table:table-cell table:style-name="ce62" table:formula="of:=IF([.D704]=&quot;&quot;;&quot;&quot;;TEXT(DATE(YEAR([.D704]);MONTH([.D704]);DAY([.D704]));&quot;MMM&quot;))">
            <text:p/>
          </table:table-cell>
          <table:table-cell table:style-name="ce62" table:formula="of:=IF([.G704]=&quot;&quot;;&quot;&quot;;TEXT(DATE(YEAR([.G704]);MONTH([.G704]);DAY([.G704]));&quot;MMM&quot;))">
            <text:p/>
          </table:table-cell>
          <table:table-cell table:style-name="ce70" table:formula="of:=IF([.D704]=&quot;&quot;;&quot;&quot;;TEXT(DATE(YEAR([.D704]);MONTH([.D704]);DAY([.D70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5]=&quot;&quot;;&quot;&quot;;VLOOKUP([.K705];[Contas.$A$1:.$C$54];2;0))">
            <text:p><text:s text:c="2"/></text:p>
          </table:table-cell>
          <table:table-cell table:style-name="ce15" table:formula="of:=IF([.K705]=&quot;&quot;;&quot;&quot;;VLOOKUP([.K705];[Contas.$A$1:.$C$54];3;0))">
            <text:p><text:s text:c="2"/></text:p>
          </table:table-cell>
          <table:table-cell table:style-name="ce16" table:formula="of:=IF([.G705]&lt;&gt;&quot;&quot;;&quot;Pago&quot;;IF(AND([.G705]=&quot;&quot;;[.E705]&lt;&gt;&quot;&quot;;[.F705]&lt;&gt;&quot;&quot;;TODAY()&gt;=[.D705]);&quot;Vencido&quot;;IF(AND([.E705]=&quot;&quot;;[.F705]=&quot;&quot;;[.G705]=&quot;&quot;;[.H705]=&quot;&quot;);&quot;&quot;;&quot;A Vencer&quot;)))">
            <text:p><text:s text:c="2"/></text:p>
          </table:table-cell>
          <table:table-cell table:style-name="ce41" table:formula="of:=IF([.H705]=&quot;&quot;;&quot;&quot;;[.H705]-[.C705])">
            <text:p/>
          </table:table-cell>
          <table:table-cell table:style-name="ce62" table:formula="of:=IF([.A705]=&quot;&quot;;&quot;&quot;;TEXT(DATE(YEAR([.A705]);MONTH([.A705]);DAY([.A705]));&quot;AAAA&quot;))">
            <text:p/>
          </table:table-cell>
          <table:table-cell table:style-name="ce62" table:formula="of:=IF([.D705]=&quot;&quot;;&quot;&quot;;TEXT(DATE(YEAR([.D705]);MONTH([.D705]);DAY([.D705]));&quot;AAAA&quot;))">
            <text:p/>
          </table:table-cell>
          <table:table-cell table:style-name="ce62" table:formula="of:=IF([.G705]=&quot;&quot;;&quot;&quot;;TEXT(DATE(YEAR([.G705]);MONTH([.G705]);DAY([.G705]));&quot;AAAA&quot;))">
            <text:p/>
          </table:table-cell>
          <table:table-cell table:style-name="ce62" table:formula="of:=IF([.A705]=&quot;&quot;;&quot;&quot;;TEXT(DATE(YEAR([.A705]);MONTH([.A705]);DAY([.A705]));&quot;MMM&quot;))">
            <text:p/>
          </table:table-cell>
          <table:table-cell table:style-name="ce62" table:formula="of:=IF([.D705]=&quot;&quot;;&quot;&quot;;TEXT(DATE(YEAR([.D705]);MONTH([.D705]);DAY([.D705]));&quot;MMM&quot;))">
            <text:p/>
          </table:table-cell>
          <table:table-cell table:style-name="ce62" table:formula="of:=IF([.G705]=&quot;&quot;;&quot;&quot;;TEXT(DATE(YEAR([.G705]);MONTH([.G705]);DAY([.G705]));&quot;MMM&quot;))">
            <text:p/>
          </table:table-cell>
          <table:table-cell table:style-name="ce70" table:formula="of:=IF([.D705]=&quot;&quot;;&quot;&quot;;TEXT(DATE(YEAR([.D705]);MONTH([.D705]);DAY([.D70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6]=&quot;&quot;;&quot;&quot;;VLOOKUP([.K706];[Contas.$A$1:.$C$54];2;0))">
            <text:p><text:s text:c="2"/></text:p>
          </table:table-cell>
          <table:table-cell table:style-name="ce15" table:formula="of:=IF([.K706]=&quot;&quot;;&quot;&quot;;VLOOKUP([.K706];[Contas.$A$1:.$C$54];3;0))">
            <text:p><text:s text:c="2"/></text:p>
          </table:table-cell>
          <table:table-cell table:style-name="ce16" table:formula="of:=IF([.G706]&lt;&gt;&quot;&quot;;&quot;Pago&quot;;IF(AND([.G706]=&quot;&quot;;[.E706]&lt;&gt;&quot;&quot;;[.F706]&lt;&gt;&quot;&quot;;TODAY()&gt;=[.D706]);&quot;Vencido&quot;;IF(AND([.E706]=&quot;&quot;;[.F706]=&quot;&quot;;[.G706]=&quot;&quot;;[.H706]=&quot;&quot;);&quot;&quot;;&quot;A Vencer&quot;)))">
            <text:p><text:s text:c="2"/></text:p>
          </table:table-cell>
          <table:table-cell table:style-name="ce41" table:formula="of:=IF([.H706]=&quot;&quot;;&quot;&quot;;[.H706]-[.C706])">
            <text:p/>
          </table:table-cell>
          <table:table-cell table:style-name="ce62" table:formula="of:=IF([.A706]=&quot;&quot;;&quot;&quot;;TEXT(DATE(YEAR([.A706]);MONTH([.A706]);DAY([.A706]));&quot;AAAA&quot;))">
            <text:p/>
          </table:table-cell>
          <table:table-cell table:style-name="ce62" table:formula="of:=IF([.D706]=&quot;&quot;;&quot;&quot;;TEXT(DATE(YEAR([.D706]);MONTH([.D706]);DAY([.D706]));&quot;AAAA&quot;))">
            <text:p/>
          </table:table-cell>
          <table:table-cell table:style-name="ce62" table:formula="of:=IF([.G706]=&quot;&quot;;&quot;&quot;;TEXT(DATE(YEAR([.G706]);MONTH([.G706]);DAY([.G706]));&quot;AAAA&quot;))">
            <text:p/>
          </table:table-cell>
          <table:table-cell table:style-name="ce62" table:formula="of:=IF([.A706]=&quot;&quot;;&quot;&quot;;TEXT(DATE(YEAR([.A706]);MONTH([.A706]);DAY([.A706]));&quot;MMM&quot;))">
            <text:p/>
          </table:table-cell>
          <table:table-cell table:style-name="ce62" table:formula="of:=IF([.D706]=&quot;&quot;;&quot;&quot;;TEXT(DATE(YEAR([.D706]);MONTH([.D706]);DAY([.D706]));&quot;MMM&quot;))">
            <text:p/>
          </table:table-cell>
          <table:table-cell table:style-name="ce62" table:formula="of:=IF([.G706]=&quot;&quot;;&quot;&quot;;TEXT(DATE(YEAR([.G706]);MONTH([.G706]);DAY([.G706]));&quot;MMM&quot;))">
            <text:p/>
          </table:table-cell>
          <table:table-cell table:style-name="ce70" table:formula="of:=IF([.D706]=&quot;&quot;;&quot;&quot;;TEXT(DATE(YEAR([.D706]);MONTH([.D706]);DAY([.D70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7]=&quot;&quot;;&quot;&quot;;VLOOKUP([.K707];[Contas.$A$1:.$C$54];2;0))">
            <text:p><text:s text:c="2"/></text:p>
          </table:table-cell>
          <table:table-cell table:style-name="ce15" table:formula="of:=IF([.K707]=&quot;&quot;;&quot;&quot;;VLOOKUP([.K707];[Contas.$A$1:.$C$54];3;0))">
            <text:p><text:s text:c="2"/></text:p>
          </table:table-cell>
          <table:table-cell table:style-name="ce16" table:formula="of:=IF([.G707]&lt;&gt;&quot;&quot;;&quot;Pago&quot;;IF(AND([.G707]=&quot;&quot;;[.E707]&lt;&gt;&quot;&quot;;[.F707]&lt;&gt;&quot;&quot;;TODAY()&gt;=[.D707]);&quot;Vencido&quot;;IF(AND([.E707]=&quot;&quot;;[.F707]=&quot;&quot;;[.G707]=&quot;&quot;;[.H707]=&quot;&quot;);&quot;&quot;;&quot;A Vencer&quot;)))">
            <text:p><text:s text:c="2"/></text:p>
          </table:table-cell>
          <table:table-cell table:style-name="ce41" table:formula="of:=IF([.H707]=&quot;&quot;;&quot;&quot;;[.H707]-[.C707])">
            <text:p/>
          </table:table-cell>
          <table:table-cell table:style-name="ce62" table:formula="of:=IF([.A707]=&quot;&quot;;&quot;&quot;;TEXT(DATE(YEAR([.A707]);MONTH([.A707]);DAY([.A707]));&quot;AAAA&quot;))">
            <text:p/>
          </table:table-cell>
          <table:table-cell table:style-name="ce62" table:formula="of:=IF([.D707]=&quot;&quot;;&quot;&quot;;TEXT(DATE(YEAR([.D707]);MONTH([.D707]);DAY([.D707]));&quot;AAAA&quot;))">
            <text:p/>
          </table:table-cell>
          <table:table-cell table:style-name="ce62" table:formula="of:=IF([.G707]=&quot;&quot;;&quot;&quot;;TEXT(DATE(YEAR([.G707]);MONTH([.G707]);DAY([.G707]));&quot;AAAA&quot;))">
            <text:p/>
          </table:table-cell>
          <table:table-cell table:style-name="ce62" table:formula="of:=IF([.A707]=&quot;&quot;;&quot;&quot;;TEXT(DATE(YEAR([.A707]);MONTH([.A707]);DAY([.A707]));&quot;MMM&quot;))">
            <text:p/>
          </table:table-cell>
          <table:table-cell table:style-name="ce62" table:formula="of:=IF([.D707]=&quot;&quot;;&quot;&quot;;TEXT(DATE(YEAR([.D707]);MONTH([.D707]);DAY([.D707]));&quot;MMM&quot;))">
            <text:p/>
          </table:table-cell>
          <table:table-cell table:style-name="ce62" table:formula="of:=IF([.G707]=&quot;&quot;;&quot;&quot;;TEXT(DATE(YEAR([.G707]);MONTH([.G707]);DAY([.G707]));&quot;MMM&quot;))">
            <text:p/>
          </table:table-cell>
          <table:table-cell table:style-name="ce70" table:formula="of:=IF([.D707]=&quot;&quot;;&quot;&quot;;TEXT(DATE(YEAR([.D707]);MONTH([.D707]);DAY([.D70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8]=&quot;&quot;;&quot;&quot;;VLOOKUP([.K708];[Contas.$A$1:.$C$54];2;0))">
            <text:p><text:s text:c="2"/></text:p>
          </table:table-cell>
          <table:table-cell table:style-name="ce15" table:formula="of:=IF([.K708]=&quot;&quot;;&quot;&quot;;VLOOKUP([.K708];[Contas.$A$1:.$C$54];3;0))">
            <text:p><text:s text:c="2"/></text:p>
          </table:table-cell>
          <table:table-cell table:style-name="ce16" table:formula="of:=IF([.G708]&lt;&gt;&quot;&quot;;&quot;Pago&quot;;IF(AND([.G708]=&quot;&quot;;[.E708]&lt;&gt;&quot;&quot;;[.F708]&lt;&gt;&quot;&quot;;TODAY()&gt;=[.D708]);&quot;Vencido&quot;;IF(AND([.E708]=&quot;&quot;;[.F708]=&quot;&quot;;[.G708]=&quot;&quot;;[.H708]=&quot;&quot;);&quot;&quot;;&quot;A Vencer&quot;)))">
            <text:p><text:s text:c="2"/></text:p>
          </table:table-cell>
          <table:table-cell table:style-name="ce41" table:formula="of:=IF([.H708]=&quot;&quot;;&quot;&quot;;[.H708]-[.C708])">
            <text:p/>
          </table:table-cell>
          <table:table-cell table:style-name="ce62" table:formula="of:=IF([.A708]=&quot;&quot;;&quot;&quot;;TEXT(DATE(YEAR([.A708]);MONTH([.A708]);DAY([.A708]));&quot;AAAA&quot;))">
            <text:p/>
          </table:table-cell>
          <table:table-cell table:style-name="ce62" table:formula="of:=IF([.D708]=&quot;&quot;;&quot;&quot;;TEXT(DATE(YEAR([.D708]);MONTH([.D708]);DAY([.D708]));&quot;AAAA&quot;))">
            <text:p/>
          </table:table-cell>
          <table:table-cell table:style-name="ce62" table:formula="of:=IF([.G708]=&quot;&quot;;&quot;&quot;;TEXT(DATE(YEAR([.G708]);MONTH([.G708]);DAY([.G708]));&quot;AAAA&quot;))">
            <text:p/>
          </table:table-cell>
          <table:table-cell table:style-name="ce62" table:formula="of:=IF([.A708]=&quot;&quot;;&quot;&quot;;TEXT(DATE(YEAR([.A708]);MONTH([.A708]);DAY([.A708]));&quot;MMM&quot;))">
            <text:p/>
          </table:table-cell>
          <table:table-cell table:style-name="ce62" table:formula="of:=IF([.D708]=&quot;&quot;;&quot;&quot;;TEXT(DATE(YEAR([.D708]);MONTH([.D708]);DAY([.D708]));&quot;MMM&quot;))">
            <text:p/>
          </table:table-cell>
          <table:table-cell table:style-name="ce62" table:formula="of:=IF([.G708]=&quot;&quot;;&quot;&quot;;TEXT(DATE(YEAR([.G708]);MONTH([.G708]);DAY([.G708]));&quot;MMM&quot;))">
            <text:p/>
          </table:table-cell>
          <table:table-cell table:style-name="ce70" table:formula="of:=IF([.D708]=&quot;&quot;;&quot;&quot;;TEXT(DATE(YEAR([.D708]);MONTH([.D708]);DAY([.D70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09]=&quot;&quot;;&quot;&quot;;VLOOKUP([.K709];[Contas.$A$1:.$C$54];2;0))">
            <text:p><text:s text:c="2"/></text:p>
          </table:table-cell>
          <table:table-cell table:style-name="ce15" table:formula="of:=IF([.K709]=&quot;&quot;;&quot;&quot;;VLOOKUP([.K709];[Contas.$A$1:.$C$54];3;0))">
            <text:p><text:s text:c="2"/></text:p>
          </table:table-cell>
          <table:table-cell table:style-name="ce16" table:formula="of:=IF([.G709]&lt;&gt;&quot;&quot;;&quot;Pago&quot;;IF(AND([.G709]=&quot;&quot;;[.E709]&lt;&gt;&quot;&quot;;[.F709]&lt;&gt;&quot;&quot;;TODAY()&gt;=[.D709]);&quot;Vencido&quot;;IF(AND([.E709]=&quot;&quot;;[.F709]=&quot;&quot;;[.G709]=&quot;&quot;;[.H709]=&quot;&quot;);&quot;&quot;;&quot;A Vencer&quot;)))">
            <text:p><text:s text:c="2"/></text:p>
          </table:table-cell>
          <table:table-cell table:style-name="ce41" table:formula="of:=IF([.H709]=&quot;&quot;;&quot;&quot;;[.H709]-[.C709])">
            <text:p/>
          </table:table-cell>
          <table:table-cell table:style-name="ce62" table:formula="of:=IF([.A709]=&quot;&quot;;&quot;&quot;;TEXT(DATE(YEAR([.A709]);MONTH([.A709]);DAY([.A709]));&quot;AAAA&quot;))">
            <text:p/>
          </table:table-cell>
          <table:table-cell table:style-name="ce62" table:formula="of:=IF([.D709]=&quot;&quot;;&quot;&quot;;TEXT(DATE(YEAR([.D709]);MONTH([.D709]);DAY([.D709]));&quot;AAAA&quot;))">
            <text:p/>
          </table:table-cell>
          <table:table-cell table:style-name="ce62" table:formula="of:=IF([.G709]=&quot;&quot;;&quot;&quot;;TEXT(DATE(YEAR([.G709]);MONTH([.G709]);DAY([.G709]));&quot;AAAA&quot;))">
            <text:p/>
          </table:table-cell>
          <table:table-cell table:style-name="ce62" table:formula="of:=IF([.A709]=&quot;&quot;;&quot;&quot;;TEXT(DATE(YEAR([.A709]);MONTH([.A709]);DAY([.A709]));&quot;MMM&quot;))">
            <text:p/>
          </table:table-cell>
          <table:table-cell table:style-name="ce62" table:formula="of:=IF([.D709]=&quot;&quot;;&quot;&quot;;TEXT(DATE(YEAR([.D709]);MONTH([.D709]);DAY([.D709]));&quot;MMM&quot;))">
            <text:p/>
          </table:table-cell>
          <table:table-cell table:style-name="ce62" table:formula="of:=IF([.G709]=&quot;&quot;;&quot;&quot;;TEXT(DATE(YEAR([.G709]);MONTH([.G709]);DAY([.G709]));&quot;MMM&quot;))">
            <text:p/>
          </table:table-cell>
          <table:table-cell table:style-name="ce70" table:formula="of:=IF([.D709]=&quot;&quot;;&quot;&quot;;TEXT(DATE(YEAR([.D709]);MONTH([.D709]);DAY([.D70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0]=&quot;&quot;;&quot;&quot;;VLOOKUP([.K710];[Contas.$A$1:.$C$54];2;0))">
            <text:p><text:s text:c="2"/></text:p>
          </table:table-cell>
          <table:table-cell table:style-name="ce15" table:formula="of:=IF([.K710]=&quot;&quot;;&quot;&quot;;VLOOKUP([.K710];[Contas.$A$1:.$C$54];3;0))">
            <text:p><text:s text:c="2"/></text:p>
          </table:table-cell>
          <table:table-cell table:style-name="ce16" table:formula="of:=IF([.G710]&lt;&gt;&quot;&quot;;&quot;Pago&quot;;IF(AND([.G710]=&quot;&quot;;[.E710]&lt;&gt;&quot;&quot;;[.F710]&lt;&gt;&quot;&quot;;TODAY()&gt;=[.D710]);&quot;Vencido&quot;;IF(AND([.E710]=&quot;&quot;;[.F710]=&quot;&quot;;[.G710]=&quot;&quot;;[.H710]=&quot;&quot;);&quot;&quot;;&quot;A Vencer&quot;)))">
            <text:p><text:s text:c="2"/></text:p>
          </table:table-cell>
          <table:table-cell table:style-name="ce41" table:formula="of:=IF([.H710]=&quot;&quot;;&quot;&quot;;[.H710]-[.C710])">
            <text:p/>
          </table:table-cell>
          <table:table-cell table:style-name="ce62" table:formula="of:=IF([.A710]=&quot;&quot;;&quot;&quot;;TEXT(DATE(YEAR([.A710]);MONTH([.A710]);DAY([.A710]));&quot;AAAA&quot;))">
            <text:p/>
          </table:table-cell>
          <table:table-cell table:style-name="ce62" table:formula="of:=IF([.D710]=&quot;&quot;;&quot;&quot;;TEXT(DATE(YEAR([.D710]);MONTH([.D710]);DAY([.D710]));&quot;AAAA&quot;))">
            <text:p/>
          </table:table-cell>
          <table:table-cell table:style-name="ce62" table:formula="of:=IF([.G710]=&quot;&quot;;&quot;&quot;;TEXT(DATE(YEAR([.G710]);MONTH([.G710]);DAY([.G710]));&quot;AAAA&quot;))">
            <text:p/>
          </table:table-cell>
          <table:table-cell table:style-name="ce62" table:formula="of:=IF([.A710]=&quot;&quot;;&quot;&quot;;TEXT(DATE(YEAR([.A710]);MONTH([.A710]);DAY([.A710]));&quot;MMM&quot;))">
            <text:p/>
          </table:table-cell>
          <table:table-cell table:style-name="ce62" table:formula="of:=IF([.D710]=&quot;&quot;;&quot;&quot;;TEXT(DATE(YEAR([.D710]);MONTH([.D710]);DAY([.D710]));&quot;MMM&quot;))">
            <text:p/>
          </table:table-cell>
          <table:table-cell table:style-name="ce62" table:formula="of:=IF([.G710]=&quot;&quot;;&quot;&quot;;TEXT(DATE(YEAR([.G710]);MONTH([.G710]);DAY([.G710]));&quot;MMM&quot;))">
            <text:p/>
          </table:table-cell>
          <table:table-cell table:style-name="ce70" table:formula="of:=IF([.D710]=&quot;&quot;;&quot;&quot;;TEXT(DATE(YEAR([.D710]);MONTH([.D710]);DAY([.D71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1]=&quot;&quot;;&quot;&quot;;VLOOKUP([.K711];[Contas.$A$1:.$C$54];2;0))">
            <text:p><text:s text:c="2"/></text:p>
          </table:table-cell>
          <table:table-cell table:style-name="ce15" table:formula="of:=IF([.K711]=&quot;&quot;;&quot;&quot;;VLOOKUP([.K711];[Contas.$A$1:.$C$54];3;0))">
            <text:p><text:s text:c="2"/></text:p>
          </table:table-cell>
          <table:table-cell table:style-name="ce16" table:formula="of:=IF([.G711]&lt;&gt;&quot;&quot;;&quot;Pago&quot;;IF(AND([.G711]=&quot;&quot;;[.E711]&lt;&gt;&quot;&quot;;[.F711]&lt;&gt;&quot;&quot;;TODAY()&gt;=[.D711]);&quot;Vencido&quot;;IF(AND([.E711]=&quot;&quot;;[.F711]=&quot;&quot;;[.G711]=&quot;&quot;;[.H711]=&quot;&quot;);&quot;&quot;;&quot;A Vencer&quot;)))">
            <text:p><text:s text:c="2"/></text:p>
          </table:table-cell>
          <table:table-cell table:style-name="ce41" table:formula="of:=IF([.H711]=&quot;&quot;;&quot;&quot;;[.H711]-[.C711])">
            <text:p/>
          </table:table-cell>
          <table:table-cell table:style-name="ce62" table:formula="of:=IF([.A711]=&quot;&quot;;&quot;&quot;;TEXT(DATE(YEAR([.A711]);MONTH([.A711]);DAY([.A711]));&quot;AAAA&quot;))">
            <text:p/>
          </table:table-cell>
          <table:table-cell table:style-name="ce62" table:formula="of:=IF([.D711]=&quot;&quot;;&quot;&quot;;TEXT(DATE(YEAR([.D711]);MONTH([.D711]);DAY([.D711]));&quot;AAAA&quot;))">
            <text:p/>
          </table:table-cell>
          <table:table-cell table:style-name="ce62" table:formula="of:=IF([.G711]=&quot;&quot;;&quot;&quot;;TEXT(DATE(YEAR([.G711]);MONTH([.G711]);DAY([.G711]));&quot;AAAA&quot;))">
            <text:p/>
          </table:table-cell>
          <table:table-cell table:style-name="ce62" table:formula="of:=IF([.A711]=&quot;&quot;;&quot;&quot;;TEXT(DATE(YEAR([.A711]);MONTH([.A711]);DAY([.A711]));&quot;MMM&quot;))">
            <text:p/>
          </table:table-cell>
          <table:table-cell table:style-name="ce62" table:formula="of:=IF([.D711]=&quot;&quot;;&quot;&quot;;TEXT(DATE(YEAR([.D711]);MONTH([.D711]);DAY([.D711]));&quot;MMM&quot;))">
            <text:p/>
          </table:table-cell>
          <table:table-cell table:style-name="ce62" table:formula="of:=IF([.G711]=&quot;&quot;;&quot;&quot;;TEXT(DATE(YEAR([.G711]);MONTH([.G711]);DAY([.G711]));&quot;MMM&quot;))">
            <text:p/>
          </table:table-cell>
          <table:table-cell table:style-name="ce70" table:formula="of:=IF([.D711]=&quot;&quot;;&quot;&quot;;TEXT(DATE(YEAR([.D711]);MONTH([.D711]);DAY([.D71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2]=&quot;&quot;;&quot;&quot;;VLOOKUP([.K712];[Contas.$A$1:.$C$54];2;0))">
            <text:p><text:s text:c="2"/></text:p>
          </table:table-cell>
          <table:table-cell table:style-name="ce15" table:formula="of:=IF([.K712]=&quot;&quot;;&quot;&quot;;VLOOKUP([.K712];[Contas.$A$1:.$C$54];3;0))">
            <text:p><text:s text:c="2"/></text:p>
          </table:table-cell>
          <table:table-cell table:style-name="ce16" table:formula="of:=IF([.G712]&lt;&gt;&quot;&quot;;&quot;Pago&quot;;IF(AND([.G712]=&quot;&quot;;[.E712]&lt;&gt;&quot;&quot;;[.F712]&lt;&gt;&quot;&quot;;TODAY()&gt;=[.D712]);&quot;Vencido&quot;;IF(AND([.E712]=&quot;&quot;;[.F712]=&quot;&quot;;[.G712]=&quot;&quot;;[.H712]=&quot;&quot;);&quot;&quot;;&quot;A Vencer&quot;)))">
            <text:p><text:s text:c="2"/></text:p>
          </table:table-cell>
          <table:table-cell table:style-name="ce41" table:formula="of:=IF([.H712]=&quot;&quot;;&quot;&quot;;[.H712]-[.C712])">
            <text:p/>
          </table:table-cell>
          <table:table-cell table:style-name="ce62" table:formula="of:=IF([.A712]=&quot;&quot;;&quot;&quot;;TEXT(DATE(YEAR([.A712]);MONTH([.A712]);DAY([.A712]));&quot;AAAA&quot;))">
            <text:p/>
          </table:table-cell>
          <table:table-cell table:style-name="ce62" table:formula="of:=IF([.D712]=&quot;&quot;;&quot;&quot;;TEXT(DATE(YEAR([.D712]);MONTH([.D712]);DAY([.D712]));&quot;AAAA&quot;))">
            <text:p/>
          </table:table-cell>
          <table:table-cell table:style-name="ce62" table:formula="of:=IF([.G712]=&quot;&quot;;&quot;&quot;;TEXT(DATE(YEAR([.G712]);MONTH([.G712]);DAY([.G712]));&quot;AAAA&quot;))">
            <text:p/>
          </table:table-cell>
          <table:table-cell table:style-name="ce62" table:formula="of:=IF([.A712]=&quot;&quot;;&quot;&quot;;TEXT(DATE(YEAR([.A712]);MONTH([.A712]);DAY([.A712]));&quot;MMM&quot;))">
            <text:p/>
          </table:table-cell>
          <table:table-cell table:style-name="ce62" table:formula="of:=IF([.D712]=&quot;&quot;;&quot;&quot;;TEXT(DATE(YEAR([.D712]);MONTH([.D712]);DAY([.D712]));&quot;MMM&quot;))">
            <text:p/>
          </table:table-cell>
          <table:table-cell table:style-name="ce62" table:formula="of:=IF([.G712]=&quot;&quot;;&quot;&quot;;TEXT(DATE(YEAR([.G712]);MONTH([.G712]);DAY([.G712]));&quot;MMM&quot;))">
            <text:p/>
          </table:table-cell>
          <table:table-cell table:style-name="ce70" table:formula="of:=IF([.D712]=&quot;&quot;;&quot;&quot;;TEXT(DATE(YEAR([.D712]);MONTH([.D712]);DAY([.D71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3]=&quot;&quot;;&quot;&quot;;VLOOKUP([.K713];[Contas.$A$1:.$C$54];2;0))">
            <text:p><text:s text:c="2"/></text:p>
          </table:table-cell>
          <table:table-cell table:style-name="ce15" table:formula="of:=IF([.K713]=&quot;&quot;;&quot;&quot;;VLOOKUP([.K713];[Contas.$A$1:.$C$54];3;0))">
            <text:p><text:s text:c="2"/></text:p>
          </table:table-cell>
          <table:table-cell table:style-name="ce16" table:formula="of:=IF([.G713]&lt;&gt;&quot;&quot;;&quot;Pago&quot;;IF(AND([.G713]=&quot;&quot;;[.E713]&lt;&gt;&quot;&quot;;[.F713]&lt;&gt;&quot;&quot;;TODAY()&gt;=[.D713]);&quot;Vencido&quot;;IF(AND([.E713]=&quot;&quot;;[.F713]=&quot;&quot;;[.G713]=&quot;&quot;;[.H713]=&quot;&quot;);&quot;&quot;;&quot;A Vencer&quot;)))">
            <text:p><text:s text:c="2"/></text:p>
          </table:table-cell>
          <table:table-cell table:style-name="ce41" table:formula="of:=IF([.H713]=&quot;&quot;;&quot;&quot;;[.H713]-[.C713])">
            <text:p/>
          </table:table-cell>
          <table:table-cell table:style-name="ce62" table:formula="of:=IF([.A713]=&quot;&quot;;&quot;&quot;;TEXT(DATE(YEAR([.A713]);MONTH([.A713]);DAY([.A713]));&quot;AAAA&quot;))">
            <text:p/>
          </table:table-cell>
          <table:table-cell table:style-name="ce62" table:formula="of:=IF([.D713]=&quot;&quot;;&quot;&quot;;TEXT(DATE(YEAR([.D713]);MONTH([.D713]);DAY([.D713]));&quot;AAAA&quot;))">
            <text:p/>
          </table:table-cell>
          <table:table-cell table:style-name="ce62" table:formula="of:=IF([.G713]=&quot;&quot;;&quot;&quot;;TEXT(DATE(YEAR([.G713]);MONTH([.G713]);DAY([.G713]));&quot;AAAA&quot;))">
            <text:p/>
          </table:table-cell>
          <table:table-cell table:style-name="ce62" table:formula="of:=IF([.A713]=&quot;&quot;;&quot;&quot;;TEXT(DATE(YEAR([.A713]);MONTH([.A713]);DAY([.A713]));&quot;MMM&quot;))">
            <text:p/>
          </table:table-cell>
          <table:table-cell table:style-name="ce62" table:formula="of:=IF([.D713]=&quot;&quot;;&quot;&quot;;TEXT(DATE(YEAR([.D713]);MONTH([.D713]);DAY([.D713]));&quot;MMM&quot;))">
            <text:p/>
          </table:table-cell>
          <table:table-cell table:style-name="ce62" table:formula="of:=IF([.G713]=&quot;&quot;;&quot;&quot;;TEXT(DATE(YEAR([.G713]);MONTH([.G713]);DAY([.G713]));&quot;MMM&quot;))">
            <text:p/>
          </table:table-cell>
          <table:table-cell table:style-name="ce70" table:formula="of:=IF([.D713]=&quot;&quot;;&quot;&quot;;TEXT(DATE(YEAR([.D713]);MONTH([.D713]);DAY([.D71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4]=&quot;&quot;;&quot;&quot;;VLOOKUP([.K714];[Contas.$A$1:.$C$54];2;0))">
            <text:p><text:s text:c="2"/></text:p>
          </table:table-cell>
          <table:table-cell table:style-name="ce15" table:formula="of:=IF([.K714]=&quot;&quot;;&quot;&quot;;VLOOKUP([.K714];[Contas.$A$1:.$C$54];3;0))">
            <text:p><text:s text:c="2"/></text:p>
          </table:table-cell>
          <table:table-cell table:style-name="ce16" table:formula="of:=IF([.G714]&lt;&gt;&quot;&quot;;&quot;Pago&quot;;IF(AND([.G714]=&quot;&quot;;[.E714]&lt;&gt;&quot;&quot;;[.F714]&lt;&gt;&quot;&quot;;TODAY()&gt;=[.D714]);&quot;Vencido&quot;;IF(AND([.E714]=&quot;&quot;;[.F714]=&quot;&quot;;[.G714]=&quot;&quot;;[.H714]=&quot;&quot;);&quot;&quot;;&quot;A Vencer&quot;)))">
            <text:p><text:s text:c="2"/></text:p>
          </table:table-cell>
          <table:table-cell table:style-name="ce41" table:formula="of:=IF([.H714]=&quot;&quot;;&quot;&quot;;[.H714]-[.C714])">
            <text:p/>
          </table:table-cell>
          <table:table-cell table:style-name="ce62" table:formula="of:=IF([.A714]=&quot;&quot;;&quot;&quot;;TEXT(DATE(YEAR([.A714]);MONTH([.A714]);DAY([.A714]));&quot;AAAA&quot;))">
            <text:p/>
          </table:table-cell>
          <table:table-cell table:style-name="ce62" table:formula="of:=IF([.D714]=&quot;&quot;;&quot;&quot;;TEXT(DATE(YEAR([.D714]);MONTH([.D714]);DAY([.D714]));&quot;AAAA&quot;))">
            <text:p/>
          </table:table-cell>
          <table:table-cell table:style-name="ce62" table:formula="of:=IF([.G714]=&quot;&quot;;&quot;&quot;;TEXT(DATE(YEAR([.G714]);MONTH([.G714]);DAY([.G714]));&quot;AAAA&quot;))">
            <text:p/>
          </table:table-cell>
          <table:table-cell table:style-name="ce62" table:formula="of:=IF([.A714]=&quot;&quot;;&quot;&quot;;TEXT(DATE(YEAR([.A714]);MONTH([.A714]);DAY([.A714]));&quot;MMM&quot;))">
            <text:p/>
          </table:table-cell>
          <table:table-cell table:style-name="ce62" table:formula="of:=IF([.D714]=&quot;&quot;;&quot;&quot;;TEXT(DATE(YEAR([.D714]);MONTH([.D714]);DAY([.D714]));&quot;MMM&quot;))">
            <text:p/>
          </table:table-cell>
          <table:table-cell table:style-name="ce62" table:formula="of:=IF([.G714]=&quot;&quot;;&quot;&quot;;TEXT(DATE(YEAR([.G714]);MONTH([.G714]);DAY([.G714]));&quot;MMM&quot;))">
            <text:p/>
          </table:table-cell>
          <table:table-cell table:style-name="ce70" table:formula="of:=IF([.D714]=&quot;&quot;;&quot;&quot;;TEXT(DATE(YEAR([.D714]);MONTH([.D714]);DAY([.D71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5]=&quot;&quot;;&quot;&quot;;VLOOKUP([.K715];[Contas.$A$1:.$C$54];2;0))">
            <text:p><text:s text:c="2"/></text:p>
          </table:table-cell>
          <table:table-cell table:style-name="ce15" table:formula="of:=IF([.K715]=&quot;&quot;;&quot;&quot;;VLOOKUP([.K715];[Contas.$A$1:.$C$54];3;0))">
            <text:p><text:s text:c="2"/></text:p>
          </table:table-cell>
          <table:table-cell table:style-name="ce16" table:formula="of:=IF([.G715]&lt;&gt;&quot;&quot;;&quot;Pago&quot;;IF(AND([.G715]=&quot;&quot;;[.E715]&lt;&gt;&quot;&quot;;[.F715]&lt;&gt;&quot;&quot;;TODAY()&gt;=[.D715]);&quot;Vencido&quot;;IF(AND([.E715]=&quot;&quot;;[.F715]=&quot;&quot;;[.G715]=&quot;&quot;;[.H715]=&quot;&quot;);&quot;&quot;;&quot;A Vencer&quot;)))">
            <text:p><text:s text:c="2"/></text:p>
          </table:table-cell>
          <table:table-cell table:style-name="ce41" table:formula="of:=IF([.H715]=&quot;&quot;;&quot;&quot;;[.H715]-[.C715])">
            <text:p/>
          </table:table-cell>
          <table:table-cell table:style-name="ce62" table:formula="of:=IF([.A715]=&quot;&quot;;&quot;&quot;;TEXT(DATE(YEAR([.A715]);MONTH([.A715]);DAY([.A715]));&quot;AAAA&quot;))">
            <text:p/>
          </table:table-cell>
          <table:table-cell table:style-name="ce62" table:formula="of:=IF([.D715]=&quot;&quot;;&quot;&quot;;TEXT(DATE(YEAR([.D715]);MONTH([.D715]);DAY([.D715]));&quot;AAAA&quot;))">
            <text:p/>
          </table:table-cell>
          <table:table-cell table:style-name="ce62" table:formula="of:=IF([.G715]=&quot;&quot;;&quot;&quot;;TEXT(DATE(YEAR([.G715]);MONTH([.G715]);DAY([.G715]));&quot;AAAA&quot;))">
            <text:p/>
          </table:table-cell>
          <table:table-cell table:style-name="ce62" table:formula="of:=IF([.A715]=&quot;&quot;;&quot;&quot;;TEXT(DATE(YEAR([.A715]);MONTH([.A715]);DAY([.A715]));&quot;MMM&quot;))">
            <text:p/>
          </table:table-cell>
          <table:table-cell table:style-name="ce62" table:formula="of:=IF([.D715]=&quot;&quot;;&quot;&quot;;TEXT(DATE(YEAR([.D715]);MONTH([.D715]);DAY([.D715]));&quot;MMM&quot;))">
            <text:p/>
          </table:table-cell>
          <table:table-cell table:style-name="ce62" table:formula="of:=IF([.G715]=&quot;&quot;;&quot;&quot;;TEXT(DATE(YEAR([.G715]);MONTH([.G715]);DAY([.G715]));&quot;MMM&quot;))">
            <text:p/>
          </table:table-cell>
          <table:table-cell table:style-name="ce70" table:formula="of:=IF([.D715]=&quot;&quot;;&quot;&quot;;TEXT(DATE(YEAR([.D715]);MONTH([.D715]);DAY([.D71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6]=&quot;&quot;;&quot;&quot;;VLOOKUP([.K716];[Contas.$A$1:.$C$54];2;0))">
            <text:p><text:s text:c="2"/></text:p>
          </table:table-cell>
          <table:table-cell table:style-name="ce15" table:formula="of:=IF([.K716]=&quot;&quot;;&quot;&quot;;VLOOKUP([.K716];[Contas.$A$1:.$C$54];3;0))">
            <text:p><text:s text:c="2"/></text:p>
          </table:table-cell>
          <table:table-cell table:style-name="ce16" table:formula="of:=IF([.G716]&lt;&gt;&quot;&quot;;&quot;Pago&quot;;IF(AND([.G716]=&quot;&quot;;[.E716]&lt;&gt;&quot;&quot;;[.F716]&lt;&gt;&quot;&quot;;TODAY()&gt;=[.D716]);&quot;Vencido&quot;;IF(AND([.E716]=&quot;&quot;;[.F716]=&quot;&quot;;[.G716]=&quot;&quot;;[.H716]=&quot;&quot;);&quot;&quot;;&quot;A Vencer&quot;)))">
            <text:p><text:s text:c="2"/></text:p>
          </table:table-cell>
          <table:table-cell table:style-name="ce41" table:formula="of:=IF([.H716]=&quot;&quot;;&quot;&quot;;[.H716]-[.C716])">
            <text:p/>
          </table:table-cell>
          <table:table-cell table:style-name="ce62" table:formula="of:=IF([.A716]=&quot;&quot;;&quot;&quot;;TEXT(DATE(YEAR([.A716]);MONTH([.A716]);DAY([.A716]));&quot;AAAA&quot;))">
            <text:p/>
          </table:table-cell>
          <table:table-cell table:style-name="ce62" table:formula="of:=IF([.D716]=&quot;&quot;;&quot;&quot;;TEXT(DATE(YEAR([.D716]);MONTH([.D716]);DAY([.D716]));&quot;AAAA&quot;))">
            <text:p/>
          </table:table-cell>
          <table:table-cell table:style-name="ce62" table:formula="of:=IF([.G716]=&quot;&quot;;&quot;&quot;;TEXT(DATE(YEAR([.G716]);MONTH([.G716]);DAY([.G716]));&quot;AAAA&quot;))">
            <text:p/>
          </table:table-cell>
          <table:table-cell table:style-name="ce62" table:formula="of:=IF([.A716]=&quot;&quot;;&quot;&quot;;TEXT(DATE(YEAR([.A716]);MONTH([.A716]);DAY([.A716]));&quot;MMM&quot;))">
            <text:p/>
          </table:table-cell>
          <table:table-cell table:style-name="ce62" table:formula="of:=IF([.D716]=&quot;&quot;;&quot;&quot;;TEXT(DATE(YEAR([.D716]);MONTH([.D716]);DAY([.D716]));&quot;MMM&quot;))">
            <text:p/>
          </table:table-cell>
          <table:table-cell table:style-name="ce62" table:formula="of:=IF([.G716]=&quot;&quot;;&quot;&quot;;TEXT(DATE(YEAR([.G716]);MONTH([.G716]);DAY([.G716]));&quot;MMM&quot;))">
            <text:p/>
          </table:table-cell>
          <table:table-cell table:style-name="ce70" table:formula="of:=IF([.D716]=&quot;&quot;;&quot;&quot;;TEXT(DATE(YEAR([.D716]);MONTH([.D716]);DAY([.D71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7]=&quot;&quot;;&quot;&quot;;VLOOKUP([.K717];[Contas.$A$1:.$C$54];2;0))">
            <text:p><text:s text:c="2"/></text:p>
          </table:table-cell>
          <table:table-cell table:style-name="ce15" table:formula="of:=IF([.K717]=&quot;&quot;;&quot;&quot;;VLOOKUP([.K717];[Contas.$A$1:.$C$54];3;0))">
            <text:p><text:s text:c="2"/></text:p>
          </table:table-cell>
          <table:table-cell table:style-name="ce16" table:formula="of:=IF([.G717]&lt;&gt;&quot;&quot;;&quot;Pago&quot;;IF(AND([.G717]=&quot;&quot;;[.E717]&lt;&gt;&quot;&quot;;[.F717]&lt;&gt;&quot;&quot;;TODAY()&gt;=[.D717]);&quot;Vencido&quot;;IF(AND([.E717]=&quot;&quot;;[.F717]=&quot;&quot;;[.G717]=&quot;&quot;;[.H717]=&quot;&quot;);&quot;&quot;;&quot;A Vencer&quot;)))">
            <text:p><text:s text:c="2"/></text:p>
          </table:table-cell>
          <table:table-cell table:style-name="ce41" table:formula="of:=IF([.H717]=&quot;&quot;;&quot;&quot;;[.H717]-[.C717])">
            <text:p/>
          </table:table-cell>
          <table:table-cell table:style-name="ce62" table:formula="of:=IF([.A717]=&quot;&quot;;&quot;&quot;;TEXT(DATE(YEAR([.A717]);MONTH([.A717]);DAY([.A717]));&quot;AAAA&quot;))">
            <text:p/>
          </table:table-cell>
          <table:table-cell table:style-name="ce62" table:formula="of:=IF([.D717]=&quot;&quot;;&quot;&quot;;TEXT(DATE(YEAR([.D717]);MONTH([.D717]);DAY([.D717]));&quot;AAAA&quot;))">
            <text:p/>
          </table:table-cell>
          <table:table-cell table:style-name="ce62" table:formula="of:=IF([.G717]=&quot;&quot;;&quot;&quot;;TEXT(DATE(YEAR([.G717]);MONTH([.G717]);DAY([.G717]));&quot;AAAA&quot;))">
            <text:p/>
          </table:table-cell>
          <table:table-cell table:style-name="ce62" table:formula="of:=IF([.A717]=&quot;&quot;;&quot;&quot;;TEXT(DATE(YEAR([.A717]);MONTH([.A717]);DAY([.A717]));&quot;MMM&quot;))">
            <text:p/>
          </table:table-cell>
          <table:table-cell table:style-name="ce62" table:formula="of:=IF([.D717]=&quot;&quot;;&quot;&quot;;TEXT(DATE(YEAR([.D717]);MONTH([.D717]);DAY([.D717]));&quot;MMM&quot;))">
            <text:p/>
          </table:table-cell>
          <table:table-cell table:style-name="ce62" table:formula="of:=IF([.G717]=&quot;&quot;;&quot;&quot;;TEXT(DATE(YEAR([.G717]);MONTH([.G717]);DAY([.G717]));&quot;MMM&quot;))">
            <text:p/>
          </table:table-cell>
          <table:table-cell table:style-name="ce70" table:formula="of:=IF([.D717]=&quot;&quot;;&quot;&quot;;TEXT(DATE(YEAR([.D717]);MONTH([.D717]);DAY([.D71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8]=&quot;&quot;;&quot;&quot;;VLOOKUP([.K718];[Contas.$A$1:.$C$54];2;0))">
            <text:p><text:s text:c="2"/></text:p>
          </table:table-cell>
          <table:table-cell table:style-name="ce15" table:formula="of:=IF([.K718]=&quot;&quot;;&quot;&quot;;VLOOKUP([.K718];[Contas.$A$1:.$C$54];3;0))">
            <text:p><text:s text:c="2"/></text:p>
          </table:table-cell>
          <table:table-cell table:style-name="ce16" table:formula="of:=IF([.G718]&lt;&gt;&quot;&quot;;&quot;Pago&quot;;IF(AND([.G718]=&quot;&quot;;[.E718]&lt;&gt;&quot;&quot;;[.F718]&lt;&gt;&quot;&quot;;TODAY()&gt;=[.D718]);&quot;Vencido&quot;;IF(AND([.E718]=&quot;&quot;;[.F718]=&quot;&quot;;[.G718]=&quot;&quot;;[.H718]=&quot;&quot;);&quot;&quot;;&quot;A Vencer&quot;)))">
            <text:p><text:s text:c="2"/></text:p>
          </table:table-cell>
          <table:table-cell table:style-name="ce41" table:formula="of:=IF([.H718]=&quot;&quot;;&quot;&quot;;[.H718]-[.C718])">
            <text:p/>
          </table:table-cell>
          <table:table-cell table:style-name="ce62" table:formula="of:=IF([.A718]=&quot;&quot;;&quot;&quot;;TEXT(DATE(YEAR([.A718]);MONTH([.A718]);DAY([.A718]));&quot;AAAA&quot;))">
            <text:p/>
          </table:table-cell>
          <table:table-cell table:style-name="ce62" table:formula="of:=IF([.D718]=&quot;&quot;;&quot;&quot;;TEXT(DATE(YEAR([.D718]);MONTH([.D718]);DAY([.D718]));&quot;AAAA&quot;))">
            <text:p/>
          </table:table-cell>
          <table:table-cell table:style-name="ce62" table:formula="of:=IF([.G718]=&quot;&quot;;&quot;&quot;;TEXT(DATE(YEAR([.G718]);MONTH([.G718]);DAY([.G718]));&quot;AAAA&quot;))">
            <text:p/>
          </table:table-cell>
          <table:table-cell table:style-name="ce62" table:formula="of:=IF([.A718]=&quot;&quot;;&quot;&quot;;TEXT(DATE(YEAR([.A718]);MONTH([.A718]);DAY([.A718]));&quot;MMM&quot;))">
            <text:p/>
          </table:table-cell>
          <table:table-cell table:style-name="ce62" table:formula="of:=IF([.D718]=&quot;&quot;;&quot;&quot;;TEXT(DATE(YEAR([.D718]);MONTH([.D718]);DAY([.D718]));&quot;MMM&quot;))">
            <text:p/>
          </table:table-cell>
          <table:table-cell table:style-name="ce62" table:formula="of:=IF([.G718]=&quot;&quot;;&quot;&quot;;TEXT(DATE(YEAR([.G718]);MONTH([.G718]);DAY([.G718]));&quot;MMM&quot;))">
            <text:p/>
          </table:table-cell>
          <table:table-cell table:style-name="ce70" table:formula="of:=IF([.D718]=&quot;&quot;;&quot;&quot;;TEXT(DATE(YEAR([.D718]);MONTH([.D718]);DAY([.D71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19]=&quot;&quot;;&quot;&quot;;VLOOKUP([.K719];[Contas.$A$1:.$C$54];2;0))">
            <text:p><text:s text:c="2"/></text:p>
          </table:table-cell>
          <table:table-cell table:style-name="ce15" table:formula="of:=IF([.K719]=&quot;&quot;;&quot;&quot;;VLOOKUP([.K719];[Contas.$A$1:.$C$54];3;0))">
            <text:p><text:s text:c="2"/></text:p>
          </table:table-cell>
          <table:table-cell table:style-name="ce16" table:formula="of:=IF([.G719]&lt;&gt;&quot;&quot;;&quot;Pago&quot;;IF(AND([.G719]=&quot;&quot;;[.E719]&lt;&gt;&quot;&quot;;[.F719]&lt;&gt;&quot;&quot;;TODAY()&gt;=[.D719]);&quot;Vencido&quot;;IF(AND([.E719]=&quot;&quot;;[.F719]=&quot;&quot;;[.G719]=&quot;&quot;;[.H719]=&quot;&quot;);&quot;&quot;;&quot;A Vencer&quot;)))">
            <text:p><text:s text:c="2"/></text:p>
          </table:table-cell>
          <table:table-cell table:style-name="ce41" table:formula="of:=IF([.H719]=&quot;&quot;;&quot;&quot;;[.H719]-[.C719])">
            <text:p/>
          </table:table-cell>
          <table:table-cell table:style-name="ce62" table:formula="of:=IF([.A719]=&quot;&quot;;&quot;&quot;;TEXT(DATE(YEAR([.A719]);MONTH([.A719]);DAY([.A719]));&quot;AAAA&quot;))">
            <text:p/>
          </table:table-cell>
          <table:table-cell table:style-name="ce62" table:formula="of:=IF([.D719]=&quot;&quot;;&quot;&quot;;TEXT(DATE(YEAR([.D719]);MONTH([.D719]);DAY([.D719]));&quot;AAAA&quot;))">
            <text:p/>
          </table:table-cell>
          <table:table-cell table:style-name="ce62" table:formula="of:=IF([.G719]=&quot;&quot;;&quot;&quot;;TEXT(DATE(YEAR([.G719]);MONTH([.G719]);DAY([.G719]));&quot;AAAA&quot;))">
            <text:p/>
          </table:table-cell>
          <table:table-cell table:style-name="ce62" table:formula="of:=IF([.A719]=&quot;&quot;;&quot;&quot;;TEXT(DATE(YEAR([.A719]);MONTH([.A719]);DAY([.A719]));&quot;MMM&quot;))">
            <text:p/>
          </table:table-cell>
          <table:table-cell table:style-name="ce62" table:formula="of:=IF([.D719]=&quot;&quot;;&quot;&quot;;TEXT(DATE(YEAR([.D719]);MONTH([.D719]);DAY([.D719]));&quot;MMM&quot;))">
            <text:p/>
          </table:table-cell>
          <table:table-cell table:style-name="ce62" table:formula="of:=IF([.G719]=&quot;&quot;;&quot;&quot;;TEXT(DATE(YEAR([.G719]);MONTH([.G719]);DAY([.G719]));&quot;MMM&quot;))">
            <text:p/>
          </table:table-cell>
          <table:table-cell table:style-name="ce70" table:formula="of:=IF([.D719]=&quot;&quot;;&quot;&quot;;TEXT(DATE(YEAR([.D719]);MONTH([.D719]);DAY([.D71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0]=&quot;&quot;;&quot;&quot;;VLOOKUP([.K720];[Contas.$A$1:.$C$54];2;0))">
            <text:p><text:s text:c="2"/></text:p>
          </table:table-cell>
          <table:table-cell table:style-name="ce15" table:formula="of:=IF([.K720]=&quot;&quot;;&quot;&quot;;VLOOKUP([.K720];[Contas.$A$1:.$C$54];3;0))">
            <text:p><text:s text:c="2"/></text:p>
          </table:table-cell>
          <table:table-cell table:style-name="ce16" table:formula="of:=IF([.G720]&lt;&gt;&quot;&quot;;&quot;Pago&quot;;IF(AND([.G720]=&quot;&quot;;[.E720]&lt;&gt;&quot;&quot;;[.F720]&lt;&gt;&quot;&quot;;TODAY()&gt;=[.D720]);&quot;Vencido&quot;;IF(AND([.E720]=&quot;&quot;;[.F720]=&quot;&quot;;[.G720]=&quot;&quot;;[.H720]=&quot;&quot;);&quot;&quot;;&quot;A Vencer&quot;)))">
            <text:p><text:s text:c="2"/></text:p>
          </table:table-cell>
          <table:table-cell table:style-name="ce41" table:formula="of:=IF([.H720]=&quot;&quot;;&quot;&quot;;[.H720]-[.C720])">
            <text:p/>
          </table:table-cell>
          <table:table-cell table:style-name="ce62" table:formula="of:=IF([.A720]=&quot;&quot;;&quot;&quot;;TEXT(DATE(YEAR([.A720]);MONTH([.A720]);DAY([.A720]));&quot;AAAA&quot;))">
            <text:p/>
          </table:table-cell>
          <table:table-cell table:style-name="ce62" table:formula="of:=IF([.D720]=&quot;&quot;;&quot;&quot;;TEXT(DATE(YEAR([.D720]);MONTH([.D720]);DAY([.D720]));&quot;AAAA&quot;))">
            <text:p/>
          </table:table-cell>
          <table:table-cell table:style-name="ce62" table:formula="of:=IF([.G720]=&quot;&quot;;&quot;&quot;;TEXT(DATE(YEAR([.G720]);MONTH([.G720]);DAY([.G720]));&quot;AAAA&quot;))">
            <text:p/>
          </table:table-cell>
          <table:table-cell table:style-name="ce62" table:formula="of:=IF([.A720]=&quot;&quot;;&quot;&quot;;TEXT(DATE(YEAR([.A720]);MONTH([.A720]);DAY([.A720]));&quot;MMM&quot;))">
            <text:p/>
          </table:table-cell>
          <table:table-cell table:style-name="ce62" table:formula="of:=IF([.D720]=&quot;&quot;;&quot;&quot;;TEXT(DATE(YEAR([.D720]);MONTH([.D720]);DAY([.D720]));&quot;MMM&quot;))">
            <text:p/>
          </table:table-cell>
          <table:table-cell table:style-name="ce62" table:formula="of:=IF([.G720]=&quot;&quot;;&quot;&quot;;TEXT(DATE(YEAR([.G720]);MONTH([.G720]);DAY([.G720]));&quot;MMM&quot;))">
            <text:p/>
          </table:table-cell>
          <table:table-cell table:style-name="ce70" table:formula="of:=IF([.D720]=&quot;&quot;;&quot;&quot;;TEXT(DATE(YEAR([.D720]);MONTH([.D720]);DAY([.D72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1]=&quot;&quot;;&quot;&quot;;VLOOKUP([.K721];[Contas.$A$1:.$C$54];2;0))">
            <text:p><text:s text:c="2"/></text:p>
          </table:table-cell>
          <table:table-cell table:style-name="ce15" table:formula="of:=IF([.K721]=&quot;&quot;;&quot;&quot;;VLOOKUP([.K721];[Contas.$A$1:.$C$54];3;0))">
            <text:p><text:s text:c="2"/></text:p>
          </table:table-cell>
          <table:table-cell table:style-name="ce16" table:formula="of:=IF([.G721]&lt;&gt;&quot;&quot;;&quot;Pago&quot;;IF(AND([.G721]=&quot;&quot;;[.E721]&lt;&gt;&quot;&quot;;[.F721]&lt;&gt;&quot;&quot;;TODAY()&gt;=[.D721]);&quot;Vencido&quot;;IF(AND([.E721]=&quot;&quot;;[.F721]=&quot;&quot;;[.G721]=&quot;&quot;;[.H721]=&quot;&quot;);&quot;&quot;;&quot;A Vencer&quot;)))">
            <text:p><text:s text:c="2"/></text:p>
          </table:table-cell>
          <table:table-cell table:style-name="ce41" table:formula="of:=IF([.H721]=&quot;&quot;;&quot;&quot;;[.H721]-[.C721])">
            <text:p/>
          </table:table-cell>
          <table:table-cell table:style-name="ce62" table:formula="of:=IF([.A721]=&quot;&quot;;&quot;&quot;;TEXT(DATE(YEAR([.A721]);MONTH([.A721]);DAY([.A721]));&quot;AAAA&quot;))">
            <text:p/>
          </table:table-cell>
          <table:table-cell table:style-name="ce62" table:formula="of:=IF([.D721]=&quot;&quot;;&quot;&quot;;TEXT(DATE(YEAR([.D721]);MONTH([.D721]);DAY([.D721]));&quot;AAAA&quot;))">
            <text:p/>
          </table:table-cell>
          <table:table-cell table:style-name="ce62" table:formula="of:=IF([.G721]=&quot;&quot;;&quot;&quot;;TEXT(DATE(YEAR([.G721]);MONTH([.G721]);DAY([.G721]));&quot;AAAA&quot;))">
            <text:p/>
          </table:table-cell>
          <table:table-cell table:style-name="ce62" table:formula="of:=IF([.A721]=&quot;&quot;;&quot;&quot;;TEXT(DATE(YEAR([.A721]);MONTH([.A721]);DAY([.A721]));&quot;MMM&quot;))">
            <text:p/>
          </table:table-cell>
          <table:table-cell table:style-name="ce62" table:formula="of:=IF([.D721]=&quot;&quot;;&quot;&quot;;TEXT(DATE(YEAR([.D721]);MONTH([.D721]);DAY([.D721]));&quot;MMM&quot;))">
            <text:p/>
          </table:table-cell>
          <table:table-cell table:style-name="ce62" table:formula="of:=IF([.G721]=&quot;&quot;;&quot;&quot;;TEXT(DATE(YEAR([.G721]);MONTH([.G721]);DAY([.G721]));&quot;MMM&quot;))">
            <text:p/>
          </table:table-cell>
          <table:table-cell table:style-name="ce70" table:formula="of:=IF([.D721]=&quot;&quot;;&quot;&quot;;TEXT(DATE(YEAR([.D721]);MONTH([.D721]);DAY([.D72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2]=&quot;&quot;;&quot;&quot;;VLOOKUP([.K722];[Contas.$A$1:.$C$54];2;0))">
            <text:p><text:s text:c="2"/></text:p>
          </table:table-cell>
          <table:table-cell table:style-name="ce15" table:formula="of:=IF([.K722]=&quot;&quot;;&quot;&quot;;VLOOKUP([.K722];[Contas.$A$1:.$C$54];3;0))">
            <text:p><text:s text:c="2"/></text:p>
          </table:table-cell>
          <table:table-cell table:style-name="ce16" table:formula="of:=IF([.G722]&lt;&gt;&quot;&quot;;&quot;Pago&quot;;IF(AND([.G722]=&quot;&quot;;[.E722]&lt;&gt;&quot;&quot;;[.F722]&lt;&gt;&quot;&quot;;TODAY()&gt;=[.D722]);&quot;Vencido&quot;;IF(AND([.E722]=&quot;&quot;;[.F722]=&quot;&quot;;[.G722]=&quot;&quot;;[.H722]=&quot;&quot;);&quot;&quot;;&quot;A Vencer&quot;)))">
            <text:p><text:s text:c="2"/></text:p>
          </table:table-cell>
          <table:table-cell table:style-name="ce41" table:formula="of:=IF([.H722]=&quot;&quot;;&quot;&quot;;[.H722]-[.C722])">
            <text:p/>
          </table:table-cell>
          <table:table-cell table:style-name="ce62" table:formula="of:=IF([.A722]=&quot;&quot;;&quot;&quot;;TEXT(DATE(YEAR([.A722]);MONTH([.A722]);DAY([.A722]));&quot;AAAA&quot;))">
            <text:p/>
          </table:table-cell>
          <table:table-cell table:style-name="ce62" table:formula="of:=IF([.D722]=&quot;&quot;;&quot;&quot;;TEXT(DATE(YEAR([.D722]);MONTH([.D722]);DAY([.D722]));&quot;AAAA&quot;))">
            <text:p/>
          </table:table-cell>
          <table:table-cell table:style-name="ce62" table:formula="of:=IF([.G722]=&quot;&quot;;&quot;&quot;;TEXT(DATE(YEAR([.G722]);MONTH([.G722]);DAY([.G722]));&quot;AAAA&quot;))">
            <text:p/>
          </table:table-cell>
          <table:table-cell table:style-name="ce62" table:formula="of:=IF([.A722]=&quot;&quot;;&quot;&quot;;TEXT(DATE(YEAR([.A722]);MONTH([.A722]);DAY([.A722]));&quot;MMM&quot;))">
            <text:p/>
          </table:table-cell>
          <table:table-cell table:style-name="ce62" table:formula="of:=IF([.D722]=&quot;&quot;;&quot;&quot;;TEXT(DATE(YEAR([.D722]);MONTH([.D722]);DAY([.D722]));&quot;MMM&quot;))">
            <text:p/>
          </table:table-cell>
          <table:table-cell table:style-name="ce62" table:formula="of:=IF([.G722]=&quot;&quot;;&quot;&quot;;TEXT(DATE(YEAR([.G722]);MONTH([.G722]);DAY([.G722]));&quot;MMM&quot;))">
            <text:p/>
          </table:table-cell>
          <table:table-cell table:style-name="ce70" table:formula="of:=IF([.D722]=&quot;&quot;;&quot;&quot;;TEXT(DATE(YEAR([.D722]);MONTH([.D722]);DAY([.D72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3]=&quot;&quot;;&quot;&quot;;VLOOKUP([.K723];[Contas.$A$1:.$C$54];2;0))">
            <text:p><text:s text:c="2"/></text:p>
          </table:table-cell>
          <table:table-cell table:style-name="ce15" table:formula="of:=IF([.K723]=&quot;&quot;;&quot;&quot;;VLOOKUP([.K723];[Contas.$A$1:.$C$54];3;0))">
            <text:p><text:s text:c="2"/></text:p>
          </table:table-cell>
          <table:table-cell table:style-name="ce16" table:formula="of:=IF([.G723]&lt;&gt;&quot;&quot;;&quot;Pago&quot;;IF(AND([.G723]=&quot;&quot;;[.E723]&lt;&gt;&quot;&quot;;[.F723]&lt;&gt;&quot;&quot;;TODAY()&gt;=[.D723]);&quot;Vencido&quot;;IF(AND([.E723]=&quot;&quot;;[.F723]=&quot;&quot;;[.G723]=&quot;&quot;;[.H723]=&quot;&quot;);&quot;&quot;;&quot;A Vencer&quot;)))">
            <text:p><text:s text:c="2"/></text:p>
          </table:table-cell>
          <table:table-cell table:style-name="ce41" table:formula="of:=IF([.H723]=&quot;&quot;;&quot;&quot;;[.H723]-[.C723])">
            <text:p/>
          </table:table-cell>
          <table:table-cell table:style-name="ce62" table:formula="of:=IF([.A723]=&quot;&quot;;&quot;&quot;;TEXT(DATE(YEAR([.A723]);MONTH([.A723]);DAY([.A723]));&quot;AAAA&quot;))">
            <text:p/>
          </table:table-cell>
          <table:table-cell table:style-name="ce62" table:formula="of:=IF([.D723]=&quot;&quot;;&quot;&quot;;TEXT(DATE(YEAR([.D723]);MONTH([.D723]);DAY([.D723]));&quot;AAAA&quot;))">
            <text:p/>
          </table:table-cell>
          <table:table-cell table:style-name="ce62" table:formula="of:=IF([.G723]=&quot;&quot;;&quot;&quot;;TEXT(DATE(YEAR([.G723]);MONTH([.G723]);DAY([.G723]));&quot;AAAA&quot;))">
            <text:p/>
          </table:table-cell>
          <table:table-cell table:style-name="ce62" table:formula="of:=IF([.A723]=&quot;&quot;;&quot;&quot;;TEXT(DATE(YEAR([.A723]);MONTH([.A723]);DAY([.A723]));&quot;MMM&quot;))">
            <text:p/>
          </table:table-cell>
          <table:table-cell table:style-name="ce62" table:formula="of:=IF([.D723]=&quot;&quot;;&quot;&quot;;TEXT(DATE(YEAR([.D723]);MONTH([.D723]);DAY([.D723]));&quot;MMM&quot;))">
            <text:p/>
          </table:table-cell>
          <table:table-cell table:style-name="ce62" table:formula="of:=IF([.G723]=&quot;&quot;;&quot;&quot;;TEXT(DATE(YEAR([.G723]);MONTH([.G723]);DAY([.G723]));&quot;MMM&quot;))">
            <text:p/>
          </table:table-cell>
          <table:table-cell table:style-name="ce70" table:formula="of:=IF([.D723]=&quot;&quot;;&quot;&quot;;TEXT(DATE(YEAR([.D723]);MONTH([.D723]);DAY([.D72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4]=&quot;&quot;;&quot;&quot;;VLOOKUP([.K724];[Contas.$A$1:.$C$54];2;0))">
            <text:p><text:s text:c="2"/></text:p>
          </table:table-cell>
          <table:table-cell table:style-name="ce15" table:formula="of:=IF([.K724]=&quot;&quot;;&quot;&quot;;VLOOKUP([.K724];[Contas.$A$1:.$C$54];3;0))">
            <text:p><text:s text:c="2"/></text:p>
          </table:table-cell>
          <table:table-cell table:style-name="ce16" table:formula="of:=IF([.G724]&lt;&gt;&quot;&quot;;&quot;Pago&quot;;IF(AND([.G724]=&quot;&quot;;[.E724]&lt;&gt;&quot;&quot;;[.F724]&lt;&gt;&quot;&quot;;TODAY()&gt;=[.D724]);&quot;Vencido&quot;;IF(AND([.E724]=&quot;&quot;;[.F724]=&quot;&quot;;[.G724]=&quot;&quot;;[.H724]=&quot;&quot;);&quot;&quot;;&quot;A Vencer&quot;)))">
            <text:p><text:s text:c="2"/></text:p>
          </table:table-cell>
          <table:table-cell table:style-name="ce41" table:formula="of:=IF([.H724]=&quot;&quot;;&quot;&quot;;[.H724]-[.C724])">
            <text:p/>
          </table:table-cell>
          <table:table-cell table:style-name="ce62" table:formula="of:=IF([.A724]=&quot;&quot;;&quot;&quot;;TEXT(DATE(YEAR([.A724]);MONTH([.A724]);DAY([.A724]));&quot;AAAA&quot;))">
            <text:p/>
          </table:table-cell>
          <table:table-cell table:style-name="ce62" table:formula="of:=IF([.D724]=&quot;&quot;;&quot;&quot;;TEXT(DATE(YEAR([.D724]);MONTH([.D724]);DAY([.D724]));&quot;AAAA&quot;))">
            <text:p/>
          </table:table-cell>
          <table:table-cell table:style-name="ce62" table:formula="of:=IF([.G724]=&quot;&quot;;&quot;&quot;;TEXT(DATE(YEAR([.G724]);MONTH([.G724]);DAY([.G724]));&quot;AAAA&quot;))">
            <text:p/>
          </table:table-cell>
          <table:table-cell table:style-name="ce62" table:formula="of:=IF([.A724]=&quot;&quot;;&quot;&quot;;TEXT(DATE(YEAR([.A724]);MONTH([.A724]);DAY([.A724]));&quot;MMM&quot;))">
            <text:p/>
          </table:table-cell>
          <table:table-cell table:style-name="ce62" table:formula="of:=IF([.D724]=&quot;&quot;;&quot;&quot;;TEXT(DATE(YEAR([.D724]);MONTH([.D724]);DAY([.D724]));&quot;MMM&quot;))">
            <text:p/>
          </table:table-cell>
          <table:table-cell table:style-name="ce62" table:formula="of:=IF([.G724]=&quot;&quot;;&quot;&quot;;TEXT(DATE(YEAR([.G724]);MONTH([.G724]);DAY([.G724]));&quot;MMM&quot;))">
            <text:p/>
          </table:table-cell>
          <table:table-cell table:style-name="ce70" table:formula="of:=IF([.D724]=&quot;&quot;;&quot;&quot;;TEXT(DATE(YEAR([.D724]);MONTH([.D724]);DAY([.D72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5]=&quot;&quot;;&quot;&quot;;VLOOKUP([.K725];[Contas.$A$1:.$C$54];2;0))">
            <text:p><text:s text:c="2"/></text:p>
          </table:table-cell>
          <table:table-cell table:style-name="ce15" table:formula="of:=IF([.K725]=&quot;&quot;;&quot;&quot;;VLOOKUP([.K725];[Contas.$A$1:.$C$54];3;0))">
            <text:p><text:s text:c="2"/></text:p>
          </table:table-cell>
          <table:table-cell table:style-name="ce16" table:formula="of:=IF([.G725]&lt;&gt;&quot;&quot;;&quot;Pago&quot;;IF(AND([.G725]=&quot;&quot;;[.E725]&lt;&gt;&quot;&quot;;[.F725]&lt;&gt;&quot;&quot;;TODAY()&gt;=[.D725]);&quot;Vencido&quot;;IF(AND([.E725]=&quot;&quot;;[.F725]=&quot;&quot;;[.G725]=&quot;&quot;;[.H725]=&quot;&quot;);&quot;&quot;;&quot;A Vencer&quot;)))">
            <text:p><text:s text:c="2"/></text:p>
          </table:table-cell>
          <table:table-cell table:style-name="ce41" table:formula="of:=IF([.H725]=&quot;&quot;;&quot;&quot;;[.H725]-[.C725])">
            <text:p/>
          </table:table-cell>
          <table:table-cell table:style-name="ce62" table:formula="of:=IF([.A725]=&quot;&quot;;&quot;&quot;;TEXT(DATE(YEAR([.A725]);MONTH([.A725]);DAY([.A725]));&quot;AAAA&quot;))">
            <text:p/>
          </table:table-cell>
          <table:table-cell table:style-name="ce62" table:formula="of:=IF([.D725]=&quot;&quot;;&quot;&quot;;TEXT(DATE(YEAR([.D725]);MONTH([.D725]);DAY([.D725]));&quot;AAAA&quot;))">
            <text:p/>
          </table:table-cell>
          <table:table-cell table:style-name="ce62" table:formula="of:=IF([.G725]=&quot;&quot;;&quot;&quot;;TEXT(DATE(YEAR([.G725]);MONTH([.G725]);DAY([.G725]));&quot;AAAA&quot;))">
            <text:p/>
          </table:table-cell>
          <table:table-cell table:style-name="ce62" table:formula="of:=IF([.A725]=&quot;&quot;;&quot;&quot;;TEXT(DATE(YEAR([.A725]);MONTH([.A725]);DAY([.A725]));&quot;MMM&quot;))">
            <text:p/>
          </table:table-cell>
          <table:table-cell table:style-name="ce62" table:formula="of:=IF([.D725]=&quot;&quot;;&quot;&quot;;TEXT(DATE(YEAR([.D725]);MONTH([.D725]);DAY([.D725]));&quot;MMM&quot;))">
            <text:p/>
          </table:table-cell>
          <table:table-cell table:style-name="ce62" table:formula="of:=IF([.G725]=&quot;&quot;;&quot;&quot;;TEXT(DATE(YEAR([.G725]);MONTH([.G725]);DAY([.G725]));&quot;MMM&quot;))">
            <text:p/>
          </table:table-cell>
          <table:table-cell table:style-name="ce70" table:formula="of:=IF([.D725]=&quot;&quot;;&quot;&quot;;TEXT(DATE(YEAR([.D725]);MONTH([.D725]);DAY([.D72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6]=&quot;&quot;;&quot;&quot;;VLOOKUP([.K726];[Contas.$A$1:.$C$54];2;0))">
            <text:p><text:s text:c="2"/></text:p>
          </table:table-cell>
          <table:table-cell table:style-name="ce15" table:formula="of:=IF([.K726]=&quot;&quot;;&quot;&quot;;VLOOKUP([.K726];[Contas.$A$1:.$C$54];3;0))">
            <text:p><text:s text:c="2"/></text:p>
          </table:table-cell>
          <table:table-cell table:style-name="ce16" table:formula="of:=IF([.G726]&lt;&gt;&quot;&quot;;&quot;Pago&quot;;IF(AND([.G726]=&quot;&quot;;[.E726]&lt;&gt;&quot;&quot;;[.F726]&lt;&gt;&quot;&quot;;TODAY()&gt;=[.D726]);&quot;Vencido&quot;;IF(AND([.E726]=&quot;&quot;;[.F726]=&quot;&quot;;[.G726]=&quot;&quot;;[.H726]=&quot;&quot;);&quot;&quot;;&quot;A Vencer&quot;)))">
            <text:p><text:s text:c="2"/></text:p>
          </table:table-cell>
          <table:table-cell table:style-name="ce41" table:formula="of:=IF([.H726]=&quot;&quot;;&quot;&quot;;[.H726]-[.C726])">
            <text:p/>
          </table:table-cell>
          <table:table-cell table:style-name="ce62" table:formula="of:=IF([.A726]=&quot;&quot;;&quot;&quot;;TEXT(DATE(YEAR([.A726]);MONTH([.A726]);DAY([.A726]));&quot;AAAA&quot;))">
            <text:p/>
          </table:table-cell>
          <table:table-cell table:style-name="ce62" table:formula="of:=IF([.D726]=&quot;&quot;;&quot;&quot;;TEXT(DATE(YEAR([.D726]);MONTH([.D726]);DAY([.D726]));&quot;AAAA&quot;))">
            <text:p/>
          </table:table-cell>
          <table:table-cell table:style-name="ce62" table:formula="of:=IF([.G726]=&quot;&quot;;&quot;&quot;;TEXT(DATE(YEAR([.G726]);MONTH([.G726]);DAY([.G726]));&quot;AAAA&quot;))">
            <text:p/>
          </table:table-cell>
          <table:table-cell table:style-name="ce62" table:formula="of:=IF([.A726]=&quot;&quot;;&quot;&quot;;TEXT(DATE(YEAR([.A726]);MONTH([.A726]);DAY([.A726]));&quot;MMM&quot;))">
            <text:p/>
          </table:table-cell>
          <table:table-cell table:style-name="ce62" table:formula="of:=IF([.D726]=&quot;&quot;;&quot;&quot;;TEXT(DATE(YEAR([.D726]);MONTH([.D726]);DAY([.D726]));&quot;MMM&quot;))">
            <text:p/>
          </table:table-cell>
          <table:table-cell table:style-name="ce62" table:formula="of:=IF([.G726]=&quot;&quot;;&quot;&quot;;TEXT(DATE(YEAR([.G726]);MONTH([.G726]);DAY([.G726]));&quot;MMM&quot;))">
            <text:p/>
          </table:table-cell>
          <table:table-cell table:style-name="ce70" table:formula="of:=IF([.D726]=&quot;&quot;;&quot;&quot;;TEXT(DATE(YEAR([.D726]);MONTH([.D726]);DAY([.D72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7]=&quot;&quot;;&quot;&quot;;VLOOKUP([.K727];[Contas.$A$1:.$C$54];2;0))">
            <text:p><text:s text:c="2"/></text:p>
          </table:table-cell>
          <table:table-cell table:style-name="ce15" table:formula="of:=IF([.K727]=&quot;&quot;;&quot;&quot;;VLOOKUP([.K727];[Contas.$A$1:.$C$54];3;0))">
            <text:p><text:s text:c="2"/></text:p>
          </table:table-cell>
          <table:table-cell table:style-name="ce16" table:formula="of:=IF([.G727]&lt;&gt;&quot;&quot;;&quot;Pago&quot;;IF(AND([.G727]=&quot;&quot;;[.E727]&lt;&gt;&quot;&quot;;[.F727]&lt;&gt;&quot;&quot;;TODAY()&gt;=[.D727]);&quot;Vencido&quot;;IF(AND([.E727]=&quot;&quot;;[.F727]=&quot;&quot;;[.G727]=&quot;&quot;;[.H727]=&quot;&quot;);&quot;&quot;;&quot;A Vencer&quot;)))">
            <text:p><text:s text:c="2"/></text:p>
          </table:table-cell>
          <table:table-cell table:style-name="ce41" table:formula="of:=IF([.H727]=&quot;&quot;;&quot;&quot;;[.H727]-[.C727])">
            <text:p/>
          </table:table-cell>
          <table:table-cell table:style-name="ce62" table:formula="of:=IF([.A727]=&quot;&quot;;&quot;&quot;;TEXT(DATE(YEAR([.A727]);MONTH([.A727]);DAY([.A727]));&quot;AAAA&quot;))">
            <text:p/>
          </table:table-cell>
          <table:table-cell table:style-name="ce62" table:formula="of:=IF([.D727]=&quot;&quot;;&quot;&quot;;TEXT(DATE(YEAR([.D727]);MONTH([.D727]);DAY([.D727]));&quot;AAAA&quot;))">
            <text:p/>
          </table:table-cell>
          <table:table-cell table:style-name="ce62" table:formula="of:=IF([.G727]=&quot;&quot;;&quot;&quot;;TEXT(DATE(YEAR([.G727]);MONTH([.G727]);DAY([.G727]));&quot;AAAA&quot;))">
            <text:p/>
          </table:table-cell>
          <table:table-cell table:style-name="ce62" table:formula="of:=IF([.A727]=&quot;&quot;;&quot;&quot;;TEXT(DATE(YEAR([.A727]);MONTH([.A727]);DAY([.A727]));&quot;MMM&quot;))">
            <text:p/>
          </table:table-cell>
          <table:table-cell table:style-name="ce62" table:formula="of:=IF([.D727]=&quot;&quot;;&quot;&quot;;TEXT(DATE(YEAR([.D727]);MONTH([.D727]);DAY([.D727]));&quot;MMM&quot;))">
            <text:p/>
          </table:table-cell>
          <table:table-cell table:style-name="ce62" table:formula="of:=IF([.G727]=&quot;&quot;;&quot;&quot;;TEXT(DATE(YEAR([.G727]);MONTH([.G727]);DAY([.G727]));&quot;MMM&quot;))">
            <text:p/>
          </table:table-cell>
          <table:table-cell table:style-name="ce70" table:formula="of:=IF([.D727]=&quot;&quot;;&quot;&quot;;TEXT(DATE(YEAR([.D727]);MONTH([.D727]);DAY([.D72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8]=&quot;&quot;;&quot;&quot;;VLOOKUP([.K728];[Contas.$A$1:.$C$54];2;0))">
            <text:p><text:s text:c="2"/></text:p>
          </table:table-cell>
          <table:table-cell table:style-name="ce15" table:formula="of:=IF([.K728]=&quot;&quot;;&quot;&quot;;VLOOKUP([.K728];[Contas.$A$1:.$C$54];3;0))">
            <text:p><text:s text:c="2"/></text:p>
          </table:table-cell>
          <table:table-cell table:style-name="ce16" table:formula="of:=IF([.G728]&lt;&gt;&quot;&quot;;&quot;Pago&quot;;IF(AND([.G728]=&quot;&quot;;[.E728]&lt;&gt;&quot;&quot;;[.F728]&lt;&gt;&quot;&quot;;TODAY()&gt;=[.D728]);&quot;Vencido&quot;;IF(AND([.E728]=&quot;&quot;;[.F728]=&quot;&quot;;[.G728]=&quot;&quot;;[.H728]=&quot;&quot;);&quot;&quot;;&quot;A Vencer&quot;)))">
            <text:p><text:s text:c="2"/></text:p>
          </table:table-cell>
          <table:table-cell table:style-name="ce41" table:formula="of:=IF([.H728]=&quot;&quot;;&quot;&quot;;[.H728]-[.C728])">
            <text:p/>
          </table:table-cell>
          <table:table-cell table:style-name="ce62" table:formula="of:=IF([.A728]=&quot;&quot;;&quot;&quot;;TEXT(DATE(YEAR([.A728]);MONTH([.A728]);DAY([.A728]));&quot;AAAA&quot;))">
            <text:p/>
          </table:table-cell>
          <table:table-cell table:style-name="ce62" table:formula="of:=IF([.D728]=&quot;&quot;;&quot;&quot;;TEXT(DATE(YEAR([.D728]);MONTH([.D728]);DAY([.D728]));&quot;AAAA&quot;))">
            <text:p/>
          </table:table-cell>
          <table:table-cell table:style-name="ce62" table:formula="of:=IF([.G728]=&quot;&quot;;&quot;&quot;;TEXT(DATE(YEAR([.G728]);MONTH([.G728]);DAY([.G728]));&quot;AAAA&quot;))">
            <text:p/>
          </table:table-cell>
          <table:table-cell table:style-name="ce62" table:formula="of:=IF([.A728]=&quot;&quot;;&quot;&quot;;TEXT(DATE(YEAR([.A728]);MONTH([.A728]);DAY([.A728]));&quot;MMM&quot;))">
            <text:p/>
          </table:table-cell>
          <table:table-cell table:style-name="ce62" table:formula="of:=IF([.D728]=&quot;&quot;;&quot;&quot;;TEXT(DATE(YEAR([.D728]);MONTH([.D728]);DAY([.D728]));&quot;MMM&quot;))">
            <text:p/>
          </table:table-cell>
          <table:table-cell table:style-name="ce62" table:formula="of:=IF([.G728]=&quot;&quot;;&quot;&quot;;TEXT(DATE(YEAR([.G728]);MONTH([.G728]);DAY([.G728]));&quot;MMM&quot;))">
            <text:p/>
          </table:table-cell>
          <table:table-cell table:style-name="ce70" table:formula="of:=IF([.D728]=&quot;&quot;;&quot;&quot;;TEXT(DATE(YEAR([.D728]);MONTH([.D728]);DAY([.D72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29]=&quot;&quot;;&quot;&quot;;VLOOKUP([.K729];[Contas.$A$1:.$C$54];2;0))">
            <text:p><text:s text:c="2"/></text:p>
          </table:table-cell>
          <table:table-cell table:style-name="ce15" table:formula="of:=IF([.K729]=&quot;&quot;;&quot;&quot;;VLOOKUP([.K729];[Contas.$A$1:.$C$54];3;0))">
            <text:p><text:s text:c="2"/></text:p>
          </table:table-cell>
          <table:table-cell table:style-name="ce16" table:formula="of:=IF([.G729]&lt;&gt;&quot;&quot;;&quot;Pago&quot;;IF(AND([.G729]=&quot;&quot;;[.E729]&lt;&gt;&quot;&quot;;[.F729]&lt;&gt;&quot;&quot;;TODAY()&gt;=[.D729]);&quot;Vencido&quot;;IF(AND([.E729]=&quot;&quot;;[.F729]=&quot;&quot;;[.G729]=&quot;&quot;;[.H729]=&quot;&quot;);&quot;&quot;;&quot;A Vencer&quot;)))">
            <text:p><text:s text:c="2"/></text:p>
          </table:table-cell>
          <table:table-cell table:style-name="ce41" table:formula="of:=IF([.H729]=&quot;&quot;;&quot;&quot;;[.H729]-[.C729])">
            <text:p/>
          </table:table-cell>
          <table:table-cell table:style-name="ce62" table:formula="of:=IF([.A729]=&quot;&quot;;&quot;&quot;;TEXT(DATE(YEAR([.A729]);MONTH([.A729]);DAY([.A729]));&quot;AAAA&quot;))">
            <text:p/>
          </table:table-cell>
          <table:table-cell table:style-name="ce62" table:formula="of:=IF([.D729]=&quot;&quot;;&quot;&quot;;TEXT(DATE(YEAR([.D729]);MONTH([.D729]);DAY([.D729]));&quot;AAAA&quot;))">
            <text:p/>
          </table:table-cell>
          <table:table-cell table:style-name="ce62" table:formula="of:=IF([.G729]=&quot;&quot;;&quot;&quot;;TEXT(DATE(YEAR([.G729]);MONTH([.G729]);DAY([.G729]));&quot;AAAA&quot;))">
            <text:p/>
          </table:table-cell>
          <table:table-cell table:style-name="ce62" table:formula="of:=IF([.A729]=&quot;&quot;;&quot;&quot;;TEXT(DATE(YEAR([.A729]);MONTH([.A729]);DAY([.A729]));&quot;MMM&quot;))">
            <text:p/>
          </table:table-cell>
          <table:table-cell table:style-name="ce62" table:formula="of:=IF([.D729]=&quot;&quot;;&quot;&quot;;TEXT(DATE(YEAR([.D729]);MONTH([.D729]);DAY([.D729]));&quot;MMM&quot;))">
            <text:p/>
          </table:table-cell>
          <table:table-cell table:style-name="ce62" table:formula="of:=IF([.G729]=&quot;&quot;;&quot;&quot;;TEXT(DATE(YEAR([.G729]);MONTH([.G729]);DAY([.G729]));&quot;MMM&quot;))">
            <text:p/>
          </table:table-cell>
          <table:table-cell table:style-name="ce70" table:formula="of:=IF([.D729]=&quot;&quot;;&quot;&quot;;TEXT(DATE(YEAR([.D729]);MONTH([.D729]);DAY([.D72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0]=&quot;&quot;;&quot;&quot;;VLOOKUP([.K730];[Contas.$A$1:.$C$54];2;0))">
            <text:p><text:s text:c="2"/></text:p>
          </table:table-cell>
          <table:table-cell table:style-name="ce15" table:formula="of:=IF([.K730]=&quot;&quot;;&quot;&quot;;VLOOKUP([.K730];[Contas.$A$1:.$C$54];3;0))">
            <text:p><text:s text:c="2"/></text:p>
          </table:table-cell>
          <table:table-cell table:style-name="ce16" table:formula="of:=IF([.G730]&lt;&gt;&quot;&quot;;&quot;Pago&quot;;IF(AND([.G730]=&quot;&quot;;[.E730]&lt;&gt;&quot;&quot;;[.F730]&lt;&gt;&quot;&quot;;TODAY()&gt;=[.D730]);&quot;Vencido&quot;;IF(AND([.E730]=&quot;&quot;;[.F730]=&quot;&quot;;[.G730]=&quot;&quot;;[.H730]=&quot;&quot;);&quot;&quot;;&quot;A Vencer&quot;)))">
            <text:p><text:s text:c="2"/></text:p>
          </table:table-cell>
          <table:table-cell table:style-name="ce41" table:formula="of:=IF([.H730]=&quot;&quot;;&quot;&quot;;[.H730]-[.C730])">
            <text:p/>
          </table:table-cell>
          <table:table-cell table:style-name="ce62" table:formula="of:=IF([.A730]=&quot;&quot;;&quot;&quot;;TEXT(DATE(YEAR([.A730]);MONTH([.A730]);DAY([.A730]));&quot;AAAA&quot;))">
            <text:p/>
          </table:table-cell>
          <table:table-cell table:style-name="ce62" table:formula="of:=IF([.D730]=&quot;&quot;;&quot;&quot;;TEXT(DATE(YEAR([.D730]);MONTH([.D730]);DAY([.D730]));&quot;AAAA&quot;))">
            <text:p/>
          </table:table-cell>
          <table:table-cell table:style-name="ce62" table:formula="of:=IF([.G730]=&quot;&quot;;&quot;&quot;;TEXT(DATE(YEAR([.G730]);MONTH([.G730]);DAY([.G730]));&quot;AAAA&quot;))">
            <text:p/>
          </table:table-cell>
          <table:table-cell table:style-name="ce62" table:formula="of:=IF([.A730]=&quot;&quot;;&quot;&quot;;TEXT(DATE(YEAR([.A730]);MONTH([.A730]);DAY([.A730]));&quot;MMM&quot;))">
            <text:p/>
          </table:table-cell>
          <table:table-cell table:style-name="ce62" table:formula="of:=IF([.D730]=&quot;&quot;;&quot;&quot;;TEXT(DATE(YEAR([.D730]);MONTH([.D730]);DAY([.D730]));&quot;MMM&quot;))">
            <text:p/>
          </table:table-cell>
          <table:table-cell table:style-name="ce62" table:formula="of:=IF([.G730]=&quot;&quot;;&quot;&quot;;TEXT(DATE(YEAR([.G730]);MONTH([.G730]);DAY([.G730]));&quot;MMM&quot;))">
            <text:p/>
          </table:table-cell>
          <table:table-cell table:style-name="ce70" table:formula="of:=IF([.D730]=&quot;&quot;;&quot;&quot;;TEXT(DATE(YEAR([.D730]);MONTH([.D730]);DAY([.D73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1]=&quot;&quot;;&quot;&quot;;VLOOKUP([.K731];[Contas.$A$1:.$C$54];2;0))">
            <text:p><text:s text:c="2"/></text:p>
          </table:table-cell>
          <table:table-cell table:style-name="ce15" table:formula="of:=IF([.K731]=&quot;&quot;;&quot;&quot;;VLOOKUP([.K731];[Contas.$A$1:.$C$54];3;0))">
            <text:p><text:s text:c="2"/></text:p>
          </table:table-cell>
          <table:table-cell table:style-name="ce16" table:formula="of:=IF([.G731]&lt;&gt;&quot;&quot;;&quot;Pago&quot;;IF(AND([.G731]=&quot;&quot;;[.E731]&lt;&gt;&quot;&quot;;[.F731]&lt;&gt;&quot;&quot;;TODAY()&gt;=[.D731]);&quot;Vencido&quot;;IF(AND([.E731]=&quot;&quot;;[.F731]=&quot;&quot;;[.G731]=&quot;&quot;;[.H731]=&quot;&quot;);&quot;&quot;;&quot;A Vencer&quot;)))">
            <text:p><text:s text:c="2"/></text:p>
          </table:table-cell>
          <table:table-cell table:style-name="ce41" table:formula="of:=IF([.H731]=&quot;&quot;;&quot;&quot;;[.H731]-[.C731])">
            <text:p/>
          </table:table-cell>
          <table:table-cell table:style-name="ce62" table:formula="of:=IF([.A731]=&quot;&quot;;&quot;&quot;;TEXT(DATE(YEAR([.A731]);MONTH([.A731]);DAY([.A731]));&quot;AAAA&quot;))">
            <text:p/>
          </table:table-cell>
          <table:table-cell table:style-name="ce62" table:formula="of:=IF([.D731]=&quot;&quot;;&quot;&quot;;TEXT(DATE(YEAR([.D731]);MONTH([.D731]);DAY([.D731]));&quot;AAAA&quot;))">
            <text:p/>
          </table:table-cell>
          <table:table-cell table:style-name="ce62" table:formula="of:=IF([.G731]=&quot;&quot;;&quot;&quot;;TEXT(DATE(YEAR([.G731]);MONTH([.G731]);DAY([.G731]));&quot;AAAA&quot;))">
            <text:p/>
          </table:table-cell>
          <table:table-cell table:style-name="ce62" table:formula="of:=IF([.A731]=&quot;&quot;;&quot;&quot;;TEXT(DATE(YEAR([.A731]);MONTH([.A731]);DAY([.A731]));&quot;MMM&quot;))">
            <text:p/>
          </table:table-cell>
          <table:table-cell table:style-name="ce62" table:formula="of:=IF([.D731]=&quot;&quot;;&quot;&quot;;TEXT(DATE(YEAR([.D731]);MONTH([.D731]);DAY([.D731]));&quot;MMM&quot;))">
            <text:p/>
          </table:table-cell>
          <table:table-cell table:style-name="ce62" table:formula="of:=IF([.G731]=&quot;&quot;;&quot;&quot;;TEXT(DATE(YEAR([.G731]);MONTH([.G731]);DAY([.G731]));&quot;MMM&quot;))">
            <text:p/>
          </table:table-cell>
          <table:table-cell table:style-name="ce70" table:formula="of:=IF([.D731]=&quot;&quot;;&quot;&quot;;TEXT(DATE(YEAR([.D731]);MONTH([.D731]);DAY([.D73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2]=&quot;&quot;;&quot;&quot;;VLOOKUP([.K732];[Contas.$A$1:.$C$54];2;0))">
            <text:p><text:s text:c="2"/></text:p>
          </table:table-cell>
          <table:table-cell table:style-name="ce15" table:formula="of:=IF([.K732]=&quot;&quot;;&quot;&quot;;VLOOKUP([.K732];[Contas.$A$1:.$C$54];3;0))">
            <text:p><text:s text:c="2"/></text:p>
          </table:table-cell>
          <table:table-cell table:style-name="ce16" table:formula="of:=IF([.G732]&lt;&gt;&quot;&quot;;&quot;Pago&quot;;IF(AND([.G732]=&quot;&quot;;[.E732]&lt;&gt;&quot;&quot;;[.F732]&lt;&gt;&quot;&quot;;TODAY()&gt;=[.D732]);&quot;Vencido&quot;;IF(AND([.E732]=&quot;&quot;;[.F732]=&quot;&quot;;[.G732]=&quot;&quot;;[.H732]=&quot;&quot;);&quot;&quot;;&quot;A Vencer&quot;)))">
            <text:p><text:s text:c="2"/></text:p>
          </table:table-cell>
          <table:table-cell table:style-name="ce41" table:formula="of:=IF([.H732]=&quot;&quot;;&quot;&quot;;[.H732]-[.C732])">
            <text:p/>
          </table:table-cell>
          <table:table-cell table:style-name="ce62" table:formula="of:=IF([.A732]=&quot;&quot;;&quot;&quot;;TEXT(DATE(YEAR([.A732]);MONTH([.A732]);DAY([.A732]));&quot;AAAA&quot;))">
            <text:p/>
          </table:table-cell>
          <table:table-cell table:style-name="ce62" table:formula="of:=IF([.D732]=&quot;&quot;;&quot;&quot;;TEXT(DATE(YEAR([.D732]);MONTH([.D732]);DAY([.D732]));&quot;AAAA&quot;))">
            <text:p/>
          </table:table-cell>
          <table:table-cell table:style-name="ce62" table:formula="of:=IF([.G732]=&quot;&quot;;&quot;&quot;;TEXT(DATE(YEAR([.G732]);MONTH([.G732]);DAY([.G732]));&quot;AAAA&quot;))">
            <text:p/>
          </table:table-cell>
          <table:table-cell table:style-name="ce62" table:formula="of:=IF([.A732]=&quot;&quot;;&quot;&quot;;TEXT(DATE(YEAR([.A732]);MONTH([.A732]);DAY([.A732]));&quot;MMM&quot;))">
            <text:p/>
          </table:table-cell>
          <table:table-cell table:style-name="ce62" table:formula="of:=IF([.D732]=&quot;&quot;;&quot;&quot;;TEXT(DATE(YEAR([.D732]);MONTH([.D732]);DAY([.D732]));&quot;MMM&quot;))">
            <text:p/>
          </table:table-cell>
          <table:table-cell table:style-name="ce62" table:formula="of:=IF([.G732]=&quot;&quot;;&quot;&quot;;TEXT(DATE(YEAR([.G732]);MONTH([.G732]);DAY([.G732]));&quot;MMM&quot;))">
            <text:p/>
          </table:table-cell>
          <table:table-cell table:style-name="ce70" table:formula="of:=IF([.D732]=&quot;&quot;;&quot;&quot;;TEXT(DATE(YEAR([.D732]);MONTH([.D732]);DAY([.D73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3]=&quot;&quot;;&quot;&quot;;VLOOKUP([.K733];[Contas.$A$1:.$C$54];2;0))">
            <text:p><text:s text:c="2"/></text:p>
          </table:table-cell>
          <table:table-cell table:style-name="ce15" table:formula="of:=IF([.K733]=&quot;&quot;;&quot;&quot;;VLOOKUP([.K733];[Contas.$A$1:.$C$54];3;0))">
            <text:p><text:s text:c="2"/></text:p>
          </table:table-cell>
          <table:table-cell table:style-name="ce16" table:formula="of:=IF([.G733]&lt;&gt;&quot;&quot;;&quot;Pago&quot;;IF(AND([.G733]=&quot;&quot;;[.E733]&lt;&gt;&quot;&quot;;[.F733]&lt;&gt;&quot;&quot;;TODAY()&gt;=[.D733]);&quot;Vencido&quot;;IF(AND([.E733]=&quot;&quot;;[.F733]=&quot;&quot;;[.G733]=&quot;&quot;;[.H733]=&quot;&quot;);&quot;&quot;;&quot;A Vencer&quot;)))">
            <text:p><text:s text:c="2"/></text:p>
          </table:table-cell>
          <table:table-cell table:style-name="ce41" table:formula="of:=IF([.H733]=&quot;&quot;;&quot;&quot;;[.H733]-[.C733])">
            <text:p/>
          </table:table-cell>
          <table:table-cell table:style-name="ce62" table:formula="of:=IF([.A733]=&quot;&quot;;&quot;&quot;;TEXT(DATE(YEAR([.A733]);MONTH([.A733]);DAY([.A733]));&quot;AAAA&quot;))">
            <text:p/>
          </table:table-cell>
          <table:table-cell table:style-name="ce62" table:formula="of:=IF([.D733]=&quot;&quot;;&quot;&quot;;TEXT(DATE(YEAR([.D733]);MONTH([.D733]);DAY([.D733]));&quot;AAAA&quot;))">
            <text:p/>
          </table:table-cell>
          <table:table-cell table:style-name="ce62" table:formula="of:=IF([.G733]=&quot;&quot;;&quot;&quot;;TEXT(DATE(YEAR([.G733]);MONTH([.G733]);DAY([.G733]));&quot;AAAA&quot;))">
            <text:p/>
          </table:table-cell>
          <table:table-cell table:style-name="ce62" table:formula="of:=IF([.A733]=&quot;&quot;;&quot;&quot;;TEXT(DATE(YEAR([.A733]);MONTH([.A733]);DAY([.A733]));&quot;MMM&quot;))">
            <text:p/>
          </table:table-cell>
          <table:table-cell table:style-name="ce62" table:formula="of:=IF([.D733]=&quot;&quot;;&quot;&quot;;TEXT(DATE(YEAR([.D733]);MONTH([.D733]);DAY([.D733]));&quot;MMM&quot;))">
            <text:p/>
          </table:table-cell>
          <table:table-cell table:style-name="ce62" table:formula="of:=IF([.G733]=&quot;&quot;;&quot;&quot;;TEXT(DATE(YEAR([.G733]);MONTH([.G733]);DAY([.G733]));&quot;MMM&quot;))">
            <text:p/>
          </table:table-cell>
          <table:table-cell table:style-name="ce70" table:formula="of:=IF([.D733]=&quot;&quot;;&quot;&quot;;TEXT(DATE(YEAR([.D733]);MONTH([.D733]);DAY([.D73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4]=&quot;&quot;;&quot;&quot;;VLOOKUP([.K734];[Contas.$A$1:.$C$54];2;0))">
            <text:p><text:s text:c="2"/></text:p>
          </table:table-cell>
          <table:table-cell table:style-name="ce15" table:formula="of:=IF([.K734]=&quot;&quot;;&quot;&quot;;VLOOKUP([.K734];[Contas.$A$1:.$C$54];3;0))">
            <text:p><text:s text:c="2"/></text:p>
          </table:table-cell>
          <table:table-cell table:style-name="ce16" table:formula="of:=IF([.G734]&lt;&gt;&quot;&quot;;&quot;Pago&quot;;IF(AND([.G734]=&quot;&quot;;[.E734]&lt;&gt;&quot;&quot;;[.F734]&lt;&gt;&quot;&quot;;TODAY()&gt;=[.D734]);&quot;Vencido&quot;;IF(AND([.E734]=&quot;&quot;;[.F734]=&quot;&quot;;[.G734]=&quot;&quot;;[.H734]=&quot;&quot;);&quot;&quot;;&quot;A Vencer&quot;)))">
            <text:p><text:s text:c="2"/></text:p>
          </table:table-cell>
          <table:table-cell table:style-name="ce41" table:formula="of:=IF([.H734]=&quot;&quot;;&quot;&quot;;[.H734]-[.C734])">
            <text:p/>
          </table:table-cell>
          <table:table-cell table:style-name="ce62" table:formula="of:=IF([.A734]=&quot;&quot;;&quot;&quot;;TEXT(DATE(YEAR([.A734]);MONTH([.A734]);DAY([.A734]));&quot;AAAA&quot;))">
            <text:p/>
          </table:table-cell>
          <table:table-cell table:style-name="ce62" table:formula="of:=IF([.D734]=&quot;&quot;;&quot;&quot;;TEXT(DATE(YEAR([.D734]);MONTH([.D734]);DAY([.D734]));&quot;AAAA&quot;))">
            <text:p/>
          </table:table-cell>
          <table:table-cell table:style-name="ce62" table:formula="of:=IF([.G734]=&quot;&quot;;&quot;&quot;;TEXT(DATE(YEAR([.G734]);MONTH([.G734]);DAY([.G734]));&quot;AAAA&quot;))">
            <text:p/>
          </table:table-cell>
          <table:table-cell table:style-name="ce62" table:formula="of:=IF([.A734]=&quot;&quot;;&quot;&quot;;TEXT(DATE(YEAR([.A734]);MONTH([.A734]);DAY([.A734]));&quot;MMM&quot;))">
            <text:p/>
          </table:table-cell>
          <table:table-cell table:style-name="ce62" table:formula="of:=IF([.D734]=&quot;&quot;;&quot;&quot;;TEXT(DATE(YEAR([.D734]);MONTH([.D734]);DAY([.D734]));&quot;MMM&quot;))">
            <text:p/>
          </table:table-cell>
          <table:table-cell table:style-name="ce62" table:formula="of:=IF([.G734]=&quot;&quot;;&quot;&quot;;TEXT(DATE(YEAR([.G734]);MONTH([.G734]);DAY([.G734]));&quot;MMM&quot;))">
            <text:p/>
          </table:table-cell>
          <table:table-cell table:style-name="ce70" table:formula="of:=IF([.D734]=&quot;&quot;;&quot;&quot;;TEXT(DATE(YEAR([.D734]);MONTH([.D734]);DAY([.D73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5]=&quot;&quot;;&quot;&quot;;VLOOKUP([.K735];[Contas.$A$1:.$C$54];2;0))">
            <text:p><text:s text:c="2"/></text:p>
          </table:table-cell>
          <table:table-cell table:style-name="ce15" table:formula="of:=IF([.K735]=&quot;&quot;;&quot;&quot;;VLOOKUP([.K735];[Contas.$A$1:.$C$54];3;0))">
            <text:p><text:s text:c="2"/></text:p>
          </table:table-cell>
          <table:table-cell table:style-name="ce16" table:formula="of:=IF([.G735]&lt;&gt;&quot;&quot;;&quot;Pago&quot;;IF(AND([.G735]=&quot;&quot;;[.E735]&lt;&gt;&quot;&quot;;[.F735]&lt;&gt;&quot;&quot;;TODAY()&gt;=[.D735]);&quot;Vencido&quot;;IF(AND([.E735]=&quot;&quot;;[.F735]=&quot;&quot;;[.G735]=&quot;&quot;;[.H735]=&quot;&quot;);&quot;&quot;;&quot;A Vencer&quot;)))">
            <text:p><text:s text:c="2"/></text:p>
          </table:table-cell>
          <table:table-cell table:style-name="ce41" table:formula="of:=IF([.H735]=&quot;&quot;;&quot;&quot;;[.H735]-[.C735])">
            <text:p/>
          </table:table-cell>
          <table:table-cell table:style-name="ce62" table:formula="of:=IF([.A735]=&quot;&quot;;&quot;&quot;;TEXT(DATE(YEAR([.A735]);MONTH([.A735]);DAY([.A735]));&quot;AAAA&quot;))">
            <text:p/>
          </table:table-cell>
          <table:table-cell table:style-name="ce62" table:formula="of:=IF([.D735]=&quot;&quot;;&quot;&quot;;TEXT(DATE(YEAR([.D735]);MONTH([.D735]);DAY([.D735]));&quot;AAAA&quot;))">
            <text:p/>
          </table:table-cell>
          <table:table-cell table:style-name="ce62" table:formula="of:=IF([.G735]=&quot;&quot;;&quot;&quot;;TEXT(DATE(YEAR([.G735]);MONTH([.G735]);DAY([.G735]));&quot;AAAA&quot;))">
            <text:p/>
          </table:table-cell>
          <table:table-cell table:style-name="ce62" table:formula="of:=IF([.A735]=&quot;&quot;;&quot;&quot;;TEXT(DATE(YEAR([.A735]);MONTH([.A735]);DAY([.A735]));&quot;MMM&quot;))">
            <text:p/>
          </table:table-cell>
          <table:table-cell table:style-name="ce62" table:formula="of:=IF([.D735]=&quot;&quot;;&quot;&quot;;TEXT(DATE(YEAR([.D735]);MONTH([.D735]);DAY([.D735]));&quot;MMM&quot;))">
            <text:p/>
          </table:table-cell>
          <table:table-cell table:style-name="ce62" table:formula="of:=IF([.G735]=&quot;&quot;;&quot;&quot;;TEXT(DATE(YEAR([.G735]);MONTH([.G735]);DAY([.G735]));&quot;MMM&quot;))">
            <text:p/>
          </table:table-cell>
          <table:table-cell table:style-name="ce70" table:formula="of:=IF([.D735]=&quot;&quot;;&quot;&quot;;TEXT(DATE(YEAR([.D735]);MONTH([.D735]);DAY([.D73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6]=&quot;&quot;;&quot;&quot;;VLOOKUP([.K736];[Contas.$A$1:.$C$54];2;0))">
            <text:p><text:s text:c="2"/></text:p>
          </table:table-cell>
          <table:table-cell table:style-name="ce15" table:formula="of:=IF([.K736]=&quot;&quot;;&quot;&quot;;VLOOKUP([.K736];[Contas.$A$1:.$C$54];3;0))">
            <text:p><text:s text:c="2"/></text:p>
          </table:table-cell>
          <table:table-cell table:style-name="ce16" table:formula="of:=IF([.G736]&lt;&gt;&quot;&quot;;&quot;Pago&quot;;IF(AND([.G736]=&quot;&quot;;[.E736]&lt;&gt;&quot;&quot;;[.F736]&lt;&gt;&quot;&quot;;TODAY()&gt;=[.D736]);&quot;Vencido&quot;;IF(AND([.E736]=&quot;&quot;;[.F736]=&quot;&quot;;[.G736]=&quot;&quot;;[.H736]=&quot;&quot;);&quot;&quot;;&quot;A Vencer&quot;)))">
            <text:p><text:s text:c="2"/></text:p>
          </table:table-cell>
          <table:table-cell table:style-name="ce41" table:formula="of:=IF([.H736]=&quot;&quot;;&quot;&quot;;[.H736]-[.C736])">
            <text:p/>
          </table:table-cell>
          <table:table-cell table:style-name="ce62" table:formula="of:=IF([.A736]=&quot;&quot;;&quot;&quot;;TEXT(DATE(YEAR([.A736]);MONTH([.A736]);DAY([.A736]));&quot;AAAA&quot;))">
            <text:p/>
          </table:table-cell>
          <table:table-cell table:style-name="ce62" table:formula="of:=IF([.D736]=&quot;&quot;;&quot;&quot;;TEXT(DATE(YEAR([.D736]);MONTH([.D736]);DAY([.D736]));&quot;AAAA&quot;))">
            <text:p/>
          </table:table-cell>
          <table:table-cell table:style-name="ce62" table:formula="of:=IF([.G736]=&quot;&quot;;&quot;&quot;;TEXT(DATE(YEAR([.G736]);MONTH([.G736]);DAY([.G736]));&quot;AAAA&quot;))">
            <text:p/>
          </table:table-cell>
          <table:table-cell table:style-name="ce62" table:formula="of:=IF([.A736]=&quot;&quot;;&quot;&quot;;TEXT(DATE(YEAR([.A736]);MONTH([.A736]);DAY([.A736]));&quot;MMM&quot;))">
            <text:p/>
          </table:table-cell>
          <table:table-cell table:style-name="ce62" table:formula="of:=IF([.D736]=&quot;&quot;;&quot;&quot;;TEXT(DATE(YEAR([.D736]);MONTH([.D736]);DAY([.D736]));&quot;MMM&quot;))">
            <text:p/>
          </table:table-cell>
          <table:table-cell table:style-name="ce62" table:formula="of:=IF([.G736]=&quot;&quot;;&quot;&quot;;TEXT(DATE(YEAR([.G736]);MONTH([.G736]);DAY([.G736]));&quot;MMM&quot;))">
            <text:p/>
          </table:table-cell>
          <table:table-cell table:style-name="ce70" table:formula="of:=IF([.D736]=&quot;&quot;;&quot;&quot;;TEXT(DATE(YEAR([.D736]);MONTH([.D736]);DAY([.D73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7]=&quot;&quot;;&quot;&quot;;VLOOKUP([.K737];[Contas.$A$1:.$C$54];2;0))">
            <text:p><text:s text:c="2"/></text:p>
          </table:table-cell>
          <table:table-cell table:style-name="ce15" table:formula="of:=IF([.K737]=&quot;&quot;;&quot;&quot;;VLOOKUP([.K737];[Contas.$A$1:.$C$54];3;0))">
            <text:p><text:s text:c="2"/></text:p>
          </table:table-cell>
          <table:table-cell table:style-name="ce16" table:formula="of:=IF([.G737]&lt;&gt;&quot;&quot;;&quot;Pago&quot;;IF(AND([.G737]=&quot;&quot;;[.E737]&lt;&gt;&quot;&quot;;[.F737]&lt;&gt;&quot;&quot;;TODAY()&gt;=[.D737]);&quot;Vencido&quot;;IF(AND([.E737]=&quot;&quot;;[.F737]=&quot;&quot;;[.G737]=&quot;&quot;;[.H737]=&quot;&quot;);&quot;&quot;;&quot;A Vencer&quot;)))">
            <text:p><text:s text:c="2"/></text:p>
          </table:table-cell>
          <table:table-cell table:style-name="ce41" table:formula="of:=IF([.H737]=&quot;&quot;;&quot;&quot;;[.H737]-[.C737])">
            <text:p/>
          </table:table-cell>
          <table:table-cell table:style-name="ce62" table:formula="of:=IF([.A737]=&quot;&quot;;&quot;&quot;;TEXT(DATE(YEAR([.A737]);MONTH([.A737]);DAY([.A737]));&quot;AAAA&quot;))">
            <text:p/>
          </table:table-cell>
          <table:table-cell table:style-name="ce62" table:formula="of:=IF([.D737]=&quot;&quot;;&quot;&quot;;TEXT(DATE(YEAR([.D737]);MONTH([.D737]);DAY([.D737]));&quot;AAAA&quot;))">
            <text:p/>
          </table:table-cell>
          <table:table-cell table:style-name="ce62" table:formula="of:=IF([.G737]=&quot;&quot;;&quot;&quot;;TEXT(DATE(YEAR([.G737]);MONTH([.G737]);DAY([.G737]));&quot;AAAA&quot;))">
            <text:p/>
          </table:table-cell>
          <table:table-cell table:style-name="ce62" table:formula="of:=IF([.A737]=&quot;&quot;;&quot;&quot;;TEXT(DATE(YEAR([.A737]);MONTH([.A737]);DAY([.A737]));&quot;MMM&quot;))">
            <text:p/>
          </table:table-cell>
          <table:table-cell table:style-name="ce62" table:formula="of:=IF([.D737]=&quot;&quot;;&quot;&quot;;TEXT(DATE(YEAR([.D737]);MONTH([.D737]);DAY([.D737]));&quot;MMM&quot;))">
            <text:p/>
          </table:table-cell>
          <table:table-cell table:style-name="ce62" table:formula="of:=IF([.G737]=&quot;&quot;;&quot;&quot;;TEXT(DATE(YEAR([.G737]);MONTH([.G737]);DAY([.G737]));&quot;MMM&quot;))">
            <text:p/>
          </table:table-cell>
          <table:table-cell table:style-name="ce70" table:formula="of:=IF([.D737]=&quot;&quot;;&quot;&quot;;TEXT(DATE(YEAR([.D737]);MONTH([.D737]);DAY([.D73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8]=&quot;&quot;;&quot;&quot;;VLOOKUP([.K738];[Contas.$A$1:.$C$54];2;0))">
            <text:p><text:s text:c="2"/></text:p>
          </table:table-cell>
          <table:table-cell table:style-name="ce15" table:formula="of:=IF([.K738]=&quot;&quot;;&quot;&quot;;VLOOKUP([.K738];[Contas.$A$1:.$C$54];3;0))">
            <text:p><text:s text:c="2"/></text:p>
          </table:table-cell>
          <table:table-cell table:style-name="ce16" table:formula="of:=IF([.G738]&lt;&gt;&quot;&quot;;&quot;Pago&quot;;IF(AND([.G738]=&quot;&quot;;[.E738]&lt;&gt;&quot;&quot;;[.F738]&lt;&gt;&quot;&quot;;TODAY()&gt;=[.D738]);&quot;Vencido&quot;;IF(AND([.E738]=&quot;&quot;;[.F738]=&quot;&quot;;[.G738]=&quot;&quot;;[.H738]=&quot;&quot;);&quot;&quot;;&quot;A Vencer&quot;)))">
            <text:p><text:s text:c="2"/></text:p>
          </table:table-cell>
          <table:table-cell table:style-name="ce41" table:formula="of:=IF([.H738]=&quot;&quot;;&quot;&quot;;[.H738]-[.C738])">
            <text:p/>
          </table:table-cell>
          <table:table-cell table:style-name="ce62" table:formula="of:=IF([.A738]=&quot;&quot;;&quot;&quot;;TEXT(DATE(YEAR([.A738]);MONTH([.A738]);DAY([.A738]));&quot;AAAA&quot;))">
            <text:p/>
          </table:table-cell>
          <table:table-cell table:style-name="ce62" table:formula="of:=IF([.D738]=&quot;&quot;;&quot;&quot;;TEXT(DATE(YEAR([.D738]);MONTH([.D738]);DAY([.D738]));&quot;AAAA&quot;))">
            <text:p/>
          </table:table-cell>
          <table:table-cell table:style-name="ce62" table:formula="of:=IF([.G738]=&quot;&quot;;&quot;&quot;;TEXT(DATE(YEAR([.G738]);MONTH([.G738]);DAY([.G738]));&quot;AAAA&quot;))">
            <text:p/>
          </table:table-cell>
          <table:table-cell table:style-name="ce62" table:formula="of:=IF([.A738]=&quot;&quot;;&quot;&quot;;TEXT(DATE(YEAR([.A738]);MONTH([.A738]);DAY([.A738]));&quot;MMM&quot;))">
            <text:p/>
          </table:table-cell>
          <table:table-cell table:style-name="ce62" table:formula="of:=IF([.D738]=&quot;&quot;;&quot;&quot;;TEXT(DATE(YEAR([.D738]);MONTH([.D738]);DAY([.D738]));&quot;MMM&quot;))">
            <text:p/>
          </table:table-cell>
          <table:table-cell table:style-name="ce62" table:formula="of:=IF([.G738]=&quot;&quot;;&quot;&quot;;TEXT(DATE(YEAR([.G738]);MONTH([.G738]);DAY([.G738]));&quot;MMM&quot;))">
            <text:p/>
          </table:table-cell>
          <table:table-cell table:style-name="ce70" table:formula="of:=IF([.D738]=&quot;&quot;;&quot;&quot;;TEXT(DATE(YEAR([.D738]);MONTH([.D738]);DAY([.D73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39]=&quot;&quot;;&quot;&quot;;VLOOKUP([.K739];[Contas.$A$1:.$C$54];2;0))">
            <text:p><text:s text:c="2"/></text:p>
          </table:table-cell>
          <table:table-cell table:style-name="ce15" table:formula="of:=IF([.K739]=&quot;&quot;;&quot;&quot;;VLOOKUP([.K739];[Contas.$A$1:.$C$54];3;0))">
            <text:p><text:s text:c="2"/></text:p>
          </table:table-cell>
          <table:table-cell table:style-name="ce16" table:formula="of:=IF([.G739]&lt;&gt;&quot;&quot;;&quot;Pago&quot;;IF(AND([.G739]=&quot;&quot;;[.E739]&lt;&gt;&quot;&quot;;[.F739]&lt;&gt;&quot;&quot;;TODAY()&gt;=[.D739]);&quot;Vencido&quot;;IF(AND([.E739]=&quot;&quot;;[.F739]=&quot;&quot;;[.G739]=&quot;&quot;;[.H739]=&quot;&quot;);&quot;&quot;;&quot;A Vencer&quot;)))">
            <text:p><text:s text:c="2"/></text:p>
          </table:table-cell>
          <table:table-cell table:style-name="ce41" table:formula="of:=IF([.H739]=&quot;&quot;;&quot;&quot;;[.H739]-[.C739])">
            <text:p/>
          </table:table-cell>
          <table:table-cell table:style-name="ce62" table:formula="of:=IF([.A739]=&quot;&quot;;&quot;&quot;;TEXT(DATE(YEAR([.A739]);MONTH([.A739]);DAY([.A739]));&quot;AAAA&quot;))">
            <text:p/>
          </table:table-cell>
          <table:table-cell table:style-name="ce62" table:formula="of:=IF([.D739]=&quot;&quot;;&quot;&quot;;TEXT(DATE(YEAR([.D739]);MONTH([.D739]);DAY([.D739]));&quot;AAAA&quot;))">
            <text:p/>
          </table:table-cell>
          <table:table-cell table:style-name="ce62" table:formula="of:=IF([.G739]=&quot;&quot;;&quot;&quot;;TEXT(DATE(YEAR([.G739]);MONTH([.G739]);DAY([.G739]));&quot;AAAA&quot;))">
            <text:p/>
          </table:table-cell>
          <table:table-cell table:style-name="ce62" table:formula="of:=IF([.A739]=&quot;&quot;;&quot;&quot;;TEXT(DATE(YEAR([.A739]);MONTH([.A739]);DAY([.A739]));&quot;MMM&quot;))">
            <text:p/>
          </table:table-cell>
          <table:table-cell table:style-name="ce62" table:formula="of:=IF([.D739]=&quot;&quot;;&quot;&quot;;TEXT(DATE(YEAR([.D739]);MONTH([.D739]);DAY([.D739]));&quot;MMM&quot;))">
            <text:p/>
          </table:table-cell>
          <table:table-cell table:style-name="ce62" table:formula="of:=IF([.G739]=&quot;&quot;;&quot;&quot;;TEXT(DATE(YEAR([.G739]);MONTH([.G739]);DAY([.G739]));&quot;MMM&quot;))">
            <text:p/>
          </table:table-cell>
          <table:table-cell table:style-name="ce70" table:formula="of:=IF([.D739]=&quot;&quot;;&quot;&quot;;TEXT(DATE(YEAR([.D739]);MONTH([.D739]);DAY([.D73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0]=&quot;&quot;;&quot;&quot;;VLOOKUP([.K740];[Contas.$A$1:.$C$54];2;0))">
            <text:p><text:s text:c="2"/></text:p>
          </table:table-cell>
          <table:table-cell table:style-name="ce15" table:formula="of:=IF([.K740]=&quot;&quot;;&quot;&quot;;VLOOKUP([.K740];[Contas.$A$1:.$C$54];3;0))">
            <text:p><text:s text:c="2"/></text:p>
          </table:table-cell>
          <table:table-cell table:style-name="ce16" table:formula="of:=IF([.G740]&lt;&gt;&quot;&quot;;&quot;Pago&quot;;IF(AND([.G740]=&quot;&quot;;[.E740]&lt;&gt;&quot;&quot;;[.F740]&lt;&gt;&quot;&quot;;TODAY()&gt;=[.D740]);&quot;Vencido&quot;;IF(AND([.E740]=&quot;&quot;;[.F740]=&quot;&quot;;[.G740]=&quot;&quot;;[.H740]=&quot;&quot;);&quot;&quot;;&quot;A Vencer&quot;)))">
            <text:p><text:s text:c="2"/></text:p>
          </table:table-cell>
          <table:table-cell table:style-name="ce41" table:formula="of:=IF([.H740]=&quot;&quot;;&quot;&quot;;[.H740]-[.C740])">
            <text:p/>
          </table:table-cell>
          <table:table-cell table:style-name="ce62" table:formula="of:=IF([.A740]=&quot;&quot;;&quot;&quot;;TEXT(DATE(YEAR([.A740]);MONTH([.A740]);DAY([.A740]));&quot;AAAA&quot;))">
            <text:p/>
          </table:table-cell>
          <table:table-cell table:style-name="ce62" table:formula="of:=IF([.D740]=&quot;&quot;;&quot;&quot;;TEXT(DATE(YEAR([.D740]);MONTH([.D740]);DAY([.D740]));&quot;AAAA&quot;))">
            <text:p/>
          </table:table-cell>
          <table:table-cell table:style-name="ce62" table:formula="of:=IF([.G740]=&quot;&quot;;&quot;&quot;;TEXT(DATE(YEAR([.G740]);MONTH([.G740]);DAY([.G740]));&quot;AAAA&quot;))">
            <text:p/>
          </table:table-cell>
          <table:table-cell table:style-name="ce62" table:formula="of:=IF([.A740]=&quot;&quot;;&quot;&quot;;TEXT(DATE(YEAR([.A740]);MONTH([.A740]);DAY([.A740]));&quot;MMM&quot;))">
            <text:p/>
          </table:table-cell>
          <table:table-cell table:style-name="ce62" table:formula="of:=IF([.D740]=&quot;&quot;;&quot;&quot;;TEXT(DATE(YEAR([.D740]);MONTH([.D740]);DAY([.D740]));&quot;MMM&quot;))">
            <text:p/>
          </table:table-cell>
          <table:table-cell table:style-name="ce62" table:formula="of:=IF([.G740]=&quot;&quot;;&quot;&quot;;TEXT(DATE(YEAR([.G740]);MONTH([.G740]);DAY([.G740]));&quot;MMM&quot;))">
            <text:p/>
          </table:table-cell>
          <table:table-cell table:style-name="ce70" table:formula="of:=IF([.D740]=&quot;&quot;;&quot;&quot;;TEXT(DATE(YEAR([.D740]);MONTH([.D740]);DAY([.D74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1]=&quot;&quot;;&quot;&quot;;VLOOKUP([.K741];[Contas.$A$1:.$C$54];2;0))">
            <text:p><text:s text:c="2"/></text:p>
          </table:table-cell>
          <table:table-cell table:style-name="ce15" table:formula="of:=IF([.K741]=&quot;&quot;;&quot;&quot;;VLOOKUP([.K741];[Contas.$A$1:.$C$54];3;0))">
            <text:p><text:s text:c="2"/></text:p>
          </table:table-cell>
          <table:table-cell table:style-name="ce16" table:formula="of:=IF([.G741]&lt;&gt;&quot;&quot;;&quot;Pago&quot;;IF(AND([.G741]=&quot;&quot;;[.E741]&lt;&gt;&quot;&quot;;[.F741]&lt;&gt;&quot;&quot;;TODAY()&gt;=[.D741]);&quot;Vencido&quot;;IF(AND([.E741]=&quot;&quot;;[.F741]=&quot;&quot;;[.G741]=&quot;&quot;;[.H741]=&quot;&quot;);&quot;&quot;;&quot;A Vencer&quot;)))">
            <text:p><text:s text:c="2"/></text:p>
          </table:table-cell>
          <table:table-cell table:style-name="ce41" table:formula="of:=IF([.H741]=&quot;&quot;;&quot;&quot;;[.H741]-[.C741])">
            <text:p/>
          </table:table-cell>
          <table:table-cell table:style-name="ce62" table:formula="of:=IF([.A741]=&quot;&quot;;&quot;&quot;;TEXT(DATE(YEAR([.A741]);MONTH([.A741]);DAY([.A741]));&quot;AAAA&quot;))">
            <text:p/>
          </table:table-cell>
          <table:table-cell table:style-name="ce62" table:formula="of:=IF([.D741]=&quot;&quot;;&quot;&quot;;TEXT(DATE(YEAR([.D741]);MONTH([.D741]);DAY([.D741]));&quot;AAAA&quot;))">
            <text:p/>
          </table:table-cell>
          <table:table-cell table:style-name="ce62" table:formula="of:=IF([.G741]=&quot;&quot;;&quot;&quot;;TEXT(DATE(YEAR([.G741]);MONTH([.G741]);DAY([.G741]));&quot;AAAA&quot;))">
            <text:p/>
          </table:table-cell>
          <table:table-cell table:style-name="ce62" table:formula="of:=IF([.A741]=&quot;&quot;;&quot;&quot;;TEXT(DATE(YEAR([.A741]);MONTH([.A741]);DAY([.A741]));&quot;MMM&quot;))">
            <text:p/>
          </table:table-cell>
          <table:table-cell table:style-name="ce62" table:formula="of:=IF([.D741]=&quot;&quot;;&quot;&quot;;TEXT(DATE(YEAR([.D741]);MONTH([.D741]);DAY([.D741]));&quot;MMM&quot;))">
            <text:p/>
          </table:table-cell>
          <table:table-cell table:style-name="ce62" table:formula="of:=IF([.G741]=&quot;&quot;;&quot;&quot;;TEXT(DATE(YEAR([.G741]);MONTH([.G741]);DAY([.G741]));&quot;MMM&quot;))">
            <text:p/>
          </table:table-cell>
          <table:table-cell table:style-name="ce70" table:formula="of:=IF([.D741]=&quot;&quot;;&quot;&quot;;TEXT(DATE(YEAR([.D741]);MONTH([.D741]);DAY([.D74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2]=&quot;&quot;;&quot;&quot;;VLOOKUP([.K742];[Contas.$A$1:.$C$54];2;0))">
            <text:p><text:s text:c="2"/></text:p>
          </table:table-cell>
          <table:table-cell table:style-name="ce15" table:formula="of:=IF([.K742]=&quot;&quot;;&quot;&quot;;VLOOKUP([.K742];[Contas.$A$1:.$C$54];3;0))">
            <text:p><text:s text:c="2"/></text:p>
          </table:table-cell>
          <table:table-cell table:style-name="ce16" table:formula="of:=IF([.G742]&lt;&gt;&quot;&quot;;&quot;Pago&quot;;IF(AND([.G742]=&quot;&quot;;[.E742]&lt;&gt;&quot;&quot;;[.F742]&lt;&gt;&quot;&quot;;TODAY()&gt;=[.D742]);&quot;Vencido&quot;;IF(AND([.E742]=&quot;&quot;;[.F742]=&quot;&quot;;[.G742]=&quot;&quot;;[.H742]=&quot;&quot;);&quot;&quot;;&quot;A Vencer&quot;)))">
            <text:p><text:s text:c="2"/></text:p>
          </table:table-cell>
          <table:table-cell table:style-name="ce41" table:formula="of:=IF([.H742]=&quot;&quot;;&quot;&quot;;[.H742]-[.C742])">
            <text:p/>
          </table:table-cell>
          <table:table-cell table:style-name="ce62" table:formula="of:=IF([.A742]=&quot;&quot;;&quot;&quot;;TEXT(DATE(YEAR([.A742]);MONTH([.A742]);DAY([.A742]));&quot;AAAA&quot;))">
            <text:p/>
          </table:table-cell>
          <table:table-cell table:style-name="ce62" table:formula="of:=IF([.D742]=&quot;&quot;;&quot;&quot;;TEXT(DATE(YEAR([.D742]);MONTH([.D742]);DAY([.D742]));&quot;AAAA&quot;))">
            <text:p/>
          </table:table-cell>
          <table:table-cell table:style-name="ce62" table:formula="of:=IF([.G742]=&quot;&quot;;&quot;&quot;;TEXT(DATE(YEAR([.G742]);MONTH([.G742]);DAY([.G742]));&quot;AAAA&quot;))">
            <text:p/>
          </table:table-cell>
          <table:table-cell table:style-name="ce62" table:formula="of:=IF([.A742]=&quot;&quot;;&quot;&quot;;TEXT(DATE(YEAR([.A742]);MONTH([.A742]);DAY([.A742]));&quot;MMM&quot;))">
            <text:p/>
          </table:table-cell>
          <table:table-cell table:style-name="ce62" table:formula="of:=IF([.D742]=&quot;&quot;;&quot;&quot;;TEXT(DATE(YEAR([.D742]);MONTH([.D742]);DAY([.D742]));&quot;MMM&quot;))">
            <text:p/>
          </table:table-cell>
          <table:table-cell table:style-name="ce62" table:formula="of:=IF([.G742]=&quot;&quot;;&quot;&quot;;TEXT(DATE(YEAR([.G742]);MONTH([.G742]);DAY([.G742]));&quot;MMM&quot;))">
            <text:p/>
          </table:table-cell>
          <table:table-cell table:style-name="ce70" table:formula="of:=IF([.D742]=&quot;&quot;;&quot;&quot;;TEXT(DATE(YEAR([.D742]);MONTH([.D742]);DAY([.D74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3]=&quot;&quot;;&quot;&quot;;VLOOKUP([.K743];[Contas.$A$1:.$C$54];2;0))">
            <text:p><text:s text:c="2"/></text:p>
          </table:table-cell>
          <table:table-cell table:style-name="ce15" table:formula="of:=IF([.K743]=&quot;&quot;;&quot;&quot;;VLOOKUP([.K743];[Contas.$A$1:.$C$54];3;0))">
            <text:p><text:s text:c="2"/></text:p>
          </table:table-cell>
          <table:table-cell table:style-name="ce16" table:formula="of:=IF([.G743]&lt;&gt;&quot;&quot;;&quot;Pago&quot;;IF(AND([.G743]=&quot;&quot;;[.E743]&lt;&gt;&quot;&quot;;[.F743]&lt;&gt;&quot;&quot;;TODAY()&gt;=[.D743]);&quot;Vencido&quot;;IF(AND([.E743]=&quot;&quot;;[.F743]=&quot;&quot;;[.G743]=&quot;&quot;;[.H743]=&quot;&quot;);&quot;&quot;;&quot;A Vencer&quot;)))">
            <text:p><text:s text:c="2"/></text:p>
          </table:table-cell>
          <table:table-cell table:style-name="ce41" table:formula="of:=IF([.H743]=&quot;&quot;;&quot;&quot;;[.H743]-[.C743])">
            <text:p/>
          </table:table-cell>
          <table:table-cell table:style-name="ce62" table:formula="of:=IF([.A743]=&quot;&quot;;&quot;&quot;;TEXT(DATE(YEAR([.A743]);MONTH([.A743]);DAY([.A743]));&quot;AAAA&quot;))">
            <text:p/>
          </table:table-cell>
          <table:table-cell table:style-name="ce62" table:formula="of:=IF([.D743]=&quot;&quot;;&quot;&quot;;TEXT(DATE(YEAR([.D743]);MONTH([.D743]);DAY([.D743]));&quot;AAAA&quot;))">
            <text:p/>
          </table:table-cell>
          <table:table-cell table:style-name="ce62" table:formula="of:=IF([.G743]=&quot;&quot;;&quot;&quot;;TEXT(DATE(YEAR([.G743]);MONTH([.G743]);DAY([.G743]));&quot;AAAA&quot;))">
            <text:p/>
          </table:table-cell>
          <table:table-cell table:style-name="ce62" table:formula="of:=IF([.A743]=&quot;&quot;;&quot;&quot;;TEXT(DATE(YEAR([.A743]);MONTH([.A743]);DAY([.A743]));&quot;MMM&quot;))">
            <text:p/>
          </table:table-cell>
          <table:table-cell table:style-name="ce62" table:formula="of:=IF([.D743]=&quot;&quot;;&quot;&quot;;TEXT(DATE(YEAR([.D743]);MONTH([.D743]);DAY([.D743]));&quot;MMM&quot;))">
            <text:p/>
          </table:table-cell>
          <table:table-cell table:style-name="ce62" table:formula="of:=IF([.G743]=&quot;&quot;;&quot;&quot;;TEXT(DATE(YEAR([.G743]);MONTH([.G743]);DAY([.G743]));&quot;MMM&quot;))">
            <text:p/>
          </table:table-cell>
          <table:table-cell table:style-name="ce70" table:formula="of:=IF([.D743]=&quot;&quot;;&quot;&quot;;TEXT(DATE(YEAR([.D743]);MONTH([.D743]);DAY([.D74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4]=&quot;&quot;;&quot;&quot;;VLOOKUP([.K744];[Contas.$A$1:.$C$54];2;0))">
            <text:p><text:s text:c="2"/></text:p>
          </table:table-cell>
          <table:table-cell table:style-name="ce15" table:formula="of:=IF([.K744]=&quot;&quot;;&quot;&quot;;VLOOKUP([.K744];[Contas.$A$1:.$C$54];3;0))">
            <text:p><text:s text:c="2"/></text:p>
          </table:table-cell>
          <table:table-cell table:style-name="ce16" table:formula="of:=IF([.G744]&lt;&gt;&quot;&quot;;&quot;Pago&quot;;IF(AND([.G744]=&quot;&quot;;[.E744]&lt;&gt;&quot;&quot;;[.F744]&lt;&gt;&quot;&quot;;TODAY()&gt;=[.D744]);&quot;Vencido&quot;;IF(AND([.E744]=&quot;&quot;;[.F744]=&quot;&quot;;[.G744]=&quot;&quot;;[.H744]=&quot;&quot;);&quot;&quot;;&quot;A Vencer&quot;)))">
            <text:p><text:s text:c="2"/></text:p>
          </table:table-cell>
          <table:table-cell table:style-name="ce41" table:formula="of:=IF([.H744]=&quot;&quot;;&quot;&quot;;[.H744]-[.C744])">
            <text:p/>
          </table:table-cell>
          <table:table-cell table:style-name="ce62" table:formula="of:=IF([.A744]=&quot;&quot;;&quot;&quot;;TEXT(DATE(YEAR([.A744]);MONTH([.A744]);DAY([.A744]));&quot;AAAA&quot;))">
            <text:p/>
          </table:table-cell>
          <table:table-cell table:style-name="ce62" table:formula="of:=IF([.D744]=&quot;&quot;;&quot;&quot;;TEXT(DATE(YEAR([.D744]);MONTH([.D744]);DAY([.D744]));&quot;AAAA&quot;))">
            <text:p/>
          </table:table-cell>
          <table:table-cell table:style-name="ce62" table:formula="of:=IF([.G744]=&quot;&quot;;&quot;&quot;;TEXT(DATE(YEAR([.G744]);MONTH([.G744]);DAY([.G744]));&quot;AAAA&quot;))">
            <text:p/>
          </table:table-cell>
          <table:table-cell table:style-name="ce62" table:formula="of:=IF([.A744]=&quot;&quot;;&quot;&quot;;TEXT(DATE(YEAR([.A744]);MONTH([.A744]);DAY([.A744]));&quot;MMM&quot;))">
            <text:p/>
          </table:table-cell>
          <table:table-cell table:style-name="ce62" table:formula="of:=IF([.D744]=&quot;&quot;;&quot;&quot;;TEXT(DATE(YEAR([.D744]);MONTH([.D744]);DAY([.D744]));&quot;MMM&quot;))">
            <text:p/>
          </table:table-cell>
          <table:table-cell table:style-name="ce62" table:formula="of:=IF([.G744]=&quot;&quot;;&quot;&quot;;TEXT(DATE(YEAR([.G744]);MONTH([.G744]);DAY([.G744]));&quot;MMM&quot;))">
            <text:p/>
          </table:table-cell>
          <table:table-cell table:style-name="ce70" table:formula="of:=IF([.D744]=&quot;&quot;;&quot;&quot;;TEXT(DATE(YEAR([.D744]);MONTH([.D744]);DAY([.D74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5]=&quot;&quot;;&quot;&quot;;VLOOKUP([.K745];[Contas.$A$1:.$C$54];2;0))">
            <text:p><text:s text:c="2"/></text:p>
          </table:table-cell>
          <table:table-cell table:style-name="ce15" table:formula="of:=IF([.K745]=&quot;&quot;;&quot;&quot;;VLOOKUP([.K745];[Contas.$A$1:.$C$54];3;0))">
            <text:p><text:s text:c="2"/></text:p>
          </table:table-cell>
          <table:table-cell table:style-name="ce16" table:formula="of:=IF([.G745]&lt;&gt;&quot;&quot;;&quot;Pago&quot;;IF(AND([.G745]=&quot;&quot;;[.E745]&lt;&gt;&quot;&quot;;[.F745]&lt;&gt;&quot;&quot;;TODAY()&gt;=[.D745]);&quot;Vencido&quot;;IF(AND([.E745]=&quot;&quot;;[.F745]=&quot;&quot;;[.G745]=&quot;&quot;;[.H745]=&quot;&quot;);&quot;&quot;;&quot;A Vencer&quot;)))">
            <text:p><text:s text:c="2"/></text:p>
          </table:table-cell>
          <table:table-cell table:style-name="ce41" table:formula="of:=IF([.H745]=&quot;&quot;;&quot;&quot;;[.H745]-[.C745])">
            <text:p/>
          </table:table-cell>
          <table:table-cell table:style-name="ce62" table:formula="of:=IF([.A745]=&quot;&quot;;&quot;&quot;;TEXT(DATE(YEAR([.A745]);MONTH([.A745]);DAY([.A745]));&quot;AAAA&quot;))">
            <text:p/>
          </table:table-cell>
          <table:table-cell table:style-name="ce62" table:formula="of:=IF([.D745]=&quot;&quot;;&quot;&quot;;TEXT(DATE(YEAR([.D745]);MONTH([.D745]);DAY([.D745]));&quot;AAAA&quot;))">
            <text:p/>
          </table:table-cell>
          <table:table-cell table:style-name="ce62" table:formula="of:=IF([.G745]=&quot;&quot;;&quot;&quot;;TEXT(DATE(YEAR([.G745]);MONTH([.G745]);DAY([.G745]));&quot;AAAA&quot;))">
            <text:p/>
          </table:table-cell>
          <table:table-cell table:style-name="ce62" table:formula="of:=IF([.A745]=&quot;&quot;;&quot;&quot;;TEXT(DATE(YEAR([.A745]);MONTH([.A745]);DAY([.A745]));&quot;MMM&quot;))">
            <text:p/>
          </table:table-cell>
          <table:table-cell table:style-name="ce62" table:formula="of:=IF([.D745]=&quot;&quot;;&quot;&quot;;TEXT(DATE(YEAR([.D745]);MONTH([.D745]);DAY([.D745]));&quot;MMM&quot;))">
            <text:p/>
          </table:table-cell>
          <table:table-cell table:style-name="ce62" table:formula="of:=IF([.G745]=&quot;&quot;;&quot;&quot;;TEXT(DATE(YEAR([.G745]);MONTH([.G745]);DAY([.G745]));&quot;MMM&quot;))">
            <text:p/>
          </table:table-cell>
          <table:table-cell table:style-name="ce70" table:formula="of:=IF([.D745]=&quot;&quot;;&quot;&quot;;TEXT(DATE(YEAR([.D745]);MONTH([.D745]);DAY([.D74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6]=&quot;&quot;;&quot;&quot;;VLOOKUP([.K746];[Contas.$A$1:.$C$54];2;0))">
            <text:p><text:s text:c="2"/></text:p>
          </table:table-cell>
          <table:table-cell table:style-name="ce15" table:formula="of:=IF([.K746]=&quot;&quot;;&quot;&quot;;VLOOKUP([.K746];[Contas.$A$1:.$C$54];3;0))">
            <text:p><text:s text:c="2"/></text:p>
          </table:table-cell>
          <table:table-cell table:style-name="ce16" table:formula="of:=IF([.G746]&lt;&gt;&quot;&quot;;&quot;Pago&quot;;IF(AND([.G746]=&quot;&quot;;[.E746]&lt;&gt;&quot;&quot;;[.F746]&lt;&gt;&quot;&quot;;TODAY()&gt;=[.D746]);&quot;Vencido&quot;;IF(AND([.E746]=&quot;&quot;;[.F746]=&quot;&quot;;[.G746]=&quot;&quot;;[.H746]=&quot;&quot;);&quot;&quot;;&quot;A Vencer&quot;)))">
            <text:p><text:s text:c="2"/></text:p>
          </table:table-cell>
          <table:table-cell table:style-name="ce41" table:formula="of:=IF([.H746]=&quot;&quot;;&quot;&quot;;[.H746]-[.C746])">
            <text:p/>
          </table:table-cell>
          <table:table-cell table:style-name="ce62" table:formula="of:=IF([.A746]=&quot;&quot;;&quot;&quot;;TEXT(DATE(YEAR([.A746]);MONTH([.A746]);DAY([.A746]));&quot;AAAA&quot;))">
            <text:p/>
          </table:table-cell>
          <table:table-cell table:style-name="ce62" table:formula="of:=IF([.D746]=&quot;&quot;;&quot;&quot;;TEXT(DATE(YEAR([.D746]);MONTH([.D746]);DAY([.D746]));&quot;AAAA&quot;))">
            <text:p/>
          </table:table-cell>
          <table:table-cell table:style-name="ce62" table:formula="of:=IF([.G746]=&quot;&quot;;&quot;&quot;;TEXT(DATE(YEAR([.G746]);MONTH([.G746]);DAY([.G746]));&quot;AAAA&quot;))">
            <text:p/>
          </table:table-cell>
          <table:table-cell table:style-name="ce62" table:formula="of:=IF([.A746]=&quot;&quot;;&quot;&quot;;TEXT(DATE(YEAR([.A746]);MONTH([.A746]);DAY([.A746]));&quot;MMM&quot;))">
            <text:p/>
          </table:table-cell>
          <table:table-cell table:style-name="ce62" table:formula="of:=IF([.D746]=&quot;&quot;;&quot;&quot;;TEXT(DATE(YEAR([.D746]);MONTH([.D746]);DAY([.D746]));&quot;MMM&quot;))">
            <text:p/>
          </table:table-cell>
          <table:table-cell table:style-name="ce62" table:formula="of:=IF([.G746]=&quot;&quot;;&quot;&quot;;TEXT(DATE(YEAR([.G746]);MONTH([.G746]);DAY([.G746]));&quot;MMM&quot;))">
            <text:p/>
          </table:table-cell>
          <table:table-cell table:style-name="ce70" table:formula="of:=IF([.D746]=&quot;&quot;;&quot;&quot;;TEXT(DATE(YEAR([.D746]);MONTH([.D746]);DAY([.D74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7]=&quot;&quot;;&quot;&quot;;VLOOKUP([.K747];[Contas.$A$1:.$C$54];2;0))">
            <text:p><text:s text:c="2"/></text:p>
          </table:table-cell>
          <table:table-cell table:style-name="ce15" table:formula="of:=IF([.K747]=&quot;&quot;;&quot;&quot;;VLOOKUP([.K747];[Contas.$A$1:.$C$54];3;0))">
            <text:p><text:s text:c="2"/></text:p>
          </table:table-cell>
          <table:table-cell table:style-name="ce16" table:formula="of:=IF([.G747]&lt;&gt;&quot;&quot;;&quot;Pago&quot;;IF(AND([.G747]=&quot;&quot;;[.E747]&lt;&gt;&quot;&quot;;[.F747]&lt;&gt;&quot;&quot;;TODAY()&gt;=[.D747]);&quot;Vencido&quot;;IF(AND([.E747]=&quot;&quot;;[.F747]=&quot;&quot;;[.G747]=&quot;&quot;;[.H747]=&quot;&quot;);&quot;&quot;;&quot;A Vencer&quot;)))">
            <text:p><text:s text:c="2"/></text:p>
          </table:table-cell>
          <table:table-cell table:style-name="ce41" table:formula="of:=IF([.H747]=&quot;&quot;;&quot;&quot;;[.H747]-[.C747])">
            <text:p/>
          </table:table-cell>
          <table:table-cell table:style-name="ce62" table:formula="of:=IF([.A747]=&quot;&quot;;&quot;&quot;;TEXT(DATE(YEAR([.A747]);MONTH([.A747]);DAY([.A747]));&quot;AAAA&quot;))">
            <text:p/>
          </table:table-cell>
          <table:table-cell table:style-name="ce62" table:formula="of:=IF([.D747]=&quot;&quot;;&quot;&quot;;TEXT(DATE(YEAR([.D747]);MONTH([.D747]);DAY([.D747]));&quot;AAAA&quot;))">
            <text:p/>
          </table:table-cell>
          <table:table-cell table:style-name="ce62" table:formula="of:=IF([.G747]=&quot;&quot;;&quot;&quot;;TEXT(DATE(YEAR([.G747]);MONTH([.G747]);DAY([.G747]));&quot;AAAA&quot;))">
            <text:p/>
          </table:table-cell>
          <table:table-cell table:style-name="ce62" table:formula="of:=IF([.A747]=&quot;&quot;;&quot;&quot;;TEXT(DATE(YEAR([.A747]);MONTH([.A747]);DAY([.A747]));&quot;MMM&quot;))">
            <text:p/>
          </table:table-cell>
          <table:table-cell table:style-name="ce62" table:formula="of:=IF([.D747]=&quot;&quot;;&quot;&quot;;TEXT(DATE(YEAR([.D747]);MONTH([.D747]);DAY([.D747]));&quot;MMM&quot;))">
            <text:p/>
          </table:table-cell>
          <table:table-cell table:style-name="ce62" table:formula="of:=IF([.G747]=&quot;&quot;;&quot;&quot;;TEXT(DATE(YEAR([.G747]);MONTH([.G747]);DAY([.G747]));&quot;MMM&quot;))">
            <text:p/>
          </table:table-cell>
          <table:table-cell table:style-name="ce70" table:formula="of:=IF([.D747]=&quot;&quot;;&quot;&quot;;TEXT(DATE(YEAR([.D747]);MONTH([.D747]);DAY([.D74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8]=&quot;&quot;;&quot;&quot;;VLOOKUP([.K748];[Contas.$A$1:.$C$54];2;0))">
            <text:p><text:s text:c="2"/></text:p>
          </table:table-cell>
          <table:table-cell table:style-name="ce15" table:formula="of:=IF([.K748]=&quot;&quot;;&quot;&quot;;VLOOKUP([.K748];[Contas.$A$1:.$C$54];3;0))">
            <text:p><text:s text:c="2"/></text:p>
          </table:table-cell>
          <table:table-cell table:style-name="ce16" table:formula="of:=IF([.G748]&lt;&gt;&quot;&quot;;&quot;Pago&quot;;IF(AND([.G748]=&quot;&quot;;[.E748]&lt;&gt;&quot;&quot;;[.F748]&lt;&gt;&quot;&quot;;TODAY()&gt;=[.D748]);&quot;Vencido&quot;;IF(AND([.E748]=&quot;&quot;;[.F748]=&quot;&quot;;[.G748]=&quot;&quot;;[.H748]=&quot;&quot;);&quot;&quot;;&quot;A Vencer&quot;)))">
            <text:p><text:s text:c="2"/></text:p>
          </table:table-cell>
          <table:table-cell table:style-name="ce41" table:formula="of:=IF([.H748]=&quot;&quot;;&quot;&quot;;[.H748]-[.C748])">
            <text:p/>
          </table:table-cell>
          <table:table-cell table:style-name="ce62" table:formula="of:=IF([.A748]=&quot;&quot;;&quot;&quot;;TEXT(DATE(YEAR([.A748]);MONTH([.A748]);DAY([.A748]));&quot;AAAA&quot;))">
            <text:p/>
          </table:table-cell>
          <table:table-cell table:style-name="ce62" table:formula="of:=IF([.D748]=&quot;&quot;;&quot;&quot;;TEXT(DATE(YEAR([.D748]);MONTH([.D748]);DAY([.D748]));&quot;AAAA&quot;))">
            <text:p/>
          </table:table-cell>
          <table:table-cell table:style-name="ce62" table:formula="of:=IF([.G748]=&quot;&quot;;&quot;&quot;;TEXT(DATE(YEAR([.G748]);MONTH([.G748]);DAY([.G748]));&quot;AAAA&quot;))">
            <text:p/>
          </table:table-cell>
          <table:table-cell table:style-name="ce62" table:formula="of:=IF([.A748]=&quot;&quot;;&quot;&quot;;TEXT(DATE(YEAR([.A748]);MONTH([.A748]);DAY([.A748]));&quot;MMM&quot;))">
            <text:p/>
          </table:table-cell>
          <table:table-cell table:style-name="ce62" table:formula="of:=IF([.D748]=&quot;&quot;;&quot;&quot;;TEXT(DATE(YEAR([.D748]);MONTH([.D748]);DAY([.D748]));&quot;MMM&quot;))">
            <text:p/>
          </table:table-cell>
          <table:table-cell table:style-name="ce62" table:formula="of:=IF([.G748]=&quot;&quot;;&quot;&quot;;TEXT(DATE(YEAR([.G748]);MONTH([.G748]);DAY([.G748]));&quot;MMM&quot;))">
            <text:p/>
          </table:table-cell>
          <table:table-cell table:style-name="ce70" table:formula="of:=IF([.D748]=&quot;&quot;;&quot;&quot;;TEXT(DATE(YEAR([.D748]);MONTH([.D748]);DAY([.D74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49]=&quot;&quot;;&quot;&quot;;VLOOKUP([.K749];[Contas.$A$1:.$C$54];2;0))">
            <text:p><text:s text:c="2"/></text:p>
          </table:table-cell>
          <table:table-cell table:style-name="ce15" table:formula="of:=IF([.K749]=&quot;&quot;;&quot;&quot;;VLOOKUP([.K749];[Contas.$A$1:.$C$54];3;0))">
            <text:p><text:s text:c="2"/></text:p>
          </table:table-cell>
          <table:table-cell table:style-name="ce16" table:formula="of:=IF([.G749]&lt;&gt;&quot;&quot;;&quot;Pago&quot;;IF(AND([.G749]=&quot;&quot;;[.E749]&lt;&gt;&quot;&quot;;[.F749]&lt;&gt;&quot;&quot;;TODAY()&gt;=[.D749]);&quot;Vencido&quot;;IF(AND([.E749]=&quot;&quot;;[.F749]=&quot;&quot;;[.G749]=&quot;&quot;;[.H749]=&quot;&quot;);&quot;&quot;;&quot;A Vencer&quot;)))">
            <text:p><text:s text:c="2"/></text:p>
          </table:table-cell>
          <table:table-cell table:style-name="ce41" table:formula="of:=IF([.H749]=&quot;&quot;;&quot;&quot;;[.H749]-[.C749])">
            <text:p/>
          </table:table-cell>
          <table:table-cell table:style-name="ce62" table:formula="of:=IF([.A749]=&quot;&quot;;&quot;&quot;;TEXT(DATE(YEAR([.A749]);MONTH([.A749]);DAY([.A749]));&quot;AAAA&quot;))">
            <text:p/>
          </table:table-cell>
          <table:table-cell table:style-name="ce62" table:formula="of:=IF([.D749]=&quot;&quot;;&quot;&quot;;TEXT(DATE(YEAR([.D749]);MONTH([.D749]);DAY([.D749]));&quot;AAAA&quot;))">
            <text:p/>
          </table:table-cell>
          <table:table-cell table:style-name="ce62" table:formula="of:=IF([.G749]=&quot;&quot;;&quot;&quot;;TEXT(DATE(YEAR([.G749]);MONTH([.G749]);DAY([.G749]));&quot;AAAA&quot;))">
            <text:p/>
          </table:table-cell>
          <table:table-cell table:style-name="ce62" table:formula="of:=IF([.A749]=&quot;&quot;;&quot;&quot;;TEXT(DATE(YEAR([.A749]);MONTH([.A749]);DAY([.A749]));&quot;MMM&quot;))">
            <text:p/>
          </table:table-cell>
          <table:table-cell table:style-name="ce62" table:formula="of:=IF([.D749]=&quot;&quot;;&quot;&quot;;TEXT(DATE(YEAR([.D749]);MONTH([.D749]);DAY([.D749]));&quot;MMM&quot;))">
            <text:p/>
          </table:table-cell>
          <table:table-cell table:style-name="ce62" table:formula="of:=IF([.G749]=&quot;&quot;;&quot;&quot;;TEXT(DATE(YEAR([.G749]);MONTH([.G749]);DAY([.G749]));&quot;MMM&quot;))">
            <text:p/>
          </table:table-cell>
          <table:table-cell table:style-name="ce70" table:formula="of:=IF([.D749]=&quot;&quot;;&quot;&quot;;TEXT(DATE(YEAR([.D749]);MONTH([.D749]);DAY([.D74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0]=&quot;&quot;;&quot;&quot;;VLOOKUP([.K750];[Contas.$A$1:.$C$54];2;0))">
            <text:p><text:s text:c="2"/></text:p>
          </table:table-cell>
          <table:table-cell table:style-name="ce15" table:formula="of:=IF([.K750]=&quot;&quot;;&quot;&quot;;VLOOKUP([.K750];[Contas.$A$1:.$C$54];3;0))">
            <text:p><text:s text:c="2"/></text:p>
          </table:table-cell>
          <table:table-cell table:style-name="ce16" table:formula="of:=IF([.G750]&lt;&gt;&quot;&quot;;&quot;Pago&quot;;IF(AND([.G750]=&quot;&quot;;[.E750]&lt;&gt;&quot;&quot;;[.F750]&lt;&gt;&quot;&quot;;TODAY()&gt;=[.D750]);&quot;Vencido&quot;;IF(AND([.E750]=&quot;&quot;;[.F750]=&quot;&quot;;[.G750]=&quot;&quot;;[.H750]=&quot;&quot;);&quot;&quot;;&quot;A Vencer&quot;)))">
            <text:p><text:s text:c="2"/></text:p>
          </table:table-cell>
          <table:table-cell table:style-name="ce41" table:formula="of:=IF([.H750]=&quot;&quot;;&quot;&quot;;[.H750]-[.C750])">
            <text:p/>
          </table:table-cell>
          <table:table-cell table:style-name="ce62" table:formula="of:=IF([.A750]=&quot;&quot;;&quot;&quot;;TEXT(DATE(YEAR([.A750]);MONTH([.A750]);DAY([.A750]));&quot;AAAA&quot;))">
            <text:p/>
          </table:table-cell>
          <table:table-cell table:style-name="ce62" table:formula="of:=IF([.D750]=&quot;&quot;;&quot;&quot;;TEXT(DATE(YEAR([.D750]);MONTH([.D750]);DAY([.D750]));&quot;AAAA&quot;))">
            <text:p/>
          </table:table-cell>
          <table:table-cell table:style-name="ce62" table:formula="of:=IF([.G750]=&quot;&quot;;&quot;&quot;;TEXT(DATE(YEAR([.G750]);MONTH([.G750]);DAY([.G750]));&quot;AAAA&quot;))">
            <text:p/>
          </table:table-cell>
          <table:table-cell table:style-name="ce62" table:formula="of:=IF([.A750]=&quot;&quot;;&quot;&quot;;TEXT(DATE(YEAR([.A750]);MONTH([.A750]);DAY([.A750]));&quot;MMM&quot;))">
            <text:p/>
          </table:table-cell>
          <table:table-cell table:style-name="ce62" table:formula="of:=IF([.D750]=&quot;&quot;;&quot;&quot;;TEXT(DATE(YEAR([.D750]);MONTH([.D750]);DAY([.D750]));&quot;MMM&quot;))">
            <text:p/>
          </table:table-cell>
          <table:table-cell table:style-name="ce62" table:formula="of:=IF([.G750]=&quot;&quot;;&quot;&quot;;TEXT(DATE(YEAR([.G750]);MONTH([.G750]);DAY([.G750]));&quot;MMM&quot;))">
            <text:p/>
          </table:table-cell>
          <table:table-cell table:style-name="ce70" table:formula="of:=IF([.D750]=&quot;&quot;;&quot;&quot;;TEXT(DATE(YEAR([.D750]);MONTH([.D750]);DAY([.D75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1]=&quot;&quot;;&quot;&quot;;VLOOKUP([.K751];[Contas.$A$1:.$C$54];2;0))">
            <text:p><text:s text:c="2"/></text:p>
          </table:table-cell>
          <table:table-cell table:style-name="ce15" table:formula="of:=IF([.K751]=&quot;&quot;;&quot;&quot;;VLOOKUP([.K751];[Contas.$A$1:.$C$54];3;0))">
            <text:p><text:s text:c="2"/></text:p>
          </table:table-cell>
          <table:table-cell table:style-name="ce16" table:formula="of:=IF([.G751]&lt;&gt;&quot;&quot;;&quot;Pago&quot;;IF(AND([.G751]=&quot;&quot;;[.E751]&lt;&gt;&quot;&quot;;[.F751]&lt;&gt;&quot;&quot;;TODAY()&gt;=[.D751]);&quot;Vencido&quot;;IF(AND([.E751]=&quot;&quot;;[.F751]=&quot;&quot;;[.G751]=&quot;&quot;;[.H751]=&quot;&quot;);&quot;&quot;;&quot;A Vencer&quot;)))">
            <text:p><text:s text:c="2"/></text:p>
          </table:table-cell>
          <table:table-cell table:style-name="ce41" table:formula="of:=IF([.H751]=&quot;&quot;;&quot;&quot;;[.H751]-[.C751])">
            <text:p/>
          </table:table-cell>
          <table:table-cell table:style-name="ce62" table:formula="of:=IF([.A751]=&quot;&quot;;&quot;&quot;;TEXT(DATE(YEAR([.A751]);MONTH([.A751]);DAY([.A751]));&quot;AAAA&quot;))">
            <text:p/>
          </table:table-cell>
          <table:table-cell table:style-name="ce62" table:formula="of:=IF([.D751]=&quot;&quot;;&quot;&quot;;TEXT(DATE(YEAR([.D751]);MONTH([.D751]);DAY([.D751]));&quot;AAAA&quot;))">
            <text:p/>
          </table:table-cell>
          <table:table-cell table:style-name="ce62" table:formula="of:=IF([.G751]=&quot;&quot;;&quot;&quot;;TEXT(DATE(YEAR([.G751]);MONTH([.G751]);DAY([.G751]));&quot;AAAA&quot;))">
            <text:p/>
          </table:table-cell>
          <table:table-cell table:style-name="ce62" table:formula="of:=IF([.A751]=&quot;&quot;;&quot;&quot;;TEXT(DATE(YEAR([.A751]);MONTH([.A751]);DAY([.A751]));&quot;MMM&quot;))">
            <text:p/>
          </table:table-cell>
          <table:table-cell table:style-name="ce62" table:formula="of:=IF([.D751]=&quot;&quot;;&quot;&quot;;TEXT(DATE(YEAR([.D751]);MONTH([.D751]);DAY([.D751]));&quot;MMM&quot;))">
            <text:p/>
          </table:table-cell>
          <table:table-cell table:style-name="ce62" table:formula="of:=IF([.G751]=&quot;&quot;;&quot;&quot;;TEXT(DATE(YEAR([.G751]);MONTH([.G751]);DAY([.G751]));&quot;MMM&quot;))">
            <text:p/>
          </table:table-cell>
          <table:table-cell table:style-name="ce70" table:formula="of:=IF([.D751]=&quot;&quot;;&quot;&quot;;TEXT(DATE(YEAR([.D751]);MONTH([.D751]);DAY([.D75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2]=&quot;&quot;;&quot;&quot;;VLOOKUP([.K752];[Contas.$A$1:.$C$54];2;0))">
            <text:p><text:s text:c="2"/></text:p>
          </table:table-cell>
          <table:table-cell table:style-name="ce15" table:formula="of:=IF([.K752]=&quot;&quot;;&quot;&quot;;VLOOKUP([.K752];[Contas.$A$1:.$C$54];3;0))">
            <text:p><text:s text:c="2"/></text:p>
          </table:table-cell>
          <table:table-cell table:style-name="ce16" table:formula="of:=IF([.G752]&lt;&gt;&quot;&quot;;&quot;Pago&quot;;IF(AND([.G752]=&quot;&quot;;[.E752]&lt;&gt;&quot;&quot;;[.F752]&lt;&gt;&quot;&quot;;TODAY()&gt;=[.D752]);&quot;Vencido&quot;;IF(AND([.E752]=&quot;&quot;;[.F752]=&quot;&quot;;[.G752]=&quot;&quot;;[.H752]=&quot;&quot;);&quot;&quot;;&quot;A Vencer&quot;)))">
            <text:p><text:s text:c="2"/></text:p>
          </table:table-cell>
          <table:table-cell table:style-name="ce41" table:formula="of:=IF([.H752]=&quot;&quot;;&quot;&quot;;[.H752]-[.C752])">
            <text:p/>
          </table:table-cell>
          <table:table-cell table:style-name="ce62" table:formula="of:=IF([.A752]=&quot;&quot;;&quot;&quot;;TEXT(DATE(YEAR([.A752]);MONTH([.A752]);DAY([.A752]));&quot;AAAA&quot;))">
            <text:p/>
          </table:table-cell>
          <table:table-cell table:style-name="ce62" table:formula="of:=IF([.D752]=&quot;&quot;;&quot;&quot;;TEXT(DATE(YEAR([.D752]);MONTH([.D752]);DAY([.D752]));&quot;AAAA&quot;))">
            <text:p/>
          </table:table-cell>
          <table:table-cell table:style-name="ce62" table:formula="of:=IF([.G752]=&quot;&quot;;&quot;&quot;;TEXT(DATE(YEAR([.G752]);MONTH([.G752]);DAY([.G752]));&quot;AAAA&quot;))">
            <text:p/>
          </table:table-cell>
          <table:table-cell table:style-name="ce62" table:formula="of:=IF([.A752]=&quot;&quot;;&quot;&quot;;TEXT(DATE(YEAR([.A752]);MONTH([.A752]);DAY([.A752]));&quot;MMM&quot;))">
            <text:p/>
          </table:table-cell>
          <table:table-cell table:style-name="ce62" table:formula="of:=IF([.D752]=&quot;&quot;;&quot;&quot;;TEXT(DATE(YEAR([.D752]);MONTH([.D752]);DAY([.D752]));&quot;MMM&quot;))">
            <text:p/>
          </table:table-cell>
          <table:table-cell table:style-name="ce62" table:formula="of:=IF([.G752]=&quot;&quot;;&quot;&quot;;TEXT(DATE(YEAR([.G752]);MONTH([.G752]);DAY([.G752]));&quot;MMM&quot;))">
            <text:p/>
          </table:table-cell>
          <table:table-cell table:style-name="ce70" table:formula="of:=IF([.D752]=&quot;&quot;;&quot;&quot;;TEXT(DATE(YEAR([.D752]);MONTH([.D752]);DAY([.D75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3]=&quot;&quot;;&quot;&quot;;VLOOKUP([.K753];[Contas.$A$1:.$C$54];2;0))">
            <text:p><text:s text:c="2"/></text:p>
          </table:table-cell>
          <table:table-cell table:style-name="ce15" table:formula="of:=IF([.K753]=&quot;&quot;;&quot;&quot;;VLOOKUP([.K753];[Contas.$A$1:.$C$54];3;0))">
            <text:p><text:s text:c="2"/></text:p>
          </table:table-cell>
          <table:table-cell table:style-name="ce16" table:formula="of:=IF([.G753]&lt;&gt;&quot;&quot;;&quot;Pago&quot;;IF(AND([.G753]=&quot;&quot;;[.E753]&lt;&gt;&quot;&quot;;[.F753]&lt;&gt;&quot;&quot;;TODAY()&gt;=[.D753]);&quot;Vencido&quot;;IF(AND([.E753]=&quot;&quot;;[.F753]=&quot;&quot;;[.G753]=&quot;&quot;;[.H753]=&quot;&quot;);&quot;&quot;;&quot;A Vencer&quot;)))">
            <text:p><text:s text:c="2"/></text:p>
          </table:table-cell>
          <table:table-cell table:style-name="ce41" table:formula="of:=IF([.H753]=&quot;&quot;;&quot;&quot;;[.H753]-[.C753])">
            <text:p/>
          </table:table-cell>
          <table:table-cell table:style-name="ce62" table:formula="of:=IF([.A753]=&quot;&quot;;&quot;&quot;;TEXT(DATE(YEAR([.A753]);MONTH([.A753]);DAY([.A753]));&quot;AAAA&quot;))">
            <text:p/>
          </table:table-cell>
          <table:table-cell table:style-name="ce62" table:formula="of:=IF([.D753]=&quot;&quot;;&quot;&quot;;TEXT(DATE(YEAR([.D753]);MONTH([.D753]);DAY([.D753]));&quot;AAAA&quot;))">
            <text:p/>
          </table:table-cell>
          <table:table-cell table:style-name="ce62" table:formula="of:=IF([.G753]=&quot;&quot;;&quot;&quot;;TEXT(DATE(YEAR([.G753]);MONTH([.G753]);DAY([.G753]));&quot;AAAA&quot;))">
            <text:p/>
          </table:table-cell>
          <table:table-cell table:style-name="ce62" table:formula="of:=IF([.A753]=&quot;&quot;;&quot;&quot;;TEXT(DATE(YEAR([.A753]);MONTH([.A753]);DAY([.A753]));&quot;MMM&quot;))">
            <text:p/>
          </table:table-cell>
          <table:table-cell table:style-name="ce62" table:formula="of:=IF([.D753]=&quot;&quot;;&quot;&quot;;TEXT(DATE(YEAR([.D753]);MONTH([.D753]);DAY([.D753]));&quot;MMM&quot;))">
            <text:p/>
          </table:table-cell>
          <table:table-cell table:style-name="ce62" table:formula="of:=IF([.G753]=&quot;&quot;;&quot;&quot;;TEXT(DATE(YEAR([.G753]);MONTH([.G753]);DAY([.G753]));&quot;MMM&quot;))">
            <text:p/>
          </table:table-cell>
          <table:table-cell table:style-name="ce70" table:formula="of:=IF([.D753]=&quot;&quot;;&quot;&quot;;TEXT(DATE(YEAR([.D753]);MONTH([.D753]);DAY([.D75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4]=&quot;&quot;;&quot;&quot;;VLOOKUP([.K754];[Contas.$A$1:.$C$54];2;0))">
            <text:p><text:s text:c="2"/></text:p>
          </table:table-cell>
          <table:table-cell table:style-name="ce15" table:formula="of:=IF([.K754]=&quot;&quot;;&quot;&quot;;VLOOKUP([.K754];[Contas.$A$1:.$C$54];3;0))">
            <text:p><text:s text:c="2"/></text:p>
          </table:table-cell>
          <table:table-cell table:style-name="ce16" table:formula="of:=IF([.G754]&lt;&gt;&quot;&quot;;&quot;Pago&quot;;IF(AND([.G754]=&quot;&quot;;[.E754]&lt;&gt;&quot;&quot;;[.F754]&lt;&gt;&quot;&quot;;TODAY()&gt;=[.D754]);&quot;Vencido&quot;;IF(AND([.E754]=&quot;&quot;;[.F754]=&quot;&quot;;[.G754]=&quot;&quot;;[.H754]=&quot;&quot;);&quot;&quot;;&quot;A Vencer&quot;)))">
            <text:p><text:s text:c="2"/></text:p>
          </table:table-cell>
          <table:table-cell table:style-name="ce41" table:formula="of:=IF([.H754]=&quot;&quot;;&quot;&quot;;[.H754]-[.C754])">
            <text:p/>
          </table:table-cell>
          <table:table-cell table:style-name="ce62" table:formula="of:=IF([.A754]=&quot;&quot;;&quot;&quot;;TEXT(DATE(YEAR([.A754]);MONTH([.A754]);DAY([.A754]));&quot;AAAA&quot;))">
            <text:p/>
          </table:table-cell>
          <table:table-cell table:style-name="ce62" table:formula="of:=IF([.D754]=&quot;&quot;;&quot;&quot;;TEXT(DATE(YEAR([.D754]);MONTH([.D754]);DAY([.D754]));&quot;AAAA&quot;))">
            <text:p/>
          </table:table-cell>
          <table:table-cell table:style-name="ce62" table:formula="of:=IF([.G754]=&quot;&quot;;&quot;&quot;;TEXT(DATE(YEAR([.G754]);MONTH([.G754]);DAY([.G754]));&quot;AAAA&quot;))">
            <text:p/>
          </table:table-cell>
          <table:table-cell table:style-name="ce62" table:formula="of:=IF([.A754]=&quot;&quot;;&quot;&quot;;TEXT(DATE(YEAR([.A754]);MONTH([.A754]);DAY([.A754]));&quot;MMM&quot;))">
            <text:p/>
          </table:table-cell>
          <table:table-cell table:style-name="ce62" table:formula="of:=IF([.D754]=&quot;&quot;;&quot;&quot;;TEXT(DATE(YEAR([.D754]);MONTH([.D754]);DAY([.D754]));&quot;MMM&quot;))">
            <text:p/>
          </table:table-cell>
          <table:table-cell table:style-name="ce62" table:formula="of:=IF([.G754]=&quot;&quot;;&quot;&quot;;TEXT(DATE(YEAR([.G754]);MONTH([.G754]);DAY([.G754]));&quot;MMM&quot;))">
            <text:p/>
          </table:table-cell>
          <table:table-cell table:style-name="ce70" table:formula="of:=IF([.D754]=&quot;&quot;;&quot;&quot;;TEXT(DATE(YEAR([.D754]);MONTH([.D754]);DAY([.D75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5]=&quot;&quot;;&quot;&quot;;VLOOKUP([.K755];[Contas.$A$1:.$C$54];2;0))">
            <text:p><text:s text:c="2"/></text:p>
          </table:table-cell>
          <table:table-cell table:style-name="ce15" table:formula="of:=IF([.K755]=&quot;&quot;;&quot;&quot;;VLOOKUP([.K755];[Contas.$A$1:.$C$54];3;0))">
            <text:p><text:s text:c="2"/></text:p>
          </table:table-cell>
          <table:table-cell table:style-name="ce16" table:formula="of:=IF([.G755]&lt;&gt;&quot;&quot;;&quot;Pago&quot;;IF(AND([.G755]=&quot;&quot;;[.E755]&lt;&gt;&quot;&quot;;[.F755]&lt;&gt;&quot;&quot;;TODAY()&gt;=[.D755]);&quot;Vencido&quot;;IF(AND([.E755]=&quot;&quot;;[.F755]=&quot;&quot;;[.G755]=&quot;&quot;;[.H755]=&quot;&quot;);&quot;&quot;;&quot;A Vencer&quot;)))">
            <text:p><text:s text:c="2"/></text:p>
          </table:table-cell>
          <table:table-cell table:style-name="ce41" table:formula="of:=IF([.H755]=&quot;&quot;;&quot;&quot;;[.H755]-[.C755])">
            <text:p/>
          </table:table-cell>
          <table:table-cell table:style-name="ce62" table:formula="of:=IF([.A755]=&quot;&quot;;&quot;&quot;;TEXT(DATE(YEAR([.A755]);MONTH([.A755]);DAY([.A755]));&quot;AAAA&quot;))">
            <text:p/>
          </table:table-cell>
          <table:table-cell table:style-name="ce62" table:formula="of:=IF([.D755]=&quot;&quot;;&quot;&quot;;TEXT(DATE(YEAR([.D755]);MONTH([.D755]);DAY([.D755]));&quot;AAAA&quot;))">
            <text:p/>
          </table:table-cell>
          <table:table-cell table:style-name="ce62" table:formula="of:=IF([.G755]=&quot;&quot;;&quot;&quot;;TEXT(DATE(YEAR([.G755]);MONTH([.G755]);DAY([.G755]));&quot;AAAA&quot;))">
            <text:p/>
          </table:table-cell>
          <table:table-cell table:style-name="ce62" table:formula="of:=IF([.A755]=&quot;&quot;;&quot;&quot;;TEXT(DATE(YEAR([.A755]);MONTH([.A755]);DAY([.A755]));&quot;MMM&quot;))">
            <text:p/>
          </table:table-cell>
          <table:table-cell table:style-name="ce62" table:formula="of:=IF([.D755]=&quot;&quot;;&quot;&quot;;TEXT(DATE(YEAR([.D755]);MONTH([.D755]);DAY([.D755]));&quot;MMM&quot;))">
            <text:p/>
          </table:table-cell>
          <table:table-cell table:style-name="ce62" table:formula="of:=IF([.G755]=&quot;&quot;;&quot;&quot;;TEXT(DATE(YEAR([.G755]);MONTH([.G755]);DAY([.G755]));&quot;MMM&quot;))">
            <text:p/>
          </table:table-cell>
          <table:table-cell table:style-name="ce70" table:formula="of:=IF([.D755]=&quot;&quot;;&quot;&quot;;TEXT(DATE(YEAR([.D755]);MONTH([.D755]);DAY([.D75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6]=&quot;&quot;;&quot;&quot;;VLOOKUP([.K756];[Contas.$A$1:.$C$54];2;0))">
            <text:p><text:s text:c="2"/></text:p>
          </table:table-cell>
          <table:table-cell table:style-name="ce15" table:formula="of:=IF([.K756]=&quot;&quot;;&quot;&quot;;VLOOKUP([.K756];[Contas.$A$1:.$C$54];3;0))">
            <text:p><text:s text:c="2"/></text:p>
          </table:table-cell>
          <table:table-cell table:style-name="ce16" table:formula="of:=IF([.G756]&lt;&gt;&quot;&quot;;&quot;Pago&quot;;IF(AND([.G756]=&quot;&quot;;[.E756]&lt;&gt;&quot;&quot;;[.F756]&lt;&gt;&quot;&quot;;TODAY()&gt;=[.D756]);&quot;Vencido&quot;;IF(AND([.E756]=&quot;&quot;;[.F756]=&quot;&quot;;[.G756]=&quot;&quot;;[.H756]=&quot;&quot;);&quot;&quot;;&quot;A Vencer&quot;)))">
            <text:p><text:s text:c="2"/></text:p>
          </table:table-cell>
          <table:table-cell table:style-name="ce41" table:formula="of:=IF([.H756]=&quot;&quot;;&quot;&quot;;[.H756]-[.C756])">
            <text:p/>
          </table:table-cell>
          <table:table-cell table:style-name="ce62" table:formula="of:=IF([.A756]=&quot;&quot;;&quot;&quot;;TEXT(DATE(YEAR([.A756]);MONTH([.A756]);DAY([.A756]));&quot;AAAA&quot;))">
            <text:p/>
          </table:table-cell>
          <table:table-cell table:style-name="ce62" table:formula="of:=IF([.D756]=&quot;&quot;;&quot;&quot;;TEXT(DATE(YEAR([.D756]);MONTH([.D756]);DAY([.D756]));&quot;AAAA&quot;))">
            <text:p/>
          </table:table-cell>
          <table:table-cell table:style-name="ce62" table:formula="of:=IF([.G756]=&quot;&quot;;&quot;&quot;;TEXT(DATE(YEAR([.G756]);MONTH([.G756]);DAY([.G756]));&quot;AAAA&quot;))">
            <text:p/>
          </table:table-cell>
          <table:table-cell table:style-name="ce62" table:formula="of:=IF([.A756]=&quot;&quot;;&quot;&quot;;TEXT(DATE(YEAR([.A756]);MONTH([.A756]);DAY([.A756]));&quot;MMM&quot;))">
            <text:p/>
          </table:table-cell>
          <table:table-cell table:style-name="ce62" table:formula="of:=IF([.D756]=&quot;&quot;;&quot;&quot;;TEXT(DATE(YEAR([.D756]);MONTH([.D756]);DAY([.D756]));&quot;MMM&quot;))">
            <text:p/>
          </table:table-cell>
          <table:table-cell table:style-name="ce62" table:formula="of:=IF([.G756]=&quot;&quot;;&quot;&quot;;TEXT(DATE(YEAR([.G756]);MONTH([.G756]);DAY([.G756]));&quot;MMM&quot;))">
            <text:p/>
          </table:table-cell>
          <table:table-cell table:style-name="ce70" table:formula="of:=IF([.D756]=&quot;&quot;;&quot;&quot;;TEXT(DATE(YEAR([.D756]);MONTH([.D756]);DAY([.D75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7]=&quot;&quot;;&quot;&quot;;VLOOKUP([.K757];[Contas.$A$1:.$C$54];2;0))">
            <text:p><text:s text:c="2"/></text:p>
          </table:table-cell>
          <table:table-cell table:style-name="ce15" table:formula="of:=IF([.K757]=&quot;&quot;;&quot;&quot;;VLOOKUP([.K757];[Contas.$A$1:.$C$54];3;0))">
            <text:p><text:s text:c="2"/></text:p>
          </table:table-cell>
          <table:table-cell table:style-name="ce16" table:formula="of:=IF([.G757]&lt;&gt;&quot;&quot;;&quot;Pago&quot;;IF(AND([.G757]=&quot;&quot;;[.E757]&lt;&gt;&quot;&quot;;[.F757]&lt;&gt;&quot;&quot;;TODAY()&gt;=[.D757]);&quot;Vencido&quot;;IF(AND([.E757]=&quot;&quot;;[.F757]=&quot;&quot;;[.G757]=&quot;&quot;;[.H757]=&quot;&quot;);&quot;&quot;;&quot;A Vencer&quot;)))">
            <text:p><text:s text:c="2"/></text:p>
          </table:table-cell>
          <table:table-cell table:style-name="ce41" table:formula="of:=IF([.H757]=&quot;&quot;;&quot;&quot;;[.H757]-[.C757])">
            <text:p/>
          </table:table-cell>
          <table:table-cell table:style-name="ce62" table:formula="of:=IF([.A757]=&quot;&quot;;&quot;&quot;;TEXT(DATE(YEAR([.A757]);MONTH([.A757]);DAY([.A757]));&quot;AAAA&quot;))">
            <text:p/>
          </table:table-cell>
          <table:table-cell table:style-name="ce62" table:formula="of:=IF([.D757]=&quot;&quot;;&quot;&quot;;TEXT(DATE(YEAR([.D757]);MONTH([.D757]);DAY([.D757]));&quot;AAAA&quot;))">
            <text:p/>
          </table:table-cell>
          <table:table-cell table:style-name="ce62" table:formula="of:=IF([.G757]=&quot;&quot;;&quot;&quot;;TEXT(DATE(YEAR([.G757]);MONTH([.G757]);DAY([.G757]));&quot;AAAA&quot;))">
            <text:p/>
          </table:table-cell>
          <table:table-cell table:style-name="ce62" table:formula="of:=IF([.A757]=&quot;&quot;;&quot;&quot;;TEXT(DATE(YEAR([.A757]);MONTH([.A757]);DAY([.A757]));&quot;MMM&quot;))">
            <text:p/>
          </table:table-cell>
          <table:table-cell table:style-name="ce62" table:formula="of:=IF([.D757]=&quot;&quot;;&quot;&quot;;TEXT(DATE(YEAR([.D757]);MONTH([.D757]);DAY([.D757]));&quot;MMM&quot;))">
            <text:p/>
          </table:table-cell>
          <table:table-cell table:style-name="ce62" table:formula="of:=IF([.G757]=&quot;&quot;;&quot;&quot;;TEXT(DATE(YEAR([.G757]);MONTH([.G757]);DAY([.G757]));&quot;MMM&quot;))">
            <text:p/>
          </table:table-cell>
          <table:table-cell table:style-name="ce70" table:formula="of:=IF([.D757]=&quot;&quot;;&quot;&quot;;TEXT(DATE(YEAR([.D757]);MONTH([.D757]);DAY([.D75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8]=&quot;&quot;;&quot;&quot;;VLOOKUP([.K758];[Contas.$A$1:.$C$54];2;0))">
            <text:p><text:s text:c="2"/></text:p>
          </table:table-cell>
          <table:table-cell table:style-name="ce15" table:formula="of:=IF([.K758]=&quot;&quot;;&quot;&quot;;VLOOKUP([.K758];[Contas.$A$1:.$C$54];3;0))">
            <text:p><text:s text:c="2"/></text:p>
          </table:table-cell>
          <table:table-cell table:style-name="ce16" table:formula="of:=IF([.G758]&lt;&gt;&quot;&quot;;&quot;Pago&quot;;IF(AND([.G758]=&quot;&quot;;[.E758]&lt;&gt;&quot;&quot;;[.F758]&lt;&gt;&quot;&quot;;TODAY()&gt;=[.D758]);&quot;Vencido&quot;;IF(AND([.E758]=&quot;&quot;;[.F758]=&quot;&quot;;[.G758]=&quot;&quot;;[.H758]=&quot;&quot;);&quot;&quot;;&quot;A Vencer&quot;)))">
            <text:p><text:s text:c="2"/></text:p>
          </table:table-cell>
          <table:table-cell table:style-name="ce41" table:formula="of:=IF([.H758]=&quot;&quot;;&quot;&quot;;[.H758]-[.C758])">
            <text:p/>
          </table:table-cell>
          <table:table-cell table:style-name="ce62" table:formula="of:=IF([.A758]=&quot;&quot;;&quot;&quot;;TEXT(DATE(YEAR([.A758]);MONTH([.A758]);DAY([.A758]));&quot;AAAA&quot;))">
            <text:p/>
          </table:table-cell>
          <table:table-cell table:style-name="ce62" table:formula="of:=IF([.D758]=&quot;&quot;;&quot;&quot;;TEXT(DATE(YEAR([.D758]);MONTH([.D758]);DAY([.D758]));&quot;AAAA&quot;))">
            <text:p/>
          </table:table-cell>
          <table:table-cell table:style-name="ce62" table:formula="of:=IF([.G758]=&quot;&quot;;&quot;&quot;;TEXT(DATE(YEAR([.G758]);MONTH([.G758]);DAY([.G758]));&quot;AAAA&quot;))">
            <text:p/>
          </table:table-cell>
          <table:table-cell table:style-name="ce62" table:formula="of:=IF([.A758]=&quot;&quot;;&quot;&quot;;TEXT(DATE(YEAR([.A758]);MONTH([.A758]);DAY([.A758]));&quot;MMM&quot;))">
            <text:p/>
          </table:table-cell>
          <table:table-cell table:style-name="ce62" table:formula="of:=IF([.D758]=&quot;&quot;;&quot;&quot;;TEXT(DATE(YEAR([.D758]);MONTH([.D758]);DAY([.D758]));&quot;MMM&quot;))">
            <text:p/>
          </table:table-cell>
          <table:table-cell table:style-name="ce62" table:formula="of:=IF([.G758]=&quot;&quot;;&quot;&quot;;TEXT(DATE(YEAR([.G758]);MONTH([.G758]);DAY([.G758]));&quot;MMM&quot;))">
            <text:p/>
          </table:table-cell>
          <table:table-cell table:style-name="ce70" table:formula="of:=IF([.D758]=&quot;&quot;;&quot;&quot;;TEXT(DATE(YEAR([.D758]);MONTH([.D758]);DAY([.D75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59]=&quot;&quot;;&quot;&quot;;VLOOKUP([.K759];[Contas.$A$1:.$C$54];2;0))">
            <text:p><text:s text:c="2"/></text:p>
          </table:table-cell>
          <table:table-cell table:style-name="ce15" table:formula="of:=IF([.K759]=&quot;&quot;;&quot;&quot;;VLOOKUP([.K759];[Contas.$A$1:.$C$54];3;0))">
            <text:p><text:s text:c="2"/></text:p>
          </table:table-cell>
          <table:table-cell table:style-name="ce16" table:formula="of:=IF([.G759]&lt;&gt;&quot;&quot;;&quot;Pago&quot;;IF(AND([.G759]=&quot;&quot;;[.E759]&lt;&gt;&quot;&quot;;[.F759]&lt;&gt;&quot;&quot;;TODAY()&gt;=[.D759]);&quot;Vencido&quot;;IF(AND([.E759]=&quot;&quot;;[.F759]=&quot;&quot;;[.G759]=&quot;&quot;;[.H759]=&quot;&quot;);&quot;&quot;;&quot;A Vencer&quot;)))">
            <text:p><text:s text:c="2"/></text:p>
          </table:table-cell>
          <table:table-cell table:style-name="ce41" table:formula="of:=IF([.H759]=&quot;&quot;;&quot;&quot;;[.H759]-[.C759])">
            <text:p/>
          </table:table-cell>
          <table:table-cell table:style-name="ce62" table:formula="of:=IF([.A759]=&quot;&quot;;&quot;&quot;;TEXT(DATE(YEAR([.A759]);MONTH([.A759]);DAY([.A759]));&quot;AAAA&quot;))">
            <text:p/>
          </table:table-cell>
          <table:table-cell table:style-name="ce62" table:formula="of:=IF([.D759]=&quot;&quot;;&quot;&quot;;TEXT(DATE(YEAR([.D759]);MONTH([.D759]);DAY([.D759]));&quot;AAAA&quot;))">
            <text:p/>
          </table:table-cell>
          <table:table-cell table:style-name="ce62" table:formula="of:=IF([.G759]=&quot;&quot;;&quot;&quot;;TEXT(DATE(YEAR([.G759]);MONTH([.G759]);DAY([.G759]));&quot;AAAA&quot;))">
            <text:p/>
          </table:table-cell>
          <table:table-cell table:style-name="ce62" table:formula="of:=IF([.A759]=&quot;&quot;;&quot;&quot;;TEXT(DATE(YEAR([.A759]);MONTH([.A759]);DAY([.A759]));&quot;MMM&quot;))">
            <text:p/>
          </table:table-cell>
          <table:table-cell table:style-name="ce62" table:formula="of:=IF([.D759]=&quot;&quot;;&quot;&quot;;TEXT(DATE(YEAR([.D759]);MONTH([.D759]);DAY([.D759]));&quot;MMM&quot;))">
            <text:p/>
          </table:table-cell>
          <table:table-cell table:style-name="ce62" table:formula="of:=IF([.G759]=&quot;&quot;;&quot;&quot;;TEXT(DATE(YEAR([.G759]);MONTH([.G759]);DAY([.G759]));&quot;MMM&quot;))">
            <text:p/>
          </table:table-cell>
          <table:table-cell table:style-name="ce70" table:formula="of:=IF([.D759]=&quot;&quot;;&quot;&quot;;TEXT(DATE(YEAR([.D759]);MONTH([.D759]);DAY([.D75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0]=&quot;&quot;;&quot;&quot;;VLOOKUP([.K760];[Contas.$A$1:.$C$54];2;0))">
            <text:p><text:s text:c="2"/></text:p>
          </table:table-cell>
          <table:table-cell table:style-name="ce15" table:formula="of:=IF([.K760]=&quot;&quot;;&quot;&quot;;VLOOKUP([.K760];[Contas.$A$1:.$C$54];3;0))">
            <text:p><text:s text:c="2"/></text:p>
          </table:table-cell>
          <table:table-cell table:style-name="ce16" table:formula="of:=IF([.G760]&lt;&gt;&quot;&quot;;&quot;Pago&quot;;IF(AND([.G760]=&quot;&quot;;[.E760]&lt;&gt;&quot;&quot;;[.F760]&lt;&gt;&quot;&quot;;TODAY()&gt;=[.D760]);&quot;Vencido&quot;;IF(AND([.E760]=&quot;&quot;;[.F760]=&quot;&quot;;[.G760]=&quot;&quot;;[.H760]=&quot;&quot;);&quot;&quot;;&quot;A Vencer&quot;)))">
            <text:p><text:s text:c="2"/></text:p>
          </table:table-cell>
          <table:table-cell table:style-name="ce41" table:formula="of:=IF([.H760]=&quot;&quot;;&quot;&quot;;[.H760]-[.C760])">
            <text:p/>
          </table:table-cell>
          <table:table-cell table:style-name="ce62" table:formula="of:=IF([.A760]=&quot;&quot;;&quot;&quot;;TEXT(DATE(YEAR([.A760]);MONTH([.A760]);DAY([.A760]));&quot;AAAA&quot;))">
            <text:p/>
          </table:table-cell>
          <table:table-cell table:style-name="ce62" table:formula="of:=IF([.D760]=&quot;&quot;;&quot;&quot;;TEXT(DATE(YEAR([.D760]);MONTH([.D760]);DAY([.D760]));&quot;AAAA&quot;))">
            <text:p/>
          </table:table-cell>
          <table:table-cell table:style-name="ce62" table:formula="of:=IF([.G760]=&quot;&quot;;&quot;&quot;;TEXT(DATE(YEAR([.G760]);MONTH([.G760]);DAY([.G760]));&quot;AAAA&quot;))">
            <text:p/>
          </table:table-cell>
          <table:table-cell table:style-name="ce62" table:formula="of:=IF([.A760]=&quot;&quot;;&quot;&quot;;TEXT(DATE(YEAR([.A760]);MONTH([.A760]);DAY([.A760]));&quot;MMM&quot;))">
            <text:p/>
          </table:table-cell>
          <table:table-cell table:style-name="ce62" table:formula="of:=IF([.D760]=&quot;&quot;;&quot;&quot;;TEXT(DATE(YEAR([.D760]);MONTH([.D760]);DAY([.D760]));&quot;MMM&quot;))">
            <text:p/>
          </table:table-cell>
          <table:table-cell table:style-name="ce62" table:formula="of:=IF([.G760]=&quot;&quot;;&quot;&quot;;TEXT(DATE(YEAR([.G760]);MONTH([.G760]);DAY([.G760]));&quot;MMM&quot;))">
            <text:p/>
          </table:table-cell>
          <table:table-cell table:style-name="ce70" table:formula="of:=IF([.D760]=&quot;&quot;;&quot;&quot;;TEXT(DATE(YEAR([.D760]);MONTH([.D760]);DAY([.D76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1]=&quot;&quot;;&quot;&quot;;VLOOKUP([.K761];[Contas.$A$1:.$C$54];2;0))">
            <text:p><text:s text:c="2"/></text:p>
          </table:table-cell>
          <table:table-cell table:style-name="ce15" table:formula="of:=IF([.K761]=&quot;&quot;;&quot;&quot;;VLOOKUP([.K761];[Contas.$A$1:.$C$54];3;0))">
            <text:p><text:s text:c="2"/></text:p>
          </table:table-cell>
          <table:table-cell table:style-name="ce16" table:formula="of:=IF([.G761]&lt;&gt;&quot;&quot;;&quot;Pago&quot;;IF(AND([.G761]=&quot;&quot;;[.E761]&lt;&gt;&quot;&quot;;[.F761]&lt;&gt;&quot;&quot;;TODAY()&gt;=[.D761]);&quot;Vencido&quot;;IF(AND([.E761]=&quot;&quot;;[.F761]=&quot;&quot;;[.G761]=&quot;&quot;;[.H761]=&quot;&quot;);&quot;&quot;;&quot;A Vencer&quot;)))">
            <text:p><text:s text:c="2"/></text:p>
          </table:table-cell>
          <table:table-cell table:style-name="ce41" table:formula="of:=IF([.H761]=&quot;&quot;;&quot;&quot;;[.H761]-[.C761])">
            <text:p/>
          </table:table-cell>
          <table:table-cell table:style-name="ce62" table:formula="of:=IF([.A761]=&quot;&quot;;&quot;&quot;;TEXT(DATE(YEAR([.A761]);MONTH([.A761]);DAY([.A761]));&quot;AAAA&quot;))">
            <text:p/>
          </table:table-cell>
          <table:table-cell table:style-name="ce62" table:formula="of:=IF([.D761]=&quot;&quot;;&quot;&quot;;TEXT(DATE(YEAR([.D761]);MONTH([.D761]);DAY([.D761]));&quot;AAAA&quot;))">
            <text:p/>
          </table:table-cell>
          <table:table-cell table:style-name="ce62" table:formula="of:=IF([.G761]=&quot;&quot;;&quot;&quot;;TEXT(DATE(YEAR([.G761]);MONTH([.G761]);DAY([.G761]));&quot;AAAA&quot;))">
            <text:p/>
          </table:table-cell>
          <table:table-cell table:style-name="ce62" table:formula="of:=IF([.A761]=&quot;&quot;;&quot;&quot;;TEXT(DATE(YEAR([.A761]);MONTH([.A761]);DAY([.A761]));&quot;MMM&quot;))">
            <text:p/>
          </table:table-cell>
          <table:table-cell table:style-name="ce62" table:formula="of:=IF([.D761]=&quot;&quot;;&quot;&quot;;TEXT(DATE(YEAR([.D761]);MONTH([.D761]);DAY([.D761]));&quot;MMM&quot;))">
            <text:p/>
          </table:table-cell>
          <table:table-cell table:style-name="ce62" table:formula="of:=IF([.G761]=&quot;&quot;;&quot;&quot;;TEXT(DATE(YEAR([.G761]);MONTH([.G761]);DAY([.G761]));&quot;MMM&quot;))">
            <text:p/>
          </table:table-cell>
          <table:table-cell table:style-name="ce70" table:formula="of:=IF([.D761]=&quot;&quot;;&quot;&quot;;TEXT(DATE(YEAR([.D761]);MONTH([.D761]);DAY([.D76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2]=&quot;&quot;;&quot;&quot;;VLOOKUP([.K762];[Contas.$A$1:.$C$54];2;0))">
            <text:p><text:s text:c="2"/></text:p>
          </table:table-cell>
          <table:table-cell table:style-name="ce15" table:formula="of:=IF([.K762]=&quot;&quot;;&quot;&quot;;VLOOKUP([.K762];[Contas.$A$1:.$C$54];3;0))">
            <text:p><text:s text:c="2"/></text:p>
          </table:table-cell>
          <table:table-cell table:style-name="ce16" table:formula="of:=IF([.G762]&lt;&gt;&quot;&quot;;&quot;Pago&quot;;IF(AND([.G762]=&quot;&quot;;[.E762]&lt;&gt;&quot;&quot;;[.F762]&lt;&gt;&quot;&quot;;TODAY()&gt;=[.D762]);&quot;Vencido&quot;;IF(AND([.E762]=&quot;&quot;;[.F762]=&quot;&quot;;[.G762]=&quot;&quot;;[.H762]=&quot;&quot;);&quot;&quot;;&quot;A Vencer&quot;)))">
            <text:p><text:s text:c="2"/></text:p>
          </table:table-cell>
          <table:table-cell table:style-name="ce41" table:formula="of:=IF([.H762]=&quot;&quot;;&quot;&quot;;[.H762]-[.C762])">
            <text:p/>
          </table:table-cell>
          <table:table-cell table:style-name="ce62" table:formula="of:=IF([.A762]=&quot;&quot;;&quot;&quot;;TEXT(DATE(YEAR([.A762]);MONTH([.A762]);DAY([.A762]));&quot;AAAA&quot;))">
            <text:p/>
          </table:table-cell>
          <table:table-cell table:style-name="ce62" table:formula="of:=IF([.D762]=&quot;&quot;;&quot;&quot;;TEXT(DATE(YEAR([.D762]);MONTH([.D762]);DAY([.D762]));&quot;AAAA&quot;))">
            <text:p/>
          </table:table-cell>
          <table:table-cell table:style-name="ce62" table:formula="of:=IF([.G762]=&quot;&quot;;&quot;&quot;;TEXT(DATE(YEAR([.G762]);MONTH([.G762]);DAY([.G762]));&quot;AAAA&quot;))">
            <text:p/>
          </table:table-cell>
          <table:table-cell table:style-name="ce62" table:formula="of:=IF([.A762]=&quot;&quot;;&quot;&quot;;TEXT(DATE(YEAR([.A762]);MONTH([.A762]);DAY([.A762]));&quot;MMM&quot;))">
            <text:p/>
          </table:table-cell>
          <table:table-cell table:style-name="ce62" table:formula="of:=IF([.D762]=&quot;&quot;;&quot;&quot;;TEXT(DATE(YEAR([.D762]);MONTH([.D762]);DAY([.D762]));&quot;MMM&quot;))">
            <text:p/>
          </table:table-cell>
          <table:table-cell table:style-name="ce62" table:formula="of:=IF([.G762]=&quot;&quot;;&quot;&quot;;TEXT(DATE(YEAR([.G762]);MONTH([.G762]);DAY([.G762]));&quot;MMM&quot;))">
            <text:p/>
          </table:table-cell>
          <table:table-cell table:style-name="ce70" table:formula="of:=IF([.D762]=&quot;&quot;;&quot;&quot;;TEXT(DATE(YEAR([.D762]);MONTH([.D762]);DAY([.D76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3]=&quot;&quot;;&quot;&quot;;VLOOKUP([.K763];[Contas.$A$1:.$C$54];2;0))">
            <text:p><text:s text:c="2"/></text:p>
          </table:table-cell>
          <table:table-cell table:style-name="ce15" table:formula="of:=IF([.K763]=&quot;&quot;;&quot;&quot;;VLOOKUP([.K763];[Contas.$A$1:.$C$54];3;0))">
            <text:p><text:s text:c="2"/></text:p>
          </table:table-cell>
          <table:table-cell table:style-name="ce16" table:formula="of:=IF([.G763]&lt;&gt;&quot;&quot;;&quot;Pago&quot;;IF(AND([.G763]=&quot;&quot;;[.E763]&lt;&gt;&quot;&quot;;[.F763]&lt;&gt;&quot;&quot;;TODAY()&gt;=[.D763]);&quot;Vencido&quot;;IF(AND([.E763]=&quot;&quot;;[.F763]=&quot;&quot;;[.G763]=&quot;&quot;;[.H763]=&quot;&quot;);&quot;&quot;;&quot;A Vencer&quot;)))">
            <text:p><text:s text:c="2"/></text:p>
          </table:table-cell>
          <table:table-cell table:style-name="ce41" table:formula="of:=IF([.H763]=&quot;&quot;;&quot;&quot;;[.H763]-[.C763])">
            <text:p/>
          </table:table-cell>
          <table:table-cell table:style-name="ce62" table:formula="of:=IF([.A763]=&quot;&quot;;&quot;&quot;;TEXT(DATE(YEAR([.A763]);MONTH([.A763]);DAY([.A763]));&quot;AAAA&quot;))">
            <text:p/>
          </table:table-cell>
          <table:table-cell table:style-name="ce62" table:formula="of:=IF([.D763]=&quot;&quot;;&quot;&quot;;TEXT(DATE(YEAR([.D763]);MONTH([.D763]);DAY([.D763]));&quot;AAAA&quot;))">
            <text:p/>
          </table:table-cell>
          <table:table-cell table:style-name="ce62" table:formula="of:=IF([.G763]=&quot;&quot;;&quot;&quot;;TEXT(DATE(YEAR([.G763]);MONTH([.G763]);DAY([.G763]));&quot;AAAA&quot;))">
            <text:p/>
          </table:table-cell>
          <table:table-cell table:style-name="ce62" table:formula="of:=IF([.A763]=&quot;&quot;;&quot;&quot;;TEXT(DATE(YEAR([.A763]);MONTH([.A763]);DAY([.A763]));&quot;MMM&quot;))">
            <text:p/>
          </table:table-cell>
          <table:table-cell table:style-name="ce62" table:formula="of:=IF([.D763]=&quot;&quot;;&quot;&quot;;TEXT(DATE(YEAR([.D763]);MONTH([.D763]);DAY([.D763]));&quot;MMM&quot;))">
            <text:p/>
          </table:table-cell>
          <table:table-cell table:style-name="ce62" table:formula="of:=IF([.G763]=&quot;&quot;;&quot;&quot;;TEXT(DATE(YEAR([.G763]);MONTH([.G763]);DAY([.G763]));&quot;MMM&quot;))">
            <text:p/>
          </table:table-cell>
          <table:table-cell table:style-name="ce70" table:formula="of:=IF([.D763]=&quot;&quot;;&quot;&quot;;TEXT(DATE(YEAR([.D763]);MONTH([.D763]);DAY([.D76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4]=&quot;&quot;;&quot;&quot;;VLOOKUP([.K764];[Contas.$A$1:.$C$54];2;0))">
            <text:p><text:s text:c="2"/></text:p>
          </table:table-cell>
          <table:table-cell table:style-name="ce15" table:formula="of:=IF([.K764]=&quot;&quot;;&quot;&quot;;VLOOKUP([.K764];[Contas.$A$1:.$C$54];3;0))">
            <text:p><text:s text:c="2"/></text:p>
          </table:table-cell>
          <table:table-cell table:style-name="ce16" table:formula="of:=IF([.G764]&lt;&gt;&quot;&quot;;&quot;Pago&quot;;IF(AND([.G764]=&quot;&quot;;[.E764]&lt;&gt;&quot;&quot;;[.F764]&lt;&gt;&quot;&quot;;TODAY()&gt;=[.D764]);&quot;Vencido&quot;;IF(AND([.E764]=&quot;&quot;;[.F764]=&quot;&quot;;[.G764]=&quot;&quot;;[.H764]=&quot;&quot;);&quot;&quot;;&quot;A Vencer&quot;)))">
            <text:p><text:s text:c="2"/></text:p>
          </table:table-cell>
          <table:table-cell table:style-name="ce41" table:formula="of:=IF([.H764]=&quot;&quot;;&quot;&quot;;[.H764]-[.C764])">
            <text:p/>
          </table:table-cell>
          <table:table-cell table:style-name="ce62" table:formula="of:=IF([.A764]=&quot;&quot;;&quot;&quot;;TEXT(DATE(YEAR([.A764]);MONTH([.A764]);DAY([.A764]));&quot;AAAA&quot;))">
            <text:p/>
          </table:table-cell>
          <table:table-cell table:style-name="ce62" table:formula="of:=IF([.D764]=&quot;&quot;;&quot;&quot;;TEXT(DATE(YEAR([.D764]);MONTH([.D764]);DAY([.D764]));&quot;AAAA&quot;))">
            <text:p/>
          </table:table-cell>
          <table:table-cell table:style-name="ce62" table:formula="of:=IF([.G764]=&quot;&quot;;&quot;&quot;;TEXT(DATE(YEAR([.G764]);MONTH([.G764]);DAY([.G764]));&quot;AAAA&quot;))">
            <text:p/>
          </table:table-cell>
          <table:table-cell table:style-name="ce62" table:formula="of:=IF([.A764]=&quot;&quot;;&quot;&quot;;TEXT(DATE(YEAR([.A764]);MONTH([.A764]);DAY([.A764]));&quot;MMM&quot;))">
            <text:p/>
          </table:table-cell>
          <table:table-cell table:style-name="ce62" table:formula="of:=IF([.D764]=&quot;&quot;;&quot;&quot;;TEXT(DATE(YEAR([.D764]);MONTH([.D764]);DAY([.D764]));&quot;MMM&quot;))">
            <text:p/>
          </table:table-cell>
          <table:table-cell table:style-name="ce62" table:formula="of:=IF([.G764]=&quot;&quot;;&quot;&quot;;TEXT(DATE(YEAR([.G764]);MONTH([.G764]);DAY([.G764]));&quot;MMM&quot;))">
            <text:p/>
          </table:table-cell>
          <table:table-cell table:style-name="ce70" table:formula="of:=IF([.D764]=&quot;&quot;;&quot;&quot;;TEXT(DATE(YEAR([.D764]);MONTH([.D764]);DAY([.D76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5]=&quot;&quot;;&quot;&quot;;VLOOKUP([.K765];[Contas.$A$1:.$C$54];2;0))">
            <text:p><text:s text:c="2"/></text:p>
          </table:table-cell>
          <table:table-cell table:style-name="ce15" table:formula="of:=IF([.K765]=&quot;&quot;;&quot;&quot;;VLOOKUP([.K765];[Contas.$A$1:.$C$54];3;0))">
            <text:p><text:s text:c="2"/></text:p>
          </table:table-cell>
          <table:table-cell table:style-name="ce16" table:formula="of:=IF([.G765]&lt;&gt;&quot;&quot;;&quot;Pago&quot;;IF(AND([.G765]=&quot;&quot;;[.E765]&lt;&gt;&quot;&quot;;[.F765]&lt;&gt;&quot;&quot;;TODAY()&gt;=[.D765]);&quot;Vencido&quot;;IF(AND([.E765]=&quot;&quot;;[.F765]=&quot;&quot;;[.G765]=&quot;&quot;;[.H765]=&quot;&quot;);&quot;&quot;;&quot;A Vencer&quot;)))">
            <text:p><text:s text:c="2"/></text:p>
          </table:table-cell>
          <table:table-cell table:style-name="ce41" table:formula="of:=IF([.H765]=&quot;&quot;;&quot;&quot;;[.H765]-[.C765])">
            <text:p/>
          </table:table-cell>
          <table:table-cell table:style-name="ce62" table:formula="of:=IF([.A765]=&quot;&quot;;&quot;&quot;;TEXT(DATE(YEAR([.A765]);MONTH([.A765]);DAY([.A765]));&quot;AAAA&quot;))">
            <text:p/>
          </table:table-cell>
          <table:table-cell table:style-name="ce62" table:formula="of:=IF([.D765]=&quot;&quot;;&quot;&quot;;TEXT(DATE(YEAR([.D765]);MONTH([.D765]);DAY([.D765]));&quot;AAAA&quot;))">
            <text:p/>
          </table:table-cell>
          <table:table-cell table:style-name="ce62" table:formula="of:=IF([.G765]=&quot;&quot;;&quot;&quot;;TEXT(DATE(YEAR([.G765]);MONTH([.G765]);DAY([.G765]));&quot;AAAA&quot;))">
            <text:p/>
          </table:table-cell>
          <table:table-cell table:style-name="ce62" table:formula="of:=IF([.A765]=&quot;&quot;;&quot;&quot;;TEXT(DATE(YEAR([.A765]);MONTH([.A765]);DAY([.A765]));&quot;MMM&quot;))">
            <text:p/>
          </table:table-cell>
          <table:table-cell table:style-name="ce62" table:formula="of:=IF([.D765]=&quot;&quot;;&quot;&quot;;TEXT(DATE(YEAR([.D765]);MONTH([.D765]);DAY([.D765]));&quot;MMM&quot;))">
            <text:p/>
          </table:table-cell>
          <table:table-cell table:style-name="ce62" table:formula="of:=IF([.G765]=&quot;&quot;;&quot;&quot;;TEXT(DATE(YEAR([.G765]);MONTH([.G765]);DAY([.G765]));&quot;MMM&quot;))">
            <text:p/>
          </table:table-cell>
          <table:table-cell table:style-name="ce70" table:formula="of:=IF([.D765]=&quot;&quot;;&quot;&quot;;TEXT(DATE(YEAR([.D765]);MONTH([.D765]);DAY([.D76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6]=&quot;&quot;;&quot;&quot;;VLOOKUP([.K766];[Contas.$A$1:.$C$54];2;0))">
            <text:p><text:s text:c="2"/></text:p>
          </table:table-cell>
          <table:table-cell table:style-name="ce15" table:formula="of:=IF([.K766]=&quot;&quot;;&quot;&quot;;VLOOKUP([.K766];[Contas.$A$1:.$C$54];3;0))">
            <text:p><text:s text:c="2"/></text:p>
          </table:table-cell>
          <table:table-cell table:style-name="ce16" table:formula="of:=IF([.G766]&lt;&gt;&quot;&quot;;&quot;Pago&quot;;IF(AND([.G766]=&quot;&quot;;[.E766]&lt;&gt;&quot;&quot;;[.F766]&lt;&gt;&quot;&quot;;TODAY()&gt;=[.D766]);&quot;Vencido&quot;;IF(AND([.E766]=&quot;&quot;;[.F766]=&quot;&quot;;[.G766]=&quot;&quot;;[.H766]=&quot;&quot;);&quot;&quot;;&quot;A Vencer&quot;)))">
            <text:p><text:s text:c="2"/></text:p>
          </table:table-cell>
          <table:table-cell table:style-name="ce41" table:formula="of:=IF([.H766]=&quot;&quot;;&quot;&quot;;[.H766]-[.C766])">
            <text:p/>
          </table:table-cell>
          <table:table-cell table:style-name="ce62" table:formula="of:=IF([.A766]=&quot;&quot;;&quot;&quot;;TEXT(DATE(YEAR([.A766]);MONTH([.A766]);DAY([.A766]));&quot;AAAA&quot;))">
            <text:p/>
          </table:table-cell>
          <table:table-cell table:style-name="ce62" table:formula="of:=IF([.D766]=&quot;&quot;;&quot;&quot;;TEXT(DATE(YEAR([.D766]);MONTH([.D766]);DAY([.D766]));&quot;AAAA&quot;))">
            <text:p/>
          </table:table-cell>
          <table:table-cell table:style-name="ce62" table:formula="of:=IF([.G766]=&quot;&quot;;&quot;&quot;;TEXT(DATE(YEAR([.G766]);MONTH([.G766]);DAY([.G766]));&quot;AAAA&quot;))">
            <text:p/>
          </table:table-cell>
          <table:table-cell table:style-name="ce62" table:formula="of:=IF([.A766]=&quot;&quot;;&quot;&quot;;TEXT(DATE(YEAR([.A766]);MONTH([.A766]);DAY([.A766]));&quot;MMM&quot;))">
            <text:p/>
          </table:table-cell>
          <table:table-cell table:style-name="ce62" table:formula="of:=IF([.D766]=&quot;&quot;;&quot;&quot;;TEXT(DATE(YEAR([.D766]);MONTH([.D766]);DAY([.D766]));&quot;MMM&quot;))">
            <text:p/>
          </table:table-cell>
          <table:table-cell table:style-name="ce62" table:formula="of:=IF([.G766]=&quot;&quot;;&quot;&quot;;TEXT(DATE(YEAR([.G766]);MONTH([.G766]);DAY([.G766]));&quot;MMM&quot;))">
            <text:p/>
          </table:table-cell>
          <table:table-cell table:style-name="ce70" table:formula="of:=IF([.D766]=&quot;&quot;;&quot;&quot;;TEXT(DATE(YEAR([.D766]);MONTH([.D766]);DAY([.D76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7]=&quot;&quot;;&quot;&quot;;VLOOKUP([.K767];[Contas.$A$1:.$C$54];2;0))">
            <text:p><text:s text:c="2"/></text:p>
          </table:table-cell>
          <table:table-cell table:style-name="ce15" table:formula="of:=IF([.K767]=&quot;&quot;;&quot;&quot;;VLOOKUP([.K767];[Contas.$A$1:.$C$54];3;0))">
            <text:p><text:s text:c="2"/></text:p>
          </table:table-cell>
          <table:table-cell table:style-name="ce16" table:formula="of:=IF([.G767]&lt;&gt;&quot;&quot;;&quot;Pago&quot;;IF(AND([.G767]=&quot;&quot;;[.E767]&lt;&gt;&quot;&quot;;[.F767]&lt;&gt;&quot;&quot;;TODAY()&gt;=[.D767]);&quot;Vencido&quot;;IF(AND([.E767]=&quot;&quot;;[.F767]=&quot;&quot;;[.G767]=&quot;&quot;;[.H767]=&quot;&quot;);&quot;&quot;;&quot;A Vencer&quot;)))">
            <text:p><text:s text:c="2"/></text:p>
          </table:table-cell>
          <table:table-cell table:style-name="ce41" table:formula="of:=IF([.H767]=&quot;&quot;;&quot;&quot;;[.H767]-[.C767])">
            <text:p/>
          </table:table-cell>
          <table:table-cell table:style-name="ce62" table:formula="of:=IF([.A767]=&quot;&quot;;&quot;&quot;;TEXT(DATE(YEAR([.A767]);MONTH([.A767]);DAY([.A767]));&quot;AAAA&quot;))">
            <text:p/>
          </table:table-cell>
          <table:table-cell table:style-name="ce62" table:formula="of:=IF([.D767]=&quot;&quot;;&quot;&quot;;TEXT(DATE(YEAR([.D767]);MONTH([.D767]);DAY([.D767]));&quot;AAAA&quot;))">
            <text:p/>
          </table:table-cell>
          <table:table-cell table:style-name="ce62" table:formula="of:=IF([.G767]=&quot;&quot;;&quot;&quot;;TEXT(DATE(YEAR([.G767]);MONTH([.G767]);DAY([.G767]));&quot;AAAA&quot;))">
            <text:p/>
          </table:table-cell>
          <table:table-cell table:style-name="ce62" table:formula="of:=IF([.A767]=&quot;&quot;;&quot;&quot;;TEXT(DATE(YEAR([.A767]);MONTH([.A767]);DAY([.A767]));&quot;MMM&quot;))">
            <text:p/>
          </table:table-cell>
          <table:table-cell table:style-name="ce62" table:formula="of:=IF([.D767]=&quot;&quot;;&quot;&quot;;TEXT(DATE(YEAR([.D767]);MONTH([.D767]);DAY([.D767]));&quot;MMM&quot;))">
            <text:p/>
          </table:table-cell>
          <table:table-cell table:style-name="ce62" table:formula="of:=IF([.G767]=&quot;&quot;;&quot;&quot;;TEXT(DATE(YEAR([.G767]);MONTH([.G767]);DAY([.G767]));&quot;MMM&quot;))">
            <text:p/>
          </table:table-cell>
          <table:table-cell table:style-name="ce70" table:formula="of:=IF([.D767]=&quot;&quot;;&quot;&quot;;TEXT(DATE(YEAR([.D767]);MONTH([.D767]);DAY([.D76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8]=&quot;&quot;;&quot;&quot;;VLOOKUP([.K768];[Contas.$A$1:.$C$54];2;0))">
            <text:p><text:s text:c="2"/></text:p>
          </table:table-cell>
          <table:table-cell table:style-name="ce15" table:formula="of:=IF([.K768]=&quot;&quot;;&quot;&quot;;VLOOKUP([.K768];[Contas.$A$1:.$C$54];3;0))">
            <text:p><text:s text:c="2"/></text:p>
          </table:table-cell>
          <table:table-cell table:style-name="ce16" table:formula="of:=IF([.G768]&lt;&gt;&quot;&quot;;&quot;Pago&quot;;IF(AND([.G768]=&quot;&quot;;[.E768]&lt;&gt;&quot;&quot;;[.F768]&lt;&gt;&quot;&quot;;TODAY()&gt;=[.D768]);&quot;Vencido&quot;;IF(AND([.E768]=&quot;&quot;;[.F768]=&quot;&quot;;[.G768]=&quot;&quot;;[.H768]=&quot;&quot;);&quot;&quot;;&quot;A Vencer&quot;)))">
            <text:p><text:s text:c="2"/></text:p>
          </table:table-cell>
          <table:table-cell table:style-name="ce41" table:formula="of:=IF([.H768]=&quot;&quot;;&quot;&quot;;[.H768]-[.C768])">
            <text:p/>
          </table:table-cell>
          <table:table-cell table:style-name="ce62" table:formula="of:=IF([.A768]=&quot;&quot;;&quot;&quot;;TEXT(DATE(YEAR([.A768]);MONTH([.A768]);DAY([.A768]));&quot;AAAA&quot;))">
            <text:p/>
          </table:table-cell>
          <table:table-cell table:style-name="ce62" table:formula="of:=IF([.D768]=&quot;&quot;;&quot;&quot;;TEXT(DATE(YEAR([.D768]);MONTH([.D768]);DAY([.D768]));&quot;AAAA&quot;))">
            <text:p/>
          </table:table-cell>
          <table:table-cell table:style-name="ce62" table:formula="of:=IF([.G768]=&quot;&quot;;&quot;&quot;;TEXT(DATE(YEAR([.G768]);MONTH([.G768]);DAY([.G768]));&quot;AAAA&quot;))">
            <text:p/>
          </table:table-cell>
          <table:table-cell table:style-name="ce62" table:formula="of:=IF([.A768]=&quot;&quot;;&quot;&quot;;TEXT(DATE(YEAR([.A768]);MONTH([.A768]);DAY([.A768]));&quot;MMM&quot;))">
            <text:p/>
          </table:table-cell>
          <table:table-cell table:style-name="ce62" table:formula="of:=IF([.D768]=&quot;&quot;;&quot;&quot;;TEXT(DATE(YEAR([.D768]);MONTH([.D768]);DAY([.D768]));&quot;MMM&quot;))">
            <text:p/>
          </table:table-cell>
          <table:table-cell table:style-name="ce62" table:formula="of:=IF([.G768]=&quot;&quot;;&quot;&quot;;TEXT(DATE(YEAR([.G768]);MONTH([.G768]);DAY([.G768]));&quot;MMM&quot;))">
            <text:p/>
          </table:table-cell>
          <table:table-cell table:style-name="ce70" table:formula="of:=IF([.D768]=&quot;&quot;;&quot;&quot;;TEXT(DATE(YEAR([.D768]);MONTH([.D768]);DAY([.D76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69]=&quot;&quot;;&quot;&quot;;VLOOKUP([.K769];[Contas.$A$1:.$C$54];2;0))">
            <text:p><text:s text:c="2"/></text:p>
          </table:table-cell>
          <table:table-cell table:style-name="ce15" table:formula="of:=IF([.K769]=&quot;&quot;;&quot;&quot;;VLOOKUP([.K769];[Contas.$A$1:.$C$54];3;0))">
            <text:p><text:s text:c="2"/></text:p>
          </table:table-cell>
          <table:table-cell table:style-name="ce16" table:formula="of:=IF([.G769]&lt;&gt;&quot;&quot;;&quot;Pago&quot;;IF(AND([.G769]=&quot;&quot;;[.E769]&lt;&gt;&quot;&quot;;[.F769]&lt;&gt;&quot;&quot;;TODAY()&gt;=[.D769]);&quot;Vencido&quot;;IF(AND([.E769]=&quot;&quot;;[.F769]=&quot;&quot;;[.G769]=&quot;&quot;;[.H769]=&quot;&quot;);&quot;&quot;;&quot;A Vencer&quot;)))">
            <text:p><text:s text:c="2"/></text:p>
          </table:table-cell>
          <table:table-cell table:style-name="ce41" table:formula="of:=IF([.H769]=&quot;&quot;;&quot;&quot;;[.H769]-[.C769])">
            <text:p/>
          </table:table-cell>
          <table:table-cell table:style-name="ce62" table:formula="of:=IF([.A769]=&quot;&quot;;&quot;&quot;;TEXT(DATE(YEAR([.A769]);MONTH([.A769]);DAY([.A769]));&quot;AAAA&quot;))">
            <text:p/>
          </table:table-cell>
          <table:table-cell table:style-name="ce62" table:formula="of:=IF([.D769]=&quot;&quot;;&quot;&quot;;TEXT(DATE(YEAR([.D769]);MONTH([.D769]);DAY([.D769]));&quot;AAAA&quot;))">
            <text:p/>
          </table:table-cell>
          <table:table-cell table:style-name="ce62" table:formula="of:=IF([.G769]=&quot;&quot;;&quot;&quot;;TEXT(DATE(YEAR([.G769]);MONTH([.G769]);DAY([.G769]));&quot;AAAA&quot;))">
            <text:p/>
          </table:table-cell>
          <table:table-cell table:style-name="ce62" table:formula="of:=IF([.A769]=&quot;&quot;;&quot;&quot;;TEXT(DATE(YEAR([.A769]);MONTH([.A769]);DAY([.A769]));&quot;MMM&quot;))">
            <text:p/>
          </table:table-cell>
          <table:table-cell table:style-name="ce62" table:formula="of:=IF([.D769]=&quot;&quot;;&quot;&quot;;TEXT(DATE(YEAR([.D769]);MONTH([.D769]);DAY([.D769]));&quot;MMM&quot;))">
            <text:p/>
          </table:table-cell>
          <table:table-cell table:style-name="ce62" table:formula="of:=IF([.G769]=&quot;&quot;;&quot;&quot;;TEXT(DATE(YEAR([.G769]);MONTH([.G769]);DAY([.G769]));&quot;MMM&quot;))">
            <text:p/>
          </table:table-cell>
          <table:table-cell table:style-name="ce70" table:formula="of:=IF([.D769]=&quot;&quot;;&quot;&quot;;TEXT(DATE(YEAR([.D769]);MONTH([.D769]);DAY([.D76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0]=&quot;&quot;;&quot;&quot;;VLOOKUP([.K770];[Contas.$A$1:.$C$54];2;0))">
            <text:p><text:s text:c="2"/></text:p>
          </table:table-cell>
          <table:table-cell table:style-name="ce15" table:formula="of:=IF([.K770]=&quot;&quot;;&quot;&quot;;VLOOKUP([.K770];[Contas.$A$1:.$C$54];3;0))">
            <text:p><text:s text:c="2"/></text:p>
          </table:table-cell>
          <table:table-cell table:style-name="ce16" table:formula="of:=IF([.G770]&lt;&gt;&quot;&quot;;&quot;Pago&quot;;IF(AND([.G770]=&quot;&quot;;[.E770]&lt;&gt;&quot;&quot;;[.F770]&lt;&gt;&quot;&quot;;TODAY()&gt;=[.D770]);&quot;Vencido&quot;;IF(AND([.E770]=&quot;&quot;;[.F770]=&quot;&quot;;[.G770]=&quot;&quot;;[.H770]=&quot;&quot;);&quot;&quot;;&quot;A Vencer&quot;)))">
            <text:p><text:s text:c="2"/></text:p>
          </table:table-cell>
          <table:table-cell table:style-name="ce41" table:formula="of:=IF([.H770]=&quot;&quot;;&quot;&quot;;[.H770]-[.C770])">
            <text:p/>
          </table:table-cell>
          <table:table-cell table:style-name="ce62" table:formula="of:=IF([.A770]=&quot;&quot;;&quot;&quot;;TEXT(DATE(YEAR([.A770]);MONTH([.A770]);DAY([.A770]));&quot;AAAA&quot;))">
            <text:p/>
          </table:table-cell>
          <table:table-cell table:style-name="ce62" table:formula="of:=IF([.D770]=&quot;&quot;;&quot;&quot;;TEXT(DATE(YEAR([.D770]);MONTH([.D770]);DAY([.D770]));&quot;AAAA&quot;))">
            <text:p/>
          </table:table-cell>
          <table:table-cell table:style-name="ce62" table:formula="of:=IF([.G770]=&quot;&quot;;&quot;&quot;;TEXT(DATE(YEAR([.G770]);MONTH([.G770]);DAY([.G770]));&quot;AAAA&quot;))">
            <text:p/>
          </table:table-cell>
          <table:table-cell table:style-name="ce62" table:formula="of:=IF([.A770]=&quot;&quot;;&quot;&quot;;TEXT(DATE(YEAR([.A770]);MONTH([.A770]);DAY([.A770]));&quot;MMM&quot;))">
            <text:p/>
          </table:table-cell>
          <table:table-cell table:style-name="ce62" table:formula="of:=IF([.D770]=&quot;&quot;;&quot;&quot;;TEXT(DATE(YEAR([.D770]);MONTH([.D770]);DAY([.D770]));&quot;MMM&quot;))">
            <text:p/>
          </table:table-cell>
          <table:table-cell table:style-name="ce62" table:formula="of:=IF([.G770]=&quot;&quot;;&quot;&quot;;TEXT(DATE(YEAR([.G770]);MONTH([.G770]);DAY([.G770]));&quot;MMM&quot;))">
            <text:p/>
          </table:table-cell>
          <table:table-cell table:style-name="ce70" table:formula="of:=IF([.D770]=&quot;&quot;;&quot;&quot;;TEXT(DATE(YEAR([.D770]);MONTH([.D770]);DAY([.D77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1]=&quot;&quot;;&quot;&quot;;VLOOKUP([.K771];[Contas.$A$1:.$C$54];2;0))">
            <text:p><text:s text:c="2"/></text:p>
          </table:table-cell>
          <table:table-cell table:style-name="ce15" table:formula="of:=IF([.K771]=&quot;&quot;;&quot;&quot;;VLOOKUP([.K771];[Contas.$A$1:.$C$54];3;0))">
            <text:p><text:s text:c="2"/></text:p>
          </table:table-cell>
          <table:table-cell table:style-name="ce16" table:formula="of:=IF([.G771]&lt;&gt;&quot;&quot;;&quot;Pago&quot;;IF(AND([.G771]=&quot;&quot;;[.E771]&lt;&gt;&quot;&quot;;[.F771]&lt;&gt;&quot;&quot;;TODAY()&gt;=[.D771]);&quot;Vencido&quot;;IF(AND([.E771]=&quot;&quot;;[.F771]=&quot;&quot;;[.G771]=&quot;&quot;;[.H771]=&quot;&quot;);&quot;&quot;;&quot;A Vencer&quot;)))">
            <text:p><text:s text:c="2"/></text:p>
          </table:table-cell>
          <table:table-cell table:style-name="ce41" table:formula="of:=IF([.H771]=&quot;&quot;;&quot;&quot;;[.H771]-[.C771])">
            <text:p/>
          </table:table-cell>
          <table:table-cell table:style-name="ce62" table:formula="of:=IF([.A771]=&quot;&quot;;&quot;&quot;;TEXT(DATE(YEAR([.A771]);MONTH([.A771]);DAY([.A771]));&quot;AAAA&quot;))">
            <text:p/>
          </table:table-cell>
          <table:table-cell table:style-name="ce62" table:formula="of:=IF([.D771]=&quot;&quot;;&quot;&quot;;TEXT(DATE(YEAR([.D771]);MONTH([.D771]);DAY([.D771]));&quot;AAAA&quot;))">
            <text:p/>
          </table:table-cell>
          <table:table-cell table:style-name="ce62" table:formula="of:=IF([.G771]=&quot;&quot;;&quot;&quot;;TEXT(DATE(YEAR([.G771]);MONTH([.G771]);DAY([.G771]));&quot;AAAA&quot;))">
            <text:p/>
          </table:table-cell>
          <table:table-cell table:style-name="ce62" table:formula="of:=IF([.A771]=&quot;&quot;;&quot;&quot;;TEXT(DATE(YEAR([.A771]);MONTH([.A771]);DAY([.A771]));&quot;MMM&quot;))">
            <text:p/>
          </table:table-cell>
          <table:table-cell table:style-name="ce62" table:formula="of:=IF([.D771]=&quot;&quot;;&quot;&quot;;TEXT(DATE(YEAR([.D771]);MONTH([.D771]);DAY([.D771]));&quot;MMM&quot;))">
            <text:p/>
          </table:table-cell>
          <table:table-cell table:style-name="ce62" table:formula="of:=IF([.G771]=&quot;&quot;;&quot;&quot;;TEXT(DATE(YEAR([.G771]);MONTH([.G771]);DAY([.G771]));&quot;MMM&quot;))">
            <text:p/>
          </table:table-cell>
          <table:table-cell table:style-name="ce70" table:formula="of:=IF([.D771]=&quot;&quot;;&quot;&quot;;TEXT(DATE(YEAR([.D771]);MONTH([.D771]);DAY([.D77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2]=&quot;&quot;;&quot;&quot;;VLOOKUP([.K772];[Contas.$A$1:.$C$54];2;0))">
            <text:p><text:s text:c="2"/></text:p>
          </table:table-cell>
          <table:table-cell table:style-name="ce15" table:formula="of:=IF([.K772]=&quot;&quot;;&quot;&quot;;VLOOKUP([.K772];[Contas.$A$1:.$C$54];3;0))">
            <text:p><text:s text:c="2"/></text:p>
          </table:table-cell>
          <table:table-cell table:style-name="ce16" table:formula="of:=IF([.G772]&lt;&gt;&quot;&quot;;&quot;Pago&quot;;IF(AND([.G772]=&quot;&quot;;[.E772]&lt;&gt;&quot;&quot;;[.F772]&lt;&gt;&quot;&quot;;TODAY()&gt;=[.D772]);&quot;Vencido&quot;;IF(AND([.E772]=&quot;&quot;;[.F772]=&quot;&quot;;[.G772]=&quot;&quot;;[.H772]=&quot;&quot;);&quot;&quot;;&quot;A Vencer&quot;)))">
            <text:p><text:s text:c="2"/></text:p>
          </table:table-cell>
          <table:table-cell table:style-name="ce41" table:formula="of:=IF([.H772]=&quot;&quot;;&quot;&quot;;[.H772]-[.C772])">
            <text:p/>
          </table:table-cell>
          <table:table-cell table:style-name="ce62" table:formula="of:=IF([.A772]=&quot;&quot;;&quot;&quot;;TEXT(DATE(YEAR([.A772]);MONTH([.A772]);DAY([.A772]));&quot;AAAA&quot;))">
            <text:p/>
          </table:table-cell>
          <table:table-cell table:style-name="ce62" table:formula="of:=IF([.D772]=&quot;&quot;;&quot;&quot;;TEXT(DATE(YEAR([.D772]);MONTH([.D772]);DAY([.D772]));&quot;AAAA&quot;))">
            <text:p/>
          </table:table-cell>
          <table:table-cell table:style-name="ce62" table:formula="of:=IF([.G772]=&quot;&quot;;&quot;&quot;;TEXT(DATE(YEAR([.G772]);MONTH([.G772]);DAY([.G772]));&quot;AAAA&quot;))">
            <text:p/>
          </table:table-cell>
          <table:table-cell table:style-name="ce62" table:formula="of:=IF([.A772]=&quot;&quot;;&quot;&quot;;TEXT(DATE(YEAR([.A772]);MONTH([.A772]);DAY([.A772]));&quot;MMM&quot;))">
            <text:p/>
          </table:table-cell>
          <table:table-cell table:style-name="ce62" table:formula="of:=IF([.D772]=&quot;&quot;;&quot;&quot;;TEXT(DATE(YEAR([.D772]);MONTH([.D772]);DAY([.D772]));&quot;MMM&quot;))">
            <text:p/>
          </table:table-cell>
          <table:table-cell table:style-name="ce62" table:formula="of:=IF([.G772]=&quot;&quot;;&quot;&quot;;TEXT(DATE(YEAR([.G772]);MONTH([.G772]);DAY([.G772]));&quot;MMM&quot;))">
            <text:p/>
          </table:table-cell>
          <table:table-cell table:style-name="ce70" table:formula="of:=IF([.D772]=&quot;&quot;;&quot;&quot;;TEXT(DATE(YEAR([.D772]);MONTH([.D772]);DAY([.D77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3]=&quot;&quot;;&quot;&quot;;VLOOKUP([.K773];[Contas.$A$1:.$C$54];2;0))">
            <text:p><text:s text:c="2"/></text:p>
          </table:table-cell>
          <table:table-cell table:style-name="ce15" table:formula="of:=IF([.K773]=&quot;&quot;;&quot;&quot;;VLOOKUP([.K773];[Contas.$A$1:.$C$54];3;0))">
            <text:p><text:s text:c="2"/></text:p>
          </table:table-cell>
          <table:table-cell table:style-name="ce16" table:formula="of:=IF([.G773]&lt;&gt;&quot;&quot;;&quot;Pago&quot;;IF(AND([.G773]=&quot;&quot;;[.E773]&lt;&gt;&quot;&quot;;[.F773]&lt;&gt;&quot;&quot;;TODAY()&gt;=[.D773]);&quot;Vencido&quot;;IF(AND([.E773]=&quot;&quot;;[.F773]=&quot;&quot;;[.G773]=&quot;&quot;;[.H773]=&quot;&quot;);&quot;&quot;;&quot;A Vencer&quot;)))">
            <text:p><text:s text:c="2"/></text:p>
          </table:table-cell>
          <table:table-cell table:style-name="ce41" table:formula="of:=IF([.H773]=&quot;&quot;;&quot;&quot;;[.H773]-[.C773])">
            <text:p/>
          </table:table-cell>
          <table:table-cell table:style-name="ce62" table:formula="of:=IF([.A773]=&quot;&quot;;&quot;&quot;;TEXT(DATE(YEAR([.A773]);MONTH([.A773]);DAY([.A773]));&quot;AAAA&quot;))">
            <text:p/>
          </table:table-cell>
          <table:table-cell table:style-name="ce62" table:formula="of:=IF([.D773]=&quot;&quot;;&quot;&quot;;TEXT(DATE(YEAR([.D773]);MONTH([.D773]);DAY([.D773]));&quot;AAAA&quot;))">
            <text:p/>
          </table:table-cell>
          <table:table-cell table:style-name="ce62" table:formula="of:=IF([.G773]=&quot;&quot;;&quot;&quot;;TEXT(DATE(YEAR([.G773]);MONTH([.G773]);DAY([.G773]));&quot;AAAA&quot;))">
            <text:p/>
          </table:table-cell>
          <table:table-cell table:style-name="ce62" table:formula="of:=IF([.A773]=&quot;&quot;;&quot;&quot;;TEXT(DATE(YEAR([.A773]);MONTH([.A773]);DAY([.A773]));&quot;MMM&quot;))">
            <text:p/>
          </table:table-cell>
          <table:table-cell table:style-name="ce62" table:formula="of:=IF([.D773]=&quot;&quot;;&quot;&quot;;TEXT(DATE(YEAR([.D773]);MONTH([.D773]);DAY([.D773]));&quot;MMM&quot;))">
            <text:p/>
          </table:table-cell>
          <table:table-cell table:style-name="ce62" table:formula="of:=IF([.G773]=&quot;&quot;;&quot;&quot;;TEXT(DATE(YEAR([.G773]);MONTH([.G773]);DAY([.G773]));&quot;MMM&quot;))">
            <text:p/>
          </table:table-cell>
          <table:table-cell table:style-name="ce70" table:formula="of:=IF([.D773]=&quot;&quot;;&quot;&quot;;TEXT(DATE(YEAR([.D773]);MONTH([.D773]);DAY([.D77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4]=&quot;&quot;;&quot;&quot;;VLOOKUP([.K774];[Contas.$A$1:.$C$54];2;0))">
            <text:p><text:s text:c="2"/></text:p>
          </table:table-cell>
          <table:table-cell table:style-name="ce15" table:formula="of:=IF([.K774]=&quot;&quot;;&quot;&quot;;VLOOKUP([.K774];[Contas.$A$1:.$C$54];3;0))">
            <text:p><text:s text:c="2"/></text:p>
          </table:table-cell>
          <table:table-cell table:style-name="ce16" table:formula="of:=IF([.G774]&lt;&gt;&quot;&quot;;&quot;Pago&quot;;IF(AND([.G774]=&quot;&quot;;[.E774]&lt;&gt;&quot;&quot;;[.F774]&lt;&gt;&quot;&quot;;TODAY()&gt;=[.D774]);&quot;Vencido&quot;;IF(AND([.E774]=&quot;&quot;;[.F774]=&quot;&quot;;[.G774]=&quot;&quot;;[.H774]=&quot;&quot;);&quot;&quot;;&quot;A Vencer&quot;)))">
            <text:p><text:s text:c="2"/></text:p>
          </table:table-cell>
          <table:table-cell table:style-name="ce41" table:formula="of:=IF([.H774]=&quot;&quot;;&quot;&quot;;[.H774]-[.C774])">
            <text:p/>
          </table:table-cell>
          <table:table-cell table:style-name="ce62" table:formula="of:=IF([.A774]=&quot;&quot;;&quot;&quot;;TEXT(DATE(YEAR([.A774]);MONTH([.A774]);DAY([.A774]));&quot;AAAA&quot;))">
            <text:p/>
          </table:table-cell>
          <table:table-cell table:style-name="ce62" table:formula="of:=IF([.D774]=&quot;&quot;;&quot;&quot;;TEXT(DATE(YEAR([.D774]);MONTH([.D774]);DAY([.D774]));&quot;AAAA&quot;))">
            <text:p/>
          </table:table-cell>
          <table:table-cell table:style-name="ce62" table:formula="of:=IF([.G774]=&quot;&quot;;&quot;&quot;;TEXT(DATE(YEAR([.G774]);MONTH([.G774]);DAY([.G774]));&quot;AAAA&quot;))">
            <text:p/>
          </table:table-cell>
          <table:table-cell table:style-name="ce62" table:formula="of:=IF([.A774]=&quot;&quot;;&quot;&quot;;TEXT(DATE(YEAR([.A774]);MONTH([.A774]);DAY([.A774]));&quot;MMM&quot;))">
            <text:p/>
          </table:table-cell>
          <table:table-cell table:style-name="ce62" table:formula="of:=IF([.D774]=&quot;&quot;;&quot;&quot;;TEXT(DATE(YEAR([.D774]);MONTH([.D774]);DAY([.D774]));&quot;MMM&quot;))">
            <text:p/>
          </table:table-cell>
          <table:table-cell table:style-name="ce62" table:formula="of:=IF([.G774]=&quot;&quot;;&quot;&quot;;TEXT(DATE(YEAR([.G774]);MONTH([.G774]);DAY([.G774]));&quot;MMM&quot;))">
            <text:p/>
          </table:table-cell>
          <table:table-cell table:style-name="ce70" table:formula="of:=IF([.D774]=&quot;&quot;;&quot;&quot;;TEXT(DATE(YEAR([.D774]);MONTH([.D774]);DAY([.D77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5]=&quot;&quot;;&quot;&quot;;VLOOKUP([.K775];[Contas.$A$1:.$C$54];2;0))">
            <text:p><text:s text:c="2"/></text:p>
          </table:table-cell>
          <table:table-cell table:style-name="ce15" table:formula="of:=IF([.K775]=&quot;&quot;;&quot;&quot;;VLOOKUP([.K775];[Contas.$A$1:.$C$54];3;0))">
            <text:p><text:s text:c="2"/></text:p>
          </table:table-cell>
          <table:table-cell table:style-name="ce16" table:formula="of:=IF([.G775]&lt;&gt;&quot;&quot;;&quot;Pago&quot;;IF(AND([.G775]=&quot;&quot;;[.E775]&lt;&gt;&quot;&quot;;[.F775]&lt;&gt;&quot;&quot;;TODAY()&gt;=[.D775]);&quot;Vencido&quot;;IF(AND([.E775]=&quot;&quot;;[.F775]=&quot;&quot;;[.G775]=&quot;&quot;;[.H775]=&quot;&quot;);&quot;&quot;;&quot;A Vencer&quot;)))">
            <text:p><text:s text:c="2"/></text:p>
          </table:table-cell>
          <table:table-cell table:style-name="ce41" table:formula="of:=IF([.H775]=&quot;&quot;;&quot;&quot;;[.H775]-[.C775])">
            <text:p/>
          </table:table-cell>
          <table:table-cell table:style-name="ce62" table:formula="of:=IF([.A775]=&quot;&quot;;&quot;&quot;;TEXT(DATE(YEAR([.A775]);MONTH([.A775]);DAY([.A775]));&quot;AAAA&quot;))">
            <text:p/>
          </table:table-cell>
          <table:table-cell table:style-name="ce62" table:formula="of:=IF([.D775]=&quot;&quot;;&quot;&quot;;TEXT(DATE(YEAR([.D775]);MONTH([.D775]);DAY([.D775]));&quot;AAAA&quot;))">
            <text:p/>
          </table:table-cell>
          <table:table-cell table:style-name="ce62" table:formula="of:=IF([.G775]=&quot;&quot;;&quot;&quot;;TEXT(DATE(YEAR([.G775]);MONTH([.G775]);DAY([.G775]));&quot;AAAA&quot;))">
            <text:p/>
          </table:table-cell>
          <table:table-cell table:style-name="ce62" table:formula="of:=IF([.A775]=&quot;&quot;;&quot;&quot;;TEXT(DATE(YEAR([.A775]);MONTH([.A775]);DAY([.A775]));&quot;MMM&quot;))">
            <text:p/>
          </table:table-cell>
          <table:table-cell table:style-name="ce62" table:formula="of:=IF([.D775]=&quot;&quot;;&quot;&quot;;TEXT(DATE(YEAR([.D775]);MONTH([.D775]);DAY([.D775]));&quot;MMM&quot;))">
            <text:p/>
          </table:table-cell>
          <table:table-cell table:style-name="ce62" table:formula="of:=IF([.G775]=&quot;&quot;;&quot;&quot;;TEXT(DATE(YEAR([.G775]);MONTH([.G775]);DAY([.G775]));&quot;MMM&quot;))">
            <text:p/>
          </table:table-cell>
          <table:table-cell table:style-name="ce70" table:formula="of:=IF([.D775]=&quot;&quot;;&quot;&quot;;TEXT(DATE(YEAR([.D775]);MONTH([.D775]);DAY([.D77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6]=&quot;&quot;;&quot;&quot;;VLOOKUP([.K776];[Contas.$A$1:.$C$54];2;0))">
            <text:p><text:s text:c="2"/></text:p>
          </table:table-cell>
          <table:table-cell table:style-name="ce15" table:formula="of:=IF([.K776]=&quot;&quot;;&quot;&quot;;VLOOKUP([.K776];[Contas.$A$1:.$C$54];3;0))">
            <text:p><text:s text:c="2"/></text:p>
          </table:table-cell>
          <table:table-cell table:style-name="ce16" table:formula="of:=IF([.G776]&lt;&gt;&quot;&quot;;&quot;Pago&quot;;IF(AND([.G776]=&quot;&quot;;[.E776]&lt;&gt;&quot;&quot;;[.F776]&lt;&gt;&quot;&quot;;TODAY()&gt;=[.D776]);&quot;Vencido&quot;;IF(AND([.E776]=&quot;&quot;;[.F776]=&quot;&quot;;[.G776]=&quot;&quot;;[.H776]=&quot;&quot;);&quot;&quot;;&quot;A Vencer&quot;)))">
            <text:p><text:s text:c="2"/></text:p>
          </table:table-cell>
          <table:table-cell table:style-name="ce41" table:formula="of:=IF([.H776]=&quot;&quot;;&quot;&quot;;[.H776]-[.C776])">
            <text:p/>
          </table:table-cell>
          <table:table-cell table:style-name="ce62" table:formula="of:=IF([.A776]=&quot;&quot;;&quot;&quot;;TEXT(DATE(YEAR([.A776]);MONTH([.A776]);DAY([.A776]));&quot;AAAA&quot;))">
            <text:p/>
          </table:table-cell>
          <table:table-cell table:style-name="ce62" table:formula="of:=IF([.D776]=&quot;&quot;;&quot;&quot;;TEXT(DATE(YEAR([.D776]);MONTH([.D776]);DAY([.D776]));&quot;AAAA&quot;))">
            <text:p/>
          </table:table-cell>
          <table:table-cell table:style-name="ce62" table:formula="of:=IF([.G776]=&quot;&quot;;&quot;&quot;;TEXT(DATE(YEAR([.G776]);MONTH([.G776]);DAY([.G776]));&quot;AAAA&quot;))">
            <text:p/>
          </table:table-cell>
          <table:table-cell table:style-name="ce62" table:formula="of:=IF([.A776]=&quot;&quot;;&quot;&quot;;TEXT(DATE(YEAR([.A776]);MONTH([.A776]);DAY([.A776]));&quot;MMM&quot;))">
            <text:p/>
          </table:table-cell>
          <table:table-cell table:style-name="ce62" table:formula="of:=IF([.D776]=&quot;&quot;;&quot;&quot;;TEXT(DATE(YEAR([.D776]);MONTH([.D776]);DAY([.D776]));&quot;MMM&quot;))">
            <text:p/>
          </table:table-cell>
          <table:table-cell table:style-name="ce62" table:formula="of:=IF([.G776]=&quot;&quot;;&quot;&quot;;TEXT(DATE(YEAR([.G776]);MONTH([.G776]);DAY([.G776]));&quot;MMM&quot;))">
            <text:p/>
          </table:table-cell>
          <table:table-cell table:style-name="ce70" table:formula="of:=IF([.D776]=&quot;&quot;;&quot;&quot;;TEXT(DATE(YEAR([.D776]);MONTH([.D776]);DAY([.D77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7]=&quot;&quot;;&quot;&quot;;VLOOKUP([.K777];[Contas.$A$1:.$C$54];2;0))">
            <text:p><text:s text:c="2"/></text:p>
          </table:table-cell>
          <table:table-cell table:style-name="ce15" table:formula="of:=IF([.K777]=&quot;&quot;;&quot;&quot;;VLOOKUP([.K777];[Contas.$A$1:.$C$54];3;0))">
            <text:p><text:s text:c="2"/></text:p>
          </table:table-cell>
          <table:table-cell table:style-name="ce16" table:formula="of:=IF([.G777]&lt;&gt;&quot;&quot;;&quot;Pago&quot;;IF(AND([.G777]=&quot;&quot;;[.E777]&lt;&gt;&quot;&quot;;[.F777]&lt;&gt;&quot;&quot;;TODAY()&gt;=[.D777]);&quot;Vencido&quot;;IF(AND([.E777]=&quot;&quot;;[.F777]=&quot;&quot;;[.G777]=&quot;&quot;;[.H777]=&quot;&quot;);&quot;&quot;;&quot;A Vencer&quot;)))">
            <text:p><text:s text:c="2"/></text:p>
          </table:table-cell>
          <table:table-cell table:style-name="ce41" table:formula="of:=IF([.H777]=&quot;&quot;;&quot;&quot;;[.H777]-[.C777])">
            <text:p/>
          </table:table-cell>
          <table:table-cell table:style-name="ce62" table:formula="of:=IF([.A777]=&quot;&quot;;&quot;&quot;;TEXT(DATE(YEAR([.A777]);MONTH([.A777]);DAY([.A777]));&quot;AAAA&quot;))">
            <text:p/>
          </table:table-cell>
          <table:table-cell table:style-name="ce62" table:formula="of:=IF([.D777]=&quot;&quot;;&quot;&quot;;TEXT(DATE(YEAR([.D777]);MONTH([.D777]);DAY([.D777]));&quot;AAAA&quot;))">
            <text:p/>
          </table:table-cell>
          <table:table-cell table:style-name="ce62" table:formula="of:=IF([.G777]=&quot;&quot;;&quot;&quot;;TEXT(DATE(YEAR([.G777]);MONTH([.G777]);DAY([.G777]));&quot;AAAA&quot;))">
            <text:p/>
          </table:table-cell>
          <table:table-cell table:style-name="ce62" table:formula="of:=IF([.A777]=&quot;&quot;;&quot;&quot;;TEXT(DATE(YEAR([.A777]);MONTH([.A777]);DAY([.A777]));&quot;MMM&quot;))">
            <text:p/>
          </table:table-cell>
          <table:table-cell table:style-name="ce62" table:formula="of:=IF([.D777]=&quot;&quot;;&quot;&quot;;TEXT(DATE(YEAR([.D777]);MONTH([.D777]);DAY([.D777]));&quot;MMM&quot;))">
            <text:p/>
          </table:table-cell>
          <table:table-cell table:style-name="ce62" table:formula="of:=IF([.G777]=&quot;&quot;;&quot;&quot;;TEXT(DATE(YEAR([.G777]);MONTH([.G777]);DAY([.G777]));&quot;MMM&quot;))">
            <text:p/>
          </table:table-cell>
          <table:table-cell table:style-name="ce70" table:formula="of:=IF([.D777]=&quot;&quot;;&quot;&quot;;TEXT(DATE(YEAR([.D777]);MONTH([.D777]);DAY([.D77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8]=&quot;&quot;;&quot;&quot;;VLOOKUP([.K778];[Contas.$A$1:.$C$54];2;0))">
            <text:p><text:s text:c="2"/></text:p>
          </table:table-cell>
          <table:table-cell table:style-name="ce15" table:formula="of:=IF([.K778]=&quot;&quot;;&quot;&quot;;VLOOKUP([.K778];[Contas.$A$1:.$C$54];3;0))">
            <text:p><text:s text:c="2"/></text:p>
          </table:table-cell>
          <table:table-cell table:style-name="ce16" table:formula="of:=IF([.G778]&lt;&gt;&quot;&quot;;&quot;Pago&quot;;IF(AND([.G778]=&quot;&quot;;[.E778]&lt;&gt;&quot;&quot;;[.F778]&lt;&gt;&quot;&quot;;TODAY()&gt;=[.D778]);&quot;Vencido&quot;;IF(AND([.E778]=&quot;&quot;;[.F778]=&quot;&quot;;[.G778]=&quot;&quot;;[.H778]=&quot;&quot;);&quot;&quot;;&quot;A Vencer&quot;)))">
            <text:p><text:s text:c="2"/></text:p>
          </table:table-cell>
          <table:table-cell table:style-name="ce41" table:formula="of:=IF([.H778]=&quot;&quot;;&quot;&quot;;[.H778]-[.C778])">
            <text:p/>
          </table:table-cell>
          <table:table-cell table:style-name="ce62" table:formula="of:=IF([.A778]=&quot;&quot;;&quot;&quot;;TEXT(DATE(YEAR([.A778]);MONTH([.A778]);DAY([.A778]));&quot;AAAA&quot;))">
            <text:p/>
          </table:table-cell>
          <table:table-cell table:style-name="ce62" table:formula="of:=IF([.D778]=&quot;&quot;;&quot;&quot;;TEXT(DATE(YEAR([.D778]);MONTH([.D778]);DAY([.D778]));&quot;AAAA&quot;))">
            <text:p/>
          </table:table-cell>
          <table:table-cell table:style-name="ce62" table:formula="of:=IF([.G778]=&quot;&quot;;&quot;&quot;;TEXT(DATE(YEAR([.G778]);MONTH([.G778]);DAY([.G778]));&quot;AAAA&quot;))">
            <text:p/>
          </table:table-cell>
          <table:table-cell table:style-name="ce62" table:formula="of:=IF([.A778]=&quot;&quot;;&quot;&quot;;TEXT(DATE(YEAR([.A778]);MONTH([.A778]);DAY([.A778]));&quot;MMM&quot;))">
            <text:p/>
          </table:table-cell>
          <table:table-cell table:style-name="ce62" table:formula="of:=IF([.D778]=&quot;&quot;;&quot;&quot;;TEXT(DATE(YEAR([.D778]);MONTH([.D778]);DAY([.D778]));&quot;MMM&quot;))">
            <text:p/>
          </table:table-cell>
          <table:table-cell table:style-name="ce62" table:formula="of:=IF([.G778]=&quot;&quot;;&quot;&quot;;TEXT(DATE(YEAR([.G778]);MONTH([.G778]);DAY([.G778]));&quot;MMM&quot;))">
            <text:p/>
          </table:table-cell>
          <table:table-cell table:style-name="ce70" table:formula="of:=IF([.D778]=&quot;&quot;;&quot;&quot;;TEXT(DATE(YEAR([.D778]);MONTH([.D778]);DAY([.D77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79]=&quot;&quot;;&quot;&quot;;VLOOKUP([.K779];[Contas.$A$1:.$C$54];2;0))">
            <text:p><text:s text:c="2"/></text:p>
          </table:table-cell>
          <table:table-cell table:style-name="ce15" table:formula="of:=IF([.K779]=&quot;&quot;;&quot;&quot;;VLOOKUP([.K779];[Contas.$A$1:.$C$54];3;0))">
            <text:p><text:s text:c="2"/></text:p>
          </table:table-cell>
          <table:table-cell table:style-name="ce16" table:formula="of:=IF([.G779]&lt;&gt;&quot;&quot;;&quot;Pago&quot;;IF(AND([.G779]=&quot;&quot;;[.E779]&lt;&gt;&quot;&quot;;[.F779]&lt;&gt;&quot;&quot;;TODAY()&gt;=[.D779]);&quot;Vencido&quot;;IF(AND([.E779]=&quot;&quot;;[.F779]=&quot;&quot;;[.G779]=&quot;&quot;;[.H779]=&quot;&quot;);&quot;&quot;;&quot;A Vencer&quot;)))">
            <text:p><text:s text:c="2"/></text:p>
          </table:table-cell>
          <table:table-cell table:style-name="ce41" table:formula="of:=IF([.H779]=&quot;&quot;;&quot;&quot;;[.H779]-[.C779])">
            <text:p/>
          </table:table-cell>
          <table:table-cell table:style-name="ce62" table:formula="of:=IF([.A779]=&quot;&quot;;&quot;&quot;;TEXT(DATE(YEAR([.A779]);MONTH([.A779]);DAY([.A779]));&quot;AAAA&quot;))">
            <text:p/>
          </table:table-cell>
          <table:table-cell table:style-name="ce62" table:formula="of:=IF([.D779]=&quot;&quot;;&quot;&quot;;TEXT(DATE(YEAR([.D779]);MONTH([.D779]);DAY([.D779]));&quot;AAAA&quot;))">
            <text:p/>
          </table:table-cell>
          <table:table-cell table:style-name="ce62" table:formula="of:=IF([.G779]=&quot;&quot;;&quot;&quot;;TEXT(DATE(YEAR([.G779]);MONTH([.G779]);DAY([.G779]));&quot;AAAA&quot;))">
            <text:p/>
          </table:table-cell>
          <table:table-cell table:style-name="ce62" table:formula="of:=IF([.A779]=&quot;&quot;;&quot;&quot;;TEXT(DATE(YEAR([.A779]);MONTH([.A779]);DAY([.A779]));&quot;MMM&quot;))">
            <text:p/>
          </table:table-cell>
          <table:table-cell table:style-name="ce62" table:formula="of:=IF([.D779]=&quot;&quot;;&quot;&quot;;TEXT(DATE(YEAR([.D779]);MONTH([.D779]);DAY([.D779]));&quot;MMM&quot;))">
            <text:p/>
          </table:table-cell>
          <table:table-cell table:style-name="ce62" table:formula="of:=IF([.G779]=&quot;&quot;;&quot;&quot;;TEXT(DATE(YEAR([.G779]);MONTH([.G779]);DAY([.G779]));&quot;MMM&quot;))">
            <text:p/>
          </table:table-cell>
          <table:table-cell table:style-name="ce70" table:formula="of:=IF([.D779]=&quot;&quot;;&quot;&quot;;TEXT(DATE(YEAR([.D779]);MONTH([.D779]);DAY([.D77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0]=&quot;&quot;;&quot;&quot;;VLOOKUP([.K780];[Contas.$A$1:.$C$54];2;0))">
            <text:p><text:s text:c="2"/></text:p>
          </table:table-cell>
          <table:table-cell table:style-name="ce15" table:formula="of:=IF([.K780]=&quot;&quot;;&quot;&quot;;VLOOKUP([.K780];[Contas.$A$1:.$C$54];3;0))">
            <text:p><text:s text:c="2"/></text:p>
          </table:table-cell>
          <table:table-cell table:style-name="ce16" table:formula="of:=IF([.G780]&lt;&gt;&quot;&quot;;&quot;Pago&quot;;IF(AND([.G780]=&quot;&quot;;[.E780]&lt;&gt;&quot;&quot;;[.F780]&lt;&gt;&quot;&quot;;TODAY()&gt;=[.D780]);&quot;Vencido&quot;;IF(AND([.E780]=&quot;&quot;;[.F780]=&quot;&quot;;[.G780]=&quot;&quot;;[.H780]=&quot;&quot;);&quot;&quot;;&quot;A Vencer&quot;)))">
            <text:p><text:s text:c="2"/></text:p>
          </table:table-cell>
          <table:table-cell table:style-name="ce41" table:formula="of:=IF([.H780]=&quot;&quot;;&quot;&quot;;[.H780]-[.C780])">
            <text:p/>
          </table:table-cell>
          <table:table-cell table:style-name="ce62" table:formula="of:=IF([.A780]=&quot;&quot;;&quot;&quot;;TEXT(DATE(YEAR([.A780]);MONTH([.A780]);DAY([.A780]));&quot;AAAA&quot;))">
            <text:p/>
          </table:table-cell>
          <table:table-cell table:style-name="ce62" table:formula="of:=IF([.D780]=&quot;&quot;;&quot;&quot;;TEXT(DATE(YEAR([.D780]);MONTH([.D780]);DAY([.D780]));&quot;AAAA&quot;))">
            <text:p/>
          </table:table-cell>
          <table:table-cell table:style-name="ce62" table:formula="of:=IF([.G780]=&quot;&quot;;&quot;&quot;;TEXT(DATE(YEAR([.G780]);MONTH([.G780]);DAY([.G780]));&quot;AAAA&quot;))">
            <text:p/>
          </table:table-cell>
          <table:table-cell table:style-name="ce62" table:formula="of:=IF([.A780]=&quot;&quot;;&quot;&quot;;TEXT(DATE(YEAR([.A780]);MONTH([.A780]);DAY([.A780]));&quot;MMM&quot;))">
            <text:p/>
          </table:table-cell>
          <table:table-cell table:style-name="ce62" table:formula="of:=IF([.D780]=&quot;&quot;;&quot;&quot;;TEXT(DATE(YEAR([.D780]);MONTH([.D780]);DAY([.D780]));&quot;MMM&quot;))">
            <text:p/>
          </table:table-cell>
          <table:table-cell table:style-name="ce62" table:formula="of:=IF([.G780]=&quot;&quot;;&quot;&quot;;TEXT(DATE(YEAR([.G780]);MONTH([.G780]);DAY([.G780]));&quot;MMM&quot;))">
            <text:p/>
          </table:table-cell>
          <table:table-cell table:style-name="ce70" table:formula="of:=IF([.D780]=&quot;&quot;;&quot;&quot;;TEXT(DATE(YEAR([.D780]);MONTH([.D780]);DAY([.D78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1]=&quot;&quot;;&quot;&quot;;VLOOKUP([.K781];[Contas.$A$1:.$C$54];2;0))">
            <text:p><text:s text:c="2"/></text:p>
          </table:table-cell>
          <table:table-cell table:style-name="ce15" table:formula="of:=IF([.K781]=&quot;&quot;;&quot;&quot;;VLOOKUP([.K781];[Contas.$A$1:.$C$54];3;0))">
            <text:p><text:s text:c="2"/></text:p>
          </table:table-cell>
          <table:table-cell table:style-name="ce16" table:formula="of:=IF([.G781]&lt;&gt;&quot;&quot;;&quot;Pago&quot;;IF(AND([.G781]=&quot;&quot;;[.E781]&lt;&gt;&quot;&quot;;[.F781]&lt;&gt;&quot;&quot;;TODAY()&gt;=[.D781]);&quot;Vencido&quot;;IF(AND([.E781]=&quot;&quot;;[.F781]=&quot;&quot;;[.G781]=&quot;&quot;;[.H781]=&quot;&quot;);&quot;&quot;;&quot;A Vencer&quot;)))">
            <text:p><text:s text:c="2"/></text:p>
          </table:table-cell>
          <table:table-cell table:style-name="ce41" table:formula="of:=IF([.H781]=&quot;&quot;;&quot;&quot;;[.H781]-[.C781])">
            <text:p/>
          </table:table-cell>
          <table:table-cell table:style-name="ce62" table:formula="of:=IF([.A781]=&quot;&quot;;&quot;&quot;;TEXT(DATE(YEAR([.A781]);MONTH([.A781]);DAY([.A781]));&quot;AAAA&quot;))">
            <text:p/>
          </table:table-cell>
          <table:table-cell table:style-name="ce62" table:formula="of:=IF([.D781]=&quot;&quot;;&quot;&quot;;TEXT(DATE(YEAR([.D781]);MONTH([.D781]);DAY([.D781]));&quot;AAAA&quot;))">
            <text:p/>
          </table:table-cell>
          <table:table-cell table:style-name="ce62" table:formula="of:=IF([.G781]=&quot;&quot;;&quot;&quot;;TEXT(DATE(YEAR([.G781]);MONTH([.G781]);DAY([.G781]));&quot;AAAA&quot;))">
            <text:p/>
          </table:table-cell>
          <table:table-cell table:style-name="ce62" table:formula="of:=IF([.A781]=&quot;&quot;;&quot;&quot;;TEXT(DATE(YEAR([.A781]);MONTH([.A781]);DAY([.A781]));&quot;MMM&quot;))">
            <text:p/>
          </table:table-cell>
          <table:table-cell table:style-name="ce62" table:formula="of:=IF([.D781]=&quot;&quot;;&quot;&quot;;TEXT(DATE(YEAR([.D781]);MONTH([.D781]);DAY([.D781]));&quot;MMM&quot;))">
            <text:p/>
          </table:table-cell>
          <table:table-cell table:style-name="ce62" table:formula="of:=IF([.G781]=&quot;&quot;;&quot;&quot;;TEXT(DATE(YEAR([.G781]);MONTH([.G781]);DAY([.G781]));&quot;MMM&quot;))">
            <text:p/>
          </table:table-cell>
          <table:table-cell table:style-name="ce70" table:formula="of:=IF([.D781]=&quot;&quot;;&quot;&quot;;TEXT(DATE(YEAR([.D781]);MONTH([.D781]);DAY([.D78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2]=&quot;&quot;;&quot;&quot;;VLOOKUP([.K782];[Contas.$A$1:.$C$54];2;0))">
            <text:p><text:s text:c="2"/></text:p>
          </table:table-cell>
          <table:table-cell table:style-name="ce15" table:formula="of:=IF([.K782]=&quot;&quot;;&quot;&quot;;VLOOKUP([.K782];[Contas.$A$1:.$C$54];3;0))">
            <text:p><text:s text:c="2"/></text:p>
          </table:table-cell>
          <table:table-cell table:style-name="ce16" table:formula="of:=IF([.G782]&lt;&gt;&quot;&quot;;&quot;Pago&quot;;IF(AND([.G782]=&quot;&quot;;[.E782]&lt;&gt;&quot;&quot;;[.F782]&lt;&gt;&quot;&quot;;TODAY()&gt;=[.D782]);&quot;Vencido&quot;;IF(AND([.E782]=&quot;&quot;;[.F782]=&quot;&quot;;[.G782]=&quot;&quot;;[.H782]=&quot;&quot;);&quot;&quot;;&quot;A Vencer&quot;)))">
            <text:p><text:s text:c="2"/></text:p>
          </table:table-cell>
          <table:table-cell table:style-name="ce41" table:formula="of:=IF([.H782]=&quot;&quot;;&quot;&quot;;[.H782]-[.C782])">
            <text:p/>
          </table:table-cell>
          <table:table-cell table:style-name="ce62" table:formula="of:=IF([.A782]=&quot;&quot;;&quot;&quot;;TEXT(DATE(YEAR([.A782]);MONTH([.A782]);DAY([.A782]));&quot;AAAA&quot;))">
            <text:p/>
          </table:table-cell>
          <table:table-cell table:style-name="ce62" table:formula="of:=IF([.D782]=&quot;&quot;;&quot;&quot;;TEXT(DATE(YEAR([.D782]);MONTH([.D782]);DAY([.D782]));&quot;AAAA&quot;))">
            <text:p/>
          </table:table-cell>
          <table:table-cell table:style-name="ce62" table:formula="of:=IF([.G782]=&quot;&quot;;&quot;&quot;;TEXT(DATE(YEAR([.G782]);MONTH([.G782]);DAY([.G782]));&quot;AAAA&quot;))">
            <text:p/>
          </table:table-cell>
          <table:table-cell table:style-name="ce62" table:formula="of:=IF([.A782]=&quot;&quot;;&quot;&quot;;TEXT(DATE(YEAR([.A782]);MONTH([.A782]);DAY([.A782]));&quot;MMM&quot;))">
            <text:p/>
          </table:table-cell>
          <table:table-cell table:style-name="ce62" table:formula="of:=IF([.D782]=&quot;&quot;;&quot;&quot;;TEXT(DATE(YEAR([.D782]);MONTH([.D782]);DAY([.D782]));&quot;MMM&quot;))">
            <text:p/>
          </table:table-cell>
          <table:table-cell table:style-name="ce62" table:formula="of:=IF([.G782]=&quot;&quot;;&quot;&quot;;TEXT(DATE(YEAR([.G782]);MONTH([.G782]);DAY([.G782]));&quot;MMM&quot;))">
            <text:p/>
          </table:table-cell>
          <table:table-cell table:style-name="ce70" table:formula="of:=IF([.D782]=&quot;&quot;;&quot;&quot;;TEXT(DATE(YEAR([.D782]);MONTH([.D782]);DAY([.D78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3]=&quot;&quot;;&quot;&quot;;VLOOKUP([.K783];[Contas.$A$1:.$C$54];2;0))">
            <text:p><text:s text:c="2"/></text:p>
          </table:table-cell>
          <table:table-cell table:style-name="ce15" table:formula="of:=IF([.K783]=&quot;&quot;;&quot;&quot;;VLOOKUP([.K783];[Contas.$A$1:.$C$54];3;0))">
            <text:p><text:s text:c="2"/></text:p>
          </table:table-cell>
          <table:table-cell table:style-name="ce16" table:formula="of:=IF([.G783]&lt;&gt;&quot;&quot;;&quot;Pago&quot;;IF(AND([.G783]=&quot;&quot;;[.E783]&lt;&gt;&quot;&quot;;[.F783]&lt;&gt;&quot;&quot;;TODAY()&gt;=[.D783]);&quot;Vencido&quot;;IF(AND([.E783]=&quot;&quot;;[.F783]=&quot;&quot;;[.G783]=&quot;&quot;;[.H783]=&quot;&quot;);&quot;&quot;;&quot;A Vencer&quot;)))">
            <text:p><text:s text:c="2"/></text:p>
          </table:table-cell>
          <table:table-cell table:style-name="ce41" table:formula="of:=IF([.H783]=&quot;&quot;;&quot;&quot;;[.H783]-[.C783])">
            <text:p/>
          </table:table-cell>
          <table:table-cell table:style-name="ce62" table:formula="of:=IF([.A783]=&quot;&quot;;&quot;&quot;;TEXT(DATE(YEAR([.A783]);MONTH([.A783]);DAY([.A783]));&quot;AAAA&quot;))">
            <text:p/>
          </table:table-cell>
          <table:table-cell table:style-name="ce62" table:formula="of:=IF([.D783]=&quot;&quot;;&quot;&quot;;TEXT(DATE(YEAR([.D783]);MONTH([.D783]);DAY([.D783]));&quot;AAAA&quot;))">
            <text:p/>
          </table:table-cell>
          <table:table-cell table:style-name="ce62" table:formula="of:=IF([.G783]=&quot;&quot;;&quot;&quot;;TEXT(DATE(YEAR([.G783]);MONTH([.G783]);DAY([.G783]));&quot;AAAA&quot;))">
            <text:p/>
          </table:table-cell>
          <table:table-cell table:style-name="ce62" table:formula="of:=IF([.A783]=&quot;&quot;;&quot;&quot;;TEXT(DATE(YEAR([.A783]);MONTH([.A783]);DAY([.A783]));&quot;MMM&quot;))">
            <text:p/>
          </table:table-cell>
          <table:table-cell table:style-name="ce62" table:formula="of:=IF([.D783]=&quot;&quot;;&quot;&quot;;TEXT(DATE(YEAR([.D783]);MONTH([.D783]);DAY([.D783]));&quot;MMM&quot;))">
            <text:p/>
          </table:table-cell>
          <table:table-cell table:style-name="ce62" table:formula="of:=IF([.G783]=&quot;&quot;;&quot;&quot;;TEXT(DATE(YEAR([.G783]);MONTH([.G783]);DAY([.G783]));&quot;MMM&quot;))">
            <text:p/>
          </table:table-cell>
          <table:table-cell table:style-name="ce70" table:formula="of:=IF([.D783]=&quot;&quot;;&quot;&quot;;TEXT(DATE(YEAR([.D783]);MONTH([.D783]);DAY([.D78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4]=&quot;&quot;;&quot;&quot;;VLOOKUP([.K784];[Contas.$A$1:.$C$54];2;0))">
            <text:p><text:s text:c="2"/></text:p>
          </table:table-cell>
          <table:table-cell table:style-name="ce15" table:formula="of:=IF([.K784]=&quot;&quot;;&quot;&quot;;VLOOKUP([.K784];[Contas.$A$1:.$C$54];3;0))">
            <text:p><text:s text:c="2"/></text:p>
          </table:table-cell>
          <table:table-cell table:style-name="ce16" table:formula="of:=IF([.G784]&lt;&gt;&quot;&quot;;&quot;Pago&quot;;IF(AND([.G784]=&quot;&quot;;[.E784]&lt;&gt;&quot;&quot;;[.F784]&lt;&gt;&quot;&quot;;TODAY()&gt;=[.D784]);&quot;Vencido&quot;;IF(AND([.E784]=&quot;&quot;;[.F784]=&quot;&quot;;[.G784]=&quot;&quot;;[.H784]=&quot;&quot;);&quot;&quot;;&quot;A Vencer&quot;)))">
            <text:p><text:s text:c="2"/></text:p>
          </table:table-cell>
          <table:table-cell table:style-name="ce41" table:formula="of:=IF([.H784]=&quot;&quot;;&quot;&quot;;[.H784]-[.C784])">
            <text:p/>
          </table:table-cell>
          <table:table-cell table:style-name="ce62" table:formula="of:=IF([.A784]=&quot;&quot;;&quot;&quot;;TEXT(DATE(YEAR([.A784]);MONTH([.A784]);DAY([.A784]));&quot;AAAA&quot;))">
            <text:p/>
          </table:table-cell>
          <table:table-cell table:style-name="ce62" table:formula="of:=IF([.D784]=&quot;&quot;;&quot;&quot;;TEXT(DATE(YEAR([.D784]);MONTH([.D784]);DAY([.D784]));&quot;AAAA&quot;))">
            <text:p/>
          </table:table-cell>
          <table:table-cell table:style-name="ce62" table:formula="of:=IF([.G784]=&quot;&quot;;&quot;&quot;;TEXT(DATE(YEAR([.G784]);MONTH([.G784]);DAY([.G784]));&quot;AAAA&quot;))">
            <text:p/>
          </table:table-cell>
          <table:table-cell table:style-name="ce62" table:formula="of:=IF([.A784]=&quot;&quot;;&quot;&quot;;TEXT(DATE(YEAR([.A784]);MONTH([.A784]);DAY([.A784]));&quot;MMM&quot;))">
            <text:p/>
          </table:table-cell>
          <table:table-cell table:style-name="ce62" table:formula="of:=IF([.D784]=&quot;&quot;;&quot;&quot;;TEXT(DATE(YEAR([.D784]);MONTH([.D784]);DAY([.D784]));&quot;MMM&quot;))">
            <text:p/>
          </table:table-cell>
          <table:table-cell table:style-name="ce62" table:formula="of:=IF([.G784]=&quot;&quot;;&quot;&quot;;TEXT(DATE(YEAR([.G784]);MONTH([.G784]);DAY([.G784]));&quot;MMM&quot;))">
            <text:p/>
          </table:table-cell>
          <table:table-cell table:style-name="ce70" table:formula="of:=IF([.D784]=&quot;&quot;;&quot;&quot;;TEXT(DATE(YEAR([.D784]);MONTH([.D784]);DAY([.D78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5]=&quot;&quot;;&quot;&quot;;VLOOKUP([.K785];[Contas.$A$1:.$C$54];2;0))">
            <text:p><text:s text:c="2"/></text:p>
          </table:table-cell>
          <table:table-cell table:style-name="ce15" table:formula="of:=IF([.K785]=&quot;&quot;;&quot;&quot;;VLOOKUP([.K785];[Contas.$A$1:.$C$54];3;0))">
            <text:p><text:s text:c="2"/></text:p>
          </table:table-cell>
          <table:table-cell table:style-name="ce16" table:formula="of:=IF([.G785]&lt;&gt;&quot;&quot;;&quot;Pago&quot;;IF(AND([.G785]=&quot;&quot;;[.E785]&lt;&gt;&quot;&quot;;[.F785]&lt;&gt;&quot;&quot;;TODAY()&gt;=[.D785]);&quot;Vencido&quot;;IF(AND([.E785]=&quot;&quot;;[.F785]=&quot;&quot;;[.G785]=&quot;&quot;;[.H785]=&quot;&quot;);&quot;&quot;;&quot;A Vencer&quot;)))">
            <text:p><text:s text:c="2"/></text:p>
          </table:table-cell>
          <table:table-cell table:style-name="ce41" table:formula="of:=IF([.H785]=&quot;&quot;;&quot;&quot;;[.H785]-[.C785])">
            <text:p/>
          </table:table-cell>
          <table:table-cell table:style-name="ce62" table:formula="of:=IF([.A785]=&quot;&quot;;&quot;&quot;;TEXT(DATE(YEAR([.A785]);MONTH([.A785]);DAY([.A785]));&quot;AAAA&quot;))">
            <text:p/>
          </table:table-cell>
          <table:table-cell table:style-name="ce62" table:formula="of:=IF([.D785]=&quot;&quot;;&quot;&quot;;TEXT(DATE(YEAR([.D785]);MONTH([.D785]);DAY([.D785]));&quot;AAAA&quot;))">
            <text:p/>
          </table:table-cell>
          <table:table-cell table:style-name="ce62" table:formula="of:=IF([.G785]=&quot;&quot;;&quot;&quot;;TEXT(DATE(YEAR([.G785]);MONTH([.G785]);DAY([.G785]));&quot;AAAA&quot;))">
            <text:p/>
          </table:table-cell>
          <table:table-cell table:style-name="ce62" table:formula="of:=IF([.A785]=&quot;&quot;;&quot;&quot;;TEXT(DATE(YEAR([.A785]);MONTH([.A785]);DAY([.A785]));&quot;MMM&quot;))">
            <text:p/>
          </table:table-cell>
          <table:table-cell table:style-name="ce62" table:formula="of:=IF([.D785]=&quot;&quot;;&quot;&quot;;TEXT(DATE(YEAR([.D785]);MONTH([.D785]);DAY([.D785]));&quot;MMM&quot;))">
            <text:p/>
          </table:table-cell>
          <table:table-cell table:style-name="ce62" table:formula="of:=IF([.G785]=&quot;&quot;;&quot;&quot;;TEXT(DATE(YEAR([.G785]);MONTH([.G785]);DAY([.G785]));&quot;MMM&quot;))">
            <text:p/>
          </table:table-cell>
          <table:table-cell table:style-name="ce70" table:formula="of:=IF([.D785]=&quot;&quot;;&quot;&quot;;TEXT(DATE(YEAR([.D785]);MONTH([.D785]);DAY([.D78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6]=&quot;&quot;;&quot;&quot;;VLOOKUP([.K786];[Contas.$A$1:.$C$54];2;0))">
            <text:p><text:s text:c="2"/></text:p>
          </table:table-cell>
          <table:table-cell table:style-name="ce15" table:formula="of:=IF([.K786]=&quot;&quot;;&quot;&quot;;VLOOKUP([.K786];[Contas.$A$1:.$C$54];3;0))">
            <text:p><text:s text:c="2"/></text:p>
          </table:table-cell>
          <table:table-cell table:style-name="ce16" table:formula="of:=IF([.G786]&lt;&gt;&quot;&quot;;&quot;Pago&quot;;IF(AND([.G786]=&quot;&quot;;[.E786]&lt;&gt;&quot;&quot;;[.F786]&lt;&gt;&quot;&quot;;TODAY()&gt;=[.D786]);&quot;Vencido&quot;;IF(AND([.E786]=&quot;&quot;;[.F786]=&quot;&quot;;[.G786]=&quot;&quot;;[.H786]=&quot;&quot;);&quot;&quot;;&quot;A Vencer&quot;)))">
            <text:p><text:s text:c="2"/></text:p>
          </table:table-cell>
          <table:table-cell table:style-name="ce41" table:formula="of:=IF([.H786]=&quot;&quot;;&quot;&quot;;[.H786]-[.C786])">
            <text:p/>
          </table:table-cell>
          <table:table-cell table:style-name="ce62" table:formula="of:=IF([.A786]=&quot;&quot;;&quot;&quot;;TEXT(DATE(YEAR([.A786]);MONTH([.A786]);DAY([.A786]));&quot;AAAA&quot;))">
            <text:p/>
          </table:table-cell>
          <table:table-cell table:style-name="ce62" table:formula="of:=IF([.D786]=&quot;&quot;;&quot;&quot;;TEXT(DATE(YEAR([.D786]);MONTH([.D786]);DAY([.D786]));&quot;AAAA&quot;))">
            <text:p/>
          </table:table-cell>
          <table:table-cell table:style-name="ce62" table:formula="of:=IF([.G786]=&quot;&quot;;&quot;&quot;;TEXT(DATE(YEAR([.G786]);MONTH([.G786]);DAY([.G786]));&quot;AAAA&quot;))">
            <text:p/>
          </table:table-cell>
          <table:table-cell table:style-name="ce62" table:formula="of:=IF([.A786]=&quot;&quot;;&quot;&quot;;TEXT(DATE(YEAR([.A786]);MONTH([.A786]);DAY([.A786]));&quot;MMM&quot;))">
            <text:p/>
          </table:table-cell>
          <table:table-cell table:style-name="ce62" table:formula="of:=IF([.D786]=&quot;&quot;;&quot;&quot;;TEXT(DATE(YEAR([.D786]);MONTH([.D786]);DAY([.D786]));&quot;MMM&quot;))">
            <text:p/>
          </table:table-cell>
          <table:table-cell table:style-name="ce62" table:formula="of:=IF([.G786]=&quot;&quot;;&quot;&quot;;TEXT(DATE(YEAR([.G786]);MONTH([.G786]);DAY([.G786]));&quot;MMM&quot;))">
            <text:p/>
          </table:table-cell>
          <table:table-cell table:style-name="ce70" table:formula="of:=IF([.D786]=&quot;&quot;;&quot;&quot;;TEXT(DATE(YEAR([.D786]);MONTH([.D786]);DAY([.D78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7]=&quot;&quot;;&quot;&quot;;VLOOKUP([.K787];[Contas.$A$1:.$C$54];2;0))">
            <text:p><text:s text:c="2"/></text:p>
          </table:table-cell>
          <table:table-cell table:style-name="ce15" table:formula="of:=IF([.K787]=&quot;&quot;;&quot;&quot;;VLOOKUP([.K787];[Contas.$A$1:.$C$54];3;0))">
            <text:p><text:s text:c="2"/></text:p>
          </table:table-cell>
          <table:table-cell table:style-name="ce16" table:formula="of:=IF([.G787]&lt;&gt;&quot;&quot;;&quot;Pago&quot;;IF(AND([.G787]=&quot;&quot;;[.E787]&lt;&gt;&quot;&quot;;[.F787]&lt;&gt;&quot;&quot;;TODAY()&gt;=[.D787]);&quot;Vencido&quot;;IF(AND([.E787]=&quot;&quot;;[.F787]=&quot;&quot;;[.G787]=&quot;&quot;;[.H787]=&quot;&quot;);&quot;&quot;;&quot;A Vencer&quot;)))">
            <text:p><text:s text:c="2"/></text:p>
          </table:table-cell>
          <table:table-cell table:style-name="ce41" table:formula="of:=IF([.H787]=&quot;&quot;;&quot;&quot;;[.H787]-[.C787])">
            <text:p/>
          </table:table-cell>
          <table:table-cell table:style-name="ce62" table:formula="of:=IF([.A787]=&quot;&quot;;&quot;&quot;;TEXT(DATE(YEAR([.A787]);MONTH([.A787]);DAY([.A787]));&quot;AAAA&quot;))">
            <text:p/>
          </table:table-cell>
          <table:table-cell table:style-name="ce62" table:formula="of:=IF([.D787]=&quot;&quot;;&quot;&quot;;TEXT(DATE(YEAR([.D787]);MONTH([.D787]);DAY([.D787]));&quot;AAAA&quot;))">
            <text:p/>
          </table:table-cell>
          <table:table-cell table:style-name="ce62" table:formula="of:=IF([.G787]=&quot;&quot;;&quot;&quot;;TEXT(DATE(YEAR([.G787]);MONTH([.G787]);DAY([.G787]));&quot;AAAA&quot;))">
            <text:p/>
          </table:table-cell>
          <table:table-cell table:style-name="ce62" table:formula="of:=IF([.A787]=&quot;&quot;;&quot;&quot;;TEXT(DATE(YEAR([.A787]);MONTH([.A787]);DAY([.A787]));&quot;MMM&quot;))">
            <text:p/>
          </table:table-cell>
          <table:table-cell table:style-name="ce62" table:formula="of:=IF([.D787]=&quot;&quot;;&quot;&quot;;TEXT(DATE(YEAR([.D787]);MONTH([.D787]);DAY([.D787]));&quot;MMM&quot;))">
            <text:p/>
          </table:table-cell>
          <table:table-cell table:style-name="ce62" table:formula="of:=IF([.G787]=&quot;&quot;;&quot;&quot;;TEXT(DATE(YEAR([.G787]);MONTH([.G787]);DAY([.G787]));&quot;MMM&quot;))">
            <text:p/>
          </table:table-cell>
          <table:table-cell table:style-name="ce70" table:formula="of:=IF([.D787]=&quot;&quot;;&quot;&quot;;TEXT(DATE(YEAR([.D787]);MONTH([.D787]);DAY([.D78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8]=&quot;&quot;;&quot;&quot;;VLOOKUP([.K788];[Contas.$A$1:.$C$54];2;0))">
            <text:p><text:s text:c="2"/></text:p>
          </table:table-cell>
          <table:table-cell table:style-name="ce15" table:formula="of:=IF([.K788]=&quot;&quot;;&quot;&quot;;VLOOKUP([.K788];[Contas.$A$1:.$C$54];3;0))">
            <text:p><text:s text:c="2"/></text:p>
          </table:table-cell>
          <table:table-cell table:style-name="ce16" table:formula="of:=IF([.G788]&lt;&gt;&quot;&quot;;&quot;Pago&quot;;IF(AND([.G788]=&quot;&quot;;[.E788]&lt;&gt;&quot;&quot;;[.F788]&lt;&gt;&quot;&quot;;TODAY()&gt;=[.D788]);&quot;Vencido&quot;;IF(AND([.E788]=&quot;&quot;;[.F788]=&quot;&quot;;[.G788]=&quot;&quot;;[.H788]=&quot;&quot;);&quot;&quot;;&quot;A Vencer&quot;)))">
            <text:p><text:s text:c="2"/></text:p>
          </table:table-cell>
          <table:table-cell table:style-name="ce41" table:formula="of:=IF([.H788]=&quot;&quot;;&quot;&quot;;[.H788]-[.C788])">
            <text:p/>
          </table:table-cell>
          <table:table-cell table:style-name="ce62" table:formula="of:=IF([.A788]=&quot;&quot;;&quot;&quot;;TEXT(DATE(YEAR([.A788]);MONTH([.A788]);DAY([.A788]));&quot;AAAA&quot;))">
            <text:p/>
          </table:table-cell>
          <table:table-cell table:style-name="ce62" table:formula="of:=IF([.D788]=&quot;&quot;;&quot;&quot;;TEXT(DATE(YEAR([.D788]);MONTH([.D788]);DAY([.D788]));&quot;AAAA&quot;))">
            <text:p/>
          </table:table-cell>
          <table:table-cell table:style-name="ce62" table:formula="of:=IF([.G788]=&quot;&quot;;&quot;&quot;;TEXT(DATE(YEAR([.G788]);MONTH([.G788]);DAY([.G788]));&quot;AAAA&quot;))">
            <text:p/>
          </table:table-cell>
          <table:table-cell table:style-name="ce62" table:formula="of:=IF([.A788]=&quot;&quot;;&quot;&quot;;TEXT(DATE(YEAR([.A788]);MONTH([.A788]);DAY([.A788]));&quot;MMM&quot;))">
            <text:p/>
          </table:table-cell>
          <table:table-cell table:style-name="ce62" table:formula="of:=IF([.D788]=&quot;&quot;;&quot;&quot;;TEXT(DATE(YEAR([.D788]);MONTH([.D788]);DAY([.D788]));&quot;MMM&quot;))">
            <text:p/>
          </table:table-cell>
          <table:table-cell table:style-name="ce62" table:formula="of:=IF([.G788]=&quot;&quot;;&quot;&quot;;TEXT(DATE(YEAR([.G788]);MONTH([.G788]);DAY([.G788]));&quot;MMM&quot;))">
            <text:p/>
          </table:table-cell>
          <table:table-cell table:style-name="ce70" table:formula="of:=IF([.D788]=&quot;&quot;;&quot;&quot;;TEXT(DATE(YEAR([.D788]);MONTH([.D788]);DAY([.D78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89]=&quot;&quot;;&quot;&quot;;VLOOKUP([.K789];[Contas.$A$1:.$C$54];2;0))">
            <text:p><text:s text:c="2"/></text:p>
          </table:table-cell>
          <table:table-cell table:style-name="ce15" table:formula="of:=IF([.K789]=&quot;&quot;;&quot;&quot;;VLOOKUP([.K789];[Contas.$A$1:.$C$54];3;0))">
            <text:p><text:s text:c="2"/></text:p>
          </table:table-cell>
          <table:table-cell table:style-name="ce16" table:formula="of:=IF([.G789]&lt;&gt;&quot;&quot;;&quot;Pago&quot;;IF(AND([.G789]=&quot;&quot;;[.E789]&lt;&gt;&quot;&quot;;[.F789]&lt;&gt;&quot;&quot;;TODAY()&gt;=[.D789]);&quot;Vencido&quot;;IF(AND([.E789]=&quot;&quot;;[.F789]=&quot;&quot;;[.G789]=&quot;&quot;;[.H789]=&quot;&quot;);&quot;&quot;;&quot;A Vencer&quot;)))">
            <text:p><text:s text:c="2"/></text:p>
          </table:table-cell>
          <table:table-cell table:style-name="ce41" table:formula="of:=IF([.H789]=&quot;&quot;;&quot;&quot;;[.H789]-[.C789])">
            <text:p/>
          </table:table-cell>
          <table:table-cell table:style-name="ce62" table:formula="of:=IF([.A789]=&quot;&quot;;&quot;&quot;;TEXT(DATE(YEAR([.A789]);MONTH([.A789]);DAY([.A789]));&quot;AAAA&quot;))">
            <text:p/>
          </table:table-cell>
          <table:table-cell table:style-name="ce62" table:formula="of:=IF([.D789]=&quot;&quot;;&quot;&quot;;TEXT(DATE(YEAR([.D789]);MONTH([.D789]);DAY([.D789]));&quot;AAAA&quot;))">
            <text:p/>
          </table:table-cell>
          <table:table-cell table:style-name="ce62" table:formula="of:=IF([.G789]=&quot;&quot;;&quot;&quot;;TEXT(DATE(YEAR([.G789]);MONTH([.G789]);DAY([.G789]));&quot;AAAA&quot;))">
            <text:p/>
          </table:table-cell>
          <table:table-cell table:style-name="ce62" table:formula="of:=IF([.A789]=&quot;&quot;;&quot;&quot;;TEXT(DATE(YEAR([.A789]);MONTH([.A789]);DAY([.A789]));&quot;MMM&quot;))">
            <text:p/>
          </table:table-cell>
          <table:table-cell table:style-name="ce62" table:formula="of:=IF([.D789]=&quot;&quot;;&quot;&quot;;TEXT(DATE(YEAR([.D789]);MONTH([.D789]);DAY([.D789]));&quot;MMM&quot;))">
            <text:p/>
          </table:table-cell>
          <table:table-cell table:style-name="ce62" table:formula="of:=IF([.G789]=&quot;&quot;;&quot;&quot;;TEXT(DATE(YEAR([.G789]);MONTH([.G789]);DAY([.G789]));&quot;MMM&quot;))">
            <text:p/>
          </table:table-cell>
          <table:table-cell table:style-name="ce70" table:formula="of:=IF([.D789]=&quot;&quot;;&quot;&quot;;TEXT(DATE(YEAR([.D789]);MONTH([.D789]);DAY([.D78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0]=&quot;&quot;;&quot;&quot;;VLOOKUP([.K790];[Contas.$A$1:.$C$54];2;0))">
            <text:p><text:s text:c="2"/></text:p>
          </table:table-cell>
          <table:table-cell table:style-name="ce15" table:formula="of:=IF([.K790]=&quot;&quot;;&quot;&quot;;VLOOKUP([.K790];[Contas.$A$1:.$C$54];3;0))">
            <text:p><text:s text:c="2"/></text:p>
          </table:table-cell>
          <table:table-cell table:style-name="ce16" table:formula="of:=IF([.G790]&lt;&gt;&quot;&quot;;&quot;Pago&quot;;IF(AND([.G790]=&quot;&quot;;[.E790]&lt;&gt;&quot;&quot;;[.F790]&lt;&gt;&quot;&quot;;TODAY()&gt;=[.D790]);&quot;Vencido&quot;;IF(AND([.E790]=&quot;&quot;;[.F790]=&quot;&quot;;[.G790]=&quot;&quot;;[.H790]=&quot;&quot;);&quot;&quot;;&quot;A Vencer&quot;)))">
            <text:p><text:s text:c="2"/></text:p>
          </table:table-cell>
          <table:table-cell table:style-name="ce41" table:formula="of:=IF([.H790]=&quot;&quot;;&quot;&quot;;[.H790]-[.C790])">
            <text:p/>
          </table:table-cell>
          <table:table-cell table:style-name="ce62" table:formula="of:=IF([.A790]=&quot;&quot;;&quot;&quot;;TEXT(DATE(YEAR([.A790]);MONTH([.A790]);DAY([.A790]));&quot;AAAA&quot;))">
            <text:p/>
          </table:table-cell>
          <table:table-cell table:style-name="ce62" table:formula="of:=IF([.D790]=&quot;&quot;;&quot;&quot;;TEXT(DATE(YEAR([.D790]);MONTH([.D790]);DAY([.D790]));&quot;AAAA&quot;))">
            <text:p/>
          </table:table-cell>
          <table:table-cell table:style-name="ce62" table:formula="of:=IF([.G790]=&quot;&quot;;&quot;&quot;;TEXT(DATE(YEAR([.G790]);MONTH([.G790]);DAY([.G790]));&quot;AAAA&quot;))">
            <text:p/>
          </table:table-cell>
          <table:table-cell table:style-name="ce62" table:formula="of:=IF([.A790]=&quot;&quot;;&quot;&quot;;TEXT(DATE(YEAR([.A790]);MONTH([.A790]);DAY([.A790]));&quot;MMM&quot;))">
            <text:p/>
          </table:table-cell>
          <table:table-cell table:style-name="ce62" table:formula="of:=IF([.D790]=&quot;&quot;;&quot;&quot;;TEXT(DATE(YEAR([.D790]);MONTH([.D790]);DAY([.D790]));&quot;MMM&quot;))">
            <text:p/>
          </table:table-cell>
          <table:table-cell table:style-name="ce62" table:formula="of:=IF([.G790]=&quot;&quot;;&quot;&quot;;TEXT(DATE(YEAR([.G790]);MONTH([.G790]);DAY([.G790]));&quot;MMM&quot;))">
            <text:p/>
          </table:table-cell>
          <table:table-cell table:style-name="ce70" table:formula="of:=IF([.D790]=&quot;&quot;;&quot;&quot;;TEXT(DATE(YEAR([.D790]);MONTH([.D790]);DAY([.D79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1]=&quot;&quot;;&quot;&quot;;VLOOKUP([.K791];[Contas.$A$1:.$C$54];2;0))">
            <text:p><text:s text:c="2"/></text:p>
          </table:table-cell>
          <table:table-cell table:style-name="ce15" table:formula="of:=IF([.K791]=&quot;&quot;;&quot;&quot;;VLOOKUP([.K791];[Contas.$A$1:.$C$54];3;0))">
            <text:p><text:s text:c="2"/></text:p>
          </table:table-cell>
          <table:table-cell table:style-name="ce16" table:formula="of:=IF([.G791]&lt;&gt;&quot;&quot;;&quot;Pago&quot;;IF(AND([.G791]=&quot;&quot;;[.E791]&lt;&gt;&quot;&quot;;[.F791]&lt;&gt;&quot;&quot;;TODAY()&gt;=[.D791]);&quot;Vencido&quot;;IF(AND([.E791]=&quot;&quot;;[.F791]=&quot;&quot;;[.G791]=&quot;&quot;;[.H791]=&quot;&quot;);&quot;&quot;;&quot;A Vencer&quot;)))">
            <text:p><text:s text:c="2"/></text:p>
          </table:table-cell>
          <table:table-cell table:style-name="ce41" table:formula="of:=IF([.H791]=&quot;&quot;;&quot;&quot;;[.H791]-[.C791])">
            <text:p/>
          </table:table-cell>
          <table:table-cell table:style-name="ce62" table:formula="of:=IF([.A791]=&quot;&quot;;&quot;&quot;;TEXT(DATE(YEAR([.A791]);MONTH([.A791]);DAY([.A791]));&quot;AAAA&quot;))">
            <text:p/>
          </table:table-cell>
          <table:table-cell table:style-name="ce62" table:formula="of:=IF([.D791]=&quot;&quot;;&quot;&quot;;TEXT(DATE(YEAR([.D791]);MONTH([.D791]);DAY([.D791]));&quot;AAAA&quot;))">
            <text:p/>
          </table:table-cell>
          <table:table-cell table:style-name="ce62" table:formula="of:=IF([.G791]=&quot;&quot;;&quot;&quot;;TEXT(DATE(YEAR([.G791]);MONTH([.G791]);DAY([.G791]));&quot;AAAA&quot;))">
            <text:p/>
          </table:table-cell>
          <table:table-cell table:style-name="ce62" table:formula="of:=IF([.A791]=&quot;&quot;;&quot;&quot;;TEXT(DATE(YEAR([.A791]);MONTH([.A791]);DAY([.A791]));&quot;MMM&quot;))">
            <text:p/>
          </table:table-cell>
          <table:table-cell table:style-name="ce62" table:formula="of:=IF([.D791]=&quot;&quot;;&quot;&quot;;TEXT(DATE(YEAR([.D791]);MONTH([.D791]);DAY([.D791]));&quot;MMM&quot;))">
            <text:p/>
          </table:table-cell>
          <table:table-cell table:style-name="ce62" table:formula="of:=IF([.G791]=&quot;&quot;;&quot;&quot;;TEXT(DATE(YEAR([.G791]);MONTH([.G791]);DAY([.G791]));&quot;MMM&quot;))">
            <text:p/>
          </table:table-cell>
          <table:table-cell table:style-name="ce70" table:formula="of:=IF([.D791]=&quot;&quot;;&quot;&quot;;TEXT(DATE(YEAR([.D791]);MONTH([.D791]);DAY([.D79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2]=&quot;&quot;;&quot;&quot;;VLOOKUP([.K792];[Contas.$A$1:.$C$54];2;0))">
            <text:p><text:s text:c="2"/></text:p>
          </table:table-cell>
          <table:table-cell table:style-name="ce15" table:formula="of:=IF([.K792]=&quot;&quot;;&quot;&quot;;VLOOKUP([.K792];[Contas.$A$1:.$C$54];3;0))">
            <text:p><text:s text:c="2"/></text:p>
          </table:table-cell>
          <table:table-cell table:style-name="ce16" table:formula="of:=IF([.G792]&lt;&gt;&quot;&quot;;&quot;Pago&quot;;IF(AND([.G792]=&quot;&quot;;[.E792]&lt;&gt;&quot;&quot;;[.F792]&lt;&gt;&quot;&quot;;TODAY()&gt;=[.D792]);&quot;Vencido&quot;;IF(AND([.E792]=&quot;&quot;;[.F792]=&quot;&quot;;[.G792]=&quot;&quot;;[.H792]=&quot;&quot;);&quot;&quot;;&quot;A Vencer&quot;)))">
            <text:p><text:s text:c="2"/></text:p>
          </table:table-cell>
          <table:table-cell table:style-name="ce41" table:formula="of:=IF([.H792]=&quot;&quot;;&quot;&quot;;[.H792]-[.C792])">
            <text:p/>
          </table:table-cell>
          <table:table-cell table:style-name="ce62" table:formula="of:=IF([.A792]=&quot;&quot;;&quot;&quot;;TEXT(DATE(YEAR([.A792]);MONTH([.A792]);DAY([.A792]));&quot;AAAA&quot;))">
            <text:p/>
          </table:table-cell>
          <table:table-cell table:style-name="ce62" table:formula="of:=IF([.D792]=&quot;&quot;;&quot;&quot;;TEXT(DATE(YEAR([.D792]);MONTH([.D792]);DAY([.D792]));&quot;AAAA&quot;))">
            <text:p/>
          </table:table-cell>
          <table:table-cell table:style-name="ce62" table:formula="of:=IF([.G792]=&quot;&quot;;&quot;&quot;;TEXT(DATE(YEAR([.G792]);MONTH([.G792]);DAY([.G792]));&quot;AAAA&quot;))">
            <text:p/>
          </table:table-cell>
          <table:table-cell table:style-name="ce62" table:formula="of:=IF([.A792]=&quot;&quot;;&quot;&quot;;TEXT(DATE(YEAR([.A792]);MONTH([.A792]);DAY([.A792]));&quot;MMM&quot;))">
            <text:p/>
          </table:table-cell>
          <table:table-cell table:style-name="ce62" table:formula="of:=IF([.D792]=&quot;&quot;;&quot;&quot;;TEXT(DATE(YEAR([.D792]);MONTH([.D792]);DAY([.D792]));&quot;MMM&quot;))">
            <text:p/>
          </table:table-cell>
          <table:table-cell table:style-name="ce62" table:formula="of:=IF([.G792]=&quot;&quot;;&quot;&quot;;TEXT(DATE(YEAR([.G792]);MONTH([.G792]);DAY([.G792]));&quot;MMM&quot;))">
            <text:p/>
          </table:table-cell>
          <table:table-cell table:style-name="ce70" table:formula="of:=IF([.D792]=&quot;&quot;;&quot;&quot;;TEXT(DATE(YEAR([.D792]);MONTH([.D792]);DAY([.D79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3]=&quot;&quot;;&quot;&quot;;VLOOKUP([.K793];[Contas.$A$1:.$C$54];2;0))">
            <text:p><text:s text:c="2"/></text:p>
          </table:table-cell>
          <table:table-cell table:style-name="ce15" table:formula="of:=IF([.K793]=&quot;&quot;;&quot;&quot;;VLOOKUP([.K793];[Contas.$A$1:.$C$54];3;0))">
            <text:p><text:s text:c="2"/></text:p>
          </table:table-cell>
          <table:table-cell table:style-name="ce16" table:formula="of:=IF([.G793]&lt;&gt;&quot;&quot;;&quot;Pago&quot;;IF(AND([.G793]=&quot;&quot;;[.E793]&lt;&gt;&quot;&quot;;[.F793]&lt;&gt;&quot;&quot;;TODAY()&gt;=[.D793]);&quot;Vencido&quot;;IF(AND([.E793]=&quot;&quot;;[.F793]=&quot;&quot;;[.G793]=&quot;&quot;;[.H793]=&quot;&quot;);&quot;&quot;;&quot;A Vencer&quot;)))">
            <text:p><text:s text:c="2"/></text:p>
          </table:table-cell>
          <table:table-cell table:style-name="ce41" table:formula="of:=IF([.H793]=&quot;&quot;;&quot;&quot;;[.H793]-[.C793])">
            <text:p/>
          </table:table-cell>
          <table:table-cell table:style-name="ce62" table:formula="of:=IF([.A793]=&quot;&quot;;&quot;&quot;;TEXT(DATE(YEAR([.A793]);MONTH([.A793]);DAY([.A793]));&quot;AAAA&quot;))">
            <text:p/>
          </table:table-cell>
          <table:table-cell table:style-name="ce62" table:formula="of:=IF([.D793]=&quot;&quot;;&quot;&quot;;TEXT(DATE(YEAR([.D793]);MONTH([.D793]);DAY([.D793]));&quot;AAAA&quot;))">
            <text:p/>
          </table:table-cell>
          <table:table-cell table:style-name="ce62" table:formula="of:=IF([.G793]=&quot;&quot;;&quot;&quot;;TEXT(DATE(YEAR([.G793]);MONTH([.G793]);DAY([.G793]));&quot;AAAA&quot;))">
            <text:p/>
          </table:table-cell>
          <table:table-cell table:style-name="ce62" table:formula="of:=IF([.A793]=&quot;&quot;;&quot;&quot;;TEXT(DATE(YEAR([.A793]);MONTH([.A793]);DAY([.A793]));&quot;MMM&quot;))">
            <text:p/>
          </table:table-cell>
          <table:table-cell table:style-name="ce62" table:formula="of:=IF([.D793]=&quot;&quot;;&quot;&quot;;TEXT(DATE(YEAR([.D793]);MONTH([.D793]);DAY([.D793]));&quot;MMM&quot;))">
            <text:p/>
          </table:table-cell>
          <table:table-cell table:style-name="ce62" table:formula="of:=IF([.G793]=&quot;&quot;;&quot;&quot;;TEXT(DATE(YEAR([.G793]);MONTH([.G793]);DAY([.G793]));&quot;MMM&quot;))">
            <text:p/>
          </table:table-cell>
          <table:table-cell table:style-name="ce70" table:formula="of:=IF([.D793]=&quot;&quot;;&quot;&quot;;TEXT(DATE(YEAR([.D793]);MONTH([.D793]);DAY([.D79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4]=&quot;&quot;;&quot;&quot;;VLOOKUP([.K794];[Contas.$A$1:.$C$54];2;0))">
            <text:p><text:s text:c="2"/></text:p>
          </table:table-cell>
          <table:table-cell table:style-name="ce15" table:formula="of:=IF([.K794]=&quot;&quot;;&quot;&quot;;VLOOKUP([.K794];[Contas.$A$1:.$C$54];3;0))">
            <text:p><text:s text:c="2"/></text:p>
          </table:table-cell>
          <table:table-cell table:style-name="ce16" table:formula="of:=IF([.G794]&lt;&gt;&quot;&quot;;&quot;Pago&quot;;IF(AND([.G794]=&quot;&quot;;[.E794]&lt;&gt;&quot;&quot;;[.F794]&lt;&gt;&quot;&quot;;TODAY()&gt;=[.D794]);&quot;Vencido&quot;;IF(AND([.E794]=&quot;&quot;;[.F794]=&quot;&quot;;[.G794]=&quot;&quot;;[.H794]=&quot;&quot;);&quot;&quot;;&quot;A Vencer&quot;)))">
            <text:p><text:s text:c="2"/></text:p>
          </table:table-cell>
          <table:table-cell table:style-name="ce41" table:formula="of:=IF([.H794]=&quot;&quot;;&quot;&quot;;[.H794]-[.C794])">
            <text:p/>
          </table:table-cell>
          <table:table-cell table:style-name="ce62" table:formula="of:=IF([.A794]=&quot;&quot;;&quot;&quot;;TEXT(DATE(YEAR([.A794]);MONTH([.A794]);DAY([.A794]));&quot;AAAA&quot;))">
            <text:p/>
          </table:table-cell>
          <table:table-cell table:style-name="ce62" table:formula="of:=IF([.D794]=&quot;&quot;;&quot;&quot;;TEXT(DATE(YEAR([.D794]);MONTH([.D794]);DAY([.D794]));&quot;AAAA&quot;))">
            <text:p/>
          </table:table-cell>
          <table:table-cell table:style-name="ce62" table:formula="of:=IF([.G794]=&quot;&quot;;&quot;&quot;;TEXT(DATE(YEAR([.G794]);MONTH([.G794]);DAY([.G794]));&quot;AAAA&quot;))">
            <text:p/>
          </table:table-cell>
          <table:table-cell table:style-name="ce62" table:formula="of:=IF([.A794]=&quot;&quot;;&quot;&quot;;TEXT(DATE(YEAR([.A794]);MONTH([.A794]);DAY([.A794]));&quot;MMM&quot;))">
            <text:p/>
          </table:table-cell>
          <table:table-cell table:style-name="ce62" table:formula="of:=IF([.D794]=&quot;&quot;;&quot;&quot;;TEXT(DATE(YEAR([.D794]);MONTH([.D794]);DAY([.D794]));&quot;MMM&quot;))">
            <text:p/>
          </table:table-cell>
          <table:table-cell table:style-name="ce62" table:formula="of:=IF([.G794]=&quot;&quot;;&quot;&quot;;TEXT(DATE(YEAR([.G794]);MONTH([.G794]);DAY([.G794]));&quot;MMM&quot;))">
            <text:p/>
          </table:table-cell>
          <table:table-cell table:style-name="ce70" table:formula="of:=IF([.D794]=&quot;&quot;;&quot;&quot;;TEXT(DATE(YEAR([.D794]);MONTH([.D794]);DAY([.D79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5]=&quot;&quot;;&quot;&quot;;VLOOKUP([.K795];[Contas.$A$1:.$C$54];2;0))">
            <text:p><text:s text:c="2"/></text:p>
          </table:table-cell>
          <table:table-cell table:style-name="ce15" table:formula="of:=IF([.K795]=&quot;&quot;;&quot;&quot;;VLOOKUP([.K795];[Contas.$A$1:.$C$54];3;0))">
            <text:p><text:s text:c="2"/></text:p>
          </table:table-cell>
          <table:table-cell table:style-name="ce16" table:formula="of:=IF([.G795]&lt;&gt;&quot;&quot;;&quot;Pago&quot;;IF(AND([.G795]=&quot;&quot;;[.E795]&lt;&gt;&quot;&quot;;[.F795]&lt;&gt;&quot;&quot;;TODAY()&gt;=[.D795]);&quot;Vencido&quot;;IF(AND([.E795]=&quot;&quot;;[.F795]=&quot;&quot;;[.G795]=&quot;&quot;;[.H795]=&quot;&quot;);&quot;&quot;;&quot;A Vencer&quot;)))">
            <text:p><text:s text:c="2"/></text:p>
          </table:table-cell>
          <table:table-cell table:style-name="ce41" table:formula="of:=IF([.H795]=&quot;&quot;;&quot;&quot;;[.H795]-[.C795])">
            <text:p/>
          </table:table-cell>
          <table:table-cell table:style-name="ce62" table:formula="of:=IF([.A795]=&quot;&quot;;&quot;&quot;;TEXT(DATE(YEAR([.A795]);MONTH([.A795]);DAY([.A795]));&quot;AAAA&quot;))">
            <text:p/>
          </table:table-cell>
          <table:table-cell table:style-name="ce62" table:formula="of:=IF([.D795]=&quot;&quot;;&quot;&quot;;TEXT(DATE(YEAR([.D795]);MONTH([.D795]);DAY([.D795]));&quot;AAAA&quot;))">
            <text:p/>
          </table:table-cell>
          <table:table-cell table:style-name="ce62" table:formula="of:=IF([.G795]=&quot;&quot;;&quot;&quot;;TEXT(DATE(YEAR([.G795]);MONTH([.G795]);DAY([.G795]));&quot;AAAA&quot;))">
            <text:p/>
          </table:table-cell>
          <table:table-cell table:style-name="ce62" table:formula="of:=IF([.A795]=&quot;&quot;;&quot;&quot;;TEXT(DATE(YEAR([.A795]);MONTH([.A795]);DAY([.A795]));&quot;MMM&quot;))">
            <text:p/>
          </table:table-cell>
          <table:table-cell table:style-name="ce62" table:formula="of:=IF([.D795]=&quot;&quot;;&quot;&quot;;TEXT(DATE(YEAR([.D795]);MONTH([.D795]);DAY([.D795]));&quot;MMM&quot;))">
            <text:p/>
          </table:table-cell>
          <table:table-cell table:style-name="ce62" table:formula="of:=IF([.G795]=&quot;&quot;;&quot;&quot;;TEXT(DATE(YEAR([.G795]);MONTH([.G795]);DAY([.G795]));&quot;MMM&quot;))">
            <text:p/>
          </table:table-cell>
          <table:table-cell table:style-name="ce70" table:formula="of:=IF([.D795]=&quot;&quot;;&quot;&quot;;TEXT(DATE(YEAR([.D795]);MONTH([.D795]);DAY([.D79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6]=&quot;&quot;;&quot;&quot;;VLOOKUP([.K796];[Contas.$A$1:.$C$54];2;0))">
            <text:p><text:s text:c="2"/></text:p>
          </table:table-cell>
          <table:table-cell table:style-name="ce15" table:formula="of:=IF([.K796]=&quot;&quot;;&quot;&quot;;VLOOKUP([.K796];[Contas.$A$1:.$C$54];3;0))">
            <text:p><text:s text:c="2"/></text:p>
          </table:table-cell>
          <table:table-cell table:style-name="ce16" table:formula="of:=IF([.G796]&lt;&gt;&quot;&quot;;&quot;Pago&quot;;IF(AND([.G796]=&quot;&quot;;[.E796]&lt;&gt;&quot;&quot;;[.F796]&lt;&gt;&quot;&quot;;TODAY()&gt;=[.D796]);&quot;Vencido&quot;;IF(AND([.E796]=&quot;&quot;;[.F796]=&quot;&quot;;[.G796]=&quot;&quot;;[.H796]=&quot;&quot;);&quot;&quot;;&quot;A Vencer&quot;)))">
            <text:p><text:s text:c="2"/></text:p>
          </table:table-cell>
          <table:table-cell table:style-name="ce41" table:formula="of:=IF([.H796]=&quot;&quot;;&quot;&quot;;[.H796]-[.C796])">
            <text:p/>
          </table:table-cell>
          <table:table-cell table:style-name="ce62" table:formula="of:=IF([.A796]=&quot;&quot;;&quot;&quot;;TEXT(DATE(YEAR([.A796]);MONTH([.A796]);DAY([.A796]));&quot;AAAA&quot;))">
            <text:p/>
          </table:table-cell>
          <table:table-cell table:style-name="ce62" table:formula="of:=IF([.D796]=&quot;&quot;;&quot;&quot;;TEXT(DATE(YEAR([.D796]);MONTH([.D796]);DAY([.D796]));&quot;AAAA&quot;))">
            <text:p/>
          </table:table-cell>
          <table:table-cell table:style-name="ce62" table:formula="of:=IF([.G796]=&quot;&quot;;&quot;&quot;;TEXT(DATE(YEAR([.G796]);MONTH([.G796]);DAY([.G796]));&quot;AAAA&quot;))">
            <text:p/>
          </table:table-cell>
          <table:table-cell table:style-name="ce62" table:formula="of:=IF([.A796]=&quot;&quot;;&quot;&quot;;TEXT(DATE(YEAR([.A796]);MONTH([.A796]);DAY([.A796]));&quot;MMM&quot;))">
            <text:p/>
          </table:table-cell>
          <table:table-cell table:style-name="ce62" table:formula="of:=IF([.D796]=&quot;&quot;;&quot;&quot;;TEXT(DATE(YEAR([.D796]);MONTH([.D796]);DAY([.D796]));&quot;MMM&quot;))">
            <text:p/>
          </table:table-cell>
          <table:table-cell table:style-name="ce62" table:formula="of:=IF([.G796]=&quot;&quot;;&quot;&quot;;TEXT(DATE(YEAR([.G796]);MONTH([.G796]);DAY([.G796]));&quot;MMM&quot;))">
            <text:p/>
          </table:table-cell>
          <table:table-cell table:style-name="ce70" table:formula="of:=IF([.D796]=&quot;&quot;;&quot;&quot;;TEXT(DATE(YEAR([.D796]);MONTH([.D796]);DAY([.D79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7]=&quot;&quot;;&quot;&quot;;VLOOKUP([.K797];[Contas.$A$1:.$C$54];2;0))">
            <text:p><text:s text:c="2"/></text:p>
          </table:table-cell>
          <table:table-cell table:style-name="ce15" table:formula="of:=IF([.K797]=&quot;&quot;;&quot;&quot;;VLOOKUP([.K797];[Contas.$A$1:.$C$54];3;0))">
            <text:p><text:s text:c="2"/></text:p>
          </table:table-cell>
          <table:table-cell table:style-name="ce16" table:formula="of:=IF([.G797]&lt;&gt;&quot;&quot;;&quot;Pago&quot;;IF(AND([.G797]=&quot;&quot;;[.E797]&lt;&gt;&quot;&quot;;[.F797]&lt;&gt;&quot;&quot;;TODAY()&gt;=[.D797]);&quot;Vencido&quot;;IF(AND([.E797]=&quot;&quot;;[.F797]=&quot;&quot;;[.G797]=&quot;&quot;;[.H797]=&quot;&quot;);&quot;&quot;;&quot;A Vencer&quot;)))">
            <text:p><text:s text:c="2"/></text:p>
          </table:table-cell>
          <table:table-cell table:style-name="ce41" table:formula="of:=IF([.H797]=&quot;&quot;;&quot;&quot;;[.H797]-[.C797])">
            <text:p/>
          </table:table-cell>
          <table:table-cell table:style-name="ce62" table:formula="of:=IF([.A797]=&quot;&quot;;&quot;&quot;;TEXT(DATE(YEAR([.A797]);MONTH([.A797]);DAY([.A797]));&quot;AAAA&quot;))">
            <text:p/>
          </table:table-cell>
          <table:table-cell table:style-name="ce62" table:formula="of:=IF([.D797]=&quot;&quot;;&quot;&quot;;TEXT(DATE(YEAR([.D797]);MONTH([.D797]);DAY([.D797]));&quot;AAAA&quot;))">
            <text:p/>
          </table:table-cell>
          <table:table-cell table:style-name="ce62" table:formula="of:=IF([.G797]=&quot;&quot;;&quot;&quot;;TEXT(DATE(YEAR([.G797]);MONTH([.G797]);DAY([.G797]));&quot;AAAA&quot;))">
            <text:p/>
          </table:table-cell>
          <table:table-cell table:style-name="ce62" table:formula="of:=IF([.A797]=&quot;&quot;;&quot;&quot;;TEXT(DATE(YEAR([.A797]);MONTH([.A797]);DAY([.A797]));&quot;MMM&quot;))">
            <text:p/>
          </table:table-cell>
          <table:table-cell table:style-name="ce62" table:formula="of:=IF([.D797]=&quot;&quot;;&quot;&quot;;TEXT(DATE(YEAR([.D797]);MONTH([.D797]);DAY([.D797]));&quot;MMM&quot;))">
            <text:p/>
          </table:table-cell>
          <table:table-cell table:style-name="ce62" table:formula="of:=IF([.G797]=&quot;&quot;;&quot;&quot;;TEXT(DATE(YEAR([.G797]);MONTH([.G797]);DAY([.G797]));&quot;MMM&quot;))">
            <text:p/>
          </table:table-cell>
          <table:table-cell table:style-name="ce70" table:formula="of:=IF([.D797]=&quot;&quot;;&quot;&quot;;TEXT(DATE(YEAR([.D797]);MONTH([.D797]);DAY([.D79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8]=&quot;&quot;;&quot;&quot;;VLOOKUP([.K798];[Contas.$A$1:.$C$54];2;0))">
            <text:p><text:s text:c="2"/></text:p>
          </table:table-cell>
          <table:table-cell table:style-name="ce15" table:formula="of:=IF([.K798]=&quot;&quot;;&quot;&quot;;VLOOKUP([.K798];[Contas.$A$1:.$C$54];3;0))">
            <text:p><text:s text:c="2"/></text:p>
          </table:table-cell>
          <table:table-cell table:style-name="ce16" table:formula="of:=IF([.G798]&lt;&gt;&quot;&quot;;&quot;Pago&quot;;IF(AND([.G798]=&quot;&quot;;[.E798]&lt;&gt;&quot;&quot;;[.F798]&lt;&gt;&quot;&quot;;TODAY()&gt;=[.D798]);&quot;Vencido&quot;;IF(AND([.E798]=&quot;&quot;;[.F798]=&quot;&quot;;[.G798]=&quot;&quot;;[.H798]=&quot;&quot;);&quot;&quot;;&quot;A Vencer&quot;)))">
            <text:p><text:s text:c="2"/></text:p>
          </table:table-cell>
          <table:table-cell table:style-name="ce41" table:formula="of:=IF([.H798]=&quot;&quot;;&quot;&quot;;[.H798]-[.C798])">
            <text:p/>
          </table:table-cell>
          <table:table-cell table:style-name="ce62" table:formula="of:=IF([.A798]=&quot;&quot;;&quot;&quot;;TEXT(DATE(YEAR([.A798]);MONTH([.A798]);DAY([.A798]));&quot;AAAA&quot;))">
            <text:p/>
          </table:table-cell>
          <table:table-cell table:style-name="ce62" table:formula="of:=IF([.D798]=&quot;&quot;;&quot;&quot;;TEXT(DATE(YEAR([.D798]);MONTH([.D798]);DAY([.D798]));&quot;AAAA&quot;))">
            <text:p/>
          </table:table-cell>
          <table:table-cell table:style-name="ce62" table:formula="of:=IF([.G798]=&quot;&quot;;&quot;&quot;;TEXT(DATE(YEAR([.G798]);MONTH([.G798]);DAY([.G798]));&quot;AAAA&quot;))">
            <text:p/>
          </table:table-cell>
          <table:table-cell table:style-name="ce62" table:formula="of:=IF([.A798]=&quot;&quot;;&quot;&quot;;TEXT(DATE(YEAR([.A798]);MONTH([.A798]);DAY([.A798]));&quot;MMM&quot;))">
            <text:p/>
          </table:table-cell>
          <table:table-cell table:style-name="ce62" table:formula="of:=IF([.D798]=&quot;&quot;;&quot;&quot;;TEXT(DATE(YEAR([.D798]);MONTH([.D798]);DAY([.D798]));&quot;MMM&quot;))">
            <text:p/>
          </table:table-cell>
          <table:table-cell table:style-name="ce62" table:formula="of:=IF([.G798]=&quot;&quot;;&quot;&quot;;TEXT(DATE(YEAR([.G798]);MONTH([.G798]);DAY([.G798]));&quot;MMM&quot;))">
            <text:p/>
          </table:table-cell>
          <table:table-cell table:style-name="ce70" table:formula="of:=IF([.D798]=&quot;&quot;;&quot;&quot;;TEXT(DATE(YEAR([.D798]);MONTH([.D798]);DAY([.D79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799]=&quot;&quot;;&quot;&quot;;VLOOKUP([.K799];[Contas.$A$1:.$C$54];2;0))">
            <text:p><text:s text:c="2"/></text:p>
          </table:table-cell>
          <table:table-cell table:style-name="ce15" table:formula="of:=IF([.K799]=&quot;&quot;;&quot;&quot;;VLOOKUP([.K799];[Contas.$A$1:.$C$54];3;0))">
            <text:p><text:s text:c="2"/></text:p>
          </table:table-cell>
          <table:table-cell table:style-name="ce16" table:formula="of:=IF([.G799]&lt;&gt;&quot;&quot;;&quot;Pago&quot;;IF(AND([.G799]=&quot;&quot;;[.E799]&lt;&gt;&quot;&quot;;[.F799]&lt;&gt;&quot;&quot;;TODAY()&gt;=[.D799]);&quot;Vencido&quot;;IF(AND([.E799]=&quot;&quot;;[.F799]=&quot;&quot;;[.G799]=&quot;&quot;;[.H799]=&quot;&quot;);&quot;&quot;;&quot;A Vencer&quot;)))">
            <text:p><text:s text:c="2"/></text:p>
          </table:table-cell>
          <table:table-cell table:style-name="ce41" table:formula="of:=IF([.H799]=&quot;&quot;;&quot;&quot;;[.H799]-[.C799])">
            <text:p/>
          </table:table-cell>
          <table:table-cell table:style-name="ce62" table:formula="of:=IF([.A799]=&quot;&quot;;&quot;&quot;;TEXT(DATE(YEAR([.A799]);MONTH([.A799]);DAY([.A799]));&quot;AAAA&quot;))">
            <text:p/>
          </table:table-cell>
          <table:table-cell table:style-name="ce62" table:formula="of:=IF([.D799]=&quot;&quot;;&quot;&quot;;TEXT(DATE(YEAR([.D799]);MONTH([.D799]);DAY([.D799]));&quot;AAAA&quot;))">
            <text:p/>
          </table:table-cell>
          <table:table-cell table:style-name="ce62" table:formula="of:=IF([.G799]=&quot;&quot;;&quot;&quot;;TEXT(DATE(YEAR([.G799]);MONTH([.G799]);DAY([.G799]));&quot;AAAA&quot;))">
            <text:p/>
          </table:table-cell>
          <table:table-cell table:style-name="ce62" table:formula="of:=IF([.A799]=&quot;&quot;;&quot;&quot;;TEXT(DATE(YEAR([.A799]);MONTH([.A799]);DAY([.A799]));&quot;MMM&quot;))">
            <text:p/>
          </table:table-cell>
          <table:table-cell table:style-name="ce62" table:formula="of:=IF([.D799]=&quot;&quot;;&quot;&quot;;TEXT(DATE(YEAR([.D799]);MONTH([.D799]);DAY([.D799]));&quot;MMM&quot;))">
            <text:p/>
          </table:table-cell>
          <table:table-cell table:style-name="ce62" table:formula="of:=IF([.G799]=&quot;&quot;;&quot;&quot;;TEXT(DATE(YEAR([.G799]);MONTH([.G799]);DAY([.G799]));&quot;MMM&quot;))">
            <text:p/>
          </table:table-cell>
          <table:table-cell table:style-name="ce70" table:formula="of:=IF([.D799]=&quot;&quot;;&quot;&quot;;TEXT(DATE(YEAR([.D799]);MONTH([.D799]);DAY([.D79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0]=&quot;&quot;;&quot;&quot;;VLOOKUP([.K800];[Contas.$A$1:.$C$54];2;0))">
            <text:p><text:s text:c="2"/></text:p>
          </table:table-cell>
          <table:table-cell table:style-name="ce15" table:formula="of:=IF([.K800]=&quot;&quot;;&quot;&quot;;VLOOKUP([.K800];[Contas.$A$1:.$C$54];3;0))">
            <text:p><text:s text:c="2"/></text:p>
          </table:table-cell>
          <table:table-cell table:style-name="ce16" table:formula="of:=IF([.G800]&lt;&gt;&quot;&quot;;&quot;Pago&quot;;IF(AND([.G800]=&quot;&quot;;[.E800]&lt;&gt;&quot;&quot;;[.F800]&lt;&gt;&quot;&quot;;TODAY()&gt;=[.D800]);&quot;Vencido&quot;;IF(AND([.E800]=&quot;&quot;;[.F800]=&quot;&quot;;[.G800]=&quot;&quot;;[.H800]=&quot;&quot;);&quot;&quot;;&quot;A Vencer&quot;)))">
            <text:p><text:s text:c="2"/></text:p>
          </table:table-cell>
          <table:table-cell table:style-name="ce41" table:formula="of:=IF([.H800]=&quot;&quot;;&quot;&quot;;[.H800]-[.C800])">
            <text:p/>
          </table:table-cell>
          <table:table-cell table:style-name="ce62" table:formula="of:=IF([.A800]=&quot;&quot;;&quot;&quot;;TEXT(DATE(YEAR([.A800]);MONTH([.A800]);DAY([.A800]));&quot;AAAA&quot;))">
            <text:p/>
          </table:table-cell>
          <table:table-cell table:style-name="ce62" table:formula="of:=IF([.D800]=&quot;&quot;;&quot;&quot;;TEXT(DATE(YEAR([.D800]);MONTH([.D800]);DAY([.D800]));&quot;AAAA&quot;))">
            <text:p/>
          </table:table-cell>
          <table:table-cell table:style-name="ce62" table:formula="of:=IF([.G800]=&quot;&quot;;&quot;&quot;;TEXT(DATE(YEAR([.G800]);MONTH([.G800]);DAY([.G800]));&quot;AAAA&quot;))">
            <text:p/>
          </table:table-cell>
          <table:table-cell table:style-name="ce62" table:formula="of:=IF([.A800]=&quot;&quot;;&quot;&quot;;TEXT(DATE(YEAR([.A800]);MONTH([.A800]);DAY([.A800]));&quot;MMM&quot;))">
            <text:p/>
          </table:table-cell>
          <table:table-cell table:style-name="ce62" table:formula="of:=IF([.D800]=&quot;&quot;;&quot;&quot;;TEXT(DATE(YEAR([.D800]);MONTH([.D800]);DAY([.D800]));&quot;MMM&quot;))">
            <text:p/>
          </table:table-cell>
          <table:table-cell table:style-name="ce62" table:formula="of:=IF([.G800]=&quot;&quot;;&quot;&quot;;TEXT(DATE(YEAR([.G800]);MONTH([.G800]);DAY([.G800]));&quot;MMM&quot;))">
            <text:p/>
          </table:table-cell>
          <table:table-cell table:style-name="ce70" table:formula="of:=IF([.D800]=&quot;&quot;;&quot;&quot;;TEXT(DATE(YEAR([.D800]);MONTH([.D800]);DAY([.D80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1]=&quot;&quot;;&quot;&quot;;VLOOKUP([.K801];[Contas.$A$1:.$C$54];2;0))">
            <text:p><text:s text:c="2"/></text:p>
          </table:table-cell>
          <table:table-cell table:style-name="ce15" table:formula="of:=IF([.K801]=&quot;&quot;;&quot;&quot;;VLOOKUP([.K801];[Contas.$A$1:.$C$54];3;0))">
            <text:p><text:s text:c="2"/></text:p>
          </table:table-cell>
          <table:table-cell table:style-name="ce16" table:formula="of:=IF([.G801]&lt;&gt;&quot;&quot;;&quot;Pago&quot;;IF(AND([.G801]=&quot;&quot;;[.E801]&lt;&gt;&quot;&quot;;[.F801]&lt;&gt;&quot;&quot;;TODAY()&gt;=[.D801]);&quot;Vencido&quot;;IF(AND([.E801]=&quot;&quot;;[.F801]=&quot;&quot;;[.G801]=&quot;&quot;;[.H801]=&quot;&quot;);&quot;&quot;;&quot;A Vencer&quot;)))">
            <text:p><text:s text:c="2"/></text:p>
          </table:table-cell>
          <table:table-cell table:style-name="ce41" table:formula="of:=IF([.H801]=&quot;&quot;;&quot;&quot;;[.H801]-[.C801])">
            <text:p/>
          </table:table-cell>
          <table:table-cell table:style-name="ce62" table:formula="of:=IF([.A801]=&quot;&quot;;&quot;&quot;;TEXT(DATE(YEAR([.A801]);MONTH([.A801]);DAY([.A801]));&quot;AAAA&quot;))">
            <text:p/>
          </table:table-cell>
          <table:table-cell table:style-name="ce62" table:formula="of:=IF([.D801]=&quot;&quot;;&quot;&quot;;TEXT(DATE(YEAR([.D801]);MONTH([.D801]);DAY([.D801]));&quot;AAAA&quot;))">
            <text:p/>
          </table:table-cell>
          <table:table-cell table:style-name="ce62" table:formula="of:=IF([.G801]=&quot;&quot;;&quot;&quot;;TEXT(DATE(YEAR([.G801]);MONTH([.G801]);DAY([.G801]));&quot;AAAA&quot;))">
            <text:p/>
          </table:table-cell>
          <table:table-cell table:style-name="ce62" table:formula="of:=IF([.A801]=&quot;&quot;;&quot;&quot;;TEXT(DATE(YEAR([.A801]);MONTH([.A801]);DAY([.A801]));&quot;MMM&quot;))">
            <text:p/>
          </table:table-cell>
          <table:table-cell table:style-name="ce62" table:formula="of:=IF([.D801]=&quot;&quot;;&quot;&quot;;TEXT(DATE(YEAR([.D801]);MONTH([.D801]);DAY([.D801]));&quot;MMM&quot;))">
            <text:p/>
          </table:table-cell>
          <table:table-cell table:style-name="ce62" table:formula="of:=IF([.G801]=&quot;&quot;;&quot;&quot;;TEXT(DATE(YEAR([.G801]);MONTH([.G801]);DAY([.G801]));&quot;MMM&quot;))">
            <text:p/>
          </table:table-cell>
          <table:table-cell table:style-name="ce70" table:formula="of:=IF([.D801]=&quot;&quot;;&quot;&quot;;TEXT(DATE(YEAR([.D801]);MONTH([.D801]);DAY([.D80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2]=&quot;&quot;;&quot;&quot;;VLOOKUP([.K802];[Contas.$A$1:.$C$54];2;0))">
            <text:p><text:s text:c="2"/></text:p>
          </table:table-cell>
          <table:table-cell table:style-name="ce15" table:formula="of:=IF([.K802]=&quot;&quot;;&quot;&quot;;VLOOKUP([.K802];[Contas.$A$1:.$C$54];3;0))">
            <text:p><text:s text:c="2"/></text:p>
          </table:table-cell>
          <table:table-cell table:style-name="ce16" table:formula="of:=IF([.G802]&lt;&gt;&quot;&quot;;&quot;Pago&quot;;IF(AND([.G802]=&quot;&quot;;[.E802]&lt;&gt;&quot;&quot;;[.F802]&lt;&gt;&quot;&quot;;TODAY()&gt;=[.D802]);&quot;Vencido&quot;;IF(AND([.E802]=&quot;&quot;;[.F802]=&quot;&quot;;[.G802]=&quot;&quot;;[.H802]=&quot;&quot;);&quot;&quot;;&quot;A Vencer&quot;)))">
            <text:p><text:s text:c="2"/></text:p>
          </table:table-cell>
          <table:table-cell table:style-name="ce41" table:formula="of:=IF([.H802]=&quot;&quot;;&quot;&quot;;[.H802]-[.C802])">
            <text:p/>
          </table:table-cell>
          <table:table-cell table:style-name="ce62" table:formula="of:=IF([.A802]=&quot;&quot;;&quot;&quot;;TEXT(DATE(YEAR([.A802]);MONTH([.A802]);DAY([.A802]));&quot;AAAA&quot;))">
            <text:p/>
          </table:table-cell>
          <table:table-cell table:style-name="ce62" table:formula="of:=IF([.D802]=&quot;&quot;;&quot;&quot;;TEXT(DATE(YEAR([.D802]);MONTH([.D802]);DAY([.D802]));&quot;AAAA&quot;))">
            <text:p/>
          </table:table-cell>
          <table:table-cell table:style-name="ce62" table:formula="of:=IF([.G802]=&quot;&quot;;&quot;&quot;;TEXT(DATE(YEAR([.G802]);MONTH([.G802]);DAY([.G802]));&quot;AAAA&quot;))">
            <text:p/>
          </table:table-cell>
          <table:table-cell table:style-name="ce62" table:formula="of:=IF([.A802]=&quot;&quot;;&quot;&quot;;TEXT(DATE(YEAR([.A802]);MONTH([.A802]);DAY([.A802]));&quot;MMM&quot;))">
            <text:p/>
          </table:table-cell>
          <table:table-cell table:style-name="ce62" table:formula="of:=IF([.D802]=&quot;&quot;;&quot;&quot;;TEXT(DATE(YEAR([.D802]);MONTH([.D802]);DAY([.D802]));&quot;MMM&quot;))">
            <text:p/>
          </table:table-cell>
          <table:table-cell table:style-name="ce62" table:formula="of:=IF([.G802]=&quot;&quot;;&quot;&quot;;TEXT(DATE(YEAR([.G802]);MONTH([.G802]);DAY([.G802]));&quot;MMM&quot;))">
            <text:p/>
          </table:table-cell>
          <table:table-cell table:style-name="ce70" table:formula="of:=IF([.D802]=&quot;&quot;;&quot;&quot;;TEXT(DATE(YEAR([.D802]);MONTH([.D802]);DAY([.D80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3]=&quot;&quot;;&quot;&quot;;VLOOKUP([.K803];[Contas.$A$1:.$C$54];2;0))">
            <text:p><text:s text:c="2"/></text:p>
          </table:table-cell>
          <table:table-cell table:style-name="ce15" table:formula="of:=IF([.K803]=&quot;&quot;;&quot;&quot;;VLOOKUP([.K803];[Contas.$A$1:.$C$54];3;0))">
            <text:p><text:s text:c="2"/></text:p>
          </table:table-cell>
          <table:table-cell table:style-name="ce16" table:formula="of:=IF([.G803]&lt;&gt;&quot;&quot;;&quot;Pago&quot;;IF(AND([.G803]=&quot;&quot;;[.E803]&lt;&gt;&quot;&quot;;[.F803]&lt;&gt;&quot;&quot;;TODAY()&gt;=[.D803]);&quot;Vencido&quot;;IF(AND([.E803]=&quot;&quot;;[.F803]=&quot;&quot;;[.G803]=&quot;&quot;;[.H803]=&quot;&quot;);&quot;&quot;;&quot;A Vencer&quot;)))">
            <text:p><text:s text:c="2"/></text:p>
          </table:table-cell>
          <table:table-cell table:style-name="ce41" table:formula="of:=IF([.H803]=&quot;&quot;;&quot;&quot;;[.H803]-[.C803])">
            <text:p/>
          </table:table-cell>
          <table:table-cell table:style-name="ce62" table:formula="of:=IF([.A803]=&quot;&quot;;&quot;&quot;;TEXT(DATE(YEAR([.A803]);MONTH([.A803]);DAY([.A803]));&quot;AAAA&quot;))">
            <text:p/>
          </table:table-cell>
          <table:table-cell table:style-name="ce62" table:formula="of:=IF([.D803]=&quot;&quot;;&quot;&quot;;TEXT(DATE(YEAR([.D803]);MONTH([.D803]);DAY([.D803]));&quot;AAAA&quot;))">
            <text:p/>
          </table:table-cell>
          <table:table-cell table:style-name="ce62" table:formula="of:=IF([.G803]=&quot;&quot;;&quot;&quot;;TEXT(DATE(YEAR([.G803]);MONTH([.G803]);DAY([.G803]));&quot;AAAA&quot;))">
            <text:p/>
          </table:table-cell>
          <table:table-cell table:style-name="ce62" table:formula="of:=IF([.A803]=&quot;&quot;;&quot;&quot;;TEXT(DATE(YEAR([.A803]);MONTH([.A803]);DAY([.A803]));&quot;MMM&quot;))">
            <text:p/>
          </table:table-cell>
          <table:table-cell table:style-name="ce62" table:formula="of:=IF([.D803]=&quot;&quot;;&quot;&quot;;TEXT(DATE(YEAR([.D803]);MONTH([.D803]);DAY([.D803]));&quot;MMM&quot;))">
            <text:p/>
          </table:table-cell>
          <table:table-cell table:style-name="ce62" table:formula="of:=IF([.G803]=&quot;&quot;;&quot;&quot;;TEXT(DATE(YEAR([.G803]);MONTH([.G803]);DAY([.G803]));&quot;MMM&quot;))">
            <text:p/>
          </table:table-cell>
          <table:table-cell table:style-name="ce70" table:formula="of:=IF([.D803]=&quot;&quot;;&quot;&quot;;TEXT(DATE(YEAR([.D803]);MONTH([.D803]);DAY([.D80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4]=&quot;&quot;;&quot;&quot;;VLOOKUP([.K804];[Contas.$A$1:.$C$54];2;0))">
            <text:p><text:s text:c="2"/></text:p>
          </table:table-cell>
          <table:table-cell table:style-name="ce15" table:formula="of:=IF([.K804]=&quot;&quot;;&quot;&quot;;VLOOKUP([.K804];[Contas.$A$1:.$C$54];3;0))">
            <text:p><text:s text:c="2"/></text:p>
          </table:table-cell>
          <table:table-cell table:style-name="ce16" table:formula="of:=IF([.G804]&lt;&gt;&quot;&quot;;&quot;Pago&quot;;IF(AND([.G804]=&quot;&quot;;[.E804]&lt;&gt;&quot;&quot;;[.F804]&lt;&gt;&quot;&quot;;TODAY()&gt;=[.D804]);&quot;Vencido&quot;;IF(AND([.E804]=&quot;&quot;;[.F804]=&quot;&quot;;[.G804]=&quot;&quot;;[.H804]=&quot;&quot;);&quot;&quot;;&quot;A Vencer&quot;)))">
            <text:p><text:s text:c="2"/></text:p>
          </table:table-cell>
          <table:table-cell table:style-name="ce41" table:formula="of:=IF([.H804]=&quot;&quot;;&quot;&quot;;[.H804]-[.C804])">
            <text:p/>
          </table:table-cell>
          <table:table-cell table:style-name="ce62" table:formula="of:=IF([.A804]=&quot;&quot;;&quot;&quot;;TEXT(DATE(YEAR([.A804]);MONTH([.A804]);DAY([.A804]));&quot;AAAA&quot;))">
            <text:p/>
          </table:table-cell>
          <table:table-cell table:style-name="ce62" table:formula="of:=IF([.D804]=&quot;&quot;;&quot;&quot;;TEXT(DATE(YEAR([.D804]);MONTH([.D804]);DAY([.D804]));&quot;AAAA&quot;))">
            <text:p/>
          </table:table-cell>
          <table:table-cell table:style-name="ce62" table:formula="of:=IF([.G804]=&quot;&quot;;&quot;&quot;;TEXT(DATE(YEAR([.G804]);MONTH([.G804]);DAY([.G804]));&quot;AAAA&quot;))">
            <text:p/>
          </table:table-cell>
          <table:table-cell table:style-name="ce62" table:formula="of:=IF([.A804]=&quot;&quot;;&quot;&quot;;TEXT(DATE(YEAR([.A804]);MONTH([.A804]);DAY([.A804]));&quot;MMM&quot;))">
            <text:p/>
          </table:table-cell>
          <table:table-cell table:style-name="ce62" table:formula="of:=IF([.D804]=&quot;&quot;;&quot;&quot;;TEXT(DATE(YEAR([.D804]);MONTH([.D804]);DAY([.D804]));&quot;MMM&quot;))">
            <text:p/>
          </table:table-cell>
          <table:table-cell table:style-name="ce62" table:formula="of:=IF([.G804]=&quot;&quot;;&quot;&quot;;TEXT(DATE(YEAR([.G804]);MONTH([.G804]);DAY([.G804]));&quot;MMM&quot;))">
            <text:p/>
          </table:table-cell>
          <table:table-cell table:style-name="ce70" table:formula="of:=IF([.D804]=&quot;&quot;;&quot;&quot;;TEXT(DATE(YEAR([.D804]);MONTH([.D804]);DAY([.D80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5]=&quot;&quot;;&quot;&quot;;VLOOKUP([.K805];[Contas.$A$1:.$C$54];2;0))">
            <text:p><text:s text:c="2"/></text:p>
          </table:table-cell>
          <table:table-cell table:style-name="ce15" table:formula="of:=IF([.K805]=&quot;&quot;;&quot;&quot;;VLOOKUP([.K805];[Contas.$A$1:.$C$54];3;0))">
            <text:p><text:s text:c="2"/></text:p>
          </table:table-cell>
          <table:table-cell table:style-name="ce16" table:formula="of:=IF([.G805]&lt;&gt;&quot;&quot;;&quot;Pago&quot;;IF(AND([.G805]=&quot;&quot;;[.E805]&lt;&gt;&quot;&quot;;[.F805]&lt;&gt;&quot;&quot;;TODAY()&gt;=[.D805]);&quot;Vencido&quot;;IF(AND([.E805]=&quot;&quot;;[.F805]=&quot;&quot;;[.G805]=&quot;&quot;;[.H805]=&quot;&quot;);&quot;&quot;;&quot;A Vencer&quot;)))">
            <text:p><text:s text:c="2"/></text:p>
          </table:table-cell>
          <table:table-cell table:style-name="ce41" table:formula="of:=IF([.H805]=&quot;&quot;;&quot;&quot;;[.H805]-[.C805])">
            <text:p/>
          </table:table-cell>
          <table:table-cell table:style-name="ce62" table:formula="of:=IF([.A805]=&quot;&quot;;&quot;&quot;;TEXT(DATE(YEAR([.A805]);MONTH([.A805]);DAY([.A805]));&quot;AAAA&quot;))">
            <text:p/>
          </table:table-cell>
          <table:table-cell table:style-name="ce62" table:formula="of:=IF([.D805]=&quot;&quot;;&quot;&quot;;TEXT(DATE(YEAR([.D805]);MONTH([.D805]);DAY([.D805]));&quot;AAAA&quot;))">
            <text:p/>
          </table:table-cell>
          <table:table-cell table:style-name="ce62" table:formula="of:=IF([.G805]=&quot;&quot;;&quot;&quot;;TEXT(DATE(YEAR([.G805]);MONTH([.G805]);DAY([.G805]));&quot;AAAA&quot;))">
            <text:p/>
          </table:table-cell>
          <table:table-cell table:style-name="ce62" table:formula="of:=IF([.A805]=&quot;&quot;;&quot;&quot;;TEXT(DATE(YEAR([.A805]);MONTH([.A805]);DAY([.A805]));&quot;MMM&quot;))">
            <text:p/>
          </table:table-cell>
          <table:table-cell table:style-name="ce62" table:formula="of:=IF([.D805]=&quot;&quot;;&quot;&quot;;TEXT(DATE(YEAR([.D805]);MONTH([.D805]);DAY([.D805]));&quot;MMM&quot;))">
            <text:p/>
          </table:table-cell>
          <table:table-cell table:style-name="ce62" table:formula="of:=IF([.G805]=&quot;&quot;;&quot;&quot;;TEXT(DATE(YEAR([.G805]);MONTH([.G805]);DAY([.G805]));&quot;MMM&quot;))">
            <text:p/>
          </table:table-cell>
          <table:table-cell table:style-name="ce70" table:formula="of:=IF([.D805]=&quot;&quot;;&quot;&quot;;TEXT(DATE(YEAR([.D805]);MONTH([.D805]);DAY([.D80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6]=&quot;&quot;;&quot;&quot;;VLOOKUP([.K806];[Contas.$A$1:.$C$54];2;0))">
            <text:p><text:s text:c="2"/></text:p>
          </table:table-cell>
          <table:table-cell table:style-name="ce15" table:formula="of:=IF([.K806]=&quot;&quot;;&quot;&quot;;VLOOKUP([.K806];[Contas.$A$1:.$C$54];3;0))">
            <text:p><text:s text:c="2"/></text:p>
          </table:table-cell>
          <table:table-cell table:style-name="ce16" table:formula="of:=IF([.G806]&lt;&gt;&quot;&quot;;&quot;Pago&quot;;IF(AND([.G806]=&quot;&quot;;[.E806]&lt;&gt;&quot;&quot;;[.F806]&lt;&gt;&quot;&quot;;TODAY()&gt;=[.D806]);&quot;Vencido&quot;;IF(AND([.E806]=&quot;&quot;;[.F806]=&quot;&quot;;[.G806]=&quot;&quot;;[.H806]=&quot;&quot;);&quot;&quot;;&quot;A Vencer&quot;)))">
            <text:p><text:s text:c="2"/></text:p>
          </table:table-cell>
          <table:table-cell table:style-name="ce41" table:formula="of:=IF([.H806]=&quot;&quot;;&quot;&quot;;[.H806]-[.C806])">
            <text:p/>
          </table:table-cell>
          <table:table-cell table:style-name="ce62" table:formula="of:=IF([.A806]=&quot;&quot;;&quot;&quot;;TEXT(DATE(YEAR([.A806]);MONTH([.A806]);DAY([.A806]));&quot;AAAA&quot;))">
            <text:p/>
          </table:table-cell>
          <table:table-cell table:style-name="ce62" table:formula="of:=IF([.D806]=&quot;&quot;;&quot;&quot;;TEXT(DATE(YEAR([.D806]);MONTH([.D806]);DAY([.D806]));&quot;AAAA&quot;))">
            <text:p/>
          </table:table-cell>
          <table:table-cell table:style-name="ce62" table:formula="of:=IF([.G806]=&quot;&quot;;&quot;&quot;;TEXT(DATE(YEAR([.G806]);MONTH([.G806]);DAY([.G806]));&quot;AAAA&quot;))">
            <text:p/>
          </table:table-cell>
          <table:table-cell table:style-name="ce62" table:formula="of:=IF([.A806]=&quot;&quot;;&quot;&quot;;TEXT(DATE(YEAR([.A806]);MONTH([.A806]);DAY([.A806]));&quot;MMM&quot;))">
            <text:p/>
          </table:table-cell>
          <table:table-cell table:style-name="ce62" table:formula="of:=IF([.D806]=&quot;&quot;;&quot;&quot;;TEXT(DATE(YEAR([.D806]);MONTH([.D806]);DAY([.D806]));&quot;MMM&quot;))">
            <text:p/>
          </table:table-cell>
          <table:table-cell table:style-name="ce62" table:formula="of:=IF([.G806]=&quot;&quot;;&quot;&quot;;TEXT(DATE(YEAR([.G806]);MONTH([.G806]);DAY([.G806]));&quot;MMM&quot;))">
            <text:p/>
          </table:table-cell>
          <table:table-cell table:style-name="ce70" table:formula="of:=IF([.D806]=&quot;&quot;;&quot;&quot;;TEXT(DATE(YEAR([.D806]);MONTH([.D806]);DAY([.D80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7]=&quot;&quot;;&quot;&quot;;VLOOKUP([.K807];[Contas.$A$1:.$C$54];2;0))">
            <text:p><text:s text:c="2"/></text:p>
          </table:table-cell>
          <table:table-cell table:style-name="ce15" table:formula="of:=IF([.K807]=&quot;&quot;;&quot;&quot;;VLOOKUP([.K807];[Contas.$A$1:.$C$54];3;0))">
            <text:p><text:s text:c="2"/></text:p>
          </table:table-cell>
          <table:table-cell table:style-name="ce16" table:formula="of:=IF([.G807]&lt;&gt;&quot;&quot;;&quot;Pago&quot;;IF(AND([.G807]=&quot;&quot;;[.E807]&lt;&gt;&quot;&quot;;[.F807]&lt;&gt;&quot;&quot;;TODAY()&gt;=[.D807]);&quot;Vencido&quot;;IF(AND([.E807]=&quot;&quot;;[.F807]=&quot;&quot;;[.G807]=&quot;&quot;;[.H807]=&quot;&quot;);&quot;&quot;;&quot;A Vencer&quot;)))">
            <text:p><text:s text:c="2"/></text:p>
          </table:table-cell>
          <table:table-cell table:style-name="ce41" table:formula="of:=IF([.H807]=&quot;&quot;;&quot;&quot;;[.H807]-[.C807])">
            <text:p/>
          </table:table-cell>
          <table:table-cell table:style-name="ce62" table:formula="of:=IF([.A807]=&quot;&quot;;&quot;&quot;;TEXT(DATE(YEAR([.A807]);MONTH([.A807]);DAY([.A807]));&quot;AAAA&quot;))">
            <text:p/>
          </table:table-cell>
          <table:table-cell table:style-name="ce62" table:formula="of:=IF([.D807]=&quot;&quot;;&quot;&quot;;TEXT(DATE(YEAR([.D807]);MONTH([.D807]);DAY([.D807]));&quot;AAAA&quot;))">
            <text:p/>
          </table:table-cell>
          <table:table-cell table:style-name="ce62" table:formula="of:=IF([.G807]=&quot;&quot;;&quot;&quot;;TEXT(DATE(YEAR([.G807]);MONTH([.G807]);DAY([.G807]));&quot;AAAA&quot;))">
            <text:p/>
          </table:table-cell>
          <table:table-cell table:style-name="ce62" table:formula="of:=IF([.A807]=&quot;&quot;;&quot;&quot;;TEXT(DATE(YEAR([.A807]);MONTH([.A807]);DAY([.A807]));&quot;MMM&quot;))">
            <text:p/>
          </table:table-cell>
          <table:table-cell table:style-name="ce62" table:formula="of:=IF([.D807]=&quot;&quot;;&quot;&quot;;TEXT(DATE(YEAR([.D807]);MONTH([.D807]);DAY([.D807]));&quot;MMM&quot;))">
            <text:p/>
          </table:table-cell>
          <table:table-cell table:style-name="ce62" table:formula="of:=IF([.G807]=&quot;&quot;;&quot;&quot;;TEXT(DATE(YEAR([.G807]);MONTH([.G807]);DAY([.G807]));&quot;MMM&quot;))">
            <text:p/>
          </table:table-cell>
          <table:table-cell table:style-name="ce70" table:formula="of:=IF([.D807]=&quot;&quot;;&quot;&quot;;TEXT(DATE(YEAR([.D807]);MONTH([.D807]);DAY([.D80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8]=&quot;&quot;;&quot;&quot;;VLOOKUP([.K808];[Contas.$A$1:.$C$54];2;0))">
            <text:p><text:s text:c="2"/></text:p>
          </table:table-cell>
          <table:table-cell table:style-name="ce15" table:formula="of:=IF([.K808]=&quot;&quot;;&quot;&quot;;VLOOKUP([.K808];[Contas.$A$1:.$C$54];3;0))">
            <text:p><text:s text:c="2"/></text:p>
          </table:table-cell>
          <table:table-cell table:style-name="ce16" table:formula="of:=IF([.G808]&lt;&gt;&quot;&quot;;&quot;Pago&quot;;IF(AND([.G808]=&quot;&quot;;[.E808]&lt;&gt;&quot;&quot;;[.F808]&lt;&gt;&quot;&quot;;TODAY()&gt;=[.D808]);&quot;Vencido&quot;;IF(AND([.E808]=&quot;&quot;;[.F808]=&quot;&quot;;[.G808]=&quot;&quot;;[.H808]=&quot;&quot;);&quot;&quot;;&quot;A Vencer&quot;)))">
            <text:p><text:s text:c="2"/></text:p>
          </table:table-cell>
          <table:table-cell table:style-name="ce41" table:formula="of:=IF([.H808]=&quot;&quot;;&quot;&quot;;[.H808]-[.C808])">
            <text:p/>
          </table:table-cell>
          <table:table-cell table:style-name="ce62" table:formula="of:=IF([.A808]=&quot;&quot;;&quot;&quot;;TEXT(DATE(YEAR([.A808]);MONTH([.A808]);DAY([.A808]));&quot;AAAA&quot;))">
            <text:p/>
          </table:table-cell>
          <table:table-cell table:style-name="ce62" table:formula="of:=IF([.D808]=&quot;&quot;;&quot;&quot;;TEXT(DATE(YEAR([.D808]);MONTH([.D808]);DAY([.D808]));&quot;AAAA&quot;))">
            <text:p/>
          </table:table-cell>
          <table:table-cell table:style-name="ce62" table:formula="of:=IF([.G808]=&quot;&quot;;&quot;&quot;;TEXT(DATE(YEAR([.G808]);MONTH([.G808]);DAY([.G808]));&quot;AAAA&quot;))">
            <text:p/>
          </table:table-cell>
          <table:table-cell table:style-name="ce62" table:formula="of:=IF([.A808]=&quot;&quot;;&quot;&quot;;TEXT(DATE(YEAR([.A808]);MONTH([.A808]);DAY([.A808]));&quot;MMM&quot;))">
            <text:p/>
          </table:table-cell>
          <table:table-cell table:style-name="ce62" table:formula="of:=IF([.D808]=&quot;&quot;;&quot;&quot;;TEXT(DATE(YEAR([.D808]);MONTH([.D808]);DAY([.D808]));&quot;MMM&quot;))">
            <text:p/>
          </table:table-cell>
          <table:table-cell table:style-name="ce62" table:formula="of:=IF([.G808]=&quot;&quot;;&quot;&quot;;TEXT(DATE(YEAR([.G808]);MONTH([.G808]);DAY([.G808]));&quot;MMM&quot;))">
            <text:p/>
          </table:table-cell>
          <table:table-cell table:style-name="ce70" table:formula="of:=IF([.D808]=&quot;&quot;;&quot;&quot;;TEXT(DATE(YEAR([.D808]);MONTH([.D808]);DAY([.D80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09]=&quot;&quot;;&quot;&quot;;VLOOKUP([.K809];[Contas.$A$1:.$C$54];2;0))">
            <text:p><text:s text:c="2"/></text:p>
          </table:table-cell>
          <table:table-cell table:style-name="ce15" table:formula="of:=IF([.K809]=&quot;&quot;;&quot;&quot;;VLOOKUP([.K809];[Contas.$A$1:.$C$54];3;0))">
            <text:p><text:s text:c="2"/></text:p>
          </table:table-cell>
          <table:table-cell table:style-name="ce16" table:formula="of:=IF([.G809]&lt;&gt;&quot;&quot;;&quot;Pago&quot;;IF(AND([.G809]=&quot;&quot;;[.E809]&lt;&gt;&quot;&quot;;[.F809]&lt;&gt;&quot;&quot;;TODAY()&gt;=[.D809]);&quot;Vencido&quot;;IF(AND([.E809]=&quot;&quot;;[.F809]=&quot;&quot;;[.G809]=&quot;&quot;;[.H809]=&quot;&quot;);&quot;&quot;;&quot;A Vencer&quot;)))">
            <text:p><text:s text:c="2"/></text:p>
          </table:table-cell>
          <table:table-cell table:style-name="ce41" table:formula="of:=IF([.H809]=&quot;&quot;;&quot;&quot;;[.H809]-[.C809])">
            <text:p/>
          </table:table-cell>
          <table:table-cell table:style-name="ce62" table:formula="of:=IF([.A809]=&quot;&quot;;&quot;&quot;;TEXT(DATE(YEAR([.A809]);MONTH([.A809]);DAY([.A809]));&quot;AAAA&quot;))">
            <text:p/>
          </table:table-cell>
          <table:table-cell table:style-name="ce62" table:formula="of:=IF([.D809]=&quot;&quot;;&quot;&quot;;TEXT(DATE(YEAR([.D809]);MONTH([.D809]);DAY([.D809]));&quot;AAAA&quot;))">
            <text:p/>
          </table:table-cell>
          <table:table-cell table:style-name="ce62" table:formula="of:=IF([.G809]=&quot;&quot;;&quot;&quot;;TEXT(DATE(YEAR([.G809]);MONTH([.G809]);DAY([.G809]));&quot;AAAA&quot;))">
            <text:p/>
          </table:table-cell>
          <table:table-cell table:style-name="ce62" table:formula="of:=IF([.A809]=&quot;&quot;;&quot;&quot;;TEXT(DATE(YEAR([.A809]);MONTH([.A809]);DAY([.A809]));&quot;MMM&quot;))">
            <text:p/>
          </table:table-cell>
          <table:table-cell table:style-name="ce62" table:formula="of:=IF([.D809]=&quot;&quot;;&quot;&quot;;TEXT(DATE(YEAR([.D809]);MONTH([.D809]);DAY([.D809]));&quot;MMM&quot;))">
            <text:p/>
          </table:table-cell>
          <table:table-cell table:style-name="ce62" table:formula="of:=IF([.G809]=&quot;&quot;;&quot;&quot;;TEXT(DATE(YEAR([.G809]);MONTH([.G809]);DAY([.G809]));&quot;MMM&quot;))">
            <text:p/>
          </table:table-cell>
          <table:table-cell table:style-name="ce70" table:formula="of:=IF([.D809]=&quot;&quot;;&quot;&quot;;TEXT(DATE(YEAR([.D809]);MONTH([.D809]);DAY([.D80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0]=&quot;&quot;;&quot;&quot;;VLOOKUP([.K810];[Contas.$A$1:.$C$54];2;0))">
            <text:p><text:s text:c="2"/></text:p>
          </table:table-cell>
          <table:table-cell table:style-name="ce15" table:formula="of:=IF([.K810]=&quot;&quot;;&quot;&quot;;VLOOKUP([.K810];[Contas.$A$1:.$C$54];3;0))">
            <text:p><text:s text:c="2"/></text:p>
          </table:table-cell>
          <table:table-cell table:style-name="ce16" table:formula="of:=IF([.G810]&lt;&gt;&quot;&quot;;&quot;Pago&quot;;IF(AND([.G810]=&quot;&quot;;[.E810]&lt;&gt;&quot;&quot;;[.F810]&lt;&gt;&quot;&quot;;TODAY()&gt;=[.D810]);&quot;Vencido&quot;;IF(AND([.E810]=&quot;&quot;;[.F810]=&quot;&quot;;[.G810]=&quot;&quot;;[.H810]=&quot;&quot;);&quot;&quot;;&quot;A Vencer&quot;)))">
            <text:p><text:s text:c="2"/></text:p>
          </table:table-cell>
          <table:table-cell table:style-name="ce41" table:formula="of:=IF([.H810]=&quot;&quot;;&quot;&quot;;[.H810]-[.C810])">
            <text:p/>
          </table:table-cell>
          <table:table-cell table:style-name="ce62" table:formula="of:=IF([.A810]=&quot;&quot;;&quot;&quot;;TEXT(DATE(YEAR([.A810]);MONTH([.A810]);DAY([.A810]));&quot;AAAA&quot;))">
            <text:p/>
          </table:table-cell>
          <table:table-cell table:style-name="ce62" table:formula="of:=IF([.D810]=&quot;&quot;;&quot;&quot;;TEXT(DATE(YEAR([.D810]);MONTH([.D810]);DAY([.D810]));&quot;AAAA&quot;))">
            <text:p/>
          </table:table-cell>
          <table:table-cell table:style-name="ce62" table:formula="of:=IF([.G810]=&quot;&quot;;&quot;&quot;;TEXT(DATE(YEAR([.G810]);MONTH([.G810]);DAY([.G810]));&quot;AAAA&quot;))">
            <text:p/>
          </table:table-cell>
          <table:table-cell table:style-name="ce62" table:formula="of:=IF([.A810]=&quot;&quot;;&quot;&quot;;TEXT(DATE(YEAR([.A810]);MONTH([.A810]);DAY([.A810]));&quot;MMM&quot;))">
            <text:p/>
          </table:table-cell>
          <table:table-cell table:style-name="ce62" table:formula="of:=IF([.D810]=&quot;&quot;;&quot;&quot;;TEXT(DATE(YEAR([.D810]);MONTH([.D810]);DAY([.D810]));&quot;MMM&quot;))">
            <text:p/>
          </table:table-cell>
          <table:table-cell table:style-name="ce62" table:formula="of:=IF([.G810]=&quot;&quot;;&quot;&quot;;TEXT(DATE(YEAR([.G810]);MONTH([.G810]);DAY([.G810]));&quot;MMM&quot;))">
            <text:p/>
          </table:table-cell>
          <table:table-cell table:style-name="ce70" table:formula="of:=IF([.D810]=&quot;&quot;;&quot;&quot;;TEXT(DATE(YEAR([.D810]);MONTH([.D810]);DAY([.D81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1]=&quot;&quot;;&quot;&quot;;VLOOKUP([.K811];[Contas.$A$1:.$C$54];2;0))">
            <text:p><text:s text:c="2"/></text:p>
          </table:table-cell>
          <table:table-cell table:style-name="ce15" table:formula="of:=IF([.K811]=&quot;&quot;;&quot;&quot;;VLOOKUP([.K811];[Contas.$A$1:.$C$54];3;0))">
            <text:p><text:s text:c="2"/></text:p>
          </table:table-cell>
          <table:table-cell table:style-name="ce16" table:formula="of:=IF([.G811]&lt;&gt;&quot;&quot;;&quot;Pago&quot;;IF(AND([.G811]=&quot;&quot;;[.E811]&lt;&gt;&quot;&quot;;[.F811]&lt;&gt;&quot;&quot;;TODAY()&gt;=[.D811]);&quot;Vencido&quot;;IF(AND([.E811]=&quot;&quot;;[.F811]=&quot;&quot;;[.G811]=&quot;&quot;;[.H811]=&quot;&quot;);&quot;&quot;;&quot;A Vencer&quot;)))">
            <text:p><text:s text:c="2"/></text:p>
          </table:table-cell>
          <table:table-cell table:style-name="ce41" table:formula="of:=IF([.H811]=&quot;&quot;;&quot;&quot;;[.H811]-[.C811])">
            <text:p/>
          </table:table-cell>
          <table:table-cell table:style-name="ce62" table:formula="of:=IF([.A811]=&quot;&quot;;&quot;&quot;;TEXT(DATE(YEAR([.A811]);MONTH([.A811]);DAY([.A811]));&quot;AAAA&quot;))">
            <text:p/>
          </table:table-cell>
          <table:table-cell table:style-name="ce62" table:formula="of:=IF([.D811]=&quot;&quot;;&quot;&quot;;TEXT(DATE(YEAR([.D811]);MONTH([.D811]);DAY([.D811]));&quot;AAAA&quot;))">
            <text:p/>
          </table:table-cell>
          <table:table-cell table:style-name="ce62" table:formula="of:=IF([.G811]=&quot;&quot;;&quot;&quot;;TEXT(DATE(YEAR([.G811]);MONTH([.G811]);DAY([.G811]));&quot;AAAA&quot;))">
            <text:p/>
          </table:table-cell>
          <table:table-cell table:style-name="ce62" table:formula="of:=IF([.A811]=&quot;&quot;;&quot;&quot;;TEXT(DATE(YEAR([.A811]);MONTH([.A811]);DAY([.A811]));&quot;MMM&quot;))">
            <text:p/>
          </table:table-cell>
          <table:table-cell table:style-name="ce62" table:formula="of:=IF([.D811]=&quot;&quot;;&quot;&quot;;TEXT(DATE(YEAR([.D811]);MONTH([.D811]);DAY([.D811]));&quot;MMM&quot;))">
            <text:p/>
          </table:table-cell>
          <table:table-cell table:style-name="ce62" table:formula="of:=IF([.G811]=&quot;&quot;;&quot;&quot;;TEXT(DATE(YEAR([.G811]);MONTH([.G811]);DAY([.G811]));&quot;MMM&quot;))">
            <text:p/>
          </table:table-cell>
          <table:table-cell table:style-name="ce70" table:formula="of:=IF([.D811]=&quot;&quot;;&quot;&quot;;TEXT(DATE(YEAR([.D811]);MONTH([.D811]);DAY([.D81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2]=&quot;&quot;;&quot;&quot;;VLOOKUP([.K812];[Contas.$A$1:.$C$54];2;0))">
            <text:p><text:s text:c="2"/></text:p>
          </table:table-cell>
          <table:table-cell table:style-name="ce15" table:formula="of:=IF([.K812]=&quot;&quot;;&quot;&quot;;VLOOKUP([.K812];[Contas.$A$1:.$C$54];3;0))">
            <text:p><text:s text:c="2"/></text:p>
          </table:table-cell>
          <table:table-cell table:style-name="ce16" table:formula="of:=IF([.G812]&lt;&gt;&quot;&quot;;&quot;Pago&quot;;IF(AND([.G812]=&quot;&quot;;[.E812]&lt;&gt;&quot;&quot;;[.F812]&lt;&gt;&quot;&quot;;TODAY()&gt;=[.D812]);&quot;Vencido&quot;;IF(AND([.E812]=&quot;&quot;;[.F812]=&quot;&quot;;[.G812]=&quot;&quot;;[.H812]=&quot;&quot;);&quot;&quot;;&quot;A Vencer&quot;)))">
            <text:p><text:s text:c="2"/></text:p>
          </table:table-cell>
          <table:table-cell table:style-name="ce41" table:formula="of:=IF([.H812]=&quot;&quot;;&quot;&quot;;[.H812]-[.C812])">
            <text:p/>
          </table:table-cell>
          <table:table-cell table:style-name="ce62" table:formula="of:=IF([.A812]=&quot;&quot;;&quot;&quot;;TEXT(DATE(YEAR([.A812]);MONTH([.A812]);DAY([.A812]));&quot;AAAA&quot;))">
            <text:p/>
          </table:table-cell>
          <table:table-cell table:style-name="ce62" table:formula="of:=IF([.D812]=&quot;&quot;;&quot;&quot;;TEXT(DATE(YEAR([.D812]);MONTH([.D812]);DAY([.D812]));&quot;AAAA&quot;))">
            <text:p/>
          </table:table-cell>
          <table:table-cell table:style-name="ce62" table:formula="of:=IF([.G812]=&quot;&quot;;&quot;&quot;;TEXT(DATE(YEAR([.G812]);MONTH([.G812]);DAY([.G812]));&quot;AAAA&quot;))">
            <text:p/>
          </table:table-cell>
          <table:table-cell table:style-name="ce62" table:formula="of:=IF([.A812]=&quot;&quot;;&quot;&quot;;TEXT(DATE(YEAR([.A812]);MONTH([.A812]);DAY([.A812]));&quot;MMM&quot;))">
            <text:p/>
          </table:table-cell>
          <table:table-cell table:style-name="ce62" table:formula="of:=IF([.D812]=&quot;&quot;;&quot;&quot;;TEXT(DATE(YEAR([.D812]);MONTH([.D812]);DAY([.D812]));&quot;MMM&quot;))">
            <text:p/>
          </table:table-cell>
          <table:table-cell table:style-name="ce62" table:formula="of:=IF([.G812]=&quot;&quot;;&quot;&quot;;TEXT(DATE(YEAR([.G812]);MONTH([.G812]);DAY([.G812]));&quot;MMM&quot;))">
            <text:p/>
          </table:table-cell>
          <table:table-cell table:style-name="ce70" table:formula="of:=IF([.D812]=&quot;&quot;;&quot;&quot;;TEXT(DATE(YEAR([.D812]);MONTH([.D812]);DAY([.D81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3]=&quot;&quot;;&quot;&quot;;VLOOKUP([.K813];[Contas.$A$1:.$C$54];2;0))">
            <text:p><text:s text:c="2"/></text:p>
          </table:table-cell>
          <table:table-cell table:style-name="ce15" table:formula="of:=IF([.K813]=&quot;&quot;;&quot;&quot;;VLOOKUP([.K813];[Contas.$A$1:.$C$54];3;0))">
            <text:p><text:s text:c="2"/></text:p>
          </table:table-cell>
          <table:table-cell table:style-name="ce16" table:formula="of:=IF([.G813]&lt;&gt;&quot;&quot;;&quot;Pago&quot;;IF(AND([.G813]=&quot;&quot;;[.E813]&lt;&gt;&quot;&quot;;[.F813]&lt;&gt;&quot;&quot;;TODAY()&gt;=[.D813]);&quot;Vencido&quot;;IF(AND([.E813]=&quot;&quot;;[.F813]=&quot;&quot;;[.G813]=&quot;&quot;;[.H813]=&quot;&quot;);&quot;&quot;;&quot;A Vencer&quot;)))">
            <text:p><text:s text:c="2"/></text:p>
          </table:table-cell>
          <table:table-cell table:style-name="ce41" table:formula="of:=IF([.H813]=&quot;&quot;;&quot;&quot;;[.H813]-[.C813])">
            <text:p/>
          </table:table-cell>
          <table:table-cell table:style-name="ce62" table:formula="of:=IF([.A813]=&quot;&quot;;&quot;&quot;;TEXT(DATE(YEAR([.A813]);MONTH([.A813]);DAY([.A813]));&quot;AAAA&quot;))">
            <text:p/>
          </table:table-cell>
          <table:table-cell table:style-name="ce62" table:formula="of:=IF([.D813]=&quot;&quot;;&quot;&quot;;TEXT(DATE(YEAR([.D813]);MONTH([.D813]);DAY([.D813]));&quot;AAAA&quot;))">
            <text:p/>
          </table:table-cell>
          <table:table-cell table:style-name="ce62" table:formula="of:=IF([.G813]=&quot;&quot;;&quot;&quot;;TEXT(DATE(YEAR([.G813]);MONTH([.G813]);DAY([.G813]));&quot;AAAA&quot;))">
            <text:p/>
          </table:table-cell>
          <table:table-cell table:style-name="ce62" table:formula="of:=IF([.A813]=&quot;&quot;;&quot;&quot;;TEXT(DATE(YEAR([.A813]);MONTH([.A813]);DAY([.A813]));&quot;MMM&quot;))">
            <text:p/>
          </table:table-cell>
          <table:table-cell table:style-name="ce62" table:formula="of:=IF([.D813]=&quot;&quot;;&quot;&quot;;TEXT(DATE(YEAR([.D813]);MONTH([.D813]);DAY([.D813]));&quot;MMM&quot;))">
            <text:p/>
          </table:table-cell>
          <table:table-cell table:style-name="ce62" table:formula="of:=IF([.G813]=&quot;&quot;;&quot;&quot;;TEXT(DATE(YEAR([.G813]);MONTH([.G813]);DAY([.G813]));&quot;MMM&quot;))">
            <text:p/>
          </table:table-cell>
          <table:table-cell table:style-name="ce70" table:formula="of:=IF([.D813]=&quot;&quot;;&quot;&quot;;TEXT(DATE(YEAR([.D813]);MONTH([.D813]);DAY([.D81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4]=&quot;&quot;;&quot;&quot;;VLOOKUP([.K814];[Contas.$A$1:.$C$54];2;0))">
            <text:p><text:s text:c="2"/></text:p>
          </table:table-cell>
          <table:table-cell table:style-name="ce15" table:formula="of:=IF([.K814]=&quot;&quot;;&quot;&quot;;VLOOKUP([.K814];[Contas.$A$1:.$C$54];3;0))">
            <text:p><text:s text:c="2"/></text:p>
          </table:table-cell>
          <table:table-cell table:style-name="ce16" table:formula="of:=IF([.G814]&lt;&gt;&quot;&quot;;&quot;Pago&quot;;IF(AND([.G814]=&quot;&quot;;[.E814]&lt;&gt;&quot;&quot;;[.F814]&lt;&gt;&quot;&quot;;TODAY()&gt;=[.D814]);&quot;Vencido&quot;;IF(AND([.E814]=&quot;&quot;;[.F814]=&quot;&quot;;[.G814]=&quot;&quot;;[.H814]=&quot;&quot;);&quot;&quot;;&quot;A Vencer&quot;)))">
            <text:p><text:s text:c="2"/></text:p>
          </table:table-cell>
          <table:table-cell table:style-name="ce41" table:formula="of:=IF([.H814]=&quot;&quot;;&quot;&quot;;[.H814]-[.C814])">
            <text:p/>
          </table:table-cell>
          <table:table-cell table:style-name="ce62" table:formula="of:=IF([.A814]=&quot;&quot;;&quot;&quot;;TEXT(DATE(YEAR([.A814]);MONTH([.A814]);DAY([.A814]));&quot;AAAA&quot;))">
            <text:p/>
          </table:table-cell>
          <table:table-cell table:style-name="ce62" table:formula="of:=IF([.D814]=&quot;&quot;;&quot;&quot;;TEXT(DATE(YEAR([.D814]);MONTH([.D814]);DAY([.D814]));&quot;AAAA&quot;))">
            <text:p/>
          </table:table-cell>
          <table:table-cell table:style-name="ce62" table:formula="of:=IF([.G814]=&quot;&quot;;&quot;&quot;;TEXT(DATE(YEAR([.G814]);MONTH([.G814]);DAY([.G814]));&quot;AAAA&quot;))">
            <text:p/>
          </table:table-cell>
          <table:table-cell table:style-name="ce62" table:formula="of:=IF([.A814]=&quot;&quot;;&quot;&quot;;TEXT(DATE(YEAR([.A814]);MONTH([.A814]);DAY([.A814]));&quot;MMM&quot;))">
            <text:p/>
          </table:table-cell>
          <table:table-cell table:style-name="ce62" table:formula="of:=IF([.D814]=&quot;&quot;;&quot;&quot;;TEXT(DATE(YEAR([.D814]);MONTH([.D814]);DAY([.D814]));&quot;MMM&quot;))">
            <text:p/>
          </table:table-cell>
          <table:table-cell table:style-name="ce62" table:formula="of:=IF([.G814]=&quot;&quot;;&quot;&quot;;TEXT(DATE(YEAR([.G814]);MONTH([.G814]);DAY([.G814]));&quot;MMM&quot;))">
            <text:p/>
          </table:table-cell>
          <table:table-cell table:style-name="ce70" table:formula="of:=IF([.D814]=&quot;&quot;;&quot;&quot;;TEXT(DATE(YEAR([.D814]);MONTH([.D814]);DAY([.D81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5]=&quot;&quot;;&quot;&quot;;VLOOKUP([.K815];[Contas.$A$1:.$C$54];2;0))">
            <text:p><text:s text:c="2"/></text:p>
          </table:table-cell>
          <table:table-cell table:style-name="ce15" table:formula="of:=IF([.K815]=&quot;&quot;;&quot;&quot;;VLOOKUP([.K815];[Contas.$A$1:.$C$54];3;0))">
            <text:p><text:s text:c="2"/></text:p>
          </table:table-cell>
          <table:table-cell table:style-name="ce16" table:formula="of:=IF([.G815]&lt;&gt;&quot;&quot;;&quot;Pago&quot;;IF(AND([.G815]=&quot;&quot;;[.E815]&lt;&gt;&quot;&quot;;[.F815]&lt;&gt;&quot;&quot;;TODAY()&gt;=[.D815]);&quot;Vencido&quot;;IF(AND([.E815]=&quot;&quot;;[.F815]=&quot;&quot;;[.G815]=&quot;&quot;;[.H815]=&quot;&quot;);&quot;&quot;;&quot;A Vencer&quot;)))">
            <text:p><text:s text:c="2"/></text:p>
          </table:table-cell>
          <table:table-cell table:style-name="ce41" table:formula="of:=IF([.H815]=&quot;&quot;;&quot;&quot;;[.H815]-[.C815])">
            <text:p/>
          </table:table-cell>
          <table:table-cell table:style-name="ce62" table:formula="of:=IF([.A815]=&quot;&quot;;&quot;&quot;;TEXT(DATE(YEAR([.A815]);MONTH([.A815]);DAY([.A815]));&quot;AAAA&quot;))">
            <text:p/>
          </table:table-cell>
          <table:table-cell table:style-name="ce62" table:formula="of:=IF([.D815]=&quot;&quot;;&quot;&quot;;TEXT(DATE(YEAR([.D815]);MONTH([.D815]);DAY([.D815]));&quot;AAAA&quot;))">
            <text:p/>
          </table:table-cell>
          <table:table-cell table:style-name="ce62" table:formula="of:=IF([.G815]=&quot;&quot;;&quot;&quot;;TEXT(DATE(YEAR([.G815]);MONTH([.G815]);DAY([.G815]));&quot;AAAA&quot;))">
            <text:p/>
          </table:table-cell>
          <table:table-cell table:style-name="ce62" table:formula="of:=IF([.A815]=&quot;&quot;;&quot;&quot;;TEXT(DATE(YEAR([.A815]);MONTH([.A815]);DAY([.A815]));&quot;MMM&quot;))">
            <text:p/>
          </table:table-cell>
          <table:table-cell table:style-name="ce62" table:formula="of:=IF([.D815]=&quot;&quot;;&quot;&quot;;TEXT(DATE(YEAR([.D815]);MONTH([.D815]);DAY([.D815]));&quot;MMM&quot;))">
            <text:p/>
          </table:table-cell>
          <table:table-cell table:style-name="ce62" table:formula="of:=IF([.G815]=&quot;&quot;;&quot;&quot;;TEXT(DATE(YEAR([.G815]);MONTH([.G815]);DAY([.G815]));&quot;MMM&quot;))">
            <text:p/>
          </table:table-cell>
          <table:table-cell table:style-name="ce70" table:formula="of:=IF([.D815]=&quot;&quot;;&quot;&quot;;TEXT(DATE(YEAR([.D815]);MONTH([.D815]);DAY([.D81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6]=&quot;&quot;;&quot;&quot;;VLOOKUP([.K816];[Contas.$A$1:.$C$54];2;0))">
            <text:p><text:s text:c="2"/></text:p>
          </table:table-cell>
          <table:table-cell table:style-name="ce15" table:formula="of:=IF([.K816]=&quot;&quot;;&quot;&quot;;VLOOKUP([.K816];[Contas.$A$1:.$C$54];3;0))">
            <text:p><text:s text:c="2"/></text:p>
          </table:table-cell>
          <table:table-cell table:style-name="ce16" table:formula="of:=IF([.G816]&lt;&gt;&quot;&quot;;&quot;Pago&quot;;IF(AND([.G816]=&quot;&quot;;[.E816]&lt;&gt;&quot;&quot;;[.F816]&lt;&gt;&quot;&quot;;TODAY()&gt;=[.D816]);&quot;Vencido&quot;;IF(AND([.E816]=&quot;&quot;;[.F816]=&quot;&quot;;[.G816]=&quot;&quot;;[.H816]=&quot;&quot;);&quot;&quot;;&quot;A Vencer&quot;)))">
            <text:p><text:s text:c="2"/></text:p>
          </table:table-cell>
          <table:table-cell table:style-name="ce41" table:formula="of:=IF([.H816]=&quot;&quot;;&quot;&quot;;[.H816]-[.C816])">
            <text:p/>
          </table:table-cell>
          <table:table-cell table:style-name="ce62" table:formula="of:=IF([.A816]=&quot;&quot;;&quot;&quot;;TEXT(DATE(YEAR([.A816]);MONTH([.A816]);DAY([.A816]));&quot;AAAA&quot;))">
            <text:p/>
          </table:table-cell>
          <table:table-cell table:style-name="ce62" table:formula="of:=IF([.D816]=&quot;&quot;;&quot;&quot;;TEXT(DATE(YEAR([.D816]);MONTH([.D816]);DAY([.D816]));&quot;AAAA&quot;))">
            <text:p/>
          </table:table-cell>
          <table:table-cell table:style-name="ce62" table:formula="of:=IF([.G816]=&quot;&quot;;&quot;&quot;;TEXT(DATE(YEAR([.G816]);MONTH([.G816]);DAY([.G816]));&quot;AAAA&quot;))">
            <text:p/>
          </table:table-cell>
          <table:table-cell table:style-name="ce62" table:formula="of:=IF([.A816]=&quot;&quot;;&quot;&quot;;TEXT(DATE(YEAR([.A816]);MONTH([.A816]);DAY([.A816]));&quot;MMM&quot;))">
            <text:p/>
          </table:table-cell>
          <table:table-cell table:style-name="ce62" table:formula="of:=IF([.D816]=&quot;&quot;;&quot;&quot;;TEXT(DATE(YEAR([.D816]);MONTH([.D816]);DAY([.D816]));&quot;MMM&quot;))">
            <text:p/>
          </table:table-cell>
          <table:table-cell table:style-name="ce62" table:formula="of:=IF([.G816]=&quot;&quot;;&quot;&quot;;TEXT(DATE(YEAR([.G816]);MONTH([.G816]);DAY([.G816]));&quot;MMM&quot;))">
            <text:p/>
          </table:table-cell>
          <table:table-cell table:style-name="ce70" table:formula="of:=IF([.D816]=&quot;&quot;;&quot;&quot;;TEXT(DATE(YEAR([.D816]);MONTH([.D816]);DAY([.D81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7]=&quot;&quot;;&quot;&quot;;VLOOKUP([.K817];[Contas.$A$1:.$C$54];2;0))">
            <text:p><text:s text:c="2"/></text:p>
          </table:table-cell>
          <table:table-cell table:style-name="ce15" table:formula="of:=IF([.K817]=&quot;&quot;;&quot;&quot;;VLOOKUP([.K817];[Contas.$A$1:.$C$54];3;0))">
            <text:p><text:s text:c="2"/></text:p>
          </table:table-cell>
          <table:table-cell table:style-name="ce16" table:formula="of:=IF([.G817]&lt;&gt;&quot;&quot;;&quot;Pago&quot;;IF(AND([.G817]=&quot;&quot;;[.E817]&lt;&gt;&quot;&quot;;[.F817]&lt;&gt;&quot;&quot;;TODAY()&gt;=[.D817]);&quot;Vencido&quot;;IF(AND([.E817]=&quot;&quot;;[.F817]=&quot;&quot;;[.G817]=&quot;&quot;;[.H817]=&quot;&quot;);&quot;&quot;;&quot;A Vencer&quot;)))">
            <text:p><text:s text:c="2"/></text:p>
          </table:table-cell>
          <table:table-cell table:style-name="ce41" table:formula="of:=IF([.H817]=&quot;&quot;;&quot;&quot;;[.H817]-[.C817])">
            <text:p/>
          </table:table-cell>
          <table:table-cell table:style-name="ce62" table:formula="of:=IF([.A817]=&quot;&quot;;&quot;&quot;;TEXT(DATE(YEAR([.A817]);MONTH([.A817]);DAY([.A817]));&quot;AAAA&quot;))">
            <text:p/>
          </table:table-cell>
          <table:table-cell table:style-name="ce62" table:formula="of:=IF([.D817]=&quot;&quot;;&quot;&quot;;TEXT(DATE(YEAR([.D817]);MONTH([.D817]);DAY([.D817]));&quot;AAAA&quot;))">
            <text:p/>
          </table:table-cell>
          <table:table-cell table:style-name="ce62" table:formula="of:=IF([.G817]=&quot;&quot;;&quot;&quot;;TEXT(DATE(YEAR([.G817]);MONTH([.G817]);DAY([.G817]));&quot;AAAA&quot;))">
            <text:p/>
          </table:table-cell>
          <table:table-cell table:style-name="ce62" table:formula="of:=IF([.A817]=&quot;&quot;;&quot;&quot;;TEXT(DATE(YEAR([.A817]);MONTH([.A817]);DAY([.A817]));&quot;MMM&quot;))">
            <text:p/>
          </table:table-cell>
          <table:table-cell table:style-name="ce62" table:formula="of:=IF([.D817]=&quot;&quot;;&quot;&quot;;TEXT(DATE(YEAR([.D817]);MONTH([.D817]);DAY([.D817]));&quot;MMM&quot;))">
            <text:p/>
          </table:table-cell>
          <table:table-cell table:style-name="ce62" table:formula="of:=IF([.G817]=&quot;&quot;;&quot;&quot;;TEXT(DATE(YEAR([.G817]);MONTH([.G817]);DAY([.G817]));&quot;MMM&quot;))">
            <text:p/>
          </table:table-cell>
          <table:table-cell table:style-name="ce70" table:formula="of:=IF([.D817]=&quot;&quot;;&quot;&quot;;TEXT(DATE(YEAR([.D817]);MONTH([.D817]);DAY([.D81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8]=&quot;&quot;;&quot;&quot;;VLOOKUP([.K818];[Contas.$A$1:.$C$54];2;0))">
            <text:p><text:s text:c="2"/></text:p>
          </table:table-cell>
          <table:table-cell table:style-name="ce15" table:formula="of:=IF([.K818]=&quot;&quot;;&quot;&quot;;VLOOKUP([.K818];[Contas.$A$1:.$C$54];3;0))">
            <text:p><text:s text:c="2"/></text:p>
          </table:table-cell>
          <table:table-cell table:style-name="ce16" table:formula="of:=IF([.G818]&lt;&gt;&quot;&quot;;&quot;Pago&quot;;IF(AND([.G818]=&quot;&quot;;[.E818]&lt;&gt;&quot;&quot;;[.F818]&lt;&gt;&quot;&quot;;TODAY()&gt;=[.D818]);&quot;Vencido&quot;;IF(AND([.E818]=&quot;&quot;;[.F818]=&quot;&quot;;[.G818]=&quot;&quot;;[.H818]=&quot;&quot;);&quot;&quot;;&quot;A Vencer&quot;)))">
            <text:p><text:s text:c="2"/></text:p>
          </table:table-cell>
          <table:table-cell table:style-name="ce41" table:formula="of:=IF([.H818]=&quot;&quot;;&quot;&quot;;[.H818]-[.C818])">
            <text:p/>
          </table:table-cell>
          <table:table-cell table:style-name="ce62" table:formula="of:=IF([.A818]=&quot;&quot;;&quot;&quot;;TEXT(DATE(YEAR([.A818]);MONTH([.A818]);DAY([.A818]));&quot;AAAA&quot;))">
            <text:p/>
          </table:table-cell>
          <table:table-cell table:style-name="ce62" table:formula="of:=IF([.D818]=&quot;&quot;;&quot;&quot;;TEXT(DATE(YEAR([.D818]);MONTH([.D818]);DAY([.D818]));&quot;AAAA&quot;))">
            <text:p/>
          </table:table-cell>
          <table:table-cell table:style-name="ce62" table:formula="of:=IF([.G818]=&quot;&quot;;&quot;&quot;;TEXT(DATE(YEAR([.G818]);MONTH([.G818]);DAY([.G818]));&quot;AAAA&quot;))">
            <text:p/>
          </table:table-cell>
          <table:table-cell table:style-name="ce62" table:formula="of:=IF([.A818]=&quot;&quot;;&quot;&quot;;TEXT(DATE(YEAR([.A818]);MONTH([.A818]);DAY([.A818]));&quot;MMM&quot;))">
            <text:p/>
          </table:table-cell>
          <table:table-cell table:style-name="ce62" table:formula="of:=IF([.D818]=&quot;&quot;;&quot;&quot;;TEXT(DATE(YEAR([.D818]);MONTH([.D818]);DAY([.D818]));&quot;MMM&quot;))">
            <text:p/>
          </table:table-cell>
          <table:table-cell table:style-name="ce62" table:formula="of:=IF([.G818]=&quot;&quot;;&quot;&quot;;TEXT(DATE(YEAR([.G818]);MONTH([.G818]);DAY([.G818]));&quot;MMM&quot;))">
            <text:p/>
          </table:table-cell>
          <table:table-cell table:style-name="ce70" table:formula="of:=IF([.D818]=&quot;&quot;;&quot;&quot;;TEXT(DATE(YEAR([.D818]);MONTH([.D818]);DAY([.D81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19]=&quot;&quot;;&quot;&quot;;VLOOKUP([.K819];[Contas.$A$1:.$C$54];2;0))">
            <text:p><text:s text:c="2"/></text:p>
          </table:table-cell>
          <table:table-cell table:style-name="ce15" table:formula="of:=IF([.K819]=&quot;&quot;;&quot;&quot;;VLOOKUP([.K819];[Contas.$A$1:.$C$54];3;0))">
            <text:p><text:s text:c="2"/></text:p>
          </table:table-cell>
          <table:table-cell table:style-name="ce16" table:formula="of:=IF([.G819]&lt;&gt;&quot;&quot;;&quot;Pago&quot;;IF(AND([.G819]=&quot;&quot;;[.E819]&lt;&gt;&quot;&quot;;[.F819]&lt;&gt;&quot;&quot;;TODAY()&gt;=[.D819]);&quot;Vencido&quot;;IF(AND([.E819]=&quot;&quot;;[.F819]=&quot;&quot;;[.G819]=&quot;&quot;;[.H819]=&quot;&quot;);&quot;&quot;;&quot;A Vencer&quot;)))">
            <text:p><text:s text:c="2"/></text:p>
          </table:table-cell>
          <table:table-cell table:style-name="ce41" table:formula="of:=IF([.H819]=&quot;&quot;;&quot;&quot;;[.H819]-[.C819])">
            <text:p/>
          </table:table-cell>
          <table:table-cell table:style-name="ce62" table:formula="of:=IF([.A819]=&quot;&quot;;&quot;&quot;;TEXT(DATE(YEAR([.A819]);MONTH([.A819]);DAY([.A819]));&quot;AAAA&quot;))">
            <text:p/>
          </table:table-cell>
          <table:table-cell table:style-name="ce62" table:formula="of:=IF([.D819]=&quot;&quot;;&quot;&quot;;TEXT(DATE(YEAR([.D819]);MONTH([.D819]);DAY([.D819]));&quot;AAAA&quot;))">
            <text:p/>
          </table:table-cell>
          <table:table-cell table:style-name="ce62" table:formula="of:=IF([.G819]=&quot;&quot;;&quot;&quot;;TEXT(DATE(YEAR([.G819]);MONTH([.G819]);DAY([.G819]));&quot;AAAA&quot;))">
            <text:p/>
          </table:table-cell>
          <table:table-cell table:style-name="ce62" table:formula="of:=IF([.A819]=&quot;&quot;;&quot;&quot;;TEXT(DATE(YEAR([.A819]);MONTH([.A819]);DAY([.A819]));&quot;MMM&quot;))">
            <text:p/>
          </table:table-cell>
          <table:table-cell table:style-name="ce62" table:formula="of:=IF([.D819]=&quot;&quot;;&quot;&quot;;TEXT(DATE(YEAR([.D819]);MONTH([.D819]);DAY([.D819]));&quot;MMM&quot;))">
            <text:p/>
          </table:table-cell>
          <table:table-cell table:style-name="ce62" table:formula="of:=IF([.G819]=&quot;&quot;;&quot;&quot;;TEXT(DATE(YEAR([.G819]);MONTH([.G819]);DAY([.G819]));&quot;MMM&quot;))">
            <text:p/>
          </table:table-cell>
          <table:table-cell table:style-name="ce70" table:formula="of:=IF([.D819]=&quot;&quot;;&quot;&quot;;TEXT(DATE(YEAR([.D819]);MONTH([.D819]);DAY([.D81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0]=&quot;&quot;;&quot;&quot;;VLOOKUP([.K820];[Contas.$A$1:.$C$54];2;0))">
            <text:p><text:s text:c="2"/></text:p>
          </table:table-cell>
          <table:table-cell table:style-name="ce15" table:formula="of:=IF([.K820]=&quot;&quot;;&quot;&quot;;VLOOKUP([.K820];[Contas.$A$1:.$C$54];3;0))">
            <text:p><text:s text:c="2"/></text:p>
          </table:table-cell>
          <table:table-cell table:style-name="ce16" table:formula="of:=IF([.G820]&lt;&gt;&quot;&quot;;&quot;Pago&quot;;IF(AND([.G820]=&quot;&quot;;[.E820]&lt;&gt;&quot;&quot;;[.F820]&lt;&gt;&quot;&quot;;TODAY()&gt;=[.D820]);&quot;Vencido&quot;;IF(AND([.E820]=&quot;&quot;;[.F820]=&quot;&quot;;[.G820]=&quot;&quot;;[.H820]=&quot;&quot;);&quot;&quot;;&quot;A Vencer&quot;)))">
            <text:p><text:s text:c="2"/></text:p>
          </table:table-cell>
          <table:table-cell table:style-name="ce41" table:formula="of:=IF([.H820]=&quot;&quot;;&quot;&quot;;[.H820]-[.C820])">
            <text:p/>
          </table:table-cell>
          <table:table-cell table:style-name="ce62" table:formula="of:=IF([.A820]=&quot;&quot;;&quot;&quot;;TEXT(DATE(YEAR([.A820]);MONTH([.A820]);DAY([.A820]));&quot;AAAA&quot;))">
            <text:p/>
          </table:table-cell>
          <table:table-cell table:style-name="ce62" table:formula="of:=IF([.D820]=&quot;&quot;;&quot;&quot;;TEXT(DATE(YEAR([.D820]);MONTH([.D820]);DAY([.D820]));&quot;AAAA&quot;))">
            <text:p/>
          </table:table-cell>
          <table:table-cell table:style-name="ce62" table:formula="of:=IF([.G820]=&quot;&quot;;&quot;&quot;;TEXT(DATE(YEAR([.G820]);MONTH([.G820]);DAY([.G820]));&quot;AAAA&quot;))">
            <text:p/>
          </table:table-cell>
          <table:table-cell table:style-name="ce62" table:formula="of:=IF([.A820]=&quot;&quot;;&quot;&quot;;TEXT(DATE(YEAR([.A820]);MONTH([.A820]);DAY([.A820]));&quot;MMM&quot;))">
            <text:p/>
          </table:table-cell>
          <table:table-cell table:style-name="ce62" table:formula="of:=IF([.D820]=&quot;&quot;;&quot;&quot;;TEXT(DATE(YEAR([.D820]);MONTH([.D820]);DAY([.D820]));&quot;MMM&quot;))">
            <text:p/>
          </table:table-cell>
          <table:table-cell table:style-name="ce62" table:formula="of:=IF([.G820]=&quot;&quot;;&quot;&quot;;TEXT(DATE(YEAR([.G820]);MONTH([.G820]);DAY([.G820]));&quot;MMM&quot;))">
            <text:p/>
          </table:table-cell>
          <table:table-cell table:style-name="ce70" table:formula="of:=IF([.D820]=&quot;&quot;;&quot;&quot;;TEXT(DATE(YEAR([.D820]);MONTH([.D820]);DAY([.D82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1]=&quot;&quot;;&quot;&quot;;VLOOKUP([.K821];[Contas.$A$1:.$C$54];2;0))">
            <text:p><text:s text:c="2"/></text:p>
          </table:table-cell>
          <table:table-cell table:style-name="ce15" table:formula="of:=IF([.K821]=&quot;&quot;;&quot;&quot;;VLOOKUP([.K821];[Contas.$A$1:.$C$54];3;0))">
            <text:p><text:s text:c="2"/></text:p>
          </table:table-cell>
          <table:table-cell table:style-name="ce16" table:formula="of:=IF([.G821]&lt;&gt;&quot;&quot;;&quot;Pago&quot;;IF(AND([.G821]=&quot;&quot;;[.E821]&lt;&gt;&quot;&quot;;[.F821]&lt;&gt;&quot;&quot;;TODAY()&gt;=[.D821]);&quot;Vencido&quot;;IF(AND([.E821]=&quot;&quot;;[.F821]=&quot;&quot;;[.G821]=&quot;&quot;;[.H821]=&quot;&quot;);&quot;&quot;;&quot;A Vencer&quot;)))">
            <text:p><text:s text:c="2"/></text:p>
          </table:table-cell>
          <table:table-cell table:style-name="ce41" table:formula="of:=IF([.H821]=&quot;&quot;;&quot;&quot;;[.H821]-[.C821])">
            <text:p/>
          </table:table-cell>
          <table:table-cell table:style-name="ce62" table:formula="of:=IF([.A821]=&quot;&quot;;&quot;&quot;;TEXT(DATE(YEAR([.A821]);MONTH([.A821]);DAY([.A821]));&quot;AAAA&quot;))">
            <text:p/>
          </table:table-cell>
          <table:table-cell table:style-name="ce62" table:formula="of:=IF([.D821]=&quot;&quot;;&quot;&quot;;TEXT(DATE(YEAR([.D821]);MONTH([.D821]);DAY([.D821]));&quot;AAAA&quot;))">
            <text:p/>
          </table:table-cell>
          <table:table-cell table:style-name="ce62" table:formula="of:=IF([.G821]=&quot;&quot;;&quot;&quot;;TEXT(DATE(YEAR([.G821]);MONTH([.G821]);DAY([.G821]));&quot;AAAA&quot;))">
            <text:p/>
          </table:table-cell>
          <table:table-cell table:style-name="ce62" table:formula="of:=IF([.A821]=&quot;&quot;;&quot;&quot;;TEXT(DATE(YEAR([.A821]);MONTH([.A821]);DAY([.A821]));&quot;MMM&quot;))">
            <text:p/>
          </table:table-cell>
          <table:table-cell table:style-name="ce62" table:formula="of:=IF([.D821]=&quot;&quot;;&quot;&quot;;TEXT(DATE(YEAR([.D821]);MONTH([.D821]);DAY([.D821]));&quot;MMM&quot;))">
            <text:p/>
          </table:table-cell>
          <table:table-cell table:style-name="ce62" table:formula="of:=IF([.G821]=&quot;&quot;;&quot;&quot;;TEXT(DATE(YEAR([.G821]);MONTH([.G821]);DAY([.G821]));&quot;MMM&quot;))">
            <text:p/>
          </table:table-cell>
          <table:table-cell table:style-name="ce70" table:formula="of:=IF([.D821]=&quot;&quot;;&quot;&quot;;TEXT(DATE(YEAR([.D821]);MONTH([.D821]);DAY([.D82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2]=&quot;&quot;;&quot;&quot;;VLOOKUP([.K822];[Contas.$A$1:.$C$54];2;0))">
            <text:p><text:s text:c="2"/></text:p>
          </table:table-cell>
          <table:table-cell table:style-name="ce15" table:formula="of:=IF([.K822]=&quot;&quot;;&quot;&quot;;VLOOKUP([.K822];[Contas.$A$1:.$C$54];3;0))">
            <text:p><text:s text:c="2"/></text:p>
          </table:table-cell>
          <table:table-cell table:style-name="ce16" table:formula="of:=IF([.G822]&lt;&gt;&quot;&quot;;&quot;Pago&quot;;IF(AND([.G822]=&quot;&quot;;[.E822]&lt;&gt;&quot;&quot;;[.F822]&lt;&gt;&quot;&quot;;TODAY()&gt;=[.D822]);&quot;Vencido&quot;;IF(AND([.E822]=&quot;&quot;;[.F822]=&quot;&quot;;[.G822]=&quot;&quot;;[.H822]=&quot;&quot;);&quot;&quot;;&quot;A Vencer&quot;)))">
            <text:p><text:s text:c="2"/></text:p>
          </table:table-cell>
          <table:table-cell table:style-name="ce41" table:formula="of:=IF([.H822]=&quot;&quot;;&quot;&quot;;[.H822]-[.C822])">
            <text:p/>
          </table:table-cell>
          <table:table-cell table:style-name="ce62" table:formula="of:=IF([.A822]=&quot;&quot;;&quot;&quot;;TEXT(DATE(YEAR([.A822]);MONTH([.A822]);DAY([.A822]));&quot;AAAA&quot;))">
            <text:p/>
          </table:table-cell>
          <table:table-cell table:style-name="ce62" table:formula="of:=IF([.D822]=&quot;&quot;;&quot;&quot;;TEXT(DATE(YEAR([.D822]);MONTH([.D822]);DAY([.D822]));&quot;AAAA&quot;))">
            <text:p/>
          </table:table-cell>
          <table:table-cell table:style-name="ce62" table:formula="of:=IF([.G822]=&quot;&quot;;&quot;&quot;;TEXT(DATE(YEAR([.G822]);MONTH([.G822]);DAY([.G822]));&quot;AAAA&quot;))">
            <text:p/>
          </table:table-cell>
          <table:table-cell table:style-name="ce62" table:formula="of:=IF([.A822]=&quot;&quot;;&quot;&quot;;TEXT(DATE(YEAR([.A822]);MONTH([.A822]);DAY([.A822]));&quot;MMM&quot;))">
            <text:p/>
          </table:table-cell>
          <table:table-cell table:style-name="ce62" table:formula="of:=IF([.D822]=&quot;&quot;;&quot;&quot;;TEXT(DATE(YEAR([.D822]);MONTH([.D822]);DAY([.D822]));&quot;MMM&quot;))">
            <text:p/>
          </table:table-cell>
          <table:table-cell table:style-name="ce62" table:formula="of:=IF([.G822]=&quot;&quot;;&quot;&quot;;TEXT(DATE(YEAR([.G822]);MONTH([.G822]);DAY([.G822]));&quot;MMM&quot;))">
            <text:p/>
          </table:table-cell>
          <table:table-cell table:style-name="ce70" table:formula="of:=IF([.D822]=&quot;&quot;;&quot;&quot;;TEXT(DATE(YEAR([.D822]);MONTH([.D822]);DAY([.D82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3]=&quot;&quot;;&quot;&quot;;VLOOKUP([.K823];[Contas.$A$1:.$C$54];2;0))">
            <text:p><text:s text:c="2"/></text:p>
          </table:table-cell>
          <table:table-cell table:style-name="ce15" table:formula="of:=IF([.K823]=&quot;&quot;;&quot;&quot;;VLOOKUP([.K823];[Contas.$A$1:.$C$54];3;0))">
            <text:p><text:s text:c="2"/></text:p>
          </table:table-cell>
          <table:table-cell table:style-name="ce16" table:formula="of:=IF([.G823]&lt;&gt;&quot;&quot;;&quot;Pago&quot;;IF(AND([.G823]=&quot;&quot;;[.E823]&lt;&gt;&quot;&quot;;[.F823]&lt;&gt;&quot;&quot;;TODAY()&gt;=[.D823]);&quot;Vencido&quot;;IF(AND([.E823]=&quot;&quot;;[.F823]=&quot;&quot;;[.G823]=&quot;&quot;;[.H823]=&quot;&quot;);&quot;&quot;;&quot;A Vencer&quot;)))">
            <text:p><text:s text:c="2"/></text:p>
          </table:table-cell>
          <table:table-cell table:style-name="ce41" table:formula="of:=IF([.H823]=&quot;&quot;;&quot;&quot;;[.H823]-[.C823])">
            <text:p/>
          </table:table-cell>
          <table:table-cell table:style-name="ce62" table:formula="of:=IF([.A823]=&quot;&quot;;&quot;&quot;;TEXT(DATE(YEAR([.A823]);MONTH([.A823]);DAY([.A823]));&quot;AAAA&quot;))">
            <text:p/>
          </table:table-cell>
          <table:table-cell table:style-name="ce62" table:formula="of:=IF([.D823]=&quot;&quot;;&quot;&quot;;TEXT(DATE(YEAR([.D823]);MONTH([.D823]);DAY([.D823]));&quot;AAAA&quot;))">
            <text:p/>
          </table:table-cell>
          <table:table-cell table:style-name="ce62" table:formula="of:=IF([.G823]=&quot;&quot;;&quot;&quot;;TEXT(DATE(YEAR([.G823]);MONTH([.G823]);DAY([.G823]));&quot;AAAA&quot;))">
            <text:p/>
          </table:table-cell>
          <table:table-cell table:style-name="ce62" table:formula="of:=IF([.A823]=&quot;&quot;;&quot;&quot;;TEXT(DATE(YEAR([.A823]);MONTH([.A823]);DAY([.A823]));&quot;MMM&quot;))">
            <text:p/>
          </table:table-cell>
          <table:table-cell table:style-name="ce62" table:formula="of:=IF([.D823]=&quot;&quot;;&quot;&quot;;TEXT(DATE(YEAR([.D823]);MONTH([.D823]);DAY([.D823]));&quot;MMM&quot;))">
            <text:p/>
          </table:table-cell>
          <table:table-cell table:style-name="ce62" table:formula="of:=IF([.G823]=&quot;&quot;;&quot;&quot;;TEXT(DATE(YEAR([.G823]);MONTH([.G823]);DAY([.G823]));&quot;MMM&quot;))">
            <text:p/>
          </table:table-cell>
          <table:table-cell table:style-name="ce70" table:formula="of:=IF([.D823]=&quot;&quot;;&quot;&quot;;TEXT(DATE(YEAR([.D823]);MONTH([.D823]);DAY([.D82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4]=&quot;&quot;;&quot;&quot;;VLOOKUP([.K824];[Contas.$A$1:.$C$54];2;0))">
            <text:p><text:s text:c="2"/></text:p>
          </table:table-cell>
          <table:table-cell table:style-name="ce15" table:formula="of:=IF([.K824]=&quot;&quot;;&quot;&quot;;VLOOKUP([.K824];[Contas.$A$1:.$C$54];3;0))">
            <text:p><text:s text:c="2"/></text:p>
          </table:table-cell>
          <table:table-cell table:style-name="ce16" table:formula="of:=IF([.G824]&lt;&gt;&quot;&quot;;&quot;Pago&quot;;IF(AND([.G824]=&quot;&quot;;[.E824]&lt;&gt;&quot;&quot;;[.F824]&lt;&gt;&quot;&quot;;TODAY()&gt;=[.D824]);&quot;Vencido&quot;;IF(AND([.E824]=&quot;&quot;;[.F824]=&quot;&quot;;[.G824]=&quot;&quot;;[.H824]=&quot;&quot;);&quot;&quot;;&quot;A Vencer&quot;)))">
            <text:p><text:s text:c="2"/></text:p>
          </table:table-cell>
          <table:table-cell table:style-name="ce41" table:formula="of:=IF([.H824]=&quot;&quot;;&quot;&quot;;[.H824]-[.C824])">
            <text:p/>
          </table:table-cell>
          <table:table-cell table:style-name="ce62" table:formula="of:=IF([.A824]=&quot;&quot;;&quot;&quot;;TEXT(DATE(YEAR([.A824]);MONTH([.A824]);DAY([.A824]));&quot;AAAA&quot;))">
            <text:p/>
          </table:table-cell>
          <table:table-cell table:style-name="ce62" table:formula="of:=IF([.D824]=&quot;&quot;;&quot;&quot;;TEXT(DATE(YEAR([.D824]);MONTH([.D824]);DAY([.D824]));&quot;AAAA&quot;))">
            <text:p/>
          </table:table-cell>
          <table:table-cell table:style-name="ce62" table:formula="of:=IF([.G824]=&quot;&quot;;&quot;&quot;;TEXT(DATE(YEAR([.G824]);MONTH([.G824]);DAY([.G824]));&quot;AAAA&quot;))">
            <text:p/>
          </table:table-cell>
          <table:table-cell table:style-name="ce62" table:formula="of:=IF([.A824]=&quot;&quot;;&quot;&quot;;TEXT(DATE(YEAR([.A824]);MONTH([.A824]);DAY([.A824]));&quot;MMM&quot;))">
            <text:p/>
          </table:table-cell>
          <table:table-cell table:style-name="ce62" table:formula="of:=IF([.D824]=&quot;&quot;;&quot;&quot;;TEXT(DATE(YEAR([.D824]);MONTH([.D824]);DAY([.D824]));&quot;MMM&quot;))">
            <text:p/>
          </table:table-cell>
          <table:table-cell table:style-name="ce62" table:formula="of:=IF([.G824]=&quot;&quot;;&quot;&quot;;TEXT(DATE(YEAR([.G824]);MONTH([.G824]);DAY([.G824]));&quot;MMM&quot;))">
            <text:p/>
          </table:table-cell>
          <table:table-cell table:style-name="ce70" table:formula="of:=IF([.D824]=&quot;&quot;;&quot;&quot;;TEXT(DATE(YEAR([.D824]);MONTH([.D824]);DAY([.D82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5]=&quot;&quot;;&quot;&quot;;VLOOKUP([.K825];[Contas.$A$1:.$C$54];2;0))">
            <text:p><text:s text:c="2"/></text:p>
          </table:table-cell>
          <table:table-cell table:style-name="ce15" table:formula="of:=IF([.K825]=&quot;&quot;;&quot;&quot;;VLOOKUP([.K825];[Contas.$A$1:.$C$54];3;0))">
            <text:p><text:s text:c="2"/></text:p>
          </table:table-cell>
          <table:table-cell table:style-name="ce16" table:formula="of:=IF([.G825]&lt;&gt;&quot;&quot;;&quot;Pago&quot;;IF(AND([.G825]=&quot;&quot;;[.E825]&lt;&gt;&quot;&quot;;[.F825]&lt;&gt;&quot;&quot;;TODAY()&gt;=[.D825]);&quot;Vencido&quot;;IF(AND([.E825]=&quot;&quot;;[.F825]=&quot;&quot;;[.G825]=&quot;&quot;;[.H825]=&quot;&quot;);&quot;&quot;;&quot;A Vencer&quot;)))">
            <text:p><text:s text:c="2"/></text:p>
          </table:table-cell>
          <table:table-cell table:style-name="ce41" table:formula="of:=IF([.H825]=&quot;&quot;;&quot;&quot;;[.H825]-[.C825])">
            <text:p/>
          </table:table-cell>
          <table:table-cell table:style-name="ce62" table:formula="of:=IF([.A825]=&quot;&quot;;&quot;&quot;;TEXT(DATE(YEAR([.A825]);MONTH([.A825]);DAY([.A825]));&quot;AAAA&quot;))">
            <text:p/>
          </table:table-cell>
          <table:table-cell table:style-name="ce62" table:formula="of:=IF([.D825]=&quot;&quot;;&quot;&quot;;TEXT(DATE(YEAR([.D825]);MONTH([.D825]);DAY([.D825]));&quot;AAAA&quot;))">
            <text:p/>
          </table:table-cell>
          <table:table-cell table:style-name="ce62" table:formula="of:=IF([.G825]=&quot;&quot;;&quot;&quot;;TEXT(DATE(YEAR([.G825]);MONTH([.G825]);DAY([.G825]));&quot;AAAA&quot;))">
            <text:p/>
          </table:table-cell>
          <table:table-cell table:style-name="ce62" table:formula="of:=IF([.A825]=&quot;&quot;;&quot;&quot;;TEXT(DATE(YEAR([.A825]);MONTH([.A825]);DAY([.A825]));&quot;MMM&quot;))">
            <text:p/>
          </table:table-cell>
          <table:table-cell table:style-name="ce62" table:formula="of:=IF([.D825]=&quot;&quot;;&quot;&quot;;TEXT(DATE(YEAR([.D825]);MONTH([.D825]);DAY([.D825]));&quot;MMM&quot;))">
            <text:p/>
          </table:table-cell>
          <table:table-cell table:style-name="ce62" table:formula="of:=IF([.G825]=&quot;&quot;;&quot;&quot;;TEXT(DATE(YEAR([.G825]);MONTH([.G825]);DAY([.G825]));&quot;MMM&quot;))">
            <text:p/>
          </table:table-cell>
          <table:table-cell table:style-name="ce70" table:formula="of:=IF([.D825]=&quot;&quot;;&quot;&quot;;TEXT(DATE(YEAR([.D825]);MONTH([.D825]);DAY([.D82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6]=&quot;&quot;;&quot;&quot;;VLOOKUP([.K826];[Contas.$A$1:.$C$54];2;0))">
            <text:p><text:s text:c="2"/></text:p>
          </table:table-cell>
          <table:table-cell table:style-name="ce15" table:formula="of:=IF([.K826]=&quot;&quot;;&quot;&quot;;VLOOKUP([.K826];[Contas.$A$1:.$C$54];3;0))">
            <text:p><text:s text:c="2"/></text:p>
          </table:table-cell>
          <table:table-cell table:style-name="ce16" table:formula="of:=IF([.G826]&lt;&gt;&quot;&quot;;&quot;Pago&quot;;IF(AND([.G826]=&quot;&quot;;[.E826]&lt;&gt;&quot;&quot;;[.F826]&lt;&gt;&quot;&quot;;TODAY()&gt;=[.D826]);&quot;Vencido&quot;;IF(AND([.E826]=&quot;&quot;;[.F826]=&quot;&quot;;[.G826]=&quot;&quot;;[.H826]=&quot;&quot;);&quot;&quot;;&quot;A Vencer&quot;)))">
            <text:p><text:s text:c="2"/></text:p>
          </table:table-cell>
          <table:table-cell table:style-name="ce41" table:formula="of:=IF([.H826]=&quot;&quot;;&quot;&quot;;[.H826]-[.C826])">
            <text:p/>
          </table:table-cell>
          <table:table-cell table:style-name="ce62" table:formula="of:=IF([.A826]=&quot;&quot;;&quot;&quot;;TEXT(DATE(YEAR([.A826]);MONTH([.A826]);DAY([.A826]));&quot;AAAA&quot;))">
            <text:p/>
          </table:table-cell>
          <table:table-cell table:style-name="ce62" table:formula="of:=IF([.D826]=&quot;&quot;;&quot;&quot;;TEXT(DATE(YEAR([.D826]);MONTH([.D826]);DAY([.D826]));&quot;AAAA&quot;))">
            <text:p/>
          </table:table-cell>
          <table:table-cell table:style-name="ce62" table:formula="of:=IF([.G826]=&quot;&quot;;&quot;&quot;;TEXT(DATE(YEAR([.G826]);MONTH([.G826]);DAY([.G826]));&quot;AAAA&quot;))">
            <text:p/>
          </table:table-cell>
          <table:table-cell table:style-name="ce62" table:formula="of:=IF([.A826]=&quot;&quot;;&quot;&quot;;TEXT(DATE(YEAR([.A826]);MONTH([.A826]);DAY([.A826]));&quot;MMM&quot;))">
            <text:p/>
          </table:table-cell>
          <table:table-cell table:style-name="ce62" table:formula="of:=IF([.D826]=&quot;&quot;;&quot;&quot;;TEXT(DATE(YEAR([.D826]);MONTH([.D826]);DAY([.D826]));&quot;MMM&quot;))">
            <text:p/>
          </table:table-cell>
          <table:table-cell table:style-name="ce62" table:formula="of:=IF([.G826]=&quot;&quot;;&quot;&quot;;TEXT(DATE(YEAR([.G826]);MONTH([.G826]);DAY([.G826]));&quot;MMM&quot;))">
            <text:p/>
          </table:table-cell>
          <table:table-cell table:style-name="ce70" table:formula="of:=IF([.D826]=&quot;&quot;;&quot;&quot;;TEXT(DATE(YEAR([.D826]);MONTH([.D826]);DAY([.D82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7]=&quot;&quot;;&quot;&quot;;VLOOKUP([.K827];[Contas.$A$1:.$C$54];2;0))">
            <text:p><text:s text:c="2"/></text:p>
          </table:table-cell>
          <table:table-cell table:style-name="ce15" table:formula="of:=IF([.K827]=&quot;&quot;;&quot;&quot;;VLOOKUP([.K827];[Contas.$A$1:.$C$54];3;0))">
            <text:p><text:s text:c="2"/></text:p>
          </table:table-cell>
          <table:table-cell table:style-name="ce16" table:formula="of:=IF([.G827]&lt;&gt;&quot;&quot;;&quot;Pago&quot;;IF(AND([.G827]=&quot;&quot;;[.E827]&lt;&gt;&quot;&quot;;[.F827]&lt;&gt;&quot;&quot;;TODAY()&gt;=[.D827]);&quot;Vencido&quot;;IF(AND([.E827]=&quot;&quot;;[.F827]=&quot;&quot;;[.G827]=&quot;&quot;;[.H827]=&quot;&quot;);&quot;&quot;;&quot;A Vencer&quot;)))">
            <text:p><text:s text:c="2"/></text:p>
          </table:table-cell>
          <table:table-cell table:style-name="ce41" table:formula="of:=IF([.H827]=&quot;&quot;;&quot;&quot;;[.H827]-[.C827])">
            <text:p/>
          </table:table-cell>
          <table:table-cell table:style-name="ce62" table:formula="of:=IF([.A827]=&quot;&quot;;&quot;&quot;;TEXT(DATE(YEAR([.A827]);MONTH([.A827]);DAY([.A827]));&quot;AAAA&quot;))">
            <text:p/>
          </table:table-cell>
          <table:table-cell table:style-name="ce62" table:formula="of:=IF([.D827]=&quot;&quot;;&quot;&quot;;TEXT(DATE(YEAR([.D827]);MONTH([.D827]);DAY([.D827]));&quot;AAAA&quot;))">
            <text:p/>
          </table:table-cell>
          <table:table-cell table:style-name="ce62" table:formula="of:=IF([.G827]=&quot;&quot;;&quot;&quot;;TEXT(DATE(YEAR([.G827]);MONTH([.G827]);DAY([.G827]));&quot;AAAA&quot;))">
            <text:p/>
          </table:table-cell>
          <table:table-cell table:style-name="ce62" table:formula="of:=IF([.A827]=&quot;&quot;;&quot;&quot;;TEXT(DATE(YEAR([.A827]);MONTH([.A827]);DAY([.A827]));&quot;MMM&quot;))">
            <text:p/>
          </table:table-cell>
          <table:table-cell table:style-name="ce62" table:formula="of:=IF([.D827]=&quot;&quot;;&quot;&quot;;TEXT(DATE(YEAR([.D827]);MONTH([.D827]);DAY([.D827]));&quot;MMM&quot;))">
            <text:p/>
          </table:table-cell>
          <table:table-cell table:style-name="ce62" table:formula="of:=IF([.G827]=&quot;&quot;;&quot;&quot;;TEXT(DATE(YEAR([.G827]);MONTH([.G827]);DAY([.G827]));&quot;MMM&quot;))">
            <text:p/>
          </table:table-cell>
          <table:table-cell table:style-name="ce70" table:formula="of:=IF([.D827]=&quot;&quot;;&quot;&quot;;TEXT(DATE(YEAR([.D827]);MONTH([.D827]);DAY([.D82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8]=&quot;&quot;;&quot;&quot;;VLOOKUP([.K828];[Contas.$A$1:.$C$54];2;0))">
            <text:p><text:s text:c="2"/></text:p>
          </table:table-cell>
          <table:table-cell table:style-name="ce15" table:formula="of:=IF([.K828]=&quot;&quot;;&quot;&quot;;VLOOKUP([.K828];[Contas.$A$1:.$C$54];3;0))">
            <text:p><text:s text:c="2"/></text:p>
          </table:table-cell>
          <table:table-cell table:style-name="ce16" table:formula="of:=IF([.G828]&lt;&gt;&quot;&quot;;&quot;Pago&quot;;IF(AND([.G828]=&quot;&quot;;[.E828]&lt;&gt;&quot;&quot;;[.F828]&lt;&gt;&quot;&quot;;TODAY()&gt;=[.D828]);&quot;Vencido&quot;;IF(AND([.E828]=&quot;&quot;;[.F828]=&quot;&quot;;[.G828]=&quot;&quot;;[.H828]=&quot;&quot;);&quot;&quot;;&quot;A Vencer&quot;)))">
            <text:p><text:s text:c="2"/></text:p>
          </table:table-cell>
          <table:table-cell table:style-name="ce41" table:formula="of:=IF([.H828]=&quot;&quot;;&quot;&quot;;[.H828]-[.C828])">
            <text:p/>
          </table:table-cell>
          <table:table-cell table:style-name="ce62" table:formula="of:=IF([.A828]=&quot;&quot;;&quot;&quot;;TEXT(DATE(YEAR([.A828]);MONTH([.A828]);DAY([.A828]));&quot;AAAA&quot;))">
            <text:p/>
          </table:table-cell>
          <table:table-cell table:style-name="ce62" table:formula="of:=IF([.D828]=&quot;&quot;;&quot;&quot;;TEXT(DATE(YEAR([.D828]);MONTH([.D828]);DAY([.D828]));&quot;AAAA&quot;))">
            <text:p/>
          </table:table-cell>
          <table:table-cell table:style-name="ce62" table:formula="of:=IF([.G828]=&quot;&quot;;&quot;&quot;;TEXT(DATE(YEAR([.G828]);MONTH([.G828]);DAY([.G828]));&quot;AAAA&quot;))">
            <text:p/>
          </table:table-cell>
          <table:table-cell table:style-name="ce62" table:formula="of:=IF([.A828]=&quot;&quot;;&quot;&quot;;TEXT(DATE(YEAR([.A828]);MONTH([.A828]);DAY([.A828]));&quot;MMM&quot;))">
            <text:p/>
          </table:table-cell>
          <table:table-cell table:style-name="ce62" table:formula="of:=IF([.D828]=&quot;&quot;;&quot;&quot;;TEXT(DATE(YEAR([.D828]);MONTH([.D828]);DAY([.D828]));&quot;MMM&quot;))">
            <text:p/>
          </table:table-cell>
          <table:table-cell table:style-name="ce62" table:formula="of:=IF([.G828]=&quot;&quot;;&quot;&quot;;TEXT(DATE(YEAR([.G828]);MONTH([.G828]);DAY([.G828]));&quot;MMM&quot;))">
            <text:p/>
          </table:table-cell>
          <table:table-cell table:style-name="ce70" table:formula="of:=IF([.D828]=&quot;&quot;;&quot;&quot;;TEXT(DATE(YEAR([.D828]);MONTH([.D828]);DAY([.D82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29]=&quot;&quot;;&quot;&quot;;VLOOKUP([.K829];[Contas.$A$1:.$C$54];2;0))">
            <text:p><text:s text:c="2"/></text:p>
          </table:table-cell>
          <table:table-cell table:style-name="ce15" table:formula="of:=IF([.K829]=&quot;&quot;;&quot;&quot;;VLOOKUP([.K829];[Contas.$A$1:.$C$54];3;0))">
            <text:p><text:s text:c="2"/></text:p>
          </table:table-cell>
          <table:table-cell table:style-name="ce16" table:formula="of:=IF([.G829]&lt;&gt;&quot;&quot;;&quot;Pago&quot;;IF(AND([.G829]=&quot;&quot;;[.E829]&lt;&gt;&quot;&quot;;[.F829]&lt;&gt;&quot;&quot;;TODAY()&gt;=[.D829]);&quot;Vencido&quot;;IF(AND([.E829]=&quot;&quot;;[.F829]=&quot;&quot;;[.G829]=&quot;&quot;;[.H829]=&quot;&quot;);&quot;&quot;;&quot;A Vencer&quot;)))">
            <text:p><text:s text:c="2"/></text:p>
          </table:table-cell>
          <table:table-cell table:style-name="ce41" table:formula="of:=IF([.H829]=&quot;&quot;;&quot;&quot;;[.H829]-[.C829])">
            <text:p/>
          </table:table-cell>
          <table:table-cell table:style-name="ce62" table:formula="of:=IF([.A829]=&quot;&quot;;&quot;&quot;;TEXT(DATE(YEAR([.A829]);MONTH([.A829]);DAY([.A829]));&quot;AAAA&quot;))">
            <text:p/>
          </table:table-cell>
          <table:table-cell table:style-name="ce62" table:formula="of:=IF([.D829]=&quot;&quot;;&quot;&quot;;TEXT(DATE(YEAR([.D829]);MONTH([.D829]);DAY([.D829]));&quot;AAAA&quot;))">
            <text:p/>
          </table:table-cell>
          <table:table-cell table:style-name="ce62" table:formula="of:=IF([.G829]=&quot;&quot;;&quot;&quot;;TEXT(DATE(YEAR([.G829]);MONTH([.G829]);DAY([.G829]));&quot;AAAA&quot;))">
            <text:p/>
          </table:table-cell>
          <table:table-cell table:style-name="ce62" table:formula="of:=IF([.A829]=&quot;&quot;;&quot;&quot;;TEXT(DATE(YEAR([.A829]);MONTH([.A829]);DAY([.A829]));&quot;MMM&quot;))">
            <text:p/>
          </table:table-cell>
          <table:table-cell table:style-name="ce62" table:formula="of:=IF([.D829]=&quot;&quot;;&quot;&quot;;TEXT(DATE(YEAR([.D829]);MONTH([.D829]);DAY([.D829]));&quot;MMM&quot;))">
            <text:p/>
          </table:table-cell>
          <table:table-cell table:style-name="ce62" table:formula="of:=IF([.G829]=&quot;&quot;;&quot;&quot;;TEXT(DATE(YEAR([.G829]);MONTH([.G829]);DAY([.G829]));&quot;MMM&quot;))">
            <text:p/>
          </table:table-cell>
          <table:table-cell table:style-name="ce70" table:formula="of:=IF([.D829]=&quot;&quot;;&quot;&quot;;TEXT(DATE(YEAR([.D829]);MONTH([.D829]);DAY([.D82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0]=&quot;&quot;;&quot;&quot;;VLOOKUP([.K830];[Contas.$A$1:.$C$54];2;0))">
            <text:p><text:s text:c="2"/></text:p>
          </table:table-cell>
          <table:table-cell table:style-name="ce15" table:formula="of:=IF([.K830]=&quot;&quot;;&quot;&quot;;VLOOKUP([.K830];[Contas.$A$1:.$C$54];3;0))">
            <text:p><text:s text:c="2"/></text:p>
          </table:table-cell>
          <table:table-cell table:style-name="ce16" table:formula="of:=IF([.G830]&lt;&gt;&quot;&quot;;&quot;Pago&quot;;IF(AND([.G830]=&quot;&quot;;[.E830]&lt;&gt;&quot;&quot;;[.F830]&lt;&gt;&quot;&quot;;TODAY()&gt;=[.D830]);&quot;Vencido&quot;;IF(AND([.E830]=&quot;&quot;;[.F830]=&quot;&quot;;[.G830]=&quot;&quot;;[.H830]=&quot;&quot;);&quot;&quot;;&quot;A Vencer&quot;)))">
            <text:p><text:s text:c="2"/></text:p>
          </table:table-cell>
          <table:table-cell table:style-name="ce41" table:formula="of:=IF([.H830]=&quot;&quot;;&quot;&quot;;[.H830]-[.C830])">
            <text:p/>
          </table:table-cell>
          <table:table-cell table:style-name="ce62" table:formula="of:=IF([.A830]=&quot;&quot;;&quot;&quot;;TEXT(DATE(YEAR([.A830]);MONTH([.A830]);DAY([.A830]));&quot;AAAA&quot;))">
            <text:p/>
          </table:table-cell>
          <table:table-cell table:style-name="ce62" table:formula="of:=IF([.D830]=&quot;&quot;;&quot;&quot;;TEXT(DATE(YEAR([.D830]);MONTH([.D830]);DAY([.D830]));&quot;AAAA&quot;))">
            <text:p/>
          </table:table-cell>
          <table:table-cell table:style-name="ce62" table:formula="of:=IF([.G830]=&quot;&quot;;&quot;&quot;;TEXT(DATE(YEAR([.G830]);MONTH([.G830]);DAY([.G830]));&quot;AAAA&quot;))">
            <text:p/>
          </table:table-cell>
          <table:table-cell table:style-name="ce62" table:formula="of:=IF([.A830]=&quot;&quot;;&quot;&quot;;TEXT(DATE(YEAR([.A830]);MONTH([.A830]);DAY([.A830]));&quot;MMM&quot;))">
            <text:p/>
          </table:table-cell>
          <table:table-cell table:style-name="ce62" table:formula="of:=IF([.D830]=&quot;&quot;;&quot;&quot;;TEXT(DATE(YEAR([.D830]);MONTH([.D830]);DAY([.D830]));&quot;MMM&quot;))">
            <text:p/>
          </table:table-cell>
          <table:table-cell table:style-name="ce62" table:formula="of:=IF([.G830]=&quot;&quot;;&quot;&quot;;TEXT(DATE(YEAR([.G830]);MONTH([.G830]);DAY([.G830]));&quot;MMM&quot;))">
            <text:p/>
          </table:table-cell>
          <table:table-cell table:style-name="ce70" table:formula="of:=IF([.D830]=&quot;&quot;;&quot;&quot;;TEXT(DATE(YEAR([.D830]);MONTH([.D830]);DAY([.D83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1]=&quot;&quot;;&quot;&quot;;VLOOKUP([.K831];[Contas.$A$1:.$C$54];2;0))">
            <text:p><text:s text:c="2"/></text:p>
          </table:table-cell>
          <table:table-cell table:style-name="ce15" table:formula="of:=IF([.K831]=&quot;&quot;;&quot;&quot;;VLOOKUP([.K831];[Contas.$A$1:.$C$54];3;0))">
            <text:p><text:s text:c="2"/></text:p>
          </table:table-cell>
          <table:table-cell table:style-name="ce16" table:formula="of:=IF([.G831]&lt;&gt;&quot;&quot;;&quot;Pago&quot;;IF(AND([.G831]=&quot;&quot;;[.E831]&lt;&gt;&quot;&quot;;[.F831]&lt;&gt;&quot;&quot;;TODAY()&gt;=[.D831]);&quot;Vencido&quot;;IF(AND([.E831]=&quot;&quot;;[.F831]=&quot;&quot;;[.G831]=&quot;&quot;;[.H831]=&quot;&quot;);&quot;&quot;;&quot;A Vencer&quot;)))">
            <text:p><text:s text:c="2"/></text:p>
          </table:table-cell>
          <table:table-cell table:style-name="ce41" table:formula="of:=IF([.H831]=&quot;&quot;;&quot;&quot;;[.H831]-[.C831])">
            <text:p/>
          </table:table-cell>
          <table:table-cell table:style-name="ce62" table:formula="of:=IF([.A831]=&quot;&quot;;&quot;&quot;;TEXT(DATE(YEAR([.A831]);MONTH([.A831]);DAY([.A831]));&quot;AAAA&quot;))">
            <text:p/>
          </table:table-cell>
          <table:table-cell table:style-name="ce62" table:formula="of:=IF([.D831]=&quot;&quot;;&quot;&quot;;TEXT(DATE(YEAR([.D831]);MONTH([.D831]);DAY([.D831]));&quot;AAAA&quot;))">
            <text:p/>
          </table:table-cell>
          <table:table-cell table:style-name="ce62" table:formula="of:=IF([.G831]=&quot;&quot;;&quot;&quot;;TEXT(DATE(YEAR([.G831]);MONTH([.G831]);DAY([.G831]));&quot;AAAA&quot;))">
            <text:p/>
          </table:table-cell>
          <table:table-cell table:style-name="ce62" table:formula="of:=IF([.A831]=&quot;&quot;;&quot;&quot;;TEXT(DATE(YEAR([.A831]);MONTH([.A831]);DAY([.A831]));&quot;MMM&quot;))">
            <text:p/>
          </table:table-cell>
          <table:table-cell table:style-name="ce62" table:formula="of:=IF([.D831]=&quot;&quot;;&quot;&quot;;TEXT(DATE(YEAR([.D831]);MONTH([.D831]);DAY([.D831]));&quot;MMM&quot;))">
            <text:p/>
          </table:table-cell>
          <table:table-cell table:style-name="ce62" table:formula="of:=IF([.G831]=&quot;&quot;;&quot;&quot;;TEXT(DATE(YEAR([.G831]);MONTH([.G831]);DAY([.G831]));&quot;MMM&quot;))">
            <text:p/>
          </table:table-cell>
          <table:table-cell table:style-name="ce70" table:formula="of:=IF([.D831]=&quot;&quot;;&quot;&quot;;TEXT(DATE(YEAR([.D831]);MONTH([.D831]);DAY([.D83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2]=&quot;&quot;;&quot;&quot;;VLOOKUP([.K832];[Contas.$A$1:.$C$54];2;0))">
            <text:p><text:s text:c="2"/></text:p>
          </table:table-cell>
          <table:table-cell table:style-name="ce15" table:formula="of:=IF([.K832]=&quot;&quot;;&quot;&quot;;VLOOKUP([.K832];[Contas.$A$1:.$C$54];3;0))">
            <text:p><text:s text:c="2"/></text:p>
          </table:table-cell>
          <table:table-cell table:style-name="ce16" table:formula="of:=IF([.G832]&lt;&gt;&quot;&quot;;&quot;Pago&quot;;IF(AND([.G832]=&quot;&quot;;[.E832]&lt;&gt;&quot;&quot;;[.F832]&lt;&gt;&quot;&quot;;TODAY()&gt;=[.D832]);&quot;Vencido&quot;;IF(AND([.E832]=&quot;&quot;;[.F832]=&quot;&quot;;[.G832]=&quot;&quot;;[.H832]=&quot;&quot;);&quot;&quot;;&quot;A Vencer&quot;)))">
            <text:p><text:s text:c="2"/></text:p>
          </table:table-cell>
          <table:table-cell table:style-name="ce41" table:formula="of:=IF([.H832]=&quot;&quot;;&quot;&quot;;[.H832]-[.C832])">
            <text:p/>
          </table:table-cell>
          <table:table-cell table:style-name="ce62" table:formula="of:=IF([.A832]=&quot;&quot;;&quot;&quot;;TEXT(DATE(YEAR([.A832]);MONTH([.A832]);DAY([.A832]));&quot;AAAA&quot;))">
            <text:p/>
          </table:table-cell>
          <table:table-cell table:style-name="ce62" table:formula="of:=IF([.D832]=&quot;&quot;;&quot;&quot;;TEXT(DATE(YEAR([.D832]);MONTH([.D832]);DAY([.D832]));&quot;AAAA&quot;))">
            <text:p/>
          </table:table-cell>
          <table:table-cell table:style-name="ce62" table:formula="of:=IF([.G832]=&quot;&quot;;&quot;&quot;;TEXT(DATE(YEAR([.G832]);MONTH([.G832]);DAY([.G832]));&quot;AAAA&quot;))">
            <text:p/>
          </table:table-cell>
          <table:table-cell table:style-name="ce62" table:formula="of:=IF([.A832]=&quot;&quot;;&quot;&quot;;TEXT(DATE(YEAR([.A832]);MONTH([.A832]);DAY([.A832]));&quot;MMM&quot;))">
            <text:p/>
          </table:table-cell>
          <table:table-cell table:style-name="ce62" table:formula="of:=IF([.D832]=&quot;&quot;;&quot;&quot;;TEXT(DATE(YEAR([.D832]);MONTH([.D832]);DAY([.D832]));&quot;MMM&quot;))">
            <text:p/>
          </table:table-cell>
          <table:table-cell table:style-name="ce62" table:formula="of:=IF([.G832]=&quot;&quot;;&quot;&quot;;TEXT(DATE(YEAR([.G832]);MONTH([.G832]);DAY([.G832]));&quot;MMM&quot;))">
            <text:p/>
          </table:table-cell>
          <table:table-cell table:style-name="ce70" table:formula="of:=IF([.D832]=&quot;&quot;;&quot;&quot;;TEXT(DATE(YEAR([.D832]);MONTH([.D832]);DAY([.D83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3]=&quot;&quot;;&quot;&quot;;VLOOKUP([.K833];[Contas.$A$1:.$C$54];2;0))">
            <text:p><text:s text:c="2"/></text:p>
          </table:table-cell>
          <table:table-cell table:style-name="ce15" table:formula="of:=IF([.K833]=&quot;&quot;;&quot;&quot;;VLOOKUP([.K833];[Contas.$A$1:.$C$54];3;0))">
            <text:p><text:s text:c="2"/></text:p>
          </table:table-cell>
          <table:table-cell table:style-name="ce16" table:formula="of:=IF([.G833]&lt;&gt;&quot;&quot;;&quot;Pago&quot;;IF(AND([.G833]=&quot;&quot;;[.E833]&lt;&gt;&quot;&quot;;[.F833]&lt;&gt;&quot;&quot;;TODAY()&gt;=[.D833]);&quot;Vencido&quot;;IF(AND([.E833]=&quot;&quot;;[.F833]=&quot;&quot;;[.G833]=&quot;&quot;;[.H833]=&quot;&quot;);&quot;&quot;;&quot;A Vencer&quot;)))">
            <text:p><text:s text:c="2"/></text:p>
          </table:table-cell>
          <table:table-cell table:style-name="ce41" table:formula="of:=IF([.H833]=&quot;&quot;;&quot;&quot;;[.H833]-[.C833])">
            <text:p/>
          </table:table-cell>
          <table:table-cell table:style-name="ce62" table:formula="of:=IF([.A833]=&quot;&quot;;&quot;&quot;;TEXT(DATE(YEAR([.A833]);MONTH([.A833]);DAY([.A833]));&quot;AAAA&quot;))">
            <text:p/>
          </table:table-cell>
          <table:table-cell table:style-name="ce62" table:formula="of:=IF([.D833]=&quot;&quot;;&quot;&quot;;TEXT(DATE(YEAR([.D833]);MONTH([.D833]);DAY([.D833]));&quot;AAAA&quot;))">
            <text:p/>
          </table:table-cell>
          <table:table-cell table:style-name="ce62" table:formula="of:=IF([.G833]=&quot;&quot;;&quot;&quot;;TEXT(DATE(YEAR([.G833]);MONTH([.G833]);DAY([.G833]));&quot;AAAA&quot;))">
            <text:p/>
          </table:table-cell>
          <table:table-cell table:style-name="ce62" table:formula="of:=IF([.A833]=&quot;&quot;;&quot;&quot;;TEXT(DATE(YEAR([.A833]);MONTH([.A833]);DAY([.A833]));&quot;MMM&quot;))">
            <text:p/>
          </table:table-cell>
          <table:table-cell table:style-name="ce62" table:formula="of:=IF([.D833]=&quot;&quot;;&quot;&quot;;TEXT(DATE(YEAR([.D833]);MONTH([.D833]);DAY([.D833]));&quot;MMM&quot;))">
            <text:p/>
          </table:table-cell>
          <table:table-cell table:style-name="ce62" table:formula="of:=IF([.G833]=&quot;&quot;;&quot;&quot;;TEXT(DATE(YEAR([.G833]);MONTH([.G833]);DAY([.G833]));&quot;MMM&quot;))">
            <text:p/>
          </table:table-cell>
          <table:table-cell table:style-name="ce70" table:formula="of:=IF([.D833]=&quot;&quot;;&quot;&quot;;TEXT(DATE(YEAR([.D833]);MONTH([.D833]);DAY([.D83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4]=&quot;&quot;;&quot;&quot;;VLOOKUP([.K834];[Contas.$A$1:.$C$54];2;0))">
            <text:p><text:s text:c="2"/></text:p>
          </table:table-cell>
          <table:table-cell table:style-name="ce15" table:formula="of:=IF([.K834]=&quot;&quot;;&quot;&quot;;VLOOKUP([.K834];[Contas.$A$1:.$C$54];3;0))">
            <text:p><text:s text:c="2"/></text:p>
          </table:table-cell>
          <table:table-cell table:style-name="ce16" table:formula="of:=IF([.G834]&lt;&gt;&quot;&quot;;&quot;Pago&quot;;IF(AND([.G834]=&quot;&quot;;[.E834]&lt;&gt;&quot;&quot;;[.F834]&lt;&gt;&quot;&quot;;TODAY()&gt;=[.D834]);&quot;Vencido&quot;;IF(AND([.E834]=&quot;&quot;;[.F834]=&quot;&quot;;[.G834]=&quot;&quot;;[.H834]=&quot;&quot;);&quot;&quot;;&quot;A Vencer&quot;)))">
            <text:p><text:s text:c="2"/></text:p>
          </table:table-cell>
          <table:table-cell table:style-name="ce41" table:formula="of:=IF([.H834]=&quot;&quot;;&quot;&quot;;[.H834]-[.C834])">
            <text:p/>
          </table:table-cell>
          <table:table-cell table:style-name="ce62" table:formula="of:=IF([.A834]=&quot;&quot;;&quot;&quot;;TEXT(DATE(YEAR([.A834]);MONTH([.A834]);DAY([.A834]));&quot;AAAA&quot;))">
            <text:p/>
          </table:table-cell>
          <table:table-cell table:style-name="ce62" table:formula="of:=IF([.D834]=&quot;&quot;;&quot;&quot;;TEXT(DATE(YEAR([.D834]);MONTH([.D834]);DAY([.D834]));&quot;AAAA&quot;))">
            <text:p/>
          </table:table-cell>
          <table:table-cell table:style-name="ce62" table:formula="of:=IF([.G834]=&quot;&quot;;&quot;&quot;;TEXT(DATE(YEAR([.G834]);MONTH([.G834]);DAY([.G834]));&quot;AAAA&quot;))">
            <text:p/>
          </table:table-cell>
          <table:table-cell table:style-name="ce62" table:formula="of:=IF([.A834]=&quot;&quot;;&quot;&quot;;TEXT(DATE(YEAR([.A834]);MONTH([.A834]);DAY([.A834]));&quot;MMM&quot;))">
            <text:p/>
          </table:table-cell>
          <table:table-cell table:style-name="ce62" table:formula="of:=IF([.D834]=&quot;&quot;;&quot;&quot;;TEXT(DATE(YEAR([.D834]);MONTH([.D834]);DAY([.D834]));&quot;MMM&quot;))">
            <text:p/>
          </table:table-cell>
          <table:table-cell table:style-name="ce62" table:formula="of:=IF([.G834]=&quot;&quot;;&quot;&quot;;TEXT(DATE(YEAR([.G834]);MONTH([.G834]);DAY([.G834]));&quot;MMM&quot;))">
            <text:p/>
          </table:table-cell>
          <table:table-cell table:style-name="ce70" table:formula="of:=IF([.D834]=&quot;&quot;;&quot;&quot;;TEXT(DATE(YEAR([.D834]);MONTH([.D834]);DAY([.D83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5]=&quot;&quot;;&quot;&quot;;VLOOKUP([.K835];[Contas.$A$1:.$C$54];2;0))">
            <text:p><text:s text:c="2"/></text:p>
          </table:table-cell>
          <table:table-cell table:style-name="ce15" table:formula="of:=IF([.K835]=&quot;&quot;;&quot;&quot;;VLOOKUP([.K835];[Contas.$A$1:.$C$54];3;0))">
            <text:p><text:s text:c="2"/></text:p>
          </table:table-cell>
          <table:table-cell table:style-name="ce16" table:formula="of:=IF([.G835]&lt;&gt;&quot;&quot;;&quot;Pago&quot;;IF(AND([.G835]=&quot;&quot;;[.E835]&lt;&gt;&quot;&quot;;[.F835]&lt;&gt;&quot;&quot;;TODAY()&gt;=[.D835]);&quot;Vencido&quot;;IF(AND([.E835]=&quot;&quot;;[.F835]=&quot;&quot;;[.G835]=&quot;&quot;;[.H835]=&quot;&quot;);&quot;&quot;;&quot;A Vencer&quot;)))">
            <text:p><text:s text:c="2"/></text:p>
          </table:table-cell>
          <table:table-cell table:style-name="ce41" table:formula="of:=IF([.H835]=&quot;&quot;;&quot;&quot;;[.H835]-[.C835])">
            <text:p/>
          </table:table-cell>
          <table:table-cell table:style-name="ce62" table:formula="of:=IF([.A835]=&quot;&quot;;&quot;&quot;;TEXT(DATE(YEAR([.A835]);MONTH([.A835]);DAY([.A835]));&quot;AAAA&quot;))">
            <text:p/>
          </table:table-cell>
          <table:table-cell table:style-name="ce62" table:formula="of:=IF([.D835]=&quot;&quot;;&quot;&quot;;TEXT(DATE(YEAR([.D835]);MONTH([.D835]);DAY([.D835]));&quot;AAAA&quot;))">
            <text:p/>
          </table:table-cell>
          <table:table-cell table:style-name="ce62" table:formula="of:=IF([.G835]=&quot;&quot;;&quot;&quot;;TEXT(DATE(YEAR([.G835]);MONTH([.G835]);DAY([.G835]));&quot;AAAA&quot;))">
            <text:p/>
          </table:table-cell>
          <table:table-cell table:style-name="ce62" table:formula="of:=IF([.A835]=&quot;&quot;;&quot;&quot;;TEXT(DATE(YEAR([.A835]);MONTH([.A835]);DAY([.A835]));&quot;MMM&quot;))">
            <text:p/>
          </table:table-cell>
          <table:table-cell table:style-name="ce62" table:formula="of:=IF([.D835]=&quot;&quot;;&quot;&quot;;TEXT(DATE(YEAR([.D835]);MONTH([.D835]);DAY([.D835]));&quot;MMM&quot;))">
            <text:p/>
          </table:table-cell>
          <table:table-cell table:style-name="ce62" table:formula="of:=IF([.G835]=&quot;&quot;;&quot;&quot;;TEXT(DATE(YEAR([.G835]);MONTH([.G835]);DAY([.G835]));&quot;MMM&quot;))">
            <text:p/>
          </table:table-cell>
          <table:table-cell table:style-name="ce70" table:formula="of:=IF([.D835]=&quot;&quot;;&quot;&quot;;TEXT(DATE(YEAR([.D835]);MONTH([.D835]);DAY([.D83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6]=&quot;&quot;;&quot;&quot;;VLOOKUP([.K836];[Contas.$A$1:.$C$54];2;0))">
            <text:p><text:s text:c="2"/></text:p>
          </table:table-cell>
          <table:table-cell table:style-name="ce15" table:formula="of:=IF([.K836]=&quot;&quot;;&quot;&quot;;VLOOKUP([.K836];[Contas.$A$1:.$C$54];3;0))">
            <text:p><text:s text:c="2"/></text:p>
          </table:table-cell>
          <table:table-cell table:style-name="ce16" table:formula="of:=IF([.G836]&lt;&gt;&quot;&quot;;&quot;Pago&quot;;IF(AND([.G836]=&quot;&quot;;[.E836]&lt;&gt;&quot;&quot;;[.F836]&lt;&gt;&quot;&quot;;TODAY()&gt;=[.D836]);&quot;Vencido&quot;;IF(AND([.E836]=&quot;&quot;;[.F836]=&quot;&quot;;[.G836]=&quot;&quot;;[.H836]=&quot;&quot;);&quot;&quot;;&quot;A Vencer&quot;)))">
            <text:p><text:s text:c="2"/></text:p>
          </table:table-cell>
          <table:table-cell table:style-name="ce41" table:formula="of:=IF([.H836]=&quot;&quot;;&quot;&quot;;[.H836]-[.C836])">
            <text:p/>
          </table:table-cell>
          <table:table-cell table:style-name="ce62" table:formula="of:=IF([.A836]=&quot;&quot;;&quot;&quot;;TEXT(DATE(YEAR([.A836]);MONTH([.A836]);DAY([.A836]));&quot;AAAA&quot;))">
            <text:p/>
          </table:table-cell>
          <table:table-cell table:style-name="ce62" table:formula="of:=IF([.D836]=&quot;&quot;;&quot;&quot;;TEXT(DATE(YEAR([.D836]);MONTH([.D836]);DAY([.D836]));&quot;AAAA&quot;))">
            <text:p/>
          </table:table-cell>
          <table:table-cell table:style-name="ce62" table:formula="of:=IF([.G836]=&quot;&quot;;&quot;&quot;;TEXT(DATE(YEAR([.G836]);MONTH([.G836]);DAY([.G836]));&quot;AAAA&quot;))">
            <text:p/>
          </table:table-cell>
          <table:table-cell table:style-name="ce62" table:formula="of:=IF([.A836]=&quot;&quot;;&quot;&quot;;TEXT(DATE(YEAR([.A836]);MONTH([.A836]);DAY([.A836]));&quot;MMM&quot;))">
            <text:p/>
          </table:table-cell>
          <table:table-cell table:style-name="ce62" table:formula="of:=IF([.D836]=&quot;&quot;;&quot;&quot;;TEXT(DATE(YEAR([.D836]);MONTH([.D836]);DAY([.D836]));&quot;MMM&quot;))">
            <text:p/>
          </table:table-cell>
          <table:table-cell table:style-name="ce62" table:formula="of:=IF([.G836]=&quot;&quot;;&quot;&quot;;TEXT(DATE(YEAR([.G836]);MONTH([.G836]);DAY([.G836]));&quot;MMM&quot;))">
            <text:p/>
          </table:table-cell>
          <table:table-cell table:style-name="ce70" table:formula="of:=IF([.D836]=&quot;&quot;;&quot;&quot;;TEXT(DATE(YEAR([.D836]);MONTH([.D836]);DAY([.D83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7]=&quot;&quot;;&quot;&quot;;VLOOKUP([.K837];[Contas.$A$1:.$C$54];2;0))">
            <text:p><text:s text:c="2"/></text:p>
          </table:table-cell>
          <table:table-cell table:style-name="ce15" table:formula="of:=IF([.K837]=&quot;&quot;;&quot;&quot;;VLOOKUP([.K837];[Contas.$A$1:.$C$54];3;0))">
            <text:p><text:s text:c="2"/></text:p>
          </table:table-cell>
          <table:table-cell table:style-name="ce16" table:formula="of:=IF([.G837]&lt;&gt;&quot;&quot;;&quot;Pago&quot;;IF(AND([.G837]=&quot;&quot;;[.E837]&lt;&gt;&quot;&quot;;[.F837]&lt;&gt;&quot;&quot;;TODAY()&gt;=[.D837]);&quot;Vencido&quot;;IF(AND([.E837]=&quot;&quot;;[.F837]=&quot;&quot;;[.G837]=&quot;&quot;;[.H837]=&quot;&quot;);&quot;&quot;;&quot;A Vencer&quot;)))">
            <text:p><text:s text:c="2"/></text:p>
          </table:table-cell>
          <table:table-cell table:style-name="ce41" table:formula="of:=IF([.H837]=&quot;&quot;;&quot;&quot;;[.H837]-[.C837])">
            <text:p/>
          </table:table-cell>
          <table:table-cell table:style-name="ce62" table:formula="of:=IF([.A837]=&quot;&quot;;&quot;&quot;;TEXT(DATE(YEAR([.A837]);MONTH([.A837]);DAY([.A837]));&quot;AAAA&quot;))">
            <text:p/>
          </table:table-cell>
          <table:table-cell table:style-name="ce62" table:formula="of:=IF([.D837]=&quot;&quot;;&quot;&quot;;TEXT(DATE(YEAR([.D837]);MONTH([.D837]);DAY([.D837]));&quot;AAAA&quot;))">
            <text:p/>
          </table:table-cell>
          <table:table-cell table:style-name="ce62" table:formula="of:=IF([.G837]=&quot;&quot;;&quot;&quot;;TEXT(DATE(YEAR([.G837]);MONTH([.G837]);DAY([.G837]));&quot;AAAA&quot;))">
            <text:p/>
          </table:table-cell>
          <table:table-cell table:style-name="ce62" table:formula="of:=IF([.A837]=&quot;&quot;;&quot;&quot;;TEXT(DATE(YEAR([.A837]);MONTH([.A837]);DAY([.A837]));&quot;MMM&quot;))">
            <text:p/>
          </table:table-cell>
          <table:table-cell table:style-name="ce62" table:formula="of:=IF([.D837]=&quot;&quot;;&quot;&quot;;TEXT(DATE(YEAR([.D837]);MONTH([.D837]);DAY([.D837]));&quot;MMM&quot;))">
            <text:p/>
          </table:table-cell>
          <table:table-cell table:style-name="ce62" table:formula="of:=IF([.G837]=&quot;&quot;;&quot;&quot;;TEXT(DATE(YEAR([.G837]);MONTH([.G837]);DAY([.G837]));&quot;MMM&quot;))">
            <text:p/>
          </table:table-cell>
          <table:table-cell table:style-name="ce70" table:formula="of:=IF([.D837]=&quot;&quot;;&quot;&quot;;TEXT(DATE(YEAR([.D837]);MONTH([.D837]);DAY([.D83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8]=&quot;&quot;;&quot;&quot;;VLOOKUP([.K838];[Contas.$A$1:.$C$54];2;0))">
            <text:p><text:s text:c="2"/></text:p>
          </table:table-cell>
          <table:table-cell table:style-name="ce15" table:formula="of:=IF([.K838]=&quot;&quot;;&quot;&quot;;VLOOKUP([.K838];[Contas.$A$1:.$C$54];3;0))">
            <text:p><text:s text:c="2"/></text:p>
          </table:table-cell>
          <table:table-cell table:style-name="ce16" table:formula="of:=IF([.G838]&lt;&gt;&quot;&quot;;&quot;Pago&quot;;IF(AND([.G838]=&quot;&quot;;[.E838]&lt;&gt;&quot;&quot;;[.F838]&lt;&gt;&quot;&quot;;TODAY()&gt;=[.D838]);&quot;Vencido&quot;;IF(AND([.E838]=&quot;&quot;;[.F838]=&quot;&quot;;[.G838]=&quot;&quot;;[.H838]=&quot;&quot;);&quot;&quot;;&quot;A Vencer&quot;)))">
            <text:p><text:s text:c="2"/></text:p>
          </table:table-cell>
          <table:table-cell table:style-name="ce41" table:formula="of:=IF([.H838]=&quot;&quot;;&quot;&quot;;[.H838]-[.C838])">
            <text:p/>
          </table:table-cell>
          <table:table-cell table:style-name="ce62" table:formula="of:=IF([.A838]=&quot;&quot;;&quot;&quot;;TEXT(DATE(YEAR([.A838]);MONTH([.A838]);DAY([.A838]));&quot;AAAA&quot;))">
            <text:p/>
          </table:table-cell>
          <table:table-cell table:style-name="ce62" table:formula="of:=IF([.D838]=&quot;&quot;;&quot;&quot;;TEXT(DATE(YEAR([.D838]);MONTH([.D838]);DAY([.D838]));&quot;AAAA&quot;))">
            <text:p/>
          </table:table-cell>
          <table:table-cell table:style-name="ce62" table:formula="of:=IF([.G838]=&quot;&quot;;&quot;&quot;;TEXT(DATE(YEAR([.G838]);MONTH([.G838]);DAY([.G838]));&quot;AAAA&quot;))">
            <text:p/>
          </table:table-cell>
          <table:table-cell table:style-name="ce62" table:formula="of:=IF([.A838]=&quot;&quot;;&quot;&quot;;TEXT(DATE(YEAR([.A838]);MONTH([.A838]);DAY([.A838]));&quot;MMM&quot;))">
            <text:p/>
          </table:table-cell>
          <table:table-cell table:style-name="ce62" table:formula="of:=IF([.D838]=&quot;&quot;;&quot;&quot;;TEXT(DATE(YEAR([.D838]);MONTH([.D838]);DAY([.D838]));&quot;MMM&quot;))">
            <text:p/>
          </table:table-cell>
          <table:table-cell table:style-name="ce62" table:formula="of:=IF([.G838]=&quot;&quot;;&quot;&quot;;TEXT(DATE(YEAR([.G838]);MONTH([.G838]);DAY([.G838]));&quot;MMM&quot;))">
            <text:p/>
          </table:table-cell>
          <table:table-cell table:style-name="ce70" table:formula="of:=IF([.D838]=&quot;&quot;;&quot;&quot;;TEXT(DATE(YEAR([.D838]);MONTH([.D838]);DAY([.D83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39]=&quot;&quot;;&quot;&quot;;VLOOKUP([.K839];[Contas.$A$1:.$C$54];2;0))">
            <text:p><text:s text:c="2"/></text:p>
          </table:table-cell>
          <table:table-cell table:style-name="ce15" table:formula="of:=IF([.K839]=&quot;&quot;;&quot;&quot;;VLOOKUP([.K839];[Contas.$A$1:.$C$54];3;0))">
            <text:p><text:s text:c="2"/></text:p>
          </table:table-cell>
          <table:table-cell table:style-name="ce16" table:formula="of:=IF([.G839]&lt;&gt;&quot;&quot;;&quot;Pago&quot;;IF(AND([.G839]=&quot;&quot;;[.E839]&lt;&gt;&quot;&quot;;[.F839]&lt;&gt;&quot;&quot;;TODAY()&gt;=[.D839]);&quot;Vencido&quot;;IF(AND([.E839]=&quot;&quot;;[.F839]=&quot;&quot;;[.G839]=&quot;&quot;;[.H839]=&quot;&quot;);&quot;&quot;;&quot;A Vencer&quot;)))">
            <text:p><text:s text:c="2"/></text:p>
          </table:table-cell>
          <table:table-cell table:style-name="ce41" table:formula="of:=IF([.H839]=&quot;&quot;;&quot;&quot;;[.H839]-[.C839])">
            <text:p/>
          </table:table-cell>
          <table:table-cell table:style-name="ce62" table:formula="of:=IF([.A839]=&quot;&quot;;&quot;&quot;;TEXT(DATE(YEAR([.A839]);MONTH([.A839]);DAY([.A839]));&quot;AAAA&quot;))">
            <text:p/>
          </table:table-cell>
          <table:table-cell table:style-name="ce62" table:formula="of:=IF([.D839]=&quot;&quot;;&quot;&quot;;TEXT(DATE(YEAR([.D839]);MONTH([.D839]);DAY([.D839]));&quot;AAAA&quot;))">
            <text:p/>
          </table:table-cell>
          <table:table-cell table:style-name="ce62" table:formula="of:=IF([.G839]=&quot;&quot;;&quot;&quot;;TEXT(DATE(YEAR([.G839]);MONTH([.G839]);DAY([.G839]));&quot;AAAA&quot;))">
            <text:p/>
          </table:table-cell>
          <table:table-cell table:style-name="ce62" table:formula="of:=IF([.A839]=&quot;&quot;;&quot;&quot;;TEXT(DATE(YEAR([.A839]);MONTH([.A839]);DAY([.A839]));&quot;MMM&quot;))">
            <text:p/>
          </table:table-cell>
          <table:table-cell table:style-name="ce62" table:formula="of:=IF([.D839]=&quot;&quot;;&quot;&quot;;TEXT(DATE(YEAR([.D839]);MONTH([.D839]);DAY([.D839]));&quot;MMM&quot;))">
            <text:p/>
          </table:table-cell>
          <table:table-cell table:style-name="ce62" table:formula="of:=IF([.G839]=&quot;&quot;;&quot;&quot;;TEXT(DATE(YEAR([.G839]);MONTH([.G839]);DAY([.G839]));&quot;MMM&quot;))">
            <text:p/>
          </table:table-cell>
          <table:table-cell table:style-name="ce70" table:formula="of:=IF([.D839]=&quot;&quot;;&quot;&quot;;TEXT(DATE(YEAR([.D839]);MONTH([.D839]);DAY([.D83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0]=&quot;&quot;;&quot;&quot;;VLOOKUP([.K840];[Contas.$A$1:.$C$54];2;0))">
            <text:p><text:s text:c="2"/></text:p>
          </table:table-cell>
          <table:table-cell table:style-name="ce15" table:formula="of:=IF([.K840]=&quot;&quot;;&quot;&quot;;VLOOKUP([.K840];[Contas.$A$1:.$C$54];3;0))">
            <text:p><text:s text:c="2"/></text:p>
          </table:table-cell>
          <table:table-cell table:style-name="ce16" table:formula="of:=IF([.G840]&lt;&gt;&quot;&quot;;&quot;Pago&quot;;IF(AND([.G840]=&quot;&quot;;[.E840]&lt;&gt;&quot;&quot;;[.F840]&lt;&gt;&quot;&quot;;TODAY()&gt;=[.D840]);&quot;Vencido&quot;;IF(AND([.E840]=&quot;&quot;;[.F840]=&quot;&quot;;[.G840]=&quot;&quot;;[.H840]=&quot;&quot;);&quot;&quot;;&quot;A Vencer&quot;)))">
            <text:p><text:s text:c="2"/></text:p>
          </table:table-cell>
          <table:table-cell table:style-name="ce41" table:formula="of:=IF([.H840]=&quot;&quot;;&quot;&quot;;[.H840]-[.C840])">
            <text:p/>
          </table:table-cell>
          <table:table-cell table:style-name="ce62" table:formula="of:=IF([.A840]=&quot;&quot;;&quot;&quot;;TEXT(DATE(YEAR([.A840]);MONTH([.A840]);DAY([.A840]));&quot;AAAA&quot;))">
            <text:p/>
          </table:table-cell>
          <table:table-cell table:style-name="ce62" table:formula="of:=IF([.D840]=&quot;&quot;;&quot;&quot;;TEXT(DATE(YEAR([.D840]);MONTH([.D840]);DAY([.D840]));&quot;AAAA&quot;))">
            <text:p/>
          </table:table-cell>
          <table:table-cell table:style-name="ce62" table:formula="of:=IF([.G840]=&quot;&quot;;&quot;&quot;;TEXT(DATE(YEAR([.G840]);MONTH([.G840]);DAY([.G840]));&quot;AAAA&quot;))">
            <text:p/>
          </table:table-cell>
          <table:table-cell table:style-name="ce62" table:formula="of:=IF([.A840]=&quot;&quot;;&quot;&quot;;TEXT(DATE(YEAR([.A840]);MONTH([.A840]);DAY([.A840]));&quot;MMM&quot;))">
            <text:p/>
          </table:table-cell>
          <table:table-cell table:style-name="ce62" table:formula="of:=IF([.D840]=&quot;&quot;;&quot;&quot;;TEXT(DATE(YEAR([.D840]);MONTH([.D840]);DAY([.D840]));&quot;MMM&quot;))">
            <text:p/>
          </table:table-cell>
          <table:table-cell table:style-name="ce62" table:formula="of:=IF([.G840]=&quot;&quot;;&quot;&quot;;TEXT(DATE(YEAR([.G840]);MONTH([.G840]);DAY([.G840]));&quot;MMM&quot;))">
            <text:p/>
          </table:table-cell>
          <table:table-cell table:style-name="ce70" table:formula="of:=IF([.D840]=&quot;&quot;;&quot;&quot;;TEXT(DATE(YEAR([.D840]);MONTH([.D840]);DAY([.D84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1]=&quot;&quot;;&quot;&quot;;VLOOKUP([.K841];[Contas.$A$1:.$C$54];2;0))">
            <text:p><text:s text:c="2"/></text:p>
          </table:table-cell>
          <table:table-cell table:style-name="ce15" table:formula="of:=IF([.K841]=&quot;&quot;;&quot;&quot;;VLOOKUP([.K841];[Contas.$A$1:.$C$54];3;0))">
            <text:p><text:s text:c="2"/></text:p>
          </table:table-cell>
          <table:table-cell table:style-name="ce16" table:formula="of:=IF([.G841]&lt;&gt;&quot;&quot;;&quot;Pago&quot;;IF(AND([.G841]=&quot;&quot;;[.E841]&lt;&gt;&quot;&quot;;[.F841]&lt;&gt;&quot;&quot;;TODAY()&gt;=[.D841]);&quot;Vencido&quot;;IF(AND([.E841]=&quot;&quot;;[.F841]=&quot;&quot;;[.G841]=&quot;&quot;;[.H841]=&quot;&quot;);&quot;&quot;;&quot;A Vencer&quot;)))">
            <text:p><text:s text:c="2"/></text:p>
          </table:table-cell>
          <table:table-cell table:style-name="ce41" table:formula="of:=IF([.H841]=&quot;&quot;;&quot;&quot;;[.H841]-[.C841])">
            <text:p/>
          </table:table-cell>
          <table:table-cell table:style-name="ce62" table:formula="of:=IF([.A841]=&quot;&quot;;&quot;&quot;;TEXT(DATE(YEAR([.A841]);MONTH([.A841]);DAY([.A841]));&quot;AAAA&quot;))">
            <text:p/>
          </table:table-cell>
          <table:table-cell table:style-name="ce62" table:formula="of:=IF([.D841]=&quot;&quot;;&quot;&quot;;TEXT(DATE(YEAR([.D841]);MONTH([.D841]);DAY([.D841]));&quot;AAAA&quot;))">
            <text:p/>
          </table:table-cell>
          <table:table-cell table:style-name="ce62" table:formula="of:=IF([.G841]=&quot;&quot;;&quot;&quot;;TEXT(DATE(YEAR([.G841]);MONTH([.G841]);DAY([.G841]));&quot;AAAA&quot;))">
            <text:p/>
          </table:table-cell>
          <table:table-cell table:style-name="ce62" table:formula="of:=IF([.A841]=&quot;&quot;;&quot;&quot;;TEXT(DATE(YEAR([.A841]);MONTH([.A841]);DAY([.A841]));&quot;MMM&quot;))">
            <text:p/>
          </table:table-cell>
          <table:table-cell table:style-name="ce62" table:formula="of:=IF([.D841]=&quot;&quot;;&quot;&quot;;TEXT(DATE(YEAR([.D841]);MONTH([.D841]);DAY([.D841]));&quot;MMM&quot;))">
            <text:p/>
          </table:table-cell>
          <table:table-cell table:style-name="ce62" table:formula="of:=IF([.G841]=&quot;&quot;;&quot;&quot;;TEXT(DATE(YEAR([.G841]);MONTH([.G841]);DAY([.G841]));&quot;MMM&quot;))">
            <text:p/>
          </table:table-cell>
          <table:table-cell table:style-name="ce70" table:formula="of:=IF([.D841]=&quot;&quot;;&quot;&quot;;TEXT(DATE(YEAR([.D841]);MONTH([.D841]);DAY([.D84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2]=&quot;&quot;;&quot;&quot;;VLOOKUP([.K842];[Contas.$A$1:.$C$54];2;0))">
            <text:p><text:s text:c="2"/></text:p>
          </table:table-cell>
          <table:table-cell table:style-name="ce15" table:formula="of:=IF([.K842]=&quot;&quot;;&quot;&quot;;VLOOKUP([.K842];[Contas.$A$1:.$C$54];3;0))">
            <text:p><text:s text:c="2"/></text:p>
          </table:table-cell>
          <table:table-cell table:style-name="ce16" table:formula="of:=IF([.G842]&lt;&gt;&quot;&quot;;&quot;Pago&quot;;IF(AND([.G842]=&quot;&quot;;[.E842]&lt;&gt;&quot;&quot;;[.F842]&lt;&gt;&quot;&quot;;TODAY()&gt;=[.D842]);&quot;Vencido&quot;;IF(AND([.E842]=&quot;&quot;;[.F842]=&quot;&quot;;[.G842]=&quot;&quot;;[.H842]=&quot;&quot;);&quot;&quot;;&quot;A Vencer&quot;)))">
            <text:p><text:s text:c="2"/></text:p>
          </table:table-cell>
          <table:table-cell table:style-name="ce41" table:formula="of:=IF([.H842]=&quot;&quot;;&quot;&quot;;[.H842]-[.C842])">
            <text:p/>
          </table:table-cell>
          <table:table-cell table:style-name="ce62" table:formula="of:=IF([.A842]=&quot;&quot;;&quot;&quot;;TEXT(DATE(YEAR([.A842]);MONTH([.A842]);DAY([.A842]));&quot;AAAA&quot;))">
            <text:p/>
          </table:table-cell>
          <table:table-cell table:style-name="ce62" table:formula="of:=IF([.D842]=&quot;&quot;;&quot;&quot;;TEXT(DATE(YEAR([.D842]);MONTH([.D842]);DAY([.D842]));&quot;AAAA&quot;))">
            <text:p/>
          </table:table-cell>
          <table:table-cell table:style-name="ce62" table:formula="of:=IF([.G842]=&quot;&quot;;&quot;&quot;;TEXT(DATE(YEAR([.G842]);MONTH([.G842]);DAY([.G842]));&quot;AAAA&quot;))">
            <text:p/>
          </table:table-cell>
          <table:table-cell table:style-name="ce62" table:formula="of:=IF([.A842]=&quot;&quot;;&quot;&quot;;TEXT(DATE(YEAR([.A842]);MONTH([.A842]);DAY([.A842]));&quot;MMM&quot;))">
            <text:p/>
          </table:table-cell>
          <table:table-cell table:style-name="ce62" table:formula="of:=IF([.D842]=&quot;&quot;;&quot;&quot;;TEXT(DATE(YEAR([.D842]);MONTH([.D842]);DAY([.D842]));&quot;MMM&quot;))">
            <text:p/>
          </table:table-cell>
          <table:table-cell table:style-name="ce62" table:formula="of:=IF([.G842]=&quot;&quot;;&quot;&quot;;TEXT(DATE(YEAR([.G842]);MONTH([.G842]);DAY([.G842]));&quot;MMM&quot;))">
            <text:p/>
          </table:table-cell>
          <table:table-cell table:style-name="ce70" table:formula="of:=IF([.D842]=&quot;&quot;;&quot;&quot;;TEXT(DATE(YEAR([.D842]);MONTH([.D842]);DAY([.D84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3]=&quot;&quot;;&quot;&quot;;VLOOKUP([.K843];[Contas.$A$1:.$C$54];2;0))">
            <text:p><text:s text:c="2"/></text:p>
          </table:table-cell>
          <table:table-cell table:style-name="ce15" table:formula="of:=IF([.K843]=&quot;&quot;;&quot;&quot;;VLOOKUP([.K843];[Contas.$A$1:.$C$54];3;0))">
            <text:p><text:s text:c="2"/></text:p>
          </table:table-cell>
          <table:table-cell table:style-name="ce16" table:formula="of:=IF([.G843]&lt;&gt;&quot;&quot;;&quot;Pago&quot;;IF(AND([.G843]=&quot;&quot;;[.E843]&lt;&gt;&quot;&quot;;[.F843]&lt;&gt;&quot;&quot;;TODAY()&gt;=[.D843]);&quot;Vencido&quot;;IF(AND([.E843]=&quot;&quot;;[.F843]=&quot;&quot;;[.G843]=&quot;&quot;;[.H843]=&quot;&quot;);&quot;&quot;;&quot;A Vencer&quot;)))">
            <text:p><text:s text:c="2"/></text:p>
          </table:table-cell>
          <table:table-cell table:style-name="ce41" table:formula="of:=IF([.H843]=&quot;&quot;;&quot;&quot;;[.H843]-[.C843])">
            <text:p/>
          </table:table-cell>
          <table:table-cell table:style-name="ce62" table:formula="of:=IF([.A843]=&quot;&quot;;&quot;&quot;;TEXT(DATE(YEAR([.A843]);MONTH([.A843]);DAY([.A843]));&quot;AAAA&quot;))">
            <text:p/>
          </table:table-cell>
          <table:table-cell table:style-name="ce62" table:formula="of:=IF([.D843]=&quot;&quot;;&quot;&quot;;TEXT(DATE(YEAR([.D843]);MONTH([.D843]);DAY([.D843]));&quot;AAAA&quot;))">
            <text:p/>
          </table:table-cell>
          <table:table-cell table:style-name="ce62" table:formula="of:=IF([.G843]=&quot;&quot;;&quot;&quot;;TEXT(DATE(YEAR([.G843]);MONTH([.G843]);DAY([.G843]));&quot;AAAA&quot;))">
            <text:p/>
          </table:table-cell>
          <table:table-cell table:style-name="ce62" table:formula="of:=IF([.A843]=&quot;&quot;;&quot;&quot;;TEXT(DATE(YEAR([.A843]);MONTH([.A843]);DAY([.A843]));&quot;MMM&quot;))">
            <text:p/>
          </table:table-cell>
          <table:table-cell table:style-name="ce62" table:formula="of:=IF([.D843]=&quot;&quot;;&quot;&quot;;TEXT(DATE(YEAR([.D843]);MONTH([.D843]);DAY([.D843]));&quot;MMM&quot;))">
            <text:p/>
          </table:table-cell>
          <table:table-cell table:style-name="ce62" table:formula="of:=IF([.G843]=&quot;&quot;;&quot;&quot;;TEXT(DATE(YEAR([.G843]);MONTH([.G843]);DAY([.G843]));&quot;MMM&quot;))">
            <text:p/>
          </table:table-cell>
          <table:table-cell table:style-name="ce70" table:formula="of:=IF([.D843]=&quot;&quot;;&quot;&quot;;TEXT(DATE(YEAR([.D843]);MONTH([.D843]);DAY([.D84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4]=&quot;&quot;;&quot;&quot;;VLOOKUP([.K844];[Contas.$A$1:.$C$54];2;0))">
            <text:p><text:s text:c="2"/></text:p>
          </table:table-cell>
          <table:table-cell table:style-name="ce15" table:formula="of:=IF([.K844]=&quot;&quot;;&quot;&quot;;VLOOKUP([.K844];[Contas.$A$1:.$C$54];3;0))">
            <text:p><text:s text:c="2"/></text:p>
          </table:table-cell>
          <table:table-cell table:style-name="ce16" table:formula="of:=IF([.G844]&lt;&gt;&quot;&quot;;&quot;Pago&quot;;IF(AND([.G844]=&quot;&quot;;[.E844]&lt;&gt;&quot;&quot;;[.F844]&lt;&gt;&quot;&quot;;TODAY()&gt;=[.D844]);&quot;Vencido&quot;;IF(AND([.E844]=&quot;&quot;;[.F844]=&quot;&quot;;[.G844]=&quot;&quot;;[.H844]=&quot;&quot;);&quot;&quot;;&quot;A Vencer&quot;)))">
            <text:p><text:s text:c="2"/></text:p>
          </table:table-cell>
          <table:table-cell table:style-name="ce41" table:formula="of:=IF([.H844]=&quot;&quot;;&quot;&quot;;[.H844]-[.C844])">
            <text:p/>
          </table:table-cell>
          <table:table-cell table:style-name="ce62" table:formula="of:=IF([.A844]=&quot;&quot;;&quot;&quot;;TEXT(DATE(YEAR([.A844]);MONTH([.A844]);DAY([.A844]));&quot;AAAA&quot;))">
            <text:p/>
          </table:table-cell>
          <table:table-cell table:style-name="ce62" table:formula="of:=IF([.D844]=&quot;&quot;;&quot;&quot;;TEXT(DATE(YEAR([.D844]);MONTH([.D844]);DAY([.D844]));&quot;AAAA&quot;))">
            <text:p/>
          </table:table-cell>
          <table:table-cell table:style-name="ce62" table:formula="of:=IF([.G844]=&quot;&quot;;&quot;&quot;;TEXT(DATE(YEAR([.G844]);MONTH([.G844]);DAY([.G844]));&quot;AAAA&quot;))">
            <text:p/>
          </table:table-cell>
          <table:table-cell table:style-name="ce62" table:formula="of:=IF([.A844]=&quot;&quot;;&quot;&quot;;TEXT(DATE(YEAR([.A844]);MONTH([.A844]);DAY([.A844]));&quot;MMM&quot;))">
            <text:p/>
          </table:table-cell>
          <table:table-cell table:style-name="ce62" table:formula="of:=IF([.D844]=&quot;&quot;;&quot;&quot;;TEXT(DATE(YEAR([.D844]);MONTH([.D844]);DAY([.D844]));&quot;MMM&quot;))">
            <text:p/>
          </table:table-cell>
          <table:table-cell table:style-name="ce62" table:formula="of:=IF([.G844]=&quot;&quot;;&quot;&quot;;TEXT(DATE(YEAR([.G844]);MONTH([.G844]);DAY([.G844]));&quot;MMM&quot;))">
            <text:p/>
          </table:table-cell>
          <table:table-cell table:style-name="ce70" table:formula="of:=IF([.D844]=&quot;&quot;;&quot;&quot;;TEXT(DATE(YEAR([.D844]);MONTH([.D844]);DAY([.D84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5]=&quot;&quot;;&quot;&quot;;VLOOKUP([.K845];[Contas.$A$1:.$C$54];2;0))">
            <text:p><text:s text:c="2"/></text:p>
          </table:table-cell>
          <table:table-cell table:style-name="ce15" table:formula="of:=IF([.K845]=&quot;&quot;;&quot;&quot;;VLOOKUP([.K845];[Contas.$A$1:.$C$54];3;0))">
            <text:p><text:s text:c="2"/></text:p>
          </table:table-cell>
          <table:table-cell table:style-name="ce16" table:formula="of:=IF([.G845]&lt;&gt;&quot;&quot;;&quot;Pago&quot;;IF(AND([.G845]=&quot;&quot;;[.E845]&lt;&gt;&quot;&quot;;[.F845]&lt;&gt;&quot;&quot;;TODAY()&gt;=[.D845]);&quot;Vencido&quot;;IF(AND([.E845]=&quot;&quot;;[.F845]=&quot;&quot;;[.G845]=&quot;&quot;;[.H845]=&quot;&quot;);&quot;&quot;;&quot;A Vencer&quot;)))">
            <text:p><text:s text:c="2"/></text:p>
          </table:table-cell>
          <table:table-cell table:style-name="ce41" table:formula="of:=IF([.H845]=&quot;&quot;;&quot;&quot;;[.H845]-[.C845])">
            <text:p/>
          </table:table-cell>
          <table:table-cell table:style-name="ce62" table:formula="of:=IF([.A845]=&quot;&quot;;&quot;&quot;;TEXT(DATE(YEAR([.A845]);MONTH([.A845]);DAY([.A845]));&quot;AAAA&quot;))">
            <text:p/>
          </table:table-cell>
          <table:table-cell table:style-name="ce62" table:formula="of:=IF([.D845]=&quot;&quot;;&quot;&quot;;TEXT(DATE(YEAR([.D845]);MONTH([.D845]);DAY([.D845]));&quot;AAAA&quot;))">
            <text:p/>
          </table:table-cell>
          <table:table-cell table:style-name="ce62" table:formula="of:=IF([.G845]=&quot;&quot;;&quot;&quot;;TEXT(DATE(YEAR([.G845]);MONTH([.G845]);DAY([.G845]));&quot;AAAA&quot;))">
            <text:p/>
          </table:table-cell>
          <table:table-cell table:style-name="ce62" table:formula="of:=IF([.A845]=&quot;&quot;;&quot;&quot;;TEXT(DATE(YEAR([.A845]);MONTH([.A845]);DAY([.A845]));&quot;MMM&quot;))">
            <text:p/>
          </table:table-cell>
          <table:table-cell table:style-name="ce62" table:formula="of:=IF([.D845]=&quot;&quot;;&quot;&quot;;TEXT(DATE(YEAR([.D845]);MONTH([.D845]);DAY([.D845]));&quot;MMM&quot;))">
            <text:p/>
          </table:table-cell>
          <table:table-cell table:style-name="ce62" table:formula="of:=IF([.G845]=&quot;&quot;;&quot;&quot;;TEXT(DATE(YEAR([.G845]);MONTH([.G845]);DAY([.G845]));&quot;MMM&quot;))">
            <text:p/>
          </table:table-cell>
          <table:table-cell table:style-name="ce70" table:formula="of:=IF([.D845]=&quot;&quot;;&quot;&quot;;TEXT(DATE(YEAR([.D845]);MONTH([.D845]);DAY([.D84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6]=&quot;&quot;;&quot;&quot;;VLOOKUP([.K846];[Contas.$A$1:.$C$54];2;0))">
            <text:p><text:s text:c="2"/></text:p>
          </table:table-cell>
          <table:table-cell table:style-name="ce15" table:formula="of:=IF([.K846]=&quot;&quot;;&quot;&quot;;VLOOKUP([.K846];[Contas.$A$1:.$C$54];3;0))">
            <text:p><text:s text:c="2"/></text:p>
          </table:table-cell>
          <table:table-cell table:style-name="ce16" table:formula="of:=IF([.G846]&lt;&gt;&quot;&quot;;&quot;Pago&quot;;IF(AND([.G846]=&quot;&quot;;[.E846]&lt;&gt;&quot;&quot;;[.F846]&lt;&gt;&quot;&quot;;TODAY()&gt;=[.D846]);&quot;Vencido&quot;;IF(AND([.E846]=&quot;&quot;;[.F846]=&quot;&quot;;[.G846]=&quot;&quot;;[.H846]=&quot;&quot;);&quot;&quot;;&quot;A Vencer&quot;)))">
            <text:p><text:s text:c="2"/></text:p>
          </table:table-cell>
          <table:table-cell table:style-name="ce41" table:formula="of:=IF([.H846]=&quot;&quot;;&quot;&quot;;[.H846]-[.C846])">
            <text:p/>
          </table:table-cell>
          <table:table-cell table:style-name="ce62" table:formula="of:=IF([.A846]=&quot;&quot;;&quot;&quot;;TEXT(DATE(YEAR([.A846]);MONTH([.A846]);DAY([.A846]));&quot;AAAA&quot;))">
            <text:p/>
          </table:table-cell>
          <table:table-cell table:style-name="ce62" table:formula="of:=IF([.D846]=&quot;&quot;;&quot;&quot;;TEXT(DATE(YEAR([.D846]);MONTH([.D846]);DAY([.D846]));&quot;AAAA&quot;))">
            <text:p/>
          </table:table-cell>
          <table:table-cell table:style-name="ce62" table:formula="of:=IF([.G846]=&quot;&quot;;&quot;&quot;;TEXT(DATE(YEAR([.G846]);MONTH([.G846]);DAY([.G846]));&quot;AAAA&quot;))">
            <text:p/>
          </table:table-cell>
          <table:table-cell table:style-name="ce62" table:formula="of:=IF([.A846]=&quot;&quot;;&quot;&quot;;TEXT(DATE(YEAR([.A846]);MONTH([.A846]);DAY([.A846]));&quot;MMM&quot;))">
            <text:p/>
          </table:table-cell>
          <table:table-cell table:style-name="ce62" table:formula="of:=IF([.D846]=&quot;&quot;;&quot;&quot;;TEXT(DATE(YEAR([.D846]);MONTH([.D846]);DAY([.D846]));&quot;MMM&quot;))">
            <text:p/>
          </table:table-cell>
          <table:table-cell table:style-name="ce62" table:formula="of:=IF([.G846]=&quot;&quot;;&quot;&quot;;TEXT(DATE(YEAR([.G846]);MONTH([.G846]);DAY([.G846]));&quot;MMM&quot;))">
            <text:p/>
          </table:table-cell>
          <table:table-cell table:style-name="ce70" table:formula="of:=IF([.D846]=&quot;&quot;;&quot;&quot;;TEXT(DATE(YEAR([.D846]);MONTH([.D846]);DAY([.D84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7]=&quot;&quot;;&quot;&quot;;VLOOKUP([.K847];[Contas.$A$1:.$C$54];2;0))">
            <text:p><text:s text:c="2"/></text:p>
          </table:table-cell>
          <table:table-cell table:style-name="ce15" table:formula="of:=IF([.K847]=&quot;&quot;;&quot;&quot;;VLOOKUP([.K847];[Contas.$A$1:.$C$54];3;0))">
            <text:p><text:s text:c="2"/></text:p>
          </table:table-cell>
          <table:table-cell table:style-name="ce16" table:formula="of:=IF([.G847]&lt;&gt;&quot;&quot;;&quot;Pago&quot;;IF(AND([.G847]=&quot;&quot;;[.E847]&lt;&gt;&quot;&quot;;[.F847]&lt;&gt;&quot;&quot;;TODAY()&gt;=[.D847]);&quot;Vencido&quot;;IF(AND([.E847]=&quot;&quot;;[.F847]=&quot;&quot;;[.G847]=&quot;&quot;;[.H847]=&quot;&quot;);&quot;&quot;;&quot;A Vencer&quot;)))">
            <text:p><text:s text:c="2"/></text:p>
          </table:table-cell>
          <table:table-cell table:style-name="ce41" table:formula="of:=IF([.H847]=&quot;&quot;;&quot;&quot;;[.H847]-[.C847])">
            <text:p/>
          </table:table-cell>
          <table:table-cell table:style-name="ce62" table:formula="of:=IF([.A847]=&quot;&quot;;&quot;&quot;;TEXT(DATE(YEAR([.A847]);MONTH([.A847]);DAY([.A847]));&quot;AAAA&quot;))">
            <text:p/>
          </table:table-cell>
          <table:table-cell table:style-name="ce62" table:formula="of:=IF([.D847]=&quot;&quot;;&quot;&quot;;TEXT(DATE(YEAR([.D847]);MONTH([.D847]);DAY([.D847]));&quot;AAAA&quot;))">
            <text:p/>
          </table:table-cell>
          <table:table-cell table:style-name="ce62" table:formula="of:=IF([.G847]=&quot;&quot;;&quot;&quot;;TEXT(DATE(YEAR([.G847]);MONTH([.G847]);DAY([.G847]));&quot;AAAA&quot;))">
            <text:p/>
          </table:table-cell>
          <table:table-cell table:style-name="ce62" table:formula="of:=IF([.A847]=&quot;&quot;;&quot;&quot;;TEXT(DATE(YEAR([.A847]);MONTH([.A847]);DAY([.A847]));&quot;MMM&quot;))">
            <text:p/>
          </table:table-cell>
          <table:table-cell table:style-name="ce62" table:formula="of:=IF([.D847]=&quot;&quot;;&quot;&quot;;TEXT(DATE(YEAR([.D847]);MONTH([.D847]);DAY([.D847]));&quot;MMM&quot;))">
            <text:p/>
          </table:table-cell>
          <table:table-cell table:style-name="ce62" table:formula="of:=IF([.G847]=&quot;&quot;;&quot;&quot;;TEXT(DATE(YEAR([.G847]);MONTH([.G847]);DAY([.G847]));&quot;MMM&quot;))">
            <text:p/>
          </table:table-cell>
          <table:table-cell table:style-name="ce70" table:formula="of:=IF([.D847]=&quot;&quot;;&quot;&quot;;TEXT(DATE(YEAR([.D847]);MONTH([.D847]);DAY([.D84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8]=&quot;&quot;;&quot;&quot;;VLOOKUP([.K848];[Contas.$A$1:.$C$54];2;0))">
            <text:p><text:s text:c="2"/></text:p>
          </table:table-cell>
          <table:table-cell table:style-name="ce15" table:formula="of:=IF([.K848]=&quot;&quot;;&quot;&quot;;VLOOKUP([.K848];[Contas.$A$1:.$C$54];3;0))">
            <text:p><text:s text:c="2"/></text:p>
          </table:table-cell>
          <table:table-cell table:style-name="ce16" table:formula="of:=IF([.G848]&lt;&gt;&quot;&quot;;&quot;Pago&quot;;IF(AND([.G848]=&quot;&quot;;[.E848]&lt;&gt;&quot;&quot;;[.F848]&lt;&gt;&quot;&quot;;TODAY()&gt;=[.D848]);&quot;Vencido&quot;;IF(AND([.E848]=&quot;&quot;;[.F848]=&quot;&quot;;[.G848]=&quot;&quot;;[.H848]=&quot;&quot;);&quot;&quot;;&quot;A Vencer&quot;)))">
            <text:p><text:s text:c="2"/></text:p>
          </table:table-cell>
          <table:table-cell table:style-name="ce41" table:formula="of:=IF([.H848]=&quot;&quot;;&quot;&quot;;[.H848]-[.C848])">
            <text:p/>
          </table:table-cell>
          <table:table-cell table:style-name="ce62" table:formula="of:=IF([.A848]=&quot;&quot;;&quot;&quot;;TEXT(DATE(YEAR([.A848]);MONTH([.A848]);DAY([.A848]));&quot;AAAA&quot;))">
            <text:p/>
          </table:table-cell>
          <table:table-cell table:style-name="ce62" table:formula="of:=IF([.D848]=&quot;&quot;;&quot;&quot;;TEXT(DATE(YEAR([.D848]);MONTH([.D848]);DAY([.D848]));&quot;AAAA&quot;))">
            <text:p/>
          </table:table-cell>
          <table:table-cell table:style-name="ce62" table:formula="of:=IF([.G848]=&quot;&quot;;&quot;&quot;;TEXT(DATE(YEAR([.G848]);MONTH([.G848]);DAY([.G848]));&quot;AAAA&quot;))">
            <text:p/>
          </table:table-cell>
          <table:table-cell table:style-name="ce62" table:formula="of:=IF([.A848]=&quot;&quot;;&quot;&quot;;TEXT(DATE(YEAR([.A848]);MONTH([.A848]);DAY([.A848]));&quot;MMM&quot;))">
            <text:p/>
          </table:table-cell>
          <table:table-cell table:style-name="ce62" table:formula="of:=IF([.D848]=&quot;&quot;;&quot;&quot;;TEXT(DATE(YEAR([.D848]);MONTH([.D848]);DAY([.D848]));&quot;MMM&quot;))">
            <text:p/>
          </table:table-cell>
          <table:table-cell table:style-name="ce62" table:formula="of:=IF([.G848]=&quot;&quot;;&quot;&quot;;TEXT(DATE(YEAR([.G848]);MONTH([.G848]);DAY([.G848]));&quot;MMM&quot;))">
            <text:p/>
          </table:table-cell>
          <table:table-cell table:style-name="ce70" table:formula="of:=IF([.D848]=&quot;&quot;;&quot;&quot;;TEXT(DATE(YEAR([.D848]);MONTH([.D848]);DAY([.D84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49]=&quot;&quot;;&quot;&quot;;VLOOKUP([.K849];[Contas.$A$1:.$C$54];2;0))">
            <text:p><text:s text:c="2"/></text:p>
          </table:table-cell>
          <table:table-cell table:style-name="ce15" table:formula="of:=IF([.K849]=&quot;&quot;;&quot;&quot;;VLOOKUP([.K849];[Contas.$A$1:.$C$54];3;0))">
            <text:p><text:s text:c="2"/></text:p>
          </table:table-cell>
          <table:table-cell table:style-name="ce16" table:formula="of:=IF([.G849]&lt;&gt;&quot;&quot;;&quot;Pago&quot;;IF(AND([.G849]=&quot;&quot;;[.E849]&lt;&gt;&quot;&quot;;[.F849]&lt;&gt;&quot;&quot;;TODAY()&gt;=[.D849]);&quot;Vencido&quot;;IF(AND([.E849]=&quot;&quot;;[.F849]=&quot;&quot;;[.G849]=&quot;&quot;;[.H849]=&quot;&quot;);&quot;&quot;;&quot;A Vencer&quot;)))">
            <text:p><text:s text:c="2"/></text:p>
          </table:table-cell>
          <table:table-cell table:style-name="ce41" table:formula="of:=IF([.H849]=&quot;&quot;;&quot;&quot;;[.H849]-[.C849])">
            <text:p/>
          </table:table-cell>
          <table:table-cell table:style-name="ce62" table:formula="of:=IF([.A849]=&quot;&quot;;&quot;&quot;;TEXT(DATE(YEAR([.A849]);MONTH([.A849]);DAY([.A849]));&quot;AAAA&quot;))">
            <text:p/>
          </table:table-cell>
          <table:table-cell table:style-name="ce62" table:formula="of:=IF([.D849]=&quot;&quot;;&quot;&quot;;TEXT(DATE(YEAR([.D849]);MONTH([.D849]);DAY([.D849]));&quot;AAAA&quot;))">
            <text:p/>
          </table:table-cell>
          <table:table-cell table:style-name="ce62" table:formula="of:=IF([.G849]=&quot;&quot;;&quot;&quot;;TEXT(DATE(YEAR([.G849]);MONTH([.G849]);DAY([.G849]));&quot;AAAA&quot;))">
            <text:p/>
          </table:table-cell>
          <table:table-cell table:style-name="ce62" table:formula="of:=IF([.A849]=&quot;&quot;;&quot;&quot;;TEXT(DATE(YEAR([.A849]);MONTH([.A849]);DAY([.A849]));&quot;MMM&quot;))">
            <text:p/>
          </table:table-cell>
          <table:table-cell table:style-name="ce62" table:formula="of:=IF([.D849]=&quot;&quot;;&quot;&quot;;TEXT(DATE(YEAR([.D849]);MONTH([.D849]);DAY([.D849]));&quot;MMM&quot;))">
            <text:p/>
          </table:table-cell>
          <table:table-cell table:style-name="ce62" table:formula="of:=IF([.G849]=&quot;&quot;;&quot;&quot;;TEXT(DATE(YEAR([.G849]);MONTH([.G849]);DAY([.G849]));&quot;MMM&quot;))">
            <text:p/>
          </table:table-cell>
          <table:table-cell table:style-name="ce70" table:formula="of:=IF([.D849]=&quot;&quot;;&quot;&quot;;TEXT(DATE(YEAR([.D849]);MONTH([.D849]);DAY([.D84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0]=&quot;&quot;;&quot;&quot;;VLOOKUP([.K850];[Contas.$A$1:.$C$54];2;0))">
            <text:p><text:s text:c="2"/></text:p>
          </table:table-cell>
          <table:table-cell table:style-name="ce15" table:formula="of:=IF([.K850]=&quot;&quot;;&quot;&quot;;VLOOKUP([.K850];[Contas.$A$1:.$C$54];3;0))">
            <text:p><text:s text:c="2"/></text:p>
          </table:table-cell>
          <table:table-cell table:style-name="ce16" table:formula="of:=IF([.G850]&lt;&gt;&quot;&quot;;&quot;Pago&quot;;IF(AND([.G850]=&quot;&quot;;[.E850]&lt;&gt;&quot;&quot;;[.F850]&lt;&gt;&quot;&quot;;TODAY()&gt;=[.D850]);&quot;Vencido&quot;;IF(AND([.E850]=&quot;&quot;;[.F850]=&quot;&quot;;[.G850]=&quot;&quot;;[.H850]=&quot;&quot;);&quot;&quot;;&quot;A Vencer&quot;)))">
            <text:p><text:s text:c="2"/></text:p>
          </table:table-cell>
          <table:table-cell table:style-name="ce41" table:formula="of:=IF([.H850]=&quot;&quot;;&quot;&quot;;[.H850]-[.C850])">
            <text:p/>
          </table:table-cell>
          <table:table-cell table:style-name="ce62" table:formula="of:=IF([.A850]=&quot;&quot;;&quot;&quot;;TEXT(DATE(YEAR([.A850]);MONTH([.A850]);DAY([.A850]));&quot;AAAA&quot;))">
            <text:p/>
          </table:table-cell>
          <table:table-cell table:style-name="ce62" table:formula="of:=IF([.D850]=&quot;&quot;;&quot;&quot;;TEXT(DATE(YEAR([.D850]);MONTH([.D850]);DAY([.D850]));&quot;AAAA&quot;))">
            <text:p/>
          </table:table-cell>
          <table:table-cell table:style-name="ce62" table:formula="of:=IF([.G850]=&quot;&quot;;&quot;&quot;;TEXT(DATE(YEAR([.G850]);MONTH([.G850]);DAY([.G850]));&quot;AAAA&quot;))">
            <text:p/>
          </table:table-cell>
          <table:table-cell table:style-name="ce62" table:formula="of:=IF([.A850]=&quot;&quot;;&quot;&quot;;TEXT(DATE(YEAR([.A850]);MONTH([.A850]);DAY([.A850]));&quot;MMM&quot;))">
            <text:p/>
          </table:table-cell>
          <table:table-cell table:style-name="ce62" table:formula="of:=IF([.D850]=&quot;&quot;;&quot;&quot;;TEXT(DATE(YEAR([.D850]);MONTH([.D850]);DAY([.D850]));&quot;MMM&quot;))">
            <text:p/>
          </table:table-cell>
          <table:table-cell table:style-name="ce62" table:formula="of:=IF([.G850]=&quot;&quot;;&quot;&quot;;TEXT(DATE(YEAR([.G850]);MONTH([.G850]);DAY([.G850]));&quot;MMM&quot;))">
            <text:p/>
          </table:table-cell>
          <table:table-cell table:style-name="ce70" table:formula="of:=IF([.D850]=&quot;&quot;;&quot;&quot;;TEXT(DATE(YEAR([.D850]);MONTH([.D850]);DAY([.D85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1]=&quot;&quot;;&quot;&quot;;VLOOKUP([.K851];[Contas.$A$1:.$C$54];2;0))">
            <text:p><text:s text:c="2"/></text:p>
          </table:table-cell>
          <table:table-cell table:style-name="ce15" table:formula="of:=IF([.K851]=&quot;&quot;;&quot;&quot;;VLOOKUP([.K851];[Contas.$A$1:.$C$54];3;0))">
            <text:p><text:s text:c="2"/></text:p>
          </table:table-cell>
          <table:table-cell table:style-name="ce16" table:formula="of:=IF([.G851]&lt;&gt;&quot;&quot;;&quot;Pago&quot;;IF(AND([.G851]=&quot;&quot;;[.E851]&lt;&gt;&quot;&quot;;[.F851]&lt;&gt;&quot;&quot;;TODAY()&gt;=[.D851]);&quot;Vencido&quot;;IF(AND([.E851]=&quot;&quot;;[.F851]=&quot;&quot;;[.G851]=&quot;&quot;;[.H851]=&quot;&quot;);&quot;&quot;;&quot;A Vencer&quot;)))">
            <text:p><text:s text:c="2"/></text:p>
          </table:table-cell>
          <table:table-cell table:style-name="ce41" table:formula="of:=IF([.H851]=&quot;&quot;;&quot;&quot;;[.H851]-[.C851])">
            <text:p/>
          </table:table-cell>
          <table:table-cell table:style-name="ce62" table:formula="of:=IF([.A851]=&quot;&quot;;&quot;&quot;;TEXT(DATE(YEAR([.A851]);MONTH([.A851]);DAY([.A851]));&quot;AAAA&quot;))">
            <text:p/>
          </table:table-cell>
          <table:table-cell table:style-name="ce62" table:formula="of:=IF([.D851]=&quot;&quot;;&quot;&quot;;TEXT(DATE(YEAR([.D851]);MONTH([.D851]);DAY([.D851]));&quot;AAAA&quot;))">
            <text:p/>
          </table:table-cell>
          <table:table-cell table:style-name="ce62" table:formula="of:=IF([.G851]=&quot;&quot;;&quot;&quot;;TEXT(DATE(YEAR([.G851]);MONTH([.G851]);DAY([.G851]));&quot;AAAA&quot;))">
            <text:p/>
          </table:table-cell>
          <table:table-cell table:style-name="ce62" table:formula="of:=IF([.A851]=&quot;&quot;;&quot;&quot;;TEXT(DATE(YEAR([.A851]);MONTH([.A851]);DAY([.A851]));&quot;MMM&quot;))">
            <text:p/>
          </table:table-cell>
          <table:table-cell table:style-name="ce62" table:formula="of:=IF([.D851]=&quot;&quot;;&quot;&quot;;TEXT(DATE(YEAR([.D851]);MONTH([.D851]);DAY([.D851]));&quot;MMM&quot;))">
            <text:p/>
          </table:table-cell>
          <table:table-cell table:style-name="ce62" table:formula="of:=IF([.G851]=&quot;&quot;;&quot;&quot;;TEXT(DATE(YEAR([.G851]);MONTH([.G851]);DAY([.G851]));&quot;MMM&quot;))">
            <text:p/>
          </table:table-cell>
          <table:table-cell table:style-name="ce70" table:formula="of:=IF([.D851]=&quot;&quot;;&quot;&quot;;TEXT(DATE(YEAR([.D851]);MONTH([.D851]);DAY([.D85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2]=&quot;&quot;;&quot;&quot;;VLOOKUP([.K852];[Contas.$A$1:.$C$54];2;0))">
            <text:p><text:s text:c="2"/></text:p>
          </table:table-cell>
          <table:table-cell table:style-name="ce15" table:formula="of:=IF([.K852]=&quot;&quot;;&quot;&quot;;VLOOKUP([.K852];[Contas.$A$1:.$C$54];3;0))">
            <text:p><text:s text:c="2"/></text:p>
          </table:table-cell>
          <table:table-cell table:style-name="ce16" table:formula="of:=IF([.G852]&lt;&gt;&quot;&quot;;&quot;Pago&quot;;IF(AND([.G852]=&quot;&quot;;[.E852]&lt;&gt;&quot;&quot;;[.F852]&lt;&gt;&quot;&quot;;TODAY()&gt;=[.D852]);&quot;Vencido&quot;;IF(AND([.E852]=&quot;&quot;;[.F852]=&quot;&quot;;[.G852]=&quot;&quot;;[.H852]=&quot;&quot;);&quot;&quot;;&quot;A Vencer&quot;)))">
            <text:p><text:s text:c="2"/></text:p>
          </table:table-cell>
          <table:table-cell table:style-name="ce41" table:formula="of:=IF([.H852]=&quot;&quot;;&quot;&quot;;[.H852]-[.C852])">
            <text:p/>
          </table:table-cell>
          <table:table-cell table:style-name="ce62" table:formula="of:=IF([.A852]=&quot;&quot;;&quot;&quot;;TEXT(DATE(YEAR([.A852]);MONTH([.A852]);DAY([.A852]));&quot;AAAA&quot;))">
            <text:p/>
          </table:table-cell>
          <table:table-cell table:style-name="ce62" table:formula="of:=IF([.D852]=&quot;&quot;;&quot;&quot;;TEXT(DATE(YEAR([.D852]);MONTH([.D852]);DAY([.D852]));&quot;AAAA&quot;))">
            <text:p/>
          </table:table-cell>
          <table:table-cell table:style-name="ce62" table:formula="of:=IF([.G852]=&quot;&quot;;&quot;&quot;;TEXT(DATE(YEAR([.G852]);MONTH([.G852]);DAY([.G852]));&quot;AAAA&quot;))">
            <text:p/>
          </table:table-cell>
          <table:table-cell table:style-name="ce62" table:formula="of:=IF([.A852]=&quot;&quot;;&quot;&quot;;TEXT(DATE(YEAR([.A852]);MONTH([.A852]);DAY([.A852]));&quot;MMM&quot;))">
            <text:p/>
          </table:table-cell>
          <table:table-cell table:style-name="ce62" table:formula="of:=IF([.D852]=&quot;&quot;;&quot;&quot;;TEXT(DATE(YEAR([.D852]);MONTH([.D852]);DAY([.D852]));&quot;MMM&quot;))">
            <text:p/>
          </table:table-cell>
          <table:table-cell table:style-name="ce62" table:formula="of:=IF([.G852]=&quot;&quot;;&quot;&quot;;TEXT(DATE(YEAR([.G852]);MONTH([.G852]);DAY([.G852]));&quot;MMM&quot;))">
            <text:p/>
          </table:table-cell>
          <table:table-cell table:style-name="ce70" table:formula="of:=IF([.D852]=&quot;&quot;;&quot;&quot;;TEXT(DATE(YEAR([.D852]);MONTH([.D852]);DAY([.D85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3]=&quot;&quot;;&quot;&quot;;VLOOKUP([.K853];[Contas.$A$1:.$C$54];2;0))">
            <text:p><text:s text:c="2"/></text:p>
          </table:table-cell>
          <table:table-cell table:style-name="ce15" table:formula="of:=IF([.K853]=&quot;&quot;;&quot;&quot;;VLOOKUP([.K853];[Contas.$A$1:.$C$54];3;0))">
            <text:p><text:s text:c="2"/></text:p>
          </table:table-cell>
          <table:table-cell table:style-name="ce16" table:formula="of:=IF([.G853]&lt;&gt;&quot;&quot;;&quot;Pago&quot;;IF(AND([.G853]=&quot;&quot;;[.E853]&lt;&gt;&quot;&quot;;[.F853]&lt;&gt;&quot;&quot;;TODAY()&gt;=[.D853]);&quot;Vencido&quot;;IF(AND([.E853]=&quot;&quot;;[.F853]=&quot;&quot;;[.G853]=&quot;&quot;;[.H853]=&quot;&quot;);&quot;&quot;;&quot;A Vencer&quot;)))">
            <text:p><text:s text:c="2"/></text:p>
          </table:table-cell>
          <table:table-cell table:style-name="ce41" table:formula="of:=IF([.H853]=&quot;&quot;;&quot;&quot;;[.H853]-[.C853])">
            <text:p/>
          </table:table-cell>
          <table:table-cell table:style-name="ce62" table:formula="of:=IF([.A853]=&quot;&quot;;&quot;&quot;;TEXT(DATE(YEAR([.A853]);MONTH([.A853]);DAY([.A853]));&quot;AAAA&quot;))">
            <text:p/>
          </table:table-cell>
          <table:table-cell table:style-name="ce62" table:formula="of:=IF([.D853]=&quot;&quot;;&quot;&quot;;TEXT(DATE(YEAR([.D853]);MONTH([.D853]);DAY([.D853]));&quot;AAAA&quot;))">
            <text:p/>
          </table:table-cell>
          <table:table-cell table:style-name="ce62" table:formula="of:=IF([.G853]=&quot;&quot;;&quot;&quot;;TEXT(DATE(YEAR([.G853]);MONTH([.G853]);DAY([.G853]));&quot;AAAA&quot;))">
            <text:p/>
          </table:table-cell>
          <table:table-cell table:style-name="ce62" table:formula="of:=IF([.A853]=&quot;&quot;;&quot;&quot;;TEXT(DATE(YEAR([.A853]);MONTH([.A853]);DAY([.A853]));&quot;MMM&quot;))">
            <text:p/>
          </table:table-cell>
          <table:table-cell table:style-name="ce62" table:formula="of:=IF([.D853]=&quot;&quot;;&quot;&quot;;TEXT(DATE(YEAR([.D853]);MONTH([.D853]);DAY([.D853]));&quot;MMM&quot;))">
            <text:p/>
          </table:table-cell>
          <table:table-cell table:style-name="ce62" table:formula="of:=IF([.G853]=&quot;&quot;;&quot;&quot;;TEXT(DATE(YEAR([.G853]);MONTH([.G853]);DAY([.G853]));&quot;MMM&quot;))">
            <text:p/>
          </table:table-cell>
          <table:table-cell table:style-name="ce70" table:formula="of:=IF([.D853]=&quot;&quot;;&quot;&quot;;TEXT(DATE(YEAR([.D853]);MONTH([.D853]);DAY([.D85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4]=&quot;&quot;;&quot;&quot;;VLOOKUP([.K854];[Contas.$A$1:.$C$54];2;0))">
            <text:p><text:s text:c="2"/></text:p>
          </table:table-cell>
          <table:table-cell table:style-name="ce15" table:formula="of:=IF([.K854]=&quot;&quot;;&quot;&quot;;VLOOKUP([.K854];[Contas.$A$1:.$C$54];3;0))">
            <text:p><text:s text:c="2"/></text:p>
          </table:table-cell>
          <table:table-cell table:style-name="ce16" table:formula="of:=IF([.G854]&lt;&gt;&quot;&quot;;&quot;Pago&quot;;IF(AND([.G854]=&quot;&quot;;[.E854]&lt;&gt;&quot;&quot;;[.F854]&lt;&gt;&quot;&quot;;TODAY()&gt;=[.D854]);&quot;Vencido&quot;;IF(AND([.E854]=&quot;&quot;;[.F854]=&quot;&quot;;[.G854]=&quot;&quot;;[.H854]=&quot;&quot;);&quot;&quot;;&quot;A Vencer&quot;)))">
            <text:p><text:s text:c="2"/></text:p>
          </table:table-cell>
          <table:table-cell table:style-name="ce41" table:formula="of:=IF([.H854]=&quot;&quot;;&quot;&quot;;[.H854]-[.C854])">
            <text:p/>
          </table:table-cell>
          <table:table-cell table:style-name="ce62" table:formula="of:=IF([.A854]=&quot;&quot;;&quot;&quot;;TEXT(DATE(YEAR([.A854]);MONTH([.A854]);DAY([.A854]));&quot;AAAA&quot;))">
            <text:p/>
          </table:table-cell>
          <table:table-cell table:style-name="ce62" table:formula="of:=IF([.D854]=&quot;&quot;;&quot;&quot;;TEXT(DATE(YEAR([.D854]);MONTH([.D854]);DAY([.D854]));&quot;AAAA&quot;))">
            <text:p/>
          </table:table-cell>
          <table:table-cell table:style-name="ce62" table:formula="of:=IF([.G854]=&quot;&quot;;&quot;&quot;;TEXT(DATE(YEAR([.G854]);MONTH([.G854]);DAY([.G854]));&quot;AAAA&quot;))">
            <text:p/>
          </table:table-cell>
          <table:table-cell table:style-name="ce62" table:formula="of:=IF([.A854]=&quot;&quot;;&quot;&quot;;TEXT(DATE(YEAR([.A854]);MONTH([.A854]);DAY([.A854]));&quot;MMM&quot;))">
            <text:p/>
          </table:table-cell>
          <table:table-cell table:style-name="ce62" table:formula="of:=IF([.D854]=&quot;&quot;;&quot;&quot;;TEXT(DATE(YEAR([.D854]);MONTH([.D854]);DAY([.D854]));&quot;MMM&quot;))">
            <text:p/>
          </table:table-cell>
          <table:table-cell table:style-name="ce62" table:formula="of:=IF([.G854]=&quot;&quot;;&quot;&quot;;TEXT(DATE(YEAR([.G854]);MONTH([.G854]);DAY([.G854]));&quot;MMM&quot;))">
            <text:p/>
          </table:table-cell>
          <table:table-cell table:style-name="ce70" table:formula="of:=IF([.D854]=&quot;&quot;;&quot;&quot;;TEXT(DATE(YEAR([.D854]);MONTH([.D854]);DAY([.D85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5]=&quot;&quot;;&quot;&quot;;VLOOKUP([.K855];[Contas.$A$1:.$C$54];2;0))">
            <text:p><text:s text:c="2"/></text:p>
          </table:table-cell>
          <table:table-cell table:style-name="ce15" table:formula="of:=IF([.K855]=&quot;&quot;;&quot;&quot;;VLOOKUP([.K855];[Contas.$A$1:.$C$54];3;0))">
            <text:p><text:s text:c="2"/></text:p>
          </table:table-cell>
          <table:table-cell table:style-name="ce16" table:formula="of:=IF([.G855]&lt;&gt;&quot;&quot;;&quot;Pago&quot;;IF(AND([.G855]=&quot;&quot;;[.E855]&lt;&gt;&quot;&quot;;[.F855]&lt;&gt;&quot;&quot;;TODAY()&gt;=[.D855]);&quot;Vencido&quot;;IF(AND([.E855]=&quot;&quot;;[.F855]=&quot;&quot;;[.G855]=&quot;&quot;;[.H855]=&quot;&quot;);&quot;&quot;;&quot;A Vencer&quot;)))">
            <text:p><text:s text:c="2"/></text:p>
          </table:table-cell>
          <table:table-cell table:style-name="ce41" table:formula="of:=IF([.H855]=&quot;&quot;;&quot;&quot;;[.H855]-[.C855])">
            <text:p/>
          </table:table-cell>
          <table:table-cell table:style-name="ce62" table:formula="of:=IF([.A855]=&quot;&quot;;&quot;&quot;;TEXT(DATE(YEAR([.A855]);MONTH([.A855]);DAY([.A855]));&quot;AAAA&quot;))">
            <text:p/>
          </table:table-cell>
          <table:table-cell table:style-name="ce62" table:formula="of:=IF([.D855]=&quot;&quot;;&quot;&quot;;TEXT(DATE(YEAR([.D855]);MONTH([.D855]);DAY([.D855]));&quot;AAAA&quot;))">
            <text:p/>
          </table:table-cell>
          <table:table-cell table:style-name="ce62" table:formula="of:=IF([.G855]=&quot;&quot;;&quot;&quot;;TEXT(DATE(YEAR([.G855]);MONTH([.G855]);DAY([.G855]));&quot;AAAA&quot;))">
            <text:p/>
          </table:table-cell>
          <table:table-cell table:style-name="ce62" table:formula="of:=IF([.A855]=&quot;&quot;;&quot;&quot;;TEXT(DATE(YEAR([.A855]);MONTH([.A855]);DAY([.A855]));&quot;MMM&quot;))">
            <text:p/>
          </table:table-cell>
          <table:table-cell table:style-name="ce62" table:formula="of:=IF([.D855]=&quot;&quot;;&quot;&quot;;TEXT(DATE(YEAR([.D855]);MONTH([.D855]);DAY([.D855]));&quot;MMM&quot;))">
            <text:p/>
          </table:table-cell>
          <table:table-cell table:style-name="ce62" table:formula="of:=IF([.G855]=&quot;&quot;;&quot;&quot;;TEXT(DATE(YEAR([.G855]);MONTH([.G855]);DAY([.G855]));&quot;MMM&quot;))">
            <text:p/>
          </table:table-cell>
          <table:table-cell table:style-name="ce70" table:formula="of:=IF([.D855]=&quot;&quot;;&quot;&quot;;TEXT(DATE(YEAR([.D855]);MONTH([.D855]);DAY([.D85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6]=&quot;&quot;;&quot;&quot;;VLOOKUP([.K856];[Contas.$A$1:.$C$54];2;0))">
            <text:p><text:s text:c="2"/></text:p>
          </table:table-cell>
          <table:table-cell table:style-name="ce15" table:formula="of:=IF([.K856]=&quot;&quot;;&quot;&quot;;VLOOKUP([.K856];[Contas.$A$1:.$C$54];3;0))">
            <text:p><text:s text:c="2"/></text:p>
          </table:table-cell>
          <table:table-cell table:style-name="ce16" table:formula="of:=IF([.G856]&lt;&gt;&quot;&quot;;&quot;Pago&quot;;IF(AND([.G856]=&quot;&quot;;[.E856]&lt;&gt;&quot;&quot;;[.F856]&lt;&gt;&quot;&quot;;TODAY()&gt;=[.D856]);&quot;Vencido&quot;;IF(AND([.E856]=&quot;&quot;;[.F856]=&quot;&quot;;[.G856]=&quot;&quot;;[.H856]=&quot;&quot;);&quot;&quot;;&quot;A Vencer&quot;)))">
            <text:p><text:s text:c="2"/></text:p>
          </table:table-cell>
          <table:table-cell table:style-name="ce41" table:formula="of:=IF([.H856]=&quot;&quot;;&quot;&quot;;[.H856]-[.C856])">
            <text:p/>
          </table:table-cell>
          <table:table-cell table:style-name="ce62" table:formula="of:=IF([.A856]=&quot;&quot;;&quot;&quot;;TEXT(DATE(YEAR([.A856]);MONTH([.A856]);DAY([.A856]));&quot;AAAA&quot;))">
            <text:p/>
          </table:table-cell>
          <table:table-cell table:style-name="ce62" table:formula="of:=IF([.D856]=&quot;&quot;;&quot;&quot;;TEXT(DATE(YEAR([.D856]);MONTH([.D856]);DAY([.D856]));&quot;AAAA&quot;))">
            <text:p/>
          </table:table-cell>
          <table:table-cell table:style-name="ce62" table:formula="of:=IF([.G856]=&quot;&quot;;&quot;&quot;;TEXT(DATE(YEAR([.G856]);MONTH([.G856]);DAY([.G856]));&quot;AAAA&quot;))">
            <text:p/>
          </table:table-cell>
          <table:table-cell table:style-name="ce62" table:formula="of:=IF([.A856]=&quot;&quot;;&quot;&quot;;TEXT(DATE(YEAR([.A856]);MONTH([.A856]);DAY([.A856]));&quot;MMM&quot;))">
            <text:p/>
          </table:table-cell>
          <table:table-cell table:style-name="ce62" table:formula="of:=IF([.D856]=&quot;&quot;;&quot;&quot;;TEXT(DATE(YEAR([.D856]);MONTH([.D856]);DAY([.D856]));&quot;MMM&quot;))">
            <text:p/>
          </table:table-cell>
          <table:table-cell table:style-name="ce62" table:formula="of:=IF([.G856]=&quot;&quot;;&quot;&quot;;TEXT(DATE(YEAR([.G856]);MONTH([.G856]);DAY([.G856]));&quot;MMM&quot;))">
            <text:p/>
          </table:table-cell>
          <table:table-cell table:style-name="ce70" table:formula="of:=IF([.D856]=&quot;&quot;;&quot;&quot;;TEXT(DATE(YEAR([.D856]);MONTH([.D856]);DAY([.D85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7]=&quot;&quot;;&quot;&quot;;VLOOKUP([.K857];[Contas.$A$1:.$C$54];2;0))">
            <text:p><text:s text:c="2"/></text:p>
          </table:table-cell>
          <table:table-cell table:style-name="ce15" table:formula="of:=IF([.K857]=&quot;&quot;;&quot;&quot;;VLOOKUP([.K857];[Contas.$A$1:.$C$54];3;0))">
            <text:p><text:s text:c="2"/></text:p>
          </table:table-cell>
          <table:table-cell table:style-name="ce16" table:formula="of:=IF([.G857]&lt;&gt;&quot;&quot;;&quot;Pago&quot;;IF(AND([.G857]=&quot;&quot;;[.E857]&lt;&gt;&quot;&quot;;[.F857]&lt;&gt;&quot;&quot;;TODAY()&gt;=[.D857]);&quot;Vencido&quot;;IF(AND([.E857]=&quot;&quot;;[.F857]=&quot;&quot;;[.G857]=&quot;&quot;;[.H857]=&quot;&quot;);&quot;&quot;;&quot;A Vencer&quot;)))">
            <text:p><text:s text:c="2"/></text:p>
          </table:table-cell>
          <table:table-cell table:style-name="ce41" table:formula="of:=IF([.H857]=&quot;&quot;;&quot;&quot;;[.H857]-[.C857])">
            <text:p/>
          </table:table-cell>
          <table:table-cell table:style-name="ce62" table:formula="of:=IF([.A857]=&quot;&quot;;&quot;&quot;;TEXT(DATE(YEAR([.A857]);MONTH([.A857]);DAY([.A857]));&quot;AAAA&quot;))">
            <text:p/>
          </table:table-cell>
          <table:table-cell table:style-name="ce62" table:formula="of:=IF([.D857]=&quot;&quot;;&quot;&quot;;TEXT(DATE(YEAR([.D857]);MONTH([.D857]);DAY([.D857]));&quot;AAAA&quot;))">
            <text:p/>
          </table:table-cell>
          <table:table-cell table:style-name="ce62" table:formula="of:=IF([.G857]=&quot;&quot;;&quot;&quot;;TEXT(DATE(YEAR([.G857]);MONTH([.G857]);DAY([.G857]));&quot;AAAA&quot;))">
            <text:p/>
          </table:table-cell>
          <table:table-cell table:style-name="ce62" table:formula="of:=IF([.A857]=&quot;&quot;;&quot;&quot;;TEXT(DATE(YEAR([.A857]);MONTH([.A857]);DAY([.A857]));&quot;MMM&quot;))">
            <text:p/>
          </table:table-cell>
          <table:table-cell table:style-name="ce62" table:formula="of:=IF([.D857]=&quot;&quot;;&quot;&quot;;TEXT(DATE(YEAR([.D857]);MONTH([.D857]);DAY([.D857]));&quot;MMM&quot;))">
            <text:p/>
          </table:table-cell>
          <table:table-cell table:style-name="ce62" table:formula="of:=IF([.G857]=&quot;&quot;;&quot;&quot;;TEXT(DATE(YEAR([.G857]);MONTH([.G857]);DAY([.G857]));&quot;MMM&quot;))">
            <text:p/>
          </table:table-cell>
          <table:table-cell table:style-name="ce70" table:formula="of:=IF([.D857]=&quot;&quot;;&quot;&quot;;TEXT(DATE(YEAR([.D857]);MONTH([.D857]);DAY([.D85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8]=&quot;&quot;;&quot;&quot;;VLOOKUP([.K858];[Contas.$A$1:.$C$54];2;0))">
            <text:p><text:s text:c="2"/></text:p>
          </table:table-cell>
          <table:table-cell table:style-name="ce15" table:formula="of:=IF([.K858]=&quot;&quot;;&quot;&quot;;VLOOKUP([.K858];[Contas.$A$1:.$C$54];3;0))">
            <text:p><text:s text:c="2"/></text:p>
          </table:table-cell>
          <table:table-cell table:style-name="ce16" table:formula="of:=IF([.G858]&lt;&gt;&quot;&quot;;&quot;Pago&quot;;IF(AND([.G858]=&quot;&quot;;[.E858]&lt;&gt;&quot;&quot;;[.F858]&lt;&gt;&quot;&quot;;TODAY()&gt;=[.D858]);&quot;Vencido&quot;;IF(AND([.E858]=&quot;&quot;;[.F858]=&quot;&quot;;[.G858]=&quot;&quot;;[.H858]=&quot;&quot;);&quot;&quot;;&quot;A Vencer&quot;)))">
            <text:p><text:s text:c="2"/></text:p>
          </table:table-cell>
          <table:table-cell table:style-name="ce41" table:formula="of:=IF([.H858]=&quot;&quot;;&quot;&quot;;[.H858]-[.C858])">
            <text:p/>
          </table:table-cell>
          <table:table-cell table:style-name="ce62" table:formula="of:=IF([.A858]=&quot;&quot;;&quot;&quot;;TEXT(DATE(YEAR([.A858]);MONTH([.A858]);DAY([.A858]));&quot;AAAA&quot;))">
            <text:p/>
          </table:table-cell>
          <table:table-cell table:style-name="ce62" table:formula="of:=IF([.D858]=&quot;&quot;;&quot;&quot;;TEXT(DATE(YEAR([.D858]);MONTH([.D858]);DAY([.D858]));&quot;AAAA&quot;))">
            <text:p/>
          </table:table-cell>
          <table:table-cell table:style-name="ce62" table:formula="of:=IF([.G858]=&quot;&quot;;&quot;&quot;;TEXT(DATE(YEAR([.G858]);MONTH([.G858]);DAY([.G858]));&quot;AAAA&quot;))">
            <text:p/>
          </table:table-cell>
          <table:table-cell table:style-name="ce62" table:formula="of:=IF([.A858]=&quot;&quot;;&quot;&quot;;TEXT(DATE(YEAR([.A858]);MONTH([.A858]);DAY([.A858]));&quot;MMM&quot;))">
            <text:p/>
          </table:table-cell>
          <table:table-cell table:style-name="ce62" table:formula="of:=IF([.D858]=&quot;&quot;;&quot;&quot;;TEXT(DATE(YEAR([.D858]);MONTH([.D858]);DAY([.D858]));&quot;MMM&quot;))">
            <text:p/>
          </table:table-cell>
          <table:table-cell table:style-name="ce62" table:formula="of:=IF([.G858]=&quot;&quot;;&quot;&quot;;TEXT(DATE(YEAR([.G858]);MONTH([.G858]);DAY([.G858]));&quot;MMM&quot;))">
            <text:p/>
          </table:table-cell>
          <table:table-cell table:style-name="ce70" table:formula="of:=IF([.D858]=&quot;&quot;;&quot;&quot;;TEXT(DATE(YEAR([.D858]);MONTH([.D858]);DAY([.D85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59]=&quot;&quot;;&quot;&quot;;VLOOKUP([.K859];[Contas.$A$1:.$C$54];2;0))">
            <text:p><text:s text:c="2"/></text:p>
          </table:table-cell>
          <table:table-cell table:style-name="ce15" table:formula="of:=IF([.K859]=&quot;&quot;;&quot;&quot;;VLOOKUP([.K859];[Contas.$A$1:.$C$54];3;0))">
            <text:p><text:s text:c="2"/></text:p>
          </table:table-cell>
          <table:table-cell table:style-name="ce16" table:formula="of:=IF([.G859]&lt;&gt;&quot;&quot;;&quot;Pago&quot;;IF(AND([.G859]=&quot;&quot;;[.E859]&lt;&gt;&quot;&quot;;[.F859]&lt;&gt;&quot;&quot;;TODAY()&gt;=[.D859]);&quot;Vencido&quot;;IF(AND([.E859]=&quot;&quot;;[.F859]=&quot;&quot;;[.G859]=&quot;&quot;;[.H859]=&quot;&quot;);&quot;&quot;;&quot;A Vencer&quot;)))">
            <text:p><text:s text:c="2"/></text:p>
          </table:table-cell>
          <table:table-cell table:style-name="ce41" table:formula="of:=IF([.H859]=&quot;&quot;;&quot;&quot;;[.H859]-[.C859])">
            <text:p/>
          </table:table-cell>
          <table:table-cell table:style-name="ce62" table:formula="of:=IF([.A859]=&quot;&quot;;&quot;&quot;;TEXT(DATE(YEAR([.A859]);MONTH([.A859]);DAY([.A859]));&quot;AAAA&quot;))">
            <text:p/>
          </table:table-cell>
          <table:table-cell table:style-name="ce62" table:formula="of:=IF([.D859]=&quot;&quot;;&quot;&quot;;TEXT(DATE(YEAR([.D859]);MONTH([.D859]);DAY([.D859]));&quot;AAAA&quot;))">
            <text:p/>
          </table:table-cell>
          <table:table-cell table:style-name="ce62" table:formula="of:=IF([.G859]=&quot;&quot;;&quot;&quot;;TEXT(DATE(YEAR([.G859]);MONTH([.G859]);DAY([.G859]));&quot;AAAA&quot;))">
            <text:p/>
          </table:table-cell>
          <table:table-cell table:style-name="ce62" table:formula="of:=IF([.A859]=&quot;&quot;;&quot;&quot;;TEXT(DATE(YEAR([.A859]);MONTH([.A859]);DAY([.A859]));&quot;MMM&quot;))">
            <text:p/>
          </table:table-cell>
          <table:table-cell table:style-name="ce62" table:formula="of:=IF([.D859]=&quot;&quot;;&quot;&quot;;TEXT(DATE(YEAR([.D859]);MONTH([.D859]);DAY([.D859]));&quot;MMM&quot;))">
            <text:p/>
          </table:table-cell>
          <table:table-cell table:style-name="ce62" table:formula="of:=IF([.G859]=&quot;&quot;;&quot;&quot;;TEXT(DATE(YEAR([.G859]);MONTH([.G859]);DAY([.G859]));&quot;MMM&quot;))">
            <text:p/>
          </table:table-cell>
          <table:table-cell table:style-name="ce70" table:formula="of:=IF([.D859]=&quot;&quot;;&quot;&quot;;TEXT(DATE(YEAR([.D859]);MONTH([.D859]);DAY([.D85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0]=&quot;&quot;;&quot;&quot;;VLOOKUP([.K860];[Contas.$A$1:.$C$54];2;0))">
            <text:p><text:s text:c="2"/></text:p>
          </table:table-cell>
          <table:table-cell table:style-name="ce15" table:formula="of:=IF([.K860]=&quot;&quot;;&quot;&quot;;VLOOKUP([.K860];[Contas.$A$1:.$C$54];3;0))">
            <text:p><text:s text:c="2"/></text:p>
          </table:table-cell>
          <table:table-cell table:style-name="ce16" table:formula="of:=IF([.G860]&lt;&gt;&quot;&quot;;&quot;Pago&quot;;IF(AND([.G860]=&quot;&quot;;[.E860]&lt;&gt;&quot;&quot;;[.F860]&lt;&gt;&quot;&quot;;TODAY()&gt;=[.D860]);&quot;Vencido&quot;;IF(AND([.E860]=&quot;&quot;;[.F860]=&quot;&quot;;[.G860]=&quot;&quot;;[.H860]=&quot;&quot;);&quot;&quot;;&quot;A Vencer&quot;)))">
            <text:p><text:s text:c="2"/></text:p>
          </table:table-cell>
          <table:table-cell table:style-name="ce41" table:formula="of:=IF([.H860]=&quot;&quot;;&quot;&quot;;[.H860]-[.C860])">
            <text:p/>
          </table:table-cell>
          <table:table-cell table:style-name="ce62" table:formula="of:=IF([.A860]=&quot;&quot;;&quot;&quot;;TEXT(DATE(YEAR([.A860]);MONTH([.A860]);DAY([.A860]));&quot;AAAA&quot;))">
            <text:p/>
          </table:table-cell>
          <table:table-cell table:style-name="ce62" table:formula="of:=IF([.D860]=&quot;&quot;;&quot;&quot;;TEXT(DATE(YEAR([.D860]);MONTH([.D860]);DAY([.D860]));&quot;AAAA&quot;))">
            <text:p/>
          </table:table-cell>
          <table:table-cell table:style-name="ce62" table:formula="of:=IF([.G860]=&quot;&quot;;&quot;&quot;;TEXT(DATE(YEAR([.G860]);MONTH([.G860]);DAY([.G860]));&quot;AAAA&quot;))">
            <text:p/>
          </table:table-cell>
          <table:table-cell table:style-name="ce62" table:formula="of:=IF([.A860]=&quot;&quot;;&quot;&quot;;TEXT(DATE(YEAR([.A860]);MONTH([.A860]);DAY([.A860]));&quot;MMM&quot;))">
            <text:p/>
          </table:table-cell>
          <table:table-cell table:style-name="ce62" table:formula="of:=IF([.D860]=&quot;&quot;;&quot;&quot;;TEXT(DATE(YEAR([.D860]);MONTH([.D860]);DAY([.D860]));&quot;MMM&quot;))">
            <text:p/>
          </table:table-cell>
          <table:table-cell table:style-name="ce62" table:formula="of:=IF([.G860]=&quot;&quot;;&quot;&quot;;TEXT(DATE(YEAR([.G860]);MONTH([.G860]);DAY([.G860]));&quot;MMM&quot;))">
            <text:p/>
          </table:table-cell>
          <table:table-cell table:style-name="ce70" table:formula="of:=IF([.D860]=&quot;&quot;;&quot;&quot;;TEXT(DATE(YEAR([.D860]);MONTH([.D860]);DAY([.D86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1]=&quot;&quot;;&quot;&quot;;VLOOKUP([.K861];[Contas.$A$1:.$C$54];2;0))">
            <text:p><text:s text:c="2"/></text:p>
          </table:table-cell>
          <table:table-cell table:style-name="ce15" table:formula="of:=IF([.K861]=&quot;&quot;;&quot;&quot;;VLOOKUP([.K861];[Contas.$A$1:.$C$54];3;0))">
            <text:p><text:s text:c="2"/></text:p>
          </table:table-cell>
          <table:table-cell table:style-name="ce16" table:formula="of:=IF([.G861]&lt;&gt;&quot;&quot;;&quot;Pago&quot;;IF(AND([.G861]=&quot;&quot;;[.E861]&lt;&gt;&quot;&quot;;[.F861]&lt;&gt;&quot;&quot;;TODAY()&gt;=[.D861]);&quot;Vencido&quot;;IF(AND([.E861]=&quot;&quot;;[.F861]=&quot;&quot;;[.G861]=&quot;&quot;;[.H861]=&quot;&quot;);&quot;&quot;;&quot;A Vencer&quot;)))">
            <text:p><text:s text:c="2"/></text:p>
          </table:table-cell>
          <table:table-cell table:style-name="ce41" table:formula="of:=IF([.H861]=&quot;&quot;;&quot;&quot;;[.H861]-[.C861])">
            <text:p/>
          </table:table-cell>
          <table:table-cell table:style-name="ce62" table:formula="of:=IF([.A861]=&quot;&quot;;&quot;&quot;;TEXT(DATE(YEAR([.A861]);MONTH([.A861]);DAY([.A861]));&quot;AAAA&quot;))">
            <text:p/>
          </table:table-cell>
          <table:table-cell table:style-name="ce62" table:formula="of:=IF([.D861]=&quot;&quot;;&quot;&quot;;TEXT(DATE(YEAR([.D861]);MONTH([.D861]);DAY([.D861]));&quot;AAAA&quot;))">
            <text:p/>
          </table:table-cell>
          <table:table-cell table:style-name="ce62" table:formula="of:=IF([.G861]=&quot;&quot;;&quot;&quot;;TEXT(DATE(YEAR([.G861]);MONTH([.G861]);DAY([.G861]));&quot;AAAA&quot;))">
            <text:p/>
          </table:table-cell>
          <table:table-cell table:style-name="ce62" table:formula="of:=IF([.A861]=&quot;&quot;;&quot;&quot;;TEXT(DATE(YEAR([.A861]);MONTH([.A861]);DAY([.A861]));&quot;MMM&quot;))">
            <text:p/>
          </table:table-cell>
          <table:table-cell table:style-name="ce62" table:formula="of:=IF([.D861]=&quot;&quot;;&quot;&quot;;TEXT(DATE(YEAR([.D861]);MONTH([.D861]);DAY([.D861]));&quot;MMM&quot;))">
            <text:p/>
          </table:table-cell>
          <table:table-cell table:style-name="ce62" table:formula="of:=IF([.G861]=&quot;&quot;;&quot;&quot;;TEXT(DATE(YEAR([.G861]);MONTH([.G861]);DAY([.G861]));&quot;MMM&quot;))">
            <text:p/>
          </table:table-cell>
          <table:table-cell table:style-name="ce70" table:formula="of:=IF([.D861]=&quot;&quot;;&quot;&quot;;TEXT(DATE(YEAR([.D861]);MONTH([.D861]);DAY([.D86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2]=&quot;&quot;;&quot;&quot;;VLOOKUP([.K862];[Contas.$A$1:.$C$54];2;0))">
            <text:p><text:s text:c="2"/></text:p>
          </table:table-cell>
          <table:table-cell table:style-name="ce15" table:formula="of:=IF([.K862]=&quot;&quot;;&quot;&quot;;VLOOKUP([.K862];[Contas.$A$1:.$C$54];3;0))">
            <text:p><text:s text:c="2"/></text:p>
          </table:table-cell>
          <table:table-cell table:style-name="ce16" table:formula="of:=IF([.G862]&lt;&gt;&quot;&quot;;&quot;Pago&quot;;IF(AND([.G862]=&quot;&quot;;[.E862]&lt;&gt;&quot;&quot;;[.F862]&lt;&gt;&quot;&quot;;TODAY()&gt;=[.D862]);&quot;Vencido&quot;;IF(AND([.E862]=&quot;&quot;;[.F862]=&quot;&quot;;[.G862]=&quot;&quot;;[.H862]=&quot;&quot;);&quot;&quot;;&quot;A Vencer&quot;)))">
            <text:p><text:s text:c="2"/></text:p>
          </table:table-cell>
          <table:table-cell table:style-name="ce41" table:formula="of:=IF([.H862]=&quot;&quot;;&quot;&quot;;[.H862]-[.C862])">
            <text:p/>
          </table:table-cell>
          <table:table-cell table:style-name="ce62" table:formula="of:=IF([.A862]=&quot;&quot;;&quot;&quot;;TEXT(DATE(YEAR([.A862]);MONTH([.A862]);DAY([.A862]));&quot;AAAA&quot;))">
            <text:p/>
          </table:table-cell>
          <table:table-cell table:style-name="ce62" table:formula="of:=IF([.D862]=&quot;&quot;;&quot;&quot;;TEXT(DATE(YEAR([.D862]);MONTH([.D862]);DAY([.D862]));&quot;AAAA&quot;))">
            <text:p/>
          </table:table-cell>
          <table:table-cell table:style-name="ce62" table:formula="of:=IF([.G862]=&quot;&quot;;&quot;&quot;;TEXT(DATE(YEAR([.G862]);MONTH([.G862]);DAY([.G862]));&quot;AAAA&quot;))">
            <text:p/>
          </table:table-cell>
          <table:table-cell table:style-name="ce62" table:formula="of:=IF([.A862]=&quot;&quot;;&quot;&quot;;TEXT(DATE(YEAR([.A862]);MONTH([.A862]);DAY([.A862]));&quot;MMM&quot;))">
            <text:p/>
          </table:table-cell>
          <table:table-cell table:style-name="ce62" table:formula="of:=IF([.D862]=&quot;&quot;;&quot;&quot;;TEXT(DATE(YEAR([.D862]);MONTH([.D862]);DAY([.D862]));&quot;MMM&quot;))">
            <text:p/>
          </table:table-cell>
          <table:table-cell table:style-name="ce62" table:formula="of:=IF([.G862]=&quot;&quot;;&quot;&quot;;TEXT(DATE(YEAR([.G862]);MONTH([.G862]);DAY([.G862]));&quot;MMM&quot;))">
            <text:p/>
          </table:table-cell>
          <table:table-cell table:style-name="ce70" table:formula="of:=IF([.D862]=&quot;&quot;;&quot;&quot;;TEXT(DATE(YEAR([.D862]);MONTH([.D862]);DAY([.D86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3]=&quot;&quot;;&quot;&quot;;VLOOKUP([.K863];[Contas.$A$1:.$C$54];2;0))">
            <text:p><text:s text:c="2"/></text:p>
          </table:table-cell>
          <table:table-cell table:style-name="ce15" table:formula="of:=IF([.K863]=&quot;&quot;;&quot;&quot;;VLOOKUP([.K863];[Contas.$A$1:.$C$54];3;0))">
            <text:p><text:s text:c="2"/></text:p>
          </table:table-cell>
          <table:table-cell table:style-name="ce16" table:formula="of:=IF([.G863]&lt;&gt;&quot;&quot;;&quot;Pago&quot;;IF(AND([.G863]=&quot;&quot;;[.E863]&lt;&gt;&quot;&quot;;[.F863]&lt;&gt;&quot;&quot;;TODAY()&gt;=[.D863]);&quot;Vencido&quot;;IF(AND([.E863]=&quot;&quot;;[.F863]=&quot;&quot;;[.G863]=&quot;&quot;;[.H863]=&quot;&quot;);&quot;&quot;;&quot;A Vencer&quot;)))">
            <text:p><text:s text:c="2"/></text:p>
          </table:table-cell>
          <table:table-cell table:style-name="ce41" table:formula="of:=IF([.H863]=&quot;&quot;;&quot;&quot;;[.H863]-[.C863])">
            <text:p/>
          </table:table-cell>
          <table:table-cell table:style-name="ce62" table:formula="of:=IF([.A863]=&quot;&quot;;&quot;&quot;;TEXT(DATE(YEAR([.A863]);MONTH([.A863]);DAY([.A863]));&quot;AAAA&quot;))">
            <text:p/>
          </table:table-cell>
          <table:table-cell table:style-name="ce62" table:formula="of:=IF([.D863]=&quot;&quot;;&quot;&quot;;TEXT(DATE(YEAR([.D863]);MONTH([.D863]);DAY([.D863]));&quot;AAAA&quot;))">
            <text:p/>
          </table:table-cell>
          <table:table-cell table:style-name="ce62" table:formula="of:=IF([.G863]=&quot;&quot;;&quot;&quot;;TEXT(DATE(YEAR([.G863]);MONTH([.G863]);DAY([.G863]));&quot;AAAA&quot;))">
            <text:p/>
          </table:table-cell>
          <table:table-cell table:style-name="ce62" table:formula="of:=IF([.A863]=&quot;&quot;;&quot;&quot;;TEXT(DATE(YEAR([.A863]);MONTH([.A863]);DAY([.A863]));&quot;MMM&quot;))">
            <text:p/>
          </table:table-cell>
          <table:table-cell table:style-name="ce62" table:formula="of:=IF([.D863]=&quot;&quot;;&quot;&quot;;TEXT(DATE(YEAR([.D863]);MONTH([.D863]);DAY([.D863]));&quot;MMM&quot;))">
            <text:p/>
          </table:table-cell>
          <table:table-cell table:style-name="ce62" table:formula="of:=IF([.G863]=&quot;&quot;;&quot;&quot;;TEXT(DATE(YEAR([.G863]);MONTH([.G863]);DAY([.G863]));&quot;MMM&quot;))">
            <text:p/>
          </table:table-cell>
          <table:table-cell table:style-name="ce70" table:formula="of:=IF([.D863]=&quot;&quot;;&quot;&quot;;TEXT(DATE(YEAR([.D863]);MONTH([.D863]);DAY([.D86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4]=&quot;&quot;;&quot;&quot;;VLOOKUP([.K864];[Contas.$A$1:.$C$54];2;0))">
            <text:p><text:s text:c="2"/></text:p>
          </table:table-cell>
          <table:table-cell table:style-name="ce15" table:formula="of:=IF([.K864]=&quot;&quot;;&quot;&quot;;VLOOKUP([.K864];[Contas.$A$1:.$C$54];3;0))">
            <text:p><text:s text:c="2"/></text:p>
          </table:table-cell>
          <table:table-cell table:style-name="ce16" table:formula="of:=IF([.G864]&lt;&gt;&quot;&quot;;&quot;Pago&quot;;IF(AND([.G864]=&quot;&quot;;[.E864]&lt;&gt;&quot;&quot;;[.F864]&lt;&gt;&quot;&quot;;TODAY()&gt;=[.D864]);&quot;Vencido&quot;;IF(AND([.E864]=&quot;&quot;;[.F864]=&quot;&quot;;[.G864]=&quot;&quot;;[.H864]=&quot;&quot;);&quot;&quot;;&quot;A Vencer&quot;)))">
            <text:p><text:s text:c="2"/></text:p>
          </table:table-cell>
          <table:table-cell table:style-name="ce41" table:formula="of:=IF([.H864]=&quot;&quot;;&quot;&quot;;[.H864]-[.C864])">
            <text:p/>
          </table:table-cell>
          <table:table-cell table:style-name="ce62" table:formula="of:=IF([.A864]=&quot;&quot;;&quot;&quot;;TEXT(DATE(YEAR([.A864]);MONTH([.A864]);DAY([.A864]));&quot;AAAA&quot;))">
            <text:p/>
          </table:table-cell>
          <table:table-cell table:style-name="ce62" table:formula="of:=IF([.D864]=&quot;&quot;;&quot;&quot;;TEXT(DATE(YEAR([.D864]);MONTH([.D864]);DAY([.D864]));&quot;AAAA&quot;))">
            <text:p/>
          </table:table-cell>
          <table:table-cell table:style-name="ce62" table:formula="of:=IF([.G864]=&quot;&quot;;&quot;&quot;;TEXT(DATE(YEAR([.G864]);MONTH([.G864]);DAY([.G864]));&quot;AAAA&quot;))">
            <text:p/>
          </table:table-cell>
          <table:table-cell table:style-name="ce62" table:formula="of:=IF([.A864]=&quot;&quot;;&quot;&quot;;TEXT(DATE(YEAR([.A864]);MONTH([.A864]);DAY([.A864]));&quot;MMM&quot;))">
            <text:p/>
          </table:table-cell>
          <table:table-cell table:style-name="ce62" table:formula="of:=IF([.D864]=&quot;&quot;;&quot;&quot;;TEXT(DATE(YEAR([.D864]);MONTH([.D864]);DAY([.D864]));&quot;MMM&quot;))">
            <text:p/>
          </table:table-cell>
          <table:table-cell table:style-name="ce62" table:formula="of:=IF([.G864]=&quot;&quot;;&quot;&quot;;TEXT(DATE(YEAR([.G864]);MONTH([.G864]);DAY([.G864]));&quot;MMM&quot;))">
            <text:p/>
          </table:table-cell>
          <table:table-cell table:style-name="ce70" table:formula="of:=IF([.D864]=&quot;&quot;;&quot;&quot;;TEXT(DATE(YEAR([.D864]);MONTH([.D864]);DAY([.D86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5]=&quot;&quot;;&quot;&quot;;VLOOKUP([.K865];[Contas.$A$1:.$C$54];2;0))">
            <text:p><text:s text:c="2"/></text:p>
          </table:table-cell>
          <table:table-cell table:style-name="ce15" table:formula="of:=IF([.K865]=&quot;&quot;;&quot;&quot;;VLOOKUP([.K865];[Contas.$A$1:.$C$54];3;0))">
            <text:p><text:s text:c="2"/></text:p>
          </table:table-cell>
          <table:table-cell table:style-name="ce16" table:formula="of:=IF([.G865]&lt;&gt;&quot;&quot;;&quot;Pago&quot;;IF(AND([.G865]=&quot;&quot;;[.E865]&lt;&gt;&quot;&quot;;[.F865]&lt;&gt;&quot;&quot;;TODAY()&gt;=[.D865]);&quot;Vencido&quot;;IF(AND([.E865]=&quot;&quot;;[.F865]=&quot;&quot;;[.G865]=&quot;&quot;;[.H865]=&quot;&quot;);&quot;&quot;;&quot;A Vencer&quot;)))">
            <text:p><text:s text:c="2"/></text:p>
          </table:table-cell>
          <table:table-cell table:style-name="ce41" table:formula="of:=IF([.H865]=&quot;&quot;;&quot;&quot;;[.H865]-[.C865])">
            <text:p/>
          </table:table-cell>
          <table:table-cell table:style-name="ce62" table:formula="of:=IF([.A865]=&quot;&quot;;&quot;&quot;;TEXT(DATE(YEAR([.A865]);MONTH([.A865]);DAY([.A865]));&quot;AAAA&quot;))">
            <text:p/>
          </table:table-cell>
          <table:table-cell table:style-name="ce62" table:formula="of:=IF([.D865]=&quot;&quot;;&quot;&quot;;TEXT(DATE(YEAR([.D865]);MONTH([.D865]);DAY([.D865]));&quot;AAAA&quot;))">
            <text:p/>
          </table:table-cell>
          <table:table-cell table:style-name="ce62" table:formula="of:=IF([.G865]=&quot;&quot;;&quot;&quot;;TEXT(DATE(YEAR([.G865]);MONTH([.G865]);DAY([.G865]));&quot;AAAA&quot;))">
            <text:p/>
          </table:table-cell>
          <table:table-cell table:style-name="ce62" table:formula="of:=IF([.A865]=&quot;&quot;;&quot;&quot;;TEXT(DATE(YEAR([.A865]);MONTH([.A865]);DAY([.A865]));&quot;MMM&quot;))">
            <text:p/>
          </table:table-cell>
          <table:table-cell table:style-name="ce62" table:formula="of:=IF([.D865]=&quot;&quot;;&quot;&quot;;TEXT(DATE(YEAR([.D865]);MONTH([.D865]);DAY([.D865]));&quot;MMM&quot;))">
            <text:p/>
          </table:table-cell>
          <table:table-cell table:style-name="ce62" table:formula="of:=IF([.G865]=&quot;&quot;;&quot;&quot;;TEXT(DATE(YEAR([.G865]);MONTH([.G865]);DAY([.G865]));&quot;MMM&quot;))">
            <text:p/>
          </table:table-cell>
          <table:table-cell table:style-name="ce70" table:formula="of:=IF([.D865]=&quot;&quot;;&quot;&quot;;TEXT(DATE(YEAR([.D865]);MONTH([.D865]);DAY([.D86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6]=&quot;&quot;;&quot;&quot;;VLOOKUP([.K866];[Contas.$A$1:.$C$54];2;0))">
            <text:p><text:s text:c="2"/></text:p>
          </table:table-cell>
          <table:table-cell table:style-name="ce15" table:formula="of:=IF([.K866]=&quot;&quot;;&quot;&quot;;VLOOKUP([.K866];[Contas.$A$1:.$C$54];3;0))">
            <text:p><text:s text:c="2"/></text:p>
          </table:table-cell>
          <table:table-cell table:style-name="ce16" table:formula="of:=IF([.G866]&lt;&gt;&quot;&quot;;&quot;Pago&quot;;IF(AND([.G866]=&quot;&quot;;[.E866]&lt;&gt;&quot;&quot;;[.F866]&lt;&gt;&quot;&quot;;TODAY()&gt;=[.D866]);&quot;Vencido&quot;;IF(AND([.E866]=&quot;&quot;;[.F866]=&quot;&quot;;[.G866]=&quot;&quot;;[.H866]=&quot;&quot;);&quot;&quot;;&quot;A Vencer&quot;)))">
            <text:p><text:s text:c="2"/></text:p>
          </table:table-cell>
          <table:table-cell table:style-name="ce41" table:formula="of:=IF([.H866]=&quot;&quot;;&quot;&quot;;[.H866]-[.C866])">
            <text:p/>
          </table:table-cell>
          <table:table-cell table:style-name="ce62" table:formula="of:=IF([.A866]=&quot;&quot;;&quot;&quot;;TEXT(DATE(YEAR([.A866]);MONTH([.A866]);DAY([.A866]));&quot;AAAA&quot;))">
            <text:p/>
          </table:table-cell>
          <table:table-cell table:style-name="ce62" table:formula="of:=IF([.D866]=&quot;&quot;;&quot;&quot;;TEXT(DATE(YEAR([.D866]);MONTH([.D866]);DAY([.D866]));&quot;AAAA&quot;))">
            <text:p/>
          </table:table-cell>
          <table:table-cell table:style-name="ce62" table:formula="of:=IF([.G866]=&quot;&quot;;&quot;&quot;;TEXT(DATE(YEAR([.G866]);MONTH([.G866]);DAY([.G866]));&quot;AAAA&quot;))">
            <text:p/>
          </table:table-cell>
          <table:table-cell table:style-name="ce62" table:formula="of:=IF([.A866]=&quot;&quot;;&quot;&quot;;TEXT(DATE(YEAR([.A866]);MONTH([.A866]);DAY([.A866]));&quot;MMM&quot;))">
            <text:p/>
          </table:table-cell>
          <table:table-cell table:style-name="ce62" table:formula="of:=IF([.D866]=&quot;&quot;;&quot;&quot;;TEXT(DATE(YEAR([.D866]);MONTH([.D866]);DAY([.D866]));&quot;MMM&quot;))">
            <text:p/>
          </table:table-cell>
          <table:table-cell table:style-name="ce62" table:formula="of:=IF([.G866]=&quot;&quot;;&quot;&quot;;TEXT(DATE(YEAR([.G866]);MONTH([.G866]);DAY([.G866]));&quot;MMM&quot;))">
            <text:p/>
          </table:table-cell>
          <table:table-cell table:style-name="ce70" table:formula="of:=IF([.D866]=&quot;&quot;;&quot;&quot;;TEXT(DATE(YEAR([.D866]);MONTH([.D866]);DAY([.D86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7]=&quot;&quot;;&quot;&quot;;VLOOKUP([.K867];[Contas.$A$1:.$C$54];2;0))">
            <text:p><text:s text:c="2"/></text:p>
          </table:table-cell>
          <table:table-cell table:style-name="ce15" table:formula="of:=IF([.K867]=&quot;&quot;;&quot;&quot;;VLOOKUP([.K867];[Contas.$A$1:.$C$54];3;0))">
            <text:p><text:s text:c="2"/></text:p>
          </table:table-cell>
          <table:table-cell table:style-name="ce16" table:formula="of:=IF([.G867]&lt;&gt;&quot;&quot;;&quot;Pago&quot;;IF(AND([.G867]=&quot;&quot;;[.E867]&lt;&gt;&quot;&quot;;[.F867]&lt;&gt;&quot;&quot;;TODAY()&gt;=[.D867]);&quot;Vencido&quot;;IF(AND([.E867]=&quot;&quot;;[.F867]=&quot;&quot;;[.G867]=&quot;&quot;;[.H867]=&quot;&quot;);&quot;&quot;;&quot;A Vencer&quot;)))">
            <text:p><text:s text:c="2"/></text:p>
          </table:table-cell>
          <table:table-cell table:style-name="ce41" table:formula="of:=IF([.H867]=&quot;&quot;;&quot;&quot;;[.H867]-[.C867])">
            <text:p/>
          </table:table-cell>
          <table:table-cell table:style-name="ce62" table:formula="of:=IF([.A867]=&quot;&quot;;&quot;&quot;;TEXT(DATE(YEAR([.A867]);MONTH([.A867]);DAY([.A867]));&quot;AAAA&quot;))">
            <text:p/>
          </table:table-cell>
          <table:table-cell table:style-name="ce62" table:formula="of:=IF([.D867]=&quot;&quot;;&quot;&quot;;TEXT(DATE(YEAR([.D867]);MONTH([.D867]);DAY([.D867]));&quot;AAAA&quot;))">
            <text:p/>
          </table:table-cell>
          <table:table-cell table:style-name="ce62" table:formula="of:=IF([.G867]=&quot;&quot;;&quot;&quot;;TEXT(DATE(YEAR([.G867]);MONTH([.G867]);DAY([.G867]));&quot;AAAA&quot;))">
            <text:p/>
          </table:table-cell>
          <table:table-cell table:style-name="ce62" table:formula="of:=IF([.A867]=&quot;&quot;;&quot;&quot;;TEXT(DATE(YEAR([.A867]);MONTH([.A867]);DAY([.A867]));&quot;MMM&quot;))">
            <text:p/>
          </table:table-cell>
          <table:table-cell table:style-name="ce62" table:formula="of:=IF([.D867]=&quot;&quot;;&quot;&quot;;TEXT(DATE(YEAR([.D867]);MONTH([.D867]);DAY([.D867]));&quot;MMM&quot;))">
            <text:p/>
          </table:table-cell>
          <table:table-cell table:style-name="ce62" table:formula="of:=IF([.G867]=&quot;&quot;;&quot;&quot;;TEXT(DATE(YEAR([.G867]);MONTH([.G867]);DAY([.G867]));&quot;MMM&quot;))">
            <text:p/>
          </table:table-cell>
          <table:table-cell table:style-name="ce70" table:formula="of:=IF([.D867]=&quot;&quot;;&quot;&quot;;TEXT(DATE(YEAR([.D867]);MONTH([.D867]);DAY([.D86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8]=&quot;&quot;;&quot;&quot;;VLOOKUP([.K868];[Contas.$A$1:.$C$54];2;0))">
            <text:p><text:s text:c="2"/></text:p>
          </table:table-cell>
          <table:table-cell table:style-name="ce15" table:formula="of:=IF([.K868]=&quot;&quot;;&quot;&quot;;VLOOKUP([.K868];[Contas.$A$1:.$C$54];3;0))">
            <text:p><text:s text:c="2"/></text:p>
          </table:table-cell>
          <table:table-cell table:style-name="ce16" table:formula="of:=IF([.G868]&lt;&gt;&quot;&quot;;&quot;Pago&quot;;IF(AND([.G868]=&quot;&quot;;[.E868]&lt;&gt;&quot;&quot;;[.F868]&lt;&gt;&quot;&quot;;TODAY()&gt;=[.D868]);&quot;Vencido&quot;;IF(AND([.E868]=&quot;&quot;;[.F868]=&quot;&quot;;[.G868]=&quot;&quot;;[.H868]=&quot;&quot;);&quot;&quot;;&quot;A Vencer&quot;)))">
            <text:p><text:s text:c="2"/></text:p>
          </table:table-cell>
          <table:table-cell table:style-name="ce41" table:formula="of:=IF([.H868]=&quot;&quot;;&quot;&quot;;[.H868]-[.C868])">
            <text:p/>
          </table:table-cell>
          <table:table-cell table:style-name="ce62" table:formula="of:=IF([.A868]=&quot;&quot;;&quot;&quot;;TEXT(DATE(YEAR([.A868]);MONTH([.A868]);DAY([.A868]));&quot;AAAA&quot;))">
            <text:p/>
          </table:table-cell>
          <table:table-cell table:style-name="ce62" table:formula="of:=IF([.D868]=&quot;&quot;;&quot;&quot;;TEXT(DATE(YEAR([.D868]);MONTH([.D868]);DAY([.D868]));&quot;AAAA&quot;))">
            <text:p/>
          </table:table-cell>
          <table:table-cell table:style-name="ce62" table:formula="of:=IF([.G868]=&quot;&quot;;&quot;&quot;;TEXT(DATE(YEAR([.G868]);MONTH([.G868]);DAY([.G868]));&quot;AAAA&quot;))">
            <text:p/>
          </table:table-cell>
          <table:table-cell table:style-name="ce62" table:formula="of:=IF([.A868]=&quot;&quot;;&quot;&quot;;TEXT(DATE(YEAR([.A868]);MONTH([.A868]);DAY([.A868]));&quot;MMM&quot;))">
            <text:p/>
          </table:table-cell>
          <table:table-cell table:style-name="ce62" table:formula="of:=IF([.D868]=&quot;&quot;;&quot;&quot;;TEXT(DATE(YEAR([.D868]);MONTH([.D868]);DAY([.D868]));&quot;MMM&quot;))">
            <text:p/>
          </table:table-cell>
          <table:table-cell table:style-name="ce62" table:formula="of:=IF([.G868]=&quot;&quot;;&quot;&quot;;TEXT(DATE(YEAR([.G868]);MONTH([.G868]);DAY([.G868]));&quot;MMM&quot;))">
            <text:p/>
          </table:table-cell>
          <table:table-cell table:style-name="ce70" table:formula="of:=IF([.D868]=&quot;&quot;;&quot;&quot;;TEXT(DATE(YEAR([.D868]);MONTH([.D868]);DAY([.D86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69]=&quot;&quot;;&quot;&quot;;VLOOKUP([.K869];[Contas.$A$1:.$C$54];2;0))">
            <text:p><text:s text:c="2"/></text:p>
          </table:table-cell>
          <table:table-cell table:style-name="ce15" table:formula="of:=IF([.K869]=&quot;&quot;;&quot;&quot;;VLOOKUP([.K869];[Contas.$A$1:.$C$54];3;0))">
            <text:p><text:s text:c="2"/></text:p>
          </table:table-cell>
          <table:table-cell table:style-name="ce16" table:formula="of:=IF([.G869]&lt;&gt;&quot;&quot;;&quot;Pago&quot;;IF(AND([.G869]=&quot;&quot;;[.E869]&lt;&gt;&quot;&quot;;[.F869]&lt;&gt;&quot;&quot;;TODAY()&gt;=[.D869]);&quot;Vencido&quot;;IF(AND([.E869]=&quot;&quot;;[.F869]=&quot;&quot;;[.G869]=&quot;&quot;;[.H869]=&quot;&quot;);&quot;&quot;;&quot;A Vencer&quot;)))">
            <text:p><text:s text:c="2"/></text:p>
          </table:table-cell>
          <table:table-cell table:style-name="ce41" table:formula="of:=IF([.H869]=&quot;&quot;;&quot;&quot;;[.H869]-[.C869])">
            <text:p/>
          </table:table-cell>
          <table:table-cell table:style-name="ce62" table:formula="of:=IF([.A869]=&quot;&quot;;&quot;&quot;;TEXT(DATE(YEAR([.A869]);MONTH([.A869]);DAY([.A869]));&quot;AAAA&quot;))">
            <text:p/>
          </table:table-cell>
          <table:table-cell table:style-name="ce62" table:formula="of:=IF([.D869]=&quot;&quot;;&quot;&quot;;TEXT(DATE(YEAR([.D869]);MONTH([.D869]);DAY([.D869]));&quot;AAAA&quot;))">
            <text:p/>
          </table:table-cell>
          <table:table-cell table:style-name="ce62" table:formula="of:=IF([.G869]=&quot;&quot;;&quot;&quot;;TEXT(DATE(YEAR([.G869]);MONTH([.G869]);DAY([.G869]));&quot;AAAA&quot;))">
            <text:p/>
          </table:table-cell>
          <table:table-cell table:style-name="ce62" table:formula="of:=IF([.A869]=&quot;&quot;;&quot;&quot;;TEXT(DATE(YEAR([.A869]);MONTH([.A869]);DAY([.A869]));&quot;MMM&quot;))">
            <text:p/>
          </table:table-cell>
          <table:table-cell table:style-name="ce62" table:formula="of:=IF([.D869]=&quot;&quot;;&quot;&quot;;TEXT(DATE(YEAR([.D869]);MONTH([.D869]);DAY([.D869]));&quot;MMM&quot;))">
            <text:p/>
          </table:table-cell>
          <table:table-cell table:style-name="ce62" table:formula="of:=IF([.G869]=&quot;&quot;;&quot;&quot;;TEXT(DATE(YEAR([.G869]);MONTH([.G869]);DAY([.G869]));&quot;MMM&quot;))">
            <text:p/>
          </table:table-cell>
          <table:table-cell table:style-name="ce70" table:formula="of:=IF([.D869]=&quot;&quot;;&quot;&quot;;TEXT(DATE(YEAR([.D869]);MONTH([.D869]);DAY([.D86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0]=&quot;&quot;;&quot;&quot;;VLOOKUP([.K870];[Contas.$A$1:.$C$54];2;0))">
            <text:p><text:s text:c="2"/></text:p>
          </table:table-cell>
          <table:table-cell table:style-name="ce15" table:formula="of:=IF([.K870]=&quot;&quot;;&quot;&quot;;VLOOKUP([.K870];[Contas.$A$1:.$C$54];3;0))">
            <text:p><text:s text:c="2"/></text:p>
          </table:table-cell>
          <table:table-cell table:style-name="ce16" table:formula="of:=IF([.G870]&lt;&gt;&quot;&quot;;&quot;Pago&quot;;IF(AND([.G870]=&quot;&quot;;[.E870]&lt;&gt;&quot;&quot;;[.F870]&lt;&gt;&quot;&quot;;TODAY()&gt;=[.D870]);&quot;Vencido&quot;;IF(AND([.E870]=&quot;&quot;;[.F870]=&quot;&quot;;[.G870]=&quot;&quot;;[.H870]=&quot;&quot;);&quot;&quot;;&quot;A Vencer&quot;)))">
            <text:p><text:s text:c="2"/></text:p>
          </table:table-cell>
          <table:table-cell table:style-name="ce41" table:formula="of:=IF([.H870]=&quot;&quot;;&quot;&quot;;[.H870]-[.C870])">
            <text:p/>
          </table:table-cell>
          <table:table-cell table:style-name="ce62" table:formula="of:=IF([.A870]=&quot;&quot;;&quot;&quot;;TEXT(DATE(YEAR([.A870]);MONTH([.A870]);DAY([.A870]));&quot;AAAA&quot;))">
            <text:p/>
          </table:table-cell>
          <table:table-cell table:style-name="ce62" table:formula="of:=IF([.D870]=&quot;&quot;;&quot;&quot;;TEXT(DATE(YEAR([.D870]);MONTH([.D870]);DAY([.D870]));&quot;AAAA&quot;))">
            <text:p/>
          </table:table-cell>
          <table:table-cell table:style-name="ce62" table:formula="of:=IF([.G870]=&quot;&quot;;&quot;&quot;;TEXT(DATE(YEAR([.G870]);MONTH([.G870]);DAY([.G870]));&quot;AAAA&quot;))">
            <text:p/>
          </table:table-cell>
          <table:table-cell table:style-name="ce62" table:formula="of:=IF([.A870]=&quot;&quot;;&quot;&quot;;TEXT(DATE(YEAR([.A870]);MONTH([.A870]);DAY([.A870]));&quot;MMM&quot;))">
            <text:p/>
          </table:table-cell>
          <table:table-cell table:style-name="ce62" table:formula="of:=IF([.D870]=&quot;&quot;;&quot;&quot;;TEXT(DATE(YEAR([.D870]);MONTH([.D870]);DAY([.D870]));&quot;MMM&quot;))">
            <text:p/>
          </table:table-cell>
          <table:table-cell table:style-name="ce62" table:formula="of:=IF([.G870]=&quot;&quot;;&quot;&quot;;TEXT(DATE(YEAR([.G870]);MONTH([.G870]);DAY([.G870]));&quot;MMM&quot;))">
            <text:p/>
          </table:table-cell>
          <table:table-cell table:style-name="ce70" table:formula="of:=IF([.D870]=&quot;&quot;;&quot;&quot;;TEXT(DATE(YEAR([.D870]);MONTH([.D870]);DAY([.D87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1]=&quot;&quot;;&quot;&quot;;VLOOKUP([.K871];[Contas.$A$1:.$C$54];2;0))">
            <text:p><text:s text:c="2"/></text:p>
          </table:table-cell>
          <table:table-cell table:style-name="ce15" table:formula="of:=IF([.K871]=&quot;&quot;;&quot;&quot;;VLOOKUP([.K871];[Contas.$A$1:.$C$54];3;0))">
            <text:p><text:s text:c="2"/></text:p>
          </table:table-cell>
          <table:table-cell table:style-name="ce16" table:formula="of:=IF([.G871]&lt;&gt;&quot;&quot;;&quot;Pago&quot;;IF(AND([.G871]=&quot;&quot;;[.E871]&lt;&gt;&quot;&quot;;[.F871]&lt;&gt;&quot;&quot;;TODAY()&gt;=[.D871]);&quot;Vencido&quot;;IF(AND([.E871]=&quot;&quot;;[.F871]=&quot;&quot;;[.G871]=&quot;&quot;;[.H871]=&quot;&quot;);&quot;&quot;;&quot;A Vencer&quot;)))">
            <text:p><text:s text:c="2"/></text:p>
          </table:table-cell>
          <table:table-cell table:style-name="ce41" table:formula="of:=IF([.H871]=&quot;&quot;;&quot;&quot;;[.H871]-[.C871])">
            <text:p/>
          </table:table-cell>
          <table:table-cell table:style-name="ce62" table:formula="of:=IF([.A871]=&quot;&quot;;&quot;&quot;;TEXT(DATE(YEAR([.A871]);MONTH([.A871]);DAY([.A871]));&quot;AAAA&quot;))">
            <text:p/>
          </table:table-cell>
          <table:table-cell table:style-name="ce62" table:formula="of:=IF([.D871]=&quot;&quot;;&quot;&quot;;TEXT(DATE(YEAR([.D871]);MONTH([.D871]);DAY([.D871]));&quot;AAAA&quot;))">
            <text:p/>
          </table:table-cell>
          <table:table-cell table:style-name="ce62" table:formula="of:=IF([.G871]=&quot;&quot;;&quot;&quot;;TEXT(DATE(YEAR([.G871]);MONTH([.G871]);DAY([.G871]));&quot;AAAA&quot;))">
            <text:p/>
          </table:table-cell>
          <table:table-cell table:style-name="ce62" table:formula="of:=IF([.A871]=&quot;&quot;;&quot;&quot;;TEXT(DATE(YEAR([.A871]);MONTH([.A871]);DAY([.A871]));&quot;MMM&quot;))">
            <text:p/>
          </table:table-cell>
          <table:table-cell table:style-name="ce62" table:formula="of:=IF([.D871]=&quot;&quot;;&quot;&quot;;TEXT(DATE(YEAR([.D871]);MONTH([.D871]);DAY([.D871]));&quot;MMM&quot;))">
            <text:p/>
          </table:table-cell>
          <table:table-cell table:style-name="ce62" table:formula="of:=IF([.G871]=&quot;&quot;;&quot;&quot;;TEXT(DATE(YEAR([.G871]);MONTH([.G871]);DAY([.G871]));&quot;MMM&quot;))">
            <text:p/>
          </table:table-cell>
          <table:table-cell table:style-name="ce70" table:formula="of:=IF([.D871]=&quot;&quot;;&quot;&quot;;TEXT(DATE(YEAR([.D871]);MONTH([.D871]);DAY([.D87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2]=&quot;&quot;;&quot;&quot;;VLOOKUP([.K872];[Contas.$A$1:.$C$54];2;0))">
            <text:p><text:s text:c="2"/></text:p>
          </table:table-cell>
          <table:table-cell table:style-name="ce15" table:formula="of:=IF([.K872]=&quot;&quot;;&quot;&quot;;VLOOKUP([.K872];[Contas.$A$1:.$C$54];3;0))">
            <text:p><text:s text:c="2"/></text:p>
          </table:table-cell>
          <table:table-cell table:style-name="ce16" table:formula="of:=IF([.G872]&lt;&gt;&quot;&quot;;&quot;Pago&quot;;IF(AND([.G872]=&quot;&quot;;[.E872]&lt;&gt;&quot;&quot;;[.F872]&lt;&gt;&quot;&quot;;TODAY()&gt;=[.D872]);&quot;Vencido&quot;;IF(AND([.E872]=&quot;&quot;;[.F872]=&quot;&quot;;[.G872]=&quot;&quot;;[.H872]=&quot;&quot;);&quot;&quot;;&quot;A Vencer&quot;)))">
            <text:p><text:s text:c="2"/></text:p>
          </table:table-cell>
          <table:table-cell table:style-name="ce41" table:formula="of:=IF([.H872]=&quot;&quot;;&quot;&quot;;[.H872]-[.C872])">
            <text:p/>
          </table:table-cell>
          <table:table-cell table:style-name="ce62" table:formula="of:=IF([.A872]=&quot;&quot;;&quot;&quot;;TEXT(DATE(YEAR([.A872]);MONTH([.A872]);DAY([.A872]));&quot;AAAA&quot;))">
            <text:p/>
          </table:table-cell>
          <table:table-cell table:style-name="ce62" table:formula="of:=IF([.D872]=&quot;&quot;;&quot;&quot;;TEXT(DATE(YEAR([.D872]);MONTH([.D872]);DAY([.D872]));&quot;AAAA&quot;))">
            <text:p/>
          </table:table-cell>
          <table:table-cell table:style-name="ce62" table:formula="of:=IF([.G872]=&quot;&quot;;&quot;&quot;;TEXT(DATE(YEAR([.G872]);MONTH([.G872]);DAY([.G872]));&quot;AAAA&quot;))">
            <text:p/>
          </table:table-cell>
          <table:table-cell table:style-name="ce62" table:formula="of:=IF([.A872]=&quot;&quot;;&quot;&quot;;TEXT(DATE(YEAR([.A872]);MONTH([.A872]);DAY([.A872]));&quot;MMM&quot;))">
            <text:p/>
          </table:table-cell>
          <table:table-cell table:style-name="ce62" table:formula="of:=IF([.D872]=&quot;&quot;;&quot;&quot;;TEXT(DATE(YEAR([.D872]);MONTH([.D872]);DAY([.D872]));&quot;MMM&quot;))">
            <text:p/>
          </table:table-cell>
          <table:table-cell table:style-name="ce62" table:formula="of:=IF([.G872]=&quot;&quot;;&quot;&quot;;TEXT(DATE(YEAR([.G872]);MONTH([.G872]);DAY([.G872]));&quot;MMM&quot;))">
            <text:p/>
          </table:table-cell>
          <table:table-cell table:style-name="ce70" table:formula="of:=IF([.D872]=&quot;&quot;;&quot;&quot;;TEXT(DATE(YEAR([.D872]);MONTH([.D872]);DAY([.D87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3]=&quot;&quot;;&quot;&quot;;VLOOKUP([.K873];[Contas.$A$1:.$C$54];2;0))">
            <text:p><text:s text:c="2"/></text:p>
          </table:table-cell>
          <table:table-cell table:style-name="ce15" table:formula="of:=IF([.K873]=&quot;&quot;;&quot;&quot;;VLOOKUP([.K873];[Contas.$A$1:.$C$54];3;0))">
            <text:p><text:s text:c="2"/></text:p>
          </table:table-cell>
          <table:table-cell table:style-name="ce16" table:formula="of:=IF([.G873]&lt;&gt;&quot;&quot;;&quot;Pago&quot;;IF(AND([.G873]=&quot;&quot;;[.E873]&lt;&gt;&quot;&quot;;[.F873]&lt;&gt;&quot;&quot;;TODAY()&gt;=[.D873]);&quot;Vencido&quot;;IF(AND([.E873]=&quot;&quot;;[.F873]=&quot;&quot;;[.G873]=&quot;&quot;;[.H873]=&quot;&quot;);&quot;&quot;;&quot;A Vencer&quot;)))">
            <text:p><text:s text:c="2"/></text:p>
          </table:table-cell>
          <table:table-cell table:style-name="ce41" table:formula="of:=IF([.H873]=&quot;&quot;;&quot;&quot;;[.H873]-[.C873])">
            <text:p/>
          </table:table-cell>
          <table:table-cell table:style-name="ce62" table:formula="of:=IF([.A873]=&quot;&quot;;&quot;&quot;;TEXT(DATE(YEAR([.A873]);MONTH([.A873]);DAY([.A873]));&quot;AAAA&quot;))">
            <text:p/>
          </table:table-cell>
          <table:table-cell table:style-name="ce62" table:formula="of:=IF([.D873]=&quot;&quot;;&quot;&quot;;TEXT(DATE(YEAR([.D873]);MONTH([.D873]);DAY([.D873]));&quot;AAAA&quot;))">
            <text:p/>
          </table:table-cell>
          <table:table-cell table:style-name="ce62" table:formula="of:=IF([.G873]=&quot;&quot;;&quot;&quot;;TEXT(DATE(YEAR([.G873]);MONTH([.G873]);DAY([.G873]));&quot;AAAA&quot;))">
            <text:p/>
          </table:table-cell>
          <table:table-cell table:style-name="ce62" table:formula="of:=IF([.A873]=&quot;&quot;;&quot;&quot;;TEXT(DATE(YEAR([.A873]);MONTH([.A873]);DAY([.A873]));&quot;MMM&quot;))">
            <text:p/>
          </table:table-cell>
          <table:table-cell table:style-name="ce62" table:formula="of:=IF([.D873]=&quot;&quot;;&quot;&quot;;TEXT(DATE(YEAR([.D873]);MONTH([.D873]);DAY([.D873]));&quot;MMM&quot;))">
            <text:p/>
          </table:table-cell>
          <table:table-cell table:style-name="ce62" table:formula="of:=IF([.G873]=&quot;&quot;;&quot;&quot;;TEXT(DATE(YEAR([.G873]);MONTH([.G873]);DAY([.G873]));&quot;MMM&quot;))">
            <text:p/>
          </table:table-cell>
          <table:table-cell table:style-name="ce70" table:formula="of:=IF([.D873]=&quot;&quot;;&quot;&quot;;TEXT(DATE(YEAR([.D873]);MONTH([.D873]);DAY([.D87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4]=&quot;&quot;;&quot;&quot;;VLOOKUP([.K874];[Contas.$A$1:.$C$54];2;0))">
            <text:p><text:s text:c="2"/></text:p>
          </table:table-cell>
          <table:table-cell table:style-name="ce15" table:formula="of:=IF([.K874]=&quot;&quot;;&quot;&quot;;VLOOKUP([.K874];[Contas.$A$1:.$C$54];3;0))">
            <text:p><text:s text:c="2"/></text:p>
          </table:table-cell>
          <table:table-cell table:style-name="ce16" table:formula="of:=IF([.G874]&lt;&gt;&quot;&quot;;&quot;Pago&quot;;IF(AND([.G874]=&quot;&quot;;[.E874]&lt;&gt;&quot;&quot;;[.F874]&lt;&gt;&quot;&quot;;TODAY()&gt;=[.D874]);&quot;Vencido&quot;;IF(AND([.E874]=&quot;&quot;;[.F874]=&quot;&quot;;[.G874]=&quot;&quot;;[.H874]=&quot;&quot;);&quot;&quot;;&quot;A Vencer&quot;)))">
            <text:p><text:s text:c="2"/></text:p>
          </table:table-cell>
          <table:table-cell table:style-name="ce41" table:formula="of:=IF([.H874]=&quot;&quot;;&quot;&quot;;[.H874]-[.C874])">
            <text:p/>
          </table:table-cell>
          <table:table-cell table:style-name="ce62" table:formula="of:=IF([.A874]=&quot;&quot;;&quot;&quot;;TEXT(DATE(YEAR([.A874]);MONTH([.A874]);DAY([.A874]));&quot;AAAA&quot;))">
            <text:p/>
          </table:table-cell>
          <table:table-cell table:style-name="ce62" table:formula="of:=IF([.D874]=&quot;&quot;;&quot;&quot;;TEXT(DATE(YEAR([.D874]);MONTH([.D874]);DAY([.D874]));&quot;AAAA&quot;))">
            <text:p/>
          </table:table-cell>
          <table:table-cell table:style-name="ce62" table:formula="of:=IF([.G874]=&quot;&quot;;&quot;&quot;;TEXT(DATE(YEAR([.G874]);MONTH([.G874]);DAY([.G874]));&quot;AAAA&quot;))">
            <text:p/>
          </table:table-cell>
          <table:table-cell table:style-name="ce62" table:formula="of:=IF([.A874]=&quot;&quot;;&quot;&quot;;TEXT(DATE(YEAR([.A874]);MONTH([.A874]);DAY([.A874]));&quot;MMM&quot;))">
            <text:p/>
          </table:table-cell>
          <table:table-cell table:style-name="ce62" table:formula="of:=IF([.D874]=&quot;&quot;;&quot;&quot;;TEXT(DATE(YEAR([.D874]);MONTH([.D874]);DAY([.D874]));&quot;MMM&quot;))">
            <text:p/>
          </table:table-cell>
          <table:table-cell table:style-name="ce62" table:formula="of:=IF([.G874]=&quot;&quot;;&quot;&quot;;TEXT(DATE(YEAR([.G874]);MONTH([.G874]);DAY([.G874]));&quot;MMM&quot;))">
            <text:p/>
          </table:table-cell>
          <table:table-cell table:style-name="ce70" table:formula="of:=IF([.D874]=&quot;&quot;;&quot;&quot;;TEXT(DATE(YEAR([.D874]);MONTH([.D874]);DAY([.D87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5]=&quot;&quot;;&quot;&quot;;VLOOKUP([.K875];[Contas.$A$1:.$C$54];2;0))">
            <text:p><text:s text:c="2"/></text:p>
          </table:table-cell>
          <table:table-cell table:style-name="ce15" table:formula="of:=IF([.K875]=&quot;&quot;;&quot;&quot;;VLOOKUP([.K875];[Contas.$A$1:.$C$54];3;0))">
            <text:p><text:s text:c="2"/></text:p>
          </table:table-cell>
          <table:table-cell table:style-name="ce16" table:formula="of:=IF([.G875]&lt;&gt;&quot;&quot;;&quot;Pago&quot;;IF(AND([.G875]=&quot;&quot;;[.E875]&lt;&gt;&quot;&quot;;[.F875]&lt;&gt;&quot;&quot;;TODAY()&gt;=[.D875]);&quot;Vencido&quot;;IF(AND([.E875]=&quot;&quot;;[.F875]=&quot;&quot;;[.G875]=&quot;&quot;;[.H875]=&quot;&quot;);&quot;&quot;;&quot;A Vencer&quot;)))">
            <text:p><text:s text:c="2"/></text:p>
          </table:table-cell>
          <table:table-cell table:style-name="ce41" table:formula="of:=IF([.H875]=&quot;&quot;;&quot;&quot;;[.H875]-[.C875])">
            <text:p/>
          </table:table-cell>
          <table:table-cell table:style-name="ce62" table:formula="of:=IF([.A875]=&quot;&quot;;&quot;&quot;;TEXT(DATE(YEAR([.A875]);MONTH([.A875]);DAY([.A875]));&quot;AAAA&quot;))">
            <text:p/>
          </table:table-cell>
          <table:table-cell table:style-name="ce62" table:formula="of:=IF([.D875]=&quot;&quot;;&quot;&quot;;TEXT(DATE(YEAR([.D875]);MONTH([.D875]);DAY([.D875]));&quot;AAAA&quot;))">
            <text:p/>
          </table:table-cell>
          <table:table-cell table:style-name="ce62" table:formula="of:=IF([.G875]=&quot;&quot;;&quot;&quot;;TEXT(DATE(YEAR([.G875]);MONTH([.G875]);DAY([.G875]));&quot;AAAA&quot;))">
            <text:p/>
          </table:table-cell>
          <table:table-cell table:style-name="ce62" table:formula="of:=IF([.A875]=&quot;&quot;;&quot;&quot;;TEXT(DATE(YEAR([.A875]);MONTH([.A875]);DAY([.A875]));&quot;MMM&quot;))">
            <text:p/>
          </table:table-cell>
          <table:table-cell table:style-name="ce62" table:formula="of:=IF([.D875]=&quot;&quot;;&quot;&quot;;TEXT(DATE(YEAR([.D875]);MONTH([.D875]);DAY([.D875]));&quot;MMM&quot;))">
            <text:p/>
          </table:table-cell>
          <table:table-cell table:style-name="ce62" table:formula="of:=IF([.G875]=&quot;&quot;;&quot;&quot;;TEXT(DATE(YEAR([.G875]);MONTH([.G875]);DAY([.G875]));&quot;MMM&quot;))">
            <text:p/>
          </table:table-cell>
          <table:table-cell table:style-name="ce70" table:formula="of:=IF([.D875]=&quot;&quot;;&quot;&quot;;TEXT(DATE(YEAR([.D875]);MONTH([.D875]);DAY([.D87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6]=&quot;&quot;;&quot;&quot;;VLOOKUP([.K876];[Contas.$A$1:.$C$54];2;0))">
            <text:p><text:s text:c="2"/></text:p>
          </table:table-cell>
          <table:table-cell table:style-name="ce15" table:formula="of:=IF([.K876]=&quot;&quot;;&quot;&quot;;VLOOKUP([.K876];[Contas.$A$1:.$C$54];3;0))">
            <text:p><text:s text:c="2"/></text:p>
          </table:table-cell>
          <table:table-cell table:style-name="ce16" table:formula="of:=IF([.G876]&lt;&gt;&quot;&quot;;&quot;Pago&quot;;IF(AND([.G876]=&quot;&quot;;[.E876]&lt;&gt;&quot;&quot;;[.F876]&lt;&gt;&quot;&quot;;TODAY()&gt;=[.D876]);&quot;Vencido&quot;;IF(AND([.E876]=&quot;&quot;;[.F876]=&quot;&quot;;[.G876]=&quot;&quot;;[.H876]=&quot;&quot;);&quot;&quot;;&quot;A Vencer&quot;)))">
            <text:p><text:s text:c="2"/></text:p>
          </table:table-cell>
          <table:table-cell table:style-name="ce41" table:formula="of:=IF([.H876]=&quot;&quot;;&quot;&quot;;[.H876]-[.C876])">
            <text:p/>
          </table:table-cell>
          <table:table-cell table:style-name="ce62" table:formula="of:=IF([.A876]=&quot;&quot;;&quot;&quot;;TEXT(DATE(YEAR([.A876]);MONTH([.A876]);DAY([.A876]));&quot;AAAA&quot;))">
            <text:p/>
          </table:table-cell>
          <table:table-cell table:style-name="ce62" table:formula="of:=IF([.D876]=&quot;&quot;;&quot;&quot;;TEXT(DATE(YEAR([.D876]);MONTH([.D876]);DAY([.D876]));&quot;AAAA&quot;))">
            <text:p/>
          </table:table-cell>
          <table:table-cell table:style-name="ce62" table:formula="of:=IF([.G876]=&quot;&quot;;&quot;&quot;;TEXT(DATE(YEAR([.G876]);MONTH([.G876]);DAY([.G876]));&quot;AAAA&quot;))">
            <text:p/>
          </table:table-cell>
          <table:table-cell table:style-name="ce62" table:formula="of:=IF([.A876]=&quot;&quot;;&quot;&quot;;TEXT(DATE(YEAR([.A876]);MONTH([.A876]);DAY([.A876]));&quot;MMM&quot;))">
            <text:p/>
          </table:table-cell>
          <table:table-cell table:style-name="ce62" table:formula="of:=IF([.D876]=&quot;&quot;;&quot;&quot;;TEXT(DATE(YEAR([.D876]);MONTH([.D876]);DAY([.D876]));&quot;MMM&quot;))">
            <text:p/>
          </table:table-cell>
          <table:table-cell table:style-name="ce62" table:formula="of:=IF([.G876]=&quot;&quot;;&quot;&quot;;TEXT(DATE(YEAR([.G876]);MONTH([.G876]);DAY([.G876]));&quot;MMM&quot;))">
            <text:p/>
          </table:table-cell>
          <table:table-cell table:style-name="ce70" table:formula="of:=IF([.D876]=&quot;&quot;;&quot;&quot;;TEXT(DATE(YEAR([.D876]);MONTH([.D876]);DAY([.D87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7]=&quot;&quot;;&quot;&quot;;VLOOKUP([.K877];[Contas.$A$1:.$C$54];2;0))">
            <text:p><text:s text:c="2"/></text:p>
          </table:table-cell>
          <table:table-cell table:style-name="ce15" table:formula="of:=IF([.K877]=&quot;&quot;;&quot;&quot;;VLOOKUP([.K877];[Contas.$A$1:.$C$54];3;0))">
            <text:p><text:s text:c="2"/></text:p>
          </table:table-cell>
          <table:table-cell table:style-name="ce16" table:formula="of:=IF([.G877]&lt;&gt;&quot;&quot;;&quot;Pago&quot;;IF(AND([.G877]=&quot;&quot;;[.E877]&lt;&gt;&quot;&quot;;[.F877]&lt;&gt;&quot;&quot;;TODAY()&gt;=[.D877]);&quot;Vencido&quot;;IF(AND([.E877]=&quot;&quot;;[.F877]=&quot;&quot;;[.G877]=&quot;&quot;;[.H877]=&quot;&quot;);&quot;&quot;;&quot;A Vencer&quot;)))">
            <text:p><text:s text:c="2"/></text:p>
          </table:table-cell>
          <table:table-cell table:style-name="ce41" table:formula="of:=IF([.H877]=&quot;&quot;;&quot;&quot;;[.H877]-[.C877])">
            <text:p/>
          </table:table-cell>
          <table:table-cell table:style-name="ce62" table:formula="of:=IF([.A877]=&quot;&quot;;&quot;&quot;;TEXT(DATE(YEAR([.A877]);MONTH([.A877]);DAY([.A877]));&quot;AAAA&quot;))">
            <text:p/>
          </table:table-cell>
          <table:table-cell table:style-name="ce62" table:formula="of:=IF([.D877]=&quot;&quot;;&quot;&quot;;TEXT(DATE(YEAR([.D877]);MONTH([.D877]);DAY([.D877]));&quot;AAAA&quot;))">
            <text:p/>
          </table:table-cell>
          <table:table-cell table:style-name="ce62" table:formula="of:=IF([.G877]=&quot;&quot;;&quot;&quot;;TEXT(DATE(YEAR([.G877]);MONTH([.G877]);DAY([.G877]));&quot;AAAA&quot;))">
            <text:p/>
          </table:table-cell>
          <table:table-cell table:style-name="ce62" table:formula="of:=IF([.A877]=&quot;&quot;;&quot;&quot;;TEXT(DATE(YEAR([.A877]);MONTH([.A877]);DAY([.A877]));&quot;MMM&quot;))">
            <text:p/>
          </table:table-cell>
          <table:table-cell table:style-name="ce62" table:formula="of:=IF([.D877]=&quot;&quot;;&quot;&quot;;TEXT(DATE(YEAR([.D877]);MONTH([.D877]);DAY([.D877]));&quot;MMM&quot;))">
            <text:p/>
          </table:table-cell>
          <table:table-cell table:style-name="ce62" table:formula="of:=IF([.G877]=&quot;&quot;;&quot;&quot;;TEXT(DATE(YEAR([.G877]);MONTH([.G877]);DAY([.G877]));&quot;MMM&quot;))">
            <text:p/>
          </table:table-cell>
          <table:table-cell table:style-name="ce70" table:formula="of:=IF([.D877]=&quot;&quot;;&quot;&quot;;TEXT(DATE(YEAR([.D877]);MONTH([.D877]);DAY([.D87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8]=&quot;&quot;;&quot;&quot;;VLOOKUP([.K878];[Contas.$A$1:.$C$54];2;0))">
            <text:p><text:s text:c="2"/></text:p>
          </table:table-cell>
          <table:table-cell table:style-name="ce15" table:formula="of:=IF([.K878]=&quot;&quot;;&quot;&quot;;VLOOKUP([.K878];[Contas.$A$1:.$C$54];3;0))">
            <text:p><text:s text:c="2"/></text:p>
          </table:table-cell>
          <table:table-cell table:style-name="ce16" table:formula="of:=IF([.G878]&lt;&gt;&quot;&quot;;&quot;Pago&quot;;IF(AND([.G878]=&quot;&quot;;[.E878]&lt;&gt;&quot;&quot;;[.F878]&lt;&gt;&quot;&quot;;TODAY()&gt;=[.D878]);&quot;Vencido&quot;;IF(AND([.E878]=&quot;&quot;;[.F878]=&quot;&quot;;[.G878]=&quot;&quot;;[.H878]=&quot;&quot;);&quot;&quot;;&quot;A Vencer&quot;)))">
            <text:p><text:s text:c="2"/></text:p>
          </table:table-cell>
          <table:table-cell table:style-name="ce41" table:formula="of:=IF([.H878]=&quot;&quot;;&quot;&quot;;[.H878]-[.C878])">
            <text:p/>
          </table:table-cell>
          <table:table-cell table:style-name="ce62" table:formula="of:=IF([.A878]=&quot;&quot;;&quot;&quot;;TEXT(DATE(YEAR([.A878]);MONTH([.A878]);DAY([.A878]));&quot;AAAA&quot;))">
            <text:p/>
          </table:table-cell>
          <table:table-cell table:style-name="ce62" table:formula="of:=IF([.D878]=&quot;&quot;;&quot;&quot;;TEXT(DATE(YEAR([.D878]);MONTH([.D878]);DAY([.D878]));&quot;AAAA&quot;))">
            <text:p/>
          </table:table-cell>
          <table:table-cell table:style-name="ce62" table:formula="of:=IF([.G878]=&quot;&quot;;&quot;&quot;;TEXT(DATE(YEAR([.G878]);MONTH([.G878]);DAY([.G878]));&quot;AAAA&quot;))">
            <text:p/>
          </table:table-cell>
          <table:table-cell table:style-name="ce62" table:formula="of:=IF([.A878]=&quot;&quot;;&quot;&quot;;TEXT(DATE(YEAR([.A878]);MONTH([.A878]);DAY([.A878]));&quot;MMM&quot;))">
            <text:p/>
          </table:table-cell>
          <table:table-cell table:style-name="ce62" table:formula="of:=IF([.D878]=&quot;&quot;;&quot;&quot;;TEXT(DATE(YEAR([.D878]);MONTH([.D878]);DAY([.D878]));&quot;MMM&quot;))">
            <text:p/>
          </table:table-cell>
          <table:table-cell table:style-name="ce62" table:formula="of:=IF([.G878]=&quot;&quot;;&quot;&quot;;TEXT(DATE(YEAR([.G878]);MONTH([.G878]);DAY([.G878]));&quot;MMM&quot;))">
            <text:p/>
          </table:table-cell>
          <table:table-cell table:style-name="ce70" table:formula="of:=IF([.D878]=&quot;&quot;;&quot;&quot;;TEXT(DATE(YEAR([.D878]);MONTH([.D878]);DAY([.D87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79]=&quot;&quot;;&quot;&quot;;VLOOKUP([.K879];[Contas.$A$1:.$C$54];2;0))">
            <text:p><text:s text:c="2"/></text:p>
          </table:table-cell>
          <table:table-cell table:style-name="ce15" table:formula="of:=IF([.K879]=&quot;&quot;;&quot;&quot;;VLOOKUP([.K879];[Contas.$A$1:.$C$54];3;0))">
            <text:p><text:s text:c="2"/></text:p>
          </table:table-cell>
          <table:table-cell table:style-name="ce16" table:formula="of:=IF([.G879]&lt;&gt;&quot;&quot;;&quot;Pago&quot;;IF(AND([.G879]=&quot;&quot;;[.E879]&lt;&gt;&quot;&quot;;[.F879]&lt;&gt;&quot;&quot;;TODAY()&gt;=[.D879]);&quot;Vencido&quot;;IF(AND([.E879]=&quot;&quot;;[.F879]=&quot;&quot;;[.G879]=&quot;&quot;;[.H879]=&quot;&quot;);&quot;&quot;;&quot;A Vencer&quot;)))">
            <text:p><text:s text:c="2"/></text:p>
          </table:table-cell>
          <table:table-cell table:style-name="ce41" table:formula="of:=IF([.H879]=&quot;&quot;;&quot;&quot;;[.H879]-[.C879])">
            <text:p/>
          </table:table-cell>
          <table:table-cell table:style-name="ce62" table:formula="of:=IF([.A879]=&quot;&quot;;&quot;&quot;;TEXT(DATE(YEAR([.A879]);MONTH([.A879]);DAY([.A879]));&quot;AAAA&quot;))">
            <text:p/>
          </table:table-cell>
          <table:table-cell table:style-name="ce62" table:formula="of:=IF([.D879]=&quot;&quot;;&quot;&quot;;TEXT(DATE(YEAR([.D879]);MONTH([.D879]);DAY([.D879]));&quot;AAAA&quot;))">
            <text:p/>
          </table:table-cell>
          <table:table-cell table:style-name="ce62" table:formula="of:=IF([.G879]=&quot;&quot;;&quot;&quot;;TEXT(DATE(YEAR([.G879]);MONTH([.G879]);DAY([.G879]));&quot;AAAA&quot;))">
            <text:p/>
          </table:table-cell>
          <table:table-cell table:style-name="ce62" table:formula="of:=IF([.A879]=&quot;&quot;;&quot;&quot;;TEXT(DATE(YEAR([.A879]);MONTH([.A879]);DAY([.A879]));&quot;MMM&quot;))">
            <text:p/>
          </table:table-cell>
          <table:table-cell table:style-name="ce62" table:formula="of:=IF([.D879]=&quot;&quot;;&quot;&quot;;TEXT(DATE(YEAR([.D879]);MONTH([.D879]);DAY([.D879]));&quot;MMM&quot;))">
            <text:p/>
          </table:table-cell>
          <table:table-cell table:style-name="ce62" table:formula="of:=IF([.G879]=&quot;&quot;;&quot;&quot;;TEXT(DATE(YEAR([.G879]);MONTH([.G879]);DAY([.G879]));&quot;MMM&quot;))">
            <text:p/>
          </table:table-cell>
          <table:table-cell table:style-name="ce70" table:formula="of:=IF([.D879]=&quot;&quot;;&quot;&quot;;TEXT(DATE(YEAR([.D879]);MONTH([.D879]);DAY([.D87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0]=&quot;&quot;;&quot;&quot;;VLOOKUP([.K880];[Contas.$A$1:.$C$54];2;0))">
            <text:p><text:s text:c="2"/></text:p>
          </table:table-cell>
          <table:table-cell table:style-name="ce15" table:formula="of:=IF([.K880]=&quot;&quot;;&quot;&quot;;VLOOKUP([.K880];[Contas.$A$1:.$C$54];3;0))">
            <text:p><text:s text:c="2"/></text:p>
          </table:table-cell>
          <table:table-cell table:style-name="ce16" table:formula="of:=IF([.G880]&lt;&gt;&quot;&quot;;&quot;Pago&quot;;IF(AND([.G880]=&quot;&quot;;[.E880]&lt;&gt;&quot;&quot;;[.F880]&lt;&gt;&quot;&quot;;TODAY()&gt;=[.D880]);&quot;Vencido&quot;;IF(AND([.E880]=&quot;&quot;;[.F880]=&quot;&quot;;[.G880]=&quot;&quot;;[.H880]=&quot;&quot;);&quot;&quot;;&quot;A Vencer&quot;)))">
            <text:p><text:s text:c="2"/></text:p>
          </table:table-cell>
          <table:table-cell table:style-name="ce41" table:formula="of:=IF([.H880]=&quot;&quot;;&quot;&quot;;[.H880]-[.C880])">
            <text:p/>
          </table:table-cell>
          <table:table-cell table:style-name="ce62" table:formula="of:=IF([.A880]=&quot;&quot;;&quot;&quot;;TEXT(DATE(YEAR([.A880]);MONTH([.A880]);DAY([.A880]));&quot;AAAA&quot;))">
            <text:p/>
          </table:table-cell>
          <table:table-cell table:style-name="ce62" table:formula="of:=IF([.D880]=&quot;&quot;;&quot;&quot;;TEXT(DATE(YEAR([.D880]);MONTH([.D880]);DAY([.D880]));&quot;AAAA&quot;))">
            <text:p/>
          </table:table-cell>
          <table:table-cell table:style-name="ce62" table:formula="of:=IF([.G880]=&quot;&quot;;&quot;&quot;;TEXT(DATE(YEAR([.G880]);MONTH([.G880]);DAY([.G880]));&quot;AAAA&quot;))">
            <text:p/>
          </table:table-cell>
          <table:table-cell table:style-name="ce62" table:formula="of:=IF([.A880]=&quot;&quot;;&quot;&quot;;TEXT(DATE(YEAR([.A880]);MONTH([.A880]);DAY([.A880]));&quot;MMM&quot;))">
            <text:p/>
          </table:table-cell>
          <table:table-cell table:style-name="ce62" table:formula="of:=IF([.D880]=&quot;&quot;;&quot;&quot;;TEXT(DATE(YEAR([.D880]);MONTH([.D880]);DAY([.D880]));&quot;MMM&quot;))">
            <text:p/>
          </table:table-cell>
          <table:table-cell table:style-name="ce62" table:formula="of:=IF([.G880]=&quot;&quot;;&quot;&quot;;TEXT(DATE(YEAR([.G880]);MONTH([.G880]);DAY([.G880]));&quot;MMM&quot;))">
            <text:p/>
          </table:table-cell>
          <table:table-cell table:style-name="ce70" table:formula="of:=IF([.D880]=&quot;&quot;;&quot;&quot;;TEXT(DATE(YEAR([.D880]);MONTH([.D880]);DAY([.D88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1]=&quot;&quot;;&quot;&quot;;VLOOKUP([.K881];[Contas.$A$1:.$C$54];2;0))">
            <text:p><text:s text:c="2"/></text:p>
          </table:table-cell>
          <table:table-cell table:style-name="ce15" table:formula="of:=IF([.K881]=&quot;&quot;;&quot;&quot;;VLOOKUP([.K881];[Contas.$A$1:.$C$54];3;0))">
            <text:p><text:s text:c="2"/></text:p>
          </table:table-cell>
          <table:table-cell table:style-name="ce16" table:formula="of:=IF([.G881]&lt;&gt;&quot;&quot;;&quot;Pago&quot;;IF(AND([.G881]=&quot;&quot;;[.E881]&lt;&gt;&quot;&quot;;[.F881]&lt;&gt;&quot;&quot;;TODAY()&gt;=[.D881]);&quot;Vencido&quot;;IF(AND([.E881]=&quot;&quot;;[.F881]=&quot;&quot;;[.G881]=&quot;&quot;;[.H881]=&quot;&quot;);&quot;&quot;;&quot;A Vencer&quot;)))">
            <text:p><text:s text:c="2"/></text:p>
          </table:table-cell>
          <table:table-cell table:style-name="ce41" table:formula="of:=IF([.H881]=&quot;&quot;;&quot;&quot;;[.H881]-[.C881])">
            <text:p/>
          </table:table-cell>
          <table:table-cell table:style-name="ce62" table:formula="of:=IF([.A881]=&quot;&quot;;&quot;&quot;;TEXT(DATE(YEAR([.A881]);MONTH([.A881]);DAY([.A881]));&quot;AAAA&quot;))">
            <text:p/>
          </table:table-cell>
          <table:table-cell table:style-name="ce62" table:formula="of:=IF([.D881]=&quot;&quot;;&quot;&quot;;TEXT(DATE(YEAR([.D881]);MONTH([.D881]);DAY([.D881]));&quot;AAAA&quot;))">
            <text:p/>
          </table:table-cell>
          <table:table-cell table:style-name="ce62" table:formula="of:=IF([.G881]=&quot;&quot;;&quot;&quot;;TEXT(DATE(YEAR([.G881]);MONTH([.G881]);DAY([.G881]));&quot;AAAA&quot;))">
            <text:p/>
          </table:table-cell>
          <table:table-cell table:style-name="ce62" table:formula="of:=IF([.A881]=&quot;&quot;;&quot;&quot;;TEXT(DATE(YEAR([.A881]);MONTH([.A881]);DAY([.A881]));&quot;MMM&quot;))">
            <text:p/>
          </table:table-cell>
          <table:table-cell table:style-name="ce62" table:formula="of:=IF([.D881]=&quot;&quot;;&quot;&quot;;TEXT(DATE(YEAR([.D881]);MONTH([.D881]);DAY([.D881]));&quot;MMM&quot;))">
            <text:p/>
          </table:table-cell>
          <table:table-cell table:style-name="ce62" table:formula="of:=IF([.G881]=&quot;&quot;;&quot;&quot;;TEXT(DATE(YEAR([.G881]);MONTH([.G881]);DAY([.G881]));&quot;MMM&quot;))">
            <text:p/>
          </table:table-cell>
          <table:table-cell table:style-name="ce70" table:formula="of:=IF([.D881]=&quot;&quot;;&quot;&quot;;TEXT(DATE(YEAR([.D881]);MONTH([.D881]);DAY([.D88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2]=&quot;&quot;;&quot;&quot;;VLOOKUP([.K882];[Contas.$A$1:.$C$54];2;0))">
            <text:p><text:s text:c="2"/></text:p>
          </table:table-cell>
          <table:table-cell table:style-name="ce15" table:formula="of:=IF([.K882]=&quot;&quot;;&quot;&quot;;VLOOKUP([.K882];[Contas.$A$1:.$C$54];3;0))">
            <text:p><text:s text:c="2"/></text:p>
          </table:table-cell>
          <table:table-cell table:style-name="ce16" table:formula="of:=IF([.G882]&lt;&gt;&quot;&quot;;&quot;Pago&quot;;IF(AND([.G882]=&quot;&quot;;[.E882]&lt;&gt;&quot;&quot;;[.F882]&lt;&gt;&quot;&quot;;TODAY()&gt;=[.D882]);&quot;Vencido&quot;;IF(AND([.E882]=&quot;&quot;;[.F882]=&quot;&quot;;[.G882]=&quot;&quot;;[.H882]=&quot;&quot;);&quot;&quot;;&quot;A Vencer&quot;)))">
            <text:p><text:s text:c="2"/></text:p>
          </table:table-cell>
          <table:table-cell table:style-name="ce41" table:formula="of:=IF([.H882]=&quot;&quot;;&quot;&quot;;[.H882]-[.C882])">
            <text:p/>
          </table:table-cell>
          <table:table-cell table:style-name="ce62" table:formula="of:=IF([.A882]=&quot;&quot;;&quot;&quot;;TEXT(DATE(YEAR([.A882]);MONTH([.A882]);DAY([.A882]));&quot;AAAA&quot;))">
            <text:p/>
          </table:table-cell>
          <table:table-cell table:style-name="ce62" table:formula="of:=IF([.D882]=&quot;&quot;;&quot;&quot;;TEXT(DATE(YEAR([.D882]);MONTH([.D882]);DAY([.D882]));&quot;AAAA&quot;))">
            <text:p/>
          </table:table-cell>
          <table:table-cell table:style-name="ce62" table:formula="of:=IF([.G882]=&quot;&quot;;&quot;&quot;;TEXT(DATE(YEAR([.G882]);MONTH([.G882]);DAY([.G882]));&quot;AAAA&quot;))">
            <text:p/>
          </table:table-cell>
          <table:table-cell table:style-name="ce62" table:formula="of:=IF([.A882]=&quot;&quot;;&quot;&quot;;TEXT(DATE(YEAR([.A882]);MONTH([.A882]);DAY([.A882]));&quot;MMM&quot;))">
            <text:p/>
          </table:table-cell>
          <table:table-cell table:style-name="ce62" table:formula="of:=IF([.D882]=&quot;&quot;;&quot;&quot;;TEXT(DATE(YEAR([.D882]);MONTH([.D882]);DAY([.D882]));&quot;MMM&quot;))">
            <text:p/>
          </table:table-cell>
          <table:table-cell table:style-name="ce62" table:formula="of:=IF([.G882]=&quot;&quot;;&quot;&quot;;TEXT(DATE(YEAR([.G882]);MONTH([.G882]);DAY([.G882]));&quot;MMM&quot;))">
            <text:p/>
          </table:table-cell>
          <table:table-cell table:style-name="ce70" table:formula="of:=IF([.D882]=&quot;&quot;;&quot;&quot;;TEXT(DATE(YEAR([.D882]);MONTH([.D882]);DAY([.D88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3]=&quot;&quot;;&quot;&quot;;VLOOKUP([.K883];[Contas.$A$1:.$C$54];2;0))">
            <text:p><text:s text:c="2"/></text:p>
          </table:table-cell>
          <table:table-cell table:style-name="ce15" table:formula="of:=IF([.K883]=&quot;&quot;;&quot;&quot;;VLOOKUP([.K883];[Contas.$A$1:.$C$54];3;0))">
            <text:p><text:s text:c="2"/></text:p>
          </table:table-cell>
          <table:table-cell table:style-name="ce16" table:formula="of:=IF([.G883]&lt;&gt;&quot;&quot;;&quot;Pago&quot;;IF(AND([.G883]=&quot;&quot;;[.E883]&lt;&gt;&quot;&quot;;[.F883]&lt;&gt;&quot;&quot;;TODAY()&gt;=[.D883]);&quot;Vencido&quot;;IF(AND([.E883]=&quot;&quot;;[.F883]=&quot;&quot;;[.G883]=&quot;&quot;;[.H883]=&quot;&quot;);&quot;&quot;;&quot;A Vencer&quot;)))">
            <text:p><text:s text:c="2"/></text:p>
          </table:table-cell>
          <table:table-cell table:style-name="ce41" table:formula="of:=IF([.H883]=&quot;&quot;;&quot;&quot;;[.H883]-[.C883])">
            <text:p/>
          </table:table-cell>
          <table:table-cell table:style-name="ce62" table:formula="of:=IF([.A883]=&quot;&quot;;&quot;&quot;;TEXT(DATE(YEAR([.A883]);MONTH([.A883]);DAY([.A883]));&quot;AAAA&quot;))">
            <text:p/>
          </table:table-cell>
          <table:table-cell table:style-name="ce62" table:formula="of:=IF([.D883]=&quot;&quot;;&quot;&quot;;TEXT(DATE(YEAR([.D883]);MONTH([.D883]);DAY([.D883]));&quot;AAAA&quot;))">
            <text:p/>
          </table:table-cell>
          <table:table-cell table:style-name="ce62" table:formula="of:=IF([.G883]=&quot;&quot;;&quot;&quot;;TEXT(DATE(YEAR([.G883]);MONTH([.G883]);DAY([.G883]));&quot;AAAA&quot;))">
            <text:p/>
          </table:table-cell>
          <table:table-cell table:style-name="ce62" table:formula="of:=IF([.A883]=&quot;&quot;;&quot;&quot;;TEXT(DATE(YEAR([.A883]);MONTH([.A883]);DAY([.A883]));&quot;MMM&quot;))">
            <text:p/>
          </table:table-cell>
          <table:table-cell table:style-name="ce62" table:formula="of:=IF([.D883]=&quot;&quot;;&quot;&quot;;TEXT(DATE(YEAR([.D883]);MONTH([.D883]);DAY([.D883]));&quot;MMM&quot;))">
            <text:p/>
          </table:table-cell>
          <table:table-cell table:style-name="ce62" table:formula="of:=IF([.G883]=&quot;&quot;;&quot;&quot;;TEXT(DATE(YEAR([.G883]);MONTH([.G883]);DAY([.G883]));&quot;MMM&quot;))">
            <text:p/>
          </table:table-cell>
          <table:table-cell table:style-name="ce70" table:formula="of:=IF([.D883]=&quot;&quot;;&quot;&quot;;TEXT(DATE(YEAR([.D883]);MONTH([.D883]);DAY([.D88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4]=&quot;&quot;;&quot;&quot;;VLOOKUP([.K884];[Contas.$A$1:.$C$54];2;0))">
            <text:p><text:s text:c="2"/></text:p>
          </table:table-cell>
          <table:table-cell table:style-name="ce15" table:formula="of:=IF([.K884]=&quot;&quot;;&quot;&quot;;VLOOKUP([.K884];[Contas.$A$1:.$C$54];3;0))">
            <text:p><text:s text:c="2"/></text:p>
          </table:table-cell>
          <table:table-cell table:style-name="ce16" table:formula="of:=IF([.G884]&lt;&gt;&quot;&quot;;&quot;Pago&quot;;IF(AND([.G884]=&quot;&quot;;[.E884]&lt;&gt;&quot;&quot;;[.F884]&lt;&gt;&quot;&quot;;TODAY()&gt;=[.D884]);&quot;Vencido&quot;;IF(AND([.E884]=&quot;&quot;;[.F884]=&quot;&quot;;[.G884]=&quot;&quot;;[.H884]=&quot;&quot;);&quot;&quot;;&quot;A Vencer&quot;)))">
            <text:p><text:s text:c="2"/></text:p>
          </table:table-cell>
          <table:table-cell table:style-name="ce41" table:formula="of:=IF([.H884]=&quot;&quot;;&quot;&quot;;[.H884]-[.C884])">
            <text:p/>
          </table:table-cell>
          <table:table-cell table:style-name="ce62" table:formula="of:=IF([.A884]=&quot;&quot;;&quot;&quot;;TEXT(DATE(YEAR([.A884]);MONTH([.A884]);DAY([.A884]));&quot;AAAA&quot;))">
            <text:p/>
          </table:table-cell>
          <table:table-cell table:style-name="ce62" table:formula="of:=IF([.D884]=&quot;&quot;;&quot;&quot;;TEXT(DATE(YEAR([.D884]);MONTH([.D884]);DAY([.D884]));&quot;AAAA&quot;))">
            <text:p/>
          </table:table-cell>
          <table:table-cell table:style-name="ce62" table:formula="of:=IF([.G884]=&quot;&quot;;&quot;&quot;;TEXT(DATE(YEAR([.G884]);MONTH([.G884]);DAY([.G884]));&quot;AAAA&quot;))">
            <text:p/>
          </table:table-cell>
          <table:table-cell table:style-name="ce62" table:formula="of:=IF([.A884]=&quot;&quot;;&quot;&quot;;TEXT(DATE(YEAR([.A884]);MONTH([.A884]);DAY([.A884]));&quot;MMM&quot;))">
            <text:p/>
          </table:table-cell>
          <table:table-cell table:style-name="ce62" table:formula="of:=IF([.D884]=&quot;&quot;;&quot;&quot;;TEXT(DATE(YEAR([.D884]);MONTH([.D884]);DAY([.D884]));&quot;MMM&quot;))">
            <text:p/>
          </table:table-cell>
          <table:table-cell table:style-name="ce62" table:formula="of:=IF([.G884]=&quot;&quot;;&quot;&quot;;TEXT(DATE(YEAR([.G884]);MONTH([.G884]);DAY([.G884]));&quot;MMM&quot;))">
            <text:p/>
          </table:table-cell>
          <table:table-cell table:style-name="ce70" table:formula="of:=IF([.D884]=&quot;&quot;;&quot;&quot;;TEXT(DATE(YEAR([.D884]);MONTH([.D884]);DAY([.D88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5]=&quot;&quot;;&quot;&quot;;VLOOKUP([.K885];[Contas.$A$1:.$C$54];2;0))">
            <text:p><text:s text:c="2"/></text:p>
          </table:table-cell>
          <table:table-cell table:style-name="ce15" table:formula="of:=IF([.K885]=&quot;&quot;;&quot;&quot;;VLOOKUP([.K885];[Contas.$A$1:.$C$54];3;0))">
            <text:p><text:s text:c="2"/></text:p>
          </table:table-cell>
          <table:table-cell table:style-name="ce16" table:formula="of:=IF([.G885]&lt;&gt;&quot;&quot;;&quot;Pago&quot;;IF(AND([.G885]=&quot;&quot;;[.E885]&lt;&gt;&quot;&quot;;[.F885]&lt;&gt;&quot;&quot;;TODAY()&gt;=[.D885]);&quot;Vencido&quot;;IF(AND([.E885]=&quot;&quot;;[.F885]=&quot;&quot;;[.G885]=&quot;&quot;;[.H885]=&quot;&quot;);&quot;&quot;;&quot;A Vencer&quot;)))">
            <text:p><text:s text:c="2"/></text:p>
          </table:table-cell>
          <table:table-cell table:style-name="ce41" table:formula="of:=IF([.H885]=&quot;&quot;;&quot;&quot;;[.H885]-[.C885])">
            <text:p/>
          </table:table-cell>
          <table:table-cell table:style-name="ce62" table:formula="of:=IF([.A885]=&quot;&quot;;&quot;&quot;;TEXT(DATE(YEAR([.A885]);MONTH([.A885]);DAY([.A885]));&quot;AAAA&quot;))">
            <text:p/>
          </table:table-cell>
          <table:table-cell table:style-name="ce62" table:formula="of:=IF([.D885]=&quot;&quot;;&quot;&quot;;TEXT(DATE(YEAR([.D885]);MONTH([.D885]);DAY([.D885]));&quot;AAAA&quot;))">
            <text:p/>
          </table:table-cell>
          <table:table-cell table:style-name="ce62" table:formula="of:=IF([.G885]=&quot;&quot;;&quot;&quot;;TEXT(DATE(YEAR([.G885]);MONTH([.G885]);DAY([.G885]));&quot;AAAA&quot;))">
            <text:p/>
          </table:table-cell>
          <table:table-cell table:style-name="ce62" table:formula="of:=IF([.A885]=&quot;&quot;;&quot;&quot;;TEXT(DATE(YEAR([.A885]);MONTH([.A885]);DAY([.A885]));&quot;MMM&quot;))">
            <text:p/>
          </table:table-cell>
          <table:table-cell table:style-name="ce62" table:formula="of:=IF([.D885]=&quot;&quot;;&quot;&quot;;TEXT(DATE(YEAR([.D885]);MONTH([.D885]);DAY([.D885]));&quot;MMM&quot;))">
            <text:p/>
          </table:table-cell>
          <table:table-cell table:style-name="ce62" table:formula="of:=IF([.G885]=&quot;&quot;;&quot;&quot;;TEXT(DATE(YEAR([.G885]);MONTH([.G885]);DAY([.G885]));&quot;MMM&quot;))">
            <text:p/>
          </table:table-cell>
          <table:table-cell table:style-name="ce70" table:formula="of:=IF([.D885]=&quot;&quot;;&quot;&quot;;TEXT(DATE(YEAR([.D885]);MONTH([.D885]);DAY([.D88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6]=&quot;&quot;;&quot;&quot;;VLOOKUP([.K886];[Contas.$A$1:.$C$54];2;0))">
            <text:p><text:s text:c="2"/></text:p>
          </table:table-cell>
          <table:table-cell table:style-name="ce15" table:formula="of:=IF([.K886]=&quot;&quot;;&quot;&quot;;VLOOKUP([.K886];[Contas.$A$1:.$C$54];3;0))">
            <text:p><text:s text:c="2"/></text:p>
          </table:table-cell>
          <table:table-cell table:style-name="ce16" table:formula="of:=IF([.G886]&lt;&gt;&quot;&quot;;&quot;Pago&quot;;IF(AND([.G886]=&quot;&quot;;[.E886]&lt;&gt;&quot;&quot;;[.F886]&lt;&gt;&quot;&quot;;TODAY()&gt;=[.D886]);&quot;Vencido&quot;;IF(AND([.E886]=&quot;&quot;;[.F886]=&quot;&quot;;[.G886]=&quot;&quot;;[.H886]=&quot;&quot;);&quot;&quot;;&quot;A Vencer&quot;)))">
            <text:p><text:s text:c="2"/></text:p>
          </table:table-cell>
          <table:table-cell table:style-name="ce41" table:formula="of:=IF([.H886]=&quot;&quot;;&quot;&quot;;[.H886]-[.C886])">
            <text:p/>
          </table:table-cell>
          <table:table-cell table:style-name="ce62" table:formula="of:=IF([.A886]=&quot;&quot;;&quot;&quot;;TEXT(DATE(YEAR([.A886]);MONTH([.A886]);DAY([.A886]));&quot;AAAA&quot;))">
            <text:p/>
          </table:table-cell>
          <table:table-cell table:style-name="ce62" table:formula="of:=IF([.D886]=&quot;&quot;;&quot;&quot;;TEXT(DATE(YEAR([.D886]);MONTH([.D886]);DAY([.D886]));&quot;AAAA&quot;))">
            <text:p/>
          </table:table-cell>
          <table:table-cell table:style-name="ce62" table:formula="of:=IF([.G886]=&quot;&quot;;&quot;&quot;;TEXT(DATE(YEAR([.G886]);MONTH([.G886]);DAY([.G886]));&quot;AAAA&quot;))">
            <text:p/>
          </table:table-cell>
          <table:table-cell table:style-name="ce62" table:formula="of:=IF([.A886]=&quot;&quot;;&quot;&quot;;TEXT(DATE(YEAR([.A886]);MONTH([.A886]);DAY([.A886]));&quot;MMM&quot;))">
            <text:p/>
          </table:table-cell>
          <table:table-cell table:style-name="ce62" table:formula="of:=IF([.D886]=&quot;&quot;;&quot;&quot;;TEXT(DATE(YEAR([.D886]);MONTH([.D886]);DAY([.D886]));&quot;MMM&quot;))">
            <text:p/>
          </table:table-cell>
          <table:table-cell table:style-name="ce62" table:formula="of:=IF([.G886]=&quot;&quot;;&quot;&quot;;TEXT(DATE(YEAR([.G886]);MONTH([.G886]);DAY([.G886]));&quot;MMM&quot;))">
            <text:p/>
          </table:table-cell>
          <table:table-cell table:style-name="ce70" table:formula="of:=IF([.D886]=&quot;&quot;;&quot;&quot;;TEXT(DATE(YEAR([.D886]);MONTH([.D886]);DAY([.D88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7]=&quot;&quot;;&quot;&quot;;VLOOKUP([.K887];[Contas.$A$1:.$C$54];2;0))">
            <text:p><text:s text:c="2"/></text:p>
          </table:table-cell>
          <table:table-cell table:style-name="ce15" table:formula="of:=IF([.K887]=&quot;&quot;;&quot;&quot;;VLOOKUP([.K887];[Contas.$A$1:.$C$54];3;0))">
            <text:p><text:s text:c="2"/></text:p>
          </table:table-cell>
          <table:table-cell table:style-name="ce16" table:formula="of:=IF([.G887]&lt;&gt;&quot;&quot;;&quot;Pago&quot;;IF(AND([.G887]=&quot;&quot;;[.E887]&lt;&gt;&quot;&quot;;[.F887]&lt;&gt;&quot;&quot;;TODAY()&gt;=[.D887]);&quot;Vencido&quot;;IF(AND([.E887]=&quot;&quot;;[.F887]=&quot;&quot;;[.G887]=&quot;&quot;;[.H887]=&quot;&quot;);&quot;&quot;;&quot;A Vencer&quot;)))">
            <text:p><text:s text:c="2"/></text:p>
          </table:table-cell>
          <table:table-cell table:style-name="ce41" table:formula="of:=IF([.H887]=&quot;&quot;;&quot;&quot;;[.H887]-[.C887])">
            <text:p/>
          </table:table-cell>
          <table:table-cell table:style-name="ce62" table:formula="of:=IF([.A887]=&quot;&quot;;&quot;&quot;;TEXT(DATE(YEAR([.A887]);MONTH([.A887]);DAY([.A887]));&quot;AAAA&quot;))">
            <text:p/>
          </table:table-cell>
          <table:table-cell table:style-name="ce62" table:formula="of:=IF([.D887]=&quot;&quot;;&quot;&quot;;TEXT(DATE(YEAR([.D887]);MONTH([.D887]);DAY([.D887]));&quot;AAAA&quot;))">
            <text:p/>
          </table:table-cell>
          <table:table-cell table:style-name="ce62" table:formula="of:=IF([.G887]=&quot;&quot;;&quot;&quot;;TEXT(DATE(YEAR([.G887]);MONTH([.G887]);DAY([.G887]));&quot;AAAA&quot;))">
            <text:p/>
          </table:table-cell>
          <table:table-cell table:style-name="ce62" table:formula="of:=IF([.A887]=&quot;&quot;;&quot;&quot;;TEXT(DATE(YEAR([.A887]);MONTH([.A887]);DAY([.A887]));&quot;MMM&quot;))">
            <text:p/>
          </table:table-cell>
          <table:table-cell table:style-name="ce62" table:formula="of:=IF([.D887]=&quot;&quot;;&quot;&quot;;TEXT(DATE(YEAR([.D887]);MONTH([.D887]);DAY([.D887]));&quot;MMM&quot;))">
            <text:p/>
          </table:table-cell>
          <table:table-cell table:style-name="ce62" table:formula="of:=IF([.G887]=&quot;&quot;;&quot;&quot;;TEXT(DATE(YEAR([.G887]);MONTH([.G887]);DAY([.G887]));&quot;MMM&quot;))">
            <text:p/>
          </table:table-cell>
          <table:table-cell table:style-name="ce70" table:formula="of:=IF([.D887]=&quot;&quot;;&quot;&quot;;TEXT(DATE(YEAR([.D887]);MONTH([.D887]);DAY([.D88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8]=&quot;&quot;;&quot;&quot;;VLOOKUP([.K888];[Contas.$A$1:.$C$54];2;0))">
            <text:p><text:s text:c="2"/></text:p>
          </table:table-cell>
          <table:table-cell table:style-name="ce15" table:formula="of:=IF([.K888]=&quot;&quot;;&quot;&quot;;VLOOKUP([.K888];[Contas.$A$1:.$C$54];3;0))">
            <text:p><text:s text:c="2"/></text:p>
          </table:table-cell>
          <table:table-cell table:style-name="ce16" table:formula="of:=IF([.G888]&lt;&gt;&quot;&quot;;&quot;Pago&quot;;IF(AND([.G888]=&quot;&quot;;[.E888]&lt;&gt;&quot;&quot;;[.F888]&lt;&gt;&quot;&quot;;TODAY()&gt;=[.D888]);&quot;Vencido&quot;;IF(AND([.E888]=&quot;&quot;;[.F888]=&quot;&quot;;[.G888]=&quot;&quot;;[.H888]=&quot;&quot;);&quot;&quot;;&quot;A Vencer&quot;)))">
            <text:p><text:s text:c="2"/></text:p>
          </table:table-cell>
          <table:table-cell table:style-name="ce41" table:formula="of:=IF([.H888]=&quot;&quot;;&quot;&quot;;[.H888]-[.C888])">
            <text:p/>
          </table:table-cell>
          <table:table-cell table:style-name="ce62" table:formula="of:=IF([.A888]=&quot;&quot;;&quot;&quot;;TEXT(DATE(YEAR([.A888]);MONTH([.A888]);DAY([.A888]));&quot;AAAA&quot;))">
            <text:p/>
          </table:table-cell>
          <table:table-cell table:style-name="ce62" table:formula="of:=IF([.D888]=&quot;&quot;;&quot;&quot;;TEXT(DATE(YEAR([.D888]);MONTH([.D888]);DAY([.D888]));&quot;AAAA&quot;))">
            <text:p/>
          </table:table-cell>
          <table:table-cell table:style-name="ce62" table:formula="of:=IF([.G888]=&quot;&quot;;&quot;&quot;;TEXT(DATE(YEAR([.G888]);MONTH([.G888]);DAY([.G888]));&quot;AAAA&quot;))">
            <text:p/>
          </table:table-cell>
          <table:table-cell table:style-name="ce62" table:formula="of:=IF([.A888]=&quot;&quot;;&quot;&quot;;TEXT(DATE(YEAR([.A888]);MONTH([.A888]);DAY([.A888]));&quot;MMM&quot;))">
            <text:p/>
          </table:table-cell>
          <table:table-cell table:style-name="ce62" table:formula="of:=IF([.D888]=&quot;&quot;;&quot;&quot;;TEXT(DATE(YEAR([.D888]);MONTH([.D888]);DAY([.D888]));&quot;MMM&quot;))">
            <text:p/>
          </table:table-cell>
          <table:table-cell table:style-name="ce62" table:formula="of:=IF([.G888]=&quot;&quot;;&quot;&quot;;TEXT(DATE(YEAR([.G888]);MONTH([.G888]);DAY([.G888]));&quot;MMM&quot;))">
            <text:p/>
          </table:table-cell>
          <table:table-cell table:style-name="ce70" table:formula="of:=IF([.D888]=&quot;&quot;;&quot;&quot;;TEXT(DATE(YEAR([.D888]);MONTH([.D888]);DAY([.D88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89]=&quot;&quot;;&quot;&quot;;VLOOKUP([.K889];[Contas.$A$1:.$C$54];2;0))">
            <text:p><text:s text:c="2"/></text:p>
          </table:table-cell>
          <table:table-cell table:style-name="ce15" table:formula="of:=IF([.K889]=&quot;&quot;;&quot;&quot;;VLOOKUP([.K889];[Contas.$A$1:.$C$54];3;0))">
            <text:p><text:s text:c="2"/></text:p>
          </table:table-cell>
          <table:table-cell table:style-name="ce16" table:formula="of:=IF([.G889]&lt;&gt;&quot;&quot;;&quot;Pago&quot;;IF(AND([.G889]=&quot;&quot;;[.E889]&lt;&gt;&quot;&quot;;[.F889]&lt;&gt;&quot;&quot;;TODAY()&gt;=[.D889]);&quot;Vencido&quot;;IF(AND([.E889]=&quot;&quot;;[.F889]=&quot;&quot;;[.G889]=&quot;&quot;;[.H889]=&quot;&quot;);&quot;&quot;;&quot;A Vencer&quot;)))">
            <text:p><text:s text:c="2"/></text:p>
          </table:table-cell>
          <table:table-cell table:style-name="ce41" table:formula="of:=IF([.H889]=&quot;&quot;;&quot;&quot;;[.H889]-[.C889])">
            <text:p/>
          </table:table-cell>
          <table:table-cell table:style-name="ce62" table:formula="of:=IF([.A889]=&quot;&quot;;&quot;&quot;;TEXT(DATE(YEAR([.A889]);MONTH([.A889]);DAY([.A889]));&quot;AAAA&quot;))">
            <text:p/>
          </table:table-cell>
          <table:table-cell table:style-name="ce62" table:formula="of:=IF([.D889]=&quot;&quot;;&quot;&quot;;TEXT(DATE(YEAR([.D889]);MONTH([.D889]);DAY([.D889]));&quot;AAAA&quot;))">
            <text:p/>
          </table:table-cell>
          <table:table-cell table:style-name="ce62" table:formula="of:=IF([.G889]=&quot;&quot;;&quot;&quot;;TEXT(DATE(YEAR([.G889]);MONTH([.G889]);DAY([.G889]));&quot;AAAA&quot;))">
            <text:p/>
          </table:table-cell>
          <table:table-cell table:style-name="ce62" table:formula="of:=IF([.A889]=&quot;&quot;;&quot;&quot;;TEXT(DATE(YEAR([.A889]);MONTH([.A889]);DAY([.A889]));&quot;MMM&quot;))">
            <text:p/>
          </table:table-cell>
          <table:table-cell table:style-name="ce62" table:formula="of:=IF([.D889]=&quot;&quot;;&quot;&quot;;TEXT(DATE(YEAR([.D889]);MONTH([.D889]);DAY([.D889]));&quot;MMM&quot;))">
            <text:p/>
          </table:table-cell>
          <table:table-cell table:style-name="ce62" table:formula="of:=IF([.G889]=&quot;&quot;;&quot;&quot;;TEXT(DATE(YEAR([.G889]);MONTH([.G889]);DAY([.G889]));&quot;MMM&quot;))">
            <text:p/>
          </table:table-cell>
          <table:table-cell table:style-name="ce70" table:formula="of:=IF([.D889]=&quot;&quot;;&quot;&quot;;TEXT(DATE(YEAR([.D889]);MONTH([.D889]);DAY([.D88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0]=&quot;&quot;;&quot;&quot;;VLOOKUP([.K890];[Contas.$A$1:.$C$54];2;0))">
            <text:p><text:s text:c="2"/></text:p>
          </table:table-cell>
          <table:table-cell table:style-name="ce15" table:formula="of:=IF([.K890]=&quot;&quot;;&quot;&quot;;VLOOKUP([.K890];[Contas.$A$1:.$C$54];3;0))">
            <text:p><text:s text:c="2"/></text:p>
          </table:table-cell>
          <table:table-cell table:style-name="ce16" table:formula="of:=IF([.G890]&lt;&gt;&quot;&quot;;&quot;Pago&quot;;IF(AND([.G890]=&quot;&quot;;[.E890]&lt;&gt;&quot;&quot;;[.F890]&lt;&gt;&quot;&quot;;TODAY()&gt;=[.D890]);&quot;Vencido&quot;;IF(AND([.E890]=&quot;&quot;;[.F890]=&quot;&quot;;[.G890]=&quot;&quot;;[.H890]=&quot;&quot;);&quot;&quot;;&quot;A Vencer&quot;)))">
            <text:p><text:s text:c="2"/></text:p>
          </table:table-cell>
          <table:table-cell table:style-name="ce41" table:formula="of:=IF([.H890]=&quot;&quot;;&quot;&quot;;[.H890]-[.C890])">
            <text:p/>
          </table:table-cell>
          <table:table-cell table:style-name="ce62" table:formula="of:=IF([.A890]=&quot;&quot;;&quot;&quot;;TEXT(DATE(YEAR([.A890]);MONTH([.A890]);DAY([.A890]));&quot;AAAA&quot;))">
            <text:p/>
          </table:table-cell>
          <table:table-cell table:style-name="ce62" table:formula="of:=IF([.D890]=&quot;&quot;;&quot;&quot;;TEXT(DATE(YEAR([.D890]);MONTH([.D890]);DAY([.D890]));&quot;AAAA&quot;))">
            <text:p/>
          </table:table-cell>
          <table:table-cell table:style-name="ce62" table:formula="of:=IF([.G890]=&quot;&quot;;&quot;&quot;;TEXT(DATE(YEAR([.G890]);MONTH([.G890]);DAY([.G890]));&quot;AAAA&quot;))">
            <text:p/>
          </table:table-cell>
          <table:table-cell table:style-name="ce62" table:formula="of:=IF([.A890]=&quot;&quot;;&quot;&quot;;TEXT(DATE(YEAR([.A890]);MONTH([.A890]);DAY([.A890]));&quot;MMM&quot;))">
            <text:p/>
          </table:table-cell>
          <table:table-cell table:style-name="ce62" table:formula="of:=IF([.D890]=&quot;&quot;;&quot;&quot;;TEXT(DATE(YEAR([.D890]);MONTH([.D890]);DAY([.D890]));&quot;MMM&quot;))">
            <text:p/>
          </table:table-cell>
          <table:table-cell table:style-name="ce62" table:formula="of:=IF([.G890]=&quot;&quot;;&quot;&quot;;TEXT(DATE(YEAR([.G890]);MONTH([.G890]);DAY([.G890]));&quot;MMM&quot;))">
            <text:p/>
          </table:table-cell>
          <table:table-cell table:style-name="ce70" table:formula="of:=IF([.D890]=&quot;&quot;;&quot;&quot;;TEXT(DATE(YEAR([.D890]);MONTH([.D890]);DAY([.D89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1]=&quot;&quot;;&quot;&quot;;VLOOKUP([.K891];[Contas.$A$1:.$C$54];2;0))">
            <text:p><text:s text:c="2"/></text:p>
          </table:table-cell>
          <table:table-cell table:style-name="ce15" table:formula="of:=IF([.K891]=&quot;&quot;;&quot;&quot;;VLOOKUP([.K891];[Contas.$A$1:.$C$54];3;0))">
            <text:p><text:s text:c="2"/></text:p>
          </table:table-cell>
          <table:table-cell table:style-name="ce16" table:formula="of:=IF([.G891]&lt;&gt;&quot;&quot;;&quot;Pago&quot;;IF(AND([.G891]=&quot;&quot;;[.E891]&lt;&gt;&quot;&quot;;[.F891]&lt;&gt;&quot;&quot;;TODAY()&gt;=[.D891]);&quot;Vencido&quot;;IF(AND([.E891]=&quot;&quot;;[.F891]=&quot;&quot;;[.G891]=&quot;&quot;;[.H891]=&quot;&quot;);&quot;&quot;;&quot;A Vencer&quot;)))">
            <text:p><text:s text:c="2"/></text:p>
          </table:table-cell>
          <table:table-cell table:style-name="ce41" table:formula="of:=IF([.H891]=&quot;&quot;;&quot;&quot;;[.H891]-[.C891])">
            <text:p/>
          </table:table-cell>
          <table:table-cell table:style-name="ce62" table:formula="of:=IF([.A891]=&quot;&quot;;&quot;&quot;;TEXT(DATE(YEAR([.A891]);MONTH([.A891]);DAY([.A891]));&quot;AAAA&quot;))">
            <text:p/>
          </table:table-cell>
          <table:table-cell table:style-name="ce62" table:formula="of:=IF([.D891]=&quot;&quot;;&quot;&quot;;TEXT(DATE(YEAR([.D891]);MONTH([.D891]);DAY([.D891]));&quot;AAAA&quot;))">
            <text:p/>
          </table:table-cell>
          <table:table-cell table:style-name="ce62" table:formula="of:=IF([.G891]=&quot;&quot;;&quot;&quot;;TEXT(DATE(YEAR([.G891]);MONTH([.G891]);DAY([.G891]));&quot;AAAA&quot;))">
            <text:p/>
          </table:table-cell>
          <table:table-cell table:style-name="ce62" table:formula="of:=IF([.A891]=&quot;&quot;;&quot;&quot;;TEXT(DATE(YEAR([.A891]);MONTH([.A891]);DAY([.A891]));&quot;MMM&quot;))">
            <text:p/>
          </table:table-cell>
          <table:table-cell table:style-name="ce62" table:formula="of:=IF([.D891]=&quot;&quot;;&quot;&quot;;TEXT(DATE(YEAR([.D891]);MONTH([.D891]);DAY([.D891]));&quot;MMM&quot;))">
            <text:p/>
          </table:table-cell>
          <table:table-cell table:style-name="ce62" table:formula="of:=IF([.G891]=&quot;&quot;;&quot;&quot;;TEXT(DATE(YEAR([.G891]);MONTH([.G891]);DAY([.G891]));&quot;MMM&quot;))">
            <text:p/>
          </table:table-cell>
          <table:table-cell table:style-name="ce70" table:formula="of:=IF([.D891]=&quot;&quot;;&quot;&quot;;TEXT(DATE(YEAR([.D891]);MONTH([.D891]);DAY([.D89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2]=&quot;&quot;;&quot;&quot;;VLOOKUP([.K892];[Contas.$A$1:.$C$54];2;0))">
            <text:p><text:s text:c="2"/></text:p>
          </table:table-cell>
          <table:table-cell table:style-name="ce15" table:formula="of:=IF([.K892]=&quot;&quot;;&quot;&quot;;VLOOKUP([.K892];[Contas.$A$1:.$C$54];3;0))">
            <text:p><text:s text:c="2"/></text:p>
          </table:table-cell>
          <table:table-cell table:style-name="ce16" table:formula="of:=IF([.G892]&lt;&gt;&quot;&quot;;&quot;Pago&quot;;IF(AND([.G892]=&quot;&quot;;[.E892]&lt;&gt;&quot;&quot;;[.F892]&lt;&gt;&quot;&quot;;TODAY()&gt;=[.D892]);&quot;Vencido&quot;;IF(AND([.E892]=&quot;&quot;;[.F892]=&quot;&quot;;[.G892]=&quot;&quot;;[.H892]=&quot;&quot;);&quot;&quot;;&quot;A Vencer&quot;)))">
            <text:p><text:s text:c="2"/></text:p>
          </table:table-cell>
          <table:table-cell table:style-name="ce41" table:formula="of:=IF([.H892]=&quot;&quot;;&quot;&quot;;[.H892]-[.C892])">
            <text:p/>
          </table:table-cell>
          <table:table-cell table:style-name="ce62" table:formula="of:=IF([.A892]=&quot;&quot;;&quot;&quot;;TEXT(DATE(YEAR([.A892]);MONTH([.A892]);DAY([.A892]));&quot;AAAA&quot;))">
            <text:p/>
          </table:table-cell>
          <table:table-cell table:style-name="ce62" table:formula="of:=IF([.D892]=&quot;&quot;;&quot;&quot;;TEXT(DATE(YEAR([.D892]);MONTH([.D892]);DAY([.D892]));&quot;AAAA&quot;))">
            <text:p/>
          </table:table-cell>
          <table:table-cell table:style-name="ce62" table:formula="of:=IF([.G892]=&quot;&quot;;&quot;&quot;;TEXT(DATE(YEAR([.G892]);MONTH([.G892]);DAY([.G892]));&quot;AAAA&quot;))">
            <text:p/>
          </table:table-cell>
          <table:table-cell table:style-name="ce62" table:formula="of:=IF([.A892]=&quot;&quot;;&quot;&quot;;TEXT(DATE(YEAR([.A892]);MONTH([.A892]);DAY([.A892]));&quot;MMM&quot;))">
            <text:p/>
          </table:table-cell>
          <table:table-cell table:style-name="ce62" table:formula="of:=IF([.D892]=&quot;&quot;;&quot;&quot;;TEXT(DATE(YEAR([.D892]);MONTH([.D892]);DAY([.D892]));&quot;MMM&quot;))">
            <text:p/>
          </table:table-cell>
          <table:table-cell table:style-name="ce62" table:formula="of:=IF([.G892]=&quot;&quot;;&quot;&quot;;TEXT(DATE(YEAR([.G892]);MONTH([.G892]);DAY([.G892]));&quot;MMM&quot;))">
            <text:p/>
          </table:table-cell>
          <table:table-cell table:style-name="ce70" table:formula="of:=IF([.D892]=&quot;&quot;;&quot;&quot;;TEXT(DATE(YEAR([.D892]);MONTH([.D892]);DAY([.D89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3]=&quot;&quot;;&quot;&quot;;VLOOKUP([.K893];[Contas.$A$1:.$C$54];2;0))">
            <text:p><text:s text:c="2"/></text:p>
          </table:table-cell>
          <table:table-cell table:style-name="ce15" table:formula="of:=IF([.K893]=&quot;&quot;;&quot;&quot;;VLOOKUP([.K893];[Contas.$A$1:.$C$54];3;0))">
            <text:p><text:s text:c="2"/></text:p>
          </table:table-cell>
          <table:table-cell table:style-name="ce16" table:formula="of:=IF([.G893]&lt;&gt;&quot;&quot;;&quot;Pago&quot;;IF(AND([.G893]=&quot;&quot;;[.E893]&lt;&gt;&quot;&quot;;[.F893]&lt;&gt;&quot;&quot;;TODAY()&gt;=[.D893]);&quot;Vencido&quot;;IF(AND([.E893]=&quot;&quot;;[.F893]=&quot;&quot;;[.G893]=&quot;&quot;;[.H893]=&quot;&quot;);&quot;&quot;;&quot;A Vencer&quot;)))">
            <text:p><text:s text:c="2"/></text:p>
          </table:table-cell>
          <table:table-cell table:style-name="ce41" table:formula="of:=IF([.H893]=&quot;&quot;;&quot;&quot;;[.H893]-[.C893])">
            <text:p/>
          </table:table-cell>
          <table:table-cell table:style-name="ce62" table:formula="of:=IF([.A893]=&quot;&quot;;&quot;&quot;;TEXT(DATE(YEAR([.A893]);MONTH([.A893]);DAY([.A893]));&quot;AAAA&quot;))">
            <text:p/>
          </table:table-cell>
          <table:table-cell table:style-name="ce62" table:formula="of:=IF([.D893]=&quot;&quot;;&quot;&quot;;TEXT(DATE(YEAR([.D893]);MONTH([.D893]);DAY([.D893]));&quot;AAAA&quot;))">
            <text:p/>
          </table:table-cell>
          <table:table-cell table:style-name="ce62" table:formula="of:=IF([.G893]=&quot;&quot;;&quot;&quot;;TEXT(DATE(YEAR([.G893]);MONTH([.G893]);DAY([.G893]));&quot;AAAA&quot;))">
            <text:p/>
          </table:table-cell>
          <table:table-cell table:style-name="ce62" table:formula="of:=IF([.A893]=&quot;&quot;;&quot;&quot;;TEXT(DATE(YEAR([.A893]);MONTH([.A893]);DAY([.A893]));&quot;MMM&quot;))">
            <text:p/>
          </table:table-cell>
          <table:table-cell table:style-name="ce62" table:formula="of:=IF([.D893]=&quot;&quot;;&quot;&quot;;TEXT(DATE(YEAR([.D893]);MONTH([.D893]);DAY([.D893]));&quot;MMM&quot;))">
            <text:p/>
          </table:table-cell>
          <table:table-cell table:style-name="ce62" table:formula="of:=IF([.G893]=&quot;&quot;;&quot;&quot;;TEXT(DATE(YEAR([.G893]);MONTH([.G893]);DAY([.G893]));&quot;MMM&quot;))">
            <text:p/>
          </table:table-cell>
          <table:table-cell table:style-name="ce70" table:formula="of:=IF([.D893]=&quot;&quot;;&quot;&quot;;TEXT(DATE(YEAR([.D893]);MONTH([.D893]);DAY([.D89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4]=&quot;&quot;;&quot;&quot;;VLOOKUP([.K894];[Contas.$A$1:.$C$54];2;0))">
            <text:p><text:s text:c="2"/></text:p>
          </table:table-cell>
          <table:table-cell table:style-name="ce15" table:formula="of:=IF([.K894]=&quot;&quot;;&quot;&quot;;VLOOKUP([.K894];[Contas.$A$1:.$C$54];3;0))">
            <text:p><text:s text:c="2"/></text:p>
          </table:table-cell>
          <table:table-cell table:style-name="ce16" table:formula="of:=IF([.G894]&lt;&gt;&quot;&quot;;&quot;Pago&quot;;IF(AND([.G894]=&quot;&quot;;[.E894]&lt;&gt;&quot;&quot;;[.F894]&lt;&gt;&quot;&quot;;TODAY()&gt;=[.D894]);&quot;Vencido&quot;;IF(AND([.E894]=&quot;&quot;;[.F894]=&quot;&quot;;[.G894]=&quot;&quot;;[.H894]=&quot;&quot;);&quot;&quot;;&quot;A Vencer&quot;)))">
            <text:p><text:s text:c="2"/></text:p>
          </table:table-cell>
          <table:table-cell table:style-name="ce41" table:formula="of:=IF([.H894]=&quot;&quot;;&quot;&quot;;[.H894]-[.C894])">
            <text:p/>
          </table:table-cell>
          <table:table-cell table:style-name="ce62" table:formula="of:=IF([.A894]=&quot;&quot;;&quot;&quot;;TEXT(DATE(YEAR([.A894]);MONTH([.A894]);DAY([.A894]));&quot;AAAA&quot;))">
            <text:p/>
          </table:table-cell>
          <table:table-cell table:style-name="ce62" table:formula="of:=IF([.D894]=&quot;&quot;;&quot;&quot;;TEXT(DATE(YEAR([.D894]);MONTH([.D894]);DAY([.D894]));&quot;AAAA&quot;))">
            <text:p/>
          </table:table-cell>
          <table:table-cell table:style-name="ce62" table:formula="of:=IF([.G894]=&quot;&quot;;&quot;&quot;;TEXT(DATE(YEAR([.G894]);MONTH([.G894]);DAY([.G894]));&quot;AAAA&quot;))">
            <text:p/>
          </table:table-cell>
          <table:table-cell table:style-name="ce62" table:formula="of:=IF([.A894]=&quot;&quot;;&quot;&quot;;TEXT(DATE(YEAR([.A894]);MONTH([.A894]);DAY([.A894]));&quot;MMM&quot;))">
            <text:p/>
          </table:table-cell>
          <table:table-cell table:style-name="ce62" table:formula="of:=IF([.D894]=&quot;&quot;;&quot;&quot;;TEXT(DATE(YEAR([.D894]);MONTH([.D894]);DAY([.D894]));&quot;MMM&quot;))">
            <text:p/>
          </table:table-cell>
          <table:table-cell table:style-name="ce62" table:formula="of:=IF([.G894]=&quot;&quot;;&quot;&quot;;TEXT(DATE(YEAR([.G894]);MONTH([.G894]);DAY([.G894]));&quot;MMM&quot;))">
            <text:p/>
          </table:table-cell>
          <table:table-cell table:style-name="ce70" table:formula="of:=IF([.D894]=&quot;&quot;;&quot;&quot;;TEXT(DATE(YEAR([.D894]);MONTH([.D894]);DAY([.D89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5]=&quot;&quot;;&quot;&quot;;VLOOKUP([.K895];[Contas.$A$1:.$C$54];2;0))">
            <text:p><text:s text:c="2"/></text:p>
          </table:table-cell>
          <table:table-cell table:style-name="ce15" table:formula="of:=IF([.K895]=&quot;&quot;;&quot;&quot;;VLOOKUP([.K895];[Contas.$A$1:.$C$54];3;0))">
            <text:p><text:s text:c="2"/></text:p>
          </table:table-cell>
          <table:table-cell table:style-name="ce16" table:formula="of:=IF([.G895]&lt;&gt;&quot;&quot;;&quot;Pago&quot;;IF(AND([.G895]=&quot;&quot;;[.E895]&lt;&gt;&quot;&quot;;[.F895]&lt;&gt;&quot;&quot;;TODAY()&gt;=[.D895]);&quot;Vencido&quot;;IF(AND([.E895]=&quot;&quot;;[.F895]=&quot;&quot;;[.G895]=&quot;&quot;;[.H895]=&quot;&quot;);&quot;&quot;;&quot;A Vencer&quot;)))">
            <text:p><text:s text:c="2"/></text:p>
          </table:table-cell>
          <table:table-cell table:style-name="ce41" table:formula="of:=IF([.H895]=&quot;&quot;;&quot;&quot;;[.H895]-[.C895])">
            <text:p/>
          </table:table-cell>
          <table:table-cell table:style-name="ce62" table:formula="of:=IF([.A895]=&quot;&quot;;&quot;&quot;;TEXT(DATE(YEAR([.A895]);MONTH([.A895]);DAY([.A895]));&quot;AAAA&quot;))">
            <text:p/>
          </table:table-cell>
          <table:table-cell table:style-name="ce62" table:formula="of:=IF([.D895]=&quot;&quot;;&quot;&quot;;TEXT(DATE(YEAR([.D895]);MONTH([.D895]);DAY([.D895]));&quot;AAAA&quot;))">
            <text:p/>
          </table:table-cell>
          <table:table-cell table:style-name="ce62" table:formula="of:=IF([.G895]=&quot;&quot;;&quot;&quot;;TEXT(DATE(YEAR([.G895]);MONTH([.G895]);DAY([.G895]));&quot;AAAA&quot;))">
            <text:p/>
          </table:table-cell>
          <table:table-cell table:style-name="ce62" table:formula="of:=IF([.A895]=&quot;&quot;;&quot;&quot;;TEXT(DATE(YEAR([.A895]);MONTH([.A895]);DAY([.A895]));&quot;MMM&quot;))">
            <text:p/>
          </table:table-cell>
          <table:table-cell table:style-name="ce62" table:formula="of:=IF([.D895]=&quot;&quot;;&quot;&quot;;TEXT(DATE(YEAR([.D895]);MONTH([.D895]);DAY([.D895]));&quot;MMM&quot;))">
            <text:p/>
          </table:table-cell>
          <table:table-cell table:style-name="ce62" table:formula="of:=IF([.G895]=&quot;&quot;;&quot;&quot;;TEXT(DATE(YEAR([.G895]);MONTH([.G895]);DAY([.G895]));&quot;MMM&quot;))">
            <text:p/>
          </table:table-cell>
          <table:table-cell table:style-name="ce70" table:formula="of:=IF([.D895]=&quot;&quot;;&quot;&quot;;TEXT(DATE(YEAR([.D895]);MONTH([.D895]);DAY([.D89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6]=&quot;&quot;;&quot;&quot;;VLOOKUP([.K896];[Contas.$A$1:.$C$54];2;0))">
            <text:p><text:s text:c="2"/></text:p>
          </table:table-cell>
          <table:table-cell table:style-name="ce15" table:formula="of:=IF([.K896]=&quot;&quot;;&quot;&quot;;VLOOKUP([.K896];[Contas.$A$1:.$C$54];3;0))">
            <text:p><text:s text:c="2"/></text:p>
          </table:table-cell>
          <table:table-cell table:style-name="ce16" table:formula="of:=IF([.G896]&lt;&gt;&quot;&quot;;&quot;Pago&quot;;IF(AND([.G896]=&quot;&quot;;[.E896]&lt;&gt;&quot;&quot;;[.F896]&lt;&gt;&quot;&quot;;TODAY()&gt;=[.D896]);&quot;Vencido&quot;;IF(AND([.E896]=&quot;&quot;;[.F896]=&quot;&quot;;[.G896]=&quot;&quot;;[.H896]=&quot;&quot;);&quot;&quot;;&quot;A Vencer&quot;)))">
            <text:p><text:s text:c="2"/></text:p>
          </table:table-cell>
          <table:table-cell table:style-name="ce41" table:formula="of:=IF([.H896]=&quot;&quot;;&quot;&quot;;[.H896]-[.C896])">
            <text:p/>
          </table:table-cell>
          <table:table-cell table:style-name="ce62" table:formula="of:=IF([.A896]=&quot;&quot;;&quot;&quot;;TEXT(DATE(YEAR([.A896]);MONTH([.A896]);DAY([.A896]));&quot;AAAA&quot;))">
            <text:p/>
          </table:table-cell>
          <table:table-cell table:style-name="ce62" table:formula="of:=IF([.D896]=&quot;&quot;;&quot;&quot;;TEXT(DATE(YEAR([.D896]);MONTH([.D896]);DAY([.D896]));&quot;AAAA&quot;))">
            <text:p/>
          </table:table-cell>
          <table:table-cell table:style-name="ce62" table:formula="of:=IF([.G896]=&quot;&quot;;&quot;&quot;;TEXT(DATE(YEAR([.G896]);MONTH([.G896]);DAY([.G896]));&quot;AAAA&quot;))">
            <text:p/>
          </table:table-cell>
          <table:table-cell table:style-name="ce62" table:formula="of:=IF([.A896]=&quot;&quot;;&quot;&quot;;TEXT(DATE(YEAR([.A896]);MONTH([.A896]);DAY([.A896]));&quot;MMM&quot;))">
            <text:p/>
          </table:table-cell>
          <table:table-cell table:style-name="ce62" table:formula="of:=IF([.D896]=&quot;&quot;;&quot;&quot;;TEXT(DATE(YEAR([.D896]);MONTH([.D896]);DAY([.D896]));&quot;MMM&quot;))">
            <text:p/>
          </table:table-cell>
          <table:table-cell table:style-name="ce62" table:formula="of:=IF([.G896]=&quot;&quot;;&quot;&quot;;TEXT(DATE(YEAR([.G896]);MONTH([.G896]);DAY([.G896]));&quot;MMM&quot;))">
            <text:p/>
          </table:table-cell>
          <table:table-cell table:style-name="ce70" table:formula="of:=IF([.D896]=&quot;&quot;;&quot;&quot;;TEXT(DATE(YEAR([.D896]);MONTH([.D896]);DAY([.D89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7]=&quot;&quot;;&quot;&quot;;VLOOKUP([.K897];[Contas.$A$1:.$C$54];2;0))">
            <text:p><text:s text:c="2"/></text:p>
          </table:table-cell>
          <table:table-cell table:style-name="ce15" table:formula="of:=IF([.K897]=&quot;&quot;;&quot;&quot;;VLOOKUP([.K897];[Contas.$A$1:.$C$54];3;0))">
            <text:p><text:s text:c="2"/></text:p>
          </table:table-cell>
          <table:table-cell table:style-name="ce16" table:formula="of:=IF([.G897]&lt;&gt;&quot;&quot;;&quot;Pago&quot;;IF(AND([.G897]=&quot;&quot;;[.E897]&lt;&gt;&quot;&quot;;[.F897]&lt;&gt;&quot;&quot;;TODAY()&gt;=[.D897]);&quot;Vencido&quot;;IF(AND([.E897]=&quot;&quot;;[.F897]=&quot;&quot;;[.G897]=&quot;&quot;;[.H897]=&quot;&quot;);&quot;&quot;;&quot;A Vencer&quot;)))">
            <text:p><text:s text:c="2"/></text:p>
          </table:table-cell>
          <table:table-cell table:style-name="ce41" table:formula="of:=IF([.H897]=&quot;&quot;;&quot;&quot;;[.H897]-[.C897])">
            <text:p/>
          </table:table-cell>
          <table:table-cell table:style-name="ce62" table:formula="of:=IF([.A897]=&quot;&quot;;&quot;&quot;;TEXT(DATE(YEAR([.A897]);MONTH([.A897]);DAY([.A897]));&quot;AAAA&quot;))">
            <text:p/>
          </table:table-cell>
          <table:table-cell table:style-name="ce62" table:formula="of:=IF([.D897]=&quot;&quot;;&quot;&quot;;TEXT(DATE(YEAR([.D897]);MONTH([.D897]);DAY([.D897]));&quot;AAAA&quot;))">
            <text:p/>
          </table:table-cell>
          <table:table-cell table:style-name="ce62" table:formula="of:=IF([.G897]=&quot;&quot;;&quot;&quot;;TEXT(DATE(YEAR([.G897]);MONTH([.G897]);DAY([.G897]));&quot;AAAA&quot;))">
            <text:p/>
          </table:table-cell>
          <table:table-cell table:style-name="ce62" table:formula="of:=IF([.A897]=&quot;&quot;;&quot;&quot;;TEXT(DATE(YEAR([.A897]);MONTH([.A897]);DAY([.A897]));&quot;MMM&quot;))">
            <text:p/>
          </table:table-cell>
          <table:table-cell table:style-name="ce62" table:formula="of:=IF([.D897]=&quot;&quot;;&quot;&quot;;TEXT(DATE(YEAR([.D897]);MONTH([.D897]);DAY([.D897]));&quot;MMM&quot;))">
            <text:p/>
          </table:table-cell>
          <table:table-cell table:style-name="ce62" table:formula="of:=IF([.G897]=&quot;&quot;;&quot;&quot;;TEXT(DATE(YEAR([.G897]);MONTH([.G897]);DAY([.G897]));&quot;MMM&quot;))">
            <text:p/>
          </table:table-cell>
          <table:table-cell table:style-name="ce70" table:formula="of:=IF([.D897]=&quot;&quot;;&quot;&quot;;TEXT(DATE(YEAR([.D897]);MONTH([.D897]);DAY([.D89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8]=&quot;&quot;;&quot;&quot;;VLOOKUP([.K898];[Contas.$A$1:.$C$54];2;0))">
            <text:p><text:s text:c="2"/></text:p>
          </table:table-cell>
          <table:table-cell table:style-name="ce15" table:formula="of:=IF([.K898]=&quot;&quot;;&quot;&quot;;VLOOKUP([.K898];[Contas.$A$1:.$C$54];3;0))">
            <text:p><text:s text:c="2"/></text:p>
          </table:table-cell>
          <table:table-cell table:style-name="ce16" table:formula="of:=IF([.G898]&lt;&gt;&quot;&quot;;&quot;Pago&quot;;IF(AND([.G898]=&quot;&quot;;[.E898]&lt;&gt;&quot;&quot;;[.F898]&lt;&gt;&quot;&quot;;TODAY()&gt;=[.D898]);&quot;Vencido&quot;;IF(AND([.E898]=&quot;&quot;;[.F898]=&quot;&quot;;[.G898]=&quot;&quot;;[.H898]=&quot;&quot;);&quot;&quot;;&quot;A Vencer&quot;)))">
            <text:p><text:s text:c="2"/></text:p>
          </table:table-cell>
          <table:table-cell table:style-name="ce41" table:formula="of:=IF([.H898]=&quot;&quot;;&quot;&quot;;[.H898]-[.C898])">
            <text:p/>
          </table:table-cell>
          <table:table-cell table:style-name="ce62" table:formula="of:=IF([.A898]=&quot;&quot;;&quot;&quot;;TEXT(DATE(YEAR([.A898]);MONTH([.A898]);DAY([.A898]));&quot;AAAA&quot;))">
            <text:p/>
          </table:table-cell>
          <table:table-cell table:style-name="ce62" table:formula="of:=IF([.D898]=&quot;&quot;;&quot;&quot;;TEXT(DATE(YEAR([.D898]);MONTH([.D898]);DAY([.D898]));&quot;AAAA&quot;))">
            <text:p/>
          </table:table-cell>
          <table:table-cell table:style-name="ce62" table:formula="of:=IF([.G898]=&quot;&quot;;&quot;&quot;;TEXT(DATE(YEAR([.G898]);MONTH([.G898]);DAY([.G898]));&quot;AAAA&quot;))">
            <text:p/>
          </table:table-cell>
          <table:table-cell table:style-name="ce62" table:formula="of:=IF([.A898]=&quot;&quot;;&quot;&quot;;TEXT(DATE(YEAR([.A898]);MONTH([.A898]);DAY([.A898]));&quot;MMM&quot;))">
            <text:p/>
          </table:table-cell>
          <table:table-cell table:style-name="ce62" table:formula="of:=IF([.D898]=&quot;&quot;;&quot;&quot;;TEXT(DATE(YEAR([.D898]);MONTH([.D898]);DAY([.D898]));&quot;MMM&quot;))">
            <text:p/>
          </table:table-cell>
          <table:table-cell table:style-name="ce62" table:formula="of:=IF([.G898]=&quot;&quot;;&quot;&quot;;TEXT(DATE(YEAR([.G898]);MONTH([.G898]);DAY([.G898]));&quot;MMM&quot;))">
            <text:p/>
          </table:table-cell>
          <table:table-cell table:style-name="ce70" table:formula="of:=IF([.D898]=&quot;&quot;;&quot;&quot;;TEXT(DATE(YEAR([.D898]);MONTH([.D898]);DAY([.D89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899]=&quot;&quot;;&quot;&quot;;VLOOKUP([.K899];[Contas.$A$1:.$C$54];2;0))">
            <text:p><text:s text:c="2"/></text:p>
          </table:table-cell>
          <table:table-cell table:style-name="ce15" table:formula="of:=IF([.K899]=&quot;&quot;;&quot;&quot;;VLOOKUP([.K899];[Contas.$A$1:.$C$54];3;0))">
            <text:p><text:s text:c="2"/></text:p>
          </table:table-cell>
          <table:table-cell table:style-name="ce16" table:formula="of:=IF([.G899]&lt;&gt;&quot;&quot;;&quot;Pago&quot;;IF(AND([.G899]=&quot;&quot;;[.E899]&lt;&gt;&quot;&quot;;[.F899]&lt;&gt;&quot;&quot;;TODAY()&gt;=[.D899]);&quot;Vencido&quot;;IF(AND([.E899]=&quot;&quot;;[.F899]=&quot;&quot;;[.G899]=&quot;&quot;;[.H899]=&quot;&quot;);&quot;&quot;;&quot;A Vencer&quot;)))">
            <text:p><text:s text:c="2"/></text:p>
          </table:table-cell>
          <table:table-cell table:style-name="ce41" table:formula="of:=IF([.H899]=&quot;&quot;;&quot;&quot;;[.H899]-[.C899])">
            <text:p/>
          </table:table-cell>
          <table:table-cell table:style-name="ce62" table:formula="of:=IF([.A899]=&quot;&quot;;&quot;&quot;;TEXT(DATE(YEAR([.A899]);MONTH([.A899]);DAY([.A899]));&quot;AAAA&quot;))">
            <text:p/>
          </table:table-cell>
          <table:table-cell table:style-name="ce62" table:formula="of:=IF([.D899]=&quot;&quot;;&quot;&quot;;TEXT(DATE(YEAR([.D899]);MONTH([.D899]);DAY([.D899]));&quot;AAAA&quot;))">
            <text:p/>
          </table:table-cell>
          <table:table-cell table:style-name="ce62" table:formula="of:=IF([.G899]=&quot;&quot;;&quot;&quot;;TEXT(DATE(YEAR([.G899]);MONTH([.G899]);DAY([.G899]));&quot;AAAA&quot;))">
            <text:p/>
          </table:table-cell>
          <table:table-cell table:style-name="ce62" table:formula="of:=IF([.A899]=&quot;&quot;;&quot;&quot;;TEXT(DATE(YEAR([.A899]);MONTH([.A899]);DAY([.A899]));&quot;MMM&quot;))">
            <text:p/>
          </table:table-cell>
          <table:table-cell table:style-name="ce62" table:formula="of:=IF([.D899]=&quot;&quot;;&quot;&quot;;TEXT(DATE(YEAR([.D899]);MONTH([.D899]);DAY([.D899]));&quot;MMM&quot;))">
            <text:p/>
          </table:table-cell>
          <table:table-cell table:style-name="ce62" table:formula="of:=IF([.G899]=&quot;&quot;;&quot;&quot;;TEXT(DATE(YEAR([.G899]);MONTH([.G899]);DAY([.G899]));&quot;MMM&quot;))">
            <text:p/>
          </table:table-cell>
          <table:table-cell table:style-name="ce70" table:formula="of:=IF([.D899]=&quot;&quot;;&quot;&quot;;TEXT(DATE(YEAR([.D899]);MONTH([.D899]);DAY([.D89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0]=&quot;&quot;;&quot;&quot;;VLOOKUP([.K900];[Contas.$A$1:.$C$54];2;0))">
            <text:p><text:s text:c="2"/></text:p>
          </table:table-cell>
          <table:table-cell table:style-name="ce15" table:formula="of:=IF([.K900]=&quot;&quot;;&quot;&quot;;VLOOKUP([.K900];[Contas.$A$1:.$C$54];3;0))">
            <text:p><text:s text:c="2"/></text:p>
          </table:table-cell>
          <table:table-cell table:style-name="ce16" table:formula="of:=IF([.G900]&lt;&gt;&quot;&quot;;&quot;Pago&quot;;IF(AND([.G900]=&quot;&quot;;[.E900]&lt;&gt;&quot;&quot;;[.F900]&lt;&gt;&quot;&quot;;TODAY()&gt;=[.D900]);&quot;Vencido&quot;;IF(AND([.E900]=&quot;&quot;;[.F900]=&quot;&quot;;[.G900]=&quot;&quot;;[.H900]=&quot;&quot;);&quot;&quot;;&quot;A Vencer&quot;)))">
            <text:p><text:s text:c="2"/></text:p>
          </table:table-cell>
          <table:table-cell table:style-name="ce41" table:formula="of:=IF([.H900]=&quot;&quot;;&quot;&quot;;[.H900]-[.C900])">
            <text:p/>
          </table:table-cell>
          <table:table-cell table:style-name="ce62" table:formula="of:=IF([.A900]=&quot;&quot;;&quot;&quot;;TEXT(DATE(YEAR([.A900]);MONTH([.A900]);DAY([.A900]));&quot;AAAA&quot;))">
            <text:p/>
          </table:table-cell>
          <table:table-cell table:style-name="ce62" table:formula="of:=IF([.D900]=&quot;&quot;;&quot;&quot;;TEXT(DATE(YEAR([.D900]);MONTH([.D900]);DAY([.D900]));&quot;AAAA&quot;))">
            <text:p/>
          </table:table-cell>
          <table:table-cell table:style-name="ce62" table:formula="of:=IF([.G900]=&quot;&quot;;&quot;&quot;;TEXT(DATE(YEAR([.G900]);MONTH([.G900]);DAY([.G900]));&quot;AAAA&quot;))">
            <text:p/>
          </table:table-cell>
          <table:table-cell table:style-name="ce62" table:formula="of:=IF([.A900]=&quot;&quot;;&quot;&quot;;TEXT(DATE(YEAR([.A900]);MONTH([.A900]);DAY([.A900]));&quot;MMM&quot;))">
            <text:p/>
          </table:table-cell>
          <table:table-cell table:style-name="ce62" table:formula="of:=IF([.D900]=&quot;&quot;;&quot;&quot;;TEXT(DATE(YEAR([.D900]);MONTH([.D900]);DAY([.D900]));&quot;MMM&quot;))">
            <text:p/>
          </table:table-cell>
          <table:table-cell table:style-name="ce62" table:formula="of:=IF([.G900]=&quot;&quot;;&quot;&quot;;TEXT(DATE(YEAR([.G900]);MONTH([.G900]);DAY([.G900]));&quot;MMM&quot;))">
            <text:p/>
          </table:table-cell>
          <table:table-cell table:style-name="ce70" table:formula="of:=IF([.D900]=&quot;&quot;;&quot;&quot;;TEXT(DATE(YEAR([.D900]);MONTH([.D900]);DAY([.D90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1]=&quot;&quot;;&quot;&quot;;VLOOKUP([.K901];[Contas.$A$1:.$C$54];2;0))">
            <text:p><text:s text:c="2"/></text:p>
          </table:table-cell>
          <table:table-cell table:style-name="ce15" table:formula="of:=IF([.K901]=&quot;&quot;;&quot;&quot;;VLOOKUP([.K901];[Contas.$A$1:.$C$54];3;0))">
            <text:p><text:s text:c="2"/></text:p>
          </table:table-cell>
          <table:table-cell table:style-name="ce16" table:formula="of:=IF([.G901]&lt;&gt;&quot;&quot;;&quot;Pago&quot;;IF(AND([.G901]=&quot;&quot;;[.E901]&lt;&gt;&quot;&quot;;[.F901]&lt;&gt;&quot;&quot;;TODAY()&gt;=[.D901]);&quot;Vencido&quot;;IF(AND([.E901]=&quot;&quot;;[.F901]=&quot;&quot;;[.G901]=&quot;&quot;;[.H901]=&quot;&quot;);&quot;&quot;;&quot;A Vencer&quot;)))">
            <text:p><text:s text:c="2"/></text:p>
          </table:table-cell>
          <table:table-cell table:style-name="ce41" table:formula="of:=IF([.H901]=&quot;&quot;;&quot;&quot;;[.H901]-[.C901])">
            <text:p/>
          </table:table-cell>
          <table:table-cell table:style-name="ce62" table:formula="of:=IF([.A901]=&quot;&quot;;&quot;&quot;;TEXT(DATE(YEAR([.A901]);MONTH([.A901]);DAY([.A901]));&quot;AAAA&quot;))">
            <text:p/>
          </table:table-cell>
          <table:table-cell table:style-name="ce62" table:formula="of:=IF([.D901]=&quot;&quot;;&quot;&quot;;TEXT(DATE(YEAR([.D901]);MONTH([.D901]);DAY([.D901]));&quot;AAAA&quot;))">
            <text:p/>
          </table:table-cell>
          <table:table-cell table:style-name="ce62" table:formula="of:=IF([.G901]=&quot;&quot;;&quot;&quot;;TEXT(DATE(YEAR([.G901]);MONTH([.G901]);DAY([.G901]));&quot;AAAA&quot;))">
            <text:p/>
          </table:table-cell>
          <table:table-cell table:style-name="ce62" table:formula="of:=IF([.A901]=&quot;&quot;;&quot;&quot;;TEXT(DATE(YEAR([.A901]);MONTH([.A901]);DAY([.A901]));&quot;MMM&quot;))">
            <text:p/>
          </table:table-cell>
          <table:table-cell table:style-name="ce62" table:formula="of:=IF([.D901]=&quot;&quot;;&quot;&quot;;TEXT(DATE(YEAR([.D901]);MONTH([.D901]);DAY([.D901]));&quot;MMM&quot;))">
            <text:p/>
          </table:table-cell>
          <table:table-cell table:style-name="ce62" table:formula="of:=IF([.G901]=&quot;&quot;;&quot;&quot;;TEXT(DATE(YEAR([.G901]);MONTH([.G901]);DAY([.G901]));&quot;MMM&quot;))">
            <text:p/>
          </table:table-cell>
          <table:table-cell table:style-name="ce70" table:formula="of:=IF([.D901]=&quot;&quot;;&quot;&quot;;TEXT(DATE(YEAR([.D901]);MONTH([.D901]);DAY([.D90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2]=&quot;&quot;;&quot;&quot;;VLOOKUP([.K902];[Contas.$A$1:.$C$54];2;0))">
            <text:p><text:s text:c="2"/></text:p>
          </table:table-cell>
          <table:table-cell table:style-name="ce15" table:formula="of:=IF([.K902]=&quot;&quot;;&quot;&quot;;VLOOKUP([.K902];[Contas.$A$1:.$C$54];3;0))">
            <text:p><text:s text:c="2"/></text:p>
          </table:table-cell>
          <table:table-cell table:style-name="ce16" table:formula="of:=IF([.G902]&lt;&gt;&quot;&quot;;&quot;Pago&quot;;IF(AND([.G902]=&quot;&quot;;[.E902]&lt;&gt;&quot;&quot;;[.F902]&lt;&gt;&quot;&quot;;TODAY()&gt;=[.D902]);&quot;Vencido&quot;;IF(AND([.E902]=&quot;&quot;;[.F902]=&quot;&quot;;[.G902]=&quot;&quot;;[.H902]=&quot;&quot;);&quot;&quot;;&quot;A Vencer&quot;)))">
            <text:p><text:s text:c="2"/></text:p>
          </table:table-cell>
          <table:table-cell table:style-name="ce41" table:formula="of:=IF([.H902]=&quot;&quot;;&quot;&quot;;[.H902]-[.C902])">
            <text:p/>
          </table:table-cell>
          <table:table-cell table:style-name="ce62" table:formula="of:=IF([.A902]=&quot;&quot;;&quot;&quot;;TEXT(DATE(YEAR([.A902]);MONTH([.A902]);DAY([.A902]));&quot;AAAA&quot;))">
            <text:p/>
          </table:table-cell>
          <table:table-cell table:style-name="ce62" table:formula="of:=IF([.D902]=&quot;&quot;;&quot;&quot;;TEXT(DATE(YEAR([.D902]);MONTH([.D902]);DAY([.D902]));&quot;AAAA&quot;))">
            <text:p/>
          </table:table-cell>
          <table:table-cell table:style-name="ce62" table:formula="of:=IF([.G902]=&quot;&quot;;&quot;&quot;;TEXT(DATE(YEAR([.G902]);MONTH([.G902]);DAY([.G902]));&quot;AAAA&quot;))">
            <text:p/>
          </table:table-cell>
          <table:table-cell table:style-name="ce62" table:formula="of:=IF([.A902]=&quot;&quot;;&quot;&quot;;TEXT(DATE(YEAR([.A902]);MONTH([.A902]);DAY([.A902]));&quot;MMM&quot;))">
            <text:p/>
          </table:table-cell>
          <table:table-cell table:style-name="ce62" table:formula="of:=IF([.D902]=&quot;&quot;;&quot;&quot;;TEXT(DATE(YEAR([.D902]);MONTH([.D902]);DAY([.D902]));&quot;MMM&quot;))">
            <text:p/>
          </table:table-cell>
          <table:table-cell table:style-name="ce62" table:formula="of:=IF([.G902]=&quot;&quot;;&quot;&quot;;TEXT(DATE(YEAR([.G902]);MONTH([.G902]);DAY([.G902]));&quot;MMM&quot;))">
            <text:p/>
          </table:table-cell>
          <table:table-cell table:style-name="ce70" table:formula="of:=IF([.D902]=&quot;&quot;;&quot;&quot;;TEXT(DATE(YEAR([.D902]);MONTH([.D902]);DAY([.D90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3]=&quot;&quot;;&quot;&quot;;VLOOKUP([.K903];[Contas.$A$1:.$C$54];2;0))">
            <text:p><text:s text:c="2"/></text:p>
          </table:table-cell>
          <table:table-cell table:style-name="ce15" table:formula="of:=IF([.K903]=&quot;&quot;;&quot;&quot;;VLOOKUP([.K903];[Contas.$A$1:.$C$54];3;0))">
            <text:p><text:s text:c="2"/></text:p>
          </table:table-cell>
          <table:table-cell table:style-name="ce16" table:formula="of:=IF([.G903]&lt;&gt;&quot;&quot;;&quot;Pago&quot;;IF(AND([.G903]=&quot;&quot;;[.E903]&lt;&gt;&quot;&quot;;[.F903]&lt;&gt;&quot;&quot;;TODAY()&gt;=[.D903]);&quot;Vencido&quot;;IF(AND([.E903]=&quot;&quot;;[.F903]=&quot;&quot;;[.G903]=&quot;&quot;;[.H903]=&quot;&quot;);&quot;&quot;;&quot;A Vencer&quot;)))">
            <text:p><text:s text:c="2"/></text:p>
          </table:table-cell>
          <table:table-cell table:style-name="ce41" table:formula="of:=IF([.H903]=&quot;&quot;;&quot;&quot;;[.H903]-[.C903])">
            <text:p/>
          </table:table-cell>
          <table:table-cell table:style-name="ce62" table:formula="of:=IF([.A903]=&quot;&quot;;&quot;&quot;;TEXT(DATE(YEAR([.A903]);MONTH([.A903]);DAY([.A903]));&quot;AAAA&quot;))">
            <text:p/>
          </table:table-cell>
          <table:table-cell table:style-name="ce62" table:formula="of:=IF([.D903]=&quot;&quot;;&quot;&quot;;TEXT(DATE(YEAR([.D903]);MONTH([.D903]);DAY([.D903]));&quot;AAAA&quot;))">
            <text:p/>
          </table:table-cell>
          <table:table-cell table:style-name="ce62" table:formula="of:=IF([.G903]=&quot;&quot;;&quot;&quot;;TEXT(DATE(YEAR([.G903]);MONTH([.G903]);DAY([.G903]));&quot;AAAA&quot;))">
            <text:p/>
          </table:table-cell>
          <table:table-cell table:style-name="ce62" table:formula="of:=IF([.A903]=&quot;&quot;;&quot;&quot;;TEXT(DATE(YEAR([.A903]);MONTH([.A903]);DAY([.A903]));&quot;MMM&quot;))">
            <text:p/>
          </table:table-cell>
          <table:table-cell table:style-name="ce62" table:formula="of:=IF([.D903]=&quot;&quot;;&quot;&quot;;TEXT(DATE(YEAR([.D903]);MONTH([.D903]);DAY([.D903]));&quot;MMM&quot;))">
            <text:p/>
          </table:table-cell>
          <table:table-cell table:style-name="ce62" table:formula="of:=IF([.G903]=&quot;&quot;;&quot;&quot;;TEXT(DATE(YEAR([.G903]);MONTH([.G903]);DAY([.G903]));&quot;MMM&quot;))">
            <text:p/>
          </table:table-cell>
          <table:table-cell table:style-name="ce70" table:formula="of:=IF([.D903]=&quot;&quot;;&quot;&quot;;TEXT(DATE(YEAR([.D903]);MONTH([.D903]);DAY([.D90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4]=&quot;&quot;;&quot;&quot;;VLOOKUP([.K904];[Contas.$A$1:.$C$54];2;0))">
            <text:p><text:s text:c="2"/></text:p>
          </table:table-cell>
          <table:table-cell table:style-name="ce15" table:formula="of:=IF([.K904]=&quot;&quot;;&quot;&quot;;VLOOKUP([.K904];[Contas.$A$1:.$C$54];3;0))">
            <text:p><text:s text:c="2"/></text:p>
          </table:table-cell>
          <table:table-cell table:style-name="ce16" table:formula="of:=IF([.G904]&lt;&gt;&quot;&quot;;&quot;Pago&quot;;IF(AND([.G904]=&quot;&quot;;[.E904]&lt;&gt;&quot;&quot;;[.F904]&lt;&gt;&quot;&quot;;TODAY()&gt;=[.D904]);&quot;Vencido&quot;;IF(AND([.E904]=&quot;&quot;;[.F904]=&quot;&quot;;[.G904]=&quot;&quot;;[.H904]=&quot;&quot;);&quot;&quot;;&quot;A Vencer&quot;)))">
            <text:p><text:s text:c="2"/></text:p>
          </table:table-cell>
          <table:table-cell table:style-name="ce41" table:formula="of:=IF([.H904]=&quot;&quot;;&quot;&quot;;[.H904]-[.C904])">
            <text:p/>
          </table:table-cell>
          <table:table-cell table:style-name="ce62" table:formula="of:=IF([.A904]=&quot;&quot;;&quot;&quot;;TEXT(DATE(YEAR([.A904]);MONTH([.A904]);DAY([.A904]));&quot;AAAA&quot;))">
            <text:p/>
          </table:table-cell>
          <table:table-cell table:style-name="ce62" table:formula="of:=IF([.D904]=&quot;&quot;;&quot;&quot;;TEXT(DATE(YEAR([.D904]);MONTH([.D904]);DAY([.D904]));&quot;AAAA&quot;))">
            <text:p/>
          </table:table-cell>
          <table:table-cell table:style-name="ce62" table:formula="of:=IF([.G904]=&quot;&quot;;&quot;&quot;;TEXT(DATE(YEAR([.G904]);MONTH([.G904]);DAY([.G904]));&quot;AAAA&quot;))">
            <text:p/>
          </table:table-cell>
          <table:table-cell table:style-name="ce62" table:formula="of:=IF([.A904]=&quot;&quot;;&quot;&quot;;TEXT(DATE(YEAR([.A904]);MONTH([.A904]);DAY([.A904]));&quot;MMM&quot;))">
            <text:p/>
          </table:table-cell>
          <table:table-cell table:style-name="ce62" table:formula="of:=IF([.D904]=&quot;&quot;;&quot;&quot;;TEXT(DATE(YEAR([.D904]);MONTH([.D904]);DAY([.D904]));&quot;MMM&quot;))">
            <text:p/>
          </table:table-cell>
          <table:table-cell table:style-name="ce62" table:formula="of:=IF([.G904]=&quot;&quot;;&quot;&quot;;TEXT(DATE(YEAR([.G904]);MONTH([.G904]);DAY([.G904]));&quot;MMM&quot;))">
            <text:p/>
          </table:table-cell>
          <table:table-cell table:style-name="ce70" table:formula="of:=IF([.D904]=&quot;&quot;;&quot;&quot;;TEXT(DATE(YEAR([.D904]);MONTH([.D904]);DAY([.D90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5]=&quot;&quot;;&quot;&quot;;VLOOKUP([.K905];[Contas.$A$1:.$C$54];2;0))">
            <text:p><text:s text:c="2"/></text:p>
          </table:table-cell>
          <table:table-cell table:style-name="ce15" table:formula="of:=IF([.K905]=&quot;&quot;;&quot;&quot;;VLOOKUP([.K905];[Contas.$A$1:.$C$54];3;0))">
            <text:p><text:s text:c="2"/></text:p>
          </table:table-cell>
          <table:table-cell table:style-name="ce16" table:formula="of:=IF([.G905]&lt;&gt;&quot;&quot;;&quot;Pago&quot;;IF(AND([.G905]=&quot;&quot;;[.E905]&lt;&gt;&quot;&quot;;[.F905]&lt;&gt;&quot;&quot;;TODAY()&gt;=[.D905]);&quot;Vencido&quot;;IF(AND([.E905]=&quot;&quot;;[.F905]=&quot;&quot;;[.G905]=&quot;&quot;;[.H905]=&quot;&quot;);&quot;&quot;;&quot;A Vencer&quot;)))">
            <text:p><text:s text:c="2"/></text:p>
          </table:table-cell>
          <table:table-cell table:style-name="ce41" table:formula="of:=IF([.H905]=&quot;&quot;;&quot;&quot;;[.H905]-[.C905])">
            <text:p/>
          </table:table-cell>
          <table:table-cell table:style-name="ce62" table:formula="of:=IF([.A905]=&quot;&quot;;&quot;&quot;;TEXT(DATE(YEAR([.A905]);MONTH([.A905]);DAY([.A905]));&quot;AAAA&quot;))">
            <text:p/>
          </table:table-cell>
          <table:table-cell table:style-name="ce62" table:formula="of:=IF([.D905]=&quot;&quot;;&quot;&quot;;TEXT(DATE(YEAR([.D905]);MONTH([.D905]);DAY([.D905]));&quot;AAAA&quot;))">
            <text:p/>
          </table:table-cell>
          <table:table-cell table:style-name="ce62" table:formula="of:=IF([.G905]=&quot;&quot;;&quot;&quot;;TEXT(DATE(YEAR([.G905]);MONTH([.G905]);DAY([.G905]));&quot;AAAA&quot;))">
            <text:p/>
          </table:table-cell>
          <table:table-cell table:style-name="ce62" table:formula="of:=IF([.A905]=&quot;&quot;;&quot;&quot;;TEXT(DATE(YEAR([.A905]);MONTH([.A905]);DAY([.A905]));&quot;MMM&quot;))">
            <text:p/>
          </table:table-cell>
          <table:table-cell table:style-name="ce62" table:formula="of:=IF([.D905]=&quot;&quot;;&quot;&quot;;TEXT(DATE(YEAR([.D905]);MONTH([.D905]);DAY([.D905]));&quot;MMM&quot;))">
            <text:p/>
          </table:table-cell>
          <table:table-cell table:style-name="ce62" table:formula="of:=IF([.G905]=&quot;&quot;;&quot;&quot;;TEXT(DATE(YEAR([.G905]);MONTH([.G905]);DAY([.G905]));&quot;MMM&quot;))">
            <text:p/>
          </table:table-cell>
          <table:table-cell table:style-name="ce70" table:formula="of:=IF([.D905]=&quot;&quot;;&quot;&quot;;TEXT(DATE(YEAR([.D905]);MONTH([.D905]);DAY([.D90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6]=&quot;&quot;;&quot;&quot;;VLOOKUP([.K906];[Contas.$A$1:.$C$54];2;0))">
            <text:p><text:s text:c="2"/></text:p>
          </table:table-cell>
          <table:table-cell table:style-name="ce15" table:formula="of:=IF([.K906]=&quot;&quot;;&quot;&quot;;VLOOKUP([.K906];[Contas.$A$1:.$C$54];3;0))">
            <text:p><text:s text:c="2"/></text:p>
          </table:table-cell>
          <table:table-cell table:style-name="ce16" table:formula="of:=IF([.G906]&lt;&gt;&quot;&quot;;&quot;Pago&quot;;IF(AND([.G906]=&quot;&quot;;[.E906]&lt;&gt;&quot;&quot;;[.F906]&lt;&gt;&quot;&quot;;TODAY()&gt;=[.D906]);&quot;Vencido&quot;;IF(AND([.E906]=&quot;&quot;;[.F906]=&quot;&quot;;[.G906]=&quot;&quot;;[.H906]=&quot;&quot;);&quot;&quot;;&quot;A Vencer&quot;)))">
            <text:p><text:s text:c="2"/></text:p>
          </table:table-cell>
          <table:table-cell table:style-name="ce41" table:formula="of:=IF([.H906]=&quot;&quot;;&quot;&quot;;[.H906]-[.C906])">
            <text:p/>
          </table:table-cell>
          <table:table-cell table:style-name="ce62" table:formula="of:=IF([.A906]=&quot;&quot;;&quot;&quot;;TEXT(DATE(YEAR([.A906]);MONTH([.A906]);DAY([.A906]));&quot;AAAA&quot;))">
            <text:p/>
          </table:table-cell>
          <table:table-cell table:style-name="ce62" table:formula="of:=IF([.D906]=&quot;&quot;;&quot;&quot;;TEXT(DATE(YEAR([.D906]);MONTH([.D906]);DAY([.D906]));&quot;AAAA&quot;))">
            <text:p/>
          </table:table-cell>
          <table:table-cell table:style-name="ce62" table:formula="of:=IF([.G906]=&quot;&quot;;&quot;&quot;;TEXT(DATE(YEAR([.G906]);MONTH([.G906]);DAY([.G906]));&quot;AAAA&quot;))">
            <text:p/>
          </table:table-cell>
          <table:table-cell table:style-name="ce62" table:formula="of:=IF([.A906]=&quot;&quot;;&quot;&quot;;TEXT(DATE(YEAR([.A906]);MONTH([.A906]);DAY([.A906]));&quot;MMM&quot;))">
            <text:p/>
          </table:table-cell>
          <table:table-cell table:style-name="ce62" table:formula="of:=IF([.D906]=&quot;&quot;;&quot;&quot;;TEXT(DATE(YEAR([.D906]);MONTH([.D906]);DAY([.D906]));&quot;MMM&quot;))">
            <text:p/>
          </table:table-cell>
          <table:table-cell table:style-name="ce62" table:formula="of:=IF([.G906]=&quot;&quot;;&quot;&quot;;TEXT(DATE(YEAR([.G906]);MONTH([.G906]);DAY([.G906]));&quot;MMM&quot;))">
            <text:p/>
          </table:table-cell>
          <table:table-cell table:style-name="ce70" table:formula="of:=IF([.D906]=&quot;&quot;;&quot;&quot;;TEXT(DATE(YEAR([.D906]);MONTH([.D906]);DAY([.D90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7]=&quot;&quot;;&quot;&quot;;VLOOKUP([.K907];[Contas.$A$1:.$C$54];2;0))">
            <text:p><text:s text:c="2"/></text:p>
          </table:table-cell>
          <table:table-cell table:style-name="ce15" table:formula="of:=IF([.K907]=&quot;&quot;;&quot;&quot;;VLOOKUP([.K907];[Contas.$A$1:.$C$54];3;0))">
            <text:p><text:s text:c="2"/></text:p>
          </table:table-cell>
          <table:table-cell table:style-name="ce16" table:formula="of:=IF([.G907]&lt;&gt;&quot;&quot;;&quot;Pago&quot;;IF(AND([.G907]=&quot;&quot;;[.E907]&lt;&gt;&quot;&quot;;[.F907]&lt;&gt;&quot;&quot;;TODAY()&gt;=[.D907]);&quot;Vencido&quot;;IF(AND([.E907]=&quot;&quot;;[.F907]=&quot;&quot;;[.G907]=&quot;&quot;;[.H907]=&quot;&quot;);&quot;&quot;;&quot;A Vencer&quot;)))">
            <text:p><text:s text:c="2"/></text:p>
          </table:table-cell>
          <table:table-cell table:style-name="ce41" table:formula="of:=IF([.H907]=&quot;&quot;;&quot;&quot;;[.H907]-[.C907])">
            <text:p/>
          </table:table-cell>
          <table:table-cell table:style-name="ce62" table:formula="of:=IF([.A907]=&quot;&quot;;&quot;&quot;;TEXT(DATE(YEAR([.A907]);MONTH([.A907]);DAY([.A907]));&quot;AAAA&quot;))">
            <text:p/>
          </table:table-cell>
          <table:table-cell table:style-name="ce62" table:formula="of:=IF([.D907]=&quot;&quot;;&quot;&quot;;TEXT(DATE(YEAR([.D907]);MONTH([.D907]);DAY([.D907]));&quot;AAAA&quot;))">
            <text:p/>
          </table:table-cell>
          <table:table-cell table:style-name="ce62" table:formula="of:=IF([.G907]=&quot;&quot;;&quot;&quot;;TEXT(DATE(YEAR([.G907]);MONTH([.G907]);DAY([.G907]));&quot;AAAA&quot;))">
            <text:p/>
          </table:table-cell>
          <table:table-cell table:style-name="ce62" table:formula="of:=IF([.A907]=&quot;&quot;;&quot;&quot;;TEXT(DATE(YEAR([.A907]);MONTH([.A907]);DAY([.A907]));&quot;MMM&quot;))">
            <text:p/>
          </table:table-cell>
          <table:table-cell table:style-name="ce62" table:formula="of:=IF([.D907]=&quot;&quot;;&quot;&quot;;TEXT(DATE(YEAR([.D907]);MONTH([.D907]);DAY([.D907]));&quot;MMM&quot;))">
            <text:p/>
          </table:table-cell>
          <table:table-cell table:style-name="ce62" table:formula="of:=IF([.G907]=&quot;&quot;;&quot;&quot;;TEXT(DATE(YEAR([.G907]);MONTH([.G907]);DAY([.G907]));&quot;MMM&quot;))">
            <text:p/>
          </table:table-cell>
          <table:table-cell table:style-name="ce70" table:formula="of:=IF([.D907]=&quot;&quot;;&quot;&quot;;TEXT(DATE(YEAR([.D907]);MONTH([.D907]);DAY([.D90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8]=&quot;&quot;;&quot;&quot;;VLOOKUP([.K908];[Contas.$A$1:.$C$54];2;0))">
            <text:p><text:s text:c="2"/></text:p>
          </table:table-cell>
          <table:table-cell table:style-name="ce15" table:formula="of:=IF([.K908]=&quot;&quot;;&quot;&quot;;VLOOKUP([.K908];[Contas.$A$1:.$C$54];3;0))">
            <text:p><text:s text:c="2"/></text:p>
          </table:table-cell>
          <table:table-cell table:style-name="ce16" table:formula="of:=IF([.G908]&lt;&gt;&quot;&quot;;&quot;Pago&quot;;IF(AND([.G908]=&quot;&quot;;[.E908]&lt;&gt;&quot;&quot;;[.F908]&lt;&gt;&quot;&quot;;TODAY()&gt;=[.D908]);&quot;Vencido&quot;;IF(AND([.E908]=&quot;&quot;;[.F908]=&quot;&quot;;[.G908]=&quot;&quot;;[.H908]=&quot;&quot;);&quot;&quot;;&quot;A Vencer&quot;)))">
            <text:p><text:s text:c="2"/></text:p>
          </table:table-cell>
          <table:table-cell table:style-name="ce41" table:formula="of:=IF([.H908]=&quot;&quot;;&quot;&quot;;[.H908]-[.C908])">
            <text:p/>
          </table:table-cell>
          <table:table-cell table:style-name="ce62" table:formula="of:=IF([.A908]=&quot;&quot;;&quot;&quot;;TEXT(DATE(YEAR([.A908]);MONTH([.A908]);DAY([.A908]));&quot;AAAA&quot;))">
            <text:p/>
          </table:table-cell>
          <table:table-cell table:style-name="ce62" table:formula="of:=IF([.D908]=&quot;&quot;;&quot;&quot;;TEXT(DATE(YEAR([.D908]);MONTH([.D908]);DAY([.D908]));&quot;AAAA&quot;))">
            <text:p/>
          </table:table-cell>
          <table:table-cell table:style-name="ce62" table:formula="of:=IF([.G908]=&quot;&quot;;&quot;&quot;;TEXT(DATE(YEAR([.G908]);MONTH([.G908]);DAY([.G908]));&quot;AAAA&quot;))">
            <text:p/>
          </table:table-cell>
          <table:table-cell table:style-name="ce62" table:formula="of:=IF([.A908]=&quot;&quot;;&quot;&quot;;TEXT(DATE(YEAR([.A908]);MONTH([.A908]);DAY([.A908]));&quot;MMM&quot;))">
            <text:p/>
          </table:table-cell>
          <table:table-cell table:style-name="ce62" table:formula="of:=IF([.D908]=&quot;&quot;;&quot;&quot;;TEXT(DATE(YEAR([.D908]);MONTH([.D908]);DAY([.D908]));&quot;MMM&quot;))">
            <text:p/>
          </table:table-cell>
          <table:table-cell table:style-name="ce62" table:formula="of:=IF([.G908]=&quot;&quot;;&quot;&quot;;TEXT(DATE(YEAR([.G908]);MONTH([.G908]);DAY([.G908]));&quot;MMM&quot;))">
            <text:p/>
          </table:table-cell>
          <table:table-cell table:style-name="ce70" table:formula="of:=IF([.D908]=&quot;&quot;;&quot;&quot;;TEXT(DATE(YEAR([.D908]);MONTH([.D908]);DAY([.D90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09]=&quot;&quot;;&quot;&quot;;VLOOKUP([.K909];[Contas.$A$1:.$C$54];2;0))">
            <text:p><text:s text:c="2"/></text:p>
          </table:table-cell>
          <table:table-cell table:style-name="ce15" table:formula="of:=IF([.K909]=&quot;&quot;;&quot;&quot;;VLOOKUP([.K909];[Contas.$A$1:.$C$54];3;0))">
            <text:p><text:s text:c="2"/></text:p>
          </table:table-cell>
          <table:table-cell table:style-name="ce16" table:formula="of:=IF([.G909]&lt;&gt;&quot;&quot;;&quot;Pago&quot;;IF(AND([.G909]=&quot;&quot;;[.E909]&lt;&gt;&quot;&quot;;[.F909]&lt;&gt;&quot;&quot;;TODAY()&gt;=[.D909]);&quot;Vencido&quot;;IF(AND([.E909]=&quot;&quot;;[.F909]=&quot;&quot;;[.G909]=&quot;&quot;;[.H909]=&quot;&quot;);&quot;&quot;;&quot;A Vencer&quot;)))">
            <text:p><text:s text:c="2"/></text:p>
          </table:table-cell>
          <table:table-cell table:style-name="ce41" table:formula="of:=IF([.H909]=&quot;&quot;;&quot;&quot;;[.H909]-[.C909])">
            <text:p/>
          </table:table-cell>
          <table:table-cell table:style-name="ce62" table:formula="of:=IF([.A909]=&quot;&quot;;&quot;&quot;;TEXT(DATE(YEAR([.A909]);MONTH([.A909]);DAY([.A909]));&quot;AAAA&quot;))">
            <text:p/>
          </table:table-cell>
          <table:table-cell table:style-name="ce62" table:formula="of:=IF([.D909]=&quot;&quot;;&quot;&quot;;TEXT(DATE(YEAR([.D909]);MONTH([.D909]);DAY([.D909]));&quot;AAAA&quot;))">
            <text:p/>
          </table:table-cell>
          <table:table-cell table:style-name="ce62" table:formula="of:=IF([.G909]=&quot;&quot;;&quot;&quot;;TEXT(DATE(YEAR([.G909]);MONTH([.G909]);DAY([.G909]));&quot;AAAA&quot;))">
            <text:p/>
          </table:table-cell>
          <table:table-cell table:style-name="ce62" table:formula="of:=IF([.A909]=&quot;&quot;;&quot;&quot;;TEXT(DATE(YEAR([.A909]);MONTH([.A909]);DAY([.A909]));&quot;MMM&quot;))">
            <text:p/>
          </table:table-cell>
          <table:table-cell table:style-name="ce62" table:formula="of:=IF([.D909]=&quot;&quot;;&quot;&quot;;TEXT(DATE(YEAR([.D909]);MONTH([.D909]);DAY([.D909]));&quot;MMM&quot;))">
            <text:p/>
          </table:table-cell>
          <table:table-cell table:style-name="ce62" table:formula="of:=IF([.G909]=&quot;&quot;;&quot;&quot;;TEXT(DATE(YEAR([.G909]);MONTH([.G909]);DAY([.G909]));&quot;MMM&quot;))">
            <text:p/>
          </table:table-cell>
          <table:table-cell table:style-name="ce70" table:formula="of:=IF([.D909]=&quot;&quot;;&quot;&quot;;TEXT(DATE(YEAR([.D909]);MONTH([.D909]);DAY([.D90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0]=&quot;&quot;;&quot;&quot;;VLOOKUP([.K910];[Contas.$A$1:.$C$54];2;0))">
            <text:p><text:s text:c="2"/></text:p>
          </table:table-cell>
          <table:table-cell table:style-name="ce15" table:formula="of:=IF([.K910]=&quot;&quot;;&quot;&quot;;VLOOKUP([.K910];[Contas.$A$1:.$C$54];3;0))">
            <text:p><text:s text:c="2"/></text:p>
          </table:table-cell>
          <table:table-cell table:style-name="ce16" table:formula="of:=IF([.G910]&lt;&gt;&quot;&quot;;&quot;Pago&quot;;IF(AND([.G910]=&quot;&quot;;[.E910]&lt;&gt;&quot;&quot;;[.F910]&lt;&gt;&quot;&quot;;TODAY()&gt;=[.D910]);&quot;Vencido&quot;;IF(AND([.E910]=&quot;&quot;;[.F910]=&quot;&quot;;[.G910]=&quot;&quot;;[.H910]=&quot;&quot;);&quot;&quot;;&quot;A Vencer&quot;)))">
            <text:p><text:s text:c="2"/></text:p>
          </table:table-cell>
          <table:table-cell table:style-name="ce41" table:formula="of:=IF([.H910]=&quot;&quot;;&quot;&quot;;[.H910]-[.C910])">
            <text:p/>
          </table:table-cell>
          <table:table-cell table:style-name="ce62" table:formula="of:=IF([.A910]=&quot;&quot;;&quot;&quot;;TEXT(DATE(YEAR([.A910]);MONTH([.A910]);DAY([.A910]));&quot;AAAA&quot;))">
            <text:p/>
          </table:table-cell>
          <table:table-cell table:style-name="ce62" table:formula="of:=IF([.D910]=&quot;&quot;;&quot;&quot;;TEXT(DATE(YEAR([.D910]);MONTH([.D910]);DAY([.D910]));&quot;AAAA&quot;))">
            <text:p/>
          </table:table-cell>
          <table:table-cell table:style-name="ce62" table:formula="of:=IF([.G910]=&quot;&quot;;&quot;&quot;;TEXT(DATE(YEAR([.G910]);MONTH([.G910]);DAY([.G910]));&quot;AAAA&quot;))">
            <text:p/>
          </table:table-cell>
          <table:table-cell table:style-name="ce62" table:formula="of:=IF([.A910]=&quot;&quot;;&quot;&quot;;TEXT(DATE(YEAR([.A910]);MONTH([.A910]);DAY([.A910]));&quot;MMM&quot;))">
            <text:p/>
          </table:table-cell>
          <table:table-cell table:style-name="ce62" table:formula="of:=IF([.D910]=&quot;&quot;;&quot;&quot;;TEXT(DATE(YEAR([.D910]);MONTH([.D910]);DAY([.D910]));&quot;MMM&quot;))">
            <text:p/>
          </table:table-cell>
          <table:table-cell table:style-name="ce62" table:formula="of:=IF([.G910]=&quot;&quot;;&quot;&quot;;TEXT(DATE(YEAR([.G910]);MONTH([.G910]);DAY([.G910]));&quot;MMM&quot;))">
            <text:p/>
          </table:table-cell>
          <table:table-cell table:style-name="ce70" table:formula="of:=IF([.D910]=&quot;&quot;;&quot;&quot;;TEXT(DATE(YEAR([.D910]);MONTH([.D910]);DAY([.D91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1]=&quot;&quot;;&quot;&quot;;VLOOKUP([.K911];[Contas.$A$1:.$C$54];2;0))">
            <text:p><text:s text:c="2"/></text:p>
          </table:table-cell>
          <table:table-cell table:style-name="ce15" table:formula="of:=IF([.K911]=&quot;&quot;;&quot;&quot;;VLOOKUP([.K911];[Contas.$A$1:.$C$54];3;0))">
            <text:p><text:s text:c="2"/></text:p>
          </table:table-cell>
          <table:table-cell table:style-name="ce16" table:formula="of:=IF([.G911]&lt;&gt;&quot;&quot;;&quot;Pago&quot;;IF(AND([.G911]=&quot;&quot;;[.E911]&lt;&gt;&quot;&quot;;[.F911]&lt;&gt;&quot;&quot;;TODAY()&gt;=[.D911]);&quot;Vencido&quot;;IF(AND([.E911]=&quot;&quot;;[.F911]=&quot;&quot;;[.G911]=&quot;&quot;;[.H911]=&quot;&quot;);&quot;&quot;;&quot;A Vencer&quot;)))">
            <text:p><text:s text:c="2"/></text:p>
          </table:table-cell>
          <table:table-cell table:style-name="ce41" table:formula="of:=IF([.H911]=&quot;&quot;;&quot;&quot;;[.H911]-[.C911])">
            <text:p/>
          </table:table-cell>
          <table:table-cell table:style-name="ce62" table:formula="of:=IF([.A911]=&quot;&quot;;&quot;&quot;;TEXT(DATE(YEAR([.A911]);MONTH([.A911]);DAY([.A911]));&quot;AAAA&quot;))">
            <text:p/>
          </table:table-cell>
          <table:table-cell table:style-name="ce62" table:formula="of:=IF([.D911]=&quot;&quot;;&quot;&quot;;TEXT(DATE(YEAR([.D911]);MONTH([.D911]);DAY([.D911]));&quot;AAAA&quot;))">
            <text:p/>
          </table:table-cell>
          <table:table-cell table:style-name="ce62" table:formula="of:=IF([.G911]=&quot;&quot;;&quot;&quot;;TEXT(DATE(YEAR([.G911]);MONTH([.G911]);DAY([.G911]));&quot;AAAA&quot;))">
            <text:p/>
          </table:table-cell>
          <table:table-cell table:style-name="ce62" table:formula="of:=IF([.A911]=&quot;&quot;;&quot;&quot;;TEXT(DATE(YEAR([.A911]);MONTH([.A911]);DAY([.A911]));&quot;MMM&quot;))">
            <text:p/>
          </table:table-cell>
          <table:table-cell table:style-name="ce62" table:formula="of:=IF([.D911]=&quot;&quot;;&quot;&quot;;TEXT(DATE(YEAR([.D911]);MONTH([.D911]);DAY([.D911]));&quot;MMM&quot;))">
            <text:p/>
          </table:table-cell>
          <table:table-cell table:style-name="ce62" table:formula="of:=IF([.G911]=&quot;&quot;;&quot;&quot;;TEXT(DATE(YEAR([.G911]);MONTH([.G911]);DAY([.G911]));&quot;MMM&quot;))">
            <text:p/>
          </table:table-cell>
          <table:table-cell table:style-name="ce70" table:formula="of:=IF([.D911]=&quot;&quot;;&quot;&quot;;TEXT(DATE(YEAR([.D911]);MONTH([.D911]);DAY([.D91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2]=&quot;&quot;;&quot;&quot;;VLOOKUP([.K912];[Contas.$A$1:.$C$54];2;0))">
            <text:p><text:s text:c="2"/></text:p>
          </table:table-cell>
          <table:table-cell table:style-name="ce15" table:formula="of:=IF([.K912]=&quot;&quot;;&quot;&quot;;VLOOKUP([.K912];[Contas.$A$1:.$C$54];3;0))">
            <text:p><text:s text:c="2"/></text:p>
          </table:table-cell>
          <table:table-cell table:style-name="ce16" table:formula="of:=IF([.G912]&lt;&gt;&quot;&quot;;&quot;Pago&quot;;IF(AND([.G912]=&quot;&quot;;[.E912]&lt;&gt;&quot;&quot;;[.F912]&lt;&gt;&quot;&quot;;TODAY()&gt;=[.D912]);&quot;Vencido&quot;;IF(AND([.E912]=&quot;&quot;;[.F912]=&quot;&quot;;[.G912]=&quot;&quot;;[.H912]=&quot;&quot;);&quot;&quot;;&quot;A Vencer&quot;)))">
            <text:p><text:s text:c="2"/></text:p>
          </table:table-cell>
          <table:table-cell table:style-name="ce41" table:formula="of:=IF([.H912]=&quot;&quot;;&quot;&quot;;[.H912]-[.C912])">
            <text:p/>
          </table:table-cell>
          <table:table-cell table:style-name="ce62" table:formula="of:=IF([.A912]=&quot;&quot;;&quot;&quot;;TEXT(DATE(YEAR([.A912]);MONTH([.A912]);DAY([.A912]));&quot;AAAA&quot;))">
            <text:p/>
          </table:table-cell>
          <table:table-cell table:style-name="ce62" table:formula="of:=IF([.D912]=&quot;&quot;;&quot;&quot;;TEXT(DATE(YEAR([.D912]);MONTH([.D912]);DAY([.D912]));&quot;AAAA&quot;))">
            <text:p/>
          </table:table-cell>
          <table:table-cell table:style-name="ce62" table:formula="of:=IF([.G912]=&quot;&quot;;&quot;&quot;;TEXT(DATE(YEAR([.G912]);MONTH([.G912]);DAY([.G912]));&quot;AAAA&quot;))">
            <text:p/>
          </table:table-cell>
          <table:table-cell table:style-name="ce62" table:formula="of:=IF([.A912]=&quot;&quot;;&quot;&quot;;TEXT(DATE(YEAR([.A912]);MONTH([.A912]);DAY([.A912]));&quot;MMM&quot;))">
            <text:p/>
          </table:table-cell>
          <table:table-cell table:style-name="ce62" table:formula="of:=IF([.D912]=&quot;&quot;;&quot;&quot;;TEXT(DATE(YEAR([.D912]);MONTH([.D912]);DAY([.D912]));&quot;MMM&quot;))">
            <text:p/>
          </table:table-cell>
          <table:table-cell table:style-name="ce62" table:formula="of:=IF([.G912]=&quot;&quot;;&quot;&quot;;TEXT(DATE(YEAR([.G912]);MONTH([.G912]);DAY([.G912]));&quot;MMM&quot;))">
            <text:p/>
          </table:table-cell>
          <table:table-cell table:style-name="ce70" table:formula="of:=IF([.D912]=&quot;&quot;;&quot;&quot;;TEXT(DATE(YEAR([.D912]);MONTH([.D912]);DAY([.D91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3]=&quot;&quot;;&quot;&quot;;VLOOKUP([.K913];[Contas.$A$1:.$C$54];2;0))">
            <text:p><text:s text:c="2"/></text:p>
          </table:table-cell>
          <table:table-cell table:style-name="ce15" table:formula="of:=IF([.K913]=&quot;&quot;;&quot;&quot;;VLOOKUP([.K913];[Contas.$A$1:.$C$54];3;0))">
            <text:p><text:s text:c="2"/></text:p>
          </table:table-cell>
          <table:table-cell table:style-name="ce16" table:formula="of:=IF([.G913]&lt;&gt;&quot;&quot;;&quot;Pago&quot;;IF(AND([.G913]=&quot;&quot;;[.E913]&lt;&gt;&quot;&quot;;[.F913]&lt;&gt;&quot;&quot;;TODAY()&gt;=[.D913]);&quot;Vencido&quot;;IF(AND([.E913]=&quot;&quot;;[.F913]=&quot;&quot;;[.G913]=&quot;&quot;;[.H913]=&quot;&quot;);&quot;&quot;;&quot;A Vencer&quot;)))">
            <text:p><text:s text:c="2"/></text:p>
          </table:table-cell>
          <table:table-cell table:style-name="ce41" table:formula="of:=IF([.H913]=&quot;&quot;;&quot;&quot;;[.H913]-[.C913])">
            <text:p/>
          </table:table-cell>
          <table:table-cell table:style-name="ce62" table:formula="of:=IF([.A913]=&quot;&quot;;&quot;&quot;;TEXT(DATE(YEAR([.A913]);MONTH([.A913]);DAY([.A913]));&quot;AAAA&quot;))">
            <text:p/>
          </table:table-cell>
          <table:table-cell table:style-name="ce62" table:formula="of:=IF([.D913]=&quot;&quot;;&quot;&quot;;TEXT(DATE(YEAR([.D913]);MONTH([.D913]);DAY([.D913]));&quot;AAAA&quot;))">
            <text:p/>
          </table:table-cell>
          <table:table-cell table:style-name="ce62" table:formula="of:=IF([.G913]=&quot;&quot;;&quot;&quot;;TEXT(DATE(YEAR([.G913]);MONTH([.G913]);DAY([.G913]));&quot;AAAA&quot;))">
            <text:p/>
          </table:table-cell>
          <table:table-cell table:style-name="ce62" table:formula="of:=IF([.A913]=&quot;&quot;;&quot;&quot;;TEXT(DATE(YEAR([.A913]);MONTH([.A913]);DAY([.A913]));&quot;MMM&quot;))">
            <text:p/>
          </table:table-cell>
          <table:table-cell table:style-name="ce62" table:formula="of:=IF([.D913]=&quot;&quot;;&quot;&quot;;TEXT(DATE(YEAR([.D913]);MONTH([.D913]);DAY([.D913]));&quot;MMM&quot;))">
            <text:p/>
          </table:table-cell>
          <table:table-cell table:style-name="ce62" table:formula="of:=IF([.G913]=&quot;&quot;;&quot;&quot;;TEXT(DATE(YEAR([.G913]);MONTH([.G913]);DAY([.G913]));&quot;MMM&quot;))">
            <text:p/>
          </table:table-cell>
          <table:table-cell table:style-name="ce70" table:formula="of:=IF([.D913]=&quot;&quot;;&quot;&quot;;TEXT(DATE(YEAR([.D913]);MONTH([.D913]);DAY([.D91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4]=&quot;&quot;;&quot;&quot;;VLOOKUP([.K914];[Contas.$A$1:.$C$54];2;0))">
            <text:p><text:s text:c="2"/></text:p>
          </table:table-cell>
          <table:table-cell table:style-name="ce15" table:formula="of:=IF([.K914]=&quot;&quot;;&quot;&quot;;VLOOKUP([.K914];[Contas.$A$1:.$C$54];3;0))">
            <text:p><text:s text:c="2"/></text:p>
          </table:table-cell>
          <table:table-cell table:style-name="ce16" table:formula="of:=IF([.G914]&lt;&gt;&quot;&quot;;&quot;Pago&quot;;IF(AND([.G914]=&quot;&quot;;[.E914]&lt;&gt;&quot;&quot;;[.F914]&lt;&gt;&quot;&quot;;TODAY()&gt;=[.D914]);&quot;Vencido&quot;;IF(AND([.E914]=&quot;&quot;;[.F914]=&quot;&quot;;[.G914]=&quot;&quot;;[.H914]=&quot;&quot;);&quot;&quot;;&quot;A Vencer&quot;)))">
            <text:p><text:s text:c="2"/></text:p>
          </table:table-cell>
          <table:table-cell table:style-name="ce41" table:formula="of:=IF([.H914]=&quot;&quot;;&quot;&quot;;[.H914]-[.C914])">
            <text:p/>
          </table:table-cell>
          <table:table-cell table:style-name="ce62" table:formula="of:=IF([.A914]=&quot;&quot;;&quot;&quot;;TEXT(DATE(YEAR([.A914]);MONTH([.A914]);DAY([.A914]));&quot;AAAA&quot;))">
            <text:p/>
          </table:table-cell>
          <table:table-cell table:style-name="ce62" table:formula="of:=IF([.D914]=&quot;&quot;;&quot;&quot;;TEXT(DATE(YEAR([.D914]);MONTH([.D914]);DAY([.D914]));&quot;AAAA&quot;))">
            <text:p/>
          </table:table-cell>
          <table:table-cell table:style-name="ce62" table:formula="of:=IF([.G914]=&quot;&quot;;&quot;&quot;;TEXT(DATE(YEAR([.G914]);MONTH([.G914]);DAY([.G914]));&quot;AAAA&quot;))">
            <text:p/>
          </table:table-cell>
          <table:table-cell table:style-name="ce62" table:formula="of:=IF([.A914]=&quot;&quot;;&quot;&quot;;TEXT(DATE(YEAR([.A914]);MONTH([.A914]);DAY([.A914]));&quot;MMM&quot;))">
            <text:p/>
          </table:table-cell>
          <table:table-cell table:style-name="ce62" table:formula="of:=IF([.D914]=&quot;&quot;;&quot;&quot;;TEXT(DATE(YEAR([.D914]);MONTH([.D914]);DAY([.D914]));&quot;MMM&quot;))">
            <text:p/>
          </table:table-cell>
          <table:table-cell table:style-name="ce62" table:formula="of:=IF([.G914]=&quot;&quot;;&quot;&quot;;TEXT(DATE(YEAR([.G914]);MONTH([.G914]);DAY([.G914]));&quot;MMM&quot;))">
            <text:p/>
          </table:table-cell>
          <table:table-cell table:style-name="ce70" table:formula="of:=IF([.D914]=&quot;&quot;;&quot;&quot;;TEXT(DATE(YEAR([.D914]);MONTH([.D914]);DAY([.D91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5]=&quot;&quot;;&quot;&quot;;VLOOKUP([.K915];[Contas.$A$1:.$C$54];2;0))">
            <text:p><text:s text:c="2"/></text:p>
          </table:table-cell>
          <table:table-cell table:style-name="ce15" table:formula="of:=IF([.K915]=&quot;&quot;;&quot;&quot;;VLOOKUP([.K915];[Contas.$A$1:.$C$54];3;0))">
            <text:p><text:s text:c="2"/></text:p>
          </table:table-cell>
          <table:table-cell table:style-name="ce16" table:formula="of:=IF([.G915]&lt;&gt;&quot;&quot;;&quot;Pago&quot;;IF(AND([.G915]=&quot;&quot;;[.E915]&lt;&gt;&quot;&quot;;[.F915]&lt;&gt;&quot;&quot;;TODAY()&gt;=[.D915]);&quot;Vencido&quot;;IF(AND([.E915]=&quot;&quot;;[.F915]=&quot;&quot;;[.G915]=&quot;&quot;;[.H915]=&quot;&quot;);&quot;&quot;;&quot;A Vencer&quot;)))">
            <text:p><text:s text:c="2"/></text:p>
          </table:table-cell>
          <table:table-cell table:style-name="ce41" table:formula="of:=IF([.H915]=&quot;&quot;;&quot;&quot;;[.H915]-[.C915])">
            <text:p/>
          </table:table-cell>
          <table:table-cell table:style-name="ce62" table:formula="of:=IF([.A915]=&quot;&quot;;&quot;&quot;;TEXT(DATE(YEAR([.A915]);MONTH([.A915]);DAY([.A915]));&quot;AAAA&quot;))">
            <text:p/>
          </table:table-cell>
          <table:table-cell table:style-name="ce62" table:formula="of:=IF([.D915]=&quot;&quot;;&quot;&quot;;TEXT(DATE(YEAR([.D915]);MONTH([.D915]);DAY([.D915]));&quot;AAAA&quot;))">
            <text:p/>
          </table:table-cell>
          <table:table-cell table:style-name="ce62" table:formula="of:=IF([.G915]=&quot;&quot;;&quot;&quot;;TEXT(DATE(YEAR([.G915]);MONTH([.G915]);DAY([.G915]));&quot;AAAA&quot;))">
            <text:p/>
          </table:table-cell>
          <table:table-cell table:style-name="ce62" table:formula="of:=IF([.A915]=&quot;&quot;;&quot;&quot;;TEXT(DATE(YEAR([.A915]);MONTH([.A915]);DAY([.A915]));&quot;MMM&quot;))">
            <text:p/>
          </table:table-cell>
          <table:table-cell table:style-name="ce62" table:formula="of:=IF([.D915]=&quot;&quot;;&quot;&quot;;TEXT(DATE(YEAR([.D915]);MONTH([.D915]);DAY([.D915]));&quot;MMM&quot;))">
            <text:p/>
          </table:table-cell>
          <table:table-cell table:style-name="ce62" table:formula="of:=IF([.G915]=&quot;&quot;;&quot;&quot;;TEXT(DATE(YEAR([.G915]);MONTH([.G915]);DAY([.G915]));&quot;MMM&quot;))">
            <text:p/>
          </table:table-cell>
          <table:table-cell table:style-name="ce70" table:formula="of:=IF([.D915]=&quot;&quot;;&quot;&quot;;TEXT(DATE(YEAR([.D915]);MONTH([.D915]);DAY([.D91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6]=&quot;&quot;;&quot;&quot;;VLOOKUP([.K916];[Contas.$A$1:.$C$54];2;0))">
            <text:p><text:s text:c="2"/></text:p>
          </table:table-cell>
          <table:table-cell table:style-name="ce15" table:formula="of:=IF([.K916]=&quot;&quot;;&quot;&quot;;VLOOKUP([.K916];[Contas.$A$1:.$C$54];3;0))">
            <text:p><text:s text:c="2"/></text:p>
          </table:table-cell>
          <table:table-cell table:style-name="ce16" table:formula="of:=IF([.G916]&lt;&gt;&quot;&quot;;&quot;Pago&quot;;IF(AND([.G916]=&quot;&quot;;[.E916]&lt;&gt;&quot;&quot;;[.F916]&lt;&gt;&quot;&quot;;TODAY()&gt;=[.D916]);&quot;Vencido&quot;;IF(AND([.E916]=&quot;&quot;;[.F916]=&quot;&quot;;[.G916]=&quot;&quot;;[.H916]=&quot;&quot;);&quot;&quot;;&quot;A Vencer&quot;)))">
            <text:p><text:s text:c="2"/></text:p>
          </table:table-cell>
          <table:table-cell table:style-name="ce41" table:formula="of:=IF([.H916]=&quot;&quot;;&quot;&quot;;[.H916]-[.C916])">
            <text:p/>
          </table:table-cell>
          <table:table-cell table:style-name="ce62" table:formula="of:=IF([.A916]=&quot;&quot;;&quot;&quot;;TEXT(DATE(YEAR([.A916]);MONTH([.A916]);DAY([.A916]));&quot;AAAA&quot;))">
            <text:p/>
          </table:table-cell>
          <table:table-cell table:style-name="ce62" table:formula="of:=IF([.D916]=&quot;&quot;;&quot;&quot;;TEXT(DATE(YEAR([.D916]);MONTH([.D916]);DAY([.D916]));&quot;AAAA&quot;))">
            <text:p/>
          </table:table-cell>
          <table:table-cell table:style-name="ce62" table:formula="of:=IF([.G916]=&quot;&quot;;&quot;&quot;;TEXT(DATE(YEAR([.G916]);MONTH([.G916]);DAY([.G916]));&quot;AAAA&quot;))">
            <text:p/>
          </table:table-cell>
          <table:table-cell table:style-name="ce62" table:formula="of:=IF([.A916]=&quot;&quot;;&quot;&quot;;TEXT(DATE(YEAR([.A916]);MONTH([.A916]);DAY([.A916]));&quot;MMM&quot;))">
            <text:p/>
          </table:table-cell>
          <table:table-cell table:style-name="ce62" table:formula="of:=IF([.D916]=&quot;&quot;;&quot;&quot;;TEXT(DATE(YEAR([.D916]);MONTH([.D916]);DAY([.D916]));&quot;MMM&quot;))">
            <text:p/>
          </table:table-cell>
          <table:table-cell table:style-name="ce62" table:formula="of:=IF([.G916]=&quot;&quot;;&quot;&quot;;TEXT(DATE(YEAR([.G916]);MONTH([.G916]);DAY([.G916]));&quot;MMM&quot;))">
            <text:p/>
          </table:table-cell>
          <table:table-cell table:style-name="ce70" table:formula="of:=IF([.D916]=&quot;&quot;;&quot;&quot;;TEXT(DATE(YEAR([.D916]);MONTH([.D916]);DAY([.D91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7]=&quot;&quot;;&quot;&quot;;VLOOKUP([.K917];[Contas.$A$1:.$C$54];2;0))">
            <text:p><text:s text:c="2"/></text:p>
          </table:table-cell>
          <table:table-cell table:style-name="ce15" table:formula="of:=IF([.K917]=&quot;&quot;;&quot;&quot;;VLOOKUP([.K917];[Contas.$A$1:.$C$54];3;0))">
            <text:p><text:s text:c="2"/></text:p>
          </table:table-cell>
          <table:table-cell table:style-name="ce16" table:formula="of:=IF([.G917]&lt;&gt;&quot;&quot;;&quot;Pago&quot;;IF(AND([.G917]=&quot;&quot;;[.E917]&lt;&gt;&quot;&quot;;[.F917]&lt;&gt;&quot;&quot;;TODAY()&gt;=[.D917]);&quot;Vencido&quot;;IF(AND([.E917]=&quot;&quot;;[.F917]=&quot;&quot;;[.G917]=&quot;&quot;;[.H917]=&quot;&quot;);&quot;&quot;;&quot;A Vencer&quot;)))">
            <text:p><text:s text:c="2"/></text:p>
          </table:table-cell>
          <table:table-cell table:style-name="ce41" table:formula="of:=IF([.H917]=&quot;&quot;;&quot;&quot;;[.H917]-[.C917])">
            <text:p/>
          </table:table-cell>
          <table:table-cell table:style-name="ce62" table:formula="of:=IF([.A917]=&quot;&quot;;&quot;&quot;;TEXT(DATE(YEAR([.A917]);MONTH([.A917]);DAY([.A917]));&quot;AAAA&quot;))">
            <text:p/>
          </table:table-cell>
          <table:table-cell table:style-name="ce62" table:formula="of:=IF([.D917]=&quot;&quot;;&quot;&quot;;TEXT(DATE(YEAR([.D917]);MONTH([.D917]);DAY([.D917]));&quot;AAAA&quot;))">
            <text:p/>
          </table:table-cell>
          <table:table-cell table:style-name="ce62" table:formula="of:=IF([.G917]=&quot;&quot;;&quot;&quot;;TEXT(DATE(YEAR([.G917]);MONTH([.G917]);DAY([.G917]));&quot;AAAA&quot;))">
            <text:p/>
          </table:table-cell>
          <table:table-cell table:style-name="ce62" table:formula="of:=IF([.A917]=&quot;&quot;;&quot;&quot;;TEXT(DATE(YEAR([.A917]);MONTH([.A917]);DAY([.A917]));&quot;MMM&quot;))">
            <text:p/>
          </table:table-cell>
          <table:table-cell table:style-name="ce62" table:formula="of:=IF([.D917]=&quot;&quot;;&quot;&quot;;TEXT(DATE(YEAR([.D917]);MONTH([.D917]);DAY([.D917]));&quot;MMM&quot;))">
            <text:p/>
          </table:table-cell>
          <table:table-cell table:style-name="ce62" table:formula="of:=IF([.G917]=&quot;&quot;;&quot;&quot;;TEXT(DATE(YEAR([.G917]);MONTH([.G917]);DAY([.G917]));&quot;MMM&quot;))">
            <text:p/>
          </table:table-cell>
          <table:table-cell table:style-name="ce70" table:formula="of:=IF([.D917]=&quot;&quot;;&quot;&quot;;TEXT(DATE(YEAR([.D917]);MONTH([.D917]);DAY([.D91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8]=&quot;&quot;;&quot;&quot;;VLOOKUP([.K918];[Contas.$A$1:.$C$54];2;0))">
            <text:p><text:s text:c="2"/></text:p>
          </table:table-cell>
          <table:table-cell table:style-name="ce15" table:formula="of:=IF([.K918]=&quot;&quot;;&quot;&quot;;VLOOKUP([.K918];[Contas.$A$1:.$C$54];3;0))">
            <text:p><text:s text:c="2"/></text:p>
          </table:table-cell>
          <table:table-cell table:style-name="ce16" table:formula="of:=IF([.G918]&lt;&gt;&quot;&quot;;&quot;Pago&quot;;IF(AND([.G918]=&quot;&quot;;[.E918]&lt;&gt;&quot;&quot;;[.F918]&lt;&gt;&quot;&quot;;TODAY()&gt;=[.D918]);&quot;Vencido&quot;;IF(AND([.E918]=&quot;&quot;;[.F918]=&quot;&quot;;[.G918]=&quot;&quot;;[.H918]=&quot;&quot;);&quot;&quot;;&quot;A Vencer&quot;)))">
            <text:p><text:s text:c="2"/></text:p>
          </table:table-cell>
          <table:table-cell table:style-name="ce41" table:formula="of:=IF([.H918]=&quot;&quot;;&quot;&quot;;[.H918]-[.C918])">
            <text:p/>
          </table:table-cell>
          <table:table-cell table:style-name="ce62" table:formula="of:=IF([.A918]=&quot;&quot;;&quot;&quot;;TEXT(DATE(YEAR([.A918]);MONTH([.A918]);DAY([.A918]));&quot;AAAA&quot;))">
            <text:p/>
          </table:table-cell>
          <table:table-cell table:style-name="ce62" table:formula="of:=IF([.D918]=&quot;&quot;;&quot;&quot;;TEXT(DATE(YEAR([.D918]);MONTH([.D918]);DAY([.D918]));&quot;AAAA&quot;))">
            <text:p/>
          </table:table-cell>
          <table:table-cell table:style-name="ce62" table:formula="of:=IF([.G918]=&quot;&quot;;&quot;&quot;;TEXT(DATE(YEAR([.G918]);MONTH([.G918]);DAY([.G918]));&quot;AAAA&quot;))">
            <text:p/>
          </table:table-cell>
          <table:table-cell table:style-name="ce62" table:formula="of:=IF([.A918]=&quot;&quot;;&quot;&quot;;TEXT(DATE(YEAR([.A918]);MONTH([.A918]);DAY([.A918]));&quot;MMM&quot;))">
            <text:p/>
          </table:table-cell>
          <table:table-cell table:style-name="ce62" table:formula="of:=IF([.D918]=&quot;&quot;;&quot;&quot;;TEXT(DATE(YEAR([.D918]);MONTH([.D918]);DAY([.D918]));&quot;MMM&quot;))">
            <text:p/>
          </table:table-cell>
          <table:table-cell table:style-name="ce62" table:formula="of:=IF([.G918]=&quot;&quot;;&quot;&quot;;TEXT(DATE(YEAR([.G918]);MONTH([.G918]);DAY([.G918]));&quot;MMM&quot;))">
            <text:p/>
          </table:table-cell>
          <table:table-cell table:style-name="ce70" table:formula="of:=IF([.D918]=&quot;&quot;;&quot;&quot;;TEXT(DATE(YEAR([.D918]);MONTH([.D918]);DAY([.D91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19]=&quot;&quot;;&quot;&quot;;VLOOKUP([.K919];[Contas.$A$1:.$C$54];2;0))">
            <text:p><text:s text:c="2"/></text:p>
          </table:table-cell>
          <table:table-cell table:style-name="ce15" table:formula="of:=IF([.K919]=&quot;&quot;;&quot;&quot;;VLOOKUP([.K919];[Contas.$A$1:.$C$54];3;0))">
            <text:p><text:s text:c="2"/></text:p>
          </table:table-cell>
          <table:table-cell table:style-name="ce16" table:formula="of:=IF([.G919]&lt;&gt;&quot;&quot;;&quot;Pago&quot;;IF(AND([.G919]=&quot;&quot;;[.E919]&lt;&gt;&quot;&quot;;[.F919]&lt;&gt;&quot;&quot;;TODAY()&gt;=[.D919]);&quot;Vencido&quot;;IF(AND([.E919]=&quot;&quot;;[.F919]=&quot;&quot;;[.G919]=&quot;&quot;;[.H919]=&quot;&quot;);&quot;&quot;;&quot;A Vencer&quot;)))">
            <text:p><text:s text:c="2"/></text:p>
          </table:table-cell>
          <table:table-cell table:style-name="ce41" table:formula="of:=IF([.H919]=&quot;&quot;;&quot;&quot;;[.H919]-[.C919])">
            <text:p/>
          </table:table-cell>
          <table:table-cell table:style-name="ce62" table:formula="of:=IF([.A919]=&quot;&quot;;&quot;&quot;;TEXT(DATE(YEAR([.A919]);MONTH([.A919]);DAY([.A919]));&quot;AAAA&quot;))">
            <text:p/>
          </table:table-cell>
          <table:table-cell table:style-name="ce62" table:formula="of:=IF([.D919]=&quot;&quot;;&quot;&quot;;TEXT(DATE(YEAR([.D919]);MONTH([.D919]);DAY([.D919]));&quot;AAAA&quot;))">
            <text:p/>
          </table:table-cell>
          <table:table-cell table:style-name="ce62" table:formula="of:=IF([.G919]=&quot;&quot;;&quot;&quot;;TEXT(DATE(YEAR([.G919]);MONTH([.G919]);DAY([.G919]));&quot;AAAA&quot;))">
            <text:p/>
          </table:table-cell>
          <table:table-cell table:style-name="ce62" table:formula="of:=IF([.A919]=&quot;&quot;;&quot;&quot;;TEXT(DATE(YEAR([.A919]);MONTH([.A919]);DAY([.A919]));&quot;MMM&quot;))">
            <text:p/>
          </table:table-cell>
          <table:table-cell table:style-name="ce62" table:formula="of:=IF([.D919]=&quot;&quot;;&quot;&quot;;TEXT(DATE(YEAR([.D919]);MONTH([.D919]);DAY([.D919]));&quot;MMM&quot;))">
            <text:p/>
          </table:table-cell>
          <table:table-cell table:style-name="ce62" table:formula="of:=IF([.G919]=&quot;&quot;;&quot;&quot;;TEXT(DATE(YEAR([.G919]);MONTH([.G919]);DAY([.G919]));&quot;MMM&quot;))">
            <text:p/>
          </table:table-cell>
          <table:table-cell table:style-name="ce70" table:formula="of:=IF([.D919]=&quot;&quot;;&quot;&quot;;TEXT(DATE(YEAR([.D919]);MONTH([.D919]);DAY([.D91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0]=&quot;&quot;;&quot;&quot;;VLOOKUP([.K920];[Contas.$A$1:.$C$54];2;0))">
            <text:p><text:s text:c="2"/></text:p>
          </table:table-cell>
          <table:table-cell table:style-name="ce15" table:formula="of:=IF([.K920]=&quot;&quot;;&quot;&quot;;VLOOKUP([.K920];[Contas.$A$1:.$C$54];3;0))">
            <text:p><text:s text:c="2"/></text:p>
          </table:table-cell>
          <table:table-cell table:style-name="ce16" table:formula="of:=IF([.G920]&lt;&gt;&quot;&quot;;&quot;Pago&quot;;IF(AND([.G920]=&quot;&quot;;[.E920]&lt;&gt;&quot;&quot;;[.F920]&lt;&gt;&quot;&quot;;TODAY()&gt;=[.D920]);&quot;Vencido&quot;;IF(AND([.E920]=&quot;&quot;;[.F920]=&quot;&quot;;[.G920]=&quot;&quot;;[.H920]=&quot;&quot;);&quot;&quot;;&quot;A Vencer&quot;)))">
            <text:p><text:s text:c="2"/></text:p>
          </table:table-cell>
          <table:table-cell table:style-name="ce41" table:formula="of:=IF([.H920]=&quot;&quot;;&quot;&quot;;[.H920]-[.C920])">
            <text:p/>
          </table:table-cell>
          <table:table-cell table:style-name="ce62" table:formula="of:=IF([.A920]=&quot;&quot;;&quot;&quot;;TEXT(DATE(YEAR([.A920]);MONTH([.A920]);DAY([.A920]));&quot;AAAA&quot;))">
            <text:p/>
          </table:table-cell>
          <table:table-cell table:style-name="ce62" table:formula="of:=IF([.D920]=&quot;&quot;;&quot;&quot;;TEXT(DATE(YEAR([.D920]);MONTH([.D920]);DAY([.D920]));&quot;AAAA&quot;))">
            <text:p/>
          </table:table-cell>
          <table:table-cell table:style-name="ce62" table:formula="of:=IF([.G920]=&quot;&quot;;&quot;&quot;;TEXT(DATE(YEAR([.G920]);MONTH([.G920]);DAY([.G920]));&quot;AAAA&quot;))">
            <text:p/>
          </table:table-cell>
          <table:table-cell table:style-name="ce62" table:formula="of:=IF([.A920]=&quot;&quot;;&quot;&quot;;TEXT(DATE(YEAR([.A920]);MONTH([.A920]);DAY([.A920]));&quot;MMM&quot;))">
            <text:p/>
          </table:table-cell>
          <table:table-cell table:style-name="ce62" table:formula="of:=IF([.D920]=&quot;&quot;;&quot;&quot;;TEXT(DATE(YEAR([.D920]);MONTH([.D920]);DAY([.D920]));&quot;MMM&quot;))">
            <text:p/>
          </table:table-cell>
          <table:table-cell table:style-name="ce62" table:formula="of:=IF([.G920]=&quot;&quot;;&quot;&quot;;TEXT(DATE(YEAR([.G920]);MONTH([.G920]);DAY([.G920]));&quot;MMM&quot;))">
            <text:p/>
          </table:table-cell>
          <table:table-cell table:style-name="ce70" table:formula="of:=IF([.D920]=&quot;&quot;;&quot;&quot;;TEXT(DATE(YEAR([.D920]);MONTH([.D920]);DAY([.D92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1]=&quot;&quot;;&quot;&quot;;VLOOKUP([.K921];[Contas.$A$1:.$C$54];2;0))">
            <text:p><text:s text:c="2"/></text:p>
          </table:table-cell>
          <table:table-cell table:style-name="ce15" table:formula="of:=IF([.K921]=&quot;&quot;;&quot;&quot;;VLOOKUP([.K921];[Contas.$A$1:.$C$54];3;0))">
            <text:p><text:s text:c="2"/></text:p>
          </table:table-cell>
          <table:table-cell table:style-name="ce16" table:formula="of:=IF([.G921]&lt;&gt;&quot;&quot;;&quot;Pago&quot;;IF(AND([.G921]=&quot;&quot;;[.E921]&lt;&gt;&quot;&quot;;[.F921]&lt;&gt;&quot;&quot;;TODAY()&gt;=[.D921]);&quot;Vencido&quot;;IF(AND([.E921]=&quot;&quot;;[.F921]=&quot;&quot;;[.G921]=&quot;&quot;;[.H921]=&quot;&quot;);&quot;&quot;;&quot;A Vencer&quot;)))">
            <text:p><text:s text:c="2"/></text:p>
          </table:table-cell>
          <table:table-cell table:style-name="ce41" table:formula="of:=IF([.H921]=&quot;&quot;;&quot;&quot;;[.H921]-[.C921])">
            <text:p/>
          </table:table-cell>
          <table:table-cell table:style-name="ce62" table:formula="of:=IF([.A921]=&quot;&quot;;&quot;&quot;;TEXT(DATE(YEAR([.A921]);MONTH([.A921]);DAY([.A921]));&quot;AAAA&quot;))">
            <text:p/>
          </table:table-cell>
          <table:table-cell table:style-name="ce62" table:formula="of:=IF([.D921]=&quot;&quot;;&quot;&quot;;TEXT(DATE(YEAR([.D921]);MONTH([.D921]);DAY([.D921]));&quot;AAAA&quot;))">
            <text:p/>
          </table:table-cell>
          <table:table-cell table:style-name="ce62" table:formula="of:=IF([.G921]=&quot;&quot;;&quot;&quot;;TEXT(DATE(YEAR([.G921]);MONTH([.G921]);DAY([.G921]));&quot;AAAA&quot;))">
            <text:p/>
          </table:table-cell>
          <table:table-cell table:style-name="ce62" table:formula="of:=IF([.A921]=&quot;&quot;;&quot;&quot;;TEXT(DATE(YEAR([.A921]);MONTH([.A921]);DAY([.A921]));&quot;MMM&quot;))">
            <text:p/>
          </table:table-cell>
          <table:table-cell table:style-name="ce62" table:formula="of:=IF([.D921]=&quot;&quot;;&quot;&quot;;TEXT(DATE(YEAR([.D921]);MONTH([.D921]);DAY([.D921]));&quot;MMM&quot;))">
            <text:p/>
          </table:table-cell>
          <table:table-cell table:style-name="ce62" table:formula="of:=IF([.G921]=&quot;&quot;;&quot;&quot;;TEXT(DATE(YEAR([.G921]);MONTH([.G921]);DAY([.G921]));&quot;MMM&quot;))">
            <text:p/>
          </table:table-cell>
          <table:table-cell table:style-name="ce70" table:formula="of:=IF([.D921]=&quot;&quot;;&quot;&quot;;TEXT(DATE(YEAR([.D921]);MONTH([.D921]);DAY([.D92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2]=&quot;&quot;;&quot;&quot;;VLOOKUP([.K922];[Contas.$A$1:.$C$54];2;0))">
            <text:p><text:s text:c="2"/></text:p>
          </table:table-cell>
          <table:table-cell table:style-name="ce15" table:formula="of:=IF([.K922]=&quot;&quot;;&quot;&quot;;VLOOKUP([.K922];[Contas.$A$1:.$C$54];3;0))">
            <text:p><text:s text:c="2"/></text:p>
          </table:table-cell>
          <table:table-cell table:style-name="ce16" table:formula="of:=IF([.G922]&lt;&gt;&quot;&quot;;&quot;Pago&quot;;IF(AND([.G922]=&quot;&quot;;[.E922]&lt;&gt;&quot;&quot;;[.F922]&lt;&gt;&quot;&quot;;TODAY()&gt;=[.D922]);&quot;Vencido&quot;;IF(AND([.E922]=&quot;&quot;;[.F922]=&quot;&quot;;[.G922]=&quot;&quot;;[.H922]=&quot;&quot;);&quot;&quot;;&quot;A Vencer&quot;)))">
            <text:p><text:s text:c="2"/></text:p>
          </table:table-cell>
          <table:table-cell table:style-name="ce41" table:formula="of:=IF([.H922]=&quot;&quot;;&quot;&quot;;[.H922]-[.C922])">
            <text:p/>
          </table:table-cell>
          <table:table-cell table:style-name="ce62" table:formula="of:=IF([.A922]=&quot;&quot;;&quot;&quot;;TEXT(DATE(YEAR([.A922]);MONTH([.A922]);DAY([.A922]));&quot;AAAA&quot;))">
            <text:p/>
          </table:table-cell>
          <table:table-cell table:style-name="ce62" table:formula="of:=IF([.D922]=&quot;&quot;;&quot;&quot;;TEXT(DATE(YEAR([.D922]);MONTH([.D922]);DAY([.D922]));&quot;AAAA&quot;))">
            <text:p/>
          </table:table-cell>
          <table:table-cell table:style-name="ce62" table:formula="of:=IF([.G922]=&quot;&quot;;&quot;&quot;;TEXT(DATE(YEAR([.G922]);MONTH([.G922]);DAY([.G922]));&quot;AAAA&quot;))">
            <text:p/>
          </table:table-cell>
          <table:table-cell table:style-name="ce62" table:formula="of:=IF([.A922]=&quot;&quot;;&quot;&quot;;TEXT(DATE(YEAR([.A922]);MONTH([.A922]);DAY([.A922]));&quot;MMM&quot;))">
            <text:p/>
          </table:table-cell>
          <table:table-cell table:style-name="ce62" table:formula="of:=IF([.D922]=&quot;&quot;;&quot;&quot;;TEXT(DATE(YEAR([.D922]);MONTH([.D922]);DAY([.D922]));&quot;MMM&quot;))">
            <text:p/>
          </table:table-cell>
          <table:table-cell table:style-name="ce62" table:formula="of:=IF([.G922]=&quot;&quot;;&quot;&quot;;TEXT(DATE(YEAR([.G922]);MONTH([.G922]);DAY([.G922]));&quot;MMM&quot;))">
            <text:p/>
          </table:table-cell>
          <table:table-cell table:style-name="ce70" table:formula="of:=IF([.D922]=&quot;&quot;;&quot;&quot;;TEXT(DATE(YEAR([.D922]);MONTH([.D922]);DAY([.D92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3]=&quot;&quot;;&quot;&quot;;VLOOKUP([.K923];[Contas.$A$1:.$C$54];2;0))">
            <text:p><text:s text:c="2"/></text:p>
          </table:table-cell>
          <table:table-cell table:style-name="ce15" table:formula="of:=IF([.K923]=&quot;&quot;;&quot;&quot;;VLOOKUP([.K923];[Contas.$A$1:.$C$54];3;0))">
            <text:p><text:s text:c="2"/></text:p>
          </table:table-cell>
          <table:table-cell table:style-name="ce16" table:formula="of:=IF([.G923]&lt;&gt;&quot;&quot;;&quot;Pago&quot;;IF(AND([.G923]=&quot;&quot;;[.E923]&lt;&gt;&quot;&quot;;[.F923]&lt;&gt;&quot;&quot;;TODAY()&gt;=[.D923]);&quot;Vencido&quot;;IF(AND([.E923]=&quot;&quot;;[.F923]=&quot;&quot;;[.G923]=&quot;&quot;;[.H923]=&quot;&quot;);&quot;&quot;;&quot;A Vencer&quot;)))">
            <text:p><text:s text:c="2"/></text:p>
          </table:table-cell>
          <table:table-cell table:style-name="ce41" table:formula="of:=IF([.H923]=&quot;&quot;;&quot;&quot;;[.H923]-[.C923])">
            <text:p/>
          </table:table-cell>
          <table:table-cell table:style-name="ce62" table:formula="of:=IF([.A923]=&quot;&quot;;&quot;&quot;;TEXT(DATE(YEAR([.A923]);MONTH([.A923]);DAY([.A923]));&quot;AAAA&quot;))">
            <text:p/>
          </table:table-cell>
          <table:table-cell table:style-name="ce62" table:formula="of:=IF([.D923]=&quot;&quot;;&quot;&quot;;TEXT(DATE(YEAR([.D923]);MONTH([.D923]);DAY([.D923]));&quot;AAAA&quot;))">
            <text:p/>
          </table:table-cell>
          <table:table-cell table:style-name="ce62" table:formula="of:=IF([.G923]=&quot;&quot;;&quot;&quot;;TEXT(DATE(YEAR([.G923]);MONTH([.G923]);DAY([.G923]));&quot;AAAA&quot;))">
            <text:p/>
          </table:table-cell>
          <table:table-cell table:style-name="ce62" table:formula="of:=IF([.A923]=&quot;&quot;;&quot;&quot;;TEXT(DATE(YEAR([.A923]);MONTH([.A923]);DAY([.A923]));&quot;MMM&quot;))">
            <text:p/>
          </table:table-cell>
          <table:table-cell table:style-name="ce62" table:formula="of:=IF([.D923]=&quot;&quot;;&quot;&quot;;TEXT(DATE(YEAR([.D923]);MONTH([.D923]);DAY([.D923]));&quot;MMM&quot;))">
            <text:p/>
          </table:table-cell>
          <table:table-cell table:style-name="ce62" table:formula="of:=IF([.G923]=&quot;&quot;;&quot;&quot;;TEXT(DATE(YEAR([.G923]);MONTH([.G923]);DAY([.G923]));&quot;MMM&quot;))">
            <text:p/>
          </table:table-cell>
          <table:table-cell table:style-name="ce70" table:formula="of:=IF([.D923]=&quot;&quot;;&quot;&quot;;TEXT(DATE(YEAR([.D923]);MONTH([.D923]);DAY([.D92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4]=&quot;&quot;;&quot;&quot;;VLOOKUP([.K924];[Contas.$A$1:.$C$54];2;0))">
            <text:p><text:s text:c="2"/></text:p>
          </table:table-cell>
          <table:table-cell table:style-name="ce15" table:formula="of:=IF([.K924]=&quot;&quot;;&quot;&quot;;VLOOKUP([.K924];[Contas.$A$1:.$C$54];3;0))">
            <text:p><text:s text:c="2"/></text:p>
          </table:table-cell>
          <table:table-cell table:style-name="ce16" table:formula="of:=IF([.G924]&lt;&gt;&quot;&quot;;&quot;Pago&quot;;IF(AND([.G924]=&quot;&quot;;[.E924]&lt;&gt;&quot;&quot;;[.F924]&lt;&gt;&quot;&quot;;TODAY()&gt;=[.D924]);&quot;Vencido&quot;;IF(AND([.E924]=&quot;&quot;;[.F924]=&quot;&quot;;[.G924]=&quot;&quot;;[.H924]=&quot;&quot;);&quot;&quot;;&quot;A Vencer&quot;)))">
            <text:p><text:s text:c="2"/></text:p>
          </table:table-cell>
          <table:table-cell table:style-name="ce41" table:formula="of:=IF([.H924]=&quot;&quot;;&quot;&quot;;[.H924]-[.C924])">
            <text:p/>
          </table:table-cell>
          <table:table-cell table:style-name="ce62" table:formula="of:=IF([.A924]=&quot;&quot;;&quot;&quot;;TEXT(DATE(YEAR([.A924]);MONTH([.A924]);DAY([.A924]));&quot;AAAA&quot;))">
            <text:p/>
          </table:table-cell>
          <table:table-cell table:style-name="ce62" table:formula="of:=IF([.D924]=&quot;&quot;;&quot;&quot;;TEXT(DATE(YEAR([.D924]);MONTH([.D924]);DAY([.D924]));&quot;AAAA&quot;))">
            <text:p/>
          </table:table-cell>
          <table:table-cell table:style-name="ce62" table:formula="of:=IF([.G924]=&quot;&quot;;&quot;&quot;;TEXT(DATE(YEAR([.G924]);MONTH([.G924]);DAY([.G924]));&quot;AAAA&quot;))">
            <text:p/>
          </table:table-cell>
          <table:table-cell table:style-name="ce62" table:formula="of:=IF([.A924]=&quot;&quot;;&quot;&quot;;TEXT(DATE(YEAR([.A924]);MONTH([.A924]);DAY([.A924]));&quot;MMM&quot;))">
            <text:p/>
          </table:table-cell>
          <table:table-cell table:style-name="ce62" table:formula="of:=IF([.D924]=&quot;&quot;;&quot;&quot;;TEXT(DATE(YEAR([.D924]);MONTH([.D924]);DAY([.D924]));&quot;MMM&quot;))">
            <text:p/>
          </table:table-cell>
          <table:table-cell table:style-name="ce62" table:formula="of:=IF([.G924]=&quot;&quot;;&quot;&quot;;TEXT(DATE(YEAR([.G924]);MONTH([.G924]);DAY([.G924]));&quot;MMM&quot;))">
            <text:p/>
          </table:table-cell>
          <table:table-cell table:style-name="ce70" table:formula="of:=IF([.D924]=&quot;&quot;;&quot;&quot;;TEXT(DATE(YEAR([.D924]);MONTH([.D924]);DAY([.D92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5]=&quot;&quot;;&quot;&quot;;VLOOKUP([.K925];[Contas.$A$1:.$C$54];2;0))">
            <text:p><text:s text:c="2"/></text:p>
          </table:table-cell>
          <table:table-cell table:style-name="ce15" table:formula="of:=IF([.K925]=&quot;&quot;;&quot;&quot;;VLOOKUP([.K925];[Contas.$A$1:.$C$54];3;0))">
            <text:p><text:s text:c="2"/></text:p>
          </table:table-cell>
          <table:table-cell table:style-name="ce16" table:formula="of:=IF([.G925]&lt;&gt;&quot;&quot;;&quot;Pago&quot;;IF(AND([.G925]=&quot;&quot;;[.E925]&lt;&gt;&quot;&quot;;[.F925]&lt;&gt;&quot;&quot;;TODAY()&gt;=[.D925]);&quot;Vencido&quot;;IF(AND([.E925]=&quot;&quot;;[.F925]=&quot;&quot;;[.G925]=&quot;&quot;;[.H925]=&quot;&quot;);&quot;&quot;;&quot;A Vencer&quot;)))">
            <text:p><text:s text:c="2"/></text:p>
          </table:table-cell>
          <table:table-cell table:style-name="ce41" table:formula="of:=IF([.H925]=&quot;&quot;;&quot;&quot;;[.H925]-[.C925])">
            <text:p/>
          </table:table-cell>
          <table:table-cell table:style-name="ce62" table:formula="of:=IF([.A925]=&quot;&quot;;&quot;&quot;;TEXT(DATE(YEAR([.A925]);MONTH([.A925]);DAY([.A925]));&quot;AAAA&quot;))">
            <text:p/>
          </table:table-cell>
          <table:table-cell table:style-name="ce62" table:formula="of:=IF([.D925]=&quot;&quot;;&quot;&quot;;TEXT(DATE(YEAR([.D925]);MONTH([.D925]);DAY([.D925]));&quot;AAAA&quot;))">
            <text:p/>
          </table:table-cell>
          <table:table-cell table:style-name="ce62" table:formula="of:=IF([.G925]=&quot;&quot;;&quot;&quot;;TEXT(DATE(YEAR([.G925]);MONTH([.G925]);DAY([.G925]));&quot;AAAA&quot;))">
            <text:p/>
          </table:table-cell>
          <table:table-cell table:style-name="ce62" table:formula="of:=IF([.A925]=&quot;&quot;;&quot;&quot;;TEXT(DATE(YEAR([.A925]);MONTH([.A925]);DAY([.A925]));&quot;MMM&quot;))">
            <text:p/>
          </table:table-cell>
          <table:table-cell table:style-name="ce62" table:formula="of:=IF([.D925]=&quot;&quot;;&quot;&quot;;TEXT(DATE(YEAR([.D925]);MONTH([.D925]);DAY([.D925]));&quot;MMM&quot;))">
            <text:p/>
          </table:table-cell>
          <table:table-cell table:style-name="ce62" table:formula="of:=IF([.G925]=&quot;&quot;;&quot;&quot;;TEXT(DATE(YEAR([.G925]);MONTH([.G925]);DAY([.G925]));&quot;MMM&quot;))">
            <text:p/>
          </table:table-cell>
          <table:table-cell table:style-name="ce70" table:formula="of:=IF([.D925]=&quot;&quot;;&quot;&quot;;TEXT(DATE(YEAR([.D925]);MONTH([.D925]);DAY([.D92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6]=&quot;&quot;;&quot;&quot;;VLOOKUP([.K926];[Contas.$A$1:.$C$54];2;0))">
            <text:p><text:s text:c="2"/></text:p>
          </table:table-cell>
          <table:table-cell table:style-name="ce15" table:formula="of:=IF([.K926]=&quot;&quot;;&quot;&quot;;VLOOKUP([.K926];[Contas.$A$1:.$C$54];3;0))">
            <text:p><text:s text:c="2"/></text:p>
          </table:table-cell>
          <table:table-cell table:style-name="ce16" table:formula="of:=IF([.G926]&lt;&gt;&quot;&quot;;&quot;Pago&quot;;IF(AND([.G926]=&quot;&quot;;[.E926]&lt;&gt;&quot;&quot;;[.F926]&lt;&gt;&quot;&quot;;TODAY()&gt;=[.D926]);&quot;Vencido&quot;;IF(AND([.E926]=&quot;&quot;;[.F926]=&quot;&quot;;[.G926]=&quot;&quot;;[.H926]=&quot;&quot;);&quot;&quot;;&quot;A Vencer&quot;)))">
            <text:p><text:s text:c="2"/></text:p>
          </table:table-cell>
          <table:table-cell table:style-name="ce41" table:formula="of:=IF([.H926]=&quot;&quot;;&quot;&quot;;[.H926]-[.C926])">
            <text:p/>
          </table:table-cell>
          <table:table-cell table:style-name="ce62" table:formula="of:=IF([.A926]=&quot;&quot;;&quot;&quot;;TEXT(DATE(YEAR([.A926]);MONTH([.A926]);DAY([.A926]));&quot;AAAA&quot;))">
            <text:p/>
          </table:table-cell>
          <table:table-cell table:style-name="ce62" table:formula="of:=IF([.D926]=&quot;&quot;;&quot;&quot;;TEXT(DATE(YEAR([.D926]);MONTH([.D926]);DAY([.D926]));&quot;AAAA&quot;))">
            <text:p/>
          </table:table-cell>
          <table:table-cell table:style-name="ce62" table:formula="of:=IF([.G926]=&quot;&quot;;&quot;&quot;;TEXT(DATE(YEAR([.G926]);MONTH([.G926]);DAY([.G926]));&quot;AAAA&quot;))">
            <text:p/>
          </table:table-cell>
          <table:table-cell table:style-name="ce62" table:formula="of:=IF([.A926]=&quot;&quot;;&quot;&quot;;TEXT(DATE(YEAR([.A926]);MONTH([.A926]);DAY([.A926]));&quot;MMM&quot;))">
            <text:p/>
          </table:table-cell>
          <table:table-cell table:style-name="ce62" table:formula="of:=IF([.D926]=&quot;&quot;;&quot;&quot;;TEXT(DATE(YEAR([.D926]);MONTH([.D926]);DAY([.D926]));&quot;MMM&quot;))">
            <text:p/>
          </table:table-cell>
          <table:table-cell table:style-name="ce62" table:formula="of:=IF([.G926]=&quot;&quot;;&quot;&quot;;TEXT(DATE(YEAR([.G926]);MONTH([.G926]);DAY([.G926]));&quot;MMM&quot;))">
            <text:p/>
          </table:table-cell>
          <table:table-cell table:style-name="ce70" table:formula="of:=IF([.D926]=&quot;&quot;;&quot;&quot;;TEXT(DATE(YEAR([.D926]);MONTH([.D926]);DAY([.D92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7]=&quot;&quot;;&quot;&quot;;VLOOKUP([.K927];[Contas.$A$1:.$C$54];2;0))">
            <text:p><text:s text:c="2"/></text:p>
          </table:table-cell>
          <table:table-cell table:style-name="ce15" table:formula="of:=IF([.K927]=&quot;&quot;;&quot;&quot;;VLOOKUP([.K927];[Contas.$A$1:.$C$54];3;0))">
            <text:p><text:s text:c="2"/></text:p>
          </table:table-cell>
          <table:table-cell table:style-name="ce16" table:formula="of:=IF([.G927]&lt;&gt;&quot;&quot;;&quot;Pago&quot;;IF(AND([.G927]=&quot;&quot;;[.E927]&lt;&gt;&quot;&quot;;[.F927]&lt;&gt;&quot;&quot;;TODAY()&gt;=[.D927]);&quot;Vencido&quot;;IF(AND([.E927]=&quot;&quot;;[.F927]=&quot;&quot;;[.G927]=&quot;&quot;;[.H927]=&quot;&quot;);&quot;&quot;;&quot;A Vencer&quot;)))">
            <text:p><text:s text:c="2"/></text:p>
          </table:table-cell>
          <table:table-cell table:style-name="ce41" table:formula="of:=IF([.H927]=&quot;&quot;;&quot;&quot;;[.H927]-[.C927])">
            <text:p/>
          </table:table-cell>
          <table:table-cell table:style-name="ce62" table:formula="of:=IF([.A927]=&quot;&quot;;&quot;&quot;;TEXT(DATE(YEAR([.A927]);MONTH([.A927]);DAY([.A927]));&quot;AAAA&quot;))">
            <text:p/>
          </table:table-cell>
          <table:table-cell table:style-name="ce62" table:formula="of:=IF([.D927]=&quot;&quot;;&quot;&quot;;TEXT(DATE(YEAR([.D927]);MONTH([.D927]);DAY([.D927]));&quot;AAAA&quot;))">
            <text:p/>
          </table:table-cell>
          <table:table-cell table:style-name="ce62" table:formula="of:=IF([.G927]=&quot;&quot;;&quot;&quot;;TEXT(DATE(YEAR([.G927]);MONTH([.G927]);DAY([.G927]));&quot;AAAA&quot;))">
            <text:p/>
          </table:table-cell>
          <table:table-cell table:style-name="ce62" table:formula="of:=IF([.A927]=&quot;&quot;;&quot;&quot;;TEXT(DATE(YEAR([.A927]);MONTH([.A927]);DAY([.A927]));&quot;MMM&quot;))">
            <text:p/>
          </table:table-cell>
          <table:table-cell table:style-name="ce62" table:formula="of:=IF([.D927]=&quot;&quot;;&quot;&quot;;TEXT(DATE(YEAR([.D927]);MONTH([.D927]);DAY([.D927]));&quot;MMM&quot;))">
            <text:p/>
          </table:table-cell>
          <table:table-cell table:style-name="ce62" table:formula="of:=IF([.G927]=&quot;&quot;;&quot;&quot;;TEXT(DATE(YEAR([.G927]);MONTH([.G927]);DAY([.G927]));&quot;MMM&quot;))">
            <text:p/>
          </table:table-cell>
          <table:table-cell table:style-name="ce70" table:formula="of:=IF([.D927]=&quot;&quot;;&quot;&quot;;TEXT(DATE(YEAR([.D927]);MONTH([.D927]);DAY([.D92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8]=&quot;&quot;;&quot;&quot;;VLOOKUP([.K928];[Contas.$A$1:.$C$54];2;0))">
            <text:p><text:s text:c="2"/></text:p>
          </table:table-cell>
          <table:table-cell table:style-name="ce15" table:formula="of:=IF([.K928]=&quot;&quot;;&quot;&quot;;VLOOKUP([.K928];[Contas.$A$1:.$C$54];3;0))">
            <text:p><text:s text:c="2"/></text:p>
          </table:table-cell>
          <table:table-cell table:style-name="ce16" table:formula="of:=IF([.G928]&lt;&gt;&quot;&quot;;&quot;Pago&quot;;IF(AND([.G928]=&quot;&quot;;[.E928]&lt;&gt;&quot;&quot;;[.F928]&lt;&gt;&quot;&quot;;TODAY()&gt;=[.D928]);&quot;Vencido&quot;;IF(AND([.E928]=&quot;&quot;;[.F928]=&quot;&quot;;[.G928]=&quot;&quot;;[.H928]=&quot;&quot;);&quot;&quot;;&quot;A Vencer&quot;)))">
            <text:p><text:s text:c="2"/></text:p>
          </table:table-cell>
          <table:table-cell table:style-name="ce41" table:formula="of:=IF([.H928]=&quot;&quot;;&quot;&quot;;[.H928]-[.C928])">
            <text:p/>
          </table:table-cell>
          <table:table-cell table:style-name="ce62" table:formula="of:=IF([.A928]=&quot;&quot;;&quot;&quot;;TEXT(DATE(YEAR([.A928]);MONTH([.A928]);DAY([.A928]));&quot;AAAA&quot;))">
            <text:p/>
          </table:table-cell>
          <table:table-cell table:style-name="ce62" table:formula="of:=IF([.D928]=&quot;&quot;;&quot;&quot;;TEXT(DATE(YEAR([.D928]);MONTH([.D928]);DAY([.D928]));&quot;AAAA&quot;))">
            <text:p/>
          </table:table-cell>
          <table:table-cell table:style-name="ce62" table:formula="of:=IF([.G928]=&quot;&quot;;&quot;&quot;;TEXT(DATE(YEAR([.G928]);MONTH([.G928]);DAY([.G928]));&quot;AAAA&quot;))">
            <text:p/>
          </table:table-cell>
          <table:table-cell table:style-name="ce62" table:formula="of:=IF([.A928]=&quot;&quot;;&quot;&quot;;TEXT(DATE(YEAR([.A928]);MONTH([.A928]);DAY([.A928]));&quot;MMM&quot;))">
            <text:p/>
          </table:table-cell>
          <table:table-cell table:style-name="ce62" table:formula="of:=IF([.D928]=&quot;&quot;;&quot;&quot;;TEXT(DATE(YEAR([.D928]);MONTH([.D928]);DAY([.D928]));&quot;MMM&quot;))">
            <text:p/>
          </table:table-cell>
          <table:table-cell table:style-name="ce62" table:formula="of:=IF([.G928]=&quot;&quot;;&quot;&quot;;TEXT(DATE(YEAR([.G928]);MONTH([.G928]);DAY([.G928]));&quot;MMM&quot;))">
            <text:p/>
          </table:table-cell>
          <table:table-cell table:style-name="ce70" table:formula="of:=IF([.D928]=&quot;&quot;;&quot;&quot;;TEXT(DATE(YEAR([.D928]);MONTH([.D928]);DAY([.D92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29]=&quot;&quot;;&quot;&quot;;VLOOKUP([.K929];[Contas.$A$1:.$C$54];2;0))">
            <text:p><text:s text:c="2"/></text:p>
          </table:table-cell>
          <table:table-cell table:style-name="ce15" table:formula="of:=IF([.K929]=&quot;&quot;;&quot;&quot;;VLOOKUP([.K929];[Contas.$A$1:.$C$54];3;0))">
            <text:p><text:s text:c="2"/></text:p>
          </table:table-cell>
          <table:table-cell table:style-name="ce16" table:formula="of:=IF([.G929]&lt;&gt;&quot;&quot;;&quot;Pago&quot;;IF(AND([.G929]=&quot;&quot;;[.E929]&lt;&gt;&quot;&quot;;[.F929]&lt;&gt;&quot;&quot;;TODAY()&gt;=[.D929]);&quot;Vencido&quot;;IF(AND([.E929]=&quot;&quot;;[.F929]=&quot;&quot;;[.G929]=&quot;&quot;;[.H929]=&quot;&quot;);&quot;&quot;;&quot;A Vencer&quot;)))">
            <text:p><text:s text:c="2"/></text:p>
          </table:table-cell>
          <table:table-cell table:style-name="ce41" table:formula="of:=IF([.H929]=&quot;&quot;;&quot;&quot;;[.H929]-[.C929])">
            <text:p/>
          </table:table-cell>
          <table:table-cell table:style-name="ce62" table:formula="of:=IF([.A929]=&quot;&quot;;&quot;&quot;;TEXT(DATE(YEAR([.A929]);MONTH([.A929]);DAY([.A929]));&quot;AAAA&quot;))">
            <text:p/>
          </table:table-cell>
          <table:table-cell table:style-name="ce62" table:formula="of:=IF([.D929]=&quot;&quot;;&quot;&quot;;TEXT(DATE(YEAR([.D929]);MONTH([.D929]);DAY([.D929]));&quot;AAAA&quot;))">
            <text:p/>
          </table:table-cell>
          <table:table-cell table:style-name="ce62" table:formula="of:=IF([.G929]=&quot;&quot;;&quot;&quot;;TEXT(DATE(YEAR([.G929]);MONTH([.G929]);DAY([.G929]));&quot;AAAA&quot;))">
            <text:p/>
          </table:table-cell>
          <table:table-cell table:style-name="ce62" table:formula="of:=IF([.A929]=&quot;&quot;;&quot;&quot;;TEXT(DATE(YEAR([.A929]);MONTH([.A929]);DAY([.A929]));&quot;MMM&quot;))">
            <text:p/>
          </table:table-cell>
          <table:table-cell table:style-name="ce62" table:formula="of:=IF([.D929]=&quot;&quot;;&quot;&quot;;TEXT(DATE(YEAR([.D929]);MONTH([.D929]);DAY([.D929]));&quot;MMM&quot;))">
            <text:p/>
          </table:table-cell>
          <table:table-cell table:style-name="ce62" table:formula="of:=IF([.G929]=&quot;&quot;;&quot;&quot;;TEXT(DATE(YEAR([.G929]);MONTH([.G929]);DAY([.G929]));&quot;MMM&quot;))">
            <text:p/>
          </table:table-cell>
          <table:table-cell table:style-name="ce70" table:formula="of:=IF([.D929]=&quot;&quot;;&quot;&quot;;TEXT(DATE(YEAR([.D929]);MONTH([.D929]);DAY([.D92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0]=&quot;&quot;;&quot;&quot;;VLOOKUP([.K930];[Contas.$A$1:.$C$54];2;0))">
            <text:p><text:s text:c="2"/></text:p>
          </table:table-cell>
          <table:table-cell table:style-name="ce15" table:formula="of:=IF([.K930]=&quot;&quot;;&quot;&quot;;VLOOKUP([.K930];[Contas.$A$1:.$C$54];3;0))">
            <text:p><text:s text:c="2"/></text:p>
          </table:table-cell>
          <table:table-cell table:style-name="ce16" table:formula="of:=IF([.G930]&lt;&gt;&quot;&quot;;&quot;Pago&quot;;IF(AND([.G930]=&quot;&quot;;[.E930]&lt;&gt;&quot;&quot;;[.F930]&lt;&gt;&quot;&quot;;TODAY()&gt;=[.D930]);&quot;Vencido&quot;;IF(AND([.E930]=&quot;&quot;;[.F930]=&quot;&quot;;[.G930]=&quot;&quot;;[.H930]=&quot;&quot;);&quot;&quot;;&quot;A Vencer&quot;)))">
            <text:p><text:s text:c="2"/></text:p>
          </table:table-cell>
          <table:table-cell table:style-name="ce41" table:formula="of:=IF([.H930]=&quot;&quot;;&quot;&quot;;[.H930]-[.C930])">
            <text:p/>
          </table:table-cell>
          <table:table-cell table:style-name="ce62" table:formula="of:=IF([.A930]=&quot;&quot;;&quot;&quot;;TEXT(DATE(YEAR([.A930]);MONTH([.A930]);DAY([.A930]));&quot;AAAA&quot;))">
            <text:p/>
          </table:table-cell>
          <table:table-cell table:style-name="ce62" table:formula="of:=IF([.D930]=&quot;&quot;;&quot;&quot;;TEXT(DATE(YEAR([.D930]);MONTH([.D930]);DAY([.D930]));&quot;AAAA&quot;))">
            <text:p/>
          </table:table-cell>
          <table:table-cell table:style-name="ce62" table:formula="of:=IF([.G930]=&quot;&quot;;&quot;&quot;;TEXT(DATE(YEAR([.G930]);MONTH([.G930]);DAY([.G930]));&quot;AAAA&quot;))">
            <text:p/>
          </table:table-cell>
          <table:table-cell table:style-name="ce62" table:formula="of:=IF([.A930]=&quot;&quot;;&quot;&quot;;TEXT(DATE(YEAR([.A930]);MONTH([.A930]);DAY([.A930]));&quot;MMM&quot;))">
            <text:p/>
          </table:table-cell>
          <table:table-cell table:style-name="ce62" table:formula="of:=IF([.D930]=&quot;&quot;;&quot;&quot;;TEXT(DATE(YEAR([.D930]);MONTH([.D930]);DAY([.D930]));&quot;MMM&quot;))">
            <text:p/>
          </table:table-cell>
          <table:table-cell table:style-name="ce62" table:formula="of:=IF([.G930]=&quot;&quot;;&quot;&quot;;TEXT(DATE(YEAR([.G930]);MONTH([.G930]);DAY([.G930]));&quot;MMM&quot;))">
            <text:p/>
          </table:table-cell>
          <table:table-cell table:style-name="ce70" table:formula="of:=IF([.D930]=&quot;&quot;;&quot;&quot;;TEXT(DATE(YEAR([.D930]);MONTH([.D930]);DAY([.D93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1]=&quot;&quot;;&quot;&quot;;VLOOKUP([.K931];[Contas.$A$1:.$C$54];2;0))">
            <text:p><text:s text:c="2"/></text:p>
          </table:table-cell>
          <table:table-cell table:style-name="ce15" table:formula="of:=IF([.K931]=&quot;&quot;;&quot;&quot;;VLOOKUP([.K931];[Contas.$A$1:.$C$54];3;0))">
            <text:p><text:s text:c="2"/></text:p>
          </table:table-cell>
          <table:table-cell table:style-name="ce16" table:formula="of:=IF([.G931]&lt;&gt;&quot;&quot;;&quot;Pago&quot;;IF(AND([.G931]=&quot;&quot;;[.E931]&lt;&gt;&quot;&quot;;[.F931]&lt;&gt;&quot;&quot;;TODAY()&gt;=[.D931]);&quot;Vencido&quot;;IF(AND([.E931]=&quot;&quot;;[.F931]=&quot;&quot;;[.G931]=&quot;&quot;;[.H931]=&quot;&quot;);&quot;&quot;;&quot;A Vencer&quot;)))">
            <text:p><text:s text:c="2"/></text:p>
          </table:table-cell>
          <table:table-cell table:style-name="ce41" table:formula="of:=IF([.H931]=&quot;&quot;;&quot;&quot;;[.H931]-[.C931])">
            <text:p/>
          </table:table-cell>
          <table:table-cell table:style-name="ce62" table:formula="of:=IF([.A931]=&quot;&quot;;&quot;&quot;;TEXT(DATE(YEAR([.A931]);MONTH([.A931]);DAY([.A931]));&quot;AAAA&quot;))">
            <text:p/>
          </table:table-cell>
          <table:table-cell table:style-name="ce62" table:formula="of:=IF([.D931]=&quot;&quot;;&quot;&quot;;TEXT(DATE(YEAR([.D931]);MONTH([.D931]);DAY([.D931]));&quot;AAAA&quot;))">
            <text:p/>
          </table:table-cell>
          <table:table-cell table:style-name="ce62" table:formula="of:=IF([.G931]=&quot;&quot;;&quot;&quot;;TEXT(DATE(YEAR([.G931]);MONTH([.G931]);DAY([.G931]));&quot;AAAA&quot;))">
            <text:p/>
          </table:table-cell>
          <table:table-cell table:style-name="ce62" table:formula="of:=IF([.A931]=&quot;&quot;;&quot;&quot;;TEXT(DATE(YEAR([.A931]);MONTH([.A931]);DAY([.A931]));&quot;MMM&quot;))">
            <text:p/>
          </table:table-cell>
          <table:table-cell table:style-name="ce62" table:formula="of:=IF([.D931]=&quot;&quot;;&quot;&quot;;TEXT(DATE(YEAR([.D931]);MONTH([.D931]);DAY([.D931]));&quot;MMM&quot;))">
            <text:p/>
          </table:table-cell>
          <table:table-cell table:style-name="ce62" table:formula="of:=IF([.G931]=&quot;&quot;;&quot;&quot;;TEXT(DATE(YEAR([.G931]);MONTH([.G931]);DAY([.G931]));&quot;MMM&quot;))">
            <text:p/>
          </table:table-cell>
          <table:table-cell table:style-name="ce70" table:formula="of:=IF([.D931]=&quot;&quot;;&quot;&quot;;TEXT(DATE(YEAR([.D931]);MONTH([.D931]);DAY([.D93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2]=&quot;&quot;;&quot;&quot;;VLOOKUP([.K932];[Contas.$A$1:.$C$54];2;0))">
            <text:p><text:s text:c="2"/></text:p>
          </table:table-cell>
          <table:table-cell table:style-name="ce15" table:formula="of:=IF([.K932]=&quot;&quot;;&quot;&quot;;VLOOKUP([.K932];[Contas.$A$1:.$C$54];3;0))">
            <text:p><text:s text:c="2"/></text:p>
          </table:table-cell>
          <table:table-cell table:style-name="ce16" table:formula="of:=IF([.G932]&lt;&gt;&quot;&quot;;&quot;Pago&quot;;IF(AND([.G932]=&quot;&quot;;[.E932]&lt;&gt;&quot;&quot;;[.F932]&lt;&gt;&quot;&quot;;TODAY()&gt;=[.D932]);&quot;Vencido&quot;;IF(AND([.E932]=&quot;&quot;;[.F932]=&quot;&quot;;[.G932]=&quot;&quot;;[.H932]=&quot;&quot;);&quot;&quot;;&quot;A Vencer&quot;)))">
            <text:p><text:s text:c="2"/></text:p>
          </table:table-cell>
          <table:table-cell table:style-name="ce41" table:formula="of:=IF([.H932]=&quot;&quot;;&quot;&quot;;[.H932]-[.C932])">
            <text:p/>
          </table:table-cell>
          <table:table-cell table:style-name="ce62" table:formula="of:=IF([.A932]=&quot;&quot;;&quot;&quot;;TEXT(DATE(YEAR([.A932]);MONTH([.A932]);DAY([.A932]));&quot;AAAA&quot;))">
            <text:p/>
          </table:table-cell>
          <table:table-cell table:style-name="ce62" table:formula="of:=IF([.D932]=&quot;&quot;;&quot;&quot;;TEXT(DATE(YEAR([.D932]);MONTH([.D932]);DAY([.D932]));&quot;AAAA&quot;))">
            <text:p/>
          </table:table-cell>
          <table:table-cell table:style-name="ce62" table:formula="of:=IF([.G932]=&quot;&quot;;&quot;&quot;;TEXT(DATE(YEAR([.G932]);MONTH([.G932]);DAY([.G932]));&quot;AAAA&quot;))">
            <text:p/>
          </table:table-cell>
          <table:table-cell table:style-name="ce62" table:formula="of:=IF([.A932]=&quot;&quot;;&quot;&quot;;TEXT(DATE(YEAR([.A932]);MONTH([.A932]);DAY([.A932]));&quot;MMM&quot;))">
            <text:p/>
          </table:table-cell>
          <table:table-cell table:style-name="ce62" table:formula="of:=IF([.D932]=&quot;&quot;;&quot;&quot;;TEXT(DATE(YEAR([.D932]);MONTH([.D932]);DAY([.D932]));&quot;MMM&quot;))">
            <text:p/>
          </table:table-cell>
          <table:table-cell table:style-name="ce62" table:formula="of:=IF([.G932]=&quot;&quot;;&quot;&quot;;TEXT(DATE(YEAR([.G932]);MONTH([.G932]);DAY([.G932]));&quot;MMM&quot;))">
            <text:p/>
          </table:table-cell>
          <table:table-cell table:style-name="ce70" table:formula="of:=IF([.D932]=&quot;&quot;;&quot;&quot;;TEXT(DATE(YEAR([.D932]);MONTH([.D932]);DAY([.D93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3]=&quot;&quot;;&quot;&quot;;VLOOKUP([.K933];[Contas.$A$1:.$C$54];2;0))">
            <text:p><text:s text:c="2"/></text:p>
          </table:table-cell>
          <table:table-cell table:style-name="ce15" table:formula="of:=IF([.K933]=&quot;&quot;;&quot;&quot;;VLOOKUP([.K933];[Contas.$A$1:.$C$54];3;0))">
            <text:p><text:s text:c="2"/></text:p>
          </table:table-cell>
          <table:table-cell table:style-name="ce16" table:formula="of:=IF([.G933]&lt;&gt;&quot;&quot;;&quot;Pago&quot;;IF(AND([.G933]=&quot;&quot;;[.E933]&lt;&gt;&quot;&quot;;[.F933]&lt;&gt;&quot;&quot;;TODAY()&gt;=[.D933]);&quot;Vencido&quot;;IF(AND([.E933]=&quot;&quot;;[.F933]=&quot;&quot;;[.G933]=&quot;&quot;;[.H933]=&quot;&quot;);&quot;&quot;;&quot;A Vencer&quot;)))">
            <text:p><text:s text:c="2"/></text:p>
          </table:table-cell>
          <table:table-cell table:style-name="ce41" table:formula="of:=IF([.H933]=&quot;&quot;;&quot;&quot;;[.H933]-[.C933])">
            <text:p/>
          </table:table-cell>
          <table:table-cell table:style-name="ce62" table:formula="of:=IF([.A933]=&quot;&quot;;&quot;&quot;;TEXT(DATE(YEAR([.A933]);MONTH([.A933]);DAY([.A933]));&quot;AAAA&quot;))">
            <text:p/>
          </table:table-cell>
          <table:table-cell table:style-name="ce62" table:formula="of:=IF([.D933]=&quot;&quot;;&quot;&quot;;TEXT(DATE(YEAR([.D933]);MONTH([.D933]);DAY([.D933]));&quot;AAAA&quot;))">
            <text:p/>
          </table:table-cell>
          <table:table-cell table:style-name="ce62" table:formula="of:=IF([.G933]=&quot;&quot;;&quot;&quot;;TEXT(DATE(YEAR([.G933]);MONTH([.G933]);DAY([.G933]));&quot;AAAA&quot;))">
            <text:p/>
          </table:table-cell>
          <table:table-cell table:style-name="ce62" table:formula="of:=IF([.A933]=&quot;&quot;;&quot;&quot;;TEXT(DATE(YEAR([.A933]);MONTH([.A933]);DAY([.A933]));&quot;MMM&quot;))">
            <text:p/>
          </table:table-cell>
          <table:table-cell table:style-name="ce62" table:formula="of:=IF([.D933]=&quot;&quot;;&quot;&quot;;TEXT(DATE(YEAR([.D933]);MONTH([.D933]);DAY([.D933]));&quot;MMM&quot;))">
            <text:p/>
          </table:table-cell>
          <table:table-cell table:style-name="ce62" table:formula="of:=IF([.G933]=&quot;&quot;;&quot;&quot;;TEXT(DATE(YEAR([.G933]);MONTH([.G933]);DAY([.G933]));&quot;MMM&quot;))">
            <text:p/>
          </table:table-cell>
          <table:table-cell table:style-name="ce70" table:formula="of:=IF([.D933]=&quot;&quot;;&quot;&quot;;TEXT(DATE(YEAR([.D933]);MONTH([.D933]);DAY([.D93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4]=&quot;&quot;;&quot;&quot;;VLOOKUP([.K934];[Contas.$A$1:.$C$54];2;0))">
            <text:p><text:s text:c="2"/></text:p>
          </table:table-cell>
          <table:table-cell table:style-name="ce15" table:formula="of:=IF([.K934]=&quot;&quot;;&quot;&quot;;VLOOKUP([.K934];[Contas.$A$1:.$C$54];3;0))">
            <text:p><text:s text:c="2"/></text:p>
          </table:table-cell>
          <table:table-cell table:style-name="ce16" table:formula="of:=IF([.G934]&lt;&gt;&quot;&quot;;&quot;Pago&quot;;IF(AND([.G934]=&quot;&quot;;[.E934]&lt;&gt;&quot;&quot;;[.F934]&lt;&gt;&quot;&quot;;TODAY()&gt;=[.D934]);&quot;Vencido&quot;;IF(AND([.E934]=&quot;&quot;;[.F934]=&quot;&quot;;[.G934]=&quot;&quot;;[.H934]=&quot;&quot;);&quot;&quot;;&quot;A Vencer&quot;)))">
            <text:p><text:s text:c="2"/></text:p>
          </table:table-cell>
          <table:table-cell table:style-name="ce41" table:formula="of:=IF([.H934]=&quot;&quot;;&quot;&quot;;[.H934]-[.C934])">
            <text:p/>
          </table:table-cell>
          <table:table-cell table:style-name="ce62" table:formula="of:=IF([.A934]=&quot;&quot;;&quot;&quot;;TEXT(DATE(YEAR([.A934]);MONTH([.A934]);DAY([.A934]));&quot;AAAA&quot;))">
            <text:p/>
          </table:table-cell>
          <table:table-cell table:style-name="ce62" table:formula="of:=IF([.D934]=&quot;&quot;;&quot;&quot;;TEXT(DATE(YEAR([.D934]);MONTH([.D934]);DAY([.D934]));&quot;AAAA&quot;))">
            <text:p/>
          </table:table-cell>
          <table:table-cell table:style-name="ce62" table:formula="of:=IF([.G934]=&quot;&quot;;&quot;&quot;;TEXT(DATE(YEAR([.G934]);MONTH([.G934]);DAY([.G934]));&quot;AAAA&quot;))">
            <text:p/>
          </table:table-cell>
          <table:table-cell table:style-name="ce62" table:formula="of:=IF([.A934]=&quot;&quot;;&quot;&quot;;TEXT(DATE(YEAR([.A934]);MONTH([.A934]);DAY([.A934]));&quot;MMM&quot;))">
            <text:p/>
          </table:table-cell>
          <table:table-cell table:style-name="ce62" table:formula="of:=IF([.D934]=&quot;&quot;;&quot;&quot;;TEXT(DATE(YEAR([.D934]);MONTH([.D934]);DAY([.D934]));&quot;MMM&quot;))">
            <text:p/>
          </table:table-cell>
          <table:table-cell table:style-name="ce62" table:formula="of:=IF([.G934]=&quot;&quot;;&quot;&quot;;TEXT(DATE(YEAR([.G934]);MONTH([.G934]);DAY([.G934]));&quot;MMM&quot;))">
            <text:p/>
          </table:table-cell>
          <table:table-cell table:style-name="ce70" table:formula="of:=IF([.D934]=&quot;&quot;;&quot;&quot;;TEXT(DATE(YEAR([.D934]);MONTH([.D934]);DAY([.D93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5]=&quot;&quot;;&quot;&quot;;VLOOKUP([.K935];[Contas.$A$1:.$C$54];2;0))">
            <text:p><text:s text:c="2"/></text:p>
          </table:table-cell>
          <table:table-cell table:style-name="ce15" table:formula="of:=IF([.K935]=&quot;&quot;;&quot;&quot;;VLOOKUP([.K935];[Contas.$A$1:.$C$54];3;0))">
            <text:p><text:s text:c="2"/></text:p>
          </table:table-cell>
          <table:table-cell table:style-name="ce16" table:formula="of:=IF([.G935]&lt;&gt;&quot;&quot;;&quot;Pago&quot;;IF(AND([.G935]=&quot;&quot;;[.E935]&lt;&gt;&quot;&quot;;[.F935]&lt;&gt;&quot;&quot;;TODAY()&gt;=[.D935]);&quot;Vencido&quot;;IF(AND([.E935]=&quot;&quot;;[.F935]=&quot;&quot;;[.G935]=&quot;&quot;;[.H935]=&quot;&quot;);&quot;&quot;;&quot;A Vencer&quot;)))">
            <text:p><text:s text:c="2"/></text:p>
          </table:table-cell>
          <table:table-cell table:style-name="ce41" table:formula="of:=IF([.H935]=&quot;&quot;;&quot;&quot;;[.H935]-[.C935])">
            <text:p/>
          </table:table-cell>
          <table:table-cell table:style-name="ce62" table:formula="of:=IF([.A935]=&quot;&quot;;&quot;&quot;;TEXT(DATE(YEAR([.A935]);MONTH([.A935]);DAY([.A935]));&quot;AAAA&quot;))">
            <text:p/>
          </table:table-cell>
          <table:table-cell table:style-name="ce62" table:formula="of:=IF([.D935]=&quot;&quot;;&quot;&quot;;TEXT(DATE(YEAR([.D935]);MONTH([.D935]);DAY([.D935]));&quot;AAAA&quot;))">
            <text:p/>
          </table:table-cell>
          <table:table-cell table:style-name="ce62" table:formula="of:=IF([.G935]=&quot;&quot;;&quot;&quot;;TEXT(DATE(YEAR([.G935]);MONTH([.G935]);DAY([.G935]));&quot;AAAA&quot;))">
            <text:p/>
          </table:table-cell>
          <table:table-cell table:style-name="ce62" table:formula="of:=IF([.A935]=&quot;&quot;;&quot;&quot;;TEXT(DATE(YEAR([.A935]);MONTH([.A935]);DAY([.A935]));&quot;MMM&quot;))">
            <text:p/>
          </table:table-cell>
          <table:table-cell table:style-name="ce62" table:formula="of:=IF([.D935]=&quot;&quot;;&quot;&quot;;TEXT(DATE(YEAR([.D935]);MONTH([.D935]);DAY([.D935]));&quot;MMM&quot;))">
            <text:p/>
          </table:table-cell>
          <table:table-cell table:style-name="ce62" table:formula="of:=IF([.G935]=&quot;&quot;;&quot;&quot;;TEXT(DATE(YEAR([.G935]);MONTH([.G935]);DAY([.G935]));&quot;MMM&quot;))">
            <text:p/>
          </table:table-cell>
          <table:table-cell table:style-name="ce70" table:formula="of:=IF([.D935]=&quot;&quot;;&quot;&quot;;TEXT(DATE(YEAR([.D935]);MONTH([.D935]);DAY([.D93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6]=&quot;&quot;;&quot;&quot;;VLOOKUP([.K936];[Contas.$A$1:.$C$54];2;0))">
            <text:p><text:s text:c="2"/></text:p>
          </table:table-cell>
          <table:table-cell table:style-name="ce15" table:formula="of:=IF([.K936]=&quot;&quot;;&quot;&quot;;VLOOKUP([.K936];[Contas.$A$1:.$C$54];3;0))">
            <text:p><text:s text:c="2"/></text:p>
          </table:table-cell>
          <table:table-cell table:style-name="ce16" table:formula="of:=IF([.G936]&lt;&gt;&quot;&quot;;&quot;Pago&quot;;IF(AND([.G936]=&quot;&quot;;[.E936]&lt;&gt;&quot;&quot;;[.F936]&lt;&gt;&quot;&quot;;TODAY()&gt;=[.D936]);&quot;Vencido&quot;;IF(AND([.E936]=&quot;&quot;;[.F936]=&quot;&quot;;[.G936]=&quot;&quot;;[.H936]=&quot;&quot;);&quot;&quot;;&quot;A Vencer&quot;)))">
            <text:p><text:s text:c="2"/></text:p>
          </table:table-cell>
          <table:table-cell table:style-name="ce41" table:formula="of:=IF([.H936]=&quot;&quot;;&quot;&quot;;[.H936]-[.C936])">
            <text:p/>
          </table:table-cell>
          <table:table-cell table:style-name="ce62" table:formula="of:=IF([.A936]=&quot;&quot;;&quot;&quot;;TEXT(DATE(YEAR([.A936]);MONTH([.A936]);DAY([.A936]));&quot;AAAA&quot;))">
            <text:p/>
          </table:table-cell>
          <table:table-cell table:style-name="ce62" table:formula="of:=IF([.D936]=&quot;&quot;;&quot;&quot;;TEXT(DATE(YEAR([.D936]);MONTH([.D936]);DAY([.D936]));&quot;AAAA&quot;))">
            <text:p/>
          </table:table-cell>
          <table:table-cell table:style-name="ce62" table:formula="of:=IF([.G936]=&quot;&quot;;&quot;&quot;;TEXT(DATE(YEAR([.G936]);MONTH([.G936]);DAY([.G936]));&quot;AAAA&quot;))">
            <text:p/>
          </table:table-cell>
          <table:table-cell table:style-name="ce62" table:formula="of:=IF([.A936]=&quot;&quot;;&quot;&quot;;TEXT(DATE(YEAR([.A936]);MONTH([.A936]);DAY([.A936]));&quot;MMM&quot;))">
            <text:p/>
          </table:table-cell>
          <table:table-cell table:style-name="ce62" table:formula="of:=IF([.D936]=&quot;&quot;;&quot;&quot;;TEXT(DATE(YEAR([.D936]);MONTH([.D936]);DAY([.D936]));&quot;MMM&quot;))">
            <text:p/>
          </table:table-cell>
          <table:table-cell table:style-name="ce62" table:formula="of:=IF([.G936]=&quot;&quot;;&quot;&quot;;TEXT(DATE(YEAR([.G936]);MONTH([.G936]);DAY([.G936]));&quot;MMM&quot;))">
            <text:p/>
          </table:table-cell>
          <table:table-cell table:style-name="ce70" table:formula="of:=IF([.D936]=&quot;&quot;;&quot;&quot;;TEXT(DATE(YEAR([.D936]);MONTH([.D936]);DAY([.D93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7]=&quot;&quot;;&quot;&quot;;VLOOKUP([.K937];[Contas.$A$1:.$C$54];2;0))">
            <text:p><text:s text:c="2"/></text:p>
          </table:table-cell>
          <table:table-cell table:style-name="ce15" table:formula="of:=IF([.K937]=&quot;&quot;;&quot;&quot;;VLOOKUP([.K937];[Contas.$A$1:.$C$54];3;0))">
            <text:p><text:s text:c="2"/></text:p>
          </table:table-cell>
          <table:table-cell table:style-name="ce16" table:formula="of:=IF([.G937]&lt;&gt;&quot;&quot;;&quot;Pago&quot;;IF(AND([.G937]=&quot;&quot;;[.E937]&lt;&gt;&quot;&quot;;[.F937]&lt;&gt;&quot;&quot;;TODAY()&gt;=[.D937]);&quot;Vencido&quot;;IF(AND([.E937]=&quot;&quot;;[.F937]=&quot;&quot;;[.G937]=&quot;&quot;;[.H937]=&quot;&quot;);&quot;&quot;;&quot;A Vencer&quot;)))">
            <text:p><text:s text:c="2"/></text:p>
          </table:table-cell>
          <table:table-cell table:style-name="ce41" table:formula="of:=IF([.H937]=&quot;&quot;;&quot;&quot;;[.H937]-[.C937])">
            <text:p/>
          </table:table-cell>
          <table:table-cell table:style-name="ce62" table:formula="of:=IF([.A937]=&quot;&quot;;&quot;&quot;;TEXT(DATE(YEAR([.A937]);MONTH([.A937]);DAY([.A937]));&quot;AAAA&quot;))">
            <text:p/>
          </table:table-cell>
          <table:table-cell table:style-name="ce62" table:formula="of:=IF([.D937]=&quot;&quot;;&quot;&quot;;TEXT(DATE(YEAR([.D937]);MONTH([.D937]);DAY([.D937]));&quot;AAAA&quot;))">
            <text:p/>
          </table:table-cell>
          <table:table-cell table:style-name="ce62" table:formula="of:=IF([.G937]=&quot;&quot;;&quot;&quot;;TEXT(DATE(YEAR([.G937]);MONTH([.G937]);DAY([.G937]));&quot;AAAA&quot;))">
            <text:p/>
          </table:table-cell>
          <table:table-cell table:style-name="ce62" table:formula="of:=IF([.A937]=&quot;&quot;;&quot;&quot;;TEXT(DATE(YEAR([.A937]);MONTH([.A937]);DAY([.A937]));&quot;MMM&quot;))">
            <text:p/>
          </table:table-cell>
          <table:table-cell table:style-name="ce62" table:formula="of:=IF([.D937]=&quot;&quot;;&quot;&quot;;TEXT(DATE(YEAR([.D937]);MONTH([.D937]);DAY([.D937]));&quot;MMM&quot;))">
            <text:p/>
          </table:table-cell>
          <table:table-cell table:style-name="ce62" table:formula="of:=IF([.G937]=&quot;&quot;;&quot;&quot;;TEXT(DATE(YEAR([.G937]);MONTH([.G937]);DAY([.G937]));&quot;MMM&quot;))">
            <text:p/>
          </table:table-cell>
          <table:table-cell table:style-name="ce70" table:formula="of:=IF([.D937]=&quot;&quot;;&quot;&quot;;TEXT(DATE(YEAR([.D937]);MONTH([.D937]);DAY([.D93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8]=&quot;&quot;;&quot;&quot;;VLOOKUP([.K938];[Contas.$A$1:.$C$54];2;0))">
            <text:p><text:s text:c="2"/></text:p>
          </table:table-cell>
          <table:table-cell table:style-name="ce15" table:formula="of:=IF([.K938]=&quot;&quot;;&quot;&quot;;VLOOKUP([.K938];[Contas.$A$1:.$C$54];3;0))">
            <text:p><text:s text:c="2"/></text:p>
          </table:table-cell>
          <table:table-cell table:style-name="ce16" table:formula="of:=IF([.G938]&lt;&gt;&quot;&quot;;&quot;Pago&quot;;IF(AND([.G938]=&quot;&quot;;[.E938]&lt;&gt;&quot;&quot;;[.F938]&lt;&gt;&quot;&quot;;TODAY()&gt;=[.D938]);&quot;Vencido&quot;;IF(AND([.E938]=&quot;&quot;;[.F938]=&quot;&quot;;[.G938]=&quot;&quot;;[.H938]=&quot;&quot;);&quot;&quot;;&quot;A Vencer&quot;)))">
            <text:p><text:s text:c="2"/></text:p>
          </table:table-cell>
          <table:table-cell table:style-name="ce41" table:formula="of:=IF([.H938]=&quot;&quot;;&quot;&quot;;[.H938]-[.C938])">
            <text:p/>
          </table:table-cell>
          <table:table-cell table:style-name="ce62" table:formula="of:=IF([.A938]=&quot;&quot;;&quot;&quot;;TEXT(DATE(YEAR([.A938]);MONTH([.A938]);DAY([.A938]));&quot;AAAA&quot;))">
            <text:p/>
          </table:table-cell>
          <table:table-cell table:style-name="ce62" table:formula="of:=IF([.D938]=&quot;&quot;;&quot;&quot;;TEXT(DATE(YEAR([.D938]);MONTH([.D938]);DAY([.D938]));&quot;AAAA&quot;))">
            <text:p/>
          </table:table-cell>
          <table:table-cell table:style-name="ce62" table:formula="of:=IF([.G938]=&quot;&quot;;&quot;&quot;;TEXT(DATE(YEAR([.G938]);MONTH([.G938]);DAY([.G938]));&quot;AAAA&quot;))">
            <text:p/>
          </table:table-cell>
          <table:table-cell table:style-name="ce62" table:formula="of:=IF([.A938]=&quot;&quot;;&quot;&quot;;TEXT(DATE(YEAR([.A938]);MONTH([.A938]);DAY([.A938]));&quot;MMM&quot;))">
            <text:p/>
          </table:table-cell>
          <table:table-cell table:style-name="ce62" table:formula="of:=IF([.D938]=&quot;&quot;;&quot;&quot;;TEXT(DATE(YEAR([.D938]);MONTH([.D938]);DAY([.D938]));&quot;MMM&quot;))">
            <text:p/>
          </table:table-cell>
          <table:table-cell table:style-name="ce62" table:formula="of:=IF([.G938]=&quot;&quot;;&quot;&quot;;TEXT(DATE(YEAR([.G938]);MONTH([.G938]);DAY([.G938]));&quot;MMM&quot;))">
            <text:p/>
          </table:table-cell>
          <table:table-cell table:style-name="ce70" table:formula="of:=IF([.D938]=&quot;&quot;;&quot;&quot;;TEXT(DATE(YEAR([.D938]);MONTH([.D938]);DAY([.D93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39]=&quot;&quot;;&quot;&quot;;VLOOKUP([.K939];[Contas.$A$1:.$C$54];2;0))">
            <text:p><text:s text:c="2"/></text:p>
          </table:table-cell>
          <table:table-cell table:style-name="ce15" table:formula="of:=IF([.K939]=&quot;&quot;;&quot;&quot;;VLOOKUP([.K939];[Contas.$A$1:.$C$54];3;0))">
            <text:p><text:s text:c="2"/></text:p>
          </table:table-cell>
          <table:table-cell table:style-name="ce16" table:formula="of:=IF([.G939]&lt;&gt;&quot;&quot;;&quot;Pago&quot;;IF(AND([.G939]=&quot;&quot;;[.E939]&lt;&gt;&quot;&quot;;[.F939]&lt;&gt;&quot;&quot;;TODAY()&gt;=[.D939]);&quot;Vencido&quot;;IF(AND([.E939]=&quot;&quot;;[.F939]=&quot;&quot;;[.G939]=&quot;&quot;;[.H939]=&quot;&quot;);&quot;&quot;;&quot;A Vencer&quot;)))">
            <text:p><text:s text:c="2"/></text:p>
          </table:table-cell>
          <table:table-cell table:style-name="ce41" table:formula="of:=IF([.H939]=&quot;&quot;;&quot;&quot;;[.H939]-[.C939])">
            <text:p/>
          </table:table-cell>
          <table:table-cell table:style-name="ce62" table:formula="of:=IF([.A939]=&quot;&quot;;&quot;&quot;;TEXT(DATE(YEAR([.A939]);MONTH([.A939]);DAY([.A939]));&quot;AAAA&quot;))">
            <text:p/>
          </table:table-cell>
          <table:table-cell table:style-name="ce62" table:formula="of:=IF([.D939]=&quot;&quot;;&quot;&quot;;TEXT(DATE(YEAR([.D939]);MONTH([.D939]);DAY([.D939]));&quot;AAAA&quot;))">
            <text:p/>
          </table:table-cell>
          <table:table-cell table:style-name="ce62" table:formula="of:=IF([.G939]=&quot;&quot;;&quot;&quot;;TEXT(DATE(YEAR([.G939]);MONTH([.G939]);DAY([.G939]));&quot;AAAA&quot;))">
            <text:p/>
          </table:table-cell>
          <table:table-cell table:style-name="ce62" table:formula="of:=IF([.A939]=&quot;&quot;;&quot;&quot;;TEXT(DATE(YEAR([.A939]);MONTH([.A939]);DAY([.A939]));&quot;MMM&quot;))">
            <text:p/>
          </table:table-cell>
          <table:table-cell table:style-name="ce62" table:formula="of:=IF([.D939]=&quot;&quot;;&quot;&quot;;TEXT(DATE(YEAR([.D939]);MONTH([.D939]);DAY([.D939]));&quot;MMM&quot;))">
            <text:p/>
          </table:table-cell>
          <table:table-cell table:style-name="ce62" table:formula="of:=IF([.G939]=&quot;&quot;;&quot;&quot;;TEXT(DATE(YEAR([.G939]);MONTH([.G939]);DAY([.G939]));&quot;MMM&quot;))">
            <text:p/>
          </table:table-cell>
          <table:table-cell table:style-name="ce70" table:formula="of:=IF([.D939]=&quot;&quot;;&quot;&quot;;TEXT(DATE(YEAR([.D939]);MONTH([.D939]);DAY([.D93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0]=&quot;&quot;;&quot;&quot;;VLOOKUP([.K940];[Contas.$A$1:.$C$54];2;0))">
            <text:p><text:s text:c="2"/></text:p>
          </table:table-cell>
          <table:table-cell table:style-name="ce15" table:formula="of:=IF([.K940]=&quot;&quot;;&quot;&quot;;VLOOKUP([.K940];[Contas.$A$1:.$C$54];3;0))">
            <text:p><text:s text:c="2"/></text:p>
          </table:table-cell>
          <table:table-cell table:style-name="ce16" table:formula="of:=IF([.G940]&lt;&gt;&quot;&quot;;&quot;Pago&quot;;IF(AND([.G940]=&quot;&quot;;[.E940]&lt;&gt;&quot;&quot;;[.F940]&lt;&gt;&quot;&quot;;TODAY()&gt;=[.D940]);&quot;Vencido&quot;;IF(AND([.E940]=&quot;&quot;;[.F940]=&quot;&quot;;[.G940]=&quot;&quot;;[.H940]=&quot;&quot;);&quot;&quot;;&quot;A Vencer&quot;)))">
            <text:p><text:s text:c="2"/></text:p>
          </table:table-cell>
          <table:table-cell table:style-name="ce41" table:formula="of:=IF([.H940]=&quot;&quot;;&quot;&quot;;[.H940]-[.C940])">
            <text:p/>
          </table:table-cell>
          <table:table-cell table:style-name="ce62" table:formula="of:=IF([.A940]=&quot;&quot;;&quot;&quot;;TEXT(DATE(YEAR([.A940]);MONTH([.A940]);DAY([.A940]));&quot;AAAA&quot;))">
            <text:p/>
          </table:table-cell>
          <table:table-cell table:style-name="ce62" table:formula="of:=IF([.D940]=&quot;&quot;;&quot;&quot;;TEXT(DATE(YEAR([.D940]);MONTH([.D940]);DAY([.D940]));&quot;AAAA&quot;))">
            <text:p/>
          </table:table-cell>
          <table:table-cell table:style-name="ce62" table:formula="of:=IF([.G940]=&quot;&quot;;&quot;&quot;;TEXT(DATE(YEAR([.G940]);MONTH([.G940]);DAY([.G940]));&quot;AAAA&quot;))">
            <text:p/>
          </table:table-cell>
          <table:table-cell table:style-name="ce62" table:formula="of:=IF([.A940]=&quot;&quot;;&quot;&quot;;TEXT(DATE(YEAR([.A940]);MONTH([.A940]);DAY([.A940]));&quot;MMM&quot;))">
            <text:p/>
          </table:table-cell>
          <table:table-cell table:style-name="ce62" table:formula="of:=IF([.D940]=&quot;&quot;;&quot;&quot;;TEXT(DATE(YEAR([.D940]);MONTH([.D940]);DAY([.D940]));&quot;MMM&quot;))">
            <text:p/>
          </table:table-cell>
          <table:table-cell table:style-name="ce62" table:formula="of:=IF([.G940]=&quot;&quot;;&quot;&quot;;TEXT(DATE(YEAR([.G940]);MONTH([.G940]);DAY([.G940]));&quot;MMM&quot;))">
            <text:p/>
          </table:table-cell>
          <table:table-cell table:style-name="ce70" table:formula="of:=IF([.D940]=&quot;&quot;;&quot;&quot;;TEXT(DATE(YEAR([.D940]);MONTH([.D940]);DAY([.D94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1]=&quot;&quot;;&quot;&quot;;VLOOKUP([.K941];[Contas.$A$1:.$C$54];2;0))">
            <text:p><text:s text:c="2"/></text:p>
          </table:table-cell>
          <table:table-cell table:style-name="ce15" table:formula="of:=IF([.K941]=&quot;&quot;;&quot;&quot;;VLOOKUP([.K941];[Contas.$A$1:.$C$54];3;0))">
            <text:p><text:s text:c="2"/></text:p>
          </table:table-cell>
          <table:table-cell table:style-name="ce16" table:formula="of:=IF([.G941]&lt;&gt;&quot;&quot;;&quot;Pago&quot;;IF(AND([.G941]=&quot;&quot;;[.E941]&lt;&gt;&quot;&quot;;[.F941]&lt;&gt;&quot;&quot;;TODAY()&gt;=[.D941]);&quot;Vencido&quot;;IF(AND([.E941]=&quot;&quot;;[.F941]=&quot;&quot;;[.G941]=&quot;&quot;;[.H941]=&quot;&quot;);&quot;&quot;;&quot;A Vencer&quot;)))">
            <text:p><text:s text:c="2"/></text:p>
          </table:table-cell>
          <table:table-cell table:style-name="ce41" table:formula="of:=IF([.H941]=&quot;&quot;;&quot;&quot;;[.H941]-[.C941])">
            <text:p/>
          </table:table-cell>
          <table:table-cell table:style-name="ce62" table:formula="of:=IF([.A941]=&quot;&quot;;&quot;&quot;;TEXT(DATE(YEAR([.A941]);MONTH([.A941]);DAY([.A941]));&quot;AAAA&quot;))">
            <text:p/>
          </table:table-cell>
          <table:table-cell table:style-name="ce62" table:formula="of:=IF([.D941]=&quot;&quot;;&quot;&quot;;TEXT(DATE(YEAR([.D941]);MONTH([.D941]);DAY([.D941]));&quot;AAAA&quot;))">
            <text:p/>
          </table:table-cell>
          <table:table-cell table:style-name="ce62" table:formula="of:=IF([.G941]=&quot;&quot;;&quot;&quot;;TEXT(DATE(YEAR([.G941]);MONTH([.G941]);DAY([.G941]));&quot;AAAA&quot;))">
            <text:p/>
          </table:table-cell>
          <table:table-cell table:style-name="ce62" table:formula="of:=IF([.A941]=&quot;&quot;;&quot;&quot;;TEXT(DATE(YEAR([.A941]);MONTH([.A941]);DAY([.A941]));&quot;MMM&quot;))">
            <text:p/>
          </table:table-cell>
          <table:table-cell table:style-name="ce62" table:formula="of:=IF([.D941]=&quot;&quot;;&quot;&quot;;TEXT(DATE(YEAR([.D941]);MONTH([.D941]);DAY([.D941]));&quot;MMM&quot;))">
            <text:p/>
          </table:table-cell>
          <table:table-cell table:style-name="ce62" table:formula="of:=IF([.G941]=&quot;&quot;;&quot;&quot;;TEXT(DATE(YEAR([.G941]);MONTH([.G941]);DAY([.G941]));&quot;MMM&quot;))">
            <text:p/>
          </table:table-cell>
          <table:table-cell table:style-name="ce70" table:formula="of:=IF([.D941]=&quot;&quot;;&quot;&quot;;TEXT(DATE(YEAR([.D941]);MONTH([.D941]);DAY([.D94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2]=&quot;&quot;;&quot;&quot;;VLOOKUP([.K942];[Contas.$A$1:.$C$54];2;0))">
            <text:p><text:s text:c="2"/></text:p>
          </table:table-cell>
          <table:table-cell table:style-name="ce15" table:formula="of:=IF([.K942]=&quot;&quot;;&quot;&quot;;VLOOKUP([.K942];[Contas.$A$1:.$C$54];3;0))">
            <text:p><text:s text:c="2"/></text:p>
          </table:table-cell>
          <table:table-cell table:style-name="ce16" table:formula="of:=IF([.G942]&lt;&gt;&quot;&quot;;&quot;Pago&quot;;IF(AND([.G942]=&quot;&quot;;[.E942]&lt;&gt;&quot;&quot;;[.F942]&lt;&gt;&quot;&quot;;TODAY()&gt;=[.D942]);&quot;Vencido&quot;;IF(AND([.E942]=&quot;&quot;;[.F942]=&quot;&quot;;[.G942]=&quot;&quot;;[.H942]=&quot;&quot;);&quot;&quot;;&quot;A Vencer&quot;)))">
            <text:p><text:s text:c="2"/></text:p>
          </table:table-cell>
          <table:table-cell table:style-name="ce41" table:formula="of:=IF([.H942]=&quot;&quot;;&quot;&quot;;[.H942]-[.C942])">
            <text:p/>
          </table:table-cell>
          <table:table-cell table:style-name="ce62" table:formula="of:=IF([.A942]=&quot;&quot;;&quot;&quot;;TEXT(DATE(YEAR([.A942]);MONTH([.A942]);DAY([.A942]));&quot;AAAA&quot;))">
            <text:p/>
          </table:table-cell>
          <table:table-cell table:style-name="ce62" table:formula="of:=IF([.D942]=&quot;&quot;;&quot;&quot;;TEXT(DATE(YEAR([.D942]);MONTH([.D942]);DAY([.D942]));&quot;AAAA&quot;))">
            <text:p/>
          </table:table-cell>
          <table:table-cell table:style-name="ce62" table:formula="of:=IF([.G942]=&quot;&quot;;&quot;&quot;;TEXT(DATE(YEAR([.G942]);MONTH([.G942]);DAY([.G942]));&quot;AAAA&quot;))">
            <text:p/>
          </table:table-cell>
          <table:table-cell table:style-name="ce62" table:formula="of:=IF([.A942]=&quot;&quot;;&quot;&quot;;TEXT(DATE(YEAR([.A942]);MONTH([.A942]);DAY([.A942]));&quot;MMM&quot;))">
            <text:p/>
          </table:table-cell>
          <table:table-cell table:style-name="ce62" table:formula="of:=IF([.D942]=&quot;&quot;;&quot;&quot;;TEXT(DATE(YEAR([.D942]);MONTH([.D942]);DAY([.D942]));&quot;MMM&quot;))">
            <text:p/>
          </table:table-cell>
          <table:table-cell table:style-name="ce62" table:formula="of:=IF([.G942]=&quot;&quot;;&quot;&quot;;TEXT(DATE(YEAR([.G942]);MONTH([.G942]);DAY([.G942]));&quot;MMM&quot;))">
            <text:p/>
          </table:table-cell>
          <table:table-cell table:style-name="ce70" table:formula="of:=IF([.D942]=&quot;&quot;;&quot;&quot;;TEXT(DATE(YEAR([.D942]);MONTH([.D942]);DAY([.D94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3]=&quot;&quot;;&quot;&quot;;VLOOKUP([.K943];[Contas.$A$1:.$C$54];2;0))">
            <text:p><text:s text:c="2"/></text:p>
          </table:table-cell>
          <table:table-cell table:style-name="ce15" table:formula="of:=IF([.K943]=&quot;&quot;;&quot;&quot;;VLOOKUP([.K943];[Contas.$A$1:.$C$54];3;0))">
            <text:p><text:s text:c="2"/></text:p>
          </table:table-cell>
          <table:table-cell table:style-name="ce16" table:formula="of:=IF([.G943]&lt;&gt;&quot;&quot;;&quot;Pago&quot;;IF(AND([.G943]=&quot;&quot;;[.E943]&lt;&gt;&quot;&quot;;[.F943]&lt;&gt;&quot;&quot;;TODAY()&gt;=[.D943]);&quot;Vencido&quot;;IF(AND([.E943]=&quot;&quot;;[.F943]=&quot;&quot;;[.G943]=&quot;&quot;;[.H943]=&quot;&quot;);&quot;&quot;;&quot;A Vencer&quot;)))">
            <text:p><text:s text:c="2"/></text:p>
          </table:table-cell>
          <table:table-cell table:style-name="ce41" table:formula="of:=IF([.H943]=&quot;&quot;;&quot;&quot;;[.H943]-[.C943])">
            <text:p/>
          </table:table-cell>
          <table:table-cell table:style-name="ce62" table:formula="of:=IF([.A943]=&quot;&quot;;&quot;&quot;;TEXT(DATE(YEAR([.A943]);MONTH([.A943]);DAY([.A943]));&quot;AAAA&quot;))">
            <text:p/>
          </table:table-cell>
          <table:table-cell table:style-name="ce62" table:formula="of:=IF([.D943]=&quot;&quot;;&quot;&quot;;TEXT(DATE(YEAR([.D943]);MONTH([.D943]);DAY([.D943]));&quot;AAAA&quot;))">
            <text:p/>
          </table:table-cell>
          <table:table-cell table:style-name="ce62" table:formula="of:=IF([.G943]=&quot;&quot;;&quot;&quot;;TEXT(DATE(YEAR([.G943]);MONTH([.G943]);DAY([.G943]));&quot;AAAA&quot;))">
            <text:p/>
          </table:table-cell>
          <table:table-cell table:style-name="ce62" table:formula="of:=IF([.A943]=&quot;&quot;;&quot;&quot;;TEXT(DATE(YEAR([.A943]);MONTH([.A943]);DAY([.A943]));&quot;MMM&quot;))">
            <text:p/>
          </table:table-cell>
          <table:table-cell table:style-name="ce62" table:formula="of:=IF([.D943]=&quot;&quot;;&quot;&quot;;TEXT(DATE(YEAR([.D943]);MONTH([.D943]);DAY([.D943]));&quot;MMM&quot;))">
            <text:p/>
          </table:table-cell>
          <table:table-cell table:style-name="ce62" table:formula="of:=IF([.G943]=&quot;&quot;;&quot;&quot;;TEXT(DATE(YEAR([.G943]);MONTH([.G943]);DAY([.G943]));&quot;MMM&quot;))">
            <text:p/>
          </table:table-cell>
          <table:table-cell table:style-name="ce70" table:formula="of:=IF([.D943]=&quot;&quot;;&quot;&quot;;TEXT(DATE(YEAR([.D943]);MONTH([.D943]);DAY([.D94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4]=&quot;&quot;;&quot;&quot;;VLOOKUP([.K944];[Contas.$A$1:.$C$54];2;0))">
            <text:p><text:s text:c="2"/></text:p>
          </table:table-cell>
          <table:table-cell table:style-name="ce15" table:formula="of:=IF([.K944]=&quot;&quot;;&quot;&quot;;VLOOKUP([.K944];[Contas.$A$1:.$C$54];3;0))">
            <text:p><text:s text:c="2"/></text:p>
          </table:table-cell>
          <table:table-cell table:style-name="ce16" table:formula="of:=IF([.G944]&lt;&gt;&quot;&quot;;&quot;Pago&quot;;IF(AND([.G944]=&quot;&quot;;[.E944]&lt;&gt;&quot;&quot;;[.F944]&lt;&gt;&quot;&quot;;TODAY()&gt;=[.D944]);&quot;Vencido&quot;;IF(AND([.E944]=&quot;&quot;;[.F944]=&quot;&quot;;[.G944]=&quot;&quot;;[.H944]=&quot;&quot;);&quot;&quot;;&quot;A Vencer&quot;)))">
            <text:p><text:s text:c="2"/></text:p>
          </table:table-cell>
          <table:table-cell table:style-name="ce41" table:formula="of:=IF([.H944]=&quot;&quot;;&quot;&quot;;[.H944]-[.C944])">
            <text:p/>
          </table:table-cell>
          <table:table-cell table:style-name="ce62" table:formula="of:=IF([.A944]=&quot;&quot;;&quot;&quot;;TEXT(DATE(YEAR([.A944]);MONTH([.A944]);DAY([.A944]));&quot;AAAA&quot;))">
            <text:p/>
          </table:table-cell>
          <table:table-cell table:style-name="ce62" table:formula="of:=IF([.D944]=&quot;&quot;;&quot;&quot;;TEXT(DATE(YEAR([.D944]);MONTH([.D944]);DAY([.D944]));&quot;AAAA&quot;))">
            <text:p/>
          </table:table-cell>
          <table:table-cell table:style-name="ce62" table:formula="of:=IF([.G944]=&quot;&quot;;&quot;&quot;;TEXT(DATE(YEAR([.G944]);MONTH([.G944]);DAY([.G944]));&quot;AAAA&quot;))">
            <text:p/>
          </table:table-cell>
          <table:table-cell table:style-name="ce62" table:formula="of:=IF([.A944]=&quot;&quot;;&quot;&quot;;TEXT(DATE(YEAR([.A944]);MONTH([.A944]);DAY([.A944]));&quot;MMM&quot;))">
            <text:p/>
          </table:table-cell>
          <table:table-cell table:style-name="ce62" table:formula="of:=IF([.D944]=&quot;&quot;;&quot;&quot;;TEXT(DATE(YEAR([.D944]);MONTH([.D944]);DAY([.D944]));&quot;MMM&quot;))">
            <text:p/>
          </table:table-cell>
          <table:table-cell table:style-name="ce62" table:formula="of:=IF([.G944]=&quot;&quot;;&quot;&quot;;TEXT(DATE(YEAR([.G944]);MONTH([.G944]);DAY([.G944]));&quot;MMM&quot;))">
            <text:p/>
          </table:table-cell>
          <table:table-cell table:style-name="ce70" table:formula="of:=IF([.D944]=&quot;&quot;;&quot;&quot;;TEXT(DATE(YEAR([.D944]);MONTH([.D944]);DAY([.D94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5]=&quot;&quot;;&quot;&quot;;VLOOKUP([.K945];[Contas.$A$1:.$C$54];2;0))">
            <text:p><text:s text:c="2"/></text:p>
          </table:table-cell>
          <table:table-cell table:style-name="ce15" table:formula="of:=IF([.K945]=&quot;&quot;;&quot;&quot;;VLOOKUP([.K945];[Contas.$A$1:.$C$54];3;0))">
            <text:p><text:s text:c="2"/></text:p>
          </table:table-cell>
          <table:table-cell table:style-name="ce16" table:formula="of:=IF([.G945]&lt;&gt;&quot;&quot;;&quot;Pago&quot;;IF(AND([.G945]=&quot;&quot;;[.E945]&lt;&gt;&quot;&quot;;[.F945]&lt;&gt;&quot;&quot;;TODAY()&gt;=[.D945]);&quot;Vencido&quot;;IF(AND([.E945]=&quot;&quot;;[.F945]=&quot;&quot;;[.G945]=&quot;&quot;;[.H945]=&quot;&quot;);&quot;&quot;;&quot;A Vencer&quot;)))">
            <text:p><text:s text:c="2"/></text:p>
          </table:table-cell>
          <table:table-cell table:style-name="ce41" table:formula="of:=IF([.H945]=&quot;&quot;;&quot;&quot;;[.H945]-[.C945])">
            <text:p/>
          </table:table-cell>
          <table:table-cell table:style-name="ce62" table:formula="of:=IF([.A945]=&quot;&quot;;&quot;&quot;;TEXT(DATE(YEAR([.A945]);MONTH([.A945]);DAY([.A945]));&quot;AAAA&quot;))">
            <text:p/>
          </table:table-cell>
          <table:table-cell table:style-name="ce62" table:formula="of:=IF([.D945]=&quot;&quot;;&quot;&quot;;TEXT(DATE(YEAR([.D945]);MONTH([.D945]);DAY([.D945]));&quot;AAAA&quot;))">
            <text:p/>
          </table:table-cell>
          <table:table-cell table:style-name="ce62" table:formula="of:=IF([.G945]=&quot;&quot;;&quot;&quot;;TEXT(DATE(YEAR([.G945]);MONTH([.G945]);DAY([.G945]));&quot;AAAA&quot;))">
            <text:p/>
          </table:table-cell>
          <table:table-cell table:style-name="ce62" table:formula="of:=IF([.A945]=&quot;&quot;;&quot;&quot;;TEXT(DATE(YEAR([.A945]);MONTH([.A945]);DAY([.A945]));&quot;MMM&quot;))">
            <text:p/>
          </table:table-cell>
          <table:table-cell table:style-name="ce62" table:formula="of:=IF([.D945]=&quot;&quot;;&quot;&quot;;TEXT(DATE(YEAR([.D945]);MONTH([.D945]);DAY([.D945]));&quot;MMM&quot;))">
            <text:p/>
          </table:table-cell>
          <table:table-cell table:style-name="ce62" table:formula="of:=IF([.G945]=&quot;&quot;;&quot;&quot;;TEXT(DATE(YEAR([.G945]);MONTH([.G945]);DAY([.G945]));&quot;MMM&quot;))">
            <text:p/>
          </table:table-cell>
          <table:table-cell table:style-name="ce70" table:formula="of:=IF([.D945]=&quot;&quot;;&quot;&quot;;TEXT(DATE(YEAR([.D945]);MONTH([.D945]);DAY([.D94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6]=&quot;&quot;;&quot;&quot;;VLOOKUP([.K946];[Contas.$A$1:.$C$54];2;0))">
            <text:p><text:s text:c="2"/></text:p>
          </table:table-cell>
          <table:table-cell table:style-name="ce15" table:formula="of:=IF([.K946]=&quot;&quot;;&quot;&quot;;VLOOKUP([.K946];[Contas.$A$1:.$C$54];3;0))">
            <text:p><text:s text:c="2"/></text:p>
          </table:table-cell>
          <table:table-cell table:style-name="ce16" table:formula="of:=IF([.G946]&lt;&gt;&quot;&quot;;&quot;Pago&quot;;IF(AND([.G946]=&quot;&quot;;[.E946]&lt;&gt;&quot;&quot;;[.F946]&lt;&gt;&quot;&quot;;TODAY()&gt;=[.D946]);&quot;Vencido&quot;;IF(AND([.E946]=&quot;&quot;;[.F946]=&quot;&quot;;[.G946]=&quot;&quot;;[.H946]=&quot;&quot;);&quot;&quot;;&quot;A Vencer&quot;)))">
            <text:p><text:s text:c="2"/></text:p>
          </table:table-cell>
          <table:table-cell table:style-name="ce41" table:formula="of:=IF([.H946]=&quot;&quot;;&quot;&quot;;[.H946]-[.C946])">
            <text:p/>
          </table:table-cell>
          <table:table-cell table:style-name="ce62" table:formula="of:=IF([.A946]=&quot;&quot;;&quot;&quot;;TEXT(DATE(YEAR([.A946]);MONTH([.A946]);DAY([.A946]));&quot;AAAA&quot;))">
            <text:p/>
          </table:table-cell>
          <table:table-cell table:style-name="ce62" table:formula="of:=IF([.D946]=&quot;&quot;;&quot;&quot;;TEXT(DATE(YEAR([.D946]);MONTH([.D946]);DAY([.D946]));&quot;AAAA&quot;))">
            <text:p/>
          </table:table-cell>
          <table:table-cell table:style-name="ce62" table:formula="of:=IF([.G946]=&quot;&quot;;&quot;&quot;;TEXT(DATE(YEAR([.G946]);MONTH([.G946]);DAY([.G946]));&quot;AAAA&quot;))">
            <text:p/>
          </table:table-cell>
          <table:table-cell table:style-name="ce62" table:formula="of:=IF([.A946]=&quot;&quot;;&quot;&quot;;TEXT(DATE(YEAR([.A946]);MONTH([.A946]);DAY([.A946]));&quot;MMM&quot;))">
            <text:p/>
          </table:table-cell>
          <table:table-cell table:style-name="ce62" table:formula="of:=IF([.D946]=&quot;&quot;;&quot;&quot;;TEXT(DATE(YEAR([.D946]);MONTH([.D946]);DAY([.D946]));&quot;MMM&quot;))">
            <text:p/>
          </table:table-cell>
          <table:table-cell table:style-name="ce62" table:formula="of:=IF([.G946]=&quot;&quot;;&quot;&quot;;TEXT(DATE(YEAR([.G946]);MONTH([.G946]);DAY([.G946]));&quot;MMM&quot;))">
            <text:p/>
          </table:table-cell>
          <table:table-cell table:style-name="ce70" table:formula="of:=IF([.D946]=&quot;&quot;;&quot;&quot;;TEXT(DATE(YEAR([.D946]);MONTH([.D946]);DAY([.D94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7]=&quot;&quot;;&quot;&quot;;VLOOKUP([.K947];[Contas.$A$1:.$C$54];2;0))">
            <text:p><text:s text:c="2"/></text:p>
          </table:table-cell>
          <table:table-cell table:style-name="ce15" table:formula="of:=IF([.K947]=&quot;&quot;;&quot;&quot;;VLOOKUP([.K947];[Contas.$A$1:.$C$54];3;0))">
            <text:p><text:s text:c="2"/></text:p>
          </table:table-cell>
          <table:table-cell table:style-name="ce16" table:formula="of:=IF([.G947]&lt;&gt;&quot;&quot;;&quot;Pago&quot;;IF(AND([.G947]=&quot;&quot;;[.E947]&lt;&gt;&quot;&quot;;[.F947]&lt;&gt;&quot;&quot;;TODAY()&gt;=[.D947]);&quot;Vencido&quot;;IF(AND([.E947]=&quot;&quot;;[.F947]=&quot;&quot;;[.G947]=&quot;&quot;;[.H947]=&quot;&quot;);&quot;&quot;;&quot;A Vencer&quot;)))">
            <text:p><text:s text:c="2"/></text:p>
          </table:table-cell>
          <table:table-cell table:style-name="ce41" table:formula="of:=IF([.H947]=&quot;&quot;;&quot;&quot;;[.H947]-[.C947])">
            <text:p/>
          </table:table-cell>
          <table:table-cell table:style-name="ce62" table:formula="of:=IF([.A947]=&quot;&quot;;&quot;&quot;;TEXT(DATE(YEAR([.A947]);MONTH([.A947]);DAY([.A947]));&quot;AAAA&quot;))">
            <text:p/>
          </table:table-cell>
          <table:table-cell table:style-name="ce62" table:formula="of:=IF([.D947]=&quot;&quot;;&quot;&quot;;TEXT(DATE(YEAR([.D947]);MONTH([.D947]);DAY([.D947]));&quot;AAAA&quot;))">
            <text:p/>
          </table:table-cell>
          <table:table-cell table:style-name="ce62" table:formula="of:=IF([.G947]=&quot;&quot;;&quot;&quot;;TEXT(DATE(YEAR([.G947]);MONTH([.G947]);DAY([.G947]));&quot;AAAA&quot;))">
            <text:p/>
          </table:table-cell>
          <table:table-cell table:style-name="ce62" table:formula="of:=IF([.A947]=&quot;&quot;;&quot;&quot;;TEXT(DATE(YEAR([.A947]);MONTH([.A947]);DAY([.A947]));&quot;MMM&quot;))">
            <text:p/>
          </table:table-cell>
          <table:table-cell table:style-name="ce62" table:formula="of:=IF([.D947]=&quot;&quot;;&quot;&quot;;TEXT(DATE(YEAR([.D947]);MONTH([.D947]);DAY([.D947]));&quot;MMM&quot;))">
            <text:p/>
          </table:table-cell>
          <table:table-cell table:style-name="ce62" table:formula="of:=IF([.G947]=&quot;&quot;;&quot;&quot;;TEXT(DATE(YEAR([.G947]);MONTH([.G947]);DAY([.G947]));&quot;MMM&quot;))">
            <text:p/>
          </table:table-cell>
          <table:table-cell table:style-name="ce70" table:formula="of:=IF([.D947]=&quot;&quot;;&quot;&quot;;TEXT(DATE(YEAR([.D947]);MONTH([.D947]);DAY([.D94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8]=&quot;&quot;;&quot;&quot;;VLOOKUP([.K948];[Contas.$A$1:.$C$54];2;0))">
            <text:p><text:s text:c="2"/></text:p>
          </table:table-cell>
          <table:table-cell table:style-name="ce15" table:formula="of:=IF([.K948]=&quot;&quot;;&quot;&quot;;VLOOKUP([.K948];[Contas.$A$1:.$C$54];3;0))">
            <text:p><text:s text:c="2"/></text:p>
          </table:table-cell>
          <table:table-cell table:style-name="ce16" table:formula="of:=IF([.G948]&lt;&gt;&quot;&quot;;&quot;Pago&quot;;IF(AND([.G948]=&quot;&quot;;[.E948]&lt;&gt;&quot;&quot;;[.F948]&lt;&gt;&quot;&quot;;TODAY()&gt;=[.D948]);&quot;Vencido&quot;;IF(AND([.E948]=&quot;&quot;;[.F948]=&quot;&quot;;[.G948]=&quot;&quot;;[.H948]=&quot;&quot;);&quot;&quot;;&quot;A Vencer&quot;)))">
            <text:p><text:s text:c="2"/></text:p>
          </table:table-cell>
          <table:table-cell table:style-name="ce41" table:formula="of:=IF([.H948]=&quot;&quot;;&quot;&quot;;[.H948]-[.C948])">
            <text:p/>
          </table:table-cell>
          <table:table-cell table:style-name="ce62" table:formula="of:=IF([.A948]=&quot;&quot;;&quot;&quot;;TEXT(DATE(YEAR([.A948]);MONTH([.A948]);DAY([.A948]));&quot;AAAA&quot;))">
            <text:p/>
          </table:table-cell>
          <table:table-cell table:style-name="ce62" table:formula="of:=IF([.D948]=&quot;&quot;;&quot;&quot;;TEXT(DATE(YEAR([.D948]);MONTH([.D948]);DAY([.D948]));&quot;AAAA&quot;))">
            <text:p/>
          </table:table-cell>
          <table:table-cell table:style-name="ce62" table:formula="of:=IF([.G948]=&quot;&quot;;&quot;&quot;;TEXT(DATE(YEAR([.G948]);MONTH([.G948]);DAY([.G948]));&quot;AAAA&quot;))">
            <text:p/>
          </table:table-cell>
          <table:table-cell table:style-name="ce62" table:formula="of:=IF([.A948]=&quot;&quot;;&quot;&quot;;TEXT(DATE(YEAR([.A948]);MONTH([.A948]);DAY([.A948]));&quot;MMM&quot;))">
            <text:p/>
          </table:table-cell>
          <table:table-cell table:style-name="ce62" table:formula="of:=IF([.D948]=&quot;&quot;;&quot;&quot;;TEXT(DATE(YEAR([.D948]);MONTH([.D948]);DAY([.D948]));&quot;MMM&quot;))">
            <text:p/>
          </table:table-cell>
          <table:table-cell table:style-name="ce62" table:formula="of:=IF([.G948]=&quot;&quot;;&quot;&quot;;TEXT(DATE(YEAR([.G948]);MONTH([.G948]);DAY([.G948]));&quot;MMM&quot;))">
            <text:p/>
          </table:table-cell>
          <table:table-cell table:style-name="ce70" table:formula="of:=IF([.D948]=&quot;&quot;;&quot;&quot;;TEXT(DATE(YEAR([.D948]);MONTH([.D948]);DAY([.D94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49]=&quot;&quot;;&quot;&quot;;VLOOKUP([.K949];[Contas.$A$1:.$C$54];2;0))">
            <text:p><text:s text:c="2"/></text:p>
          </table:table-cell>
          <table:table-cell table:style-name="ce15" table:formula="of:=IF([.K949]=&quot;&quot;;&quot;&quot;;VLOOKUP([.K949];[Contas.$A$1:.$C$54];3;0))">
            <text:p><text:s text:c="2"/></text:p>
          </table:table-cell>
          <table:table-cell table:style-name="ce16" table:formula="of:=IF([.G949]&lt;&gt;&quot;&quot;;&quot;Pago&quot;;IF(AND([.G949]=&quot;&quot;;[.E949]&lt;&gt;&quot;&quot;;[.F949]&lt;&gt;&quot;&quot;;TODAY()&gt;=[.D949]);&quot;Vencido&quot;;IF(AND([.E949]=&quot;&quot;;[.F949]=&quot;&quot;;[.G949]=&quot;&quot;;[.H949]=&quot;&quot;);&quot;&quot;;&quot;A Vencer&quot;)))">
            <text:p><text:s text:c="2"/></text:p>
          </table:table-cell>
          <table:table-cell table:style-name="ce41" table:formula="of:=IF([.H949]=&quot;&quot;;&quot;&quot;;[.H949]-[.C949])">
            <text:p/>
          </table:table-cell>
          <table:table-cell table:style-name="ce62" table:formula="of:=IF([.A949]=&quot;&quot;;&quot;&quot;;TEXT(DATE(YEAR([.A949]);MONTH([.A949]);DAY([.A949]));&quot;AAAA&quot;))">
            <text:p/>
          </table:table-cell>
          <table:table-cell table:style-name="ce62" table:formula="of:=IF([.D949]=&quot;&quot;;&quot;&quot;;TEXT(DATE(YEAR([.D949]);MONTH([.D949]);DAY([.D949]));&quot;AAAA&quot;))">
            <text:p/>
          </table:table-cell>
          <table:table-cell table:style-name="ce62" table:formula="of:=IF([.G949]=&quot;&quot;;&quot;&quot;;TEXT(DATE(YEAR([.G949]);MONTH([.G949]);DAY([.G949]));&quot;AAAA&quot;))">
            <text:p/>
          </table:table-cell>
          <table:table-cell table:style-name="ce62" table:formula="of:=IF([.A949]=&quot;&quot;;&quot;&quot;;TEXT(DATE(YEAR([.A949]);MONTH([.A949]);DAY([.A949]));&quot;MMM&quot;))">
            <text:p/>
          </table:table-cell>
          <table:table-cell table:style-name="ce62" table:formula="of:=IF([.D949]=&quot;&quot;;&quot;&quot;;TEXT(DATE(YEAR([.D949]);MONTH([.D949]);DAY([.D949]));&quot;MMM&quot;))">
            <text:p/>
          </table:table-cell>
          <table:table-cell table:style-name="ce62" table:formula="of:=IF([.G949]=&quot;&quot;;&quot;&quot;;TEXT(DATE(YEAR([.G949]);MONTH([.G949]);DAY([.G949]));&quot;MMM&quot;))">
            <text:p/>
          </table:table-cell>
          <table:table-cell table:style-name="ce70" table:formula="of:=IF([.D949]=&quot;&quot;;&quot;&quot;;TEXT(DATE(YEAR([.D949]);MONTH([.D949]);DAY([.D94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0]=&quot;&quot;;&quot;&quot;;VLOOKUP([.K950];[Contas.$A$1:.$C$54];2;0))">
            <text:p><text:s text:c="2"/></text:p>
          </table:table-cell>
          <table:table-cell table:style-name="ce15" table:formula="of:=IF([.K950]=&quot;&quot;;&quot;&quot;;VLOOKUP([.K950];[Contas.$A$1:.$C$54];3;0))">
            <text:p><text:s text:c="2"/></text:p>
          </table:table-cell>
          <table:table-cell table:style-name="ce16" table:formula="of:=IF([.G950]&lt;&gt;&quot;&quot;;&quot;Pago&quot;;IF(AND([.G950]=&quot;&quot;;[.E950]&lt;&gt;&quot;&quot;;[.F950]&lt;&gt;&quot;&quot;;TODAY()&gt;=[.D950]);&quot;Vencido&quot;;IF(AND([.E950]=&quot;&quot;;[.F950]=&quot;&quot;;[.G950]=&quot;&quot;;[.H950]=&quot;&quot;);&quot;&quot;;&quot;A Vencer&quot;)))">
            <text:p><text:s text:c="2"/></text:p>
          </table:table-cell>
          <table:table-cell table:style-name="ce41" table:formula="of:=IF([.H950]=&quot;&quot;;&quot;&quot;;[.H950]-[.C950])">
            <text:p/>
          </table:table-cell>
          <table:table-cell table:style-name="ce62" table:formula="of:=IF([.A950]=&quot;&quot;;&quot;&quot;;TEXT(DATE(YEAR([.A950]);MONTH([.A950]);DAY([.A950]));&quot;AAAA&quot;))">
            <text:p/>
          </table:table-cell>
          <table:table-cell table:style-name="ce62" table:formula="of:=IF([.D950]=&quot;&quot;;&quot;&quot;;TEXT(DATE(YEAR([.D950]);MONTH([.D950]);DAY([.D950]));&quot;AAAA&quot;))">
            <text:p/>
          </table:table-cell>
          <table:table-cell table:style-name="ce62" table:formula="of:=IF([.G950]=&quot;&quot;;&quot;&quot;;TEXT(DATE(YEAR([.G950]);MONTH([.G950]);DAY([.G950]));&quot;AAAA&quot;))">
            <text:p/>
          </table:table-cell>
          <table:table-cell table:style-name="ce62" table:formula="of:=IF([.A950]=&quot;&quot;;&quot;&quot;;TEXT(DATE(YEAR([.A950]);MONTH([.A950]);DAY([.A950]));&quot;MMM&quot;))">
            <text:p/>
          </table:table-cell>
          <table:table-cell table:style-name="ce62" table:formula="of:=IF([.D950]=&quot;&quot;;&quot;&quot;;TEXT(DATE(YEAR([.D950]);MONTH([.D950]);DAY([.D950]));&quot;MMM&quot;))">
            <text:p/>
          </table:table-cell>
          <table:table-cell table:style-name="ce62" table:formula="of:=IF([.G950]=&quot;&quot;;&quot;&quot;;TEXT(DATE(YEAR([.G950]);MONTH([.G950]);DAY([.G950]));&quot;MMM&quot;))">
            <text:p/>
          </table:table-cell>
          <table:table-cell table:style-name="ce70" table:formula="of:=IF([.D950]=&quot;&quot;;&quot;&quot;;TEXT(DATE(YEAR([.D950]);MONTH([.D950]);DAY([.D95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1]=&quot;&quot;;&quot;&quot;;VLOOKUP([.K951];[Contas.$A$1:.$C$54];2;0))">
            <text:p><text:s text:c="2"/></text:p>
          </table:table-cell>
          <table:table-cell table:style-name="ce15" table:formula="of:=IF([.K951]=&quot;&quot;;&quot;&quot;;VLOOKUP([.K951];[Contas.$A$1:.$C$54];3;0))">
            <text:p><text:s text:c="2"/></text:p>
          </table:table-cell>
          <table:table-cell table:style-name="ce16" table:formula="of:=IF([.G951]&lt;&gt;&quot;&quot;;&quot;Pago&quot;;IF(AND([.G951]=&quot;&quot;;[.E951]&lt;&gt;&quot;&quot;;[.F951]&lt;&gt;&quot;&quot;;TODAY()&gt;=[.D951]);&quot;Vencido&quot;;IF(AND([.E951]=&quot;&quot;;[.F951]=&quot;&quot;;[.G951]=&quot;&quot;;[.H951]=&quot;&quot;);&quot;&quot;;&quot;A Vencer&quot;)))">
            <text:p><text:s text:c="2"/></text:p>
          </table:table-cell>
          <table:table-cell table:style-name="ce41" table:formula="of:=IF([.H951]=&quot;&quot;;&quot;&quot;;[.H951]-[.C951])">
            <text:p/>
          </table:table-cell>
          <table:table-cell table:style-name="ce62" table:formula="of:=IF([.A951]=&quot;&quot;;&quot;&quot;;TEXT(DATE(YEAR([.A951]);MONTH([.A951]);DAY([.A951]));&quot;AAAA&quot;))">
            <text:p/>
          </table:table-cell>
          <table:table-cell table:style-name="ce62" table:formula="of:=IF([.D951]=&quot;&quot;;&quot;&quot;;TEXT(DATE(YEAR([.D951]);MONTH([.D951]);DAY([.D951]));&quot;AAAA&quot;))">
            <text:p/>
          </table:table-cell>
          <table:table-cell table:style-name="ce62" table:formula="of:=IF([.G951]=&quot;&quot;;&quot;&quot;;TEXT(DATE(YEAR([.G951]);MONTH([.G951]);DAY([.G951]));&quot;AAAA&quot;))">
            <text:p/>
          </table:table-cell>
          <table:table-cell table:style-name="ce62" table:formula="of:=IF([.A951]=&quot;&quot;;&quot;&quot;;TEXT(DATE(YEAR([.A951]);MONTH([.A951]);DAY([.A951]));&quot;MMM&quot;))">
            <text:p/>
          </table:table-cell>
          <table:table-cell table:style-name="ce62" table:formula="of:=IF([.D951]=&quot;&quot;;&quot;&quot;;TEXT(DATE(YEAR([.D951]);MONTH([.D951]);DAY([.D951]));&quot;MMM&quot;))">
            <text:p/>
          </table:table-cell>
          <table:table-cell table:style-name="ce62" table:formula="of:=IF([.G951]=&quot;&quot;;&quot;&quot;;TEXT(DATE(YEAR([.G951]);MONTH([.G951]);DAY([.G951]));&quot;MMM&quot;))">
            <text:p/>
          </table:table-cell>
          <table:table-cell table:style-name="ce70" table:formula="of:=IF([.D951]=&quot;&quot;;&quot;&quot;;TEXT(DATE(YEAR([.D951]);MONTH([.D951]);DAY([.D95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2]=&quot;&quot;;&quot;&quot;;VLOOKUP([.K952];[Contas.$A$1:.$C$54];2;0))">
            <text:p><text:s text:c="2"/></text:p>
          </table:table-cell>
          <table:table-cell table:style-name="ce15" table:formula="of:=IF([.K952]=&quot;&quot;;&quot;&quot;;VLOOKUP([.K952];[Contas.$A$1:.$C$54];3;0))">
            <text:p><text:s text:c="2"/></text:p>
          </table:table-cell>
          <table:table-cell table:style-name="ce16" table:formula="of:=IF([.G952]&lt;&gt;&quot;&quot;;&quot;Pago&quot;;IF(AND([.G952]=&quot;&quot;;[.E952]&lt;&gt;&quot;&quot;;[.F952]&lt;&gt;&quot;&quot;;TODAY()&gt;=[.D952]);&quot;Vencido&quot;;IF(AND([.E952]=&quot;&quot;;[.F952]=&quot;&quot;;[.G952]=&quot;&quot;;[.H952]=&quot;&quot;);&quot;&quot;;&quot;A Vencer&quot;)))">
            <text:p><text:s text:c="2"/></text:p>
          </table:table-cell>
          <table:table-cell table:style-name="ce41" table:formula="of:=IF([.H952]=&quot;&quot;;&quot;&quot;;[.H952]-[.C952])">
            <text:p/>
          </table:table-cell>
          <table:table-cell table:style-name="ce62" table:formula="of:=IF([.A952]=&quot;&quot;;&quot;&quot;;TEXT(DATE(YEAR([.A952]);MONTH([.A952]);DAY([.A952]));&quot;AAAA&quot;))">
            <text:p/>
          </table:table-cell>
          <table:table-cell table:style-name="ce62" table:formula="of:=IF([.D952]=&quot;&quot;;&quot;&quot;;TEXT(DATE(YEAR([.D952]);MONTH([.D952]);DAY([.D952]));&quot;AAAA&quot;))">
            <text:p/>
          </table:table-cell>
          <table:table-cell table:style-name="ce62" table:formula="of:=IF([.G952]=&quot;&quot;;&quot;&quot;;TEXT(DATE(YEAR([.G952]);MONTH([.G952]);DAY([.G952]));&quot;AAAA&quot;))">
            <text:p/>
          </table:table-cell>
          <table:table-cell table:style-name="ce62" table:formula="of:=IF([.A952]=&quot;&quot;;&quot;&quot;;TEXT(DATE(YEAR([.A952]);MONTH([.A952]);DAY([.A952]));&quot;MMM&quot;))">
            <text:p/>
          </table:table-cell>
          <table:table-cell table:style-name="ce62" table:formula="of:=IF([.D952]=&quot;&quot;;&quot;&quot;;TEXT(DATE(YEAR([.D952]);MONTH([.D952]);DAY([.D952]));&quot;MMM&quot;))">
            <text:p/>
          </table:table-cell>
          <table:table-cell table:style-name="ce62" table:formula="of:=IF([.G952]=&quot;&quot;;&quot;&quot;;TEXT(DATE(YEAR([.G952]);MONTH([.G952]);DAY([.G952]));&quot;MMM&quot;))">
            <text:p/>
          </table:table-cell>
          <table:table-cell table:style-name="ce70" table:formula="of:=IF([.D952]=&quot;&quot;;&quot;&quot;;TEXT(DATE(YEAR([.D952]);MONTH([.D952]);DAY([.D95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3]=&quot;&quot;;&quot;&quot;;VLOOKUP([.K953];[Contas.$A$1:.$C$54];2;0))">
            <text:p><text:s text:c="2"/></text:p>
          </table:table-cell>
          <table:table-cell table:style-name="ce15" table:formula="of:=IF([.K953]=&quot;&quot;;&quot;&quot;;VLOOKUP([.K953];[Contas.$A$1:.$C$54];3;0))">
            <text:p><text:s text:c="2"/></text:p>
          </table:table-cell>
          <table:table-cell table:style-name="ce16" table:formula="of:=IF([.G953]&lt;&gt;&quot;&quot;;&quot;Pago&quot;;IF(AND([.G953]=&quot;&quot;;[.E953]&lt;&gt;&quot;&quot;;[.F953]&lt;&gt;&quot;&quot;;TODAY()&gt;=[.D953]);&quot;Vencido&quot;;IF(AND([.E953]=&quot;&quot;;[.F953]=&quot;&quot;;[.G953]=&quot;&quot;;[.H953]=&quot;&quot;);&quot;&quot;;&quot;A Vencer&quot;)))">
            <text:p><text:s text:c="2"/></text:p>
          </table:table-cell>
          <table:table-cell table:style-name="ce41" table:formula="of:=IF([.H953]=&quot;&quot;;&quot;&quot;;[.H953]-[.C953])">
            <text:p/>
          </table:table-cell>
          <table:table-cell table:style-name="ce62" table:formula="of:=IF([.A953]=&quot;&quot;;&quot;&quot;;TEXT(DATE(YEAR([.A953]);MONTH([.A953]);DAY([.A953]));&quot;AAAA&quot;))">
            <text:p/>
          </table:table-cell>
          <table:table-cell table:style-name="ce62" table:formula="of:=IF([.D953]=&quot;&quot;;&quot;&quot;;TEXT(DATE(YEAR([.D953]);MONTH([.D953]);DAY([.D953]));&quot;AAAA&quot;))">
            <text:p/>
          </table:table-cell>
          <table:table-cell table:style-name="ce62" table:formula="of:=IF([.G953]=&quot;&quot;;&quot;&quot;;TEXT(DATE(YEAR([.G953]);MONTH([.G953]);DAY([.G953]));&quot;AAAA&quot;))">
            <text:p/>
          </table:table-cell>
          <table:table-cell table:style-name="ce62" table:formula="of:=IF([.A953]=&quot;&quot;;&quot;&quot;;TEXT(DATE(YEAR([.A953]);MONTH([.A953]);DAY([.A953]));&quot;MMM&quot;))">
            <text:p/>
          </table:table-cell>
          <table:table-cell table:style-name="ce62" table:formula="of:=IF([.D953]=&quot;&quot;;&quot;&quot;;TEXT(DATE(YEAR([.D953]);MONTH([.D953]);DAY([.D953]));&quot;MMM&quot;))">
            <text:p/>
          </table:table-cell>
          <table:table-cell table:style-name="ce62" table:formula="of:=IF([.G953]=&quot;&quot;;&quot;&quot;;TEXT(DATE(YEAR([.G953]);MONTH([.G953]);DAY([.G953]));&quot;MMM&quot;))">
            <text:p/>
          </table:table-cell>
          <table:table-cell table:style-name="ce70" table:formula="of:=IF([.D953]=&quot;&quot;;&quot;&quot;;TEXT(DATE(YEAR([.D953]);MONTH([.D953]);DAY([.D95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4]=&quot;&quot;;&quot;&quot;;VLOOKUP([.K954];[Contas.$A$1:.$C$54];2;0))">
            <text:p><text:s text:c="2"/></text:p>
          </table:table-cell>
          <table:table-cell table:style-name="ce15" table:formula="of:=IF([.K954]=&quot;&quot;;&quot;&quot;;VLOOKUP([.K954];[Contas.$A$1:.$C$54];3;0))">
            <text:p><text:s text:c="2"/></text:p>
          </table:table-cell>
          <table:table-cell table:style-name="ce16" table:formula="of:=IF([.G954]&lt;&gt;&quot;&quot;;&quot;Pago&quot;;IF(AND([.G954]=&quot;&quot;;[.E954]&lt;&gt;&quot;&quot;;[.F954]&lt;&gt;&quot;&quot;;TODAY()&gt;=[.D954]);&quot;Vencido&quot;;IF(AND([.E954]=&quot;&quot;;[.F954]=&quot;&quot;;[.G954]=&quot;&quot;;[.H954]=&quot;&quot;);&quot;&quot;;&quot;A Vencer&quot;)))">
            <text:p><text:s text:c="2"/></text:p>
          </table:table-cell>
          <table:table-cell table:style-name="ce41" table:formula="of:=IF([.H954]=&quot;&quot;;&quot;&quot;;[.H954]-[.C954])">
            <text:p/>
          </table:table-cell>
          <table:table-cell table:style-name="ce62" table:formula="of:=IF([.A954]=&quot;&quot;;&quot;&quot;;TEXT(DATE(YEAR([.A954]);MONTH([.A954]);DAY([.A954]));&quot;AAAA&quot;))">
            <text:p/>
          </table:table-cell>
          <table:table-cell table:style-name="ce62" table:formula="of:=IF([.D954]=&quot;&quot;;&quot;&quot;;TEXT(DATE(YEAR([.D954]);MONTH([.D954]);DAY([.D954]));&quot;AAAA&quot;))">
            <text:p/>
          </table:table-cell>
          <table:table-cell table:style-name="ce62" table:formula="of:=IF([.G954]=&quot;&quot;;&quot;&quot;;TEXT(DATE(YEAR([.G954]);MONTH([.G954]);DAY([.G954]));&quot;AAAA&quot;))">
            <text:p/>
          </table:table-cell>
          <table:table-cell table:style-name="ce62" table:formula="of:=IF([.A954]=&quot;&quot;;&quot;&quot;;TEXT(DATE(YEAR([.A954]);MONTH([.A954]);DAY([.A954]));&quot;MMM&quot;))">
            <text:p/>
          </table:table-cell>
          <table:table-cell table:style-name="ce62" table:formula="of:=IF([.D954]=&quot;&quot;;&quot;&quot;;TEXT(DATE(YEAR([.D954]);MONTH([.D954]);DAY([.D954]));&quot;MMM&quot;))">
            <text:p/>
          </table:table-cell>
          <table:table-cell table:style-name="ce62" table:formula="of:=IF([.G954]=&quot;&quot;;&quot;&quot;;TEXT(DATE(YEAR([.G954]);MONTH([.G954]);DAY([.G954]));&quot;MMM&quot;))">
            <text:p/>
          </table:table-cell>
          <table:table-cell table:style-name="ce70" table:formula="of:=IF([.D954]=&quot;&quot;;&quot;&quot;;TEXT(DATE(YEAR([.D954]);MONTH([.D954]);DAY([.D95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5]=&quot;&quot;;&quot;&quot;;VLOOKUP([.K955];[Contas.$A$1:.$C$54];2;0))">
            <text:p><text:s text:c="2"/></text:p>
          </table:table-cell>
          <table:table-cell table:style-name="ce15" table:formula="of:=IF([.K955]=&quot;&quot;;&quot;&quot;;VLOOKUP([.K955];[Contas.$A$1:.$C$54];3;0))">
            <text:p><text:s text:c="2"/></text:p>
          </table:table-cell>
          <table:table-cell table:style-name="ce16" table:formula="of:=IF([.G955]&lt;&gt;&quot;&quot;;&quot;Pago&quot;;IF(AND([.G955]=&quot;&quot;;[.E955]&lt;&gt;&quot;&quot;;[.F955]&lt;&gt;&quot;&quot;;TODAY()&gt;=[.D955]);&quot;Vencido&quot;;IF(AND([.E955]=&quot;&quot;;[.F955]=&quot;&quot;;[.G955]=&quot;&quot;;[.H955]=&quot;&quot;);&quot;&quot;;&quot;A Vencer&quot;)))">
            <text:p><text:s text:c="2"/></text:p>
          </table:table-cell>
          <table:table-cell table:style-name="ce41" table:formula="of:=IF([.H955]=&quot;&quot;;&quot;&quot;;[.H955]-[.C955])">
            <text:p/>
          </table:table-cell>
          <table:table-cell table:style-name="ce62" table:formula="of:=IF([.A955]=&quot;&quot;;&quot;&quot;;TEXT(DATE(YEAR([.A955]);MONTH([.A955]);DAY([.A955]));&quot;AAAA&quot;))">
            <text:p/>
          </table:table-cell>
          <table:table-cell table:style-name="ce62" table:formula="of:=IF([.D955]=&quot;&quot;;&quot;&quot;;TEXT(DATE(YEAR([.D955]);MONTH([.D955]);DAY([.D955]));&quot;AAAA&quot;))">
            <text:p/>
          </table:table-cell>
          <table:table-cell table:style-name="ce62" table:formula="of:=IF([.G955]=&quot;&quot;;&quot;&quot;;TEXT(DATE(YEAR([.G955]);MONTH([.G955]);DAY([.G955]));&quot;AAAA&quot;))">
            <text:p/>
          </table:table-cell>
          <table:table-cell table:style-name="ce62" table:formula="of:=IF([.A955]=&quot;&quot;;&quot;&quot;;TEXT(DATE(YEAR([.A955]);MONTH([.A955]);DAY([.A955]));&quot;MMM&quot;))">
            <text:p/>
          </table:table-cell>
          <table:table-cell table:style-name="ce62" table:formula="of:=IF([.D955]=&quot;&quot;;&quot;&quot;;TEXT(DATE(YEAR([.D955]);MONTH([.D955]);DAY([.D955]));&quot;MMM&quot;))">
            <text:p/>
          </table:table-cell>
          <table:table-cell table:style-name="ce62" table:formula="of:=IF([.G955]=&quot;&quot;;&quot;&quot;;TEXT(DATE(YEAR([.G955]);MONTH([.G955]);DAY([.G955]));&quot;MMM&quot;))">
            <text:p/>
          </table:table-cell>
          <table:table-cell table:style-name="ce70" table:formula="of:=IF([.D955]=&quot;&quot;;&quot;&quot;;TEXT(DATE(YEAR([.D955]);MONTH([.D955]);DAY([.D95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6]=&quot;&quot;;&quot;&quot;;VLOOKUP([.K956];[Contas.$A$1:.$C$54];2;0))">
            <text:p><text:s text:c="2"/></text:p>
          </table:table-cell>
          <table:table-cell table:style-name="ce15" table:formula="of:=IF([.K956]=&quot;&quot;;&quot;&quot;;VLOOKUP([.K956];[Contas.$A$1:.$C$54];3;0))">
            <text:p><text:s text:c="2"/></text:p>
          </table:table-cell>
          <table:table-cell table:style-name="ce16" table:formula="of:=IF([.G956]&lt;&gt;&quot;&quot;;&quot;Pago&quot;;IF(AND([.G956]=&quot;&quot;;[.E956]&lt;&gt;&quot;&quot;;[.F956]&lt;&gt;&quot;&quot;;TODAY()&gt;=[.D956]);&quot;Vencido&quot;;IF(AND([.E956]=&quot;&quot;;[.F956]=&quot;&quot;;[.G956]=&quot;&quot;;[.H956]=&quot;&quot;);&quot;&quot;;&quot;A Vencer&quot;)))">
            <text:p><text:s text:c="2"/></text:p>
          </table:table-cell>
          <table:table-cell table:style-name="ce41" table:formula="of:=IF([.H956]=&quot;&quot;;&quot;&quot;;[.H956]-[.C956])">
            <text:p/>
          </table:table-cell>
          <table:table-cell table:style-name="ce62" table:formula="of:=IF([.A956]=&quot;&quot;;&quot;&quot;;TEXT(DATE(YEAR([.A956]);MONTH([.A956]);DAY([.A956]));&quot;AAAA&quot;))">
            <text:p/>
          </table:table-cell>
          <table:table-cell table:style-name="ce62" table:formula="of:=IF([.D956]=&quot;&quot;;&quot;&quot;;TEXT(DATE(YEAR([.D956]);MONTH([.D956]);DAY([.D956]));&quot;AAAA&quot;))">
            <text:p/>
          </table:table-cell>
          <table:table-cell table:style-name="ce62" table:formula="of:=IF([.G956]=&quot;&quot;;&quot;&quot;;TEXT(DATE(YEAR([.G956]);MONTH([.G956]);DAY([.G956]));&quot;AAAA&quot;))">
            <text:p/>
          </table:table-cell>
          <table:table-cell table:style-name="ce62" table:formula="of:=IF([.A956]=&quot;&quot;;&quot;&quot;;TEXT(DATE(YEAR([.A956]);MONTH([.A956]);DAY([.A956]));&quot;MMM&quot;))">
            <text:p/>
          </table:table-cell>
          <table:table-cell table:style-name="ce62" table:formula="of:=IF([.D956]=&quot;&quot;;&quot;&quot;;TEXT(DATE(YEAR([.D956]);MONTH([.D956]);DAY([.D956]));&quot;MMM&quot;))">
            <text:p/>
          </table:table-cell>
          <table:table-cell table:style-name="ce62" table:formula="of:=IF([.G956]=&quot;&quot;;&quot;&quot;;TEXT(DATE(YEAR([.G956]);MONTH([.G956]);DAY([.G956]));&quot;MMM&quot;))">
            <text:p/>
          </table:table-cell>
          <table:table-cell table:style-name="ce70" table:formula="of:=IF([.D956]=&quot;&quot;;&quot;&quot;;TEXT(DATE(YEAR([.D956]);MONTH([.D956]);DAY([.D95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7]=&quot;&quot;;&quot;&quot;;VLOOKUP([.K957];[Contas.$A$1:.$C$54];2;0))">
            <text:p><text:s text:c="2"/></text:p>
          </table:table-cell>
          <table:table-cell table:style-name="ce15" table:formula="of:=IF([.K957]=&quot;&quot;;&quot;&quot;;VLOOKUP([.K957];[Contas.$A$1:.$C$54];3;0))">
            <text:p><text:s text:c="2"/></text:p>
          </table:table-cell>
          <table:table-cell table:style-name="ce16" table:formula="of:=IF([.G957]&lt;&gt;&quot;&quot;;&quot;Pago&quot;;IF(AND([.G957]=&quot;&quot;;[.E957]&lt;&gt;&quot;&quot;;[.F957]&lt;&gt;&quot;&quot;;TODAY()&gt;=[.D957]);&quot;Vencido&quot;;IF(AND([.E957]=&quot;&quot;;[.F957]=&quot;&quot;;[.G957]=&quot;&quot;;[.H957]=&quot;&quot;);&quot;&quot;;&quot;A Vencer&quot;)))">
            <text:p><text:s text:c="2"/></text:p>
          </table:table-cell>
          <table:table-cell table:style-name="ce41" table:formula="of:=IF([.H957]=&quot;&quot;;&quot;&quot;;[.H957]-[.C957])">
            <text:p/>
          </table:table-cell>
          <table:table-cell table:style-name="ce62" table:formula="of:=IF([.A957]=&quot;&quot;;&quot;&quot;;TEXT(DATE(YEAR([.A957]);MONTH([.A957]);DAY([.A957]));&quot;AAAA&quot;))">
            <text:p/>
          </table:table-cell>
          <table:table-cell table:style-name="ce62" table:formula="of:=IF([.D957]=&quot;&quot;;&quot;&quot;;TEXT(DATE(YEAR([.D957]);MONTH([.D957]);DAY([.D957]));&quot;AAAA&quot;))">
            <text:p/>
          </table:table-cell>
          <table:table-cell table:style-name="ce62" table:formula="of:=IF([.G957]=&quot;&quot;;&quot;&quot;;TEXT(DATE(YEAR([.G957]);MONTH([.G957]);DAY([.G957]));&quot;AAAA&quot;))">
            <text:p/>
          </table:table-cell>
          <table:table-cell table:style-name="ce62" table:formula="of:=IF([.A957]=&quot;&quot;;&quot;&quot;;TEXT(DATE(YEAR([.A957]);MONTH([.A957]);DAY([.A957]));&quot;MMM&quot;))">
            <text:p/>
          </table:table-cell>
          <table:table-cell table:style-name="ce62" table:formula="of:=IF([.D957]=&quot;&quot;;&quot;&quot;;TEXT(DATE(YEAR([.D957]);MONTH([.D957]);DAY([.D957]));&quot;MMM&quot;))">
            <text:p/>
          </table:table-cell>
          <table:table-cell table:style-name="ce62" table:formula="of:=IF([.G957]=&quot;&quot;;&quot;&quot;;TEXT(DATE(YEAR([.G957]);MONTH([.G957]);DAY([.G957]));&quot;MMM&quot;))">
            <text:p/>
          </table:table-cell>
          <table:table-cell table:style-name="ce70" table:formula="of:=IF([.D957]=&quot;&quot;;&quot;&quot;;TEXT(DATE(YEAR([.D957]);MONTH([.D957]);DAY([.D95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8]=&quot;&quot;;&quot;&quot;;VLOOKUP([.K958];[Contas.$A$1:.$C$54];2;0))">
            <text:p><text:s text:c="2"/></text:p>
          </table:table-cell>
          <table:table-cell table:style-name="ce15" table:formula="of:=IF([.K958]=&quot;&quot;;&quot;&quot;;VLOOKUP([.K958];[Contas.$A$1:.$C$54];3;0))">
            <text:p><text:s text:c="2"/></text:p>
          </table:table-cell>
          <table:table-cell table:style-name="ce16" table:formula="of:=IF([.G958]&lt;&gt;&quot;&quot;;&quot;Pago&quot;;IF(AND([.G958]=&quot;&quot;;[.E958]&lt;&gt;&quot;&quot;;[.F958]&lt;&gt;&quot;&quot;;TODAY()&gt;=[.D958]);&quot;Vencido&quot;;IF(AND([.E958]=&quot;&quot;;[.F958]=&quot;&quot;;[.G958]=&quot;&quot;;[.H958]=&quot;&quot;);&quot;&quot;;&quot;A Vencer&quot;)))">
            <text:p><text:s text:c="2"/></text:p>
          </table:table-cell>
          <table:table-cell table:style-name="ce41" table:formula="of:=IF([.H958]=&quot;&quot;;&quot;&quot;;[.H958]-[.C958])">
            <text:p/>
          </table:table-cell>
          <table:table-cell table:style-name="ce62" table:formula="of:=IF([.A958]=&quot;&quot;;&quot;&quot;;TEXT(DATE(YEAR([.A958]);MONTH([.A958]);DAY([.A958]));&quot;AAAA&quot;))">
            <text:p/>
          </table:table-cell>
          <table:table-cell table:style-name="ce62" table:formula="of:=IF([.D958]=&quot;&quot;;&quot;&quot;;TEXT(DATE(YEAR([.D958]);MONTH([.D958]);DAY([.D958]));&quot;AAAA&quot;))">
            <text:p/>
          </table:table-cell>
          <table:table-cell table:style-name="ce62" table:formula="of:=IF([.G958]=&quot;&quot;;&quot;&quot;;TEXT(DATE(YEAR([.G958]);MONTH([.G958]);DAY([.G958]));&quot;AAAA&quot;))">
            <text:p/>
          </table:table-cell>
          <table:table-cell table:style-name="ce62" table:formula="of:=IF([.A958]=&quot;&quot;;&quot;&quot;;TEXT(DATE(YEAR([.A958]);MONTH([.A958]);DAY([.A958]));&quot;MMM&quot;))">
            <text:p/>
          </table:table-cell>
          <table:table-cell table:style-name="ce62" table:formula="of:=IF([.D958]=&quot;&quot;;&quot;&quot;;TEXT(DATE(YEAR([.D958]);MONTH([.D958]);DAY([.D958]));&quot;MMM&quot;))">
            <text:p/>
          </table:table-cell>
          <table:table-cell table:style-name="ce62" table:formula="of:=IF([.G958]=&quot;&quot;;&quot;&quot;;TEXT(DATE(YEAR([.G958]);MONTH([.G958]);DAY([.G958]));&quot;MMM&quot;))">
            <text:p/>
          </table:table-cell>
          <table:table-cell table:style-name="ce70" table:formula="of:=IF([.D958]=&quot;&quot;;&quot;&quot;;TEXT(DATE(YEAR([.D958]);MONTH([.D958]);DAY([.D95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59]=&quot;&quot;;&quot;&quot;;VLOOKUP([.K959];[Contas.$A$1:.$C$54];2;0))">
            <text:p><text:s text:c="2"/></text:p>
          </table:table-cell>
          <table:table-cell table:style-name="ce15" table:formula="of:=IF([.K959]=&quot;&quot;;&quot;&quot;;VLOOKUP([.K959];[Contas.$A$1:.$C$54];3;0))">
            <text:p><text:s text:c="2"/></text:p>
          </table:table-cell>
          <table:table-cell table:style-name="ce16" table:formula="of:=IF([.G959]&lt;&gt;&quot;&quot;;&quot;Pago&quot;;IF(AND([.G959]=&quot;&quot;;[.E959]&lt;&gt;&quot;&quot;;[.F959]&lt;&gt;&quot;&quot;;TODAY()&gt;=[.D959]);&quot;Vencido&quot;;IF(AND([.E959]=&quot;&quot;;[.F959]=&quot;&quot;;[.G959]=&quot;&quot;;[.H959]=&quot;&quot;);&quot;&quot;;&quot;A Vencer&quot;)))">
            <text:p><text:s text:c="2"/></text:p>
          </table:table-cell>
          <table:table-cell table:style-name="ce41" table:formula="of:=IF([.H959]=&quot;&quot;;&quot;&quot;;[.H959]-[.C959])">
            <text:p/>
          </table:table-cell>
          <table:table-cell table:style-name="ce62" table:formula="of:=IF([.A959]=&quot;&quot;;&quot;&quot;;TEXT(DATE(YEAR([.A959]);MONTH([.A959]);DAY([.A959]));&quot;AAAA&quot;))">
            <text:p/>
          </table:table-cell>
          <table:table-cell table:style-name="ce62" table:formula="of:=IF([.D959]=&quot;&quot;;&quot;&quot;;TEXT(DATE(YEAR([.D959]);MONTH([.D959]);DAY([.D959]));&quot;AAAA&quot;))">
            <text:p/>
          </table:table-cell>
          <table:table-cell table:style-name="ce62" table:formula="of:=IF([.G959]=&quot;&quot;;&quot;&quot;;TEXT(DATE(YEAR([.G959]);MONTH([.G959]);DAY([.G959]));&quot;AAAA&quot;))">
            <text:p/>
          </table:table-cell>
          <table:table-cell table:style-name="ce62" table:formula="of:=IF([.A959]=&quot;&quot;;&quot;&quot;;TEXT(DATE(YEAR([.A959]);MONTH([.A959]);DAY([.A959]));&quot;MMM&quot;))">
            <text:p/>
          </table:table-cell>
          <table:table-cell table:style-name="ce62" table:formula="of:=IF([.D959]=&quot;&quot;;&quot;&quot;;TEXT(DATE(YEAR([.D959]);MONTH([.D959]);DAY([.D959]));&quot;MMM&quot;))">
            <text:p/>
          </table:table-cell>
          <table:table-cell table:style-name="ce62" table:formula="of:=IF([.G959]=&quot;&quot;;&quot;&quot;;TEXT(DATE(YEAR([.G959]);MONTH([.G959]);DAY([.G959]));&quot;MMM&quot;))">
            <text:p/>
          </table:table-cell>
          <table:table-cell table:style-name="ce70" table:formula="of:=IF([.D959]=&quot;&quot;;&quot;&quot;;TEXT(DATE(YEAR([.D959]);MONTH([.D959]);DAY([.D95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0]=&quot;&quot;;&quot;&quot;;VLOOKUP([.K960];[Contas.$A$1:.$C$54];2;0))">
            <text:p><text:s text:c="2"/></text:p>
          </table:table-cell>
          <table:table-cell table:style-name="ce15" table:formula="of:=IF([.K960]=&quot;&quot;;&quot;&quot;;VLOOKUP([.K960];[Contas.$A$1:.$C$54];3;0))">
            <text:p><text:s text:c="2"/></text:p>
          </table:table-cell>
          <table:table-cell table:style-name="ce16" table:formula="of:=IF([.G960]&lt;&gt;&quot;&quot;;&quot;Pago&quot;;IF(AND([.G960]=&quot;&quot;;[.E960]&lt;&gt;&quot;&quot;;[.F960]&lt;&gt;&quot;&quot;;TODAY()&gt;=[.D960]);&quot;Vencido&quot;;IF(AND([.E960]=&quot;&quot;;[.F960]=&quot;&quot;;[.G960]=&quot;&quot;;[.H960]=&quot;&quot;);&quot;&quot;;&quot;A Vencer&quot;)))">
            <text:p><text:s text:c="2"/></text:p>
          </table:table-cell>
          <table:table-cell table:style-name="ce41" table:formula="of:=IF([.H960]=&quot;&quot;;&quot;&quot;;[.H960]-[.C960])">
            <text:p/>
          </table:table-cell>
          <table:table-cell table:style-name="ce62" table:formula="of:=IF([.A960]=&quot;&quot;;&quot;&quot;;TEXT(DATE(YEAR([.A960]);MONTH([.A960]);DAY([.A960]));&quot;AAAA&quot;))">
            <text:p/>
          </table:table-cell>
          <table:table-cell table:style-name="ce62" table:formula="of:=IF([.D960]=&quot;&quot;;&quot;&quot;;TEXT(DATE(YEAR([.D960]);MONTH([.D960]);DAY([.D960]));&quot;AAAA&quot;))">
            <text:p/>
          </table:table-cell>
          <table:table-cell table:style-name="ce62" table:formula="of:=IF([.G960]=&quot;&quot;;&quot;&quot;;TEXT(DATE(YEAR([.G960]);MONTH([.G960]);DAY([.G960]));&quot;AAAA&quot;))">
            <text:p/>
          </table:table-cell>
          <table:table-cell table:style-name="ce62" table:formula="of:=IF([.A960]=&quot;&quot;;&quot;&quot;;TEXT(DATE(YEAR([.A960]);MONTH([.A960]);DAY([.A960]));&quot;MMM&quot;))">
            <text:p/>
          </table:table-cell>
          <table:table-cell table:style-name="ce62" table:formula="of:=IF([.D960]=&quot;&quot;;&quot;&quot;;TEXT(DATE(YEAR([.D960]);MONTH([.D960]);DAY([.D960]));&quot;MMM&quot;))">
            <text:p/>
          </table:table-cell>
          <table:table-cell table:style-name="ce62" table:formula="of:=IF([.G960]=&quot;&quot;;&quot;&quot;;TEXT(DATE(YEAR([.G960]);MONTH([.G960]);DAY([.G960]));&quot;MMM&quot;))">
            <text:p/>
          </table:table-cell>
          <table:table-cell table:style-name="ce70" table:formula="of:=IF([.D960]=&quot;&quot;;&quot;&quot;;TEXT(DATE(YEAR([.D960]);MONTH([.D960]);DAY([.D96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1]=&quot;&quot;;&quot;&quot;;VLOOKUP([.K961];[Contas.$A$1:.$C$54];2;0))">
            <text:p><text:s text:c="2"/></text:p>
          </table:table-cell>
          <table:table-cell table:style-name="ce15" table:formula="of:=IF([.K961]=&quot;&quot;;&quot;&quot;;VLOOKUP([.K961];[Contas.$A$1:.$C$54];3;0))">
            <text:p><text:s text:c="2"/></text:p>
          </table:table-cell>
          <table:table-cell table:style-name="ce16" table:formula="of:=IF([.G961]&lt;&gt;&quot;&quot;;&quot;Pago&quot;;IF(AND([.G961]=&quot;&quot;;[.E961]&lt;&gt;&quot;&quot;;[.F961]&lt;&gt;&quot;&quot;;TODAY()&gt;=[.D961]);&quot;Vencido&quot;;IF(AND([.E961]=&quot;&quot;;[.F961]=&quot;&quot;;[.G961]=&quot;&quot;;[.H961]=&quot;&quot;);&quot;&quot;;&quot;A Vencer&quot;)))">
            <text:p><text:s text:c="2"/></text:p>
          </table:table-cell>
          <table:table-cell table:style-name="ce41" table:formula="of:=IF([.H961]=&quot;&quot;;&quot;&quot;;[.H961]-[.C961])">
            <text:p/>
          </table:table-cell>
          <table:table-cell table:style-name="ce62" table:formula="of:=IF([.A961]=&quot;&quot;;&quot;&quot;;TEXT(DATE(YEAR([.A961]);MONTH([.A961]);DAY([.A961]));&quot;AAAA&quot;))">
            <text:p/>
          </table:table-cell>
          <table:table-cell table:style-name="ce62" table:formula="of:=IF([.D961]=&quot;&quot;;&quot;&quot;;TEXT(DATE(YEAR([.D961]);MONTH([.D961]);DAY([.D961]));&quot;AAAA&quot;))">
            <text:p/>
          </table:table-cell>
          <table:table-cell table:style-name="ce62" table:formula="of:=IF([.G961]=&quot;&quot;;&quot;&quot;;TEXT(DATE(YEAR([.G961]);MONTH([.G961]);DAY([.G961]));&quot;AAAA&quot;))">
            <text:p/>
          </table:table-cell>
          <table:table-cell table:style-name="ce62" table:formula="of:=IF([.A961]=&quot;&quot;;&quot;&quot;;TEXT(DATE(YEAR([.A961]);MONTH([.A961]);DAY([.A961]));&quot;MMM&quot;))">
            <text:p/>
          </table:table-cell>
          <table:table-cell table:style-name="ce62" table:formula="of:=IF([.D961]=&quot;&quot;;&quot;&quot;;TEXT(DATE(YEAR([.D961]);MONTH([.D961]);DAY([.D961]));&quot;MMM&quot;))">
            <text:p/>
          </table:table-cell>
          <table:table-cell table:style-name="ce62" table:formula="of:=IF([.G961]=&quot;&quot;;&quot;&quot;;TEXT(DATE(YEAR([.G961]);MONTH([.G961]);DAY([.G961]));&quot;MMM&quot;))">
            <text:p/>
          </table:table-cell>
          <table:table-cell table:style-name="ce70" table:formula="of:=IF([.D961]=&quot;&quot;;&quot;&quot;;TEXT(DATE(YEAR([.D961]);MONTH([.D961]);DAY([.D96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2]=&quot;&quot;;&quot;&quot;;VLOOKUP([.K962];[Contas.$A$1:.$C$54];2;0))">
            <text:p><text:s text:c="2"/></text:p>
          </table:table-cell>
          <table:table-cell table:style-name="ce15" table:formula="of:=IF([.K962]=&quot;&quot;;&quot;&quot;;VLOOKUP([.K962];[Contas.$A$1:.$C$54];3;0))">
            <text:p><text:s text:c="2"/></text:p>
          </table:table-cell>
          <table:table-cell table:style-name="ce16" table:formula="of:=IF([.G962]&lt;&gt;&quot;&quot;;&quot;Pago&quot;;IF(AND([.G962]=&quot;&quot;;[.E962]&lt;&gt;&quot;&quot;;[.F962]&lt;&gt;&quot;&quot;;TODAY()&gt;=[.D962]);&quot;Vencido&quot;;IF(AND([.E962]=&quot;&quot;;[.F962]=&quot;&quot;;[.G962]=&quot;&quot;;[.H962]=&quot;&quot;);&quot;&quot;;&quot;A Vencer&quot;)))">
            <text:p><text:s text:c="2"/></text:p>
          </table:table-cell>
          <table:table-cell table:style-name="ce41" table:formula="of:=IF([.H962]=&quot;&quot;;&quot;&quot;;[.H962]-[.C962])">
            <text:p/>
          </table:table-cell>
          <table:table-cell table:style-name="ce62" table:formula="of:=IF([.A962]=&quot;&quot;;&quot;&quot;;TEXT(DATE(YEAR([.A962]);MONTH([.A962]);DAY([.A962]));&quot;AAAA&quot;))">
            <text:p/>
          </table:table-cell>
          <table:table-cell table:style-name="ce62" table:formula="of:=IF([.D962]=&quot;&quot;;&quot;&quot;;TEXT(DATE(YEAR([.D962]);MONTH([.D962]);DAY([.D962]));&quot;AAAA&quot;))">
            <text:p/>
          </table:table-cell>
          <table:table-cell table:style-name="ce62" table:formula="of:=IF([.G962]=&quot;&quot;;&quot;&quot;;TEXT(DATE(YEAR([.G962]);MONTH([.G962]);DAY([.G962]));&quot;AAAA&quot;))">
            <text:p/>
          </table:table-cell>
          <table:table-cell table:style-name="ce62" table:formula="of:=IF([.A962]=&quot;&quot;;&quot;&quot;;TEXT(DATE(YEAR([.A962]);MONTH([.A962]);DAY([.A962]));&quot;MMM&quot;))">
            <text:p/>
          </table:table-cell>
          <table:table-cell table:style-name="ce62" table:formula="of:=IF([.D962]=&quot;&quot;;&quot;&quot;;TEXT(DATE(YEAR([.D962]);MONTH([.D962]);DAY([.D962]));&quot;MMM&quot;))">
            <text:p/>
          </table:table-cell>
          <table:table-cell table:style-name="ce62" table:formula="of:=IF([.G962]=&quot;&quot;;&quot;&quot;;TEXT(DATE(YEAR([.G962]);MONTH([.G962]);DAY([.G962]));&quot;MMM&quot;))">
            <text:p/>
          </table:table-cell>
          <table:table-cell table:style-name="ce70" table:formula="of:=IF([.D962]=&quot;&quot;;&quot;&quot;;TEXT(DATE(YEAR([.D962]);MONTH([.D962]);DAY([.D96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3]=&quot;&quot;;&quot;&quot;;VLOOKUP([.K963];[Contas.$A$1:.$C$54];2;0))">
            <text:p><text:s text:c="2"/></text:p>
          </table:table-cell>
          <table:table-cell table:style-name="ce15" table:formula="of:=IF([.K963]=&quot;&quot;;&quot;&quot;;VLOOKUP([.K963];[Contas.$A$1:.$C$54];3;0))">
            <text:p><text:s text:c="2"/></text:p>
          </table:table-cell>
          <table:table-cell table:style-name="ce16" table:formula="of:=IF([.G963]&lt;&gt;&quot;&quot;;&quot;Pago&quot;;IF(AND([.G963]=&quot;&quot;;[.E963]&lt;&gt;&quot;&quot;;[.F963]&lt;&gt;&quot;&quot;;TODAY()&gt;=[.D963]);&quot;Vencido&quot;;IF(AND([.E963]=&quot;&quot;;[.F963]=&quot;&quot;;[.G963]=&quot;&quot;;[.H963]=&quot;&quot;);&quot;&quot;;&quot;A Vencer&quot;)))">
            <text:p><text:s text:c="2"/></text:p>
          </table:table-cell>
          <table:table-cell table:style-name="ce41" table:formula="of:=IF([.H963]=&quot;&quot;;&quot;&quot;;[.H963]-[.C963])">
            <text:p/>
          </table:table-cell>
          <table:table-cell table:style-name="ce62" table:formula="of:=IF([.A963]=&quot;&quot;;&quot;&quot;;TEXT(DATE(YEAR([.A963]);MONTH([.A963]);DAY([.A963]));&quot;AAAA&quot;))">
            <text:p/>
          </table:table-cell>
          <table:table-cell table:style-name="ce62" table:formula="of:=IF([.D963]=&quot;&quot;;&quot;&quot;;TEXT(DATE(YEAR([.D963]);MONTH([.D963]);DAY([.D963]));&quot;AAAA&quot;))">
            <text:p/>
          </table:table-cell>
          <table:table-cell table:style-name="ce62" table:formula="of:=IF([.G963]=&quot;&quot;;&quot;&quot;;TEXT(DATE(YEAR([.G963]);MONTH([.G963]);DAY([.G963]));&quot;AAAA&quot;))">
            <text:p/>
          </table:table-cell>
          <table:table-cell table:style-name="ce62" table:formula="of:=IF([.A963]=&quot;&quot;;&quot;&quot;;TEXT(DATE(YEAR([.A963]);MONTH([.A963]);DAY([.A963]));&quot;MMM&quot;))">
            <text:p/>
          </table:table-cell>
          <table:table-cell table:style-name="ce62" table:formula="of:=IF([.D963]=&quot;&quot;;&quot;&quot;;TEXT(DATE(YEAR([.D963]);MONTH([.D963]);DAY([.D963]));&quot;MMM&quot;))">
            <text:p/>
          </table:table-cell>
          <table:table-cell table:style-name="ce62" table:formula="of:=IF([.G963]=&quot;&quot;;&quot;&quot;;TEXT(DATE(YEAR([.G963]);MONTH([.G963]);DAY([.G963]));&quot;MMM&quot;))">
            <text:p/>
          </table:table-cell>
          <table:table-cell table:style-name="ce70" table:formula="of:=IF([.D963]=&quot;&quot;;&quot;&quot;;TEXT(DATE(YEAR([.D963]);MONTH([.D963]);DAY([.D96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4]=&quot;&quot;;&quot;&quot;;VLOOKUP([.K964];[Contas.$A$1:.$C$54];2;0))">
            <text:p><text:s text:c="2"/></text:p>
          </table:table-cell>
          <table:table-cell table:style-name="ce15" table:formula="of:=IF([.K964]=&quot;&quot;;&quot;&quot;;VLOOKUP([.K964];[Contas.$A$1:.$C$54];3;0))">
            <text:p><text:s text:c="2"/></text:p>
          </table:table-cell>
          <table:table-cell table:style-name="ce16" table:formula="of:=IF([.G964]&lt;&gt;&quot;&quot;;&quot;Pago&quot;;IF(AND([.G964]=&quot;&quot;;[.E964]&lt;&gt;&quot;&quot;;[.F964]&lt;&gt;&quot;&quot;;TODAY()&gt;=[.D964]);&quot;Vencido&quot;;IF(AND([.E964]=&quot;&quot;;[.F964]=&quot;&quot;;[.G964]=&quot;&quot;;[.H964]=&quot;&quot;);&quot;&quot;;&quot;A Vencer&quot;)))">
            <text:p><text:s text:c="2"/></text:p>
          </table:table-cell>
          <table:table-cell table:style-name="ce41" table:formula="of:=IF([.H964]=&quot;&quot;;&quot;&quot;;[.H964]-[.C964])">
            <text:p/>
          </table:table-cell>
          <table:table-cell table:style-name="ce62" table:formula="of:=IF([.A964]=&quot;&quot;;&quot;&quot;;TEXT(DATE(YEAR([.A964]);MONTH([.A964]);DAY([.A964]));&quot;AAAA&quot;))">
            <text:p/>
          </table:table-cell>
          <table:table-cell table:style-name="ce62" table:formula="of:=IF([.D964]=&quot;&quot;;&quot;&quot;;TEXT(DATE(YEAR([.D964]);MONTH([.D964]);DAY([.D964]));&quot;AAAA&quot;))">
            <text:p/>
          </table:table-cell>
          <table:table-cell table:style-name="ce62" table:formula="of:=IF([.G964]=&quot;&quot;;&quot;&quot;;TEXT(DATE(YEAR([.G964]);MONTH([.G964]);DAY([.G964]));&quot;AAAA&quot;))">
            <text:p/>
          </table:table-cell>
          <table:table-cell table:style-name="ce62" table:formula="of:=IF([.A964]=&quot;&quot;;&quot;&quot;;TEXT(DATE(YEAR([.A964]);MONTH([.A964]);DAY([.A964]));&quot;MMM&quot;))">
            <text:p/>
          </table:table-cell>
          <table:table-cell table:style-name="ce62" table:formula="of:=IF([.D964]=&quot;&quot;;&quot;&quot;;TEXT(DATE(YEAR([.D964]);MONTH([.D964]);DAY([.D964]));&quot;MMM&quot;))">
            <text:p/>
          </table:table-cell>
          <table:table-cell table:style-name="ce62" table:formula="of:=IF([.G964]=&quot;&quot;;&quot;&quot;;TEXT(DATE(YEAR([.G964]);MONTH([.G964]);DAY([.G964]));&quot;MMM&quot;))">
            <text:p/>
          </table:table-cell>
          <table:table-cell table:style-name="ce70" table:formula="of:=IF([.D964]=&quot;&quot;;&quot;&quot;;TEXT(DATE(YEAR([.D964]);MONTH([.D964]);DAY([.D96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5]=&quot;&quot;;&quot;&quot;;VLOOKUP([.K965];[Contas.$A$1:.$C$54];2;0))">
            <text:p><text:s text:c="2"/></text:p>
          </table:table-cell>
          <table:table-cell table:style-name="ce15" table:formula="of:=IF([.K965]=&quot;&quot;;&quot;&quot;;VLOOKUP([.K965];[Contas.$A$1:.$C$54];3;0))">
            <text:p><text:s text:c="2"/></text:p>
          </table:table-cell>
          <table:table-cell table:style-name="ce16" table:formula="of:=IF([.G965]&lt;&gt;&quot;&quot;;&quot;Pago&quot;;IF(AND([.G965]=&quot;&quot;;[.E965]&lt;&gt;&quot;&quot;;[.F965]&lt;&gt;&quot;&quot;;TODAY()&gt;=[.D965]);&quot;Vencido&quot;;IF(AND([.E965]=&quot;&quot;;[.F965]=&quot;&quot;;[.G965]=&quot;&quot;;[.H965]=&quot;&quot;);&quot;&quot;;&quot;A Vencer&quot;)))">
            <text:p><text:s text:c="2"/></text:p>
          </table:table-cell>
          <table:table-cell table:style-name="ce41" table:formula="of:=IF([.H965]=&quot;&quot;;&quot;&quot;;[.H965]-[.C965])">
            <text:p/>
          </table:table-cell>
          <table:table-cell table:style-name="ce62" table:formula="of:=IF([.A965]=&quot;&quot;;&quot;&quot;;TEXT(DATE(YEAR([.A965]);MONTH([.A965]);DAY([.A965]));&quot;AAAA&quot;))">
            <text:p/>
          </table:table-cell>
          <table:table-cell table:style-name="ce62" table:formula="of:=IF([.D965]=&quot;&quot;;&quot;&quot;;TEXT(DATE(YEAR([.D965]);MONTH([.D965]);DAY([.D965]));&quot;AAAA&quot;))">
            <text:p/>
          </table:table-cell>
          <table:table-cell table:style-name="ce62" table:formula="of:=IF([.G965]=&quot;&quot;;&quot;&quot;;TEXT(DATE(YEAR([.G965]);MONTH([.G965]);DAY([.G965]));&quot;AAAA&quot;))">
            <text:p/>
          </table:table-cell>
          <table:table-cell table:style-name="ce62" table:formula="of:=IF([.A965]=&quot;&quot;;&quot;&quot;;TEXT(DATE(YEAR([.A965]);MONTH([.A965]);DAY([.A965]));&quot;MMM&quot;))">
            <text:p/>
          </table:table-cell>
          <table:table-cell table:style-name="ce62" table:formula="of:=IF([.D965]=&quot;&quot;;&quot;&quot;;TEXT(DATE(YEAR([.D965]);MONTH([.D965]);DAY([.D965]));&quot;MMM&quot;))">
            <text:p/>
          </table:table-cell>
          <table:table-cell table:style-name="ce62" table:formula="of:=IF([.G965]=&quot;&quot;;&quot;&quot;;TEXT(DATE(YEAR([.G965]);MONTH([.G965]);DAY([.G965]));&quot;MMM&quot;))">
            <text:p/>
          </table:table-cell>
          <table:table-cell table:style-name="ce70" table:formula="of:=IF([.D965]=&quot;&quot;;&quot;&quot;;TEXT(DATE(YEAR([.D965]);MONTH([.D965]);DAY([.D96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6]=&quot;&quot;;&quot;&quot;;VLOOKUP([.K966];[Contas.$A$1:.$C$54];2;0))">
            <text:p><text:s text:c="2"/></text:p>
          </table:table-cell>
          <table:table-cell table:style-name="ce15" table:formula="of:=IF([.K966]=&quot;&quot;;&quot;&quot;;VLOOKUP([.K966];[Contas.$A$1:.$C$54];3;0))">
            <text:p><text:s text:c="2"/></text:p>
          </table:table-cell>
          <table:table-cell table:style-name="ce16" table:formula="of:=IF([.G966]&lt;&gt;&quot;&quot;;&quot;Pago&quot;;IF(AND([.G966]=&quot;&quot;;[.E966]&lt;&gt;&quot;&quot;;[.F966]&lt;&gt;&quot;&quot;;TODAY()&gt;=[.D966]);&quot;Vencido&quot;;IF(AND([.E966]=&quot;&quot;;[.F966]=&quot;&quot;;[.G966]=&quot;&quot;;[.H966]=&quot;&quot;);&quot;&quot;;&quot;A Vencer&quot;)))">
            <text:p><text:s text:c="2"/></text:p>
          </table:table-cell>
          <table:table-cell table:style-name="ce41" table:formula="of:=IF([.H966]=&quot;&quot;;&quot;&quot;;[.H966]-[.C966])">
            <text:p/>
          </table:table-cell>
          <table:table-cell table:style-name="ce62" table:formula="of:=IF([.A966]=&quot;&quot;;&quot;&quot;;TEXT(DATE(YEAR([.A966]);MONTH([.A966]);DAY([.A966]));&quot;AAAA&quot;))">
            <text:p/>
          </table:table-cell>
          <table:table-cell table:style-name="ce62" table:formula="of:=IF([.D966]=&quot;&quot;;&quot;&quot;;TEXT(DATE(YEAR([.D966]);MONTH([.D966]);DAY([.D966]));&quot;AAAA&quot;))">
            <text:p/>
          </table:table-cell>
          <table:table-cell table:style-name="ce62" table:formula="of:=IF([.G966]=&quot;&quot;;&quot;&quot;;TEXT(DATE(YEAR([.G966]);MONTH([.G966]);DAY([.G966]));&quot;AAAA&quot;))">
            <text:p/>
          </table:table-cell>
          <table:table-cell table:style-name="ce62" table:formula="of:=IF([.A966]=&quot;&quot;;&quot;&quot;;TEXT(DATE(YEAR([.A966]);MONTH([.A966]);DAY([.A966]));&quot;MMM&quot;))">
            <text:p/>
          </table:table-cell>
          <table:table-cell table:style-name="ce62" table:formula="of:=IF([.D966]=&quot;&quot;;&quot;&quot;;TEXT(DATE(YEAR([.D966]);MONTH([.D966]);DAY([.D966]));&quot;MMM&quot;))">
            <text:p/>
          </table:table-cell>
          <table:table-cell table:style-name="ce62" table:formula="of:=IF([.G966]=&quot;&quot;;&quot;&quot;;TEXT(DATE(YEAR([.G966]);MONTH([.G966]);DAY([.G966]));&quot;MMM&quot;))">
            <text:p/>
          </table:table-cell>
          <table:table-cell table:style-name="ce70" table:formula="of:=IF([.D966]=&quot;&quot;;&quot;&quot;;TEXT(DATE(YEAR([.D966]);MONTH([.D966]);DAY([.D96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7]=&quot;&quot;;&quot;&quot;;VLOOKUP([.K967];[Contas.$A$1:.$C$54];2;0))">
            <text:p><text:s text:c="2"/></text:p>
          </table:table-cell>
          <table:table-cell table:style-name="ce15" table:formula="of:=IF([.K967]=&quot;&quot;;&quot;&quot;;VLOOKUP([.K967];[Contas.$A$1:.$C$54];3;0))">
            <text:p><text:s text:c="2"/></text:p>
          </table:table-cell>
          <table:table-cell table:style-name="ce16" table:formula="of:=IF([.G967]&lt;&gt;&quot;&quot;;&quot;Pago&quot;;IF(AND([.G967]=&quot;&quot;;[.E967]&lt;&gt;&quot;&quot;;[.F967]&lt;&gt;&quot;&quot;;TODAY()&gt;=[.D967]);&quot;Vencido&quot;;IF(AND([.E967]=&quot;&quot;;[.F967]=&quot;&quot;;[.G967]=&quot;&quot;;[.H967]=&quot;&quot;);&quot;&quot;;&quot;A Vencer&quot;)))">
            <text:p><text:s text:c="2"/></text:p>
          </table:table-cell>
          <table:table-cell table:style-name="ce41" table:formula="of:=IF([.H967]=&quot;&quot;;&quot;&quot;;[.H967]-[.C967])">
            <text:p/>
          </table:table-cell>
          <table:table-cell table:style-name="ce62" table:formula="of:=IF([.A967]=&quot;&quot;;&quot;&quot;;TEXT(DATE(YEAR([.A967]);MONTH([.A967]);DAY([.A967]));&quot;AAAA&quot;))">
            <text:p/>
          </table:table-cell>
          <table:table-cell table:style-name="ce62" table:formula="of:=IF([.D967]=&quot;&quot;;&quot;&quot;;TEXT(DATE(YEAR([.D967]);MONTH([.D967]);DAY([.D967]));&quot;AAAA&quot;))">
            <text:p/>
          </table:table-cell>
          <table:table-cell table:style-name="ce62" table:formula="of:=IF([.G967]=&quot;&quot;;&quot;&quot;;TEXT(DATE(YEAR([.G967]);MONTH([.G967]);DAY([.G967]));&quot;AAAA&quot;))">
            <text:p/>
          </table:table-cell>
          <table:table-cell table:style-name="ce62" table:formula="of:=IF([.A967]=&quot;&quot;;&quot;&quot;;TEXT(DATE(YEAR([.A967]);MONTH([.A967]);DAY([.A967]));&quot;MMM&quot;))">
            <text:p/>
          </table:table-cell>
          <table:table-cell table:style-name="ce62" table:formula="of:=IF([.D967]=&quot;&quot;;&quot;&quot;;TEXT(DATE(YEAR([.D967]);MONTH([.D967]);DAY([.D967]));&quot;MMM&quot;))">
            <text:p/>
          </table:table-cell>
          <table:table-cell table:style-name="ce62" table:formula="of:=IF([.G967]=&quot;&quot;;&quot;&quot;;TEXT(DATE(YEAR([.G967]);MONTH([.G967]);DAY([.G967]));&quot;MMM&quot;))">
            <text:p/>
          </table:table-cell>
          <table:table-cell table:style-name="ce70" table:formula="of:=IF([.D967]=&quot;&quot;;&quot;&quot;;TEXT(DATE(YEAR([.D967]);MONTH([.D967]);DAY([.D96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8]=&quot;&quot;;&quot;&quot;;VLOOKUP([.K968];[Contas.$A$1:.$C$54];2;0))">
            <text:p><text:s text:c="2"/></text:p>
          </table:table-cell>
          <table:table-cell table:style-name="ce15" table:formula="of:=IF([.K968]=&quot;&quot;;&quot;&quot;;VLOOKUP([.K968];[Contas.$A$1:.$C$54];3;0))">
            <text:p><text:s text:c="2"/></text:p>
          </table:table-cell>
          <table:table-cell table:style-name="ce16" table:formula="of:=IF([.G968]&lt;&gt;&quot;&quot;;&quot;Pago&quot;;IF(AND([.G968]=&quot;&quot;;[.E968]&lt;&gt;&quot;&quot;;[.F968]&lt;&gt;&quot;&quot;;TODAY()&gt;=[.D968]);&quot;Vencido&quot;;IF(AND([.E968]=&quot;&quot;;[.F968]=&quot;&quot;;[.G968]=&quot;&quot;;[.H968]=&quot;&quot;);&quot;&quot;;&quot;A Vencer&quot;)))">
            <text:p><text:s text:c="2"/></text:p>
          </table:table-cell>
          <table:table-cell table:style-name="ce41" table:formula="of:=IF([.H968]=&quot;&quot;;&quot;&quot;;[.H968]-[.C968])">
            <text:p/>
          </table:table-cell>
          <table:table-cell table:style-name="ce62" table:formula="of:=IF([.A968]=&quot;&quot;;&quot;&quot;;TEXT(DATE(YEAR([.A968]);MONTH([.A968]);DAY([.A968]));&quot;AAAA&quot;))">
            <text:p/>
          </table:table-cell>
          <table:table-cell table:style-name="ce62" table:formula="of:=IF([.D968]=&quot;&quot;;&quot;&quot;;TEXT(DATE(YEAR([.D968]);MONTH([.D968]);DAY([.D968]));&quot;AAAA&quot;))">
            <text:p/>
          </table:table-cell>
          <table:table-cell table:style-name="ce62" table:formula="of:=IF([.G968]=&quot;&quot;;&quot;&quot;;TEXT(DATE(YEAR([.G968]);MONTH([.G968]);DAY([.G968]));&quot;AAAA&quot;))">
            <text:p/>
          </table:table-cell>
          <table:table-cell table:style-name="ce62" table:formula="of:=IF([.A968]=&quot;&quot;;&quot;&quot;;TEXT(DATE(YEAR([.A968]);MONTH([.A968]);DAY([.A968]));&quot;MMM&quot;))">
            <text:p/>
          </table:table-cell>
          <table:table-cell table:style-name="ce62" table:formula="of:=IF([.D968]=&quot;&quot;;&quot;&quot;;TEXT(DATE(YEAR([.D968]);MONTH([.D968]);DAY([.D968]));&quot;MMM&quot;))">
            <text:p/>
          </table:table-cell>
          <table:table-cell table:style-name="ce62" table:formula="of:=IF([.G968]=&quot;&quot;;&quot;&quot;;TEXT(DATE(YEAR([.G968]);MONTH([.G968]);DAY([.G968]));&quot;MMM&quot;))">
            <text:p/>
          </table:table-cell>
          <table:table-cell table:style-name="ce70" table:formula="of:=IF([.D968]=&quot;&quot;;&quot;&quot;;TEXT(DATE(YEAR([.D968]);MONTH([.D968]);DAY([.D96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69]=&quot;&quot;;&quot;&quot;;VLOOKUP([.K969];[Contas.$A$1:.$C$54];2;0))">
            <text:p><text:s text:c="2"/></text:p>
          </table:table-cell>
          <table:table-cell table:style-name="ce15" table:formula="of:=IF([.K969]=&quot;&quot;;&quot;&quot;;VLOOKUP([.K969];[Contas.$A$1:.$C$54];3;0))">
            <text:p><text:s text:c="2"/></text:p>
          </table:table-cell>
          <table:table-cell table:style-name="ce16" table:formula="of:=IF([.G969]&lt;&gt;&quot;&quot;;&quot;Pago&quot;;IF(AND([.G969]=&quot;&quot;;[.E969]&lt;&gt;&quot;&quot;;[.F969]&lt;&gt;&quot;&quot;;TODAY()&gt;=[.D969]);&quot;Vencido&quot;;IF(AND([.E969]=&quot;&quot;;[.F969]=&quot;&quot;;[.G969]=&quot;&quot;;[.H969]=&quot;&quot;);&quot;&quot;;&quot;A Vencer&quot;)))">
            <text:p><text:s text:c="2"/></text:p>
          </table:table-cell>
          <table:table-cell table:style-name="ce41" table:formula="of:=IF([.H969]=&quot;&quot;;&quot;&quot;;[.H969]-[.C969])">
            <text:p/>
          </table:table-cell>
          <table:table-cell table:style-name="ce62" table:formula="of:=IF([.A969]=&quot;&quot;;&quot;&quot;;TEXT(DATE(YEAR([.A969]);MONTH([.A969]);DAY([.A969]));&quot;AAAA&quot;))">
            <text:p/>
          </table:table-cell>
          <table:table-cell table:style-name="ce62" table:formula="of:=IF([.D969]=&quot;&quot;;&quot;&quot;;TEXT(DATE(YEAR([.D969]);MONTH([.D969]);DAY([.D969]));&quot;AAAA&quot;))">
            <text:p/>
          </table:table-cell>
          <table:table-cell table:style-name="ce62" table:formula="of:=IF([.G969]=&quot;&quot;;&quot;&quot;;TEXT(DATE(YEAR([.G969]);MONTH([.G969]);DAY([.G969]));&quot;AAAA&quot;))">
            <text:p/>
          </table:table-cell>
          <table:table-cell table:style-name="ce62" table:formula="of:=IF([.A969]=&quot;&quot;;&quot;&quot;;TEXT(DATE(YEAR([.A969]);MONTH([.A969]);DAY([.A969]));&quot;MMM&quot;))">
            <text:p/>
          </table:table-cell>
          <table:table-cell table:style-name="ce62" table:formula="of:=IF([.D969]=&quot;&quot;;&quot;&quot;;TEXT(DATE(YEAR([.D969]);MONTH([.D969]);DAY([.D969]));&quot;MMM&quot;))">
            <text:p/>
          </table:table-cell>
          <table:table-cell table:style-name="ce62" table:formula="of:=IF([.G969]=&quot;&quot;;&quot;&quot;;TEXT(DATE(YEAR([.G969]);MONTH([.G969]);DAY([.G969]));&quot;MMM&quot;))">
            <text:p/>
          </table:table-cell>
          <table:table-cell table:style-name="ce70" table:formula="of:=IF([.D969]=&quot;&quot;;&quot;&quot;;TEXT(DATE(YEAR([.D969]);MONTH([.D969]);DAY([.D96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0]=&quot;&quot;;&quot;&quot;;VLOOKUP([.K970];[Contas.$A$1:.$C$54];2;0))">
            <text:p><text:s text:c="2"/></text:p>
          </table:table-cell>
          <table:table-cell table:style-name="ce15" table:formula="of:=IF([.K970]=&quot;&quot;;&quot;&quot;;VLOOKUP([.K970];[Contas.$A$1:.$C$54];3;0))">
            <text:p><text:s text:c="2"/></text:p>
          </table:table-cell>
          <table:table-cell table:style-name="ce16" table:formula="of:=IF([.G970]&lt;&gt;&quot;&quot;;&quot;Pago&quot;;IF(AND([.G970]=&quot;&quot;;[.E970]&lt;&gt;&quot;&quot;;[.F970]&lt;&gt;&quot;&quot;;TODAY()&gt;=[.D970]);&quot;Vencido&quot;;IF(AND([.E970]=&quot;&quot;;[.F970]=&quot;&quot;;[.G970]=&quot;&quot;;[.H970]=&quot;&quot;);&quot;&quot;;&quot;A Vencer&quot;)))">
            <text:p><text:s text:c="2"/></text:p>
          </table:table-cell>
          <table:table-cell table:style-name="ce41" table:formula="of:=IF([.H970]=&quot;&quot;;&quot;&quot;;[.H970]-[.C970])">
            <text:p/>
          </table:table-cell>
          <table:table-cell table:style-name="ce62" table:formula="of:=IF([.A970]=&quot;&quot;;&quot;&quot;;TEXT(DATE(YEAR([.A970]);MONTH([.A970]);DAY([.A970]));&quot;AAAA&quot;))">
            <text:p/>
          </table:table-cell>
          <table:table-cell table:style-name="ce62" table:formula="of:=IF([.D970]=&quot;&quot;;&quot;&quot;;TEXT(DATE(YEAR([.D970]);MONTH([.D970]);DAY([.D970]));&quot;AAAA&quot;))">
            <text:p/>
          </table:table-cell>
          <table:table-cell table:style-name="ce62" table:formula="of:=IF([.G970]=&quot;&quot;;&quot;&quot;;TEXT(DATE(YEAR([.G970]);MONTH([.G970]);DAY([.G970]));&quot;AAAA&quot;))">
            <text:p/>
          </table:table-cell>
          <table:table-cell table:style-name="ce62" table:formula="of:=IF([.A970]=&quot;&quot;;&quot;&quot;;TEXT(DATE(YEAR([.A970]);MONTH([.A970]);DAY([.A970]));&quot;MMM&quot;))">
            <text:p/>
          </table:table-cell>
          <table:table-cell table:style-name="ce62" table:formula="of:=IF([.D970]=&quot;&quot;;&quot;&quot;;TEXT(DATE(YEAR([.D970]);MONTH([.D970]);DAY([.D970]));&quot;MMM&quot;))">
            <text:p/>
          </table:table-cell>
          <table:table-cell table:style-name="ce62" table:formula="of:=IF([.G970]=&quot;&quot;;&quot;&quot;;TEXT(DATE(YEAR([.G970]);MONTH([.G970]);DAY([.G970]));&quot;MMM&quot;))">
            <text:p/>
          </table:table-cell>
          <table:table-cell table:style-name="ce70" table:formula="of:=IF([.D970]=&quot;&quot;;&quot;&quot;;TEXT(DATE(YEAR([.D970]);MONTH([.D970]);DAY([.D97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1]=&quot;&quot;;&quot;&quot;;VLOOKUP([.K971];[Contas.$A$1:.$C$54];2;0))">
            <text:p><text:s text:c="2"/></text:p>
          </table:table-cell>
          <table:table-cell table:style-name="ce15" table:formula="of:=IF([.K971]=&quot;&quot;;&quot;&quot;;VLOOKUP([.K971];[Contas.$A$1:.$C$54];3;0))">
            <text:p><text:s text:c="2"/></text:p>
          </table:table-cell>
          <table:table-cell table:style-name="ce16" table:formula="of:=IF([.G971]&lt;&gt;&quot;&quot;;&quot;Pago&quot;;IF(AND([.G971]=&quot;&quot;;[.E971]&lt;&gt;&quot;&quot;;[.F971]&lt;&gt;&quot;&quot;;TODAY()&gt;=[.D971]);&quot;Vencido&quot;;IF(AND([.E971]=&quot;&quot;;[.F971]=&quot;&quot;;[.G971]=&quot;&quot;;[.H971]=&quot;&quot;);&quot;&quot;;&quot;A Vencer&quot;)))">
            <text:p><text:s text:c="2"/></text:p>
          </table:table-cell>
          <table:table-cell table:style-name="ce41" table:formula="of:=IF([.H971]=&quot;&quot;;&quot;&quot;;[.H971]-[.C971])">
            <text:p/>
          </table:table-cell>
          <table:table-cell table:style-name="ce62" table:formula="of:=IF([.A971]=&quot;&quot;;&quot;&quot;;TEXT(DATE(YEAR([.A971]);MONTH([.A971]);DAY([.A971]));&quot;AAAA&quot;))">
            <text:p/>
          </table:table-cell>
          <table:table-cell table:style-name="ce62" table:formula="of:=IF([.D971]=&quot;&quot;;&quot;&quot;;TEXT(DATE(YEAR([.D971]);MONTH([.D971]);DAY([.D971]));&quot;AAAA&quot;))">
            <text:p/>
          </table:table-cell>
          <table:table-cell table:style-name="ce62" table:formula="of:=IF([.G971]=&quot;&quot;;&quot;&quot;;TEXT(DATE(YEAR([.G971]);MONTH([.G971]);DAY([.G971]));&quot;AAAA&quot;))">
            <text:p/>
          </table:table-cell>
          <table:table-cell table:style-name="ce62" table:formula="of:=IF([.A971]=&quot;&quot;;&quot;&quot;;TEXT(DATE(YEAR([.A971]);MONTH([.A971]);DAY([.A971]));&quot;MMM&quot;))">
            <text:p/>
          </table:table-cell>
          <table:table-cell table:style-name="ce62" table:formula="of:=IF([.D971]=&quot;&quot;;&quot;&quot;;TEXT(DATE(YEAR([.D971]);MONTH([.D971]);DAY([.D971]));&quot;MMM&quot;))">
            <text:p/>
          </table:table-cell>
          <table:table-cell table:style-name="ce62" table:formula="of:=IF([.G971]=&quot;&quot;;&quot;&quot;;TEXT(DATE(YEAR([.G971]);MONTH([.G971]);DAY([.G971]));&quot;MMM&quot;))">
            <text:p/>
          </table:table-cell>
          <table:table-cell table:style-name="ce70" table:formula="of:=IF([.D971]=&quot;&quot;;&quot;&quot;;TEXT(DATE(YEAR([.D971]);MONTH([.D971]);DAY([.D97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2]=&quot;&quot;;&quot;&quot;;VLOOKUP([.K972];[Contas.$A$1:.$C$54];2;0))">
            <text:p><text:s text:c="2"/></text:p>
          </table:table-cell>
          <table:table-cell table:style-name="ce15" table:formula="of:=IF([.K972]=&quot;&quot;;&quot;&quot;;VLOOKUP([.K972];[Contas.$A$1:.$C$54];3;0))">
            <text:p><text:s text:c="2"/></text:p>
          </table:table-cell>
          <table:table-cell table:style-name="ce16" table:formula="of:=IF([.G972]&lt;&gt;&quot;&quot;;&quot;Pago&quot;;IF(AND([.G972]=&quot;&quot;;[.E972]&lt;&gt;&quot;&quot;;[.F972]&lt;&gt;&quot;&quot;;TODAY()&gt;=[.D972]);&quot;Vencido&quot;;IF(AND([.E972]=&quot;&quot;;[.F972]=&quot;&quot;;[.G972]=&quot;&quot;;[.H972]=&quot;&quot;);&quot;&quot;;&quot;A Vencer&quot;)))">
            <text:p><text:s text:c="2"/></text:p>
          </table:table-cell>
          <table:table-cell table:style-name="ce41" table:formula="of:=IF([.H972]=&quot;&quot;;&quot;&quot;;[.H972]-[.C972])">
            <text:p/>
          </table:table-cell>
          <table:table-cell table:style-name="ce62" table:formula="of:=IF([.A972]=&quot;&quot;;&quot;&quot;;TEXT(DATE(YEAR([.A972]);MONTH([.A972]);DAY([.A972]));&quot;AAAA&quot;))">
            <text:p/>
          </table:table-cell>
          <table:table-cell table:style-name="ce62" table:formula="of:=IF([.D972]=&quot;&quot;;&quot;&quot;;TEXT(DATE(YEAR([.D972]);MONTH([.D972]);DAY([.D972]));&quot;AAAA&quot;))">
            <text:p/>
          </table:table-cell>
          <table:table-cell table:style-name="ce62" table:formula="of:=IF([.G972]=&quot;&quot;;&quot;&quot;;TEXT(DATE(YEAR([.G972]);MONTH([.G972]);DAY([.G972]));&quot;AAAA&quot;))">
            <text:p/>
          </table:table-cell>
          <table:table-cell table:style-name="ce62" table:formula="of:=IF([.A972]=&quot;&quot;;&quot;&quot;;TEXT(DATE(YEAR([.A972]);MONTH([.A972]);DAY([.A972]));&quot;MMM&quot;))">
            <text:p/>
          </table:table-cell>
          <table:table-cell table:style-name="ce62" table:formula="of:=IF([.D972]=&quot;&quot;;&quot;&quot;;TEXT(DATE(YEAR([.D972]);MONTH([.D972]);DAY([.D972]));&quot;MMM&quot;))">
            <text:p/>
          </table:table-cell>
          <table:table-cell table:style-name="ce62" table:formula="of:=IF([.G972]=&quot;&quot;;&quot;&quot;;TEXT(DATE(YEAR([.G972]);MONTH([.G972]);DAY([.G972]));&quot;MMM&quot;))">
            <text:p/>
          </table:table-cell>
          <table:table-cell table:style-name="ce70" table:formula="of:=IF([.D972]=&quot;&quot;;&quot;&quot;;TEXT(DATE(YEAR([.D972]);MONTH([.D972]);DAY([.D97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3]=&quot;&quot;;&quot;&quot;;VLOOKUP([.K973];[Contas.$A$1:.$C$54];2;0))">
            <text:p><text:s text:c="2"/></text:p>
          </table:table-cell>
          <table:table-cell table:style-name="ce15" table:formula="of:=IF([.K973]=&quot;&quot;;&quot;&quot;;VLOOKUP([.K973];[Contas.$A$1:.$C$54];3;0))">
            <text:p><text:s text:c="2"/></text:p>
          </table:table-cell>
          <table:table-cell table:style-name="ce16" table:formula="of:=IF([.G973]&lt;&gt;&quot;&quot;;&quot;Pago&quot;;IF(AND([.G973]=&quot;&quot;;[.E973]&lt;&gt;&quot;&quot;;[.F973]&lt;&gt;&quot;&quot;;TODAY()&gt;=[.D973]);&quot;Vencido&quot;;IF(AND([.E973]=&quot;&quot;;[.F973]=&quot;&quot;;[.G973]=&quot;&quot;;[.H973]=&quot;&quot;);&quot;&quot;;&quot;A Vencer&quot;)))">
            <text:p><text:s text:c="2"/></text:p>
          </table:table-cell>
          <table:table-cell table:style-name="ce41" table:formula="of:=IF([.H973]=&quot;&quot;;&quot;&quot;;[.H973]-[.C973])">
            <text:p/>
          </table:table-cell>
          <table:table-cell table:style-name="ce62" table:formula="of:=IF([.A973]=&quot;&quot;;&quot;&quot;;TEXT(DATE(YEAR([.A973]);MONTH([.A973]);DAY([.A973]));&quot;AAAA&quot;))">
            <text:p/>
          </table:table-cell>
          <table:table-cell table:style-name="ce62" table:formula="of:=IF([.D973]=&quot;&quot;;&quot;&quot;;TEXT(DATE(YEAR([.D973]);MONTH([.D973]);DAY([.D973]));&quot;AAAA&quot;))">
            <text:p/>
          </table:table-cell>
          <table:table-cell table:style-name="ce62" table:formula="of:=IF([.G973]=&quot;&quot;;&quot;&quot;;TEXT(DATE(YEAR([.G973]);MONTH([.G973]);DAY([.G973]));&quot;AAAA&quot;))">
            <text:p/>
          </table:table-cell>
          <table:table-cell table:style-name="ce62" table:formula="of:=IF([.A973]=&quot;&quot;;&quot;&quot;;TEXT(DATE(YEAR([.A973]);MONTH([.A973]);DAY([.A973]));&quot;MMM&quot;))">
            <text:p/>
          </table:table-cell>
          <table:table-cell table:style-name="ce62" table:formula="of:=IF([.D973]=&quot;&quot;;&quot;&quot;;TEXT(DATE(YEAR([.D973]);MONTH([.D973]);DAY([.D973]));&quot;MMM&quot;))">
            <text:p/>
          </table:table-cell>
          <table:table-cell table:style-name="ce62" table:formula="of:=IF([.G973]=&quot;&quot;;&quot;&quot;;TEXT(DATE(YEAR([.G973]);MONTH([.G973]);DAY([.G973]));&quot;MMM&quot;))">
            <text:p/>
          </table:table-cell>
          <table:table-cell table:style-name="ce70" table:formula="of:=IF([.D973]=&quot;&quot;;&quot;&quot;;TEXT(DATE(YEAR([.D973]);MONTH([.D973]);DAY([.D97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4]=&quot;&quot;;&quot;&quot;;VLOOKUP([.K974];[Contas.$A$1:.$C$54];2;0))">
            <text:p><text:s text:c="2"/></text:p>
          </table:table-cell>
          <table:table-cell table:style-name="ce15" table:formula="of:=IF([.K974]=&quot;&quot;;&quot;&quot;;VLOOKUP([.K974];[Contas.$A$1:.$C$54];3;0))">
            <text:p><text:s text:c="2"/></text:p>
          </table:table-cell>
          <table:table-cell table:style-name="ce16" table:formula="of:=IF([.G974]&lt;&gt;&quot;&quot;;&quot;Pago&quot;;IF(AND([.G974]=&quot;&quot;;[.E974]&lt;&gt;&quot;&quot;;[.F974]&lt;&gt;&quot;&quot;;TODAY()&gt;=[.D974]);&quot;Vencido&quot;;IF(AND([.E974]=&quot;&quot;;[.F974]=&quot;&quot;;[.G974]=&quot;&quot;;[.H974]=&quot;&quot;);&quot;&quot;;&quot;A Vencer&quot;)))">
            <text:p><text:s text:c="2"/></text:p>
          </table:table-cell>
          <table:table-cell table:style-name="ce41" table:formula="of:=IF([.H974]=&quot;&quot;;&quot;&quot;;[.H974]-[.C974])">
            <text:p/>
          </table:table-cell>
          <table:table-cell table:style-name="ce62" table:formula="of:=IF([.A974]=&quot;&quot;;&quot;&quot;;TEXT(DATE(YEAR([.A974]);MONTH([.A974]);DAY([.A974]));&quot;AAAA&quot;))">
            <text:p/>
          </table:table-cell>
          <table:table-cell table:style-name="ce62" table:formula="of:=IF([.D974]=&quot;&quot;;&quot;&quot;;TEXT(DATE(YEAR([.D974]);MONTH([.D974]);DAY([.D974]));&quot;AAAA&quot;))">
            <text:p/>
          </table:table-cell>
          <table:table-cell table:style-name="ce62" table:formula="of:=IF([.G974]=&quot;&quot;;&quot;&quot;;TEXT(DATE(YEAR([.G974]);MONTH([.G974]);DAY([.G974]));&quot;AAAA&quot;))">
            <text:p/>
          </table:table-cell>
          <table:table-cell table:style-name="ce62" table:formula="of:=IF([.A974]=&quot;&quot;;&quot;&quot;;TEXT(DATE(YEAR([.A974]);MONTH([.A974]);DAY([.A974]));&quot;MMM&quot;))">
            <text:p/>
          </table:table-cell>
          <table:table-cell table:style-name="ce62" table:formula="of:=IF([.D974]=&quot;&quot;;&quot;&quot;;TEXT(DATE(YEAR([.D974]);MONTH([.D974]);DAY([.D974]));&quot;MMM&quot;))">
            <text:p/>
          </table:table-cell>
          <table:table-cell table:style-name="ce62" table:formula="of:=IF([.G974]=&quot;&quot;;&quot;&quot;;TEXT(DATE(YEAR([.G974]);MONTH([.G974]);DAY([.G974]));&quot;MMM&quot;))">
            <text:p/>
          </table:table-cell>
          <table:table-cell table:style-name="ce70" table:formula="of:=IF([.D974]=&quot;&quot;;&quot;&quot;;TEXT(DATE(YEAR([.D974]);MONTH([.D974]);DAY([.D97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5]=&quot;&quot;;&quot;&quot;;VLOOKUP([.K975];[Contas.$A$1:.$C$54];2;0))">
            <text:p><text:s text:c="2"/></text:p>
          </table:table-cell>
          <table:table-cell table:style-name="ce15" table:formula="of:=IF([.K975]=&quot;&quot;;&quot;&quot;;VLOOKUP([.K975];[Contas.$A$1:.$C$54];3;0))">
            <text:p><text:s text:c="2"/></text:p>
          </table:table-cell>
          <table:table-cell table:style-name="ce16" table:formula="of:=IF([.G975]&lt;&gt;&quot;&quot;;&quot;Pago&quot;;IF(AND([.G975]=&quot;&quot;;[.E975]&lt;&gt;&quot;&quot;;[.F975]&lt;&gt;&quot;&quot;;TODAY()&gt;=[.D975]);&quot;Vencido&quot;;IF(AND([.E975]=&quot;&quot;;[.F975]=&quot;&quot;;[.G975]=&quot;&quot;;[.H975]=&quot;&quot;);&quot;&quot;;&quot;A Vencer&quot;)))">
            <text:p><text:s text:c="2"/></text:p>
          </table:table-cell>
          <table:table-cell table:style-name="ce41" table:formula="of:=IF([.H975]=&quot;&quot;;&quot;&quot;;[.H975]-[.C975])">
            <text:p/>
          </table:table-cell>
          <table:table-cell table:style-name="ce62" table:formula="of:=IF([.A975]=&quot;&quot;;&quot;&quot;;TEXT(DATE(YEAR([.A975]);MONTH([.A975]);DAY([.A975]));&quot;AAAA&quot;))">
            <text:p/>
          </table:table-cell>
          <table:table-cell table:style-name="ce62" table:formula="of:=IF([.D975]=&quot;&quot;;&quot;&quot;;TEXT(DATE(YEAR([.D975]);MONTH([.D975]);DAY([.D975]));&quot;AAAA&quot;))">
            <text:p/>
          </table:table-cell>
          <table:table-cell table:style-name="ce62" table:formula="of:=IF([.G975]=&quot;&quot;;&quot;&quot;;TEXT(DATE(YEAR([.G975]);MONTH([.G975]);DAY([.G975]));&quot;AAAA&quot;))">
            <text:p/>
          </table:table-cell>
          <table:table-cell table:style-name="ce62" table:formula="of:=IF([.A975]=&quot;&quot;;&quot;&quot;;TEXT(DATE(YEAR([.A975]);MONTH([.A975]);DAY([.A975]));&quot;MMM&quot;))">
            <text:p/>
          </table:table-cell>
          <table:table-cell table:style-name="ce62" table:formula="of:=IF([.D975]=&quot;&quot;;&quot;&quot;;TEXT(DATE(YEAR([.D975]);MONTH([.D975]);DAY([.D975]));&quot;MMM&quot;))">
            <text:p/>
          </table:table-cell>
          <table:table-cell table:style-name="ce62" table:formula="of:=IF([.G975]=&quot;&quot;;&quot;&quot;;TEXT(DATE(YEAR([.G975]);MONTH([.G975]);DAY([.G975]));&quot;MMM&quot;))">
            <text:p/>
          </table:table-cell>
          <table:table-cell table:style-name="ce70" table:formula="of:=IF([.D975]=&quot;&quot;;&quot;&quot;;TEXT(DATE(YEAR([.D975]);MONTH([.D975]);DAY([.D97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6]=&quot;&quot;;&quot;&quot;;VLOOKUP([.K976];[Contas.$A$1:.$C$54];2;0))">
            <text:p><text:s text:c="2"/></text:p>
          </table:table-cell>
          <table:table-cell table:style-name="ce15" table:formula="of:=IF([.K976]=&quot;&quot;;&quot;&quot;;VLOOKUP([.K976];[Contas.$A$1:.$C$54];3;0))">
            <text:p><text:s text:c="2"/></text:p>
          </table:table-cell>
          <table:table-cell table:style-name="ce16" table:formula="of:=IF([.G976]&lt;&gt;&quot;&quot;;&quot;Pago&quot;;IF(AND([.G976]=&quot;&quot;;[.E976]&lt;&gt;&quot;&quot;;[.F976]&lt;&gt;&quot;&quot;;TODAY()&gt;=[.D976]);&quot;Vencido&quot;;IF(AND([.E976]=&quot;&quot;;[.F976]=&quot;&quot;;[.G976]=&quot;&quot;;[.H976]=&quot;&quot;);&quot;&quot;;&quot;A Vencer&quot;)))">
            <text:p><text:s text:c="2"/></text:p>
          </table:table-cell>
          <table:table-cell table:style-name="ce41" table:formula="of:=IF([.H976]=&quot;&quot;;&quot;&quot;;[.H976]-[.C976])">
            <text:p/>
          </table:table-cell>
          <table:table-cell table:style-name="ce62" table:formula="of:=IF([.A976]=&quot;&quot;;&quot;&quot;;TEXT(DATE(YEAR([.A976]);MONTH([.A976]);DAY([.A976]));&quot;AAAA&quot;))">
            <text:p/>
          </table:table-cell>
          <table:table-cell table:style-name="ce62" table:formula="of:=IF([.D976]=&quot;&quot;;&quot;&quot;;TEXT(DATE(YEAR([.D976]);MONTH([.D976]);DAY([.D976]));&quot;AAAA&quot;))">
            <text:p/>
          </table:table-cell>
          <table:table-cell table:style-name="ce62" table:formula="of:=IF([.G976]=&quot;&quot;;&quot;&quot;;TEXT(DATE(YEAR([.G976]);MONTH([.G976]);DAY([.G976]));&quot;AAAA&quot;))">
            <text:p/>
          </table:table-cell>
          <table:table-cell table:style-name="ce62" table:formula="of:=IF([.A976]=&quot;&quot;;&quot;&quot;;TEXT(DATE(YEAR([.A976]);MONTH([.A976]);DAY([.A976]));&quot;MMM&quot;))">
            <text:p/>
          </table:table-cell>
          <table:table-cell table:style-name="ce62" table:formula="of:=IF([.D976]=&quot;&quot;;&quot;&quot;;TEXT(DATE(YEAR([.D976]);MONTH([.D976]);DAY([.D976]));&quot;MMM&quot;))">
            <text:p/>
          </table:table-cell>
          <table:table-cell table:style-name="ce62" table:formula="of:=IF([.G976]=&quot;&quot;;&quot;&quot;;TEXT(DATE(YEAR([.G976]);MONTH([.G976]);DAY([.G976]));&quot;MMM&quot;))">
            <text:p/>
          </table:table-cell>
          <table:table-cell table:style-name="ce70" table:formula="of:=IF([.D976]=&quot;&quot;;&quot;&quot;;TEXT(DATE(YEAR([.D976]);MONTH([.D976]);DAY([.D97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7]=&quot;&quot;;&quot;&quot;;VLOOKUP([.K977];[Contas.$A$1:.$C$54];2;0))">
            <text:p><text:s text:c="2"/></text:p>
          </table:table-cell>
          <table:table-cell table:style-name="ce15" table:formula="of:=IF([.K977]=&quot;&quot;;&quot;&quot;;VLOOKUP([.K977];[Contas.$A$1:.$C$54];3;0))">
            <text:p><text:s text:c="2"/></text:p>
          </table:table-cell>
          <table:table-cell table:style-name="ce16" table:formula="of:=IF([.G977]&lt;&gt;&quot;&quot;;&quot;Pago&quot;;IF(AND([.G977]=&quot;&quot;;[.E977]&lt;&gt;&quot;&quot;;[.F977]&lt;&gt;&quot;&quot;;TODAY()&gt;=[.D977]);&quot;Vencido&quot;;IF(AND([.E977]=&quot;&quot;;[.F977]=&quot;&quot;;[.G977]=&quot;&quot;;[.H977]=&quot;&quot;);&quot;&quot;;&quot;A Vencer&quot;)))">
            <text:p><text:s text:c="2"/></text:p>
          </table:table-cell>
          <table:table-cell table:style-name="ce41" table:formula="of:=IF([.H977]=&quot;&quot;;&quot;&quot;;[.H977]-[.C977])">
            <text:p/>
          </table:table-cell>
          <table:table-cell table:style-name="ce62" table:formula="of:=IF([.A977]=&quot;&quot;;&quot;&quot;;TEXT(DATE(YEAR([.A977]);MONTH([.A977]);DAY([.A977]));&quot;AAAA&quot;))">
            <text:p/>
          </table:table-cell>
          <table:table-cell table:style-name="ce62" table:formula="of:=IF([.D977]=&quot;&quot;;&quot;&quot;;TEXT(DATE(YEAR([.D977]);MONTH([.D977]);DAY([.D977]));&quot;AAAA&quot;))">
            <text:p/>
          </table:table-cell>
          <table:table-cell table:style-name="ce62" table:formula="of:=IF([.G977]=&quot;&quot;;&quot;&quot;;TEXT(DATE(YEAR([.G977]);MONTH([.G977]);DAY([.G977]));&quot;AAAA&quot;))">
            <text:p/>
          </table:table-cell>
          <table:table-cell table:style-name="ce62" table:formula="of:=IF([.A977]=&quot;&quot;;&quot;&quot;;TEXT(DATE(YEAR([.A977]);MONTH([.A977]);DAY([.A977]));&quot;MMM&quot;))">
            <text:p/>
          </table:table-cell>
          <table:table-cell table:style-name="ce62" table:formula="of:=IF([.D977]=&quot;&quot;;&quot;&quot;;TEXT(DATE(YEAR([.D977]);MONTH([.D977]);DAY([.D977]));&quot;MMM&quot;))">
            <text:p/>
          </table:table-cell>
          <table:table-cell table:style-name="ce62" table:formula="of:=IF([.G977]=&quot;&quot;;&quot;&quot;;TEXT(DATE(YEAR([.G977]);MONTH([.G977]);DAY([.G977]));&quot;MMM&quot;))">
            <text:p/>
          </table:table-cell>
          <table:table-cell table:style-name="ce70" table:formula="of:=IF([.D977]=&quot;&quot;;&quot;&quot;;TEXT(DATE(YEAR([.D977]);MONTH([.D977]);DAY([.D97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8]=&quot;&quot;;&quot;&quot;;VLOOKUP([.K978];[Contas.$A$1:.$C$54];2;0))">
            <text:p><text:s text:c="2"/></text:p>
          </table:table-cell>
          <table:table-cell table:style-name="ce15" table:formula="of:=IF([.K978]=&quot;&quot;;&quot;&quot;;VLOOKUP([.K978];[Contas.$A$1:.$C$54];3;0))">
            <text:p><text:s text:c="2"/></text:p>
          </table:table-cell>
          <table:table-cell table:style-name="ce16" table:formula="of:=IF([.G978]&lt;&gt;&quot;&quot;;&quot;Pago&quot;;IF(AND([.G978]=&quot;&quot;;[.E978]&lt;&gt;&quot;&quot;;[.F978]&lt;&gt;&quot;&quot;;TODAY()&gt;=[.D978]);&quot;Vencido&quot;;IF(AND([.E978]=&quot;&quot;;[.F978]=&quot;&quot;;[.G978]=&quot;&quot;;[.H978]=&quot;&quot;);&quot;&quot;;&quot;A Vencer&quot;)))">
            <text:p><text:s text:c="2"/></text:p>
          </table:table-cell>
          <table:table-cell table:style-name="ce41" table:formula="of:=IF([.H978]=&quot;&quot;;&quot;&quot;;[.H978]-[.C978])">
            <text:p/>
          </table:table-cell>
          <table:table-cell table:style-name="ce62" table:formula="of:=IF([.A978]=&quot;&quot;;&quot;&quot;;TEXT(DATE(YEAR([.A978]);MONTH([.A978]);DAY([.A978]));&quot;AAAA&quot;))">
            <text:p/>
          </table:table-cell>
          <table:table-cell table:style-name="ce62" table:formula="of:=IF([.D978]=&quot;&quot;;&quot;&quot;;TEXT(DATE(YEAR([.D978]);MONTH([.D978]);DAY([.D978]));&quot;AAAA&quot;))">
            <text:p/>
          </table:table-cell>
          <table:table-cell table:style-name="ce62" table:formula="of:=IF([.G978]=&quot;&quot;;&quot;&quot;;TEXT(DATE(YEAR([.G978]);MONTH([.G978]);DAY([.G978]));&quot;AAAA&quot;))">
            <text:p/>
          </table:table-cell>
          <table:table-cell table:style-name="ce62" table:formula="of:=IF([.A978]=&quot;&quot;;&quot;&quot;;TEXT(DATE(YEAR([.A978]);MONTH([.A978]);DAY([.A978]));&quot;MMM&quot;))">
            <text:p/>
          </table:table-cell>
          <table:table-cell table:style-name="ce62" table:formula="of:=IF([.D978]=&quot;&quot;;&quot;&quot;;TEXT(DATE(YEAR([.D978]);MONTH([.D978]);DAY([.D978]));&quot;MMM&quot;))">
            <text:p/>
          </table:table-cell>
          <table:table-cell table:style-name="ce62" table:formula="of:=IF([.G978]=&quot;&quot;;&quot;&quot;;TEXT(DATE(YEAR([.G978]);MONTH([.G978]);DAY([.G978]));&quot;MMM&quot;))">
            <text:p/>
          </table:table-cell>
          <table:table-cell table:style-name="ce70" table:formula="of:=IF([.D978]=&quot;&quot;;&quot;&quot;;TEXT(DATE(YEAR([.D978]);MONTH([.D978]);DAY([.D97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79]=&quot;&quot;;&quot;&quot;;VLOOKUP([.K979];[Contas.$A$1:.$C$54];2;0))">
            <text:p><text:s text:c="2"/></text:p>
          </table:table-cell>
          <table:table-cell table:style-name="ce15" table:formula="of:=IF([.K979]=&quot;&quot;;&quot;&quot;;VLOOKUP([.K979];[Contas.$A$1:.$C$54];3;0))">
            <text:p><text:s text:c="2"/></text:p>
          </table:table-cell>
          <table:table-cell table:style-name="ce16" table:formula="of:=IF([.G979]&lt;&gt;&quot;&quot;;&quot;Pago&quot;;IF(AND([.G979]=&quot;&quot;;[.E979]&lt;&gt;&quot;&quot;;[.F979]&lt;&gt;&quot;&quot;;TODAY()&gt;=[.D979]);&quot;Vencido&quot;;IF(AND([.E979]=&quot;&quot;;[.F979]=&quot;&quot;;[.G979]=&quot;&quot;;[.H979]=&quot;&quot;);&quot;&quot;;&quot;A Vencer&quot;)))">
            <text:p><text:s text:c="2"/></text:p>
          </table:table-cell>
          <table:table-cell table:style-name="ce41" table:formula="of:=IF([.H979]=&quot;&quot;;&quot;&quot;;[.H979]-[.C979])">
            <text:p/>
          </table:table-cell>
          <table:table-cell table:style-name="ce62" table:formula="of:=IF([.A979]=&quot;&quot;;&quot;&quot;;TEXT(DATE(YEAR([.A979]);MONTH([.A979]);DAY([.A979]));&quot;AAAA&quot;))">
            <text:p/>
          </table:table-cell>
          <table:table-cell table:style-name="ce62" table:formula="of:=IF([.D979]=&quot;&quot;;&quot;&quot;;TEXT(DATE(YEAR([.D979]);MONTH([.D979]);DAY([.D979]));&quot;AAAA&quot;))">
            <text:p/>
          </table:table-cell>
          <table:table-cell table:style-name="ce62" table:formula="of:=IF([.G979]=&quot;&quot;;&quot;&quot;;TEXT(DATE(YEAR([.G979]);MONTH([.G979]);DAY([.G979]));&quot;AAAA&quot;))">
            <text:p/>
          </table:table-cell>
          <table:table-cell table:style-name="ce62" table:formula="of:=IF([.A979]=&quot;&quot;;&quot;&quot;;TEXT(DATE(YEAR([.A979]);MONTH([.A979]);DAY([.A979]));&quot;MMM&quot;))">
            <text:p/>
          </table:table-cell>
          <table:table-cell table:style-name="ce62" table:formula="of:=IF([.D979]=&quot;&quot;;&quot;&quot;;TEXT(DATE(YEAR([.D979]);MONTH([.D979]);DAY([.D979]));&quot;MMM&quot;))">
            <text:p/>
          </table:table-cell>
          <table:table-cell table:style-name="ce62" table:formula="of:=IF([.G979]=&quot;&quot;;&quot;&quot;;TEXT(DATE(YEAR([.G979]);MONTH([.G979]);DAY([.G979]));&quot;MMM&quot;))">
            <text:p/>
          </table:table-cell>
          <table:table-cell table:style-name="ce70" table:formula="of:=IF([.D979]=&quot;&quot;;&quot;&quot;;TEXT(DATE(YEAR([.D979]);MONTH([.D979]);DAY([.D97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0]=&quot;&quot;;&quot;&quot;;VLOOKUP([.K980];[Contas.$A$1:.$C$54];2;0))">
            <text:p><text:s text:c="2"/></text:p>
          </table:table-cell>
          <table:table-cell table:style-name="ce15" table:formula="of:=IF([.K980]=&quot;&quot;;&quot;&quot;;VLOOKUP([.K980];[Contas.$A$1:.$C$54];3;0))">
            <text:p><text:s text:c="2"/></text:p>
          </table:table-cell>
          <table:table-cell table:style-name="ce16" table:formula="of:=IF([.G980]&lt;&gt;&quot;&quot;;&quot;Pago&quot;;IF(AND([.G980]=&quot;&quot;;[.E980]&lt;&gt;&quot;&quot;;[.F980]&lt;&gt;&quot;&quot;;TODAY()&gt;=[.D980]);&quot;Vencido&quot;;IF(AND([.E980]=&quot;&quot;;[.F980]=&quot;&quot;;[.G980]=&quot;&quot;;[.H980]=&quot;&quot;);&quot;&quot;;&quot;A Vencer&quot;)))">
            <text:p><text:s text:c="2"/></text:p>
          </table:table-cell>
          <table:table-cell table:style-name="ce41" table:formula="of:=IF([.H980]=&quot;&quot;;&quot;&quot;;[.H980]-[.C980])">
            <text:p/>
          </table:table-cell>
          <table:table-cell table:style-name="ce62" table:formula="of:=IF([.A980]=&quot;&quot;;&quot;&quot;;TEXT(DATE(YEAR([.A980]);MONTH([.A980]);DAY([.A980]));&quot;AAAA&quot;))">
            <text:p/>
          </table:table-cell>
          <table:table-cell table:style-name="ce62" table:formula="of:=IF([.D980]=&quot;&quot;;&quot;&quot;;TEXT(DATE(YEAR([.D980]);MONTH([.D980]);DAY([.D980]));&quot;AAAA&quot;))">
            <text:p/>
          </table:table-cell>
          <table:table-cell table:style-name="ce62" table:formula="of:=IF([.G980]=&quot;&quot;;&quot;&quot;;TEXT(DATE(YEAR([.G980]);MONTH([.G980]);DAY([.G980]));&quot;AAAA&quot;))">
            <text:p/>
          </table:table-cell>
          <table:table-cell table:style-name="ce62" table:formula="of:=IF([.A980]=&quot;&quot;;&quot;&quot;;TEXT(DATE(YEAR([.A980]);MONTH([.A980]);DAY([.A980]));&quot;MMM&quot;))">
            <text:p/>
          </table:table-cell>
          <table:table-cell table:style-name="ce62" table:formula="of:=IF([.D980]=&quot;&quot;;&quot;&quot;;TEXT(DATE(YEAR([.D980]);MONTH([.D980]);DAY([.D980]));&quot;MMM&quot;))">
            <text:p/>
          </table:table-cell>
          <table:table-cell table:style-name="ce62" table:formula="of:=IF([.G980]=&quot;&quot;;&quot;&quot;;TEXT(DATE(YEAR([.G980]);MONTH([.G980]);DAY([.G980]));&quot;MMM&quot;))">
            <text:p/>
          </table:table-cell>
          <table:table-cell table:style-name="ce70" table:formula="of:=IF([.D980]=&quot;&quot;;&quot;&quot;;TEXT(DATE(YEAR([.D980]);MONTH([.D980]);DAY([.D98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1]=&quot;&quot;;&quot;&quot;;VLOOKUP([.K981];[Contas.$A$1:.$C$54];2;0))">
            <text:p><text:s text:c="2"/></text:p>
          </table:table-cell>
          <table:table-cell table:style-name="ce15" table:formula="of:=IF([.K981]=&quot;&quot;;&quot;&quot;;VLOOKUP([.K981];[Contas.$A$1:.$C$54];3;0))">
            <text:p><text:s text:c="2"/></text:p>
          </table:table-cell>
          <table:table-cell table:style-name="ce16" table:formula="of:=IF([.G981]&lt;&gt;&quot;&quot;;&quot;Pago&quot;;IF(AND([.G981]=&quot;&quot;;[.E981]&lt;&gt;&quot;&quot;;[.F981]&lt;&gt;&quot;&quot;;TODAY()&gt;=[.D981]);&quot;Vencido&quot;;IF(AND([.E981]=&quot;&quot;;[.F981]=&quot;&quot;;[.G981]=&quot;&quot;;[.H981]=&quot;&quot;);&quot;&quot;;&quot;A Vencer&quot;)))">
            <text:p><text:s text:c="2"/></text:p>
          </table:table-cell>
          <table:table-cell table:style-name="ce41" table:formula="of:=IF([.H981]=&quot;&quot;;&quot;&quot;;[.H981]-[.C981])">
            <text:p/>
          </table:table-cell>
          <table:table-cell table:style-name="ce62" table:formula="of:=IF([.A981]=&quot;&quot;;&quot;&quot;;TEXT(DATE(YEAR([.A981]);MONTH([.A981]);DAY([.A981]));&quot;AAAA&quot;))">
            <text:p/>
          </table:table-cell>
          <table:table-cell table:style-name="ce62" table:formula="of:=IF([.D981]=&quot;&quot;;&quot;&quot;;TEXT(DATE(YEAR([.D981]);MONTH([.D981]);DAY([.D981]));&quot;AAAA&quot;))">
            <text:p/>
          </table:table-cell>
          <table:table-cell table:style-name="ce62" table:formula="of:=IF([.G981]=&quot;&quot;;&quot;&quot;;TEXT(DATE(YEAR([.G981]);MONTH([.G981]);DAY([.G981]));&quot;AAAA&quot;))">
            <text:p/>
          </table:table-cell>
          <table:table-cell table:style-name="ce62" table:formula="of:=IF([.A981]=&quot;&quot;;&quot;&quot;;TEXT(DATE(YEAR([.A981]);MONTH([.A981]);DAY([.A981]));&quot;MMM&quot;))">
            <text:p/>
          </table:table-cell>
          <table:table-cell table:style-name="ce62" table:formula="of:=IF([.D981]=&quot;&quot;;&quot;&quot;;TEXT(DATE(YEAR([.D981]);MONTH([.D981]);DAY([.D981]));&quot;MMM&quot;))">
            <text:p/>
          </table:table-cell>
          <table:table-cell table:style-name="ce62" table:formula="of:=IF([.G981]=&quot;&quot;;&quot;&quot;;TEXT(DATE(YEAR([.G981]);MONTH([.G981]);DAY([.G981]));&quot;MMM&quot;))">
            <text:p/>
          </table:table-cell>
          <table:table-cell table:style-name="ce70" table:formula="of:=IF([.D981]=&quot;&quot;;&quot;&quot;;TEXT(DATE(YEAR([.D981]);MONTH([.D981]);DAY([.D981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2]=&quot;&quot;;&quot;&quot;;VLOOKUP([.K982];[Contas.$A$1:.$C$54];2;0))">
            <text:p><text:s text:c="2"/></text:p>
          </table:table-cell>
          <table:table-cell table:style-name="ce15" table:formula="of:=IF([.K982]=&quot;&quot;;&quot;&quot;;VLOOKUP([.K982];[Contas.$A$1:.$C$54];3;0))">
            <text:p><text:s text:c="2"/></text:p>
          </table:table-cell>
          <table:table-cell table:style-name="ce16" table:formula="of:=IF([.G982]&lt;&gt;&quot;&quot;;&quot;Pago&quot;;IF(AND([.G982]=&quot;&quot;;[.E982]&lt;&gt;&quot;&quot;;[.F982]&lt;&gt;&quot;&quot;;TODAY()&gt;=[.D982]);&quot;Vencido&quot;;IF(AND([.E982]=&quot;&quot;;[.F982]=&quot;&quot;;[.G982]=&quot;&quot;;[.H982]=&quot;&quot;);&quot;&quot;;&quot;A Vencer&quot;)))">
            <text:p><text:s text:c="2"/></text:p>
          </table:table-cell>
          <table:table-cell table:style-name="ce41" table:formula="of:=IF([.H982]=&quot;&quot;;&quot;&quot;;[.H982]-[.C982])">
            <text:p/>
          </table:table-cell>
          <table:table-cell table:style-name="ce62" table:formula="of:=IF([.A982]=&quot;&quot;;&quot;&quot;;TEXT(DATE(YEAR([.A982]);MONTH([.A982]);DAY([.A982]));&quot;AAAA&quot;))">
            <text:p/>
          </table:table-cell>
          <table:table-cell table:style-name="ce62" table:formula="of:=IF([.D982]=&quot;&quot;;&quot;&quot;;TEXT(DATE(YEAR([.D982]);MONTH([.D982]);DAY([.D982]));&quot;AAAA&quot;))">
            <text:p/>
          </table:table-cell>
          <table:table-cell table:style-name="ce62" table:formula="of:=IF([.G982]=&quot;&quot;;&quot;&quot;;TEXT(DATE(YEAR([.G982]);MONTH([.G982]);DAY([.G982]));&quot;AAAA&quot;))">
            <text:p/>
          </table:table-cell>
          <table:table-cell table:style-name="ce62" table:formula="of:=IF([.A982]=&quot;&quot;;&quot;&quot;;TEXT(DATE(YEAR([.A982]);MONTH([.A982]);DAY([.A982]));&quot;MMM&quot;))">
            <text:p/>
          </table:table-cell>
          <table:table-cell table:style-name="ce62" table:formula="of:=IF([.D982]=&quot;&quot;;&quot;&quot;;TEXT(DATE(YEAR([.D982]);MONTH([.D982]);DAY([.D982]));&quot;MMM&quot;))">
            <text:p/>
          </table:table-cell>
          <table:table-cell table:style-name="ce62" table:formula="of:=IF([.G982]=&quot;&quot;;&quot;&quot;;TEXT(DATE(YEAR([.G982]);MONTH([.G982]);DAY([.G982]));&quot;MMM&quot;))">
            <text:p/>
          </table:table-cell>
          <table:table-cell table:style-name="ce70" table:formula="of:=IF([.D982]=&quot;&quot;;&quot;&quot;;TEXT(DATE(YEAR([.D982]);MONTH([.D982]);DAY([.D982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3]=&quot;&quot;;&quot;&quot;;VLOOKUP([.K983];[Contas.$A$1:.$C$54];2;0))">
            <text:p><text:s text:c="2"/></text:p>
          </table:table-cell>
          <table:table-cell table:style-name="ce15" table:formula="of:=IF([.K983]=&quot;&quot;;&quot;&quot;;VLOOKUP([.K983];[Contas.$A$1:.$C$54];3;0))">
            <text:p><text:s text:c="2"/></text:p>
          </table:table-cell>
          <table:table-cell table:style-name="ce16" table:formula="of:=IF([.G983]&lt;&gt;&quot;&quot;;&quot;Pago&quot;;IF(AND([.G983]=&quot;&quot;;[.E983]&lt;&gt;&quot;&quot;;[.F983]&lt;&gt;&quot;&quot;;TODAY()&gt;=[.D983]);&quot;Vencido&quot;;IF(AND([.E983]=&quot;&quot;;[.F983]=&quot;&quot;;[.G983]=&quot;&quot;;[.H983]=&quot;&quot;);&quot;&quot;;&quot;A Vencer&quot;)))">
            <text:p><text:s text:c="2"/></text:p>
          </table:table-cell>
          <table:table-cell table:style-name="ce41" table:formula="of:=IF([.H983]=&quot;&quot;;&quot;&quot;;[.H983]-[.C983])">
            <text:p/>
          </table:table-cell>
          <table:table-cell table:style-name="ce62" table:formula="of:=IF([.A983]=&quot;&quot;;&quot;&quot;;TEXT(DATE(YEAR([.A983]);MONTH([.A983]);DAY([.A983]));&quot;AAAA&quot;))">
            <text:p/>
          </table:table-cell>
          <table:table-cell table:style-name="ce62" table:formula="of:=IF([.D983]=&quot;&quot;;&quot;&quot;;TEXT(DATE(YEAR([.D983]);MONTH([.D983]);DAY([.D983]));&quot;AAAA&quot;))">
            <text:p/>
          </table:table-cell>
          <table:table-cell table:style-name="ce62" table:formula="of:=IF([.G983]=&quot;&quot;;&quot;&quot;;TEXT(DATE(YEAR([.G983]);MONTH([.G983]);DAY([.G983]));&quot;AAAA&quot;))">
            <text:p/>
          </table:table-cell>
          <table:table-cell table:style-name="ce62" table:formula="of:=IF([.A983]=&quot;&quot;;&quot;&quot;;TEXT(DATE(YEAR([.A983]);MONTH([.A983]);DAY([.A983]));&quot;MMM&quot;))">
            <text:p/>
          </table:table-cell>
          <table:table-cell table:style-name="ce62" table:formula="of:=IF([.D983]=&quot;&quot;;&quot;&quot;;TEXT(DATE(YEAR([.D983]);MONTH([.D983]);DAY([.D983]));&quot;MMM&quot;))">
            <text:p/>
          </table:table-cell>
          <table:table-cell table:style-name="ce62" table:formula="of:=IF([.G983]=&quot;&quot;;&quot;&quot;;TEXT(DATE(YEAR([.G983]);MONTH([.G983]);DAY([.G983]));&quot;MMM&quot;))">
            <text:p/>
          </table:table-cell>
          <table:table-cell table:style-name="ce70" table:formula="of:=IF([.D983]=&quot;&quot;;&quot;&quot;;TEXT(DATE(YEAR([.D983]);MONTH([.D983]);DAY([.D983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4]=&quot;&quot;;&quot;&quot;;VLOOKUP([.K984];[Contas.$A$1:.$C$54];2;0))">
            <text:p><text:s text:c="2"/></text:p>
          </table:table-cell>
          <table:table-cell table:style-name="ce15" table:formula="of:=IF([.K984]=&quot;&quot;;&quot;&quot;;VLOOKUP([.K984];[Contas.$A$1:.$C$54];3;0))">
            <text:p><text:s text:c="2"/></text:p>
          </table:table-cell>
          <table:table-cell table:style-name="ce16" table:formula="of:=IF([.G984]&lt;&gt;&quot;&quot;;&quot;Pago&quot;;IF(AND([.G984]=&quot;&quot;;[.E984]&lt;&gt;&quot;&quot;;[.F984]&lt;&gt;&quot;&quot;;TODAY()&gt;=[.D984]);&quot;Vencido&quot;;IF(AND([.E984]=&quot;&quot;;[.F984]=&quot;&quot;;[.G984]=&quot;&quot;;[.H984]=&quot;&quot;);&quot;&quot;;&quot;A Vencer&quot;)))">
            <text:p><text:s text:c="2"/></text:p>
          </table:table-cell>
          <table:table-cell table:style-name="ce41" table:formula="of:=IF([.H984]=&quot;&quot;;&quot;&quot;;[.H984]-[.C984])">
            <text:p/>
          </table:table-cell>
          <table:table-cell table:style-name="ce62" table:formula="of:=IF([.A984]=&quot;&quot;;&quot;&quot;;TEXT(DATE(YEAR([.A984]);MONTH([.A984]);DAY([.A984]));&quot;AAAA&quot;))">
            <text:p/>
          </table:table-cell>
          <table:table-cell table:style-name="ce62" table:formula="of:=IF([.D984]=&quot;&quot;;&quot;&quot;;TEXT(DATE(YEAR([.D984]);MONTH([.D984]);DAY([.D984]));&quot;AAAA&quot;))">
            <text:p/>
          </table:table-cell>
          <table:table-cell table:style-name="ce62" table:formula="of:=IF([.G984]=&quot;&quot;;&quot;&quot;;TEXT(DATE(YEAR([.G984]);MONTH([.G984]);DAY([.G984]));&quot;AAAA&quot;))">
            <text:p/>
          </table:table-cell>
          <table:table-cell table:style-name="ce62" table:formula="of:=IF([.A984]=&quot;&quot;;&quot;&quot;;TEXT(DATE(YEAR([.A984]);MONTH([.A984]);DAY([.A984]));&quot;MMM&quot;))">
            <text:p/>
          </table:table-cell>
          <table:table-cell table:style-name="ce62" table:formula="of:=IF([.D984]=&quot;&quot;;&quot;&quot;;TEXT(DATE(YEAR([.D984]);MONTH([.D984]);DAY([.D984]));&quot;MMM&quot;))">
            <text:p/>
          </table:table-cell>
          <table:table-cell table:style-name="ce62" table:formula="of:=IF([.G984]=&quot;&quot;;&quot;&quot;;TEXT(DATE(YEAR([.G984]);MONTH([.G984]);DAY([.G984]));&quot;MMM&quot;))">
            <text:p/>
          </table:table-cell>
          <table:table-cell table:style-name="ce70" table:formula="of:=IF([.D984]=&quot;&quot;;&quot;&quot;;TEXT(DATE(YEAR([.D984]);MONTH([.D984]);DAY([.D984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5]=&quot;&quot;;&quot;&quot;;VLOOKUP([.K985];[Contas.$A$1:.$C$54];2;0))">
            <text:p><text:s text:c="2"/></text:p>
          </table:table-cell>
          <table:table-cell table:style-name="ce15" table:formula="of:=IF([.K985]=&quot;&quot;;&quot;&quot;;VLOOKUP([.K985];[Contas.$A$1:.$C$54];3;0))">
            <text:p><text:s text:c="2"/></text:p>
          </table:table-cell>
          <table:table-cell table:style-name="ce16" table:formula="of:=IF([.G985]&lt;&gt;&quot;&quot;;&quot;Pago&quot;;IF(AND([.G985]=&quot;&quot;;[.E985]&lt;&gt;&quot;&quot;;[.F985]&lt;&gt;&quot;&quot;;TODAY()&gt;=[.D985]);&quot;Vencido&quot;;IF(AND([.E985]=&quot;&quot;;[.F985]=&quot;&quot;;[.G985]=&quot;&quot;;[.H985]=&quot;&quot;);&quot;&quot;;&quot;A Vencer&quot;)))">
            <text:p><text:s text:c="2"/></text:p>
          </table:table-cell>
          <table:table-cell table:style-name="ce41" table:formula="of:=IF([.H985]=&quot;&quot;;&quot;&quot;;[.H985]-[.C985])">
            <text:p/>
          </table:table-cell>
          <table:table-cell table:style-name="ce62" table:formula="of:=IF([.A985]=&quot;&quot;;&quot;&quot;;TEXT(DATE(YEAR([.A985]);MONTH([.A985]);DAY([.A985]));&quot;AAAA&quot;))">
            <text:p/>
          </table:table-cell>
          <table:table-cell table:style-name="ce62" table:formula="of:=IF([.D985]=&quot;&quot;;&quot;&quot;;TEXT(DATE(YEAR([.D985]);MONTH([.D985]);DAY([.D985]));&quot;AAAA&quot;))">
            <text:p/>
          </table:table-cell>
          <table:table-cell table:style-name="ce62" table:formula="of:=IF([.G985]=&quot;&quot;;&quot;&quot;;TEXT(DATE(YEAR([.G985]);MONTH([.G985]);DAY([.G985]));&quot;AAAA&quot;))">
            <text:p/>
          </table:table-cell>
          <table:table-cell table:style-name="ce62" table:formula="of:=IF([.A985]=&quot;&quot;;&quot;&quot;;TEXT(DATE(YEAR([.A985]);MONTH([.A985]);DAY([.A985]));&quot;MMM&quot;))">
            <text:p/>
          </table:table-cell>
          <table:table-cell table:style-name="ce62" table:formula="of:=IF([.D985]=&quot;&quot;;&quot;&quot;;TEXT(DATE(YEAR([.D985]);MONTH([.D985]);DAY([.D985]));&quot;MMM&quot;))">
            <text:p/>
          </table:table-cell>
          <table:table-cell table:style-name="ce62" table:formula="of:=IF([.G985]=&quot;&quot;;&quot;&quot;;TEXT(DATE(YEAR([.G985]);MONTH([.G985]);DAY([.G985]));&quot;MMM&quot;))">
            <text:p/>
          </table:table-cell>
          <table:table-cell table:style-name="ce70" table:formula="of:=IF([.D985]=&quot;&quot;;&quot;&quot;;TEXT(DATE(YEAR([.D985]);MONTH([.D985]);DAY([.D985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6]=&quot;&quot;;&quot;&quot;;VLOOKUP([.K986];[Contas.$A$1:.$C$54];2;0))">
            <text:p><text:s text:c="2"/></text:p>
          </table:table-cell>
          <table:table-cell table:style-name="ce15" table:formula="of:=IF([.K986]=&quot;&quot;;&quot;&quot;;VLOOKUP([.K986];[Contas.$A$1:.$C$54];3;0))">
            <text:p><text:s text:c="2"/></text:p>
          </table:table-cell>
          <table:table-cell table:style-name="ce16" table:formula="of:=IF([.G986]&lt;&gt;&quot;&quot;;&quot;Pago&quot;;IF(AND([.G986]=&quot;&quot;;[.E986]&lt;&gt;&quot;&quot;;[.F986]&lt;&gt;&quot;&quot;;TODAY()&gt;=[.D986]);&quot;Vencido&quot;;IF(AND([.E986]=&quot;&quot;;[.F986]=&quot;&quot;;[.G986]=&quot;&quot;;[.H986]=&quot;&quot;);&quot;&quot;;&quot;A Vencer&quot;)))">
            <text:p><text:s text:c="2"/></text:p>
          </table:table-cell>
          <table:table-cell table:style-name="ce41" table:formula="of:=IF([.H986]=&quot;&quot;;&quot;&quot;;[.H986]-[.C986])">
            <text:p/>
          </table:table-cell>
          <table:table-cell table:style-name="ce62" table:formula="of:=IF([.A986]=&quot;&quot;;&quot;&quot;;TEXT(DATE(YEAR([.A986]);MONTH([.A986]);DAY([.A986]));&quot;AAAA&quot;))">
            <text:p/>
          </table:table-cell>
          <table:table-cell table:style-name="ce62" table:formula="of:=IF([.D986]=&quot;&quot;;&quot;&quot;;TEXT(DATE(YEAR([.D986]);MONTH([.D986]);DAY([.D986]));&quot;AAAA&quot;))">
            <text:p/>
          </table:table-cell>
          <table:table-cell table:style-name="ce62" table:formula="of:=IF([.G986]=&quot;&quot;;&quot;&quot;;TEXT(DATE(YEAR([.G986]);MONTH([.G986]);DAY([.G986]));&quot;AAAA&quot;))">
            <text:p/>
          </table:table-cell>
          <table:table-cell table:style-name="ce62" table:formula="of:=IF([.A986]=&quot;&quot;;&quot;&quot;;TEXT(DATE(YEAR([.A986]);MONTH([.A986]);DAY([.A986]));&quot;MMM&quot;))">
            <text:p/>
          </table:table-cell>
          <table:table-cell table:style-name="ce62" table:formula="of:=IF([.D986]=&quot;&quot;;&quot;&quot;;TEXT(DATE(YEAR([.D986]);MONTH([.D986]);DAY([.D986]));&quot;MMM&quot;))">
            <text:p/>
          </table:table-cell>
          <table:table-cell table:style-name="ce62" table:formula="of:=IF([.G986]=&quot;&quot;;&quot;&quot;;TEXT(DATE(YEAR([.G986]);MONTH([.G986]);DAY([.G986]));&quot;MMM&quot;))">
            <text:p/>
          </table:table-cell>
          <table:table-cell table:style-name="ce70" table:formula="of:=IF([.D986]=&quot;&quot;;&quot;&quot;;TEXT(DATE(YEAR([.D986]);MONTH([.D986]);DAY([.D986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7]=&quot;&quot;;&quot;&quot;;VLOOKUP([.K987];[Contas.$A$1:.$C$54];2;0))">
            <text:p><text:s text:c="2"/></text:p>
          </table:table-cell>
          <table:table-cell table:style-name="ce15" table:formula="of:=IF([.K987]=&quot;&quot;;&quot;&quot;;VLOOKUP([.K987];[Contas.$A$1:.$C$54];3;0))">
            <text:p><text:s text:c="2"/></text:p>
          </table:table-cell>
          <table:table-cell table:style-name="ce16" table:formula="of:=IF([.G987]&lt;&gt;&quot;&quot;;&quot;Pago&quot;;IF(AND([.G987]=&quot;&quot;;[.E987]&lt;&gt;&quot;&quot;;[.F987]&lt;&gt;&quot;&quot;;TODAY()&gt;=[.D987]);&quot;Vencido&quot;;IF(AND([.E987]=&quot;&quot;;[.F987]=&quot;&quot;;[.G987]=&quot;&quot;;[.H987]=&quot;&quot;);&quot;&quot;;&quot;A Vencer&quot;)))">
            <text:p><text:s text:c="2"/></text:p>
          </table:table-cell>
          <table:table-cell table:style-name="ce41" table:formula="of:=IF([.H987]=&quot;&quot;;&quot;&quot;;[.H987]-[.C987])">
            <text:p/>
          </table:table-cell>
          <table:table-cell table:style-name="ce62" table:formula="of:=IF([.A987]=&quot;&quot;;&quot;&quot;;TEXT(DATE(YEAR([.A987]);MONTH([.A987]);DAY([.A987]));&quot;AAAA&quot;))">
            <text:p/>
          </table:table-cell>
          <table:table-cell table:style-name="ce62" table:formula="of:=IF([.D987]=&quot;&quot;;&quot;&quot;;TEXT(DATE(YEAR([.D987]);MONTH([.D987]);DAY([.D987]));&quot;AAAA&quot;))">
            <text:p/>
          </table:table-cell>
          <table:table-cell table:style-name="ce62" table:formula="of:=IF([.G987]=&quot;&quot;;&quot;&quot;;TEXT(DATE(YEAR([.G987]);MONTH([.G987]);DAY([.G987]));&quot;AAAA&quot;))">
            <text:p/>
          </table:table-cell>
          <table:table-cell table:style-name="ce62" table:formula="of:=IF([.A987]=&quot;&quot;;&quot;&quot;;TEXT(DATE(YEAR([.A987]);MONTH([.A987]);DAY([.A987]));&quot;MMM&quot;))">
            <text:p/>
          </table:table-cell>
          <table:table-cell table:style-name="ce62" table:formula="of:=IF([.D987]=&quot;&quot;;&quot;&quot;;TEXT(DATE(YEAR([.D987]);MONTH([.D987]);DAY([.D987]));&quot;MMM&quot;))">
            <text:p/>
          </table:table-cell>
          <table:table-cell table:style-name="ce62" table:formula="of:=IF([.G987]=&quot;&quot;;&quot;&quot;;TEXT(DATE(YEAR([.G987]);MONTH([.G987]);DAY([.G987]));&quot;MMM&quot;))">
            <text:p/>
          </table:table-cell>
          <table:table-cell table:style-name="ce70" table:formula="of:=IF([.D987]=&quot;&quot;;&quot;&quot;;TEXT(DATE(YEAR([.D987]);MONTH([.D987]);DAY([.D987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8]=&quot;&quot;;&quot;&quot;;VLOOKUP([.K988];[Contas.$A$1:.$C$54];2;0))">
            <text:p><text:s text:c="2"/></text:p>
          </table:table-cell>
          <table:table-cell table:style-name="ce15" table:formula="of:=IF([.K988]=&quot;&quot;;&quot;&quot;;VLOOKUP([.K988];[Contas.$A$1:.$C$54];3;0))">
            <text:p><text:s text:c="2"/></text:p>
          </table:table-cell>
          <table:table-cell table:style-name="ce16" table:formula="of:=IF([.G988]&lt;&gt;&quot;&quot;;&quot;Pago&quot;;IF(AND([.G988]=&quot;&quot;;[.E988]&lt;&gt;&quot;&quot;;[.F988]&lt;&gt;&quot;&quot;;TODAY()&gt;=[.D988]);&quot;Vencido&quot;;IF(AND([.E988]=&quot;&quot;;[.F988]=&quot;&quot;;[.G988]=&quot;&quot;;[.H988]=&quot;&quot;);&quot;&quot;;&quot;A Vencer&quot;)))">
            <text:p><text:s text:c="2"/></text:p>
          </table:table-cell>
          <table:table-cell table:style-name="ce41" table:formula="of:=IF([.H988]=&quot;&quot;;&quot;&quot;;[.H988]-[.C988])">
            <text:p/>
          </table:table-cell>
          <table:table-cell table:style-name="ce62" table:formula="of:=IF([.A988]=&quot;&quot;;&quot;&quot;;TEXT(DATE(YEAR([.A988]);MONTH([.A988]);DAY([.A988]));&quot;AAAA&quot;))">
            <text:p/>
          </table:table-cell>
          <table:table-cell table:style-name="ce62" table:formula="of:=IF([.D988]=&quot;&quot;;&quot;&quot;;TEXT(DATE(YEAR([.D988]);MONTH([.D988]);DAY([.D988]));&quot;AAAA&quot;))">
            <text:p/>
          </table:table-cell>
          <table:table-cell table:style-name="ce62" table:formula="of:=IF([.G988]=&quot;&quot;;&quot;&quot;;TEXT(DATE(YEAR([.G988]);MONTH([.G988]);DAY([.G988]));&quot;AAAA&quot;))">
            <text:p/>
          </table:table-cell>
          <table:table-cell table:style-name="ce62" table:formula="of:=IF([.A988]=&quot;&quot;;&quot;&quot;;TEXT(DATE(YEAR([.A988]);MONTH([.A988]);DAY([.A988]));&quot;MMM&quot;))">
            <text:p/>
          </table:table-cell>
          <table:table-cell table:style-name="ce62" table:formula="of:=IF([.D988]=&quot;&quot;;&quot;&quot;;TEXT(DATE(YEAR([.D988]);MONTH([.D988]);DAY([.D988]));&quot;MMM&quot;))">
            <text:p/>
          </table:table-cell>
          <table:table-cell table:style-name="ce62" table:formula="of:=IF([.G988]=&quot;&quot;;&quot;&quot;;TEXT(DATE(YEAR([.G988]);MONTH([.G988]);DAY([.G988]));&quot;MMM&quot;))">
            <text:p/>
          </table:table-cell>
          <table:table-cell table:style-name="ce70" table:formula="of:=IF([.D988]=&quot;&quot;;&quot;&quot;;TEXT(DATE(YEAR([.D988]);MONTH([.D988]);DAY([.D988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89]=&quot;&quot;;&quot;&quot;;VLOOKUP([.K989];[Contas.$A$1:.$C$54];2;0))">
            <text:p><text:s text:c="2"/></text:p>
          </table:table-cell>
          <table:table-cell table:style-name="ce15" table:formula="of:=IF([.K989]=&quot;&quot;;&quot;&quot;;VLOOKUP([.K989];[Contas.$A$1:.$C$54];3;0))">
            <text:p><text:s text:c="2"/></text:p>
          </table:table-cell>
          <table:table-cell table:style-name="ce16" table:formula="of:=IF([.G989]&lt;&gt;&quot;&quot;;&quot;Pago&quot;;IF(AND([.G989]=&quot;&quot;;[.E989]&lt;&gt;&quot;&quot;;[.F989]&lt;&gt;&quot;&quot;;TODAY()&gt;=[.D989]);&quot;Vencido&quot;;IF(AND([.E989]=&quot;&quot;;[.F989]=&quot;&quot;;[.G989]=&quot;&quot;;[.H989]=&quot;&quot;);&quot;&quot;;&quot;A Vencer&quot;)))">
            <text:p><text:s text:c="2"/></text:p>
          </table:table-cell>
          <table:table-cell table:style-name="ce41" table:formula="of:=IF([.H989]=&quot;&quot;;&quot;&quot;;[.H989]-[.C989])">
            <text:p/>
          </table:table-cell>
          <table:table-cell table:style-name="ce62" table:formula="of:=IF([.A989]=&quot;&quot;;&quot;&quot;;TEXT(DATE(YEAR([.A989]);MONTH([.A989]);DAY([.A989]));&quot;AAAA&quot;))">
            <text:p/>
          </table:table-cell>
          <table:table-cell table:style-name="ce62" table:formula="of:=IF([.D989]=&quot;&quot;;&quot;&quot;;TEXT(DATE(YEAR([.D989]);MONTH([.D989]);DAY([.D989]));&quot;AAAA&quot;))">
            <text:p/>
          </table:table-cell>
          <table:table-cell table:style-name="ce62" table:formula="of:=IF([.G989]=&quot;&quot;;&quot;&quot;;TEXT(DATE(YEAR([.G989]);MONTH([.G989]);DAY([.G989]));&quot;AAAA&quot;))">
            <text:p/>
          </table:table-cell>
          <table:table-cell table:style-name="ce62" table:formula="of:=IF([.A989]=&quot;&quot;;&quot;&quot;;TEXT(DATE(YEAR([.A989]);MONTH([.A989]);DAY([.A989]));&quot;MMM&quot;))">
            <text:p/>
          </table:table-cell>
          <table:table-cell table:style-name="ce62" table:formula="of:=IF([.D989]=&quot;&quot;;&quot;&quot;;TEXT(DATE(YEAR([.D989]);MONTH([.D989]);DAY([.D989]));&quot;MMM&quot;))">
            <text:p/>
          </table:table-cell>
          <table:table-cell table:style-name="ce62" table:formula="of:=IF([.G989]=&quot;&quot;;&quot;&quot;;TEXT(DATE(YEAR([.G989]);MONTH([.G989]);DAY([.G989]));&quot;MMM&quot;))">
            <text:p/>
          </table:table-cell>
          <table:table-cell table:style-name="ce70" table:formula="of:=IF([.D989]=&quot;&quot;;&quot;&quot;;TEXT(DATE(YEAR([.D989]);MONTH([.D989]);DAY([.D989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90]=&quot;&quot;;&quot;&quot;;VLOOKUP([.K990];[Contas.$A$1:.$C$54];2;0))">
            <text:p><text:s text:c="2"/></text:p>
          </table:table-cell>
          <table:table-cell table:style-name="ce15" table:formula="of:=IF([.K990]=&quot;&quot;;&quot;&quot;;VLOOKUP([.K990];[Contas.$A$1:.$C$54];3;0))">
            <text:p><text:s text:c="2"/></text:p>
          </table:table-cell>
          <table:table-cell table:style-name="ce16" table:formula="of:=IF([.G990]&lt;&gt;&quot;&quot;;&quot;Pago&quot;;IF(AND([.G990]=&quot;&quot;;[.E990]&lt;&gt;&quot;&quot;;[.F990]&lt;&gt;&quot;&quot;;TODAY()&gt;=[.D990]);&quot;Vencido&quot;;IF(AND([.E990]=&quot;&quot;;[.F990]=&quot;&quot;;[.G990]=&quot;&quot;;[.H990]=&quot;&quot;);&quot;&quot;;&quot;A Vencer&quot;)))">
            <text:p><text:s text:c="2"/></text:p>
          </table:table-cell>
          <table:table-cell table:style-name="ce41" table:formula="of:=IF([.H990]=&quot;&quot;;&quot;&quot;;[.H990]-[.C990])">
            <text:p/>
          </table:table-cell>
          <table:table-cell table:style-name="ce62" table:formula="of:=IF([.A990]=&quot;&quot;;&quot;&quot;;TEXT(DATE(YEAR([.A990]);MONTH([.A990]);DAY([.A990]));&quot;AAAA&quot;))">
            <text:p/>
          </table:table-cell>
          <table:table-cell table:style-name="ce62" table:formula="of:=IF([.D990]=&quot;&quot;;&quot;&quot;;TEXT(DATE(YEAR([.D990]);MONTH([.D990]);DAY([.D990]));&quot;AAAA&quot;))">
            <text:p/>
          </table:table-cell>
          <table:table-cell table:style-name="ce62" table:formula="of:=IF([.G990]=&quot;&quot;;&quot;&quot;;TEXT(DATE(YEAR([.G990]);MONTH([.G990]);DAY([.G990]));&quot;AAAA&quot;))">
            <text:p/>
          </table:table-cell>
          <table:table-cell table:style-name="ce62" table:formula="of:=IF([.A990]=&quot;&quot;;&quot;&quot;;TEXT(DATE(YEAR([.A990]);MONTH([.A990]);DAY([.A990]));&quot;MMM&quot;))">
            <text:p/>
          </table:table-cell>
          <table:table-cell table:style-name="ce62" table:formula="of:=IF([.D990]=&quot;&quot;;&quot;&quot;;TEXT(DATE(YEAR([.D990]);MONTH([.D990]);DAY([.D990]));&quot;MMM&quot;))">
            <text:p/>
          </table:table-cell>
          <table:table-cell table:style-name="ce62" table:formula="of:=IF([.G990]=&quot;&quot;;&quot;&quot;;TEXT(DATE(YEAR([.G990]);MONTH([.G990]);DAY([.G990]));&quot;MMM&quot;))">
            <text:p/>
          </table:table-cell>
          <table:table-cell table:style-name="ce70" table:formula="of:=IF([.D990]=&quot;&quot;;&quot;&quot;;TEXT(DATE(YEAR([.D990]);MONTH([.D990]);DAY([.D990]));&quot;MMM/AA&quot;))">
            <text:p/>
          </table:table-cell>
          <table:table-cell table:number-columns-repeated="1002"/>
        </table:table-row>
        <table:table-row table:style-name="ro2">
          <table:table-cell table:style-name="ce7"/>
          <table:table-cell table:number-columns-repeated="2"/>
          <table:table-cell table:style-name="ce7"/>
          <table:table-cell/>
          <table:table-cell table:style-name="ce30"/>
          <table:table-cell table:style-name="ce7"/>
          <table:table-cell/>
          <table:table-cell table:style-name="ce103" table:content-validation-name="val2"/>
          <table:table-cell table:style-name="ce81" table:content-validation-name="val3"/>
          <table:table-cell table:style-name="ce78" table:content-validation-name="val4"/>
          <table:table-cell table:style-name="ce15" table:formula="of:=IF([.K991]=&quot;&quot;;&quot;&quot;;VLOOKUP([.K991];[Contas.$A$1:.$C$54];2;0))">
            <text:p><text:s text:c="2"/></text:p>
          </table:table-cell>
          <table:table-cell table:style-name="ce15" table:formula="of:=IF([.K991]=&quot;&quot;;&quot;&quot;;VLOOKUP([.K991];[Contas.$A$1:.$C$54];3;0))">
            <text:p><text:s text:c="2"/></text:p>
          </table:table-cell>
          <table:table-cell table:style-name="ce16" table:formula="of:=IF([.G991]&lt;&gt;&quot;&quot;;&quot;Pago&quot;;IF(AND([.G991]=&quot;&quot;;[.E991]&lt;&gt;&quot;&quot;;[.F991]&lt;&gt;&quot;&quot;;TODAY()&gt;=[.D991]);&quot;Vencido&quot;;IF(AND([.E991]=&quot;&quot;;[.F991]=&quot;&quot;;[.G991]=&quot;&quot;;[.H991]=&quot;&quot;);&quot;&quot;;&quot;A Vencer&quot;)))">
            <text:p><text:s text:c="2"/></text:p>
          </table:table-cell>
          <table:table-cell table:style-name="ce41" table:formula="of:=IF([.H991]=&quot;&quot;;&quot;&quot;;[.H991]-[.C991])">
            <text:p/>
          </table:table-cell>
          <table:table-cell table:style-name="ce62" table:formula="of:=IF([.A991]=&quot;&quot;;&quot;&quot;;TEXT(DATE(YEAR([.A991]);MONTH([.A991]);DAY([.A991]));&quot;AAAA&quot;))">
            <text:p/>
          </table:table-cell>
          <table:table-cell table:style-name="ce62" table:formula="of:=IF([.D991]=&quot;&quot;;&quot;&quot;;TEXT(DATE(YEAR([.D991]);MONTH([.D991]);DAY([.D991]));&quot;AAAA&quot;))">
            <text:p/>
          </table:table-cell>
          <table:table-cell table:style-name="ce62" table:formula="of:=IF([.G991]=&quot;&quot;;&quot;&quot;;TEXT(DATE(YEAR([.G991]);MONTH([.G991]);DAY([.G991]));&quot;AAAA&quot;))">
            <text:p/>
          </table:table-cell>
          <table:table-cell table:style-name="ce62" table:formula="of:=IF([.A991]=&quot;&quot;;&quot;&quot;;TEXT(DATE(YEAR([.A991]);MONTH([.A991]);DAY([.A991]));&quot;MMM&quot;))">
            <text:p/>
          </table:table-cell>
          <table:table-cell table:style-name="ce62" table:formula="of:=IF([.D991]=&quot;&quot;;&quot;&quot;;TEXT(DATE(YEAR([.D991]);MONTH([.D991]);DAY([.D991]));&quot;MMM&quot;))">
            <text:p/>
          </table:table-cell>
          <table:table-cell table:style-name="ce62" table:formula="of:=IF([.G991]=&quot;&quot;;&quot;&quot;;TEXT(DATE(YEAR([.G991]);MONTH([.G991]);DAY([.G991]));&quot;MMM&quot;))">
            <text:p/>
          </table:table-cell>
          <table:table-cell table:style-name="ce70" table:formula="of:=IF([.D991]=&quot;&quot;;&quot;&quot;;TEXT(DATE(YEAR([.D991]);MONTH([.D991]);DAY([.D991]));&quot;MMM/AA&quot;))">
            <text:p/>
          </table:table-cell>
          <table:table-cell table:number-columns-repeated="1002"/>
        </table:table-row>
        <table:table-row table:style-name="ro2" table:visibility="filter">
          <table:table-cell table:style-name="Default" table:number-columns-repeated="22"/>
          <table:table-cell table:number-columns-repeated="1002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content-validation-name="val2"/>
          <table:table-cell table:content-validation-name="val3"/>
          <table:table-cell table:number-columns-repeated="1014"/>
        </table:table-row>
        <table:table-row table:style-name="ro2" table:number-rows-repeated="1047543">
          <table:table-cell table:number-columns-repeated="8"/>
          <table:table-cell table:content-validation-name="val2"/>
          <table:table-cell table:content-validation-name="val3"/>
          <table:table-cell table:number-columns-repeated="1014"/>
        </table:table-row>
        <table:table-row table:style-name="ro3">
          <table:table-cell table:number-columns-repeated="8"/>
          <table:table-cell table:content-validation-name="val2"/>
          <table:table-cell table:content-validation-name="val3"/>
          <table:table-cell table:number-columns-repeated="1014"/>
        </table:table-row>
        <table:table-row table:style-name="ro2" table:number-rows-repeated="38">
          <table:table-cell table:number-columns-repeated="8"/>
          <table:table-cell table:content-validation-name="val2"/>
          <table:table-cell table:content-validation-name="val3"/>
          <table:table-cell table:number-columns-repeated="1014"/>
        </table:table-row>
        <table:table-row table:style-name="ro2">
          <table:table-cell table:number-columns-repeated="8"/>
          <table:table-cell table:content-validation-name="val2"/>
          <table:table-cell table:content-validation-name="val3"/>
          <table:table-cell table:number-columns-repeated="1014"/>
        </table:table-row>
      </table:table>
      <table:table table:name="Vencimentos" table:style-name="ta1">
        <table:table-column table:style-name="co19" table:default-cell-style-name="Pivot_20_Table_20_Field"/>
        <table:table-column table:style-name="co20" table:default-cell-style-name="ce121"/>
        <table:table-column table:style-name="co2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- all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o Vencimento</text:p>
          </table:table-cell>
          <table:table-cell office:value-type="string" calcext:value-type="string">
            <text:p>- all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upo</text:p>
          </table:table-cell>
          <table:table-cell office:value-type="string" calcext:value-type="string">
            <text:p>- all -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14" office:value-type="string" calcext:value-type="string">
            <text:p>Sum - Valor</text:p>
          </table:table-cell>
          <table:table-cell table:style-name="ce122"/>
          <table:table-cell table:number-columns-repeated="2"/>
        </table:table-row>
        <table:table-row table:style-name="ro2">
          <table:table-cell table:style-name="ce115"/>
          <table:table-cell table:style-name="ce123"/>
          <table:table-cell table:number-columns-repeated="2"/>
        </table:table-row>
      </table:table>
      <table:table table:name="Contas" table:style-name="ta1">
        <office:forms form:automatic-focus="false" form:apply-design-mode="false"/>
        <table:table-column table:style-name="co22" table:default-cell-style-name="ce293"/>
        <table:table-column table:style-name="co4" table:default-cell-style-name="ce293"/>
        <table:table-column table:style-name="co23" table:default-cell-style-name="ce293"/>
        <table:table-column table:style-name="co4" table:number-columns-repeated="1018" table:default-cell-style-name="ce293"/>
        <table:table-row table:style-name="ro2">
          <table:table-cell table:style-name="ce292" office:value-type="string" calcext:value-type="string">
            <text:p>Número – Conta</text:p>
          </table:table-cell>
          <table:table-cell table:style-name="ce292" office:value-type="string" calcext:value-type="string">
            <text:p>Grupo</text:p>
          </table:table-cell>
          <table:table-cell table:style-name="ce292" office:value-type="string" calcext:value-type="string">
            <text:p>Subgrup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1 - Dinheiro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Receit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2 - Cartão de Débito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Receit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3 - Cartão de Crédito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Receit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4 - Antecipações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Receit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5 - Cheques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Receit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6 - Outros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Receit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7 - Capital de Giro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Receit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1 - Salári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 - Comissõe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3 - Vale-Transporte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4 - Vale-Alimentação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5 - Extra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7 - Divers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1 - INS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2 - FGT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3 - Féria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4 - Décimo-Terceiro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5 - Rescisões Trabalhista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6 - Divers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lha de Pag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11 - Divers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rnecedo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01 - Embalagen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rnecedor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402 -</text:span> Fornecedor #1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rnecedor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403 -</text:span> Fornecedor #2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rnecedor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404 -</text:span> Fornecedor #3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rnecedor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405 -</text:span> Fornecedor #4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Fornecedo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1 - Pró-Labore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2 - Consumo de Sóci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3 - Honorári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4 - Aluguéi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5 - Água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6 - Luz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7 - Gá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8 - Material de Escritório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0 - Taxas Bancária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1 - Propaganda 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3 - Manutenção 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7 - Despesas Escritório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8 - Divers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Administraçã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1 - ICM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Tribu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2 - PI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Tribu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3 - DARF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Tribu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4 - IRPJ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Tribu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5 - SIMPLE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Tribu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6 - IPTU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Tribu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7 - ECAD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Tribu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- Divers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Tribut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1 - Investiment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Capital Aplic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2 - Amortizaçõe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Capital Aplic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3 - Acordo com Fornecedore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Capital Aplic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4 - Equipament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Capital Aplic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5 - Juros Pag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Capital Aplic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6 - Divers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Capital Aplic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7 - Empréstimos e Financiamentos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Capital Aplicado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'Base de Dados'.A1:'Base de Dados'.V991" table:display-filter-buttons="true" table:orientation="column"/>
      </table:database-ranges>
      <table:data-pilot-tables>
        <table:data-pilot-table table:name="DataPilot2" table:application-data="" table:target-range-address="Vencimentos.A1:Vencimentos.B6" table:buttons="Vencimentos.A1 Vencimentos.A2 Vencimentos.A3" table:show-filter-button="false" table:drill-down-on-double-click="false">
          <table:source-cell-range table:cell-range-address="'Base de Dados'.A1:'Base de Dados'.V991"/>
          <table:data-pilot-field table:source-field-name="Mês/Ano Vencimento" table:orientation="column" table:used-hierarchy="0" table:function="auto">
            <table:data-pilot-level table:show-empty="false" calcext:repeat-item-labels="false">
              <table:data-pilot-members>
                <table:data-pilot-member table:name="01/01/2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s" table:orientation="page" table:used-hierarchy="0" table:function="auto" loext:ignore-selected-page="true" table:selected-page="">
            <table:data-pilot-level table:show-empty="false" calcext:repeat-item-labels="false">
              <table:data-pilot-members>
                <table:data-pilot-member table:name="" table:display="false" table:show-details="true"/>
                <table:data-pilot-member table:name=" Pago 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o Vencimento" table:orientation="page" table:used-hierarchy="0" table:function="auto" loext:ignore-selected-page="true" table:selected-page="2020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used-hierarchy="0" table:function="auto" loext:ignore-selected-page="true" table:selected-page="">
            <table:data-pilot-level table:show-empty="false" calcext:repeat-item-labels="false">
              <table:data-pilot-members>
                <table:data-pilot-member table:name="" table:display="false" table:show-details="true"/>
                <table:data-pilot-member table:name="Receit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istórico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ornecedor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P0" style:volatile="true">
      <number:day number:style="long"/>
      <number:text>/</number:text>
      <number:month number:style="long"/>
      <number:text>/</number:text>
      <number:year/>
    </number:date-style>
    <number:text-style style:name="N121">
      <number:text-content/>
      <style:map style:condition="value()&lt;=1.79769313486232E+308" style:apply-style-name="N121P0"/>
    </number:text-style>
    <number:currency-style style:name="N125P0" style:volatile="true">
      <number:currency-symbol number:language="pt" number:country="BR">R$ 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pt" number:country="BR">R$ 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5P2" style:volatile="true">
      <number:currency-symbol number:language="pt" number:country="BR">R$ 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pt" number:country="BR">R$ </number:currency-symbol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pt" number:country="BR">R$ </number:currency-symbol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percentage-style style:name="N133">
      <number:number number:decimal-places="1" loext:min-decimal-places="1" number:min-integer-digits="1"/>
      <number:text>%</number:text>
    </number:percentage-style>
    <number:number-style style:name="N135P0" style:volatile="true">
      <number:text>R$ </number:text>
      <number:number number:decimal-places="2" loext:min-decimal-places="2" number:min-integer-digits="1" number:grouping="true"/>
    </number:number-style>
    <number:number-style style:name="N135">
      <style:text-properties fo:color="#ff0000"/>
      <number:text>R$ </number:text>
      <number:number number:decimal-places="2" loext:min-decimal-places="2" number:min-integer-digits="1" number:grouping="true"/>
      <style:map style:condition="value()&gt;=0" style:apply-style-name="N135P0"/>
    </number:number-style>
    <number:date-style style:name="N136">
      <number:day-of-week number:style="long"/>
    </number:date-style>
    <number:date-style style:name="N137">
      <number:day-of-week number:style="long"/>
      <number:text>, </number:text>
      <number:day/>
    </number:date-style>
    <number:date-style style:name="N138">
      <number:month number:textual="true"/>
    </number:date-style>
    <number:date-style style:name="N139">
      <number:month number:style="long"/>
    </number:date-style>
    <number:date-style style:name="N140">
      <number:year number:style="long"/>
    </number:date-style>
    <number:date-style style:name="N141">
      <number:day/>
      <number:text>/</number:text>
      <number:month/>
      <number:text>/</number:text>
      <number:year number:style="long"/>
    </number:date-style>
    <number:date-style style:name="N142">
      <number:day/>
      <number:text>/</number:text>
      <number:month number:textual="true"/>
    </number:date-style>
    <number:date-style style:name="N143">
      <number:month number:textual="true"/>
      <number:text>/</number:text>
      <number:year/>
    </number:date-style>
    <number:number-style style:name="N145P0" style:volatile="true">
      <number:number number:decimal-places="3" loext:min-decimal-places="3" number:min-integer-digits="1" number:grouping="true"/>
    </number:number-style>
    <number:number-style style:name="N145">
      <number:text>(</number:text>
      <number:number number:decimal-places="3" loext:min-decimal-places="3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4" loext:min-decimal-places="4" number:min-integer-digits="1" number:grouping="true"/>
    </number:number-style>
    <number:number-style style:name="N147">
      <number:text>(</number:text>
      <number:number number:decimal-places="4" loext:min-decimal-places="4" number:min-integer-digits="1" number:grouping="true"/>
      <number:text>)</number:text>
      <style:map style:condition="value()&gt;=0" style:apply-style-name="N14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9P0" style:volatile="true" number:language="pt" number:country="BR">
      <number:day/>
      <number:text>-</number:text>
      <number:month number:textual="true"/>
    </number:date-style>
    <number:text-style style:name="N10139" number:language="pt" number:country="BR">
      <number:text-content/>
      <style:map style:condition="value()&lt;=1.79769313486232E+308" style:apply-style-name="N10139P0"/>
    </number:text-style>
    <number:number-style style:name="N10143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3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pt" number:country="B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5:55:10.313457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0:32:21.163118828</meta:creation-date>
    <meta:generator>LibreOffice/6.0.7.3$Linux_X86_64 LibreOffice_project/00m0$Build-3</meta:generator>
    <dc:date>2019-05-29T16:07:04.634741489</dc:date>
    <meta:editing-duration>P4DT2H34M48S</meta:editing-duration>
    <meta:editing-cycles>1542</meta:editing-cycles>
    <meta:document-statistic meta:table-count="3" meta:cell-count="11081" meta:object-count="0"/>
  </office:meta>
</office:document-meta>
</file>